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ition (Feet)</text:p>
          </table:table-cell>
          <table:table-cell office:value-type="string" calcext:value-type="string">
            <text:p>Position (Meters)</text:p>
          </table:table-cell>
        </table:table-row>
        <table:table-row table:style-name="ro1">
          <table:table-cell office:value-type="float" office:value="0.0393087999999999" calcext:value-type="float">
            <text:p>0.0393088</text:p>
          </table:table-cell>
          <table:table-cell table:formula="of:=[.A3]*0.3048" office:value-type="float" office:value="0.01198132224" calcext:value-type="float">
            <text:p>0.01198132224</text:p>
          </table:table-cell>
        </table:table-row>
        <table:table-row table:style-name="ro1">
          <table:table-cell office:value-type="float" office:value="0.086187" calcext:value-type="float">
            <text:p>0.086187</text:p>
          </table:table-cell>
          <table:table-cell table:formula="of:=[.A4]*0.3048" office:value-type="float" office:value="0.0262697976" calcext:value-type="float">
            <text:p>0.0262697976</text:p>
          </table:table-cell>
        </table:table-row>
        <table:table-row table:style-name="ro1">
          <table:table-cell office:value-type="float" office:value="0.1343632" calcext:value-type="float">
            <text:p>0.1343632</text:p>
          </table:table-cell>
          <table:table-cell table:formula="of:=[.A5]*0.3048" office:value-type="float" office:value="0.04095390336" calcext:value-type="float">
            <text:p>0.04095390336</text:p>
          </table:table-cell>
        </table:table-row>
        <table:table-row table:style-name="ro1">
          <table:table-cell office:value-type="float" office:value="0.1838379" calcext:value-type="float">
            <text:p>0.1838379</text:p>
          </table:table-cell>
          <table:table-cell table:formula="of:=[.A6]*0.3048" office:value-type="float" office:value="0.05603379192" calcext:value-type="float">
            <text:p>0.05603379192</text:p>
          </table:table-cell>
        </table:table-row>
        <table:table-row table:style-name="ro1">
          <table:table-cell office:value-type="float" office:value="0.2346123" calcext:value-type="float">
            <text:p>0.2346123</text:p>
          </table:table-cell>
          <table:table-cell table:formula="of:=[.A7]*0.3048" office:value-type="float" office:value="0.07150982904" calcext:value-type="float">
            <text:p>0.07150982904</text:p>
          </table:table-cell>
        </table:table-row>
        <table:table-row table:style-name="ro1">
          <table:table-cell office:value-type="float" office:value="0.2866822" calcext:value-type="float">
            <text:p>0.2866822</text:p>
          </table:table-cell>
          <table:table-cell table:formula="of:=[.A8]*0.3048" office:value-type="float" office:value="0.08738073456" calcext:value-type="float">
            <text:p>0.08738073456</text:p>
          </table:table-cell>
        </table:table-row>
        <table:table-row table:style-name="ro1">
          <table:table-cell office:value-type="float" office:value="0.3400452" calcext:value-type="float">
            <text:p>0.3400452</text:p>
          </table:table-cell>
          <table:table-cell table:formula="of:=[.A9]*0.3048" office:value-type="float" office:value="0.10364577696" calcext:value-type="float">
            <text:p>0.10364577696</text:p>
          </table:table-cell>
        </table:table-row>
        <table:table-row table:style-name="ro1">
          <table:table-cell office:value-type="float" office:value="0.3947054" calcext:value-type="float">
            <text:p>0.3947054</text:p>
          </table:table-cell>
          <table:table-cell table:formula="of:=[.A10]*0.3048" office:value-type="float" office:value="0.12030620592" calcext:value-type="float">
            <text:p>0.12030620592</text:p>
          </table:table-cell>
        </table:table-row>
        <table:table-row table:style-name="ro1">
          <table:table-cell office:value-type="float" office:value="0.4506553" calcext:value-type="float">
            <text:p>0.4506553</text:p>
          </table:table-cell>
          <table:table-cell table:formula="of:=[.A11]*0.3048" office:value-type="float" office:value="0.13735973544" calcext:value-type="float">
            <text:p>0.13735973544</text:p>
          </table:table-cell>
        </table:table-row>
        <table:table-row table:style-name="ro1">
          <table:table-cell office:value-type="float" office:value="0.50789475" calcext:value-type="float">
            <text:p>0.50789475</text:p>
          </table:table-cell>
          <table:table-cell table:formula="of:=[.A12]*0.3048" office:value-type="float" office:value="0.1548063198" calcext:value-type="float">
            <text:p>0.1548063198</text:p>
          </table:table-cell>
        </table:table-row>
        <table:table-row table:style-name="ro1">
          <table:table-cell office:value-type="float" office:value="0.5664252" calcext:value-type="float">
            <text:p>0.5664252</text:p>
          </table:table-cell>
          <table:table-cell table:formula="of:=[.A13]*0.3048" office:value-type="float" office:value="0.17264640096" calcext:value-type="float">
            <text:p>0.17264640096</text:p>
          </table:table-cell>
        </table:table-row>
        <table:table-row table:style-name="ro1">
          <table:table-cell office:value-type="float" office:value="0.62624097" calcext:value-type="float">
            <text:p>0.62624097</text:p>
          </table:table-cell>
          <table:table-cell table:formula="of:=[.A14]*0.3048" office:value-type="float" office:value="0.190878247656" calcext:value-type="float">
            <text:p>0.190878247656</text:p>
          </table:table-cell>
        </table:table-row>
        <table:table-row table:style-name="ro1">
          <table:table-cell office:value-type="float" office:value="0.68734127" calcext:value-type="float">
            <text:p>0.68734127</text:p>
          </table:table-cell>
          <table:table-cell table:formula="of:=[.A15]*0.3048" office:value-type="float" office:value="0.209501619096" calcext:value-type="float">
            <text:p>0.209501619096</text:p>
          </table:table-cell>
        </table:table-row>
        <table:table-row table:style-name="ro1">
          <table:table-cell office:value-type="float" office:value="0.74972653" calcext:value-type="float">
            <text:p>0.74972653</text:p>
          </table:table-cell>
          <table:table-cell table:formula="of:=[.A16]*0.3048" office:value-type="float" office:value="0.228516646344" calcext:value-type="float">
            <text:p>0.228516646344</text:p>
          </table:table-cell>
        </table:table-row>
        <table:table-row table:style-name="ro1">
          <table:table-cell office:value-type="float" office:value="0.81338942" calcext:value-type="float">
            <text:p>0.81338942</text:p>
          </table:table-cell>
          <table:table-cell table:formula="of:=[.A17]*0.3048" office:value-type="float" office:value="0.247921095216" calcext:value-type="float">
            <text:p>0.247921095216</text:p>
          </table:table-cell>
        </table:table-row>
        <table:table-row table:style-name="ro1">
          <table:table-cell office:value-type="float" office:value="0.87833041" calcext:value-type="float">
            <text:p>0.87833041</text:p>
          </table:table-cell>
          <table:table-cell table:formula="of:=[.A18]*0.3048" office:value-type="float" office:value="0.267715108968" calcext:value-type="float">
            <text:p>0.267715108968</text:p>
          </table:table-cell>
        </table:table-row>
        <table:table-row table:style-name="ro1">
          <table:table-cell office:value-type="float" office:value="0.94454622" calcext:value-type="float">
            <text:p>0.94454622</text:p>
          </table:table-cell>
          <table:table-cell table:formula="of:=[.A19]*0.3048" office:value-type="float" office:value="0.287897687856" calcext:value-type="float">
            <text:p>0.287897687856</text:p>
          </table:table-cell>
        </table:table-row>
        <table:table-row table:style-name="ro1">
          <table:table-cell office:value-type="float" office:value="1.01203355" calcext:value-type="float">
            <text:p>1.01203355</text:p>
          </table:table-cell>
          <table:table-cell table:formula="of:=[.A20]*0.3048" office:value-type="float" office:value="0.30846782604" calcext:value-type="float">
            <text:p>0.30846782604</text:p>
          </table:table-cell>
        </table:table-row>
        <table:table-row table:style-name="ro1">
          <table:table-cell office:value-type="float" office:value="1.08079067" calcext:value-type="float">
            <text:p>1.08079067</text:p>
          </table:table-cell>
          <table:table-cell table:formula="of:=[.A21]*0.3048" office:value-type="float" office:value="0.329424996216" calcext:value-type="float">
            <text:p>0.329424996216</text:p>
          </table:table-cell>
        </table:table-row>
        <table:table-row table:style-name="ro1">
          <table:table-cell office:value-type="float" office:value="1.15081537" calcext:value-type="float">
            <text:p>1.15081537</text:p>
          </table:table-cell>
          <table:table-cell table:formula="of:=[.A22]*0.3048" office:value-type="float" office:value="0.350768524776" calcext:value-type="float">
            <text:p>0.350768524776</text:p>
          </table:table-cell>
        </table:table-row>
        <table:table-row table:style-name="ro1">
          <table:table-cell office:value-type="float" office:value="1.22210297" calcext:value-type="float">
            <text:p>1.22210297</text:p>
          </table:table-cell>
          <table:table-cell table:formula="of:=[.A23]*0.3048" office:value-type="float" office:value="0.372496985256" calcext:value-type="float">
            <text:p>0.372496985256</text:p>
          </table:table-cell>
        </table:table-row>
        <table:table-row table:style-name="ro1">
          <table:table-cell office:value-type="float" office:value="1.29465421" calcext:value-type="float">
            <text:p>1.29465421</text:p>
          </table:table-cell>
          <table:table-cell table:formula="of:=[.A24]*0.3048" office:value-type="float" office:value="0.394610603208" calcext:value-type="float">
            <text:p>0.394610603208</text:p>
          </table:table-cell>
        </table:table-row>
        <table:table-row table:style-name="ro1">
          <table:table-cell office:value-type="float" office:value="1.36846726" calcext:value-type="float">
            <text:p>1.36846726</text:p>
          </table:table-cell>
          <table:table-cell table:formula="of:=[.A25]*0.3048" office:value-type="float" office:value="0.417108820848" calcext:value-type="float">
            <text:p>0.417108820848</text:p>
          </table:table-cell>
        </table:table-row>
        <table:table-row table:style-name="ro1">
          <table:table-cell office:value-type="float" office:value="1.443539955" calcext:value-type="float">
            <text:p>1.443539955</text:p>
          </table:table-cell>
          <table:table-cell table:formula="of:=[.A26]*0.3048" office:value-type="float" office:value="0.439990978284" calcext:value-type="float">
            <text:p>0.439990978284</text:p>
          </table:table-cell>
        </table:table-row>
        <table:table-row table:style-name="ro1">
          <table:table-cell office:value-type="float" office:value="1.519866541" calcext:value-type="float">
            <text:p>1.519866541</text:p>
          </table:table-cell>
          <table:table-cell table:formula="of:=[.A27]*0.3048" office:value-type="float" office:value="0.4632553216968" calcext:value-type="float">
            <text:p>0.4632553216968</text:p>
          </table:table-cell>
        </table:table-row>
        <table:table-row table:style-name="ro1">
          <table:table-cell office:value-type="float" office:value="1.597452782" calcext:value-type="float">
            <text:p>1.597452782</text:p>
          </table:table-cell>
          <table:table-cell table:formula="of:=[.A28]*0.3048" office:value-type="float" office:value="0.4869036079536" calcext:value-type="float">
            <text:p>0.4869036079536</text:p>
          </table:table-cell>
        </table:table-row>
        <table:table-row table:style-name="ro1">
          <table:table-cell office:value-type="float" office:value="1.67628966" calcext:value-type="float">
            <text:p>1.67628966</text:p>
          </table:table-cell>
          <table:table-cell table:formula="of:=[.A29]*0.3048" office:value-type="float" office:value="0.510933088368" calcext:value-type="float">
            <text:p>0.510933088368</text:p>
          </table:table-cell>
        </table:table-row>
        <table:table-row table:style-name="ro1">
          <table:table-cell office:value-type="float" office:value="1.75637862" calcext:value-type="float">
            <text:p>1.75637862</text:p>
          </table:table-cell>
          <table:table-cell table:formula="of:=[.A30]*0.3048" office:value-type="float" office:value="0.535344203376" calcext:value-type="float">
            <text:p>0.535344203376</text:p>
          </table:table-cell>
        </table:table-row>
        <table:table-row table:style-name="ro1">
          <table:table-cell office:value-type="float" office:value="1.83771604" calcext:value-type="float">
            <text:p>1.83771604</text:p>
          </table:table-cell>
          <table:table-cell table:formula="of:=[.A31]*0.3048" office:value-type="float" office:value="0.560135848992" calcext:value-type="float">
            <text:p>0.560135848992</text:p>
          </table:table-cell>
        </table:table-row>
        <table:table-row table:style-name="ro1">
          <table:table-cell office:value-type="float" office:value="1.92029759" calcext:value-type="float">
            <text:p>1.92029759</text:p>
          </table:table-cell>
          <table:table-cell table:formula="of:=[.A32]*0.3048" office:value-type="float" office:value="0.585306705432" calcext:value-type="float">
            <text:p>0.585306705432</text:p>
          </table:table-cell>
        </table:table-row>
        <table:table-row table:style-name="ro1">
          <table:table-cell office:value-type="float" office:value="2.00412112" calcext:value-type="float">
            <text:p>2.00412112</text:p>
          </table:table-cell>
          <table:table-cell table:formula="of:=[.A33]*0.3048" office:value-type="float" office:value="0.610856117376" calcext:value-type="float">
            <text:p>0.610856117376</text:p>
          </table:table-cell>
        </table:table-row>
        <table:table-row table:style-name="ro1">
          <table:table-cell office:value-type="float" office:value="2.08918446" calcext:value-type="float">
            <text:p>2.08918446</text:p>
          </table:table-cell>
          <table:table-cell table:formula="of:=[.A34]*0.3048" office:value-type="float" office:value="0.636783423408" calcext:value-type="float">
            <text:p>0.636783423408</text:p>
          </table:table-cell>
        </table:table-row>
        <table:table-row table:style-name="ro1">
          <table:table-cell office:value-type="float" office:value="2.17548186" calcext:value-type="float">
            <text:p>2.17548186</text:p>
          </table:table-cell>
          <table:table-cell table:formula="of:=[.A35]*0.3048" office:value-type="float" office:value="0.663086870928" calcext:value-type="float">
            <text:p>0.663086870928</text:p>
          </table:table-cell>
        </table:table-row>
        <table:table-row table:style-name="ro1">
          <table:table-cell office:value-type="float" office:value="2.26300317" calcext:value-type="float">
            <text:p>2.26300317</text:p>
          </table:table-cell>
          <table:table-cell table:formula="of:=[.A36]*0.3048" office:value-type="float" office:value="0.689763366216" calcext:value-type="float">
            <text:p>0.689763366216</text:p>
          </table:table-cell>
        </table:table-row>
        <table:table-row table:style-name="ro1">
          <table:table-cell office:value-type="float" office:value="2.35174769" calcext:value-type="float">
            <text:p>2.35174769</text:p>
          </table:table-cell>
          <table:table-cell table:formula="of:=[.A37]*0.3048" office:value-type="float" office:value="0.716812695912" calcext:value-type="float">
            <text:p>0.716812695912</text:p>
          </table:table-cell>
        </table:table-row>
        <table:table-row table:style-name="ro1">
          <table:table-cell office:value-type="float" office:value="2.44169885" calcext:value-type="float">
            <text:p>2.44169885</text:p>
          </table:table-cell>
          <table:table-cell table:formula="of:=[.A38]*0.3048" office:value-type="float" office:value="0.74422980948" calcext:value-type="float">
            <text:p>0.74422980948</text:p>
          </table:table-cell>
        </table:table-row>
        <table:table-row table:style-name="ro1">
          <table:table-cell office:value-type="float" office:value="2.5328457" calcext:value-type="float">
            <text:p>2.5328457</text:p>
          </table:table-cell>
          <table:table-cell table:formula="of:=[.A39]*0.3048" office:value-type="float" office:value="0.77201136936" calcext:value-type="float">
            <text:p>0.77201136936</text:p>
          </table:table-cell>
        </table:table-row>
        <table:table-row table:style-name="ro1">
          <table:table-cell office:value-type="float" office:value="2.6251769" calcext:value-type="float">
            <text:p>2.6251769</text:p>
          </table:table-cell>
          <table:table-cell table:formula="of:=[.A40]*0.3048" office:value-type="float" office:value="0.80015391912" calcext:value-type="float">
            <text:p>0.80015391912</text:p>
          </table:table-cell>
        </table:table-row>
        <table:table-row table:style-name="ro1">
          <table:table-cell office:value-type="float" office:value="2.7186722" calcext:value-type="float">
            <text:p>2.7186722</text:p>
          </table:table-cell>
          <table:table-cell table:formula="of:=[.A41]*0.3048" office:value-type="float" office:value="0.82865128656" calcext:value-type="float">
            <text:p>0.82865128656</text:p>
          </table:table-cell>
        </table:table-row>
        <table:table-row table:style-name="ro1">
          <table:table-cell office:value-type="float" office:value="2.8133148" calcext:value-type="float">
            <text:p>2.8133148</text:p>
          </table:table-cell>
          <table:table-cell table:formula="of:=[.A42]*0.3048" office:value-type="float" office:value="0.85749835104" calcext:value-type="float">
            <text:p>0.85749835104</text:p>
          </table:table-cell>
        </table:table-row>
        <table:table-row table:style-name="ro1">
          <table:table-cell office:value-type="float" office:value="2.9090825" calcext:value-type="float">
            <text:p>2.9090825</text:p>
          </table:table-cell>
          <table:table-cell table:formula="of:=[.A43]*0.3048" office:value-type="float" office:value="0.886688346" calcext:value-type="float">
            <text:p>0.886688346</text:p>
          </table:table-cell>
        </table:table-row>
        <table:table-row table:style-name="ro1">
          <table:table-cell office:value-type="float" office:value="3.0059515" calcext:value-type="float">
            <text:p>3.0059515</text:p>
          </table:table-cell>
          <table:table-cell table:formula="of:=[.A44]*0.3048" office:value-type="float" office:value="0.9162140172" calcext:value-type="float">
            <text:p>0.9162140172</text:p>
          </table:table-cell>
        </table:table-row>
        <table:table-row table:style-name="ro1">
          <table:table-cell office:value-type="float" office:value="3.1038928" calcext:value-type="float">
            <text:p>3.1038928</text:p>
          </table:table-cell>
          <table:table-cell table:formula="of:=[.A45]*0.3048" office:value-type="float" office:value="0.94606652544" calcext:value-type="float">
            <text:p>0.94606652544</text:p>
          </table:table-cell>
        </table:table-row>
        <table:table-row table:style-name="ro1">
          <table:table-cell office:value-type="float" office:value="3.2028798" calcext:value-type="float">
            <text:p>3.2028798</text:p>
          </table:table-cell>
          <table:table-cell table:formula="of:=[.A46]*0.3048" office:value-type="float" office:value="0.97623776304" calcext:value-type="float">
            <text:p>0.97623776304</text:p>
          </table:table-cell>
        </table:table-row>
        <table:table-row table:style-name="ro1">
          <table:table-cell office:value-type="float" office:value="3.3028808" calcext:value-type="float">
            <text:p>3.3028808</text:p>
          </table:table-cell>
          <table:table-cell table:formula="of:=[.A47]*0.3048" office:value-type="float" office:value="1.00671806784" calcext:value-type="float">
            <text:p>1.00671806784</text:p>
          </table:table-cell>
        </table:table-row>
        <table:table-row table:style-name="ro1">
          <table:table-cell office:value-type="float" office:value="3.4038589" calcext:value-type="float">
            <text:p>3.4038589</text:p>
          </table:table-cell>
          <table:table-cell table:formula="of:=[.A48]*0.3048" office:value-type="float" office:value="1.03749619272" calcext:value-type="float">
            <text:p>1.03749619272</text:p>
          </table:table-cell>
        </table:table-row>
        <table:table-row table:style-name="ro1">
          <table:table-cell office:value-type="float" office:value="3.5057774" calcext:value-type="float">
            <text:p>3.5057774</text:p>
          </table:table-cell>
          <table:table-cell table:formula="of:=[.A49]*0.3048" office:value-type="float" office:value="1.06856095152" calcext:value-type="float">
            <text:p>1.06856095152</text:p>
          </table:table-cell>
        </table:table-row>
        <table:table-row table:style-name="ro1">
          <table:table-cell office:value-type="float" office:value="3.6085992" calcext:value-type="float">
            <text:p>3.6085992</text:p>
          </table:table-cell>
          <table:table-cell table:formula="of:=[.A50]*0.3048" office:value-type="float" office:value="1.09990103616" calcext:value-type="float">
            <text:p>1.09990103616</text:p>
          </table:table-cell>
        </table:table-row>
        <table:table-row table:style-name="ro1">
          <table:table-cell office:value-type="float" office:value="3.7122755" calcext:value-type="float">
            <text:p>3.7122755</text:p>
          </table:table-cell>
          <table:table-cell table:formula="of:=[.A51]*0.3048" office:value-type="float" office:value="1.1315015724" calcext:value-type="float">
            <text:p>1.1315015724</text:p>
          </table:table-cell>
        </table:table-row>
        <table:table-row table:style-name="ro1">
          <table:table-cell office:value-type="float" office:value="3.8167691" calcext:value-type="float">
            <text:p>3.8167691</text:p>
          </table:table-cell>
          <table:table-cell table:formula="of:=[.A52]*0.3048" office:value-type="float" office:value="1.16335122168" calcext:value-type="float">
            <text:p>1.16335122168</text:p>
          </table:table-cell>
        </table:table-row>
        <table:table-row table:style-name="ro1">
          <table:table-cell office:value-type="float" office:value="3.9220333" calcext:value-type="float">
            <text:p>3.9220333</text:p>
          </table:table-cell>
          <table:table-cell table:formula="of:=[.A53]*0.3048" office:value-type="float" office:value="1.19543574984" calcext:value-type="float">
            <text:p>1.19543574984</text:p>
          </table:table-cell>
        </table:table-row>
        <table:table-row table:style-name="ro1">
          <table:table-cell office:value-type="float" office:value="4.028019" calcext:value-type="float">
            <text:p>4.028019</text:p>
          </table:table-cell>
          <table:table-cell table:formula="of:=[.A54]*0.3048" office:value-type="float" office:value="1.2277401912" calcext:value-type="float">
            <text:p>1.2277401912</text:p>
          </table:table-cell>
        </table:table-row>
        <table:table-row table:style-name="ro1">
          <table:table-cell office:value-type="float" office:value="4.1346743" calcext:value-type="float">
            <text:p>4.1346743</text:p>
          </table:table-cell>
          <table:table-cell table:formula="of:=[.A55]*0.3048" office:value-type="float" office:value="1.26024872664" calcext:value-type="float">
            <text:p>1.26024872664</text:p>
          </table:table-cell>
        </table:table-row>
        <table:table-row table:style-name="ro1">
          <table:table-cell office:value-type="float" office:value="4.241956" calcext:value-type="float">
            <text:p>4.241956</text:p>
          </table:table-cell>
          <table:table-cell table:formula="of:=[.A56]*0.3048" office:value-type="float" office:value="1.2929481888" calcext:value-type="float">
            <text:p>1.2929481888</text:p>
          </table:table-cell>
        </table:table-row>
        <table:table-row table:style-name="ro1">
          <table:table-cell office:value-type="float" office:value="4.3498089" calcext:value-type="float">
            <text:p>4.3498089</text:p>
          </table:table-cell>
          <table:table-cell table:formula="of:=[.A57]*0.3048" office:value-type="float" office:value="1.32582175272" calcext:value-type="float">
            <text:p>1.32582175272</text:p>
          </table:table-cell>
        </table:table-row>
        <table:table-row table:style-name="ro1">
          <table:table-cell office:value-type="float" office:value="4.4581816" calcext:value-type="float">
            <text:p>4.4581816</text:p>
          </table:table-cell>
          <table:table-cell table:formula="of:=[.A58]*0.3048" office:value-type="float" office:value="1.35885375168" calcext:value-type="float">
            <text:p>1.35885375168</text:p>
          </table:table-cell>
        </table:table-row>
        <table:table-row table:style-name="ro1">
          <table:table-cell office:value-type="float" office:value="4.5670278" calcext:value-type="float">
            <text:p>4.5670278</text:p>
          </table:table-cell>
          <table:table-cell table:formula="of:=[.A59]*0.3048" office:value-type="float" office:value="1.39203007344" calcext:value-type="float">
            <text:p>1.39203007344</text:p>
          </table:table-cell>
        </table:table-row>
        <table:table-row table:style-name="ro1">
          <table:table-cell office:value-type="float" office:value="4.6762938" calcext:value-type="float">
            <text:p>4.6762938</text:p>
          </table:table-cell>
          <table:table-cell table:formula="of:=[.A60]*0.3048" office:value-type="float" office:value="1.42533435024" calcext:value-type="float">
            <text:p>1.42533435024</text:p>
          </table:table-cell>
        </table:table-row>
        <table:table-row table:style-name="ro1">
          <table:table-cell office:value-type="float" office:value="4.7859304" calcext:value-type="float">
            <text:p>4.7859304</text:p>
          </table:table-cell>
          <table:table-cell table:formula="of:=[.A61]*0.3048" office:value-type="float" office:value="1.45875158592" calcext:value-type="float">
            <text:p>1.45875158592</text:p>
          </table:table-cell>
        </table:table-row>
        <table:table-row table:style-name="ro1">
          <table:table-cell office:value-type="float" office:value="4.8958852" calcext:value-type="float">
            <text:p>4.8958852</text:p>
          </table:table-cell>
          <table:table-cell table:formula="of:=[.A62]*0.3048" office:value-type="float" office:value="1.49226580896" calcext:value-type="float">
            <text:p>1.49226580896</text:p>
          </table:table-cell>
        </table:table-row>
        <table:table-row table:style-name="ro1">
          <table:table-cell office:value-type="float" office:value="5.0061147" calcext:value-type="float">
            <text:p>5.0061147</text:p>
          </table:table-cell>
          <table:table-cell table:formula="of:=[.A63]*0.3048" office:value-type="float" office:value="1.52586376056" calcext:value-type="float">
            <text:p>1.52586376056</text:p>
          </table:table-cell>
        </table:table-row>
        <table:table-row table:style-name="ro1">
          <table:table-cell office:value-type="float" office:value="5.1165605" calcext:value-type="float">
            <text:p>5.1165605</text:p>
          </table:table-cell>
          <table:table-cell table:formula="of:=[.A64]*0.3048" office:value-type="float" office:value="1.5595276404" calcext:value-type="float">
            <text:p>1.5595276404</text:p>
          </table:table-cell>
        </table:table-row>
        <table:table-row table:style-name="ro1">
          <table:table-cell office:value-type="float" office:value="5.227185" calcext:value-type="float">
            <text:p>5.227185</text:p>
          </table:table-cell>
          <table:table-cell table:formula="of:=[.A65]*0.3048" office:value-type="float" office:value="1.593245988" calcext:value-type="float">
            <text:p>1.593245988</text:p>
          </table:table-cell>
        </table:table-row>
        <table:table-row table:style-name="ro1">
          <table:table-cell office:value-type="float" office:value="5.3379292" calcext:value-type="float">
            <text:p>5.3379292</text:p>
          </table:table-cell>
          <table:table-cell table:formula="of:=[.A66]*0.3048" office:value-type="float" office:value="1.62700082016" calcext:value-type="float">
            <text:p>1.62700082016</text:p>
          </table:table-cell>
        </table:table-row>
        <table:table-row table:style-name="ro1">
          <table:table-cell office:value-type="float" office:value="5.4487581" calcext:value-type="float">
            <text:p>5.4487581</text:p>
          </table:table-cell>
          <table:table-cell table:formula="of:=[.A67]*0.3048" office:value-type="float" office:value="1.66078146888" calcext:value-type="float">
            <text:p>1.66078146888</text:p>
          </table:table-cell>
        </table:table-row>
        <table:table-row table:style-name="ro1">
          <table:table-cell office:value-type="float" office:value="5.5596204" calcext:value-type="float">
            <text:p>5.5596204</text:p>
          </table:table-cell>
          <table:table-cell table:formula="of:=[.A68]*0.3048" office:value-type="float" office:value="1.69457229792" calcext:value-type="float">
            <text:p>1.69457229792</text:p>
          </table:table-cell>
        </table:table-row>
        <table:table-row table:style-name="ro1">
          <table:table-cell office:value-type="float" office:value="5.6704755" calcext:value-type="float">
            <text:p>5.6704755</text:p>
          </table:table-cell>
          <table:table-cell table:formula="of:=[.A69]*0.3048" office:value-type="float" office:value="1.7283609324" calcext:value-type="float">
            <text:p>1.7283609324</text:p>
          </table:table-cell>
        </table:table-row>
        <table:table-row table:style-name="ro1">
          <table:table-cell office:value-type="float" office:value="5.7812853" calcext:value-type="float">
            <text:p>5.7812853</text:p>
          </table:table-cell>
          <table:table-cell table:formula="of:=[.A70]*0.3048" office:value-type="float" office:value="1.76213575944" calcext:value-type="float">
            <text:p>1.76213575944</text:p>
          </table:table-cell>
        </table:table-row>
        <table:table-row table:style-name="ro1">
          <table:table-cell office:value-type="float" office:value="5.8920121" calcext:value-type="float">
            <text:p>5.8920121</text:p>
          </table:table-cell>
          <table:table-cell table:formula="of:=[.A71]*0.3048" office:value-type="float" office:value="1.79588528808" calcext:value-type="float">
            <text:p>1.79588528808</text:p>
          </table:table-cell>
        </table:table-row>
        <table:table-row table:style-name="ro1">
          <table:table-cell office:value-type="float" office:value="6.0026169" calcext:value-type="float">
            <text:p>6.0026169</text:p>
          </table:table-cell>
          <table:table-cell table:formula="of:=[.A72]*0.3048" office:value-type="float" office:value="1.82959763112" calcext:value-type="float">
            <text:p>1.82959763112</text:p>
          </table:table-cell>
        </table:table-row>
        <table:table-row table:style-name="ro1">
          <table:table-cell office:value-type="float" office:value="6.1130676" calcext:value-type="float">
            <text:p>6.1130676</text:p>
          </table:table-cell>
          <table:table-cell table:formula="of:=[.A73]*0.3048" office:value-type="float" office:value="1.86326300448" calcext:value-type="float">
            <text:p>1.86326300448</text:p>
          </table:table-cell>
        </table:table-row>
        <table:table-row table:style-name="ro1">
          <table:table-cell office:value-type="float" office:value="6.2233324" calcext:value-type="float">
            <text:p>6.2233324</text:p>
          </table:table-cell>
          <table:table-cell table:formula="of:=[.A74]*0.3048" office:value-type="float" office:value="1.89687171552" calcext:value-type="float">
            <text:p>1.89687171552</text:p>
          </table:table-cell>
        </table:table-row>
        <table:table-row table:style-name="ro1">
          <table:table-cell office:value-type="float" office:value="6.3333774" calcext:value-type="float">
            <text:p>6.3333774</text:p>
          </table:table-cell>
          <table:table-cell table:formula="of:=[.A75]*0.3048" office:value-type="float" office:value="1.93041343152" calcext:value-type="float">
            <text:p>1.93041343152</text:p>
          </table:table-cell>
        </table:table-row>
        <table:table-row table:style-name="ro1">
          <table:table-cell office:value-type="float" office:value="6.4431748" calcext:value-type="float">
            <text:p>6.4431748</text:p>
          </table:table-cell>
          <table:table-cell table:formula="of:=[.A76]*0.3048" office:value-type="float" office:value="1.96387967904" calcext:value-type="float">
            <text:p>1.96387967904</text:p>
          </table:table-cell>
        </table:table-row>
        <table:table-row table:style-name="ro1">
          <table:table-cell office:value-type="float" office:value="6.552701" calcext:value-type="float">
            <text:p>6.552701</text:p>
          </table:table-cell>
          <table:table-cell table:formula="of:=[.A77]*0.3048" office:value-type="float" office:value="1.9972632648" calcext:value-type="float">
            <text:p>1.9972632648</text:p>
          </table:table-cell>
        </table:table-row>
        <table:table-row table:style-name="ro1">
          <table:table-cell office:value-type="float" office:value="6.6619263" calcext:value-type="float">
            <text:p>6.6619263</text:p>
          </table:table-cell>
          <table:table-cell table:formula="of:=[.A78]*0.3048" office:value-type="float" office:value="2.03055513624" calcext:value-type="float">
            <text:p>2.03055513624</text:p>
          </table:table-cell>
        </table:table-row>
        <table:table-row table:style-name="ro1">
          <table:table-cell office:value-type="float" office:value="6.7708344" calcext:value-type="float">
            <text:p>6.7708344</text:p>
          </table:table-cell>
          <table:table-cell table:formula="of:=[.A79]*0.3048" office:value-type="float" office:value="2.06375032512" calcext:value-type="float">
            <text:p>2.06375032512</text:p>
          </table:table-cell>
        </table:table-row>
        <table:table-row table:style-name="ro1">
          <table:table-cell office:value-type="float" office:value="6.8793993" calcext:value-type="float">
            <text:p>6.8793993</text:p>
          </table:table-cell>
          <table:table-cell table:formula="of:=[.A80]*0.3048" office:value-type="float" office:value="2.09684090664" calcext:value-type="float">
            <text:p>2.09684090664</text:p>
          </table:table-cell>
        </table:table-row>
        <table:table-row table:style-name="ro1">
          <table:table-cell office:value-type="float" office:value="6.9875989" calcext:value-type="float">
            <text:p>6.9875989</text:p>
          </table:table-cell>
          <table:table-cell table:formula="of:=[.A81]*0.3048" office:value-type="float" office:value="2.12982014472" calcext:value-type="float">
            <text:p>2.12982014472</text:p>
          </table:table-cell>
        </table:table-row>
        <table:table-row table:style-name="ro1">
          <table:table-cell office:value-type="float" office:value="7.0954213" calcext:value-type="float">
            <text:p>7.0954213</text:p>
          </table:table-cell>
          <table:table-cell table:formula="of:=[.A82]*0.3048" office:value-type="float" office:value="2.16268441224" calcext:value-type="float">
            <text:p>2.16268441224</text:p>
          </table:table-cell>
        </table:table-row>
        <table:table-row table:style-name="ro1">
          <table:table-cell office:value-type="float" office:value="7.2028379" calcext:value-type="float">
            <text:p>7.2028379</text:p>
          </table:table-cell>
          <table:table-cell table:formula="of:=[.A83]*0.3048" office:value-type="float" office:value="2.19542499192" calcext:value-type="float">
            <text:p>2.19542499192</text:p>
          </table:table-cell>
        </table:table-row>
        <table:table-row table:style-name="ro1">
          <table:table-cell office:value-type="float" office:value="7.3098359" calcext:value-type="float">
            <text:p>7.3098359</text:p>
          </table:table-cell>
          <table:table-cell table:formula="of:=[.A84]*0.3048" office:value-type="float" office:value="2.22803798232" calcext:value-type="float">
            <text:p>2.22803798232</text:p>
          </table:table-cell>
        </table:table-row>
        <table:table-row table:style-name="ro1">
          <table:table-cell office:value-type="float" office:value="7.4163961" calcext:value-type="float">
            <text:p>7.4163961</text:p>
          </table:table-cell>
          <table:table-cell table:formula="of:=[.A85]*0.3048" office:value-type="float" office:value="2.26051753128" calcext:value-type="float">
            <text:p>2.26051753128</text:p>
          </table:table-cell>
        </table:table-row>
        <table:table-row table:style-name="ro1">
          <table:table-cell office:value-type="float" office:value="7.5225" calcext:value-type="float">
            <text:p>7.5225</text:p>
          </table:table-cell>
          <table:table-cell table:formula="of:=[.A86]*0.3048" office:value-type="float" office:value="2.292858" calcext:value-type="float">
            <text:p>2.292858</text:p>
          </table:table-cell>
        </table:table-row>
        <table:table-row table:style-name="ro1">
          <table:table-cell office:value-type="float" office:value="7.6281281" calcext:value-type="float">
            <text:p>7.6281281</text:p>
          </table:table-cell>
          <table:table-cell table:formula="of:=[.A87]*0.3048" office:value-type="float" office:value="2.32505344488" calcext:value-type="float">
            <text:p>2.32505344488</text:p>
          </table:table-cell>
        </table:table-row>
        <table:table-row table:style-name="ro1">
          <table:table-cell office:value-type="float" office:value="7.7332649" calcext:value-type="float">
            <text:p>7.7332649</text:p>
          </table:table-cell>
          <table:table-cell table:formula="of:=[.A88]*0.3048" office:value-type="float" office:value="2.35709914152" calcext:value-type="float">
            <text:p>2.35709914152</text:p>
          </table:table-cell>
        </table:table-row>
        <table:table-row table:style-name="ro1">
          <table:table-cell office:value-type="float" office:value="7.8378878" calcext:value-type="float">
            <text:p>7.8378878</text:p>
          </table:table-cell>
          <table:table-cell table:formula="of:=[.A89]*0.3048" office:value-type="float" office:value="2.38898820144" calcext:value-type="float">
            <text:p>2.38898820144</text:p>
          </table:table-cell>
        </table:table-row>
        <table:table-row table:style-name="ro1">
          <table:table-cell office:value-type="float" office:value="7.9419827" calcext:value-type="float">
            <text:p>7.9419827</text:p>
          </table:table-cell>
          <table:table-cell table:formula="of:=[.A90]*0.3048" office:value-type="float" office:value="2.42071632696" calcext:value-type="float">
            <text:p>2.42071632696</text:p>
          </table:table-cell>
        </table:table-row>
        <table:table-row table:style-name="ro1">
          <table:table-cell office:value-type="float" office:value="8.0455303" calcext:value-type="float">
            <text:p>8.0455303</text:p>
          </table:table-cell>
          <table:table-cell table:formula="of:=[.A91]*0.3048" office:value-type="float" office:value="2.45227763544" calcext:value-type="float">
            <text:p>2.45227763544</text:p>
          </table:table-cell>
        </table:table-row>
        <table:table-row table:style-name="ro1">
          <table:table-cell office:value-type="float" office:value="8.1485133" calcext:value-type="float">
            <text:p>8.1485133</text:p>
          </table:table-cell>
          <table:table-cell table:formula="of:=[.A92]*0.3048" office:value-type="float" office:value="2.48366685384" calcext:value-type="float">
            <text:p>2.48366685384</text:p>
          </table:table-cell>
        </table:table-row>
        <table:table-row table:style-name="ro1">
          <table:table-cell office:value-type="float" office:value="8.2509146" calcext:value-type="float">
            <text:p>8.2509146</text:p>
          </table:table-cell>
          <table:table-cell table:formula="of:=[.A93]*0.3048" office:value-type="float" office:value="2.51487877008" calcext:value-type="float">
            <text:p>2.51487877008</text:p>
          </table:table-cell>
        </table:table-row>
        <table:table-row table:style-name="ro1">
          <table:table-cell office:value-type="float" office:value="8.3527131" calcext:value-type="float">
            <text:p>8.3527131</text:p>
          </table:table-cell>
          <table:table-cell table:formula="of:=[.A94]*0.3048" office:value-type="float" office:value="2.54590695288" calcext:value-type="float">
            <text:p>2.54590695288</text:p>
          </table:table-cell>
        </table:table-row>
        <table:table-row table:style-name="ro1">
          <table:table-cell office:value-type="float" office:value="8.453886" calcext:value-type="float">
            <text:p>8.453886</text:p>
          </table:table-cell>
          <table:table-cell table:formula="of:=[.A95]*0.3048" office:value-type="float" office:value="2.5767444528" calcext:value-type="float">
            <text:p>2.5767444528</text:p>
          </table:table-cell>
        </table:table-row>
        <table:table-row table:style-name="ro1">
          <table:table-cell office:value-type="float" office:value="8.5544167" calcext:value-type="float">
            <text:p>8.5544167</text:p>
          </table:table-cell>
          <table:table-cell table:formula="of:=[.A96]*0.3048" office:value-type="float" office:value="2.60738621016" calcext:value-type="float">
            <text:p>2.60738621016</text:p>
          </table:table-cell>
        </table:table-row>
        <table:table-row table:style-name="ro1">
          <table:table-cell office:value-type="float" office:value="8.654284" calcext:value-type="float">
            <text:p>8.654284</text:p>
          </table:table-cell>
          <table:table-cell table:formula="of:=[.A97]*0.3048" office:value-type="float" office:value="2.6378257632" calcext:value-type="float">
            <text:p>2.6378257632</text:p>
          </table:table-cell>
        </table:table-row>
        <table:table-row table:style-name="ro1">
          <table:table-cell office:value-type="float" office:value="8.7534604" calcext:value-type="float">
            <text:p>8.7534604</text:p>
          </table:table-cell>
          <table:table-cell table:formula="of:=[.A98]*0.3048" office:value-type="float" office:value="2.66805472992" calcext:value-type="float">
            <text:p>2.66805472992</text:p>
          </table:table-cell>
        </table:table-row>
        <table:table-row table:style-name="ro1">
          <table:table-cell office:value-type="float" office:value="8.8519263" calcext:value-type="float">
            <text:p>8.8519263</text:p>
          </table:table-cell>
          <table:table-cell table:formula="of:=[.A99]*0.3048" office:value-type="float" office:value="2.69806713624" calcext:value-type="float">
            <text:p>2.69806713624</text:p>
          </table:table-cell>
        </table:table-row>
        <table:table-row table:style-name="ro1">
          <table:table-cell office:value-type="float" office:value="8.9496617" calcext:value-type="float">
            <text:p>8.9496617</text:p>
          </table:table-cell>
          <table:table-cell table:formula="of:=[.A100]*0.3048" office:value-type="float" office:value="2.72785688616" calcext:value-type="float">
            <text:p>2.72785688616</text:p>
          </table:table-cell>
        </table:table-row>
        <table:table-row table:style-name="ro1">
          <table:table-cell office:value-type="float" office:value="9.0466413" calcext:value-type="float">
            <text:p>9.0466413</text:p>
          </table:table-cell>
          <table:table-cell table:formula="of:=[.A101]*0.3048" office:value-type="float" office:value="2.75741626824" calcext:value-type="float">
            <text:p>2.75741626824</text:p>
          </table:table-cell>
        </table:table-row>
        <table:table-row table:style-name="ro1">
          <table:table-cell office:value-type="float" office:value="9.1428399" calcext:value-type="float">
            <text:p>9.1428399</text:p>
          </table:table-cell>
          <table:table-cell table:formula="of:=[.A102]*0.3048" office:value-type="float" office:value="2.78673760152" calcext:value-type="float">
            <text:p>2.78673760152</text:p>
          </table:table-cell>
        </table:table-row>
        <table:table-row table:style-name="ro1">
          <table:table-cell office:value-type="float" office:value="9.2382374" calcext:value-type="float">
            <text:p>9.2382374</text:p>
          </table:table-cell>
          <table:table-cell table:formula="of:=[.A103]*0.3048" office:value-type="float" office:value="2.81581475952" calcext:value-type="float">
            <text:p>2.81581475952</text:p>
          </table:table-cell>
        </table:table-row>
        <table:table-row table:style-name="ro1">
          <table:table-cell office:value-type="float" office:value="9.332808" calcext:value-type="float">
            <text:p>9.332808</text:p>
          </table:table-cell>
          <table:table-cell table:formula="of:=[.A104]*0.3048" office:value-type="float" office:value="2.8446398784" calcext:value-type="float">
            <text:p>2.8446398784</text:p>
          </table:table-cell>
        </table:table-row>
        <table:table-row table:style-name="ro1">
          <table:table-cell office:value-type="float" office:value="9.4265251" calcext:value-type="float">
            <text:p>9.4265251</text:p>
          </table:table-cell>
          <table:table-cell table:formula="of:=[.A105]*0.3048" office:value-type="float" office:value="2.87320485048" calcext:value-type="float">
            <text:p>2.87320485048</text:p>
          </table:table-cell>
        </table:table-row>
        <table:table-row table:style-name="ro1">
          <table:table-cell office:value-type="float" office:value="9.5193634" calcext:value-type="float">
            <text:p>9.5193634</text:p>
          </table:table-cell>
          <table:table-cell table:formula="of:=[.A106]*0.3048" office:value-type="float" office:value="2.90150196432" calcext:value-type="float">
            <text:p>2.90150196432</text:p>
          </table:table-cell>
        </table:table-row>
        <table:table-row table:style-name="ro1">
          <table:table-cell office:value-type="float" office:value="9.6112976" calcext:value-type="float">
            <text:p>9.6112976</text:p>
          </table:table-cell>
          <table:table-cell table:formula="of:=[.A107]*0.3048" office:value-type="float" office:value="2.92952350848" calcext:value-type="float">
            <text:p>2.92952350848</text:p>
          </table:table-cell>
        </table:table-row>
        <table:table-row table:style-name="ro1">
          <table:table-cell office:value-type="float" office:value="9.7022972" calcext:value-type="float">
            <text:p>9.7022972</text:p>
          </table:table-cell>
          <table:table-cell table:formula="of:=[.A108]*0.3048" office:value-type="float" office:value="2.95726018656" calcext:value-type="float">
            <text:p>2.95726018656</text:p>
          </table:table-cell>
        </table:table-row>
        <table:table-row table:style-name="ro1">
          <table:table-cell office:value-type="float" office:value="9.792346" calcext:value-type="float">
            <text:p>9.792346</text:p>
          </table:table-cell>
          <table:table-cell table:formula="of:=[.A109]*0.3048" office:value-type="float" office:value="2.9847070608" calcext:value-type="float">
            <text:p>2.9847070608</text:p>
          </table:table-cell>
        </table:table-row>
        <table:table-row table:style-name="ro1">
          <table:table-cell office:value-type="float" office:value="9.8814068" calcext:value-type="float">
            <text:p>9.8814068</text:p>
          </table:table-cell>
          <table:table-cell table:formula="of:=[.A110]*0.3048" office:value-type="float" office:value="3.01185279264" calcext:value-type="float">
            <text:p>3.01185279264</text:p>
          </table:table-cell>
        </table:table-row>
        <table:table-row table:style-name="ro1">
          <table:table-cell office:value-type="float" office:value="9.9694633" calcext:value-type="float">
            <text:p>9.9694633</text:p>
          </table:table-cell>
          <table:table-cell table:formula="of:=[.A111]*0.3048" office:value-type="float" office:value="3.03869241384" calcext:value-type="float">
            <text:p>3.03869241384</text:p>
          </table:table-cell>
        </table:table-row>
        <table:table-row table:style-name="ro1">
          <table:table-cell office:value-type="float" office:value="10.0564899" calcext:value-type="float">
            <text:p>10.0564899</text:p>
          </table:table-cell>
          <table:table-cell table:formula="of:=[.A112]*0.3048" office:value-type="float" office:value="3.06521812152" calcext:value-type="float">
            <text:p>3.06521812152</text:p>
          </table:table-cell>
        </table:table-row>
        <table:table-row table:style-name="ro1">
          <table:table-cell office:value-type="float" office:value="10.1424656" calcext:value-type="float">
            <text:p>10.1424656</text:p>
          </table:table-cell>
          <table:table-cell table:formula="of:=[.A113]*0.3048" office:value-type="float" office:value="3.09142351488" calcext:value-type="float">
            <text:p>3.09142351488</text:p>
          </table:table-cell>
        </table:table-row>
        <table:table-row table:style-name="ro1">
          <table:table-cell office:value-type="float" office:value="10.2273645" calcext:value-type="float">
            <text:p>10.2273645</text:p>
          </table:table-cell>
          <table:table-cell table:formula="of:=[.A114]*0.3048" office:value-type="float" office:value="3.1173006996" calcext:value-type="float">
            <text:p>3.1173006996</text:p>
          </table:table-cell>
        </table:table-row>
        <table:table-row table:style-name="ro1">
          <table:table-cell office:value-type="float" office:value="10.3111734" calcext:value-type="float">
            <text:p>10.3111734</text:p>
          </table:table-cell>
          <table:table-cell table:formula="of:=[.A115]*0.3048" office:value-type="float" office:value="3.14284565232" calcext:value-type="float">
            <text:p>3.14284565232</text:p>
          </table:table-cell>
        </table:table-row>
        <table:table-row table:style-name="ro1">
          <table:table-cell office:value-type="float" office:value="10.3938694" calcext:value-type="float">
            <text:p>10.3938694</text:p>
          </table:table-cell>
          <table:table-cell table:formula="of:=[.A116]*0.3048" office:value-type="float" office:value="3.16805139312" calcext:value-type="float">
            <text:p>3.16805139312</text:p>
          </table:table-cell>
        </table:table-row>
        <table:table-row table:style-name="ro1">
          <table:table-cell office:value-type="float" office:value="10.4754286" calcext:value-type="float">
            <text:p>10.4754286</text:p>
          </table:table-cell>
          <table:table-cell table:formula="of:=[.A117]*0.3048" office:value-type="float" office:value="3.19291063728" calcext:value-type="float">
            <text:p>3.19291063728</text:p>
          </table:table-cell>
        </table:table-row>
        <table:table-row table:style-name="ro1">
          <table:table-cell office:value-type="float" office:value="10.5558386" calcext:value-type="float">
            <text:p>10.5558386</text:p>
          </table:table-cell>
          <table:table-cell table:formula="of:=[.A118]*0.3048" office:value-type="float" office:value="3.21741960528" calcext:value-type="float">
            <text:p>3.21741960528</text:p>
          </table:table-cell>
        </table:table-row>
        <table:table-row table:style-name="ro1">
          <table:table-cell office:value-type="float" office:value="10.6350813" calcext:value-type="float">
            <text:p>10.6350813</text:p>
          </table:table-cell>
          <table:table-cell table:formula="of:=[.A119]*0.3048" office:value-type="float" office:value="3.24157278024" calcext:value-type="float">
            <text:p>3.24157278024</text:p>
          </table:table-cell>
        </table:table-row>
        <table:table-row table:style-name="ro1">
          <table:table-cell office:value-type="float" office:value="10.71313" calcext:value-type="float">
            <text:p>10.71313</text:p>
          </table:table-cell>
          <table:table-cell table:formula="of:=[.A120]*0.3048" office:value-type="float" office:value="3.265362024" calcext:value-type="float">
            <text:p>3.265362024</text:p>
          </table:table-cell>
        </table:table-row>
        <table:table-row table:style-name="ro1">
          <table:table-cell office:value-type="float" office:value="10.7899799" calcext:value-type="float">
            <text:p>10.7899799</text:p>
          </table:table-cell>
          <table:table-cell table:formula="of:=[.A121]*0.3048" office:value-type="float" office:value="3.28878587352" calcext:value-type="float">
            <text:p>3.28878587352</text:p>
          </table:table-cell>
        </table:table-row>
        <table:table-row table:style-name="ro1">
          <table:table-cell office:value-type="float" office:value="10.8656082" calcext:value-type="float">
            <text:p>10.8656082</text:p>
          </table:table-cell>
          <table:table-cell table:formula="of:=[.A122]*0.3048" office:value-type="float" office:value="3.31183737936" calcext:value-type="float">
            <text:p>3.31183737936</text:p>
          </table:table-cell>
        </table:table-row>
        <table:table-row table:style-name="ro1">
          <table:table-cell office:value-type="float" office:value="10.9400034" calcext:value-type="float">
            <text:p>10.9400034</text:p>
          </table:table-cell>
          <table:table-cell table:formula="of:=[.A123]*0.3048" office:value-type="float" office:value="3.33451303632" calcext:value-type="float">
            <text:p>3.33451303632</text:p>
          </table:table-cell>
        </table:table-row>
        <table:table-row table:style-name="ro1">
          <table:table-cell office:value-type="float" office:value="11.0131512" calcext:value-type="float">
            <text:p>11.0131512</text:p>
          </table:table-cell>
          <table:table-cell table:formula="of:=[.A124]*0.3048" office:value-type="float" office:value="3.35680848576" calcext:value-type="float">
            <text:p>3.35680848576</text:p>
          </table:table-cell>
        </table:table-row>
        <table:table-row table:style-name="ro1">
          <table:table-cell office:value-type="float" office:value="11.0850353" calcext:value-type="float">
            <text:p>11.0850353</text:p>
          </table:table-cell>
          <table:table-cell table:formula="of:=[.A125]*0.3048" office:value-type="float" office:value="3.37871875944" calcext:value-type="float">
            <text:p>3.37871875944</text:p>
          </table:table-cell>
        </table:table-row>
        <table:table-row table:style-name="ro1">
          <table:table-cell office:value-type="float" office:value="11.1556463" calcext:value-type="float">
            <text:p>11.1556463</text:p>
          </table:table-cell>
          <table:table-cell table:formula="of:=[.A126]*0.3048" office:value-type="float" office:value="3.40024099224" calcext:value-type="float">
            <text:p>3.40024099224</text:p>
          </table:table-cell>
        </table:table-row>
        <table:table-row table:style-name="ro1">
          <table:table-cell office:value-type="float" office:value="11.2249765" calcext:value-type="float">
            <text:p>11.2249765</text:p>
          </table:table-cell>
          <table:table-cell table:formula="of:=[.A127]*0.3048" office:value-type="float" office:value="3.4213728372" calcext:value-type="float">
            <text:p>3.4213728372</text:p>
          </table:table-cell>
        </table:table-row>
        <table:table-row table:style-name="ro1">
          <table:table-cell office:value-type="float" office:value="11.2930117" calcext:value-type="float">
            <text:p>11.2930117</text:p>
          </table:table-cell>
          <table:table-cell table:formula="of:=[.A128]*0.3048" office:value-type="float" office:value="3.44210996616" calcext:value-type="float">
            <text:p>3.44210996616</text:p>
          </table:table-cell>
        </table:table-row>
        <table:table-row table:style-name="ro1">
          <table:table-cell office:value-type="float" office:value="11.359746" calcext:value-type="float">
            <text:p>11.359746</text:p>
          </table:table-cell>
          <table:table-cell table:formula="of:=[.A129]*0.3048" office:value-type="float" office:value="3.4624505808" calcext:value-type="float">
            <text:p>3.4624505808</text:p>
          </table:table-cell>
        </table:table-row>
        <table:table-row table:style-name="ro1">
          <table:table-cell office:value-type="float" office:value="11.4251699" calcext:value-type="float">
            <text:p>11.4251699</text:p>
          </table:table-cell>
          <table:table-cell table:formula="of:=[.A130]*0.3048" office:value-type="float" office:value="3.48239178552" calcext:value-type="float">
            <text:p>3.48239178552</text:p>
          </table:table-cell>
        </table:table-row>
        <table:table-row table:style-name="ro1">
          <table:table-cell office:value-type="float" office:value="11.4892778" calcext:value-type="float">
            <text:p>11.4892778</text:p>
          </table:table-cell>
          <table:table-cell table:formula="of:=[.A131]*0.3048" office:value-type="float" office:value="3.50193187344" calcext:value-type="float">
            <text:p>3.50193187344</text:p>
          </table:table-cell>
        </table:table-row>
        <table:table-row table:style-name="ro1">
          <table:table-cell office:value-type="float" office:value="11.55206" calcext:value-type="float">
            <text:p>11.55206</text:p>
          </table:table-cell>
          <table:table-cell table:formula="of:=[.A132]*0.3048" office:value-type="float" office:value="3.521067888" calcext:value-type="float">
            <text:p>3.521067888</text:p>
          </table:table-cell>
        </table:table-row>
        <table:table-row table:style-name="ro1">
          <table:table-cell office:value-type="float" office:value="11.613515" calcext:value-type="float">
            <text:p>11.613515</text:p>
          </table:table-cell>
          <table:table-cell table:formula="of:=[.A133]*0.3048" office:value-type="float" office:value="3.539799372" calcext:value-type="float">
            <text:p>3.539799372</text:p>
          </table:table-cell>
        </table:table-row>
        <table:table-row table:style-name="ro1">
          <table:table-cell office:value-type="float" office:value="11.673634" calcext:value-type="float">
            <text:p>11.673634</text:p>
          </table:table-cell>
          <table:table-cell table:formula="of:=[.A134]*0.3048" office:value-type="float" office:value="3.5581236432" calcext:value-type="float">
            <text:p>3.5581236432</text:p>
          </table:table-cell>
        </table:table-row>
        <table:table-row table:style-name="ro1">
          <table:table-cell office:value-type="float" office:value="11.73241" calcext:value-type="float">
            <text:p>11.73241</text:p>
          </table:table-cell>
          <table:table-cell table:formula="of:=[.A135]*0.3048" office:value-type="float" office:value="3.576038568" calcext:value-type="float">
            <text:p>3.576038568</text:p>
          </table:table-cell>
        </table:table-row>
        <table:table-row table:style-name="ro1">
          <table:table-cell office:value-type="float" office:value="11.789841" calcext:value-type="float">
            <text:p>11.789841</text:p>
          </table:table-cell>
          <table:table-cell table:formula="of:=[.A136]*0.3048" office:value-type="float" office:value="3.5935435368" calcext:value-type="float">
            <text:p>3.5935435368</text:p>
          </table:table-cell>
        </table:table-row>
        <table:table-row table:style-name="ro1">
          <table:table-cell office:value-type="float" office:value="11.845923" calcext:value-type="float">
            <text:p>11.845923</text:p>
          </table:table-cell>
          <table:table-cell table:formula="of:=[.A137]*0.3048" office:value-type="float" office:value="3.6106373304" calcext:value-type="float">
            <text:p>3.6106373304</text:p>
          </table:table-cell>
        </table:table-row>
        <table:table-row table:style-name="ro1">
          <table:table-cell office:value-type="float" office:value="11.900651" calcext:value-type="float">
            <text:p>11.900651</text:p>
          </table:table-cell>
          <table:table-cell table:formula="of:=[.A138]*0.3048" office:value-type="float" office:value="3.6273184248" calcext:value-type="float">
            <text:p>3.6273184248</text:p>
          </table:table-cell>
        </table:table-row>
        <table:table-row table:style-name="ro1">
          <table:table-cell office:value-type="float" office:value="11.954021" calcext:value-type="float">
            <text:p>11.954021</text:p>
          </table:table-cell>
          <table:table-cell table:formula="of:=[.A139]*0.3048" office:value-type="float" office:value="3.6435856008" calcext:value-type="float">
            <text:p>3.6435856008</text:p>
          </table:table-cell>
        </table:table-row>
        <table:table-row table:style-name="ro1">
          <table:table-cell office:value-type="float" office:value="12.006029" calcext:value-type="float">
            <text:p>12.006029</text:p>
          </table:table-cell>
          <table:table-cell table:formula="of:=[.A140]*0.3048" office:value-type="float" office:value="3.6594376392" calcext:value-type="float">
            <text:p>3.6594376392</text:p>
          </table:table-cell>
        </table:table-row>
        <table:table-row table:style-name="ro1">
          <table:table-cell office:value-type="float" office:value="12.056673" calcext:value-type="float">
            <text:p>12.056673</text:p>
          </table:table-cell>
          <table:table-cell table:formula="of:=[.A141]*0.3048" office:value-type="float" office:value="3.6748739304" calcext:value-type="float">
            <text:p>3.6748739304</text:p>
          </table:table-cell>
        </table:table-row>
        <table:table-row table:style-name="ro1">
          <table:table-cell office:value-type="float" office:value="12.105947" calcext:value-type="float">
            <text:p>12.105947</text:p>
          </table:table-cell>
          <table:table-cell table:formula="of:=[.A142]*0.3048" office:value-type="float" office:value="3.6898926456" calcext:value-type="float">
            <text:p>3.6898926456</text:p>
          </table:table-cell>
        </table:table-row>
        <table:table-row table:style-name="ro1">
          <table:table-cell office:value-type="float" office:value="12.15385" calcext:value-type="float">
            <text:p>12.15385</text:p>
          </table:table-cell>
          <table:table-cell table:formula="of:=[.A143]*0.3048" office:value-type="float" office:value="3.70449348" calcext:value-type="float">
            <text:p>3.70449348</text:p>
          </table:table-cell>
        </table:table-row>
        <table:table-row table:style-name="ro1">
          <table:table-cell office:value-type="float" office:value="12.200374" calcext:value-type="float">
            <text:p>12.200374</text:p>
          </table:table-cell>
          <table:table-cell table:formula="of:=[.A144]*0.3048" office:value-type="float" office:value="3.7186739952" calcext:value-type="float">
            <text:p>3.7186739952</text:p>
          </table:table-cell>
        </table:table-row>
        <table:table-row table:style-name="ro1">
          <table:table-cell office:value-type="float" office:value="12.245516" calcext:value-type="float">
            <text:p>12.245516</text:p>
          </table:table-cell>
          <table:table-cell table:formula="of:=[.A145]*0.3048" office:value-type="float" office:value="3.7324332768" calcext:value-type="float">
            <text:p>3.7324332768</text:p>
          </table:table-cell>
        </table:table-row>
        <table:table-row table:style-name="ro1">
          <table:table-cell office:value-type="float" office:value="12.28927" calcext:value-type="float">
            <text:p>12.28927</text:p>
          </table:table-cell>
          <table:table-cell table:formula="of:=[.A146]*0.3048" office:value-type="float" office:value="3.745769496" calcext:value-type="float">
            <text:p>3.745769496</text:p>
          </table:table-cell>
        </table:table-row>
        <table:table-row table:style-name="ro1">
          <table:table-cell office:value-type="float" office:value="12.331633" calcext:value-type="float">
            <text:p>12.331633</text:p>
          </table:table-cell>
          <table:table-cell table:formula="of:=[.A147]*0.3048" office:value-type="float" office:value="3.7586817384" calcext:value-type="float">
            <text:p>3.7586817384</text:p>
          </table:table-cell>
        </table:table-row>
        <table:table-row table:style-name="ro1">
          <table:table-cell office:value-type="float" office:value="12.372594" calcext:value-type="float">
            <text:p>12.372594</text:p>
          </table:table-cell>
          <table:table-cell table:formula="of:=[.A148]*0.3048" office:value-type="float" office:value="3.7711666512" calcext:value-type="float">
            <text:p>3.7711666512</text:p>
          </table:table-cell>
        </table:table-row>
        <table:table-row table:style-name="ro1">
          <table:table-cell office:value-type="float" office:value="12.412153" calcext:value-type="float">
            <text:p>12.412153</text:p>
          </table:table-cell>
          <table:table-cell table:formula="of:=[.A149]*0.3048" office:value-type="float" office:value="3.7832242344" calcext:value-type="float">
            <text:p>3.7832242344</text:p>
          </table:table-cell>
        </table:table-row>
        <table:table-row table:style-name="ro1">
          <table:table-cell office:value-type="float" office:value="12.450308" calcext:value-type="float">
            <text:p>12.450308</text:p>
          </table:table-cell>
          <table:table-cell table:formula="of:=[.A150]*0.3048" office:value-type="float" office:value="3.7948538784" calcext:value-type="float">
            <text:p>3.7948538784</text:p>
          </table:table-cell>
        </table:table-row>
        <table:table-row table:style-name="ro1">
          <table:table-cell office:value-type="float" office:value="12.487049" calcext:value-type="float">
            <text:p>12.487049</text:p>
          </table:table-cell>
          <table:table-cell table:formula="of:=[.A151]*0.3048" office:value-type="float" office:value="3.8060525352" calcext:value-type="float">
            <text:p>3.8060525352</text:p>
          </table:table-cell>
        </table:table-row>
        <table:table-row table:style-name="ro1">
          <table:table-cell office:value-type="float" office:value="12.522371" calcext:value-type="float">
            <text:p>12.522371</text:p>
          </table:table-cell>
          <table:table-cell table:formula="of:=[.A152]*0.3048" office:value-type="float" office:value="3.8168186808" calcext:value-type="float">
            <text:p>3.8168186808</text:p>
          </table:table-cell>
        </table:table-row>
        <table:table-row table:style-name="ro1">
          <table:table-cell office:value-type="float" office:value="12.556268" calcext:value-type="float">
            <text:p>12.556268</text:p>
          </table:table-cell>
          <table:table-cell table:formula="of:=[.A153]*0.3048" office:value-type="float" office:value="3.8271504864" calcext:value-type="float">
            <text:p>3.8271504864</text:p>
          </table:table-cell>
        </table:table-row>
        <table:table-row table:style-name="ro1">
          <table:table-cell office:value-type="float" office:value="12.588737" calcext:value-type="float">
            <text:p>12.588737</text:p>
          </table:table-cell>
          <table:table-cell table:formula="of:=[.A154]*0.3048" office:value-type="float" office:value="3.8370470376" calcext:value-type="float">
            <text:p>3.8370470376</text:p>
          </table:table-cell>
        </table:table-row>
        <table:table-row table:style-name="ro1">
          <table:table-cell office:value-type="float" office:value="12.61977" calcext:value-type="float">
            <text:p>12.61977</text:p>
          </table:table-cell>
          <table:table-cell table:formula="of:=[.A155]*0.3048" office:value-type="float" office:value="3.846505896" calcext:value-type="float">
            <text:p>3.846505896</text:p>
          </table:table-cell>
        </table:table-row>
        <table:table-row table:style-name="ro1">
          <table:table-cell office:value-type="float" office:value="12.649364" calcext:value-type="float">
            <text:p>12.649364</text:p>
          </table:table-cell>
          <table:table-cell table:formula="of:=[.A156]*0.3048" office:value-type="float" office:value="3.8555261472" calcext:value-type="float">
            <text:p>3.8555261472</text:p>
          </table:table-cell>
        </table:table-row>
        <table:table-row table:style-name="ro1">
          <table:table-cell office:value-type="float" office:value="12.677514" calcext:value-type="float">
            <text:p>12.677514</text:p>
          </table:table-cell>
          <table:table-cell table:formula="of:=[.A157]*0.3048" office:value-type="float" office:value="3.8641062672" calcext:value-type="float">
            <text:p>3.8641062672</text:p>
          </table:table-cell>
        </table:table-row>
        <table:table-row table:style-name="ro1">
          <table:table-cell office:value-type="float" office:value="12.704217" calcext:value-type="float">
            <text:p>12.704217</text:p>
          </table:table-cell>
          <table:table-cell table:formula="of:=[.A158]*0.3048" office:value-type="float" office:value="3.8722453416" calcext:value-type="float">
            <text:p>3.8722453416</text:p>
          </table:table-cell>
        </table:table-row>
        <table:table-row table:style-name="ro1">
          <table:table-cell office:value-type="float" office:value="12.729472" calcext:value-type="float">
            <text:p>12.729472</text:p>
          </table:table-cell>
          <table:table-cell table:formula="of:=[.A159]*0.3048" office:value-type="float" office:value="3.8799430656" calcext:value-type="float">
            <text:p>3.8799430656</text:p>
          </table:table-cell>
        </table:table-row>
        <table:table-row table:style-name="ro1">
          <table:table-cell office:value-type="float" office:value="12.753276" calcext:value-type="float">
            <text:p>12.753276</text:p>
          </table:table-cell>
          <table:table-cell table:formula="of:=[.A160]*0.3048" office:value-type="float" office:value="3.8871985248" calcext:value-type="float">
            <text:p>3.8871985248</text:p>
          </table:table-cell>
        </table:table-row>
        <table:table-row table:style-name="ro1">
          <table:table-cell office:value-type="float" office:value="12.775633" calcext:value-type="float">
            <text:p>12.775633</text:p>
          </table:table-cell>
          <table:table-cell table:formula="of:=[.A161]*0.3048" office:value-type="float" office:value="3.8940129384" calcext:value-type="float">
            <text:p>3.8940129384</text:p>
          </table:table-cell>
        </table:table-row>
        <table:table-row table:style-name="ro1">
          <table:table-cell office:value-type="float" office:value="12.796543" calcext:value-type="float">
            <text:p>12.796543</text:p>
          </table:table-cell>
          <table:table-cell table:formula="of:=[.A162]*0.3048" office:value-type="float" office:value="3.9003863064" calcext:value-type="float">
            <text:p>3.9003863064</text:p>
          </table:table-cell>
        </table:table-row>
        <table:table-row table:style-name="ro1">
          <table:table-cell office:value-type="float" office:value="12.816003" calcext:value-type="float">
            <text:p>12.816003</text:p>
          </table:table-cell>
          <table:table-cell table:formula="of:=[.A163]*0.3048" office:value-type="float" office:value="3.9063177144" calcext:value-type="float">
            <text:p>3.9063177144</text:p>
          </table:table-cell>
        </table:table-row>
        <table:table-row table:style-name="ro1">
          <table:table-cell office:value-type="float" office:value="12.834028" calcext:value-type="float">
            <text:p>12.834028</text:p>
          </table:table-cell>
          <table:table-cell table:formula="of:=[.A164]*0.3048" office:value-type="float" office:value="3.9118117344" calcext:value-type="float">
            <text:p>3.9118117344</text:p>
          </table:table-cell>
        </table:table-row>
        <table:table-row table:style-name="ro1">
          <table:table-cell office:value-type="float" office:value="12.850619" calcext:value-type="float">
            <text:p>12.850619</text:p>
          </table:table-cell>
          <table:table-cell table:formula="of:=[.A165]*0.3048" office:value-type="float" office:value="3.9168686712" calcext:value-type="float">
            <text:p>3.9168686712</text:p>
          </table:table-cell>
        </table:table-row>
        <table:table-row table:style-name="ro1">
          <table:table-cell office:value-type="float" office:value="12.865783" calcext:value-type="float">
            <text:p>12.865783</text:p>
          </table:table-cell>
          <table:table-cell table:formula="of:=[.A166]*0.3048" office:value-type="float" office:value="3.9214906584" calcext:value-type="float">
            <text:p>3.9214906584</text:p>
          </table:table-cell>
        </table:table-row>
        <table:table-row table:style-name="ro1">
          <table:table-cell office:value-type="float" office:value="12.879531" calcext:value-type="float">
            <text:p>12.879531</text:p>
          </table:table-cell>
          <table:table-cell table:formula="of:=[.A167]*0.3048" office:value-type="float" office:value="3.9256810488" calcext:value-type="float">
            <text:p>3.9256810488</text:p>
          </table:table-cell>
        </table:table-row>
        <table:table-row table:style-name="ro1">
          <table:table-cell office:value-type="float" office:value="12.891868" calcext:value-type="float">
            <text:p>12.891868</text:p>
          </table:table-cell>
          <table:table-cell table:formula="of:=[.A168]*0.3048" office:value-type="float" office:value="3.9294413664" calcext:value-type="float">
            <text:p>3.9294413664</text:p>
          </table:table-cell>
        </table:table-row>
        <table:table-row table:style-name="ro1">
          <table:table-cell office:value-type="float" office:value="12.902816" calcext:value-type="float">
            <text:p>12.902816</text:p>
          </table:table-cell>
          <table:table-cell table:formula="of:=[.A169]*0.3048" office:value-type="float" office:value="3.9327783168" calcext:value-type="float">
            <text:p>3.9327783168</text:p>
          </table:table-cell>
        </table:table-row>
        <table:table-row table:style-name="ro1">
          <table:table-cell office:value-type="float" office:value="12.912383" calcext:value-type="float">
            <text:p>12.912383</text:p>
          </table:table-cell>
          <table:table-cell table:formula="of:=[.A170]*0.3048" office:value-type="float" office:value="3.9356943384" calcext:value-type="float">
            <text:p>3.9356943384</text:p>
          </table:table-cell>
        </table:table-row>
        <table:table-row table:style-name="ro1">
          <table:table-cell office:value-type="float" office:value="12.920588" calcext:value-type="float">
            <text:p>12.920588</text:p>
          </table:table-cell>
          <table:table-cell table:formula="of:=[.A171]*0.3048" office:value-type="float" office:value="3.9381952224" calcext:value-type="float">
            <text:p>3.9381952224</text:p>
          </table:table-cell>
        </table:table-row>
        <table:table-row table:style-name="ro1">
          <table:table-cell office:value-type="float" office:value="12.927448" calcext:value-type="float">
            <text:p>12.927448</text:p>
          </table:table-cell>
          <table:table-cell table:formula="of:=[.A172]*0.3048" office:value-type="float" office:value="3.9402861504" calcext:value-type="float">
            <text:p>3.9402861504</text:p>
          </table:table-cell>
        </table:table-row>
        <table:table-row table:style-name="ro1">
          <table:table-cell office:value-type="float" office:value="12.932992" calcext:value-type="float">
            <text:p>12.932992</text:p>
          </table:table-cell>
          <table:table-cell table:formula="of:=[.A173]*0.3048" office:value-type="float" office:value="3.9419759616" calcext:value-type="float">
            <text:p>3.9419759616</text:p>
          </table:table-cell>
        </table:table-row>
        <table:table-row table:style-name="ro1">
          <table:table-cell office:value-type="float" office:value="12.937234" calcext:value-type="float">
            <text:p>12.937234</text:p>
          </table:table-cell>
          <table:table-cell table:formula="of:=[.A174]*0.3048" office:value-type="float" office:value="3.9432689232" calcext:value-type="float">
            <text:p>3.9432689232</text:p>
          </table:table-cell>
        </table:table-row>
        <table:table-row table:style-name="ro1">
          <table:table-cell office:value-type="float" office:value="12.940205" calcext:value-type="float">
            <text:p>12.940205</text:p>
          </table:table-cell>
          <table:table-cell table:formula="of:=[.A175]*0.3048" office:value-type="float" office:value="3.944174484" calcext:value-type="float">
            <text:p>3.944174484</text:p>
          </table:table-cell>
        </table:table-row>
        <table:table-row table:style-name="ro1">
          <table:table-cell office:value-type="float" office:value="12.941924" calcext:value-type="float">
            <text:p>12.941924</text:p>
          </table:table-cell>
          <table:table-cell table:formula="of:=[.A176]*0.3048" office:value-type="float" office:value="3.9446984352" calcext:value-type="float">
            <text:p>3.9446984352</text:p>
          </table:table-cell>
        </table:table-row>
        <table:table-row table:style-name="ro1">
          <table:table-cell office:value-type="float" office:value="12.942428" calcext:value-type="float">
            <text:p>12.942428</text:p>
          </table:table-cell>
          <table:table-cell table:formula="of:=[.A177]*0.3048" office:value-type="float" office:value="3.9448520544" calcext:value-type="float">
            <text:p>3.9448520544</text:p>
          </table:table-cell>
        </table:table-row>
        <table:table-row table:style-name="ro1">
          <table:table-cell office:value-type="float" office:value="12.941741" calcext:value-type="float">
            <text:p>12.941741</text:p>
          </table:table-cell>
          <table:table-cell table:formula="of:=[.A178]*0.3048" office:value-type="float" office:value="3.9446426568" calcext:value-type="float">
            <text:p>3.9446426568</text:p>
          </table:table-cell>
        </table:table-row>
        <table:table-row table:style-name="ro1">
          <table:table-cell office:value-type="float" office:value="12.939898" calcext:value-type="float">
            <text:p>12.939898</text:p>
          </table:table-cell>
          <table:table-cell table:formula="of:=[.A179]*0.3048" office:value-type="float" office:value="3.9440809104" calcext:value-type="float">
            <text:p>3.9440809104</text:p>
          </table:table-cell>
        </table:table-row>
        <table:table-row table:style-name="ro1">
          <table:table-cell office:value-type="float" office:value="12.936931" calcext:value-type="float">
            <text:p>12.936931</text:p>
          </table:table-cell>
          <table:table-cell table:formula="of:=[.A180]*0.3048" office:value-type="float" office:value="3.9431765688" calcext:value-type="float">
            <text:p>3.9431765688</text:p>
          </table:table-cell>
        </table:table-row>
        <table:table-row table:style-name="ro1">
          <table:table-cell office:value-type="float" office:value="12.932875" calcext:value-type="float">
            <text:p>12.932875</text:p>
          </table:table-cell>
          <table:table-cell table:formula="of:=[.A181]*0.3048" office:value-type="float" office:value="3.9419403" calcext:value-type="float">
            <text:p>3.9419403</text:p>
          </table:table-cell>
        </table:table-row>
        <table:table-row table:style-name="ro1">
          <table:table-cell office:value-type="float" office:value="12.927766" calcext:value-type="float">
            <text:p>12.927766</text:p>
          </table:table-cell>
          <table:table-cell table:formula="of:=[.A182]*0.3048" office:value-type="float" office:value="3.9403830768" calcext:value-type="float">
            <text:p>3.9403830768</text:p>
          </table:table-cell>
        </table:table-row>
        <table:table-row table:style-name="ro1">
          <table:table-cell office:value-type="float" office:value="12.921638" calcext:value-type="float">
            <text:p>12.921638</text:p>
          </table:table-cell>
          <table:table-cell table:formula="of:=[.A183]*0.3048" office:value-type="float" office:value="3.9385152624" calcext:value-type="float">
            <text:p>3.9385152624</text:p>
          </table:table-cell>
        </table:table-row>
        <table:table-row table:style-name="ro1">
          <table:table-cell office:value-type="float" office:value="12.91453" calcext:value-type="float">
            <text:p>12.91453</text:p>
          </table:table-cell>
          <table:table-cell table:formula="of:=[.A184]*0.3048" office:value-type="float" office:value="3.936348744" calcext:value-type="float">
            <text:p>3.936348744</text:p>
          </table:table-cell>
        </table:table-row>
        <table:table-row table:style-name="ro1">
          <table:table-cell office:value-type="float" office:value="12.906479" calcext:value-type="float">
            <text:p>12.906479</text:p>
          </table:table-cell>
          <table:table-cell table:formula="of:=[.A185]*0.3048" office:value-type="float" office:value="3.9338947992" calcext:value-type="float">
            <text:p>3.9338947992</text:p>
          </table:table-cell>
        </table:table-row>
        <table:table-row table:style-name="ro1">
          <table:table-cell office:value-type="float" office:value="12.89752" calcext:value-type="float">
            <text:p>12.89752</text:p>
          </table:table-cell>
          <table:table-cell table:formula="of:=[.A186]*0.3048" office:value-type="float" office:value="3.931164096" calcext:value-type="float">
            <text:p>3.931164096</text:p>
          </table:table-cell>
        </table:table-row>
        <table:table-row table:style-name="ro1">
          <table:table-cell office:value-type="float" office:value="12.887693" calcext:value-type="float">
            <text:p>12.887693</text:p>
          </table:table-cell>
          <table:table-cell table:formula="of:=[.A187]*0.3048" office:value-type="float" office:value="3.9281688264" calcext:value-type="float">
            <text:p>3.9281688264</text:p>
          </table:table-cell>
        </table:table-row>
        <table:table-row table:style-name="ro1">
          <table:table-cell office:value-type="float" office:value="12.877035" calcext:value-type="float">
            <text:p>12.877035</text:p>
          </table:table-cell>
          <table:table-cell table:formula="of:=[.A188]*0.3048" office:value-type="float" office:value="3.924920268" calcext:value-type="float">
            <text:p>3.924920268</text:p>
          </table:table-cell>
        </table:table-row>
        <table:table-row table:style-name="ro1">
          <table:table-cell office:value-type="float" office:value="12.865582" calcext:value-type="float">
            <text:p>12.865582</text:p>
          </table:table-cell>
          <table:table-cell table:formula="of:=[.A189]*0.3048" office:value-type="float" office:value="3.9214293936" calcext:value-type="float">
            <text:p>3.9214293936</text:p>
          </table:table-cell>
        </table:table-row>
        <table:table-row table:style-name="ro1">
          <table:table-cell office:value-type="float" office:value="12.853372" calcext:value-type="float">
            <text:p>12.853372</text:p>
          </table:table-cell>
          <table:table-cell table:formula="of:=[.A190]*0.3048" office:value-type="float" office:value="3.9177077856" calcext:value-type="float">
            <text:p>3.9177077856</text:p>
          </table:table-cell>
        </table:table-row>
        <table:table-row table:style-name="ro1">
          <table:table-cell office:value-type="float" office:value="12.840441" calcext:value-type="float">
            <text:p>12.840441</text:p>
          </table:table-cell>
          <table:table-cell table:formula="of:=[.A191]*0.3048" office:value-type="float" office:value="3.9137664168" calcext:value-type="float">
            <text:p>3.9137664168</text:p>
          </table:table-cell>
        </table:table-row>
        <table:table-row table:style-name="ro1">
          <table:table-cell office:value-type="float" office:value="12.826822" calcext:value-type="float">
            <text:p>12.826822</text:p>
          </table:table-cell>
          <table:table-cell table:formula="of:=[.A192]*0.3048" office:value-type="float" office:value="3.9096153456" calcext:value-type="float">
            <text:p>3.9096153456</text:p>
          </table:table-cell>
        </table:table-row>
        <table:table-row table:style-name="ro1">
          <table:table-cell office:value-type="float" office:value="12.812551" calcext:value-type="float">
            <text:p>12.812551</text:p>
          </table:table-cell>
          <table:table-cell table:formula="of:=[.A193]*0.3048" office:value-type="float" office:value="3.9052655448" calcext:value-type="float">
            <text:p>3.9052655448</text:p>
          </table:table-cell>
        </table:table-row>
        <table:table-row table:style-name="ro1">
          <table:table-cell office:value-type="float" office:value="12.797663" calcext:value-type="float">
            <text:p>12.797663</text:p>
          </table:table-cell>
          <table:table-cell table:formula="of:=[.A194]*0.3048" office:value-type="float" office:value="3.9007276824" calcext:value-type="float">
            <text:p>3.9007276824</text:p>
          </table:table-cell>
        </table:table-row>
        <table:table-row table:style-name="ro1">
          <table:table-cell office:value-type="float" office:value="12.782186" calcext:value-type="float">
            <text:p>12.782186</text:p>
          </table:table-cell>
          <table:table-cell table:formula="of:=[.A195]*0.3048" office:value-type="float" office:value="3.8960102928" calcext:value-type="float">
            <text:p>3.8960102928</text:p>
          </table:table-cell>
        </table:table-row>
        <table:table-row table:style-name="ro1">
          <table:table-cell office:value-type="float" office:value="12.766152" calcext:value-type="float">
            <text:p>12.766152</text:p>
          </table:table-cell>
          <table:table-cell table:formula="of:=[.A196]*0.3048" office:value-type="float" office:value="3.8911231296" calcext:value-type="float">
            <text:p>3.8911231296</text:p>
          </table:table-cell>
        </table:table-row>
        <table:table-row table:style-name="ro1">
          <table:table-cell office:value-type="float" office:value="12.749598" calcext:value-type="float">
            <text:p>12.749598</text:p>
          </table:table-cell>
          <table:table-cell table:formula="of:=[.A197]*0.3048" office:value-type="float" office:value="3.8860774704" calcext:value-type="float">
            <text:p>3.8860774704</text:p>
          </table:table-cell>
        </table:table-row>
        <table:table-row table:style-name="ro1">
          <table:table-cell office:value-type="float" office:value="12.732547" calcext:value-type="float">
            <text:p>12.732547</text:p>
          </table:table-cell>
          <table:table-cell table:formula="of:=[.A198]*0.3048" office:value-type="float" office:value="3.8808803256" calcext:value-type="float">
            <text:p>3.8808803256</text:p>
          </table:table-cell>
        </table:table-row>
        <table:table-row table:style-name="ro1">
          <table:table-cell office:value-type="float" office:value="12.715029" calcext:value-type="float">
            <text:p>12.715029</text:p>
          </table:table-cell>
          <table:table-cell table:formula="of:=[.A199]*0.3048" office:value-type="float" office:value="3.8755408392" calcext:value-type="float">
            <text:p>3.8755408392</text:p>
          </table:table-cell>
        </table:table-row>
        <table:table-row table:style-name="ro1">
          <table:table-cell office:value-type="float" office:value="12.697074" calcext:value-type="float">
            <text:p>12.697074</text:p>
          </table:table-cell>
          <table:table-cell table:formula="of:=[.A200]*0.3048" office:value-type="float" office:value="3.8700681552" calcext:value-type="float">
            <text:p>3.8700681552</text:p>
          </table:table-cell>
        </table:table-row>
        <table:table-row table:style-name="ro1">
          <table:table-cell office:value-type="float" office:value="12.678705" calcext:value-type="float">
            <text:p>12.678705</text:p>
          </table:table-cell>
          <table:table-cell table:formula="of:=[.A201]*0.3048" office:value-type="float" office:value="3.864469284" calcext:value-type="float">
            <text:p>3.864469284</text:p>
          </table:table-cell>
        </table:table-row>
        <table:table-row table:style-name="ro1">
          <table:table-cell office:value-type="float" office:value="12.65995" calcext:value-type="float">
            <text:p>12.65995</text:p>
          </table:table-cell>
          <table:table-cell table:formula="of:=[.A202]*0.3048" office:value-type="float" office:value="3.85875276" calcext:value-type="float">
            <text:p>3.85875276</text:p>
          </table:table-cell>
        </table:table-row>
        <table:table-row table:style-name="ro1">
          <table:table-cell office:value-type="float" office:value="12.640834" calcext:value-type="float">
            <text:p>12.640834</text:p>
          </table:table-cell>
          <table:table-cell table:formula="of:=[.A203]*0.3048" office:value-type="float" office:value="3.8529262032" calcext:value-type="float">
            <text:p>3.8529262032</text:p>
          </table:table-cell>
        </table:table-row>
        <table:table-row table:style-name="ro1">
          <table:table-cell office:value-type="float" office:value="12.62138" calcext:value-type="float">
            <text:p>12.62138</text:p>
          </table:table-cell>
          <table:table-cell table:formula="of:=[.A204]*0.3048" office:value-type="float" office:value="3.846996624" calcext:value-type="float">
            <text:p>3.846996624</text:p>
          </table:table-cell>
        </table:table-row>
        <table:table-row table:style-name="ro1">
          <table:table-cell office:value-type="float" office:value="12.601616" calcext:value-type="float">
            <text:p>12.601616</text:p>
          </table:table-cell>
          <table:table-cell table:formula="of:=[.A205]*0.3048" office:value-type="float" office:value="3.8409725568" calcext:value-type="float">
            <text:p>3.8409725568</text:p>
          </table:table-cell>
        </table:table-row>
        <table:table-row table:style-name="ro1">
          <table:table-cell office:value-type="float" office:value="12.581566" calcext:value-type="float">
            <text:p>12.581566</text:p>
          </table:table-cell>
          <table:table-cell table:formula="of:=[.A206]*0.3048" office:value-type="float" office:value="3.8348613168" calcext:value-type="float">
            <text:p>3.8348613168</text:p>
          </table:table-cell>
        </table:table-row>
        <table:table-row table:style-name="ro1">
          <table:table-cell office:value-type="float" office:value="12.561254" calcext:value-type="float">
            <text:p>12.561254</text:p>
          </table:table-cell>
          <table:table-cell table:formula="of:=[.A207]*0.3048" office:value-type="float" office:value="3.8286702192" calcext:value-type="float">
            <text:p>3.8286702192</text:p>
          </table:table-cell>
        </table:table-row>
        <table:table-row table:style-name="ro1">
          <table:table-cell office:value-type="float" office:value="12.540706" calcext:value-type="float">
            <text:p>12.540706</text:p>
          </table:table-cell>
          <table:table-cell table:formula="of:=[.A208]*0.3048" office:value-type="float" office:value="3.8224071888" calcext:value-type="float">
            <text:p>3.8224071888</text:p>
          </table:table-cell>
        </table:table-row>
        <table:table-row table:style-name="ro1">
          <table:table-cell office:value-type="float" office:value="12.519953" calcext:value-type="float">
            <text:p>12.519953</text:p>
          </table:table-cell>
          <table:table-cell table:formula="of:=[.A209]*0.3048" office:value-type="float" office:value="3.8160816744" calcext:value-type="float">
            <text:p>3.8160816744</text:p>
          </table:table-cell>
        </table:table-row>
        <table:table-row table:style-name="ro1">
          <table:table-cell office:value-type="float" office:value="12.499016" calcext:value-type="float">
            <text:p>12.499016</text:p>
          </table:table-cell>
          <table:table-cell table:formula="of:=[.A210]*0.3048" office:value-type="float" office:value="3.8097000768" calcext:value-type="float">
            <text:p>3.8097000768</text:p>
          </table:table-cell>
        </table:table-row>
        <table:table-row table:style-name="ro1">
          <table:table-cell office:value-type="float" office:value="12.477923" calcext:value-type="float">
            <text:p>12.477923</text:p>
          </table:table-cell>
          <table:table-cell table:formula="of:=[.A211]*0.3048" office:value-type="float" office:value="3.8032709304" calcext:value-type="float">
            <text:p>3.8032709304</text:p>
          </table:table-cell>
        </table:table-row>
        <table:table-row table:style-name="ro1">
          <table:table-cell office:value-type="float" office:value="12.456707" calcext:value-type="float">
            <text:p>12.456707</text:p>
          </table:table-cell>
          <table:table-cell table:formula="of:=[.A212]*0.3048" office:value-type="float" office:value="3.7968042936" calcext:value-type="float">
            <text:p>3.7968042936</text:p>
          </table:table-cell>
        </table:table-row>
        <table:table-row table:style-name="ro1">
          <table:table-cell office:value-type="float" office:value="12.435391" calcext:value-type="float">
            <text:p>12.435391</text:p>
          </table:table-cell>
          <table:table-cell table:formula="of:=[.A213]*0.3048" office:value-type="float" office:value="3.7903071768" calcext:value-type="float">
            <text:p>3.7903071768</text:p>
          </table:table-cell>
        </table:table-row>
        <table:table-row table:style-name="ro1">
          <table:table-cell office:value-type="float" office:value="12.414006" calcext:value-type="float">
            <text:p>12.414006</text:p>
          </table:table-cell>
          <table:table-cell table:formula="of:=[.A214]*0.3048" office:value-type="float" office:value="3.7837890288" calcext:value-type="float">
            <text:p>3.7837890288</text:p>
          </table:table-cell>
        </table:table-row>
        <table:table-row table:style-name="ro1">
          <table:table-cell office:value-type="float" office:value="12.39258" calcext:value-type="float">
            <text:p>12.39258</text:p>
          </table:table-cell>
          <table:table-cell table:formula="of:=[.A215]*0.3048" office:value-type="float" office:value="3.777258384" calcext:value-type="float">
            <text:p>3.777258384</text:p>
          </table:table-cell>
        </table:table-row>
        <table:table-row table:style-name="ro1">
          <table:table-cell office:value-type="float" office:value="12.371143" calcext:value-type="float">
            <text:p>12.371143</text:p>
          </table:table-cell>
          <table:table-cell table:formula="of:=[.A216]*0.3048" office:value-type="float" office:value="3.7707243864" calcext:value-type="float">
            <text:p>3.7707243864</text:p>
          </table:table-cell>
        </table:table-row>
        <table:table-row table:style-name="ro1">
          <table:table-cell office:value-type="float" office:value="12.34973" calcext:value-type="float">
            <text:p>12.34973</text:p>
          </table:table-cell>
          <table:table-cell table:formula="of:=[.A217]*0.3048" office:value-type="float" office:value="3.764197704" calcext:value-type="float">
            <text:p>3.764197704</text:p>
          </table:table-cell>
        </table:table-row>
        <table:table-row table:style-name="ro1">
          <table:table-cell office:value-type="float" office:value="12.328371" calcext:value-type="float">
            <text:p>12.328371</text:p>
          </table:table-cell>
          <table:table-cell table:formula="of:=[.A218]*0.3048" office:value-type="float" office:value="3.7576874808" calcext:value-type="float">
            <text:p>3.7576874808</text:p>
          </table:table-cell>
        </table:table-row>
        <table:table-row table:style-name="ro1">
          <table:table-cell office:value-type="float" office:value="12.307096" calcext:value-type="float">
            <text:p>12.307096</text:p>
          </table:table-cell>
          <table:table-cell table:formula="of:=[.A219]*0.3048" office:value-type="float" office:value="3.7512028608" calcext:value-type="float">
            <text:p>3.7512028608</text:p>
          </table:table-cell>
        </table:table-row>
        <table:table-row table:style-name="ro1">
          <table:table-cell office:value-type="float" office:value="12.285942" calcext:value-type="float">
            <text:p>12.285942</text:p>
          </table:table-cell>
          <table:table-cell table:formula="of:=[.A220]*0.3048" office:value-type="float" office:value="3.7447551216" calcext:value-type="float">
            <text:p>3.7447551216</text:p>
          </table:table-cell>
        </table:table-row>
        <table:table-row table:style-name="ro1">
          <table:table-cell office:value-type="float" office:value="12.264941" calcext:value-type="float">
            <text:p>12.264941</text:p>
          </table:table-cell>
          <table:table-cell table:formula="of:=[.A221]*0.3048" office:value-type="float" office:value="3.7383540168" calcext:value-type="float">
            <text:p>3.7383540168</text:p>
          </table:table-cell>
        </table:table-row>
        <table:table-row table:style-name="ro1">
          <table:table-cell office:value-type="float" office:value="12.244123" calcext:value-type="float">
            <text:p>12.244123</text:p>
          </table:table-cell>
          <table:table-cell table:formula="of:=[.A222]*0.3048" office:value-type="float" office:value="3.7320086904" calcext:value-type="float">
            <text:p>3.7320086904</text:p>
          </table:table-cell>
        </table:table-row>
        <table:table-row table:style-name="ro1">
          <table:table-cell office:value-type="float" office:value="12.223521" calcext:value-type="float">
            <text:p>12.223521</text:p>
          </table:table-cell>
          <table:table-cell table:formula="of:=[.A223]*0.3048" office:value-type="float" office:value="3.7257292008" calcext:value-type="float">
            <text:p>3.7257292008</text:p>
          </table:table-cell>
        </table:table-row>
        <table:table-row table:style-name="ro1">
          <table:table-cell office:value-type="float" office:value="12.203168" calcext:value-type="float">
            <text:p>12.203168</text:p>
          </table:table-cell>
          <table:table-cell table:formula="of:=[.A224]*0.3048" office:value-type="float" office:value="3.7195256064" calcext:value-type="float">
            <text:p>3.7195256064</text:p>
          </table:table-cell>
        </table:table-row>
        <table:table-row table:style-name="ro1">
          <table:table-cell office:value-type="float" office:value="12.183089" calcext:value-type="float">
            <text:p>12.183089</text:p>
          </table:table-cell>
          <table:table-cell table:formula="of:=[.A225]*0.3048" office:value-type="float" office:value="3.7134055272" calcext:value-type="float">
            <text:p>3.7134055272</text:p>
          </table:table-cell>
        </table:table-row>
        <table:table-row table:style-name="ro1">
          <table:table-cell office:value-type="float" office:value="12.163316" calcext:value-type="float">
            <text:p>12.163316</text:p>
          </table:table-cell>
          <table:table-cell table:formula="of:=[.A226]*0.3048" office:value-type="float" office:value="3.7073787168" calcext:value-type="float">
            <text:p>3.7073787168</text:p>
          </table:table-cell>
        </table:table-row>
        <table:table-row table:style-name="ro1">
          <table:table-cell office:value-type="float" office:value="12.143876" calcext:value-type="float">
            <text:p>12.143876</text:p>
          </table:table-cell>
          <table:table-cell table:formula="of:=[.A227]*0.3048" office:value-type="float" office:value="3.7014534048" calcext:value-type="float">
            <text:p>3.7014534048</text:p>
          </table:table-cell>
        </table:table-row>
        <table:table-row table:style-name="ro1">
          <table:table-cell office:value-type="float" office:value="12.124792" calcext:value-type="float">
            <text:p>12.124792</text:p>
          </table:table-cell>
          <table:table-cell table:formula="of:=[.A228]*0.3048" office:value-type="float" office:value="3.6956366016" calcext:value-type="float">
            <text:p>3.6956366016</text:p>
          </table:table-cell>
        </table:table-row>
        <table:table-row table:style-name="ro1">
          <table:table-cell office:value-type="float" office:value="12.10609" calcext:value-type="float">
            <text:p>12.10609</text:p>
          </table:table-cell>
          <table:table-cell table:formula="of:=[.A229]*0.3048" office:value-type="float" office:value="3.689936232" calcext:value-type="float">
            <text:p>3.689936232</text:p>
          </table:table-cell>
        </table:table-row>
        <table:table-row table:style-name="ro1">
          <table:table-cell office:value-type="float" office:value="12.08779" calcext:value-type="float">
            <text:p>12.08779</text:p>
          </table:table-cell>
          <table:table-cell table:formula="of:=[.A230]*0.3048" office:value-type="float" office:value="3.684358392" calcext:value-type="float">
            <text:p>3.684358392</text:p>
          </table:table-cell>
        </table:table-row>
        <table:table-row table:style-name="ro1">
          <table:table-cell office:value-type="float" office:value="12.069907" calcext:value-type="float">
            <text:p>12.069907</text:p>
          </table:table-cell>
          <table:table-cell table:formula="of:=[.A231]*0.3048" office:value-type="float" office:value="3.6789076536" calcext:value-type="float">
            <text:p>3.6789076536</text:p>
          </table:table-cell>
        </table:table-row>
        <table:table-row table:style-name="ro1">
          <table:table-cell office:value-type="float" office:value="12.052464" calcext:value-type="float">
            <text:p>12.052464</text:p>
          </table:table-cell>
          <table:table-cell table:formula="of:=[.A232]*0.3048" office:value-type="float" office:value="3.6735910272" calcext:value-type="float">
            <text:p>3.6735910272</text:p>
          </table:table-cell>
        </table:table-row>
        <table:table-row table:style-name="ro1">
          <table:table-cell office:value-type="float" office:value="12.035468" calcext:value-type="float">
            <text:p>12.035468</text:p>
          </table:table-cell>
          <table:table-cell table:formula="of:=[.A233]*0.3048" office:value-type="float" office:value="3.6684106464" calcext:value-type="float">
            <text:p>3.6684106464</text:p>
          </table:table-cell>
        </table:table-row>
        <table:table-row table:style-name="ro1">
          <table:table-cell office:value-type="float" office:value="12.018931" calcext:value-type="float">
            <text:p>12.018931</text:p>
          </table:table-cell>
          <table:table-cell table:formula="of:=[.A234]*0.3048" office:value-type="float" office:value="3.6633701688" calcext:value-type="float">
            <text:p>3.6633701688</text:p>
          </table:table-cell>
        </table:table-row>
        <table:table-row table:style-name="ro1">
          <table:table-cell office:value-type="float" office:value="12.002866" calcext:value-type="float">
            <text:p>12.002866</text:p>
          </table:table-cell>
          <table:table-cell table:formula="of:=[.A235]*0.3048" office:value-type="float" office:value="3.6584735568" calcext:value-type="float">
            <text:p>3.6584735568</text:p>
          </table:table-cell>
        </table:table-row>
        <table:table-row table:style-name="ro1">
          <table:table-cell office:value-type="float" office:value="11.987276" calcext:value-type="float">
            <text:p>11.987276</text:p>
          </table:table-cell>
          <table:table-cell table:formula="of:=[.A236]*0.3048" office:value-type="float" office:value="3.6537217248" calcext:value-type="float">
            <text:p>3.6537217248</text:p>
          </table:table-cell>
        </table:table-row>
        <table:table-row table:style-name="ro1">
          <table:table-cell office:value-type="float" office:value="11.972165" calcext:value-type="float">
            <text:p>11.972165</text:p>
          </table:table-cell>
          <table:table-cell table:formula="of:=[.A237]*0.3048" office:value-type="float" office:value="3.649115892" calcext:value-type="float">
            <text:p>3.649115892</text:p>
          </table:table-cell>
        </table:table-row>
        <table:table-row table:style-name="ro1">
          <table:table-cell office:value-type="float" office:value="11.957534" calcext:value-type="float">
            <text:p>11.957534</text:p>
          </table:table-cell>
          <table:table-cell table:formula="of:=[.A238]*0.3048" office:value-type="float" office:value="3.6446563632" calcext:value-type="float">
            <text:p>3.6446563632</text:p>
          </table:table-cell>
        </table:table-row>
        <table:table-row table:style-name="ro1">
          <table:table-cell office:value-type="float" office:value="11.943383" calcext:value-type="float">
            <text:p>11.943383</text:p>
          </table:table-cell>
          <table:table-cell table:formula="of:=[.A239]*0.3048" office:value-type="float" office:value="3.6403431384" calcext:value-type="float">
            <text:p>3.6403431384</text:p>
          </table:table-cell>
        </table:table-row>
        <table:table-row table:style-name="ro1">
          <table:table-cell office:value-type="float" office:value="11.929709" calcext:value-type="float">
            <text:p>11.929709</text:p>
          </table:table-cell>
          <table:table-cell table:formula="of:=[.A240]*0.3048" office:value-type="float" office:value="3.6361753032" calcext:value-type="float">
            <text:p>3.6361753032</text:p>
          </table:table-cell>
        </table:table-row>
        <table:table-row table:style-name="ro1">
          <table:table-cell office:value-type="float" office:value="11.916509" calcext:value-type="float">
            <text:p>11.916509</text:p>
          </table:table-cell>
          <table:table-cell table:formula="of:=[.A241]*0.3048" office:value-type="float" office:value="3.6321519432" calcext:value-type="float">
            <text:p>3.6321519432</text:p>
          </table:table-cell>
        </table:table-row>
        <table:table-row table:style-name="ro1">
          <table:table-cell office:value-type="float" office:value="11.903777" calcext:value-type="float">
            <text:p>11.903777</text:p>
          </table:table-cell>
          <table:table-cell table:formula="of:=[.A242]*0.3048" office:value-type="float" office:value="3.6282712296" calcext:value-type="float">
            <text:p>3.6282712296</text:p>
          </table:table-cell>
        </table:table-row>
        <table:table-row table:style-name="ro1">
          <table:table-cell office:value-type="float" office:value="11.891514" calcext:value-type="float">
            <text:p>11.891514</text:p>
          </table:table-cell>
          <table:table-cell table:formula="of:=[.A243]*0.3048" office:value-type="float" office:value="3.6245334672" calcext:value-type="float">
            <text:p>3.6245334672</text:p>
          </table:table-cell>
        </table:table-row>
        <table:table-row table:style-name="ro1">
          <table:table-cell office:value-type="float" office:value="11.879709" calcext:value-type="float">
            <text:p>11.879709</text:p>
          </table:table-cell>
          <table:table-cell table:formula="of:=[.A244]*0.3048" office:value-type="float" office:value="3.6209353032" calcext:value-type="float">
            <text:p>3.6209353032</text:p>
          </table:table-cell>
        </table:table-row>
        <table:table-row table:style-name="ro1">
          <table:table-cell office:value-type="float" office:value="11.868362" calcext:value-type="float">
            <text:p>11.868362</text:p>
          </table:table-cell>
          <table:table-cell table:formula="of:=[.A245]*0.3048" office:value-type="float" office:value="3.6174767376" calcext:value-type="float">
            <text:p>3.6174767376</text:p>
          </table:table-cell>
        </table:table-row>
        <table:table-row table:style-name="ro1">
          <table:table-cell office:value-type="float" office:value="11.857464" calcext:value-type="float">
            <text:p>11.857464</text:p>
          </table:table-cell>
          <table:table-cell table:formula="of:=[.A246]*0.3048" office:value-type="float" office:value="3.6141550272" calcext:value-type="float">
            <text:p>3.6141550272</text:p>
          </table:table-cell>
        </table:table-row>
        <table:table-row table:style-name="ro1">
          <table:table-cell office:value-type="float" office:value="11.847012" calcext:value-type="float">
            <text:p>11.847012</text:p>
          </table:table-cell>
          <table:table-cell table:formula="of:=[.A247]*0.3048" office:value-type="float" office:value="3.6109692576" calcext:value-type="float">
            <text:p>3.6109692576</text:p>
          </table:table-cell>
        </table:table-row>
        <table:table-row table:style-name="ro1">
          <table:table-cell office:value-type="float" office:value="11.836999" calcext:value-type="float">
            <text:p>11.836999</text:p>
          </table:table-cell>
          <table:table-cell table:formula="of:=[.A248]*0.3048" office:value-type="float" office:value="3.6079172952" calcext:value-type="float">
            <text:p>3.6079172952</text:p>
          </table:table-cell>
        </table:table-row>
        <table:table-row table:style-name="ro1">
          <table:table-cell office:value-type="float" office:value="11.827419" calcext:value-type="float">
            <text:p>11.827419</text:p>
          </table:table-cell>
          <table:table-cell table:formula="of:=[.A249]*0.3048" office:value-type="float" office:value="3.6049973112" calcext:value-type="float">
            <text:p>3.6049973112</text:p>
          </table:table-cell>
        </table:table-row>
        <table:table-row table:style-name="ro1">
          <table:table-cell office:value-type="float" office:value="11.818267" calcext:value-type="float">
            <text:p>11.818267</text:p>
          </table:table-cell>
          <table:table-cell table:formula="of:=[.A250]*0.3048" office:value-type="float" office:value="3.6022077816" calcext:value-type="float">
            <text:p>3.6022077816</text:p>
          </table:table-cell>
        </table:table-row>
        <table:table-row table:style-name="ro1">
          <table:table-cell office:value-type="float" office:value="11.809543" calcext:value-type="float">
            <text:p>11.809543</text:p>
          </table:table-cell>
          <table:table-cell table:formula="of:=[.A251]*0.3048" office:value-type="float" office:value="3.5995487064" calcext:value-type="float">
            <text:p>3.5995487064</text:p>
          </table:table-cell>
        </table:table-row>
        <table:table-row table:style-name="ro1">
          <table:table-cell office:value-type="float" office:value="11.80124" calcext:value-type="float">
            <text:p>11.80124</text:p>
          </table:table-cell>
          <table:table-cell table:formula="of:=[.A252]*0.3048" office:value-type="float" office:value="3.597017952" calcext:value-type="float">
            <text:p>3.597017952</text:p>
          </table:table-cell>
        </table:table-row>
        <table:table-row table:style-name="ro1">
          <table:table-cell office:value-type="float" office:value="11.793362" calcext:value-type="float">
            <text:p>11.793362</text:p>
          </table:table-cell>
          <table:table-cell table:formula="of:=[.A253]*0.3048" office:value-type="float" office:value="3.5946167376" calcext:value-type="float">
            <text:p>3.5946167376</text:p>
          </table:table-cell>
        </table:table-row>
        <table:table-row table:style-name="ro1">
          <table:table-cell office:value-type="float" office:value="11.785906" calcext:value-type="float">
            <text:p>11.785906</text:p>
          </table:table-cell>
          <table:table-cell table:formula="of:=[.A254]*0.3048" office:value-type="float" office:value="3.5923441488" calcext:value-type="float">
            <text:p>3.5923441488</text:p>
          </table:table-cell>
        </table:table-row>
        <table:table-row table:style-name="ro1">
          <table:table-cell office:value-type="float" office:value="11.778875" calcext:value-type="float">
            <text:p>11.778875</text:p>
          </table:table-cell>
          <table:table-cell table:formula="of:=[.A255]*0.3048" office:value-type="float" office:value="3.5902011" calcext:value-type="float">
            <text:p>3.5902011</text:p>
          </table:table-cell>
        </table:table-row>
        <table:table-row table:style-name="ro1">
          <table:table-cell office:value-type="float" office:value="11.772273" calcext:value-type="float">
            <text:p>11.772273</text:p>
          </table:table-cell>
          <table:table-cell table:formula="of:=[.A256]*0.3048" office:value-type="float" office:value="3.5881888104" calcext:value-type="float">
            <text:p>3.5881888104</text:p>
          </table:table-cell>
        </table:table-row>
        <table:table-row table:style-name="ro1">
          <table:table-cell office:value-type="float" office:value="11.766104" calcext:value-type="float">
            <text:p>11.766104</text:p>
          </table:table-cell>
          <table:table-cell table:formula="of:=[.A257]*0.3048" office:value-type="float" office:value="3.5863084992" calcext:value-type="float">
            <text:p>3.5863084992</text:p>
          </table:table-cell>
        </table:table-row>
        <table:table-row table:style-name="ro1">
          <table:table-cell office:value-type="float" office:value="11.760373" calcext:value-type="float">
            <text:p>11.760373</text:p>
          </table:table-cell>
          <table:table-cell table:formula="of:=[.A258]*0.3048" office:value-type="float" office:value="3.5845616904" calcext:value-type="float">
            <text:p>3.5845616904</text:p>
          </table:table-cell>
        </table:table-row>
        <table:table-row table:style-name="ro1">
          <table:table-cell office:value-type="float" office:value="11.755088" calcext:value-type="float">
            <text:p>11.755088</text:p>
          </table:table-cell>
          <table:table-cell table:formula="of:=[.A259]*0.3048" office:value-type="float" office:value="3.5829508224" calcext:value-type="float">
            <text:p>3.5829508224</text:p>
          </table:table-cell>
        </table:table-row>
        <table:table-row table:style-name="ro1">
          <table:table-cell office:value-type="float" office:value="11.750257" calcext:value-type="float">
            <text:p>11.750257</text:p>
          </table:table-cell>
          <table:table-cell table:formula="of:=[.A260]*0.3048" office:value-type="float" office:value="3.5814783336" calcext:value-type="float">
            <text:p>3.5814783336</text:p>
          </table:table-cell>
        </table:table-row>
        <table:table-row table:style-name="ro1">
          <table:table-cell office:value-type="float" office:value="11.745887" calcext:value-type="float">
            <text:p>11.745887</text:p>
          </table:table-cell>
          <table:table-cell table:formula="of:=[.A261]*0.3048" office:value-type="float" office:value="3.5801463576" calcext:value-type="float">
            <text:p>3.5801463576</text:p>
          </table:table-cell>
        </table:table-row>
        <table:table-row table:style-name="ro1">
          <table:table-cell office:value-type="float" office:value="11.741988" calcext:value-type="float">
            <text:p>11.741988</text:p>
          </table:table-cell>
          <table:table-cell table:formula="of:=[.A262]*0.3048" office:value-type="float" office:value="3.5789579424" calcext:value-type="float">
            <text:p>3.5789579424</text:p>
          </table:table-cell>
        </table:table-row>
        <table:table-row table:style-name="ro1">
          <table:table-cell office:value-type="float" office:value="11.738568" calcext:value-type="float">
            <text:p>11.738568</text:p>
          </table:table-cell>
          <table:table-cell table:formula="of:=[.A263]*0.3048" office:value-type="float" office:value="3.5779155264" calcext:value-type="float">
            <text:p>3.5779155264</text:p>
          </table:table-cell>
        </table:table-row>
        <table:table-row table:style-name="ro1">
          <table:table-cell office:value-type="float" office:value="11.735637" calcext:value-type="float">
            <text:p>11.735637</text:p>
          </table:table-cell>
          <table:table-cell table:formula="of:=[.A264]*0.3048" office:value-type="float" office:value="3.5770221576" calcext:value-type="float">
            <text:p>3.5770221576</text:p>
          </table:table-cell>
        </table:table-row>
        <table:table-row table:style-name="ro1">
          <table:table-cell office:value-type="float" office:value="11.7332" calcext:value-type="float">
            <text:p>11.7332</text:p>
          </table:table-cell>
          <table:table-cell table:formula="of:=[.A265]*0.3048" office:value-type="float" office:value="3.57627936" calcext:value-type="float">
            <text:p>3.57627936</text:p>
          </table:table-cell>
        </table:table-row>
        <table:table-row table:style-name="ro1">
          <table:table-cell office:value-type="float" office:value="11.731271" calcext:value-type="float">
            <text:p>11.731271</text:p>
          </table:table-cell>
          <table:table-cell table:formula="of:=[.A266]*0.3048" office:value-type="float" office:value="3.5756914008" calcext:value-type="float">
            <text:p>3.5756914008</text:p>
          </table:table-cell>
        </table:table-row>
        <table:table-row table:style-name="ro1">
          <table:table-cell office:value-type="float" office:value="11.729853" calcext:value-type="float">
            <text:p>11.729853</text:p>
          </table:table-cell>
          <table:table-cell table:formula="of:=[.A267]*0.3048" office:value-type="float" office:value="3.5752591944" calcext:value-type="float">
            <text:p>3.5752591944</text:p>
          </table:table-cell>
        </table:table-row>
        <table:table-row table:style-name="ro1">
          <table:table-cell office:value-type="float" office:value="11.728963" calcext:value-type="float">
            <text:p>11.728963</text:p>
          </table:table-cell>
          <table:table-cell table:formula="of:=[.A268]*0.3048" office:value-type="float" office:value="3.5749879224" calcext:value-type="float">
            <text:p>3.5749879224</text:p>
          </table:table-cell>
        </table:table-row>
        <table:table-row table:style-name="ro1">
          <table:table-cell office:value-type="float" office:value="11.728601" calcext:value-type="float">
            <text:p>11.728601</text:p>
          </table:table-cell>
          <table:table-cell table:formula="of:=[.A269]*0.3048" office:value-type="float" office:value="3.5748775848" calcext:value-type="float">
            <text:p>3.5748775848</text:p>
          </table:table-cell>
        </table:table-row>
        <table:table-row table:style-name="ro1">
          <table:table-cell office:value-type="float" office:value="11.728781" calcext:value-type="float">
            <text:p>11.728781</text:p>
          </table:table-cell>
          <table:table-cell table:formula="of:=[.A270]*0.3048" office:value-type="float" office:value="3.5749324488" calcext:value-type="float">
            <text:p>3.5749324488</text:p>
          </table:table-cell>
        </table:table-row>
        <table:table-row table:style-name="ro1">
          <table:table-cell office:value-type="float" office:value="11.729506" calcext:value-type="float">
            <text:p>11.729506</text:p>
          </table:table-cell>
          <table:table-cell table:formula="of:=[.A271]*0.3048" office:value-type="float" office:value="3.5751534288" calcext:value-type="float">
            <text:p>3.5751534288</text:p>
          </table:table-cell>
        </table:table-row>
        <table:table-row table:style-name="ro1">
          <table:table-cell office:value-type="float" office:value="11.730786" calcext:value-type="float">
            <text:p>11.730786</text:p>
          </table:table-cell>
          <table:table-cell table:formula="of:=[.A272]*0.3048" office:value-type="float" office:value="3.5755435728" calcext:value-type="float">
            <text:p>3.5755435728</text:p>
          </table:table-cell>
        </table:table-row>
        <table:table-row table:style-name="ro1">
          <table:table-cell office:value-type="float" office:value="11.732627" calcext:value-type="float">
            <text:p>11.732627</text:p>
          </table:table-cell>
          <table:table-cell table:formula="of:=[.A273]*0.3048" office:value-type="float" office:value="3.5761047096" calcext:value-type="float">
            <text:p>3.5761047096</text:p>
          </table:table-cell>
        </table:table-row>
        <table:table-row table:style-name="ro1">
          <table:table-cell office:value-type="float" office:value="11.735032" calcext:value-type="float">
            <text:p>11.735032</text:p>
          </table:table-cell>
          <table:table-cell table:formula="of:=[.A274]*0.3048" office:value-type="float" office:value="3.5768377536" calcext:value-type="float">
            <text:p>3.5768377536</text:p>
          </table:table-cell>
        </table:table-row>
        <table:table-row table:style-name="ro1">
          <table:table-cell office:value-type="float" office:value="11.73801" calcext:value-type="float">
            <text:p>11.73801</text:p>
          </table:table-cell>
          <table:table-cell table:formula="of:=[.A275]*0.3048" office:value-type="float" office:value="3.577745448" calcext:value-type="float">
            <text:p>3.577745448</text:p>
          </table:table-cell>
        </table:table-row>
        <table:table-row table:style-name="ro1">
          <table:table-cell office:value-type="float" office:value="11.741567" calcext:value-type="float">
            <text:p>11.741567</text:p>
          </table:table-cell>
          <table:table-cell table:formula="of:=[.A276]*0.3048" office:value-type="float" office:value="3.5788296216" calcext:value-type="float">
            <text:p>3.5788296216</text:p>
          </table:table-cell>
        </table:table-row>
        <table:table-row table:style-name="ro1">
          <table:table-cell office:value-type="float" office:value="11.745708" calcext:value-type="float">
            <text:p>11.745708</text:p>
          </table:table-cell>
          <table:table-cell table:formula="of:=[.A277]*0.3048" office:value-type="float" office:value="3.5800917984" calcext:value-type="float">
            <text:p>3.5800917984</text:p>
          </table:table-cell>
        </table:table-row>
        <table:table-row table:style-name="ro1">
          <table:table-cell office:value-type="float" office:value="11.750439" calcext:value-type="float">
            <text:p>11.750439</text:p>
          </table:table-cell>
          <table:table-cell table:formula="of:=[.A278]*0.3048" office:value-type="float" office:value="3.5815338072" calcext:value-type="float">
            <text:p>3.5815338072</text:p>
          </table:table-cell>
        </table:table-row>
        <table:table-row table:style-name="ro1">
          <table:table-cell office:value-type="float" office:value="11.755766" calcext:value-type="float">
            <text:p>11.755766</text:p>
          </table:table-cell>
          <table:table-cell table:formula="of:=[.A279]*0.3048" office:value-type="float" office:value="3.5831574768" calcext:value-type="float">
            <text:p>3.5831574768</text:p>
          </table:table-cell>
        </table:table-row>
        <table:table-row table:style-name="ro1">
          <table:table-cell office:value-type="float" office:value="11.761698" calcext:value-type="float">
            <text:p>11.761698</text:p>
          </table:table-cell>
          <table:table-cell table:formula="of:=[.A280]*0.3048" office:value-type="float" office:value="3.5849655504" calcext:value-type="float">
            <text:p>3.5849655504</text:p>
          </table:table-cell>
        </table:table-row>
        <table:table-row table:style-name="ro1">
          <table:table-cell office:value-type="float" office:value="11.76824" calcext:value-type="float">
            <text:p>11.76824</text:p>
          </table:table-cell>
          <table:table-cell table:formula="of:=[.A281]*0.3048" office:value-type="float" office:value="3.586959552" calcext:value-type="float">
            <text:p>3.586959552</text:p>
          </table:table-cell>
        </table:table-row>
        <table:table-row table:style-name="ro1">
          <table:table-cell office:value-type="float" office:value="11.775396" calcext:value-type="float">
            <text:p>11.775396</text:p>
          </table:table-cell>
          <table:table-cell table:formula="of:=[.A282]*0.3048" office:value-type="float" office:value="3.5891407008" calcext:value-type="float">
            <text:p>3.5891407008</text:p>
          </table:table-cell>
        </table:table-row>
        <table:table-row table:style-name="ro1">
          <table:table-cell office:value-type="float" office:value="11.783175" calcext:value-type="float">
            <text:p>11.783175</text:p>
          </table:table-cell>
          <table:table-cell table:formula="of:=[.A283]*0.3048" office:value-type="float" office:value="3.59151174" calcext:value-type="float">
            <text:p>3.59151174</text:p>
          </table:table-cell>
        </table:table-row>
        <table:table-row table:style-name="ro1">
          <table:table-cell office:value-type="float" office:value="11.791582" calcext:value-type="float">
            <text:p>11.791582</text:p>
          </table:table-cell>
          <table:table-cell table:formula="of:=[.A284]*0.3048" office:value-type="float" office:value="3.5940741936" calcext:value-type="float">
            <text:p>3.5940741936</text:p>
          </table:table-cell>
        </table:table-row>
        <table:table-row table:style-name="ro1">
          <table:table-cell office:value-type="float" office:value="11.800619" calcext:value-type="float">
            <text:p>11.800619</text:p>
          </table:table-cell>
          <table:table-cell table:formula="of:=[.A285]*0.3048" office:value-type="float" office:value="3.5968286712" calcext:value-type="float">
            <text:p>3.5968286712</text:p>
          </table:table-cell>
        </table:table-row>
        <table:table-row table:style-name="ro1">
          <table:table-cell office:value-type="float" office:value="11.810294" calcext:value-type="float">
            <text:p>11.810294</text:p>
          </table:table-cell>
          <table:table-cell table:formula="of:=[.A286]*0.3048" office:value-type="float" office:value="3.5997776112" calcext:value-type="float">
            <text:p>3.5997776112</text:p>
          </table:table-cell>
        </table:table-row>
        <table:table-row table:style-name="ro1">
          <table:table-cell office:value-type="float" office:value="11.820615" calcext:value-type="float">
            <text:p>11.820615</text:p>
          </table:table-cell>
          <table:table-cell table:formula="of:=[.A287]*0.3048" office:value-type="float" office:value="3.602923452" calcext:value-type="float">
            <text:p>3.602923452</text:p>
          </table:table-cell>
        </table:table-row>
        <table:table-row table:style-name="ro1">
          <table:table-cell office:value-type="float" office:value="11.831576" calcext:value-type="float">
            <text:p>11.831576</text:p>
          </table:table-cell>
          <table:table-cell table:formula="of:=[.A288]*0.3048" office:value-type="float" office:value="3.6062643648" calcext:value-type="float">
            <text:p>3.6062643648</text:p>
          </table:table-cell>
        </table:table-row>
        <table:table-row table:style-name="ro1">
          <table:table-cell office:value-type="float" office:value="11.843191" calcext:value-type="float">
            <text:p>11.843191</text:p>
          </table:table-cell>
          <table:table-cell table:formula="of:=[.A289]*0.3048" office:value-type="float" office:value="3.6098046168" calcext:value-type="float">
            <text:p>3.6098046168</text:p>
          </table:table-cell>
        </table:table-row>
        <table:table-row table:style-name="ro1">
          <table:table-cell office:value-type="float" office:value="11.855461" calcext:value-type="float">
            <text:p>11.855461</text:p>
          </table:table-cell>
          <table:table-cell table:formula="of:=[.A290]*0.3048" office:value-type="float" office:value="3.6135445128" calcext:value-type="float">
            <text:p>3.6135445128</text:p>
          </table:table-cell>
        </table:table-row>
        <table:table-row table:style-name="ro1">
          <table:table-cell office:value-type="float" office:value="11.868382" calcext:value-type="float">
            <text:p>11.868382</text:p>
          </table:table-cell>
          <table:table-cell table:formula="of:=[.A291]*0.3048" office:value-type="float" office:value="3.6174828336" calcext:value-type="float">
            <text:p>3.6174828336</text:p>
          </table:table-cell>
        </table:table-row>
        <table:table-row table:style-name="ro1">
          <table:table-cell office:value-type="float" office:value="11.881951" calcext:value-type="float">
            <text:p>11.881951</text:p>
          </table:table-cell>
          <table:table-cell table:formula="of:=[.A292]*0.3048" office:value-type="float" office:value="3.6216186648" calcext:value-type="float">
            <text:p>3.6216186648</text:p>
          </table:table-cell>
        </table:table-row>
        <table:table-row table:style-name="ro1">
          <table:table-cell office:value-type="float" office:value="11.89618" calcext:value-type="float">
            <text:p>11.89618</text:p>
          </table:table-cell>
          <table:table-cell table:formula="of:=[.A293]*0.3048" office:value-type="float" office:value="3.625955664" calcext:value-type="float">
            <text:p>3.625955664</text:p>
          </table:table-cell>
        </table:table-row>
        <table:table-row table:style-name="ro1">
          <table:table-cell office:value-type="float" office:value="11.911053" calcext:value-type="float">
            <text:p>11.911053</text:p>
          </table:table-cell>
          <table:table-cell table:formula="of:=[.A294]*0.3048" office:value-type="float" office:value="3.6304889544" calcext:value-type="float">
            <text:p>3.6304889544</text:p>
          </table:table-cell>
        </table:table-row>
        <table:table-row table:style-name="ro1">
          <table:table-cell office:value-type="float" office:value="11.926576" calcext:value-type="float">
            <text:p>11.926576</text:p>
          </table:table-cell>
          <table:table-cell table:formula="of:=[.A295]*0.3048" office:value-type="float" office:value="3.6352203648" calcext:value-type="float">
            <text:p>3.6352203648</text:p>
          </table:table-cell>
        </table:table-row>
        <table:table-row table:style-name="ro1">
          <table:table-cell office:value-type="float" office:value="11.942747" calcext:value-type="float">
            <text:p>11.942747</text:p>
          </table:table-cell>
          <table:table-cell table:formula="of:=[.A296]*0.3048" office:value-type="float" office:value="3.6401492856" calcext:value-type="float">
            <text:p>3.6401492856</text:p>
          </table:table-cell>
        </table:table-row>
        <table:table-row table:style-name="ro1">
          <table:table-cell office:value-type="float" office:value="11.959554" calcext:value-type="float">
            <text:p>11.959554</text:p>
          </table:table-cell>
          <table:table-cell table:formula="of:=[.A297]*0.3048" office:value-type="float" office:value="3.6452720592" calcext:value-type="float">
            <text:p>3.6452720592</text:p>
          </table:table-cell>
        </table:table-row>
        <table:table-row table:style-name="ro1">
          <table:table-cell office:value-type="float" office:value="11.977" calcext:value-type="float">
            <text:p>11.977</text:p>
          </table:table-cell>
          <table:table-cell table:formula="of:=[.A298]*0.3048" office:value-type="float" office:value="3.6505896" calcext:value-type="float">
            <text:p>3.6505896</text:p>
          </table:table-cell>
        </table:table-row>
        <table:table-row table:style-name="ro1">
          <table:table-cell office:value-type="float" office:value="11.995073" calcext:value-type="float">
            <text:p>11.995073</text:p>
          </table:table-cell>
          <table:table-cell table:formula="of:=[.A299]*0.3048" office:value-type="float" office:value="3.6560982504" calcext:value-type="float">
            <text:p>3.6560982504</text:p>
          </table:table-cell>
        </table:table-row>
        <table:table-row table:style-name="ro1">
          <table:table-cell office:value-type="float" office:value="12.013758" calcext:value-type="float">
            <text:p>12.013758</text:p>
          </table:table-cell>
          <table:table-cell table:formula="of:=[.A300]*0.3048" office:value-type="float" office:value="3.6617934384" calcext:value-type="float">
            <text:p>3.6617934384</text:p>
          </table:table-cell>
        </table:table-row>
        <table:table-row table:style-name="ro1">
          <table:table-cell office:value-type="float" office:value="12.033051" calcext:value-type="float">
            <text:p>12.033051</text:p>
          </table:table-cell>
          <table:table-cell table:formula="of:=[.A301]*0.3048" office:value-type="float" office:value="3.6676739448" calcext:value-type="float">
            <text:p>3.6676739448</text:p>
          </table:table-cell>
        </table:table-row>
        <table:table-row table:style-name="ro1">
          <table:table-cell office:value-type="float" office:value="12.05293" calcext:value-type="float">
            <text:p>12.05293</text:p>
          </table:table-cell>
          <table:table-cell table:formula="of:=[.A302]*0.3048" office:value-type="float" office:value="3.673733064" calcext:value-type="float">
            <text:p>3.673733064</text:p>
          </table:table-cell>
        </table:table-row>
        <table:table-row table:style-name="ro1">
          <table:table-cell office:value-type="float" office:value="12.073381" calcext:value-type="float">
            <text:p>12.073381</text:p>
          </table:table-cell>
          <table:table-cell table:formula="of:=[.A303]*0.3048" office:value-type="float" office:value="3.6799665288" calcext:value-type="float">
            <text:p>3.6799665288</text:p>
          </table:table-cell>
        </table:table-row>
        <table:table-row table:style-name="ro1">
          <table:table-cell office:value-type="float" office:value="12.094389" calcext:value-type="float">
            <text:p>12.094389</text:p>
          </table:table-cell>
          <table:table-cell table:formula="of:=[.A304]*0.3048" office:value-type="float" office:value="3.6863697672" calcext:value-type="float">
            <text:p>3.6863697672</text:p>
          </table:table-cell>
        </table:table-row>
        <table:table-row table:style-name="ro1">
          <table:table-cell office:value-type="float" office:value="12.115932" calcext:value-type="float">
            <text:p>12.115932</text:p>
          </table:table-cell>
          <table:table-cell table:formula="of:=[.A305]*0.3048" office:value-type="float" office:value="3.6929360736" calcext:value-type="float">
            <text:p>3.6929360736</text:p>
          </table:table-cell>
        </table:table-row>
        <table:table-row table:style-name="ro1">
          <table:table-cell office:value-type="float" office:value="12.137985" calcext:value-type="float">
            <text:p>12.137985</text:p>
          </table:table-cell>
          <table:table-cell table:formula="of:=[.A306]*0.3048" office:value-type="float" office:value="3.699657828" calcext:value-type="float">
            <text:p>3.699657828</text:p>
          </table:table-cell>
        </table:table-row>
        <table:table-row table:style-name="ro1">
          <table:table-cell office:value-type="float" office:value="12.160533" calcext:value-type="float">
            <text:p>12.160533</text:p>
          </table:table-cell>
          <table:table-cell table:formula="of:=[.A307]*0.3048" office:value-type="float" office:value="3.7065304584" calcext:value-type="float">
            <text:p>3.7065304584</text:p>
          </table:table-cell>
        </table:table-row>
        <table:table-row table:style-name="ro1">
          <table:table-cell office:value-type="float" office:value="12.183549" calcext:value-type="float">
            <text:p>12.183549</text:p>
          </table:table-cell>
          <table:table-cell table:formula="of:=[.A308]*0.3048" office:value-type="float" office:value="3.7135457352" calcext:value-type="float">
            <text:p>3.7135457352</text:p>
          </table:table-cell>
        </table:table-row>
        <table:table-row table:style-name="ro1">
          <table:table-cell office:value-type="float" office:value="12.207011" calcext:value-type="float">
            <text:p>12.207011</text:p>
          </table:table-cell>
          <table:table-cell table:formula="of:=[.A309]*0.3048" office:value-type="float" office:value="3.7206969528" calcext:value-type="float">
            <text:p>3.7206969528</text:p>
          </table:table-cell>
        </table:table-row>
        <table:table-row table:style-name="ro1">
          <table:table-cell office:value-type="float" office:value="12.230903" calcext:value-type="float">
            <text:p>12.230903</text:p>
          </table:table-cell>
          <table:table-cell table:formula="of:=[.A310]*0.3048" office:value-type="float" office:value="3.7279792344" calcext:value-type="float">
            <text:p>3.7279792344</text:p>
          </table:table-cell>
        </table:table-row>
        <table:table-row table:style-name="ro1">
          <table:table-cell office:value-type="float" office:value="12.255188" calcext:value-type="float">
            <text:p>12.255188</text:p>
          </table:table-cell>
          <table:table-cell table:formula="of:=[.A311]*0.3048" office:value-type="float" office:value="3.7353813024" calcext:value-type="float">
            <text:p>3.7353813024</text:p>
          </table:table-cell>
        </table:table-row>
        <table:table-row table:style-name="ro1">
          <table:table-cell office:value-type="float" office:value="12.279847" calcext:value-type="float">
            <text:p>12.279847</text:p>
          </table:table-cell>
          <table:table-cell table:formula="of:=[.A312]*0.3048" office:value-type="float" office:value="3.7428973656" calcext:value-type="float">
            <text:p>3.7428973656</text:p>
          </table:table-cell>
        </table:table-row>
        <table:table-row table:style-name="ro1">
          <table:table-cell office:value-type="float" office:value="12.304859" calcext:value-type="float">
            <text:p>12.304859</text:p>
          </table:table-cell>
          <table:table-cell table:formula="of:=[.A313]*0.3048" office:value-type="float" office:value="3.7505210232" calcext:value-type="float">
            <text:p>3.7505210232</text:p>
          </table:table-cell>
        </table:table-row>
        <table:table-row table:style-name="ro1">
          <table:table-cell office:value-type="float" office:value="12.330185" calcext:value-type="float">
            <text:p>12.330185</text:p>
          </table:table-cell>
          <table:table-cell table:formula="of:=[.A314]*0.3048" office:value-type="float" office:value="3.758240388" calcext:value-type="float">
            <text:p>3.758240388</text:p>
          </table:table-cell>
        </table:table-row>
        <table:table-row table:style-name="ro1">
          <table:table-cell office:value-type="float" office:value="12.355803" calcext:value-type="float">
            <text:p>12.355803</text:p>
          </table:table-cell>
          <table:table-cell table:formula="of:=[.A315]*0.3048" office:value-type="float" office:value="3.7660487544" calcext:value-type="float">
            <text:p>3.7660487544</text:p>
          </table:table-cell>
        </table:table-row>
        <table:table-row table:style-name="ro1">
          <table:table-cell office:value-type="float" office:value="12.38169" calcext:value-type="float">
            <text:p>12.38169</text:p>
          </table:table-cell>
          <table:table-cell table:formula="of:=[.A316]*0.3048" office:value-type="float" office:value="3.773939112" calcext:value-type="float">
            <text:p>3.773939112</text:p>
          </table:table-cell>
        </table:table-row>
        <table:table-row table:style-name="ro1">
          <table:table-cell office:value-type="float" office:value="12.407814" calcext:value-type="float">
            <text:p>12.407814</text:p>
          </table:table-cell>
          <table:table-cell table:formula="of:=[.A317]*0.3048" office:value-type="float" office:value="3.7819017072" calcext:value-type="float">
            <text:p>3.7819017072</text:p>
          </table:table-cell>
        </table:table-row>
        <table:table-row table:style-name="ro1">
          <table:table-cell office:value-type="float" office:value="12.434152" calcext:value-type="float">
            <text:p>12.434152</text:p>
          </table:table-cell>
          <table:table-cell table:formula="of:=[.A318]*0.3048" office:value-type="float" office:value="3.7899295296" calcext:value-type="float">
            <text:p>3.7899295296</text:p>
          </table:table-cell>
        </table:table-row>
        <table:table-row table:style-name="ro1">
          <table:table-cell office:value-type="float" office:value="12.460677" calcext:value-type="float">
            <text:p>12.460677</text:p>
          </table:table-cell>
          <table:table-cell table:formula="of:=[.A319]*0.3048" office:value-type="float" office:value="3.7980143496" calcext:value-type="float">
            <text:p>3.7980143496</text:p>
          </table:table-cell>
        </table:table-row>
        <table:table-row table:style-name="ro1">
          <table:table-cell office:value-type="float" office:value="12.487366" calcext:value-type="float">
            <text:p>12.487366</text:p>
          </table:table-cell>
          <table:table-cell table:formula="of:=[.A320]*0.3048" office:value-type="float" office:value="3.8061491568" calcext:value-type="float">
            <text:p>3.8061491568</text:p>
          </table:table-cell>
        </table:table-row>
        <table:table-row table:style-name="ro1">
          <table:table-cell office:value-type="float" office:value="12.514193" calcext:value-type="float">
            <text:p>12.514193</text:p>
          </table:table-cell>
          <table:table-cell table:formula="of:=[.A321]*0.3048" office:value-type="float" office:value="3.8143260264" calcext:value-type="float">
            <text:p>3.8143260264</text:p>
          </table:table-cell>
        </table:table-row>
        <table:table-row table:style-name="ro1">
          <table:table-cell office:value-type="float" office:value="12.541133" calcext:value-type="float">
            <text:p>12.541133</text:p>
          </table:table-cell>
          <table:table-cell table:formula="of:=[.A322]*0.3048" office:value-type="float" office:value="3.8225373384" calcext:value-type="float">
            <text:p>3.8225373384</text:p>
          </table:table-cell>
        </table:table-row>
        <table:table-row table:style-name="ro1">
          <table:table-cell office:value-type="float" office:value="12.568172" calcext:value-type="float">
            <text:p>12.568172</text:p>
          </table:table-cell>
          <table:table-cell table:formula="of:=[.A323]*0.3048" office:value-type="float" office:value="3.8307788256" calcext:value-type="float">
            <text:p>3.8307788256</text:p>
          </table:table-cell>
        </table:table-row>
        <table:table-row table:style-name="ro1">
          <table:table-cell office:value-type="float" office:value="12.595277" calcext:value-type="float">
            <text:p>12.595277</text:p>
          </table:table-cell>
          <table:table-cell table:formula="of:=[.A324]*0.3048" office:value-type="float" office:value="3.8390404296" calcext:value-type="float">
            <text:p>3.8390404296</text:p>
          </table:table-cell>
        </table:table-row>
        <table:table-row table:style-name="ro1">
          <table:table-cell office:value-type="float" office:value="12.62243" calcext:value-type="float">
            <text:p>12.62243</text:p>
          </table:table-cell>
          <table:table-cell table:formula="of:=[.A325]*0.3048" office:value-type="float" office:value="3.847316664" calcext:value-type="float">
            <text:p>3.847316664</text:p>
          </table:table-cell>
        </table:table-row>
        <table:table-row table:style-name="ro1">
          <table:table-cell office:value-type="float" office:value="12.649614" calcext:value-type="float">
            <text:p>12.649614</text:p>
          </table:table-cell>
          <table:table-cell table:formula="of:=[.A326]*0.3048" office:value-type="float" office:value="3.8556023472" calcext:value-type="float">
            <text:p>3.8556023472</text:p>
          </table:table-cell>
        </table:table-row>
        <table:table-row table:style-name="ro1">
          <table:table-cell office:value-type="float" office:value="12.676801" calcext:value-type="float">
            <text:p>12.676801</text:p>
          </table:table-cell>
          <table:table-cell table:formula="of:=[.A327]*0.3048" office:value-type="float" office:value="3.8638889448" calcext:value-type="float">
            <text:p>3.8638889448</text:p>
          </table:table-cell>
        </table:table-row>
        <table:table-row table:style-name="ro1">
          <table:table-cell office:value-type="float" office:value="12.703976" calcext:value-type="float">
            <text:p>12.703976</text:p>
          </table:table-cell>
          <table:table-cell table:formula="of:=[.A328]*0.3048" office:value-type="float" office:value="3.8721718848" calcext:value-type="float">
            <text:p>3.8721718848</text:p>
          </table:table-cell>
        </table:table-row>
        <table:table-row table:style-name="ro1">
          <table:table-cell office:value-type="float" office:value="12.73112" calcext:value-type="float">
            <text:p>12.73112</text:p>
          </table:table-cell>
          <table:table-cell table:formula="of:=[.A329]*0.3048" office:value-type="float" office:value="3.880445376" calcext:value-type="float">
            <text:p>3.880445376</text:p>
          </table:table-cell>
        </table:table-row>
        <table:table-row table:style-name="ro1">
          <table:table-cell office:value-type="float" office:value="12.758209" calcext:value-type="float">
            <text:p>12.758209</text:p>
          </table:table-cell>
          <table:table-cell table:formula="of:=[.A330]*0.3048" office:value-type="float" office:value="3.8887021032" calcext:value-type="float">
            <text:p>3.8887021032</text:p>
          </table:table-cell>
        </table:table-row>
        <table:table-row table:style-name="ro1">
          <table:table-cell office:value-type="float" office:value="12.785229" calcext:value-type="float">
            <text:p>12.785229</text:p>
          </table:table-cell>
          <table:table-cell table:formula="of:=[.A331]*0.3048" office:value-type="float" office:value="3.8969377992" calcext:value-type="float">
            <text:p>3.8969377992</text:p>
          </table:table-cell>
        </table:table-row>
        <table:table-row table:style-name="ro1">
          <table:table-cell office:value-type="float" office:value="12.812158" calcext:value-type="float">
            <text:p>12.812158</text:p>
          </table:table-cell>
          <table:table-cell table:formula="of:=[.A332]*0.3048" office:value-type="float" office:value="3.9051457584" calcext:value-type="float">
            <text:p>3.9051457584</text:p>
          </table:table-cell>
        </table:table-row>
        <table:table-row table:style-name="ro1">
          <table:table-cell office:value-type="float" office:value="12.838978" calcext:value-type="float">
            <text:p>12.838978</text:p>
          </table:table-cell>
          <table:table-cell table:formula="of:=[.A333]*0.3048" office:value-type="float" office:value="3.9133204944" calcext:value-type="float">
            <text:p>3.9133204944</text:p>
          </table:table-cell>
        </table:table-row>
        <table:table-row table:style-name="ro1">
          <table:table-cell office:value-type="float" office:value="12.865669" calcext:value-type="float">
            <text:p>12.865669</text:p>
          </table:table-cell>
          <table:table-cell table:formula="of:=[.A334]*0.3048" office:value-type="float" office:value="3.9214559112" calcext:value-type="float">
            <text:p>3.9214559112</text:p>
          </table:table-cell>
        </table:table-row>
        <table:table-row table:style-name="ro1">
          <table:table-cell office:value-type="float" office:value="12.892214" calcext:value-type="float">
            <text:p>12.892214</text:p>
          </table:table-cell>
          <table:table-cell table:formula="of:=[.A335]*0.3048" office:value-type="float" office:value="3.9295468272" calcext:value-type="float">
            <text:p>3.9295468272</text:p>
          </table:table-cell>
        </table:table-row>
        <table:table-row table:style-name="ro1">
          <table:table-cell office:value-type="float" office:value="12.918591" calcext:value-type="float">
            <text:p>12.918591</text:p>
          </table:table-cell>
          <table:table-cell table:formula="of:=[.A336]*0.3048" office:value-type="float" office:value="3.9375865368" calcext:value-type="float">
            <text:p>3.9375865368</text:p>
          </table:table-cell>
        </table:table-row>
        <table:table-row table:style-name="ro1">
          <table:table-cell office:value-type="float" office:value="12.944777" calcext:value-type="float">
            <text:p>12.944777</text:p>
          </table:table-cell>
          <table:table-cell table:formula="of:=[.A337]*0.3048" office:value-type="float" office:value="3.9455680296" calcext:value-type="float">
            <text:p>3.9455680296</text:p>
          </table:table-cell>
        </table:table-row>
        <table:table-row table:style-name="ro1">
          <table:table-cell office:value-type="float" office:value="12.970754" calcext:value-type="float">
            <text:p>12.970754</text:p>
          </table:table-cell>
          <table:table-cell table:formula="of:=[.A338]*0.3048" office:value-type="float" office:value="3.9534858192" calcext:value-type="float">
            <text:p>3.9534858192</text:p>
          </table:table-cell>
        </table:table-row>
        <table:table-row table:style-name="ro1">
          <table:table-cell office:value-type="float" office:value="12.996492" calcext:value-type="float">
            <text:p>12.996492</text:p>
          </table:table-cell>
          <table:table-cell table:formula="of:=[.A339]*0.3048" office:value-type="float" office:value="3.9613307616" calcext:value-type="float">
            <text:p>3.9613307616</text:p>
          </table:table-cell>
        </table:table-row>
        <table:table-row table:style-name="ro1">
          <table:table-cell office:value-type="float" office:value="13.02197" calcext:value-type="float">
            <text:p>13.02197</text:p>
          </table:table-cell>
          <table:table-cell table:formula="of:=[.A340]*0.3048" office:value-type="float" office:value="3.969096456" calcext:value-type="float">
            <text:p>3.969096456</text:p>
          </table:table-cell>
        </table:table-row>
        <table:table-row table:style-name="ro1">
          <table:table-cell office:value-type="float" office:value="13.047156" calcext:value-type="float">
            <text:p>13.047156</text:p>
          </table:table-cell>
          <table:table-cell table:formula="of:=[.A341]*0.3048" office:value-type="float" office:value="3.9767731488" calcext:value-type="float">
            <text:p>3.9767731488</text:p>
          </table:table-cell>
        </table:table-row>
        <table:table-row table:style-name="ro1">
          <table:table-cell office:value-type="float" office:value="13.072022" calcext:value-type="float">
            <text:p>13.072022</text:p>
          </table:table-cell>
          <table:table-cell table:formula="of:=[.A342]*0.3048" office:value-type="float" office:value="3.9843523056" calcext:value-type="float">
            <text:p>3.9843523056</text:p>
          </table:table-cell>
        </table:table-row>
        <table:table-row table:style-name="ro1">
          <table:table-cell office:value-type="float" office:value="13.096543" calcext:value-type="float">
            <text:p>13.096543</text:p>
          </table:table-cell>
          <table:table-cell table:formula="of:=[.A343]*0.3048" office:value-type="float" office:value="3.9918263064" calcext:value-type="float">
            <text:p>3.9918263064</text:p>
          </table:table-cell>
        </table:table-row>
        <table:table-row table:style-name="ro1">
          <table:table-cell office:value-type="float" office:value="13.120686" calcext:value-type="float">
            <text:p>13.120686</text:p>
          </table:table-cell>
          <table:table-cell table:formula="of:=[.A344]*0.3048" office:value-type="float" office:value="3.9991850928" calcext:value-type="float">
            <text:p>3.9991850928</text:p>
          </table:table-cell>
        </table:table-row>
        <table:table-row table:style-name="ro1">
          <table:table-cell office:value-type="float" office:value="13.144416" calcext:value-type="float">
            <text:p>13.144416</text:p>
          </table:table-cell>
          <table:table-cell table:formula="of:=[.A345]*0.3048" office:value-type="float" office:value="4.0064179968" calcext:value-type="float">
            <text:p>4.0064179968</text:p>
          </table:table-cell>
        </table:table-row>
        <table:table-row table:style-name="ro1">
          <table:table-cell office:value-type="float" office:value="13.167709" calcext:value-type="float">
            <text:p>13.167709</text:p>
          </table:table-cell>
          <table:table-cell table:formula="of:=[.A346]*0.3048" office:value-type="float" office:value="4.0135177032" calcext:value-type="float">
            <text:p>4.0135177032</text:p>
          </table:table-cell>
        </table:table-row>
        <table:table-row table:style-name="ro1">
          <table:table-cell office:value-type="float" office:value="13.190528" calcext:value-type="float">
            <text:p>13.190528</text:p>
          </table:table-cell>
          <table:table-cell table:formula="of:=[.A347]*0.3048" office:value-type="float" office:value="4.0204729344" calcext:value-type="float">
            <text:p>4.0204729344</text:p>
          </table:table-cell>
        </table:table-row>
        <table:table-row table:style-name="ro1">
          <table:table-cell office:value-type="float" office:value="13.212838" calcext:value-type="float">
            <text:p>13.212838</text:p>
          </table:table-cell>
          <table:table-cell table:formula="of:=[.A348]*0.3048" office:value-type="float" office:value="4.0272730224" calcext:value-type="float">
            <text:p>4.0272730224</text:p>
          </table:table-cell>
        </table:table-row>
        <table:table-row table:style-name="ro1">
          <table:table-cell office:value-type="float" office:value="13.234609" calcext:value-type="float">
            <text:p>13.234609</text:p>
          </table:table-cell>
          <table:table-cell table:formula="of:=[.A349]*0.3048" office:value-type="float" office:value="4.0339088232" calcext:value-type="float">
            <text:p>4.0339088232</text:p>
          </table:table-cell>
        </table:table-row>
        <table:table-row table:style-name="ro1">
          <table:table-cell office:value-type="float" office:value="13.255799" calcext:value-type="float">
            <text:p>13.255799</text:p>
          </table:table-cell>
          <table:table-cell table:formula="of:=[.A350]*0.3048" office:value-type="float" office:value="4.0403675352" calcext:value-type="float">
            <text:p>4.0403675352</text:p>
          </table:table-cell>
        </table:table-row>
        <table:table-row table:style-name="ro1">
          <table:table-cell office:value-type="float" office:value="13.276383" calcext:value-type="float">
            <text:p>13.276383</text:p>
          </table:table-cell>
          <table:table-cell table:formula="of:=[.A351]*0.3048" office:value-type="float" office:value="4.0466415384" calcext:value-type="float">
            <text:p>4.0466415384</text:p>
          </table:table-cell>
        </table:table-row>
        <table:table-row table:style-name="ro1">
          <table:table-cell office:value-type="float" office:value="13.296322" calcext:value-type="float">
            <text:p>13.296322</text:p>
          </table:table-cell>
          <table:table-cell table:formula="of:=[.A352]*0.3048" office:value-type="float" office:value="4.0527189456" calcext:value-type="float">
            <text:p>4.0527189456</text:p>
          </table:table-cell>
        </table:table-row>
        <table:table-row table:style-name="ro1">
          <table:table-cell office:value-type="float" office:value="13.315582" calcext:value-type="float">
            <text:p>13.315582</text:p>
          </table:table-cell>
          <table:table-cell table:formula="of:=[.A353]*0.3048" office:value-type="float" office:value="4.0585893936" calcext:value-type="float">
            <text:p>4.0585893936</text:p>
          </table:table-cell>
        </table:table-row>
        <table:table-row table:style-name="ro1">
          <table:table-cell office:value-type="float" office:value="13.334133" calcext:value-type="float">
            <text:p>13.334133</text:p>
          </table:table-cell>
          <table:table-cell table:formula="of:=[.A354]*0.3048" office:value-type="float" office:value="4.0642437384" calcext:value-type="float">
            <text:p>4.0642437384</text:p>
          </table:table-cell>
        </table:table-row>
        <table:table-row table:style-name="ro1">
          <table:table-cell office:value-type="float" office:value="13.351944" calcext:value-type="float">
            <text:p>13.351944</text:p>
          </table:table-cell>
          <table:table-cell table:formula="of:=[.A355]*0.3048" office:value-type="float" office:value="4.0696725312" calcext:value-type="float">
            <text:p>4.0696725312</text:p>
          </table:table-cell>
        </table:table-row>
        <table:table-row table:style-name="ro1">
          <table:table-cell office:value-type="float" office:value="13.368982" calcext:value-type="float">
            <text:p>13.368982</text:p>
          </table:table-cell>
          <table:table-cell table:formula="of:=[.A356]*0.3048" office:value-type="float" office:value="4.0748657136" calcext:value-type="float">
            <text:p>4.0748657136</text:p>
          </table:table-cell>
        </table:table-row>
        <table:table-row table:style-name="ro1">
          <table:table-cell office:value-type="float" office:value="13.385216" calcext:value-type="float">
            <text:p>13.385216</text:p>
          </table:table-cell>
          <table:table-cell table:formula="of:=[.A357]*0.3048" office:value-type="float" office:value="4.0798138368" calcext:value-type="float">
            <text:p>4.0798138368</text:p>
          </table:table-cell>
        </table:table-row>
        <table:table-row table:style-name="ro1">
          <table:table-cell office:value-type="float" office:value="13.400618" calcext:value-type="float">
            <text:p>13.400618</text:p>
          </table:table-cell>
          <table:table-cell table:formula="of:=[.A358]*0.3048" office:value-type="float" office:value="4.0845083664" calcext:value-type="float">
            <text:p>4.0845083664</text:p>
          </table:table-cell>
        </table:table-row>
        <table:table-row table:style-name="ro1">
          <table:table-cell office:value-type="float" office:value="13.415158" calcext:value-type="float">
            <text:p>13.415158</text:p>
          </table:table-cell>
          <table:table-cell table:formula="of:=[.A359]*0.3048" office:value-type="float" office:value="4.0889401584" calcext:value-type="float">
            <text:p>4.0889401584</text:p>
          </table:table-cell>
        </table:table-row>
        <table:table-row table:style-name="ro1">
          <table:table-cell office:value-type="float" office:value="13.428809" calcext:value-type="float">
            <text:p>13.428809</text:p>
          </table:table-cell>
          <table:table-cell table:formula="of:=[.A360]*0.3048" office:value-type="float" office:value="4.0931009832" calcext:value-type="float">
            <text:p>4.0931009832</text:p>
          </table:table-cell>
        </table:table-row>
        <table:table-row table:style-name="ro1">
          <table:table-cell office:value-type="float" office:value="13.441546" calcext:value-type="float">
            <text:p>13.441546</text:p>
          </table:table-cell>
          <table:table-cell table:formula="of:=[.A361]*0.3048" office:value-type="float" office:value="4.0969832208" calcext:value-type="float">
            <text:p>4.0969832208</text:p>
          </table:table-cell>
        </table:table-row>
        <table:table-row table:style-name="ro1">
          <table:table-cell office:value-type="float" office:value="13.453348" calcext:value-type="float">
            <text:p>13.453348</text:p>
          </table:table-cell>
          <table:table-cell table:formula="of:=[.A362]*0.3048" office:value-type="float" office:value="4.1005804704" calcext:value-type="float">
            <text:p>4.1005804704</text:p>
          </table:table-cell>
        </table:table-row>
        <table:table-row table:style-name="ro1">
          <table:table-cell office:value-type="float" office:value="13.46419" calcext:value-type="float">
            <text:p>13.46419</text:p>
          </table:table-cell>
          <table:table-cell table:formula="of:=[.A363]*0.3048" office:value-type="float" office:value="4.103885112" calcext:value-type="float">
            <text:p>4.103885112</text:p>
          </table:table-cell>
        </table:table-row>
        <table:table-row table:style-name="ro1">
          <table:table-cell office:value-type="float" office:value="13.474048" calcext:value-type="float">
            <text:p>13.474048</text:p>
          </table:table-cell>
          <table:table-cell table:formula="of:=[.A364]*0.3048" office:value-type="float" office:value="4.1068898304" calcext:value-type="float">
            <text:p>4.1068898304</text:p>
          </table:table-cell>
        </table:table-row>
        <table:table-row table:style-name="ro1">
          <table:table-cell office:value-type="float" office:value="13.482908" calcext:value-type="float">
            <text:p>13.482908</text:p>
          </table:table-cell>
          <table:table-cell table:formula="of:=[.A365]*0.3048" office:value-type="float" office:value="4.1095903584" calcext:value-type="float">
            <text:p>4.1095903584</text:p>
          </table:table-cell>
        </table:table-row>
        <table:table-row table:style-name="ro1">
          <table:table-cell office:value-type="float" office:value="13.49074" calcext:value-type="float">
            <text:p>13.49074</text:p>
          </table:table-cell>
          <table:table-cell table:formula="of:=[.A366]*0.3048" office:value-type="float" office:value="4.111977552" calcext:value-type="float">
            <text:p>4.111977552</text:p>
          </table:table-cell>
        </table:table-row>
        <table:table-row table:style-name="ro1">
          <table:table-cell office:value-type="float" office:value="13.497529" calcext:value-type="float">
            <text:p>13.497529</text:p>
          </table:table-cell>
          <table:table-cell table:formula="of:=[.A367]*0.3048" office:value-type="float" office:value="4.1140468392" calcext:value-type="float">
            <text:p>4.1140468392</text:p>
          </table:table-cell>
        </table:table-row>
        <table:table-row table:style-name="ro1">
          <table:table-cell office:value-type="float" office:value="13.503261" calcext:value-type="float">
            <text:p>13.503261</text:p>
          </table:table-cell>
          <table:table-cell table:formula="of:=[.A368]*0.3048" office:value-type="float" office:value="4.1157939528" calcext:value-type="float">
            <text:p>4.1157939528</text:p>
          </table:table-cell>
        </table:table-row>
        <table:table-row table:style-name="ro1">
          <table:table-cell office:value-type="float" office:value="13.507914" calcext:value-type="float">
            <text:p>13.507914</text:p>
          </table:table-cell>
          <table:table-cell table:formula="of:=[.A369]*0.3048" office:value-type="float" office:value="4.1172121872" calcext:value-type="float">
            <text:p>4.1172121872</text:p>
          </table:table-cell>
        </table:table-row>
        <table:table-row table:style-name="ro1">
          <table:table-cell office:value-type="float" office:value="13.511478" calcext:value-type="float">
            <text:p>13.511478</text:p>
          </table:table-cell>
          <table:table-cell table:formula="of:=[.A370]*0.3048" office:value-type="float" office:value="4.1182984944" calcext:value-type="float">
            <text:p>4.1182984944</text:p>
          </table:table-cell>
        </table:table-row>
        <table:table-row table:style-name="ro1">
          <table:table-cell office:value-type="float" office:value="13.513942" calcext:value-type="float">
            <text:p>13.513942</text:p>
          </table:table-cell>
          <table:table-cell table:formula="of:=[.A371]*0.3048" office:value-type="float" office:value="4.1190495216" calcext:value-type="float">
            <text:p>4.1190495216</text:p>
          </table:table-cell>
        </table:table-row>
        <table:table-row table:style-name="ro1">
          <table:table-cell office:value-type="float" office:value="13.515292" calcext:value-type="float">
            <text:p>13.515292</text:p>
          </table:table-cell>
          <table:table-cell table:formula="of:=[.A372]*0.3048" office:value-type="float" office:value="4.1194610016" calcext:value-type="float">
            <text:p>4.1194610016</text:p>
          </table:table-cell>
        </table:table-row>
        <table:table-row table:style-name="ro1">
          <table:table-cell office:value-type="float" office:value="13.515523" calcext:value-type="float">
            <text:p>13.515523</text:p>
          </table:table-cell>
          <table:table-cell table:formula="of:=[.A373]*0.3048" office:value-type="float" office:value="4.1195314104" calcext:value-type="float">
            <text:p>4.1195314104</text:p>
          </table:table-cell>
        </table:table-row>
        <table:table-row table:style-name="ro1">
          <table:table-cell office:value-type="float" office:value="13.514615" calcext:value-type="float">
            <text:p>13.514615</text:p>
          </table:table-cell>
          <table:table-cell table:formula="of:=[.A374]*0.3048" office:value-type="float" office:value="4.119254652" calcext:value-type="float">
            <text:p>4.119254652</text:p>
          </table:table-cell>
        </table:table-row>
        <table:table-row table:style-name="ro1">
          <table:table-cell office:value-type="float" office:value="13.512564" calcext:value-type="float">
            <text:p>13.512564</text:p>
          </table:table-cell>
          <table:table-cell table:formula="of:=[.A375]*0.3048" office:value-type="float" office:value="4.1186295072" calcext:value-type="float">
            <text:p>4.1186295072</text:p>
          </table:table-cell>
        </table:table-row>
        <table:table-row table:style-name="ro1">
          <table:table-cell office:value-type="float" office:value="13.509358" calcext:value-type="float">
            <text:p>13.509358</text:p>
          </table:table-cell>
          <table:table-cell table:formula="of:=[.A376]*0.3048" office:value-type="float" office:value="4.1176523184" calcext:value-type="float">
            <text:p>4.1176523184</text:p>
          </table:table-cell>
        </table:table-row>
        <table:table-row table:style-name="ro1">
          <table:table-cell office:value-type="float" office:value="13.504991" calcext:value-type="float">
            <text:p>13.504991</text:p>
          </table:table-cell>
          <table:table-cell table:formula="of:=[.A377]*0.3048" office:value-type="float" office:value="4.1163212568" calcext:value-type="float">
            <text:p>4.1163212568</text:p>
          </table:table-cell>
        </table:table-row>
        <table:table-row table:style-name="ro1">
          <table:table-cell office:value-type="float" office:value="13.499455" calcext:value-type="float">
            <text:p>13.499455</text:p>
          </table:table-cell>
          <table:table-cell table:formula="of:=[.A378]*0.3048" office:value-type="float" office:value="4.114633884" calcext:value-type="float">
            <text:p>4.114633884</text:p>
          </table:table-cell>
        </table:table-row>
        <table:table-row table:style-name="ro1">
          <table:table-cell office:value-type="float" office:value="13.492746" calcext:value-type="float">
            <text:p>13.492746</text:p>
          </table:table-cell>
          <table:table-cell table:formula="of:=[.A379]*0.3048" office:value-type="float" office:value="4.1125889808" calcext:value-type="float">
            <text:p>4.1125889808</text:p>
          </table:table-cell>
        </table:table-row>
        <table:table-row table:style-name="ro1">
          <table:table-cell office:value-type="float" office:value="13.484857" calcext:value-type="float">
            <text:p>13.484857</text:p>
          </table:table-cell>
          <table:table-cell table:formula="of:=[.A380]*0.3048" office:value-type="float" office:value="4.1101844136" calcext:value-type="float">
            <text:p>4.1101844136</text:p>
          </table:table-cell>
        </table:table-row>
        <table:table-row table:style-name="ro1">
          <table:table-cell office:value-type="float" office:value="13.47578" calcext:value-type="float">
            <text:p>13.47578</text:p>
          </table:table-cell>
          <table:table-cell table:formula="of:=[.A381]*0.3048" office:value-type="float" office:value="4.107417744" calcext:value-type="float">
            <text:p>4.107417744</text:p>
          </table:table-cell>
        </table:table-row>
        <table:table-row table:style-name="ro1">
          <table:table-cell office:value-type="float" office:value="13.465514" calcext:value-type="float">
            <text:p>13.465514</text:p>
          </table:table-cell>
          <table:table-cell table:formula="of:=[.A382]*0.3048" office:value-type="float" office:value="4.1042886672" calcext:value-type="float">
            <text:p>4.1042886672</text:p>
          </table:table-cell>
        </table:table-row>
        <table:table-row table:style-name="ro1">
          <table:table-cell office:value-type="float" office:value="13.454047" calcext:value-type="float">
            <text:p>13.454047</text:p>
          </table:table-cell>
          <table:table-cell table:formula="of:=[.A383]*0.3048" office:value-type="float" office:value="4.1007935256" calcext:value-type="float">
            <text:p>4.1007935256</text:p>
          </table:table-cell>
        </table:table-row>
        <table:table-row table:style-name="ro1">
          <table:table-cell office:value-type="float" office:value="13.441383" calcext:value-type="float">
            <text:p>13.441383</text:p>
          </table:table-cell>
          <table:table-cell table:formula="of:=[.A384]*0.3048" office:value-type="float" office:value="4.0969335384" calcext:value-type="float">
            <text:p>4.0969335384</text:p>
          </table:table-cell>
        </table:table-row>
        <table:table-row table:style-name="ro1">
          <table:table-cell office:value-type="float" office:value="13.427515" calcext:value-type="float">
            <text:p>13.427515</text:p>
          </table:table-cell>
          <table:table-cell table:formula="of:=[.A385]*0.3048" office:value-type="float" office:value="4.092706572" calcext:value-type="float">
            <text:p>4.092706572</text:p>
          </table:table-cell>
        </table:table-row>
        <table:table-row table:style-name="ro1">
          <table:table-cell office:value-type="float" office:value="13.412439" calcext:value-type="float">
            <text:p>13.412439</text:p>
          </table:table-cell>
          <table:table-cell table:formula="of:=[.A386]*0.3048" office:value-type="float" office:value="4.0881114072" calcext:value-type="float">
            <text:p>4.0881114072</text:p>
          </table:table-cell>
        </table:table-row>
        <table:table-row table:style-name="ro1">
          <table:table-cell office:value-type="float" office:value="13.396152" calcext:value-type="float">
            <text:p>13.396152</text:p>
          </table:table-cell>
          <table:table-cell table:formula="of:=[.A387]*0.3048" office:value-type="float" office:value="4.0831471296" calcext:value-type="float">
            <text:p>4.0831471296</text:p>
          </table:table-cell>
        </table:table-row>
        <table:table-row table:style-name="ro1">
          <table:table-cell office:value-type="float" office:value="13.378646" calcext:value-type="float">
            <text:p>13.378646</text:p>
          </table:table-cell>
          <table:table-cell table:formula="of:=[.A388]*0.3048" office:value-type="float" office:value="4.0778113008" calcext:value-type="float">
            <text:p>4.0778113008</text:p>
          </table:table-cell>
        </table:table-row>
        <table:table-row table:style-name="ro1">
          <table:table-cell office:value-type="float" office:value="13.359917" calcext:value-type="float">
            <text:p>13.359917</text:p>
          </table:table-cell>
          <table:table-cell table:formula="of:=[.A389]*0.3048" office:value-type="float" office:value="4.0721027016" calcext:value-type="float">
            <text:p>4.0721027016</text:p>
          </table:table-cell>
        </table:table-row>
        <table:table-row table:style-name="ro1">
          <table:table-cell office:value-type="float" office:value="13.339962" calcext:value-type="float">
            <text:p>13.339962</text:p>
          </table:table-cell>
          <table:table-cell table:formula="of:=[.A390]*0.3048" office:value-type="float" office:value="4.0660204176" calcext:value-type="float">
            <text:p>4.0660204176</text:p>
          </table:table-cell>
        </table:table-row>
        <table:table-row table:style-name="ro1">
          <table:table-cell office:value-type="float" office:value="13.318774" calcext:value-type="float">
            <text:p>13.318774</text:p>
          </table:table-cell>
          <table:table-cell table:formula="of:=[.A391]*0.3048" office:value-type="float" office:value="4.0595623152" calcext:value-type="float">
            <text:p>4.0595623152</text:p>
          </table:table-cell>
        </table:table-row>
        <table:table-row table:style-name="ro1">
          <table:table-cell office:value-type="float" office:value="13.296354" calcext:value-type="float">
            <text:p>13.296354</text:p>
          </table:table-cell>
          <table:table-cell table:formula="of:=[.A392]*0.3048" office:value-type="float" office:value="4.0527286992" calcext:value-type="float">
            <text:p>4.0527286992</text:p>
          </table:table-cell>
        </table:table-row>
        <table:table-row table:style-name="ro1">
          <table:table-cell office:value-type="float" office:value="13.272692" calcext:value-type="float">
            <text:p>13.272692</text:p>
          </table:table-cell>
          <table:table-cell table:formula="of:=[.A393]*0.3048" office:value-type="float" office:value="4.0455165216" calcext:value-type="float">
            <text:p>4.0455165216</text:p>
          </table:table-cell>
        </table:table-row>
        <table:table-row table:style-name="ro1">
          <table:table-cell office:value-type="float" office:value="13.247788" calcext:value-type="float">
            <text:p>13.247788</text:p>
          </table:table-cell>
          <table:table-cell table:formula="of:=[.A394]*0.3048" office:value-type="float" office:value="4.0379257824" calcext:value-type="float">
            <text:p>4.0379257824</text:p>
          </table:table-cell>
        </table:table-row>
        <table:table-row table:style-name="ro1">
          <table:table-cell office:value-type="float" office:value="13.221631" calcext:value-type="float">
            <text:p>13.221631</text:p>
          </table:table-cell>
          <table:table-cell table:formula="of:=[.A395]*0.3048" office:value-type="float" office:value="4.0299531288" calcext:value-type="float">
            <text:p>4.0299531288</text:p>
          </table:table-cell>
        </table:table-row>
        <table:table-row table:style-name="ro1">
          <table:table-cell office:value-type="float" office:value="13.194217" calcext:value-type="float">
            <text:p>13.194217</text:p>
          </table:table-cell>
          <table:table-cell table:formula="of:=[.A396]*0.3048" office:value-type="float" office:value="4.0215973416" calcext:value-type="float">
            <text:p>4.0215973416</text:p>
          </table:table-cell>
        </table:table-row>
        <table:table-row table:style-name="ro1">
          <table:table-cell office:value-type="float" office:value="13.165544" calcext:value-type="float">
            <text:p>13.165544</text:p>
          </table:table-cell>
          <table:table-cell table:formula="of:=[.A397]*0.3048" office:value-type="float" office:value="4.0128578112" calcext:value-type="float">
            <text:p>4.0128578112</text:p>
          </table:table-cell>
        </table:table-row>
        <table:table-row table:style-name="ro1">
          <table:table-cell office:value-type="float" office:value="13.135601" calcext:value-type="float">
            <text:p>13.135601</text:p>
          </table:table-cell>
          <table:table-cell table:formula="of:=[.A398]*0.3048" office:value-type="float" office:value="4.0037311848" calcext:value-type="float">
            <text:p>4.0037311848</text:p>
          </table:table-cell>
        </table:table-row>
        <table:table-row table:style-name="ro1">
          <table:table-cell office:value-type="float" office:value="13.104388" calcext:value-type="float">
            <text:p>13.104388</text:p>
          </table:table-cell>
          <table:table-cell table:formula="of:=[.A399]*0.3048" office:value-type="float" office:value="3.9942174624" calcext:value-type="float">
            <text:p>3.9942174624</text:p>
          </table:table-cell>
        </table:table-row>
        <table:table-row table:style-name="ro1">
          <table:table-cell office:value-type="float" office:value="13.071895" calcext:value-type="float">
            <text:p>13.071895</text:p>
          </table:table-cell>
          <table:table-cell table:formula="of:=[.A400]*0.3048" office:value-type="float" office:value="3.984313596" calcext:value-type="float">
            <text:p>3.984313596</text:p>
          </table:table-cell>
        </table:table-row>
        <table:table-row table:style-name="ro1">
          <table:table-cell office:value-type="float" office:value="13.038115" calcext:value-type="float">
            <text:p>13.038115</text:p>
          </table:table-cell>
          <table:table-cell table:formula="of:=[.A401]*0.3048" office:value-type="float" office:value="3.974017452" calcext:value-type="float">
            <text:p>3.974017452</text:p>
          </table:table-cell>
        </table:table-row>
        <table:table-row table:style-name="ro1">
          <table:table-cell office:value-type="float" office:value="13.003051" calcext:value-type="float">
            <text:p>13.003051</text:p>
          </table:table-cell>
          <table:table-cell table:formula="of:=[.A402]*0.3048" office:value-type="float" office:value="3.9633299448" calcext:value-type="float">
            <text:p>3.9633299448</text:p>
          </table:table-cell>
        </table:table-row>
        <table:table-row table:style-name="ro1">
          <table:table-cell office:value-type="float" office:value="12.966693" calcext:value-type="float">
            <text:p>12.966693</text:p>
          </table:table-cell>
          <table:table-cell table:formula="of:=[.A403]*0.3048" office:value-type="float" office:value="3.9522480264" calcext:value-type="float">
            <text:p>3.9522480264</text:p>
          </table:table-cell>
        </table:table-row>
        <table:table-row table:style-name="ro1">
          <table:table-cell office:value-type="float" office:value="12.929038" calcext:value-type="float">
            <text:p>12.929038</text:p>
          </table:table-cell>
          <table:table-cell table:formula="of:=[.A404]*0.3048" office:value-type="float" office:value="3.9407707824" calcext:value-type="float">
            <text:p>3.9407707824</text:p>
          </table:table-cell>
        </table:table-row>
        <table:table-row table:style-name="ro1">
          <table:table-cell office:value-type="float" office:value="12.890088" calcext:value-type="float">
            <text:p>12.890088</text:p>
          </table:table-cell>
          <table:table-cell table:formula="of:=[.A405]*0.3048" office:value-type="float" office:value="3.9288988224" calcext:value-type="float">
            <text:p>3.9288988224</text:p>
          </table:table-cell>
        </table:table-row>
        <table:table-row table:style-name="ro1">
          <table:table-cell office:value-type="float" office:value="12.84984" calcext:value-type="float">
            <text:p>12.84984</text:p>
          </table:table-cell>
          <table:table-cell table:formula="of:=[.A406]*0.3048" office:value-type="float" office:value="3.916631232" calcext:value-type="float">
            <text:p>3.916631232</text:p>
          </table:table-cell>
        </table:table-row>
        <table:table-row table:style-name="ro1">
          <table:table-cell office:value-type="float" office:value="12.80829" calcext:value-type="float">
            <text:p>12.80829</text:p>
          </table:table-cell>
          <table:table-cell table:formula="of:=[.A407]*0.3048" office:value-type="float" office:value="3.903966792" calcext:value-type="float">
            <text:p>3.903966792</text:p>
          </table:table-cell>
        </table:table-row>
        <table:table-row table:style-name="ro1">
          <table:table-cell office:value-type="float" office:value="12.765441" calcext:value-type="float">
            <text:p>12.765441</text:p>
          </table:table-cell>
          <table:table-cell table:formula="of:=[.A408]*0.3048" office:value-type="float" office:value="3.8909064168" calcext:value-type="float">
            <text:p>3.8909064168</text:p>
          </table:table-cell>
        </table:table-row>
        <table:table-row table:style-name="ro1">
          <table:table-cell office:value-type="float" office:value="12.721289" calcext:value-type="float">
            <text:p>12.721289</text:p>
          </table:table-cell>
          <table:table-cell table:formula="of:=[.A409]*0.3048" office:value-type="float" office:value="3.8774488872" calcext:value-type="float">
            <text:p>3.8774488872</text:p>
          </table:table-cell>
        </table:table-row>
        <table:table-row table:style-name="ro1">
          <table:table-cell office:value-type="float" office:value="12.675836" calcext:value-type="float">
            <text:p>12.675836</text:p>
          </table:table-cell>
          <table:table-cell table:formula="of:=[.A410]*0.3048" office:value-type="float" office:value="3.8635948128" calcext:value-type="float">
            <text:p>3.8635948128</text:p>
          </table:table-cell>
        </table:table-row>
        <table:table-row table:style-name="ro1">
          <table:table-cell office:value-type="float" office:value="12.629084" calcext:value-type="float">
            <text:p>12.629084</text:p>
          </table:table-cell>
          <table:table-cell table:formula="of:=[.A411]*0.3048" office:value-type="float" office:value="3.8493448032" calcext:value-type="float">
            <text:p>3.8493448032</text:p>
          </table:table-cell>
        </table:table-row>
        <table:table-row table:style-name="ro1">
          <table:table-cell office:value-type="float" office:value="12.581037" calcext:value-type="float">
            <text:p>12.581037</text:p>
          </table:table-cell>
          <table:table-cell table:formula="of:=[.A412]*0.3048" office:value-type="float" office:value="3.8347000776" calcext:value-type="float">
            <text:p>3.8347000776</text:p>
          </table:table-cell>
        </table:table-row>
        <table:table-row table:style-name="ro1">
          <table:table-cell office:value-type="float" office:value="12.531697" calcext:value-type="float">
            <text:p>12.531697</text:p>
          </table:table-cell>
          <table:table-cell table:formula="of:=[.A413]*0.3048" office:value-type="float" office:value="3.8196612456" calcext:value-type="float">
            <text:p>3.8196612456</text:p>
          </table:table-cell>
        </table:table-row>
        <table:table-row table:style-name="ro1">
          <table:table-cell office:value-type="float" office:value="12.481072" calcext:value-type="float">
            <text:p>12.481072</text:p>
          </table:table-cell>
          <table:table-cell table:formula="of:=[.A414]*0.3048" office:value-type="float" office:value="3.8042307456" calcext:value-type="float">
            <text:p>3.8042307456</text:p>
          </table:table-cell>
        </table:table-row>
        <table:table-row table:style-name="ro1">
          <table:table-cell office:value-type="float" office:value="12.429173" calcext:value-type="float">
            <text:p>12.429173</text:p>
          </table:table-cell>
          <table:table-cell table:formula="of:=[.A415]*0.3048" office:value-type="float" office:value="3.7884119304" calcext:value-type="float">
            <text:p>3.7884119304</text:p>
          </table:table-cell>
        </table:table-row>
        <table:table-row table:style-name="ro1">
          <table:table-cell office:value-type="float" office:value="12.376005" calcext:value-type="float">
            <text:p>12.376005</text:p>
          </table:table-cell>
          <table:table-cell table:formula="of:=[.A416]*0.3048" office:value-type="float" office:value="3.772206324" calcext:value-type="float">
            <text:p>3.772206324</text:p>
          </table:table-cell>
        </table:table-row>
        <table:table-row table:style-name="ro1">
          <table:table-cell office:value-type="float" office:value="12.321582" calcext:value-type="float">
            <text:p>12.321582</text:p>
          </table:table-cell>
          <table:table-cell table:formula="of:=[.A417]*0.3048" office:value-type="float" office:value="3.7556181936" calcext:value-type="float">
            <text:p>3.7556181936</text:p>
          </table:table-cell>
        </table:table-row>
        <table:table-row table:style-name="ro1">
          <table:table-cell office:value-type="float" office:value="12.265916" calcext:value-type="float">
            <text:p>12.265916</text:p>
          </table:table-cell>
          <table:table-cell table:formula="of:=[.A418]*0.3048" office:value-type="float" office:value="3.7386511968" calcext:value-type="float">
            <text:p>3.7386511968</text:p>
          </table:table-cell>
        </table:table-row>
        <table:table-row table:style-name="ro1">
          <table:table-cell office:value-type="float" office:value="12.209021" calcext:value-type="float">
            <text:p>12.209021</text:p>
          </table:table-cell>
          <table:table-cell table:formula="of:=[.A419]*0.3048" office:value-type="float" office:value="3.7213096008" calcext:value-type="float">
            <text:p>3.7213096008</text:p>
          </table:table-cell>
        </table:table-row>
        <table:table-row table:style-name="ro1">
          <table:table-cell office:value-type="float" office:value="12.150919" calcext:value-type="float">
            <text:p>12.150919</text:p>
          </table:table-cell>
          <table:table-cell table:formula="of:=[.A420]*0.3048" office:value-type="float" office:value="3.7036001112" calcext:value-type="float">
            <text:p>3.7036001112</text:p>
          </table:table-cell>
        </table:table-row>
        <table:table-row table:style-name="ro1">
          <table:table-cell office:value-type="float" office:value="12.091632" calcext:value-type="float">
            <text:p>12.091632</text:p>
          </table:table-cell>
          <table:table-cell table:formula="of:=[.A421]*0.3048" office:value-type="float" office:value="3.6855294336" calcext:value-type="float">
            <text:p>3.6855294336</text:p>
          </table:table-cell>
        </table:table-row>
        <table:table-row table:style-name="ro1">
          <table:table-cell office:value-type="float" office:value="12.03117" calcext:value-type="float">
            <text:p>12.03117</text:p>
          </table:table-cell>
          <table:table-cell table:formula="of:=[.A422]*0.3048" office:value-type="float" office:value="3.667100616" calcext:value-type="float">
            <text:p>3.667100616</text:p>
          </table:table-cell>
        </table:table-row>
        <table:table-row table:style-name="ro1">
          <table:table-cell office:value-type="float" office:value="11.969563" calcext:value-type="float">
            <text:p>11.969563</text:p>
          </table:table-cell>
          <table:table-cell table:formula="of:=[.A423]*0.3048" office:value-type="float" office:value="3.6483228024" calcext:value-type="float">
            <text:p>3.6483228024</text:p>
          </table:table-cell>
        </table:table-row>
        <table:table-row table:style-name="ro1">
          <table:table-cell office:value-type="float" office:value="11.906832" calcext:value-type="float">
            <text:p>11.906832</text:p>
          </table:table-cell>
          <table:table-cell table:formula="of:=[.A424]*0.3048" office:value-type="float" office:value="3.6292023936" calcext:value-type="float">
            <text:p>3.6292023936</text:p>
          </table:table-cell>
        </table:table-row>
        <table:table-row table:style-name="ro1">
          <table:table-cell office:value-type="float" office:value="11.842994" calcext:value-type="float">
            <text:p>11.842994</text:p>
          </table:table-cell>
          <table:table-cell table:formula="of:=[.A425]*0.3048" office:value-type="float" office:value="3.6097445712" calcext:value-type="float">
            <text:p>3.6097445712</text:p>
          </table:table-cell>
        </table:table-row>
        <table:table-row table:style-name="ro1">
          <table:table-cell office:value-type="float" office:value="11.778081" calcext:value-type="float">
            <text:p>11.778081</text:p>
          </table:table-cell>
          <table:table-cell table:formula="of:=[.A426]*0.3048" office:value-type="float" office:value="3.5899590888" calcext:value-type="float">
            <text:p>3.5899590888</text:p>
          </table:table-cell>
        </table:table-row>
        <table:table-row table:style-name="ro1">
          <table:table-cell office:value-type="float" office:value="11.712116" calcext:value-type="float">
            <text:p>11.712116</text:p>
          </table:table-cell>
          <table:table-cell table:formula="of:=[.A427]*0.3048" office:value-type="float" office:value="3.5698529568" calcext:value-type="float">
            <text:p>3.5698529568</text:p>
          </table:table-cell>
        </table:table-row>
        <table:table-row table:style-name="ro1">
          <table:table-cell office:value-type="float" office:value="11.645127" calcext:value-type="float">
            <text:p>11.645127</text:p>
          </table:table-cell>
          <table:table-cell table:formula="of:=[.A428]*0.3048" office:value-type="float" office:value="3.5494347096" calcext:value-type="float">
            <text:p>3.5494347096</text:p>
          </table:table-cell>
        </table:table-row>
        <table:table-row table:style-name="ro1">
          <table:table-cell office:value-type="float" office:value="11.577143" calcext:value-type="float">
            <text:p>11.577143</text:p>
          </table:table-cell>
          <table:table-cell table:formula="of:=[.A429]*0.3048" office:value-type="float" office:value="3.5287131864" calcext:value-type="float">
            <text:p>3.5287131864</text:p>
          </table:table-cell>
        </table:table-row>
        <table:table-row table:style-name="ro1">
          <table:table-cell office:value-type="float" office:value="11.508189" calcext:value-type="float">
            <text:p>11.508189</text:p>
          </table:table-cell>
          <table:table-cell table:formula="of:=[.A430]*0.3048" office:value-type="float" office:value="3.5076960072" calcext:value-type="float">
            <text:p>3.5076960072</text:p>
          </table:table-cell>
        </table:table-row>
        <table:table-row table:style-name="ro1">
          <table:table-cell office:value-type="float" office:value="11.4382954" calcext:value-type="float">
            <text:p>11.4382954</text:p>
          </table:table-cell>
          <table:table-cell table:formula="of:=[.A431]*0.3048" office:value-type="float" office:value="3.48639243792" calcext:value-type="float">
            <text:p>3.48639243792</text:p>
          </table:table-cell>
        </table:table-row>
        <table:table-row table:style-name="ro1">
          <table:table-cell office:value-type="float" office:value="11.3674917" calcext:value-type="float">
            <text:p>11.3674917</text:p>
          </table:table-cell>
          <table:table-cell table:formula="of:=[.A432]*0.3048" office:value-type="float" office:value="3.46481147016" calcext:value-type="float">
            <text:p>3.46481147016</text:p>
          </table:table-cell>
        </table:table-row>
        <table:table-row table:style-name="ro1">
          <table:table-cell office:value-type="float" office:value="11.295804" calcext:value-type="float">
            <text:p>11.295804</text:p>
          </table:table-cell>
          <table:table-cell table:formula="of:=[.A433]*0.3048" office:value-type="float" office:value="3.4429610592" calcext:value-type="float">
            <text:p>3.4429610592</text:p>
          </table:table-cell>
        </table:table-row>
        <table:table-row table:style-name="ro1">
          <table:table-cell office:value-type="float" office:value="11.2232637" calcext:value-type="float">
            <text:p>11.2232637</text:p>
          </table:table-cell>
          <table:table-cell table:formula="of:=[.A434]*0.3048" office:value-type="float" office:value="3.42085077576" calcext:value-type="float">
            <text:p>3.42085077576</text:p>
          </table:table-cell>
        </table:table-row>
        <table:table-row table:style-name="ro1">
          <table:table-cell office:value-type="float" office:value="11.1498947" calcext:value-type="float">
            <text:p>11.1498947</text:p>
          </table:table-cell>
          <table:table-cell table:formula="of:=[.A435]*0.3048" office:value-type="float" office:value="3.39848790456" calcext:value-type="float">
            <text:p>3.39848790456</text:p>
          </table:table-cell>
        </table:table-row>
        <table:table-row table:style-name="ro1">
          <table:table-cell office:value-type="float" office:value="11.0757284" calcext:value-type="float">
            <text:p>11.0757284</text:p>
          </table:table-cell>
          <table:table-cell table:formula="of:=[.A436]*0.3048" office:value-type="float" office:value="3.37588201632" calcext:value-type="float">
            <text:p>3.37588201632</text:p>
          </table:table-cell>
        </table:table-row>
        <table:table-row table:style-name="ro1">
          <table:table-cell office:value-type="float" office:value="11.0007915" calcext:value-type="float">
            <text:p>11.0007915</text:p>
          </table:table-cell>
          <table:table-cell table:formula="of:=[.A437]*0.3048" office:value-type="float" office:value="3.3530412492" calcext:value-type="float">
            <text:p>3.3530412492</text:p>
          </table:table-cell>
        </table:table-row>
        <table:table-row table:style-name="ro1">
          <table:table-cell office:value-type="float" office:value="10.9251127" calcext:value-type="float">
            <text:p>10.9251127</text:p>
          </table:table-cell>
          <table:table-cell table:formula="of:=[.A438]*0.3048" office:value-type="float" office:value="3.32997435096" calcext:value-type="float">
            <text:p>3.32997435096</text:p>
          </table:table-cell>
        </table:table-row>
        <table:table-row table:style-name="ro1">
          <table:table-cell office:value-type="float" office:value="10.8487148" calcext:value-type="float">
            <text:p>10.8487148</text:p>
          </table:table-cell>
          <table:table-cell table:formula="of:=[.A439]*0.3048" office:value-type="float" office:value="3.30668827104" calcext:value-type="float">
            <text:p>3.30668827104</text:p>
          </table:table-cell>
        </table:table-row>
        <table:table-row table:style-name="ro1">
          <table:table-cell office:value-type="float" office:value="10.7716293" calcext:value-type="float">
            <text:p>10.7716293</text:p>
          </table:table-cell>
          <table:table-cell table:formula="of:=[.A440]*0.3048" office:value-type="float" office:value="3.28319261064" calcext:value-type="float">
            <text:p>3.28319261064</text:p>
          </table:table-cell>
        </table:table-row>
        <table:table-row table:style-name="ro1">
          <table:table-cell office:value-type="float" office:value="10.6938829" calcext:value-type="float">
            <text:p>10.6938829</text:p>
          </table:table-cell>
          <table:table-cell table:formula="of:=[.A441]*0.3048" office:value-type="float" office:value="3.25949550792" calcext:value-type="float">
            <text:p>3.25949550792</text:p>
          </table:table-cell>
        </table:table-row>
        <table:table-row table:style-name="ro1">
          <table:table-cell office:value-type="float" office:value="10.6154995" calcext:value-type="float">
            <text:p>10.6154995</text:p>
          </table:table-cell>
          <table:table-cell table:formula="of:=[.A442]*0.3048" office:value-type="float" office:value="3.2356042476" calcext:value-type="float">
            <text:p>3.2356042476</text:p>
          </table:table-cell>
        </table:table-row>
        <table:table-row table:style-name="ro1">
          <table:table-cell office:value-type="float" office:value="10.5365086" calcext:value-type="float">
            <text:p>10.5365086</text:p>
          </table:table-cell>
          <table:table-cell table:formula="of:=[.A443]*0.3048" office:value-type="float" office:value="3.21152782128" calcext:value-type="float">
            <text:p>3.21152782128</text:p>
          </table:table-cell>
        </table:table-row>
        <table:table-row table:style-name="ro1">
          <table:table-cell office:value-type="float" office:value="10.4569416" calcext:value-type="float">
            <text:p>10.4569416</text:p>
          </table:table-cell>
          <table:table-cell table:formula="of:=[.A444]*0.3048" office:value-type="float" office:value="3.18727579968" calcext:value-type="float">
            <text:p>3.18727579968</text:p>
          </table:table-cell>
        </table:table-row>
        <table:table-row table:style-name="ro1">
          <table:table-cell office:value-type="float" office:value="10.3768215" calcext:value-type="float">
            <text:p>10.3768215</text:p>
          </table:table-cell>
          <table:table-cell table:formula="of:=[.A445]*0.3048" office:value-type="float" office:value="3.1628551932" calcext:value-type="float">
            <text:p>3.1628551932</text:p>
          </table:table-cell>
        </table:table-row>
        <table:table-row table:style-name="ro1">
          <table:table-cell office:value-type="float" office:value="10.2961826" calcext:value-type="float">
            <text:p>10.2961826</text:p>
          </table:table-cell>
          <table:table-cell table:formula="of:=[.A446]*0.3048" office:value-type="float" office:value="3.13827645648" calcext:value-type="float">
            <text:p>3.13827645648</text:p>
          </table:table-cell>
        </table:table-row>
        <table:table-row table:style-name="ro1">
          <table:table-cell office:value-type="float" office:value="10.2150545" calcext:value-type="float">
            <text:p>10.2150545</text:p>
          </table:table-cell>
          <table:table-cell table:formula="of:=[.A447]*0.3048" office:value-type="float" office:value="3.1135486116" calcext:value-type="float">
            <text:p>3.1135486116</text:p>
          </table:table-cell>
        </table:table-row>
        <table:table-row table:style-name="ro1">
          <table:table-cell office:value-type="float" office:value="10.1334696" calcext:value-type="float">
            <text:p>10.1334696</text:p>
          </table:table-cell>
          <table:table-cell table:formula="of:=[.A448]*0.3048" office:value-type="float" office:value="3.08868153408" calcext:value-type="float">
            <text:p>3.08868153408</text:p>
          </table:table-cell>
        </table:table-row>
        <table:table-row table:style-name="ro1">
          <table:table-cell office:value-type="float" office:value="10.0514603" calcext:value-type="float">
            <text:p>10.0514603</text:p>
          </table:table-cell>
          <table:table-cell table:formula="of:=[.A449]*0.3048" office:value-type="float" office:value="3.06368509944" calcext:value-type="float">
            <text:p>3.06368509944</text:p>
          </table:table-cell>
        </table:table-row>
        <table:table-row table:style-name="ro1">
          <table:table-cell office:value-type="float" office:value="9.9690666" calcext:value-type="float">
            <text:p>9.9690666</text:p>
          </table:table-cell>
          <table:table-cell table:formula="of:=[.A450]*0.3048" office:value-type="float" office:value="3.03857149968" calcext:value-type="float">
            <text:p>3.03857149968</text:p>
          </table:table-cell>
        </table:table-row>
        <table:table-row table:style-name="ro1">
          <table:table-cell office:value-type="float" office:value="9.886322" calcext:value-type="float">
            <text:p>9.886322</text:p>
          </table:table-cell>
          <table:table-cell table:formula="of:=[.A451]*0.3048" office:value-type="float" office:value="3.0133509456" calcext:value-type="float">
            <text:p>3.0133509456</text:p>
          </table:table-cell>
        </table:table-row>
        <table:table-row table:style-name="ro1">
          <table:table-cell office:value-type="float" office:value="9.8032665" calcext:value-type="float">
            <text:p>9.8032665</text:p>
          </table:table-cell>
          <table:table-cell table:formula="of:=[.A452]*0.3048" office:value-type="float" office:value="2.9880356292" calcext:value-type="float">
            <text:p>2.9880356292</text:p>
          </table:table-cell>
        </table:table-row>
        <table:table-row table:style-name="ro1">
          <table:table-cell office:value-type="float" office:value="9.7199411" calcext:value-type="float">
            <text:p>9.7199411</text:p>
          </table:table-cell>
          <table:table-cell table:formula="of:=[.A453]*0.3048" office:value-type="float" office:value="2.96263804728" calcext:value-type="float">
            <text:p>2.96263804728</text:p>
          </table:table-cell>
        </table:table-row>
        <table:table-row table:style-name="ro1">
          <table:table-cell office:value-type="float" office:value="9.6363926" calcext:value-type="float">
            <text:p>9.6363926</text:p>
          </table:table-cell>
          <table:table-cell table:formula="of:=[.A454]*0.3048" office:value-type="float" office:value="2.93717246448" calcext:value-type="float">
            <text:p>2.93717246448</text:p>
          </table:table-cell>
        </table:table-row>
        <table:table-row table:style-name="ro1">
          <table:table-cell office:value-type="float" office:value="9.5526619" calcext:value-type="float">
            <text:p>9.5526619</text:p>
          </table:table-cell>
          <table:table-cell table:formula="of:=[.A455]*0.3048" office:value-type="float" office:value="2.91165134712" calcext:value-type="float">
            <text:p>2.91165134712</text:p>
          </table:table-cell>
        </table:table-row>
        <table:table-row table:style-name="ro1">
          <table:table-cell office:value-type="float" office:value="9.4687972" calcext:value-type="float">
            <text:p>9.4687972</text:p>
          </table:table-cell>
          <table:table-cell table:formula="of:=[.A456]*0.3048" office:value-type="float" office:value="2.88608938656" calcext:value-type="float">
            <text:p>2.88608938656</text:p>
          </table:table-cell>
        </table:table-row>
        <table:table-row table:style-name="ro1">
          <table:table-cell office:value-type="float" office:value="9.384851" calcext:value-type="float">
            <text:p>9.384851</text:p>
          </table:table-cell>
          <table:table-cell table:formula="of:=[.A457]*0.3048" office:value-type="float" office:value="2.8605025848" calcext:value-type="float">
            <text:p>2.8605025848</text:p>
          </table:table-cell>
        </table:table-row>
        <table:table-row table:style-name="ro1">
          <table:table-cell office:value-type="float" office:value="9.300868" calcext:value-type="float">
            <text:p>9.300868</text:p>
          </table:table-cell>
          <table:table-cell table:formula="of:=[.A458]*0.3048" office:value-type="float" office:value="2.8349045664" calcext:value-type="float">
            <text:p>2.8349045664</text:p>
          </table:table-cell>
        </table:table-row>
        <table:table-row table:style-name="ro1">
          <table:table-cell office:value-type="float" office:value="9.2169023" calcext:value-type="float">
            <text:p>9.2169023</text:p>
          </table:table-cell>
          <table:table-cell table:formula="of:=[.A459]*0.3048" office:value-type="float" office:value="2.80931182104" calcext:value-type="float">
            <text:p>2.80931182104</text:p>
          </table:table-cell>
        </table:table-row>
        <table:table-row table:style-name="ro1">
          <table:table-cell office:value-type="float" office:value="9.1330113" calcext:value-type="float">
            <text:p>9.1330113</text:p>
          </table:table-cell>
          <table:table-cell table:formula="of:=[.A460]*0.3048" office:value-type="float" office:value="2.78374184424" calcext:value-type="float">
            <text:p>2.78374184424</text:p>
          </table:table-cell>
        </table:table-row>
        <table:table-row table:style-name="ro1">
          <table:table-cell office:value-type="float" office:value="9.0492435" calcext:value-type="float">
            <text:p>9.0492435</text:p>
          </table:table-cell>
          <table:table-cell table:formula="of:=[.A461]*0.3048" office:value-type="float" office:value="2.7582094188" calcext:value-type="float">
            <text:p>2.7582094188</text:p>
          </table:table-cell>
        </table:table-row>
        <table:table-row table:style-name="ro1">
          <table:table-cell office:value-type="float" office:value="8.9656558" calcext:value-type="float">
            <text:p>8.9656558</text:p>
          </table:table-cell>
          <table:table-cell table:formula="of:=[.A462]*0.3048" office:value-type="float" office:value="2.73273188784" calcext:value-type="float">
            <text:p>2.73273188784</text:p>
          </table:table-cell>
        </table:table-row>
        <table:table-row table:style-name="ro1">
          <table:table-cell office:value-type="float" office:value="8.8823066" calcext:value-type="float">
            <text:p>8.8823066</text:p>
          </table:table-cell>
          <table:table-cell table:formula="of:=[.A463]*0.3048" office:value-type="float" office:value="2.70732705168" calcext:value-type="float">
            <text:p>2.70732705168</text:p>
          </table:table-cell>
        </table:table-row>
        <table:table-row table:style-name="ro1">
          <table:table-cell office:value-type="float" office:value="8.7992482" calcext:value-type="float">
            <text:p>8.7992482</text:p>
          </table:table-cell>
          <table:table-cell table:formula="of:=[.A464]*0.3048" office:value-type="float" office:value="2.68201085136" calcext:value-type="float">
            <text:p>2.68201085136</text:p>
          </table:table-cell>
        </table:table-row>
        <table:table-row table:style-name="ro1">
          <table:table-cell office:value-type="float" office:value="8.7165365" calcext:value-type="float">
            <text:p>8.7165365</text:p>
          </table:table-cell>
          <table:table-cell table:formula="of:=[.A465]*0.3048" office:value-type="float" office:value="2.6568003252" calcext:value-type="float">
            <text:p>2.6568003252</text:p>
          </table:table-cell>
        </table:table-row>
        <table:table-row table:style-name="ro1">
          <table:table-cell office:value-type="float" office:value="8.6342316" calcext:value-type="float">
            <text:p>8.6342316</text:p>
          </table:table-cell>
          <table:table-cell table:formula="of:=[.A466]*0.3048" office:value-type="float" office:value="2.63171379168" calcext:value-type="float">
            <text:p>2.63171379168</text:p>
          </table:table-cell>
        </table:table-row>
        <table:table-row table:style-name="ro1">
          <table:table-cell office:value-type="float" office:value="8.5523825" calcext:value-type="float">
            <text:p>8.5523825</text:p>
          </table:table-cell>
          <table:table-cell table:formula="of:=[.A467]*0.3048" office:value-type="float" office:value="2.606766186" calcext:value-type="float">
            <text:p>2.606766186</text:p>
          </table:table-cell>
        </table:table-row>
        <table:table-row table:style-name="ro1">
          <table:table-cell office:value-type="float" office:value="8.4710436" calcext:value-type="float">
            <text:p>8.4710436</text:p>
          </table:table-cell>
          <table:table-cell table:formula="of:=[.A468]*0.3048" office:value-type="float" office:value="2.58197408928" calcext:value-type="float">
            <text:p>2.58197408928</text:p>
          </table:table-cell>
        </table:table-row>
        <table:table-row table:style-name="ro1">
          <table:table-cell office:value-type="float" office:value="8.3902726" calcext:value-type="float">
            <text:p>8.3902726</text:p>
          </table:table-cell>
          <table:table-cell table:formula="of:=[.A469]*0.3048" office:value-type="float" office:value="2.55735508848" calcext:value-type="float">
            <text:p>2.55735508848</text:p>
          </table:table-cell>
        </table:table-row>
        <table:table-row table:style-name="ro1">
          <table:table-cell office:value-type="float" office:value="8.3101149" calcext:value-type="float">
            <text:p>8.3101149</text:p>
          </table:table-cell>
          <table:table-cell table:formula="of:=[.A470]*0.3048" office:value-type="float" office:value="2.53292302152" calcext:value-type="float">
            <text:p>2.53292302152</text:p>
          </table:table-cell>
        </table:table-row>
        <table:table-row table:style-name="ro1">
          <table:table-cell office:value-type="float" office:value="8.2306242" calcext:value-type="float">
            <text:p>8.2306242</text:p>
          </table:table-cell>
          <table:table-cell table:formula="of:=[.A471]*0.3048" office:value-type="float" office:value="2.50869425616" calcext:value-type="float">
            <text:p>2.50869425616</text:p>
          </table:table-cell>
        </table:table-row>
        <table:table-row table:style-name="ro1">
          <table:table-cell office:value-type="float" office:value="8.1518517" calcext:value-type="float">
            <text:p>8.1518517</text:p>
          </table:table-cell>
          <table:table-cell table:formula="of:=[.A472]*0.3048" office:value-type="float" office:value="2.48468439816" calcext:value-type="float">
            <text:p>2.48468439816</text:p>
          </table:table-cell>
        </table:table-row>
        <table:table-row table:style-name="ro1">
          <table:table-cell office:value-type="float" office:value="8.0738382" calcext:value-type="float">
            <text:p>8.0738382</text:p>
          </table:table-cell>
          <table:table-cell table:formula="of:=[.A473]*0.3048" office:value-type="float" office:value="2.46090588336" calcext:value-type="float">
            <text:p>2.46090588336</text:p>
          </table:table-cell>
        </table:table-row>
        <table:table-row table:style-name="ro1">
          <table:table-cell office:value-type="float" office:value="7.9966278" calcext:value-type="float">
            <text:p>7.9966278</text:p>
          </table:table-cell>
          <table:table-cell table:formula="of:=[.A474]*0.3048" office:value-type="float" office:value="2.43737215344" calcext:value-type="float">
            <text:p>2.43737215344</text:p>
          </table:table-cell>
        </table:table-row>
        <table:table-row table:style-name="ro1">
          <table:table-cell office:value-type="float" office:value="7.9202709" calcext:value-type="float">
            <text:p>7.9202709</text:p>
          </table:table-cell>
          <table:table-cell table:formula="of:=[.A475]*0.3048" office:value-type="float" office:value="2.41409857032" calcext:value-type="float">
            <text:p>2.41409857032</text:p>
          </table:table-cell>
        </table:table-row>
        <table:table-row table:style-name="ro1">
          <table:table-cell office:value-type="float" office:value="7.8447981" calcext:value-type="float">
            <text:p>7.8447981</text:p>
          </table:table-cell>
          <table:table-cell table:formula="of:=[.A476]*0.3048" office:value-type="float" office:value="2.39109446088" calcext:value-type="float">
            <text:p>2.39109446088</text:p>
          </table:table-cell>
        </table:table-row>
        <table:table-row table:style-name="ro1">
          <table:table-cell office:value-type="float" office:value="7.7702518" calcext:value-type="float">
            <text:p>7.7702518</text:p>
          </table:table-cell>
          <table:table-cell table:formula="of:=[.A477]*0.3048" office:value-type="float" office:value="2.36837274864" calcext:value-type="float">
            <text:p>2.36837274864</text:p>
          </table:table-cell>
        </table:table-row>
        <table:table-row table:style-name="ro1">
          <table:table-cell office:value-type="float" office:value="7.6966705" calcext:value-type="float">
            <text:p>7.6966705</text:p>
          </table:table-cell>
          <table:table-cell table:formula="of:=[.A478]*0.3048" office:value-type="float" office:value="2.3459451684" calcext:value-type="float">
            <text:p>2.3459451684</text:p>
          </table:table-cell>
        </table:table-row>
        <table:table-row table:style-name="ro1">
          <table:table-cell office:value-type="float" office:value="7.6240859" calcext:value-type="float">
            <text:p>7.6240859</text:p>
          </table:table-cell>
          <table:table-cell table:formula="of:=[.A479]*0.3048" office:value-type="float" office:value="2.32382138232" calcext:value-type="float">
            <text:p>2.32382138232</text:p>
          </table:table-cell>
        </table:table-row>
        <table:table-row table:style-name="ro1">
          <table:table-cell office:value-type="float" office:value="7.5525308" calcext:value-type="float">
            <text:p>7.5525308</text:p>
          </table:table-cell>
          <table:table-cell table:formula="of:=[.A480]*0.3048" office:value-type="float" office:value="2.30201138784" calcext:value-type="float">
            <text:p>2.30201138784</text:p>
          </table:table-cell>
        </table:table-row>
        <table:table-row table:style-name="ro1">
          <table:table-cell office:value-type="float" office:value="7.4820404" calcext:value-type="float">
            <text:p>7.4820404</text:p>
          </table:table-cell>
          <table:table-cell table:formula="of:=[.A481]*0.3048" office:value-type="float" office:value="2.28052591392" calcext:value-type="float">
            <text:p>2.28052591392</text:p>
          </table:table-cell>
        </table:table-row>
        <table:table-row table:style-name="ro1">
          <table:table-cell office:value-type="float" office:value="7.4126401" calcext:value-type="float">
            <text:p>7.4126401</text:p>
          </table:table-cell>
          <table:table-cell table:formula="of:=[.A482]*0.3048" office:value-type="float" office:value="2.25937270248" calcext:value-type="float">
            <text:p>2.25937270248</text:p>
          </table:table-cell>
        </table:table-row>
        <table:table-row table:style-name="ro1">
          <table:table-cell office:value-type="float" office:value="7.3443589" calcext:value-type="float">
            <text:p>7.3443589</text:p>
          </table:table-cell>
          <table:table-cell table:formula="of:=[.A483]*0.3048" office:value-type="float" office:value="2.23856059272" calcext:value-type="float">
            <text:p>2.23856059272</text:p>
          </table:table-cell>
        </table:table-row>
        <table:table-row table:style-name="ro1">
          <table:table-cell office:value-type="float" office:value="7.2772245" calcext:value-type="float">
            <text:p>7.2772245</text:p>
          </table:table-cell>
          <table:table-cell table:formula="of:=[.A484]*0.3048" office:value-type="float" office:value="2.2180980276" calcext:value-type="float">
            <text:p>2.2180980276</text:p>
          </table:table-cell>
        </table:table-row>
        <table:table-row table:style-name="ro1">
          <table:table-cell office:value-type="float" office:value="7.2112575" calcext:value-type="float">
            <text:p>7.2112575</text:p>
          </table:table-cell>
          <table:table-cell table:formula="of:=[.A485]*0.3048" office:value-type="float" office:value="2.197991286" calcext:value-type="float">
            <text:p>2.197991286</text:p>
          </table:table-cell>
        </table:table-row>
        <table:table-row table:style-name="ro1">
          <table:table-cell office:value-type="float" office:value="7.1464825" calcext:value-type="float">
            <text:p>7.1464825</text:p>
          </table:table-cell>
          <table:table-cell table:formula="of:=[.A486]*0.3048" office:value-type="float" office:value="2.178247866" calcext:value-type="float">
            <text:p>2.178247866</text:p>
          </table:table-cell>
        </table:table-row>
        <table:table-row table:style-name="ro1">
          <table:table-cell office:value-type="float" office:value="7.0829268" calcext:value-type="float">
            <text:p>7.0829268</text:p>
          </table:table-cell>
          <table:table-cell table:formula="of:=[.A487]*0.3048" office:value-type="float" office:value="2.15887608864" calcext:value-type="float">
            <text:p>2.15887608864</text:p>
          </table:table-cell>
        </table:table-row>
        <table:table-row table:style-name="ro1">
          <table:table-cell office:value-type="float" office:value="7.0205994" calcext:value-type="float">
            <text:p>7.0205994</text:p>
          </table:table-cell>
          <table:table-cell table:formula="of:=[.A488]*0.3048" office:value-type="float" office:value="2.13987869712" calcext:value-type="float">
            <text:p>2.13987869712</text:p>
          </table:table-cell>
        </table:table-row>
        <table:table-row table:style-name="ro1">
          <table:table-cell office:value-type="float" office:value="6.9595261" calcext:value-type="float">
            <text:p>6.9595261</text:p>
          </table:table-cell>
          <table:table-cell table:formula="of:=[.A489]*0.3048" office:value-type="float" office:value="2.12126355528" calcext:value-type="float">
            <text:p>2.12126355528</text:p>
          </table:table-cell>
        </table:table-row>
        <table:table-row table:style-name="ro1">
          <table:table-cell office:value-type="float" office:value="6.8997269" calcext:value-type="float">
            <text:p>6.8997269</text:p>
          </table:table-cell>
          <table:table-cell table:formula="of:=[.A490]*0.3048" office:value-type="float" office:value="2.10303675912" calcext:value-type="float">
            <text:p>2.10303675912</text:p>
          </table:table-cell>
        </table:table-row>
        <table:table-row table:style-name="ro1">
          <table:table-cell office:value-type="float" office:value="6.8412161" calcext:value-type="float">
            <text:p>6.8412161</text:p>
          </table:table-cell>
          <table:table-cell table:formula="of:=[.A491]*0.3048" office:value-type="float" office:value="2.08520266728" calcext:value-type="float">
            <text:p>2.08520266728</text:p>
          </table:table-cell>
        </table:table-row>
        <table:table-row table:style-name="ro1">
          <table:table-cell office:value-type="float" office:value="6.784009" calcext:value-type="float">
            <text:p>6.784009</text:p>
          </table:table-cell>
          <table:table-cell table:formula="of:=[.A492]*0.3048" office:value-type="float" office:value="2.0677659432" calcext:value-type="float">
            <text:p>2.0677659432</text:p>
          </table:table-cell>
        </table:table-row>
        <table:table-row table:style-name="ro1">
          <table:table-cell office:value-type="float" office:value="6.728128" calcext:value-type="float">
            <text:p>6.728128</text:p>
          </table:table-cell>
          <table:table-cell table:formula="of:=[.A493]*0.3048" office:value-type="float" office:value="2.0507334144" calcext:value-type="float">
            <text:p>2.0507334144</text:p>
          </table:table-cell>
        </table:table-row>
        <table:table-row table:style-name="ro1">
          <table:table-cell office:value-type="float" office:value="6.6735811" calcext:value-type="float">
            <text:p>6.6735811</text:p>
          </table:table-cell>
          <table:table-cell table:formula="of:=[.A494]*0.3048" office:value-type="float" office:value="2.03410751928" calcext:value-type="float">
            <text:p>2.03410751928</text:p>
          </table:table-cell>
        </table:table-row>
        <table:table-row table:style-name="ro1">
          <table:table-cell office:value-type="float" office:value="6.6203861" calcext:value-type="float">
            <text:p>6.6203861</text:p>
          </table:table-cell>
          <table:table-cell table:formula="of:=[.A495]*0.3048" office:value-type="float" office:value="2.01789368328" calcext:value-type="float">
            <text:p>2.01789368328</text:p>
          </table:table-cell>
        </table:table-row>
        <table:table-row table:style-name="ro1">
          <table:table-cell office:value-type="float" office:value="6.5685577" calcext:value-type="float">
            <text:p>6.5685577</text:p>
          </table:table-cell>
          <table:table-cell table:formula="of:=[.A496]*0.3048" office:value-type="float" office:value="2.00209638696" calcext:value-type="float">
            <text:p>2.00209638696</text:p>
          </table:table-cell>
        </table:table-row>
        <table:table-row table:style-name="ro1">
          <table:table-cell office:value-type="float" office:value="6.5181055" calcext:value-type="float">
            <text:p>6.5181055</text:p>
          </table:table-cell>
          <table:table-cell table:formula="of:=[.A497]*0.3048" office:value-type="float" office:value="1.9867185564" calcext:value-type="float">
            <text:p>1.9867185564</text:p>
          </table:table-cell>
        </table:table-row>
        <table:table-row table:style-name="ro1">
          <table:table-cell office:value-type="float" office:value="6.4690456" calcext:value-type="float">
            <text:p>6.4690456</text:p>
          </table:table-cell>
          <table:table-cell table:formula="of:=[.A498]*0.3048" office:value-type="float" office:value="1.97176509888" calcext:value-type="float">
            <text:p>1.97176509888</text:p>
          </table:table-cell>
        </table:table-row>
        <table:table-row table:style-name="ro1">
          <table:table-cell office:value-type="float" office:value="6.4213905" calcext:value-type="float">
            <text:p>6.4213905</text:p>
          </table:table-cell>
          <table:table-cell table:formula="of:=[.A499]*0.3048" office:value-type="float" office:value="1.9572398244" calcext:value-type="float">
            <text:p>1.9572398244</text:p>
          </table:table-cell>
        </table:table-row>
        <table:table-row table:style-name="ro1">
          <table:table-cell office:value-type="float" office:value="6.3751493" calcext:value-type="float">
            <text:p>6.3751493</text:p>
          </table:table-cell>
          <table:table-cell table:formula="of:=[.A500]*0.3048" office:value-type="float" office:value="1.94314550664" calcext:value-type="float">
            <text:p>1.94314550664</text:p>
          </table:table-cell>
        </table:table-row>
        <table:table-row table:style-name="ro1">
          <table:table-cell office:value-type="float" office:value="6.3303332" calcext:value-type="float">
            <text:p>6.3303332</text:p>
          </table:table-cell>
          <table:table-cell table:formula="of:=[.A501]*0.3048" office:value-type="float" office:value="1.92948555936" calcext:value-type="float">
            <text:p>1.92948555936</text:p>
          </table:table-cell>
        </table:table-row>
        <table:table-row table:style-name="ro1">
          <table:table-cell office:value-type="float" office:value="6.2869568" calcext:value-type="float">
            <text:p>6.2869568</text:p>
          </table:table-cell>
          <table:table-cell table:formula="of:=[.A502]*0.3048" office:value-type="float" office:value="1.91626443264" calcext:value-type="float">
            <text:p>1.91626443264</text:p>
          </table:table-cell>
        </table:table-row>
        <table:table-row table:style-name="ro1">
          <table:table-cell office:value-type="float" office:value="6.2450218" calcext:value-type="float">
            <text:p>6.2450218</text:p>
          </table:table-cell>
          <table:table-cell table:formula="of:=[.A503]*0.3048" office:value-type="float" office:value="1.90348264464" calcext:value-type="float">
            <text:p>1.90348264464</text:p>
          </table:table-cell>
        </table:table-row>
        <table:table-row table:style-name="ro1">
          <table:table-cell office:value-type="float" office:value="6.2045417" calcext:value-type="float">
            <text:p>6.2045417</text:p>
          </table:table-cell>
          <table:table-cell table:formula="of:=[.A504]*0.3048" office:value-type="float" office:value="1.89114431016" calcext:value-type="float">
            <text:p>1.89114431016</text:p>
          </table:table-cell>
        </table:table-row>
        <table:table-row table:style-name="ro1">
          <table:table-cell office:value-type="float" office:value="6.1655235" calcext:value-type="float">
            <text:p>6.1655235</text:p>
          </table:table-cell>
          <table:table-cell table:formula="of:=[.A505]*0.3048" office:value-type="float" office:value="1.8792515628" calcext:value-type="float">
            <text:p>1.8792515628</text:p>
          </table:table-cell>
        </table:table-row>
        <table:table-row table:style-name="ro1">
          <table:table-cell office:value-type="float" office:value="6.1279736" calcext:value-type="float">
            <text:p>6.1279736</text:p>
          </table:table-cell>
          <table:table-cell table:formula="of:=[.A506]*0.3048" office:value-type="float" office:value="1.86780635328" calcext:value-type="float">
            <text:p>1.86780635328</text:p>
          </table:table-cell>
        </table:table-row>
        <table:table-row table:style-name="ro1">
          <table:table-cell office:value-type="float" office:value="6.0918975" calcext:value-type="float">
            <text:p>6.0918975</text:p>
          </table:table-cell>
          <table:table-cell table:formula="of:=[.A507]*0.3048" office:value-type="float" office:value="1.856810358" calcext:value-type="float">
            <text:p>1.856810358</text:p>
          </table:table-cell>
        </table:table-row>
        <table:table-row table:style-name="ro1">
          <table:table-cell office:value-type="float" office:value="6.0573044" calcext:value-type="float">
            <text:p>6.0573044</text:p>
          </table:table-cell>
          <table:table-cell table:formula="of:=[.A508]*0.3048" office:value-type="float" office:value="1.84626638112" calcext:value-type="float">
            <text:p>1.84626638112</text:p>
          </table:table-cell>
        </table:table-row>
        <table:table-row table:style-name="ro1">
          <table:table-cell office:value-type="float" office:value="6.0241933" calcext:value-type="float">
            <text:p>6.0241933</text:p>
          </table:table-cell>
          <table:table-cell table:formula="of:=[.A509]*0.3048" office:value-type="float" office:value="1.83617411784" calcext:value-type="float">
            <text:p>1.83617411784</text:p>
          </table:table-cell>
        </table:table-row>
        <table:table-row table:style-name="ro1">
          <table:table-cell office:value-type="float" office:value="5.9925733" calcext:value-type="float">
            <text:p>5.9925733</text:p>
          </table:table-cell>
          <table:table-cell table:formula="of:=[.A510]*0.3048" office:value-type="float" office:value="1.82653634184" calcext:value-type="float">
            <text:p>1.82653634184</text:p>
          </table:table-cell>
        </table:table-row>
        <table:table-row table:style-name="ro1">
          <table:table-cell office:value-type="float" office:value="5.9624472" calcext:value-type="float">
            <text:p>5.9624472</text:p>
          </table:table-cell>
          <table:table-cell table:formula="of:=[.A511]*0.3048" office:value-type="float" office:value="1.81735390656" calcext:value-type="float">
            <text:p>1.81735390656</text:p>
          </table:table-cell>
        </table:table-row>
        <table:table-row table:style-name="ro1">
          <table:table-cell office:value-type="float" office:value="5.9338145" calcext:value-type="float">
            <text:p>5.9338145</text:p>
          </table:table-cell>
          <table:table-cell table:formula="of:=[.A512]*0.3048" office:value-type="float" office:value="1.8086266596" calcext:value-type="float">
            <text:p>1.8086266596</text:p>
          </table:table-cell>
        </table:table-row>
        <table:table-row table:style-name="ro1">
          <table:table-cell office:value-type="float" office:value="5.9066806" calcext:value-type="float">
            <text:p>5.9066806</text:p>
          </table:table-cell>
          <table:table-cell table:formula="of:=[.A513]*0.3048" office:value-type="float" office:value="1.80035624688" calcext:value-type="float">
            <text:p>1.80035624688</text:p>
          </table:table-cell>
        </table:table-row>
        <table:table-row table:style-name="ro1">
          <table:table-cell office:value-type="float" office:value="5.881042" calcext:value-type="float">
            <text:p>5.881042</text:p>
          </table:table-cell>
          <table:table-cell table:formula="of:=[.A514]*0.3048" office:value-type="float" office:value="1.7925416016" calcext:value-type="float">
            <text:p>1.7925416016</text:p>
          </table:table-cell>
        </table:table-row>
        <table:table-row table:style-name="ro1">
          <table:table-cell office:value-type="float" office:value="5.8568983" calcext:value-type="float">
            <text:p>5.8568983</text:p>
          </table:table-cell>
          <table:table-cell table:formula="of:=[.A515]*0.3048" office:value-type="float" office:value="1.78518260184" calcext:value-type="float">
            <text:p>1.78518260184</text:p>
          </table:table-cell>
        </table:table-row>
        <table:table-row table:style-name="ro1">
          <table:table-cell office:value-type="float" office:value="5.8342466" calcext:value-type="float">
            <text:p>5.8342466</text:p>
          </table:table-cell>
          <table:table-cell table:formula="of:=[.A516]*0.3048" office:value-type="float" office:value="1.77827836368" calcext:value-type="float">
            <text:p>1.77827836368</text:p>
          </table:table-cell>
        </table:table-row>
        <table:table-row table:style-name="ro1">
          <table:table-cell office:value-type="float" office:value="5.8130865" calcext:value-type="float">
            <text:p>5.8130865</text:p>
          </table:table-cell>
          <table:table-cell table:formula="of:=[.A517]*0.3048" office:value-type="float" office:value="1.7718287652" calcext:value-type="float">
            <text:p>1.7718287652</text:p>
          </table:table-cell>
        </table:table-row>
        <table:table-row table:style-name="ro1">
          <table:table-cell office:value-type="float" office:value="5.7934089" calcext:value-type="float">
            <text:p>5.7934089</text:p>
          </table:table-cell>
          <table:table-cell table:formula="of:=[.A518]*0.3048" office:value-type="float" office:value="1.76583103272" calcext:value-type="float">
            <text:p>1.76583103272</text:p>
          </table:table-cell>
        </table:table-row>
        <table:table-row table:style-name="ro1">
          <table:table-cell office:value-type="float" office:value="5.7752113" calcext:value-type="float">
            <text:p>5.7752113</text:p>
          </table:table-cell>
          <table:table-cell table:formula="of:=[.A519]*0.3048" office:value-type="float" office:value="1.76028440424" calcext:value-type="float">
            <text:p>1.76028440424</text:p>
          </table:table-cell>
        </table:table-row>
        <table:table-row table:style-name="ro1">
          <table:table-cell office:value-type="float" office:value="5.7584882" calcext:value-type="float">
            <text:p>5.7584882</text:p>
          </table:table-cell>
          <table:table-cell table:formula="of:=[.A520]*0.3048" office:value-type="float" office:value="1.75518720336" calcext:value-type="float">
            <text:p>1.75518720336</text:p>
          </table:table-cell>
        </table:table-row>
        <table:table-row table:style-name="ro1">
          <table:table-cell office:value-type="float" office:value="5.743228" calcext:value-type="float">
            <text:p>5.743228</text:p>
          </table:table-cell>
          <table:table-cell table:formula="of:=[.A521]*0.3048" office:value-type="float" office:value="1.7505358944" calcext:value-type="float">
            <text:p>1.7505358944</text:p>
          </table:table-cell>
        </table:table-row>
        <table:table-row table:style-name="ro1">
          <table:table-cell office:value-type="float" office:value="5.7294254" calcext:value-type="float">
            <text:p>5.7294254</text:p>
          </table:table-cell>
          <table:table-cell table:formula="of:=[.A522]*0.3048" office:value-type="float" office:value="1.74632886192" calcext:value-type="float">
            <text:p>1.74632886192</text:p>
          </table:table-cell>
        </table:table-row>
        <table:table-row table:style-name="ro1">
          <table:table-cell office:value-type="float" office:value="5.7170691" calcext:value-type="float">
            <text:p>5.7170691</text:p>
          </table:table-cell>
          <table:table-cell table:formula="of:=[.A523]*0.3048" office:value-type="float" office:value="1.74256266168" calcext:value-type="float">
            <text:p>1.74256266168</text:p>
          </table:table-cell>
        </table:table-row>
        <table:table-row table:style-name="ro1">
          <table:table-cell office:value-type="float" office:value="5.7061477" calcext:value-type="float">
            <text:p>5.7061477</text:p>
          </table:table-cell>
          <table:table-cell table:formula="of:=[.A524]*0.3048" office:value-type="float" office:value="1.73923381896" calcext:value-type="float">
            <text:p>1.73923381896</text:p>
          </table:table-cell>
        </table:table-row>
        <table:table-row table:style-name="ro1">
          <table:table-cell office:value-type="float" office:value="5.6966496" calcext:value-type="float">
            <text:p>5.6966496</text:p>
          </table:table-cell>
          <table:table-cell table:formula="of:=[.A525]*0.3048" office:value-type="float" office:value="1.73633879808" calcext:value-type="float">
            <text:p>1.73633879808</text:p>
          </table:table-cell>
        </table:table-row>
        <table:table-row table:style-name="ro1">
          <table:table-cell office:value-type="float" office:value="5.6885653" calcext:value-type="float">
            <text:p>5.6885653</text:p>
          </table:table-cell>
          <table:table-cell table:formula="of:=[.A526]*0.3048" office:value-type="float" office:value="1.73387470344" calcext:value-type="float">
            <text:p>1.73387470344</text:p>
          </table:table-cell>
        </table:table-row>
        <table:table-row table:style-name="ro1">
          <table:table-cell office:value-type="float" office:value="5.6818795" calcext:value-type="float">
            <text:p>5.6818795</text:p>
          </table:table-cell>
          <table:table-cell table:formula="of:=[.A527]*0.3048" office:value-type="float" office:value="1.7318368716" calcext:value-type="float">
            <text:p>1.7318368716</text:p>
          </table:table-cell>
        </table:table-row>
        <table:table-row table:style-name="ro1">
          <table:table-cell office:value-type="float" office:value="5.676579" calcext:value-type="float">
            <text:p>5.676579</text:p>
          </table:table-cell>
          <table:table-cell table:formula="of:=[.A528]*0.3048" office:value-type="float" office:value="1.7302212792" calcext:value-type="float">
            <text:p>1.7302212792</text:p>
          </table:table-cell>
        </table:table-row>
        <table:table-row table:style-name="ro1">
          <table:table-cell office:value-type="float" office:value="5.6726542" calcext:value-type="float">
            <text:p>5.6726542</text:p>
          </table:table-cell>
          <table:table-cell table:formula="of:=[.A529]*0.3048" office:value-type="float" office:value="1.72902500016" calcext:value-type="float">
            <text:p>1.72902500016</text:p>
          </table:table-cell>
        </table:table-row>
        <table:table-row table:style-name="ro1">
          <table:table-cell office:value-type="float" office:value="5.6700892" calcext:value-type="float">
            <text:p>5.6700892</text:p>
          </table:table-cell>
          <table:table-cell table:formula="of:=[.A530]*0.3048" office:value-type="float" office:value="1.72824318816" calcext:value-type="float">
            <text:p>1.72824318816</text:p>
          </table:table-cell>
        </table:table-row>
        <table:table-row table:style-name="ro1">
          <table:table-cell office:value-type="float" office:value="5.6688733" calcext:value-type="float">
            <text:p>5.6688733</text:p>
          </table:table-cell>
          <table:table-cell table:formula="of:=[.A531]*0.3048" office:value-type="float" office:value="1.72787258184" calcext:value-type="float">
            <text:p>1.72787258184</text:p>
          </table:table-cell>
        </table:table-row>
        <table:table-row table:style-name="ro1">
          <table:table-cell office:value-type="float" office:value="5.6689939" calcext:value-type="float">
            <text:p>5.6689939</text:p>
          </table:table-cell>
          <table:table-cell table:formula="of:=[.A532]*0.3048" office:value-type="float" office:value="1.72790934072" calcext:value-type="float">
            <text:p>1.72790934072</text:p>
          </table:table-cell>
        </table:table-row>
        <table:table-row table:style-name="ro1">
          <table:table-cell office:value-type="float" office:value="5.6704407" calcext:value-type="float">
            <text:p>5.6704407</text:p>
          </table:table-cell>
          <table:table-cell table:formula="of:=[.A533]*0.3048" office:value-type="float" office:value="1.72835032536" calcext:value-type="float">
            <text:p>1.72835032536</text:p>
          </table:table-cell>
        </table:table-row>
        <table:table-row table:style-name="ro1">
          <table:table-cell office:value-type="float" office:value="5.6731997" calcext:value-type="float">
            <text:p>5.6731997</text:p>
          </table:table-cell>
          <table:table-cell table:formula="of:=[.A534]*0.3048" office:value-type="float" office:value="1.72919126856" calcext:value-type="float">
            <text:p>1.72919126856</text:p>
          </table:table-cell>
        </table:table-row>
        <table:table-row table:style-name="ro1">
          <table:table-cell office:value-type="float" office:value="5.6772647" calcext:value-type="float">
            <text:p>5.6772647</text:p>
          </table:table-cell>
          <table:table-cell table:formula="of:=[.A535]*0.3048" office:value-type="float" office:value="1.73043028056" calcext:value-type="float">
            <text:p>1.73043028056</text:p>
          </table:table-cell>
        </table:table-row>
        <table:table-row table:style-name="ro1">
          <table:table-cell office:value-type="float" office:value="5.6826229" calcext:value-type="float">
            <text:p>5.6826229</text:p>
          </table:table-cell>
          <table:table-cell table:formula="of:=[.A536]*0.3048" office:value-type="float" office:value="1.73206345992" calcext:value-type="float">
            <text:p>1.73206345992</text:p>
          </table:table-cell>
        </table:table-row>
        <table:table-row table:style-name="ro1">
          <table:table-cell office:value-type="float" office:value="5.6892653" calcext:value-type="float">
            <text:p>5.6892653</text:p>
          </table:table-cell>
          <table:table-cell table:formula="of:=[.A537]*0.3048" office:value-type="float" office:value="1.73408806344" calcext:value-type="float">
            <text:p>1.73408806344</text:p>
          </table:table-cell>
        </table:table-row>
        <table:table-row table:style-name="ro1">
          <table:table-cell office:value-type="float" office:value="5.6971841" calcext:value-type="float">
            <text:p>5.6971841</text:p>
          </table:table-cell>
          <table:table-cell table:formula="of:=[.A538]*0.3048" office:value-type="float" office:value="1.73650171368" calcext:value-type="float">
            <text:p>1.73650171368</text:p>
          </table:table-cell>
        </table:table-row>
        <table:table-row table:style-name="ro1">
          <table:table-cell office:value-type="float" office:value="5.7063742" calcext:value-type="float">
            <text:p>5.7063742</text:p>
          </table:table-cell>
          <table:table-cell table:formula="of:=[.A539]*0.3048" office:value-type="float" office:value="1.73930285616" calcext:value-type="float">
            <text:p>1.73930285616</text:p>
          </table:table-cell>
        </table:table-row>
        <table:table-row table:style-name="ro1">
          <table:table-cell office:value-type="float" office:value="5.7168245" calcext:value-type="float">
            <text:p>5.7168245</text:p>
          </table:table-cell>
          <table:table-cell table:formula="of:=[.A540]*0.3048" office:value-type="float" office:value="1.7424881076" calcext:value-type="float">
            <text:p>1.7424881076</text:p>
          </table:table-cell>
        </table:table-row>
        <table:table-row table:style-name="ro1">
          <table:table-cell office:value-type="float" office:value="5.7285352" calcext:value-type="float">
            <text:p>5.7285352</text:p>
          </table:table-cell>
          <table:table-cell table:formula="of:=[.A541]*0.3048" office:value-type="float" office:value="1.74605752896" calcext:value-type="float">
            <text:p>1.74605752896</text:p>
          </table:table-cell>
        </table:table-row>
        <table:table-row table:style-name="ro1">
          <table:table-cell office:value-type="float" office:value="5.7414951" calcext:value-type="float">
            <text:p>5.7414951</text:p>
          </table:table-cell>
          <table:table-cell table:formula="of:=[.A542]*0.3048" office:value-type="float" office:value="1.75000770648" calcext:value-type="float">
            <text:p>1.75000770648</text:p>
          </table:table-cell>
        </table:table-row>
        <table:table-row table:style-name="ro1">
          <table:table-cell office:value-type="float" office:value="5.7557049" calcext:value-type="float">
            <text:p>5.7557049</text:p>
          </table:table-cell>
          <table:table-cell table:formula="of:=[.A543]*0.3048" office:value-type="float" office:value="1.75433885352" calcext:value-type="float">
            <text:p>1.75433885352</text:p>
          </table:table-cell>
        </table:table-row>
        <table:table-row table:style-name="ro1">
          <table:table-cell office:value-type="float" office:value="5.7711582" calcext:value-type="float">
            <text:p>5.7711582</text:p>
          </table:table-cell>
          <table:table-cell table:formula="of:=[.A544]*0.3048" office:value-type="float" office:value="1.75904901936" calcext:value-type="float">
            <text:p>1.75904901936</text:p>
          </table:table-cell>
        </table:table-row>
        <table:table-row table:style-name="ro1">
          <table:table-cell office:value-type="float" office:value="5.7878532" calcext:value-type="float">
            <text:p>5.7878532</text:p>
          </table:table-cell>
          <table:table-cell table:formula="of:=[.A545]*0.3048" office:value-type="float" office:value="1.76413765536" calcext:value-type="float">
            <text:p>1.76413765536</text:p>
          </table:table-cell>
        </table:table-row>
        <table:table-row table:style-name="ro1">
          <table:table-cell office:value-type="float" office:value="5.8057828" calcext:value-type="float">
            <text:p>5.8057828</text:p>
          </table:table-cell>
          <table:table-cell table:formula="of:=[.A546]*0.3048" office:value-type="float" office:value="1.76960259744" calcext:value-type="float">
            <text:p>1.76960259744</text:p>
          </table:table-cell>
        </table:table-row>
        <table:table-row table:style-name="ro1">
          <table:table-cell office:value-type="float" office:value="5.8249478" calcext:value-type="float">
            <text:p>5.8249478</text:p>
          </table:table-cell>
          <table:table-cell table:formula="of:=[.A547]*0.3048" office:value-type="float" office:value="1.77544408944" calcext:value-type="float">
            <text:p>1.77544408944</text:p>
          </table:table-cell>
        </table:table-row>
        <table:table-row table:style-name="ro1">
          <table:table-cell office:value-type="float" office:value="5.8453403" calcext:value-type="float">
            <text:p>5.8453403</text:p>
          </table:table-cell>
          <table:table-cell table:formula="of:=[.A548]*0.3048" office:value-type="float" office:value="1.78165972344" calcext:value-type="float">
            <text:p>1.78165972344</text:p>
          </table:table-cell>
        </table:table-row>
        <table:table-row table:style-name="ro1">
          <table:table-cell office:value-type="float" office:value="5.8669572" calcext:value-type="float">
            <text:p>5.8669572</text:p>
          </table:table-cell>
          <table:table-cell table:formula="of:=[.A549]*0.3048" office:value-type="float" office:value="1.78824855456" calcext:value-type="float">
            <text:p>1.78824855456</text:p>
          </table:table-cell>
        </table:table-row>
        <table:table-row table:style-name="ro1">
          <table:table-cell office:value-type="float" office:value="5.8897963" calcext:value-type="float">
            <text:p>5.8897963</text:p>
          </table:table-cell>
          <table:table-cell table:formula="of:=[.A550]*0.3048" office:value-type="float" office:value="1.79520991224" calcext:value-type="float">
            <text:p>1.79520991224</text:p>
          </table:table-cell>
        </table:table-row>
        <table:table-row table:style-name="ro1">
          <table:table-cell office:value-type="float" office:value="5.9138498" calcext:value-type="float">
            <text:p>5.9138498</text:p>
          </table:table-cell>
          <table:table-cell table:formula="of:=[.A551]*0.3048" office:value-type="float" office:value="1.80254141904" calcext:value-type="float">
            <text:p>1.80254141904</text:p>
          </table:table-cell>
        </table:table-row>
        <table:table-row table:style-name="ro1">
          <table:table-cell office:value-type="float" office:value="5.9391112" calcext:value-type="float">
            <text:p>5.9391112</text:p>
          </table:table-cell>
          <table:table-cell table:formula="of:=[.A552]*0.3048" office:value-type="float" office:value="1.81024109376" calcext:value-type="float">
            <text:p>1.81024109376</text:p>
          </table:table-cell>
        </table:table-row>
        <table:table-row table:style-name="ro1">
          <table:table-cell office:value-type="float" office:value="5.9655738" calcext:value-type="float">
            <text:p>5.9655738</text:p>
          </table:table-cell>
          <table:table-cell table:formula="of:=[.A553]*0.3048" office:value-type="float" office:value="1.81830689424" calcext:value-type="float">
            <text:p>1.81830689424</text:p>
          </table:table-cell>
        </table:table-row>
        <table:table-row table:style-name="ro1">
          <table:table-cell office:value-type="float" office:value="5.9932299" calcext:value-type="float">
            <text:p>5.9932299</text:p>
          </table:table-cell>
          <table:table-cell table:formula="of:=[.A554]*0.3048" office:value-type="float" office:value="1.82673647352" calcext:value-type="float">
            <text:p>1.82673647352</text:p>
          </table:table-cell>
        </table:table-row>
        <table:table-row table:style-name="ro1">
          <table:table-cell office:value-type="float" office:value="6.022069" calcext:value-type="float">
            <text:p>6.022069</text:p>
          </table:table-cell>
          <table:table-cell table:formula="of:=[.A555]*0.3048" office:value-type="float" office:value="1.8355266312" calcext:value-type="float">
            <text:p>1.8355266312</text:p>
          </table:table-cell>
        </table:table-row>
        <table:table-row table:style-name="ro1">
          <table:table-cell office:value-type="float" office:value="6.0520811" calcext:value-type="float">
            <text:p>6.0520811</text:p>
          </table:table-cell>
          <table:table-cell table:formula="of:=[.A556]*0.3048" office:value-type="float" office:value="1.84467431928" calcext:value-type="float">
            <text:p>1.84467431928</text:p>
          </table:table-cell>
        </table:table-row>
        <table:table-row table:style-name="ro1">
          <table:table-cell office:value-type="float" office:value="6.083261" calcext:value-type="float">
            <text:p>6.083261</text:p>
          </table:table-cell>
          <table:table-cell table:formula="of:=[.A557]*0.3048" office:value-type="float" office:value="1.8541779528" calcext:value-type="float">
            <text:p>1.8541779528</text:p>
          </table:table-cell>
        </table:table-row>
        <table:table-row table:style-name="ro1">
          <table:table-cell office:value-type="float" office:value="6.115593" calcext:value-type="float">
            <text:p>6.115593</text:p>
          </table:table-cell>
          <table:table-cell table:formula="of:=[.A558]*0.3048" office:value-type="float" office:value="1.8640327464" calcext:value-type="float">
            <text:p>1.8640327464</text:p>
          </table:table-cell>
        </table:table-row>
        <table:table-row table:style-name="ro1">
          <table:table-cell office:value-type="float" office:value="6.1490626" calcext:value-type="float">
            <text:p>6.1490626</text:p>
          </table:table-cell>
          <table:table-cell table:formula="of:=[.A559]*0.3048" office:value-type="float" office:value="1.87423428048" calcext:value-type="float">
            <text:p>1.87423428048</text:p>
          </table:table-cell>
        </table:table-row>
        <table:table-row table:style-name="ro1">
          <table:table-cell office:value-type="float" office:value="6.1836619" calcext:value-type="float">
            <text:p>6.1836619</text:p>
          </table:table-cell>
          <table:table-cell table:formula="of:=[.A560]*0.3048" office:value-type="float" office:value="1.88478014712" calcext:value-type="float">
            <text:p>1.88478014712</text:p>
          </table:table-cell>
        </table:table-row>
        <table:table-row table:style-name="ro1">
          <table:table-cell office:value-type="float" office:value="6.2193713" calcext:value-type="float">
            <text:p>6.2193713</text:p>
          </table:table-cell>
          <table:table-cell table:formula="of:=[.A561]*0.3048" office:value-type="float" office:value="1.89566437224" calcext:value-type="float">
            <text:p>1.89566437224</text:p>
          </table:table-cell>
        </table:table-row>
        <table:table-row table:style-name="ro1">
          <table:table-cell office:value-type="float" office:value="6.2561784" calcext:value-type="float">
            <text:p>6.2561784</text:p>
          </table:table-cell>
          <table:table-cell table:formula="of:=[.A562]*0.3048" office:value-type="float" office:value="1.90688317632" calcext:value-type="float">
            <text:p>1.90688317632</text:p>
          </table:table-cell>
        </table:table-row>
        <table:table-row table:style-name="ro1">
          <table:table-cell office:value-type="float" office:value="6.2940707" calcext:value-type="float">
            <text:p>6.2940707</text:p>
          </table:table-cell>
          <table:table-cell table:formula="of:=[.A563]*0.3048" office:value-type="float" office:value="1.91843274936" calcext:value-type="float">
            <text:p>1.91843274936</text:p>
          </table:table-cell>
        </table:table-row>
        <table:table-row table:style-name="ro1">
          <table:table-cell office:value-type="float" office:value="6.333025" calcext:value-type="float">
            <text:p>6.333025</text:p>
          </table:table-cell>
          <table:table-cell table:formula="of:=[.A564]*0.3048" office:value-type="float" office:value="1.93030602" calcext:value-type="float">
            <text:p>1.93030602</text:p>
          </table:table-cell>
        </table:table-row>
        <table:table-row table:style-name="ro1">
          <table:table-cell office:value-type="float" office:value="6.3730283" calcext:value-type="float">
            <text:p>6.3730283</text:p>
          </table:table-cell>
          <table:table-cell table:formula="of:=[.A565]*0.3048" office:value-type="float" office:value="1.94249902584" calcext:value-type="float">
            <text:p>1.94249902584</text:p>
          </table:table-cell>
        </table:table-row>
        <table:table-row table:style-name="ro1">
          <table:table-cell office:value-type="float" office:value="6.4140601" calcext:value-type="float">
            <text:p>6.4140601</text:p>
          </table:table-cell>
          <table:table-cell table:formula="of:=[.A566]*0.3048" office:value-type="float" office:value="1.95500551848" calcext:value-type="float">
            <text:p>1.95500551848</text:p>
          </table:table-cell>
        </table:table-row>
        <table:table-row table:style-name="ro1">
          <table:table-cell office:value-type="float" office:value="6.4561019" calcext:value-type="float">
            <text:p>6.4561019</text:p>
          </table:table-cell>
          <table:table-cell table:formula="of:=[.A567]*0.3048" office:value-type="float" office:value="1.96781985912" calcext:value-type="float">
            <text:p>1.96781985912</text:p>
          </table:table-cell>
        </table:table-row>
        <table:table-row table:style-name="ro1">
          <table:table-cell office:value-type="float" office:value="6.4991307" calcext:value-type="float">
            <text:p>6.4991307</text:p>
          </table:table-cell>
          <table:table-cell table:formula="of:=[.A568]*0.3048" office:value-type="float" office:value="1.98093503736" calcext:value-type="float">
            <text:p>1.98093503736</text:p>
          </table:table-cell>
        </table:table-row>
        <table:table-row table:style-name="ro1">
          <table:table-cell office:value-type="float" office:value="6.5431275" calcext:value-type="float">
            <text:p>6.5431275</text:p>
          </table:table-cell>
          <table:table-cell table:formula="of:=[.A569]*0.3048" office:value-type="float" office:value="1.994345262" calcext:value-type="float">
            <text:p>1.994345262</text:p>
          </table:table-cell>
        </table:table-row>
        <table:table-row table:style-name="ro1">
          <table:table-cell office:value-type="float" office:value="6.5880699" calcext:value-type="float">
            <text:p>6.5880699</text:p>
          </table:table-cell>
          <table:table-cell table:formula="of:=[.A570]*0.3048" office:value-type="float" office:value="2.00804370552" calcext:value-type="float">
            <text:p>2.00804370552</text:p>
          </table:table-cell>
        </table:table-row>
        <table:table-row table:style-name="ro1">
          <table:table-cell office:value-type="float" office:value="6.6339302" calcext:value-type="float">
            <text:p>6.6339302</text:p>
          </table:table-cell>
          <table:table-cell table:formula="of:=[.A571]*0.3048" office:value-type="float" office:value="2.02202192496" calcext:value-type="float">
            <text:p>2.02202192496</text:p>
          </table:table-cell>
        </table:table-row>
        <table:table-row table:style-name="ro1">
          <table:table-cell office:value-type="float" office:value="6.6806884" calcext:value-type="float">
            <text:p>6.6806884</text:p>
          </table:table-cell>
          <table:table-cell table:formula="of:=[.A572]*0.3048" office:value-type="float" office:value="2.03627382432" calcext:value-type="float">
            <text:p>2.03627382432</text:p>
          </table:table-cell>
        </table:table-row>
        <table:table-row table:style-name="ro1">
          <table:table-cell office:value-type="float" office:value="6.7283173" calcext:value-type="float">
            <text:p>6.7283173</text:p>
          </table:table-cell>
          <table:table-cell table:formula="of:=[.A573]*0.3048" office:value-type="float" office:value="2.05079111304" calcext:value-type="float">
            <text:p>2.05079111304</text:p>
          </table:table-cell>
        </table:table-row>
        <table:table-row table:style-name="ro1">
          <table:table-cell office:value-type="float" office:value="6.7767882" calcext:value-type="float">
            <text:p>6.7767882</text:p>
          </table:table-cell>
          <table:table-cell table:formula="of:=[.A574]*0.3048" office:value-type="float" office:value="2.06556504336" calcext:value-type="float">
            <text:p>2.06556504336</text:p>
          </table:table-cell>
        </table:table-row>
        <table:table-row table:style-name="ro1">
          <table:table-cell office:value-type="float" office:value="6.8260789" calcext:value-type="float">
            <text:p>6.8260789</text:p>
          </table:table-cell>
          <table:table-cell table:formula="of:=[.A575]*0.3048" office:value-type="float" office:value="2.08058884872" calcext:value-type="float">
            <text:p>2.08058884872</text:p>
          </table:table-cell>
        </table:table-row>
        <table:table-row table:style-name="ro1">
          <table:table-cell office:value-type="float" office:value="6.8761582" calcext:value-type="float">
            <text:p>6.8761582</text:p>
          </table:table-cell>
          <table:table-cell table:formula="of:=[.A576]*0.3048" office:value-type="float" office:value="2.09585301936" calcext:value-type="float">
            <text:p>2.09585301936</text:p>
          </table:table-cell>
        </table:table-row>
        <table:table-row table:style-name="ro1">
          <table:table-cell office:value-type="float" office:value="6.9269919" calcext:value-type="float">
            <text:p>6.9269919</text:p>
          </table:table-cell>
          <table:table-cell table:formula="of:=[.A577]*0.3048" office:value-type="float" office:value="2.11134713112" calcext:value-type="float">
            <text:p>2.11134713112</text:p>
          </table:table-cell>
        </table:table-row>
        <table:table-row table:style-name="ro1">
          <table:table-cell office:value-type="float" office:value="6.9785609" calcext:value-type="float">
            <text:p>6.9785609</text:p>
          </table:table-cell>
          <table:table-cell table:formula="of:=[.A578]*0.3048" office:value-type="float" office:value="2.12706536232" calcext:value-type="float">
            <text:p>2.12706536232</text:p>
          </table:table-cell>
        </table:table-row>
        <table:table-row table:style-name="ro1">
          <table:table-cell office:value-type="float" office:value="7.0308251" calcext:value-type="float">
            <text:p>7.0308251</text:p>
          </table:table-cell>
          <table:table-cell table:formula="of:=[.A579]*0.3048" office:value-type="float" office:value="2.14299549048" calcext:value-type="float">
            <text:p>2.14299549048</text:p>
          </table:table-cell>
        </table:table-row>
        <table:table-row table:style-name="ro1">
          <table:table-cell office:value-type="float" office:value="7.083756" calcext:value-type="float">
            <text:p>7.083756</text:p>
          </table:table-cell>
          <table:table-cell table:formula="of:=[.A580]*0.3048" office:value-type="float" office:value="2.1591288288" calcext:value-type="float">
            <text:p>2.1591288288</text:p>
          </table:table-cell>
        </table:table-row>
        <table:table-row table:style-name="ro1">
          <table:table-cell office:value-type="float" office:value="7.1373272" calcext:value-type="float">
            <text:p>7.1373272</text:p>
          </table:table-cell>
          <table:table-cell table:formula="of:=[.A581]*0.3048" office:value-type="float" office:value="2.17545733056" calcext:value-type="float">
            <text:p>2.17545733056</text:p>
          </table:table-cell>
        </table:table-row>
        <table:table-row table:style-name="ro1">
          <table:table-cell office:value-type="float" office:value="7.1915007" calcext:value-type="float">
            <text:p>7.1915007</text:p>
          </table:table-cell>
          <table:table-cell table:formula="of:=[.A582]*0.3048" office:value-type="float" office:value="2.19196941336" calcext:value-type="float">
            <text:p>2.19196941336</text:p>
          </table:table-cell>
        </table:table-row>
        <table:table-row table:style-name="ro1">
          <table:table-cell office:value-type="float" office:value="7.2462468" calcext:value-type="float">
            <text:p>7.2462468</text:p>
          </table:table-cell>
          <table:table-cell table:formula="of:=[.A583]*0.3048" office:value-type="float" office:value="2.20865602464" calcext:value-type="float">
            <text:p>2.20865602464</text:p>
          </table:table-cell>
        </table:table-row>
        <table:table-row table:style-name="ro1">
          <table:table-cell office:value-type="float" office:value="7.301538" calcext:value-type="float">
            <text:p>7.301538</text:p>
          </table:table-cell>
          <table:table-cell table:formula="of:=[.A584]*0.3048" office:value-type="float" office:value="2.2255087824" calcext:value-type="float">
            <text:p>2.2255087824</text:p>
          </table:table-cell>
        </table:table-row>
        <table:table-row table:style-name="ro1">
          <table:table-cell office:value-type="float" office:value="7.3573346" calcext:value-type="float">
            <text:p>7.3573346</text:p>
          </table:table-cell>
          <table:table-cell table:formula="of:=[.A585]*0.3048" office:value-type="float" office:value="2.24251558608" calcext:value-type="float">
            <text:p>2.24251558608</text:p>
          </table:table-cell>
        </table:table-row>
        <table:table-row table:style-name="ro1">
          <table:table-cell office:value-type="float" office:value="7.4136014" calcext:value-type="float">
            <text:p>7.4136014</text:p>
          </table:table-cell>
          <table:table-cell table:formula="of:=[.A586]*0.3048" office:value-type="float" office:value="2.25966570672" calcext:value-type="float">
            <text:p>2.25966570672</text:p>
          </table:table-cell>
        </table:table-row>
        <table:table-row table:style-name="ro1">
          <table:table-cell office:value-type="float" office:value="7.4703121" calcext:value-type="float">
            <text:p>7.4703121</text:p>
          </table:table-cell>
          <table:table-cell table:formula="of:=[.A587]*0.3048" office:value-type="float" office:value="2.27695112808" calcext:value-type="float">
            <text:p>2.27695112808</text:p>
          </table:table-cell>
        </table:table-row>
        <table:table-row table:style-name="ro1">
          <table:table-cell office:value-type="float" office:value="7.5274286" calcext:value-type="float">
            <text:p>7.5274286</text:p>
          </table:table-cell>
          <table:table-cell table:formula="of:=[.A588]*0.3048" office:value-type="float" office:value="2.29436023728" calcext:value-type="float">
            <text:p>2.29436023728</text:p>
          </table:table-cell>
        </table:table-row>
        <table:table-row table:style-name="ro1">
          <table:table-cell office:value-type="float" office:value="7.5849109" calcext:value-type="float">
            <text:p>7.5849109</text:p>
          </table:table-cell>
          <table:table-cell table:formula="of:=[.A589]*0.3048" office:value-type="float" office:value="2.31188084232" calcext:value-type="float">
            <text:p>2.31188084232</text:p>
          </table:table-cell>
        </table:table-row>
        <table:table-row table:style-name="ro1">
          <table:table-cell office:value-type="float" office:value="7.6427374" calcext:value-type="float">
            <text:p>7.6427374</text:p>
          </table:table-cell>
          <table:table-cell table:formula="of:=[.A590]*0.3048" office:value-type="float" office:value="2.32950635952" calcext:value-type="float">
            <text:p>2.32950635952</text:p>
          </table:table-cell>
        </table:table-row>
        <table:table-row table:style-name="ro1">
          <table:table-cell office:value-type="float" office:value="7.7008657" calcext:value-type="float">
            <text:p>7.7008657</text:p>
          </table:table-cell>
          <table:table-cell table:formula="of:=[.A591]*0.3048" office:value-type="float" office:value="2.34722386536" calcext:value-type="float">
            <text:p>2.34722386536</text:p>
          </table:table-cell>
        </table:table-row>
        <table:table-row table:style-name="ro1">
          <table:table-cell office:value-type="float" office:value="7.7592616" calcext:value-type="float">
            <text:p>7.7592616</text:p>
          </table:table-cell>
          <table:table-cell table:formula="of:=[.A592]*0.3048" office:value-type="float" office:value="2.36502293568" calcext:value-type="float">
            <text:p>2.36502293568</text:p>
          </table:table-cell>
        </table:table-row>
        <table:table-row table:style-name="ro1">
          <table:table-cell office:value-type="float" office:value="7.8178964" calcext:value-type="float">
            <text:p>7.8178964</text:p>
          </table:table-cell>
          <table:table-cell table:formula="of:=[.A593]*0.3048" office:value-type="float" office:value="2.38289482272" calcext:value-type="float">
            <text:p>2.38289482272</text:p>
          </table:table-cell>
        </table:table-row>
        <table:table-row table:style-name="ro1">
          <table:table-cell office:value-type="float" office:value="7.8767328" calcext:value-type="float">
            <text:p>7.8767328</text:p>
          </table:table-cell>
          <table:table-cell table:formula="of:=[.A594]*0.3048" office:value-type="float" office:value="2.40082815744" calcext:value-type="float">
            <text:p>2.40082815744</text:p>
          </table:table-cell>
        </table:table-row>
        <table:table-row table:style-name="ro1">
          <table:table-cell office:value-type="float" office:value="7.9357309" calcext:value-type="float">
            <text:p>7.9357309</text:p>
          </table:table-cell>
          <table:table-cell table:formula="of:=[.A595]*0.3048" office:value-type="float" office:value="2.41881077832" calcext:value-type="float">
            <text:p>2.41881077832</text:p>
          </table:table-cell>
        </table:table-row>
        <table:table-row table:style-name="ro1">
          <table:table-cell office:value-type="float" office:value="7.9948664" calcext:value-type="float">
            <text:p>7.9948664</text:p>
          </table:table-cell>
          <table:table-cell table:formula="of:=[.A596]*0.3048" office:value-type="float" office:value="2.43683527872" calcext:value-type="float">
            <text:p>2.43683527872</text:p>
          </table:table-cell>
        </table:table-row>
        <table:table-row table:style-name="ro1">
          <table:table-cell office:value-type="float" office:value="8.0541039" calcext:value-type="float">
            <text:p>8.0541039</text:p>
          </table:table-cell>
          <table:table-cell table:formula="of:=[.A597]*0.3048" office:value-type="float" office:value="2.45489086872" calcext:value-type="float">
            <text:p>2.45489086872</text:p>
          </table:table-cell>
        </table:table-row>
        <table:table-row table:style-name="ro1">
          <table:table-cell office:value-type="float" office:value="8.1134038" calcext:value-type="float">
            <text:p>8.1134038</text:p>
          </table:table-cell>
          <table:table-cell table:formula="of:=[.A598]*0.3048" office:value-type="float" office:value="2.47296547824" calcext:value-type="float">
            <text:p>2.47296547824</text:p>
          </table:table-cell>
        </table:table-row>
        <table:table-row table:style-name="ro1">
          <table:table-cell office:value-type="float" office:value="8.1727428" calcext:value-type="float">
            <text:p>8.1727428</text:p>
          </table:table-cell>
          <table:table-cell table:formula="of:=[.A599]*0.3048" office:value-type="float" office:value="2.49105200544" calcext:value-type="float">
            <text:p>2.49105200544</text:p>
          </table:table-cell>
        </table:table-row>
        <table:table-row table:style-name="ro1">
          <table:table-cell office:value-type="float" office:value="8.2320881" calcext:value-type="float">
            <text:p>8.2320881</text:p>
          </table:table-cell>
          <table:table-cell table:formula="of:=[.A600]*0.3048" office:value-type="float" office:value="2.50914045288" calcext:value-type="float">
            <text:p>2.50914045288</text:p>
          </table:table-cell>
        </table:table-row>
        <table:table-row table:style-name="ro1">
          <table:table-cell office:value-type="float" office:value="8.2914038" calcext:value-type="float">
            <text:p>8.2914038</text:p>
          </table:table-cell>
          <table:table-cell table:formula="of:=[.A601]*0.3048" office:value-type="float" office:value="2.52721987824" calcext:value-type="float">
            <text:p>2.52721987824</text:p>
          </table:table-cell>
        </table:table-row>
        <table:table-row table:style-name="ro1">
          <table:table-cell office:value-type="float" office:value="8.3506722" calcext:value-type="float">
            <text:p>8.3506722</text:p>
          </table:table-cell>
          <table:table-cell table:formula="of:=[.A602]*0.3048" office:value-type="float" office:value="2.54528488656" calcext:value-type="float">
            <text:p>2.54528488656</text:p>
          </table:table-cell>
        </table:table-row>
        <table:table-row table:style-name="ro1">
          <table:table-cell office:value-type="float" office:value="8.4098568" calcext:value-type="float">
            <text:p>8.4098568</text:p>
          </table:table-cell>
          <table:table-cell table:formula="of:=[.A603]*0.3048" office:value-type="float" office:value="2.56332435264" calcext:value-type="float">
            <text:p>2.56332435264</text:p>
          </table:table-cell>
        </table:table-row>
        <table:table-row table:style-name="ro1">
          <table:table-cell office:value-type="float" office:value="8.4689302" calcext:value-type="float">
            <text:p>8.4689302</text:p>
          </table:table-cell>
          <table:table-cell table:formula="of:=[.A604]*0.3048" office:value-type="float" office:value="2.58132992496" calcext:value-type="float">
            <text:p>2.58132992496</text:p>
          </table:table-cell>
        </table:table-row>
        <table:table-row table:style-name="ro1">
          <table:table-cell office:value-type="float" office:value="8.5278754" calcext:value-type="float">
            <text:p>8.5278754</text:p>
          </table:table-cell>
          <table:table-cell table:formula="of:=[.A605]*0.3048" office:value-type="float" office:value="2.59929642192" calcext:value-type="float">
            <text:p>2.59929642192</text:p>
          </table:table-cell>
        </table:table-row>
        <table:table-row table:style-name="ro1">
          <table:table-cell office:value-type="float" office:value="8.5866594" calcext:value-type="float">
            <text:p>8.5866594</text:p>
          </table:table-cell>
          <table:table-cell table:formula="of:=[.A606]*0.3048" office:value-type="float" office:value="2.61721378512" calcext:value-type="float">
            <text:p>2.61721378512</text:p>
          </table:table-cell>
        </table:table-row>
        <table:table-row table:style-name="ro1">
          <table:table-cell office:value-type="float" office:value="8.6452589" calcext:value-type="float">
            <text:p>8.6452589</text:p>
          </table:table-cell>
          <table:table-cell table:formula="of:=[.A607]*0.3048" office:value-type="float" office:value="2.63507491272" calcext:value-type="float">
            <text:p>2.63507491272</text:p>
          </table:table-cell>
        </table:table-row>
        <table:table-row table:style-name="ro1">
          <table:table-cell office:value-type="float" office:value="8.70366" calcext:value-type="float">
            <text:p>8.70366</text:p>
          </table:table-cell>
          <table:table-cell table:formula="of:=[.A608]*0.3048" office:value-type="float" office:value="2.652875568" calcext:value-type="float">
            <text:p>2.652875568</text:p>
          </table:table-cell>
        </table:table-row>
        <table:table-row table:style-name="ro1">
          <table:table-cell office:value-type="float" office:value="8.7618341" calcext:value-type="float">
            <text:p>8.7618341</text:p>
          </table:table-cell>
          <table:table-cell table:formula="of:=[.A609]*0.3048" office:value-type="float" office:value="2.67060703368" calcext:value-type="float">
            <text:p>2.67060703368</text:p>
          </table:table-cell>
        </table:table-row>
        <table:table-row table:style-name="ro1">
          <table:table-cell office:value-type="float" office:value="8.819756" calcext:value-type="float">
            <text:p>8.819756</text:p>
          </table:table-cell>
          <table:table-cell table:formula="of:=[.A610]*0.3048" office:value-type="float" office:value="2.6882616288" calcext:value-type="float">
            <text:p>2.6882616288</text:p>
          </table:table-cell>
        </table:table-row>
        <table:table-row table:style-name="ro1">
          <table:table-cell office:value-type="float" office:value="8.8774161" calcext:value-type="float">
            <text:p>8.8774161</text:p>
          </table:table-cell>
          <table:table-cell table:formula="of:=[.A611]*0.3048" office:value-type="float" office:value="2.70583642728" calcext:value-type="float">
            <text:p>2.70583642728</text:p>
          </table:table-cell>
        </table:table-row>
        <table:table-row table:style-name="ro1">
          <table:table-cell office:value-type="float" office:value="8.934782" calcext:value-type="float">
            <text:p>8.934782</text:p>
          </table:table-cell>
          <table:table-cell table:formula="of:=[.A612]*0.3048" office:value-type="float" office:value="2.7233215536" calcext:value-type="float">
            <text:p>2.7233215536</text:p>
          </table:table-cell>
        </table:table-row>
        <table:table-row table:style-name="ro1">
          <table:table-cell office:value-type="float" office:value="8.9918365" calcext:value-type="float">
            <text:p>8.9918365</text:p>
          </table:table-cell>
          <table:table-cell table:formula="of:=[.A613]*0.3048" office:value-type="float" office:value="2.7407117652" calcext:value-type="float">
            <text:p>2.7407117652</text:p>
          </table:table-cell>
        </table:table-row>
        <table:table-row table:style-name="ro1">
          <table:table-cell office:value-type="float" office:value="9.0485611" calcext:value-type="float">
            <text:p>9.0485611</text:p>
          </table:table-cell>
          <table:table-cell table:formula="of:=[.A614]*0.3048" office:value-type="float" office:value="2.75800142328" calcext:value-type="float">
            <text:p>2.75800142328</text:p>
          </table:table-cell>
        </table:table-row>
        <table:table-row table:style-name="ro1">
          <table:table-cell office:value-type="float" office:value="9.104928" calcext:value-type="float">
            <text:p>9.104928</text:p>
          </table:table-cell>
          <table:table-cell table:formula="of:=[.A615]*0.3048" office:value-type="float" office:value="2.7751820544" calcext:value-type="float">
            <text:p>2.7751820544</text:p>
          </table:table-cell>
        </table:table-row>
        <table:table-row table:style-name="ro1">
          <table:table-cell office:value-type="float" office:value="9.1609182" calcext:value-type="float">
            <text:p>9.1609182</text:p>
          </table:table-cell>
          <table:table-cell table:formula="of:=[.A616]*0.3048" office:value-type="float" office:value="2.79224786736" calcext:value-type="float">
            <text:p>2.79224786736</text:p>
          </table:table-cell>
        </table:table-row>
        <table:table-row table:style-name="ro1">
          <table:table-cell office:value-type="float" office:value="9.2165155" calcext:value-type="float">
            <text:p>9.2165155</text:p>
          </table:table-cell>
          <table:table-cell table:formula="of:=[.A617]*0.3048" office:value-type="float" office:value="2.8091939244" calcext:value-type="float">
            <text:p>2.8091939244</text:p>
          </table:table-cell>
        </table:table-row>
        <table:table-row table:style-name="ro1">
          <table:table-cell office:value-type="float" office:value="9.2716961" calcext:value-type="float">
            <text:p>9.2716961</text:p>
          </table:table-cell>
          <table:table-cell table:formula="of:=[.A618]*0.3048" office:value-type="float" office:value="2.82601297128" calcext:value-type="float">
            <text:p>2.82601297128</text:p>
          </table:table-cell>
        </table:table-row>
        <table:table-row table:style-name="ro1">
          <table:table-cell office:value-type="float" office:value="9.326437" calcext:value-type="float">
            <text:p>9.326437</text:p>
          </table:table-cell>
          <table:table-cell table:formula="of:=[.A619]*0.3048" office:value-type="float" office:value="2.8426979976" calcext:value-type="float">
            <text:p>2.8426979976</text:p>
          </table:table-cell>
        </table:table-row>
        <table:table-row table:style-name="ro1">
          <table:table-cell office:value-type="float" office:value="9.3807273" calcext:value-type="float">
            <text:p>9.3807273</text:p>
          </table:table-cell>
          <table:table-cell table:formula="of:=[.A620]*0.3048" office:value-type="float" office:value="2.85924568104" calcext:value-type="float">
            <text:p>2.85924568104</text:p>
          </table:table-cell>
        </table:table-row>
        <table:table-row table:style-name="ro1">
          <table:table-cell office:value-type="float" office:value="9.4345369" calcext:value-type="float">
            <text:p>9.4345369</text:p>
          </table:table-cell>
          <table:table-cell table:formula="of:=[.A621]*0.3048" office:value-type="float" office:value="2.87564684712" calcext:value-type="float">
            <text:p>2.87564684712</text:p>
          </table:table-cell>
        </table:table-row>
        <table:table-row table:style-name="ro1">
          <table:table-cell office:value-type="float" office:value="9.487844" calcext:value-type="float">
            <text:p>9.487844</text:p>
          </table:table-cell>
          <table:table-cell table:formula="of:=[.A622]*0.3048" office:value-type="float" office:value="2.8918948512" calcext:value-type="float">
            <text:p>2.8918948512</text:p>
          </table:table-cell>
        </table:table-row>
        <table:table-row table:style-name="ro1">
          <table:table-cell office:value-type="float" office:value="9.5406332" calcext:value-type="float">
            <text:p>9.5406332</text:p>
          </table:table-cell>
          <table:table-cell table:formula="of:=[.A623]*0.3048" office:value-type="float" office:value="2.90798499936" calcext:value-type="float">
            <text:p>2.90798499936</text:p>
          </table:table-cell>
        </table:table-row>
        <table:table-row table:style-name="ro1">
          <table:table-cell office:value-type="float" office:value="9.5928764" calcext:value-type="float">
            <text:p>9.5928764</text:p>
          </table:table-cell>
          <table:table-cell table:formula="of:=[.A624]*0.3048" office:value-type="float" office:value="2.92390872672" calcext:value-type="float">
            <text:p>2.92390872672</text:p>
          </table:table-cell>
        </table:table-row>
        <table:table-row table:style-name="ro1">
          <table:table-cell office:value-type="float" office:value="9.6445494" calcext:value-type="float">
            <text:p>9.6445494</text:p>
          </table:table-cell>
          <table:table-cell table:formula="of:=[.A625]*0.3048" office:value-type="float" office:value="2.93965865712" calcext:value-type="float">
            <text:p>2.93965865712</text:p>
          </table:table-cell>
        </table:table-row>
        <table:table-row table:style-name="ro1">
          <table:table-cell office:value-type="float" office:value="9.6956358" calcext:value-type="float">
            <text:p>9.6956358</text:p>
          </table:table-cell>
          <table:table-cell table:formula="of:=[.A626]*0.3048" office:value-type="float" office:value="2.95522979184" calcext:value-type="float">
            <text:p>2.95522979184</text:p>
          </table:table-cell>
        </table:table-row>
        <table:table-row table:style-name="ro1">
          <table:table-cell office:value-type="float" office:value="9.7461081" calcext:value-type="float">
            <text:p>9.7461081</text:p>
          </table:table-cell>
          <table:table-cell table:formula="of:=[.A627]*0.3048" office:value-type="float" office:value="2.97061374888" calcext:value-type="float">
            <text:p>2.97061374888</text:p>
          </table:table-cell>
        </table:table-row>
        <table:table-row table:style-name="ro1">
          <table:table-cell office:value-type="float" office:value="9.7959414" calcext:value-type="float">
            <text:p>9.7959414</text:p>
          </table:table-cell>
          <table:table-cell table:formula="of:=[.A628]*0.3048" office:value-type="float" office:value="2.98580293872" calcext:value-type="float">
            <text:p>2.98580293872</text:p>
          </table:table-cell>
        </table:table-row>
        <table:table-row table:style-name="ro1">
          <table:table-cell office:value-type="float" office:value="9.8451166" calcext:value-type="float">
            <text:p>9.8451166</text:p>
          </table:table-cell>
          <table:table-cell table:formula="of:=[.A629]*0.3048" office:value-type="float" office:value="3.00079153968" calcext:value-type="float">
            <text:p>3.00079153968</text:p>
          </table:table-cell>
        </table:table-row>
        <table:table-row table:style-name="ro1">
          <table:table-cell office:value-type="float" office:value="9.8936119" calcext:value-type="float">
            <text:p>9.8936119</text:p>
          </table:table-cell>
          <table:table-cell table:formula="of:=[.A630]*0.3048" office:value-type="float" office:value="3.01557290712" calcext:value-type="float">
            <text:p>3.01557290712</text:p>
          </table:table-cell>
        </table:table-row>
        <table:table-row table:style-name="ro1">
          <table:table-cell office:value-type="float" office:value="9.9413996" calcext:value-type="float">
            <text:p>9.9413996</text:p>
          </table:table-cell>
          <table:table-cell table:formula="of:=[.A631]*0.3048" office:value-type="float" office:value="3.03013859808" calcext:value-type="float">
            <text:p>3.03013859808</text:p>
          </table:table-cell>
        </table:table-row>
        <table:table-row table:style-name="ro1">
          <table:table-cell office:value-type="float" office:value="9.9884672" calcext:value-type="float">
            <text:p>9.9884672</text:p>
          </table:table-cell>
          <table:table-cell table:formula="of:=[.A632]*0.3048" office:value-type="float" office:value="3.04448480256" calcext:value-type="float">
            <text:p>3.04448480256</text:p>
          </table:table-cell>
        </table:table-row>
        <table:table-row table:style-name="ro1">
          <table:table-cell office:value-type="float" office:value="10.0347891" calcext:value-type="float">
            <text:p>10.0347891</text:p>
          </table:table-cell>
          <table:table-cell table:formula="of:=[.A633]*0.3048" office:value-type="float" office:value="3.05860371768" calcext:value-type="float">
            <text:p>3.05860371768</text:p>
          </table:table-cell>
        </table:table-row>
        <table:table-row table:style-name="ro1">
          <table:table-cell office:value-type="float" office:value="10.0803404" calcext:value-type="float">
            <text:p>10.0803404</text:p>
          </table:table-cell>
          <table:table-cell table:formula="of:=[.A634]*0.3048" office:value-type="float" office:value="3.07248775392" calcext:value-type="float">
            <text:p>3.07248775392</text:p>
          </table:table-cell>
        </table:table-row>
        <table:table-row table:style-name="ro1">
          <table:table-cell office:value-type="float" office:value="10.1251059" calcext:value-type="float">
            <text:p>10.1251059</text:p>
          </table:table-cell>
          <table:table-cell table:formula="of:=[.A635]*0.3048" office:value-type="float" office:value="3.08613227832" calcext:value-type="float">
            <text:p>3.08613227832</text:p>
          </table:table-cell>
        </table:table-row>
        <table:table-row table:style-name="ro1">
          <table:table-cell office:value-type="float" office:value="10.1690626" calcext:value-type="float">
            <text:p>10.1690626</text:p>
          </table:table-cell>
          <table:table-cell table:formula="of:=[.A636]*0.3048" office:value-type="float" office:value="3.09953028048" calcext:value-type="float">
            <text:p>3.09953028048</text:p>
          </table:table-cell>
        </table:table-row>
        <table:table-row table:style-name="ro1">
          <table:table-cell office:value-type="float" office:value="10.212182" calcext:value-type="float">
            <text:p>10.212182</text:p>
          </table:table-cell>
          <table:table-cell table:formula="of:=[.A637]*0.3048" office:value-type="float" office:value="3.1126730736" calcext:value-type="float">
            <text:p>3.1126730736</text:p>
          </table:table-cell>
        </table:table-row>
        <table:table-row table:style-name="ro1">
          <table:table-cell office:value-type="float" office:value="10.2544527" calcext:value-type="float">
            <text:p>10.2544527</text:p>
          </table:table-cell>
          <table:table-cell table:formula="of:=[.A638]*0.3048" office:value-type="float" office:value="3.12555718296" calcext:value-type="float">
            <text:p>3.12555718296</text:p>
          </table:table-cell>
        </table:table-row>
        <table:table-row table:style-name="ro1">
          <table:table-cell office:value-type="float" office:value="10.295845" calcext:value-type="float">
            <text:p>10.295845</text:p>
          </table:table-cell>
          <table:table-cell table:formula="of:=[.A639]*0.3048" office:value-type="float" office:value="3.138173556" calcext:value-type="float">
            <text:p>3.138173556</text:p>
          </table:table-cell>
        </table:table-row>
        <table:table-row table:style-name="ro1">
          <table:table-cell office:value-type="float" office:value="10.336339" calcext:value-type="float">
            <text:p>10.336339</text:p>
          </table:table-cell>
          <table:table-cell table:formula="of:=[.A640]*0.3048" office:value-type="float" office:value="3.1505161272" calcext:value-type="float">
            <text:p>3.1505161272</text:p>
          </table:table-cell>
        </table:table-row>
        <table:table-row table:style-name="ro1">
          <table:table-cell office:value-type="float" office:value="10.3759222" calcext:value-type="float">
            <text:p>10.3759222</text:p>
          </table:table-cell>
          <table:table-cell table:formula="of:=[.A641]*0.3048" office:value-type="float" office:value="3.16258108656" calcext:value-type="float">
            <text:p>3.16258108656</text:p>
          </table:table-cell>
        </table:table-row>
        <table:table-row table:style-name="ro1">
          <table:table-cell office:value-type="float" office:value="10.4145651" calcext:value-type="float">
            <text:p>10.4145651</text:p>
          </table:table-cell>
          <table:table-cell table:formula="of:=[.A642]*0.3048" office:value-type="float" office:value="3.17435944248" calcext:value-type="float">
            <text:p>3.17435944248</text:p>
          </table:table-cell>
        </table:table-row>
        <table:table-row table:style-name="ro1">
          <table:table-cell office:value-type="float" office:value="10.4522476" calcext:value-type="float">
            <text:p>10.4522476</text:p>
          </table:table-cell>
          <table:table-cell table:formula="of:=[.A643]*0.3048" office:value-type="float" office:value="3.18584506848" calcext:value-type="float">
            <text:p>3.18584506848</text:p>
          </table:table-cell>
        </table:table-row>
        <table:table-row table:style-name="ro1">
          <table:table-cell office:value-type="float" office:value="10.4889565" calcext:value-type="float">
            <text:p>10.4889565</text:p>
          </table:table-cell>
          <table:table-cell table:formula="of:=[.A644]*0.3048" office:value-type="float" office:value="3.1970339412" calcext:value-type="float">
            <text:p>3.1970339412</text:p>
          </table:table-cell>
        </table:table-row>
        <table:table-row table:style-name="ro1">
          <table:table-cell office:value-type="float" office:value="10.5246649" calcext:value-type="float">
            <text:p>10.5246649</text:p>
          </table:table-cell>
          <table:table-cell table:formula="of:=[.A645]*0.3048" office:value-type="float" office:value="3.20791786152" calcext:value-type="float">
            <text:p>3.20791786152</text:p>
          </table:table-cell>
        </table:table-row>
        <table:table-row table:style-name="ro1">
          <table:table-cell office:value-type="float" office:value="10.5593481" calcext:value-type="float">
            <text:p>10.5593481</text:p>
          </table:table-cell>
          <table:table-cell table:formula="of:=[.A646]*0.3048" office:value-type="float" office:value="3.21848930088" calcext:value-type="float">
            <text:p>3.21848930088</text:p>
          </table:table-cell>
        </table:table-row>
        <table:table-row table:style-name="ro1">
          <table:table-cell office:value-type="float" office:value="10.5929966" calcext:value-type="float">
            <text:p>10.5929966</text:p>
          </table:table-cell>
          <table:table-cell table:formula="of:=[.A647]*0.3048" office:value-type="float" office:value="3.22874536368" calcext:value-type="float">
            <text:p>3.22874536368</text:p>
          </table:table-cell>
        </table:table-row>
        <table:table-row table:style-name="ro1">
          <table:table-cell office:value-type="float" office:value="10.6255836" calcext:value-type="float">
            <text:p>10.6255836</text:p>
          </table:table-cell>
          <table:table-cell table:formula="of:=[.A648]*0.3048" office:value-type="float" office:value="3.23867788128" calcext:value-type="float">
            <text:p>3.23867788128</text:p>
          </table:table-cell>
        </table:table-row>
        <table:table-row table:style-name="ro1">
          <table:table-cell office:value-type="float" office:value="10.6570845" calcext:value-type="float">
            <text:p>10.6570845</text:p>
          </table:table-cell>
          <table:table-cell table:formula="of:=[.A649]*0.3048" office:value-type="float" office:value="3.2482793556" calcext:value-type="float">
            <text:p>3.2482793556</text:p>
          </table:table-cell>
        </table:table-row>
        <table:table-row table:style-name="ro1">
          <table:table-cell office:value-type="float" office:value="10.6874847" calcext:value-type="float">
            <text:p>10.6874847</text:p>
          </table:table-cell>
          <table:table-cell table:formula="of:=[.A650]*0.3048" office:value-type="float" office:value="3.25754533656" calcext:value-type="float">
            <text:p>3.25754533656</text:p>
          </table:table-cell>
        </table:table-row>
        <table:table-row table:style-name="ro1">
          <table:table-cell office:value-type="float" office:value="10.7167654" calcext:value-type="float">
            <text:p>10.7167654</text:p>
          </table:table-cell>
          <table:table-cell table:formula="of:=[.A651]*0.3048" office:value-type="float" office:value="3.26647009392" calcext:value-type="float">
            <text:p>3.26647009392</text:p>
          </table:table-cell>
        </table:table-row>
        <table:table-row table:style-name="ro1">
          <table:table-cell office:value-type="float" office:value="10.7449036" calcext:value-type="float">
            <text:p>10.7449036</text:p>
          </table:table-cell>
          <table:table-cell table:formula="of:=[.A652]*0.3048" office:value-type="float" office:value="3.27504661728" calcext:value-type="float">
            <text:p>3.27504661728</text:p>
          </table:table-cell>
        </table:table-row>
        <table:table-row table:style-name="ro1">
          <table:table-cell office:value-type="float" office:value="10.7718763" calcext:value-type="float">
            <text:p>10.7718763</text:p>
          </table:table-cell>
          <table:table-cell table:formula="of:=[.A653]*0.3048" office:value-type="float" office:value="3.28326789624" calcext:value-type="float">
            <text:p>3.28326789624</text:p>
          </table:table-cell>
        </table:table-row>
        <table:table-row table:style-name="ro1">
          <table:table-cell office:value-type="float" office:value="10.7976723" calcext:value-type="float">
            <text:p>10.7976723</text:p>
          </table:table-cell>
          <table:table-cell table:formula="of:=[.A654]*0.3048" office:value-type="float" office:value="3.29113051704" calcext:value-type="float">
            <text:p>3.29113051704</text:p>
          </table:table-cell>
        </table:table-row>
        <table:table-row table:style-name="ro1">
          <table:table-cell office:value-type="float" office:value="10.8222713" calcext:value-type="float">
            <text:p>10.8222713</text:p>
          </table:table-cell>
          <table:table-cell table:formula="of:=[.A655]*0.3048" office:value-type="float" office:value="3.29862829224" calcext:value-type="float">
            <text:p>3.29862829224</text:p>
          </table:table-cell>
        </table:table-row>
        <table:table-row table:style-name="ro1">
          <table:table-cell office:value-type="float" office:value="10.8456478" calcext:value-type="float">
            <text:p>10.8456478</text:p>
          </table:table-cell>
          <table:table-cell table:formula="of:=[.A656]*0.3048" office:value-type="float" office:value="3.30575344944" calcext:value-type="float">
            <text:p>3.30575344944</text:p>
          </table:table-cell>
        </table:table-row>
        <table:table-row table:style-name="ro1">
          <table:table-cell office:value-type="float" office:value="10.8677912" calcext:value-type="float">
            <text:p>10.8677912</text:p>
          </table:table-cell>
          <table:table-cell table:formula="of:=[.A657]*0.3048" office:value-type="float" office:value="3.31250275776" calcext:value-type="float">
            <text:p>3.31250275776</text:p>
          </table:table-cell>
        </table:table-row>
        <table:table-row table:style-name="ro1">
          <table:table-cell office:value-type="float" office:value="10.8886805" calcext:value-type="float">
            <text:p>10.8886805</text:p>
          </table:table-cell>
          <table:table-cell table:formula="of:=[.A658]*0.3048" office:value-type="float" office:value="3.3188698164" calcext:value-type="float">
            <text:p>3.3188698164</text:p>
          </table:table-cell>
        </table:table-row>
        <table:table-row table:style-name="ro1">
          <table:table-cell office:value-type="float" office:value="10.9082937" calcext:value-type="float">
            <text:p>10.9082937</text:p>
          </table:table-cell>
          <table:table-cell table:formula="of:=[.A659]*0.3048" office:value-type="float" office:value="3.32484791976" calcext:value-type="float">
            <text:p>3.32484791976</text:p>
          </table:table-cell>
        </table:table-row>
        <table:table-row table:style-name="ro1">
          <table:table-cell office:value-type="float" office:value="10.9266224" calcext:value-type="float">
            <text:p>10.9266224</text:p>
          </table:table-cell>
          <table:table-cell table:formula="of:=[.A660]*0.3048" office:value-type="float" office:value="3.33043450752" calcext:value-type="float">
            <text:p>3.33043450752</text:p>
          </table:table-cell>
        </table:table-row>
        <table:table-row table:style-name="ro1">
          <table:table-cell office:value-type="float" office:value="10.9436445" calcext:value-type="float">
            <text:p>10.9436445</text:p>
          </table:table-cell>
          <table:table-cell table:formula="of:=[.A661]*0.3048" office:value-type="float" office:value="3.3356228436" calcext:value-type="float">
            <text:p>3.3356228436</text:p>
          </table:table-cell>
        </table:table-row>
        <table:table-row table:style-name="ro1">
          <table:table-cell office:value-type="float" office:value="10.959341" calcext:value-type="float">
            <text:p>10.959341</text:p>
          </table:table-cell>
          <table:table-cell table:formula="of:=[.A662]*0.3048" office:value-type="float" office:value="3.3404071368" calcext:value-type="float">
            <text:p>3.3404071368</text:p>
          </table:table-cell>
        </table:table-row>
        <table:table-row table:style-name="ro1">
          <table:table-cell office:value-type="float" office:value="10.9737034" calcext:value-type="float">
            <text:p>10.9737034</text:p>
          </table:table-cell>
          <table:table-cell table:formula="of:=[.A663]*0.3048" office:value-type="float" office:value="3.34478479632" calcext:value-type="float">
            <text:p>3.34478479632</text:p>
          </table:table-cell>
        </table:table-row>
        <table:table-row table:style-name="ro1">
          <table:table-cell office:value-type="float" office:value="10.9867134" calcext:value-type="float">
            <text:p>10.9867134</text:p>
          </table:table-cell>
          <table:table-cell table:formula="of:=[.A664]*0.3048" office:value-type="float" office:value="3.34875024432" calcext:value-type="float">
            <text:p>3.34875024432</text:p>
          </table:table-cell>
        </table:table-row>
        <table:table-row table:style-name="ro1">
          <table:table-cell office:value-type="float" office:value="10.9983559" calcext:value-type="float">
            <text:p>10.9983559</text:p>
          </table:table-cell>
          <table:table-cell table:formula="of:=[.A665]*0.3048" office:value-type="float" office:value="3.35229887832" calcext:value-type="float">
            <text:p>3.35229887832</text:p>
          </table:table-cell>
        </table:table-row>
        <table:table-row table:style-name="ro1">
          <table:table-cell office:value-type="float" office:value="11.0086222" calcext:value-type="float">
            <text:p>11.0086222</text:p>
          </table:table-cell>
          <table:table-cell table:formula="of:=[.A666]*0.3048" office:value-type="float" office:value="3.35542804656" calcext:value-type="float">
            <text:p>3.35542804656</text:p>
          </table:table-cell>
        </table:table-row>
        <table:table-row table:style-name="ro1">
          <table:table-cell office:value-type="float" office:value="11.0174999" calcext:value-type="float">
            <text:p>11.0174999</text:p>
          </table:table-cell>
          <table:table-cell table:formula="of:=[.A667]*0.3048" office:value-type="float" office:value="3.35813396952" calcext:value-type="float">
            <text:p>3.35813396952</text:p>
          </table:table-cell>
        </table:table-row>
        <table:table-row table:style-name="ro1">
          <table:table-cell office:value-type="float" office:value="11.0249739" calcext:value-type="float">
            <text:p>11.0249739</text:p>
          </table:table-cell>
          <table:table-cell table:formula="of:=[.A668]*0.3048" office:value-type="float" office:value="3.36041204472" calcext:value-type="float">
            <text:p>3.36041204472</text:p>
          </table:table-cell>
        </table:table-row>
        <table:table-row table:style-name="ro1">
          <table:table-cell office:value-type="float" office:value="11.0310402" calcext:value-type="float">
            <text:p>11.0310402</text:p>
          </table:table-cell>
          <table:table-cell table:formula="of:=[.A669]*0.3048" office:value-type="float" office:value="3.36226105296" calcext:value-type="float">
            <text:p>3.36226105296</text:p>
          </table:table-cell>
        </table:table-row>
        <table:table-row table:style-name="ro1">
          <table:table-cell office:value-type="float" office:value="11.0356894" calcext:value-type="float">
            <text:p>11.0356894</text:p>
          </table:table-cell>
          <table:table-cell table:formula="of:=[.A670]*0.3048" office:value-type="float" office:value="3.36367812912" calcext:value-type="float">
            <text:p>3.36367812912</text:p>
          </table:table-cell>
        </table:table-row>
        <table:table-row table:style-name="ro1">
          <table:table-cell office:value-type="float" office:value="11.038908" calcext:value-type="float">
            <text:p>11.038908</text:p>
          </table:table-cell>
          <table:table-cell table:formula="of:=[.A671]*0.3048" office:value-type="float" office:value="3.3646591584" calcext:value-type="float">
            <text:p>3.3646591584</text:p>
          </table:table-cell>
        </table:table-row>
        <table:table-row table:style-name="ro1">
          <table:table-cell office:value-type="float" office:value="11.0406981" calcext:value-type="float">
            <text:p>11.0406981</text:p>
          </table:table-cell>
          <table:table-cell table:formula="of:=[.A672]*0.3048" office:value-type="float" office:value="3.36520478088" calcext:value-type="float">
            <text:p>3.36520478088</text:p>
          </table:table-cell>
        </table:table-row>
        <table:table-row table:style-name="ro1">
          <table:table-cell office:value-type="float" office:value="11.0410509" calcext:value-type="float">
            <text:p>11.0410509</text:p>
          </table:table-cell>
          <table:table-cell table:formula="of:=[.A673]*0.3048" office:value-type="float" office:value="3.36531231432" calcext:value-type="float">
            <text:p>3.36531231432</text:p>
          </table:table-cell>
        </table:table-row>
        <table:table-row table:style-name="ro1">
          <table:table-cell office:value-type="float" office:value="11.0399609" calcext:value-type="float">
            <text:p>11.0399609</text:p>
          </table:table-cell>
          <table:table-cell table:formula="of:=[.A674]*0.3048" office:value-type="float" office:value="3.36498008232" calcext:value-type="float">
            <text:p>3.36498008232</text:p>
          </table:table-cell>
        </table:table-row>
        <table:table-row table:style-name="ro1">
          <table:table-cell office:value-type="float" office:value="11.0374308" calcext:value-type="float">
            <text:p>11.0374308</text:p>
          </table:table-cell>
          <table:table-cell table:formula="of:=[.A675]*0.3048" office:value-type="float" office:value="3.36420890784" calcext:value-type="float">
            <text:p>3.36420890784</text:p>
          </table:table-cell>
        </table:table-row>
        <table:table-row table:style-name="ro1">
          <table:table-cell office:value-type="float" office:value="11.0334568" calcext:value-type="float">
            <text:p>11.0334568</text:p>
          </table:table-cell>
          <table:table-cell table:formula="of:=[.A676]*0.3048" office:value-type="float" office:value="3.36299763264" calcext:value-type="float">
            <text:p>3.36299763264</text:p>
          </table:table-cell>
        </table:table-row>
        <table:table-row table:style-name="ro1">
          <table:table-cell office:value-type="float" office:value="11.028039" calcext:value-type="float">
            <text:p>11.028039</text:p>
          </table:table-cell>
          <table:table-cell table:formula="of:=[.A677]*0.3048" office:value-type="float" office:value="3.3613462872" calcext:value-type="float">
            <text:p>3.3613462872</text:p>
          </table:table-cell>
        </table:table-row>
        <table:table-row table:style-name="ro1">
          <table:table-cell office:value-type="float" office:value="11.021183" calcext:value-type="float">
            <text:p>11.021183</text:p>
          </table:table-cell>
          <table:table-cell table:formula="of:=[.A678]*0.3048" office:value-type="float" office:value="3.3592565784" calcext:value-type="float">
            <text:p>3.3592565784</text:p>
          </table:table-cell>
        </table:table-row>
        <table:table-row table:style-name="ro1">
          <table:table-cell office:value-type="float" office:value="11.0128899" calcext:value-type="float">
            <text:p>11.0128899</text:p>
          </table:table-cell>
          <table:table-cell table:formula="of:=[.A679]*0.3048" office:value-type="float" office:value="3.35672884152" calcext:value-type="float">
            <text:p>3.35672884152</text:p>
          </table:table-cell>
        </table:table-row>
        <table:table-row table:style-name="ro1">
          <table:table-cell office:value-type="float" office:value="11.0031652" calcext:value-type="float">
            <text:p>11.0031652</text:p>
          </table:table-cell>
          <table:table-cell table:formula="of:=[.A680]*0.3048" office:value-type="float" office:value="3.35376475296" calcext:value-type="float">
            <text:p>3.35376475296</text:p>
          </table:table-cell>
        </table:table-row>
        <table:table-row table:style-name="ro1">
          <table:table-cell office:value-type="float" office:value="10.9920197" calcext:value-type="float">
            <text:p>10.9920197</text:p>
          </table:table-cell>
          <table:table-cell table:formula="of:=[.A681]*0.3048" office:value-type="float" office:value="3.35036760456" calcext:value-type="float">
            <text:p>3.35036760456</text:p>
          </table:table-cell>
        </table:table-row>
        <table:table-row table:style-name="ro1">
          <table:table-cell office:value-type="float" office:value="10.9794607" calcext:value-type="float">
            <text:p>10.9794607</text:p>
          </table:table-cell>
          <table:table-cell table:formula="of:=[.A682]*0.3048" office:value-type="float" office:value="3.34653962136" calcext:value-type="float">
            <text:p>3.34653962136</text:p>
          </table:table-cell>
        </table:table-row>
        <table:table-row table:style-name="ro1">
          <table:table-cell office:value-type="float" office:value="10.965497" calcext:value-type="float">
            <text:p>10.965497</text:p>
          </table:table-cell>
          <table:table-cell table:formula="of:=[.A683]*0.3048" office:value-type="float" office:value="3.3422834856" calcext:value-type="float">
            <text:p>3.3422834856</text:p>
          </table:table-cell>
        </table:table-row>
        <table:table-row table:style-name="ro1">
          <table:table-cell office:value-type="float" office:value="10.9501467" calcext:value-type="float">
            <text:p>10.9501467</text:p>
          </table:table-cell>
          <table:table-cell table:formula="of:=[.A684]*0.3048" office:value-type="float" office:value="3.33760471416" calcext:value-type="float">
            <text:p>3.33760471416</text:p>
          </table:table-cell>
        </table:table-row>
        <table:table-row table:style-name="ro1">
          <table:table-cell office:value-type="float" office:value="10.933423" calcext:value-type="float">
            <text:p>10.933423</text:p>
          </table:table-cell>
          <table:table-cell table:formula="of:=[.A685]*0.3048" office:value-type="float" office:value="3.3325073304" calcext:value-type="float">
            <text:p>3.3325073304</text:p>
          </table:table-cell>
        </table:table-row>
        <table:table-row table:style-name="ro1">
          <table:table-cell office:value-type="float" office:value="10.9153395" calcext:value-type="float">
            <text:p>10.9153395</text:p>
          </table:table-cell>
          <table:table-cell table:formula="of:=[.A686]*0.3048" office:value-type="float" office:value="3.3269954796" calcext:value-type="float">
            <text:p>3.3269954796</text:p>
          </table:table-cell>
        </table:table-row>
        <table:table-row table:style-name="ro1">
          <table:table-cell office:value-type="float" office:value="10.8959188" calcext:value-type="float">
            <text:p>10.8959188</text:p>
          </table:table-cell>
          <table:table-cell table:formula="of:=[.A687]*0.3048" office:value-type="float" office:value="3.32107605024" calcext:value-type="float">
            <text:p>3.32107605024</text:p>
          </table:table-cell>
        </table:table-row>
        <table:table-row table:style-name="ro1">
          <table:table-cell office:value-type="float" office:value="10.8751783" calcext:value-type="float">
            <text:p>10.8751783</text:p>
          </table:table-cell>
          <table:table-cell table:formula="of:=[.A688]*0.3048" office:value-type="float" office:value="3.31475434584" calcext:value-type="float">
            <text:p>3.31475434584</text:p>
          </table:table-cell>
        </table:table-row>
        <table:table-row table:style-name="ro1">
          <table:table-cell office:value-type="float" office:value="10.853138" calcext:value-type="float">
            <text:p>10.853138</text:p>
          </table:table-cell>
          <table:table-cell table:formula="of:=[.A689]*0.3048" office:value-type="float" office:value="3.3080364624" calcext:value-type="float">
            <text:p>3.3080364624</text:p>
          </table:table-cell>
        </table:table-row>
        <table:table-row table:style-name="ro1">
          <table:table-cell office:value-type="float" office:value="10.8298216" calcext:value-type="float">
            <text:p>10.8298216</text:p>
          </table:table-cell>
          <table:table-cell table:formula="of:=[.A690]*0.3048" office:value-type="float" office:value="3.30092962368" calcext:value-type="float">
            <text:p>3.30092962368</text:p>
          </table:table-cell>
        </table:table-row>
        <table:table-row table:style-name="ro1">
          <table:table-cell office:value-type="float" office:value="10.8052521" calcext:value-type="float">
            <text:p>10.8052521</text:p>
          </table:table-cell>
          <table:table-cell table:formula="of:=[.A691]*0.3048" office:value-type="float" office:value="3.29344084008" calcext:value-type="float">
            <text:p>3.29344084008</text:p>
          </table:table-cell>
        </table:table-row>
        <table:table-row table:style-name="ro1">
          <table:table-cell office:value-type="float" office:value="10.7794504" calcext:value-type="float">
            <text:p>10.7794504</text:p>
          </table:table-cell>
          <table:table-cell table:formula="of:=[.A692]*0.3048" office:value-type="float" office:value="3.28557648192" calcext:value-type="float">
            <text:p>3.28557648192</text:p>
          </table:table-cell>
        </table:table-row>
        <table:table-row table:style-name="ro1">
          <table:table-cell office:value-type="float" office:value="10.7524424" calcext:value-type="float">
            <text:p>10.7524424</text:p>
          </table:table-cell>
          <table:table-cell table:formula="of:=[.A693]*0.3048" office:value-type="float" office:value="3.27734444352" calcext:value-type="float">
            <text:p>3.27734444352</text:p>
          </table:table-cell>
        </table:table-row>
        <table:table-row table:style-name="ro1">
          <table:table-cell office:value-type="float" office:value="10.7242527" calcext:value-type="float">
            <text:p>10.7242527</text:p>
          </table:table-cell>
          <table:table-cell table:formula="of:=[.A694]*0.3048" office:value-type="float" office:value="3.26875222296" calcext:value-type="float">
            <text:p>3.26875222296</text:p>
          </table:table-cell>
        </table:table-row>
        <table:table-row table:style-name="ro1">
          <table:table-cell office:value-type="float" office:value="10.6948977" calcext:value-type="float">
            <text:p>10.6948977</text:p>
          </table:table-cell>
          <table:table-cell table:formula="of:=[.A695]*0.3048" office:value-type="float" office:value="3.25980481896" calcext:value-type="float">
            <text:p>3.25980481896</text:p>
          </table:table-cell>
        </table:table-row>
        <table:table-row table:style-name="ro1">
          <table:table-cell office:value-type="float" office:value="10.6644096" calcext:value-type="float">
            <text:p>10.6644096</text:p>
          </table:table-cell>
          <table:table-cell table:formula="of:=[.A696]*0.3048" office:value-type="float" office:value="3.25051204608" calcext:value-type="float">
            <text:p>3.25051204608</text:p>
          </table:table-cell>
        </table:table-row>
        <table:table-row table:style-name="ro1">
          <table:table-cell office:value-type="float" office:value="10.632802" calcext:value-type="float">
            <text:p>10.632802</text:p>
          </table:table-cell>
          <table:table-cell table:formula="of:=[.A697]*0.3048" office:value-type="float" office:value="3.2408780496" calcext:value-type="float">
            <text:p>3.2408780496</text:p>
          </table:table-cell>
        </table:table-row>
        <table:table-row table:style-name="ro1">
          <table:table-cell office:value-type="float" office:value="10.6000977" calcext:value-type="float">
            <text:p>10.6000977</text:p>
          </table:table-cell>
          <table:table-cell table:formula="of:=[.A698]*0.3048" office:value-type="float" office:value="3.23090977896" calcext:value-type="float">
            <text:p>3.23090977896</text:p>
          </table:table-cell>
        </table:table-row>
        <table:table-row table:style-name="ro1">
          <table:table-cell office:value-type="float" office:value="10.5663204" calcext:value-type="float">
            <text:p>10.5663204</text:p>
          </table:table-cell>
          <table:table-cell table:formula="of:=[.A699]*0.3048" office:value-type="float" office:value="3.22061445792" calcext:value-type="float">
            <text:p>3.22061445792</text:p>
          </table:table-cell>
        </table:table-row>
        <table:table-row table:style-name="ro1">
          <table:table-cell office:value-type="float" office:value="10.5314827" calcext:value-type="float">
            <text:p>10.5314827</text:p>
          </table:table-cell>
          <table:table-cell table:formula="of:=[.A700]*0.3048" office:value-type="float" office:value="3.20999592696" calcext:value-type="float">
            <text:p>3.20999592696</text:p>
          </table:table-cell>
        </table:table-row>
        <table:table-row table:style-name="ro1">
          <table:table-cell office:value-type="float" office:value="10.4956045" calcext:value-type="float">
            <text:p>10.4956045</text:p>
          </table:table-cell>
          <table:table-cell table:formula="of:=[.A701]*0.3048" office:value-type="float" office:value="3.1990602516" calcext:value-type="float">
            <text:p>3.1990602516</text:p>
          </table:table-cell>
        </table:table-row>
        <table:table-row table:style-name="ro1">
          <table:table-cell office:value-type="float" office:value="10.4586992" calcext:value-type="float">
            <text:p>10.4586992</text:p>
          </table:table-cell>
          <table:table-cell table:formula="of:=[.A702]*0.3048" office:value-type="float" office:value="3.18781151616" calcext:value-type="float">
            <text:p>3.18781151616</text:p>
          </table:table-cell>
        </table:table-row>
        <table:table-row table:style-name="ro1">
          <table:table-cell office:value-type="float" office:value="10.4207821" calcext:value-type="float">
            <text:p>10.4207821</text:p>
          </table:table-cell>
          <table:table-cell table:formula="of:=[.A703]*0.3048" office:value-type="float" office:value="3.17625438408" calcext:value-type="float">
            <text:p>3.17625438408</text:p>
          </table:table-cell>
        </table:table-row>
        <table:table-row table:style-name="ro1">
          <table:table-cell office:value-type="float" office:value="10.3818674" calcext:value-type="float">
            <text:p>10.3818674</text:p>
          </table:table-cell>
          <table:table-cell table:formula="of:=[.A704]*0.3048" office:value-type="float" office:value="3.16439318352" calcext:value-type="float">
            <text:p>3.16439318352</text:p>
          </table:table-cell>
        </table:table-row>
        <table:table-row table:style-name="ro1">
          <table:table-cell office:value-type="float" office:value="10.3419638" calcext:value-type="float">
            <text:p>10.3419638</text:p>
          </table:table-cell>
          <table:table-cell table:formula="of:=[.A705]*0.3048" office:value-type="float" office:value="3.15223056624" calcext:value-type="float">
            <text:p>3.15223056624</text:p>
          </table:table-cell>
        </table:table-row>
        <table:table-row table:style-name="ro1">
          <table:table-cell office:value-type="float" office:value="10.3010817" calcext:value-type="float">
            <text:p>10.3010817</text:p>
          </table:table-cell>
          <table:table-cell table:formula="of:=[.A706]*0.3048" office:value-type="float" office:value="3.13976970216" calcext:value-type="float">
            <text:p>3.13976970216</text:p>
          </table:table-cell>
        </table:table-row>
        <table:table-row table:style-name="ro1">
          <table:table-cell office:value-type="float" office:value="10.2592297" calcext:value-type="float">
            <text:p>10.2592297</text:p>
          </table:table-cell>
          <table:table-cell table:formula="of:=[.A707]*0.3048" office:value-type="float" office:value="3.12701321256" calcext:value-type="float">
            <text:p>3.12701321256</text:p>
          </table:table-cell>
        </table:table-row>
        <table:table-row table:style-name="ro1">
          <table:table-cell office:value-type="float" office:value="10.2164154" calcext:value-type="float">
            <text:p>10.2164154</text:p>
          </table:table-cell>
          <table:table-cell table:formula="of:=[.A708]*0.3048" office:value-type="float" office:value="3.11396341392" calcext:value-type="float">
            <text:p>3.11396341392</text:p>
          </table:table-cell>
        </table:table-row>
        <table:table-row table:style-name="ro1">
          <table:table-cell office:value-type="float" office:value="10.1726465" calcext:value-type="float">
            <text:p>10.1726465</text:p>
          </table:table-cell>
          <table:table-cell table:formula="of:=[.A709]*0.3048" office:value-type="float" office:value="3.1006226532" calcext:value-type="float">
            <text:p>3.1006226532</text:p>
          </table:table-cell>
        </table:table-row>
        <table:table-row table:style-name="ro1">
          <table:table-cell office:value-type="float" office:value="10.127924" calcext:value-type="float">
            <text:p>10.127924</text:p>
          </table:table-cell>
          <table:table-cell table:formula="of:=[.A710]*0.3048" office:value-type="float" office:value="3.0869912352" calcext:value-type="float">
            <text:p>3.0869912352</text:p>
          </table:table-cell>
        </table:table-row>
        <table:table-row table:style-name="ro1">
          <table:table-cell office:value-type="float" office:value="10.0822554" calcext:value-type="float">
            <text:p>10.0822554</text:p>
          </table:table-cell>
          <table:table-cell table:formula="of:=[.A711]*0.3048" office:value-type="float" office:value="3.07307144592" calcext:value-type="float">
            <text:p>3.07307144592</text:p>
          </table:table-cell>
        </table:table-row>
        <table:table-row table:style-name="ro1">
          <table:table-cell office:value-type="float" office:value="10.0356445" calcext:value-type="float">
            <text:p>10.0356445</text:p>
          </table:table-cell>
          <table:table-cell table:formula="of:=[.A712]*0.3048" office:value-type="float" office:value="3.0588644436" calcext:value-type="float">
            <text:p>3.0588644436</text:p>
          </table:table-cell>
        </table:table-row>
        <table:table-row table:style-name="ro1">
          <table:table-cell office:value-type="float" office:value="9.9880924" calcext:value-type="float">
            <text:p>9.9880924</text:p>
          </table:table-cell>
          <table:table-cell table:formula="of:=[.A713]*0.3048" office:value-type="float" office:value="3.04437056352" calcext:value-type="float">
            <text:p>3.04437056352</text:p>
          </table:table-cell>
        </table:table-row>
        <table:table-row table:style-name="ro1">
          <table:table-cell office:value-type="float" office:value="9.9396019" calcext:value-type="float">
            <text:p>9.9396019</text:p>
          </table:table-cell>
          <table:table-cell table:formula="of:=[.A714]*0.3048" office:value-type="float" office:value="3.02959065912" calcext:value-type="float">
            <text:p>3.02959065912</text:p>
          </table:table-cell>
        </table:table-row>
        <table:table-row table:style-name="ro1">
          <table:table-cell office:value-type="float" office:value="9.8901749" calcext:value-type="float">
            <text:p>9.8901749</text:p>
          </table:table-cell>
          <table:table-cell table:formula="of:=[.A715]*0.3048" office:value-type="float" office:value="3.01452530952" calcext:value-type="float">
            <text:p>3.01452530952</text:p>
          </table:table-cell>
        </table:table-row>
        <table:table-row table:style-name="ro1">
          <table:table-cell office:value-type="float" office:value="9.8398123" calcext:value-type="float">
            <text:p>9.8398123</text:p>
          </table:table-cell>
          <table:table-cell table:formula="of:=[.A716]*0.3048" office:value-type="float" office:value="2.99917478904" calcext:value-type="float">
            <text:p>2.99917478904</text:p>
          </table:table-cell>
        </table:table-row>
        <table:table-row table:style-name="ro1">
          <table:table-cell office:value-type="float" office:value="9.788518" calcext:value-type="float">
            <text:p>9.788518</text:p>
          </table:table-cell>
          <table:table-cell table:formula="of:=[.A717]*0.3048" office:value-type="float" office:value="2.9835402864" calcext:value-type="float">
            <text:p>2.9835402864</text:p>
          </table:table-cell>
        </table:table-row>
        <table:table-row table:style-name="ro1">
          <table:table-cell office:value-type="float" office:value="9.7362938" calcext:value-type="float">
            <text:p>9.7362938</text:p>
          </table:table-cell>
          <table:table-cell table:formula="of:=[.A718]*0.3048" office:value-type="float" office:value="2.96762235024" calcext:value-type="float">
            <text:p>2.96762235024</text:p>
          </table:table-cell>
        </table:table-row>
        <table:table-row table:style-name="ro1">
          <table:table-cell office:value-type="float" office:value="9.6831388" calcext:value-type="float">
            <text:p>9.6831388</text:p>
          </table:table-cell>
          <table:table-cell table:formula="of:=[.A719]*0.3048" office:value-type="float" office:value="2.95142070624" calcext:value-type="float">
            <text:p>2.95142070624</text:p>
          </table:table-cell>
        </table:table-row>
        <table:table-row table:style-name="ro1">
          <table:table-cell office:value-type="float" office:value="9.6290579" calcext:value-type="float">
            <text:p>9.6290579</text:p>
          </table:table-cell>
          <table:table-cell table:formula="of:=[.A720]*0.3048" office:value-type="float" office:value="2.93493684792" calcext:value-type="float">
            <text:p>2.93493684792</text:p>
          </table:table-cell>
        </table:table-row>
        <table:table-row table:style-name="ro1">
          <table:table-cell office:value-type="float" office:value="9.5740528" calcext:value-type="float">
            <text:p>9.5740528</text:p>
          </table:table-cell>
          <table:table-cell table:formula="of:=[.A721]*0.3048" office:value-type="float" office:value="2.91817129344" calcext:value-type="float">
            <text:p>2.91817129344</text:p>
          </table:table-cell>
        </table:table-row>
        <table:table-row table:style-name="ro1">
          <table:table-cell office:value-type="float" office:value="9.5181227" calcext:value-type="float">
            <text:p>9.5181227</text:p>
          </table:table-cell>
          <table:table-cell table:formula="of:=[.A722]*0.3048" office:value-type="float" office:value="2.90112379896" calcext:value-type="float">
            <text:p>2.90112379896</text:p>
          </table:table-cell>
        </table:table-row>
        <table:table-row table:style-name="ro1">
          <table:table-cell office:value-type="float" office:value="9.4612718" calcext:value-type="float">
            <text:p>9.4612718</text:p>
          </table:table-cell>
          <table:table-cell table:formula="of:=[.A723]*0.3048" office:value-type="float" office:value="2.88379564464" calcext:value-type="float">
            <text:p>2.88379564464</text:p>
          </table:table-cell>
        </table:table-row>
        <table:table-row table:style-name="ro1">
          <table:table-cell office:value-type="float" office:value="9.4035015" calcext:value-type="float">
            <text:p>9.4035015</text:p>
          </table:table-cell>
          <table:table-cell table:formula="of:=[.A724]*0.3048" office:value-type="float" office:value="2.8661872572" calcext:value-type="float">
            <text:p>2.8661872572</text:p>
          </table:table-cell>
        </table:table-row>
        <table:table-row table:style-name="ro1">
          <table:table-cell office:value-type="float" office:value="9.3448148" calcext:value-type="float">
            <text:p>9.3448148</text:p>
          </table:table-cell>
          <table:table-cell table:formula="of:=[.A725]*0.3048" office:value-type="float" office:value="2.84829955104" calcext:value-type="float">
            <text:p>2.84829955104</text:p>
          </table:table-cell>
        </table:table-row>
        <table:table-row table:style-name="ro1">
          <table:table-cell office:value-type="float" office:value="9.2852163" calcext:value-type="float">
            <text:p>9.2852163</text:p>
          </table:table-cell>
          <table:table-cell table:formula="of:=[.A726]*0.3048" office:value-type="float" office:value="2.83013392824" calcext:value-type="float">
            <text:p>2.83013392824</text:p>
          </table:table-cell>
        </table:table-row>
        <table:table-row table:style-name="ro1">
          <table:table-cell office:value-type="float" office:value="9.224709" calcext:value-type="float">
            <text:p>9.224709</text:p>
          </table:table-cell>
          <table:table-cell table:formula="of:=[.A727]*0.3048" office:value-type="float" office:value="2.8116913032" calcext:value-type="float">
            <text:p>2.8116913032</text:p>
          </table:table-cell>
        </table:table-row>
        <table:table-row table:style-name="ro1">
          <table:table-cell office:value-type="float" office:value="9.1632957" calcext:value-type="float">
            <text:p>9.1632957</text:p>
          </table:table-cell>
          <table:table-cell table:formula="of:=[.A728]*0.3048" office:value-type="float" office:value="2.79297252936" calcext:value-type="float">
            <text:p>2.79297252936</text:p>
          </table:table-cell>
        </table:table-row>
        <table:table-row table:style-name="ro1">
          <table:table-cell office:value-type="float" office:value="9.1009851" calcext:value-type="float">
            <text:p>9.1009851</text:p>
          </table:table-cell>
          <table:table-cell table:formula="of:=[.A729]*0.3048" office:value-type="float" office:value="2.77398025848" calcext:value-type="float">
            <text:p>2.77398025848</text:p>
          </table:table-cell>
        </table:table-row>
        <table:table-row table:style-name="ro1">
          <table:table-cell office:value-type="float" office:value="9.0377793" calcext:value-type="float">
            <text:p>9.0377793</text:p>
          </table:table-cell>
          <table:table-cell table:formula="of:=[.A730]*0.3048" office:value-type="float" office:value="2.75471513064" calcext:value-type="float">
            <text:p>2.75471513064</text:p>
          </table:table-cell>
        </table:table-row>
        <table:table-row table:style-name="ro1">
          <table:table-cell office:value-type="float" office:value="8.9736857" calcext:value-type="float">
            <text:p>8.9736857</text:p>
          </table:table-cell>
          <table:table-cell table:formula="of:=[.A731]*0.3048" office:value-type="float" office:value="2.73517940136" calcext:value-type="float">
            <text:p>2.73517940136</text:p>
          </table:table-cell>
        </table:table-row>
        <table:table-row table:style-name="ro1">
          <table:table-cell office:value-type="float" office:value="8.9087133" calcext:value-type="float">
            <text:p>8.9087133</text:p>
          </table:table-cell>
          <table:table-cell table:formula="of:=[.A732]*0.3048" office:value-type="float" office:value="2.71537581384" calcext:value-type="float">
            <text:p>2.71537581384</text:p>
          </table:table-cell>
        </table:table-row>
        <table:table-row table:style-name="ro1">
          <table:table-cell office:value-type="float" office:value="8.8428679" calcext:value-type="float">
            <text:p>8.8428679</text:p>
          </table:table-cell>
          <table:table-cell table:formula="of:=[.A733]*0.3048" office:value-type="float" office:value="2.69530613592" calcext:value-type="float">
            <text:p>2.69530613592</text:p>
          </table:table-cell>
        </table:table-row>
        <table:table-row table:style-name="ro1">
          <table:table-cell office:value-type="float" office:value="8.7761593" calcext:value-type="float">
            <text:p>8.7761593</text:p>
          </table:table-cell>
          <table:table-cell table:formula="of:=[.A734]*0.3048" office:value-type="float" office:value="2.67497335464" calcext:value-type="float">
            <text:p>2.67497335464</text:p>
          </table:table-cell>
        </table:table-row>
        <table:table-row table:style-name="ro1">
          <table:table-cell office:value-type="float" office:value="8.7086005" calcext:value-type="float">
            <text:p>8.7086005</text:p>
          </table:table-cell>
          <table:table-cell table:formula="of:=[.A735]*0.3048" office:value-type="float" office:value="2.6543814324" calcext:value-type="float">
            <text:p>2.6543814324</text:p>
          </table:table-cell>
        </table:table-row>
        <table:table-row table:style-name="ro1">
          <table:table-cell office:value-type="float" office:value="8.6401982" calcext:value-type="float">
            <text:p>8.6401982</text:p>
          </table:table-cell>
          <table:table-cell table:formula="of:=[.A736]*0.3048" office:value-type="float" office:value="2.63353241136" calcext:value-type="float">
            <text:p>2.63353241136</text:p>
          </table:table-cell>
        </table:table-row>
        <table:table-row table:style-name="ro1">
          <table:table-cell office:value-type="float" office:value="8.5709682" calcext:value-type="float">
            <text:p>8.5709682</text:p>
          </table:table-cell>
          <table:table-cell table:formula="of:=[.A737]*0.3048" office:value-type="float" office:value="2.61243110736" calcext:value-type="float">
            <text:p>2.61243110736</text:p>
          </table:table-cell>
        </table:table-row>
        <table:table-row table:style-name="ro1">
          <table:table-cell office:value-type="float" office:value="8.5009246" calcext:value-type="float">
            <text:p>8.5009246</text:p>
          </table:table-cell>
          <table:table-cell table:formula="of:=[.A738]*0.3048" office:value-type="float" office:value="2.59108181808" calcext:value-type="float">
            <text:p>2.59108181808</text:p>
          </table:table-cell>
        </table:table-row>
        <table:table-row table:style-name="ro1">
          <table:table-cell office:value-type="float" office:value="8.4300795" calcext:value-type="float">
            <text:p>8.4300795</text:p>
          </table:table-cell>
          <table:table-cell table:formula="of:=[.A739]*0.3048" office:value-type="float" office:value="2.5694882316" calcext:value-type="float">
            <text:p>2.5694882316</text:p>
          </table:table-cell>
        </table:table-row>
        <table:table-row table:style-name="ro1">
          <table:table-cell office:value-type="float" office:value="8.3584533" calcext:value-type="float">
            <text:p>8.3584533</text:p>
          </table:table-cell>
          <table:table-cell table:formula="of:=[.A740]*0.3048" office:value-type="float" office:value="2.54765656584" calcext:value-type="float">
            <text:p>2.54765656584</text:p>
          </table:table-cell>
        </table:table-row>
        <table:table-row table:style-name="ro1">
          <table:table-cell office:value-type="float" office:value="8.2860622" calcext:value-type="float">
            <text:p>8.2860622</text:p>
          </table:table-cell>
          <table:table-cell table:formula="of:=[.A741]*0.3048" office:value-type="float" office:value="2.52559175856" calcext:value-type="float">
            <text:p>2.52559175856</text:p>
          </table:table-cell>
        </table:table-row>
        <table:table-row table:style-name="ro1">
          <table:table-cell office:value-type="float" office:value="8.2129221" calcext:value-type="float">
            <text:p>8.2129221</text:p>
          </table:table-cell>
          <table:table-cell table:formula="of:=[.A742]*0.3048" office:value-type="float" office:value="2.50329865608" calcext:value-type="float">
            <text:p>2.50329865608</text:p>
          </table:table-cell>
        </table:table-row>
        <table:table-row table:style-name="ro1">
          <table:table-cell office:value-type="float" office:value="8.1390581" calcext:value-type="float">
            <text:p>8.1390581</text:p>
          </table:table-cell>
          <table:table-cell table:formula="of:=[.A743]*0.3048" office:value-type="float" office:value="2.48078490888" calcext:value-type="float">
            <text:p>2.48078490888</text:p>
          </table:table-cell>
        </table:table-row>
        <table:table-row table:style-name="ro1">
          <table:table-cell office:value-type="float" office:value="8.0644922" calcext:value-type="float">
            <text:p>8.0644922</text:p>
          </table:table-cell>
          <table:table-cell table:formula="of:=[.A744]*0.3048" office:value-type="float" office:value="2.45805722256" calcext:value-type="float">
            <text:p>2.45805722256</text:p>
          </table:table-cell>
        </table:table-row>
        <table:table-row table:style-name="ro1">
          <table:table-cell office:value-type="float" office:value="7.989244" calcext:value-type="float">
            <text:p>7.989244</text:p>
          </table:table-cell>
          <table:table-cell table:formula="of:=[.A745]*0.3048" office:value-type="float" office:value="2.4351215712" calcext:value-type="float">
            <text:p>2.4351215712</text:p>
          </table:table-cell>
        </table:table-row>
        <table:table-row table:style-name="ro1">
          <table:table-cell office:value-type="float" office:value="7.913343" calcext:value-type="float">
            <text:p>7.913343</text:p>
          </table:table-cell>
          <table:table-cell table:formula="of:=[.A746]*0.3048" office:value-type="float" office:value="2.4119869464" calcext:value-type="float">
            <text:p>2.4119869464</text:p>
          </table:table-cell>
        </table:table-row>
        <table:table-row table:style-name="ro1">
          <table:table-cell office:value-type="float" office:value="7.8368168" calcext:value-type="float">
            <text:p>7.8368168</text:p>
          </table:table-cell>
          <table:table-cell table:formula="of:=[.A747]*0.3048" office:value-type="float" office:value="2.38866176064" calcext:value-type="float">
            <text:p>2.38866176064</text:p>
          </table:table-cell>
        </table:table-row>
        <table:table-row table:style-name="ro1">
          <table:table-cell office:value-type="float" office:value="7.759696" calcext:value-type="float">
            <text:p>7.759696</text:p>
          </table:table-cell>
          <table:table-cell table:formula="of:=[.A748]*0.3048" office:value-type="float" office:value="2.3651553408" calcext:value-type="float">
            <text:p>2.3651553408</text:p>
          </table:table-cell>
        </table:table-row>
        <table:table-row table:style-name="ro1">
          <table:table-cell office:value-type="float" office:value="7.6820102" calcext:value-type="float">
            <text:p>7.6820102</text:p>
          </table:table-cell>
          <table:table-cell table:formula="of:=[.A749]*0.3048" office:value-type="float" office:value="2.34147670896" calcext:value-type="float">
            <text:p>2.34147670896</text:p>
          </table:table-cell>
        </table:table-row>
        <table:table-row table:style-name="ro1">
          <table:table-cell office:value-type="float" office:value="7.603796" calcext:value-type="float">
            <text:p>7.603796</text:p>
          </table:table-cell>
          <table:table-cell table:formula="of:=[.A750]*0.3048" office:value-type="float" office:value="2.3176370208" calcext:value-type="float">
            <text:p>2.3176370208</text:p>
          </table:table-cell>
        </table:table-row>
        <table:table-row table:style-name="ro1">
          <table:table-cell office:value-type="float" office:value="7.5250902" calcext:value-type="float">
            <text:p>7.5250902</text:p>
          </table:table-cell>
          <table:table-cell table:formula="of:=[.A751]*0.3048" office:value-type="float" office:value="2.29364749296" calcext:value-type="float">
            <text:p>2.29364749296</text:p>
          </table:table-cell>
        </table:table-row>
        <table:table-row table:style-name="ro1">
          <table:table-cell office:value-type="float" office:value="7.445931" calcext:value-type="float">
            <text:p>7.445931</text:p>
          </table:table-cell>
          <table:table-cell table:formula="of:=[.A752]*0.3048" office:value-type="float" office:value="2.2695197688" calcext:value-type="float">
            <text:p>2.2695197688</text:p>
          </table:table-cell>
        </table:table-row>
        <table:table-row table:style-name="ro1">
          <table:table-cell office:value-type="float" office:value="7.3663607" calcext:value-type="float">
            <text:p>7.3663607</text:p>
          </table:table-cell>
          <table:table-cell table:formula="of:=[.A753]*0.3048" office:value-type="float" office:value="2.24526674136" calcext:value-type="float">
            <text:p>2.24526674136</text:p>
          </table:table-cell>
        </table:table-row>
        <table:table-row table:style-name="ro1">
          <table:table-cell office:value-type="float" office:value="7.2864237" calcext:value-type="float">
            <text:p>7.2864237</text:p>
          </table:table-cell>
          <table:table-cell table:formula="of:=[.A754]*0.3048" office:value-type="float" office:value="2.22090194376" calcext:value-type="float">
            <text:p>2.22090194376</text:p>
          </table:table-cell>
        </table:table-row>
        <table:table-row table:style-name="ro1">
          <table:table-cell office:value-type="float" office:value="7.2061667" calcext:value-type="float">
            <text:p>7.2061667</text:p>
          </table:table-cell>
          <table:table-cell table:formula="of:=[.A755]*0.3048" office:value-type="float" office:value="2.19643961016" calcext:value-type="float">
            <text:p>2.19643961016</text:p>
          </table:table-cell>
        </table:table-row>
        <table:table-row table:style-name="ro1">
          <table:table-cell office:value-type="float" office:value="7.1256371" calcext:value-type="float">
            <text:p>7.1256371</text:p>
          </table:table-cell>
          <table:table-cell table:formula="of:=[.A756]*0.3048" office:value-type="float" office:value="2.17189418808" calcext:value-type="float">
            <text:p>2.17189418808</text:p>
          </table:table-cell>
        </table:table-row>
        <table:table-row table:style-name="ro1">
          <table:table-cell office:value-type="float" office:value="7.0448885" calcext:value-type="float">
            <text:p>7.0448885</text:p>
          </table:table-cell>
          <table:table-cell table:formula="of:=[.A757]*0.3048" office:value-type="float" office:value="2.1472820148" calcext:value-type="float">
            <text:p>2.1472820148</text:p>
          </table:table-cell>
        </table:table-row>
        <table:table-row table:style-name="ro1">
          <table:table-cell office:value-type="float" office:value="6.9639721" calcext:value-type="float">
            <text:p>6.9639721</text:p>
          </table:table-cell>
          <table:table-cell table:formula="of:=[.A758]*0.3048" office:value-type="float" office:value="2.12261869608" calcext:value-type="float">
            <text:p>2.12261869608</text:p>
          </table:table-cell>
        </table:table-row>
        <table:table-row table:style-name="ro1">
          <table:table-cell office:value-type="float" office:value="6.8829427" calcext:value-type="float">
            <text:p>6.8829427</text:p>
          </table:table-cell>
          <table:table-cell table:formula="of:=[.A759]*0.3048" office:value-type="float" office:value="2.09792093496" calcext:value-type="float">
            <text:p>2.09792093496</text:p>
          </table:table-cell>
        </table:table-row>
        <table:table-row table:style-name="ro1">
          <table:table-cell office:value-type="float" office:value="6.8018579" calcext:value-type="float">
            <text:p>6.8018579</text:p>
          </table:table-cell>
          <table:table-cell table:formula="of:=[.A760]*0.3048" office:value-type="float" office:value="2.07320628792" calcext:value-type="float">
            <text:p>2.07320628792</text:p>
          </table:table-cell>
        </table:table-row>
        <table:table-row table:style-name="ro1">
          <table:table-cell office:value-type="float" office:value="6.7207766" calcext:value-type="float">
            <text:p>6.7207766</text:p>
          </table:table-cell>
          <table:table-cell table:formula="of:=[.A761]*0.3048" office:value-type="float" office:value="2.04849270768" calcext:value-type="float">
            <text:p>2.04849270768</text:p>
          </table:table-cell>
        </table:table-row>
        <table:table-row table:style-name="ro1">
          <table:table-cell office:value-type="float" office:value="6.6397576" calcext:value-type="float">
            <text:p>6.6397576</text:p>
          </table:table-cell>
          <table:table-cell table:formula="of:=[.A762]*0.3048" office:value-type="float" office:value="2.02379811648" calcext:value-type="float">
            <text:p>2.02379811648</text:p>
          </table:table-cell>
        </table:table-row>
        <table:table-row table:style-name="ro1">
          <table:table-cell office:value-type="float" office:value="6.5588617" calcext:value-type="float">
            <text:p>6.5588617</text:p>
          </table:table-cell>
          <table:table-cell table:formula="of:=[.A763]*0.3048" office:value-type="float" office:value="1.99914104616" calcext:value-type="float">
            <text:p>1.99914104616</text:p>
          </table:table-cell>
        </table:table-row>
        <table:table-row table:style-name="ro1">
          <table:table-cell office:value-type="float" office:value="6.4781485" calcext:value-type="float">
            <text:p>6.4781485</text:p>
          </table:table-cell>
          <table:table-cell table:formula="of:=[.A764]*0.3048" office:value-type="float" office:value="1.9745396628" calcext:value-type="float">
            <text:p>1.9745396628</text:p>
          </table:table-cell>
        </table:table-row>
        <table:table-row table:style-name="ro1">
          <table:table-cell office:value-type="float" office:value="6.3976784" calcext:value-type="float">
            <text:p>6.3976784</text:p>
          </table:table-cell>
          <table:table-cell table:formula="of:=[.A765]*0.3048" office:value-type="float" office:value="1.95001237632" calcext:value-type="float">
            <text:p>1.95001237632</text:p>
          </table:table-cell>
        </table:table-row>
        <table:table-row table:style-name="ro1">
          <table:table-cell office:value-type="float" office:value="6.3175087" calcext:value-type="float">
            <text:p>6.3175087</text:p>
          </table:table-cell>
          <table:table-cell table:formula="of:=[.A766]*0.3048" office:value-type="float" office:value="1.92557665176" calcext:value-type="float">
            <text:p>1.92557665176</text:p>
          </table:table-cell>
        </table:table-row>
        <table:table-row table:style-name="ro1">
          <table:table-cell office:value-type="float" office:value="6.237699" calcext:value-type="float">
            <text:p>6.237699</text:p>
          </table:table-cell>
          <table:table-cell table:formula="of:=[.A767]*0.3048" office:value-type="float" office:value="1.9012506552" calcext:value-type="float">
            <text:p>1.9012506552</text:p>
          </table:table-cell>
        </table:table-row>
        <table:table-row table:style-name="ro1">
          <table:table-cell office:value-type="float" office:value="6.1583023" calcext:value-type="float">
            <text:p>6.1583023</text:p>
          </table:table-cell>
          <table:table-cell table:formula="of:=[.A768]*0.3048" office:value-type="float" office:value="1.87705054104" calcext:value-type="float">
            <text:p>1.87705054104</text:p>
          </table:table-cell>
        </table:table-row>
        <table:table-row table:style-name="ro1">
          <table:table-cell office:value-type="float" office:value="6.0793753" calcext:value-type="float">
            <text:p>6.0793753</text:p>
          </table:table-cell>
          <table:table-cell table:formula="of:=[.A769]*0.3048" office:value-type="float" office:value="1.85299359144" calcext:value-type="float">
            <text:p>1.85299359144</text:p>
          </table:table-cell>
        </table:table-row>
        <table:table-row table:style-name="ro1">
          <table:table-cell office:value-type="float" office:value="6.0009661" calcext:value-type="float">
            <text:p>6.0009661</text:p>
          </table:table-cell>
          <table:table-cell table:formula="of:=[.A770]*0.3048" office:value-type="float" office:value="1.82909446728" calcext:value-type="float">
            <text:p>1.82909446728</text:p>
          </table:table-cell>
        </table:table-row>
        <table:table-row table:style-name="ro1">
          <table:table-cell office:value-type="float" office:value="5.9231238" calcext:value-type="float">
            <text:p>5.9231238</text:p>
          </table:table-cell>
          <table:table-cell table:formula="of:=[.A771]*0.3048" office:value-type="float" office:value="1.80536813424" calcext:value-type="float">
            <text:p>1.80536813424</text:p>
          </table:table-cell>
        </table:table-row>
        <table:table-row table:style-name="ro1">
          <table:table-cell office:value-type="float" office:value="5.8458943" calcext:value-type="float">
            <text:p>5.8458943</text:p>
          </table:table-cell>
          <table:table-cell table:formula="of:=[.A772]*0.3048" office:value-type="float" office:value="1.78182858264" calcext:value-type="float">
            <text:p>1.78182858264</text:p>
          </table:table-cell>
        </table:table-row>
        <table:table-row table:style-name="ro1">
          <table:table-cell office:value-type="float" office:value="5.7693186" calcext:value-type="float">
            <text:p>5.7693186</text:p>
          </table:table-cell>
          <table:table-cell table:formula="of:=[.A773]*0.3048" office:value-type="float" office:value="1.75848830928" calcext:value-type="float">
            <text:p>1.75848830928</text:p>
          </table:table-cell>
        </table:table-row>
        <table:table-row table:style-name="ro1">
          <table:table-cell office:value-type="float" office:value="5.6934381" calcext:value-type="float">
            <text:p>5.6934381</text:p>
          </table:table-cell>
          <table:table-cell table:formula="of:=[.A774]*0.3048" office:value-type="float" office:value="1.73535993288" calcext:value-type="float">
            <text:p>1.73535993288</text:p>
          </table:table-cell>
        </table:table-row>
        <table:table-row table:style-name="ro1">
          <table:table-cell office:value-type="float" office:value="5.6182823" calcext:value-type="float">
            <text:p>5.6182823</text:p>
          </table:table-cell>
          <table:table-cell table:formula="of:=[.A775]*0.3048" office:value-type="float" office:value="1.71245244504" calcext:value-type="float">
            <text:p>1.71245244504</text:p>
          </table:table-cell>
        </table:table-row>
        <table:table-row table:style-name="ro1">
          <table:table-cell office:value-type="float" office:value="5.543889" calcext:value-type="float">
            <text:p>5.543889</text:p>
          </table:table-cell>
          <table:table-cell table:formula="of:=[.A776]*0.3048" office:value-type="float" office:value="1.6897773672" calcext:value-type="float">
            <text:p>1.6897773672</text:p>
          </table:table-cell>
        </table:table-row>
        <table:table-row table:style-name="ro1">
          <table:table-cell office:value-type="float" office:value="5.4702837" calcext:value-type="float">
            <text:p>5.4702837</text:p>
          </table:table-cell>
          <table:table-cell table:formula="of:=[.A777]*0.3048" office:value-type="float" office:value="1.66734247176" calcext:value-type="float">
            <text:p>1.66734247176</text:p>
          </table:table-cell>
        </table:table-row>
        <table:table-row table:style-name="ro1">
          <table:table-cell office:value-type="float" office:value="5.3974943" calcext:value-type="float">
            <text:p>5.3974943</text:p>
          </table:table-cell>
          <table:table-cell table:formula="of:=[.A778]*0.3048" office:value-type="float" office:value="1.64515626264" calcext:value-type="float">
            <text:p>1.64515626264</text:p>
          </table:table-cell>
        </table:table-row>
        <table:table-row table:style-name="ro1">
          <table:table-cell office:value-type="float" office:value="5.3255413" calcext:value-type="float">
            <text:p>5.3255413</text:p>
          </table:table-cell>
          <table:table-cell table:formula="of:=[.A779]*0.3048" office:value-type="float" office:value="1.62322498824" calcext:value-type="float">
            <text:p>1.62322498824</text:p>
          </table:table-cell>
        </table:table-row>
        <table:table-row table:style-name="ro1">
          <table:table-cell office:value-type="float" office:value="5.254447" calcext:value-type="float">
            <text:p>5.254447</text:p>
          </table:table-cell>
          <table:table-cell table:formula="of:=[.A780]*0.3048" office:value-type="float" office:value="1.6015554456" calcext:value-type="float">
            <text:p>1.6015554456</text:p>
          </table:table-cell>
        </table:table-row>
        <table:table-row table:style-name="ro1">
          <table:table-cell office:value-type="float" office:value="5.1842282" calcext:value-type="float">
            <text:p>5.1842282</text:p>
          </table:table-cell>
          <table:table-cell table:formula="of:=[.A781]*0.3048" office:value-type="float" office:value="1.58015275536" calcext:value-type="float">
            <text:p>1.58015275536</text:p>
          </table:table-cell>
        </table:table-row>
        <table:table-row table:style-name="ro1">
          <table:table-cell office:value-type="float" office:value="5.1149006" calcext:value-type="float">
            <text:p>5.1149006</text:p>
          </table:table-cell>
          <table:table-cell table:formula="of:=[.A782]*0.3048" office:value-type="float" office:value="1.55902170288" calcext:value-type="float">
            <text:p>1.55902170288</text:p>
          </table:table-cell>
        </table:table-row>
        <table:table-row table:style-name="ro1">
          <table:table-cell office:value-type="float" office:value="5.0464764" calcext:value-type="float">
            <text:p>5.0464764</text:p>
          </table:table-cell>
          <table:table-cell table:formula="of:=[.A783]*0.3048" office:value-type="float" office:value="1.53816600672" calcext:value-type="float">
            <text:p>1.53816600672</text:p>
          </table:table-cell>
        </table:table-row>
        <table:table-row table:style-name="ro1">
          <table:table-cell office:value-type="float" office:value="4.9789701" calcext:value-type="float">
            <text:p>4.9789701</text:p>
          </table:table-cell>
          <table:table-cell table:formula="of:=[.A784]*0.3048" office:value-type="float" office:value="1.51759008648" calcext:value-type="float">
            <text:p>1.51759008648</text:p>
          </table:table-cell>
        </table:table-row>
        <table:table-row table:style-name="ro1">
          <table:table-cell office:value-type="float" office:value="4.9123888" calcext:value-type="float">
            <text:p>4.9123888</text:p>
          </table:table-cell>
          <table:table-cell table:formula="of:=[.A785]*0.3048" office:value-type="float" office:value="1.49729610624" calcext:value-type="float">
            <text:p>1.49729610624</text:p>
          </table:table-cell>
        </table:table-row>
        <table:table-row table:style-name="ro1">
          <table:table-cell office:value-type="float" office:value="4.8467393" calcext:value-type="float">
            <text:p>4.8467393</text:p>
          </table:table-cell>
          <table:table-cell table:formula="of:=[.A786]*0.3048" office:value-type="float" office:value="1.47728613864" calcext:value-type="float">
            <text:p>1.47728613864</text:p>
          </table:table-cell>
        </table:table-row>
        <table:table-row table:style-name="ro1">
          <table:table-cell office:value-type="float" office:value="4.7820332" calcext:value-type="float">
            <text:p>4.7820332</text:p>
          </table:table-cell>
          <table:table-cell table:formula="of:=[.A787]*0.3048" office:value-type="float" office:value="1.45756371936" calcext:value-type="float">
            <text:p>1.45756371936</text:p>
          </table:table-cell>
        </table:table-row>
        <table:table-row table:style-name="ro1">
          <table:table-cell office:value-type="float" office:value="4.7182748" calcext:value-type="float">
            <text:p>4.7182748</text:p>
          </table:table-cell>
          <table:table-cell table:formula="of:=[.A788]*0.3048" office:value-type="float" office:value="1.43813015904" calcext:value-type="float">
            <text:p>1.43813015904</text:p>
          </table:table-cell>
        </table:table-row>
        <table:table-row table:style-name="ro1">
          <table:table-cell office:value-type="float" office:value="4.6554697" calcext:value-type="float">
            <text:p>4.6554697</text:p>
          </table:table-cell>
          <table:table-cell table:formula="of:=[.A789]*0.3048" office:value-type="float" office:value="1.41898716456" calcext:value-type="float">
            <text:p>1.41898716456</text:p>
          </table:table-cell>
        </table:table-row>
        <table:table-row table:style-name="ro1">
          <table:table-cell office:value-type="float" office:value="4.5936286" calcext:value-type="float">
            <text:p>4.5936286</text:p>
          </table:table-cell>
          <table:table-cell table:formula="of:=[.A790]*0.3048" office:value-type="float" office:value="1.40013799728" calcext:value-type="float">
            <text:p>1.40013799728</text:p>
          </table:table-cell>
        </table:table-row>
        <table:table-row table:style-name="ro1">
          <table:table-cell office:value-type="float" office:value="4.532753" calcext:value-type="float">
            <text:p>4.532753</text:p>
          </table:table-cell>
          <table:table-cell table:formula="of:=[.A791]*0.3048" office:value-type="float" office:value="1.3815831144" calcext:value-type="float">
            <text:p>1.3815831144</text:p>
          </table:table-cell>
        </table:table-row>
        <table:table-row table:style-name="ro1">
          <table:table-cell office:value-type="float" office:value="4.4728484" calcext:value-type="float">
            <text:p>4.4728484</text:p>
          </table:table-cell>
          <table:table-cell table:formula="of:=[.A792]*0.3048" office:value-type="float" office:value="1.36332419232" calcext:value-type="float">
            <text:p>1.36332419232</text:p>
          </table:table-cell>
        </table:table-row>
        <table:table-row table:style-name="ro1">
          <table:table-cell office:value-type="float" office:value="4.4139218" calcext:value-type="float">
            <text:p>4.4139218</text:p>
          </table:table-cell>
          <table:table-cell table:formula="of:=[.A793]*0.3048" office:value-type="float" office:value="1.34536336464" calcext:value-type="float">
            <text:p>1.34536336464</text:p>
          </table:table-cell>
        </table:table-row>
        <table:table-row table:style-name="ro1">
          <table:table-cell office:value-type="float" office:value="4.3559835" calcext:value-type="float">
            <text:p>4.3559835</text:p>
          </table:table-cell>
          <table:table-cell table:formula="of:=[.A794]*0.3048" office:value-type="float" office:value="1.3277037708" calcext:value-type="float">
            <text:p>1.3277037708</text:p>
          </table:table-cell>
        </table:table-row>
        <table:table-row table:style-name="ro1">
          <table:table-cell office:value-type="float" office:value="4.2990358" calcext:value-type="float">
            <text:p>4.2990358</text:p>
          </table:table-cell>
          <table:table-cell table:formula="of:=[.A795]*0.3048" office:value-type="float" office:value="1.31034611184" calcext:value-type="float">
            <text:p>1.31034611184</text:p>
          </table:table-cell>
        </table:table-row>
        <table:table-row table:style-name="ro1">
          <table:table-cell office:value-type="float" office:value="4.243093" calcext:value-type="float">
            <text:p>4.243093</text:p>
          </table:table-cell>
          <table:table-cell table:formula="of:=[.A796]*0.3048" office:value-type="float" office:value="1.2932947464" calcext:value-type="float">
            <text:p>1.2932947464</text:p>
          </table:table-cell>
        </table:table-row>
        <table:table-row table:style-name="ro1">
          <table:table-cell office:value-type="float" office:value="4.1881635" calcext:value-type="float">
            <text:p>4.1881635</text:p>
          </table:table-cell>
          <table:table-cell table:formula="of:=[.A797]*0.3048" office:value-type="float" office:value="1.2765522348" calcext:value-type="float">
            <text:p>1.2765522348</text:p>
          </table:table-cell>
        </table:table-row>
        <table:table-row table:style-name="ro1">
          <table:table-cell office:value-type="float" office:value="4.134258" calcext:value-type="float">
            <text:p>4.134258</text:p>
          </table:table-cell>
          <table:table-cell table:formula="of:=[.A798]*0.3048" office:value-type="float" office:value="1.2601218384" calcext:value-type="float">
            <text:p>1.2601218384</text:p>
          </table:table-cell>
        </table:table-row>
        <table:table-row table:style-name="ro1">
          <table:table-cell office:value-type="float" office:value="4.0813904" calcext:value-type="float">
            <text:p>4.0813904</text:p>
          </table:table-cell>
          <table:table-cell table:formula="of:=[.A799]*0.3048" office:value-type="float" office:value="1.24400779392" calcext:value-type="float">
            <text:p>1.24400779392</text:p>
          </table:table-cell>
        </table:table-row>
        <table:table-row table:style-name="ro1">
          <table:table-cell office:value-type="float" office:value="4.0295746" calcext:value-type="float">
            <text:p>4.0295746</text:p>
          </table:table-cell>
          <table:table-cell table:formula="of:=[.A800]*0.3048" office:value-type="float" office:value="1.22821433808" calcext:value-type="float">
            <text:p>1.22821433808</text:p>
          </table:table-cell>
        </table:table-row>
        <table:table-row table:style-name="ro1">
          <table:table-cell office:value-type="float" office:value="3.9788227" calcext:value-type="float">
            <text:p>3.9788227</text:p>
          </table:table-cell>
          <table:table-cell table:formula="of:=[.A801]*0.3048" office:value-type="float" office:value="1.21274515896" calcext:value-type="float">
            <text:p>1.21274515896</text:p>
          </table:table-cell>
        </table:table-row>
        <table:table-row table:style-name="ro1">
          <table:table-cell office:value-type="float" office:value="3.9291537" calcext:value-type="float">
            <text:p>3.9291537</text:p>
          </table:table-cell>
          <table:table-cell table:formula="of:=[.A802]*0.3048" office:value-type="float" office:value="1.19760604776" calcext:value-type="float">
            <text:p>1.19760604776</text:p>
          </table:table-cell>
        </table:table-row>
        <table:table-row table:style-name="ro1">
          <table:table-cell office:value-type="float" office:value="3.8805799" calcext:value-type="float">
            <text:p>3.8805799</text:p>
          </table:table-cell>
          <table:table-cell table:formula="of:=[.A803]*0.3048" office:value-type="float" office:value="1.18280075352" calcext:value-type="float">
            <text:p>1.18280075352</text:p>
          </table:table-cell>
        </table:table-row>
        <table:table-row table:style-name="ro1">
          <table:table-cell office:value-type="float" office:value="3.8331189" calcext:value-type="float">
            <text:p>3.8331189</text:p>
          </table:table-cell>
          <table:table-cell table:formula="of:=[.A804]*0.3048" office:value-type="float" office:value="1.16833464072" calcext:value-type="float">
            <text:p>1.16833464072</text:p>
          </table:table-cell>
        </table:table-row>
        <table:table-row table:style-name="ro1">
          <table:table-cell office:value-type="float" office:value="3.7867901" calcext:value-type="float">
            <text:p>3.7867901</text:p>
          </table:table-cell>
          <table:table-cell table:formula="of:=[.A805]*0.3048" office:value-type="float" office:value="1.15421362248" calcext:value-type="float">
            <text:p>1.15421362248</text:p>
          </table:table-cell>
        </table:table-row>
        <table:table-row table:style-name="ro1">
          <table:table-cell office:value-type="float" office:value="3.7416091" calcext:value-type="float">
            <text:p>3.7416091</text:p>
          </table:table-cell>
          <table:table-cell table:formula="of:=[.A806]*0.3048" office:value-type="float" office:value="1.14044245368" calcext:value-type="float">
            <text:p>1.14044245368</text:p>
          </table:table-cell>
        </table:table-row>
        <table:table-row table:style-name="ro1">
          <table:table-cell office:value-type="float" office:value="3.6975913" calcext:value-type="float">
            <text:p>3.6975913</text:p>
          </table:table-cell>
          <table:table-cell table:formula="of:=[.A807]*0.3048" office:value-type="float" office:value="1.12702582824" calcext:value-type="float">
            <text:p>1.12702582824</text:p>
          </table:table-cell>
        </table:table-row>
        <table:table-row table:style-name="ro1">
          <table:table-cell office:value-type="float" office:value="3.654758" calcext:value-type="float">
            <text:p>3.654758</text:p>
          </table:table-cell>
          <table:table-cell table:formula="of:=[.A808]*0.3048" office:value-type="float" office:value="1.1139702384" calcext:value-type="float">
            <text:p>1.1139702384</text:p>
          </table:table-cell>
        </table:table-row>
        <table:table-row table:style-name="ro1">
          <table:table-cell office:value-type="float" office:value="3.6131263" calcext:value-type="float">
            <text:p>3.6131263</text:p>
          </table:table-cell>
          <table:table-cell table:formula="of:=[.A809]*0.3048" office:value-type="float" office:value="1.10128089624" calcext:value-type="float">
            <text:p>1.10128089624</text:p>
          </table:table-cell>
        </table:table-row>
        <table:table-row table:style-name="ro1">
          <table:table-cell office:value-type="float" office:value="3.5727143" calcext:value-type="float">
            <text:p>3.5727143</text:p>
          </table:table-cell>
          <table:table-cell table:formula="of:=[.A810]*0.3048" office:value-type="float" office:value="1.08896331864" calcext:value-type="float">
            <text:p>1.08896331864</text:p>
          </table:table-cell>
        </table:table-row>
        <table:table-row table:style-name="ro1">
          <table:table-cell office:value-type="float" office:value="3.5335405" calcext:value-type="float">
            <text:p>3.5335405</text:p>
          </table:table-cell>
          <table:table-cell table:formula="of:=[.A811]*0.3048" office:value-type="float" office:value="1.0770231444" calcext:value-type="float">
            <text:p>1.0770231444</text:p>
          </table:table-cell>
        </table:table-row>
        <table:table-row table:style-name="ro1">
          <table:table-cell office:value-type="float" office:value="3.4956243" calcext:value-type="float">
            <text:p>3.4956243</text:p>
          </table:table-cell>
          <table:table-cell table:formula="of:=[.A812]*0.3048" office:value-type="float" office:value="1.06546628664" calcext:value-type="float">
            <text:p>1.06546628664</text:p>
          </table:table-cell>
        </table:table-row>
        <table:table-row table:style-name="ro1">
          <table:table-cell office:value-type="float" office:value="3.4589801" calcext:value-type="float">
            <text:p>3.4589801</text:p>
          </table:table-cell>
          <table:table-cell table:formula="of:=[.A813]*0.3048" office:value-type="float" office:value="1.05429713448" calcext:value-type="float">
            <text:p>1.05429713448</text:p>
          </table:table-cell>
        </table:table-row>
        <table:table-row table:style-name="ro1">
          <table:table-cell office:value-type="float" office:value="3.4236317" calcext:value-type="float">
            <text:p>3.4236317</text:p>
          </table:table-cell>
          <table:table-cell table:formula="of:=[.A814]*0.3048" office:value-type="float" office:value="1.04352294216" calcext:value-type="float">
            <text:p>1.04352294216</text:p>
          </table:table-cell>
        </table:table-row>
        <table:table-row table:style-name="ro1">
          <table:table-cell office:value-type="float" office:value="3.3895959" calcext:value-type="float">
            <text:p>3.3895959</text:p>
          </table:table-cell>
          <table:table-cell table:formula="of:=[.A815]*0.3048" office:value-type="float" office:value="1.03314883032" calcext:value-type="float">
            <text:p>1.03314883032</text:p>
          </table:table-cell>
        </table:table-row>
        <table:table-row table:style-name="ro1">
          <table:table-cell office:value-type="float" office:value="3.3568892" calcext:value-type="float">
            <text:p>3.3568892</text:p>
          </table:table-cell>
          <table:table-cell table:formula="of:=[.A816]*0.3048" office:value-type="float" office:value="1.02317982816" calcext:value-type="float">
            <text:p>1.02317982816</text:p>
          </table:table-cell>
        </table:table-row>
        <table:table-row table:style-name="ro1">
          <table:table-cell office:value-type="float" office:value="3.3255366" calcext:value-type="float">
            <text:p>3.3255366</text:p>
          </table:table-cell>
          <table:table-cell table:formula="of:=[.A817]*0.3048" office:value-type="float" office:value="1.01362355568" calcext:value-type="float">
            <text:p>1.01362355568</text:p>
          </table:table-cell>
        </table:table-row>
        <table:table-row table:style-name="ro1">
          <table:table-cell office:value-type="float" office:value="3.2955556" calcext:value-type="float">
            <text:p>3.2955556</text:p>
          </table:table-cell>
          <table:table-cell table:formula="of:=[.A818]*0.3048" office:value-type="float" office:value="1.00448534688" calcext:value-type="float">
            <text:p>1.00448534688</text:p>
          </table:table-cell>
        </table:table-row>
        <table:table-row table:style-name="ro1">
          <table:table-cell office:value-type="float" office:value="3.266968" calcext:value-type="float">
            <text:p>3.266968</text:p>
          </table:table-cell>
          <table:table-cell table:formula="of:=[.A819]*0.3048" office:value-type="float" office:value="0.9957718464" calcext:value-type="float">
            <text:p>0.9957718464</text:p>
          </table:table-cell>
        </table:table-row>
        <table:table-row table:style-name="ro1">
          <table:table-cell office:value-type="float" office:value="3.2397943" calcext:value-type="float">
            <text:p>3.2397943</text:p>
          </table:table-cell>
          <table:table-cell table:formula="of:=[.A820]*0.3048" office:value-type="float" office:value="0.98748930264" calcext:value-type="float">
            <text:p>0.98748930264</text:p>
          </table:table-cell>
        </table:table-row>
        <table:table-row table:style-name="ro1">
          <table:table-cell office:value-type="float" office:value="3.2140574" calcext:value-type="float">
            <text:p>3.2140574</text:p>
          </table:table-cell>
          <table:table-cell table:formula="of:=[.A821]*0.3048" office:value-type="float" office:value="0.97964469552" calcext:value-type="float">
            <text:p>0.97964469552</text:p>
          </table:table-cell>
        </table:table-row>
        <table:table-row table:style-name="ro1">
          <table:table-cell office:value-type="float" office:value="3.1897749" calcext:value-type="float">
            <text:p>3.1897749</text:p>
          </table:table-cell>
          <table:table-cell table:formula="of:=[.A822]*0.3048" office:value-type="float" office:value="0.97224338952" calcext:value-type="float">
            <text:p>0.97224338952</text:p>
          </table:table-cell>
        </table:table-row>
        <table:table-row table:style-name="ro1">
          <table:table-cell office:value-type="float" office:value="3.1669683" calcext:value-type="float">
            <text:p>3.1669683</text:p>
          </table:table-cell>
          <table:table-cell table:formula="of:=[.A823]*0.3048" office:value-type="float" office:value="0.96529193784" calcext:value-type="float">
            <text:p>0.96529193784</text:p>
          </table:table-cell>
        </table:table-row>
        <table:table-row table:style-name="ro1">
          <table:table-cell office:value-type="float" office:value="3.1456586" calcext:value-type="float">
            <text:p>3.1456586</text:p>
          </table:table-cell>
          <table:table-cell table:formula="of:=[.A824]*0.3048" office:value-type="float" office:value="0.95879674128" calcext:value-type="float">
            <text:p>0.95879674128</text:p>
          </table:table-cell>
        </table:table-row>
        <table:table-row table:style-name="ro1">
          <table:table-cell office:value-type="float" office:value="3.1258608" calcext:value-type="float">
            <text:p>3.1258608</text:p>
          </table:table-cell>
          <table:table-cell table:formula="of:=[.A825]*0.3048" office:value-type="float" office:value="0.95276237184" calcext:value-type="float">
            <text:p>0.95276237184</text:p>
          </table:table-cell>
        </table:table-row>
        <table:table-row table:style-name="ro1">
          <table:table-cell office:value-type="float" office:value="3.1075976" calcext:value-type="float">
            <text:p>3.1075976</text:p>
          </table:table-cell>
          <table:table-cell table:formula="of:=[.A826]*0.3048" office:value-type="float" office:value="0.94719574848" calcext:value-type="float">
            <text:p>0.94719574848</text:p>
          </table:table-cell>
        </table:table-row>
        <table:table-row table:style-name="ro1">
          <table:table-cell office:value-type="float" office:value="3.0908825" calcext:value-type="float">
            <text:p>3.0908825</text:p>
          </table:table-cell>
          <table:table-cell table:formula="of:=[.A827]*0.3048" office:value-type="float" office:value="0.942100986" calcext:value-type="float">
            <text:p>0.942100986</text:p>
          </table:table-cell>
        </table:table-row>
        <table:table-row table:style-name="ro1">
          <table:table-cell office:value-type="float" office:value="3.0757318" calcext:value-type="float">
            <text:p>3.0757318</text:p>
          </table:table-cell>
          <table:table-cell table:formula="of:=[.A828]*0.3048" office:value-type="float" office:value="0.93748305264" calcext:value-type="float">
            <text:p>0.93748305264</text:p>
          </table:table-cell>
        </table:table-row>
        <table:table-row table:style-name="ro1">
          <table:table-cell office:value-type="float" office:value="3.0621618" calcext:value-type="float">
            <text:p>3.0621618</text:p>
          </table:table-cell>
          <table:table-cell table:formula="of:=[.A829]*0.3048" office:value-type="float" office:value="0.93334691664" calcext:value-type="float">
            <text:p>0.93334691664</text:p>
          </table:table-cell>
        </table:table-row>
        <table:table-row table:style-name="ro1">
          <table:table-cell office:value-type="float" office:value="3.0501845" calcext:value-type="float">
            <text:p>3.0501845</text:p>
          </table:table-cell>
          <table:table-cell table:formula="of:=[.A830]*0.3048" office:value-type="float" office:value="0.9296962356" calcext:value-type="float">
            <text:p>0.9296962356</text:p>
          </table:table-cell>
        </table:table-row>
        <table:table-row table:style-name="ro1">
          <table:table-cell office:value-type="float" office:value="3.0398128" calcext:value-type="float">
            <text:p>3.0398128</text:p>
          </table:table-cell>
          <table:table-cell table:formula="of:=[.A831]*0.3048" office:value-type="float" office:value="0.92653494144" calcext:value-type="float">
            <text:p>0.92653494144</text:p>
          </table:table-cell>
        </table:table-row>
        <table:table-row table:style-name="ro1">
          <table:table-cell office:value-type="float" office:value="3.0310594" calcext:value-type="float">
            <text:p>3.0310594</text:p>
          </table:table-cell>
          <table:table-cell table:formula="of:=[.A832]*0.3048" office:value-type="float" office:value="0.92386690512" calcext:value-type="float">
            <text:p>0.92386690512</text:p>
          </table:table-cell>
        </table:table-row>
        <table:table-row table:style-name="ro1">
          <table:table-cell office:value-type="float" office:value="3.0239331" calcext:value-type="float">
            <text:p>3.0239331</text:p>
          </table:table-cell>
          <table:table-cell table:formula="of:=[.A833]*0.3048" office:value-type="float" office:value="0.92169480888" calcext:value-type="float">
            <text:p>0.92169480888</text:p>
          </table:table-cell>
        </table:table-row>
        <table:table-row table:style-name="ro1">
          <table:table-cell office:value-type="float" office:value="3.0184423" calcext:value-type="float">
            <text:p>3.0184423</text:p>
          </table:table-cell>
          <table:table-cell table:formula="of:=[.A834]*0.3048" office:value-type="float" office:value="0.92002121304" calcext:value-type="float">
            <text:p>0.92002121304</text:p>
          </table:table-cell>
        </table:table-row>
        <table:table-row table:style-name="ro1">
          <table:table-cell office:value-type="float" office:value="3.0145948" calcext:value-type="float">
            <text:p>3.0145948</text:p>
          </table:table-cell>
          <table:table-cell table:formula="of:=[.A835]*0.3048" office:value-type="float" office:value="0.91884849504" calcext:value-type="float">
            <text:p>0.91884849504</text:p>
          </table:table-cell>
        </table:table-row>
        <table:table-row table:style-name="ro1">
          <table:table-cell office:value-type="float" office:value="3.0123965" calcext:value-type="float">
            <text:p>3.0123965</text:p>
          </table:table-cell>
          <table:table-cell table:formula="of:=[.A836]*0.3048" office:value-type="float" office:value="0.9181784532" calcext:value-type="float">
            <text:p>0.9181784532</text:p>
          </table:table-cell>
        </table:table-row>
        <table:table-row table:style-name="ro1">
          <table:table-cell office:value-type="float" office:value="3.0118479" calcext:value-type="float">
            <text:p>3.0118479</text:p>
          </table:table-cell>
          <table:table-cell table:formula="of:=[.A837]*0.3048" office:value-type="float" office:value="0.91801123992" calcext:value-type="float">
            <text:p>0.91801123992</text:p>
          </table:table-cell>
        </table:table-row>
        <table:table-row table:style-name="ro1">
          <table:table-cell office:value-type="float" office:value="3.0129554" calcext:value-type="float">
            <text:p>3.0129554</text:p>
          </table:table-cell>
          <table:table-cell table:formula="of:=[.A838]*0.3048" office:value-type="float" office:value="0.91834880592" calcext:value-type="float">
            <text:p>0.91834880592</text:p>
          </table:table-cell>
        </table:table-row>
        <table:table-row table:style-name="ro1">
          <table:table-cell office:value-type="float" office:value="3.0157155" calcext:value-type="float">
            <text:p>3.0157155</text:p>
          </table:table-cell>
          <table:table-cell table:formula="of:=[.A839]*0.3048" office:value-type="float" office:value="0.9191900844" calcext:value-type="float">
            <text:p>0.9191900844</text:p>
          </table:table-cell>
        </table:table-row>
        <table:table-row table:style-name="ro1">
          <table:table-cell office:value-type="float" office:value="3.0201216" calcext:value-type="float">
            <text:p>3.0201216</text:p>
          </table:table-cell>
          <table:table-cell table:formula="of:=[.A840]*0.3048" office:value-type="float" office:value="0.92053306368" calcext:value-type="float">
            <text:p>0.92053306368</text:p>
          </table:table-cell>
        </table:table-row>
        <table:table-row table:style-name="ro1">
          <table:table-cell office:value-type="float" office:value="3.0261716" calcext:value-type="float">
            <text:p>3.0261716</text:p>
          </table:table-cell>
          <table:table-cell table:formula="of:=[.A841]*0.3048" office:value-type="float" office:value="0.92237710368" calcext:value-type="float">
            <text:p>0.92237710368</text:p>
          </table:table-cell>
        </table:table-row>
        <table:table-row table:style-name="ro1">
          <table:table-cell office:value-type="float" office:value="3.0338525" calcext:value-type="float">
            <text:p>3.0338525</text:p>
          </table:table-cell>
          <table:table-cell table:formula="of:=[.A842]*0.3048" office:value-type="float" office:value="0.924718242" calcext:value-type="float">
            <text:p>0.924718242</text:p>
          </table:table-cell>
        </table:table-row>
        <table:table-row table:style-name="ro1">
          <table:table-cell office:value-type="float" office:value="3.0431528" calcext:value-type="float">
            <text:p>3.0431528</text:p>
          </table:table-cell>
          <table:table-cell table:formula="of:=[.A843]*0.3048" office:value-type="float" office:value="0.92755297344" calcext:value-type="float">
            <text:p>0.92755297344</text:p>
          </table:table-cell>
        </table:table-row>
        <table:table-row table:style-name="ro1">
          <table:table-cell office:value-type="float" office:value="3.0540607" calcext:value-type="float">
            <text:p>3.0540607</text:p>
          </table:table-cell>
          <table:table-cell table:formula="of:=[.A844]*0.3048" office:value-type="float" office:value="0.93087770136" calcext:value-type="float">
            <text:p>0.93087770136</text:p>
          </table:table-cell>
        </table:table-row>
        <table:table-row table:style-name="ro1">
          <table:table-cell office:value-type="float" office:value="3.0665585" calcext:value-type="float">
            <text:p>3.0665585</text:p>
          </table:table-cell>
          <table:table-cell table:formula="of:=[.A845]*0.3048" office:value-type="float" office:value="0.9346870308" calcext:value-type="float">
            <text:p>0.9346870308</text:p>
          </table:table-cell>
        </table:table-row>
        <table:table-row table:style-name="ro1">
          <table:table-cell office:value-type="float" office:value="3.0806274" calcext:value-type="float">
            <text:p>3.0806274</text:p>
          </table:table-cell>
          <table:table-cell table:formula="of:=[.A846]*0.3048" office:value-type="float" office:value="0.93897523152" calcext:value-type="float">
            <text:p>0.93897523152</text:p>
          </table:table-cell>
        </table:table-row>
        <table:table-row table:style-name="ro1">
          <table:table-cell office:value-type="float" office:value="3.096251" calcext:value-type="float">
            <text:p>3.096251</text:p>
          </table:table-cell>
          <table:table-cell table:formula="of:=[.A847]*0.3048" office:value-type="float" office:value="0.9437373048" calcext:value-type="float">
            <text:p>0.9437373048</text:p>
          </table:table-cell>
        </table:table-row>
        <table:table-row table:style-name="ro1">
          <table:table-cell office:value-type="float" office:value="3.1134053" calcext:value-type="float">
            <text:p>3.1134053</text:p>
          </table:table-cell>
          <table:table-cell table:formula="of:=[.A848]*0.3048" office:value-type="float" office:value="0.94896593544" calcext:value-type="float">
            <text:p>0.94896593544</text:p>
          </table:table-cell>
        </table:table-row>
        <table:table-row table:style-name="ro1">
          <table:table-cell office:value-type="float" office:value="3.1320689" calcext:value-type="float">
            <text:p>3.1320689</text:p>
          </table:table-cell>
          <table:table-cell table:formula="of:=[.A849]*0.3048" office:value-type="float" office:value="0.95465460072" calcext:value-type="float">
            <text:p>0.95465460072</text:p>
          </table:table-cell>
        </table:table-row>
        <table:table-row table:style-name="ro1">
          <table:table-cell office:value-type="float" office:value="3.1522204" calcext:value-type="float">
            <text:p>3.1522204</text:p>
          </table:table-cell>
          <table:table-cell table:formula="of:=[.A850]*0.3048" office:value-type="float" office:value="0.96079677792" calcext:value-type="float">
            <text:p>0.96079677792</text:p>
          </table:table-cell>
        </table:table-row>
        <table:table-row table:style-name="ro1">
          <table:table-cell office:value-type="float" office:value="3.1738316" calcext:value-type="float">
            <text:p>3.1738316</text:p>
          </table:table-cell>
          <table:table-cell table:formula="of:=[.A851]*0.3048" office:value-type="float" office:value="0.96738387168" calcext:value-type="float">
            <text:p>0.96738387168</text:p>
          </table:table-cell>
        </table:table-row>
        <table:table-row table:style-name="ro1">
          <table:table-cell office:value-type="float" office:value="3.1968787" calcext:value-type="float">
            <text:p>3.1968787</text:p>
          </table:table-cell>
          <table:table-cell table:formula="of:=[.A852]*0.3048" office:value-type="float" office:value="0.97440862776" calcext:value-type="float">
            <text:p>0.97440862776</text:p>
          </table:table-cell>
        </table:table-row>
        <table:table-row table:style-name="ro1">
          <table:table-cell office:value-type="float" office:value="3.221338" calcext:value-type="float">
            <text:p>3.221338</text:p>
          </table:table-cell>
          <table:table-cell table:formula="of:=[.A853]*0.3048" office:value-type="float" office:value="0.9818638224" calcext:value-type="float">
            <text:p>0.9818638224</text:p>
          </table:table-cell>
        </table:table-row>
        <table:table-row table:style-name="ro1">
          <table:table-cell office:value-type="float" office:value="3.2471811" calcext:value-type="float">
            <text:p>3.2471811</text:p>
          </table:table-cell>
          <table:table-cell table:formula="of:=[.A854]*0.3048" office:value-type="float" office:value="0.98974079928" calcext:value-type="float">
            <text:p>0.98974079928</text:p>
          </table:table-cell>
        </table:table-row>
        <table:table-row table:style-name="ro1">
          <table:table-cell office:value-type="float" office:value="3.2743835" calcext:value-type="float">
            <text:p>3.2743835</text:p>
          </table:table-cell>
          <table:table-cell table:formula="of:=[.A855]*0.3048" office:value-type="float" office:value="0.9980320908" calcext:value-type="float">
            <text:p>0.9980320908</text:p>
          </table:table-cell>
        </table:table-row>
        <table:table-row table:style-name="ro1">
          <table:table-cell office:value-type="float" office:value="3.3029214" calcext:value-type="float">
            <text:p>3.3029214</text:p>
          </table:table-cell>
          <table:table-cell table:formula="of:=[.A856]*0.3048" office:value-type="float" office:value="1.00673044272" calcext:value-type="float">
            <text:p>1.00673044272</text:p>
          </table:table-cell>
        </table:table-row>
        <table:table-row table:style-name="ro1">
          <table:table-cell office:value-type="float" office:value="3.3327698" calcext:value-type="float">
            <text:p>3.3327698</text:p>
          </table:table-cell>
          <table:table-cell table:formula="of:=[.A857]*0.3048" office:value-type="float" office:value="1.01582823504" calcext:value-type="float">
            <text:p>1.01582823504</text:p>
          </table:table-cell>
        </table:table-row>
        <table:table-row table:style-name="ro1">
          <table:table-cell office:value-type="float" office:value="3.3639003" calcext:value-type="float">
            <text:p>3.3639003</text:p>
          </table:table-cell>
          <table:table-cell table:formula="of:=[.A858]*0.3048" office:value-type="float" office:value="1.02531681144" calcext:value-type="float">
            <text:p>1.02531681144</text:p>
          </table:table-cell>
        </table:table-row>
        <table:table-row table:style-name="ro1">
          <table:table-cell office:value-type="float" office:value="3.3962938" calcext:value-type="float">
            <text:p>3.3962938</text:p>
          </table:table-cell>
          <table:table-cell table:formula="of:=[.A859]*0.3048" office:value-type="float" office:value="1.03519035024" calcext:value-type="float">
            <text:p>1.03519035024</text:p>
          </table:table-cell>
        </table:table-row>
        <table:table-row table:style-name="ro1">
          <table:table-cell office:value-type="float" office:value="3.4299239" calcext:value-type="float">
            <text:p>3.4299239</text:p>
          </table:table-cell>
          <table:table-cell table:formula="of:=[.A860]*0.3048" office:value-type="float" office:value="1.04544080472" calcext:value-type="float">
            <text:p>1.04544080472</text:p>
          </table:table-cell>
        </table:table-row>
        <table:table-row table:style-name="ro1">
          <table:table-cell office:value-type="float" office:value="3.4647661" calcext:value-type="float">
            <text:p>3.4647661</text:p>
          </table:table-cell>
          <table:table-cell table:formula="of:=[.A861]*0.3048" office:value-type="float" office:value="1.05606070728" calcext:value-type="float">
            <text:p>1.05606070728</text:p>
          </table:table-cell>
        </table:table-row>
        <table:table-row table:style-name="ro1">
          <table:table-cell office:value-type="float" office:value="3.5007999" calcext:value-type="float">
            <text:p>3.5007999</text:p>
          </table:table-cell>
          <table:table-cell table:formula="of:=[.A862]*0.3048" office:value-type="float" office:value="1.06704380952" calcext:value-type="float">
            <text:p>1.06704380952</text:p>
          </table:table-cell>
        </table:table-row>
        <table:table-row table:style-name="ro1">
          <table:table-cell office:value-type="float" office:value="3.5380025" calcext:value-type="float">
            <text:p>3.5380025</text:p>
          </table:table-cell>
          <table:table-cell table:formula="of:=[.A863]*0.3048" office:value-type="float" office:value="1.078383162" calcext:value-type="float">
            <text:p>1.078383162</text:p>
          </table:table-cell>
        </table:table-row>
        <table:table-row table:style-name="ro1">
          <table:table-cell office:value-type="float" office:value="3.5763485" calcext:value-type="float">
            <text:p>3.5763485</text:p>
          </table:table-cell>
          <table:table-cell table:formula="of:=[.A864]*0.3048" office:value-type="float" office:value="1.0900710228" calcext:value-type="float">
            <text:p>1.0900710228</text:p>
          </table:table-cell>
        </table:table-row>
        <table:table-row table:style-name="ro1">
          <table:table-cell office:value-type="float" office:value="3.6158195" calcext:value-type="float">
            <text:p>3.6158195</text:p>
          </table:table-cell>
          <table:table-cell table:formula="of:=[.A865]*0.3048" office:value-type="float" office:value="1.1021017836" calcext:value-type="float">
            <text:p>1.1021017836</text:p>
          </table:table-cell>
        </table:table-row>
        <table:table-row table:style-name="ro1">
          <table:table-cell office:value-type="float" office:value="3.6563909" calcext:value-type="float">
            <text:p>3.6563909</text:p>
          </table:table-cell>
          <table:table-cell table:formula="of:=[.A866]*0.3048" office:value-type="float" office:value="1.11446794632" calcext:value-type="float">
            <text:p>1.11446794632</text:p>
          </table:table-cell>
        </table:table-row>
        <table:table-row table:style-name="ro1">
          <table:table-cell office:value-type="float" office:value="3.6980402" calcext:value-type="float">
            <text:p>3.6980402</text:p>
          </table:table-cell>
          <table:table-cell table:formula="of:=[.A867]*0.3048" office:value-type="float" office:value="1.12716265296" calcext:value-type="float">
            <text:p>1.12716265296</text:p>
          </table:table-cell>
        </table:table-row>
        <table:table-row table:style-name="ro1">
          <table:table-cell office:value-type="float" office:value="3.7407463" calcext:value-type="float">
            <text:p>3.7407463</text:p>
          </table:table-cell>
          <table:table-cell table:formula="of:=[.A868]*0.3048" office:value-type="float" office:value="1.14017947224" calcext:value-type="float">
            <text:p>1.14017947224</text:p>
          </table:table-cell>
        </table:table-row>
        <table:table-row table:style-name="ro1">
          <table:table-cell office:value-type="float" office:value="3.7844851" calcext:value-type="float">
            <text:p>3.7844851</text:p>
          </table:table-cell>
          <table:table-cell table:formula="of:=[.A869]*0.3048" office:value-type="float" office:value="1.15351105848" calcext:value-type="float">
            <text:p>1.15351105848</text:p>
          </table:table-cell>
        </table:table-row>
        <table:table-row table:style-name="ro1">
          <table:table-cell office:value-type="float" office:value="3.8292334" calcext:value-type="float">
            <text:p>3.8292334</text:p>
          </table:table-cell>
          <table:table-cell table:formula="of:=[.A870]*0.3048" office:value-type="float" office:value="1.16715034032" calcext:value-type="float">
            <text:p>1.16715034032</text:p>
          </table:table-cell>
        </table:table-row>
        <table:table-row table:style-name="ro1">
          <table:table-cell office:value-type="float" office:value="3.8749688" calcext:value-type="float">
            <text:p>3.8749688</text:p>
          </table:table-cell>
          <table:table-cell table:formula="of:=[.A871]*0.3048" office:value-type="float" office:value="1.18109049024" calcext:value-type="float">
            <text:p>1.18109049024</text:p>
          </table:table-cell>
        </table:table-row>
        <table:table-row table:style-name="ro1">
          <table:table-cell office:value-type="float" office:value="3.921664" calcext:value-type="float">
            <text:p>3.921664</text:p>
          </table:table-cell>
          <table:table-cell table:formula="of:=[.A872]*0.3048" office:value-type="float" office:value="1.1953231872" calcext:value-type="float">
            <text:p>1.1953231872</text:p>
          </table:table-cell>
        </table:table-row>
        <table:table-row table:style-name="ro1">
          <table:table-cell office:value-type="float" office:value="3.9692955" calcext:value-type="float">
            <text:p>3.9692955</text:p>
          </table:table-cell>
          <table:table-cell table:formula="of:=[.A873]*0.3048" office:value-type="float" office:value="1.2098412684" calcext:value-type="float">
            <text:p>1.2098412684</text:p>
          </table:table-cell>
        </table:table-row>
        <table:table-row table:style-name="ro1">
          <table:table-cell office:value-type="float" office:value="4.0178349" calcext:value-type="float">
            <text:p>4.0178349</text:p>
          </table:table-cell>
          <table:table-cell table:formula="of:=[.A874]*0.3048" office:value-type="float" office:value="1.22463607752" calcext:value-type="float">
            <text:p>1.22463607752</text:p>
          </table:table-cell>
        </table:table-row>
        <table:table-row table:style-name="ro1">
          <table:table-cell office:value-type="float" office:value="4.0672591" calcext:value-type="float">
            <text:p>4.0672591</text:p>
          </table:table-cell>
          <table:table-cell table:formula="of:=[.A875]*0.3048" office:value-type="float" office:value="1.23970057368" calcext:value-type="float">
            <text:p>1.23970057368</text:p>
          </table:table-cell>
        </table:table-row>
        <table:table-row table:style-name="ro1">
          <table:table-cell office:value-type="float" office:value="4.1175354" calcext:value-type="float">
            <text:p>4.1175354</text:p>
          </table:table-cell>
          <table:table-cell table:formula="of:=[.A876]*0.3048" office:value-type="float" office:value="1.25502478992" calcext:value-type="float">
            <text:p>1.25502478992</text:p>
          </table:table-cell>
        </table:table-row>
        <table:table-row table:style-name="ro1">
          <table:table-cell office:value-type="float" office:value="4.1686397" calcext:value-type="float">
            <text:p>4.1686397</text:p>
          </table:table-cell>
          <table:table-cell table:formula="of:=[.A877]*0.3048" office:value-type="float" office:value="1.27060138056" calcext:value-type="float">
            <text:p>1.27060138056</text:p>
          </table:table-cell>
        </table:table-row>
        <table:table-row table:style-name="ro1">
          <table:table-cell office:value-type="float" office:value="4.22054" calcext:value-type="float">
            <text:p>4.22054</text:p>
          </table:table-cell>
          <table:table-cell table:formula="of:=[.A878]*0.3048" office:value-type="float" office:value="1.286420592" calcext:value-type="float">
            <text:p>1.286420592</text:p>
          </table:table-cell>
        </table:table-row>
        <table:table-row table:style-name="ro1">
          <table:table-cell office:value-type="float" office:value="4.2732079" calcext:value-type="float">
            <text:p>4.2732079</text:p>
          </table:table-cell>
          <table:table-cell table:formula="of:=[.A879]*0.3048" office:value-type="float" office:value="1.30247376792" calcext:value-type="float">
            <text:p>1.30247376792</text:p>
          </table:table-cell>
        </table:table-row>
        <table:table-row table:style-name="ro1">
          <table:table-cell office:value-type="float" office:value="4.326612" calcext:value-type="float">
            <text:p>4.326612</text:p>
          </table:table-cell>
          <table:table-cell table:formula="of:=[.A880]*0.3048" office:value-type="float" office:value="1.3187513376" calcext:value-type="float">
            <text:p>1.3187513376</text:p>
          </table:table-cell>
        </table:table-row>
        <table:table-row table:style-name="ro1">
          <table:table-cell office:value-type="float" office:value="4.3807204" calcext:value-type="float">
            <text:p>4.3807204</text:p>
          </table:table-cell>
          <table:table-cell table:formula="of:=[.A881]*0.3048" office:value-type="float" office:value="1.33524357792" calcext:value-type="float">
            <text:p>1.33524357792</text:p>
          </table:table-cell>
        </table:table-row>
        <table:table-row table:style-name="ro1">
          <table:table-cell office:value-type="float" office:value="4.4355023" calcext:value-type="float">
            <text:p>4.4355023</text:p>
          </table:table-cell>
          <table:table-cell table:formula="of:=[.A882]*0.3048" office:value-type="float" office:value="1.35194110104" calcext:value-type="float">
            <text:p>1.35194110104</text:p>
          </table:table-cell>
        </table:table-row>
        <table:table-row table:style-name="ro1">
          <table:table-cell office:value-type="float" office:value="4.490926" calcext:value-type="float">
            <text:p>4.490926</text:p>
          </table:table-cell>
          <table:table-cell table:formula="of:=[.A883]*0.3048" office:value-type="float" office:value="1.3688342448" calcext:value-type="float">
            <text:p>1.3688342448</text:p>
          </table:table-cell>
        </table:table-row>
        <table:table-row table:style-name="ro1">
          <table:table-cell office:value-type="float" office:value="4.5469608" calcext:value-type="float">
            <text:p>4.5469608</text:p>
          </table:table-cell>
          <table:table-cell table:formula="of:=[.A884]*0.3048" office:value-type="float" office:value="1.38591365184" calcext:value-type="float">
            <text:p>1.38591365184</text:p>
          </table:table-cell>
        </table:table-row>
        <table:table-row table:style-name="ro1">
          <table:table-cell office:value-type="float" office:value="4.6035738" calcext:value-type="float">
            <text:p>4.6035738</text:p>
          </table:table-cell>
          <table:table-cell table:formula="of:=[.A885]*0.3048" office:value-type="float" office:value="1.40316929424" calcext:value-type="float">
            <text:p>1.40316929424</text:p>
          </table:table-cell>
        </table:table-row>
        <table:table-row table:style-name="ro1">
          <table:table-cell office:value-type="float" office:value="4.6607375" calcext:value-type="float">
            <text:p>4.6607375</text:p>
          </table:table-cell>
          <table:table-cell table:formula="of:=[.A886]*0.3048" office:value-type="float" office:value="1.42059279" calcext:value-type="float">
            <text:p>1.42059279</text:p>
          </table:table-cell>
        </table:table-row>
        <table:table-row table:style-name="ro1">
          <table:table-cell office:value-type="float" office:value="4.71842" calcext:value-type="float">
            <text:p>4.71842</text:p>
          </table:table-cell>
          <table:table-cell table:formula="of:=[.A887]*0.3048" office:value-type="float" office:value="1.438174416" calcext:value-type="float">
            <text:p>1.438174416</text:p>
          </table:table-cell>
        </table:table-row>
        <table:table-row table:style-name="ro1">
          <table:table-cell office:value-type="float" office:value="4.7765951" calcext:value-type="float">
            <text:p>4.7765951</text:p>
          </table:table-cell>
          <table:table-cell table:formula="of:=[.A888]*0.3048" office:value-type="float" office:value="1.45590618648" calcext:value-type="float">
            <text:p>1.45590618648</text:p>
          </table:table-cell>
        </table:table-row>
        <table:table-row table:style-name="ro1">
          <table:table-cell office:value-type="float" office:value="4.8352361" calcext:value-type="float">
            <text:p>4.8352361</text:p>
          </table:table-cell>
          <table:table-cell table:formula="of:=[.A889]*0.3048" office:value-type="float" office:value="1.47377996328" calcext:value-type="float">
            <text:p>1.47377996328</text:p>
          </table:table-cell>
        </table:table-row>
        <table:table-row table:style-name="ro1">
          <table:table-cell office:value-type="float" office:value="4.8943172" calcext:value-type="float">
            <text:p>4.8943172</text:p>
          </table:table-cell>
          <table:table-cell table:formula="of:=[.A890]*0.3048" office:value-type="float" office:value="1.49178788256" calcext:value-type="float">
            <text:p>1.49178788256</text:p>
          </table:table-cell>
        </table:table-row>
        <table:table-row table:style-name="ro1">
          <table:table-cell office:value-type="float" office:value="4.9538157" calcext:value-type="float">
            <text:p>4.9538157</text:p>
          </table:table-cell>
          <table:table-cell table:formula="of:=[.A891]*0.3048" office:value-type="float" office:value="1.50992302536" calcext:value-type="float">
            <text:p>1.50992302536</text:p>
          </table:table-cell>
        </table:table-row>
        <table:table-row table:style-name="ro1">
          <table:table-cell office:value-type="float" office:value="5.01371" calcext:value-type="float">
            <text:p>5.01371</text:p>
          </table:table-cell>
          <table:table-cell table:formula="of:=[.A892]*0.3048" office:value-type="float" office:value="1.528178808" calcext:value-type="float">
            <text:p>1.528178808</text:p>
          </table:table-cell>
        </table:table-row>
        <table:table-row table:style-name="ro1">
          <table:table-cell office:value-type="float" office:value="5.0739801" calcext:value-type="float">
            <text:p>5.0739801</text:p>
          </table:table-cell>
          <table:table-cell table:formula="of:=[.A893]*0.3048" office:value-type="float" office:value="1.54654913448" calcext:value-type="float">
            <text:p>1.54654913448</text:p>
          </table:table-cell>
        </table:table-row>
        <table:table-row table:style-name="ro1">
          <table:table-cell office:value-type="float" office:value="5.1346066" calcext:value-type="float">
            <text:p>5.1346066</text:p>
          </table:table-cell>
          <table:table-cell table:formula="of:=[.A894]*0.3048" office:value-type="float" office:value="1.56502809168" calcext:value-type="float">
            <text:p>1.56502809168</text:p>
          </table:table-cell>
        </table:table-row>
        <table:table-row table:style-name="ro1">
          <table:table-cell office:value-type="float" office:value="5.1955731" calcext:value-type="float">
            <text:p>5.1955731</text:p>
          </table:table-cell>
          <table:table-cell table:formula="of:=[.A895]*0.3048" office:value-type="float" office:value="1.58361068088" calcext:value-type="float">
            <text:p>1.58361068088</text:p>
          </table:table-cell>
        </table:table-row>
        <table:table-row table:style-name="ro1">
          <table:table-cell office:value-type="float" office:value="5.2568614" calcext:value-type="float">
            <text:p>5.2568614</text:p>
          </table:table-cell>
          <table:table-cell table:formula="of:=[.A896]*0.3048" office:value-type="float" office:value="1.60229135472" calcext:value-type="float">
            <text:p>1.60229135472</text:p>
          </table:table-cell>
        </table:table-row>
        <table:table-row table:style-name="ro1">
          <table:table-cell office:value-type="float" office:value="5.3184562" calcext:value-type="float">
            <text:p>5.3184562</text:p>
          </table:table-cell>
          <table:table-cell table:formula="of:=[.A897]*0.3048" office:value-type="float" office:value="1.62106544976" calcext:value-type="float">
            <text:p>1.62106544976</text:p>
          </table:table-cell>
        </table:table-row>
        <table:table-row table:style-name="ro1">
          <table:table-cell office:value-type="float" office:value="5.3803394" calcext:value-type="float">
            <text:p>5.3803394</text:p>
          </table:table-cell>
          <table:table-cell table:formula="of:=[.A898]*0.3048" office:value-type="float" office:value="1.63992744912" calcext:value-type="float">
            <text:p>1.63992744912</text:p>
          </table:table-cell>
        </table:table-row>
        <table:table-row table:style-name="ro1">
          <table:table-cell office:value-type="float" office:value="5.4424946" calcext:value-type="float">
            <text:p>5.4424946</text:p>
          </table:table-cell>
          <table:table-cell table:formula="of:=[.A899]*0.3048" office:value-type="float" office:value="1.65887235408" calcext:value-type="float">
            <text:p>1.65887235408</text:p>
          </table:table-cell>
        </table:table-row>
        <table:table-row table:style-name="ro1">
          <table:table-cell office:value-type="float" office:value="5.5049076" calcext:value-type="float">
            <text:p>5.5049076</text:p>
          </table:table-cell>
          <table:table-cell table:formula="of:=[.A900]*0.3048" office:value-type="float" office:value="1.67789583648" calcext:value-type="float">
            <text:p>1.67789583648</text:p>
          </table:table-cell>
        </table:table-row>
        <table:table-row table:style-name="ro1">
          <table:table-cell office:value-type="float" office:value="5.5675602" calcext:value-type="float">
            <text:p>5.5675602</text:p>
          </table:table-cell>
          <table:table-cell table:formula="of:=[.A901]*0.3048" office:value-type="float" office:value="1.69699234896" calcext:value-type="float">
            <text:p>1.69699234896</text:p>
          </table:table-cell>
        </table:table-row>
        <table:table-row table:style-name="ro1">
          <table:table-cell office:value-type="float" office:value="5.6304364" calcext:value-type="float">
            <text:p>5.6304364</text:p>
          </table:table-cell>
          <table:table-cell table:formula="of:=[.A902]*0.3048" office:value-type="float" office:value="1.71615701472" calcext:value-type="float">
            <text:p>1.71615701472</text:p>
          </table:table-cell>
        </table:table-row>
        <table:table-row table:style-name="ro1">
          <table:table-cell office:value-type="float" office:value="5.693512" calcext:value-type="float">
            <text:p>5.693512</text:p>
          </table:table-cell>
          <table:table-cell table:formula="of:=[.A903]*0.3048" office:value-type="float" office:value="1.7353824576" calcext:value-type="float">
            <text:p>1.7353824576</text:p>
          </table:table-cell>
        </table:table-row>
        <table:table-row table:style-name="ro1">
          <table:table-cell office:value-type="float" office:value="5.7567725" calcext:value-type="float">
            <text:p>5.7567725</text:p>
          </table:table-cell>
          <table:table-cell table:formula="of:=[.A904]*0.3048" office:value-type="float" office:value="1.754664258" calcext:value-type="float">
            <text:p>1.754664258</text:p>
          </table:table-cell>
        </table:table-row>
        <table:table-row table:style-name="ro1">
          <table:table-cell office:value-type="float" office:value="5.8201914" calcext:value-type="float">
            <text:p>5.8201914</text:p>
          </table:table-cell>
          <table:table-cell table:formula="of:=[.A905]*0.3048" office:value-type="float" office:value="1.77399433872" calcext:value-type="float">
            <text:p>1.77399433872</text:p>
          </table:table-cell>
        </table:table-row>
        <table:table-row table:style-name="ro1">
          <table:table-cell office:value-type="float" office:value="5.8837414" calcext:value-type="float">
            <text:p>5.8837414</text:p>
          </table:table-cell>
          <table:table-cell table:formula="of:=[.A906]*0.3048" office:value-type="float" office:value="1.79336437872" calcext:value-type="float">
            <text:p>1.79336437872</text:p>
          </table:table-cell>
        </table:table-row>
        <table:table-row table:style-name="ro1">
          <table:table-cell office:value-type="float" office:value="5.9473987" calcext:value-type="float">
            <text:p>5.9473987</text:p>
          </table:table-cell>
          <table:table-cell table:formula="of:=[.A907]*0.3048" office:value-type="float" office:value="1.81276712376" calcext:value-type="float">
            <text:p>1.81276712376</text:p>
          </table:table-cell>
        </table:table-row>
        <table:table-row table:style-name="ro1">
          <table:table-cell office:value-type="float" office:value="6.0111327" calcext:value-type="float">
            <text:p>6.0111327</text:p>
          </table:table-cell>
          <table:table-cell table:formula="of:=[.A908]*0.3048" office:value-type="float" office:value="1.83219324696" calcext:value-type="float">
            <text:p>1.83219324696</text:p>
          </table:table-cell>
        </table:table-row>
        <table:table-row table:style-name="ro1">
          <table:table-cell office:value-type="float" office:value="6.0749102" calcext:value-type="float">
            <text:p>6.0749102</text:p>
          </table:table-cell>
          <table:table-cell table:formula="of:=[.A909]*0.3048" office:value-type="float" office:value="1.85163262896" calcext:value-type="float">
            <text:p>1.85163262896</text:p>
          </table:table-cell>
        </table:table-row>
        <table:table-row table:style-name="ro1">
          <table:table-cell office:value-type="float" office:value="6.1387014" calcext:value-type="float">
            <text:p>6.1387014</text:p>
          </table:table-cell>
          <table:table-cell table:formula="of:=[.A910]*0.3048" office:value-type="float" office:value="1.87107618672" calcext:value-type="float">
            <text:p>1.87107618672</text:p>
          </table:table-cell>
        </table:table-row>
        <table:table-row table:style-name="ro1">
          <table:table-cell office:value-type="float" office:value="6.2024727" calcext:value-type="float">
            <text:p>6.2024727</text:p>
          </table:table-cell>
          <table:table-cell table:formula="of:=[.A911]*0.3048" office:value-type="float" office:value="1.89051367896" calcext:value-type="float">
            <text:p>1.89051367896</text:p>
          </table:table-cell>
        </table:table-row>
        <table:table-row table:style-name="ro1">
          <table:table-cell office:value-type="float" office:value="6.2661805" calcext:value-type="float">
            <text:p>6.2661805</text:p>
          </table:table-cell>
          <table:table-cell table:formula="of:=[.A912]*0.3048" office:value-type="float" office:value="1.9099318164" calcext:value-type="float">
            <text:p>1.9099318164</text:p>
          </table:table-cell>
        </table:table-row>
        <table:table-row table:style-name="ro1">
          <table:table-cell office:value-type="float" office:value="6.329793" calcext:value-type="float">
            <text:p>6.329793</text:p>
          </table:table-cell>
          <table:table-cell table:formula="of:=[.A913]*0.3048" office:value-type="float" office:value="1.9293209064" calcext:value-type="float">
            <text:p>1.9293209064</text:p>
          </table:table-cell>
        </table:table-row>
        <table:table-row table:style-name="ro1">
          <table:table-cell office:value-type="float" office:value="6.3932667" calcext:value-type="float">
            <text:p>6.3932667</text:p>
          </table:table-cell>
          <table:table-cell table:formula="of:=[.A914]*0.3048" office:value-type="float" office:value="1.94866769016" calcext:value-type="float">
            <text:p>1.94866769016</text:p>
          </table:table-cell>
        </table:table-row>
        <table:table-row table:style-name="ro1">
          <table:table-cell office:value-type="float" office:value="6.4565535" calcext:value-type="float">
            <text:p>6.4565535</text:p>
          </table:table-cell>
          <table:table-cell table:formula="of:=[.A915]*0.3048" office:value-type="float" office:value="1.9679575068" calcext:value-type="float">
            <text:p>1.9679575068</text:p>
          </table:table-cell>
        </table:table-row>
        <table:table-row table:style-name="ro1">
          <table:table-cell office:value-type="float" office:value="6.5196176" calcext:value-type="float">
            <text:p>6.5196176</text:p>
          </table:table-cell>
          <table:table-cell table:formula="of:=[.A916]*0.3048" office:value-type="float" office:value="1.98717944448" calcext:value-type="float">
            <text:p>1.98717944448</text:p>
          </table:table-cell>
        </table:table-row>
        <table:table-row table:style-name="ro1">
          <table:table-cell office:value-type="float" office:value="6.5824089" calcext:value-type="float">
            <text:p>6.5824089</text:p>
          </table:table-cell>
          <table:table-cell table:formula="of:=[.A917]*0.3048" office:value-type="float" office:value="2.00631823272" calcext:value-type="float">
            <text:p>2.00631823272</text:p>
          </table:table-cell>
        </table:table-row>
        <table:table-row table:style-name="ro1">
          <table:table-cell office:value-type="float" office:value="6.6448851" calcext:value-type="float">
            <text:p>6.6448851</text:p>
          </table:table-cell>
          <table:table-cell table:formula="of:=[.A918]*0.3048" office:value-type="float" office:value="2.02536097848" calcext:value-type="float">
            <text:p>2.02536097848</text:p>
          </table:table-cell>
        </table:table-row>
        <table:table-row table:style-name="ro1">
          <table:table-cell office:value-type="float" office:value="6.7070017" calcext:value-type="float">
            <text:p>6.7070017</text:p>
          </table:table-cell>
          <table:table-cell table:formula="of:=[.A919]*0.3048" office:value-type="float" office:value="2.04429411816" calcext:value-type="float">
            <text:p>2.04429411816</text:p>
          </table:table-cell>
        </table:table-row>
        <table:table-row table:style-name="ro1">
          <table:table-cell office:value-type="float" office:value="6.7687163" calcext:value-type="float">
            <text:p>6.7687163</text:p>
          </table:table-cell>
          <table:table-cell table:formula="of:=[.A920]*0.3048" office:value-type="float" office:value="2.06310472824" calcext:value-type="float">
            <text:p>2.06310472824</text:p>
          </table:table-cell>
        </table:table-row>
        <table:table-row table:style-name="ro1">
          <table:table-cell office:value-type="float" office:value="6.8299761" calcext:value-type="float">
            <text:p>6.8299761</text:p>
          </table:table-cell>
          <table:table-cell table:formula="of:=[.A921]*0.3048" office:value-type="float" office:value="2.08177671528" calcext:value-type="float">
            <text:p>2.08177671528</text:p>
          </table:table-cell>
        </table:table-row>
        <table:table-row table:style-name="ro1">
          <table:table-cell office:value-type="float" office:value="6.8907413" calcext:value-type="float">
            <text:p>6.8907413</text:p>
          </table:table-cell>
          <table:table-cell table:formula="of:=[.A922]*0.3048" office:value-type="float" office:value="2.10029794824" calcext:value-type="float">
            <text:p>2.10029794824</text:p>
          </table:table-cell>
        </table:table-row>
        <table:table-row table:style-name="ro1">
          <table:table-cell office:value-type="float" office:value="6.9509692" calcext:value-type="float">
            <text:p>6.9509692</text:p>
          </table:table-cell>
          <table:table-cell table:formula="of:=[.A923]*0.3048" office:value-type="float" office:value="2.11865541216" calcext:value-type="float">
            <text:p>2.11865541216</text:p>
          </table:table-cell>
        </table:table-row>
        <table:table-row table:style-name="ro1">
          <table:table-cell office:value-type="float" office:value="7.0106101" calcext:value-type="float">
            <text:p>7.0106101</text:p>
          </table:table-cell>
          <table:table-cell table:formula="of:=[.A924]*0.3048" office:value-type="float" office:value="2.13683395848" calcext:value-type="float">
            <text:p>2.13683395848</text:p>
          </table:table-cell>
        </table:table-row>
        <table:table-row table:style-name="ro1">
          <table:table-cell office:value-type="float" office:value="7.0696301" calcext:value-type="float">
            <text:p>7.0696301</text:p>
          </table:table-cell>
          <table:table-cell table:formula="of:=[.A925]*0.3048" office:value-type="float" office:value="2.15482325448" calcext:value-type="float">
            <text:p>2.15482325448</text:p>
          </table:table-cell>
        </table:table-row>
        <table:table-row table:style-name="ro1">
          <table:table-cell office:value-type="float" office:value="7.127984" calcext:value-type="float">
            <text:p>7.127984</text:p>
          </table:table-cell>
          <table:table-cell table:formula="of:=[.A926]*0.3048" office:value-type="float" office:value="2.1726095232" calcext:value-type="float">
            <text:p>2.1726095232</text:p>
          </table:table-cell>
        </table:table-row>
        <table:table-row table:style-name="ro1">
          <table:table-cell office:value-type="float" office:value="7.1856375" calcext:value-type="float">
            <text:p>7.1856375</text:p>
          </table:table-cell>
          <table:table-cell table:formula="of:=[.A927]*0.3048" office:value-type="float" office:value="2.19018231" calcext:value-type="float">
            <text:p>2.19018231</text:p>
          </table:table-cell>
        </table:table-row>
        <table:table-row table:style-name="ro1">
          <table:table-cell office:value-type="float" office:value="7.2425494" calcext:value-type="float">
            <text:p>7.2425494</text:p>
          </table:table-cell>
          <table:table-cell table:formula="of:=[.A928]*0.3048" office:value-type="float" office:value="2.20752905712" calcext:value-type="float">
            <text:p>2.20752905712</text:p>
          </table:table-cell>
        </table:table-row>
        <table:table-row table:style-name="ro1">
          <table:table-cell office:value-type="float" office:value="7.2986932" calcext:value-type="float">
            <text:p>7.2986932</text:p>
          </table:table-cell>
          <table:table-cell table:formula="of:=[.A929]*0.3048" office:value-type="float" office:value="2.22464168736" calcext:value-type="float">
            <text:p>2.22464168736</text:p>
          </table:table-cell>
        </table:table-row>
        <table:table-row table:style-name="ro1">
          <table:table-cell office:value-type="float" office:value="7.3540277" calcext:value-type="float">
            <text:p>7.3540277</text:p>
          </table:table-cell>
          <table:table-cell table:formula="of:=[.A930]*0.3048" office:value-type="float" office:value="2.24150764296" calcext:value-type="float">
            <text:p>2.24150764296</text:p>
          </table:table-cell>
        </table:table-row>
        <table:table-row table:style-name="ro1">
          <table:table-cell office:value-type="float" office:value="7.4085259" calcext:value-type="float">
            <text:p>7.4085259</text:p>
          </table:table-cell>
          <table:table-cell table:formula="of:=[.A931]*0.3048" office:value-type="float" office:value="2.25811869432" calcext:value-type="float">
            <text:p>2.25811869432</text:p>
          </table:table-cell>
        </table:table-row>
        <table:table-row table:style-name="ro1">
          <table:table-cell office:value-type="float" office:value="7.4621572" calcext:value-type="float">
            <text:p>7.4621572</text:p>
          </table:table-cell>
          <table:table-cell table:formula="of:=[.A932]*0.3048" office:value-type="float" office:value="2.27446551456" calcext:value-type="float">
            <text:p>2.27446551456</text:p>
          </table:table-cell>
        </table:table-row>
        <table:table-row table:style-name="ro1">
          <table:table-cell office:value-type="float" office:value="7.5148935" calcext:value-type="float">
            <text:p>7.5148935</text:p>
          </table:table-cell>
          <table:table-cell table:formula="of:=[.A933]*0.3048" office:value-type="float" office:value="2.2905395388" calcext:value-type="float">
            <text:p>2.2905395388</text:p>
          </table:table-cell>
        </table:table-row>
        <table:table-row table:style-name="ro1">
          <table:table-cell office:value-type="float" office:value="7.566709" calcext:value-type="float">
            <text:p>7.566709</text:p>
          </table:table-cell>
          <table:table-cell table:formula="of:=[.A934]*0.3048" office:value-type="float" office:value="2.3063329032" calcext:value-type="float">
            <text:p>2.3063329032</text:p>
          </table:table-cell>
        </table:table-row>
        <table:table-row table:style-name="ro1">
          <table:table-cell office:value-type="float" office:value="7.6175818" calcext:value-type="float">
            <text:p>7.6175818</text:p>
          </table:table-cell>
          <table:table-cell table:formula="of:=[.A935]*0.3048" office:value-type="float" office:value="2.32183893264" calcext:value-type="float">
            <text:p>2.32183893264</text:p>
          </table:table-cell>
        </table:table-row>
        <table:table-row table:style-name="ro1">
          <table:table-cell office:value-type="float" office:value="7.6674867" calcext:value-type="float">
            <text:p>7.6674867</text:p>
          </table:table-cell>
          <table:table-cell table:formula="of:=[.A936]*0.3048" office:value-type="float" office:value="2.33704994616" calcext:value-type="float">
            <text:p>2.33704994616</text:p>
          </table:table-cell>
        </table:table-row>
        <table:table-row table:style-name="ro1">
          <table:table-cell office:value-type="float" office:value="7.7164078" calcext:value-type="float">
            <text:p>7.7164078</text:p>
          </table:table-cell>
          <table:table-cell table:formula="of:=[.A937]*0.3048" office:value-type="float" office:value="2.35196109744" calcext:value-type="float">
            <text:p>2.35196109744</text:p>
          </table:table-cell>
        </table:table-row>
        <table:table-row table:style-name="ro1">
          <table:table-cell office:value-type="float" office:value="7.7643223" calcext:value-type="float">
            <text:p>7.7643223</text:p>
          </table:table-cell>
          <table:table-cell table:formula="of:=[.A938]*0.3048" office:value-type="float" office:value="2.36656543704" calcext:value-type="float">
            <text:p>2.36656543704</text:p>
          </table:table-cell>
        </table:table-row>
        <table:table-row table:style-name="ro1">
          <table:table-cell office:value-type="float" office:value="7.8112187" calcext:value-type="float">
            <text:p>7.8112187</text:p>
          </table:table-cell>
          <table:table-cell table:formula="of:=[.A939]*0.3048" office:value-type="float" office:value="2.38085945976" calcext:value-type="float">
            <text:p>2.38085945976</text:p>
          </table:table-cell>
        </table:table-row>
        <table:table-row table:style-name="ro1">
          <table:table-cell office:value-type="float" office:value="7.8570809" calcext:value-type="float">
            <text:p>7.8570809</text:p>
          </table:table-cell>
          <table:table-cell table:formula="of:=[.A940]*0.3048" office:value-type="float" office:value="2.39483825832" calcext:value-type="float">
            <text:p>2.39483825832</text:p>
          </table:table-cell>
        </table:table-row>
        <table:table-row table:style-name="ro1">
          <table:table-cell office:value-type="float" office:value="7.9018965" calcext:value-type="float">
            <text:p>7.9018965</text:p>
          </table:table-cell>
          <table:table-cell table:formula="of:=[.A941]*0.3048" office:value-type="float" office:value="2.4084980532" calcext:value-type="float">
            <text:p>2.4084980532</text:p>
          </table:table-cell>
        </table:table-row>
        <table:table-row table:style-name="ro1">
          <table:table-cell office:value-type="float" office:value="7.9456573" calcext:value-type="float">
            <text:p>7.9456573</text:p>
          </table:table-cell>
          <table:table-cell table:formula="of:=[.A942]*0.3048" office:value-type="float" office:value="2.42183634504" calcext:value-type="float">
            <text:p>2.42183634504</text:p>
          </table:table-cell>
        </table:table-row>
        <table:table-row table:style-name="ro1">
          <table:table-cell office:value-type="float" office:value="7.9883561" calcext:value-type="float">
            <text:p>7.9883561</text:p>
          </table:table-cell>
          <table:table-cell table:formula="of:=[.A943]*0.3048" office:value-type="float" office:value="2.43485093928" calcext:value-type="float">
            <text:p>2.43485093928</text:p>
          </table:table-cell>
        </table:table-row>
        <table:table-row table:style-name="ro1">
          <table:table-cell office:value-type="float" office:value="8.0299869" calcext:value-type="float">
            <text:p>8.0299869</text:p>
          </table:table-cell>
          <table:table-cell table:formula="of:=[.A944]*0.3048" office:value-type="float" office:value="2.44754000712" calcext:value-type="float">
            <text:p>2.44754000712</text:p>
          </table:table-cell>
        </table:table-row>
        <table:table-row table:style-name="ro1">
          <table:table-cell office:value-type="float" office:value="8.0705476" calcext:value-type="float">
            <text:p>8.0705476</text:p>
          </table:table-cell>
          <table:table-cell table:formula="of:=[.A945]*0.3048" office:value-type="float" office:value="2.45990290848" calcext:value-type="float">
            <text:p>2.45990290848</text:p>
          </table:table-cell>
        </table:table-row>
        <table:table-row table:style-name="ro1">
          <table:table-cell office:value-type="float" office:value="8.1100335" calcext:value-type="float">
            <text:p>8.1100335</text:p>
          </table:table-cell>
          <table:table-cell table:formula="of:=[.A946]*0.3048" office:value-type="float" office:value="2.4719382108" calcext:value-type="float">
            <text:p>2.4719382108</text:p>
          </table:table-cell>
        </table:table-row>
        <table:table-row table:style-name="ro1">
          <table:table-cell office:value-type="float" office:value="8.148447" calcext:value-type="float">
            <text:p>8.148447</text:p>
          </table:table-cell>
          <table:table-cell table:formula="of:=[.A947]*0.3048" office:value-type="float" office:value="2.4836466456" calcext:value-type="float">
            <text:p>2.4836466456</text:p>
          </table:table-cell>
        </table:table-row>
        <table:table-row table:style-name="ro1">
          <table:table-cell office:value-type="float" office:value="8.1857891" calcext:value-type="float">
            <text:p>8.1857891</text:p>
          </table:table-cell>
          <table:table-cell table:formula="of:=[.A948]*0.3048" office:value-type="float" office:value="2.49502851768" calcext:value-type="float">
            <text:p>2.49502851768</text:p>
          </table:table-cell>
        </table:table-row>
        <table:table-row table:style-name="ro1">
          <table:table-cell office:value-type="float" office:value="8.2220626" calcext:value-type="float">
            <text:p>8.2220626</text:p>
          </table:table-cell>
          <table:table-cell table:formula="of:=[.A949]*0.3048" office:value-type="float" office:value="2.50608468048" calcext:value-type="float">
            <text:p>2.50608468048</text:p>
          </table:table-cell>
        </table:table-row>
        <table:table-row table:style-name="ro1">
          <table:table-cell office:value-type="float" office:value="8.257268" calcext:value-type="float">
            <text:p>8.257268</text:p>
          </table:table-cell>
          <table:table-cell table:formula="of:=[.A950]*0.3048" office:value-type="float" office:value="2.5168152864" calcext:value-type="float">
            <text:p>2.5168152864</text:p>
          </table:table-cell>
        </table:table-row>
        <table:table-row table:style-name="ro1">
          <table:table-cell office:value-type="float" office:value="8.2914119" calcext:value-type="float">
            <text:p>8.2914119</text:p>
          </table:table-cell>
          <table:table-cell table:formula="of:=[.A951]*0.3048" office:value-type="float" office:value="2.52722234712" calcext:value-type="float">
            <text:p>2.52722234712</text:p>
          </table:table-cell>
        </table:table-row>
        <table:table-row table:style-name="ro1">
          <table:table-cell office:value-type="float" office:value="8.3244963" calcext:value-type="float">
            <text:p>8.3244963</text:p>
          </table:table-cell>
          <table:table-cell table:formula="of:=[.A952]*0.3048" office:value-type="float" office:value="2.53730647224" calcext:value-type="float">
            <text:p>2.53730647224</text:p>
          </table:table-cell>
        </table:table-row>
        <table:table-row table:style-name="ro1">
          <table:table-cell office:value-type="float" office:value="8.3565283" calcext:value-type="float">
            <text:p>8.3565283</text:p>
          </table:table-cell>
          <table:table-cell table:formula="of:=[.A953]*0.3048" office:value-type="float" office:value="2.54706982584" calcext:value-type="float">
            <text:p>2.54706982584</text:p>
          </table:table-cell>
        </table:table-row>
        <table:table-row table:style-name="ro1">
          <table:table-cell office:value-type="float" office:value="8.3875108" calcext:value-type="float">
            <text:p>8.3875108</text:p>
          </table:table-cell>
          <table:table-cell table:formula="of:=[.A954]*0.3048" office:value-type="float" office:value="2.55651329184" calcext:value-type="float">
            <text:p>2.55651329184</text:p>
          </table:table-cell>
        </table:table-row>
        <table:table-row table:style-name="ro1">
          <table:table-cell office:value-type="float" office:value="8.4174509" calcext:value-type="float">
            <text:p>8.4174509</text:p>
          </table:table-cell>
          <table:table-cell table:formula="of:=[.A955]*0.3048" office:value-type="float" office:value="2.56563903432" calcext:value-type="float">
            <text:p>2.56563903432</text:p>
          </table:table-cell>
        </table:table-row>
        <table:table-row table:style-name="ro1">
          <table:table-cell office:value-type="float" office:value="8.4463482" calcext:value-type="float">
            <text:p>8.4463482</text:p>
          </table:table-cell>
          <table:table-cell table:formula="of:=[.A956]*0.3048" office:value-type="float" office:value="2.57444693136" calcext:value-type="float">
            <text:p>2.57444693136</text:p>
          </table:table-cell>
        </table:table-row>
        <table:table-row table:style-name="ro1">
          <table:table-cell office:value-type="float" office:value="8.4742117" calcext:value-type="float">
            <text:p>8.4742117</text:p>
          </table:table-cell>
          <table:table-cell table:formula="of:=[.A957]*0.3048" office:value-type="float" office:value="2.58293972616" calcext:value-type="float">
            <text:p>2.58293972616</text:p>
          </table:table-cell>
        </table:table-row>
        <table:table-row table:style-name="ro1">
          <table:table-cell office:value-type="float" office:value="8.5010428" calcext:value-type="float">
            <text:p>8.5010428</text:p>
          </table:table-cell>
          <table:table-cell table:formula="of:=[.A958]*0.3048" office:value-type="float" office:value="2.59111784544" calcext:value-type="float">
            <text:p>2.59111784544</text:p>
          </table:table-cell>
        </table:table-row>
        <table:table-row table:style-name="ro1">
          <table:table-cell office:value-type="float" office:value="8.526845" calcext:value-type="float">
            <text:p>8.526845</text:p>
          </table:table-cell>
          <table:table-cell table:formula="of:=[.A959]*0.3048" office:value-type="float" office:value="2.598982356" calcext:value-type="float">
            <text:p>2.598982356</text:p>
          </table:table-cell>
        </table:table-row>
        <table:table-row table:style-name="ro1">
          <table:table-cell office:value-type="float" office:value="8.5516205" calcext:value-type="float">
            <text:p>8.5516205</text:p>
          </table:table-cell>
          <table:table-cell table:formula="of:=[.A960]*0.3048" office:value-type="float" office:value="2.6065339284" calcext:value-type="float">
            <text:p>2.6065339284</text:p>
          </table:table-cell>
        </table:table-row>
        <table:table-row table:style-name="ro1">
          <table:table-cell office:value-type="float" office:value="8.5753722" calcext:value-type="float">
            <text:p>8.5753722</text:p>
          </table:table-cell>
          <table:table-cell table:formula="of:=[.A961]*0.3048" office:value-type="float" office:value="2.61377344656" calcext:value-type="float">
            <text:p>2.61377344656</text:p>
          </table:table-cell>
        </table:table-row>
        <table:table-row table:style-name="ro1">
          <table:table-cell office:value-type="float" office:value="8.5980988" calcext:value-type="float">
            <text:p>8.5980988</text:p>
          </table:table-cell>
          <table:table-cell table:formula="of:=[.A962]*0.3048" office:value-type="float" office:value="2.62070051424" calcext:value-type="float">
            <text:p>2.62070051424</text:p>
          </table:table-cell>
        </table:table-row>
        <table:table-row table:style-name="ro1">
          <table:table-cell office:value-type="float" office:value="8.6197977" calcext:value-type="float">
            <text:p>8.6197977</text:p>
          </table:table-cell>
          <table:table-cell table:formula="of:=[.A963]*0.3048" office:value-type="float" office:value="2.62731433896" calcext:value-type="float">
            <text:p>2.62731433896</text:p>
          </table:table-cell>
        </table:table-row>
        <table:table-row table:style-name="ro1">
          <table:table-cell office:value-type="float" office:value="8.6404696" calcext:value-type="float">
            <text:p>8.6404696</text:p>
          </table:table-cell>
          <table:table-cell table:formula="of:=[.A964]*0.3048" office:value-type="float" office:value="2.63361513408" calcext:value-type="float">
            <text:p>2.63361513408</text:p>
          </table:table-cell>
        </table:table-row>
        <table:table-row table:style-name="ro1">
          <table:table-cell office:value-type="float" office:value="8.660111" calcext:value-type="float">
            <text:p>8.660111</text:p>
          </table:table-cell>
          <table:table-cell table:formula="of:=[.A965]*0.3048" office:value-type="float" office:value="2.6396018328" calcext:value-type="float">
            <text:p>2.6396018328</text:p>
          </table:table-cell>
        </table:table-row>
        <table:table-row table:style-name="ro1">
          <table:table-cell office:value-type="float" office:value="8.6787214" calcext:value-type="float">
            <text:p>8.6787214</text:p>
          </table:table-cell>
          <table:table-cell table:formula="of:=[.A966]*0.3048" office:value-type="float" office:value="2.64527428272" calcext:value-type="float">
            <text:p>2.64527428272</text:p>
          </table:table-cell>
        </table:table-row>
        <table:table-row table:style-name="ro1">
          <table:table-cell office:value-type="float" office:value="8.6962991" calcext:value-type="float">
            <text:p>8.6962991</text:p>
          </table:table-cell>
          <table:table-cell table:formula="of:=[.A967]*0.3048" office:value-type="float" office:value="2.65063196568" calcext:value-type="float">
            <text:p>2.65063196568</text:p>
          </table:table-cell>
        </table:table-row>
        <table:table-row table:style-name="ro1">
          <table:table-cell office:value-type="float" office:value="8.7128401" calcext:value-type="float">
            <text:p>8.7128401</text:p>
          </table:table-cell>
          <table:table-cell table:formula="of:=[.A968]*0.3048" office:value-type="float" office:value="2.65567366248" calcext:value-type="float">
            <text:p>2.65567366248</text:p>
          </table:table-cell>
        </table:table-row>
        <table:table-row table:style-name="ro1">
          <table:table-cell office:value-type="float" office:value="8.7283473" calcext:value-type="float">
            <text:p>8.7283473</text:p>
          </table:table-cell>
          <table:table-cell table:formula="of:=[.A969]*0.3048" office:value-type="float" office:value="2.66040025704" calcext:value-type="float">
            <text:p>2.66040025704</text:p>
          </table:table-cell>
        </table:table-row>
        <table:table-row table:style-name="ro1">
          <table:table-cell office:value-type="float" office:value="8.7428145" calcext:value-type="float">
            <text:p>8.7428145</text:p>
          </table:table-cell>
          <table:table-cell table:formula="of:=[.A970]*0.3048" office:value-type="float" office:value="2.6648098596" calcext:value-type="float">
            <text:p>2.6648098596</text:p>
          </table:table-cell>
        </table:table-row>
        <table:table-row table:style-name="ro1">
          <table:table-cell office:value-type="float" office:value="8.7562413" calcext:value-type="float">
            <text:p>8.7562413</text:p>
          </table:table-cell>
          <table:table-cell table:formula="of:=[.A971]*0.3048" office:value-type="float" office:value="2.66890234824" calcext:value-type="float">
            <text:p>2.66890234824</text:p>
          </table:table-cell>
        </table:table-row>
        <table:table-row table:style-name="ro1">
          <table:table-cell office:value-type="float" office:value="8.7686315" calcext:value-type="float">
            <text:p>8.7686315</text:p>
          </table:table-cell>
          <table:table-cell table:formula="of:=[.A972]*0.3048" office:value-type="float" office:value="2.6726788812" calcext:value-type="float">
            <text:p>2.6726788812</text:p>
          </table:table-cell>
        </table:table-row>
        <table:table-row table:style-name="ro1">
          <table:table-cell office:value-type="float" office:value="8.7799807" calcext:value-type="float">
            <text:p>8.7799807</text:p>
          </table:table-cell>
          <table:table-cell table:formula="of:=[.A973]*0.3048" office:value-type="float" office:value="2.67613811736" calcext:value-type="float">
            <text:p>2.67613811736</text:p>
          </table:table-cell>
        </table:table-row>
        <table:table-row table:style-name="ro1">
          <table:table-cell office:value-type="float" office:value="8.7902899" calcext:value-type="float">
            <text:p>8.7902899</text:p>
          </table:table-cell>
          <table:table-cell table:formula="of:=[.A974]*0.3048" office:value-type="float" office:value="2.67928036152" calcext:value-type="float">
            <text:p>2.67928036152</text:p>
          </table:table-cell>
        </table:table-row>
        <table:table-row table:style-name="ro1">
          <table:table-cell office:value-type="float" office:value="8.7995663" calcext:value-type="float">
            <text:p>8.7995663</text:p>
          </table:table-cell>
          <table:table-cell table:formula="of:=[.A975]*0.3048" office:value-type="float" office:value="2.68210780824" calcext:value-type="float">
            <text:p>2.68210780824</text:p>
          </table:table-cell>
        </table:table-row>
        <table:table-row table:style-name="ro1">
          <table:table-cell office:value-type="float" office:value="8.8078098" calcext:value-type="float">
            <text:p>8.8078098</text:p>
          </table:table-cell>
          <table:table-cell table:formula="of:=[.A976]*0.3048" office:value-type="float" office:value="2.68462042704" calcext:value-type="float">
            <text:p>2.68462042704</text:p>
          </table:table-cell>
        </table:table-row>
        <table:table-row table:style-name="ro1">
          <table:table-cell office:value-type="float" office:value="8.8150206" calcext:value-type="float">
            <text:p>8.8150206</text:p>
          </table:table-cell>
          <table:table-cell table:formula="of:=[.A977]*0.3048" office:value-type="float" office:value="2.68681827888" calcext:value-type="float">
            <text:p>2.68681827888</text:p>
          </table:table-cell>
        </table:table-row>
        <table:table-row table:style-name="ro1">
          <table:table-cell office:value-type="float" office:value="8.8212147" calcext:value-type="float">
            <text:p>8.8212147</text:p>
          </table:table-cell>
          <table:table-cell table:formula="of:=[.A978]*0.3048" office:value-type="float" office:value="2.68870624056" calcext:value-type="float">
            <text:p>2.68870624056</text:p>
          </table:table-cell>
        </table:table-row>
        <table:table-row table:style-name="ro1">
          <table:table-cell office:value-type="float" office:value="8.8263917" calcext:value-type="float">
            <text:p>8.8263917</text:p>
          </table:table-cell>
          <table:table-cell table:formula="of:=[.A979]*0.3048" office:value-type="float" office:value="2.69028419016" calcext:value-type="float">
            <text:p>2.69028419016</text:p>
          </table:table-cell>
        </table:table-row>
        <table:table-row table:style-name="ro1">
          <table:table-cell office:value-type="float" office:value="8.8305635" calcext:value-type="float">
            <text:p>8.8305635</text:p>
          </table:table-cell>
          <table:table-cell table:formula="of:=[.A980]*0.3048" office:value-type="float" office:value="2.6915557548" calcext:value-type="float">
            <text:p>2.6915557548</text:p>
          </table:table-cell>
        </table:table-row>
        <table:table-row table:style-name="ro1">
          <table:table-cell office:value-type="float" office:value="8.8337417" calcext:value-type="float">
            <text:p>8.8337417</text:p>
          </table:table-cell>
          <table:table-cell table:formula="of:=[.A981]*0.3048" office:value-type="float" office:value="2.69252447016" calcext:value-type="float">
            <text:p>2.69252447016</text:p>
          </table:table-cell>
        </table:table-row>
        <table:table-row table:style-name="ro1">
          <table:table-cell office:value-type="float" office:value="8.835938" calcext:value-type="float">
            <text:p>8.835938</text:p>
          </table:table-cell>
          <table:table-cell table:formula="of:=[.A982]*0.3048" office:value-type="float" office:value="2.6931939024" calcext:value-type="float">
            <text:p>2.6931939024</text:p>
          </table:table-cell>
        </table:table-row>
        <table:table-row table:style-name="ro1">
          <table:table-cell office:value-type="float" office:value="8.8371654" calcext:value-type="float">
            <text:p>8.8371654</text:p>
          </table:table-cell>
          <table:table-cell table:formula="of:=[.A983]*0.3048" office:value-type="float" office:value="2.69356801392" calcext:value-type="float">
            <text:p>2.69356801392</text:p>
          </table:table-cell>
        </table:table-row>
        <table:table-row table:style-name="ro1">
          <table:table-cell office:value-type="float" office:value="8.8374405" calcext:value-type="float">
            <text:p>8.8374405</text:p>
          </table:table-cell>
          <table:table-cell table:formula="of:=[.A984]*0.3048" office:value-type="float" office:value="2.6936518644" calcext:value-type="float">
            <text:p>2.6936518644</text:p>
          </table:table-cell>
        </table:table-row>
        <table:table-row table:style-name="ro1">
          <table:table-cell office:value-type="float" office:value="8.8367829" calcext:value-type="float">
            <text:p>8.8367829</text:p>
          </table:table-cell>
          <table:table-cell table:formula="of:=[.A985]*0.3048" office:value-type="float" office:value="2.69345142792" calcext:value-type="float">
            <text:p>2.69345142792</text:p>
          </table:table-cell>
        </table:table-row>
        <table:table-row table:style-name="ro1">
          <table:table-cell office:value-type="float" office:value="8.8352141" calcext:value-type="float">
            <text:p>8.8352141</text:p>
          </table:table-cell>
          <table:table-cell table:formula="of:=[.A986]*0.3048" office:value-type="float" office:value="2.69297325768" calcext:value-type="float">
            <text:p>2.69297325768</text:p>
          </table:table-cell>
        </table:table-row>
        <table:table-row table:style-name="ro1">
          <table:table-cell office:value-type="float" office:value="8.8327518" calcext:value-type="float">
            <text:p>8.8327518</text:p>
          </table:table-cell>
          <table:table-cell table:formula="of:=[.A987]*0.3048" office:value-type="float" office:value="2.69222274864" calcext:value-type="float">
            <text:p>2.69222274864</text:p>
          </table:table-cell>
        </table:table-row>
        <table:table-row table:style-name="ro1">
          <table:table-cell office:value-type="float" office:value="8.8294263" calcext:value-type="float">
            <text:p>8.8294263</text:p>
          </table:table-cell>
          <table:table-cell table:formula="of:=[.A988]*0.3048" office:value-type="float" office:value="2.69120913624" calcext:value-type="float">
            <text:p>2.69120913624</text:p>
          </table:table-cell>
        </table:table-row>
        <table:table-row table:style-name="ro1">
          <table:table-cell office:value-type="float" office:value="8.825263" calcext:value-type="float">
            <text:p>8.825263</text:p>
          </table:table-cell>
          <table:table-cell table:formula="of:=[.A989]*0.3048" office:value-type="float" office:value="2.6899401624" calcext:value-type="float">
            <text:p>2.6899401624</text:p>
          </table:table-cell>
        </table:table-row>
        <table:table-row table:style-name="ro1">
          <table:table-cell office:value-type="float" office:value="8.8202887" calcext:value-type="float">
            <text:p>8.8202887</text:p>
          </table:table-cell>
          <table:table-cell table:formula="of:=[.A990]*0.3048" office:value-type="float" office:value="2.68842399576" calcext:value-type="float">
            <text:p>2.68842399576</text:p>
          </table:table-cell>
        </table:table-row>
        <table:table-row table:style-name="ro1">
          <table:table-cell office:value-type="float" office:value="8.814537" calcext:value-type="float">
            <text:p>8.814537</text:p>
          </table:table-cell>
          <table:table-cell table:formula="of:=[.A991]*0.3048" office:value-type="float" office:value="2.6866708776" calcext:value-type="float">
            <text:p>2.6866708776</text:p>
          </table:table-cell>
        </table:table-row>
        <table:table-row table:style-name="ro1">
          <table:table-cell office:value-type="float" office:value="8.8080387" calcext:value-type="float">
            <text:p>8.8080387</text:p>
          </table:table-cell>
          <table:table-cell table:formula="of:=[.A992]*0.3048" office:value-type="float" office:value="2.68469019576" calcext:value-type="float">
            <text:p>2.68469019576</text:p>
          </table:table-cell>
        </table:table-row>
        <table:table-row table:style-name="ro1">
          <table:table-cell office:value-type="float" office:value="8.800828" calcext:value-type="float">
            <text:p>8.800828</text:p>
          </table:table-cell>
          <table:table-cell table:formula="of:=[.A993]*0.3048" office:value-type="float" office:value="2.6824923744" calcext:value-type="float">
            <text:p>2.6824923744</text:p>
          </table:table-cell>
        </table:table-row>
        <table:table-row table:style-name="ro1">
          <table:table-cell office:value-type="float" office:value="8.7929416" calcext:value-type="float">
            <text:p>8.7929416</text:p>
          </table:table-cell>
          <table:table-cell table:formula="of:=[.A994]*0.3048" office:value-type="float" office:value="2.68008859968" calcext:value-type="float">
            <text:p>2.68008859968</text:p>
          </table:table-cell>
        </table:table-row>
        <table:table-row table:style-name="ro1">
          <table:table-cell office:value-type="float" office:value="8.7844172" calcext:value-type="float">
            <text:p>8.7844172</text:p>
          </table:table-cell>
          <table:table-cell table:formula="of:=[.A995]*0.3048" office:value-type="float" office:value="2.67749036256" calcext:value-type="float">
            <text:p>2.67749036256</text:p>
          </table:table-cell>
        </table:table-row>
        <table:table-row table:style-name="ro1">
          <table:table-cell office:value-type="float" office:value="8.7752948" calcext:value-type="float">
            <text:p>8.7752948</text:p>
          </table:table-cell>
          <table:table-cell table:formula="of:=[.A996]*0.3048" office:value-type="float" office:value="2.67470985504" calcext:value-type="float">
            <text:p>2.67470985504</text:p>
          </table:table-cell>
        </table:table-row>
        <table:table-row table:style-name="ro1">
          <table:table-cell office:value-type="float" office:value="8.7656164" calcext:value-type="float">
            <text:p>8.7656164</text:p>
          </table:table-cell>
          <table:table-cell table:formula="of:=[.A997]*0.3048" office:value-type="float" office:value="2.67175987872" calcext:value-type="float">
            <text:p>2.67175987872</text:p>
          </table:table-cell>
        </table:table-row>
        <table:table-row table:style-name="ro1">
          <table:table-cell office:value-type="float" office:value="8.7554245" calcext:value-type="float">
            <text:p>8.7554245</text:p>
          </table:table-cell>
          <table:table-cell table:formula="of:=[.A998]*0.3048" office:value-type="float" office:value="2.6686533876" calcext:value-type="float">
            <text:p>2.6686533876</text:p>
          </table:table-cell>
        </table:table-row>
        <table:table-row table:style-name="ro1">
          <table:table-cell office:value-type="float" office:value="8.7447634" calcext:value-type="float">
            <text:p>8.7447634</text:p>
          </table:table-cell>
          <table:table-cell table:formula="of:=[.A999]*0.3048" office:value-type="float" office:value="2.66540388432" calcext:value-type="float">
            <text:p>2.66540388432</text:p>
          </table:table-cell>
        </table:table-row>
        <table:table-row table:style-name="ro1">
          <table:table-cell office:value-type="float" office:value="8.7336783" calcext:value-type="float">
            <text:p>8.7336783</text:p>
          </table:table-cell>
          <table:table-cell table:formula="of:=[.A1000]*0.3048" office:value-type="float" office:value="2.66202514584" calcext:value-type="float">
            <text:p>2.66202514584</text:p>
          </table:table-cell>
        </table:table-row>
        <table:table-row table:style-name="ro1">
          <table:table-cell office:value-type="float" office:value="8.7222161" calcext:value-type="float">
            <text:p>8.7222161</text:p>
          </table:table-cell>
          <table:table-cell table:formula="of:=[.A1001]*0.3048" office:value-type="float" office:value="2.65853146728" calcext:value-type="float">
            <text:p>2.65853146728</text:p>
          </table:table-cell>
        </table:table-row>
        <table:table-row table:style-name="ro1">
          <table:table-cell office:value-type="float" office:value="8.7104249" calcext:value-type="float">
            <text:p>8.7104249</text:p>
          </table:table-cell>
          <table:table-cell table:formula="of:=[.A1002]*0.3048" office:value-type="float" office:value="2.65493750952" calcext:value-type="float">
            <text:p>2.65493750952</text:p>
          </table:table-cell>
        </table:table-row>
        <table:table-row table:style-name="ro1">
          <table:table-cell office:value-type="float" office:value="8.6983509" calcext:value-type="float">
            <text:p>8.6983509</text:p>
          </table:table-cell>
          <table:table-cell table:formula="of:=[.A1003]*0.3048" office:value-type="float" office:value="2.65125735432" calcext:value-type="float">
            <text:p>2.65125735432</text:p>
          </table:table-cell>
        </table:table-row>
        <table:table-row table:style-name="ro1">
          <table:table-cell office:value-type="float" office:value="8.6860414" calcext:value-type="float">
            <text:p>8.6860414</text:p>
          </table:table-cell>
          <table:table-cell table:formula="of:=[.A1004]*0.3048" office:value-type="float" office:value="2.64750541872" calcext:value-type="float">
            <text:p>2.64750541872</text:p>
          </table:table-cell>
        </table:table-row>
        <table:table-row table:style-name="ro1">
          <table:table-cell office:value-type="float" office:value="8.6735468" calcext:value-type="float">
            <text:p>8.6735468</text:p>
          </table:table-cell>
          <table:table-cell table:formula="of:=[.A1005]*0.3048" office:value-type="float" office:value="2.64369706464" calcext:value-type="float">
            <text:p>2.64369706464</text:p>
          </table:table-cell>
        </table:table-row>
        <table:table-row table:style-name="ro1">
          <table:table-cell office:value-type="float" office:value="8.6609082" calcext:value-type="float">
            <text:p>8.6609082</text:p>
          </table:table-cell>
          <table:table-cell table:formula="of:=[.A1006]*0.3048" office:value-type="float" office:value="2.63984481936" calcext:value-type="float">
            <text:p>2.63984481936</text:p>
          </table:table-cell>
        </table:table-row>
        <table:table-row table:style-name="ro1">
          <table:table-cell office:value-type="float" office:value="8.6481767" calcext:value-type="float">
            <text:p>8.6481767</text:p>
          </table:table-cell>
          <table:table-cell table:formula="of:=[.A1007]*0.3048" office:value-type="float" office:value="2.63596425816" calcext:value-type="float">
            <text:p>2.63596425816</text:p>
          </table:table-cell>
        </table:table-row>
        <table:table-row table:style-name="ro1">
          <table:table-cell office:value-type="float" office:value="8.6353955" calcext:value-type="float">
            <text:p>8.6353955</text:p>
          </table:table-cell>
          <table:table-cell table:formula="of:=[.A1008]*0.3048" office:value-type="float" office:value="2.6320685484" calcext:value-type="float">
            <text:p>2.6320685484</text:p>
          </table:table-cell>
        </table:table-row>
        <table:table-row table:style-name="ro1">
          <table:table-cell office:value-type="float" office:value="8.6226106" calcext:value-type="float">
            <text:p>8.6226106</text:p>
          </table:table-cell>
          <table:table-cell table:formula="of:=[.A1009]*0.3048" office:value-type="float" office:value="2.62817171088" calcext:value-type="float">
            <text:p>2.62817171088</text:p>
          </table:table-cell>
        </table:table-row>
        <table:table-row table:style-name="ro1">
          <table:table-cell office:value-type="float" office:value="8.6098623" calcext:value-type="float">
            <text:p>8.6098623</text:p>
          </table:table-cell>
          <table:table-cell table:formula="of:=[.A1010]*0.3048" office:value-type="float" office:value="2.62428602904" calcext:value-type="float">
            <text:p>2.62428602904</text:p>
          </table:table-cell>
        </table:table-row>
        <table:table-row table:style-name="ro1">
          <table:table-cell office:value-type="float" office:value="8.5971966" calcext:value-type="float">
            <text:p>8.5971966</text:p>
          </table:table-cell>
          <table:table-cell table:formula="of:=[.A1011]*0.3048" office:value-type="float" office:value="2.62042552368" calcext:value-type="float">
            <text:p>2.62042552368</text:p>
          </table:table-cell>
        </table:table-row>
        <table:table-row table:style-name="ro1">
          <table:table-cell office:value-type="float" office:value="8.5846491" calcext:value-type="float">
            <text:p>8.5846491</text:p>
          </table:table-cell>
          <table:table-cell table:formula="of:=[.A1012]*0.3048" office:value-type="float" office:value="2.61660104568" calcext:value-type="float">
            <text:p>2.61660104568</text:p>
          </table:table-cell>
        </table:table-row>
        <table:table-row table:style-name="ro1">
          <table:table-cell office:value-type="float" office:value="8.5722561" calcext:value-type="float">
            <text:p>8.5722561</text:p>
          </table:table-cell>
          <table:table-cell table:formula="of:=[.A1013]*0.3048" office:value-type="float" office:value="2.61282365928" calcext:value-type="float">
            <text:p>2.61282365928</text:p>
          </table:table-cell>
        </table:table-row>
        <table:table-row table:style-name="ro1">
          <table:table-cell office:value-type="float" office:value="8.5600586" calcext:value-type="float">
            <text:p>8.5600586</text:p>
          </table:table-cell>
          <table:table-cell table:formula="of:=[.A1014]*0.3048" office:value-type="float" office:value="2.60910586128" calcext:value-type="float">
            <text:p>2.60910586128</text:p>
          </table:table-cell>
        </table:table-row>
        <table:table-row table:style-name="ro1">
          <table:table-cell office:value-type="float" office:value="8.5480847" calcext:value-type="float">
            <text:p>8.5480847</text:p>
          </table:table-cell>
          <table:table-cell table:formula="of:=[.A1015]*0.3048" office:value-type="float" office:value="2.60545621656" calcext:value-type="float">
            <text:p>2.60545621656</text:p>
          </table:table-cell>
        </table:table-row>
        <table:table-row table:style-name="ro1">
          <table:table-cell office:value-type="float" office:value="8.5363674" calcext:value-type="float">
            <text:p>8.5363674</text:p>
          </table:table-cell>
          <table:table-cell table:formula="of:=[.A1016]*0.3048" office:value-type="float" office:value="2.60188478352" calcext:value-type="float">
            <text:p>2.60188478352</text:p>
          </table:table-cell>
        </table:table-row>
        <table:table-row table:style-name="ro1">
          <table:table-cell office:value-type="float" office:value="8.5249357" calcext:value-type="float">
            <text:p>8.5249357</text:p>
          </table:table-cell>
          <table:table-cell table:formula="of:=[.A1017]*0.3048" office:value-type="float" office:value="2.59840040136" calcext:value-type="float">
            <text:p>2.59840040136</text:p>
          </table:table-cell>
        </table:table-row>
        <table:table-row table:style-name="ro1">
          <table:table-cell office:value-type="float" office:value="8.5138135" calcext:value-type="float">
            <text:p>8.5138135</text:p>
          </table:table-cell>
          <table:table-cell table:formula="of:=[.A1018]*0.3048" office:value-type="float" office:value="2.5950103548" calcext:value-type="float">
            <text:p>2.5950103548</text:p>
          </table:table-cell>
        </table:table-row>
        <table:table-row table:style-name="ro1">
          <table:table-cell office:value-type="float" office:value="8.5030222" calcext:value-type="float">
            <text:p>8.5030222</text:p>
          </table:table-cell>
          <table:table-cell table:formula="of:=[.A1019]*0.3048" office:value-type="float" office:value="2.59172116656" calcext:value-type="float">
            <text:p>2.59172116656</text:p>
          </table:table-cell>
        </table:table-row>
        <table:table-row table:style-name="ro1">
          <table:table-cell office:value-type="float" office:value="8.4925909" calcext:value-type="float">
            <text:p>8.4925909</text:p>
          </table:table-cell>
          <table:table-cell table:formula="of:=[.A1020]*0.3048" office:value-type="float" office:value="2.58854170632" calcext:value-type="float">
            <text:p>2.58854170632</text:p>
          </table:table-cell>
        </table:table-row>
        <table:table-row table:style-name="ro1">
          <table:table-cell office:value-type="float" office:value="8.4825301" calcext:value-type="float">
            <text:p>8.4825301</text:p>
          </table:table-cell>
          <table:table-cell table:formula="of:=[.A1021]*0.3048" office:value-type="float" office:value="2.58547517448" calcext:value-type="float">
            <text:p>2.58547517448</text:p>
          </table:table-cell>
        </table:table-row>
        <table:table-row table:style-name="ro1">
          <table:table-cell office:value-type="float" office:value="8.4728613" calcext:value-type="float">
            <text:p>8.4728613</text:p>
          </table:table-cell>
          <table:table-cell table:formula="of:=[.A1022]*0.3048" office:value-type="float" office:value="2.58252812424" calcext:value-type="float">
            <text:p>2.58252812424</text:p>
          </table:table-cell>
        </table:table-row>
        <table:table-row table:style-name="ro1">
          <table:table-cell office:value-type="float" office:value="8.463603" calcext:value-type="float">
            <text:p>8.463603</text:p>
          </table:table-cell>
          <table:table-cell table:formula="of:=[.A1023]*0.3048" office:value-type="float" office:value="2.5797061944" calcext:value-type="float">
            <text:p>2.5797061944</text:p>
          </table:table-cell>
        </table:table-row>
        <table:table-row table:style-name="ro1">
          <table:table-cell office:value-type="float" office:value="8.4547658" calcext:value-type="float">
            <text:p>8.4547658</text:p>
          </table:table-cell>
          <table:table-cell table:formula="of:=[.A1024]*0.3048" office:value-type="float" office:value="2.57701261584" calcext:value-type="float">
            <text:p>2.57701261584</text:p>
          </table:table-cell>
        </table:table-row>
        <table:table-row table:style-name="ro1">
          <table:table-cell office:value-type="float" office:value="8.4463563" calcext:value-type="float">
            <text:p>8.4463563</text:p>
          </table:table-cell>
          <table:table-cell table:formula="of:=[.A1025]*0.3048" office:value-type="float" office:value="2.57444940024" calcext:value-type="float">
            <text:p>2.57444940024</text:p>
          </table:table-cell>
        </table:table-row>
        <table:table-row table:style-name="ro1">
          <table:table-cell office:value-type="float" office:value="8.4383912" calcext:value-type="float">
            <text:p>8.4383912</text:p>
          </table:table-cell>
          <table:table-cell table:formula="of:=[.A1026]*0.3048" office:value-type="float" office:value="2.57202163776" calcext:value-type="float">
            <text:p>2.57202163776</text:p>
          </table:table-cell>
        </table:table-row>
        <table:table-row table:style-name="ro1">
          <table:table-cell office:value-type="float" office:value="8.4308729" calcext:value-type="float">
            <text:p>8.4308729</text:p>
          </table:table-cell>
          <table:table-cell table:formula="of:=[.A1027]*0.3048" office:value-type="float" office:value="2.56973005992" calcext:value-type="float">
            <text:p>2.56973005992</text:p>
          </table:table-cell>
        </table:table-row>
        <table:table-row table:style-name="ro1">
          <table:table-cell office:value-type="float" office:value="8.423811" calcext:value-type="float">
            <text:p>8.423811</text:p>
          </table:table-cell>
          <table:table-cell table:formula="of:=[.A1028]*0.3048" office:value-type="float" office:value="2.5675775928" calcext:value-type="float">
            <text:p>2.5675775928</text:p>
          </table:table-cell>
        </table:table-row>
        <table:table-row table:style-name="ro1">
          <table:table-cell office:value-type="float" office:value="8.4172101" calcext:value-type="float">
            <text:p>8.4172101</text:p>
          </table:table-cell>
          <table:table-cell table:formula="of:=[.A1029]*0.3048" office:value-type="float" office:value="2.56556563848" calcext:value-type="float">
            <text:p>2.56556563848</text:p>
          </table:table-cell>
        </table:table-row>
        <table:table-row table:style-name="ro1">
          <table:table-cell office:value-type="float" office:value="8.4110765" calcext:value-type="float">
            <text:p>8.4110765</text:p>
          </table:table-cell>
          <table:table-cell table:formula="of:=[.A1030]*0.3048" office:value-type="float" office:value="2.5636961172" calcext:value-type="float">
            <text:p>2.5636961172</text:p>
          </table:table-cell>
        </table:table-row>
        <table:table-row table:style-name="ro1">
          <table:table-cell office:value-type="float" office:value="8.4054117" calcext:value-type="float">
            <text:p>8.4054117</text:p>
          </table:table-cell>
          <table:table-cell table:formula="of:=[.A1031]*0.3048" office:value-type="float" office:value="2.56196948616" calcext:value-type="float">
            <text:p>2.56196948616</text:p>
          </table:table-cell>
        </table:table-row>
        <table:table-row table:style-name="ro1">
          <table:table-cell office:value-type="float" office:value="8.4002228" calcext:value-type="float">
            <text:p>8.4002228</text:p>
          </table:table-cell>
          <table:table-cell table:formula="of:=[.A1032]*0.3048" office:value-type="float" office:value="2.56038790944" calcext:value-type="float">
            <text:p>2.56038790944</text:p>
          </table:table-cell>
        </table:table-row>
        <table:table-row table:style-name="ro1">
          <table:table-cell office:value-type="float" office:value="8.3955073" calcext:value-type="float">
            <text:p>8.3955073</text:p>
          </table:table-cell>
          <table:table-cell table:formula="of:=[.A1033]*0.3048" office:value-type="float" office:value="2.55895062504" calcext:value-type="float">
            <text:p>2.55895062504</text:p>
          </table:table-cell>
        </table:table-row>
        <table:table-row table:style-name="ro1">
          <table:table-cell office:value-type="float" office:value="8.3912654" calcext:value-type="float">
            <text:p>8.3912654</text:p>
          </table:table-cell>
          <table:table-cell table:formula="of:=[.A1034]*0.3048" office:value-type="float" office:value="2.55765769392" calcext:value-type="float">
            <text:p>2.55765769392</text:p>
          </table:table-cell>
        </table:table-row>
        <table:table-row table:style-name="ro1">
          <table:table-cell office:value-type="float" office:value="8.3875041" calcext:value-type="float">
            <text:p>8.3875041</text:p>
          </table:table-cell>
          <table:table-cell table:formula="of:=[.A1035]*0.3048" office:value-type="float" office:value="2.55651124968" calcext:value-type="float">
            <text:p>2.55651124968</text:p>
          </table:table-cell>
        </table:table-row>
        <table:table-row table:style-name="ro1">
          <table:table-cell office:value-type="float" office:value="8.3842192" calcext:value-type="float">
            <text:p>8.3842192</text:p>
          </table:table-cell>
          <table:table-cell table:formula="of:=[.A1036]*0.3048" office:value-type="float" office:value="2.55551001216" calcext:value-type="float">
            <text:p>2.55551001216</text:p>
          </table:table-cell>
        </table:table-row>
        <table:table-row table:style-name="ro1">
          <table:table-cell office:value-type="float" office:value="8.3814092" calcext:value-type="float">
            <text:p>8.3814092</text:p>
          </table:table-cell>
          <table:table-cell table:formula="of:=[.A1037]*0.3048" office:value-type="float" office:value="2.55465352416" calcext:value-type="float">
            <text:p>2.55465352416</text:p>
          </table:table-cell>
        </table:table-row>
        <table:table-row table:style-name="ro1">
          <table:table-cell office:value-type="float" office:value="8.3790751" calcext:value-type="float">
            <text:p>8.3790751</text:p>
          </table:table-cell>
          <table:table-cell table:formula="of:=[.A1038]*0.3048" office:value-type="float" office:value="2.55394209048" calcext:value-type="float">
            <text:p>2.55394209048</text:p>
          </table:table-cell>
        </table:table-row>
        <table:table-row table:style-name="ro1">
          <table:table-cell office:value-type="float" office:value="8.3772135" calcext:value-type="float">
            <text:p>8.3772135</text:p>
          </table:table-cell>
          <table:table-cell table:formula="of:=[.A1039]*0.3048" office:value-type="float" office:value="2.5533746748" calcext:value-type="float">
            <text:p>2.5533746748</text:p>
          </table:table-cell>
        </table:table-row>
        <table:table-row table:style-name="ro1">
          <table:table-cell office:value-type="float" office:value="8.3758206" calcext:value-type="float">
            <text:p>8.3758206</text:p>
          </table:table-cell>
          <table:table-cell table:formula="of:=[.A1040]*0.3048" office:value-type="float" office:value="2.55295011888" calcext:value-type="float">
            <text:p>2.55295011888</text:p>
          </table:table-cell>
        </table:table-row>
        <table:table-row table:style-name="ro1">
          <table:table-cell office:value-type="float" office:value="8.3749013" calcext:value-type="float">
            <text:p>8.3749013</text:p>
          </table:table-cell>
          <table:table-cell table:formula="of:=[.A1041]*0.3048" office:value-type="float" office:value="2.55266991624" calcext:value-type="float">
            <text:p>2.55266991624</text:p>
          </table:table-cell>
        </table:table-row>
        <table:table-row table:style-name="ro1">
          <table:table-cell office:value-type="float" office:value="8.3744435" calcext:value-type="float">
            <text:p>8.3744435</text:p>
          </table:table-cell>
          <table:table-cell table:formula="of:=[.A1042]*0.3048" office:value-type="float" office:value="2.5525303788" calcext:value-type="float">
            <text:p>2.5525303788</text:p>
          </table:table-cell>
        </table:table-row>
        <table:table-row table:style-name="ro1">
          <table:table-cell office:value-type="float" office:value="8.3744502" calcext:value-type="float">
            <text:p>8.3744502</text:p>
          </table:table-cell>
          <table:table-cell table:formula="of:=[.A1043]*0.3048" office:value-type="float" office:value="2.55253242096" calcext:value-type="float">
            <text:p>2.55253242096</text:p>
          </table:table-cell>
        </table:table-row>
        <table:table-row table:style-name="ro1">
          <table:table-cell office:value-type="float" office:value="8.3749199" calcext:value-type="float">
            <text:p>8.3749199</text:p>
          </table:table-cell>
          <table:table-cell table:formula="of:=[.A1044]*0.3048" office:value-type="float" office:value="2.55267558552" calcext:value-type="float">
            <text:p>2.55267558552</text:p>
          </table:table-cell>
        </table:table-row>
        <table:table-row table:style-name="ro1">
          <table:table-cell office:value-type="float" office:value="8.3758459" calcext:value-type="float">
            <text:p>8.3758459</text:p>
          </table:table-cell>
          <table:table-cell table:formula="of:=[.A1045]*0.3048" office:value-type="float" office:value="2.55295783032" calcext:value-type="float">
            <text:p>2.55295783032</text:p>
          </table:table-cell>
        </table:table-row>
        <table:table-row table:style-name="ro1">
          <table:table-cell office:value-type="float" office:value="8.3772249" calcext:value-type="float">
            <text:p>8.3772249</text:p>
          </table:table-cell>
          <table:table-cell table:formula="of:=[.A1046]*0.3048" office:value-type="float" office:value="2.55337814952" calcext:value-type="float">
            <text:p>2.55337814952</text:p>
          </table:table-cell>
        </table:table-row>
        <table:table-row table:style-name="ro1">
          <table:table-cell office:value-type="float" office:value="8.3790579" calcext:value-type="float">
            <text:p>8.3790579</text:p>
          </table:table-cell>
          <table:table-cell table:formula="of:=[.A1047]*0.3048" office:value-type="float" office:value="2.55393684792" calcext:value-type="float">
            <text:p>2.55393684792</text:p>
          </table:table-cell>
        </table:table-row>
        <table:table-row table:style-name="ro1">
          <table:table-cell office:value-type="float" office:value="8.3813343" calcext:value-type="float">
            <text:p>8.3813343</text:p>
          </table:table-cell>
          <table:table-cell table:formula="of:=[.A1048]*0.3048" office:value-type="float" office:value="2.55463069464" calcext:value-type="float">
            <text:p>2.55463069464</text:p>
          </table:table-cell>
        </table:table-row>
        <table:table-row table:style-name="ro1">
          <table:table-cell office:value-type="float" office:value="8.384057" calcext:value-type="float">
            <text:p>8.384057</text:p>
          </table:table-cell>
          <table:table-cell table:formula="of:=[.A1049]*0.3048" office:value-type="float" office:value="2.5554605736" calcext:value-type="float">
            <text:p>2.5554605736</text:p>
          </table:table-cell>
        </table:table-row>
        <table:table-row table:style-name="ro1">
          <table:table-cell office:value-type="float" office:value="8.387217" calcext:value-type="float">
            <text:p>8.387217</text:p>
          </table:table-cell>
          <table:table-cell table:formula="of:=[.A1050]*0.3048" office:value-type="float" office:value="2.5564237416" calcext:value-type="float">
            <text:p>2.5564237416</text:p>
          </table:table-cell>
        </table:table-row>
        <table:table-row table:style-name="ro1">
          <table:table-cell office:value-type="float" office:value="8.3908153" calcext:value-type="float">
            <text:p>8.3908153</text:p>
          </table:table-cell>
          <table:table-cell table:formula="of:=[.A1051]*0.3048" office:value-type="float" office:value="2.55752050344" calcext:value-type="float">
            <text:p>2.55752050344</text:p>
          </table:table-cell>
        </table:table-row>
        <table:table-row table:style-name="ro1">
          <table:table-cell office:value-type="float" office:value="8.3948441" calcext:value-type="float">
            <text:p>8.3948441</text:p>
          </table:table-cell>
          <table:table-cell table:formula="of:=[.A1052]*0.3048" office:value-type="float" office:value="2.55874848168" calcext:value-type="float">
            <text:p>2.55874848168</text:p>
          </table:table-cell>
        </table:table-row>
        <table:table-row table:style-name="ro1">
          <table:table-cell office:value-type="float" office:value="8.3993068" calcext:value-type="float">
            <text:p>8.3993068</text:p>
          </table:table-cell>
          <table:table-cell table:formula="of:=[.A1053]*0.3048" office:value-type="float" office:value="2.56010871264" calcext:value-type="float">
            <text:p>2.56010871264</text:p>
          </table:table-cell>
        </table:table-row>
        <table:table-row table:style-name="ro1">
          <table:table-cell office:value-type="float" office:value="8.4041991" calcext:value-type="float">
            <text:p>8.4041991</text:p>
          </table:table-cell>
          <table:table-cell table:formula="of:=[.A1054]*0.3048" office:value-type="float" office:value="2.56159988568" calcext:value-type="float">
            <text:p>2.56159988568</text:p>
          </table:table-cell>
        </table:table-row>
        <table:table-row table:style-name="ro1">
          <table:table-cell office:value-type="float" office:value="8.4095135" calcext:value-type="float">
            <text:p>8.4095135</text:p>
          </table:table-cell>
          <table:table-cell table:formula="of:=[.A1055]*0.3048" office:value-type="float" office:value="2.5632197148" calcext:value-type="float">
            <text:p>2.5632197148</text:p>
          </table:table-cell>
        </table:table-row>
        <table:table-row table:style-name="ro1">
          <table:table-cell office:value-type="float" office:value="8.4152536" calcext:value-type="float">
            <text:p>8.4152536</text:p>
          </table:table-cell>
          <table:table-cell table:formula="of:=[.A1056]*0.3048" office:value-type="float" office:value="2.56496929728" calcext:value-type="float">
            <text:p>2.56496929728</text:p>
          </table:table-cell>
        </table:table-row>
        <table:table-row table:style-name="ro1">
          <table:table-cell office:value-type="float" office:value="8.421412" calcext:value-type="float">
            <text:p>8.421412</text:p>
          </table:table-cell>
          <table:table-cell table:formula="of:=[.A1057]*0.3048" office:value-type="float" office:value="2.5668463776" calcext:value-type="float">
            <text:p>2.5668463776</text:p>
          </table:table-cell>
        </table:table-row>
        <table:table-row table:style-name="ro1">
          <table:table-cell office:value-type="float" office:value="8.4279881" calcext:value-type="float">
            <text:p>8.4279881</text:p>
          </table:table-cell>
          <table:table-cell table:formula="of:=[.A1058]*0.3048" office:value-type="float" office:value="2.56885077288" calcext:value-type="float">
            <text:p>2.56885077288</text:p>
          </table:table-cell>
        </table:table-row>
        <table:table-row table:style-name="ro1">
          <table:table-cell office:value-type="float" office:value="8.4349809" calcext:value-type="float">
            <text:p>8.4349809</text:p>
          </table:table-cell>
          <table:table-cell table:formula="of:=[.A1059]*0.3048" office:value-type="float" office:value="2.57098217832" calcext:value-type="float">
            <text:p>2.57098217832</text:p>
          </table:table-cell>
        </table:table-row>
        <table:table-row table:style-name="ro1">
          <table:table-cell office:value-type="float" office:value="8.4423881" calcext:value-type="float">
            <text:p>8.4423881</text:p>
          </table:table-cell>
          <table:table-cell table:formula="of:=[.A1060]*0.3048" office:value-type="float" office:value="2.57323989288" calcext:value-type="float">
            <text:p>2.57323989288</text:p>
          </table:table-cell>
        </table:table-row>
        <table:table-row table:style-name="ro1">
          <table:table-cell office:value-type="float" office:value="8.4502058" calcext:value-type="float">
            <text:p>8.4502058</text:p>
          </table:table-cell>
          <table:table-cell table:formula="of:=[.A1061]*0.3048" office:value-type="float" office:value="2.57562272784" calcext:value-type="float">
            <text:p>2.57562272784</text:p>
          </table:table-cell>
        </table:table-row>
        <table:table-row table:style-name="ro1">
          <table:table-cell office:value-type="float" office:value="8.4584389" calcext:value-type="float">
            <text:p>8.4584389</text:p>
          </table:table-cell>
          <table:table-cell table:formula="of:=[.A1062]*0.3048" office:value-type="float" office:value="2.57813217672" calcext:value-type="float">
            <text:p>2.57813217672</text:p>
          </table:table-cell>
        </table:table-row>
        <table:table-row table:style-name="ro1">
          <table:table-cell office:value-type="float" office:value="8.4670844" calcext:value-type="float">
            <text:p>8.4670844</text:p>
          </table:table-cell>
          <table:table-cell table:formula="of:=[.A1063]*0.3048" office:value-type="float" office:value="2.58076732512" calcext:value-type="float">
            <text:p>2.58076732512</text:p>
          </table:table-cell>
        </table:table-row>
        <table:table-row table:style-name="ro1">
          <table:table-cell office:value-type="float" office:value="8.47614" calcext:value-type="float">
            <text:p>8.47614</text:p>
          </table:table-cell>
          <table:table-cell table:formula="of:=[.A1064]*0.3048" office:value-type="float" office:value="2.583527472" calcext:value-type="float">
            <text:p>2.583527472</text:p>
          </table:table-cell>
        </table:table-row>
        <table:table-row table:style-name="ro1">
          <table:table-cell office:value-type="float" office:value="8.485611" calcext:value-type="float">
            <text:p>8.485611</text:p>
          </table:table-cell>
          <table:table-cell table:formula="of:=[.A1065]*0.3048" office:value-type="float" office:value="2.5864142328" calcext:value-type="float">
            <text:p>2.5864142328</text:p>
          </table:table-cell>
        </table:table-row>
        <table:table-row table:style-name="ro1">
          <table:table-cell office:value-type="float" office:value="8.4954996" calcext:value-type="float">
            <text:p>8.4954996</text:p>
          </table:table-cell>
          <table:table-cell table:formula="of:=[.A1066]*0.3048" office:value-type="float" office:value="2.58942827808" calcext:value-type="float">
            <text:p>2.58942827808</text:p>
          </table:table-cell>
        </table:table-row>
        <table:table-row table:style-name="ro1">
          <table:table-cell office:value-type="float" office:value="8.5058103" calcext:value-type="float">
            <text:p>8.5058103</text:p>
          </table:table-cell>
          <table:table-cell table:formula="of:=[.A1067]*0.3048" office:value-type="float" office:value="2.59257097944" calcext:value-type="float">
            <text:p>2.59257097944</text:p>
          </table:table-cell>
        </table:table-row>
        <table:table-row table:style-name="ro1">
          <table:table-cell office:value-type="float" office:value="8.5165477" calcext:value-type="float">
            <text:p>8.5165477</text:p>
          </table:table-cell>
          <table:table-cell table:formula="of:=[.A1068]*0.3048" office:value-type="float" office:value="2.59584373896" calcext:value-type="float">
            <text:p>2.59584373896</text:p>
          </table:table-cell>
        </table:table-row>
        <table:table-row table:style-name="ro1">
          <table:table-cell office:value-type="float" office:value="8.527719" calcext:value-type="float">
            <text:p>8.527719</text:p>
          </table:table-cell>
          <table:table-cell table:formula="of:=[.A1069]*0.3048" office:value-type="float" office:value="2.5992487512" calcext:value-type="float">
            <text:p>2.5992487512</text:p>
          </table:table-cell>
        </table:table-row>
        <table:table-row table:style-name="ro1">
          <table:table-cell office:value-type="float" office:value="8.539331" calcext:value-type="float">
            <text:p>8.539331</text:p>
          </table:table-cell>
          <table:table-cell table:formula="of:=[.A1070]*0.3048" office:value-type="float" office:value="2.6027880888" calcext:value-type="float">
            <text:p>2.6027880888</text:p>
          </table:table-cell>
        </table:table-row>
        <table:table-row table:style-name="ro1">
          <table:table-cell office:value-type="float" office:value="8.5513964" calcext:value-type="float">
            <text:p>8.5513964</text:p>
          </table:table-cell>
          <table:table-cell table:formula="of:=[.A1071]*0.3048" office:value-type="float" office:value="2.60646562272" calcext:value-type="float">
            <text:p>2.60646562272</text:p>
          </table:table-cell>
        </table:table-row>
        <table:table-row table:style-name="ro1">
          <table:table-cell office:value-type="float" office:value="8.563921" calcext:value-type="float">
            <text:p>8.563921</text:p>
          </table:table-cell>
          <table:table-cell table:formula="of:=[.A1072]*0.3048" office:value-type="float" office:value="2.6102831208" calcext:value-type="float">
            <text:p>2.6102831208</text:p>
          </table:table-cell>
        </table:table-row>
        <table:table-row table:style-name="ro1">
          <table:table-cell office:value-type="float" office:value="8.5769167" calcext:value-type="float">
            <text:p>8.5769167</text:p>
          </table:table-cell>
          <table:table-cell table:formula="of:=[.A1073]*0.3048" office:value-type="float" office:value="2.61424421016" calcext:value-type="float">
            <text:p>2.61424421016</text:p>
          </table:table-cell>
        </table:table-row>
        <table:table-row table:style-name="ro1">
          <table:table-cell office:value-type="float" office:value="8.5904007" calcext:value-type="float">
            <text:p>8.5904007</text:p>
          </table:table-cell>
          <table:table-cell table:formula="of:=[.A1074]*0.3048" office:value-type="float" office:value="2.61835413336" calcext:value-type="float">
            <text:p>2.61835413336</text:p>
          </table:table-cell>
        </table:table-row>
        <table:table-row table:style-name="ro1">
          <table:table-cell office:value-type="float" office:value="8.604383" calcext:value-type="float">
            <text:p>8.604383</text:p>
          </table:table-cell>
          <table:table-cell table:formula="of:=[.A1075]*0.3048" office:value-type="float" office:value="2.6226159384" calcext:value-type="float">
            <text:p>2.6226159384</text:p>
          </table:table-cell>
        </table:table-row>
        <table:table-row table:style-name="ro1">
          <table:table-cell office:value-type="float" office:value="8.6188788" calcext:value-type="float">
            <text:p>8.6188788</text:p>
          </table:table-cell>
          <table:table-cell table:formula="of:=[.A1076]*0.3048" office:value-type="float" office:value="2.62703425824" calcext:value-type="float">
            <text:p>2.62703425824</text:p>
          </table:table-cell>
        </table:table-row>
        <table:table-row table:style-name="ro1">
          <table:table-cell office:value-type="float" office:value="8.6339073" calcext:value-type="float">
            <text:p>8.6339073</text:p>
          </table:table-cell>
          <table:table-cell table:formula="of:=[.A1077]*0.3048" office:value-type="float" office:value="2.63161494504" calcext:value-type="float">
            <text:p>2.63161494504</text:p>
          </table:table-cell>
        </table:table-row>
        <table:table-row table:style-name="ro1">
          <table:table-cell office:value-type="float" office:value="8.6494837" calcext:value-type="float">
            <text:p>8.6494837</text:p>
          </table:table-cell>
          <table:table-cell table:formula="of:=[.A1078]*0.3048" office:value-type="float" office:value="2.63636263176" calcext:value-type="float">
            <text:p>2.63636263176</text:p>
          </table:table-cell>
        </table:table-row>
        <table:table-row table:style-name="ro1">
          <table:table-cell office:value-type="float" office:value="8.6656213" calcext:value-type="float">
            <text:p>8.6656213</text:p>
          </table:table-cell>
          <table:table-cell table:formula="of:=[.A1079]*0.3048" office:value-type="float" office:value="2.64128137224" calcext:value-type="float">
            <text:p>2.64128137224</text:p>
          </table:table-cell>
        </table:table-row>
        <table:table-row table:style-name="ro1">
          <table:table-cell office:value-type="float" office:value="8.6823387" calcext:value-type="float">
            <text:p>8.6823387</text:p>
          </table:table-cell>
          <table:table-cell table:formula="of:=[.A1080]*0.3048" office:value-type="float" office:value="2.64637683576" calcext:value-type="float">
            <text:p>2.64637683576</text:p>
          </table:table-cell>
        </table:table-row>
        <table:table-row table:style-name="ro1">
          <table:table-cell office:value-type="float" office:value="8.6996517" calcext:value-type="float">
            <text:p>8.6996517</text:p>
          </table:table-cell>
          <table:table-cell table:formula="of:=[.A1081]*0.3048" office:value-type="float" office:value="2.65165383816" calcext:value-type="float">
            <text:p>2.65165383816</text:p>
          </table:table-cell>
        </table:table-row>
        <table:table-row table:style-name="ro1">
          <table:table-cell office:value-type="float" office:value="8.7175751" calcext:value-type="float">
            <text:p>8.7175751</text:p>
          </table:table-cell>
          <table:table-cell table:formula="of:=[.A1082]*0.3048" office:value-type="float" office:value="2.65711689048" calcext:value-type="float">
            <text:p>2.65711689048</text:p>
          </table:table-cell>
        </table:table-row>
        <table:table-row table:style-name="ro1">
          <table:table-cell office:value-type="float" office:value="8.7361259" calcext:value-type="float">
            <text:p>8.7361259</text:p>
          </table:table-cell>
          <table:table-cell table:formula="of:=[.A1083]*0.3048" office:value-type="float" office:value="2.66277117432" calcext:value-type="float">
            <text:p>2.66277117432</text:p>
          </table:table-cell>
        </table:table-row>
        <table:table-row table:style-name="ro1">
          <table:table-cell office:value-type="float" office:value="8.7553177" calcext:value-type="float">
            <text:p>8.7553177</text:p>
          </table:table-cell>
          <table:table-cell table:formula="of:=[.A1084]*0.3048" office:value-type="float" office:value="2.66862083496" calcext:value-type="float">
            <text:p>2.66862083496</text:p>
          </table:table-cell>
        </table:table-row>
        <table:table-row table:style-name="ro1">
          <table:table-cell office:value-type="float" office:value="8.7751665" calcext:value-type="float">
            <text:p>8.7751665</text:p>
          </table:table-cell>
          <table:table-cell table:formula="of:=[.A1085]*0.3048" office:value-type="float" office:value="2.6746707492" calcext:value-type="float">
            <text:p>2.6746707492</text:p>
          </table:table-cell>
        </table:table-row>
        <table:table-row table:style-name="ro1">
          <table:table-cell office:value-type="float" office:value="8.7956882" calcext:value-type="float">
            <text:p>8.7956882</text:p>
          </table:table-cell>
          <table:table-cell table:formula="of:=[.A1086]*0.3048" office:value-type="float" office:value="2.68092576336" calcext:value-type="float">
            <text:p>2.68092576336</text:p>
          </table:table-cell>
        </table:table-row>
        <table:table-row table:style-name="ro1">
          <table:table-cell office:value-type="float" office:value="8.8168898" calcext:value-type="float">
            <text:p>8.8168898</text:p>
          </table:table-cell>
          <table:table-cell table:formula="of:=[.A1087]*0.3048" office:value-type="float" office:value="2.68738801104" calcext:value-type="float">
            <text:p>2.68738801104</text:p>
          </table:table-cell>
        </table:table-row>
        <table:table-row table:style-name="ro1">
          <table:table-cell office:value-type="float" office:value="8.8387856" calcext:value-type="float">
            <text:p>8.8387856</text:p>
          </table:table-cell>
          <table:table-cell table:formula="of:=[.A1088]*0.3048" office:value-type="float" office:value="2.69406185088" calcext:value-type="float">
            <text:p>2.69406185088</text:p>
          </table:table-cell>
        </table:table-row>
        <table:table-row table:style-name="ro1">
          <table:table-cell office:value-type="float" office:value="8.8613858" calcext:value-type="float">
            <text:p>8.8613858</text:p>
          </table:table-cell>
          <table:table-cell table:formula="of:=[.A1089]*0.3048" office:value-type="float" office:value="2.70095039184" calcext:value-type="float">
            <text:p>2.70095039184</text:p>
          </table:table-cell>
        </table:table-row>
        <table:table-row table:style-name="ro1">
          <table:table-cell office:value-type="float" office:value="8.884697" calcext:value-type="float">
            <text:p>8.884697</text:p>
          </table:table-cell>
          <table:table-cell table:formula="of:=[.A1090]*0.3048" office:value-type="float" office:value="2.7080556456" calcext:value-type="float">
            <text:p>2.7080556456</text:p>
          </table:table-cell>
        </table:table-row>
        <table:table-row table:style-name="ro1">
          <table:table-cell office:value-type="float" office:value="8.9087267" calcext:value-type="float">
            <text:p>8.9087267</text:p>
          </table:table-cell>
          <table:table-cell table:formula="of:=[.A1091]*0.3048" office:value-type="float" office:value="2.71537989816" calcext:value-type="float">
            <text:p>2.71537989816</text:p>
          </table:table-cell>
        </table:table-row>
        <table:table-row table:style-name="ro1">
          <table:table-cell office:value-type="float" office:value="8.9334807" calcext:value-type="float">
            <text:p>8.9334807</text:p>
          </table:table-cell>
          <table:table-cell table:formula="of:=[.A1092]*0.3048" office:value-type="float" office:value="2.72292491736" calcext:value-type="float">
            <text:p>2.72292491736</text:p>
          </table:table-cell>
        </table:table-row>
        <table:table-row table:style-name="ro1">
          <table:table-cell office:value-type="float" office:value="8.958961" calcext:value-type="float">
            <text:p>8.958961</text:p>
          </table:table-cell>
          <table:table-cell table:formula="of:=[.A1093]*0.3048" office:value-type="float" office:value="2.7306913128" calcext:value-type="float">
            <text:p>2.7306913128</text:p>
          </table:table-cell>
        </table:table-row>
        <table:table-row table:style-name="ro1">
          <table:table-cell office:value-type="float" office:value="8.9851747" calcext:value-type="float">
            <text:p>8.9851747</text:p>
          </table:table-cell>
          <table:table-cell table:formula="of:=[.A1094]*0.3048" office:value-type="float" office:value="2.73868124856" calcext:value-type="float">
            <text:p>2.73868124856</text:p>
          </table:table-cell>
        </table:table-row>
        <table:table-row table:style-name="ro1">
          <table:table-cell office:value-type="float" office:value="9.0121202" calcext:value-type="float">
            <text:p>9.0121202</text:p>
          </table:table-cell>
          <table:table-cell table:formula="of:=[.A1095]*0.3048" office:value-type="float" office:value="2.74689423696" calcext:value-type="float">
            <text:p>2.74689423696</text:p>
          </table:table-cell>
        </table:table-row>
        <table:table-row table:style-name="ro1">
          <table:table-cell office:value-type="float" office:value="9.0397954" calcext:value-type="float">
            <text:p>9.0397954</text:p>
          </table:table-cell>
          <table:table-cell table:formula="of:=[.A1096]*0.3048" office:value-type="float" office:value="2.75532963792" calcext:value-type="float">
            <text:p>2.75532963792</text:p>
          </table:table-cell>
        </table:table-row>
        <table:table-row table:style-name="ro1">
          <table:table-cell office:value-type="float" office:value="9.068203" calcext:value-type="float">
            <text:p>9.068203</text:p>
          </table:table-cell>
          <table:table-cell table:formula="of:=[.A1097]*0.3048" office:value-type="float" office:value="2.7639882744" calcext:value-type="float">
            <text:p>2.7639882744</text:p>
          </table:table-cell>
        </table:table-row>
        <table:table-row table:style-name="ro1">
          <table:table-cell office:value-type="float" office:value="9.0973387" calcext:value-type="float">
            <text:p>9.0973387</text:p>
          </table:table-cell>
          <table:table-cell table:formula="of:=[.A1098]*0.3048" office:value-type="float" office:value="2.77286883576" calcext:value-type="float">
            <text:p>2.77286883576</text:p>
          </table:table-cell>
        </table:table-row>
        <table:table-row table:style-name="ro1">
          <table:table-cell office:value-type="float" office:value="9.1271973" calcext:value-type="float">
            <text:p>9.1271973</text:p>
          </table:table-cell>
          <table:table-cell table:formula="of:=[.A1099]*0.3048" office:value-type="float" office:value="2.78196973704" calcext:value-type="float">
            <text:p>2.78196973704</text:p>
          </table:table-cell>
        </table:table-row>
        <table:table-row table:style-name="ro1">
          <table:table-cell office:value-type="float" office:value="9.1577797" calcext:value-type="float">
            <text:p>9.1577797</text:p>
          </table:table-cell>
          <table:table-cell table:formula="of:=[.A1100]*0.3048" office:value-type="float" office:value="2.79129125256" calcext:value-type="float">
            <text:p>2.79129125256</text:p>
          </table:table-cell>
        </table:table-row>
        <table:table-row table:style-name="ro1">
          <table:table-cell office:value-type="float" office:value="9.1890774" calcext:value-type="float">
            <text:p>9.1890774</text:p>
          </table:table-cell>
          <table:table-cell table:formula="of:=[.A1101]*0.3048" office:value-type="float" office:value="2.80083079152" calcext:value-type="float">
            <text:p>2.80083079152</text:p>
          </table:table-cell>
        </table:table-row>
        <table:table-row table:style-name="ro1">
          <table:table-cell office:value-type="float" office:value="9.2210851" calcext:value-type="float">
            <text:p>9.2210851</text:p>
          </table:table-cell>
          <table:table-cell table:formula="of:=[.A1102]*0.3048" office:value-type="float" office:value="2.81058673848" calcext:value-type="float">
            <text:p>2.81058673848</text:p>
          </table:table-cell>
        </table:table-row>
        <table:table-row table:style-name="ro1">
          <table:table-cell office:value-type="float" office:value="9.2538004" calcext:value-type="float">
            <text:p>9.2538004</text:p>
          </table:table-cell>
          <table:table-cell table:formula="of:=[.A1103]*0.3048" office:value-type="float" office:value="2.82055836192" calcext:value-type="float">
            <text:p>2.82055836192</text:p>
          </table:table-cell>
        </table:table-row>
        <table:table-row table:style-name="ro1">
          <table:table-cell office:value-type="float" office:value="9.2872143" calcext:value-type="float">
            <text:p>9.2872143</text:p>
          </table:table-cell>
          <table:table-cell table:formula="of:=[.A1104]*0.3048" office:value-type="float" office:value="2.83074291864" calcext:value-type="float">
            <text:p>2.83074291864</text:p>
          </table:table-cell>
        </table:table-row>
        <table:table-row table:style-name="ro1">
          <table:table-cell office:value-type="float" office:value="9.3213196" calcext:value-type="float">
            <text:p>9.3213196</text:p>
          </table:table-cell>
          <table:table-cell table:formula="of:=[.A1105]*0.3048" office:value-type="float" office:value="2.84113821408" calcext:value-type="float">
            <text:p>2.84113821408</text:p>
          </table:table-cell>
        </table:table-row>
        <table:table-row table:style-name="ro1">
          <table:table-cell office:value-type="float" office:value="9.3561115" calcext:value-type="float">
            <text:p>9.3561115</text:p>
          </table:table-cell>
          <table:table-cell table:formula="of:=[.A1106]*0.3048" office:value-type="float" office:value="2.8517427852" calcext:value-type="float">
            <text:p>2.8517427852</text:p>
          </table:table-cell>
        </table:table-row>
        <table:table-row table:style-name="ro1">
          <table:table-cell office:value-type="float" office:value="9.3915825" calcext:value-type="float">
            <text:p>9.3915825</text:p>
          </table:table-cell>
          <table:table-cell table:formula="of:=[.A1107]*0.3048" office:value-type="float" office:value="2.862554346" calcext:value-type="float">
            <text:p>2.862554346</text:p>
          </table:table-cell>
        </table:table-row>
        <table:table-row table:style-name="ro1">
          <table:table-cell office:value-type="float" office:value="9.4277205" calcext:value-type="float">
            <text:p>9.4277205</text:p>
          </table:table-cell>
          <table:table-cell table:formula="of:=[.A1108]*0.3048" office:value-type="float" office:value="2.8735692084" calcext:value-type="float">
            <text:p>2.8735692084</text:p>
          </table:table-cell>
        </table:table-row>
        <table:table-row table:style-name="ro1">
          <table:table-cell office:value-type="float" office:value="9.4645228" calcext:value-type="float">
            <text:p>9.4645228</text:p>
          </table:table-cell>
          <table:table-cell table:formula="of:=[.A1109]*0.3048" office:value-type="float" office:value="2.88478654944" calcext:value-type="float">
            <text:p>2.88478654944</text:p>
          </table:table-cell>
        </table:table-row>
        <table:table-row table:style-name="ro1">
          <table:table-cell office:value-type="float" office:value="9.501977" calcext:value-type="float">
            <text:p>9.501977</text:p>
          </table:table-cell>
          <table:table-cell table:formula="of:=[.A1110]*0.3048" office:value-type="float" office:value="2.8962025896" calcext:value-type="float">
            <text:p>2.8962025896</text:p>
          </table:table-cell>
        </table:table-row>
        <table:table-row table:style-name="ro1">
          <table:table-cell office:value-type="float" office:value="9.5400743" calcext:value-type="float">
            <text:p>9.5400743</text:p>
          </table:table-cell>
          <table:table-cell table:formula="of:=[.A1111]*0.3048" office:value-type="float" office:value="2.90781464664" calcext:value-type="float">
            <text:p>2.90781464664</text:p>
          </table:table-cell>
        </table:table-row>
        <table:table-row table:style-name="ro1">
          <table:table-cell office:value-type="float" office:value="9.578805" calcext:value-type="float">
            <text:p>9.578805</text:p>
          </table:table-cell>
          <table:table-cell table:formula="of:=[.A1112]*0.3048" office:value-type="float" office:value="2.919619764" calcext:value-type="float">
            <text:p>2.919619764</text:p>
          </table:table-cell>
        </table:table-row>
        <table:table-row table:style-name="ro1">
          <table:table-cell office:value-type="float" office:value="9.6181593" calcext:value-type="float">
            <text:p>9.6181593</text:p>
          </table:table-cell>
          <table:table-cell table:formula="of:=[.A1113]*0.3048" office:value-type="float" office:value="2.93161495464" calcext:value-type="float">
            <text:p>2.93161495464</text:p>
          </table:table-cell>
        </table:table-row>
        <table:table-row table:style-name="ro1">
          <table:table-cell office:value-type="float" office:value="9.6581268" calcext:value-type="float">
            <text:p>9.6581268</text:p>
          </table:table-cell>
          <table:table-cell table:formula="of:=[.A1114]*0.3048" office:value-type="float" office:value="2.94379704864" calcext:value-type="float">
            <text:p>2.94379704864</text:p>
          </table:table-cell>
        </table:table-row>
        <table:table-row table:style-name="ro1">
          <table:table-cell office:value-type="float" office:value="9.6986971" calcext:value-type="float">
            <text:p>9.6986971</text:p>
          </table:table-cell>
          <table:table-cell table:formula="of:=[.A1115]*0.3048" office:value-type="float" office:value="2.95616287608" calcext:value-type="float">
            <text:p>2.95616287608</text:p>
          </table:table-cell>
        </table:table-row>
        <table:table-row table:style-name="ro1">
          <table:table-cell office:value-type="float" office:value="9.7398539" calcext:value-type="float">
            <text:p>9.7398539</text:p>
          </table:table-cell>
          <table:table-cell table:formula="of:=[.A1116]*0.3048" office:value-type="float" office:value="2.96870746872" calcext:value-type="float">
            <text:p>2.96870746872</text:p>
          </table:table-cell>
        </table:table-row>
        <table:table-row table:style-name="ro1">
          <table:table-cell office:value-type="float" office:value="9.7815886" calcext:value-type="float">
            <text:p>9.7815886</text:p>
          </table:table-cell>
          <table:table-cell table:formula="of:=[.A1117]*0.3048" office:value-type="float" office:value="2.98142820528" calcext:value-type="float">
            <text:p>2.98142820528</text:p>
          </table:table-cell>
        </table:table-row>
        <table:table-row table:style-name="ro1">
          <table:table-cell office:value-type="float" office:value="9.8238821" calcext:value-type="float">
            <text:p>9.8238821</text:p>
          </table:table-cell>
          <table:table-cell table:formula="of:=[.A1118]*0.3048" office:value-type="float" office:value="2.99431926408" calcext:value-type="float">
            <text:p>2.99431926408</text:p>
          </table:table-cell>
        </table:table-row>
        <table:table-row table:style-name="ro1">
          <table:table-cell office:value-type="float" office:value="9.8667269" calcext:value-type="float">
            <text:p>9.8667269</text:p>
          </table:table-cell>
          <table:table-cell table:formula="of:=[.A1119]*0.3048" office:value-type="float" office:value="3.00737835912" calcext:value-type="float">
            <text:p>3.00737835912</text:p>
          </table:table-cell>
        </table:table-row>
        <table:table-row table:style-name="ro1">
          <table:table-cell office:value-type="float" office:value="9.9101" calcext:value-type="float">
            <text:p>9.9101</text:p>
          </table:table-cell>
          <table:table-cell table:formula="of:=[.A1120]*0.3048" office:value-type="float" office:value="3.02059848" calcext:value-type="float">
            <text:p>3.02059848</text:p>
          </table:table-cell>
        </table:table-row>
        <table:table-row table:style-name="ro1">
          <table:table-cell office:value-type="float" office:value="9.953989" calcext:value-type="float">
            <text:p>9.953989</text:p>
          </table:table-cell>
          <table:table-cell table:formula="of:=[.A1121]*0.3048" office:value-type="float" office:value="3.0339758472" calcext:value-type="float">
            <text:p>3.0339758472</text:p>
          </table:table-cell>
        </table:table-row>
        <table:table-row table:style-name="ro1">
          <table:table-cell office:value-type="float" office:value="9.9983759" calcext:value-type="float">
            <text:p>9.9983759</text:p>
          </table:table-cell>
          <table:table-cell table:formula="of:=[.A1122]*0.3048" office:value-type="float" office:value="3.04750497432" calcext:value-type="float">
            <text:p>3.04750497432</text:p>
          </table:table-cell>
        </table:table-row>
        <table:table-row table:style-name="ro1">
          <table:table-cell office:value-type="float" office:value="10.0432358" calcext:value-type="float">
            <text:p>10.0432358</text:p>
          </table:table-cell>
          <table:table-cell table:formula="of:=[.A1123]*0.3048" office:value-type="float" office:value="3.06117827184" calcext:value-type="float">
            <text:p>3.06117827184</text:p>
          </table:table-cell>
        </table:table-row>
        <table:table-row table:style-name="ro1">
          <table:table-cell office:value-type="float" office:value="10.0885534" calcext:value-type="float">
            <text:p>10.0885534</text:p>
          </table:table-cell>
          <table:table-cell table:formula="of:=[.A1124]*0.3048" office:value-type="float" office:value="3.07499107632" calcext:value-type="float">
            <text:p>3.07499107632</text:p>
          </table:table-cell>
        </table:table-row>
        <table:table-row table:style-name="ro1">
          <table:table-cell office:value-type="float" office:value="10.1343069" calcext:value-type="float">
            <text:p>10.1343069</text:p>
          </table:table-cell>
          <table:table-cell table:formula="of:=[.A1125]*0.3048" office:value-type="float" office:value="3.08893674312" calcext:value-type="float">
            <text:p>3.08893674312</text:p>
          </table:table-cell>
        </table:table-row>
        <table:table-row table:style-name="ro1">
          <table:table-cell office:value-type="float" office:value="10.1804686" calcext:value-type="float">
            <text:p>10.1804686</text:p>
          </table:table-cell>
          <table:table-cell table:formula="of:=[.A1126]*0.3048" office:value-type="float" office:value="3.10300682928" calcext:value-type="float">
            <text:p>3.10300682928</text:p>
          </table:table-cell>
        </table:table-row>
        <table:table-row table:style-name="ro1">
          <table:table-cell office:value-type="float" office:value="10.2270164" calcext:value-type="float">
            <text:p>10.2270164</text:p>
          </table:table-cell>
          <table:table-cell table:formula="of:=[.A1127]*0.3048" office:value-type="float" office:value="3.11719459872" calcext:value-type="float">
            <text:p>3.11719459872</text:p>
          </table:table-cell>
        </table:table-row>
        <table:table-row table:style-name="ro1">
          <table:table-cell office:value-type="float" office:value="10.2739296" calcext:value-type="float">
            <text:p>10.2739296</text:p>
          </table:table-cell>
          <table:table-cell table:formula="of:=[.A1128]*0.3048" office:value-type="float" office:value="3.13149374208" calcext:value-type="float">
            <text:p>3.13149374208</text:p>
          </table:table-cell>
        </table:table-row>
        <table:table-row table:style-name="ro1">
          <table:table-cell office:value-type="float" office:value="10.3211708" calcext:value-type="float">
            <text:p>10.3211708</text:p>
          </table:table-cell>
          <table:table-cell table:formula="of:=[.A1129]*0.3048" office:value-type="float" office:value="3.14589285984" calcext:value-type="float">
            <text:p>3.14589285984</text:p>
          </table:table-cell>
        </table:table-row>
        <table:table-row table:style-name="ro1">
          <table:table-cell office:value-type="float" office:value="10.368721" calcext:value-type="float">
            <text:p>10.368721</text:p>
          </table:table-cell>
          <table:table-cell table:formula="of:=[.A1130]*0.3048" office:value-type="float" office:value="3.1603861608" calcext:value-type="float">
            <text:p>3.1603861608</text:p>
          </table:table-cell>
        </table:table-row>
        <table:table-row table:style-name="ro1">
          <table:table-cell office:value-type="float" office:value="10.4165468" calcext:value-type="float">
            <text:p>10.4165468</text:p>
          </table:table-cell>
          <table:table-cell table:formula="of:=[.A1131]*0.3048" office:value-type="float" office:value="3.17496346464" calcext:value-type="float">
            <text:p>3.17496346464</text:p>
          </table:table-cell>
        </table:table-row>
        <table:table-row table:style-name="ro1">
          <table:table-cell office:value-type="float" office:value="10.4646139" calcext:value-type="float">
            <text:p>10.4646139</text:p>
          </table:table-cell>
          <table:table-cell table:formula="of:=[.A1132]*0.3048" office:value-type="float" office:value="3.18961431672" calcext:value-type="float">
            <text:p>3.18961431672</text:p>
          </table:table-cell>
        </table:table-row>
        <table:table-row table:style-name="ro1">
          <table:table-cell office:value-type="float" office:value="10.5128946" calcext:value-type="float">
            <text:p>10.5128946</text:p>
          </table:table-cell>
          <table:table-cell table:formula="of:=[.A1133]*0.3048" office:value-type="float" office:value="3.20433027408" calcext:value-type="float">
            <text:p>3.20433027408</text:p>
          </table:table-cell>
        </table:table-row>
        <table:table-row table:style-name="ro1">
          <table:table-cell office:value-type="float" office:value="10.5613565" calcext:value-type="float">
            <text:p>10.5613565</text:p>
          </table:table-cell>
          <table:table-cell table:formula="of:=[.A1134]*0.3048" office:value-type="float" office:value="3.2191014612" calcext:value-type="float">
            <text:p>3.2191014612</text:p>
          </table:table-cell>
        </table:table-row>
        <table:table-row table:style-name="ro1">
          <table:table-cell office:value-type="float" office:value="10.6099625" calcext:value-type="float">
            <text:p>10.6099625</text:p>
          </table:table-cell>
          <table:table-cell table:formula="of:=[.A1135]*0.3048" office:value-type="float" office:value="3.23391657" calcext:value-type="float">
            <text:p>3.23391657</text:p>
          </table:table-cell>
        </table:table-row>
        <table:table-row table:style-name="ro1">
          <table:table-cell office:value-type="float" office:value="10.6586819" calcext:value-type="float">
            <text:p>10.6586819</text:p>
          </table:table-cell>
          <table:table-cell table:formula="of:=[.A1136]*0.3048" office:value-type="float" office:value="3.24876624312" calcext:value-type="float">
            <text:p>3.24876624312</text:p>
          </table:table-cell>
        </table:table-row>
        <table:table-row table:style-name="ro1">
          <table:table-cell office:value-type="float" office:value="10.7074804" calcext:value-type="float">
            <text:p>10.7074804</text:p>
          </table:table-cell>
          <table:table-cell table:formula="of:=[.A1137]*0.3048" office:value-type="float" office:value="3.26364002592" calcext:value-type="float">
            <text:p>3.26364002592</text:p>
          </table:table-cell>
        </table:table-row>
        <table:table-row table:style-name="ro1">
          <table:table-cell office:value-type="float" office:value="10.7563229" calcext:value-type="float">
            <text:p>10.7563229</text:p>
          </table:table-cell>
          <table:table-cell table:formula="of:=[.A1138]*0.3048" office:value-type="float" office:value="3.27852721992" calcext:value-type="float">
            <text:p>3.27852721992</text:p>
          </table:table-cell>
        </table:table-row>
        <table:table-row table:style-name="ro1">
          <table:table-cell office:value-type="float" office:value="10.8051758" calcext:value-type="float">
            <text:p>10.8051758</text:p>
          </table:table-cell>
          <table:table-cell table:formula="of:=[.A1139]*0.3048" office:value-type="float" office:value="3.29341758384" calcext:value-type="float">
            <text:p>3.29341758384</text:p>
          </table:table-cell>
        </table:table-row>
        <table:table-row table:style-name="ro1">
          <table:table-cell office:value-type="float" office:value="10.8540049" calcext:value-type="float">
            <text:p>10.8540049</text:p>
          </table:table-cell>
          <table:table-cell table:formula="of:=[.A1140]*0.3048" office:value-type="float" office:value="3.30830069352" calcext:value-type="float">
            <text:p>3.30830069352</text:p>
          </table:table-cell>
        </table:table-row>
        <table:table-row table:style-name="ro1">
          <table:table-cell office:value-type="float" office:value="10.9027729" calcext:value-type="float">
            <text:p>10.9027729</text:p>
          </table:table-cell>
          <table:table-cell table:formula="of:=[.A1141]*0.3048" office:value-type="float" office:value="3.32316517992" calcext:value-type="float">
            <text:p>3.32316517992</text:p>
          </table:table-cell>
        </table:table-row>
        <table:table-row table:style-name="ro1">
          <table:table-cell office:value-type="float" office:value="10.9514465" calcext:value-type="float">
            <text:p>10.9514465</text:p>
          </table:table-cell>
          <table:table-cell table:formula="of:=[.A1142]*0.3048" office:value-type="float" office:value="3.3380008932" calcext:value-type="float">
            <text:p>3.3380008932</text:p>
          </table:table-cell>
        </table:table-row>
        <table:table-row table:style-name="ro1">
          <table:table-cell office:value-type="float" office:value="10.9999914" calcext:value-type="float">
            <text:p>10.9999914</text:p>
          </table:table-cell>
          <table:table-cell table:formula="of:=[.A1143]*0.3048" office:value-type="float" office:value="3.35279737872" calcext:value-type="float">
            <text:p>3.35279737872</text:p>
          </table:table-cell>
        </table:table-row>
        <table:table-row table:style-name="ro1">
          <table:table-cell office:value-type="float" office:value="11.0483704" calcext:value-type="float">
            <text:p>11.0483704</text:p>
          </table:table-cell>
          <table:table-cell table:formula="of:=[.A1144]*0.3048" office:value-type="float" office:value="3.36754329792" calcext:value-type="float">
            <text:p>3.36754329792</text:p>
          </table:table-cell>
        </table:table-row>
        <table:table-row table:style-name="ro1">
          <table:table-cell office:value-type="float" office:value="11.0965519" calcext:value-type="float">
            <text:p>11.0965519</text:p>
          </table:table-cell>
          <table:table-cell table:formula="of:=[.A1145]*0.3048" office:value-type="float" office:value="3.38222901912" calcext:value-type="float">
            <text:p>3.38222901912</text:p>
          </table:table-cell>
        </table:table-row>
        <table:table-row table:style-name="ro1">
          <table:table-cell office:value-type="float" office:value="11.1445026" calcext:value-type="float">
            <text:p>11.1445026</text:p>
          </table:table-cell>
          <table:table-cell table:formula="of:=[.A1146]*0.3048" office:value-type="float" office:value="3.39684439248" calcext:value-type="float">
            <text:p>3.39684439248</text:p>
          </table:table-cell>
        </table:table-row>
        <table:table-row table:style-name="ro1">
          <table:table-cell office:value-type="float" office:value="11.1921844" calcext:value-type="float">
            <text:p>11.1921844</text:p>
          </table:table-cell>
          <table:table-cell table:formula="of:=[.A1147]*0.3048" office:value-type="float" office:value="3.41137780512" calcext:value-type="float">
            <text:p>3.41137780512</text:p>
          </table:table-cell>
        </table:table-row>
        <table:table-row table:style-name="ro1">
          <table:table-cell office:value-type="float" office:value="11.2395697" calcext:value-type="float">
            <text:p>11.2395697</text:p>
          </table:table-cell>
          <table:table-cell table:formula="of:=[.A1148]*0.3048" office:value-type="float" office:value="3.42582084456" calcext:value-type="float">
            <text:p>3.42582084456</text:p>
          </table:table-cell>
        </table:table-row>
        <table:table-row table:style-name="ro1">
          <table:table-cell office:value-type="float" office:value="11.286622" calcext:value-type="float">
            <text:p>11.286622</text:p>
          </table:table-cell>
          <table:table-cell table:formula="of:=[.A1149]*0.3048" office:value-type="float" office:value="3.4401623856" calcext:value-type="float">
            <text:p>3.4401623856</text:p>
          </table:table-cell>
        </table:table-row>
        <table:table-row table:style-name="ro1">
          <table:table-cell office:value-type="float" office:value="11.3333082" calcext:value-type="float">
            <text:p>11.3333082</text:p>
          </table:table-cell>
          <table:table-cell table:formula="of:=[.A1150]*0.3048" office:value-type="float" office:value="3.45439233936" calcext:value-type="float">
            <text:p>3.45439233936</text:p>
          </table:table-cell>
        </table:table-row>
        <table:table-row table:style-name="ro1">
          <table:table-cell office:value-type="float" office:value="11.3795986" calcext:value-type="float">
            <text:p>11.3795986</text:p>
          </table:table-cell>
          <table:table-cell table:formula="of:=[.A1151]*0.3048" office:value-type="float" office:value="3.46850165328" calcext:value-type="float">
            <text:p>3.46850165328</text:p>
          </table:table-cell>
        </table:table-row>
        <table:table-row table:style-name="ro1">
          <table:table-cell office:value-type="float" office:value="11.425458" calcext:value-type="float">
            <text:p>11.425458</text:p>
          </table:table-cell>
          <table:table-cell table:formula="of:=[.A1152]*0.3048" office:value-type="float" office:value="3.4824795984" calcext:value-type="float">
            <text:p>3.4824795984</text:p>
          </table:table-cell>
        </table:table-row>
        <table:table-row table:style-name="ro1">
          <table:table-cell office:value-type="float" office:value="11.4708557" calcext:value-type="float">
            <text:p>11.4708557</text:p>
          </table:table-cell>
          <table:table-cell table:formula="of:=[.A1153]*0.3048" office:value-type="float" office:value="3.49631681736" calcext:value-type="float">
            <text:p>3.49631681736</text:p>
          </table:table-cell>
        </table:table-row>
        <table:table-row table:style-name="ro1">
          <table:table-cell office:value-type="float" office:value="11.515761" calcext:value-type="float">
            <text:p>11.515761</text:p>
          </table:table-cell>
          <table:table-cell table:formula="of:=[.A1154]*0.3048" office:value-type="float" office:value="3.5100039528" calcext:value-type="float">
            <text:p>3.5100039528</text:p>
          </table:table-cell>
        </table:table-row>
        <table:table-row table:style-name="ro1">
          <table:table-cell office:value-type="float" office:value="11.56014" calcext:value-type="float">
            <text:p>11.56014</text:p>
          </table:table-cell>
          <table:table-cell table:formula="of:=[.A1155]*0.3048" office:value-type="float" office:value="3.523530672" calcext:value-type="float">
            <text:p>3.523530672</text:p>
          </table:table-cell>
        </table:table-row>
        <table:table-row table:style-name="ro1">
          <table:table-cell office:value-type="float" office:value="11.60396" calcext:value-type="float">
            <text:p>11.60396</text:p>
          </table:table-cell>
          <table:table-cell table:formula="of:=[.A1156]*0.3048" office:value-type="float" office:value="3.536887008" calcext:value-type="float">
            <text:p>3.536887008</text:p>
          </table:table-cell>
        </table:table-row>
        <table:table-row table:style-name="ro1">
          <table:table-cell office:value-type="float" office:value="11.64719" calcext:value-type="float">
            <text:p>11.64719</text:p>
          </table:table-cell>
          <table:table-cell table:formula="of:=[.A1157]*0.3048" office:value-type="float" office:value="3.550063512" calcext:value-type="float">
            <text:p>3.550063512</text:p>
          </table:table-cell>
        </table:table-row>
        <table:table-row table:style-name="ro1">
          <table:table-cell office:value-type="float" office:value="11.689798" calcext:value-type="float">
            <text:p>11.689798</text:p>
          </table:table-cell>
          <table:table-cell table:formula="of:=[.A1158]*0.3048" office:value-type="float" office:value="3.5630504304" calcext:value-type="float">
            <text:p>3.5630504304</text:p>
          </table:table-cell>
        </table:table-row>
        <table:table-row table:style-name="ro1">
          <table:table-cell office:value-type="float" office:value="11.731749" calcext:value-type="float">
            <text:p>11.731749</text:p>
          </table:table-cell>
          <table:table-cell table:formula="of:=[.A1159]*0.3048" office:value-type="float" office:value="3.5758370952" calcext:value-type="float">
            <text:p>3.5758370952</text:p>
          </table:table-cell>
        </table:table-row>
        <table:table-row table:style-name="ro1">
          <table:table-cell office:value-type="float" office:value="11.773014" calcext:value-type="float">
            <text:p>11.773014</text:p>
          </table:table-cell>
          <table:table-cell table:formula="of:=[.A1160]*0.3048" office:value-type="float" office:value="3.5884146672" calcext:value-type="float">
            <text:p>3.5884146672</text:p>
          </table:table-cell>
        </table:table-row>
        <table:table-row table:style-name="ro1">
          <table:table-cell office:value-type="float" office:value="11.81356" calcext:value-type="float">
            <text:p>11.81356</text:p>
          </table:table-cell>
          <table:table-cell table:formula="of:=[.A1161]*0.3048" office:value-type="float" office:value="3.600773088" calcext:value-type="float">
            <text:p>3.600773088</text:p>
          </table:table-cell>
        </table:table-row>
        <table:table-row table:style-name="ro1">
          <table:table-cell office:value-type="float" office:value="11.853351" calcext:value-type="float">
            <text:p>11.853351</text:p>
          </table:table-cell>
          <table:table-cell table:formula="of:=[.A1162]*0.3048" office:value-type="float" office:value="3.6129013848" calcext:value-type="float">
            <text:p>3.6129013848</text:p>
          </table:table-cell>
        </table:table-row>
        <table:table-row table:style-name="ro1">
          <table:table-cell office:value-type="float" office:value="11.892359" calcext:value-type="float">
            <text:p>11.892359</text:p>
          </table:table-cell>
          <table:table-cell table:formula="of:=[.A1163]*0.3048" office:value-type="float" office:value="3.6247910232" calcext:value-type="float">
            <text:p>3.6247910232</text:p>
          </table:table-cell>
        </table:table-row>
        <table:table-row table:style-name="ro1">
          <table:table-cell office:value-type="float" office:value="11.930551" calcext:value-type="float">
            <text:p>11.930551</text:p>
          </table:table-cell>
          <table:table-cell table:formula="of:=[.A1164]*0.3048" office:value-type="float" office:value="3.6364319448" calcext:value-type="float">
            <text:p>3.6364319448</text:p>
          </table:table-cell>
        </table:table-row>
        <table:table-row table:style-name="ro1">
          <table:table-cell office:value-type="float" office:value="11.967892" calcext:value-type="float">
            <text:p>11.967892</text:p>
          </table:table-cell>
          <table:table-cell table:formula="of:=[.A1165]*0.3048" office:value-type="float" office:value="3.6478134816" calcext:value-type="float">
            <text:p>3.6478134816</text:p>
          </table:table-cell>
        </table:table-row>
        <table:table-row table:style-name="ro1">
          <table:table-cell office:value-type="float" office:value="12.004353" calcext:value-type="float">
            <text:p>12.004353</text:p>
          </table:table-cell>
          <table:table-cell table:formula="of:=[.A1166]*0.3048" office:value-type="float" office:value="3.6589267944" calcext:value-type="float">
            <text:p>3.6589267944</text:p>
          </table:table-cell>
        </table:table-row>
        <table:table-row table:style-name="ro1">
          <table:table-cell office:value-type="float" office:value="12.039899" calcext:value-type="float">
            <text:p>12.039899</text:p>
          </table:table-cell>
          <table:table-cell table:formula="of:=[.A1167]*0.3048" office:value-type="float" office:value="3.6697612152" calcext:value-type="float">
            <text:p>3.6697612152</text:p>
          </table:table-cell>
        </table:table-row>
        <table:table-row table:style-name="ro1">
          <table:table-cell office:value-type="float" office:value="12.074502" calcext:value-type="float">
            <text:p>12.074502</text:p>
          </table:table-cell>
          <table:table-cell table:formula="of:=[.A1168]*0.3048" office:value-type="float" office:value="3.6803082096" calcext:value-type="float">
            <text:p>3.6803082096</text:p>
          </table:table-cell>
        </table:table-row>
        <table:table-row table:style-name="ro1">
          <table:table-cell office:value-type="float" office:value="12.10813" calcext:value-type="float">
            <text:p>12.10813</text:p>
          </table:table-cell>
          <table:table-cell table:formula="of:=[.A1169]*0.3048" office:value-type="float" office:value="3.690558024" calcext:value-type="float">
            <text:p>3.690558024</text:p>
          </table:table-cell>
        </table:table-row>
        <table:table-row table:style-name="ro1">
          <table:table-cell office:value-type="float" office:value="12.140757" calcext:value-type="float">
            <text:p>12.140757</text:p>
          </table:table-cell>
          <table:table-cell table:formula="of:=[.A1170]*0.3048" office:value-type="float" office:value="3.7005027336" calcext:value-type="float">
            <text:p>3.7005027336</text:p>
          </table:table-cell>
        </table:table-row>
        <table:table-row table:style-name="ro1">
          <table:table-cell office:value-type="float" office:value="12.172348" calcext:value-type="float">
            <text:p>12.172348</text:p>
          </table:table-cell>
          <table:table-cell table:formula="of:=[.A1171]*0.3048" office:value-type="float" office:value="3.7101316704" calcext:value-type="float">
            <text:p>3.7101316704</text:p>
          </table:table-cell>
        </table:table-row>
        <table:table-row table:style-name="ro1">
          <table:table-cell office:value-type="float" office:value="12.202882" calcext:value-type="float">
            <text:p>12.202882</text:p>
          </table:table-cell>
          <table:table-cell table:formula="of:=[.A1172]*0.3048" office:value-type="float" office:value="3.7194384336" calcext:value-type="float">
            <text:p>3.7194384336</text:p>
          </table:table-cell>
        </table:table-row>
        <table:table-row table:style-name="ro1">
          <table:table-cell office:value-type="float" office:value="12.232327" calcext:value-type="float">
            <text:p>12.232327</text:p>
          </table:table-cell>
          <table:table-cell table:formula="of:=[.A1173]*0.3048" office:value-type="float" office:value="3.7284132696" calcext:value-type="float">
            <text:p>3.7284132696</text:p>
          </table:table-cell>
        </table:table-row>
        <table:table-row table:style-name="ro1">
          <table:table-cell office:value-type="float" office:value="12.260658" calcext:value-type="float">
            <text:p>12.260658</text:p>
          </table:table-cell>
          <table:table-cell table:formula="of:=[.A1174]*0.3048" office:value-type="float" office:value="3.7370485584" calcext:value-type="float">
            <text:p>3.7370485584</text:p>
          </table:table-cell>
        </table:table-row>
        <table:table-row table:style-name="ro1">
          <table:table-cell office:value-type="float" office:value="12.287855" calcext:value-type="float">
            <text:p>12.287855</text:p>
          </table:table-cell>
          <table:table-cell table:formula="of:=[.A1175]*0.3048" office:value-type="float" office:value="3.745338204" calcext:value-type="float">
            <text:p>3.745338204</text:p>
          </table:table-cell>
        </table:table-row>
        <table:table-row table:style-name="ro1">
          <table:table-cell office:value-type="float" office:value="12.313891" calcext:value-type="float">
            <text:p>12.313891</text:p>
          </table:table-cell>
          <table:table-cell table:formula="of:=[.A1176]*0.3048" office:value-type="float" office:value="3.7532739768" calcext:value-type="float">
            <text:p>3.7532739768</text:p>
          </table:table-cell>
        </table:table-row>
        <table:table-row table:style-name="ro1">
          <table:table-cell office:value-type="float" office:value="12.338746" calcext:value-type="float">
            <text:p>12.338746</text:p>
          </table:table-cell>
          <table:table-cell table:formula="of:=[.A1177]*0.3048" office:value-type="float" office:value="3.7608497808" calcext:value-type="float">
            <text:p>3.7608497808</text:p>
          </table:table-cell>
        </table:table-row>
        <table:table-row table:style-name="ro1">
          <table:table-cell office:value-type="float" office:value="12.362405" calcext:value-type="float">
            <text:p>12.362405</text:p>
          </table:table-cell>
          <table:table-cell table:formula="of:=[.A1178]*0.3048" office:value-type="float" office:value="3.768061044" calcext:value-type="float">
            <text:p>3.768061044</text:p>
          </table:table-cell>
        </table:table-row>
        <table:table-row table:style-name="ro1">
          <table:table-cell office:value-type="float" office:value="12.384841" calcext:value-type="float">
            <text:p>12.384841</text:p>
          </table:table-cell>
          <table:table-cell table:formula="of:=[.A1179]*0.3048" office:value-type="float" office:value="3.7748995368" calcext:value-type="float">
            <text:p>3.7748995368</text:p>
          </table:table-cell>
        </table:table-row>
        <table:table-row table:style-name="ro1">
          <table:table-cell office:value-type="float" office:value="12.406047" calcext:value-type="float">
            <text:p>12.406047</text:p>
          </table:table-cell>
          <table:table-cell table:formula="of:=[.A1180]*0.3048" office:value-type="float" office:value="3.7813631256" calcext:value-type="float">
            <text:p>3.7813631256</text:p>
          </table:table-cell>
        </table:table-row>
        <table:table-row table:style-name="ro1">
          <table:table-cell office:value-type="float" office:value="12.426007" calcext:value-type="float">
            <text:p>12.426007</text:p>
          </table:table-cell>
          <table:table-cell table:formula="of:=[.A1181]*0.3048" office:value-type="float" office:value="3.7874469336" calcext:value-type="float">
            <text:p>3.7874469336</text:p>
          </table:table-cell>
        </table:table-row>
        <table:table-row table:style-name="ro1">
          <table:table-cell office:value-type="float" office:value="12.444706" calcext:value-type="float">
            <text:p>12.444706</text:p>
          </table:table-cell>
          <table:table-cell table:formula="of:=[.A1182]*0.3048" office:value-type="float" office:value="3.7931463888" calcext:value-type="float">
            <text:p>3.7931463888</text:p>
          </table:table-cell>
        </table:table-row>
        <table:table-row table:style-name="ro1">
          <table:table-cell office:value-type="float" office:value="12.462135" calcext:value-type="float">
            <text:p>12.462135</text:p>
          </table:table-cell>
          <table:table-cell table:formula="of:=[.A1183]*0.3048" office:value-type="float" office:value="3.798458748" calcext:value-type="float">
            <text:p>3.798458748</text:p>
          </table:table-cell>
        </table:table-row>
        <table:table-row table:style-name="ro1">
          <table:table-cell office:value-type="float" office:value="12.478284" calcext:value-type="float">
            <text:p>12.478284</text:p>
          </table:table-cell>
          <table:table-cell table:formula="of:=[.A1184]*0.3048" office:value-type="float" office:value="3.8033809632" calcext:value-type="float">
            <text:p>3.8033809632</text:p>
          </table:table-cell>
        </table:table-row>
        <table:table-row table:style-name="ro1">
          <table:table-cell office:value-type="float" office:value="12.493147" calcext:value-type="float">
            <text:p>12.493147</text:p>
          </table:table-cell>
          <table:table-cell table:formula="of:=[.A1185]*0.3048" office:value-type="float" office:value="3.8079112056" calcext:value-type="float">
            <text:p>3.8079112056</text:p>
          </table:table-cell>
        </table:table-row>
        <table:table-row table:style-name="ro1">
          <table:table-cell office:value-type="float" office:value="12.506714" calcext:value-type="float">
            <text:p>12.506714</text:p>
          </table:table-cell>
          <table:table-cell table:formula="of:=[.A1186]*0.3048" office:value-type="float" office:value="3.8120464272" calcext:value-type="float">
            <text:p>3.8120464272</text:p>
          </table:table-cell>
        </table:table-row>
        <table:table-row table:style-name="ro1">
          <table:table-cell office:value-type="float" office:value="12.518985" calcext:value-type="float">
            <text:p>12.518985</text:p>
          </table:table-cell>
          <table:table-cell table:formula="of:=[.A1187]*0.3048" office:value-type="float" office:value="3.815786628" calcext:value-type="float">
            <text:p>3.815786628</text:p>
          </table:table-cell>
        </table:table-row>
        <table:table-row table:style-name="ro1">
          <table:table-cell office:value-type="float" office:value="12.529955" calcext:value-type="float">
            <text:p>12.529955</text:p>
          </table:table-cell>
          <table:table-cell table:formula="of:=[.A1188]*0.3048" office:value-type="float" office:value="3.819130284" calcext:value-type="float">
            <text:p>3.819130284</text:p>
          </table:table-cell>
        </table:table-row>
        <table:table-row table:style-name="ro1">
          <table:table-cell office:value-type="float" office:value="12.539617" calcext:value-type="float">
            <text:p>12.539617</text:p>
          </table:table-cell>
          <table:table-cell table:formula="of:=[.A1189]*0.3048" office:value-type="float" office:value="3.8220752616" calcext:value-type="float">
            <text:p>3.8220752616</text:p>
          </table:table-cell>
        </table:table-row>
        <table:table-row table:style-name="ro1">
          <table:table-cell office:value-type="float" office:value="12.547977" calcext:value-type="float">
            <text:p>12.547977</text:p>
          </table:table-cell>
          <table:table-cell table:formula="of:=[.A1190]*0.3048" office:value-type="float" office:value="3.8246233896" calcext:value-type="float">
            <text:p>3.8246233896</text:p>
          </table:table-cell>
        </table:table-row>
        <table:table-row table:style-name="ro1">
          <table:table-cell office:value-type="float" office:value="12.555032" calcext:value-type="float">
            <text:p>12.555032</text:p>
          </table:table-cell>
          <table:table-cell table:formula="of:=[.A1191]*0.3048" office:value-type="float" office:value="3.8267737536" calcext:value-type="float">
            <text:p>3.8267737536</text:p>
          </table:table-cell>
        </table:table-row>
        <table:table-row table:style-name="ro1">
          <table:table-cell office:value-type="float" office:value="12.560781" calcext:value-type="float">
            <text:p>12.560781</text:p>
          </table:table-cell>
          <table:table-cell table:formula="of:=[.A1192]*0.3048" office:value-type="float" office:value="3.8285260488" calcext:value-type="float">
            <text:p>3.8285260488</text:p>
          </table:table-cell>
        </table:table-row>
        <table:table-row table:style-name="ro1">
          <table:table-cell office:value-type="float" office:value="12.56523" calcext:value-type="float">
            <text:p>12.56523</text:p>
          </table:table-cell>
          <table:table-cell table:formula="of:=[.A1193]*0.3048" office:value-type="float" office:value="3.829882104" calcext:value-type="float">
            <text:p>3.829882104</text:p>
          </table:table-cell>
        </table:table-row>
        <table:table-row table:style-name="ro1">
          <table:table-cell office:value-type="float" office:value="12.568377" calcext:value-type="float">
            <text:p>12.568377</text:p>
          </table:table-cell>
          <table:table-cell table:formula="of:=[.A1194]*0.3048" office:value-type="float" office:value="3.8308413096" calcext:value-type="float">
            <text:p>3.8308413096</text:p>
          </table:table-cell>
        </table:table-row>
        <table:table-row table:style-name="ro1">
          <table:table-cell office:value-type="float" office:value="12.570226" calcext:value-type="float">
            <text:p>12.570226</text:p>
          </table:table-cell>
          <table:table-cell table:formula="of:=[.A1195]*0.3048" office:value-type="float" office:value="3.8314048848" calcext:value-type="float">
            <text:p>3.8314048848</text:p>
          </table:table-cell>
        </table:table-row>
        <table:table-row table:style-name="ro1">
          <table:table-cell office:value-type="float" office:value="12.570779" calcext:value-type="float">
            <text:p>12.570779</text:p>
          </table:table-cell>
          <table:table-cell table:formula="of:=[.A1196]*0.3048" office:value-type="float" office:value="3.8315734392" calcext:value-type="float">
            <text:p>3.8315734392</text:p>
          </table:table-cell>
        </table:table-row>
        <table:table-row table:style-name="ro1">
          <table:table-cell office:value-type="float" office:value="12.570043" calcext:value-type="float">
            <text:p>12.570043</text:p>
          </table:table-cell>
          <table:table-cell table:formula="of:=[.A1197]*0.3048" office:value-type="float" office:value="3.8313491064" calcext:value-type="float">
            <text:p>3.8313491064</text:p>
          </table:table-cell>
        </table:table-row>
        <table:table-row table:style-name="ro1">
          <table:table-cell office:value-type="float" office:value="12.568019" calcext:value-type="float">
            <text:p>12.568019</text:p>
          </table:table-cell>
          <table:table-cell table:formula="of:=[.A1198]*0.3048" office:value-type="float" office:value="3.8307321912" calcext:value-type="float">
            <text:p>3.8307321912</text:p>
          </table:table-cell>
        </table:table-row>
        <table:table-row table:style-name="ro1">
          <table:table-cell office:value-type="float" office:value="12.564713" calcext:value-type="float">
            <text:p>12.564713</text:p>
          </table:table-cell>
          <table:table-cell table:formula="of:=[.A1199]*0.3048" office:value-type="float" office:value="3.8297245224" calcext:value-type="float">
            <text:p>3.8297245224</text:p>
          </table:table-cell>
        </table:table-row>
        <table:table-row table:style-name="ro1">
          <table:table-cell office:value-type="float" office:value="12.560129" calcext:value-type="float">
            <text:p>12.560129</text:p>
          </table:table-cell>
          <table:table-cell table:formula="of:=[.A1200]*0.3048" office:value-type="float" office:value="3.8283273192" calcext:value-type="float">
            <text:p>3.8283273192</text:p>
          </table:table-cell>
        </table:table-row>
        <table:table-row table:style-name="ro1">
          <table:table-cell office:value-type="float" office:value="12.554272" calcext:value-type="float">
            <text:p>12.554272</text:p>
          </table:table-cell>
          <table:table-cell table:formula="of:=[.A1201]*0.3048" office:value-type="float" office:value="3.8265421056" calcext:value-type="float">
            <text:p>3.8265421056</text:p>
          </table:table-cell>
        </table:table-row>
        <table:table-row table:style-name="ro1">
          <table:table-cell office:value-type="float" office:value="12.547146" calcext:value-type="float">
            <text:p>12.547146</text:p>
          </table:table-cell>
          <table:table-cell table:formula="of:=[.A1202]*0.3048" office:value-type="float" office:value="3.8243701008" calcext:value-type="float">
            <text:p>3.8243701008</text:p>
          </table:table-cell>
        </table:table-row>
        <table:table-row table:style-name="ro1">
          <table:table-cell office:value-type="float" office:value="12.538757" calcext:value-type="float">
            <text:p>12.538757</text:p>
          </table:table-cell>
          <table:table-cell table:formula="of:=[.A1203]*0.3048" office:value-type="float" office:value="3.8218131336" calcext:value-type="float">
            <text:p>3.8218131336</text:p>
          </table:table-cell>
        </table:table-row>
        <table:table-row table:style-name="ro1">
          <table:table-cell office:value-type="float" office:value="12.529109" calcext:value-type="float">
            <text:p>12.529109</text:p>
          </table:table-cell>
          <table:table-cell table:formula="of:=[.A1204]*0.3048" office:value-type="float" office:value="3.8188724232" calcext:value-type="float">
            <text:p>3.8188724232</text:p>
          </table:table-cell>
        </table:table-row>
        <table:table-row table:style-name="ro1">
          <table:table-cell office:value-type="float" office:value="12.518207" calcext:value-type="float">
            <text:p>12.518207</text:p>
          </table:table-cell>
          <table:table-cell table:formula="of:=[.A1205]*0.3048" office:value-type="float" office:value="3.8155494936" calcext:value-type="float">
            <text:p>3.8155494936</text:p>
          </table:table-cell>
        </table:table-row>
        <table:table-row table:style-name="ro1">
          <table:table-cell office:value-type="float" office:value="12.506056" calcext:value-type="float">
            <text:p>12.506056</text:p>
          </table:table-cell>
          <table:table-cell table:formula="of:=[.A1206]*0.3048" office:value-type="float" office:value="3.8118458688" calcext:value-type="float">
            <text:p>3.8118458688</text:p>
          </table:table-cell>
        </table:table-row>
        <table:table-row table:style-name="ro1">
          <table:table-cell office:value-type="float" office:value="12.492661" calcext:value-type="float">
            <text:p>12.492661</text:p>
          </table:table-cell>
          <table:table-cell table:formula="of:=[.A1207]*0.3048" office:value-type="float" office:value="3.8077630728" calcext:value-type="float">
            <text:p>3.8077630728</text:p>
          </table:table-cell>
        </table:table-row>
        <table:table-row table:style-name="ro1">
          <table:table-cell office:value-type="float" office:value="12.478024" calcext:value-type="float">
            <text:p>12.478024</text:p>
          </table:table-cell>
          <table:table-cell table:formula="of:=[.A1208]*0.3048" office:value-type="float" office:value="3.8033017152" calcext:value-type="float">
            <text:p>3.8033017152</text:p>
          </table:table-cell>
        </table:table-row>
        <table:table-row table:style-name="ro1">
          <table:table-cell office:value-type="float" office:value="12.462153" calcext:value-type="float">
            <text:p>12.462153</text:p>
          </table:table-cell>
          <table:table-cell table:formula="of:=[.A1209]*0.3048" office:value-type="float" office:value="3.7984642344" calcext:value-type="float">
            <text:p>3.7984642344</text:p>
          </table:table-cell>
        </table:table-row>
        <table:table-row table:style-name="ro1">
          <table:table-cell office:value-type="float" office:value="12.445048" calcext:value-type="float">
            <text:p>12.445048</text:p>
          </table:table-cell>
          <table:table-cell table:formula="of:=[.A1210]*0.3048" office:value-type="float" office:value="3.7932506304" calcext:value-type="float">
            <text:p>3.7932506304</text:p>
          </table:table-cell>
        </table:table-row>
        <table:table-row table:style-name="ro1">
          <table:table-cell office:value-type="float" office:value="12.426713" calcext:value-type="float">
            <text:p>12.426713</text:p>
          </table:table-cell>
          <table:table-cell table:formula="of:=[.A1211]*0.3048" office:value-type="float" office:value="3.7876621224" calcext:value-type="float">
            <text:p>3.7876621224</text:p>
          </table:table-cell>
        </table:table-row>
        <table:table-row table:style-name="ro1">
          <table:table-cell office:value-type="float" office:value="12.407152" calcext:value-type="float">
            <text:p>12.407152</text:p>
          </table:table-cell>
          <table:table-cell table:formula="of:=[.A1212]*0.3048" office:value-type="float" office:value="3.7816999296" calcext:value-type="float">
            <text:p>3.7816999296</text:p>
          </table:table-cell>
        </table:table-row>
        <table:table-row table:style-name="ro1">
          <table:table-cell office:value-type="float" office:value="12.386367" calcext:value-type="float">
            <text:p>12.386367</text:p>
          </table:table-cell>
          <table:table-cell table:formula="of:=[.A1213]*0.3048" office:value-type="float" office:value="3.7753646616" calcext:value-type="float">
            <text:p>3.7753646616</text:p>
          </table:table-cell>
        </table:table-row>
        <table:table-row table:style-name="ro1">
          <table:table-cell office:value-type="float" office:value="12.364362" calcext:value-type="float">
            <text:p>12.364362</text:p>
          </table:table-cell>
          <table:table-cell table:formula="of:=[.A1214]*0.3048" office:value-type="float" office:value="3.7686575376" calcext:value-type="float">
            <text:p>3.7686575376</text:p>
          </table:table-cell>
        </table:table-row>
        <table:table-row table:style-name="ro1">
          <table:table-cell office:value-type="float" office:value="12.341139" calcext:value-type="float">
            <text:p>12.341139</text:p>
          </table:table-cell>
          <table:table-cell table:formula="of:=[.A1215]*0.3048" office:value-type="float" office:value="3.7615791672" calcext:value-type="float">
            <text:p>3.7615791672</text:p>
          </table:table-cell>
        </table:table-row>
        <table:table-row table:style-name="ro1">
          <table:table-cell office:value-type="float" office:value="12.316699" calcext:value-type="float">
            <text:p>12.316699</text:p>
          </table:table-cell>
          <table:table-cell table:formula="of:=[.A1216]*0.3048" office:value-type="float" office:value="3.7541298552" calcext:value-type="float">
            <text:p>3.7541298552</text:p>
          </table:table-cell>
        </table:table-row>
        <table:table-row table:style-name="ro1">
          <table:table-cell office:value-type="float" office:value="12.291047" calcext:value-type="float">
            <text:p>12.291047</text:p>
          </table:table-cell>
          <table:table-cell table:formula="of:=[.A1217]*0.3048" office:value-type="float" office:value="3.7463111256" calcext:value-type="float">
            <text:p>3.7463111256</text:p>
          </table:table-cell>
        </table:table-row>
        <table:table-row table:style-name="ro1">
          <table:table-cell office:value-type="float" office:value="12.264188" calcext:value-type="float">
            <text:p>12.264188</text:p>
          </table:table-cell>
          <table:table-cell table:formula="of:=[.A1218]*0.3048" office:value-type="float" office:value="3.7381245024" calcext:value-type="float">
            <text:p>3.7381245024</text:p>
          </table:table-cell>
        </table:table-row>
        <table:table-row table:style-name="ro1">
          <table:table-cell office:value-type="float" office:value="12.236118" calcext:value-type="float">
            <text:p>12.236118</text:p>
          </table:table-cell>
          <table:table-cell table:formula="of:=[.A1219]*0.3048" office:value-type="float" office:value="3.7295687664" calcext:value-type="float">
            <text:p>3.7295687664</text:p>
          </table:table-cell>
        </table:table-row>
        <table:table-row table:style-name="ro1">
          <table:table-cell office:value-type="float" office:value="12.206851" calcext:value-type="float">
            <text:p>12.206851</text:p>
          </table:table-cell>
          <table:table-cell table:formula="of:=[.A1220]*0.3048" office:value-type="float" office:value="3.7206481848" calcext:value-type="float">
            <text:p>3.7206481848</text:p>
          </table:table-cell>
        </table:table-row>
        <table:table-row table:style-name="ro1">
          <table:table-cell office:value-type="float" office:value="12.176388" calcext:value-type="float">
            <text:p>12.176388</text:p>
          </table:table-cell>
          <table:table-cell table:formula="of:=[.A1221]*0.3048" office:value-type="float" office:value="3.7113630624" calcext:value-type="float">
            <text:p>3.7113630624</text:p>
          </table:table-cell>
        </table:table-row>
        <table:table-row table:style-name="ro1">
          <table:table-cell office:value-type="float" office:value="12.144731" calcext:value-type="float">
            <text:p>12.144731</text:p>
          </table:table-cell>
          <table:table-cell table:formula="of:=[.A1222]*0.3048" office:value-type="float" office:value="3.7017140088" calcext:value-type="float">
            <text:p>3.7017140088</text:p>
          </table:table-cell>
        </table:table-row>
        <table:table-row table:style-name="ro1">
          <table:table-cell office:value-type="float" office:value="12.111888" calcext:value-type="float">
            <text:p>12.111888</text:p>
          </table:table-cell>
          <table:table-cell table:formula="of:=[.A1223]*0.3048" office:value-type="float" office:value="3.6917034624" calcext:value-type="float">
            <text:p>3.6917034624</text:p>
          </table:table-cell>
        </table:table-row>
        <table:table-row table:style-name="ro1">
          <table:table-cell office:value-type="float" office:value="12.077865" calcext:value-type="float">
            <text:p>12.077865</text:p>
          </table:table-cell>
          <table:table-cell table:formula="of:=[.A1224]*0.3048" office:value-type="float" office:value="3.681333252" calcext:value-type="float">
            <text:p>3.681333252</text:p>
          </table:table-cell>
        </table:table-row>
        <table:table-row table:style-name="ro1">
          <table:table-cell office:value-type="float" office:value="12.042664" calcext:value-type="float">
            <text:p>12.042664</text:p>
          </table:table-cell>
          <table:table-cell table:formula="of:=[.A1225]*0.3048" office:value-type="float" office:value="3.6706039872" calcext:value-type="float">
            <text:p>3.6706039872</text:p>
          </table:table-cell>
        </table:table-row>
        <table:table-row table:style-name="ro1">
          <table:table-cell office:value-type="float" office:value="12.006293" calcext:value-type="float">
            <text:p>12.006293</text:p>
          </table:table-cell>
          <table:table-cell table:formula="of:=[.A1226]*0.3048" office:value-type="float" office:value="3.6595181064" calcext:value-type="float">
            <text:p>3.6595181064</text:p>
          </table:table-cell>
        </table:table-row>
        <table:table-row table:style-name="ro1">
          <table:table-cell office:value-type="float" office:value="11.968762" calcext:value-type="float">
            <text:p>11.968762</text:p>
          </table:table-cell>
          <table:table-cell table:formula="of:=[.A1227]*0.3048" office:value-type="float" office:value="3.6480786576" calcext:value-type="float">
            <text:p>3.6480786576</text:p>
          </table:table-cell>
        </table:table-row>
        <table:table-row table:style-name="ro1">
          <table:table-cell office:value-type="float" office:value="11.930075" calcext:value-type="float">
            <text:p>11.930075</text:p>
          </table:table-cell>
          <table:table-cell table:formula="of:=[.A1228]*0.3048" office:value-type="float" office:value="3.63628686" calcext:value-type="float">
            <text:p>3.63628686</text:p>
          </table:table-cell>
        </table:table-row>
        <table:table-row table:style-name="ro1">
          <table:table-cell office:value-type="float" office:value="11.890239" calcext:value-type="float">
            <text:p>11.890239</text:p>
          </table:table-cell>
          <table:table-cell table:formula="of:=[.A1229]*0.3048" office:value-type="float" office:value="3.6241448472" calcext:value-type="float">
            <text:p>3.6241448472</text:p>
          </table:table-cell>
        </table:table-row>
        <table:table-row table:style-name="ro1">
          <table:table-cell office:value-type="float" office:value="11.849267" calcext:value-type="float">
            <text:p>11.849267</text:p>
          </table:table-cell>
          <table:table-cell table:formula="of:=[.A1230]*0.3048" office:value-type="float" office:value="3.6116565816" calcext:value-type="float">
            <text:p>3.6116565816</text:p>
          </table:table-cell>
        </table:table-row>
        <table:table-row table:style-name="ro1">
          <table:table-cell office:value-type="float" office:value="11.807161" calcext:value-type="float">
            <text:p>11.807161</text:p>
          </table:table-cell>
          <table:table-cell table:formula="of:=[.A1231]*0.3048" office:value-type="float" office:value="3.5988226728" calcext:value-type="float">
            <text:p>3.5988226728</text:p>
          </table:table-cell>
        </table:table-row>
        <table:table-row table:style-name="ro1">
          <table:table-cell office:value-type="float" office:value="11.763934" calcext:value-type="float">
            <text:p>11.763934</text:p>
          </table:table-cell>
          <table:table-cell table:formula="of:=[.A1232]*0.3048" office:value-type="float" office:value="3.5856470832" calcext:value-type="float">
            <text:p>3.5856470832</text:p>
          </table:table-cell>
        </table:table-row>
        <table:table-row table:style-name="ro1">
          <table:table-cell office:value-type="float" office:value="11.719596" calcext:value-type="float">
            <text:p>11.719596</text:p>
          </table:table-cell>
          <table:table-cell table:formula="of:=[.A1233]*0.3048" office:value-type="float" office:value="3.5721328608" calcext:value-type="float">
            <text:p>3.5721328608</text:p>
          </table:table-cell>
        </table:table-row>
        <table:table-row table:style-name="ro1">
          <table:table-cell office:value-type="float" office:value="11.674151" calcext:value-type="float">
            <text:p>11.674151</text:p>
          </table:table-cell>
          <table:table-cell table:formula="of:=[.A1234]*0.3048" office:value-type="float" office:value="3.5582812248" calcext:value-type="float">
            <text:p>3.5582812248</text:p>
          </table:table-cell>
        </table:table-row>
        <table:table-row table:style-name="ro1">
          <table:table-cell office:value-type="float" office:value="11.627614" calcext:value-type="float">
            <text:p>11.627614</text:p>
          </table:table-cell>
          <table:table-cell table:formula="of:=[.A1235]*0.3048" office:value-type="float" office:value="3.5440967472" calcext:value-type="float">
            <text:p>3.5440967472</text:p>
          </table:table-cell>
        </table:table-row>
        <table:table-row table:style-name="ro1">
          <table:table-cell office:value-type="float" office:value="11.579993" calcext:value-type="float">
            <text:p>11.579993</text:p>
          </table:table-cell>
          <table:table-cell table:formula="of:=[.A1236]*0.3048" office:value-type="float" office:value="3.5295818664" calcext:value-type="float">
            <text:p>3.5295818664</text:p>
          </table:table-cell>
        </table:table-row>
        <table:table-row table:style-name="ro1">
          <table:table-cell office:value-type="float" office:value="11.531299" calcext:value-type="float">
            <text:p>11.531299</text:p>
          </table:table-cell>
          <table:table-cell table:formula="of:=[.A1237]*0.3048" office:value-type="float" office:value="3.5147399352" calcext:value-type="float">
            <text:p>3.5147399352</text:p>
          </table:table-cell>
        </table:table-row>
        <table:table-row table:style-name="ro1">
          <table:table-cell office:value-type="float" office:value="11.4815378" calcext:value-type="float">
            <text:p>11.4815378</text:p>
          </table:table-cell>
          <table:table-cell table:formula="of:=[.A1238]*0.3048" office:value-type="float" office:value="3.49957272144" calcext:value-type="float">
            <text:p>3.49957272144</text:p>
          </table:table-cell>
        </table:table-row>
        <table:table-row table:style-name="ro1">
          <table:table-cell office:value-type="float" office:value="11.4307232" calcext:value-type="float">
            <text:p>11.4307232</text:p>
          </table:table-cell>
          <table:table-cell table:formula="of:=[.A1239]*0.3048" office:value-type="float" office:value="3.48408443136" calcext:value-type="float">
            <text:p>3.48408443136</text:p>
          </table:table-cell>
        </table:table-row>
        <table:table-row table:style-name="ro1">
          <table:table-cell office:value-type="float" office:value="11.3788605" calcext:value-type="float">
            <text:p>11.3788605</text:p>
          </table:table-cell>
          <table:table-cell table:formula="of:=[.A1240]*0.3048" office:value-type="float" office:value="3.4682766804" calcext:value-type="float">
            <text:p>3.4682766804</text:p>
          </table:table-cell>
        </table:table-row>
        <table:table-row table:style-name="ro1">
          <table:table-cell office:value-type="float" office:value="11.325963" calcext:value-type="float">
            <text:p>11.325963</text:p>
          </table:table-cell>
          <table:table-cell table:formula="of:=[.A1241]*0.3048" office:value-type="float" office:value="3.4521535224" calcext:value-type="float">
            <text:p>3.4521535224</text:p>
          </table:table-cell>
        </table:table-row>
        <table:table-row table:style-name="ro1">
          <table:table-cell office:value-type="float" office:value="11.2720385" calcext:value-type="float">
            <text:p>11.2720385</text:p>
          </table:table-cell>
          <table:table-cell table:formula="of:=[.A1242]*0.3048" office:value-type="float" office:value="3.4357173348" calcext:value-type="float">
            <text:p>3.4357173348</text:p>
          </table:table-cell>
        </table:table-row>
        <table:table-row table:style-name="ro1">
          <table:table-cell office:value-type="float" office:value="11.2170954" calcext:value-type="float">
            <text:p>11.2170954</text:p>
          </table:table-cell>
          <table:table-cell table:formula="of:=[.A1243]*0.3048" office:value-type="float" office:value="3.41897067792" calcext:value-type="float">
            <text:p>3.41897067792</text:p>
          </table:table-cell>
        </table:table-row>
        <table:table-row table:style-name="ro1">
          <table:table-cell office:value-type="float" office:value="11.1611471" calcext:value-type="float">
            <text:p>11.1611471</text:p>
          </table:table-cell>
          <table:table-cell table:formula="of:=[.A1244]*0.3048" office:value-type="float" office:value="3.40191763608" calcext:value-type="float">
            <text:p>3.40191763608</text:p>
          </table:table-cell>
        </table:table-row>
        <table:table-row table:style-name="ro1">
          <table:table-cell office:value-type="float" office:value="11.1042023" calcext:value-type="float">
            <text:p>11.1042023</text:p>
          </table:table-cell>
          <table:table-cell table:formula="of:=[.A1245]*0.3048" office:value-type="float" office:value="3.38456086104" calcext:value-type="float">
            <text:p>3.38456086104</text:p>
          </table:table-cell>
        </table:table-row>
        <table:table-row table:style-name="ro1">
          <table:table-cell office:value-type="float" office:value="11.0462713" calcext:value-type="float">
            <text:p>11.0462713</text:p>
          </table:table-cell>
          <table:table-cell table:formula="of:=[.A1246]*0.3048" office:value-type="float" office:value="3.36690349224" calcext:value-type="float">
            <text:p>3.36690349224</text:p>
          </table:table-cell>
        </table:table-row>
        <table:table-row table:style-name="ro1">
          <table:table-cell office:value-type="float" office:value="10.9873648" calcext:value-type="float">
            <text:p>10.9873648</text:p>
          </table:table-cell>
          <table:table-cell table:formula="of:=[.A1247]*0.3048" office:value-type="float" office:value="3.34894879104" calcext:value-type="float">
            <text:p>3.34894879104</text:p>
          </table:table-cell>
        </table:table-row>
        <table:table-row table:style-name="ro1">
          <table:table-cell office:value-type="float" office:value="10.9274969" calcext:value-type="float">
            <text:p>10.9274969</text:p>
          </table:table-cell>
          <table:table-cell table:formula="of:=[.A1248]*0.3048" office:value-type="float" office:value="3.33070105512" calcext:value-type="float">
            <text:p>3.33070105512</text:p>
          </table:table-cell>
        </table:table-row>
        <table:table-row table:style-name="ro1">
          <table:table-cell office:value-type="float" office:value="10.8666773" calcext:value-type="float">
            <text:p>10.8666773</text:p>
          </table:table-cell>
          <table:table-cell table:formula="of:=[.A1249]*0.3048" office:value-type="float" office:value="3.31216324104" calcext:value-type="float">
            <text:p>3.31216324104</text:p>
          </table:table-cell>
        </table:table-row>
        <table:table-row table:style-name="ro1">
          <table:table-cell office:value-type="float" office:value="10.8049212" calcext:value-type="float">
            <text:p>10.8049212</text:p>
          </table:table-cell>
          <table:table-cell table:formula="of:=[.A1250]*0.3048" office:value-type="float" office:value="3.29333998176" calcext:value-type="float">
            <text:p>3.29333998176</text:p>
          </table:table-cell>
        </table:table-row>
        <table:table-row table:style-name="ro1">
          <table:table-cell office:value-type="float" office:value="10.7422428" calcext:value-type="float">
            <text:p>10.7422428</text:p>
          </table:table-cell>
          <table:table-cell table:formula="of:=[.A1251]*0.3048" office:value-type="float" office:value="3.27423560544" calcext:value-type="float">
            <text:p>3.27423560544</text:p>
          </table:table-cell>
        </table:table-row>
        <table:table-row table:style-name="ro1">
          <table:table-cell office:value-type="float" office:value="10.6786575" calcext:value-type="float">
            <text:p>10.6786575</text:p>
          </table:table-cell>
          <table:table-cell table:formula="of:=[.A1252]*0.3048" office:value-type="float" office:value="3.254854806" calcext:value-type="float">
            <text:p>3.254854806</text:p>
          </table:table-cell>
        </table:table-row>
        <table:table-row table:style-name="ro1">
          <table:table-cell office:value-type="float" office:value="10.6141825" calcext:value-type="float">
            <text:p>10.6141825</text:p>
          </table:table-cell>
          <table:table-cell table:formula="of:=[.A1253]*0.3048" office:value-type="float" office:value="3.235202826" calcext:value-type="float">
            <text:p>3.235202826</text:p>
          </table:table-cell>
        </table:table-row>
        <table:table-row table:style-name="ro1">
          <table:table-cell office:value-type="float" office:value="10.5488377" calcext:value-type="float">
            <text:p>10.5488377</text:p>
          </table:table-cell>
          <table:table-cell table:formula="of:=[.A1254]*0.3048" office:value-type="float" office:value="3.21528573096" calcext:value-type="float">
            <text:p>3.21528573096</text:p>
          </table:table-cell>
        </table:table-row>
        <table:table-row table:style-name="ro1">
          <table:table-cell office:value-type="float" office:value="10.4826384" calcext:value-type="float">
            <text:p>10.4826384</text:p>
          </table:table-cell>
          <table:table-cell table:formula="of:=[.A1255]*0.3048" office:value-type="float" office:value="3.19510818432" calcext:value-type="float">
            <text:p>3.19510818432</text:p>
          </table:table-cell>
        </table:table-row>
        <table:table-row table:style-name="ro1">
          <table:table-cell office:value-type="float" office:value="10.4156075" calcext:value-type="float">
            <text:p>10.4156075</text:p>
          </table:table-cell>
          <table:table-cell table:formula="of:=[.A1256]*0.3048" office:value-type="float" office:value="3.174677166" calcext:value-type="float">
            <text:p>3.174677166</text:p>
          </table:table-cell>
        </table:table-row>
        <table:table-row table:style-name="ro1">
          <table:table-cell office:value-type="float" office:value="10.3477755" calcext:value-type="float">
            <text:p>10.3477755</text:p>
          </table:table-cell>
          <table:table-cell table:formula="of:=[.A1257]*0.3048" office:value-type="float" office:value="3.1540019724" calcext:value-type="float">
            <text:p>3.1540019724</text:p>
          </table:table-cell>
        </table:table-row>
        <table:table-row table:style-name="ro1">
          <table:table-cell office:value-type="float" office:value="10.2791557" calcext:value-type="float">
            <text:p>10.2791557</text:p>
          </table:table-cell>
          <table:table-cell table:formula="of:=[.A1258]*0.3048" office:value-type="float" office:value="3.13308665736" calcext:value-type="float">
            <text:p>3.13308665736</text:p>
          </table:table-cell>
        </table:table-row>
        <table:table-row table:style-name="ro1">
          <table:table-cell office:value-type="float" office:value="10.2097788" calcext:value-type="float">
            <text:p>10.2097788</text:p>
          </table:table-cell>
          <table:table-cell table:formula="of:=[.A1259]*0.3048" office:value-type="float" office:value="3.11194057824" calcext:value-type="float">
            <text:p>3.11194057824</text:p>
          </table:table-cell>
        </table:table-row>
        <table:table-row table:style-name="ro1">
          <table:table-cell office:value-type="float" office:value="10.1396761" calcext:value-type="float">
            <text:p>10.1396761</text:p>
          </table:table-cell>
          <table:table-cell table:formula="of:=[.A1260]*0.3048" office:value-type="float" office:value="3.09057327528" calcext:value-type="float">
            <text:p>3.09057327528</text:p>
          </table:table-cell>
        </table:table-row>
        <table:table-row table:style-name="ro1">
          <table:table-cell office:value-type="float" office:value="10.0688677" calcext:value-type="float">
            <text:p>10.0688677</text:p>
          </table:table-cell>
          <table:table-cell table:formula="of:=[.A1261]*0.3048" office:value-type="float" office:value="3.06899087496" calcext:value-type="float">
            <text:p>3.06899087496</text:p>
          </table:table-cell>
        </table:table-row>
        <table:table-row table:style-name="ro1">
          <table:table-cell office:value-type="float" office:value="9.9973907" calcext:value-type="float">
            <text:p>9.9973907</text:p>
          </table:table-cell>
          <table:table-cell table:formula="of:=[.A1262]*0.3048" office:value-type="float" office:value="3.04720468536" calcext:value-type="float">
            <text:p>3.04720468536</text:p>
          </table:table-cell>
        </table:table-row>
        <table:table-row table:style-name="ro1">
          <table:table-cell office:value-type="float" office:value="9.9252729" calcext:value-type="float">
            <text:p>9.9252729</text:p>
          </table:table-cell>
          <table:table-cell table:formula="of:=[.A1263]*0.3048" office:value-type="float" office:value="3.02522317992" calcext:value-type="float">
            <text:p>3.02522317992</text:p>
          </table:table-cell>
        </table:table-row>
        <table:table-row table:style-name="ro1">
          <table:table-cell office:value-type="float" office:value="9.8525486" calcext:value-type="float">
            <text:p>9.8525486</text:p>
          </table:table-cell>
          <table:table-cell table:formula="of:=[.A1264]*0.3048" office:value-type="float" office:value="3.00305681328" calcext:value-type="float">
            <text:p>3.00305681328</text:p>
          </table:table-cell>
        </table:table-row>
        <table:table-row table:style-name="ro1">
          <table:table-cell office:value-type="float" office:value="9.7792521" calcext:value-type="float">
            <text:p>9.7792521</text:p>
          </table:table-cell>
          <table:table-cell table:formula="of:=[.A1265]*0.3048" office:value-type="float" office:value="2.98071604008" calcext:value-type="float">
            <text:p>2.98071604008</text:p>
          </table:table-cell>
        </table:table-row>
        <table:table-row table:style-name="ro1">
          <table:table-cell office:value-type="float" office:value="9.7054186" calcext:value-type="float">
            <text:p>9.7054186</text:p>
          </table:table-cell>
          <table:table-cell table:formula="of:=[.A1266]*0.3048" office:value-type="float" office:value="2.95821158928" calcext:value-type="float">
            <text:p>2.95821158928</text:p>
          </table:table-cell>
        </table:table-row>
        <table:table-row table:style-name="ro1">
          <table:table-cell office:value-type="float" office:value="9.6310806" calcext:value-type="float">
            <text:p>9.6310806</text:p>
          </table:table-cell>
          <table:table-cell table:formula="of:=[.A1267]*0.3048" office:value-type="float" office:value="2.93555336688" calcext:value-type="float">
            <text:p>2.93555336688</text:p>
          </table:table-cell>
        </table:table-row>
        <table:table-row table:style-name="ro1">
          <table:table-cell office:value-type="float" office:value="9.556284" calcext:value-type="float">
            <text:p>9.556284</text:p>
          </table:table-cell>
          <table:table-cell table:formula="of:=[.A1268]*0.3048" office:value-type="float" office:value="2.9127553632" calcext:value-type="float">
            <text:p>2.9127553632</text:p>
          </table:table-cell>
        </table:table-row>
        <table:table-row table:style-name="ro1">
          <table:table-cell office:value-type="float" office:value="9.4810567" calcext:value-type="float">
            <text:p>9.4810567</text:p>
          </table:table-cell>
          <table:table-cell table:formula="of:=[.A1269]*0.3048" office:value-type="float" office:value="2.88982608216" calcext:value-type="float">
            <text:p>2.88982608216</text:p>
          </table:table-cell>
        </table:table-row>
        <table:table-row table:style-name="ro1">
          <table:table-cell office:value-type="float" office:value="9.4054399" calcext:value-type="float">
            <text:p>9.4054399</text:p>
          </table:table-cell>
          <table:table-cell table:formula="of:=[.A1270]*0.3048" office:value-type="float" office:value="2.86677808152" calcext:value-type="float">
            <text:p>2.86677808152</text:p>
          </table:table-cell>
        </table:table-row>
        <table:table-row table:style-name="ro1">
          <table:table-cell office:value-type="float" office:value="9.3294702" calcext:value-type="float">
            <text:p>9.3294702</text:p>
          </table:table-cell>
          <table:table-cell table:formula="of:=[.A1271]*0.3048" office:value-type="float" office:value="2.84362251696" calcext:value-type="float">
            <text:p>2.84362251696</text:p>
          </table:table-cell>
        </table:table-row>
        <table:table-row table:style-name="ro1">
          <table:table-cell office:value-type="float" office:value="9.25318" calcext:value-type="float">
            <text:p>9.25318</text:p>
          </table:table-cell>
          <table:table-cell table:formula="of:=[.A1272]*0.3048" office:value-type="float" office:value="2.820369264" calcext:value-type="float">
            <text:p>2.820369264</text:p>
          </table:table-cell>
        </table:table-row>
        <table:table-row table:style-name="ro1">
          <table:table-cell office:value-type="float" office:value="9.1766105" calcext:value-type="float">
            <text:p>9.1766105</text:p>
          </table:table-cell>
          <table:table-cell table:formula="of:=[.A1273]*0.3048" office:value-type="float" office:value="2.7970308804" calcext:value-type="float">
            <text:p>2.7970308804</text:p>
          </table:table-cell>
        </table:table-row>
        <table:table-row table:style-name="ro1">
          <table:table-cell office:value-type="float" office:value="9.0997972" calcext:value-type="float">
            <text:p>9.0997972</text:p>
          </table:table-cell>
          <table:table-cell table:formula="of:=[.A1274]*0.3048" office:value-type="float" office:value="2.77361818656" calcext:value-type="float">
            <text:p>2.77361818656</text:p>
          </table:table-cell>
        </table:table-row>
        <table:table-row table:style-name="ro1">
          <table:table-cell office:value-type="float" office:value="9.0227718" calcext:value-type="float">
            <text:p>9.0227718</text:p>
          </table:table-cell>
          <table:table-cell table:formula="of:=[.A1275]*0.3048" office:value-type="float" office:value="2.75014084464" calcext:value-type="float">
            <text:p>2.75014084464</text:p>
          </table:table-cell>
        </table:table-row>
        <table:table-row table:style-name="ro1">
          <table:table-cell office:value-type="float" office:value="8.9455686" calcext:value-type="float">
            <text:p>8.9455686</text:p>
          </table:table-cell>
          <table:table-cell table:formula="of:=[.A1276]*0.3048" office:value-type="float" office:value="2.72660930928" calcext:value-type="float">
            <text:p>2.72660930928</text:p>
          </table:table-cell>
        </table:table-row>
        <table:table-row table:style-name="ro1">
          <table:table-cell office:value-type="float" office:value="8.8682284" calcext:value-type="float">
            <text:p>8.8682284</text:p>
          </table:table-cell>
          <table:table-cell table:formula="of:=[.A1277]*0.3048" office:value-type="float" office:value="2.70303601632" calcext:value-type="float">
            <text:p>2.70303601632</text:p>
          </table:table-cell>
        </table:table-row>
        <table:table-row table:style-name="ro1">
          <table:table-cell office:value-type="float" office:value="8.7907801" calcext:value-type="float">
            <text:p>8.7907801</text:p>
          </table:table-cell>
          <table:table-cell table:formula="of:=[.A1278]*0.3048" office:value-type="float" office:value="2.67942977448" calcext:value-type="float">
            <text:p>2.67942977448</text:p>
          </table:table-cell>
        </table:table-row>
        <table:table-row table:style-name="ro1">
          <table:table-cell office:value-type="float" office:value="8.713253" calcext:value-type="float">
            <text:p>8.713253</text:p>
          </table:table-cell>
          <table:table-cell table:formula="of:=[.A1279]*0.3048" office:value-type="float" office:value="2.6557995144" calcext:value-type="float">
            <text:p>2.6557995144</text:p>
          </table:table-cell>
        </table:table-row>
        <table:table-row table:style-name="ro1">
          <table:table-cell office:value-type="float" office:value="8.6356797" calcext:value-type="float">
            <text:p>8.6356797</text:p>
          </table:table-cell>
          <table:table-cell table:formula="of:=[.A1280]*0.3048" office:value-type="float" office:value="2.63215517256" calcext:value-type="float">
            <text:p>2.63215517256</text:p>
          </table:table-cell>
        </table:table-row>
        <table:table-row table:style-name="ro1">
          <table:table-cell office:value-type="float" office:value="8.5580974" calcext:value-type="float">
            <text:p>8.5580974</text:p>
          </table:table-cell>
          <table:table-cell table:formula="of:=[.A1281]*0.3048" office:value-type="float" office:value="2.60850808752" calcext:value-type="float">
            <text:p>2.60850808752</text:p>
          </table:table-cell>
        </table:table-row>
        <table:table-row table:style-name="ro1">
          <table:table-cell office:value-type="float" office:value="8.4805288" calcext:value-type="float">
            <text:p>8.4805288</text:p>
          </table:table-cell>
          <table:table-cell table:formula="of:=[.A1282]*0.3048" office:value-type="float" office:value="2.58486517824" calcext:value-type="float">
            <text:p>2.58486517824</text:p>
          </table:table-cell>
        </table:table-row>
        <table:table-row table:style-name="ro1">
          <table:table-cell office:value-type="float" office:value="8.4030104" calcext:value-type="float">
            <text:p>8.4030104</text:p>
          </table:table-cell>
          <table:table-cell table:formula="of:=[.A1283]*0.3048" office:value-type="float" office:value="2.56123756992" calcext:value-type="float">
            <text:p>2.56123756992</text:p>
          </table:table-cell>
        </table:table-row>
        <table:table-row table:style-name="ro1">
          <table:table-cell office:value-type="float" office:value="8.3255672" calcext:value-type="float">
            <text:p>8.3255672</text:p>
          </table:table-cell>
          <table:table-cell table:formula="of:=[.A1284]*0.3048" office:value-type="float" office:value="2.53763288256" calcext:value-type="float">
            <text:p>2.53763288256</text:p>
          </table:table-cell>
        </table:table-row>
        <table:table-row table:style-name="ro1">
          <table:table-cell office:value-type="float" office:value="8.2482333" calcext:value-type="float">
            <text:p>8.2482333</text:p>
          </table:table-cell>
          <table:table-cell table:formula="of:=[.A1285]*0.3048" office:value-type="float" office:value="2.51406150984" calcext:value-type="float">
            <text:p>2.51406150984</text:p>
          </table:table-cell>
        </table:table-row>
        <table:table-row table:style-name="ro1">
          <table:table-cell office:value-type="float" office:value="8.1710324" calcext:value-type="float">
            <text:p>8.1710324</text:p>
          </table:table-cell>
          <table:table-cell table:formula="of:=[.A1286]*0.3048" office:value-type="float" office:value="2.49053067552" calcext:value-type="float">
            <text:p>2.49053067552</text:p>
          </table:table-cell>
        </table:table-row>
        <table:table-row table:style-name="ro1">
          <table:table-cell office:value-type="float" office:value="8.0939956" calcext:value-type="float">
            <text:p>8.0939956</text:p>
          </table:table-cell>
          <table:table-cell table:formula="of:=[.A1287]*0.3048" office:value-type="float" office:value="2.46704985888" calcext:value-type="float">
            <text:p>2.46704985888</text:p>
          </table:table-cell>
        </table:table-row>
        <table:table-row table:style-name="ro1">
          <table:table-cell office:value-type="float" office:value="8.0171499" calcext:value-type="float">
            <text:p>8.0171499</text:p>
          </table:table-cell>
          <table:table-cell table:formula="of:=[.A1288]*0.3048" office:value-type="float" office:value="2.44362728952" calcext:value-type="float">
            <text:p>2.44362728952</text:p>
          </table:table-cell>
        </table:table-row>
        <table:table-row table:style-name="ro1">
          <table:table-cell office:value-type="float" office:value="7.940527" calcext:value-type="float">
            <text:p>7.940527</text:p>
          </table:table-cell>
          <table:table-cell table:formula="of:=[.A1289]*0.3048" office:value-type="float" office:value="2.4202726296" calcext:value-type="float">
            <text:p>2.4202726296</text:p>
          </table:table-cell>
        </table:table-row>
        <table:table-row table:style-name="ro1">
          <table:table-cell office:value-type="float" office:value="7.8641515" calcext:value-type="float">
            <text:p>7.8641515</text:p>
          </table:table-cell>
          <table:table-cell table:formula="of:=[.A1290]*0.3048" office:value-type="float" office:value="2.3969933772" calcext:value-type="float">
            <text:p>2.3969933772</text:p>
          </table:table-cell>
        </table:table-row>
        <table:table-row table:style-name="ro1">
          <table:table-cell office:value-type="float" office:value="7.7880564" calcext:value-type="float">
            <text:p>7.7880564</text:p>
          </table:table-cell>
          <table:table-cell table:formula="of:=[.A1291]*0.3048" office:value-type="float" office:value="2.37379959072" calcext:value-type="float">
            <text:p>2.37379959072</text:p>
          </table:table-cell>
        </table:table-row>
        <table:table-row table:style-name="ro1">
          <table:table-cell office:value-type="float" office:value="7.7122722" calcext:value-type="float">
            <text:p>7.7122722</text:p>
          </table:table-cell>
          <table:table-cell table:formula="of:=[.A1292]*0.3048" office:value-type="float" office:value="2.35070056656" calcext:value-type="float">
            <text:p>2.35070056656</text:p>
          </table:table-cell>
        </table:table-row>
        <table:table-row table:style-name="ro1">
          <table:table-cell office:value-type="float" office:value="7.6368308" calcext:value-type="float">
            <text:p>7.6368308</text:p>
          </table:table-cell>
          <table:table-cell table:formula="of:=[.A1293]*0.3048" office:value-type="float" office:value="2.32770602784" calcext:value-type="float">
            <text:p>2.32770602784</text:p>
          </table:table-cell>
        </table:table-row>
        <table:table-row table:style-name="ro1">
          <table:table-cell office:value-type="float" office:value="7.5617585" calcext:value-type="float">
            <text:p>7.5617585</text:p>
          </table:table-cell>
          <table:table-cell table:formula="of:=[.A1294]*0.3048" office:value-type="float" office:value="2.3048239908" calcext:value-type="float">
            <text:p>2.3048239908</text:p>
          </table:table-cell>
        </table:table-row>
        <table:table-row table:style-name="ro1">
          <table:table-cell office:value-type="float" office:value="7.487092" calcext:value-type="float">
            <text:p>7.487092</text:p>
          </table:table-cell>
          <table:table-cell table:formula="of:=[.A1295]*0.3048" office:value-type="float" office:value="2.2820656416" calcext:value-type="float">
            <text:p>2.2820656416</text:p>
          </table:table-cell>
        </table:table-row>
        <table:table-row table:style-name="ro1">
          <table:table-cell office:value-type="float" office:value="7.4128575" calcext:value-type="float">
            <text:p>7.4128575</text:p>
          </table:table-cell>
          <table:table-cell table:formula="of:=[.A1296]*0.3048" office:value-type="float" office:value="2.259438966" calcext:value-type="float">
            <text:p>2.259438966</text:p>
          </table:table-cell>
        </table:table-row>
        <table:table-row table:style-name="ro1">
          <table:table-cell office:value-type="float" office:value="7.3390932" calcext:value-type="float">
            <text:p>7.3390932</text:p>
          </table:table-cell>
          <table:table-cell table:formula="of:=[.A1297]*0.3048" office:value-type="float" office:value="2.23695560736" calcext:value-type="float">
            <text:p>2.23695560736</text:p>
          </table:table-cell>
        </table:table-row>
        <table:table-row table:style-name="ro1">
          <table:table-cell office:value-type="float" office:value="7.2658281" calcext:value-type="float">
            <text:p>7.2658281</text:p>
          </table:table-cell>
          <table:table-cell table:formula="of:=[.A1298]*0.3048" office:value-type="float" office:value="2.21462440488" calcext:value-type="float">
            <text:p>2.21462440488</text:p>
          </table:table-cell>
        </table:table-row>
        <table:table-row table:style-name="ro1">
          <table:table-cell office:value-type="float" office:value="7.1930962" calcext:value-type="float">
            <text:p>7.1930962</text:p>
          </table:table-cell>
          <table:table-cell table:formula="of:=[.A1299]*0.3048" office:value-type="float" office:value="2.19245572176" calcext:value-type="float">
            <text:p>2.19245572176</text:p>
          </table:table-cell>
        </table:table-row>
        <table:table-row table:style-name="ro1">
          <table:table-cell office:value-type="float" office:value="7.1209311" calcext:value-type="float">
            <text:p>7.1209311</text:p>
          </table:table-cell>
          <table:table-cell table:formula="of:=[.A1300]*0.3048" office:value-type="float" office:value="2.17045979928" calcext:value-type="float">
            <text:p>2.17045979928</text:p>
          </table:table-cell>
        </table:table-row>
        <table:table-row table:style-name="ro1">
          <table:table-cell office:value-type="float" office:value="7.0493693" calcext:value-type="float">
            <text:p>7.0493693</text:p>
          </table:table-cell>
          <table:table-cell table:formula="of:=[.A1301]*0.3048" office:value-type="float" office:value="2.14864776264" calcext:value-type="float">
            <text:p>2.14864776264</text:p>
          </table:table-cell>
        </table:table-row>
        <table:table-row table:style-name="ro1">
          <table:table-cell office:value-type="float" office:value="6.9784374" calcext:value-type="float">
            <text:p>6.9784374</text:p>
          </table:table-cell>
          <table:table-cell table:formula="of:=[.A1302]*0.3048" office:value-type="float" office:value="2.12702771952" calcext:value-type="float">
            <text:p>2.12702771952</text:p>
          </table:table-cell>
        </table:table-row>
        <table:table-row table:style-name="ro1">
          <table:table-cell office:value-type="float" office:value="6.9081693" calcext:value-type="float">
            <text:p>6.9081693</text:p>
          </table:table-cell>
          <table:table-cell table:formula="of:=[.A1303]*0.3048" office:value-type="float" office:value="2.10561000264" calcext:value-type="float">
            <text:p>2.10561000264</text:p>
          </table:table-cell>
        </table:table-row>
        <table:table-row table:style-name="ro1">
          <table:table-cell office:value-type="float" office:value="6.8385954" calcext:value-type="float">
            <text:p>6.8385954</text:p>
          </table:table-cell>
          <table:table-cell table:formula="of:=[.A1304]*0.3048" office:value-type="float" office:value="2.08440387792" calcext:value-type="float">
            <text:p>2.08440387792</text:p>
          </table:table-cell>
        </table:table-row>
        <table:table-row table:style-name="ro1">
          <table:table-cell office:value-type="float" office:value="6.7697406" calcext:value-type="float">
            <text:p>6.7697406</text:p>
          </table:table-cell>
          <table:table-cell table:formula="of:=[.A1305]*0.3048" office:value-type="float" office:value="2.06341693488" calcext:value-type="float">
            <text:p>2.06341693488</text:p>
          </table:table-cell>
        </table:table-row>
        <table:table-row table:style-name="ro1">
          <table:table-cell office:value-type="float" office:value="6.7016315" calcext:value-type="float">
            <text:p>6.7016315</text:p>
          </table:table-cell>
          <table:table-cell table:formula="of:=[.A1306]*0.3048" office:value-type="float" office:value="2.0426572812" calcext:value-type="float">
            <text:p>2.0426572812</text:p>
          </table:table-cell>
        </table:table-row>
        <table:table-row table:style-name="ro1">
          <table:table-cell office:value-type="float" office:value="6.634294" calcext:value-type="float">
            <text:p>6.634294</text:p>
          </table:table-cell>
          <table:table-cell table:formula="of:=[.A1307]*0.3048" office:value-type="float" office:value="2.0221328112" calcext:value-type="float">
            <text:p>2.0221328112</text:p>
          </table:table-cell>
        </table:table-row>
        <table:table-row table:style-name="ro1">
          <table:table-cell office:value-type="float" office:value="6.5677452" calcext:value-type="float">
            <text:p>6.5677452</text:p>
          </table:table-cell>
          <table:table-cell table:formula="of:=[.A1308]*0.3048" office:value-type="float" office:value="2.00184873696" calcext:value-type="float">
            <text:p>2.00184873696</text:p>
          </table:table-cell>
        </table:table-row>
        <table:table-row table:style-name="ro1">
          <table:table-cell office:value-type="float" office:value="6.5020027" calcext:value-type="float">
            <text:p>6.5020027</text:p>
          </table:table-cell>
          <table:table-cell table:formula="of:=[.A1309]*0.3048" office:value-type="float" office:value="1.98181042296" calcext:value-type="float">
            <text:p>1.98181042296</text:p>
          </table:table-cell>
        </table:table-row>
        <table:table-row table:style-name="ro1">
          <table:table-cell office:value-type="float" office:value="6.4370871" calcext:value-type="float">
            <text:p>6.4370871</text:p>
          </table:table-cell>
          <table:table-cell table:formula="of:=[.A1310]*0.3048" office:value-type="float" office:value="1.96202414808" calcext:value-type="float">
            <text:p>1.96202414808</text:p>
          </table:table-cell>
        </table:table-row>
        <table:table-row table:style-name="ro1">
          <table:table-cell office:value-type="float" office:value="6.3730044" calcext:value-type="float">
            <text:p>6.3730044</text:p>
          </table:table-cell>
          <table:table-cell table:formula="of:=[.A1311]*0.3048" office:value-type="float" office:value="1.94249174112" calcext:value-type="float">
            <text:p>1.94249174112</text:p>
          </table:table-cell>
        </table:table-row>
        <table:table-row table:style-name="ro1">
          <table:table-cell office:value-type="float" office:value="6.3097715" calcext:value-type="float">
            <text:p>6.3097715</text:p>
          </table:table-cell>
          <table:table-cell table:formula="of:=[.A1312]*0.3048" office:value-type="float" office:value="1.9232183532" calcext:value-type="float">
            <text:p>1.9232183532</text:p>
          </table:table-cell>
        </table:table-row>
        <table:table-row table:style-name="ro1">
          <table:table-cell office:value-type="float" office:value="6.2473989" calcext:value-type="float">
            <text:p>6.2473989</text:p>
          </table:table-cell>
          <table:table-cell table:formula="of:=[.A1313]*0.3048" office:value-type="float" office:value="1.90420718472" calcext:value-type="float">
            <text:p>1.90420718472</text:p>
          </table:table-cell>
        </table:table-row>
        <table:table-row table:style-name="ro1">
          <table:table-cell office:value-type="float" office:value="6.1858912" calcext:value-type="float">
            <text:p>6.1858912</text:p>
          </table:table-cell>
          <table:table-cell table:formula="of:=[.A1314]*0.3048" office:value-type="float" office:value="1.88545963776" calcext:value-type="float">
            <text:p>1.88545963776</text:p>
          </table:table-cell>
        </table:table-row>
        <table:table-row table:style-name="ro1">
          <table:table-cell office:value-type="float" office:value="6.125258" calcext:value-type="float">
            <text:p>6.125258</text:p>
          </table:table-cell>
          <table:table-cell table:formula="of:=[.A1315]*0.3048" office:value-type="float" office:value="1.8669786384" calcext:value-type="float">
            <text:p>1.8669786384</text:p>
          </table:table-cell>
        </table:table-row>
        <table:table-row table:style-name="ro1">
          <table:table-cell office:value-type="float" office:value="6.065505" calcext:value-type="float">
            <text:p>6.065505</text:p>
          </table:table-cell>
          <table:table-cell table:formula="of:=[.A1316]*0.3048" office:value-type="float" office:value="1.848765924" calcext:value-type="float">
            <text:p>1.848765924</text:p>
          </table:table-cell>
        </table:table-row>
        <table:table-row table:style-name="ro1">
          <table:table-cell office:value-type="float" office:value="6.0066347" calcext:value-type="float">
            <text:p>6.0066347</text:p>
          </table:table-cell>
          <table:table-cell table:formula="of:=[.A1317]*0.3048" office:value-type="float" office:value="1.83082225656" calcext:value-type="float">
            <text:p>1.83082225656</text:p>
          </table:table-cell>
        </table:table-row>
        <table:table-row table:style-name="ro1">
          <table:table-cell office:value-type="float" office:value="5.9486561" calcext:value-type="float">
            <text:p>5.9486561</text:p>
          </table:table-cell>
          <table:table-cell table:formula="of:=[.A1318]*0.3048" office:value-type="float" office:value="1.81315037928" calcext:value-type="float">
            <text:p>1.81315037928</text:p>
          </table:table-cell>
        </table:table-row>
        <table:table-row table:style-name="ro1">
          <table:table-cell office:value-type="float" office:value="5.891573" calcext:value-type="float">
            <text:p>5.891573</text:p>
          </table:table-cell>
          <table:table-cell table:formula="of:=[.A1319]*0.3048" office:value-type="float" office:value="1.7957514504" calcext:value-type="float">
            <text:p>1.7957514504</text:p>
          </table:table-cell>
        </table:table-row>
        <table:table-row table:style-name="ro1">
          <table:table-cell office:value-type="float" office:value="5.835392" calcext:value-type="float">
            <text:p>5.835392</text:p>
          </table:table-cell>
          <table:table-cell table:formula="of:=[.A1320]*0.3048" office:value-type="float" office:value="1.7786274816" calcext:value-type="float">
            <text:p>1.7786274816</text:p>
          </table:table-cell>
        </table:table-row>
        <table:table-row table:style-name="ro1">
          <table:table-cell office:value-type="float" office:value="5.7801194" calcext:value-type="float">
            <text:p>5.7801194</text:p>
          </table:table-cell>
          <table:table-cell table:formula="of:=[.A1321]*0.3048" office:value-type="float" office:value="1.76178039312" calcext:value-type="float">
            <text:p>1.76178039312</text:p>
          </table:table-cell>
        </table:table-row>
        <table:table-row table:style-name="ro1">
          <table:table-cell office:value-type="float" office:value="5.7257695" calcext:value-type="float">
            <text:p>5.7257695</text:p>
          </table:table-cell>
          <table:table-cell table:formula="of:=[.A1322]*0.3048" office:value-type="float" office:value="1.7452145436" calcext:value-type="float">
            <text:p>1.7452145436</text:p>
          </table:table-cell>
        </table:table-row>
        <table:table-row table:style-name="ro1">
          <table:table-cell office:value-type="float" office:value="5.6723447" calcext:value-type="float">
            <text:p>5.6723447</text:p>
          </table:table-cell>
          <table:table-cell table:formula="of:=[.A1323]*0.3048" office:value-type="float" office:value="1.72893066456" calcext:value-type="float">
            <text:p>1.72893066456</text:p>
          </table:table-cell>
        </table:table-row>
        <table:table-row table:style-name="ro1">
          <table:table-cell office:value-type="float" office:value="5.6198635" calcext:value-type="float">
            <text:p>5.6198635</text:p>
          </table:table-cell>
          <table:table-cell table:formula="of:=[.A1324]*0.3048" office:value-type="float" office:value="1.7129343948" calcext:value-type="float">
            <text:p>1.7129343948</text:p>
          </table:table-cell>
        </table:table-row>
        <table:table-row table:style-name="ro1">
          <table:table-cell office:value-type="float" office:value="5.5683384" calcext:value-type="float">
            <text:p>5.5683384</text:p>
          </table:table-cell>
          <table:table-cell table:formula="of:=[.A1325]*0.3048" office:value-type="float" office:value="1.69722954432" calcext:value-type="float">
            <text:p>1.69722954432</text:p>
          </table:table-cell>
        </table:table-row>
        <table:table-row table:style-name="ro1">
          <table:table-cell office:value-type="float" office:value="5.5177865" calcext:value-type="float">
            <text:p>5.5177865</text:p>
          </table:table-cell>
          <table:table-cell table:formula="of:=[.A1326]*0.3048" office:value-type="float" office:value="1.6818213252" calcext:value-type="float">
            <text:p>1.6818213252</text:p>
          </table:table-cell>
        </table:table-row>
        <table:table-row table:style-name="ro1">
          <table:table-cell office:value-type="float" office:value="5.468225" calcext:value-type="float">
            <text:p>5.468225</text:p>
          </table:table-cell>
          <table:table-cell table:formula="of:=[.A1327]*0.3048" office:value-type="float" office:value="1.66671498" calcext:value-type="float">
            <text:p>1.66671498</text:p>
          </table:table-cell>
        </table:table-row>
        <table:table-row table:style-name="ro1">
          <table:table-cell office:value-type="float" office:value="5.4196808" calcext:value-type="float">
            <text:p>5.4196808</text:p>
          </table:table-cell>
          <table:table-cell table:formula="of:=[.A1328]*0.3048" office:value-type="float" office:value="1.65191870784" calcext:value-type="float">
            <text:p>1.65191870784</text:p>
          </table:table-cell>
        </table:table-row>
        <table:table-row table:style-name="ro1">
          <table:table-cell office:value-type="float" office:value="5.3721688" calcext:value-type="float">
            <text:p>5.3721688</text:p>
          </table:table-cell>
          <table:table-cell table:formula="of:=[.A1329]*0.3048" office:value-type="float" office:value="1.63743705024" calcext:value-type="float">
            <text:p>1.63743705024</text:p>
          </table:table-cell>
        </table:table-row>
        <table:table-row table:style-name="ro1">
          <table:table-cell office:value-type="float" office:value="5.3257167" calcext:value-type="float">
            <text:p>5.3257167</text:p>
          </table:table-cell>
          <table:table-cell table:formula="of:=[.A1330]*0.3048" office:value-type="float" office:value="1.62327845016" calcext:value-type="float">
            <text:p>1.62327845016</text:p>
          </table:table-cell>
        </table:table-row>
        <table:table-row table:style-name="ro1">
          <table:table-cell office:value-type="float" office:value="5.2803509" calcext:value-type="float">
            <text:p>5.2803509</text:p>
          </table:table-cell>
          <table:table-cell table:formula="of:=[.A1331]*0.3048" office:value-type="float" office:value="1.60945095432" calcext:value-type="float">
            <text:p>1.60945095432</text:p>
          </table:table-cell>
        </table:table-row>
        <table:table-row table:style-name="ro1">
          <table:table-cell office:value-type="float" office:value="5.2361004" calcext:value-type="float">
            <text:p>5.2361004</text:p>
          </table:table-cell>
          <table:table-cell table:formula="of:=[.A1332]*0.3048" office:value-type="float" office:value="1.59596340192" calcext:value-type="float">
            <text:p>1.59596340192</text:p>
          </table:table-cell>
        </table:table-row>
        <table:table-row table:style-name="ro1">
          <table:table-cell office:value-type="float" office:value="5.1929889" calcext:value-type="float">
            <text:p>5.1929889</text:p>
          </table:table-cell>
          <table:table-cell table:formula="of:=[.A1333]*0.3048" office:value-type="float" office:value="1.58282301672" calcext:value-type="float">
            <text:p>1.58282301672</text:p>
          </table:table-cell>
        </table:table-row>
        <table:table-row table:style-name="ro1">
          <table:table-cell office:value-type="float" office:value="5.1510537" calcext:value-type="float">
            <text:p>5.1510537</text:p>
          </table:table-cell>
          <table:table-cell table:formula="of:=[.A1334]*0.3048" office:value-type="float" office:value="1.57004116776" calcext:value-type="float">
            <text:p>1.57004116776</text:p>
          </table:table-cell>
        </table:table-row>
        <table:table-row table:style-name="ro1">
          <table:table-cell office:value-type="float" office:value="5.1103189" calcext:value-type="float">
            <text:p>5.1103189</text:p>
          </table:table-cell>
          <table:table-cell table:formula="of:=[.A1335]*0.3048" office:value-type="float" office:value="1.55762520072" calcext:value-type="float">
            <text:p>1.55762520072</text:p>
          </table:table-cell>
        </table:table-row>
        <table:table-row table:style-name="ro1">
          <table:table-cell office:value-type="float" office:value="5.0708163" calcext:value-type="float">
            <text:p>5.0708163</text:p>
          </table:table-cell>
          <table:table-cell table:formula="of:=[.A1336]*0.3048" office:value-type="float" office:value="1.54558480824" calcext:value-type="float">
            <text:p>1.54558480824</text:p>
          </table:table-cell>
        </table:table-row>
        <table:table-row table:style-name="ro1">
          <table:table-cell office:value-type="float" office:value="5.0325785" calcext:value-type="float">
            <text:p>5.0325785</text:p>
          </table:table-cell>
          <table:table-cell table:formula="of:=[.A1337]*0.3048" office:value-type="float" office:value="1.5339299268" calcext:value-type="float">
            <text:p>1.5339299268</text:p>
          </table:table-cell>
        </table:table-row>
        <table:table-row table:style-name="ro1">
          <table:table-cell office:value-type="float" office:value="4.9956267" calcext:value-type="float">
            <text:p>4.9956267</text:p>
          </table:table-cell>
          <table:table-cell table:formula="of:=[.A1338]*0.3048" office:value-type="float" office:value="1.52266701816" calcext:value-type="float">
            <text:p>1.52266701816</text:p>
          </table:table-cell>
        </table:table-row>
        <table:table-row table:style-name="ro1">
          <table:table-cell office:value-type="float" office:value="4.9599981" calcext:value-type="float">
            <text:p>4.9599981</text:p>
          </table:table-cell>
          <table:table-cell table:formula="of:=[.A1339]*0.3048" office:value-type="float" office:value="1.51180742088" calcext:value-type="float">
            <text:p>1.51180742088</text:p>
          </table:table-cell>
        </table:table-row>
        <table:table-row table:style-name="ro1">
          <table:table-cell office:value-type="float" office:value="4.9257135" calcext:value-type="float">
            <text:p>4.9257135</text:p>
          </table:table-cell>
          <table:table-cell table:formula="of:=[.A1340]*0.3048" office:value-type="float" office:value="1.5013574748" calcext:value-type="float">
            <text:p>1.5013574748</text:p>
          </table:table-cell>
        </table:table-row>
        <table:table-row table:style-name="ro1">
          <table:table-cell office:value-type="float" office:value="4.8927987" calcext:value-type="float">
            <text:p>4.8927987</text:p>
          </table:table-cell>
          <table:table-cell table:formula="of:=[.A1341]*0.3048" office:value-type="float" office:value="1.49132504376" calcext:value-type="float">
            <text:p>1.49132504376</text:p>
          </table:table-cell>
        </table:table-row>
        <table:table-row table:style-name="ro1">
          <table:table-cell office:value-type="float" office:value="4.8612785" calcext:value-type="float">
            <text:p>4.8612785</text:p>
          </table:table-cell>
          <table:table-cell table:formula="of:=[.A1342]*0.3048" office:value-type="float" office:value="1.4817176868" calcext:value-type="float">
            <text:p>1.4817176868</text:p>
          </table:table-cell>
        </table:table-row>
        <table:table-row table:style-name="ro1">
          <table:table-cell office:value-type="float" office:value="4.8311763" calcext:value-type="float">
            <text:p>4.8311763</text:p>
          </table:table-cell>
          <table:table-cell table:formula="of:=[.A1343]*0.3048" office:value-type="float" office:value="1.47254253624" calcext:value-type="float">
            <text:p>1.47254253624</text:p>
          </table:table-cell>
        </table:table-row>
        <table:table-row table:style-name="ro1">
          <table:table-cell office:value-type="float" office:value="4.8025081" calcext:value-type="float">
            <text:p>4.8025081</text:p>
          </table:table-cell>
          <table:table-cell table:formula="of:=[.A1344]*0.3048" office:value-type="float" office:value="1.46380446888" calcext:value-type="float">
            <text:p>1.46380446888</text:p>
          </table:table-cell>
        </table:table-row>
        <table:table-row table:style-name="ro1">
          <table:table-cell office:value-type="float" office:value="4.7752945" calcext:value-type="float">
            <text:p>4.7752945</text:p>
          </table:table-cell>
          <table:table-cell table:formula="of:=[.A1345]*0.3048" office:value-type="float" office:value="1.4555097636" calcext:value-type="float">
            <text:p>1.4555097636</text:p>
          </table:table-cell>
        </table:table-row>
        <table:table-row table:style-name="ro1">
          <table:table-cell office:value-type="float" office:value="4.7495477" calcext:value-type="float">
            <text:p>4.7495477</text:p>
          </table:table-cell>
          <table:table-cell table:formula="of:=[.A1346]*0.3048" office:value-type="float" office:value="1.44766213896" calcext:value-type="float">
            <text:p>1.44766213896</text:p>
          </table:table-cell>
        </table:table-row>
        <table:table-row table:style-name="ro1">
          <table:table-cell office:value-type="float" office:value="4.7252769" calcext:value-type="float">
            <text:p>4.7252769</text:p>
          </table:table-cell>
          <table:table-cell table:formula="of:=[.A1347]*0.3048" office:value-type="float" office:value="1.44026439912" calcext:value-type="float">
            <text:p>1.44026439912</text:p>
          </table:table-cell>
        </table:table-row>
        <table:table-row table:style-name="ro1">
          <table:table-cell office:value-type="float" office:value="4.7024949" calcext:value-type="float">
            <text:p>4.7024949</text:p>
          </table:table-cell>
          <table:table-cell table:formula="of:=[.A1348]*0.3048" office:value-type="float" office:value="1.43332044552" calcext:value-type="float">
            <text:p>1.43332044552</text:p>
          </table:table-cell>
        </table:table-row>
        <table:table-row table:style-name="ro1">
          <table:table-cell office:value-type="float" office:value="4.6812103" calcext:value-type="float">
            <text:p>4.6812103</text:p>
          </table:table-cell>
          <table:table-cell table:formula="of:=[.A1349]*0.3048" office:value-type="float" office:value="1.42683289944" calcext:value-type="float">
            <text:p>1.42683289944</text:p>
          </table:table-cell>
        </table:table-row>
        <table:table-row table:style-name="ro1">
          <table:table-cell office:value-type="float" office:value="4.6614242" calcext:value-type="float">
            <text:p>4.6614242</text:p>
          </table:table-cell>
          <table:table-cell table:formula="of:=[.A1350]*0.3048" office:value-type="float" office:value="1.42080209616" calcext:value-type="float">
            <text:p>1.42080209616</text:p>
          </table:table-cell>
        </table:table-row>
        <table:table-row table:style-name="ro1">
          <table:table-cell office:value-type="float" office:value="4.6431441" calcext:value-type="float">
            <text:p>4.6431441</text:p>
          </table:table-cell>
          <table:table-cell table:formula="of:=[.A1351]*0.3048" office:value-type="float" office:value="1.41523032168" calcext:value-type="float">
            <text:p>1.41523032168</text:p>
          </table:table-cell>
        </table:table-row>
        <table:table-row table:style-name="ro1">
          <table:table-cell office:value-type="float" office:value="4.6263738" calcext:value-type="float">
            <text:p>4.6263738</text:p>
          </table:table-cell>
          <table:table-cell table:formula="of:=[.A1352]*0.3048" office:value-type="float" office:value="1.41011873424" calcext:value-type="float">
            <text:p>1.41011873424</text:p>
          </table:table-cell>
        </table:table-row>
        <table:table-row table:style-name="ro1">
          <table:table-cell office:value-type="float" office:value="4.6111126" calcext:value-type="float">
            <text:p>4.6111126</text:p>
          </table:table-cell>
          <table:table-cell table:formula="of:=[.A1353]*0.3048" office:value-type="float" office:value="1.40546712048" calcext:value-type="float">
            <text:p>1.40546712048</text:p>
          </table:table-cell>
        </table:table-row>
        <table:table-row table:style-name="ro1">
          <table:table-cell office:value-type="float" office:value="4.5973575" calcext:value-type="float">
            <text:p>4.5973575</text:p>
          </table:table-cell>
          <table:table-cell table:formula="of:=[.A1354]*0.3048" office:value-type="float" office:value="1.401274566" calcext:value-type="float">
            <text:p>1.401274566</text:p>
          </table:table-cell>
        </table:table-row>
        <table:table-row table:style-name="ro1">
          <table:table-cell office:value-type="float" office:value="4.5851119" calcext:value-type="float">
            <text:p>4.5851119</text:p>
          </table:table-cell>
          <table:table-cell table:formula="of:=[.A1355]*0.3048" office:value-type="float" office:value="1.39754210712" calcext:value-type="float">
            <text:p>1.39754210712</text:p>
          </table:table-cell>
        </table:table-row>
        <table:table-row table:style-name="ro1">
          <table:table-cell office:value-type="float" office:value="4.5743687" calcext:value-type="float">
            <text:p>4.5743687</text:p>
          </table:table-cell>
          <table:table-cell table:formula="of:=[.A1356]*0.3048" office:value-type="float" office:value="1.39426757976" calcext:value-type="float">
            <text:p>1.39426757976</text:p>
          </table:table-cell>
        </table:table-row>
        <table:table-row table:style-name="ro1">
          <table:table-cell office:value-type="float" office:value="4.5651267" calcext:value-type="float">
            <text:p>4.5651267</text:p>
          </table:table-cell>
          <table:table-cell table:formula="of:=[.A1357]*0.3048" office:value-type="float" office:value="1.39145061816" calcext:value-type="float">
            <text:p>1.39145061816</text:p>
          </table:table-cell>
        </table:table-row>
        <table:table-row table:style-name="ro1">
          <table:table-cell office:value-type="float" office:value="4.5573862" calcext:value-type="float">
            <text:p>4.5573862</text:p>
          </table:table-cell>
          <table:table-cell table:formula="of:=[.A1358]*0.3048" office:value-type="float" office:value="1.38909131376" calcext:value-type="float">
            <text:p>1.38909131376</text:p>
          </table:table-cell>
        </table:table-row>
        <table:table-row table:style-name="ro1">
          <table:table-cell office:value-type="float" office:value="4.551146" calcext:value-type="float">
            <text:p>4.551146</text:p>
          </table:table-cell>
          <table:table-cell table:formula="of:=[.A1359]*0.3048" office:value-type="float" office:value="1.3871893008" calcext:value-type="float">
            <text:p>1.3871893008</text:p>
          </table:table-cell>
        </table:table-row>
        <table:table-row table:style-name="ro1">
          <table:table-cell office:value-type="float" office:value="4.5464056" calcext:value-type="float">
            <text:p>4.5464056</text:p>
          </table:table-cell>
          <table:table-cell table:formula="of:=[.A1360]*0.3048" office:value-type="float" office:value="1.38574442688" calcext:value-type="float">
            <text:p>1.38574442688</text:p>
          </table:table-cell>
        </table:table-row>
        <table:table-row table:style-name="ro1">
          <table:table-cell office:value-type="float" office:value="4.543164" calcext:value-type="float">
            <text:p>4.543164</text:p>
          </table:table-cell>
          <table:table-cell table:formula="of:=[.A1361]*0.3048" office:value-type="float" office:value="1.3847563872" calcext:value-type="float">
            <text:p>1.3847563872</text:p>
          </table:table-cell>
        </table:table-row>
        <table:table-row table:style-name="ro1">
          <table:table-cell office:value-type="float" office:value="4.5414224" calcext:value-type="float">
            <text:p>4.5414224</text:p>
          </table:table-cell>
          <table:table-cell table:formula="of:=[.A1362]*0.3048" office:value-type="float" office:value="1.38422554752" calcext:value-type="float">
            <text:p>1.38422554752</text:p>
          </table:table-cell>
        </table:table-row>
        <table:table-row table:style-name="ro1">
          <table:table-cell office:value-type="float" office:value="4.5411825" calcext:value-type="float">
            <text:p>4.5411825</text:p>
          </table:table-cell>
          <table:table-cell table:formula="of:=[.A1363]*0.3048" office:value-type="float" office:value="1.384152426" calcext:value-type="float">
            <text:p>1.384152426</text:p>
          </table:table-cell>
        </table:table-row>
        <table:table-row table:style-name="ro1">
          <table:table-cell office:value-type="float" office:value="4.5424471" calcext:value-type="float">
            <text:p>4.5424471</text:p>
          </table:table-cell>
          <table:table-cell table:formula="of:=[.A1364]*0.3048" office:value-type="float" office:value="1.38453787608" calcext:value-type="float">
            <text:p>1.38453787608</text:p>
          </table:table-cell>
        </table:table-row>
        <table:table-row table:style-name="ro1">
          <table:table-cell office:value-type="float" office:value="4.5452175" calcext:value-type="float">
            <text:p>4.5452175</text:p>
          </table:table-cell>
          <table:table-cell table:formula="of:=[.A1365]*0.3048" office:value-type="float" office:value="1.385382294" calcext:value-type="float">
            <text:p>1.385382294</text:p>
          </table:table-cell>
        </table:table-row>
        <table:table-row table:style-name="ro1">
          <table:table-cell office:value-type="float" office:value="4.5495021" calcext:value-type="float">
            <text:p>4.5495021</text:p>
          </table:table-cell>
          <table:table-cell table:formula="of:=[.A1366]*0.3048" office:value-type="float" office:value="1.38668824008" calcext:value-type="float">
            <text:p>1.38668824008</text:p>
          </table:table-cell>
        </table:table-row>
        <table:table-row table:style-name="ro1">
          <table:table-cell office:value-type="float" office:value="4.5553057" calcext:value-type="float">
            <text:p>4.5553057</text:p>
          </table:table-cell>
          <table:table-cell table:formula="of:=[.A1367]*0.3048" office:value-type="float" office:value="1.38845717736" calcext:value-type="float">
            <text:p>1.38845717736</text:p>
          </table:table-cell>
        </table:table-row>
        <table:table-row table:style-name="ro1">
          <table:table-cell office:value-type="float" office:value="4.5626326" calcext:value-type="float">
            <text:p>4.5626326</text:p>
          </table:table-cell>
          <table:table-cell table:formula="of:=[.A1368]*0.3048" office:value-type="float" office:value="1.39069041648" calcext:value-type="float">
            <text:p>1.39069041648</text:p>
          </table:table-cell>
        </table:table-row>
        <table:table-row table:style-name="ro1">
          <table:table-cell office:value-type="float" office:value="4.5714917" calcext:value-type="float">
            <text:p>4.5714917</text:p>
          </table:table-cell>
          <table:table-cell table:formula="of:=[.A1369]*0.3048" office:value-type="float" office:value="1.39339067016" calcext:value-type="float">
            <text:p>1.39339067016</text:p>
          </table:table-cell>
        </table:table-row>
        <table:table-row table:style-name="ro1">
          <table:table-cell office:value-type="float" office:value="4.5818901" calcext:value-type="float">
            <text:p>4.5818901</text:p>
          </table:table-cell>
          <table:table-cell table:formula="of:=[.A1370]*0.3048" office:value-type="float" office:value="1.39656010248" calcext:value-type="float">
            <text:p>1.39656010248</text:p>
          </table:table-cell>
        </table:table-row>
        <table:table-row table:style-name="ro1">
          <table:table-cell office:value-type="float" office:value="4.5938313" calcext:value-type="float">
            <text:p>4.5938313</text:p>
          </table:table-cell>
          <table:table-cell table:formula="of:=[.A1371]*0.3048" office:value-type="float" office:value="1.40019978024" calcext:value-type="float">
            <text:p>1.40019978024</text:p>
          </table:table-cell>
        </table:table-row>
        <table:table-row table:style-name="ro1">
          <table:table-cell office:value-type="float" office:value="4.6073244" calcext:value-type="float">
            <text:p>4.6073244</text:p>
          </table:table-cell>
          <table:table-cell table:formula="of:=[.A1372]*0.3048" office:value-type="float" office:value="1.40431247712" calcext:value-type="float">
            <text:p>1.40431247712</text:p>
          </table:table-cell>
        </table:table-row>
        <table:table-row table:style-name="ro1">
          <table:table-cell office:value-type="float" office:value="4.6223745" calcext:value-type="float">
            <text:p>4.6223745</text:p>
          </table:table-cell>
          <table:table-cell table:formula="of:=[.A1373]*0.3048" office:value-type="float" office:value="1.4088997476" calcext:value-type="float">
            <text:p>1.4088997476</text:p>
          </table:table-cell>
        </table:table-row>
        <table:table-row table:style-name="ro1">
          <table:table-cell office:value-type="float" office:value="4.6389828" calcext:value-type="float">
            <text:p>4.6389828</text:p>
          </table:table-cell>
          <table:table-cell table:formula="of:=[.A1374]*0.3048" office:value-type="float" office:value="1.41396195744" calcext:value-type="float">
            <text:p>1.41396195744</text:p>
          </table:table-cell>
        </table:table-row>
        <table:table-row table:style-name="ro1">
          <table:table-cell office:value-type="float" office:value="4.6571548" calcext:value-type="float">
            <text:p>4.6571548</text:p>
          </table:table-cell>
          <table:table-cell table:formula="of:=[.A1375]*0.3048" office:value-type="float" office:value="1.41950078304" calcext:value-type="float">
            <text:p>1.41950078304</text:p>
          </table:table-cell>
        </table:table-row>
        <table:table-row table:style-name="ro1">
          <table:table-cell office:value-type="float" office:value="4.6768928" calcext:value-type="float">
            <text:p>4.6768928</text:p>
          </table:table-cell>
          <table:table-cell table:formula="of:=[.A1376]*0.3048" office:value-type="float" office:value="1.42551692544" calcext:value-type="float">
            <text:p>1.42551692544</text:p>
          </table:table-cell>
        </table:table-row>
        <table:table-row table:style-name="ro1">
          <table:table-cell office:value-type="float" office:value="4.6981931" calcext:value-type="float">
            <text:p>4.6981931</text:p>
          </table:table-cell>
          <table:table-cell table:formula="of:=[.A1377]*0.3048" office:value-type="float" office:value="1.43200925688" calcext:value-type="float">
            <text:p>1.43200925688</text:p>
          </table:table-cell>
        </table:table-row>
        <table:table-row table:style-name="ro1">
          <table:table-cell office:value-type="float" office:value="4.7210541" calcext:value-type="float">
            <text:p>4.7210541</text:p>
          </table:table-cell>
          <table:table-cell table:formula="of:=[.A1378]*0.3048" office:value-type="float" office:value="1.43897728968" calcext:value-type="float">
            <text:p>1.43897728968</text:p>
          </table:table-cell>
        </table:table-row>
        <table:table-row table:style-name="ro1">
          <table:table-cell office:value-type="float" office:value="4.7454715" calcext:value-type="float">
            <text:p>4.7454715</text:p>
          </table:table-cell>
          <table:table-cell table:formula="of:=[.A1379]*0.3048" office:value-type="float" office:value="1.4464197132" calcext:value-type="float">
            <text:p>1.4464197132</text:p>
          </table:table-cell>
        </table:table-row>
        <table:table-row table:style-name="ro1">
          <table:table-cell office:value-type="float" office:value="4.7714353" calcext:value-type="float">
            <text:p>4.7714353</text:p>
          </table:table-cell>
          <table:table-cell table:formula="of:=[.A1380]*0.3048" office:value-type="float" office:value="1.45433347944" calcext:value-type="float">
            <text:p>1.45433347944</text:p>
          </table:table-cell>
        </table:table-row>
        <table:table-row table:style-name="ro1">
          <table:table-cell office:value-type="float" office:value="4.7989376" calcext:value-type="float">
            <text:p>4.7989376</text:p>
          </table:table-cell>
          <table:table-cell table:formula="of:=[.A1381]*0.3048" office:value-type="float" office:value="1.46271618048" calcext:value-type="float">
            <text:p>1.46271618048</text:p>
          </table:table-cell>
        </table:table-row>
        <table:table-row table:style-name="ro1">
          <table:table-cell office:value-type="float" office:value="4.8279648" calcext:value-type="float">
            <text:p>4.8279648</text:p>
          </table:table-cell>
          <table:table-cell table:formula="of:=[.A1382]*0.3048" office:value-type="float" office:value="1.47156367104" calcext:value-type="float">
            <text:p>1.47156367104</text:p>
          </table:table-cell>
        </table:table-row>
        <table:table-row table:style-name="ro1">
          <table:table-cell office:value-type="float" office:value="4.8585005" calcext:value-type="float">
            <text:p>4.8585005</text:p>
          </table:table-cell>
          <table:table-cell table:formula="of:=[.A1383]*0.3048" office:value-type="float" office:value="1.4808709524" calcext:value-type="float">
            <text:p>1.4808709524</text:p>
          </table:table-cell>
        </table:table-row>
        <table:table-row table:style-name="ro1">
          <table:table-cell office:value-type="float" office:value="4.8905299" calcext:value-type="float">
            <text:p>4.8905299</text:p>
          </table:table-cell>
          <table:table-cell table:formula="of:=[.A1384]*0.3048" office:value-type="float" office:value="1.49063351352" calcext:value-type="float">
            <text:p>1.49063351352</text:p>
          </table:table-cell>
        </table:table-row>
        <table:table-row table:style-name="ro1">
          <table:table-cell office:value-type="float" office:value="4.9240344" calcext:value-type="float">
            <text:p>4.9240344</text:p>
          </table:table-cell>
          <table:table-cell table:formula="of:=[.A1385]*0.3048" office:value-type="float" office:value="1.50084568512" calcext:value-type="float">
            <text:p>1.50084568512</text:p>
          </table:table-cell>
        </table:table-row>
        <table:table-row table:style-name="ro1">
          <table:table-cell office:value-type="float" office:value="4.9589913" calcext:value-type="float">
            <text:p>4.9589913</text:p>
          </table:table-cell>
          <table:table-cell table:formula="of:=[.A1386]*0.3048" office:value-type="float" office:value="1.51150054824" calcext:value-type="float">
            <text:p>1.51150054824</text:p>
          </table:table-cell>
        </table:table-row>
        <table:table-row table:style-name="ro1">
          <table:table-cell office:value-type="float" office:value="4.9953775" calcext:value-type="float">
            <text:p>4.9953775</text:p>
          </table:table-cell>
          <table:table-cell table:formula="of:=[.A1387]*0.3048" office:value-type="float" office:value="1.522591062" calcext:value-type="float">
            <text:p>1.522591062</text:p>
          </table:table-cell>
        </table:table-row>
        <table:table-row table:style-name="ro1">
          <table:table-cell office:value-type="float" office:value="5.0331707" calcext:value-type="float">
            <text:p>5.0331707</text:p>
          </table:table-cell>
          <table:table-cell table:formula="of:=[.A1388]*0.3048" office:value-type="float" office:value="1.53411042936" calcext:value-type="float">
            <text:p>1.53411042936</text:p>
          </table:table-cell>
        </table:table-row>
        <table:table-row table:style-name="ro1">
          <table:table-cell office:value-type="float" office:value="5.0723419" calcext:value-type="float">
            <text:p>5.0723419</text:p>
          </table:table-cell>
          <table:table-cell table:formula="of:=[.A1389]*0.3048" office:value-type="float" office:value="1.54604981112" calcext:value-type="float">
            <text:p>1.54604981112</text:p>
          </table:table-cell>
        </table:table-row>
        <table:table-row table:style-name="ro1">
          <table:table-cell office:value-type="float" office:value="5.1128643" calcext:value-type="float">
            <text:p>5.1128643</text:p>
          </table:table-cell>
          <table:table-cell table:formula="of:=[.A1390]*0.3048" office:value-type="float" office:value="1.55840103864" calcext:value-type="float">
            <text:p>1.55840103864</text:p>
          </table:table-cell>
        </table:table-row>
        <table:table-row table:style-name="ro1">
          <table:table-cell office:value-type="float" office:value="5.1547062" calcext:value-type="float">
            <text:p>5.1547062</text:p>
          </table:table-cell>
          <table:table-cell table:formula="of:=[.A1391]*0.3048" office:value-type="float" office:value="1.57115444976" calcext:value-type="float">
            <text:p>1.57115444976</text:p>
          </table:table-cell>
        </table:table-row>
        <table:table-row table:style-name="ro1">
          <table:table-cell office:value-type="float" office:value="5.1978366" calcext:value-type="float">
            <text:p>5.1978366</text:p>
          </table:table-cell>
          <table:table-cell table:formula="of:=[.A1392]*0.3048" office:value-type="float" office:value="1.58430059568" calcext:value-type="float">
            <text:p>1.58430059568</text:p>
          </table:table-cell>
        </table:table-row>
        <table:table-row table:style-name="ro1">
          <table:table-cell office:value-type="float" office:value="5.2422206" calcext:value-type="float">
            <text:p>5.2422206</text:p>
          </table:table-cell>
          <table:table-cell table:formula="of:=[.A1393]*0.3048" office:value-type="float" office:value="1.59782883888" calcext:value-type="float">
            <text:p>1.59782883888</text:p>
          </table:table-cell>
        </table:table-row>
        <table:table-row table:style-name="ro1">
          <table:table-cell office:value-type="float" office:value="5.2878249" calcext:value-type="float">
            <text:p>5.2878249</text:p>
          </table:table-cell>
          <table:table-cell table:formula="of:=[.A1394]*0.3048" office:value-type="float" office:value="1.61172902952" calcext:value-type="float">
            <text:p>1.61172902952</text:p>
          </table:table-cell>
        </table:table-row>
        <table:table-row table:style-name="ro1">
          <table:table-cell office:value-type="float" office:value="5.3346143" calcext:value-type="float">
            <text:p>5.3346143</text:p>
          </table:table-cell>
          <table:table-cell table:formula="of:=[.A1395]*0.3048" office:value-type="float" office:value="1.62599043864" calcext:value-type="float">
            <text:p>1.62599043864</text:p>
          </table:table-cell>
        </table:table-row>
        <table:table-row table:style-name="ro1">
          <table:table-cell office:value-type="float" office:value="5.3825517" calcext:value-type="float">
            <text:p>5.3825517</text:p>
          </table:table-cell>
          <table:table-cell table:formula="of:=[.A1396]*0.3048" office:value-type="float" office:value="1.64060175816" calcext:value-type="float">
            <text:p>1.64060175816</text:p>
          </table:table-cell>
        </table:table-row>
        <table:table-row table:style-name="ro1">
          <table:table-cell office:value-type="float" office:value="5.4316049" calcext:value-type="float">
            <text:p>5.4316049</text:p>
          </table:table-cell>
          <table:table-cell table:formula="of:=[.A1397]*0.3048" office:value-type="float" office:value="1.65555317352" calcext:value-type="float">
            <text:p>1.65555317352</text:p>
          </table:table-cell>
        </table:table-row>
        <table:table-row table:style-name="ro1">
          <table:table-cell office:value-type="float" office:value="5.4817357" calcext:value-type="float">
            <text:p>5.4817357</text:p>
          </table:table-cell>
          <table:table-cell table:formula="of:=[.A1398]*0.3048" office:value-type="float" office:value="1.67083304136" calcext:value-type="float">
            <text:p>1.67083304136</text:p>
          </table:table-cell>
        </table:table-row>
        <table:table-row table:style-name="ro1">
          <table:table-cell office:value-type="float" office:value="5.5329094" calcext:value-type="float">
            <text:p>5.5329094</text:p>
          </table:table-cell>
          <table:table-cell table:formula="of:=[.A1399]*0.3048" office:value-type="float" office:value="1.68643078512" calcext:value-type="float">
            <text:p>1.68643078512</text:p>
          </table:table-cell>
        </table:table-row>
        <table:table-row table:style-name="ro1">
          <table:table-cell office:value-type="float" office:value="5.5850911" calcext:value-type="float">
            <text:p>5.5850911</text:p>
          </table:table-cell>
          <table:table-cell table:formula="of:=[.A1400]*0.3048" office:value-type="float" office:value="1.70233576728" calcext:value-type="float">
            <text:p>1.70233576728</text:p>
          </table:table-cell>
        </table:table-row>
        <table:table-row table:style-name="ro1">
          <table:table-cell office:value-type="float" office:value="5.6382432" calcext:value-type="float">
            <text:p>5.6382432</text:p>
          </table:table-cell>
          <table:table-cell table:formula="of:=[.A1401]*0.3048" office:value-type="float" office:value="1.71853652736" calcext:value-type="float">
            <text:p>1.71853652736</text:p>
          </table:table-cell>
        </table:table-row>
        <table:table-row table:style-name="ro1">
          <table:table-cell office:value-type="float" office:value="5.6923308" calcext:value-type="float">
            <text:p>5.6923308</text:p>
          </table:table-cell>
          <table:table-cell table:formula="of:=[.A1402]*0.3048" office:value-type="float" office:value="1.73502242784" calcext:value-type="float">
            <text:p>1.73502242784</text:p>
          </table:table-cell>
        </table:table-row>
        <table:table-row table:style-name="ro1">
          <table:table-cell office:value-type="float" office:value="5.7473235" calcext:value-type="float">
            <text:p>5.7473235</text:p>
          </table:table-cell>
          <table:table-cell table:formula="of:=[.A1403]*0.3048" office:value-type="float" office:value="1.7517842028" calcext:value-type="float">
            <text:p>1.7517842028</text:p>
          </table:table-cell>
        </table:table-row>
        <table:table-row table:style-name="ro1">
          <table:table-cell office:value-type="float" office:value="5.8031802" calcext:value-type="float">
            <text:p>5.8031802</text:p>
          </table:table-cell>
          <table:table-cell table:formula="of:=[.A1404]*0.3048" office:value-type="float" office:value="1.76880932496" calcext:value-type="float">
            <text:p>1.76880932496</text:p>
          </table:table-cell>
        </table:table-row>
        <table:table-row table:style-name="ro1">
          <table:table-cell office:value-type="float" office:value="5.8598723" calcext:value-type="float">
            <text:p>5.8598723</text:p>
          </table:table-cell>
          <table:table-cell table:formula="of:=[.A1405]*0.3048" office:value-type="float" office:value="1.78608907704" calcext:value-type="float">
            <text:p>1.78608907704</text:p>
          </table:table-cell>
        </table:table-row>
        <table:table-row table:style-name="ro1">
          <table:table-cell office:value-type="float" office:value="5.9173632" calcext:value-type="float">
            <text:p>5.9173632</text:p>
          </table:table-cell>
          <table:table-cell table:formula="of:=[.A1406]*0.3048" office:value-type="float" office:value="1.80361230336" calcext:value-type="float">
            <text:p>1.80361230336</text:p>
          </table:table-cell>
        </table:table-row>
        <table:table-row table:style-name="ro1">
          <table:table-cell office:value-type="float" office:value="5.9756217" calcext:value-type="float">
            <text:p>5.9756217</text:p>
          </table:table-cell>
          <table:table-cell table:formula="of:=[.A1407]*0.3048" office:value-type="float" office:value="1.82136949416" calcext:value-type="float">
            <text:p>1.82136949416</text:p>
          </table:table-cell>
        </table:table-row>
        <table:table-row table:style-name="ro1">
          <table:table-cell office:value-type="float" office:value="6.0346141" calcext:value-type="float">
            <text:p>6.0346141</text:p>
          </table:table-cell>
          <table:table-cell table:formula="of:=[.A1408]*0.3048" office:value-type="float" office:value="1.83935037768" calcext:value-type="float">
            <text:p>1.83935037768</text:p>
          </table:table-cell>
        </table:table-row>
        <table:table-row table:style-name="ro1">
          <table:table-cell office:value-type="float" office:value="6.0943074" calcext:value-type="float">
            <text:p>6.0943074</text:p>
          </table:table-cell>
          <table:table-cell table:formula="of:=[.A1409]*0.3048" office:value-type="float" office:value="1.85754489552" calcext:value-type="float">
            <text:p>1.85754489552</text:p>
          </table:table-cell>
        </table:table-row>
        <table:table-row table:style-name="ro1">
          <table:table-cell office:value-type="float" office:value="6.1546731" calcext:value-type="float">
            <text:p>6.1546731</text:p>
          </table:table-cell>
          <table:table-cell table:formula="of:=[.A1410]*0.3048" office:value-type="float" office:value="1.87594436088" calcext:value-type="float">
            <text:p>1.87594436088</text:p>
          </table:table-cell>
        </table:table-row>
        <table:table-row table:style-name="ro1">
          <table:table-cell office:value-type="float" office:value="6.2156763" calcext:value-type="float">
            <text:p>6.2156763</text:p>
          </table:table-cell>
          <table:table-cell table:formula="of:=[.A1411]*0.3048" office:value-type="float" office:value="1.89453813624" calcext:value-type="float">
            <text:p>1.89453813624</text:p>
          </table:table-cell>
        </table:table-row>
        <table:table-row table:style-name="ro1">
          <table:table-cell office:value-type="float" office:value="6.2772899" calcext:value-type="float">
            <text:p>6.2772899</text:p>
          </table:table-cell>
          <table:table-cell table:formula="of:=[.A1412]*0.3048" office:value-type="float" office:value="1.91331796152" calcext:value-type="float">
            <text:p>1.91331796152</text:p>
          </table:table-cell>
        </table:table-row>
        <table:table-row table:style-name="ro1">
          <table:table-cell office:value-type="float" office:value="6.3394833" calcext:value-type="float">
            <text:p>6.3394833</text:p>
          </table:table-cell>
          <table:table-cell table:formula="of:=[.A1413]*0.3048" office:value-type="float" office:value="1.93227450984" calcext:value-type="float">
            <text:p>1.93227450984</text:p>
          </table:table-cell>
        </table:table-row>
        <table:table-row table:style-name="ro1">
          <table:table-cell office:value-type="float" office:value="6.4022269" calcext:value-type="float">
            <text:p>6.4022269</text:p>
          </table:table-cell>
          <table:table-cell table:formula="of:=[.A1414]*0.3048" office:value-type="float" office:value="1.95139875912" calcext:value-type="float">
            <text:p>1.95139875912</text:p>
          </table:table-cell>
        </table:table-row>
        <table:table-row table:style-name="ro1">
          <table:table-cell office:value-type="float" office:value="6.4654956" calcext:value-type="float">
            <text:p>6.4654956</text:p>
          </table:table-cell>
          <table:table-cell table:formula="of:=[.A1415]*0.3048" office:value-type="float" office:value="1.97068305888" calcext:value-type="float">
            <text:p>1.97068305888</text:p>
          </table:table-cell>
        </table:table-row>
        <table:table-row table:style-name="ro1">
          <table:table-cell office:value-type="float" office:value="6.5292597" calcext:value-type="float">
            <text:p>6.5292597</text:p>
          </table:table-cell>
          <table:table-cell table:formula="of:=[.A1416]*0.3048" office:value-type="float" office:value="1.99011835656" calcext:value-type="float">
            <text:p>1.99011835656</text:p>
          </table:table-cell>
        </table:table-row>
        <table:table-row table:style-name="ro1">
          <table:table-cell office:value-type="float" office:value="6.5934973" calcext:value-type="float">
            <text:p>6.5934973</text:p>
          </table:table-cell>
          <table:table-cell table:formula="of:=[.A1417]*0.3048" office:value-type="float" office:value="2.00969797704" calcext:value-type="float">
            <text:p>2.00969797704</text:p>
          </table:table-cell>
        </table:table-row>
        <table:table-row table:style-name="ro1">
          <table:table-cell office:value-type="float" office:value="6.6581836" calcext:value-type="float">
            <text:p>6.6581836</text:p>
          </table:table-cell>
          <table:table-cell table:formula="of:=[.A1418]*0.3048" office:value-type="float" office:value="2.02941436128" calcext:value-type="float">
            <text:p>2.02941436128</text:p>
          </table:table-cell>
        </table:table-row>
        <table:table-row table:style-name="ro1">
          <table:table-cell office:value-type="float" office:value="6.7232971" calcext:value-type="float">
            <text:p>6.7232971</text:p>
          </table:table-cell>
          <table:table-cell table:formula="of:=[.A1419]*0.3048" office:value-type="float" office:value="2.04926095608" calcext:value-type="float">
            <text:p>2.04926095608</text:p>
          </table:table-cell>
        </table:table-row>
        <table:table-row table:style-name="ro1">
          <table:table-cell office:value-type="float" office:value="6.7888136" calcext:value-type="float">
            <text:p>6.7888136</text:p>
          </table:table-cell>
          <table:table-cell table:formula="of:=[.A1420]*0.3048" office:value-type="float" office:value="2.06923038528" calcext:value-type="float">
            <text:p>2.06923038528</text:p>
          </table:table-cell>
        </table:table-row>
        <table:table-row table:style-name="ro1">
          <table:table-cell office:value-type="float" office:value="6.8547158" calcext:value-type="float">
            <text:p>6.8547158</text:p>
          </table:table-cell>
          <table:table-cell table:formula="of:=[.A1421]*0.3048" office:value-type="float" office:value="2.08931737584" calcext:value-type="float">
            <text:p>2.08931737584</text:p>
          </table:table-cell>
        </table:table-row>
        <table:table-row table:style-name="ro1">
          <table:table-cell office:value-type="float" office:value="6.9209795" calcext:value-type="float">
            <text:p>6.9209795</text:p>
          </table:table-cell>
          <table:table-cell table:formula="of:=[.A1422]*0.3048" office:value-type="float" office:value="2.1095145516" calcext:value-type="float">
            <text:p>2.1095145516</text:p>
          </table:table-cell>
        </table:table-row>
        <table:table-row table:style-name="ro1">
          <table:table-cell office:value-type="float" office:value="6.9875889" calcext:value-type="float">
            <text:p>6.9875889</text:p>
          </table:table-cell>
          <table:table-cell table:formula="of:=[.A1423]*0.3048" office:value-type="float" office:value="2.12981709672" calcext:value-type="float">
            <text:p>2.12981709672</text:p>
          </table:table-cell>
        </table:table-row>
        <table:table-row table:style-name="ro1">
          <table:table-cell office:value-type="float" office:value="7.0545249" calcext:value-type="float">
            <text:p>7.0545249</text:p>
          </table:table-cell>
          <table:table-cell table:formula="of:=[.A1424]*0.3048" office:value-type="float" office:value="2.15021918952" calcext:value-type="float">
            <text:p>2.15021918952</text:p>
          </table:table-cell>
        </table:table-row>
        <table:table-row table:style-name="ro1">
          <table:table-cell office:value-type="float" office:value="7.1217651" calcext:value-type="float">
            <text:p>7.1217651</text:p>
          </table:table-cell>
          <table:table-cell table:formula="of:=[.A1425]*0.3048" office:value-type="float" office:value="2.17071400248" calcext:value-type="float">
            <text:p>2.17071400248</text:p>
          </table:table-cell>
        </table:table-row>
        <table:table-row table:style-name="ro1">
          <table:table-cell office:value-type="float" office:value="7.1892977" calcext:value-type="float">
            <text:p>7.1892977</text:p>
          </table:table-cell>
          <table:table-cell table:formula="of:=[.A1426]*0.3048" office:value-type="float" office:value="2.19129793896" calcext:value-type="float">
            <text:p>2.19129793896</text:p>
          </table:table-cell>
        </table:table-row>
        <table:table-row table:style-name="ro1">
          <table:table-cell office:value-type="float" office:value="7.2571039" calcext:value-type="float">
            <text:p>7.2571039</text:p>
          </table:table-cell>
          <table:table-cell table:formula="of:=[.A1427]*0.3048" office:value-type="float" office:value="2.21196526872" calcext:value-type="float">
            <text:p>2.21196526872</text:p>
          </table:table-cell>
        </table:table-row>
        <table:table-row table:style-name="ro1">
          <table:table-cell office:value-type="float" office:value="7.3251662" calcext:value-type="float">
            <text:p>7.3251662</text:p>
          </table:table-cell>
          <table:table-cell table:formula="of:=[.A1428]*0.3048" office:value-type="float" office:value="2.23271065776" calcext:value-type="float">
            <text:p>2.23271065776</text:p>
          </table:table-cell>
        </table:table-row>
        <table:table-row table:style-name="ro1">
          <table:table-cell office:value-type="float" office:value="7.3934712" calcext:value-type="float">
            <text:p>7.3934712</text:p>
          </table:table-cell>
          <table:table-cell table:formula="of:=[.A1429]*0.3048" office:value-type="float" office:value="2.25353002176" calcext:value-type="float">
            <text:p>2.25353002176</text:p>
          </table:table-cell>
        </table:table-row>
        <table:table-row table:style-name="ro1">
          <table:table-cell office:value-type="float" office:value="7.4620023" calcext:value-type="float">
            <text:p>7.4620023</text:p>
          </table:table-cell>
          <table:table-cell table:formula="of:=[.A1430]*0.3048" office:value-type="float" office:value="2.27441830104" calcext:value-type="float">
            <text:p>2.27441830104</text:p>
          </table:table-cell>
        </table:table-row>
        <table:table-row table:style-name="ro1">
          <table:table-cell office:value-type="float" office:value="7.5307436" calcext:value-type="float">
            <text:p>7.5307436</text:p>
          </table:table-cell>
          <table:table-cell table:formula="of:=[.A1431]*0.3048" office:value-type="float" office:value="2.29537064928" calcext:value-type="float">
            <text:p>2.29537064928</text:p>
          </table:table-cell>
        </table:table-row>
        <table:table-row table:style-name="ro1">
          <table:table-cell office:value-type="float" office:value="7.5996833" calcext:value-type="float">
            <text:p>7.5996833</text:p>
          </table:table-cell>
          <table:table-cell table:formula="of:=[.A1432]*0.3048" office:value-type="float" office:value="2.31638346984" calcext:value-type="float">
            <text:p>2.31638346984</text:p>
          </table:table-cell>
        </table:table-row>
        <table:table-row table:style-name="ro1">
          <table:table-cell office:value-type="float" office:value="7.6688089" calcext:value-type="float">
            <text:p>7.6688089</text:p>
          </table:table-cell>
          <table:table-cell table:formula="of:=[.A1433]*0.3048" office:value-type="float" office:value="2.33745295272" calcext:value-type="float">
            <text:p>2.33745295272</text:p>
          </table:table-cell>
        </table:table-row>
        <table:table-row table:style-name="ro1">
          <table:table-cell office:value-type="float" office:value="7.7381024" calcext:value-type="float">
            <text:p>7.7381024</text:p>
          </table:table-cell>
          <table:table-cell table:formula="of:=[.A1434]*0.3048" office:value-type="float" office:value="2.35857361152" calcext:value-type="float">
            <text:p>2.35857361152</text:p>
          </table:table-cell>
        </table:table-row>
        <table:table-row table:style-name="ro1">
          <table:table-cell office:value-type="float" office:value="7.8075519" calcext:value-type="float">
            <text:p>7.8075519</text:p>
          </table:table-cell>
          <table:table-cell table:formula="of:=[.A1435]*0.3048" office:value-type="float" office:value="2.37974181912" calcext:value-type="float">
            <text:p>2.37974181912</text:p>
          </table:table-cell>
        </table:table-row>
        <table:table-row table:style-name="ro1">
          <table:table-cell office:value-type="float" office:value="7.8771443" calcext:value-type="float">
            <text:p>7.8771443</text:p>
          </table:table-cell>
          <table:table-cell table:formula="of:=[.A1436]*0.3048" office:value-type="float" office:value="2.40095358264" calcext:value-type="float">
            <text:p>2.40095358264</text:p>
          </table:table-cell>
        </table:table-row>
        <table:table-row table:style-name="ro1">
          <table:table-cell office:value-type="float" office:value="7.9468665" calcext:value-type="float">
            <text:p>7.9468665</text:p>
          </table:table-cell>
          <table:table-cell table:formula="of:=[.A1437]*0.3048" office:value-type="float" office:value="2.4222049092" calcext:value-type="float">
            <text:p>2.4222049092</text:p>
          </table:table-cell>
        </table:table-row>
        <table:table-row table:style-name="ro1">
          <table:table-cell office:value-type="float" office:value="8.016696" calcext:value-type="float">
            <text:p>8.016696</text:p>
          </table:table-cell>
          <table:table-cell table:formula="of:=[.A1438]*0.3048" office:value-type="float" office:value="2.4434889408" calcext:value-type="float">
            <text:p>2.4434889408</text:p>
          </table:table-cell>
        </table:table-row>
        <table:table-row table:style-name="ro1">
          <table:table-cell office:value-type="float" office:value="8.0866232" calcext:value-type="float">
            <text:p>8.0866232</text:p>
          </table:table-cell>
          <table:table-cell table:formula="of:=[.A1439]*0.3048" office:value-type="float" office:value="2.46480275136" calcext:value-type="float">
            <text:p>2.46480275136</text:p>
          </table:table-cell>
        </table:table-row>
        <table:table-row table:style-name="ro1">
          <table:table-cell office:value-type="float" office:value="8.156631" calcext:value-type="float">
            <text:p>8.156631</text:p>
          </table:table-cell>
          <table:table-cell table:formula="of:=[.A1440]*0.3048" office:value-type="float" office:value="2.4861411288" calcext:value-type="float">
            <text:p>2.4861411288</text:p>
          </table:table-cell>
        </table:table-row>
        <table:table-row table:style-name="ro1">
          <table:table-cell office:value-type="float" office:value="8.2266984" calcext:value-type="float">
            <text:p>8.2266984</text:p>
          </table:table-cell>
          <table:table-cell table:formula="of:=[.A1441]*0.3048" office:value-type="float" office:value="2.50749767232" calcext:value-type="float">
            <text:p>2.50749767232</text:p>
          </table:table-cell>
        </table:table-row>
        <table:table-row table:style-name="ro1">
          <table:table-cell office:value-type="float" office:value="8.2968097" calcext:value-type="float">
            <text:p>8.2968097</text:p>
          </table:table-cell>
          <table:table-cell table:formula="of:=[.A1442]*0.3048" office:value-type="float" office:value="2.52886759656" calcext:value-type="float">
            <text:p>2.52886759656</text:p>
          </table:table-cell>
        </table:table-row>
        <table:table-row table:style-name="ro1">
          <table:table-cell office:value-type="float" office:value="8.3669472" calcext:value-type="float">
            <text:p>8.3669472</text:p>
          </table:table-cell>
          <table:table-cell table:formula="of:=[.A1443]*0.3048" office:value-type="float" office:value="2.55024550656" calcext:value-type="float">
            <text:p>2.55024550656</text:p>
          </table:table-cell>
        </table:table-row>
        <table:table-row table:style-name="ro1">
          <table:table-cell office:value-type="float" office:value="8.4370794" calcext:value-type="float">
            <text:p>8.4370794</text:p>
          </table:table-cell>
          <table:table-cell table:formula="of:=[.A1444]*0.3048" office:value-type="float" office:value="2.57162180112" calcext:value-type="float">
            <text:p>2.57162180112</text:p>
          </table:table-cell>
        </table:table-row>
        <table:table-row table:style-name="ro1">
          <table:table-cell office:value-type="float" office:value="8.5071869" calcext:value-type="float">
            <text:p>8.5071869</text:p>
          </table:table-cell>
          <table:table-cell table:formula="of:=[.A1445]*0.3048" office:value-type="float" office:value="2.59299056712" calcext:value-type="float">
            <text:p>2.59299056712</text:p>
          </table:table-cell>
        </table:table-row>
        <table:table-row table:style-name="ro1">
          <table:table-cell office:value-type="float" office:value="8.5772419" calcext:value-type="float">
            <text:p>8.5772419</text:p>
          </table:table-cell>
          <table:table-cell table:formula="of:=[.A1446]*0.3048" office:value-type="float" office:value="2.61434333112" calcext:value-type="float">
            <text:p>2.61434333112</text:p>
          </table:table-cell>
        </table:table-row>
        <table:table-row table:style-name="ro1">
          <table:table-cell office:value-type="float" office:value="8.647212" calcext:value-type="float">
            <text:p>8.647212</text:p>
          </table:table-cell>
          <table:table-cell table:formula="of:=[.A1447]*0.3048" office:value-type="float" office:value="2.6356702176" calcext:value-type="float">
            <text:p>2.6356702176</text:p>
          </table:table-cell>
        </table:table-row>
        <table:table-row table:style-name="ro1">
          <table:table-cell office:value-type="float" office:value="8.7170653" calcext:value-type="float">
            <text:p>8.7170653</text:p>
          </table:table-cell>
          <table:table-cell table:formula="of:=[.A1448]*0.3048" office:value-type="float" office:value="2.65696150344" calcext:value-type="float">
            <text:p>2.65696150344</text:p>
          </table:table-cell>
        </table:table-row>
        <table:table-row table:style-name="ro1">
          <table:table-cell office:value-type="float" office:value="8.7867656" calcext:value-type="float">
            <text:p>8.7867656</text:p>
          </table:table-cell>
          <table:table-cell table:formula="of:=[.A1449]*0.3048" office:value-type="float" office:value="2.67820615488" calcext:value-type="float">
            <text:p>2.67820615488</text:p>
          </table:table-cell>
        </table:table-row>
        <table:table-row table:style-name="ro1">
          <table:table-cell office:value-type="float" office:value="8.8562741" calcext:value-type="float">
            <text:p>8.8562741</text:p>
          </table:table-cell>
          <table:table-cell table:formula="of:=[.A1450]*0.3048" office:value-type="float" office:value="2.69939234568" calcext:value-type="float">
            <text:p>2.69939234568</text:p>
          </table:table-cell>
        </table:table-row>
        <table:table-row table:style-name="ro1">
          <table:table-cell office:value-type="float" office:value="8.9255557" calcext:value-type="float">
            <text:p>8.9255557</text:p>
          </table:table-cell>
          <table:table-cell table:formula="of:=[.A1451]*0.3048" office:value-type="float" office:value="2.72050937736" calcext:value-type="float">
            <text:p>2.72050937736</text:p>
          </table:table-cell>
        </table:table-row>
        <table:table-row table:style-name="ro1">
          <table:table-cell office:value-type="float" office:value="8.9945621" calcext:value-type="float">
            <text:p>8.9945621</text:p>
          </table:table-cell>
          <table:table-cell table:formula="of:=[.A1452]*0.3048" office:value-type="float" office:value="2.74154252808" calcext:value-type="float">
            <text:p>2.74154252808</text:p>
          </table:table-cell>
        </table:table-row>
        <table:table-row table:style-name="ro1">
          <table:table-cell office:value-type="float" office:value="9.063251" calcext:value-type="float">
            <text:p>9.063251</text:p>
          </table:table-cell>
          <table:table-cell table:formula="of:=[.A1453]*0.3048" office:value-type="float" office:value="2.7624789048" calcext:value-type="float">
            <text:p>2.7624789048</text:p>
          </table:table-cell>
        </table:table-row>
        <table:table-row table:style-name="ro1">
          <table:table-cell office:value-type="float" office:value="9.1315789" calcext:value-type="float">
            <text:p>9.1315789</text:p>
          </table:table-cell>
          <table:table-cell table:formula="of:=[.A1454]*0.3048" office:value-type="float" office:value="2.78330524872" calcext:value-type="float">
            <text:p>2.78330524872</text:p>
          </table:table-cell>
        </table:table-row>
        <table:table-row table:style-name="ro1">
          <table:table-cell office:value-type="float" office:value="9.1994915" calcext:value-type="float">
            <text:p>9.1994915</text:p>
          </table:table-cell>
          <table:table-cell table:formula="of:=[.A1455]*0.3048" office:value-type="float" office:value="2.8040050092" calcext:value-type="float">
            <text:p>2.8040050092</text:p>
          </table:table-cell>
        </table:table-row>
        <table:table-row table:style-name="ro1">
          <table:table-cell office:value-type="float" office:value="9.2669406" calcext:value-type="float">
            <text:p>9.2669406</text:p>
          </table:table-cell>
          <table:table-cell table:formula="of:=[.A1456]*0.3048" office:value-type="float" office:value="2.82456349488" calcext:value-type="float">
            <text:p>2.82456349488</text:p>
          </table:table-cell>
        </table:table-row>
        <table:table-row table:style-name="ro1">
          <table:table-cell office:value-type="float" office:value="9.3338728" calcext:value-type="float">
            <text:p>9.3338728</text:p>
          </table:table-cell>
          <table:table-cell table:formula="of:=[.A1457]*0.3048" office:value-type="float" office:value="2.84496442944" calcext:value-type="float">
            <text:p>2.84496442944</text:p>
          </table:table-cell>
        </table:table-row>
        <table:table-row table:style-name="ro1">
          <table:table-cell office:value-type="float" office:value="9.4002366" calcext:value-type="float">
            <text:p>9.4002366</text:p>
          </table:table-cell>
          <table:table-cell table:formula="of:=[.A1458]*0.3048" office:value-type="float" office:value="2.86519211568" calcext:value-type="float">
            <text:p>2.86519211568</text:p>
          </table:table-cell>
        </table:table-row>
        <table:table-row table:style-name="ro1">
          <table:table-cell office:value-type="float" office:value="9.4659762" calcext:value-type="float">
            <text:p>9.4659762</text:p>
          </table:table-cell>
          <table:table-cell table:formula="of:=[.A1459]*0.3048" office:value-type="float" office:value="2.88522954576" calcext:value-type="float">
            <text:p>2.88522954576</text:p>
          </table:table-cell>
        </table:table-row>
        <table:table-row table:style-name="ro1">
          <table:table-cell office:value-type="float" office:value="9.5310421" calcext:value-type="float">
            <text:p>9.5310421</text:p>
          </table:table-cell>
          <table:table-cell table:formula="of:=[.A1460]*0.3048" office:value-type="float" office:value="2.90506163208" calcext:value-type="float">
            <text:p>2.90506163208</text:p>
          </table:table-cell>
        </table:table-row>
        <table:table-row table:style-name="ro1">
          <table:table-cell office:value-type="float" office:value="9.5953779" calcext:value-type="float">
            <text:p>9.5953779</text:p>
          </table:table-cell>
          <table:table-cell table:formula="of:=[.A1461]*0.3048" office:value-type="float" office:value="2.92467118392" calcext:value-type="float">
            <text:p>2.92467118392</text:p>
          </table:table-cell>
        </table:table-row>
        <table:table-row table:style-name="ro1">
          <table:table-cell office:value-type="float" office:value="9.6589384" calcext:value-type="float">
            <text:p>9.6589384</text:p>
          </table:table-cell>
          <table:table-cell table:formula="of:=[.A1462]*0.3048" office:value-type="float" office:value="2.94404442432" calcext:value-type="float">
            <text:p>2.94404442432</text:p>
          </table:table-cell>
        </table:table-row>
        <table:table-row table:style-name="ro1">
          <table:table-cell office:value-type="float" office:value="9.7216711" calcext:value-type="float">
            <text:p>9.7216711</text:p>
          </table:table-cell>
          <table:table-cell table:formula="of:=[.A1463]*0.3048" office:value-type="float" office:value="2.96316535128" calcext:value-type="float">
            <text:p>2.96316535128</text:p>
          </table:table-cell>
        </table:table-row>
        <table:table-row table:style-name="ro1">
          <table:table-cell office:value-type="float" office:value="9.7835302" calcext:value-type="float">
            <text:p>9.7835302</text:p>
          </table:table-cell>
          <table:table-cell table:formula="of:=[.A1464]*0.3048" office:value-type="float" office:value="2.98202000496" calcext:value-type="float">
            <text:p>2.98202000496</text:p>
          </table:table-cell>
        </table:table-row>
        <table:table-row table:style-name="ro1">
          <table:table-cell office:value-type="float" office:value="9.8444691" calcext:value-type="float">
            <text:p>9.8444691</text:p>
          </table:table-cell>
          <table:table-cell table:formula="of:=[.A1465]*0.3048" office:value-type="float" office:value="3.00059418168" calcext:value-type="float">
            <text:p>3.00059418168</text:p>
          </table:table-cell>
        </table:table-row>
        <table:table-row table:style-name="ro1">
          <table:table-cell office:value-type="float" office:value="9.9044495" calcext:value-type="float">
            <text:p>9.9044495</text:p>
          </table:table-cell>
          <table:table-cell table:formula="of:=[.A1466]*0.3048" office:value-type="float" office:value="3.0188762076" calcext:value-type="float">
            <text:p>3.0188762076</text:p>
          </table:table-cell>
        </table:table-row>
        <table:table-row table:style-name="ro1">
          <table:table-cell office:value-type="float" office:value="9.9634323" calcext:value-type="float">
            <text:p>9.9634323</text:p>
          </table:table-cell>
          <table:table-cell table:formula="of:=[.A1467]*0.3048" office:value-type="float" office:value="3.03685416504" calcext:value-type="float">
            <text:p>3.03685416504</text:p>
          </table:table-cell>
        </table:table-row>
        <table:table-row table:style-name="ro1">
          <table:table-cell office:value-type="float" office:value="10.0213795" calcext:value-type="float">
            <text:p>10.0213795</text:p>
          </table:table-cell>
          <table:table-cell table:formula="of:=[.A1468]*0.3048" office:value-type="float" office:value="3.0545164716" calcext:value-type="float">
            <text:p>3.0545164716</text:p>
          </table:table-cell>
        </table:table-row>
        <table:table-row table:style-name="ro1">
          <table:table-cell office:value-type="float" office:value="10.0782633" calcext:value-type="float">
            <text:p>10.0782633</text:p>
          </table:table-cell>
          <table:table-cell table:formula="of:=[.A1469]*0.3048" office:value-type="float" office:value="3.07185465384" calcext:value-type="float">
            <text:p>3.07185465384</text:p>
          </table:table-cell>
        </table:table-row>
        <table:table-row table:style-name="ro1">
          <table:table-cell office:value-type="float" office:value="10.1340542" calcext:value-type="float">
            <text:p>10.1340542</text:p>
          </table:table-cell>
          <table:table-cell table:formula="of:=[.A1470]*0.3048" office:value-type="float" office:value="3.08885972016" calcext:value-type="float">
            <text:p>3.08885972016</text:p>
          </table:table-cell>
        </table:table-row>
        <table:table-row table:style-name="ro1">
          <table:table-cell office:value-type="float" office:value="10.1887264" calcext:value-type="float">
            <text:p>10.1887264</text:p>
          </table:table-cell>
          <table:table-cell table:formula="of:=[.A1471]*0.3048" office:value-type="float" office:value="3.10552380672" calcext:value-type="float">
            <text:p>3.10552380672</text:p>
          </table:table-cell>
        </table:table-row>
        <table:table-row table:style-name="ro1">
          <table:table-cell office:value-type="float" office:value="10.2422619" calcext:value-type="float">
            <text:p>10.2422619</text:p>
          </table:table-cell>
          <table:table-cell table:formula="of:=[.A1472]*0.3048" office:value-type="float" office:value="3.12184142712" calcext:value-type="float">
            <text:p>3.12184142712</text:p>
          </table:table-cell>
        </table:table-row>
        <table:table-row table:style-name="ro1">
          <table:table-cell office:value-type="float" office:value="10.2946434" calcext:value-type="float">
            <text:p>10.2946434</text:p>
          </table:table-cell>
          <table:table-cell table:formula="of:=[.A1473]*0.3048" office:value-type="float" office:value="3.13780730832" calcext:value-type="float">
            <text:p>3.13780730832</text:p>
          </table:table-cell>
        </table:table-row>
        <table:table-row table:style-name="ro1">
          <table:table-cell office:value-type="float" office:value="10.3458595" calcext:value-type="float">
            <text:p>10.3458595</text:p>
          </table:table-cell>
          <table:table-cell table:formula="of:=[.A1474]*0.3048" office:value-type="float" office:value="3.1534179756" calcext:value-type="float">
            <text:p>3.1534179756</text:p>
          </table:table-cell>
        </table:table-row>
        <table:table-row table:style-name="ro1">
          <table:table-cell office:value-type="float" office:value="10.3959036" calcext:value-type="float">
            <text:p>10.3959036</text:p>
          </table:table-cell>
          <table:table-cell table:formula="of:=[.A1475]*0.3048" office:value-type="float" office:value="3.16867141728" calcext:value-type="float">
            <text:p>3.16867141728</text:p>
          </table:table-cell>
        </table:table-row>
        <table:table-row table:style-name="ro1">
          <table:table-cell office:value-type="float" office:value="10.4447699" calcext:value-type="float">
            <text:p>10.4447699</text:p>
          </table:table-cell>
          <table:table-cell table:formula="of:=[.A1476]*0.3048" office:value-type="float" office:value="3.18356586552" calcext:value-type="float">
            <text:p>3.18356586552</text:p>
          </table:table-cell>
        </table:table-row>
        <table:table-row table:style-name="ro1">
          <table:table-cell office:value-type="float" office:value="10.4924545" calcext:value-type="float">
            <text:p>10.4924545</text:p>
          </table:table-cell>
          <table:table-cell table:formula="of:=[.A1477]*0.3048" office:value-type="float" office:value="3.1981001316" calcext:value-type="float">
            <text:p>3.1981001316</text:p>
          </table:table-cell>
        </table:table-row>
        <table:table-row table:style-name="ro1">
          <table:table-cell office:value-type="float" office:value="10.5389662" calcext:value-type="float">
            <text:p>10.5389662</text:p>
          </table:table-cell>
          <table:table-cell table:formula="of:=[.A1478]*0.3048" office:value-type="float" office:value="3.21227689776" calcext:value-type="float">
            <text:p>3.21227689776</text:p>
          </table:table-cell>
        </table:table-row>
        <table:table-row table:style-name="ro1">
          <table:table-cell office:value-type="float" office:value="10.5843086" calcext:value-type="float">
            <text:p>10.5843086</text:p>
          </table:table-cell>
          <table:table-cell table:formula="of:=[.A1479]*0.3048" office:value-type="float" office:value="3.22609726128" calcext:value-type="float">
            <text:p>3.22609726128</text:p>
          </table:table-cell>
        </table:table-row>
        <table:table-row table:style-name="ro1">
          <table:table-cell office:value-type="float" office:value="10.6284857" calcext:value-type="float">
            <text:p>10.6284857</text:p>
          </table:table-cell>
          <table:table-cell table:formula="of:=[.A1480]*0.3048" office:value-type="float" office:value="3.23956244136" calcext:value-type="float">
            <text:p>3.23956244136</text:p>
          </table:table-cell>
        </table:table-row>
        <table:table-row table:style-name="ro1">
          <table:table-cell office:value-type="float" office:value="10.6715164" calcext:value-type="float">
            <text:p>10.6715164</text:p>
          </table:table-cell>
          <table:table-cell table:formula="of:=[.A1481]*0.3048" office:value-type="float" office:value="3.25267819872" calcext:value-type="float">
            <text:p>3.25267819872</text:p>
          </table:table-cell>
        </table:table-row>
        <table:table-row table:style-name="ro1">
          <table:table-cell office:value-type="float" office:value="10.7134094" calcext:value-type="float">
            <text:p>10.7134094</text:p>
          </table:table-cell>
          <table:table-cell table:formula="of:=[.A1482]*0.3048" office:value-type="float" office:value="3.26544718512" calcext:value-type="float">
            <text:p>3.26544718512</text:p>
          </table:table-cell>
        </table:table-row>
        <table:table-row table:style-name="ro1">
          <table:table-cell office:value-type="float" office:value="10.7541819" calcext:value-type="float">
            <text:p>10.7541819</text:p>
          </table:table-cell>
          <table:table-cell table:formula="of:=[.A1483]*0.3048" office:value-type="float" office:value="3.27787464312" calcext:value-type="float">
            <text:p>3.27787464312</text:p>
          </table:table-cell>
        </table:table-row>
        <table:table-row table:style-name="ro1">
          <table:table-cell office:value-type="float" office:value="10.7938519" calcext:value-type="float">
            <text:p>10.7938519</text:p>
          </table:table-cell>
          <table:table-cell table:formula="of:=[.A1484]*0.3048" office:value-type="float" office:value="3.28996605912" calcext:value-type="float">
            <text:p>3.28996605912</text:p>
          </table:table-cell>
        </table:table-row>
        <table:table-row table:style-name="ro1">
          <table:table-cell office:value-type="float" office:value="10.8324432" calcext:value-type="float">
            <text:p>10.8324432</text:p>
          </table:table-cell>
          <table:table-cell table:formula="of:=[.A1485]*0.3048" office:value-type="float" office:value="3.30172868736" calcext:value-type="float">
            <text:p>3.30172868736</text:p>
          </table:table-cell>
        </table:table-row>
        <table:table-row table:style-name="ro1">
          <table:table-cell office:value-type="float" office:value="10.8699741" calcext:value-type="float">
            <text:p>10.8699741</text:p>
          </table:table-cell>
          <table:table-cell table:formula="of:=[.A1486]*0.3048" office:value-type="float" office:value="3.31316810568" calcext:value-type="float">
            <text:p>3.31316810568</text:p>
          </table:table-cell>
        </table:table-row>
        <table:table-row table:style-name="ro1">
          <table:table-cell office:value-type="float" office:value="10.9064655" calcext:value-type="float">
            <text:p>10.9064655</text:p>
          </table:table-cell>
          <table:table-cell table:formula="of:=[.A1487]*0.3048" office:value-type="float" office:value="3.3242906844" calcext:value-type="float">
            <text:p>3.3242906844</text:p>
          </table:table-cell>
        </table:table-row>
        <table:table-row table:style-name="ro1">
          <table:table-cell office:value-type="float" office:value="10.9419403" calcext:value-type="float">
            <text:p>10.9419403</text:p>
          </table:table-cell>
          <table:table-cell table:formula="of:=[.A1488]*0.3048" office:value-type="float" office:value="3.33510340344" calcext:value-type="float">
            <text:p>3.33510340344</text:p>
          </table:table-cell>
        </table:table-row>
        <table:table-row table:style-name="ro1">
          <table:table-cell office:value-type="float" office:value="10.9764175" calcext:value-type="float">
            <text:p>10.9764175</text:p>
          </table:table-cell>
          <table:table-cell table:formula="of:=[.A1489]*0.3048" office:value-type="float" office:value="3.345612054" calcext:value-type="float">
            <text:p>3.345612054</text:p>
          </table:table-cell>
        </table:table-row>
        <table:table-row table:style-name="ro1">
          <table:table-cell office:value-type="float" office:value="11.0099154" calcext:value-type="float">
            <text:p>11.0099154</text:p>
          </table:table-cell>
          <table:table-cell table:formula="of:=[.A1490]*0.3048" office:value-type="float" office:value="3.35582221392" calcext:value-type="float">
            <text:p>3.35582221392</text:p>
          </table:table-cell>
        </table:table-row>
        <table:table-row table:style-name="ro1">
          <table:table-cell office:value-type="float" office:value="11.0424557" calcext:value-type="float">
            <text:p>11.0424557</text:p>
          </table:table-cell>
          <table:table-cell table:formula="of:=[.A1491]*0.3048" office:value-type="float" office:value="3.36574049736" calcext:value-type="float">
            <text:p>3.36574049736</text:p>
          </table:table-cell>
        </table:table-row>
        <table:table-row table:style-name="ro1">
          <table:table-cell office:value-type="float" office:value="11.0740585" calcext:value-type="float">
            <text:p>11.0740585</text:p>
          </table:table-cell>
          <table:table-cell table:formula="of:=[.A1492]*0.3048" office:value-type="float" office:value="3.3753730308" calcext:value-type="float">
            <text:p>3.3753730308</text:p>
          </table:table-cell>
        </table:table-row>
        <table:table-row table:style-name="ro1">
          <table:table-cell office:value-type="float" office:value="11.1047382" calcext:value-type="float">
            <text:p>11.1047382</text:p>
          </table:table-cell>
          <table:table-cell table:formula="of:=[.A1493]*0.3048" office:value-type="float" office:value="3.38472420336" calcext:value-type="float">
            <text:p>3.38472420336</text:p>
          </table:table-cell>
        </table:table-row>
        <table:table-row table:style-name="ro1">
          <table:table-cell office:value-type="float" office:value="11.1345148" calcext:value-type="float">
            <text:p>11.1345148</text:p>
          </table:table-cell>
          <table:table-cell table:formula="of:=[.A1494]*0.3048" office:value-type="float" office:value="3.39380011104" calcext:value-type="float">
            <text:p>3.39380011104</text:p>
          </table:table-cell>
        </table:table-row>
        <table:table-row table:style-name="ro1">
          <table:table-cell office:value-type="float" office:value="11.1634007" calcext:value-type="float">
            <text:p>11.1634007</text:p>
          </table:table-cell>
          <table:table-cell table:formula="of:=[.A1495]*0.3048" office:value-type="float" office:value="3.40260453336" calcext:value-type="float">
            <text:p>3.40260453336</text:p>
          </table:table-cell>
        </table:table-row>
        <table:table-row table:style-name="ro1">
          <table:table-cell office:value-type="float" office:value="11.1914148" calcext:value-type="float">
            <text:p>11.1914148</text:p>
          </table:table-cell>
          <table:table-cell table:formula="of:=[.A1496]*0.3048" office:value-type="float" office:value="3.41114323104" calcext:value-type="float">
            <text:p>3.41114323104</text:p>
          </table:table-cell>
        </table:table-row>
        <table:table-row table:style-name="ro1">
          <table:table-cell office:value-type="float" office:value="11.2185698" calcext:value-type="float">
            <text:p>11.2185698</text:p>
          </table:table-cell>
          <table:table-cell table:formula="of:=[.A1497]*0.3048" office:value-type="float" office:value="3.41942007504" calcext:value-type="float">
            <text:p>3.41942007504</text:p>
          </table:table-cell>
        </table:table-row>
        <table:table-row table:style-name="ro1">
          <table:table-cell office:value-type="float" office:value="11.2448759" calcext:value-type="float">
            <text:p>11.2448759</text:p>
          </table:table-cell>
          <table:table-cell table:formula="of:=[.A1498]*0.3048" office:value-type="float" office:value="3.42743817432" calcext:value-type="float">
            <text:p>3.42743817432</text:p>
          </table:table-cell>
        </table:table-row>
        <table:table-row table:style-name="ro1">
          <table:table-cell office:value-type="float" office:value="11.2703495" calcext:value-type="float">
            <text:p>11.2703495</text:p>
          </table:table-cell>
          <table:table-cell table:formula="of:=[.A1499]*0.3048" office:value-type="float" office:value="3.4352025276" calcext:value-type="float">
            <text:p>3.4352025276</text:p>
          </table:table-cell>
        </table:table-row>
        <table:table-row table:style-name="ro1">
          <table:table-cell office:value-type="float" office:value="11.2950029" calcext:value-type="float">
            <text:p>11.2950029</text:p>
          </table:table-cell>
          <table:table-cell table:formula="of:=[.A1500]*0.3048" office:value-type="float" office:value="3.44271688392" calcext:value-type="float">
            <text:p>3.44271688392</text:p>
          </table:table-cell>
        </table:table-row>
        <table:table-row table:style-name="ro1">
          <table:table-cell office:value-type="float" office:value="11.3188438" calcext:value-type="float">
            <text:p>11.3188438</text:p>
          </table:table-cell>
          <table:table-cell table:formula="of:=[.A1501]*0.3048" office:value-type="float" office:value="3.44998359024" calcext:value-type="float">
            <text:p>3.44998359024</text:p>
          </table:table-cell>
        </table:table-row>
        <table:table-row table:style-name="ro1">
          <table:table-cell office:value-type="float" office:value="11.3418894" calcext:value-type="float">
            <text:p>11.3418894</text:p>
          </table:table-cell>
          <table:table-cell table:formula="of:=[.A1502]*0.3048" office:value-type="float" office:value="3.45700788912" calcext:value-type="float">
            <text:p>3.45700788912</text:p>
          </table:table-cell>
        </table:table-row>
        <table:table-row table:style-name="ro1">
          <table:table-cell office:value-type="float" office:value="11.3641481" calcext:value-type="float">
            <text:p>11.3641481</text:p>
          </table:table-cell>
          <table:table-cell table:formula="of:=[.A1503]*0.3048" office:value-type="float" office:value="3.46379234088" calcext:value-type="float">
            <text:p>3.46379234088</text:p>
          </table:table-cell>
        </table:table-row>
        <table:table-row table:style-name="ro1">
          <table:table-cell office:value-type="float" office:value="11.3856306" calcext:value-type="float">
            <text:p>11.3856306</text:p>
          </table:table-cell>
          <table:table-cell table:formula="of:=[.A1504]*0.3048" office:value-type="float" office:value="3.47034020688" calcext:value-type="float">
            <text:p>3.47034020688</text:p>
          </table:table-cell>
        </table:table-row>
        <table:table-row table:style-name="ro1">
          <table:table-cell office:value-type="float" office:value="11.4063511" calcext:value-type="float">
            <text:p>11.4063511</text:p>
          </table:table-cell>
          <table:table-cell table:formula="of:=[.A1505]*0.3048" office:value-type="float" office:value="3.47665581528" calcext:value-type="float">
            <text:p>3.47665581528</text:p>
          </table:table-cell>
        </table:table-row>
        <table:table-row table:style-name="ro1">
          <table:table-cell office:value-type="float" office:value="11.426321" calcext:value-type="float">
            <text:p>11.426321</text:p>
          </table:table-cell>
          <table:table-cell table:formula="of:=[.A1506]*0.3048" office:value-type="float" office:value="3.4827426408" calcext:value-type="float">
            <text:p>3.4827426408</text:p>
          </table:table-cell>
        </table:table-row>
        <table:table-row table:style-name="ro1">
          <table:table-cell office:value-type="float" office:value="11.44555" calcext:value-type="float">
            <text:p>11.44555</text:p>
          </table:table-cell>
          <table:table-cell table:formula="of:=[.A1507]*0.3048" office:value-type="float" office:value="3.48860364" calcext:value-type="float">
            <text:p>3.48860364</text:p>
          </table:table-cell>
        </table:table-row>
        <table:table-row table:style-name="ro1">
          <table:table-cell office:value-type="float" office:value="11.464056" calcext:value-type="float">
            <text:p>11.464056</text:p>
          </table:table-cell>
          <table:table-cell table:formula="of:=[.A1508]*0.3048" office:value-type="float" office:value="3.4942442688" calcext:value-type="float">
            <text:p>3.4942442688</text:p>
          </table:table-cell>
        </table:table-row>
        <table:table-row table:style-name="ro1">
          <table:table-cell office:value-type="float" office:value="11.4818506" calcext:value-type="float">
            <text:p>11.4818506</text:p>
          </table:table-cell>
          <table:table-cell table:formula="of:=[.A1509]*0.3048" office:value-type="float" office:value="3.49966806288" calcext:value-type="float">
            <text:p>3.49966806288</text:p>
          </table:table-cell>
        </table:table-row>
        <table:table-row table:style-name="ro1">
          <table:table-cell office:value-type="float" office:value="11.4989481" calcext:value-type="float">
            <text:p>11.4989481</text:p>
          </table:table-cell>
          <table:table-cell table:formula="of:=[.A1510]*0.3048" office:value-type="float" office:value="3.50487938088" calcext:value-type="float">
            <text:p>3.50487938088</text:p>
          </table:table-cell>
        </table:table-row>
        <table:table-row table:style-name="ro1">
          <table:table-cell office:value-type="float" office:value="11.515366" calcext:value-type="float">
            <text:p>11.515366</text:p>
          </table:table-cell>
          <table:table-cell table:formula="of:=[.A1511]*0.3048" office:value-type="float" office:value="3.5098835568" calcext:value-type="float">
            <text:p>3.5098835568</text:p>
          </table:table-cell>
        </table:table-row>
        <table:table-row table:style-name="ro1">
          <table:table-cell office:value-type="float" office:value="11.531118" calcext:value-type="float">
            <text:p>11.531118</text:p>
          </table:table-cell>
          <table:table-cell table:formula="of:=[.A1512]*0.3048" office:value-type="float" office:value="3.5146847664" calcext:value-type="float">
            <text:p>3.5146847664</text:p>
          </table:table-cell>
        </table:table-row>
        <table:table-row table:style-name="ro1">
          <table:table-cell office:value-type="float" office:value="11.546224" calcext:value-type="float">
            <text:p>11.546224</text:p>
          </table:table-cell>
          <table:table-cell table:formula="of:=[.A1513]*0.3048" office:value-type="float" office:value="3.5192890752" calcext:value-type="float">
            <text:p>3.5192890752</text:p>
          </table:table-cell>
        </table:table-row>
        <table:table-row table:style-name="ro1">
          <table:table-cell office:value-type="float" office:value="11.560699" calcext:value-type="float">
            <text:p>11.560699</text:p>
          </table:table-cell>
          <table:table-cell table:formula="of:=[.A1514]*0.3048" office:value-type="float" office:value="3.5237010552" calcext:value-type="float">
            <text:p>3.5237010552</text:p>
          </table:table-cell>
        </table:table-row>
        <table:table-row table:style-name="ro1">
          <table:table-cell office:value-type="float" office:value="11.574565" calcext:value-type="float">
            <text:p>11.574565</text:p>
          </table:table-cell>
          <table:table-cell table:formula="of:=[.A1515]*0.3048" office:value-type="float" office:value="3.527927412" calcext:value-type="float">
            <text:p>3.527927412</text:p>
          </table:table-cell>
        </table:table-row>
        <table:table-row table:style-name="ro1">
          <table:table-cell office:value-type="float" office:value="11.587833" calcext:value-type="float">
            <text:p>11.587833</text:p>
          </table:table-cell>
          <table:table-cell table:formula="of:=[.A1516]*0.3048" office:value-type="float" office:value="3.5319714984" calcext:value-type="float">
            <text:p>3.5319714984</text:p>
          </table:table-cell>
        </table:table-row>
        <table:table-row table:style-name="ro1">
          <table:table-cell office:value-type="float" office:value="11.600529" calcext:value-type="float">
            <text:p>11.600529</text:p>
          </table:table-cell>
          <table:table-cell table:formula="of:=[.A1517]*0.3048" office:value-type="float" office:value="3.5358412392" calcext:value-type="float">
            <text:p>3.5358412392</text:p>
          </table:table-cell>
        </table:table-row>
        <table:table-row table:style-name="ro1">
          <table:table-cell office:value-type="float" office:value="11.612667" calcext:value-type="float">
            <text:p>11.612667</text:p>
          </table:table-cell>
          <table:table-cell table:formula="of:=[.A1518]*0.3048" office:value-type="float" office:value="3.5395409016" calcext:value-type="float">
            <text:p>3.5395409016</text:p>
          </table:table-cell>
        </table:table-row>
        <table:table-row table:style-name="ro1">
          <table:table-cell office:value-type="float" office:value="11.624269" calcext:value-type="float">
            <text:p>11.624269</text:p>
          </table:table-cell>
          <table:table-cell table:formula="of:=[.A1519]*0.3048" office:value-type="float" office:value="3.5430771912" calcext:value-type="float">
            <text:p>3.5430771912</text:p>
          </table:table-cell>
        </table:table-row>
        <table:table-row table:style-name="ro1">
          <table:table-cell office:value-type="float" office:value="11.635352" calcext:value-type="float">
            <text:p>11.635352</text:p>
          </table:table-cell>
          <table:table-cell table:formula="of:=[.A1520]*0.3048" office:value-type="float" office:value="3.5464552896" calcext:value-type="float">
            <text:p>3.5464552896</text:p>
          </table:table-cell>
        </table:table-row>
        <table:table-row table:style-name="ro1">
          <table:table-cell office:value-type="float" office:value="11.645937" calcext:value-type="float">
            <text:p>11.645937</text:p>
          </table:table-cell>
          <table:table-cell table:formula="of:=[.A1521]*0.3048" office:value-type="float" office:value="3.5496815976" calcext:value-type="float">
            <text:p>3.5496815976</text:p>
          </table:table-cell>
        </table:table-row>
        <table:table-row table:style-name="ro1">
          <table:table-cell office:value-type="float" office:value="11.656037" calcext:value-type="float">
            <text:p>11.656037</text:p>
          </table:table-cell>
          <table:table-cell table:formula="of:=[.A1522]*0.3048" office:value-type="float" office:value="3.5527600776" calcext:value-type="float">
            <text:p>3.5527600776</text:p>
          </table:table-cell>
        </table:table-row>
        <table:table-row table:style-name="ro1">
          <table:table-cell office:value-type="float" office:value="11.665675" calcext:value-type="float">
            <text:p>11.665675</text:p>
          </table:table-cell>
          <table:table-cell table:formula="of:=[.A1523]*0.3048" office:value-type="float" office:value="3.55569774" calcext:value-type="float">
            <text:p>3.55569774</text:p>
          </table:table-cell>
        </table:table-row>
        <table:table-row table:style-name="ro1">
          <table:table-cell office:value-type="float" office:value="11.674865" calcext:value-type="float">
            <text:p>11.674865</text:p>
          </table:table-cell>
          <table:table-cell table:formula="of:=[.A1524]*0.3048" office:value-type="float" office:value="3.558498852" calcext:value-type="float">
            <text:p>3.558498852</text:p>
          </table:table-cell>
        </table:table-row>
        <table:table-row table:style-name="ro1">
          <table:table-cell office:value-type="float" office:value="11.683618" calcext:value-type="float">
            <text:p>11.683618</text:p>
          </table:table-cell>
          <table:table-cell table:formula="of:=[.A1525]*0.3048" office:value-type="float" office:value="3.5611667664" calcext:value-type="float">
            <text:p>3.5611667664</text:p>
          </table:table-cell>
        </table:table-row>
        <table:table-row table:style-name="ro1">
          <table:table-cell office:value-type="float" office:value="11.691951" calcext:value-type="float">
            <text:p>11.691951</text:p>
          </table:table-cell>
          <table:table-cell table:formula="of:=[.A1526]*0.3048" office:value-type="float" office:value="3.5637066648" calcext:value-type="float">
            <text:p>3.5637066648</text:p>
          </table:table-cell>
        </table:table-row>
        <table:table-row table:style-name="ro1">
          <table:table-cell office:value-type="float" office:value="11.699881" calcext:value-type="float">
            <text:p>11.699881</text:p>
          </table:table-cell>
          <table:table-cell table:formula="of:=[.A1527]*0.3048" office:value-type="float" office:value="3.5661237288" calcext:value-type="float">
            <text:p>3.5661237288</text:p>
          </table:table-cell>
        </table:table-row>
        <table:table-row table:style-name="ro1">
          <table:table-cell office:value-type="float" office:value="11.707409" calcext:value-type="float">
            <text:p>11.707409</text:p>
          </table:table-cell>
          <table:table-cell table:formula="of:=[.A1528]*0.3048" office:value-type="float" office:value="3.5684182632" calcext:value-type="float">
            <text:p>3.5684182632</text:p>
          </table:table-cell>
        </table:table-row>
        <table:table-row table:style-name="ro1">
          <table:table-cell office:value-type="float" office:value="11.714554" calcext:value-type="float">
            <text:p>11.714554</text:p>
          </table:table-cell>
          <table:table-cell table:formula="of:=[.A1529]*0.3048" office:value-type="float" office:value="3.5705960592" calcext:value-type="float">
            <text:p>3.5705960592</text:p>
          </table:table-cell>
        </table:table-row>
        <table:table-row table:style-name="ro1">
          <table:table-cell office:value-type="float" office:value="11.721323" calcext:value-type="float">
            <text:p>11.721323</text:p>
          </table:table-cell>
          <table:table-cell table:formula="of:=[.A1530]*0.3048" office:value-type="float" office:value="3.5726592504" calcext:value-type="float">
            <text:p>3.5726592504</text:p>
          </table:table-cell>
        </table:table-row>
        <table:table-row table:style-name="ro1">
          <table:table-cell office:value-type="float" office:value="11.727725" calcext:value-type="float">
            <text:p>11.727725</text:p>
          </table:table-cell>
          <table:table-cell table:formula="of:=[.A1531]*0.3048" office:value-type="float" office:value="3.57461058" calcext:value-type="float">
            <text:p>3.57461058</text:p>
          </table:table-cell>
        </table:table-row>
        <table:table-row table:style-name="ro1">
          <table:table-cell office:value-type="float" office:value="11.73376" calcext:value-type="float">
            <text:p>11.73376</text:p>
          </table:table-cell>
          <table:table-cell table:formula="of:=[.A1532]*0.3048" office:value-type="float" office:value="3.576450048" calcext:value-type="float">
            <text:p>3.576450048</text:p>
          </table:table-cell>
        </table:table-row>
        <table:table-row table:style-name="ro1">
          <table:table-cell office:value-type="float" office:value="11.739441" calcext:value-type="float">
            <text:p>11.739441</text:p>
          </table:table-cell>
          <table:table-cell table:formula="of:=[.A1533]*0.3048" office:value-type="float" office:value="3.5781816168" calcext:value-type="float">
            <text:p>3.5781816168</text:p>
          </table:table-cell>
        </table:table-row>
        <table:table-row table:style-name="ro1">
          <table:table-cell office:value-type="float" office:value="11.744768" calcext:value-type="float">
            <text:p>11.744768</text:p>
          </table:table-cell>
          <table:table-cell table:formula="of:=[.A1534]*0.3048" office:value-type="float" office:value="3.5798052864" calcext:value-type="float">
            <text:p>3.5798052864</text:p>
          </table:table-cell>
        </table:table-row>
        <table:table-row table:style-name="ro1">
          <table:table-cell office:value-type="float" office:value="11.749751" calcext:value-type="float">
            <text:p>11.749751</text:p>
          </table:table-cell>
          <table:table-cell table:formula="of:=[.A1535]*0.3048" office:value-type="float" office:value="3.5813241048" calcext:value-type="float">
            <text:p>3.5813241048</text:p>
          </table:table-cell>
        </table:table-row>
        <table:table-row table:style-name="ro1">
          <table:table-cell office:value-type="float" office:value="11.754393" calcext:value-type="float">
            <text:p>11.754393</text:p>
          </table:table-cell>
          <table:table-cell table:formula="of:=[.A1536]*0.3048" office:value-type="float" office:value="3.5827389864" calcext:value-type="float">
            <text:p>3.5827389864</text:p>
          </table:table-cell>
        </table:table-row>
        <table:table-row table:style-name="ro1">
          <table:table-cell office:value-type="float" office:value="11.758695" calcext:value-type="float">
            <text:p>11.758695</text:p>
          </table:table-cell>
          <table:table-cell table:formula="of:=[.A1537]*0.3048" office:value-type="float" office:value="3.584050236" calcext:value-type="float">
            <text:p>3.584050236</text:p>
          </table:table-cell>
        </table:table-row>
        <table:table-row table:style-name="ro1">
          <table:table-cell office:value-type="float" office:value="11.762666" calcext:value-type="float">
            <text:p>11.762666</text:p>
          </table:table-cell>
          <table:table-cell table:formula="of:=[.A1538]*0.3048" office:value-type="float" office:value="3.5852605968" calcext:value-type="float">
            <text:p>3.5852605968</text:p>
          </table:table-cell>
        </table:table-row>
        <table:table-row table:style-name="ro1">
          <table:table-cell office:value-type="float" office:value="11.766303" calcext:value-type="float">
            <text:p>11.766303</text:p>
          </table:table-cell>
          <table:table-cell table:formula="of:=[.A1539]*0.3048" office:value-type="float" office:value="3.5863691544" calcext:value-type="float">
            <text:p>3.5863691544</text:p>
          </table:table-cell>
        </table:table-row>
        <table:table-row table:style-name="ro1">
          <table:table-cell office:value-type="float" office:value="11.769614" calcext:value-type="float">
            <text:p>11.769614</text:p>
          </table:table-cell>
          <table:table-cell table:formula="of:=[.A1540]*0.3048" office:value-type="float" office:value="3.5873783472" calcext:value-type="float">
            <text:p>3.5873783472</text:p>
          </table:table-cell>
        </table:table-row>
        <table:table-row table:style-name="ro1">
          <table:table-cell office:value-type="float" office:value="11.772601" calcext:value-type="float">
            <text:p>11.772601</text:p>
          </table:table-cell>
          <table:table-cell table:formula="of:=[.A1541]*0.3048" office:value-type="float" office:value="3.5882887848" calcext:value-type="float">
            <text:p>3.5882887848</text:p>
          </table:table-cell>
        </table:table-row>
        <table:table-row table:style-name="ro1">
          <table:table-cell office:value-type="float" office:value="11.77527" calcext:value-type="float">
            <text:p>11.77527</text:p>
          </table:table-cell>
          <table:table-cell table:formula="of:=[.A1542]*0.3048" office:value-type="float" office:value="3.589102296" calcext:value-type="float">
            <text:p>3.589102296</text:p>
          </table:table-cell>
        </table:table-row>
        <table:table-row table:style-name="ro1">
          <table:table-cell office:value-type="float" office:value="11.777626" calcext:value-type="float">
            <text:p>11.777626</text:p>
          </table:table-cell>
          <table:table-cell table:formula="of:=[.A1543]*0.3048" office:value-type="float" office:value="3.5898204048" calcext:value-type="float">
            <text:p>3.5898204048</text:p>
          </table:table-cell>
        </table:table-row>
        <table:table-row table:style-name="ro1">
          <table:table-cell office:value-type="float" office:value="11.779675" calcext:value-type="float">
            <text:p>11.779675</text:p>
          </table:table-cell>
          <table:table-cell table:formula="of:=[.A1544]*0.3048" office:value-type="float" office:value="3.59044494" calcext:value-type="float">
            <text:p>3.59044494</text:p>
          </table:table-cell>
        </table:table-row>
        <table:table-row table:style-name="ro1">
          <table:table-cell office:value-type="float" office:value="11.781425" calcext:value-type="float">
            <text:p>11.781425</text:p>
          </table:table-cell>
          <table:table-cell table:formula="of:=[.A1545]*0.3048" office:value-type="float" office:value="3.59097834" calcext:value-type="float">
            <text:p>3.59097834</text:p>
          </table:table-cell>
        </table:table-row>
        <table:table-row table:style-name="ro1">
          <table:table-cell office:value-type="float" office:value="11.782889" calcext:value-type="float">
            <text:p>11.782889</text:p>
          </table:table-cell>
          <table:table-cell table:formula="of:=[.A1546]*0.3048" office:value-type="float" office:value="3.5914245672" calcext:value-type="float">
            <text:p>3.5914245672</text:p>
          </table:table-cell>
        </table:table-row>
        <table:table-row table:style-name="ro1">
          <table:table-cell office:value-type="float" office:value="11.784075" calcext:value-type="float">
            <text:p>11.784075</text:p>
          </table:table-cell>
          <table:table-cell table:formula="of:=[.A1547]*0.3048" office:value-type="float" office:value="3.59178606" calcext:value-type="float">
            <text:p>3.59178606</text:p>
          </table:table-cell>
        </table:table-row>
        <table:table-row table:style-name="ro1">
          <table:table-cell office:value-type="float" office:value="11.784995" calcext:value-type="float">
            <text:p>11.784995</text:p>
          </table:table-cell>
          <table:table-cell table:formula="of:=[.A1548]*0.3048" office:value-type="float" office:value="3.592066476" calcext:value-type="float">
            <text:p>3.592066476</text:p>
          </table:table-cell>
        </table:table-row>
        <table:table-row table:style-name="ro1">
          <table:table-cell office:value-type="float" office:value="11.785665" calcext:value-type="float">
            <text:p>11.785665</text:p>
          </table:table-cell>
          <table:table-cell table:formula="of:=[.A1549]*0.3048" office:value-type="float" office:value="3.592270692" calcext:value-type="float">
            <text:p>3.592270692</text:p>
          </table:table-cell>
        </table:table-row>
        <table:table-row table:style-name="ro1">
          <table:table-cell office:value-type="float" office:value="11.786093" calcext:value-type="float">
            <text:p>11.786093</text:p>
          </table:table-cell>
          <table:table-cell table:formula="of:=[.A1550]*0.3048" office:value-type="float" office:value="3.5924011464" calcext:value-type="float">
            <text:p>3.5924011464</text:p>
          </table:table-cell>
        </table:table-row>
        <table:table-row table:style-name="ro1">
          <table:table-cell office:value-type="float" office:value="11.786299" calcext:value-type="float">
            <text:p>11.786299</text:p>
          </table:table-cell>
          <table:table-cell table:formula="of:=[.A1551]*0.3048" office:value-type="float" office:value="3.5924639352" calcext:value-type="float">
            <text:p>3.5924639352</text:p>
          </table:table-cell>
        </table:table-row>
        <table:table-row table:style-name="ro1">
          <table:table-cell office:value-type="float" office:value="11.786296" calcext:value-type="float">
            <text:p>11.786296</text:p>
          </table:table-cell>
          <table:table-cell table:formula="of:=[.A1552]*0.3048" office:value-type="float" office:value="3.5924630208" calcext:value-type="float">
            <text:p>3.5924630208</text:p>
          </table:table-cell>
        </table:table-row>
        <table:table-row table:style-name="ro1">
          <table:table-cell office:value-type="float" office:value="11.786099" calcext:value-type="float">
            <text:p>11.786099</text:p>
          </table:table-cell>
          <table:table-cell table:formula="of:=[.A1553]*0.3048" office:value-type="float" office:value="3.5924029752" calcext:value-type="float">
            <text:p>3.5924029752</text:p>
          </table:table-cell>
        </table:table-row>
        <table:table-row table:style-name="ro1">
          <table:table-cell office:value-type="float" office:value="11.785731" calcext:value-type="float">
            <text:p>11.785731</text:p>
          </table:table-cell>
          <table:table-cell table:formula="of:=[.A1554]*0.3048" office:value-type="float" office:value="3.5922908088" calcext:value-type="float">
            <text:p>3.5922908088</text:p>
          </table:table-cell>
        </table:table-row>
        <table:table-row table:style-name="ro1">
          <table:table-cell office:value-type="float" office:value="11.785206" calcext:value-type="float">
            <text:p>11.785206</text:p>
          </table:table-cell>
          <table:table-cell table:formula="of:=[.A1555]*0.3048" office:value-type="float" office:value="3.5921307888" calcext:value-type="float">
            <text:p>3.5921307888</text:p>
          </table:table-cell>
        </table:table-row>
        <table:table-row table:style-name="ro1">
          <table:table-cell office:value-type="float" office:value="11.784543" calcext:value-type="float">
            <text:p>11.784543</text:p>
          </table:table-cell>
          <table:table-cell table:formula="of:=[.A1556]*0.3048" office:value-type="float" office:value="3.5919287064" calcext:value-type="float">
            <text:p>3.5919287064</text:p>
          </table:table-cell>
        </table:table-row>
        <table:table-row table:style-name="ro1">
          <table:table-cell office:value-type="float" office:value="11.783766" calcext:value-type="float">
            <text:p>11.783766</text:p>
          </table:table-cell>
          <table:table-cell table:formula="of:=[.A1557]*0.3048" office:value-type="float" office:value="3.5916918768" calcext:value-type="float">
            <text:p>3.5916918768</text:p>
          </table:table-cell>
        </table:table-row>
        <table:table-row table:style-name="ro1">
          <table:table-cell office:value-type="float" office:value="11.782893" calcext:value-type="float">
            <text:p>11.782893</text:p>
          </table:table-cell>
          <table:table-cell table:formula="of:=[.A1558]*0.3048" office:value-type="float" office:value="3.5914257864" calcext:value-type="float">
            <text:p>3.5914257864</text:p>
          </table:table-cell>
        </table:table-row>
        <table:table-row table:style-name="ro1">
          <table:table-cell office:value-type="float" office:value="11.781944" calcext:value-type="float">
            <text:p>11.781944</text:p>
          </table:table-cell>
          <table:table-cell table:formula="of:=[.A1559]*0.3048" office:value-type="float" office:value="3.5911365312" calcext:value-type="float">
            <text:p>3.5911365312</text:p>
          </table:table-cell>
        </table:table-row>
        <table:table-row table:style-name="ro1">
          <table:table-cell office:value-type="float" office:value="11.780945" calcext:value-type="float">
            <text:p>11.780945</text:p>
          </table:table-cell>
          <table:table-cell table:formula="of:=[.A1560]*0.3048" office:value-type="float" office:value="3.590832036" calcext:value-type="float">
            <text:p>3.590832036</text:p>
          </table:table-cell>
        </table:table-row>
        <table:table-row table:style-name="ro1">
          <table:table-cell office:value-type="float" office:value="11.779915" calcext:value-type="float">
            <text:p>11.779915</text:p>
          </table:table-cell>
          <table:table-cell table:formula="of:=[.A1561]*0.3048" office:value-type="float" office:value="3.590518092" calcext:value-type="float">
            <text:p>3.590518092</text:p>
          </table:table-cell>
        </table:table-row>
        <table:table-row table:style-name="ro1">
          <table:table-cell office:value-type="float" office:value="11.778875" calcext:value-type="float">
            <text:p>11.778875</text:p>
          </table:table-cell>
          <table:table-cell table:formula="of:=[.A1562]*0.3048" office:value-type="float" office:value="3.5902011" calcext:value-type="float">
            <text:p>3.5902011</text:p>
          </table:table-cell>
        </table:table-row>
        <table:table-row table:style-name="ro1">
          <table:table-cell office:value-type="float" office:value="11.777853" calcext:value-type="float">
            <text:p>11.777853</text:p>
          </table:table-cell>
          <table:table-cell table:formula="of:=[.A1563]*0.3048" office:value-type="float" office:value="3.5898895944" calcext:value-type="float">
            <text:p>3.5898895944</text:p>
          </table:table-cell>
        </table:table-row>
        <table:table-row table:style-name="ro1">
          <table:table-cell office:value-type="float" office:value="11.77687" calcext:value-type="float">
            <text:p>11.77687</text:p>
          </table:table-cell>
          <table:table-cell table:formula="of:=[.A1564]*0.3048" office:value-type="float" office:value="3.589589976" calcext:value-type="float">
            <text:p>3.589589976</text:p>
          </table:table-cell>
        </table:table-row>
        <table:table-row table:style-name="ro1">
          <table:table-cell office:value-type="float" office:value="11.775947" calcext:value-type="float">
            <text:p>11.775947</text:p>
          </table:table-cell>
          <table:table-cell table:formula="of:=[.A1565]*0.3048" office:value-type="float" office:value="3.5893086456" calcext:value-type="float">
            <text:p>3.5893086456</text:p>
          </table:table-cell>
        </table:table-row>
        <table:table-row table:style-name="ro1">
          <table:table-cell office:value-type="float" office:value="11.775109" calcext:value-type="float">
            <text:p>11.775109</text:p>
          </table:table-cell>
          <table:table-cell table:formula="of:=[.A1566]*0.3048" office:value-type="float" office:value="3.5890532232" calcext:value-type="float">
            <text:p>3.5890532232</text:p>
          </table:table-cell>
        </table:table-row>
        <table:table-row table:style-name="ro1">
          <table:table-cell office:value-type="float" office:value="11.774381" calcext:value-type="float">
            <text:p>11.774381</text:p>
          </table:table-cell>
          <table:table-cell table:formula="of:=[.A1567]*0.3048" office:value-type="float" office:value="3.5888313288" calcext:value-type="float">
            <text:p>3.5888313288</text:p>
          </table:table-cell>
        </table:table-row>
        <table:table-row table:style-name="ro1">
          <table:table-cell office:value-type="float" office:value="11.773784" calcext:value-type="float">
            <text:p>11.773784</text:p>
          </table:table-cell>
          <table:table-cell table:formula="of:=[.A1568]*0.3048" office:value-type="float" office:value="3.5886493632" calcext:value-type="float">
            <text:p>3.5886493632</text:p>
          </table:table-cell>
        </table:table-row>
        <table:table-row table:style-name="ro1">
          <table:table-cell office:value-type="float" office:value="11.773344" calcext:value-type="float">
            <text:p>11.773344</text:p>
          </table:table-cell>
          <table:table-cell table:formula="of:=[.A1569]*0.3048" office:value-type="float" office:value="3.5885152512" calcext:value-type="float">
            <text:p>3.5885152512</text:p>
          </table:table-cell>
        </table:table-row>
        <table:table-row table:style-name="ro1">
          <table:table-cell office:value-type="float" office:value="11.773082" calcext:value-type="float">
            <text:p>11.773082</text:p>
          </table:table-cell>
          <table:table-cell table:formula="of:=[.A1570]*0.3048" office:value-type="float" office:value="3.5884353936" calcext:value-type="float">
            <text:p>3.5884353936</text:p>
          </table:table-cell>
        </table:table-row>
        <table:table-row table:style-name="ro1">
          <table:table-cell office:value-type="float" office:value="11.773019" calcext:value-type="float">
            <text:p>11.773019</text:p>
          </table:table-cell>
          <table:table-cell table:formula="of:=[.A1571]*0.3048" office:value-type="float" office:value="3.5884161912" calcext:value-type="float">
            <text:p>3.5884161912</text:p>
          </table:table-cell>
        </table:table-row>
        <table:table-row table:style-name="ro1">
          <table:table-cell office:value-type="float" office:value="11.773179" calcext:value-type="float">
            <text:p>11.773179</text:p>
          </table:table-cell>
          <table:table-cell table:formula="of:=[.A1572]*0.3048" office:value-type="float" office:value="3.5884649592" calcext:value-type="float">
            <text:p>3.5884649592</text:p>
          </table:table-cell>
        </table:table-row>
        <table:table-row table:style-name="ro1">
          <table:table-cell office:value-type="float" office:value="11.773585" calcext:value-type="float">
            <text:p>11.773585</text:p>
          </table:table-cell>
          <table:table-cell table:formula="of:=[.A1573]*0.3048" office:value-type="float" office:value="3.588588708" calcext:value-type="float">
            <text:p>3.588588708</text:p>
          </table:table-cell>
        </table:table-row>
        <table:table-row table:style-name="ro1">
          <table:table-cell office:value-type="float" office:value="11.774253" calcext:value-type="float">
            <text:p>11.774253</text:p>
          </table:table-cell>
          <table:table-cell table:formula="of:=[.A1574]*0.3048" office:value-type="float" office:value="3.5887923144" calcext:value-type="float">
            <text:p>3.5887923144</text:p>
          </table:table-cell>
        </table:table-row>
        <table:table-row table:style-name="ro1">
          <table:table-cell office:value-type="float" office:value="11.775209" calcext:value-type="float">
            <text:p>11.775209</text:p>
          </table:table-cell>
          <table:table-cell table:formula="of:=[.A1575]*0.3048" office:value-type="float" office:value="3.5890837032" calcext:value-type="float">
            <text:p>3.5890837032</text:p>
          </table:table-cell>
        </table:table-row>
        <table:table-row table:style-name="ro1">
          <table:table-cell office:value-type="float" office:value="11.77647" calcext:value-type="float">
            <text:p>11.77647</text:p>
          </table:table-cell>
          <table:table-cell table:formula="of:=[.A1576]*0.3048" office:value-type="float" office:value="3.589468056" calcext:value-type="float">
            <text:p>3.589468056</text:p>
          </table:table-cell>
        </table:table-row>
        <table:table-row table:style-name="ro1">
          <table:table-cell office:value-type="float" office:value="11.778049" calcext:value-type="float">
            <text:p>11.778049</text:p>
          </table:table-cell>
          <table:table-cell table:formula="of:=[.A1577]*0.3048" office:value-type="float" office:value="3.5899493352" calcext:value-type="float">
            <text:p>3.5899493352</text:p>
          </table:table-cell>
        </table:table-row>
        <table:table-row table:style-name="ro1">
          <table:table-cell office:value-type="float" office:value="11.779975" calcext:value-type="float">
            <text:p>11.779975</text:p>
          </table:table-cell>
          <table:table-cell table:formula="of:=[.A1578]*0.3048" office:value-type="float" office:value="3.59053638" calcext:value-type="float">
            <text:p>3.59053638</text:p>
          </table:table-cell>
        </table:table-row>
        <table:table-row table:style-name="ro1">
          <table:table-cell office:value-type="float" office:value="11.78225" calcext:value-type="float">
            <text:p>11.78225</text:p>
          </table:table-cell>
          <table:table-cell table:formula="of:=[.A1579]*0.3048" office:value-type="float" office:value="3.5912298" calcext:value-type="float">
            <text:p>3.5912298</text:p>
          </table:table-cell>
        </table:table-row>
        <table:table-row table:style-name="ro1">
          <table:table-cell office:value-type="float" office:value="11.784894" calcext:value-type="float">
            <text:p>11.784894</text:p>
          </table:table-cell>
          <table:table-cell table:formula="of:=[.A1580]*0.3048" office:value-type="float" office:value="3.5920356912" calcext:value-type="float">
            <text:p>3.5920356912</text:p>
          </table:table-cell>
        </table:table-row>
        <table:table-row table:style-name="ro1">
          <table:table-cell office:value-type="float" office:value="11.787922" calcext:value-type="float">
            <text:p>11.787922</text:p>
          </table:table-cell>
          <table:table-cell table:formula="of:=[.A1581]*0.3048" office:value-type="float" office:value="3.5929586256" calcext:value-type="float">
            <text:p>3.5929586256</text:p>
          </table:table-cell>
        </table:table-row>
        <table:table-row table:style-name="ro1">
          <table:table-cell office:value-type="float" office:value="11.791343" calcext:value-type="float">
            <text:p>11.791343</text:p>
          </table:table-cell>
          <table:table-cell table:formula="of:=[.A1582]*0.3048" office:value-type="float" office:value="3.5940013464" calcext:value-type="float">
            <text:p>3.5940013464</text:p>
          </table:table-cell>
        </table:table-row>
        <table:table-row table:style-name="ro1">
          <table:table-cell office:value-type="float" office:value="11.795163" calcext:value-type="float">
            <text:p>11.795163</text:p>
          </table:table-cell>
          <table:table-cell table:formula="of:=[.A1583]*0.3048" office:value-type="float" office:value="3.5951656824" calcext:value-type="float">
            <text:p>3.5951656824</text:p>
          </table:table-cell>
        </table:table-row>
        <table:table-row table:style-name="ro1">
          <table:table-cell office:value-type="float" office:value="11.799398" calcext:value-type="float">
            <text:p>11.799398</text:p>
          </table:table-cell>
          <table:table-cell table:formula="of:=[.A1584]*0.3048" office:value-type="float" office:value="3.5964565104" calcext:value-type="float">
            <text:p>3.5964565104</text:p>
          </table:table-cell>
        </table:table-row>
        <table:table-row table:style-name="ro1">
          <table:table-cell office:value-type="float" office:value="11.804049" calcext:value-type="float">
            <text:p>11.804049</text:p>
          </table:table-cell>
          <table:table-cell table:formula="of:=[.A1585]*0.3048" office:value-type="float" office:value="3.5978741352" calcext:value-type="float">
            <text:p>3.5978741352</text:p>
          </table:table-cell>
        </table:table-row>
        <table:table-row table:style-name="ro1">
          <table:table-cell office:value-type="float" office:value="11.809123" calcext:value-type="float">
            <text:p>11.809123</text:p>
          </table:table-cell>
          <table:table-cell table:formula="of:=[.A1586]*0.3048" office:value-type="float" office:value="3.5994206904" calcext:value-type="float">
            <text:p>3.5994206904</text:p>
          </table:table-cell>
        </table:table-row>
        <table:table-row table:style-name="ro1">
          <table:table-cell office:value-type="float" office:value="11.81463" calcext:value-type="float">
            <text:p>11.81463</text:p>
          </table:table-cell>
          <table:table-cell table:formula="of:=[.A1587]*0.3048" office:value-type="float" office:value="3.601099224" calcext:value-type="float">
            <text:p>3.601099224</text:p>
          </table:table-cell>
        </table:table-row>
        <table:table-row table:style-name="ro1">
          <table:table-cell office:value-type="float" office:value="11.820569" calcext:value-type="float">
            <text:p>11.820569</text:p>
          </table:table-cell>
          <table:table-cell table:formula="of:=[.A1588]*0.3048" office:value-type="float" office:value="3.6029094312" calcext:value-type="float">
            <text:p>3.6029094312</text:p>
          </table:table-cell>
        </table:table-row>
        <table:table-row table:style-name="ro1">
          <table:table-cell office:value-type="float" office:value="11.82694" calcext:value-type="float">
            <text:p>11.82694</text:p>
          </table:table-cell>
          <table:table-cell table:formula="of:=[.A1589]*0.3048" office:value-type="float" office:value="3.604851312" calcext:value-type="float">
            <text:p>3.604851312</text:p>
          </table:table-cell>
        </table:table-row>
        <table:table-row table:style-name="ro1">
          <table:table-cell office:value-type="float" office:value="11.833748" calcext:value-type="float">
            <text:p>11.833748</text:p>
          </table:table-cell>
          <table:table-cell table:formula="of:=[.A1590]*0.3048" office:value-type="float" office:value="3.6069263904" calcext:value-type="float">
            <text:p>3.6069263904</text:p>
          </table:table-cell>
        </table:table-row>
        <table:table-row table:style-name="ro1">
          <table:table-cell office:value-type="float" office:value="11.840992" calcext:value-type="float">
            <text:p>11.840992</text:p>
          </table:table-cell>
          <table:table-cell table:formula="of:=[.A1591]*0.3048" office:value-type="float" office:value="3.6091343616" calcext:value-type="float">
            <text:p>3.6091343616</text:p>
          </table:table-cell>
        </table:table-row>
        <table:table-row table:style-name="ro1">
          <table:table-cell office:value-type="float" office:value="11.848668" calcext:value-type="float">
            <text:p>11.848668</text:p>
          </table:table-cell>
          <table:table-cell table:formula="of:=[.A1592]*0.3048" office:value-type="float" office:value="3.6114740064" calcext:value-type="float">
            <text:p>3.6114740064</text:p>
          </table:table-cell>
        </table:table-row>
        <table:table-row table:style-name="ro1">
          <table:table-cell office:value-type="float" office:value="11.856777" calcext:value-type="float">
            <text:p>11.856777</text:p>
          </table:table-cell>
          <table:table-cell table:formula="of:=[.A1593]*0.3048" office:value-type="float" office:value="3.6139456296" calcext:value-type="float">
            <text:p>3.6139456296</text:p>
          </table:table-cell>
        </table:table-row>
        <table:table-row table:style-name="ro1">
          <table:table-cell office:value-type="float" office:value="11.865314" calcext:value-type="float">
            <text:p>11.865314</text:p>
          </table:table-cell>
          <table:table-cell table:formula="of:=[.A1594]*0.3048" office:value-type="float" office:value="3.6165477072" calcext:value-type="float">
            <text:p>3.6165477072</text:p>
          </table:table-cell>
        </table:table-row>
        <table:table-row table:style-name="ro1">
          <table:table-cell office:value-type="float" office:value="11.874268" calcext:value-type="float">
            <text:p>11.874268</text:p>
          </table:table-cell>
          <table:table-cell table:formula="of:=[.A1595]*0.3048" office:value-type="float" office:value="3.6192768864" calcext:value-type="float">
            <text:p>3.6192768864</text:p>
          </table:table-cell>
        </table:table-row>
        <table:table-row table:style-name="ro1">
          <table:table-cell office:value-type="float" office:value="11.883638" calcext:value-type="float">
            <text:p>11.883638</text:p>
          </table:table-cell>
          <table:table-cell table:formula="of:=[.A1596]*0.3048" office:value-type="float" office:value="3.6221328624" calcext:value-type="float">
            <text:p>3.6221328624</text:p>
          </table:table-cell>
        </table:table-row>
        <table:table-row table:style-name="ro1">
          <table:table-cell office:value-type="float" office:value="11.893417" calcext:value-type="float">
            <text:p>11.893417</text:p>
          </table:table-cell>
          <table:table-cell table:formula="of:=[.A1597]*0.3048" office:value-type="float" office:value="3.6251135016" calcext:value-type="float">
            <text:p>3.6251135016</text:p>
          </table:table-cell>
        </table:table-row>
        <table:table-row table:style-name="ro1">
          <table:table-cell office:value-type="float" office:value="11.903591" calcext:value-type="float">
            <text:p>11.903591</text:p>
          </table:table-cell>
          <table:table-cell table:formula="of:=[.A1598]*0.3048" office:value-type="float" office:value="3.6282145368" calcext:value-type="float">
            <text:p>3.6282145368</text:p>
          </table:table-cell>
        </table:table-row>
        <table:table-row table:style-name="ro1">
          <table:table-cell office:value-type="float" office:value="11.914155" calcext:value-type="float">
            <text:p>11.914155</text:p>
          </table:table-cell>
          <table:table-cell table:formula="of:=[.A1599]*0.3048" office:value-type="float" office:value="3.631434444" calcext:value-type="float">
            <text:p>3.631434444</text:p>
          </table:table-cell>
        </table:table-row>
        <table:table-row table:style-name="ro1">
          <table:table-cell office:value-type="float" office:value="11.925099" calcext:value-type="float">
            <text:p>11.925099</text:p>
          </table:table-cell>
          <table:table-cell table:formula="of:=[.A1600]*0.3048" office:value-type="float" office:value="3.6347701752" calcext:value-type="float">
            <text:p>3.6347701752</text:p>
          </table:table-cell>
        </table:table-row>
        <table:table-row table:style-name="ro1">
          <table:table-cell office:value-type="float" office:value="11.936407" calcext:value-type="float">
            <text:p>11.936407</text:p>
          </table:table-cell>
          <table:table-cell table:formula="of:=[.A1601]*0.3048" office:value-type="float" office:value="3.6382168536" calcext:value-type="float">
            <text:p>3.6382168536</text:p>
          </table:table-cell>
        </table:table-row>
        <table:table-row table:style-name="ro1">
          <table:table-cell office:value-type="float" office:value="11.948077" calcext:value-type="float">
            <text:p>11.948077</text:p>
          </table:table-cell>
          <table:table-cell table:formula="of:=[.A1602]*0.3048" office:value-type="float" office:value="3.6417738696" calcext:value-type="float">
            <text:p>3.6417738696</text:p>
          </table:table-cell>
        </table:table-row>
        <table:table-row table:style-name="ro1">
          <table:table-cell office:value-type="float" office:value="11.960094" calcext:value-type="float">
            <text:p>11.960094</text:p>
          </table:table-cell>
          <table:table-cell table:formula="of:=[.A1603]*0.3048" office:value-type="float" office:value="3.6454366512" calcext:value-type="float">
            <text:p>3.6454366512</text:p>
          </table:table-cell>
        </table:table-row>
        <table:table-row table:style-name="ro1">
          <table:table-cell office:value-type="float" office:value="11.972446" calcext:value-type="float">
            <text:p>11.972446</text:p>
          </table:table-cell>
          <table:table-cell table:formula="of:=[.A1604]*0.3048" office:value-type="float" office:value="3.6492015408" calcext:value-type="float">
            <text:p>3.6492015408</text:p>
          </table:table-cell>
        </table:table-row>
        <table:table-row table:style-name="ro1">
          <table:table-cell office:value-type="float" office:value="11.985126" calcext:value-type="float">
            <text:p>11.985126</text:p>
          </table:table-cell>
          <table:table-cell table:formula="of:=[.A1605]*0.3048" office:value-type="float" office:value="3.6530664048" calcext:value-type="float">
            <text:p>3.6530664048</text:p>
          </table:table-cell>
        </table:table-row>
        <table:table-row table:style-name="ro1">
          <table:table-cell office:value-type="float" office:value="11.998124" calcext:value-type="float">
            <text:p>11.998124</text:p>
          </table:table-cell>
          <table:table-cell table:formula="of:=[.A1606]*0.3048" office:value-type="float" office:value="3.6570281952" calcext:value-type="float">
            <text:p>3.6570281952</text:p>
          </table:table-cell>
        </table:table-row>
        <table:table-row table:style-name="ro1">
          <table:table-cell office:value-type="float" office:value="12.01143" calcext:value-type="float">
            <text:p>12.01143</text:p>
          </table:table-cell>
          <table:table-cell table:formula="of:=[.A1607]*0.3048" office:value-type="float" office:value="3.661083864" calcext:value-type="float">
            <text:p>3.661083864</text:p>
          </table:table-cell>
        </table:table-row>
        <table:table-row table:style-name="ro1">
          <table:table-cell office:value-type="float" office:value="12.025039" calcext:value-type="float">
            <text:p>12.025039</text:p>
          </table:table-cell>
          <table:table-cell table:formula="of:=[.A1608]*0.3048" office:value-type="float" office:value="3.6652318872" calcext:value-type="float">
            <text:p>3.6652318872</text:p>
          </table:table-cell>
        </table:table-row>
        <table:table-row table:style-name="ro1">
          <table:table-cell office:value-type="float" office:value="12.038944" calcext:value-type="float">
            <text:p>12.038944</text:p>
          </table:table-cell>
          <table:table-cell table:formula="of:=[.A1609]*0.3048" office:value-type="float" office:value="3.6694701312" calcext:value-type="float">
            <text:p>3.6694701312</text:p>
          </table:table-cell>
        </table:table-row>
        <table:table-row table:style-name="ro1">
          <table:table-cell office:value-type="float" office:value="12.053138" calcext:value-type="float">
            <text:p>12.053138</text:p>
          </table:table-cell>
          <table:table-cell table:formula="of:=[.A1610]*0.3048" office:value-type="float" office:value="3.6737964624" calcext:value-type="float">
            <text:p>3.6737964624</text:p>
          </table:table-cell>
        </table:table-row>
        <table:table-row table:style-name="ro1">
          <table:table-cell office:value-type="float" office:value="12.067616" calcext:value-type="float">
            <text:p>12.067616</text:p>
          </table:table-cell>
          <table:table-cell table:formula="of:=[.A1611]*0.3048" office:value-type="float" office:value="3.6782093568" calcext:value-type="float">
            <text:p>3.6782093568</text:p>
          </table:table-cell>
        </table:table-row>
        <table:table-row table:style-name="ro1">
          <table:table-cell office:value-type="float" office:value="12.08238" calcext:value-type="float">
            <text:p>12.08238</text:p>
          </table:table-cell>
          <table:table-cell table:formula="of:=[.A1612]*0.3048" office:value-type="float" office:value="3.682709424" calcext:value-type="float">
            <text:p>3.682709424</text:p>
          </table:table-cell>
        </table:table-row>
        <table:table-row table:style-name="ro1">
          <table:table-cell office:value-type="float" office:value="12.097423" calcext:value-type="float">
            <text:p>12.097423</text:p>
          </table:table-cell>
          <table:table-cell table:formula="of:=[.A1613]*0.3048" office:value-type="float" office:value="3.6872945304" calcext:value-type="float">
            <text:p>3.6872945304</text:p>
          </table:table-cell>
        </table:table-row>
        <table:table-row table:style-name="ro1">
          <table:table-cell office:value-type="float" office:value="12.112746" calcext:value-type="float">
            <text:p>12.112746</text:p>
          </table:table-cell>
          <table:table-cell table:formula="of:=[.A1614]*0.3048" office:value-type="float" office:value="3.6919649808" calcext:value-type="float">
            <text:p>3.6919649808</text:p>
          </table:table-cell>
        </table:table-row>
        <table:table-row table:style-name="ro1">
          <table:table-cell office:value-type="float" office:value="12.128356" calcext:value-type="float">
            <text:p>12.128356</text:p>
          </table:table-cell>
          <table:table-cell table:formula="of:=[.A1615]*0.3048" office:value-type="float" office:value="3.6967229088" calcext:value-type="float">
            <text:p>3.6967229088</text:p>
          </table:table-cell>
        </table:table-row>
        <table:table-row table:style-name="ro1">
          <table:table-cell office:value-type="float" office:value="12.144247" calcext:value-type="float">
            <text:p>12.144247</text:p>
          </table:table-cell>
          <table:table-cell table:formula="of:=[.A1616]*0.3048" office:value-type="float" office:value="3.7015664856" calcext:value-type="float">
            <text:p>3.7015664856</text:p>
          </table:table-cell>
        </table:table-row>
        <table:table-row table:style-name="ro1">
          <table:table-cell office:value-type="float" office:value="12.160426" calcext:value-type="float">
            <text:p>12.160426</text:p>
          </table:table-cell>
          <table:table-cell table:formula="of:=[.A1617]*0.3048" office:value-type="float" office:value="3.7064978448" calcext:value-type="float">
            <text:p>3.7064978448</text:p>
          </table:table-cell>
        </table:table-row>
        <table:table-row table:style-name="ro1">
          <table:table-cell office:value-type="float" office:value="12.1769" calcext:value-type="float">
            <text:p>12.1769</text:p>
          </table:table-cell>
          <table:table-cell table:formula="of:=[.A1618]*0.3048" office:value-type="float" office:value="3.71151912" calcext:value-type="float">
            <text:p>3.71151912</text:p>
          </table:table-cell>
        </table:table-row>
        <table:table-row table:style-name="ro1">
          <table:table-cell office:value-type="float" office:value="12.193669" calcext:value-type="float">
            <text:p>12.193669</text:p>
          </table:table-cell>
          <table:table-cell table:formula="of:=[.A1619]*0.3048" office:value-type="float" office:value="3.7166303112" calcext:value-type="float">
            <text:p>3.7166303112</text:p>
          </table:table-cell>
        </table:table-row>
        <table:table-row table:style-name="ro1">
          <table:table-cell office:value-type="float" office:value="12.210744" calcext:value-type="float">
            <text:p>12.210744</text:p>
          </table:table-cell>
          <table:table-cell table:formula="of:=[.A1620]*0.3048" office:value-type="float" office:value="3.7218347712" calcext:value-type="float">
            <text:p>3.7218347712</text:p>
          </table:table-cell>
        </table:table-row>
        <table:table-row table:style-name="ro1">
          <table:table-cell office:value-type="float" office:value="12.228129" calcext:value-type="float">
            <text:p>12.228129</text:p>
          </table:table-cell>
          <table:table-cell table:formula="of:=[.A1621]*0.3048" office:value-type="float" office:value="3.7271337192" calcext:value-type="float">
            <text:p>3.7271337192</text:p>
          </table:table-cell>
        </table:table-row>
        <table:table-row table:style-name="ro1">
          <table:table-cell office:value-type="float" office:value="12.245833" calcext:value-type="float">
            <text:p>12.245833</text:p>
          </table:table-cell>
          <table:table-cell table:formula="of:=[.A1622]*0.3048" office:value-type="float" office:value="3.7325298984" calcext:value-type="float">
            <text:p>3.7325298984</text:p>
          </table:table-cell>
        </table:table-row>
        <table:table-row table:style-name="ro1">
          <table:table-cell office:value-type="float" office:value="12.263866" calcext:value-type="float">
            <text:p>12.263866</text:p>
          </table:table-cell>
          <table:table-cell table:formula="of:=[.A1623]*0.3048" office:value-type="float" office:value="3.7380263568" calcext:value-type="float">
            <text:p>3.7380263568</text:p>
          </table:table-cell>
        </table:table-row>
        <table:table-row table:style-name="ro1">
          <table:table-cell office:value-type="float" office:value="12.282236" calcext:value-type="float">
            <text:p>12.282236</text:p>
          </table:table-cell>
          <table:table-cell table:formula="of:=[.A1624]*0.3048" office:value-type="float" office:value="3.7436255328" calcext:value-type="float">
            <text:p>3.7436255328</text:p>
          </table:table-cell>
        </table:table-row>
        <table:table-row table:style-name="ro1">
          <table:table-cell office:value-type="float" office:value="12.300947" calcext:value-type="float">
            <text:p>12.300947</text:p>
          </table:table-cell>
          <table:table-cell table:formula="of:=[.A1625]*0.3048" office:value-type="float" office:value="3.7493286456" calcext:value-type="float">
            <text:p>3.7493286456</text:p>
          </table:table-cell>
        </table:table-row>
        <table:table-row table:style-name="ro1">
          <table:table-cell office:value-type="float" office:value="12.320013" calcext:value-type="float">
            <text:p>12.320013</text:p>
          </table:table-cell>
          <table:table-cell table:formula="of:=[.A1626]*0.3048" office:value-type="float" office:value="3.7551399624" calcext:value-type="float">
            <text:p>3.7551399624</text:p>
          </table:table-cell>
        </table:table-row>
        <table:table-row table:style-name="ro1">
          <table:table-cell office:value-type="float" office:value="12.339439" calcext:value-type="float">
            <text:p>12.339439</text:p>
          </table:table-cell>
          <table:table-cell table:formula="of:=[.A1627]*0.3048" office:value-type="float" office:value="3.7610610072" calcext:value-type="float">
            <text:p>3.7610610072</text:p>
          </table:table-cell>
        </table:table-row>
        <table:table-row table:style-name="ro1">
          <table:table-cell office:value-type="float" office:value="12.359235" calcext:value-type="float">
            <text:p>12.359235</text:p>
          </table:table-cell>
          <table:table-cell table:formula="of:=[.A1628]*0.3048" office:value-type="float" office:value="3.767094828" calcext:value-type="float">
            <text:p>3.767094828</text:p>
          </table:table-cell>
        </table:table-row>
        <table:table-row table:style-name="ro1">
          <table:table-cell office:value-type="float" office:value="12.379407" calcext:value-type="float">
            <text:p>12.379407</text:p>
          </table:table-cell>
          <table:table-cell table:formula="of:=[.A1629]*0.3048" office:value-type="float" office:value="3.7732432536" calcext:value-type="float">
            <text:p>3.7732432536</text:p>
          </table:table-cell>
        </table:table-row>
        <table:table-row table:style-name="ro1">
          <table:table-cell office:value-type="float" office:value="12.399964" calcext:value-type="float">
            <text:p>12.399964</text:p>
          </table:table-cell>
          <table:table-cell table:formula="of:=[.A1630]*0.3048" office:value-type="float" office:value="3.7795090272" calcext:value-type="float">
            <text:p>3.7795090272</text:p>
          </table:table-cell>
        </table:table-row>
        <table:table-row table:style-name="ro1">
          <table:table-cell office:value-type="float" office:value="12.420912" calcext:value-type="float">
            <text:p>12.420912</text:p>
          </table:table-cell>
          <table:table-cell table:formula="of:=[.A1631]*0.3048" office:value-type="float" office:value="3.7858939776" calcext:value-type="float">
            <text:p>3.7858939776</text:p>
          </table:table-cell>
        </table:table-row>
        <table:table-row table:style-name="ro1">
          <table:table-cell office:value-type="float" office:value="12.442259" calcext:value-type="float">
            <text:p>12.442259</text:p>
          </table:table-cell>
          <table:table-cell table:formula="of:=[.A1632]*0.3048" office:value-type="float" office:value="3.7924005432" calcext:value-type="float">
            <text:p>3.7924005432</text:p>
          </table:table-cell>
        </table:table-row>
        <table:table-row table:style-name="ro1">
          <table:table-cell office:value-type="float" office:value="12.464011" calcext:value-type="float">
            <text:p>12.464011</text:p>
          </table:table-cell>
          <table:table-cell table:formula="of:=[.A1633]*0.3048" office:value-type="float" office:value="3.7990305528" calcext:value-type="float">
            <text:p>3.7990305528</text:p>
          </table:table-cell>
        </table:table-row>
        <table:table-row table:style-name="ro1">
          <table:table-cell office:value-type="float" office:value="12.486173" calcext:value-type="float">
            <text:p>12.486173</text:p>
          </table:table-cell>
          <table:table-cell table:formula="of:=[.A1634]*0.3048" office:value-type="float" office:value="3.8057855304" calcext:value-type="float">
            <text:p>3.8057855304</text:p>
          </table:table-cell>
        </table:table-row>
        <table:table-row table:style-name="ro1">
          <table:table-cell office:value-type="float" office:value="12.508752" calcext:value-type="float">
            <text:p>12.508752</text:p>
          </table:table-cell>
          <table:table-cell table:formula="of:=[.A1635]*0.3048" office:value-type="float" office:value="3.8126676096" calcext:value-type="float">
            <text:p>3.8126676096</text:p>
          </table:table-cell>
        </table:table-row>
        <table:table-row table:style-name="ro1">
          <table:table-cell office:value-type="float" office:value="12.531751" calcext:value-type="float">
            <text:p>12.531751</text:p>
          </table:table-cell>
          <table:table-cell table:formula="of:=[.A1636]*0.3048" office:value-type="float" office:value="3.8196777048" calcext:value-type="float">
            <text:p>3.8196777048</text:p>
          </table:table-cell>
        </table:table-row>
        <table:table-row table:style-name="ro1">
          <table:table-cell office:value-type="float" office:value="12.555173" calcext:value-type="float">
            <text:p>12.555173</text:p>
          </table:table-cell>
          <table:table-cell table:formula="of:=[.A1637]*0.3048" office:value-type="float" office:value="3.8268167304" calcext:value-type="float">
            <text:p>3.8268167304</text:p>
          </table:table-cell>
        </table:table-row>
        <table:table-row table:style-name="ro1">
          <table:table-cell office:value-type="float" office:value="12.579024" calcext:value-type="float">
            <text:p>12.579024</text:p>
          </table:table-cell>
          <table:table-cell table:formula="of:=[.A1638]*0.3048" office:value-type="float" office:value="3.8340865152" calcext:value-type="float">
            <text:p>3.8340865152</text:p>
          </table:table-cell>
        </table:table-row>
        <table:table-row table:style-name="ro1">
          <table:table-cell office:value-type="float" office:value="12.603306" calcext:value-type="float">
            <text:p>12.603306</text:p>
          </table:table-cell>
          <table:table-cell table:formula="of:=[.A1639]*0.3048" office:value-type="float" office:value="3.8414876688" calcext:value-type="float">
            <text:p>3.8414876688</text:p>
          </table:table-cell>
        </table:table-row>
        <table:table-row table:style-name="ro1">
          <table:table-cell office:value-type="float" office:value="12.628016" calcext:value-type="float">
            <text:p>12.628016</text:p>
          </table:table-cell>
          <table:table-cell table:formula="of:=[.A1640]*0.3048" office:value-type="float" office:value="3.8490192768" calcext:value-type="float">
            <text:p>3.8490192768</text:p>
          </table:table-cell>
        </table:table-row>
        <table:table-row table:style-name="ro1">
          <table:table-cell office:value-type="float" office:value="12.653161" calcext:value-type="float">
            <text:p>12.653161</text:p>
          </table:table-cell>
          <table:table-cell table:formula="of:=[.A1641]*0.3048" office:value-type="float" office:value="3.8566834728" calcext:value-type="float">
            <text:p>3.8566834728</text:p>
          </table:table-cell>
        </table:table-row>
        <table:table-row table:style-name="ro1">
          <table:table-cell office:value-type="float" office:value="12.678734" calcext:value-type="float">
            <text:p>12.678734</text:p>
          </table:table-cell>
          <table:table-cell table:formula="of:=[.A1642]*0.3048" office:value-type="float" office:value="3.8644781232" calcext:value-type="float">
            <text:p>3.8644781232</text:p>
          </table:table-cell>
        </table:table-row>
        <table:table-row table:style-name="ro1">
          <table:table-cell office:value-type="float" office:value="12.704743" calcext:value-type="float">
            <text:p>12.704743</text:p>
          </table:table-cell>
          <table:table-cell table:formula="of:=[.A1643]*0.3048" office:value-type="float" office:value="3.8724056664" calcext:value-type="float">
            <text:p>3.8724056664</text:p>
          </table:table-cell>
        </table:table-row>
        <table:table-row table:style-name="ro1">
          <table:table-cell office:value-type="float" office:value="12.731183" calcext:value-type="float">
            <text:p>12.731183</text:p>
          </table:table-cell>
          <table:table-cell table:formula="of:=[.A1644]*0.3048" office:value-type="float" office:value="3.8804645784" calcext:value-type="float">
            <text:p>3.8804645784</text:p>
          </table:table-cell>
        </table:table-row>
        <table:table-row table:style-name="ro1">
          <table:table-cell office:value-type="float" office:value="12.758043" calcext:value-type="float">
            <text:p>12.758043</text:p>
          </table:table-cell>
          <table:table-cell table:formula="of:=[.A1645]*0.3048" office:value-type="float" office:value="3.8886515064" calcext:value-type="float">
            <text:p>3.8886515064</text:p>
          </table:table-cell>
        </table:table-row>
        <table:table-row table:style-name="ro1">
          <table:table-cell office:value-type="float" office:value="12.785333" calcext:value-type="float">
            <text:p>12.785333</text:p>
          </table:table-cell>
          <table:table-cell table:formula="of:=[.A1646]*0.3048" office:value-type="float" office:value="3.8969694984" calcext:value-type="float">
            <text:p>3.8969694984</text:p>
          </table:table-cell>
        </table:table-row>
        <table:table-row table:style-name="ro1">
          <table:table-cell office:value-type="float" office:value="12.813037" calcext:value-type="float">
            <text:p>12.813037</text:p>
          </table:table-cell>
          <table:table-cell table:formula="of:=[.A1647]*0.3048" office:value-type="float" office:value="3.9054136776" calcext:value-type="float">
            <text:p>3.9054136776</text:p>
          </table:table-cell>
        </table:table-row>
        <table:table-row table:style-name="ro1">
          <table:table-cell office:value-type="float" office:value="12.841148" calcext:value-type="float">
            <text:p>12.841148</text:p>
          </table:table-cell>
          <table:table-cell table:formula="of:=[.A1648]*0.3048" office:value-type="float" office:value="3.9139819104" calcext:value-type="float">
            <text:p>3.9139819104</text:p>
          </table:table-cell>
        </table:table-row>
        <table:table-row table:style-name="ro1">
          <table:table-cell office:value-type="float" office:value="12.869665" calcext:value-type="float">
            <text:p>12.869665</text:p>
          </table:table-cell>
          <table:table-cell table:formula="of:=[.A1649]*0.3048" office:value-type="float" office:value="3.922673892" calcext:value-type="float">
            <text:p>3.922673892</text:p>
          </table:table-cell>
        </table:table-row>
        <table:table-row table:style-name="ro1">
          <table:table-cell office:value-type="float" office:value="12.898581" calcext:value-type="float">
            <text:p>12.898581</text:p>
          </table:table-cell>
          <table:table-cell table:formula="of:=[.A1650]*0.3048" office:value-type="float" office:value="3.9314874888" calcext:value-type="float">
            <text:p>3.9314874888</text:p>
          </table:table-cell>
        </table:table-row>
        <table:table-row table:style-name="ro1">
          <table:table-cell office:value-type="float" office:value="12.927877" calcext:value-type="float">
            <text:p>12.927877</text:p>
          </table:table-cell>
          <table:table-cell table:formula="of:=[.A1651]*0.3048" office:value-type="float" office:value="3.9404169096" calcext:value-type="float">
            <text:p>3.9404169096</text:p>
          </table:table-cell>
        </table:table-row>
        <table:table-row table:style-name="ro1">
          <table:table-cell office:value-type="float" office:value="12.95755" calcext:value-type="float">
            <text:p>12.95755</text:p>
          </table:table-cell>
          <table:table-cell table:formula="of:=[.A1652]*0.3048" office:value-type="float" office:value="3.94946124" calcext:value-type="float">
            <text:p>3.94946124</text:p>
          </table:table-cell>
        </table:table-row>
        <table:table-row table:style-name="ro1">
          <table:table-cell office:value-type="float" office:value="12.987585" calcext:value-type="float">
            <text:p>12.987585</text:p>
          </table:table-cell>
          <table:table-cell table:formula="of:=[.A1653]*0.3048" office:value-type="float" office:value="3.958615908" calcext:value-type="float">
            <text:p>3.958615908</text:p>
          </table:table-cell>
        </table:table-row>
        <table:table-row table:style-name="ro1">
          <table:table-cell office:value-type="float" office:value="13.017968" calcext:value-type="float">
            <text:p>13.017968</text:p>
          </table:table-cell>
          <table:table-cell table:formula="of:=[.A1654]*0.3048" office:value-type="float" office:value="3.9678766464" calcext:value-type="float">
            <text:p>3.9678766464</text:p>
          </table:table-cell>
        </table:table-row>
        <table:table-row table:style-name="ro1">
          <table:table-cell office:value-type="float" office:value="13.048692" calcext:value-type="float">
            <text:p>13.048692</text:p>
          </table:table-cell>
          <table:table-cell table:formula="of:=[.A1655]*0.3048" office:value-type="float" office:value="3.9772413216" calcext:value-type="float">
            <text:p>3.9772413216</text:p>
          </table:table-cell>
        </table:table-row>
        <table:table-row table:style-name="ro1">
          <table:table-cell office:value-type="float" office:value="13.079737" calcext:value-type="float">
            <text:p>13.079737</text:p>
          </table:table-cell>
          <table:table-cell table:formula="of:=[.A1656]*0.3048" office:value-type="float" office:value="3.9867038376" calcext:value-type="float">
            <text:p>3.9867038376</text:p>
          </table:table-cell>
        </table:table-row>
        <table:table-row table:style-name="ro1">
          <table:table-cell office:value-type="float" office:value="13.111088" calcext:value-type="float">
            <text:p>13.111088</text:p>
          </table:table-cell>
          <table:table-cell table:formula="of:=[.A1657]*0.3048" office:value-type="float" office:value="3.9962596224" calcext:value-type="float">
            <text:p>3.9962596224</text:p>
          </table:table-cell>
        </table:table-row>
        <table:table-row table:style-name="ro1">
          <table:table-cell office:value-type="float" office:value="13.142738" calcext:value-type="float">
            <text:p>13.142738</text:p>
          </table:table-cell>
          <table:table-cell table:formula="of:=[.A1658]*0.3048" office:value-type="float" office:value="4.0059065424" calcext:value-type="float">
            <text:p>4.0059065424</text:p>
          </table:table-cell>
        </table:table-row>
        <table:table-row table:style-name="ro1">
          <table:table-cell office:value-type="float" office:value="13.174668" calcext:value-type="float">
            <text:p>13.174668</text:p>
          </table:table-cell>
          <table:table-cell table:formula="of:=[.A1659]*0.3048" office:value-type="float" office:value="4.0156388064" calcext:value-type="float">
            <text:p>4.0156388064</text:p>
          </table:table-cell>
        </table:table-row>
        <table:table-row table:style-name="ro1">
          <table:table-cell office:value-type="float" office:value="13.206865" calcext:value-type="float">
            <text:p>13.206865</text:p>
          </table:table-cell>
          <table:table-cell table:formula="of:=[.A1660]*0.3048" office:value-type="float" office:value="4.025452452" calcext:value-type="float">
            <text:p>4.025452452</text:p>
          </table:table-cell>
        </table:table-row>
        <table:table-row table:style-name="ro1">
          <table:table-cell office:value-type="float" office:value="13.239318" calcext:value-type="float">
            <text:p>13.239318</text:p>
          </table:table-cell>
          <table:table-cell table:formula="of:=[.A1661]*0.3048" office:value-type="float" office:value="4.0353441264" calcext:value-type="float">
            <text:p>4.0353441264</text:p>
          </table:table-cell>
        </table:table-row>
        <table:table-row table:style-name="ro1">
          <table:table-cell office:value-type="float" office:value="13.272008" calcext:value-type="float">
            <text:p>13.272008</text:p>
          </table:table-cell>
          <table:table-cell table:formula="of:=[.A1662]*0.3048" office:value-type="float" office:value="4.0453080384" calcext:value-type="float">
            <text:p>4.0453080384</text:p>
          </table:table-cell>
        </table:table-row>
        <table:table-row table:style-name="ro1">
          <table:table-cell office:value-type="float" office:value="13.304918" calcext:value-type="float">
            <text:p>13.304918</text:p>
          </table:table-cell>
          <table:table-cell table:formula="of:=[.A1663]*0.3048" office:value-type="float" office:value="4.0553390064" calcext:value-type="float">
            <text:p>4.0553390064</text:p>
          </table:table-cell>
        </table:table-row>
        <table:table-row table:style-name="ro1">
          <table:table-cell office:value-type="float" office:value="13.338037" calcext:value-type="float">
            <text:p>13.338037</text:p>
          </table:table-cell>
          <table:table-cell table:formula="of:=[.A1664]*0.3048" office:value-type="float" office:value="4.0654336776" calcext:value-type="float">
            <text:p>4.0654336776</text:p>
          </table:table-cell>
        </table:table-row>
        <table:table-row table:style-name="ro1">
          <table:table-cell office:value-type="float" office:value="13.37135" calcext:value-type="float">
            <text:p>13.37135</text:p>
          </table:table-cell>
          <table:table-cell table:formula="of:=[.A1665]*0.3048" office:value-type="float" office:value="4.07558748" calcext:value-type="float">
            <text:p>4.07558748</text:p>
          </table:table-cell>
        </table:table-row>
        <table:table-row table:style-name="ro1">
          <table:table-cell office:value-type="float" office:value="13.404835" calcext:value-type="float">
            <text:p>13.404835</text:p>
          </table:table-cell>
          <table:table-cell table:formula="of:=[.A1666]*0.3048" office:value-type="float" office:value="4.085793708" calcext:value-type="float">
            <text:p>4.085793708</text:p>
          </table:table-cell>
        </table:table-row>
        <table:table-row table:style-name="ro1">
          <table:table-cell office:value-type="float" office:value="13.438484" calcext:value-type="float">
            <text:p>13.438484</text:p>
          </table:table-cell>
          <table:table-cell table:formula="of:=[.A1667]*0.3048" office:value-type="float" office:value="4.0960499232" calcext:value-type="float">
            <text:p>4.0960499232</text:p>
          </table:table-cell>
        </table:table-row>
        <table:table-row table:style-name="ro1">
          <table:table-cell office:value-type="float" office:value="13.472278" calcext:value-type="float">
            <text:p>13.472278</text:p>
          </table:table-cell>
          <table:table-cell table:formula="of:=[.A1668]*0.3048" office:value-type="float" office:value="4.1063503344" calcext:value-type="float">
            <text:p>4.1063503344</text:p>
          </table:table-cell>
        </table:table-row>
        <table:table-row table:style-name="ro1">
          <table:table-cell office:value-type="float" office:value="13.506203" calcext:value-type="float">
            <text:p>13.506203</text:p>
          </table:table-cell>
          <table:table-cell table:formula="of:=[.A1669]*0.3048" office:value-type="float" office:value="4.1166906744" calcext:value-type="float">
            <text:p>4.1166906744</text:p>
          </table:table-cell>
        </table:table-row>
        <table:table-row table:style-name="ro1">
          <table:table-cell office:value-type="float" office:value="13.540246" calcext:value-type="float">
            <text:p>13.540246</text:p>
          </table:table-cell>
          <table:table-cell table:formula="of:=[.A1670]*0.3048" office:value-type="float" office:value="4.1270669808" calcext:value-type="float">
            <text:p>4.1270669808</text:p>
          </table:table-cell>
        </table:table-row>
        <table:table-row table:style-name="ro1">
          <table:table-cell office:value-type="float" office:value="13.574389" calcext:value-type="float">
            <text:p>13.574389</text:p>
          </table:table-cell>
          <table:table-cell table:formula="of:=[.A1671]*0.3048" office:value-type="float" office:value="4.1374737672" calcext:value-type="float">
            <text:p>4.1374737672</text:p>
          </table:table-cell>
        </table:table-row>
        <table:table-row table:style-name="ro1">
          <table:table-cell office:value-type="float" office:value="13.608614" calcext:value-type="float">
            <text:p>13.608614</text:p>
          </table:table-cell>
          <table:table-cell table:formula="of:=[.A1672]*0.3048" office:value-type="float" office:value="4.1479055472" calcext:value-type="float">
            <text:p>4.1479055472</text:p>
          </table:table-cell>
        </table:table-row>
        <table:table-row table:style-name="ro1">
          <table:table-cell office:value-type="float" office:value="13.64291" calcext:value-type="float">
            <text:p>13.64291</text:p>
          </table:table-cell>
          <table:table-cell table:formula="of:=[.A1673]*0.3048" office:value-type="float" office:value="4.158358968" calcext:value-type="float">
            <text:p>4.158358968</text:p>
          </table:table-cell>
        </table:table-row>
        <table:table-row table:style-name="ro1">
          <table:table-cell office:value-type="float" office:value="13.677258" calcext:value-type="float">
            <text:p>13.677258</text:p>
          </table:table-cell>
          <table:table-cell table:formula="of:=[.A1674]*0.3048" office:value-type="float" office:value="4.1688282384" calcext:value-type="float">
            <text:p>4.1688282384</text:p>
          </table:table-cell>
        </table:table-row>
        <table:table-row table:style-name="ro1">
          <table:table-cell office:value-type="float" office:value="13.711645" calcext:value-type="float">
            <text:p>13.711645</text:p>
          </table:table-cell>
          <table:table-cell table:formula="of:=[.A1675]*0.3048" office:value-type="float" office:value="4.179309396" calcext:value-type="float">
            <text:p>4.179309396</text:p>
          </table:table-cell>
        </table:table-row>
        <table:table-row table:style-name="ro1">
          <table:table-cell office:value-type="float" office:value="13.746054" calcext:value-type="float">
            <text:p>13.746054</text:p>
          </table:table-cell>
          <table:table-cell table:formula="of:=[.A1676]*0.3048" office:value-type="float" office:value="4.1897972592" calcext:value-type="float">
            <text:p>4.1897972592</text:p>
          </table:table-cell>
        </table:table-row>
        <table:table-row table:style-name="ro1">
          <table:table-cell office:value-type="float" office:value="13.780474" calcext:value-type="float">
            <text:p>13.780474</text:p>
          </table:table-cell>
          <table:table-cell table:formula="of:=[.A1677]*0.3048" office:value-type="float" office:value="4.2002884752" calcext:value-type="float">
            <text:p>4.2002884752</text:p>
          </table:table-cell>
        </table:table-row>
        <table:table-row table:style-name="ro1">
          <table:table-cell office:value-type="float" office:value="13.814882" calcext:value-type="float">
            <text:p>13.814882</text:p>
          </table:table-cell>
          <table:table-cell table:formula="of:=[.A1678]*0.3048" office:value-type="float" office:value="4.2107760336" calcext:value-type="float">
            <text:p>4.2107760336</text:p>
          </table:table-cell>
        </table:table-row>
        <table:table-row table:style-name="ro1">
          <table:table-cell office:value-type="float" office:value="13.849277" calcext:value-type="float">
            <text:p>13.849277</text:p>
          </table:table-cell>
          <table:table-cell table:formula="of:=[.A1679]*0.3048" office:value-type="float" office:value="4.2212596296" calcext:value-type="float">
            <text:p>4.2212596296</text:p>
          </table:table-cell>
        </table:table-row>
        <table:table-row table:style-name="ro1">
          <table:table-cell office:value-type="float" office:value="13.883636" calcext:value-type="float">
            <text:p>13.883636</text:p>
          </table:table-cell>
          <table:table-cell table:formula="of:=[.A1680]*0.3048" office:value-type="float" office:value="4.2317322528" calcext:value-type="float">
            <text:p>4.2317322528</text:p>
          </table:table-cell>
        </table:table-row>
        <table:table-row table:style-name="ro1">
          <table:table-cell office:value-type="float" office:value="13.91795" calcext:value-type="float">
            <text:p>13.91795</text:p>
          </table:table-cell>
          <table:table-cell table:formula="of:=[.A1681]*0.3048" office:value-type="float" office:value="4.24219116" calcext:value-type="float">
            <text:p>4.24219116</text:p>
          </table:table-cell>
        </table:table-row>
        <table:table-row table:style-name="ro1">
          <table:table-cell office:value-type="float" office:value="13.952203" calcext:value-type="float">
            <text:p>13.952203</text:p>
          </table:table-cell>
          <table:table-cell table:formula="of:=[.A1682]*0.3048" office:value-type="float" office:value="4.2526314744" calcext:value-type="float">
            <text:p>4.2526314744</text:p>
          </table:table-cell>
        </table:table-row>
        <table:table-row table:style-name="ro1">
          <table:table-cell office:value-type="float" office:value="13.986381" calcext:value-type="float">
            <text:p>13.986381</text:p>
          </table:table-cell>
          <table:table-cell table:formula="of:=[.A1683]*0.3048" office:value-type="float" office:value="4.2630489288" calcext:value-type="float">
            <text:p>4.2630489288</text:p>
          </table:table-cell>
        </table:table-row>
        <table:table-row table:style-name="ro1">
          <table:table-cell office:value-type="float" office:value="14.020472" calcext:value-type="float">
            <text:p>14.020472</text:p>
          </table:table-cell>
          <table:table-cell table:formula="of:=[.A1684]*0.3048" office:value-type="float" office:value="4.2734398656" calcext:value-type="float">
            <text:p>4.2734398656</text:p>
          </table:table-cell>
        </table:table-row>
        <table:table-row table:style-name="ro1">
          <table:table-cell office:value-type="float" office:value="14.05446" calcext:value-type="float">
            <text:p>14.05446</text:p>
          </table:table-cell>
          <table:table-cell table:formula="of:=[.A1685]*0.3048" office:value-type="float" office:value="4.283799408" calcext:value-type="float">
            <text:p>4.283799408</text:p>
          </table:table-cell>
        </table:table-row>
        <table:table-row table:style-name="ro1">
          <table:table-cell office:value-type="float" office:value="14.088336" calcext:value-type="float">
            <text:p>14.088336</text:p>
          </table:table-cell>
          <table:table-cell table:formula="of:=[.A1686]*0.3048" office:value-type="float" office:value="4.2941248128" calcext:value-type="float">
            <text:p>4.2941248128</text:p>
          </table:table-cell>
        </table:table-row>
        <table:table-row table:style-name="ro1">
          <table:table-cell office:value-type="float" office:value="14.122081" calcext:value-type="float">
            <text:p>14.122081</text:p>
          </table:table-cell>
          <table:table-cell table:formula="of:=[.A1687]*0.3048" office:value-type="float" office:value="4.3044102888" calcext:value-type="float">
            <text:p>4.3044102888</text:p>
          </table:table-cell>
        </table:table-row>
        <table:table-row table:style-name="ro1">
          <table:table-cell office:value-type="float" office:value="14.155683" calcext:value-type="float">
            <text:p>14.155683</text:p>
          </table:table-cell>
          <table:table-cell table:formula="of:=[.A1688]*0.3048" office:value-type="float" office:value="4.3146521784" calcext:value-type="float">
            <text:p>4.3146521784</text:p>
          </table:table-cell>
        </table:table-row>
        <table:table-row table:style-name="ro1">
          <table:table-cell office:value-type="float" office:value="14.18913" calcext:value-type="float">
            <text:p>14.18913</text:p>
          </table:table-cell>
          <table:table-cell table:formula="of:=[.A1689]*0.3048" office:value-type="float" office:value="4.324846824" calcext:value-type="float">
            <text:p>4.324846824</text:p>
          </table:table-cell>
        </table:table-row>
        <table:table-row table:style-name="ro1">
          <table:table-cell office:value-type="float" office:value="14.222403" calcext:value-type="float">
            <text:p>14.222403</text:p>
          </table:table-cell>
          <table:table-cell table:formula="of:=[.A1690]*0.3048" office:value-type="float" office:value="4.3349884344" calcext:value-type="float">
            <text:p>4.3349884344</text:p>
          </table:table-cell>
        </table:table-row>
        <table:table-row table:style-name="ro1">
          <table:table-cell office:value-type="float" office:value="14.255488" calcext:value-type="float">
            <text:p>14.255488</text:p>
          </table:table-cell>
          <table:table-cell table:formula="of:=[.A1691]*0.3048" office:value-type="float" office:value="4.3450727424" calcext:value-type="float">
            <text:p>4.3450727424</text:p>
          </table:table-cell>
        </table:table-row>
        <table:table-row table:style-name="ro1">
          <table:table-cell office:value-type="float" office:value="14.288371" calcext:value-type="float">
            <text:p>14.288371</text:p>
          </table:table-cell>
          <table:table-cell table:formula="of:=[.A1692]*0.3048" office:value-type="float" office:value="4.3550954808" calcext:value-type="float">
            <text:p>4.3550954808</text:p>
          </table:table-cell>
        </table:table-row>
        <table:table-row table:style-name="ro1">
          <table:table-cell office:value-type="float" office:value="14.321026" calcext:value-type="float">
            <text:p>14.321026</text:p>
          </table:table-cell>
          <table:table-cell table:formula="of:=[.A1693]*0.3048" office:value-type="float" office:value="4.3650487248" calcext:value-type="float">
            <text:p>4.3650487248</text:p>
          </table:table-cell>
        </table:table-row>
        <table:table-row table:style-name="ro1">
          <table:table-cell office:value-type="float" office:value="14.35344" calcext:value-type="float">
            <text:p>14.35344</text:p>
          </table:table-cell>
          <table:table-cell table:formula="of:=[.A1694]*0.3048" office:value-type="float" office:value="4.374928512" calcext:value-type="float">
            <text:p>4.374928512</text:p>
          </table:table-cell>
        </table:table-row>
        <table:table-row table:style-name="ro1">
          <table:table-cell office:value-type="float" office:value="14.385592" calcext:value-type="float">
            <text:p>14.385592</text:p>
          </table:table-cell>
          <table:table-cell table:formula="of:=[.A1695]*0.3048" office:value-type="float" office:value="4.3847284416" calcext:value-type="float">
            <text:p>4.3847284416</text:p>
          </table:table-cell>
        </table:table-row>
        <table:table-row table:style-name="ro1">
          <table:table-cell office:value-type="float" office:value="14.417456" calcext:value-type="float">
            <text:p>14.417456</text:p>
          </table:table-cell>
          <table:table-cell table:formula="of:=[.A1696]*0.3048" office:value-type="float" office:value="4.3944405888" calcext:value-type="float">
            <text:p>4.3944405888</text:p>
          </table:table-cell>
        </table:table-row>
        <table:table-row table:style-name="ro1">
          <table:table-cell office:value-type="float" office:value="14.449013" calcext:value-type="float">
            <text:p>14.449013</text:p>
          </table:table-cell>
          <table:table-cell table:formula="of:=[.A1697]*0.3048" office:value-type="float" office:value="4.4040591624" calcext:value-type="float">
            <text:p>4.4040591624</text:p>
          </table:table-cell>
        </table:table-row>
        <table:table-row table:style-name="ro1">
          <table:table-cell office:value-type="float" office:value="14.480239" calcext:value-type="float">
            <text:p>14.480239</text:p>
          </table:table-cell>
          <table:table-cell table:formula="of:=[.A1698]*0.3048" office:value-type="float" office:value="4.4135768472" calcext:value-type="float">
            <text:p>4.4135768472</text:p>
          </table:table-cell>
        </table:table-row>
        <table:table-row table:style-name="ro1">
          <table:table-cell office:value-type="float" office:value="14.5111" calcext:value-type="float">
            <text:p>14.5111</text:p>
          </table:table-cell>
          <table:table-cell table:formula="of:=[.A1699]*0.3048" office:value-type="float" office:value="4.42298328" calcext:value-type="float">
            <text:p>4.42298328</text:p>
          </table:table-cell>
        </table:table-row>
        <table:table-row table:style-name="ro1">
          <table:table-cell office:value-type="float" office:value="14.541576" calcext:value-type="float">
            <text:p>14.541576</text:p>
          </table:table-cell>
          <table:table-cell table:formula="of:=[.A1700]*0.3048" office:value-type="float" office:value="4.4322723648" calcext:value-type="float">
            <text:p>4.4322723648</text:p>
          </table:table-cell>
        </table:table-row>
        <table:table-row table:style-name="ro1">
          <table:table-cell office:value-type="float" office:value="14.571637" calcext:value-type="float">
            <text:p>14.571637</text:p>
          </table:table-cell>
          <table:table-cell table:formula="of:=[.A1701]*0.3048" office:value-type="float" office:value="4.4414349576" calcext:value-type="float">
            <text:p>4.4414349576</text:p>
          </table:table-cell>
        </table:table-row>
        <table:table-row table:style-name="ro1">
          <table:table-cell office:value-type="float" office:value="14.601251" calcext:value-type="float">
            <text:p>14.601251</text:p>
          </table:table-cell>
          <table:table-cell table:formula="of:=[.A1702]*0.3048" office:value-type="float" office:value="4.4504613048" calcext:value-type="float">
            <text:p>4.4504613048</text:p>
          </table:table-cell>
        </table:table-row>
        <table:table-row table:style-name="ro1">
          <table:table-cell office:value-type="float" office:value="14.630387" calcext:value-type="float">
            <text:p>14.630387</text:p>
          </table:table-cell>
          <table:table-cell table:formula="of:=[.A1703]*0.3048" office:value-type="float" office:value="4.4593419576" calcext:value-type="float">
            <text:p>4.4593419576</text:p>
          </table:table-cell>
        </table:table-row>
        <table:table-row table:style-name="ro1">
          <table:table-cell office:value-type="float" office:value="14.659015" calcext:value-type="float">
            <text:p>14.659015</text:p>
          </table:table-cell>
          <table:table-cell table:formula="of:=[.A1704]*0.3048" office:value-type="float" office:value="4.468067772" calcext:value-type="float">
            <text:p>4.468067772</text:p>
          </table:table-cell>
        </table:table-row>
        <table:table-row table:style-name="ro1">
          <table:table-cell office:value-type="float" office:value="14.687099" calcext:value-type="float">
            <text:p>14.687099</text:p>
          </table:table-cell>
          <table:table-cell table:formula="of:=[.A1705]*0.3048" office:value-type="float" office:value="4.4766277752" calcext:value-type="float">
            <text:p>4.4766277752</text:p>
          </table:table-cell>
        </table:table-row>
        <table:table-row table:style-name="ro1">
          <table:table-cell office:value-type="float" office:value="14.714607" calcext:value-type="float">
            <text:p>14.714607</text:p>
          </table:table-cell>
          <table:table-cell table:formula="of:=[.A1706]*0.3048" office:value-type="float" office:value="4.4850122136" calcext:value-type="float">
            <text:p>4.4850122136</text:p>
          </table:table-cell>
        </table:table-row>
        <table:table-row table:style-name="ro1">
          <table:table-cell office:value-type="float" office:value="14.741507" calcext:value-type="float">
            <text:p>14.741507</text:p>
          </table:table-cell>
          <table:table-cell table:formula="of:=[.A1707]*0.3048" office:value-type="float" office:value="4.4932113336" calcext:value-type="float">
            <text:p>4.4932113336</text:p>
          </table:table-cell>
        </table:table-row>
        <table:table-row table:style-name="ro1">
          <table:table-cell office:value-type="float" office:value="14.76776" calcext:value-type="float">
            <text:p>14.76776</text:p>
          </table:table-cell>
          <table:table-cell table:formula="of:=[.A1708]*0.3048" office:value-type="float" office:value="4.501213248" calcext:value-type="float">
            <text:p>4.501213248</text:p>
          </table:table-cell>
        </table:table-row>
        <table:table-row table:style-name="ro1">
          <table:table-cell office:value-type="float" office:value="14.793335" calcext:value-type="float">
            <text:p>14.793335</text:p>
          </table:table-cell>
          <table:table-cell table:formula="of:=[.A1709]*0.3048" office:value-type="float" office:value="4.509008508" calcext:value-type="float">
            <text:p>4.509008508</text:p>
          </table:table-cell>
        </table:table-row>
        <table:table-row table:style-name="ro1">
          <table:table-cell office:value-type="float" office:value="14.818198" calcext:value-type="float">
            <text:p>14.818198</text:p>
          </table:table-cell>
          <table:table-cell table:formula="of:=[.A1710]*0.3048" office:value-type="float" office:value="4.5165867504" calcext:value-type="float">
            <text:p>4.5165867504</text:p>
          </table:table-cell>
        </table:table-row>
        <table:table-row table:style-name="ro1">
          <table:table-cell office:value-type="float" office:value="14.842314" calcext:value-type="float">
            <text:p>14.842314</text:p>
          </table:table-cell>
          <table:table-cell table:formula="of:=[.A1711]*0.3048" office:value-type="float" office:value="4.5239373072" calcext:value-type="float">
            <text:p>4.5239373072</text:p>
          </table:table-cell>
        </table:table-row>
        <table:table-row table:style-name="ro1">
          <table:table-cell office:value-type="float" office:value="14.865652" calcext:value-type="float">
            <text:p>14.865652</text:p>
          </table:table-cell>
          <table:table-cell table:formula="of:=[.A1712]*0.3048" office:value-type="float" office:value="4.5310507296" calcext:value-type="float">
            <text:p>4.5310507296</text:p>
          </table:table-cell>
        </table:table-row>
        <table:table-row table:style-name="ro1">
          <table:table-cell office:value-type="float" office:value="14.888181" calcext:value-type="float">
            <text:p>14.888181</text:p>
          </table:table-cell>
          <table:table-cell table:formula="of:=[.A1713]*0.3048" office:value-type="float" office:value="4.5379175688" calcext:value-type="float">
            <text:p>4.5379175688</text:p>
          </table:table-cell>
        </table:table-row>
        <table:table-row table:style-name="ro1">
          <table:table-cell office:value-type="float" office:value="14.909863" calcext:value-type="float">
            <text:p>14.909863</text:p>
          </table:table-cell>
          <table:table-cell table:formula="of:=[.A1714]*0.3048" office:value-type="float" office:value="4.5445262424" calcext:value-type="float">
            <text:p>4.5445262424</text:p>
          </table:table-cell>
        </table:table-row>
        <table:table-row table:style-name="ro1">
          <table:table-cell office:value-type="float" office:value="14.930675" calcext:value-type="float">
            <text:p>14.930675</text:p>
          </table:table-cell>
          <table:table-cell table:formula="of:=[.A1715]*0.3048" office:value-type="float" office:value="4.55086974" calcext:value-type="float">
            <text:p>4.55086974</text:p>
          </table:table-cell>
        </table:table-row>
        <table:table-row table:style-name="ro1">
          <table:table-cell office:value-type="float" office:value="14.950584" calcext:value-type="float">
            <text:p>14.950584</text:p>
          </table:table-cell>
          <table:table-cell table:formula="of:=[.A1716]*0.3048" office:value-type="float" office:value="4.5569380032" calcext:value-type="float">
            <text:p>4.5569380032</text:p>
          </table:table-cell>
        </table:table-row>
        <table:table-row table:style-name="ro1">
          <table:table-cell office:value-type="float" office:value="14.969563" calcext:value-type="float">
            <text:p>14.969563</text:p>
          </table:table-cell>
          <table:table-cell table:formula="of:=[.A1717]*0.3048" office:value-type="float" office:value="4.5627228024" calcext:value-type="float">
            <text:p>4.5627228024</text:p>
          </table:table-cell>
        </table:table-row>
        <table:table-row table:style-name="ro1">
          <table:table-cell office:value-type="float" office:value="14.987591" calcext:value-type="float">
            <text:p>14.987591</text:p>
          </table:table-cell>
          <table:table-cell table:formula="of:=[.A1718]*0.3048" office:value-type="float" office:value="4.5682177368" calcext:value-type="float">
            <text:p>4.5682177368</text:p>
          </table:table-cell>
        </table:table-row>
        <table:table-row table:style-name="ro1">
          <table:table-cell office:value-type="float" office:value="15.004638" calcext:value-type="float">
            <text:p>15.004638</text:p>
          </table:table-cell>
          <table:table-cell table:formula="of:=[.A1719]*0.3048" office:value-type="float" office:value="4.5734136624" calcext:value-type="float">
            <text:p>4.5734136624</text:p>
          </table:table-cell>
        </table:table-row>
        <table:table-row table:style-name="ro1">
          <table:table-cell office:value-type="float" office:value="15.02069" calcext:value-type="float">
            <text:p>15.02069</text:p>
          </table:table-cell>
          <table:table-cell table:formula="of:=[.A1720]*0.3048" office:value-type="float" office:value="4.578306312" calcext:value-type="float">
            <text:p>4.578306312</text:p>
          </table:table-cell>
        </table:table-row>
        <table:table-row table:style-name="ro1">
          <table:table-cell office:value-type="float" office:value="15.035721" calcext:value-type="float">
            <text:p>15.035721</text:p>
          </table:table-cell>
          <table:table-cell table:formula="of:=[.A1721]*0.3048" office:value-type="float" office:value="4.5828877608" calcext:value-type="float">
            <text:p>4.5828877608</text:p>
          </table:table-cell>
        </table:table-row>
        <table:table-row table:style-name="ro1">
          <table:table-cell office:value-type="float" office:value="15.04972" calcext:value-type="float">
            <text:p>15.04972</text:p>
          </table:table-cell>
          <table:table-cell table:formula="of:=[.A1722]*0.3048" office:value-type="float" office:value="4.587154656" calcext:value-type="float">
            <text:p>4.587154656</text:p>
          </table:table-cell>
        </table:table-row>
        <table:table-row table:style-name="ro1">
          <table:table-cell office:value-type="float" office:value="15.062666" calcext:value-type="float">
            <text:p>15.062666</text:p>
          </table:table-cell>
          <table:table-cell table:formula="of:=[.A1723]*0.3048" office:value-type="float" office:value="4.5911005968" calcext:value-type="float">
            <text:p>4.5911005968</text:p>
          </table:table-cell>
        </table:table-row>
        <table:table-row table:style-name="ro1">
          <table:table-cell office:value-type="float" office:value="15.074549" calcext:value-type="float">
            <text:p>15.074549</text:p>
          </table:table-cell>
          <table:table-cell table:formula="of:=[.A1724]*0.3048" office:value-type="float" office:value="4.5947225352" calcext:value-type="float">
            <text:p>4.5947225352</text:p>
          </table:table-cell>
        </table:table-row>
        <table:table-row table:style-name="ro1">
          <table:table-cell office:value-type="float" office:value="15.085355" calcext:value-type="float">
            <text:p>15.085355</text:p>
          </table:table-cell>
          <table:table-cell table:formula="of:=[.A1725]*0.3048" office:value-type="float" office:value="4.598016204" calcext:value-type="float">
            <text:p>4.598016204</text:p>
          </table:table-cell>
        </table:table-row>
        <table:table-row table:style-name="ro1">
          <table:table-cell office:value-type="float" office:value="15.095073" calcext:value-type="float">
            <text:p>15.095073</text:p>
          </table:table-cell>
          <table:table-cell table:formula="of:=[.A1726]*0.3048" office:value-type="float" office:value="4.6009782504" calcext:value-type="float">
            <text:p>4.6009782504</text:p>
          </table:table-cell>
        </table:table-row>
        <table:table-row table:style-name="ro1">
          <table:table-cell office:value-type="float" office:value="15.103699" calcext:value-type="float">
            <text:p>15.103699</text:p>
          </table:table-cell>
          <table:table-cell table:formula="of:=[.A1727]*0.3048" office:value-type="float" office:value="4.6036074552" calcext:value-type="float">
            <text:p>4.6036074552</text:p>
          </table:table-cell>
        </table:table-row>
        <table:table-row table:style-name="ro1">
          <table:table-cell office:value-type="float" office:value="15.111219" calcext:value-type="float">
            <text:p>15.111219</text:p>
          </table:table-cell>
          <table:table-cell table:formula="of:=[.A1728]*0.3048" office:value-type="float" office:value="4.6058995512" calcext:value-type="float">
            <text:p>4.6058995512</text:p>
          </table:table-cell>
        </table:table-row>
        <table:table-row table:style-name="ro1">
          <table:table-cell office:value-type="float" office:value="15.117632" calcext:value-type="float">
            <text:p>15.117632</text:p>
          </table:table-cell>
          <table:table-cell table:formula="of:=[.A1729]*0.3048" office:value-type="float" office:value="4.6078542336" calcext:value-type="float">
            <text:p>4.6078542336</text:p>
          </table:table-cell>
        </table:table-row>
        <table:table-row table:style-name="ro1">
          <table:table-cell office:value-type="float" office:value="15.122929" calcext:value-type="float">
            <text:p>15.122929</text:p>
          </table:table-cell>
          <table:table-cell table:formula="of:=[.A1730]*0.3048" office:value-type="float" office:value="4.6094687592" calcext:value-type="float">
            <text:p>4.6094687592</text:p>
          </table:table-cell>
        </table:table-row>
        <table:table-row table:style-name="ro1">
          <table:table-cell office:value-type="float" office:value="15.127106" calcext:value-type="float">
            <text:p>15.127106</text:p>
          </table:table-cell>
          <table:table-cell table:formula="of:=[.A1731]*0.3048" office:value-type="float" office:value="4.6107419088" calcext:value-type="float">
            <text:p>4.6107419088</text:p>
          </table:table-cell>
        </table:table-row>
        <table:table-row table:style-name="ro1">
          <table:table-cell office:value-type="float" office:value="15.13016" calcext:value-type="float">
            <text:p>15.13016</text:p>
          </table:table-cell>
          <table:table-cell table:formula="of:=[.A1732]*0.3048" office:value-type="float" office:value="4.611672768" calcext:value-type="float">
            <text:p>4.611672768</text:p>
          </table:table-cell>
        </table:table-row>
        <table:table-row table:style-name="ro1">
          <table:table-cell office:value-type="float" office:value="15.132087" calcext:value-type="float">
            <text:p>15.132087</text:p>
          </table:table-cell>
          <table:table-cell table:formula="of:=[.A1733]*0.3048" office:value-type="float" office:value="4.6122601176" calcext:value-type="float">
            <text:p>4.6122601176</text:p>
          </table:table-cell>
        </table:table-row>
        <table:table-row table:style-name="ro1">
          <table:table-cell office:value-type="float" office:value="15.132885" calcext:value-type="float">
            <text:p>15.132885</text:p>
          </table:table-cell>
          <table:table-cell table:formula="of:=[.A1734]*0.3048" office:value-type="float" office:value="4.612503348" calcext:value-type="float">
            <text:p>4.612503348</text:p>
          </table:table-cell>
        </table:table-row>
        <table:table-row table:style-name="ro1">
          <table:table-cell office:value-type="float" office:value="15.13255" calcext:value-type="float">
            <text:p>15.13255</text:p>
          </table:table-cell>
          <table:table-cell table:formula="of:=[.A1735]*0.3048" office:value-type="float" office:value="4.61240124" calcext:value-type="float">
            <text:p>4.61240124</text:p>
          </table:table-cell>
        </table:table-row>
        <table:table-row table:style-name="ro1">
          <table:table-cell office:value-type="float" office:value="15.131083" calcext:value-type="float">
            <text:p>15.131083</text:p>
          </table:table-cell>
          <table:table-cell table:formula="of:=[.A1736]*0.3048" office:value-type="float" office:value="4.6119540984" calcext:value-type="float">
            <text:p>4.6119540984</text:p>
          </table:table-cell>
        </table:table-row>
        <table:table-row table:style-name="ro1">
          <table:table-cell office:value-type="float" office:value="15.128476" calcext:value-type="float">
            <text:p>15.128476</text:p>
          </table:table-cell>
          <table:table-cell table:formula="of:=[.A1737]*0.3048" office:value-type="float" office:value="4.6111594848" calcext:value-type="float">
            <text:p>4.6111594848</text:p>
          </table:table-cell>
        </table:table-row>
        <table:table-row table:style-name="ro1">
          <table:table-cell office:value-type="float" office:value="15.12473" calcext:value-type="float">
            <text:p>15.12473</text:p>
          </table:table-cell>
          <table:table-cell table:formula="of:=[.A1738]*0.3048" office:value-type="float" office:value="4.610017704" calcext:value-type="float">
            <text:p>4.610017704</text:p>
          </table:table-cell>
        </table:table-row>
        <table:table-row table:style-name="ro1">
          <table:table-cell office:value-type="float" office:value="15.119843" calcext:value-type="float">
            <text:p>15.119843</text:p>
          </table:table-cell>
          <table:table-cell table:formula="of:=[.A1739]*0.3048" office:value-type="float" office:value="4.6085281464" calcext:value-type="float">
            <text:p>4.6085281464</text:p>
          </table:table-cell>
        </table:table-row>
        <table:table-row table:style-name="ro1">
          <table:table-cell office:value-type="float" office:value="15.113813" calcext:value-type="float">
            <text:p>15.113813</text:p>
          </table:table-cell>
          <table:table-cell table:formula="of:=[.A1740]*0.3048" office:value-type="float" office:value="4.6066902024" calcext:value-type="float">
            <text:p>4.6066902024</text:p>
          </table:table-cell>
        </table:table-row>
        <table:table-row table:style-name="ro1">
          <table:table-cell office:value-type="float" office:value="15.106637" calcext:value-type="float">
            <text:p>15.106637</text:p>
          </table:table-cell>
          <table:table-cell table:formula="of:=[.A1741]*0.3048" office:value-type="float" office:value="4.6045029576" calcext:value-type="float">
            <text:p>4.6045029576</text:p>
          </table:table-cell>
        </table:table-row>
        <table:table-row table:style-name="ro1">
          <table:table-cell office:value-type="float" office:value="15.098313" calcext:value-type="float">
            <text:p>15.098313</text:p>
          </table:table-cell>
          <table:table-cell table:formula="of:=[.A1742]*0.3048" office:value-type="float" office:value="4.6019658024" calcext:value-type="float">
            <text:p>4.6019658024</text:p>
          </table:table-cell>
        </table:table-row>
        <table:table-row table:style-name="ro1">
          <table:table-cell office:value-type="float" office:value="15.088842" calcext:value-type="float">
            <text:p>15.088842</text:p>
          </table:table-cell>
          <table:table-cell table:formula="of:=[.A1743]*0.3048" office:value-type="float" office:value="4.5990790416" calcext:value-type="float">
            <text:p>4.5990790416</text:p>
          </table:table-cell>
        </table:table-row>
        <table:table-row table:style-name="ro1">
          <table:table-cell office:value-type="float" office:value="15.078222" calcext:value-type="float">
            <text:p>15.078222</text:p>
          </table:table-cell>
          <table:table-cell table:formula="of:=[.A1744]*0.3048" office:value-type="float" office:value="4.5958420656" calcext:value-type="float">
            <text:p>4.5958420656</text:p>
          </table:table-cell>
        </table:table-row>
        <table:table-row table:style-name="ro1">
          <table:table-cell office:value-type="float" office:value="15.066451" calcext:value-type="float">
            <text:p>15.066451</text:p>
          </table:table-cell>
          <table:table-cell table:formula="of:=[.A1745]*0.3048" office:value-type="float" office:value="4.5922542648" calcext:value-type="float">
            <text:p>4.5922542648</text:p>
          </table:table-cell>
        </table:table-row>
        <table:table-row table:style-name="ro1">
          <table:table-cell office:value-type="float" office:value="15.053529" calcext:value-type="float">
            <text:p>15.053529</text:p>
          </table:table-cell>
          <table:table-cell table:formula="of:=[.A1746]*0.3048" office:value-type="float" office:value="4.5883156392" calcext:value-type="float">
            <text:p>4.5883156392</text:p>
          </table:table-cell>
        </table:table-row>
        <table:table-row table:style-name="ro1">
          <table:table-cell office:value-type="float" office:value="15.039457" calcext:value-type="float">
            <text:p>15.039457</text:p>
          </table:table-cell>
          <table:table-cell table:formula="of:=[.A1747]*0.3048" office:value-type="float" office:value="4.5840264936" calcext:value-type="float">
            <text:p>4.5840264936</text:p>
          </table:table-cell>
        </table:table-row>
        <table:table-row table:style-name="ro1">
          <table:table-cell office:value-type="float" office:value="15.024235" calcext:value-type="float">
            <text:p>15.024235</text:p>
          </table:table-cell>
          <table:table-cell table:formula="of:=[.A1748]*0.3048" office:value-type="float" office:value="4.579386828" calcext:value-type="float">
            <text:p>4.579386828</text:p>
          </table:table-cell>
        </table:table-row>
        <table:table-row table:style-name="ro1">
          <table:table-cell office:value-type="float" office:value="15.007865" calcext:value-type="float">
            <text:p>15.007865</text:p>
          </table:table-cell>
          <table:table-cell table:formula="of:=[.A1749]*0.3048" office:value-type="float" office:value="4.574397252" calcext:value-type="float">
            <text:p>4.574397252</text:p>
          </table:table-cell>
        </table:table-row>
        <table:table-row table:style-name="ro1">
          <table:table-cell office:value-type="float" office:value="14.990349" calcext:value-type="float">
            <text:p>14.990349</text:p>
          </table:table-cell>
          <table:table-cell table:formula="of:=[.A1750]*0.3048" office:value-type="float" office:value="4.5690583752" calcext:value-type="float">
            <text:p>4.5690583752</text:p>
          </table:table-cell>
        </table:table-row>
        <table:table-row table:style-name="ro1">
          <table:table-cell office:value-type="float" office:value="14.971689" calcext:value-type="float">
            <text:p>14.971689</text:p>
          </table:table-cell>
          <table:table-cell table:formula="of:=[.A1751]*0.3048" office:value-type="float" office:value="4.5633708072" calcext:value-type="float">
            <text:p>4.5633708072</text:p>
          </table:table-cell>
        </table:table-row>
        <table:table-row table:style-name="ro1">
          <table:table-cell office:value-type="float" office:value="14.95189" calcext:value-type="float">
            <text:p>14.95189</text:p>
          </table:table-cell>
          <table:table-cell table:formula="of:=[.A1752]*0.3048" office:value-type="float" office:value="4.557336072" calcext:value-type="float">
            <text:p>4.557336072</text:p>
          </table:table-cell>
        </table:table-row>
        <table:table-row table:style-name="ro1">
          <table:table-cell office:value-type="float" office:value="14.930955" calcext:value-type="float">
            <text:p>14.930955</text:p>
          </table:table-cell>
          <table:table-cell table:formula="of:=[.A1753]*0.3048" office:value-type="float" office:value="4.550955084" calcext:value-type="float">
            <text:p>4.550955084</text:p>
          </table:table-cell>
        </table:table-row>
        <table:table-row table:style-name="ro1">
          <table:table-cell office:value-type="float" office:value="14.908888" calcext:value-type="float">
            <text:p>14.908888</text:p>
          </table:table-cell>
          <table:table-cell table:formula="of:=[.A1754]*0.3048" office:value-type="float" office:value="4.5442290624" calcext:value-type="float">
            <text:p>4.5442290624</text:p>
          </table:table-cell>
        </table:table-row>
        <table:table-row table:style-name="ro1">
          <table:table-cell office:value-type="float" office:value="14.885699" calcext:value-type="float">
            <text:p>14.885699</text:p>
          </table:table-cell>
          <table:table-cell table:formula="of:=[.A1755]*0.3048" office:value-type="float" office:value="4.5371610552" calcext:value-type="float">
            <text:p>4.5371610552</text:p>
          </table:table-cell>
        </table:table-row>
        <table:table-row table:style-name="ro1">
          <table:table-cell office:value-type="float" office:value="14.861393" calcext:value-type="float">
            <text:p>14.861393</text:p>
          </table:table-cell>
          <table:table-cell table:formula="of:=[.A1756]*0.3048" office:value-type="float" office:value="4.5297525864" calcext:value-type="float">
            <text:p>4.5297525864</text:p>
          </table:table-cell>
        </table:table-row>
        <table:table-row table:style-name="ro1">
          <table:table-cell office:value-type="float" office:value="14.83598" calcext:value-type="float">
            <text:p>14.83598</text:p>
          </table:table-cell>
          <table:table-cell table:formula="of:=[.A1757]*0.3048" office:value-type="float" office:value="4.522006704" calcext:value-type="float">
            <text:p>4.522006704</text:p>
          </table:table-cell>
        </table:table-row>
        <table:table-row table:style-name="ro1">
          <table:table-cell office:value-type="float" office:value="14.809474" calcext:value-type="float">
            <text:p>14.809474</text:p>
          </table:table-cell>
          <table:table-cell table:formula="of:=[.A1758]*0.3048" office:value-type="float" office:value="4.5139276752" calcext:value-type="float">
            <text:p>4.5139276752</text:p>
          </table:table-cell>
        </table:table-row>
        <table:table-row table:style-name="ro1">
          <table:table-cell office:value-type="float" office:value="14.781879" calcext:value-type="float">
            <text:p>14.781879</text:p>
          </table:table-cell>
          <table:table-cell table:formula="of:=[.A1759]*0.3048" office:value-type="float" office:value="4.5055167192" calcext:value-type="float">
            <text:p>4.5055167192</text:p>
          </table:table-cell>
        </table:table-row>
        <table:table-row table:style-name="ro1">
          <table:table-cell office:value-type="float" office:value="14.753212" calcext:value-type="float">
            <text:p>14.753212</text:p>
          </table:table-cell>
          <table:table-cell table:formula="of:=[.A1760]*0.3048" office:value-type="float" office:value="4.4967790176" calcext:value-type="float">
            <text:p>4.4967790176</text:p>
          </table:table-cell>
        </table:table-row>
        <table:table-row table:style-name="ro1">
          <table:table-cell office:value-type="float" office:value="14.723485" calcext:value-type="float">
            <text:p>14.723485</text:p>
          </table:table-cell>
          <table:table-cell table:formula="of:=[.A1761]*0.3048" office:value-type="float" office:value="4.487718228" calcext:value-type="float">
            <text:p>4.487718228</text:p>
          </table:table-cell>
        </table:table-row>
        <table:table-row table:style-name="ro1">
          <table:table-cell office:value-type="float" office:value="14.692709" calcext:value-type="float">
            <text:p>14.692709</text:p>
          </table:table-cell>
          <table:table-cell table:formula="of:=[.A1762]*0.3048" office:value-type="float" office:value="4.4783377032" calcext:value-type="float">
            <text:p>4.4783377032</text:p>
          </table:table-cell>
        </table:table-row>
        <table:table-row table:style-name="ro1">
          <table:table-cell office:value-type="float" office:value="14.660897" calcext:value-type="float">
            <text:p>14.660897</text:p>
          </table:table-cell>
          <table:table-cell table:formula="of:=[.A1763]*0.3048" office:value-type="float" office:value="4.4686414056" calcext:value-type="float">
            <text:p>4.4686414056</text:p>
          </table:table-cell>
        </table:table-row>
        <table:table-row table:style-name="ro1">
          <table:table-cell office:value-type="float" office:value="14.628068" calcext:value-type="float">
            <text:p>14.628068</text:p>
          </table:table-cell>
          <table:table-cell table:formula="of:=[.A1764]*0.3048" office:value-type="float" office:value="4.4586351264" calcext:value-type="float">
            <text:p>4.4586351264</text:p>
          </table:table-cell>
        </table:table-row>
        <table:table-row table:style-name="ro1">
          <table:table-cell office:value-type="float" office:value="14.594232" calcext:value-type="float">
            <text:p>14.594232</text:p>
          </table:table-cell>
          <table:table-cell table:formula="of:=[.A1765]*0.3048" office:value-type="float" office:value="4.4483219136" calcext:value-type="float">
            <text:p>4.4483219136</text:p>
          </table:table-cell>
        </table:table-row>
        <table:table-row table:style-name="ro1">
          <table:table-cell office:value-type="float" office:value="14.559407" calcext:value-type="float">
            <text:p>14.559407</text:p>
          </table:table-cell>
          <table:table-cell table:formula="of:=[.A1766]*0.3048" office:value-type="float" office:value="4.4377072536" calcext:value-type="float">
            <text:p>4.4377072536</text:p>
          </table:table-cell>
        </table:table-row>
        <table:table-row table:style-name="ro1">
          <table:table-cell office:value-type="float" office:value="14.523603" calcext:value-type="float">
            <text:p>14.523603</text:p>
          </table:table-cell>
          <table:table-cell table:formula="of:=[.A1767]*0.3048" office:value-type="float" office:value="4.4267941944" calcext:value-type="float">
            <text:p>4.4267941944</text:p>
          </table:table-cell>
        </table:table-row>
        <table:table-row table:style-name="ro1">
          <table:table-cell office:value-type="float" office:value="14.486839" calcext:value-type="float">
            <text:p>14.486839</text:p>
          </table:table-cell>
          <table:table-cell table:formula="of:=[.A1768]*0.3048" office:value-type="float" office:value="4.4155885272" calcext:value-type="float">
            <text:p>4.4155885272</text:p>
          </table:table-cell>
        </table:table-row>
        <table:table-row table:style-name="ro1">
          <table:table-cell office:value-type="float" office:value="14.449123" calcext:value-type="float">
            <text:p>14.449123</text:p>
          </table:table-cell>
          <table:table-cell table:formula="of:=[.A1769]*0.3048" office:value-type="float" office:value="4.4040926904" calcext:value-type="float">
            <text:p>4.4040926904</text:p>
          </table:table-cell>
        </table:table-row>
        <table:table-row table:style-name="ro1">
          <table:table-cell office:value-type="float" office:value="14.410475" calcext:value-type="float">
            <text:p>14.410475</text:p>
          </table:table-cell>
          <table:table-cell table:formula="of:=[.A1770]*0.3048" office:value-type="float" office:value="4.39231278" calcext:value-type="float">
            <text:p>4.39231278</text:p>
          </table:table-cell>
        </table:table-row>
        <table:table-row table:style-name="ro1">
          <table:table-cell office:value-type="float" office:value="14.370903" calcext:value-type="float">
            <text:p>14.370903</text:p>
          </table:table-cell>
          <table:table-cell table:formula="of:=[.A1771]*0.3048" office:value-type="float" office:value="4.3802512344" calcext:value-type="float">
            <text:p>4.3802512344</text:p>
          </table:table-cell>
        </table:table-row>
        <table:table-row table:style-name="ro1">
          <table:table-cell office:value-type="float" office:value="14.330422" calcext:value-type="float">
            <text:p>14.330422</text:p>
          </table:table-cell>
          <table:table-cell table:formula="of:=[.A1772]*0.3048" office:value-type="float" office:value="4.3679126256" calcext:value-type="float">
            <text:p>4.3679126256</text:p>
          </table:table-cell>
        </table:table-row>
        <table:table-row table:style-name="ro1">
          <table:table-cell office:value-type="float" office:value="14.289046" calcext:value-type="float">
            <text:p>14.289046</text:p>
          </table:table-cell>
          <table:table-cell table:formula="of:=[.A1773]*0.3048" office:value-type="float" office:value="4.3553012208" calcext:value-type="float">
            <text:p>4.3553012208</text:p>
          </table:table-cell>
        </table:table-row>
        <table:table-row table:style-name="ro1">
          <table:table-cell office:value-type="float" office:value="14.246786" calcext:value-type="float">
            <text:p>14.246786</text:p>
          </table:table-cell>
          <table:table-cell table:formula="of:=[.A1774]*0.3048" office:value-type="float" office:value="4.3424203728" calcext:value-type="float">
            <text:p>4.3424203728</text:p>
          </table:table-cell>
        </table:table-row>
        <table:table-row table:style-name="ro1">
          <table:table-cell office:value-type="float" office:value="14.203651" calcext:value-type="float">
            <text:p>14.203651</text:p>
          </table:table-cell>
          <table:table-cell table:formula="of:=[.A1775]*0.3048" office:value-type="float" office:value="4.3292728248" calcext:value-type="float">
            <text:p>4.3292728248</text:p>
          </table:table-cell>
        </table:table-row>
        <table:table-row table:style-name="ro1">
          <table:table-cell office:value-type="float" office:value="14.15966" calcext:value-type="float">
            <text:p>14.15966</text:p>
          </table:table-cell>
          <table:table-cell table:formula="of:=[.A1776]*0.3048" office:value-type="float" office:value="4.315864368" calcext:value-type="float">
            <text:p>4.315864368</text:p>
          </table:table-cell>
        </table:table-row>
        <table:table-row table:style-name="ro1">
          <table:table-cell office:value-type="float" office:value="14.114819" calcext:value-type="float">
            <text:p>14.114819</text:p>
          </table:table-cell>
          <table:table-cell table:formula="of:=[.A1777]*0.3048" office:value-type="float" office:value="4.3021968312" calcext:value-type="float">
            <text:p>4.3021968312</text:p>
          </table:table-cell>
        </table:table-row>
        <table:table-row table:style-name="ro1">
          <table:table-cell office:value-type="float" office:value="14.069143" calcext:value-type="float">
            <text:p>14.069143</text:p>
          </table:table-cell>
          <table:table-cell table:formula="of:=[.A1778]*0.3048" office:value-type="float" office:value="4.2882747864" calcext:value-type="float">
            <text:p>4.2882747864</text:p>
          </table:table-cell>
        </table:table-row>
        <table:table-row table:style-name="ro1">
          <table:table-cell office:value-type="float" office:value="14.022647" calcext:value-type="float">
            <text:p>14.022647</text:p>
          </table:table-cell>
          <table:table-cell table:formula="of:=[.A1779]*0.3048" office:value-type="float" office:value="4.2741028056" calcext:value-type="float">
            <text:p>4.2741028056</text:p>
          </table:table-cell>
        </table:table-row>
        <table:table-row table:style-name="ro1">
          <table:table-cell office:value-type="float" office:value="13.975345" calcext:value-type="float">
            <text:p>13.975345</text:p>
          </table:table-cell>
          <table:table-cell table:formula="of:=[.A1780]*0.3048" office:value-type="float" office:value="4.259685156" calcext:value-type="float">
            <text:p>4.259685156</text:p>
          </table:table-cell>
        </table:table-row>
        <table:table-row table:style-name="ro1">
          <table:table-cell office:value-type="float" office:value="13.927246" calcext:value-type="float">
            <text:p>13.927246</text:p>
          </table:table-cell>
          <table:table-cell table:formula="of:=[.A1781]*0.3048" office:value-type="float" office:value="4.2450245808" calcext:value-type="float">
            <text:p>4.2450245808</text:p>
          </table:table-cell>
        </table:table-row>
        <table:table-row table:style-name="ro1">
          <table:table-cell office:value-type="float" office:value="13.878366" calcext:value-type="float">
            <text:p>13.878366</text:p>
          </table:table-cell>
          <table:table-cell table:formula="of:=[.A1782]*0.3048" office:value-type="float" office:value="4.2301259568" calcext:value-type="float">
            <text:p>4.2301259568</text:p>
          </table:table-cell>
        </table:table-row>
        <table:table-row table:style-name="ro1">
          <table:table-cell office:value-type="float" office:value="13.828721" calcext:value-type="float">
            <text:p>13.828721</text:p>
          </table:table-cell>
          <table:table-cell table:formula="of:=[.A1783]*0.3048" office:value-type="float" office:value="4.2149941608" calcext:value-type="float">
            <text:p>4.2149941608</text:p>
          </table:table-cell>
        </table:table-row>
        <table:table-row table:style-name="ro1">
          <table:table-cell office:value-type="float" office:value="13.77832" calcext:value-type="float">
            <text:p>13.77832</text:p>
          </table:table-cell>
          <table:table-cell table:formula="of:=[.A1784]*0.3048" office:value-type="float" office:value="4.199631936" calcext:value-type="float">
            <text:p>4.199631936</text:p>
          </table:table-cell>
        </table:table-row>
        <table:table-row table:style-name="ro1">
          <table:table-cell office:value-type="float" office:value="13.72718" calcext:value-type="float">
            <text:p>13.72718</text:p>
          </table:table-cell>
          <table:table-cell table:formula="of:=[.A1785]*0.3048" office:value-type="float" office:value="4.184044464" calcext:value-type="float">
            <text:p>4.184044464</text:p>
          </table:table-cell>
        </table:table-row>
        <table:table-row table:style-name="ro1">
          <table:table-cell office:value-type="float" office:value="13.675323" calcext:value-type="float">
            <text:p>13.675323</text:p>
          </table:table-cell>
          <table:table-cell table:formula="of:=[.A1786]*0.3048" office:value-type="float" office:value="4.1682384504" calcext:value-type="float">
            <text:p>4.1682384504</text:p>
          </table:table-cell>
        </table:table-row>
        <table:table-row table:style-name="ro1">
          <table:table-cell office:value-type="float" office:value="13.622755" calcext:value-type="float">
            <text:p>13.622755</text:p>
          </table:table-cell>
          <table:table-cell table:formula="of:=[.A1787]*0.3048" office:value-type="float" office:value="4.152215724" calcext:value-type="float">
            <text:p>4.152215724</text:p>
          </table:table-cell>
        </table:table-row>
        <table:table-row table:style-name="ro1">
          <table:table-cell office:value-type="float" office:value="13.569506" calcext:value-type="float">
            <text:p>13.569506</text:p>
          </table:table-cell>
          <table:table-cell table:formula="of:=[.A1788]*0.3048" office:value-type="float" office:value="4.1359854288" calcext:value-type="float">
            <text:p>4.1359854288</text:p>
          </table:table-cell>
        </table:table-row>
        <table:table-row table:style-name="ro1">
          <table:table-cell office:value-type="float" office:value="13.51559" calcext:value-type="float">
            <text:p>13.51559</text:p>
          </table:table-cell>
          <table:table-cell table:formula="of:=[.A1789]*0.3048" office:value-type="float" office:value="4.119551832" calcext:value-type="float">
            <text:p>4.119551832</text:p>
          </table:table-cell>
        </table:table-row>
        <table:table-row table:style-name="ro1">
          <table:table-cell office:value-type="float" office:value="13.461034" calcext:value-type="float">
            <text:p>13.461034</text:p>
          </table:table-cell>
          <table:table-cell table:formula="of:=[.A1790]*0.3048" office:value-type="float" office:value="4.1029231632" calcext:value-type="float">
            <text:p>4.1029231632</text:p>
          </table:table-cell>
        </table:table-row>
        <table:table-row table:style-name="ro1">
          <table:table-cell office:value-type="float" office:value="13.405855" calcext:value-type="float">
            <text:p>13.405855</text:p>
          </table:table-cell>
          <table:table-cell table:formula="of:=[.A1791]*0.3048" office:value-type="float" office:value="4.086104604" calcext:value-type="float">
            <text:p>4.086104604</text:p>
          </table:table-cell>
        </table:table-row>
        <table:table-row table:style-name="ro1">
          <table:table-cell office:value-type="float" office:value="13.350083" calcext:value-type="float">
            <text:p>13.350083</text:p>
          </table:table-cell>
          <table:table-cell table:formula="of:=[.A1792]*0.3048" office:value-type="float" office:value="4.0691052984" calcext:value-type="float">
            <text:p>4.0691052984</text:p>
          </table:table-cell>
        </table:table-row>
        <table:table-row table:style-name="ro1">
          <table:table-cell office:value-type="float" office:value="13.293738" calcext:value-type="float">
            <text:p>13.293738</text:p>
          </table:table-cell>
          <table:table-cell table:formula="of:=[.A1793]*0.3048" office:value-type="float" office:value="4.0519313424" calcext:value-type="float">
            <text:p>4.0519313424</text:p>
          </table:table-cell>
        </table:table-row>
        <table:table-row table:style-name="ro1">
          <table:table-cell office:value-type="float" office:value="13.236853" calcext:value-type="float">
            <text:p>13.236853</text:p>
          </table:table-cell>
          <table:table-cell table:formula="of:=[.A1794]*0.3048" office:value-type="float" office:value="4.0345927944" calcext:value-type="float">
            <text:p>4.0345927944</text:p>
          </table:table-cell>
        </table:table-row>
        <table:table-row table:style-name="ro1">
          <table:table-cell office:value-type="float" office:value="13.179451" calcext:value-type="float">
            <text:p>13.179451</text:p>
          </table:table-cell>
          <table:table-cell table:formula="of:=[.A1795]*0.3048" office:value-type="float" office:value="4.0170966648" calcext:value-type="float">
            <text:p>4.0170966648</text:p>
          </table:table-cell>
        </table:table-row>
        <table:table-row table:style-name="ro1">
          <table:table-cell office:value-type="float" office:value="13.121567" calcext:value-type="float">
            <text:p>13.121567</text:p>
          </table:table-cell>
          <table:table-cell table:formula="of:=[.A1796]*0.3048" office:value-type="float" office:value="3.9994536216" calcext:value-type="float">
            <text:p>3.9994536216</text:p>
          </table:table-cell>
        </table:table-row>
        <table:table-row table:style-name="ro1">
          <table:table-cell office:value-type="float" office:value="13.063231" calcext:value-type="float">
            <text:p>13.063231</text:p>
          </table:table-cell>
          <table:table-cell table:formula="of:=[.A1797]*0.3048" office:value-type="float" office:value="3.9816728088" calcext:value-type="float">
            <text:p>3.9816728088</text:p>
          </table:table-cell>
        </table:table-row>
        <table:table-row table:style-name="ro1">
          <table:table-cell office:value-type="float" office:value="13.00447" calcext:value-type="float">
            <text:p>13.00447</text:p>
          </table:table-cell>
          <table:table-cell table:formula="of:=[.A1798]*0.3048" office:value-type="float" office:value="3.963762456" calcext:value-type="float">
            <text:p>3.963762456</text:p>
          </table:table-cell>
        </table:table-row>
        <table:table-row table:style-name="ro1">
          <table:table-cell office:value-type="float" office:value="12.945317" calcext:value-type="float">
            <text:p>12.945317</text:p>
          </table:table-cell>
          <table:table-cell table:formula="of:=[.A1799]*0.3048" office:value-type="float" office:value="3.9457326216" calcext:value-type="float">
            <text:p>3.9457326216</text:p>
          </table:table-cell>
        </table:table-row>
        <table:table-row table:style-name="ro1">
          <table:table-cell office:value-type="float" office:value="12.885804" calcext:value-type="float">
            <text:p>12.885804</text:p>
          </table:table-cell>
          <table:table-cell table:formula="of:=[.A1800]*0.3048" office:value-type="float" office:value="3.9275930592" calcext:value-type="float">
            <text:p>3.9275930592</text:p>
          </table:table-cell>
        </table:table-row>
        <table:table-row table:style-name="ro1">
          <table:table-cell office:value-type="float" office:value="12.825966" calcext:value-type="float">
            <text:p>12.825966</text:p>
          </table:table-cell>
          <table:table-cell table:formula="of:=[.A1801]*0.3048" office:value-type="float" office:value="3.9093544368" calcext:value-type="float">
            <text:p>3.9093544368</text:p>
          </table:table-cell>
        </table:table-row>
        <table:table-row table:style-name="ro1">
          <table:table-cell office:value-type="float" office:value="12.765834" calcext:value-type="float">
            <text:p>12.765834</text:p>
          </table:table-cell>
          <table:table-cell table:formula="of:=[.A1802]*0.3048" office:value-type="float" office:value="3.8910262032" calcext:value-type="float">
            <text:p>3.8910262032</text:p>
          </table:table-cell>
        </table:table-row>
        <table:table-row table:style-name="ro1">
          <table:table-cell office:value-type="float" office:value="12.705443" calcext:value-type="float">
            <text:p>12.705443</text:p>
          </table:table-cell>
          <table:table-cell table:formula="of:=[.A1803]*0.3048" office:value-type="float" office:value="3.8726190264" calcext:value-type="float">
            <text:p>3.8726190264</text:p>
          </table:table-cell>
        </table:table-row>
        <table:table-row table:style-name="ro1">
          <table:table-cell office:value-type="float" office:value="12.644827" calcext:value-type="float">
            <text:p>12.644827</text:p>
          </table:table-cell>
          <table:table-cell table:formula="of:=[.A1804]*0.3048" office:value-type="float" office:value="3.8541432696" calcext:value-type="float">
            <text:p>3.8541432696</text:p>
          </table:table-cell>
        </table:table-row>
        <table:table-row table:style-name="ro1">
          <table:table-cell office:value-type="float" office:value="12.584013" calcext:value-type="float">
            <text:p>12.584013</text:p>
          </table:table-cell>
          <table:table-cell table:formula="of:=[.A1805]*0.3048" office:value-type="float" office:value="3.8356071624" calcext:value-type="float">
            <text:p>3.8356071624</text:p>
          </table:table-cell>
        </table:table-row>
        <table:table-row table:style-name="ro1">
          <table:table-cell office:value-type="float" office:value="12.523038" calcext:value-type="float">
            <text:p>12.523038</text:p>
          </table:table-cell>
          <table:table-cell table:formula="of:=[.A1806]*0.3048" office:value-type="float" office:value="3.8170219824" calcext:value-type="float">
            <text:p>3.8170219824</text:p>
          </table:table-cell>
        </table:table-row>
        <table:table-row table:style-name="ro1">
          <table:table-cell office:value-type="float" office:value="12.461938" calcext:value-type="float">
            <text:p>12.461938</text:p>
          </table:table-cell>
          <table:table-cell table:formula="of:=[.A1807]*0.3048" office:value-type="float" office:value="3.7983987024" calcext:value-type="float">
            <text:p>3.7983987024</text:p>
          </table:table-cell>
        </table:table-row>
        <table:table-row table:style-name="ro1">
          <table:table-cell office:value-type="float" office:value="12.400741" calcext:value-type="float">
            <text:p>12.400741</text:p>
          </table:table-cell>
          <table:table-cell table:formula="of:=[.A1808]*0.3048" office:value-type="float" office:value="3.7797458568" calcext:value-type="float">
            <text:p>3.7797458568</text:p>
          </table:table-cell>
        </table:table-row>
        <table:table-row table:style-name="ro1">
          <table:table-cell office:value-type="float" office:value="12.339487" calcext:value-type="float">
            <text:p>12.339487</text:p>
          </table:table-cell>
          <table:table-cell table:formula="of:=[.A1809]*0.3048" office:value-type="float" office:value="3.7610756376" calcext:value-type="float">
            <text:p>3.7610756376</text:p>
          </table:table-cell>
        </table:table-row>
        <table:table-row table:style-name="ro1">
          <table:table-cell office:value-type="float" office:value="12.278206" calcext:value-type="float">
            <text:p>12.278206</text:p>
          </table:table-cell>
          <table:table-cell table:formula="of:=[.A1810]*0.3048" office:value-type="float" office:value="3.7423971888" calcext:value-type="float">
            <text:p>3.7423971888</text:p>
          </table:table-cell>
        </table:table-row>
        <table:table-row table:style-name="ro1">
          <table:table-cell office:value-type="float" office:value="12.216929" calcext:value-type="float">
            <text:p>12.216929</text:p>
          </table:table-cell>
          <table:table-cell table:formula="of:=[.A1811]*0.3048" office:value-type="float" office:value="3.7237199592" calcext:value-type="float">
            <text:p>3.7237199592</text:p>
          </table:table-cell>
        </table:table-row>
        <table:table-row table:style-name="ro1">
          <table:table-cell office:value-type="float" office:value="12.155693" calcext:value-type="float">
            <text:p>12.155693</text:p>
          </table:table-cell>
          <table:table-cell table:formula="of:=[.A1812]*0.3048" office:value-type="float" office:value="3.7050552264" calcext:value-type="float">
            <text:p>3.7050552264</text:p>
          </table:table-cell>
        </table:table-row>
        <table:table-row table:style-name="ro1">
          <table:table-cell office:value-type="float" office:value="12.09453" calcext:value-type="float">
            <text:p>12.09453</text:p>
          </table:table-cell>
          <table:table-cell table:formula="of:=[.A1813]*0.3048" office:value-type="float" office:value="3.686412744" calcext:value-type="float">
            <text:p>3.686412744</text:p>
          </table:table-cell>
        </table:table-row>
        <table:table-row table:style-name="ro1">
          <table:table-cell office:value-type="float" office:value="12.033472" calcext:value-type="float">
            <text:p>12.033472</text:p>
          </table:table-cell>
          <table:table-cell table:formula="of:=[.A1814]*0.3048" office:value-type="float" office:value="3.6678022656" calcext:value-type="float">
            <text:p>3.6678022656</text:p>
          </table:table-cell>
        </table:table-row>
        <table:table-row table:style-name="ro1">
          <table:table-cell office:value-type="float" office:value="11.972555" calcext:value-type="float">
            <text:p>11.972555</text:p>
          </table:table-cell>
          <table:table-cell table:formula="of:=[.A1815]*0.3048" office:value-type="float" office:value="3.649234764" calcext:value-type="float">
            <text:p>3.649234764</text:p>
          </table:table-cell>
        </table:table-row>
        <table:table-row table:style-name="ro1">
          <table:table-cell office:value-type="float" office:value="11.91181" calcext:value-type="float">
            <text:p>11.91181</text:p>
          </table:table-cell>
          <table:table-cell table:formula="of:=[.A1816]*0.3048" office:value-type="float" office:value="3.630719688" calcext:value-type="float">
            <text:p>3.630719688</text:p>
          </table:table-cell>
        </table:table-row>
        <table:table-row table:style-name="ro1">
          <table:table-cell office:value-type="float" office:value="11.851269" calcext:value-type="float">
            <text:p>11.851269</text:p>
          </table:table-cell>
          <table:table-cell table:formula="of:=[.A1817]*0.3048" office:value-type="float" office:value="3.6122667912" calcext:value-type="float">
            <text:p>3.6122667912</text:p>
          </table:table-cell>
        </table:table-row>
        <table:table-row table:style-name="ro1">
          <table:table-cell office:value-type="float" office:value="11.790965" calcext:value-type="float">
            <text:p>11.790965</text:p>
          </table:table-cell>
          <table:table-cell table:formula="of:=[.A1818]*0.3048" office:value-type="float" office:value="3.593886132" calcext:value-type="float">
            <text:p>3.593886132</text:p>
          </table:table-cell>
        </table:table-row>
        <table:table-row table:style-name="ro1">
          <table:table-cell office:value-type="float" office:value="11.73093" calcext:value-type="float">
            <text:p>11.73093</text:p>
          </table:table-cell>
          <table:table-cell table:formula="of:=[.A1819]*0.3048" office:value-type="float" office:value="3.575587464" calcext:value-type="float">
            <text:p>3.575587464</text:p>
          </table:table-cell>
        </table:table-row>
        <table:table-row table:style-name="ro1">
          <table:table-cell office:value-type="float" office:value="11.671195" calcext:value-type="float">
            <text:p>11.671195</text:p>
          </table:table-cell>
          <table:table-cell table:formula="of:=[.A1820]*0.3048" office:value-type="float" office:value="3.557380236" calcext:value-type="float">
            <text:p>3.557380236</text:p>
          </table:table-cell>
        </table:table-row>
        <table:table-row table:style-name="ro1">
          <table:table-cell office:value-type="float" office:value="11.61179" calcext:value-type="float">
            <text:p>11.61179</text:p>
          </table:table-cell>
          <table:table-cell table:formula="of:=[.A1821]*0.3048" office:value-type="float" office:value="3.539273592" calcext:value-type="float">
            <text:p>3.539273592</text:p>
          </table:table-cell>
        </table:table-row>
        <table:table-row table:style-name="ro1">
          <table:table-cell office:value-type="float" office:value="11.552746" calcext:value-type="float">
            <text:p>11.552746</text:p>
          </table:table-cell>
          <table:table-cell table:formula="of:=[.A1822]*0.3048" office:value-type="float" office:value="3.5212769808" calcext:value-type="float">
            <text:p>3.5212769808</text:p>
          </table:table-cell>
        </table:table-row>
        <table:table-row table:style-name="ro1">
          <table:table-cell office:value-type="float" office:value="11.4940882" calcext:value-type="float">
            <text:p>11.4940882</text:p>
          </table:table-cell>
          <table:table-cell table:formula="of:=[.A1823]*0.3048" office:value-type="float" office:value="3.50339808336" calcext:value-type="float">
            <text:p>3.50339808336</text:p>
          </table:table-cell>
        </table:table-row>
        <table:table-row table:style-name="ro1">
          <table:table-cell office:value-type="float" office:value="11.4358492" calcext:value-type="float">
            <text:p>11.4358492</text:p>
          </table:table-cell>
          <table:table-cell table:formula="of:=[.A1824]*0.3048" office:value-type="float" office:value="3.48564683616" calcext:value-type="float">
            <text:p>3.48564683616</text:p>
          </table:table-cell>
        </table:table-row>
        <table:table-row table:style-name="ro1">
          <table:table-cell office:value-type="float" office:value="11.3780584" calcext:value-type="float">
            <text:p>11.3780584</text:p>
          </table:table-cell>
          <table:table-cell table:formula="of:=[.A1825]*0.3048" office:value-type="float" office:value="3.46803220032" calcext:value-type="float">
            <text:p>3.46803220032</text:p>
          </table:table-cell>
        </table:table-row>
        <table:table-row table:style-name="ro1">
          <table:table-cell office:value-type="float" office:value="11.3207397" calcext:value-type="float">
            <text:p>11.3207397</text:p>
          </table:table-cell>
          <table:table-cell table:formula="of:=[.A1826]*0.3048" office:value-type="float" office:value="3.45056146056" calcext:value-type="float">
            <text:p>3.45056146056</text:p>
          </table:table-cell>
        </table:table-row>
        <table:table-row table:style-name="ro1">
          <table:table-cell office:value-type="float" office:value="11.2639217" calcext:value-type="float">
            <text:p>11.2639217</text:p>
          </table:table-cell>
          <table:table-cell table:formula="of:=[.A1827]*0.3048" office:value-type="float" office:value="3.43324333416" calcext:value-type="float">
            <text:p>3.43324333416</text:p>
          </table:table-cell>
        </table:table-row>
        <table:table-row table:style-name="ro1">
          <table:table-cell office:value-type="float" office:value="11.2076302" calcext:value-type="float">
            <text:p>11.2076302</text:p>
          </table:table-cell>
          <table:table-cell table:formula="of:=[.A1828]*0.3048" office:value-type="float" office:value="3.41608568496" calcext:value-type="float">
            <text:p>3.41608568496</text:p>
          </table:table-cell>
        </table:table-row>
        <table:table-row table:style-name="ro1">
          <table:table-cell office:value-type="float" office:value="11.1518946" calcext:value-type="float">
            <text:p>11.1518946</text:p>
          </table:table-cell>
          <table:table-cell table:formula="of:=[.A1829]*0.3048" office:value-type="float" office:value="3.39909747408" calcext:value-type="float">
            <text:p>3.39909747408</text:p>
          </table:table-cell>
        </table:table-row>
        <table:table-row table:style-name="ro1">
          <table:table-cell office:value-type="float" office:value="11.0967388" calcext:value-type="float">
            <text:p>11.0967388</text:p>
          </table:table-cell>
          <table:table-cell table:formula="of:=[.A1830]*0.3048" office:value-type="float" office:value="3.38228598624" calcext:value-type="float">
            <text:p>3.38228598624</text:p>
          </table:table-cell>
        </table:table-row>
        <table:table-row table:style-name="ro1">
          <table:table-cell office:value-type="float" office:value="11.0421858" calcext:value-type="float">
            <text:p>11.0421858</text:p>
          </table:table-cell>
          <table:table-cell table:formula="of:=[.A1831]*0.3048" office:value-type="float" office:value="3.36565823184" calcext:value-type="float">
            <text:p>3.36565823184</text:p>
          </table:table-cell>
        </table:table-row>
        <table:table-row table:style-name="ro1">
          <table:table-cell office:value-type="float" office:value="10.9882698" calcext:value-type="float">
            <text:p>10.9882698</text:p>
          </table:table-cell>
          <table:table-cell table:formula="of:=[.A1832]*0.3048" office:value-type="float" office:value="3.34922463504" calcext:value-type="float">
            <text:p>3.34922463504</text:p>
          </table:table-cell>
        </table:table-row>
        <table:table-row table:style-name="ro1">
          <table:table-cell office:value-type="float" office:value="10.9350052" calcext:value-type="float">
            <text:p>10.9350052</text:p>
          </table:table-cell>
          <table:table-cell table:formula="of:=[.A1833]*0.3048" office:value-type="float" office:value="3.33298958496" calcext:value-type="float">
            <text:p>3.33298958496</text:p>
          </table:table-cell>
        </table:table-row>
        <table:table-row table:style-name="ro1">
          <table:table-cell office:value-type="float" office:value="10.8824263" calcext:value-type="float">
            <text:p>10.8824263</text:p>
          </table:table-cell>
          <table:table-cell table:formula="of:=[.A1834]*0.3048" office:value-type="float" office:value="3.31696353624" calcext:value-type="float">
            <text:p>3.31696353624</text:p>
          </table:table-cell>
        </table:table-row>
        <table:table-row table:style-name="ro1">
          <table:table-cell office:value-type="float" office:value="10.8305578" calcext:value-type="float">
            <text:p>10.8305578</text:p>
          </table:table-cell>
          <table:table-cell table:formula="of:=[.A1835]*0.3048" office:value-type="float" office:value="3.30115401744" calcext:value-type="float">
            <text:p>3.30115401744</text:p>
          </table:table-cell>
        </table:table-row>
        <table:table-row table:style-name="ro1">
          <table:table-cell office:value-type="float" office:value="10.7794247" calcext:value-type="float">
            <text:p>10.7794247</text:p>
          </table:table-cell>
          <table:table-cell table:formula="of:=[.A1836]*0.3048" office:value-type="float" office:value="3.28556864856" calcext:value-type="float">
            <text:p>3.28556864856</text:p>
          </table:table-cell>
        </table:table-row>
        <table:table-row table:style-name="ro1">
          <table:table-cell office:value-type="float" office:value="10.7290525" calcext:value-type="float">
            <text:p>10.7290525</text:p>
          </table:table-cell>
          <table:table-cell table:formula="of:=[.A1837]*0.3048" office:value-type="float" office:value="3.270215202" calcext:value-type="float">
            <text:p>3.270215202</text:p>
          </table:table-cell>
        </table:table-row>
        <table:table-row table:style-name="ro1">
          <table:table-cell office:value-type="float" office:value="10.6794729" calcext:value-type="float">
            <text:p>10.6794729</text:p>
          </table:table-cell>
          <table:table-cell table:formula="of:=[.A1838]*0.3048" office:value-type="float" office:value="3.25510333992" calcext:value-type="float">
            <text:p>3.25510333992</text:p>
          </table:table-cell>
        </table:table-row>
        <table:table-row table:style-name="ro1">
          <table:table-cell office:value-type="float" office:value="10.6307077" calcext:value-type="float">
            <text:p>10.6307077</text:p>
          </table:table-cell>
          <table:table-cell table:formula="of:=[.A1839]*0.3048" office:value-type="float" office:value="3.24023970696" calcext:value-type="float">
            <text:p>3.24023970696</text:p>
          </table:table-cell>
        </table:table-row>
        <table:table-row table:style-name="ro1">
          <table:table-cell office:value-type="float" office:value="10.5827866" calcext:value-type="float">
            <text:p>10.5827866</text:p>
          </table:table-cell>
          <table:table-cell table:formula="of:=[.A1840]*0.3048" office:value-type="float" office:value="3.22563335568" calcext:value-type="float">
            <text:p>3.22563335568</text:p>
          </table:table-cell>
        </table:table-row>
        <table:table-row table:style-name="ro1">
          <table:table-cell office:value-type="float" office:value="10.535737" calcext:value-type="float">
            <text:p>10.535737</text:p>
          </table:table-cell>
          <table:table-cell table:formula="of:=[.A1841]*0.3048" office:value-type="float" office:value="3.2112926376" calcext:value-type="float">
            <text:p>3.2112926376</text:p>
          </table:table-cell>
        </table:table-row>
        <table:table-row table:style-name="ro1">
          <table:table-cell office:value-type="float" office:value="10.4895802" calcext:value-type="float">
            <text:p>10.4895802</text:p>
          </table:table-cell>
          <table:table-cell table:formula="of:=[.A1842]*0.3048" office:value-type="float" office:value="3.19722404496" calcext:value-type="float">
            <text:p>3.19722404496</text:p>
          </table:table-cell>
        </table:table-row>
        <table:table-row table:style-name="ro1">
          <table:table-cell office:value-type="float" office:value="10.4443464" calcext:value-type="float">
            <text:p>10.4443464</text:p>
          </table:table-cell>
          <table:table-cell table:formula="of:=[.A1843]*0.3048" office:value-type="float" office:value="3.18343678272" calcext:value-type="float">
            <text:p>3.18343678272</text:p>
          </table:table-cell>
        </table:table-row>
        <table:table-row table:style-name="ro1">
          <table:table-cell office:value-type="float" office:value="10.4000587" calcext:value-type="float">
            <text:p>10.4000587</text:p>
          </table:table-cell>
          <table:table-cell table:formula="of:=[.A1844]*0.3048" office:value-type="float" office:value="3.16993789176" calcext:value-type="float">
            <text:p>3.16993789176</text:p>
          </table:table-cell>
        </table:table-row>
        <table:table-row table:style-name="ro1">
          <table:table-cell office:value-type="float" office:value="10.35674" calcext:value-type="float">
            <text:p>10.35674</text:p>
          </table:table-cell>
          <table:table-cell table:formula="of:=[.A1845]*0.3048" office:value-type="float" office:value="3.156734352" calcext:value-type="float">
            <text:p>3.156734352</text:p>
          </table:table-cell>
        </table:table-row>
        <table:table-row table:style-name="ro1">
          <table:table-cell office:value-type="float" office:value="10.314414" calcext:value-type="float">
            <text:p>10.314414</text:p>
          </table:table-cell>
          <table:table-cell table:formula="of:=[.A1846]*0.3048" office:value-type="float" office:value="3.1438333872" calcext:value-type="float">
            <text:p>3.1438333872</text:p>
          </table:table-cell>
        </table:table-row>
        <table:table-row table:style-name="ro1">
          <table:table-cell office:value-type="float" office:value="10.2730989" calcext:value-type="float">
            <text:p>10.2730989</text:p>
          </table:table-cell>
          <table:table-cell table:formula="of:=[.A1847]*0.3048" office:value-type="float" office:value="3.13124054472" calcext:value-type="float">
            <text:p>3.13124054472</text:p>
          </table:table-cell>
        </table:table-row>
        <table:table-row table:style-name="ro1">
          <table:table-cell office:value-type="float" office:value="10.2328157" calcext:value-type="float">
            <text:p>10.2328157</text:p>
          </table:table-cell>
          <table:table-cell table:formula="of:=[.A1848]*0.3048" office:value-type="float" office:value="3.11896222536" calcext:value-type="float">
            <text:p>3.11896222536</text:p>
          </table:table-cell>
        </table:table-row>
        <table:table-row table:style-name="ro1">
          <table:table-cell office:value-type="float" office:value="10.1935825" calcext:value-type="float">
            <text:p>10.1935825</text:p>
          </table:table-cell>
          <table:table-cell table:formula="of:=[.A1849]*0.3048" office:value-type="float" office:value="3.107003946" calcext:value-type="float">
            <text:p>3.107003946</text:p>
          </table:table-cell>
        </table:table-row>
        <table:table-row table:style-name="ro1">
          <table:table-cell office:value-type="float" office:value="10.1554174" calcext:value-type="float">
            <text:p>10.1554174</text:p>
          </table:table-cell>
          <table:table-cell table:formula="of:=[.A1850]*0.3048" office:value-type="float" office:value="3.09537122352" calcext:value-type="float">
            <text:p>3.09537122352</text:p>
          </table:table-cell>
        </table:table-row>
        <table:table-row table:style-name="ro1">
          <table:table-cell office:value-type="float" office:value="10.1183319" calcext:value-type="float">
            <text:p>10.1183319</text:p>
          </table:table-cell>
          <table:table-cell table:formula="of:=[.A1851]*0.3048" office:value-type="float" office:value="3.08406756312" calcext:value-type="float">
            <text:p>3.08406756312</text:p>
          </table:table-cell>
        </table:table-row>
        <table:table-row table:style-name="ro1">
          <table:table-cell office:value-type="float" office:value="10.0823441" calcext:value-type="float">
            <text:p>10.0823441</text:p>
          </table:table-cell>
          <table:table-cell table:formula="of:=[.A1852]*0.3048" office:value-type="float" office:value="3.07309848168" calcext:value-type="float">
            <text:p>3.07309848168</text:p>
          </table:table-cell>
        </table:table-row>
        <table:table-row table:style-name="ro1">
          <table:table-cell office:value-type="float" office:value="10.0474682" calcext:value-type="float">
            <text:p>10.0474682</text:p>
          </table:table-cell>
          <table:table-cell table:formula="of:=[.A1853]*0.3048" office:value-type="float" office:value="3.06246830736" calcext:value-type="float">
            <text:p>3.06246830736</text:p>
          </table:table-cell>
        </table:table-row>
        <table:table-row table:style-name="ro1">
          <table:table-cell office:value-type="float" office:value="10.0137129" calcext:value-type="float">
            <text:p>10.0137129</text:p>
          </table:table-cell>
          <table:table-cell table:formula="of:=[.A1854]*0.3048" office:value-type="float" office:value="3.05217969192" calcext:value-type="float">
            <text:p>3.05217969192</text:p>
          </table:table-cell>
        </table:table-row>
        <table:table-row table:style-name="ro1">
          <table:table-cell office:value-type="float" office:value="9.9810944" calcext:value-type="float">
            <text:p>9.9810944</text:p>
          </table:table-cell>
          <table:table-cell table:formula="of:=[.A1855]*0.3048" office:value-type="float" office:value="3.04223757312" calcext:value-type="float">
            <text:p>3.04223757312</text:p>
          </table:table-cell>
        </table:table-row>
        <table:table-row table:style-name="ro1">
          <table:table-cell office:value-type="float" office:value="9.949625" calcext:value-type="float">
            <text:p>9.949625</text:p>
          </table:table-cell>
          <table:table-cell table:formula="of:=[.A1856]*0.3048" office:value-type="float" office:value="3.0326457" calcext:value-type="float">
            <text:p>3.0326457</text:p>
          </table:table-cell>
        </table:table-row>
        <table:table-row table:style-name="ro1">
          <table:table-cell office:value-type="float" office:value="9.9193153" calcext:value-type="float">
            <text:p>9.9193153</text:p>
          </table:table-cell>
          <table:table-cell table:formula="of:=[.A1857]*0.3048" office:value-type="float" office:value="3.02340730344" calcext:value-type="float">
            <text:p>3.02340730344</text:p>
          </table:table-cell>
        </table:table-row>
        <table:table-row table:style-name="ro1">
          <table:table-cell office:value-type="float" office:value="9.8901777" calcext:value-type="float">
            <text:p>9.8901777</text:p>
          </table:table-cell>
          <table:table-cell table:formula="of:=[.A1858]*0.3048" office:value-type="float" office:value="3.01452616296" calcext:value-type="float">
            <text:p>3.01452616296</text:p>
          </table:table-cell>
        </table:table-row>
        <table:table-row table:style-name="ro1">
          <table:table-cell office:value-type="float" office:value="9.8622284" calcext:value-type="float">
            <text:p>9.8622284</text:p>
          </table:table-cell>
          <table:table-cell table:formula="of:=[.A1859]*0.3048" office:value-type="float" office:value="3.00600721632" calcext:value-type="float">
            <text:p>3.00600721632</text:p>
          </table:table-cell>
        </table:table-row>
        <table:table-row table:style-name="ro1">
          <table:table-cell office:value-type="float" office:value="9.8354807" calcext:value-type="float">
            <text:p>9.8354807</text:p>
          </table:table-cell>
          <table:table-cell table:formula="of:=[.A1860]*0.3048" office:value-type="float" office:value="2.99785451736" calcext:value-type="float">
            <text:p>2.99785451736</text:p>
          </table:table-cell>
        </table:table-row>
        <table:table-row table:style-name="ro1">
          <table:table-cell office:value-type="float" office:value="9.809947" calcext:value-type="float">
            <text:p>9.809947</text:p>
          </table:table-cell>
          <table:table-cell table:formula="of:=[.A1861]*0.3048" office:value-type="float" office:value="2.9900718456" calcext:value-type="float">
            <text:p>2.9900718456</text:p>
          </table:table-cell>
        </table:table-row>
        <table:table-row table:style-name="ro1">
          <table:table-cell office:value-type="float" office:value="9.7856483" calcext:value-type="float">
            <text:p>9.7856483</text:p>
          </table:table-cell>
          <table:table-cell table:formula="of:=[.A1862]*0.3048" office:value-type="float" office:value="2.98266560184" calcext:value-type="float">
            <text:p>2.98266560184</text:p>
          </table:table-cell>
        </table:table-row>
        <table:table-row table:style-name="ro1">
          <table:table-cell office:value-type="float" office:value="9.762598" calcext:value-type="float">
            <text:p>9.762598</text:p>
          </table:table-cell>
          <table:table-cell table:formula="of:=[.A1863]*0.3048" office:value-type="float" office:value="2.9756398704" calcext:value-type="float">
            <text:p>2.9756398704</text:p>
          </table:table-cell>
        </table:table-row>
        <table:table-row table:style-name="ro1">
          <table:table-cell office:value-type="float" office:value="9.7408161" calcext:value-type="float">
            <text:p>9.7408161</text:p>
          </table:table-cell>
          <table:table-cell table:formula="of:=[.A1864]*0.3048" office:value-type="float" office:value="2.96900074728" calcext:value-type="float">
            <text:p>2.96900074728</text:p>
          </table:table-cell>
        </table:table-row>
        <table:table-row table:style-name="ro1">
          <table:table-cell office:value-type="float" office:value="9.7203245" calcext:value-type="float">
            <text:p>9.7203245</text:p>
          </table:table-cell>
          <table:table-cell table:formula="of:=[.A1865]*0.3048" office:value-type="float" office:value="2.9627549076" calcext:value-type="float">
            <text:p>2.9627549076</text:p>
          </table:table-cell>
        </table:table-row>
        <table:table-row table:style-name="ro1">
          <table:table-cell office:value-type="float" office:value="9.7011452" calcext:value-type="float">
            <text:p>9.7011452</text:p>
          </table:table-cell>
          <table:table-cell table:formula="of:=[.A1866]*0.3048" office:value-type="float" office:value="2.95690905696" calcext:value-type="float">
            <text:p>2.95690905696</text:p>
          </table:table-cell>
        </table:table-row>
        <table:table-row table:style-name="ro1">
          <table:table-cell office:value-type="float" office:value="9.6833019" calcext:value-type="float">
            <text:p>9.6833019</text:p>
          </table:table-cell>
          <table:table-cell table:formula="of:=[.A1867]*0.3048" office:value-type="float" office:value="2.95147041912" calcext:value-type="float">
            <text:p>2.95147041912</text:p>
          </table:table-cell>
        </table:table-row>
        <table:table-row table:style-name="ro1">
          <table:table-cell office:value-type="float" office:value="9.6668215" calcext:value-type="float">
            <text:p>9.6668215</text:p>
          </table:table-cell>
          <table:table-cell table:formula="of:=[.A1868]*0.3048" office:value-type="float" office:value="2.9464471932" calcext:value-type="float">
            <text:p>2.9464471932</text:p>
          </table:table-cell>
        </table:table-row>
        <table:table-row table:style-name="ro1">
          <table:table-cell office:value-type="float" office:value="9.6517286" calcext:value-type="float">
            <text:p>9.6517286</text:p>
          </table:table-cell>
          <table:table-cell table:formula="of:=[.A1869]*0.3048" office:value-type="float" office:value="2.94184687728" calcext:value-type="float">
            <text:p>2.94184687728</text:p>
          </table:table-cell>
        </table:table-row>
        <table:table-row table:style-name="ro1">
          <table:table-cell office:value-type="float" office:value="9.6380482" calcext:value-type="float">
            <text:p>9.6380482</text:p>
          </table:table-cell>
          <table:table-cell table:formula="of:=[.A1870]*0.3048" office:value-type="float" office:value="2.93767709136" calcext:value-type="float">
            <text:p>2.93767709136</text:p>
          </table:table-cell>
        </table:table-row>
        <table:table-row table:style-name="ro1">
          <table:table-cell office:value-type="float" office:value="9.6258116" calcext:value-type="float">
            <text:p>9.6258116</text:p>
          </table:table-cell>
          <table:table-cell table:formula="of:=[.A1871]*0.3048" office:value-type="float" office:value="2.93394737568" calcext:value-type="float">
            <text:p>2.93394737568</text:p>
          </table:table-cell>
        </table:table-row>
        <table:table-row table:style-name="ro1">
          <table:table-cell office:value-type="float" office:value="9.6150408" calcext:value-type="float">
            <text:p>9.6150408</text:p>
          </table:table-cell>
          <table:table-cell table:formula="of:=[.A1872]*0.3048" office:value-type="float" office:value="2.93066443584" calcext:value-type="float">
            <text:p>2.93066443584</text:p>
          </table:table-cell>
        </table:table-row>
        <table:table-row table:style-name="ro1">
          <table:table-cell office:value-type="float" office:value="9.6057673" calcext:value-type="float">
            <text:p>9.6057673</text:p>
          </table:table-cell>
          <table:table-cell table:formula="of:=[.A1873]*0.3048" office:value-type="float" office:value="2.92783787304" calcext:value-type="float">
            <text:p>2.92783787304</text:p>
          </table:table-cell>
        </table:table-row>
        <table:table-row table:style-name="ro1">
          <table:table-cell office:value-type="float" office:value="9.5980158" calcext:value-type="float">
            <text:p>9.5980158</text:p>
          </table:table-cell>
          <table:table-cell table:formula="of:=[.A1874]*0.3048" office:value-type="float" office:value="2.92547521584" calcext:value-type="float">
            <text:p>2.92547521584</text:p>
          </table:table-cell>
        </table:table-row>
        <table:table-row table:style-name="ro1">
          <table:table-cell office:value-type="float" office:value="9.5918093" calcext:value-type="float">
            <text:p>9.5918093</text:p>
          </table:table-cell>
          <table:table-cell table:formula="of:=[.A1875]*0.3048" office:value-type="float" office:value="2.92358347464" calcext:value-type="float">
            <text:p>2.92358347464</text:p>
          </table:table-cell>
        </table:table-row>
        <table:table-row table:style-name="ro1">
          <table:table-cell office:value-type="float" office:value="9.5871735" calcext:value-type="float">
            <text:p>9.5871735</text:p>
          </table:table-cell>
          <table:table-cell table:formula="of:=[.A1876]*0.3048" office:value-type="float" office:value="2.9221704828" calcext:value-type="float">
            <text:p>2.9221704828</text:p>
          </table:table-cell>
        </table:table-row>
        <table:table-row table:style-name="ro1">
          <table:table-cell office:value-type="float" office:value="9.5841322" calcext:value-type="float">
            <text:p>9.5841322</text:p>
          </table:table-cell>
          <table:table-cell table:formula="of:=[.A1877]*0.3048" office:value-type="float" office:value="2.92124349456" calcext:value-type="float">
            <text:p>2.92124349456</text:p>
          </table:table-cell>
        </table:table-row>
        <table:table-row table:style-name="ro1">
          <table:table-cell office:value-type="float" office:value="9.5827026" calcext:value-type="float">
            <text:p>9.5827026</text:p>
          </table:table-cell>
          <table:table-cell table:formula="of:=[.A1878]*0.3048" office:value-type="float" office:value="2.92080775248" calcext:value-type="float">
            <text:p>2.92080775248</text:p>
          </table:table-cell>
        </table:table-row>
        <table:table-row table:style-name="ro1">
          <table:table-cell office:value-type="float" office:value="9.582902" calcext:value-type="float">
            <text:p>9.582902</text:p>
          </table:table-cell>
          <table:table-cell table:formula="of:=[.A1879]*0.3048" office:value-type="float" office:value="2.9208685296" calcext:value-type="float">
            <text:p>2.9208685296</text:p>
          </table:table-cell>
        </table:table-row>
        <table:table-row table:style-name="ro1">
          <table:table-cell office:value-type="float" office:value="9.5847492" calcext:value-type="float">
            <text:p>9.5847492</text:p>
          </table:table-cell>
          <table:table-cell table:formula="of:=[.A1880]*0.3048" office:value-type="float" office:value="2.92143155616" calcext:value-type="float">
            <text:p>2.92143155616</text:p>
          </table:table-cell>
        </table:table-row>
        <table:table-row table:style-name="ro1">
          <table:table-cell office:value-type="float" office:value="9.5882502" calcext:value-type="float">
            <text:p>9.5882502</text:p>
          </table:table-cell>
          <table:table-cell table:formula="of:=[.A1881]*0.3048" office:value-type="float" office:value="2.92249866096" calcext:value-type="float">
            <text:p>2.92249866096</text:p>
          </table:table-cell>
        </table:table-row>
        <table:table-row table:style-name="ro1">
          <table:table-cell office:value-type="float" office:value="9.5934172" calcext:value-type="float">
            <text:p>9.5934172</text:p>
          </table:table-cell>
          <table:table-cell table:formula="of:=[.A1882]*0.3048" office:value-type="float" office:value="2.92407356256" calcext:value-type="float">
            <text:p>2.92407356256</text:p>
          </table:table-cell>
        </table:table-row>
        <table:table-row table:style-name="ro1">
          <table:table-cell office:value-type="float" office:value="9.6002541" calcext:value-type="float">
            <text:p>9.6002541</text:p>
          </table:table-cell>
          <table:table-cell table:formula="of:=[.A1883]*0.3048" office:value-type="float" office:value="2.92615744968" calcext:value-type="float">
            <text:p>2.92615744968</text:p>
          </table:table-cell>
        </table:table-row>
        <table:table-row table:style-name="ro1">
          <table:table-cell office:value-type="float" office:value="9.6087656" calcext:value-type="float">
            <text:p>9.6087656</text:p>
          </table:table-cell>
          <table:table-cell table:formula="of:=[.A1884]*0.3048" office:value-type="float" office:value="2.92875175488" calcext:value-type="float">
            <text:p>2.92875175488</text:p>
          </table:table-cell>
        </table:table-row>
        <table:table-row table:style-name="ro1">
          <table:table-cell office:value-type="float" office:value="9.6189489" calcext:value-type="float">
            <text:p>9.6189489</text:p>
          </table:table-cell>
          <table:table-cell table:formula="of:=[.A1885]*0.3048" office:value-type="float" office:value="2.93185562472" calcext:value-type="float">
            <text:p>2.93185562472</text:p>
          </table:table-cell>
        </table:table-row>
        <table:table-row table:style-name="ro1">
          <table:table-cell office:value-type="float" office:value="9.6308041" calcext:value-type="float">
            <text:p>9.6308041</text:p>
          </table:table-cell>
          <table:table-cell table:formula="of:=[.A1886]*0.3048" office:value-type="float" office:value="2.93546908968" calcext:value-type="float">
            <text:p>2.93546908968</text:p>
          </table:table-cell>
        </table:table-row>
        <table:table-row table:style-name="ro1">
          <table:table-cell office:value-type="float" office:value="9.6443233" calcext:value-type="float">
            <text:p>9.6443233</text:p>
          </table:table-cell>
          <table:table-cell table:formula="of:=[.A1887]*0.3048" office:value-type="float" office:value="2.93958974184" calcext:value-type="float">
            <text:p>2.93958974184</text:p>
          </table:table-cell>
        </table:table-row>
        <table:table-row table:style-name="ro1">
          <table:table-cell office:value-type="float" office:value="9.6594982" calcext:value-type="float">
            <text:p>9.6594982</text:p>
          </table:table-cell>
          <table:table-cell table:formula="of:=[.A1888]*0.3048" office:value-type="float" office:value="2.94421505136" calcext:value-type="float">
            <text:p>2.94421505136</text:p>
          </table:table-cell>
        </table:table-row>
        <table:table-row table:style-name="ro1">
          <table:table-cell office:value-type="float" office:value="9.6763239" calcext:value-type="float">
            <text:p>9.6763239</text:p>
          </table:table-cell>
          <table:table-cell table:formula="of:=[.A1889]*0.3048" office:value-type="float" office:value="2.94934352472" calcext:value-type="float">
            <text:p>2.94934352472</text:p>
          </table:table-cell>
        </table:table-row>
        <table:table-row table:style-name="ro1">
          <table:table-cell office:value-type="float" office:value="9.6947823" calcext:value-type="float">
            <text:p>9.6947823</text:p>
          </table:table-cell>
          <table:table-cell table:formula="of:=[.A1890]*0.3048" office:value-type="float" office:value="2.95496964504" calcext:value-type="float">
            <text:p>2.95496964504</text:p>
          </table:table-cell>
        </table:table-row>
        <table:table-row table:style-name="ro1">
          <table:table-cell office:value-type="float" office:value="9.7148638" calcext:value-type="float">
            <text:p>9.7148638</text:p>
          </table:table-cell>
          <table:table-cell table:formula="of:=[.A1891]*0.3048" office:value-type="float" office:value="2.96109048624" calcext:value-type="float">
            <text:p>2.96109048624</text:p>
          </table:table-cell>
        </table:table-row>
        <table:table-row table:style-name="ro1">
          <table:table-cell office:value-type="float" office:value="9.7365522" calcext:value-type="float">
            <text:p>9.7365522</text:p>
          </table:table-cell>
          <table:table-cell table:formula="of:=[.A1892]*0.3048" office:value-type="float" office:value="2.96770111056" calcext:value-type="float">
            <text:p>2.96770111056</text:p>
          </table:table-cell>
        </table:table-row>
        <table:table-row table:style-name="ro1">
          <table:table-cell office:value-type="float" office:value="9.7598352" calcext:value-type="float">
            <text:p>9.7598352</text:p>
          </table:table-cell>
          <table:table-cell table:formula="of:=[.A1893]*0.3048" office:value-type="float" office:value="2.97479776896" calcext:value-type="float">
            <text:p>2.97479776896</text:p>
          </table:table-cell>
        </table:table-row>
        <table:table-row table:style-name="ro1">
          <table:table-cell office:value-type="float" office:value="9.7846928" calcext:value-type="float">
            <text:p>9.7846928</text:p>
          </table:table-cell>
          <table:table-cell table:formula="of:=[.A1894]*0.3048" office:value-type="float" office:value="2.98237436544" calcext:value-type="float">
            <text:p>2.98237436544</text:p>
          </table:table-cell>
        </table:table-row>
        <table:table-row table:style-name="ro1">
          <table:table-cell office:value-type="float" office:value="9.8111143" calcext:value-type="float">
            <text:p>9.8111143</text:p>
          </table:table-cell>
          <table:table-cell table:formula="of:=[.A1895]*0.3048" office:value-type="float" office:value="2.99042763864" calcext:value-type="float">
            <text:p>2.99042763864</text:p>
          </table:table-cell>
        </table:table-row>
        <table:table-row table:style-name="ro1">
          <table:table-cell office:value-type="float" office:value="9.8390789" calcext:value-type="float">
            <text:p>9.8390789</text:p>
          </table:table-cell>
          <table:table-cell table:formula="of:=[.A1896]*0.3048" office:value-type="float" office:value="2.99895124872" calcext:value-type="float">
            <text:p>2.99895124872</text:p>
          </table:table-cell>
        </table:table-row>
        <table:table-row table:style-name="ro1">
          <table:table-cell office:value-type="float" office:value="9.868576" calcext:value-type="float">
            <text:p>9.868576</text:p>
          </table:table-cell>
          <table:table-cell table:formula="of:=[.A1897]*0.3048" office:value-type="float" office:value="3.0079419648" calcext:value-type="float">
            <text:p>3.0079419648</text:p>
          </table:table-cell>
        </table:table-row>
        <table:table-row table:style-name="ro1">
          <table:table-cell office:value-type="float" office:value="9.8995867" calcext:value-type="float">
            <text:p>9.8995867</text:p>
          </table:table-cell>
          <table:table-cell table:formula="of:=[.A1898]*0.3048" office:value-type="float" office:value="3.01739402616" calcext:value-type="float">
            <text:p>3.01739402616</text:p>
          </table:table-cell>
        </table:table-row>
        <table:table-row table:style-name="ro1">
          <table:table-cell office:value-type="float" office:value="9.9321003" calcext:value-type="float">
            <text:p>9.9321003</text:p>
          </table:table-cell>
          <table:table-cell table:formula="of:=[.A1899]*0.3048" office:value-type="float" office:value="3.02730417144" calcext:value-type="float">
            <text:p>3.02730417144</text:p>
          </table:table-cell>
        </table:table-row>
        <table:table-row table:style-name="ro1">
          <table:table-cell office:value-type="float" office:value="9.9661026" calcext:value-type="float">
            <text:p>9.9661026</text:p>
          </table:table-cell>
          <table:table-cell table:formula="of:=[.A1900]*0.3048" office:value-type="float" office:value="3.03766807248" calcext:value-type="float">
            <text:p>3.03766807248</text:p>
          </table:table-cell>
        </table:table-row>
        <table:table-row table:style-name="ro1">
          <table:table-cell office:value-type="float" office:value="10.0015793" calcext:value-type="float">
            <text:p>10.0015793</text:p>
          </table:table-cell>
          <table:table-cell table:formula="of:=[.A1901]*0.3048" office:value-type="float" office:value="3.04848137064" calcext:value-type="float">
            <text:p>3.04848137064</text:p>
          </table:table-cell>
        </table:table-row>
        <table:table-row table:style-name="ro1">
          <table:table-cell office:value-type="float" office:value="10.038518" calcext:value-type="float">
            <text:p>10.038518</text:p>
          </table:table-cell>
          <table:table-cell table:formula="of:=[.A1902]*0.3048" office:value-type="float" office:value="3.0597402864" calcext:value-type="float">
            <text:p>3.0597402864</text:p>
          </table:table-cell>
        </table:table-row>
        <table:table-row table:style-name="ro1">
          <table:table-cell office:value-type="float" office:value="10.0769081" calcext:value-type="float">
            <text:p>10.0769081</text:p>
          </table:table-cell>
          <table:table-cell table:formula="of:=[.A1903]*0.3048" office:value-type="float" office:value="3.07144158888" calcext:value-type="float">
            <text:p>3.07144158888</text:p>
          </table:table-cell>
        </table:table-row>
        <table:table-row table:style-name="ro1">
          <table:table-cell office:value-type="float" office:value="10.1167355" calcext:value-type="float">
            <text:p>10.1167355</text:p>
          </table:table-cell>
          <table:table-cell table:formula="of:=[.A1904]*0.3048" office:value-type="float" office:value="3.0835809804" calcext:value-type="float">
            <text:p>3.0835809804</text:p>
          </table:table-cell>
        </table:table-row>
        <table:table-row table:style-name="ro1">
          <table:table-cell office:value-type="float" office:value="10.1579933" calcext:value-type="float">
            <text:p>10.1579933</text:p>
          </table:table-cell>
          <table:table-cell table:formula="of:=[.A1905]*0.3048" office:value-type="float" office:value="3.09615635784" calcext:value-type="float">
            <text:p>3.09615635784</text:p>
          </table:table-cell>
        </table:table-row>
        <table:table-row table:style-name="ro1">
          <table:table-cell office:value-type="float" office:value="10.2006645" calcext:value-type="float">
            <text:p>10.2006645</text:p>
          </table:table-cell>
          <table:table-cell table:formula="of:=[.A1906]*0.3048" office:value-type="float" office:value="3.1091625396" calcext:value-type="float">
            <text:p>3.1091625396</text:p>
          </table:table-cell>
        </table:table-row>
        <table:table-row table:style-name="ro1">
          <table:table-cell office:value-type="float" office:value="10.2447376" calcext:value-type="float">
            <text:p>10.2447376</text:p>
          </table:table-cell>
          <table:table-cell table:formula="of:=[.A1907]*0.3048" office:value-type="float" office:value="3.12259602048" calcext:value-type="float">
            <text:p>3.12259602048</text:p>
          </table:table-cell>
        </table:table-row>
        <table:table-row table:style-name="ro1">
          <table:table-cell office:value-type="float" office:value="10.2902012" calcext:value-type="float">
            <text:p>10.2902012</text:p>
          </table:table-cell>
          <table:table-cell table:formula="of:=[.A1908]*0.3048" office:value-type="float" office:value="3.13645332576" calcext:value-type="float">
            <text:p>3.13645332576</text:p>
          </table:table-cell>
        </table:table-row>
        <table:table-row table:style-name="ro1">
          <table:table-cell office:value-type="float" office:value="10.337039" calcext:value-type="float">
            <text:p>10.337039</text:p>
          </table:table-cell>
          <table:table-cell table:formula="of:=[.A1909]*0.3048" office:value-type="float" office:value="3.1507294872" calcext:value-type="float">
            <text:p>3.1507294872</text:p>
          </table:table-cell>
        </table:table-row>
        <table:table-row table:style-name="ro1">
          <table:table-cell office:value-type="float" office:value="10.3852339" calcext:value-type="float">
            <text:p>10.3852339</text:p>
          </table:table-cell>
          <table:table-cell table:formula="of:=[.A1910]*0.3048" office:value-type="float" office:value="3.16541929272" calcext:value-type="float">
            <text:p>3.16541929272</text:p>
          </table:table-cell>
        </table:table-row>
        <table:table-row table:style-name="ro1">
          <table:table-cell office:value-type="float" office:value="10.4347658" calcext:value-type="float">
            <text:p>10.4347658</text:p>
          </table:table-cell>
          <table:table-cell table:formula="of:=[.A1911]*0.3048" office:value-type="float" office:value="3.18051661584" calcext:value-type="float">
            <text:p>3.18051661584</text:p>
          </table:table-cell>
        </table:table-row>
        <table:table-row table:style-name="ro1">
          <table:table-cell office:value-type="float" office:value="10.4856176" calcext:value-type="float">
            <text:p>10.4856176</text:p>
          </table:table-cell>
          <table:table-cell table:formula="of:=[.A1912]*0.3048" office:value-type="float" office:value="3.19601624448" calcext:value-type="float">
            <text:p>3.19601624448</text:p>
          </table:table-cell>
        </table:table-row>
        <table:table-row table:style-name="ro1">
          <table:table-cell office:value-type="float" office:value="10.5377617" calcext:value-type="float">
            <text:p>10.5377617</text:p>
          </table:table-cell>
          <table:table-cell table:formula="of:=[.A1913]*0.3048" office:value-type="float" office:value="3.21190976616" calcext:value-type="float">
            <text:p>3.21190976616</text:p>
          </table:table-cell>
        </table:table-row>
        <table:table-row table:style-name="ro1">
          <table:table-cell office:value-type="float" office:value="10.5911722" calcext:value-type="float">
            <text:p>10.5911722</text:p>
          </table:table-cell>
          <table:table-cell table:formula="of:=[.A1914]*0.3048" office:value-type="float" office:value="3.22818928656" calcext:value-type="float">
            <text:p>3.22818928656</text:p>
          </table:table-cell>
        </table:table-row>
        <table:table-row table:style-name="ro1">
          <table:table-cell office:value-type="float" office:value="10.6458235" calcext:value-type="float">
            <text:p>10.6458235</text:p>
          </table:table-cell>
          <table:table-cell table:formula="of:=[.A1915]*0.3048" office:value-type="float" office:value="3.2448470028" calcext:value-type="float">
            <text:p>3.2448470028</text:p>
          </table:table-cell>
        </table:table-row>
        <table:table-row table:style-name="ro1">
          <table:table-cell office:value-type="float" office:value="10.7016754" calcext:value-type="float">
            <text:p>10.7016754</text:p>
          </table:table-cell>
          <table:table-cell table:formula="of:=[.A1916]*0.3048" office:value-type="float" office:value="3.26187066192" calcext:value-type="float">
            <text:p>3.26187066192</text:p>
          </table:table-cell>
        </table:table-row>
        <table:table-row table:style-name="ro1">
          <table:table-cell office:value-type="float" office:value="10.7586975" calcext:value-type="float">
            <text:p>10.7586975</text:p>
          </table:table-cell>
          <table:table-cell table:formula="of:=[.A1917]*0.3048" office:value-type="float" office:value="3.279250998" calcext:value-type="float">
            <text:p>3.279250998</text:p>
          </table:table-cell>
        </table:table-row>
        <table:table-row table:style-name="ro1">
          <table:table-cell office:value-type="float" office:value="10.8168497" calcext:value-type="float">
            <text:p>10.8168497</text:p>
          </table:table-cell>
          <table:table-cell table:formula="of:=[.A1918]*0.3048" office:value-type="float" office:value="3.29697578856" calcext:value-type="float">
            <text:p>3.29697578856</text:p>
          </table:table-cell>
        </table:table-row>
        <table:table-row table:style-name="ro1">
          <table:table-cell office:value-type="float" office:value="10.8760853" calcext:value-type="float">
            <text:p>10.8760853</text:p>
          </table:table-cell>
          <table:table-cell table:formula="of:=[.A1919]*0.3048" office:value-type="float" office:value="3.31503079944" calcext:value-type="float">
            <text:p>3.31503079944</text:p>
          </table:table-cell>
        </table:table-row>
        <table:table-row table:style-name="ro1">
          <table:table-cell office:value-type="float" office:value="10.9363623" calcext:value-type="float">
            <text:p>10.9363623</text:p>
          </table:table-cell>
          <table:table-cell table:formula="of:=[.A1920]*0.3048" office:value-type="float" office:value="3.33340322904" calcext:value-type="float">
            <text:p>3.33340322904</text:p>
          </table:table-cell>
        </table:table-row>
        <table:table-row table:style-name="ro1">
          <table:table-cell office:value-type="float" office:value="10.9976311" calcext:value-type="float">
            <text:p>10.9976311</text:p>
          </table:table-cell>
          <table:table-cell table:formula="of:=[.A1921]*0.3048" office:value-type="float" office:value="3.35207795928" calcext:value-type="float">
            <text:p>3.35207795928</text:p>
          </table:table-cell>
        </table:table-row>
        <table:table-row table:style-name="ro1">
          <table:table-cell office:value-type="float" office:value="11.0598354" calcext:value-type="float">
            <text:p>11.0598354</text:p>
          </table:table-cell>
          <table:table-cell table:formula="of:=[.A1922]*0.3048" office:value-type="float" office:value="3.37103782992" calcext:value-type="float">
            <text:p>3.37103782992</text:p>
          </table:table-cell>
        </table:table-row>
        <table:table-row table:style-name="ro1">
          <table:table-cell office:value-type="float" office:value="11.1229286" calcext:value-type="float">
            <text:p>11.1229286</text:p>
          </table:table-cell>
          <table:table-cell table:formula="of:=[.A1923]*0.3048" office:value-type="float" office:value="3.39026863728" calcext:value-type="float">
            <text:p>3.39026863728</text:p>
          </table:table-cell>
        </table:table-row>
        <table:table-row table:style-name="ro1">
          <table:table-cell office:value-type="float" office:value="11.1868525" calcext:value-type="float">
            <text:p>11.1868525</text:p>
          </table:table-cell>
          <table:table-cell table:formula="of:=[.A1924]*0.3048" office:value-type="float" office:value="3.409752642" calcext:value-type="float">
            <text:p>3.409752642</text:p>
          </table:table-cell>
        </table:table-row>
        <table:table-row table:style-name="ro1">
          <table:table-cell office:value-type="float" office:value="11.251544" calcext:value-type="float">
            <text:p>11.251544</text:p>
          </table:table-cell>
          <table:table-cell table:formula="of:=[.A1925]*0.3048" office:value-type="float" office:value="3.4294706112" calcext:value-type="float">
            <text:p>3.4294706112</text:p>
          </table:table-cell>
        </table:table-row>
        <table:table-row table:style-name="ro1">
          <table:table-cell office:value-type="float" office:value="11.3169518" calcext:value-type="float">
            <text:p>11.3169518</text:p>
          </table:table-cell>
          <table:table-cell table:formula="of:=[.A1926]*0.3048" office:value-type="float" office:value="3.44940690864" calcext:value-type="float">
            <text:p>3.44940690864</text:p>
          </table:table-cell>
        </table:table-row>
        <table:table-row table:style-name="ro1">
          <table:table-cell office:value-type="float" office:value="11.3830137" calcext:value-type="float">
            <text:p>11.3830137</text:p>
          </table:table-cell>
          <table:table-cell table:formula="of:=[.A1927]*0.3048" office:value-type="float" office:value="3.46954257576" calcext:value-type="float">
            <text:p>3.46954257576</text:p>
          </table:table-cell>
        </table:table-row>
        <table:table-row table:style-name="ro1">
          <table:table-cell office:value-type="float" office:value="11.449666" calcext:value-type="float">
            <text:p>11.449666</text:p>
          </table:table-cell>
          <table:table-cell table:formula="of:=[.A1928]*0.3048" office:value-type="float" office:value="3.4898581968" calcext:value-type="float">
            <text:p>3.4898581968</text:p>
          </table:table-cell>
        </table:table-row>
        <table:table-row table:style-name="ro1">
          <table:table-cell office:value-type="float" office:value="11.51685" calcext:value-type="float">
            <text:p>11.51685</text:p>
          </table:table-cell>
          <table:table-cell table:formula="of:=[.A1929]*0.3048" office:value-type="float" office:value="3.51033588" calcext:value-type="float">
            <text:p>3.51033588</text:p>
          </table:table-cell>
        </table:table-row>
        <table:table-row table:style-name="ro1">
          <table:table-cell office:value-type="float" office:value="11.584505" calcext:value-type="float">
            <text:p>11.584505</text:p>
          </table:table-cell>
          <table:table-cell table:formula="of:=[.A1930]*0.3048" office:value-type="float" office:value="3.530957124" calcext:value-type="float">
            <text:p>3.530957124</text:p>
          </table:table-cell>
        </table:table-row>
        <table:table-row table:style-name="ro1">
          <table:table-cell office:value-type="float" office:value="11.652567" calcext:value-type="float">
            <text:p>11.652567</text:p>
          </table:table-cell>
          <table:table-cell table:formula="of:=[.A1931]*0.3048" office:value-type="float" office:value="3.5517024216" calcext:value-type="float">
            <text:p>3.5517024216</text:p>
          </table:table-cell>
        </table:table-row>
        <table:table-row table:style-name="ro1">
          <table:table-cell office:value-type="float" office:value="11.720979" calcext:value-type="float">
            <text:p>11.720979</text:p>
          </table:table-cell>
          <table:table-cell table:formula="of:=[.A1932]*0.3048" office:value-type="float" office:value="3.5725543992" calcext:value-type="float">
            <text:p>3.5725543992</text:p>
          </table:table-cell>
        </table:table-row>
        <table:table-row table:style-name="ro1">
          <table:table-cell office:value-type="float" office:value="11.78968" calcext:value-type="float">
            <text:p>11.78968</text:p>
          </table:table-cell>
          <table:table-cell table:formula="of:=[.A1933]*0.3048" office:value-type="float" office:value="3.593494464" calcext:value-type="float">
            <text:p>3.593494464</text:p>
          </table:table-cell>
        </table:table-row>
        <table:table-row table:style-name="ro1">
          <table:table-cell office:value-type="float" office:value="11.858608" calcext:value-type="float">
            <text:p>11.858608</text:p>
          </table:table-cell>
          <table:table-cell table:formula="of:=[.A1934]*0.3048" office:value-type="float" office:value="3.6145037184" calcext:value-type="float">
            <text:p>3.6145037184</text:p>
          </table:table-cell>
        </table:table-row>
        <table:table-row table:style-name="ro1">
          <table:table-cell office:value-type="float" office:value="11.927712" calcext:value-type="float">
            <text:p>11.927712</text:p>
          </table:table-cell>
          <table:table-cell table:formula="of:=[.A1935]*0.3048" office:value-type="float" office:value="3.6355666176" calcext:value-type="float">
            <text:p>3.6355666176</text:p>
          </table:table-cell>
        </table:table-row>
        <table:table-row table:style-name="ro1">
          <table:table-cell office:value-type="float" office:value="11.996936" calcext:value-type="float">
            <text:p>11.996936</text:p>
          </table:table-cell>
          <table:table-cell table:formula="of:=[.A1936]*0.3048" office:value-type="float" office:value="3.6566660928" calcext:value-type="float">
            <text:p>3.6566660928</text:p>
          </table:table-cell>
        </table:table-row>
        <table:table-row table:style-name="ro1">
          <table:table-cell office:value-type="float" office:value="12.066219" calcext:value-type="float">
            <text:p>12.066219</text:p>
          </table:table-cell>
          <table:table-cell table:formula="of:=[.A1937]*0.3048" office:value-type="float" office:value="3.6777835512" calcext:value-type="float">
            <text:p>3.6777835512</text:p>
          </table:table-cell>
        </table:table-row>
        <table:table-row table:style-name="ro1">
          <table:table-cell office:value-type="float" office:value="12.135515" calcext:value-type="float">
            <text:p>12.135515</text:p>
          </table:table-cell>
          <table:table-cell table:formula="of:=[.A1938]*0.3048" office:value-type="float" office:value="3.698904972" calcext:value-type="float">
            <text:p>3.698904972</text:p>
          </table:table-cell>
        </table:table-row>
        <table:table-row table:style-name="ro1">
          <table:table-cell office:value-type="float" office:value="12.204769" calcext:value-type="float">
            <text:p>12.204769</text:p>
          </table:table-cell>
          <table:table-cell table:formula="of:=[.A1939]*0.3048" office:value-type="float" office:value="3.7200135912" calcext:value-type="float">
            <text:p>3.7200135912</text:p>
          </table:table-cell>
        </table:table-row>
        <table:table-row table:style-name="ro1">
          <table:table-cell office:value-type="float" office:value="12.27393" calcext:value-type="float">
            <text:p>12.27393</text:p>
          </table:table-cell>
          <table:table-cell table:formula="of:=[.A1940]*0.3048" office:value-type="float" office:value="3.741093864" calcext:value-type="float">
            <text:p>3.741093864</text:p>
          </table:table-cell>
        </table:table-row>
        <table:table-row table:style-name="ro1">
          <table:table-cell office:value-type="float" office:value="12.342952" calcext:value-type="float">
            <text:p>12.342952</text:p>
          </table:table-cell>
          <table:table-cell table:formula="of:=[.A1941]*0.3048" office:value-type="float" office:value="3.7621317696" calcext:value-type="float">
            <text:p>3.7621317696</text:p>
          </table:table-cell>
        </table:table-row>
        <table:table-row table:style-name="ro1">
          <table:table-cell office:value-type="float" office:value="12.411785" calcext:value-type="float">
            <text:p>12.411785</text:p>
          </table:table-cell>
          <table:table-cell table:formula="of:=[.A1942]*0.3048" office:value-type="float" office:value="3.783112068" calcext:value-type="float">
            <text:p>3.783112068</text:p>
          </table:table-cell>
        </table:table-row>
        <table:table-row table:style-name="ro1">
          <table:table-cell office:value-type="float" office:value="12.48038" calcext:value-type="float">
            <text:p>12.48038</text:p>
          </table:table-cell>
          <table:table-cell table:formula="of:=[.A1943]*0.3048" office:value-type="float" office:value="3.804019824" calcext:value-type="float">
            <text:p>3.804019824</text:p>
          </table:table-cell>
        </table:table-row>
        <table:table-row table:style-name="ro1">
          <table:table-cell office:value-type="float" office:value="12.548695" calcext:value-type="float">
            <text:p>12.548695</text:p>
          </table:table-cell>
          <table:table-cell table:formula="of:=[.A1944]*0.3048" office:value-type="float" office:value="3.824842236" calcext:value-type="float">
            <text:p>3.824842236</text:p>
          </table:table-cell>
        </table:table-row>
        <table:table-row table:style-name="ro1">
          <table:table-cell office:value-type="float" office:value="12.616676" calcext:value-type="float">
            <text:p>12.616676</text:p>
          </table:table-cell>
          <table:table-cell table:formula="of:=[.A1945]*0.3048" office:value-type="float" office:value="3.8455628448" calcext:value-type="float">
            <text:p>3.8455628448</text:p>
          </table:table-cell>
        </table:table-row>
        <table:table-row table:style-name="ro1">
          <table:table-cell office:value-type="float" office:value="12.684275" calcext:value-type="float">
            <text:p>12.684275</text:p>
          </table:table-cell>
          <table:table-cell table:formula="of:=[.A1946]*0.3048" office:value-type="float" office:value="3.86616702" calcext:value-type="float">
            <text:p>3.86616702</text:p>
          </table:table-cell>
        </table:table-row>
        <table:table-row table:style-name="ro1">
          <table:table-cell office:value-type="float" office:value="12.751443" calcext:value-type="float">
            <text:p>12.751443</text:p>
          </table:table-cell>
          <table:table-cell table:formula="of:=[.A1947]*0.3048" office:value-type="float" office:value="3.8866398264" calcext:value-type="float">
            <text:p>3.8866398264</text:p>
          </table:table-cell>
        </table:table-row>
        <table:table-row table:style-name="ro1">
          <table:table-cell office:value-type="float" office:value="12.81813" calcext:value-type="float">
            <text:p>12.81813</text:p>
          </table:table-cell>
          <table:table-cell table:formula="of:=[.A1948]*0.3048" office:value-type="float" office:value="3.906966024" calcext:value-type="float">
            <text:p>3.906966024</text:p>
          </table:table-cell>
        </table:table-row>
        <table:table-row table:style-name="ro1">
          <table:table-cell office:value-type="float" office:value="12.88428" calcext:value-type="float">
            <text:p>12.88428</text:p>
          </table:table-cell>
          <table:table-cell table:formula="of:=[.A1949]*0.3048" office:value-type="float" office:value="3.927128544" calcext:value-type="float">
            <text:p>3.927128544</text:p>
          </table:table-cell>
        </table:table-row>
        <table:table-row table:style-name="ro1">
          <table:table-cell office:value-type="float" office:value="12.949842" calcext:value-type="float">
            <text:p>12.949842</text:p>
          </table:table-cell>
          <table:table-cell table:formula="of:=[.A1950]*0.3048" office:value-type="float" office:value="3.9471118416" calcext:value-type="float">
            <text:p>3.9471118416</text:p>
          </table:table-cell>
        </table:table-row>
        <table:table-row table:style-name="ro1">
          <table:table-cell office:value-type="float" office:value="13.014758" calcext:value-type="float">
            <text:p>13.014758</text:p>
          </table:table-cell>
          <table:table-cell table:formula="of:=[.A1951]*0.3048" office:value-type="float" office:value="3.9668982384" calcext:value-type="float">
            <text:p>3.9668982384</text:p>
          </table:table-cell>
        </table:table-row>
        <table:table-row table:style-name="ro1">
          <table:table-cell office:value-type="float" office:value="13.07897" calcext:value-type="float">
            <text:p>13.07897</text:p>
          </table:table-cell>
          <table:table-cell table:formula="of:=[.A1952]*0.3048" office:value-type="float" office:value="3.986470056" calcext:value-type="float">
            <text:p>3.986470056</text:p>
          </table:table-cell>
        </table:table-row>
        <table:table-row table:style-name="ro1">
          <table:table-cell office:value-type="float" office:value="13.142423" calcext:value-type="float">
            <text:p>13.142423</text:p>
          </table:table-cell>
          <table:table-cell table:formula="of:=[.A1953]*0.3048" office:value-type="float" office:value="4.0058105304" calcext:value-type="float">
            <text:p>4.0058105304</text:p>
          </table:table-cell>
        </table:table-row>
        <table:table-row table:style-name="ro1">
          <table:table-cell office:value-type="float" office:value="13.205052" calcext:value-type="float">
            <text:p>13.205052</text:p>
          </table:table-cell>
          <table:table-cell table:formula="of:=[.A1954]*0.3048" office:value-type="float" office:value="4.0248998496" calcext:value-type="float">
            <text:p>4.0248998496</text:p>
          </table:table-cell>
        </table:table-row>
        <table:table-row table:style-name="ro1">
          <table:table-cell office:value-type="float" office:value="13.266796" calcext:value-type="float">
            <text:p>13.266796</text:p>
          </table:table-cell>
          <table:table-cell table:formula="of:=[.A1955]*0.3048" office:value-type="float" office:value="4.0437194208" calcext:value-type="float">
            <text:p>4.0437194208</text:p>
          </table:table-cell>
        </table:table-row>
        <table:table-row table:style-name="ro1">
          <table:table-cell office:value-type="float" office:value="13.3276" calcext:value-type="float">
            <text:p>13.3276</text:p>
          </table:table-cell>
          <table:table-cell table:formula="of:=[.A1956]*0.3048" office:value-type="float" office:value="4.06225248" calcext:value-type="float">
            <text:p>4.06225248</text:p>
          </table:table-cell>
        </table:table-row>
        <table:table-row table:style-name="ro1">
          <table:table-cell office:value-type="float" office:value="13.387393" calcext:value-type="float">
            <text:p>13.387393</text:p>
          </table:table-cell>
          <table:table-cell table:formula="of:=[.A1957]*0.3048" office:value-type="float" office:value="4.0804773864" calcext:value-type="float">
            <text:p>4.0804773864</text:p>
          </table:table-cell>
        </table:table-row>
        <table:table-row table:style-name="ro1">
          <table:table-cell office:value-type="float" office:value="13.446114" calcext:value-type="float">
            <text:p>13.446114</text:p>
          </table:table-cell>
          <table:table-cell table:formula="of:=[.A1958]*0.3048" office:value-type="float" office:value="4.0983755472" calcext:value-type="float">
            <text:p>4.0983755472</text:p>
          </table:table-cell>
        </table:table-row>
        <table:table-row table:style-name="ro1">
          <table:table-cell office:value-type="float" office:value="13.503702" calcext:value-type="float">
            <text:p>13.503702</text:p>
          </table:table-cell>
          <table:table-cell table:formula="of:=[.A1959]*0.3048" office:value-type="float" office:value="4.1159283696" calcext:value-type="float">
            <text:p>4.1159283696</text:p>
          </table:table-cell>
        </table:table-row>
        <table:table-row table:style-name="ro1">
          <table:table-cell office:value-type="float" office:value="13.560095" calcext:value-type="float">
            <text:p>13.560095</text:p>
          </table:table-cell>
          <table:table-cell table:formula="of:=[.A1960]*0.3048" office:value-type="float" office:value="4.133116956" calcext:value-type="float">
            <text:p>4.133116956</text:p>
          </table:table-cell>
        </table:table-row>
        <table:table-row table:style-name="ro1">
          <table:table-cell office:value-type="float" office:value="13.615224" calcext:value-type="float">
            <text:p>13.615224</text:p>
          </table:table-cell>
          <table:table-cell table:formula="of:=[.A1961]*0.3048" office:value-type="float" office:value="4.1499202752" calcext:value-type="float">
            <text:p>4.1499202752</text:p>
          </table:table-cell>
        </table:table-row>
        <table:table-row table:style-name="ro1">
          <table:table-cell office:value-type="float" office:value="13.669034" calcext:value-type="float">
            <text:p>13.669034</text:p>
          </table:table-cell>
          <table:table-cell table:formula="of:=[.A1962]*0.3048" office:value-type="float" office:value="4.1663215632" calcext:value-type="float">
            <text:p>4.1663215632</text:p>
          </table:table-cell>
        </table:table-row>
        <table:table-row table:style-name="ro1">
          <table:table-cell office:value-type="float" office:value="13.721459" calcext:value-type="float">
            <text:p>13.721459</text:p>
          </table:table-cell>
          <table:table-cell table:formula="of:=[.A1963]*0.3048" office:value-type="float" office:value="4.1823007032" calcext:value-type="float">
            <text:p>4.1823007032</text:p>
          </table:table-cell>
        </table:table-row>
        <table:table-row table:style-name="ro1">
          <table:table-cell office:value-type="float" office:value="13.772439" calcext:value-type="float">
            <text:p>13.772439</text:p>
          </table:table-cell>
          <table:table-cell table:formula="of:=[.A1964]*0.3048" office:value-type="float" office:value="4.1978394072" calcext:value-type="float">
            <text:p>4.1978394072</text:p>
          </table:table-cell>
        </table:table-row>
        <table:table-row table:style-name="ro1">
          <table:table-cell office:value-type="float" office:value="13.821915" calcext:value-type="float">
            <text:p>13.821915</text:p>
          </table:table-cell>
          <table:table-cell table:formula="of:=[.A1965]*0.3048" office:value-type="float" office:value="4.212919692" calcext:value-type="float">
            <text:p>4.212919692</text:p>
          </table:table-cell>
        </table:table-row>
        <table:table-row table:style-name="ro1">
          <table:table-cell office:value-type="float" office:value="13.869829" calcext:value-type="float">
            <text:p>13.869829</text:p>
          </table:table-cell>
          <table:table-cell table:formula="of:=[.A1966]*0.3048" office:value-type="float" office:value="4.2275238792" calcext:value-type="float">
            <text:p>4.2275238792</text:p>
          </table:table-cell>
        </table:table-row>
        <table:table-row table:style-name="ro1">
          <table:table-cell office:value-type="float" office:value="13.916121" calcext:value-type="float">
            <text:p>13.916121</text:p>
          </table:table-cell>
          <table:table-cell table:formula="of:=[.A1967]*0.3048" office:value-type="float" office:value="4.2416336808" calcext:value-type="float">
            <text:p>4.2416336808</text:p>
          </table:table-cell>
        </table:table-row>
        <table:table-row table:style-name="ro1">
          <table:table-cell office:value-type="float" office:value="13.96074" calcext:value-type="float">
            <text:p>13.96074</text:p>
          </table:table-cell>
          <table:table-cell table:formula="of:=[.A1968]*0.3048" office:value-type="float" office:value="4.255233552" calcext:value-type="float">
            <text:p>4.255233552</text:p>
          </table:table-cell>
        </table:table-row>
        <table:table-row table:style-name="ro1">
          <table:table-cell office:value-type="float" office:value="14.003627" calcext:value-type="float">
            <text:p>14.003627</text:p>
          </table:table-cell>
          <table:table-cell table:formula="of:=[.A1969]*0.3048" office:value-type="float" office:value="4.2683055096" calcext:value-type="float">
            <text:p>4.2683055096</text:p>
          </table:table-cell>
        </table:table-row>
        <table:table-row table:style-name="ro1">
          <table:table-cell office:value-type="float" office:value="14.044727" calcext:value-type="float">
            <text:p>14.044727</text:p>
          </table:table-cell>
          <table:table-cell table:formula="of:=[.A1970]*0.3048" office:value-type="float" office:value="4.2808327896" calcext:value-type="float">
            <text:p>4.2808327896</text:p>
          </table:table-cell>
        </table:table-row>
        <table:table-row table:style-name="ro1">
          <table:table-cell office:value-type="float" office:value="14.084001" calcext:value-type="float">
            <text:p>14.084001</text:p>
          </table:table-cell>
          <table:table-cell table:formula="of:=[.A1971]*0.3048" office:value-type="float" office:value="4.2928035048" calcext:value-type="float">
            <text:p>4.2928035048</text:p>
          </table:table-cell>
        </table:table-row>
        <table:table-row table:style-name="ro1">
          <table:table-cell office:value-type="float" office:value="14.121391" calcext:value-type="float">
            <text:p>14.121391</text:p>
          </table:table-cell>
          <table:table-cell table:formula="of:=[.A1972]*0.3048" office:value-type="float" office:value="4.3041999768" calcext:value-type="float">
            <text:p>4.3041999768</text:p>
          </table:table-cell>
        </table:table-row>
        <table:table-row table:style-name="ro1">
          <table:table-cell office:value-type="float" office:value="14.156857" calcext:value-type="float">
            <text:p>14.156857</text:p>
          </table:table-cell>
          <table:table-cell table:formula="of:=[.A1973]*0.3048" office:value-type="float" office:value="4.3150100136" calcext:value-type="float">
            <text:p>4.3150100136</text:p>
          </table:table-cell>
        </table:table-row>
        <table:table-row table:style-name="ro1">
          <table:table-cell office:value-type="float" office:value="14.190358" calcext:value-type="float">
            <text:p>14.190358</text:p>
          </table:table-cell>
          <table:table-cell table:formula="of:=[.A1974]*0.3048" office:value-type="float" office:value="4.3252211184" calcext:value-type="float">
            <text:p>4.3252211184</text:p>
          </table:table-cell>
        </table:table-row>
        <table:table-row table:style-name="ro1">
          <table:table-cell office:value-type="float" office:value="14.221851" calcext:value-type="float">
            <text:p>14.221851</text:p>
          </table:table-cell>
          <table:table-cell table:formula="of:=[.A1975]*0.3048" office:value-type="float" office:value="4.3348201848" calcext:value-type="float">
            <text:p>4.3348201848</text:p>
          </table:table-cell>
        </table:table-row>
        <table:table-row table:style-name="ro1">
          <table:table-cell office:value-type="float" office:value="14.2513" calcext:value-type="float">
            <text:p>14.2513</text:p>
          </table:table-cell>
          <table:table-cell table:formula="of:=[.A1976]*0.3048" office:value-type="float" office:value="4.34379624" calcext:value-type="float">
            <text:p>4.34379624</text:p>
          </table:table-cell>
        </table:table-row>
        <table:table-row table:style-name="ro1">
          <table:table-cell office:value-type="float" office:value="14.278678" calcext:value-type="float">
            <text:p>14.278678</text:p>
          </table:table-cell>
          <table:table-cell table:formula="of:=[.A1977]*0.3048" office:value-type="float" office:value="4.3521410544" calcext:value-type="float">
            <text:p>4.3521410544</text:p>
          </table:table-cell>
        </table:table-row>
        <table:table-row table:style-name="ro1">
          <table:table-cell office:value-type="float" office:value="14.30395" calcext:value-type="float">
            <text:p>14.30395</text:p>
          </table:table-cell>
          <table:table-cell table:formula="of:=[.A1978]*0.3048" office:value-type="float" office:value="4.35984396" calcext:value-type="float">
            <text:p>4.35984396</text:p>
          </table:table-cell>
        </table:table-row>
        <table:table-row table:style-name="ro1">
          <table:table-cell office:value-type="float" office:value="14.327091" calcext:value-type="float">
            <text:p>14.327091</text:p>
          </table:table-cell>
          <table:table-cell table:formula="of:=[.A1979]*0.3048" office:value-type="float" office:value="4.3668973368" calcext:value-type="float">
            <text:p>4.3668973368</text:p>
          </table:table-cell>
        </table:table-row>
        <table:table-row table:style-name="ro1">
          <table:table-cell office:value-type="float" office:value="14.34808" calcext:value-type="float">
            <text:p>14.34808</text:p>
          </table:table-cell>
          <table:table-cell table:formula="of:=[.A1980]*0.3048" office:value-type="float" office:value="4.373294784" calcext:value-type="float">
            <text:p>4.373294784</text:p>
          </table:table-cell>
        </table:table-row>
        <table:table-row table:style-name="ro1">
          <table:table-cell office:value-type="float" office:value="14.366895" calcext:value-type="float">
            <text:p>14.366895</text:p>
          </table:table-cell>
          <table:table-cell table:formula="of:=[.A1981]*0.3048" office:value-type="float" office:value="4.379029596" calcext:value-type="float">
            <text:p>4.379029596</text:p>
          </table:table-cell>
        </table:table-row>
        <table:table-row table:style-name="ro1">
          <table:table-cell office:value-type="float" office:value="14.383516" calcext:value-type="float">
            <text:p>14.383516</text:p>
          </table:table-cell>
          <table:table-cell table:formula="of:=[.A1982]*0.3048" office:value-type="float" office:value="4.3840956768" calcext:value-type="float">
            <text:p>4.3840956768</text:p>
          </table:table-cell>
        </table:table-row>
        <table:table-row table:style-name="ro1">
          <table:table-cell office:value-type="float" office:value="14.397938" calcext:value-type="float">
            <text:p>14.397938</text:p>
          </table:table-cell>
          <table:table-cell table:formula="of:=[.A1983]*0.3048" office:value-type="float" office:value="4.3884915024" calcext:value-type="float">
            <text:p>4.3884915024</text:p>
          </table:table-cell>
        </table:table-row>
        <table:table-row table:style-name="ro1">
          <table:table-cell office:value-type="float" office:value="14.41015" calcext:value-type="float">
            <text:p>14.41015</text:p>
          </table:table-cell>
          <table:table-cell table:formula="of:=[.A1984]*0.3048" office:value-type="float" office:value="4.39221372" calcext:value-type="float">
            <text:p>4.39221372</text:p>
          </table:table-cell>
        </table:table-row>
        <table:table-row table:style-name="ro1">
          <table:table-cell office:value-type="float" office:value="14.420143" calcext:value-type="float">
            <text:p>14.420143</text:p>
          </table:table-cell>
          <table:table-cell table:formula="of:=[.A1985]*0.3048" office:value-type="float" office:value="4.3952595864" calcext:value-type="float">
            <text:p>4.3952595864</text:p>
          </table:table-cell>
        </table:table-row>
        <table:table-row table:style-name="ro1">
          <table:table-cell office:value-type="float" office:value="14.427919" calcext:value-type="float">
            <text:p>14.427919</text:p>
          </table:table-cell>
          <table:table-cell table:formula="of:=[.A1986]*0.3048" office:value-type="float" office:value="4.3976297112" calcext:value-type="float">
            <text:p>4.3976297112</text:p>
          </table:table-cell>
        </table:table-row>
        <table:table-row table:style-name="ro1">
          <table:table-cell office:value-type="float" office:value="14.433476" calcext:value-type="float">
            <text:p>14.433476</text:p>
          </table:table-cell>
          <table:table-cell table:formula="of:=[.A1987]*0.3048" office:value-type="float" office:value="4.3993234848" calcext:value-type="float">
            <text:p>4.3993234848</text:p>
          </table:table-cell>
        </table:table-row>
        <table:table-row table:style-name="ro1">
          <table:table-cell office:value-type="float" office:value="14.436816" calcext:value-type="float">
            <text:p>14.436816</text:p>
          </table:table-cell>
          <table:table-cell table:formula="of:=[.A1988]*0.3048" office:value-type="float" office:value="4.4003415168" calcext:value-type="float">
            <text:p>4.4003415168</text:p>
          </table:table-cell>
        </table:table-row>
        <table:table-row table:style-name="ro1">
          <table:table-cell office:value-type="float" office:value="14.437945" calcext:value-type="float">
            <text:p>14.437945</text:p>
          </table:table-cell>
          <table:table-cell table:formula="of:=[.A1989]*0.3048" office:value-type="float" office:value="4.400685636" calcext:value-type="float">
            <text:p>4.400685636</text:p>
          </table:table-cell>
        </table:table-row>
        <table:table-row table:style-name="ro1">
          <table:table-cell office:value-type="float" office:value="14.436869" calcext:value-type="float">
            <text:p>14.436869</text:p>
          </table:table-cell>
          <table:table-cell table:formula="of:=[.A1990]*0.3048" office:value-type="float" office:value="4.4003576712" calcext:value-type="float">
            <text:p>4.4003576712</text:p>
          </table:table-cell>
        </table:table-row>
        <table:table-row table:style-name="ro1">
          <table:table-cell office:value-type="float" office:value="14.433592" calcext:value-type="float">
            <text:p>14.433592</text:p>
          </table:table-cell>
          <table:table-cell table:formula="of:=[.A1991]*0.3048" office:value-type="float" office:value="4.3993588416" calcext:value-type="float">
            <text:p>4.3993588416</text:p>
          </table:table-cell>
        </table:table-row>
        <table:table-row table:style-name="ro1">
          <table:table-cell office:value-type="float" office:value="14.428132" calcext:value-type="float">
            <text:p>14.428132</text:p>
          </table:table-cell>
          <table:table-cell table:formula="of:=[.A1992]*0.3048" office:value-type="float" office:value="4.3976946336" calcext:value-type="float">
            <text:p>4.3976946336</text:p>
          </table:table-cell>
        </table:table-row>
        <table:table-row table:style-name="ro1">
          <table:table-cell office:value-type="float" office:value="14.420497" calcext:value-type="float">
            <text:p>14.420497</text:p>
          </table:table-cell>
          <table:table-cell table:formula="of:=[.A1993]*0.3048" office:value-type="float" office:value="4.3953674856" calcext:value-type="float">
            <text:p>4.3953674856</text:p>
          </table:table-cell>
        </table:table-row>
        <table:table-row table:style-name="ro1">
          <table:table-cell office:value-type="float" office:value="14.4107" calcext:value-type="float">
            <text:p>14.4107</text:p>
          </table:table-cell>
          <table:table-cell table:formula="of:=[.A1994]*0.3048" office:value-type="float" office:value="4.39238136" calcext:value-type="float">
            <text:p>4.39238136</text:p>
          </table:table-cell>
        </table:table-row>
        <table:table-row table:style-name="ro1">
          <table:table-cell office:value-type="float" office:value="14.398756" calcext:value-type="float">
            <text:p>14.398756</text:p>
          </table:table-cell>
          <table:table-cell table:formula="of:=[.A1995]*0.3048" office:value-type="float" office:value="4.3887408288" calcext:value-type="float">
            <text:p>4.3887408288</text:p>
          </table:table-cell>
        </table:table-row>
        <table:table-row table:style-name="ro1">
          <table:table-cell office:value-type="float" office:value="14.384684" calcext:value-type="float">
            <text:p>14.384684</text:p>
          </table:table-cell>
          <table:table-cell table:formula="of:=[.A1996]*0.3048" office:value-type="float" office:value="4.3844516832" calcext:value-type="float">
            <text:p>4.3844516832</text:p>
          </table:table-cell>
        </table:table-row>
        <table:table-row table:style-name="ro1">
          <table:table-cell office:value-type="float" office:value="14.368499" calcext:value-type="float">
            <text:p>14.368499</text:p>
          </table:table-cell>
          <table:table-cell table:formula="of:=[.A1997]*0.3048" office:value-type="float" office:value="4.3795184952" calcext:value-type="float">
            <text:p>4.3795184952</text:p>
          </table:table-cell>
        </table:table-row>
        <table:table-row table:style-name="ro1">
          <table:table-cell office:value-type="float" office:value="14.350222" calcext:value-type="float">
            <text:p>14.350222</text:p>
          </table:table-cell>
          <table:table-cell table:formula="of:=[.A1998]*0.3048" office:value-type="float" office:value="4.3739476656" calcext:value-type="float">
            <text:p>4.3739476656</text:p>
          </table:table-cell>
        </table:table-row>
        <table:table-row table:style-name="ro1">
          <table:table-cell office:value-type="float" office:value="14.329868" calcext:value-type="float">
            <text:p>14.329868</text:p>
          </table:table-cell>
          <table:table-cell table:formula="of:=[.A1999]*0.3048" office:value-type="float" office:value="4.3677437664" calcext:value-type="float">
            <text:p>4.3677437664</text:p>
          </table:table-cell>
        </table:table-row>
        <table:table-row table:style-name="ro1">
          <table:table-cell office:value-type="float" office:value="14.307459" calcext:value-type="float">
            <text:p>14.307459</text:p>
          </table:table-cell>
          <table:table-cell table:formula="of:=[.A2000]*0.3048" office:value-type="float" office:value="4.3609135032" calcext:value-type="float">
            <text:p>4.3609135032</text:p>
          </table:table-cell>
        </table:table-row>
        <table:table-row table:style-name="ro1">
          <table:table-cell office:value-type="float" office:value="14.283013" calcext:value-type="float">
            <text:p>14.283013</text:p>
          </table:table-cell>
          <table:table-cell table:formula="of:=[.A2001]*0.3048" office:value-type="float" office:value="4.3534623624" calcext:value-type="float">
            <text:p>4.3534623624</text:p>
          </table:table-cell>
        </table:table-row>
        <table:table-row table:style-name="ro1">
          <table:table-cell office:value-type="float" office:value="14.256555" calcext:value-type="float">
            <text:p>14.256555</text:p>
          </table:table-cell>
          <table:table-cell table:formula="of:=[.A2002]*0.3048" office:value-type="float" office:value="4.345397964" calcext:value-type="float">
            <text:p>4.345397964</text:p>
          </table:table-cell>
        </table:table-row>
        <table:table-row table:style-name="ro1">
          <table:table-cell office:value-type="float" office:value="14.228101" calcext:value-type="float">
            <text:p>14.228101</text:p>
          </table:table-cell>
          <table:table-cell table:formula="of:=[.A2003]*0.3048" office:value-type="float" office:value="4.3367251848" calcext:value-type="float">
            <text:p>4.3367251848</text:p>
          </table:table-cell>
        </table:table-row>
        <table:table-row table:style-name="ro1">
          <table:table-cell office:value-type="float" office:value="14.197679" calcext:value-type="float">
            <text:p>14.197679</text:p>
          </table:table-cell>
          <table:table-cell table:formula="of:=[.A2004]*0.3048" office:value-type="float" office:value="4.3274525592" calcext:value-type="float">
            <text:p>4.3274525592</text:p>
          </table:table-cell>
        </table:table-row>
        <table:table-row table:style-name="ro1">
          <table:table-cell office:value-type="float" office:value="14.165307" calcext:value-type="float">
            <text:p>14.165307</text:p>
          </table:table-cell>
          <table:table-cell table:formula="of:=[.A2005]*0.3048" office:value-type="float" office:value="4.3175855736" calcext:value-type="float">
            <text:p>4.3175855736</text:p>
          </table:table-cell>
        </table:table-row>
        <table:table-row table:style-name="ro1">
          <table:table-cell office:value-type="float" office:value="14.131006" calcext:value-type="float">
            <text:p>14.131006</text:p>
          </table:table-cell>
          <table:table-cell table:formula="of:=[.A2006]*0.3048" office:value-type="float" office:value="4.3071306288" calcext:value-type="float">
            <text:p>4.3071306288</text:p>
          </table:table-cell>
        </table:table-row>
        <table:table-row table:style-name="ro1">
          <table:table-cell office:value-type="float" office:value="14.09481" calcext:value-type="float">
            <text:p>14.09481</text:p>
          </table:table-cell>
          <table:table-cell table:formula="of:=[.A2007]*0.3048" office:value-type="float" office:value="4.296098088" calcext:value-type="float">
            <text:p>4.296098088</text:p>
          </table:table-cell>
        </table:table-row>
        <table:table-row table:style-name="ro1">
          <table:table-cell office:value-type="float" office:value="14.056727" calcext:value-type="float">
            <text:p>14.056727</text:p>
          </table:table-cell>
          <table:table-cell table:formula="of:=[.A2008]*0.3048" office:value-type="float" office:value="4.2844903896" calcext:value-type="float">
            <text:p>4.2844903896</text:p>
          </table:table-cell>
        </table:table-row>
        <table:table-row table:style-name="ro1">
          <table:table-cell office:value-type="float" office:value="14.016787" calcext:value-type="float">
            <text:p>14.016787</text:p>
          </table:table-cell>
          <table:table-cell table:formula="of:=[.A2009]*0.3048" office:value-type="float" office:value="4.2723166776" calcext:value-type="float">
            <text:p>4.2723166776</text:p>
          </table:table-cell>
        </table:table-row>
        <table:table-row table:style-name="ro1">
          <table:table-cell office:value-type="float" office:value="13.975007" calcext:value-type="float">
            <text:p>13.975007</text:p>
          </table:table-cell>
          <table:table-cell table:formula="of:=[.A2010]*0.3048" office:value-type="float" office:value="4.2595821336" calcext:value-type="float">
            <text:p>4.2595821336</text:p>
          </table:table-cell>
        </table:table-row>
        <table:table-row table:style-name="ro1">
          <table:table-cell office:value-type="float" office:value="13.931415" calcext:value-type="float">
            <text:p>13.931415</text:p>
          </table:table-cell>
          <table:table-cell table:formula="of:=[.A2011]*0.3048" office:value-type="float" office:value="4.246295292" calcext:value-type="float">
            <text:p>4.246295292</text:p>
          </table:table-cell>
        </table:table-row>
        <table:table-row table:style-name="ro1">
          <table:table-cell office:value-type="float" office:value="13.886029" calcext:value-type="float">
            <text:p>13.886029</text:p>
          </table:table-cell>
          <table:table-cell table:formula="of:=[.A2012]*0.3048" office:value-type="float" office:value="4.2324616392" calcext:value-type="float">
            <text:p>4.2324616392</text:p>
          </table:table-cell>
        </table:table-row>
        <table:table-row table:style-name="ro1">
          <table:table-cell office:value-type="float" office:value="13.838879" calcext:value-type="float">
            <text:p>13.838879</text:p>
          </table:table-cell>
          <table:table-cell table:formula="of:=[.A2013]*0.3048" office:value-type="float" office:value="4.2180903192" calcext:value-type="float">
            <text:p>4.2180903192</text:p>
          </table:table-cell>
        </table:table-row>
        <table:table-row table:style-name="ro1">
          <table:table-cell office:value-type="float" office:value="13.789985" calcext:value-type="float">
            <text:p>13.789985</text:p>
          </table:table-cell>
          <table:table-cell table:formula="of:=[.A2014]*0.3048" office:value-type="float" office:value="4.203187428" calcext:value-type="float">
            <text:p>4.203187428</text:p>
          </table:table-cell>
        </table:table-row>
        <table:table-row table:style-name="ro1">
          <table:table-cell office:value-type="float" office:value="13.739372" calcext:value-type="float">
            <text:p>13.739372</text:p>
          </table:table-cell>
          <table:table-cell table:formula="of:=[.A2015]*0.3048" office:value-type="float" office:value="4.1877605856" calcext:value-type="float">
            <text:p>4.1877605856</text:p>
          </table:table-cell>
        </table:table-row>
        <table:table-row table:style-name="ro1">
          <table:table-cell office:value-type="float" office:value="13.687063" calcext:value-type="float">
            <text:p>13.687063</text:p>
          </table:table-cell>
          <table:table-cell table:formula="of:=[.A2016]*0.3048" office:value-type="float" office:value="4.1718168024" calcext:value-type="float">
            <text:p>4.1718168024</text:p>
          </table:table-cell>
        </table:table-row>
        <table:table-row table:style-name="ro1">
          <table:table-cell office:value-type="float" office:value="13.633088" calcext:value-type="float">
            <text:p>13.633088</text:p>
          </table:table-cell>
          <table:table-cell table:formula="of:=[.A2017]*0.3048" office:value-type="float" office:value="4.1553652224" calcext:value-type="float">
            <text:p>4.1553652224</text:p>
          </table:table-cell>
        </table:table-row>
        <table:table-row table:style-name="ro1">
          <table:table-cell office:value-type="float" office:value="13.577462" calcext:value-type="float">
            <text:p>13.577462</text:p>
          </table:table-cell>
          <table:table-cell table:formula="of:=[.A2018]*0.3048" office:value-type="float" office:value="4.1384104176" calcext:value-type="float">
            <text:p>4.1384104176</text:p>
          </table:table-cell>
        </table:table-row>
        <table:table-row table:style-name="ro1">
          <table:table-cell office:value-type="float" office:value="13.520217" calcext:value-type="float">
            <text:p>13.520217</text:p>
          </table:table-cell>
          <table:table-cell table:formula="of:=[.A2019]*0.3048" office:value-type="float" office:value="4.1209621416" calcext:value-type="float">
            <text:p>4.1209621416</text:p>
          </table:table-cell>
        </table:table-row>
        <table:table-row table:style-name="ro1">
          <table:table-cell office:value-type="float" office:value="13.461373" calcext:value-type="float">
            <text:p>13.461373</text:p>
          </table:table-cell>
          <table:table-cell table:formula="of:=[.A2020]*0.3048" office:value-type="float" office:value="4.1030264904" calcext:value-type="float">
            <text:p>4.1030264904</text:p>
          </table:table-cell>
        </table:table-row>
        <table:table-row table:style-name="ro1">
          <table:table-cell office:value-type="float" office:value="13.400958" calcext:value-type="float">
            <text:p>13.400958</text:p>
          </table:table-cell>
          <table:table-cell table:formula="of:=[.A2021]*0.3048" office:value-type="float" office:value="4.0846119984" calcext:value-type="float">
            <text:p>4.0846119984</text:p>
          </table:table-cell>
        </table:table-row>
        <table:table-row table:style-name="ro1">
          <table:table-cell office:value-type="float" office:value="13.338995" calcext:value-type="float">
            <text:p>13.338995</text:p>
          </table:table-cell>
          <table:table-cell table:formula="of:=[.A2022]*0.3048" office:value-type="float" office:value="4.065725676" calcext:value-type="float">
            <text:p>4.065725676</text:p>
          </table:table-cell>
        </table:table-row>
        <table:table-row table:style-name="ro1">
          <table:table-cell office:value-type="float" office:value="13.275507" calcext:value-type="float">
            <text:p>13.275507</text:p>
          </table:table-cell>
          <table:table-cell table:formula="of:=[.A2023]*0.3048" office:value-type="float" office:value="4.0463745336" calcext:value-type="float">
            <text:p>4.0463745336</text:p>
          </table:table-cell>
        </table:table-row>
        <table:table-row table:style-name="ro1">
          <table:table-cell office:value-type="float" office:value="13.21052" calcext:value-type="float">
            <text:p>13.21052</text:p>
          </table:table-cell>
          <table:table-cell table:formula="of:=[.A2024]*0.3048" office:value-type="float" office:value="4.026566496" calcext:value-type="float">
            <text:p>4.026566496</text:p>
          </table:table-cell>
        </table:table-row>
        <table:table-row table:style-name="ro1">
          <table:table-cell office:value-type="float" office:value="13.14406" calcext:value-type="float">
            <text:p>13.14406</text:p>
          </table:table-cell>
          <table:table-cell table:formula="of:=[.A2025]*0.3048" office:value-type="float" office:value="4.006309488" calcext:value-type="float">
            <text:p>4.006309488</text:p>
          </table:table-cell>
        </table:table-row>
        <table:table-row table:style-name="ro1">
          <table:table-cell office:value-type="float" office:value="13.076153" calcext:value-type="float">
            <text:p>13.076153</text:p>
          </table:table-cell>
          <table:table-cell table:formula="of:=[.A2026]*0.3048" office:value-type="float" office:value="3.9856114344" calcext:value-type="float">
            <text:p>3.9856114344</text:p>
          </table:table-cell>
        </table:table-row>
        <table:table-row table:style-name="ro1">
          <table:table-cell office:value-type="float" office:value="13.006824" calcext:value-type="float">
            <text:p>13.006824</text:p>
          </table:table-cell>
          <table:table-cell table:formula="of:=[.A2027]*0.3048" office:value-type="float" office:value="3.9644799552" calcext:value-type="float">
            <text:p>3.9644799552</text:p>
          </table:table-cell>
        </table:table-row>
        <table:table-row table:style-name="ro1">
          <table:table-cell office:value-type="float" office:value="12.936101" calcext:value-type="float">
            <text:p>12.936101</text:p>
          </table:table-cell>
          <table:table-cell table:formula="of:=[.A2028]*0.3048" office:value-type="float" office:value="3.9429235848" calcext:value-type="float">
            <text:p>3.9429235848</text:p>
          </table:table-cell>
        </table:table-row>
        <table:table-row table:style-name="ro1">
          <table:table-cell office:value-type="float" office:value="12.864008" calcext:value-type="float">
            <text:p>12.864008</text:p>
          </table:table-cell>
          <table:table-cell table:formula="of:=[.A2029]*0.3048" office:value-type="float" office:value="3.9209496384" calcext:value-type="float">
            <text:p>3.9209496384</text:p>
          </table:table-cell>
        </table:table-row>
        <table:table-row table:style-name="ro1">
          <table:table-cell office:value-type="float" office:value="12.790573" calcext:value-type="float">
            <text:p>12.790573</text:p>
          </table:table-cell>
          <table:table-cell table:formula="of:=[.A2030]*0.3048" office:value-type="float" office:value="3.8985666504" calcext:value-type="float">
            <text:p>3.8985666504</text:p>
          </table:table-cell>
        </table:table-row>
        <table:table-row table:style-name="ro1">
          <table:table-cell office:value-type="float" office:value="12.715824" calcext:value-type="float">
            <text:p>12.715824</text:p>
          </table:table-cell>
          <table:table-cell table:formula="of:=[.A2031]*0.3048" office:value-type="float" office:value="3.8757831552" calcext:value-type="float">
            <text:p>3.8757831552</text:p>
          </table:table-cell>
        </table:table-row>
        <table:table-row table:style-name="ro1">
          <table:table-cell office:value-type="float" office:value="12.639787" calcext:value-type="float">
            <text:p>12.639787</text:p>
          </table:table-cell>
          <table:table-cell table:formula="of:=[.A2032]*0.3048" office:value-type="float" office:value="3.8526070776" calcext:value-type="float">
            <text:p>3.8526070776</text:p>
          </table:table-cell>
        </table:table-row>
        <table:table-row table:style-name="ro1">
          <table:table-cell office:value-type="float" office:value="12.562495" calcext:value-type="float">
            <text:p>12.562495</text:p>
          </table:table-cell>
          <table:table-cell table:formula="of:=[.A2033]*0.3048" office:value-type="float" office:value="3.829048476" calcext:value-type="float">
            <text:p>3.829048476</text:p>
          </table:table-cell>
        </table:table-row>
        <table:table-row table:style-name="ro1">
          <table:table-cell office:value-type="float" office:value="12.483974" calcext:value-type="float">
            <text:p>12.483974</text:p>
          </table:table-cell>
          <table:table-cell table:formula="of:=[.A2034]*0.3048" office:value-type="float" office:value="3.8051152752" calcext:value-type="float">
            <text:p>3.8051152752</text:p>
          </table:table-cell>
        </table:table-row>
        <table:table-row table:style-name="ro1">
          <table:table-cell office:value-type="float" office:value="12.404255" calcext:value-type="float">
            <text:p>12.404255</text:p>
          </table:table-cell>
          <table:table-cell table:formula="of:=[.A2035]*0.3048" office:value-type="float" office:value="3.780816924" calcext:value-type="float">
            <text:p>3.780816924</text:p>
          </table:table-cell>
        </table:table-row>
        <table:table-row table:style-name="ro1">
          <table:table-cell office:value-type="float" office:value="12.323371" calcext:value-type="float">
            <text:p>12.323371</text:p>
          </table:table-cell>
          <table:table-cell table:formula="of:=[.A2036]*0.3048" office:value-type="float" office:value="3.7561634808" calcext:value-type="float">
            <text:p>3.7561634808</text:p>
          </table:table-cell>
        </table:table-row>
        <table:table-row table:style-name="ro1">
          <table:table-cell office:value-type="float" office:value="12.241347" calcext:value-type="float">
            <text:p>12.241347</text:p>
          </table:table-cell>
          <table:table-cell table:formula="of:=[.A2037]*0.3048" office:value-type="float" office:value="3.7311625656" calcext:value-type="float">
            <text:p>3.7311625656</text:p>
          </table:table-cell>
        </table:table-row>
        <table:table-row table:style-name="ro1">
          <table:table-cell office:value-type="float" office:value="12.158216" calcext:value-type="float">
            <text:p>12.158216</text:p>
          </table:table-cell>
          <table:table-cell table:formula="of:=[.A2038]*0.3048" office:value-type="float" office:value="3.7058242368" calcext:value-type="float">
            <text:p>3.7058242368</text:p>
          </table:table-cell>
        </table:table-row>
        <table:table-row table:style-name="ro1">
          <table:table-cell office:value-type="float" office:value="12.074002" calcext:value-type="float">
            <text:p>12.074002</text:p>
          </table:table-cell>
          <table:table-cell table:formula="of:=[.A2039]*0.3048" office:value-type="float" office:value="3.6801558096" calcext:value-type="float">
            <text:p>3.6801558096</text:p>
          </table:table-cell>
        </table:table-row>
        <table:table-row table:style-name="ro1">
          <table:table-cell office:value-type="float" office:value="11.98874" calcext:value-type="float">
            <text:p>11.98874</text:p>
          </table:table-cell>
          <table:table-cell table:formula="of:=[.A2040]*0.3048" office:value-type="float" office:value="3.654167952" calcext:value-type="float">
            <text:p>3.654167952</text:p>
          </table:table-cell>
        </table:table-row>
        <table:table-row table:style-name="ro1">
          <table:table-cell office:value-type="float" office:value="11.902458" calcext:value-type="float">
            <text:p>11.902458</text:p>
          </table:table-cell>
          <table:table-cell table:formula="of:=[.A2041]*0.3048" office:value-type="float" office:value="3.6278691984" calcext:value-type="float">
            <text:p>3.6278691984</text:p>
          </table:table-cell>
        </table:table-row>
        <table:table-row table:style-name="ro1">
          <table:table-cell office:value-type="float" office:value="11.815191" calcext:value-type="float">
            <text:p>11.815191</text:p>
          </table:table-cell>
          <table:table-cell table:formula="of:=[.A2042]*0.3048" office:value-type="float" office:value="3.6012702168" calcext:value-type="float">
            <text:p>3.6012702168</text:p>
          </table:table-cell>
        </table:table-row>
        <table:table-row table:style-name="ro1">
          <table:table-cell office:value-type="float" office:value="11.726965" calcext:value-type="float">
            <text:p>11.726965</text:p>
          </table:table-cell>
          <table:table-cell table:formula="of:=[.A2043]*0.3048" office:value-type="float" office:value="3.574378932" calcext:value-type="float">
            <text:p>3.574378932</text:p>
          </table:table-cell>
        </table:table-row>
        <table:table-row table:style-name="ro1">
          <table:table-cell office:value-type="float" office:value="11.637821" calcext:value-type="float">
            <text:p>11.637821</text:p>
          </table:table-cell>
          <table:table-cell table:formula="of:=[.A2044]*0.3048" office:value-type="float" office:value="3.5472078408" calcext:value-type="float">
            <text:p>3.5472078408</text:p>
          </table:table-cell>
        </table:table-row>
        <table:table-row table:style-name="ro1">
          <table:table-cell office:value-type="float" office:value="11.547789" calcext:value-type="float">
            <text:p>11.547789</text:p>
          </table:table-cell>
          <table:table-cell table:formula="of:=[.A2045]*0.3048" office:value-type="float" office:value="3.5197660872" calcext:value-type="float">
            <text:p>3.5197660872</text:p>
          </table:table-cell>
        </table:table-row>
        <table:table-row table:style-name="ro1">
          <table:table-cell office:value-type="float" office:value="11.4569054" calcext:value-type="float">
            <text:p>11.4569054</text:p>
          </table:table-cell>
          <table:table-cell table:formula="of:=[.A2046]*0.3048" office:value-type="float" office:value="3.49206476592" calcext:value-type="float">
            <text:p>3.49206476592</text:p>
          </table:table-cell>
        </table:table-row>
        <table:table-row table:style-name="ro1">
          <table:table-cell office:value-type="float" office:value="11.3652039" calcext:value-type="float">
            <text:p>11.3652039</text:p>
          </table:table-cell>
          <table:table-cell table:formula="of:=[.A2047]*0.3048" office:value-type="float" office:value="3.46411414872" calcext:value-type="float">
            <text:p>3.46411414872</text:p>
          </table:table-cell>
        </table:table-row>
        <table:table-row table:style-name="ro1">
          <table:table-cell office:value-type="float" office:value="11.2727232" calcext:value-type="float">
            <text:p>11.2727232</text:p>
          </table:table-cell>
          <table:table-cell table:formula="of:=[.A2048]*0.3048" office:value-type="float" office:value="3.43592603136" calcext:value-type="float">
            <text:p>3.43592603136</text:p>
          </table:table-cell>
        </table:table-row>
        <table:table-row table:style-name="ro1">
          <table:table-cell office:value-type="float" office:value="11.179492" calcext:value-type="float">
            <text:p>11.179492</text:p>
          </table:table-cell>
          <table:table-cell table:formula="of:=[.A2049]*0.3048" office:value-type="float" office:value="3.4075091616" calcext:value-type="float">
            <text:p>3.4075091616</text:p>
          </table:table-cell>
        </table:table-row>
        <table:table-row table:style-name="ro1">
          <table:table-cell office:value-type="float" office:value="11.0855532" calcext:value-type="float">
            <text:p>11.0855532</text:p>
          </table:table-cell>
          <table:table-cell table:formula="of:=[.A2050]*0.3048" office:value-type="float" office:value="3.37887661536" calcext:value-type="float">
            <text:p>3.37887661536</text:p>
          </table:table-cell>
        </table:table-row>
        <table:table-row table:style-name="ro1">
          <table:table-cell office:value-type="float" office:value="10.9909449" calcext:value-type="float">
            <text:p>10.9909449</text:p>
          </table:table-cell>
          <table:table-cell table:formula="of:=[.A2051]*0.3048" office:value-type="float" office:value="3.35004000552" calcext:value-type="float">
            <text:p>3.35004000552</text:p>
          </table:table-cell>
        </table:table-row>
        <table:table-row table:style-name="ro1">
          <table:table-cell office:value-type="float" office:value="10.8956985" calcext:value-type="float">
            <text:p>10.8956985</text:p>
          </table:table-cell>
          <table:table-cell table:formula="of:=[.A2052]*0.3048" office:value-type="float" office:value="3.3210089028" calcext:value-type="float">
            <text:p>3.3210089028</text:p>
          </table:table-cell>
        </table:table-row>
        <table:table-row table:style-name="ro1">
          <table:table-cell office:value-type="float" office:value="10.7998543" calcext:value-type="float">
            <text:p>10.7998543</text:p>
          </table:table-cell>
          <table:table-cell table:formula="of:=[.A2053]*0.3048" office:value-type="float" office:value="3.29179559064" calcext:value-type="float">
            <text:p>3.29179559064</text:p>
          </table:table-cell>
        </table:table-row>
        <table:table-row table:style-name="ro1">
          <table:table-cell office:value-type="float" office:value="10.7034512" calcext:value-type="float">
            <text:p>10.7034512</text:p>
          </table:table-cell>
          <table:table-cell table:formula="of:=[.A2054]*0.3048" office:value-type="float" office:value="3.26241192576" calcext:value-type="float">
            <text:p>3.26241192576</text:p>
          </table:table-cell>
        </table:table-row>
        <table:table-row table:style-name="ro1">
          <table:table-cell office:value-type="float" office:value="10.6065273" calcext:value-type="float">
            <text:p>10.6065273</text:p>
          </table:table-cell>
          <table:table-cell table:formula="of:=[.A2055]*0.3048" office:value-type="float" office:value="3.23286952104" calcext:value-type="float">
            <text:p>3.23286952104</text:p>
          </table:table-cell>
        </table:table-row>
        <table:table-row table:style-name="ro1">
          <table:table-cell office:value-type="float" office:value="10.50912" calcext:value-type="float">
            <text:p>10.50912</text:p>
          </table:table-cell>
          <table:table-cell table:formula="of:=[.A2056]*0.3048" office:value-type="float" office:value="3.203179776" calcext:value-type="float">
            <text:p>3.203179776</text:p>
          </table:table-cell>
        </table:table-row>
        <table:table-row table:style-name="ro1">
          <table:table-cell office:value-type="float" office:value="10.4112692" calcext:value-type="float">
            <text:p>10.4112692</text:p>
          </table:table-cell>
          <table:table-cell table:formula="of:=[.A2057]*0.3048" office:value-type="float" office:value="3.17335485216" calcext:value-type="float">
            <text:p>3.17335485216</text:p>
          </table:table-cell>
        </table:table-row>
        <table:table-row table:style-name="ro1">
          <table:table-cell office:value-type="float" office:value="10.313014" calcext:value-type="float">
            <text:p>10.313014</text:p>
          </table:table-cell>
          <table:table-cell table:formula="of:=[.A2058]*0.3048" office:value-type="float" office:value="3.1434066672" calcext:value-type="float">
            <text:p>3.1434066672</text:p>
          </table:table-cell>
        </table:table-row>
        <table:table-row table:style-name="ro1">
          <table:table-cell office:value-type="float" office:value="10.2143879" calcext:value-type="float">
            <text:p>10.2143879</text:p>
          </table:table-cell>
          <table:table-cell table:formula="of:=[.A2059]*0.3048" office:value-type="float" office:value="3.11334543192" calcext:value-type="float">
            <text:p>3.11334543192</text:p>
          </table:table-cell>
        </table:table-row>
        <table:table-row table:style-name="ro1">
          <table:table-cell office:value-type="float" office:value="10.1154337" calcext:value-type="float">
            <text:p>10.1154337</text:p>
          </table:table-cell>
          <table:table-cell table:formula="of:=[.A2060]*0.3048" office:value-type="float" office:value="3.08318419176" calcext:value-type="float">
            <text:p>3.08318419176</text:p>
          </table:table-cell>
        </table:table-row>
        <table:table-row table:style-name="ro1">
          <table:table-cell office:value-type="float" office:value="10.0161886" calcext:value-type="float">
            <text:p>10.0161886</text:p>
          </table:table-cell>
          <table:table-cell table:formula="of:=[.A2061]*0.3048" office:value-type="float" office:value="3.05293428528" calcext:value-type="float">
            <text:p>3.05293428528</text:p>
          </table:table-cell>
        </table:table-row>
        <table:table-row table:style-name="ro1">
          <table:table-cell office:value-type="float" office:value="9.9166861" calcext:value-type="float">
            <text:p>9.9166861</text:p>
          </table:table-cell>
          <table:table-cell table:formula="of:=[.A2062]*0.3048" office:value-type="float" office:value="3.02260592328" calcext:value-type="float">
            <text:p>3.02260592328</text:p>
          </table:table-cell>
        </table:table-row>
        <table:table-row table:style-name="ro1">
          <table:table-cell office:value-type="float" office:value="9.8169651" calcext:value-type="float">
            <text:p>9.8169651</text:p>
          </table:table-cell>
          <table:table-cell table:formula="of:=[.A2063]*0.3048" office:value-type="float" office:value="2.99221096248" calcext:value-type="float">
            <text:p>2.99221096248</text:p>
          </table:table-cell>
        </table:table-row>
        <table:table-row table:style-name="ro1">
          <table:table-cell office:value-type="float" office:value="9.7170591" calcext:value-type="float">
            <text:p>9.7170591</text:p>
          </table:table-cell>
          <table:table-cell table:formula="of:=[.A2064]*0.3048" office:value-type="float" office:value="2.96175961368" calcext:value-type="float">
            <text:p>2.96175961368</text:p>
          </table:table-cell>
        </table:table-row>
        <table:table-row table:style-name="ro1">
          <table:table-cell office:value-type="float" office:value="9.6170015" calcext:value-type="float">
            <text:p>9.6170015</text:p>
          </table:table-cell>
          <table:table-cell table:formula="of:=[.A2065]*0.3048" office:value-type="float" office:value="2.9312620572" calcext:value-type="float">
            <text:p>2.9312620572</text:p>
          </table:table-cell>
        </table:table-row>
        <table:table-row table:style-name="ro1">
          <table:table-cell office:value-type="float" office:value="9.51682" calcext:value-type="float">
            <text:p>9.51682</text:p>
          </table:table-cell>
          <table:table-cell table:formula="of:=[.A2066]*0.3048" office:value-type="float" office:value="2.900726736" calcext:value-type="float">
            <text:p>2.900726736</text:p>
          </table:table-cell>
        </table:table-row>
        <table:table-row table:style-name="ro1">
          <table:table-cell office:value-type="float" office:value="9.4165483" calcext:value-type="float">
            <text:p>9.4165483</text:p>
          </table:table-cell>
          <table:table-cell table:formula="of:=[.A2067]*0.3048" office:value-type="float" office:value="2.87016392184" calcext:value-type="float">
            <text:p>2.87016392184</text:p>
          </table:table-cell>
        </table:table-row>
        <table:table-row table:style-name="ro1">
          <table:table-cell office:value-type="float" office:value="9.3162131" calcext:value-type="float">
            <text:p>9.3162131</text:p>
          </table:table-cell>
          <table:table-cell table:formula="of:=[.A2068]*0.3048" office:value-type="float" office:value="2.83958175288" calcext:value-type="float">
            <text:p>2.83958175288</text:p>
          </table:table-cell>
        </table:table-row>
        <table:table-row table:style-name="ro1">
          <table:table-cell office:value-type="float" office:value="9.2158427" calcext:value-type="float">
            <text:p>9.2158427</text:p>
          </table:table-cell>
          <table:table-cell table:formula="of:=[.A2069]*0.3048" office:value-type="float" office:value="2.80898885496" calcext:value-type="float">
            <text:p>2.80898885496</text:p>
          </table:table-cell>
        </table:table-row>
        <table:table-row table:style-name="ro1">
          <table:table-cell office:value-type="float" office:value="9.1154637" calcext:value-type="float">
            <text:p>9.1154637</text:p>
          </table:table-cell>
          <table:table-cell table:formula="of:=[.A2070]*0.3048" office:value-type="float" office:value="2.77839333576" calcext:value-type="float">
            <text:p>2.77839333576</text:p>
          </table:table-cell>
        </table:table-row>
        <table:table-row table:style-name="ro1">
          <table:table-cell office:value-type="float" office:value="9.0151019" calcext:value-type="float">
            <text:p>9.0151019</text:p>
          </table:table-cell>
          <table:table-cell table:formula="of:=[.A2071]*0.3048" office:value-type="float" office:value="2.74780305912" calcext:value-type="float">
            <text:p>2.74780305912</text:p>
          </table:table-cell>
        </table:table-row>
        <table:table-row table:style-name="ro1">
          <table:table-cell office:value-type="float" office:value="8.9147754" calcext:value-type="float">
            <text:p>8.9147754</text:p>
          </table:table-cell>
          <table:table-cell table:formula="of:=[.A2072]*0.3048" office:value-type="float" office:value="2.71722354192" calcext:value-type="float">
            <text:p>2.71722354192</text:p>
          </table:table-cell>
        </table:table-row>
        <table:table-row table:style-name="ro1">
          <table:table-cell office:value-type="float" office:value="8.8145099" calcext:value-type="float">
            <text:p>8.8145099</text:p>
          </table:table-cell>
          <table:table-cell table:formula="of:=[.A2073]*0.3048" office:value-type="float" office:value="2.68666261752" calcext:value-type="float">
            <text:p>2.68666261752</text:p>
          </table:table-cell>
        </table:table-row>
        <table:table-row table:style-name="ro1">
          <table:table-cell office:value-type="float" office:value="8.7143202" calcext:value-type="float">
            <text:p>8.7143202</text:p>
          </table:table-cell>
          <table:table-cell table:formula="of:=[.A2074]*0.3048" office:value-type="float" office:value="2.65612479696" calcext:value-type="float">
            <text:p>2.65612479696</text:p>
          </table:table-cell>
        </table:table-row>
        <table:table-row table:style-name="ro1">
          <table:table-cell office:value-type="float" office:value="8.6142249" calcext:value-type="float">
            <text:p>8.6142249</text:p>
          </table:table-cell>
          <table:table-cell table:formula="of:=[.A2075]*0.3048" office:value-type="float" office:value="2.62561574952" calcext:value-type="float">
            <text:p>2.62561574952</text:p>
          </table:table-cell>
        </table:table-row>
        <table:table-row table:style-name="ro1">
          <table:table-cell office:value-type="float" office:value="8.5142412" calcext:value-type="float">
            <text:p>8.5142412</text:p>
          </table:table-cell>
          <table:table-cell table:formula="of:=[.A2076]*0.3048" office:value-type="float" office:value="2.59514071776" calcext:value-type="float">
            <text:p>2.59514071776</text:p>
          </table:table-cell>
        </table:table-row>
        <table:table-row table:style-name="ro1">
          <table:table-cell office:value-type="float" office:value="8.4143829" calcext:value-type="float">
            <text:p>8.4143829</text:p>
          </table:table-cell>
          <table:table-cell table:formula="of:=[.A2077]*0.3048" office:value-type="float" office:value="2.56470390792" calcext:value-type="float">
            <text:p>2.56470390792</text:p>
          </table:table-cell>
        </table:table-row>
        <table:table-row table:style-name="ro1">
          <table:table-cell office:value-type="float" office:value="8.3146629" calcext:value-type="float">
            <text:p>8.3146629</text:p>
          </table:table-cell>
          <table:table-cell table:formula="of:=[.A2078]*0.3048" office:value-type="float" office:value="2.53430925192" calcext:value-type="float">
            <text:p>2.53430925192</text:p>
          </table:table-cell>
        </table:table-row>
        <table:table-row table:style-name="ro1">
          <table:table-cell office:value-type="float" office:value="8.2150984" calcext:value-type="float">
            <text:p>8.2150984</text:p>
          </table:table-cell>
          <table:table-cell table:formula="of:=[.A2079]*0.3048" office:value-type="float" office:value="2.50396199232" calcext:value-type="float">
            <text:p>2.50396199232</text:p>
          </table:table-cell>
        </table:table-row>
        <table:table-row table:style-name="ro1">
          <table:table-cell office:value-type="float" office:value="8.115695" calcext:value-type="float">
            <text:p>8.115695</text:p>
          </table:table-cell>
          <table:table-cell table:formula="of:=[.A2080]*0.3048" office:value-type="float" office:value="2.473663836" calcext:value-type="float">
            <text:p>2.473663836</text:p>
          </table:table-cell>
        </table:table-row>
        <table:table-row table:style-name="ro1">
          <table:table-cell office:value-type="float" office:value="8.0164685" calcext:value-type="float">
            <text:p>8.0164685</text:p>
          </table:table-cell>
          <table:table-cell table:formula="of:=[.A2081]*0.3048" office:value-type="float" office:value="2.4434195988" calcext:value-type="float">
            <text:p>2.4434195988</text:p>
          </table:table-cell>
        </table:table-row>
        <table:table-row table:style-name="ro1">
          <table:table-cell office:value-type="float" office:value="7.9174275" calcext:value-type="float">
            <text:p>7.9174275</text:p>
          </table:table-cell>
          <table:table-cell table:formula="of:=[.A2082]*0.3048" office:value-type="float" office:value="2.413231902" calcext:value-type="float">
            <text:p>2.413231902</text:p>
          </table:table-cell>
        </table:table-row>
        <table:table-row table:style-name="ro1">
          <table:table-cell office:value-type="float" office:value="7.818583" calcext:value-type="float">
            <text:p>7.818583</text:p>
          </table:table-cell>
          <table:table-cell table:formula="of:=[.A2083]*0.3048" office:value-type="float" office:value="2.3831040984" calcext:value-type="float">
            <text:p>2.3831040984</text:p>
          </table:table-cell>
        </table:table-row>
        <table:table-row table:style-name="ro1">
          <table:table-cell office:value-type="float" office:value="7.719945" calcext:value-type="float">
            <text:p>7.719945</text:p>
          </table:table-cell>
          <table:table-cell table:formula="of:=[.A2084]*0.3048" office:value-type="float" office:value="2.353039236" calcext:value-type="float">
            <text:p>2.353039236</text:p>
          </table:table-cell>
        </table:table-row>
        <table:table-row table:style-name="ro1">
          <table:table-cell office:value-type="float" office:value="7.6215258" calcext:value-type="float">
            <text:p>7.6215258</text:p>
          </table:table-cell>
          <table:table-cell table:formula="of:=[.A2085]*0.3048" office:value-type="float" office:value="2.32304106384" calcext:value-type="float">
            <text:p>2.32304106384</text:p>
          </table:table-cell>
        </table:table-row>
        <table:table-row table:style-name="ro1">
          <table:table-cell office:value-type="float" office:value="7.5233374" calcext:value-type="float">
            <text:p>7.5233374</text:p>
          </table:table-cell>
          <table:table-cell table:formula="of:=[.A2086]*0.3048" office:value-type="float" office:value="2.29311323952" calcext:value-type="float">
            <text:p>2.29311323952</text:p>
          </table:table-cell>
        </table:table-row>
        <table:table-row table:style-name="ro1">
          <table:table-cell office:value-type="float" office:value="7.4253888" calcext:value-type="float">
            <text:p>7.4253888</text:p>
          </table:table-cell>
          <table:table-cell table:formula="of:=[.A2087]*0.3048" office:value-type="float" office:value="2.26325850624" calcext:value-type="float">
            <text:p>2.26325850624</text:p>
          </table:table-cell>
        </table:table-row>
        <table:table-row table:style-name="ro1">
          <table:table-cell office:value-type="float" office:value="7.3276997" calcext:value-type="float">
            <text:p>7.3276997</text:p>
          </table:table-cell>
          <table:table-cell table:formula="of:=[.A2088]*0.3048" office:value-type="float" office:value="2.23348286856" calcext:value-type="float">
            <text:p>2.23348286856</text:p>
          </table:table-cell>
        </table:table-row>
        <table:table-row table:style-name="ro1">
          <table:table-cell office:value-type="float" office:value="7.2302771" calcext:value-type="float">
            <text:p>7.2302771</text:p>
          </table:table-cell>
          <table:table-cell table:formula="of:=[.A2089]*0.3048" office:value-type="float" office:value="2.20378846008" calcext:value-type="float">
            <text:p>2.20378846008</text:p>
          </table:table-cell>
        </table:table-row>
        <table:table-row table:style-name="ro1">
          <table:table-cell office:value-type="float" office:value="7.1331401" calcext:value-type="float">
            <text:p>7.1331401</text:p>
          </table:table-cell>
          <table:table-cell table:formula="of:=[.A2090]*0.3048" office:value-type="float" office:value="2.17418110248" calcext:value-type="float">
            <text:p>2.17418110248</text:p>
          </table:table-cell>
        </table:table-row>
        <table:table-row table:style-name="ro1">
          <table:table-cell office:value-type="float" office:value="7.036304" calcext:value-type="float">
            <text:p>7.036304</text:p>
          </table:table-cell>
          <table:table-cell table:formula="of:=[.A2091]*0.3048" office:value-type="float" office:value="2.1446654592" calcext:value-type="float">
            <text:p>2.1446654592</text:p>
          </table:table-cell>
        </table:table-row>
        <table:table-row table:style-name="ro1">
          <table:table-cell office:value-type="float" office:value="6.9397826" calcext:value-type="float">
            <text:p>6.9397826</text:p>
          </table:table-cell>
          <table:table-cell table:formula="of:=[.A2092]*0.3048" office:value-type="float" office:value="2.11524573648" calcext:value-type="float">
            <text:p>2.11524573648</text:p>
          </table:table-cell>
        </table:table-row>
        <table:table-row table:style-name="ro1">
          <table:table-cell office:value-type="float" office:value="6.8435941" calcext:value-type="float">
            <text:p>6.8435941</text:p>
          </table:table-cell>
          <table:table-cell table:formula="of:=[.A2093]*0.3048" office:value-type="float" office:value="2.08592748168" calcext:value-type="float">
            <text:p>2.08592748168</text:p>
          </table:table-cell>
        </table:table-row>
        <table:table-row table:style-name="ro1">
          <table:table-cell office:value-type="float" office:value="6.7477574" calcext:value-type="float">
            <text:p>6.7477574</text:p>
          </table:table-cell>
          <table:table-cell table:formula="of:=[.A2094]*0.3048" office:value-type="float" office:value="2.05671645552" calcext:value-type="float">
            <text:p>2.05671645552</text:p>
          </table:table-cell>
        </table:table-row>
        <table:table-row table:style-name="ro1">
          <table:table-cell office:value-type="float" office:value="6.6522846" calcext:value-type="float">
            <text:p>6.6522846</text:p>
          </table:table-cell>
          <table:table-cell table:formula="of:=[.A2095]*0.3048" office:value-type="float" office:value="2.02761634608" calcext:value-type="float">
            <text:p>2.02761634608</text:p>
          </table:table-cell>
        </table:table-row>
        <table:table-row table:style-name="ro1">
          <table:table-cell office:value-type="float" office:value="6.5571985" calcext:value-type="float">
            <text:p>6.5571985</text:p>
          </table:table-cell>
          <table:table-cell table:formula="of:=[.A2096]*0.3048" office:value-type="float" office:value="1.9986341028" calcext:value-type="float">
            <text:p>1.9986341028</text:p>
          </table:table-cell>
        </table:table-row>
        <table:table-row table:style-name="ro1">
          <table:table-cell office:value-type="float" office:value="6.4625158" calcext:value-type="float">
            <text:p>6.4625158</text:p>
          </table:table-cell>
          <table:table-cell table:formula="of:=[.A2097]*0.3048" office:value-type="float" office:value="1.96977481584" calcext:value-type="float">
            <text:p>1.96977481584</text:p>
          </table:table-cell>
        </table:table-row>
        <table:table-row table:style-name="ro1">
          <table:table-cell office:value-type="float" office:value="6.3682508" calcext:value-type="float">
            <text:p>6.3682508</text:p>
          </table:table-cell>
          <table:table-cell table:formula="of:=[.A2098]*0.3048" office:value-type="float" office:value="1.94104284384" calcext:value-type="float">
            <text:p>1.94104284384</text:p>
          </table:table-cell>
        </table:table-row>
        <table:table-row table:style-name="ro1">
          <table:table-cell office:value-type="float" office:value="6.2744241" calcext:value-type="float">
            <text:p>6.2744241</text:p>
          </table:table-cell>
          <table:table-cell table:formula="of:=[.A2099]*0.3048" office:value-type="float" office:value="1.91244446568" calcext:value-type="float">
            <text:p>1.91244446568</text:p>
          </table:table-cell>
        </table:table-row>
        <table:table-row table:style-name="ro1">
          <table:table-cell office:value-type="float" office:value="6.1810589" calcext:value-type="float">
            <text:p>6.1810589</text:p>
          </table:table-cell>
          <table:table-cell table:formula="of:=[.A2100]*0.3048" office:value-type="float" office:value="1.88398675272" calcext:value-type="float">
            <text:p>1.88398675272</text:p>
          </table:table-cell>
        </table:table-row>
        <table:table-row table:style-name="ro1">
          <table:table-cell office:value-type="float" office:value="6.0881667" calcext:value-type="float">
            <text:p>6.0881667</text:p>
          </table:table-cell>
          <table:table-cell table:formula="of:=[.A2101]*0.3048" office:value-type="float" office:value="1.85567321016" calcext:value-type="float">
            <text:p>1.85567321016</text:p>
          </table:table-cell>
        </table:table-row>
        <table:table-row table:style-name="ro1">
          <table:table-cell office:value-type="float" office:value="5.9957685" calcext:value-type="float">
            <text:p>5.9957685</text:p>
          </table:table-cell>
          <table:table-cell table:formula="of:=[.A2102]*0.3048" office:value-type="float" office:value="1.8275102388" calcext:value-type="float">
            <text:p>1.8275102388</text:p>
          </table:table-cell>
        </table:table-row>
        <table:table-row table:style-name="ro1">
          <table:table-cell office:value-type="float" office:value="5.9038844" calcext:value-type="float">
            <text:p>5.9038844</text:p>
          </table:table-cell>
          <table:table-cell table:formula="of:=[.A2103]*0.3048" office:value-type="float" office:value="1.79950396512" calcext:value-type="float">
            <text:p>1.79950396512</text:p>
          </table:table-cell>
        </table:table-row>
        <table:table-row table:style-name="ro1">
          <table:table-cell office:value-type="float" office:value="5.8125305" calcext:value-type="float">
            <text:p>5.8125305</text:p>
          </table:table-cell>
          <table:table-cell table:formula="of:=[.A2104]*0.3048" office:value-type="float" office:value="1.7716592964" calcext:value-type="float">
            <text:p>1.7716592964</text:p>
          </table:table-cell>
        </table:table-row>
        <table:table-row table:style-name="ro1">
          <table:table-cell office:value-type="float" office:value="5.7217216" calcext:value-type="float">
            <text:p>5.7217216</text:p>
          </table:table-cell>
          <table:table-cell table:formula="of:=[.A2105]*0.3048" office:value-type="float" office:value="1.74398074368" calcext:value-type="float">
            <text:p>1.74398074368</text:p>
          </table:table-cell>
        </table:table-row>
        <table:table-row table:style-name="ro1">
          <table:table-cell office:value-type="float" office:value="5.6314778" calcext:value-type="float">
            <text:p>5.6314778</text:p>
          </table:table-cell>
          <table:table-cell table:formula="of:=[.A2106]*0.3048" office:value-type="float" office:value="1.71647443344" calcext:value-type="float">
            <text:p>1.71647443344</text:p>
          </table:table-cell>
        </table:table-row>
        <table:table-row table:style-name="ro1">
          <table:table-cell office:value-type="float" office:value="5.5418124" calcext:value-type="float">
            <text:p>5.5418124</text:p>
          </table:table-cell>
          <table:table-cell table:formula="of:=[.A2107]*0.3048" office:value-type="float" office:value="1.68914441952" calcext:value-type="float">
            <text:p>1.68914441952</text:p>
          </table:table-cell>
        </table:table-row>
        <table:table-row table:style-name="ro1">
          <table:table-cell office:value-type="float" office:value="5.4527409" calcext:value-type="float">
            <text:p>5.4527409</text:p>
          </table:table-cell>
          <table:table-cell table:formula="of:=[.A2108]*0.3048" office:value-type="float" office:value="1.66199542632" calcext:value-type="float">
            <text:p>1.66199542632</text:p>
          </table:table-cell>
        </table:table-row>
        <table:table-row table:style-name="ro1">
          <table:table-cell office:value-type="float" office:value="5.36428" calcext:value-type="float">
            <text:p>5.36428</text:p>
          </table:table-cell>
          <table:table-cell table:formula="of:=[.A2109]*0.3048" office:value-type="float" office:value="1.635032544" calcext:value-type="float">
            <text:p>1.635032544</text:p>
          </table:table-cell>
        </table:table-row>
        <table:table-row table:style-name="ro1">
          <table:table-cell office:value-type="float" office:value="5.2764406" calcext:value-type="float">
            <text:p>5.2764406</text:p>
          </table:table-cell>
          <table:table-cell table:formula="of:=[.A2110]*0.3048" office:value-type="float" office:value="1.60825909488" calcext:value-type="float">
            <text:p>1.60825909488</text:p>
          </table:table-cell>
        </table:table-row>
        <table:table-row table:style-name="ro1">
          <table:table-cell office:value-type="float" office:value="5.1892345" calcext:value-type="float">
            <text:p>5.1892345</text:p>
          </table:table-cell>
          <table:table-cell table:formula="of:=[.A2111]*0.3048" office:value-type="float" office:value="1.5816786756" calcext:value-type="float">
            <text:p>1.5816786756</text:p>
          </table:table-cell>
        </table:table-row>
        <table:table-row table:style-name="ro1">
          <table:table-cell office:value-type="float" office:value="5.1026747" calcext:value-type="float">
            <text:p>5.1026747</text:p>
          </table:table-cell>
          <table:table-cell table:formula="of:=[.A2112]*0.3048" office:value-type="float" office:value="1.55529524856" calcext:value-type="float">
            <text:p>1.55529524856</text:p>
          </table:table-cell>
        </table:table-row>
        <table:table-row table:style-name="ro1">
          <table:table-cell office:value-type="float" office:value="5.0167685" calcext:value-type="float">
            <text:p>5.0167685</text:p>
          </table:table-cell>
          <table:table-cell table:formula="of:=[.A2113]*0.3048" office:value-type="float" office:value="1.5291110388" calcext:value-type="float">
            <text:p>1.5291110388</text:p>
          </table:table-cell>
        </table:table-row>
        <table:table-row table:style-name="ro1">
          <table:table-cell office:value-type="float" office:value="4.9315262" calcext:value-type="float">
            <text:p>4.9315262</text:p>
          </table:table-cell>
          <table:table-cell table:formula="of:=[.A2114]*0.3048" office:value-type="float" office:value="1.50312918576" calcext:value-type="float">
            <text:p>1.50312918576</text:p>
          </table:table-cell>
        </table:table-row>
        <table:table-row table:style-name="ro1">
          <table:table-cell office:value-type="float" office:value="4.8469596" calcext:value-type="float">
            <text:p>4.8469596</text:p>
          </table:table-cell>
          <table:table-cell table:formula="of:=[.A2115]*0.3048" office:value-type="float" office:value="1.47735328608" calcext:value-type="float">
            <text:p>1.47735328608</text:p>
          </table:table-cell>
        </table:table-row>
        <table:table-row table:style-name="ro1">
          <table:table-cell office:value-type="float" office:value="4.7630785" calcext:value-type="float">
            <text:p>4.7630785</text:p>
          </table:table-cell>
          <table:table-cell table:formula="of:=[.A2116]*0.3048" office:value-type="float" office:value="1.4517863268" calcext:value-type="float">
            <text:p>1.4517863268</text:p>
          </table:table-cell>
        </table:table-row>
        <table:table-row table:style-name="ro1">
          <table:table-cell office:value-type="float" office:value="4.679883" calcext:value-type="float">
            <text:p>4.679883</text:p>
          </table:table-cell>
          <table:table-cell table:formula="of:=[.A2117]*0.3048" office:value-type="float" office:value="1.4264283384" calcext:value-type="float">
            <text:p>1.4264283384</text:p>
          </table:table-cell>
        </table:table-row>
        <table:table-row table:style-name="ro1">
          <table:table-cell office:value-type="float" office:value="4.5973909" calcext:value-type="float">
            <text:p>4.5973909</text:p>
          </table:table-cell>
          <table:table-cell table:formula="of:=[.A2118]*0.3048" office:value-type="float" office:value="1.40128474632" calcext:value-type="float">
            <text:p>1.40128474632</text:p>
          </table:table-cell>
        </table:table-row>
        <table:table-row table:style-name="ro1">
          <table:table-cell office:value-type="float" office:value="4.5156019" calcext:value-type="float">
            <text:p>4.5156019</text:p>
          </table:table-cell>
          <table:table-cell table:formula="of:=[.A2119]*0.3048" office:value-type="float" office:value="1.37635545912" calcext:value-type="float">
            <text:p>1.37635545912</text:p>
          </table:table-cell>
        </table:table-row>
        <table:table-row table:style-name="ro1">
          <table:table-cell office:value-type="float" office:value="4.434526" calcext:value-type="float">
            <text:p>4.434526</text:p>
          </table:table-cell>
          <table:table-cell table:formula="of:=[.A2120]*0.3048" office:value-type="float" office:value="1.3516435248" calcext:value-type="float">
            <text:p>1.3516435248</text:p>
          </table:table-cell>
        </table:table-row>
        <table:table-row table:style-name="ro1">
          <table:table-cell office:value-type="float" office:value="4.3541672" calcext:value-type="float">
            <text:p>4.3541672</text:p>
          </table:table-cell>
          <table:table-cell table:formula="of:=[.A2121]*0.3048" office:value-type="float" office:value="1.32715016256" calcext:value-type="float">
            <text:p>1.32715016256</text:p>
          </table:table-cell>
        </table:table-row>
        <table:table-row table:style-name="ro1">
          <table:table-cell office:value-type="float" office:value="4.2745321" calcext:value-type="float">
            <text:p>4.2745321</text:p>
          </table:table-cell>
          <table:table-cell table:formula="of:=[.A2122]*0.3048" office:value-type="float" office:value="1.30287738408" calcext:value-type="float">
            <text:p>1.30287738408</text:p>
          </table:table-cell>
        </table:table-row>
        <table:table-row table:style-name="ro1">
          <table:table-cell office:value-type="float" office:value="4.1956291" calcext:value-type="float">
            <text:p>4.1956291</text:p>
          </table:table-cell>
          <table:table-cell table:formula="of:=[.A2123]*0.3048" office:value-type="float" office:value="1.27882774968" calcext:value-type="float">
            <text:p>1.27882774968</text:p>
          </table:table-cell>
        </table:table-row>
        <table:table-row table:style-name="ro1">
          <table:table-cell office:value-type="float" office:value="4.1174622" calcext:value-type="float">
            <text:p>4.1174622</text:p>
          </table:table-cell>
          <table:table-cell table:formula="of:=[.A2124]*0.3048" office:value-type="float" office:value="1.25500247856" calcext:value-type="float">
            <text:p>1.25500247856</text:p>
          </table:table-cell>
        </table:table-row>
        <table:table-row table:style-name="ro1">
          <table:table-cell office:value-type="float" office:value="4.0400438" calcext:value-type="float">
            <text:p>4.0400438</text:p>
          </table:table-cell>
          <table:table-cell table:formula="of:=[.A2125]*0.3048" office:value-type="float" office:value="1.23140535024" calcext:value-type="float">
            <text:p>1.23140535024</text:p>
          </table:table-cell>
        </table:table-row>
        <table:table-row table:style-name="ro1">
          <table:table-cell office:value-type="float" office:value="3.9633796" calcext:value-type="float">
            <text:p>3.9633796</text:p>
          </table:table-cell>
          <table:table-cell table:formula="of:=[.A2126]*0.3048" office:value-type="float" office:value="1.20803810208" calcext:value-type="float">
            <text:p>1.20803810208</text:p>
          </table:table-cell>
        </table:table-row>
        <table:table-row table:style-name="ro1">
          <table:table-cell office:value-type="float" office:value="3.8874762" calcext:value-type="float">
            <text:p>3.8874762</text:p>
          </table:table-cell>
          <table:table-cell table:formula="of:=[.A2127]*0.3048" office:value-type="float" office:value="1.18490274576" calcext:value-type="float">
            <text:p>1.18490274576</text:p>
          </table:table-cell>
        </table:table-row>
        <table:table-row table:style-name="ro1">
          <table:table-cell office:value-type="float" office:value="3.8123446" calcext:value-type="float">
            <text:p>3.8123446</text:p>
          </table:table-cell>
          <table:table-cell table:formula="of:=[.A2128]*0.3048" office:value-type="float" office:value="1.16200263408" calcext:value-type="float">
            <text:p>1.16200263408</text:p>
          </table:table-cell>
        </table:table-row>
        <table:table-row table:style-name="ro1">
          <table:table-cell office:value-type="float" office:value="3.7379894" calcext:value-type="float">
            <text:p>3.7379894</text:p>
          </table:table-cell>
          <table:table-cell table:formula="of:=[.A2129]*0.3048" office:value-type="float" office:value="1.13933916912" calcext:value-type="float">
            <text:p>1.13933916912</text:p>
          </table:table-cell>
        </table:table-row>
        <table:table-row table:style-name="ro1">
          <table:table-cell office:value-type="float" office:value="3.6644232" calcext:value-type="float">
            <text:p>3.6644232</text:p>
          </table:table-cell>
          <table:table-cell table:formula="of:=[.A2130]*0.3048" office:value-type="float" office:value="1.11691619136" calcext:value-type="float">
            <text:p>1.11691619136</text:p>
          </table:table-cell>
        </table:table-row>
        <table:table-row table:style-name="ro1">
          <table:table-cell office:value-type="float" office:value="3.5916491" calcext:value-type="float">
            <text:p>3.5916491</text:p>
          </table:table-cell>
          <table:table-cell table:formula="of:=[.A2131]*0.3048" office:value-type="float" office:value="1.09473464568" calcext:value-type="float">
            <text:p>1.09473464568</text:p>
          </table:table-cell>
        </table:table-row>
        <table:table-row table:style-name="ro1">
          <table:table-cell office:value-type="float" office:value="3.5196822" calcext:value-type="float">
            <text:p>3.5196822</text:p>
          </table:table-cell>
          <table:table-cell table:formula="of:=[.A2132]*0.3048" office:value-type="float" office:value="1.07279913456" calcext:value-type="float">
            <text:p>1.07279913456</text:p>
          </table:table-cell>
        </table:table-row>
        <table:table-row table:style-name="ro1">
          <table:table-cell office:value-type="float" office:value="3.4485312" calcext:value-type="float">
            <text:p>3.4485312</text:p>
          </table:table-cell>
          <table:table-cell table:formula="of:=[.A2133]*0.3048" office:value-type="float" office:value="1.05111230976" calcext:value-type="float">
            <text:p>1.05111230976</text:p>
          </table:table-cell>
        </table:table-row>
        <table:table-row table:style-name="ro1">
          <table:table-cell office:value-type="float" office:value="3.3782054" calcext:value-type="float">
            <text:p>3.3782054</text:p>
          </table:table-cell>
          <table:table-cell table:formula="of:=[.A2134]*0.3048" office:value-type="float" office:value="1.02967700592" calcext:value-type="float">
            <text:p>1.02967700592</text:p>
          </table:table-cell>
        </table:table-row>
        <table:table-row table:style-name="ro1">
          <table:table-cell office:value-type="float" office:value="3.3087159" calcext:value-type="float">
            <text:p>3.3087159</text:p>
          </table:table-cell>
          <table:table-cell table:formula="of:=[.A2135]*0.3048" office:value-type="float" office:value="1.00849660632" calcext:value-type="float">
            <text:p>1.00849660632</text:p>
          </table:table-cell>
        </table:table-row>
        <table:table-row table:style-name="ro1">
          <table:table-cell office:value-type="float" office:value="3.2400815" calcext:value-type="float">
            <text:p>3.2400815</text:p>
          </table:table-cell>
          <table:table-cell table:formula="of:=[.A2136]*0.3048" office:value-type="float" office:value="0.9875768412" calcext:value-type="float">
            <text:p>0.9875768412</text:p>
          </table:table-cell>
        </table:table-row>
        <table:table-row table:style-name="ro1">
          <table:table-cell office:value-type="float" office:value="3.1723064" calcext:value-type="float">
            <text:p>3.1723064</text:p>
          </table:table-cell>
          <table:table-cell table:formula="of:=[.A2137]*0.3048" office:value-type="float" office:value="0.96691899072" calcext:value-type="float">
            <text:p>0.96691899072</text:p>
          </table:table-cell>
        </table:table-row>
        <table:table-row table:style-name="ro1">
          <table:table-cell office:value-type="float" office:value="3.1054115" calcext:value-type="float">
            <text:p>3.1054115</text:p>
          </table:table-cell>
          <table:table-cell table:formula="of:=[.A2138]*0.3048" office:value-type="float" office:value="0.9465294252" calcext:value-type="float">
            <text:p>0.9465294252</text:p>
          </table:table-cell>
        </table:table-row>
        <table:table-row table:style-name="ro1">
          <table:table-cell office:value-type="float" office:value="3.039408" calcext:value-type="float">
            <text:p>3.039408</text:p>
          </table:table-cell>
          <table:table-cell table:formula="of:=[.A2139]*0.3048" office:value-type="float" office:value="0.9264115584" calcext:value-type="float">
            <text:p>0.9264115584</text:p>
          </table:table-cell>
        </table:table-row>
        <table:table-row table:style-name="ro1">
          <table:table-cell office:value-type="float" office:value="2.9743085" calcext:value-type="float">
            <text:p>2.9743085</text:p>
          </table:table-cell>
          <table:table-cell table:formula="of:=[.A2140]*0.3048" office:value-type="float" office:value="0.9065692308" calcext:value-type="float">
            <text:p>0.9065692308</text:p>
          </table:table-cell>
        </table:table-row>
        <table:table-row table:style-name="ro1">
          <table:table-cell office:value-type="float" office:value="2.9101292" calcext:value-type="float">
            <text:p>2.9101292</text:p>
          </table:table-cell>
          <table:table-cell table:formula="of:=[.A2141]*0.3048" office:value-type="float" office:value="0.88700738016" calcext:value-type="float">
            <text:p>0.88700738016</text:p>
          </table:table-cell>
        </table:table-row>
        <table:table-row table:style-name="ro1">
          <table:table-cell office:value-type="float" office:value="2.8468869" calcext:value-type="float">
            <text:p>2.8468869</text:p>
          </table:table-cell>
          <table:table-cell table:formula="of:=[.A2142]*0.3048" office:value-type="float" office:value="0.86773112712" calcext:value-type="float">
            <text:p>0.86773112712</text:p>
          </table:table-cell>
        </table:table-row>
        <table:table-row table:style-name="ro1">
          <table:table-cell office:value-type="float" office:value="2.7845917" calcext:value-type="float">
            <text:p>2.7845917</text:p>
          </table:table-cell>
          <table:table-cell table:formula="of:=[.A2143]*0.3048" office:value-type="float" office:value="0.84874355016" calcext:value-type="float">
            <text:p>0.84874355016</text:p>
          </table:table-cell>
        </table:table-row>
        <table:table-row table:style-name="ro1">
          <table:table-cell office:value-type="float" office:value="2.7232649" calcext:value-type="float">
            <text:p>2.7232649</text:p>
          </table:table-cell>
          <table:table-cell table:formula="of:=[.A2144]*0.3048" office:value-type="float" office:value="0.83005114152" calcext:value-type="float">
            <text:p>0.83005114152</text:p>
          </table:table-cell>
        </table:table-row>
        <table:table-row table:style-name="ro1">
          <table:table-cell office:value-type="float" office:value="2.6629202" calcext:value-type="float">
            <text:p>2.6629202</text:p>
          </table:table-cell>
          <table:table-cell table:formula="of:=[.A2145]*0.3048" office:value-type="float" office:value="0.81165807696" calcext:value-type="float">
            <text:p>0.81165807696</text:p>
          </table:table-cell>
        </table:table-row>
        <table:table-row table:style-name="ro1">
          <table:table-cell office:value-type="float" office:value="2.6035752" calcext:value-type="float">
            <text:p>2.6035752</text:p>
          </table:table-cell>
          <table:table-cell table:formula="of:=[.A2146]*0.3048" office:value-type="float" office:value="0.79356972096" calcext:value-type="float">
            <text:p>0.79356972096</text:p>
          </table:table-cell>
        </table:table-row>
        <table:table-row table:style-name="ro1">
          <table:table-cell office:value-type="float" office:value="2.5452439" calcext:value-type="float">
            <text:p>2.5452439</text:p>
          </table:table-cell>
          <table:table-cell table:formula="of:=[.A2147]*0.3048" office:value-type="float" office:value="0.77579034072" calcext:value-type="float">
            <text:p>0.77579034072</text:p>
          </table:table-cell>
        </table:table-row>
        <table:table-row table:style-name="ro1">
          <table:table-cell office:value-type="float" office:value="2.48794597" calcext:value-type="float">
            <text:p>2.48794597</text:p>
          </table:table-cell>
          <table:table-cell table:formula="of:=[.A2148]*0.3048" office:value-type="float" office:value="0.758325931656" calcext:value-type="float">
            <text:p>0.758325931656</text:p>
          </table:table-cell>
        </table:table-row>
        <table:table-row table:style-name="ro1">
          <table:table-cell office:value-type="float" office:value="2.43169773" calcext:value-type="float">
            <text:p>2.43169773</text:p>
          </table:table-cell>
          <table:table-cell table:formula="of:=[.A2149]*0.3048" office:value-type="float" office:value="0.741181468104" calcext:value-type="float">
            <text:p>0.741181468104</text:p>
          </table:table-cell>
        </table:table-row>
        <table:table-row table:style-name="ro1">
          <table:table-cell office:value-type="float" office:value="2.37651312" calcext:value-type="float">
            <text:p>2.37651312</text:p>
          </table:table-cell>
          <table:table-cell table:formula="of:=[.A2150]*0.3048" office:value-type="float" office:value="0.724361198976" calcext:value-type="float">
            <text:p>0.724361198976</text:p>
          </table:table-cell>
        </table:table-row>
        <table:table-row table:style-name="ro1">
          <table:table-cell office:value-type="float" office:value="2.32241362" calcext:value-type="float">
            <text:p>2.32241362</text:p>
          </table:table-cell>
          <table:table-cell table:formula="of:=[.A2151]*0.3048" office:value-type="float" office:value="0.707871671376" calcext:value-type="float">
            <text:p>0.707871671376</text:p>
          </table:table-cell>
        </table:table-row>
        <table:table-row table:style-name="ro1">
          <table:table-cell office:value-type="float" office:value="2.2694115" calcext:value-type="float">
            <text:p>2.2694115</text:p>
          </table:table-cell>
          <table:table-cell table:formula="of:=[.A2152]*0.3048" office:value-type="float" office:value="0.6917166252" calcext:value-type="float">
            <text:p>0.6917166252</text:p>
          </table:table-cell>
        </table:table-row>
        <table:table-row table:style-name="ro1">
          <table:table-cell office:value-type="float" office:value="2.2175287" calcext:value-type="float">
            <text:p>2.2175287</text:p>
          </table:table-cell>
          <table:table-cell table:formula="of:=[.A2153]*0.3048" office:value-type="float" office:value="0.67590274776" calcext:value-type="float">
            <text:p>0.67590274776</text:p>
          </table:table-cell>
        </table:table-row>
        <table:table-row table:style-name="ro1">
          <table:table-cell office:value-type="float" office:value="2.16677898" calcext:value-type="float">
            <text:p>2.16677898</text:p>
          </table:table-cell>
          <table:table-cell table:formula="of:=[.A2154]*0.3048" office:value-type="float" office:value="0.660434233104" calcext:value-type="float">
            <text:p>0.660434233104</text:p>
          </table:table-cell>
        </table:table-row>
        <table:table-row table:style-name="ro1">
          <table:table-cell office:value-type="float" office:value="2.11718279" calcext:value-type="float">
            <text:p>2.11718279</text:p>
          </table:table-cell>
          <table:table-cell table:formula="of:=[.A2155]*0.3048" office:value-type="float" office:value="0.645317314392" calcext:value-type="float">
            <text:p>0.645317314392</text:p>
          </table:table-cell>
        </table:table-row>
        <table:table-row table:style-name="ro1">
          <table:table-cell office:value-type="float" office:value="2.06875247" calcext:value-type="float">
            <text:p>2.06875247</text:p>
          </table:table-cell>
          <table:table-cell table:formula="of:=[.A2156]*0.3048" office:value-type="float" office:value="0.630555752856" calcext:value-type="float">
            <text:p>0.630555752856</text:p>
          </table:table-cell>
        </table:table-row>
        <table:table-row table:style-name="ro1">
          <table:table-cell office:value-type="float" office:value="2.02150899" calcext:value-type="float">
            <text:p>2.02150899</text:p>
          </table:table-cell>
          <table:table-cell table:formula="of:=[.A2157]*0.3048" office:value-type="float" office:value="0.616155940152" calcext:value-type="float">
            <text:p>0.616155940152</text:p>
          </table:table-cell>
        </table:table-row>
        <table:table-row table:style-name="ro1">
          <table:table-cell office:value-type="float" office:value="1.97546795" calcext:value-type="float">
            <text:p>1.97546795</text:p>
          </table:table-cell>
          <table:table-cell table:formula="of:=[.A2158]*0.3048" office:value-type="float" office:value="0.60212263116" calcext:value-type="float">
            <text:p>0.60212263116</text:p>
          </table:table-cell>
        </table:table-row>
        <table:table-row table:style-name="ro1">
          <table:table-cell office:value-type="float" office:value="1.93064401" calcext:value-type="float">
            <text:p>1.93064401</text:p>
          </table:table-cell>
          <table:table-cell table:formula="of:=[.A2159]*0.3048" office:value-type="float" office:value="0.588460294248" calcext:value-type="float">
            <text:p>0.588460294248</text:p>
          </table:table-cell>
        </table:table-row>
        <table:table-row table:style-name="ro1">
          <table:table-cell office:value-type="float" office:value="1.88705838" calcext:value-type="float">
            <text:p>1.88705838</text:p>
          </table:table-cell>
          <table:table-cell table:formula="of:=[.A2160]*0.3048" office:value-type="float" office:value="0.575175394224" calcext:value-type="float">
            <text:p>0.575175394224</text:p>
          </table:table-cell>
        </table:table-row>
        <table:table-row table:style-name="ro1">
          <table:table-cell office:value-type="float" office:value="1.84472811" calcext:value-type="float">
            <text:p>1.84472811</text:p>
          </table:table-cell>
          <table:table-cell table:formula="of:=[.A2161]*0.3048" office:value-type="float" office:value="0.562273127928" calcext:value-type="float">
            <text:p>0.562273127928</text:p>
          </table:table-cell>
        </table:table-row>
        <table:table-row table:style-name="ro1">
          <table:table-cell office:value-type="float" office:value="1.80366972" calcext:value-type="float">
            <text:p>1.80366972</text:p>
          </table:table-cell>
          <table:table-cell table:formula="of:=[.A2162]*0.3048" office:value-type="float" office:value="0.549758530656" calcext:value-type="float">
            <text:p>0.549758530656</text:p>
          </table:table-cell>
        </table:table-row>
        <table:table-row table:style-name="ro1">
          <table:table-cell office:value-type="float" office:value="1.763901" calcext:value-type="float">
            <text:p>1.763901</text:p>
          </table:table-cell>
          <table:table-cell table:formula="of:=[.A2163]*0.3048" office:value-type="float" office:value="0.5376370248" calcext:value-type="float">
            <text:p>0.5376370248</text:p>
          </table:table-cell>
        </table:table-row>
        <table:table-row table:style-name="ro1">
          <table:table-cell office:value-type="float" office:value="1.72543769" calcext:value-type="float">
            <text:p>1.72543769</text:p>
          </table:table-cell>
          <table:table-cell table:formula="of:=[.A2164]*0.3048" office:value-type="float" office:value="0.525913407912" calcext:value-type="float">
            <text:p>0.525913407912</text:p>
          </table:table-cell>
        </table:table-row>
        <table:table-row table:style-name="ro1">
          <table:table-cell office:value-type="float" office:value="1.68829256" calcext:value-type="float">
            <text:p>1.68829256</text:p>
          </table:table-cell>
          <table:table-cell table:formula="of:=[.A2165]*0.3048" office:value-type="float" office:value="0.514591572288" calcext:value-type="float">
            <text:p>0.514591572288</text:p>
          </table:table-cell>
        </table:table-row>
        <table:table-row table:style-name="ro1">
          <table:table-cell office:value-type="float" office:value="1.65248096" calcext:value-type="float">
            <text:p>1.65248096</text:p>
          </table:table-cell>
          <table:table-cell table:formula="of:=[.A2166]*0.3048" office:value-type="float" office:value="0.503676196608" calcext:value-type="float">
            <text:p>0.503676196608</text:p>
          </table:table-cell>
        </table:table-row>
        <table:table-row table:style-name="ro1">
          <table:table-cell office:value-type="float" office:value="1.61801464" calcext:value-type="float">
            <text:p>1.61801464</text:p>
          </table:table-cell>
          <table:table-cell table:formula="of:=[.A2167]*0.3048" office:value-type="float" office:value="0.493170862272" calcext:value-type="float">
            <text:p>0.493170862272</text:p>
          </table:table-cell>
        </table:table-row>
        <table:table-row table:style-name="ro1">
          <table:table-cell office:value-type="float" office:value="1.584904402" calcext:value-type="float">
            <text:p>1.584904402</text:p>
          </table:table-cell>
          <table:table-cell table:formula="of:=[.A2168]*0.3048" office:value-type="float" office:value="0.4830788617296" calcext:value-type="float">
            <text:p>0.4830788617296</text:p>
          </table:table-cell>
        </table:table-row>
        <table:table-row table:style-name="ro1">
          <table:table-cell office:value-type="float" office:value="1.553162515" calcext:value-type="float">
            <text:p>1.553162515</text:p>
          </table:table-cell>
          <table:table-cell table:formula="of:=[.A2169]*0.3048" office:value-type="float" office:value="0.473403934572" calcext:value-type="float">
            <text:p>0.473403934572</text:p>
          </table:table-cell>
        </table:table-row>
        <table:table-row table:style-name="ro1">
          <table:table-cell office:value-type="float" office:value="1.522797467" calcext:value-type="float">
            <text:p>1.522797467</text:p>
          </table:table-cell>
          <table:table-cell table:formula="of:=[.A2170]*0.3048" office:value-type="float" office:value="0.4641486679416" calcext:value-type="float">
            <text:p>0.4641486679416</text:p>
          </table:table-cell>
        </table:table-row>
        <table:table-row table:style-name="ro1">
          <table:table-cell office:value-type="float" office:value="1.493818182" calcext:value-type="float">
            <text:p>1.493818182</text:p>
          </table:table-cell>
          <table:table-cell table:formula="of:=[.A2171]*0.3048" office:value-type="float" office:value="0.4553157818736" calcext:value-type="float">
            <text:p>0.4553157818736</text:p>
          </table:table-cell>
        </table:table-row>
        <table:table-row table:style-name="ro1">
          <table:table-cell office:value-type="float" office:value="1.466234222" calcext:value-type="float">
            <text:p>1.466234222</text:p>
          </table:table-cell>
          <table:table-cell table:formula="of:=[.A2172]*0.3048" office:value-type="float" office:value="0.4469081908656" calcext:value-type="float">
            <text:p>0.4469081908656</text:p>
          </table:table-cell>
        </table:table-row>
        <table:table-row table:style-name="ro1">
          <table:table-cell office:value-type="float" office:value="1.440051094" calcext:value-type="float">
            <text:p>1.440051094</text:p>
          </table:table-cell>
          <table:table-cell table:formula="of:=[.A2173]*0.3048" office:value-type="float" office:value="0.4389275734512" calcext:value-type="float">
            <text:p>0.4389275734512</text:p>
          </table:table-cell>
        </table:table-row>
        <table:table-row table:style-name="ro1">
          <table:table-cell office:value-type="float" office:value="1.415273666" calcext:value-type="float">
            <text:p>1.415273666</text:p>
          </table:table-cell>
          <table:table-cell table:formula="of:=[.A2174]*0.3048" office:value-type="float" office:value="0.4313754133968" calcext:value-type="float">
            <text:p>0.4313754133968</text:p>
          </table:table-cell>
        </table:table-row>
        <table:table-row table:style-name="ro1">
          <table:table-cell office:value-type="float" office:value="1.39190979" calcext:value-type="float">
            <text:p>1.39190979</text:p>
          </table:table-cell>
          <table:table-cell table:formula="of:=[.A2175]*0.3048" office:value-type="float" office:value="0.424254103992" calcext:value-type="float">
            <text:p>0.424254103992</text:p>
          </table:table-cell>
        </table:table-row>
        <table:table-row table:style-name="ro1">
          <table:table-cell office:value-type="float" office:value="1.36996397" calcext:value-type="float">
            <text:p>1.36996397</text:p>
          </table:table-cell>
          <table:table-cell table:formula="of:=[.A2176]*0.3048" office:value-type="float" office:value="0.417565018056" calcext:value-type="float">
            <text:p>0.417565018056</text:p>
          </table:table-cell>
        </table:table-row>
        <table:table-row table:style-name="ro1">
          <table:table-cell office:value-type="float" office:value="1.34943855" calcext:value-type="float">
            <text:p>1.34943855</text:p>
          </table:table-cell>
          <table:table-cell table:formula="of:=[.A2177]*0.3048" office:value-type="float" office:value="0.41130887004" calcext:value-type="float">
            <text:p>0.41130887004</text:p>
          </table:table-cell>
        </table:table-row>
        <table:table-row table:style-name="ro1">
          <table:table-cell office:value-type="float" office:value="1.33034071" calcext:value-type="float">
            <text:p>1.33034071</text:p>
          </table:table-cell>
          <table:table-cell table:formula="of:=[.A2178]*0.3048" office:value-type="float" office:value="0.405487848408" calcext:value-type="float">
            <text:p>0.405487848408</text:p>
          </table:table-cell>
        </table:table-row>
        <table:table-row table:style-name="ro1">
          <table:table-cell office:value-type="float" office:value="1.31267221" calcext:value-type="float">
            <text:p>1.31267221</text:p>
          </table:table-cell>
          <table:table-cell table:formula="of:=[.A2179]*0.3048" office:value-type="float" office:value="0.400102489608" calcext:value-type="float">
            <text:p>0.400102489608</text:p>
          </table:table-cell>
        </table:table-row>
        <table:table-row table:style-name="ro1">
          <table:table-cell office:value-type="float" office:value="1.29643287" calcext:value-type="float">
            <text:p>1.29643287</text:p>
          </table:table-cell>
          <table:table-cell table:formula="of:=[.A2180]*0.3048" office:value-type="float" office:value="0.395152738776" calcext:value-type="float">
            <text:p>0.395152738776</text:p>
          </table:table-cell>
        </table:table-row>
        <table:table-row table:style-name="ro1">
          <table:table-cell office:value-type="float" office:value="1.28162713" calcext:value-type="float">
            <text:p>1.28162713</text:p>
          </table:table-cell>
          <table:table-cell table:formula="of:=[.A2181]*0.3048" office:value-type="float" office:value="0.390639949224" calcext:value-type="float">
            <text:p>0.390639949224</text:p>
          </table:table-cell>
        </table:table-row>
        <table:table-row table:style-name="ro1">
          <table:table-cell office:value-type="float" office:value="1.26825538" calcext:value-type="float">
            <text:p>1.26825538</text:p>
          </table:table-cell>
          <table:table-cell table:formula="of:=[.A2182]*0.3048" office:value-type="float" office:value="0.386564239824" calcext:value-type="float">
            <text:p>0.386564239824</text:p>
          </table:table-cell>
        </table:table-row>
        <table:table-row table:style-name="ro1">
          <table:table-cell office:value-type="float" office:value="1.25631496" calcext:value-type="float">
            <text:p>1.25631496</text:p>
          </table:table-cell>
          <table:table-cell table:formula="of:=[.A2183]*0.3048" office:value-type="float" office:value="0.382924799808" calcext:value-type="float">
            <text:p>0.382924799808</text:p>
          </table:table-cell>
        </table:table-row>
        <table:table-row table:style-name="ro1">
          <table:table-cell office:value-type="float" office:value="1.24579972" calcext:value-type="float">
            <text:p>1.24579972</text:p>
          </table:table-cell>
          <table:table-cell table:formula="of:=[.A2184]*0.3048" office:value-type="float" office:value="0.379719754656" calcext:value-type="float">
            <text:p>0.379719754656</text:p>
          </table:table-cell>
        </table:table-row>
        <table:table-row table:style-name="ro1">
          <table:table-cell office:value-type="float" office:value="1.2367115" calcext:value-type="float">
            <text:p>1.2367115</text:p>
          </table:table-cell>
          <table:table-cell table:formula="of:=[.A2185]*0.3048" office:value-type="float" office:value="0.3769496652" calcext:value-type="float">
            <text:p>0.3769496652</text:p>
          </table:table-cell>
        </table:table-row>
        <table:table-row table:style-name="ro1">
          <table:table-cell office:value-type="float" office:value="1.2290411" calcext:value-type="float">
            <text:p>1.2290411</text:p>
          </table:table-cell>
          <table:table-cell table:formula="of:=[.A2186]*0.3048" office:value-type="float" office:value="0.37461172728" calcext:value-type="float">
            <text:p>0.37461172728</text:p>
          </table:table-cell>
        </table:table-row>
        <table:table-row table:style-name="ro1">
          <table:table-cell office:value-type="float" office:value="1.22278178" calcext:value-type="float">
            <text:p>1.22278178</text:p>
          </table:table-cell>
          <table:table-cell table:formula="of:=[.A2187]*0.3048" office:value-type="float" office:value="0.372703886544" calcext:value-type="float">
            <text:p>0.372703886544</text:p>
          </table:table-cell>
        </table:table-row>
        <table:table-row table:style-name="ro1">
          <table:table-cell office:value-type="float" office:value="1.21792591" calcext:value-type="float">
            <text:p>1.21792591</text:p>
          </table:table-cell>
          <table:table-cell table:formula="of:=[.A2188]*0.3048" office:value-type="float" office:value="0.371223817368" calcext:value-type="float">
            <text:p>0.371223817368</text:p>
          </table:table-cell>
        </table:table-row>
        <table:table-row table:style-name="ro1">
          <table:table-cell office:value-type="float" office:value="1.21446416" calcext:value-type="float">
            <text:p>1.21446416</text:p>
          </table:table-cell>
          <table:table-cell table:formula="of:=[.A2189]*0.3048" office:value-type="float" office:value="0.370168675968" calcext:value-type="float">
            <text:p>0.370168675968</text:p>
          </table:table-cell>
        </table:table-row>
        <table:table-row table:style-name="ro1">
          <table:table-cell office:value-type="float" office:value="1.21238291" calcext:value-type="float">
            <text:p>1.21238291</text:p>
          </table:table-cell>
          <table:table-cell table:formula="of:=[.A2190]*0.3048" office:value-type="float" office:value="0.369534310968" calcext:value-type="float">
            <text:p>0.369534310968</text:p>
          </table:table-cell>
        </table:table-row>
        <table:table-row table:style-name="ro1">
          <table:table-cell office:value-type="float" office:value="1.2116701" calcext:value-type="float">
            <text:p>1.2116701</text:p>
          </table:table-cell>
          <table:table-cell table:formula="of:=[.A2191]*0.3048" office:value-type="float" office:value="0.36931704648" calcext:value-type="float">
            <text:p>0.36931704648</text:p>
          </table:table-cell>
        </table:table-row>
        <table:table-row table:style-name="ro1">
          <table:table-cell office:value-type="float" office:value="1.21231109" calcext:value-type="float">
            <text:p>1.21231109</text:p>
          </table:table-cell>
          <table:table-cell table:formula="of:=[.A2192]*0.3048" office:value-type="float" office:value="0.369512420232" calcext:value-type="float">
            <text:p>0.369512420232</text:p>
          </table:table-cell>
        </table:table-row>
        <table:table-row table:style-name="ro1">
          <table:table-cell office:value-type="float" office:value="1.21429107" calcext:value-type="float">
            <text:p>1.21429107</text:p>
          </table:table-cell>
          <table:table-cell table:formula="of:=[.A2193]*0.3048" office:value-type="float" office:value="0.370115918136" calcext:value-type="float">
            <text:p>0.370115918136</text:p>
          </table:table-cell>
        </table:table-row>
        <table:table-row table:style-name="ro1">
          <table:table-cell office:value-type="float" office:value="1.21758705" calcext:value-type="float">
            <text:p>1.21758705</text:p>
          </table:table-cell>
          <table:table-cell table:formula="of:=[.A2194]*0.3048" office:value-type="float" office:value="0.37112053284" calcext:value-type="float">
            <text:p>0.37112053284</text:p>
          </table:table-cell>
        </table:table-row>
        <table:table-row table:style-name="ro1">
          <table:table-cell office:value-type="float" office:value="1.22218204" calcext:value-type="float">
            <text:p>1.22218204</text:p>
          </table:table-cell>
          <table:table-cell table:formula="of:=[.A2195]*0.3048" office:value-type="float" office:value="0.372521085792" calcext:value-type="float">
            <text:p>0.372521085792</text:p>
          </table:table-cell>
        </table:table-row>
        <table:table-row table:style-name="ro1">
          <table:table-cell office:value-type="float" office:value="1.22805452" calcext:value-type="float">
            <text:p>1.22805452</text:p>
          </table:table-cell>
          <table:table-cell table:formula="of:=[.A2196]*0.3048" office:value-type="float" office:value="0.374311017696" calcext:value-type="float">
            <text:p>0.374311017696</text:p>
          </table:table-cell>
        </table:table-row>
        <table:table-row table:style-name="ro1">
          <table:table-cell office:value-type="float" office:value="1.23518002" calcext:value-type="float">
            <text:p>1.23518002</text:p>
          </table:table-cell>
          <table:table-cell table:formula="of:=[.A2197]*0.3048" office:value-type="float" office:value="0.376482870096" calcext:value-type="float">
            <text:p>0.376482870096</text:p>
          </table:table-cell>
        </table:table-row>
        <table:table-row table:style-name="ro1">
          <table:table-cell office:value-type="float" office:value="1.24353701" calcext:value-type="float">
            <text:p>1.24353701</text:p>
          </table:table-cell>
          <table:table-cell table:formula="of:=[.A2198]*0.3048" office:value-type="float" office:value="0.379030080648" calcext:value-type="float">
            <text:p>0.379030080648</text:p>
          </table:table-cell>
        </table:table-row>
        <table:table-row table:style-name="ro1">
          <table:table-cell office:value-type="float" office:value="1.25310166" calcext:value-type="float">
            <text:p>1.25310166</text:p>
          </table:table-cell>
          <table:table-cell table:formula="of:=[.A2199]*0.3048" office:value-type="float" office:value="0.381945385968" calcext:value-type="float">
            <text:p>0.381945385968</text:p>
          </table:table-cell>
        </table:table-row>
        <table:table-row table:style-name="ro1">
          <table:table-cell office:value-type="float" office:value="1.26384826" calcext:value-type="float">
            <text:p>1.26384826</text:p>
          </table:table-cell>
          <table:table-cell table:formula="of:=[.A2200]*0.3048" office:value-type="float" office:value="0.385220949648" calcext:value-type="float">
            <text:p>0.385220949648</text:p>
          </table:table-cell>
        </table:table-row>
        <table:table-row table:style-name="ro1">
          <table:table-cell office:value-type="float" office:value="1.27574654" calcext:value-type="float">
            <text:p>1.27574654</text:p>
          </table:table-cell>
          <table:table-cell table:formula="of:=[.A2201]*0.3048" office:value-type="float" office:value="0.388847545392" calcext:value-type="float">
            <text:p>0.388847545392</text:p>
          </table:table-cell>
        </table:table-row>
        <table:table-row table:style-name="ro1">
          <table:table-cell office:value-type="float" office:value="1.28877167" calcext:value-type="float">
            <text:p>1.28877167</text:p>
          </table:table-cell>
          <table:table-cell table:formula="of:=[.A2202]*0.3048" office:value-type="float" office:value="0.392817605016" calcext:value-type="float">
            <text:p>0.392817605016</text:p>
          </table:table-cell>
        </table:table-row>
        <table:table-row table:style-name="ro1">
          <table:table-cell office:value-type="float" office:value="1.30289774" calcext:value-type="float">
            <text:p>1.30289774</text:p>
          </table:table-cell>
          <table:table-cell table:formula="of:=[.A2203]*0.3048" office:value-type="float" office:value="0.397123231152" calcext:value-type="float">
            <text:p>0.397123231152</text:p>
          </table:table-cell>
        </table:table-row>
        <table:table-row table:style-name="ro1">
          <table:table-cell office:value-type="float" office:value="1.31809126" calcext:value-type="float">
            <text:p>1.31809126</text:p>
          </table:table-cell>
          <table:table-cell table:formula="of:=[.A2204]*0.3048" office:value-type="float" office:value="0.401754216048" calcext:value-type="float">
            <text:p>0.401754216048</text:p>
          </table:table-cell>
        </table:table-row>
        <table:table-row table:style-name="ro1">
          <table:table-cell office:value-type="float" office:value="1.33432743" calcext:value-type="float">
            <text:p>1.33432743</text:p>
          </table:table-cell>
          <table:table-cell table:formula="of:=[.A2205]*0.3048" office:value-type="float" office:value="0.406703000664" calcext:value-type="float">
            <text:p>0.406703000664</text:p>
          </table:table-cell>
        </table:table-row>
        <table:table-row table:style-name="ro1">
          <table:table-cell office:value-type="float" office:value="1.35157892" calcext:value-type="float">
            <text:p>1.35157892</text:p>
          </table:table-cell>
          <table:table-cell table:formula="of:=[.A2206]*0.3048" office:value-type="float" office:value="0.411961254816" calcext:value-type="float">
            <text:p>0.411961254816</text:p>
          </table:table-cell>
        </table:table-row>
        <table:table-row table:style-name="ro1">
          <table:table-cell office:value-type="float" office:value="1.36981522" calcext:value-type="float">
            <text:p>1.36981522</text:p>
          </table:table-cell>
          <table:table-cell table:formula="of:=[.A2207]*0.3048" office:value-type="float" office:value="0.417519679056" calcext:value-type="float">
            <text:p>0.417519679056</text:p>
          </table:table-cell>
        </table:table-row>
        <table:table-row table:style-name="ro1">
          <table:table-cell office:value-type="float" office:value="1.38900719" calcext:value-type="float">
            <text:p>1.38900719</text:p>
          </table:table-cell>
          <table:table-cell table:formula="of:=[.A2208]*0.3048" office:value-type="float" office:value="0.423369391512" calcext:value-type="float">
            <text:p>0.423369391512</text:p>
          </table:table-cell>
        </table:table-row>
        <table:table-row table:style-name="ro1">
          <table:table-cell office:value-type="float" office:value="1.409128539" calcext:value-type="float">
            <text:p>1.409128539</text:p>
          </table:table-cell>
          <table:table-cell table:formula="of:=[.A2209]*0.3048" office:value-type="float" office:value="0.4295023786872" calcext:value-type="float">
            <text:p>0.4295023786872</text:p>
          </table:table-cell>
        </table:table-row>
        <table:table-row table:style-name="ro1">
          <table:table-cell office:value-type="float" office:value="1.430150434" calcext:value-type="float">
            <text:p>1.430150434</text:p>
          </table:table-cell>
          <table:table-cell table:formula="of:=[.A2210]*0.3048" office:value-type="float" office:value="0.4359098522832" calcext:value-type="float">
            <text:p>0.4359098522832</text:p>
          </table:table-cell>
        </table:table-row>
        <table:table-row table:style-name="ro1">
          <table:table-cell office:value-type="float" office:value="1.452045105" calcext:value-type="float">
            <text:p>1.452045105</text:p>
          </table:table-cell>
          <table:table-cell table:formula="of:=[.A2211]*0.3048" office:value-type="float" office:value="0.442583348004" calcext:value-type="float">
            <text:p>0.442583348004</text:p>
          </table:table-cell>
        </table:table-row>
        <table:table-row table:style-name="ro1">
          <table:table-cell office:value-type="float" office:value="1.474782925" calcext:value-type="float">
            <text:p>1.474782925</text:p>
          </table:table-cell>
          <table:table-cell table:formula="of:=[.A2212]*0.3048" office:value-type="float" office:value="0.44951383554" calcext:value-type="float">
            <text:p>0.44951383554</text:p>
          </table:table-cell>
        </table:table-row>
        <table:table-row table:style-name="ro1">
          <table:table-cell office:value-type="float" office:value="1.4983411323" calcext:value-type="float">
            <text:p>1.4983411323</text:p>
          </table:table-cell>
          <table:table-cell table:formula="of:=[.A2213]*0.3048" office:value-type="float" office:value="0.45669437712504" calcext:value-type="float">
            <text:p>0.45669437712504</text:p>
          </table:table-cell>
        </table:table-row>
        <table:table-row table:style-name="ro1">
          <table:table-cell office:value-type="float" office:value="1.522691991" calcext:value-type="float">
            <text:p>1.522691991</text:p>
          </table:table-cell>
          <table:table-cell table:formula="of:=[.A2214]*0.3048" office:value-type="float" office:value="0.4641165188568" calcext:value-type="float">
            <text:p>0.4641165188568</text:p>
          </table:table-cell>
        </table:table-row>
        <table:table-row table:style-name="ro1">
          <table:table-cell office:value-type="float" office:value="1.547812454" calcext:value-type="float">
            <text:p>1.547812454</text:p>
          </table:table-cell>
          <table:table-cell table:formula="of:=[.A2215]*0.3048" office:value-type="float" office:value="0.4717732359792" calcext:value-type="float">
            <text:p>0.4717732359792</text:p>
          </table:table-cell>
        </table:table-row>
        <table:table-row table:style-name="ro1">
          <table:table-cell office:value-type="float" office:value="1.573680058" calcext:value-type="float">
            <text:p>1.573680058</text:p>
          </table:table-cell>
          <table:table-cell table:formula="of:=[.A2216]*0.3048" office:value-type="float" office:value="0.4796576816784" calcext:value-type="float">
            <text:p>0.4796576816784</text:p>
          </table:table-cell>
        </table:table-row>
        <table:table-row table:style-name="ro1">
          <table:table-cell office:value-type="float" office:value="1.60027158" calcext:value-type="float">
            <text:p>1.60027158</text:p>
          </table:table-cell>
          <table:table-cell table:formula="of:=[.A2217]*0.3048" office:value-type="float" office:value="0.487762777584" calcext:value-type="float">
            <text:p>0.487762777584</text:p>
          </table:table-cell>
        </table:table-row>
        <table:table-row table:style-name="ro1">
          <table:table-cell office:value-type="float" office:value="1.62756942" calcext:value-type="float">
            <text:p>1.62756942</text:p>
          </table:table-cell>
          <table:table-cell table:formula="of:=[.A2218]*0.3048" office:value-type="float" office:value="0.496083159216" calcext:value-type="float">
            <text:p>0.496083159216</text:p>
          </table:table-cell>
        </table:table-row>
        <table:table-row table:style-name="ro1">
          <table:table-cell office:value-type="float" office:value="1.65555352" calcext:value-type="float">
            <text:p>1.65555352</text:p>
          </table:table-cell>
          <table:table-cell table:formula="of:=[.A2219]*0.3048" office:value-type="float" office:value="0.504612712896" calcext:value-type="float">
            <text:p>0.504612712896</text:p>
          </table:table-cell>
        </table:table-row>
        <table:table-row table:style-name="ro1">
          <table:table-cell office:value-type="float" office:value="1.68420723" calcext:value-type="float">
            <text:p>1.68420723</text:p>
          </table:table-cell>
          <table:table-cell table:formula="of:=[.A2220]*0.3048" office:value-type="float" office:value="0.513346363704" calcext:value-type="float">
            <text:p>0.513346363704</text:p>
          </table:table-cell>
        </table:table-row>
        <table:table-row table:style-name="ro1">
          <table:table-cell office:value-type="float" office:value="1.71351326" calcext:value-type="float">
            <text:p>1.71351326</text:p>
          </table:table-cell>
          <table:table-cell table:formula="of:=[.A2221]*0.3048" office:value-type="float" office:value="0.522278841648" calcext:value-type="float">
            <text:p>0.522278841648</text:p>
          </table:table-cell>
        </table:table-row>
        <table:table-row table:style-name="ro1">
          <table:table-cell office:value-type="float" office:value="1.74345648" calcext:value-type="float">
            <text:p>1.74345648</text:p>
          </table:table-cell>
          <table:table-cell table:formula="of:=[.A2222]*0.3048" office:value-type="float" office:value="0.531405535104" calcext:value-type="float">
            <text:p>0.531405535104</text:p>
          </table:table-cell>
        </table:table-row>
        <table:table-row table:style-name="ro1">
          <table:table-cell office:value-type="float" office:value="1.77402312" calcext:value-type="float">
            <text:p>1.77402312</text:p>
          </table:table-cell>
          <table:table-cell table:formula="of:=[.A2223]*0.3048" office:value-type="float" office:value="0.540722246976" calcext:value-type="float">
            <text:p>0.540722246976</text:p>
          </table:table-cell>
        </table:table-row>
        <table:table-row table:style-name="ro1">
          <table:table-cell office:value-type="float" office:value="1.8051998" calcext:value-type="float">
            <text:p>1.8051998</text:p>
          </table:table-cell>
          <table:table-cell table:formula="of:=[.A2224]*0.3048" office:value-type="float" office:value="0.55022489904" calcext:value-type="float">
            <text:p>0.55022489904</text:p>
          </table:table-cell>
        </table:table-row>
        <table:table-row table:style-name="ro1">
          <table:table-cell office:value-type="float" office:value="1.83697385" calcext:value-type="float">
            <text:p>1.83697385</text:p>
          </table:table-cell>
          <table:table-cell table:formula="of:=[.A2225]*0.3048" office:value-type="float" office:value="0.55990962948" calcext:value-type="float">
            <text:p>0.55990962948</text:p>
          </table:table-cell>
        </table:table-row>
        <table:table-row table:style-name="ro1">
          <table:table-cell office:value-type="float" office:value="1.86933443" calcext:value-type="float">
            <text:p>1.86933443</text:p>
          </table:table-cell>
          <table:table-cell table:formula="of:=[.A2226]*0.3048" office:value-type="float" office:value="0.569773134264" calcext:value-type="float">
            <text:p>0.569773134264</text:p>
          </table:table-cell>
        </table:table-row>
        <table:table-row table:style-name="ro1">
          <table:table-cell office:value-type="float" office:value="1.90227011" calcext:value-type="float">
            <text:p>1.90227011</text:p>
          </table:table-cell>
          <table:table-cell table:formula="of:=[.A2227]*0.3048" office:value-type="float" office:value="0.579811929528" calcext:value-type="float">
            <text:p>0.579811929528</text:p>
          </table:table-cell>
        </table:table-row>
        <table:table-row table:style-name="ro1">
          <table:table-cell office:value-type="float" office:value="1.93576992" calcext:value-type="float">
            <text:p>1.93576992</text:p>
          </table:table-cell>
          <table:table-cell table:formula="of:=[.A2228]*0.3048" office:value-type="float" office:value="0.590022671616" calcext:value-type="float">
            <text:p>0.590022671616</text:p>
          </table:table-cell>
        </table:table-row>
        <table:table-row table:style-name="ro1">
          <table:table-cell office:value-type="float" office:value="1.96982238" calcext:value-type="float">
            <text:p>1.96982238</text:p>
          </table:table-cell>
          <table:table-cell table:formula="of:=[.A2229]*0.3048" office:value-type="float" office:value="0.600401861424" calcext:value-type="float">
            <text:p>0.600401861424</text:p>
          </table:table-cell>
        </table:table-row>
        <table:table-row table:style-name="ro1">
          <table:table-cell office:value-type="float" office:value="2.00441861" calcext:value-type="float">
            <text:p>2.00441861</text:p>
          </table:table-cell>
          <table:table-cell table:formula="of:=[.A2230]*0.3048" office:value-type="float" office:value="0.610946792328" calcext:value-type="float">
            <text:p>0.610946792328</text:p>
          </table:table-cell>
        </table:table-row>
        <table:table-row table:style-name="ro1">
          <table:table-cell office:value-type="float" office:value="2.03954679" calcext:value-type="float">
            <text:p>2.03954679</text:p>
          </table:table-cell>
          <table:table-cell table:formula="of:=[.A2231]*0.3048" office:value-type="float" office:value="0.621653861592" calcext:value-type="float">
            <text:p>0.621653861592</text:p>
          </table:table-cell>
        </table:table-row>
        <table:table-row table:style-name="ro1">
          <table:table-cell office:value-type="float" office:value="2.07519835" calcext:value-type="float">
            <text:p>2.07519835</text:p>
          </table:table-cell>
          <table:table-cell table:formula="of:=[.A2232]*0.3048" office:value-type="float" office:value="0.63252045708" calcext:value-type="float">
            <text:p>0.63252045708</text:p>
          </table:table-cell>
        </table:table-row>
        <table:table-row table:style-name="ro1">
          <table:table-cell office:value-type="float" office:value="2.11135936" calcext:value-type="float">
            <text:p>2.11135936</text:p>
          </table:table-cell>
          <table:table-cell table:formula="of:=[.A2233]*0.3048" office:value-type="float" office:value="0.643542332928" calcext:value-type="float">
            <text:p>0.643542332928</text:p>
          </table:table-cell>
        </table:table-row>
        <table:table-row table:style-name="ro1">
          <table:table-cell office:value-type="float" office:value="2.14802474" calcext:value-type="float">
            <text:p>2.14802474</text:p>
          </table:table-cell>
          <table:table-cell table:formula="of:=[.A2234]*0.3048" office:value-type="float" office:value="0.654717940752" calcext:value-type="float">
            <text:p>0.654717940752</text:p>
          </table:table-cell>
        </table:table-row>
        <table:table-row table:style-name="ro1">
          <table:table-cell office:value-type="float" office:value="2.18518013" calcext:value-type="float">
            <text:p>2.18518013</text:p>
          </table:table-cell>
          <table:table-cell table:formula="of:=[.A2235]*0.3048" office:value-type="float" office:value="0.666042903624" calcext:value-type="float">
            <text:p>0.666042903624</text:p>
          </table:table-cell>
        </table:table-row>
        <table:table-row table:style-name="ro1">
          <table:table-cell office:value-type="float" office:value="2.22281832" calcext:value-type="float">
            <text:p>2.22281832</text:p>
          </table:table-cell>
          <table:table-cell table:formula="of:=[.A2236]*0.3048" office:value-type="float" office:value="0.677515023936" calcext:value-type="float">
            <text:p>0.677515023936</text:p>
          </table:table-cell>
        </table:table-row>
        <table:table-row table:style-name="ro1">
          <table:table-cell office:value-type="float" office:value="2.26093078" calcext:value-type="float">
            <text:p>2.26093078</text:p>
          </table:table-cell>
          <table:table-cell table:formula="of:=[.A2237]*0.3048" office:value-type="float" office:value="0.689131701744" calcext:value-type="float">
            <text:p>0.689131701744</text:p>
          </table:table-cell>
        </table:table-row>
        <table:table-row table:style-name="ro1">
          <table:table-cell office:value-type="float" office:value="2.29950702" calcext:value-type="float">
            <text:p>2.29950702</text:p>
          </table:table-cell>
          <table:table-cell table:formula="of:=[.A2238]*0.3048" office:value-type="float" office:value="0.700889739696" calcext:value-type="float">
            <text:p>0.700889739696</text:p>
          </table:table-cell>
        </table:table-row>
        <table:table-row table:style-name="ro1">
          <table:table-cell office:value-type="float" office:value="2.33854055" calcext:value-type="float">
            <text:p>2.33854055</text:p>
          </table:table-cell>
          <table:table-cell table:formula="of:=[.A2239]*0.3048" office:value-type="float" office:value="0.71278715964" calcext:value-type="float">
            <text:p>0.71278715964</text:p>
          </table:table-cell>
        </table:table-row>
        <table:table-row table:style-name="ro1">
          <table:table-cell office:value-type="float" office:value="2.37801969" calcext:value-type="float">
            <text:p>2.37801969</text:p>
          </table:table-cell>
          <table:table-cell table:formula="of:=[.A2240]*0.3048" office:value-type="float" office:value="0.724820401512" calcext:value-type="float">
            <text:p>0.724820401512</text:p>
          </table:table-cell>
        </table:table-row>
        <table:table-row table:style-name="ro1">
          <table:table-cell office:value-type="float" office:value="2.41792959" calcext:value-type="float">
            <text:p>2.41792959</text:p>
          </table:table-cell>
          <table:table-cell table:formula="of:=[.A2241]*0.3048" office:value-type="float" office:value="0.736984939032" calcext:value-type="float">
            <text:p>0.736984939032</text:p>
          </table:table-cell>
        </table:table-row>
        <table:table-row table:style-name="ro1">
          <table:table-cell office:value-type="float" office:value="2.45827121" calcext:value-type="float">
            <text:p>2.45827121</text:p>
          </table:table-cell>
          <table:table-cell table:formula="of:=[.A2242]*0.3048" office:value-type="float" office:value="0.749281064808" calcext:value-type="float">
            <text:p>0.749281064808</text:p>
          </table:table-cell>
        </table:table-row>
        <table:table-row table:style-name="ro1">
          <table:table-cell office:value-type="float" office:value="2.49903572" calcext:value-type="float">
            <text:p>2.49903572</text:p>
          </table:table-cell>
          <table:table-cell table:formula="of:=[.A2243]*0.3048" office:value-type="float" office:value="0.761706087456" calcext:value-type="float">
            <text:p>0.761706087456</text:p>
          </table:table-cell>
        </table:table-row>
        <table:table-row table:style-name="ro1">
          <table:table-cell office:value-type="float" office:value="2.540206" calcext:value-type="float">
            <text:p>2.540206</text:p>
          </table:table-cell>
          <table:table-cell table:formula="of:=[.A2244]*0.3048" office:value-type="float" office:value="0.7742547888" calcext:value-type="float">
            <text:p>0.7742547888</text:p>
          </table:table-cell>
        </table:table-row>
        <table:table-row table:style-name="ro1">
          <table:table-cell office:value-type="float" office:value="2.5817771" calcext:value-type="float">
            <text:p>2.5817771</text:p>
          </table:table-cell>
          <table:table-cell table:formula="of:=[.A2245]*0.3048" office:value-type="float" office:value="0.78692566008" calcext:value-type="float">
            <text:p>0.78692566008</text:p>
          </table:table-cell>
        </table:table-row>
        <table:table-row table:style-name="ro1">
          <table:table-cell office:value-type="float" office:value="2.6237385" calcext:value-type="float">
            <text:p>2.6237385</text:p>
          </table:table-cell>
          <table:table-cell table:formula="of:=[.A2246]*0.3048" office:value-type="float" office:value="0.7997154948" calcext:value-type="float">
            <text:p>0.7997154948</text:p>
          </table:table-cell>
        </table:table-row>
        <table:table-row table:style-name="ro1">
          <table:table-cell office:value-type="float" office:value="2.6660751" calcext:value-type="float">
            <text:p>2.6660751</text:p>
          </table:table-cell>
          <table:table-cell table:formula="of:=[.A2247]*0.3048" office:value-type="float" office:value="0.81261969048" calcext:value-type="float">
            <text:p>0.81261969048</text:p>
          </table:table-cell>
        </table:table-row>
        <table:table-row table:style-name="ro1">
          <table:table-cell office:value-type="float" office:value="2.7087731" calcext:value-type="float">
            <text:p>2.7087731</text:p>
          </table:table-cell>
          <table:table-cell table:formula="of:=[.A2248]*0.3048" office:value-type="float" office:value="0.82563404088" calcext:value-type="float">
            <text:p>0.82563404088</text:p>
          </table:table-cell>
        </table:table-row>
        <table:table-row table:style-name="ro1">
          <table:table-cell office:value-type="float" office:value="2.7518182" calcext:value-type="float">
            <text:p>2.7518182</text:p>
          </table:table-cell>
          <table:table-cell table:formula="of:=[.A2249]*0.3048" office:value-type="float" office:value="0.83875418736" calcext:value-type="float">
            <text:p>0.83875418736</text:p>
          </table:table-cell>
        </table:table-row>
        <table:table-row table:style-name="ro1">
          <table:table-cell office:value-type="float" office:value="2.7951933" calcext:value-type="float">
            <text:p>2.7951933</text:p>
          </table:table-cell>
          <table:table-cell table:formula="of:=[.A2250]*0.3048" office:value-type="float" office:value="0.85197491784" calcext:value-type="float">
            <text:p>0.85197491784</text:p>
          </table:table-cell>
        </table:table-row>
        <table:table-row table:style-name="ro1">
          <table:table-cell office:value-type="float" office:value="2.8388774" calcext:value-type="float">
            <text:p>2.8388774</text:p>
          </table:table-cell>
          <table:table-cell table:formula="of:=[.A2251]*0.3048" office:value-type="float" office:value="0.86528983152" calcext:value-type="float">
            <text:p>0.86528983152</text:p>
          </table:table-cell>
        </table:table-row>
        <table:table-row table:style-name="ro1">
          <table:table-cell office:value-type="float" office:value="2.8828502" calcext:value-type="float">
            <text:p>2.8828502</text:p>
          </table:table-cell>
          <table:table-cell table:formula="of:=[.A2252]*0.3048" office:value-type="float" office:value="0.87869274096" calcext:value-type="float">
            <text:p>0.87869274096</text:p>
          </table:table-cell>
        </table:table-row>
        <table:table-row table:style-name="ro1">
          <table:table-cell office:value-type="float" office:value="2.9270893" calcext:value-type="float">
            <text:p>2.9270893</text:p>
          </table:table-cell>
          <table:table-cell table:formula="of:=[.A2253]*0.3048" office:value-type="float" office:value="0.89217681864" calcext:value-type="float">
            <text:p>0.89217681864</text:p>
          </table:table-cell>
        </table:table-row>
        <table:table-row table:style-name="ro1">
          <table:table-cell office:value-type="float" office:value="2.9715669" calcext:value-type="float">
            <text:p>2.9715669</text:p>
          </table:table-cell>
          <table:table-cell table:formula="of:=[.A2254]*0.3048" office:value-type="float" office:value="0.90573359112" calcext:value-type="float">
            <text:p>0.90573359112</text:p>
          </table:table-cell>
        </table:table-row>
        <table:table-row table:style-name="ro1">
          <table:table-cell office:value-type="float" office:value="3.0162579" calcext:value-type="float">
            <text:p>3.0162579</text:p>
          </table:table-cell>
          <table:table-cell table:formula="of:=[.A2255]*0.3048" office:value-type="float" office:value="0.91935540792" calcext:value-type="float">
            <text:p>0.91935540792</text:p>
          </table:table-cell>
        </table:table-row>
        <table:table-row table:style-name="ro1">
          <table:table-cell office:value-type="float" office:value="3.0611291" calcext:value-type="float">
            <text:p>3.0611291</text:p>
          </table:table-cell>
          <table:table-cell table:formula="of:=[.A2256]*0.3048" office:value-type="float" office:value="0.93303214968" calcext:value-type="float">
            <text:p>0.93303214968</text:p>
          </table:table-cell>
        </table:table-row>
        <table:table-row table:style-name="ro1">
          <table:table-cell office:value-type="float" office:value="3.1061491" calcext:value-type="float">
            <text:p>3.1061491</text:p>
          </table:table-cell>
          <table:table-cell table:formula="of:=[.A2257]*0.3048" office:value-type="float" office:value="0.94675424568" calcext:value-type="float">
            <text:p>0.94675424568</text:p>
          </table:table-cell>
        </table:table-row>
        <table:table-row table:style-name="ro1">
          <table:table-cell office:value-type="float" office:value="3.1512829" calcext:value-type="float">
            <text:p>3.1512829</text:p>
          </table:table-cell>
          <table:table-cell table:formula="of:=[.A2258]*0.3048" office:value-type="float" office:value="0.96051102792" calcext:value-type="float">
            <text:p>0.96051102792</text:p>
          </table:table-cell>
        </table:table-row>
        <table:table-row table:style-name="ro1">
          <table:table-cell office:value-type="float" office:value="3.1964941" calcext:value-type="float">
            <text:p>3.1964941</text:p>
          </table:table-cell>
          <table:table-cell table:formula="of:=[.A2259]*0.3048" office:value-type="float" office:value="0.97429140168" calcext:value-type="float">
            <text:p>0.97429140168</text:p>
          </table:table-cell>
        </table:table-row>
        <table:table-row table:style-name="ro1">
          <table:table-cell office:value-type="float" office:value="3.2417448" calcext:value-type="float">
            <text:p>3.2417448</text:p>
          </table:table-cell>
          <table:table-cell table:formula="of:=[.A2260]*0.3048" office:value-type="float" office:value="0.98808381504" calcext:value-type="float">
            <text:p>0.98808381504</text:p>
          </table:table-cell>
        </table:table-row>
        <table:table-row table:style-name="ro1">
          <table:table-cell office:value-type="float" office:value="3.2869903" calcext:value-type="float">
            <text:p>3.2869903</text:p>
          </table:table-cell>
          <table:table-cell table:formula="of:=[.A2261]*0.3048" office:value-type="float" office:value="1.00187464344" calcext:value-type="float">
            <text:p>1.00187464344</text:p>
          </table:table-cell>
        </table:table-row>
        <table:table-row table:style-name="ro1">
          <table:table-cell office:value-type="float" office:value="3.3321917" calcext:value-type="float">
            <text:p>3.3321917</text:p>
          </table:table-cell>
          <table:table-cell table:formula="of:=[.A2262]*0.3048" office:value-type="float" office:value="1.01565203016" calcext:value-type="float">
            <text:p>1.01565203016</text:p>
          </table:table-cell>
        </table:table-row>
        <table:table-row table:style-name="ro1">
          <table:table-cell office:value-type="float" office:value="3.3773036" calcext:value-type="float">
            <text:p>3.3773036</text:p>
          </table:table-cell>
          <table:table-cell table:formula="of:=[.A2263]*0.3048" office:value-type="float" office:value="1.02940213728" calcext:value-type="float">
            <text:p>1.02940213728</text:p>
          </table:table-cell>
        </table:table-row>
        <table:table-row table:style-name="ro1">
          <table:table-cell office:value-type="float" office:value="3.4222797" calcext:value-type="float">
            <text:p>3.4222797</text:p>
          </table:table-cell>
          <table:table-cell table:formula="of:=[.A2264]*0.3048" office:value-type="float" office:value="1.04311085256" calcext:value-type="float">
            <text:p>1.04311085256</text:p>
          </table:table-cell>
        </table:table-row>
        <table:table-row table:style-name="ro1">
          <table:table-cell office:value-type="float" office:value="3.4670808" calcext:value-type="float">
            <text:p>3.4670808</text:p>
          </table:table-cell>
          <table:table-cell table:formula="of:=[.A2265]*0.3048" office:value-type="float" office:value="1.05676622784" calcext:value-type="float">
            <text:p>1.05676622784</text:p>
          </table:table-cell>
        </table:table-row>
        <table:table-row table:style-name="ro1">
          <table:table-cell office:value-type="float" office:value="3.5116575" calcext:value-type="float">
            <text:p>3.5116575</text:p>
          </table:table-cell>
          <table:table-cell table:formula="of:=[.A2266]*0.3048" office:value-type="float" office:value="1.070353206" calcext:value-type="float">
            <text:p>1.070353206</text:p>
          </table:table-cell>
        </table:table-row>
        <table:table-row table:style-name="ro1">
          <table:table-cell office:value-type="float" office:value="3.5559657" calcext:value-type="float">
            <text:p>3.5559657</text:p>
          </table:table-cell>
          <table:table-cell table:formula="of:=[.A2267]*0.3048" office:value-type="float" office:value="1.08385834536" calcext:value-type="float">
            <text:p>1.08385834536</text:p>
          </table:table-cell>
        </table:table-row>
        <table:table-row table:style-name="ro1">
          <table:table-cell office:value-type="float" office:value="3.5999637" calcext:value-type="float">
            <text:p>3.5999637</text:p>
          </table:table-cell>
          <table:table-cell table:formula="of:=[.A2268]*0.3048" office:value-type="float" office:value="1.09726893576" calcext:value-type="float">
            <text:p>1.09726893576</text:p>
          </table:table-cell>
        </table:table-row>
        <table:table-row table:style-name="ro1">
          <table:table-cell office:value-type="float" office:value="3.6436033" calcext:value-type="float">
            <text:p>3.6436033</text:p>
          </table:table-cell>
          <table:table-cell table:formula="of:=[.A2269]*0.3048" office:value-type="float" office:value="1.11057028584" calcext:value-type="float">
            <text:p>1.11057028584</text:p>
          </table:table-cell>
        </table:table-row>
        <table:table-row table:style-name="ro1">
          <table:table-cell office:value-type="float" office:value="3.6868432" calcext:value-type="float">
            <text:p>3.6868432</text:p>
          </table:table-cell>
          <table:table-cell table:formula="of:=[.A2270]*0.3048" office:value-type="float" office:value="1.12374980736" calcext:value-type="float">
            <text:p>1.12374980736</text:p>
          </table:table-cell>
        </table:table-row>
        <table:table-row table:style-name="ro1">
          <table:table-cell office:value-type="float" office:value="3.7296402" calcext:value-type="float">
            <text:p>3.7296402</text:p>
          </table:table-cell>
          <table:table-cell table:formula="of:=[.A2271]*0.3048" office:value-type="float" office:value="1.13679433296" calcext:value-type="float">
            <text:p>1.13679433296</text:p>
          </table:table-cell>
        </table:table-row>
        <table:table-row table:style-name="ro1">
          <table:table-cell office:value-type="float" office:value="3.771955" calcext:value-type="float">
            <text:p>3.771955</text:p>
          </table:table-cell>
          <table:table-cell table:formula="of:=[.A2272]*0.3048" office:value-type="float" office:value="1.149691884" calcext:value-type="float">
            <text:p>1.149691884</text:p>
          </table:table-cell>
        </table:table-row>
        <table:table-row table:style-name="ro1">
          <table:table-cell office:value-type="float" office:value="3.813751" calcext:value-type="float">
            <text:p>3.813751</text:p>
          </table:table-cell>
          <table:table-cell table:formula="of:=[.A2273]*0.3048" office:value-type="float" office:value="1.1624313048" calcext:value-type="float">
            <text:p>1.1624313048</text:p>
          </table:table-cell>
        </table:table-row>
        <table:table-row table:style-name="ro1">
          <table:table-cell office:value-type="float" office:value="3.8549922" calcext:value-type="float">
            <text:p>3.8549922</text:p>
          </table:table-cell>
          <table:table-cell table:formula="of:=[.A2274]*0.3048" office:value-type="float" office:value="1.17500162256" calcext:value-type="float">
            <text:p>1.17500162256</text:p>
          </table:table-cell>
        </table:table-row>
        <table:table-row table:style-name="ro1">
          <table:table-cell office:value-type="float" office:value="3.8956463" calcext:value-type="float">
            <text:p>3.8956463</text:p>
          </table:table-cell>
          <table:table-cell table:formula="of:=[.A2275]*0.3048" office:value-type="float" office:value="1.18739299224" calcext:value-type="float">
            <text:p>1.18739299224</text:p>
          </table:table-cell>
        </table:table-row>
        <table:table-row table:style-name="ro1">
          <table:table-cell office:value-type="float" office:value="3.9356856" calcext:value-type="float">
            <text:p>3.9356856</text:p>
          </table:table-cell>
          <table:table-cell table:formula="of:=[.A2276]*0.3048" office:value-type="float" office:value="1.19959697088" calcext:value-type="float">
            <text:p>1.19959697088</text:p>
          </table:table-cell>
        </table:table-row>
        <table:table-row table:style-name="ro1">
          <table:table-cell office:value-type="float" office:value="3.9750826" calcext:value-type="float">
            <text:p>3.9750826</text:p>
          </table:table-cell>
          <table:table-cell table:formula="of:=[.A2277]*0.3048" office:value-type="float" office:value="1.21160517648" calcext:value-type="float">
            <text:p>1.21160517648</text:p>
          </table:table-cell>
        </table:table-row>
        <table:table-row table:style-name="ro1">
          <table:table-cell office:value-type="float" office:value="4.0138142" calcext:value-type="float">
            <text:p>4.0138142</text:p>
          </table:table-cell>
          <table:table-cell table:formula="of:=[.A2278]*0.3048" office:value-type="float" office:value="1.22341056816" calcext:value-type="float">
            <text:p>1.22341056816</text:p>
          </table:table-cell>
        </table:table-row>
        <table:table-row table:style-name="ro1">
          <table:table-cell office:value-type="float" office:value="4.0518582" calcext:value-type="float">
            <text:p>4.0518582</text:p>
          </table:table-cell>
          <table:table-cell table:formula="of:=[.A2279]*0.3048" office:value-type="float" office:value="1.23500637936" calcext:value-type="float">
            <text:p>1.23500637936</text:p>
          </table:table-cell>
        </table:table-row>
        <table:table-row table:style-name="ro1">
          <table:table-cell office:value-type="float" office:value="4.0891962" calcext:value-type="float">
            <text:p>4.0891962</text:p>
          </table:table-cell>
          <table:table-cell table:formula="of:=[.A2280]*0.3048" office:value-type="float" office:value="1.24638700176" calcext:value-type="float">
            <text:p>1.24638700176</text:p>
          </table:table-cell>
        </table:table-row>
        <table:table-row table:style-name="ro1">
          <table:table-cell office:value-type="float" office:value="4.1258147" calcext:value-type="float">
            <text:p>4.1258147</text:p>
          </table:table-cell>
          <table:table-cell table:formula="of:=[.A2281]*0.3048" office:value-type="float" office:value="1.25754832056" calcext:value-type="float">
            <text:p>1.25754832056</text:p>
          </table:table-cell>
        </table:table-row>
        <table:table-row table:style-name="ro1">
          <table:table-cell office:value-type="float" office:value="4.1616991" calcext:value-type="float">
            <text:p>4.1616991</text:p>
          </table:table-cell>
          <table:table-cell table:formula="of:=[.A2282]*0.3048" office:value-type="float" office:value="1.26848588568" calcext:value-type="float">
            <text:p>1.26848588568</text:p>
          </table:table-cell>
        </table:table-row>
        <table:table-row table:style-name="ro1">
          <table:table-cell office:value-type="float" office:value="4.1968381" calcext:value-type="float">
            <text:p>4.1968381</text:p>
          </table:table-cell>
          <table:table-cell table:formula="of:=[.A2283]*0.3048" office:value-type="float" office:value="1.27919625288" calcext:value-type="float">
            <text:p>1.27919625288</text:p>
          </table:table-cell>
        </table:table-row>
        <table:table-row table:style-name="ro1">
          <table:table-cell office:value-type="float" office:value="4.2312231" calcext:value-type="float">
            <text:p>4.2312231</text:p>
          </table:table-cell>
          <table:table-cell table:formula="of:=[.A2284]*0.3048" office:value-type="float" office:value="1.28967680088" calcext:value-type="float">
            <text:p>1.28967680088</text:p>
          </table:table-cell>
        </table:table-row>
        <table:table-row table:style-name="ro1">
          <table:table-cell office:value-type="float" office:value="4.2648482" calcext:value-type="float">
            <text:p>4.2648482</text:p>
          </table:table-cell>
          <table:table-cell table:formula="of:=[.A2285]*0.3048" office:value-type="float" office:value="1.29992573136" calcext:value-type="float">
            <text:p>1.29992573136</text:p>
          </table:table-cell>
        </table:table-row>
        <table:table-row table:style-name="ro1">
          <table:table-cell office:value-type="float" office:value="4.2977052" calcext:value-type="float">
            <text:p>4.2977052</text:p>
          </table:table-cell>
          <table:table-cell table:formula="of:=[.A2286]*0.3048" office:value-type="float" office:value="1.30994054496" calcext:value-type="float">
            <text:p>1.30994054496</text:p>
          </table:table-cell>
        </table:table-row>
        <table:table-row table:style-name="ro1">
          <table:table-cell office:value-type="float" office:value="4.3297951" calcext:value-type="float">
            <text:p>4.3297951</text:p>
          </table:table-cell>
          <table:table-cell table:formula="of:=[.A2287]*0.3048" office:value-type="float" office:value="1.31972154648" calcext:value-type="float">
            <text:p>1.31972154648</text:p>
          </table:table-cell>
        </table:table-row>
        <table:table-row table:style-name="ro1">
          <table:table-cell office:value-type="float" office:value="4.3611071" calcext:value-type="float">
            <text:p>4.3611071</text:p>
          </table:table-cell>
          <table:table-cell table:formula="of:=[.A2288]*0.3048" office:value-type="float" office:value="1.32926544408" calcext:value-type="float">
            <text:p>1.32926544408</text:p>
          </table:table-cell>
        </table:table-row>
        <table:table-row table:style-name="ro1">
          <table:table-cell office:value-type="float" office:value="4.3916476" calcext:value-type="float">
            <text:p>4.3916476</text:p>
          </table:table-cell>
          <table:table-cell table:formula="of:=[.A2289]*0.3048" office:value-type="float" office:value="1.33857418848" calcext:value-type="float">
            <text:p>1.33857418848</text:p>
          </table:table-cell>
        </table:table-row>
        <table:table-row table:style-name="ro1">
          <table:table-cell office:value-type="float" office:value="4.4214063" calcext:value-type="float">
            <text:p>4.4214063</text:p>
          </table:table-cell>
          <table:table-cell table:formula="of:=[.A2290]*0.3048" office:value-type="float" office:value="1.34764464024" calcext:value-type="float">
            <text:p>1.34764464024</text:p>
          </table:table-cell>
        </table:table-row>
        <table:table-row table:style-name="ro1">
          <table:table-cell office:value-type="float" office:value="4.4503856" calcext:value-type="float">
            <text:p>4.4503856</text:p>
          </table:table-cell>
          <table:table-cell table:formula="of:=[.A2291]*0.3048" office:value-type="float" office:value="1.35647753088" calcext:value-type="float">
            <text:p>1.35647753088</text:p>
          </table:table-cell>
        </table:table-row>
        <table:table-row table:style-name="ro1">
          <table:table-cell office:value-type="float" office:value="4.4785824" calcext:value-type="float">
            <text:p>4.4785824</text:p>
          </table:table-cell>
          <table:table-cell table:formula="of:=[.A2292]*0.3048" office:value-type="float" office:value="1.36507191552" calcext:value-type="float">
            <text:p>1.36507191552</text:p>
          </table:table-cell>
        </table:table-row>
        <table:table-row table:style-name="ro1">
          <table:table-cell office:value-type="float" office:value="4.5060015" calcext:value-type="float">
            <text:p>4.5060015</text:p>
          </table:table-cell>
          <table:table-cell table:formula="of:=[.A2293]*0.3048" office:value-type="float" office:value="1.3734292572" calcext:value-type="float">
            <text:p>1.3734292572</text:p>
          </table:table-cell>
        </table:table-row>
        <table:table-row table:style-name="ro1">
          <table:table-cell office:value-type="float" office:value="4.5326412" calcext:value-type="float">
            <text:p>4.5326412</text:p>
          </table:table-cell>
          <table:table-cell table:formula="of:=[.A2294]*0.3048" office:value-type="float" office:value="1.38154903776" calcext:value-type="float">
            <text:p>1.38154903776</text:p>
          </table:table-cell>
        </table:table-row>
        <table:table-row table:style-name="ro1">
          <table:table-cell office:value-type="float" office:value="4.5584977" calcext:value-type="float">
            <text:p>4.5584977</text:p>
          </table:table-cell>
          <table:table-cell table:formula="of:=[.A2295]*0.3048" office:value-type="float" office:value="1.38943009896" calcext:value-type="float">
            <text:p>1.38943009896</text:p>
          </table:table-cell>
        </table:table-row>
        <table:table-row table:style-name="ro1">
          <table:table-cell office:value-type="float" office:value="4.5835731" calcext:value-type="float">
            <text:p>4.5835731</text:p>
          </table:table-cell>
          <table:table-cell table:formula="of:=[.A2296]*0.3048" office:value-type="float" office:value="1.39707308088" calcext:value-type="float">
            <text:p>1.39707308088</text:p>
          </table:table-cell>
        </table:table-row>
        <table:table-row table:style-name="ro1">
          <table:table-cell office:value-type="float" office:value="4.6078656" calcext:value-type="float">
            <text:p>4.6078656</text:p>
          </table:table-cell>
          <table:table-cell table:formula="of:=[.A2297]*0.3048" office:value-type="float" office:value="1.40447743488" calcext:value-type="float">
            <text:p>1.40447743488</text:p>
          </table:table-cell>
        </table:table-row>
        <table:table-row table:style-name="ro1">
          <table:table-cell office:value-type="float" office:value="4.6313727" calcext:value-type="float">
            <text:p>4.6313727</text:p>
          </table:table-cell>
          <table:table-cell table:formula="of:=[.A2298]*0.3048" office:value-type="float" office:value="1.41164239896" calcext:value-type="float">
            <text:p>1.41164239896</text:p>
          </table:table-cell>
        </table:table-row>
        <table:table-row table:style-name="ro1">
          <table:table-cell office:value-type="float" office:value="4.6540942" calcext:value-type="float">
            <text:p>4.6540942</text:p>
          </table:table-cell>
          <table:table-cell table:formula="of:=[.A2299]*0.3048" office:value-type="float" office:value="1.41856791216" calcext:value-type="float">
            <text:p>1.41856791216</text:p>
          </table:table-cell>
        </table:table-row>
        <table:table-row table:style-name="ro1">
          <table:table-cell office:value-type="float" office:value="4.6760259" calcext:value-type="float">
            <text:p>4.6760259</text:p>
          </table:table-cell>
          <table:table-cell table:formula="of:=[.A2300]*0.3048" office:value-type="float" office:value="1.42525269432" calcext:value-type="float">
            <text:p>1.42525269432</text:p>
          </table:table-cell>
        </table:table-row>
        <table:table-row table:style-name="ro1">
          <table:table-cell office:value-type="float" office:value="4.697165" calcext:value-type="float">
            <text:p>4.697165</text:p>
          </table:table-cell>
          <table:table-cell table:formula="of:=[.A2301]*0.3048" office:value-type="float" office:value="1.431695892" calcext:value-type="float">
            <text:p>1.431695892</text:p>
          </table:table-cell>
        </table:table-row>
        <table:table-row table:style-name="ro1">
          <table:table-cell office:value-type="float" office:value="4.717515" calcext:value-type="float">
            <text:p>4.717515</text:p>
          </table:table-cell>
          <table:table-cell table:formula="of:=[.A2302]*0.3048" office:value-type="float" office:value="1.437898572" calcext:value-type="float">
            <text:p>1.437898572</text:p>
          </table:table-cell>
        </table:table-row>
        <table:table-row table:style-name="ro1">
          <table:table-cell office:value-type="float" office:value="4.737072" calcext:value-type="float">
            <text:p>4.737072</text:p>
          </table:table-cell>
          <table:table-cell table:formula="of:=[.A2303]*0.3048" office:value-type="float" office:value="1.4438595456" calcext:value-type="float">
            <text:p>1.4438595456</text:p>
          </table:table-cell>
        </table:table-row>
        <table:table-row table:style-name="ro1">
          <table:table-cell office:value-type="float" office:value="4.7558329" calcext:value-type="float">
            <text:p>4.7558329</text:p>
          </table:table-cell>
          <table:table-cell table:formula="of:=[.A2304]*0.3048" office:value-type="float" office:value="1.44957786792" calcext:value-type="float">
            <text:p>1.44957786792</text:p>
          </table:table-cell>
        </table:table-row>
        <table:table-row table:style-name="ro1">
          <table:table-cell office:value-type="float" office:value="4.7738008" calcext:value-type="float">
            <text:p>4.7738008</text:p>
          </table:table-cell>
          <table:table-cell table:formula="of:=[.A2305]*0.3048" office:value-type="float" office:value="1.45505448384" calcext:value-type="float">
            <text:p>1.45505448384</text:p>
          </table:table-cell>
        </table:table-row>
        <table:table-row table:style-name="ro1">
          <table:table-cell office:value-type="float" office:value="4.7909684" calcext:value-type="float">
            <text:p>4.7909684</text:p>
          </table:table-cell>
          <table:table-cell table:formula="of:=[.A2306]*0.3048" office:value-type="float" office:value="1.46028716832" calcext:value-type="float">
            <text:p>1.46028716832</text:p>
          </table:table-cell>
        </table:table-row>
        <table:table-row table:style-name="ro1">
          <table:table-cell office:value-type="float" office:value="4.807337" calcext:value-type="float">
            <text:p>4.807337</text:p>
          </table:table-cell>
          <table:table-cell table:formula="of:=[.A2307]*0.3048" office:value-type="float" office:value="1.4652763176" calcext:value-type="float">
            <text:p>1.4652763176</text:p>
          </table:table-cell>
        </table:table-row>
        <table:table-row table:style-name="ro1">
          <table:table-cell office:value-type="float" office:value="4.8229058" calcext:value-type="float">
            <text:p>4.8229058</text:p>
          </table:table-cell>
          <table:table-cell table:formula="of:=[.A2308]*0.3048" office:value-type="float" office:value="1.47002168784" calcext:value-type="float">
            <text:p>1.47002168784</text:p>
          </table:table-cell>
        </table:table-row>
        <table:table-row table:style-name="ro1">
          <table:table-cell office:value-type="float" office:value="4.8376684" calcext:value-type="float">
            <text:p>4.8376684</text:p>
          </table:table-cell>
          <table:table-cell table:formula="of:=[.A2309]*0.3048" office:value-type="float" office:value="1.47452132832" calcext:value-type="float">
            <text:p>1.47452132832</text:p>
          </table:table-cell>
        </table:table-row>
        <table:table-row table:style-name="ro1">
          <table:table-cell office:value-type="float" office:value="4.8516238" calcext:value-type="float">
            <text:p>4.8516238</text:p>
          </table:table-cell>
          <table:table-cell table:formula="of:=[.A2310]*0.3048" office:value-type="float" office:value="1.47877493424" calcext:value-type="float">
            <text:p>1.47877493424</text:p>
          </table:table-cell>
        </table:table-row>
        <table:table-row table:style-name="ro1">
          <table:table-cell office:value-type="float" office:value="4.8647723" calcext:value-type="float">
            <text:p>4.8647723</text:p>
          </table:table-cell>
          <table:table-cell table:formula="of:=[.A2311]*0.3048" office:value-type="float" office:value="1.48278259704" calcext:value-type="float">
            <text:p>1.48278259704</text:p>
          </table:table-cell>
        </table:table-row>
        <table:table-row table:style-name="ro1">
          <table:table-cell office:value-type="float" office:value="4.8771083" calcext:value-type="float">
            <text:p>4.8771083</text:p>
          </table:table-cell>
          <table:table-cell table:formula="of:=[.A2312]*0.3048" office:value-type="float" office:value="1.48654260984" calcext:value-type="float">
            <text:p>1.48654260984</text:p>
          </table:table-cell>
        </table:table-row>
        <table:table-row table:style-name="ro1">
          <table:table-cell office:value-type="float" office:value="4.8886297" calcext:value-type="float">
            <text:p>4.8886297</text:p>
          </table:table-cell>
          <table:table-cell table:formula="of:=[.A2313]*0.3048" office:value-type="float" office:value="1.49005433256" calcext:value-type="float">
            <text:p>1.49005433256</text:p>
          </table:table-cell>
        </table:table-row>
        <table:table-row table:style-name="ro1">
          <table:table-cell office:value-type="float" office:value="4.8993354" calcext:value-type="float">
            <text:p>4.8993354</text:p>
          </table:table-cell>
          <table:table-cell table:formula="of:=[.A2314]*0.3048" office:value-type="float" office:value="1.49331742992" calcext:value-type="float">
            <text:p>1.49331742992</text:p>
          </table:table-cell>
        </table:table-row>
        <table:table-row table:style-name="ro1">
          <table:table-cell office:value-type="float" office:value="4.9092207" calcext:value-type="float">
            <text:p>4.9092207</text:p>
          </table:table-cell>
          <table:table-cell table:formula="of:=[.A2315]*0.3048" office:value-type="float" office:value="1.49633046936" calcext:value-type="float">
            <text:p>1.49633046936</text:p>
          </table:table-cell>
        </table:table-row>
        <table:table-row table:style-name="ro1">
          <table:table-cell office:value-type="float" office:value="4.9182837" calcext:value-type="float">
            <text:p>4.9182837</text:p>
          </table:table-cell>
          <table:table-cell table:formula="of:=[.A2316]*0.3048" office:value-type="float" office:value="1.49909287176" calcext:value-type="float">
            <text:p>1.49909287176</text:p>
          </table:table-cell>
        </table:table-row>
        <table:table-row table:style-name="ro1">
          <table:table-cell office:value-type="float" office:value="4.9265225" calcext:value-type="float">
            <text:p>4.9265225</text:p>
          </table:table-cell>
          <table:table-cell table:formula="of:=[.A2317]*0.3048" office:value-type="float" office:value="1.501604058" calcext:value-type="float">
            <text:p>1.501604058</text:p>
          </table:table-cell>
        </table:table-row>
        <table:table-row table:style-name="ro1">
          <table:table-cell office:value-type="float" office:value="4.9339321" calcext:value-type="float">
            <text:p>4.9339321</text:p>
          </table:table-cell>
          <table:table-cell table:formula="of:=[.A2318]*0.3048" office:value-type="float" office:value="1.50386250408" calcext:value-type="float">
            <text:p>1.50386250408</text:p>
          </table:table-cell>
        </table:table-row>
        <table:table-row table:style-name="ro1">
          <table:table-cell office:value-type="float" office:value="4.9405065" calcext:value-type="float">
            <text:p>4.9405065</text:p>
          </table:table-cell>
          <table:table-cell table:formula="of:=[.A2319]*0.3048" office:value-type="float" office:value="1.5058663812" calcext:value-type="float">
            <text:p>1.5058663812</text:p>
          </table:table-cell>
        </table:table-row>
        <table:table-row table:style-name="ro1">
          <table:table-cell office:value-type="float" office:value="4.9462476" calcext:value-type="float">
            <text:p>4.9462476</text:p>
          </table:table-cell>
          <table:table-cell table:formula="of:=[.A2320]*0.3048" office:value-type="float" office:value="1.50761626848" calcext:value-type="float">
            <text:p>1.50761626848</text:p>
          </table:table-cell>
        </table:table-row>
        <table:table-row table:style-name="ro1">
          <table:table-cell office:value-type="float" office:value="4.9511478" calcext:value-type="float">
            <text:p>4.9511478</text:p>
          </table:table-cell>
          <table:table-cell table:formula="of:=[.A2321]*0.3048" office:value-type="float" office:value="1.50910984944" calcext:value-type="float">
            <text:p>1.50910984944</text:p>
          </table:table-cell>
        </table:table-row>
        <table:table-row table:style-name="ro1">
          <table:table-cell office:value-type="float" office:value="4.955205" calcext:value-type="float">
            <text:p>4.955205</text:p>
          </table:table-cell>
          <table:table-cell table:formula="of:=[.A2322]*0.3048" office:value-type="float" office:value="1.510346484" calcext:value-type="float">
            <text:p>1.510346484</text:p>
          </table:table-cell>
        </table:table-row>
        <table:table-row table:style-name="ro1">
          <table:table-cell office:value-type="float" office:value="4.9584177" calcext:value-type="float">
            <text:p>4.9584177</text:p>
          </table:table-cell>
          <table:table-cell table:formula="of:=[.A2323]*0.3048" office:value-type="float" office:value="1.51132571496" calcext:value-type="float">
            <text:p>1.51132571496</text:p>
          </table:table-cell>
        </table:table-row>
        <table:table-row table:style-name="ro1">
          <table:table-cell office:value-type="float" office:value="4.9607818" calcext:value-type="float">
            <text:p>4.9607818</text:p>
          </table:table-cell>
          <table:table-cell table:formula="of:=[.A2324]*0.3048" office:value-type="float" office:value="1.51204629264" calcext:value-type="float">
            <text:p>1.51204629264</text:p>
          </table:table-cell>
        </table:table-row>
        <table:table-row table:style-name="ro1">
          <table:table-cell office:value-type="float" office:value="4.9622948" calcext:value-type="float">
            <text:p>4.9622948</text:p>
          </table:table-cell>
          <table:table-cell table:formula="of:=[.A2325]*0.3048" office:value-type="float" office:value="1.51250745504" calcext:value-type="float">
            <text:p>1.51250745504</text:p>
          </table:table-cell>
        </table:table-row>
        <table:table-row table:style-name="ro1">
          <table:table-cell office:value-type="float" office:value="4.9629543" calcext:value-type="float">
            <text:p>4.9629543</text:p>
          </table:table-cell>
          <table:table-cell table:formula="of:=[.A2326]*0.3048" office:value-type="float" office:value="1.51270847064" calcext:value-type="float">
            <text:p>1.51270847064</text:p>
          </table:table-cell>
        </table:table-row>
        <table:table-row table:style-name="ro1">
          <table:table-cell office:value-type="float" office:value="4.9627564" calcext:value-type="float">
            <text:p>4.9627564</text:p>
          </table:table-cell>
          <table:table-cell table:formula="of:=[.A2327]*0.3048" office:value-type="float" office:value="1.51264815072" calcext:value-type="float">
            <text:p>1.51264815072</text:p>
          </table:table-cell>
        </table:table-row>
        <table:table-row table:style-name="ro1">
          <table:table-cell office:value-type="float" office:value="4.9616983" calcext:value-type="float">
            <text:p>4.9616983</text:p>
          </table:table-cell>
          <table:table-cell table:formula="of:=[.A2328]*0.3048" office:value-type="float" office:value="1.51232564184" calcext:value-type="float">
            <text:p>1.51232564184</text:p>
          </table:table-cell>
        </table:table-row>
        <table:table-row table:style-name="ro1">
          <table:table-cell office:value-type="float" office:value="4.9597795" calcext:value-type="float">
            <text:p>4.9597795</text:p>
          </table:table-cell>
          <table:table-cell table:formula="of:=[.A2329]*0.3048" office:value-type="float" office:value="1.5117407916" calcext:value-type="float">
            <text:p>1.5117407916</text:p>
          </table:table-cell>
        </table:table-row>
        <table:table-row table:style-name="ro1">
          <table:table-cell office:value-type="float" office:value="4.9569931" calcext:value-type="float">
            <text:p>4.9569931</text:p>
          </table:table-cell>
          <table:table-cell table:formula="of:=[.A2330]*0.3048" office:value-type="float" office:value="1.51089149688" calcext:value-type="float">
            <text:p>1.51089149688</text:p>
          </table:table-cell>
        </table:table-row>
        <table:table-row table:style-name="ro1">
          <table:table-cell office:value-type="float" office:value="4.9533408" calcext:value-type="float">
            <text:p>4.9533408</text:p>
          </table:table-cell>
          <table:table-cell table:formula="of:=[.A2331]*0.3048" office:value-type="float" office:value="1.50977827584" calcext:value-type="float">
            <text:p>1.50977827584</text:p>
          </table:table-cell>
        </table:table-row>
        <table:table-row table:style-name="ro1">
          <table:table-cell office:value-type="float" office:value="4.9488223" calcext:value-type="float">
            <text:p>4.9488223</text:p>
          </table:table-cell>
          <table:table-cell table:formula="of:=[.A2332]*0.3048" office:value-type="float" office:value="1.50840103704" calcext:value-type="float">
            <text:p>1.50840103704</text:p>
          </table:table-cell>
        </table:table-row>
        <table:table-row table:style-name="ro1">
          <table:table-cell office:value-type="float" office:value="4.9434361" calcext:value-type="float">
            <text:p>4.9434361</text:p>
          </table:table-cell>
          <table:table-cell table:formula="of:=[.A2333]*0.3048" office:value-type="float" office:value="1.50675932328" calcext:value-type="float">
            <text:p>1.50675932328</text:p>
          </table:table-cell>
        </table:table-row>
        <table:table-row table:style-name="ro1">
          <table:table-cell office:value-type="float" office:value="4.937181" calcext:value-type="float">
            <text:p>4.937181</text:p>
          </table:table-cell>
          <table:table-cell table:formula="of:=[.A2334]*0.3048" office:value-type="float" office:value="1.5048527688" calcext:value-type="float">
            <text:p>1.5048527688</text:p>
          </table:table-cell>
        </table:table-row>
        <table:table-row table:style-name="ro1">
          <table:table-cell office:value-type="float" office:value="4.9300647" calcext:value-type="float">
            <text:p>4.9300647</text:p>
          </table:table-cell>
          <table:table-cell table:formula="of:=[.A2335]*0.3048" office:value-type="float" office:value="1.50268372056" calcext:value-type="float">
            <text:p>1.50268372056</text:p>
          </table:table-cell>
        </table:table-row>
        <table:table-row table:style-name="ro1">
          <table:table-cell office:value-type="float" office:value="4.922085" calcext:value-type="float">
            <text:p>4.922085</text:p>
          </table:table-cell>
          <table:table-cell table:formula="of:=[.A2336]*0.3048" office:value-type="float" office:value="1.500251508" calcext:value-type="float">
            <text:p>1.500251508</text:p>
          </table:table-cell>
        </table:table-row>
        <table:table-row table:style-name="ro1">
          <table:table-cell office:value-type="float" office:value="4.9132495" calcext:value-type="float">
            <text:p>4.9132495</text:p>
          </table:table-cell>
          <table:table-cell table:formula="of:=[.A2337]*0.3048" office:value-type="float" office:value="1.4975584476" calcext:value-type="float">
            <text:p>1.4975584476</text:p>
          </table:table-cell>
        </table:table-row>
        <table:table-row table:style-name="ro1">
          <table:table-cell office:value-type="float" office:value="4.9035645" calcext:value-type="float">
            <text:p>4.9035645</text:p>
          </table:table-cell>
          <table:table-cell table:formula="of:=[.A2338]*0.3048" office:value-type="float" office:value="1.4946064596" calcext:value-type="float">
            <text:p>1.4946064596</text:p>
          </table:table-cell>
        </table:table-row>
        <table:table-row table:style-name="ro1">
          <table:table-cell office:value-type="float" office:value="4.8930357" calcext:value-type="float">
            <text:p>4.8930357</text:p>
          </table:table-cell>
          <table:table-cell table:formula="of:=[.A2339]*0.3048" office:value-type="float" office:value="1.49139728136" calcext:value-type="float">
            <text:p>1.49139728136</text:p>
          </table:table-cell>
        </table:table-row>
        <table:table-row table:style-name="ro1">
          <table:table-cell office:value-type="float" office:value="4.8816736" calcext:value-type="float">
            <text:p>4.8816736</text:p>
          </table:table-cell>
          <table:table-cell table:formula="of:=[.A2340]*0.3048" office:value-type="float" office:value="1.48793411328" calcext:value-type="float">
            <text:p>1.48793411328</text:p>
          </table:table-cell>
        </table:table-row>
        <table:table-row table:style-name="ro1">
          <table:table-cell office:value-type="float" office:value="4.8694909" calcext:value-type="float">
            <text:p>4.8694909</text:p>
          </table:table-cell>
          <table:table-cell table:formula="of:=[.A2341]*0.3048" office:value-type="float" office:value="1.48422082632" calcext:value-type="float">
            <text:p>1.48422082632</text:p>
          </table:table-cell>
        </table:table-row>
        <table:table-row table:style-name="ro1">
          <table:table-cell office:value-type="float" office:value="4.8564949" calcext:value-type="float">
            <text:p>4.8564949</text:p>
          </table:table-cell>
          <table:table-cell table:formula="of:=[.A2342]*0.3048" office:value-type="float" office:value="1.48025964552" calcext:value-type="float">
            <text:p>1.48025964552</text:p>
          </table:table-cell>
        </table:table-row>
        <table:table-row table:style-name="ro1">
          <table:table-cell office:value-type="float" office:value="4.8427014" calcext:value-type="float">
            <text:p>4.8427014</text:p>
          </table:table-cell>
          <table:table-cell table:formula="of:=[.A2343]*0.3048" office:value-type="float" office:value="1.47605538672" calcext:value-type="float">
            <text:p>1.47605538672</text:p>
          </table:table-cell>
        </table:table-row>
        <table:table-row table:style-name="ro1">
          <table:table-cell office:value-type="float" office:value="4.8281271" calcext:value-type="float">
            <text:p>4.8281271</text:p>
          </table:table-cell>
          <table:table-cell table:formula="of:=[.A2344]*0.3048" office:value-type="float" office:value="1.47161314008" calcext:value-type="float">
            <text:p>1.47161314008</text:p>
          </table:table-cell>
        </table:table-row>
        <table:table-row table:style-name="ro1">
          <table:table-cell office:value-type="float" office:value="4.812784" calcext:value-type="float">
            <text:p>4.812784</text:p>
          </table:table-cell>
          <table:table-cell table:formula="of:=[.A2345]*0.3048" office:value-type="float" office:value="1.4669365632" calcext:value-type="float">
            <text:p>1.4669365632</text:p>
          </table:table-cell>
        </table:table-row>
        <table:table-row table:style-name="ro1">
          <table:table-cell office:value-type="float" office:value="4.7966914" calcext:value-type="float">
            <text:p>4.7966914</text:p>
          </table:table-cell>
          <table:table-cell table:formula="of:=[.A2346]*0.3048" office:value-type="float" office:value="1.46203153872" calcext:value-type="float">
            <text:p>1.46203153872</text:p>
          </table:table-cell>
        </table:table-row>
        <table:table-row table:style-name="ro1">
          <table:table-cell office:value-type="float" office:value="4.7798655" calcext:value-type="float">
            <text:p>4.7798655</text:p>
          </table:table-cell>
          <table:table-cell table:formula="of:=[.A2347]*0.3048" office:value-type="float" office:value="1.4569030044" calcext:value-type="float">
            <text:p>1.4569030044</text:p>
          </table:table-cell>
        </table:table-row>
        <table:table-row table:style-name="ro1">
          <table:table-cell office:value-type="float" office:value="4.7623274" calcext:value-type="float">
            <text:p>4.7623274</text:p>
          </table:table-cell>
          <table:table-cell table:formula="of:=[.A2348]*0.3048" office:value-type="float" office:value="1.45155739152" calcext:value-type="float">
            <text:p>1.45155739152</text:p>
          </table:table-cell>
        </table:table-row>
        <table:table-row table:style-name="ro1">
          <table:table-cell office:value-type="float" office:value="4.7440922" calcext:value-type="float">
            <text:p>4.7440922</text:p>
          </table:table-cell>
          <table:table-cell table:formula="of:=[.A2349]*0.3048" office:value-type="float" office:value="1.44599930256" calcext:value-type="float">
            <text:p>1.44599930256</text:p>
          </table:table-cell>
        </table:table-row>
        <table:table-row table:style-name="ro1">
          <table:table-cell office:value-type="float" office:value="4.7251859" calcext:value-type="float">
            <text:p>4.7251859</text:p>
          </table:table-cell>
          <table:table-cell table:formula="of:=[.A2350]*0.3048" office:value-type="float" office:value="1.44023666232" calcext:value-type="float">
            <text:p>1.44023666232</text:p>
          </table:table-cell>
        </table:table-row>
        <table:table-row table:style-name="ro1">
          <table:table-cell office:value-type="float" office:value="4.7056236" calcext:value-type="float">
            <text:p>4.7056236</text:p>
          </table:table-cell>
          <table:table-cell table:formula="of:=[.A2351]*0.3048" office:value-type="float" office:value="1.43427407328" calcext:value-type="float">
            <text:p>1.43427407328</text:p>
          </table:table-cell>
        </table:table-row>
        <table:table-row table:style-name="ro1">
          <table:table-cell office:value-type="float" office:value="4.6854291" calcext:value-type="float">
            <text:p>4.6854291</text:p>
          </table:table-cell>
          <table:table-cell table:formula="of:=[.A2352]*0.3048" office:value-type="float" office:value="1.42811878968" calcext:value-type="float">
            <text:p>1.42811878968</text:p>
          </table:table-cell>
        </table:table-row>
        <table:table-row table:style-name="ro1">
          <table:table-cell office:value-type="float" office:value="4.6646261" calcext:value-type="float">
            <text:p>4.6646261</text:p>
          </table:table-cell>
          <table:table-cell table:formula="of:=[.A2353]*0.3048" office:value-type="float" office:value="1.42177803528" calcext:value-type="float">
            <text:p>1.42177803528</text:p>
          </table:table-cell>
        </table:table-row>
        <table:table-row table:style-name="ro1">
          <table:table-cell office:value-type="float" office:value="4.6432321" calcext:value-type="float">
            <text:p>4.6432321</text:p>
          </table:table-cell>
          <table:table-cell table:formula="of:=[.A2354]*0.3048" office:value-type="float" office:value="1.41525714408" calcext:value-type="float">
            <text:p>1.41525714408</text:p>
          </table:table-cell>
        </table:table-row>
        <table:table-row table:style-name="ro1">
          <table:table-cell office:value-type="float" office:value="4.6212726" calcext:value-type="float">
            <text:p>4.6212726</text:p>
          </table:table-cell>
          <table:table-cell table:formula="of:=[.A2355]*0.3048" office:value-type="float" office:value="1.40856388848" calcext:value-type="float">
            <text:p>1.40856388848</text:p>
          </table:table-cell>
        </table:table-row>
        <table:table-row table:style-name="ro1">
          <table:table-cell office:value-type="float" office:value="4.5987737" calcext:value-type="float">
            <text:p>4.5987737</text:p>
          </table:table-cell>
          <table:table-cell table:formula="of:=[.A2356]*0.3048" office:value-type="float" office:value="1.40170622376" calcext:value-type="float">
            <text:p>1.40170622376</text:p>
          </table:table-cell>
        </table:table-row>
        <table:table-row table:style-name="ro1">
          <table:table-cell office:value-type="float" office:value="4.5757554" calcext:value-type="float">
            <text:p>4.5757554</text:p>
          </table:table-cell>
          <table:table-cell table:formula="of:=[.A2357]*0.3048" office:value-type="float" office:value="1.39469024592" calcext:value-type="float">
            <text:p>1.39469024592</text:p>
          </table:table-cell>
        </table:table-row>
        <table:table-row table:style-name="ro1">
          <table:table-cell office:value-type="float" office:value="4.5522439" calcext:value-type="float">
            <text:p>4.5522439</text:p>
          </table:table-cell>
          <table:table-cell table:formula="of:=[.A2358]*0.3048" office:value-type="float" office:value="1.38752394072" calcext:value-type="float">
            <text:p>1.38752394072</text:p>
          </table:table-cell>
        </table:table-row>
        <table:table-row table:style-name="ro1">
          <table:table-cell office:value-type="float" office:value="4.5282674" calcext:value-type="float">
            <text:p>4.5282674</text:p>
          </table:table-cell>
          <table:table-cell table:formula="of:=[.A2359]*0.3048" office:value-type="float" office:value="1.38021590352" calcext:value-type="float">
            <text:p>1.38021590352</text:p>
          </table:table-cell>
        </table:table-row>
        <table:table-row table:style-name="ro1">
          <table:table-cell office:value-type="float" office:value="4.5038474" calcext:value-type="float">
            <text:p>4.5038474</text:p>
          </table:table-cell>
          <table:table-cell table:formula="of:=[.A2360]*0.3048" office:value-type="float" office:value="1.37277268752" calcext:value-type="float">
            <text:p>1.37277268752</text:p>
          </table:table-cell>
        </table:table-row>
        <table:table-row table:style-name="ro1">
          <table:table-cell office:value-type="float" office:value="4.4790137" calcext:value-type="float">
            <text:p>4.4790137</text:p>
          </table:table-cell>
          <table:table-cell table:formula="of:=[.A2361]*0.3048" office:value-type="float" office:value="1.36520337576" calcext:value-type="float">
            <text:p>1.36520337576</text:p>
          </table:table-cell>
        </table:table-row>
        <table:table-row table:style-name="ro1">
          <table:table-cell office:value-type="float" office:value="4.4537942" calcext:value-type="float">
            <text:p>4.4537942</text:p>
          </table:table-cell>
          <table:table-cell table:formula="of:=[.A2362]*0.3048" office:value-type="float" office:value="1.35751647216" calcext:value-type="float">
            <text:p>1.35751647216</text:p>
          </table:table-cell>
        </table:table-row>
        <table:table-row table:style-name="ro1">
          <table:table-cell office:value-type="float" office:value="4.4282115" calcext:value-type="float">
            <text:p>4.4282115</text:p>
          </table:table-cell>
          <table:table-cell table:formula="of:=[.A2363]*0.3048" office:value-type="float" office:value="1.3497188652" calcext:value-type="float">
            <text:p>1.3497188652</text:p>
          </table:table-cell>
        </table:table-row>
        <table:table-row table:style-name="ro1">
          <table:table-cell office:value-type="float" office:value="4.4022949" calcext:value-type="float">
            <text:p>4.4022949</text:p>
          </table:table-cell>
          <table:table-cell table:formula="of:=[.A2364]*0.3048" office:value-type="float" office:value="1.34181948552" calcext:value-type="float">
            <text:p>1.34181948552</text:p>
          </table:table-cell>
        </table:table-row>
        <table:table-row table:style-name="ro1">
          <table:table-cell office:value-type="float" office:value="4.3760753" calcext:value-type="float">
            <text:p>4.3760753</text:p>
          </table:table-cell>
          <table:table-cell table:formula="of:=[.A2365]*0.3048" office:value-type="float" office:value="1.33382775144" calcext:value-type="float">
            <text:p>1.33382775144</text:p>
          </table:table-cell>
        </table:table-row>
        <table:table-row table:style-name="ro1">
          <table:table-cell office:value-type="float" office:value="4.3495777" calcext:value-type="float">
            <text:p>4.3495777</text:p>
          </table:table-cell>
          <table:table-cell table:formula="of:=[.A2366]*0.3048" office:value-type="float" office:value="1.32575128296" calcext:value-type="float">
            <text:p>1.32575128296</text:p>
          </table:table-cell>
        </table:table-row>
        <table:table-row table:style-name="ro1">
          <table:table-cell office:value-type="float" office:value="4.3228314" calcext:value-type="float">
            <text:p>4.3228314</text:p>
          </table:table-cell>
          <table:table-cell table:formula="of:=[.A2367]*0.3048" office:value-type="float" office:value="1.31759901072" calcext:value-type="float">
            <text:p>1.31759901072</text:p>
          </table:table-cell>
        </table:table-row>
        <table:table-row table:style-name="ro1">
          <table:table-cell office:value-type="float" office:value="4.2958686" calcext:value-type="float">
            <text:p>4.2958686</text:p>
          </table:table-cell>
          <table:table-cell table:formula="of:=[.A2368]*0.3048" office:value-type="float" office:value="1.30938074928" calcext:value-type="float">
            <text:p>1.30938074928</text:p>
          </table:table-cell>
        </table:table-row>
        <table:table-row table:style-name="ro1">
          <table:table-cell office:value-type="float" office:value="4.2687161" calcext:value-type="float">
            <text:p>4.2687161</text:p>
          </table:table-cell>
          <table:table-cell table:formula="of:=[.A2369]*0.3048" office:value-type="float" office:value="1.30110466728" calcext:value-type="float">
            <text:p>1.30110466728</text:p>
          </table:table-cell>
        </table:table-row>
        <table:table-row table:style-name="ro1">
          <table:table-cell office:value-type="float" office:value="4.2414026" calcext:value-type="float">
            <text:p>4.2414026</text:p>
          </table:table-cell>
          <table:table-cell table:formula="of:=[.A2370]*0.3048" office:value-type="float" office:value="1.29277951248" calcext:value-type="float">
            <text:p>1.29277951248</text:p>
          </table:table-cell>
        </table:table-row>
        <table:table-row table:style-name="ro1">
          <table:table-cell office:value-type="float" office:value="4.2139599" calcext:value-type="float">
            <text:p>4.2139599</text:p>
          </table:table-cell>
          <table:table-cell table:formula="of:=[.A2371]*0.3048" office:value-type="float" office:value="1.28441497752" calcext:value-type="float">
            <text:p>1.28441497752</text:p>
          </table:table-cell>
        </table:table-row>
        <table:table-row table:style-name="ro1">
          <table:table-cell office:value-type="float" office:value="4.1864119" calcext:value-type="float">
            <text:p>4.1864119</text:p>
          </table:table-cell>
          <table:table-cell table:formula="of:=[.A2372]*0.3048" office:value-type="float" office:value="1.27601834712" calcext:value-type="float">
            <text:p>1.27601834712</text:p>
          </table:table-cell>
        </table:table-row>
        <table:table-row table:style-name="ro1">
          <table:table-cell office:value-type="float" office:value="4.1587903" calcext:value-type="float">
            <text:p>4.1587903</text:p>
          </table:table-cell>
          <table:table-cell table:formula="of:=[.A2373]*0.3048" office:value-type="float" office:value="1.26759928344" calcext:value-type="float">
            <text:p>1.26759928344</text:p>
          </table:table-cell>
        </table:table-row>
        <table:table-row table:style-name="ro1">
          <table:table-cell office:value-type="float" office:value="4.1311221" calcext:value-type="float">
            <text:p>4.1311221</text:p>
          </table:table-cell>
          <table:table-cell table:formula="of:=[.A2374]*0.3048" office:value-type="float" office:value="1.25916601608" calcext:value-type="float">
            <text:p>1.25916601608</text:p>
          </table:table-cell>
        </table:table-row>
        <table:table-row table:style-name="ro1">
          <table:table-cell office:value-type="float" office:value="4.1034336" calcext:value-type="float">
            <text:p>4.1034336</text:p>
          </table:table-cell>
          <table:table-cell table:formula="of:=[.A2375]*0.3048" office:value-type="float" office:value="1.25072656128" calcext:value-type="float">
            <text:p>1.25072656128</text:p>
          </table:table-cell>
        </table:table-row>
        <table:table-row table:style-name="ro1">
          <table:table-cell office:value-type="float" office:value="4.0757525" calcext:value-type="float">
            <text:p>4.0757525</text:p>
          </table:table-cell>
          <table:table-cell table:formula="of:=[.A2376]*0.3048" office:value-type="float" office:value="1.242289362" calcext:value-type="float">
            <text:p>1.242289362</text:p>
          </table:table-cell>
        </table:table-row>
        <table:table-row table:style-name="ro1">
          <table:table-cell office:value-type="float" office:value="4.0481045" calcext:value-type="float">
            <text:p>4.0481045</text:p>
          </table:table-cell>
          <table:table-cell table:formula="of:=[.A2377]*0.3048" office:value-type="float" office:value="1.2338622516" calcext:value-type="float">
            <text:p>1.2338622516</text:p>
          </table:table-cell>
        </table:table-row>
        <table:table-row table:style-name="ro1">
          <table:table-cell office:value-type="float" office:value="4.020514" calcext:value-type="float">
            <text:p>4.020514</text:p>
          </table:table-cell>
          <table:table-cell table:formula="of:=[.A2378]*0.3048" office:value-type="float" office:value="1.2254526672" calcext:value-type="float">
            <text:p>1.2254526672</text:p>
          </table:table-cell>
        </table:table-row>
        <table:table-row table:style-name="ro1">
          <table:table-cell office:value-type="float" office:value="3.9930053" calcext:value-type="float">
            <text:p>3.9930053</text:p>
          </table:table-cell>
          <table:table-cell table:formula="of:=[.A2379]*0.3048" office:value-type="float" office:value="1.21706801544" calcext:value-type="float">
            <text:p>1.21706801544</text:p>
          </table:table-cell>
        </table:table-row>
        <table:table-row table:style-name="ro1">
          <table:table-cell office:value-type="float" office:value="3.9656036" calcext:value-type="float">
            <text:p>3.9656036</text:p>
          </table:table-cell>
          <table:table-cell table:formula="of:=[.A2380]*0.3048" office:value-type="float" office:value="1.20871597728" calcext:value-type="float">
            <text:p>1.20871597728</text:p>
          </table:table-cell>
        </table:table-row>
        <table:table-row table:style-name="ro1">
          <table:table-cell office:value-type="float" office:value="3.9383266" calcext:value-type="float">
            <text:p>3.9383266</text:p>
          </table:table-cell>
          <table:table-cell table:formula="of:=[.A2381]*0.3048" office:value-type="float" office:value="1.20040194768" calcext:value-type="float">
            <text:p>1.20040194768</text:p>
          </table:table-cell>
        </table:table-row>
        <table:table-row table:style-name="ro1">
          <table:table-cell office:value-type="float" office:value="3.9111958" calcext:value-type="float">
            <text:p>3.9111958</text:p>
          </table:table-cell>
          <table:table-cell table:formula="of:=[.A2382]*0.3048" office:value-type="float" office:value="1.19213247984" calcext:value-type="float">
            <text:p>1.19213247984</text:p>
          </table:table-cell>
        </table:table-row>
        <table:table-row table:style-name="ro1">
          <table:table-cell office:value-type="float" office:value="3.8842313" calcext:value-type="float">
            <text:p>3.8842313</text:p>
          </table:table-cell>
          <table:table-cell table:formula="of:=[.A2383]*0.3048" office:value-type="float" office:value="1.18391370024" calcext:value-type="float">
            <text:p>1.18391370024</text:p>
          </table:table-cell>
        </table:table-row>
        <table:table-row table:style-name="ro1">
          <table:table-cell office:value-type="float" office:value="3.8574488" calcext:value-type="float">
            <text:p>3.8574488</text:p>
          </table:table-cell>
          <table:table-cell table:formula="of:=[.A2384]*0.3048" office:value-type="float" office:value="1.17575039424" calcext:value-type="float">
            <text:p>1.17575039424</text:p>
          </table:table-cell>
        </table:table-row>
        <table:table-row table:style-name="ro1">
          <table:table-cell office:value-type="float" office:value="3.8308697" calcext:value-type="float">
            <text:p>3.8308697</text:p>
          </table:table-cell>
          <table:table-cell table:formula="of:=[.A2385]*0.3048" office:value-type="float" office:value="1.16764908456" calcext:value-type="float">
            <text:p>1.16764908456</text:p>
          </table:table-cell>
        </table:table-row>
        <table:table-row table:style-name="ro1">
          <table:table-cell office:value-type="float" office:value="3.8045063" calcext:value-type="float">
            <text:p>3.8045063</text:p>
          </table:table-cell>
          <table:table-cell table:formula="of:=[.A2386]*0.3048" office:value-type="float" office:value="1.15961352024" calcext:value-type="float">
            <text:p>1.15961352024</text:p>
          </table:table-cell>
        </table:table-row>
        <table:table-row table:style-name="ro1">
          <table:table-cell office:value-type="float" office:value="3.7783718" calcext:value-type="float">
            <text:p>3.7783718</text:p>
          </table:table-cell>
          <table:table-cell table:formula="of:=[.A2387]*0.3048" office:value-type="float" office:value="1.15164772464" calcext:value-type="float">
            <text:p>1.15164772464</text:p>
          </table:table-cell>
        </table:table-row>
        <table:table-row table:style-name="ro1">
          <table:table-cell office:value-type="float" office:value="3.7524798" calcext:value-type="float">
            <text:p>3.7524798</text:p>
          </table:table-cell>
          <table:table-cell table:formula="of:=[.A2388]*0.3048" office:value-type="float" office:value="1.14375584304" calcext:value-type="float">
            <text:p>1.14375584304</text:p>
          </table:table-cell>
        </table:table-row>
        <table:table-row table:style-name="ro1">
          <table:table-cell office:value-type="float" office:value="3.7268391" calcext:value-type="float">
            <text:p>3.7268391</text:p>
          </table:table-cell>
          <table:table-cell table:formula="of:=[.A2389]*0.3048" office:value-type="float" office:value="1.13594055768" calcext:value-type="float">
            <text:p>1.13594055768</text:p>
          </table:table-cell>
        </table:table-row>
        <table:table-row table:style-name="ro1">
          <table:table-cell office:value-type="float" office:value="3.701462" calcext:value-type="float">
            <text:p>3.701462</text:p>
          </table:table-cell>
          <table:table-cell table:formula="of:=[.A2390]*0.3048" office:value-type="float" office:value="1.1282056176" calcext:value-type="float">
            <text:p>1.1282056176</text:p>
          </table:table-cell>
        </table:table-row>
        <table:table-row table:style-name="ro1">
          <table:table-cell office:value-type="float" office:value="3.6763573" calcext:value-type="float">
            <text:p>3.6763573</text:p>
          </table:table-cell>
          <table:table-cell table:formula="of:=[.A2391]*0.3048" office:value-type="float" office:value="1.12055370504" calcext:value-type="float">
            <text:p>1.12055370504</text:p>
          </table:table-cell>
        </table:table-row>
        <table:table-row table:style-name="ro1">
          <table:table-cell office:value-type="float" office:value="3.6515367" calcext:value-type="float">
            <text:p>3.6515367</text:p>
          </table:table-cell>
          <table:table-cell table:formula="of:=[.A2392]*0.3048" office:value-type="float" office:value="1.11298838616" calcext:value-type="float">
            <text:p>1.11298838616</text:p>
          </table:table-cell>
        </table:table-row>
        <table:table-row table:style-name="ro1">
          <table:table-cell office:value-type="float" office:value="3.6270077" calcext:value-type="float">
            <text:p>3.6270077</text:p>
          </table:table-cell>
          <table:table-cell table:formula="of:=[.A2393]*0.3048" office:value-type="float" office:value="1.10551194696" calcext:value-type="float">
            <text:p>1.10551194696</text:p>
          </table:table-cell>
        </table:table-row>
        <table:table-row table:style-name="ro1">
          <table:table-cell office:value-type="float" office:value="3.6027775" calcext:value-type="float">
            <text:p>3.6027775</text:p>
          </table:table-cell>
          <table:table-cell table:formula="of:=[.A2394]*0.3048" office:value-type="float" office:value="1.098126582" calcext:value-type="float">
            <text:p>1.098126582</text:p>
          </table:table-cell>
        </table:table-row>
        <table:table-row table:style-name="ro1">
          <table:table-cell office:value-type="float" office:value="3.5788584" calcext:value-type="float">
            <text:p>3.5788584</text:p>
          </table:table-cell>
          <table:table-cell table:formula="of:=[.A2395]*0.3048" office:value-type="float" office:value="1.09083604032" calcext:value-type="float">
            <text:p>1.09083604032</text:p>
          </table:table-cell>
        </table:table-row>
        <table:table-row table:style-name="ro1">
          <table:table-cell office:value-type="float" office:value="3.5552599" calcext:value-type="float">
            <text:p>3.5552599</text:p>
          </table:table-cell>
          <table:table-cell table:formula="of:=[.A2396]*0.3048" office:value-type="float" office:value="1.08364321752" calcext:value-type="float">
            <text:p>1.08364321752</text:p>
          </table:table-cell>
        </table:table-row>
        <table:table-row table:style-name="ro1">
          <table:table-cell office:value-type="float" office:value="3.5319922" calcext:value-type="float">
            <text:p>3.5319922</text:p>
          </table:table-cell>
          <table:table-cell table:formula="of:=[.A2397]*0.3048" office:value-type="float" office:value="1.07655122256" calcext:value-type="float">
            <text:p>1.07655122256</text:p>
          </table:table-cell>
        </table:table-row>
        <table:table-row table:style-name="ro1">
          <table:table-cell office:value-type="float" office:value="3.5090697" calcext:value-type="float">
            <text:p>3.5090697</text:p>
          </table:table-cell>
          <table:table-cell table:formula="of:=[.A2398]*0.3048" office:value-type="float" office:value="1.06956444456" calcext:value-type="float">
            <text:p>1.06956444456</text:p>
          </table:table-cell>
        </table:table-row>
        <table:table-row table:style-name="ro1">
          <table:table-cell office:value-type="float" office:value="3.4865034" calcext:value-type="float">
            <text:p>3.4865034</text:p>
          </table:table-cell>
          <table:table-cell table:formula="of:=[.A2399]*0.3048" office:value-type="float" office:value="1.06268623632" calcext:value-type="float">
            <text:p>1.06268623632</text:p>
          </table:table-cell>
        </table:table-row>
        <table:table-row table:style-name="ro1">
          <table:table-cell office:value-type="float" office:value="3.4643086" calcext:value-type="float">
            <text:p>3.4643086</text:p>
          </table:table-cell>
          <table:table-cell table:formula="of:=[.A2400]*0.3048" office:value-type="float" office:value="1.05592126128" calcext:value-type="float">
            <text:p>1.05592126128</text:p>
          </table:table-cell>
        </table:table-row>
        <table:table-row table:style-name="ro1">
          <table:table-cell office:value-type="float" office:value="3.442503" calcext:value-type="float">
            <text:p>3.442503</text:p>
          </table:table-cell>
          <table:table-cell table:formula="of:=[.A2401]*0.3048" office:value-type="float" office:value="1.0492749144" calcext:value-type="float">
            <text:p>1.0492749144</text:p>
          </table:table-cell>
        </table:table-row>
        <table:table-row table:style-name="ro1">
          <table:table-cell office:value-type="float" office:value="3.4211003" calcext:value-type="float">
            <text:p>3.4211003</text:p>
          </table:table-cell>
          <table:table-cell table:formula="of:=[.A2402]*0.3048" office:value-type="float" office:value="1.04275137144" calcext:value-type="float">
            <text:p>1.04275137144</text:p>
          </table:table-cell>
        </table:table-row>
        <table:table-row table:style-name="ro1">
          <table:table-cell office:value-type="float" office:value="3.4001207" calcext:value-type="float">
            <text:p>3.4001207</text:p>
          </table:table-cell>
          <table:table-cell table:formula="of:=[.A2403]*0.3048" office:value-type="float" office:value="1.03635678936" calcext:value-type="float">
            <text:p>1.03635678936</text:p>
          </table:table-cell>
        </table:table-row>
        <table:table-row table:style-name="ro1">
          <table:table-cell office:value-type="float" office:value="3.3795875" calcext:value-type="float">
            <text:p>3.3795875</text:p>
          </table:table-cell>
          <table:table-cell table:formula="of:=[.A2404]*0.3048" office:value-type="float" office:value="1.03009827" calcext:value-type="float">
            <text:p>1.03009827</text:p>
          </table:table-cell>
        </table:table-row>
        <table:table-row table:style-name="ro1">
          <table:table-cell office:value-type="float" office:value="3.3595229" calcext:value-type="float">
            <text:p>3.3595229</text:p>
          </table:table-cell>
          <table:table-cell table:formula="of:=[.A2405]*0.3048" office:value-type="float" office:value="1.02398257992" calcext:value-type="float">
            <text:p>1.02398257992</text:p>
          </table:table-cell>
        </table:table-row>
        <table:table-row table:style-name="ro1">
          <table:table-cell office:value-type="float" office:value="3.3399364" calcext:value-type="float">
            <text:p>3.3399364</text:p>
          </table:table-cell>
          <table:table-cell table:formula="of:=[.A2406]*0.3048" office:value-type="float" office:value="1.01801261472" calcext:value-type="float">
            <text:p>1.01801261472</text:p>
          </table:table-cell>
        </table:table-row>
        <table:table-row table:style-name="ro1">
          <table:table-cell office:value-type="float" office:value="3.3208568" calcext:value-type="float">
            <text:p>3.3208568</text:p>
          </table:table-cell>
          <table:table-cell table:formula="of:=[.A2407]*0.3048" office:value-type="float" office:value="1.01219715264" calcext:value-type="float">
            <text:p>1.01219715264</text:p>
          </table:table-cell>
        </table:table-row>
        <table:table-row table:style-name="ro1">
          <table:table-cell office:value-type="float" office:value="3.3023118" calcext:value-type="float">
            <text:p>3.3023118</text:p>
          </table:table-cell>
          <table:table-cell table:formula="of:=[.A2408]*0.3048" office:value-type="float" office:value="1.00654463664" calcext:value-type="float">
            <text:p>1.00654463664</text:p>
          </table:table-cell>
        </table:table-row>
        <table:table-row table:style-name="ro1">
          <table:table-cell office:value-type="float" office:value="3.284317" calcext:value-type="float">
            <text:p>3.284317</text:p>
          </table:table-cell>
          <table:table-cell table:formula="of:=[.A2409]*0.3048" office:value-type="float" office:value="1.0010598216" calcext:value-type="float">
            <text:p>1.0010598216</text:p>
          </table:table-cell>
        </table:table-row>
        <table:table-row table:style-name="ro1">
          <table:table-cell office:value-type="float" office:value="3.2668988" calcext:value-type="float">
            <text:p>3.2668988</text:p>
          </table:table-cell>
          <table:table-cell table:formula="of:=[.A2410]*0.3048" office:value-type="float" office:value="0.99575075424" calcext:value-type="float">
            <text:p>0.99575075424</text:p>
          </table:table-cell>
        </table:table-row>
        <table:table-row table:style-name="ro1">
          <table:table-cell office:value-type="float" office:value="3.2500837" calcext:value-type="float">
            <text:p>3.2500837</text:p>
          </table:table-cell>
          <table:table-cell table:formula="of:=[.A2411]*0.3048" office:value-type="float" office:value="0.99062551176" calcext:value-type="float">
            <text:p>0.99062551176</text:p>
          </table:table-cell>
        </table:table-row>
        <table:table-row table:style-name="ro1">
          <table:table-cell office:value-type="float" office:value="3.2338939" calcext:value-type="float">
            <text:p>3.2338939</text:p>
          </table:table-cell>
          <table:table-cell table:formula="of:=[.A2412]*0.3048" office:value-type="float" office:value="0.98569086072" calcext:value-type="float">
            <text:p>0.98569086072</text:p>
          </table:table-cell>
        </table:table-row>
        <table:table-row table:style-name="ro1">
          <table:table-cell office:value-type="float" office:value="3.2183536" calcext:value-type="float">
            <text:p>3.2183536</text:p>
          </table:table-cell>
          <table:table-cell table:formula="of:=[.A2413]*0.3048" office:value-type="float" office:value="0.98095417728" calcext:value-type="float">
            <text:p>0.98095417728</text:p>
          </table:table-cell>
        </table:table-row>
        <table:table-row table:style-name="ro1">
          <table:table-cell office:value-type="float" office:value="3.2034827" calcext:value-type="float">
            <text:p>3.2034827</text:p>
          </table:table-cell>
          <table:table-cell table:formula="of:=[.A2414]*0.3048" office:value-type="float" office:value="0.97642152696" calcext:value-type="float">
            <text:p>0.97642152696</text:p>
          </table:table-cell>
        </table:table-row>
        <table:table-row table:style-name="ro1">
          <table:table-cell office:value-type="float" office:value="3.1893047" calcext:value-type="float">
            <text:p>3.1893047</text:p>
          </table:table-cell>
          <table:table-cell table:formula="of:=[.A2415]*0.3048" office:value-type="float" office:value="0.97210007256" calcext:value-type="float">
            <text:p>0.97210007256</text:p>
          </table:table-cell>
        </table:table-row>
        <table:table-row table:style-name="ro1">
          <table:table-cell office:value-type="float" office:value="3.1758372" calcext:value-type="float">
            <text:p>3.1758372</text:p>
          </table:table-cell>
          <table:table-cell table:formula="of:=[.A2416]*0.3048" office:value-type="float" office:value="0.96799517856" calcext:value-type="float">
            <text:p>0.96799517856</text:p>
          </table:table-cell>
        </table:table-row>
        <table:table-row table:style-name="ro1">
          <table:table-cell office:value-type="float" office:value="3.1630977" calcext:value-type="float">
            <text:p>3.1630977</text:p>
          </table:table-cell>
          <table:table-cell table:formula="of:=[.A2417]*0.3048" office:value-type="float" office:value="0.96411217896" calcext:value-type="float">
            <text:p>0.96411217896</text:p>
          </table:table-cell>
        </table:table-row>
        <table:table-row table:style-name="ro1">
          <table:table-cell office:value-type="float" office:value="3.1511027" calcext:value-type="float">
            <text:p>3.1511027</text:p>
          </table:table-cell>
          <table:table-cell table:formula="of:=[.A2418]*0.3048" office:value-type="float" office:value="0.96045610296" calcext:value-type="float">
            <text:p>0.96045610296</text:p>
          </table:table-cell>
        </table:table-row>
        <table:table-row table:style-name="ro1">
          <table:table-cell office:value-type="float" office:value="3.1398704" calcext:value-type="float">
            <text:p>3.1398704</text:p>
          </table:table-cell>
          <table:table-cell table:formula="of:=[.A2419]*0.3048" office:value-type="float" office:value="0.95703249792" calcext:value-type="float">
            <text:p>0.95703249792</text:p>
          </table:table-cell>
        </table:table-row>
        <table:table-row table:style-name="ro1">
          <table:table-cell office:value-type="float" office:value="3.1294081" calcext:value-type="float">
            <text:p>3.1294081</text:p>
          </table:table-cell>
          <table:table-cell table:formula="of:=[.A2420]*0.3048" office:value-type="float" office:value="0.95384358888" calcext:value-type="float">
            <text:p>0.95384358888</text:p>
          </table:table-cell>
        </table:table-row>
        <table:table-row table:style-name="ro1">
          <table:table-cell office:value-type="float" office:value="3.1197314" calcext:value-type="float">
            <text:p>3.1197314</text:p>
          </table:table-cell>
          <table:table-cell table:formula="of:=[.A2421]*0.3048" office:value-type="float" office:value="0.95089413072" calcext:value-type="float">
            <text:p>0.95089413072</text:p>
          </table:table-cell>
        </table:table-row>
        <table:table-row table:style-name="ro1">
          <table:table-cell office:value-type="float" office:value="3.1108514" calcext:value-type="float">
            <text:p>3.1108514</text:p>
          </table:table-cell>
          <table:table-cell table:formula="of:=[.A2422]*0.3048" office:value-type="float" office:value="0.94818750672" calcext:value-type="float">
            <text:p>0.94818750672</text:p>
          </table:table-cell>
        </table:table-row>
        <table:table-row table:style-name="ro1">
          <table:table-cell office:value-type="float" office:value="3.1027721" calcext:value-type="float">
            <text:p>3.1027721</text:p>
          </table:table-cell>
          <table:table-cell table:formula="of:=[.A2423]*0.3048" office:value-type="float" office:value="0.94572493608" calcext:value-type="float">
            <text:p>0.94572493608</text:p>
          </table:table-cell>
        </table:table-row>
        <table:table-row table:style-name="ro1">
          <table:table-cell office:value-type="float" office:value="3.0955002" calcext:value-type="float">
            <text:p>3.0955002</text:p>
          </table:table-cell>
          <table:table-cell table:formula="of:=[.A2424]*0.3048" office:value-type="float" office:value="0.94350846096" calcext:value-type="float">
            <text:p>0.94350846096</text:p>
          </table:table-cell>
        </table:table-row>
        <table:table-row table:style-name="ro1">
          <table:table-cell office:value-type="float" office:value="3.0890422" calcext:value-type="float">
            <text:p>3.0890422</text:p>
          </table:table-cell>
          <table:table-cell table:formula="of:=[.A2425]*0.3048" office:value-type="float" office:value="0.94154006256" calcext:value-type="float">
            <text:p>0.94154006256</text:p>
          </table:table-cell>
        </table:table-row>
        <table:table-row table:style-name="ro1">
          <table:table-cell office:value-type="float" office:value="3.0833952" calcext:value-type="float">
            <text:p>3.0833952</text:p>
          </table:table-cell>
          <table:table-cell table:formula="of:=[.A2426]*0.3048" office:value-type="float" office:value="0.93981885696" calcext:value-type="float">
            <text:p>0.93981885696</text:p>
          </table:table-cell>
        </table:table-row>
        <table:table-row table:style-name="ro1">
          <table:table-cell office:value-type="float" office:value="3.0785662" calcext:value-type="float">
            <text:p>3.0785662</text:p>
          </table:table-cell>
          <table:table-cell table:formula="of:=[.A2427]*0.3048" office:value-type="float" office:value="0.93834697776" calcext:value-type="float">
            <text:p>0.93834697776</text:p>
          </table:table-cell>
        </table:table-row>
        <table:table-row table:style-name="ro1">
          <table:table-cell office:value-type="float" office:value="3.0745534" calcext:value-type="float">
            <text:p>3.0745534</text:p>
          </table:table-cell>
          <table:table-cell table:formula="of:=[.A2428]*0.3048" office:value-type="float" office:value="0.93712387632" calcext:value-type="float">
            <text:p>0.93712387632</text:p>
          </table:table-cell>
        </table:table-row>
        <table:table-row table:style-name="ro1">
          <table:table-cell office:value-type="float" office:value="3.0713543" calcext:value-type="float">
            <text:p>3.0713543</text:p>
          </table:table-cell>
          <table:table-cell table:formula="of:=[.A2429]*0.3048" office:value-type="float" office:value="0.93614879064" calcext:value-type="float">
            <text:p>0.93614879064</text:p>
          </table:table-cell>
        </table:table-row>
        <table:table-row table:style-name="ro1">
          <table:table-cell office:value-type="float" office:value="3.068971" calcext:value-type="float">
            <text:p>3.068971</text:p>
          </table:table-cell>
          <table:table-cell table:formula="of:=[.A2430]*0.3048" office:value-type="float" office:value="0.9354223608" calcext:value-type="float">
            <text:p>0.9354223608</text:p>
          </table:table-cell>
        </table:table-row>
        <table:table-row table:style-name="ro1">
          <table:table-cell office:value-type="float" office:value="3.0673993" calcext:value-type="float">
            <text:p>3.0673993</text:p>
          </table:table-cell>
          <table:table-cell table:formula="of:=[.A2431]*0.3048" office:value-type="float" office:value="0.93494330664" calcext:value-type="float">
            <text:p>0.93494330664</text:p>
          </table:table-cell>
        </table:table-row>
        <table:table-row table:style-name="ro1">
          <table:table-cell office:value-type="float" office:value="3.0666343" calcext:value-type="float">
            <text:p>3.0666343</text:p>
          </table:table-cell>
          <table:table-cell table:formula="of:=[.A2432]*0.3048" office:value-type="float" office:value="0.93471013464" calcext:value-type="float">
            <text:p>0.93471013464</text:p>
          </table:table-cell>
        </table:table-row>
        <table:table-row table:style-name="ro1">
          <table:table-cell office:value-type="float" office:value="3.0666783" calcext:value-type="float">
            <text:p>3.0666783</text:p>
          </table:table-cell>
          <table:table-cell table:formula="of:=[.A2433]*0.3048" office:value-type="float" office:value="0.93472354584" calcext:value-type="float">
            <text:p>0.93472354584</text:p>
          </table:table-cell>
        </table:table-row>
        <table:table-row table:style-name="ro1">
          <table:table-cell office:value-type="float" office:value="3.0675259" calcext:value-type="float">
            <text:p>3.0675259</text:p>
          </table:table-cell>
          <table:table-cell table:formula="of:=[.A2434]*0.3048" office:value-type="float" office:value="0.93498189432" calcext:value-type="float">
            <text:p>0.93498189432</text:p>
          </table:table-cell>
        </table:table-row>
        <table:table-row table:style-name="ro1">
          <table:table-cell office:value-type="float" office:value="3.0691741" calcext:value-type="float">
            <text:p>3.0691741</text:p>
          </table:table-cell>
          <table:table-cell table:formula="of:=[.A2435]*0.3048" office:value-type="float" office:value="0.93548426568" calcext:value-type="float">
            <text:p>0.93548426568</text:p>
          </table:table-cell>
        </table:table-row>
        <table:table-row table:style-name="ro1">
          <table:table-cell office:value-type="float" office:value="3.0716199" calcext:value-type="float">
            <text:p>3.0716199</text:p>
          </table:table-cell>
          <table:table-cell table:formula="of:=[.A2436]*0.3048" office:value-type="float" office:value="0.93622974552" calcext:value-type="float">
            <text:p>0.93622974552</text:p>
          </table:table-cell>
        </table:table-row>
        <table:table-row table:style-name="ro1">
          <table:table-cell office:value-type="float" office:value="3.0748634" calcext:value-type="float">
            <text:p>3.0748634</text:p>
          </table:table-cell>
          <table:table-cell table:formula="of:=[.A2437]*0.3048" office:value-type="float" office:value="0.93721836432" calcext:value-type="float">
            <text:p>0.93721836432</text:p>
          </table:table-cell>
        </table:table-row>
        <table:table-row table:style-name="ro1">
          <table:table-cell office:value-type="float" office:value="3.0788982" calcext:value-type="float">
            <text:p>3.0788982</text:p>
          </table:table-cell>
          <table:table-cell table:formula="of:=[.A2438]*0.3048" office:value-type="float" office:value="0.93844817136" calcext:value-type="float">
            <text:p>0.93844817136</text:p>
          </table:table-cell>
        </table:table-row>
        <table:table-row table:style-name="ro1">
          <table:table-cell office:value-type="float" office:value="3.0837208" calcext:value-type="float">
            <text:p>3.0837208</text:p>
          </table:table-cell>
          <table:table-cell table:formula="of:=[.A2439]*0.3048" office:value-type="float" office:value="0.93991809984" calcext:value-type="float">
            <text:p>0.93991809984</text:p>
          </table:table-cell>
        </table:table-row>
        <table:table-row table:style-name="ro1">
          <table:table-cell office:value-type="float" office:value="3.0893304" calcext:value-type="float">
            <text:p>3.0893304</text:p>
          </table:table-cell>
          <table:table-cell table:formula="of:=[.A2440]*0.3048" office:value-type="float" office:value="0.94162790592" calcext:value-type="float">
            <text:p>0.94162790592</text:p>
          </table:table-cell>
        </table:table-row>
        <table:table-row table:style-name="ro1">
          <table:table-cell office:value-type="float" office:value="3.0957165" calcext:value-type="float">
            <text:p>3.0957165</text:p>
          </table:table-cell>
          <table:table-cell table:formula="of:=[.A2441]*0.3048" office:value-type="float" office:value="0.9435743892" calcext:value-type="float">
            <text:p>0.9435743892</text:p>
          </table:table-cell>
        </table:table-row>
        <table:table-row table:style-name="ro1">
          <table:table-cell office:value-type="float" office:value="3.1028752" calcext:value-type="float">
            <text:p>3.1028752</text:p>
          </table:table-cell>
          <table:table-cell table:formula="of:=[.A2442]*0.3048" office:value-type="float" office:value="0.94575636096" calcext:value-type="float">
            <text:p>0.94575636096</text:p>
          </table:table-cell>
        </table:table-row>
        <table:table-row table:style-name="ro1">
          <table:table-cell office:value-type="float" office:value="3.1107997" calcext:value-type="float">
            <text:p>3.1107997</text:p>
          </table:table-cell>
          <table:table-cell table:formula="of:=[.A2443]*0.3048" office:value-type="float" office:value="0.94817174856" calcext:value-type="float">
            <text:p>0.94817174856</text:p>
          </table:table-cell>
        </table:table-row>
        <table:table-row table:style-name="ro1">
          <table:table-cell office:value-type="float" office:value="3.1194816" calcext:value-type="float">
            <text:p>3.1194816</text:p>
          </table:table-cell>
          <table:table-cell table:formula="of:=[.A2444]*0.3048" office:value-type="float" office:value="0.95081799168" calcext:value-type="float">
            <text:p>0.95081799168</text:p>
          </table:table-cell>
        </table:table-row>
        <table:table-row table:style-name="ro1">
          <table:table-cell office:value-type="float" office:value="3.1289116" calcext:value-type="float">
            <text:p>3.1289116</text:p>
          </table:table-cell>
          <table:table-cell table:formula="of:=[.A2445]*0.3048" office:value-type="float" office:value="0.95369225568" calcext:value-type="float">
            <text:p>0.95369225568</text:p>
          </table:table-cell>
        </table:table-row>
        <table:table-row table:style-name="ro1">
          <table:table-cell office:value-type="float" office:value="3.1390815" calcext:value-type="float">
            <text:p>3.1390815</text:p>
          </table:table-cell>
          <table:table-cell table:formula="of:=[.A2446]*0.3048" office:value-type="float" office:value="0.9567920412" calcext:value-type="float">
            <text:p>0.9567920412</text:p>
          </table:table-cell>
        </table:table-row>
        <table:table-row table:style-name="ro1">
          <table:table-cell office:value-type="float" office:value="3.1499733" calcext:value-type="float">
            <text:p>3.1499733</text:p>
          </table:table-cell>
          <table:table-cell table:formula="of:=[.A2447]*0.3048" office:value-type="float" office:value="0.96011186184" calcext:value-type="float">
            <text:p>0.96011186184</text:p>
          </table:table-cell>
        </table:table-row>
        <table:table-row table:style-name="ro1">
          <table:table-cell office:value-type="float" office:value="3.1615757" calcext:value-type="float">
            <text:p>3.1615757</text:p>
          </table:table-cell>
          <table:table-cell table:formula="of:=[.A2448]*0.3048" office:value-type="float" office:value="0.96364827336" calcext:value-type="float">
            <text:p>0.96364827336</text:p>
          </table:table-cell>
        </table:table-row>
        <table:table-row table:style-name="ro1">
          <table:table-cell office:value-type="float" office:value="3.1738746" calcext:value-type="float">
            <text:p>3.1738746</text:p>
          </table:table-cell>
          <table:table-cell table:formula="of:=[.A2449]*0.3048" office:value-type="float" office:value="0.96739697808" calcext:value-type="float">
            <text:p>0.96739697808</text:p>
          </table:table-cell>
        </table:table-row>
        <table:table-row table:style-name="ro1">
          <table:table-cell office:value-type="float" office:value="3.1868446" calcext:value-type="float">
            <text:p>3.1868446</text:p>
          </table:table-cell>
          <table:table-cell table:formula="of:=[.A2450]*0.3048" office:value-type="float" office:value="0.97135023408" calcext:value-type="float">
            <text:p>0.97135023408</text:p>
          </table:table-cell>
        </table:table-row>
        <table:table-row table:style-name="ro1">
          <table:table-cell office:value-type="float" office:value="3.2004697" calcext:value-type="float">
            <text:p>3.2004697</text:p>
          </table:table-cell>
          <table:table-cell table:formula="of:=[.A2451]*0.3048" office:value-type="float" office:value="0.97550316456" calcext:value-type="float">
            <text:p>0.97550316456</text:p>
          </table:table-cell>
        </table:table-row>
        <table:table-row table:style-name="ro1">
          <table:table-cell office:value-type="float" office:value="3.2147286" calcext:value-type="float">
            <text:p>3.2147286</text:p>
          </table:table-cell>
          <table:table-cell table:formula="of:=[.A2452]*0.3048" office:value-type="float" office:value="0.97984927728" calcext:value-type="float">
            <text:p>0.97984927728</text:p>
          </table:table-cell>
        </table:table-row>
        <table:table-row table:style-name="ro1">
          <table:table-cell office:value-type="float" office:value="3.2295895" calcext:value-type="float">
            <text:p>3.2295895</text:p>
          </table:table-cell>
          <table:table-cell table:formula="of:=[.A2453]*0.3048" office:value-type="float" office:value="0.9843788796" calcext:value-type="float">
            <text:p>0.9843788796</text:p>
          </table:table-cell>
        </table:table-row>
        <table:table-row table:style-name="ro1">
          <table:table-cell office:value-type="float" office:value="3.2450303" calcext:value-type="float">
            <text:p>3.2450303</text:p>
          </table:table-cell>
          <table:table-cell table:formula="of:=[.A2454]*0.3048" office:value-type="float" office:value="0.98908523544" calcext:value-type="float">
            <text:p>0.98908523544</text:p>
          </table:table-cell>
        </table:table-row>
        <table:table-row table:style-name="ro1">
          <table:table-cell office:value-type="float" office:value="3.2610236" calcext:value-type="float">
            <text:p>3.2610236</text:p>
          </table:table-cell>
          <table:table-cell table:formula="of:=[.A2455]*0.3048" office:value-type="float" office:value="0.99395999328" calcext:value-type="float">
            <text:p>0.99395999328</text:p>
          </table:table-cell>
        </table:table-row>
        <table:table-row table:style-name="ro1">
          <table:table-cell office:value-type="float" office:value="3.2775323" calcext:value-type="float">
            <text:p>3.2775323</text:p>
          </table:table-cell>
          <table:table-cell table:formula="of:=[.A2456]*0.3048" office:value-type="float" office:value="0.99899184504" calcext:value-type="float">
            <text:p>0.99899184504</text:p>
          </table:table-cell>
        </table:table-row>
        <table:table-row table:style-name="ro1">
          <table:table-cell office:value-type="float" office:value="3.2945271" calcext:value-type="float">
            <text:p>3.2945271</text:p>
          </table:table-cell>
          <table:table-cell table:formula="of:=[.A2457]*0.3048" office:value-type="float" office:value="1.00417186008" calcext:value-type="float">
            <text:p>1.00417186008</text:p>
          </table:table-cell>
        </table:table-row>
        <table:table-row table:style-name="ro1">
          <table:table-cell office:value-type="float" office:value="3.3119736" calcext:value-type="float">
            <text:p>3.3119736</text:p>
          </table:table-cell>
          <table:table-cell table:formula="of:=[.A2458]*0.3048" office:value-type="float" office:value="1.00948955328" calcext:value-type="float">
            <text:p>1.00948955328</text:p>
          </table:table-cell>
        </table:table-row>
        <table:table-row table:style-name="ro1">
          <table:table-cell office:value-type="float" office:value="3.3298286" calcext:value-type="float">
            <text:p>3.3298286</text:p>
          </table:table-cell>
          <table:table-cell table:formula="of:=[.A2459]*0.3048" office:value-type="float" office:value="1.01493175728" calcext:value-type="float">
            <text:p>1.01493175728</text:p>
          </table:table-cell>
        </table:table-row>
        <table:table-row table:style-name="ro1">
          <table:table-cell office:value-type="float" office:value="3.3480592" calcext:value-type="float">
            <text:p>3.3480592</text:p>
          </table:table-cell>
          <table:table-cell table:formula="of:=[.A2460]*0.3048" office:value-type="float" office:value="1.02048844416" calcext:value-type="float">
            <text:p>1.02048844416</text:p>
          </table:table-cell>
        </table:table-row>
        <table:table-row table:style-name="ro1">
          <table:table-cell office:value-type="float" office:value="3.3666236" calcext:value-type="float">
            <text:p>3.3666236</text:p>
          </table:table-cell>
          <table:table-cell table:formula="of:=[.A2461]*0.3048" office:value-type="float" office:value="1.02614687328" calcext:value-type="float">
            <text:p>1.02614687328</text:p>
          </table:table-cell>
        </table:table-row>
        <table:table-row table:style-name="ro1">
          <table:table-cell office:value-type="float" office:value="3.385478" calcext:value-type="float">
            <text:p>3.385478</text:p>
          </table:table-cell>
          <table:table-cell table:formula="of:=[.A2462]*0.3048" office:value-type="float" office:value="1.0318936944" calcext:value-type="float">
            <text:p>1.0318936944</text:p>
          </table:table-cell>
        </table:table-row>
        <table:table-row table:style-name="ro1">
          <table:table-cell office:value-type="float" office:value="3.4045818" calcext:value-type="float">
            <text:p>3.4045818</text:p>
          </table:table-cell>
          <table:table-cell table:formula="of:=[.A2463]*0.3048" office:value-type="float" office:value="1.03771653264" calcext:value-type="float">
            <text:p>1.03771653264</text:p>
          </table:table-cell>
        </table:table-row>
        <table:table-row table:style-name="ro1">
          <table:table-cell office:value-type="float" office:value="3.4238957" calcext:value-type="float">
            <text:p>3.4238957</text:p>
          </table:table-cell>
          <table:table-cell table:formula="of:=[.A2464]*0.3048" office:value-type="float" office:value="1.04360340936" calcext:value-type="float">
            <text:p>1.04360340936</text:p>
          </table:table-cell>
        </table:table-row>
        <table:table-row table:style-name="ro1">
          <table:table-cell office:value-type="float" office:value="3.4433701" calcext:value-type="float">
            <text:p>3.4433701</text:p>
          </table:table-cell>
          <table:table-cell table:formula="of:=[.A2465]*0.3048" office:value-type="float" office:value="1.04953920648" calcext:value-type="float">
            <text:p>1.04953920648</text:p>
          </table:table-cell>
        </table:table-row>
        <table:table-row table:style-name="ro1">
          <table:table-cell office:value-type="float" office:value="3.4629681" calcext:value-type="float">
            <text:p>3.4629681</text:p>
          </table:table-cell>
          <table:table-cell table:formula="of:=[.A2466]*0.3048" office:value-type="float" office:value="1.05551267688" calcext:value-type="float">
            <text:p>1.05551267688</text:p>
          </table:table-cell>
        </table:table-row>
        <table:table-row table:style-name="ro1">
          <table:table-cell office:value-type="float" office:value="3.4826435" calcext:value-type="float">
            <text:p>3.4826435</text:p>
          </table:table-cell>
          <table:table-cell table:formula="of:=[.A2467]*0.3048" office:value-type="float" office:value="1.0615097388" calcext:value-type="float">
            <text:p>1.0615097388</text:p>
          </table:table-cell>
        </table:table-row>
        <table:table-row table:style-name="ro1">
          <table:table-cell office:value-type="float" office:value="3.5023499" calcext:value-type="float">
            <text:p>3.5023499</text:p>
          </table:table-cell>
          <table:table-cell table:formula="of:=[.A2468]*0.3048" office:value-type="float" office:value="1.06751624952" calcext:value-type="float">
            <text:p>1.06751624952</text:p>
          </table:table-cell>
        </table:table-row>
        <table:table-row table:style-name="ro1">
          <table:table-cell office:value-type="float" office:value="3.5220485" calcext:value-type="float">
            <text:p>3.5220485</text:p>
          </table:table-cell>
          <table:table-cell table:formula="of:=[.A2469]*0.3048" office:value-type="float" office:value="1.0735203828" calcext:value-type="float">
            <text:p>1.0735203828</text:p>
          </table:table-cell>
        </table:table-row>
        <table:table-row table:style-name="ro1">
          <table:table-cell office:value-type="float" office:value="3.5416942" calcext:value-type="float">
            <text:p>3.5416942</text:p>
          </table:table-cell>
          <table:table-cell table:formula="of:=[.A2470]*0.3048" office:value-type="float" office:value="1.07950839216" calcext:value-type="float">
            <text:p>1.07950839216</text:p>
          </table:table-cell>
        </table:table-row>
        <table:table-row table:style-name="ro1">
          <table:table-cell office:value-type="float" office:value="3.5612414" calcext:value-type="float">
            <text:p>3.5612414</text:p>
          </table:table-cell>
          <table:table-cell table:formula="of:=[.A2471]*0.3048" office:value-type="float" office:value="1.08546637872" calcext:value-type="float">
            <text:p>1.08546637872</text:p>
          </table:table-cell>
        </table:table-row>
        <table:table-row table:style-name="ro1">
          <table:table-cell office:value-type="float" office:value="3.580652" calcext:value-type="float">
            <text:p>3.580652</text:p>
          </table:table-cell>
          <table:table-cell table:formula="of:=[.A2472]*0.3048" office:value-type="float" office:value="1.0913827296" calcext:value-type="float">
            <text:p>1.0913827296</text:p>
          </table:table-cell>
        </table:table-row>
        <table:table-row table:style-name="ro1">
          <table:table-cell office:value-type="float" office:value="3.5998845" calcext:value-type="float">
            <text:p>3.5998845</text:p>
          </table:table-cell>
          <table:table-cell table:formula="of:=[.A2473]*0.3048" office:value-type="float" office:value="1.0972447956" calcext:value-type="float">
            <text:p>1.0972447956</text:p>
          </table:table-cell>
        </table:table-row>
        <table:table-row table:style-name="ro1">
          <table:table-cell office:value-type="float" office:value="3.6188972" calcext:value-type="float">
            <text:p>3.6188972</text:p>
          </table:table-cell>
          <table:table-cell table:formula="of:=[.A2474]*0.3048" office:value-type="float" office:value="1.10303986656" calcext:value-type="float">
            <text:p>1.10303986656</text:p>
          </table:table-cell>
        </table:table-row>
        <table:table-row table:style-name="ro1">
          <table:table-cell office:value-type="float" office:value="3.6376538" calcext:value-type="float">
            <text:p>3.6376538</text:p>
          </table:table-cell>
          <table:table-cell table:formula="of:=[.A2475]*0.3048" office:value-type="float" office:value="1.10875687824" calcext:value-type="float">
            <text:p>1.10875687824</text:p>
          </table:table-cell>
        </table:table-row>
        <table:table-row table:style-name="ro1">
          <table:table-cell office:value-type="float" office:value="3.6561172" calcext:value-type="float">
            <text:p>3.6561172</text:p>
          </table:table-cell>
          <table:table-cell table:formula="of:=[.A2476]*0.3048" office:value-type="float" office:value="1.11438452256" calcext:value-type="float">
            <text:p>1.11438452256</text:p>
          </table:table-cell>
        </table:table-row>
        <table:table-row table:style-name="ro1">
          <table:table-cell office:value-type="float" office:value="3.6742442" calcext:value-type="float">
            <text:p>3.6742442</text:p>
          </table:table-cell>
          <table:table-cell table:formula="of:=[.A2477]*0.3048" office:value-type="float" office:value="1.11990963216" calcext:value-type="float">
            <text:p>1.11990963216</text:p>
          </table:table-cell>
        </table:table-row>
        <table:table-row table:style-name="ro1">
          <table:table-cell office:value-type="float" office:value="3.692003" calcext:value-type="float">
            <text:p>3.692003</text:p>
          </table:table-cell>
          <table:table-cell table:formula="of:=[.A2478]*0.3048" office:value-type="float" office:value="1.1253225144" calcext:value-type="float">
            <text:p>1.1253225144</text:p>
          </table:table-cell>
        </table:table-row>
        <table:table-row table:style-name="ro1">
          <table:table-cell office:value-type="float" office:value="3.7093575" calcext:value-type="float">
            <text:p>3.7093575</text:p>
          </table:table-cell>
          <table:table-cell table:formula="of:=[.A2479]*0.3048" office:value-type="float" office:value="1.130612166" calcext:value-type="float">
            <text:p>1.130612166</text:p>
          </table:table-cell>
        </table:table-row>
        <table:table-row table:style-name="ro1">
          <table:table-cell office:value-type="float" office:value="3.7262683" calcext:value-type="float">
            <text:p>3.7262683</text:p>
          </table:table-cell>
          <table:table-cell table:formula="of:=[.A2480]*0.3048" office:value-type="float" office:value="1.13576657784" calcext:value-type="float">
            <text:p>1.13576657784</text:p>
          </table:table-cell>
        </table:table-row>
        <table:table-row table:style-name="ro1">
          <table:table-cell office:value-type="float" office:value="3.7427011" calcext:value-type="float">
            <text:p>3.7427011</text:p>
          </table:table-cell>
          <table:table-cell table:formula="of:=[.A2481]*0.3048" office:value-type="float" office:value="1.14077529528" calcext:value-type="float">
            <text:p>1.14077529528</text:p>
          </table:table-cell>
        </table:table-row>
        <table:table-row table:style-name="ro1">
          <table:table-cell office:value-type="float" office:value="3.7586236" calcext:value-type="float">
            <text:p>3.7586236</text:p>
          </table:table-cell>
          <table:table-cell table:formula="of:=[.A2482]*0.3048" office:value-type="float" office:value="1.14562847328" calcext:value-type="float">
            <text:p>1.14562847328</text:p>
          </table:table-cell>
        </table:table-row>
        <table:table-row table:style-name="ro1">
          <table:table-cell office:value-type="float" office:value="3.7739916" calcext:value-type="float">
            <text:p>3.7739916</text:p>
          </table:table-cell>
          <table:table-cell table:formula="of:=[.A2483]*0.3048" office:value-type="float" office:value="1.15031263968" calcext:value-type="float">
            <text:p>1.15031263968</text:p>
          </table:table-cell>
        </table:table-row>
        <table:table-row table:style-name="ro1">
          <table:table-cell office:value-type="float" office:value="3.78877" calcext:value-type="float">
            <text:p>3.78877</text:p>
          </table:table-cell>
          <table:table-cell table:formula="of:=[.A2484]*0.3048" office:value-type="float" office:value="1.154817096" calcext:value-type="float">
            <text:p>1.154817096</text:p>
          </table:table-cell>
        </table:table-row>
        <table:table-row table:style-name="ro1">
          <table:table-cell office:value-type="float" office:value="3.8029215" calcext:value-type="float">
            <text:p>3.8029215</text:p>
          </table:table-cell>
          <table:table-cell table:formula="of:=[.A2485]*0.3048" office:value-type="float" office:value="1.1591304732" calcext:value-type="float">
            <text:p>1.1591304732</text:p>
          </table:table-cell>
        </table:table-row>
        <table:table-row table:style-name="ro1">
          <table:table-cell office:value-type="float" office:value="3.8164005" calcext:value-type="float">
            <text:p>3.8164005</text:p>
          </table:table-cell>
          <table:table-cell table:formula="of:=[.A2486]*0.3048" office:value-type="float" office:value="1.1632388724" calcext:value-type="float">
            <text:p>1.1632388724</text:p>
          </table:table-cell>
        </table:table-row>
        <table:table-row table:style-name="ro1">
          <table:table-cell office:value-type="float" office:value="3.8291683" calcext:value-type="float">
            <text:p>3.8291683</text:p>
          </table:table-cell>
          <table:table-cell table:formula="of:=[.A2487]*0.3048" office:value-type="float" office:value="1.16713049784" calcext:value-type="float">
            <text:p>1.16713049784</text:p>
          </table:table-cell>
        </table:table-row>
        <table:table-row table:style-name="ro1">
          <table:table-cell office:value-type="float" office:value="3.8411822" calcext:value-type="float">
            <text:p>3.8411822</text:p>
          </table:table-cell>
          <table:table-cell table:formula="of:=[.A2488]*0.3048" office:value-type="float" office:value="1.17079233456" calcext:value-type="float">
            <text:p>1.17079233456</text:p>
          </table:table-cell>
        </table:table-row>
        <table:table-row table:style-name="ro1">
          <table:table-cell office:value-type="float" office:value="3.852391" calcext:value-type="float">
            <text:p>3.852391</text:p>
          </table:table-cell>
          <table:table-cell table:formula="of:=[.A2489]*0.3048" office:value-type="float" office:value="1.1742087768" calcext:value-type="float">
            <text:p>1.1742087768</text:p>
          </table:table-cell>
        </table:table-row>
        <table:table-row table:style-name="ro1">
          <table:table-cell office:value-type="float" office:value="3.8627548" calcext:value-type="float">
            <text:p>3.8627548</text:p>
          </table:table-cell>
          <table:table-cell table:formula="of:=[.A2490]*0.3048" office:value-type="float" office:value="1.17736766304" calcext:value-type="float">
            <text:p>1.17736766304</text:p>
          </table:table-cell>
        </table:table-row>
        <table:table-row table:style-name="ro1">
          <table:table-cell office:value-type="float" office:value="3.8722234" calcext:value-type="float">
            <text:p>3.8722234</text:p>
          </table:table-cell>
          <table:table-cell table:formula="of:=[.A2491]*0.3048" office:value-type="float" office:value="1.18025369232" calcext:value-type="float">
            <text:p>1.18025369232</text:p>
          </table:table-cell>
        </table:table-row>
        <table:table-row table:style-name="ro1">
          <table:table-cell office:value-type="float" office:value="3.8807442" calcext:value-type="float">
            <text:p>3.8807442</text:p>
          </table:table-cell>
          <table:table-cell table:formula="of:=[.A2492]*0.3048" office:value-type="float" office:value="1.18285083216" calcext:value-type="float">
            <text:p>1.18285083216</text:p>
          </table:table-cell>
        </table:table-row>
        <table:table-row table:style-name="ro1">
          <table:table-cell office:value-type="float" office:value="3.8882673" calcext:value-type="float">
            <text:p>3.8882673</text:p>
          </table:table-cell>
          <table:table-cell table:formula="of:=[.A2493]*0.3048" office:value-type="float" office:value="1.18514387304" calcext:value-type="float">
            <text:p>1.18514387304</text:p>
          </table:table-cell>
        </table:table-row>
        <table:table-row table:style-name="ro1">
          <table:table-cell office:value-type="float" office:value="3.894748" calcext:value-type="float">
            <text:p>3.894748</text:p>
          </table:table-cell>
          <table:table-cell table:formula="of:=[.A2494]*0.3048" office:value-type="float" office:value="1.1871191904" calcext:value-type="float">
            <text:p>1.1871191904</text:p>
          </table:table-cell>
        </table:table-row>
        <table:table-row table:style-name="ro1">
          <table:table-cell office:value-type="float" office:value="3.9001222" calcext:value-type="float">
            <text:p>3.9001222</text:p>
          </table:table-cell>
          <table:table-cell table:formula="of:=[.A2495]*0.3048" office:value-type="float" office:value="1.18875724656" calcext:value-type="float">
            <text:p>1.18875724656</text:p>
          </table:table-cell>
        </table:table-row>
        <table:table-row table:style-name="ro1">
          <table:table-cell office:value-type="float" office:value="3.9043469" calcext:value-type="float">
            <text:p>3.9043469</text:p>
          </table:table-cell>
          <table:table-cell table:formula="of:=[.A2496]*0.3048" office:value-type="float" office:value="1.19004493512" calcext:value-type="float">
            <text:p>1.19004493512</text:p>
          </table:table-cell>
        </table:table-row>
        <table:table-row table:style-name="ro1">
          <table:table-cell office:value-type="float" office:value="3.9073675" calcext:value-type="float">
            <text:p>3.9073675</text:p>
          </table:table-cell>
          <table:table-cell table:formula="of:=[.A2497]*0.3048" office:value-type="float" office:value="1.190965614" calcext:value-type="float">
            <text:p>1.190965614</text:p>
          </table:table-cell>
        </table:table-row>
        <table:table-row table:style-name="ro1">
          <table:table-cell office:value-type="float" office:value="3.9091256" calcext:value-type="float">
            <text:p>3.9091256</text:p>
          </table:table-cell>
          <table:table-cell table:formula="of:=[.A2498]*0.3048" office:value-type="float" office:value="1.19150148288" calcext:value-type="float">
            <text:p>1.19150148288</text:p>
          </table:table-cell>
        </table:table-row>
        <table:table-row table:style-name="ro1">
          <table:table-cell office:value-type="float" office:value="3.9095714" calcext:value-type="float">
            <text:p>3.9095714</text:p>
          </table:table-cell>
          <table:table-cell table:formula="of:=[.A2499]*0.3048" office:value-type="float" office:value="1.19163736272" calcext:value-type="float">
            <text:p>1.19163736272</text:p>
          </table:table-cell>
        </table:table-row>
        <table:table-row table:style-name="ro1">
          <table:table-cell office:value-type="float" office:value="3.9086535" calcext:value-type="float">
            <text:p>3.9086535</text:p>
          </table:table-cell>
          <table:table-cell table:formula="of:=[.A2500]*0.3048" office:value-type="float" office:value="1.1913575868" calcext:value-type="float">
            <text:p>1.1913575868</text:p>
          </table:table-cell>
        </table:table-row>
        <table:table-row table:style-name="ro1">
          <table:table-cell office:value-type="float" office:value="3.906311" calcext:value-type="float">
            <text:p>3.906311</text:p>
          </table:table-cell>
          <table:table-cell table:formula="of:=[.A2501]*0.3048" office:value-type="float" office:value="1.1906435928" calcext:value-type="float">
            <text:p>1.1906435928</text:p>
          </table:table-cell>
        </table:table-row>
        <table:table-row table:style-name="ro1">
          <table:table-cell office:value-type="float" office:value="3.9024973" calcext:value-type="float">
            <text:p>3.9024973</text:p>
          </table:table-cell>
          <table:table-cell table:formula="of:=[.A2502]*0.3048" office:value-type="float" office:value="1.18948117704" calcext:value-type="float">
            <text:p>1.18948117704</text:p>
          </table:table-cell>
        </table:table-row>
        <table:table-row table:style-name="ro1">
          <table:table-cell office:value-type="float" office:value="3.8971608" calcext:value-type="float">
            <text:p>3.8971608</text:p>
          </table:table-cell>
          <table:table-cell table:formula="of:=[.A2503]*0.3048" office:value-type="float" office:value="1.18785461184" calcext:value-type="float">
            <text:p>1.18785461184</text:p>
          </table:table-cell>
        </table:table-row>
        <table:table-row table:style-name="ro1">
          <table:table-cell office:value-type="float" office:value="3.8902452" calcext:value-type="float">
            <text:p>3.8902452</text:p>
          </table:table-cell>
          <table:table-cell table:formula="of:=[.A2504]*0.3048" office:value-type="float" office:value="1.18574673696" calcext:value-type="float">
            <text:p>1.18574673696</text:p>
          </table:table-cell>
        </table:table-row>
        <table:table-row table:style-name="ro1">
          <table:table-cell office:value-type="float" office:value="3.8817058" calcext:value-type="float">
            <text:p>3.8817058</text:p>
          </table:table-cell>
          <table:table-cell table:formula="of:=[.A2505]*0.3048" office:value-type="float" office:value="1.18314392784" calcext:value-type="float">
            <text:p>1.18314392784</text:p>
          </table:table-cell>
        </table:table-row>
        <table:table-row table:style-name="ro1">
          <table:table-cell office:value-type="float" office:value="3.8714921" calcext:value-type="float">
            <text:p>3.8714921</text:p>
          </table:table-cell>
          <table:table-cell table:formula="of:=[.A2506]*0.3048" office:value-type="float" office:value="1.18003079208" calcext:value-type="float">
            <text:p>1.18003079208</text:p>
          </table:table-cell>
        </table:table-row>
        <table:table-row table:style-name="ro1">
          <table:table-cell office:value-type="float" office:value="3.8595483" calcext:value-type="float">
            <text:p>3.8595483</text:p>
          </table:table-cell>
          <table:table-cell table:formula="of:=[.A2507]*0.3048" office:value-type="float" office:value="1.17639032184" calcext:value-type="float">
            <text:p>1.17639032184</text:p>
          </table:table-cell>
        </table:table-row>
        <table:table-row table:style-name="ro1">
          <table:table-cell office:value-type="float" office:value="3.8458352" calcext:value-type="float">
            <text:p>3.8458352</text:p>
          </table:table-cell>
          <table:table-cell table:formula="of:=[.A2508]*0.3048" office:value-type="float" office:value="1.17221056896" calcext:value-type="float">
            <text:p>1.17221056896</text:p>
          </table:table-cell>
        </table:table-row>
        <table:table-row table:style-name="ro1">
          <table:table-cell office:value-type="float" office:value="3.830303" calcext:value-type="float">
            <text:p>3.830303</text:p>
          </table:table-cell>
          <table:table-cell table:formula="of:=[.A2509]*0.3048" office:value-type="float" office:value="1.1674763544" calcext:value-type="float">
            <text:p>1.1674763544</text:p>
          </table:table-cell>
        </table:table-row>
        <table:table-row table:style-name="ro1">
          <table:table-cell office:value-type="float" office:value="3.812902" calcext:value-type="float">
            <text:p>3.812902</text:p>
          </table:table-cell>
          <table:table-cell table:formula="of:=[.A2510]*0.3048" office:value-type="float" office:value="1.1621725296" calcext:value-type="float">
            <text:p>1.1621725296</text:p>
          </table:table-cell>
        </table:table-row>
        <table:table-row table:style-name="ro1">
          <table:table-cell office:value-type="float" office:value="3.7935946" calcext:value-type="float">
            <text:p>3.7935946</text:p>
          </table:table-cell>
          <table:table-cell table:formula="of:=[.A2511]*0.3048" office:value-type="float" office:value="1.15628763408" calcext:value-type="float">
            <text:p>1.15628763408</text:p>
          </table:table-cell>
        </table:table-row>
        <table:table-row table:style-name="ro1">
          <table:table-cell office:value-type="float" office:value="3.7723401" calcext:value-type="float">
            <text:p>3.7723401</text:p>
          </table:table-cell>
          <table:table-cell table:formula="of:=[.A2512]*0.3048" office:value-type="float" office:value="1.14980926248" calcext:value-type="float">
            <text:p>1.14980926248</text:p>
          </table:table-cell>
        </table:table-row>
        <table:table-row table:style-name="ro1">
          <table:table-cell office:value-type="float" office:value="3.74909" calcext:value-type="float">
            <text:p>3.74909</text:p>
          </table:table-cell>
          <table:table-cell table:formula="of:=[.A2513]*0.3048" office:value-type="float" office:value="1.142722632" calcext:value-type="float">
            <text:p>1.142722632</text:p>
          </table:table-cell>
        </table:table-row>
        <table:table-row table:style-name="ro1">
          <table:table-cell office:value-type="float" office:value="3.7238142" calcext:value-type="float">
            <text:p>3.7238142</text:p>
          </table:table-cell>
          <table:table-cell table:formula="of:=[.A2514]*0.3048" office:value-type="float" office:value="1.13501856816" calcext:value-type="float">
            <text:p>1.13501856816</text:p>
          </table:table-cell>
        </table:table-row>
        <table:table-row table:style-name="ro1">
          <table:table-cell office:value-type="float" office:value="3.6964712" calcext:value-type="float">
            <text:p>3.6964712</text:p>
          </table:table-cell>
          <table:table-cell table:formula="of:=[.A2515]*0.3048" office:value-type="float" office:value="1.12668442176" calcext:value-type="float">
            <text:p>1.12668442176</text:p>
          </table:table-cell>
        </table:table-row>
        <table:table-row table:style-name="ro1">
          <table:table-cell office:value-type="float" office:value="3.6670234" calcext:value-type="float">
            <text:p>3.6670234</text:p>
          </table:table-cell>
          <table:table-cell table:formula="of:=[.A2516]*0.3048" office:value-type="float" office:value="1.11770873232" calcext:value-type="float">
            <text:p>1.11770873232</text:p>
          </table:table-cell>
        </table:table-row>
        <table:table-row table:style-name="ro1">
          <table:table-cell office:value-type="float" office:value="3.6354413" calcext:value-type="float">
            <text:p>3.6354413</text:p>
          </table:table-cell>
          <table:table-cell table:formula="of:=[.A2517]*0.3048" office:value-type="float" office:value="1.10808250824" calcext:value-type="float">
            <text:p>1.10808250824</text:p>
          </table:table-cell>
        </table:table-row>
        <table:table-row table:style-name="ro1">
          <table:table-cell office:value-type="float" office:value="3.601692" calcext:value-type="float">
            <text:p>3.601692</text:p>
          </table:table-cell>
          <table:table-cell table:formula="of:=[.A2518]*0.3048" office:value-type="float" office:value="1.0977957216" calcext:value-type="float">
            <text:p>1.0977957216</text:p>
          </table:table-cell>
        </table:table-row>
        <table:table-row table:style-name="ro1">
          <table:table-cell office:value-type="float" office:value="3.565742" calcext:value-type="float">
            <text:p>3.565742</text:p>
          </table:table-cell>
          <table:table-cell table:formula="of:=[.A2519]*0.3048" office:value-type="float" office:value="1.0868381616" calcext:value-type="float">
            <text:p>1.0868381616</text:p>
          </table:table-cell>
        </table:table-row>
        <table:table-row table:style-name="ro1">
          <table:table-cell office:value-type="float" office:value="3.5275738" calcext:value-type="float">
            <text:p>3.5275738</text:p>
          </table:table-cell>
          <table:table-cell table:formula="of:=[.A2520]*0.3048" office:value-type="float" office:value="1.07520449424" calcext:value-type="float">
            <text:p>1.07520449424</text:p>
          </table:table-cell>
        </table:table-row>
        <table:table-row table:style-name="ro1">
          <table:table-cell office:value-type="float" office:value="3.4871551" calcext:value-type="float">
            <text:p>3.4871551</text:p>
          </table:table-cell>
          <table:table-cell table:formula="of:=[.A2521]*0.3048" office:value-type="float" office:value="1.06288487448" calcext:value-type="float">
            <text:p>1.06288487448</text:p>
          </table:table-cell>
        </table:table-row>
        <table:table-row table:style-name="ro1">
          <table:table-cell office:value-type="float" office:value="3.4444686" calcext:value-type="float">
            <text:p>3.4444686</text:p>
          </table:table-cell>
          <table:table-cell table:formula="of:=[.A2522]*0.3048" office:value-type="float" office:value="1.04987402928" calcext:value-type="float">
            <text:p>1.04987402928</text:p>
          </table:table-cell>
        </table:table-row>
        <table:table-row table:style-name="ro1">
          <table:table-cell office:value-type="float" office:value="3.3994989" calcext:value-type="float">
            <text:p>3.3994989</text:p>
          </table:table-cell>
          <table:table-cell table:formula="of:=[.A2523]*0.3048" office:value-type="float" office:value="1.03616726472" calcext:value-type="float">
            <text:p>1.03616726472</text:p>
          </table:table-cell>
        </table:table-row>
        <table:table-row table:style-name="ro1">
          <table:table-cell office:value-type="float" office:value="3.3522289" calcext:value-type="float">
            <text:p>3.3522289</text:p>
          </table:table-cell>
          <table:table-cell table:formula="of:=[.A2524]*0.3048" office:value-type="float" office:value="1.02175936872" calcext:value-type="float">
            <text:p>1.02175936872</text:p>
          </table:table-cell>
        </table:table-row>
        <table:table-row table:style-name="ro1">
          <table:table-cell office:value-type="float" office:value="3.3026474" calcext:value-type="float">
            <text:p>3.3026474</text:p>
          </table:table-cell>
          <table:table-cell table:formula="of:=[.A2525]*0.3048" office:value-type="float" office:value="1.00664692752" calcext:value-type="float">
            <text:p>1.00664692752</text:p>
          </table:table-cell>
        </table:table-row>
        <table:table-row table:style-name="ro1">
          <table:table-cell office:value-type="float" office:value="3.2507526" calcext:value-type="float">
            <text:p>3.2507526</text:p>
          </table:table-cell>
          <table:table-cell table:formula="of:=[.A2526]*0.3048" office:value-type="float" office:value="0.99082939248" calcext:value-type="float">
            <text:p>0.99082939248</text:p>
          </table:table-cell>
        </table:table-row>
        <table:table-row table:style-name="ro1">
          <table:table-cell office:value-type="float" office:value="3.1965357" calcext:value-type="float">
            <text:p>3.1965357</text:p>
          </table:table-cell>
          <table:table-cell table:formula="of:=[.A2527]*0.3048" office:value-type="float" office:value="0.97430408136" calcext:value-type="float">
            <text:p>0.97430408136</text:p>
          </table:table-cell>
        </table:table-row>
        <table:table-row table:style-name="ro1">
          <table:table-cell office:value-type="float" office:value="3.1399995" calcext:value-type="float">
            <text:p>3.1399995</text:p>
          </table:table-cell>
          <table:table-cell table:formula="of:=[.A2528]*0.3048" office:value-type="float" office:value="0.9570718476" calcext:value-type="float">
            <text:p>0.9570718476</text:p>
          </table:table-cell>
        </table:table-row>
        <table:table-row table:style-name="ro1">
          <table:table-cell office:value-type="float" office:value="3.0811538" calcext:value-type="float">
            <text:p>3.0811538</text:p>
          </table:table-cell>
          <table:table-cell table:formula="of:=[.A2529]*0.3048" office:value-type="float" office:value="0.93913567824" calcext:value-type="float">
            <text:p>0.93913567824</text:p>
          </table:table-cell>
        </table:table-row>
        <table:table-row table:style-name="ro1">
          <table:table-cell office:value-type="float" office:value="3.0200021" calcext:value-type="float">
            <text:p>3.0200021</text:p>
          </table:table-cell>
          <table:table-cell table:formula="of:=[.A2530]*0.3048" office:value-type="float" office:value="0.92049664008" calcext:value-type="float">
            <text:p>0.92049664008</text:p>
          </table:table-cell>
        </table:table-row>
        <table:table-row table:style-name="ro1">
          <table:table-cell office:value-type="float" office:value="2.9565539" calcext:value-type="float">
            <text:p>2.9565539</text:p>
          </table:table-cell>
          <table:table-cell table:formula="of:=[.A2531]*0.3048" office:value-type="float" office:value="0.90115762872" calcext:value-type="float">
            <text:p>0.90115762872</text:p>
          </table:table-cell>
        </table:table-row>
        <table:table-row table:style-name="ro1">
          <table:table-cell office:value-type="float" office:value="2.8908314" calcext:value-type="float">
            <text:p>2.8908314</text:p>
          </table:table-cell>
          <table:table-cell table:formula="of:=[.A2532]*0.3048" office:value-type="float" office:value="0.88112541072" calcext:value-type="float">
            <text:p>0.88112541072</text:p>
          </table:table-cell>
        </table:table-row>
        <table:table-row table:style-name="ro1">
          <table:table-cell office:value-type="float" office:value="2.8228515" calcext:value-type="float">
            <text:p>2.8228515</text:p>
          </table:table-cell>
          <table:table-cell table:formula="of:=[.A2533]*0.3048" office:value-type="float" office:value="0.8604051372" calcext:value-type="float">
            <text:p>0.8604051372</text:p>
          </table:table-cell>
        </table:table-row>
        <table:table-row table:style-name="ro1">
          <table:table-cell office:value-type="float" office:value="2.752636" calcext:value-type="float">
            <text:p>2.752636</text:p>
          </table:table-cell>
          <table:table-cell table:formula="of:=[.A2534]*0.3048" office:value-type="float" office:value="0.8390034528" calcext:value-type="float">
            <text:p>0.8390034528</text:p>
          </table:table-cell>
        </table:table-row>
        <table:table-row table:style-name="ro1">
          <table:table-cell office:value-type="float" office:value="2.6802154" calcext:value-type="float">
            <text:p>2.6802154</text:p>
          </table:table-cell>
          <table:table-cell table:formula="of:=[.A2535]*0.3048" office:value-type="float" office:value="0.81692965392" calcext:value-type="float">
            <text:p>0.81692965392</text:p>
          </table:table-cell>
        </table:table-row>
        <table:table-row table:style-name="ro1">
          <table:table-cell office:value-type="float" office:value="2.6056182" calcext:value-type="float">
            <text:p>2.6056182</text:p>
          </table:table-cell>
          <table:table-cell table:formula="of:=[.A2536]*0.3048" office:value-type="float" office:value="0.79419242736" calcext:value-type="float">
            <text:p>0.79419242736</text:p>
          </table:table-cell>
        </table:table-row>
        <table:table-row table:style-name="ro1">
          <table:table-cell office:value-type="float" office:value="2.5288724" calcext:value-type="float">
            <text:p>2.5288724</text:p>
          </table:table-cell>
          <table:table-cell table:formula="of:=[.A2537]*0.3048" office:value-type="float" office:value="0.77080030752" calcext:value-type="float">
            <text:p>0.77080030752</text:p>
          </table:table-cell>
        </table:table-row>
        <table:table-row table:style-name="ro1">
          <table:table-cell office:value-type="float" office:value="2.45001811" calcext:value-type="float">
            <text:p>2.45001811</text:p>
          </table:table-cell>
          <table:table-cell table:formula="of:=[.A2538]*0.3048" office:value-type="float" office:value="0.746765519928" calcext:value-type="float">
            <text:p>0.746765519928</text:p>
          </table:table-cell>
        </table:table-row>
        <table:table-row table:style-name="ro1">
          <table:table-cell office:value-type="float" office:value="2.36908919" calcext:value-type="float">
            <text:p>2.36908919</text:p>
          </table:table-cell>
          <table:table-cell table:formula="of:=[.A2539]*0.3048" office:value-type="float" office:value="0.722098385112" calcext:value-type="float">
            <text:p>0.722098385112</text:p>
          </table:table-cell>
        </table:table-row>
        <table:table-row table:style-name="ro1">
          <table:table-cell office:value-type="float" office:value="2.28611827" calcext:value-type="float">
            <text:p>2.28611827</text:p>
          </table:table-cell>
          <table:table-cell table:formula="of:=[.A2540]*0.3048" office:value-type="float" office:value="0.696808848696" calcext:value-type="float">
            <text:p>0.696808848696</text:p>
          </table:table-cell>
        </table:table-row>
        <table:table-row table:style-name="ro1">
          <table:table-cell office:value-type="float" office:value="2.20115304" calcext:value-type="float">
            <text:p>2.20115304</text:p>
          </table:table-cell>
          <table:table-cell table:formula="of:=[.A2541]*0.3048" office:value-type="float" office:value="0.670911446592" calcext:value-type="float">
            <text:p>0.670911446592</text:p>
          </table:table-cell>
        </table:table-row>
        <table:table-row table:style-name="ro1">
          <table:table-cell office:value-type="float" office:value="2.11422747" calcext:value-type="float">
            <text:p>2.11422747</text:p>
          </table:table-cell>
          <table:table-cell table:formula="of:=[.A2542]*0.3048" office:value-type="float" office:value="0.644416532856" calcext:value-type="float">
            <text:p>0.644416532856</text:p>
          </table:table-cell>
        </table:table-row>
        <table:table-row table:style-name="ro1">
          <table:table-cell office:value-type="float" office:value="2.02538443" calcext:value-type="float">
            <text:p>2.02538443</text:p>
          </table:table-cell>
          <table:table-cell table:formula="of:=[.A2543]*0.3048" office:value-type="float" office:value="0.617337174264" calcext:value-type="float">
            <text:p>0.617337174264</text:p>
          </table:table-cell>
        </table:table-row>
        <table:table-row table:style-name="ro1">
          <table:table-cell office:value-type="float" office:value="1.93466872" calcext:value-type="float">
            <text:p>1.93466872</text:p>
          </table:table-cell>
          <table:table-cell table:formula="of:=[.A2544]*0.3048" office:value-type="float" office:value="0.589687025856" calcext:value-type="float">
            <text:p>0.589687025856</text:p>
          </table:table-cell>
        </table:table-row>
        <table:table-row table:style-name="ro1">
          <table:table-cell office:value-type="float" office:value="1.84212103" calcext:value-type="float">
            <text:p>1.84212103</text:p>
          </table:table-cell>
          <table:table-cell table:formula="of:=[.A2545]*0.3048" office:value-type="float" office:value="0.561478489944" calcext:value-type="float">
            <text:p>0.561478489944</text:p>
          </table:table-cell>
        </table:table-row>
        <table:table-row table:style-name="ro1">
          <table:table-cell office:value-type="float" office:value="1.7477815" calcext:value-type="float">
            <text:p>1.7477815</text:p>
          </table:table-cell>
          <table:table-cell table:formula="of:=[.A2546]*0.3048" office:value-type="float" office:value="0.5327238012" calcext:value-type="float">
            <text:p>0.5327238012</text:p>
          </table:table-cell>
        </table:table-row>
        <table:table-row table:style-name="ro1">
          <table:table-cell office:value-type="float" office:value="1.65169914" calcext:value-type="float">
            <text:p>1.65169914</text:p>
          </table:table-cell>
          <table:table-cell table:formula="of:=[.A2547]*0.3048" office:value-type="float" office:value="0.503437897872" calcext:value-type="float">
            <text:p>0.503437897872</text:p>
          </table:table-cell>
        </table:table-row>
        <table:table-row table:style-name="ro1">
          <table:table-cell office:value-type="float" office:value="1.55391223" calcext:value-type="float">
            <text:p>1.55391223</text:p>
          </table:table-cell>
          <table:table-cell table:formula="of:=[.A2548]*0.3048" office:value-type="float" office:value="0.473632447704" calcext:value-type="float">
            <text:p>0.473632447704</text:p>
          </table:table-cell>
        </table:table-row>
        <table:table-row table:style-name="ro1">
          <table:table-cell office:value-type="float" office:value="1.454459731" calcext:value-type="float">
            <text:p>1.454459731</text:p>
          </table:table-cell>
          <table:table-cell table:formula="of:=[.A2549]*0.3048" office:value-type="float" office:value="0.4433193260088" calcext:value-type="float">
            <text:p>0.4433193260088</text:p>
          </table:table-cell>
        </table:table-row>
        <table:table-row table:style-name="ro1">
          <table:table-cell office:value-type="float" office:value="1.35339215" calcext:value-type="float">
            <text:p>1.35339215</text:p>
          </table:table-cell>
          <table:table-cell table:formula="of:=[.A2550]*0.3048" office:value-type="float" office:value="0.41251392732" calcext:value-type="float">
            <text:p>0.41251392732</text:p>
          </table:table-cell>
        </table:table-row>
        <table:table-row table:style-name="ro1">
          <table:table-cell office:value-type="float" office:value="1.25074849" calcext:value-type="float">
            <text:p>1.25074849</text:p>
          </table:table-cell>
          <table:table-cell table:formula="of:=[.A2551]*0.3048" office:value-type="float" office:value="0.381228139752" calcext:value-type="float">
            <text:p>0.381228139752</text:p>
          </table:table-cell>
        </table:table-row>
        <table:table-row table:style-name="ro1">
          <table:table-cell office:value-type="float" office:value="1.14656696" calcext:value-type="float">
            <text:p>1.14656696</text:p>
          </table:table-cell>
          <table:table-cell table:formula="of:=[.A2552]*0.3048" office:value-type="float" office:value="0.349473609408" calcext:value-type="float">
            <text:p>0.349473609408</text:p>
          </table:table-cell>
        </table:table-row>
        <table:table-row table:style-name="ro1">
          <table:table-cell office:value-type="float" office:value="1.04089519" calcext:value-type="float">
            <text:p>1.04089519</text:p>
          </table:table-cell>
          <table:table-cell table:formula="of:=[.A2553]*0.3048" office:value-type="float" office:value="0.317264853912" calcext:value-type="float">
            <text:p>0.317264853912</text:p>
          </table:table-cell>
        </table:table-row>
        <table:table-row table:style-name="ro1">
          <table:table-cell office:value-type="float" office:value="0.93377578" calcext:value-type="float">
            <text:p>0.93377578</text:p>
          </table:table-cell>
          <table:table-cell table:formula="of:=[.A2554]*0.3048" office:value-type="float" office:value="0.284614857744" calcext:value-type="float">
            <text:p>0.284614857744</text:p>
          </table:table-cell>
        </table:table-row>
        <table:table-row table:style-name="ro1">
          <table:table-cell office:value-type="float" office:value="0.82524413" calcext:value-type="float">
            <text:p>0.82524413</text:p>
          </table:table-cell>
          <table:table-cell table:formula="of:=[.A2555]*0.3048" office:value-type="float" office:value="0.251534410824" calcext:value-type="float">
            <text:p>0.251534410824</text:p>
          </table:table-cell>
        </table:table-row>
        <table:table-row table:style-name="ro1">
          <table:table-cell office:value-type="float" office:value="0.71535069" calcext:value-type="float">
            <text:p>0.71535069</text:p>
          </table:table-cell>
          <table:table-cell table:formula="of:=[.A2556]*0.3048" office:value-type="float" office:value="0.218038890312" calcext:value-type="float">
            <text:p>0.218038890312</text:p>
          </table:table-cell>
        </table:table-row>
        <table:table-row table:style-name="ro1">
          <table:table-cell office:value-type="float" office:value="0.60413659" calcext:value-type="float">
            <text:p>0.60413659</text:p>
          </table:table-cell>
          <table:table-cell table:formula="of:=[.A2557]*0.3048" office:value-type="float" office:value="0.184140832632" calcext:value-type="float">
            <text:p>0.184140832632</text:p>
          </table:table-cell>
        </table:table-row>
        <table:table-row table:style-name="ro1">
          <table:table-cell office:value-type="float" office:value="0.4916408" calcext:value-type="float">
            <text:p>0.4916408</text:p>
          </table:table-cell>
          <table:table-cell table:formula="of:=[.A2558]*0.3048" office:value-type="float" office:value="0.14985211584" calcext:value-type="float">
            <text:p>0.14985211584</text:p>
          </table:table-cell>
        </table:table-row>
        <table:table-row table:style-name="ro1">
          <table:table-cell office:value-type="float" office:value="0.3779118" calcext:value-type="float">
            <text:p>0.3779118</text:p>
          </table:table-cell>
          <table:table-cell table:formula="of:=[.A2559]*0.3048" office:value-type="float" office:value="0.11518751664" calcext:value-type="float">
            <text:p>0.11518751664</text:p>
          </table:table-cell>
        </table:table-row>
        <table:table-row table:style-name="ro1">
          <table:table-cell office:value-type="float" office:value="0.2629941" calcext:value-type="float">
            <text:p>0.2629941</text:p>
          </table:table-cell>
          <table:table-cell table:formula="of:=[.A2560]*0.3048" office:value-type="float" office:value="0.08016060168" calcext:value-type="float">
            <text:p>0.08016060168</text:p>
          </table:table-cell>
        </table:table-row>
        <table:table-row table:style-name="ro1">
          <table:table-cell office:value-type="float" office:value="0.146929" calcext:value-type="float">
            <text:p>0.146929</text:p>
          </table:table-cell>
          <table:table-cell table:formula="of:=[.A2561]*0.3048" office:value-type="float" office:value="0.0447839592" calcext:value-type="float">
            <text:p>0.0447839592</text:p>
          </table:table-cell>
        </table:table-row>
        <table:table-row table:style-name="ro1">
          <table:table-cell office:value-type="float" office:value="0.0297692000000001" calcext:value-type="float">
            <text:p>0.0297692</text:p>
          </table:table-cell>
          <table:table-cell table:formula="of:=[.A2562]*0.3048" office:value-type="float" office:value="0.00907365216000003" calcext:value-type="float">
            <text:p>0.00907365216</text:p>
          </table:table-cell>
        </table:table-row>
        <table:table-row table:style-name="ro1">
          <table:table-cell office:value-type="float" office:value="-0.0884427999999999" calcext:value-type="float">
            <text:p>-0.0884428</text:p>
          </table:table-cell>
          <table:table-cell table:formula="of:=[.A2563]*0.3048" office:value-type="float" office:value="-0.02695736544" calcext:value-type="float">
            <text:p>-0.02695736544</text:p>
          </table:table-cell>
        </table:table-row>
        <table:table-row table:style-name="ro1">
          <table:table-cell office:value-type="float" office:value="-0.2076572" calcext:value-type="float">
            <text:p>-0.2076572</text:p>
          </table:table-cell>
          <table:table-cell table:formula="of:=[.A2564]*0.3048" office:value-type="float" office:value="-0.06329391456" calcext:value-type="float">
            <text:p>-0.06329391456</text:p>
          </table:table-cell>
        </table:table-row>
        <table:table-row table:style-name="ro1">
          <table:table-cell office:value-type="float" office:value="-0.3278264" calcext:value-type="float">
            <text:p>-0.3278264</text:p>
          </table:table-cell>
          <table:table-cell table:formula="of:=[.A2565]*0.3048" office:value-type="float" office:value="-0.09992148672" calcext:value-type="float">
            <text:p>-0.09992148672</text:p>
          </table:table-cell>
        </table:table-row>
        <table:table-row table:style-name="ro1">
          <table:table-cell office:value-type="float" office:value="-0.4488969" calcext:value-type="float">
            <text:p>-0.4488969</text:p>
          </table:table-cell>
          <table:table-cell table:formula="of:=[.A2566]*0.3048" office:value-type="float" office:value="-0.13682377512" calcext:value-type="float">
            <text:p>-0.13682377512</text:p>
          </table:table-cell>
        </table:table-row>
        <table:table-row table:style-name="ro1">
          <table:table-cell office:value-type="float" office:value="-0.5708225" calcext:value-type="float">
            <text:p>-0.5708225</text:p>
          </table:table-cell>
          <table:table-cell table:formula="of:=[.A2567]*0.3048" office:value-type="float" office:value="-0.173986698" calcext:value-type="float">
            <text:p>-0.173986698</text:p>
          </table:table-cell>
        </table:table-row>
        <table:table-row table:style-name="ro1">
          <table:table-cell office:value-type="float" office:value="-0.6935499" calcext:value-type="float">
            <text:p>-0.6935499</text:p>
          </table:table-cell>
          <table:table-cell table:formula="of:=[.A2568]*0.3048" office:value-type="float" office:value="-0.21139400952" calcext:value-type="float">
            <text:p>-0.21139400952</text:p>
          </table:table-cell>
        </table:table-row>
        <table:table-row table:style-name="ro1">
          <table:table-cell office:value-type="float" office:value="-0.8170288" calcext:value-type="float">
            <text:p>-0.8170288</text:p>
          </table:table-cell>
          <table:table-cell table:formula="of:=[.A2569]*0.3048" office:value-type="float" office:value="-0.24903037824" calcext:value-type="float">
            <text:p>-0.24903037824</text:p>
          </table:table-cell>
        </table:table-row>
        <table:table-row table:style-name="ro1">
          <table:table-cell office:value-type="float" office:value="-0.9412088" calcext:value-type="float">
            <text:p>-0.9412088</text:p>
          </table:table-cell>
          <table:table-cell table:formula="of:=[.A2570]*0.3048" office:value-type="float" office:value="-0.28688044224" calcext:value-type="float">
            <text:p>-0.28688044224</text:p>
          </table:table-cell>
        </table:table-row>
        <table:table-row table:style-name="ro1">
          <table:table-cell office:value-type="float" office:value="-1.0660412" calcext:value-type="float">
            <text:p>-1.0660412</text:p>
          </table:table-cell>
          <table:table-cell table:formula="of:=[.A2571]*0.3048" office:value-type="float" office:value="-0.32492935776" calcext:value-type="float">
            <text:p>-0.32492935776</text:p>
          </table:table-cell>
        </table:table-row>
        <table:table-row table:style-name="ro1">
          <table:table-cell office:value-type="float" office:value="-1.1914706" calcext:value-type="float">
            <text:p>-1.1914706</text:p>
          </table:table-cell>
          <table:table-cell table:formula="of:=[.A2572]*0.3048" office:value-type="float" office:value="-0.36316023888" calcext:value-type="float">
            <text:p>-0.36316023888</text:p>
          </table:table-cell>
        </table:table-row>
        <table:table-row table:style-name="ro1">
          <table:table-cell office:value-type="float" office:value="-1.3174534" calcext:value-type="float">
            <text:p>-1.3174534</text:p>
          </table:table-cell>
          <table:table-cell table:formula="of:=[.A2573]*0.3048" office:value-type="float" office:value="-0.40155979632" calcext:value-type="float">
            <text:p>-0.40155979632</text:p>
          </table:table-cell>
        </table:table-row>
        <table:table-row table:style-name="ro1">
          <table:table-cell office:value-type="float" office:value="-1.4439385" calcext:value-type="float">
            <text:p>-1.4439385</text:p>
          </table:table-cell>
          <table:table-cell table:formula="of:=[.A2574]*0.3048" office:value-type="float" office:value="-0.4401124548" calcext:value-type="float">
            <text:p>-0.4401124548</text:p>
          </table:table-cell>
        </table:table-row>
        <table:table-row table:style-name="ro1">
          <table:table-cell office:value-type="float" office:value="-1.5708754" calcext:value-type="float">
            <text:p>-1.5708754</text:p>
          </table:table-cell>
          <table:table-cell table:formula="of:=[.A2575]*0.3048" office:value-type="float" office:value="-0.47880282192" calcext:value-type="float">
            <text:p>-0.47880282192</text:p>
          </table:table-cell>
        </table:table-row>
        <table:table-row table:style-name="ro1">
          <table:table-cell office:value-type="float" office:value="-1.6982236" calcext:value-type="float">
            <text:p>-1.6982236</text:p>
          </table:table-cell>
          <table:table-cell table:formula="of:=[.A2576]*0.3048" office:value-type="float" office:value="-0.51761855328" calcext:value-type="float">
            <text:p>-0.51761855328</text:p>
          </table:table-cell>
        </table:table-row>
        <table:table-row table:style-name="ro1">
          <table:table-cell office:value-type="float" office:value="-1.8259327" calcext:value-type="float">
            <text:p>-1.8259327</text:p>
          </table:table-cell>
          <table:table-cell table:formula="of:=[.A2577]*0.3048" office:value-type="float" office:value="-0.55654428696" calcext:value-type="float">
            <text:p>-0.55654428696</text:p>
          </table:table-cell>
        </table:table-row>
        <table:table-row table:style-name="ro1">
          <table:table-cell office:value-type="float" office:value="-1.9539592" calcext:value-type="float">
            <text:p>-1.9539592</text:p>
          </table:table-cell>
          <table:table-cell table:formula="of:=[.A2578]*0.3048" office:value-type="float" office:value="-0.59556676416" calcext:value-type="float">
            <text:p>-0.59556676416</text:p>
          </table:table-cell>
        </table:table-row>
        <table:table-row table:style-name="ro1">
          <table:table-cell office:value-type="float" office:value="-2.0822644" calcext:value-type="float">
            <text:p>-2.0822644</text:p>
          </table:table-cell>
          <table:table-cell table:formula="of:=[.A2579]*0.3048" office:value-type="float" office:value="-0.63467418912" calcext:value-type="float">
            <text:p>-0.63467418912</text:p>
          </table:table-cell>
        </table:table-row>
        <table:table-row table:style-name="ro1">
          <table:table-cell office:value-type="float" office:value="-2.2108076" calcext:value-type="float">
            <text:p>-2.2108076</text:p>
          </table:table-cell>
          <table:table-cell table:formula="of:=[.A2580]*0.3048" office:value-type="float" office:value="-0.67385415648" calcext:value-type="float">
            <text:p>-0.67385415648</text:p>
          </table:table-cell>
        </table:table-row>
        <table:table-row table:style-name="ro1">
          <table:table-cell office:value-type="float" office:value="-2.3395493" calcext:value-type="float">
            <text:p>-2.3395493</text:p>
          </table:table-cell>
          <table:table-cell table:formula="of:=[.A2581]*0.3048" office:value-type="float" office:value="-0.71309462664" calcext:value-type="float">
            <text:p>-0.71309462664</text:p>
          </table:table-cell>
        </table:table-row>
        <table:table-row table:style-name="ro1">
          <table:table-cell office:value-type="float" office:value="-2.4684572" calcext:value-type="float">
            <text:p>-2.4684572</text:p>
          </table:table-cell>
          <table:table-cell table:formula="of:=[.A2582]*0.3048" office:value-type="float" office:value="-0.75238575456" calcext:value-type="float">
            <text:p>-0.75238575456</text:p>
          </table:table-cell>
        </table:table-row>
        <table:table-row table:style-name="ro1">
          <table:table-cell office:value-type="float" office:value="-2.5974956" calcext:value-type="float">
            <text:p>-2.5974956</text:p>
          </table:table-cell>
          <table:table-cell table:formula="of:=[.A2583]*0.3048" office:value-type="float" office:value="-0.79171665888" calcext:value-type="float">
            <text:p>-0.79171665888</text:p>
          </table:table-cell>
        </table:table-row>
        <table:table-row table:style-name="ro1">
          <table:table-cell office:value-type="float" office:value="-2.7266321" calcext:value-type="float">
            <text:p>-2.7266321</text:p>
          </table:table-cell>
          <table:table-cell table:formula="of:=[.A2584]*0.3048" office:value-type="float" office:value="-0.83107746408" calcext:value-type="float">
            <text:p>-0.83107746408</text:p>
          </table:table-cell>
        </table:table-row>
        <table:table-row table:style-name="ro1">
          <table:table-cell office:value-type="float" office:value="-2.8558364" calcext:value-type="float">
            <text:p>-2.8558364</text:p>
          </table:table-cell>
          <table:table-cell table:formula="of:=[.A2585]*0.3048" office:value-type="float" office:value="-0.87045893472" calcext:value-type="float">
            <text:p>-0.87045893472</text:p>
          </table:table-cell>
        </table:table-row>
        <table:table-row table:style-name="ro1">
          <table:table-cell office:value-type="float" office:value="-2.9850845" calcext:value-type="float">
            <text:p>-2.9850845</text:p>
          </table:table-cell>
          <table:table-cell table:formula="of:=[.A2586]*0.3048" office:value-type="float" office:value="-0.9098537556" calcext:value-type="float">
            <text:p>-0.9098537556</text:p>
          </table:table-cell>
        </table:table-row>
        <table:table-row table:style-name="ro1">
          <table:table-cell office:value-type="float" office:value="-3.1143446" calcext:value-type="float">
            <text:p>-3.1143446</text:p>
          </table:table-cell>
          <table:table-cell table:formula="of:=[.A2587]*0.3048" office:value-type="float" office:value="-0.94925223408" calcext:value-type="float">
            <text:p>-0.94925223408</text:p>
          </table:table-cell>
        </table:table-row>
        <table:table-row table:style-name="ro1">
          <table:table-cell office:value-type="float" office:value="-3.243598" calcext:value-type="float">
            <text:p>-3.243598</text:p>
          </table:table-cell>
          <table:table-cell table:formula="of:=[.A2588]*0.3048" office:value-type="float" office:value="-0.9886486704" calcext:value-type="float">
            <text:p>-0.9886486704</text:p>
          </table:table-cell>
        </table:table-row>
        <table:table-row table:style-name="ro1">
          <table:table-cell office:value-type="float" office:value="-3.3728166" calcext:value-type="float">
            <text:p>-3.3728166</text:p>
          </table:table-cell>
          <table:table-cell table:formula="of:=[.A2589]*0.3048" office:value-type="float" office:value="-1.02803449968" calcext:value-type="float">
            <text:p>-1.02803449968</text:p>
          </table:table-cell>
        </table:table-row>
        <table:table-row table:style-name="ro1">
          <table:table-cell office:value-type="float" office:value="-3.5019813" calcext:value-type="float">
            <text:p>-3.5019813</text:p>
          </table:table-cell>
          <table:table-cell table:formula="of:=[.A2590]*0.3048" office:value-type="float" office:value="-1.06740390024" calcext:value-type="float">
            <text:p>-1.06740390024</text:p>
          </table:table-cell>
        </table:table-row>
        <table:table-row table:style-name="ro1">
          <table:table-cell office:value-type="float" office:value="-3.631074" calcext:value-type="float">
            <text:p>-3.631074</text:p>
          </table:table-cell>
          <table:table-cell table:formula="of:=[.A2591]*0.3048" office:value-type="float" office:value="-1.1067513552" calcext:value-type="float">
            <text:p>-1.1067513552</text:p>
          </table:table-cell>
        </table:table-row>
        <table:table-row table:style-name="ro1">
          <table:table-cell office:value-type="float" office:value="-3.7600751" calcext:value-type="float">
            <text:p>-3.7600751</text:p>
          </table:table-cell>
          <table:table-cell table:formula="of:=[.A2592]*0.3048" office:value-type="float" office:value="-1.14607089048" calcext:value-type="float">
            <text:p>-1.14607089048</text:p>
          </table:table-cell>
        </table:table-row>
        <table:table-row table:style-name="ro1">
          <table:table-cell office:value-type="float" office:value="-3.8889599" calcext:value-type="float">
            <text:p>-3.8889599</text:p>
          </table:table-cell>
          <table:table-cell table:formula="of:=[.A2593]*0.3048" office:value-type="float" office:value="-1.18535497752" calcext:value-type="float">
            <text:p>-1.18535497752</text:p>
          </table:table-cell>
        </table:table-row>
        <table:table-row table:style-name="ro1">
          <table:table-cell office:value-type="float" office:value="-4.0177212" calcext:value-type="float">
            <text:p>-4.0177212</text:p>
          </table:table-cell>
          <table:table-cell table:formula="of:=[.A2594]*0.3048" office:value-type="float" office:value="-1.22460142176" calcext:value-type="float">
            <text:p>-1.22460142176</text:p>
          </table:table-cell>
        </table:table-row>
        <table:table-row table:style-name="ro1">
          <table:table-cell office:value-type="float" office:value="-4.1463389" calcext:value-type="float">
            <text:p>-4.1463389</text:p>
          </table:table-cell>
          <table:table-cell table:formula="of:=[.A2595]*0.3048" office:value-type="float" office:value="-1.26380409672" calcext:value-type="float">
            <text:p>-1.26380409672</text:p>
          </table:table-cell>
        </table:table-row>
        <table:table-row table:style-name="ro1">
          <table:table-cell office:value-type="float" office:value="-4.2747946" calcext:value-type="float">
            <text:p>-4.2747946</text:p>
          </table:table-cell>
          <table:table-cell table:formula="of:=[.A2596]*0.3048" office:value-type="float" office:value="-1.30295739408" calcext:value-type="float">
            <text:p>-1.30295739408</text:p>
          </table:table-cell>
        </table:table-row>
        <table:table-row table:style-name="ro1">
          <table:table-cell office:value-type="float" office:value="-4.4030805" calcext:value-type="float">
            <text:p>-4.4030805</text:p>
          </table:table-cell>
          <table:table-cell table:formula="of:=[.A2597]*0.3048" office:value-type="float" office:value="-1.3420589364" calcext:value-type="float">
            <text:p>-1.3420589364</text:p>
          </table:table-cell>
        </table:table-row>
        <table:table-row table:style-name="ro1">
          <table:table-cell office:value-type="float" office:value="-4.5311804" calcext:value-type="float">
            <text:p>-4.5311804</text:p>
          </table:table-cell>
          <table:table-cell table:formula="of:=[.A2598]*0.3048" office:value-type="float" office:value="-1.38110378592" calcext:value-type="float">
            <text:p>-1.38110378592</text:p>
          </table:table-cell>
        </table:table-row>
        <table:table-row table:style-name="ro1">
          <table:table-cell office:value-type="float" office:value="-4.6590786" calcext:value-type="float">
            <text:p>-4.6590786</text:p>
          </table:table-cell>
          <table:table-cell table:formula="of:=[.A2599]*0.3048" office:value-type="float" office:value="-1.42008715728" calcext:value-type="float">
            <text:p>-1.42008715728</text:p>
          </table:table-cell>
        </table:table-row>
        <table:table-row table:style-name="ro1">
          <table:table-cell office:value-type="float" office:value="-4.7867675" calcext:value-type="float">
            <text:p>-4.7867675</text:p>
          </table:table-cell>
          <table:table-cell table:formula="of:=[.A2600]*0.3048" office:value-type="float" office:value="-1.459006734" calcext:value-type="float">
            <text:p>-1.459006734</text:p>
          </table:table-cell>
        </table:table-row>
        <table:table-row table:style-name="ro1">
          <table:table-cell office:value-type="float" office:value="-4.9142332" calcext:value-type="float">
            <text:p>-4.9142332</text:p>
          </table:table-cell>
          <table:table-cell table:formula="of:=[.A2601]*0.3048" office:value-type="float" office:value="-1.49785827936" calcext:value-type="float">
            <text:p>-1.49785827936</text:p>
          </table:table-cell>
        </table:table-row>
        <table:table-row table:style-name="ro1">
          <table:table-cell office:value-type="float" office:value="-5.0414653" calcext:value-type="float">
            <text:p>-5.0414653</text:p>
          </table:table-cell>
          <table:table-cell table:formula="of:=[.A2602]*0.3048" office:value-type="float" office:value="-1.53663862344" calcext:value-type="float">
            <text:p>-1.53663862344</text:p>
          </table:table-cell>
        </table:table-row>
        <table:table-row table:style-name="ro1">
          <table:table-cell office:value-type="float" office:value="-5.1684566" calcext:value-type="float">
            <text:p>-5.1684566</text:p>
          </table:table-cell>
          <table:table-cell table:formula="of:=[.A2603]*0.3048" office:value-type="float" office:value="-1.57534557168" calcext:value-type="float">
            <text:p>-1.57534557168</text:p>
          </table:table-cell>
        </table:table-row>
        <table:table-row table:style-name="ro1">
          <table:table-cell office:value-type="float" office:value="-5.2951913" calcext:value-type="float">
            <text:p>-5.2951913</text:p>
          </table:table-cell>
          <table:table-cell table:formula="of:=[.A2604]*0.3048" office:value-type="float" office:value="-1.61397430824" calcext:value-type="float">
            <text:p>-1.61397430824</text:p>
          </table:table-cell>
        </table:table-row>
        <table:table-row table:style-name="ro1">
          <table:table-cell office:value-type="float" office:value="-5.4216619" calcext:value-type="float">
            <text:p>-5.4216619</text:p>
          </table:table-cell>
          <table:table-cell table:formula="of:=[.A2605]*0.3048" office:value-type="float" office:value="-1.65252254712" calcext:value-type="float">
            <text:p>-1.65252254712</text:p>
          </table:table-cell>
        </table:table-row>
        <table:table-row table:style-name="ro1">
          <table:table-cell office:value-type="float" office:value="-5.5478606" calcext:value-type="float">
            <text:p>-5.5478606</text:p>
          </table:table-cell>
          <table:table-cell table:formula="of:=[.A2606]*0.3048" office:value-type="float" office:value="-1.69098791088" calcext:value-type="float">
            <text:p>-1.69098791088</text:p>
          </table:table-cell>
        </table:table-row>
        <table:table-row table:style-name="ro1">
          <table:table-cell office:value-type="float" office:value="-5.6737785" calcext:value-type="float">
            <text:p>-5.6737785</text:p>
          </table:table-cell>
          <table:table-cell table:formula="of:=[.A2607]*0.3048" office:value-type="float" office:value="-1.7293676868" calcext:value-type="float">
            <text:p>-1.7293676868</text:p>
          </table:table-cell>
        </table:table-row>
        <table:table-row table:style-name="ro1">
          <table:table-cell office:value-type="float" office:value="-5.7994022" calcext:value-type="float">
            <text:p>-5.7994022</text:p>
          </table:table-cell>
          <table:table-cell table:formula="of:=[.A2608]*0.3048" office:value-type="float" office:value="-1.76765779056" calcext:value-type="float">
            <text:p>-1.76765779056</text:p>
          </table:table-cell>
        </table:table-row>
        <table:table-row table:style-name="ro1">
          <table:table-cell office:value-type="float" office:value="-5.9247227" calcext:value-type="float">
            <text:p>-5.9247227</text:p>
          </table:table-cell>
          <table:table-cell table:formula="of:=[.A2609]*0.3048" office:value-type="float" office:value="-1.80585547896" calcext:value-type="float">
            <text:p>-1.80585547896</text:p>
          </table:table-cell>
        </table:table-row>
        <table:table-row table:style-name="ro1">
          <table:table-cell office:value-type="float" office:value="-6.049737" calcext:value-type="float">
            <text:p>-6.049737</text:p>
          </table:table-cell>
          <table:table-cell table:formula="of:=[.A2610]*0.3048" office:value-type="float" office:value="-1.8439598376" calcext:value-type="float">
            <text:p>-1.8439598376</text:p>
          </table:table-cell>
        </table:table-row>
        <table:table-row table:style-name="ro1">
          <table:table-cell office:value-type="float" office:value="-6.1744313" calcext:value-type="float">
            <text:p>-6.1744313</text:p>
          </table:table-cell>
          <table:table-cell table:formula="of:=[.A2611]*0.3048" office:value-type="float" office:value="-1.88196666024" calcext:value-type="float">
            <text:p>-1.88196666024</text:p>
          </table:table-cell>
        </table:table-row>
        <table:table-row table:style-name="ro1">
          <table:table-cell office:value-type="float" office:value="-6.2987967" calcext:value-type="float">
            <text:p>-6.2987967</text:p>
          </table:table-cell>
          <table:table-cell table:formula="of:=[.A2612]*0.3048" office:value-type="float" office:value="-1.91987323416" calcext:value-type="float">
            <text:p>-1.91987323416</text:p>
          </table:table-cell>
        </table:table-row>
        <table:table-row table:style-name="ro1">
          <table:table-cell office:value-type="float" office:value="-6.4228292" calcext:value-type="float">
            <text:p>-6.4228292</text:p>
          </table:table-cell>
          <table:table-cell table:formula="of:=[.A2613]*0.3048" office:value-type="float" office:value="-1.95767834016" calcext:value-type="float">
            <text:p>-1.95767834016</text:p>
          </table:table-cell>
        </table:table-row>
        <table:table-row table:style-name="ro1">
          <table:table-cell office:value-type="float" office:value="-6.5465164" calcext:value-type="float">
            <text:p>-6.5465164</text:p>
          </table:table-cell>
          <table:table-cell table:formula="of:=[.A2614]*0.3048" office:value-type="float" office:value="-1.99537819872" calcext:value-type="float">
            <text:p>-1.99537819872</text:p>
          </table:table-cell>
        </table:table-row>
        <table:table-row table:style-name="ro1">
          <table:table-cell office:value-type="float" office:value="-6.6698523" calcext:value-type="float">
            <text:p>-6.6698523</text:p>
          </table:table-cell>
          <table:table-cell table:formula="of:=[.A2615]*0.3048" office:value-type="float" office:value="-2.03297098104" calcext:value-type="float">
            <text:p>-2.03297098104</text:p>
          </table:table-cell>
        </table:table-row>
        <table:table-row table:style-name="ro1">
          <table:table-cell office:value-type="float" office:value="-6.7928314" calcext:value-type="float">
            <text:p>-6.7928314</text:p>
          </table:table-cell>
          <table:table-cell table:formula="of:=[.A2616]*0.3048" office:value-type="float" office:value="-2.07045501072" calcext:value-type="float">
            <text:p>-2.07045501072</text:p>
          </table:table-cell>
        </table:table-row>
        <table:table-row table:style-name="ro1">
          <table:table-cell office:value-type="float" office:value="-6.9154415" calcext:value-type="float">
            <text:p>-6.9154415</text:p>
          </table:table-cell>
          <table:table-cell table:formula="of:=[.A2617]*0.3048" office:value-type="float" office:value="-2.1078265692" calcext:value-type="float">
            <text:p>-2.1078265692</text:p>
          </table:table-cell>
        </table:table-row>
        <table:table-row table:style-name="ro1">
          <table:table-cell office:value-type="float" office:value="-7.0376759" calcext:value-type="float">
            <text:p>-7.0376759</text:p>
          </table:table-cell>
          <table:table-cell table:formula="of:=[.A2618]*0.3048" office:value-type="float" office:value="-2.14508361432" calcext:value-type="float">
            <text:p>-2.14508361432</text:p>
          </table:table-cell>
        </table:table-row>
        <table:table-row table:style-name="ro1">
          <table:table-cell office:value-type="float" office:value="-7.1595268" calcext:value-type="float">
            <text:p>-7.1595268</text:p>
          </table:table-cell>
          <table:table-cell table:formula="of:=[.A2619]*0.3048" office:value-type="float" office:value="-2.18222376864" calcext:value-type="float">
            <text:p>-2.18222376864</text:p>
          </table:table-cell>
        </table:table-row>
        <table:table-row table:style-name="ro1">
          <table:table-cell office:value-type="float" office:value="-7.2809868" calcext:value-type="float">
            <text:p>-7.2809868</text:p>
          </table:table-cell>
          <table:table-cell table:formula="of:=[.A2620]*0.3048" office:value-type="float" office:value="-2.21924477664" calcext:value-type="float">
            <text:p>-2.21924477664</text:p>
          </table:table-cell>
        </table:table-row>
        <table:table-row table:style-name="ro1">
          <table:table-cell office:value-type="float" office:value="-7.4020462" calcext:value-type="float">
            <text:p>-7.4020462</text:p>
          </table:table-cell>
          <table:table-cell table:formula="of:=[.A2621]*0.3048" office:value-type="float" office:value="-2.25614368176" calcext:value-type="float">
            <text:p>-2.25614368176</text:p>
          </table:table-cell>
        </table:table-row>
        <table:table-row table:style-name="ro1">
          <table:table-cell office:value-type="float" office:value="-7.5226936" calcext:value-type="float">
            <text:p>-7.5226936</text:p>
          </table:table-cell>
          <table:table-cell table:formula="of:=[.A2622]*0.3048" office:value-type="float" office:value="-2.29291700928" calcext:value-type="float">
            <text:p>-2.29291700928</text:p>
          </table:table-cell>
        </table:table-row>
        <table:table-row table:style-name="ro1">
          <table:table-cell office:value-type="float" office:value="-7.6429243" calcext:value-type="float">
            <text:p>-7.6429243</text:p>
          </table:table-cell>
          <table:table-cell table:formula="of:=[.A2623]*0.3048" office:value-type="float" office:value="-2.32956332664" calcext:value-type="float">
            <text:p>-2.32956332664</text:p>
          </table:table-cell>
        </table:table-row>
        <table:table-row table:style-name="ro1">
          <table:table-cell office:value-type="float" office:value="-7.7627249" calcext:value-type="float">
            <text:p>-7.7627249</text:p>
          </table:table-cell>
          <table:table-cell table:formula="of:=[.A2624]*0.3048" office:value-type="float" office:value="-2.36607854952" calcext:value-type="float">
            <text:p>-2.36607854952</text:p>
          </table:table-cell>
        </table:table-row>
        <table:table-row table:style-name="ro1">
          <table:table-cell office:value-type="float" office:value="-7.8820868" calcext:value-type="float">
            <text:p>-7.8820868</text:p>
          </table:table-cell>
          <table:table-cell table:formula="of:=[.A2625]*0.3048" office:value-type="float" office:value="-2.40246005664" calcext:value-type="float">
            <text:p>-2.40246005664</text:p>
          </table:table-cell>
        </table:table-row>
        <table:table-row table:style-name="ro1">
          <table:table-cell office:value-type="float" office:value="-8.0009937" calcext:value-type="float">
            <text:p>-8.0009937</text:p>
          </table:table-cell>
          <table:table-cell table:formula="of:=[.A2626]*0.3048" office:value-type="float" office:value="-2.43870287976" calcext:value-type="float">
            <text:p>-2.43870287976</text:p>
          </table:table-cell>
        </table:table-row>
        <table:table-row table:style-name="ro1">
          <table:table-cell office:value-type="float" office:value="-8.1194429" calcext:value-type="float">
            <text:p>-8.1194429</text:p>
          </table:table-cell>
          <table:table-cell table:formula="of:=[.A2627]*0.3048" office:value-type="float" office:value="-2.47480619592" calcext:value-type="float">
            <text:p>-2.47480619592</text:p>
          </table:table-cell>
        </table:table-row>
        <table:table-row table:style-name="ro1">
          <table:table-cell office:value-type="float" office:value="-8.2374086" calcext:value-type="float">
            <text:p>-8.2374086</text:p>
          </table:table-cell>
          <table:table-cell table:formula="of:=[.A2628]*0.3048" office:value-type="float" office:value="-2.51076214128" calcext:value-type="float">
            <text:p>-2.51076214128</text:p>
          </table:table-cell>
        </table:table-row>
        <table:table-row table:style-name="ro1">
          <table:table-cell office:value-type="float" office:value="-8.3548889" calcext:value-type="float">
            <text:p>-8.3548889</text:p>
          </table:table-cell>
          <table:table-cell table:formula="of:=[.A2629]*0.3048" office:value-type="float" office:value="-2.54657013672" calcext:value-type="float">
            <text:p>-2.54657013672</text:p>
          </table:table-cell>
        </table:table-row>
        <table:table-row table:style-name="ro1">
          <table:table-cell office:value-type="float" office:value="-8.4718599" calcext:value-type="float">
            <text:p>-8.4718599</text:p>
          </table:table-cell>
          <table:table-cell table:formula="of:=[.A2630]*0.3048" office:value-type="float" office:value="-2.58222289752" calcext:value-type="float">
            <text:p>-2.58222289752</text:p>
          </table:table-cell>
        </table:table-row>
        <table:table-row table:style-name="ro1">
          <table:table-cell office:value-type="float" office:value="-8.588308" calcext:value-type="float">
            <text:p>-8.588308</text:p>
          </table:table-cell>
          <table:table-cell table:formula="of:=[.A2631]*0.3048" office:value-type="float" office:value="-2.6177162784" calcext:value-type="float">
            <text:p>-2.6177162784</text:p>
          </table:table-cell>
        </table:table-row>
        <table:table-row table:style-name="ro1">
          <table:table-cell office:value-type="float" office:value="-8.704219" calcext:value-type="float">
            <text:p>-8.704219</text:p>
          </table:table-cell>
          <table:table-cell table:formula="of:=[.A2632]*0.3048" office:value-type="float" office:value="-2.6530459512" calcext:value-type="float">
            <text:p>-2.6530459512</text:p>
          </table:table-cell>
        </table:table-row>
        <table:table-row table:style-name="ro1">
          <table:table-cell office:value-type="float" office:value="-8.819574" calcext:value-type="float">
            <text:p>-8.819574</text:p>
          </table:table-cell>
          <table:table-cell table:formula="of:=[.A2633]*0.3048" office:value-type="float" office:value="-2.6882061552" calcext:value-type="float">
            <text:p>-2.6882061552</text:p>
          </table:table-cell>
        </table:table-row>
        <table:table-row table:style-name="ro1">
          <table:table-cell office:value-type="float" office:value="-8.934355" calcext:value-type="float">
            <text:p>-8.934355</text:p>
          </table:table-cell>
          <table:table-cell table:formula="of:=[.A2634]*0.3048" office:value-type="float" office:value="-2.723191404" calcext:value-type="float">
            <text:p>-2.723191404</text:p>
          </table:table-cell>
        </table:table-row>
        <table:table-row table:style-name="ro1">
          <table:table-cell office:value-type="float" office:value="-9.048544" calcext:value-type="float">
            <text:p>-9.048544</text:p>
          </table:table-cell>
          <table:table-cell table:formula="of:=[.A2635]*0.3048" office:value-type="float" office:value="-2.7579962112" calcext:value-type="float">
            <text:p>-2.7579962112</text:p>
          </table:table-cell>
        </table:table-row>
        <table:table-row table:style-name="ro1">
          <table:table-cell office:value-type="float" office:value="-9.162123" calcext:value-type="float">
            <text:p>-9.162123</text:p>
          </table:table-cell>
          <table:table-cell table:formula="of:=[.A2636]*0.3048" office:value-type="float" office:value="-2.7926150904" calcext:value-type="float">
            <text:p>-2.7926150904</text:p>
          </table:table-cell>
        </table:table-row>
        <table:table-row table:style-name="ro1">
          <table:table-cell office:value-type="float" office:value="-9.27507" calcext:value-type="float">
            <text:p>-9.27507</text:p>
          </table:table-cell>
          <table:table-cell table:formula="of:=[.A2637]*0.3048" office:value-type="float" office:value="-2.827041336" calcext:value-type="float">
            <text:p>-2.827041336</text:p>
          </table:table-cell>
        </table:table-row>
        <table:table-row table:style-name="ro1">
          <table:table-cell office:value-type="float" office:value="-9.387371" calcext:value-type="float">
            <text:p>-9.387371</text:p>
          </table:table-cell>
          <table:table-cell table:formula="of:=[.A2638]*0.3048" office:value-type="float" office:value="-2.8612706808" calcext:value-type="float">
            <text:p>-2.8612706808</text:p>
          </table:table-cell>
        </table:table-row>
        <table:table-row table:style-name="ro1">
          <table:table-cell office:value-type="float" office:value="-9.499004" calcext:value-type="float">
            <text:p>-9.499004</text:p>
          </table:table-cell>
          <table:table-cell table:formula="of:=[.A2639]*0.3048" office:value-type="float" office:value="-2.8952964192" calcext:value-type="float">
            <text:p>-2.8952964192</text:p>
          </table:table-cell>
        </table:table-row>
        <table:table-row table:style-name="ro1">
          <table:table-cell office:value-type="float" office:value="-9.60995" calcext:value-type="float">
            <text:p>-9.60995</text:p>
          </table:table-cell>
          <table:table-cell table:formula="of:=[.A2640]*0.3048" office:value-type="float" office:value="-2.92911276" calcext:value-type="float">
            <text:p>-2.92911276</text:p>
          </table:table-cell>
        </table:table-row>
        <table:table-row table:style-name="ro1">
          <table:table-cell office:value-type="float" office:value="-9.720192" calcext:value-type="float">
            <text:p>-9.720192</text:p>
          </table:table-cell>
          <table:table-cell table:formula="of:=[.A2641]*0.3048" office:value-type="float" office:value="-2.9627145216" calcext:value-type="float">
            <text:p>-2.9627145216</text:p>
          </table:table-cell>
        </table:table-row>
        <table:table-row table:style-name="ro1">
          <table:table-cell office:value-type="float" office:value="-9.82971" calcext:value-type="float">
            <text:p>-9.82971</text:p>
          </table:table-cell>
          <table:table-cell table:formula="of:=[.A2642]*0.3048" office:value-type="float" office:value="-2.996095608" calcext:value-type="float">
            <text:p>-2.996095608</text:p>
          </table:table-cell>
        </table:table-row>
        <table:table-row table:style-name="ro1">
          <table:table-cell office:value-type="float" office:value="-9.938486" calcext:value-type="float">
            <text:p>-9.938486</text:p>
          </table:table-cell>
          <table:table-cell table:formula="of:=[.A2643]*0.3048" office:value-type="float" office:value="-3.0292505328" calcext:value-type="float">
            <text:p>-3.0292505328</text:p>
          </table:table-cell>
        </table:table-row>
        <table:table-row table:style-name="ro1">
          <table:table-cell office:value-type="float" office:value="-10.046502" calcext:value-type="float">
            <text:p>-10.046502</text:p>
          </table:table-cell>
          <table:table-cell table:formula="of:=[.A2644]*0.3048" office:value-type="float" office:value="-3.0621738096" calcext:value-type="float">
            <text:p>-3.0621738096</text:p>
          </table:table-cell>
        </table:table-row>
        <table:table-row table:style-name="ro1">
          <table:table-cell office:value-type="float" office:value="-10.153745" calcext:value-type="float">
            <text:p>-10.153745</text:p>
          </table:table-cell>
          <table:table-cell table:formula="of:=[.A2645]*0.3048" office:value-type="float" office:value="-3.094861476" calcext:value-type="float">
            <text:p>-3.094861476</text:p>
          </table:table-cell>
        </table:table-row>
        <table:table-row table:style-name="ro1">
          <table:table-cell office:value-type="float" office:value="-10.260193" calcext:value-type="float">
            <text:p>-10.260193</text:p>
          </table:table-cell>
          <table:table-cell table:formula="of:=[.A2646]*0.3048" office:value-type="float" office:value="-3.1273068264" calcext:value-type="float">
            <text:p>-3.1273068264</text:p>
          </table:table-cell>
        </table:table-row>
        <table:table-row table:style-name="ro1">
          <table:table-cell office:value-type="float" office:value="-10.365829" calcext:value-type="float">
            <text:p>-10.365829</text:p>
          </table:table-cell>
          <table:table-cell table:formula="of:=[.A2647]*0.3048" office:value-type="float" office:value="-3.1595046792" calcext:value-type="float">
            <text:p>-3.1595046792</text:p>
          </table:table-cell>
        </table:table-row>
        <table:table-row table:style-name="ro1">
          <table:table-cell office:value-type="float" office:value="-10.470642" calcext:value-type="float">
            <text:p>-10.470642</text:p>
          </table:table-cell>
          <table:table-cell table:formula="of:=[.A2648]*0.3048" office:value-type="float" office:value="-3.1914516816" calcext:value-type="float">
            <text:p>-3.1914516816</text:p>
          </table:table-cell>
        </table:table-row>
        <table:table-row table:style-name="ro1">
          <table:table-cell office:value-type="float" office:value="-10.574615" calcext:value-type="float">
            <text:p>-10.574615</text:p>
          </table:table-cell>
          <table:table-cell table:formula="of:=[.A2649]*0.3048" office:value-type="float" office:value="-3.223142652" calcext:value-type="float">
            <text:p>-3.223142652</text:p>
          </table:table-cell>
        </table:table-row>
        <table:table-row table:style-name="ro1">
          <table:table-cell office:value-type="float" office:value="-10.677734" calcext:value-type="float">
            <text:p>-10.677734</text:p>
          </table:table-cell>
          <table:table-cell table:formula="of:=[.A2650]*0.3048" office:value-type="float" office:value="-3.2545733232" calcext:value-type="float">
            <text:p>-3.2545733232</text:p>
          </table:table-cell>
        </table:table-row>
        <table:table-row table:style-name="ro1">
          <table:table-cell office:value-type="float" office:value="-10.779983" calcext:value-type="float">
            <text:p>-10.779983</text:p>
          </table:table-cell>
          <table:table-cell table:formula="of:=[.A2651]*0.3048" office:value-type="float" office:value="-3.2857388184" calcext:value-type="float">
            <text:p>-3.2857388184</text:p>
          </table:table-cell>
        </table:table-row>
        <table:table-row table:style-name="ro1">
          <table:table-cell office:value-type="float" office:value="-10.881349" calcext:value-type="float">
            <text:p>-10.881349</text:p>
          </table:table-cell>
          <table:table-cell table:formula="of:=[.A2652]*0.3048" office:value-type="float" office:value="-3.3166351752" calcext:value-type="float">
            <text:p>-3.3166351752</text:p>
          </table:table-cell>
        </table:table-row>
        <table:table-row table:style-name="ro1">
          <table:table-cell office:value-type="float" office:value="-10.981821" calcext:value-type="float">
            <text:p>-10.981821</text:p>
          </table:table-cell>
          <table:table-cell table:formula="of:=[.A2653]*0.3048" office:value-type="float" office:value="-3.3472590408" calcext:value-type="float">
            <text:p>-3.3472590408</text:p>
          </table:table-cell>
        </table:table-row>
        <table:table-row table:style-name="ro1">
          <table:table-cell office:value-type="float" office:value="-11.081382" calcext:value-type="float">
            <text:p>-11.081382</text:p>
          </table:table-cell>
          <table:table-cell table:formula="of:=[.A2654]*0.3048" office:value-type="float" office:value="-3.3776052336" calcext:value-type="float">
            <text:p>-3.3776052336</text:p>
          </table:table-cell>
        </table:table-row>
        <table:table-row table:style-name="ro1">
          <table:table-cell office:value-type="float" office:value="-11.180023" calcext:value-type="float">
            <text:p>-11.180023</text:p>
          </table:table-cell>
          <table:table-cell table:formula="of:=[.A2655]*0.3048" office:value-type="float" office:value="-3.4076710104" calcext:value-type="float">
            <text:p>-3.4076710104</text:p>
          </table:table-cell>
        </table:table-row>
        <table:table-row table:style-name="ro1">
          <table:table-cell office:value-type="float" office:value="-11.277728" calcext:value-type="float">
            <text:p>-11.277728</text:p>
          </table:table-cell>
          <table:table-cell table:formula="of:=[.A2656]*0.3048" office:value-type="float" office:value="-3.4374514944" calcext:value-type="float">
            <text:p>-3.4374514944</text:p>
          </table:table-cell>
        </table:table-row>
        <table:table-row table:style-name="ro1">
          <table:table-cell office:value-type="float" office:value="-11.374493" calcext:value-type="float">
            <text:p>-11.374493</text:p>
          </table:table-cell>
          <table:table-cell table:formula="of:=[.A2657]*0.3048" office:value-type="float" office:value="-3.4669454664" calcext:value-type="float">
            <text:p>-3.4669454664</text:p>
          </table:table-cell>
        </table:table-row>
        <table:table-row table:style-name="ro1">
          <table:table-cell office:value-type="float" office:value="-11.470297" calcext:value-type="float">
            <text:p>-11.470297</text:p>
          </table:table-cell>
          <table:table-cell table:formula="of:=[.A2658]*0.3048" office:value-type="float" office:value="-3.4961465256" calcext:value-type="float">
            <text:p>-3.4961465256</text:p>
          </table:table-cell>
        </table:table-row>
        <table:table-row table:style-name="ro1">
          <table:table-cell office:value-type="float" office:value="-11.565139" calcext:value-type="float">
            <text:p>-11.565139</text:p>
          </table:table-cell>
          <table:table-cell table:formula="of:=[.A2659]*0.3048" office:value-type="float" office:value="-3.5250543672" calcext:value-type="float">
            <text:p>-3.5250543672</text:p>
          </table:table-cell>
        </table:table-row>
        <table:table-row table:style-name="ro1">
          <table:table-cell office:value-type="float" office:value="-11.659002" calcext:value-type="float">
            <text:p>-11.659002</text:p>
          </table:table-cell>
          <table:table-cell table:formula="of:=[.A2660]*0.3048" office:value-type="float" office:value="-3.5536638096" calcext:value-type="float">
            <text:p>-3.5536638096</text:p>
          </table:table-cell>
        </table:table-row>
        <table:table-row table:style-name="ro1">
          <table:table-cell office:value-type="float" office:value="-11.751878" calcext:value-type="float">
            <text:p>-11.751878</text:p>
          </table:table-cell>
          <table:table-cell table:formula="of:=[.A2661]*0.3048" office:value-type="float" office:value="-3.5819724144" calcext:value-type="float">
            <text:p>-3.5819724144</text:p>
          </table:table-cell>
        </table:table-row>
        <table:table-row table:style-name="ro1">
          <table:table-cell office:value-type="float" office:value="-11.84376" calcext:value-type="float">
            <text:p>-11.84376</text:p>
          </table:table-cell>
          <table:table-cell table:formula="of:=[.A2662]*0.3048" office:value-type="float" office:value="-3.609978048" calcext:value-type="float">
            <text:p>-3.609978048</text:p>
          </table:table-cell>
        </table:table-row>
        <table:table-row table:style-name="ro1">
          <table:table-cell office:value-type="float" office:value="-11.934637" calcext:value-type="float">
            <text:p>-11.934637</text:p>
          </table:table-cell>
          <table:table-cell table:formula="of:=[.A2663]*0.3048" office:value-type="float" office:value="-3.6376773576" calcext:value-type="float">
            <text:p>-3.6376773576</text:p>
          </table:table-cell>
        </table:table-row>
        <table:table-row table:style-name="ro1">
          <table:table-cell office:value-type="float" office:value="-12.024496" calcext:value-type="float">
            <text:p>-12.024496</text:p>
          </table:table-cell>
          <table:table-cell table:formula="of:=[.A2664]*0.3048" office:value-type="float" office:value="-3.6650663808" calcext:value-type="float">
            <text:p>-3.6650663808</text:p>
          </table:table-cell>
        </table:table-row>
        <table:table-row table:style-name="ro1">
          <table:table-cell office:value-type="float" office:value="-12.113337" calcext:value-type="float">
            <text:p>-12.113337</text:p>
          </table:table-cell>
          <table:table-cell table:formula="of:=[.A2665]*0.3048" office:value-type="float" office:value="-3.6921451176" calcext:value-type="float">
            <text:p>-3.6921451176</text:p>
          </table:table-cell>
        </table:table-row>
        <table:table-row table:style-name="ro1">
          <table:table-cell office:value-type="float" office:value="-12.201144" calcext:value-type="float">
            <text:p>-12.201144</text:p>
          </table:table-cell>
          <table:table-cell table:formula="of:=[.A2666]*0.3048" office:value-type="float" office:value="-3.7189086912" calcext:value-type="float">
            <text:p>-3.7189086912</text:p>
          </table:table-cell>
        </table:table-row>
        <table:table-row table:style-name="ro1">
          <table:table-cell office:value-type="float" office:value="-12.287903" calcext:value-type="float">
            <text:p>-12.287903</text:p>
          </table:table-cell>
          <table:table-cell table:formula="of:=[.A2667]*0.3048" office:value-type="float" office:value="-3.7453528344" calcext:value-type="float">
            <text:p>-3.7453528344</text:p>
          </table:table-cell>
        </table:table-row>
        <table:table-row table:style-name="ro1">
          <table:table-cell office:value-type="float" office:value="-12.373614" calcext:value-type="float">
            <text:p>-12.373614</text:p>
          </table:table-cell>
          <table:table-cell table:formula="of:=[.A2668]*0.3048" office:value-type="float" office:value="-3.7714775472" calcext:value-type="float">
            <text:p>-3.7714775472</text:p>
          </table:table-cell>
        </table:table-row>
        <table:table-row table:style-name="ro1">
          <table:table-cell office:value-type="float" office:value="-12.458263" calcext:value-type="float">
            <text:p>-12.458263</text:p>
          </table:table-cell>
          <table:table-cell table:formula="of:=[.A2669]*0.3048" office:value-type="float" office:value="-3.7972785624" calcext:value-type="float">
            <text:p>-3.7972785624</text:p>
          </table:table-cell>
        </table:table-row>
        <table:table-row table:style-name="ro1">
          <table:table-cell office:value-type="float" office:value="-12.541832" calcext:value-type="float">
            <text:p>-12.541832</text:p>
          </table:table-cell>
          <table:table-cell table:formula="of:=[.A2670]*0.3048" office:value-type="float" office:value="-3.8227503936" calcext:value-type="float">
            <text:p>-3.8227503936</text:p>
          </table:table-cell>
        </table:table-row>
        <table:table-row table:style-name="ro1">
          <table:table-cell office:value-type="float" office:value="-12.624319" calcext:value-type="float">
            <text:p>-12.624319</text:p>
          </table:table-cell>
          <table:table-cell table:formula="of:=[.A2671]*0.3048" office:value-type="float" office:value="-3.8478924312" calcext:value-type="float">
            <text:p>-3.8478924312</text:p>
          </table:table-cell>
        </table:table-row>
        <table:table-row table:style-name="ro1">
          <table:table-cell office:value-type="float" office:value="-12.70571" calcext:value-type="float">
            <text:p>-12.70571</text:p>
          </table:table-cell>
          <table:table-cell table:formula="of:=[.A2672]*0.3048" office:value-type="float" office:value="-3.872700408" calcext:value-type="float">
            <text:p>-3.872700408</text:p>
          </table:table-cell>
        </table:table-row>
        <table:table-row table:style-name="ro1">
          <table:table-cell office:value-type="float" office:value="-12.785986" calcext:value-type="float">
            <text:p>-12.785986</text:p>
          </table:table-cell>
          <table:table-cell table:formula="of:=[.A2673]*0.3048" office:value-type="float" office:value="-3.8971685328" calcext:value-type="float">
            <text:p>-3.8971685328</text:p>
          </table:table-cell>
        </table:table-row>
        <table:table-row table:style-name="ro1">
          <table:table-cell office:value-type="float" office:value="-12.865144" calcext:value-type="float">
            <text:p>-12.865144</text:p>
          </table:table-cell>
          <table:table-cell table:formula="of:=[.A2674]*0.3048" office:value-type="float" office:value="-3.9212958912" calcext:value-type="float">
            <text:p>-3.9212958912</text:p>
          </table:table-cell>
        </table:table-row>
        <table:table-row table:style-name="ro1">
          <table:table-cell office:value-type="float" office:value="-12.943163" calcext:value-type="float">
            <text:p>-12.943163</text:p>
          </table:table-cell>
          <table:table-cell table:formula="of:=[.A2675]*0.3048" office:value-type="float" office:value="-3.9450760824" calcext:value-type="float">
            <text:p>-3.9450760824</text:p>
          </table:table-cell>
        </table:table-row>
        <table:table-row table:style-name="ro1">
          <table:table-cell office:value-type="float" office:value="-13.020029" calcext:value-type="float">
            <text:p>-13.020029</text:p>
          </table:table-cell>
          <table:table-cell table:formula="of:=[.A2676]*0.3048" office:value-type="float" office:value="-3.9685048392" calcext:value-type="float">
            <text:p>-3.9685048392</text:p>
          </table:table-cell>
        </table:table-row>
        <table:table-row table:style-name="ro1">
          <table:table-cell office:value-type="float" office:value="-13.095737" calcext:value-type="float">
            <text:p>-13.095737</text:p>
          </table:table-cell>
          <table:table-cell table:formula="of:=[.A2677]*0.3048" office:value-type="float" office:value="-3.9915806376" calcext:value-type="float">
            <text:p>-3.9915806376</text:p>
          </table:table-cell>
        </table:table-row>
        <table:table-row table:style-name="ro1">
          <table:table-cell office:value-type="float" office:value="-13.170266" calcext:value-type="float">
            <text:p>-13.170266</text:p>
          </table:table-cell>
          <table:table-cell table:formula="of:=[.A2678]*0.3048" office:value-type="float" office:value="-4.0142970768" calcext:value-type="float">
            <text:p>-4.0142970768</text:p>
          </table:table-cell>
        </table:table-row>
        <table:table-row table:style-name="ro1">
          <table:table-cell office:value-type="float" office:value="-13.243597" calcext:value-type="float">
            <text:p>-13.243597</text:p>
          </table:table-cell>
          <table:table-cell table:formula="of:=[.A2679]*0.3048" office:value-type="float" office:value="-4.0366483656" calcext:value-type="float">
            <text:p>-4.0366483656</text:p>
          </table:table-cell>
        </table:table-row>
        <table:table-row table:style-name="ro1">
          <table:table-cell office:value-type="float" office:value="-13.315724" calcext:value-type="float">
            <text:p>-13.315724</text:p>
          </table:table-cell>
          <table:table-cell table:formula="of:=[.A2680]*0.3048" office:value-type="float" office:value="-4.0586326752" calcext:value-type="float">
            <text:p>-4.0586326752</text:p>
          </table:table-cell>
        </table:table-row>
        <table:table-row table:style-name="ro1">
          <table:table-cell office:value-type="float" office:value="-13.386627" calcext:value-type="float">
            <text:p>-13.386627</text:p>
          </table:table-cell>
          <table:table-cell table:formula="of:=[.A2681]*0.3048" office:value-type="float" office:value="-4.0802439096" calcext:value-type="float">
            <text:p>-4.0802439096</text:p>
          </table:table-cell>
        </table:table-row>
        <table:table-row table:style-name="ro1">
          <table:table-cell office:value-type="float" office:value="-13.456285" calcext:value-type="float">
            <text:p>-13.456285</text:p>
          </table:table-cell>
          <table:table-cell table:formula="of:=[.A2682]*0.3048" office:value-type="float" office:value="-4.101475668" calcext:value-type="float">
            <text:p>-4.101475668</text:p>
          </table:table-cell>
        </table:table-row>
        <table:table-row table:style-name="ro1">
          <table:table-cell office:value-type="float" office:value="-13.524689" calcext:value-type="float">
            <text:p>-13.524689</text:p>
          </table:table-cell>
          <table:table-cell table:formula="of:=[.A2683]*0.3048" office:value-type="float" office:value="-4.1223252072" calcext:value-type="float">
            <text:p>-4.1223252072</text:p>
          </table:table-cell>
        </table:table-row>
        <table:table-row table:style-name="ro1">
          <table:table-cell office:value-type="float" office:value="-13.591821" calcext:value-type="float">
            <text:p>-13.591821</text:p>
          </table:table-cell>
          <table:table-cell table:formula="of:=[.A2684]*0.3048" office:value-type="float" office:value="-4.1427870408" calcext:value-type="float">
            <text:p>-4.1427870408</text:p>
          </table:table-cell>
        </table:table-row>
        <table:table-row table:style-name="ro1">
          <table:table-cell office:value-type="float" office:value="-13.657655" calcext:value-type="float">
            <text:p>-13.657655</text:p>
          </table:table-cell>
          <table:table-cell table:formula="of:=[.A2685]*0.3048" office:value-type="float" office:value="-4.162853244" calcext:value-type="float">
            <text:p>-4.162853244</text:p>
          </table:table-cell>
        </table:table-row>
        <table:table-row table:style-name="ro1">
          <table:table-cell office:value-type="float" office:value="-13.722179" calcext:value-type="float">
            <text:p>-13.722179</text:p>
          </table:table-cell>
          <table:table-cell table:formula="of:=[.A2686]*0.3048" office:value-type="float" office:value="-4.1825201592" calcext:value-type="float">
            <text:p>-4.1825201592</text:p>
          </table:table-cell>
        </table:table-row>
        <table:table-row table:style-name="ro1">
          <table:table-cell office:value-type="float" office:value="-13.785377" calcext:value-type="float">
            <text:p>-13.785377</text:p>
          </table:table-cell>
          <table:table-cell table:formula="of:=[.A2687]*0.3048" office:value-type="float" office:value="-4.2017829096" calcext:value-type="float">
            <text:p>-4.2017829096</text:p>
          </table:table-cell>
        </table:table-row>
        <table:table-row table:style-name="ro1">
          <table:table-cell office:value-type="float" office:value="-13.847219" calcext:value-type="float">
            <text:p>-13.847219</text:p>
          </table:table-cell>
          <table:table-cell table:formula="of:=[.A2688]*0.3048" office:value-type="float" office:value="-4.2206323512" calcext:value-type="float">
            <text:p>-4.2206323512</text:p>
          </table:table-cell>
        </table:table-row>
        <table:table-row table:style-name="ro1">
          <table:table-cell office:value-type="float" office:value="-13.907693" calcext:value-type="float">
            <text:p>-13.907693</text:p>
          </table:table-cell>
          <table:table-cell table:formula="of:=[.A2689]*0.3048" office:value-type="float" office:value="-4.2390648264" calcext:value-type="float">
            <text:p>-4.2390648264</text:p>
          </table:table-cell>
        </table:table-row>
        <table:table-row table:style-name="ro1">
          <table:table-cell office:value-type="float" office:value="-13.96678" calcext:value-type="float">
            <text:p>-13.96678</text:p>
          </table:table-cell>
          <table:table-cell table:formula="of:=[.A2690]*0.3048" office:value-type="float" office:value="-4.257074544" calcext:value-type="float">
            <text:p>-4.257074544</text:p>
          </table:table-cell>
        </table:table-row>
        <table:table-row table:style-name="ro1">
          <table:table-cell office:value-type="float" office:value="-14.024447" calcext:value-type="float">
            <text:p>-14.024447</text:p>
          </table:table-cell>
          <table:table-cell table:formula="of:=[.A2691]*0.3048" office:value-type="float" office:value="-4.2746514456" calcext:value-type="float">
            <text:p>-4.2746514456</text:p>
          </table:table-cell>
        </table:table-row>
        <table:table-row table:style-name="ro1">
          <table:table-cell office:value-type="float" office:value="-14.080684" calcext:value-type="float">
            <text:p>-14.080684</text:p>
          </table:table-cell>
          <table:table-cell table:formula="of:=[.A2692]*0.3048" office:value-type="float" office:value="-4.2917924832" calcext:value-type="float">
            <text:p>-4.2917924832</text:p>
          </table:table-cell>
        </table:table-row>
        <table:table-row table:style-name="ro1">
          <table:table-cell office:value-type="float" office:value="-14.13546" calcext:value-type="float">
            <text:p>-14.13546</text:p>
          </table:table-cell>
          <table:table-cell table:formula="of:=[.A2693]*0.3048" office:value-type="float" office:value="-4.308488208" calcext:value-type="float">
            <text:p>-4.308488208</text:p>
          </table:table-cell>
        </table:table-row>
        <table:table-row table:style-name="ro1">
          <table:table-cell office:value-type="float" office:value="-14.188752" calcext:value-type="float">
            <text:p>-14.188752</text:p>
          </table:table-cell>
          <table:table-cell table:formula="of:=[.A2694]*0.3048" office:value-type="float" office:value="-4.3247316096" calcext:value-type="float">
            <text:p>-4.3247316096</text:p>
          </table:table-cell>
        </table:table-row>
        <table:table-row table:style-name="ro1">
          <table:table-cell office:value-type="float" office:value="-14.240544" calcext:value-type="float">
            <text:p>-14.240544</text:p>
          </table:table-cell>
          <table:table-cell table:formula="of:=[.A2695]*0.3048" office:value-type="float" office:value="-4.3405178112" calcext:value-type="float">
            <text:p>-4.3405178112</text:p>
          </table:table-cell>
        </table:table-row>
        <table:table-row table:style-name="ro1">
          <table:table-cell office:value-type="float" office:value="-14.290808" calcext:value-type="float">
            <text:p>-14.290808</text:p>
          </table:table-cell>
          <table:table-cell table:formula="of:=[.A2696]*0.3048" office:value-type="float" office:value="-4.3558382784" calcext:value-type="float">
            <text:p>-4.3558382784</text:p>
          </table:table-cell>
        </table:table-row>
        <table:table-row table:style-name="ro1">
          <table:table-cell office:value-type="float" office:value="-14.339515" calcext:value-type="float">
            <text:p>-14.339515</text:p>
          </table:table-cell>
          <table:table-cell table:formula="of:=[.A2697]*0.3048" office:value-type="float" office:value="-4.370684172" calcext:value-type="float">
            <text:p>-4.370684172</text:p>
          </table:table-cell>
        </table:table-row>
        <table:table-row table:style-name="ro1">
          <table:table-cell office:value-type="float" office:value="-14.386648" calcext:value-type="float">
            <text:p>-14.386648</text:p>
          </table:table-cell>
          <table:table-cell table:formula="of:=[.A2698]*0.3048" office:value-type="float" office:value="-4.3850503104" calcext:value-type="float">
            <text:p>-4.3850503104</text:p>
          </table:table-cell>
        </table:table-row>
        <table:table-row table:style-name="ro1">
          <table:table-cell office:value-type="float" office:value="-14.432183" calcext:value-type="float">
            <text:p>-14.432183</text:p>
          </table:table-cell>
          <table:table-cell table:formula="of:=[.A2699]*0.3048" office:value-type="float" office:value="-4.3989293784" calcext:value-type="float">
            <text:p>-4.3989293784</text:p>
          </table:table-cell>
        </table:table-row>
        <table:table-row table:style-name="ro1">
          <table:table-cell office:value-type="float" office:value="-14.476093" calcext:value-type="float">
            <text:p>-14.476093</text:p>
          </table:table-cell>
          <table:table-cell table:formula="of:=[.A2700]*0.3048" office:value-type="float" office:value="-4.4123131464" calcext:value-type="float">
            <text:p>-4.4123131464</text:p>
          </table:table-cell>
        </table:table-row>
        <table:table-row table:style-name="ro1">
          <table:table-cell office:value-type="float" office:value="-14.518358" calcext:value-type="float">
            <text:p>-14.518358</text:p>
          </table:table-cell>
          <table:table-cell table:formula="of:=[.A2701]*0.3048" office:value-type="float" office:value="-4.4251955184" calcext:value-type="float">
            <text:p>-4.4251955184</text:p>
          </table:table-cell>
        </table:table-row>
        <table:table-row table:style-name="ro1">
          <table:table-cell office:value-type="float" office:value="-14.558956" calcext:value-type="float">
            <text:p>-14.558956</text:p>
          </table:table-cell>
          <table:table-cell table:formula="of:=[.A2702]*0.3048" office:value-type="float" office:value="-4.4375697888" calcext:value-type="float">
            <text:p>-4.4375697888</text:p>
          </table:table-cell>
        </table:table-row>
        <table:table-row table:style-name="ro1">
          <table:table-cell office:value-type="float" office:value="-14.597858" calcext:value-type="float">
            <text:p>-14.597858</text:p>
          </table:table-cell>
          <table:table-cell table:formula="of:=[.A2703]*0.3048" office:value-type="float" office:value="-4.4494271184" calcext:value-type="float">
            <text:p>-4.4494271184</text:p>
          </table:table-cell>
        </table:table-row>
        <table:table-row table:style-name="ro1">
          <table:table-cell office:value-type="float" office:value="-14.63505" calcext:value-type="float">
            <text:p>-14.63505</text:p>
          </table:table-cell>
          <table:table-cell table:formula="of:=[.A2704]*0.3048" office:value-type="float" office:value="-4.46076324" calcext:value-type="float">
            <text:p>-4.46076324</text:p>
          </table:table-cell>
        </table:table-row>
        <table:table-row table:style-name="ro1">
          <table:table-cell office:value-type="float" office:value="-14.670509" calcext:value-type="float">
            <text:p>-14.670509</text:p>
          </table:table-cell>
          <table:table-cell table:formula="of:=[.A2705]*0.3048" office:value-type="float" office:value="-4.4715711432" calcext:value-type="float">
            <text:p>-4.4715711432</text:p>
          </table:table-cell>
        </table:table-row>
        <table:table-row table:style-name="ro1">
          <table:table-cell office:value-type="float" office:value="-14.704205" calcext:value-type="float">
            <text:p>-14.704205</text:p>
          </table:table-cell>
          <table:table-cell table:formula="of:=[.A2706]*0.3048" office:value-type="float" office:value="-4.481841684" calcext:value-type="float">
            <text:p>-4.481841684</text:p>
          </table:table-cell>
        </table:table-row>
        <table:table-row table:style-name="ro1">
          <table:table-cell office:value-type="float" office:value="-14.736132" calcext:value-type="float">
            <text:p>-14.736132</text:p>
          </table:table-cell>
          <table:table-cell table:formula="of:=[.A2707]*0.3048" office:value-type="float" office:value="-4.4915730336" calcext:value-type="float">
            <text:p>-4.4915730336</text:p>
          </table:table-cell>
        </table:table-row>
        <table:table-row table:style-name="ro1">
          <table:table-cell office:value-type="float" office:value="-14.76626" calcext:value-type="float">
            <text:p>-14.76626</text:p>
          </table:table-cell>
          <table:table-cell table:formula="of:=[.A2708]*0.3048" office:value-type="float" office:value="-4.500756048" calcext:value-type="float">
            <text:p>-4.500756048</text:p>
          </table:table-cell>
        </table:table-row>
        <table:table-row table:style-name="ro1">
          <table:table-cell office:value-type="float" office:value="-14.794571" calcext:value-type="float">
            <text:p>-14.794571</text:p>
          </table:table-cell>
          <table:table-cell table:formula="of:=[.A2709]*0.3048" office:value-type="float" office:value="-4.5093852408" calcext:value-type="float">
            <text:p>-4.5093852408</text:p>
          </table:table-cell>
        </table:table-row>
        <table:table-row table:style-name="ro1">
          <table:table-cell office:value-type="float" office:value="-14.821058" calcext:value-type="float">
            <text:p>-14.821058</text:p>
          </table:table-cell>
          <table:table-cell table:formula="of:=[.A2710]*0.3048" office:value-type="float" office:value="-4.5174584784" calcext:value-type="float">
            <text:p>-4.5174584784</text:p>
          </table:table-cell>
        </table:table-row>
        <table:table-row table:style-name="ro1">
          <table:table-cell office:value-type="float" office:value="-14.845697" calcext:value-type="float">
            <text:p>-14.845697</text:p>
          </table:table-cell>
          <table:table-cell table:formula="of:=[.A2711]*0.3048" office:value-type="float" office:value="-4.5249684456" calcext:value-type="float">
            <text:p>-4.5249684456</text:p>
          </table:table-cell>
        </table:table-row>
        <table:table-row table:style-name="ro1">
          <table:table-cell office:value-type="float" office:value="-14.868469" calcext:value-type="float">
            <text:p>-14.868469</text:p>
          </table:table-cell>
          <table:table-cell table:formula="of:=[.A2712]*0.3048" office:value-type="float" office:value="-4.5319093512" calcext:value-type="float">
            <text:p>-4.5319093512</text:p>
          </table:table-cell>
        </table:table-row>
        <table:table-row table:style-name="ro1">
          <table:table-cell office:value-type="float" office:value="-14.88937" calcext:value-type="float">
            <text:p>-14.88937</text:p>
          </table:table-cell>
          <table:table-cell table:formula="of:=[.A2713]*0.3048" office:value-type="float" office:value="-4.538279976" calcext:value-type="float">
            <text:p>-4.538279976</text:p>
          </table:table-cell>
        </table:table-row>
        <table:table-row table:style-name="ro1">
          <table:table-cell office:value-type="float" office:value="-14.908381" calcext:value-type="float">
            <text:p>-14.908381</text:p>
          </table:table-cell>
          <table:table-cell table:formula="of:=[.A2714]*0.3048" office:value-type="float" office:value="-4.5440745288" calcext:value-type="float">
            <text:p>-4.5440745288</text:p>
          </table:table-cell>
        </table:table-row>
        <table:table-row table:style-name="ro1">
          <table:table-cell office:value-type="float" office:value="-14.925489" calcext:value-type="float">
            <text:p>-14.925489</text:p>
          </table:table-cell>
          <table:table-cell table:formula="of:=[.A2715]*0.3048" office:value-type="float" office:value="-4.5492890472" calcext:value-type="float">
            <text:p>-4.5492890472</text:p>
          </table:table-cell>
        </table:table-row>
        <table:table-row table:style-name="ro1">
          <table:table-cell office:value-type="float" office:value="-14.940687" calcext:value-type="float">
            <text:p>-14.940687</text:p>
          </table:table-cell>
          <table:table-cell table:formula="of:=[.A2716]*0.3048" office:value-type="float" office:value="-4.5539213976" calcext:value-type="float">
            <text:p>-4.5539213976</text:p>
          </table:table-cell>
        </table:table-row>
        <table:table-row table:style-name="ro1">
          <table:table-cell office:value-type="float" office:value="-14.953966" calcext:value-type="float">
            <text:p>-14.953966</text:p>
          </table:table-cell>
          <table:table-cell table:formula="of:=[.A2717]*0.3048" office:value-type="float" office:value="-4.5579688368" calcext:value-type="float">
            <text:p>-4.5579688368</text:p>
          </table:table-cell>
        </table:table-row>
        <table:table-row table:style-name="ro1">
          <table:table-cell office:value-type="float" office:value="-14.965311" calcext:value-type="float">
            <text:p>-14.965311</text:p>
          </table:table-cell>
          <table:table-cell table:formula="of:=[.A2718]*0.3048" office:value-type="float" office:value="-4.5614267928" calcext:value-type="float">
            <text:p>-4.5614267928</text:p>
          </table:table-cell>
        </table:table-row>
        <table:table-row table:style-name="ro1">
          <table:table-cell office:value-type="float" office:value="-14.974726" calcext:value-type="float">
            <text:p>-14.974726</text:p>
          </table:table-cell>
          <table:table-cell table:formula="of:=[.A2719]*0.3048" office:value-type="float" office:value="-4.5642964848" calcext:value-type="float">
            <text:p>-4.5642964848</text:p>
          </table:table-cell>
        </table:table-row>
        <table:table-row table:style-name="ro1">
          <table:table-cell office:value-type="float" office:value="-14.982195" calcext:value-type="float">
            <text:p>-14.982195</text:p>
          </table:table-cell>
          <table:table-cell table:formula="of:=[.A2720]*0.3048" office:value-type="float" office:value="-4.566573036" calcext:value-type="float">
            <text:p>-4.566573036</text:p>
          </table:table-cell>
        </table:table-row>
        <table:table-row table:style-name="ro1">
          <table:table-cell office:value-type="float" office:value="-14.987715" calcext:value-type="float">
            <text:p>-14.987715</text:p>
          </table:table-cell>
          <table:table-cell table:formula="of:=[.A2721]*0.3048" office:value-type="float" office:value="-4.568255532" calcext:value-type="float">
            <text:p>-4.568255532</text:p>
          </table:table-cell>
        </table:table-row>
        <table:table-row table:style-name="ro1">
          <table:table-cell office:value-type="float" office:value="-14.991285" calcext:value-type="float">
            <text:p>-14.991285</text:p>
          </table:table-cell>
          <table:table-cell table:formula="of:=[.A2722]*0.3048" office:value-type="float" office:value="-4.569343668" calcext:value-type="float">
            <text:p>-4.569343668</text:p>
          </table:table-cell>
        </table:table-row>
        <table:table-row table:style-name="ro1">
          <table:table-cell office:value-type="float" office:value="-14.992897" calcext:value-type="float">
            <text:p>-14.992897</text:p>
          </table:table-cell>
          <table:table-cell table:formula="of:=[.A2723]*0.3048" office:value-type="float" office:value="-4.5698350056" calcext:value-type="float">
            <text:p>-4.5698350056</text:p>
          </table:table-cell>
        </table:table-row>
        <table:table-row table:style-name="ro1">
          <table:table-cell office:value-type="float" office:value="-14.992546" calcext:value-type="float">
            <text:p>-14.992546</text:p>
          </table:table-cell>
          <table:table-cell table:formula="of:=[.A2724]*0.3048" office:value-type="float" office:value="-4.5697280208" calcext:value-type="float">
            <text:p>-4.5697280208</text:p>
          </table:table-cell>
        </table:table-row>
        <table:table-row table:style-name="ro1">
          <table:table-cell office:value-type="float" office:value="-14.990234" calcext:value-type="float">
            <text:p>-14.990234</text:p>
          </table:table-cell>
          <table:table-cell table:formula="of:=[.A2725]*0.3048" office:value-type="float" office:value="-4.5690233232" calcext:value-type="float">
            <text:p>-4.5690233232</text:p>
          </table:table-cell>
        </table:table-row>
        <table:table-row table:style-name="ro1">
          <table:table-cell office:value-type="float" office:value="-14.985962" calcext:value-type="float">
            <text:p>-14.985962</text:p>
          </table:table-cell>
          <table:table-cell table:formula="of:=[.A2726]*0.3048" office:value-type="float" office:value="-4.5677212176" calcext:value-type="float">
            <text:p>-4.5677212176</text:p>
          </table:table-cell>
        </table:table-row>
        <table:table-row table:style-name="ro1">
          <table:table-cell office:value-type="float" office:value="-14.979723" calcext:value-type="float">
            <text:p>-14.979723</text:p>
          </table:table-cell>
          <table:table-cell table:formula="of:=[.A2727]*0.3048" office:value-type="float" office:value="-4.5658195704" calcext:value-type="float">
            <text:p>-4.5658195704</text:p>
          </table:table-cell>
        </table:table-row>
        <table:table-row table:style-name="ro1">
          <table:table-cell office:value-type="float" office:value="-14.971521" calcext:value-type="float">
            <text:p>-14.971521</text:p>
          </table:table-cell>
          <table:table-cell table:formula="of:=[.A2728]*0.3048" office:value-type="float" office:value="-4.5633196008" calcext:value-type="float">
            <text:p>-4.5633196008</text:p>
          </table:table-cell>
        </table:table-row>
        <table:table-row table:style-name="ro1">
          <table:table-cell office:value-type="float" office:value="-14.961357" calcext:value-type="float">
            <text:p>-14.961357</text:p>
          </table:table-cell>
          <table:table-cell table:formula="of:=[.A2729]*0.3048" office:value-type="float" office:value="-4.5602216136" calcext:value-type="float">
            <text:p>-4.5602216136</text:p>
          </table:table-cell>
        </table:table-row>
        <table:table-row table:style-name="ro1">
          <table:table-cell office:value-type="float" office:value="-14.949226" calcext:value-type="float">
            <text:p>-14.949226</text:p>
          </table:table-cell>
          <table:table-cell table:formula="of:=[.A2730]*0.3048" office:value-type="float" office:value="-4.5565240848" calcext:value-type="float">
            <text:p>-4.5565240848</text:p>
          </table:table-cell>
        </table:table-row>
        <table:table-row table:style-name="ro1">
          <table:table-cell office:value-type="float" office:value="-14.935137" calcext:value-type="float">
            <text:p>-14.935137</text:p>
          </table:table-cell>
          <table:table-cell table:formula="of:=[.A2731]*0.3048" office:value-type="float" office:value="-4.5522297576" calcext:value-type="float">
            <text:p>-4.5522297576</text:p>
          </table:table-cell>
        </table:table-row>
        <table:table-row table:style-name="ro1">
          <table:table-cell office:value-type="float" office:value="-14.919088" calcext:value-type="float">
            <text:p>-14.919088</text:p>
          </table:table-cell>
          <table:table-cell table:formula="of:=[.A2732]*0.3048" office:value-type="float" office:value="-4.5473380224" calcext:value-type="float">
            <text:p>-4.5473380224</text:p>
          </table:table-cell>
        </table:table-row>
        <table:table-row table:style-name="ro1">
          <table:table-cell office:value-type="float" office:value="-14.901079" calcext:value-type="float">
            <text:p>-14.901079</text:p>
          </table:table-cell>
          <table:table-cell table:formula="of:=[.A2733]*0.3048" office:value-type="float" office:value="-4.5418488792" calcext:value-type="float">
            <text:p>-4.5418488792</text:p>
          </table:table-cell>
        </table:table-row>
        <table:table-row table:style-name="ro1">
          <table:table-cell office:value-type="float" office:value="-14.881121" calcext:value-type="float">
            <text:p>-14.881121</text:p>
          </table:table-cell>
          <table:table-cell table:formula="of:=[.A2734]*0.3048" office:value-type="float" office:value="-4.5357656808" calcext:value-type="float">
            <text:p>-4.5357656808</text:p>
          </table:table-cell>
        </table:table-row>
        <table:table-row table:style-name="ro1">
          <table:table-cell office:value-type="float" office:value="-14.859205" calcext:value-type="float">
            <text:p>-14.859205</text:p>
          </table:table-cell>
          <table:table-cell table:formula="of:=[.A2735]*0.3048" office:value-type="float" office:value="-4.529085684" calcext:value-type="float">
            <text:p>-4.529085684</text:p>
          </table:table-cell>
        </table:table-row>
        <table:table-row table:style-name="ro1">
          <table:table-cell office:value-type="float" office:value="-14.835337" calcext:value-type="float">
            <text:p>-14.835337</text:p>
          </table:table-cell>
          <table:table-cell table:formula="of:=[.A2736]*0.3048" office:value-type="float" office:value="-4.5218107176" calcext:value-type="float">
            <text:p>-4.5218107176</text:p>
          </table:table-cell>
        </table:table-row>
        <table:table-row table:style-name="ro1">
          <table:table-cell office:value-type="float" office:value="-14.809523" calcext:value-type="float">
            <text:p>-14.809523</text:p>
          </table:table-cell>
          <table:table-cell table:formula="of:=[.A2737]*0.3048" office:value-type="float" office:value="-4.5139426104" calcext:value-type="float">
            <text:p>-4.5139426104</text:p>
          </table:table-cell>
        </table:table-row>
        <table:table-row table:style-name="ro1">
          <table:table-cell office:value-type="float" office:value="-14.781759" calcext:value-type="float">
            <text:p>-14.781759</text:p>
          </table:table-cell>
          <table:table-cell table:formula="of:=[.A2738]*0.3048" office:value-type="float" office:value="-4.5054801432" calcext:value-type="float">
            <text:p>-4.5054801432</text:p>
          </table:table-cell>
        </table:table-row>
        <table:table-row table:style-name="ro1">
          <table:table-cell office:value-type="float" office:value="-14.752041" calcext:value-type="float">
            <text:p>-14.752041</text:p>
          </table:table-cell>
          <table:table-cell table:formula="of:=[.A2739]*0.3048" office:value-type="float" office:value="-4.4964220968" calcext:value-type="float">
            <text:p>-4.4964220968</text:p>
          </table:table-cell>
        </table:table-row>
        <table:table-row table:style-name="ro1">
          <table:table-cell office:value-type="float" office:value="-14.720377" calcext:value-type="float">
            <text:p>-14.720377</text:p>
          </table:table-cell>
          <table:table-cell table:formula="of:=[.A2740]*0.3048" office:value-type="float" office:value="-4.4867709096" calcext:value-type="float">
            <text:p>-4.4867709096</text:p>
          </table:table-cell>
        </table:table-row>
        <table:table-row table:style-name="ro1">
          <table:table-cell office:value-type="float" office:value="-14.68676" calcext:value-type="float">
            <text:p>-14.68676</text:p>
          </table:table-cell>
          <table:table-cell table:formula="of:=[.A2741]*0.3048" office:value-type="float" office:value="-4.476524448" calcext:value-type="float">
            <text:p>-4.476524448</text:p>
          </table:table-cell>
        </table:table-row>
        <table:table-row table:style-name="ro1">
          <table:table-cell office:value-type="float" office:value="-14.651186" calcext:value-type="float">
            <text:p>-14.651186</text:p>
          </table:table-cell>
          <table:table-cell table:formula="of:=[.A2742]*0.3048" office:value-type="float" office:value="-4.4656814928" calcext:value-type="float">
            <text:p>-4.4656814928</text:p>
          </table:table-cell>
        </table:table-row>
        <table:table-row table:style-name="ro1">
          <table:table-cell office:value-type="float" office:value="-14.613655" calcext:value-type="float">
            <text:p>-14.613655</text:p>
          </table:table-cell>
          <table:table-cell table:formula="of:=[.A2743]*0.3048" office:value-type="float" office:value="-4.454242044" calcext:value-type="float">
            <text:p>-4.454242044</text:p>
          </table:table-cell>
        </table:table-row>
        <table:table-row table:style-name="ro1">
          <table:table-cell office:value-type="float" office:value="-14.574165" calcext:value-type="float">
            <text:p>-14.574165</text:p>
          </table:table-cell>
          <table:table-cell table:formula="of:=[.A2744]*0.3048" office:value-type="float" office:value="-4.442205492" calcext:value-type="float">
            <text:p>-4.442205492</text:p>
          </table:table-cell>
        </table:table-row>
        <table:table-row table:style-name="ro1">
          <table:table-cell office:value-type="float" office:value="-14.532711" calcext:value-type="float">
            <text:p>-14.532711</text:p>
          </table:table-cell>
          <table:table-cell table:formula="of:=[.A2745]*0.3048" office:value-type="float" office:value="-4.4295703128" calcext:value-type="float">
            <text:p>-4.4295703128</text:p>
          </table:table-cell>
        </table:table-row>
        <table:table-row table:style-name="ro1">
          <table:table-cell office:value-type="float" office:value="-14.489294" calcext:value-type="float">
            <text:p>-14.489294</text:p>
          </table:table-cell>
          <table:table-cell table:formula="of:=[.A2746]*0.3048" office:value-type="float" office:value="-4.4163368112" calcext:value-type="float">
            <text:p>-4.4163368112</text:p>
          </table:table-cell>
        </table:table-row>
        <table:table-row table:style-name="ro1">
          <table:table-cell office:value-type="float" office:value="-14.443905" calcext:value-type="float">
            <text:p>-14.443905</text:p>
          </table:table-cell>
          <table:table-cell table:formula="of:=[.A2747]*0.3048" office:value-type="float" office:value="-4.402502244" calcext:value-type="float">
            <text:p>-4.402502244</text:p>
          </table:table-cell>
        </table:table-row>
        <table:table-row table:style-name="ro1">
          <table:table-cell office:value-type="float" office:value="-14.396541" calcext:value-type="float">
            <text:p>-14.396541</text:p>
          </table:table-cell>
          <table:table-cell table:formula="of:=[.A2748]*0.3048" office:value-type="float" office:value="-4.3880656968" calcext:value-type="float">
            <text:p>-4.3880656968</text:p>
          </table:table-cell>
        </table:table-row>
        <table:table-row table:style-name="ro1">
          <table:table-cell office:value-type="float" office:value="-14.347208" calcext:value-type="float">
            <text:p>-14.347208</text:p>
          </table:table-cell>
          <table:table-cell table:formula="of:=[.A2749]*0.3048" office:value-type="float" office:value="-4.3730289984" calcext:value-type="float">
            <text:p>-4.3730289984</text:p>
          </table:table-cell>
        </table:table-row>
        <table:table-row table:style-name="ro1">
          <table:table-cell office:value-type="float" office:value="-14.295901" calcext:value-type="float">
            <text:p>-14.295901</text:p>
          </table:table-cell>
          <table:table-cell table:formula="of:=[.A2750]*0.3048" office:value-type="float" office:value="-4.3573906248" calcext:value-type="float">
            <text:p>-4.3573906248</text:p>
          </table:table-cell>
        </table:table-row>
        <table:table-row table:style-name="ro1">
          <table:table-cell office:value-type="float" office:value="-14.24262" calcext:value-type="float">
            <text:p>-14.24262</text:p>
          </table:table-cell>
          <table:table-cell table:formula="of:=[.A2751]*0.3048" office:value-type="float" office:value="-4.341150576" calcext:value-type="float">
            <text:p>-4.341150576</text:p>
          </table:table-cell>
        </table:table-row>
        <table:table-row table:style-name="ro1">
          <table:table-cell office:value-type="float" office:value="-14.187367" calcext:value-type="float">
            <text:p>-14.187367</text:p>
          </table:table-cell>
          <table:table-cell table:formula="of:=[.A2752]*0.3048" office:value-type="float" office:value="-4.3243094616" calcext:value-type="float">
            <text:p>-4.3243094616</text:p>
          </table:table-cell>
        </table:table-row>
        <table:table-row table:style-name="ro1">
          <table:table-cell office:value-type="float" office:value="-14.130148" calcext:value-type="float">
            <text:p>-14.130148</text:p>
          </table:table-cell>
          <table:table-cell table:formula="of:=[.A2753]*0.3048" office:value-type="float" office:value="-4.3068691104" calcext:value-type="float">
            <text:p>-4.3068691104</text:p>
          </table:table-cell>
        </table:table-row>
        <table:table-row table:style-name="ro1">
          <table:table-cell office:value-type="float" office:value="-14.070958" calcext:value-type="float">
            <text:p>-14.070958</text:p>
          </table:table-cell>
          <table:table-cell table:formula="of:=[.A2754]*0.3048" office:value-type="float" office:value="-4.2888279984" calcext:value-type="float">
            <text:p>-4.2888279984</text:p>
          </table:table-cell>
        </table:table-row>
        <table:table-row table:style-name="ro1">
          <table:table-cell office:value-type="float" office:value="-14.009814" calcext:value-type="float">
            <text:p>-14.009814</text:p>
          </table:table-cell>
          <table:table-cell table:formula="of:=[.A2755]*0.3048" office:value-type="float" office:value="-4.2701913072" calcext:value-type="float">
            <text:p>-4.2701913072</text:p>
          </table:table-cell>
        </table:table-row>
        <table:table-row table:style-name="ro1">
          <table:table-cell office:value-type="float" office:value="-13.946718" calcext:value-type="float">
            <text:p>-13.946718</text:p>
          </table:table-cell>
          <table:table-cell table:formula="of:=[.A2756]*0.3048" office:value-type="float" office:value="-4.2509596464" calcext:value-type="float">
            <text:p>-4.2509596464</text:p>
          </table:table-cell>
        </table:table-row>
        <table:table-row table:style-name="ro1">
          <table:table-cell office:value-type="float" office:value="-13.88168" calcext:value-type="float">
            <text:p>-13.88168</text:p>
          </table:table-cell>
          <table:table-cell table:formula="of:=[.A2757]*0.3048" office:value-type="float" office:value="-4.231136064" calcext:value-type="float">
            <text:p>-4.231136064</text:p>
          </table:table-cell>
        </table:table-row>
        <table:table-row table:style-name="ro1">
          <table:table-cell office:value-type="float" office:value="-13.814719" calcext:value-type="float">
            <text:p>-13.814719</text:p>
          </table:table-cell>
          <table:table-cell table:formula="of:=[.A2758]*0.3048" office:value-type="float" office:value="-4.2107263512" calcext:value-type="float">
            <text:p>-4.2107263512</text:p>
          </table:table-cell>
        </table:table-row>
        <table:table-row table:style-name="ro1">
          <table:table-cell office:value-type="float" office:value="-13.74585" calcext:value-type="float">
            <text:p>-13.74585</text:p>
          </table:table-cell>
          <table:table-cell table:formula="of:=[.A2759]*0.3048" office:value-type="float" office:value="-4.18973508" calcext:value-type="float">
            <text:p>-4.18973508</text:p>
          </table:table-cell>
        </table:table-row>
        <table:table-row table:style-name="ro1">
          <table:table-cell office:value-type="float" office:value="-13.67509" calcext:value-type="float">
            <text:p>-13.67509</text:p>
          </table:table-cell>
          <table:table-cell table:formula="of:=[.A2760]*0.3048" office:value-type="float" office:value="-4.168167432" calcext:value-type="float">
            <text:p>-4.168167432</text:p>
          </table:table-cell>
        </table:table-row>
        <table:table-row table:style-name="ro1">
          <table:table-cell office:value-type="float" office:value="-13.602462" calcext:value-type="float">
            <text:p>-13.602462</text:p>
          </table:table-cell>
          <table:table-cell table:formula="of:=[.A2761]*0.3048" office:value-type="float" office:value="-4.1460304176" calcext:value-type="float">
            <text:p>-4.1460304176</text:p>
          </table:table-cell>
        </table:table-row>
        <table:table-row table:style-name="ro1">
          <table:table-cell office:value-type="float" office:value="-13.527992" calcext:value-type="float">
            <text:p>-13.527992</text:p>
          </table:table-cell>
          <table:table-cell table:formula="of:=[.A2762]*0.3048" office:value-type="float" office:value="-4.1233319616" calcext:value-type="float">
            <text:p>-4.1233319616</text:p>
          </table:table-cell>
        </table:table-row>
        <table:table-row table:style-name="ro1">
          <table:table-cell office:value-type="float" office:value="-13.451708" calcext:value-type="float">
            <text:p>-13.451708</text:p>
          </table:table-cell>
          <table:table-cell table:formula="of:=[.A2763]*0.3048" office:value-type="float" office:value="-4.1000805984" calcext:value-type="float">
            <text:p>-4.1000805984</text:p>
          </table:table-cell>
        </table:table-row>
        <table:table-row table:style-name="ro1">
          <table:table-cell office:value-type="float" office:value="-13.373641" calcext:value-type="float">
            <text:p>-13.373641</text:p>
          </table:table-cell>
          <table:table-cell table:formula="of:=[.A2764]*0.3048" office:value-type="float" office:value="-4.0762857768" calcext:value-type="float">
            <text:p>-4.0762857768</text:p>
          </table:table-cell>
        </table:table-row>
        <table:table-row table:style-name="ro1">
          <table:table-cell office:value-type="float" office:value="-13.293824" calcext:value-type="float">
            <text:p>-13.293824</text:p>
          </table:table-cell>
          <table:table-cell table:formula="of:=[.A2765]*0.3048" office:value-type="float" office:value="-4.0519575552" calcext:value-type="float">
            <text:p>-4.0519575552</text:p>
          </table:table-cell>
        </table:table-row>
        <table:table-row table:style-name="ro1">
          <table:table-cell office:value-type="float" office:value="-13.212296" calcext:value-type="float">
            <text:p>-13.212296</text:p>
          </table:table-cell>
          <table:table-cell table:formula="of:=[.A2766]*0.3048" office:value-type="float" office:value="-4.0271078208" calcext:value-type="float">
            <text:p>-4.0271078208</text:p>
          </table:table-cell>
        </table:table-row>
        <table:table-row table:style-name="ro1">
          <table:table-cell office:value-type="float" office:value="-13.129094" calcext:value-type="float">
            <text:p>-13.129094</text:p>
          </table:table-cell>
          <table:table-cell table:formula="of:=[.A2767]*0.3048" office:value-type="float" office:value="-4.0017478512" calcext:value-type="float">
            <text:p>-4.0017478512</text:p>
          </table:table-cell>
        </table:table-row>
        <table:table-row table:style-name="ro1">
          <table:table-cell office:value-type="float" office:value="-13.044259" calcext:value-type="float">
            <text:p>-13.044259</text:p>
          </table:table-cell>
          <table:table-cell table:formula="of:=[.A2768]*0.3048" office:value-type="float" office:value="-3.9758901432" calcext:value-type="float">
            <text:p>-3.9758901432</text:p>
          </table:table-cell>
        </table:table-row>
        <table:table-row table:style-name="ro1">
          <table:table-cell office:value-type="float" office:value="-12.95783" calcext:value-type="float">
            <text:p>-12.95783</text:p>
          </table:table-cell>
          <table:table-cell table:formula="of:=[.A2769]*0.3048" office:value-type="float" office:value="-3.949546584" calcext:value-type="float">
            <text:p>-3.949546584</text:p>
          </table:table-cell>
        </table:table-row>
        <table:table-row table:style-name="ro1">
          <table:table-cell office:value-type="float" office:value="-12.869857" calcext:value-type="float">
            <text:p>-12.869857</text:p>
          </table:table-cell>
          <table:table-cell table:formula="of:=[.A2770]*0.3048" office:value-type="float" office:value="-3.9227324136" calcext:value-type="float">
            <text:p>-3.9227324136</text:p>
          </table:table-cell>
        </table:table-row>
        <table:table-row table:style-name="ro1">
          <table:table-cell office:value-type="float" office:value="-12.78038" calcext:value-type="float">
            <text:p>-12.78038</text:p>
          </table:table-cell>
          <table:table-cell table:formula="of:=[.A2771]*0.3048" office:value-type="float" office:value="-3.895459824" calcext:value-type="float">
            <text:p>-3.895459824</text:p>
          </table:table-cell>
        </table:table-row>
        <table:table-row table:style-name="ro1">
          <table:table-cell office:value-type="float" office:value="-12.689443" calcext:value-type="float">
            <text:p>-12.689443</text:p>
          </table:table-cell>
          <table:table-cell table:formula="of:=[.A2772]*0.3048" office:value-type="float" office:value="-3.8677422264" calcext:value-type="float">
            <text:p>-3.8677422264</text:p>
          </table:table-cell>
        </table:table-row>
        <table:table-row table:style-name="ro1">
          <table:table-cell office:value-type="float" office:value="-12.597092" calcext:value-type="float">
            <text:p>-12.597092</text:p>
          </table:table-cell>
          <table:table-cell table:formula="of:=[.A2773]*0.3048" office:value-type="float" office:value="-3.8395936416" calcext:value-type="float">
            <text:p>-3.8395936416</text:p>
          </table:table-cell>
        </table:table-row>
        <table:table-row table:style-name="ro1">
          <table:table-cell office:value-type="float" office:value="-12.50337" calcext:value-type="float">
            <text:p>-12.50337</text:p>
          </table:table-cell>
          <table:table-cell table:formula="of:=[.A2774]*0.3048" office:value-type="float" office:value="-3.811027176" calcext:value-type="float">
            <text:p>-3.811027176</text:p>
          </table:table-cell>
        </table:table-row>
        <table:table-row table:style-name="ro1">
          <table:table-cell office:value-type="float" office:value="-12.408318" calcext:value-type="float">
            <text:p>-12.408318</text:p>
          </table:table-cell>
          <table:table-cell table:formula="of:=[.A2775]*0.3048" office:value-type="float" office:value="-3.7820553264" calcext:value-type="float">
            <text:p>-3.7820553264</text:p>
          </table:table-cell>
        </table:table-row>
        <table:table-row table:style-name="ro1">
          <table:table-cell office:value-type="float" office:value="-12.311977" calcext:value-type="float">
            <text:p>-12.311977</text:p>
          </table:table-cell>
          <table:table-cell table:formula="of:=[.A2776]*0.3048" office:value-type="float" office:value="-3.7526905896" calcext:value-type="float">
            <text:p>-3.7526905896</text:p>
          </table:table-cell>
        </table:table-row>
        <table:table-row table:style-name="ro1">
          <table:table-cell office:value-type="float" office:value="-12.214391" calcext:value-type="float">
            <text:p>-12.214391</text:p>
          </table:table-cell>
          <table:table-cell table:formula="of:=[.A2777]*0.3048" office:value-type="float" office:value="-3.7229463768" calcext:value-type="float">
            <text:p>-3.7229463768</text:p>
          </table:table-cell>
        </table:table-row>
        <table:table-row table:style-name="ro1">
          <table:table-cell office:value-type="float" office:value="-12.115588" calcext:value-type="float">
            <text:p>-12.115588</text:p>
          </table:table-cell>
          <table:table-cell table:formula="of:=[.A2778]*0.3048" office:value-type="float" office:value="-3.6928312224" calcext:value-type="float">
            <text:p>-3.6928312224</text:p>
          </table:table-cell>
        </table:table-row>
        <table:table-row table:style-name="ro1">
          <table:table-cell office:value-type="float" office:value="-12.015609" calcext:value-type="float">
            <text:p>-12.015609</text:p>
          </table:table-cell>
          <table:table-cell table:formula="of:=[.A2779]*0.3048" office:value-type="float" office:value="-3.6623576232" calcext:value-type="float">
            <text:p>-3.6623576232</text:p>
          </table:table-cell>
        </table:table-row>
        <table:table-row table:style-name="ro1">
          <table:table-cell office:value-type="float" office:value="-11.914488" calcext:value-type="float">
            <text:p>-11.914488</text:p>
          </table:table-cell>
          <table:table-cell table:formula="of:=[.A2780]*0.3048" office:value-type="float" office:value="-3.6315359424" calcext:value-type="float">
            <text:p>-3.6315359424</text:p>
          </table:table-cell>
        </table:table-row>
        <table:table-row table:style-name="ro1">
          <table:table-cell office:value-type="float" office:value="-11.812249" calcext:value-type="float">
            <text:p>-11.812249</text:p>
          </table:table-cell>
          <table:table-cell table:formula="of:=[.A2781]*0.3048" office:value-type="float" office:value="-3.6003734952" calcext:value-type="float">
            <text:p>-3.6003734952</text:p>
          </table:table-cell>
        </table:table-row>
        <table:table-row table:style-name="ro1">
          <table:table-cell office:value-type="float" office:value="-11.708926" calcext:value-type="float">
            <text:p>-11.708926</text:p>
          </table:table-cell>
          <table:table-cell table:formula="of:=[.A2782]*0.3048" office:value-type="float" office:value="-3.5688806448" calcext:value-type="float">
            <text:p>-3.5688806448</text:p>
          </table:table-cell>
        </table:table-row>
        <table:table-row table:style-name="ro1">
          <table:table-cell office:value-type="float" office:value="-11.604546" calcext:value-type="float">
            <text:p>-11.604546</text:p>
          </table:table-cell>
          <table:table-cell table:formula="of:=[.A2783]*0.3048" office:value-type="float" office:value="-3.5370656208" calcext:value-type="float">
            <text:p>-3.5370656208</text:p>
          </table:table-cell>
        </table:table-row>
        <table:table-row table:style-name="ro1">
          <table:table-cell office:value-type="float" office:value="-11.499133" calcext:value-type="float">
            <text:p>-11.499133</text:p>
          </table:table-cell>
          <table:table-cell table:formula="of:=[.A2784]*0.3048" office:value-type="float" office:value="-3.5049357384" calcext:value-type="float">
            <text:p>-3.5049357384</text:p>
          </table:table-cell>
        </table:table-row>
        <table:table-row table:style-name="ro1">
          <table:table-cell office:value-type="float" office:value="-11.39271" calcext:value-type="float">
            <text:p>-11.39271</text:p>
          </table:table-cell>
          <table:table-cell table:formula="of:=[.A2785]*0.3048" office:value-type="float" office:value="-3.472498008" calcext:value-type="float">
            <text:p>-3.472498008</text:p>
          </table:table-cell>
        </table:table-row>
        <table:table-row table:style-name="ro1">
          <table:table-cell office:value-type="float" office:value="-11.285303" calcext:value-type="float">
            <text:p>-11.285303</text:p>
          </table:table-cell>
          <table:table-cell table:formula="of:=[.A2786]*0.3048" office:value-type="float" office:value="-3.4397603544" calcext:value-type="float">
            <text:p>-3.4397603544</text:p>
          </table:table-cell>
        </table:table-row>
        <table:table-row table:style-name="ro1">
          <table:table-cell office:value-type="float" office:value="-11.176924" calcext:value-type="float">
            <text:p>-11.176924</text:p>
          </table:table-cell>
          <table:table-cell table:formula="of:=[.A2787]*0.3048" office:value-type="float" office:value="-3.4067264352" calcext:value-type="float">
            <text:p>-3.4067264352</text:p>
          </table:table-cell>
        </table:table-row>
        <table:table-row table:style-name="ro1">
          <table:table-cell office:value-type="float" office:value="-11.067601" calcext:value-type="float">
            <text:p>-11.067601</text:p>
          </table:table-cell>
          <table:table-cell table:formula="of:=[.A2788]*0.3048" office:value-type="float" office:value="-3.3734047848" calcext:value-type="float">
            <text:p>-3.3734047848</text:p>
          </table:table-cell>
        </table:table-row>
        <table:table-row table:style-name="ro1">
          <table:table-cell office:value-type="float" office:value="-10.957345" calcext:value-type="float">
            <text:p>-10.957345</text:p>
          </table:table-cell>
          <table:table-cell table:formula="of:=[.A2789]*0.3048" office:value-type="float" office:value="-3.339798756" calcext:value-type="float">
            <text:p>-3.339798756</text:p>
          </table:table-cell>
        </table:table-row>
        <table:table-row table:style-name="ro1">
          <table:table-cell office:value-type="float" office:value="-10.846179" calcext:value-type="float">
            <text:p>-10.846179</text:p>
          </table:table-cell>
          <table:table-cell table:formula="of:=[.A2790]*0.3048" office:value-type="float" office:value="-3.3059153592" calcext:value-type="float">
            <text:p>-3.3059153592</text:p>
          </table:table-cell>
        </table:table-row>
        <table:table-row table:style-name="ro1">
          <table:table-cell office:value-type="float" office:value="-10.734118" calcext:value-type="float">
            <text:p>-10.734118</text:p>
          </table:table-cell>
          <table:table-cell table:formula="of:=[.A2791]*0.3048" office:value-type="float" office:value="-3.2717591664" calcext:value-type="float">
            <text:p>-3.2717591664</text:p>
          </table:table-cell>
        </table:table-row>
        <table:table-row table:style-name="ro1">
          <table:table-cell office:value-type="float" office:value="-10.621186" calcext:value-type="float">
            <text:p>-10.621186</text:p>
          </table:table-cell>
          <table:table-cell table:formula="of:=[.A2792]*0.3048" office:value-type="float" office:value="-3.2373374928" calcext:value-type="float">
            <text:p>-3.2373374928</text:p>
          </table:table-cell>
        </table:table-row>
        <table:table-row table:style-name="ro1">
          <table:table-cell office:value-type="float" office:value="-10.507397" calcext:value-type="float">
            <text:p>-10.507397</text:p>
          </table:table-cell>
          <table:table-cell table:formula="of:=[.A2793]*0.3048" office:value-type="float" office:value="-3.2026546056" calcext:value-type="float">
            <text:p>-3.2026546056</text:p>
          </table:table-cell>
        </table:table-row>
        <table:table-row table:style-name="ro1">
          <table:table-cell office:value-type="float" office:value="-10.392775" calcext:value-type="float">
            <text:p>-10.392775</text:p>
          </table:table-cell>
          <table:table-cell table:formula="of:=[.A2794]*0.3048" office:value-type="float" office:value="-3.16771782" calcext:value-type="float">
            <text:p>-3.16771782</text:p>
          </table:table-cell>
        </table:table-row>
        <table:table-row table:style-name="ro1">
          <table:table-cell office:value-type="float" office:value="-10.277337" calcext:value-type="float">
            <text:p>-10.277337</text:p>
          </table:table-cell>
          <table:table-cell table:formula="of:=[.A2795]*0.3048" office:value-type="float" office:value="-3.1325323176" calcext:value-type="float">
            <text:p>-3.1325323176</text:p>
          </table:table-cell>
        </table:table-row>
        <table:table-row table:style-name="ro1">
          <table:table-cell office:value-type="float" office:value="-10.161109" calcext:value-type="float">
            <text:p>-10.161109</text:p>
          </table:table-cell>
          <table:table-cell table:formula="of:=[.A2796]*0.3048" office:value-type="float" office:value="-3.0971060232" calcext:value-type="float">
            <text:p>-3.0971060232</text:p>
          </table:table-cell>
        </table:table-row>
        <table:table-row table:style-name="ro1">
          <table:table-cell office:value-type="float" office:value="-10.044116" calcext:value-type="float">
            <text:p>-10.044116</text:p>
          </table:table-cell>
          <table:table-cell table:formula="of:=[.A2797]*0.3048" office:value-type="float" office:value="-3.0614465568" calcext:value-type="float">
            <text:p>-3.0614465568</text:p>
          </table:table-cell>
        </table:table-row>
        <table:table-row table:style-name="ro1">
          <table:table-cell office:value-type="float" office:value="-9.926381" calcext:value-type="float">
            <text:p>-9.926381</text:p>
          </table:table-cell>
          <table:table-cell table:formula="of:=[.A2798]*0.3048" office:value-type="float" office:value="-3.0255609288" calcext:value-type="float">
            <text:p>-3.0255609288</text:p>
          </table:table-cell>
        </table:table-row>
        <table:table-row table:style-name="ro1">
          <table:table-cell office:value-type="float" office:value="-9.807939" calcext:value-type="float">
            <text:p>-9.807939</text:p>
          </table:table-cell>
          <table:table-cell table:formula="of:=[.A2799]*0.3048" office:value-type="float" office:value="-2.9894598072" calcext:value-type="float">
            <text:p>-2.9894598072</text:p>
          </table:table-cell>
        </table:table-row>
        <table:table-row table:style-name="ro1">
          <table:table-cell office:value-type="float" office:value="-9.688816" calcext:value-type="float">
            <text:p>-9.688816</text:p>
          </table:table-cell>
          <table:table-cell table:formula="of:=[.A2800]*0.3048" office:value-type="float" office:value="-2.9531511168" calcext:value-type="float">
            <text:p>-2.9531511168</text:p>
          </table:table-cell>
        </table:table-row>
        <table:table-row table:style-name="ro1">
          <table:table-cell office:value-type="float" office:value="-9.569052" calcext:value-type="float">
            <text:p>-9.569052</text:p>
          </table:table-cell>
          <table:table-cell table:formula="of:=[.A2801]*0.3048" office:value-type="float" office:value="-2.9166470496" calcext:value-type="float">
            <text:p>-2.9166470496</text:p>
          </table:table-cell>
        </table:table-row>
        <table:table-row table:style-name="ro1">
          <table:table-cell office:value-type="float" office:value="-9.44868" calcext:value-type="float">
            <text:p>-9.44868</text:p>
          </table:table-cell>
          <table:table-cell table:formula="of:=[.A2802]*0.3048" office:value-type="float" office:value="-2.879957664" calcext:value-type="float">
            <text:p>-2.879957664</text:p>
          </table:table-cell>
        </table:table-row>
        <table:table-row table:style-name="ro1">
          <table:table-cell office:value-type="float" office:value="-9.327744" calcext:value-type="float">
            <text:p>-9.327744</text:p>
          </table:table-cell>
          <table:table-cell table:formula="of:=[.A2803]*0.3048" office:value-type="float" office:value="-2.8430963712" calcext:value-type="float">
            <text:p>-2.8430963712</text:p>
          </table:table-cell>
        </table:table-row>
        <table:table-row table:style-name="ro1">
          <table:table-cell office:value-type="float" office:value="-9.206286" calcext:value-type="float">
            <text:p>-9.206286</text:p>
          </table:table-cell>
          <table:table-cell table:formula="of:=[.A2804]*0.3048" office:value-type="float" office:value="-2.8060759728" calcext:value-type="float">
            <text:p>-2.8060759728</text:p>
          </table:table-cell>
        </table:table-row>
        <table:table-row table:style-name="ro1">
          <table:table-cell office:value-type="float" office:value="-9.084353" calcext:value-type="float">
            <text:p>-9.084353</text:p>
          </table:table-cell>
          <table:table-cell table:formula="of:=[.A2805]*0.3048" office:value-type="float" office:value="-2.7689107944" calcext:value-type="float">
            <text:p>-2.7689107944</text:p>
          </table:table-cell>
        </table:table-row>
        <table:table-row table:style-name="ro1">
          <table:table-cell office:value-type="float" office:value="-8.961992" calcext:value-type="float">
            <text:p>-8.961992</text:p>
          </table:table-cell>
          <table:table-cell table:formula="of:=[.A2806]*0.3048" office:value-type="float" office:value="-2.7316151616" calcext:value-type="float">
            <text:p>-2.7316151616</text:p>
          </table:table-cell>
        </table:table-row>
        <table:table-row table:style-name="ro1">
          <table:table-cell office:value-type="float" office:value="-8.839256" calcext:value-type="float">
            <text:p>-8.839256</text:p>
          </table:table-cell>
          <table:table-cell table:formula="of:=[.A2807]*0.3048" office:value-type="float" office:value="-2.6942052288" calcext:value-type="float">
            <text:p>-2.6942052288</text:p>
          </table:table-cell>
        </table:table-row>
        <table:table-row table:style-name="ro1">
          <table:table-cell office:value-type="float" office:value="-8.716201" calcext:value-type="float">
            <text:p>-8.716201</text:p>
          </table:table-cell>
          <table:table-cell table:formula="of:=[.A2808]*0.3048" office:value-type="float" office:value="-2.6566980648" calcext:value-type="float">
            <text:p>-2.6566980648</text:p>
          </table:table-cell>
        </table:table-row>
        <table:table-row table:style-name="ro1">
          <table:table-cell office:value-type="float" office:value="-8.592875" calcext:value-type="float">
            <text:p>-8.592875</text:p>
          </table:table-cell>
          <table:table-cell table:formula="of:=[.A2809]*0.3048" office:value-type="float" office:value="-2.6191083" calcext:value-type="float">
            <text:p>-2.6191083</text:p>
          </table:table-cell>
        </table:table-row>
        <table:table-row table:style-name="ro1">
          <table:table-cell office:value-type="float" office:value="-8.4693336" calcext:value-type="float">
            <text:p>-8.4693336</text:p>
          </table:table-cell>
          <table:table-cell table:formula="of:=[.A2810]*0.3048" office:value-type="float" office:value="-2.58145288128" calcext:value-type="float">
            <text:p>-2.58145288128</text:p>
          </table:table-cell>
        </table:table-row>
        <table:table-row table:style-name="ro1">
          <table:table-cell office:value-type="float" office:value="-8.3456287" calcext:value-type="float">
            <text:p>-8.3456287</text:p>
          </table:table-cell>
          <table:table-cell table:formula="of:=[.A2811]*0.3048" office:value-type="float" office:value="-2.54374762776" calcext:value-type="float">
            <text:p>-2.54374762776</text:p>
          </table:table-cell>
        </table:table-row>
        <table:table-row table:style-name="ro1">
          <table:table-cell office:value-type="float" office:value="-8.2218132" calcext:value-type="float">
            <text:p>-8.2218132</text:p>
          </table:table-cell>
          <table:table-cell table:formula="of:=[.A2812]*0.3048" office:value-type="float" office:value="-2.50600866336" calcext:value-type="float">
            <text:p>-2.50600866336</text:p>
          </table:table-cell>
        </table:table-row>
        <table:table-row table:style-name="ro1">
          <table:table-cell office:value-type="float" office:value="-8.097928" calcext:value-type="float">
            <text:p>-8.097928</text:p>
          </table:table-cell>
          <table:table-cell table:formula="of:=[.A2813]*0.3048" office:value-type="float" office:value="-2.4682484544" calcext:value-type="float">
            <text:p>-2.4682484544</text:p>
          </table:table-cell>
        </table:table-row>
        <table:table-row table:style-name="ro1">
          <table:table-cell office:value-type="float" office:value="-7.9740286" calcext:value-type="float">
            <text:p>-7.9740286</text:p>
          </table:table-cell>
          <table:table-cell table:formula="of:=[.A2814]*0.3048" office:value-type="float" office:value="-2.43048391728" calcext:value-type="float">
            <text:p>-2.43048391728</text:p>
          </table:table-cell>
        </table:table-row>
        <table:table-row table:style-name="ro1">
          <table:table-cell office:value-type="float" office:value="-7.8501568" calcext:value-type="float">
            <text:p>-7.8501568</text:p>
          </table:table-cell>
          <table:table-cell table:formula="of:=[.A2815]*0.3048" office:value-type="float" office:value="-2.39272779264" calcext:value-type="float">
            <text:p>-2.39272779264</text:p>
          </table:table-cell>
        </table:table-row>
        <table:table-row table:style-name="ro1">
          <table:table-cell office:value-type="float" office:value="-7.7263622" calcext:value-type="float">
            <text:p>-7.7263622</text:p>
          </table:table-cell>
          <table:table-cell table:formula="of:=[.A2816]*0.3048" office:value-type="float" office:value="-2.35499519856" calcext:value-type="float">
            <text:p>-2.35499519856</text:p>
          </table:table-cell>
        </table:table-row>
        <table:table-row table:style-name="ro1">
          <table:table-cell office:value-type="float" office:value="-7.6026793" calcext:value-type="float">
            <text:p>-7.6026793</text:p>
          </table:table-cell>
          <table:table-cell table:formula="of:=[.A2817]*0.3048" office:value-type="float" office:value="-2.31729665064" calcext:value-type="float">
            <text:p>-2.31729665064</text:p>
          </table:table-cell>
        </table:table-row>
        <table:table-row table:style-name="ro1">
          <table:table-cell office:value-type="float" office:value="-7.4791565" calcext:value-type="float">
            <text:p>-7.4791565</text:p>
          </table:table-cell>
          <table:table-cell table:formula="of:=[.A2818]*0.3048" office:value-type="float" office:value="-2.2796469012" calcext:value-type="float">
            <text:p>-2.2796469012</text:p>
          </table:table-cell>
        </table:table-row>
        <table:table-row table:style-name="ro1">
          <table:table-cell office:value-type="float" office:value="-7.3558283" calcext:value-type="float">
            <text:p>-7.3558283</text:p>
          </table:table-cell>
          <table:table-cell table:formula="of:=[.A2819]*0.3048" office:value-type="float" office:value="-2.24205646584" calcext:value-type="float">
            <text:p>-2.24205646584</text:p>
          </table:table-cell>
        </table:table-row>
        <table:table-row table:style-name="ro1">
          <table:table-cell office:value-type="float" office:value="-7.2327261" calcext:value-type="float">
            <text:p>-7.2327261</text:p>
          </table:table-cell>
          <table:table-cell table:formula="of:=[.A2820]*0.3048" office:value-type="float" office:value="-2.20453491528" calcext:value-type="float">
            <text:p>-2.20453491528</text:p>
          </table:table-cell>
        </table:table-row>
        <table:table-row table:style-name="ro1">
          <table:table-cell office:value-type="float" office:value="-7.1098881" calcext:value-type="float">
            <text:p>-7.1098881</text:p>
          </table:table-cell>
          <table:table-cell table:formula="of:=[.A2821]*0.3048" office:value-type="float" office:value="-2.16709389288" calcext:value-type="float">
            <text:p>-2.16709389288</text:p>
          </table:table-cell>
        </table:table-row>
        <table:table-row table:style-name="ro1">
          <table:table-cell office:value-type="float" office:value="-6.9873409" calcext:value-type="float">
            <text:p>-6.9873409</text:p>
          </table:table-cell>
          <table:table-cell table:formula="of:=[.A2822]*0.3048" office:value-type="float" office:value="-2.12974150632" calcext:value-type="float">
            <text:p>-2.12974150632</text:p>
          </table:table-cell>
        </table:table-row>
        <table:table-row table:style-name="ro1">
          <table:table-cell office:value-type="float" office:value="-6.8651152" calcext:value-type="float">
            <text:p>-6.8651152</text:p>
          </table:table-cell>
          <table:table-cell table:formula="of:=[.A2823]*0.3048" office:value-type="float" office:value="-2.09248711296" calcext:value-type="float">
            <text:p>-2.09248711296</text:p>
          </table:table-cell>
        </table:table-row>
        <table:table-row table:style-name="ro1">
          <table:table-cell office:value-type="float" office:value="-6.7432356" calcext:value-type="float">
            <text:p>-6.7432356</text:p>
          </table:table-cell>
          <table:table-cell table:formula="of:=[.A2824]*0.3048" office:value-type="float" office:value="-2.05533821088" calcext:value-type="float">
            <text:p>-2.05533821088</text:p>
          </table:table-cell>
        </table:table-row>
        <table:table-row table:style-name="ro1">
          <table:table-cell office:value-type="float" office:value="-6.6217279" calcext:value-type="float">
            <text:p>-6.6217279</text:p>
          </table:table-cell>
          <table:table-cell table:formula="of:=[.A2825]*0.3048" office:value-type="float" office:value="-2.01830266392" calcext:value-type="float">
            <text:p>-2.01830266392</text:p>
          </table:table-cell>
        </table:table-row>
        <table:table-row table:style-name="ro1">
          <table:table-cell office:value-type="float" office:value="-6.5006132" calcext:value-type="float">
            <text:p>-6.5006132</text:p>
          </table:table-cell>
          <table:table-cell table:formula="of:=[.A2826]*0.3048" office:value-type="float" office:value="-1.98138690336" calcext:value-type="float">
            <text:p>-1.98138690336</text:p>
          </table:table-cell>
        </table:table-row>
        <table:table-row table:style-name="ro1">
          <table:table-cell office:value-type="float" office:value="-6.3799148" calcext:value-type="float">
            <text:p>-6.3799148</text:p>
          </table:table-cell>
          <table:table-cell table:formula="of:=[.A2827]*0.3048" office:value-type="float" office:value="-1.94459803104" calcext:value-type="float">
            <text:p>-1.94459803104</text:p>
          </table:table-cell>
        </table:table-row>
        <table:table-row table:style-name="ro1">
          <table:table-cell office:value-type="float" office:value="-6.2596545" calcext:value-type="float">
            <text:p>-6.2596545</text:p>
          </table:table-cell>
          <table:table-cell table:formula="of:=[.A2828]*0.3048" office:value-type="float" office:value="-1.9079426916" calcext:value-type="float">
            <text:p>-1.9079426916</text:p>
          </table:table-cell>
        </table:table-row>
        <table:table-row table:style-name="ro1">
          <table:table-cell office:value-type="float" office:value="-6.139853" calcext:value-type="float">
            <text:p>-6.139853</text:p>
          </table:table-cell>
          <table:table-cell table:formula="of:=[.A2829]*0.3048" office:value-type="float" office:value="-1.8714271944" calcext:value-type="float">
            <text:p>-1.8714271944</text:p>
          </table:table-cell>
        </table:table-row>
        <table:table-row table:style-name="ro1">
          <table:table-cell office:value-type="float" office:value="-6.0205326" calcext:value-type="float">
            <text:p>-6.0205326</text:p>
          </table:table-cell>
          <table:table-cell table:formula="of:=[.A2830]*0.3048" office:value-type="float" office:value="-1.83505833648" calcext:value-type="float">
            <text:p>-1.83505833648</text:p>
          </table:table-cell>
        </table:table-row>
        <table:table-row table:style-name="ro1">
          <table:table-cell office:value-type="float" office:value="-5.9017186" calcext:value-type="float">
            <text:p>-5.9017186</text:p>
          </table:table-cell>
          <table:table-cell table:formula="of:=[.A2831]*0.3048" office:value-type="float" office:value="-1.79884382928" calcext:value-type="float">
            <text:p>-1.79884382928</text:p>
          </table:table-cell>
        </table:table-row>
        <table:table-row table:style-name="ro1">
          <table:table-cell office:value-type="float" office:value="-5.783432" calcext:value-type="float">
            <text:p>-5.783432</text:p>
          </table:table-cell>
          <table:table-cell table:formula="of:=[.A2832]*0.3048" office:value-type="float" office:value="-1.7627900736" calcext:value-type="float">
            <text:p>-1.7627900736</text:p>
          </table:table-cell>
        </table:table-row>
        <table:table-row table:style-name="ro1">
          <table:table-cell office:value-type="float" office:value="-5.6657014" calcext:value-type="float">
            <text:p>-5.6657014</text:p>
          </table:table-cell>
          <table:table-cell table:formula="of:=[.A2833]*0.3048" office:value-type="float" office:value="-1.72690578672" calcext:value-type="float">
            <text:p>-1.72690578672</text:p>
          </table:table-cell>
        </table:table-row>
        <table:table-row table:style-name="ro1">
          <table:table-cell office:value-type="float" office:value="-5.5485554" calcext:value-type="float">
            <text:p>-5.5485554</text:p>
          </table:table-cell>
          <table:table-cell table:formula="of:=[.A2834]*0.3048" office:value-type="float" office:value="-1.69119968592" calcext:value-type="float">
            <text:p>-1.69119968592</text:p>
          </table:table-cell>
        </table:table-row>
        <table:table-row table:style-name="ro1">
          <table:table-cell office:value-type="float" office:value="-5.4320178" calcext:value-type="float">
            <text:p>-5.4320178</text:p>
          </table:table-cell>
          <table:table-cell table:formula="of:=[.A2835]*0.3048" office:value-type="float" office:value="-1.65567902544" calcext:value-type="float">
            <text:p>-1.65567902544</text:p>
          </table:table-cell>
        </table:table-row>
        <table:table-row table:style-name="ro1">
          <table:table-cell office:value-type="float" office:value="-5.3161249" calcext:value-type="float">
            <text:p>-5.3161249</text:p>
          </table:table-cell>
          <table:table-cell table:formula="of:=[.A2836]*0.3048" office:value-type="float" office:value="-1.62035486952" calcext:value-type="float">
            <text:p>-1.62035486952</text:p>
          </table:table-cell>
        </table:table-row>
        <table:table-row table:style-name="ro1">
          <table:table-cell office:value-type="float" office:value="-5.2009101" calcext:value-type="float">
            <text:p>-5.2009101</text:p>
          </table:table-cell>
          <table:table-cell table:formula="of:=[.A2837]*0.3048" office:value-type="float" office:value="-1.58523739848" calcext:value-type="float">
            <text:p>-1.58523739848</text:p>
          </table:table-cell>
        </table:table-row>
        <table:table-row table:style-name="ro1">
          <table:table-cell office:value-type="float" office:value="-5.0864015" calcext:value-type="float">
            <text:p>-5.0864015</text:p>
          </table:table-cell>
          <table:table-cell table:formula="of:=[.A2838]*0.3048" office:value-type="float" office:value="-1.5503351772" calcext:value-type="float">
            <text:p>-1.5503351772</text:p>
          </table:table-cell>
        </table:table-row>
        <table:table-row table:style-name="ro1">
          <table:table-cell office:value-type="float" office:value="-4.9726386" calcext:value-type="float">
            <text:p>-4.9726386</text:p>
          </table:table-cell>
          <table:table-cell table:formula="of:=[.A2839]*0.3048" office:value-type="float" office:value="-1.51566024528" calcext:value-type="float">
            <text:p>-1.51566024528</text:p>
          </table:table-cell>
        </table:table-row>
        <table:table-row table:style-name="ro1">
          <table:table-cell office:value-type="float" office:value="-4.8596573" calcext:value-type="float">
            <text:p>-4.8596573</text:p>
          </table:table-cell>
          <table:table-cell table:formula="of:=[.A2840]*0.3048" office:value-type="float" office:value="-1.48122354504" calcext:value-type="float">
            <text:p>-1.48122354504</text:p>
          </table:table-cell>
        </table:table-row>
        <table:table-row table:style-name="ro1">
          <table:table-cell office:value-type="float" office:value="-4.7474899" calcext:value-type="float">
            <text:p>-4.7474899</text:p>
          </table:table-cell>
          <table:table-cell table:formula="of:=[.A2841]*0.3048" office:value-type="float" office:value="-1.44703492152" calcext:value-type="float">
            <text:p>-1.44703492152</text:p>
          </table:table-cell>
        </table:table-row>
        <table:table-row table:style-name="ro1">
          <table:table-cell office:value-type="float" office:value="-4.6361718" calcext:value-type="float">
            <text:p>-4.6361718</text:p>
          </table:table-cell>
          <table:table-cell table:formula="of:=[.A2842]*0.3048" office:value-type="float" office:value="-1.41310516464" calcext:value-type="float">
            <text:p>-1.41310516464</text:p>
          </table:table-cell>
        </table:table-row>
        <table:table-row table:style-name="ro1">
          <table:table-cell office:value-type="float" office:value="-4.5257401" calcext:value-type="float">
            <text:p>-4.5257401</text:p>
          </table:table-cell>
          <table:table-cell table:formula="of:=[.A2843]*0.3048" office:value-type="float" office:value="-1.37944558248" calcext:value-type="float">
            <text:p>-1.37944558248</text:p>
          </table:table-cell>
        </table:table-row>
        <table:table-row table:style-name="ro1">
          <table:table-cell office:value-type="float" office:value="-4.4162211" calcext:value-type="float">
            <text:p>-4.4162211</text:p>
          </table:table-cell>
          <table:table-cell table:formula="of:=[.A2844]*0.3048" office:value-type="float" office:value="-1.34606419128" calcext:value-type="float">
            <text:p>-1.34606419128</text:p>
          </table:table-cell>
        </table:table-row>
        <table:table-row table:style-name="ro1">
          <table:table-cell office:value-type="float" office:value="-4.3076477" calcext:value-type="float">
            <text:p>-4.3076477</text:p>
          </table:table-cell>
          <table:table-cell table:formula="of:=[.A2845]*0.3048" office:value-type="float" office:value="-1.31297101896" calcext:value-type="float">
            <text:p>-1.31297101896</text:p>
          </table:table-cell>
        </table:table-row>
        <table:table-row table:style-name="ro1">
          <table:table-cell office:value-type="float" office:value="-4.200048" calcext:value-type="float">
            <text:p>-4.200048</text:p>
          </table:table-cell>
          <table:table-cell table:formula="of:=[.A2846]*0.3048" office:value-type="float" office:value="-1.2801746304" calcext:value-type="float">
            <text:p>-1.2801746304</text:p>
          </table:table-cell>
        </table:table-row>
        <table:table-row table:style-name="ro1">
          <table:table-cell office:value-type="float" office:value="-4.0934386" calcext:value-type="float">
            <text:p>-4.0934386</text:p>
          </table:table-cell>
          <table:table-cell table:formula="of:=[.A2847]*0.3048" office:value-type="float" office:value="-1.24768008528" calcext:value-type="float">
            <text:p>-1.24768008528</text:p>
          </table:table-cell>
        </table:table-row>
        <table:table-row table:style-name="ro1">
          <table:table-cell office:value-type="float" office:value="-3.9878449" calcext:value-type="float">
            <text:p>-3.9878449</text:p>
          </table:table-cell>
          <table:table-cell table:formula="of:=[.A2848]*0.3048" office:value-type="float" office:value="-1.21549512552" calcext:value-type="float">
            <text:p>-1.21549512552</text:p>
          </table:table-cell>
        </table:table-row>
        <table:table-row table:style-name="ro1">
          <table:table-cell office:value-type="float" office:value="-3.8832836" calcext:value-type="float">
            <text:p>-3.8832836</text:p>
          </table:table-cell>
          <table:table-cell table:formula="of:=[.A2849]*0.3048" office:value-type="float" office:value="-1.18362484128" calcext:value-type="float">
            <text:p>-1.18362484128</text:p>
          </table:table-cell>
        </table:table-row>
        <table:table-row table:style-name="ro1">
          <table:table-cell office:value-type="float" office:value="-3.7797637" calcext:value-type="float">
            <text:p>-3.7797637</text:p>
          </table:table-cell>
          <table:table-cell table:formula="of:=[.A2850]*0.3048" office:value-type="float" office:value="-1.15207197576" calcext:value-type="float">
            <text:p>-1.15207197576</text:p>
          </table:table-cell>
        </table:table-row>
        <table:table-row table:style-name="ro1">
          <table:table-cell office:value-type="float" office:value="-3.6772919" calcext:value-type="float">
            <text:p>-3.6772919</text:p>
          </table:table-cell>
          <table:table-cell table:formula="of:=[.A2851]*0.3048" office:value-type="float" office:value="-1.12083857112" calcext:value-type="float">
            <text:p>-1.12083857112</text:p>
          </table:table-cell>
        </table:table-row>
        <table:table-row table:style-name="ro1">
          <table:table-cell office:value-type="float" office:value="-3.5758724" calcext:value-type="float">
            <text:p>-3.5758724</text:p>
          </table:table-cell>
          <table:table-cell table:formula="of:=[.A2852]*0.3048" office:value-type="float" office:value="-1.08992590752" calcext:value-type="float">
            <text:p>-1.08992590752</text:p>
          </table:table-cell>
        </table:table-row>
        <table:table-row table:style-name="ro1">
          <table:table-cell office:value-type="float" office:value="-3.4755025" calcext:value-type="float">
            <text:p>-3.4755025</text:p>
          </table:table-cell>
          <table:table-cell table:formula="of:=[.A2853]*0.3048" office:value-type="float" office:value="-1.059333162" calcext:value-type="float">
            <text:p>-1.059333162</text:p>
          </table:table-cell>
        </table:table-row>
        <table:table-row table:style-name="ro1">
          <table:table-cell office:value-type="float" office:value="-3.3761768" calcext:value-type="float">
            <text:p>-3.3761768</text:p>
          </table:table-cell>
          <table:table-cell table:formula="of:=[.A2854]*0.3048" office:value-type="float" office:value="-1.02905868864" calcext:value-type="float">
            <text:p>-1.02905868864</text:p>
          </table:table-cell>
        </table:table-row>
        <table:table-row table:style-name="ro1">
          <table:table-cell office:value-type="float" office:value="-3.2778873" calcext:value-type="float">
            <text:p>-3.2778873</text:p>
          </table:table-cell>
          <table:table-cell table:formula="of:=[.A2855]*0.3048" office:value-type="float" office:value="-0.99910004904" calcext:value-type="float">
            <text:p>-0.99910004904</text:p>
          </table:table-cell>
        </table:table-row>
        <table:table-row table:style-name="ro1">
          <table:table-cell office:value-type="float" office:value="-3.1806178" calcext:value-type="float">
            <text:p>-3.1806178</text:p>
          </table:table-cell>
          <table:table-cell table:formula="of:=[.A2856]*0.3048" office:value-type="float" office:value="-0.96945230544" calcext:value-type="float">
            <text:p>-0.96945230544</text:p>
          </table:table-cell>
        </table:table-row>
        <table:table-row table:style-name="ro1">
          <table:table-cell office:value-type="float" office:value="-3.0843525" calcext:value-type="float">
            <text:p>-3.0843525</text:p>
          </table:table-cell>
          <table:table-cell table:formula="of:=[.A2857]*0.3048" office:value-type="float" office:value="-0.940110642" calcext:value-type="float">
            <text:p>-0.940110642</text:p>
          </table:table-cell>
        </table:table-row>
        <table:table-row table:style-name="ro1">
          <table:table-cell office:value-type="float" office:value="-2.9890747" calcext:value-type="float">
            <text:p>-2.9890747</text:p>
          </table:table-cell>
          <table:table-cell table:formula="of:=[.A2858]*0.3048" office:value-type="float" office:value="-0.91106996856" calcext:value-type="float">
            <text:p>-0.91106996856</text:p>
          </table:table-cell>
        </table:table-row>
        <table:table-row table:style-name="ro1">
          <table:table-cell office:value-type="float" office:value="-2.8947577" calcext:value-type="float">
            <text:p>-2.8947577</text:p>
          </table:table-cell>
          <table:table-cell table:formula="of:=[.A2859]*0.3048" office:value-type="float" office:value="-0.88232214696" calcext:value-type="float">
            <text:p>-0.88232214696</text:p>
          </table:table-cell>
        </table:table-row>
        <table:table-row table:style-name="ro1">
          <table:table-cell office:value-type="float" office:value="-2.8013787" calcext:value-type="float">
            <text:p>-2.8013787</text:p>
          </table:table-cell>
          <table:table-cell table:formula="of:=[.A2860]*0.3048" office:value-type="float" office:value="-0.85386022776" calcext:value-type="float">
            <text:p>-0.85386022776</text:p>
          </table:table-cell>
        </table:table-row>
        <table:table-row table:style-name="ro1">
          <table:table-cell office:value-type="float" office:value="-2.7089124" calcext:value-type="float">
            <text:p>-2.7089124</text:p>
          </table:table-cell>
          <table:table-cell table:formula="of:=[.A2861]*0.3048" office:value-type="float" office:value="-0.82567649952" calcext:value-type="float">
            <text:p>-0.82567649952</text:p>
          </table:table-cell>
        </table:table-row>
        <table:table-row table:style-name="ro1">
          <table:table-cell office:value-type="float" office:value="-2.6173267" calcext:value-type="float">
            <text:p>-2.6173267</text:p>
          </table:table-cell>
          <table:table-cell table:formula="of:=[.A2862]*0.3048" office:value-type="float" office:value="-0.79776117816" calcext:value-type="float">
            <text:p>-0.79776117816</text:p>
          </table:table-cell>
        </table:table-row>
        <table:table-row table:style-name="ro1">
          <table:table-cell office:value-type="float" office:value="-2.5265927" calcext:value-type="float">
            <text:p>-2.5265927</text:p>
          </table:table-cell>
          <table:table-cell table:formula="of:=[.A2863]*0.3048" office:value-type="float" office:value="-0.77010545496" calcext:value-type="float">
            <text:p>-0.77010545496</text:p>
          </table:table-cell>
        </table:table-row>
        <table:table-row table:style-name="ro1">
          <table:table-cell office:value-type="float" office:value="-2.4366782" calcext:value-type="float">
            <text:p>-2.4366782</text:p>
          </table:table-cell>
          <table:table-cell table:formula="of:=[.A2864]*0.3048" office:value-type="float" office:value="-0.74269951536" calcext:value-type="float">
            <text:p>-0.74269951536</text:p>
          </table:table-cell>
        </table:table-row>
        <table:table-row table:style-name="ro1">
          <table:table-cell office:value-type="float" office:value="-2.3475466" calcext:value-type="float">
            <text:p>-2.3475466</text:p>
          </table:table-cell>
          <table:table-cell table:formula="of:=[.A2865]*0.3048" office:value-type="float" office:value="-0.71553220368" calcext:value-type="float">
            <text:p>-0.71553220368</text:p>
          </table:table-cell>
        </table:table-row>
        <table:table-row table:style-name="ro1">
          <table:table-cell office:value-type="float" office:value="-2.2591696" calcext:value-type="float">
            <text:p>-2.2591696</text:p>
          </table:table-cell>
          <table:table-cell table:formula="of:=[.A2866]*0.3048" office:value-type="float" office:value="-0.68859489408" calcext:value-type="float">
            <text:p>-0.68859489408</text:p>
          </table:table-cell>
        </table:table-row>
        <table:table-row table:style-name="ro1">
          <table:table-cell office:value-type="float" office:value="-2.1715147" calcext:value-type="float">
            <text:p>-2.1715147</text:p>
          </table:table-cell>
          <table:table-cell table:formula="of:=[.A2867]*0.3048" office:value-type="float" office:value="-0.66187768056" calcext:value-type="float">
            <text:p>-0.66187768056</text:p>
          </table:table-cell>
        </table:table-row>
        <table:table-row table:style-name="ro1">
          <table:table-cell office:value-type="float" office:value="-2.0845478" calcext:value-type="float">
            <text:p>-2.0845478</text:p>
          </table:table-cell>
          <table:table-cell table:formula="of:=[.A2868]*0.3048" office:value-type="float" office:value="-0.63537016944" calcext:value-type="float">
            <text:p>-0.63537016944</text:p>
          </table:table-cell>
        </table:table-row>
        <table:table-row table:style-name="ro1">
          <table:table-cell office:value-type="float" office:value="-1.9982429" calcext:value-type="float">
            <text:p>-1.9982429</text:p>
          </table:table-cell>
          <table:table-cell table:formula="of:=[.A2869]*0.3048" office:value-type="float" office:value="-0.60906443592" calcext:value-type="float">
            <text:p>-0.60906443592</text:p>
          </table:table-cell>
        </table:table-row>
        <table:table-row table:style-name="ro1">
          <table:table-cell office:value-type="float" office:value="-1.9125714" calcext:value-type="float">
            <text:p>-1.9125714</text:p>
          </table:table-cell>
          <table:table-cell table:formula="of:=[.A2870]*0.3048" office:value-type="float" office:value="-0.58295176272" calcext:value-type="float">
            <text:p>-0.58295176272</text:p>
          </table:table-cell>
        </table:table-row>
        <table:table-row table:style-name="ro1">
          <table:table-cell office:value-type="float" office:value="-1.8275051" calcext:value-type="float">
            <text:p>-1.8275051</text:p>
          </table:table-cell>
          <table:table-cell table:formula="of:=[.A2871]*0.3048" office:value-type="float" office:value="-0.55702355448" calcext:value-type="float">
            <text:p>-0.55702355448</text:p>
          </table:table-cell>
        </table:table-row>
        <table:table-row table:style-name="ro1">
          <table:table-cell office:value-type="float" office:value="-1.7430253" calcext:value-type="float">
            <text:p>-1.7430253</text:p>
          </table:table-cell>
          <table:table-cell table:formula="of:=[.A2872]*0.3048" office:value-type="float" office:value="-0.53127411144" calcext:value-type="float">
            <text:p>-0.53127411144</text:p>
          </table:table-cell>
        </table:table-row>
        <table:table-row table:style-name="ro1">
          <table:table-cell office:value-type="float" office:value="-1.6591072" calcext:value-type="float">
            <text:p>-1.6591072</text:p>
          </table:table-cell>
          <table:table-cell table:formula="of:=[.A2873]*0.3048" office:value-type="float" office:value="-0.50569587456" calcext:value-type="float">
            <text:p>-0.50569587456</text:p>
          </table:table-cell>
        </table:table-row>
        <table:table-row table:style-name="ro1">
          <table:table-cell office:value-type="float" office:value="-1.5757315" calcext:value-type="float">
            <text:p>-1.5757315</text:p>
          </table:table-cell>
          <table:table-cell table:formula="of:=[.A2874]*0.3048" office:value-type="float" office:value="-0.4802829612" calcext:value-type="float">
            <text:p>-0.4802829612</text:p>
          </table:table-cell>
        </table:table-row>
        <table:table-row table:style-name="ro1">
          <table:table-cell office:value-type="float" office:value="-1.4928868" calcext:value-type="float">
            <text:p>-1.4928868</text:p>
          </table:table-cell>
          <table:table-cell table:formula="of:=[.A2875]*0.3048" office:value-type="float" office:value="-0.45503189664" calcext:value-type="float">
            <text:p>-0.45503189664</text:p>
          </table:table-cell>
        </table:table-row>
        <table:table-row table:style-name="ro1">
          <table:table-cell office:value-type="float" office:value="-1.410558" calcext:value-type="float">
            <text:p>-1.410558</text:p>
          </table:table-cell>
          <table:table-cell table:formula="of:=[.A2876]*0.3048" office:value-type="float" office:value="-0.4299380784" calcext:value-type="float">
            <text:p>-0.4299380784</text:p>
          </table:table-cell>
        </table:table-row>
        <table:table-row table:style-name="ro1">
          <table:table-cell office:value-type="float" office:value="-1.328738" calcext:value-type="float">
            <text:p>-1.328738</text:p>
          </table:table-cell>
          <table:table-cell table:formula="of:=[.A2877]*0.3048" office:value-type="float" office:value="-0.4049993424" calcext:value-type="float">
            <text:p>-0.4049993424</text:p>
          </table:table-cell>
        </table:table-row>
        <table:table-row table:style-name="ro1">
          <table:table-cell office:value-type="float" office:value="-1.247422" calcext:value-type="float">
            <text:p>-1.247422</text:p>
          </table:table-cell>
          <table:table-cell table:formula="of:=[.A2878]*0.3048" office:value-type="float" office:value="-0.3802142256" calcext:value-type="float">
            <text:p>-0.3802142256</text:p>
          </table:table-cell>
        </table:table-row>
        <table:table-row table:style-name="ro1">
          <table:table-cell office:value-type="float" office:value="-1.1666088" calcext:value-type="float">
            <text:p>-1.1666088</text:p>
          </table:table-cell>
          <table:table-cell table:formula="of:=[.A2879]*0.3048" office:value-type="float" office:value="-0.35558236224" calcext:value-type="float">
            <text:p>-0.35558236224</text:p>
          </table:table-cell>
        </table:table-row>
        <table:table-row table:style-name="ro1">
          <table:table-cell office:value-type="float" office:value="-1.0862975" calcext:value-type="float">
            <text:p>-1.0862975</text:p>
          </table:table-cell>
          <table:table-cell table:formula="of:=[.A2880]*0.3048" office:value-type="float" office:value="-0.331103478" calcext:value-type="float">
            <text:p>-0.331103478</text:p>
          </table:table-cell>
        </table:table-row>
        <table:table-row table:style-name="ro1">
          <table:table-cell office:value-type="float" office:value="-1.0064855" calcext:value-type="float">
            <text:p>-1.0064855</text:p>
          </table:table-cell>
          <table:table-cell table:formula="of:=[.A2881]*0.3048" office:value-type="float" office:value="-0.3067767804" calcext:value-type="float">
            <text:p>-0.3067767804</text:p>
          </table:table-cell>
        </table:table-row>
        <table:table-row table:style-name="ro1">
          <table:table-cell office:value-type="float" office:value="-0.9271858" calcext:value-type="float">
            <text:p>-0.9271858</text:p>
          </table:table-cell>
          <table:table-cell table:formula="of:=[.A2882]*0.3048" office:value-type="float" office:value="-0.28260623184" calcext:value-type="float">
            <text:p>-0.28260623184</text:p>
          </table:table-cell>
        </table:table-row>
        <table:table-row table:style-name="ro1">
          <table:table-cell office:value-type="float" office:value="-0.8483953" calcext:value-type="float">
            <text:p>-0.8483953</text:p>
          </table:table-cell>
          <table:table-cell table:formula="of:=[.A2883]*0.3048" office:value-type="float" office:value="-0.25859088744" calcext:value-type="float">
            <text:p>-0.25859088744</text:p>
          </table:table-cell>
        </table:table-row>
        <table:table-row table:style-name="ro1">
          <table:table-cell office:value-type="float" office:value="-0.770119" calcext:value-type="float">
            <text:p>-0.770119</text:p>
          </table:table-cell>
          <table:table-cell table:formula="of:=[.A2884]*0.3048" office:value-type="float" office:value="-0.2347322712" calcext:value-type="float">
            <text:p>-0.2347322712</text:p>
          </table:table-cell>
        </table:table-row>
        <table:table-row table:style-name="ro1">
          <table:table-cell office:value-type="float" office:value="-0.6923614" calcext:value-type="float">
            <text:p>-0.6923614</text:p>
          </table:table-cell>
          <table:table-cell table:formula="of:=[.A2885]*0.3048" office:value-type="float" office:value="-0.21103175472" calcext:value-type="float">
            <text:p>-0.21103175472</text:p>
          </table:table-cell>
        </table:table-row>
        <table:table-row table:style-name="ro1">
          <table:table-cell office:value-type="float" office:value="-0.615124" calcext:value-type="float">
            <text:p>-0.615124</text:p>
          </table:table-cell>
          <table:table-cell table:formula="of:=[.A2886]*0.3048" office:value-type="float" office:value="-0.1874897952" calcext:value-type="float">
            <text:p>-0.1874897952</text:p>
          </table:table-cell>
        </table:table-row>
        <table:table-row table:style-name="ro1">
          <table:table-cell office:value-type="float" office:value="-0.5384104" calcext:value-type="float">
            <text:p>-0.5384104</text:p>
          </table:table-cell>
          <table:table-cell table:formula="of:=[.A2887]*0.3048" office:value-type="float" office:value="-0.16410748992" calcext:value-type="float">
            <text:p>-0.16410748992</text:p>
          </table:table-cell>
        </table:table-row>
        <table:table-row table:style-name="ro1">
          <table:table-cell office:value-type="float" office:value="-0.4622207" calcext:value-type="float">
            <text:p>-0.4622207</text:p>
          </table:table-cell>
          <table:table-cell table:formula="of:=[.A2888]*0.3048" office:value-type="float" office:value="-0.14088486936" calcext:value-type="float">
            <text:p>-0.14088486936</text:p>
          </table:table-cell>
        </table:table-row>
        <table:table-row table:style-name="ro1">
          <table:table-cell office:value-type="float" office:value="-0.3865472" calcext:value-type="float">
            <text:p>-0.3865472</text:p>
          </table:table-cell>
          <table:table-cell table:formula="of:=[.A2889]*0.3048" office:value-type="float" office:value="-0.11781958656" calcext:value-type="float">
            <text:p>-0.11781958656</text:p>
          </table:table-cell>
        </table:table-row>
        <table:table-row table:style-name="ro1">
          <table:table-cell office:value-type="float" office:value="-0.3113947" calcext:value-type="float">
            <text:p>-0.3113947</text:p>
          </table:table-cell>
          <table:table-cell table:formula="of:=[.A2890]*0.3048" office:value-type="float" office:value="-0.09491310456" calcext:value-type="float">
            <text:p>-0.09491310456</text:p>
          </table:table-cell>
        </table:table-row>
        <table:table-row table:style-name="ro1">
          <table:table-cell office:value-type="float" office:value="-0.2367535" calcext:value-type="float">
            <text:p>-0.2367535</text:p>
          </table:table-cell>
          <table:table-cell table:formula="of:=[.A2891]*0.3048" office:value-type="float" office:value="-0.0721624668" calcext:value-type="float">
            <text:p>-0.0721624668</text:p>
          </table:table-cell>
        </table:table-row>
        <table:table-row table:style-name="ro1">
          <table:table-cell office:value-type="float" office:value="-0.1626126" calcext:value-type="float">
            <text:p>-0.1626126</text:p>
          </table:table-cell>
          <table:table-cell table:formula="of:=[.A2892]*0.3048" office:value-type="float" office:value="-0.04956432048" calcext:value-type="float">
            <text:p>-0.04956432048</text:p>
          </table:table-cell>
        </table:table-row>
        <table:table-row table:style-name="ro1">
          <table:table-cell office:value-type="float" office:value="-0.0889614999999999" calcext:value-type="float">
            <text:p>-0.0889615</text:p>
          </table:table-cell>
          <table:table-cell table:formula="of:=[.A2893]*0.3048" office:value-type="float" office:value="-0.0271154652" calcext:value-type="float">
            <text:p>-0.0271154652</text:p>
          </table:table-cell>
        </table:table-row>
        <table:table-row table:style-name="ro1">
          <table:table-cell office:value-type="float" office:value="-0.0157851" calcext:value-type="float">
            <text:p>-0.0157851</text:p>
          </table:table-cell>
          <table:table-cell table:formula="of:=[.A2894]*0.3048" office:value-type="float" office:value="-0.00481129848" calcext:value-type="float">
            <text:p>-0.00481129848</text:p>
          </table:table-cell>
        </table:table-row>
        <table:table-row table:style-name="ro1">
          <table:table-cell office:value-type="float" office:value="0.0569344000000001" calcext:value-type="float">
            <text:p>0.0569344</text:p>
          </table:table-cell>
          <table:table-cell table:formula="of:=[.A2895]*0.3048" office:value-type="float" office:value="0.01735360512" calcext:value-type="float">
            <text:p>0.01735360512</text:p>
          </table:table-cell>
        </table:table-row>
        <table:table-row table:style-name="ro1">
          <table:table-cell office:value-type="float" office:value="0.1292174" calcext:value-type="float">
            <text:p>0.1292174</text:p>
          </table:table-cell>
          <table:table-cell table:formula="of:=[.A2896]*0.3048" office:value-type="float" office:value="0.03938546352" calcext:value-type="float">
            <text:p>0.03938546352</text:p>
          </table:table-cell>
        </table:table-row>
        <table:table-row table:style-name="ro1">
          <table:table-cell office:value-type="float" office:value="0.2010864" calcext:value-type="float">
            <text:p>0.2010864</text:p>
          </table:table-cell>
          <table:table-cell table:formula="of:=[.A2897]*0.3048" office:value-type="float" office:value="0.06129113472" calcext:value-type="float">
            <text:p>0.06129113472</text:p>
          </table:table-cell>
        </table:table-row>
        <table:table-row table:style-name="ro1">
          <table:table-cell office:value-type="float" office:value="0.2725641" calcext:value-type="float">
            <text:p>0.2725641</text:p>
          </table:table-cell>
          <table:table-cell table:formula="of:=[.A2898]*0.3048" office:value-type="float" office:value="0.08307753768" calcext:value-type="float">
            <text:p>0.08307753768</text:p>
          </table:table-cell>
        </table:table-row>
        <table:table-row table:style-name="ro1">
          <table:table-cell office:value-type="float" office:value="0.3436782" calcext:value-type="float">
            <text:p>0.3436782</text:p>
          </table:table-cell>
          <table:table-cell table:formula="of:=[.A2899]*0.3048" office:value-type="float" office:value="0.10475311536" calcext:value-type="float">
            <text:p>0.10475311536</text:p>
          </table:table-cell>
        </table:table-row>
        <table:table-row table:style-name="ro1">
          <table:table-cell office:value-type="float" office:value="0.4144614" calcext:value-type="float">
            <text:p>0.4144614</text:p>
          </table:table-cell>
          <table:table-cell table:formula="of:=[.A2900]*0.3048" office:value-type="float" office:value="0.12632783472" calcext:value-type="float">
            <text:p>0.12632783472</text:p>
          </table:table-cell>
        </table:table-row>
        <table:table-row table:style-name="ro1">
          <table:table-cell office:value-type="float" office:value="0.4849458" calcext:value-type="float">
            <text:p>0.4849458</text:p>
          </table:table-cell>
          <table:table-cell table:formula="of:=[.A2901]*0.3048" office:value-type="float" office:value="0.14781147984" calcext:value-type="float">
            <text:p>0.14781147984</text:p>
          </table:table-cell>
        </table:table-row>
        <table:table-row table:style-name="ro1">
          <table:table-cell office:value-type="float" office:value="0.55515796" calcext:value-type="float">
            <text:p>0.55515796</text:p>
          </table:table-cell>
          <table:table-cell table:formula="of:=[.A2902]*0.3048" office:value-type="float" office:value="0.169212146208" calcext:value-type="float">
            <text:p>0.169212146208</text:p>
          </table:table-cell>
        </table:table-row>
        <table:table-row table:style-name="ro1">
          <table:table-cell office:value-type="float" office:value="0.62513757" calcext:value-type="float">
            <text:p>0.62513757</text:p>
          </table:table-cell>
          <table:table-cell table:formula="of:=[.A2903]*0.3048" office:value-type="float" office:value="0.190541931336" calcext:value-type="float">
            <text:p>0.190541931336</text:p>
          </table:table-cell>
        </table:table-row>
        <table:table-row table:style-name="ro1">
          <table:table-cell office:value-type="float" office:value="0.69492054" calcext:value-type="float">
            <text:p>0.69492054</text:p>
          </table:table-cell>
          <table:table-cell table:formula="of:=[.A2904]*0.3048" office:value-type="float" office:value="0.211811780592" calcext:value-type="float">
            <text:p>0.211811780592</text:p>
          </table:table-cell>
        </table:table-row>
        <table:table-row table:style-name="ro1">
          <table:table-cell office:value-type="float" office:value="0.76453567" calcext:value-type="float">
            <text:p>0.76453567</text:p>
          </table:table-cell>
          <table:table-cell table:formula="of:=[.A2905]*0.3048" office:value-type="float" office:value="0.233030472216" calcext:value-type="float">
            <text:p>0.233030472216</text:p>
          </table:table-cell>
        </table:table-row>
        <table:table-row table:style-name="ro1">
          <table:table-cell office:value-type="float" office:value="0.83402163" calcext:value-type="float">
            <text:p>0.83402163</text:p>
          </table:table-cell>
          <table:table-cell table:formula="of:=[.A2906]*0.3048" office:value-type="float" office:value="0.254209792824" calcext:value-type="float">
            <text:p>0.254209792824</text:p>
          </table:table-cell>
        </table:table-row>
        <table:table-row table:style-name="ro1">
          <table:table-cell office:value-type="float" office:value="0.90341347" calcext:value-type="float">
            <text:p>0.90341347</text:p>
          </table:table-cell>
          <table:table-cell table:formula="of:=[.A2907]*0.3048" office:value-type="float" office:value="0.275360425656" calcext:value-type="float">
            <text:p>0.275360425656</text:p>
          </table:table-cell>
        </table:table-row>
        <table:table-row table:style-name="ro1">
          <table:table-cell office:value-type="float" office:value="0.97274393" calcext:value-type="float">
            <text:p>0.97274393</text:p>
          </table:table-cell>
          <table:table-cell table:formula="of:=[.A2908]*0.3048" office:value-type="float" office:value="0.296492349864" calcext:value-type="float">
            <text:p>0.296492349864</text:p>
          </table:table-cell>
        </table:table-row>
        <table:table-row table:style-name="ro1">
          <table:table-cell office:value-type="float" office:value="1.04204661" calcext:value-type="float">
            <text:p>1.04204661</text:p>
          </table:table-cell>
          <table:table-cell table:formula="of:=[.A2909]*0.3048" office:value-type="float" office:value="0.317615806728" calcext:value-type="float">
            <text:p>0.317615806728</text:p>
          </table:table-cell>
        </table:table-row>
        <table:table-row table:style-name="ro1">
          <table:table-cell office:value-type="float" office:value="1.11135074" calcext:value-type="float">
            <text:p>1.11135074</text:p>
          </table:table-cell>
          <table:table-cell table:formula="of:=[.A2910]*0.3048" office:value-type="float" office:value="0.338739705552" calcext:value-type="float">
            <text:p>0.338739705552</text:p>
          </table:table-cell>
        </table:table-row>
        <table:table-row table:style-name="ro1">
          <table:table-cell office:value-type="float" office:value="1.18068734" calcext:value-type="float">
            <text:p>1.18068734</text:p>
          </table:table-cell>
          <table:table-cell table:formula="of:=[.A2911]*0.3048" office:value-type="float" office:value="0.359873501232" calcext:value-type="float">
            <text:p>0.359873501232</text:p>
          </table:table-cell>
        </table:table-row>
        <table:table-row table:style-name="ro1">
          <table:table-cell office:value-type="float" office:value="1.25008348" calcext:value-type="float">
            <text:p>1.25008348</text:p>
          </table:table-cell>
          <table:table-cell table:formula="of:=[.A2912]*0.3048" office:value-type="float" office:value="0.381025444704" calcext:value-type="float">
            <text:p>0.381025444704</text:p>
          </table:table-cell>
        </table:table-row>
        <table:table-row table:style-name="ro1">
          <table:table-cell office:value-type="float" office:value="1.31956369" calcext:value-type="float">
            <text:p>1.31956369</text:p>
          </table:table-cell>
          <table:table-cell table:formula="of:=[.A2913]*0.3048" office:value-type="float" office:value="0.402203012712" calcext:value-type="float">
            <text:p>0.402203012712</text:p>
          </table:table-cell>
        </table:table-row>
        <table:table-row table:style-name="ro1">
          <table:table-cell office:value-type="float" office:value="1.38914891" calcext:value-type="float">
            <text:p>1.38914891</text:p>
          </table:table-cell>
          <table:table-cell table:formula="of:=[.A2914]*0.3048" office:value-type="float" office:value="0.423412587768" calcext:value-type="float">
            <text:p>0.423412587768</text:p>
          </table:table-cell>
        </table:table-row>
        <table:table-row table:style-name="ro1">
          <table:table-cell office:value-type="float" office:value="1.45886185" calcext:value-type="float">
            <text:p>1.45886185</text:p>
          </table:table-cell>
          <table:table-cell table:formula="of:=[.A2915]*0.3048" office:value-type="float" office:value="0.44466109188" calcext:value-type="float">
            <text:p>0.44466109188</text:p>
          </table:table-cell>
        </table:table-row>
        <table:table-row table:style-name="ro1">
          <table:table-cell office:value-type="float" office:value="1.528718045" calcext:value-type="float">
            <text:p>1.528718045</text:p>
          </table:table-cell>
          <table:table-cell table:formula="of:=[.A2916]*0.3048" office:value-type="float" office:value="0.465953260116" calcext:value-type="float">
            <text:p>0.465953260116</text:p>
          </table:table-cell>
        </table:table-row>
        <table:table-row table:style-name="ro1">
          <table:table-cell office:value-type="float" office:value="1.598732285" calcext:value-type="float">
            <text:p>1.598732285</text:p>
          </table:table-cell>
          <table:table-cell table:formula="of:=[.A2917]*0.3048" office:value-type="float" office:value="0.487293600468" calcext:value-type="float">
            <text:p>0.487293600468</text:p>
          </table:table-cell>
        </table:table-row>
        <table:table-row table:style-name="ro1">
          <table:table-cell office:value-type="float" office:value="1.66891935" calcext:value-type="float">
            <text:p>1.66891935</text:p>
          </table:table-cell>
          <table:table-cell table:formula="of:=[.A2918]*0.3048" office:value-type="float" office:value="0.50868661788" calcext:value-type="float">
            <text:p>0.50868661788</text:p>
          </table:table-cell>
        </table:table-row>
        <table:table-row table:style-name="ro1">
          <table:table-cell office:value-type="float" office:value="1.73928829" calcext:value-type="float">
            <text:p>1.73928829</text:p>
          </table:table-cell>
          <table:table-cell table:formula="of:=[.A2919]*0.3048" office:value-type="float" office:value="0.530135070792" calcext:value-type="float">
            <text:p>0.530135070792</text:p>
          </table:table-cell>
        </table:table-row>
        <table:table-row table:style-name="ro1">
          <table:table-cell office:value-type="float" office:value="1.80984595" calcext:value-type="float">
            <text:p>1.80984595</text:p>
          </table:table-cell>
          <table:table-cell table:formula="of:=[.A2920]*0.3048" office:value-type="float" office:value="0.55164104556" calcext:value-type="float">
            <text:p>0.55164104556</text:p>
          </table:table-cell>
        </table:table-row>
        <table:table-row table:style-name="ro1">
          <table:table-cell office:value-type="float" office:value="1.88060096" calcext:value-type="float">
            <text:p>1.88060096</text:p>
          </table:table-cell>
          <table:table-cell table:formula="of:=[.A2921]*0.3048" office:value-type="float" office:value="0.573207172608" calcext:value-type="float">
            <text:p>0.573207172608</text:p>
          </table:table-cell>
        </table:table-row>
        <table:table-row table:style-name="ro1">
          <table:table-cell office:value-type="float" office:value="1.95155516" calcext:value-type="float">
            <text:p>1.95155516</text:p>
          </table:table-cell>
          <table:table-cell table:formula="of:=[.A2922]*0.3048" office:value-type="float" office:value="0.594834012768" calcext:value-type="float">
            <text:p>0.594834012768</text:p>
          </table:table-cell>
        </table:table-row>
        <table:table-row table:style-name="ro1">
          <table:table-cell office:value-type="float" office:value="2.02270818" calcext:value-type="float">
            <text:p>2.02270818</text:p>
          </table:table-cell>
          <table:table-cell table:formula="of:=[.A2923]*0.3048" office:value-type="float" office:value="0.616521453264" calcext:value-type="float">
            <text:p>0.616521453264</text:p>
          </table:table-cell>
        </table:table-row>
        <table:table-row table:style-name="ro1">
          <table:table-cell office:value-type="float" office:value="2.09406292" calcext:value-type="float">
            <text:p>2.09406292</text:p>
          </table:table-cell>
          <table:table-cell table:formula="of:=[.A2924]*0.3048" office:value-type="float" office:value="0.638270378016" calcext:value-type="float">
            <text:p>0.638270378016</text:p>
          </table:table-cell>
        </table:table-row>
        <table:table-row table:style-name="ro1">
          <table:table-cell office:value-type="float" office:value="2.16561496" calcext:value-type="float">
            <text:p>2.16561496</text:p>
          </table:table-cell>
          <table:table-cell table:formula="of:=[.A2925]*0.3048" office:value-type="float" office:value="0.660079439808" calcext:value-type="float">
            <text:p>0.660079439808</text:p>
          </table:table-cell>
        </table:table-row>
        <table:table-row table:style-name="ro1">
          <table:table-cell office:value-type="float" office:value="2.23735976" calcext:value-type="float">
            <text:p>2.23735976</text:p>
          </table:table-cell>
          <table:table-cell table:formula="of:=[.A2926]*0.3048" office:value-type="float" office:value="0.681947254848" calcext:value-type="float">
            <text:p>0.681947254848</text:p>
          </table:table-cell>
        </table:table-row>
        <table:table-row table:style-name="ro1">
          <table:table-cell office:value-type="float" office:value="2.30929345" calcext:value-type="float">
            <text:p>2.30929345</text:p>
          </table:table-cell>
          <table:table-cell table:formula="of:=[.A2927]*0.3048" office:value-type="float" office:value="0.70387264356" calcext:value-type="float">
            <text:p>0.70387264356</text:p>
          </table:table-cell>
        </table:table-row>
        <table:table-row table:style-name="ro1">
          <table:table-cell office:value-type="float" office:value="2.3814097" calcext:value-type="float">
            <text:p>2.3814097</text:p>
          </table:table-cell>
          <table:table-cell table:formula="of:=[.A2928]*0.3048" office:value-type="float" office:value="0.72585367656" calcext:value-type="float">
            <text:p>0.72585367656</text:p>
          </table:table-cell>
        </table:table-row>
        <table:table-row table:style-name="ro1">
          <table:table-cell office:value-type="float" office:value="2.45370042" calcext:value-type="float">
            <text:p>2.45370042</text:p>
          </table:table-cell>
          <table:table-cell table:formula="of:=[.A2929]*0.3048" office:value-type="float" office:value="0.747887888016" calcext:value-type="float">
            <text:p>0.747887888016</text:p>
          </table:table-cell>
        </table:table-row>
        <table:table-row table:style-name="ro1">
          <table:table-cell office:value-type="float" office:value="2.5261593" calcext:value-type="float">
            <text:p>2.5261593</text:p>
          </table:table-cell>
          <table:table-cell table:formula="of:=[.A2930]*0.3048" office:value-type="float" office:value="0.76997335464" calcext:value-type="float">
            <text:p>0.76997335464</text:p>
          </table:table-cell>
        </table:table-row>
        <table:table-row table:style-name="ro1">
          <table:table-cell office:value-type="float" office:value="2.5987781" calcext:value-type="float">
            <text:p>2.5987781</text:p>
          </table:table-cell>
          <table:table-cell table:formula="of:=[.A2931]*0.3048" office:value-type="float" office:value="0.79210756488" calcext:value-type="float">
            <text:p>0.79210756488</text:p>
          </table:table-cell>
        </table:table-row>
        <table:table-row table:style-name="ro1">
          <table:table-cell office:value-type="float" office:value="2.6715461" calcext:value-type="float">
            <text:p>2.6715461</text:p>
          </table:table-cell>
          <table:table-cell table:formula="of:=[.A2932]*0.3048" office:value-type="float" office:value="0.81428725128" calcext:value-type="float">
            <text:p>0.81428725128</text:p>
          </table:table-cell>
        </table:table-row>
        <table:table-row table:style-name="ro1">
          <table:table-cell office:value-type="float" office:value="2.7444577" calcext:value-type="float">
            <text:p>2.7444577</text:p>
          </table:table-cell>
          <table:table-cell table:formula="of:=[.A2933]*0.3048" office:value-type="float" office:value="0.83651070696" calcext:value-type="float">
            <text:p>0.83651070696</text:p>
          </table:table-cell>
        </table:table-row>
        <table:table-row table:style-name="ro1">
          <table:table-cell office:value-type="float" office:value="2.8175027" calcext:value-type="float">
            <text:p>2.8175027</text:p>
          </table:table-cell>
          <table:table-cell table:formula="of:=[.A2934]*0.3048" office:value-type="float" office:value="0.85877482296" calcext:value-type="float">
            <text:p>0.85877482296</text:p>
          </table:table-cell>
        </table:table-row>
        <table:table-row table:style-name="ro1">
          <table:table-cell office:value-type="float" office:value="2.8906727" calcext:value-type="float">
            <text:p>2.8906727</text:p>
          </table:table-cell>
          <table:table-cell table:formula="of:=[.A2935]*0.3048" office:value-type="float" office:value="0.88107703896" calcext:value-type="float">
            <text:p>0.88107703896</text:p>
          </table:table-cell>
        </table:table-row>
        <table:table-row table:style-name="ro1">
          <table:table-cell office:value-type="float" office:value="2.9639627" calcext:value-type="float">
            <text:p>2.9639627</text:p>
          </table:table-cell>
          <table:table-cell table:formula="of:=[.A2936]*0.3048" office:value-type="float" office:value="0.90341583096" calcext:value-type="float">
            <text:p>0.90341583096</text:p>
          </table:table-cell>
        </table:table-row>
        <table:table-row table:style-name="ro1">
          <table:table-cell office:value-type="float" office:value="3.0373636" calcext:value-type="float">
            <text:p>3.0373636</text:p>
          </table:table-cell>
          <table:table-cell table:formula="of:=[.A2937]*0.3048" office:value-type="float" office:value="0.92578842528" calcext:value-type="float">
            <text:p>0.92578842528</text:p>
          </table:table-cell>
        </table:table-row>
        <table:table-row table:style-name="ro1">
          <table:table-cell office:value-type="float" office:value="3.1108664" calcext:value-type="float">
            <text:p>3.1108664</text:p>
          </table:table-cell>
          <table:table-cell table:formula="of:=[.A2938]*0.3048" office:value-type="float" office:value="0.94819207872" calcext:value-type="float">
            <text:p>0.94819207872</text:p>
          </table:table-cell>
        </table:table-row>
        <table:table-row table:style-name="ro1">
          <table:table-cell office:value-type="float" office:value="3.1844703" calcext:value-type="float">
            <text:p>3.1844703</text:p>
          </table:table-cell>
          <table:table-cell table:formula="of:=[.A2939]*0.3048" office:value-type="float" office:value="0.97062654744" calcext:value-type="float">
            <text:p>0.97062654744</text:p>
          </table:table-cell>
        </table:table-row>
        <table:table-row table:style-name="ro1">
          <table:table-cell office:value-type="float" office:value="3.2581663" calcext:value-type="float">
            <text:p>3.2581663</text:p>
          </table:table-cell>
          <table:table-cell table:formula="of:=[.A2940]*0.3048" office:value-type="float" office:value="0.99308908824" calcext:value-type="float">
            <text:p>0.99308908824</text:p>
          </table:table-cell>
        </table:table-row>
        <table:table-row table:style-name="ro1">
          <table:table-cell office:value-type="float" office:value="3.3319485" calcext:value-type="float">
            <text:p>3.3319485</text:p>
          </table:table-cell>
          <table:table-cell table:formula="of:=[.A2941]*0.3048" office:value-type="float" office:value="1.0155779028" calcext:value-type="float">
            <text:p>1.0155779028</text:p>
          </table:table-cell>
        </table:table-row>
        <table:table-row table:style-name="ro1">
          <table:table-cell office:value-type="float" office:value="3.4058141" calcext:value-type="float">
            <text:p>3.4058141</text:p>
          </table:table-cell>
          <table:table-cell table:formula="of:=[.A2942]*0.3048" office:value-type="float" office:value="1.03809213768" calcext:value-type="float">
            <text:p>1.03809213768</text:p>
          </table:table-cell>
        </table:table-row>
        <table:table-row table:style-name="ro1">
          <table:table-cell office:value-type="float" office:value="3.4797603" calcext:value-type="float">
            <text:p>3.4797603</text:p>
          </table:table-cell>
          <table:table-cell table:formula="of:=[.A2943]*0.3048" office:value-type="float" office:value="1.06063093944" calcext:value-type="float">
            <text:p>1.06063093944</text:p>
          </table:table-cell>
        </table:table-row>
        <table:table-row table:style-name="ro1">
          <table:table-cell office:value-type="float" office:value="3.5537794" calcext:value-type="float">
            <text:p>3.5537794</text:p>
          </table:table-cell>
          <table:table-cell table:formula="of:=[.A2944]*0.3048" office:value-type="float" office:value="1.08319196112" calcext:value-type="float">
            <text:p>1.08319196112</text:p>
          </table:table-cell>
        </table:table-row>
        <table:table-row table:style-name="ro1">
          <table:table-cell office:value-type="float" office:value="3.6278729" calcext:value-type="float">
            <text:p>3.6278729</text:p>
          </table:table-cell>
          <table:table-cell table:formula="of:=[.A2945]*0.3048" office:value-type="float" office:value="1.10577565992" calcext:value-type="float">
            <text:p>1.10577565992</text:p>
          </table:table-cell>
        </table:table-row>
        <table:table-row table:style-name="ro1">
          <table:table-cell office:value-type="float" office:value="3.7020352" calcext:value-type="float">
            <text:p>3.7020352</text:p>
          </table:table-cell>
          <table:table-cell table:formula="of:=[.A2946]*0.3048" office:value-type="float" office:value="1.12838032896" calcext:value-type="float">
            <text:p>1.12838032896</text:p>
          </table:table-cell>
        </table:table-row>
        <table:table-row table:style-name="ro1">
          <table:table-cell office:value-type="float" office:value="3.7762625" calcext:value-type="float">
            <text:p>3.7762625</text:p>
          </table:table-cell>
          <table:table-cell table:formula="of:=[.A2947]*0.3048" office:value-type="float" office:value="1.15100481" calcext:value-type="float">
            <text:p>1.15100481</text:p>
          </table:table-cell>
        </table:table-row>
        <table:table-row table:style-name="ro1">
          <table:table-cell office:value-type="float" office:value="3.850553" calcext:value-type="float">
            <text:p>3.850553</text:p>
          </table:table-cell>
          <table:table-cell table:formula="of:=[.A2948]*0.3048" office:value-type="float" office:value="1.1736485544" calcext:value-type="float">
            <text:p>1.1736485544</text:p>
          </table:table-cell>
        </table:table-row>
        <table:table-row table:style-name="ro1">
          <table:table-cell office:value-type="float" office:value="3.9248986" calcext:value-type="float">
            <text:p>3.9248986</text:p>
          </table:table-cell>
          <table:table-cell table:formula="of:=[.A2949]*0.3048" office:value-type="float" office:value="1.19630909328" calcext:value-type="float">
            <text:p>1.19630909328</text:p>
          </table:table-cell>
        </table:table-row>
        <table:table-row table:style-name="ro1">
          <table:table-cell office:value-type="float" office:value="3.9993043" calcext:value-type="float">
            <text:p>3.9993043</text:p>
          </table:table-cell>
          <table:table-cell table:formula="of:=[.A2950]*0.3048" office:value-type="float" office:value="1.21898795064" calcext:value-type="float">
            <text:p>1.21898795064</text:p>
          </table:table-cell>
        </table:table-row>
        <table:table-row table:style-name="ro1">
          <table:table-cell office:value-type="float" office:value="4.0737641" calcext:value-type="float">
            <text:p>4.0737641</text:p>
          </table:table-cell>
          <table:table-cell table:formula="of:=[.A2951]*0.3048" office:value-type="float" office:value="1.24168329768" calcext:value-type="float">
            <text:p>1.24168329768</text:p>
          </table:table-cell>
        </table:table-row>
        <table:table-row table:style-name="ro1">
          <table:table-cell office:value-type="float" office:value="4.1482794" calcext:value-type="float">
            <text:p>4.1482794</text:p>
          </table:table-cell>
          <table:table-cell table:formula="of:=[.A2952]*0.3048" office:value-type="float" office:value="1.26439556112" calcext:value-type="float">
            <text:p>1.26439556112</text:p>
          </table:table-cell>
        </table:table-row>
        <table:table-row table:style-name="ro1">
          <table:table-cell office:value-type="float" office:value="4.2228494" calcext:value-type="float">
            <text:p>4.2228494</text:p>
          </table:table-cell>
          <table:table-cell table:formula="of:=[.A2953]*0.3048" office:value-type="float" office:value="1.28712449712" calcext:value-type="float">
            <text:p>1.28712449712</text:p>
          </table:table-cell>
        </table:table-row>
        <table:table-row table:style-name="ro1">
          <table:table-cell office:value-type="float" office:value="4.297473" calcext:value-type="float">
            <text:p>4.297473</text:p>
          </table:table-cell>
          <table:table-cell table:formula="of:=[.A2954]*0.3048" office:value-type="float" office:value="1.3098697704" calcext:value-type="float">
            <text:p>1.3098697704</text:p>
          </table:table-cell>
        </table:table-row>
        <table:table-row table:style-name="ro1">
          <table:table-cell office:value-type="float" office:value="4.3721504" calcext:value-type="float">
            <text:p>4.3721504</text:p>
          </table:table-cell>
          <table:table-cell table:formula="of:=[.A2955]*0.3048" office:value-type="float" office:value="1.33263144192" calcext:value-type="float">
            <text:p>1.33263144192</text:p>
          </table:table-cell>
        </table:table-row>
        <table:table-row table:style-name="ro1">
          <table:table-cell office:value-type="float" office:value="4.4468815" calcext:value-type="float">
            <text:p>4.4468815</text:p>
          </table:table-cell>
          <table:table-cell table:formula="of:=[.A2956]*0.3048" office:value-type="float" office:value="1.3554094812" calcext:value-type="float">
            <text:p>1.3554094812</text:p>
          </table:table-cell>
        </table:table-row>
        <table:table-row table:style-name="ro1">
          <table:table-cell office:value-type="float" office:value="4.5216644" calcext:value-type="float">
            <text:p>4.5216644</text:p>
          </table:table-cell>
          <table:table-cell table:formula="of:=[.A2957]*0.3048" office:value-type="float" office:value="1.37820330912" calcext:value-type="float">
            <text:p>1.37820330912</text:p>
          </table:table-cell>
        </table:table-row>
        <table:table-row table:style-name="ro1">
          <table:table-cell office:value-type="float" office:value="4.5965037" calcext:value-type="float">
            <text:p>4.5965037</text:p>
          </table:table-cell>
          <table:table-cell table:formula="of:=[.A2958]*0.3048" office:value-type="float" office:value="1.40101432776" calcext:value-type="float">
            <text:p>1.40101432776</text:p>
          </table:table-cell>
        </table:table-row>
        <table:table-row table:style-name="ro1">
          <table:table-cell office:value-type="float" office:value="4.671396" calcext:value-type="float">
            <text:p>4.671396</text:p>
          </table:table-cell>
          <table:table-cell table:formula="of:=[.A2959]*0.3048" office:value-type="float" office:value="1.4238415008" calcext:value-type="float">
            <text:p>1.4238415008</text:p>
          </table:table-cell>
        </table:table-row>
        <table:table-row table:style-name="ro1">
          <table:table-cell office:value-type="float" office:value="4.7463474" calcext:value-type="float">
            <text:p>4.7463474</text:p>
          </table:table-cell>
          <table:table-cell table:formula="of:=[.A2960]*0.3048" office:value-type="float" office:value="1.44668668752" calcext:value-type="float">
            <text:p>1.44668668752</text:p>
          </table:table-cell>
        </table:table-row>
        <table:table-row table:style-name="ro1">
          <table:table-cell office:value-type="float" office:value="4.8213568" calcext:value-type="float">
            <text:p>4.8213568</text:p>
          </table:table-cell>
          <table:table-cell table:formula="of:=[.A2961]*0.3048" office:value-type="float" office:value="1.46954955264" calcext:value-type="float">
            <text:p>1.46954955264</text:p>
          </table:table-cell>
        </table:table-row>
        <table:table-row table:style-name="ro1">
          <table:table-cell office:value-type="float" office:value="4.8964243" calcext:value-type="float">
            <text:p>4.8964243</text:p>
          </table:table-cell>
          <table:table-cell table:formula="of:=[.A2962]*0.3048" office:value-type="float" office:value="1.49243012664" calcext:value-type="float">
            <text:p>1.49243012664</text:p>
          </table:table-cell>
        </table:table-row>
        <table:table-row table:style-name="ro1">
          <table:table-cell office:value-type="float" office:value="4.9715562" calcext:value-type="float">
            <text:p>4.9715562</text:p>
          </table:table-cell>
          <table:table-cell table:formula="of:=[.A2963]*0.3048" office:value-type="float" office:value="1.51533032976" calcext:value-type="float">
            <text:p>1.51533032976</text:p>
          </table:table-cell>
        </table:table-row>
        <table:table-row table:style-name="ro1">
          <table:table-cell office:value-type="float" office:value="5.0467536" calcext:value-type="float">
            <text:p>5.0467536</text:p>
          </table:table-cell>
          <table:table-cell table:formula="of:=[.A2964]*0.3048" office:value-type="float" office:value="1.53825049728" calcext:value-type="float">
            <text:p>1.53825049728</text:p>
          </table:table-cell>
        </table:table-row>
        <table:table-row table:style-name="ro1">
          <table:table-cell office:value-type="float" office:value="5.1220226" calcext:value-type="float">
            <text:p>5.1220226</text:p>
          </table:table-cell>
          <table:table-cell table:formula="of:=[.A2965]*0.3048" office:value-type="float" office:value="1.56119248848" calcext:value-type="float">
            <text:p>1.56119248848</text:p>
          </table:table-cell>
        </table:table-row>
        <table:table-row table:style-name="ro1">
          <table:table-cell office:value-type="float" office:value="5.1973643" calcext:value-type="float">
            <text:p>5.1973643</text:p>
          </table:table-cell>
          <table:table-cell table:formula="of:=[.A2966]*0.3048" office:value-type="float" office:value="1.58415663864" calcext:value-type="float">
            <text:p>1.58415663864</text:p>
          </table:table-cell>
        </table:table-row>
        <table:table-row table:style-name="ro1">
          <table:table-cell office:value-type="float" office:value="5.2727826" calcext:value-type="float">
            <text:p>5.2727826</text:p>
          </table:table-cell>
          <table:table-cell table:formula="of:=[.A2967]*0.3048" office:value-type="float" office:value="1.60714413648" calcext:value-type="float">
            <text:p>1.60714413648</text:p>
          </table:table-cell>
        </table:table-row>
        <table:table-row table:style-name="ro1">
          <table:table-cell office:value-type="float" office:value="5.3482821" calcext:value-type="float">
            <text:p>5.3482821</text:p>
          </table:table-cell>
          <table:table-cell table:formula="of:=[.A2968]*0.3048" office:value-type="float" office:value="1.63015638408" calcext:value-type="float">
            <text:p>1.63015638408</text:p>
          </table:table-cell>
        </table:table-row>
        <table:table-row table:style-name="ro1">
          <table:table-cell office:value-type="float" office:value="5.4238648" calcext:value-type="float">
            <text:p>5.4238648</text:p>
          </table:table-cell>
          <table:table-cell table:formula="of:=[.A2969]*0.3048" office:value-type="float" office:value="1.65319399104" calcext:value-type="float">
            <text:p>1.65319399104</text:p>
          </table:table-cell>
        </table:table-row>
        <table:table-row table:style-name="ro1">
          <table:table-cell office:value-type="float" office:value="5.4995351" calcext:value-type="float">
            <text:p>5.4995351</text:p>
          </table:table-cell>
          <table:table-cell table:formula="of:=[.A2970]*0.3048" office:value-type="float" office:value="1.67625829848" calcext:value-type="float">
            <text:p>1.67625829848</text:p>
          </table:table-cell>
        </table:table-row>
        <table:table-row table:style-name="ro1">
          <table:table-cell office:value-type="float" office:value="5.5752931" calcext:value-type="float">
            <text:p>5.5752931</text:p>
          </table:table-cell>
          <table:table-cell table:formula="of:=[.A2971]*0.3048" office:value-type="float" office:value="1.69934933688" calcext:value-type="float">
            <text:p>1.69934933688</text:p>
          </table:table-cell>
        </table:table-row>
        <table:table-row table:style-name="ro1">
          <table:table-cell office:value-type="float" office:value="5.6511459" calcext:value-type="float">
            <text:p>5.6511459</text:p>
          </table:table-cell>
          <table:table-cell table:formula="of:=[.A2972]*0.3048" office:value-type="float" office:value="1.72246927032" calcext:value-type="float">
            <text:p>1.72246927032</text:p>
          </table:table-cell>
        </table:table-row>
        <table:table-row table:style-name="ro1">
          <table:table-cell office:value-type="float" office:value="5.7270861" calcext:value-type="float">
            <text:p>5.7270861</text:p>
          </table:table-cell>
          <table:table-cell table:formula="of:=[.A2973]*0.3048" office:value-type="float" office:value="1.74561584328" calcext:value-type="float">
            <text:p>1.74561584328</text:p>
          </table:table-cell>
        </table:table-row>
        <table:table-row table:style-name="ro1">
          <table:table-cell office:value-type="float" office:value="5.8031125" calcext:value-type="float">
            <text:p>5.8031125</text:p>
          </table:table-cell>
          <table:table-cell table:formula="of:=[.A2974]*0.3048" office:value-type="float" office:value="1.76878869" calcext:value-type="float">
            <text:p>1.76878869</text:p>
          </table:table-cell>
        </table:table-row>
        <table:table-row table:style-name="ro1">
          <table:table-cell office:value-type="float" office:value="5.8792267" calcext:value-type="float">
            <text:p>5.8792267</text:p>
          </table:table-cell>
          <table:table-cell table:formula="of:=[.A2975]*0.3048" office:value-type="float" office:value="1.79198829816" calcext:value-type="float">
            <text:p>1.79198829816</text:p>
          </table:table-cell>
        </table:table-row>
        <table:table-row table:style-name="ro1">
          <table:table-cell office:value-type="float" office:value="5.9554176" calcext:value-type="float">
            <text:p>5.9554176</text:p>
          </table:table-cell>
          <table:table-cell table:formula="of:=[.A2976]*0.3048" office:value-type="float" office:value="1.81521128448" calcext:value-type="float">
            <text:p>1.81521128448</text:p>
          </table:table-cell>
        </table:table-row>
        <table:table-row table:style-name="ro1">
          <table:table-cell office:value-type="float" office:value="6.0316787" calcext:value-type="float">
            <text:p>6.0316787</text:p>
          </table:table-cell>
          <table:table-cell table:formula="of:=[.A2977]*0.3048" office:value-type="float" office:value="1.83845566776" calcext:value-type="float">
            <text:p>1.83845566776</text:p>
          </table:table-cell>
        </table:table-row>
        <table:table-row table:style-name="ro1">
          <table:table-cell office:value-type="float" office:value="6.1080003" calcext:value-type="float">
            <text:p>6.1080003</text:p>
          </table:table-cell>
          <table:table-cell table:formula="of:=[.A2978]*0.3048" office:value-type="float" office:value="1.86171849144" calcext:value-type="float">
            <text:p>1.86171849144</text:p>
          </table:table-cell>
        </table:table-row>
        <table:table-row table:style-name="ro1">
          <table:table-cell office:value-type="float" office:value="6.1843672" calcext:value-type="float">
            <text:p>6.1843672</text:p>
          </table:table-cell>
          <table:table-cell table:formula="of:=[.A2979]*0.3048" office:value-type="float" office:value="1.88499512256" calcext:value-type="float">
            <text:p>1.88499512256</text:p>
          </table:table-cell>
        </table:table-row>
        <table:table-row table:style-name="ro1">
          <table:table-cell office:value-type="float" office:value="6.2607608" calcext:value-type="float">
            <text:p>6.2607608</text:p>
          </table:table-cell>
          <table:table-cell table:formula="of:=[.A2980]*0.3048" office:value-type="float" office:value="1.90827989184" calcext:value-type="float">
            <text:p>1.90827989184</text:p>
          </table:table-cell>
        </table:table-row>
        <table:table-row table:style-name="ro1">
          <table:table-cell office:value-type="float" office:value="6.337163" calcext:value-type="float">
            <text:p>6.337163</text:p>
          </table:table-cell>
          <table:table-cell table:formula="of:=[.A2981]*0.3048" office:value-type="float" office:value="1.9315672824" calcext:value-type="float">
            <text:p>1.9315672824</text:p>
          </table:table-cell>
        </table:table-row>
        <table:table-row table:style-name="ro1">
          <table:table-cell office:value-type="float" office:value="6.4135494" calcext:value-type="float">
            <text:p>6.4135494</text:p>
          </table:table-cell>
          <table:table-cell table:formula="of:=[.A2982]*0.3048" office:value-type="float" office:value="1.95484985712" calcext:value-type="float">
            <text:p>1.95484985712</text:p>
          </table:table-cell>
        </table:table-row>
        <table:table-row table:style-name="ro1">
          <table:table-cell office:value-type="float" office:value="6.4898877" calcext:value-type="float">
            <text:p>6.4898877</text:p>
          </table:table-cell>
          <table:table-cell table:formula="of:=[.A2983]*0.3048" office:value-type="float" office:value="1.97811777096" calcext:value-type="float">
            <text:p>1.97811777096</text:p>
          </table:table-cell>
        </table:table-row>
        <table:table-row table:style-name="ro1">
          <table:table-cell office:value-type="float" office:value="6.5661554" calcext:value-type="float">
            <text:p>6.5661554</text:p>
          </table:table-cell>
          <table:table-cell table:formula="of:=[.A2984]*0.3048" office:value-type="float" office:value="2.00136416592" calcext:value-type="float">
            <text:p>2.00136416592</text:p>
          </table:table-cell>
        </table:table-row>
        <table:table-row table:style-name="ro1">
          <table:table-cell office:value-type="float" office:value="6.642312" calcext:value-type="float">
            <text:p>6.642312</text:p>
          </table:table-cell>
          <table:table-cell table:formula="of:=[.A2985]*0.3048" office:value-type="float" office:value="2.0245766976" calcext:value-type="float">
            <text:p>2.0245766976</text:p>
          </table:table-cell>
        </table:table-row>
        <table:table-row table:style-name="ro1">
          <table:table-cell office:value-type="float" office:value="6.7183218" calcext:value-type="float">
            <text:p>6.7183218</text:p>
          </table:table-cell>
          <table:table-cell table:formula="of:=[.A2986]*0.3048" office:value-type="float" office:value="2.04774448464" calcext:value-type="float">
            <text:p>2.04774448464</text:p>
          </table:table-cell>
        </table:table-row>
        <table:table-row table:style-name="ro1">
          <table:table-cell office:value-type="float" office:value="6.7941461" calcext:value-type="float">
            <text:p>6.7941461</text:p>
          </table:table-cell>
          <table:table-cell table:formula="of:=[.A2987]*0.3048" office:value-type="float" office:value="2.07085573128" calcext:value-type="float">
            <text:p>2.07085573128</text:p>
          </table:table-cell>
        </table:table-row>
        <table:table-row table:style-name="ro1">
          <table:table-cell office:value-type="float" office:value="6.8697391" calcext:value-type="float">
            <text:p>6.8697391</text:p>
          </table:table-cell>
          <table:table-cell table:formula="of:=[.A2988]*0.3048" office:value-type="float" office:value="2.09389647768" calcext:value-type="float">
            <text:p>2.09389647768</text:p>
          </table:table-cell>
        </table:table-row>
        <table:table-row table:style-name="ro1">
          <table:table-cell office:value-type="float" office:value="6.9450521" calcext:value-type="float">
            <text:p>6.9450521</text:p>
          </table:table-cell>
          <table:table-cell table:formula="of:=[.A2989]*0.3048" office:value-type="float" office:value="2.11685188008" calcext:value-type="float">
            <text:p>2.11685188008</text:p>
          </table:table-cell>
        </table:table-row>
        <table:table-row table:style-name="ro1">
          <table:table-cell office:value-type="float" office:value="7.020041" calcext:value-type="float">
            <text:p>7.020041</text:p>
          </table:table-cell>
          <table:table-cell table:formula="of:=[.A2990]*0.3048" office:value-type="float" office:value="2.1397084968" calcext:value-type="float">
            <text:p>2.1397084968</text:p>
          </table:table-cell>
        </table:table-row>
        <table:table-row table:style-name="ro1">
          <table:table-cell office:value-type="float" office:value="7.0946512" calcext:value-type="float">
            <text:p>7.0946512</text:p>
          </table:table-cell>
          <table:table-cell table:formula="of:=[.A2991]*0.3048" office:value-type="float" office:value="2.16244968576" calcext:value-type="float">
            <text:p>2.16244968576</text:p>
          </table:table-cell>
        </table:table-row>
        <table:table-row table:style-name="ro1">
          <table:table-cell office:value-type="float" office:value="7.1688261" calcext:value-type="float">
            <text:p>7.1688261</text:p>
          </table:table-cell>
          <table:table-cell table:formula="of:=[.A2992]*0.3048" office:value-type="float" office:value="2.18505819528" calcext:value-type="float">
            <text:p>2.18505819528</text:p>
          </table:table-cell>
        </table:table-row>
        <table:table-row table:style-name="ro1">
          <table:table-cell office:value-type="float" office:value="7.242516" calcext:value-type="float">
            <text:p>7.242516</text:p>
          </table:table-cell>
          <table:table-cell table:formula="of:=[.A2993]*0.3048" office:value-type="float" office:value="2.2075188768" calcext:value-type="float">
            <text:p>2.2075188768</text:p>
          </table:table-cell>
        </table:table-row>
        <table:table-row table:style-name="ro1">
          <table:table-cell office:value-type="float" office:value="7.315659" calcext:value-type="float">
            <text:p>7.315659</text:p>
          </table:table-cell>
          <table:table-cell table:formula="of:=[.A2994]*0.3048" office:value-type="float" office:value="2.2298128632" calcext:value-type="float">
            <text:p>2.2298128632</text:p>
          </table:table-cell>
        </table:table-row>
        <table:table-row table:style-name="ro1">
          <table:table-cell office:value-type="float" office:value="7.3881969" calcext:value-type="float">
            <text:p>7.3881969</text:p>
          </table:table-cell>
          <table:table-cell table:formula="of:=[.A2995]*0.3048" office:value-type="float" office:value="2.25192241512" calcext:value-type="float">
            <text:p>2.25192241512</text:p>
          </table:table-cell>
        </table:table-row>
        <table:table-row table:style-name="ro1">
          <table:table-cell office:value-type="float" office:value="7.4600749" calcext:value-type="float">
            <text:p>7.4600749</text:p>
          </table:table-cell>
          <table:table-cell table:formula="of:=[.A2996]*0.3048" office:value-type="float" office:value="2.27383082952" calcext:value-type="float">
            <text:p>2.27383082952</text:p>
          </table:table-cell>
        </table:table-row>
        <table:table-row table:style-name="ro1">
          <table:table-cell office:value-type="float" office:value="7.53123" calcext:value-type="float">
            <text:p>7.53123</text:p>
          </table:table-cell>
          <table:table-cell table:formula="of:=[.A2997]*0.3048" office:value-type="float" office:value="2.295518904" calcext:value-type="float">
            <text:p>2.295518904</text:p>
          </table:table-cell>
        </table:table-row>
        <table:table-row table:style-name="ro1">
          <table:table-cell office:value-type="float" office:value="7.6016021" calcext:value-type="float">
            <text:p>7.6016021</text:p>
          </table:table-cell>
          <table:table-cell table:formula="of:=[.A2998]*0.3048" office:value-type="float" office:value="2.31696832008" calcext:value-type="float">
            <text:p>2.31696832008</text:p>
          </table:table-cell>
        </table:table-row>
        <table:table-row table:style-name="ro1">
          <table:table-cell office:value-type="float" office:value="7.6711345" calcext:value-type="float">
            <text:p>7.6711345</text:p>
          </table:table-cell>
          <table:table-cell table:formula="of:=[.A2999]*0.3048" office:value-type="float" office:value="2.3381617956" calcext:value-type="float">
            <text:p>2.3381617956</text:p>
          </table:table-cell>
        </table:table-row>
        <table:table-row table:style-name="ro1">
          <table:table-cell office:value-type="float" office:value="7.739768" calcext:value-type="float">
            <text:p>7.739768</text:p>
          </table:table-cell>
          <table:table-cell table:formula="of:=[.A3000]*0.3048" office:value-type="float" office:value="2.3590812864" calcext:value-type="float">
            <text:p>2.3590812864</text:p>
          </table:table-cell>
        </table:table-row>
        <table:table-row table:style-name="ro1">
          <table:table-cell office:value-type="float" office:value="7.8074365" calcext:value-type="float">
            <text:p>7.8074365</text:p>
          </table:table-cell>
          <table:table-cell table:formula="of:=[.A3001]*0.3048" office:value-type="float" office:value="2.3797066452" calcext:value-type="float">
            <text:p>2.3797066452</text:p>
          </table:table-cell>
        </table:table-row>
        <table:table-row table:style-name="ro1">
          <table:table-cell office:value-type="float" office:value="7.8740888" calcext:value-type="float">
            <text:p>7.8740888</text:p>
          </table:table-cell>
          <table:table-cell table:formula="of:=[.A3002]*0.3048" office:value-type="float" office:value="2.40002226624" calcext:value-type="float">
            <text:p>2.40002226624</text:p>
          </table:table-cell>
        </table:table-row>
        <table:table-row table:style-name="ro1">
          <table:table-cell office:value-type="float" office:value="7.9396629" calcext:value-type="float">
            <text:p>7.9396629</text:p>
          </table:table-cell>
          <table:table-cell table:formula="of:=[.A3003]*0.3048" office:value-type="float" office:value="2.42000925192" calcext:value-type="float">
            <text:p>2.42000925192</text:p>
          </table:table-cell>
        </table:table-row>
        <table:table-row table:style-name="ro1">
          <table:table-cell office:value-type="float" office:value="8.0041013" calcext:value-type="float">
            <text:p>8.0041013</text:p>
          </table:table-cell>
          <table:table-cell table:formula="of:=[.A3004]*0.3048" office:value-type="float" office:value="2.43965007624" calcext:value-type="float">
            <text:p>2.43965007624</text:p>
          </table:table-cell>
        </table:table-row>
        <table:table-row table:style-name="ro1">
          <table:table-cell office:value-type="float" office:value="8.0673447" calcext:value-type="float">
            <text:p>8.0673447</text:p>
          </table:table-cell>
          <table:table-cell table:formula="of:=[.A3005]*0.3048" office:value-type="float" office:value="2.45892666456" calcext:value-type="float">
            <text:p>2.45892666456</text:p>
          </table:table-cell>
        </table:table-row>
        <table:table-row table:style-name="ro1">
          <table:table-cell office:value-type="float" office:value="8.1293411" calcext:value-type="float">
            <text:p>8.1293411</text:p>
          </table:table-cell>
          <table:table-cell table:formula="of:=[.A3006]*0.3048" office:value-type="float" office:value="2.47782316728" calcext:value-type="float">
            <text:p>2.47782316728</text:p>
          </table:table-cell>
        </table:table-row>
        <table:table-row table:style-name="ro1">
          <table:table-cell office:value-type="float" office:value="8.1900339" calcext:value-type="float">
            <text:p>8.1900339</text:p>
          </table:table-cell>
          <table:table-cell table:formula="of:=[.A3007]*0.3048" office:value-type="float" office:value="2.49632233272" calcext:value-type="float">
            <text:p>2.49632233272</text:p>
          </table:table-cell>
        </table:table-row>
        <table:table-row table:style-name="ro1">
          <table:table-cell office:value-type="float" office:value="8.2493672" calcext:value-type="float">
            <text:p>8.2493672</text:p>
          </table:table-cell>
          <table:table-cell table:formula="of:=[.A3008]*0.3048" office:value-type="float" office:value="2.51440712256" calcext:value-type="float">
            <text:p>2.51440712256</text:p>
          </table:table-cell>
        </table:table-row>
        <table:table-row table:style-name="ro1">
          <table:table-cell office:value-type="float" office:value="8.3072953" calcext:value-type="float">
            <text:p>8.3072953</text:p>
          </table:table-cell>
          <table:table-cell table:formula="of:=[.A3009]*0.3048" office:value-type="float" office:value="2.53206360744" calcext:value-type="float">
            <text:p>2.53206360744</text:p>
          </table:table-cell>
        </table:table-row>
        <table:table-row table:style-name="ro1">
          <table:table-cell office:value-type="float" office:value="8.3637652" calcext:value-type="float">
            <text:p>8.3637652</text:p>
          </table:table-cell>
          <table:table-cell table:formula="of:=[.A3010]*0.3048" office:value-type="float" office:value="2.54927563296" calcext:value-type="float">
            <text:p>2.54927563296</text:p>
          </table:table-cell>
        </table:table-row>
        <table:table-row table:style-name="ro1">
          <table:table-cell office:value-type="float" office:value="8.4187245" calcext:value-type="float">
            <text:p>8.4187245</text:p>
          </table:table-cell>
          <table:table-cell table:formula="of:=[.A3011]*0.3048" office:value-type="float" office:value="2.5660272276" calcext:value-type="float">
            <text:p>2.5660272276</text:p>
          </table:table-cell>
        </table:table-row>
        <table:table-row table:style-name="ro1">
          <table:table-cell office:value-type="float" office:value="8.4721317" calcext:value-type="float">
            <text:p>8.4721317</text:p>
          </table:table-cell>
          <table:table-cell table:formula="of:=[.A3012]*0.3048" office:value-type="float" office:value="2.58230574216" calcext:value-type="float">
            <text:p>2.58230574216</text:p>
          </table:table-cell>
        </table:table-row>
        <table:table-row table:style-name="ro1">
          <table:table-cell office:value-type="float" office:value="8.5239387" calcext:value-type="float">
            <text:p>8.5239387</text:p>
          </table:table-cell>
          <table:table-cell table:formula="of:=[.A3013]*0.3048" office:value-type="float" office:value="2.59809651576" calcext:value-type="float">
            <text:p>2.59809651576</text:p>
          </table:table-cell>
        </table:table-row>
        <table:table-row table:style-name="ro1">
          <table:table-cell office:value-type="float" office:value="8.5740962" calcext:value-type="float">
            <text:p>8.5740962</text:p>
          </table:table-cell>
          <table:table-cell table:formula="of:=[.A3014]*0.3048" office:value-type="float" office:value="2.61338452176" calcext:value-type="float">
            <text:p>2.61338452176</text:p>
          </table:table-cell>
        </table:table-row>
        <table:table-row table:style-name="ro1">
          <table:table-cell office:value-type="float" office:value="8.6225672" calcext:value-type="float">
            <text:p>8.6225672</text:p>
          </table:table-cell>
          <table:table-cell table:formula="of:=[.A3015]*0.3048" office:value-type="float" office:value="2.62815848256" calcext:value-type="float">
            <text:p>2.62815848256</text:p>
          </table:table-cell>
        </table:table-row>
        <table:table-row table:style-name="ro1">
          <table:table-cell office:value-type="float" office:value="8.6693082" calcext:value-type="float">
            <text:p>8.6693082</text:p>
          </table:table-cell>
          <table:table-cell table:formula="of:=[.A3016]*0.3048" office:value-type="float" office:value="2.64240513936" calcext:value-type="float">
            <text:p>2.64240513936</text:p>
          </table:table-cell>
        </table:table-row>
        <table:table-row table:style-name="ro1">
          <table:table-cell office:value-type="float" office:value="8.7142744" calcext:value-type="float">
            <text:p>8.7142744</text:p>
          </table:table-cell>
          <table:table-cell table:formula="of:=[.A3017]*0.3048" office:value-type="float" office:value="2.65611083712" calcext:value-type="float">
            <text:p>2.65611083712</text:p>
          </table:table-cell>
        </table:table-row>
        <table:table-row table:style-name="ro1">
          <table:table-cell office:value-type="float" office:value="8.7574344" calcext:value-type="float">
            <text:p>8.7574344</text:p>
          </table:table-cell>
          <table:table-cell table:formula="of:=[.A3018]*0.3048" office:value-type="float" office:value="2.66926600512" calcext:value-type="float">
            <text:p>2.66926600512</text:p>
          </table:table-cell>
        </table:table-row>
        <table:table-row table:style-name="ro1">
          <table:table-cell office:value-type="float" office:value="8.7987471" calcext:value-type="float">
            <text:p>8.7987471</text:p>
          </table:table-cell>
          <table:table-cell table:formula="of:=[.A3019]*0.3048" office:value-type="float" office:value="2.68185811608" calcext:value-type="float">
            <text:p>2.68185811608</text:p>
          </table:table-cell>
        </table:table-row>
        <table:table-row table:style-name="ro1">
          <table:table-cell office:value-type="float" office:value="8.8381763" calcext:value-type="float">
            <text:p>8.8381763</text:p>
          </table:table-cell>
          <table:table-cell table:formula="of:=[.A3020]*0.3048" office:value-type="float" office:value="2.69387613624" calcext:value-type="float">
            <text:p>2.69387613624</text:p>
          </table:table-cell>
        </table:table-row>
        <table:table-row table:style-name="ro1">
          <table:table-cell office:value-type="float" office:value="8.8756928" calcext:value-type="float">
            <text:p>8.8756928</text:p>
          </table:table-cell>
          <table:table-cell table:formula="of:=[.A3021]*0.3048" office:value-type="float" office:value="2.70531116544" calcext:value-type="float">
            <text:p>2.70531116544</text:p>
          </table:table-cell>
        </table:table-row>
        <table:table-row table:style-name="ro1">
          <table:table-cell office:value-type="float" office:value="8.9112587" calcext:value-type="float">
            <text:p>8.9112587</text:p>
          </table:table-cell>
          <table:table-cell table:formula="of:=[.A3022]*0.3048" office:value-type="float" office:value="2.71615165176" calcext:value-type="float">
            <text:p>2.71615165176</text:p>
          </table:table-cell>
        </table:table-row>
        <table:table-row table:style-name="ro1">
          <table:table-cell office:value-type="float" office:value="8.9448457" calcext:value-type="float">
            <text:p>8.9448457</text:p>
          </table:table-cell>
          <table:table-cell table:formula="of:=[.A3023]*0.3048" office:value-type="float" office:value="2.72638896936" calcext:value-type="float">
            <text:p>2.72638896936</text:p>
          </table:table-cell>
        </table:table-row>
        <table:table-row table:style-name="ro1">
          <table:table-cell office:value-type="float" office:value="8.9764252" calcext:value-type="float">
            <text:p>8.9764252</text:p>
          </table:table-cell>
          <table:table-cell table:formula="of:=[.A3024]*0.3048" office:value-type="float" office:value="2.73601440096" calcext:value-type="float">
            <text:p>2.73601440096</text:p>
          </table:table-cell>
        </table:table-row>
        <table:table-row table:style-name="ro1">
          <table:table-cell office:value-type="float" office:value="9.005971" calcext:value-type="float">
            <text:p>9.005971</text:p>
          </table:table-cell>
          <table:table-cell table:formula="of:=[.A3025]*0.3048" office:value-type="float" office:value="2.7450199608" calcext:value-type="float">
            <text:p>2.7450199608</text:p>
          </table:table-cell>
        </table:table-row>
        <table:table-row table:style-name="ro1">
          <table:table-cell office:value-type="float" office:value="9.0334535" calcext:value-type="float">
            <text:p>9.0334535</text:p>
          </table:table-cell>
          <table:table-cell table:formula="of:=[.A3026]*0.3048" office:value-type="float" office:value="2.7533966268" calcext:value-type="float">
            <text:p>2.7533966268</text:p>
          </table:table-cell>
        </table:table-row>
        <table:table-row table:style-name="ro1">
          <table:table-cell office:value-type="float" office:value="9.0588555" calcext:value-type="float">
            <text:p>9.0588555</text:p>
          </table:table-cell>
          <table:table-cell table:formula="of:=[.A3027]*0.3048" office:value-type="float" office:value="2.7611391564" calcext:value-type="float">
            <text:p>2.7611391564</text:p>
          </table:table-cell>
        </table:table-row>
        <table:table-row table:style-name="ro1">
          <table:table-cell office:value-type="float" office:value="9.0821514" calcext:value-type="float">
            <text:p>9.0821514</text:p>
          </table:table-cell>
          <table:table-cell table:formula="of:=[.A3028]*0.3048" office:value-type="float" office:value="2.76823974672" calcext:value-type="float">
            <text:p>2.76823974672</text:p>
          </table:table-cell>
        </table:table-row>
        <table:table-row table:style-name="ro1">
          <table:table-cell office:value-type="float" office:value="9.1033216" calcext:value-type="float">
            <text:p>9.1033216</text:p>
          </table:table-cell>
          <table:table-cell table:formula="of:=[.A3029]*0.3048" office:value-type="float" office:value="2.77469242368" calcext:value-type="float">
            <text:p>2.77469242368</text:p>
          </table:table-cell>
        </table:table-row>
        <table:table-row table:style-name="ro1">
          <table:table-cell office:value-type="float" office:value="9.122355" calcext:value-type="float">
            <text:p>9.122355</text:p>
          </table:table-cell>
          <table:table-cell table:formula="of:=[.A3030]*0.3048" office:value-type="float" office:value="2.780493804" calcext:value-type="float">
            <text:p>2.780493804</text:p>
          </table:table-cell>
        </table:table-row>
        <table:table-row table:style-name="ro1">
          <table:table-cell office:value-type="float" office:value="9.1392322" calcext:value-type="float">
            <text:p>9.1392322</text:p>
          </table:table-cell>
          <table:table-cell table:formula="of:=[.A3031]*0.3048" office:value-type="float" office:value="2.78563797456" calcext:value-type="float">
            <text:p>2.78563797456</text:p>
          </table:table-cell>
        </table:table-row>
        <table:table-row table:style-name="ro1">
          <table:table-cell office:value-type="float" office:value="9.1539397" calcext:value-type="float">
            <text:p>9.1539397</text:p>
          </table:table-cell>
          <table:table-cell table:formula="of:=[.A3032]*0.3048" office:value-type="float" office:value="2.79012082056" calcext:value-type="float">
            <text:p>2.79012082056</text:p>
          </table:table-cell>
        </table:table-row>
        <table:table-row table:style-name="ro1">
          <table:table-cell office:value-type="float" office:value="9.166472" calcext:value-type="float">
            <text:p>9.166472</text:p>
          </table:table-cell>
          <table:table-cell table:formula="of:=[.A3033]*0.3048" office:value-type="float" office:value="2.7939406656" calcext:value-type="float">
            <text:p>2.7939406656</text:p>
          </table:table-cell>
        </table:table-row>
        <table:table-row table:style-name="ro1">
          <table:table-cell office:value-type="float" office:value="9.1768193" calcext:value-type="float">
            <text:p>9.1768193</text:p>
          </table:table-cell>
          <table:table-cell table:formula="of:=[.A3034]*0.3048" office:value-type="float" office:value="2.79709452264" calcext:value-type="float">
            <text:p>2.79709452264</text:p>
          </table:table-cell>
        </table:table-row>
        <table:table-row table:style-name="ro1">
          <table:table-cell office:value-type="float" office:value="9.1849694" calcext:value-type="float">
            <text:p>9.1849694</text:p>
          </table:table-cell>
          <table:table-cell table:formula="of:=[.A3035]*0.3048" office:value-type="float" office:value="2.79957867312" calcext:value-type="float">
            <text:p>2.79957867312</text:p>
          </table:table-cell>
        </table:table-row>
        <table:table-row table:style-name="ro1">
          <table:table-cell office:value-type="float" office:value="9.1909261" calcext:value-type="float">
            <text:p>9.1909261</text:p>
          </table:table-cell>
          <table:table-cell table:formula="of:=[.A3036]*0.3048" office:value-type="float" office:value="2.80139427528" calcext:value-type="float">
            <text:p>2.80139427528</text:p>
          </table:table-cell>
        </table:table-row>
        <table:table-row table:style-name="ro1">
          <table:table-cell office:value-type="float" office:value="9.1946821" calcext:value-type="float">
            <text:p>9.1946821</text:p>
          </table:table-cell>
          <table:table-cell table:formula="of:=[.A3037]*0.3048" office:value-type="float" office:value="2.80253910408" calcext:value-type="float">
            <text:p>2.80253910408</text:p>
          </table:table-cell>
        </table:table-row>
        <table:table-row table:style-name="ro1">
          <table:table-cell office:value-type="float" office:value="9.1962309" calcext:value-type="float">
            <text:p>9.1962309</text:p>
          </table:table-cell>
          <table:table-cell table:formula="of:=[.A3038]*0.3048" office:value-type="float" office:value="2.80301117832" calcext:value-type="float">
            <text:p>2.80301117832</text:p>
          </table:table-cell>
        </table:table-row>
        <table:table-row table:style-name="ro1">
          <table:table-cell office:value-type="float" office:value="9.1955786" calcext:value-type="float">
            <text:p>9.1955786</text:p>
          </table:table-cell>
          <table:table-cell table:formula="of:=[.A3039]*0.3048" office:value-type="float" office:value="2.80281235728" calcext:value-type="float">
            <text:p>2.80281235728</text:p>
          </table:table-cell>
        </table:table-row>
        <table:table-row table:style-name="ro1">
          <table:table-cell office:value-type="float" office:value="9.1927185" calcext:value-type="float">
            <text:p>9.1927185</text:p>
          </table:table-cell>
          <table:table-cell table:formula="of:=[.A3040]*0.3048" office:value-type="float" office:value="2.8019405988" calcext:value-type="float">
            <text:p>2.8019405988</text:p>
          </table:table-cell>
        </table:table-row>
        <table:table-row table:style-name="ro1">
          <table:table-cell office:value-type="float" office:value="9.1876497" calcext:value-type="float">
            <text:p>9.1876497</text:p>
          </table:table-cell>
          <table:table-cell table:formula="of:=[.A3041]*0.3048" office:value-type="float" office:value="2.80039562856" calcext:value-type="float">
            <text:p>2.80039562856</text:p>
          </table:table-cell>
        </table:table-row>
        <table:table-row table:style-name="ro1">
          <table:table-cell office:value-type="float" office:value="9.1803784" calcext:value-type="float">
            <text:p>9.1803784</text:p>
          </table:table-cell>
          <table:table-cell table:formula="of:=[.A3042]*0.3048" office:value-type="float" office:value="2.79817933632" calcext:value-type="float">
            <text:p>2.79817933632</text:p>
          </table:table-cell>
        </table:table-row>
        <table:table-row table:style-name="ro1">
          <table:table-cell office:value-type="float" office:value="9.1708984" calcext:value-type="float">
            <text:p>9.1708984</text:p>
          </table:table-cell>
          <table:table-cell table:formula="of:=[.A3043]*0.3048" office:value-type="float" office:value="2.79528983232" calcext:value-type="float">
            <text:p>2.79528983232</text:p>
          </table:table-cell>
        </table:table-row>
        <table:table-row table:style-name="ro1">
          <table:table-cell office:value-type="float" office:value="9.1592078" calcext:value-type="float">
            <text:p>9.1592078</text:p>
          </table:table-cell>
          <table:table-cell table:formula="of:=[.A3044]*0.3048" office:value-type="float" office:value="2.79172653744" calcext:value-type="float">
            <text:p>2.79172653744</text:p>
          </table:table-cell>
        </table:table-row>
        <table:table-row table:style-name="ro1">
          <table:table-cell office:value-type="float" office:value="9.1453109" calcext:value-type="float">
            <text:p>9.1453109</text:p>
          </table:table-cell>
          <table:table-cell table:formula="of:=[.A3045]*0.3048" office:value-type="float" office:value="2.78749076232" calcext:value-type="float">
            <text:p>2.78749076232</text:p>
          </table:table-cell>
        </table:table-row>
        <table:table-row table:style-name="ro1">
          <table:table-cell office:value-type="float" office:value="9.1292019" calcext:value-type="float">
            <text:p>9.1292019</text:p>
          </table:table-cell>
          <table:table-cell table:formula="of:=[.A3046]*0.3048" office:value-type="float" office:value="2.78258073912" calcext:value-type="float">
            <text:p>2.78258073912</text:p>
          </table:table-cell>
        </table:table-row>
        <table:table-row table:style-name="ro1">
          <table:table-cell office:value-type="float" office:value="9.1108761" calcext:value-type="float">
            <text:p>9.1108761</text:p>
          </table:table-cell>
          <table:table-cell table:formula="of:=[.A3047]*0.3048" office:value-type="float" office:value="2.77699503528" calcext:value-type="float">
            <text:p>2.77699503528</text:p>
          </table:table-cell>
        </table:table-row>
        <table:table-row table:style-name="ro1">
          <table:table-cell office:value-type="float" office:value="9.0903282" calcext:value-type="float">
            <text:p>9.0903282</text:p>
          </table:table-cell>
          <table:table-cell table:formula="of:=[.A3048]*0.3048" office:value-type="float" office:value="2.77073203536" calcext:value-type="float">
            <text:p>2.77073203536</text:p>
          </table:table-cell>
        </table:table-row>
        <table:table-row table:style-name="ro1">
          <table:table-cell office:value-type="float" office:value="9.067554" calcext:value-type="float">
            <text:p>9.067554</text:p>
          </table:table-cell>
          <table:table-cell table:formula="of:=[.A3049]*0.3048" office:value-type="float" office:value="2.7637904592" calcext:value-type="float">
            <text:p>2.7637904592</text:p>
          </table:table-cell>
        </table:table-row>
        <table:table-row table:style-name="ro1">
          <table:table-cell office:value-type="float" office:value="9.0425425" calcext:value-type="float">
            <text:p>9.0425425</text:p>
          </table:table-cell>
          <table:table-cell table:formula="of:=[.A3050]*0.3048" office:value-type="float" office:value="2.756166954" calcext:value-type="float">
            <text:p>2.756166954</text:p>
          </table:table-cell>
        </table:table-row>
        <table:table-row table:style-name="ro1">
          <table:table-cell office:value-type="float" office:value="9.0152864" calcext:value-type="float">
            <text:p>9.0152864</text:p>
          </table:table-cell>
          <table:table-cell table:formula="of:=[.A3051]*0.3048" office:value-type="float" office:value="2.74785929472" calcext:value-type="float">
            <text:p>2.74785929472</text:p>
          </table:table-cell>
        </table:table-row>
        <table:table-row table:style-name="ro1">
          <table:table-cell office:value-type="float" office:value="8.9857759" calcext:value-type="float">
            <text:p>8.9857759</text:p>
          </table:table-cell>
          <table:table-cell table:formula="of:=[.A3052]*0.3048" office:value-type="float" office:value="2.73886449432" calcext:value-type="float">
            <text:p>2.73886449432</text:p>
          </table:table-cell>
        </table:table-row>
        <table:table-row table:style-name="ro1">
          <table:table-cell office:value-type="float" office:value="8.9539933" calcext:value-type="float">
            <text:p>8.9539933</text:p>
          </table:table-cell>
          <table:table-cell table:formula="of:=[.A3053]*0.3048" office:value-type="float" office:value="2.72917715784" calcext:value-type="float">
            <text:p>2.72917715784</text:p>
          </table:table-cell>
        </table:table-row>
        <table:table-row table:style-name="ro1">
          <table:table-cell office:value-type="float" office:value="8.9199281" calcext:value-type="float">
            <text:p>8.9199281</text:p>
          </table:table-cell>
          <table:table-cell table:formula="of:=[.A3054]*0.3048" office:value-type="float" office:value="2.71879408488" calcext:value-type="float">
            <text:p>2.71879408488</text:p>
          </table:table-cell>
        </table:table-row>
        <table:table-row table:style-name="ro1">
          <table:table-cell office:value-type="float" office:value="8.8835645" calcext:value-type="float">
            <text:p>8.8835645</text:p>
          </table:table-cell>
          <table:table-cell table:formula="of:=[.A3055]*0.3048" office:value-type="float" office:value="2.7077104596" calcext:value-type="float">
            <text:p>2.7077104596</text:p>
          </table:table-cell>
        </table:table-row>
        <table:table-row table:style-name="ro1">
          <table:table-cell office:value-type="float" office:value="8.8448815" calcext:value-type="float">
            <text:p>8.8448815</text:p>
          </table:table-cell>
          <table:table-cell table:formula="of:=[.A3056]*0.3048" office:value-type="float" office:value="2.6959198812" calcext:value-type="float">
            <text:p>2.6959198812</text:p>
          </table:table-cell>
        </table:table-row>
        <table:table-row table:style-name="ro1">
          <table:table-cell office:value-type="float" office:value="8.8038669" calcext:value-type="float">
            <text:p>8.8038669</text:p>
          </table:table-cell>
          <table:table-cell table:formula="of:=[.A3057]*0.3048" office:value-type="float" office:value="2.68341863112" calcext:value-type="float">
            <text:p>2.68341863112</text:p>
          </table:table-cell>
        </table:table-row>
        <table:table-row table:style-name="ro1">
          <table:table-cell office:value-type="float" office:value="8.7604966" calcext:value-type="float">
            <text:p>8.7604966</text:p>
          </table:table-cell>
          <table:table-cell table:formula="of:=[.A3058]*0.3048" office:value-type="float" office:value="2.67019936368" calcext:value-type="float">
            <text:p>2.67019936368</text:p>
          </table:table-cell>
        </table:table-row>
        <table:table-row table:style-name="ro1">
          <table:table-cell office:value-type="float" office:value="8.7147517" calcext:value-type="float">
            <text:p>8.7147517</text:p>
          </table:table-cell>
          <table:table-cell table:formula="of:=[.A3059]*0.3048" office:value-type="float" office:value="2.65625631816" calcext:value-type="float">
            <text:p>2.65625631816</text:p>
          </table:table-cell>
        </table:table-row>
        <table:table-row table:style-name="ro1">
          <table:table-cell office:value-type="float" office:value="8.6666131" calcext:value-type="float">
            <text:p>8.6666131</text:p>
          </table:table-cell>
          <table:table-cell table:formula="of:=[.A3060]*0.3048" office:value-type="float" office:value="2.64158367288" calcext:value-type="float">
            <text:p>2.64158367288</text:p>
          </table:table-cell>
        </table:table-row>
        <table:table-row table:style-name="ro1">
          <table:table-cell office:value-type="float" office:value="8.6160555" calcext:value-type="float">
            <text:p>8.6160555</text:p>
          </table:table-cell>
          <table:table-cell table:formula="of:=[.A3061]*0.3048" office:value-type="float" office:value="2.6261737164" calcext:value-type="float">
            <text:p>2.6261737164</text:p>
          </table:table-cell>
        </table:table-row>
        <table:table-row table:style-name="ro1">
          <table:table-cell office:value-type="float" office:value="8.5630593" calcext:value-type="float">
            <text:p>8.5630593</text:p>
          </table:table-cell>
          <table:table-cell table:formula="of:=[.A3062]*0.3048" office:value-type="float" office:value="2.61002047464" calcext:value-type="float">
            <text:p>2.61002047464</text:p>
          </table:table-cell>
        </table:table-row>
        <table:table-row table:style-name="ro1">
          <table:table-cell office:value-type="float" office:value="8.5076094" calcext:value-type="float">
            <text:p>8.5076094</text:p>
          </table:table-cell>
          <table:table-cell table:formula="of:=[.A3063]*0.3048" office:value-type="float" office:value="2.59311934512" calcext:value-type="float">
            <text:p>2.59311934512</text:p>
          </table:table-cell>
        </table:table-row>
        <table:table-row table:style-name="ro1">
          <table:table-cell office:value-type="float" office:value="8.4496779" calcext:value-type="float">
            <text:p>8.4496779</text:p>
          </table:table-cell>
          <table:table-cell table:formula="of:=[.A3064]*0.3048" office:value-type="float" office:value="2.57546182392" calcext:value-type="float">
            <text:p>2.57546182392</text:p>
          </table:table-cell>
        </table:table-row>
        <table:table-row table:style-name="ro1">
          <table:table-cell office:value-type="float" office:value="8.3892508" calcext:value-type="float">
            <text:p>8.3892508</text:p>
          </table:table-cell>
          <table:table-cell table:formula="of:=[.A3065]*0.3048" office:value-type="float" office:value="2.55704364384" calcext:value-type="float">
            <text:p>2.55704364384</text:p>
          </table:table-cell>
        </table:table-row>
        <table:table-row table:style-name="ro1">
          <table:table-cell office:value-type="float" office:value="8.3263097" calcext:value-type="float">
            <text:p>8.3263097</text:p>
          </table:table-cell>
          <table:table-cell table:formula="of:=[.A3066]*0.3048" office:value-type="float" office:value="2.53785919656" calcext:value-type="float">
            <text:p>2.53785919656</text:p>
          </table:table-cell>
        </table:table-row>
        <table:table-row table:style-name="ro1">
          <table:table-cell office:value-type="float" office:value="8.260838" calcext:value-type="float">
            <text:p>8.260838</text:p>
          </table:table-cell>
          <table:table-cell table:formula="of:=[.A3067]*0.3048" office:value-type="float" office:value="2.5179034224" calcext:value-type="float">
            <text:p>2.5179034224</text:p>
          </table:table-cell>
        </table:table-row>
        <table:table-row table:style-name="ro1">
          <table:table-cell office:value-type="float" office:value="8.192821" calcext:value-type="float">
            <text:p>8.192821</text:p>
          </table:table-cell>
          <table:table-cell table:formula="of:=[.A3068]*0.3048" office:value-type="float" office:value="2.4971718408" calcext:value-type="float">
            <text:p>2.4971718408</text:p>
          </table:table-cell>
        </table:table-row>
        <table:table-row table:style-name="ro1">
          <table:table-cell office:value-type="float" office:value="8.1222477" calcext:value-type="float">
            <text:p>8.1222477</text:p>
          </table:table-cell>
          <table:table-cell table:formula="of:=[.A3069]*0.3048" office:value-type="float" office:value="2.47566109896" calcext:value-type="float">
            <text:p>2.47566109896</text:p>
          </table:table-cell>
        </table:table-row>
        <table:table-row table:style-name="ro1">
          <table:table-cell office:value-type="float" office:value="8.0491071" calcext:value-type="float">
            <text:p>8.0491071</text:p>
          </table:table-cell>
          <table:table-cell table:formula="of:=[.A3070]*0.3048" office:value-type="float" office:value="2.45336784408" calcext:value-type="float">
            <text:p>2.45336784408</text:p>
          </table:table-cell>
        </table:table-row>
        <table:table-row table:style-name="ro1">
          <table:table-cell office:value-type="float" office:value="7.9733949" calcext:value-type="float">
            <text:p>7.9733949</text:p>
          </table:table-cell>
          <table:table-cell table:formula="of:=[.A3071]*0.3048" office:value-type="float" office:value="2.43029076552" calcext:value-type="float">
            <text:p>2.43029076552</text:p>
          </table:table-cell>
        </table:table-row>
        <table:table-row table:style-name="ro1">
          <table:table-cell office:value-type="float" office:value="7.895102" calcext:value-type="float">
            <text:p>7.895102</text:p>
          </table:table-cell>
          <table:table-cell table:formula="of:=[.A3072]*0.3048" office:value-type="float" office:value="2.4064270896" calcext:value-type="float">
            <text:p>2.4064270896</text:p>
          </table:table-cell>
        </table:table-row>
        <table:table-row table:style-name="ro1">
          <table:table-cell office:value-type="float" office:value="7.8142185" calcext:value-type="float">
            <text:p>7.8142185</text:p>
          </table:table-cell>
          <table:table-cell table:formula="of:=[.A3073]*0.3048" office:value-type="float" office:value="2.3817737988" calcext:value-type="float">
            <text:p>2.3817737988</text:p>
          </table:table-cell>
        </table:table-row>
        <table:table-row table:style-name="ro1">
          <table:table-cell office:value-type="float" office:value="7.7307539" calcext:value-type="float">
            <text:p>7.7307539</text:p>
          </table:table-cell>
          <table:table-cell table:formula="of:=[.A3074]*0.3048" office:value-type="float" office:value="2.35633378872" calcext:value-type="float">
            <text:p>2.35633378872</text:p>
          </table:table-cell>
        </table:table-row>
        <table:table-row table:style-name="ro1">
          <table:table-cell office:value-type="float" office:value="7.6447067" calcext:value-type="float">
            <text:p>7.6447067</text:p>
          </table:table-cell>
          <table:table-cell table:formula="of:=[.A3075]*0.3048" office:value-type="float" office:value="2.33010660216" calcext:value-type="float">
            <text:p>2.33010660216</text:p>
          </table:table-cell>
        </table:table-row>
        <table:table-row table:style-name="ro1">
          <table:table-cell office:value-type="float" office:value="7.556078" calcext:value-type="float">
            <text:p>7.556078</text:p>
          </table:table-cell>
          <table:table-cell table:formula="of:=[.A3076]*0.3048" office:value-type="float" office:value="2.3030925744" calcext:value-type="float">
            <text:p>2.3030925744</text:p>
          </table:table-cell>
        </table:table-row>
        <table:table-row table:style-name="ro1">
          <table:table-cell office:value-type="float" office:value="7.4648795" calcext:value-type="float">
            <text:p>7.4648795</text:p>
          </table:table-cell>
          <table:table-cell table:formula="of:=[.A3077]*0.3048" office:value-type="float" office:value="2.2752952716" calcext:value-type="float">
            <text:p>2.2752952716</text:p>
          </table:table-cell>
        </table:table-row>
        <table:table-row table:style-name="ro1">
          <table:table-cell office:value-type="float" office:value="7.371119" calcext:value-type="float">
            <text:p>7.371119</text:p>
          </table:table-cell>
          <table:table-cell table:formula="of:=[.A3078]*0.3048" office:value-type="float" office:value="2.2467170712" calcext:value-type="float">
            <text:p>2.2467170712</text:p>
          </table:table-cell>
        </table:table-row>
        <table:table-row table:style-name="ro1">
          <table:table-cell office:value-type="float" office:value="7.2748032" calcext:value-type="float">
            <text:p>7.2748032</text:p>
          </table:table-cell>
          <table:table-cell table:formula="of:=[.A3079]*0.3048" office:value-type="float" office:value="2.21736001536" calcext:value-type="float">
            <text:p>2.21736001536</text:p>
          </table:table-cell>
        </table:table-row>
        <table:table-row table:style-name="ro1">
          <table:table-cell office:value-type="float" office:value="7.1759472" calcext:value-type="float">
            <text:p>7.1759472</text:p>
          </table:table-cell>
          <table:table-cell table:formula="of:=[.A3080]*0.3048" office:value-type="float" office:value="2.18722870656" calcext:value-type="float">
            <text:p>2.18722870656</text:p>
          </table:table-cell>
        </table:table-row>
        <table:table-row table:style-name="ro1">
          <table:table-cell office:value-type="float" office:value="7.0745668" calcext:value-type="float">
            <text:p>7.0745668</text:p>
          </table:table-cell>
          <table:table-cell table:formula="of:=[.A3081]*0.3048" office:value-type="float" office:value="2.15632796064" calcext:value-type="float">
            <text:p>2.15632796064</text:p>
          </table:table-cell>
        </table:table-row>
        <table:table-row table:style-name="ro1">
          <table:table-cell office:value-type="float" office:value="6.9706712" calcext:value-type="float">
            <text:p>6.9706712</text:p>
          </table:table-cell>
          <table:table-cell table:formula="of:=[.A3082]*0.3048" office:value-type="float" office:value="2.12466058176" calcext:value-type="float">
            <text:p>2.12466058176</text:p>
          </table:table-cell>
        </table:table-row>
        <table:table-row table:style-name="ro1">
          <table:table-cell office:value-type="float" office:value="6.8642826" calcext:value-type="float">
            <text:p>6.8642826</text:p>
          </table:table-cell>
          <table:table-cell table:formula="of:=[.A3083]*0.3048" office:value-type="float" office:value="2.09223333648" calcext:value-type="float">
            <text:p>2.09223333648</text:p>
          </table:table-cell>
        </table:table-row>
        <table:table-row table:style-name="ro1">
          <table:table-cell office:value-type="float" office:value="6.7554135" calcext:value-type="float">
            <text:p>6.7554135</text:p>
          </table:table-cell>
          <table:table-cell table:formula="of:=[.A3084]*0.3048" office:value-type="float" office:value="2.0590500348" calcext:value-type="float">
            <text:p>2.0590500348</text:p>
          </table:table-cell>
        </table:table-row>
        <table:table-row table:style-name="ro1">
          <table:table-cell office:value-type="float" office:value="6.6440825" calcext:value-type="float">
            <text:p>6.6440825</text:p>
          </table:table-cell>
          <table:table-cell table:formula="of:=[.A3085]*0.3048" office:value-type="float" office:value="2.025116346" calcext:value-type="float">
            <text:p>2.025116346</text:p>
          </table:table-cell>
        </table:table-row>
        <table:table-row table:style-name="ro1">
          <table:table-cell office:value-type="float" office:value="6.5303111" calcext:value-type="float">
            <text:p>6.5303111</text:p>
          </table:table-cell>
          <table:table-cell table:formula="of:=[.A3086]*0.3048" office:value-type="float" office:value="1.99043882328" calcext:value-type="float">
            <text:p>1.99043882328</text:p>
          </table:table-cell>
        </table:table-row>
        <table:table-row table:style-name="ro1">
          <table:table-cell office:value-type="float" office:value="6.4141183" calcext:value-type="float">
            <text:p>6.4141183</text:p>
          </table:table-cell>
          <table:table-cell table:formula="of:=[.A3087]*0.3048" office:value-type="float" office:value="1.95502325784" calcext:value-type="float">
            <text:p>1.95502325784</text:p>
          </table:table-cell>
        </table:table-row>
        <table:table-row table:style-name="ro1">
          <table:table-cell office:value-type="float" office:value="6.2955213" calcext:value-type="float">
            <text:p>6.2955213</text:p>
          </table:table-cell>
          <table:table-cell table:formula="of:=[.A3088]*0.3048" office:value-type="float" office:value="1.91887489224" calcext:value-type="float">
            <text:p>1.91887489224</text:p>
          </table:table-cell>
        </table:table-row>
        <table:table-row table:style-name="ro1">
          <table:table-cell office:value-type="float" office:value="6.1745505" calcext:value-type="float">
            <text:p>6.1745505</text:p>
          </table:table-cell>
          <table:table-cell table:formula="of:=[.A3089]*0.3048" office:value-type="float" office:value="1.8820029924" calcext:value-type="float">
            <text:p>1.8820029924</text:p>
          </table:table-cell>
        </table:table-row>
        <table:table-row table:style-name="ro1">
          <table:table-cell office:value-type="float" office:value="6.0512238" calcext:value-type="float">
            <text:p>6.0512238</text:p>
          </table:table-cell>
          <table:table-cell table:formula="of:=[.A3090]*0.3048" office:value-type="float" office:value="1.84441301424" calcext:value-type="float">
            <text:p>1.84441301424</text:p>
          </table:table-cell>
        </table:table-row>
        <table:table-row table:style-name="ro1">
          <table:table-cell office:value-type="float" office:value="5.92557" calcext:value-type="float">
            <text:p>5.92557</text:p>
          </table:table-cell>
          <table:table-cell table:formula="of:=[.A3091]*0.3048" office:value-type="float" office:value="1.806113736" calcext:value-type="float">
            <text:p>1.806113736</text:p>
          </table:table-cell>
        </table:table-row>
        <table:table-row table:style-name="ro1">
          <table:table-cell office:value-type="float" office:value="5.7976246" calcext:value-type="float">
            <text:p>5.7976246</text:p>
          </table:table-cell>
          <table:table-cell table:formula="of:=[.A3092]*0.3048" office:value-type="float" office:value="1.76711597808" calcext:value-type="float">
            <text:p>1.76711597808</text:p>
          </table:table-cell>
        </table:table-row>
        <table:table-row table:style-name="ro1">
          <table:table-cell office:value-type="float" office:value="5.6674085" calcext:value-type="float">
            <text:p>5.6674085</text:p>
          </table:table-cell>
          <table:table-cell table:formula="of:=[.A3093]*0.3048" office:value-type="float" office:value="1.7274261108" calcext:value-type="float">
            <text:p>1.7274261108</text:p>
          </table:table-cell>
        </table:table-row>
        <table:table-row table:style-name="ro1">
          <table:table-cell office:value-type="float" office:value="5.5349574" calcext:value-type="float">
            <text:p>5.5349574</text:p>
          </table:table-cell>
          <table:table-cell table:formula="of:=[.A3094]*0.3048" office:value-type="float" office:value="1.68705501552" calcext:value-type="float">
            <text:p>1.68705501552</text:p>
          </table:table-cell>
        </table:table-row>
        <table:table-row table:style-name="ro1">
          <table:table-cell office:value-type="float" office:value="5.4003074" calcext:value-type="float">
            <text:p>5.4003074</text:p>
          </table:table-cell>
          <table:table-cell table:formula="of:=[.A3095]*0.3048" office:value-type="float" office:value="1.64601369552" calcext:value-type="float">
            <text:p>1.64601369552</text:p>
          </table:table-cell>
        </table:table-row>
        <table:table-row table:style-name="ro1">
          <table:table-cell office:value-type="float" office:value="5.2634909" calcext:value-type="float">
            <text:p>5.2634909</text:p>
          </table:table-cell>
          <table:table-cell table:formula="of:=[.A3096]*0.3048" office:value-type="float" office:value="1.60431202632" calcext:value-type="float">
            <text:p>1.60431202632</text:p>
          </table:table-cell>
        </table:table-row>
        <table:table-row table:style-name="ro1">
          <table:table-cell office:value-type="float" office:value="5.1245456" calcext:value-type="float">
            <text:p>5.1245456</text:p>
          </table:table-cell>
          <table:table-cell table:formula="of:=[.A3097]*0.3048" office:value-type="float" office:value="1.56196149888" calcext:value-type="float">
            <text:p>1.56196149888</text:p>
          </table:table-cell>
        </table:table-row>
        <table:table-row table:style-name="ro1">
          <table:table-cell office:value-type="float" office:value="4.9835098" calcext:value-type="float">
            <text:p>4.9835098</text:p>
          </table:table-cell>
          <table:table-cell table:formula="of:=[.A3098]*0.3048" office:value-type="float" office:value="1.51897378704" calcext:value-type="float">
            <text:p>1.51897378704</text:p>
          </table:table-cell>
        </table:table-row>
        <table:table-row table:style-name="ro1">
          <table:table-cell office:value-type="float" office:value="4.8404322" calcext:value-type="float">
            <text:p>4.8404322</text:p>
          </table:table-cell>
          <table:table-cell table:formula="of:=[.A3099]*0.3048" office:value-type="float" office:value="1.47536373456" calcext:value-type="float">
            <text:p>1.47536373456</text:p>
          </table:table-cell>
        </table:table-row>
        <table:table-row table:style-name="ro1">
          <table:table-cell office:value-type="float" office:value="4.6953514" calcext:value-type="float">
            <text:p>4.6953514</text:p>
          </table:table-cell>
          <table:table-cell table:formula="of:=[.A3100]*0.3048" office:value-type="float" office:value="1.43114310672" calcext:value-type="float">
            <text:p>1.43114310672</text:p>
          </table:table-cell>
        </table:table-row>
        <table:table-row table:style-name="ro1">
          <table:table-cell office:value-type="float" office:value="4.5483208" calcext:value-type="float">
            <text:p>4.5483208</text:p>
          </table:table-cell>
          <table:table-cell table:formula="of:=[.A3101]*0.3048" office:value-type="float" office:value="1.38632817984" calcext:value-type="float">
            <text:p>1.38632817984</text:p>
          </table:table-cell>
        </table:table-row>
        <table:table-row table:style-name="ro1">
          <table:table-cell office:value-type="float" office:value="4.39939" calcext:value-type="float">
            <text:p>4.39939</text:p>
          </table:table-cell>
          <table:table-cell table:formula="of:=[.A3102]*0.3048" office:value-type="float" office:value="1.340934072" calcext:value-type="float">
            <text:p>1.340934072</text:p>
          </table:table-cell>
        </table:table-row>
        <table:table-row table:style-name="ro1">
          <table:table-cell office:value-type="float" office:value="4.2486086" calcext:value-type="float">
            <text:p>4.2486086</text:p>
          </table:table-cell>
          <table:table-cell table:formula="of:=[.A3103]*0.3048" office:value-type="float" office:value="1.29497590128" calcext:value-type="float">
            <text:p>1.29497590128</text:p>
          </table:table-cell>
        </table:table-row>
        <table:table-row table:style-name="ro1">
          <table:table-cell office:value-type="float" office:value="4.0960371" calcext:value-type="float">
            <text:p>4.0960371</text:p>
          </table:table-cell>
          <table:table-cell table:formula="of:=[.A3104]*0.3048" office:value-type="float" office:value="1.24847210808" calcext:value-type="float">
            <text:p>1.24847210808</text:p>
          </table:table-cell>
        </table:table-row>
        <table:table-row table:style-name="ro1">
          <table:table-cell office:value-type="float" office:value="3.9417284" calcext:value-type="float">
            <text:p>3.9417284</text:p>
          </table:table-cell>
          <table:table-cell table:formula="of:=[.A3105]*0.3048" office:value-type="float" office:value="1.20143881632" calcext:value-type="float">
            <text:p>1.20143881632</text:p>
          </table:table-cell>
        </table:table-row>
        <table:table-row table:style-name="ro1">
          <table:table-cell office:value-type="float" office:value="3.7857432" calcext:value-type="float">
            <text:p>3.7857432</text:p>
          </table:table-cell>
          <table:table-cell table:formula="of:=[.A3106]*0.3048" office:value-type="float" office:value="1.15389452736" calcext:value-type="float">
            <text:p>1.15389452736</text:p>
          </table:table-cell>
        </table:table-row>
        <table:table-row table:style-name="ro1">
          <table:table-cell office:value-type="float" office:value="3.6281455" calcext:value-type="float">
            <text:p>3.6281455</text:p>
          </table:table-cell>
          <table:table-cell table:formula="of:=[.A3107]*0.3048" office:value-type="float" office:value="1.1058587484" calcext:value-type="float">
            <text:p>1.1058587484</text:p>
          </table:table-cell>
        </table:table-row>
        <table:table-row table:style-name="ro1">
          <table:table-cell office:value-type="float" office:value="3.46899" calcext:value-type="float">
            <text:p>3.46899</text:p>
          </table:table-cell>
          <table:table-cell table:formula="of:=[.A3108]*0.3048" office:value-type="float" office:value="1.057348152" calcext:value-type="float">
            <text:p>1.057348152</text:p>
          </table:table-cell>
        </table:table-row>
        <table:table-row table:style-name="ro1">
          <table:table-cell office:value-type="float" office:value="3.3083509" calcext:value-type="float">
            <text:p>3.3083509</text:p>
          </table:table-cell>
          <table:table-cell table:formula="of:=[.A3109]*0.3048" office:value-type="float" office:value="1.00838535432" calcext:value-type="float">
            <text:p>1.00838535432</text:p>
          </table:table-cell>
        </table:table-row>
        <table:table-row table:style-name="ro1">
          <table:table-cell office:value-type="float" office:value="3.1462873" calcext:value-type="float">
            <text:p>3.1462873</text:p>
          </table:table-cell>
          <table:table-cell table:formula="of:=[.A3110]*0.3048" office:value-type="float" office:value="0.95898836904" calcext:value-type="float">
            <text:p>0.95898836904</text:p>
          </table:table-cell>
        </table:table-row>
        <table:table-row table:style-name="ro1">
          <table:table-cell office:value-type="float" office:value="2.9828627" calcext:value-type="float">
            <text:p>2.9828627</text:p>
          </table:table-cell>
          <table:table-cell table:formula="of:=[.A3111]*0.3048" office:value-type="float" office:value="0.90917655096" calcext:value-type="float">
            <text:p>0.90917655096</text:p>
          </table:table-cell>
        </table:table-row>
        <table:table-row table:style-name="ro1">
          <table:table-cell office:value-type="float" office:value="2.8181492" calcext:value-type="float">
            <text:p>2.8181492</text:p>
          </table:table-cell>
          <table:table-cell table:formula="of:=[.A3112]*0.3048" office:value-type="float" office:value="0.85897187616" calcext:value-type="float">
            <text:p>0.85897187616</text:p>
          </table:table-cell>
        </table:table-row>
        <table:table-row table:style-name="ro1">
          <table:table-cell office:value-type="float" office:value="2.6522095" calcext:value-type="float">
            <text:p>2.6522095</text:p>
          </table:table-cell>
          <table:table-cell table:formula="of:=[.A3113]*0.3048" office:value-type="float" office:value="0.8083934556" calcext:value-type="float">
            <text:p>0.8083934556</text:p>
          </table:table-cell>
        </table:table-row>
        <table:table-row table:style-name="ro1">
          <table:table-cell office:value-type="float" office:value="2.48510587" calcext:value-type="float">
            <text:p>2.48510587</text:p>
          </table:table-cell>
          <table:table-cell table:formula="of:=[.A3114]*0.3048" office:value-type="float" office:value="0.757460269176" calcext:value-type="float">
            <text:p>0.757460269176</text:p>
          </table:table-cell>
        </table:table-row>
        <table:table-row table:style-name="ro1">
          <table:table-cell office:value-type="float" office:value="2.31690675" calcext:value-type="float">
            <text:p>2.31690675</text:p>
          </table:table-cell>
          <table:table-cell table:formula="of:=[.A3115]*0.3048" office:value-type="float" office:value="0.7061931774" calcext:value-type="float">
            <text:p>0.7061931774</text:p>
          </table:table-cell>
        </table:table-row>
        <table:table-row table:style-name="ro1">
          <table:table-cell office:value-type="float" office:value="2.14768285" calcext:value-type="float">
            <text:p>2.14768285</text:p>
          </table:table-cell>
          <table:table-cell table:formula="of:=[.A3116]*0.3048" office:value-type="float" office:value="0.65461373268" calcext:value-type="float">
            <text:p>0.65461373268</text:p>
          </table:table-cell>
        </table:table-row>
        <table:table-row table:style-name="ro1">
          <table:table-cell office:value-type="float" office:value="1.97748977" calcext:value-type="float">
            <text:p>1.97748977</text:p>
          </table:table-cell>
          <table:table-cell table:formula="of:=[.A3117]*0.3048" office:value-type="float" office:value="0.602738881896" calcext:value-type="float">
            <text:p>0.602738881896</text:p>
          </table:table-cell>
        </table:table-row>
        <table:table-row table:style-name="ro1">
          <table:table-cell office:value-type="float" office:value="1.80639821" calcext:value-type="float">
            <text:p>1.80639821</text:p>
          </table:table-cell>
          <table:table-cell table:formula="of:=[.A3118]*0.3048" office:value-type="float" office:value="0.550590174408" calcext:value-type="float">
            <text:p>0.550590174408</text:p>
          </table:table-cell>
        </table:table-row>
        <table:table-row table:style-name="ro1">
          <table:table-cell office:value-type="float" office:value="1.63447027" calcext:value-type="float">
            <text:p>1.63447027</text:p>
          </table:table-cell>
          <table:table-cell table:formula="of:=[.A3119]*0.3048" office:value-type="float" office:value="0.498186538296" calcext:value-type="float">
            <text:p>0.498186538296</text:p>
          </table:table-cell>
        </table:table-row>
        <table:table-row table:style-name="ro1">
          <table:table-cell office:value-type="float" office:value="1.461763639" calcext:value-type="float">
            <text:p>1.461763639</text:p>
          </table:table-cell>
          <table:table-cell table:formula="of:=[.A3120]*0.3048" office:value-type="float" office:value="0.4455455571672" calcext:value-type="float">
            <text:p>0.4455455571672</text:p>
          </table:table-cell>
        </table:table-row>
        <table:table-row table:style-name="ro1">
          <table:table-cell office:value-type="float" office:value="1.2883433" calcext:value-type="float">
            <text:p>1.2883433</text:p>
          </table:table-cell>
          <table:table-cell table:formula="of:=[.A3121]*0.3048" office:value-type="float" office:value="0.39268703784" calcext:value-type="float">
            <text:p>0.39268703784</text:p>
          </table:table-cell>
        </table:table-row>
        <table:table-row table:style-name="ro1">
          <table:table-cell office:value-type="float" office:value="1.11427346" calcext:value-type="float">
            <text:p>1.11427346</text:p>
          </table:table-cell>
          <table:table-cell table:formula="of:=[.A3122]*0.3048" office:value-type="float" office:value="0.339630550608" calcext:value-type="float">
            <text:p>0.339630550608</text:p>
          </table:table-cell>
        </table:table-row>
        <table:table-row table:style-name="ro1">
          <table:table-cell office:value-type="float" office:value="0.93960249" calcext:value-type="float">
            <text:p>0.93960249</text:p>
          </table:table-cell>
          <table:table-cell table:formula="of:=[.A3123]*0.3048" office:value-type="float" office:value="0.286390838952" calcext:value-type="float">
            <text:p>0.286390838952</text:p>
          </table:table-cell>
        </table:table-row>
        <table:table-row table:style-name="ro1">
          <table:table-cell office:value-type="float" office:value="0.76440179" calcext:value-type="float">
            <text:p>0.76440179</text:p>
          </table:table-cell>
          <table:table-cell table:formula="of:=[.A3124]*0.3048" office:value-type="float" office:value="0.232989665592" calcext:value-type="float">
            <text:p>0.232989665592</text:p>
          </table:table-cell>
        </table:table-row>
        <table:table-row table:style-name="ro1">
          <table:table-cell office:value-type="float" office:value="0.58872193" calcext:value-type="float">
            <text:p>0.58872193</text:p>
          </table:table-cell>
          <table:table-cell table:formula="of:=[.A3125]*0.3048" office:value-type="float" office:value="0.179442444264" calcext:value-type="float">
            <text:p>0.179442444264</text:p>
          </table:table-cell>
        </table:table-row>
        <table:table-row table:style-name="ro1">
          <table:table-cell office:value-type="float" office:value="0.4126207" calcext:value-type="float">
            <text:p>0.4126207</text:p>
          </table:table-cell>
          <table:table-cell table:formula="of:=[.A3126]*0.3048" office:value-type="float" office:value="0.12576678936" calcext:value-type="float">
            <text:p>0.12576678936</text:p>
          </table:table-cell>
        </table:table-row>
        <table:table-row table:style-name="ro1">
          <table:table-cell office:value-type="float" office:value="0.2361571" calcext:value-type="float">
            <text:p>0.2361571</text:p>
          </table:table-cell>
          <table:table-cell table:formula="of:=[.A3127]*0.3048" office:value-type="float" office:value="0.07198068408" calcext:value-type="float">
            <text:p>0.07198068408</text:p>
          </table:table-cell>
        </table:table-row>
        <table:table-row table:style-name="ro1">
          <table:table-cell office:value-type="float" office:value="0.0593897000000001" calcext:value-type="float">
            <text:p>0.0593897</text:p>
          </table:table-cell>
          <table:table-cell table:formula="of:=[.A3128]*0.3048" office:value-type="float" office:value="0.01810198056" calcext:value-type="float">
            <text:p>0.01810198056</text:p>
          </table:table-cell>
        </table:table-row>
        <table:table-row table:style-name="ro1">
          <table:table-cell office:value-type="float" office:value="-0.117626" calcext:value-type="float">
            <text:p>-0.117626</text:p>
          </table:table-cell>
          <table:table-cell table:formula="of:=[.A3129]*0.3048" office:value-type="float" office:value="-0.0358524048" calcext:value-type="float">
            <text:p>-0.0358524048</text:p>
          </table:table-cell>
        </table:table-row>
        <table:table-row table:style-name="ro1">
          <table:table-cell office:value-type="float" office:value="-0.2948343" calcext:value-type="float">
            <text:p>-0.2948343</text:p>
          </table:table-cell>
          <table:table-cell table:formula="of:=[.A3130]*0.3048" office:value-type="float" office:value="-0.08986549464" calcext:value-type="float">
            <text:p>-0.08986549464</text:p>
          </table:table-cell>
        </table:table-row>
        <table:table-row table:style-name="ro1">
          <table:table-cell office:value-type="float" office:value="-0.4721711" calcext:value-type="float">
            <text:p>-0.4721711</text:p>
          </table:table-cell>
          <table:table-cell table:formula="of:=[.A3131]*0.3048" office:value-type="float" office:value="-0.14391775128" calcext:value-type="float">
            <text:p>-0.14391775128</text:p>
          </table:table-cell>
        </table:table-row>
        <table:table-row table:style-name="ro1">
          <table:table-cell office:value-type="float" office:value="-0.649585" calcext:value-type="float">
            <text:p>-0.649585</text:p>
          </table:table-cell>
          <table:table-cell table:formula="of:=[.A3132]*0.3048" office:value-type="float" office:value="-0.197993508" calcext:value-type="float">
            <text:p>-0.197993508</text:p>
          </table:table-cell>
        </table:table-row>
        <table:table-row table:style-name="ro1">
          <table:table-cell office:value-type="float" office:value="-0.8270135" calcext:value-type="float">
            <text:p>-0.8270135</text:p>
          </table:table-cell>
          <table:table-cell table:formula="of:=[.A3133]*0.3048" office:value-type="float" office:value="-0.2520737148" calcext:value-type="float">
            <text:p>-0.2520737148</text:p>
          </table:table-cell>
        </table:table-row>
        <table:table-row table:style-name="ro1">
          <table:table-cell office:value-type="float" office:value="-1.0043929" calcext:value-type="float">
            <text:p>-1.0043929</text:p>
          </table:table-cell>
          <table:table-cell table:formula="of:=[.A3134]*0.3048" office:value-type="float" office:value="-0.30613895592" calcext:value-type="float">
            <text:p>-0.30613895592</text:p>
          </table:table-cell>
        </table:table-row>
        <table:table-row table:style-name="ro1">
          <table:table-cell office:value-type="float" office:value="-1.1816733" calcext:value-type="float">
            <text:p>-1.1816733</text:p>
          </table:table-cell>
          <table:table-cell table:formula="of:=[.A3135]*0.3048" office:value-type="float" office:value="-0.36017402184" calcext:value-type="float">
            <text:p>-0.36017402184</text:p>
          </table:table-cell>
        </table:table-row>
        <table:table-row table:style-name="ro1">
          <table:table-cell office:value-type="float" office:value="-1.3587856" calcext:value-type="float">
            <text:p>-1.3587856</text:p>
          </table:table-cell>
          <table:table-cell table:formula="of:=[.A3136]*0.3048" office:value-type="float" office:value="-0.41415785088" calcext:value-type="float">
            <text:p>-0.41415785088</text:p>
          </table:table-cell>
        </table:table-row>
        <table:table-row table:style-name="ro1">
          <table:table-cell office:value-type="float" office:value="-1.5356665" calcext:value-type="float">
            <text:p>-1.5356665</text:p>
          </table:table-cell>
          <table:table-cell table:formula="of:=[.A3137]*0.3048" office:value-type="float" office:value="-0.4680711492" calcext:value-type="float">
            <text:p>-0.4680711492</text:p>
          </table:table-cell>
        </table:table-row>
        <table:table-row table:style-name="ro1">
          <table:table-cell office:value-type="float" office:value="-1.7122622" calcext:value-type="float">
            <text:p>-1.7122622</text:p>
          </table:table-cell>
          <table:table-cell table:formula="of:=[.A3138]*0.3048" office:value-type="float" office:value="-0.52189751856" calcext:value-type="float">
            <text:p>-0.52189751856</text:p>
          </table:table-cell>
        </table:table-row>
        <table:table-row table:style-name="ro1">
          <table:table-cell office:value-type="float" office:value="-1.8885062" calcext:value-type="float">
            <text:p>-1.8885062</text:p>
          </table:table-cell>
          <table:table-cell table:formula="of:=[.A3139]*0.3048" office:value-type="float" office:value="-0.57561668976" calcext:value-type="float">
            <text:p>-0.57561668976</text:p>
          </table:table-cell>
        </table:table-row>
        <table:table-row table:style-name="ro1">
          <table:table-cell office:value-type="float" office:value="-2.0643342" calcext:value-type="float">
            <text:p>-2.0643342</text:p>
          </table:table-cell>
          <table:table-cell table:formula="of:=[.A3140]*0.3048" office:value-type="float" office:value="-0.62920906416" calcext:value-type="float">
            <text:p>-0.62920906416</text:p>
          </table:table-cell>
        </table:table-row>
        <table:table-row table:style-name="ro1">
          <table:table-cell office:value-type="float" office:value="-2.2396891" calcext:value-type="float">
            <text:p>-2.2396891</text:p>
          </table:table-cell>
          <table:table-cell table:formula="of:=[.A3141]*0.3048" office:value-type="float" office:value="-0.68265723768" calcext:value-type="float">
            <text:p>-0.68265723768</text:p>
          </table:table-cell>
        </table:table-row>
        <table:table-row table:style-name="ro1">
          <table:table-cell office:value-type="float" office:value="-2.4145052" calcext:value-type="float">
            <text:p>-2.4145052</text:p>
          </table:table-cell>
          <table:table-cell table:formula="of:=[.A3142]*0.3048" office:value-type="float" office:value="-0.73594118496" calcext:value-type="float">
            <text:p>-0.73594118496</text:p>
          </table:table-cell>
        </table:table-row>
        <table:table-row table:style-name="ro1">
          <table:table-cell office:value-type="float" office:value="-2.5887194" calcext:value-type="float">
            <text:p>-2.5887194</text:p>
          </table:table-cell>
          <table:table-cell table:formula="of:=[.A3143]*0.3048" office:value-type="float" office:value="-0.78904167312" calcext:value-type="float">
            <text:p>-0.78904167312</text:p>
          </table:table-cell>
        </table:table-row>
        <table:table-row table:style-name="ro1">
          <table:table-cell office:value-type="float" office:value="-2.7622747" calcext:value-type="float">
            <text:p>-2.7622747</text:p>
          </table:table-cell>
          <table:table-cell table:formula="of:=[.A3144]*0.3048" office:value-type="float" office:value="-0.84194132856" calcext:value-type="float">
            <text:p>-0.84194132856</text:p>
          </table:table-cell>
        </table:table-row>
        <table:table-row table:style-name="ro1">
          <table:table-cell office:value-type="float" office:value="-2.9351063" calcext:value-type="float">
            <text:p>-2.9351063</text:p>
          </table:table-cell>
          <table:table-cell table:formula="of:=[.A3145]*0.3048" office:value-type="float" office:value="-0.89462040024" calcext:value-type="float">
            <text:p>-0.89462040024</text:p>
          </table:table-cell>
        </table:table-row>
        <table:table-row table:style-name="ro1">
          <table:table-cell office:value-type="float" office:value="-3.1071563" calcext:value-type="float">
            <text:p>-3.1071563</text:p>
          </table:table-cell>
          <table:table-cell table:formula="of:=[.A3146]*0.3048" office:value-type="float" office:value="-0.94706124024" calcext:value-type="float">
            <text:p>-0.94706124024</text:p>
          </table:table-cell>
        </table:table-row>
        <table:table-row table:style-name="ro1">
          <table:table-cell office:value-type="float" office:value="-3.2783704" calcext:value-type="float">
            <text:p>-3.2783704</text:p>
          </table:table-cell>
          <table:table-cell table:formula="of:=[.A3147]*0.3048" office:value-type="float" office:value="-0.99924729792" calcext:value-type="float">
            <text:p>-0.99924729792</text:p>
          </table:table-cell>
        </table:table-row>
        <table:table-row table:style-name="ro1">
          <table:table-cell office:value-type="float" office:value="-3.4486852" calcext:value-type="float">
            <text:p>-3.4486852</text:p>
          </table:table-cell>
          <table:table-cell table:formula="of:=[.A3148]*0.3048" office:value-type="float" office:value="-1.05115924896" calcext:value-type="float">
            <text:p>-1.05115924896</text:p>
          </table:table-cell>
        </table:table-row>
        <table:table-row table:style-name="ro1">
          <table:table-cell office:value-type="float" office:value="-3.6180506" calcext:value-type="float">
            <text:p>-3.6180506</text:p>
          </table:table-cell>
          <table:table-cell table:formula="of:=[.A3149]*0.3048" office:value-type="float" office:value="-1.10278182288" calcext:value-type="float">
            <text:p>-1.10278182288</text:p>
          </table:table-cell>
        </table:table-row>
        <table:table-row table:style-name="ro1">
          <table:table-cell office:value-type="float" office:value="-3.7864165" calcext:value-type="float">
            <text:p>-3.7864165</text:p>
          </table:table-cell>
          <table:table-cell table:formula="of:=[.A3150]*0.3048" office:value-type="float" office:value="-1.1540997492" calcext:value-type="float">
            <text:p>-1.1540997492</text:p>
          </table:table-cell>
        </table:table-row>
        <table:table-row table:style-name="ro1">
          <table:table-cell office:value-type="float" office:value="-3.9537311" calcext:value-type="float">
            <text:p>-3.9537311</text:p>
          </table:table-cell>
          <table:table-cell table:formula="of:=[.A3151]*0.3048" office:value-type="float" office:value="-1.20509723928" calcext:value-type="float">
            <text:p>-1.20509723928</text:p>
          </table:table-cell>
        </table:table-row>
        <table:table-row table:style-name="ro1">
          <table:table-cell office:value-type="float" office:value="-4.1199441" calcext:value-type="float">
            <text:p>-4.1199441</text:p>
          </table:table-cell>
          <table:table-cell table:formula="of:=[.A3152]*0.3048" office:value-type="float" office:value="-1.25575896168" calcext:value-type="float">
            <text:p>-1.25575896168</text:p>
          </table:table-cell>
        </table:table-row>
        <table:table-row table:style-name="ro1">
          <table:table-cell office:value-type="float" office:value="-4.2850156" calcext:value-type="float">
            <text:p>-4.2850156</text:p>
          </table:table-cell>
          <table:table-cell table:formula="of:=[.A3153]*0.3048" office:value-type="float" office:value="-1.30607275488" calcext:value-type="float">
            <text:p>-1.30607275488</text:p>
          </table:table-cell>
        </table:table-row>
        <table:table-row table:style-name="ro1">
          <table:table-cell office:value-type="float" office:value="-4.4489012" calcext:value-type="float">
            <text:p>-4.4489012</text:p>
          </table:table-cell>
          <table:table-cell table:formula="of:=[.A3154]*0.3048" office:value-type="float" office:value="-1.35602508576" calcext:value-type="float">
            <text:p>-1.35602508576</text:p>
          </table:table-cell>
        </table:table-row>
        <table:table-row table:style-name="ro1">
          <table:table-cell office:value-type="float" office:value="-4.6115637" calcext:value-type="float">
            <text:p>-4.6115637</text:p>
          </table:table-cell>
          <table:table-cell table:formula="of:=[.A3155]*0.3048" office:value-type="float" office:value="-1.40560461576" calcext:value-type="float">
            <text:p>-1.40560461576</text:p>
          </table:table-cell>
        </table:table-row>
        <table:table-row table:style-name="ro1">
          <table:table-cell office:value-type="float" office:value="-4.7729645" calcext:value-type="float">
            <text:p>-4.7729645</text:p>
          </table:table-cell>
          <table:table-cell table:formula="of:=[.A3156]*0.3048" office:value-type="float" office:value="-1.4547995796" calcext:value-type="float">
            <text:p>-1.4547995796</text:p>
          </table:table-cell>
        </table:table-row>
        <table:table-row table:style-name="ro1">
          <table:table-cell office:value-type="float" office:value="-4.9330649" calcext:value-type="float">
            <text:p>-4.9330649</text:p>
          </table:table-cell>
          <table:table-cell table:formula="of:=[.A3157]*0.3048" office:value-type="float" office:value="-1.50359818152" calcext:value-type="float">
            <text:p>-1.50359818152</text:p>
          </table:table-cell>
        </table:table-row>
        <table:table-row table:style-name="ro1">
          <table:table-cell office:value-type="float" office:value="-5.0918298" calcext:value-type="float">
            <text:p>-5.0918298</text:p>
          </table:table-cell>
          <table:table-cell table:formula="of:=[.A3158]*0.3048" office:value-type="float" office:value="-1.55198972304" calcext:value-type="float">
            <text:p>-1.55198972304</text:p>
          </table:table-cell>
        </table:table-row>
        <table:table-row table:style-name="ro1">
          <table:table-cell office:value-type="float" office:value="-5.2492418" calcext:value-type="float">
            <text:p>-5.2492418</text:p>
          </table:table-cell>
          <table:table-cell table:formula="of:=[.A3159]*0.3048" office:value-type="float" office:value="-1.59996890064" calcext:value-type="float">
            <text:p>-1.59996890064</text:p>
          </table:table-cell>
        </table:table-row>
        <table:table-row table:style-name="ro1">
          <table:table-cell office:value-type="float" office:value="-5.4052615" calcext:value-type="float">
            <text:p>-5.4052615</text:p>
          </table:table-cell>
          <table:table-cell table:formula="of:=[.A3160]*0.3048" office:value-type="float" office:value="-1.6475237052" calcext:value-type="float">
            <text:p>-1.6475237052</text:p>
          </table:table-cell>
        </table:table-row>
        <table:table-row table:style-name="ro1">
          <table:table-cell office:value-type="float" office:value="-5.5598712" calcext:value-type="float">
            <text:p>-5.5598712</text:p>
          </table:table-cell>
          <table:table-cell table:formula="of:=[.A3161]*0.3048" office:value-type="float" office:value="-1.69464874176" calcext:value-type="float">
            <text:p>-1.69464874176</text:p>
          </table:table-cell>
        </table:table-row>
        <table:table-row table:style-name="ro1">
          <table:table-cell office:value-type="float" office:value="-5.7130418" calcext:value-type="float">
            <text:p>-5.7130418</text:p>
          </table:table-cell>
          <table:table-cell table:formula="of:=[.A3162]*0.3048" office:value-type="float" office:value="-1.74133514064" calcext:value-type="float">
            <text:p>-1.74133514064</text:p>
          </table:table-cell>
        </table:table-row>
        <table:table-row table:style-name="ro1">
          <table:table-cell office:value-type="float" office:value="-5.8647609" calcext:value-type="float">
            <text:p>-5.8647609</text:p>
          </table:table-cell>
          <table:table-cell table:formula="of:=[.A3163]*0.3048" office:value-type="float" office:value="-1.78757912232" calcext:value-type="float">
            <text:p>-1.78757912232</text:p>
          </table:table-cell>
        </table:table-row>
        <table:table-row table:style-name="ro1">
          <table:table-cell office:value-type="float" office:value="-6.0150051" calcext:value-type="float">
            <text:p>-6.0150051</text:p>
          </table:table-cell>
          <table:table-cell table:formula="of:=[.A3164]*0.3048" office:value-type="float" office:value="-1.83337355448" calcext:value-type="float">
            <text:p>-1.83337355448</text:p>
          </table:table-cell>
        </table:table-row>
        <table:table-row table:style-name="ro1">
          <table:table-cell office:value-type="float" office:value="-6.1637521" calcext:value-type="float">
            <text:p>-6.1637521</text:p>
          </table:table-cell>
          <table:table-cell table:formula="of:=[.A3165]*0.3048" office:value-type="float" office:value="-1.87871164008" calcext:value-type="float">
            <text:p>-1.87871164008</text:p>
          </table:table-cell>
        </table:table-row>
        <table:table-row table:style-name="ro1">
          <table:table-cell office:value-type="float" office:value="-6.310987" calcext:value-type="float">
            <text:p>-6.310987</text:p>
          </table:table-cell>
          <table:table-cell table:formula="of:=[.A3166]*0.3048" office:value-type="float" office:value="-1.9235888376" calcext:value-type="float">
            <text:p>-1.9235888376</text:p>
          </table:table-cell>
        </table:table-row>
        <table:table-row table:style-name="ro1">
          <table:table-cell office:value-type="float" office:value="-6.4566922" calcext:value-type="float">
            <text:p>-6.4566922</text:p>
          </table:table-cell>
          <table:table-cell table:formula="of:=[.A3167]*0.3048" office:value-type="float" office:value="-1.96799978256" calcext:value-type="float">
            <text:p>-1.96799978256</text:p>
          </table:table-cell>
        </table:table-row>
        <table:table-row table:style-name="ro1">
          <table:table-cell office:value-type="float" office:value="-6.6008444" calcext:value-type="float">
            <text:p>-6.6008444</text:p>
          </table:table-cell>
          <table:table-cell table:formula="of:=[.A3168]*0.3048" office:value-type="float" office:value="-2.01193737312" calcext:value-type="float">
            <text:p>-2.01193737312</text:p>
          </table:table-cell>
        </table:table-row>
        <table:table-row table:style-name="ro1">
          <table:table-cell office:value-type="float" office:value="-6.7434301" calcext:value-type="float">
            <text:p>-6.7434301</text:p>
          </table:table-cell>
          <table:table-cell table:formula="of:=[.A3169]*0.3048" office:value-type="float" office:value="-2.05539749448" calcext:value-type="float">
            <text:p>-2.05539749448</text:p>
          </table:table-cell>
        </table:table-row>
        <table:table-row table:style-name="ro1">
          <table:table-cell office:value-type="float" office:value="-6.8844328" calcext:value-type="float">
            <text:p>-6.8844328</text:p>
          </table:table-cell>
          <table:table-cell table:formula="of:=[.A3170]*0.3048" office:value-type="float" office:value="-2.09837511744" calcext:value-type="float">
            <text:p>-2.09837511744</text:p>
          </table:table-cell>
        </table:table-row>
        <table:table-row table:style-name="ro1">
          <table:table-cell office:value-type="float" office:value="-7.0238419" calcext:value-type="float">
            <text:p>-7.0238419</text:p>
          </table:table-cell>
          <table:table-cell table:formula="of:=[.A3171]*0.3048" office:value-type="float" office:value="-2.14086701112" calcext:value-type="float">
            <text:p>-2.14086701112</text:p>
          </table:table-cell>
        </table:table-row>
        <table:table-row table:style-name="ro1">
          <table:table-cell office:value-type="float" office:value="-7.1616411" calcext:value-type="float">
            <text:p>-7.1616411</text:p>
          </table:table-cell>
          <table:table-cell table:formula="of:=[.A3172]*0.3048" office:value-type="float" office:value="-2.18286820728" calcext:value-type="float">
            <text:p>-2.18286820728</text:p>
          </table:table-cell>
        </table:table-row>
        <table:table-row table:style-name="ro1">
          <table:table-cell office:value-type="float" office:value="-7.2978201" calcext:value-type="float">
            <text:p>-7.2978201</text:p>
          </table:table-cell>
          <table:table-cell table:formula="of:=[.A3173]*0.3048" office:value-type="float" office:value="-2.22437556648" calcext:value-type="float">
            <text:p>-2.22437556648</text:p>
          </table:table-cell>
        </table:table-row>
        <table:table-row table:style-name="ro1">
          <table:table-cell office:value-type="float" office:value="-7.4323683" calcext:value-type="float">
            <text:p>-7.4323683</text:p>
          </table:table-cell>
          <table:table-cell table:formula="of:=[.A3174]*0.3048" office:value-type="float" office:value="-2.26538585784" calcext:value-type="float">
            <text:p>-2.26538585784</text:p>
          </table:table-cell>
        </table:table-row>
        <table:table-row table:style-name="ro1">
          <table:table-cell office:value-type="float" office:value="-7.5652819" calcext:value-type="float">
            <text:p>-7.5652819</text:p>
          </table:table-cell>
          <table:table-cell table:formula="of:=[.A3175]*0.3048" office:value-type="float" office:value="-2.30589792312" calcext:value-type="float">
            <text:p>-2.30589792312</text:p>
          </table:table-cell>
        </table:table-row>
        <table:table-row table:style-name="ro1">
          <table:table-cell office:value-type="float" office:value="-7.6965485" calcext:value-type="float">
            <text:p>-7.6965485</text:p>
          </table:table-cell>
          <table:table-cell table:formula="of:=[.A3176]*0.3048" office:value-type="float" office:value="-2.3459079828" calcext:value-type="float">
            <text:p>-2.3459079828</text:p>
          </table:table-cell>
        </table:table-row>
        <table:table-row table:style-name="ro1">
          <table:table-cell office:value-type="float" office:value="-7.8261709" calcext:value-type="float">
            <text:p>-7.8261709</text:p>
          </table:table-cell>
          <table:table-cell table:formula="of:=[.A3177]*0.3048" office:value-type="float" office:value="-2.38541689032" calcext:value-type="float">
            <text:p>-2.38541689032</text:p>
          </table:table-cell>
        </table:table-row>
        <table:table-row table:style-name="ro1">
          <table:table-cell office:value-type="float" office:value="-7.9541435" calcext:value-type="float">
            <text:p>-7.9541435</text:p>
          </table:table-cell>
          <table:table-cell table:formula="of:=[.A3178]*0.3048" office:value-type="float" office:value="-2.4244229388" calcext:value-type="float">
            <text:p>-2.4244229388</text:p>
          </table:table-cell>
        </table:table-row>
        <table:table-row table:style-name="ro1">
          <table:table-cell office:value-type="float" office:value="-8.0804672" calcext:value-type="float">
            <text:p>-8.0804672</text:p>
          </table:table-cell>
          <table:table-cell table:formula="of:=[.A3179]*0.3048" office:value-type="float" office:value="-2.46292640256" calcext:value-type="float">
            <text:p>-2.46292640256</text:p>
          </table:table-cell>
        </table:table-row>
        <table:table-row table:style-name="ro1">
          <table:table-cell office:value-type="float" office:value="-8.2051506" calcext:value-type="float">
            <text:p>-8.2051506</text:p>
          </table:table-cell>
          <table:table-cell table:formula="of:=[.A3180]*0.3048" office:value-type="float" office:value="-2.50092990288" calcext:value-type="float">
            <text:p>-2.50092990288</text:p>
          </table:table-cell>
        </table:table-row>
        <table:table-row table:style-name="ro1">
          <table:table-cell office:value-type="float" office:value="-8.3281994" calcext:value-type="float">
            <text:p>-8.3281994</text:p>
          </table:table-cell>
          <table:table-cell table:formula="of:=[.A3181]*0.3048" office:value-type="float" office:value="-2.53843517712" calcext:value-type="float">
            <text:p>-2.53843517712</text:p>
          </table:table-cell>
        </table:table-row>
        <table:table-row table:style-name="ro1">
          <table:table-cell office:value-type="float" office:value="-8.4496212" calcext:value-type="float">
            <text:p>-8.4496212</text:p>
          </table:table-cell>
          <table:table-cell table:formula="of:=[.A3182]*0.3048" office:value-type="float" office:value="-2.57544454176" calcext:value-type="float">
            <text:p>-2.57544454176</text:p>
          </table:table-cell>
        </table:table-row>
        <table:table-row table:style-name="ro1">
          <table:table-cell office:value-type="float" office:value="-8.56943" calcext:value-type="float">
            <text:p>-8.56943</text:p>
          </table:table-cell>
          <table:table-cell table:formula="of:=[.A3183]*0.3048" office:value-type="float" office:value="-2.611962264" calcext:value-type="float">
            <text:p>-2.611962264</text:p>
          </table:table-cell>
        </table:table-row>
        <table:table-row table:style-name="ro1">
          <table:table-cell office:value-type="float" office:value="-8.687643" calcext:value-type="float">
            <text:p>-8.687643</text:p>
          </table:table-cell>
          <table:table-cell table:formula="of:=[.A3184]*0.3048" office:value-type="float" office:value="-2.6479935864" calcext:value-type="float">
            <text:p>-2.6479935864</text:p>
          </table:table-cell>
        </table:table-row>
        <table:table-row table:style-name="ro1">
          <table:table-cell office:value-type="float" office:value="-8.804276" calcext:value-type="float">
            <text:p>-8.804276</text:p>
          </table:table-cell>
          <table:table-cell table:formula="of:=[.A3185]*0.3048" office:value-type="float" office:value="-2.6835433248" calcext:value-type="float">
            <text:p>-2.6835433248</text:p>
          </table:table-cell>
        </table:table-row>
        <table:table-row table:style-name="ro1">
          <table:table-cell office:value-type="float" office:value="-8.91935" calcext:value-type="float">
            <text:p>-8.91935</text:p>
          </table:table-cell>
          <table:table-cell table:formula="of:=[.A3186]*0.3048" office:value-type="float" office:value="-2.71861788" calcext:value-type="float">
            <text:p>-2.71861788</text:p>
          </table:table-cell>
        </table:table-row>
        <table:table-row table:style-name="ro1">
          <table:table-cell office:value-type="float" office:value="-9.032887" calcext:value-type="float">
            <text:p>-9.032887</text:p>
          </table:table-cell>
          <table:table-cell table:formula="of:=[.A3187]*0.3048" office:value-type="float" office:value="-2.7532239576" calcext:value-type="float">
            <text:p>-2.7532239576</text:p>
          </table:table-cell>
        </table:table-row>
        <table:table-row table:style-name="ro1">
          <table:table-cell office:value-type="float" office:value="-9.14491" calcext:value-type="float">
            <text:p>-9.14491</text:p>
          </table:table-cell>
          <table:table-cell table:formula="of:=[.A3188]*0.3048" office:value-type="float" office:value="-2.787368568" calcext:value-type="float">
            <text:p>-2.787368568</text:p>
          </table:table-cell>
        </table:table-row>
        <table:table-row table:style-name="ro1">
          <table:table-cell office:value-type="float" office:value="-9.255451" calcext:value-type="float">
            <text:p>-9.255451</text:p>
          </table:table-cell>
          <table:table-cell table:formula="of:=[.A3189]*0.3048" office:value-type="float" office:value="-2.8210614648" calcext:value-type="float">
            <text:p>-2.8210614648</text:p>
          </table:table-cell>
        </table:table-row>
        <table:table-row table:style-name="ro1">
          <table:table-cell office:value-type="float" office:value="-9.364533" calcext:value-type="float">
            <text:p>-9.364533</text:p>
          </table:table-cell>
          <table:table-cell table:formula="of:=[.A3190]*0.3048" office:value-type="float" office:value="-2.8543096584" calcext:value-type="float">
            <text:p>-2.8543096584</text:p>
          </table:table-cell>
        </table:table-row>
        <table:table-row table:style-name="ro1">
          <table:table-cell office:value-type="float" office:value="-9.472189" calcext:value-type="float">
            <text:p>-9.472189</text:p>
          </table:table-cell>
          <table:table-cell table:formula="of:=[.A3191]*0.3048" office:value-type="float" office:value="-2.8871232072" calcext:value-type="float">
            <text:p>-2.8871232072</text:p>
          </table:table-cell>
        </table:table-row>
        <table:table-row table:style-name="ro1">
          <table:table-cell office:value-type="float" office:value="-9.578445" calcext:value-type="float">
            <text:p>-9.578445</text:p>
          </table:table-cell>
          <table:table-cell table:formula="of:=[.A3192]*0.3048" office:value-type="float" office:value="-2.919510036" calcext:value-type="float">
            <text:p>-2.919510036</text:p>
          </table:table-cell>
        </table:table-row>
        <table:table-row table:style-name="ro1">
          <table:table-cell office:value-type="float" office:value="-9.68334" calcext:value-type="float">
            <text:p>-9.68334</text:p>
          </table:table-cell>
          <table:table-cell table:formula="of:=[.A3193]*0.3048" office:value-type="float" office:value="-2.951482032" calcext:value-type="float">
            <text:p>-2.951482032</text:p>
          </table:table-cell>
        </table:table-row>
        <table:table-row table:style-name="ro1">
          <table:table-cell office:value-type="float" office:value="-9.786893" calcext:value-type="float">
            <text:p>-9.786893</text:p>
          </table:table-cell>
          <table:table-cell table:formula="of:=[.A3194]*0.3048" office:value-type="float" office:value="-2.9830449864" calcext:value-type="float">
            <text:p>-2.9830449864</text:p>
          </table:table-cell>
        </table:table-row>
        <table:table-row table:style-name="ro1">
          <table:table-cell office:value-type="float" office:value="-9.88914" calcext:value-type="float">
            <text:p>-9.88914</text:p>
          </table:table-cell>
          <table:table-cell table:formula="of:=[.A3195]*0.3048" office:value-type="float" office:value="-3.014209872" calcext:value-type="float">
            <text:p>-3.014209872</text:p>
          </table:table-cell>
        </table:table-row>
        <table:table-row table:style-name="ro1">
          <table:table-cell office:value-type="float" office:value="-9.990105" calcext:value-type="float">
            <text:p>-9.990105</text:p>
          </table:table-cell>
          <table:table-cell table:formula="of:=[.A3196]*0.3048" office:value-type="float" office:value="-3.044984004" calcext:value-type="float">
            <text:p>-3.044984004</text:p>
          </table:table-cell>
        </table:table-row>
        <table:table-row table:style-name="ro1">
          <table:table-cell office:value-type="float" office:value="-10.089814" calcext:value-type="float">
            <text:p>-10.089814</text:p>
          </table:table-cell>
          <table:table-cell table:formula="of:=[.A3197]*0.3048" office:value-type="float" office:value="-3.0753753072" calcext:value-type="float">
            <text:p>-3.0753753072</text:p>
          </table:table-cell>
        </table:table-row>
        <table:table-row table:style-name="ro1">
          <table:table-cell office:value-type="float" office:value="-10.188299" calcext:value-type="float">
            <text:p>-10.188299</text:p>
          </table:table-cell>
          <table:table-cell table:formula="of:=[.A3198]*0.3048" office:value-type="float" office:value="-3.1053935352" calcext:value-type="float">
            <text:p>-3.1053935352</text:p>
          </table:table-cell>
        </table:table-row>
        <table:table-row table:style-name="ro1">
          <table:table-cell office:value-type="float" office:value="-10.285582" calcext:value-type="float">
            <text:p>-10.285582</text:p>
          </table:table-cell>
          <table:table-cell table:formula="of:=[.A3199]*0.3048" office:value-type="float" office:value="-3.1350453936" calcext:value-type="float">
            <text:p>-3.1350453936</text:p>
          </table:table-cell>
        </table:table-row>
        <table:table-row table:style-name="ro1">
          <table:table-cell office:value-type="float" office:value="-10.381683" calcext:value-type="float">
            <text:p>-10.381683</text:p>
          </table:table-cell>
          <table:table-cell table:formula="of:=[.A3200]*0.3048" office:value-type="float" office:value="-3.1643369784" calcext:value-type="float">
            <text:p>-3.1643369784</text:p>
          </table:table-cell>
        </table:table-row>
        <table:table-row table:style-name="ro1">
          <table:table-cell office:value-type="float" office:value="-10.476623" calcext:value-type="float">
            <text:p>-10.476623</text:p>
          </table:table-cell>
          <table:table-cell table:formula="of:=[.A3201]*0.3048" office:value-type="float" office:value="-3.1932746904" calcext:value-type="float">
            <text:p>-3.1932746904</text:p>
          </table:table-cell>
        </table:table-row>
        <table:table-row table:style-name="ro1">
          <table:table-cell office:value-type="float" office:value="-10.57042" calcext:value-type="float">
            <text:p>-10.57042</text:p>
          </table:table-cell>
          <table:table-cell table:formula="of:=[.A3202]*0.3048" office:value-type="float" office:value="-3.221864016" calcext:value-type="float">
            <text:p>-3.221864016</text:p>
          </table:table-cell>
        </table:table-row>
        <table:table-row table:style-name="ro1">
          <table:table-cell office:value-type="float" office:value="-10.66309" calcext:value-type="float">
            <text:p>-10.66309</text:p>
          </table:table-cell>
          <table:table-cell table:formula="of:=[.A3203]*0.3048" office:value-type="float" office:value="-3.250109832" calcext:value-type="float">
            <text:p>-3.250109832</text:p>
          </table:table-cell>
        </table:table-row>
        <table:table-row table:style-name="ro1">
          <table:table-cell office:value-type="float" office:value="-10.754642" calcext:value-type="float">
            <text:p>-10.754642</text:p>
          </table:table-cell>
          <table:table-cell table:formula="of:=[.A3204]*0.3048" office:value-type="float" office:value="-3.2780148816" calcext:value-type="float">
            <text:p>-3.2780148816</text:p>
          </table:table-cell>
        </table:table-row>
        <table:table-row table:style-name="ro1">
          <table:table-cell office:value-type="float" office:value="-10.845097" calcext:value-type="float">
            <text:p>-10.845097</text:p>
          </table:table-cell>
          <table:table-cell table:formula="of:=[.A3205]*0.3048" office:value-type="float" office:value="-3.3055855656" calcext:value-type="float">
            <text:p>-3.3055855656</text:p>
          </table:table-cell>
        </table:table-row>
        <table:table-row table:style-name="ro1">
          <table:table-cell office:value-type="float" office:value="-10.93446" calcext:value-type="float">
            <text:p>-10.93446</text:p>
          </table:table-cell>
          <table:table-cell table:formula="of:=[.A3206]*0.3048" office:value-type="float" office:value="-3.332823408" calcext:value-type="float">
            <text:p>-3.332823408</text:p>
          </table:table-cell>
        </table:table-row>
        <table:table-row table:style-name="ro1">
          <table:table-cell office:value-type="float" office:value="-11.022738" calcext:value-type="float">
            <text:p>-11.022738</text:p>
          </table:table-cell>
          <table:table-cell table:formula="of:=[.A3207]*0.3048" office:value-type="float" office:value="-3.3597305424" calcext:value-type="float">
            <text:p>-3.3597305424</text:p>
          </table:table-cell>
        </table:table-row>
        <table:table-row table:style-name="ro1">
          <table:table-cell office:value-type="float" office:value="-11.109945" calcext:value-type="float">
            <text:p>-11.109945</text:p>
          </table:table-cell>
          <table:table-cell table:formula="of:=[.A3208]*0.3048" office:value-type="float" office:value="-3.386311236" calcext:value-type="float">
            <text:p>-3.386311236</text:p>
          </table:table-cell>
        </table:table-row>
        <table:table-row table:style-name="ro1">
          <table:table-cell office:value-type="float" office:value="-11.196086" calcext:value-type="float">
            <text:p>-11.196086</text:p>
          </table:table-cell>
          <table:table-cell table:formula="of:=[.A3209]*0.3048" office:value-type="float" office:value="-3.4125670128" calcext:value-type="float">
            <text:p>-3.4125670128</text:p>
          </table:table-cell>
        </table:table-row>
        <table:table-row table:style-name="ro1">
          <table:table-cell office:value-type="float" office:value="-11.281159" calcext:value-type="float">
            <text:p>-11.281159</text:p>
          </table:table-cell>
          <table:table-cell table:formula="of:=[.A3210]*0.3048" office:value-type="float" office:value="-3.4384972632" calcext:value-type="float">
            <text:p>-3.4384972632</text:p>
          </table:table-cell>
        </table:table-row>
        <table:table-row table:style-name="ro1">
          <table:table-cell office:value-type="float" office:value="-11.365176" calcext:value-type="float">
            <text:p>-11.365176</text:p>
          </table:table-cell>
          <table:table-cell table:formula="of:=[.A3211]*0.3048" office:value-type="float" office:value="-3.4641056448" calcext:value-type="float">
            <text:p>-3.4641056448</text:p>
          </table:table-cell>
        </table:table-row>
        <table:table-row table:style-name="ro1">
          <table:table-cell office:value-type="float" office:value="-11.448135" calcext:value-type="float">
            <text:p>-11.448135</text:p>
          </table:table-cell>
          <table:table-cell table:formula="of:=[.A3212]*0.3048" office:value-type="float" office:value="-3.489391548" calcext:value-type="float">
            <text:p>-3.489391548</text:p>
          </table:table-cell>
        </table:table-row>
        <table:table-row table:style-name="ro1">
          <table:table-cell office:value-type="float" office:value="-11.530034" calcext:value-type="float">
            <text:p>-11.530034</text:p>
          </table:table-cell>
          <table:table-cell table:formula="of:=[.A3213]*0.3048" office:value-type="float" office:value="-3.5143543632" calcext:value-type="float">
            <text:p>-3.5143543632</text:p>
          </table:table-cell>
        </table:table-row>
        <table:table-row table:style-name="ro1">
          <table:table-cell office:value-type="float" office:value="-11.610879" calcext:value-type="float">
            <text:p>-11.610879</text:p>
          </table:table-cell>
          <table:table-cell table:formula="of:=[.A3214]*0.3048" office:value-type="float" office:value="-3.5389959192" calcext:value-type="float">
            <text:p>-3.5389959192</text:p>
          </table:table-cell>
        </table:table-row>
        <table:table-row table:style-name="ro1">
          <table:table-cell office:value-type="float" office:value="-11.690671" calcext:value-type="float">
            <text:p>-11.690671</text:p>
          </table:table-cell>
          <table:table-cell table:formula="of:=[.A3215]*0.3048" office:value-type="float" office:value="-3.5633165208" calcext:value-type="float">
            <text:p>-3.5633165208</text:p>
          </table:table-cell>
        </table:table-row>
        <table:table-row table:style-name="ro1">
          <table:table-cell office:value-type="float" office:value="-11.76941" calcext:value-type="float">
            <text:p>-11.76941</text:p>
          </table:table-cell>
          <table:table-cell table:formula="of:=[.A3216]*0.3048" office:value-type="float" office:value="-3.587316168" calcext:value-type="float">
            <text:p>-3.587316168</text:p>
          </table:table-cell>
        </table:table-row>
        <table:table-row table:style-name="ro1">
          <table:table-cell office:value-type="float" office:value="-11.847098" calcext:value-type="float">
            <text:p>-11.847098</text:p>
          </table:table-cell>
          <table:table-cell table:formula="of:=[.A3217]*0.3048" office:value-type="float" office:value="-3.6109954704" calcext:value-type="float">
            <text:p>-3.6109954704</text:p>
          </table:table-cell>
        </table:table-row>
        <table:table-row table:style-name="ro1">
          <table:table-cell office:value-type="float" office:value="-11.923737" calcext:value-type="float">
            <text:p>-11.923737</text:p>
          </table:table-cell>
          <table:table-cell table:formula="of:=[.A3218]*0.3048" office:value-type="float" office:value="-3.6343550376" calcext:value-type="float">
            <text:p>-3.6343550376</text:p>
          </table:table-cell>
        </table:table-row>
        <table:table-row table:style-name="ro1">
          <table:table-cell office:value-type="float" office:value="-11.999322" calcext:value-type="float">
            <text:p>-11.999322</text:p>
          </table:table-cell>
          <table:table-cell table:formula="of:=[.A3219]*0.3048" office:value-type="float" office:value="-3.6573933456" calcext:value-type="float">
            <text:p>-3.6573933456</text:p>
          </table:table-cell>
        </table:table-row>
        <table:table-row table:style-name="ro1">
          <table:table-cell office:value-type="float" office:value="-12.073857" calcext:value-type="float">
            <text:p>-12.073857</text:p>
          </table:table-cell>
          <table:table-cell table:formula="of:=[.A3220]*0.3048" office:value-type="float" office:value="-3.6801116136" calcext:value-type="float">
            <text:p>-3.6801116136</text:p>
          </table:table-cell>
        </table:table-row>
        <table:table-row table:style-name="ro1">
          <table:table-cell office:value-type="float" office:value="-12.147346" calcext:value-type="float">
            <text:p>-12.147346</text:p>
          </table:table-cell>
          <table:table-cell table:formula="of:=[.A3221]*0.3048" office:value-type="float" office:value="-3.7025110608" calcext:value-type="float">
            <text:p>-3.7025110608</text:p>
          </table:table-cell>
        </table:table-row>
        <table:table-row table:style-name="ro1">
          <table:table-cell office:value-type="float" office:value="-12.219782" calcext:value-type="float">
            <text:p>-12.219782</text:p>
          </table:table-cell>
          <table:table-cell table:formula="of:=[.A3222]*0.3048" office:value-type="float" office:value="-3.7245895536" calcext:value-type="float">
            <text:p>-3.7245895536</text:p>
          </table:table-cell>
        </table:table-row>
        <table:table-row table:style-name="ro1">
          <table:table-cell office:value-type="float" office:value="-12.291166" calcext:value-type="float">
            <text:p>-12.291166</text:p>
          </table:table-cell>
          <table:table-cell table:formula="of:=[.A3223]*0.3048" office:value-type="float" office:value="-3.7463473968" calcext:value-type="float">
            <text:p>-3.7463473968</text:p>
          </table:table-cell>
        </table:table-row>
        <table:table-row table:style-name="ro1">
          <table:table-cell office:value-type="float" office:value="-12.361506" calcext:value-type="float">
            <text:p>-12.361506</text:p>
          </table:table-cell>
          <table:table-cell table:formula="of:=[.A3224]*0.3048" office:value-type="float" office:value="-3.7677870288" calcext:value-type="float">
            <text:p>-3.7677870288</text:p>
          </table:table-cell>
        </table:table-row>
        <table:table-row table:style-name="ro1">
          <table:table-cell office:value-type="float" office:value="-12.430787" calcext:value-type="float">
            <text:p>-12.430787</text:p>
          </table:table-cell>
          <table:table-cell table:formula="of:=[.A3225]*0.3048" office:value-type="float" office:value="-3.7889038776" calcext:value-type="float">
            <text:p>-3.7889038776</text:p>
          </table:table-cell>
        </table:table-row>
        <table:table-row table:style-name="ro1">
          <table:table-cell office:value-type="float" office:value="-12.499016" calcext:value-type="float">
            <text:p>-12.499016</text:p>
          </table:table-cell>
          <table:table-cell table:formula="of:=[.A3226]*0.3048" office:value-type="float" office:value="-3.8097000768" calcext:value-type="float">
            <text:p>-3.8097000768</text:p>
          </table:table-cell>
        </table:table-row>
        <table:table-row table:style-name="ro1">
          <table:table-cell office:value-type="float" office:value="-12.566186" calcext:value-type="float">
            <text:p>-12.566186</text:p>
          </table:table-cell>
          <table:table-cell table:formula="of:=[.A3227]*0.3048" office:value-type="float" office:value="-3.8301734928" calcext:value-type="float">
            <text:p>-3.8301734928</text:p>
          </table:table-cell>
        </table:table-row>
        <table:table-row table:style-name="ro1">
          <table:table-cell office:value-type="float" office:value="-12.632296" calcext:value-type="float">
            <text:p>-12.632296</text:p>
          </table:table-cell>
          <table:table-cell table:formula="of:=[.A3228]*0.3048" office:value-type="float" office:value="-3.8503238208" calcext:value-type="float">
            <text:p>-3.8503238208</text:p>
          </table:table-cell>
        </table:table-row>
        <table:table-row table:style-name="ro1">
          <table:table-cell office:value-type="float" office:value="-12.697339" calcext:value-type="float">
            <text:p>-12.697339</text:p>
          </table:table-cell>
          <table:table-cell table:formula="of:=[.A3229]*0.3048" office:value-type="float" office:value="-3.8701489272" calcext:value-type="float">
            <text:p>-3.8701489272</text:p>
          </table:table-cell>
        </table:table-row>
        <table:table-row table:style-name="ro1">
          <table:table-cell office:value-type="float" office:value="-12.761318" calcext:value-type="float">
            <text:p>-12.761318</text:p>
          </table:table-cell>
          <table:table-cell table:formula="of:=[.A3230]*0.3048" office:value-type="float" office:value="-3.8896497264" calcext:value-type="float">
            <text:p>-3.8896497264</text:p>
          </table:table-cell>
        </table:table-row>
        <table:table-row table:style-name="ro1">
          <table:table-cell office:value-type="float" office:value="-12.824224" calcext:value-type="float">
            <text:p>-12.824224</text:p>
          </table:table-cell>
          <table:table-cell table:formula="of:=[.A3231]*0.3048" office:value-type="float" office:value="-3.9088234752" calcext:value-type="float">
            <text:p>-3.9088234752</text:p>
          </table:table-cell>
        </table:table-row>
        <table:table-row table:style-name="ro1">
          <table:table-cell office:value-type="float" office:value="-12.886053" calcext:value-type="float">
            <text:p>-12.886053</text:p>
          </table:table-cell>
          <table:table-cell table:formula="of:=[.A3232]*0.3048" office:value-type="float" office:value="-3.9276689544" calcext:value-type="float">
            <text:p>-3.9276689544</text:p>
          </table:table-cell>
        </table:table-row>
        <table:table-row table:style-name="ro1">
          <table:table-cell office:value-type="float" office:value="-12.946805" calcext:value-type="float">
            <text:p>-12.946805</text:p>
          </table:table-cell>
          <table:table-cell table:formula="of:=[.A3233]*0.3048" office:value-type="float" office:value="-3.946186164" calcext:value-type="float">
            <text:p>-3.946186164</text:p>
          </table:table-cell>
        </table:table-row>
        <table:table-row table:style-name="ro1">
          <table:table-cell office:value-type="float" office:value="-13.00647" calcext:value-type="float">
            <text:p>-13.00647</text:p>
          </table:table-cell>
          <table:table-cell table:formula="of:=[.A3234]*0.3048" office:value-type="float" office:value="-3.964372056" calcext:value-type="float">
            <text:p>-3.964372056</text:p>
          </table:table-cell>
        </table:table-row>
        <table:table-row table:style-name="ro1">
          <table:table-cell office:value-type="float" office:value="-13.065045" calcext:value-type="float">
            <text:p>-13.065045</text:p>
          </table:table-cell>
          <table:table-cell table:formula="of:=[.A3235]*0.3048" office:value-type="float" office:value="-3.982225716" calcext:value-type="float">
            <text:p>-3.982225716</text:p>
          </table:table-cell>
        </table:table-row>
        <table:table-row table:style-name="ro1">
          <table:table-cell office:value-type="float" office:value="-13.122527" calcext:value-type="float">
            <text:p>-13.122527</text:p>
          </table:table-cell>
          <table:table-cell table:formula="of:=[.A3236]*0.3048" office:value-type="float" office:value="-3.9997462296" calcext:value-type="float">
            <text:p>-3.9997462296</text:p>
          </table:table-cell>
        </table:table-row>
        <table:table-row table:style-name="ro1">
          <table:table-cell office:value-type="float" office:value="-13.178909" calcext:value-type="float">
            <text:p>-13.178909</text:p>
          </table:table-cell>
          <table:table-cell table:formula="of:=[.A3237]*0.3048" office:value-type="float" office:value="-4.0169314632" calcext:value-type="float">
            <text:p>-4.0169314632</text:p>
          </table:table-cell>
        </table:table-row>
        <table:table-row table:style-name="ro1">
          <table:table-cell office:value-type="float" office:value="-13.234183" calcext:value-type="float">
            <text:p>-13.234183</text:p>
          </table:table-cell>
          <table:table-cell table:formula="of:=[.A3238]*0.3048" office:value-type="float" office:value="-4.0337789784" calcext:value-type="float">
            <text:p>-4.0337789784</text:p>
          </table:table-cell>
        </table:table-row>
        <table:table-row table:style-name="ro1">
          <table:table-cell office:value-type="float" office:value="-13.288353" calcext:value-type="float">
            <text:p>-13.288353</text:p>
          </table:table-cell>
          <table:table-cell table:formula="of:=[.A3239]*0.3048" office:value-type="float" office:value="-4.0502899944" calcext:value-type="float">
            <text:p>-4.0502899944</text:p>
          </table:table-cell>
        </table:table-row>
        <table:table-row table:style-name="ro1">
          <table:table-cell office:value-type="float" office:value="-13.341407" calcext:value-type="float">
            <text:p>-13.341407</text:p>
          </table:table-cell>
          <table:table-cell table:formula="of:=[.A3240]*0.3048" office:value-type="float" office:value="-4.0664608536" calcext:value-type="float">
            <text:p>-4.0664608536</text:p>
          </table:table-cell>
        </table:table-row>
        <table:table-row table:style-name="ro1">
          <table:table-cell office:value-type="float" office:value="-13.393341" calcext:value-type="float">
            <text:p>-13.393341</text:p>
          </table:table-cell>
          <table:table-cell table:formula="of:=[.A3241]*0.3048" office:value-type="float" office:value="-4.0822903368" calcext:value-type="float">
            <text:p>-4.0822903368</text:p>
          </table:table-cell>
        </table:table-row>
        <table:table-row table:style-name="ro1">
          <table:table-cell office:value-type="float" office:value="-13.444153" calcext:value-type="float">
            <text:p>-13.444153</text:p>
          </table:table-cell>
          <table:table-cell table:formula="of:=[.A3242]*0.3048" office:value-type="float" office:value="-4.0977778344" calcext:value-type="float">
            <text:p>-4.0977778344</text:p>
          </table:table-cell>
        </table:table-row>
        <table:table-row table:style-name="ro1">
          <table:table-cell office:value-type="float" office:value="-13.493836" calcext:value-type="float">
            <text:p>-13.493836</text:p>
          </table:table-cell>
          <table:table-cell table:formula="of:=[.A3243]*0.3048" office:value-type="float" office:value="-4.1129212128" calcext:value-type="float">
            <text:p>-4.1129212128</text:p>
          </table:table-cell>
        </table:table-row>
        <table:table-row table:style-name="ro1">
          <table:table-cell office:value-type="float" office:value="-13.542384" calcext:value-type="float">
            <text:p>-13.542384</text:p>
          </table:table-cell>
          <table:table-cell table:formula="of:=[.A3244]*0.3048" office:value-type="float" office:value="-4.1277186432" calcext:value-type="float">
            <text:p>-4.1277186432</text:p>
          </table:table-cell>
        </table:table-row>
        <table:table-row table:style-name="ro1">
          <table:table-cell office:value-type="float" office:value="-13.589794" calcext:value-type="float">
            <text:p>-13.589794</text:p>
          </table:table-cell>
          <table:table-cell table:formula="of:=[.A3245]*0.3048" office:value-type="float" office:value="-4.1421692112" calcext:value-type="float">
            <text:p>-4.1421692112</text:p>
          </table:table-cell>
        </table:table-row>
        <table:table-row table:style-name="ro1">
          <table:table-cell office:value-type="float" office:value="-13.636057" calcext:value-type="float">
            <text:p>-13.636057</text:p>
          </table:table-cell>
          <table:table-cell table:formula="of:=[.A3246]*0.3048" office:value-type="float" office:value="-4.1562701736" calcext:value-type="float">
            <text:p>-4.1562701736</text:p>
          </table:table-cell>
        </table:table-row>
        <table:table-row table:style-name="ro1">
          <table:table-cell office:value-type="float" office:value="-13.68117" calcext:value-type="float">
            <text:p>-13.68117</text:p>
          </table:table-cell>
          <table:table-cell table:formula="of:=[.A3247]*0.3048" office:value-type="float" office:value="-4.170020616" calcext:value-type="float">
            <text:p>-4.170020616</text:p>
          </table:table-cell>
        </table:table-row>
        <table:table-row table:style-name="ro1">
          <table:table-cell office:value-type="float" office:value="-13.725133" calcext:value-type="float">
            <text:p>-13.725133</text:p>
          </table:table-cell>
          <table:table-cell table:formula="of:=[.A3248]*0.3048" office:value-type="float" office:value="-4.1834205384" calcext:value-type="float">
            <text:p>-4.1834205384</text:p>
          </table:table-cell>
        </table:table-row>
        <table:table-row table:style-name="ro1">
          <table:table-cell office:value-type="float" office:value="-13.767936" calcext:value-type="float">
            <text:p>-13.767936</text:p>
          </table:table-cell>
          <table:table-cell table:formula="of:=[.A3249]*0.3048" office:value-type="float" office:value="-4.1964668928" calcext:value-type="float">
            <text:p>-4.1964668928</text:p>
          </table:table-cell>
        </table:table-row>
        <table:table-row table:style-name="ro1">
          <table:table-cell office:value-type="float" office:value="-13.809574" calcext:value-type="float">
            <text:p>-13.809574</text:p>
          </table:table-cell>
          <table:table-cell table:formula="of:=[.A3250]*0.3048" office:value-type="float" office:value="-4.2091581552" calcext:value-type="float">
            <text:p>-4.2091581552</text:p>
          </table:table-cell>
        </table:table-row>
        <table:table-row table:style-name="ro1">
          <table:table-cell office:value-type="float" office:value="-13.850044" calcext:value-type="float">
            <text:p>-13.850044</text:p>
          </table:table-cell>
          <table:table-cell table:formula="of:=[.A3251]*0.3048" office:value-type="float" office:value="-4.2214934112" calcext:value-type="float">
            <text:p>-4.2214934112</text:p>
          </table:table-cell>
        </table:table-row>
        <table:table-row table:style-name="ro1">
          <table:table-cell office:value-type="float" office:value="-13.889338" calcext:value-type="float">
            <text:p>-13.889338</text:p>
          </table:table-cell>
          <table:table-cell table:formula="of:=[.A3252]*0.3048" office:value-type="float" office:value="-4.2334702224" calcext:value-type="float">
            <text:p>-4.2334702224</text:p>
          </table:table-cell>
        </table:table-row>
        <table:table-row table:style-name="ro1">
          <table:table-cell office:value-type="float" office:value="-13.927449" calcext:value-type="float">
            <text:p>-13.927449</text:p>
          </table:table-cell>
          <table:table-cell table:formula="of:=[.A3253]*0.3048" office:value-type="float" office:value="-4.2450864552" calcext:value-type="float">
            <text:p>-4.2450864552</text:p>
          </table:table-cell>
        </table:table-row>
        <table:table-row table:style-name="ro1">
          <table:table-cell office:value-type="float" office:value="-13.964375" calcext:value-type="float">
            <text:p>-13.964375</text:p>
          </table:table-cell>
          <table:table-cell table:formula="of:=[.A3254]*0.3048" office:value-type="float" office:value="-4.2563415" calcext:value-type="float">
            <text:p>-4.2563415</text:p>
          </table:table-cell>
        </table:table-row>
        <table:table-row table:style-name="ro1">
          <table:table-cell office:value-type="float" office:value="-14.000102" calcext:value-type="float">
            <text:p>-14.000102</text:p>
          </table:table-cell>
          <table:table-cell table:formula="of:=[.A3255]*0.3048" office:value-type="float" office:value="-4.2672310896" calcext:value-type="float">
            <text:p>-4.2672310896</text:p>
          </table:table-cell>
        </table:table-row>
        <table:table-row table:style-name="ro1">
          <table:table-cell office:value-type="float" office:value="-14.034624" calcext:value-type="float">
            <text:p>-14.034624</text:p>
          </table:table-cell>
          <table:table-cell table:formula="of:=[.A3256]*0.3048" office:value-type="float" office:value="-4.2777533952" calcext:value-type="float">
            <text:p>-4.2777533952</text:p>
          </table:table-cell>
        </table:table-row>
        <table:table-row table:style-name="ro1">
          <table:table-cell office:value-type="float" office:value="-14.067938" calcext:value-type="float">
            <text:p>-14.067938</text:p>
          </table:table-cell>
          <table:table-cell table:formula="of:=[.A3257]*0.3048" office:value-type="float" office:value="-4.2879075024" calcext:value-type="float">
            <text:p>-4.2879075024</text:p>
          </table:table-cell>
        </table:table-row>
        <table:table-row table:style-name="ro1">
          <table:table-cell office:value-type="float" office:value="-14.10003" calcext:value-type="float">
            <text:p>-14.10003</text:p>
          </table:table-cell>
          <table:table-cell table:formula="of:=[.A3258]*0.3048" office:value-type="float" office:value="-4.297689144" calcext:value-type="float">
            <text:p>-4.297689144</text:p>
          </table:table-cell>
        </table:table-row>
        <table:table-row table:style-name="ro1">
          <table:table-cell office:value-type="float" office:value="-14.130892" calcext:value-type="float">
            <text:p>-14.130892</text:p>
          </table:table-cell>
          <table:table-cell table:formula="of:=[.A3259]*0.3048" office:value-type="float" office:value="-4.3070958816" calcext:value-type="float">
            <text:p>-4.3070958816</text:p>
          </table:table-cell>
        </table:table-row>
        <table:table-row table:style-name="ro1">
          <table:table-cell office:value-type="float" office:value="-14.160512" calcext:value-type="float">
            <text:p>-14.160512</text:p>
          </table:table-cell>
          <table:table-cell table:formula="of:=[.A3260]*0.3048" office:value-type="float" office:value="-4.3161240576" calcext:value-type="float">
            <text:p>-4.3161240576</text:p>
          </table:table-cell>
        </table:table-row>
        <table:table-row table:style-name="ro1">
          <table:table-cell office:value-type="float" office:value="-14.188882" calcext:value-type="float">
            <text:p>-14.188882</text:p>
          </table:table-cell>
          <table:table-cell table:formula="of:=[.A3261]*0.3048" office:value-type="float" office:value="-4.3247712336" calcext:value-type="float">
            <text:p>-4.3247712336</text:p>
          </table:table-cell>
        </table:table-row>
        <table:table-row table:style-name="ro1">
          <table:table-cell office:value-type="float" office:value="-14.215987" calcext:value-type="float">
            <text:p>-14.215987</text:p>
          </table:table-cell>
          <table:table-cell table:formula="of:=[.A3262]*0.3048" office:value-type="float" office:value="-4.3330328376" calcext:value-type="float">
            <text:p>-4.3330328376</text:p>
          </table:table-cell>
        </table:table-row>
        <table:table-row table:style-name="ro1">
          <table:table-cell office:value-type="float" office:value="-14.241817" calcext:value-type="float">
            <text:p>-14.241817</text:p>
          </table:table-cell>
          <table:table-cell table:formula="of:=[.A3263]*0.3048" office:value-type="float" office:value="-4.3409058216" calcext:value-type="float">
            <text:p>-4.3409058216</text:p>
          </table:table-cell>
        </table:table-row>
        <table:table-row table:style-name="ro1">
          <table:table-cell office:value-type="float" office:value="-14.266356" calcext:value-type="float">
            <text:p>-14.266356</text:p>
          </table:table-cell>
          <table:table-cell table:formula="of:=[.A3264]*0.3048" office:value-type="float" office:value="-4.3483853088" calcext:value-type="float">
            <text:p>-4.3483853088</text:p>
          </table:table-cell>
        </table:table-row>
        <table:table-row table:style-name="ro1">
          <table:table-cell office:value-type="float" office:value="-14.289591" calcext:value-type="float">
            <text:p>-14.289591</text:p>
          </table:table-cell>
          <table:table-cell table:formula="of:=[.A3265]*0.3048" office:value-type="float" office:value="-4.3554673368" calcext:value-type="float">
            <text:p>-4.3554673368</text:p>
          </table:table-cell>
        </table:table-row>
        <table:table-row table:style-name="ro1">
          <table:table-cell office:value-type="float" office:value="-14.311515" calcext:value-type="float">
            <text:p>-14.311515</text:p>
          </table:table-cell>
          <table:table-cell table:formula="of:=[.A3266]*0.3048" office:value-type="float" office:value="-4.362149772" calcext:value-type="float">
            <text:p>-4.362149772</text:p>
          </table:table-cell>
        </table:table-row>
        <table:table-row table:style-name="ro1">
          <table:table-cell office:value-type="float" office:value="-14.332104" calcext:value-type="float">
            <text:p>-14.332104</text:p>
          </table:table-cell>
          <table:table-cell table:formula="of:=[.A3267]*0.3048" office:value-type="float" office:value="-4.3684252992" calcext:value-type="float">
            <text:p>-4.3684252992</text:p>
          </table:table-cell>
        </table:table-row>
        <table:table-row table:style-name="ro1">
          <table:table-cell office:value-type="float" office:value="-14.351351" calcext:value-type="float">
            <text:p>-14.351351</text:p>
          </table:table-cell>
          <table:table-cell table:formula="of:=[.A3268]*0.3048" office:value-type="float" office:value="-4.3742917848" calcext:value-type="float">
            <text:p>-4.3742917848</text:p>
          </table:table-cell>
        </table:table-row>
        <table:table-row table:style-name="ro1">
          <table:table-cell office:value-type="float" office:value="-14.369237" calcext:value-type="float">
            <text:p>-14.369237</text:p>
          </table:table-cell>
          <table:table-cell table:formula="of:=[.A3269]*0.3048" office:value-type="float" office:value="-4.3797434376" calcext:value-type="float">
            <text:p>-4.3797434376</text:p>
          </table:table-cell>
        </table:table-row>
        <table:table-row table:style-name="ro1">
          <table:table-cell office:value-type="float" office:value="-14.385749" calcext:value-type="float">
            <text:p>-14.385749</text:p>
          </table:table-cell>
          <table:table-cell table:formula="of:=[.A3270]*0.3048" office:value-type="float" office:value="-4.3847762952" calcext:value-type="float">
            <text:p>-4.3847762952</text:p>
          </table:table-cell>
        </table:table-row>
        <table:table-row table:style-name="ro1">
          <table:table-cell office:value-type="float" office:value="-14.400872" calcext:value-type="float">
            <text:p>-14.400872</text:p>
          </table:table-cell>
          <table:table-cell table:formula="of:=[.A3271]*0.3048" office:value-type="float" office:value="-4.3893857856" calcext:value-type="float">
            <text:p>-4.3893857856</text:p>
          </table:table-cell>
        </table:table-row>
        <table:table-row table:style-name="ro1">
          <table:table-cell office:value-type="float" office:value="-14.414594" calcext:value-type="float">
            <text:p>-14.414594</text:p>
          </table:table-cell>
          <table:table-cell table:formula="of:=[.A3272]*0.3048" office:value-type="float" office:value="-4.3935682512" calcext:value-type="float">
            <text:p>-4.3935682512</text:p>
          </table:table-cell>
        </table:table-row>
        <table:table-row table:style-name="ro1">
          <table:table-cell office:value-type="float" office:value="-14.426896" calcext:value-type="float">
            <text:p>-14.426896</text:p>
          </table:table-cell>
          <table:table-cell table:formula="of:=[.A3273]*0.3048" office:value-type="float" office:value="-4.3973179008" calcext:value-type="float">
            <text:p>-4.3973179008</text:p>
          </table:table-cell>
        </table:table-row>
        <table:table-row table:style-name="ro1">
          <table:table-cell office:value-type="float" office:value="-14.437766" calcext:value-type="float">
            <text:p>-14.437766</text:p>
          </table:table-cell>
          <table:table-cell table:formula="of:=[.A3274]*0.3048" office:value-type="float" office:value="-4.4006310768" calcext:value-type="float">
            <text:p>-4.4006310768</text:p>
          </table:table-cell>
        </table:table-row>
        <table:table-row table:style-name="ro1">
          <table:table-cell office:value-type="float" office:value="-14.447186" calcext:value-type="float">
            <text:p>-14.447186</text:p>
          </table:table-cell>
          <table:table-cell table:formula="of:=[.A3275]*0.3048" office:value-type="float" office:value="-4.4035022928" calcext:value-type="float">
            <text:p>-4.4035022928</text:p>
          </table:table-cell>
        </table:table-row>
        <table:table-row table:style-name="ro1">
          <table:table-cell office:value-type="float" office:value="-14.455141" calcext:value-type="float">
            <text:p>-14.455141</text:p>
          </table:table-cell>
          <table:table-cell table:formula="of:=[.A3276]*0.3048" office:value-type="float" office:value="-4.4059269768" calcext:value-type="float">
            <text:p>-4.4059269768</text:p>
          </table:table-cell>
        </table:table-row>
        <table:table-row table:style-name="ro1">
          <table:table-cell office:value-type="float" office:value="-14.461614" calcext:value-type="float">
            <text:p>-14.461614</text:p>
          </table:table-cell>
          <table:table-cell table:formula="of:=[.A3277]*0.3048" office:value-type="float" office:value="-4.4078999472" calcext:value-type="float">
            <text:p>-4.4078999472</text:p>
          </table:table-cell>
        </table:table-row>
        <table:table-row table:style-name="ro1">
          <table:table-cell office:value-type="float" office:value="-14.466597" calcext:value-type="float">
            <text:p>-14.466597</text:p>
          </table:table-cell>
          <table:table-cell table:formula="of:=[.A3278]*0.3048" office:value-type="float" office:value="-4.4094187656" calcext:value-type="float">
            <text:p>-4.4094187656</text:p>
          </table:table-cell>
        </table:table-row>
        <table:table-row table:style-name="ro1">
          <table:table-cell office:value-type="float" office:value="-14.470066" calcext:value-type="float">
            <text:p>-14.470066</text:p>
          </table:table-cell>
          <table:table-cell table:formula="of:=[.A3279]*0.3048" office:value-type="float" office:value="-4.4104761168" calcext:value-type="float">
            <text:p>-4.4104761168</text:p>
          </table:table-cell>
        </table:table-row>
        <table:table-row table:style-name="ro1">
          <table:table-cell office:value-type="float" office:value="-14.472014" calcext:value-type="float">
            <text:p>-14.472014</text:p>
          </table:table-cell>
          <table:table-cell table:formula="of:=[.A3280]*0.3048" office:value-type="float" office:value="-4.4110698672" calcext:value-type="float">
            <text:p>-4.4110698672</text:p>
          </table:table-cell>
        </table:table-row>
        <table:table-row table:style-name="ro1">
          <table:table-cell office:value-type="float" office:value="-14.472422" calcext:value-type="float">
            <text:p>-14.472422</text:p>
          </table:table-cell>
          <table:table-cell table:formula="of:=[.A3281]*0.3048" office:value-type="float" office:value="-4.4111942256" calcext:value-type="float">
            <text:p>-4.4111942256</text:p>
          </table:table-cell>
        </table:table-row>
        <table:table-row table:style-name="ro1">
          <table:table-cell office:value-type="float" office:value="-14.471274" calcext:value-type="float">
            <text:p>-14.471274</text:p>
          </table:table-cell>
          <table:table-cell table:formula="of:=[.A3282]*0.3048" office:value-type="float" office:value="-4.4108443152" calcext:value-type="float">
            <text:p>-4.4108443152</text:p>
          </table:table-cell>
        </table:table-row>
        <table:table-row table:style-name="ro1">
          <table:table-cell office:value-type="float" office:value="-14.468557" calcext:value-type="float">
            <text:p>-14.468557</text:p>
          </table:table-cell>
          <table:table-cell table:formula="of:=[.A3283]*0.3048" office:value-type="float" office:value="-4.4100161736" calcext:value-type="float">
            <text:p>-4.4100161736</text:p>
          </table:table-cell>
        </table:table-row>
        <table:table-row table:style-name="ro1">
          <table:table-cell office:value-type="float" office:value="-14.464262" calcext:value-type="float">
            <text:p>-14.464262</text:p>
          </table:table-cell>
          <table:table-cell table:formula="of:=[.A3284]*0.3048" office:value-type="float" office:value="-4.4087070576" calcext:value-type="float">
            <text:p>-4.4087070576</text:p>
          </table:table-cell>
        </table:table-row>
        <table:table-row table:style-name="ro1">
          <table:table-cell office:value-type="float" office:value="-14.458369" calcext:value-type="float">
            <text:p>-14.458369</text:p>
          </table:table-cell>
          <table:table-cell table:formula="of:=[.A3285]*0.3048" office:value-type="float" office:value="-4.4069108712" calcext:value-type="float">
            <text:p>-4.4069108712</text:p>
          </table:table-cell>
        </table:table-row>
        <table:table-row table:style-name="ro1">
          <table:table-cell office:value-type="float" office:value="-14.450871" calcext:value-type="float">
            <text:p>-14.450871</text:p>
          </table:table-cell>
          <table:table-cell table:formula="of:=[.A3286]*0.3048" office:value-type="float" office:value="-4.4046254808" calcext:value-type="float">
            <text:p>-4.4046254808</text:p>
          </table:table-cell>
        </table:table-row>
        <table:table-row table:style-name="ro1">
          <table:table-cell office:value-type="float" office:value="-14.441754" calcext:value-type="float">
            <text:p>-14.441754</text:p>
          </table:table-cell>
          <table:table-cell table:formula="of:=[.A3287]*0.3048" office:value-type="float" office:value="-4.4018466192" calcext:value-type="float">
            <text:p>-4.4018466192</text:p>
          </table:table-cell>
        </table:table-row>
        <table:table-row table:style-name="ro1">
          <table:table-cell office:value-type="float" office:value="-14.431003" calcext:value-type="float">
            <text:p>-14.431003</text:p>
          </table:table-cell>
          <table:table-cell table:formula="of:=[.A3288]*0.3048" office:value-type="float" office:value="-4.3985697144" calcext:value-type="float">
            <text:p>-4.3985697144</text:p>
          </table:table-cell>
        </table:table-row>
        <table:table-row table:style-name="ro1">
          <table:table-cell office:value-type="float" office:value="-14.418609" calcext:value-type="float">
            <text:p>-14.418609</text:p>
          </table:table-cell>
          <table:table-cell table:formula="of:=[.A3289]*0.3048" office:value-type="float" office:value="-4.3947920232" calcext:value-type="float">
            <text:p>-4.3947920232</text:p>
          </table:table-cell>
        </table:table-row>
        <table:table-row table:style-name="ro1">
          <table:table-cell office:value-type="float" office:value="-14.404563" calcext:value-type="float">
            <text:p>-14.404563</text:p>
          </table:table-cell>
          <table:table-cell table:formula="of:=[.A3290]*0.3048" office:value-type="float" office:value="-4.3905108024" calcext:value-type="float">
            <text:p>-4.3905108024</text:p>
          </table:table-cell>
        </table:table-row>
        <table:table-row table:style-name="ro1">
          <table:table-cell office:value-type="float" office:value="-14.38885" calcext:value-type="float">
            <text:p>-14.38885</text:p>
          </table:table-cell>
          <table:table-cell table:formula="of:=[.A3291]*0.3048" office:value-type="float" office:value="-4.38572148" calcext:value-type="float">
            <text:p>-4.38572148</text:p>
          </table:table-cell>
        </table:table-row>
        <table:table-row table:style-name="ro1">
          <table:table-cell office:value-type="float" office:value="-14.371469" calcext:value-type="float">
            <text:p>-14.371469</text:p>
          </table:table-cell>
          <table:table-cell table:formula="of:=[.A3292]*0.3048" office:value-type="float" office:value="-4.3804237512" calcext:value-type="float">
            <text:p>-4.3804237512</text:p>
          </table:table-cell>
        </table:table-row>
        <table:table-row table:style-name="ro1">
          <table:table-cell office:value-type="float" office:value="-14.352407" calcext:value-type="float">
            <text:p>-14.352407</text:p>
          </table:table-cell>
          <table:table-cell table:formula="of:=[.A3293]*0.3048" office:value-type="float" office:value="-4.3746136536" calcext:value-type="float">
            <text:p>-4.3746136536</text:p>
          </table:table-cell>
        </table:table-row>
        <table:table-row table:style-name="ro1">
          <table:table-cell office:value-type="float" office:value="-14.331657" calcext:value-type="float">
            <text:p>-14.331657</text:p>
          </table:table-cell>
          <table:table-cell table:formula="of:=[.A3294]*0.3048" office:value-type="float" office:value="-4.3682890536" calcext:value-type="float">
            <text:p>-4.3682890536</text:p>
          </table:table-cell>
        </table:table-row>
        <table:table-row table:style-name="ro1">
          <table:table-cell office:value-type="float" office:value="-14.309214" calcext:value-type="float">
            <text:p>-14.309214</text:p>
          </table:table-cell>
          <table:table-cell table:formula="of:=[.A3295]*0.3048" office:value-type="float" office:value="-4.3614484272" calcext:value-type="float">
            <text:p>-4.3614484272</text:p>
          </table:table-cell>
        </table:table-row>
        <table:table-row table:style-name="ro1">
          <table:table-cell office:value-type="float" office:value="-14.285073" calcext:value-type="float">
            <text:p>-14.285073</text:p>
          </table:table-cell>
          <table:table-cell table:formula="of:=[.A3296]*0.3048" office:value-type="float" office:value="-4.3540902504" calcext:value-type="float">
            <text:p>-4.3540902504</text:p>
          </table:table-cell>
        </table:table-row>
        <table:table-row table:style-name="ro1">
          <table:table-cell office:value-type="float" office:value="-14.259231" calcext:value-type="float">
            <text:p>-14.259231</text:p>
          </table:table-cell>
          <table:table-cell table:formula="of:=[.A3297]*0.3048" office:value-type="float" office:value="-4.3462136088" calcext:value-type="float">
            <text:p>-4.3462136088</text:p>
          </table:table-cell>
        </table:table-row>
        <table:table-row table:style-name="ro1">
          <table:table-cell office:value-type="float" office:value="-14.231685" calcext:value-type="float">
            <text:p>-14.231685</text:p>
          </table:table-cell>
          <table:table-cell table:formula="of:=[.A3298]*0.3048" office:value-type="float" office:value="-4.337817588" calcext:value-type="float">
            <text:p>-4.337817588</text:p>
          </table:table-cell>
        </table:table-row>
        <table:table-row table:style-name="ro1">
          <table:table-cell office:value-type="float" office:value="-14.202429" calcext:value-type="float">
            <text:p>-14.202429</text:p>
          </table:table-cell>
          <table:table-cell table:formula="of:=[.A3299]*0.3048" office:value-type="float" office:value="-4.3289003592" calcext:value-type="float">
            <text:p>-4.3289003592</text:p>
          </table:table-cell>
        </table:table-row>
        <table:table-row table:style-name="ro1">
          <table:table-cell office:value-type="float" office:value="-14.17147" calcext:value-type="float">
            <text:p>-14.17147</text:p>
          </table:table-cell>
          <table:table-cell table:formula="of:=[.A3300]*0.3048" office:value-type="float" office:value="-4.319464056" calcext:value-type="float">
            <text:p>-4.319464056</text:p>
          </table:table-cell>
        </table:table-row>
        <table:table-row table:style-name="ro1">
          <table:table-cell office:value-type="float" office:value="-14.138799" calcext:value-type="float">
            <text:p>-14.138799</text:p>
          </table:table-cell>
          <table:table-cell table:formula="of:=[.A3301]*0.3048" office:value-type="float" office:value="-4.3095059352" calcext:value-type="float">
            <text:p>-4.3095059352</text:p>
          </table:table-cell>
        </table:table-row>
        <table:table-row table:style-name="ro1">
          <table:table-cell office:value-type="float" office:value="-14.104422" calcext:value-type="float">
            <text:p>-14.104422</text:p>
          </table:table-cell>
          <table:table-cell table:formula="of:=[.A3302]*0.3048" office:value-type="float" office:value="-4.2990278256" calcext:value-type="float">
            <text:p>-4.2990278256</text:p>
          </table:table-cell>
        </table:table-row>
        <table:table-row table:style-name="ro1">
          <table:table-cell office:value-type="float" office:value="-14.068336" calcext:value-type="float">
            <text:p>-14.068336</text:p>
          </table:table-cell>
          <table:table-cell table:formula="of:=[.A3303]*0.3048" office:value-type="float" office:value="-4.2880288128" calcext:value-type="float">
            <text:p>-4.2880288128</text:p>
          </table:table-cell>
        </table:table-row>
        <table:table-row table:style-name="ro1">
          <table:table-cell office:value-type="float" office:value="-14.030544" calcext:value-type="float">
            <text:p>-14.030544</text:p>
          </table:table-cell>
          <table:table-cell table:formula="of:=[.A3304]*0.3048" office:value-type="float" office:value="-4.2765098112" calcext:value-type="float">
            <text:p>-4.2765098112</text:p>
          </table:table-cell>
        </table:table-row>
        <table:table-row table:style-name="ro1">
          <table:table-cell office:value-type="float" office:value="-13.991048" calcext:value-type="float">
            <text:p>-13.991048</text:p>
          </table:table-cell>
          <table:table-cell table:formula="of:=[.A3305]*0.3048" office:value-type="float" office:value="-4.2644714304" calcext:value-type="float">
            <text:p>-4.2644714304</text:p>
          </table:table-cell>
        </table:table-row>
        <table:table-row table:style-name="ro1">
          <table:table-cell office:value-type="float" office:value="-13.949848" calcext:value-type="float">
            <text:p>-13.949848</text:p>
          </table:table-cell>
          <table:table-cell table:formula="of:=[.A3306]*0.3048" office:value-type="float" office:value="-4.2519136704" calcext:value-type="float">
            <text:p>-4.2519136704</text:p>
          </table:table-cell>
        </table:table-row>
        <table:table-row table:style-name="ro1">
          <table:table-cell office:value-type="float" office:value="-13.906952" calcext:value-type="float">
            <text:p>-13.906952</text:p>
          </table:table-cell>
          <table:table-cell table:formula="of:=[.A3307]*0.3048" office:value-type="float" office:value="-4.2388389696" calcext:value-type="float">
            <text:p>-4.2388389696</text:p>
          </table:table-cell>
        </table:table-row>
        <table:table-row table:style-name="ro1">
          <table:table-cell office:value-type="float" office:value="-13.862356" calcext:value-type="float">
            <text:p>-13.862356</text:p>
          </table:table-cell>
          <table:table-cell table:formula="of:=[.A3308]*0.3048" office:value-type="float" office:value="-4.2252461088" calcext:value-type="float">
            <text:p>-4.2252461088</text:p>
          </table:table-cell>
        </table:table-row>
        <table:table-row table:style-name="ro1">
          <table:table-cell office:value-type="float" office:value="-13.816068" calcext:value-type="float">
            <text:p>-13.816068</text:p>
          </table:table-cell>
          <table:table-cell table:formula="of:=[.A3309]*0.3048" office:value-type="float" office:value="-4.2111375264" calcext:value-type="float">
            <text:p>-4.2111375264</text:p>
          </table:table-cell>
        </table:table-row>
        <table:table-row table:style-name="ro1">
          <table:table-cell office:value-type="float" office:value="-13.768093" calcext:value-type="float">
            <text:p>-13.768093</text:p>
          </table:table-cell>
          <table:table-cell table:formula="of:=[.A3310]*0.3048" office:value-type="float" office:value="-4.1965147464" calcext:value-type="float">
            <text:p>-4.1965147464</text:p>
          </table:table-cell>
        </table:table-row>
        <table:table-row table:style-name="ro1">
          <table:table-cell office:value-type="float" office:value="-13.71843" calcext:value-type="float">
            <text:p>-13.71843</text:p>
          </table:table-cell>
          <table:table-cell table:formula="of:=[.A3311]*0.3048" office:value-type="float" office:value="-4.181377464" calcext:value-type="float">
            <text:p>-4.181377464</text:p>
          </table:table-cell>
        </table:table-row>
        <table:table-row table:style-name="ro1">
          <table:table-cell office:value-type="float" office:value="-13.667091" calcext:value-type="float">
            <text:p>-13.667091</text:p>
          </table:table-cell>
          <table:table-cell table:formula="of:=[.A3312]*0.3048" office:value-type="float" office:value="-4.1657293368" calcext:value-type="float">
            <text:p>-4.1657293368</text:p>
          </table:table-cell>
        </table:table-row>
        <table:table-row table:style-name="ro1">
          <table:table-cell office:value-type="float" office:value="-13.614075" calcext:value-type="float">
            <text:p>-13.614075</text:p>
          </table:table-cell>
          <table:table-cell table:formula="of:=[.A3313]*0.3048" office:value-type="float" office:value="-4.14957006" calcext:value-type="float">
            <text:p>-4.14957006</text:p>
          </table:table-cell>
        </table:table-row>
        <table:table-row table:style-name="ro1">
          <table:table-cell office:value-type="float" office:value="-13.559388" calcext:value-type="float">
            <text:p>-13.559388</text:p>
          </table:table-cell>
          <table:table-cell table:formula="of:=[.A3314]*0.3048" office:value-type="float" office:value="-4.1329014624" calcext:value-type="float">
            <text:p>-4.1329014624</text:p>
          </table:table-cell>
        </table:table-row>
        <table:table-row table:style-name="ro1">
          <table:table-cell office:value-type="float" office:value="-13.503039" calcext:value-type="float">
            <text:p>-13.503039</text:p>
          </table:table-cell>
          <table:table-cell table:formula="of:=[.A3315]*0.3048" office:value-type="float" office:value="-4.1157262872" calcext:value-type="float">
            <text:p>-4.1157262872</text:p>
          </table:table-cell>
        </table:table-row>
        <table:table-row table:style-name="ro1">
          <table:table-cell office:value-type="float" office:value="-13.445032" calcext:value-type="float">
            <text:p>-13.445032</text:p>
          </table:table-cell>
          <table:table-cell table:formula="of:=[.A3316]*0.3048" office:value-type="float" office:value="-4.0980457536" calcext:value-type="float">
            <text:p>-4.0980457536</text:p>
          </table:table-cell>
        </table:table-row>
        <table:table-row table:style-name="ro1">
          <table:table-cell office:value-type="float" office:value="-13.385373" calcext:value-type="float">
            <text:p>-13.385373</text:p>
          </table:table-cell>
          <table:table-cell table:formula="of:=[.A3317]*0.3048" office:value-type="float" office:value="-4.0798616904" calcext:value-type="float">
            <text:p>-4.0798616904</text:p>
          </table:table-cell>
        </table:table-row>
        <table:table-row table:style-name="ro1">
          <table:table-cell office:value-type="float" office:value="-13.324072" calcext:value-type="float">
            <text:p>-13.324072</text:p>
          </table:table-cell>
          <table:table-cell table:formula="of:=[.A3318]*0.3048" office:value-type="float" office:value="-4.0611771456" calcext:value-type="float">
            <text:p>-4.0611771456</text:p>
          </table:table-cell>
        </table:table-row>
        <table:table-row table:style-name="ro1">
          <table:table-cell office:value-type="float" office:value="-13.261139" calcext:value-type="float">
            <text:p>-13.261139</text:p>
          </table:table-cell>
          <table:table-cell table:formula="of:=[.A3319]*0.3048" office:value-type="float" office:value="-4.0419951672" calcext:value-type="float">
            <text:p>-4.0419951672</text:p>
          </table:table-cell>
        </table:table-row>
        <table:table-row table:style-name="ro1">
          <table:table-cell office:value-type="float" office:value="-13.196584" calcext:value-type="float">
            <text:p>-13.196584</text:p>
          </table:table-cell>
          <table:table-cell table:formula="of:=[.A3320]*0.3048" office:value-type="float" office:value="-4.0223188032" calcext:value-type="float">
            <text:p>-4.0223188032</text:p>
          </table:table-cell>
        </table:table-row>
        <table:table-row table:style-name="ro1">
          <table:table-cell office:value-type="float" office:value="-13.13042" calcext:value-type="float">
            <text:p>-13.13042</text:p>
          </table:table-cell>
          <table:table-cell table:formula="of:=[.A3321]*0.3048" office:value-type="float" office:value="-4.002152016" calcext:value-type="float">
            <text:p>-4.002152016</text:p>
          </table:table-cell>
        </table:table-row>
        <table:table-row table:style-name="ro1">
          <table:table-cell office:value-type="float" office:value="-13.062655" calcext:value-type="float">
            <text:p>-13.062655</text:p>
          </table:table-cell>
          <table:table-cell table:formula="of:=[.A3322]*0.3048" office:value-type="float" office:value="-3.981497244" calcext:value-type="float">
            <text:p>-3.981497244</text:p>
          </table:table-cell>
        </table:table-row>
        <table:table-row table:style-name="ro1">
          <table:table-cell office:value-type="float" office:value="-12.99331" calcext:value-type="float">
            <text:p>-12.99331</text:p>
          </table:table-cell>
          <table:table-cell table:formula="of:=[.A3323]*0.3048" office:value-type="float" office:value="-3.960360888" calcext:value-type="float">
            <text:p>-3.960360888</text:p>
          </table:table-cell>
        </table:table-row>
        <table:table-row table:style-name="ro1">
          <table:table-cell office:value-type="float" office:value="-12.922402" calcext:value-type="float">
            <text:p>-12.922402</text:p>
          </table:table-cell>
          <table:table-cell table:formula="of:=[.A3324]*0.3048" office:value-type="float" office:value="-3.9387481296" calcext:value-type="float">
            <text:p>-3.9387481296</text:p>
          </table:table-cell>
        </table:table-row>
        <table:table-row table:style-name="ro1">
          <table:table-cell office:value-type="float" office:value="-12.849948" calcext:value-type="float">
            <text:p>-12.849948</text:p>
          </table:table-cell>
          <table:table-cell table:formula="of:=[.A3325]*0.3048" office:value-type="float" office:value="-3.9166641504" calcext:value-type="float">
            <text:p>-3.9166641504</text:p>
          </table:table-cell>
        </table:table-row>
        <table:table-row table:style-name="ro1">
          <table:table-cell office:value-type="float" office:value="-12.775965" calcext:value-type="float">
            <text:p>-12.775965</text:p>
          </table:table-cell>
          <table:table-cell table:formula="of:=[.A3326]*0.3048" office:value-type="float" office:value="-3.894114132" calcext:value-type="float">
            <text:p>-3.894114132</text:p>
          </table:table-cell>
        </table:table-row>
        <table:table-row table:style-name="ro1">
          <table:table-cell office:value-type="float" office:value="-12.700485" calcext:value-type="float">
            <text:p>-12.700485</text:p>
          </table:table-cell>
          <table:table-cell table:formula="of:=[.A3327]*0.3048" office:value-type="float" office:value="-3.871107828" calcext:value-type="float">
            <text:p>-3.871107828</text:p>
          </table:table-cell>
        </table:table-row>
        <table:table-row table:style-name="ro1">
          <table:table-cell office:value-type="float" office:value="-12.623529" calcext:value-type="float">
            <text:p>-12.623529</text:p>
          </table:table-cell>
          <table:table-cell table:formula="of:=[.A3328]*0.3048" office:value-type="float" office:value="-3.8476516392" calcext:value-type="float">
            <text:p>-3.8476516392</text:p>
          </table:table-cell>
        </table:table-row>
        <table:table-row table:style-name="ro1">
          <table:table-cell office:value-type="float" office:value="-12.545124" calcext:value-type="float">
            <text:p>-12.545124</text:p>
          </table:table-cell>
          <table:table-cell table:formula="of:=[.A3329]*0.3048" office:value-type="float" office:value="-3.8237537952" calcext:value-type="float">
            <text:p>-3.8237537952</text:p>
          </table:table-cell>
        </table:table-row>
        <table:table-row table:style-name="ro1">
          <table:table-cell office:value-type="float" office:value="-12.465304" calcext:value-type="float">
            <text:p>-12.465304</text:p>
          </table:table-cell>
          <table:table-cell table:formula="of:=[.A3330]*0.3048" office:value-type="float" office:value="-3.7994246592" calcext:value-type="float">
            <text:p>-3.7994246592</text:p>
          </table:table-cell>
        </table:table-row>
        <table:table-row table:style-name="ro1">
          <table:table-cell office:value-type="float" office:value="-12.384097" calcext:value-type="float">
            <text:p>-12.384097</text:p>
          </table:table-cell>
          <table:table-cell table:formula="of:=[.A3331]*0.3048" office:value-type="float" office:value="-3.7746727656" calcext:value-type="float">
            <text:p>-3.7746727656</text:p>
          </table:table-cell>
        </table:table-row>
        <table:table-row table:style-name="ro1">
          <table:table-cell office:value-type="float" office:value="-12.301544" calcext:value-type="float">
            <text:p>-12.301544</text:p>
          </table:table-cell>
          <table:table-cell table:formula="of:=[.A3332]*0.3048" office:value-type="float" office:value="-3.7495106112" calcext:value-type="float">
            <text:p>-3.7495106112</text:p>
          </table:table-cell>
        </table:table-row>
        <table:table-row table:style-name="ro1">
          <table:table-cell office:value-type="float" office:value="-12.217681" calcext:value-type="float">
            <text:p>-12.217681</text:p>
          </table:table-cell>
          <table:table-cell table:formula="of:=[.A3333]*0.3048" office:value-type="float" office:value="-3.7239491688" calcext:value-type="float">
            <text:p>-3.7239491688</text:p>
          </table:table-cell>
        </table:table-row>
        <table:table-row table:style-name="ro1">
          <table:table-cell office:value-type="float" office:value="-12.132547" calcext:value-type="float">
            <text:p>-12.132547</text:p>
          </table:table-cell>
          <table:table-cell table:formula="of:=[.A3334]*0.3048" office:value-type="float" office:value="-3.6980003256" calcext:value-type="float">
            <text:p>-3.6980003256</text:p>
          </table:table-cell>
        </table:table-row>
        <table:table-row table:style-name="ro1">
          <table:table-cell office:value-type="float" office:value="-12.046185" calcext:value-type="float">
            <text:p>-12.046185</text:p>
          </table:table-cell>
          <table:table-cell table:formula="of:=[.A3335]*0.3048" office:value-type="float" office:value="-3.671677188" calcext:value-type="float">
            <text:p>-3.671677188</text:p>
          </table:table-cell>
        </table:table-row>
        <table:table-row table:style-name="ro1">
          <table:table-cell office:value-type="float" office:value="-11.958642" calcext:value-type="float">
            <text:p>-11.958642</text:p>
          </table:table-cell>
          <table:table-cell table:formula="of:=[.A3336]*0.3048" office:value-type="float" office:value="-3.6449940816" calcext:value-type="float">
            <text:p>-3.6449940816</text:p>
          </table:table-cell>
        </table:table-row>
        <table:table-row table:style-name="ro1">
          <table:table-cell office:value-type="float" office:value="-11.869957" calcext:value-type="float">
            <text:p>-11.869957</text:p>
          </table:table-cell>
          <table:table-cell table:formula="of:=[.A3337]*0.3048" office:value-type="float" office:value="-3.6179628936" calcext:value-type="float">
            <text:p>-3.6179628936</text:p>
          </table:table-cell>
        </table:table-row>
        <table:table-row table:style-name="ro1">
          <table:table-cell office:value-type="float" office:value="-11.78018" calcext:value-type="float">
            <text:p>-11.78018</text:p>
          </table:table-cell>
          <table:table-cell table:formula="of:=[.A3338]*0.3048" office:value-type="float" office:value="-3.590598864" calcext:value-type="float">
            <text:p>-3.590598864</text:p>
          </table:table-cell>
        </table:table-row>
        <table:table-row table:style-name="ro1">
          <table:table-cell office:value-type="float" office:value="-11.689363" calcext:value-type="float">
            <text:p>-11.689363</text:p>
          </table:table-cell>
          <table:table-cell table:formula="of:=[.A3339]*0.3048" office:value-type="float" office:value="-3.5629178424" calcext:value-type="float">
            <text:p>-3.5629178424</text:p>
          </table:table-cell>
        </table:table-row>
        <table:table-row table:style-name="ro1">
          <table:table-cell office:value-type="float" office:value="-11.597553" calcext:value-type="float">
            <text:p>-11.597553</text:p>
          </table:table-cell>
          <table:table-cell table:formula="of:=[.A3340]*0.3048" office:value-type="float" office:value="-3.5349341544" calcext:value-type="float">
            <text:p>-3.5349341544</text:p>
          </table:table-cell>
        </table:table-row>
        <table:table-row table:style-name="ro1">
          <table:table-cell office:value-type="float" office:value="-11.504797" calcext:value-type="float">
            <text:p>-11.504797</text:p>
          </table:table-cell>
          <table:table-cell table:formula="of:=[.A3341]*0.3048" office:value-type="float" office:value="-3.5066621256" calcext:value-type="float">
            <text:p>-3.5066621256</text:p>
          </table:table-cell>
        </table:table-row>
        <table:table-row table:style-name="ro1">
          <table:table-cell office:value-type="float" office:value="-11.411147" calcext:value-type="float">
            <text:p>-11.411147</text:p>
          </table:table-cell>
          <table:table-cell table:formula="of:=[.A3342]*0.3048" office:value-type="float" office:value="-3.4781176056" calcext:value-type="float">
            <text:p>-3.4781176056</text:p>
          </table:table-cell>
        </table:table-row>
        <table:table-row table:style-name="ro1">
          <table:table-cell office:value-type="float" office:value="-11.316651" calcext:value-type="float">
            <text:p>-11.316651</text:p>
          </table:table-cell>
          <table:table-cell table:formula="of:=[.A3343]*0.3048" office:value-type="float" office:value="-3.4493152248" calcext:value-type="float">
            <text:p>-3.4493152248</text:p>
          </table:table-cell>
        </table:table-row>
        <table:table-row table:style-name="ro1">
          <table:table-cell office:value-type="float" office:value="-11.221355" calcext:value-type="float">
            <text:p>-11.221355</text:p>
          </table:table-cell>
          <table:table-cell table:formula="of:=[.A3344]*0.3048" office:value-type="float" office:value="-3.420269004" calcext:value-type="float">
            <text:p>-3.420269004</text:p>
          </table:table-cell>
        </table:table-row>
        <table:table-row table:style-name="ro1">
          <table:table-cell office:value-type="float" office:value="-11.12531" calcext:value-type="float">
            <text:p>-11.12531</text:p>
          </table:table-cell>
          <table:table-cell table:formula="of:=[.A3345]*0.3048" office:value-type="float" office:value="-3.390994488" calcext:value-type="float">
            <text:p>-3.390994488</text:p>
          </table:table-cell>
        </table:table-row>
        <table:table-row table:style-name="ro1">
          <table:table-cell office:value-type="float" office:value="-11.028557" calcext:value-type="float">
            <text:p>-11.028557</text:p>
          </table:table-cell>
          <table:table-cell table:formula="of:=[.A3346]*0.3048" office:value-type="float" office:value="-3.3615041736" calcext:value-type="float">
            <text:p>-3.3615041736</text:p>
          </table:table-cell>
        </table:table-row>
        <table:table-row table:style-name="ro1">
          <table:table-cell office:value-type="float" office:value="-10.931145" calcext:value-type="float">
            <text:p>-10.931145</text:p>
          </table:table-cell>
          <table:table-cell table:formula="of:=[.A3347]*0.3048" office:value-type="float" office:value="-3.331812996" calcext:value-type="float">
            <text:p>-3.331812996</text:p>
          </table:table-cell>
        </table:table-row>
        <table:table-row table:style-name="ro1">
          <table:table-cell office:value-type="float" office:value="-10.833115" calcext:value-type="float">
            <text:p>-10.833115</text:p>
          </table:table-cell>
          <table:table-cell table:formula="of:=[.A3348]*0.3048" office:value-type="float" office:value="-3.301933452" calcext:value-type="float">
            <text:p>-3.301933452</text:p>
          </table:table-cell>
        </table:table-row>
        <table:table-row table:style-name="ro1">
          <table:table-cell office:value-type="float" office:value="-10.734507" calcext:value-type="float">
            <text:p>-10.734507</text:p>
          </table:table-cell>
          <table:table-cell table:formula="of:=[.A3349]*0.3048" office:value-type="float" office:value="-3.2718777336" calcext:value-type="float">
            <text:p>-3.2718777336</text:p>
          </table:table-cell>
        </table:table-row>
        <table:table-row table:style-name="ro1">
          <table:table-cell office:value-type="float" office:value="-10.635365" calcext:value-type="float">
            <text:p>-10.635365</text:p>
          </table:table-cell>
          <table:table-cell table:formula="of:=[.A3350]*0.3048" office:value-type="float" office:value="-3.241659252" calcext:value-type="float">
            <text:p>-3.241659252</text:p>
          </table:table-cell>
        </table:table-row>
        <table:table-row table:style-name="ro1">
          <table:table-cell office:value-type="float" office:value="-10.535728" calcext:value-type="float">
            <text:p>-10.535728</text:p>
          </table:table-cell>
          <table:table-cell table:formula="of:=[.A3351]*0.3048" office:value-type="float" office:value="-3.2112898944" calcext:value-type="float">
            <text:p>-3.2112898944</text:p>
          </table:table-cell>
        </table:table-row>
        <table:table-row table:style-name="ro1">
          <table:table-cell office:value-type="float" office:value="-10.435631" calcext:value-type="float">
            <text:p>-10.435631</text:p>
          </table:table-cell>
          <table:table-cell table:formula="of:=[.A3352]*0.3048" office:value-type="float" office:value="-3.1807803288" calcext:value-type="float">
            <text:p>-3.1807803288</text:p>
          </table:table-cell>
        </table:table-row>
        <table:table-row table:style-name="ro1">
          <table:table-cell office:value-type="float" office:value="-10.335108" calcext:value-type="float">
            <text:p>-10.335108</text:p>
          </table:table-cell>
          <table:table-cell table:formula="of:=[.A3353]*0.3048" office:value-type="float" office:value="-3.1501409184" calcext:value-type="float">
            <text:p>-3.1501409184</text:p>
          </table:table-cell>
        </table:table-row>
        <table:table-row table:style-name="ro1">
          <table:table-cell office:value-type="float" office:value="-10.234197" calcext:value-type="float">
            <text:p>-10.234197</text:p>
          </table:table-cell>
          <table:table-cell table:formula="of:=[.A3354]*0.3048" office:value-type="float" office:value="-3.1193832456" calcext:value-type="float">
            <text:p>-3.1193832456</text:p>
          </table:table-cell>
        </table:table-row>
        <table:table-row table:style-name="ro1">
          <table:table-cell office:value-type="float" office:value="-10.132924" calcext:value-type="float">
            <text:p>-10.132924</text:p>
          </table:table-cell>
          <table:table-cell table:formula="of:=[.A3355]*0.3048" office:value-type="float" office:value="-3.0885152352" calcext:value-type="float">
            <text:p>-3.0885152352</text:p>
          </table:table-cell>
        </table:table-row>
        <table:table-row table:style-name="ro1">
          <table:table-cell office:value-type="float" office:value="-10.031322" calcext:value-type="float">
            <text:p>-10.031322</text:p>
          </table:table-cell>
          <table:table-cell table:formula="of:=[.A3356]*0.3048" office:value-type="float" office:value="-3.0575469456" calcext:value-type="float">
            <text:p>-3.0575469456</text:p>
          </table:table-cell>
        </table:table-row>
        <table:table-row table:style-name="ro1">
          <table:table-cell office:value-type="float" office:value="-9.92942" calcext:value-type="float">
            <text:p>-9.92942</text:p>
          </table:table-cell>
          <table:table-cell table:formula="of:=[.A3357]*0.3048" office:value-type="float" office:value="-3.026487216" calcext:value-type="float">
            <text:p>-3.026487216</text:p>
          </table:table-cell>
        </table:table-row>
        <table:table-row table:style-name="ro1">
          <table:table-cell office:value-type="float" office:value="-9.827245" calcext:value-type="float">
            <text:p>-9.827245</text:p>
          </table:table-cell>
          <table:table-cell table:formula="of:=[.A3358]*0.3048" office:value-type="float" office:value="-2.995344276" calcext:value-type="float">
            <text:p>-2.995344276</text:p>
          </table:table-cell>
        </table:table-row>
        <table:table-row table:style-name="ro1">
          <table:table-cell office:value-type="float" office:value="-9.72482" calcext:value-type="float">
            <text:p>-9.72482</text:p>
          </table:table-cell>
          <table:table-cell table:formula="of:=[.A3359]*0.3048" office:value-type="float" office:value="-2.964125136" calcext:value-type="float">
            <text:p>-2.964125136</text:p>
          </table:table-cell>
        </table:table-row>
        <table:table-row table:style-name="ro1">
          <table:table-cell office:value-type="float" office:value="-9.622174" calcext:value-type="float">
            <text:p>-9.622174</text:p>
          </table:table-cell>
          <table:table-cell table:formula="of:=[.A3360]*0.3048" office:value-type="float" office:value="-2.9328386352" calcext:value-type="float">
            <text:p>-2.9328386352</text:p>
          </table:table-cell>
        </table:table-row>
        <table:table-row table:style-name="ro1">
          <table:table-cell office:value-type="float" office:value="-9.519324" calcext:value-type="float">
            <text:p>-9.519324</text:p>
          </table:table-cell>
          <table:table-cell table:formula="of:=[.A3361]*0.3048" office:value-type="float" office:value="-2.9014899552" calcext:value-type="float">
            <text:p>-2.9014899552</text:p>
          </table:table-cell>
        </table:table-row>
        <table:table-row table:style-name="ro1">
          <table:table-cell office:value-type="float" office:value="-9.416296" calcext:value-type="float">
            <text:p>-9.416296</text:p>
          </table:table-cell>
          <table:table-cell table:formula="of:=[.A3362]*0.3048" office:value-type="float" office:value="-2.8700870208" calcext:value-type="float">
            <text:p>-2.8700870208</text:p>
          </table:table-cell>
        </table:table-row>
        <table:table-row table:style-name="ro1">
          <table:table-cell office:value-type="float" office:value="-9.313113" calcext:value-type="float">
            <text:p>-9.313113</text:p>
          </table:table-cell>
          <table:table-cell table:formula="of:=[.A3363]*0.3048" office:value-type="float" office:value="-2.8386368424" calcext:value-type="float">
            <text:p>-2.8386368424</text:p>
          </table:table-cell>
        </table:table-row>
        <table:table-row table:style-name="ro1">
          <table:table-cell office:value-type="float" office:value="-9.209792" calcext:value-type="float">
            <text:p>-9.209792</text:p>
          </table:table-cell>
          <table:table-cell table:formula="of:=[.A3364]*0.3048" office:value-type="float" office:value="-2.8071446016" calcext:value-type="float">
            <text:p>-2.8071446016</text:p>
          </table:table-cell>
        </table:table-row>
        <table:table-row table:style-name="ro1">
          <table:table-cell office:value-type="float" office:value="-9.106355" calcext:value-type="float">
            <text:p>-9.106355</text:p>
          </table:table-cell>
          <table:table-cell table:formula="of:=[.A3365]*0.3048" office:value-type="float" office:value="-2.775617004" calcext:value-type="float">
            <text:p>-2.775617004</text:p>
          </table:table-cell>
        </table:table-row>
        <table:table-row table:style-name="ro1">
          <table:table-cell office:value-type="float" office:value="-9.002825" calcext:value-type="float">
            <text:p>-9.002825</text:p>
          </table:table-cell>
          <table:table-cell table:formula="of:=[.A3366]*0.3048" office:value-type="float" office:value="-2.74406106" calcext:value-type="float">
            <text:p>-2.74406106</text:p>
          </table:table-cell>
        </table:table-row>
        <table:table-row table:style-name="ro1">
          <table:table-cell office:value-type="float" office:value="-8.89922" calcext:value-type="float">
            <text:p>-8.89922</text:p>
          </table:table-cell>
          <table:table-cell table:formula="of:=[.A3367]*0.3048" office:value-type="float" office:value="-2.712482256" calcext:value-type="float">
            <text:p>-2.712482256</text:p>
          </table:table-cell>
        </table:table-row>
        <table:table-row table:style-name="ro1">
          <table:table-cell office:value-type="float" office:value="-8.795563" calcext:value-type="float">
            <text:p>-8.795563</text:p>
          </table:table-cell>
          <table:table-cell table:formula="of:=[.A3368]*0.3048" office:value-type="float" office:value="-2.6808876024" calcext:value-type="float">
            <text:p>-2.6808876024</text:p>
          </table:table-cell>
        </table:table-row>
        <table:table-row table:style-name="ro1">
          <table:table-cell office:value-type="float" office:value="-8.691875" calcext:value-type="float">
            <text:p>-8.691875</text:p>
          </table:table-cell>
          <table:table-cell table:formula="of:=[.A3369]*0.3048" office:value-type="float" office:value="-2.6492835" calcext:value-type="float">
            <text:p>-2.6492835</text:p>
          </table:table-cell>
        </table:table-row>
        <table:table-row table:style-name="ro1">
          <table:table-cell office:value-type="float" office:value="-8.588181" calcext:value-type="float">
            <text:p>-8.588181</text:p>
          </table:table-cell>
          <table:table-cell table:formula="of:=[.A3370]*0.3048" office:value-type="float" office:value="-2.6176775688" calcext:value-type="float">
            <text:p>-2.6176775688</text:p>
          </table:table-cell>
        </table:table-row>
        <table:table-row table:style-name="ro1">
          <table:table-cell office:value-type="float" office:value="-8.484499" calcext:value-type="float">
            <text:p>-8.484499</text:p>
          </table:table-cell>
          <table:table-cell table:formula="of:=[.A3371]*0.3048" office:value-type="float" office:value="-2.5860752952" calcext:value-type="float">
            <text:p>-2.5860752952</text:p>
          </table:table-cell>
        </table:table-row>
        <table:table-row table:style-name="ro1">
          <table:table-cell office:value-type="float" office:value="-8.3808556" calcext:value-type="float">
            <text:p>-8.3808556</text:p>
          </table:table-cell>
          <table:table-cell table:formula="of:=[.A3372]*0.3048" office:value-type="float" office:value="-2.55448478688" calcext:value-type="float">
            <text:p>-2.55448478688</text:p>
          </table:table-cell>
        </table:table-row>
        <table:table-row table:style-name="ro1">
          <table:table-cell office:value-type="float" office:value="-8.2772713" calcext:value-type="float">
            <text:p>-8.2772713</text:p>
          </table:table-cell>
          <table:table-cell table:formula="of:=[.A3373]*0.3048" office:value-type="float" office:value="-2.52291229224" calcext:value-type="float">
            <text:p>-2.52291229224</text:p>
          </table:table-cell>
        </table:table-row>
        <table:table-row table:style-name="ro1">
          <table:table-cell office:value-type="float" office:value="-8.1737709" calcext:value-type="float">
            <text:p>-8.1737709</text:p>
          </table:table-cell>
          <table:table-cell table:formula="of:=[.A3374]*0.3048" office:value-type="float" office:value="-2.49136537032" calcext:value-type="float">
            <text:p>-2.49136537032</text:p>
          </table:table-cell>
        </table:table-row>
        <table:table-row table:style-name="ro1">
          <table:table-cell office:value-type="float" office:value="-8.0703812" calcext:value-type="float">
            <text:p>-8.0703812</text:p>
          </table:table-cell>
          <table:table-cell table:formula="of:=[.A3375]*0.3048" office:value-type="float" office:value="-2.45985218976" calcext:value-type="float">
            <text:p>-2.45985218976</text:p>
          </table:table-cell>
        </table:table-row>
        <table:table-row table:style-name="ro1">
          <table:table-cell office:value-type="float" office:value="-7.9671221" calcext:value-type="float">
            <text:p>-7.9671221</text:p>
          </table:table-cell>
          <table:table-cell table:formula="of:=[.A3376]*0.3048" office:value-type="float" office:value="-2.42837881608" calcext:value-type="float">
            <text:p>-2.42837881608</text:p>
          </table:table-cell>
        </table:table-row>
        <table:table-row table:style-name="ro1">
          <table:table-cell office:value-type="float" office:value="-7.8640232" calcext:value-type="float">
            <text:p>-7.8640232</text:p>
          </table:table-cell>
          <table:table-cell table:formula="of:=[.A3377]*0.3048" office:value-type="float" office:value="-2.39695427136" calcext:value-type="float">
            <text:p>-2.39695427136</text:p>
          </table:table-cell>
        </table:table-row>
        <table:table-row table:style-name="ro1">
          <table:table-cell office:value-type="float" office:value="-7.7611113" calcext:value-type="float">
            <text:p>-7.7611113</text:p>
          </table:table-cell>
          <table:table-cell table:formula="of:=[.A3378]*0.3048" office:value-type="float" office:value="-2.36558672424" calcext:value-type="float">
            <text:p>-2.36558672424</text:p>
          </table:table-cell>
        </table:table-row>
        <table:table-row table:style-name="ro1">
          <table:table-cell office:value-type="float" office:value="-7.6584091" calcext:value-type="float">
            <text:p>-7.6584091</text:p>
          </table:table-cell>
          <table:table-cell table:formula="of:=[.A3379]*0.3048" office:value-type="float" office:value="-2.33428309368" calcext:value-type="float">
            <text:p>-2.33428309368</text:p>
          </table:table-cell>
        </table:table-row>
        <table:table-row table:style-name="ro1">
          <table:table-cell office:value-type="float" office:value="-7.5559454" calcext:value-type="float">
            <text:p>-7.5559454</text:p>
          </table:table-cell>
          <table:table-cell table:formula="of:=[.A3380]*0.3048" office:value-type="float" office:value="-2.30305215792" calcext:value-type="float">
            <text:p>-2.30305215792</text:p>
          </table:table-cell>
        </table:table-row>
        <table:table-row table:style-name="ro1">
          <table:table-cell office:value-type="float" office:value="-7.4537497" calcext:value-type="float">
            <text:p>-7.4537497</text:p>
          </table:table-cell>
          <table:table-cell table:formula="of:=[.A3381]*0.3048" office:value-type="float" office:value="-2.27190290856" calcext:value-type="float">
            <text:p>-2.27190290856</text:p>
          </table:table-cell>
        </table:table-row>
        <table:table-row table:style-name="ro1">
          <table:table-cell office:value-type="float" office:value="-7.3518496" calcext:value-type="float">
            <text:p>-7.3518496</text:p>
          </table:table-cell>
          <table:table-cell table:formula="of:=[.A3382]*0.3048" office:value-type="float" office:value="-2.24084375808" calcext:value-type="float">
            <text:p>-2.24084375808</text:p>
          </table:table-cell>
        </table:table-row>
        <table:table-row table:style-name="ro1">
          <table:table-cell office:value-type="float" office:value="-7.2502708" calcext:value-type="float">
            <text:p>-7.2502708</text:p>
          </table:table-cell>
          <table:table-cell table:formula="of:=[.A3383]*0.3048" office:value-type="float" office:value="-2.20988253984" calcext:value-type="float">
            <text:p>-2.20988253984</text:p>
          </table:table-cell>
        </table:table-row>
        <table:table-row table:style-name="ro1">
          <table:table-cell office:value-type="float" office:value="-7.1490459" calcext:value-type="float">
            <text:p>-7.1490459</text:p>
          </table:table-cell>
          <table:table-cell table:formula="of:=[.A3384]*0.3048" office:value-type="float" office:value="-2.17902919032" calcext:value-type="float">
            <text:p>-2.17902919032</text:p>
          </table:table-cell>
        </table:table-row>
        <table:table-row table:style-name="ro1">
          <table:table-cell office:value-type="float" office:value="-7.048193" calcext:value-type="float">
            <text:p>-7.048193</text:p>
          </table:table-cell>
          <table:table-cell table:formula="of:=[.A3385]*0.3048" office:value-type="float" office:value="-2.1482892264" calcext:value-type="float">
            <text:p>-2.1482892264</text:p>
          </table:table-cell>
        </table:table-row>
        <table:table-row table:style-name="ro1">
          <table:table-cell office:value-type="float" office:value="-6.9477501" calcext:value-type="float">
            <text:p>-6.9477501</text:p>
          </table:table-cell>
          <table:table-cell table:formula="of:=[.A3386]*0.3048" office:value-type="float" office:value="-2.11767423048" calcext:value-type="float">
            <text:p>-2.11767423048</text:p>
          </table:table-cell>
        </table:table-row>
        <table:table-row table:style-name="ro1">
          <table:table-cell office:value-type="float" office:value="-6.8477373" calcext:value-type="float">
            <text:p>-6.8477373</text:p>
          </table:table-cell>
          <table:table-cell table:formula="of:=[.A3387]*0.3048" office:value-type="float" office:value="-2.08719032904" calcext:value-type="float">
            <text:p>-2.08719032904</text:p>
          </table:table-cell>
        </table:table-row>
        <table:table-row table:style-name="ro1">
          <table:table-cell office:value-type="float" office:value="-6.7481804" calcext:value-type="float">
            <text:p>-6.7481804</text:p>
          </table:table-cell>
          <table:table-cell table:formula="of:=[.A3388]*0.3048" office:value-type="float" office:value="-2.05684538592" calcext:value-type="float">
            <text:p>-2.05684538592</text:p>
          </table:table-cell>
        </table:table-row>
        <table:table-row table:style-name="ro1">
          <table:table-cell office:value-type="float" office:value="-6.649106" calcext:value-type="float">
            <text:p>-6.649106</text:p>
          </table:table-cell>
          <table:table-cell table:formula="of:=[.A3389]*0.3048" office:value-type="float" office:value="-2.0266475088" calcext:value-type="float">
            <text:p>-2.0266475088</text:p>
          </table:table-cell>
        </table:table-row>
        <table:table-row table:style-name="ro1">
          <table:table-cell office:value-type="float" office:value="-6.550539" calcext:value-type="float">
            <text:p>-6.550539</text:p>
          </table:table-cell>
          <table:table-cell table:formula="of:=[.A3390]*0.3048" office:value-type="float" office:value="-1.9966042872" calcext:value-type="float">
            <text:p>-1.9966042872</text:p>
          </table:table-cell>
        </table:table-row>
        <table:table-row table:style-name="ro1">
          <table:table-cell office:value-type="float" office:value="-6.4524965" calcext:value-type="float">
            <text:p>-6.4524965</text:p>
          </table:table-cell>
          <table:table-cell table:formula="of:=[.A3391]*0.3048" office:value-type="float" office:value="-1.9667209332" calcext:value-type="float">
            <text:p>-1.9667209332</text:p>
          </table:table-cell>
        </table:table-row>
        <table:table-row table:style-name="ro1">
          <table:table-cell office:value-type="float" office:value="-6.3550014" calcext:value-type="float">
            <text:p>-6.3550014</text:p>
          </table:table-cell>
          <table:table-cell table:formula="of:=[.A3392]*0.3048" office:value-type="float" office:value="-1.93700442672" calcext:value-type="float">
            <text:p>-1.93700442672</text:p>
          </table:table-cell>
        </table:table-row>
        <table:table-row table:style-name="ro1">
          <table:table-cell office:value-type="float" office:value="-6.25807" calcext:value-type="float">
            <text:p>-6.25807</text:p>
          </table:table-cell>
          <table:table-cell table:formula="of:=[.A3393]*0.3048" office:value-type="float" office:value="-1.907459736" calcext:value-type="float">
            <text:p>-1.907459736</text:p>
          </table:table-cell>
        </table:table-row>
        <table:table-row table:style-name="ro1">
          <table:table-cell office:value-type="float" office:value="-6.1617184" calcext:value-type="float">
            <text:p>-6.1617184</text:p>
          </table:table-cell>
          <table:table-cell table:formula="of:=[.A3394]*0.3048" office:value-type="float" office:value="-1.87809176832" calcext:value-type="float">
            <text:p>-1.87809176832</text:p>
          </table:table-cell>
        </table:table-row>
        <table:table-row table:style-name="ro1">
          <table:table-cell office:value-type="float" office:value="-6.0659599" calcext:value-type="float">
            <text:p>-6.0659599</text:p>
          </table:table-cell>
          <table:table-cell table:formula="of:=[.A3395]*0.3048" office:value-type="float" office:value="-1.84890457752" calcext:value-type="float">
            <text:p>-1.84890457752</text:p>
          </table:table-cell>
        </table:table-row>
        <table:table-row table:style-name="ro1">
          <table:table-cell office:value-type="float" office:value="-5.9708052" calcext:value-type="float">
            <text:p>-5.9708052</text:p>
          </table:table-cell>
          <table:table-cell table:formula="of:=[.A3396]*0.3048" office:value-type="float" office:value="-1.81990142496" calcext:value-type="float">
            <text:p>-1.81990142496</text:p>
          </table:table-cell>
        </table:table-row>
        <table:table-row table:style-name="ro1">
          <table:table-cell office:value-type="float" office:value="-5.8762636" calcext:value-type="float">
            <text:p>-5.8762636</text:p>
          </table:table-cell>
          <table:table-cell table:formula="of:=[.A3397]*0.3048" office:value-type="float" office:value="-1.79108514528" calcext:value-type="float">
            <text:p>-1.79108514528</text:p>
          </table:table-cell>
        </table:table-row>
        <table:table-row table:style-name="ro1">
          <table:table-cell office:value-type="float" office:value="-5.782341" calcext:value-type="float">
            <text:p>-5.782341</text:p>
          </table:table-cell>
          <table:table-cell table:formula="of:=[.A3398]*0.3048" office:value-type="float" office:value="-1.7624575368" calcext:value-type="float">
            <text:p>-1.7624575368</text:p>
          </table:table-cell>
        </table:table-row>
        <table:table-row table:style-name="ro1">
          <table:table-cell office:value-type="float" office:value="-5.6890435" calcext:value-type="float">
            <text:p>-5.6890435</text:p>
          </table:table-cell>
          <table:table-cell table:formula="of:=[.A3399]*0.3048" office:value-type="float" office:value="-1.7340204588" calcext:value-type="float">
            <text:p>-1.7340204588</text:p>
          </table:table-cell>
        </table:table-row>
        <table:table-row table:style-name="ro1">
          <table:table-cell office:value-type="float" office:value="-5.5963745" calcext:value-type="float">
            <text:p>-5.5963745</text:p>
          </table:table-cell>
          <table:table-cell table:formula="of:=[.A3400]*0.3048" office:value-type="float" office:value="-1.7057749476" calcext:value-type="float">
            <text:p>-1.7057749476</text:p>
          </table:table-cell>
        </table:table-row>
        <table:table-row table:style-name="ro1">
          <table:table-cell office:value-type="float" office:value="-5.5043321" calcext:value-type="float">
            <text:p>-5.5043321</text:p>
          </table:table-cell>
          <table:table-cell table:formula="of:=[.A3401]*0.3048" office:value-type="float" office:value="-1.67772042408" calcext:value-type="float">
            <text:p>-1.67772042408</text:p>
          </table:table-cell>
        </table:table-row>
        <table:table-row table:style-name="ro1">
          <table:table-cell office:value-type="float" office:value="-5.4129176" calcext:value-type="float">
            <text:p>-5.4129176</text:p>
          </table:table-cell>
          <table:table-cell table:formula="of:=[.A3402]*0.3048" office:value-type="float" office:value="-1.64985728448" calcext:value-type="float">
            <text:p>-1.64985728448</text:p>
          </table:table-cell>
        </table:table-row>
        <table:table-row table:style-name="ro1">
          <table:table-cell office:value-type="float" office:value="-5.3221283" calcext:value-type="float">
            <text:p>-5.3221283</text:p>
          </table:table-cell>
          <table:table-cell table:formula="of:=[.A3403]*0.3048" office:value-type="float" office:value="-1.62218470584" calcext:value-type="float">
            <text:p>-1.62218470584</text:p>
          </table:table-cell>
        </table:table-row>
        <table:table-row table:style-name="ro1">
          <table:table-cell office:value-type="float" office:value="-5.2319565" calcext:value-type="float">
            <text:p>-5.2319565</text:p>
          </table:table-cell>
          <table:table-cell table:formula="of:=[.A3404]*0.3048" office:value-type="float" office:value="-1.5947003412" calcext:value-type="float">
            <text:p>-1.5947003412</text:p>
          </table:table-cell>
        </table:table-row>
        <table:table-row table:style-name="ro1">
          <table:table-cell office:value-type="float" office:value="-5.1423979" calcext:value-type="float">
            <text:p>-5.1423979</text:p>
          </table:table-cell>
          <table:table-cell table:formula="of:=[.A3405]*0.3048" office:value-type="float" office:value="-1.56740287992" calcext:value-type="float">
            <text:p>-1.56740287992</text:p>
          </table:table-cell>
        </table:table-row>
        <table:table-row table:style-name="ro1">
          <table:table-cell office:value-type="float" office:value="-5.0534449" calcext:value-type="float">
            <text:p>-5.0534449</text:p>
          </table:table-cell>
          <table:table-cell table:formula="of:=[.A3406]*0.3048" office:value-type="float" office:value="-1.54029000552" calcext:value-type="float">
            <text:p>-1.54029000552</text:p>
          </table:table-cell>
        </table:table-row>
        <table:table-row table:style-name="ro1">
          <table:table-cell office:value-type="float" office:value="-4.9650869" calcext:value-type="float">
            <text:p>-4.9650869</text:p>
          </table:table-cell>
          <table:table-cell table:formula="of:=[.A3407]*0.3048" office:value-type="float" office:value="-1.51335848712" calcext:value-type="float">
            <text:p>-1.51335848712</text:p>
          </table:table-cell>
        </table:table-row>
        <table:table-row table:style-name="ro1">
          <table:table-cell office:value-type="float" office:value="-4.8773174" calcext:value-type="float">
            <text:p>-4.8773174</text:p>
          </table:table-cell>
          <table:table-cell table:formula="of:=[.A3408]*0.3048" office:value-type="float" office:value="-1.48660634352" calcext:value-type="float">
            <text:p>-1.48660634352</text:p>
          </table:table-cell>
        </table:table-row>
        <table:table-row table:style-name="ro1">
          <table:table-cell office:value-type="float" office:value="-4.7901239" calcext:value-type="float">
            <text:p>-4.7901239</text:p>
          </table:table-cell>
          <table:table-cell table:formula="of:=[.A3409]*0.3048" office:value-type="float" office:value="-1.46002976472" calcext:value-type="float">
            <text:p>-1.46002976472</text:p>
          </table:table-cell>
        </table:table-row>
        <table:table-row table:style-name="ro1">
          <table:table-cell office:value-type="float" office:value="-4.703496" calcext:value-type="float">
            <text:p>-4.703496</text:p>
          </table:table-cell>
          <table:table-cell table:formula="of:=[.A3410]*0.3048" office:value-type="float" office:value="-1.4336255808" calcext:value-type="float">
            <text:p>-1.4336255808</text:p>
          </table:table-cell>
        </table:table-row>
        <table:table-row table:style-name="ro1">
          <table:table-cell office:value-type="float" office:value="-4.6174235" calcext:value-type="float">
            <text:p>-4.6174235</text:p>
          </table:table-cell>
          <table:table-cell table:formula="of:=[.A3411]*0.3048" office:value-type="float" office:value="-1.4073906828" calcext:value-type="float">
            <text:p>-1.4073906828</text:p>
          </table:table-cell>
        </table:table-row>
        <table:table-row table:style-name="ro1">
          <table:table-cell office:value-type="float" office:value="-4.5318966" calcext:value-type="float">
            <text:p>-4.5318966</text:p>
          </table:table-cell>
          <table:table-cell table:formula="of:=[.A3412]*0.3048" office:value-type="float" office:value="-1.38132208368" calcext:value-type="float">
            <text:p>-1.38132208368</text:p>
          </table:table-cell>
        </table:table-row>
        <table:table-row table:style-name="ro1">
          <table:table-cell office:value-type="float" office:value="-4.4469042" calcext:value-type="float">
            <text:p>-4.4469042</text:p>
          </table:table-cell>
          <table:table-cell table:formula="of:=[.A3413]*0.3048" office:value-type="float" office:value="-1.35541640016" calcext:value-type="float">
            <text:p>-1.35541640016</text:p>
          </table:table-cell>
        </table:table-row>
        <table:table-row table:style-name="ro1">
          <table:table-cell office:value-type="float" office:value="-4.3624363" calcext:value-type="float">
            <text:p>-4.3624363</text:p>
          </table:table-cell>
          <table:table-cell table:formula="of:=[.A3414]*0.3048" office:value-type="float" office:value="-1.32967058424" calcext:value-type="float">
            <text:p>-1.32967058424</text:p>
          </table:table-cell>
        </table:table-row>
        <table:table-row table:style-name="ro1">
          <table:table-cell office:value-type="float" office:value="-4.2784853" calcext:value-type="float">
            <text:p>-4.2784853</text:p>
          </table:table-cell>
          <table:table-cell table:formula="of:=[.A3415]*0.3048" office:value-type="float" office:value="-1.30408231944" calcext:value-type="float">
            <text:p>-1.30408231944</text:p>
          </table:table-cell>
        </table:table-row>
        <table:table-row table:style-name="ro1">
          <table:table-cell office:value-type="float" office:value="-4.1950378" calcext:value-type="float">
            <text:p>-4.1950378</text:p>
          </table:table-cell>
          <table:table-cell table:formula="of:=[.A3416]*0.3048" office:value-type="float" office:value="-1.27864752144" calcext:value-type="float">
            <text:p>-1.27864752144</text:p>
          </table:table-cell>
        </table:table-row>
        <table:table-row table:style-name="ro1">
          <table:table-cell office:value-type="float" office:value="-4.1120868" calcext:value-type="float">
            <text:p>-4.1120868</text:p>
          </table:table-cell>
          <table:table-cell table:formula="of:=[.A3417]*0.3048" office:value-type="float" office:value="-1.25336405664" calcext:value-type="float">
            <text:p>-1.25336405664</text:p>
          </table:table-cell>
        </table:table-row>
        <table:table-row table:style-name="ro1">
          <table:table-cell office:value-type="float" office:value="-4.0296211" calcext:value-type="float">
            <text:p>-4.0296211</text:p>
          </table:table-cell>
          <table:table-cell table:formula="of:=[.A3418]*0.3048" office:value-type="float" office:value="-1.22822851128" calcext:value-type="float">
            <text:p>-1.22822851128</text:p>
          </table:table-cell>
        </table:table-row>
        <table:table-row table:style-name="ro1">
          <table:table-cell office:value-type="float" office:value="-3.9476295" calcext:value-type="float">
            <text:p>-3.9476295</text:p>
          </table:table-cell>
          <table:table-cell table:formula="of:=[.A3419]*0.3048" office:value-type="float" office:value="-1.2032374716" calcext:value-type="float">
            <text:p>-1.2032374716</text:p>
          </table:table-cell>
        </table:table-row>
        <table:table-row table:style-name="ro1">
          <table:table-cell office:value-type="float" office:value="-3.8661027" calcext:value-type="float">
            <text:p>-3.8661027</text:p>
          </table:table-cell>
          <table:table-cell table:formula="of:=[.A3420]*0.3048" office:value-type="float" office:value="-1.17838810296" calcext:value-type="float">
            <text:p>-1.17838810296</text:p>
          </table:table-cell>
        </table:table-row>
        <table:table-row table:style-name="ro1">
          <table:table-cell office:value-type="float" office:value="-3.7850289" calcext:value-type="float">
            <text:p>-3.7850289</text:p>
          </table:table-cell>
          <table:table-cell table:formula="of:=[.A3421]*0.3048" office:value-type="float" office:value="-1.15367680872" calcext:value-type="float">
            <text:p>-1.15367680872</text:p>
          </table:table-cell>
        </table:table-row>
        <table:table-row table:style-name="ro1">
          <table:table-cell office:value-type="float" office:value="-3.7043991" calcext:value-type="float">
            <text:p>-3.7043991</text:p>
          </table:table-cell>
          <table:table-cell table:formula="of:=[.A3422]*0.3048" office:value-type="float" office:value="-1.12910084568" calcext:value-type="float">
            <text:p>-1.12910084568</text:p>
          </table:table-cell>
        </table:table-row>
        <table:table-row table:style-name="ro1">
          <table:table-cell office:value-type="float" office:value="-3.6241999" calcext:value-type="float">
            <text:p>-3.6241999</text:p>
          </table:table-cell>
          <table:table-cell table:formula="of:=[.A3423]*0.3048" office:value-type="float" office:value="-1.10465612952" calcext:value-type="float">
            <text:p>-1.10465612952</text:p>
          </table:table-cell>
        </table:table-row>
        <table:table-row table:style-name="ro1">
          <table:table-cell office:value-type="float" office:value="-3.544416" calcext:value-type="float">
            <text:p>-3.544416</text:p>
          </table:table-cell>
          <table:table-cell table:formula="of:=[.A3424]*0.3048" office:value-type="float" office:value="-1.0803379968" calcext:value-type="float">
            <text:p>-1.0803379968</text:p>
          </table:table-cell>
        </table:table-row>
        <table:table-row table:style-name="ro1">
          <table:table-cell office:value-type="float" office:value="-3.4650369" calcext:value-type="float">
            <text:p>-3.4650369</text:p>
          </table:table-cell>
          <table:table-cell table:formula="of:=[.A3425]*0.3048" office:value-type="float" office:value="-1.05614324712" calcext:value-type="float">
            <text:p>-1.05614324712</text:p>
          </table:table-cell>
        </table:table-row>
        <table:table-row table:style-name="ro1">
          <table:table-cell office:value-type="float" office:value="-3.3860426" calcext:value-type="float">
            <text:p>-3.3860426</text:p>
          </table:table-cell>
          <table:table-cell table:formula="of:=[.A3426]*0.3048" office:value-type="float" office:value="-1.03206578448" calcext:value-type="float">
            <text:p>-1.03206578448</text:p>
          </table:table-cell>
        </table:table-row>
        <table:table-row table:style-name="ro1">
          <table:table-cell office:value-type="float" office:value="-3.3074179" calcext:value-type="float">
            <text:p>-3.3074179</text:p>
          </table:table-cell>
          <table:table-cell table:formula="of:=[.A3427]*0.3048" office:value-type="float" office:value="-1.00810097592" calcext:value-type="float">
            <text:p>-1.00810097592</text:p>
          </table:table-cell>
        </table:table-row>
        <table:table-row table:style-name="ro1">
          <table:table-cell office:value-type="float" office:value="-3.2291446" calcext:value-type="float">
            <text:p>-3.2291446</text:p>
          </table:table-cell>
          <table:table-cell table:formula="of:=[.A3428]*0.3048" office:value-type="float" office:value="-0.98424327408" calcext:value-type="float">
            <text:p>-0.98424327408</text:p>
          </table:table-cell>
        </table:table-row>
        <table:table-row table:style-name="ro1">
          <table:table-cell office:value-type="float" office:value="-3.1511993" calcext:value-type="float">
            <text:p>-3.1511993</text:p>
          </table:table-cell>
          <table:table-cell table:formula="of:=[.A3429]*0.3048" office:value-type="float" office:value="-0.96048554664" calcext:value-type="float">
            <text:p>-0.96048554664</text:p>
          </table:table-cell>
        </table:table-row>
        <table:table-row table:style-name="ro1">
          <table:table-cell office:value-type="float" office:value="-3.0735607" calcext:value-type="float">
            <text:p>-3.0735607</text:p>
          </table:table-cell>
          <table:table-cell table:formula="of:=[.A3430]*0.3048" office:value-type="float" office:value="-0.93682130136" calcext:value-type="float">
            <text:p>-0.93682130136</text:p>
          </table:table-cell>
        </table:table-row>
        <table:table-row table:style-name="ro1">
          <table:table-cell office:value-type="float" office:value="-2.996202" calcext:value-type="float">
            <text:p>-2.996202</text:p>
          </table:table-cell>
          <table:table-cell table:formula="of:=[.A3431]*0.3048" office:value-type="float" office:value="-0.9132423696" calcext:value-type="float">
            <text:p>-0.9132423696</text:p>
          </table:table-cell>
        </table:table-row>
        <table:table-row table:style-name="ro1">
          <table:table-cell office:value-type="float" office:value="-2.9190989" calcext:value-type="float">
            <text:p>-2.9190989</text:p>
          </table:table-cell>
          <table:table-cell table:formula="of:=[.A3432]*0.3048" office:value-type="float" office:value="-0.88974134472" calcext:value-type="float">
            <text:p>-0.88974134472</text:p>
          </table:table-cell>
        </table:table-row>
        <table:table-row table:style-name="ro1">
          <table:table-cell office:value-type="float" office:value="-2.8422198" calcext:value-type="float">
            <text:p>-2.8422198</text:p>
          </table:table-cell>
          <table:table-cell table:formula="of:=[.A3433]*0.3048" office:value-type="float" office:value="-0.86630859504" calcext:value-type="float">
            <text:p>-0.86630859504</text:p>
          </table:table-cell>
        </table:table-row>
        <table:table-row table:style-name="ro1">
          <table:table-cell office:value-type="float" office:value="-2.7655368" calcext:value-type="float">
            <text:p>-2.7655368</text:p>
          </table:table-cell>
          <table:table-cell table:formula="of:=[.A3434]*0.3048" office:value-type="float" office:value="-0.84293561664" calcext:value-type="float">
            <text:p>-0.84293561664</text:p>
          </table:table-cell>
        </table:table-row>
        <table:table-row table:style-name="ro1">
          <table:table-cell office:value-type="float" office:value="-2.6890159" calcext:value-type="float">
            <text:p>-2.6890159</text:p>
          </table:table-cell>
          <table:table-cell table:formula="of:=[.A3435]*0.3048" office:value-type="float" office:value="-0.81961204632" calcext:value-type="float">
            <text:p>-0.81961204632</text:p>
          </table:table-cell>
        </table:table-row>
        <table:table-row table:style-name="ro1">
          <table:table-cell office:value-type="float" office:value="-2.6126256" calcext:value-type="float">
            <text:p>-2.6126256</text:p>
          </table:table-cell>
          <table:table-cell table:formula="of:=[.A3436]*0.3048" office:value-type="float" office:value="-0.79632828288" calcext:value-type="float">
            <text:p>-0.79632828288</text:p>
          </table:table-cell>
        </table:table-row>
        <table:table-row table:style-name="ro1">
          <table:table-cell office:value-type="float" office:value="-2.5363317" calcext:value-type="float">
            <text:p>-2.5363317</text:p>
          </table:table-cell>
          <table:table-cell table:formula="of:=[.A3437]*0.3048" office:value-type="float" office:value="-0.77307390216" calcext:value-type="float">
            <text:p>-0.77307390216</text:p>
          </table:table-cell>
        </table:table-row>
        <table:table-row table:style-name="ro1">
          <table:table-cell office:value-type="float" office:value="-2.4600985" calcext:value-type="float">
            <text:p>-2.4600985</text:p>
          </table:table-cell>
          <table:table-cell table:formula="of:=[.A3438]*0.3048" office:value-type="float" office:value="-0.7498380228" calcext:value-type="float">
            <text:p>-0.7498380228</text:p>
          </table:table-cell>
        </table:table-row>
        <table:table-row table:style-name="ro1">
          <table:table-cell office:value-type="float" office:value="-2.3838921" calcext:value-type="float">
            <text:p>-2.3838921</text:p>
          </table:table-cell>
          <table:table-cell table:formula="of:=[.A3439]*0.3048" office:value-type="float" office:value="-0.72661031208" calcext:value-type="float">
            <text:p>-0.72661031208</text:p>
          </table:table-cell>
        </table:table-row>
        <table:table-row table:style-name="ro1">
          <table:table-cell office:value-type="float" office:value="-2.3076777" calcext:value-type="float">
            <text:p>-2.3076777</text:p>
          </table:table-cell>
          <table:table-cell table:formula="of:=[.A3440]*0.3048" office:value-type="float" office:value="-0.70338016296" calcext:value-type="float">
            <text:p>-0.70338016296</text:p>
          </table:table-cell>
        </table:table-row>
        <table:table-row table:style-name="ro1">
          <table:table-cell office:value-type="float" office:value="-2.2314193" calcext:value-type="float">
            <text:p>-2.2314193</text:p>
          </table:table-cell>
          <table:table-cell table:formula="of:=[.A3441]*0.3048" office:value-type="float" office:value="-0.68013660264" calcext:value-type="float">
            <text:p>-0.68013660264</text:p>
          </table:table-cell>
        </table:table-row>
        <table:table-row table:style-name="ro1">
          <table:table-cell office:value-type="float" office:value="-2.1550872" calcext:value-type="float">
            <text:p>-2.1550872</text:p>
          </table:table-cell>
          <table:table-cell table:formula="of:=[.A3442]*0.3048" office:value-type="float" office:value="-0.65687057856" calcext:value-type="float">
            <text:p>-0.65687057856</text:p>
          </table:table-cell>
        </table:table-row>
        <table:table-row table:style-name="ro1">
          <table:table-cell office:value-type="float" office:value="-2.0786481" calcext:value-type="float">
            <text:p>-2.0786481</text:p>
          </table:table-cell>
          <table:table-cell table:formula="of:=[.A3443]*0.3048" office:value-type="float" office:value="-0.63357194088" calcext:value-type="float">
            <text:p>-0.63357194088</text:p>
          </table:table-cell>
        </table:table-row>
        <table:table-row table:style-name="ro1">
          <table:table-cell office:value-type="float" office:value="-2.002073" calcext:value-type="float">
            <text:p>-2.002073</text:p>
          </table:table-cell>
          <table:table-cell table:formula="of:=[.A3444]*0.3048" office:value-type="float" office:value="-0.6102318504" calcext:value-type="float">
            <text:p>-0.6102318504</text:p>
          </table:table-cell>
        </table:table-row>
        <table:table-row table:style-name="ro1">
          <table:table-cell office:value-type="float" office:value="-1.925334" calcext:value-type="float">
            <text:p>-1.925334</text:p>
          </table:table-cell>
          <table:table-cell table:formula="of:=[.A3445]*0.3048" office:value-type="float" office:value="-0.5868418032" calcext:value-type="float">
            <text:p>-0.5868418032</text:p>
          </table:table-cell>
        </table:table-row>
        <table:table-row table:style-name="ro1">
          <table:table-cell office:value-type="float" office:value="-1.8484094" calcext:value-type="float">
            <text:p>-1.8484094</text:p>
          </table:table-cell>
          <table:table-cell table:formula="of:=[.A3446]*0.3048" office:value-type="float" office:value="-0.56339518512" calcext:value-type="float">
            <text:p>-0.56339518512</text:p>
          </table:table-cell>
        </table:table-row>
        <table:table-row table:style-name="ro1">
          <table:table-cell office:value-type="float" office:value="-1.7712729" calcext:value-type="float">
            <text:p>-1.7712729</text:p>
          </table:table-cell>
          <table:table-cell table:formula="of:=[.A3447]*0.3048" office:value-type="float" office:value="-0.53988397992" calcext:value-type="float">
            <text:p>-0.53988397992</text:p>
          </table:table-cell>
        </table:table-row>
        <table:table-row table:style-name="ro1">
          <table:table-cell office:value-type="float" office:value="-1.693907" calcext:value-type="float">
            <text:p>-1.693907</text:p>
          </table:table-cell>
          <table:table-cell table:formula="of:=[.A3448]*0.3048" office:value-type="float" office:value="-0.5163028536" calcext:value-type="float">
            <text:p>-0.5163028536</text:p>
          </table:table-cell>
        </table:table-row>
        <table:table-row table:style-name="ro1">
          <table:table-cell office:value-type="float" office:value="-1.6162937" calcext:value-type="float">
            <text:p>-1.6162937</text:p>
          </table:table-cell>
          <table:table-cell table:formula="of:=[.A3449]*0.3048" office:value-type="float" office:value="-0.49264631976" calcext:value-type="float">
            <text:p>-0.49264631976</text:p>
          </table:table-cell>
        </table:table-row>
        <table:table-row table:style-name="ro1">
          <table:table-cell office:value-type="float" office:value="-1.5384171" calcext:value-type="float">
            <text:p>-1.5384171</text:p>
          </table:table-cell>
          <table:table-cell table:formula="of:=[.A3450]*0.3048" office:value-type="float" office:value="-0.46890953208" calcext:value-type="float">
            <text:p>-0.46890953208</text:p>
          </table:table-cell>
        </table:table-row>
        <table:table-row table:style-name="ro1">
          <table:table-cell office:value-type="float" office:value="-1.4602649" calcext:value-type="float">
            <text:p>-1.4602649</text:p>
          </table:table-cell>
          <table:table-cell table:formula="of:=[.A3451]*0.3048" office:value-type="float" office:value="-0.44508874152" calcext:value-type="float">
            <text:p>-0.44508874152</text:p>
          </table:table-cell>
        </table:table-row>
        <table:table-row table:style-name="ro1">
          <table:table-cell office:value-type="float" office:value="-1.3818295" calcext:value-type="float">
            <text:p>-1.3818295</text:p>
          </table:table-cell>
          <table:table-cell table:formula="of:=[.A3452]*0.3048" office:value-type="float" office:value="-0.4211816316" calcext:value-type="float">
            <text:p>-0.4211816316</text:p>
          </table:table-cell>
        </table:table-row>
        <table:table-row table:style-name="ro1">
          <table:table-cell office:value-type="float" office:value="-1.3030987" calcext:value-type="float">
            <text:p>-1.3030987</text:p>
          </table:table-cell>
          <table:table-cell table:formula="of:=[.A3453]*0.3048" office:value-type="float" office:value="-0.39718448376" calcext:value-type="float">
            <text:p>-0.39718448376</text:p>
          </table:table-cell>
        </table:table-row>
        <table:table-row table:style-name="ro1">
          <table:table-cell office:value-type="float" office:value="-1.2240701" calcext:value-type="float">
            <text:p>-1.2240701</text:p>
          </table:table-cell>
          <table:table-cell table:formula="of:=[.A3454]*0.3048" office:value-type="float" office:value="-0.37309656648" calcext:value-type="float">
            <text:p>-0.37309656648</text:p>
          </table:table-cell>
        </table:table-row>
        <table:table-row table:style-name="ro1">
          <table:table-cell office:value-type="float" office:value="-1.1447363" calcext:value-type="float">
            <text:p>-1.1447363</text:p>
          </table:table-cell>
          <table:table-cell table:formula="of:=[.A3455]*0.3048" office:value-type="float" office:value="-0.34891562424" calcext:value-type="float">
            <text:p>-0.34891562424</text:p>
          </table:table-cell>
        </table:table-row>
        <table:table-row table:style-name="ro1">
          <table:table-cell office:value-type="float" office:value="-1.0650966" calcext:value-type="float">
            <text:p>-1.0650966</text:p>
          </table:table-cell>
          <table:table-cell table:formula="of:=[.A3456]*0.3048" office:value-type="float" office:value="-0.32464144368" calcext:value-type="float">
            <text:p>-0.32464144368</text:p>
          </table:table-cell>
        </table:table-row>
        <table:table-row table:style-name="ro1">
          <table:table-cell office:value-type="float" office:value="-0.9851449" calcext:value-type="float">
            <text:p>-0.9851449</text:p>
          </table:table-cell>
          <table:table-cell table:formula="of:=[.A3457]*0.3048" office:value-type="float" office:value="-0.30027216552" calcext:value-type="float">
            <text:p>-0.30027216552</text:p>
          </table:table-cell>
        </table:table-row>
        <table:table-row table:style-name="ro1">
          <table:table-cell office:value-type="float" office:value="-0.9048805" calcext:value-type="float">
            <text:p>-0.9048805</text:p>
          </table:table-cell>
          <table:table-cell table:formula="of:=[.A3458]*0.3048" office:value-type="float" office:value="-0.2758075764" calcext:value-type="float">
            <text:p>-0.2758075764</text:p>
          </table:table-cell>
        </table:table-row>
        <table:table-row table:style-name="ro1">
          <table:table-cell office:value-type="float" office:value="-0.8243051" calcext:value-type="float">
            <text:p>-0.8243051</text:p>
          </table:table-cell>
          <table:table-cell table:formula="of:=[.A3459]*0.3048" office:value-type="float" office:value="-0.25124819448" calcext:value-type="float">
            <text:p>-0.25124819448</text:p>
          </table:table-cell>
        </table:table-row>
        <table:table-row table:style-name="ro1">
          <table:table-cell office:value-type="float" office:value="-0.7434151" calcext:value-type="float">
            <text:p>-0.7434151</text:p>
          </table:table-cell>
          <table:table-cell table:formula="of:=[.A3460]*0.3048" office:value-type="float" office:value="-0.22659292248" calcext:value-type="float">
            <text:p>-0.22659292248</text:p>
          </table:table-cell>
        </table:table-row>
        <table:table-row table:style-name="ro1">
          <table:table-cell office:value-type="float" office:value="-0.6622131" calcext:value-type="float">
            <text:p>-0.6622131</text:p>
          </table:table-cell>
          <table:table-cell table:formula="of:=[.A3461]*0.3048" office:value-type="float" office:value="-0.20184255288" calcext:value-type="float">
            <text:p>-0.20184255288</text:p>
          </table:table-cell>
        </table:table-row>
        <table:table-row table:style-name="ro1">
          <table:table-cell office:value-type="float" office:value="-0.5806956" calcext:value-type="float">
            <text:p>-0.5806956</text:p>
          </table:table-cell>
          <table:table-cell table:formula="of:=[.A3462]*0.3048" office:value-type="float" office:value="-0.17699601888" calcext:value-type="float">
            <text:p>-0.17699601888</text:p>
          </table:table-cell>
        </table:table-row>
        <table:table-row table:style-name="ro1">
          <table:table-cell office:value-type="float" office:value="-0.498865" calcext:value-type="float">
            <text:p>-0.498865</text:p>
          </table:table-cell>
          <table:table-cell table:formula="of:=[.A3463]*0.3048" office:value-type="float" office:value="-0.152054052" calcext:value-type="float">
            <text:p>-0.152054052</text:p>
          </table:table-cell>
        </table:table-row>
        <table:table-row table:style-name="ro1">
          <table:table-cell office:value-type="float" office:value="-0.4167192" calcext:value-type="float">
            <text:p>-0.4167192</text:p>
          </table:table-cell>
          <table:table-cell table:formula="of:=[.A3464]*0.3048" office:value-type="float" office:value="-0.12701601216" calcext:value-type="float">
            <text:p>-0.12701601216</text:p>
          </table:table-cell>
        </table:table-row>
        <table:table-row table:style-name="ro1">
          <table:table-cell office:value-type="float" office:value="-0.3342552" calcext:value-type="float">
            <text:p>-0.3342552</text:p>
          </table:table-cell>
          <table:table-cell table:formula="of:=[.A3465]*0.3048" office:value-type="float" office:value="-0.10188098496" calcext:value-type="float">
            <text:p>-0.10188098496</text:p>
          </table:table-cell>
        </table:table-row>
        <table:table-row table:style-name="ro1">
          <table:table-cell office:value-type="float" office:value="-0.2514769" calcext:value-type="float">
            <text:p>-0.2514769</text:p>
          </table:table-cell>
          <table:table-cell table:formula="of:=[.A3466]*0.3048" office:value-type="float" office:value="-0.07665015912" calcext:value-type="float">
            <text:p>-0.07665015912</text:p>
          </table:table-cell>
        </table:table-row>
        <table:table-row table:style-name="ro1">
          <table:table-cell office:value-type="float" office:value="-0.1683803" calcext:value-type="float">
            <text:p>-0.1683803</text:p>
          </table:table-cell>
          <table:table-cell table:formula="of:=[.A3467]*0.3048" office:value-type="float" office:value="-0.05132231544" calcext:value-type="float">
            <text:p>-0.05132231544</text:p>
          </table:table-cell>
        </table:table-row>
        <table:table-row table:style-name="ro1">
          <table:table-cell office:value-type="float" office:value="-0.0849612" calcext:value-type="float">
            <text:p>-0.0849612</text:p>
          </table:table-cell>
          <table:table-cell table:formula="of:=[.A3468]*0.3048" office:value-type="float" office:value="-0.02589617376" calcext:value-type="float">
            <text:p>-0.02589617376</text:p>
          </table:table-cell>
        </table:table-row>
        <table:table-row table:style-name="ro1">
          <table:table-cell office:value-type="float" office:value="-0.00122090000000008" calcext:value-type="float">
            <text:p>-0.0012209</text:p>
          </table:table-cell>
          <table:table-cell table:formula="of:=[.A3469]*0.3048" office:value-type="float" office:value="-0.000372130320000024" calcext:value-type="float">
            <text:p>-0.00037213032</text:p>
          </table:table-cell>
        </table:table-row>
        <table:table-row table:style-name="ro1">
          <table:table-cell office:value-type="float" office:value="0.0828420000000001" calcext:value-type="float">
            <text:p>0.082842</text:p>
          </table:table-cell>
          <table:table-cell table:formula="of:=[.A3470]*0.3048" office:value-type="float" office:value="0.0252502416" calcext:value-type="float">
            <text:p>0.0252502416</text:p>
          </table:table-cell>
        </table:table-row>
        <table:table-row table:style-name="ro1">
          <table:table-cell office:value-type="float" office:value="0.1672306" calcext:value-type="float">
            <text:p>0.1672306</text:p>
          </table:table-cell>
          <table:table-cell table:formula="of:=[.A3471]*0.3048" office:value-type="float" office:value="0.05097188688" calcext:value-type="float">
            <text:p>0.05097188688</text:p>
          </table:table-cell>
        </table:table-row>
        <table:table-row table:style-name="ro1">
          <table:table-cell office:value-type="float" office:value="0.2519491" calcext:value-type="float">
            <text:p>0.2519491</text:p>
          </table:table-cell>
          <table:table-cell table:formula="of:=[.A3472]*0.3048" office:value-type="float" office:value="0.07679408568" calcext:value-type="float">
            <text:p>0.07679408568</text:p>
          </table:table-cell>
        </table:table-row>
        <table:table-row table:style-name="ro1">
          <table:table-cell office:value-type="float" office:value="0.3369951" calcext:value-type="float">
            <text:p>0.3369951</text:p>
          </table:table-cell>
          <table:table-cell table:formula="of:=[.A3473]*0.3048" office:value-type="float" office:value="0.10271610648" calcext:value-type="float">
            <text:p>0.10271610648</text:p>
          </table:table-cell>
        </table:table-row>
        <table:table-row table:style-name="ro1">
          <table:table-cell office:value-type="float" office:value="0.4223742" calcext:value-type="float">
            <text:p>0.4223742</text:p>
          </table:table-cell>
          <table:table-cell table:formula="of:=[.A3474]*0.3048" office:value-type="float" office:value="0.12873965616" calcext:value-type="float">
            <text:p>0.12873965616</text:p>
          </table:table-cell>
        </table:table-row>
        <table:table-row table:style-name="ro1">
          <table:table-cell office:value-type="float" office:value="0.50808716" calcext:value-type="float">
            <text:p>0.50808716</text:p>
          </table:table-cell>
          <table:table-cell table:formula="of:=[.A3475]*0.3048" office:value-type="float" office:value="0.154864966368" calcext:value-type="float">
            <text:p>0.154864966368</text:p>
          </table:table-cell>
        </table:table-row>
        <table:table-row table:style-name="ro1">
          <table:table-cell office:value-type="float" office:value="0.59413296" calcext:value-type="float">
            <text:p>0.59413296</text:p>
          </table:table-cell>
          <table:table-cell table:formula="of:=[.A3476]*0.3048" office:value-type="float" office:value="0.181091726208" calcext:value-type="float">
            <text:p>0.181091726208</text:p>
          </table:table-cell>
        </table:table-row>
        <table:table-row table:style-name="ro1">
          <table:table-cell office:value-type="float" office:value="0.680516" calcext:value-type="float">
            <text:p>0.680516</text:p>
          </table:table-cell>
          <table:table-cell table:formula="of:=[.A3477]*0.3048" office:value-type="float" office:value="0.2074212768" calcext:value-type="float">
            <text:p>0.2074212768</text:p>
          </table:table-cell>
        </table:table-row>
        <table:table-row table:style-name="ro1">
          <table:table-cell office:value-type="float" office:value="0.76723343" calcext:value-type="float">
            <text:p>0.76723343</text:p>
          </table:table-cell>
          <table:table-cell table:formula="of:=[.A3478]*0.3048" office:value-type="float" office:value="0.233852749464" calcext:value-type="float">
            <text:p>0.233852749464</text:p>
          </table:table-cell>
        </table:table-row>
        <table:table-row table:style-name="ro1">
          <table:table-cell office:value-type="float" office:value="0.85428512" calcext:value-type="float">
            <text:p>0.85428512</text:p>
          </table:table-cell>
          <table:table-cell table:formula="of:=[.A3479]*0.3048" office:value-type="float" office:value="0.260386104576" calcext:value-type="float">
            <text:p>0.260386104576</text:p>
          </table:table-cell>
        </table:table-row>
        <table:table-row table:style-name="ro1">
          <table:table-cell office:value-type="float" office:value="0.94166946" calcext:value-type="float">
            <text:p>0.94166946</text:p>
          </table:table-cell>
          <table:table-cell table:formula="of:=[.A3480]*0.3048" office:value-type="float" office:value="0.287020851408" calcext:value-type="float">
            <text:p>0.287020851408</text:p>
          </table:table-cell>
        </table:table-row>
        <table:table-row table:style-name="ro1">
          <table:table-cell office:value-type="float" office:value="1.02938494" calcext:value-type="float">
            <text:p>1.02938494</text:p>
          </table:table-cell>
          <table:table-cell table:formula="of:=[.A3481]*0.3048" office:value-type="float" office:value="0.313756529712" calcext:value-type="float">
            <text:p>0.313756529712</text:p>
          </table:table-cell>
        </table:table-row>
        <table:table-row table:style-name="ro1">
          <table:table-cell office:value-type="float" office:value="1.11742422" calcext:value-type="float">
            <text:p>1.11742422</text:p>
          </table:table-cell>
          <table:table-cell table:formula="of:=[.A3482]*0.3048" office:value-type="float" office:value="0.340590902256" calcext:value-type="float">
            <text:p>0.340590902256</text:p>
          </table:table-cell>
        </table:table-row>
        <table:table-row table:style-name="ro1">
          <table:table-cell office:value-type="float" office:value="1.20578554" calcext:value-type="float">
            <text:p>1.20578554</text:p>
          </table:table-cell>
          <table:table-cell table:formula="of:=[.A3483]*0.3048" office:value-type="float" office:value="0.367523432592" calcext:value-type="float">
            <text:p>0.367523432592</text:p>
          </table:table-cell>
        </table:table-row>
        <table:table-row table:style-name="ro1">
          <table:table-cell office:value-type="float" office:value="1.29446025" calcext:value-type="float">
            <text:p>1.29446025</text:p>
          </table:table-cell>
          <table:table-cell table:formula="of:=[.A3484]*0.3048" office:value-type="float" office:value="0.3945514842" calcext:value-type="float">
            <text:p>0.3945514842</text:p>
          </table:table-cell>
        </table:table-row>
        <table:table-row table:style-name="ro1">
          <table:table-cell office:value-type="float" office:value="1.38344203" calcext:value-type="float">
            <text:p>1.38344203</text:p>
          </table:table-cell>
          <table:table-cell table:formula="of:=[.A3485]*0.3048" office:value-type="float" office:value="0.421673130744" calcext:value-type="float">
            <text:p>0.421673130744</text:p>
          </table:table-cell>
        </table:table-row>
        <table:table-row table:style-name="ro1">
          <table:table-cell office:value-type="float" office:value="1.472723288" calcext:value-type="float">
            <text:p>1.472723288</text:p>
          </table:table-cell>
          <table:table-cell table:formula="of:=[.A3486]*0.3048" office:value-type="float" office:value="0.4488860581824" calcext:value-type="float">
            <text:p>0.4488860581824</text:p>
          </table:table-cell>
        </table:table-row>
        <table:table-row table:style-name="ro1">
          <table:table-cell office:value-type="float" office:value="1.56229195" calcext:value-type="float">
            <text:p>1.56229195</text:p>
          </table:table-cell>
          <table:table-cell table:formula="of:=[.A3487]*0.3048" office:value-type="float" office:value="0.47618658636" calcext:value-type="float">
            <text:p>0.47618658636</text:p>
          </table:table-cell>
        </table:table-row>
        <table:table-row table:style-name="ro1">
          <table:table-cell office:value-type="float" office:value="1.65213737" calcext:value-type="float">
            <text:p>1.65213737</text:p>
          </table:table-cell>
          <table:table-cell table:formula="of:=[.A3488]*0.3048" office:value-type="float" office:value="0.503571470376" calcext:value-type="float">
            <text:p>0.503571470376</text:p>
          </table:table-cell>
        </table:table-row>
        <table:table-row table:style-name="ro1">
          <table:table-cell office:value-type="float" office:value="1.7422462" calcext:value-type="float">
            <text:p>1.7422462</text:p>
          </table:table-cell>
          <table:table-cell table:formula="of:=[.A3489]*0.3048" office:value-type="float" office:value="0.53103664176" calcext:value-type="float">
            <text:p>0.53103664176</text:p>
          </table:table-cell>
        </table:table-row>
        <table:table-row table:style-name="ro1">
          <table:table-cell office:value-type="float" office:value="1.83260146" calcext:value-type="float">
            <text:p>1.83260146</text:p>
          </table:table-cell>
          <table:table-cell table:formula="of:=[.A3490]*0.3048" office:value-type="float" office:value="0.558576925008" calcext:value-type="float">
            <text:p>0.558576925008</text:p>
          </table:table-cell>
        </table:table-row>
        <table:table-row table:style-name="ro1">
          <table:table-cell office:value-type="float" office:value="1.92319053" calcext:value-type="float">
            <text:p>1.92319053</text:p>
          </table:table-cell>
          <table:table-cell table:formula="of:=[.A3491]*0.3048" office:value-type="float" office:value="0.586188473544" calcext:value-type="float">
            <text:p>0.586188473544</text:p>
          </table:table-cell>
        </table:table-row>
        <table:table-row table:style-name="ro1">
          <table:table-cell office:value-type="float" office:value="2.01399487" calcext:value-type="float">
            <text:p>2.01399487</text:p>
          </table:table-cell>
          <table:table-cell table:formula="of:=[.A3492]*0.3048" office:value-type="float" office:value="0.613865636376" calcext:value-type="float">
            <text:p>0.613865636376</text:p>
          </table:table-cell>
        </table:table-row>
        <table:table-row table:style-name="ro1">
          <table:table-cell office:value-type="float" office:value="2.1049962" calcext:value-type="float">
            <text:p>2.1049962</text:p>
          </table:table-cell>
          <table:table-cell table:formula="of:=[.A3493]*0.3048" office:value-type="float" office:value="0.64160284176" calcext:value-type="float">
            <text:p>0.64160284176</text:p>
          </table:table-cell>
        </table:table-row>
        <table:table-row table:style-name="ro1">
          <table:table-cell office:value-type="float" office:value="2.19617689" calcext:value-type="float">
            <text:p>2.19617689</text:p>
          </table:table-cell>
          <table:table-cell table:formula="of:=[.A3494]*0.3048" office:value-type="float" office:value="0.669394716072" calcext:value-type="float">
            <text:p>0.669394716072</text:p>
          </table:table-cell>
        </table:table-row>
        <table:table-row table:style-name="ro1">
          <table:table-cell office:value-type="float" office:value="2.28751665" calcext:value-type="float">
            <text:p>2.28751665</text:p>
          </table:table-cell>
          <table:table-cell table:formula="of:=[.A3495]*0.3048" office:value-type="float" office:value="0.69723507492" calcext:value-type="float">
            <text:p>0.69723507492</text:p>
          </table:table-cell>
        </table:table-row>
        <table:table-row table:style-name="ro1">
          <table:table-cell office:value-type="float" office:value="2.37899214" calcext:value-type="float">
            <text:p>2.37899214</text:p>
          </table:table-cell>
          <table:table-cell table:formula="of:=[.A3496]*0.3048" office:value-type="float" office:value="0.725116804272" calcext:value-type="float">
            <text:p>0.725116804272</text:p>
          </table:table-cell>
        </table:table-row>
        <table:table-row table:style-name="ro1">
          <table:table-cell office:value-type="float" office:value="2.47058254" calcext:value-type="float">
            <text:p>2.47058254</text:p>
          </table:table-cell>
          <table:table-cell table:formula="of:=[.A3497]*0.3048" office:value-type="float" office:value="0.753033558192" calcext:value-type="float">
            <text:p>0.753033558192</text:p>
          </table:table-cell>
        </table:table-row>
        <table:table-row table:style-name="ro1">
          <table:table-cell office:value-type="float" office:value="2.5622636" calcext:value-type="float">
            <text:p>2.5622636</text:p>
          </table:table-cell>
          <table:table-cell table:formula="of:=[.A3498]*0.3048" office:value-type="float" office:value="0.78097794528" calcext:value-type="float">
            <text:p>0.78097794528</text:p>
          </table:table-cell>
        </table:table-row>
        <table:table-row table:style-name="ro1">
          <table:table-cell office:value-type="float" office:value="2.6540104" calcext:value-type="float">
            <text:p>2.6540104</text:p>
          </table:table-cell>
          <table:table-cell table:formula="of:=[.A3499]*0.3048" office:value-type="float" office:value="0.80894236992" calcext:value-type="float">
            <text:p>0.80894236992</text:p>
          </table:table-cell>
        </table:table-row>
        <table:table-row table:style-name="ro1">
          <table:table-cell office:value-type="float" office:value="2.7458025" calcext:value-type="float">
            <text:p>2.7458025</text:p>
          </table:table-cell>
          <table:table-cell table:formula="of:=[.A3500]*0.3048" office:value-type="float" office:value="0.836920602" calcext:value-type="float">
            <text:p>0.836920602</text:p>
          </table:table-cell>
        </table:table-row>
        <table:table-row table:style-name="ro1">
          <table:table-cell office:value-type="float" office:value="2.8376104" calcext:value-type="float">
            <text:p>2.8376104</text:p>
          </table:table-cell>
          <table:table-cell table:formula="of:=[.A3501]*0.3048" office:value-type="float" office:value="0.86490364992" calcext:value-type="float">
            <text:p>0.86490364992</text:p>
          </table:table-cell>
        </table:table-row>
        <table:table-row table:style-name="ro1">
          <table:table-cell office:value-type="float" office:value="2.9294131" calcext:value-type="float">
            <text:p>2.9294131</text:p>
          </table:table-cell>
          <table:table-cell table:formula="of:=[.A3502]*0.3048" office:value-type="float" office:value="0.89288511288" calcext:value-type="float">
            <text:p>0.89288511288</text:p>
          </table:table-cell>
        </table:table-row>
        <table:table-row table:style-name="ro1">
          <table:table-cell office:value-type="float" office:value="3.0211869" calcext:value-type="float">
            <text:p>3.0211869</text:p>
          </table:table-cell>
          <table:table-cell table:formula="of:=[.A3503]*0.3048" office:value-type="float" office:value="0.92085776712" calcext:value-type="float">
            <text:p>0.92085776712</text:p>
          </table:table-cell>
        </table:table-row>
        <table:table-row table:style-name="ro1">
          <table:table-cell office:value-type="float" office:value="3.1129043" calcext:value-type="float">
            <text:p>3.1129043</text:p>
          </table:table-cell>
          <table:table-cell table:formula="of:=[.A3504]*0.3048" office:value-type="float" office:value="0.94881323064" calcext:value-type="float">
            <text:p>0.94881323064</text:p>
          </table:table-cell>
        </table:table-row>
        <table:table-row table:style-name="ro1">
          <table:table-cell office:value-type="float" office:value="3.2045462" calcext:value-type="float">
            <text:p>3.2045462</text:p>
          </table:table-cell>
          <table:table-cell table:formula="of:=[.A3505]*0.3048" office:value-type="float" office:value="0.97674568176" calcext:value-type="float">
            <text:p>0.97674568176</text:p>
          </table:table-cell>
        </table:table-row>
        <table:table-row table:style-name="ro1">
          <table:table-cell office:value-type="float" office:value="3.2960875" calcext:value-type="float">
            <text:p>3.2960875</text:p>
          </table:table-cell>
          <table:table-cell table:formula="of:=[.A3506]*0.3048" office:value-type="float" office:value="1.00464747" calcext:value-type="float">
            <text:p>1.00464747</text:p>
          </table:table-cell>
        </table:table-row>
        <table:table-row table:style-name="ro1">
          <table:table-cell office:value-type="float" office:value="3.3875048" calcext:value-type="float">
            <text:p>3.3875048</text:p>
          </table:table-cell>
          <table:table-cell table:formula="of:=[.A3507]*0.3048" office:value-type="float" office:value="1.03251146304" calcext:value-type="float">
            <text:p>1.03251146304</text:p>
          </table:table-cell>
        </table:table-row>
        <table:table-row table:style-name="ro1">
          <table:table-cell office:value-type="float" office:value="3.4787768" calcext:value-type="float">
            <text:p>3.4787768</text:p>
          </table:table-cell>
          <table:table-cell table:formula="of:=[.A3508]*0.3048" office:value-type="float" office:value="1.06033116864" calcext:value-type="float">
            <text:p>1.06033116864</text:p>
          </table:table-cell>
        </table:table-row>
        <table:table-row table:style-name="ro1">
          <table:table-cell office:value-type="float" office:value="3.5698848" calcext:value-type="float">
            <text:p>3.5698848</text:p>
          </table:table-cell>
          <table:table-cell table:formula="of:=[.A3509]*0.3048" office:value-type="float" office:value="1.08810088704" calcext:value-type="float">
            <text:p>1.08810088704</text:p>
          </table:table-cell>
        </table:table-row>
        <table:table-row table:style-name="ro1">
          <table:table-cell office:value-type="float" office:value="3.6608064" calcext:value-type="float">
            <text:p>3.6608064</text:p>
          </table:table-cell>
          <table:table-cell table:formula="of:=[.A3510]*0.3048" office:value-type="float" office:value="1.11581379072" calcext:value-type="float">
            <text:p>1.11581379072</text:p>
          </table:table-cell>
        </table:table-row>
        <table:table-row table:style-name="ro1">
          <table:table-cell office:value-type="float" office:value="3.751518" calcext:value-type="float">
            <text:p>3.751518</text:p>
          </table:table-cell>
          <table:table-cell table:formula="of:=[.A3511]*0.3048" office:value-type="float" office:value="1.1434626864" calcext:value-type="float">
            <text:p>1.1434626864</text:p>
          </table:table-cell>
        </table:table-row>
        <table:table-row table:style-name="ro1">
          <table:table-cell office:value-type="float" office:value="3.842006" calcext:value-type="float">
            <text:p>3.842006</text:p>
          </table:table-cell>
          <table:table-cell table:formula="of:=[.A3512]*0.3048" office:value-type="float" office:value="1.1710434288" calcext:value-type="float">
            <text:p>1.1710434288</text:p>
          </table:table-cell>
        </table:table-row>
        <table:table-row table:style-name="ro1">
          <table:table-cell office:value-type="float" office:value="3.9322436" calcext:value-type="float">
            <text:p>3.9322436</text:p>
          </table:table-cell>
          <table:table-cell table:formula="of:=[.A3513]*0.3048" office:value-type="float" office:value="1.19854784928" calcext:value-type="float">
            <text:p>1.19854784928</text:p>
          </table:table-cell>
        </table:table-row>
        <table:table-row table:style-name="ro1">
          <table:table-cell office:value-type="float" office:value="4.0222149" calcext:value-type="float">
            <text:p>4.0222149</text:p>
          </table:table-cell>
          <table:table-cell table:formula="of:=[.A3514]*0.3048" office:value-type="float" office:value="1.22597110152" calcext:value-type="float">
            <text:p>1.22597110152</text:p>
          </table:table-cell>
        </table:table-row>
        <table:table-row table:style-name="ro1">
          <table:table-cell office:value-type="float" office:value="4.1119001" calcext:value-type="float">
            <text:p>4.1119001</text:p>
          </table:table-cell>
          <table:table-cell table:formula="of:=[.A3515]*0.3048" office:value-type="float" office:value="1.25330715048" calcext:value-type="float">
            <text:p>1.25330715048</text:p>
          </table:table-cell>
        </table:table-row>
        <table:table-row table:style-name="ro1">
          <table:table-cell office:value-type="float" office:value="4.2012799" calcext:value-type="float">
            <text:p>4.2012799</text:p>
          </table:table-cell>
          <table:table-cell table:formula="of:=[.A3516]*0.3048" office:value-type="float" office:value="1.28055011352" calcext:value-type="float">
            <text:p>1.28055011352</text:p>
          </table:table-cell>
        </table:table-row>
        <table:table-row table:style-name="ro1">
          <table:table-cell office:value-type="float" office:value="4.2903323" calcext:value-type="float">
            <text:p>4.2903323</text:p>
          </table:table-cell>
          <table:table-cell table:formula="of:=[.A3517]*0.3048" office:value-type="float" office:value="1.30769328504" calcext:value-type="float">
            <text:p>1.30769328504</text:p>
          </table:table-cell>
        </table:table-row>
        <table:table-row table:style-name="ro1">
          <table:table-cell office:value-type="float" office:value="4.379039" calcext:value-type="float">
            <text:p>4.379039</text:p>
          </table:table-cell>
          <table:table-cell table:formula="of:=[.A3518]*0.3048" office:value-type="float" office:value="1.3347310872" calcext:value-type="float">
            <text:p>1.3347310872</text:p>
          </table:table-cell>
        </table:table-row>
        <table:table-row table:style-name="ro1">
          <table:table-cell office:value-type="float" office:value="4.4673798" calcext:value-type="float">
            <text:p>4.4673798</text:p>
          </table:table-cell>
          <table:table-cell table:formula="of:=[.A3519]*0.3048" office:value-type="float" office:value="1.36165736304" calcext:value-type="float">
            <text:p>1.36165736304</text:p>
          </table:table-cell>
        </table:table-row>
        <table:table-row table:style-name="ro1">
          <table:table-cell office:value-type="float" office:value="4.5553303" calcext:value-type="float">
            <text:p>4.5553303</text:p>
          </table:table-cell>
          <table:table-cell table:formula="of:=[.A3520]*0.3048" office:value-type="float" office:value="1.38846467544" calcext:value-type="float">
            <text:p>1.38846467544</text:p>
          </table:table-cell>
        </table:table-row>
        <table:table-row table:style-name="ro1">
          <table:table-cell office:value-type="float" office:value="4.642873" calcext:value-type="float">
            <text:p>4.642873</text:p>
          </table:table-cell>
          <table:table-cell table:formula="of:=[.A3521]*0.3048" office:value-type="float" office:value="1.4151476904" calcext:value-type="float">
            <text:p>1.4151476904</text:p>
          </table:table-cell>
        </table:table-row>
        <table:table-row table:style-name="ro1">
          <table:table-cell office:value-type="float" office:value="4.7299843" calcext:value-type="float">
            <text:p>4.7299843</text:p>
          </table:table-cell>
          <table:table-cell table:formula="of:=[.A3522]*0.3048" office:value-type="float" office:value="1.44169921464" calcext:value-type="float">
            <text:p>1.44169921464</text:p>
          </table:table-cell>
        </table:table-row>
        <table:table-row table:style-name="ro1">
          <table:table-cell office:value-type="float" office:value="4.8166385" calcext:value-type="float">
            <text:p>4.8166385</text:p>
          </table:table-cell>
          <table:table-cell table:formula="of:=[.A3523]*0.3048" office:value-type="float" office:value="1.4681114148" calcext:value-type="float">
            <text:p>1.4681114148</text:p>
          </table:table-cell>
        </table:table-row>
        <table:table-row table:style-name="ro1">
          <table:table-cell office:value-type="float" office:value="4.902818" calcext:value-type="float">
            <text:p>4.902818</text:p>
          </table:table-cell>
          <table:table-cell table:formula="of:=[.A3524]*0.3048" office:value-type="float" office:value="1.4943789264" calcext:value-type="float">
            <text:p>1.4943789264</text:p>
          </table:table-cell>
        </table:table-row>
        <table:table-row table:style-name="ro1">
          <table:table-cell office:value-type="float" office:value="4.9884946" calcext:value-type="float">
            <text:p>4.9884946</text:p>
          </table:table-cell>
          <table:table-cell table:formula="of:=[.A3525]*0.3048" office:value-type="float" office:value="1.52049315408" calcext:value-type="float">
            <text:p>1.52049315408</text:p>
          </table:table-cell>
        </table:table-row>
        <table:table-row table:style-name="ro1">
          <table:table-cell office:value-type="float" office:value="5.073647" calcext:value-type="float">
            <text:p>5.073647</text:p>
          </table:table-cell>
          <table:table-cell table:formula="of:=[.A3526]*0.3048" office:value-type="float" office:value="1.5464476056" calcext:value-type="float">
            <text:p>1.5464476056</text:p>
          </table:table-cell>
        </table:table-row>
        <table:table-row table:style-name="ro1">
          <table:table-cell office:value-type="float" office:value="5.1582551" calcext:value-type="float">
            <text:p>5.1582551</text:p>
          </table:table-cell>
          <table:table-cell table:formula="of:=[.A3527]*0.3048" office:value-type="float" office:value="1.57223615448" calcext:value-type="float">
            <text:p>1.57223615448</text:p>
          </table:table-cell>
        </table:table-row>
        <table:table-row table:style-name="ro1">
          <table:table-cell office:value-type="float" office:value="5.2422915" calcext:value-type="float">
            <text:p>5.2422915</text:p>
          </table:table-cell>
          <table:table-cell table:formula="of:=[.A3528]*0.3048" office:value-type="float" office:value="1.5978504492" calcext:value-type="float">
            <text:p>1.5978504492</text:p>
          </table:table-cell>
        </table:table-row>
        <table:table-row table:style-name="ro1">
          <table:table-cell office:value-type="float" office:value="5.3257315" calcext:value-type="float">
            <text:p>5.3257315</text:p>
          </table:table-cell>
          <table:table-cell table:formula="of:=[.A3529]*0.3048" office:value-type="float" office:value="1.6232829612" calcext:value-type="float">
            <text:p>1.6232829612</text:p>
          </table:table-cell>
        </table:table-row>
        <table:table-row table:style-name="ro1">
          <table:table-cell office:value-type="float" office:value="5.4085536" calcext:value-type="float">
            <text:p>5.4085536</text:p>
          </table:table-cell>
          <table:table-cell table:formula="of:=[.A3530]*0.3048" office:value-type="float" office:value="1.64852713728" calcext:value-type="float">
            <text:p>1.64852713728</text:p>
          </table:table-cell>
        </table:table-row>
        <table:table-row table:style-name="ro1">
          <table:table-cell office:value-type="float" office:value="5.4907279" calcext:value-type="float">
            <text:p>5.4907279</text:p>
          </table:table-cell>
          <table:table-cell table:formula="of:=[.A3531]*0.3048" office:value-type="float" office:value="1.67357386392" calcext:value-type="float">
            <text:p>1.67357386392</text:p>
          </table:table-cell>
        </table:table-row>
        <table:table-row table:style-name="ro1">
          <table:table-cell office:value-type="float" office:value="5.5722289" calcext:value-type="float">
            <text:p>5.5722289</text:p>
          </table:table-cell>
          <table:table-cell table:formula="of:=[.A3532]*0.3048" office:value-type="float" office:value="1.69841536872" calcext:value-type="float">
            <text:p>1.69841536872</text:p>
          </table:table-cell>
        </table:table-row>
        <table:table-row table:style-name="ro1">
          <table:table-cell office:value-type="float" office:value="5.6530323" calcext:value-type="float">
            <text:p>5.6530323</text:p>
          </table:table-cell>
          <table:table-cell table:formula="of:=[.A3533]*0.3048" office:value-type="float" office:value="1.72304424504" calcext:value-type="float">
            <text:p>1.72304424504</text:p>
          </table:table-cell>
        </table:table-row>
        <table:table-row table:style-name="ro1">
          <table:table-cell office:value-type="float" office:value="5.7331076" calcext:value-type="float">
            <text:p>5.7331076</text:p>
          </table:table-cell>
          <table:table-cell table:formula="of:=[.A3534]*0.3048" office:value-type="float" office:value="1.74745119648" calcext:value-type="float">
            <text:p>1.74745119648</text:p>
          </table:table-cell>
        </table:table-row>
        <table:table-row table:style-name="ro1">
          <table:table-cell office:value-type="float" office:value="5.8124294" calcext:value-type="float">
            <text:p>5.8124294</text:p>
          </table:table-cell>
          <table:table-cell table:formula="of:=[.A3535]*0.3048" office:value-type="float" office:value="1.77162848112" calcext:value-type="float">
            <text:p>1.77162848112</text:p>
          </table:table-cell>
        </table:table-row>
        <table:table-row table:style-name="ro1">
          <table:table-cell office:value-type="float" office:value="5.8909693" calcext:value-type="float">
            <text:p>5.8909693</text:p>
          </table:table-cell>
          <table:table-cell table:formula="of:=[.A3536]*0.3048" office:value-type="float" office:value="1.79556744264" calcext:value-type="float">
            <text:p>1.79556744264</text:p>
          </table:table-cell>
        </table:table-row>
        <table:table-row table:style-name="ro1">
          <table:table-cell office:value-type="float" office:value="5.9686985" calcext:value-type="float">
            <text:p>5.9686985</text:p>
          </table:table-cell>
          <table:table-cell table:formula="of:=[.A3537]*0.3048" office:value-type="float" office:value="1.8192593028" calcext:value-type="float">
            <text:p>1.8192593028</text:p>
          </table:table-cell>
        </table:table-row>
        <table:table-row table:style-name="ro1">
          <table:table-cell office:value-type="float" office:value="6.0455885" calcext:value-type="float">
            <text:p>6.0455885</text:p>
          </table:table-cell>
          <table:table-cell table:formula="of:=[.A3538]*0.3048" office:value-type="float" office:value="1.8426953748" calcext:value-type="float">
            <text:p>1.8426953748</text:p>
          </table:table-cell>
        </table:table-row>
        <table:table-row table:style-name="ro1">
          <table:table-cell office:value-type="float" office:value="6.1216116" calcext:value-type="float">
            <text:p>6.1216116</text:p>
          </table:table-cell>
          <table:table-cell table:formula="of:=[.A3539]*0.3048" office:value-type="float" office:value="1.86586721568" calcext:value-type="float">
            <text:p>1.86586721568</text:p>
          </table:table-cell>
        </table:table-row>
        <table:table-row table:style-name="ro1">
          <table:table-cell office:value-type="float" office:value="6.1967392" calcext:value-type="float">
            <text:p>6.1967392</text:p>
          </table:table-cell>
          <table:table-cell table:formula="of:=[.A3540]*0.3048" office:value-type="float" office:value="1.88876610816" calcext:value-type="float">
            <text:p>1.88876610816</text:p>
          </table:table-cell>
        </table:table-row>
        <table:table-row table:style-name="ro1">
          <table:table-cell office:value-type="float" office:value="6.2709408" calcext:value-type="float">
            <text:p>6.2709408</text:p>
          </table:table-cell>
          <table:table-cell table:formula="of:=[.A3541]*0.3048" office:value-type="float" office:value="1.91138275584" calcext:value-type="float">
            <text:p>1.91138275584</text:p>
          </table:table-cell>
        </table:table-row>
        <table:table-row table:style-name="ro1">
          <table:table-cell office:value-type="float" office:value="6.3441906" calcext:value-type="float">
            <text:p>6.3441906</text:p>
          </table:table-cell>
          <table:table-cell table:formula="of:=[.A3542]*0.3048" office:value-type="float" office:value="1.93370929488" calcext:value-type="float">
            <text:p>1.93370929488</text:p>
          </table:table-cell>
        </table:table-row>
        <table:table-row table:style-name="ro1">
          <table:table-cell office:value-type="float" office:value="6.4164562" calcext:value-type="float">
            <text:p>6.4164562</text:p>
          </table:table-cell>
          <table:table-cell table:formula="of:=[.A3543]*0.3048" office:value-type="float" office:value="1.95573584976" calcext:value-type="float">
            <text:p>1.95573584976</text:p>
          </table:table-cell>
        </table:table-row>
        <table:table-row table:style-name="ro1">
          <table:table-cell office:value-type="float" office:value="6.4877129" calcext:value-type="float">
            <text:p>6.4877129</text:p>
          </table:table-cell>
          <table:table-cell table:formula="of:=[.A3544]*0.3048" office:value-type="float" office:value="1.97745489192" calcext:value-type="float">
            <text:p>1.97745489192</text:p>
          </table:table-cell>
        </table:table-row>
        <table:table-row table:style-name="ro1">
          <table:table-cell office:value-type="float" office:value="6.5579305" calcext:value-type="float">
            <text:p>6.5579305</text:p>
          </table:table-cell>
          <table:table-cell table:formula="of:=[.A3545]*0.3048" office:value-type="float" office:value="1.9988572164" calcext:value-type="float">
            <text:p>1.9988572164</text:p>
          </table:table-cell>
        </table:table-row>
        <table:table-row table:style-name="ro1">
          <table:table-cell office:value-type="float" office:value="6.6270809" calcext:value-type="float">
            <text:p>6.6270809</text:p>
          </table:table-cell>
          <table:table-cell table:formula="of:=[.A3546]*0.3048" office:value-type="float" office:value="2.01993425832" calcext:value-type="float">
            <text:p>2.01993425832</text:p>
          </table:table-cell>
        </table:table-row>
        <table:table-row table:style-name="ro1">
          <table:table-cell office:value-type="float" office:value="6.6951365" calcext:value-type="float">
            <text:p>6.6951365</text:p>
          </table:table-cell>
          <table:table-cell table:formula="of:=[.A3547]*0.3048" office:value-type="float" office:value="2.0406776052" calcext:value-type="float">
            <text:p>2.0406776052</text:p>
          </table:table-cell>
        </table:table-row>
        <table:table-row table:style-name="ro1">
          <table:table-cell office:value-type="float" office:value="6.7620721" calcext:value-type="float">
            <text:p>6.7620721</text:p>
          </table:table-cell>
          <table:table-cell table:formula="of:=[.A3548]*0.3048" office:value-type="float" office:value="2.06107957608" calcext:value-type="float">
            <text:p>2.06107957608</text:p>
          </table:table-cell>
        </table:table-row>
        <table:table-row table:style-name="ro1">
          <table:table-cell office:value-type="float" office:value="6.827857" calcext:value-type="float">
            <text:p>6.827857</text:p>
          </table:table-cell>
          <table:table-cell table:formula="of:=[.A3549]*0.3048" office:value-type="float" office:value="2.0811308136" calcext:value-type="float">
            <text:p>2.0811308136</text:p>
          </table:table-cell>
        </table:table-row>
        <table:table-row table:style-name="ro1">
          <table:table-cell office:value-type="float" office:value="6.8924685" calcext:value-type="float">
            <text:p>6.8924685</text:p>
          </table:table-cell>
          <table:table-cell table:formula="of:=[.A3550]*0.3048" office:value-type="float" office:value="2.1008243988" calcext:value-type="float">
            <text:p>2.1008243988</text:p>
          </table:table-cell>
        </table:table-row>
        <table:table-row table:style-name="ro1">
          <table:table-cell office:value-type="float" office:value="6.9558783" calcext:value-type="float">
            <text:p>6.9558783</text:p>
          </table:table-cell>
          <table:table-cell table:formula="of:=[.A3551]*0.3048" office:value-type="float" office:value="2.12015170584" calcext:value-type="float">
            <text:p>2.12015170584</text:p>
          </table:table-cell>
        </table:table-row>
        <table:table-row table:style-name="ro1">
          <table:table-cell office:value-type="float" office:value="7.0180602" calcext:value-type="float">
            <text:p>7.0180602</text:p>
          </table:table-cell>
          <table:table-cell table:formula="of:=[.A3552]*0.3048" office:value-type="float" office:value="2.13910474896" calcext:value-type="float">
            <text:p>2.13910474896</text:p>
          </table:table-cell>
        </table:table-row>
        <table:table-row table:style-name="ro1">
          <table:table-cell office:value-type="float" office:value="7.0789876" calcext:value-type="float">
            <text:p>7.0789876</text:p>
          </table:table-cell>
          <table:table-cell table:formula="of:=[.A3553]*0.3048" office:value-type="float" office:value="2.15767542048" calcext:value-type="float">
            <text:p>2.15767542048</text:p>
          </table:table-cell>
        </table:table-row>
        <table:table-row table:style-name="ro1">
          <table:table-cell office:value-type="float" office:value="7.1386371" calcext:value-type="float">
            <text:p>7.1386371</text:p>
          </table:table-cell>
          <table:table-cell table:formula="of:=[.A3554]*0.3048" office:value-type="float" office:value="2.17585658808" calcext:value-type="float">
            <text:p>2.17585658808</text:p>
          </table:table-cell>
        </table:table-row>
        <table:table-row table:style-name="ro1">
          <table:table-cell office:value-type="float" office:value="7.1969781" calcext:value-type="float">
            <text:p>7.1969781</text:p>
          </table:table-cell>
          <table:table-cell table:formula="of:=[.A3555]*0.3048" office:value-type="float" office:value="2.19363892488" calcext:value-type="float">
            <text:p>2.19363892488</text:p>
          </table:table-cell>
        </table:table-row>
        <table:table-row table:style-name="ro1">
          <table:table-cell office:value-type="float" office:value="7.2539873" calcext:value-type="float">
            <text:p>7.2539873</text:p>
          </table:table-cell>
          <table:table-cell table:formula="of:=[.A3556]*0.3048" office:value-type="float" office:value="2.21101532904" calcext:value-type="float">
            <text:p>2.21101532904</text:p>
          </table:table-cell>
        </table:table-row>
        <table:table-row table:style-name="ro1">
          <table:table-cell office:value-type="float" office:value="7.3096361" calcext:value-type="float">
            <text:p>7.3096361</text:p>
          </table:table-cell>
          <table:table-cell table:formula="of:=[.A3557]*0.3048" office:value-type="float" office:value="2.22797708328" calcext:value-type="float">
            <text:p>2.22797708328</text:p>
          </table:table-cell>
        </table:table-row>
        <table:table-row table:style-name="ro1">
          <table:table-cell office:value-type="float" office:value="7.3638992" calcext:value-type="float">
            <text:p>7.3638992</text:p>
          </table:table-cell>
          <table:table-cell table:formula="of:=[.A3558]*0.3048" office:value-type="float" office:value="2.24451647616" calcext:value-type="float">
            <text:p>2.24451647616</text:p>
          </table:table-cell>
        </table:table-row>
        <table:table-row table:style-name="ro1">
          <table:table-cell office:value-type="float" office:value="7.4167466" calcext:value-type="float">
            <text:p>7.4167466</text:p>
          </table:table-cell>
          <table:table-cell table:formula="of:=[.A3559]*0.3048" office:value-type="float" office:value="2.26062436368" calcext:value-type="float">
            <text:p>2.26062436368</text:p>
          </table:table-cell>
        </table:table-row>
        <table:table-row table:style-name="ro1">
          <table:table-cell office:value-type="float" office:value="7.4681511" calcext:value-type="float">
            <text:p>7.4681511</text:p>
          </table:table-cell>
          <table:table-cell table:formula="of:=[.A3560]*0.3048" office:value-type="float" office:value="2.27629245528" calcext:value-type="float">
            <text:p>2.27629245528</text:p>
          </table:table-cell>
        </table:table-row>
        <table:table-row table:style-name="ro1">
          <table:table-cell office:value-type="float" office:value="7.5180831" calcext:value-type="float">
            <text:p>7.5180831</text:p>
          </table:table-cell>
          <table:table-cell table:formula="of:=[.A3561]*0.3048" office:value-type="float" office:value="2.29151172888" calcext:value-type="float">
            <text:p>2.29151172888</text:p>
          </table:table-cell>
        </table:table-row>
        <table:table-row table:style-name="ro1">
          <table:table-cell office:value-type="float" office:value="7.5665135" calcext:value-type="float">
            <text:p>7.5665135</text:p>
          </table:table-cell>
          <table:table-cell table:formula="of:=[.A3562]*0.3048" office:value-type="float" office:value="2.3062733148" calcext:value-type="float">
            <text:p>2.3062733148</text:p>
          </table:table-cell>
        </table:table-row>
        <table:table-row table:style-name="ro1">
          <table:table-cell office:value-type="float" office:value="7.6134129" calcext:value-type="float">
            <text:p>7.6134129</text:p>
          </table:table-cell>
          <table:table-cell table:formula="of:=[.A3563]*0.3048" office:value-type="float" office:value="2.32056825192" calcext:value-type="float">
            <text:p>2.32056825192</text:p>
          </table:table-cell>
        </table:table-row>
        <table:table-row table:style-name="ro1">
          <table:table-cell office:value-type="float" office:value="7.6587496" calcext:value-type="float">
            <text:p>7.6587496</text:p>
          </table:table-cell>
          <table:table-cell table:formula="of:=[.A3564]*0.3048" office:value-type="float" office:value="2.33438687808" calcext:value-type="float">
            <text:p>2.33438687808</text:p>
          </table:table-cell>
        </table:table-row>
        <table:table-row table:style-name="ro1">
          <table:table-cell office:value-type="float" office:value="7.7024937" calcext:value-type="float">
            <text:p>7.7024937</text:p>
          </table:table-cell>
          <table:table-cell table:formula="of:=[.A3565]*0.3048" office:value-type="float" office:value="2.34772007976" calcext:value-type="float">
            <text:p>2.34772007976</text:p>
          </table:table-cell>
        </table:table-row>
        <table:table-row table:style-name="ro1">
          <table:table-cell office:value-type="float" office:value="7.744617" calcext:value-type="float">
            <text:p>7.744617</text:p>
          </table:table-cell>
          <table:table-cell table:formula="of:=[.A3566]*0.3048" office:value-type="float" office:value="2.3605592616" calcext:value-type="float">
            <text:p>2.3605592616</text:p>
          </table:table-cell>
        </table:table-row>
        <table:table-row table:style-name="ro1">
          <table:table-cell office:value-type="float" office:value="7.7850866" calcext:value-type="float">
            <text:p>7.7850866</text:p>
          </table:table-cell>
          <table:table-cell table:formula="of:=[.A3567]*0.3048" office:value-type="float" office:value="2.37289439568" calcext:value-type="float">
            <text:p>2.37289439568</text:p>
          </table:table-cell>
        </table:table-row>
        <table:table-row table:style-name="ro1">
          <table:table-cell office:value-type="float" office:value="7.8238745" calcext:value-type="float">
            <text:p>7.8238745</text:p>
          </table:table-cell>
          <table:table-cell table:formula="of:=[.A3568]*0.3048" office:value-type="float" office:value="2.3847169476" calcext:value-type="float">
            <text:p>2.3847169476</text:p>
          </table:table-cell>
        </table:table-row>
        <table:table-row table:style-name="ro1">
          <table:table-cell office:value-type="float" office:value="7.8609519" calcext:value-type="float">
            <text:p>7.8609519</text:p>
          </table:table-cell>
          <table:table-cell table:formula="of:=[.A3569]*0.3048" office:value-type="float" office:value="2.39601813912" calcext:value-type="float">
            <text:p>2.39601813912</text:p>
          </table:table-cell>
        </table:table-row>
        <table:table-row table:style-name="ro1">
          <table:table-cell office:value-type="float" office:value="7.8962913" calcext:value-type="float">
            <text:p>7.8962913</text:p>
          </table:table-cell>
          <table:table-cell table:formula="of:=[.A3570]*0.3048" office:value-type="float" office:value="2.40678958824" calcext:value-type="float">
            <text:p>2.40678958824</text:p>
          </table:table-cell>
        </table:table-row>
        <table:table-row table:style-name="ro1">
          <table:table-cell office:value-type="float" office:value="7.9298654" calcext:value-type="float">
            <text:p>7.9298654</text:p>
          </table:table-cell>
          <table:table-cell table:formula="of:=[.A3571]*0.3048" office:value-type="float" office:value="2.41702297392" calcext:value-type="float">
            <text:p>2.41702297392</text:p>
          </table:table-cell>
        </table:table-row>
        <table:table-row table:style-name="ro1">
          <table:table-cell office:value-type="float" office:value="7.9616485" calcext:value-type="float">
            <text:p>7.9616485</text:p>
          </table:table-cell>
          <table:table-cell table:formula="of:=[.A3572]*0.3048" office:value-type="float" office:value="2.4267104628" calcext:value-type="float">
            <text:p>2.4267104628</text:p>
          </table:table-cell>
        </table:table-row>
        <table:table-row table:style-name="ro1">
          <table:table-cell office:value-type="float" office:value="7.9916134" calcext:value-type="float">
            <text:p>7.9916134</text:p>
          </table:table-cell>
          <table:table-cell table:formula="of:=[.A3573]*0.3048" office:value-type="float" office:value="2.43584376432" calcext:value-type="float">
            <text:p>2.43584376432</text:p>
          </table:table-cell>
        </table:table-row>
        <table:table-row table:style-name="ro1">
          <table:table-cell office:value-type="float" office:value="8.0197377" calcext:value-type="float">
            <text:p>8.0197377</text:p>
          </table:table-cell>
          <table:table-cell table:formula="of:=[.A3574]*0.3048" office:value-type="float" office:value="2.44441605096" calcext:value-type="float">
            <text:p>2.44441605096</text:p>
          </table:table-cell>
        </table:table-row>
        <table:table-row table:style-name="ro1">
          <table:table-cell office:value-type="float" office:value="8.046" calcext:value-type="float">
            <text:p>8.046</text:p>
          </table:table-cell>
          <table:table-cell table:formula="of:=[.A3575]*0.3048" office:value-type="float" office:value="2.4524208" calcext:value-type="float">
            <text:p>2.4524208</text:p>
          </table:table-cell>
        </table:table-row>
        <table:table-row table:style-name="ro1">
          <table:table-cell office:value-type="float" office:value="8.0703802" calcext:value-type="float">
            <text:p>8.0703802</text:p>
          </table:table-cell>
          <table:table-cell table:formula="of:=[.A3576]*0.3048" office:value-type="float" office:value="2.45985188496" calcext:value-type="float">
            <text:p>2.45985188496</text:p>
          </table:table-cell>
        </table:table-row>
        <table:table-row table:style-name="ro1">
          <table:table-cell office:value-type="float" office:value="8.0928569" calcext:value-type="float">
            <text:p>8.0928569</text:p>
          </table:table-cell>
          <table:table-cell table:formula="of:=[.A3577]*0.3048" office:value-type="float" office:value="2.46670278312" calcext:value-type="float">
            <text:p>2.46670278312</text:p>
          </table:table-cell>
        </table:table-row>
        <table:table-row table:style-name="ro1">
          <table:table-cell office:value-type="float" office:value="8.1134167" calcext:value-type="float">
            <text:p>8.1134167</text:p>
          </table:table-cell>
          <table:table-cell table:formula="of:=[.A3578]*0.3048" office:value-type="float" office:value="2.47296941016" calcext:value-type="float">
            <text:p>2.47296941016</text:p>
          </table:table-cell>
        </table:table-row>
        <table:table-row table:style-name="ro1">
          <table:table-cell office:value-type="float" office:value="8.1320429" calcext:value-type="float">
            <text:p>8.1320429</text:p>
          </table:table-cell>
          <table:table-cell table:formula="of:=[.A3579]*0.3048" office:value-type="float" office:value="2.47864667592" calcext:value-type="float">
            <text:p>2.47864667592</text:p>
          </table:table-cell>
        </table:table-row>
        <table:table-row table:style-name="ro1">
          <table:table-cell office:value-type="float" office:value="8.1487217" calcext:value-type="float">
            <text:p>8.1487217</text:p>
          </table:table-cell>
          <table:table-cell table:formula="of:=[.A3580]*0.3048" office:value-type="float" office:value="2.48373037416" calcext:value-type="float">
            <text:p>2.48373037416</text:p>
          </table:table-cell>
        </table:table-row>
        <table:table-row table:style-name="ro1">
          <table:table-cell office:value-type="float" office:value="8.1634431" calcext:value-type="float">
            <text:p>8.1634431</text:p>
          </table:table-cell>
          <table:table-cell table:formula="of:=[.A3581]*0.3048" office:value-type="float" office:value="2.48821745688" calcext:value-type="float">
            <text:p>2.48821745688</text:p>
          </table:table-cell>
        </table:table-row>
        <table:table-row table:style-name="ro1">
          <table:table-cell office:value-type="float" office:value="8.1761985" calcext:value-type="float">
            <text:p>8.1761985</text:p>
          </table:table-cell>
          <table:table-cell table:formula="of:=[.A3582]*0.3048" office:value-type="float" office:value="2.4921053028" calcext:value-type="float">
            <text:p>2.4921053028</text:p>
          </table:table-cell>
        </table:table-row>
        <table:table-row table:style-name="ro1">
          <table:table-cell office:value-type="float" office:value="8.1869783" calcext:value-type="float">
            <text:p>8.1869783</text:p>
          </table:table-cell>
          <table:table-cell table:formula="of:=[.A3583]*0.3048" office:value-type="float" office:value="2.49539098584" calcext:value-type="float">
            <text:p>2.49539098584</text:p>
          </table:table-cell>
        </table:table-row>
        <table:table-row table:style-name="ro1">
          <table:table-cell office:value-type="float" office:value="8.1957817" calcext:value-type="float">
            <text:p>8.1957817</text:p>
          </table:table-cell>
          <table:table-cell table:formula="of:=[.A3584]*0.3048" office:value-type="float" office:value="2.49807426216" calcext:value-type="float">
            <text:p>2.49807426216</text:p>
          </table:table-cell>
        </table:table-row>
        <table:table-row table:style-name="ro1">
          <table:table-cell office:value-type="float" office:value="8.202601" calcext:value-type="float">
            <text:p>8.202601</text:p>
          </table:table-cell>
          <table:table-cell table:formula="of:=[.A3585]*0.3048" office:value-type="float" office:value="2.5001527848" calcext:value-type="float">
            <text:p>2.5001527848</text:p>
          </table:table-cell>
        </table:table-row>
        <table:table-row table:style-name="ro1">
          <table:table-cell office:value-type="float" office:value="8.2074375" calcext:value-type="float">
            <text:p>8.2074375</text:p>
          </table:table-cell>
          <table:table-cell table:formula="of:=[.A3586]*0.3048" office:value-type="float" office:value="2.50162695" calcext:value-type="float">
            <text:p>2.50162695</text:p>
          </table:table-cell>
        </table:table-row>
        <table:table-row table:style-name="ro1">
          <table:table-cell office:value-type="float" office:value="8.210288" calcext:value-type="float">
            <text:p>8.210288</text:p>
          </table:table-cell>
          <table:table-cell table:formula="of:=[.A3587]*0.3048" office:value-type="float" office:value="2.5024957824" calcext:value-type="float">
            <text:p>2.5024957824</text:p>
          </table:table-cell>
        </table:table-row>
        <table:table-row table:style-name="ro1">
          <table:table-cell office:value-type="float" office:value="8.2111554" calcext:value-type="float">
            <text:p>8.2111554</text:p>
          </table:table-cell>
          <table:table-cell table:formula="of:=[.A3588]*0.3048" office:value-type="float" office:value="2.50276016592" calcext:value-type="float">
            <text:p>2.50276016592</text:p>
          </table:table-cell>
        </table:table-row>
        <table:table-row table:style-name="ro1">
          <table:table-cell office:value-type="float" office:value="8.2100425" calcext:value-type="float">
            <text:p>8.2100425</text:p>
          </table:table-cell>
          <table:table-cell table:formula="of:=[.A3589]*0.3048" office:value-type="float" office:value="2.502420954" calcext:value-type="float">
            <text:p>2.502420954</text:p>
          </table:table-cell>
        </table:table-row>
        <table:table-row table:style-name="ro1">
          <table:table-cell office:value-type="float" office:value="8.206953" calcext:value-type="float">
            <text:p>8.206953</text:p>
          </table:table-cell>
          <table:table-cell table:formula="of:=[.A3590]*0.3048" office:value-type="float" office:value="2.5014792744" calcext:value-type="float">
            <text:p>2.5014792744</text:p>
          </table:table-cell>
        </table:table-row>
        <table:table-row table:style-name="ro1">
          <table:table-cell office:value-type="float" office:value="8.2018909" calcext:value-type="float">
            <text:p>8.2018909</text:p>
          </table:table-cell>
          <table:table-cell table:formula="of:=[.A3591]*0.3048" office:value-type="float" office:value="2.49993634632" calcext:value-type="float">
            <text:p>2.49993634632</text:p>
          </table:table-cell>
        </table:table-row>
        <table:table-row table:style-name="ro1">
          <table:table-cell office:value-type="float" office:value="8.1948624" calcext:value-type="float">
            <text:p>8.1948624</text:p>
          </table:table-cell>
          <table:table-cell table:formula="of:=[.A3592]*0.3048" office:value-type="float" office:value="2.49779405952" calcext:value-type="float">
            <text:p>2.49779405952</text:p>
          </table:table-cell>
        </table:table-row>
        <table:table-row table:style-name="ro1">
          <table:table-cell office:value-type="float" office:value="8.1858749" calcext:value-type="float">
            <text:p>8.1858749</text:p>
          </table:table-cell>
          <table:table-cell table:formula="of:=[.A3593]*0.3048" office:value-type="float" office:value="2.49505466952" calcext:value-type="float">
            <text:p>2.49505466952</text:p>
          </table:table-cell>
        </table:table-row>
        <table:table-row table:style-name="ro1">
          <table:table-cell office:value-type="float" office:value="8.1749353" calcext:value-type="float">
            <text:p>8.1749353</text:p>
          </table:table-cell>
          <table:table-cell table:formula="of:=[.A3594]*0.3048" office:value-type="float" office:value="2.49172027944" calcext:value-type="float">
            <text:p>2.49172027944</text:p>
          </table:table-cell>
        </table:table-row>
        <table:table-row table:style-name="ro1">
          <table:table-cell office:value-type="float" office:value="8.1620507" calcext:value-type="float">
            <text:p>8.1620507</text:p>
          </table:table-cell>
          <table:table-cell table:formula="of:=[.A3595]*0.3048" office:value-type="float" office:value="2.48779305336" calcext:value-type="float">
            <text:p>2.48779305336</text:p>
          </table:table-cell>
        </table:table-row>
        <table:table-row table:style-name="ro1">
          <table:table-cell office:value-type="float" office:value="8.1472287" calcext:value-type="float">
            <text:p>8.1472287</text:p>
          </table:table-cell>
          <table:table-cell table:formula="of:=[.A3596]*0.3048" office:value-type="float" office:value="2.48327530776" calcext:value-type="float">
            <text:p>2.48327530776</text:p>
          </table:table-cell>
        </table:table-row>
        <table:table-row table:style-name="ro1">
          <table:table-cell office:value-type="float" office:value="8.1304803" calcext:value-type="float">
            <text:p>8.1304803</text:p>
          </table:table-cell>
          <table:table-cell table:formula="of:=[.A3597]*0.3048" office:value-type="float" office:value="2.47817039544" calcext:value-type="float">
            <text:p>2.47817039544</text:p>
          </table:table-cell>
        </table:table-row>
        <table:table-row table:style-name="ro1">
          <table:table-cell office:value-type="float" office:value="8.1118126" calcext:value-type="float">
            <text:p>8.1118126</text:p>
          </table:table-cell>
          <table:table-cell table:formula="of:=[.A3598]*0.3048" office:value-type="float" office:value="2.47248048048" calcext:value-type="float">
            <text:p>2.47248048048</text:p>
          </table:table-cell>
        </table:table-row>
        <table:table-row table:style-name="ro1">
          <table:table-cell office:value-type="float" office:value="8.0912333" calcext:value-type="float">
            <text:p>8.0912333</text:p>
          </table:table-cell>
          <table:table-cell table:formula="of:=[.A3599]*0.3048" office:value-type="float" office:value="2.46620790984" calcext:value-type="float">
            <text:p>2.46620790984</text:p>
          </table:table-cell>
        </table:table-row>
        <table:table-row table:style-name="ro1">
          <table:table-cell office:value-type="float" office:value="8.0687532" calcext:value-type="float">
            <text:p>8.0687532</text:p>
          </table:table-cell>
          <table:table-cell table:formula="of:=[.A3600]*0.3048" office:value-type="float" office:value="2.45935597536" calcext:value-type="float">
            <text:p>2.45935597536</text:p>
          </table:table-cell>
        </table:table-row>
        <table:table-row table:style-name="ro1">
          <table:table-cell office:value-type="float" office:value="8.0443802" calcext:value-type="float">
            <text:p>8.0443802</text:p>
          </table:table-cell>
          <table:table-cell table:formula="of:=[.A3601]*0.3048" office:value-type="float" office:value="2.45192708496" calcext:value-type="float">
            <text:p>2.45192708496</text:p>
          </table:table-cell>
        </table:table-row>
        <table:table-row table:style-name="ro1">
          <table:table-cell office:value-type="float" office:value="8.0181212" calcext:value-type="float">
            <text:p>8.0181212</text:p>
          </table:table-cell>
          <table:table-cell table:formula="of:=[.A3602]*0.3048" office:value-type="float" office:value="2.44392334176" calcext:value-type="float">
            <text:p>2.44392334176</text:p>
          </table:table-cell>
        </table:table-row>
        <table:table-row table:style-name="ro1">
          <table:table-cell office:value-type="float" office:value="7.9899864" calcext:value-type="float">
            <text:p>7.9899864</text:p>
          </table:table-cell>
          <table:table-cell table:formula="of:=[.A3603]*0.3048" office:value-type="float" office:value="2.43534785472" calcext:value-type="float">
            <text:p>2.43534785472</text:p>
          </table:table-cell>
        </table:table-row>
        <table:table-row table:style-name="ro1">
          <table:table-cell office:value-type="float" office:value="7.9599843" calcext:value-type="float">
            <text:p>7.9599843</text:p>
          </table:table-cell>
          <table:table-cell table:formula="of:=[.A3604]*0.3048" office:value-type="float" office:value="2.42620321464" calcext:value-type="float">
            <text:p>2.42620321464</text:p>
          </table:table-cell>
        </table:table-row>
        <table:table-row table:style-name="ro1">
          <table:table-cell office:value-type="float" office:value="7.9281225" calcext:value-type="float">
            <text:p>7.9281225</text:p>
          </table:table-cell>
          <table:table-cell table:formula="of:=[.A3605]*0.3048" office:value-type="float" office:value="2.416491738" calcext:value-type="float">
            <text:p>2.416491738</text:p>
          </table:table-cell>
        </table:table-row>
        <table:table-row table:style-name="ro1">
          <table:table-cell office:value-type="float" office:value="7.8944092" calcext:value-type="float">
            <text:p>7.8944092</text:p>
          </table:table-cell>
          <table:table-cell table:formula="of:=[.A3606]*0.3048" office:value-type="float" office:value="2.40621592416" calcext:value-type="float">
            <text:p>2.40621592416</text:p>
          </table:table-cell>
        </table:table-row>
        <table:table-row table:style-name="ro1">
          <table:table-cell office:value-type="float" office:value="7.8588562" calcext:value-type="float">
            <text:p>7.8588562</text:p>
          </table:table-cell>
          <table:table-cell table:formula="of:=[.A3607]*0.3048" office:value-type="float" office:value="2.39537936976" calcext:value-type="float">
            <text:p>2.39537936976</text:p>
          </table:table-cell>
        </table:table-row>
        <table:table-row table:style-name="ro1">
          <table:table-cell office:value-type="float" office:value="7.8214712" calcext:value-type="float">
            <text:p>7.8214712</text:p>
          </table:table-cell>
          <table:table-cell table:formula="of:=[.A3608]*0.3048" office:value-type="float" office:value="2.38398442176" calcext:value-type="float">
            <text:p>2.38398442176</text:p>
          </table:table-cell>
        </table:table-row>
        <table:table-row table:style-name="ro1">
          <table:table-cell office:value-type="float" office:value="7.7822671" calcext:value-type="float">
            <text:p>7.7822671</text:p>
          </table:table-cell>
          <table:table-cell table:formula="of:=[.A3609]*0.3048" office:value-type="float" office:value="2.37203501208" calcext:value-type="float">
            <text:p>2.37203501208</text:p>
          </table:table-cell>
        </table:table-row>
        <table:table-row table:style-name="ro1">
          <table:table-cell office:value-type="float" office:value="7.741251" calcext:value-type="float">
            <text:p>7.741251</text:p>
          </table:table-cell>
          <table:table-cell table:formula="of:=[.A3610]*0.3048" office:value-type="float" office:value="2.3595333048" calcext:value-type="float">
            <text:p>2.3595333048</text:p>
          </table:table-cell>
        </table:table-row>
        <table:table-row table:style-name="ro1">
          <table:table-cell office:value-type="float" office:value="7.6984344" calcext:value-type="float">
            <text:p>7.6984344</text:p>
          </table:table-cell>
          <table:table-cell table:formula="of:=[.A3611]*0.3048" office:value-type="float" office:value="2.34648280512" calcext:value-type="float">
            <text:p>2.34648280512</text:p>
          </table:table-cell>
        </table:table-row>
        <table:table-row table:style-name="ro1">
          <table:table-cell office:value-type="float" office:value="7.6538301" calcext:value-type="float">
            <text:p>7.6538301</text:p>
          </table:table-cell>
          <table:table-cell table:formula="of:=[.A3612]*0.3048" office:value-type="float" office:value="2.33288741448" calcext:value-type="float">
            <text:p>2.33288741448</text:p>
          </table:table-cell>
        </table:table-row>
        <table:table-row table:style-name="ro1">
          <table:table-cell office:value-type="float" office:value="7.6074467" calcext:value-type="float">
            <text:p>7.6074467</text:p>
          </table:table-cell>
          <table:table-cell table:formula="of:=[.A3613]*0.3048" office:value-type="float" office:value="2.31874975416" calcext:value-type="float">
            <text:p>2.31874975416</text:p>
          </table:table-cell>
        </table:table-row>
        <table:table-row table:style-name="ro1">
          <table:table-cell office:value-type="float" office:value="7.559299" calcext:value-type="float">
            <text:p>7.559299</text:p>
          </table:table-cell>
          <table:table-cell table:formula="of:=[.A3614]*0.3048" office:value-type="float" office:value="2.3040743352" calcext:value-type="float">
            <text:p>2.3040743352</text:p>
          </table:table-cell>
        </table:table-row>
        <table:table-row table:style-name="ro1">
          <table:table-cell office:value-type="float" office:value="7.5093994" calcext:value-type="float">
            <text:p>7.5093994</text:p>
          </table:table-cell>
          <table:table-cell table:formula="of:=[.A3615]*0.3048" office:value-type="float" office:value="2.28886493712" calcext:value-type="float">
            <text:p>2.28886493712</text:p>
          </table:table-cell>
        </table:table-row>
        <table:table-row table:style-name="ro1">
          <table:table-cell office:value-type="float" office:value="7.4577584" calcext:value-type="float">
            <text:p>7.4577584</text:p>
          </table:table-cell>
          <table:table-cell table:formula="of:=[.A3616]*0.3048" office:value-type="float" office:value="2.27312476032" calcext:value-type="float">
            <text:p>2.27312476032</text:p>
          </table:table-cell>
        </table:table-row>
        <table:table-row table:style-name="ro1">
          <table:table-cell office:value-type="float" office:value="7.404388" calcext:value-type="float">
            <text:p>7.404388</text:p>
          </table:table-cell>
          <table:table-cell table:formula="of:=[.A3617]*0.3048" office:value-type="float" office:value="2.2568574624" calcext:value-type="float">
            <text:p>2.2568574624</text:p>
          </table:table-cell>
        </table:table-row>
        <table:table-row table:style-name="ro1">
          <table:table-cell office:value-type="float" office:value="7.3493004" calcext:value-type="float">
            <text:p>7.3493004</text:p>
          </table:table-cell>
          <table:table-cell table:formula="of:=[.A3618]*0.3048" office:value-type="float" office:value="2.24006676192" calcext:value-type="float">
            <text:p>2.24006676192</text:p>
          </table:table-cell>
        </table:table-row>
        <table:table-row table:style-name="ro1">
          <table:table-cell office:value-type="float" office:value="7.2925043" calcext:value-type="float">
            <text:p>7.2925043</text:p>
          </table:table-cell>
          <table:table-cell table:formula="of:=[.A3619]*0.3048" office:value-type="float" office:value="2.22275531064" calcext:value-type="float">
            <text:p>2.22275531064</text:p>
          </table:table-cell>
        </table:table-row>
        <table:table-row table:style-name="ro1">
          <table:table-cell office:value-type="float" office:value="7.2340093" calcext:value-type="float">
            <text:p>7.2340093</text:p>
          </table:table-cell>
          <table:table-cell table:formula="of:=[.A3620]*0.3048" office:value-type="float" office:value="2.20492603464" calcext:value-type="float">
            <text:p>2.20492603464</text:p>
          </table:table-cell>
        </table:table-row>
        <table:table-row table:style-name="ro1">
          <table:table-cell office:value-type="float" office:value="7.1738296" calcext:value-type="float">
            <text:p>7.1738296</text:p>
          </table:table-cell>
          <table:table-cell table:formula="of:=[.A3621]*0.3048" office:value-type="float" office:value="2.18658326208" calcext:value-type="float">
            <text:p>2.18658326208</text:p>
          </table:table-cell>
        </table:table-row>
        <table:table-row table:style-name="ro1">
          <table:table-cell office:value-type="float" office:value="7.1119657" calcext:value-type="float">
            <text:p>7.1119657</text:p>
          </table:table-cell>
          <table:table-cell table:formula="of:=[.A3622]*0.3048" office:value-type="float" office:value="2.16772714536" calcext:value-type="float">
            <text:p>2.16772714536</text:p>
          </table:table-cell>
        </table:table-row>
        <table:table-row table:style-name="ro1">
          <table:table-cell office:value-type="float" office:value="7.0484338" calcext:value-type="float">
            <text:p>7.0484338</text:p>
          </table:table-cell>
          <table:table-cell table:formula="of:=[.A3623]*0.3048" office:value-type="float" office:value="2.14836262224" calcext:value-type="float">
            <text:p>2.14836262224</text:p>
          </table:table-cell>
        </table:table-row>
        <table:table-row table:style-name="ro1">
          <table:table-cell office:value-type="float" office:value="6.9832397" calcext:value-type="float">
            <text:p>6.9832397</text:p>
          </table:table-cell>
          <table:table-cell table:formula="of:=[.A3624]*0.3048" office:value-type="float" office:value="2.12849146056" calcext:value-type="float">
            <text:p>2.12849146056</text:p>
          </table:table-cell>
        </table:table-row>
        <table:table-row table:style-name="ro1">
          <table:table-cell office:value-type="float" office:value="6.9163914" calcext:value-type="float">
            <text:p>6.9163914</text:p>
          </table:table-cell>
          <table:table-cell table:formula="of:=[.A3625]*0.3048" office:value-type="float" office:value="2.10811609872" calcext:value-type="float">
            <text:p>2.10811609872</text:p>
          </table:table-cell>
        </table:table-row>
        <table:table-row table:style-name="ro1">
          <table:table-cell office:value-type="float" office:value="6.8478971" calcext:value-type="float">
            <text:p>6.8478971</text:p>
          </table:table-cell>
          <table:table-cell table:formula="of:=[.A3626]*0.3048" office:value-type="float" office:value="2.08723903608" calcext:value-type="float">
            <text:p>2.08723903608</text:p>
          </table:table-cell>
        </table:table-row>
        <table:table-row table:style-name="ro1">
          <table:table-cell office:value-type="float" office:value="6.7777705" calcext:value-type="float">
            <text:p>6.7777705</text:p>
          </table:table-cell>
          <table:table-cell table:formula="of:=[.A3627]*0.3048" office:value-type="float" office:value="2.0658644484" calcext:value-type="float">
            <text:p>2.0658644484</text:p>
          </table:table-cell>
        </table:table-row>
        <table:table-row table:style-name="ro1">
          <table:table-cell office:value-type="float" office:value="6.7060165" calcext:value-type="float">
            <text:p>6.7060165</text:p>
          </table:table-cell>
          <table:table-cell table:formula="of:=[.A3628]*0.3048" office:value-type="float" office:value="2.0439938292" calcext:value-type="float">
            <text:p>2.0439938292</text:p>
          </table:table-cell>
        </table:table-row>
        <table:table-row table:style-name="ro1">
          <table:table-cell office:value-type="float" office:value="6.6326494" calcext:value-type="float">
            <text:p>6.6326494</text:p>
          </table:table-cell>
          <table:table-cell table:formula="of:=[.A3629]*0.3048" office:value-type="float" office:value="2.02163153712" calcext:value-type="float">
            <text:p>2.02163153712</text:p>
          </table:table-cell>
        </table:table-row>
        <table:table-row table:style-name="ro1">
          <table:table-cell office:value-type="float" office:value="6.5576816" calcext:value-type="float">
            <text:p>6.5576816</text:p>
          </table:table-cell>
          <table:table-cell table:formula="of:=[.A3630]*0.3048" office:value-type="float" office:value="1.99878135168" calcext:value-type="float">
            <text:p>1.99878135168</text:p>
          </table:table-cell>
        </table:table-row>
        <table:table-row table:style-name="ro1">
          <table:table-cell office:value-type="float" office:value="6.4811268" calcext:value-type="float">
            <text:p>6.4811268</text:p>
          </table:table-cell>
          <table:table-cell table:formula="of:=[.A3631]*0.3048" office:value-type="float" office:value="1.97544744864" calcext:value-type="float">
            <text:p>1.97544744864</text:p>
          </table:table-cell>
        </table:table-row>
        <table:table-row table:style-name="ro1">
          <table:table-cell office:value-type="float" office:value="6.4029999" calcext:value-type="float">
            <text:p>6.4029999</text:p>
          </table:table-cell>
          <table:table-cell table:formula="of:=[.A3632]*0.3048" office:value-type="float" office:value="1.95163436952" calcext:value-type="float">
            <text:p>1.95163436952</text:p>
          </table:table-cell>
        </table:table-row>
        <table:table-row table:style-name="ro1">
          <table:table-cell office:value-type="float" office:value="6.3233232" calcext:value-type="float">
            <text:p>6.3233232</text:p>
          </table:table-cell>
          <table:table-cell table:formula="of:=[.A3633]*0.3048" office:value-type="float" office:value="1.92734891136" calcext:value-type="float">
            <text:p>1.92734891136</text:p>
          </table:table-cell>
        </table:table-row>
        <table:table-row table:style-name="ro1">
          <table:table-cell office:value-type="float" office:value="6.2421136" calcext:value-type="float">
            <text:p>6.2421136</text:p>
          </table:table-cell>
          <table:table-cell table:formula="of:=[.A3634]*0.3048" office:value-type="float" office:value="1.90259622528" calcext:value-type="float">
            <text:p>1.90259622528</text:p>
          </table:table-cell>
        </table:table-row>
        <table:table-row table:style-name="ro1">
          <table:table-cell office:value-type="float" office:value="6.1593957" calcext:value-type="float">
            <text:p>6.1593957</text:p>
          </table:table-cell>
          <table:table-cell table:formula="of:=[.A3635]*0.3048" office:value-type="float" office:value="1.87738380936" calcext:value-type="float">
            <text:p>1.87738380936</text:p>
          </table:table-cell>
        </table:table-row>
        <table:table-row table:style-name="ro1">
          <table:table-cell office:value-type="float" office:value="6.0751982" calcext:value-type="float">
            <text:p>6.0751982</text:p>
          </table:table-cell>
          <table:table-cell table:formula="of:=[.A3636]*0.3048" office:value-type="float" office:value="1.85172041136" calcext:value-type="float">
            <text:p>1.85172041136</text:p>
          </table:table-cell>
        </table:table-row>
        <table:table-row table:style-name="ro1">
          <table:table-cell office:value-type="float" office:value="5.9895458" calcext:value-type="float">
            <text:p>5.9895458</text:p>
          </table:table-cell>
          <table:table-cell table:formula="of:=[.A3637]*0.3048" office:value-type="float" office:value="1.82561355984" calcext:value-type="float">
            <text:p>1.82561355984</text:p>
          </table:table-cell>
        </table:table-row>
        <table:table-row table:style-name="ro1">
          <table:table-cell office:value-type="float" office:value="5.9024715" calcext:value-type="float">
            <text:p>5.9024715</text:p>
          </table:table-cell>
          <table:table-cell table:formula="of:=[.A3638]*0.3048" office:value-type="float" office:value="1.7990733132" calcext:value-type="float">
            <text:p>1.7990733132</text:p>
          </table:table-cell>
        </table:table-row>
        <table:table-row table:style-name="ro1">
          <table:table-cell office:value-type="float" office:value="5.8140097" calcext:value-type="float">
            <text:p>5.8140097</text:p>
          </table:table-cell>
          <table:table-cell table:formula="of:=[.A3639]*0.3048" office:value-type="float" office:value="1.77211015656" calcext:value-type="float">
            <text:p>1.77211015656</text:p>
          </table:table-cell>
        </table:table-row>
        <table:table-row table:style-name="ro1">
          <table:table-cell office:value-type="float" office:value="5.7241926" calcext:value-type="float">
            <text:p>5.7241926</text:p>
          </table:table-cell>
          <table:table-cell table:formula="of:=[.A3640]*0.3048" office:value-type="float" office:value="1.74473390448" calcext:value-type="float">
            <text:p>1.74473390448</text:p>
          </table:table-cell>
        </table:table-row>
        <table:table-row table:style-name="ro1">
          <table:table-cell office:value-type="float" office:value="5.633059" calcext:value-type="float">
            <text:p>5.633059</text:p>
          </table:table-cell>
          <table:table-cell table:formula="of:=[.A3641]*0.3048" office:value-type="float" office:value="1.7169563832" calcext:value-type="float">
            <text:p>1.7169563832</text:p>
          </table:table-cell>
        </table:table-row>
        <table:table-row table:style-name="ro1">
          <table:table-cell office:value-type="float" office:value="5.5406585" calcext:value-type="float">
            <text:p>5.5406585</text:p>
          </table:table-cell>
          <table:table-cell table:formula="of:=[.A3642]*0.3048" office:value-type="float" office:value="1.6887927108" calcext:value-type="float">
            <text:p>1.6887927108</text:p>
          </table:table-cell>
        </table:table-row>
        <table:table-row table:style-name="ro1">
          <table:table-cell office:value-type="float" office:value="5.447026" calcext:value-type="float">
            <text:p>5.447026</text:p>
          </table:table-cell>
          <table:table-cell table:formula="of:=[.A3643]*0.3048" office:value-type="float" office:value="1.6602535248" calcext:value-type="float">
            <text:p>1.6602535248</text:p>
          </table:table-cell>
        </table:table-row>
        <table:table-row table:style-name="ro1">
          <table:table-cell office:value-type="float" office:value="5.3522131" calcext:value-type="float">
            <text:p>5.3522131</text:p>
          </table:table-cell>
          <table:table-cell table:formula="of:=[.A3644]*0.3048" office:value-type="float" office:value="1.63135455288" calcext:value-type="float">
            <text:p>1.63135455288</text:p>
          </table:table-cell>
        </table:table-row>
        <table:table-row table:style-name="ro1">
          <table:table-cell office:value-type="float" office:value="5.2562675" calcext:value-type="float">
            <text:p>5.2562675</text:p>
          </table:table-cell>
          <table:table-cell table:formula="of:=[.A3645]*0.3048" office:value-type="float" office:value="1.602110334" calcext:value-type="float">
            <text:p>1.602110334</text:p>
          </table:table-cell>
        </table:table-row>
        <table:table-row table:style-name="ro1">
          <table:table-cell office:value-type="float" office:value="5.1592364" calcext:value-type="float">
            <text:p>5.1592364</text:p>
          </table:table-cell>
          <table:table-cell table:formula="of:=[.A3646]*0.3048" office:value-type="float" office:value="1.57253525472" calcext:value-type="float">
            <text:p>1.57253525472</text:p>
          </table:table-cell>
        </table:table-row>
        <table:table-row table:style-name="ro1">
          <table:table-cell office:value-type="float" office:value="5.0611689" calcext:value-type="float">
            <text:p>5.0611689</text:p>
          </table:table-cell>
          <table:table-cell table:formula="of:=[.A3647]*0.3048" office:value-type="float" office:value="1.54264428072" calcext:value-type="float">
            <text:p>1.54264428072</text:p>
          </table:table-cell>
        </table:table-row>
        <table:table-row table:style-name="ro1">
          <table:table-cell office:value-type="float" office:value="4.9621201" calcext:value-type="float">
            <text:p>4.9621201</text:p>
          </table:table-cell>
          <table:table-cell table:formula="of:=[.A3648]*0.3048" office:value-type="float" office:value="1.51245420648" calcext:value-type="float">
            <text:p>1.51245420648</text:p>
          </table:table-cell>
        </table:table-row>
        <table:table-row table:style-name="ro1">
          <table:table-cell office:value-type="float" office:value="4.8621366" calcext:value-type="float">
            <text:p>4.8621366</text:p>
          </table:table-cell>
          <table:table-cell table:formula="of:=[.A3649]*0.3048" office:value-type="float" office:value="1.48197923568" calcext:value-type="float">
            <text:p>1.48197923568</text:p>
          </table:table-cell>
        </table:table-row>
        <table:table-row table:style-name="ro1">
          <table:table-cell office:value-type="float" office:value="4.7612736" calcext:value-type="float">
            <text:p>4.7612736</text:p>
          </table:table-cell>
          <table:table-cell table:formula="of:=[.A3650]*0.3048" office:value-type="float" office:value="1.45123619328" calcext:value-type="float">
            <text:p>1.45123619328</text:p>
          </table:table-cell>
        </table:table-row>
        <table:table-row table:style-name="ro1">
          <table:table-cell office:value-type="float" office:value="4.6595824" calcext:value-type="float">
            <text:p>4.6595824</text:p>
          </table:table-cell>
          <table:table-cell table:formula="of:=[.A3651]*0.3048" office:value-type="float" office:value="1.42024071552" calcext:value-type="float">
            <text:p>1.42024071552</text:p>
          </table:table-cell>
        </table:table-row>
        <table:table-row table:style-name="ro1">
          <table:table-cell office:value-type="float" office:value="4.5571105" calcext:value-type="float">
            <text:p>4.5571105</text:p>
          </table:table-cell>
          <table:table-cell table:formula="of:=[.A3652]*0.3048" office:value-type="float" office:value="1.3890072804" calcext:value-type="float">
            <text:p>1.3890072804</text:p>
          </table:table-cell>
        </table:table-row>
        <table:table-row table:style-name="ro1">
          <table:table-cell office:value-type="float" office:value="4.4539113" calcext:value-type="float">
            <text:p>4.4539113</text:p>
          </table:table-cell>
          <table:table-cell table:formula="of:=[.A3653]*0.3048" office:value-type="float" office:value="1.35755216424" calcext:value-type="float">
            <text:p>1.35755216424</text:p>
          </table:table-cell>
        </table:table-row>
        <table:table-row table:style-name="ro1">
          <table:table-cell office:value-type="float" office:value="4.3500321" calcext:value-type="float">
            <text:p>4.3500321</text:p>
          </table:table-cell>
          <table:table-cell table:formula="of:=[.A3654]*0.3048" office:value-type="float" office:value="1.32588978408" calcext:value-type="float">
            <text:p>1.32588978408</text:p>
          </table:table-cell>
        </table:table-row>
        <table:table-row table:style-name="ro1">
          <table:table-cell office:value-type="float" office:value="4.2455158" calcext:value-type="float">
            <text:p>4.2455158</text:p>
          </table:table-cell>
          <table:table-cell table:formula="of:=[.A3655]*0.3048" office:value-type="float" office:value="1.29403321584" calcext:value-type="float">
            <text:p>1.29403321584</text:p>
          </table:table-cell>
        </table:table-row>
        <table:table-row table:style-name="ro1">
          <table:table-cell office:value-type="float" office:value="4.1404135" calcext:value-type="float">
            <text:p>4.1404135</text:p>
          </table:table-cell>
          <table:table-cell table:formula="of:=[.A3656]*0.3048" office:value-type="float" office:value="1.2619980348" calcext:value-type="float">
            <text:p>1.2619980348</text:p>
          </table:table-cell>
        </table:table-row>
        <table:table-row table:style-name="ro1">
          <table:table-cell office:value-type="float" office:value="4.034766" calcext:value-type="float">
            <text:p>4.034766</text:p>
          </table:table-cell>
          <table:table-cell table:formula="of:=[.A3657]*0.3048" office:value-type="float" office:value="1.2297966768" calcext:value-type="float">
            <text:p>1.2297966768</text:p>
          </table:table-cell>
        </table:table-row>
        <table:table-row table:style-name="ro1">
          <table:table-cell office:value-type="float" office:value="3.9286144" calcext:value-type="float">
            <text:p>3.9286144</text:p>
          </table:table-cell>
          <table:table-cell table:formula="of:=[.A3658]*0.3048" office:value-type="float" office:value="1.19744166912" calcext:value-type="float">
            <text:p>1.19744166912</text:p>
          </table:table-cell>
        </table:table-row>
        <table:table-row table:style-name="ro1">
          <table:table-cell office:value-type="float" office:value="3.8219984" calcext:value-type="float">
            <text:p>3.8219984</text:p>
          </table:table-cell>
          <table:table-cell table:formula="of:=[.A3659]*0.3048" office:value-type="float" office:value="1.16494511232" calcext:value-type="float">
            <text:p>1.16494511232</text:p>
          </table:table-cell>
        </table:table-row>
        <table:table-row table:style-name="ro1">
          <table:table-cell office:value-type="float" office:value="3.7149556" calcext:value-type="float">
            <text:p>3.7149556</text:p>
          </table:table-cell>
          <table:table-cell table:formula="of:=[.A3660]*0.3048" office:value-type="float" office:value="1.13231846688" calcext:value-type="float">
            <text:p>1.13231846688</text:p>
          </table:table-cell>
        </table:table-row>
        <table:table-row table:style-name="ro1">
          <table:table-cell office:value-type="float" office:value="3.6075127" calcext:value-type="float">
            <text:p>3.6075127</text:p>
          </table:table-cell>
          <table:table-cell table:formula="of:=[.A3661]*0.3048" office:value-type="float" office:value="1.09956987096" calcext:value-type="float">
            <text:p>1.09956987096</text:p>
          </table:table-cell>
        </table:table-row>
        <table:table-row table:style-name="ro1">
          <table:table-cell office:value-type="float" office:value="3.4997067" calcext:value-type="float">
            <text:p>3.4997067</text:p>
          </table:table-cell>
          <table:table-cell table:formula="of:=[.A3662]*0.3048" office:value-type="float" office:value="1.06671060216" calcext:value-type="float">
            <text:p>1.06671060216</text:p>
          </table:table-cell>
        </table:table-row>
        <table:table-row table:style-name="ro1">
          <table:table-cell office:value-type="float" office:value="3.3915604" calcext:value-type="float">
            <text:p>3.3915604</text:p>
          </table:table-cell>
          <table:table-cell table:formula="of:=[.A3663]*0.3048" office:value-type="float" office:value="1.03374760992" calcext:value-type="float">
            <text:p>1.03374760992</text:p>
          </table:table-cell>
        </table:table-row>
        <table:table-row table:style-name="ro1">
          <table:table-cell office:value-type="float" office:value="3.2830987" calcext:value-type="float">
            <text:p>3.2830987</text:p>
          </table:table-cell>
          <table:table-cell table:formula="of:=[.A3664]*0.3048" office:value-type="float" office:value="1.00068848376" calcext:value-type="float">
            <text:p>1.00068848376</text:p>
          </table:table-cell>
        </table:table-row>
        <table:table-row table:style-name="ro1">
          <table:table-cell office:value-type="float" office:value="3.1743484" calcext:value-type="float">
            <text:p>3.1743484</text:p>
          </table:table-cell>
          <table:table-cell table:formula="of:=[.A3665]*0.3048" office:value-type="float" office:value="0.96754139232" calcext:value-type="float">
            <text:p>0.96754139232</text:p>
          </table:table-cell>
        </table:table-row>
        <table:table-row table:style-name="ro1">
          <table:table-cell office:value-type="float" office:value="3.0653299" calcext:value-type="float">
            <text:p>3.0653299</text:p>
          </table:table-cell>
          <table:table-cell table:formula="of:=[.A3666]*0.3048" office:value-type="float" office:value="0.93431255352" calcext:value-type="float">
            <text:p>0.93431255352</text:p>
          </table:table-cell>
        </table:table-row>
        <table:table-row table:style-name="ro1">
          <table:table-cell office:value-type="float" office:value="2.9560647" calcext:value-type="float">
            <text:p>2.9560647</text:p>
          </table:table-cell>
          <table:table-cell table:formula="of:=[.A3667]*0.3048" office:value-type="float" office:value="0.90100852056" calcext:value-type="float">
            <text:p>0.90100852056</text:p>
          </table:table-cell>
        </table:table-row>
        <table:table-row table:style-name="ro1">
          <table:table-cell office:value-type="float" office:value="2.8465757" calcext:value-type="float">
            <text:p>2.8465757</text:p>
          </table:table-cell>
          <table:table-cell table:formula="of:=[.A3668]*0.3048" office:value-type="float" office:value="0.86763627336" calcext:value-type="float">
            <text:p>0.86763627336</text:p>
          </table:table-cell>
        </table:table-row>
        <table:table-row table:style-name="ro1">
          <table:table-cell office:value-type="float" office:value="2.7368847" calcext:value-type="float">
            <text:p>2.7368847</text:p>
          </table:table-cell>
          <table:table-cell table:formula="of:=[.A3669]*0.3048" office:value-type="float" office:value="0.83420245656" calcext:value-type="float">
            <text:p>0.83420245656</text:p>
          </table:table-cell>
        </table:table-row>
        <table:table-row table:style-name="ro1">
          <table:table-cell office:value-type="float" office:value="2.6270103" calcext:value-type="float">
            <text:p>2.6270103</text:p>
          </table:table-cell>
          <table:table-cell table:formula="of:=[.A3670]*0.3048" office:value-type="float" office:value="0.80071273944" calcext:value-type="float">
            <text:p>0.80071273944</text:p>
          </table:table-cell>
        </table:table-row>
        <table:table-row table:style-name="ro1">
          <table:table-cell office:value-type="float" office:value="2.5169761" calcext:value-type="float">
            <text:p>2.5169761</text:p>
          </table:table-cell>
          <table:table-cell table:formula="of:=[.A3671]*0.3048" office:value-type="float" office:value="0.76717431528" calcext:value-type="float">
            <text:p>0.76717431528</text:p>
          </table:table-cell>
        </table:table-row>
        <table:table-row table:style-name="ro1">
          <table:table-cell office:value-type="float" office:value="2.40680701" calcext:value-type="float">
            <text:p>2.40680701</text:p>
          </table:table-cell>
          <table:table-cell table:formula="of:=[.A3672]*0.3048" office:value-type="float" office:value="0.733594776648" calcext:value-type="float">
            <text:p>0.733594776648</text:p>
          </table:table-cell>
        </table:table-row>
        <table:table-row table:style-name="ro1">
          <table:table-cell office:value-type="float" office:value="2.29651809" calcext:value-type="float">
            <text:p>2.29651809</text:p>
          </table:table-cell>
          <table:table-cell table:formula="of:=[.A3673]*0.3048" office:value-type="float" office:value="0.699978713832" calcext:value-type="float">
            <text:p>0.699978713832</text:p>
          </table:table-cell>
        </table:table-row>
        <table:table-row table:style-name="ro1">
          <table:table-cell office:value-type="float" office:value="2.1861462" calcext:value-type="float">
            <text:p>2.1861462</text:p>
          </table:table-cell>
          <table:table-cell table:formula="of:=[.A3674]*0.3048" office:value-type="float" office:value="0.66633736176" calcext:value-type="float">
            <text:p>0.66633736176</text:p>
          </table:table-cell>
        </table:table-row>
        <table:table-row table:style-name="ro1">
          <table:table-cell office:value-type="float" office:value="2.07570785" calcext:value-type="float">
            <text:p>2.07570785</text:p>
          </table:table-cell>
          <table:table-cell table:formula="of:=[.A3675]*0.3048" office:value-type="float" office:value="0.63267575268" calcext:value-type="float">
            <text:p>0.63267575268</text:p>
          </table:table-cell>
        </table:table-row>
        <table:table-row table:style-name="ro1">
          <table:table-cell office:value-type="float" office:value="1.9652288" calcext:value-type="float">
            <text:p>1.9652288</text:p>
          </table:table-cell>
          <table:table-cell table:formula="of:=[.A3676]*0.3048" office:value-type="float" office:value="0.59900173824" calcext:value-type="float">
            <text:p>0.59900173824</text:p>
          </table:table-cell>
        </table:table-row>
        <table:table-row table:style-name="ro1">
          <table:table-cell office:value-type="float" office:value="1.85473961" calcext:value-type="float">
            <text:p>1.85473961</text:p>
          </table:table-cell>
          <table:table-cell table:formula="of:=[.A3677]*0.3048" office:value-type="float" office:value="0.565324633128" calcext:value-type="float">
            <text:p>0.565324633128</text:p>
          </table:table-cell>
        </table:table-row>
        <table:table-row table:style-name="ro1">
          <table:table-cell office:value-type="float" office:value="1.74426846" calcext:value-type="float">
            <text:p>1.74426846</text:p>
          </table:table-cell>
          <table:table-cell table:formula="of:=[.A3678]*0.3048" office:value-type="float" office:value="0.531653026608" calcext:value-type="float">
            <text:p>0.531653026608</text:p>
          </table:table-cell>
        </table:table-row>
        <table:table-row table:style-name="ro1">
          <table:table-cell office:value-type="float" office:value="1.63384134" calcext:value-type="float">
            <text:p>1.63384134</text:p>
          </table:table-cell>
          <table:table-cell table:formula="of:=[.A3679]*0.3048" office:value-type="float" office:value="0.497994840432" calcext:value-type="float">
            <text:p>0.497994840432</text:p>
          </table:table-cell>
        </table:table-row>
        <table:table-row table:style-name="ro1">
          <table:table-cell office:value-type="float" office:value="1.5234954" calcext:value-type="float">
            <text:p>1.5234954</text:p>
          </table:table-cell>
          <table:table-cell table:formula="of:=[.A3680]*0.3048" office:value-type="float" office:value="0.46436139792" calcext:value-type="float">
            <text:p>0.46436139792</text:p>
          </table:table-cell>
        </table:table-row>
        <table:table-row table:style-name="ro1">
          <table:table-cell office:value-type="float" office:value="1.413254105" calcext:value-type="float">
            <text:p>1.413254105</text:p>
          </table:table-cell>
          <table:table-cell table:formula="of:=[.A3681]*0.3048" office:value-type="float" office:value="0.430759851204" calcext:value-type="float">
            <text:p>0.430759851204</text:p>
          </table:table-cell>
        </table:table-row>
        <table:table-row table:style-name="ro1">
          <table:table-cell office:value-type="float" office:value="1.30315462" calcext:value-type="float">
            <text:p>1.30315462</text:p>
          </table:table-cell>
          <table:table-cell table:formula="of:=[.A3682]*0.3048" office:value-type="float" office:value="0.397201528176" calcext:value-type="float">
            <text:p>0.397201528176</text:p>
          </table:table-cell>
        </table:table-row>
        <table:table-row table:style-name="ro1">
          <table:table-cell office:value-type="float" office:value="1.19322363" calcext:value-type="float">
            <text:p>1.19322363</text:p>
          </table:table-cell>
          <table:table-cell table:formula="of:=[.A3683]*0.3048" office:value-type="float" office:value="0.363694562424" calcext:value-type="float">
            <text:p>0.363694562424</text:p>
          </table:table-cell>
        </table:table-row>
        <table:table-row table:style-name="ro1">
          <table:table-cell office:value-type="float" office:value="1.08350012" calcext:value-type="float">
            <text:p>1.08350012</text:p>
          </table:table-cell>
          <table:table-cell table:formula="of:=[.A3684]*0.3048" office:value-type="float" office:value="0.330250836576" calcext:value-type="float">
            <text:p>0.330250836576</text:p>
          </table:table-cell>
        </table:table-row>
        <table:table-row table:style-name="ro1">
          <table:table-cell office:value-type="float" office:value="0.97400612" calcext:value-type="float">
            <text:p>0.97400612</text:p>
          </table:table-cell>
          <table:table-cell table:formula="of:=[.A3685]*0.3048" office:value-type="float" office:value="0.296877065376" calcext:value-type="float">
            <text:p>0.296877065376</text:p>
          </table:table-cell>
        </table:table-row>
        <table:table-row table:style-name="ro1">
          <table:table-cell office:value-type="float" office:value="0.86478561" calcext:value-type="float">
            <text:p>0.86478561</text:p>
          </table:table-cell>
          <table:table-cell table:formula="of:=[.A3686]*0.3048" office:value-type="float" office:value="0.263586653928" calcext:value-type="float">
            <text:p>0.263586653928</text:p>
          </table:table-cell>
        </table:table-row>
        <table:table-row table:style-name="ro1">
          <table:table-cell office:value-type="float" office:value="0.75586641" calcext:value-type="float">
            <text:p>0.75586641</text:p>
          </table:table-cell>
          <table:table-cell table:formula="of:=[.A3687]*0.3048" office:value-type="float" office:value="0.230388081768" calcext:value-type="float">
            <text:p>0.230388081768</text:p>
          </table:table-cell>
        </table:table-row>
        <table:table-row table:style-name="ro1">
          <table:table-cell office:value-type="float" office:value="0.64727879" calcext:value-type="float">
            <text:p>0.64727879</text:p>
          </table:table-cell>
          <table:table-cell table:formula="of:=[.A3688]*0.3048" office:value-type="float" office:value="0.197290575192" calcext:value-type="float">
            <text:p>0.197290575192</text:p>
          </table:table-cell>
        </table:table-row>
        <table:table-row table:style-name="ro1">
          <table:table-cell office:value-type="float" office:value="0.53905886" calcext:value-type="float">
            <text:p>0.53905886</text:p>
          </table:table-cell>
          <table:table-cell table:formula="of:=[.A3689]*0.3048" office:value-type="float" office:value="0.164305140528" calcext:value-type="float">
            <text:p>0.164305140528</text:p>
          </table:table-cell>
        </table:table-row>
        <table:table-row table:style-name="ro1">
          <table:table-cell office:value-type="float" office:value="0.4312398" calcext:value-type="float">
            <text:p>0.4312398</text:p>
          </table:table-cell>
          <table:table-cell table:formula="of:=[.A3690]*0.3048" office:value-type="float" office:value="0.13144189104" calcext:value-type="float">
            <text:p>0.13144189104</text:p>
          </table:table-cell>
        </table:table-row>
        <table:table-row table:style-name="ro1">
          <table:table-cell office:value-type="float" office:value="0.3238534" calcext:value-type="float">
            <text:p>0.3238534</text:p>
          </table:table-cell>
          <table:table-cell table:formula="of:=[.A3691]*0.3048" office:value-type="float" office:value="0.09871051632" calcext:value-type="float">
            <text:p>0.09871051632</text:p>
          </table:table-cell>
        </table:table-row>
        <table:table-row table:style-name="ro1">
          <table:table-cell office:value-type="float" office:value="0.2169306" calcext:value-type="float">
            <text:p>0.2169306</text:p>
          </table:table-cell>
          <table:table-cell table:formula="of:=[.A3692]*0.3048" office:value-type="float" office:value="0.06612044688" calcext:value-type="float">
            <text:p>0.06612044688</text:p>
          </table:table-cell>
        </table:table-row>
        <table:table-row table:style-name="ro1">
          <table:table-cell office:value-type="float" office:value="0.1105005" calcext:value-type="float">
            <text:p>0.1105005</text:p>
          </table:table-cell>
          <table:table-cell table:formula="of:=[.A3693]*0.3048" office:value-type="float" office:value="0.0336805524" calcext:value-type="float">
            <text:p>0.0336805524</text:p>
          </table:table-cell>
        </table:table-row>
        <table:table-row table:style-name="ro1">
          <table:table-cell office:value-type="float" office:value="0.00459410000000005" calcext:value-type="float">
            <text:p>0.0045941</text:p>
          </table:table-cell>
          <table:table-cell table:formula="of:=[.A3694]*0.3048" office:value-type="float" office:value="0.00140028168000002" calcext:value-type="float">
            <text:p>0.00140028168</text:p>
          </table:table-cell>
        </table:table-row>
        <table:table-row table:style-name="ro1">
          <table:table-cell office:value-type="float" office:value="-0.1007612" calcext:value-type="float">
            <text:p>-0.1007612</text:p>
          </table:table-cell>
          <table:table-cell table:formula="of:=[.A3695]*0.3048" office:value-type="float" office:value="-0.03071201376" calcext:value-type="float">
            <text:p>-0.03071201376</text:p>
          </table:table-cell>
        </table:table-row>
        <table:table-row table:style-name="ro1">
          <table:table-cell office:value-type="float" office:value="-0.2055417" calcext:value-type="float">
            <text:p>-0.2055417</text:p>
          </table:table-cell>
          <table:table-cell table:formula="of:=[.A3696]*0.3048" office:value-type="float" office:value="-0.06264911016" calcext:value-type="float">
            <text:p>-0.06264911016</text:p>
          </table:table-cell>
        </table:table-row>
        <table:table-row table:style-name="ro1">
          <table:table-cell office:value-type="float" office:value="-0.3097199" calcext:value-type="float">
            <text:p>-0.3097199</text:p>
          </table:table-cell>
          <table:table-cell table:formula="of:=[.A3697]*0.3048" office:value-type="float" office:value="-0.09440262552" calcext:value-type="float">
            <text:p>-0.09440262552</text:p>
          </table:table-cell>
        </table:table-row>
        <table:table-row table:style-name="ro1">
          <table:table-cell office:value-type="float" office:value="-0.4132661" calcext:value-type="float">
            <text:p>-0.4132661</text:p>
          </table:table-cell>
          <table:table-cell table:formula="of:=[.A3698]*0.3048" office:value-type="float" office:value="-0.12596350728" calcext:value-type="float">
            <text:p>-0.12596350728</text:p>
          </table:table-cell>
        </table:table-row>
        <table:table-row table:style-name="ro1">
          <table:table-cell office:value-type="float" office:value="-0.5161655" calcext:value-type="float">
            <text:p>-0.5161655</text:p>
          </table:table-cell>
          <table:table-cell table:formula="of:=[.A3699]*0.3048" office:value-type="float" office:value="-0.1573272444" calcext:value-type="float">
            <text:p>-0.1573272444</text:p>
          </table:table-cell>
        </table:table-row>
        <table:table-row table:style-name="ro1">
          <table:table-cell office:value-type="float" office:value="-0.6183982" calcext:value-type="float">
            <text:p>-0.6183982</text:p>
          </table:table-cell>
          <table:table-cell table:formula="of:=[.A3700]*0.3048" office:value-type="float" office:value="-0.18848777136" calcext:value-type="float">
            <text:p>-0.18848777136</text:p>
          </table:table-cell>
        </table:table-row>
        <table:table-row table:style-name="ro1">
          <table:table-cell office:value-type="float" office:value="-0.7199342" calcext:value-type="float">
            <text:p>-0.7199342</text:p>
          </table:table-cell>
          <table:table-cell table:formula="of:=[.A3701]*0.3048" office:value-type="float" office:value="-0.21943594416" calcext:value-type="float">
            <text:p>-0.21943594416</text:p>
          </table:table-cell>
        </table:table-row>
        <table:table-row table:style-name="ro1">
          <table:table-cell office:value-type="float" office:value="-0.8207595" calcext:value-type="float">
            <text:p>-0.8207595</text:p>
          </table:table-cell>
          <table:table-cell table:formula="of:=[.A3702]*0.3048" office:value-type="float" office:value="-0.2501674956" calcext:value-type="float">
            <text:p>-0.2501674956</text:p>
          </table:table-cell>
        </table:table-row>
        <table:table-row table:style-name="ro1">
          <table:table-cell office:value-type="float" office:value="-0.9208536" calcext:value-type="float">
            <text:p>-0.9208536</text:p>
          </table:table-cell>
          <table:table-cell table:formula="of:=[.A3703]*0.3048" office:value-type="float" office:value="-0.28067617728" calcext:value-type="float">
            <text:p>-0.28067617728</text:p>
          </table:table-cell>
        </table:table-row>
        <table:table-row table:style-name="ro1">
          <table:table-cell office:value-type="float" office:value="-1.0201926" calcext:value-type="float">
            <text:p>-1.0201926</text:p>
          </table:table-cell>
          <table:table-cell table:formula="of:=[.A3704]*0.3048" office:value-type="float" office:value="-0.31095470448" calcext:value-type="float">
            <text:p>-0.31095470448</text:p>
          </table:table-cell>
        </table:table-row>
        <table:table-row table:style-name="ro1">
          <table:table-cell office:value-type="float" office:value="-1.1187613" calcext:value-type="float">
            <text:p>-1.1187613</text:p>
          </table:table-cell>
          <table:table-cell table:formula="of:=[.A3705]*0.3048" office:value-type="float" office:value="-0.34099844424" calcext:value-type="float">
            <text:p>-0.34099844424</text:p>
          </table:table-cell>
        </table:table-row>
        <table:table-row table:style-name="ro1">
          <table:table-cell office:value-type="float" office:value="-1.2165391" calcext:value-type="float">
            <text:p>-1.2165391</text:p>
          </table:table-cell>
          <table:table-cell table:formula="of:=[.A3706]*0.3048" office:value-type="float" office:value="-0.37080111768" calcext:value-type="float">
            <text:p>-0.37080111768</text:p>
          </table:table-cell>
        </table:table-row>
        <table:table-row table:style-name="ro1">
          <table:table-cell office:value-type="float" office:value="-1.3135066" calcext:value-type="float">
            <text:p>-1.3135066</text:p>
          </table:table-cell>
          <table:table-cell table:formula="of:=[.A3707]*0.3048" office:value-type="float" office:value="-0.40035681168" calcext:value-type="float">
            <text:p>-0.40035681168</text:p>
          </table:table-cell>
        </table:table-row>
        <table:table-row table:style-name="ro1">
          <table:table-cell office:value-type="float" office:value="-1.4096508" calcext:value-type="float">
            <text:p>-1.4096508</text:p>
          </table:table-cell>
          <table:table-cell table:formula="of:=[.A3708]*0.3048" office:value-type="float" office:value="-0.42966156384" calcext:value-type="float">
            <text:p>-0.42966156384</text:p>
          </table:table-cell>
        </table:table-row>
        <table:table-row table:style-name="ro1">
          <table:table-cell office:value-type="float" office:value="-1.5049527" calcext:value-type="float">
            <text:p>-1.5049527</text:p>
          </table:table-cell>
          <table:table-cell table:formula="of:=[.A3709]*0.3048" office:value-type="float" office:value="-0.45870958296" calcext:value-type="float">
            <text:p>-0.45870958296</text:p>
          </table:table-cell>
        </table:table-row>
        <table:table-row table:style-name="ro1">
          <table:table-cell office:value-type="float" office:value="-1.5993936" calcext:value-type="float">
            <text:p>-1.5993936</text:p>
          </table:table-cell>
          <table:table-cell table:formula="of:=[.A3710]*0.3048" office:value-type="float" office:value="-0.48749516928" calcext:value-type="float">
            <text:p>-0.48749516928</text:p>
          </table:table-cell>
        </table:table-row>
        <table:table-row table:style-name="ro1">
          <table:table-cell office:value-type="float" office:value="-1.6929626" calcext:value-type="float">
            <text:p>-1.6929626</text:p>
          </table:table-cell>
          <table:table-cell table:formula="of:=[.A3711]*0.3048" office:value-type="float" office:value="-0.51601500048" calcext:value-type="float">
            <text:p>-0.51601500048</text:p>
          </table:table-cell>
        </table:table-row>
        <table:table-row table:style-name="ro1">
          <table:table-cell office:value-type="float" office:value="-1.7856429" calcext:value-type="float">
            <text:p>-1.7856429</text:p>
          </table:table-cell>
          <table:table-cell table:formula="of:=[.A3712]*0.3048" office:value-type="float" office:value="-0.54426395592" calcext:value-type="float">
            <text:p>-0.54426395592</text:p>
          </table:table-cell>
        </table:table-row>
        <table:table-row table:style-name="ro1">
          <table:table-cell office:value-type="float" office:value="-1.8774211" calcext:value-type="float">
            <text:p>-1.8774211</text:p>
          </table:table-cell>
          <table:table-cell table:formula="of:=[.A3713]*0.3048" office:value-type="float" office:value="-0.57223795128" calcext:value-type="float">
            <text:p>-0.57223795128</text:p>
          </table:table-cell>
        </table:table-row>
        <table:table-row table:style-name="ro1">
          <table:table-cell office:value-type="float" office:value="-1.968287" calcext:value-type="float">
            <text:p>-1.968287</text:p>
          </table:table-cell>
          <table:table-cell table:formula="of:=[.A3714]*0.3048" office:value-type="float" office:value="-0.5999338776" calcext:value-type="float">
            <text:p>-0.5999338776</text:p>
          </table:table-cell>
        </table:table-row>
        <table:table-row table:style-name="ro1">
          <table:table-cell office:value-type="float" office:value="-2.0582292" calcext:value-type="float">
            <text:p>-2.0582292</text:p>
          </table:table-cell>
          <table:table-cell table:formula="of:=[.A3715]*0.3048" office:value-type="float" office:value="-0.62734826016" calcext:value-type="float">
            <text:p>-0.62734826016</text:p>
          </table:table-cell>
        </table:table-row>
        <table:table-row table:style-name="ro1">
          <table:table-cell office:value-type="float" office:value="-2.1472335" calcext:value-type="float">
            <text:p>-2.1472335</text:p>
          </table:table-cell>
          <table:table-cell table:formula="of:=[.A3716]*0.3048" office:value-type="float" office:value="-0.6544767708" calcext:value-type="float">
            <text:p>-0.6544767708</text:p>
          </table:table-cell>
        </table:table-row>
        <table:table-row table:style-name="ro1">
          <table:table-cell office:value-type="float" office:value="-2.2353003" calcext:value-type="float">
            <text:p>-2.2353003</text:p>
          </table:table-cell>
          <table:table-cell table:formula="of:=[.A3717]*0.3048" office:value-type="float" office:value="-0.68131953144" calcext:value-type="float">
            <text:p>-0.68131953144</text:p>
          </table:table-cell>
        </table:table-row>
        <table:table-row table:style-name="ro1">
          <table:table-cell office:value-type="float" office:value="-2.3224173" calcext:value-type="float">
            <text:p>-2.3224173</text:p>
          </table:table-cell>
          <table:table-cell table:formula="of:=[.A3718]*0.3048" office:value-type="float" office:value="-0.70787279304" calcext:value-type="float">
            <text:p>-0.70787279304</text:p>
          </table:table-cell>
        </table:table-row>
        <table:table-row table:style-name="ro1">
          <table:table-cell office:value-type="float" office:value="-2.408581" calcext:value-type="float">
            <text:p>-2.408581</text:p>
          </table:table-cell>
          <table:table-cell table:formula="of:=[.A3719]*0.3048" office:value-type="float" office:value="-0.7341354888" calcext:value-type="float">
            <text:p>-0.7341354888</text:p>
          </table:table-cell>
        </table:table-row>
        <table:table-row table:style-name="ro1">
          <table:table-cell office:value-type="float" office:value="-2.4937913" calcext:value-type="float">
            <text:p>-2.4937913</text:p>
          </table:table-cell>
          <table:table-cell table:formula="of:=[.A3720]*0.3048" office:value-type="float" office:value="-0.76010758824" calcext:value-type="float">
            <text:p>-0.76010758824</text:p>
          </table:table-cell>
        </table:table-row>
        <table:table-row table:style-name="ro1">
          <table:table-cell office:value-type="float" office:value="-2.5780454" calcext:value-type="float">
            <text:p>-2.5780454</text:p>
          </table:table-cell>
          <table:table-cell table:formula="of:=[.A3721]*0.3048" office:value-type="float" office:value="-0.78578823792" calcext:value-type="float">
            <text:p>-0.78578823792</text:p>
          </table:table-cell>
        </table:table-row>
        <table:table-row table:style-name="ro1">
          <table:table-cell office:value-type="float" office:value="-2.6613426" calcext:value-type="float">
            <text:p>-2.6613426</text:p>
          </table:table-cell>
          <table:table-cell table:formula="of:=[.A3722]*0.3048" office:value-type="float" office:value="-0.81117722448" calcext:value-type="float">
            <text:p>-0.81117722448</text:p>
          </table:table-cell>
        </table:table-row>
        <table:table-row table:style-name="ro1">
          <table:table-cell office:value-type="float" office:value="-2.74369" calcext:value-type="float">
            <text:p>-2.74369</text:p>
          </table:table-cell>
          <table:table-cell table:formula="of:=[.A3723]*0.3048" office:value-type="float" office:value="-0.836276712" calcext:value-type="float">
            <text:p>-0.836276712</text:p>
          </table:table-cell>
        </table:table-row>
        <table:table-row table:style-name="ro1">
          <table:table-cell office:value-type="float" office:value="-2.8250914" calcext:value-type="float">
            <text:p>-2.8250914</text:p>
          </table:table-cell>
          <table:table-cell table:formula="of:=[.A3724]*0.3048" office:value-type="float" office:value="-0.86108785872" calcext:value-type="float">
            <text:p>-0.86108785872</text:p>
          </table:table-cell>
        </table:table-row>
        <table:table-row table:style-name="ro1">
          <table:table-cell office:value-type="float" office:value="-2.9055471" calcext:value-type="float">
            <text:p>-2.9055471</text:p>
          </table:table-cell>
          <table:table-cell table:formula="of:=[.A3725]*0.3048" office:value-type="float" office:value="-0.88561075608" calcext:value-type="float">
            <text:p>-0.88561075608</text:p>
          </table:table-cell>
        </table:table-row>
        <table:table-row table:style-name="ro1">
          <table:table-cell office:value-type="float" office:value="-2.9850702" calcext:value-type="float">
            <text:p>-2.9850702</text:p>
          </table:table-cell>
          <table:table-cell table:formula="of:=[.A3726]*0.3048" office:value-type="float" office:value="-0.90984939696" calcext:value-type="float">
            <text:p>-0.90984939696</text:p>
          </table:table-cell>
        </table:table-row>
        <table:table-row table:style-name="ro1">
          <table:table-cell office:value-type="float" office:value="-3.0636711" calcext:value-type="float">
            <text:p>-3.0636711</text:p>
          </table:table-cell>
          <table:table-cell table:formula="of:=[.A3727]*0.3048" office:value-type="float" office:value="-0.93380695128" calcext:value-type="float">
            <text:p>-0.93380695128</text:p>
          </table:table-cell>
        </table:table-row>
        <table:table-row table:style-name="ro1">
          <table:table-cell office:value-type="float" office:value="-3.1413579" calcext:value-type="float">
            <text:p>-3.1413579</text:p>
          </table:table-cell>
          <table:table-cell table:formula="of:=[.A3728]*0.3048" office:value-type="float" office:value="-0.95748588792" calcext:value-type="float">
            <text:p>-0.95748588792</text:p>
          </table:table-cell>
        </table:table-row>
        <table:table-row table:style-name="ro1">
          <table:table-cell office:value-type="float" office:value="-3.2181492" calcext:value-type="float">
            <text:p>-3.2181492</text:p>
          </table:table-cell>
          <table:table-cell table:formula="of:=[.A3729]*0.3048" office:value-type="float" office:value="-0.98089187616" calcext:value-type="float">
            <text:p>-0.98089187616</text:p>
          </table:table-cell>
        </table:table-row>
        <table:table-row table:style-name="ro1">
          <table:table-cell office:value-type="float" office:value="-3.2940536" calcext:value-type="float">
            <text:p>-3.2940536</text:p>
          </table:table-cell>
          <table:table-cell table:formula="of:=[.A3730]*0.3048" office:value-type="float" office:value="-1.00402753728" calcext:value-type="float">
            <text:p>-1.00402753728</text:p>
          </table:table-cell>
        </table:table-row>
        <table:table-row table:style-name="ro1">
          <table:table-cell office:value-type="float" office:value="-3.3690863" calcext:value-type="float">
            <text:p>-3.3690863</text:p>
          </table:table-cell>
          <table:table-cell table:formula="of:=[.A3731]*0.3048" office:value-type="float" office:value="-1.02689750424" calcext:value-type="float">
            <text:p>-1.02689750424</text:p>
          </table:table-cell>
        </table:table-row>
        <table:table-row table:style-name="ro1">
          <table:table-cell office:value-type="float" office:value="-3.4432688" calcext:value-type="float">
            <text:p>-3.4432688</text:p>
          </table:table-cell>
          <table:table-cell table:formula="of:=[.A3732]*0.3048" office:value-type="float" office:value="-1.04950833024" calcext:value-type="float">
            <text:p>-1.04950833024</text:p>
          </table:table-cell>
        </table:table-row>
        <table:table-row table:style-name="ro1">
          <table:table-cell office:value-type="float" office:value="-3.5166121" calcext:value-type="float">
            <text:p>-3.5166121</text:p>
          </table:table-cell>
          <table:table-cell table:formula="of:=[.A3733]*0.3048" office:value-type="float" office:value="-1.07186336808" calcext:value-type="float">
            <text:p>-1.07186336808</text:p>
          </table:table-cell>
        </table:table-row>
        <table:table-row table:style-name="ro1">
          <table:table-cell office:value-type="float" office:value="-3.5891333" calcext:value-type="float">
            <text:p>-3.5891333</text:p>
          </table:table-cell>
          <table:table-cell table:formula="of:=[.A3734]*0.3048" office:value-type="float" office:value="-1.09396782984" calcext:value-type="float">
            <text:p>-1.09396782984</text:p>
          </table:table-cell>
        </table:table-row>
        <table:table-row table:style-name="ro1">
          <table:table-cell office:value-type="float" office:value="-3.6608539" calcext:value-type="float">
            <text:p>-3.6608539</text:p>
          </table:table-cell>
          <table:table-cell table:formula="of:=[.A3735]*0.3048" office:value-type="float" office:value="-1.11582826872" calcext:value-type="float">
            <text:p>-1.11582826872</text:p>
          </table:table-cell>
        </table:table-row>
        <table:table-row table:style-name="ro1">
          <table:table-cell office:value-type="float" office:value="-3.7317839" calcext:value-type="float">
            <text:p>-3.7317839</text:p>
          </table:table-cell>
          <table:table-cell table:formula="of:=[.A3736]*0.3048" office:value-type="float" office:value="-1.13744773272" calcext:value-type="float">
            <text:p>-1.13744773272</text:p>
          </table:table-cell>
        </table:table-row>
        <table:table-row table:style-name="ro1">
          <table:table-cell office:value-type="float" office:value="-3.8019433" calcext:value-type="float">
            <text:p>-3.8019433</text:p>
          </table:table-cell>
          <table:table-cell table:formula="of:=[.A3737]*0.3048" office:value-type="float" office:value="-1.15883231784" calcext:value-type="float">
            <text:p>-1.15883231784</text:p>
          </table:table-cell>
        </table:table-row>
        <table:table-row table:style-name="ro1">
          <table:table-cell office:value-type="float" office:value="-3.8713465" calcext:value-type="float">
            <text:p>-3.8713465</text:p>
          </table:table-cell>
          <table:table-cell table:formula="of:=[.A3738]*0.3048" office:value-type="float" office:value="-1.1799864132" calcext:value-type="float">
            <text:p>-1.1799864132</text:p>
          </table:table-cell>
        </table:table-row>
        <table:table-row table:style-name="ro1">
          <table:table-cell office:value-type="float" office:value="-3.9400096" calcext:value-type="float">
            <text:p>-3.9400096</text:p>
          </table:table-cell>
          <table:table-cell table:formula="of:=[.A3739]*0.3048" office:value-type="float" office:value="-1.20091492608" calcext:value-type="float">
            <text:p>-1.20091492608</text:p>
          </table:table-cell>
        </table:table-row>
        <table:table-row table:style-name="ro1">
          <table:table-cell office:value-type="float" office:value="-4.0079422" calcext:value-type="float">
            <text:p>-4.0079422</text:p>
          </table:table-cell>
          <table:table-cell table:formula="of:=[.A3740]*0.3048" office:value-type="float" office:value="-1.22162078256" calcext:value-type="float">
            <text:p>-1.22162078256</text:p>
          </table:table-cell>
        </table:table-row>
        <table:table-row table:style-name="ro1">
          <table:table-cell office:value-type="float" office:value="-4.0751643" calcext:value-type="float">
            <text:p>-4.0751643</text:p>
          </table:table-cell>
          <table:table-cell table:formula="of:=[.A3741]*0.3048" office:value-type="float" office:value="-1.24211007864" calcext:value-type="float">
            <text:p>-1.24211007864</text:p>
          </table:table-cell>
        </table:table-row>
        <table:table-row table:style-name="ro1">
          <table:table-cell office:value-type="float" office:value="-4.1416817" calcext:value-type="float">
            <text:p>-4.1416817</text:p>
          </table:table-cell>
          <table:table-cell table:formula="of:=[.A3742]*0.3048" office:value-type="float" office:value="-1.26238458216" calcext:value-type="float">
            <text:p>-1.26238458216</text:p>
          </table:table-cell>
        </table:table-row>
        <table:table-row table:style-name="ro1">
          <table:table-cell office:value-type="float" office:value="-4.2075086" calcext:value-type="float">
            <text:p>-4.2075086</text:p>
          </table:table-cell>
          <table:table-cell table:formula="of:=[.A3743]*0.3048" office:value-type="float" office:value="-1.28244862128" calcext:value-type="float">
            <text:p>-1.28244862128</text:p>
          </table:table-cell>
        </table:table-row>
        <table:table-row table:style-name="ro1">
          <table:table-cell office:value-type="float" office:value="-4.2726555" calcext:value-type="float">
            <text:p>-4.2726555</text:p>
          </table:table-cell>
          <table:table-cell table:formula="of:=[.A3744]*0.3048" office:value-type="float" office:value="-1.3023053964" calcext:value-type="float">
            <text:p>-1.3023053964</text:p>
          </table:table-cell>
        </table:table-row>
        <table:table-row table:style-name="ro1">
          <table:table-cell office:value-type="float" office:value="-4.3371282" calcext:value-type="float">
            <text:p>-4.3371282</text:p>
          </table:table-cell>
          <table:table-cell table:formula="of:=[.A3745]*0.3048" office:value-type="float" office:value="-1.32195667536" calcext:value-type="float">
            <text:p>-1.32195667536</text:p>
          </table:table-cell>
        </table:table-row>
        <table:table-row table:style-name="ro1">
          <table:table-cell office:value-type="float" office:value="-4.4009347" calcext:value-type="float">
            <text:p>-4.4009347</text:p>
          </table:table-cell>
          <table:table-cell table:formula="of:=[.A3746]*0.3048" office:value-type="float" office:value="-1.34140489656" calcext:value-type="float">
            <text:p>-1.34140489656</text:p>
          </table:table-cell>
        </table:table-row>
        <table:table-row table:style-name="ro1">
          <table:table-cell office:value-type="float" office:value="-4.464087" calcext:value-type="float">
            <text:p>-4.464087</text:p>
          </table:table-cell>
          <table:table-cell table:formula="of:=[.A3747]*0.3048" office:value-type="float" office:value="-1.3606537176" calcext:value-type="float">
            <text:p>-1.3606537176</text:p>
          </table:table-cell>
        </table:table-row>
        <table:table-row table:style-name="ro1">
          <table:table-cell office:value-type="float" office:value="-4.5265884" calcext:value-type="float">
            <text:p>-4.5265884</text:p>
          </table:table-cell>
          <table:table-cell table:formula="of:=[.A3748]*0.3048" office:value-type="float" office:value="-1.37970414432" calcext:value-type="float">
            <text:p>-1.37970414432</text:p>
          </table:table-cell>
        </table:table-row>
        <table:table-row table:style-name="ro1">
          <table:table-cell office:value-type="float" office:value="-4.58845" calcext:value-type="float">
            <text:p>-4.58845</text:p>
          </table:table-cell>
          <table:table-cell table:formula="of:=[.A3749]*0.3048" office:value-type="float" office:value="-1.39855956" calcext:value-type="float">
            <text:p>-1.39855956</text:p>
          </table:table-cell>
        </table:table-row>
        <table:table-row table:style-name="ro1">
          <table:table-cell office:value-type="float" office:value="-4.6496696" calcext:value-type="float">
            <text:p>-4.6496696</text:p>
          </table:table-cell>
          <table:table-cell table:formula="of:=[.A3750]*0.3048" office:value-type="float" office:value="-1.41721929408" calcext:value-type="float">
            <text:p>-1.41721929408</text:p>
          </table:table-cell>
        </table:table-row>
        <table:table-row table:style-name="ro1">
          <table:table-cell office:value-type="float" office:value="-4.7102537" calcext:value-type="float">
            <text:p>-4.7102537</text:p>
          </table:table-cell>
          <table:table-cell table:formula="of:=[.A3751]*0.3048" office:value-type="float" office:value="-1.43568532776" calcext:value-type="float">
            <text:p>-1.43568532776</text:p>
          </table:table-cell>
        </table:table-row>
        <table:table-row table:style-name="ro1">
          <table:table-cell office:value-type="float" office:value="-4.7702041" calcext:value-type="float">
            <text:p>-4.7702041</text:p>
          </table:table-cell>
          <table:table-cell table:formula="of:=[.A3752]*0.3048" office:value-type="float" office:value="-1.45395820968" calcext:value-type="float">
            <text:p>-1.45395820968</text:p>
          </table:table-cell>
        </table:table-row>
        <table:table-row table:style-name="ro1">
          <table:table-cell office:value-type="float" office:value="-4.8295221" calcext:value-type="float">
            <text:p>-4.8295221</text:p>
          </table:table-cell>
          <table:table-cell table:formula="of:=[.A3753]*0.3048" office:value-type="float" office:value="-1.47203833608" calcext:value-type="float">
            <text:p>-1.47203833608</text:p>
          </table:table-cell>
        </table:table-row>
        <table:table-row table:style-name="ro1">
          <table:table-cell office:value-type="float" office:value="-4.8882074" calcext:value-type="float">
            <text:p>-4.8882074</text:p>
          </table:table-cell>
          <table:table-cell table:formula="of:=[.A3754]*0.3048" office:value-type="float" office:value="-1.48992561552" calcext:value-type="float">
            <text:p>-1.48992561552</text:p>
          </table:table-cell>
        </table:table-row>
        <table:table-row table:style-name="ro1">
          <table:table-cell office:value-type="float" office:value="-4.9462576" calcext:value-type="float">
            <text:p>-4.9462576</text:p>
          </table:table-cell>
          <table:table-cell table:formula="of:=[.A3755]*0.3048" office:value-type="float" office:value="-1.50761931648" calcext:value-type="float">
            <text:p>-1.50761931648</text:p>
          </table:table-cell>
        </table:table-row>
        <table:table-row table:style-name="ro1">
          <table:table-cell office:value-type="float" office:value="-5.0036736" calcext:value-type="float">
            <text:p>-5.0036736</text:p>
          </table:table-cell>
          <table:table-cell table:formula="of:=[.A3756]*0.3048" office:value-type="float" office:value="-1.52511971328" calcext:value-type="float">
            <text:p>-1.52511971328</text:p>
          </table:table-cell>
        </table:table-row>
        <table:table-row table:style-name="ro1">
          <table:table-cell office:value-type="float" office:value="-5.0604506" calcext:value-type="float">
            <text:p>-5.0604506</text:p>
          </table:table-cell>
          <table:table-cell table:formula="of:=[.A3757]*0.3048" office:value-type="float" office:value="-1.54242534288" calcext:value-type="float">
            <text:p>-1.54242534288</text:p>
          </table:table-cell>
        </table:table-row>
        <table:table-row table:style-name="ro1">
          <table:table-cell office:value-type="float" office:value="-5.1165805" calcext:value-type="float">
            <text:p>-5.1165805</text:p>
          </table:table-cell>
          <table:table-cell table:formula="of:=[.A3758]*0.3048" office:value-type="float" office:value="-1.5595337364" calcext:value-type="float">
            <text:p>-1.5595337364</text:p>
          </table:table-cell>
        </table:table-row>
        <table:table-row table:style-name="ro1">
          <table:table-cell office:value-type="float" office:value="-5.1720648" calcext:value-type="float">
            <text:p>-5.1720648</text:p>
          </table:table-cell>
          <table:table-cell table:formula="of:=[.A3759]*0.3048" office:value-type="float" office:value="-1.57644535104" calcext:value-type="float">
            <text:p>-1.57644535104</text:p>
          </table:table-cell>
        </table:table-row>
        <table:table-row table:style-name="ro1">
          <table:table-cell office:value-type="float" office:value="-5.2268934" calcext:value-type="float">
            <text:p>-5.2268934</text:p>
          </table:table-cell>
          <table:table-cell table:formula="of:=[.A3760]*0.3048" office:value-type="float" office:value="-1.59315710832" calcext:value-type="float">
            <text:p>-1.59315710832</text:p>
          </table:table-cell>
        </table:table-row>
        <table:table-row table:style-name="ro1">
          <table:table-cell office:value-type="float" office:value="-5.2810626" calcext:value-type="float">
            <text:p>-5.2810626</text:p>
          </table:table-cell>
          <table:table-cell table:formula="of:=[.A3761]*0.3048" office:value-type="float" office:value="-1.60966788048" calcext:value-type="float">
            <text:p>-1.60966788048</text:p>
          </table:table-cell>
        </table:table-row>
        <table:table-row table:style-name="ro1">
          <table:table-cell office:value-type="float" office:value="-5.3345661" calcext:value-type="float">
            <text:p>-5.3345661</text:p>
          </table:table-cell>
          <table:table-cell table:formula="of:=[.A3762]*0.3048" office:value-type="float" office:value="-1.62597574728" calcext:value-type="float">
            <text:p>-1.62597574728</text:p>
          </table:table-cell>
        </table:table-row>
        <table:table-row table:style-name="ro1">
          <table:table-cell office:value-type="float" office:value="-5.3873897" calcext:value-type="float">
            <text:p>-5.3873897</text:p>
          </table:table-cell>
          <table:table-cell table:formula="of:=[.A3763]*0.3048" office:value-type="float" office:value="-1.64207638056" calcext:value-type="float">
            <text:p>-1.64207638056</text:p>
          </table:table-cell>
        </table:table-row>
        <table:table-row table:style-name="ro1">
          <table:table-cell office:value-type="float" office:value="-5.4395251" calcext:value-type="float">
            <text:p>-5.4395251</text:p>
          </table:table-cell>
          <table:table-cell table:formula="of:=[.A3764]*0.3048" office:value-type="float" office:value="-1.65796725048" calcext:value-type="float">
            <text:p>-1.65796725048</text:p>
          </table:table-cell>
        </table:table-row>
        <table:table-row table:style-name="ro1">
          <table:table-cell office:value-type="float" office:value="-5.4909635" calcext:value-type="float">
            <text:p>-5.4909635</text:p>
          </table:table-cell>
          <table:table-cell table:formula="of:=[.A3765]*0.3048" office:value-type="float" office:value="-1.6736456748" calcext:value-type="float">
            <text:p>-1.6736456748</text:p>
          </table:table-cell>
        </table:table-row>
        <table:table-row table:style-name="ro1">
          <table:table-cell office:value-type="float" office:value="-5.5416937" calcext:value-type="float">
            <text:p>-5.5416937</text:p>
          </table:table-cell>
          <table:table-cell table:formula="of:=[.A3766]*0.3048" office:value-type="float" office:value="-1.68910823976" calcext:value-type="float">
            <text:p>-1.68910823976</text:p>
          </table:table-cell>
        </table:table-row>
        <table:table-row table:style-name="ro1">
          <table:table-cell office:value-type="float" office:value="-5.591701" calcext:value-type="float">
            <text:p>-5.591701</text:p>
          </table:table-cell>
          <table:table-cell table:formula="of:=[.A3767]*0.3048" office:value-type="float" office:value="-1.7043504648" calcext:value-type="float">
            <text:p>-1.7043504648</text:p>
          </table:table-cell>
        </table:table-row>
        <table:table-row table:style-name="ro1">
          <table:table-cell office:value-type="float" office:value="-5.6409774" calcext:value-type="float">
            <text:p>-5.6409774</text:p>
          </table:table-cell>
          <table:table-cell table:formula="of:=[.A3768]*0.3048" office:value-type="float" office:value="-1.71936991152" calcext:value-type="float">
            <text:p>-1.71936991152</text:p>
          </table:table-cell>
        </table:table-row>
        <table:table-row table:style-name="ro1">
          <table:table-cell office:value-type="float" office:value="-5.6895032" calcext:value-type="float">
            <text:p>-5.6895032</text:p>
          </table:table-cell>
          <table:table-cell table:formula="of:=[.A3769]*0.3048" office:value-type="float" office:value="-1.73416057536" calcext:value-type="float">
            <text:p>-1.73416057536</text:p>
          </table:table-cell>
        </table:table-row>
        <table:table-row table:style-name="ro1">
          <table:table-cell office:value-type="float" office:value="-5.7372646" calcext:value-type="float">
            <text:p>-5.7372646</text:p>
          </table:table-cell>
          <table:table-cell table:formula="of:=[.A3770]*0.3048" office:value-type="float" office:value="-1.74871825008" calcext:value-type="float">
            <text:p>-1.74871825008</text:p>
          </table:table-cell>
        </table:table-row>
        <table:table-row table:style-name="ro1">
          <table:table-cell office:value-type="float" office:value="-5.784255" calcext:value-type="float">
            <text:p>-5.784255</text:p>
          </table:table-cell>
          <table:table-cell table:formula="of:=[.A3771]*0.3048" office:value-type="float" office:value="-1.763040924" calcext:value-type="float">
            <text:p>-1.763040924</text:p>
          </table:table-cell>
        </table:table-row>
        <table:table-row table:style-name="ro1">
          <table:table-cell office:value-type="float" office:value="-5.8304548" calcext:value-type="float">
            <text:p>-5.8304548</text:p>
          </table:table-cell>
          <table:table-cell table:formula="of:=[.A3772]*0.3048" office:value-type="float" office:value="-1.77712262304" calcext:value-type="float">
            <text:p>-1.77712262304</text:p>
          </table:table-cell>
        </table:table-row>
        <table:table-row table:style-name="ro1">
          <table:table-cell office:value-type="float" office:value="-5.8758497" calcext:value-type="float">
            <text:p>-5.8758497</text:p>
          </table:table-cell>
          <table:table-cell table:formula="of:=[.A3773]*0.3048" office:value-type="float" office:value="-1.79095898856" calcext:value-type="float">
            <text:p>-1.79095898856</text:p>
          </table:table-cell>
        </table:table-row>
        <table:table-row table:style-name="ro1">
          <table:table-cell office:value-type="float" office:value="-5.9204326" calcext:value-type="float">
            <text:p>-5.9204326</text:p>
          </table:table-cell>
          <table:table-cell table:formula="of:=[.A3774]*0.3048" office:value-type="float" office:value="-1.80454785648" calcext:value-type="float">
            <text:p>-1.80454785648</text:p>
          </table:table-cell>
        </table:table-row>
        <table:table-row table:style-name="ro1">
          <table:table-cell office:value-type="float" office:value="-5.9641895" calcext:value-type="float">
            <text:p>-5.9641895</text:p>
          </table:table-cell>
          <table:table-cell table:formula="of:=[.A3775]*0.3048" office:value-type="float" office:value="-1.8178849596" calcext:value-type="float">
            <text:p>-1.8178849596</text:p>
          </table:table-cell>
        </table:table-row>
        <table:table-row table:style-name="ro1">
          <table:table-cell office:value-type="float" office:value="-6.0070982" calcext:value-type="float">
            <text:p>-6.0070982</text:p>
          </table:table-cell>
          <table:table-cell table:formula="of:=[.A3776]*0.3048" office:value-type="float" office:value="-1.83096353136" calcext:value-type="float">
            <text:p>-1.83096353136</text:p>
          </table:table-cell>
        </table:table-row>
        <table:table-row table:style-name="ro1">
          <table:table-cell office:value-type="float" office:value="-6.0491571" calcext:value-type="float">
            <text:p>-6.0491571</text:p>
          </table:table-cell>
          <table:table-cell table:formula="of:=[.A3777]*0.3048" office:value-type="float" office:value="-1.84378308408" calcext:value-type="float">
            <text:p>-1.84378308408</text:p>
          </table:table-cell>
        </table:table-row>
        <table:table-row table:style-name="ro1">
          <table:table-cell office:value-type="float" office:value="-6.0903478" calcext:value-type="float">
            <text:p>-6.0903478</text:p>
          </table:table-cell>
          <table:table-cell table:formula="of:=[.A3778]*0.3048" office:value-type="float" office:value="-1.85633800944" calcext:value-type="float">
            <text:p>-1.85633800944</text:p>
          </table:table-cell>
        </table:table-row>
        <table:table-row table:style-name="ro1">
          <table:table-cell office:value-type="float" office:value="-6.1306534" calcext:value-type="float">
            <text:p>-6.1306534</text:p>
          </table:table-cell>
          <table:table-cell table:formula="of:=[.A3779]*0.3048" office:value-type="float" office:value="-1.86862315632" calcext:value-type="float">
            <text:p>-1.86862315632</text:p>
          </table:table-cell>
        </table:table-row>
        <table:table-row table:style-name="ro1">
          <table:table-cell office:value-type="float" office:value="-6.1700706" calcext:value-type="float">
            <text:p>-6.1700706</text:p>
          </table:table-cell>
          <table:table-cell table:formula="of:=[.A3780]*0.3048" office:value-type="float" office:value="-1.88063751888" calcext:value-type="float">
            <text:p>-1.88063751888</text:p>
          </table:table-cell>
        </table:table-row>
        <table:table-row table:style-name="ro1">
          <table:table-cell office:value-type="float" office:value="-6.2085829" calcext:value-type="float">
            <text:p>-6.2085829</text:p>
          </table:table-cell>
          <table:table-cell table:formula="of:=[.A3781]*0.3048" office:value-type="float" office:value="-1.89237606792" calcext:value-type="float">
            <text:p>-1.89237606792</text:p>
          </table:table-cell>
        </table:table-row>
        <table:table-row table:style-name="ro1">
          <table:table-cell office:value-type="float" office:value="-6.2461772" calcext:value-type="float">
            <text:p>-6.2461772</text:p>
          </table:table-cell>
          <table:table-cell table:formula="of:=[.A3782]*0.3048" office:value-type="float" office:value="-1.90383481056" calcext:value-type="float">
            <text:p>-1.90383481056</text:p>
          </table:table-cell>
        </table:table-row>
        <table:table-row table:style-name="ro1">
          <table:table-cell office:value-type="float" office:value="-6.2828488" calcext:value-type="float">
            <text:p>-6.2828488</text:p>
          </table:table-cell>
          <table:table-cell table:formula="of:=[.A3783]*0.3048" office:value-type="float" office:value="-1.91501231424" calcext:value-type="float">
            <text:p>-1.91501231424</text:p>
          </table:table-cell>
        </table:table-row>
        <table:table-row table:style-name="ro1">
          <table:table-cell office:value-type="float" office:value="-6.318584" calcext:value-type="float">
            <text:p>-6.318584</text:p>
          </table:table-cell>
          <table:table-cell table:formula="of:=[.A3784]*0.3048" office:value-type="float" office:value="-1.9259044032" calcext:value-type="float">
            <text:p>-1.9259044032</text:p>
          </table:table-cell>
        </table:table-row>
        <table:table-row table:style-name="ro1">
          <table:table-cell office:value-type="float" office:value="-6.3533721" calcext:value-type="float">
            <text:p>-6.3533721</text:p>
          </table:table-cell>
          <table:table-cell table:formula="of:=[.A3785]*0.3048" office:value-type="float" office:value="-1.93650781608" calcext:value-type="float">
            <text:p>-1.93650781608</text:p>
          </table:table-cell>
        </table:table-row>
        <table:table-row table:style-name="ro1">
          <table:table-cell office:value-type="float" office:value="-6.3872151" calcext:value-type="float">
            <text:p>-6.3872151</text:p>
          </table:table-cell>
          <table:table-cell table:formula="of:=[.A3786]*0.3048" office:value-type="float" office:value="-1.94682316248" calcext:value-type="float">
            <text:p>-1.94682316248</text:p>
          </table:table-cell>
        </table:table-row>
        <table:table-row table:style-name="ro1">
          <table:table-cell office:value-type="float" office:value="-6.4201059" calcext:value-type="float">
            <text:p>-6.4201059</text:p>
          </table:table-cell>
          <table:table-cell table:formula="of:=[.A3787]*0.3048" office:value-type="float" office:value="-1.95684827832" calcext:value-type="float">
            <text:p>-1.95684827832</text:p>
          </table:table-cell>
        </table:table-row>
        <table:table-row table:style-name="ro1">
          <table:table-cell office:value-type="float" office:value="-6.4520302" calcext:value-type="float">
            <text:p>-6.4520302</text:p>
          </table:table-cell>
          <table:table-cell table:formula="of:=[.A3788]*0.3048" office:value-type="float" office:value="-1.96657880496" calcext:value-type="float">
            <text:p>-1.96657880496</text:p>
          </table:table-cell>
        </table:table-row>
        <table:table-row table:style-name="ro1">
          <table:table-cell office:value-type="float" office:value="-6.482995" calcext:value-type="float">
            <text:p>-6.482995</text:p>
          </table:table-cell>
          <table:table-cell table:formula="of:=[.A3789]*0.3048" office:value-type="float" office:value="-1.976016876" calcext:value-type="float">
            <text:p>-1.976016876</text:p>
          </table:table-cell>
        </table:table-row>
        <table:table-row table:style-name="ro1">
          <table:table-cell office:value-type="float" office:value="-6.5129919" calcext:value-type="float">
            <text:p>-6.5129919</text:p>
          </table:table-cell>
          <table:table-cell table:formula="of:=[.A3790]*0.3048" office:value-type="float" office:value="-1.98515993112" calcext:value-type="float">
            <text:p>-1.98515993112</text:p>
          </table:table-cell>
        </table:table-row>
        <table:table-row table:style-name="ro1">
          <table:table-cell office:value-type="float" office:value="-6.5420218" calcext:value-type="float">
            <text:p>-6.5420218</text:p>
          </table:table-cell>
          <table:table-cell table:formula="of:=[.A3791]*0.3048" office:value-type="float" office:value="-1.99400824464" calcext:value-type="float">
            <text:p>-1.99400824464</text:p>
          </table:table-cell>
        </table:table-row>
        <table:table-row table:style-name="ro1">
          <table:table-cell office:value-type="float" office:value="-6.5700855" calcext:value-type="float">
            <text:p>-6.5700855</text:p>
          </table:table-cell>
          <table:table-cell table:formula="of:=[.A3792]*0.3048" office:value-type="float" office:value="-2.0025620604" calcext:value-type="float">
            <text:p>-2.0025620604</text:p>
          </table:table-cell>
        </table:table-row>
        <table:table-row table:style-name="ro1">
          <table:table-cell office:value-type="float" office:value="-6.5971851" calcext:value-type="float">
            <text:p>-6.5971851</text:p>
          </table:table-cell>
          <table:table-cell table:formula="of:=[.A3793]*0.3048" office:value-type="float" office:value="-2.01082201848" calcext:value-type="float">
            <text:p>-2.01082201848</text:p>
          </table:table-cell>
        </table:table-row>
        <table:table-row table:style-name="ro1">
          <table:table-cell office:value-type="float" office:value="-6.6233301" calcext:value-type="float">
            <text:p>-6.6233301</text:p>
          </table:table-cell>
          <table:table-cell table:formula="of:=[.A3794]*0.3048" office:value-type="float" office:value="-2.01879101448" calcext:value-type="float">
            <text:p>-2.01879101448</text:p>
          </table:table-cell>
        </table:table-row>
        <table:table-row table:style-name="ro1">
          <table:table-cell office:value-type="float" office:value="-6.6485243" calcext:value-type="float">
            <text:p>-6.6485243</text:p>
          </table:table-cell>
          <table:table-cell table:formula="of:=[.A3795]*0.3048" office:value-type="float" office:value="-2.02647020664" calcext:value-type="float">
            <text:p>-2.02647020664</text:p>
          </table:table-cell>
        </table:table-row>
        <table:table-row table:style-name="ro1">
          <table:table-cell office:value-type="float" office:value="-6.6727762" calcext:value-type="float">
            <text:p>-6.6727762</text:p>
          </table:table-cell>
          <table:table-cell table:formula="of:=[.A3796]*0.3048" office:value-type="float" office:value="-2.03386218576" calcext:value-type="float">
            <text:p>-2.03386218576</text:p>
          </table:table-cell>
        </table:table-row>
        <table:table-row table:style-name="ro1">
          <table:table-cell office:value-type="float" office:value="-6.6960993" calcext:value-type="float">
            <text:p>-6.6960993</text:p>
          </table:table-cell>
          <table:table-cell table:formula="of:=[.A3797]*0.3048" office:value-type="float" office:value="-2.04097106664" calcext:value-type="float">
            <text:p>-2.04097106664</text:p>
          </table:table-cell>
        </table:table-row>
        <table:table-row table:style-name="ro1">
          <table:table-cell office:value-type="float" office:value="-6.7185068" calcext:value-type="float">
            <text:p>-6.7185068</text:p>
          </table:table-cell>
          <table:table-cell table:formula="of:=[.A3798]*0.3048" office:value-type="float" office:value="-2.04780087264" calcext:value-type="float">
            <text:p>-2.04780087264</text:p>
          </table:table-cell>
        </table:table-row>
        <table:table-row table:style-name="ro1">
          <table:table-cell office:value-type="float" office:value="-6.740015" calcext:value-type="float">
            <text:p>-6.740015</text:p>
          </table:table-cell>
          <table:table-cell table:formula="of:=[.A3799]*0.3048" office:value-type="float" office:value="-2.054356572" calcext:value-type="float">
            <text:p>-2.054356572</text:p>
          </table:table-cell>
        </table:table-row>
        <table:table-row table:style-name="ro1">
          <table:table-cell office:value-type="float" office:value="-6.760644" calcext:value-type="float">
            <text:p>-6.760644</text:p>
          </table:table-cell>
          <table:table-cell table:formula="of:=[.A3800]*0.3048" office:value-type="float" office:value="-2.0606442912" calcext:value-type="float">
            <text:p>-2.0606442912</text:p>
          </table:table-cell>
        </table:table-row>
        <table:table-row table:style-name="ro1">
          <table:table-cell office:value-type="float" office:value="-6.7804098" calcext:value-type="float">
            <text:p>-6.7804098</text:p>
          </table:table-cell>
          <table:table-cell table:formula="of:=[.A3801]*0.3048" office:value-type="float" office:value="-2.06666890704" calcext:value-type="float">
            <text:p>-2.06666890704</text:p>
          </table:table-cell>
        </table:table-row>
        <table:table-row table:style-name="ro1">
          <table:table-cell office:value-type="float" office:value="-6.7993402" calcext:value-type="float">
            <text:p>-6.7993402</text:p>
          </table:table-cell>
          <table:table-cell table:formula="of:=[.A3802]*0.3048" office:value-type="float" office:value="-2.07243889296" calcext:value-type="float">
            <text:p>-2.07243889296</text:p>
          </table:table-cell>
        </table:table-row>
        <table:table-row table:style-name="ro1">
          <table:table-cell office:value-type="float" office:value="-6.8174543" calcext:value-type="float">
            <text:p>-6.8174543</text:p>
          </table:table-cell>
          <table:table-cell table:formula="of:=[.A3803]*0.3048" office:value-type="float" office:value="-2.07796007064" calcext:value-type="float">
            <text:p>-2.07796007064</text:p>
          </table:table-cell>
        </table:table-row>
        <table:table-row table:style-name="ro1">
          <table:table-cell office:value-type="float" office:value="-6.8347788" calcext:value-type="float">
            <text:p>-6.8347788</text:p>
          </table:table-cell>
          <table:table-cell table:formula="of:=[.A3804]*0.3048" office:value-type="float" office:value="-2.08324057824" calcext:value-type="float">
            <text:p>-2.08324057824</text:p>
          </table:table-cell>
        </table:table-row>
        <table:table-row table:style-name="ro1">
          <table:table-cell office:value-type="float" office:value="-6.8513355" calcext:value-type="float">
            <text:p>-6.8513355</text:p>
          </table:table-cell>
          <table:table-cell table:formula="of:=[.A3805]*0.3048" office:value-type="float" office:value="-2.0882870604" calcext:value-type="float">
            <text:p>-2.0882870604</text:p>
          </table:table-cell>
        </table:table-row>
        <table:table-row table:style-name="ro1">
          <table:table-cell office:value-type="float" office:value="-6.8671494" calcext:value-type="float">
            <text:p>-6.8671494</text:p>
          </table:table-cell>
          <table:table-cell table:formula="of:=[.A3806]*0.3048" office:value-type="float" office:value="-2.09310713712" calcext:value-type="float">
            <text:p>-2.09310713712</text:p>
          </table:table-cell>
        </table:table-row>
        <table:table-row table:style-name="ro1">
          <table:table-cell office:value-type="float" office:value="-6.8822508" calcext:value-type="float">
            <text:p>-6.8822508</text:p>
          </table:table-cell>
          <table:table-cell table:formula="of:=[.A3807]*0.3048" office:value-type="float" office:value="-2.09771004384" calcext:value-type="float">
            <text:p>-2.09771004384</text:p>
          </table:table-cell>
        </table:table-row>
        <table:table-row table:style-name="ro1">
          <table:table-cell office:value-type="float" office:value="-6.8966608" calcext:value-type="float">
            <text:p>-6.8966608</text:p>
          </table:table-cell>
          <table:table-cell table:formula="of:=[.A3808]*0.3048" office:value-type="float" office:value="-2.10210221184" calcext:value-type="float">
            <text:p>-2.10210221184</text:p>
          </table:table-cell>
        </table:table-row>
        <table:table-row table:style-name="ro1">
          <table:table-cell office:value-type="float" office:value="-6.910409" calcext:value-type="float">
            <text:p>-6.910409</text:p>
          </table:table-cell>
          <table:table-cell table:formula="of:=[.A3809]*0.3048" office:value-type="float" office:value="-2.1062926632" calcext:value-type="float">
            <text:p>-2.1062926632</text:p>
          </table:table-cell>
        </table:table-row>
        <table:table-row table:style-name="ro1">
          <table:table-cell office:value-type="float" office:value="-6.9235182" calcext:value-type="float">
            <text:p>-6.9235182</text:p>
          </table:table-cell>
          <table:table-cell table:formula="of:=[.A3810]*0.3048" office:value-type="float" office:value="-2.11028834736" calcext:value-type="float">
            <text:p>-2.11028834736</text:p>
          </table:table-cell>
        </table:table-row>
        <table:table-row table:style-name="ro1">
          <table:table-cell office:value-type="float" office:value="-6.9360161" calcext:value-type="float">
            <text:p>-6.9360161</text:p>
          </table:table-cell>
          <table:table-cell table:formula="of:=[.A3811]*0.3048" office:value-type="float" office:value="-2.11409770728" calcext:value-type="float">
            <text:p>-2.11409770728</text:p>
          </table:table-cell>
        </table:table-row>
        <table:table-row table:style-name="ro1">
          <table:table-cell office:value-type="float" office:value="-6.9479303" calcext:value-type="float">
            <text:p>-6.9479303</text:p>
          </table:table-cell>
          <table:table-cell table:formula="of:=[.A3812]*0.3048" office:value-type="float" office:value="-2.11772915544" calcext:value-type="float">
            <text:p>-2.11772915544</text:p>
          </table:table-cell>
        </table:table-row>
        <table:table-row table:style-name="ro1">
          <table:table-cell office:value-type="float" office:value="-6.9592772" calcext:value-type="float">
            <text:p>-6.9592772</text:p>
          </table:table-cell>
          <table:table-cell table:formula="of:=[.A3813]*0.3048" office:value-type="float" office:value="-2.12118769056" calcext:value-type="float">
            <text:p>-2.12118769056</text:p>
          </table:table-cell>
        </table:table-row>
        <table:table-row table:style-name="ro1">
          <table:table-cell office:value-type="float" office:value="-6.9700861" calcext:value-type="float">
            <text:p>-6.9700861</text:p>
          </table:table-cell>
          <table:table-cell table:formula="of:=[.A3814]*0.3048" office:value-type="float" office:value="-2.12448224328" calcext:value-type="float">
            <text:p>-2.12448224328</text:p>
          </table:table-cell>
        </table:table-row>
        <table:table-row table:style-name="ro1">
          <table:table-cell office:value-type="float" office:value="-6.9803743" calcext:value-type="float">
            <text:p>-6.9803743</text:p>
          </table:table-cell>
          <table:table-cell table:formula="of:=[.A3815]*0.3048" office:value-type="float" office:value="-2.12761808664" calcext:value-type="float">
            <text:p>-2.12761808664</text:p>
          </table:table-cell>
        </table:table-row>
        <table:table-row table:style-name="ro1">
          <table:table-cell office:value-type="float" office:value="-6.990159" calcext:value-type="float">
            <text:p>-6.990159</text:p>
          </table:table-cell>
          <table:table-cell table:formula="of:=[.A3816]*0.3048" office:value-type="float" office:value="-2.1306004632" calcext:value-type="float">
            <text:p>-2.1306004632</text:p>
          </table:table-cell>
        </table:table-row>
        <table:table-row table:style-name="ro1">
          <table:table-cell office:value-type="float" office:value="-6.9994602" calcext:value-type="float">
            <text:p>-6.9994602</text:p>
          </table:table-cell>
          <table:table-cell table:formula="of:=[.A3817]*0.3048" office:value-type="float" office:value="-2.13343546896" calcext:value-type="float">
            <text:p>-2.13343546896</text:p>
          </table:table-cell>
        </table:table-row>
        <table:table-row table:style-name="ro1">
          <table:table-cell office:value-type="float" office:value="-7.0082893" calcext:value-type="float">
            <text:p>-7.0082893</text:p>
          </table:table-cell>
          <table:table-cell table:formula="of:=[.A3818]*0.3048" office:value-type="float" office:value="-2.13612657864" calcext:value-type="float">
            <text:p>-2.13612657864</text:p>
          </table:table-cell>
        </table:table-row>
        <table:table-row table:style-name="ro1">
          <table:table-cell office:value-type="float" office:value="-7.0166616" calcext:value-type="float">
            <text:p>-7.0166616</text:p>
          </table:table-cell>
          <table:table-cell table:formula="of:=[.A3819]*0.3048" office:value-type="float" office:value="-2.13867845568" calcext:value-type="float">
            <text:p>-2.13867845568</text:p>
          </table:table-cell>
        </table:table-row>
        <table:table-row table:style-name="ro1">
          <table:table-cell office:value-type="float" office:value="-7.0245829" calcext:value-type="float">
            <text:p>-7.0245829</text:p>
          </table:table-cell>
          <table:table-cell table:formula="of:=[.A3820]*0.3048" office:value-type="float" office:value="-2.14109286792" calcext:value-type="float">
            <text:p>-2.14109286792</text:p>
          </table:table-cell>
        </table:table-row>
        <table:table-row table:style-name="ro1">
          <table:table-cell office:value-type="float" office:value="-7.0320616" calcext:value-type="float">
            <text:p>-7.0320616</text:p>
          </table:table-cell>
          <table:table-cell table:formula="of:=[.A3821]*0.3048" office:value-type="float" office:value="-2.14337237568" calcext:value-type="float">
            <text:p>-2.14337237568</text:p>
          </table:table-cell>
        </table:table-row>
        <table:table-row table:style-name="ro1">
          <table:table-cell office:value-type="float" office:value="-7.0390997" calcext:value-type="float">
            <text:p>-7.0390997</text:p>
          </table:table-cell>
          <table:table-cell table:formula="of:=[.A3822]*0.3048" office:value-type="float" office:value="-2.14551758856" calcext:value-type="float">
            <text:p>-2.14551758856</text:p>
          </table:table-cell>
        </table:table-row>
        <table:table-row table:style-name="ro1">
          <table:table-cell office:value-type="float" office:value="-7.0457058" calcext:value-type="float">
            <text:p>-7.0457058</text:p>
          </table:table-cell>
          <table:table-cell table:formula="of:=[.A3823]*0.3048" office:value-type="float" office:value="-2.14753112784" calcext:value-type="float">
            <text:p>-2.14753112784</text:p>
          </table:table-cell>
        </table:table-row>
        <table:table-row table:style-name="ro1">
          <table:table-cell office:value-type="float" office:value="-7.0518761" calcext:value-type="float">
            <text:p>-7.0518761</text:p>
          </table:table-cell>
          <table:table-cell table:formula="of:=[.A3824]*0.3048" office:value-type="float" office:value="-2.14941183528" calcext:value-type="float">
            <text:p>-2.14941183528</text:p>
          </table:table-cell>
        </table:table-row>
        <table:table-row table:style-name="ro1">
          <table:table-cell office:value-type="float" office:value="-7.0576105" calcext:value-type="float">
            <text:p>-7.0576105</text:p>
          </table:table-cell>
          <table:table-cell table:formula="of:=[.A3825]*0.3048" office:value-type="float" office:value="-2.1511596804" calcext:value-type="float">
            <text:p>-2.1511596804</text:p>
          </table:table-cell>
        </table:table-row>
        <table:table-row table:style-name="ro1">
          <table:table-cell office:value-type="float" office:value="-7.0629072" calcext:value-type="float">
            <text:p>-7.0629072</text:p>
          </table:table-cell>
          <table:table-cell table:formula="of:=[.A3826]*0.3048" office:value-type="float" office:value="-2.15277411456" calcext:value-type="float">
            <text:p>-2.15277411456</text:p>
          </table:table-cell>
        </table:table-row>
        <table:table-row table:style-name="ro1">
          <table:table-cell office:value-type="float" office:value="-7.0677576" calcext:value-type="float">
            <text:p>-7.0677576</text:p>
          </table:table-cell>
          <table:table-cell table:formula="of:=[.A3827]*0.3048" office:value-type="float" office:value="-2.15425251648" calcext:value-type="float">
            <text:p>-2.15425251648</text:p>
          </table:table-cell>
        </table:table-row>
        <table:table-row table:style-name="ro1">
          <table:table-cell office:value-type="float" office:value="-7.0721579" calcext:value-type="float">
            <text:p>-7.0721579</text:p>
          </table:table-cell>
          <table:table-cell table:formula="of:=[.A3828]*0.3048" office:value-type="float" office:value="-2.15559372792" calcext:value-type="float">
            <text:p>-2.15559372792</text:p>
          </table:table-cell>
        </table:table-row>
        <table:table-row table:style-name="ro1">
          <table:table-cell office:value-type="float" office:value="-7.0760994" calcext:value-type="float">
            <text:p>-7.0760994</text:p>
          </table:table-cell>
          <table:table-cell table:formula="of:=[.A3829]*0.3048" office:value-type="float" office:value="-2.15679509712" calcext:value-type="float">
            <text:p>-2.15679509712</text:p>
          </table:table-cell>
        </table:table-row>
        <table:table-row table:style-name="ro1">
          <table:table-cell office:value-type="float" office:value="-7.0795708" calcext:value-type="float">
            <text:p>-7.0795708</text:p>
          </table:table-cell>
          <table:table-cell table:formula="of:=[.A3830]*0.3048" office:value-type="float" office:value="-2.15785317984" calcext:value-type="float">
            <text:p>-2.15785317984</text:p>
          </table:table-cell>
        </table:table-row>
        <table:table-row table:style-name="ro1">
          <table:table-cell office:value-type="float" office:value="-7.0825567" calcext:value-type="float">
            <text:p>-7.0825567</text:p>
          </table:table-cell>
          <table:table-cell table:formula="of:=[.A3831]*0.3048" office:value-type="float" office:value="-2.15876328216" calcext:value-type="float">
            <text:p>-2.15876328216</text:p>
          </table:table-cell>
        </table:table-row>
        <table:table-row table:style-name="ro1">
          <table:table-cell office:value-type="float" office:value="-7.0850506" calcext:value-type="float">
            <text:p>-7.0850506</text:p>
          </table:table-cell>
          <table:table-cell table:formula="of:=[.A3832]*0.3048" office:value-type="float" office:value="-2.15952342288" calcext:value-type="float">
            <text:p>-2.15952342288</text:p>
          </table:table-cell>
        </table:table-row>
        <table:table-row table:style-name="ro1">
          <table:table-cell office:value-type="float" office:value="-7.0870323" calcext:value-type="float">
            <text:p>-7.0870323</text:p>
          </table:table-cell>
          <table:table-cell table:formula="of:=[.A3833]*0.3048" office:value-type="float" office:value="-2.16012744504" calcext:value-type="float">
            <text:p>-2.16012744504</text:p>
          </table:table-cell>
        </table:table-row>
        <table:table-row table:style-name="ro1">
          <table:table-cell office:value-type="float" office:value="-7.0884933" calcext:value-type="float">
            <text:p>-7.0884933</text:p>
          </table:table-cell>
          <table:table-cell table:formula="of:=[.A3834]*0.3048" office:value-type="float" office:value="-2.16057275784" calcext:value-type="float">
            <text:p>-2.16057275784</text:p>
          </table:table-cell>
        </table:table-row>
        <table:table-row table:style-name="ro1">
          <table:table-cell office:value-type="float" office:value="-7.0894175" calcext:value-type="float">
            <text:p>-7.0894175</text:p>
          </table:table-cell>
          <table:table-cell table:formula="of:=[.A3835]*0.3048" office:value-type="float" office:value="-2.160854454" calcext:value-type="float">
            <text:p>-2.160854454</text:p>
          </table:table-cell>
        </table:table-row>
        <table:table-row table:style-name="ro1">
          <table:table-cell office:value-type="float" office:value="-7.0897884" calcext:value-type="float">
            <text:p>-7.0897884</text:p>
          </table:table-cell>
          <table:table-cell table:formula="of:=[.A3836]*0.3048" office:value-type="float" office:value="-2.16096750432" calcext:value-type="float">
            <text:p>-2.16096750432</text:p>
          </table:table-cell>
        </table:table-row>
        <table:table-row table:style-name="ro1">
          <table:table-cell office:value-type="float" office:value="-7.0896025" calcext:value-type="float">
            <text:p>-7.0896025</text:p>
          </table:table-cell>
          <table:table-cell table:formula="of:=[.A3837]*0.3048" office:value-type="float" office:value="-2.160910842" calcext:value-type="float">
            <text:p>-2.160910842</text:p>
          </table:table-cell>
        </table:table-row>
        <table:table-row table:style-name="ro1">
          <table:table-cell office:value-type="float" office:value="-7.0888424" calcext:value-type="float">
            <text:p>-7.0888424</text:p>
          </table:table-cell>
          <table:table-cell table:formula="of:=[.A3838]*0.3048" office:value-type="float" office:value="-2.16067916352" calcext:value-type="float">
            <text:p>-2.16067916352</text:p>
          </table:table-cell>
        </table:table-row>
        <table:table-row table:style-name="ro1">
          <table:table-cell office:value-type="float" office:value="-7.0875015" calcext:value-type="float">
            <text:p>-7.0875015</text:p>
          </table:table-cell>
          <table:table-cell table:formula="of:=[.A3839]*0.3048" office:value-type="float" office:value="-2.1602704572" calcext:value-type="float">
            <text:p>-2.1602704572</text:p>
          </table:table-cell>
        </table:table-row>
        <table:table-row table:style-name="ro1">
          <table:table-cell office:value-type="float" office:value="-7.0855713" calcext:value-type="float">
            <text:p>-7.0855713</text:p>
          </table:table-cell>
          <table:table-cell table:formula="of:=[.A3840]*0.3048" office:value-type="float" office:value="-2.15968213224" calcext:value-type="float">
            <text:p>-2.15968213224</text:p>
          </table:table-cell>
        </table:table-row>
        <table:table-row table:style-name="ro1">
          <table:table-cell office:value-type="float" office:value="-7.083046" calcext:value-type="float">
            <text:p>-7.083046</text:p>
          </table:table-cell>
          <table:table-cell table:formula="of:=[.A3841]*0.3048" office:value-type="float" office:value="-2.1589124208" calcext:value-type="float">
            <text:p>-2.1589124208</text:p>
          </table:table-cell>
        </table:table-row>
        <table:table-row table:style-name="ro1">
          <table:table-cell office:value-type="float" office:value="-7.0799208" calcext:value-type="float">
            <text:p>-7.0799208</text:p>
          </table:table-cell>
          <table:table-cell table:formula="of:=[.A3842]*0.3048" office:value-type="float" office:value="-2.15795985984" calcext:value-type="float">
            <text:p>-2.15795985984</text:p>
          </table:table-cell>
        </table:table-row>
        <table:table-row table:style-name="ro1">
          <table:table-cell office:value-type="float" office:value="-7.0761929" calcext:value-type="float">
            <text:p>-7.0761929</text:p>
          </table:table-cell>
          <table:table-cell table:formula="of:=[.A3843]*0.3048" office:value-type="float" office:value="-2.15682359592" calcext:value-type="float">
            <text:p>-2.15682359592</text:p>
          </table:table-cell>
        </table:table-row>
        <table:table-row table:style-name="ro1">
          <table:table-cell office:value-type="float" office:value="-7.0718632" calcext:value-type="float">
            <text:p>-7.0718632</text:p>
          </table:table-cell>
          <table:table-cell table:formula="of:=[.A3844]*0.3048" office:value-type="float" office:value="-2.15550390336" calcext:value-type="float">
            <text:p>-2.15550390336</text:p>
          </table:table-cell>
        </table:table-row>
        <table:table-row table:style-name="ro1">
          <table:table-cell office:value-type="float" office:value="-7.0669298" calcext:value-type="float">
            <text:p>-7.0669298</text:p>
          </table:table-cell>
          <table:table-cell table:formula="of:=[.A3845]*0.3048" office:value-type="float" office:value="-2.15400020304" calcext:value-type="float">
            <text:p>-2.15400020304</text:p>
          </table:table-cell>
        </table:table-row>
        <table:table-row table:style-name="ro1">
          <table:table-cell office:value-type="float" office:value="-7.0613995" calcext:value-type="float">
            <text:p>-7.0613995</text:p>
          </table:table-cell>
          <table:table-cell table:formula="of:=[.A3846]*0.3048" office:value-type="float" office:value="-2.1523145676" calcext:value-type="float">
            <text:p>-2.1523145676</text:p>
          </table:table-cell>
        </table:table-row>
        <table:table-row table:style-name="ro1">
          <table:table-cell office:value-type="float" office:value="-7.055274" calcext:value-type="float">
            <text:p>-7.055274</text:p>
          </table:table-cell>
          <table:table-cell table:formula="of:=[.A3847]*0.3048" office:value-type="float" office:value="-2.1504475152" calcext:value-type="float">
            <text:p>-2.1504475152</text:p>
          </table:table-cell>
        </table:table-row>
        <table:table-row table:style-name="ro1">
          <table:table-cell office:value-type="float" office:value="-7.0485592" calcext:value-type="float">
            <text:p>-7.0485592</text:p>
          </table:table-cell>
          <table:table-cell table:formula="of:=[.A3848]*0.3048" office:value-type="float" office:value="-2.14840084416" calcext:value-type="float">
            <text:p>-2.14840084416</text:p>
          </table:table-cell>
        </table:table-row>
        <table:table-row table:style-name="ro1">
          <table:table-cell office:value-type="float" office:value="-7.0412645" calcext:value-type="float">
            <text:p>-7.0412645</text:p>
          </table:table-cell>
          <table:table-cell table:formula="of:=[.A3849]*0.3048" office:value-type="float" office:value="-2.1461774196" calcext:value-type="float">
            <text:p>-2.1461774196</text:p>
          </table:table-cell>
        </table:table-row>
        <table:table-row table:style-name="ro1">
          <table:table-cell office:value-type="float" office:value="-7.0333986" calcext:value-type="float">
            <text:p>-7.0333986</text:p>
          </table:table-cell>
          <table:table-cell table:formula="of:=[.A3850]*0.3048" office:value-type="float" office:value="-2.14377989328" calcext:value-type="float">
            <text:p>-2.14377989328</text:p>
          </table:table-cell>
        </table:table-row>
        <table:table-row table:style-name="ro1">
          <table:table-cell office:value-type="float" office:value="-7.024972" calcext:value-type="float">
            <text:p>-7.024972</text:p>
          </table:table-cell>
          <table:table-cell table:formula="of:=[.A3851]*0.3048" office:value-type="float" office:value="-2.1412114656" calcext:value-type="float">
            <text:p>-2.1412114656</text:p>
          </table:table-cell>
        </table:table-row>
        <table:table-row table:style-name="ro1">
          <table:table-cell office:value-type="float" office:value="-7.0159931" calcext:value-type="float">
            <text:p>-7.0159931</text:p>
          </table:table-cell>
          <table:table-cell table:formula="of:=[.A3852]*0.3048" office:value-type="float" office:value="-2.13847469688" calcext:value-type="float">
            <text:p>-2.13847469688</text:p>
          </table:table-cell>
        </table:table-row>
        <table:table-row table:style-name="ro1">
          <table:table-cell office:value-type="float" office:value="-7.0064783" calcext:value-type="float">
            <text:p>-7.0064783</text:p>
          </table:table-cell>
          <table:table-cell table:formula="of:=[.A3853]*0.3048" office:value-type="float" office:value="-2.13557458584" calcext:value-type="float">
            <text:p>-2.13557458584</text:p>
          </table:table-cell>
        </table:table-row>
        <table:table-row table:style-name="ro1">
          <table:table-cell office:value-type="float" office:value="-6.9964399" calcext:value-type="float">
            <text:p>-6.9964399</text:p>
          </table:table-cell>
          <table:table-cell table:formula="of:=[.A3854]*0.3048" office:value-type="float" office:value="-2.13251488152" calcext:value-type="float">
            <text:p>-2.13251488152</text:p>
          </table:table-cell>
        </table:table-row>
        <table:table-row table:style-name="ro1">
          <table:table-cell office:value-type="float" office:value="-6.9858894" calcext:value-type="float">
            <text:p>-6.9858894</text:p>
          </table:table-cell>
          <table:table-cell table:formula="of:=[.A3855]*0.3048" office:value-type="float" office:value="-2.12929908912" calcext:value-type="float">
            <text:p>-2.12929908912</text:p>
          </table:table-cell>
        </table:table-row>
        <table:table-row table:style-name="ro1">
          <table:table-cell office:value-type="float" office:value="-6.9748392" calcext:value-type="float">
            <text:p>-6.9748392</text:p>
          </table:table-cell>
          <table:table-cell table:formula="of:=[.A3856]*0.3048" office:value-type="float" office:value="-2.12593098816" calcext:value-type="float">
            <text:p>-2.12593098816</text:p>
          </table:table-cell>
        </table:table-row>
        <table:table-row table:style-name="ro1">
          <table:table-cell office:value-type="float" office:value="-6.9633045" calcext:value-type="float">
            <text:p>-6.9633045</text:p>
          </table:table-cell>
          <table:table-cell table:formula="of:=[.A3857]*0.3048" office:value-type="float" office:value="-2.1224152116" calcext:value-type="float">
            <text:p>-2.1224152116</text:p>
          </table:table-cell>
        </table:table-row>
        <table:table-row table:style-name="ro1">
          <table:table-cell office:value-type="float" office:value="-6.9512968" calcext:value-type="float">
            <text:p>-6.9512968</text:p>
          </table:table-cell>
          <table:table-cell table:formula="of:=[.A3858]*0.3048" office:value-type="float" office:value="-2.11875526464" calcext:value-type="float">
            <text:p>-2.11875526464</text:p>
          </table:table-cell>
        </table:table-row>
        <table:table-row table:style-name="ro1">
          <table:table-cell office:value-type="float" office:value="-6.9388237" calcext:value-type="float">
            <text:p>-6.9388237</text:p>
          </table:table-cell>
          <table:table-cell table:formula="of:=[.A3859]*0.3048" office:value-type="float" office:value="-2.11495346376" calcext:value-type="float">
            <text:p>-2.11495346376</text:p>
          </table:table-cell>
        </table:table-row>
        <table:table-row table:style-name="ro1">
          <table:table-cell office:value-type="float" office:value="-6.9259005" calcext:value-type="float">
            <text:p>-6.9259005</text:p>
          </table:table-cell>
          <table:table-cell table:formula="of:=[.A3860]*0.3048" office:value-type="float" office:value="-2.1110144724" calcext:value-type="float">
            <text:p>-2.1110144724</text:p>
          </table:table-cell>
        </table:table-row>
        <table:table-row table:style-name="ro1">
          <table:table-cell office:value-type="float" office:value="-6.9125357" calcext:value-type="float">
            <text:p>-6.9125357</text:p>
          </table:table-cell>
          <table:table-cell table:formula="of:=[.A3861]*0.3048" office:value-type="float" office:value="-2.10694088136" calcext:value-type="float">
            <text:p>-2.10694088136</text:p>
          </table:table-cell>
        </table:table-row>
        <table:table-row table:style-name="ro1">
          <table:table-cell office:value-type="float" office:value="-6.8987398" calcext:value-type="float">
            <text:p>-6.8987398</text:p>
          </table:table-cell>
          <table:table-cell table:formula="of:=[.A3862]*0.3048" office:value-type="float" office:value="-2.10273589104" calcext:value-type="float">
            <text:p>-2.10273589104</text:p>
          </table:table-cell>
        </table:table-row>
        <table:table-row table:style-name="ro1">
          <table:table-cell office:value-type="float" office:value="-6.8845205" calcext:value-type="float">
            <text:p>-6.8845205</text:p>
          </table:table-cell>
          <table:table-cell table:formula="of:=[.A3863]*0.3048" office:value-type="float" office:value="-2.0984018484" calcext:value-type="float">
            <text:p>-2.0984018484</text:p>
          </table:table-cell>
        </table:table-row>
        <table:table-row table:style-name="ro1">
          <table:table-cell office:value-type="float" office:value="-6.8698902" calcext:value-type="float">
            <text:p>-6.8698902</text:p>
          </table:table-cell>
          <table:table-cell table:formula="of:=[.A3864]*0.3048" office:value-type="float" office:value="-2.09394253296" calcext:value-type="float">
            <text:p>-2.09394253296</text:p>
          </table:table-cell>
        </table:table-row>
        <table:table-row table:style-name="ro1">
          <table:table-cell office:value-type="float" office:value="-6.8548489" calcext:value-type="float">
            <text:p>-6.8548489</text:p>
          </table:table-cell>
          <table:table-cell table:formula="of:=[.A3865]*0.3048" office:value-type="float" office:value="-2.08935794472" calcext:value-type="float">
            <text:p>-2.08935794472</text:p>
          </table:table-cell>
        </table:table-row>
        <table:table-row table:style-name="ro1">
          <table:table-cell office:value-type="float" office:value="-6.8394051" calcext:value-type="float">
            <text:p>-6.8394051</text:p>
          </table:table-cell>
          <table:table-cell table:formula="of:=[.A3866]*0.3048" office:value-type="float" office:value="-2.08465067448" calcext:value-type="float">
            <text:p>-2.08465067448</text:p>
          </table:table-cell>
        </table:table-row>
        <table:table-row table:style-name="ro1">
          <table:table-cell office:value-type="float" office:value="-6.8235664" calcext:value-type="float">
            <text:p>-6.8235664</text:p>
          </table:table-cell>
          <table:table-cell table:formula="of:=[.A3867]*0.3048" office:value-type="float" office:value="-2.07982303872" calcext:value-type="float">
            <text:p>-2.07982303872</text:p>
          </table:table-cell>
        </table:table-row>
        <table:table-row table:style-name="ro1">
          <table:table-cell office:value-type="float" office:value="-6.8073311" calcext:value-type="float">
            <text:p>-6.8073311</text:p>
          </table:table-cell>
          <table:table-cell table:formula="of:=[.A3868]*0.3048" office:value-type="float" office:value="-2.07487451928" calcext:value-type="float">
            <text:p>-2.07487451928</text:p>
          </table:table-cell>
        </table:table-row>
        <table:table-row table:style-name="ro1">
          <table:table-cell office:value-type="float" office:value="-6.7907085" calcext:value-type="float">
            <text:p>-6.7907085</text:p>
          </table:table-cell>
          <table:table-cell table:formula="of:=[.A3869]*0.3048" office:value-type="float" office:value="-2.0698079508" calcext:value-type="float">
            <text:p>-2.0698079508</text:p>
          </table:table-cell>
        </table:table-row>
        <table:table-row table:style-name="ro1">
          <table:table-cell office:value-type="float" office:value="-6.7736998" calcext:value-type="float">
            <text:p>-6.7736998</text:p>
          </table:table-cell>
          <table:table-cell table:formula="of:=[.A3870]*0.3048" office:value-type="float" office:value="-2.06462369904" calcext:value-type="float">
            <text:p>-2.06462369904</text:p>
          </table:table-cell>
        </table:table-row>
        <table:table-row table:style-name="ro1">
          <table:table-cell office:value-type="float" office:value="-6.7563047" calcext:value-type="float">
            <text:p>-6.7563047</text:p>
          </table:table-cell>
          <table:table-cell table:formula="of:=[.A3871]*0.3048" office:value-type="float" office:value="-2.05932167256" calcext:value-type="float">
            <text:p>-2.05932167256</text:p>
          </table:table-cell>
        </table:table-row>
        <table:table-row table:style-name="ro1">
          <table:table-cell office:value-type="float" office:value="-6.7385263" calcext:value-type="float">
            <text:p>-6.7385263</text:p>
          </table:table-cell>
          <table:table-cell table:formula="of:=[.A3872]*0.3048" office:value-type="float" office:value="-2.05390281624" calcext:value-type="float">
            <text:p>-2.05390281624</text:p>
          </table:table-cell>
        </table:table-row>
        <table:table-row table:style-name="ro1">
          <table:table-cell office:value-type="float" office:value="-6.7203665" calcext:value-type="float">
            <text:p>-6.7203665</text:p>
          </table:table-cell>
          <table:table-cell table:formula="of:=[.A3873]*0.3048" office:value-type="float" office:value="-2.0483677092" calcext:value-type="float">
            <text:p>-2.0483677092</text:p>
          </table:table-cell>
        </table:table-row>
        <table:table-row table:style-name="ro1">
          <table:table-cell office:value-type="float" office:value="-6.7018204" calcext:value-type="float">
            <text:p>-6.7018204</text:p>
          </table:table-cell>
          <table:table-cell table:formula="of:=[.A3874]*0.3048" office:value-type="float" office:value="-2.04271485792" calcext:value-type="float">
            <text:p>-2.04271485792</text:p>
          </table:table-cell>
        </table:table-row>
        <table:table-row table:style-name="ro1">
          <table:table-cell office:value-type="float" office:value="-6.6828918" calcext:value-type="float">
            <text:p>-6.6828918</text:p>
          </table:table-cell>
          <table:table-cell table:formula="of:=[.A3875]*0.3048" office:value-type="float" office:value="-2.03694542064" calcext:value-type="float">
            <text:p>-2.03694542064</text:p>
          </table:table-cell>
        </table:table-row>
        <table:table-row table:style-name="ro1">
          <table:table-cell office:value-type="float" office:value="-6.6635818" calcext:value-type="float">
            <text:p>-6.6635818</text:p>
          </table:table-cell>
          <table:table-cell table:formula="of:=[.A3876]*0.3048" office:value-type="float" office:value="-2.03105973264" calcext:value-type="float">
            <text:p>-2.03105973264</text:p>
          </table:table-cell>
        </table:table-row>
        <table:table-row table:style-name="ro1">
          <table:table-cell office:value-type="float" office:value="-6.6438856" calcext:value-type="float">
            <text:p>-6.6438856</text:p>
          </table:table-cell>
          <table:table-cell table:formula="of:=[.A3877]*0.3048" office:value-type="float" office:value="-2.02505633088" calcext:value-type="float">
            <text:p>-2.02505633088</text:p>
          </table:table-cell>
        </table:table-row>
        <table:table-row table:style-name="ro1">
          <table:table-cell office:value-type="float" office:value="-6.623805" calcext:value-type="float">
            <text:p>-6.623805</text:p>
          </table:table-cell>
          <table:table-cell table:formula="of:=[.A3878]*0.3048" office:value-type="float" office:value="-2.018935764" calcext:value-type="float">
            <text:p>-2.018935764</text:p>
          </table:table-cell>
        </table:table-row>
        <table:table-row table:style-name="ro1">
          <table:table-cell office:value-type="float" office:value="-6.6033401" calcext:value-type="float">
            <text:p>-6.6033401</text:p>
          </table:table-cell>
          <table:table-cell table:formula="of:=[.A3879]*0.3048" office:value-type="float" office:value="-2.01269806248" calcext:value-type="float">
            <text:p>-2.01269806248</text:p>
          </table:table-cell>
        </table:table-row>
        <table:table-row table:style-name="ro1">
          <table:table-cell office:value-type="float" office:value="-6.58249" calcext:value-type="float">
            <text:p>-6.58249</text:p>
          </table:table-cell>
          <table:table-cell table:formula="of:=[.A3880]*0.3048" office:value-type="float" office:value="-2.006342952" calcext:value-type="float">
            <text:p>-2.006342952</text:p>
          </table:table-cell>
        </table:table-row>
        <table:table-row table:style-name="ro1">
          <table:table-cell office:value-type="float" office:value="-6.5612526" calcext:value-type="float">
            <text:p>-6.5612526</text:p>
          </table:table-cell>
          <table:table-cell table:formula="of:=[.A3881]*0.3048" office:value-type="float" office:value="-1.99986979248" calcext:value-type="float">
            <text:p>-1.99986979248</text:p>
          </table:table-cell>
        </table:table-row>
        <table:table-row table:style-name="ro1">
          <table:table-cell office:value-type="float" office:value="-6.5396299" calcext:value-type="float">
            <text:p>-6.5396299</text:p>
          </table:table-cell>
          <table:table-cell table:formula="of:=[.A3882]*0.3048" office:value-type="float" office:value="-1.99327919352" calcext:value-type="float">
            <text:p>-1.99327919352</text:p>
          </table:table-cell>
        </table:table-row>
        <table:table-row table:style-name="ro1">
          <table:table-cell office:value-type="float" office:value="-6.5176191" calcext:value-type="float">
            <text:p>-6.5176191</text:p>
          </table:table-cell>
          <table:table-cell table:formula="of:=[.A3883]*0.3048" office:value-type="float" office:value="-1.98657030168" calcext:value-type="float">
            <text:p>-1.98657030168</text:p>
          </table:table-cell>
        </table:table-row>
        <table:table-row table:style-name="ro1">
          <table:table-cell office:value-type="float" office:value="-6.4952183" calcext:value-type="float">
            <text:p>-6.4952183</text:p>
          </table:table-cell>
          <table:table-cell table:formula="of:=[.A3884]*0.3048" office:value-type="float" office:value="-1.97974253784" calcext:value-type="float">
            <text:p>-1.97974253784</text:p>
          </table:table-cell>
        </table:table-row>
        <table:table-row table:style-name="ro1">
          <table:table-cell office:value-type="float" office:value="-6.4724293" calcext:value-type="float">
            <text:p>-6.4724293</text:p>
          </table:table-cell>
          <table:table-cell table:formula="of:=[.A3885]*0.3048" office:value-type="float" office:value="-1.97279645064" calcext:value-type="float">
            <text:p>-1.97279645064</text:p>
          </table:table-cell>
        </table:table-row>
        <table:table-row table:style-name="ro1">
          <table:table-cell office:value-type="float" office:value="-6.4492455" calcext:value-type="float">
            <text:p>-6.4492455</text:p>
          </table:table-cell>
          <table:table-cell table:formula="of:=[.A3886]*0.3048" office:value-type="float" office:value="-1.9657300284" calcext:value-type="float">
            <text:p>-1.9657300284</text:p>
          </table:table-cell>
        </table:table-row>
        <table:table-row table:style-name="ro1">
          <table:table-cell office:value-type="float" office:value="-6.4256678" calcext:value-type="float">
            <text:p>-6.4256678</text:p>
          </table:table-cell>
          <table:table-cell table:formula="of:=[.A3887]*0.3048" office:value-type="float" office:value="-1.95854354544" calcext:value-type="float">
            <text:p>-1.95854354544</text:p>
          </table:table-cell>
        </table:table-row>
        <table:table-row table:style-name="ro1">
          <table:table-cell office:value-type="float" office:value="-6.4016981" calcext:value-type="float">
            <text:p>-6.4016981</text:p>
          </table:table-cell>
          <table:table-cell table:formula="of:=[.A3888]*0.3048" office:value-type="float" office:value="-1.95123758088" calcext:value-type="float">
            <text:p>-1.95123758088</text:p>
          </table:table-cell>
        </table:table-row>
        <table:table-row table:style-name="ro1">
          <table:table-cell office:value-type="float" office:value="-6.3773298" calcext:value-type="float">
            <text:p>-6.3773298</text:p>
          </table:table-cell>
          <table:table-cell table:formula="of:=[.A3889]*0.3048" office:value-type="float" office:value="-1.94381012304" calcext:value-type="float">
            <text:p>-1.94381012304</text:p>
          </table:table-cell>
        </table:table-row>
        <table:table-row table:style-name="ro1">
          <table:table-cell office:value-type="float" office:value="-6.352562" calcext:value-type="float">
            <text:p>-6.352562</text:p>
          </table:table-cell>
          <table:table-cell table:formula="of:=[.A3890]*0.3048" office:value-type="float" office:value="-1.9362608976" calcext:value-type="float">
            <text:p>-1.9362608976</text:p>
          </table:table-cell>
        </table:table-row>
        <table:table-row table:style-name="ro1">
          <table:table-cell office:value-type="float" office:value="-6.3273969" calcext:value-type="float">
            <text:p>-6.3273969</text:p>
          </table:table-cell>
          <table:table-cell table:formula="of:=[.A3891]*0.3048" office:value-type="float" office:value="-1.92859057512" calcext:value-type="float">
            <text:p>-1.92859057512</text:p>
          </table:table-cell>
        </table:table-row>
        <table:table-row table:style-name="ro1">
          <table:table-cell office:value-type="float" office:value="-6.3018241" calcext:value-type="float">
            <text:p>-6.3018241</text:p>
          </table:table-cell>
          <table:table-cell table:formula="of:=[.A3892]*0.3048" office:value-type="float" office:value="-1.92079598568" calcext:value-type="float">
            <text:p>-1.92079598568</text:p>
          </table:table-cell>
        </table:table-row>
        <table:table-row table:style-name="ro1">
          <table:table-cell office:value-type="float" office:value="-6.2758474" calcext:value-type="float">
            <text:p>-6.2758474</text:p>
          </table:table-cell>
          <table:table-cell table:formula="of:=[.A3893]*0.3048" office:value-type="float" office:value="-1.91287828752" calcext:value-type="float">
            <text:p>-1.91287828752</text:p>
          </table:table-cell>
        </table:table-row>
        <table:table-row table:style-name="ro1">
          <table:table-cell office:value-type="float" office:value="-6.2494597" calcext:value-type="float">
            <text:p>-6.2494597</text:p>
          </table:table-cell>
          <table:table-cell table:formula="of:=[.A3894]*0.3048" office:value-type="float" office:value="-1.90483531656" calcext:value-type="float">
            <text:p>-1.90483531656</text:p>
          </table:table-cell>
        </table:table-row>
        <table:table-row table:style-name="ro1">
          <table:table-cell office:value-type="float" office:value="-6.2226605" calcext:value-type="float">
            <text:p>-6.2226605</text:p>
          </table:table-cell>
          <table:table-cell table:formula="of:=[.A3895]*0.3048" office:value-type="float" office:value="-1.8966669204" calcext:value-type="float">
            <text:p>-1.8966669204</text:p>
          </table:table-cell>
        </table:table-row>
        <table:table-row table:style-name="ro1">
          <table:table-cell office:value-type="float" office:value="-6.1954417" calcext:value-type="float">
            <text:p>-6.1954417</text:p>
          </table:table-cell>
          <table:table-cell table:formula="of:=[.A3896]*0.3048" office:value-type="float" office:value="-1.88837063016" calcext:value-type="float">
            <text:p>-1.88837063016</text:p>
          </table:table-cell>
        </table:table-row>
        <table:table-row table:style-name="ro1">
          <table:table-cell office:value-type="float" office:value="-6.1678061" calcext:value-type="float">
            <text:p>-6.1678061</text:p>
          </table:table-cell>
          <table:table-cell table:formula="of:=[.A3897]*0.3048" office:value-type="float" office:value="-1.87994729928" calcext:value-type="float">
            <text:p>-1.87994729928</text:p>
          </table:table-cell>
        </table:table-row>
        <table:table-row table:style-name="ro1">
          <table:table-cell office:value-type="float" office:value="-6.1397433" calcext:value-type="float">
            <text:p>-6.1397433</text:p>
          </table:table-cell>
          <table:table-cell table:formula="of:=[.A3898]*0.3048" office:value-type="float" office:value="-1.87139375784" calcext:value-type="float">
            <text:p>-1.87139375784</text:p>
          </table:table-cell>
        </table:table-row>
        <table:table-row table:style-name="ro1">
          <table:table-cell office:value-type="float" office:value="-6.1112528" calcext:value-type="float">
            <text:p>-6.1112528</text:p>
          </table:table-cell>
          <table:table-cell table:formula="of:=[.A3899]*0.3048" office:value-type="float" office:value="-1.86270985344" calcext:value-type="float">
            <text:p>-1.86270985344</text:p>
          </table:table-cell>
        </table:table-row>
        <table:table-row table:style-name="ro1">
          <table:table-cell office:value-type="float" office:value="-6.0823355" calcext:value-type="float">
            <text:p>-6.0823355</text:p>
          </table:table-cell>
          <table:table-cell table:formula="of:=[.A3900]*0.3048" office:value-type="float" office:value="-1.8538958604" calcext:value-type="float">
            <text:p>-1.8538958604</text:p>
          </table:table-cell>
        </table:table-row>
        <table:table-row table:style-name="ro1">
          <table:table-cell office:value-type="float" office:value="-6.0529809" calcext:value-type="float">
            <text:p>-6.0529809</text:p>
          </table:table-cell>
          <table:table-cell table:formula="of:=[.A3901]*0.3048" office:value-type="float" office:value="-1.84494857832" calcext:value-type="float">
            <text:p>-1.84494857832</text:p>
          </table:table-cell>
        </table:table-row>
        <table:table-row table:style-name="ro1">
          <table:table-cell office:value-type="float" office:value="-6.0231872" calcext:value-type="float">
            <text:p>-6.0231872</text:p>
          </table:table-cell>
          <table:table-cell table:formula="of:=[.A3902]*0.3048" office:value-type="float" office:value="-1.83586745856" calcext:value-type="float">
            <text:p>-1.83586745856</text:p>
          </table:table-cell>
        </table:table-row>
        <table:table-row table:style-name="ro1">
          <table:table-cell office:value-type="float" office:value="-5.9929585" calcext:value-type="float">
            <text:p>-5.9929585</text:p>
          </table:table-cell>
          <table:table-cell table:formula="of:=[.A3903]*0.3048" office:value-type="float" office:value="-1.8266537508" calcext:value-type="float">
            <text:p>-1.8266537508</text:p>
          </table:table-cell>
        </table:table-row>
        <table:table-row table:style-name="ro1">
          <table:table-cell office:value-type="float" office:value="-5.962286" calcext:value-type="float">
            <text:p>-5.962286</text:p>
          </table:table-cell>
          <table:table-cell table:formula="of:=[.A3904]*0.3048" office:value-type="float" office:value="-1.8173047728" calcext:value-type="float">
            <text:p>-1.8173047728</text:p>
          </table:table-cell>
        </table:table-row>
        <table:table-row table:style-name="ro1">
          <table:table-cell office:value-type="float" office:value="-5.9311724" calcext:value-type="float">
            <text:p>-5.9311724</text:p>
          </table:table-cell>
          <table:table-cell table:formula="of:=[.A3905]*0.3048" office:value-type="float" office:value="-1.80782134752" calcext:value-type="float">
            <text:p>-1.80782134752</text:p>
          </table:table-cell>
        </table:table-row>
        <table:table-row table:style-name="ro1">
          <table:table-cell office:value-type="float" office:value="-5.8996158" calcext:value-type="float">
            <text:p>-5.8996158</text:p>
          </table:table-cell>
          <table:table-cell table:formula="of:=[.A3906]*0.3048" office:value-type="float" office:value="-1.79820289584" calcext:value-type="float">
            <text:p>-1.79820289584</text:p>
          </table:table-cell>
        </table:table-row>
        <table:table-row table:style-name="ro1">
          <table:table-cell office:value-type="float" office:value="-5.8676181" calcext:value-type="float">
            <text:p>-5.8676181</text:p>
          </table:table-cell>
          <table:table-cell table:formula="of:=[.A3907]*0.3048" office:value-type="float" office:value="-1.78844999688" calcext:value-type="float">
            <text:p>-1.78844999688</text:p>
          </table:table-cell>
        </table:table-row>
        <table:table-row table:style-name="ro1">
          <table:table-cell office:value-type="float" office:value="-5.8351808" calcext:value-type="float">
            <text:p>-5.8351808</text:p>
          </table:table-cell>
          <table:table-cell table:formula="of:=[.A3908]*0.3048" office:value-type="float" office:value="-1.77856310784" calcext:value-type="float">
            <text:p>-1.77856310784</text:p>
          </table:table-cell>
        </table:table-row>
        <table:table-row table:style-name="ro1">
          <table:table-cell office:value-type="float" office:value="-5.8023109" calcext:value-type="float">
            <text:p>-5.8023109</text:p>
          </table:table-cell>
          <table:table-cell table:formula="of:=[.A3909]*0.3048" office:value-type="float" office:value="-1.76854436232" calcext:value-type="float">
            <text:p>-1.76854436232</text:p>
          </table:table-cell>
        </table:table-row>
        <table:table-row table:style-name="ro1">
          <table:table-cell office:value-type="float" office:value="-5.7690053" calcext:value-type="float">
            <text:p>-5.7690053</text:p>
          </table:table-cell>
          <table:table-cell table:formula="of:=[.A3910]*0.3048" office:value-type="float" office:value="-1.75839281544" calcext:value-type="float">
            <text:p>-1.75839281544</text:p>
          </table:table-cell>
        </table:table-row>
        <table:table-row table:style-name="ro1">
          <table:table-cell office:value-type="float" office:value="-5.7352743" calcext:value-type="float">
            <text:p>-5.7352743</text:p>
          </table:table-cell>
          <table:table-cell table:formula="of:=[.A3911]*0.3048" office:value-type="float" office:value="-1.74811160664" calcext:value-type="float">
            <text:p>-1.74811160664</text:p>
          </table:table-cell>
        </table:table-row>
        <table:table-row table:style-name="ro1">
          <table:table-cell office:value-type="float" office:value="-5.7011228" calcext:value-type="float">
            <text:p>-5.7011228</text:p>
          </table:table-cell>
          <table:table-cell table:formula="of:=[.A3912]*0.3048" office:value-type="float" office:value="-1.73770222944" calcext:value-type="float">
            <text:p>-1.73770222944</text:p>
          </table:table-cell>
        </table:table-row>
        <table:table-row table:style-name="ro1">
          <table:table-cell office:value-type="float" office:value="-5.6665559" calcext:value-type="float">
            <text:p>-5.6665559</text:p>
          </table:table-cell>
          <table:table-cell table:formula="of:=[.A3913]*0.3048" office:value-type="float" office:value="-1.72716623832" calcext:value-type="float">
            <text:p>-1.72716623832</text:p>
          </table:table-cell>
        </table:table-row>
        <table:table-row table:style-name="ro1">
          <table:table-cell office:value-type="float" office:value="-5.6315823" calcext:value-type="float">
            <text:p>-5.6315823</text:p>
          </table:table-cell>
          <table:table-cell table:formula="of:=[.A3914]*0.3048" office:value-type="float" office:value="-1.71650628504" calcext:value-type="float">
            <text:p>-1.71650628504</text:p>
          </table:table-cell>
        </table:table-row>
        <table:table-row table:style-name="ro1">
          <table:table-cell office:value-type="float" office:value="-5.5962138" calcext:value-type="float">
            <text:p>-5.5962138</text:p>
          </table:table-cell>
          <table:table-cell table:formula="of:=[.A3915]*0.3048" office:value-type="float" office:value="-1.70572596624" calcext:value-type="float">
            <text:p>-1.70572596624</text:p>
          </table:table-cell>
        </table:table-row>
        <table:table-row table:style-name="ro1">
          <table:table-cell office:value-type="float" office:value="-5.5604525" calcext:value-type="float">
            <text:p>-5.5604525</text:p>
          </table:table-cell>
          <table:table-cell table:formula="of:=[.A3916]*0.3048" office:value-type="float" office:value="-1.694825922" calcext:value-type="float">
            <text:p>-1.694825922</text:p>
          </table:table-cell>
        </table:table-row>
        <table:table-row table:style-name="ro1">
          <table:table-cell office:value-type="float" office:value="-5.5243187" calcext:value-type="float">
            <text:p>-5.5243187</text:p>
          </table:table-cell>
          <table:table-cell table:formula="of:=[.A3917]*0.3048" office:value-type="float" office:value="-1.68381233976" calcext:value-type="float">
            <text:p>-1.68381233976</text:p>
          </table:table-cell>
        </table:table-row>
        <table:table-row table:style-name="ro1">
          <table:table-cell office:value-type="float" office:value="-5.487824" calcext:value-type="float">
            <text:p>-5.487824</text:p>
          </table:table-cell>
          <table:table-cell table:formula="of:=[.A3918]*0.3048" office:value-type="float" office:value="-1.6726887552" calcext:value-type="float">
            <text:p>-1.6726887552</text:p>
          </table:table-cell>
        </table:table-row>
        <table:table-row table:style-name="ro1">
          <table:table-cell office:value-type="float" office:value="-5.4509726" calcext:value-type="float">
            <text:p>-5.4509726</text:p>
          </table:table-cell>
          <table:table-cell table:formula="of:=[.A3919]*0.3048" office:value-type="float" office:value="-1.66145644848" calcext:value-type="float">
            <text:p>-1.66145644848</text:p>
          </table:table-cell>
        </table:table-row>
        <table:table-row table:style-name="ro1">
          <table:table-cell office:value-type="float" office:value="-5.4137812" calcext:value-type="float">
            <text:p>-5.4137812</text:p>
          </table:table-cell>
          <table:table-cell table:formula="of:=[.A3920]*0.3048" office:value-type="float" office:value="-1.65012050976" calcext:value-type="float">
            <text:p>-1.65012050976</text:p>
          </table:table-cell>
        </table:table-row>
        <table:table-row table:style-name="ro1">
          <table:table-cell office:value-type="float" office:value="-5.3762617" calcext:value-type="float">
            <text:p>-5.3762617</text:p>
          </table:table-cell>
          <table:table-cell table:formula="of:=[.A3921]*0.3048" office:value-type="float" office:value="-1.63868456616" calcext:value-type="float">
            <text:p>-1.63868456616</text:p>
          </table:table-cell>
        </table:table-row>
        <table:table-row table:style-name="ro1">
          <table:table-cell office:value-type="float" office:value="-5.3384175" calcext:value-type="float">
            <text:p>-5.3384175</text:p>
          </table:table-cell>
          <table:table-cell table:formula="of:=[.A3922]*0.3048" office:value-type="float" office:value="-1.627149654" calcext:value-type="float">
            <text:p>-1.627149654</text:p>
          </table:table-cell>
        </table:table-row>
        <table:table-row table:style-name="ro1">
          <table:table-cell office:value-type="float" office:value="-5.3002658" calcext:value-type="float">
            <text:p>-5.3002658</text:p>
          </table:table-cell>
          <table:table-cell table:formula="of:=[.A3923]*0.3048" office:value-type="float" office:value="-1.61552101584" calcext:value-type="float">
            <text:p>-1.61552101584</text:p>
          </table:table-cell>
        </table:table-row>
        <table:table-row table:style-name="ro1">
          <table:table-cell office:value-type="float" office:value="-5.2618103" calcext:value-type="float">
            <text:p>-5.2618103</text:p>
          </table:table-cell>
          <table:table-cell table:formula="of:=[.A3924]*0.3048" office:value-type="float" office:value="-1.60379977944" calcext:value-type="float">
            <text:p>-1.60379977944</text:p>
          </table:table-cell>
        </table:table-row>
        <table:table-row table:style-name="ro1">
          <table:table-cell office:value-type="float" office:value="-5.2230606" calcext:value-type="float">
            <text:p>-5.2230606</text:p>
          </table:table-cell>
          <table:table-cell table:formula="of:=[.A3925]*0.3048" office:value-type="float" office:value="-1.59198887088" calcext:value-type="float">
            <text:p>-1.59198887088</text:p>
          </table:table-cell>
        </table:table-row>
        <table:table-row table:style-name="ro1">
          <table:table-cell office:value-type="float" office:value="-5.1840219" calcext:value-type="float">
            <text:p>-5.1840219</text:p>
          </table:table-cell>
          <table:table-cell table:formula="of:=[.A3926]*0.3048" office:value-type="float" office:value="-1.58008987512" calcext:value-type="float">
            <text:p>-1.58008987512</text:p>
          </table:table-cell>
        </table:table-row>
        <table:table-row table:style-name="ro1">
          <table:table-cell office:value-type="float" office:value="-5.1447039" calcext:value-type="float">
            <text:p>-5.1447039</text:p>
          </table:table-cell>
          <table:table-cell table:formula="of:=[.A3927]*0.3048" office:value-type="float" office:value="-1.56810574872" calcext:value-type="float">
            <text:p>-1.56810574872</text:p>
          </table:table-cell>
        </table:table-row>
        <table:table-row table:style-name="ro1">
          <table:table-cell office:value-type="float" office:value="-5.1051064" calcext:value-type="float">
            <text:p>-5.1051064</text:p>
          </table:table-cell>
          <table:table-cell table:formula="of:=[.A3928]*0.3048" office:value-type="float" office:value="-1.55603643072" calcext:value-type="float">
            <text:p>-1.55603643072</text:p>
          </table:table-cell>
        </table:table-row>
        <table:table-row table:style-name="ro1">
          <table:table-cell office:value-type="float" office:value="-5.0652351" calcext:value-type="float">
            <text:p>-5.0652351</text:p>
          </table:table-cell>
          <table:table-cell table:formula="of:=[.A3929]*0.3048" office:value-type="float" office:value="-1.54388365848" calcext:value-type="float">
            <text:p>-1.54388365848</text:p>
          </table:table-cell>
        </table:table-row>
        <table:table-row table:style-name="ro1">
          <table:table-cell office:value-type="float" office:value="-5.0250931" calcext:value-type="float">
            <text:p>-5.0250931</text:p>
          </table:table-cell>
          <table:table-cell table:formula="of:=[.A3930]*0.3048" office:value-type="float" office:value="-1.53164837688" calcext:value-type="float">
            <text:p>-1.53164837688</text:p>
          </table:table-cell>
        </table:table-row>
        <table:table-row table:style-name="ro1">
          <table:table-cell office:value-type="float" office:value="-4.9846745" calcext:value-type="float">
            <text:p>-4.9846745</text:p>
          </table:table-cell>
          <table:table-cell table:formula="of:=[.A3931]*0.3048" office:value-type="float" office:value="-1.5193287876" calcext:value-type="float">
            <text:p>-1.5193287876</text:p>
          </table:table-cell>
        </table:table-row>
        <table:table-row table:style-name="ro1">
          <table:table-cell office:value-type="float" office:value="-4.943985" calcext:value-type="float">
            <text:p>-4.943985</text:p>
          </table:table-cell>
          <table:table-cell table:formula="of:=[.A3932]*0.3048" office:value-type="float" office:value="-1.506926628" calcext:value-type="float">
            <text:p>-1.506926628</text:p>
          </table:table-cell>
        </table:table-row>
        <table:table-row table:style-name="ro1">
          <table:table-cell office:value-type="float" office:value="-4.903019" calcext:value-type="float">
            <text:p>-4.903019</text:p>
          </table:table-cell>
          <table:table-cell table:formula="of:=[.A3933]*0.3048" office:value-type="float" office:value="-1.4944401912" calcext:value-type="float">
            <text:p>-1.4944401912</text:p>
          </table:table-cell>
        </table:table-row>
        <table:table-row table:style-name="ro1">
          <table:table-cell office:value-type="float" office:value="-4.8617702" calcext:value-type="float">
            <text:p>-4.8617702</text:p>
          </table:table-cell>
          <table:table-cell table:formula="of:=[.A3934]*0.3048" office:value-type="float" office:value="-1.48186755696" calcext:value-type="float">
            <text:p>-1.48186755696</text:p>
          </table:table-cell>
        </table:table-row>
        <table:table-row table:style-name="ro1">
          <table:table-cell office:value-type="float" office:value="-4.8202386" calcext:value-type="float">
            <text:p>-4.8202386</text:p>
          </table:table-cell>
          <table:table-cell table:formula="of:=[.A3935]*0.3048" office:value-type="float" office:value="-1.46920872528" calcext:value-type="float">
            <text:p>-1.46920872528</text:p>
          </table:table-cell>
        </table:table-row>
        <table:table-row table:style-name="ro1">
          <table:table-cell office:value-type="float" office:value="-4.7784142" calcext:value-type="float">
            <text:p>-4.7784142</text:p>
          </table:table-cell>
          <table:table-cell table:formula="of:=[.A3936]*0.3048" office:value-type="float" office:value="-1.45646064816" calcext:value-type="float">
            <text:p>-1.45646064816</text:p>
          </table:table-cell>
        </table:table-row>
        <table:table-row table:style-name="ro1">
          <table:table-cell office:value-type="float" office:value="-4.7362919" calcext:value-type="float">
            <text:p>-4.7362919</text:p>
          </table:table-cell>
          <table:table-cell table:formula="of:=[.A3937]*0.3048" office:value-type="float" office:value="-1.44362177112" calcext:value-type="float">
            <text:p>-1.44362177112</text:p>
          </table:table-cell>
        </table:table-row>
        <table:table-row table:style-name="ro1">
          <table:table-cell office:value-type="float" office:value="-4.6938634" calcext:value-type="float">
            <text:p>-4.6938634</text:p>
          </table:table-cell>
          <table:table-cell table:formula="of:=[.A3938]*0.3048" office:value-type="float" office:value="-1.43068956432" calcext:value-type="float">
            <text:p>-1.43068956432</text:p>
          </table:table-cell>
        </table:table-row>
        <table:table-row table:style-name="ro1">
          <table:table-cell office:value-type="float" office:value="-4.6511226" calcext:value-type="float">
            <text:p>-4.6511226</text:p>
          </table:table-cell>
          <table:table-cell table:formula="of:=[.A3939]*0.3048" office:value-type="float" office:value="-1.41766216848" calcext:value-type="float">
            <text:p>-1.41766216848</text:p>
          </table:table-cell>
        </table:table-row>
        <table:table-row table:style-name="ro1">
          <table:table-cell office:value-type="float" office:value="-4.6080594" calcext:value-type="float">
            <text:p>-4.6080594</text:p>
          </table:table-cell>
          <table:table-cell table:formula="of:=[.A3940]*0.3048" office:value-type="float" office:value="-1.40453650512" calcext:value-type="float">
            <text:p>-1.40453650512</text:p>
          </table:table-cell>
        </table:table-row>
        <table:table-row table:style-name="ro1">
          <table:table-cell office:value-type="float" office:value="-4.5646682" calcext:value-type="float">
            <text:p>-4.5646682</text:p>
          </table:table-cell>
          <table:table-cell table:formula="of:=[.A3941]*0.3048" office:value-type="float" office:value="-1.39131086736" calcext:value-type="float">
            <text:p>-1.39131086736</text:p>
          </table:table-cell>
        </table:table-row>
        <table:table-row table:style-name="ro1">
          <table:table-cell office:value-type="float" office:value="-4.5209427" calcext:value-type="float">
            <text:p>-4.5209427</text:p>
          </table:table-cell>
          <table:table-cell table:formula="of:=[.A3942]*0.3048" office:value-type="float" office:value="-1.37798333496" calcext:value-type="float">
            <text:p>-1.37798333496</text:p>
          </table:table-cell>
        </table:table-row>
        <table:table-row table:style-name="ro1">
          <table:table-cell office:value-type="float" office:value="-4.4768715" calcext:value-type="float">
            <text:p>-4.4768715</text:p>
          </table:table-cell>
          <table:table-cell table:formula="of:=[.A3943]*0.3048" office:value-type="float" office:value="-1.3645504332" calcext:value-type="float">
            <text:p>-1.3645504332</text:p>
          </table:table-cell>
        </table:table-row>
        <table:table-row table:style-name="ro1">
          <table:table-cell office:value-type="float" office:value="-4.4324498" calcext:value-type="float">
            <text:p>-4.4324498</text:p>
          </table:table-cell>
          <table:table-cell table:formula="of:=[.A3944]*0.3048" office:value-type="float" office:value="-1.35101069904" calcext:value-type="float">
            <text:p>-1.35101069904</text:p>
          </table:table-cell>
        </table:table-row>
        <table:table-row table:style-name="ro1">
          <table:table-cell office:value-type="float" office:value="-4.3876767" calcext:value-type="float">
            <text:p>-4.3876767</text:p>
          </table:table-cell>
          <table:table-cell table:formula="of:=[.A3945]*0.3048" office:value-type="float" office:value="-1.33736385816" calcext:value-type="float">
            <text:p>-1.33736385816</text:p>
          </table:table-cell>
        </table:table-row>
        <table:table-row table:style-name="ro1">
          <table:table-cell office:value-type="float" office:value="-4.3425446" calcext:value-type="float">
            <text:p>-4.3425446</text:p>
          </table:table-cell>
          <table:table-cell table:formula="of:=[.A3946]*0.3048" office:value-type="float" office:value="-1.32360759408" calcext:value-type="float">
            <text:p>-1.32360759408</text:p>
          </table:table-cell>
        </table:table-row>
        <table:table-row table:style-name="ro1">
          <table:table-cell office:value-type="float" office:value="-4.2970562" calcext:value-type="float">
            <text:p>-4.2970562</text:p>
          </table:table-cell>
          <table:table-cell table:formula="of:=[.A3947]*0.3048" office:value-type="float" office:value="-1.30974272976" calcext:value-type="float">
            <text:p>-1.30974272976</text:p>
          </table:table-cell>
        </table:table-row>
        <table:table-row table:style-name="ro1">
          <table:table-cell office:value-type="float" office:value="-4.2512169" calcext:value-type="float">
            <text:p>-4.2512169</text:p>
          </table:table-cell>
          <table:table-cell table:formula="of:=[.A3948]*0.3048" office:value-type="float" office:value="-1.29577091112" calcext:value-type="float">
            <text:p>-1.29577091112</text:p>
          </table:table-cell>
        </table:table-row>
        <table:table-row table:style-name="ro1">
          <table:table-cell office:value-type="float" office:value="-4.2050257" calcext:value-type="float">
            <text:p>-4.2050257</text:p>
          </table:table-cell>
          <table:table-cell table:formula="of:=[.A3949]*0.3048" office:value-type="float" office:value="-1.28169183336" calcext:value-type="float">
            <text:p>-1.28169183336</text:p>
          </table:table-cell>
        </table:table-row>
        <table:table-row table:style-name="ro1">
          <table:table-cell office:value-type="float" office:value="-4.1584945" calcext:value-type="float">
            <text:p>-4.1584945</text:p>
          </table:table-cell>
          <table:table-cell table:formula="of:=[.A3950]*0.3048" office:value-type="float" office:value="-1.2675091236" calcext:value-type="float">
            <text:p>-1.2675091236</text:p>
          </table:table-cell>
        </table:table-row>
        <table:table-row table:style-name="ro1">
          <table:table-cell office:value-type="float" office:value="-4.1116261" calcext:value-type="float">
            <text:p>-4.1116261</text:p>
          </table:table-cell>
          <table:table-cell table:formula="of:=[.A3951]*0.3048" office:value-type="float" office:value="-1.25322363528" calcext:value-type="float">
            <text:p>-1.25322363528</text:p>
          </table:table-cell>
        </table:table-row>
        <table:table-row table:style-name="ro1">
          <table:table-cell office:value-type="float" office:value="-4.0644321" calcext:value-type="float">
            <text:p>-4.0644321</text:p>
          </table:table-cell>
          <table:table-cell table:formula="of:=[.A3952]*0.3048" office:value-type="float" office:value="-1.23883890408" calcext:value-type="float">
            <text:p>-1.23883890408</text:p>
          </table:table-cell>
        </table:table-row>
        <table:table-row table:style-name="ro1">
          <table:table-cell office:value-type="float" office:value="-4.016922" calcext:value-type="float">
            <text:p>-4.016922</text:p>
          </table:table-cell>
          <table:table-cell table:formula="of:=[.A3953]*0.3048" office:value-type="float" office:value="-1.2243578256" calcext:value-type="float">
            <text:p>-1.2243578256</text:p>
          </table:table-cell>
        </table:table-row>
        <table:table-row table:style-name="ro1">
          <table:table-cell office:value-type="float" office:value="-3.9691072" calcext:value-type="float">
            <text:p>-3.9691072</text:p>
          </table:table-cell>
          <table:table-cell table:formula="of:=[.A3954]*0.3048" office:value-type="float" office:value="-1.20978387456" calcext:value-type="float">
            <text:p>-1.20978387456</text:p>
          </table:table-cell>
        </table:table-row>
        <table:table-row table:style-name="ro1">
          <table:table-cell office:value-type="float" office:value="-3.9210005" calcext:value-type="float">
            <text:p>-3.9210005</text:p>
          </table:table-cell>
          <table:table-cell table:formula="of:=[.A3955]*0.3048" office:value-type="float" office:value="-1.1951209524" calcext:value-type="float">
            <text:p>-1.1951209524</text:p>
          </table:table-cell>
        </table:table-row>
        <table:table-row table:style-name="ro1">
          <table:table-cell office:value-type="float" office:value="-3.8726149" calcext:value-type="float">
            <text:p>-3.8726149</text:p>
          </table:table-cell>
          <table:table-cell table:formula="of:=[.A3956]*0.3048" office:value-type="float" office:value="-1.18037302152" calcext:value-type="float">
            <text:p>-1.18037302152</text:p>
          </table:table-cell>
        </table:table-row>
        <table:table-row table:style-name="ro1">
          <table:table-cell office:value-type="float" office:value="-3.8239641" calcext:value-type="float">
            <text:p>-3.8239641</text:p>
          </table:table-cell>
          <table:table-cell table:formula="of:=[.A3957]*0.3048" office:value-type="float" office:value="-1.16554425768" calcext:value-type="float">
            <text:p>-1.16554425768</text:p>
          </table:table-cell>
        </table:table-row>
        <table:table-row table:style-name="ro1">
          <table:table-cell office:value-type="float" office:value="-3.7750621" calcext:value-type="float">
            <text:p>-3.7750621</text:p>
          </table:table-cell>
          <table:table-cell table:formula="of:=[.A3958]*0.3048" office:value-type="float" office:value="-1.15063892808" calcext:value-type="float">
            <text:p>-1.15063892808</text:p>
          </table:table-cell>
        </table:table-row>
        <table:table-row table:style-name="ro1">
          <table:table-cell office:value-type="float" office:value="-3.7259226" calcext:value-type="float">
            <text:p>-3.7259226</text:p>
          </table:table-cell>
          <table:table-cell table:formula="of:=[.A3959]*0.3048" office:value-type="float" office:value="-1.13566120848" calcext:value-type="float">
            <text:p>-1.13566120848</text:p>
          </table:table-cell>
        </table:table-row>
        <table:table-row table:style-name="ro1">
          <table:table-cell office:value-type="float" office:value="-3.6765599" calcext:value-type="float">
            <text:p>-3.6765599</text:p>
          </table:table-cell>
          <table:table-cell table:formula="of:=[.A3960]*0.3048" office:value-type="float" office:value="-1.12061545752" calcext:value-type="float">
            <text:p>-1.12061545752</text:p>
          </table:table-cell>
        </table:table-row>
        <table:table-row table:style-name="ro1">
          <table:table-cell office:value-type="float" office:value="-3.6269851" calcext:value-type="float">
            <text:p>-3.6269851</text:p>
          </table:table-cell>
          <table:table-cell table:formula="of:=[.A3961]*0.3048" office:value-type="float" office:value="-1.10550505848" calcext:value-type="float">
            <text:p>-1.10550505848</text:p>
          </table:table-cell>
        </table:table-row>
        <table:table-row table:style-name="ro1">
          <table:table-cell office:value-type="float" office:value="-3.5772114" calcext:value-type="float">
            <text:p>-3.5772114</text:p>
          </table:table-cell>
          <table:table-cell table:formula="of:=[.A3962]*0.3048" office:value-type="float" office:value="-1.09033403472" calcext:value-type="float">
            <text:p>-1.09033403472</text:p>
          </table:table-cell>
        </table:table-row>
        <table:table-row table:style-name="ro1">
          <table:table-cell office:value-type="float" office:value="-3.5272493" calcext:value-type="float">
            <text:p>-3.5272493</text:p>
          </table:table-cell>
          <table:table-cell table:formula="of:=[.A3963]*0.3048" office:value-type="float" office:value="-1.07510558664" calcext:value-type="float">
            <text:p>-1.07510558664</text:p>
          </table:table-cell>
        </table:table-row>
        <table:table-row table:style-name="ro1">
          <table:table-cell office:value-type="float" office:value="-3.4771075" calcext:value-type="float">
            <text:p>-3.4771075</text:p>
          </table:table-cell>
          <table:table-cell table:formula="of:=[.A3964]*0.3048" office:value-type="float" office:value="-1.059822366" calcext:value-type="float">
            <text:p>-1.059822366</text:p>
          </table:table-cell>
        </table:table-row>
        <table:table-row table:style-name="ro1">
          <table:table-cell office:value-type="float" office:value="-3.4267917" calcext:value-type="float">
            <text:p>-3.4267917</text:p>
          </table:table-cell>
          <table:table-cell table:formula="of:=[.A3965]*0.3048" office:value-type="float" office:value="-1.04448611016" calcext:value-type="float">
            <text:p>-1.04448611016</text:p>
          </table:table-cell>
        </table:table-row>
        <table:table-row table:style-name="ro1">
          <table:table-cell office:value-type="float" office:value="-3.3763118" calcext:value-type="float">
            <text:p>-3.3763118</text:p>
          </table:table-cell>
          <table:table-cell table:formula="of:=[.A3966]*0.3048" office:value-type="float" office:value="-1.02909983664" calcext:value-type="float">
            <text:p>-1.02909983664</text:p>
          </table:table-cell>
        </table:table-row>
        <table:table-row table:style-name="ro1">
          <table:table-cell office:value-type="float" office:value="-3.3256693" calcext:value-type="float">
            <text:p>-3.3256693</text:p>
          </table:table-cell>
          <table:table-cell table:formula="of:=[.A3967]*0.3048" office:value-type="float" office:value="-1.01366400264" calcext:value-type="float">
            <text:p>-1.01366400264</text:p>
          </table:table-cell>
        </table:table-row>
        <table:table-row table:style-name="ro1">
          <table:table-cell office:value-type="float" office:value="-3.2748647" calcext:value-type="float">
            <text:p>-3.2748647</text:p>
          </table:table-cell>
          <table:table-cell table:formula="of:=[.A3968]*0.3048" office:value-type="float" office:value="-0.99817876056" calcext:value-type="float">
            <text:p>-0.99817876056</text:p>
          </table:table-cell>
        </table:table-row>
        <table:table-row table:style-name="ro1">
          <table:table-cell office:value-type="float" office:value="-3.2239008" calcext:value-type="float">
            <text:p>-3.2239008</text:p>
          </table:table-cell>
          <table:table-cell table:formula="of:=[.A3969]*0.3048" office:value-type="float" office:value="-0.98264496384" calcext:value-type="float">
            <text:p>-0.98264496384</text:p>
          </table:table-cell>
        </table:table-row>
        <table:table-row table:style-name="ro1">
          <table:table-cell office:value-type="float" office:value="-3.1727757" calcext:value-type="float">
            <text:p>-3.1727757</text:p>
          </table:table-cell>
          <table:table-cell table:formula="of:=[.A3970]*0.3048" office:value-type="float" office:value="-0.96706203336" calcext:value-type="float">
            <text:p>-0.96706203336</text:p>
          </table:table-cell>
        </table:table-row>
        <table:table-row table:style-name="ro1">
          <table:table-cell office:value-type="float" office:value="-3.1214843" calcext:value-type="float">
            <text:p>-3.1214843</text:p>
          </table:table-cell>
          <table:table-cell table:formula="of:=[.A3971]*0.3048" office:value-type="float" office:value="-0.95142841464" calcext:value-type="float">
            <text:p>-0.95142841464</text:p>
          </table:table-cell>
        </table:table-row>
        <table:table-row table:style-name="ro1">
          <table:table-cell office:value-type="float" office:value="-3.070024" calcext:value-type="float">
            <text:p>-3.070024</text:p>
          </table:table-cell>
          <table:table-cell table:formula="of:=[.A3972]*0.3048" office:value-type="float" office:value="-0.9357433152" calcext:value-type="float">
            <text:p>-0.9357433152</text:p>
          </table:table-cell>
        </table:table-row>
        <table:table-row table:style-name="ro1">
          <table:table-cell office:value-type="float" office:value="-3.0183883" calcext:value-type="float">
            <text:p>-3.0183883</text:p>
          </table:table-cell>
          <table:table-cell table:formula="of:=[.A3973]*0.3048" office:value-type="float" office:value="-0.92000475384" calcext:value-type="float">
            <text:p>-0.92000475384</text:p>
          </table:table-cell>
        </table:table-row>
        <table:table-row table:style-name="ro1">
          <table:table-cell office:value-type="float" office:value="-2.9665728" calcext:value-type="float">
            <text:p>-2.9665728</text:p>
          </table:table-cell>
          <table:table-cell table:formula="of:=[.A3974]*0.3048" office:value-type="float" office:value="-0.90421138944" calcext:value-type="float">
            <text:p>-0.90421138944</text:p>
          </table:table-cell>
        </table:table-row>
        <table:table-row table:style-name="ro1">
          <table:table-cell office:value-type="float" office:value="-2.9145722" calcext:value-type="float">
            <text:p>-2.9145722</text:p>
          </table:table-cell>
          <table:table-cell table:formula="of:=[.A3975]*0.3048" office:value-type="float" office:value="-0.88836160656" calcext:value-type="float">
            <text:p>-0.88836160656</text:p>
          </table:table-cell>
        </table:table-row>
        <table:table-row table:style-name="ro1">
          <table:table-cell office:value-type="float" office:value="-2.8623796" calcext:value-type="float">
            <text:p>-2.8623796</text:p>
          </table:table-cell>
          <table:table-cell table:formula="of:=[.A3976]*0.3048" office:value-type="float" office:value="-0.87245330208" calcext:value-type="float">
            <text:p>-0.87245330208</text:p>
          </table:table-cell>
        </table:table-row>
        <table:table-row table:style-name="ro1">
          <table:table-cell office:value-type="float" office:value="-2.8099871" calcext:value-type="float">
            <text:p>-2.8099871</text:p>
          </table:table-cell>
          <table:table-cell table:formula="of:=[.A3977]*0.3048" office:value-type="float" office:value="-0.85648406808" calcext:value-type="float">
            <text:p>-0.85648406808</text:p>
          </table:table-cell>
        </table:table-row>
        <table:table-row table:style-name="ro1">
          <table:table-cell office:value-type="float" office:value="-2.7573929" calcext:value-type="float">
            <text:p>-2.7573929</text:p>
          </table:table-cell>
          <table:table-cell table:formula="of:=[.A3978]*0.3048" office:value-type="float" office:value="-0.84045335592" calcext:value-type="float">
            <text:p>-0.84045335592</text:p>
          </table:table-cell>
        </table:table-row>
        <table:table-row table:style-name="ro1">
          <table:table-cell office:value-type="float" office:value="-2.704587" calcext:value-type="float">
            <text:p>-2.704587</text:p>
          </table:table-cell>
          <table:table-cell table:formula="of:=[.A3979]*0.3048" office:value-type="float" office:value="-0.8243581176" calcext:value-type="float">
            <text:p>-0.8243581176</text:p>
          </table:table-cell>
        </table:table-row>
        <table:table-row table:style-name="ro1">
          <table:table-cell office:value-type="float" office:value="-2.6515675" calcext:value-type="float">
            <text:p>-2.6515675</text:p>
          </table:table-cell>
          <table:table-cell table:formula="of:=[.A3980]*0.3048" office:value-type="float" office:value="-0.808197774" calcext:value-type="float">
            <text:p>-0.808197774</text:p>
          </table:table-cell>
        </table:table-row>
        <table:table-row table:style-name="ro1">
          <table:table-cell office:value-type="float" office:value="-2.5983295" calcext:value-type="float">
            <text:p>-2.5983295</text:p>
          </table:table-cell>
          <table:table-cell table:formula="of:=[.A3981]*0.3048" office:value-type="float" office:value="-0.7919708316" calcext:value-type="float">
            <text:p>-0.7919708316</text:p>
          </table:table-cell>
        </table:table-row>
        <table:table-row table:style-name="ro1">
          <table:table-cell office:value-type="float" office:value="-2.5448699" calcext:value-type="float">
            <text:p>-2.5448699</text:p>
          </table:table-cell>
          <table:table-cell table:formula="of:=[.A3982]*0.3048" office:value-type="float" office:value="-0.77567634552" calcext:value-type="float">
            <text:p>-0.77567634552</text:p>
          </table:table-cell>
        </table:table-row>
        <table:table-row table:style-name="ro1">
          <table:table-cell office:value-type="float" office:value="-2.491189" calcext:value-type="float">
            <text:p>-2.491189</text:p>
          </table:table-cell>
          <table:table-cell table:formula="of:=[.A3983]*0.3048" office:value-type="float" office:value="-0.7593144072" calcext:value-type="float">
            <text:p>-0.7593144072</text:p>
          </table:table-cell>
        </table:table-row>
        <table:table-row table:style-name="ro1">
          <table:table-cell office:value-type="float" office:value="-2.4372888" calcext:value-type="float">
            <text:p>-2.4372888</text:p>
          </table:table-cell>
          <table:table-cell table:formula="of:=[.A3984]*0.3048" office:value-type="float" office:value="-0.74288562624" calcext:value-type="float">
            <text:p>-0.74288562624</text:p>
          </table:table-cell>
        </table:table-row>
        <table:table-row table:style-name="ro1">
          <table:table-cell office:value-type="float" office:value="-2.3831751" calcext:value-type="float">
            <text:p>-2.3831751</text:p>
          </table:table-cell>
          <table:table-cell table:formula="of:=[.A3985]*0.3048" office:value-type="float" office:value="-0.72639177048" calcext:value-type="float">
            <text:p>-0.72639177048</text:p>
          </table:table-cell>
        </table:table-row>
        <table:table-row table:style-name="ro1">
          <table:table-cell office:value-type="float" office:value="-2.3288529" calcext:value-type="float">
            <text:p>-2.3288529</text:p>
          </table:table-cell>
          <table:table-cell table:formula="of:=[.A3986]*0.3048" office:value-type="float" office:value="-0.70983436392" calcext:value-type="float">
            <text:p>-0.70983436392</text:p>
          </table:table-cell>
        </table:table-row>
        <table:table-row table:style-name="ro1">
          <table:table-cell office:value-type="float" office:value="-2.2743347" calcext:value-type="float">
            <text:p>-2.2743347</text:p>
          </table:table-cell>
          <table:table-cell table:formula="of:=[.A3987]*0.3048" office:value-type="float" office:value="-0.69321721656" calcext:value-type="float">
            <text:p>-0.69321721656</text:p>
          </table:table-cell>
        </table:table-row>
        <table:table-row table:style-name="ro1">
          <table:table-cell office:value-type="float" office:value="-2.2196314" calcext:value-type="float">
            <text:p>-2.2196314</text:p>
          </table:table-cell>
          <table:table-cell table:formula="of:=[.A3988]*0.3048" office:value-type="float" office:value="-0.67654365072" calcext:value-type="float">
            <text:p>-0.67654365072</text:p>
          </table:table-cell>
        </table:table-row>
        <table:table-row table:style-name="ro1">
          <table:table-cell office:value-type="float" office:value="-2.1647575" calcext:value-type="float">
            <text:p>-2.1647575</text:p>
          </table:table-cell>
          <table:table-cell table:formula="of:=[.A3989]*0.3048" office:value-type="float" office:value="-0.659818086" calcext:value-type="float">
            <text:p>-0.659818086</text:p>
          </table:table-cell>
        </table:table-row>
        <table:table-row table:style-name="ro1">
          <table:table-cell office:value-type="float" office:value="-2.1097293" calcext:value-type="float">
            <text:p>-2.1097293</text:p>
          </table:table-cell>
          <table:table-cell table:formula="of:=[.A3990]*0.3048" office:value-type="float" office:value="-0.64304549064" calcext:value-type="float">
            <text:p>-0.64304549064</text:p>
          </table:table-cell>
        </table:table-row>
        <table:table-row table:style-name="ro1">
          <table:table-cell office:value-type="float" office:value="-2.054564" calcext:value-type="float">
            <text:p>-2.054564</text:p>
          </table:table-cell>
          <table:table-cell table:formula="of:=[.A3991]*0.3048" office:value-type="float" office:value="-0.6262311072" calcext:value-type="float">
            <text:p>-0.6262311072</text:p>
          </table:table-cell>
        </table:table-row>
        <table:table-row table:style-name="ro1">
          <table:table-cell office:value-type="float" office:value="-1.9992826" calcext:value-type="float">
            <text:p>-1.9992826</text:p>
          </table:table-cell>
          <table:table-cell table:formula="of:=[.A3992]*0.3048" office:value-type="float" office:value="-0.60938133648" calcext:value-type="float">
            <text:p>-0.60938133648</text:p>
          </table:table-cell>
        </table:table-row>
        <table:table-row table:style-name="ro1">
          <table:table-cell office:value-type="float" office:value="-1.9439044" calcext:value-type="float">
            <text:p>-1.9439044</text:p>
          </table:table-cell>
          <table:table-cell table:formula="of:=[.A3993]*0.3048" office:value-type="float" office:value="-0.59250206112" calcext:value-type="float">
            <text:p>-0.59250206112</text:p>
          </table:table-cell>
        </table:table-row>
        <table:table-row table:style-name="ro1">
          <table:table-cell office:value-type="float" office:value="-1.8884528" calcext:value-type="float">
            <text:p>-1.8884528</text:p>
          </table:table-cell>
          <table:table-cell table:formula="of:=[.A3994]*0.3048" office:value-type="float" office:value="-0.57560041344" calcext:value-type="float">
            <text:p>-0.57560041344</text:p>
          </table:table-cell>
        </table:table-row>
        <table:table-row table:style-name="ro1">
          <table:table-cell office:value-type="float" office:value="-1.8329496" calcext:value-type="float">
            <text:p>-1.8329496</text:p>
          </table:table-cell>
          <table:table-cell table:formula="of:=[.A3995]*0.3048" office:value-type="float" office:value="-0.55868303808" calcext:value-type="float">
            <text:p>-0.55868303808</text:p>
          </table:table-cell>
        </table:table-row>
        <table:table-row table:style-name="ro1">
          <table:table-cell office:value-type="float" office:value="-1.7774181" calcext:value-type="float">
            <text:p>-1.7774181</text:p>
          </table:table-cell>
          <table:table-cell table:formula="of:=[.A3996]*0.3048" office:value-type="float" office:value="-0.54175703688" calcext:value-type="float">
            <text:p>-0.54175703688</text:p>
          </table:table-cell>
        </table:table-row>
        <table:table-row table:style-name="ro1">
          <table:table-cell office:value-type="float" office:value="-1.7218819" calcext:value-type="float">
            <text:p>-1.7218819</text:p>
          </table:table-cell>
          <table:table-cell table:formula="of:=[.A3997]*0.3048" office:value-type="float" office:value="-0.52482960312" calcext:value-type="float">
            <text:p>-0.52482960312</text:p>
          </table:table-cell>
        </table:table-row>
        <table:table-row table:style-name="ro1">
          <table:table-cell office:value-type="float" office:value="-1.6663632" calcext:value-type="float">
            <text:p>-1.6663632</text:p>
          </table:table-cell>
          <table:table-cell table:formula="of:=[.A3998]*0.3048" office:value-type="float" office:value="-0.50790750336" calcext:value-type="float">
            <text:p>-0.50790750336</text:p>
          </table:table-cell>
        </table:table-row>
        <table:table-row table:style-name="ro1">
          <table:table-cell office:value-type="float" office:value="-1.6108854" calcext:value-type="float">
            <text:p>-1.6108854</text:p>
          </table:table-cell>
          <table:table-cell table:formula="of:=[.A3999]*0.3048" office:value-type="float" office:value="-0.49099786992" calcext:value-type="float">
            <text:p>-0.49099786992</text:p>
          </table:table-cell>
        </table:table-row>
        <table:table-row table:style-name="ro1">
          <table:table-cell office:value-type="float" office:value="-1.5554702" calcext:value-type="float">
            <text:p>-1.5554702</text:p>
          </table:table-cell>
          <table:table-cell table:formula="of:=[.A4000]*0.3048" office:value-type="float" office:value="-0.47410731696" calcext:value-type="float">
            <text:p>-0.47410731696</text:p>
          </table:table-cell>
        </table:table-row>
        <table:table-row table:style-name="ro1">
          <table:table-cell office:value-type="float" office:value="-1.500138" calcext:value-type="float">
            <text:p>-1.500138</text:p>
          </table:table-cell>
          <table:table-cell table:formula="of:=[.A4001]*0.3048" office:value-type="float" office:value="-0.4572420624" calcext:value-type="float">
            <text:p>-0.4572420624</text:p>
          </table:table-cell>
        </table:table-row>
        <table:table-row table:style-name="ro1">
          <table:table-cell office:value-type="float" office:value="-1.4449091" calcext:value-type="float">
            <text:p>-1.4449091</text:p>
          </table:table-cell>
          <table:table-cell table:formula="of:=[.A4002]*0.3048" office:value-type="float" office:value="-0.44040829368" calcext:value-type="float">
            <text:p>-0.44040829368</text:p>
          </table:table-cell>
        </table:table-row>
        <table:table-row table:style-name="ro1">
          <table:table-cell office:value-type="float" office:value="-1.3898022" calcext:value-type="float">
            <text:p>-1.3898022</text:p>
          </table:table-cell>
          <table:table-cell table:formula="of:=[.A4003]*0.3048" office:value-type="float" office:value="-0.42361171056" calcext:value-type="float">
            <text:p>-0.42361171056</text:p>
          </table:table-cell>
        </table:table-row>
        <table:table-row table:style-name="ro1">
          <table:table-cell office:value-type="float" office:value="-1.3348343" calcext:value-type="float">
            <text:p>-1.3348343</text:p>
          </table:table-cell>
          <table:table-cell table:formula="of:=[.A4004]*0.3048" office:value-type="float" office:value="-0.40685749464" calcext:value-type="float">
            <text:p>-0.40685749464</text:p>
          </table:table-cell>
        </table:table-row>
        <table:table-row table:style-name="ro1">
          <table:table-cell office:value-type="float" office:value="-1.2800217" calcext:value-type="float">
            <text:p>-1.2800217</text:p>
          </table:table-cell>
          <table:table-cell table:formula="of:=[.A4005]*0.3048" office:value-type="float" office:value="-0.39015061416" calcext:value-type="float">
            <text:p>-0.39015061416</text:p>
          </table:table-cell>
        </table:table-row>
        <table:table-row table:style-name="ro1">
          <table:table-cell office:value-type="float" office:value="-1.225378" calcext:value-type="float">
            <text:p>-1.225378</text:p>
          </table:table-cell>
          <table:table-cell table:formula="of:=[.A4006]*0.3048" office:value-type="float" office:value="-0.3734952144" calcext:value-type="float">
            <text:p>-0.3734952144</text:p>
          </table:table-cell>
        </table:table-row>
        <table:table-row table:style-name="ro1">
          <table:table-cell office:value-type="float" office:value="-1.1709166" calcext:value-type="float">
            <text:p>-1.1709166</text:p>
          </table:table-cell>
          <table:table-cell table:formula="of:=[.A4007]*0.3048" office:value-type="float" office:value="-0.35689537968" calcext:value-type="float">
            <text:p>-0.35689537968</text:p>
          </table:table-cell>
        </table:table-row>
        <table:table-row table:style-name="ro1">
          <table:table-cell office:value-type="float" office:value="-1.1166468" calcext:value-type="float">
            <text:p>-1.1166468</text:p>
          </table:table-cell>
          <table:table-cell table:formula="of:=[.A4008]*0.3048" office:value-type="float" office:value="-0.34035394464" calcext:value-type="float">
            <text:p>-0.34035394464</text:p>
          </table:table-cell>
        </table:table-row>
        <table:table-row table:style-name="ro1">
          <table:table-cell office:value-type="float" office:value="-1.0625765" calcext:value-type="float">
            <text:p>-1.0625765</text:p>
          </table:table-cell>
          <table:table-cell table:formula="of:=[.A4009]*0.3048" office:value-type="float" office:value="-0.3238733172" calcext:value-type="float">
            <text:p>-0.3238733172</text:p>
          </table:table-cell>
        </table:table-row>
        <table:table-row table:style-name="ro1">
          <table:table-cell office:value-type="float" office:value="-1.0087144" calcext:value-type="float">
            <text:p>-1.0087144</text:p>
          </table:table-cell>
          <table:table-cell table:formula="of:=[.A4010]*0.3048" office:value-type="float" office:value="-0.30745614912" calcext:value-type="float">
            <text:p>-0.30745614912</text:p>
          </table:table-cell>
        </table:table-row>
        <table:table-row table:style-name="ro1">
          <table:table-cell office:value-type="float" office:value="-0.9550676" calcext:value-type="float">
            <text:p>-0.9550676</text:p>
          </table:table-cell>
          <table:table-cell table:formula="of:=[.A4011]*0.3048" office:value-type="float" office:value="-0.29110460448" calcext:value-type="float">
            <text:p>-0.29110460448</text:p>
          </table:table-cell>
        </table:table-row>
        <table:table-row table:style-name="ro1">
          <table:table-cell office:value-type="float" office:value="-0.9016364" calcext:value-type="float">
            <text:p>-0.9016364</text:p>
          </table:table-cell>
          <table:table-cell table:formula="of:=[.A4012]*0.3048" office:value-type="float" office:value="-0.27481877472" calcext:value-type="float">
            <text:p>-0.27481877472</text:p>
          </table:table-cell>
        </table:table-row>
        <table:table-row table:style-name="ro1">
          <table:table-cell office:value-type="float" office:value="-0.8484271" calcext:value-type="float">
            <text:p>-0.8484271</text:p>
          </table:table-cell>
          <table:table-cell table:formula="of:=[.A4013]*0.3048" office:value-type="float" office:value="-0.25860058008" calcext:value-type="float">
            <text:p>-0.25860058008</text:p>
          </table:table-cell>
        </table:table-row>
        <table:table-row table:style-name="ro1">
          <table:table-cell office:value-type="float" office:value="-0.7954402" calcext:value-type="float">
            <text:p>-0.7954402</text:p>
          </table:table-cell>
          <table:table-cell table:formula="of:=[.A4014]*0.3048" office:value-type="float" office:value="-0.24245017296" calcext:value-type="float">
            <text:p>-0.24245017296</text:p>
          </table:table-cell>
        </table:table-row>
        <table:table-row table:style-name="ro1">
          <table:table-cell office:value-type="float" office:value="-0.7426758" calcext:value-type="float">
            <text:p>-0.7426758</text:p>
          </table:table-cell>
          <table:table-cell table:formula="of:=[.A4015]*0.3048" office:value-type="float" office:value="-0.22636758384" calcext:value-type="float">
            <text:p>-0.22636758384</text:p>
          </table:table-cell>
        </table:table-row>
        <table:table-row table:style-name="ro1">
          <table:table-cell office:value-type="float" office:value="-0.6901343" calcext:value-type="float">
            <text:p>-0.6901343</text:p>
          </table:table-cell>
          <table:table-cell table:formula="of:=[.A4016]*0.3048" office:value-type="float" office:value="-0.21035293464" calcext:value-type="float">
            <text:p>-0.21035293464</text:p>
          </table:table-cell>
        </table:table-row>
        <table:table-row table:style-name="ro1">
          <table:table-cell office:value-type="float" office:value="-0.6378143" calcext:value-type="float">
            <text:p>-0.6378143</text:p>
          </table:table-cell>
          <table:table-cell table:formula="of:=[.A4017]*0.3048" office:value-type="float" office:value="-0.19440579864" calcext:value-type="float">
            <text:p>-0.19440579864</text:p>
          </table:table-cell>
        </table:table-row>
        <table:table-row table:style-name="ro1">
          <table:table-cell office:value-type="float" office:value="-0.5857131" calcext:value-type="float">
            <text:p>-0.5857131</text:p>
          </table:table-cell>
          <table:table-cell table:formula="of:=[.A4018]*0.3048" office:value-type="float" office:value="-0.17852535288" calcext:value-type="float">
            <text:p>-0.17852535288</text:p>
          </table:table-cell>
        </table:table-row>
        <table:table-row table:style-name="ro1">
          <table:table-cell office:value-type="float" office:value="-0.533828" calcext:value-type="float">
            <text:p>-0.533828</text:p>
          </table:table-cell>
          <table:table-cell table:formula="of:=[.A4019]*0.3048" office:value-type="float" office:value="-0.1627107744" calcext:value-type="float">
            <text:p>-0.1627107744</text:p>
          </table:table-cell>
        </table:table-row>
        <table:table-row table:style-name="ro1">
          <table:table-cell office:value-type="float" office:value="-0.4821572" calcext:value-type="float">
            <text:p>-0.4821572</text:p>
          </table:table-cell>
          <table:table-cell table:formula="of:=[.A4020]*0.3048" office:value-type="float" office:value="-0.14696151456" calcext:value-type="float">
            <text:p>-0.14696151456</text:p>
          </table:table-cell>
        </table:table-row>
        <table:table-row table:style-name="ro1">
          <table:table-cell office:value-type="float" office:value="-0.4306962" calcext:value-type="float">
            <text:p>-0.4306962</text:p>
          </table:table-cell>
          <table:table-cell table:formula="of:=[.A4021]*0.3048" office:value-type="float" office:value="-0.13127620176" calcext:value-type="float">
            <text:p>-0.13127620176</text:p>
          </table:table-cell>
        </table:table-row>
        <table:table-row table:style-name="ro1">
          <table:table-cell office:value-type="float" office:value="-0.3794435" calcext:value-type="float">
            <text:p>-0.3794435</text:p>
          </table:table-cell>
          <table:table-cell table:formula="of:=[.A4022]*0.3048" office:value-type="float" office:value="-0.1156543788" calcext:value-type="float">
            <text:p>-0.1156543788</text:p>
          </table:table-cell>
        </table:table-row>
        <table:table-row table:style-name="ro1">
          <table:table-cell office:value-type="float" office:value="-0.328395" calcext:value-type="float">
            <text:p>-0.328395</text:p>
          </table:table-cell>
          <table:table-cell table:formula="of:=[.A4023]*0.3048" office:value-type="float" office:value="-0.100094796" calcext:value-type="float">
            <text:p>-0.100094796</text:p>
          </table:table-cell>
        </table:table-row>
        <table:table-row table:style-name="ro1">
          <table:table-cell office:value-type="float" office:value="-0.2775468" calcext:value-type="float">
            <text:p>-0.2775468</text:p>
          </table:table-cell>
          <table:table-cell table:formula="of:=[.A4024]*0.3048" office:value-type="float" office:value="-0.08459626464" calcext:value-type="float">
            <text:p>-0.08459626464</text:p>
          </table:table-cell>
        </table:table-row>
        <table:table-row table:style-name="ro1">
          <table:table-cell office:value-type="float" office:value="-0.2268977" calcext:value-type="float">
            <text:p>-0.2268977</text:p>
          </table:table-cell>
          <table:table-cell table:formula="of:=[.A4025]*0.3048" office:value-type="float" office:value="-0.06915841896" calcext:value-type="float">
            <text:p>-0.06915841896</text:p>
          </table:table-cell>
        </table:table-row>
        <table:table-row table:style-name="ro1">
          <table:table-cell office:value-type="float" office:value="-0.1764437" calcext:value-type="float">
            <text:p>-0.1764437</text:p>
          </table:table-cell>
          <table:table-cell table:formula="of:=[.A4026]*0.3048" office:value-type="float" office:value="-0.05378003976" calcext:value-type="float">
            <text:p>-0.05378003976</text:p>
          </table:table-cell>
        </table:table-row>
        <table:table-row table:style-name="ro1">
          <table:table-cell office:value-type="float" office:value="-0.1261822" calcext:value-type="float">
            <text:p>-0.1261822</text:p>
          </table:table-cell>
          <table:table-cell table:formula="of:=[.A4027]*0.3048" office:value-type="float" office:value="-0.03846033456" calcext:value-type="float">
            <text:p>-0.03846033456</text:p>
          </table:table-cell>
        </table:table-row>
        <table:table-row table:style-name="ro1">
          <table:table-cell office:value-type="float" office:value="-0.0761088000000001" calcext:value-type="float">
            <text:p>-0.0761088</text:p>
          </table:table-cell>
          <table:table-cell table:formula="of:=[.A4028]*0.3048" office:value-type="float" office:value="-0.02319796224" calcext:value-type="float">
            <text:p>-0.02319796224</text:p>
          </table:table-cell>
        </table:table-row>
        <table:table-row table:style-name="ro1">
          <table:table-cell office:value-type="float" office:value="-0.0262187" calcext:value-type="float">
            <text:p>-0.0262187</text:p>
          </table:table-cell>
          <table:table-cell table:formula="of:=[.A4029]*0.3048" office:value-type="float" office:value="-0.00799145976" calcext:value-type="float">
            <text:p>-0.00799145976</text:p>
          </table:table-cell>
        </table:table-row>
        <table:table-row table:style-name="ro1">
          <table:table-cell office:value-type="float" office:value="0.0234852000000001" calcext:value-type="float">
            <text:p>0.0234852</text:p>
          </table:table-cell>
          <table:table-cell table:formula="of:=[.A4030]*0.3048" office:value-type="float" office:value="0.00715828896000003" calcext:value-type="float">
            <text:p>0.00715828896</text:p>
          </table:table-cell>
        </table:table-row>
        <table:table-row table:style-name="ro1">
          <table:table-cell office:value-type="float" office:value="0.0730042" calcext:value-type="float">
            <text:p>0.0730042</text:p>
          </table:table-cell>
          <table:table-cell table:formula="of:=[.A4031]*0.3048" office:value-type="float" office:value="0.02225168016" calcext:value-type="float">
            <text:p>0.02225168016</text:p>
          </table:table-cell>
        </table:table-row>
        <table:table-row table:style-name="ro1">
          <table:table-cell office:value-type="float" office:value="0.1223407" calcext:value-type="float">
            <text:p>0.1223407</text:p>
          </table:table-cell>
          <table:table-cell table:formula="of:=[.A4032]*0.3048" office:value-type="float" office:value="0.03728944536" calcext:value-type="float">
            <text:p>0.03728944536</text:p>
          </table:table-cell>
        </table:table-row>
        <table:table-row table:style-name="ro1">
          <table:table-cell office:value-type="float" office:value="0.171492" calcext:value-type="float">
            <text:p>0.171492</text:p>
          </table:table-cell>
          <table:table-cell table:formula="of:=[.A4033]*0.3048" office:value-type="float" office:value="0.0522707616" calcext:value-type="float">
            <text:p>0.0522707616</text:p>
          </table:table-cell>
        </table:table-row>
        <table:table-row table:style-name="ro1">
          <table:table-cell office:value-type="float" office:value="0.2204566" calcext:value-type="float">
            <text:p>0.2204566</text:p>
          </table:table-cell>
          <table:table-cell table:formula="of:=[.A4034]*0.3048" office:value-type="float" office:value="0.06719517168" calcext:value-type="float">
            <text:p>0.06719517168</text:p>
          </table:table-cell>
        </table:table-row>
        <table:table-row table:style-name="ro1">
          <table:table-cell office:value-type="float" office:value="0.2692347" calcext:value-type="float">
            <text:p>0.2692347</text:p>
          </table:table-cell>
          <table:table-cell table:formula="of:=[.A4035]*0.3048" office:value-type="float" office:value="0.08206273656" calcext:value-type="float">
            <text:p>0.08206273656</text:p>
          </table:table-cell>
        </table:table-row>
        <table:table-row table:style-name="ro1">
          <table:table-cell office:value-type="float" office:value="0.3178248" calcext:value-type="float">
            <text:p>0.3178248</text:p>
          </table:table-cell>
          <table:table-cell table:formula="of:=[.A4036]*0.3048" office:value-type="float" office:value="0.09687299904" calcext:value-type="float">
            <text:p>0.09687299904</text:p>
          </table:table-cell>
        </table:table-row>
        <table:table-row table:style-name="ro1">
          <table:table-cell office:value-type="float" office:value="0.3662235" calcext:value-type="float">
            <text:p>0.3662235</text:p>
          </table:table-cell>
          <table:table-cell table:formula="of:=[.A4037]*0.3048" office:value-type="float" office:value="0.1116249228" calcext:value-type="float">
            <text:p>0.1116249228</text:p>
          </table:table-cell>
        </table:table-row>
        <table:table-row table:style-name="ro1">
          <table:table-cell office:value-type="float" office:value="0.4144284" calcext:value-type="float">
            <text:p>0.4144284</text:p>
          </table:table-cell>
          <table:table-cell table:formula="of:=[.A4038]*0.3048" office:value-type="float" office:value="0.12631777632" calcext:value-type="float">
            <text:p>0.12631777632</text:p>
          </table:table-cell>
        </table:table-row>
        <table:table-row table:style-name="ro1">
          <table:table-cell office:value-type="float" office:value="0.4624386" calcext:value-type="float">
            <text:p>0.4624386</text:p>
          </table:table-cell>
          <table:table-cell table:formula="of:=[.A4039]*0.3048" office:value-type="float" office:value="0.14095128528" calcext:value-type="float">
            <text:p>0.14095128528</text:p>
          </table:table-cell>
        </table:table-row>
        <table:table-row table:style-name="ro1">
          <table:table-cell office:value-type="float" office:value="0.5102489" calcext:value-type="float">
            <text:p>0.5102489</text:p>
          </table:table-cell>
          <table:table-cell table:formula="of:=[.A4040]*0.3048" office:value-type="float" office:value="0.15552386472" calcext:value-type="float">
            <text:p>0.15552386472</text:p>
          </table:table-cell>
        </table:table-row>
        <table:table-row table:style-name="ro1">
          <table:table-cell office:value-type="float" office:value="0.55785596" calcext:value-type="float">
            <text:p>0.55785596</text:p>
          </table:table-cell>
          <table:table-cell table:formula="of:=[.A4041]*0.3048" office:value-type="float" office:value="0.170034496608" calcext:value-type="float">
            <text:p>0.170034496608</text:p>
          </table:table-cell>
        </table:table-row>
        <table:table-row table:style-name="ro1">
          <table:table-cell office:value-type="float" office:value="0.60525876" calcext:value-type="float">
            <text:p>0.60525876</text:p>
          </table:table-cell>
          <table:table-cell table:formula="of:=[.A4042]*0.3048" office:value-type="float" office:value="0.184482870048" calcext:value-type="float">
            <text:p>0.184482870048</text:p>
          </table:table-cell>
        </table:table-row>
        <table:table-row table:style-name="ro1">
          <table:table-cell office:value-type="float" office:value="0.65244985" calcext:value-type="float">
            <text:p>0.65244985</text:p>
          </table:table-cell>
          <table:table-cell table:formula="of:=[.A4043]*0.3048" office:value-type="float" office:value="0.19886671428" calcext:value-type="float">
            <text:p>0.19886671428</text:p>
          </table:table-cell>
        </table:table-row>
        <table:table-row table:style-name="ro1">
          <table:table-cell office:value-type="float" office:value="0.69942647" calcext:value-type="float">
            <text:p>0.69942647</text:p>
          </table:table-cell>
          <table:table-cell table:formula="of:=[.A4044]*0.3048" office:value-type="float" office:value="0.213185188056" calcext:value-type="float">
            <text:p>0.213185188056</text:p>
          </table:table-cell>
        </table:table-row>
        <table:table-row table:style-name="ro1">
          <table:table-cell office:value-type="float" office:value="0.74618518" calcext:value-type="float">
            <text:p>0.74618518</text:p>
          </table:table-cell>
          <table:table-cell table:formula="of:=[.A4045]*0.3048" office:value-type="float" office:value="0.227437242864" calcext:value-type="float">
            <text:p>0.227437242864</text:p>
          </table:table-cell>
        </table:table-row>
        <table:table-row table:style-name="ro1">
          <table:table-cell office:value-type="float" office:value="0.79271877" calcext:value-type="float">
            <text:p>0.79271877</text:p>
          </table:table-cell>
          <table:table-cell table:formula="of:=[.A4046]*0.3048" office:value-type="float" office:value="0.241620681096" calcext:value-type="float">
            <text:p>0.241620681096</text:p>
          </table:table-cell>
        </table:table-row>
        <table:table-row table:style-name="ro1">
          <table:table-cell office:value-type="float" office:value="0.83902347" calcext:value-type="float">
            <text:p>0.83902347</text:p>
          </table:table-cell>
          <table:table-cell table:formula="of:=[.A4047]*0.3048" office:value-type="float" office:value="0.255734353656" calcext:value-type="float">
            <text:p>0.255734353656</text:p>
          </table:table-cell>
        </table:table-row>
        <table:table-row table:style-name="ro1">
          <table:table-cell office:value-type="float" office:value="0.88509417" calcext:value-type="float">
            <text:p>0.88509417</text:p>
          </table:table-cell>
          <table:table-cell table:formula="of:=[.A4048]*0.3048" office:value-type="float" office:value="0.269776703016" calcext:value-type="float">
            <text:p>0.269776703016</text:p>
          </table:table-cell>
        </table:table-row>
        <table:table-row table:style-name="ro1">
          <table:table-cell office:value-type="float" office:value="0.93092191" calcext:value-type="float">
            <text:p>0.93092191</text:p>
          </table:table-cell>
          <table:table-cell table:formula="of:=[.A4049]*0.3048" office:value-type="float" office:value="0.283744998168" calcext:value-type="float">
            <text:p>0.283744998168</text:p>
          </table:table-cell>
        </table:table-row>
        <table:table-row table:style-name="ro1">
          <table:table-cell office:value-type="float" office:value="0.97650284" calcext:value-type="float">
            <text:p>0.97650284</text:p>
          </table:table-cell>
          <table:table-cell table:formula="of:=[.A4050]*0.3048" office:value-type="float" office:value="0.297638065632" calcext:value-type="float">
            <text:p>0.297638065632</text:p>
          </table:table-cell>
        </table:table-row>
        <table:table-row table:style-name="ro1">
          <table:table-cell office:value-type="float" office:value="1.02182943" calcext:value-type="float">
            <text:p>1.02182943</text:p>
          </table:table-cell>
          <table:table-cell table:formula="of:=[.A4051]*0.3048" office:value-type="float" office:value="0.311453610264" calcext:value-type="float">
            <text:p>0.311453610264</text:p>
          </table:table-cell>
        </table:table-row>
        <table:table-row table:style-name="ro1">
          <table:table-cell office:value-type="float" office:value="1.06689417" calcext:value-type="float">
            <text:p>1.06689417</text:p>
          </table:table-cell>
          <table:table-cell table:formula="of:=[.A4052]*0.3048" office:value-type="float" office:value="0.325189343016" calcext:value-type="float">
            <text:p>0.325189343016</text:p>
          </table:table-cell>
        </table:table-row>
        <table:table-row table:style-name="ro1">
          <table:table-cell office:value-type="float" office:value="1.11168951" calcext:value-type="float">
            <text:p>1.11168951</text:p>
          </table:table-cell>
          <table:table-cell table:formula="of:=[.A4053]*0.3048" office:value-type="float" office:value="0.338842962648" calcext:value-type="float">
            <text:p>0.338842962648</text:p>
          </table:table-cell>
        </table:table-row>
        <table:table-row table:style-name="ro1">
          <table:table-cell office:value-type="float" office:value="1.15620959" calcext:value-type="float">
            <text:p>1.15620959</text:p>
          </table:table-cell>
          <table:table-cell table:formula="of:=[.A4054]*0.3048" office:value-type="float" office:value="0.352412683032" calcext:value-type="float">
            <text:p>0.352412683032</text:p>
          </table:table-cell>
        </table:table-row>
        <table:table-row table:style-name="ro1">
          <table:table-cell office:value-type="float" office:value="1.20044351" calcext:value-type="float">
            <text:p>1.20044351</text:p>
          </table:table-cell>
          <table:table-cell table:formula="of:=[.A4055]*0.3048" office:value-type="float" office:value="0.365895181848" calcext:value-type="float">
            <text:p>0.365895181848</text:p>
          </table:table-cell>
        </table:table-row>
        <table:table-row table:style-name="ro1">
          <table:table-cell office:value-type="float" office:value="1.24438435" calcext:value-type="float">
            <text:p>1.24438435</text:p>
          </table:table-cell>
          <table:table-cell table:formula="of:=[.A4056]*0.3048" office:value-type="float" office:value="0.37928834988" calcext:value-type="float">
            <text:p>0.37928834988</text:p>
          </table:table-cell>
        </table:table-row>
        <table:table-row table:style-name="ro1">
          <table:table-cell office:value-type="float" office:value="1.2880241" calcext:value-type="float">
            <text:p>1.2880241</text:p>
          </table:table-cell>
          <table:table-cell table:formula="of:=[.A4057]*0.3048" office:value-type="float" office:value="0.39258974568" calcext:value-type="float">
            <text:p>0.39258974568</text:p>
          </table:table-cell>
        </table:table-row>
        <table:table-row table:style-name="ro1">
          <table:table-cell office:value-type="float" office:value="1.33135118" calcext:value-type="float">
            <text:p>1.33135118</text:p>
          </table:table-cell>
          <table:table-cell table:formula="of:=[.A4058]*0.3048" office:value-type="float" office:value="0.405795839664" calcext:value-type="float">
            <text:p>0.405795839664</text:p>
          </table:table-cell>
        </table:table-row>
        <table:table-row table:style-name="ro1">
          <table:table-cell office:value-type="float" office:value="1.3743577" calcext:value-type="float">
            <text:p>1.3743577</text:p>
          </table:table-cell>
          <table:table-cell table:formula="of:=[.A4059]*0.3048" office:value-type="float" office:value="0.41890422696" calcext:value-type="float">
            <text:p>0.41890422696</text:p>
          </table:table-cell>
        </table:table-row>
        <table:table-row table:style-name="ro1">
          <table:table-cell office:value-type="float" office:value="1.417033792" calcext:value-type="float">
            <text:p>1.417033792</text:p>
          </table:table-cell>
          <table:table-cell table:formula="of:=[.A4060]*0.3048" office:value-type="float" office:value="0.4319118998016" calcext:value-type="float">
            <text:p>0.4319118998016</text:p>
          </table:table-cell>
        </table:table-row>
        <table:table-row table:style-name="ro1">
          <table:table-cell office:value-type="float" office:value="1.459365837" calcext:value-type="float">
            <text:p>1.459365837</text:p>
          </table:table-cell>
          <table:table-cell table:formula="of:=[.A4061]*0.3048" office:value-type="float" office:value="0.4448147071176" calcext:value-type="float">
            <text:p>0.4448147071176</text:p>
          </table:table-cell>
        </table:table-row>
        <table:table-row table:style-name="ro1">
          <table:table-cell office:value-type="float" office:value="1.5013445403" calcext:value-type="float">
            <text:p>1.5013445403</text:p>
          </table:table-cell>
          <table:table-cell table:formula="of:=[.A4062]*0.3048" office:value-type="float" office:value="0.45760981588344" calcext:value-type="float">
            <text:p>0.45760981588344</text:p>
          </table:table-cell>
        </table:table-row>
        <table:table-row table:style-name="ro1">
          <table:table-cell office:value-type="float" office:value="1.542957723" calcext:value-type="float">
            <text:p>1.542957723</text:p>
          </table:table-cell>
          <table:table-cell table:formula="of:=[.A4063]*0.3048" office:value-type="float" office:value="0.4702935139704" calcext:value-type="float">
            <text:p>0.4702935139704</text:p>
          </table:table-cell>
        </table:table-row>
        <table:table-row table:style-name="ro1">
          <table:table-cell office:value-type="float" office:value="1.584191039" calcext:value-type="float">
            <text:p>1.584191039</text:p>
          </table:table-cell>
          <table:table-cell table:formula="of:=[.A4064]*0.3048" office:value-type="float" office:value="0.4828614286872" calcext:value-type="float">
            <text:p>0.4828614286872</text:p>
          </table:table-cell>
        </table:table-row>
        <table:table-row table:style-name="ro1">
          <table:table-cell office:value-type="float" office:value="1.62503052" calcext:value-type="float">
            <text:p>1.62503052</text:p>
          </table:table-cell>
          <table:table-cell table:formula="of:=[.A4065]*0.3048" office:value-type="float" office:value="0.495309302496" calcext:value-type="float">
            <text:p>0.495309302496</text:p>
          </table:table-cell>
        </table:table-row>
        <table:table-row table:style-name="ro1">
          <table:table-cell office:value-type="float" office:value="1.66546451" calcext:value-type="float">
            <text:p>1.66546451</text:p>
          </table:table-cell>
          <table:table-cell table:formula="of:=[.A4066]*0.3048" office:value-type="float" office:value="0.507633582648" calcext:value-type="float">
            <text:p>0.507633582648</text:p>
          </table:table-cell>
        </table:table-row>
        <table:table-row table:style-name="ro1">
          <table:table-cell office:value-type="float" office:value="1.70547624" calcext:value-type="float">
            <text:p>1.70547624</text:p>
          </table:table-cell>
          <table:table-cell table:formula="of:=[.A4067]*0.3048" office:value-type="float" office:value="0.519829157952" calcext:value-type="float">
            <text:p>0.519829157952</text:p>
          </table:table-cell>
        </table:table-row>
        <table:table-row table:style-name="ro1">
          <table:table-cell office:value-type="float" office:value="1.74505281" calcext:value-type="float">
            <text:p>1.74505281</text:p>
          </table:table-cell>
          <table:table-cell table:formula="of:=[.A4068]*0.3048" office:value-type="float" office:value="0.531892096488" calcext:value-type="float">
            <text:p>0.531892096488</text:p>
          </table:table-cell>
        </table:table-row>
        <table:table-row table:style-name="ro1">
          <table:table-cell office:value-type="float" office:value="1.78418222" calcext:value-type="float">
            <text:p>1.78418222</text:p>
          </table:table-cell>
          <table:table-cell table:formula="of:=[.A4069]*0.3048" office:value-type="float" office:value="0.543818740656" calcext:value-type="float">
            <text:p>0.543818740656</text:p>
          </table:table-cell>
        </table:table-row>
        <table:table-row table:style-name="ro1">
          <table:table-cell office:value-type="float" office:value="1.82284471" calcext:value-type="float">
            <text:p>1.82284471</text:p>
          </table:table-cell>
          <table:table-cell table:formula="of:=[.A4070]*0.3048" office:value-type="float" office:value="0.555603067608" calcext:value-type="float">
            <text:p>0.555603067608</text:p>
          </table:table-cell>
        </table:table-row>
        <table:table-row table:style-name="ro1">
          <table:table-cell office:value-type="float" office:value="1.86103013" calcext:value-type="float">
            <text:p>1.86103013</text:p>
          </table:table-cell>
          <table:table-cell table:formula="of:=[.A4071]*0.3048" office:value-type="float" office:value="0.567241983624" calcext:value-type="float">
            <text:p>0.567241983624</text:p>
          </table:table-cell>
        </table:table-row>
        <table:table-row table:style-name="ro1">
          <table:table-cell office:value-type="float" office:value="1.89872235" calcext:value-type="float">
            <text:p>1.89872235</text:p>
          </table:table-cell>
          <table:table-cell table:formula="of:=[.A4072]*0.3048" office:value-type="float" office:value="0.57873057228" calcext:value-type="float">
            <text:p>0.57873057228</text:p>
          </table:table-cell>
        </table:table-row>
        <table:table-row table:style-name="ro1">
          <table:table-cell office:value-type="float" office:value="1.93590608" calcext:value-type="float">
            <text:p>1.93590608</text:p>
          </table:table-cell>
          <table:table-cell table:formula="of:=[.A4073]*0.3048" office:value-type="float" office:value="0.590064173184" calcext:value-type="float">
            <text:p>0.590064173184</text:p>
          </table:table-cell>
        </table:table-row>
        <table:table-row table:style-name="ro1">
          <table:table-cell office:value-type="float" office:value="1.97256771" calcext:value-type="float">
            <text:p>1.97256771</text:p>
          </table:table-cell>
          <table:table-cell table:formula="of:=[.A4074]*0.3048" office:value-type="float" office:value="0.601238638008" calcext:value-type="float">
            <text:p>0.601238638008</text:p>
          </table:table-cell>
        </table:table-row>
        <table:table-row table:style-name="ro1">
          <table:table-cell office:value-type="float" office:value="2.00869602" calcext:value-type="float">
            <text:p>2.00869602</text:p>
          </table:table-cell>
          <table:table-cell table:formula="of:=[.A4075]*0.3048" office:value-type="float" office:value="0.612250546896" calcext:value-type="float">
            <text:p>0.612250546896</text:p>
          </table:table-cell>
        </table:table-row>
        <table:table-row table:style-name="ro1">
          <table:table-cell office:value-type="float" office:value="2.04427314" calcext:value-type="float">
            <text:p>2.04427314</text:p>
          </table:table-cell>
          <table:table-cell table:formula="of:=[.A4076]*0.3048" office:value-type="float" office:value="0.623094453072" calcext:value-type="float">
            <text:p>0.623094453072</text:p>
          </table:table-cell>
        </table:table-row>
        <table:table-row table:style-name="ro1">
          <table:table-cell office:value-type="float" office:value="2.07929045" calcext:value-type="float">
            <text:p>2.07929045</text:p>
          </table:table-cell>
          <table:table-cell table:formula="of:=[.A4077]*0.3048" office:value-type="float" office:value="0.63376772916" calcext:value-type="float">
            <text:p>0.63376772916</text:p>
          </table:table-cell>
        </table:table-row>
        <table:table-row table:style-name="ro1">
          <table:table-cell office:value-type="float" office:value="2.11373675" calcext:value-type="float">
            <text:p>2.11373675</text:p>
          </table:table-cell>
          <table:table-cell table:formula="of:=[.A4078]*0.3048" office:value-type="float" office:value="0.6442669614" calcext:value-type="float">
            <text:p>0.6442669614</text:p>
          </table:table-cell>
        </table:table-row>
        <table:table-row table:style-name="ro1">
          <table:table-cell office:value-type="float" office:value="2.14759535" calcext:value-type="float">
            <text:p>2.14759535</text:p>
          </table:table-cell>
          <table:table-cell table:formula="of:=[.A4079]*0.3048" office:value-type="float" office:value="0.65458706268" calcext:value-type="float">
            <text:p>0.65458706268</text:p>
          </table:table-cell>
        </table:table-row>
        <table:table-row table:style-name="ro1">
          <table:table-cell office:value-type="float" office:value="2.18085742" calcext:value-type="float">
            <text:p>2.18085742</text:p>
          </table:table-cell>
          <table:table-cell table:formula="of:=[.A4080]*0.3048" office:value-type="float" office:value="0.664725341616" calcext:value-type="float">
            <text:p>0.664725341616</text:p>
          </table:table-cell>
        </table:table-row>
        <table:table-row table:style-name="ro1">
          <table:table-cell office:value-type="float" office:value="2.2135123" calcext:value-type="float">
            <text:p>2.2135123</text:p>
          </table:table-cell>
          <table:table-cell table:formula="of:=[.A4081]*0.3048" office:value-type="float" office:value="0.67467854904" calcext:value-type="float">
            <text:p>0.67467854904</text:p>
          </table:table-cell>
        </table:table-row>
        <table:table-row table:style-name="ro1">
          <table:table-cell office:value-type="float" office:value="2.24554646" calcext:value-type="float">
            <text:p>2.24554646</text:p>
          </table:table-cell>
          <table:table-cell table:formula="of:=[.A4082]*0.3048" office:value-type="float" office:value="0.684442561008" calcext:value-type="float">
            <text:p>0.684442561008</text:p>
          </table:table-cell>
        </table:table-row>
        <table:table-row table:style-name="ro1">
          <table:table-cell office:value-type="float" office:value="2.2769506" calcext:value-type="float">
            <text:p>2.2769506</text:p>
          </table:table-cell>
          <table:table-cell table:formula="of:=[.A4083]*0.3048" office:value-type="float" office:value="0.69401454288" calcext:value-type="float">
            <text:p>0.69401454288</text:p>
          </table:table-cell>
        </table:table-row>
        <table:table-row table:style-name="ro1">
          <table:table-cell office:value-type="float" office:value="2.30771655" calcext:value-type="float">
            <text:p>2.30771655</text:p>
          </table:table-cell>
          <table:table-cell table:formula="of:=[.A4084]*0.3048" office:value-type="float" office:value="0.70339200444" calcext:value-type="float">
            <text:p>0.70339200444</text:p>
          </table:table-cell>
        </table:table-row>
        <table:table-row table:style-name="ro1">
          <table:table-cell office:value-type="float" office:value="2.33783358" calcext:value-type="float">
            <text:p>2.33783358</text:p>
          </table:table-cell>
          <table:table-cell table:formula="of:=[.A4085]*0.3048" office:value-type="float" office:value="0.712571675184" calcext:value-type="float">
            <text:p>0.712571675184</text:p>
          </table:table-cell>
        </table:table-row>
        <table:table-row table:style-name="ro1">
          <table:table-cell office:value-type="float" office:value="2.36729306" calcext:value-type="float">
            <text:p>2.36729306</text:p>
          </table:table-cell>
          <table:table-cell table:formula="of:=[.A4086]*0.3048" office:value-type="float" office:value="0.721550924688" calcext:value-type="float">
            <text:p>0.721550924688</text:p>
          </table:table-cell>
        </table:table-row>
        <table:table-row table:style-name="ro1">
          <table:table-cell office:value-type="float" office:value="2.39608741" calcext:value-type="float">
            <text:p>2.39608741</text:p>
          </table:table-cell>
          <table:table-cell table:formula="of:=[.A4087]*0.3048" office:value-type="float" office:value="0.730327442568" calcext:value-type="float">
            <text:p>0.730327442568</text:p>
          </table:table-cell>
        </table:table-row>
        <table:table-row table:style-name="ro1">
          <table:table-cell office:value-type="float" office:value="2.4242081" calcext:value-type="float">
            <text:p>2.4242081</text:p>
          </table:table-cell>
          <table:table-cell table:formula="of:=[.A4088]*0.3048" office:value-type="float" office:value="0.73889862888" calcext:value-type="float">
            <text:p>0.73889862888</text:p>
          </table:table-cell>
        </table:table-row>
        <table:table-row table:style-name="ro1">
          <table:table-cell office:value-type="float" office:value="2.45164639" calcext:value-type="float">
            <text:p>2.45164639</text:p>
          </table:table-cell>
          <table:table-cell table:formula="of:=[.A4089]*0.3048" office:value-type="float" office:value="0.747261819672" calcext:value-type="float">
            <text:p>0.747261819672</text:p>
          </table:table-cell>
        </table:table-row>
        <table:table-row table:style-name="ro1">
          <table:table-cell office:value-type="float" office:value="2.47839808" calcext:value-type="float">
            <text:p>2.47839808</text:p>
          </table:table-cell>
          <table:table-cell table:formula="of:=[.A4090]*0.3048" office:value-type="float" office:value="0.755415734784" calcext:value-type="float">
            <text:p>0.755415734784</text:p>
          </table:table-cell>
        </table:table-row>
        <table:table-row table:style-name="ro1">
          <table:table-cell office:value-type="float" office:value="2.5044543" calcext:value-type="float">
            <text:p>2.5044543</text:p>
          </table:table-cell>
          <table:table-cell table:formula="of:=[.A4091]*0.3048" office:value-type="float" office:value="0.76335767064" calcext:value-type="float">
            <text:p>0.76335767064</text:p>
          </table:table-cell>
        </table:table-row>
        <table:table-row table:style-name="ro1">
          <table:table-cell office:value-type="float" office:value="2.5298078" calcext:value-type="float">
            <text:p>2.5298078</text:p>
          </table:table-cell>
          <table:table-cell table:formula="of:=[.A4092]*0.3048" office:value-type="float" office:value="0.77108541744" calcext:value-type="float">
            <text:p>0.77108541744</text:p>
          </table:table-cell>
        </table:table-row>
        <table:table-row table:style-name="ro1">
          <table:table-cell office:value-type="float" office:value="2.5544548" calcext:value-type="float">
            <text:p>2.5544548</text:p>
          </table:table-cell>
          <table:table-cell table:formula="of:=[.A4093]*0.3048" office:value-type="float" office:value="0.77859782304" calcext:value-type="float">
            <text:p>0.77859782304</text:p>
          </table:table-cell>
        </table:table-row>
        <table:table-row table:style-name="ro1">
          <table:table-cell office:value-type="float" office:value="2.5783864" calcext:value-type="float">
            <text:p>2.5783864</text:p>
          </table:table-cell>
          <table:table-cell table:formula="of:=[.A4094]*0.3048" office:value-type="float" office:value="0.78589217472" calcext:value-type="float">
            <text:p>0.78589217472</text:p>
          </table:table-cell>
        </table:table-row>
        <table:table-row table:style-name="ro1">
          <table:table-cell office:value-type="float" office:value="2.6015956" calcext:value-type="float">
            <text:p>2.6015956</text:p>
          </table:table-cell>
          <table:table-cell table:formula="of:=[.A4095]*0.3048" office:value-type="float" office:value="0.79296633888" calcext:value-type="float">
            <text:p>0.79296633888</text:p>
          </table:table-cell>
        </table:table-row>
        <table:table-row table:style-name="ro1">
          <table:table-cell office:value-type="float" office:value="2.6240797" calcext:value-type="float">
            <text:p>2.6240797</text:p>
          </table:table-cell>
          <table:table-cell table:formula="of:=[.A4096]*0.3048" office:value-type="float" office:value="0.79981949256" calcext:value-type="float">
            <text:p>0.79981949256</text:p>
          </table:table-cell>
        </table:table-row>
        <table:table-row table:style-name="ro1">
          <table:table-cell office:value-type="float" office:value="2.6458282" calcext:value-type="float">
            <text:p>2.6458282</text:p>
          </table:table-cell>
          <table:table-cell table:formula="of:=[.A4097]*0.3048" office:value-type="float" office:value="0.80644843536" calcext:value-type="float">
            <text:p>0.80644843536</text:p>
          </table:table-cell>
        </table:table-row>
        <table:table-row table:style-name="ro1">
          <table:table-cell office:value-type="float" office:value="2.666835" calcext:value-type="float">
            <text:p>2.666835</text:p>
          </table:table-cell>
          <table:table-cell table:formula="of:=[.A4098]*0.3048" office:value-type="float" office:value="0.812851308" calcext:value-type="float">
            <text:p>0.812851308</text:p>
          </table:table-cell>
        </table:table-row>
        <table:table-row table:style-name="ro1">
          <table:table-cell office:value-type="float" office:value="2.6870931" calcext:value-type="float">
            <text:p>2.6870931</text:p>
          </table:table-cell>
          <table:table-cell table:formula="of:=[.A4099]*0.3048" office:value-type="float" office:value="0.81902597688" calcext:value-type="float">
            <text:p>0.81902597688</text:p>
          </table:table-cell>
        </table:table-row>
        <table:table-row table:style-name="ro1">
          <table:table-cell office:value-type="float" office:value="2.7065964" calcext:value-type="float">
            <text:p>2.7065964</text:p>
          </table:table-cell>
          <table:table-cell table:formula="of:=[.A4100]*0.3048" office:value-type="float" office:value="0.82497058272" calcext:value-type="float">
            <text:p>0.82497058272</text:p>
          </table:table-cell>
        </table:table-row>
        <table:table-row table:style-name="ro1">
          <table:table-cell office:value-type="float" office:value="2.7253326" calcext:value-type="float">
            <text:p>2.7253326</text:p>
          </table:table-cell>
          <table:table-cell table:formula="of:=[.A4101]*0.3048" office:value-type="float" office:value="0.83068137648" calcext:value-type="float">
            <text:p>0.83068137648</text:p>
          </table:table-cell>
        </table:table-row>
        <table:table-row table:style-name="ro1">
          <table:table-cell office:value-type="float" office:value="2.7432973" calcext:value-type="float">
            <text:p>2.7432973</text:p>
          </table:table-cell>
          <table:table-cell table:formula="of:=[.A4102]*0.3048" office:value-type="float" office:value="0.83615701704" calcext:value-type="float">
            <text:p>0.83615701704</text:p>
          </table:table-cell>
        </table:table-row>
        <table:table-row table:style-name="ro1">
          <table:table-cell office:value-type="float" office:value="2.7604805" calcext:value-type="float">
            <text:p>2.7604805</text:p>
          </table:table-cell>
          <table:table-cell table:formula="of:=[.A4103]*0.3048" office:value-type="float" office:value="0.8413944564" calcext:value-type="float">
            <text:p>0.8413944564</text:p>
          </table:table-cell>
        </table:table-row>
        <table:table-row table:style-name="ro1">
          <table:table-cell office:value-type="float" office:value="2.7768734" calcext:value-type="float">
            <text:p>2.7768734</text:p>
          </table:table-cell>
          <table:table-cell table:formula="of:=[.A4104]*0.3048" office:value-type="float" office:value="0.84639101232" calcext:value-type="float">
            <text:p>0.84639101232</text:p>
          </table:table-cell>
        </table:table-row>
        <table:table-row table:style-name="ro1">
          <table:table-cell office:value-type="float" office:value="2.792467" calcext:value-type="float">
            <text:p>2.792467</text:p>
          </table:table-cell>
          <table:table-cell table:formula="of:=[.A4105]*0.3048" office:value-type="float" office:value="0.8511439416" calcext:value-type="float">
            <text:p>0.8511439416</text:p>
          </table:table-cell>
        </table:table-row>
        <table:table-row table:style-name="ro1">
          <table:table-cell office:value-type="float" office:value="2.8072519" calcext:value-type="float">
            <text:p>2.8072519</text:p>
          </table:table-cell>
          <table:table-cell table:formula="of:=[.A4106]*0.3048" office:value-type="float" office:value="0.85565037912" calcext:value-type="float">
            <text:p>0.85565037912</text:p>
          </table:table-cell>
        </table:table-row>
        <table:table-row table:style-name="ro1">
          <table:table-cell office:value-type="float" office:value="2.8212191" calcext:value-type="float">
            <text:p>2.8212191</text:p>
          </table:table-cell>
          <table:table-cell table:formula="of:=[.A4107]*0.3048" office:value-type="float" office:value="0.85990758168" calcext:value-type="float">
            <text:p>0.85990758168</text:p>
          </table:table-cell>
        </table:table-row>
        <table:table-row table:style-name="ro1">
          <table:table-cell office:value-type="float" office:value="2.834362" calcext:value-type="float">
            <text:p>2.834362</text:p>
          </table:table-cell>
          <table:table-cell table:formula="of:=[.A4108]*0.3048" office:value-type="float" office:value="0.8639135376" calcext:value-type="float">
            <text:p>0.8639135376</text:p>
          </table:table-cell>
        </table:table-row>
        <table:table-row table:style-name="ro1">
          <table:table-cell office:value-type="float" office:value="2.8466707" calcext:value-type="float">
            <text:p>2.8466707</text:p>
          </table:table-cell>
          <table:table-cell table:formula="of:=[.A4109]*0.3048" office:value-type="float" office:value="0.86766522936" calcext:value-type="float">
            <text:p>0.86766522936</text:p>
          </table:table-cell>
        </table:table-row>
        <table:table-row table:style-name="ro1">
          <table:table-cell office:value-type="float" office:value="2.8581361" calcext:value-type="float">
            <text:p>2.8581361</text:p>
          </table:table-cell>
          <table:table-cell table:formula="of:=[.A4110]*0.3048" office:value-type="float" office:value="0.87115988328" calcext:value-type="float">
            <text:p>0.87115988328</text:p>
          </table:table-cell>
        </table:table-row>
        <table:table-row table:style-name="ro1">
          <table:table-cell office:value-type="float" office:value="2.8687547" calcext:value-type="float">
            <text:p>2.8687547</text:p>
          </table:table-cell>
          <table:table-cell table:formula="of:=[.A4111]*0.3048" office:value-type="float" office:value="0.87439643256" calcext:value-type="float">
            <text:p>0.87439643256</text:p>
          </table:table-cell>
        </table:table-row>
        <table:table-row table:style-name="ro1">
          <table:table-cell office:value-type="float" office:value="2.8785172" calcext:value-type="float">
            <text:p>2.8785172</text:p>
          </table:table-cell>
          <table:table-cell table:formula="of:=[.A4112]*0.3048" office:value-type="float" office:value="0.87737204256" calcext:value-type="float">
            <text:p>0.87737204256</text:p>
          </table:table-cell>
        </table:table-row>
        <table:table-row table:style-name="ro1">
          <table:table-cell office:value-type="float" office:value="2.8874179" calcext:value-type="float">
            <text:p>2.8874179</text:p>
          </table:table-cell>
          <table:table-cell table:formula="of:=[.A4113]*0.3048" office:value-type="float" office:value="0.88008497592" calcext:value-type="float">
            <text:p>0.88008497592</text:p>
          </table:table-cell>
        </table:table-row>
        <table:table-row table:style-name="ro1">
          <table:table-cell office:value-type="float" office:value="2.8954555" calcext:value-type="float">
            <text:p>2.8954555</text:p>
          </table:table-cell>
          <table:table-cell table:formula="of:=[.A4114]*0.3048" office:value-type="float" office:value="0.8825348364" calcext:value-type="float">
            <text:p>0.8825348364</text:p>
          </table:table-cell>
        </table:table-row>
        <table:table-row table:style-name="ro1">
          <table:table-cell office:value-type="float" office:value="2.9026232" calcext:value-type="float">
            <text:p>2.9026232</text:p>
          </table:table-cell>
          <table:table-cell table:formula="of:=[.A4115]*0.3048" office:value-type="float" office:value="0.88471955136" calcext:value-type="float">
            <text:p>0.88471955136</text:p>
          </table:table-cell>
        </table:table-row>
        <table:table-row table:style-name="ro1">
          <table:table-cell office:value-type="float" office:value="2.9089184" calcext:value-type="float">
            <text:p>2.9089184</text:p>
          </table:table-cell>
          <table:table-cell table:formula="of:=[.A4116]*0.3048" office:value-type="float" office:value="0.88663832832" calcext:value-type="float">
            <text:p>0.88663832832</text:p>
          </table:table-cell>
        </table:table-row>
        <table:table-row table:style-name="ro1">
          <table:table-cell office:value-type="float" office:value="2.9143414" calcext:value-type="float">
            <text:p>2.9143414</text:p>
          </table:table-cell>
          <table:table-cell table:formula="of:=[.A4117]*0.3048" office:value-type="float" office:value="0.88829125872" calcext:value-type="float">
            <text:p>0.88829125872</text:p>
          </table:table-cell>
        </table:table-row>
        <table:table-row table:style-name="ro1">
          <table:table-cell office:value-type="float" office:value="2.9188912" calcext:value-type="float">
            <text:p>2.9188912</text:p>
          </table:table-cell>
          <table:table-cell table:formula="of:=[.A4118]*0.3048" office:value-type="float" office:value="0.88967803776" calcext:value-type="float">
            <text:p>0.88967803776</text:p>
          </table:table-cell>
        </table:table-row>
        <table:table-row table:style-name="ro1">
          <table:table-cell office:value-type="float" office:value="2.9225655" calcext:value-type="float">
            <text:p>2.9225655</text:p>
          </table:table-cell>
          <table:table-cell table:formula="of:=[.A4119]*0.3048" office:value-type="float" office:value="0.8907979644" calcext:value-type="float">
            <text:p>0.8907979644</text:p>
          </table:table-cell>
        </table:table-row>
        <table:table-row table:style-name="ro1">
          <table:table-cell office:value-type="float" office:value="2.9253687" calcext:value-type="float">
            <text:p>2.9253687</text:p>
          </table:table-cell>
          <table:table-cell table:formula="of:=[.A4120]*0.3048" office:value-type="float" office:value="0.89165237976" calcext:value-type="float">
            <text:p>0.89165237976</text:p>
          </table:table-cell>
        </table:table-row>
        <table:table-row table:style-name="ro1">
          <table:table-cell office:value-type="float" office:value="2.9273008" calcext:value-type="float">
            <text:p>2.9273008</text:p>
          </table:table-cell>
          <table:table-cell table:formula="of:=[.A4121]*0.3048" office:value-type="float" office:value="0.89224128384" calcext:value-type="float">
            <text:p>0.89224128384</text:p>
          </table:table-cell>
        </table:table-row>
        <table:table-row table:style-name="ro1">
          <table:table-cell office:value-type="float" office:value="2.9283631" calcext:value-type="float">
            <text:p>2.9283631</text:p>
          </table:table-cell>
          <table:table-cell table:formula="of:=[.A4122]*0.3048" office:value-type="float" office:value="0.89256507288" calcext:value-type="float">
            <text:p>0.89256507288</text:p>
          </table:table-cell>
        </table:table-row>
        <table:table-row table:style-name="ro1">
          <table:table-cell office:value-type="float" office:value="2.9285612" calcext:value-type="float">
            <text:p>2.9285612</text:p>
          </table:table-cell>
          <table:table-cell table:formula="of:=[.A4123]*0.3048" office:value-type="float" office:value="0.89262545376" calcext:value-type="float">
            <text:p>0.89262545376</text:p>
          </table:table-cell>
        </table:table-row>
        <table:table-row table:style-name="ro1">
          <table:table-cell office:value-type="float" office:value="2.9278979" calcext:value-type="float">
            <text:p>2.9278979</text:p>
          </table:table-cell>
          <table:table-cell table:formula="of:=[.A4124]*0.3048" office:value-type="float" office:value="0.89242327992" calcext:value-type="float">
            <text:p>0.89242327992</text:p>
          </table:table-cell>
        </table:table-row>
        <table:table-row table:style-name="ro1">
          <table:table-cell office:value-type="float" office:value="2.9263752" calcext:value-type="float">
            <text:p>2.9263752</text:p>
          </table:table-cell>
          <table:table-cell table:formula="of:=[.A4125]*0.3048" office:value-type="float" office:value="0.89195916096" calcext:value-type="float">
            <text:p>0.89195916096</text:p>
          </table:table-cell>
        </table:table-row>
        <table:table-row table:style-name="ro1">
          <table:table-cell office:value-type="float" office:value="2.9240011" calcext:value-type="float">
            <text:p>2.9240011</text:p>
          </table:table-cell>
          <table:table-cell table:formula="of:=[.A4126]*0.3048" office:value-type="float" office:value="0.89123553528" calcext:value-type="float">
            <text:p>0.89123553528</text:p>
          </table:table-cell>
        </table:table-row>
        <table:table-row table:style-name="ro1">
          <table:table-cell office:value-type="float" office:value="2.9207783" calcext:value-type="float">
            <text:p>2.9207783</text:p>
          </table:table-cell>
          <table:table-cell table:formula="of:=[.A4127]*0.3048" office:value-type="float" office:value="0.89025322584" calcext:value-type="float">
            <text:p>0.89025322584</text:p>
          </table:table-cell>
        </table:table-row>
        <table:table-row table:style-name="ro1">
          <table:table-cell office:value-type="float" office:value="2.9167111" calcext:value-type="float">
            <text:p>2.9167111</text:p>
          </table:table-cell>
          <table:table-cell table:formula="of:=[.A4128]*0.3048" office:value-type="float" office:value="0.88901354328" calcext:value-type="float">
            <text:p>0.88901354328</text:p>
          </table:table-cell>
        </table:table-row>
        <table:table-row table:style-name="ro1">
          <table:table-cell office:value-type="float" office:value="2.9118062" calcext:value-type="float">
            <text:p>2.9118062</text:p>
          </table:table-cell>
          <table:table-cell table:formula="of:=[.A4129]*0.3048" office:value-type="float" office:value="0.88751852976" calcext:value-type="float">
            <text:p>0.88751852976</text:p>
          </table:table-cell>
        </table:table-row>
        <table:table-row table:style-name="ro1">
          <table:table-cell office:value-type="float" office:value="2.9060694" calcext:value-type="float">
            <text:p>2.9060694</text:p>
          </table:table-cell>
          <table:table-cell table:formula="of:=[.A4130]*0.3048" office:value-type="float" office:value="0.88576995312" calcext:value-type="float">
            <text:p>0.88576995312</text:p>
          </table:table-cell>
        </table:table-row>
        <table:table-row table:style-name="ro1">
          <table:table-cell office:value-type="float" office:value="2.8995014" calcext:value-type="float">
            <text:p>2.8995014</text:p>
          </table:table-cell>
          <table:table-cell table:formula="of:=[.A4131]*0.3048" office:value-type="float" office:value="0.88376802672" calcext:value-type="float">
            <text:p>0.88376802672</text:p>
          </table:table-cell>
        </table:table-row>
        <table:table-row table:style-name="ro1">
          <table:table-cell office:value-type="float" office:value="2.892113" calcext:value-type="float">
            <text:p>2.892113</text:p>
          </table:table-cell>
          <table:table-cell table:formula="of:=[.A4132]*0.3048" office:value-type="float" office:value="0.8815160424" calcext:value-type="float">
            <text:p>0.8815160424</text:p>
          </table:table-cell>
        </table:table-row>
        <table:table-row table:style-name="ro1">
          <table:table-cell office:value-type="float" office:value="2.8839065" calcext:value-type="float">
            <text:p>2.8839065</text:p>
          </table:table-cell>
          <table:table-cell table:formula="of:=[.A4133]*0.3048" office:value-type="float" office:value="0.8790147012" calcext:value-type="float">
            <text:p>0.8790147012</text:p>
          </table:table-cell>
        </table:table-row>
        <table:table-row table:style-name="ro1">
          <table:table-cell office:value-type="float" office:value="2.8748882" calcext:value-type="float">
            <text:p>2.8748882</text:p>
          </table:table-cell>
          <table:table-cell table:formula="of:=[.A4134]*0.3048" office:value-type="float" office:value="0.87626592336" calcext:value-type="float">
            <text:p>0.87626592336</text:p>
          </table:table-cell>
        </table:table-row>
        <table:table-row table:style-name="ro1">
          <table:table-cell office:value-type="float" office:value="2.8650624" calcext:value-type="float">
            <text:p>2.8650624</text:p>
          </table:table-cell>
          <table:table-cell table:formula="of:=[.A4135]*0.3048" office:value-type="float" office:value="0.87327101952" calcext:value-type="float">
            <text:p>0.87327101952</text:p>
          </table:table-cell>
        </table:table-row>
        <table:table-row table:style-name="ro1">
          <table:table-cell office:value-type="float" office:value="2.8544356" calcext:value-type="float">
            <text:p>2.8544356</text:p>
          </table:table-cell>
          <table:table-cell table:formula="of:=[.A4136]*0.3048" office:value-type="float" office:value="0.87003197088" calcext:value-type="float">
            <text:p>0.87003197088</text:p>
          </table:table-cell>
        </table:table-row>
        <table:table-row table:style-name="ro1">
          <table:table-cell office:value-type="float" office:value="2.8430144" calcext:value-type="float">
            <text:p>2.8430144</text:p>
          </table:table-cell>
          <table:table-cell table:formula="of:=[.A4137]*0.3048" office:value-type="float" office:value="0.86655078912" calcext:value-type="float">
            <text:p>0.86655078912</text:p>
          </table:table-cell>
        </table:table-row>
        <table:table-row table:style-name="ro1">
          <table:table-cell office:value-type="float" office:value="2.8308067" calcext:value-type="float">
            <text:p>2.8308067</text:p>
          </table:table-cell>
          <table:table-cell table:formula="of:=[.A4138]*0.3048" office:value-type="float" office:value="0.86282988216" calcext:value-type="float">
            <text:p>0.86282988216</text:p>
          </table:table-cell>
        </table:table-row>
        <table:table-row table:style-name="ro1">
          <table:table-cell office:value-type="float" office:value="2.8178178" calcext:value-type="float">
            <text:p>2.8178178</text:p>
          </table:table-cell>
          <table:table-cell table:formula="of:=[.A4139]*0.3048" office:value-type="float" office:value="0.85887086544" calcext:value-type="float">
            <text:p>0.85887086544</text:p>
          </table:table-cell>
        </table:table-row>
        <table:table-row table:style-name="ro1">
          <table:table-cell office:value-type="float" office:value="2.8040575" calcext:value-type="float">
            <text:p>2.8040575</text:p>
          </table:table-cell>
          <table:table-cell table:formula="of:=[.A4140]*0.3048" office:value-type="float" office:value="0.854676726" calcext:value-type="float">
            <text:p>0.854676726</text:p>
          </table:table-cell>
        </table:table-row>
        <table:table-row table:style-name="ro1">
          <table:table-cell office:value-type="float" office:value="2.7895347" calcext:value-type="float">
            <text:p>2.7895347</text:p>
          </table:table-cell>
          <table:table-cell table:formula="of:=[.A4141]*0.3048" office:value-type="float" office:value="0.85025017656" calcext:value-type="float">
            <text:p>0.85025017656</text:p>
          </table:table-cell>
        </table:table-row>
        <table:table-row table:style-name="ro1">
          <table:table-cell office:value-type="float" office:value="2.77426" calcext:value-type="float">
            <text:p>2.77426</text:p>
          </table:table-cell>
          <table:table-cell table:formula="of:=[.A4142]*0.3048" office:value-type="float" office:value="0.845594448" calcext:value-type="float">
            <text:p>0.845594448</text:p>
          </table:table-cell>
        </table:table-row>
        <table:table-row table:style-name="ro1">
          <table:table-cell office:value-type="float" office:value="2.7582394" calcext:value-type="float">
            <text:p>2.7582394</text:p>
          </table:table-cell>
          <table:table-cell table:formula="of:=[.A4143]*0.3048" office:value-type="float" office:value="0.84071136912" calcext:value-type="float">
            <text:p>0.84071136912</text:p>
          </table:table-cell>
        </table:table-row>
        <table:table-row table:style-name="ro1">
          <table:table-cell office:value-type="float" office:value="2.7414905" calcext:value-type="float">
            <text:p>2.7414905</text:p>
          </table:table-cell>
          <table:table-cell table:formula="of:=[.A4144]*0.3048" office:value-type="float" office:value="0.8356063044" calcext:value-type="float">
            <text:p>0.8356063044</text:p>
          </table:table-cell>
        </table:table-row>
        <table:table-row table:style-name="ro1">
          <table:table-cell office:value-type="float" office:value="2.7240263" calcext:value-type="float">
            <text:p>2.7240263</text:p>
          </table:table-cell>
          <table:table-cell table:formula="of:=[.A4145]*0.3048" office:value-type="float" office:value="0.83028321624" calcext:value-type="float">
            <text:p>0.83028321624</text:p>
          </table:table-cell>
        </table:table-row>
        <table:table-row table:style-name="ro1">
          <table:table-cell office:value-type="float" office:value="2.7058614" calcext:value-type="float">
            <text:p>2.7058614</text:p>
          </table:table-cell>
          <table:table-cell table:formula="of:=[.A4146]*0.3048" office:value-type="float" office:value="0.82474655472" calcext:value-type="float">
            <text:p>0.82474655472</text:p>
          </table:table-cell>
        </table:table-row>
        <table:table-row table:style-name="ro1">
          <table:table-cell office:value-type="float" office:value="2.6870149" calcext:value-type="float">
            <text:p>2.6870149</text:p>
          </table:table-cell>
          <table:table-cell table:formula="of:=[.A4147]*0.3048" office:value-type="float" office:value="0.81900214152" calcext:value-type="float">
            <text:p>0.81900214152</text:p>
          </table:table-cell>
        </table:table-row>
        <table:table-row table:style-name="ro1">
          <table:table-cell office:value-type="float" office:value="2.6675049" calcext:value-type="float">
            <text:p>2.6675049</text:p>
          </table:table-cell>
          <table:table-cell table:formula="of:=[.A4148]*0.3048" office:value-type="float" office:value="0.81305549352" calcext:value-type="float">
            <text:p>0.81305549352</text:p>
          </table:table-cell>
        </table:table-row>
        <table:table-row table:style-name="ro1">
          <table:table-cell office:value-type="float" office:value="2.6473494" calcext:value-type="float">
            <text:p>2.6473494</text:p>
          </table:table-cell>
          <table:table-cell table:formula="of:=[.A4149]*0.3048" office:value-type="float" office:value="0.80691209712" calcext:value-type="float">
            <text:p>0.80691209712</text:p>
          </table:table-cell>
        </table:table-row>
        <table:table-row table:style-name="ro1">
          <table:table-cell office:value-type="float" office:value="2.62657" calcext:value-type="float">
            <text:p>2.62657</text:p>
          </table:table-cell>
          <table:table-cell table:formula="of:=[.A4150]*0.3048" office:value-type="float" office:value="0.800578536" calcext:value-type="float">
            <text:p>0.800578536</text:p>
          </table:table-cell>
        </table:table-row>
        <table:table-row table:style-name="ro1">
          <table:table-cell office:value-type="float" office:value="2.6051868" calcext:value-type="float">
            <text:p>2.6051868</text:p>
          </table:table-cell>
          <table:table-cell table:formula="of:=[.A4151]*0.3048" office:value-type="float" office:value="0.79406093664" calcext:value-type="float">
            <text:p>0.79406093664</text:p>
          </table:table-cell>
        </table:table-row>
        <table:table-row table:style-name="ro1">
          <table:table-cell office:value-type="float" office:value="2.5832226" calcext:value-type="float">
            <text:p>2.5832226</text:p>
          </table:table-cell>
          <table:table-cell table:formula="of:=[.A4152]*0.3048" office:value-type="float" office:value="0.78736624848" calcext:value-type="float">
            <text:p>0.78736624848</text:p>
          </table:table-cell>
        </table:table-row>
        <table:table-row table:style-name="ro1">
          <table:table-cell office:value-type="float" office:value="2.5607058" calcext:value-type="float">
            <text:p>2.5607058</text:p>
          </table:table-cell>
          <table:table-cell table:formula="of:=[.A4153]*0.3048" office:value-type="float" office:value="0.78050312784" calcext:value-type="float">
            <text:p>0.78050312784</text:p>
          </table:table-cell>
        </table:table-row>
        <table:table-row table:style-name="ro1">
          <table:table-cell office:value-type="float" office:value="2.5376574" calcext:value-type="float">
            <text:p>2.5376574</text:p>
          </table:table-cell>
          <table:table-cell table:formula="of:=[.A4154]*0.3048" office:value-type="float" office:value="0.77347797552" calcext:value-type="float">
            <text:p>0.77347797552</text:p>
          </table:table-cell>
        </table:table-row>
        <table:table-row table:style-name="ro1">
          <table:table-cell office:value-type="float" office:value="2.514107" calcext:value-type="float">
            <text:p>2.514107</text:p>
          </table:table-cell>
          <table:table-cell table:formula="of:=[.A4155]*0.3048" office:value-type="float" office:value="0.7662998136" calcext:value-type="float">
            <text:p>0.7662998136</text:p>
          </table:table-cell>
        </table:table-row>
        <table:table-row table:style-name="ro1">
          <table:table-cell office:value-type="float" office:value="2.49008387" calcext:value-type="float">
            <text:p>2.49008387</text:p>
          </table:table-cell>
          <table:table-cell table:formula="of:=[.A4156]*0.3048" office:value-type="float" office:value="0.758977563576" calcext:value-type="float">
            <text:p>0.758977563576</text:p>
          </table:table-cell>
        </table:table-row>
        <table:table-row table:style-name="ro1">
          <table:table-cell office:value-type="float" office:value="2.46561337" calcext:value-type="float">
            <text:p>2.46561337</text:p>
          </table:table-cell>
          <table:table-cell table:formula="of:=[.A4157]*0.3048" office:value-type="float" office:value="0.751518955176" calcext:value-type="float">
            <text:p>0.751518955176</text:p>
          </table:table-cell>
        </table:table-row>
        <table:table-row table:style-name="ro1">
          <table:table-cell office:value-type="float" office:value="2.44072676" calcext:value-type="float">
            <text:p>2.44072676</text:p>
          </table:table-cell>
          <table:table-cell table:formula="of:=[.A4158]*0.3048" office:value-type="float" office:value="0.743933516448" calcext:value-type="float">
            <text:p>0.743933516448</text:p>
          </table:table-cell>
        </table:table-row>
        <table:table-row table:style-name="ro1">
          <table:table-cell office:value-type="float" office:value="2.4154588" calcext:value-type="float">
            <text:p>2.4154588</text:p>
          </table:table-cell>
          <table:table-cell table:formula="of:=[.A4159]*0.3048" office:value-type="float" office:value="0.73623184224" calcext:value-type="float">
            <text:p>0.73623184224</text:p>
          </table:table-cell>
        </table:table-row>
        <table:table-row table:style-name="ro1">
          <table:table-cell office:value-type="float" office:value="2.38983506" calcext:value-type="float">
            <text:p>2.38983506</text:p>
          </table:table-cell>
          <table:table-cell table:formula="of:=[.A4160]*0.3048" office:value-type="float" office:value="0.728421726288" calcext:value-type="float">
            <text:p>0.728421726288</text:p>
          </table:table-cell>
        </table:table-row>
        <table:table-row table:style-name="ro1">
          <table:table-cell office:value-type="float" office:value="2.3638916" calcext:value-type="float">
            <text:p>2.3638916</text:p>
          </table:table-cell>
          <table:table-cell table:formula="of:=[.A4161]*0.3048" office:value-type="float" office:value="0.72051415968" calcext:value-type="float">
            <text:p>0.72051415968</text:p>
          </table:table-cell>
        </table:table-row>
        <table:table-row table:style-name="ro1">
          <table:table-cell office:value-type="float" office:value="2.33766019" calcext:value-type="float">
            <text:p>2.33766019</text:p>
          </table:table-cell>
          <table:table-cell table:formula="of:=[.A4162]*0.3048" office:value-type="float" office:value="0.712518825912" calcext:value-type="float">
            <text:p>0.712518825912</text:p>
          </table:table-cell>
        </table:table-row>
        <table:table-row table:style-name="ro1">
          <table:table-cell office:value-type="float" office:value="2.31117481" calcext:value-type="float">
            <text:p>2.31117481</text:p>
          </table:table-cell>
          <table:table-cell table:formula="of:=[.A4163]*0.3048" office:value-type="float" office:value="0.704446082088" calcext:value-type="float">
            <text:p>0.704446082088</text:p>
          </table:table-cell>
        </table:table-row>
        <table:table-row table:style-name="ro1">
          <table:table-cell office:value-type="float" office:value="2.28446513" calcext:value-type="float">
            <text:p>2.28446513</text:p>
          </table:table-cell>
          <table:table-cell table:formula="of:=[.A4164]*0.3048" office:value-type="float" office:value="0.696304971624" calcext:value-type="float">
            <text:p>0.696304971624</text:p>
          </table:table-cell>
        </table:table-row>
        <table:table-row table:style-name="ro1">
          <table:table-cell office:value-type="float" office:value="2.25756979" calcext:value-type="float">
            <text:p>2.25756979</text:p>
          </table:table-cell>
          <table:table-cell table:formula="of:=[.A4165]*0.3048" office:value-type="float" office:value="0.688107271992" calcext:value-type="float">
            <text:p>0.688107271992</text:p>
          </table:table-cell>
        </table:table-row>
        <table:table-row table:style-name="ro1">
          <table:table-cell office:value-type="float" office:value="2.23051697" calcext:value-type="float">
            <text:p>2.23051697</text:p>
          </table:table-cell>
          <table:table-cell table:formula="of:=[.A4166]*0.3048" office:value-type="float" office:value="0.679861572456" calcext:value-type="float">
            <text:p>0.679861572456</text:p>
          </table:table-cell>
        </table:table-row>
        <table:table-row table:style-name="ro1">
          <table:table-cell office:value-type="float" office:value="2.20334131" calcext:value-type="float">
            <text:p>2.20334131</text:p>
          </table:table-cell>
          <table:table-cell table:formula="of:=[.A4167]*0.3048" office:value-type="float" office:value="0.671578431288" calcext:value-type="float">
            <text:p>0.671578431288</text:p>
          </table:table-cell>
        </table:table-row>
        <table:table-row table:style-name="ro1">
          <table:table-cell office:value-type="float" office:value="2.17607504" calcext:value-type="float">
            <text:p>2.17607504</text:p>
          </table:table-cell>
          <table:table-cell table:formula="of:=[.A4168]*0.3048" office:value-type="float" office:value="0.663267672192" calcext:value-type="float">
            <text:p>0.663267672192</text:p>
          </table:table-cell>
        </table:table-row>
        <table:table-row table:style-name="ro1">
          <table:table-cell office:value-type="float" office:value="2.14875162" calcext:value-type="float">
            <text:p>2.14875162</text:p>
          </table:table-cell>
          <table:table-cell table:formula="of:=[.A4169]*0.3048" office:value-type="float" office:value="0.654939493776" calcext:value-type="float">
            <text:p>0.654939493776</text:p>
          </table:table-cell>
        </table:table-row>
        <table:table-row table:style-name="ro1">
          <table:table-cell office:value-type="float" office:value="2.1214022" calcext:value-type="float">
            <text:p>2.1214022</text:p>
          </table:table-cell>
          <table:table-cell table:formula="of:=[.A4170]*0.3048" office:value-type="float" office:value="0.64660339056" calcext:value-type="float">
            <text:p>0.64660339056</text:p>
          </table:table-cell>
        </table:table-row>
        <table:table-row table:style-name="ro1">
          <table:table-cell office:value-type="float" office:value="2.09406072" calcext:value-type="float">
            <text:p>2.09406072</text:p>
          </table:table-cell>
          <table:table-cell table:formula="of:=[.A4171]*0.3048" office:value-type="float" office:value="0.638269707456" calcext:value-type="float">
            <text:p>0.638269707456</text:p>
          </table:table-cell>
        </table:table-row>
        <table:table-row table:style-name="ro1">
          <table:table-cell office:value-type="float" office:value="2.06675661" calcext:value-type="float">
            <text:p>2.06675661</text:p>
          </table:table-cell>
          <table:table-cell table:formula="of:=[.A4172]*0.3048" office:value-type="float" office:value="0.629947414728" calcext:value-type="float">
            <text:p>0.629947414728</text:p>
          </table:table-cell>
        </table:table-row>
        <table:table-row table:style-name="ro1">
          <table:table-cell office:value-type="float" office:value="2.03951991" calcext:value-type="float">
            <text:p>2.03951991</text:p>
          </table:table-cell>
          <table:table-cell table:formula="of:=[.A4173]*0.3048" office:value-type="float" office:value="0.621645668568" calcext:value-type="float">
            <text:p>0.621645668568</text:p>
          </table:table-cell>
        </table:table-row>
        <table:table-row table:style-name="ro1">
          <table:table-cell office:value-type="float" office:value="2.01238161" calcext:value-type="float">
            <text:p>2.01238161</text:p>
          </table:table-cell>
          <table:table-cell table:formula="of:=[.A4174]*0.3048" office:value-type="float" office:value="0.613373914728" calcext:value-type="float">
            <text:p>0.613373914728</text:p>
          </table:table-cell>
        </table:table-row>
        <table:table-row table:style-name="ro1">
          <table:table-cell office:value-type="float" office:value="1.98536846" calcext:value-type="float">
            <text:p>1.98536846</text:p>
          </table:table-cell>
          <table:table-cell table:formula="of:=[.A4175]*0.3048" office:value-type="float" office:value="0.605140306608" calcext:value-type="float">
            <text:p>0.605140306608</text:p>
          </table:table-cell>
        </table:table-row>
        <table:table-row table:style-name="ro1">
          <table:table-cell office:value-type="float" office:value="1.95850924" calcext:value-type="float">
            <text:p>1.95850924</text:p>
          </table:table-cell>
          <table:table-cell table:formula="of:=[.A4176]*0.3048" office:value-type="float" office:value="0.596953616352" calcext:value-type="float">
            <text:p>0.596953616352</text:p>
          </table:table-cell>
        </table:table-row>
        <table:table-row table:style-name="ro1">
          <table:table-cell office:value-type="float" office:value="1.93182683" calcext:value-type="float">
            <text:p>1.93182683</text:p>
          </table:table-cell>
          <table:table-cell table:formula="of:=[.A4177]*0.3048" office:value-type="float" office:value="0.588820817784" calcext:value-type="float">
            <text:p>0.588820817784</text:p>
          </table:table-cell>
        </table:table-row>
        <table:table-row table:style-name="ro1">
          <table:table-cell office:value-type="float" office:value="1.90534717" calcext:value-type="float">
            <text:p>1.90534717</text:p>
          </table:table-cell>
          <table:table-cell table:formula="of:=[.A4178]*0.3048" office:value-type="float" office:value="0.580749817416" calcext:value-type="float">
            <text:p>0.580749817416</text:p>
          </table:table-cell>
        </table:table-row>
        <table:table-row table:style-name="ro1">
          <table:table-cell office:value-type="float" office:value="1.87909162" calcext:value-type="float">
            <text:p>1.87909162</text:p>
          </table:table-cell>
          <table:table-cell table:formula="of:=[.A4179]*0.3048" office:value-type="float" office:value="0.572747125776" calcext:value-type="float">
            <text:p>0.572747125776</text:p>
          </table:table-cell>
        </table:table-row>
        <table:table-row table:style-name="ro1">
          <table:table-cell office:value-type="float" office:value="1.85308176" calcext:value-type="float">
            <text:p>1.85308176</text:p>
          </table:table-cell>
          <table:table-cell table:formula="of:=[.A4180]*0.3048" office:value-type="float" office:value="0.564819320448" calcext:value-type="float">
            <text:p>0.564819320448</text:p>
          </table:table-cell>
        </table:table-row>
        <table:table-row table:style-name="ro1">
          <table:table-cell office:value-type="float" office:value="1.8273384" calcext:value-type="float">
            <text:p>1.8273384</text:p>
          </table:table-cell>
          <table:table-cell table:formula="of:=[.A4181]*0.3048" office:value-type="float" office:value="0.55697274432" calcext:value-type="float">
            <text:p>0.55697274432</text:p>
          </table:table-cell>
        </table:table-row>
        <table:table-row table:style-name="ro1">
          <table:table-cell office:value-type="float" office:value="1.80187955" calcext:value-type="float">
            <text:p>1.80187955</text:p>
          </table:table-cell>
          <table:table-cell table:formula="of:=[.A4182]*0.3048" office:value-type="float" office:value="0.54921288684" calcext:value-type="float">
            <text:p>0.54921288684</text:p>
          </table:table-cell>
        </table:table-row>
        <table:table-row table:style-name="ro1">
          <table:table-cell office:value-type="float" office:value="1.77672306" calcext:value-type="float">
            <text:p>1.77672306</text:p>
          </table:table-cell>
          <table:table-cell table:formula="of:=[.A4183]*0.3048" office:value-type="float" office:value="0.541545188688" calcext:value-type="float">
            <text:p>0.541545188688</text:p>
          </table:table-cell>
        </table:table-row>
        <table:table-row table:style-name="ro1">
          <table:table-cell office:value-type="float" office:value="1.75188538" calcext:value-type="float">
            <text:p>1.75188538</text:p>
          </table:table-cell>
          <table:table-cell table:formula="of:=[.A4184]*0.3048" office:value-type="float" office:value="0.533974663824" calcext:value-type="float">
            <text:p>0.533974663824</text:p>
          </table:table-cell>
        </table:table-row>
        <table:table-row table:style-name="ro1">
          <table:table-cell office:value-type="float" office:value="1.72737911" calcext:value-type="float">
            <text:p>1.72737911</text:p>
          </table:table-cell>
          <table:table-cell table:formula="of:=[.A4185]*0.3048" office:value-type="float" office:value="0.526505152728" calcext:value-type="float">
            <text:p>0.526505152728</text:p>
          </table:table-cell>
        </table:table-row>
        <table:table-row table:style-name="ro1">
          <table:table-cell office:value-type="float" office:value="1.70321907" calcext:value-type="float">
            <text:p>1.70321907</text:p>
          </table:table-cell>
          <table:table-cell table:formula="of:=[.A4186]*0.3048" office:value-type="float" office:value="0.519141172536" calcext:value-type="float">
            <text:p>0.519141172536</text:p>
          </table:table-cell>
        </table:table-row>
        <table:table-row table:style-name="ro1">
          <table:table-cell office:value-type="float" office:value="1.67942075" calcext:value-type="float">
            <text:p>1.67942075</text:p>
          </table:table-cell>
          <table:table-cell table:formula="of:=[.A4187]*0.3048" office:value-type="float" office:value="0.5118874446" calcext:value-type="float">
            <text:p>0.5118874446</text:p>
          </table:table-cell>
        </table:table-row>
        <table:table-row table:style-name="ro1">
          <table:table-cell office:value-type="float" office:value="1.65599355" calcext:value-type="float">
            <text:p>1.65599355</text:p>
          </table:table-cell>
          <table:table-cell table:formula="of:=[.A4188]*0.3048" office:value-type="float" office:value="0.50474683404" calcext:value-type="float">
            <text:p>0.50474683404</text:p>
          </table:table-cell>
        </table:table-row>
        <table:table-row table:style-name="ro1">
          <table:table-cell office:value-type="float" office:value="1.63294901" calcext:value-type="float">
            <text:p>1.63294901</text:p>
          </table:table-cell>
          <table:table-cell table:formula="of:=[.A4189]*0.3048" office:value-type="float" office:value="0.497722858248" calcext:value-type="float">
            <text:p>0.497722858248</text:p>
          </table:table-cell>
        </table:table-row>
        <table:table-row table:style-name="ro1">
          <table:table-cell office:value-type="float" office:value="1.61030029" calcext:value-type="float">
            <text:p>1.61030029</text:p>
          </table:table-cell>
          <table:table-cell table:formula="of:=[.A4190]*0.3048" office:value-type="float" office:value="0.490819528392" calcext:value-type="float">
            <text:p>0.490819528392</text:p>
          </table:table-cell>
        </table:table-row>
        <table:table-row table:style-name="ro1">
          <table:table-cell office:value-type="float" office:value="1.588059135" calcext:value-type="float">
            <text:p>1.588059135</text:p>
          </table:table-cell>
          <table:table-cell table:formula="of:=[.A4191]*0.3048" office:value-type="float" office:value="0.484040424348" calcext:value-type="float">
            <text:p>0.484040424348</text:p>
          </table:table-cell>
        </table:table-row>
        <table:table-row table:style-name="ro1">
          <table:table-cell office:value-type="float" office:value="1.566237621" calcext:value-type="float">
            <text:p>1.566237621</text:p>
          </table:table-cell>
          <table:table-cell table:formula="of:=[.A4192]*0.3048" office:value-type="float" office:value="0.4773892268808" calcext:value-type="float">
            <text:p>0.4773892268808</text:p>
          </table:table-cell>
        </table:table-row>
        <table:table-row table:style-name="ro1">
          <table:table-cell office:value-type="float" office:value="1.544843867" calcext:value-type="float">
            <text:p>1.544843867</text:p>
          </table:table-cell>
          <table:table-cell table:formula="of:=[.A4193]*0.3048" office:value-type="float" office:value="0.4708684106616" calcext:value-type="float">
            <text:p>0.4708684106616</text:p>
          </table:table-cell>
        </table:table-row>
        <table:table-row table:style-name="ro1">
          <table:table-cell office:value-type="float" office:value="1.523892313" calcext:value-type="float">
            <text:p>1.523892313</text:p>
          </table:table-cell>
          <table:table-cell table:formula="of:=[.A4194]*0.3048" office:value-type="float" office:value="0.4644823770024" calcext:value-type="float">
            <text:p>0.4644823770024</text:p>
          </table:table-cell>
        </table:table-row>
        <table:table-row table:style-name="ro1">
          <table:table-cell office:value-type="float" office:value="1.5033955844" calcext:value-type="float">
            <text:p>1.5033955844</text:p>
          </table:table-cell>
          <table:table-cell table:formula="of:=[.A4195]*0.3048" office:value-type="float" office:value="0.45823497412512" calcext:value-type="float">
            <text:p>0.45823497412512</text:p>
          </table:table-cell>
        </table:table-row>
        <table:table-row table:style-name="ro1">
          <table:table-cell office:value-type="float" office:value="1.483364686" calcext:value-type="float">
            <text:p>1.483364686</text:p>
          </table:table-cell>
          <table:table-cell table:formula="of:=[.A4196]*0.3048" office:value-type="float" office:value="0.4521295562928" calcext:value-type="float">
            <text:p>0.4521295562928</text:p>
          </table:table-cell>
        </table:table-row>
        <table:table-row table:style-name="ro1">
          <table:table-cell office:value-type="float" office:value="1.46381351" calcext:value-type="float">
            <text:p>1.46381351</text:p>
          </table:table-cell>
          <table:table-cell table:formula="of:=[.A4197]*0.3048" office:value-type="float" office:value="0.446170357848" calcext:value-type="float">
            <text:p>0.446170357848</text:p>
          </table:table-cell>
        </table:table-row>
        <table:table-row table:style-name="ro1">
          <table:table-cell office:value-type="float" office:value="1.444755409" calcext:value-type="float">
            <text:p>1.444755409</text:p>
          </table:table-cell>
          <table:table-cell table:formula="of:=[.A4198]*0.3048" office:value-type="float" office:value="0.4403614486632" calcext:value-type="float">
            <text:p>0.4403614486632</text:p>
          </table:table-cell>
        </table:table-row>
        <table:table-row table:style-name="ro1">
          <table:table-cell office:value-type="float" office:value="1.426202103" calcext:value-type="float">
            <text:p>1.426202103</text:p>
          </table:table-cell>
          <table:table-cell table:formula="of:=[.A4199]*0.3048" office:value-type="float" office:value="0.4347064009944" calcext:value-type="float">
            <text:p>0.4347064009944</text:p>
          </table:table-cell>
        </table:table-row>
        <table:table-row table:style-name="ro1">
          <table:table-cell office:value-type="float" office:value="1.408170559" calcext:value-type="float">
            <text:p>1.408170559</text:p>
          </table:table-cell>
          <table:table-cell table:formula="of:=[.A4200]*0.3048" office:value-type="float" office:value="0.4292103863832" calcext:value-type="float">
            <text:p>0.4292103863832</text:p>
          </table:table-cell>
        </table:table-row>
        <table:table-row table:style-name="ro1">
          <table:table-cell office:value-type="float" office:value="1.39067034" calcext:value-type="float">
            <text:p>1.39067034</text:p>
          </table:table-cell>
          <table:table-cell table:formula="of:=[.A4201]*0.3048" office:value-type="float" office:value="0.423876319632" calcext:value-type="float">
            <text:p>0.423876319632</text:p>
          </table:table-cell>
        </table:table-row>
        <table:table-row table:style-name="ro1">
          <table:table-cell office:value-type="float" office:value="1.37371083" calcext:value-type="float">
            <text:p>1.37371083</text:p>
          </table:table-cell>
          <table:table-cell table:formula="of:=[.A4202]*0.3048" office:value-type="float" office:value="0.418707060984" calcext:value-type="float">
            <text:p>0.418707060984</text:p>
          </table:table-cell>
        </table:table-row>
        <table:table-row table:style-name="ro1">
          <table:table-cell office:value-type="float" office:value="1.3573169" calcext:value-type="float">
            <text:p>1.3573169</text:p>
          </table:table-cell>
          <table:table-cell table:formula="of:=[.A4203]*0.3048" office:value-type="float" office:value="0.41371019112" calcext:value-type="float">
            <text:p>0.41371019112</text:p>
          </table:table-cell>
        </table:table-row>
        <table:table-row table:style-name="ro1">
          <table:table-cell office:value-type="float" office:value="1.34149778" calcext:value-type="float">
            <text:p>1.34149778</text:p>
          </table:table-cell>
          <table:table-cell table:formula="of:=[.A4204]*0.3048" office:value-type="float" office:value="0.408888523344" calcext:value-type="float">
            <text:p>0.408888523344</text:p>
          </table:table-cell>
        </table:table-row>
        <table:table-row table:style-name="ro1">
          <table:table-cell office:value-type="float" office:value="1.3262697" calcext:value-type="float">
            <text:p>1.3262697</text:p>
          </table:table-cell>
          <table:table-cell table:formula="of:=[.A4205]*0.3048" office:value-type="float" office:value="0.40424700456" calcext:value-type="float">
            <text:p>0.40424700456</text:p>
          </table:table-cell>
        </table:table-row>
        <table:table-row table:style-name="ro1">
          <table:table-cell office:value-type="float" office:value="1.31165107" calcext:value-type="float">
            <text:p>1.31165107</text:p>
          </table:table-cell>
          <table:table-cell table:formula="of:=[.A4206]*0.3048" office:value-type="float" office:value="0.399791246136" calcext:value-type="float">
            <text:p>0.399791246136</text:p>
          </table:table-cell>
        </table:table-row>
        <table:table-row table:style-name="ro1">
          <table:table-cell office:value-type="float" office:value="1.29765955" calcext:value-type="float">
            <text:p>1.29765955</text:p>
          </table:table-cell>
          <table:table-cell table:formula="of:=[.A4207]*0.3048" office:value-type="float" office:value="0.39552663084" calcext:value-type="float">
            <text:p>0.39552663084</text:p>
          </table:table-cell>
        </table:table-row>
        <table:table-row table:style-name="ro1">
          <table:table-cell office:value-type="float" office:value="1.28430958" calcext:value-type="float">
            <text:p>1.28430958</text:p>
          </table:table-cell>
          <table:table-cell table:formula="of:=[.A4208]*0.3048" office:value-type="float" office:value="0.391457559984" calcext:value-type="float">
            <text:p>0.391457559984</text:p>
          </table:table-cell>
        </table:table-row>
        <table:table-row table:style-name="ro1">
          <table:table-cell office:value-type="float" office:value="1.27162066" calcext:value-type="float">
            <text:p>1.27162066</text:p>
          </table:table-cell>
          <table:table-cell table:formula="of:=[.A4209]*0.3048" office:value-type="float" office:value="0.387589977168" calcext:value-type="float">
            <text:p>0.387589977168</text:p>
          </table:table-cell>
        </table:table-row>
        <table:table-row table:style-name="ro1">
          <table:table-cell office:value-type="float" office:value="1.25960685" calcext:value-type="float">
            <text:p>1.25960685</text:p>
          </table:table-cell>
          <table:table-cell table:formula="of:=[.A4210]*0.3048" office:value-type="float" office:value="0.38392816788" calcext:value-type="float">
            <text:p>0.38392816788</text:p>
          </table:table-cell>
        </table:table-row>
        <table:table-row table:style-name="ro1">
          <table:table-cell office:value-type="float" office:value="1.24828476" calcext:value-type="float">
            <text:p>1.24828476</text:p>
          </table:table-cell>
          <table:table-cell table:formula="of:=[.A4211]*0.3048" office:value-type="float" office:value="0.380477194848" calcext:value-type="float">
            <text:p>0.380477194848</text:p>
          </table:table-cell>
        </table:table-row>
        <table:table-row table:style-name="ro1">
          <table:table-cell office:value-type="float" office:value="1.23767078" calcext:value-type="float">
            <text:p>1.23767078</text:p>
          </table:table-cell>
          <table:table-cell table:formula="of:=[.A4212]*0.3048" office:value-type="float" office:value="0.377242053744" calcext:value-type="float">
            <text:p>0.377242053744</text:p>
          </table:table-cell>
        </table:table-row>
        <table:table-row table:style-name="ro1">
          <table:table-cell office:value-type="float" office:value="1.22777811" calcext:value-type="float">
            <text:p>1.22777811</text:p>
          </table:table-cell>
          <table:table-cell table:formula="of:=[.A4213]*0.3048" office:value-type="float" office:value="0.374226767928" calcext:value-type="float">
            <text:p>0.374226767928</text:p>
          </table:table-cell>
        </table:table-row>
        <table:table-row table:style-name="ro1">
          <table:table-cell office:value-type="float" office:value="1.21862188" calcext:value-type="float">
            <text:p>1.21862188</text:p>
          </table:table-cell>
          <table:table-cell table:formula="of:=[.A4214]*0.3048" office:value-type="float" office:value="0.371435949024" calcext:value-type="float">
            <text:p>0.371435949024</text:p>
          </table:table-cell>
        </table:table-row>
        <table:table-row table:style-name="ro1">
          <table:table-cell office:value-type="float" office:value="1.21021563" calcext:value-type="float">
            <text:p>1.21021563</text:p>
          </table:table-cell>
          <table:table-cell table:formula="of:=[.A4215]*0.3048" office:value-type="float" office:value="0.368873724024" calcext:value-type="float">
            <text:p>0.368873724024</text:p>
          </table:table-cell>
        </table:table-row>
        <table:table-row table:style-name="ro1">
          <table:table-cell office:value-type="float" office:value="1.20257363" calcext:value-type="float">
            <text:p>1.20257363</text:p>
          </table:table-cell>
          <table:table-cell table:formula="of:=[.A4216]*0.3048" office:value-type="float" office:value="0.366544442424" calcext:value-type="float">
            <text:p>0.366544442424</text:p>
          </table:table-cell>
        </table:table-row>
        <table:table-row table:style-name="ro1">
          <table:table-cell office:value-type="float" office:value="1.19570884" calcext:value-type="float">
            <text:p>1.19570884</text:p>
          </table:table-cell>
          <table:table-cell table:formula="of:=[.A4217]*0.3048" office:value-type="float" office:value="0.364452054432" calcext:value-type="float">
            <text:p>0.364452054432</text:p>
          </table:table-cell>
        </table:table-row>
        <table:table-row table:style-name="ro1">
          <table:table-cell office:value-type="float" office:value="1.18964061" calcext:value-type="float">
            <text:p>1.18964061</text:p>
          </table:table-cell>
          <table:table-cell table:formula="of:=[.A4218]*0.3048" office:value-type="float" office:value="0.362602457928" calcext:value-type="float">
            <text:p>0.362602457928</text:p>
          </table:table-cell>
        </table:table-row>
        <table:table-row table:style-name="ro1">
          <table:table-cell office:value-type="float" office:value="1.18437034" calcext:value-type="float">
            <text:p>1.18437034</text:p>
          </table:table-cell>
          <table:table-cell table:formula="of:=[.A4219]*0.3048" office:value-type="float" office:value="0.360996079632" calcext:value-type="float">
            <text:p>0.360996079632</text:p>
          </table:table-cell>
        </table:table-row>
        <table:table-row table:style-name="ro1">
          <table:table-cell office:value-type="float" office:value="1.17991355" calcext:value-type="float">
            <text:p>1.17991355</text:p>
          </table:table-cell>
          <table:table-cell table:formula="of:=[.A4220]*0.3048" office:value-type="float" office:value="0.35963765004" calcext:value-type="float">
            <text:p>0.35963765004</text:p>
          </table:table-cell>
        </table:table-row>
        <table:table-row table:style-name="ro1">
          <table:table-cell office:value-type="float" office:value="1.17627928" calcext:value-type="float">
            <text:p>1.17627928</text:p>
          </table:table-cell>
          <table:table-cell table:formula="of:=[.A4221]*0.3048" office:value-type="float" office:value="0.358529924544" calcext:value-type="float">
            <text:p>0.358529924544</text:p>
          </table:table-cell>
        </table:table-row>
        <table:table-row table:style-name="ro1">
          <table:table-cell office:value-type="float" office:value="1.1734722" calcext:value-type="float">
            <text:p>1.1734722</text:p>
          </table:table-cell>
          <table:table-cell table:formula="of:=[.A4222]*0.3048" office:value-type="float" office:value="0.35767432656" calcext:value-type="float">
            <text:p>0.35767432656</text:p>
          </table:table-cell>
        </table:table-row>
        <table:table-row table:style-name="ro1">
          <table:table-cell office:value-type="float" office:value="1.17149809" calcext:value-type="float">
            <text:p>1.17149809</text:p>
          </table:table-cell>
          <table:table-cell table:formula="of:=[.A4223]*0.3048" office:value-type="float" office:value="0.357072617832" calcext:value-type="float">
            <text:p>0.357072617832</text:p>
          </table:table-cell>
        </table:table-row>
        <table:table-row table:style-name="ro1">
          <table:table-cell office:value-type="float" office:value="1.17036331" calcext:value-type="float">
            <text:p>1.17036331</text:p>
          </table:table-cell>
          <table:table-cell table:formula="of:=[.A4224]*0.3048" office:value-type="float" office:value="0.356726736888" calcext:value-type="float">
            <text:p>0.356726736888</text:p>
          </table:table-cell>
        </table:table-row>
        <table:table-row table:style-name="ro1">
          <table:table-cell office:value-type="float" office:value="1.17007139" calcext:value-type="float">
            <text:p>1.17007139</text:p>
          </table:table-cell>
          <table:table-cell table:formula="of:=[.A4225]*0.3048" office:value-type="float" office:value="0.356637759672" calcext:value-type="float">
            <text:p>0.356637759672</text:p>
          </table:table-cell>
        </table:table-row>
        <table:table-row table:style-name="ro1">
          <table:table-cell office:value-type="float" office:value="1.17062238" calcext:value-type="float">
            <text:p>1.17062238</text:p>
          </table:table-cell>
          <table:table-cell table:formula="of:=[.A4226]*0.3048" office:value-type="float" office:value="0.356805701424" calcext:value-type="float">
            <text:p>0.356805701424</text:p>
          </table:table-cell>
        </table:table-row>
        <table:table-row table:style-name="ro1">
          <table:table-cell office:value-type="float" office:value="1.17202201" calcext:value-type="float">
            <text:p>1.17202201</text:p>
          </table:table-cell>
          <table:table-cell table:formula="of:=[.A4227]*0.3048" office:value-type="float" office:value="0.357232308648" calcext:value-type="float">
            <text:p>0.357232308648</text:p>
          </table:table-cell>
        </table:table-row>
        <table:table-row table:style-name="ro1">
          <table:table-cell office:value-type="float" office:value="1.17426872" calcext:value-type="float">
            <text:p>1.17426872</text:p>
          </table:table-cell>
          <table:table-cell table:formula="of:=[.A4228]*0.3048" office:value-type="float" office:value="0.357917105856" calcext:value-type="float">
            <text:p>0.357917105856</text:p>
          </table:table-cell>
        </table:table-row>
        <table:table-row table:style-name="ro1">
          <table:table-cell office:value-type="float" office:value="1.1773605" calcext:value-type="float">
            <text:p>1.1773605</text:p>
          </table:table-cell>
          <table:table-cell table:formula="of:=[.A4229]*0.3048" office:value-type="float" office:value="0.3588594804" calcext:value-type="float">
            <text:p>0.3588594804</text:p>
          </table:table-cell>
        </table:table-row>
        <table:table-row table:style-name="ro1">
          <table:table-cell office:value-type="float" office:value="1.1812993" calcext:value-type="float">
            <text:p>1.1812993</text:p>
          </table:table-cell>
          <table:table-cell table:formula="of:=[.A4230]*0.3048" office:value-type="float" office:value="0.36006002664" calcext:value-type="float">
            <text:p>0.36006002664</text:p>
          </table:table-cell>
        </table:table-row>
        <table:table-row table:style-name="ro1">
          <table:table-cell office:value-type="float" office:value="1.18608138" calcext:value-type="float">
            <text:p>1.18608138</text:p>
          </table:table-cell>
          <table:table-cell table:formula="of:=[.A4231]*0.3048" office:value-type="float" office:value="0.361517604624" calcext:value-type="float">
            <text:p>0.361517604624</text:p>
          </table:table-cell>
        </table:table-row>
        <table:table-row table:style-name="ro1">
          <table:table-cell office:value-type="float" office:value="1.19170201" calcext:value-type="float">
            <text:p>1.19170201</text:p>
          </table:table-cell>
          <table:table-cell table:formula="of:=[.A4232]*0.3048" office:value-type="float" office:value="0.363230772648" calcext:value-type="float">
            <text:p>0.363230772648</text:p>
          </table:table-cell>
        </table:table-row>
        <table:table-row table:style-name="ro1">
          <table:table-cell office:value-type="float" office:value="1.19815943" calcext:value-type="float">
            <text:p>1.19815943</text:p>
          </table:table-cell>
          <table:table-cell table:formula="of:=[.A4233]*0.3048" office:value-type="float" office:value="0.365198994264" calcext:value-type="float">
            <text:p>0.365198994264</text:p>
          </table:table-cell>
        </table:table-row>
        <table:table-row table:style-name="ro1">
          <table:table-cell office:value-type="float" office:value="1.20545015" calcext:value-type="float">
            <text:p>1.20545015</text:p>
          </table:table-cell>
          <table:table-cell table:formula="of:=[.A4234]*0.3048" office:value-type="float" office:value="0.36742120572" calcext:value-type="float">
            <text:p>0.36742120572</text:p>
          </table:table-cell>
        </table:table-row>
        <table:table-row table:style-name="ro1">
          <table:table-cell office:value-type="float" office:value="1.21356648" calcext:value-type="float">
            <text:p>1.21356648</text:p>
          </table:table-cell>
          <table:table-cell table:formula="of:=[.A4235]*0.3048" office:value-type="float" office:value="0.369895063104" calcext:value-type="float">
            <text:p>0.369895063104</text:p>
          </table:table-cell>
        </table:table-row>
        <table:table-row table:style-name="ro1">
          <table:table-cell office:value-type="float" office:value="1.2225053" calcext:value-type="float">
            <text:p>1.2225053</text:p>
          </table:table-cell>
          <table:table-cell table:formula="of:=[.A4236]*0.3048" office:value-type="float" office:value="0.37261961544" calcext:value-type="float">
            <text:p>0.37261961544</text:p>
          </table:table-cell>
        </table:table-row>
        <table:table-row table:style-name="ro1">
          <table:table-cell office:value-type="float" office:value="1.2322596" calcext:value-type="float">
            <text:p>1.2322596</text:p>
          </table:table-cell>
          <table:table-cell table:formula="of:=[.A4237]*0.3048" office:value-type="float" office:value="0.37559272608" calcext:value-type="float">
            <text:p>0.37559272608</text:p>
          </table:table-cell>
        </table:table-row>
        <table:table-row table:style-name="ro1">
          <table:table-cell office:value-type="float" office:value="1.24281907" calcext:value-type="float">
            <text:p>1.24281907</text:p>
          </table:table-cell>
          <table:table-cell table:formula="of:=[.A4238]*0.3048" office:value-type="float" office:value="0.378811252536" calcext:value-type="float">
            <text:p>0.378811252536</text:p>
          </table:table-cell>
        </table:table-row>
        <table:table-row table:style-name="ro1">
          <table:table-cell office:value-type="float" office:value="1.25417474" calcext:value-type="float">
            <text:p>1.25417474</text:p>
          </table:table-cell>
          <table:table-cell table:formula="of:=[.A4239]*0.3048" office:value-type="float" office:value="0.382272460752" calcext:value-type="float">
            <text:p>0.382272460752</text:p>
          </table:table-cell>
        </table:table-row>
        <table:table-row table:style-name="ro1">
          <table:table-cell office:value-type="float" office:value="1.26632945" calcext:value-type="float">
            <text:p>1.26632945</text:p>
          </table:table-cell>
          <table:table-cell table:formula="of:=[.A4240]*0.3048" office:value-type="float" office:value="0.38597721636" calcext:value-type="float">
            <text:p>0.38597721636</text:p>
          </table:table-cell>
        </table:table-row>
        <table:table-row table:style-name="ro1">
          <table:table-cell office:value-type="float" office:value="1.27926825" calcext:value-type="float">
            <text:p>1.27926825</text:p>
          </table:table-cell>
          <table:table-cell table:formula="of:=[.A4241]*0.3048" office:value-type="float" office:value="0.3899209626" calcext:value-type="float">
            <text:p>0.3899209626</text:p>
          </table:table-cell>
        </table:table-row>
        <table:table-row table:style-name="ro1">
          <table:table-cell office:value-type="float" office:value="1.29298897" calcext:value-type="float">
            <text:p>1.29298897</text:p>
          </table:table-cell>
          <table:table-cell table:formula="of:=[.A4242]*0.3048" office:value-type="float" office:value="0.394103038056" calcext:value-type="float">
            <text:p>0.394103038056</text:p>
          </table:table-cell>
        </table:table-row>
        <table:table-row table:style-name="ro1">
          <table:table-cell office:value-type="float" office:value="1.3074889" calcext:value-type="float">
            <text:p>1.3074889</text:p>
          </table:table-cell>
          <table:table-cell table:formula="of:=[.A4243]*0.3048" office:value-type="float" office:value="0.39852261672" calcext:value-type="float">
            <text:p>0.39852261672</text:p>
          </table:table-cell>
        </table:table-row>
        <table:table-row table:style-name="ro1">
          <table:table-cell office:value-type="float" office:value="1.32275902" calcext:value-type="float">
            <text:p>1.32275902</text:p>
          </table:table-cell>
          <table:table-cell table:formula="of:=[.A4244]*0.3048" office:value-type="float" office:value="0.403176949296" calcext:value-type="float">
            <text:p>0.403176949296</text:p>
          </table:table-cell>
        </table:table-row>
        <table:table-row table:style-name="ro1">
          <table:table-cell office:value-type="float" office:value="1.33879644" calcext:value-type="float">
            <text:p>1.33879644</text:p>
          </table:table-cell>
          <table:table-cell table:formula="of:=[.A4245]*0.3048" office:value-type="float" office:value="0.408065154912" calcext:value-type="float">
            <text:p>0.408065154912</text:p>
          </table:table-cell>
        </table:table-row>
        <table:table-row table:style-name="ro1">
          <table:table-cell office:value-type="float" office:value="1.35559665" calcext:value-type="float">
            <text:p>1.35559665</text:p>
          </table:table-cell>
          <table:table-cell table:formula="of:=[.A4246]*0.3048" office:value-type="float" office:value="0.41318585892" calcext:value-type="float">
            <text:p>0.41318585892</text:p>
          </table:table-cell>
        </table:table-row>
        <table:table-row table:style-name="ro1">
          <table:table-cell office:value-type="float" office:value="1.37315406" calcext:value-type="float">
            <text:p>1.37315406</text:p>
          </table:table-cell>
          <table:table-cell table:formula="of:=[.A4247]*0.3048" office:value-type="float" office:value="0.418537357488" calcext:value-type="float">
            <text:p>0.418537357488</text:p>
          </table:table-cell>
        </table:table-row>
        <table:table-row table:style-name="ro1">
          <table:table-cell office:value-type="float" office:value="1.39146525" calcext:value-type="float">
            <text:p>1.39146525</text:p>
          </table:table-cell>
          <table:table-cell table:formula="of:=[.A4248]*0.3048" office:value-type="float" office:value="0.4241186082" calcext:value-type="float">
            <text:p>0.4241186082</text:p>
          </table:table-cell>
        </table:table-row>
        <table:table-row table:style-name="ro1">
          <table:table-cell office:value-type="float" office:value="1.410528585" calcext:value-type="float">
            <text:p>1.410528585</text:p>
          </table:table-cell>
          <table:table-cell table:formula="of:=[.A4249]*0.3048" office:value-type="float" office:value="0.429929112708" calcext:value-type="float">
            <text:p>0.429929112708</text:p>
          </table:table-cell>
        </table:table-row>
        <table:table-row table:style-name="ro1">
          <table:table-cell office:value-type="float" office:value="1.430338293" calcext:value-type="float">
            <text:p>1.430338293</text:p>
          </table:table-cell>
          <table:table-cell table:formula="of:=[.A4250]*0.3048" office:value-type="float" office:value="0.4359671117064" calcext:value-type="float">
            <text:p>0.4359671117064</text:p>
          </table:table-cell>
        </table:table-row>
        <table:table-row table:style-name="ro1">
          <table:table-cell office:value-type="float" office:value="1.450894739" calcext:value-type="float">
            <text:p>1.450894739</text:p>
          </table:table-cell>
          <table:table-cell table:formula="of:=[.A4251]*0.3048" office:value-type="float" office:value="0.4422327164472" calcext:value-type="float">
            <text:p>0.4422327164472</text:p>
          </table:table-cell>
        </table:table-row>
        <table:table-row table:style-name="ro1">
          <table:table-cell office:value-type="float" office:value="1.472200807" calcext:value-type="float">
            <text:p>1.472200807</text:p>
          </table:table-cell>
          <table:table-cell table:formula="of:=[.A4252]*0.3048" office:value-type="float" office:value="0.4487268059736" calcext:value-type="float">
            <text:p>0.4487268059736</text:p>
          </table:table-cell>
        </table:table-row>
        <table:table-row table:style-name="ro1">
          <table:table-cell office:value-type="float" office:value="1.4942545146" calcext:value-type="float">
            <text:p>1.4942545146</text:p>
          </table:table-cell>
          <table:table-cell table:formula="of:=[.A4253]*0.3048" office:value-type="float" office:value="0.45544877605008" calcext:value-type="float">
            <text:p>0.45544877605008</text:p>
          </table:table-cell>
        </table:table-row>
        <table:table-row table:style-name="ro1">
          <table:table-cell office:value-type="float" office:value="1.517048104" calcext:value-type="float">
            <text:p>1.517048104</text:p>
          </table:table-cell>
          <table:table-cell table:formula="of:=[.A4254]*0.3048" office:value-type="float" office:value="0.4623962620992" calcext:value-type="float">
            <text:p>0.4623962620992</text:p>
          </table:table-cell>
        </table:table-row>
        <table:table-row table:style-name="ro1">
          <table:table-cell office:value-type="float" office:value="1.54058608" calcext:value-type="float">
            <text:p>1.54058608</text:p>
          </table:table-cell>
          <table:table-cell table:formula="of:=[.A4255]*0.3048" office:value-type="float" office:value="0.469570637184" calcext:value-type="float">
            <text:p>0.469570637184</text:p>
          </table:table-cell>
        </table:table-row>
        <table:table-row table:style-name="ro1">
          <table:table-cell office:value-type="float" office:value="1.564862676" calcext:value-type="float">
            <text:p>1.564862676</text:p>
          </table:table-cell>
          <table:table-cell table:formula="of:=[.A4256]*0.3048" office:value-type="float" office:value="0.4769701436448" calcext:value-type="float">
            <text:p>0.4769701436448</text:p>
          </table:table-cell>
        </table:table-row>
        <table:table-row table:style-name="ro1">
          <table:table-cell office:value-type="float" office:value="1.589875549" calcext:value-type="float">
            <text:p>1.589875549</text:p>
          </table:table-cell>
          <table:table-cell table:formula="of:=[.A4257]*0.3048" office:value-type="float" office:value="0.4845940673352" calcext:value-type="float">
            <text:p>0.4845940673352</text:p>
          </table:table-cell>
        </table:table-row>
        <table:table-row table:style-name="ro1">
          <table:table-cell office:value-type="float" office:value="1.61562198" calcext:value-type="float">
            <text:p>1.61562198</text:p>
          </table:table-cell>
          <table:table-cell table:formula="of:=[.A4258]*0.3048" office:value-type="float" office:value="0.492441579504" calcext:value-type="float">
            <text:p>0.492441579504</text:p>
          </table:table-cell>
        </table:table-row>
        <table:table-row table:style-name="ro1">
          <table:table-cell office:value-type="float" office:value="1.64209928" calcext:value-type="float">
            <text:p>1.64209928</text:p>
          </table:table-cell>
          <table:table-cell table:formula="of:=[.A4259]*0.3048" office:value-type="float" office:value="0.500511860544" calcext:value-type="float">
            <text:p>0.500511860544</text:p>
          </table:table-cell>
        </table:table-row>
        <table:table-row table:style-name="ro1">
          <table:table-cell office:value-type="float" office:value="1.66930473" calcext:value-type="float">
            <text:p>1.66930473</text:p>
          </table:table-cell>
          <table:table-cell table:formula="of:=[.A4260]*0.3048" office:value-type="float" office:value="0.508804081704" calcext:value-type="float">
            <text:p>0.508804081704</text:p>
          </table:table-cell>
        </table:table-row>
        <table:table-row table:style-name="ro1">
          <table:table-cell office:value-type="float" office:value="1.69723634" calcext:value-type="float">
            <text:p>1.69723634</text:p>
          </table:table-cell>
          <table:table-cell table:formula="of:=[.A4261]*0.3048" office:value-type="float" office:value="0.517317636432" calcext:value-type="float">
            <text:p>0.517317636432</text:p>
          </table:table-cell>
        </table:table-row>
        <table:table-row table:style-name="ro1">
          <table:table-cell office:value-type="float" office:value="1.7258898" calcext:value-type="float">
            <text:p>1.7258898</text:p>
          </table:table-cell>
          <table:table-cell table:formula="of:=[.A4262]*0.3048" office:value-type="float" office:value="0.52605121104" calcext:value-type="float">
            <text:p>0.52605121104</text:p>
          </table:table-cell>
        </table:table-row>
        <table:table-row table:style-name="ro1">
          <table:table-cell office:value-type="float" office:value="1.75526148" calcext:value-type="float">
            <text:p>1.75526148</text:p>
          </table:table-cell>
          <table:table-cell table:formula="of:=[.A4263]*0.3048" office:value-type="float" office:value="0.535003699104" calcext:value-type="float">
            <text:p>0.535003699104</text:p>
          </table:table-cell>
        </table:table-row>
        <table:table-row table:style-name="ro1">
          <table:table-cell office:value-type="float" office:value="1.78534886" calcext:value-type="float">
            <text:p>1.78534886</text:p>
          </table:table-cell>
          <table:table-cell table:formula="of:=[.A4264]*0.3048" office:value-type="float" office:value="0.544174332528" calcext:value-type="float">
            <text:p>0.544174332528</text:p>
          </table:table-cell>
        </table:table-row>
        <table:table-row table:style-name="ro1">
          <table:table-cell office:value-type="float" office:value="1.81614476" calcext:value-type="float">
            <text:p>1.81614476</text:p>
          </table:table-cell>
          <table:table-cell table:formula="of:=[.A4265]*0.3048" office:value-type="float" office:value="0.553560922848" calcext:value-type="float">
            <text:p>0.553560922848</text:p>
          </table:table-cell>
        </table:table-row>
        <table:table-row table:style-name="ro1">
          <table:table-cell office:value-type="float" office:value="1.84764642" calcext:value-type="float">
            <text:p>1.84764642</text:p>
          </table:table-cell>
          <table:table-cell table:formula="of:=[.A4266]*0.3048" office:value-type="float" office:value="0.563162628816" calcext:value-type="float">
            <text:p>0.563162628816</text:p>
          </table:table-cell>
        </table:table-row>
        <table:table-row table:style-name="ro1">
          <table:table-cell office:value-type="float" office:value="1.87984538" calcext:value-type="float">
            <text:p>1.87984538</text:p>
          </table:table-cell>
          <table:table-cell table:formula="of:=[.A4267]*0.3048" office:value-type="float" office:value="0.572976871824" calcext:value-type="float">
            <text:p>0.572976871824</text:p>
          </table:table-cell>
        </table:table-row>
        <table:table-row table:style-name="ro1">
          <table:table-cell office:value-type="float" office:value="1.91273388" calcext:value-type="float">
            <text:p>1.91273388</text:p>
          </table:table-cell>
          <table:table-cell table:formula="of:=[.A4268]*0.3048" office:value-type="float" office:value="0.583001286624" calcext:value-type="float">
            <text:p>0.583001286624</text:p>
          </table:table-cell>
        </table:table-row>
        <table:table-row table:style-name="ro1">
          <table:table-cell office:value-type="float" office:value="1.94630384" calcext:value-type="float">
            <text:p>1.94630384</text:p>
          </table:table-cell>
          <table:table-cell table:formula="of:=[.A4269]*0.3048" office:value-type="float" office:value="0.593233410432" calcext:value-type="float">
            <text:p>0.593233410432</text:p>
          </table:table-cell>
        </table:table-row>
        <table:table-row table:style-name="ro1">
          <table:table-cell office:value-type="float" office:value="1.98054564" calcext:value-type="float">
            <text:p>1.98054564</text:p>
          </table:table-cell>
          <table:table-cell table:formula="of:=[.A4270]*0.3048" office:value-type="float" office:value="0.603670311072" calcext:value-type="float">
            <text:p>0.603670311072</text:p>
          </table:table-cell>
        </table:table-row>
        <table:table-row table:style-name="ro1">
          <table:table-cell office:value-type="float" office:value="2.01545191" calcext:value-type="float">
            <text:p>2.01545191</text:p>
          </table:table-cell>
          <table:table-cell table:formula="of:=[.A4271]*0.3048" office:value-type="float" office:value="0.614309742168" calcext:value-type="float">
            <text:p>0.614309742168</text:p>
          </table:table-cell>
        </table:table-row>
        <table:table-row table:style-name="ro1">
          <table:table-cell office:value-type="float" office:value="2.05100805" calcext:value-type="float">
            <text:p>2.05100805</text:p>
          </table:table-cell>
          <table:table-cell table:formula="of:=[.A4272]*0.3048" office:value-type="float" office:value="0.62514725364" calcext:value-type="float">
            <text:p>0.62514725364</text:p>
          </table:table-cell>
        </table:table-row>
        <table:table-row table:style-name="ro1">
          <table:table-cell office:value-type="float" office:value="2.08720785" calcext:value-type="float">
            <text:p>2.08720785</text:p>
          </table:table-cell>
          <table:table-cell table:formula="of:=[.A4273]*0.3048" office:value-type="float" office:value="0.63618095268" calcext:value-type="float">
            <text:p>0.63618095268</text:p>
          </table:table-cell>
        </table:table-row>
        <table:table-row table:style-name="ro1">
          <table:table-cell office:value-type="float" office:value="2.12403357" calcext:value-type="float">
            <text:p>2.12403357</text:p>
          </table:table-cell>
          <table:table-cell table:formula="of:=[.A4274]*0.3048" office:value-type="float" office:value="0.647405432136" calcext:value-type="float">
            <text:p>0.647405432136</text:p>
          </table:table-cell>
        </table:table-row>
        <table:table-row table:style-name="ro1">
          <table:table-cell office:value-type="float" office:value="2.16147518" calcext:value-type="float">
            <text:p>2.16147518</text:p>
          </table:table-cell>
          <table:table-cell table:formula="of:=[.A4275]*0.3048" office:value-type="float" office:value="0.658817634864" calcext:value-type="float">
            <text:p>0.658817634864</text:p>
          </table:table-cell>
        </table:table-row>
        <table:table-row table:style-name="ro1">
          <table:table-cell office:value-type="float" office:value="2.19951546" calcext:value-type="float">
            <text:p>2.19951546</text:p>
          </table:table-cell>
          <table:table-cell table:formula="of:=[.A4276]*0.3048" office:value-type="float" office:value="0.670412312208" calcext:value-type="float">
            <text:p>0.670412312208</text:p>
          </table:table-cell>
        </table:table-row>
        <table:table-row table:style-name="ro1">
          <table:table-cell office:value-type="float" office:value="2.2381379" calcext:value-type="float">
            <text:p>2.2381379</text:p>
          </table:table-cell>
          <table:table-cell table:formula="of:=[.A4277]*0.3048" office:value-type="float" office:value="0.68218443192" calcext:value-type="float">
            <text:p>0.68218443192</text:p>
          </table:table-cell>
        </table:table-row>
        <table:table-row table:style-name="ro1">
          <table:table-cell office:value-type="float" office:value="2.27732521" calcext:value-type="float">
            <text:p>2.27732521</text:p>
          </table:table-cell>
          <table:table-cell table:formula="of:=[.A4278]*0.3048" office:value-type="float" office:value="0.694128724008" calcext:value-type="float">
            <text:p>0.694128724008</text:p>
          </table:table-cell>
        </table:table-row>
        <table:table-row table:style-name="ro1">
          <table:table-cell office:value-type="float" office:value="2.31705815" calcext:value-type="float">
            <text:p>2.31705815</text:p>
          </table:table-cell>
          <table:table-cell table:formula="of:=[.A4279]*0.3048" office:value-type="float" office:value="0.70623932412" calcext:value-type="float">
            <text:p>0.70623932412</text:p>
          </table:table-cell>
        </table:table-row>
        <table:table-row table:style-name="ro1">
          <table:table-cell office:value-type="float" office:value="2.35731632" calcext:value-type="float">
            <text:p>2.35731632</text:p>
          </table:table-cell>
          <table:table-cell table:formula="of:=[.A4280]*0.3048" office:value-type="float" office:value="0.718510014336" calcext:value-type="float">
            <text:p>0.718510014336</text:p>
          </table:table-cell>
        </table:table-row>
        <table:table-row table:style-name="ro1">
          <table:table-cell office:value-type="float" office:value="2.398081" calcext:value-type="float">
            <text:p>2.398081</text:p>
          </table:table-cell>
          <table:table-cell table:formula="of:=[.A4281]*0.3048" office:value-type="float" office:value="0.7309350888" calcext:value-type="float">
            <text:p>0.7309350888</text:p>
          </table:table-cell>
        </table:table-row>
        <table:table-row table:style-name="ro1">
          <table:table-cell office:value-type="float" office:value="2.43932891" calcext:value-type="float">
            <text:p>2.43932891</text:p>
          </table:table-cell>
          <table:table-cell table:formula="of:=[.A4282]*0.3048" office:value-type="float" office:value="0.743507451768" calcext:value-type="float">
            <text:p>0.743507451768</text:p>
          </table:table-cell>
        </table:table-row>
        <table:table-row table:style-name="ro1">
          <table:table-cell office:value-type="float" office:value="2.4810372" calcext:value-type="float">
            <text:p>2.4810372</text:p>
          </table:table-cell>
          <table:table-cell table:formula="of:=[.A4283]*0.3048" office:value-type="float" office:value="0.75622013856" calcext:value-type="float">
            <text:p>0.75622013856</text:p>
          </table:table-cell>
        </table:table-row>
        <table:table-row table:style-name="ro1">
          <table:table-cell office:value-type="float" office:value="2.5231833" calcext:value-type="float">
            <text:p>2.5231833</text:p>
          </table:table-cell>
          <table:table-cell table:formula="of:=[.A4284]*0.3048" office:value-type="float" office:value="0.76906626984" calcext:value-type="float">
            <text:p>0.76906626984</text:p>
          </table:table-cell>
        </table:table-row>
        <table:table-row table:style-name="ro1">
          <table:table-cell office:value-type="float" office:value="2.5657413" calcext:value-type="float">
            <text:p>2.5657413</text:p>
          </table:table-cell>
          <table:table-cell table:formula="of:=[.A4285]*0.3048" office:value-type="float" office:value="0.78203794824" calcext:value-type="float">
            <text:p>0.78203794824</text:p>
          </table:table-cell>
        </table:table-row>
        <table:table-row table:style-name="ro1">
          <table:table-cell office:value-type="float" office:value="2.6086866" calcext:value-type="float">
            <text:p>2.6086866</text:p>
          </table:table-cell>
          <table:table-cell table:formula="of:=[.A4286]*0.3048" office:value-type="float" office:value="0.79512767568" calcext:value-type="float">
            <text:p>0.79512767568</text:p>
          </table:table-cell>
        </table:table-row>
        <table:table-row table:style-name="ro1">
          <table:table-cell office:value-type="float" office:value="2.6519964" calcext:value-type="float">
            <text:p>2.6519964</text:p>
          </table:table-cell>
          <table:table-cell table:formula="of:=[.A4287]*0.3048" office:value-type="float" office:value="0.80832850272" calcext:value-type="float">
            <text:p>0.80832850272</text:p>
          </table:table-cell>
        </table:table-row>
        <table:table-row table:style-name="ro1">
          <table:table-cell office:value-type="float" office:value="2.6956464" calcext:value-type="float">
            <text:p>2.6956464</text:p>
          </table:table-cell>
          <table:table-cell table:formula="of:=[.A4288]*0.3048" office:value-type="float" office:value="0.82163302272" calcext:value-type="float">
            <text:p>0.82163302272</text:p>
          </table:table-cell>
        </table:table-row>
        <table:table-row table:style-name="ro1">
          <table:table-cell office:value-type="float" office:value="2.739608" calcext:value-type="float">
            <text:p>2.739608</text:p>
          </table:table-cell>
          <table:table-cell table:formula="of:=[.A4289]*0.3048" office:value-type="float" office:value="0.8350325184" calcext:value-type="float">
            <text:p>0.8350325184</text:p>
          </table:table-cell>
        </table:table-row>
        <table:table-row table:style-name="ro1">
          <table:table-cell office:value-type="float" office:value="2.7838626" calcext:value-type="float">
            <text:p>2.7838626</text:p>
          </table:table-cell>
          <table:table-cell table:formula="of:=[.A4290]*0.3048" office:value-type="float" office:value="0.84852132048" calcext:value-type="float">
            <text:p>0.84852132048</text:p>
          </table:table-cell>
        </table:table-row>
        <table:table-row table:style-name="ro1">
          <table:table-cell office:value-type="float" office:value="2.8283813" calcext:value-type="float">
            <text:p>2.8283813</text:p>
          </table:table-cell>
          <table:table-cell table:formula="of:=[.A4291]*0.3048" office:value-type="float" office:value="0.86209062024" calcext:value-type="float">
            <text:p>0.86209062024</text:p>
          </table:table-cell>
        </table:table-row>
        <table:table-row table:style-name="ro1">
          <table:table-cell office:value-type="float" office:value="2.8731402" calcext:value-type="float">
            <text:p>2.8731402</text:p>
          </table:table-cell>
          <table:table-cell table:formula="of:=[.A4292]*0.3048" office:value-type="float" office:value="0.87573313296" calcext:value-type="float">
            <text:p>0.87573313296</text:p>
          </table:table-cell>
        </table:table-row>
        <table:table-row table:style-name="ro1">
          <table:table-cell office:value-type="float" office:value="2.918116" calcext:value-type="float">
            <text:p>2.918116</text:p>
          </table:table-cell>
          <table:table-cell table:formula="of:=[.A4293]*0.3048" office:value-type="float" office:value="0.8894417568" calcext:value-type="float">
            <text:p>0.8894417568</text:p>
          </table:table-cell>
        </table:table-row>
        <table:table-row table:style-name="ro1">
          <table:table-cell office:value-type="float" office:value="2.9632849" calcext:value-type="float">
            <text:p>2.9632849</text:p>
          </table:table-cell>
          <table:table-cell table:formula="of:=[.A4294]*0.3048" office:value-type="float" office:value="0.90320923752" calcext:value-type="float">
            <text:p>0.90320923752</text:p>
          </table:table-cell>
        </table:table-row>
        <table:table-row table:style-name="ro1">
          <table:table-cell office:value-type="float" office:value="3.008623" calcext:value-type="float">
            <text:p>3.008623</text:p>
          </table:table-cell>
          <table:table-cell table:formula="of:=[.A4295]*0.3048" office:value-type="float" office:value="0.9170282904" calcext:value-type="float">
            <text:p>0.9170282904</text:p>
          </table:table-cell>
        </table:table-row>
        <table:table-row table:style-name="ro1">
          <table:table-cell office:value-type="float" office:value="3.0541106" calcext:value-type="float">
            <text:p>3.0541106</text:p>
          </table:table-cell>
          <table:table-cell table:formula="of:=[.A4296]*0.3048" office:value-type="float" office:value="0.93089291088" calcext:value-type="float">
            <text:p>0.93089291088</text:p>
          </table:table-cell>
        </table:table-row>
        <table:table-row table:style-name="ro1">
          <table:table-cell office:value-type="float" office:value="3.0997231" calcext:value-type="float">
            <text:p>3.0997231</text:p>
          </table:table-cell>
          <table:table-cell table:formula="of:=[.A4297]*0.3048" office:value-type="float" office:value="0.94479560088" calcext:value-type="float">
            <text:p>0.94479560088</text:p>
          </table:table-cell>
        </table:table-row>
        <table:table-row table:style-name="ro1">
          <table:table-cell office:value-type="float" office:value="3.1454418" calcext:value-type="float">
            <text:p>3.1454418</text:p>
          </table:table-cell>
          <table:table-cell table:formula="of:=[.A4298]*0.3048" office:value-type="float" office:value="0.95873066064" calcext:value-type="float">
            <text:p>0.95873066064</text:p>
          </table:table-cell>
        </table:table-row>
        <table:table-row table:style-name="ro1">
          <table:table-cell office:value-type="float" office:value="3.1912447" calcext:value-type="float">
            <text:p>3.1912447</text:p>
          </table:table-cell>
          <table:table-cell table:formula="of:=[.A4299]*0.3048" office:value-type="float" office:value="0.97269138456" calcext:value-type="float">
            <text:p>0.97269138456</text:p>
          </table:table-cell>
        </table:table-row>
        <table:table-row table:style-name="ro1">
          <table:table-cell office:value-type="float" office:value="3.2371182" calcext:value-type="float">
            <text:p>3.2371182</text:p>
          </table:table-cell>
          <table:table-cell table:formula="of:=[.A4300]*0.3048" office:value-type="float" office:value="0.98667362736" calcext:value-type="float">
            <text:p>0.98667362736</text:p>
          </table:table-cell>
        </table:table-row>
        <table:table-row table:style-name="ro1">
          <table:table-cell office:value-type="float" office:value="3.2830389" calcext:value-type="float">
            <text:p>3.2830389</text:p>
          </table:table-cell>
          <table:table-cell table:formula="of:=[.A4301]*0.3048" office:value-type="float" office:value="1.00067025672" calcext:value-type="float">
            <text:p>1.00067025672</text:p>
          </table:table-cell>
        </table:table-row>
        <table:table-row table:style-name="ro1">
          <table:table-cell office:value-type="float" office:value="3.3289962" calcext:value-type="float">
            <text:p>3.3289962</text:p>
          </table:table-cell>
          <table:table-cell table:formula="of:=[.A4302]*0.3048" office:value-type="float" office:value="1.01467804176" calcext:value-type="float">
            <text:p>1.01467804176</text:p>
          </table:table-cell>
        </table:table-row>
        <table:table-row table:style-name="ro1">
          <table:table-cell office:value-type="float" office:value="3.3749706" calcext:value-type="float">
            <text:p>3.3749706</text:p>
          </table:table-cell>
          <table:table-cell table:formula="of:=[.A4303]*0.3048" office:value-type="float" office:value="1.02869103888" calcext:value-type="float">
            <text:p>1.02869103888</text:p>
          </table:table-cell>
        </table:table-row>
        <table:table-row table:style-name="ro1">
          <table:table-cell office:value-type="float" office:value="3.4209514" calcext:value-type="float">
            <text:p>3.4209514</text:p>
          </table:table-cell>
          <table:table-cell table:formula="of:=[.A4304]*0.3048" office:value-type="float" office:value="1.04270598672" calcext:value-type="float">
            <text:p>1.04270598672</text:p>
          </table:table-cell>
        </table:table-row>
        <table:table-row table:style-name="ro1">
          <table:table-cell office:value-type="float" office:value="3.4669243" calcext:value-type="float">
            <text:p>3.4669243</text:p>
          </table:table-cell>
          <table:table-cell table:formula="of:=[.A4305]*0.3048" office:value-type="float" office:value="1.05671852664" calcext:value-type="float">
            <text:p>1.05671852664</text:p>
          </table:table-cell>
        </table:table-row>
        <table:table-row table:style-name="ro1">
          <table:table-cell office:value-type="float" office:value="3.5128806" calcext:value-type="float">
            <text:p>3.5128806</text:p>
          </table:table-cell>
          <table:table-cell table:formula="of:=[.A4306]*0.3048" office:value-type="float" office:value="1.07072600688" calcext:value-type="float">
            <text:p>1.07072600688</text:p>
          </table:table-cell>
        </table:table-row>
        <table:table-row table:style-name="ro1">
          <table:table-cell office:value-type="float" office:value="3.5588095" calcext:value-type="float">
            <text:p>3.5588095</text:p>
          </table:table-cell>
          <table:table-cell table:formula="of:=[.A4307]*0.3048" office:value-type="float" office:value="1.0847251356" calcext:value-type="float">
            <text:p>1.0847251356</text:p>
          </table:table-cell>
        </table:table-row>
        <table:table-row table:style-name="ro1">
          <table:table-cell office:value-type="float" office:value="3.6047044" calcext:value-type="float">
            <text:p>3.6047044</text:p>
          </table:table-cell>
          <table:table-cell table:formula="of:=[.A4308]*0.3048" office:value-type="float" office:value="1.09871390112" calcext:value-type="float">
            <text:p>1.09871390112</text:p>
          </table:table-cell>
        </table:table-row>
        <table:table-row table:style-name="ro1">
          <table:table-cell office:value-type="float" office:value="3.6505568" calcext:value-type="float">
            <text:p>3.6505568</text:p>
          </table:table-cell>
          <table:table-cell table:formula="of:=[.A4309]*0.3048" office:value-type="float" office:value="1.11268971264" calcext:value-type="float">
            <text:p>1.11268971264</text:p>
          </table:table-cell>
        </table:table-row>
        <table:table-row table:style-name="ro1">
          <table:table-cell office:value-type="float" office:value="3.6963615" calcext:value-type="float">
            <text:p>3.6963615</text:p>
          </table:table-cell>
          <table:table-cell table:formula="of:=[.A4310]*0.3048" office:value-type="float" office:value="1.1266509852" calcext:value-type="float">
            <text:p>1.1266509852</text:p>
          </table:table-cell>
        </table:table-row>
        <table:table-row table:style-name="ro1">
          <table:table-cell office:value-type="float" office:value="3.7421138" calcext:value-type="float">
            <text:p>3.7421138</text:p>
          </table:table-cell>
          <table:table-cell table:formula="of:=[.A4311]*0.3048" office:value-type="float" office:value="1.14059628624" calcext:value-type="float">
            <text:p>1.14059628624</text:p>
          </table:table-cell>
        </table:table-row>
        <table:table-row table:style-name="ro1">
          <table:table-cell office:value-type="float" office:value="3.7878091" calcext:value-type="float">
            <text:p>3.7878091</text:p>
          </table:table-cell>
          <table:table-cell table:formula="of:=[.A4312]*0.3048" office:value-type="float" office:value="1.15452421368" calcext:value-type="float">
            <text:p>1.15452421368</text:p>
          </table:table-cell>
        </table:table-row>
        <table:table-row table:style-name="ro1">
          <table:table-cell office:value-type="float" office:value="3.8334429" calcext:value-type="float">
            <text:p>3.8334429</text:p>
          </table:table-cell>
          <table:table-cell table:formula="of:=[.A4313]*0.3048" office:value-type="float" office:value="1.16843339592" calcext:value-type="float">
            <text:p>1.16843339592</text:p>
          </table:table-cell>
        </table:table-row>
        <table:table-row table:style-name="ro1">
          <table:table-cell office:value-type="float" office:value="3.8790145" calcext:value-type="float">
            <text:p>3.8790145</text:p>
          </table:table-cell>
          <table:table-cell table:formula="of:=[.A4314]*0.3048" office:value-type="float" office:value="1.1823236196" calcext:value-type="float">
            <text:p>1.1823236196</text:p>
          </table:table-cell>
        </table:table-row>
        <table:table-row table:style-name="ro1">
          <table:table-cell office:value-type="float" office:value="3.9245198" calcext:value-type="float">
            <text:p>3.9245198</text:p>
          </table:table-cell>
          <table:table-cell table:formula="of:=[.A4315]*0.3048" office:value-type="float" office:value="1.19619363504" calcext:value-type="float">
            <text:p>1.19619363504</text:p>
          </table:table-cell>
        </table:table-row>
        <table:table-row table:style-name="ro1">
          <table:table-cell office:value-type="float" office:value="3.9699574" calcext:value-type="float">
            <text:p>3.9699574</text:p>
          </table:table-cell>
          <table:table-cell table:formula="of:=[.A4316]*0.3048" office:value-type="float" office:value="1.21004301552" calcext:value-type="float">
            <text:p>1.21004301552</text:p>
          </table:table-cell>
        </table:table-row>
        <table:table-row table:style-name="ro1">
          <table:table-cell office:value-type="float" office:value="4.0153227" calcext:value-type="float">
            <text:p>4.0153227</text:p>
          </table:table-cell>
          <table:table-cell table:formula="of:=[.A4317]*0.3048" office:value-type="float" office:value="1.22387035896" calcext:value-type="float">
            <text:p>1.22387035896</text:p>
          </table:table-cell>
        </table:table-row>
        <table:table-row table:style-name="ro1">
          <table:table-cell office:value-type="float" office:value="4.0606182" calcext:value-type="float">
            <text:p>4.0606182</text:p>
          </table:table-cell>
          <table:table-cell table:formula="of:=[.A4318]*0.3048" office:value-type="float" office:value="1.23767642736" calcext:value-type="float">
            <text:p>1.23767642736</text:p>
          </table:table-cell>
        </table:table-row>
        <table:table-row table:style-name="ro1">
          <table:table-cell office:value-type="float" office:value="4.1058393" calcext:value-type="float">
            <text:p>4.1058393</text:p>
          </table:table-cell>
          <table:table-cell table:formula="of:=[.A4319]*0.3048" office:value-type="float" office:value="1.25145981864" calcext:value-type="float">
            <text:p>1.25145981864</text:p>
          </table:table-cell>
        </table:table-row>
        <table:table-row table:style-name="ro1">
          <table:table-cell office:value-type="float" office:value="4.1509833" calcext:value-type="float">
            <text:p>4.1509833</text:p>
          </table:table-cell>
          <table:table-cell table:formula="of:=[.A4320]*0.3048" office:value-type="float" office:value="1.26521970984" calcext:value-type="float">
            <text:p>1.26521970984</text:p>
          </table:table-cell>
        </table:table-row>
        <table:table-row table:style-name="ro1">
          <table:table-cell office:value-type="float" office:value="4.1960471" calcext:value-type="float">
            <text:p>4.1960471</text:p>
          </table:table-cell>
          <table:table-cell table:formula="of:=[.A4321]*0.3048" office:value-type="float" office:value="1.27895515608" calcext:value-type="float">
            <text:p>1.27895515608</text:p>
          </table:table-cell>
        </table:table-row>
        <table:table-row table:style-name="ro1">
          <table:table-cell office:value-type="float" office:value="4.2410305" calcext:value-type="float">
            <text:p>4.2410305</text:p>
          </table:table-cell>
          <table:table-cell table:formula="of:=[.A4322]*0.3048" office:value-type="float" office:value="1.2926660964" calcext:value-type="float">
            <text:p>1.2926660964</text:p>
          </table:table-cell>
        </table:table-row>
        <table:table-row table:style-name="ro1">
          <table:table-cell office:value-type="float" office:value="4.2859287" calcext:value-type="float">
            <text:p>4.2859287</text:p>
          </table:table-cell>
          <table:table-cell table:formula="of:=[.A4323]*0.3048" office:value-type="float" office:value="1.30635106776" calcext:value-type="float">
            <text:p>1.30635106776</text:p>
          </table:table-cell>
        </table:table-row>
        <table:table-row table:style-name="ro1">
          <table:table-cell office:value-type="float" office:value="4.3307374" calcext:value-type="float">
            <text:p>4.3307374</text:p>
          </table:table-cell>
          <table:table-cell table:formula="of:=[.A4324]*0.3048" office:value-type="float" office:value="1.32000875952" calcext:value-type="float">
            <text:p>1.32000875952</text:p>
          </table:table-cell>
        </table:table-row>
        <table:table-row table:style-name="ro1">
          <table:table-cell office:value-type="float" office:value="4.3754528" calcext:value-type="float">
            <text:p>4.3754528</text:p>
          </table:table-cell>
          <table:table-cell table:formula="of:=[.A4325]*0.3048" office:value-type="float" office:value="1.33363801344" calcext:value-type="float">
            <text:p>1.33363801344</text:p>
          </table:table-cell>
        </table:table-row>
        <table:table-row table:style-name="ro1">
          <table:table-cell office:value-type="float" office:value="4.4200723" calcext:value-type="float">
            <text:p>4.4200723</text:p>
          </table:table-cell>
          <table:table-cell table:formula="of:=[.A4326]*0.3048" office:value-type="float" office:value="1.34723803704" calcext:value-type="float">
            <text:p>1.34723803704</text:p>
          </table:table-cell>
        </table:table-row>
        <table:table-row table:style-name="ro1">
          <table:table-cell office:value-type="float" office:value="4.464587" calcext:value-type="float">
            <text:p>4.464587</text:p>
          </table:table-cell>
          <table:table-cell table:formula="of:=[.A4327]*0.3048" office:value-type="float" office:value="1.3608061176" calcext:value-type="float">
            <text:p>1.3608061176</text:p>
          </table:table-cell>
        </table:table-row>
        <table:table-row table:style-name="ro1">
          <table:table-cell office:value-type="float" office:value="4.5089931" calcext:value-type="float">
            <text:p>4.5089931</text:p>
          </table:table-cell>
          <table:table-cell table:formula="of:=[.A4328]*0.3048" office:value-type="float" office:value="1.37434109688" calcext:value-type="float">
            <text:p>1.37434109688</text:p>
          </table:table-cell>
        </table:table-row>
        <table:table-row table:style-name="ro1">
          <table:table-cell office:value-type="float" office:value="4.5532811" calcext:value-type="float">
            <text:p>4.5532811</text:p>
          </table:table-cell>
          <table:table-cell table:formula="of:=[.A4329]*0.3048" office:value-type="float" office:value="1.38784007928" calcext:value-type="float">
            <text:p>1.38784007928</text:p>
          </table:table-cell>
        </table:table-row>
        <table:table-row table:style-name="ro1">
          <table:table-cell office:value-type="float" office:value="4.5974412" calcext:value-type="float">
            <text:p>4.5974412</text:p>
          </table:table-cell>
          <table:table-cell table:formula="of:=[.A4330]*0.3048" office:value-type="float" office:value="1.40130007776" calcext:value-type="float">
            <text:p>1.40130007776</text:p>
          </table:table-cell>
        </table:table-row>
        <table:table-row table:style-name="ro1">
          <table:table-cell office:value-type="float" office:value="4.6414649" calcext:value-type="float">
            <text:p>4.6414649</text:p>
          </table:table-cell>
          <table:table-cell table:formula="of:=[.A4331]*0.3048" office:value-type="float" office:value="1.41471850152" calcext:value-type="float">
            <text:p>1.41471850152</text:p>
          </table:table-cell>
        </table:table-row>
        <table:table-row table:style-name="ro1">
          <table:table-cell office:value-type="float" office:value="4.6853435" calcext:value-type="float">
            <text:p>4.6853435</text:p>
          </table:table-cell>
          <table:table-cell table:formula="of:=[.A4332]*0.3048" office:value-type="float" office:value="1.4280926988" calcext:value-type="float">
            <text:p>1.4280926988</text:p>
          </table:table-cell>
        </table:table-row>
        <table:table-row table:style-name="ro1">
          <table:table-cell office:value-type="float" office:value="4.7290611" calcext:value-type="float">
            <text:p>4.7290611</text:p>
          </table:table-cell>
          <table:table-cell table:formula="of:=[.A4333]*0.3048" office:value-type="float" office:value="1.44141782328" calcext:value-type="float">
            <text:p>1.44141782328</text:p>
          </table:table-cell>
        </table:table-row>
        <table:table-row table:style-name="ro1">
          <table:table-cell office:value-type="float" office:value="4.772613" calcext:value-type="float">
            <text:p>4.772613</text:p>
          </table:table-cell>
          <table:table-cell table:formula="of:=[.A4334]*0.3048" office:value-type="float" office:value="1.4546924424" calcext:value-type="float">
            <text:p>1.4546924424</text:p>
          </table:table-cell>
        </table:table-row>
        <table:table-row table:style-name="ro1">
          <table:table-cell office:value-type="float" office:value="4.8159809" calcext:value-type="float">
            <text:p>4.8159809</text:p>
          </table:table-cell>
          <table:table-cell table:formula="of:=[.A4335]*0.3048" office:value-type="float" office:value="1.46791097832" calcext:value-type="float">
            <text:p>1.46791097832</text:p>
          </table:table-cell>
        </table:table-row>
        <table:table-row table:style-name="ro1">
          <table:table-cell office:value-type="float" office:value="4.8591557" calcext:value-type="float">
            <text:p>4.8591557</text:p>
          </table:table-cell>
          <table:table-cell table:formula="of:=[.A4336]*0.3048" office:value-type="float" office:value="1.48107065736" calcext:value-type="float">
            <text:p>1.48107065736</text:p>
          </table:table-cell>
        </table:table-row>
        <table:table-row table:style-name="ro1">
          <table:table-cell office:value-type="float" office:value="4.9021208" calcext:value-type="float">
            <text:p>4.9021208</text:p>
          </table:table-cell>
          <table:table-cell table:formula="of:=[.A4337]*0.3048" office:value-type="float" office:value="1.49416641984" calcext:value-type="float">
            <text:p>1.49416641984</text:p>
          </table:table-cell>
        </table:table-row>
        <table:table-row table:style-name="ro1">
          <table:table-cell office:value-type="float" office:value="4.9448614" calcext:value-type="float">
            <text:p>4.9448614</text:p>
          </table:table-cell>
          <table:table-cell table:formula="of:=[.A4338]*0.3048" office:value-type="float" office:value="1.50719375472" calcext:value-type="float">
            <text:p>1.50719375472</text:p>
          </table:table-cell>
        </table:table-row>
        <table:table-row table:style-name="ro1">
          <table:table-cell office:value-type="float" office:value="4.9873602" calcext:value-type="float">
            <text:p>4.9873602</text:p>
          </table:table-cell>
          <table:table-cell table:formula="of:=[.A4339]*0.3048" office:value-type="float" office:value="1.52014738896" calcext:value-type="float">
            <text:p>1.52014738896</text:p>
          </table:table-cell>
        </table:table-row>
        <table:table-row table:style-name="ro1">
          <table:table-cell office:value-type="float" office:value="5.0296035" calcext:value-type="float">
            <text:p>5.0296035</text:p>
          </table:table-cell>
          <table:table-cell table:formula="of:=[.A4340]*0.3048" office:value-type="float" office:value="1.5330231468" calcext:value-type="float">
            <text:p>1.5330231468</text:p>
          </table:table-cell>
        </table:table-row>
        <table:table-row table:style-name="ro1">
          <table:table-cell office:value-type="float" office:value="5.071568" calcext:value-type="float">
            <text:p>5.071568</text:p>
          </table:table-cell>
          <table:table-cell table:formula="of:=[.A4341]*0.3048" office:value-type="float" office:value="1.5458139264" calcext:value-type="float">
            <text:p>1.5458139264</text:p>
          </table:table-cell>
        </table:table-row>
        <table:table-row table:style-name="ro1">
          <table:table-cell office:value-type="float" office:value="5.1132381" calcext:value-type="float">
            <text:p>5.1132381</text:p>
          </table:table-cell>
          <table:table-cell table:formula="of:=[.A4342]*0.3048" office:value-type="float" office:value="1.55851497288" calcext:value-type="float">
            <text:p>1.55851497288</text:p>
          </table:table-cell>
        </table:table-row>
        <table:table-row table:style-name="ro1">
          <table:table-cell office:value-type="float" office:value="5.1545918" calcext:value-type="float">
            <text:p>5.1545918</text:p>
          </table:table-cell>
          <table:table-cell table:formula="of:=[.A4343]*0.3048" office:value-type="float" office:value="1.57111958064" calcext:value-type="float">
            <text:p>1.57111958064</text:p>
          </table:table-cell>
        </table:table-row>
        <table:table-row table:style-name="ro1">
          <table:table-cell office:value-type="float" office:value="5.1956077" calcext:value-type="float">
            <text:p>5.1956077</text:p>
          </table:table-cell>
          <table:table-cell table:formula="of:=[.A4344]*0.3048" office:value-type="float" office:value="1.58362122696" calcext:value-type="float">
            <text:p>1.58362122696</text:p>
          </table:table-cell>
        </table:table-row>
        <table:table-row table:style-name="ro1">
          <table:table-cell office:value-type="float" office:value="5.2362645" calcext:value-type="float">
            <text:p>5.2362645</text:p>
          </table:table-cell>
          <table:table-cell table:formula="of:=[.A4345]*0.3048" office:value-type="float" office:value="1.5960134196" calcext:value-type="float">
            <text:p>1.5960134196</text:p>
          </table:table-cell>
        </table:table-row>
        <table:table-row table:style-name="ro1">
          <table:table-cell office:value-type="float" office:value="5.2765431" calcext:value-type="float">
            <text:p>5.2765431</text:p>
          </table:table-cell>
          <table:table-cell table:formula="of:=[.A4346]*0.3048" office:value-type="float" office:value="1.60829033688" calcext:value-type="float">
            <text:p>1.60829033688</text:p>
          </table:table-cell>
        </table:table-row>
        <table:table-row table:style-name="ro1">
          <table:table-cell office:value-type="float" office:value="5.3164155" calcext:value-type="float">
            <text:p>5.3164155</text:p>
          </table:table-cell>
          <table:table-cell table:formula="of:=[.A4347]*0.3048" office:value-type="float" office:value="1.6204434444" calcext:value-type="float">
            <text:p>1.6204434444</text:p>
          </table:table-cell>
        </table:table-row>
        <table:table-row table:style-name="ro1">
          <table:table-cell office:value-type="float" office:value="5.3558633" calcext:value-type="float">
            <text:p>5.3558633</text:p>
          </table:table-cell>
          <table:table-cell table:formula="of:=[.A4348]*0.3048" office:value-type="float" office:value="1.63246713384" calcext:value-type="float">
            <text:p>1.63246713384</text:p>
          </table:table-cell>
        </table:table-row>
        <table:table-row table:style-name="ro1">
          <table:table-cell office:value-type="float" office:value="5.3948603" calcext:value-type="float">
            <text:p>5.3948603</text:p>
          </table:table-cell>
          <table:table-cell table:formula="of:=[.A4349]*0.3048" office:value-type="float" office:value="1.64435341944" calcext:value-type="float">
            <text:p>1.64435341944</text:p>
          </table:table-cell>
        </table:table-row>
        <table:table-row table:style-name="ro1">
          <table:table-cell office:value-type="float" office:value="5.4333827" calcext:value-type="float">
            <text:p>5.4333827</text:p>
          </table:table-cell>
          <table:table-cell table:formula="of:=[.A4350]*0.3048" office:value-type="float" office:value="1.65609504696" calcext:value-type="float">
            <text:p>1.65609504696</text:p>
          </table:table-cell>
        </table:table-row>
        <table:table-row table:style-name="ro1">
          <table:table-cell office:value-type="float" office:value="5.4714065" calcext:value-type="float">
            <text:p>5.4714065</text:p>
          </table:table-cell>
          <table:table-cell table:formula="of:=[.A4351]*0.3048" office:value-type="float" office:value="1.6676847012" calcext:value-type="float">
            <text:p>1.6676847012</text:p>
          </table:table-cell>
        </table:table-row>
        <table:table-row table:style-name="ro1">
          <table:table-cell office:value-type="float" office:value="5.5089097" calcext:value-type="float">
            <text:p>5.5089097</text:p>
          </table:table-cell>
          <table:table-cell table:formula="of:=[.A4352]*0.3048" office:value-type="float" office:value="1.67911567656" calcext:value-type="float">
            <text:p>1.67911567656</text:p>
          </table:table-cell>
        </table:table-row>
        <table:table-row table:style-name="ro1">
          <table:table-cell office:value-type="float" office:value="5.5458694" calcext:value-type="float">
            <text:p>5.5458694</text:p>
          </table:table-cell>
          <table:table-cell table:formula="of:=[.A4353]*0.3048" office:value-type="float" office:value="1.69038099312" calcext:value-type="float">
            <text:p>1.69038099312</text:p>
          </table:table-cell>
        </table:table-row>
        <table:table-row table:style-name="ro1">
          <table:table-cell office:value-type="float" office:value="5.5822597" calcext:value-type="float">
            <text:p>5.5822597</text:p>
          </table:table-cell>
          <table:table-cell table:formula="of:=[.A4354]*0.3048" office:value-type="float" office:value="1.70147275656" calcext:value-type="float">
            <text:p>1.70147275656</text:p>
          </table:table-cell>
        </table:table-row>
        <table:table-row table:style-name="ro1">
          <table:table-cell office:value-type="float" office:value="5.6180596" calcext:value-type="float">
            <text:p>5.6180596</text:p>
          </table:table-cell>
          <table:table-cell table:formula="of:=[.A4355]*0.3048" office:value-type="float" office:value="1.71238456608" calcext:value-type="float">
            <text:p>1.71238456608</text:p>
          </table:table-cell>
        </table:table-row>
        <table:table-row table:style-name="ro1">
          <table:table-cell office:value-type="float" office:value="5.653245" calcext:value-type="float">
            <text:p>5.653245</text:p>
          </table:table-cell>
          <table:table-cell table:formula="of:=[.A4356]*0.3048" office:value-type="float" office:value="1.723109076" calcext:value-type="float">
            <text:p>1.723109076</text:p>
          </table:table-cell>
        </table:table-row>
        <table:table-row table:style-name="ro1">
          <table:table-cell office:value-type="float" office:value="5.6877937" calcext:value-type="float">
            <text:p>5.6877937</text:p>
          </table:table-cell>
          <table:table-cell table:formula="of:=[.A4357]*0.3048" office:value-type="float" office:value="1.73363951976" calcext:value-type="float">
            <text:p>1.73363951976</text:p>
          </table:table-cell>
        </table:table-row>
        <table:table-row table:style-name="ro1">
          <table:table-cell office:value-type="float" office:value="5.7216859" calcext:value-type="float">
            <text:p>5.7216859</text:p>
          </table:table-cell>
          <table:table-cell table:formula="of:=[.A4358]*0.3048" office:value-type="float" office:value="1.74396986232" calcext:value-type="float">
            <text:p>1.74396986232</text:p>
          </table:table-cell>
        </table:table-row>
        <table:table-row table:style-name="ro1">
          <table:table-cell office:value-type="float" office:value="5.7548985" calcext:value-type="float">
            <text:p>5.7548985</text:p>
          </table:table-cell>
          <table:table-cell table:formula="of:=[.A4359]*0.3048" office:value-type="float" office:value="1.7540930628" calcext:value-type="float">
            <text:p>1.7540930628</text:p>
          </table:table-cell>
        </table:table-row>
        <table:table-row table:style-name="ro1">
          <table:table-cell office:value-type="float" office:value="5.7874136" calcext:value-type="float">
            <text:p>5.7874136</text:p>
          </table:table-cell>
          <table:table-cell table:formula="of:=[.A4360]*0.3048" office:value-type="float" office:value="1.76400366528" calcext:value-type="float">
            <text:p>1.76400366528</text:p>
          </table:table-cell>
        </table:table-row>
        <table:table-row table:style-name="ro1">
          <table:table-cell office:value-type="float" office:value="5.819212" calcext:value-type="float">
            <text:p>5.819212</text:p>
          </table:table-cell>
          <table:table-cell table:formula="of:=[.A4361]*0.3048" office:value-type="float" office:value="1.7736958176" calcext:value-type="float">
            <text:p>1.7736958176</text:p>
          </table:table-cell>
        </table:table-row>
        <table:table-row table:style-name="ro1">
          <table:table-cell office:value-type="float" office:value="5.8502769" calcext:value-type="float">
            <text:p>5.8502769</text:p>
          </table:table-cell>
          <table:table-cell table:formula="of:=[.A4362]*0.3048" office:value-type="float" office:value="1.78316439912" calcext:value-type="float">
            <text:p>1.78316439912</text:p>
          </table:table-cell>
        </table:table-row>
        <table:table-row table:style-name="ro1">
          <table:table-cell office:value-type="float" office:value="5.8805881" calcext:value-type="float">
            <text:p>5.8805881</text:p>
          </table:table-cell>
          <table:table-cell table:formula="of:=[.A4363]*0.3048" office:value-type="float" office:value="1.79240325288" calcext:value-type="float">
            <text:p>1.79240325288</text:p>
          </table:table-cell>
        </table:table-row>
        <table:table-row table:style-name="ro1">
          <table:table-cell office:value-type="float" office:value="5.9101348" calcext:value-type="float">
            <text:p>5.9101348</text:p>
          </table:table-cell>
          <table:table-cell table:formula="of:=[.A4364]*0.3048" office:value-type="float" office:value="1.80140908704" calcext:value-type="float">
            <text:p>1.80140908704</text:p>
          </table:table-cell>
        </table:table-row>
        <table:table-row table:style-name="ro1">
          <table:table-cell office:value-type="float" office:value="5.938899" calcext:value-type="float">
            <text:p>5.938899</text:p>
          </table:table-cell>
          <table:table-cell table:formula="of:=[.A4365]*0.3048" office:value-type="float" office:value="1.8101764152" calcext:value-type="float">
            <text:p>1.8101764152</text:p>
          </table:table-cell>
        </table:table-row>
        <table:table-row table:style-name="ro1">
          <table:table-cell office:value-type="float" office:value="5.9668684" calcext:value-type="float">
            <text:p>5.9668684</text:p>
          </table:table-cell>
          <table:table-cell table:formula="of:=[.A4366]*0.3048" office:value-type="float" office:value="1.81870148832" calcext:value-type="float">
            <text:p>1.81870148832</text:p>
          </table:table-cell>
        </table:table-row>
        <table:table-row table:style-name="ro1">
          <table:table-cell office:value-type="float" office:value="5.9940314" calcext:value-type="float">
            <text:p>5.9940314</text:p>
          </table:table-cell>
          <table:table-cell table:formula="of:=[.A4367]*0.3048" office:value-type="float" office:value="1.82698077072" calcext:value-type="float">
            <text:p>1.82698077072</text:p>
          </table:table-cell>
        </table:table-row>
        <table:table-row table:style-name="ro1">
          <table:table-cell office:value-type="float" office:value="6.0203753" calcext:value-type="float">
            <text:p>6.0203753</text:p>
          </table:table-cell>
          <table:table-cell table:formula="of:=[.A4368]*0.3048" office:value-type="float" office:value="1.83501039144" calcext:value-type="float">
            <text:p>1.83501039144</text:p>
          </table:table-cell>
        </table:table-row>
        <table:table-row table:style-name="ro1">
          <table:table-cell office:value-type="float" office:value="6.0458918" calcext:value-type="float">
            <text:p>6.0458918</text:p>
          </table:table-cell>
          <table:table-cell table:formula="of:=[.A4369]*0.3048" office:value-type="float" office:value="1.84278782064" calcext:value-type="float">
            <text:p>1.84278782064</text:p>
          </table:table-cell>
        </table:table-row>
        <table:table-row table:style-name="ro1">
          <table:table-cell office:value-type="float" office:value="6.0705714" calcext:value-type="float">
            <text:p>6.0705714</text:p>
          </table:table-cell>
          <table:table-cell table:formula="of:=[.A4370]*0.3048" office:value-type="float" office:value="1.85031016272" calcext:value-type="float">
            <text:p>1.85031016272</text:p>
          </table:table-cell>
        </table:table-row>
        <table:table-row table:style-name="ro1">
          <table:table-cell office:value-type="float" office:value="6.094409" calcext:value-type="float">
            <text:p>6.094409</text:p>
          </table:table-cell>
          <table:table-cell table:formula="of:=[.A4371]*0.3048" office:value-type="float" office:value="1.8575758632" calcext:value-type="float">
            <text:p>1.8575758632</text:p>
          </table:table-cell>
        </table:table-row>
        <table:table-row table:style-name="ro1">
          <table:table-cell office:value-type="float" office:value="6.1173973" calcext:value-type="float">
            <text:p>6.1173973</text:p>
          </table:table-cell>
          <table:table-cell table:formula="of:=[.A4372]*0.3048" office:value-type="float" office:value="1.86458269704" calcext:value-type="float">
            <text:p>1.86458269704</text:p>
          </table:table-cell>
        </table:table-row>
        <table:table-row table:style-name="ro1">
          <table:table-cell office:value-type="float" office:value="6.1395321" calcext:value-type="float">
            <text:p>6.1395321</text:p>
          </table:table-cell>
          <table:table-cell table:formula="of:=[.A4373]*0.3048" office:value-type="float" office:value="1.87132938408" calcext:value-type="float">
            <text:p>1.87132938408</text:p>
          </table:table-cell>
        </table:table-row>
        <table:table-row table:style-name="ro1">
          <table:table-cell office:value-type="float" office:value="6.1608119" calcext:value-type="float">
            <text:p>6.1608119</text:p>
          </table:table-cell>
          <table:table-cell table:formula="of:=[.A4374]*0.3048" office:value-type="float" office:value="1.87781546712" calcext:value-type="float">
            <text:p>1.87781546712</text:p>
          </table:table-cell>
        </table:table-row>
        <table:table-row table:style-name="ro1">
          <table:table-cell office:value-type="float" office:value="6.1812344" calcext:value-type="float">
            <text:p>6.1812344</text:p>
          </table:table-cell>
          <table:table-cell table:formula="of:=[.A4375]*0.3048" office:value-type="float" office:value="1.88404024512" calcext:value-type="float">
            <text:p>1.88404024512</text:p>
          </table:table-cell>
        </table:table-row>
        <table:table-row table:style-name="ro1">
          <table:table-cell office:value-type="float" office:value="6.2007976" calcext:value-type="float">
            <text:p>6.2007976</text:p>
          </table:table-cell>
          <table:table-cell table:formula="of:=[.A4376]*0.3048" office:value-type="float" office:value="1.89000310848" calcext:value-type="float">
            <text:p>1.89000310848</text:p>
          </table:table-cell>
        </table:table-row>
        <table:table-row table:style-name="ro1">
          <table:table-cell office:value-type="float" office:value="6.2195029" calcext:value-type="float">
            <text:p>6.2195029</text:p>
          </table:table-cell>
          <table:table-cell table:formula="of:=[.A4377]*0.3048" office:value-type="float" office:value="1.89570448392" calcext:value-type="float">
            <text:p>1.89570448392</text:p>
          </table:table-cell>
        </table:table-row>
        <table:table-row table:style-name="ro1">
          <table:table-cell office:value-type="float" office:value="6.2373514" calcext:value-type="float">
            <text:p>6.2373514</text:p>
          </table:table-cell>
          <table:table-cell table:formula="of:=[.A4378]*0.3048" office:value-type="float" office:value="1.90114470672" calcext:value-type="float">
            <text:p>1.90114470672</text:p>
          </table:table-cell>
        </table:table-row>
        <table:table-row table:style-name="ro1">
          <table:table-cell office:value-type="float" office:value="6.2543445" calcext:value-type="float">
            <text:p>6.2543445</text:p>
          </table:table-cell>
          <table:table-cell table:formula="of:=[.A4379]*0.3048" office:value-type="float" office:value="1.9063242036" calcext:value-type="float">
            <text:p>1.9063242036</text:p>
          </table:table-cell>
        </table:table-row>
        <table:table-row table:style-name="ro1">
          <table:table-cell office:value-type="float" office:value="6.2704859" calcext:value-type="float">
            <text:p>6.2704859</text:p>
          </table:table-cell>
          <table:table-cell table:formula="of:=[.A4380]*0.3048" office:value-type="float" office:value="1.91124410232" calcext:value-type="float">
            <text:p>1.91124410232</text:p>
          </table:table-cell>
        </table:table-row>
        <table:table-row table:style-name="ro1">
          <table:table-cell office:value-type="float" office:value="6.285779" calcext:value-type="float">
            <text:p>6.285779</text:p>
          </table:table-cell>
          <table:table-cell table:formula="of:=[.A4381]*0.3048" office:value-type="float" office:value="1.9159054392" calcext:value-type="float">
            <text:p>1.9159054392</text:p>
          </table:table-cell>
        </table:table-row>
        <table:table-row table:style-name="ro1">
          <table:table-cell office:value-type="float" office:value="6.3002267" calcext:value-type="float">
            <text:p>6.3002267</text:p>
          </table:table-cell>
          <table:table-cell table:formula="of:=[.A4382]*0.3048" office:value-type="float" office:value="1.92030909816" calcext:value-type="float">
            <text:p>1.92030909816</text:p>
          </table:table-cell>
        </table:table-row>
        <table:table-row table:style-name="ro1">
          <table:table-cell office:value-type="float" office:value="6.3138371" calcext:value-type="float">
            <text:p>6.3138371</text:p>
          </table:table-cell>
          <table:table-cell table:formula="of:=[.A4383]*0.3048" office:value-type="float" office:value="1.92445754808" calcext:value-type="float">
            <text:p>1.92445754808</text:p>
          </table:table-cell>
        </table:table-row>
        <table:table-row table:style-name="ro1">
          <table:table-cell office:value-type="float" office:value="6.3266149" calcext:value-type="float">
            <text:p>6.3266149</text:p>
          </table:table-cell>
          <table:table-cell table:formula="of:=[.A4384]*0.3048" office:value-type="float" office:value="1.92835222152" calcext:value-type="float">
            <text:p>1.92835222152</text:p>
          </table:table-cell>
        </table:table-row>
        <table:table-row table:style-name="ro1">
          <table:table-cell office:value-type="float" office:value="6.3385658" calcext:value-type="float">
            <text:p>6.3385658</text:p>
          </table:table-cell>
          <table:table-cell table:formula="of:=[.A4385]*0.3048" office:value-type="float" office:value="1.93199485584" calcext:value-type="float">
            <text:p>1.93199485584</text:p>
          </table:table-cell>
        </table:table-row>
        <table:table-row table:style-name="ro1">
          <table:table-cell office:value-type="float" office:value="6.3496985" calcext:value-type="float">
            <text:p>6.3496985</text:p>
          </table:table-cell>
          <table:table-cell table:formula="of:=[.A4386]*0.3048" office:value-type="float" office:value="1.9353881028" calcext:value-type="float">
            <text:p>1.9353881028</text:p>
          </table:table-cell>
        </table:table-row>
        <table:table-row table:style-name="ro1">
          <table:table-cell office:value-type="float" office:value="6.3600211" calcext:value-type="float">
            <text:p>6.3600211</text:p>
          </table:table-cell>
          <table:table-cell table:formula="of:=[.A4387]*0.3048" office:value-type="float" office:value="1.93853443128" calcext:value-type="float">
            <text:p>1.93853443128</text:p>
          </table:table-cell>
        </table:table-row>
        <table:table-row table:style-name="ro1">
          <table:table-cell office:value-type="float" office:value="6.3695407" calcext:value-type="float">
            <text:p>6.3695407</text:p>
          </table:table-cell>
          <table:table-cell table:formula="of:=[.A4388]*0.3048" office:value-type="float" office:value="1.94143600536" calcext:value-type="float">
            <text:p>1.94143600536</text:p>
          </table:table-cell>
        </table:table-row>
        <table:table-row table:style-name="ro1">
          <table:table-cell office:value-type="float" office:value="6.3782701" calcext:value-type="float">
            <text:p>6.3782701</text:p>
          </table:table-cell>
          <table:table-cell table:formula="of:=[.A4389]*0.3048" office:value-type="float" office:value="1.94409672648" calcext:value-type="float">
            <text:p>1.94409672648</text:p>
          </table:table-cell>
        </table:table-row>
        <table:table-row table:style-name="ro1">
          <table:table-cell office:value-type="float" office:value="6.3862152" calcext:value-type="float">
            <text:p>6.3862152</text:p>
          </table:table-cell>
          <table:table-cell table:formula="of:=[.A4390]*0.3048" office:value-type="float" office:value="1.94651839296" calcext:value-type="float">
            <text:p>1.94651839296</text:p>
          </table:table-cell>
        </table:table-row>
        <table:table-row table:style-name="ro1">
          <table:table-cell office:value-type="float" office:value="6.3933868" calcext:value-type="float">
            <text:p>6.3933868</text:p>
          </table:table-cell>
          <table:table-cell table:formula="of:=[.A4391]*0.3048" office:value-type="float" office:value="1.94870429664" calcext:value-type="float">
            <text:p>1.94870429664</text:p>
          </table:table-cell>
        </table:table-row>
        <table:table-row table:style-name="ro1">
          <table:table-cell office:value-type="float" office:value="6.399796" calcext:value-type="float">
            <text:p>6.399796</text:p>
          </table:table-cell>
          <table:table-cell table:formula="of:=[.A4392]*0.3048" office:value-type="float" office:value="1.9506578208" calcext:value-type="float">
            <text:p>1.9506578208</text:p>
          </table:table-cell>
        </table:table-row>
        <table:table-row table:style-name="ro1">
          <table:table-cell office:value-type="float" office:value="6.4054513" calcext:value-type="float">
            <text:p>6.4054513</text:p>
          </table:table-cell>
          <table:table-cell table:formula="of:=[.A4393]*0.3048" office:value-type="float" office:value="1.95238155624" calcext:value-type="float">
            <text:p>1.95238155624</text:p>
          </table:table-cell>
        </table:table-row>
        <table:table-row table:style-name="ro1">
          <table:table-cell office:value-type="float" office:value="6.4103637" calcext:value-type="float">
            <text:p>6.4103637</text:p>
          </table:table-cell>
          <table:table-cell table:formula="of:=[.A4394]*0.3048" office:value-type="float" office:value="1.95387885576" calcext:value-type="float">
            <text:p>1.95387885576</text:p>
          </table:table-cell>
        </table:table-row>
        <table:table-row table:style-name="ro1">
          <table:table-cell office:value-type="float" office:value="6.414547" calcext:value-type="float">
            <text:p>6.414547</text:p>
          </table:table-cell>
          <table:table-cell table:formula="of:=[.A4395]*0.3048" office:value-type="float" office:value="1.9551539256" calcext:value-type="float">
            <text:p>1.9551539256</text:p>
          </table:table-cell>
        </table:table-row>
        <table:table-row table:style-name="ro1">
          <table:table-cell office:value-type="float" office:value="6.4180088" calcext:value-type="float">
            <text:p>6.4180088</text:p>
          </table:table-cell>
          <table:table-cell table:formula="of:=[.A4396]*0.3048" office:value-type="float" office:value="1.95620908224" calcext:value-type="float">
            <text:p>1.95620908224</text:p>
          </table:table-cell>
        </table:table-row>
        <table:table-row table:style-name="ro1">
          <table:table-cell office:value-type="float" office:value="6.4207625" calcext:value-type="float">
            <text:p>6.4207625</text:p>
          </table:table-cell>
          <table:table-cell table:formula="of:=[.A4397]*0.3048" office:value-type="float" office:value="1.95704841" calcext:value-type="float">
            <text:p>1.95704841</text:p>
          </table:table-cell>
        </table:table-row>
        <table:table-row table:style-name="ro1">
          <table:table-cell office:value-type="float" office:value="6.4228196" calcext:value-type="float">
            <text:p>6.4228196</text:p>
          </table:table-cell>
          <table:table-cell table:formula="of:=[.A4398]*0.3048" office:value-type="float" office:value="1.95767541408" calcext:value-type="float">
            <text:p>1.95767541408</text:p>
          </table:table-cell>
        </table:table-row>
        <table:table-row table:style-name="ro1">
          <table:table-cell office:value-type="float" office:value="6.4241891" calcext:value-type="float">
            <text:p>6.4241891</text:p>
          </table:table-cell>
          <table:table-cell table:formula="of:=[.A4399]*0.3048" office:value-type="float" office:value="1.95809283768" calcext:value-type="float">
            <text:p>1.95809283768</text:p>
          </table:table-cell>
        </table:table-row>
        <table:table-row table:style-name="ro1">
          <table:table-cell office:value-type="float" office:value="6.4248834" calcext:value-type="float">
            <text:p>6.4248834</text:p>
          </table:table-cell>
          <table:table-cell table:formula="of:=[.A4400]*0.3048" office:value-type="float" office:value="1.95830446032" calcext:value-type="float">
            <text:p>1.95830446032</text:p>
          </table:table-cell>
        </table:table-row>
        <table:table-row table:style-name="ro1">
          <table:table-cell office:value-type="float" office:value="6.4249153" calcext:value-type="float">
            <text:p>6.4249153</text:p>
          </table:table-cell>
          <table:table-cell table:formula="of:=[.A4401]*0.3048" office:value-type="float" office:value="1.95831418344" calcext:value-type="float">
            <text:p>1.95831418344</text:p>
          </table:table-cell>
        </table:table-row>
        <table:table-row table:style-name="ro1">
          <table:table-cell office:value-type="float" office:value="6.4242926" calcext:value-type="float">
            <text:p>6.4242926</text:p>
          </table:table-cell>
          <table:table-cell table:formula="of:=[.A4402]*0.3048" office:value-type="float" office:value="1.95812438448" calcext:value-type="float">
            <text:p>1.95812438448</text:p>
          </table:table-cell>
        </table:table-row>
        <table:table-row table:style-name="ro1">
          <table:table-cell office:value-type="float" office:value="6.4230285" calcext:value-type="float">
            <text:p>6.4230285</text:p>
          </table:table-cell>
          <table:table-cell table:formula="of:=[.A4403]*0.3048" office:value-type="float" office:value="1.9577390868" calcext:value-type="float">
            <text:p>1.9577390868</text:p>
          </table:table-cell>
        </table:table-row>
        <table:table-row table:style-name="ro1">
          <table:table-cell office:value-type="float" office:value="6.4211335" calcext:value-type="float">
            <text:p>6.4211335</text:p>
          </table:table-cell>
          <table:table-cell table:formula="of:=[.A4404]*0.3048" office:value-type="float" office:value="1.9571614908" calcext:value-type="float">
            <text:p>1.9571614908</text:p>
          </table:table-cell>
        </table:table-row>
        <table:table-row table:style-name="ro1">
          <table:table-cell office:value-type="float" office:value="6.4186168" calcext:value-type="float">
            <text:p>6.4186168</text:p>
          </table:table-cell>
          <table:table-cell table:formula="of:=[.A4405]*0.3048" office:value-type="float" office:value="1.95639440064" calcext:value-type="float">
            <text:p>1.95639440064</text:p>
          </table:table-cell>
        </table:table-row>
        <table:table-row table:style-name="ro1">
          <table:table-cell office:value-type="float" office:value="6.4154887" calcext:value-type="float">
            <text:p>6.4154887</text:p>
          </table:table-cell>
          <table:table-cell table:formula="of:=[.A4406]*0.3048" office:value-type="float" office:value="1.95544095576" calcext:value-type="float">
            <text:p>1.95544095576</text:p>
          </table:table-cell>
        </table:table-row>
        <table:table-row table:style-name="ro1">
          <table:table-cell office:value-type="float" office:value="6.4117594" calcext:value-type="float">
            <text:p>6.4117594</text:p>
          </table:table-cell>
          <table:table-cell table:formula="of:=[.A4407]*0.3048" office:value-type="float" office:value="1.95430426512" calcext:value-type="float">
            <text:p>1.95430426512</text:p>
          </table:table-cell>
        </table:table-row>
        <table:table-row table:style-name="ro1">
          <table:table-cell office:value-type="float" office:value="6.4074373" calcext:value-type="float">
            <text:p>6.4074373</text:p>
          </table:table-cell>
          <table:table-cell table:formula="of:=[.A4408]*0.3048" office:value-type="float" office:value="1.95298688904" calcext:value-type="float">
            <text:p>1.95298688904</text:p>
          </table:table-cell>
        </table:table-row>
        <table:table-row table:style-name="ro1">
          <table:table-cell office:value-type="float" office:value="6.4025311" calcext:value-type="float">
            <text:p>6.4025311</text:p>
          </table:table-cell>
          <table:table-cell table:formula="of:=[.A4409]*0.3048" office:value-type="float" office:value="1.95149147928" calcext:value-type="float">
            <text:p>1.95149147928</text:p>
          </table:table-cell>
        </table:table-row>
        <table:table-row table:style-name="ro1">
          <table:table-cell office:value-type="float" office:value="6.3970513" calcext:value-type="float">
            <text:p>6.3970513</text:p>
          </table:table-cell>
          <table:table-cell table:formula="of:=[.A4410]*0.3048" office:value-type="float" office:value="1.94982123624" calcext:value-type="float">
            <text:p>1.94982123624</text:p>
          </table:table-cell>
        </table:table-row>
        <table:table-row table:style-name="ro1">
          <table:table-cell office:value-type="float" office:value="6.3910031" calcext:value-type="float">
            <text:p>6.3910031</text:p>
          </table:table-cell>
          <table:table-cell table:formula="of:=[.A4411]*0.3048" office:value-type="float" office:value="1.94797774488" calcext:value-type="float">
            <text:p>1.94797774488</text:p>
          </table:table-cell>
        </table:table-row>
        <table:table-row table:style-name="ro1">
          <table:table-cell office:value-type="float" office:value="6.384397" calcext:value-type="float">
            <text:p>6.384397</text:p>
          </table:table-cell>
          <table:table-cell table:formula="of:=[.A4412]*0.3048" office:value-type="float" office:value="1.9459642056" calcext:value-type="float">
            <text:p>1.9459642056</text:p>
          </table:table-cell>
        </table:table-row>
        <table:table-row table:style-name="ro1">
          <table:table-cell office:value-type="float" office:value="6.3772411" calcext:value-type="float">
            <text:p>6.3772411</text:p>
          </table:table-cell>
          <table:table-cell table:formula="of:=[.A4413]*0.3048" office:value-type="float" office:value="1.94378308728" calcext:value-type="float">
            <text:p>1.94378308728</text:p>
          </table:table-cell>
        </table:table-row>
        <table:table-row table:style-name="ro1">
          <table:table-cell office:value-type="float" office:value="6.3695397" calcext:value-type="float">
            <text:p>6.3695397</text:p>
          </table:table-cell>
          <table:table-cell table:formula="of:=[.A4414]*0.3048" office:value-type="float" office:value="1.94143570056" calcext:value-type="float">
            <text:p>1.94143570056</text:p>
          </table:table-cell>
        </table:table-row>
        <table:table-row table:style-name="ro1">
          <table:table-cell office:value-type="float" office:value="6.3613024" calcext:value-type="float">
            <text:p>6.3613024</text:p>
          </table:table-cell>
          <table:table-cell table:formula="of:=[.A4415]*0.3048" office:value-type="float" office:value="1.93892497152" calcext:value-type="float">
            <text:p>1.93892497152</text:p>
          </table:table-cell>
        </table:table-row>
        <table:table-row table:style-name="ro1">
          <table:table-cell office:value-type="float" office:value="6.3525367" calcext:value-type="float">
            <text:p>6.3525367</text:p>
          </table:table-cell>
          <table:table-cell table:formula="of:=[.A4416]*0.3048" office:value-type="float" office:value="1.93625318616" calcext:value-type="float">
            <text:p>1.93625318616</text:p>
          </table:table-cell>
        </table:table-row>
        <table:table-row table:style-name="ro1">
          <table:table-cell office:value-type="float" office:value="6.3432465" calcext:value-type="float">
            <text:p>6.3432465</text:p>
          </table:table-cell>
          <table:table-cell table:formula="of:=[.A4417]*0.3048" office:value-type="float" office:value="1.9334215332" calcext:value-type="float">
            <text:p>1.9334215332</text:p>
          </table:table-cell>
        </table:table-row>
        <table:table-row table:style-name="ro1">
          <table:table-cell office:value-type="float" office:value="6.3334413" calcext:value-type="float">
            <text:p>6.3334413</text:p>
          </table:table-cell>
          <table:table-cell table:formula="of:=[.A4418]*0.3048" office:value-type="float" office:value="1.93043290824" calcext:value-type="float">
            <text:p>1.93043290824</text:p>
          </table:table-cell>
        </table:table-row>
        <table:table-row table:style-name="ro1">
          <table:table-cell office:value-type="float" office:value="6.3231277" calcext:value-type="float">
            <text:p>6.3231277</text:p>
          </table:table-cell>
          <table:table-cell table:formula="of:=[.A4419]*0.3048" office:value-type="float" office:value="1.92728932296" calcext:value-type="float">
            <text:p>1.92728932296</text:p>
          </table:table-cell>
        </table:table-row>
        <table:table-row table:style-name="ro1">
          <table:table-cell office:value-type="float" office:value="6.3123107" calcext:value-type="float">
            <text:p>6.3123107</text:p>
          </table:table-cell>
          <table:table-cell table:formula="of:=[.A4420]*0.3048" office:value-type="float" office:value="1.92399230136" calcext:value-type="float">
            <text:p>1.92399230136</text:p>
          </table:table-cell>
        </table:table-row>
        <table:table-row table:style-name="ro1">
          <table:table-cell office:value-type="float" office:value="6.3009987" calcext:value-type="float">
            <text:p>6.3009987</text:p>
          </table:table-cell>
          <table:table-cell table:formula="of:=[.A4421]*0.3048" office:value-type="float" office:value="1.92054440376" calcext:value-type="float">
            <text:p>1.92054440376</text:p>
          </table:table-cell>
        </table:table-row>
        <table:table-row table:style-name="ro1">
          <table:table-cell office:value-type="float" office:value="6.2891984" calcext:value-type="float">
            <text:p>6.2891984</text:p>
          </table:table-cell>
          <table:table-cell table:formula="of:=[.A4422]*0.3048" office:value-type="float" office:value="1.91694767232" calcext:value-type="float">
            <text:p>1.91694767232</text:p>
          </table:table-cell>
        </table:table-row>
        <table:table-row table:style-name="ro1">
          <table:table-cell office:value-type="float" office:value="6.2769156" calcext:value-type="float">
            <text:p>6.2769156</text:p>
          </table:table-cell>
          <table:table-cell table:formula="of:=[.A4423]*0.3048" office:value-type="float" office:value="1.91320387488" calcext:value-type="float">
            <text:p>1.91320387488</text:p>
          </table:table-cell>
        </table:table-row>
        <table:table-row table:style-name="ro1">
          <table:table-cell office:value-type="float" office:value="6.2641592" calcext:value-type="float">
            <text:p>6.2641592</text:p>
          </table:table-cell>
          <table:table-cell table:formula="of:=[.A4424]*0.3048" office:value-type="float" office:value="1.90931572416" calcext:value-type="float">
            <text:p>1.90931572416</text:p>
          </table:table-cell>
        </table:table-row>
        <table:table-row table:style-name="ro1">
          <table:table-cell office:value-type="float" office:value="6.2509351" calcext:value-type="float">
            <text:p>6.2509351</text:p>
          </table:table-cell>
          <table:table-cell table:formula="of:=[.A4425]*0.3048" office:value-type="float" office:value="1.90528501848" calcext:value-type="float">
            <text:p>1.90528501848</text:p>
          </table:table-cell>
        </table:table-row>
        <table:table-row table:style-name="ro1">
          <table:table-cell office:value-type="float" office:value="6.2372513" calcext:value-type="float">
            <text:p>6.2372513</text:p>
          </table:table-cell>
          <table:table-cell table:formula="of:=[.A4426]*0.3048" office:value-type="float" office:value="1.90111419624" calcext:value-type="float">
            <text:p>1.90111419624</text:p>
          </table:table-cell>
        </table:table-row>
        <table:table-row table:style-name="ro1">
          <table:table-cell office:value-type="float" office:value="6.2231154" calcext:value-type="float">
            <text:p>6.2231154</text:p>
          </table:table-cell>
          <table:table-cell table:formula="of:=[.A4427]*0.3048" office:value-type="float" office:value="1.89680557392" calcext:value-type="float">
            <text:p>1.89680557392</text:p>
          </table:table-cell>
        </table:table-row>
        <table:table-row table:style-name="ro1">
          <table:table-cell office:value-type="float" office:value="6.2085366" calcext:value-type="float">
            <text:p>6.2085366</text:p>
          </table:table-cell>
          <table:table-cell table:formula="of:=[.A4428]*0.3048" office:value-type="float" office:value="1.89236195568" calcext:value-type="float">
            <text:p>1.89236195568</text:p>
          </table:table-cell>
        </table:table-row>
        <table:table-row table:style-name="ro1">
          <table:table-cell office:value-type="float" office:value="6.193522" calcext:value-type="float">
            <text:p>6.193522</text:p>
          </table:table-cell>
          <table:table-cell table:formula="of:=[.A4429]*0.3048" office:value-type="float" office:value="1.8877855056" calcext:value-type="float">
            <text:p>1.8877855056</text:p>
          </table:table-cell>
        </table:table-row>
        <table:table-row table:style-name="ro1">
          <table:table-cell office:value-type="float" office:value="6.178082" calcext:value-type="float">
            <text:p>6.178082</text:p>
          </table:table-cell>
          <table:table-cell table:formula="of:=[.A4430]*0.3048" office:value-type="float" office:value="1.8830793936" calcext:value-type="float">
            <text:p>1.8830793936</text:p>
          </table:table-cell>
        </table:table-row>
        <table:table-row table:style-name="ro1">
          <table:table-cell office:value-type="float" office:value="6.1622257" calcext:value-type="float">
            <text:p>6.1622257</text:p>
          </table:table-cell>
          <table:table-cell table:formula="of:=[.A4431]*0.3048" office:value-type="float" office:value="1.87824639336" calcext:value-type="float">
            <text:p>1.87824639336</text:p>
          </table:table-cell>
        </table:table-row>
        <table:table-row table:style-name="ro1">
          <table:table-cell office:value-type="float" office:value="6.1459641" calcext:value-type="float">
            <text:p>6.1459641</text:p>
          </table:table-cell>
          <table:table-cell table:formula="of:=[.A4432]*0.3048" office:value-type="float" office:value="1.87328985768" calcext:value-type="float">
            <text:p>1.87328985768</text:p>
          </table:table-cell>
        </table:table-row>
        <table:table-row table:style-name="ro1">
          <table:table-cell office:value-type="float" office:value="6.1293063" calcext:value-type="float">
            <text:p>6.1293063</text:p>
          </table:table-cell>
          <table:table-cell table:formula="of:=[.A4433]*0.3048" office:value-type="float" office:value="1.86821256024" calcext:value-type="float">
            <text:p>1.86821256024</text:p>
          </table:table-cell>
        </table:table-row>
        <table:table-row table:style-name="ro1">
          <table:table-cell office:value-type="float" office:value="6.1122642" calcext:value-type="float">
            <text:p>6.1122642</text:p>
          </table:table-cell>
          <table:table-cell table:formula="of:=[.A4434]*0.3048" office:value-type="float" office:value="1.86301812816" calcext:value-type="float">
            <text:p>1.86301812816</text:p>
          </table:table-cell>
        </table:table-row>
        <table:table-row table:style-name="ro1">
          <table:table-cell office:value-type="float" office:value="6.094851" calcext:value-type="float">
            <text:p>6.094851</text:p>
          </table:table-cell>
          <table:table-cell table:formula="of:=[.A4435]*0.3048" office:value-type="float" office:value="1.8577105848" calcext:value-type="float">
            <text:p>1.8577105848</text:p>
          </table:table-cell>
        </table:table-row>
        <table:table-row table:style-name="ro1">
          <table:table-cell office:value-type="float" office:value="6.0770788" calcext:value-type="float">
            <text:p>6.0770788</text:p>
          </table:table-cell>
          <table:table-cell table:formula="of:=[.A4436]*0.3048" office:value-type="float" office:value="1.85229361824" calcext:value-type="float">
            <text:p>1.85229361824</text:p>
          </table:table-cell>
        </table:table-row>
        <table:table-row table:style-name="ro1">
          <table:table-cell office:value-type="float" office:value="6.0589614" calcext:value-type="float">
            <text:p>6.0589614</text:p>
          </table:table-cell>
          <table:table-cell table:formula="of:=[.A4437]*0.3048" office:value-type="float" office:value="1.84677143472" calcext:value-type="float">
            <text:p>1.84677143472</text:p>
          </table:table-cell>
        </table:table-row>
        <table:table-row table:style-name="ro1">
          <table:table-cell office:value-type="float" office:value="6.040513" calcext:value-type="float">
            <text:p>6.040513</text:p>
          </table:table-cell>
          <table:table-cell table:formula="of:=[.A4438]*0.3048" office:value-type="float" office:value="1.8411483624" calcext:value-type="float">
            <text:p>1.8411483624</text:p>
          </table:table-cell>
        </table:table-row>
        <table:table-row table:style-name="ro1">
          <table:table-cell office:value-type="float" office:value="6.0217481" calcext:value-type="float">
            <text:p>6.0217481</text:p>
          </table:table-cell>
          <table:table-cell table:formula="of:=[.A4439]*0.3048" office:value-type="float" office:value="1.83542882088" calcext:value-type="float">
            <text:p>1.83542882088</text:p>
          </table:table-cell>
        </table:table-row>
        <table:table-row table:style-name="ro1">
          <table:table-cell office:value-type="float" office:value="6.0026846" calcext:value-type="float">
            <text:p>6.0026846</text:p>
          </table:table-cell>
          <table:table-cell table:formula="of:=[.A4440]*0.3048" office:value-type="float" office:value="1.82961826608" calcext:value-type="float">
            <text:p>1.82961826608</text:p>
          </table:table-cell>
        </table:table-row>
        <table:table-row table:style-name="ro1">
          <table:table-cell office:value-type="float" office:value="5.9833369" calcext:value-type="float">
            <text:p>5.9833369</text:p>
          </table:table-cell>
          <table:table-cell table:formula="of:=[.A4441]*0.3048" office:value-type="float" office:value="1.82372108712" calcext:value-type="float">
            <text:p>1.82372108712</text:p>
          </table:table-cell>
        </table:table-row>
        <table:table-row table:style-name="ro1">
          <table:table-cell office:value-type="float" office:value="5.9637256" calcext:value-type="float">
            <text:p>5.9637256</text:p>
          </table:table-cell>
          <table:table-cell table:formula="of:=[.A4442]*0.3048" office:value-type="float" office:value="1.81774356288" calcext:value-type="float">
            <text:p>1.81774356288</text:p>
          </table:table-cell>
        </table:table-row>
        <table:table-row table:style-name="ro1">
          <table:table-cell office:value-type="float" office:value="5.9438701" calcext:value-type="float">
            <text:p>5.9438701</text:p>
          </table:table-cell>
          <table:table-cell table:formula="of:=[.A4443]*0.3048" office:value-type="float" office:value="1.81169160648" calcext:value-type="float">
            <text:p>1.81169160648</text:p>
          </table:table-cell>
        </table:table-row>
        <table:table-row table:style-name="ro1">
          <table:table-cell office:value-type="float" office:value="5.9237876" calcext:value-type="float">
            <text:p>5.9237876</text:p>
          </table:table-cell>
          <table:table-cell table:formula="of:=[.A4444]*0.3048" office:value-type="float" office:value="1.80557046048" calcext:value-type="float">
            <text:p>1.80557046048</text:p>
          </table:table-cell>
        </table:table-row>
        <table:table-row table:style-name="ro1">
          <table:table-cell office:value-type="float" office:value="5.9035029" calcext:value-type="float">
            <text:p>5.9035029</text:p>
          </table:table-cell>
          <table:table-cell table:formula="of:=[.A4445]*0.3048" office:value-type="float" office:value="1.79938768392" calcext:value-type="float">
            <text:p>1.79938768392</text:p>
          </table:table-cell>
        </table:table-row>
        <table:table-row table:style-name="ro1">
          <table:table-cell office:value-type="float" office:value="5.8830347" calcext:value-type="float">
            <text:p>5.8830347</text:p>
          </table:table-cell>
          <table:table-cell table:formula="of:=[.A4446]*0.3048" office:value-type="float" office:value="1.79314897656" calcext:value-type="float">
            <text:p>1.79314897656</text:p>
          </table:table-cell>
        </table:table-row>
        <table:table-row table:style-name="ro1">
          <table:table-cell office:value-type="float" office:value="5.8624072" calcext:value-type="float">
            <text:p>5.8624072</text:p>
          </table:table-cell>
          <table:table-cell table:formula="of:=[.A4447]*0.3048" office:value-type="float" office:value="1.78686171456" calcext:value-type="float">
            <text:p>1.78686171456</text:p>
          </table:table-cell>
        </table:table-row>
        <table:table-row table:style-name="ro1">
          <table:table-cell office:value-type="float" office:value="5.8416424" calcext:value-type="float">
            <text:p>5.8416424</text:p>
          </table:table-cell>
          <table:table-cell table:formula="of:=[.A4448]*0.3048" office:value-type="float" office:value="1.78053260352" calcext:value-type="float">
            <text:p>1.78053260352</text:p>
          </table:table-cell>
        </table:table-row>
        <table:table-row table:style-name="ro1">
          <table:table-cell office:value-type="float" office:value="5.8207645" calcext:value-type="float">
            <text:p>5.8207645</text:p>
          </table:table-cell>
          <table:table-cell table:formula="of:=[.A4449]*0.3048" office:value-type="float" office:value="1.7741690196" calcext:value-type="float">
            <text:p>1.7741690196</text:p>
          </table:table-cell>
        </table:table-row>
        <table:table-row table:style-name="ro1">
          <table:table-cell office:value-type="float" office:value="5.7997966" calcext:value-type="float">
            <text:p>5.7997966</text:p>
          </table:table-cell>
          <table:table-cell table:formula="of:=[.A4450]*0.3048" office:value-type="float" office:value="1.76777800368" calcext:value-type="float">
            <text:p>1.76777800368</text:p>
          </table:table-cell>
        </table:table-row>
        <table:table-row table:style-name="ro1">
          <table:table-cell office:value-type="float" office:value="5.7787633" calcext:value-type="float">
            <text:p>5.7787633</text:p>
          </table:table-cell>
          <table:table-cell table:formula="of:=[.A4451]*0.3048" office:value-type="float" office:value="1.76136705384" calcext:value-type="float">
            <text:p>1.76136705384</text:p>
          </table:table-cell>
        </table:table-row>
        <table:table-row table:style-name="ro1">
          <table:table-cell office:value-type="float" office:value="5.7576861" calcext:value-type="float">
            <text:p>5.7576861</text:p>
          </table:table-cell>
          <table:table-cell table:formula="of:=[.A4452]*0.3048" office:value-type="float" office:value="1.75494272328" calcext:value-type="float">
            <text:p>1.75494272328</text:p>
          </table:table-cell>
        </table:table-row>
        <table:table-row table:style-name="ro1">
          <table:table-cell office:value-type="float" office:value="5.7365913" calcext:value-type="float">
            <text:p>5.7365913</text:p>
          </table:table-cell>
          <table:table-cell table:formula="of:=[.A4453]*0.3048" office:value-type="float" office:value="1.74851302824" calcext:value-type="float">
            <text:p>1.74851302824</text:p>
          </table:table-cell>
        </table:table-row>
        <table:table-row table:style-name="ro1">
          <table:table-cell office:value-type="float" office:value="5.715498" calcext:value-type="float">
            <text:p>5.715498</text:p>
          </table:table-cell>
          <table:table-cell table:formula="of:=[.A4454]*0.3048" office:value-type="float" office:value="1.7420837904" calcext:value-type="float">
            <text:p>1.7420837904</text:p>
          </table:table-cell>
        </table:table-row>
        <table:table-row table:style-name="ro1">
          <table:table-cell office:value-type="float" office:value="5.6944289" calcext:value-type="float">
            <text:p>5.6944289</text:p>
          </table:table-cell>
          <table:table-cell table:formula="of:=[.A4455]*0.3048" office:value-type="float" office:value="1.73566192872" calcext:value-type="float">
            <text:p>1.73566192872</text:p>
          </table:table-cell>
        </table:table-row>
        <table:table-row table:style-name="ro1">
          <table:table-cell office:value-type="float" office:value="5.6734056" calcext:value-type="float">
            <text:p>5.6734056</text:p>
          </table:table-cell>
          <table:table-cell table:formula="of:=[.A4456]*0.3048" office:value-type="float" office:value="1.72925402688" calcext:value-type="float">
            <text:p>1.72925402688</text:p>
          </table:table-cell>
        </table:table-row>
        <table:table-row table:style-name="ro1">
          <table:table-cell office:value-type="float" office:value="5.6524463" calcext:value-type="float">
            <text:p>5.6524463</text:p>
          </table:table-cell>
          <table:table-cell table:formula="of:=[.A4457]*0.3048" office:value-type="float" office:value="1.72286563224" calcext:value-type="float">
            <text:p>1.72286563224</text:p>
          </table:table-cell>
        </table:table-row>
        <table:table-row table:style-name="ro1">
          <table:table-cell office:value-type="float" office:value="5.6315689" calcext:value-type="float">
            <text:p>5.6315689</text:p>
          </table:table-cell>
          <table:table-cell table:formula="of:=[.A4458]*0.3048" office:value-type="float" office:value="1.71650220072" calcext:value-type="float">
            <text:p>1.71650220072</text:p>
          </table:table-cell>
        </table:table-row>
        <table:table-row table:style-name="ro1">
          <table:table-cell office:value-type="float" office:value="5.6107893" calcext:value-type="float">
            <text:p>5.6107893</text:p>
          </table:table-cell>
          <table:table-cell table:formula="of:=[.A4459]*0.3048" office:value-type="float" office:value="1.71016857864" calcext:value-type="float">
            <text:p>1.71016857864</text:p>
          </table:table-cell>
        </table:table-row>
        <table:table-row table:style-name="ro1">
          <table:table-cell office:value-type="float" office:value="5.5901217" calcext:value-type="float">
            <text:p>5.5901217</text:p>
          </table:table-cell>
          <table:table-cell table:formula="of:=[.A4460]*0.3048" office:value-type="float" office:value="1.70386909416" calcext:value-type="float">
            <text:p>1.70386909416</text:p>
          </table:table-cell>
        </table:table-row>
        <table:table-row table:style-name="ro1">
          <table:table-cell office:value-type="float" office:value="5.5695786" calcext:value-type="float">
            <text:p>5.5695786</text:p>
          </table:table-cell>
          <table:table-cell table:formula="of:=[.A4461]*0.3048" office:value-type="float" office:value="1.69760755728" calcext:value-type="float">
            <text:p>1.69760755728</text:p>
          </table:table-cell>
        </table:table-row>
        <table:table-row table:style-name="ro1">
          <table:table-cell office:value-type="float" office:value="5.5491748" calcext:value-type="float">
            <text:p>5.5491748</text:p>
          </table:table-cell>
          <table:table-cell table:formula="of:=[.A4462]*0.3048" office:value-type="float" office:value="1.69138847904" calcext:value-type="float">
            <text:p>1.69138847904</text:p>
          </table:table-cell>
        </table:table-row>
        <table:table-row table:style-name="ro1">
          <table:table-cell office:value-type="float" office:value="5.5289178" calcext:value-type="float">
            <text:p>5.5289178</text:p>
          </table:table-cell>
          <table:table-cell table:formula="of:=[.A4463]*0.3048" office:value-type="float" office:value="1.68521414544" calcext:value-type="float">
            <text:p>1.68521414544</text:p>
          </table:table-cell>
        </table:table-row>
        <table:table-row table:style-name="ro1">
          <table:table-cell office:value-type="float" office:value="5.5088153" calcext:value-type="float">
            <text:p>5.5088153</text:p>
          </table:table-cell>
          <table:table-cell table:formula="of:=[.A4464]*0.3048" office:value-type="float" office:value="1.67908690344" calcext:value-type="float">
            <text:p>1.67908690344</text:p>
          </table:table-cell>
        </table:table-row>
        <table:table-row table:style-name="ro1">
          <table:table-cell office:value-type="float" office:value="5.4888761" calcext:value-type="float">
            <text:p>5.4888761</text:p>
          </table:table-cell>
          <table:table-cell table:formula="of:=[.A4465]*0.3048" office:value-type="float" office:value="1.67300943528" calcext:value-type="float">
            <text:p>1.67300943528</text:p>
          </table:table-cell>
        </table:table-row>
        <table:table-row table:style-name="ro1">
          <table:table-cell office:value-type="float" office:value="5.4691052" calcext:value-type="float">
            <text:p>5.4691052</text:p>
          </table:table-cell>
          <table:table-cell table:formula="of:=[.A4466]*0.3048" office:value-type="float" office:value="1.66698326496" calcext:value-type="float">
            <text:p>1.66698326496</text:p>
          </table:table-cell>
        </table:table-row>
        <table:table-row table:style-name="ro1">
          <table:table-cell office:value-type="float" office:value="5.4495027" calcext:value-type="float">
            <text:p>5.4495027</text:p>
          </table:table-cell>
          <table:table-cell table:formula="of:=[.A4467]*0.3048" office:value-type="float" office:value="1.66100842296" calcext:value-type="float">
            <text:p>1.66100842296</text:p>
          </table:table-cell>
        </table:table-row>
        <table:table-row table:style-name="ro1">
          <table:table-cell office:value-type="float" office:value="5.4300728" calcext:value-type="float">
            <text:p>5.4300728</text:p>
          </table:table-cell>
          <table:table-cell table:formula="of:=[.A4468]*0.3048" office:value-type="float" office:value="1.65508618944" calcext:value-type="float">
            <text:p>1.65508618944</text:p>
          </table:table-cell>
        </table:table-row>
        <table:table-row table:style-name="ro1">
          <table:table-cell office:value-type="float" office:value="5.4108162" calcext:value-type="float">
            <text:p>5.4108162</text:p>
          </table:table-cell>
          <table:table-cell table:formula="of:=[.A4469]*0.3048" office:value-type="float" office:value="1.64921677776" calcext:value-type="float">
            <text:p>1.64921677776</text:p>
          </table:table-cell>
        </table:table-row>
        <table:table-row table:style-name="ro1">
          <table:table-cell office:value-type="float" office:value="5.3917289" calcext:value-type="float">
            <text:p>5.3917289</text:p>
          </table:table-cell>
          <table:table-cell table:formula="of:=[.A4470]*0.3048" office:value-type="float" office:value="1.64339896872" calcext:value-type="float">
            <text:p>1.64339896872</text:p>
          </table:table-cell>
        </table:table-row>
        <table:table-row table:style-name="ro1">
          <table:table-cell office:value-type="float" office:value="5.372812" calcext:value-type="float">
            <text:p>5.372812</text:p>
          </table:table-cell>
          <table:table-cell table:formula="of:=[.A4471]*0.3048" office:value-type="float" office:value="1.6376330976" calcext:value-type="float">
            <text:p>1.6376330976</text:p>
          </table:table-cell>
        </table:table-row>
        <table:table-row table:style-name="ro1">
          <table:table-cell office:value-type="float" office:value="5.3540604" calcext:value-type="float">
            <text:p>5.3540604</text:p>
          </table:table-cell>
          <table:table-cell table:formula="of:=[.A4472]*0.3048" office:value-type="float" office:value="1.63191760992" calcext:value-type="float">
            <text:p>1.63191760992</text:p>
          </table:table-cell>
        </table:table-row>
        <table:table-row table:style-name="ro1">
          <table:table-cell office:value-type="float" office:value="5.3354709" calcext:value-type="float">
            <text:p>5.3354709</text:p>
          </table:table-cell>
          <table:table-cell table:formula="of:=[.A4473]*0.3048" office:value-type="float" office:value="1.62625153032" calcext:value-type="float">
            <text:p>1.62625153032</text:p>
          </table:table-cell>
        </table:table-row>
        <table:table-row table:style-name="ro1">
          <table:table-cell office:value-type="float" office:value="5.317039" calcext:value-type="float">
            <text:p>5.317039</text:p>
          </table:table-cell>
          <table:table-cell table:formula="of:=[.A4474]*0.3048" office:value-type="float" office:value="1.6206334872" calcext:value-type="float">
            <text:p>1.6206334872</text:p>
          </table:table-cell>
        </table:table-row>
        <table:table-row table:style-name="ro1">
          <table:table-cell office:value-type="float" office:value="5.2987592" calcext:value-type="float">
            <text:p>5.2987592</text:p>
          </table:table-cell>
          <table:table-cell table:formula="of:=[.A4475]*0.3048" office:value-type="float" office:value="1.61506180416" calcext:value-type="float">
            <text:p>1.61506180416</text:p>
          </table:table-cell>
        </table:table-row>
        <table:table-row table:style-name="ro1">
          <table:table-cell office:value-type="float" office:value="5.2806268" calcext:value-type="float">
            <text:p>5.2806268</text:p>
          </table:table-cell>
          <table:table-cell table:formula="of:=[.A4476]*0.3048" office:value-type="float" office:value="1.60953504864" calcext:value-type="float">
            <text:p>1.60953504864</text:p>
          </table:table-cell>
        </table:table-row>
        <table:table-row table:style-name="ro1">
          <table:table-cell office:value-type="float" office:value="5.2626362" calcext:value-type="float">
            <text:p>5.2626362</text:p>
          </table:table-cell>
          <table:table-cell table:formula="of:=[.A4477]*0.3048" office:value-type="float" office:value="1.60405151376" calcext:value-type="float">
            <text:p>1.60405151376</text:p>
          </table:table-cell>
        </table:table-row>
        <table:table-row table:style-name="ro1">
          <table:table-cell office:value-type="float" office:value="5.2447858" calcext:value-type="float">
            <text:p>5.2447858</text:p>
          </table:table-cell>
          <table:table-cell table:formula="of:=[.A4478]*0.3048" office:value-type="float" office:value="1.59861071184" calcext:value-type="float">
            <text:p>1.59861071184</text:p>
          </table:table-cell>
        </table:table-row>
        <table:table-row table:style-name="ro1">
          <table:table-cell office:value-type="float" office:value="5.2270677" calcext:value-type="float">
            <text:p>5.2270677</text:p>
          </table:table-cell>
          <table:table-cell table:formula="of:=[.A4479]*0.3048" office:value-type="float" office:value="1.59321023496" calcext:value-type="float">
            <text:p>1.59321023496</text:p>
          </table:table-cell>
        </table:table-row>
        <table:table-row table:style-name="ro1">
          <table:table-cell office:value-type="float" office:value="5.2094796" calcext:value-type="float">
            <text:p>5.2094796</text:p>
          </table:table-cell>
          <table:table-cell table:formula="of:=[.A4480]*0.3048" office:value-type="float" office:value="1.58784938208" calcext:value-type="float">
            <text:p>1.58784938208</text:p>
          </table:table-cell>
        </table:table-row>
        <table:table-row table:style-name="ro1">
          <table:table-cell office:value-type="float" office:value="5.1920142" calcext:value-type="float">
            <text:p>5.1920142</text:p>
          </table:table-cell>
          <table:table-cell table:formula="of:=[.A4481]*0.3048" office:value-type="float" office:value="1.58252592816" calcext:value-type="float">
            <text:p>1.58252592816</text:p>
          </table:table-cell>
        </table:table-row>
        <table:table-row table:style-name="ro1">
          <table:table-cell office:value-type="float" office:value="5.1746764" calcext:value-type="float">
            <text:p>5.1746764</text:p>
          </table:table-cell>
          <table:table-cell table:formula="of:=[.A4482]*0.3048" office:value-type="float" office:value="1.57724136672" calcext:value-type="float">
            <text:p>1.57724136672</text:p>
          </table:table-cell>
        </table:table-row>
        <table:table-row table:style-name="ro1">
          <table:table-cell office:value-type="float" office:value="5.1574612" calcext:value-type="float">
            <text:p>5.1574612</text:p>
          </table:table-cell>
          <table:table-cell table:formula="of:=[.A4483]*0.3048" office:value-type="float" office:value="1.57199417376" calcext:value-type="float">
            <text:p>1.57199417376</text:p>
          </table:table-cell>
        </table:table-row>
        <table:table-row table:style-name="ro1">
          <table:table-cell office:value-type="float" office:value="5.1403728" calcext:value-type="float">
            <text:p>5.1403728</text:p>
          </table:table-cell>
          <table:table-cell table:formula="of:=[.A4484]*0.3048" office:value-type="float" office:value="1.56678562944" calcext:value-type="float">
            <text:p>1.56678562944</text:p>
          </table:table-cell>
        </table:table-row>
        <table:table-row table:style-name="ro1">
          <table:table-cell office:value-type="float" office:value="5.1234148" calcext:value-type="float">
            <text:p>5.1234148</text:p>
          </table:table-cell>
          <table:table-cell table:formula="of:=[.A4485]*0.3048" office:value-type="float" office:value="1.56161683104" calcext:value-type="float">
            <text:p>1.56161683104</text:p>
          </table:table-cell>
        </table:table-row>
        <table:table-row table:style-name="ro1">
          <table:table-cell office:value-type="float" office:value="5.1065948" calcext:value-type="float">
            <text:p>5.1065948</text:p>
          </table:table-cell>
          <table:table-cell table:formula="of:=[.A4486]*0.3048" office:value-type="float" office:value="1.55649009504" calcext:value-type="float">
            <text:p>1.55649009504</text:p>
          </table:table-cell>
        </table:table-row>
        <table:table-row table:style-name="ro1">
          <table:table-cell office:value-type="float" office:value="5.0899227" calcext:value-type="float">
            <text:p>5.0899227</text:p>
          </table:table-cell>
          <table:table-cell table:formula="of:=[.A4487]*0.3048" office:value-type="float" office:value="1.55140843896" calcext:value-type="float">
            <text:p>1.55140843896</text:p>
          </table:table-cell>
        </table:table-row>
        <table:table-row table:style-name="ro1">
          <table:table-cell office:value-type="float" office:value="5.0734022" calcext:value-type="float">
            <text:p>5.0734022</text:p>
          </table:table-cell>
          <table:table-cell table:formula="of:=[.A4488]*0.3048" office:value-type="float" office:value="1.54637299056" calcext:value-type="float">
            <text:p>1.54637299056</text:p>
          </table:table-cell>
        </table:table-row>
        <table:table-row table:style-name="ro1">
          <table:table-cell office:value-type="float" office:value="5.0570529" calcext:value-type="float">
            <text:p>5.0570529</text:p>
          </table:table-cell>
          <table:table-cell table:formula="of:=[.A4489]*0.3048" office:value-type="float" office:value="1.54138972392" calcext:value-type="float">
            <text:p>1.54138972392</text:p>
          </table:table-cell>
        </table:table-row>
        <table:table-row table:style-name="ro1">
          <table:table-cell office:value-type="float" office:value="5.0408878" calcext:value-type="float">
            <text:p>5.0408878</text:p>
          </table:table-cell>
          <table:table-cell table:formula="of:=[.A4490]*0.3048" office:value-type="float" office:value="1.53646260144" calcext:value-type="float">
            <text:p>1.53646260144</text:p>
          </table:table-cell>
        </table:table-row>
        <table:table-row table:style-name="ro1">
          <table:table-cell office:value-type="float" office:value="5.0249214" calcext:value-type="float">
            <text:p>5.0249214</text:p>
          </table:table-cell>
          <table:table-cell table:formula="of:=[.A4491]*0.3048" office:value-type="float" office:value="1.53159604272" calcext:value-type="float">
            <text:p>1.53159604272</text:p>
          </table:table-cell>
        </table:table-row>
        <table:table-row table:style-name="ro1">
          <table:table-cell office:value-type="float" office:value="5.0091748" calcext:value-type="float">
            <text:p>5.0091748</text:p>
          </table:table-cell>
          <table:table-cell table:formula="of:=[.A4492]*0.3048" office:value-type="float" office:value="1.52679647904" calcext:value-type="float">
            <text:p>1.52679647904</text:p>
          </table:table-cell>
        </table:table-row>
        <table:table-row table:style-name="ro1">
          <table:table-cell office:value-type="float" office:value="4.99367" calcext:value-type="float">
            <text:p>4.99367</text:p>
          </table:table-cell>
          <table:table-cell table:formula="of:=[.A4493]*0.3048" office:value-type="float" office:value="1.522070616" calcext:value-type="float">
            <text:p>1.522070616</text:p>
          </table:table-cell>
        </table:table-row>
        <table:table-row table:style-name="ro1">
          <table:table-cell office:value-type="float" office:value="4.9784272" calcext:value-type="float">
            <text:p>4.9784272</text:p>
          </table:table-cell>
          <table:table-cell table:formula="of:=[.A4494]*0.3048" office:value-type="float" office:value="1.51742461056" calcext:value-type="float">
            <text:p>1.51742461056</text:p>
          </table:table-cell>
        </table:table-row>
        <table:table-row table:style-name="ro1">
          <table:table-cell office:value-type="float" office:value="4.9634705" calcext:value-type="float">
            <text:p>4.9634705</text:p>
          </table:table-cell>
          <table:table-cell table:formula="of:=[.A4495]*0.3048" office:value-type="float" office:value="1.5128658084" calcext:value-type="float">
            <text:p>1.5128658084</text:p>
          </table:table-cell>
        </table:table-row>
        <table:table-row table:style-name="ro1">
          <table:table-cell office:value-type="float" office:value="4.9488258" calcext:value-type="float">
            <text:p>4.9488258</text:p>
          </table:table-cell>
          <table:table-cell table:formula="of:=[.A4496]*0.3048" office:value-type="float" office:value="1.50840210384" calcext:value-type="float">
            <text:p>1.50840210384</text:p>
          </table:table-cell>
        </table:table-row>
        <table:table-row table:style-name="ro1">
          <table:table-cell office:value-type="float" office:value="4.9345229" calcext:value-type="float">
            <text:p>4.9345229</text:p>
          </table:table-cell>
          <table:table-cell table:formula="of:=[.A4497]*0.3048" office:value-type="float" office:value="1.50404257992" calcext:value-type="float">
            <text:p>1.50404257992</text:p>
          </table:table-cell>
        </table:table-row>
        <table:table-row table:style-name="ro1">
          <table:table-cell office:value-type="float" office:value="4.9205897" calcext:value-type="float">
            <text:p>4.9205897</text:p>
          </table:table-cell>
          <table:table-cell table:formula="of:=[.A4498]*0.3048" office:value-type="float" office:value="1.49979574056" calcext:value-type="float">
            <text:p>1.49979574056</text:p>
          </table:table-cell>
        </table:table-row>
        <table:table-row table:style-name="ro1">
          <table:table-cell office:value-type="float" office:value="4.9070601" calcext:value-type="float">
            <text:p>4.9070601</text:p>
          </table:table-cell>
          <table:table-cell table:formula="of:=[.A4499]*0.3048" office:value-type="float" office:value="1.49567191848" calcext:value-type="float">
            <text:p>1.49567191848</text:p>
          </table:table-cell>
        </table:table-row>
        <table:table-row table:style-name="ro1">
          <table:table-cell office:value-type="float" office:value="4.893961" calcext:value-type="float">
            <text:p>4.893961</text:p>
          </table:table-cell>
          <table:table-cell table:formula="of:=[.A4500]*0.3048" office:value-type="float" office:value="1.4916793128" calcext:value-type="float">
            <text:p>1.4916793128</text:p>
          </table:table-cell>
        </table:table-row>
        <table:table-row table:style-name="ro1">
          <table:table-cell office:value-type="float" office:value="4.8813262" calcext:value-type="float">
            <text:p>4.8813262</text:p>
          </table:table-cell>
          <table:table-cell table:formula="of:=[.A4501]*0.3048" office:value-type="float" office:value="1.48782822576" calcext:value-type="float">
            <text:p>1.48782822576</text:p>
          </table:table-cell>
        </table:table-row>
        <table:table-row table:style-name="ro1">
          <table:table-cell office:value-type="float" office:value="4.8691838" calcext:value-type="float">
            <text:p>4.8691838</text:p>
          </table:table-cell>
          <table:table-cell table:formula="of:=[.A4502]*0.3048" office:value-type="float" office:value="1.48412722224" calcext:value-type="float">
            <text:p>1.48412722224</text:p>
          </table:table-cell>
        </table:table-row>
        <table:table-row table:style-name="ro1">
          <table:table-cell office:value-type="float" office:value="4.8575673" calcext:value-type="float">
            <text:p>4.8575673</text:p>
          </table:table-cell>
          <table:table-cell table:formula="of:=[.A4503]*0.3048" office:value-type="float" office:value="1.48058651304" calcext:value-type="float">
            <text:p>1.48058651304</text:p>
          </table:table-cell>
        </table:table-row>
        <table:table-row table:style-name="ro1">
          <table:table-cell office:value-type="float" office:value="4.8465068" calcext:value-type="float">
            <text:p>4.8465068</text:p>
          </table:table-cell>
          <table:table-cell table:formula="of:=[.A4504]*0.3048" office:value-type="float" office:value="1.47721527264" calcext:value-type="float">
            <text:p>1.47721527264</text:p>
          </table:table-cell>
        </table:table-row>
        <table:table-row table:style-name="ro1">
          <table:table-cell office:value-type="float" office:value="4.8360298" calcext:value-type="float">
            <text:p>4.8360298</text:p>
          </table:table-cell>
          <table:table-cell table:formula="of:=[.A4505]*0.3048" office:value-type="float" office:value="1.47402188304" calcext:value-type="float">
            <text:p>1.47402188304</text:p>
          </table:table-cell>
        </table:table-row>
        <table:table-row table:style-name="ro1">
          <table:table-cell office:value-type="float" office:value="4.8261628" calcext:value-type="float">
            <text:p>4.8261628</text:p>
          </table:table-cell>
          <table:table-cell table:formula="of:=[.A4506]*0.3048" office:value-type="float" office:value="1.47101442144" calcext:value-type="float">
            <text:p>1.47101442144</text:p>
          </table:table-cell>
        </table:table-row>
        <table:table-row table:style-name="ro1">
          <table:table-cell office:value-type="float" office:value="4.8169322" calcext:value-type="float">
            <text:p>4.8169322</text:p>
          </table:table-cell>
          <table:table-cell table:formula="of:=[.A4507]*0.3048" office:value-type="float" office:value="1.46820093456" calcext:value-type="float">
            <text:p>1.46820093456</text:p>
          </table:table-cell>
        </table:table-row>
        <table:table-row table:style-name="ro1">
          <table:table-cell office:value-type="float" office:value="4.8083603" calcext:value-type="float">
            <text:p>4.8083603</text:p>
          </table:table-cell>
          <table:table-cell table:formula="of:=[.A4508]*0.3048" office:value-type="float" office:value="1.46558821944" calcext:value-type="float">
            <text:p>1.46558821944</text:p>
          </table:table-cell>
        </table:table-row>
        <table:table-row table:style-name="ro1">
          <table:table-cell office:value-type="float" office:value="4.8004704" calcext:value-type="float">
            <text:p>4.8004704</text:p>
          </table:table-cell>
          <table:table-cell table:formula="of:=[.A4509]*0.3048" office:value-type="float" office:value="1.46318337792" calcext:value-type="float">
            <text:p>1.46318337792</text:p>
          </table:table-cell>
        </table:table-row>
        <table:table-row table:style-name="ro1">
          <table:table-cell office:value-type="float" office:value="4.7932792" calcext:value-type="float">
            <text:p>4.7932792</text:p>
          </table:table-cell>
          <table:table-cell table:formula="of:=[.A4510]*0.3048" office:value-type="float" office:value="1.46099150016" calcext:value-type="float">
            <text:p>1.46099150016</text:p>
          </table:table-cell>
        </table:table-row>
        <table:table-row table:style-name="ro1">
          <table:table-cell office:value-type="float" office:value="4.7868068" calcext:value-type="float">
            <text:p>4.7868068</text:p>
          </table:table-cell>
          <table:table-cell table:formula="of:=[.A4511]*0.3048" office:value-type="float" office:value="1.45901871264" calcext:value-type="float">
            <text:p>1.45901871264</text:p>
          </table:table-cell>
        </table:table-row>
        <table:table-row table:style-name="ro1">
          <table:table-cell office:value-type="float" office:value="4.781065" calcext:value-type="float">
            <text:p>4.781065</text:p>
          </table:table-cell>
          <table:table-cell table:formula="of:=[.A4512]*0.3048" office:value-type="float" office:value="1.457268612" calcext:value-type="float">
            <text:p>1.457268612</text:p>
          </table:table-cell>
        </table:table-row>
        <table:table-row table:style-name="ro1">
          <table:table-cell office:value-type="float" office:value="4.7760682" calcext:value-type="float">
            <text:p>4.7760682</text:p>
          </table:table-cell>
          <table:table-cell table:formula="of:=[.A4513]*0.3048" office:value-type="float" office:value="1.45574558736" calcext:value-type="float">
            <text:p>1.45574558736</text:p>
          </table:table-cell>
        </table:table-row>
        <table:table-row table:style-name="ro1">
          <table:table-cell office:value-type="float" office:value="4.7718263" calcext:value-type="float">
            <text:p>4.7718263</text:p>
          </table:table-cell>
          <table:table-cell table:formula="of:=[.A4514]*0.3048" office:value-type="float" office:value="1.45445265624" calcext:value-type="float">
            <text:p>1.45445265624</text:p>
          </table:table-cell>
        </table:table-row>
        <table:table-row table:style-name="ro1">
          <table:table-cell office:value-type="float" office:value="4.7683444" calcext:value-type="float">
            <text:p>4.7683444</text:p>
          </table:table-cell>
          <table:table-cell table:formula="of:=[.A4515]*0.3048" office:value-type="float" office:value="1.45339137312" calcext:value-type="float">
            <text:p>1.45339137312</text:p>
          </table:table-cell>
        </table:table-row>
        <table:table-row table:style-name="ro1">
          <table:table-cell office:value-type="float" office:value="4.7656288" calcext:value-type="float">
            <text:p>4.7656288</text:p>
          </table:table-cell>
          <table:table-cell table:formula="of:=[.A4516]*0.3048" office:value-type="float" office:value="1.45256365824" calcext:value-type="float">
            <text:p>1.45256365824</text:p>
          </table:table-cell>
        </table:table-row>
        <table:table-row table:style-name="ro1">
          <table:table-cell office:value-type="float" office:value="4.7636809" calcext:value-type="float">
            <text:p>4.7636809</text:p>
          </table:table-cell>
          <table:table-cell table:formula="of:=[.A4517]*0.3048" office:value-type="float" office:value="1.45196993832" calcext:value-type="float">
            <text:p>1.45196993832</text:p>
          </table:table-cell>
        </table:table-row>
        <table:table-row table:style-name="ro1">
          <table:table-cell office:value-type="float" office:value="4.7624986" calcext:value-type="float">
            <text:p>4.7624986</text:p>
          </table:table-cell>
          <table:table-cell table:formula="of:=[.A4518]*0.3048" office:value-type="float" office:value="1.45160957328" calcext:value-type="float">
            <text:p>1.45160957328</text:p>
          </table:table-cell>
        </table:table-row>
        <table:table-row table:style-name="ro1">
          <table:table-cell office:value-type="float" office:value="4.7620776" calcext:value-type="float">
            <text:p>4.7620776</text:p>
          </table:table-cell>
          <table:table-cell table:formula="of:=[.A4519]*0.3048" office:value-type="float" office:value="1.45148125248" calcext:value-type="float">
            <text:p>1.45148125248</text:p>
          </table:table-cell>
        </table:table-row>
        <table:table-row table:style-name="ro1">
          <table:table-cell office:value-type="float" office:value="4.7624135" calcext:value-type="float">
            <text:p>4.7624135</text:p>
          </table:table-cell>
          <table:table-cell table:formula="of:=[.A4520]*0.3048" office:value-type="float" office:value="1.4515836348" calcext:value-type="float">
            <text:p>1.4515836348</text:p>
          </table:table-cell>
        </table:table-row>
        <table:table-row table:style-name="ro1">
          <table:table-cell office:value-type="float" office:value="4.7634966" calcext:value-type="float">
            <text:p>4.7634966</text:p>
          </table:table-cell>
          <table:table-cell table:formula="of:=[.A4521]*0.3048" office:value-type="float" office:value="1.45191376368" calcext:value-type="float">
            <text:p>1.45191376368</text:p>
          </table:table-cell>
        </table:table-row>
        <table:table-row table:style-name="ro1">
          <table:table-cell office:value-type="float" office:value="4.7653177" calcext:value-type="float">
            <text:p>4.7653177</text:p>
          </table:table-cell>
          <table:table-cell table:formula="of:=[.A4522]*0.3048" office:value-type="float" office:value="1.45246883496" calcext:value-type="float">
            <text:p>1.45246883496</text:p>
          </table:table-cell>
        </table:table-row>
        <table:table-row table:style-name="ro1">
          <table:table-cell office:value-type="float" office:value="4.7678602" calcext:value-type="float">
            <text:p>4.7678602</text:p>
          </table:table-cell>
          <table:table-cell table:formula="of:=[.A4523]*0.3048" office:value-type="float" office:value="1.45324378896" calcext:value-type="float">
            <text:p>1.45324378896</text:p>
          </table:table-cell>
        </table:table-row>
        <table:table-row table:style-name="ro1">
          <table:table-cell office:value-type="float" office:value="4.7711101" calcext:value-type="float">
            <text:p>4.7711101</text:p>
          </table:table-cell>
          <table:table-cell table:formula="of:=[.A4524]*0.3048" office:value-type="float" office:value="1.45423435848" calcext:value-type="float">
            <text:p>1.45423435848</text:p>
          </table:table-cell>
        </table:table-row>
        <table:table-row table:style-name="ro1">
          <table:table-cell office:value-type="float" office:value="4.7750492" calcext:value-type="float">
            <text:p>4.7750492</text:p>
          </table:table-cell>
          <table:table-cell table:formula="of:=[.A4525]*0.3048" office:value-type="float" office:value="1.45543499616" calcext:value-type="float">
            <text:p>1.45543499616</text:p>
          </table:table-cell>
        </table:table-row>
        <table:table-row table:style-name="ro1">
          <table:table-cell office:value-type="float" office:value="4.7796581" calcext:value-type="float">
            <text:p>4.7796581</text:p>
          </table:table-cell>
          <table:table-cell table:formula="of:=[.A4526]*0.3048" office:value-type="float" office:value="1.45683978888" calcext:value-type="float">
            <text:p>1.45683978888</text:p>
          </table:table-cell>
        </table:table-row>
        <table:table-row table:style-name="ro1">
          <table:table-cell office:value-type="float" office:value="4.7849133" calcext:value-type="float">
            <text:p>4.7849133</text:p>
          </table:table-cell>
          <table:table-cell table:formula="of:=[.A4527]*0.3048" office:value-type="float" office:value="1.45844157384" calcext:value-type="float">
            <text:p>1.45844157384</text:p>
          </table:table-cell>
        </table:table-row>
        <table:table-row table:style-name="ro1">
          <table:table-cell office:value-type="float" office:value="4.7907941" calcext:value-type="float">
            <text:p>4.7907941</text:p>
          </table:table-cell>
          <table:table-cell table:formula="of:=[.A4528]*0.3048" office:value-type="float" office:value="1.46023404168" calcext:value-type="float">
            <text:p>1.46023404168</text:p>
          </table:table-cell>
        </table:table-row>
        <table:table-row table:style-name="ro1">
          <table:table-cell office:value-type="float" office:value="4.7972717" calcext:value-type="float">
            <text:p>4.7972717</text:p>
          </table:table-cell>
          <table:table-cell table:formula="of:=[.A4529]*0.3048" office:value-type="float" office:value="1.46220841416" calcext:value-type="float">
            <text:p>1.46220841416</text:p>
          </table:table-cell>
        </table:table-row>
        <table:table-row table:style-name="ro1">
          <table:table-cell office:value-type="float" office:value="4.8043215" calcext:value-type="float">
            <text:p>4.8043215</text:p>
          </table:table-cell>
          <table:table-cell table:formula="of:=[.A4530]*0.3048" office:value-type="float" office:value="1.4643571932" calcext:value-type="float">
            <text:p>1.4643571932</text:p>
          </table:table-cell>
        </table:table-row>
        <table:table-row table:style-name="ro1">
          <table:table-cell office:value-type="float" office:value="4.8119152" calcext:value-type="float">
            <text:p>4.8119152</text:p>
          </table:table-cell>
          <table:table-cell table:formula="of:=[.A4531]*0.3048" office:value-type="float" office:value="1.46667175296" calcext:value-type="float">
            <text:p>1.46667175296</text:p>
          </table:table-cell>
        </table:table-row>
        <table:table-row table:style-name="ro1">
          <table:table-cell office:value-type="float" office:value="4.8200231" calcext:value-type="float">
            <text:p>4.8200231</text:p>
          </table:table-cell>
          <table:table-cell table:formula="of:=[.A4532]*0.3048" office:value-type="float" office:value="1.46914304088" calcext:value-type="float">
            <text:p>1.46914304088</text:p>
          </table:table-cell>
        </table:table-row>
        <table:table-row table:style-name="ro1">
          <table:table-cell office:value-type="float" office:value="4.8286154" calcext:value-type="float">
            <text:p>4.8286154</text:p>
          </table:table-cell>
          <table:table-cell table:formula="of:=[.A4533]*0.3048" office:value-type="float" office:value="1.47176197392" calcext:value-type="float">
            <text:p>1.47176197392</text:p>
          </table:table-cell>
        </table:table-row>
        <table:table-row table:style-name="ro1">
          <table:table-cell office:value-type="float" office:value="4.8376622" calcext:value-type="float">
            <text:p>4.8376622</text:p>
          </table:table-cell>
          <table:table-cell table:formula="of:=[.A4534]*0.3048" office:value-type="float" office:value="1.47451943856" calcext:value-type="float">
            <text:p>1.47451943856</text:p>
          </table:table-cell>
        </table:table-row>
        <table:table-row table:style-name="ro1">
          <table:table-cell office:value-type="float" office:value="4.847131" calcext:value-type="float">
            <text:p>4.847131</text:p>
          </table:table-cell>
          <table:table-cell table:formula="of:=[.A4535]*0.3048" office:value-type="float" office:value="1.4774055288" calcext:value-type="float">
            <text:p>1.4774055288</text:p>
          </table:table-cell>
        </table:table-row>
        <table:table-row table:style-name="ro1">
          <table:table-cell office:value-type="float" office:value="4.8569903" calcext:value-type="float">
            <text:p>4.8569903</text:p>
          </table:table-cell>
          <table:table-cell table:formula="of:=[.A4536]*0.3048" office:value-type="float" office:value="1.48041064344" calcext:value-type="float">
            <text:p>1.48041064344</text:p>
          </table:table-cell>
        </table:table-row>
        <table:table-row table:style-name="ro1">
          <table:table-cell office:value-type="float" office:value="4.8672082" calcext:value-type="float">
            <text:p>4.8672082</text:p>
          </table:table-cell>
          <table:table-cell table:formula="of:=[.A4537]*0.3048" office:value-type="float" office:value="1.48352505936" calcext:value-type="float">
            <text:p>1.48352505936</text:p>
          </table:table-cell>
        </table:table-row>
        <table:table-row table:style-name="ro1">
          <table:table-cell office:value-type="float" office:value="4.8777514" calcext:value-type="float">
            <text:p>4.8777514</text:p>
          </table:table-cell>
          <table:table-cell table:formula="of:=[.A4538]*0.3048" office:value-type="float" office:value="1.48673862672" calcext:value-type="float">
            <text:p>1.48673862672</text:p>
          </table:table-cell>
        </table:table-row>
        <table:table-row table:style-name="ro1">
          <table:table-cell office:value-type="float" office:value="4.8885889" calcext:value-type="float">
            <text:p>4.8885889</text:p>
          </table:table-cell>
          <table:table-cell table:formula="of:=[.A4539]*0.3048" office:value-type="float" office:value="1.49004189672" calcext:value-type="float">
            <text:p>1.49004189672</text:p>
          </table:table-cell>
        </table:table-row>
        <table:table-row table:style-name="ro1">
          <table:table-cell office:value-type="float" office:value="4.8996878" calcext:value-type="float">
            <text:p>4.8996878</text:p>
          </table:table-cell>
          <table:table-cell table:formula="of:=[.A4540]*0.3048" office:value-type="float" office:value="1.49342484144" calcext:value-type="float">
            <text:p>1.49342484144</text:p>
          </table:table-cell>
        </table:table-row>
        <table:table-row table:style-name="ro1">
          <table:table-cell office:value-type="float" office:value="4.9110174" calcext:value-type="float">
            <text:p>4.9110174</text:p>
          </table:table-cell>
          <table:table-cell table:formula="of:=[.A4541]*0.3048" office:value-type="float" office:value="1.49687810352" calcext:value-type="float">
            <text:p>1.49687810352</text:p>
          </table:table-cell>
        </table:table-row>
        <table:table-row table:style-name="ro1">
          <table:table-cell office:value-type="float" office:value="4.9225469" calcext:value-type="float">
            <text:p>4.9225469</text:p>
          </table:table-cell>
          <table:table-cell table:formula="of:=[.A4542]*0.3048" office:value-type="float" office:value="1.50039229512" calcext:value-type="float">
            <text:p>1.50039229512</text:p>
          </table:table-cell>
        </table:table-row>
        <table:table-row table:style-name="ro1">
          <table:table-cell office:value-type="float" office:value="4.9342482" calcext:value-type="float">
            <text:p>4.9342482</text:p>
          </table:table-cell>
          <table:table-cell table:formula="of:=[.A4543]*0.3048" office:value-type="float" office:value="1.50395885136" calcext:value-type="float">
            <text:p>1.50395885136</text:p>
          </table:table-cell>
        </table:table-row>
        <table:table-row table:style-name="ro1">
          <table:table-cell office:value-type="float" office:value="4.9460924" calcext:value-type="float">
            <text:p>4.9460924</text:p>
          </table:table-cell>
          <table:table-cell table:formula="of:=[.A4544]*0.3048" office:value-type="float" office:value="1.50756896352" calcext:value-type="float">
            <text:p>1.50756896352</text:p>
          </table:table-cell>
        </table:table-row>
        <table:table-row table:style-name="ro1">
          <table:table-cell office:value-type="float" office:value="4.9580503" calcext:value-type="float">
            <text:p>4.9580503</text:p>
          </table:table-cell>
          <table:table-cell table:formula="of:=[.A4545]*0.3048" office:value-type="float" office:value="1.51121373144" calcext:value-type="float">
            <text:p>1.51121373144</text:p>
          </table:table-cell>
        </table:table-row>
        <table:table-row table:style-name="ro1">
          <table:table-cell office:value-type="float" office:value="4.9700992" calcext:value-type="float">
            <text:p>4.9700992</text:p>
          </table:table-cell>
          <table:table-cell table:formula="of:=[.A4546]*0.3048" office:value-type="float" office:value="1.51488623616" calcext:value-type="float">
            <text:p>1.51488623616</text:p>
          </table:table-cell>
        </table:table-row>
        <table:table-row table:style-name="ro1">
          <table:table-cell office:value-type="float" office:value="4.9822109" calcext:value-type="float">
            <text:p>4.9822109</text:p>
          </table:table-cell>
          <table:table-cell table:formula="of:=[.A4547]*0.3048" office:value-type="float" office:value="1.51857788232" calcext:value-type="float">
            <text:p>1.51857788232</text:p>
          </table:table-cell>
        </table:table-row>
        <table:table-row table:style-name="ro1">
          <table:table-cell office:value-type="float" office:value="4.9943616" calcext:value-type="float">
            <text:p>4.9943616</text:p>
          </table:table-cell>
          <table:table-cell table:formula="of:=[.A4548]*0.3048" office:value-type="float" office:value="1.52228141568" calcext:value-type="float">
            <text:p>1.52228141568</text:p>
          </table:table-cell>
        </table:table-row>
        <table:table-row table:style-name="ro1">
          <table:table-cell office:value-type="float" office:value="5.0065308" calcext:value-type="float">
            <text:p>5.0065308</text:p>
          </table:table-cell>
          <table:table-cell table:formula="of:=[.A4549]*0.3048" office:value-type="float" office:value="1.52599058784" calcext:value-type="float">
            <text:p>1.52599058784</text:p>
          </table:table-cell>
        </table:table-row>
        <table:table-row table:style-name="ro1">
          <table:table-cell office:value-type="float" office:value="5.0186946" calcext:value-type="float">
            <text:p>5.0186946</text:p>
          </table:table-cell>
          <table:table-cell table:formula="of:=[.A4550]*0.3048" office:value-type="float" office:value="1.52969811408" calcext:value-type="float">
            <text:p>1.52969811408</text:p>
          </table:table-cell>
        </table:table-row>
        <table:table-row table:style-name="ro1">
          <table:table-cell office:value-type="float" office:value="5.0308328" calcext:value-type="float">
            <text:p>5.0308328</text:p>
          </table:table-cell>
          <table:table-cell table:formula="of:=[.A4551]*0.3048" office:value-type="float" office:value="1.53339783744" calcext:value-type="float">
            <text:p>1.53339783744</text:p>
          </table:table-cell>
        </table:table-row>
        <table:table-row table:style-name="ro1">
          <table:table-cell office:value-type="float" office:value="5.0429261" calcext:value-type="float">
            <text:p>5.0429261</text:p>
          </table:table-cell>
          <table:table-cell table:formula="of:=[.A4552]*0.3048" office:value-type="float" office:value="1.53708387528" calcext:value-type="float">
            <text:p>1.53708387528</text:p>
          </table:table-cell>
        </table:table-row>
        <table:table-row table:style-name="ro1">
          <table:table-cell office:value-type="float" office:value="5.054951" calcext:value-type="float">
            <text:p>5.054951</text:p>
          </table:table-cell>
          <table:table-cell table:formula="of:=[.A4553]*0.3048" office:value-type="float" office:value="1.5407490648" calcext:value-type="float">
            <text:p>1.5407490648</text:p>
          </table:table-cell>
        </table:table-row>
        <table:table-row table:style-name="ro1">
          <table:table-cell office:value-type="float" office:value="5.0668941" calcext:value-type="float">
            <text:p>5.0668941</text:p>
          </table:table-cell>
          <table:table-cell table:formula="of:=[.A4554]*0.3048" office:value-type="float" office:value="1.54438932168" calcext:value-type="float">
            <text:p>1.54438932168</text:p>
          </table:table-cell>
        </table:table-row>
        <table:table-row table:style-name="ro1">
          <table:table-cell office:value-type="float" office:value="5.0787344" calcext:value-type="float">
            <text:p>5.0787344</text:p>
          </table:table-cell>
          <table:table-cell table:formula="of:=[.A4555]*0.3048" office:value-type="float" office:value="1.54799824512" calcext:value-type="float">
            <text:p>1.54799824512</text:p>
          </table:table-cell>
        </table:table-row>
        <table:table-row table:style-name="ro1">
          <table:table-cell office:value-type="float" office:value="5.0904531" calcext:value-type="float">
            <text:p>5.0904531</text:p>
          </table:table-cell>
          <table:table-cell table:formula="of:=[.A4556]*0.3048" office:value-type="float" office:value="1.55157010488" calcext:value-type="float">
            <text:p>1.55157010488</text:p>
          </table:table-cell>
        </table:table-row>
        <table:table-row table:style-name="ro1">
          <table:table-cell office:value-type="float" office:value="5.1020343" calcext:value-type="float">
            <text:p>5.1020343</text:p>
          </table:table-cell>
          <table:table-cell table:formula="of:=[.A4557]*0.3048" office:value-type="float" office:value="1.55510005464" calcext:value-type="float">
            <text:p>1.55510005464</text:p>
          </table:table-cell>
        </table:table-row>
        <table:table-row table:style-name="ro1">
          <table:table-cell office:value-type="float" office:value="5.113461" calcext:value-type="float">
            <text:p>5.113461</text:p>
          </table:table-cell>
          <table:table-cell table:formula="of:=[.A4558]*0.3048" office:value-type="float" office:value="1.5585829128" calcext:value-type="float">
            <text:p>1.5585829128</text:p>
          </table:table-cell>
        </table:table-row>
        <table:table-row table:style-name="ro1">
          <table:table-cell office:value-type="float" office:value="5.1247175" calcext:value-type="float">
            <text:p>5.1247175</text:p>
          </table:table-cell>
          <table:table-cell table:formula="of:=[.A4559]*0.3048" office:value-type="float" office:value="1.562013894" calcext:value-type="float">
            <text:p>1.562013894</text:p>
          </table:table-cell>
        </table:table-row>
        <table:table-row table:style-name="ro1">
          <table:table-cell office:value-type="float" office:value="5.1357856" calcext:value-type="float">
            <text:p>5.1357856</text:p>
          </table:table-cell>
          <table:table-cell table:formula="of:=[.A4560]*0.3048" office:value-type="float" office:value="1.56538745088" calcext:value-type="float">
            <text:p>1.56538745088</text:p>
          </table:table-cell>
        </table:table-row>
        <table:table-row table:style-name="ro1">
          <table:table-cell office:value-type="float" office:value="5.146652" calcext:value-type="float">
            <text:p>5.146652</text:p>
          </table:table-cell>
          <table:table-cell table:formula="of:=[.A4561]*0.3048" office:value-type="float" office:value="1.5686995296" calcext:value-type="float">
            <text:p>1.5686995296</text:p>
          </table:table-cell>
        </table:table-row>
        <table:table-row table:style-name="ro1">
          <table:table-cell office:value-type="float" office:value="5.1573007" calcext:value-type="float">
            <text:p>5.1573007</text:p>
          </table:table-cell>
          <table:table-cell table:formula="of:=[.A4562]*0.3048" office:value-type="float" office:value="1.57194525336" calcext:value-type="float">
            <text:p>1.57194525336</text:p>
          </table:table-cell>
        </table:table-row>
        <table:table-row table:style-name="ro1">
          <table:table-cell office:value-type="float" office:value="5.1677184" calcext:value-type="float">
            <text:p>5.1677184</text:p>
          </table:table-cell>
          <table:table-cell table:formula="of:=[.A4563]*0.3048" office:value-type="float" office:value="1.57512056832" calcext:value-type="float">
            <text:p>1.57512056832</text:p>
          </table:table-cell>
        </table:table-row>
        <table:table-row table:style-name="ro1">
          <table:table-cell office:value-type="float" office:value="5.1778944" calcext:value-type="float">
            <text:p>5.1778944</text:p>
          </table:table-cell>
          <table:table-cell table:formula="of:=[.A4564]*0.3048" office:value-type="float" office:value="1.57822221312" calcext:value-type="float">
            <text:p>1.57822221312</text:p>
          </table:table-cell>
        </table:table-row>
        <table:table-row table:style-name="ro1">
          <table:table-cell office:value-type="float" office:value="5.1878135" calcext:value-type="float">
            <text:p>5.1878135</text:p>
          </table:table-cell>
          <table:table-cell table:formula="of:=[.A4565]*0.3048" office:value-type="float" office:value="1.5812455548" calcext:value-type="float">
            <text:p>1.5812455548</text:p>
          </table:table-cell>
        </table:table-row>
        <table:table-row table:style-name="ro1">
          <table:table-cell office:value-type="float" office:value="5.1974645" calcext:value-type="float">
            <text:p>5.1974645</text:p>
          </table:table-cell>
          <table:table-cell table:formula="of:=[.A4566]*0.3048" office:value-type="float" office:value="1.5841871796" calcext:value-type="float">
            <text:p>1.5841871796</text:p>
          </table:table-cell>
        </table:table-row>
        <table:table-row table:style-name="ro1">
          <table:table-cell office:value-type="float" office:value="5.2068396" calcext:value-type="float">
            <text:p>5.2068396</text:p>
          </table:table-cell>
          <table:table-cell table:formula="of:=[.A4567]*0.3048" office:value-type="float" office:value="1.58704471008" calcext:value-type="float">
            <text:p>1.58704471008</text:p>
          </table:table-cell>
        </table:table-row>
        <table:table-row table:style-name="ro1">
          <table:table-cell office:value-type="float" office:value="5.2159266" calcext:value-type="float">
            <text:p>5.2159266</text:p>
          </table:table-cell>
          <table:table-cell table:formula="of:=[.A4568]*0.3048" office:value-type="float" office:value="1.58981442768" calcext:value-type="float">
            <text:p>1.58981442768</text:p>
          </table:table-cell>
        </table:table-row>
        <table:table-row table:style-name="ro1">
          <table:table-cell office:value-type="float" office:value="5.2247167" calcext:value-type="float">
            <text:p>5.2247167</text:p>
          </table:table-cell>
          <table:table-cell table:formula="of:=[.A4569]*0.3048" office:value-type="float" office:value="1.59249365016" calcext:value-type="float">
            <text:p>1.59249365016</text:p>
          </table:table-cell>
        </table:table-row>
        <table:table-row table:style-name="ro1">
          <table:table-cell office:value-type="float" office:value="5.2332044" calcext:value-type="float">
            <text:p>5.2332044</text:p>
          </table:table-cell>
          <table:table-cell table:formula="of:=[.A4570]*0.3048" office:value-type="float" office:value="1.59508070112" calcext:value-type="float">
            <text:p>1.59508070112</text:p>
          </table:table-cell>
        </table:table-row>
        <table:table-row table:style-name="ro1">
          <table:table-cell office:value-type="float" office:value="5.2413819" calcext:value-type="float">
            <text:p>5.2413819</text:p>
          </table:table-cell>
          <table:table-cell table:formula="of:=[.A4571]*0.3048" office:value-type="float" office:value="1.59757320312" calcext:value-type="float">
            <text:p>1.59757320312</text:p>
          </table:table-cell>
        </table:table-row>
        <table:table-row table:style-name="ro1">
          <table:table-cell office:value-type="float" office:value="5.2492449" calcext:value-type="float">
            <text:p>5.2492449</text:p>
          </table:table-cell>
          <table:table-cell table:formula="of:=[.A4572]*0.3048" office:value-type="float" office:value="1.59996984552" calcext:value-type="float">
            <text:p>1.59996984552</text:p>
          </table:table-cell>
        </table:table-row>
        <table:table-row table:style-name="ro1">
          <table:table-cell office:value-type="float" office:value="5.2567911" calcext:value-type="float">
            <text:p>5.2567911</text:p>
          </table:table-cell>
          <table:table-cell table:formula="of:=[.A4573]*0.3048" office:value-type="float" office:value="1.60226992728" calcext:value-type="float">
            <text:p>1.60226992728</text:p>
          </table:table-cell>
        </table:table-row>
        <table:table-row table:style-name="ro1">
          <table:table-cell office:value-type="float" office:value="5.2640181" calcext:value-type="float">
            <text:p>5.2640181</text:p>
          </table:table-cell>
          <table:table-cell table:formula="of:=[.A4574]*0.3048" office:value-type="float" office:value="1.60447271688" calcext:value-type="float">
            <text:p>1.60447271688</text:p>
          </table:table-cell>
        </table:table-row>
        <table:table-row table:style-name="ro1">
          <table:table-cell office:value-type="float" office:value="5.2709236" calcext:value-type="float">
            <text:p>5.2709236</text:p>
          </table:table-cell>
          <table:table-cell table:formula="of:=[.A4575]*0.3048" office:value-type="float" office:value="1.60657751328" calcext:value-type="float">
            <text:p>1.60657751328</text:p>
          </table:table-cell>
        </table:table-row>
        <table:table-row table:style-name="ro1">
          <table:table-cell office:value-type="float" office:value="5.2775059" calcext:value-type="float">
            <text:p>5.2775059</text:p>
          </table:table-cell>
          <table:table-cell table:formula="of:=[.A4576]*0.3048" office:value-type="float" office:value="1.60858379832" calcext:value-type="float">
            <text:p>1.60858379832</text:p>
          </table:table-cell>
        </table:table-row>
        <table:table-row table:style-name="ro1">
          <table:table-cell office:value-type="float" office:value="5.2837663" calcext:value-type="float">
            <text:p>5.2837663</text:p>
          </table:table-cell>
          <table:table-cell table:formula="of:=[.A4577]*0.3048" office:value-type="float" office:value="1.61049196824" calcext:value-type="float">
            <text:p>1.61049196824</text:p>
          </table:table-cell>
        </table:table-row>
        <table:table-row table:style-name="ro1">
          <table:table-cell office:value-type="float" office:value="5.2897074" calcext:value-type="float">
            <text:p>5.2897074</text:p>
          </table:table-cell>
          <table:table-cell table:formula="of:=[.A4578]*0.3048" office:value-type="float" office:value="1.61230281552" calcext:value-type="float">
            <text:p>1.61230281552</text:p>
          </table:table-cell>
        </table:table-row>
        <table:table-row table:style-name="ro1">
          <table:table-cell office:value-type="float" office:value="5.2953291" calcext:value-type="float">
            <text:p>5.2953291</text:p>
          </table:table-cell>
          <table:table-cell table:formula="of:=[.A4579]*0.3048" office:value-type="float" office:value="1.61401630968" calcext:value-type="float">
            <text:p>1.61401630968</text:p>
          </table:table-cell>
        </table:table-row>
        <table:table-row table:style-name="ro1">
          <table:table-cell office:value-type="float" office:value="5.3006353" calcext:value-type="float">
            <text:p>5.3006353</text:p>
          </table:table-cell>
          <table:table-cell table:formula="of:=[.A4580]*0.3048" office:value-type="float" office:value="1.61563363944" calcext:value-type="float">
            <text:p>1.61563363944</text:p>
          </table:table-cell>
        </table:table-row>
        <table:table-row table:style-name="ro1">
          <table:table-cell office:value-type="float" office:value="5.3056293" calcext:value-type="float">
            <text:p>5.3056293</text:p>
          </table:table-cell>
          <table:table-cell table:formula="of:=[.A4581]*0.3048" office:value-type="float" office:value="1.61715581064" calcext:value-type="float">
            <text:p>1.61715581064</text:p>
          </table:table-cell>
        </table:table-row>
        <table:table-row table:style-name="ro1">
          <table:table-cell office:value-type="float" office:value="5.3103194" calcext:value-type="float">
            <text:p>5.3103194</text:p>
          </table:table-cell>
          <table:table-cell table:formula="of:=[.A4582]*0.3048" office:value-type="float" office:value="1.61858535312" calcext:value-type="float">
            <text:p>1.61858535312</text:p>
          </table:table-cell>
        </table:table-row>
        <table:table-row table:style-name="ro1">
          <table:table-cell office:value-type="float" office:value="5.3147044" calcext:value-type="float">
            <text:p>5.3147044</text:p>
          </table:table-cell>
          <table:table-cell table:formula="of:=[.A4583]*0.3048" office:value-type="float" office:value="1.61992190112" calcext:value-type="float">
            <text:p>1.61992190112</text:p>
          </table:table-cell>
        </table:table-row>
        <table:table-row table:style-name="ro1">
          <table:table-cell office:value-type="float" office:value="5.3187971" calcext:value-type="float">
            <text:p>5.3187971</text:p>
          </table:table-cell>
          <table:table-cell table:formula="of:=[.A4584]*0.3048" office:value-type="float" office:value="1.62116935608" calcext:value-type="float">
            <text:p>1.62116935608</text:p>
          </table:table-cell>
        </table:table-row>
        <table:table-row table:style-name="ro1">
          <table:table-cell office:value-type="float" office:value="5.3225973" calcext:value-type="float">
            <text:p>5.3225973</text:p>
          </table:table-cell>
          <table:table-cell table:formula="of:=[.A4585]*0.3048" office:value-type="float" office:value="1.62232765704" calcext:value-type="float">
            <text:p>1.62232765704</text:p>
          </table:table-cell>
        </table:table-row>
        <table:table-row table:style-name="ro1">
          <table:table-cell office:value-type="float" office:value="5.3261127" calcext:value-type="float">
            <text:p>5.3261127</text:p>
          </table:table-cell>
          <table:table-cell table:formula="of:=[.A4586]*0.3048" office:value-type="float" office:value="1.62339915096" calcext:value-type="float">
            <text:p>1.62339915096</text:p>
          </table:table-cell>
        </table:table-row>
        <table:table-row table:style-name="ro1">
          <table:table-cell office:value-type="float" office:value="5.3293469" calcext:value-type="float">
            <text:p>5.3293469</text:p>
          </table:table-cell>
          <table:table-cell table:formula="of:=[.A4587]*0.3048" office:value-type="float" office:value="1.62438493512" calcext:value-type="float">
            <text:p>1.62438493512</text:p>
          </table:table-cell>
        </table:table-row>
        <table:table-row table:style-name="ro1">
          <table:table-cell office:value-type="float" office:value="5.3323033" calcext:value-type="float">
            <text:p>5.3323033</text:p>
          </table:table-cell>
          <table:table-cell table:formula="of:=[.A4588]*0.3048" office:value-type="float" office:value="1.62528604584" calcext:value-type="float">
            <text:p>1.62528604584</text:p>
          </table:table-cell>
        </table:table-row>
        <table:table-row table:style-name="ro1">
          <table:table-cell office:value-type="float" office:value="5.3349795" calcext:value-type="float">
            <text:p>5.3349795</text:p>
          </table:table-cell>
          <table:table-cell table:formula="of:=[.A4589]*0.3048" office:value-type="float" office:value="1.6261017516" calcext:value-type="float">
            <text:p>1.6261017516</text:p>
          </table:table-cell>
        </table:table-row>
        <table:table-row table:style-name="ro1">
          <table:table-cell office:value-type="float" office:value="5.3373797" calcext:value-type="float">
            <text:p>5.3373797</text:p>
          </table:table-cell>
          <table:table-cell table:formula="of:=[.A4590]*0.3048" office:value-type="float" office:value="1.62683333256" calcext:value-type="float">
            <text:p>1.62683333256</text:p>
          </table:table-cell>
        </table:table-row>
        <table:table-row table:style-name="ro1">
          <table:table-cell office:value-type="float" office:value="5.3395007" calcext:value-type="float">
            <text:p>5.3395007</text:p>
          </table:table-cell>
          <table:table-cell table:formula="of:=[.A4591]*0.3048" office:value-type="float" office:value="1.62747981336" calcext:value-type="float">
            <text:p>1.62747981336</text:p>
          </table:table-cell>
        </table:table-row>
        <table:table-row table:style-name="ro1">
          <table:table-cell office:value-type="float" office:value="5.3413355" calcext:value-type="float">
            <text:p>5.3413355</text:p>
          </table:table-cell>
          <table:table-cell table:formula="of:=[.A4592]*0.3048" office:value-type="float" office:value="1.6280390604" calcext:value-type="float">
            <text:p>1.6280390604</text:p>
          </table:table-cell>
        </table:table-row>
        <table:table-row table:style-name="ro1">
          <table:table-cell office:value-type="float" office:value="5.3428805" calcext:value-type="float">
            <text:p>5.3428805</text:p>
          </table:table-cell>
          <table:table-cell table:formula="of:=[.A4593]*0.3048" office:value-type="float" office:value="1.6285099764" calcext:value-type="float">
            <text:p>1.6285099764</text:p>
          </table:table-cell>
        </table:table-row>
        <table:table-row table:style-name="ro1">
          <table:table-cell office:value-type="float" office:value="5.34413" calcext:value-type="float">
            <text:p>5.34413</text:p>
          </table:table-cell>
          <table:table-cell table:formula="of:=[.A4594]*0.3048" office:value-type="float" office:value="1.628890824" calcext:value-type="float">
            <text:p>1.628890824</text:p>
          </table:table-cell>
        </table:table-row>
        <table:table-row table:style-name="ro1">
          <table:table-cell office:value-type="float" office:value="5.3450749" calcext:value-type="float">
            <text:p>5.3450749</text:p>
          </table:table-cell>
          <table:table-cell table:formula="of:=[.A4595]*0.3048" office:value-type="float" office:value="1.62917882952" calcext:value-type="float">
            <text:p>1.62917882952</text:p>
          </table:table-cell>
        </table:table-row>
        <table:table-row table:style-name="ro1">
          <table:table-cell office:value-type="float" office:value="5.3457036" calcext:value-type="float">
            <text:p>5.3457036</text:p>
          </table:table-cell>
          <table:table-cell table:formula="of:=[.A4596]*0.3048" office:value-type="float" office:value="1.62937045728" calcext:value-type="float">
            <text:p>1.62937045728</text:p>
          </table:table-cell>
        </table:table-row>
        <table:table-row table:style-name="ro1">
          <table:table-cell office:value-type="float" office:value="5.3460062" calcext:value-type="float">
            <text:p>5.3460062</text:p>
          </table:table-cell>
          <table:table-cell table:formula="of:=[.A4597]*0.3048" office:value-type="float" office:value="1.62946268976" calcext:value-type="float">
            <text:p>1.62946268976</text:p>
          </table:table-cell>
        </table:table-row>
        <table:table-row table:style-name="ro1">
          <table:table-cell office:value-type="float" office:value="5.3459682" calcext:value-type="float">
            <text:p>5.3459682</text:p>
          </table:table-cell>
          <table:table-cell table:formula="of:=[.A4598]*0.3048" office:value-type="float" office:value="1.62945110736" calcext:value-type="float">
            <text:p>1.62945110736</text:p>
          </table:table-cell>
        </table:table-row>
        <table:table-row table:style-name="ro1">
          <table:table-cell office:value-type="float" office:value="5.3455768" calcext:value-type="float">
            <text:p>5.3455768</text:p>
          </table:table-cell>
          <table:table-cell table:formula="of:=[.A4599]*0.3048" office:value-type="float" office:value="1.62933180864" calcext:value-type="float">
            <text:p>1.62933180864</text:p>
          </table:table-cell>
        </table:table-row>
        <table:table-row table:style-name="ro1">
          <table:table-cell office:value-type="float" office:value="5.3448107" calcext:value-type="float">
            <text:p>5.3448107</text:p>
          </table:table-cell>
          <table:table-cell table:formula="of:=[.A4600]*0.3048" office:value-type="float" office:value="1.62909830136" calcext:value-type="float">
            <text:p>1.62909830136</text:p>
          </table:table-cell>
        </table:table-row>
        <table:table-row table:style-name="ro1">
          <table:table-cell office:value-type="float" office:value="5.3436561" calcext:value-type="float">
            <text:p>5.3436561</text:p>
          </table:table-cell>
          <table:table-cell table:formula="of:=[.A4601]*0.3048" office:value-type="float" office:value="1.62874637928" calcext:value-type="float">
            <text:p>1.62874637928</text:p>
          </table:table-cell>
        </table:table-row>
        <table:table-row table:style-name="ro1">
          <table:table-cell office:value-type="float" office:value="5.3420897" calcext:value-type="float">
            <text:p>5.3420897</text:p>
          </table:table-cell>
          <table:table-cell table:formula="of:=[.A4602]*0.3048" office:value-type="float" office:value="1.62826894056" calcext:value-type="float">
            <text:p>1.62826894056</text:p>
          </table:table-cell>
        </table:table-row>
        <table:table-row table:style-name="ro1">
          <table:table-cell office:value-type="float" office:value="5.3400931" calcext:value-type="float">
            <text:p>5.3400931</text:p>
          </table:table-cell>
          <table:table-cell table:formula="of:=[.A4603]*0.3048" office:value-type="float" office:value="1.62766037688" calcext:value-type="float">
            <text:p>1.62766037688</text:p>
          </table:table-cell>
        </table:table-row>
        <table:table-row table:style-name="ro1">
          <table:table-cell office:value-type="float" office:value="5.3376384" calcext:value-type="float">
            <text:p>5.3376384</text:p>
          </table:table-cell>
          <table:table-cell table:formula="of:=[.A4604]*0.3048" office:value-type="float" office:value="1.62691218432" calcext:value-type="float">
            <text:p>1.62691218432</text:p>
          </table:table-cell>
        </table:table-row>
        <table:table-row table:style-name="ro1">
          <table:table-cell office:value-type="float" office:value="5.3347063" calcext:value-type="float">
            <text:p>5.3347063</text:p>
          </table:table-cell>
          <table:table-cell table:formula="of:=[.A4605]*0.3048" office:value-type="float" office:value="1.62601848024" calcext:value-type="float">
            <text:p>1.62601848024</text:p>
          </table:table-cell>
        </table:table-row>
        <table:table-row table:style-name="ro1">
          <table:table-cell office:value-type="float" office:value="5.3312666" calcext:value-type="float">
            <text:p>5.3312666</text:p>
          </table:table-cell>
          <table:table-cell table:formula="of:=[.A4606]*0.3048" office:value-type="float" office:value="1.62497005968" calcext:value-type="float">
            <text:p>1.62497005968</text:p>
          </table:table-cell>
        </table:table-row>
        <table:table-row table:style-name="ro1">
          <table:table-cell office:value-type="float" office:value="5.3272963" calcext:value-type="float">
            <text:p>5.3272963</text:p>
          </table:table-cell>
          <table:table-cell table:formula="of:=[.A4607]*0.3048" office:value-type="float" office:value="1.62375991224" calcext:value-type="float">
            <text:p>1.62375991224</text:p>
          </table:table-cell>
        </table:table-row>
        <table:table-row table:style-name="ro1">
          <table:table-cell office:value-type="float" office:value="5.3227661" calcext:value-type="float">
            <text:p>5.3227661</text:p>
          </table:table-cell>
          <table:table-cell table:formula="of:=[.A4608]*0.3048" office:value-type="float" office:value="1.62237910728" calcext:value-type="float">
            <text:p>1.62237910728</text:p>
          </table:table-cell>
        </table:table-row>
        <table:table-row table:style-name="ro1">
          <table:table-cell office:value-type="float" office:value="5.3176463" calcext:value-type="float">
            <text:p>5.3176463</text:p>
          </table:table-cell>
          <table:table-cell table:formula="of:=[.A4609]*0.3048" office:value-type="float" office:value="1.62081859224" calcext:value-type="float">
            <text:p>1.62081859224</text:p>
          </table:table-cell>
        </table:table-row>
        <table:table-row table:style-name="ro1">
          <table:table-cell office:value-type="float" office:value="5.3119085" calcext:value-type="float">
            <text:p>5.3119085</text:p>
          </table:table-cell>
          <table:table-cell table:formula="of:=[.A4610]*0.3048" office:value-type="float" office:value="1.6190697108" calcext:value-type="float">
            <text:p>1.6190697108</text:p>
          </table:table-cell>
        </table:table-row>
        <table:table-row table:style-name="ro1">
          <table:table-cell office:value-type="float" office:value="5.3055236" calcext:value-type="float">
            <text:p>5.3055236</text:p>
          </table:table-cell>
          <table:table-cell table:formula="of:=[.A4611]*0.3048" office:value-type="float" office:value="1.61712359328" calcext:value-type="float">
            <text:p>1.61712359328</text:p>
          </table:table-cell>
        </table:table-row>
        <table:table-row table:style-name="ro1">
          <table:table-cell office:value-type="float" office:value="5.2984581" calcext:value-type="float">
            <text:p>5.2984581</text:p>
          </table:table-cell>
          <table:table-cell table:formula="of:=[.A4612]*0.3048" office:value-type="float" office:value="1.61497002888" calcext:value-type="float">
            <text:p>1.61497002888</text:p>
          </table:table-cell>
        </table:table-row>
        <table:table-row table:style-name="ro1">
          <table:table-cell office:value-type="float" office:value="5.2906859" calcext:value-type="float">
            <text:p>5.2906859</text:p>
          </table:table-cell>
          <table:table-cell table:formula="of:=[.A4613]*0.3048" office:value-type="float" office:value="1.61260106232" calcext:value-type="float">
            <text:p>1.61260106232</text:p>
          </table:table-cell>
        </table:table-row>
        <table:table-row table:style-name="ro1">
          <table:table-cell office:value-type="float" office:value="5.2821746" calcext:value-type="float">
            <text:p>5.2821746</text:p>
          </table:table-cell>
          <table:table-cell table:formula="of:=[.A4614]*0.3048" office:value-type="float" office:value="1.61000681808" calcext:value-type="float">
            <text:p>1.61000681808</text:p>
          </table:table-cell>
        </table:table-row>
        <table:table-row table:style-name="ro1">
          <table:table-cell office:value-type="float" office:value="5.2728927" calcext:value-type="float">
            <text:p>5.2728927</text:p>
          </table:table-cell>
          <table:table-cell table:formula="of:=[.A4615]*0.3048" office:value-type="float" office:value="1.60717769496" calcext:value-type="float">
            <text:p>1.60717769496</text:p>
          </table:table-cell>
        </table:table-row>
        <table:table-row table:style-name="ro1">
          <table:table-cell office:value-type="float" office:value="5.2628105" calcext:value-type="float">
            <text:p>5.2628105</text:p>
          </table:table-cell>
          <table:table-cell table:formula="of:=[.A4616]*0.3048" office:value-type="float" office:value="1.6041046404" calcext:value-type="float">
            <text:p>1.6041046404</text:p>
          </table:table-cell>
        </table:table-row>
        <table:table-row table:style-name="ro1">
          <table:table-cell office:value-type="float" office:value="5.2518964" calcext:value-type="float">
            <text:p>5.2518964</text:p>
          </table:table-cell>
          <table:table-cell table:formula="of:=[.A4617]*0.3048" office:value-type="float" office:value="1.60077802272" calcext:value-type="float">
            <text:p>1.60077802272</text:p>
          </table:table-cell>
        </table:table-row>
        <table:table-row table:style-name="ro1">
          <table:table-cell office:value-type="float" office:value="5.240119" calcext:value-type="float">
            <text:p>5.240119</text:p>
          </table:table-cell>
          <table:table-cell table:formula="of:=[.A4618]*0.3048" office:value-type="float" office:value="1.5971882712" calcext:value-type="float">
            <text:p>1.5971882712</text:p>
          </table:table-cell>
        </table:table-row>
        <table:table-row table:style-name="ro1">
          <table:table-cell office:value-type="float" office:value="5.2274506" calcext:value-type="float">
            <text:p>5.2274506</text:p>
          </table:table-cell>
          <table:table-cell table:formula="of:=[.A4619]*0.3048" office:value-type="float" office:value="1.59332694288" calcext:value-type="float">
            <text:p>1.59332694288</text:p>
          </table:table-cell>
        </table:table-row>
        <table:table-row table:style-name="ro1">
          <table:table-cell office:value-type="float" office:value="5.2138588" calcext:value-type="float">
            <text:p>5.2138588</text:p>
          </table:table-cell>
          <table:table-cell table:formula="of:=[.A4620]*0.3048" office:value-type="float" office:value="1.58918416224" calcext:value-type="float">
            <text:p>1.58918416224</text:p>
          </table:table-cell>
        </table:table-row>
        <table:table-row table:style-name="ro1">
          <table:table-cell office:value-type="float" office:value="5.1993177" calcext:value-type="float">
            <text:p>5.1993177</text:p>
          </table:table-cell>
          <table:table-cell table:formula="of:=[.A4621]*0.3048" office:value-type="float" office:value="1.58475203496" calcext:value-type="float">
            <text:p>1.58475203496</text:p>
          </table:table-cell>
        </table:table-row>
        <table:table-row table:style-name="ro1">
          <table:table-cell office:value-type="float" office:value="5.1837981" calcext:value-type="float">
            <text:p>5.1837981</text:p>
          </table:table-cell>
          <table:table-cell table:formula="of:=[.A4622]*0.3048" office:value-type="float" office:value="1.58002166088" calcext:value-type="float">
            <text:p>1.58002166088</text:p>
          </table:table-cell>
        </table:table-row>
        <table:table-row table:style-name="ro1">
          <table:table-cell office:value-type="float" office:value="5.1672735" calcext:value-type="float">
            <text:p>5.1672735</text:p>
          </table:table-cell>
          <table:table-cell table:formula="of:=[.A4623]*0.3048" office:value-type="float" office:value="1.5749849628" calcext:value-type="float">
            <text:p>1.5749849628</text:p>
          </table:table-cell>
        </table:table-row>
        <table:table-row table:style-name="ro1">
          <table:table-cell office:value-type="float" office:value="5.14972" calcext:value-type="float">
            <text:p>5.14972</text:p>
          </table:table-cell>
          <table:table-cell table:formula="of:=[.A4624]*0.3048" office:value-type="float" office:value="1.569634656" calcext:value-type="float">
            <text:p>1.569634656</text:p>
          </table:table-cell>
        </table:table-row>
        <table:table-row table:style-name="ro1">
          <table:table-cell office:value-type="float" office:value="5.131115" calcext:value-type="float">
            <text:p>5.131115</text:p>
          </table:table-cell>
          <table:table-cell table:formula="of:=[.A4625]*0.3048" office:value-type="float" office:value="1.563963852" calcext:value-type="float">
            <text:p>1.563963852</text:p>
          </table:table-cell>
        </table:table-row>
        <table:table-row table:style-name="ro1">
          <table:table-cell office:value-type="float" office:value="5.1114357" calcext:value-type="float">
            <text:p>5.1114357</text:p>
          </table:table-cell>
          <table:table-cell table:formula="of:=[.A4626]*0.3048" office:value-type="float" office:value="1.55796560136" calcext:value-type="float">
            <text:p>1.55796560136</text:p>
          </table:table-cell>
        </table:table-row>
        <table:table-row table:style-name="ro1">
          <table:table-cell office:value-type="float" office:value="5.0906661" calcext:value-type="float">
            <text:p>5.0906661</text:p>
          </table:table-cell>
          <table:table-cell table:formula="of:=[.A4627]*0.3048" office:value-type="float" office:value="1.55163502728" calcext:value-type="float">
            <text:p>1.55163502728</text:p>
          </table:table-cell>
        </table:table-row>
        <table:table-row table:style-name="ro1">
          <table:table-cell office:value-type="float" office:value="5.0687895" calcext:value-type="float">
            <text:p>5.0687895</text:p>
          </table:table-cell>
          <table:table-cell table:formula="of:=[.A4628]*0.3048" office:value-type="float" office:value="1.5449670396" calcext:value-type="float">
            <text:p>1.5449670396</text:p>
          </table:table-cell>
        </table:table-row>
        <table:table-row table:style-name="ro1">
          <table:table-cell office:value-type="float" office:value="5.0457919" calcext:value-type="float">
            <text:p>5.0457919</text:p>
          </table:table-cell>
          <table:table-cell table:formula="of:=[.A4629]*0.3048" office:value-type="float" office:value="1.53795737112" calcext:value-type="float">
            <text:p>1.53795737112</text:p>
          </table:table-cell>
        </table:table-row>
        <table:table-row table:style-name="ro1">
          <table:table-cell office:value-type="float" office:value="5.0216632" calcext:value-type="float">
            <text:p>5.0216632</text:p>
          </table:table-cell>
          <table:table-cell table:formula="of:=[.A4630]*0.3048" office:value-type="float" office:value="1.53060294336" calcext:value-type="float">
            <text:p>1.53060294336</text:p>
          </table:table-cell>
        </table:table-row>
        <table:table-row table:style-name="ro1">
          <table:table-cell office:value-type="float" office:value="4.9963939" calcext:value-type="float">
            <text:p>4.9963939</text:p>
          </table:table-cell>
          <table:table-cell table:formula="of:=[.A4631]*0.3048" office:value-type="float" office:value="1.52290086072" calcext:value-type="float">
            <text:p>1.52290086072</text:p>
          </table:table-cell>
        </table:table-row>
        <table:table-row table:style-name="ro1">
          <table:table-cell office:value-type="float" office:value="4.9699805" calcext:value-type="float">
            <text:p>4.9699805</text:p>
          </table:table-cell>
          <table:table-cell table:formula="of:=[.A4632]*0.3048" office:value-type="float" office:value="1.5148500564" calcext:value-type="float">
            <text:p>1.5148500564</text:p>
          </table:table-cell>
        </table:table-row>
        <table:table-row table:style-name="ro1">
          <table:table-cell office:value-type="float" office:value="4.9424186" calcext:value-type="float">
            <text:p>4.9424186</text:p>
          </table:table-cell>
          <table:table-cell table:formula="of:=[.A4633]*0.3048" office:value-type="float" office:value="1.50644918928" calcext:value-type="float">
            <text:p>1.50644918928</text:p>
          </table:table-cell>
        </table:table-row>
        <table:table-row table:style-name="ro1">
          <table:table-cell office:value-type="float" office:value="4.9137094" calcext:value-type="float">
            <text:p>4.9137094</text:p>
          </table:table-cell>
          <table:table-cell table:formula="of:=[.A4634]*0.3048" office:value-type="float" office:value="1.49769862512" calcext:value-type="float">
            <text:p>1.49769862512</text:p>
          </table:table-cell>
        </table:table-row>
        <table:table-row table:style-name="ro1">
          <table:table-cell office:value-type="float" office:value="4.8838558" calcext:value-type="float">
            <text:p>4.8838558</text:p>
          </table:table-cell>
          <table:table-cell table:formula="of:=[.A4635]*0.3048" office:value-type="float" office:value="1.48859924784" calcext:value-type="float">
            <text:p>1.48859924784</text:p>
          </table:table-cell>
        </table:table-row>
        <table:table-row table:style-name="ro1">
          <table:table-cell office:value-type="float" office:value="4.8528631" calcext:value-type="float">
            <text:p>4.8528631</text:p>
          </table:table-cell>
          <table:table-cell table:formula="of:=[.A4636]*0.3048" office:value-type="float" office:value="1.47915267288" calcext:value-type="float">
            <text:p>1.47915267288</text:p>
          </table:table-cell>
        </table:table-row>
        <table:table-row table:style-name="ro1">
          <table:table-cell office:value-type="float" office:value="4.8207405" calcext:value-type="float">
            <text:p>4.8207405</text:p>
          </table:table-cell>
          <table:table-cell table:formula="of:=[.A4637]*0.3048" office:value-type="float" office:value="1.4693617044" calcext:value-type="float">
            <text:p>1.4693617044</text:p>
          </table:table-cell>
        </table:table-row>
        <table:table-row table:style-name="ro1">
          <table:table-cell office:value-type="float" office:value="4.787497" calcext:value-type="float">
            <text:p>4.787497</text:p>
          </table:table-cell>
          <table:table-cell table:formula="of:=[.A4638]*0.3048" office:value-type="float" office:value="1.4592290856" calcext:value-type="float">
            <text:p>1.4592290856</text:p>
          </table:table-cell>
        </table:table-row>
        <table:table-row table:style-name="ro1">
          <table:table-cell office:value-type="float" office:value="4.7531474" calcext:value-type="float">
            <text:p>4.7531474</text:p>
          </table:table-cell>
          <table:table-cell table:formula="of:=[.A4639]*0.3048" office:value-type="float" office:value="1.44875932752" calcext:value-type="float">
            <text:p>1.44875932752</text:p>
          </table:table-cell>
        </table:table-row>
        <table:table-row table:style-name="ro1">
          <table:table-cell office:value-type="float" office:value="4.7177033" calcext:value-type="float">
            <text:p>4.7177033</text:p>
          </table:table-cell>
          <table:table-cell table:formula="of:=[.A4640]*0.3048" office:value-type="float" office:value="1.43795596584" calcext:value-type="float">
            <text:p>1.43795596584</text:p>
          </table:table-cell>
        </table:table-row>
        <table:table-row table:style-name="ro1">
          <table:table-cell office:value-type="float" office:value="4.6811838" calcext:value-type="float">
            <text:p>4.6811838</text:p>
          </table:table-cell>
          <table:table-cell table:formula="of:=[.A4641]*0.3048" office:value-type="float" office:value="1.42682482224" calcext:value-type="float">
            <text:p>1.42682482224</text:p>
          </table:table-cell>
        </table:table-row>
        <table:table-row table:style-name="ro1">
          <table:table-cell office:value-type="float" office:value="4.6436052" calcext:value-type="float">
            <text:p>4.6436052</text:p>
          </table:table-cell>
          <table:table-cell table:formula="of:=[.A4642]*0.3048" office:value-type="float" office:value="1.41537086496" calcext:value-type="float">
            <text:p>1.41537086496</text:p>
          </table:table-cell>
        </table:table-row>
        <table:table-row table:style-name="ro1">
          <table:table-cell office:value-type="float" office:value="4.6049876" calcext:value-type="float">
            <text:p>4.6049876</text:p>
          </table:table-cell>
          <table:table-cell table:formula="of:=[.A4643]*0.3048" office:value-type="float" office:value="1.40360022048" calcext:value-type="float">
            <text:p>1.40360022048</text:p>
          </table:table-cell>
        </table:table-row>
        <table:table-row table:style-name="ro1">
          <table:table-cell office:value-type="float" office:value="4.5653498" calcext:value-type="float">
            <text:p>4.5653498</text:p>
          </table:table-cell>
          <table:table-cell table:formula="of:=[.A4644]*0.3048" office:value-type="float" office:value="1.39151861904" calcext:value-type="float">
            <text:p>1.39151861904</text:p>
          </table:table-cell>
        </table:table-row>
        <table:table-row table:style-name="ro1">
          <table:table-cell office:value-type="float" office:value="4.5247152" calcext:value-type="float">
            <text:p>4.5247152</text:p>
          </table:table-cell>
          <table:table-cell table:formula="of:=[.A4645]*0.3048" office:value-type="float" office:value="1.37913319296" calcext:value-type="float">
            <text:p>1.37913319296</text:p>
          </table:table-cell>
        </table:table-row>
        <table:table-row table:style-name="ro1">
          <table:table-cell office:value-type="float" office:value="4.4831047" calcext:value-type="float">
            <text:p>4.4831047</text:p>
          </table:table-cell>
          <table:table-cell table:formula="of:=[.A4646]*0.3048" office:value-type="float" office:value="1.36645031256" calcext:value-type="float">
            <text:p>1.36645031256</text:p>
          </table:table-cell>
        </table:table-row>
        <table:table-row table:style-name="ro1">
          <table:table-cell office:value-type="float" office:value="4.4405384" calcext:value-type="float">
            <text:p>4.4405384</text:p>
          </table:table-cell>
          <table:table-cell table:formula="of:=[.A4647]*0.3048" office:value-type="float" office:value="1.35347610432" calcext:value-type="float">
            <text:p>1.35347610432</text:p>
          </table:table-cell>
        </table:table-row>
        <table:table-row table:style-name="ro1">
          <table:table-cell office:value-type="float" office:value="4.397042" calcext:value-type="float">
            <text:p>4.397042</text:p>
          </table:table-cell>
          <table:table-cell table:formula="of:=[.A4648]*0.3048" office:value-type="float" office:value="1.3402184016" calcext:value-type="float">
            <text:p>1.3402184016</text:p>
          </table:table-cell>
        </table:table-row>
        <table:table-row table:style-name="ro1">
          <table:table-cell office:value-type="float" office:value="4.3526351" calcext:value-type="float">
            <text:p>4.3526351</text:p>
          </table:table-cell>
          <table:table-cell table:formula="of:=[.A4649]*0.3048" office:value-type="float" office:value="1.32668317848" calcext:value-type="float">
            <text:p>1.32668317848</text:p>
          </table:table-cell>
        </table:table-row>
        <table:table-row table:style-name="ro1">
          <table:table-cell office:value-type="float" office:value="4.3073401" calcext:value-type="float">
            <text:p>4.3073401</text:p>
          </table:table-cell>
          <table:table-cell table:formula="of:=[.A4650]*0.3048" office:value-type="float" office:value="1.31287726248" calcext:value-type="float">
            <text:p>1.31287726248</text:p>
          </table:table-cell>
        </table:table-row>
        <table:table-row table:style-name="ro1">
          <table:table-cell office:value-type="float" office:value="4.2611804" calcext:value-type="float">
            <text:p>4.2611804</text:p>
          </table:table-cell>
          <table:table-cell table:formula="of:=[.A4651]*0.3048" office:value-type="float" office:value="1.29880778592" calcext:value-type="float">
            <text:p>1.29880778592</text:p>
          </table:table-cell>
        </table:table-row>
        <table:table-row table:style-name="ro1">
          <table:table-cell office:value-type="float" office:value="4.2141757" calcext:value-type="float">
            <text:p>4.2141757</text:p>
          </table:table-cell>
          <table:table-cell table:formula="of:=[.A4652]*0.3048" office:value-type="float" office:value="1.28448075336" calcext:value-type="float">
            <text:p>1.28448075336</text:p>
          </table:table-cell>
        </table:table-row>
        <table:table-row table:style-name="ro1">
          <table:table-cell office:value-type="float" office:value="4.1663475" calcext:value-type="float">
            <text:p>4.1663475</text:p>
          </table:table-cell>
          <table:table-cell table:formula="of:=[.A4653]*0.3048" office:value-type="float" office:value="1.269902718" calcext:value-type="float">
            <text:p>1.269902718</text:p>
          </table:table-cell>
        </table:table-row>
        <table:table-row table:style-name="ro1">
          <table:table-cell office:value-type="float" office:value="4.1177149" calcext:value-type="float">
            <text:p>4.1177149</text:p>
          </table:table-cell>
          <table:table-cell table:formula="of:=[.A4654]*0.3048" office:value-type="float" office:value="1.25507950152" calcext:value-type="float">
            <text:p>1.25507950152</text:p>
          </table:table-cell>
        </table:table-row>
        <table:table-row table:style-name="ro1">
          <table:table-cell office:value-type="float" office:value="4.0682981" calcext:value-type="float">
            <text:p>4.0682981</text:p>
          </table:table-cell>
          <table:table-cell table:formula="of:=[.A4655]*0.3048" office:value-type="float" office:value="1.24001726088" calcext:value-type="float">
            <text:p>1.24001726088</text:p>
          </table:table-cell>
        </table:table-row>
        <table:table-row table:style-name="ro1">
          <table:table-cell office:value-type="float" office:value="4.0181131" calcext:value-type="float">
            <text:p>4.0181131</text:p>
          </table:table-cell>
          <table:table-cell table:formula="of:=[.A4656]*0.3048" office:value-type="float" office:value="1.22472087288" calcext:value-type="float">
            <text:p>1.22472087288</text:p>
          </table:table-cell>
        </table:table-row>
        <table:table-row table:style-name="ro1">
          <table:table-cell office:value-type="float" office:value="3.9671788" calcext:value-type="float">
            <text:p>3.9671788</text:p>
          </table:table-cell>
          <table:table-cell table:formula="of:=[.A4657]*0.3048" office:value-type="float" office:value="1.20919609824" calcext:value-type="float">
            <text:p>1.20919609824</text:p>
          </table:table-cell>
        </table:table-row>
        <table:table-row table:style-name="ro1">
          <table:table-cell office:value-type="float" office:value="3.9155097" calcext:value-type="float">
            <text:p>3.9155097</text:p>
          </table:table-cell>
          <table:table-cell table:formula="of:=[.A4658]*0.3048" office:value-type="float" office:value="1.19344735656" calcext:value-type="float">
            <text:p>1.19344735656</text:p>
          </table:table-cell>
        </table:table-row>
        <table:table-row table:style-name="ro1">
          <table:table-cell office:value-type="float" office:value="3.8631198" calcext:value-type="float">
            <text:p>3.8631198</text:p>
          </table:table-cell>
          <table:table-cell table:formula="of:=[.A4659]*0.3048" office:value-type="float" office:value="1.17747891504" calcext:value-type="float">
            <text:p>1.17747891504</text:p>
          </table:table-cell>
        </table:table-row>
        <table:table-row table:style-name="ro1">
          <table:table-cell office:value-type="float" office:value="3.8100264" calcext:value-type="float">
            <text:p>3.8100264</text:p>
          </table:table-cell>
          <table:table-cell table:formula="of:=[.A4660]*0.3048" office:value-type="float" office:value="1.16129604672" calcext:value-type="float">
            <text:p>1.16129604672</text:p>
          </table:table-cell>
        </table:table-row>
        <table:table-row table:style-name="ro1">
          <table:table-cell office:value-type="float" office:value="3.7562408" calcext:value-type="float">
            <text:p>3.7562408</text:p>
          </table:table-cell>
          <table:table-cell table:formula="of:=[.A4661]*0.3048" office:value-type="float" office:value="1.14490219584" calcext:value-type="float">
            <text:p>1.14490219584</text:p>
          </table:table-cell>
        </table:table-row>
        <table:table-row table:style-name="ro1">
          <table:table-cell office:value-type="float" office:value="3.7017741" calcext:value-type="float">
            <text:p>3.7017741</text:p>
          </table:table-cell>
          <table:table-cell table:formula="of:=[.A4662]*0.3048" office:value-type="float" office:value="1.12830074568" calcext:value-type="float">
            <text:p>1.12830074568</text:p>
          </table:table-cell>
        </table:table-row>
        <table:table-row table:style-name="ro1">
          <table:table-cell office:value-type="float" office:value="3.6466417" calcext:value-type="float">
            <text:p>3.6466417</text:p>
          </table:table-cell>
          <table:table-cell table:formula="of:=[.A4663]*0.3048" office:value-type="float" office:value="1.11149639016" calcext:value-type="float">
            <text:p>1.11149639016</text:p>
          </table:table-cell>
        </table:table-row>
        <table:table-row table:style-name="ro1">
          <table:table-cell office:value-type="float" office:value="3.590853" calcext:value-type="float">
            <text:p>3.590853</text:p>
          </table:table-cell>
          <table:table-cell table:formula="of:=[.A4664]*0.3048" office:value-type="float" office:value="1.0944919944" calcext:value-type="float">
            <text:p>1.0944919944</text:p>
          </table:table-cell>
        </table:table-row>
        <table:table-row table:style-name="ro1">
          <table:table-cell office:value-type="float" office:value="3.5344186" calcext:value-type="float">
            <text:p>3.5344186</text:p>
          </table:table-cell>
          <table:table-cell table:formula="of:=[.A4665]*0.3048" office:value-type="float" office:value="1.07729078928" calcext:value-type="float">
            <text:p>1.07729078928</text:p>
          </table:table-cell>
        </table:table-row>
        <table:table-row table:style-name="ro1">
          <table:table-cell office:value-type="float" office:value="3.4773508" calcext:value-type="float">
            <text:p>3.4773508</text:p>
          </table:table-cell>
          <table:table-cell table:formula="of:=[.A4666]*0.3048" office:value-type="float" office:value="1.05989652384" calcext:value-type="float">
            <text:p>1.05989652384</text:p>
          </table:table-cell>
        </table:table-row>
        <table:table-row table:style-name="ro1">
          <table:table-cell office:value-type="float" office:value="3.4196568" calcext:value-type="float">
            <text:p>3.4196568</text:p>
          </table:table-cell>
          <table:table-cell table:formula="of:=[.A4667]*0.3048" office:value-type="float" office:value="1.04231139264" calcext:value-type="float">
            <text:p>1.04231139264</text:p>
          </table:table-cell>
        </table:table-row>
        <table:table-row table:style-name="ro1">
          <table:table-cell office:value-type="float" office:value="3.3613502" calcext:value-type="float">
            <text:p>3.3613502</text:p>
          </table:table-cell>
          <table:table-cell table:formula="of:=[.A4668]*0.3048" office:value-type="float" office:value="1.02453954096" calcext:value-type="float">
            <text:p>1.02453954096</text:p>
          </table:table-cell>
        </table:table-row>
        <table:table-row table:style-name="ro1">
          <table:table-cell office:value-type="float" office:value="3.3024417" calcext:value-type="float">
            <text:p>3.3024417</text:p>
          </table:table-cell>
          <table:table-cell table:formula="of:=[.A4669]*0.3048" office:value-type="float" office:value="1.00658423016" calcext:value-type="float">
            <text:p>1.00658423016</text:p>
          </table:table-cell>
        </table:table-row>
        <table:table-row table:style-name="ro1">
          <table:table-cell office:value-type="float" office:value="3.2429401" calcext:value-type="float">
            <text:p>3.2429401</text:p>
          </table:table-cell>
          <table:table-cell table:formula="of:=[.A4670]*0.3048" office:value-type="float" office:value="0.98844814248" calcext:value-type="float">
            <text:p>0.98844814248</text:p>
          </table:table-cell>
        </table:table-row>
        <table:table-row table:style-name="ro1">
          <table:table-cell office:value-type="float" office:value="3.1828595" calcext:value-type="float">
            <text:p>3.1828595</text:p>
          </table:table-cell>
          <table:table-cell table:formula="of:=[.A4671]*0.3048" office:value-type="float" office:value="0.9701355756" calcext:value-type="float">
            <text:p>0.9701355756</text:p>
          </table:table-cell>
        </table:table-row>
        <table:table-row table:style-name="ro1">
          <table:table-cell office:value-type="float" office:value="3.1222119" calcext:value-type="float">
            <text:p>3.1222119</text:p>
          </table:table-cell>
          <table:table-cell table:formula="of:=[.A4672]*0.3048" office:value-type="float" office:value="0.95165018712" calcext:value-type="float">
            <text:p>0.95165018712</text:p>
          </table:table-cell>
        </table:table-row>
        <table:table-row table:style-name="ro1">
          <table:table-cell office:value-type="float" office:value="3.0610095" calcext:value-type="float">
            <text:p>3.0610095</text:p>
          </table:table-cell>
          <table:table-cell table:formula="of:=[.A4673]*0.3048" office:value-type="float" office:value="0.9329956956" calcext:value-type="float">
            <text:p>0.9329956956</text:p>
          </table:table-cell>
        </table:table-row>
        <table:table-row table:style-name="ro1">
          <table:table-cell office:value-type="float" office:value="2.9992651" calcext:value-type="float">
            <text:p>2.9992651</text:p>
          </table:table-cell>
          <table:table-cell table:formula="of:=[.A4674]*0.3048" office:value-type="float" office:value="0.91417600248" calcext:value-type="float">
            <text:p>0.91417600248</text:p>
          </table:table-cell>
        </table:table-row>
        <table:table-row table:style-name="ro1">
          <table:table-cell office:value-type="float" office:value="2.9369955" calcext:value-type="float">
            <text:p>2.9369955</text:p>
          </table:table-cell>
          <table:table-cell table:formula="of:=[.A4675]*0.3048" office:value-type="float" office:value="0.8951962284" calcext:value-type="float">
            <text:p>0.8951962284</text:p>
          </table:table-cell>
        </table:table-row>
        <table:table-row table:style-name="ro1">
          <table:table-cell office:value-type="float" office:value="2.8742121" calcext:value-type="float">
            <text:p>2.8742121</text:p>
          </table:table-cell>
          <table:table-cell table:formula="of:=[.A4676]*0.3048" office:value-type="float" office:value="0.87605984808" calcext:value-type="float">
            <text:p>0.87605984808</text:p>
          </table:table-cell>
        </table:table-row>
        <table:table-row table:style-name="ro1">
          <table:table-cell office:value-type="float" office:value="2.8109303" calcext:value-type="float">
            <text:p>2.8109303</text:p>
          </table:table-cell>
          <table:table-cell table:formula="of:=[.A4677]*0.3048" office:value-type="float" office:value="0.85677155544" calcext:value-type="float">
            <text:p>0.85677155544</text:p>
          </table:table-cell>
        </table:table-row>
        <table:table-row table:style-name="ro1">
          <table:table-cell office:value-type="float" office:value="2.7471668" calcext:value-type="float">
            <text:p>2.7471668</text:p>
          </table:table-cell>
          <table:table-cell table:formula="of:=[.A4678]*0.3048" office:value-type="float" office:value="0.83733644064" calcext:value-type="float">
            <text:p>0.83733644064</text:p>
          </table:table-cell>
        </table:table-row>
        <table:table-row table:style-name="ro1">
          <table:table-cell office:value-type="float" office:value="2.6829356" calcext:value-type="float">
            <text:p>2.6829356</text:p>
          </table:table-cell>
          <table:table-cell table:formula="of:=[.A4679]*0.3048" office:value-type="float" office:value="0.81775877088" calcext:value-type="float">
            <text:p>0.81775877088</text:p>
          </table:table-cell>
        </table:table-row>
        <table:table-row table:style-name="ro1">
          <table:table-cell office:value-type="float" office:value="2.6182554" calcext:value-type="float">
            <text:p>2.6182554</text:p>
          </table:table-cell>
          <table:table-cell table:formula="of:=[.A4680]*0.3048" office:value-type="float" office:value="0.79804424592" calcext:value-type="float">
            <text:p>0.79804424592</text:p>
          </table:table-cell>
        </table:table-row>
        <table:table-row table:style-name="ro1">
          <table:table-cell office:value-type="float" office:value="2.5531427" calcext:value-type="float">
            <text:p>2.5531427</text:p>
          </table:table-cell>
          <table:table-cell table:formula="of:=[.A4681]*0.3048" office:value-type="float" office:value="0.77819789496" calcext:value-type="float">
            <text:p>0.77819789496</text:p>
          </table:table-cell>
        </table:table-row>
        <table:table-row table:style-name="ro1">
          <table:table-cell office:value-type="float" office:value="2.4876157" calcext:value-type="float">
            <text:p>2.4876157</text:p>
          </table:table-cell>
          <table:table-cell table:formula="of:=[.A4682]*0.3048" office:value-type="float" office:value="0.75822526536" calcext:value-type="float">
            <text:p>0.75822526536</text:p>
          </table:table-cell>
        </table:table-row>
        <table:table-row table:style-name="ro1">
          <table:table-cell office:value-type="float" office:value="2.42169094" calcext:value-type="float">
            <text:p>2.42169094</text:p>
          </table:table-cell>
          <table:table-cell table:formula="of:=[.A4683]*0.3048" office:value-type="float" office:value="0.738131398512" calcext:value-type="float">
            <text:p>0.738131398512</text:p>
          </table:table-cell>
        </table:table-row>
        <table:table-row table:style-name="ro1">
          <table:table-cell office:value-type="float" office:value="2.35538971" calcext:value-type="float">
            <text:p>2.35538971</text:p>
          </table:table-cell>
          <table:table-cell table:formula="of:=[.A4684]*0.3048" office:value-type="float" office:value="0.717922783608" calcext:value-type="float">
            <text:p>0.717922783608</text:p>
          </table:table-cell>
        </table:table-row>
        <table:table-row table:style-name="ro1">
          <table:table-cell office:value-type="float" office:value="2.28872925" calcext:value-type="float">
            <text:p>2.28872925</text:p>
          </table:table-cell>
          <table:table-cell table:formula="of:=[.A4685]*0.3048" office:value-type="float" office:value="0.6976046754" calcext:value-type="float">
            <text:p>0.6976046754</text:p>
          </table:table-cell>
        </table:table-row>
        <table:table-row table:style-name="ro1">
          <table:table-cell office:value-type="float" office:value="2.22172946" calcext:value-type="float">
            <text:p>2.22172946</text:p>
          </table:table-cell>
          <table:table-cell table:formula="of:=[.A4686]*0.3048" office:value-type="float" office:value="0.677183139408" calcext:value-type="float">
            <text:p>0.677183139408</text:p>
          </table:table-cell>
        </table:table-row>
        <table:table-row table:style-name="ro1">
          <table:table-cell office:value-type="float" office:value="2.15440738" calcext:value-type="float">
            <text:p>2.15440738</text:p>
          </table:table-cell>
          <table:table-cell table:formula="of:=[.A4687]*0.3048" office:value-type="float" office:value="0.656663369424" calcext:value-type="float">
            <text:p>0.656663369424</text:p>
          </table:table-cell>
        </table:table-row>
        <table:table-row table:style-name="ro1">
          <table:table-cell office:value-type="float" office:value="2.08678597" calcext:value-type="float">
            <text:p>2.08678597</text:p>
          </table:table-cell>
          <table:table-cell table:formula="of:=[.A4688]*0.3048" office:value-type="float" office:value="0.636052363656" calcext:value-type="float">
            <text:p>0.636052363656</text:p>
          </table:table-cell>
        </table:table-row>
        <table:table-row table:style-name="ro1">
          <table:table-cell office:value-type="float" office:value="2.01888067" calcext:value-type="float">
            <text:p>2.01888067</text:p>
          </table:table-cell>
          <table:table-cell table:formula="of:=[.A4689]*0.3048" office:value-type="float" office:value="0.615354828216" calcext:value-type="float">
            <text:p>0.615354828216</text:p>
          </table:table-cell>
        </table:table-row>
        <table:table-row table:style-name="ro1">
          <table:table-cell office:value-type="float" office:value="1.95071277" calcext:value-type="float">
            <text:p>1.95071277</text:p>
          </table:table-cell>
          <table:table-cell table:formula="of:=[.A4690]*0.3048" office:value-type="float" office:value="0.594577252296" calcext:value-type="float">
            <text:p>0.594577252296</text:p>
          </table:table-cell>
        </table:table-row>
        <table:table-row table:style-name="ro1">
          <table:table-cell office:value-type="float" office:value="1.88230073" calcext:value-type="float">
            <text:p>1.88230073</text:p>
          </table:table-cell>
          <table:table-cell table:formula="of:=[.A4691]*0.3048" office:value-type="float" office:value="0.573725262504" calcext:value-type="float">
            <text:p>0.573725262504</text:p>
          </table:table-cell>
        </table:table-row>
        <table:table-row table:style-name="ro1">
          <table:table-cell office:value-type="float" office:value="1.81366324" calcext:value-type="float">
            <text:p>1.81366324</text:p>
          </table:table-cell>
          <table:table-cell table:formula="of:=[.A4692]*0.3048" office:value-type="float" office:value="0.552804555552" calcext:value-type="float">
            <text:p>0.552804555552</text:p>
          </table:table-cell>
        </table:table-row>
        <table:table-row table:style-name="ro1">
          <table:table-cell office:value-type="float" office:value="1.74481942" calcext:value-type="float">
            <text:p>1.74481942</text:p>
          </table:table-cell>
          <table:table-cell table:formula="of:=[.A4693]*0.3048" office:value-type="float" office:value="0.531820959216" calcext:value-type="float">
            <text:p>0.531820959216</text:p>
          </table:table-cell>
        </table:table-row>
        <table:table-row table:style-name="ro1">
          <table:table-cell office:value-type="float" office:value="1.67578779" calcext:value-type="float">
            <text:p>1.67578779</text:p>
          </table:table-cell>
          <table:table-cell table:formula="of:=[.A4694]*0.3048" office:value-type="float" office:value="0.510780118392" calcext:value-type="float">
            <text:p>0.510780118392</text:p>
          </table:table-cell>
        </table:table-row>
        <table:table-row table:style-name="ro1">
          <table:table-cell office:value-type="float" office:value="1.6065881" calcext:value-type="float">
            <text:p>1.6065881</text:p>
          </table:table-cell>
          <table:table-cell table:formula="of:=[.A4695]*0.3048" office:value-type="float" office:value="0.48968805288" calcext:value-type="float">
            <text:p>0.48968805288</text:p>
          </table:table-cell>
        </table:table-row>
        <table:table-row table:style-name="ro1">
          <table:table-cell office:value-type="float" office:value="1.537238963" calcext:value-type="float">
            <text:p>1.537238963</text:p>
          </table:table-cell>
          <table:table-cell table:formula="of:=[.A4696]*0.3048" office:value-type="float" office:value="0.4685504359224" calcext:value-type="float">
            <text:p>0.4685504359224</text:p>
          </table:table-cell>
        </table:table-row>
        <table:table-row table:style-name="ro1">
          <table:table-cell office:value-type="float" office:value="1.467757486" calcext:value-type="float">
            <text:p>1.467757486</text:p>
          </table:table-cell>
          <table:table-cell table:formula="of:=[.A4697]*0.3048" office:value-type="float" office:value="0.4473724817328" calcext:value-type="float">
            <text:p>0.4473724817328</text:p>
          </table:table-cell>
        </table:table-row>
        <table:table-row table:style-name="ro1">
          <table:table-cell office:value-type="float" office:value="1.39816483" calcext:value-type="float">
            <text:p>1.39816483</text:p>
          </table:table-cell>
          <table:table-cell table:formula="of:=[.A4698]*0.3048" office:value-type="float" office:value="0.426160640184" calcext:value-type="float">
            <text:p>0.426160640184</text:p>
          </table:table-cell>
        </table:table-row>
        <table:table-row table:style-name="ro1">
          <table:table-cell office:value-type="float" office:value="1.32847704" calcext:value-type="float">
            <text:p>1.32847704</text:p>
          </table:table-cell>
          <table:table-cell table:formula="of:=[.A4699]*0.3048" office:value-type="float" office:value="0.404919801792" calcext:value-type="float">
            <text:p>0.404919801792</text:p>
          </table:table-cell>
        </table:table-row>
        <table:table-row table:style-name="ro1">
          <table:table-cell office:value-type="float" office:value="1.25871459" calcext:value-type="float">
            <text:p>1.25871459</text:p>
          </table:table-cell>
          <table:table-cell table:formula="of:=[.A4700]*0.3048" office:value-type="float" office:value="0.383656207032" calcext:value-type="float">
            <text:p>0.383656207032</text:p>
          </table:table-cell>
        </table:table-row>
        <table:table-row table:style-name="ro1">
          <table:table-cell office:value-type="float" office:value="1.1888957" calcext:value-type="float">
            <text:p>1.1888957</text:p>
          </table:table-cell>
          <table:table-cell table:formula="of:=[.A4701]*0.3048" office:value-type="float" office:value="0.36237540936" calcext:value-type="float">
            <text:p>0.36237540936</text:p>
          </table:table-cell>
        </table:table-row>
        <table:table-row table:style-name="ro1">
          <table:table-cell office:value-type="float" office:value="1.11904079" calcext:value-type="float">
            <text:p>1.11904079</text:p>
          </table:table-cell>
          <table:table-cell table:formula="of:=[.A4702]*0.3048" office:value-type="float" office:value="0.341083632792" calcext:value-type="float">
            <text:p>0.341083632792</text:p>
          </table:table-cell>
        </table:table-row>
        <table:table-row table:style-name="ro1">
          <table:table-cell office:value-type="float" office:value="1.04916984" calcext:value-type="float">
            <text:p>1.04916984</text:p>
          </table:table-cell>
          <table:table-cell table:formula="of:=[.A4703]*0.3048" office:value-type="float" office:value="0.319786967232" calcext:value-type="float">
            <text:p>0.319786967232</text:p>
          </table:table-cell>
        </table:table-row>
        <table:table-row table:style-name="ro1">
          <table:table-cell office:value-type="float" office:value="0.9793039" calcext:value-type="float">
            <text:p>0.9793039</text:p>
          </table:table-cell>
          <table:table-cell table:formula="of:=[.A4704]*0.3048" office:value-type="float" office:value="0.29849182872" calcext:value-type="float">
            <text:p>0.29849182872</text:p>
          </table:table-cell>
        </table:table-row>
        <table:table-row table:style-name="ro1">
          <table:table-cell office:value-type="float" office:value="0.90946364" calcext:value-type="float">
            <text:p>0.90946364</text:p>
          </table:table-cell>
          <table:table-cell table:formula="of:=[.A4705]*0.3048" office:value-type="float" office:value="0.277204517472" calcext:value-type="float">
            <text:p>0.277204517472</text:p>
          </table:table-cell>
        </table:table-row>
        <table:table-row table:style-name="ro1">
          <table:table-cell office:value-type="float" office:value="0.83967239" calcext:value-type="float">
            <text:p>0.83967239</text:p>
          </table:table-cell>
          <table:table-cell table:formula="of:=[.A4706]*0.3048" office:value-type="float" office:value="0.255932144472" calcext:value-type="float">
            <text:p>0.255932144472</text:p>
          </table:table-cell>
        </table:table-row>
        <table:table-row table:style-name="ro1">
          <table:table-cell office:value-type="float" office:value="0.76995236" calcext:value-type="float">
            <text:p>0.76995236</text:p>
          </table:table-cell>
          <table:table-cell table:formula="of:=[.A4707]*0.3048" office:value-type="float" office:value="0.234681479328" calcext:value-type="float">
            <text:p>0.234681479328</text:p>
          </table:table-cell>
        </table:table-row>
        <table:table-row table:style-name="ro1">
          <table:table-cell office:value-type="float" office:value="0.7003262" calcext:value-type="float">
            <text:p>0.7003262</text:p>
          </table:table-cell>
          <table:table-cell table:formula="of:=[.A4708]*0.3048" office:value-type="float" office:value="0.21345942576" calcext:value-type="float">
            <text:p>0.21345942576</text:p>
          </table:table-cell>
        </table:table-row>
        <table:table-row table:style-name="ro1">
          <table:table-cell office:value-type="float" office:value="0.63082099" calcext:value-type="float">
            <text:p>0.63082099</text:p>
          </table:table-cell>
          <table:table-cell table:formula="of:=[.A4709]*0.3048" office:value-type="float" office:value="0.192274237752" calcext:value-type="float">
            <text:p>0.192274237752</text:p>
          </table:table-cell>
        </table:table-row>
        <table:table-row table:style-name="ro1">
          <table:table-cell office:value-type="float" office:value="0.56145984" calcext:value-type="float">
            <text:p>0.56145984</text:p>
          </table:table-cell>
          <table:table-cell table:formula="of:=[.A4710]*0.3048" office:value-type="float" office:value="0.171132959232" calcext:value-type="float">
            <text:p>0.171132959232</text:p>
          </table:table-cell>
        </table:table-row>
        <table:table-row table:style-name="ro1">
          <table:table-cell office:value-type="float" office:value="0.4922681" calcext:value-type="float">
            <text:p>0.4922681</text:p>
          </table:table-cell>
          <table:table-cell table:formula="of:=[.A4711]*0.3048" office:value-type="float" office:value="0.15004331688" calcext:value-type="float">
            <text:p>0.15004331688</text:p>
          </table:table-cell>
        </table:table-row>
        <table:table-row table:style-name="ro1">
          <table:table-cell office:value-type="float" office:value="0.4232748" calcext:value-type="float">
            <text:p>0.4232748</text:p>
          </table:table-cell>
          <table:table-cell table:formula="of:=[.A4712]*0.3048" office:value-type="float" office:value="0.12901415904" calcext:value-type="float">
            <text:p>0.12901415904</text:p>
          </table:table-cell>
        </table:table-row>
        <table:table-row table:style-name="ro1">
          <table:table-cell office:value-type="float" office:value="0.3545035" calcext:value-type="float">
            <text:p>0.3545035</text:p>
          </table:table-cell>
          <table:table-cell table:formula="of:=[.A4713]*0.3048" office:value-type="float" office:value="0.1080526668" calcext:value-type="float">
            <text:p>0.1080526668</text:p>
          </table:table-cell>
        </table:table-row>
        <table:table-row table:style-name="ro1">
          <table:table-cell office:value-type="float" office:value="0.2859842" calcext:value-type="float">
            <text:p>0.2859842</text:p>
          </table:table-cell>
          <table:table-cell table:formula="of:=[.A4714]*0.3048" office:value-type="float" office:value="0.08716798416" calcext:value-type="float">
            <text:p>0.08716798416</text:p>
          </table:table-cell>
        </table:table-row>
        <table:table-row table:style-name="ro1">
          <table:table-cell office:value-type="float" office:value="0.2177438" calcext:value-type="float">
            <text:p>0.2177438</text:p>
          </table:table-cell>
          <table:table-cell table:formula="of:=[.A4715]*0.3048" office:value-type="float" office:value="0.06636831024" calcext:value-type="float">
            <text:p>0.06636831024</text:p>
          </table:table-cell>
        </table:table-row>
        <table:table-row table:style-name="ro1">
          <table:table-cell office:value-type="float" office:value="0.1498117" calcext:value-type="float">
            <text:p>0.1498117</text:p>
          </table:table-cell>
          <table:table-cell table:formula="of:=[.A4716]*0.3048" office:value-type="float" office:value="0.04566260616" calcext:value-type="float">
            <text:p>0.04566260616</text:p>
          </table:table-cell>
        </table:table-row>
        <table:table-row table:style-name="ro1">
          <table:table-cell office:value-type="float" office:value="0.0822149999999999" calcext:value-type="float">
            <text:p>0.082215</text:p>
          </table:table-cell>
          <table:table-cell table:formula="of:=[.A4717]*0.3048" office:value-type="float" office:value="0.025059132" calcext:value-type="float">
            <text:p>0.025059132</text:p>
          </table:table-cell>
        </table:table-row>
        <table:table-row table:style-name="ro1">
          <table:table-cell office:value-type="float" office:value="0.0149826" calcext:value-type="float">
            <text:p>0.0149826</text:p>
          </table:table-cell>
          <table:table-cell table:formula="of:=[.A4718]*0.3048" office:value-type="float" office:value="0.00456669648" calcext:value-type="float">
            <text:p>0.00456669648</text:p>
          </table:table-cell>
        </table:table-row>
        <table:table-row table:style-name="ro1">
          <table:table-cell office:value-type="float" office:value="-0.0518571999999999" calcext:value-type="float">
            <text:p>-0.0518572</text:p>
          </table:table-cell>
          <table:table-cell table:formula="of:=[.A4719]*0.3048" office:value-type="float" office:value="-0.01580607456" calcext:value-type="float">
            <text:p>-0.01580607456</text:p>
          </table:table-cell>
        </table:table-row>
        <table:table-row table:style-name="ro1">
          <table:table-cell office:value-type="float" office:value="-0.1182781" calcext:value-type="float">
            <text:p>-0.1182781</text:p>
          </table:table-cell>
          <table:table-cell table:formula="of:=[.A4720]*0.3048" office:value-type="float" office:value="-0.03605116488" calcext:value-type="float">
            <text:p>-0.03605116488</text:p>
          </table:table-cell>
        </table:table-row>
        <table:table-row table:style-name="ro1">
          <table:table-cell office:value-type="float" office:value="-0.184251" calcext:value-type="float">
            <text:p>-0.184251</text:p>
          </table:table-cell>
          <table:table-cell table:formula="of:=[.A4721]*0.3048" office:value-type="float" office:value="-0.0561597048" calcext:value-type="float">
            <text:p>-0.0561597048</text:p>
          </table:table-cell>
        </table:table-row>
        <table:table-row table:style-name="ro1">
          <table:table-cell office:value-type="float" office:value="-0.2497509" calcext:value-type="float">
            <text:p>-0.2497509</text:p>
          </table:table-cell>
          <table:table-cell table:formula="of:=[.A4722]*0.3048" office:value-type="float" office:value="-0.07612407432" calcext:value-type="float">
            <text:p>-0.07612407432</text:p>
          </table:table-cell>
        </table:table-row>
        <table:table-row table:style-name="ro1">
          <table:table-cell office:value-type="float" office:value="-0.3147514" calcext:value-type="float">
            <text:p>-0.3147514</text:p>
          </table:table-cell>
          <table:table-cell table:formula="of:=[.A4723]*0.3048" office:value-type="float" office:value="-0.09593622672" calcext:value-type="float">
            <text:p>-0.09593622672</text:p>
          </table:table-cell>
        </table:table-row>
        <table:table-row table:style-name="ro1">
          <table:table-cell office:value-type="float" office:value="-0.3792262" calcext:value-type="float">
            <text:p>-0.3792262</text:p>
          </table:table-cell>
          <table:table-cell table:formula="of:=[.A4724]*0.3048" office:value-type="float" office:value="-0.11558814576" calcext:value-type="float">
            <text:p>-0.11558814576</text:p>
          </table:table-cell>
        </table:table-row>
        <table:table-row table:style-name="ro1">
          <table:table-cell office:value-type="float" office:value="-0.443151" calcext:value-type="float">
            <text:p>-0.443151</text:p>
          </table:table-cell>
          <table:table-cell table:formula="of:=[.A4725]*0.3048" office:value-type="float" office:value="-0.1350724248" calcext:value-type="float">
            <text:p>-0.1350724248</text:p>
          </table:table-cell>
        </table:table-row>
        <table:table-row table:style-name="ro1">
          <table:table-cell office:value-type="float" office:value="-0.5065033" calcext:value-type="float">
            <text:p>-0.5065033</text:p>
          </table:table-cell>
          <table:table-cell table:formula="of:=[.A4726]*0.3048" office:value-type="float" office:value="-0.15438220584" calcext:value-type="float">
            <text:p>-0.15438220584</text:p>
          </table:table-cell>
        </table:table-row>
        <table:table-row table:style-name="ro1">
          <table:table-cell office:value-type="float" office:value="-0.5692565" calcext:value-type="float">
            <text:p>-0.5692565</text:p>
          </table:table-cell>
          <table:table-cell table:formula="of:=[.A4727]*0.3048" office:value-type="float" office:value="-0.1735093812" calcext:value-type="float">
            <text:p>-0.1735093812</text:p>
          </table:table-cell>
        </table:table-row>
        <table:table-row table:style-name="ro1">
          <table:table-cell office:value-type="float" office:value="-0.6313925" calcext:value-type="float">
            <text:p>-0.6313925</text:p>
          </table:table-cell>
          <table:table-cell table:formula="of:=[.A4728]*0.3048" office:value-type="float" office:value="-0.192448434" calcext:value-type="float">
            <text:p>-0.192448434</text:p>
          </table:table-cell>
        </table:table-row>
        <table:table-row table:style-name="ro1">
          <table:table-cell office:value-type="float" office:value="-0.692888" calcext:value-type="float">
            <text:p>-0.692888</text:p>
          </table:table-cell>
          <table:table-cell table:formula="of:=[.A4729]*0.3048" office:value-type="float" office:value="-0.2111922624" calcext:value-type="float">
            <text:p>-0.2111922624</text:p>
          </table:table-cell>
        </table:table-row>
        <table:table-row table:style-name="ro1">
          <table:table-cell office:value-type="float" office:value="-0.7537215" calcext:value-type="float">
            <text:p>-0.7537215</text:p>
          </table:table-cell>
          <table:table-cell table:formula="of:=[.A4730]*0.3048" office:value-type="float" office:value="-0.2297343132" calcext:value-type="float">
            <text:p>-0.2297343132</text:p>
          </table:table-cell>
        </table:table-row>
        <table:table-row table:style-name="ro1">
          <table:table-cell office:value-type="float" office:value="-0.8138757" calcext:value-type="float">
            <text:p>-0.8138757</text:p>
          </table:table-cell>
          <table:table-cell table:formula="of:=[.A4731]*0.3048" office:value-type="float" office:value="-0.24806931336" calcext:value-type="float">
            <text:p>-0.24806931336</text:p>
          </table:table-cell>
        </table:table-row>
        <table:table-row table:style-name="ro1">
          <table:table-cell office:value-type="float" office:value="-0.8733299" calcext:value-type="float">
            <text:p>-0.8733299</text:p>
          </table:table-cell>
          <table:table-cell table:formula="of:=[.A4732]*0.3048" office:value-type="float" office:value="-0.26619095352" calcext:value-type="float">
            <text:p>-0.26619095352</text:p>
          </table:table-cell>
        </table:table-row>
        <table:table-row table:style-name="ro1">
          <table:table-cell office:value-type="float" office:value="-0.9320664" calcext:value-type="float">
            <text:p>-0.9320664</text:p>
          </table:table-cell>
          <table:table-cell table:formula="of:=[.A4733]*0.3048" office:value-type="float" office:value="-0.28409383872" calcext:value-type="float">
            <text:p>-0.28409383872</text:p>
          </table:table-cell>
        </table:table-row>
        <table:table-row table:style-name="ro1">
          <table:table-cell office:value-type="float" office:value="-0.990067" calcext:value-type="float">
            <text:p>-0.990067</text:p>
          </table:table-cell>
          <table:table-cell table:formula="of:=[.A4734]*0.3048" office:value-type="float" office:value="-0.3017724216" calcext:value-type="float">
            <text:p>-0.3017724216</text:p>
          </table:table-cell>
        </table:table-row>
        <table:table-row table:style-name="ro1">
          <table:table-cell office:value-type="float" office:value="-1.0473163" calcext:value-type="float">
            <text:p>-1.0473163</text:p>
          </table:table-cell>
          <table:table-cell table:formula="of:=[.A4735]*0.3048" office:value-type="float" office:value="-0.31922200824" calcext:value-type="float">
            <text:p>-0.31922200824</text:p>
          </table:table-cell>
        </table:table-row>
        <table:table-row table:style-name="ro1">
          <table:table-cell office:value-type="float" office:value="-1.1037962" calcext:value-type="float">
            <text:p>-1.1037962</text:p>
          </table:table-cell>
          <table:table-cell table:formula="of:=[.A4736]*0.3048" office:value-type="float" office:value="-0.33643708176" calcext:value-type="float">
            <text:p>-0.33643708176</text:p>
          </table:table-cell>
        </table:table-row>
        <table:table-row table:style-name="ro1">
          <table:table-cell office:value-type="float" office:value="-1.1594913" calcext:value-type="float">
            <text:p>-1.1594913</text:p>
          </table:table-cell>
          <table:table-cell table:formula="of:=[.A4737]*0.3048" office:value-type="float" office:value="-0.35341294824" calcext:value-type="float">
            <text:p>-0.35341294824</text:p>
          </table:table-cell>
        </table:table-row>
        <table:table-row table:style-name="ro1">
          <table:table-cell office:value-type="float" office:value="-1.2143877" calcext:value-type="float">
            <text:p>-1.2143877</text:p>
          </table:table-cell>
          <table:table-cell table:formula="of:=[.A4738]*0.3048" office:value-type="float" office:value="-0.37014537096" calcext:value-type="float">
            <text:p>-0.37014537096</text:p>
          </table:table-cell>
        </table:table-row>
        <table:table-row table:style-name="ro1">
          <table:table-cell office:value-type="float" office:value="-1.2684677" calcext:value-type="float">
            <text:p>-1.2684677</text:p>
          </table:table-cell>
          <table:table-cell table:formula="of:=[.A4739]*0.3048" office:value-type="float" office:value="-0.38662895496" calcext:value-type="float">
            <text:p>-0.38662895496</text:p>
          </table:table-cell>
        </table:table-row>
        <table:table-row table:style-name="ro1">
          <table:table-cell office:value-type="float" office:value="-1.321717" calcext:value-type="float">
            <text:p>-1.321717</text:p>
          </table:table-cell>
          <table:table-cell table:formula="of:=[.A4740]*0.3048" office:value-type="float" office:value="-0.4028593416" calcext:value-type="float">
            <text:p>-0.4028593416</text:p>
          </table:table-cell>
        </table:table-row>
        <table:table-row table:style-name="ro1">
          <table:table-cell office:value-type="float" office:value="-1.3741245" calcext:value-type="float">
            <text:p>-1.3741245</text:p>
          </table:table-cell>
          <table:table-cell table:formula="of:=[.A4741]*0.3048" office:value-type="float" office:value="-0.4188331476" calcext:value-type="float">
            <text:p>-0.4188331476</text:p>
          </table:table-cell>
        </table:table-row>
        <table:table-row table:style-name="ro1">
          <table:table-cell office:value-type="float" office:value="-1.4256706" calcext:value-type="float">
            <text:p>-1.4256706</text:p>
          </table:table-cell>
          <table:table-cell table:formula="of:=[.A4742]*0.3048" office:value-type="float" office:value="-0.43454439888" calcext:value-type="float">
            <text:p>-0.43454439888</text:p>
          </table:table-cell>
        </table:table-row>
        <table:table-row table:style-name="ro1">
          <table:table-cell office:value-type="float" office:value="-1.4763439" calcext:value-type="float">
            <text:p>-1.4763439</text:p>
          </table:table-cell>
          <table:table-cell table:formula="of:=[.A4743]*0.3048" office:value-type="float" office:value="-0.44998962072" calcext:value-type="float">
            <text:p>-0.44998962072</text:p>
          </table:table-cell>
        </table:table-row>
        <table:table-row table:style-name="ro1">
          <table:table-cell office:value-type="float" office:value="-1.526129" calcext:value-type="float">
            <text:p>-1.526129</text:p>
          </table:table-cell>
          <table:table-cell table:formula="of:=[.A4744]*0.3048" office:value-type="float" office:value="-0.4651641192" calcext:value-type="float">
            <text:p>-0.4651641192</text:p>
          </table:table-cell>
        </table:table-row>
        <table:table-row table:style-name="ro1">
          <table:table-cell office:value-type="float" office:value="-1.5750103" calcext:value-type="float">
            <text:p>-1.5750103</text:p>
          </table:table-cell>
          <table:table-cell table:formula="of:=[.A4745]*0.3048" office:value-type="float" office:value="-0.48006313944" calcext:value-type="float">
            <text:p>-0.48006313944</text:p>
          </table:table-cell>
        </table:table-row>
        <table:table-row table:style-name="ro1">
          <table:table-cell office:value-type="float" office:value="-1.6229742" calcext:value-type="float">
            <text:p>-1.6229742</text:p>
          </table:table-cell>
          <table:table-cell table:formula="of:=[.A4746]*0.3048" office:value-type="float" office:value="-0.49468253616" calcext:value-type="float">
            <text:p>-0.49468253616</text:p>
          </table:table-cell>
        </table:table-row>
        <table:table-row table:style-name="ro1">
          <table:table-cell office:value-type="float" office:value="-1.6700096" calcext:value-type="float">
            <text:p>-1.6700096</text:p>
          </table:table-cell>
          <table:table-cell table:formula="of:=[.A4747]*0.3048" office:value-type="float" office:value="-0.50901892608" calcext:value-type="float">
            <text:p>-0.50901892608</text:p>
          </table:table-cell>
        </table:table-row>
        <table:table-row table:style-name="ro1">
          <table:table-cell office:value-type="float" office:value="-1.7161" calcext:value-type="float">
            <text:p>-1.7161</text:p>
          </table:table-cell>
          <table:table-cell table:formula="of:=[.A4748]*0.3048" office:value-type="float" office:value="-0.52306728" calcext:value-type="float">
            <text:p>-0.52306728</text:p>
          </table:table-cell>
        </table:table-row>
        <table:table-row table:style-name="ro1">
          <table:table-cell office:value-type="float" office:value="-1.7612331" calcext:value-type="float">
            <text:p>-1.7612331</text:p>
          </table:table-cell>
          <table:table-cell table:formula="of:=[.A4749]*0.3048" office:value-type="float" office:value="-0.53682384888" calcext:value-type="float">
            <text:p>-0.53682384888</text:p>
          </table:table-cell>
        </table:table-row>
        <table:table-row table:style-name="ro1">
          <table:table-cell office:value-type="float" office:value="-1.8053989" calcext:value-type="float">
            <text:p>-1.8053989</text:p>
          </table:table-cell>
          <table:table-cell table:formula="of:=[.A4750]*0.3048" office:value-type="float" office:value="-0.55028558472" calcext:value-type="float">
            <text:p>-0.55028558472</text:p>
          </table:table-cell>
        </table:table-row>
        <table:table-row table:style-name="ro1">
          <table:table-cell office:value-type="float" office:value="-1.8485827" calcext:value-type="float">
            <text:p>-1.8485827</text:p>
          </table:table-cell>
          <table:table-cell table:formula="of:=[.A4751]*0.3048" office:value-type="float" office:value="-0.56344800696" calcext:value-type="float">
            <text:p>-0.56344800696</text:p>
          </table:table-cell>
        </table:table-row>
        <table:table-row table:style-name="ro1">
          <table:table-cell office:value-type="float" office:value="-1.8907738" calcext:value-type="float">
            <text:p>-1.8907738</text:p>
          </table:table-cell>
          <table:table-cell table:formula="of:=[.A4752]*0.3048" office:value-type="float" office:value="-0.57630785424" calcext:value-type="float">
            <text:p>-0.57630785424</text:p>
          </table:table-cell>
        </table:table-row>
        <table:table-row table:style-name="ro1">
          <table:table-cell office:value-type="float" office:value="-1.9319625" calcext:value-type="float">
            <text:p>-1.9319625</text:p>
          </table:table-cell>
          <table:table-cell table:formula="of:=[.A4753]*0.3048" office:value-type="float" office:value="-0.58886217" calcext:value-type="float">
            <text:p>-0.58886217</text:p>
          </table:table-cell>
        </table:table-row>
        <table:table-row table:style-name="ro1">
          <table:table-cell office:value-type="float" office:value="-1.9721358" calcext:value-type="float">
            <text:p>-1.9721358</text:p>
          </table:table-cell>
          <table:table-cell table:formula="of:=[.A4754]*0.3048" office:value-type="float" office:value="-0.60110699184" calcext:value-type="float">
            <text:p>-0.60110699184</text:p>
          </table:table-cell>
        </table:table-row>
        <table:table-row table:style-name="ro1">
          <table:table-cell office:value-type="float" office:value="-2.0112848" calcext:value-type="float">
            <text:p>-2.0112848</text:p>
          </table:table-cell>
          <table:table-cell table:formula="of:=[.A4755]*0.3048" office:value-type="float" office:value="-0.61303960704" calcext:value-type="float">
            <text:p>-0.61303960704</text:p>
          </table:table-cell>
        </table:table-row>
        <table:table-row table:style-name="ro1">
          <table:table-cell office:value-type="float" office:value="-2.0494044" calcext:value-type="float">
            <text:p>-2.0494044</text:p>
          </table:table-cell>
          <table:table-cell table:formula="of:=[.A4756]*0.3048" office:value-type="float" office:value="-0.62465846112" calcext:value-type="float">
            <text:p>-0.62465846112</text:p>
          </table:table-cell>
        </table:table-row>
        <table:table-row table:style-name="ro1">
          <table:table-cell office:value-type="float" office:value="-2.0864825" calcext:value-type="float">
            <text:p>-2.0864825</text:p>
          </table:table-cell>
          <table:table-cell table:formula="of:=[.A4757]*0.3048" office:value-type="float" office:value="-0.635959866" calcext:value-type="float">
            <text:p>-0.635959866</text:p>
          </table:table-cell>
        </table:table-row>
        <table:table-row table:style-name="ro1">
          <table:table-cell office:value-type="float" office:value="-2.1225116" calcext:value-type="float">
            <text:p>-2.1225116</text:p>
          </table:table-cell>
          <table:table-cell table:formula="of:=[.A4758]*0.3048" office:value-type="float" office:value="-0.64694153568" calcext:value-type="float">
            <text:p>-0.64694153568</text:p>
          </table:table-cell>
        </table:table-row>
        <table:table-row table:style-name="ro1">
          <table:table-cell office:value-type="float" office:value="-2.15749" calcext:value-type="float">
            <text:p>-2.15749</text:p>
          </table:table-cell>
          <table:table-cell table:formula="of:=[.A4759]*0.3048" office:value-type="float" office:value="-0.657602952" calcext:value-type="float">
            <text:p>-0.657602952</text:p>
          </table:table-cell>
        </table:table-row>
        <table:table-row table:style-name="ro1">
          <table:table-cell office:value-type="float" office:value="-2.1914077" calcext:value-type="float">
            <text:p>-2.1914077</text:p>
          </table:table-cell>
          <table:table-cell table:formula="of:=[.A4760]*0.3048" office:value-type="float" office:value="-0.66794106696" calcext:value-type="float">
            <text:p>-0.66794106696</text:p>
          </table:table-cell>
        </table:table-row>
        <table:table-row table:style-name="ro1">
          <table:table-cell office:value-type="float" office:value="-2.2242601" calcext:value-type="float">
            <text:p>-2.2242601</text:p>
          </table:table-cell>
          <table:table-cell table:formula="of:=[.A4761]*0.3048" office:value-type="float" office:value="-0.67795447848" calcext:value-type="float">
            <text:p>-0.67795447848</text:p>
          </table:table-cell>
        </table:table-row>
        <table:table-row table:style-name="ro1">
          <table:table-cell office:value-type="float" office:value="-2.2560475" calcext:value-type="float">
            <text:p>-2.2560475</text:p>
          </table:table-cell>
          <table:table-cell table:formula="of:=[.A4762]*0.3048" office:value-type="float" office:value="-0.687643278" calcext:value-type="float">
            <text:p>-0.687643278</text:p>
          </table:table-cell>
        </table:table-row>
        <table:table-row table:style-name="ro1">
          <table:table-cell office:value-type="float" office:value="-2.2867622" calcext:value-type="float">
            <text:p>-2.2867622</text:p>
          </table:table-cell>
          <table:table-cell table:formula="of:=[.A4763]*0.3048" office:value-type="float" office:value="-0.69700511856" calcext:value-type="float">
            <text:p>-0.69700511856</text:p>
          </table:table-cell>
        </table:table-row>
        <table:table-row table:style-name="ro1">
          <table:table-cell office:value-type="float" office:value="-2.3164043" calcext:value-type="float">
            <text:p>-2.3164043</text:p>
          </table:table-cell>
          <table:table-cell table:formula="of:=[.A4764]*0.3048" office:value-type="float" office:value="-0.70604003064" calcext:value-type="float">
            <text:p>-0.70604003064</text:p>
          </table:table-cell>
        </table:table-row>
        <table:table-row table:style-name="ro1">
          <table:table-cell office:value-type="float" office:value="-2.3449748" calcext:value-type="float">
            <text:p>-2.3449748</text:p>
          </table:table-cell>
          <table:table-cell table:formula="of:=[.A4765]*0.3048" office:value-type="float" office:value="-0.71474831904" calcext:value-type="float">
            <text:p>-0.71474831904</text:p>
          </table:table-cell>
        </table:table-row>
        <table:table-row table:style-name="ro1">
          <table:table-cell office:value-type="float" office:value="-2.3724694" calcext:value-type="float">
            <text:p>-2.3724694</text:p>
          </table:table-cell>
          <table:table-cell table:formula="of:=[.A4766]*0.3048" office:value-type="float" office:value="-0.72312867312" calcext:value-type="float">
            <text:p>-0.72312867312</text:p>
          </table:table-cell>
        </table:table-row>
        <table:table-row table:style-name="ro1">
          <table:table-cell office:value-type="float" office:value="-2.3988853" calcext:value-type="float">
            <text:p>-2.3988853</text:p>
          </table:table-cell>
          <table:table-cell table:formula="of:=[.A4767]*0.3048" office:value-type="float" office:value="-0.73118023944" calcext:value-type="float">
            <text:p>-0.73118023944</text:p>
          </table:table-cell>
        </table:table-row>
        <table:table-row table:style-name="ro1">
          <table:table-cell office:value-type="float" office:value="-2.4242277" calcext:value-type="float">
            <text:p>-2.4242277</text:p>
          </table:table-cell>
          <table:table-cell table:formula="of:=[.A4768]*0.3048" office:value-type="float" office:value="-0.73890460296" calcext:value-type="float">
            <text:p>-0.73890460296</text:p>
          </table:table-cell>
        </table:table-row>
        <table:table-row table:style-name="ro1">
          <table:table-cell office:value-type="float" office:value="-2.4484918" calcext:value-type="float">
            <text:p>-2.4484918</text:p>
          </table:table-cell>
          <table:table-cell table:formula="of:=[.A4769]*0.3048" office:value-type="float" office:value="-0.74630030064" calcext:value-type="float">
            <text:p>-0.74630030064</text:p>
          </table:table-cell>
        </table:table-row>
        <table:table-row table:style-name="ro1">
          <table:table-cell office:value-type="float" office:value="-2.4716794" calcext:value-type="float">
            <text:p>-2.4716794</text:p>
          </table:table-cell>
          <table:table-cell table:formula="of:=[.A4770]*0.3048" office:value-type="float" office:value="-0.75336788112" calcext:value-type="float">
            <text:p>-0.75336788112</text:p>
          </table:table-cell>
        </table:table-row>
        <table:table-row table:style-name="ro1">
          <table:table-cell office:value-type="float" office:value="-2.4937923" calcext:value-type="float">
            <text:p>-2.4937923</text:p>
          </table:table-cell>
          <table:table-cell table:formula="of:=[.A4771]*0.3048" office:value-type="float" office:value="-0.76010789304" calcext:value-type="float">
            <text:p>-0.76010789304</text:p>
          </table:table-cell>
        </table:table-row>
        <table:table-row table:style-name="ro1">
          <table:table-cell office:value-type="float" office:value="-2.5148292" calcext:value-type="float">
            <text:p>-2.5148292</text:p>
          </table:table-cell>
          <table:table-cell table:formula="of:=[.A4772]*0.3048" office:value-type="float" office:value="-0.76651994016" calcext:value-type="float">
            <text:p>-0.76651994016</text:p>
          </table:table-cell>
        </table:table-row>
        <table:table-row table:style-name="ro1">
          <table:table-cell office:value-type="float" office:value="-2.5347886" calcext:value-type="float">
            <text:p>-2.5347886</text:p>
          </table:table-cell>
          <table:table-cell table:formula="of:=[.A4773]*0.3048" office:value-type="float" office:value="-0.77260356528" calcext:value-type="float">
            <text:p>-0.77260356528</text:p>
          </table:table-cell>
        </table:table-row>
        <table:table-row table:style-name="ro1">
          <table:table-cell office:value-type="float" office:value="-2.5536761" calcext:value-type="float">
            <text:p>-2.5536761</text:p>
          </table:table-cell>
          <table:table-cell table:formula="of:=[.A4774]*0.3048" office:value-type="float" office:value="-0.77836047528" calcext:value-type="float">
            <text:p>-0.77836047528</text:p>
          </table:table-cell>
        </table:table-row>
        <table:table-row table:style-name="ro1">
          <table:table-cell office:value-type="float" office:value="-2.5714874" calcext:value-type="float">
            <text:p>-2.5714874</text:p>
          </table:table-cell>
          <table:table-cell table:formula="of:=[.A4775]*0.3048" office:value-type="float" office:value="-0.78378935952" calcext:value-type="float">
            <text:p>-0.78378935952</text:p>
          </table:table-cell>
        </table:table-row>
        <table:table-row table:style-name="ro1">
          <table:table-cell office:value-type="float" office:value="-2.5882254" calcext:value-type="float">
            <text:p>-2.5882254</text:p>
          </table:table-cell>
          <table:table-cell table:formula="of:=[.A4776]*0.3048" office:value-type="float" office:value="-0.78889110192" calcext:value-type="float">
            <text:p>-0.78889110192</text:p>
          </table:table-cell>
        </table:table-row>
        <table:table-row table:style-name="ro1">
          <table:table-cell office:value-type="float" office:value="-2.6038928" calcext:value-type="float">
            <text:p>-2.6038928</text:p>
          </table:table-cell>
          <table:table-cell table:formula="of:=[.A4777]*0.3048" office:value-type="float" office:value="-0.79366652544" calcext:value-type="float">
            <text:p>-0.79366652544</text:p>
          </table:table-cell>
        </table:table-row>
        <table:table-row table:style-name="ro1">
          <table:table-cell office:value-type="float" office:value="-2.6184883" calcext:value-type="float">
            <text:p>-2.6184883</text:p>
          </table:table-cell>
          <table:table-cell table:formula="of:=[.A4778]*0.3048" office:value-type="float" office:value="-0.79811523384" calcext:value-type="float">
            <text:p>-0.79811523384</text:p>
          </table:table-cell>
        </table:table-row>
        <table:table-row table:style-name="ro1">
          <table:table-cell office:value-type="float" office:value="-2.6320157" calcext:value-type="float">
            <text:p>-2.6320157</text:p>
          </table:table-cell>
          <table:table-cell table:formula="of:=[.A4779]*0.3048" office:value-type="float" office:value="-0.80223838536" calcext:value-type="float">
            <text:p>-0.80223838536</text:p>
          </table:table-cell>
        </table:table-row>
        <table:table-row table:style-name="ro1">
          <table:table-cell office:value-type="float" office:value="-2.6444759" calcext:value-type="float">
            <text:p>-2.6444759</text:p>
          </table:table-cell>
          <table:table-cell table:formula="of:=[.A4780]*0.3048" office:value-type="float" office:value="-0.80603625432" calcext:value-type="float">
            <text:p>-0.80603625432</text:p>
          </table:table-cell>
        </table:table-row>
        <table:table-row table:style-name="ro1">
          <table:table-cell office:value-type="float" office:value="-2.65587" calcext:value-type="float">
            <text:p>-2.65587</text:p>
          </table:table-cell>
          <table:table-cell table:formula="of:=[.A4781]*0.3048" office:value-type="float" office:value="-0.809509176" calcext:value-type="float">
            <text:p>-0.809509176</text:p>
          </table:table-cell>
        </table:table-row>
        <table:table-row table:style-name="ro1">
          <table:table-cell office:value-type="float" office:value="-2.6662006" calcext:value-type="float">
            <text:p>-2.6662006</text:p>
          </table:table-cell>
          <table:table-cell table:formula="of:=[.A4782]*0.3048" office:value-type="float" office:value="-0.81265794288" calcext:value-type="float">
            <text:p>-0.81265794288</text:p>
          </table:table-cell>
        </table:table-row>
        <table:table-row table:style-name="ro1">
          <table:table-cell office:value-type="float" office:value="-2.6754751" calcext:value-type="float">
            <text:p>-2.6754751</text:p>
          </table:table-cell>
          <table:table-cell table:formula="of:=[.A4783]*0.3048" office:value-type="float" office:value="-0.81548481048" calcext:value-type="float">
            <text:p>-0.81548481048</text:p>
          </table:table-cell>
        </table:table-row>
        <table:table-row table:style-name="ro1">
          <table:table-cell office:value-type="float" office:value="-2.6836934" calcext:value-type="float">
            <text:p>-2.6836934</text:p>
          </table:table-cell>
          <table:table-cell table:formula="of:=[.A4784]*0.3048" office:value-type="float" office:value="-0.81798974832" calcext:value-type="float">
            <text:p>-0.81798974832</text:p>
          </table:table-cell>
        </table:table-row>
        <table:table-row table:style-name="ro1">
          <table:table-cell office:value-type="float" office:value="-2.6908603" calcext:value-type="float">
            <text:p>-2.6908603</text:p>
          </table:table-cell>
          <table:table-cell table:formula="of:=[.A4785]*0.3048" office:value-type="float" office:value="-0.82017421944" calcext:value-type="float">
            <text:p>-0.82017421944</text:p>
          </table:table-cell>
        </table:table-row>
        <table:table-row table:style-name="ro1">
          <table:table-cell office:value-type="float" office:value="-2.6969833" calcext:value-type="float">
            <text:p>-2.6969833</text:p>
          </table:table-cell>
          <table:table-cell table:formula="of:=[.A4786]*0.3048" office:value-type="float" office:value="-0.82204050984" calcext:value-type="float">
            <text:p>-0.82204050984</text:p>
          </table:table-cell>
        </table:table-row>
        <table:table-row table:style-name="ro1">
          <table:table-cell office:value-type="float" office:value="-2.7020674" calcext:value-type="float">
            <text:p>-2.7020674</text:p>
          </table:table-cell>
          <table:table-cell table:formula="of:=[.A4787]*0.3048" office:value-type="float" office:value="-0.82359014352" calcext:value-type="float">
            <text:p>-0.82359014352</text:p>
          </table:table-cell>
        </table:table-row>
        <table:table-row table:style-name="ro1">
          <table:table-cell office:value-type="float" office:value="-2.70612" calcext:value-type="float">
            <text:p>-2.70612</text:p>
          </table:table-cell>
          <table:table-cell table:formula="of:=[.A4788]*0.3048" office:value-type="float" office:value="-0.824825376" calcext:value-type="float">
            <text:p>-0.824825376</text:p>
          </table:table-cell>
        </table:table-row>
        <table:table-row table:style-name="ro1">
          <table:table-cell office:value-type="float" office:value="-2.7091527" calcext:value-type="float">
            <text:p>-2.7091527</text:p>
          </table:table-cell>
          <table:table-cell table:formula="of:=[.A4789]*0.3048" office:value-type="float" office:value="-0.82574974296" calcext:value-type="float">
            <text:p>-0.82574974296</text:p>
          </table:table-cell>
        </table:table-row>
        <table:table-row table:style-name="ro1">
          <table:table-cell office:value-type="float" office:value="-2.7111716" calcext:value-type="float">
            <text:p>-2.7111716</text:p>
          </table:table-cell>
          <table:table-cell table:formula="of:=[.A4790]*0.3048" office:value-type="float" office:value="-0.82636510368" calcext:value-type="float">
            <text:p>-0.82636510368</text:p>
          </table:table-cell>
        </table:table-row>
        <table:table-row table:style-name="ro1">
          <table:table-cell office:value-type="float" office:value="-2.7121892" calcext:value-type="float">
            <text:p>-2.7121892</text:p>
          </table:table-cell>
          <table:table-cell table:formula="of:=[.A4791]*0.3048" office:value-type="float" office:value="-0.82667526816" calcext:value-type="float">
            <text:p>-0.82667526816</text:p>
          </table:table-cell>
        </table:table-row>
        <table:table-row table:style-name="ro1">
          <table:table-cell office:value-type="float" office:value="-2.7122183" calcext:value-type="float">
            <text:p>-2.7122183</text:p>
          </table:table-cell>
          <table:table-cell table:formula="of:=[.A4792]*0.3048" office:value-type="float" office:value="-0.82668413784" calcext:value-type="float">
            <text:p>-0.82668413784</text:p>
          </table:table-cell>
        </table:table-row>
        <table:table-row table:style-name="ro1">
          <table:table-cell office:value-type="float" office:value="-2.7112708" calcext:value-type="float">
            <text:p>-2.7112708</text:p>
          </table:table-cell>
          <table:table-cell table:formula="of:=[.A4793]*0.3048" office:value-type="float" office:value="-0.82639533984" calcext:value-type="float">
            <text:p>-0.82639533984</text:p>
          </table:table-cell>
        </table:table-row>
        <table:table-row table:style-name="ro1">
          <table:table-cell office:value-type="float" office:value="-2.7093611" calcext:value-type="float">
            <text:p>-2.7093611</text:p>
          </table:table-cell>
          <table:table-cell table:formula="of:=[.A4794]*0.3048" office:value-type="float" office:value="-0.82581326328" calcext:value-type="float">
            <text:p>-0.82581326328</text:p>
          </table:table-cell>
        </table:table-row>
        <table:table-row table:style-name="ro1">
          <table:table-cell office:value-type="float" office:value="-2.7065082" calcext:value-type="float">
            <text:p>-2.7065082</text:p>
          </table:table-cell>
          <table:table-cell table:formula="of:=[.A4795]*0.3048" office:value-type="float" office:value="-0.82494369936" calcext:value-type="float">
            <text:p>-0.82494369936</text:p>
          </table:table-cell>
        </table:table-row>
        <table:table-row table:style-name="ro1">
          <table:table-cell office:value-type="float" office:value="-2.7027254" calcext:value-type="float">
            <text:p>-2.7027254</text:p>
          </table:table-cell>
          <table:table-cell table:formula="of:=[.A4796]*0.3048" office:value-type="float" office:value="-0.82379070192" calcext:value-type="float">
            <text:p>-0.82379070192</text:p>
          </table:table-cell>
        </table:table-row>
        <table:table-row table:style-name="ro1">
          <table:table-cell office:value-type="float" office:value="-2.6980343" calcext:value-type="float">
            <text:p>-2.6980343</text:p>
          </table:table-cell>
          <table:table-cell table:formula="of:=[.A4797]*0.3048" office:value-type="float" office:value="-0.82236085464" calcext:value-type="float">
            <text:p>-0.82236085464</text:p>
          </table:table-cell>
        </table:table-row>
        <table:table-row table:style-name="ro1">
          <table:table-cell office:value-type="float" office:value="-2.6924534" calcext:value-type="float">
            <text:p>-2.6924534</text:p>
          </table:table-cell>
          <table:table-cell table:formula="of:=[.A4798]*0.3048" office:value-type="float" office:value="-0.82065979632" calcext:value-type="float">
            <text:p>-0.82065979632</text:p>
          </table:table-cell>
        </table:table-row>
        <table:table-row table:style-name="ro1">
          <table:table-cell office:value-type="float" office:value="-2.6860027" calcext:value-type="float">
            <text:p>-2.6860027</text:p>
          </table:table-cell>
          <table:table-cell table:formula="of:=[.A4799]*0.3048" office:value-type="float" office:value="-0.81869362296" calcext:value-type="float">
            <text:p>-0.81869362296</text:p>
          </table:table-cell>
        </table:table-row>
        <table:table-row table:style-name="ro1">
          <table:table-cell office:value-type="float" office:value="-2.6787062" calcext:value-type="float">
            <text:p>-2.6787062</text:p>
          </table:table-cell>
          <table:table-cell table:formula="of:=[.A4800]*0.3048" office:value-type="float" office:value="-0.81646964976" calcext:value-type="float">
            <text:p>-0.81646964976</text:p>
          </table:table-cell>
        </table:table-row>
        <table:table-row table:style-name="ro1">
          <table:table-cell office:value-type="float" office:value="-2.6705842" calcext:value-type="float">
            <text:p>-2.6705842</text:p>
          </table:table-cell>
          <table:table-cell table:formula="of:=[.A4801]*0.3048" office:value-type="float" office:value="-0.81399406416" calcext:value-type="float">
            <text:p>-0.81399406416</text:p>
          </table:table-cell>
        </table:table-row>
        <table:table-row table:style-name="ro1">
          <table:table-cell office:value-type="float" office:value="-2.6616626" calcext:value-type="float">
            <text:p>-2.6616626</text:p>
          </table:table-cell>
          <table:table-cell table:formula="of:=[.A4802]*0.3048" office:value-type="float" office:value="-0.81127476048" calcext:value-type="float">
            <text:p>-0.81127476048</text:p>
          </table:table-cell>
        </table:table-row>
        <table:table-row table:style-name="ro1">
          <table:table-cell office:value-type="float" office:value="-2.6519628" calcext:value-type="float">
            <text:p>-2.6519628</text:p>
          </table:table-cell>
          <table:table-cell table:formula="of:=[.A4803]*0.3048" office:value-type="float" office:value="-0.80831826144" calcext:value-type="float">
            <text:p>-0.80831826144</text:p>
          </table:table-cell>
        </table:table-row>
        <table:table-row table:style-name="ro1">
          <table:table-cell office:value-type="float" office:value="-2.641511" calcext:value-type="float">
            <text:p>-2.641511</text:p>
          </table:table-cell>
          <table:table-cell table:formula="of:=[.A4804]*0.3048" office:value-type="float" office:value="-0.8051325528" calcext:value-type="float">
            <text:p>-0.8051325528</text:p>
          </table:table-cell>
        </table:table-row>
        <table:table-row table:style-name="ro1">
          <table:table-cell office:value-type="float" office:value="-2.630331" calcext:value-type="float">
            <text:p>-2.630331</text:p>
          </table:table-cell>
          <table:table-cell table:formula="of:=[.A4805]*0.3048" office:value-type="float" office:value="-0.8017248888" calcext:value-type="float">
            <text:p>-0.8017248888</text:p>
          </table:table-cell>
        </table:table-row>
        <table:table-row table:style-name="ro1">
          <table:table-cell office:value-type="float" office:value="-2.6184497" calcext:value-type="float">
            <text:p>-2.6184497</text:p>
          </table:table-cell>
          <table:table-cell table:formula="of:=[.A4806]*0.3048" office:value-type="float" office:value="-0.79810346856" calcext:value-type="float">
            <text:p>-0.79810346856</text:p>
          </table:table-cell>
        </table:table-row>
        <table:table-row table:style-name="ro1">
          <table:table-cell office:value-type="float" office:value="-2.6058912" calcext:value-type="float">
            <text:p>-2.6058912</text:p>
          </table:table-cell>
          <table:table-cell table:formula="of:=[.A4807]*0.3048" office:value-type="float" office:value="-0.79427563776" calcext:value-type="float">
            <text:p>-0.79427563776</text:p>
          </table:table-cell>
        </table:table-row>
        <table:table-row table:style-name="ro1">
          <table:table-cell office:value-type="float" office:value="-2.5926814" calcext:value-type="float">
            <text:p>-2.5926814</text:p>
          </table:table-cell>
          <table:table-cell table:formula="of:=[.A4808]*0.3048" office:value-type="float" office:value="-0.79024929072" calcext:value-type="float">
            <text:p>-0.79024929072</text:p>
          </table:table-cell>
        </table:table-row>
        <table:table-row table:style-name="ro1">
          <table:table-cell office:value-type="float" office:value="-2.5788426" calcext:value-type="float">
            <text:p>-2.5788426</text:p>
          </table:table-cell>
          <table:table-cell table:formula="of:=[.A4809]*0.3048" office:value-type="float" office:value="-0.78603122448" calcext:value-type="float">
            <text:p>-0.78603122448</text:p>
          </table:table-cell>
        </table:table-row>
        <table:table-row table:style-name="ro1">
          <table:table-cell office:value-type="float" office:value="-2.564404" calcext:value-type="float">
            <text:p>-2.564404</text:p>
          </table:table-cell>
          <table:table-cell table:formula="of:=[.A4810]*0.3048" office:value-type="float" office:value="-0.7816303392" calcext:value-type="float">
            <text:p>-0.7816303392</text:p>
          </table:table-cell>
        </table:table-row>
        <table:table-row table:style-name="ro1">
          <table:table-cell office:value-type="float" office:value="-2.549387" calcext:value-type="float">
            <text:p>-2.549387</text:p>
          </table:table-cell>
          <table:table-cell table:formula="of:=[.A4811]*0.3048" office:value-type="float" office:value="-0.7770531576" calcext:value-type="float">
            <text:p>-0.7770531576</text:p>
          </table:table-cell>
        </table:table-row>
        <table:table-row table:style-name="ro1">
          <table:table-cell office:value-type="float" office:value="-2.533814" calcext:value-type="float">
            <text:p>-2.533814</text:p>
          </table:table-cell>
          <table:table-cell table:formula="of:=[.A4812]*0.3048" office:value-type="float" office:value="-0.7723065072" calcext:value-type="float">
            <text:p>-0.7723065072</text:p>
          </table:table-cell>
        </table:table-row>
        <table:table-row table:style-name="ro1">
          <table:table-cell office:value-type="float" office:value="-2.5177102" calcext:value-type="float">
            <text:p>-2.5177102</text:p>
          </table:table-cell>
          <table:table-cell table:formula="of:=[.A4813]*0.3048" office:value-type="float" office:value="-0.76739806896" calcext:value-type="float">
            <text:p>-0.76739806896</text:p>
          </table:table-cell>
        </table:table-row>
        <table:table-row table:style-name="ro1">
          <table:table-cell office:value-type="float" office:value="-2.5010948" calcext:value-type="float">
            <text:p>-2.5010948</text:p>
          </table:table-cell>
          <table:table-cell table:formula="of:=[.A4814]*0.3048" office:value-type="float" office:value="-0.76233369504" calcext:value-type="float">
            <text:p>-0.76233369504</text:p>
          </table:table-cell>
        </table:table-row>
        <table:table-row table:style-name="ro1">
          <table:table-cell office:value-type="float" office:value="-2.483988" calcext:value-type="float">
            <text:p>-2.483988</text:p>
          </table:table-cell>
          <table:table-cell table:formula="of:=[.A4815]*0.3048" office:value-type="float" office:value="-0.7571195424" calcext:value-type="float">
            <text:p>-0.7571195424</text:p>
          </table:table-cell>
        </table:table-row>
        <table:table-row table:style-name="ro1">
          <table:table-cell office:value-type="float" office:value="-2.4664097" calcext:value-type="float">
            <text:p>-2.4664097</text:p>
          </table:table-cell>
          <table:table-cell table:formula="of:=[.A4816]*0.3048" office:value-type="float" office:value="-0.75176167656" calcext:value-type="float">
            <text:p>-0.75176167656</text:p>
          </table:table-cell>
        </table:table-row>
        <table:table-row table:style-name="ro1">
          <table:table-cell office:value-type="float" office:value="-2.4483762" calcext:value-type="float">
            <text:p>-2.4483762</text:p>
          </table:table-cell>
          <table:table-cell table:formula="of:=[.A4817]*0.3048" office:value-type="float" office:value="-0.74626506576" calcext:value-type="float">
            <text:p>-0.74626506576</text:p>
          </table:table-cell>
        </table:table-row>
        <table:table-row table:style-name="ro1">
          <table:table-cell office:value-type="float" office:value="-2.4299047" calcext:value-type="float">
            <text:p>-2.4299047</text:p>
          </table:table-cell>
          <table:table-cell table:formula="of:=[.A4818]*0.3048" office:value-type="float" office:value="-0.74063495256" calcext:value-type="float">
            <text:p>-0.74063495256</text:p>
          </table:table-cell>
        </table:table-row>
        <table:table-row table:style-name="ro1">
          <table:table-cell office:value-type="float" office:value="-2.4110096" calcext:value-type="float">
            <text:p>-2.4110096</text:p>
          </table:table-cell>
          <table:table-cell table:formula="of:=[.A4819]*0.3048" office:value-type="float" office:value="-0.73487572608" calcext:value-type="float">
            <text:p>-0.73487572608</text:p>
          </table:table-cell>
        </table:table-row>
        <table:table-row table:style-name="ro1">
          <table:table-cell office:value-type="float" office:value="-2.3917" calcext:value-type="float">
            <text:p>-2.3917</text:p>
          </table:table-cell>
          <table:table-cell table:formula="of:=[.A4820]*0.3048" office:value-type="float" office:value="-0.72899016" calcext:value-type="float">
            <text:p>-0.72899016</text:p>
          </table:table-cell>
        </table:table-row>
        <table:table-row table:style-name="ro1">
          <table:table-cell office:value-type="float" office:value="-2.3719902" calcext:value-type="float">
            <text:p>-2.3719902</text:p>
          </table:table-cell>
          <table:table-cell table:formula="of:=[.A4821]*0.3048" office:value-type="float" office:value="-0.72298261296" calcext:value-type="float">
            <text:p>-0.72298261296</text:p>
          </table:table-cell>
        </table:table-row>
        <table:table-row table:style-name="ro1">
          <table:table-cell office:value-type="float" office:value="-2.3518856" calcext:value-type="float">
            <text:p>-2.3518856</text:p>
          </table:table-cell>
          <table:table-cell table:formula="of:=[.A4822]*0.3048" office:value-type="float" office:value="-0.71685473088" calcext:value-type="float">
            <text:p>-0.71685473088</text:p>
          </table:table-cell>
        </table:table-row>
        <table:table-row table:style-name="ro1">
          <table:table-cell office:value-type="float" office:value="-2.3313928" calcext:value-type="float">
            <text:p>-2.3313928</text:p>
          </table:table-cell>
          <table:table-cell table:formula="of:=[.A4823]*0.3048" office:value-type="float" office:value="-0.71060852544" calcext:value-type="float">
            <text:p>-0.71060852544</text:p>
          </table:table-cell>
        </table:table-row>
        <table:table-row table:style-name="ro1">
          <table:table-cell office:value-type="float" office:value="-2.3105178" calcext:value-type="float">
            <text:p>-2.3105178</text:p>
          </table:table-cell>
          <table:table-cell table:formula="of:=[.A4824]*0.3048" office:value-type="float" office:value="-0.70424582544" calcext:value-type="float">
            <text:p>-0.70424582544</text:p>
          </table:table-cell>
        </table:table-row>
        <table:table-row table:style-name="ro1">
          <table:table-cell office:value-type="float" office:value="-2.2892621" calcext:value-type="float">
            <text:p>-2.2892621</text:p>
          </table:table-cell>
          <table:table-cell table:formula="of:=[.A4825]*0.3048" office:value-type="float" office:value="-0.69776708808" calcext:value-type="float">
            <text:p>-0.69776708808</text:p>
          </table:table-cell>
        </table:table-row>
        <table:table-row table:style-name="ro1">
          <table:table-cell office:value-type="float" office:value="-2.2676275" calcext:value-type="float">
            <text:p>-2.2676275</text:p>
          </table:table-cell>
          <table:table-cell table:formula="of:=[.A4826]*0.3048" office:value-type="float" office:value="-0.691172862" calcext:value-type="float">
            <text:p>-0.691172862</text:p>
          </table:table-cell>
        </table:table-row>
        <table:table-row table:style-name="ro1">
          <table:table-cell office:value-type="float" office:value="-2.2456143" calcext:value-type="float">
            <text:p>-2.2456143</text:p>
          </table:table-cell>
          <table:table-cell table:formula="of:=[.A4827]*0.3048" office:value-type="float" office:value="-0.68446323864" calcext:value-type="float">
            <text:p>-0.68446323864</text:p>
          </table:table-cell>
        </table:table-row>
        <table:table-row table:style-name="ro1">
          <table:table-cell office:value-type="float" office:value="-2.2232208" calcext:value-type="float">
            <text:p>-2.2232208</text:p>
          </table:table-cell>
          <table:table-cell table:formula="of:=[.A4828]*0.3048" office:value-type="float" office:value="-0.67763769984" calcext:value-type="float">
            <text:p>-0.67763769984</text:p>
          </table:table-cell>
        </table:table-row>
        <table:table-row table:style-name="ro1">
          <table:table-cell office:value-type="float" office:value="-2.2004428" calcext:value-type="float">
            <text:p>-2.2004428</text:p>
          </table:table-cell>
          <table:table-cell table:formula="of:=[.A4829]*0.3048" office:value-type="float" office:value="-0.67069496544" calcext:value-type="float">
            <text:p>-0.67069496544</text:p>
          </table:table-cell>
        </table:table-row>
        <table:table-row table:style-name="ro1">
          <table:table-cell office:value-type="float" office:value="-2.1772783" calcext:value-type="float">
            <text:p>-2.1772783</text:p>
          </table:table-cell>
          <table:table-cell table:formula="of:=[.A4830]*0.3048" office:value-type="float" office:value="-0.66363442584" calcext:value-type="float">
            <text:p>-0.66363442584</text:p>
          </table:table-cell>
        </table:table-row>
        <table:table-row table:style-name="ro1">
          <table:table-cell office:value-type="float" office:value="-2.1537256" calcext:value-type="float">
            <text:p>-2.1537256</text:p>
          </table:table-cell>
          <table:table-cell table:formula="of:=[.A4831]*0.3048" office:value-type="float" office:value="-0.65645556288" calcext:value-type="float">
            <text:p>-0.65645556288</text:p>
          </table:table-cell>
        </table:table-row>
        <table:table-row table:style-name="ro1">
          <table:table-cell office:value-type="float" office:value="-2.1297762" calcext:value-type="float">
            <text:p>-2.1297762</text:p>
          </table:table-cell>
          <table:table-cell table:formula="of:=[.A4832]*0.3048" office:value-type="float" office:value="-0.64915578576" calcext:value-type="float">
            <text:p>-0.64915578576</text:p>
          </table:table-cell>
        </table:table-row>
        <table:table-row table:style-name="ro1">
          <table:table-cell office:value-type="float" office:value="-2.1054304" calcext:value-type="float">
            <text:p>-2.1054304</text:p>
          </table:table-cell>
          <table:table-cell table:formula="of:=[.A4833]*0.3048" office:value-type="float" office:value="-0.64173518592" calcext:value-type="float">
            <text:p>-0.64173518592</text:p>
          </table:table-cell>
        </table:table-row>
        <table:table-row table:style-name="ro1">
          <table:table-cell office:value-type="float" office:value="-2.0806775" calcext:value-type="float">
            <text:p>-2.0806775</text:p>
          </table:table-cell>
          <table:table-cell table:formula="of:=[.A4834]*0.3048" office:value-type="float" office:value="-0.634190502" calcext:value-type="float">
            <text:p>-0.634190502</text:p>
          </table:table-cell>
        </table:table-row>
        <table:table-row table:style-name="ro1">
          <table:table-cell office:value-type="float" office:value="-2.055517" calcext:value-type="float">
            <text:p>-2.055517</text:p>
          </table:table-cell>
          <table:table-cell table:formula="of:=[.A4835]*0.3048" office:value-type="float" office:value="-0.6265215816" calcext:value-type="float">
            <text:p>-0.6265215816</text:p>
          </table:table-cell>
        </table:table-row>
        <table:table-row table:style-name="ro1">
          <table:table-cell office:value-type="float" office:value="-2.0299413" calcext:value-type="float">
            <text:p>-2.0299413</text:p>
          </table:table-cell>
          <table:table-cell table:formula="of:=[.A4836]*0.3048" office:value-type="float" office:value="-0.61872610824" calcext:value-type="float">
            <text:p>-0.61872610824</text:p>
          </table:table-cell>
        </table:table-row>
        <table:table-row table:style-name="ro1">
          <table:table-cell office:value-type="float" office:value="-2.003947" calcext:value-type="float">
            <text:p>-2.003947</text:p>
          </table:table-cell>
          <table:table-cell table:formula="of:=[.A4837]*0.3048" office:value-type="float" office:value="-0.6108030456" calcext:value-type="float">
            <text:p>-0.6108030456</text:p>
          </table:table-cell>
        </table:table-row>
        <table:table-row table:style-name="ro1">
          <table:table-cell office:value-type="float" office:value="-1.977529" calcext:value-type="float">
            <text:p>-1.977529</text:p>
          </table:table-cell>
          <table:table-cell table:formula="of:=[.A4838]*0.3048" office:value-type="float" office:value="-0.6027508392" calcext:value-type="float">
            <text:p>-0.6027508392</text:p>
          </table:table-cell>
        </table:table-row>
        <table:table-row table:style-name="ro1">
          <table:table-cell office:value-type="float" office:value="-1.9506857" calcext:value-type="float">
            <text:p>-1.9506857</text:p>
          </table:table-cell>
          <table:table-cell table:formula="of:=[.A4839]*0.3048" office:value-type="float" office:value="-0.59456900136" calcext:value-type="float">
            <text:p>-0.59456900136</text:p>
          </table:table-cell>
        </table:table-row>
        <table:table-row table:style-name="ro1">
          <table:table-cell office:value-type="float" office:value="-1.9234135" calcext:value-type="float">
            <text:p>-1.9234135</text:p>
          </table:table-cell>
          <table:table-cell table:formula="of:=[.A4840]*0.3048" office:value-type="float" office:value="-0.5862564348" calcext:value-type="float">
            <text:p>-0.5862564348</text:p>
          </table:table-cell>
        </table:table-row>
        <table:table-row table:style-name="ro1">
          <table:table-cell office:value-type="float" office:value="-1.8957129" calcext:value-type="float">
            <text:p>-1.8957129</text:p>
          </table:table-cell>
          <table:table-cell table:formula="of:=[.A4841]*0.3048" office:value-type="float" office:value="-0.57781329192" calcext:value-type="float">
            <text:p>-0.57781329192</text:p>
          </table:table-cell>
        </table:table-row>
        <table:table-row table:style-name="ro1">
          <table:table-cell office:value-type="float" office:value="-1.8675814" calcext:value-type="float">
            <text:p>-1.8675814</text:p>
          </table:table-cell>
          <table:table-cell table:formula="of:=[.A4842]*0.3048" office:value-type="float" office:value="-0.56923881072" calcext:value-type="float">
            <text:p>-0.56923881072</text:p>
          </table:table-cell>
        </table:table-row>
        <table:table-row table:style-name="ro1">
          <table:table-cell office:value-type="float" office:value="-1.8390238" calcext:value-type="float">
            <text:p>-1.8390238</text:p>
          </table:table-cell>
          <table:table-cell table:formula="of:=[.A4843]*0.3048" office:value-type="float" office:value="-0.56053445424" calcext:value-type="float">
            <text:p>-0.56053445424</text:p>
          </table:table-cell>
        </table:table-row>
        <table:table-row table:style-name="ro1">
          <table:table-cell office:value-type="float" office:value="-1.8100429" calcext:value-type="float">
            <text:p>-1.8100429</text:p>
          </table:table-cell>
          <table:table-cell table:formula="of:=[.A4844]*0.3048" office:value-type="float" office:value="-0.55170107592" calcext:value-type="float">
            <text:p>-0.55170107592</text:p>
          </table:table-cell>
        </table:table-row>
        <table:table-row table:style-name="ro1">
          <table:table-cell office:value-type="float" office:value="-1.780642" calcext:value-type="float">
            <text:p>-1.780642</text:p>
          </table:table-cell>
          <table:table-cell table:formula="of:=[.A4845]*0.3048" office:value-type="float" office:value="-0.5427396816" calcext:value-type="float">
            <text:p>-0.5427396816</text:p>
          </table:table-cell>
        </table:table-row>
        <table:table-row table:style-name="ro1">
          <table:table-cell office:value-type="float" office:value="-1.7508285" calcext:value-type="float">
            <text:p>-1.7508285</text:p>
          </table:table-cell>
          <table:table-cell table:formula="of:=[.A4846]*0.3048" office:value-type="float" office:value="-0.5336525268" calcext:value-type="float">
            <text:p>-0.5336525268</text:p>
          </table:table-cell>
        </table:table-row>
        <table:table-row table:style-name="ro1">
          <table:table-cell office:value-type="float" office:value="-1.7206094" calcext:value-type="float">
            <text:p>-1.7206094</text:p>
          </table:table-cell>
          <table:table-cell table:formula="of:=[.A4847]*0.3048" office:value-type="float" office:value="-0.52444174512" calcext:value-type="float">
            <text:p>-0.52444174512</text:p>
          </table:table-cell>
        </table:table-row>
        <table:table-row table:style-name="ro1">
          <table:table-cell office:value-type="float" office:value="-1.6899967" calcext:value-type="float">
            <text:p>-1.6899967</text:p>
          </table:table-cell>
          <table:table-cell table:formula="of:=[.A4848]*0.3048" office:value-type="float" office:value="-0.51511099416" calcext:value-type="float">
            <text:p>-0.51511099416</text:p>
          </table:table-cell>
        </table:table-row>
        <table:table-row table:style-name="ro1">
          <table:table-cell office:value-type="float" office:value="-1.6589968" calcext:value-type="float">
            <text:p>-1.6589968</text:p>
          </table:table-cell>
          <table:table-cell table:formula="of:=[.A4849]*0.3048" office:value-type="float" office:value="-0.50566222464" calcext:value-type="float">
            <text:p>-0.50566222464</text:p>
          </table:table-cell>
        </table:table-row>
        <table:table-row table:style-name="ro1">
          <table:table-cell office:value-type="float" office:value="-1.6276271" calcext:value-type="float">
            <text:p>-1.6276271</text:p>
          </table:table-cell>
          <table:table-cell table:formula="of:=[.A4850]*0.3048" office:value-type="float" office:value="-0.49610074008" calcext:value-type="float">
            <text:p>-0.49610074008</text:p>
          </table:table-cell>
        </table:table-row>
        <table:table-row table:style-name="ro1">
          <table:table-cell office:value-type="float" office:value="-1.5958974" calcext:value-type="float">
            <text:p>-1.5958974</text:p>
          </table:table-cell>
          <table:table-cell table:formula="of:=[.A4851]*0.3048" office:value-type="float" office:value="-0.48642952752" calcext:value-type="float">
            <text:p>-0.48642952752</text:p>
          </table:table-cell>
        </table:table-row>
        <table:table-row table:style-name="ro1">
          <table:table-cell office:value-type="float" office:value="-1.5638242" calcext:value-type="float">
            <text:p>-1.5638242</text:p>
          </table:table-cell>
          <table:table-cell table:formula="of:=[.A4852]*0.3048" office:value-type="float" office:value="-0.47665361616" calcext:value-type="float">
            <text:p>-0.47665361616</text:p>
          </table:table-cell>
        </table:table-row>
        <table:table-row table:style-name="ro1">
          <table:table-cell office:value-type="float" office:value="-1.5314238" calcext:value-type="float">
            <text:p>-1.5314238</text:p>
          </table:table-cell>
          <table:table-cell table:formula="of:=[.A4853]*0.3048" office:value-type="float" office:value="-0.46677797424" calcext:value-type="float">
            <text:p>-0.46677797424</text:p>
          </table:table-cell>
        </table:table-row>
        <table:table-row table:style-name="ro1">
          <table:table-cell office:value-type="float" office:value="-1.4987125" calcext:value-type="float">
            <text:p>-1.4987125</text:p>
          </table:table-cell>
          <table:table-cell table:formula="of:=[.A4854]*0.3048" office:value-type="float" office:value="-0.45680757" calcext:value-type="float">
            <text:p>-0.45680757</text:p>
          </table:table-cell>
        </table:table-row>
        <table:table-row table:style-name="ro1">
          <table:table-cell office:value-type="float" office:value="-1.4657097" calcext:value-type="float">
            <text:p>-1.4657097</text:p>
          </table:table-cell>
          <table:table-cell table:formula="of:=[.A4855]*0.3048" office:value-type="float" office:value="-0.44674831656" calcext:value-type="float">
            <text:p>-0.44674831656</text:p>
          </table:table-cell>
        </table:table-row>
        <table:table-row table:style-name="ro1">
          <table:table-cell office:value-type="float" office:value="-1.432436" calcext:value-type="float">
            <text:p>-1.432436</text:p>
          </table:table-cell>
          <table:table-cell table:formula="of:=[.A4856]*0.3048" office:value-type="float" office:value="-0.4366064928" calcext:value-type="float">
            <text:p>-0.4366064928</text:p>
          </table:table-cell>
        </table:table-row>
        <table:table-row table:style-name="ro1">
          <table:table-cell office:value-type="float" office:value="-1.3989093" calcext:value-type="float">
            <text:p>-1.3989093</text:p>
          </table:table-cell>
          <table:table-cell table:formula="of:=[.A4857]*0.3048" office:value-type="float" office:value="-0.42638755464" calcext:value-type="float">
            <text:p>-0.42638755464</text:p>
          </table:table-cell>
        </table:table-row>
        <table:table-row table:style-name="ro1">
          <table:table-cell office:value-type="float" office:value="-1.3651505" calcext:value-type="float">
            <text:p>-1.3651505</text:p>
          </table:table-cell>
          <table:table-cell table:formula="of:=[.A4858]*0.3048" office:value-type="float" office:value="-0.4160978724" calcext:value-type="float">
            <text:p>-0.4160978724</text:p>
          </table:table-cell>
        </table:table-row>
        <table:table-row table:style-name="ro1">
          <table:table-cell office:value-type="float" office:value="-1.3311803" calcext:value-type="float">
            <text:p>-1.3311803</text:p>
          </table:table-cell>
          <table:table-cell table:formula="of:=[.A4859]*0.3048" office:value-type="float" office:value="-0.40574375544" calcext:value-type="float">
            <text:p>-0.40574375544</text:p>
          </table:table-cell>
        </table:table-row>
        <table:table-row table:style-name="ro1">
          <table:table-cell office:value-type="float" office:value="-1.2970195" calcext:value-type="float">
            <text:p>-1.2970195</text:p>
          </table:table-cell>
          <table:table-cell table:formula="of:=[.A4860]*0.3048" office:value-type="float" office:value="-0.3953315436" calcext:value-type="float">
            <text:p>-0.3953315436</text:p>
          </table:table-cell>
        </table:table-row>
        <table:table-row table:style-name="ro1">
          <table:table-cell office:value-type="float" office:value="-1.2626867" calcext:value-type="float">
            <text:p>-1.2626867</text:p>
          </table:table-cell>
          <table:table-cell table:formula="of:=[.A4861]*0.3048" office:value-type="float" office:value="-0.38486690616" calcext:value-type="float">
            <text:p>-0.38486690616</text:p>
          </table:table-cell>
        </table:table-row>
        <table:table-row table:style-name="ro1">
          <table:table-cell office:value-type="float" office:value="-1.2282054" calcext:value-type="float">
            <text:p>-1.2282054</text:p>
          </table:table-cell>
          <table:table-cell table:formula="of:=[.A4862]*0.3048" office:value-type="float" office:value="-0.37435700592" calcext:value-type="float">
            <text:p>-0.37435700592</text:p>
          </table:table-cell>
        </table:table-row>
        <table:table-row table:style-name="ro1">
          <table:table-cell office:value-type="float" office:value="-1.1935945" calcext:value-type="float">
            <text:p>-1.1935945</text:p>
          </table:table-cell>
          <table:table-cell table:formula="of:=[.A4863]*0.3048" office:value-type="float" office:value="-0.3638076036" calcext:value-type="float">
            <text:p>-0.3638076036</text:p>
          </table:table-cell>
        </table:table-row>
        <table:table-row table:style-name="ro1">
          <table:table-cell office:value-type="float" office:value="-1.1588719" calcext:value-type="float">
            <text:p>-1.1588719</text:p>
          </table:table-cell>
          <table:table-cell table:formula="of:=[.A4864]*0.3048" office:value-type="float" office:value="-0.35322415512" calcext:value-type="float">
            <text:p>-0.35322415512</text:p>
          </table:table-cell>
        </table:table-row>
        <table:table-row table:style-name="ro1">
          <table:table-cell office:value-type="float" office:value="-1.1240575" calcext:value-type="float">
            <text:p>-1.1240575</text:p>
          </table:table-cell>
          <table:table-cell table:formula="of:=[.A4865]*0.3048" office:value-type="float" office:value="-0.342612726" calcext:value-type="float">
            <text:p>-0.342612726</text:p>
          </table:table-cell>
        </table:table-row>
        <table:table-row table:style-name="ro1">
          <table:table-cell office:value-type="float" office:value="-1.089169" calcext:value-type="float">
            <text:p>-1.089169</text:p>
          </table:table-cell>
          <table:table-cell table:formula="of:=[.A4866]*0.3048" office:value-type="float" office:value="-0.3319787112" calcext:value-type="float">
            <text:p>-0.3319787112</text:p>
          </table:table-cell>
        </table:table-row>
        <table:table-row table:style-name="ro1">
          <table:table-cell office:value-type="float" office:value="-1.0542219" calcext:value-type="float">
            <text:p>-1.0542219</text:p>
          </table:table-cell>
          <table:table-cell table:formula="of:=[.A4867]*0.3048" office:value-type="float" office:value="-0.32132683512" calcext:value-type="float">
            <text:p>-0.32132683512</text:p>
          </table:table-cell>
        </table:table-row>
        <table:table-row table:style-name="ro1">
          <table:table-cell office:value-type="float" office:value="-1.0192337" calcext:value-type="float">
            <text:p>-1.0192337</text:p>
          </table:table-cell>
          <table:table-cell table:formula="of:=[.A4868]*0.3048" office:value-type="float" office:value="-0.31066243176" calcext:value-type="float">
            <text:p>-0.31066243176</text:p>
          </table:table-cell>
        </table:table-row>
        <table:table-row table:style-name="ro1">
          <table:table-cell office:value-type="float" office:value="-0.9842188" calcext:value-type="float">
            <text:p>-0.9842188</text:p>
          </table:table-cell>
          <table:table-cell table:formula="of:=[.A4869]*0.3048" office:value-type="float" office:value="-0.29998989024" calcext:value-type="float">
            <text:p>-0.29998989024</text:p>
          </table:table-cell>
        </table:table-row>
        <table:table-row table:style-name="ro1">
          <table:table-cell office:value-type="float" office:value="-0.9491906" calcext:value-type="float">
            <text:p>-0.9491906</text:p>
          </table:table-cell>
          <table:table-cell table:formula="of:=[.A4870]*0.3048" office:value-type="float" office:value="-0.28931329488" calcext:value-type="float">
            <text:p>-0.28931329488</text:p>
          </table:table-cell>
        </table:table-row>
        <table:table-row table:style-name="ro1">
          <table:table-cell office:value-type="float" office:value="-0.9141636" calcext:value-type="float">
            <text:p>-0.9141636</text:p>
          </table:table-cell>
          <table:table-cell table:formula="of:=[.A4871]*0.3048" office:value-type="float" office:value="-0.27863706528" calcext:value-type="float">
            <text:p>-0.27863706528</text:p>
          </table:table-cell>
        </table:table-row>
        <table:table-row table:style-name="ro1">
          <table:table-cell office:value-type="float" office:value="-0.8791456" calcext:value-type="float">
            <text:p>-0.8791456</text:p>
          </table:table-cell>
          <table:table-cell table:formula="of:=[.A4872]*0.3048" office:value-type="float" office:value="-0.26796357888" calcext:value-type="float">
            <text:p>-0.26796357888</text:p>
          </table:table-cell>
        </table:table-row>
        <table:table-row table:style-name="ro1">
          <table:table-cell office:value-type="float" office:value="-0.8441458" calcext:value-type="float">
            <text:p>-0.8441458</text:p>
          </table:table-cell>
          <table:table-cell table:formula="of:=[.A4873]*0.3048" office:value-type="float" office:value="-0.25729563984" calcext:value-type="float">
            <text:p>-0.25729563984</text:p>
          </table:table-cell>
        </table:table-row>
        <table:table-row table:style-name="ro1">
          <table:table-cell office:value-type="float" office:value="-0.8091812" calcext:value-type="float">
            <text:p>-0.8091812</text:p>
          </table:table-cell>
          <table:table-cell table:formula="of:=[.A4874]*0.3048" office:value-type="float" office:value="-0.24663842976" calcext:value-type="float">
            <text:p>-0.24663842976</text:p>
          </table:table-cell>
        </table:table-row>
        <table:table-row table:style-name="ro1">
          <table:table-cell office:value-type="float" office:value="-0.7742517" calcext:value-type="float">
            <text:p>-0.7742517</text:p>
          </table:table-cell>
          <table:table-cell table:formula="of:=[.A4875]*0.3048" office:value-type="float" office:value="-0.23599191816" calcext:value-type="float">
            <text:p>-0.23599191816</text:p>
          </table:table-cell>
        </table:table-row>
        <table:table-row table:style-name="ro1">
          <table:table-cell office:value-type="float" office:value="-0.7393672" calcext:value-type="float">
            <text:p>-0.7393672</text:p>
          </table:table-cell>
          <table:table-cell table:formula="of:=[.A4876]*0.3048" office:value-type="float" office:value="-0.22535912256" calcext:value-type="float">
            <text:p>-0.22535912256</text:p>
          </table:table-cell>
        </table:table-row>
        <table:table-row table:style-name="ro1">
          <table:table-cell office:value-type="float" office:value="-0.7045357" calcext:value-type="float">
            <text:p>-0.7045357</text:p>
          </table:table-cell>
          <table:table-cell table:formula="of:=[.A4877]*0.3048" office:value-type="float" office:value="-0.21474248136" calcext:value-type="float">
            <text:p>-0.21474248136</text:p>
          </table:table-cell>
        </table:table-row>
        <table:table-row table:style-name="ro1">
          <table:table-cell office:value-type="float" office:value="-0.6697595" calcext:value-type="float">
            <text:p>-0.6697595</text:p>
          </table:table-cell>
          <table:table-cell table:formula="of:=[.A4878]*0.3048" office:value-type="float" office:value="-0.2041426956" calcext:value-type="float">
            <text:p>-0.2041426956</text:p>
          </table:table-cell>
        </table:table-row>
        <table:table-row table:style-name="ro1">
          <table:table-cell office:value-type="float" office:value="-0.635042" calcext:value-type="float">
            <text:p>-0.635042</text:p>
          </table:table-cell>
          <table:table-cell table:formula="of:=[.A4879]*0.3048" office:value-type="float" office:value="-0.1935608016" calcext:value-type="float">
            <text:p>-0.1935608016</text:p>
          </table:table-cell>
        </table:table-row>
        <table:table-row table:style-name="ro1">
          <table:table-cell office:value-type="float" office:value="-0.6003864" calcext:value-type="float">
            <text:p>-0.6003864</text:p>
          </table:table-cell>
          <table:table-cell table:formula="of:=[.A4880]*0.3048" office:value-type="float" office:value="-0.18299777472" calcext:value-type="float">
            <text:p>-0.18299777472</text:p>
          </table:table-cell>
        </table:table-row>
        <table:table-row table:style-name="ro1">
          <table:table-cell office:value-type="float" office:value="-0.5658" calcext:value-type="float">
            <text:p>-0.5658</text:p>
          </table:table-cell>
          <table:table-cell table:formula="of:=[.A4881]*0.3048" office:value-type="float" office:value="-0.17245584" calcext:value-type="float">
            <text:p>-0.17245584</text:p>
          </table:table-cell>
        </table:table-row>
        <table:table-row table:style-name="ro1">
          <table:table-cell office:value-type="float" office:value="-0.5312796" calcext:value-type="float">
            <text:p>-0.5312796</text:p>
          </table:table-cell>
          <table:table-cell table:formula="of:=[.A4882]*0.3048" office:value-type="float" office:value="-0.16193402208" calcext:value-type="float">
            <text:p>-0.16193402208</text:p>
          </table:table-cell>
        </table:table-row>
        <table:table-row table:style-name="ro1">
          <table:table-cell office:value-type="float" office:value="-0.4968276" calcext:value-type="float">
            <text:p>-0.4968276</text:p>
          </table:table-cell>
          <table:table-cell table:formula="of:=[.A4883]*0.3048" office:value-type="float" office:value="-0.15143305248" calcext:value-type="float">
            <text:p>-0.15143305248</text:p>
          </table:table-cell>
        </table:table-row>
        <table:table-row table:style-name="ro1">
          <table:table-cell office:value-type="float" office:value="-0.4624448" calcext:value-type="float">
            <text:p>-0.4624448</text:p>
          </table:table-cell>
          <table:table-cell table:formula="of:=[.A4884]*0.3048" office:value-type="float" office:value="-0.14095317504" calcext:value-type="float">
            <text:p>-0.14095317504</text:p>
          </table:table-cell>
        </table:table-row>
        <table:table-row table:style-name="ro1">
          <table:table-cell office:value-type="float" office:value="-0.4281299" calcext:value-type="float">
            <text:p>-0.4281299</text:p>
          </table:table-cell>
          <table:table-cell table:formula="of:=[.A4885]*0.3048" office:value-type="float" office:value="-0.13049399352" calcext:value-type="float">
            <text:p>-0.13049399352</text:p>
          </table:table-cell>
        </table:table-row>
        <table:table-row table:style-name="ro1">
          <table:table-cell office:value-type="float" office:value="-0.3938845" calcext:value-type="float">
            <text:p>-0.3938845</text:p>
          </table:table-cell>
          <table:table-cell table:formula="of:=[.A4886]*0.3048" office:value-type="float" office:value="-0.1200559956" calcext:value-type="float">
            <text:p>-0.1200559956</text:p>
          </table:table-cell>
        </table:table-row>
        <table:table-row table:style-name="ro1">
          <table:table-cell office:value-type="float" office:value="-0.3597071" calcext:value-type="float">
            <text:p>-0.3597071</text:p>
          </table:table-cell>
          <table:table-cell table:formula="of:=[.A4887]*0.3048" office:value-type="float" office:value="-0.10963872408" calcext:value-type="float">
            <text:p>-0.10963872408</text:p>
          </table:table-cell>
        </table:table-row>
        <table:table-row table:style-name="ro1">
          <table:table-cell office:value-type="float" office:value="-0.3255937" calcext:value-type="float">
            <text:p>-0.3255937</text:p>
          </table:table-cell>
          <table:table-cell table:formula="of:=[.A4888]*0.3048" office:value-type="float" office:value="-0.09924095976" calcext:value-type="float">
            <text:p>-0.09924095976</text:p>
          </table:table-cell>
        </table:table-row>
        <table:table-row table:style-name="ro1">
          <table:table-cell office:value-type="float" office:value="-0.2915487" calcext:value-type="float">
            <text:p>-0.2915487</text:p>
          </table:table-cell>
          <table:table-cell table:formula="of:=[.A4889]*0.3048" office:value-type="float" office:value="-0.08886404376" calcext:value-type="float">
            <text:p>-0.08886404376</text:p>
          </table:table-cell>
        </table:table-row>
        <table:table-row table:style-name="ro1">
          <table:table-cell office:value-type="float" office:value="-0.2575672" calcext:value-type="float">
            <text:p>-0.2575672</text:p>
          </table:table-cell>
          <table:table-cell table:formula="of:=[.A4890]*0.3048" office:value-type="float" office:value="-0.07850648256" calcext:value-type="float">
            <text:p>-0.07850648256</text:p>
          </table:table-cell>
        </table:table-row>
        <table:table-row table:style-name="ro1">
          <table:table-cell office:value-type="float" office:value="-0.2236472" calcext:value-type="float">
            <text:p>-0.2236472</text:p>
          </table:table-cell>
          <table:table-cell table:formula="of:=[.A4891]*0.3048" office:value-type="float" office:value="-0.06816766656" calcext:value-type="float">
            <text:p>-0.06816766656</text:p>
          </table:table-cell>
        </table:table-row>
        <table:table-row table:style-name="ro1">
          <table:table-cell office:value-type="float" office:value="-0.1897918" calcext:value-type="float">
            <text:p>-0.1897918</text:p>
          </table:table-cell>
          <table:table-cell table:formula="of:=[.A4892]*0.3048" office:value-type="float" office:value="-0.05784854064" calcext:value-type="float">
            <text:p>-0.05784854064</text:p>
          </table:table-cell>
        </table:table-row>
        <table:table-row table:style-name="ro1">
          <table:table-cell office:value-type="float" office:value="-0.1559955" calcext:value-type="float">
            <text:p>-0.1559955</text:p>
          </table:table-cell>
          <table:table-cell table:formula="of:=[.A4893]*0.3048" office:value-type="float" office:value="-0.0475474284" calcext:value-type="float">
            <text:p>-0.0475474284</text:p>
          </table:table-cell>
        </table:table-row>
        <table:table-row table:style-name="ro1">
          <table:table-cell office:value-type="float" office:value="-0.1222554" calcext:value-type="float">
            <text:p>-0.1222554</text:p>
          </table:table-cell>
          <table:table-cell table:formula="of:=[.A4894]*0.3048" office:value-type="float" office:value="-0.03726344592" calcext:value-type="float">
            <text:p>-0.03726344592</text:p>
          </table:table-cell>
        </table:table-row>
        <table:table-row table:style-name="ro1">
          <table:table-cell office:value-type="float" office:value="-0.0885752" calcext:value-type="float">
            <text:p>-0.0885752</text:p>
          </table:table-cell>
          <table:table-cell table:formula="of:=[.A4895]*0.3048" office:value-type="float" office:value="-0.02699772096" calcext:value-type="float">
            <text:p>-0.02699772096</text:p>
          </table:table-cell>
        </table:table-row>
        <table:table-row table:style-name="ro1">
          <table:table-cell office:value-type="float" office:value="-0.0549519000000001" calcext:value-type="float">
            <text:p>-0.0549519</text:p>
          </table:table-cell>
          <table:table-cell table:formula="of:=[.A4896]*0.3048" office:value-type="float" office:value="-0.01674933912" calcext:value-type="float">
            <text:p>-0.01674933912</text:p>
          </table:table-cell>
        </table:table-row>
        <table:table-row table:style-name="ro1">
          <table:table-cell office:value-type="float" office:value="-0.0213840999999999" calcext:value-type="float">
            <text:p>-0.0213841</text:p>
          </table:table-cell>
          <table:table-cell table:formula="of:=[.A4897]*0.3048" office:value-type="float" office:value="-0.00651787367999997" calcext:value-type="float">
            <text:p>-0.00651787368</text:p>
          </table:table-cell>
        </table:table-row>
        <table:table-row table:style-name="ro1">
          <table:table-cell office:value-type="float" office:value="0.0121247" calcext:value-type="float">
            <text:p>0.0121247</text:p>
          </table:table-cell>
          <table:table-cell table:formula="of:=[.A4898]*0.3048" office:value-type="float" office:value="0.00369560856" calcext:value-type="float">
            <text:p>0.00369560856</text:p>
          </table:table-cell>
        </table:table-row>
        <table:table-row table:style-name="ro1">
          <table:table-cell office:value-type="float" office:value="0.0455757000000001" calcext:value-type="float">
            <text:p>0.0455757</text:p>
          </table:table-cell>
          <table:table-cell table:formula="of:=[.A4899]*0.3048" office:value-type="float" office:value="0.01389147336" calcext:value-type="float">
            <text:p>0.01389147336</text:p>
          </table:table-cell>
        </table:table-row>
        <table:table-row table:style-name="ro1">
          <table:table-cell office:value-type="float" office:value="0.0789696" calcext:value-type="float">
            <text:p>0.0789696</text:p>
          </table:table-cell>
          <table:table-cell table:formula="of:=[.A4900]*0.3048" office:value-type="float" office:value="0.02406993408" calcext:value-type="float">
            <text:p>0.02406993408</text:p>
          </table:table-cell>
        </table:table-row>
        <table:table-row table:style-name="ro1">
          <table:table-cell office:value-type="float" office:value="0.1122977" calcext:value-type="float">
            <text:p>0.1122977</text:p>
          </table:table-cell>
          <table:table-cell table:formula="of:=[.A4901]*0.3048" office:value-type="float" office:value="0.03422833896" calcext:value-type="float">
            <text:p>0.03422833896</text:p>
          </table:table-cell>
        </table:table-row>
        <table:table-row table:style-name="ro1">
          <table:table-cell office:value-type="float" office:value="0.1455625" calcext:value-type="float">
            <text:p>0.1455625</text:p>
          </table:table-cell>
          <table:table-cell table:formula="of:=[.A4902]*0.3048" office:value-type="float" office:value="0.04436745" calcext:value-type="float">
            <text:p>0.04436745</text:p>
          </table:table-cell>
        </table:table-row>
        <table:table-row table:style-name="ro1">
          <table:table-cell office:value-type="float" office:value="0.1787616" calcext:value-type="float">
            <text:p>0.1787616</text:p>
          </table:table-cell>
          <table:table-cell table:formula="of:=[.A4903]*0.3048" office:value-type="float" office:value="0.05448653568" calcext:value-type="float">
            <text:p>0.05448653568</text:p>
          </table:table-cell>
        </table:table-row>
        <table:table-row table:style-name="ro1">
          <table:table-cell office:value-type="float" office:value="0.2118849" calcext:value-type="float">
            <text:p>0.2118849</text:p>
          </table:table-cell>
          <table:table-cell table:formula="of:=[.A4904]*0.3048" office:value-type="float" office:value="0.06458251752" calcext:value-type="float">
            <text:p>0.06458251752</text:p>
          </table:table-cell>
        </table:table-row>
        <table:table-row table:style-name="ro1">
          <table:table-cell office:value-type="float" office:value="0.244933" calcext:value-type="float">
            <text:p>0.244933</text:p>
          </table:table-cell>
          <table:table-cell table:formula="of:=[.A4905]*0.3048" office:value-type="float" office:value="0.0746555784" calcext:value-type="float">
            <text:p>0.0746555784</text:p>
          </table:table-cell>
        </table:table-row>
        <table:table-row table:style-name="ro1">
          <table:table-cell office:value-type="float" office:value="0.2779028" calcext:value-type="float">
            <text:p>0.2779028</text:p>
          </table:table-cell>
          <table:table-cell table:formula="of:=[.A4906]*0.3048" office:value-type="float" office:value="0.08470477344" calcext:value-type="float">
            <text:p>0.08470477344</text:p>
          </table:table-cell>
        </table:table-row>
        <table:table-row table:style-name="ro1">
          <table:table-cell office:value-type="float" office:value="0.3107842" calcext:value-type="float">
            <text:p>0.3107842</text:p>
          </table:table-cell>
          <table:table-cell table:formula="of:=[.A4907]*0.3048" office:value-type="float" office:value="0.09472702416" calcext:value-type="float">
            <text:p>0.09472702416</text:p>
          </table:table-cell>
        </table:table-row>
        <table:table-row table:style-name="ro1">
          <table:table-cell office:value-type="float" office:value="0.343575" calcext:value-type="float">
            <text:p>0.343575</text:p>
          </table:table-cell>
          <table:table-cell table:formula="of:=[.A4908]*0.3048" office:value-type="float" office:value="0.10472166" calcext:value-type="float">
            <text:p>0.10472166</text:p>
          </table:table-cell>
        </table:table-row>
        <table:table-row table:style-name="ro1">
          <table:table-cell office:value-type="float" office:value="0.3762698" calcext:value-type="float">
            <text:p>0.3762698</text:p>
          </table:table-cell>
          <table:table-cell table:formula="of:=[.A4909]*0.3048" office:value-type="float" office:value="0.11468703504" calcext:value-type="float">
            <text:p>0.11468703504</text:p>
          </table:table-cell>
        </table:table-row>
        <table:table-row table:style-name="ro1">
          <table:table-cell office:value-type="float" office:value="0.4088583" calcext:value-type="float">
            <text:p>0.4088583</text:p>
          </table:table-cell>
          <table:table-cell table:formula="of:=[.A4910]*0.3048" office:value-type="float" office:value="0.12462000984" calcext:value-type="float">
            <text:p>0.12462000984</text:p>
          </table:table-cell>
        </table:table-row>
        <table:table-row table:style-name="ro1">
          <table:table-cell office:value-type="float" office:value="0.4413347" calcext:value-type="float">
            <text:p>0.4413347</text:p>
          </table:table-cell>
          <table:table-cell table:formula="of:=[.A4911]*0.3048" office:value-type="float" office:value="0.13451881656" calcext:value-type="float">
            <text:p>0.13451881656</text:p>
          </table:table-cell>
        </table:table-row>
        <table:table-row table:style-name="ro1">
          <table:table-cell office:value-type="float" office:value="0.473694" calcext:value-type="float">
            <text:p>0.473694</text:p>
          </table:table-cell>
          <table:table-cell table:formula="of:=[.A4912]*0.3048" office:value-type="float" office:value="0.1443819312" calcext:value-type="float">
            <text:p>0.1443819312</text:p>
          </table:table-cell>
        </table:table-row>
        <table:table-row table:style-name="ro1">
          <table:table-cell office:value-type="float" office:value="0.50592279" calcext:value-type="float">
            <text:p>0.50592279</text:p>
          </table:table-cell>
          <table:table-cell table:formula="of:=[.A4913]*0.3048" office:value-type="float" office:value="0.154205266392" calcext:value-type="float">
            <text:p>0.154205266392</text:p>
          </table:table-cell>
        </table:table-row>
        <table:table-row table:style-name="ro1">
          <table:table-cell office:value-type="float" office:value="0.53801614" calcext:value-type="float">
            <text:p>0.53801614</text:p>
          </table:table-cell>
          <table:table-cell table:formula="of:=[.A4914]*0.3048" office:value-type="float" office:value="0.163987319472" calcext:value-type="float">
            <text:p>0.163987319472</text:p>
          </table:table-cell>
        </table:table-row>
        <table:table-row table:style-name="ro1">
          <table:table-cell office:value-type="float" office:value="0.56996441" calcext:value-type="float">
            <text:p>0.56996441</text:p>
          </table:table-cell>
          <table:table-cell table:formula="of:=[.A4915]*0.3048" office:value-type="float" office:value="0.173725152168" calcext:value-type="float">
            <text:p>0.173725152168</text:p>
          </table:table-cell>
        </table:table-row>
        <table:table-row table:style-name="ro1">
          <table:table-cell office:value-type="float" office:value="0.60175592" calcext:value-type="float">
            <text:p>0.60175592</text:p>
          </table:table-cell>
          <table:table-cell table:formula="of:=[.A4916]*0.3048" office:value-type="float" office:value="0.183415204416" calcext:value-type="float">
            <text:p>0.183415204416</text:p>
          </table:table-cell>
        </table:table-row>
        <table:table-row table:style-name="ro1">
          <table:table-cell office:value-type="float" office:value="0.63338053" calcext:value-type="float">
            <text:p>0.63338053</text:p>
          </table:table-cell>
          <table:table-cell table:formula="of:=[.A4917]*0.3048" office:value-type="float" office:value="0.193054385544" calcext:value-type="float">
            <text:p>0.193054385544</text:p>
          </table:table-cell>
        </table:table-row>
        <table:table-row table:style-name="ro1">
          <table:table-cell office:value-type="float" office:value="0.66482824" calcext:value-type="float">
            <text:p>0.66482824</text:p>
          </table:table-cell>
          <table:table-cell table:formula="of:=[.A4918]*0.3048" office:value-type="float" office:value="0.202639647552" calcext:value-type="float">
            <text:p>0.202639647552</text:p>
          </table:table-cell>
        </table:table-row>
        <table:table-row table:style-name="ro1">
          <table:table-cell office:value-type="float" office:value="0.69608921" calcext:value-type="float">
            <text:p>0.69608921</text:p>
          </table:table-cell>
          <table:table-cell table:formula="of:=[.A4919]*0.3048" office:value-type="float" office:value="0.212167991208" calcext:value-type="float">
            <text:p>0.212167991208</text:p>
          </table:table-cell>
        </table:table-row>
        <table:table-row table:style-name="ro1">
          <table:table-cell office:value-type="float" office:value="0.72714978" calcext:value-type="float">
            <text:p>0.72714978</text:p>
          </table:table-cell>
          <table:table-cell table:formula="of:=[.A4920]*0.3048" office:value-type="float" office:value="0.221635252944" calcext:value-type="float">
            <text:p>0.221635252944</text:p>
          </table:table-cell>
        </table:table-row>
        <table:table-row table:style-name="ro1">
          <table:table-cell office:value-type="float" office:value="0.75800061" calcext:value-type="float">
            <text:p>0.75800061</text:p>
          </table:table-cell>
          <table:table-cell table:formula="of:=[.A4921]*0.3048" office:value-type="float" office:value="0.231038585928" calcext:value-type="float">
            <text:p>0.231038585928</text:p>
          </table:table-cell>
        </table:table-row>
        <table:table-row table:style-name="ro1">
          <table:table-cell office:value-type="float" office:value="0.78863567" calcext:value-type="float">
            <text:p>0.78863567</text:p>
          </table:table-cell>
          <table:table-cell table:formula="of:=[.A4922]*0.3048" office:value-type="float" office:value="0.240376152216" calcext:value-type="float">
            <text:p>0.240376152216</text:p>
          </table:table-cell>
        </table:table-row>
        <table:table-row table:style-name="ro1">
          <table:table-cell office:value-type="float" office:value="0.81903887" calcext:value-type="float">
            <text:p>0.81903887</text:p>
          </table:table-cell>
          <table:table-cell table:formula="of:=[.A4923]*0.3048" office:value-type="float" office:value="0.249643047576" calcext:value-type="float">
            <text:p>0.249643047576</text:p>
          </table:table-cell>
        </table:table-row>
        <table:table-row table:style-name="ro1">
          <table:table-cell office:value-type="float" office:value="0.84920579" calcext:value-type="float">
            <text:p>0.84920579</text:p>
          </table:table-cell>
          <table:table-cell table:formula="of:=[.A4924]*0.3048" office:value-type="float" office:value="0.258837924792" calcext:value-type="float">
            <text:p>0.258837924792</text:p>
          </table:table-cell>
        </table:table-row>
        <table:table-row table:style-name="ro1">
          <table:table-cell office:value-type="float" office:value="0.87913412" calcext:value-type="float">
            <text:p>0.87913412</text:p>
          </table:table-cell>
          <table:table-cell table:formula="of:=[.A4925]*0.3048" office:value-type="float" office:value="0.267960079776" calcext:value-type="float">
            <text:p>0.267960079776</text:p>
          </table:table-cell>
        </table:table-row>
        <table:table-row table:style-name="ro1">
          <table:table-cell office:value-type="float" office:value="0.90881276" calcext:value-type="float">
            <text:p>0.90881276</text:p>
          </table:table-cell>
          <table:table-cell table:formula="of:=[.A4926]*0.3048" office:value-type="float" office:value="0.277006129248" calcext:value-type="float">
            <text:p>0.277006129248</text:p>
          </table:table-cell>
        </table:table-row>
        <table:table-row table:style-name="ro1">
          <table:table-cell office:value-type="float" office:value="0.93823898" calcext:value-type="float">
            <text:p>0.93823898</text:p>
          </table:table-cell>
          <table:table-cell table:formula="of:=[.A4927]*0.3048" office:value-type="float" office:value="0.285975241104" calcext:value-type="float">
            <text:p>0.285975241104</text:p>
          </table:table-cell>
        </table:table-row>
        <table:table-row table:style-name="ro1">
          <table:table-cell office:value-type="float" office:value="0.96741837" calcext:value-type="float">
            <text:p>0.96741837</text:p>
          </table:table-cell>
          <table:table-cell table:formula="of:=[.A4928]*0.3048" office:value-type="float" office:value="0.294869119176" calcext:value-type="float">
            <text:p>0.294869119176</text:p>
          </table:table-cell>
        </table:table-row>
        <table:table-row table:style-name="ro1">
          <table:table-cell office:value-type="float" office:value="0.99634582" calcext:value-type="float">
            <text:p>0.99634582</text:p>
          </table:table-cell>
          <table:table-cell table:formula="of:=[.A4929]*0.3048" office:value-type="float" office:value="0.303686205936" calcext:value-type="float">
            <text:p>0.303686205936</text:p>
          </table:table-cell>
        </table:table-row>
        <table:table-row table:style-name="ro1">
          <table:table-cell office:value-type="float" office:value="1.02502611" calcext:value-type="float">
            <text:p>1.02502611</text:p>
          </table:table-cell>
          <table:table-cell table:formula="of:=[.A4930]*0.3048" office:value-type="float" office:value="0.312427958328" calcext:value-type="float">
            <text:p>0.312427958328</text:p>
          </table:table-cell>
        </table:table-row>
        <table:table-row table:style-name="ro1">
          <table:table-cell office:value-type="float" office:value="1.05346572" calcext:value-type="float">
            <text:p>1.05346572</text:p>
          </table:table-cell>
          <table:table-cell table:formula="of:=[.A4931]*0.3048" office:value-type="float" office:value="0.321096351456" calcext:value-type="float">
            <text:p>0.321096351456</text:p>
          </table:table-cell>
        </table:table-row>
        <table:table-row table:style-name="ro1">
          <table:table-cell office:value-type="float" office:value="1.08166564" calcext:value-type="float">
            <text:p>1.08166564</text:p>
          </table:table-cell>
          <table:table-cell table:formula="of:=[.A4932]*0.3048" office:value-type="float" office:value="0.329691687072" calcext:value-type="float">
            <text:p>0.329691687072</text:p>
          </table:table-cell>
        </table:table-row>
        <table:table-row table:style-name="ro1">
          <table:table-cell office:value-type="float" office:value="1.10963464" calcext:value-type="float">
            <text:p>1.10963464</text:p>
          </table:table-cell>
          <table:table-cell table:formula="of:=[.A4933]*0.3048" office:value-type="float" office:value="0.338216638272" calcext:value-type="float">
            <text:p>0.338216638272</text:p>
          </table:table-cell>
        </table:table-row>
        <table:table-row table:style-name="ro1">
          <table:table-cell office:value-type="float" office:value="1.13738096" calcext:value-type="float">
            <text:p>1.13738096</text:p>
          </table:table-cell>
          <table:table-cell table:formula="of:=[.A4934]*0.3048" office:value-type="float" office:value="0.346673716608" calcext:value-type="float">
            <text:p>0.346673716608</text:p>
          </table:table-cell>
        </table:table-row>
        <table:table-row table:style-name="ro1">
          <table:table-cell office:value-type="float" office:value="1.16491288" calcext:value-type="float">
            <text:p>1.16491288</text:p>
          </table:table-cell>
          <table:table-cell table:formula="of:=[.A4935]*0.3048" office:value-type="float" office:value="0.355065445824" calcext:value-type="float">
            <text:p>0.355065445824</text:p>
          </table:table-cell>
        </table:table-row>
        <table:table-row table:style-name="ro1">
          <table:table-cell office:value-type="float" office:value="1.19223776" calcext:value-type="float">
            <text:p>1.19223776</text:p>
          </table:table-cell>
          <table:table-cell table:formula="of:=[.A4936]*0.3048" office:value-type="float" office:value="0.363394069248" calcext:value-type="float">
            <text:p>0.363394069248</text:p>
          </table:table-cell>
        </table:table-row>
        <table:table-row table:style-name="ro1">
          <table:table-cell office:value-type="float" office:value="1.21937329" calcext:value-type="float">
            <text:p>1.21937329</text:p>
          </table:table-cell>
          <table:table-cell table:formula="of:=[.A4937]*0.3048" office:value-type="float" office:value="0.371664978792" calcext:value-type="float">
            <text:p>0.371664978792</text:p>
          </table:table-cell>
        </table:table-row>
        <table:table-row table:style-name="ro1">
          <table:table-cell office:value-type="float" office:value="1.24632552" calcext:value-type="float">
            <text:p>1.24632552</text:p>
          </table:table-cell>
          <table:table-cell table:formula="of:=[.A4938]*0.3048" office:value-type="float" office:value="0.379880018496" calcext:value-type="float">
            <text:p>0.379880018496</text:p>
          </table:table-cell>
        </table:table-row>
        <table:table-row table:style-name="ro1">
          <table:table-cell office:value-type="float" office:value="1.27310917" calcext:value-type="float">
            <text:p>1.27310917</text:p>
          </table:table-cell>
          <table:table-cell table:formula="of:=[.A4939]*0.3048" office:value-type="float" office:value="0.388043675016" calcext:value-type="float">
            <text:p>0.388043675016</text:p>
          </table:table-cell>
        </table:table-row>
        <table:table-row table:style-name="ro1">
          <table:table-cell office:value-type="float" office:value="1.29974118" calcext:value-type="float">
            <text:p>1.29974118</text:p>
          </table:table-cell>
          <table:table-cell table:formula="of:=[.A4940]*0.3048" office:value-type="float" office:value="0.396161111664" calcext:value-type="float">
            <text:p>0.396161111664</text:p>
          </table:table-cell>
        </table:table-row>
        <table:table-row table:style-name="ro1">
          <table:table-cell office:value-type="float" office:value="1.32623029" calcext:value-type="float">
            <text:p>1.32623029</text:p>
          </table:table-cell>
          <table:table-cell table:formula="of:=[.A4941]*0.3048" office:value-type="float" office:value="0.404234992392" calcext:value-type="float">
            <text:p>0.404234992392</text:p>
          </table:table-cell>
        </table:table-row>
        <table:table-row table:style-name="ro1">
          <table:table-cell office:value-type="float" office:value="1.35259545" calcext:value-type="float">
            <text:p>1.35259545</text:p>
          </table:table-cell>
          <table:table-cell table:formula="of:=[.A4942]*0.3048" office:value-type="float" office:value="0.41227109316" calcext:value-type="float">
            <text:p>0.41227109316</text:p>
          </table:table-cell>
        </table:table-row>
        <table:table-row table:style-name="ro1">
          <table:table-cell office:value-type="float" office:value="1.37885435" calcext:value-type="float">
            <text:p>1.37885435</text:p>
          </table:table-cell>
          <table:table-cell table:formula="of:=[.A4943]*0.3048" office:value-type="float" office:value="0.42027480588" calcext:value-type="float">
            <text:p>0.42027480588</text:p>
          </table:table-cell>
        </table:table-row>
        <table:table-row table:style-name="ro1">
          <table:table-cell office:value-type="float" office:value="1.405018538" calcext:value-type="float">
            <text:p>1.405018538</text:p>
          </table:table-cell>
          <table:table-cell table:formula="of:=[.A4944]*0.3048" office:value-type="float" office:value="0.4282496503824" calcext:value-type="float">
            <text:p>0.4282496503824</text:p>
          </table:table-cell>
        </table:table-row>
        <table:table-row table:style-name="ro1">
          <table:table-cell office:value-type="float" office:value="1.431109384" calcext:value-type="float">
            <text:p>1.431109384</text:p>
          </table:table-cell>
          <table:table-cell table:formula="of:=[.A4945]*0.3048" office:value-type="float" office:value="0.4362021402432" calcext:value-type="float">
            <text:p>0.4362021402432</text:p>
          </table:table-cell>
        </table:table-row>
        <table:table-row table:style-name="ro1">
          <table:table-cell office:value-type="float" office:value="1.457143761" calcext:value-type="float">
            <text:p>1.457143761</text:p>
          </table:table-cell>
          <table:table-cell table:formula="of:=[.A4946]*0.3048" office:value-type="float" office:value="0.4441374183528" calcext:value-type="float">
            <text:p>0.4441374183528</text:p>
          </table:table-cell>
        </table:table-row>
        <table:table-row table:style-name="ro1">
          <table:table-cell office:value-type="float" office:value="1.483136281" calcext:value-type="float">
            <text:p>1.483136281</text:p>
          </table:table-cell>
          <table:table-cell table:formula="of:=[.A4947]*0.3048" office:value-type="float" office:value="0.4520599384488" calcext:value-type="float">
            <text:p>0.4520599384488</text:p>
          </table:table-cell>
        </table:table-row>
        <table:table-row table:style-name="ro1">
          <table:table-cell office:value-type="float" office:value="1.5091037238" calcext:value-type="float">
            <text:p>1.5091037238</text:p>
          </table:table-cell>
          <table:table-cell table:formula="of:=[.A4948]*0.3048" office:value-type="float" office:value="0.45997481501424" calcext:value-type="float">
            <text:p>0.45997481501424</text:p>
          </table:table-cell>
        </table:table-row>
        <table:table-row table:style-name="ro1">
          <table:table-cell office:value-type="float" office:value="1.535066117" calcext:value-type="float">
            <text:p>1.535066117</text:p>
          </table:table-cell>
          <table:table-cell table:formula="of:=[.A4949]*0.3048" office:value-type="float" office:value="0.4678881524616" calcext:value-type="float">
            <text:p>0.4678881524616</text:p>
          </table:table-cell>
        </table:table-row>
        <table:table-row table:style-name="ro1">
          <table:table-cell office:value-type="float" office:value="1.561034281" calcext:value-type="float">
            <text:p>1.561034281</text:p>
          </table:table-cell>
          <table:table-cell table:formula="of:=[.A4950]*0.3048" office:value-type="float" office:value="0.4758032488488" calcext:value-type="float">
            <text:p>0.4758032488488</text:p>
          </table:table-cell>
        </table:table-row>
        <table:table-row table:style-name="ro1">
          <table:table-cell office:value-type="float" office:value="1.587023735" calcext:value-type="float">
            <text:p>1.587023735</text:p>
          </table:table-cell>
          <table:table-cell table:formula="of:=[.A4951]*0.3048" office:value-type="float" office:value="0.483724834428" calcext:value-type="float">
            <text:p>0.483724834428</text:p>
          </table:table-cell>
        </table:table-row>
        <table:table-row table:style-name="ro1">
          <table:table-cell office:value-type="float" office:value="1.61305522" calcext:value-type="float">
            <text:p>1.61305522</text:p>
          </table:table-cell>
          <table:table-cell table:formula="of:=[.A4952]*0.3048" office:value-type="float" office:value="0.491659231056" calcext:value-type="float">
            <text:p>0.491659231056</text:p>
          </table:table-cell>
        </table:table-row>
        <table:table-row table:style-name="ro1">
          <table:table-cell office:value-type="float" office:value="1.63913308" calcext:value-type="float">
            <text:p>1.63913308</text:p>
          </table:table-cell>
          <table:table-cell table:formula="of:=[.A4953]*0.3048" office:value-type="float" office:value="0.499607762784" calcext:value-type="float">
            <text:p>0.499607762784</text:p>
          </table:table-cell>
        </table:table-row>
        <table:table-row table:style-name="ro1">
          <table:table-cell office:value-type="float" office:value="1.66527155" calcext:value-type="float">
            <text:p>1.66527155</text:p>
          </table:table-cell>
          <table:table-cell table:formula="of:=[.A4954]*0.3048" office:value-type="float" office:value="0.50757476844" calcext:value-type="float">
            <text:p>0.50757476844</text:p>
          </table:table-cell>
        </table:table-row>
        <table:table-row table:style-name="ro1">
          <table:table-cell office:value-type="float" office:value="1.69148797" calcext:value-type="float">
            <text:p>1.69148797</text:p>
          </table:table-cell>
          <table:table-cell table:formula="of:=[.A4955]*0.3048" office:value-type="float" office:value="0.515565533256" calcext:value-type="float">
            <text:p>0.515565533256</text:p>
          </table:table-cell>
        </table:table-row>
        <table:table-row table:style-name="ro1">
          <table:table-cell office:value-type="float" office:value="1.71778359" calcext:value-type="float">
            <text:p>1.71778359</text:p>
          </table:table-cell>
          <table:table-cell table:formula="of:=[.A4956]*0.3048" office:value-type="float" office:value="0.523580438232" calcext:value-type="float">
            <text:p>0.523580438232</text:p>
          </table:table-cell>
        </table:table-row>
        <table:table-row table:style-name="ro1">
          <table:table-cell office:value-type="float" office:value="1.74416868" calcext:value-type="float">
            <text:p>1.74416868</text:p>
          </table:table-cell>
          <table:table-cell table:formula="of:=[.A4957]*0.3048" office:value-type="float" office:value="0.531622613664" calcext:value-type="float">
            <text:p>0.531622613664</text:p>
          </table:table-cell>
        </table:table-row>
        <table:table-row table:style-name="ro1">
          <table:table-cell office:value-type="float" office:value="1.77065301" calcext:value-type="float">
            <text:p>1.77065301</text:p>
          </table:table-cell>
          <table:table-cell table:formula="of:=[.A4958]*0.3048" office:value-type="float" office:value="0.539695037448" calcext:value-type="float">
            <text:p>0.539695037448</text:p>
          </table:table-cell>
        </table:table-row>
        <table:table-row table:style-name="ro1">
          <table:table-cell office:value-type="float" office:value="1.79723874" calcext:value-type="float">
            <text:p>1.79723874</text:p>
          </table:table-cell>
          <table:table-cell table:formula="of:=[.A4959]*0.3048" office:value-type="float" office:value="0.547798367952" calcext:value-type="float">
            <text:p>0.547798367952</text:p>
          </table:table-cell>
        </table:table-row>
        <table:table-row table:style-name="ro1">
          <table:table-cell office:value-type="float" office:value="1.82392767" calcext:value-type="float">
            <text:p>1.82392767</text:p>
          </table:table-cell>
          <table:table-cell table:formula="of:=[.A4960]*0.3048" office:value-type="float" office:value="0.555933153816" calcext:value-type="float">
            <text:p>0.555933153816</text:p>
          </table:table-cell>
        </table:table-row>
        <table:table-row table:style-name="ro1">
          <table:table-cell office:value-type="float" office:value="1.85072646" calcext:value-type="float">
            <text:p>1.85072646</text:p>
          </table:table-cell>
          <table:table-cell table:formula="of:=[.A4961]*0.3048" office:value-type="float" office:value="0.564101425008" calcext:value-type="float">
            <text:p>0.564101425008</text:p>
          </table:table-cell>
        </table:table-row>
        <table:table-row table:style-name="ro1">
          <table:table-cell office:value-type="float" office:value="1.87762755" calcext:value-type="float">
            <text:p>1.87762755</text:p>
          </table:table-cell>
          <table:table-cell table:formula="of:=[.A4962]*0.3048" office:value-type="float" office:value="0.57230087724" calcext:value-type="float">
            <text:p>0.57230087724</text:p>
          </table:table-cell>
        </table:table-row>
        <table:table-row table:style-name="ro1">
          <table:table-cell office:value-type="float" office:value="1.90463617" calcext:value-type="float">
            <text:p>1.90463617</text:p>
          </table:table-cell>
          <table:table-cell table:formula="of:=[.A4963]*0.3048" office:value-type="float" office:value="0.580533104616" calcext:value-type="float">
            <text:p>0.580533104616</text:p>
          </table:table-cell>
        </table:table-row>
        <table:table-row table:style-name="ro1">
          <table:table-cell office:value-type="float" office:value="1.93175229" calcext:value-type="float">
            <text:p>1.93175229</text:p>
          </table:table-cell>
          <table:table-cell table:formula="of:=[.A4964]*0.3048" office:value-type="float" office:value="0.588798097992" calcext:value-type="float">
            <text:p>0.588798097992</text:p>
          </table:table-cell>
        </table:table-row>
        <table:table-row table:style-name="ro1">
          <table:table-cell office:value-type="float" office:value="1.95896965" calcext:value-type="float">
            <text:p>1.95896965</text:p>
          </table:table-cell>
          <table:table-cell table:formula="of:=[.A4965]*0.3048" office:value-type="float" office:value="0.59709394932" calcext:value-type="float">
            <text:p>0.59709394932</text:p>
          </table:table-cell>
        </table:table-row>
        <table:table-row table:style-name="ro1">
          <table:table-cell office:value-type="float" office:value="1.9862859" calcext:value-type="float">
            <text:p>1.9862859</text:p>
          </table:table-cell>
          <table:table-cell table:formula="of:=[.A4966]*0.3048" office:value-type="float" office:value="0.60541994232" calcext:value-type="float">
            <text:p>0.60541994232</text:p>
          </table:table-cell>
        </table:table-row>
        <table:table-row table:style-name="ro1">
          <table:table-cell office:value-type="float" office:value="2.01370043" calcext:value-type="float">
            <text:p>2.01370043</text:p>
          </table:table-cell>
          <table:table-cell table:formula="of:=[.A4967]*0.3048" office:value-type="float" office:value="0.613775891064" calcext:value-type="float">
            <text:p>0.613775891064</text:p>
          </table:table-cell>
        </table:table-row>
        <table:table-row table:style-name="ro1">
          <table:table-cell office:value-type="float" office:value="2.04121006" calcext:value-type="float">
            <text:p>2.04121006</text:p>
          </table:table-cell>
          <table:table-cell table:formula="of:=[.A4968]*0.3048" office:value-type="float" office:value="0.622160826288" calcext:value-type="float">
            <text:p>0.622160826288</text:p>
          </table:table-cell>
        </table:table-row>
        <table:table-row table:style-name="ro1">
          <table:table-cell office:value-type="float" office:value="2.06881404" calcext:value-type="float">
            <text:p>2.06881404</text:p>
          </table:table-cell>
          <table:table-cell table:formula="of:=[.A4969]*0.3048" office:value-type="float" office:value="0.630574519392" calcext:value-type="float">
            <text:p>0.630574519392</text:p>
          </table:table-cell>
        </table:table-row>
        <table:table-row table:style-name="ro1">
          <table:table-cell office:value-type="float" office:value="2.09651494" calcext:value-type="float">
            <text:p>2.09651494</text:p>
          </table:table-cell>
          <table:table-cell table:formula="of:=[.A4970]*0.3048" office:value-type="float" office:value="0.639017753712" calcext:value-type="float">
            <text:p>0.639017753712</text:p>
          </table:table-cell>
        </table:table-row>
        <table:table-row table:style-name="ro1">
          <table:table-cell office:value-type="float" office:value="2.12430507" calcext:value-type="float">
            <text:p>2.12430507</text:p>
          </table:table-cell>
          <table:table-cell table:formula="of:=[.A4971]*0.3048" office:value-type="float" office:value="0.647488185336" calcext:value-type="float">
            <text:p>0.647488185336</text:p>
          </table:table-cell>
        </table:table-row>
        <table:table-row table:style-name="ro1">
          <table:table-cell office:value-type="float" office:value="2.15219414" calcext:value-type="float">
            <text:p>2.15219414</text:p>
          </table:table-cell>
          <table:table-cell table:formula="of:=[.A4972]*0.3048" office:value-type="float" office:value="0.655988773872" calcext:value-type="float">
            <text:p>0.655988773872</text:p>
          </table:table-cell>
        </table:table-row>
        <table:table-row table:style-name="ro1">
          <table:table-cell office:value-type="float" office:value="2.18017805" calcext:value-type="float">
            <text:p>2.18017805</text:p>
          </table:table-cell>
          <table:table-cell table:formula="of:=[.A4973]*0.3048" office:value-type="float" office:value="0.66451826964" calcext:value-type="float">
            <text:p>0.66451826964</text:p>
          </table:table-cell>
        </table:table-row>
        <table:table-row table:style-name="ro1">
          <table:table-cell office:value-type="float" office:value="2.20826429" calcext:value-type="float">
            <text:p>2.20826429</text:p>
          </table:table-cell>
          <table:table-cell table:formula="of:=[.A4974]*0.3048" office:value-type="float" office:value="0.673078955592" calcext:value-type="float">
            <text:p>0.673078955592</text:p>
          </table:table-cell>
        </table:table-row>
        <table:table-row table:style-name="ro1">
          <table:table-cell office:value-type="float" office:value="2.23645407" calcext:value-type="float">
            <text:p>2.23645407</text:p>
          </table:table-cell>
          <table:table-cell table:formula="of:=[.A4975]*0.3048" office:value-type="float" office:value="0.681671200536" calcext:value-type="float">
            <text:p>0.681671200536</text:p>
          </table:table-cell>
        </table:table-row>
        <table:table-row table:style-name="ro1">
          <table:table-cell office:value-type="float" office:value="2.264759" calcext:value-type="float">
            <text:p>2.264759</text:p>
          </table:table-cell>
          <table:table-cell table:formula="of:=[.A4976]*0.3048" office:value-type="float" office:value="0.6902985432" calcext:value-type="float">
            <text:p>0.6902985432</text:p>
          </table:table-cell>
        </table:table-row>
        <table:table-row table:style-name="ro1">
          <table:table-cell office:value-type="float" office:value="2.29318261" calcext:value-type="float">
            <text:p>2.29318261</text:p>
          </table:table-cell>
          <table:table-cell table:formula="of:=[.A4977]*0.3048" office:value-type="float" office:value="0.698962059528" calcext:value-type="float">
            <text:p>0.698962059528</text:p>
          </table:table-cell>
        </table:table-row>
        <table:table-row table:style-name="ro1">
          <table:table-cell office:value-type="float" office:value="2.3217361" calcext:value-type="float">
            <text:p>2.3217361</text:p>
          </table:table-cell>
          <table:table-cell table:formula="of:=[.A4978]*0.3048" office:value-type="float" office:value="0.70766516328" calcext:value-type="float">
            <text:p>0.70766516328</text:p>
          </table:table-cell>
        </table:table-row>
        <table:table-row table:style-name="ro1">
          <table:table-cell office:value-type="float" office:value="2.35043287" calcext:value-type="float">
            <text:p>2.35043287</text:p>
          </table:table-cell>
          <table:table-cell table:formula="of:=[.A4979]*0.3048" office:value-type="float" office:value="0.716411938776" calcext:value-type="float">
            <text:p>0.716411938776</text:p>
          </table:table-cell>
        </table:table-row>
        <table:table-row table:style-name="ro1">
          <table:table-cell office:value-type="float" office:value="2.37927973" calcext:value-type="float">
            <text:p>2.37927973</text:p>
          </table:table-cell>
          <table:table-cell table:formula="of:=[.A4980]*0.3048" office:value-type="float" office:value="0.725204461704" calcext:value-type="float">
            <text:p>0.725204461704</text:p>
          </table:table-cell>
        </table:table-row>
        <table:table-row table:style-name="ro1">
          <table:table-cell office:value-type="float" office:value="2.40829903" calcext:value-type="float">
            <text:p>2.40829903</text:p>
          </table:table-cell>
          <table:table-cell table:formula="of:=[.A4981]*0.3048" office:value-type="float" office:value="0.734049544344" calcext:value-type="float">
            <text:p>0.734049544344</text:p>
          </table:table-cell>
        </table:table-row>
        <table:table-row table:style-name="ro1">
          <table:table-cell office:value-type="float" office:value="2.43750495" calcext:value-type="float">
            <text:p>2.43750495</text:p>
          </table:table-cell>
          <table:table-cell table:formula="of:=[.A4982]*0.3048" office:value-type="float" office:value="0.74295150876" calcext:value-type="float">
            <text:p>0.74295150876</text:p>
          </table:table-cell>
        </table:table-row>
        <table:table-row table:style-name="ro1">
          <table:table-cell office:value-type="float" office:value="2.46691072" calcext:value-type="float">
            <text:p>2.46691072</text:p>
          </table:table-cell>
          <table:table-cell table:formula="of:=[.A4983]*0.3048" office:value-type="float" office:value="0.751914387456" calcext:value-type="float">
            <text:p>0.751914387456</text:p>
          </table:table-cell>
        </table:table-row>
        <table:table-row table:style-name="ro1">
          <table:table-cell office:value-type="float" office:value="2.49653697" calcext:value-type="float">
            <text:p>2.49653697</text:p>
          </table:table-cell>
          <table:table-cell table:formula="of:=[.A4984]*0.3048" office:value-type="float" office:value="0.760944468456" calcext:value-type="float">
            <text:p>0.760944468456</text:p>
          </table:table-cell>
        </table:table-row>
        <table:table-row table:style-name="ro1">
          <table:table-cell office:value-type="float" office:value="2.5264089" calcext:value-type="float">
            <text:p>2.5264089</text:p>
          </table:table-cell>
          <table:table-cell table:formula="of:=[.A4985]*0.3048" office:value-type="float" office:value="0.77004943272" calcext:value-type="float">
            <text:p>0.77004943272</text:p>
          </table:table-cell>
        </table:table-row>
        <table:table-row table:style-name="ro1">
          <table:table-cell office:value-type="float" office:value="2.5565382" calcext:value-type="float">
            <text:p>2.5565382</text:p>
          </table:table-cell>
          <table:table-cell table:formula="of:=[.A4986]*0.3048" office:value-type="float" office:value="0.77923284336" calcext:value-type="float">
            <text:p>0.77923284336</text:p>
          </table:table-cell>
        </table:table-row>
        <table:table-row table:style-name="ro1">
          <table:table-cell office:value-type="float" office:value="2.5869517" calcext:value-type="float">
            <text:p>2.5869517</text:p>
          </table:table-cell>
          <table:table-cell table:formula="of:=[.A4987]*0.3048" office:value-type="float" office:value="0.78850287816" calcext:value-type="float">
            <text:p>0.78850287816</text:p>
          </table:table-cell>
        </table:table-row>
        <table:table-row table:style-name="ro1">
          <table:table-cell office:value-type="float" office:value="2.6176714" calcext:value-type="float">
            <text:p>2.6176714</text:p>
          </table:table-cell>
          <table:table-cell table:formula="of:=[.A4988]*0.3048" office:value-type="float" office:value="0.79786624272" calcext:value-type="float">
            <text:p>0.79786624272</text:p>
          </table:table-cell>
        </table:table-row>
        <table:table-row table:style-name="ro1">
          <table:table-cell office:value-type="float" office:value="2.6487207" calcext:value-type="float">
            <text:p>2.6487207</text:p>
          </table:table-cell>
          <table:table-cell table:formula="of:=[.A4989]*0.3048" office:value-type="float" office:value="0.80733006936" calcext:value-type="float">
            <text:p>0.80733006936</text:p>
          </table:table-cell>
        </table:table-row>
        <table:table-row table:style-name="ro1">
          <table:table-cell office:value-type="float" office:value="2.6801208" calcext:value-type="float">
            <text:p>2.6801208</text:p>
          </table:table-cell>
          <table:table-cell table:formula="of:=[.A4990]*0.3048" office:value-type="float" office:value="0.81690081984" calcext:value-type="float">
            <text:p>0.81690081984</text:p>
          </table:table-cell>
        </table:table-row>
        <table:table-row table:style-name="ro1">
          <table:table-cell office:value-type="float" office:value="2.711898" calcext:value-type="float">
            <text:p>2.711898</text:p>
          </table:table-cell>
          <table:table-cell table:formula="of:=[.A4991]*0.3048" office:value-type="float" office:value="0.8265865104" calcext:value-type="float">
            <text:p>0.8265865104</text:p>
          </table:table-cell>
        </table:table-row>
        <table:table-row table:style-name="ro1">
          <table:table-cell office:value-type="float" office:value="2.7440691" calcext:value-type="float">
            <text:p>2.7440691</text:p>
          </table:table-cell>
          <table:table-cell table:formula="of:=[.A4992]*0.3048" office:value-type="float" office:value="0.83639226168" calcext:value-type="float">
            <text:p>0.83639226168</text:p>
          </table:table-cell>
        </table:table-row>
        <table:table-row table:style-name="ro1">
          <table:table-cell office:value-type="float" office:value="2.7766593" calcext:value-type="float">
            <text:p>2.7766593</text:p>
          </table:table-cell>
          <table:table-cell table:formula="of:=[.A4993]*0.3048" office:value-type="float" office:value="0.84632575464" calcext:value-type="float">
            <text:p>0.84632575464</text:p>
          </table:table-cell>
        </table:table-row>
        <table:table-row table:style-name="ro1">
          <table:table-cell office:value-type="float" office:value="2.8096881" calcext:value-type="float">
            <text:p>2.8096881</text:p>
          </table:table-cell>
          <table:table-cell table:formula="of:=[.A4994]*0.3048" office:value-type="float" office:value="0.85639293288" calcext:value-type="float">
            <text:p>0.85639293288</text:p>
          </table:table-cell>
        </table:table-row>
        <table:table-row table:style-name="ro1">
          <table:table-cell office:value-type="float" office:value="2.8431723" calcext:value-type="float">
            <text:p>2.8431723</text:p>
          </table:table-cell>
          <table:table-cell table:formula="of:=[.A4995]*0.3048" office:value-type="float" office:value="0.86659891704" calcext:value-type="float">
            <text:p>0.86659891704</text:p>
          </table:table-cell>
        </table:table-row>
        <table:table-row table:style-name="ro1">
          <table:table-cell office:value-type="float" office:value="2.8771347" calcext:value-type="float">
            <text:p>2.8771347</text:p>
          </table:table-cell>
          <table:table-cell table:formula="of:=[.A4996]*0.3048" office:value-type="float" office:value="0.87695065656" calcext:value-type="float">
            <text:p>0.87695065656</text:p>
          </table:table-cell>
        </table:table-row>
        <table:table-row table:style-name="ro1">
          <table:table-cell office:value-type="float" office:value="2.9115849" calcext:value-type="float">
            <text:p>2.9115849</text:p>
          </table:table-cell>
          <table:table-cell table:formula="of:=[.A4997]*0.3048" office:value-type="float" office:value="0.88745107752" calcext:value-type="float">
            <text:p>0.88745107752</text:p>
          </table:table-cell>
        </table:table-row>
        <table:table-row table:style-name="ro1">
          <table:table-cell office:value-type="float" office:value="2.9465392" calcext:value-type="float">
            <text:p>2.9465392</text:p>
          </table:table-cell>
          <table:table-cell table:formula="of:=[.A4998]*0.3048" office:value-type="float" office:value="0.89810514816" calcext:value-type="float">
            <text:p>0.89810514816</text:p>
          </table:table-cell>
        </table:table-row>
        <table:table-row table:style-name="ro1">
          <table:table-cell office:value-type="float" office:value="2.9820105" calcext:value-type="float">
            <text:p>2.9820105</text:p>
          </table:table-cell>
          <table:table-cell table:formula="of:=[.A4999]*0.3048" office:value-type="float" office:value="0.9089168004" calcext:value-type="float">
            <text:p>0.9089168004</text:p>
          </table:table-cell>
        </table:table-row>
        <table:table-row table:style-name="ro1">
          <table:table-cell office:value-type="float" office:value="3.0180068" calcext:value-type="float">
            <text:p>3.0180068</text:p>
          </table:table-cell>
          <table:table-cell table:formula="of:=[.A5000]*0.3048" office:value-type="float" office:value="0.91988847264" calcext:value-type="float">
            <text:p>0.91988847264</text:p>
          </table:table-cell>
        </table:table-row>
        <table:table-row table:style-name="ro1">
          <table:table-cell office:value-type="float" office:value="3.0545404" calcext:value-type="float">
            <text:p>3.0545404</text:p>
          </table:table-cell>
          <table:table-cell table:formula="of:=[.A5001]*0.3048" office:value-type="float" office:value="0.93102391392" calcext:value-type="float">
            <text:p>0.93102391392</text:p>
          </table:table-cell>
        </table:table-row>
        <table:table-row table:style-name="ro1">
          <table:table-cell office:value-type="float" office:value="3.0916203" calcext:value-type="float">
            <text:p>3.0916203</text:p>
          </table:table-cell>
          <table:table-cell table:formula="of:=[.A5002]*0.3048" office:value-type="float" office:value="0.94232586744" calcext:value-type="float">
            <text:p>0.94232586744</text:p>
          </table:table-cell>
        </table:table-row>
        <table:table-row table:style-name="ro1">
          <table:table-cell office:value-type="float" office:value="3.1292504" calcext:value-type="float">
            <text:p>3.1292504</text:p>
          </table:table-cell>
          <table:table-cell table:formula="of:=[.A5003]*0.3048" office:value-type="float" office:value="0.95379552192" calcext:value-type="float">
            <text:p>0.95379552192</text:p>
          </table:table-cell>
        </table:table-row>
        <table:table-row table:style-name="ro1">
          <table:table-cell office:value-type="float" office:value="3.1674316" calcext:value-type="float">
            <text:p>3.1674316</text:p>
          </table:table-cell>
          <table:table-cell table:formula="of:=[.A5004]*0.3048" office:value-type="float" office:value="0.96543315168" calcext:value-type="float">
            <text:p>0.96543315168</text:p>
          </table:table-cell>
        </table:table-row>
        <table:table-row table:style-name="ro1">
          <table:table-cell office:value-type="float" office:value="3.2061743" calcext:value-type="float">
            <text:p>3.2061743</text:p>
          </table:table-cell>
          <table:table-cell table:formula="of:=[.A5005]*0.3048" office:value-type="float" office:value="0.97724192664" calcext:value-type="float">
            <text:p>0.97724192664</text:p>
          </table:table-cell>
        </table:table-row>
        <table:table-row table:style-name="ro1">
          <table:table-cell office:value-type="float" office:value="3.2454743" calcext:value-type="float">
            <text:p>3.2454743</text:p>
          </table:table-cell>
          <table:table-cell table:formula="of:=[.A5006]*0.3048" office:value-type="float" office:value="0.98922056664" calcext:value-type="float">
            <text:p>0.98922056664</text:p>
          </table:table-cell>
        </table:table-row>
        <table:table-row table:style-name="ro1">
          <table:table-cell office:value-type="float" office:value="3.2853343" calcext:value-type="float">
            <text:p>3.2853343</text:p>
          </table:table-cell>
          <table:table-cell table:formula="of:=[.A5007]*0.3048" office:value-type="float" office:value="1.00136989464" calcext:value-type="float">
            <text:p>1.00136989464</text:p>
          </table:table-cell>
        </table:table-row>
        <table:table-row table:style-name="ro1">
          <table:table-cell office:value-type="float" office:value="3.3257538" calcext:value-type="float">
            <text:p>3.3257538</text:p>
          </table:table-cell>
          <table:table-cell table:formula="of:=[.A5008]*0.3048" office:value-type="float" office:value="1.01368975824" calcext:value-type="float">
            <text:p>1.01368975824</text:p>
          </table:table-cell>
        </table:table-row>
        <table:table-row table:style-name="ro1">
          <table:table-cell office:value-type="float" office:value="3.3667328" calcext:value-type="float">
            <text:p>3.3667328</text:p>
          </table:table-cell>
          <table:table-cell table:formula="of:=[.A5009]*0.3048" office:value-type="float" office:value="1.02618015744" calcext:value-type="float">
            <text:p>1.02618015744</text:p>
          </table:table-cell>
        </table:table-row>
        <table:table-row table:style-name="ro1">
          <table:table-cell office:value-type="float" office:value="3.4082646" calcext:value-type="float">
            <text:p>3.4082646</text:p>
          </table:table-cell>
          <table:table-cell table:formula="of:=[.A5010]*0.3048" office:value-type="float" office:value="1.03883905008" calcext:value-type="float">
            <text:p>1.03883905008</text:p>
          </table:table-cell>
        </table:table-row>
        <table:table-row table:style-name="ro1">
          <table:table-cell office:value-type="float" office:value="3.4503506" calcext:value-type="float">
            <text:p>3.4503506</text:p>
          </table:table-cell>
          <table:table-cell table:formula="of:=[.A5011]*0.3048" office:value-type="float" office:value="1.05166686288" calcext:value-type="float">
            <text:p>1.05166686288</text:p>
          </table:table-cell>
        </table:table-row>
        <table:table-row table:style-name="ro1">
          <table:table-cell office:value-type="float" office:value="3.4929881" calcext:value-type="float">
            <text:p>3.4929881</text:p>
          </table:table-cell>
          <table:table-cell table:formula="of:=[.A5012]*0.3048" office:value-type="float" office:value="1.06466277288" calcext:value-type="float">
            <text:p>1.06466277288</text:p>
          </table:table-cell>
        </table:table-row>
        <table:table-row table:style-name="ro1">
          <table:table-cell office:value-type="float" office:value="3.5361717" calcext:value-type="float">
            <text:p>3.5361717</text:p>
          </table:table-cell>
          <table:table-cell table:formula="of:=[.A5013]*0.3048" office:value-type="float" office:value="1.07782513416" calcext:value-type="float">
            <text:p>1.07782513416</text:p>
          </table:table-cell>
        </table:table-row>
        <table:table-row table:style-name="ro1">
          <table:table-cell office:value-type="float" office:value="3.5799031" calcext:value-type="float">
            <text:p>3.5799031</text:p>
          </table:table-cell>
          <table:table-cell table:formula="of:=[.A5014]*0.3048" office:value-type="float" office:value="1.09115446488" calcext:value-type="float">
            <text:p>1.09115446488</text:p>
          </table:table-cell>
        </table:table-row>
        <table:table-row table:style-name="ro1">
          <table:table-cell office:value-type="float" office:value="3.6241784" calcext:value-type="float">
            <text:p>3.6241784</text:p>
          </table:table-cell>
          <table:table-cell table:formula="of:=[.A5015]*0.3048" office:value-type="float" office:value="1.10464957632" calcext:value-type="float">
            <text:p>1.10464957632</text:p>
          </table:table-cell>
        </table:table-row>
        <table:table-row table:style-name="ro1">
          <table:table-cell office:value-type="float" office:value="3.6689916" calcext:value-type="float">
            <text:p>3.6689916</text:p>
          </table:table-cell>
          <table:table-cell table:formula="of:=[.A5016]*0.3048" office:value-type="float" office:value="1.11830863968" calcext:value-type="float">
            <text:p>1.11830863968</text:p>
          </table:table-cell>
        </table:table-row>
        <table:table-row table:style-name="ro1">
          <table:table-cell office:value-type="float" office:value="3.7143481" calcext:value-type="float">
            <text:p>3.7143481</text:p>
          </table:table-cell>
          <table:table-cell table:formula="of:=[.A5017]*0.3048" office:value-type="float" office:value="1.13213330088" calcext:value-type="float">
            <text:p>1.13213330088</text:p>
          </table:table-cell>
        </table:table-row>
        <table:table-row table:style-name="ro1">
          <table:table-cell office:value-type="float" office:value="3.7602434" calcext:value-type="float">
            <text:p>3.7602434</text:p>
          </table:table-cell>
          <table:table-cell table:formula="of:=[.A5018]*0.3048" office:value-type="float" office:value="1.14612218832" calcext:value-type="float">
            <text:p>1.14612218832</text:p>
          </table:table-cell>
        </table:table-row>
        <table:table-row table:style-name="ro1">
          <table:table-cell office:value-type="float" office:value="3.8066783" calcext:value-type="float">
            <text:p>3.8066783</text:p>
          </table:table-cell>
          <table:table-cell table:formula="of:=[.A5019]*0.3048" office:value-type="float" office:value="1.16027554584" calcext:value-type="float">
            <text:p>1.16027554584</text:p>
          </table:table-cell>
        </table:table-row>
        <table:table-row table:style-name="ro1">
          <table:table-cell office:value-type="float" office:value="3.8536532" calcext:value-type="float">
            <text:p>3.8536532</text:p>
          </table:table-cell>
          <table:table-cell table:formula="of:=[.A5020]*0.3048" office:value-type="float" office:value="1.17459349536" calcext:value-type="float">
            <text:p>1.17459349536</text:p>
          </table:table-cell>
        </table:table-row>
        <table:table-row table:style-name="ro1">
          <table:table-cell office:value-type="float" office:value="3.9011679" calcext:value-type="float">
            <text:p>3.9011679</text:p>
          </table:table-cell>
          <table:table-cell table:formula="of:=[.A5021]*0.3048" office:value-type="float" office:value="1.18907597592" calcext:value-type="float">
            <text:p>1.18907597592</text:p>
          </table:table-cell>
        </table:table-row>
        <table:table-row table:style-name="ro1">
          <table:table-cell office:value-type="float" office:value="3.9492242" calcext:value-type="float">
            <text:p>3.9492242</text:p>
          </table:table-cell>
          <table:table-cell table:formula="of:=[.A5022]*0.3048" office:value-type="float" office:value="1.20372353616" calcext:value-type="float">
            <text:p>1.20372353616</text:p>
          </table:table-cell>
        </table:table-row>
        <table:table-row table:style-name="ro1">
          <table:table-cell office:value-type="float" office:value="3.9978216" calcext:value-type="float">
            <text:p>3.9978216</text:p>
          </table:table-cell>
          <table:table-cell table:formula="of:=[.A5023]*0.3048" office:value-type="float" office:value="1.21853602368" calcext:value-type="float">
            <text:p>1.21853602368</text:p>
          </table:table-cell>
        </table:table-row>
        <table:table-row table:style-name="ro1">
          <table:table-cell office:value-type="float" office:value="4.0469613" calcext:value-type="float">
            <text:p>4.0469613</text:p>
          </table:table-cell>
          <table:table-cell table:formula="of:=[.A5024]*0.3048" office:value-type="float" office:value="1.23351380424" calcext:value-type="float">
            <text:p>1.23351380424</text:p>
          </table:table-cell>
        </table:table-row>
        <table:table-row table:style-name="ro1">
          <table:table-cell office:value-type="float" office:value="4.0966458" calcext:value-type="float">
            <text:p>4.0966458</text:p>
          </table:table-cell>
          <table:table-cell table:formula="of:=[.A5025]*0.3048" office:value-type="float" office:value="1.24865763984" calcext:value-type="float">
            <text:p>1.24865763984</text:p>
          </table:table-cell>
        </table:table-row>
        <table:table-row table:style-name="ro1">
          <table:table-cell office:value-type="float" office:value="4.1468732" calcext:value-type="float">
            <text:p>4.1468732</text:p>
          </table:table-cell>
          <table:table-cell table:formula="of:=[.A5026]*0.3048" office:value-type="float" office:value="1.26396695136" calcext:value-type="float">
            <text:p>1.26396695136</text:p>
          </table:table-cell>
        </table:table-row>
        <table:table-row table:style-name="ro1">
          <table:table-cell office:value-type="float" office:value="4.1976445" calcext:value-type="float">
            <text:p>4.1976445</text:p>
          </table:table-cell>
          <table:table-cell table:formula="of:=[.A5027]*0.3048" office:value-type="float" office:value="1.2794420436" calcext:value-type="float">
            <text:p>1.2794420436</text:p>
          </table:table-cell>
        </table:table-row>
        <table:table-row table:style-name="ro1">
          <table:table-cell office:value-type="float" office:value="4.2489586" calcext:value-type="float">
            <text:p>4.2489586</text:p>
          </table:table-cell>
          <table:table-cell table:formula="of:=[.A5028]*0.3048" office:value-type="float" office:value="1.29508258128" calcext:value-type="float">
            <text:p>1.29508258128</text:p>
          </table:table-cell>
        </table:table-row>
        <table:table-row table:style-name="ro1">
          <table:table-cell office:value-type="float" office:value="4.3008146" calcext:value-type="float">
            <text:p>4.3008146</text:p>
          </table:table-cell>
          <table:table-cell table:formula="of:=[.A5029]*0.3048" office:value-type="float" office:value="1.31088829008" calcext:value-type="float">
            <text:p>1.31088829008</text:p>
          </table:table-cell>
        </table:table-row>
        <table:table-row table:style-name="ro1">
          <table:table-cell office:value-type="float" office:value="4.3532081" calcext:value-type="float">
            <text:p>4.3532081</text:p>
          </table:table-cell>
          <table:table-cell table:formula="of:=[.A5030]*0.3048" office:value-type="float" office:value="1.32685782888" calcext:value-type="float">
            <text:p>1.32685782888</text:p>
          </table:table-cell>
        </table:table-row>
        <table:table-row table:style-name="ro1">
          <table:table-cell office:value-type="float" office:value="4.4061377" calcext:value-type="float">
            <text:p>4.4061377</text:p>
          </table:table-cell>
          <table:table-cell table:formula="of:=[.A5031]*0.3048" office:value-type="float" office:value="1.34299077096" calcext:value-type="float">
            <text:p>1.34299077096</text:p>
          </table:table-cell>
        </table:table-row>
        <table:table-row table:style-name="ro1">
          <table:table-cell office:value-type="float" office:value="4.4595993" calcext:value-type="float">
            <text:p>4.4595993</text:p>
          </table:table-cell>
          <table:table-cell table:formula="of:=[.A5032]*0.3048" office:value-type="float" office:value="1.35928586664" calcext:value-type="float">
            <text:p>1.35928586664</text:p>
          </table:table-cell>
        </table:table-row>
        <table:table-row table:style-name="ro1">
          <table:table-cell office:value-type="float" office:value="4.5135844" calcext:value-type="float">
            <text:p>4.5135844</text:p>
          </table:table-cell>
          <table:table-cell table:formula="of:=[.A5033]*0.3048" office:value-type="float" office:value="1.37574052512" calcext:value-type="float">
            <text:p>1.37574052512</text:p>
          </table:table-cell>
        </table:table-row>
        <table:table-row table:style-name="ro1">
          <table:table-cell office:value-type="float" office:value="4.5680897" calcext:value-type="float">
            <text:p>4.5680897</text:p>
          </table:table-cell>
          <table:table-cell table:formula="of:=[.A5034]*0.3048" office:value-type="float" office:value="1.39235374056" calcext:value-type="float">
            <text:p>1.39235374056</text:p>
          </table:table-cell>
        </table:table-row>
        <table:table-row table:style-name="ro1">
          <table:table-cell office:value-type="float" office:value="4.6231065" calcext:value-type="float">
            <text:p>4.6231065</text:p>
          </table:table-cell>
          <table:table-cell table:formula="of:=[.A5035]*0.3048" office:value-type="float" office:value="1.4091228612" calcext:value-type="float">
            <text:p>1.4091228612</text:p>
          </table:table-cell>
        </table:table-row>
        <table:table-row table:style-name="ro1">
          <table:table-cell office:value-type="float" office:value="4.6786242" calcext:value-type="float">
            <text:p>4.6786242</text:p>
          </table:table-cell>
          <table:table-cell table:formula="of:=[.A5036]*0.3048" office:value-type="float" office:value="1.42604465616" calcext:value-type="float">
            <text:p>1.42604465616</text:p>
          </table:table-cell>
        </table:table-row>
        <table:table-row table:style-name="ro1">
          <table:table-cell office:value-type="float" office:value="4.7346375" calcext:value-type="float">
            <text:p>4.7346375</text:p>
          </table:table-cell>
          <table:table-cell table:formula="of:=[.A5037]*0.3048" office:value-type="float" office:value="1.44311751" calcext:value-type="float">
            <text:p>1.44311751</text:p>
          </table:table-cell>
        </table:table-row>
        <table:table-row table:style-name="ro1">
          <table:table-cell office:value-type="float" office:value="4.7911336" calcext:value-type="float">
            <text:p>4.7911336</text:p>
          </table:table-cell>
          <table:table-cell table:formula="of:=[.A5038]*0.3048" office:value-type="float" office:value="1.46033752128" calcext:value-type="float">
            <text:p>1.46033752128</text:p>
          </table:table-cell>
        </table:table-row>
        <table:table-row table:style-name="ro1">
          <table:table-cell office:value-type="float" office:value="4.8481009" calcext:value-type="float">
            <text:p>4.8481009</text:p>
          </table:table-cell>
          <table:table-cell table:formula="of:=[.A5039]*0.3048" office:value-type="float" office:value="1.47770115432" calcext:value-type="float">
            <text:p>1.47770115432</text:p>
          </table:table-cell>
        </table:table-row>
        <table:table-row table:style-name="ro1">
          <table:table-cell office:value-type="float" office:value="4.9055295" calcext:value-type="float">
            <text:p>4.9055295</text:p>
          </table:table-cell>
          <table:table-cell table:formula="of:=[.A5040]*0.3048" office:value-type="float" office:value="1.4952053916" calcext:value-type="float">
            <text:p>1.4952053916</text:p>
          </table:table-cell>
        </table:table-row>
        <table:table-row table:style-name="ro1">
          <table:table-cell office:value-type="float" office:value="4.9634087" calcext:value-type="float">
            <text:p>4.9634087</text:p>
          </table:table-cell>
          <table:table-cell table:formula="of:=[.A5041]*0.3048" office:value-type="float" office:value="1.51284697176" calcext:value-type="float">
            <text:p>1.51284697176</text:p>
          </table:table-cell>
        </table:table-row>
        <table:table-row table:style-name="ro1">
          <table:table-cell office:value-type="float" office:value="5.0217223" calcext:value-type="float">
            <text:p>5.0217223</text:p>
          </table:table-cell>
          <table:table-cell table:formula="of:=[.A5042]*0.3048" office:value-type="float" office:value="1.53062095704" calcext:value-type="float">
            <text:p>1.53062095704</text:p>
          </table:table-cell>
        </table:table-row>
        <table:table-row table:style-name="ro1">
          <table:table-cell office:value-type="float" office:value="5.0804613" calcext:value-type="float">
            <text:p>5.0804613</text:p>
          </table:table-cell>
          <table:table-cell table:formula="of:=[.A5043]*0.3048" office:value-type="float" office:value="1.54852460424" calcext:value-type="float">
            <text:p>1.54852460424</text:p>
          </table:table-cell>
        </table:table-row>
        <table:table-row table:style-name="ro1">
          <table:table-cell office:value-type="float" office:value="5.1396143" calcext:value-type="float">
            <text:p>5.1396143</text:p>
          </table:table-cell>
          <table:table-cell table:formula="of:=[.A5044]*0.3048" office:value-type="float" office:value="1.56655443864" calcext:value-type="float">
            <text:p>1.56655443864</text:p>
          </table:table-cell>
        </table:table-row>
        <table:table-row table:style-name="ro1">
          <table:table-cell office:value-type="float" office:value="5.199168" calcext:value-type="float">
            <text:p>5.199168</text:p>
          </table:table-cell>
          <table:table-cell table:formula="of:=[.A5045]*0.3048" office:value-type="float" office:value="1.5847064064" calcext:value-type="float">
            <text:p>1.5847064064</text:p>
          </table:table-cell>
        </table:table-row>
        <table:table-row table:style-name="ro1">
          <table:table-cell office:value-type="float" office:value="5.2591085" calcext:value-type="float">
            <text:p>5.2591085</text:p>
          </table:table-cell>
          <table:table-cell table:formula="of:=[.A5046]*0.3048" office:value-type="float" office:value="1.6029762708" calcext:value-type="float">
            <text:p>1.6029762708</text:p>
          </table:table-cell>
        </table:table-row>
        <table:table-row table:style-name="ro1">
          <table:table-cell office:value-type="float" office:value="5.3194335" calcext:value-type="float">
            <text:p>5.3194335</text:p>
          </table:table-cell>
          <table:table-cell table:formula="of:=[.A5047]*0.3048" office:value-type="float" office:value="1.6213633308" calcext:value-type="float">
            <text:p>1.6213633308</text:p>
          </table:table-cell>
        </table:table-row>
        <table:table-row table:style-name="ro1">
          <table:table-cell office:value-type="float" office:value="5.3801236" calcext:value-type="float">
            <text:p>5.3801236</text:p>
          </table:table-cell>
          <table:table-cell table:formula="of:=[.A5048]*0.3048" office:value-type="float" office:value="1.63986167328" calcext:value-type="float">
            <text:p>1.63986167328</text:p>
          </table:table-cell>
        </table:table-row>
        <table:table-row table:style-name="ro1">
          <table:table-cell office:value-type="float" office:value="5.4411762" calcext:value-type="float">
            <text:p>5.4411762</text:p>
          </table:table-cell>
          <table:table-cell table:formula="of:=[.A5049]*0.3048" office:value-type="float" office:value="1.65847050576" calcext:value-type="float">
            <text:p>1.65847050576</text:p>
          </table:table-cell>
        </table:table-row>
        <table:table-row table:style-name="ro1">
          <table:table-cell office:value-type="float" office:value="5.502583" calcext:value-type="float">
            <text:p>5.502583</text:p>
          </table:table-cell>
          <table:table-cell table:formula="of:=[.A5050]*0.3048" office:value-type="float" office:value="1.6771872984" calcext:value-type="float">
            <text:p>1.6771872984</text:p>
          </table:table-cell>
        </table:table-row>
        <table:table-row table:style-name="ro1">
          <table:table-cell office:value-type="float" office:value="5.5643353" calcext:value-type="float">
            <text:p>5.5643353</text:p>
          </table:table-cell>
          <table:table-cell table:formula="of:=[.A5051]*0.3048" office:value-type="float" office:value="1.69600939944" calcext:value-type="float">
            <text:p>1.69600939944</text:p>
          </table:table-cell>
        </table:table-row>
        <table:table-row table:style-name="ro1">
          <table:table-cell office:value-type="float" office:value="5.6264291" calcext:value-type="float">
            <text:p>5.6264291</text:p>
          </table:table-cell>
          <table:table-cell table:formula="of:=[.A5052]*0.3048" office:value-type="float" office:value="1.71493558968" calcext:value-type="float">
            <text:p>1.71493558968</text:p>
          </table:table-cell>
        </table:table-row>
        <table:table-row table:style-name="ro1">
          <table:table-cell office:value-type="float" office:value="5.6888618" calcext:value-type="float">
            <text:p>5.6888618</text:p>
          </table:table-cell>
          <table:table-cell table:formula="of:=[.A5053]*0.3048" office:value-type="float" office:value="1.73396507664" calcext:value-type="float">
            <text:p>1.73396507664</text:p>
          </table:table-cell>
        </table:table-row>
        <table:table-row table:style-name="ro1">
          <table:table-cell office:value-type="float" office:value="5.7516212" calcext:value-type="float">
            <text:p>5.7516212</text:p>
          </table:table-cell>
          <table:table-cell table:formula="of:=[.A5054]*0.3048" office:value-type="float" office:value="1.75309414176" calcext:value-type="float">
            <text:p>1.75309414176</text:p>
          </table:table-cell>
        </table:table-row>
        <table:table-row table:style-name="ro1">
          <table:table-cell office:value-type="float" office:value="5.8147116" calcext:value-type="float">
            <text:p>5.8147116</text:p>
          </table:table-cell>
          <table:table-cell table:formula="of:=[.A5055]*0.3048" office:value-type="float" office:value="1.77232409568" calcext:value-type="float">
            <text:p>1.77232409568</text:p>
          </table:table-cell>
        </table:table-row>
        <table:table-row table:style-name="ro1">
          <table:table-cell office:value-type="float" office:value="5.87813" calcext:value-type="float">
            <text:p>5.87813</text:p>
          </table:table-cell>
          <table:table-cell table:formula="of:=[.A5056]*0.3048" office:value-type="float" office:value="1.791654024" calcext:value-type="float">
            <text:p>1.791654024</text:p>
          </table:table-cell>
        </table:table-row>
        <table:table-row table:style-name="ro1">
          <table:table-cell office:value-type="float" office:value="5.9418678" calcext:value-type="float">
            <text:p>5.9418678</text:p>
          </table:table-cell>
          <table:table-cell table:formula="of:=[.A5057]*0.3048" office:value-type="float" office:value="1.81108130544" calcext:value-type="float">
            <text:p>1.81108130544</text:p>
          </table:table-cell>
        </table:table-row>
        <table:table-row table:style-name="ro1">
          <table:table-cell office:value-type="float" office:value="6.005929" calcext:value-type="float">
            <text:p>6.005929</text:p>
          </table:table-cell>
          <table:table-cell table:formula="of:=[.A5058]*0.3048" office:value-type="float" office:value="1.8306071592" calcext:value-type="float">
            <text:p>1.8306071592</text:p>
          </table:table-cell>
        </table:table-row>
        <table:table-row table:style-name="ro1">
          <table:table-cell office:value-type="float" office:value="6.070312" calcext:value-type="float">
            <text:p>6.070312</text:p>
          </table:table-cell>
          <table:table-cell table:formula="of:=[.A5059]*0.3048" office:value-type="float" office:value="1.8502310976" calcext:value-type="float">
            <text:p>1.8502310976</text:p>
          </table:table-cell>
        </table:table-row>
        <table:table-row table:style-name="ro1">
          <table:table-cell office:value-type="float" office:value="6.1350107" calcext:value-type="float">
            <text:p>6.1350107</text:p>
          </table:table-cell>
          <table:table-cell table:formula="of:=[.A5060]*0.3048" office:value-type="float" office:value="1.86995126136" calcext:value-type="float">
            <text:p>1.86995126136</text:p>
          </table:table-cell>
        </table:table-row>
        <table:table-row table:style-name="ro1">
          <table:table-cell office:value-type="float" office:value="6.2000289" calcext:value-type="float">
            <text:p>6.2000289</text:p>
          </table:table-cell>
          <table:table-cell table:formula="of:=[.A5061]*0.3048" office:value-type="float" office:value="1.88976880872" calcext:value-type="float">
            <text:p>1.88976880872</text:p>
          </table:table-cell>
        </table:table-row>
        <table:table-row table:style-name="ro1">
          <table:table-cell office:value-type="float" office:value="6.2653584" calcext:value-type="float">
            <text:p>6.2653584</text:p>
          </table:table-cell>
          <table:table-cell table:formula="of:=[.A5062]*0.3048" office:value-type="float" office:value="1.90968124032" calcext:value-type="float">
            <text:p>1.90968124032</text:p>
          </table:table-cell>
        </table:table-row>
        <table:table-row table:style-name="ro1">
          <table:table-cell office:value-type="float" office:value="6.3309975" calcext:value-type="float">
            <text:p>6.3309975</text:p>
          </table:table-cell>
          <table:table-cell table:formula="of:=[.A5063]*0.3048" office:value-type="float" office:value="1.929688038" calcext:value-type="float">
            <text:p>1.929688038</text:p>
          </table:table-cell>
        </table:table-row>
        <table:table-row table:style-name="ro1">
          <table:table-cell office:value-type="float" office:value="6.3969474" calcext:value-type="float">
            <text:p>6.3969474</text:p>
          </table:table-cell>
          <table:table-cell table:formula="of:=[.A5064]*0.3048" office:value-type="float" office:value="1.94978956752" calcext:value-type="float">
            <text:p>1.94978956752</text:p>
          </table:table-cell>
        </table:table-row>
        <table:table-row table:style-name="ro1">
          <table:table-cell office:value-type="float" office:value="6.4631963" calcext:value-type="float">
            <text:p>6.4631963</text:p>
          </table:table-cell>
          <table:table-cell table:formula="of:=[.A5065]*0.3048" office:value-type="float" office:value="1.96998223224" calcext:value-type="float">
            <text:p>1.96998223224</text:p>
          </table:table-cell>
        </table:table-row>
        <table:table-row table:style-name="ro1">
          <table:table-cell office:value-type="float" office:value="6.5297427" calcext:value-type="float">
            <text:p>6.5297427</text:p>
          </table:table-cell>
          <table:table-cell table:formula="of:=[.A5066]*0.3048" office:value-type="float" office:value="1.99026557496" calcext:value-type="float">
            <text:p>1.99026557496</text:p>
          </table:table-cell>
        </table:table-row>
        <table:table-row table:style-name="ro1">
          <table:table-cell office:value-type="float" office:value="6.59658" calcext:value-type="float">
            <text:p>6.59658</text:p>
          </table:table-cell>
          <table:table-cell table:formula="of:=[.A5067]*0.3048" office:value-type="float" office:value="2.010637584" calcext:value-type="float">
            <text:p>2.010637584</text:p>
          </table:table-cell>
        </table:table-row>
        <table:table-row table:style-name="ro1">
          <table:table-cell office:value-type="float" office:value="6.6637001" calcext:value-type="float">
            <text:p>6.6637001</text:p>
          </table:table-cell>
          <table:table-cell table:formula="of:=[.A5068]*0.3048" office:value-type="float" office:value="2.03109579048" calcext:value-type="float">
            <text:p>2.03109579048</text:p>
          </table:table-cell>
        </table:table-row>
        <table:table-row table:style-name="ro1">
          <table:table-cell office:value-type="float" office:value="6.7310896" calcext:value-type="float">
            <text:p>6.7310896</text:p>
          </table:table-cell>
          <table:table-cell table:formula="of:=[.A5069]*0.3048" office:value-type="float" office:value="2.05163611008" calcext:value-type="float">
            <text:p>2.05163611008</text:p>
          </table:table-cell>
        </table:table-row>
        <table:table-row table:style-name="ro1">
          <table:table-cell office:value-type="float" office:value="6.7987423" calcext:value-type="float">
            <text:p>6.7987423</text:p>
          </table:table-cell>
          <table:table-cell table:formula="of:=[.A5070]*0.3048" office:value-type="float" office:value="2.07225665304" calcext:value-type="float">
            <text:p>2.07225665304</text:p>
          </table:table-cell>
        </table:table-row>
        <table:table-row table:style-name="ro1">
          <table:table-cell office:value-type="float" office:value="6.8666425" calcext:value-type="float">
            <text:p>6.8666425</text:p>
          </table:table-cell>
          <table:table-cell table:formula="of:=[.A5071]*0.3048" office:value-type="float" office:value="2.092952634" calcext:value-type="float">
            <text:p>2.092952634</text:p>
          </table:table-cell>
        </table:table-row>
        <table:table-row table:style-name="ro1">
          <table:table-cell office:value-type="float" office:value="6.9347768" calcext:value-type="float">
            <text:p>6.9347768</text:p>
          </table:table-cell>
          <table:table-cell table:formula="of:=[.A5072]*0.3048" office:value-type="float" office:value="2.11371996864" calcext:value-type="float">
            <text:p>2.11371996864</text:p>
          </table:table-cell>
        </table:table-row>
        <table:table-row table:style-name="ro1">
          <table:table-cell office:value-type="float" office:value="7.0031333" calcext:value-type="float">
            <text:p>7.0031333</text:p>
          </table:table-cell>
          <table:table-cell table:formula="of:=[.A5073]*0.3048" office:value-type="float" office:value="2.13455502984" calcext:value-type="float">
            <text:p>2.13455502984</text:p>
          </table:table-cell>
        </table:table-row>
        <table:table-row table:style-name="ro1">
          <table:table-cell office:value-type="float" office:value="7.0716944" calcext:value-type="float">
            <text:p>7.0716944</text:p>
          </table:table-cell>
          <table:table-cell table:formula="of:=[.A5074]*0.3048" office:value-type="float" office:value="2.15545245312" calcext:value-type="float">
            <text:p>2.15545245312</text:p>
          </table:table-cell>
        </table:table-row>
        <table:table-row table:style-name="ro1">
          <table:table-cell office:value-type="float" office:value="7.140439" calcext:value-type="float">
            <text:p>7.140439</text:p>
          </table:table-cell>
          <table:table-cell table:formula="of:=[.A5075]*0.3048" office:value-type="float" office:value="2.1764058072" calcext:value-type="float">
            <text:p>2.1764058072</text:p>
          </table:table-cell>
        </table:table-row>
        <table:table-row table:style-name="ro1">
          <table:table-cell office:value-type="float" office:value="7.2093549" calcext:value-type="float">
            <text:p>7.2093549</text:p>
          </table:table-cell>
          <table:table-cell table:formula="of:=[.A5076]*0.3048" office:value-type="float" office:value="2.19741137352" calcext:value-type="float">
            <text:p>2.19741137352</text:p>
          </table:table-cell>
        </table:table-row>
        <table:table-row table:style-name="ro1">
          <table:table-cell office:value-type="float" office:value="7.2784162" calcext:value-type="float">
            <text:p>7.2784162</text:p>
          </table:table-cell>
          <table:table-cell table:formula="of:=[.A5077]*0.3048" office:value-type="float" office:value="2.21846125776" calcext:value-type="float">
            <text:p>2.21846125776</text:p>
          </table:table-cell>
        </table:table-row>
        <table:table-row table:style-name="ro1">
          <table:table-cell office:value-type="float" office:value="7.3476014" calcext:value-type="float">
            <text:p>7.3476014</text:p>
          </table:table-cell>
          <table:table-cell table:formula="of:=[.A5078]*0.3048" office:value-type="float" office:value="2.23954890672" calcext:value-type="float">
            <text:p>2.23954890672</text:p>
          </table:table-cell>
        </table:table-row>
        <table:table-row table:style-name="ro1">
          <table:table-cell office:value-type="float" office:value="7.4168921" calcext:value-type="float">
            <text:p>7.4168921</text:p>
          </table:table-cell>
          <table:table-cell table:formula="of:=[.A5079]*0.3048" office:value-type="float" office:value="2.26066871208" calcext:value-type="float">
            <text:p>2.26066871208</text:p>
          </table:table-cell>
        </table:table-row>
        <table:table-row table:style-name="ro1">
          <table:table-cell office:value-type="float" office:value="7.4862628" calcext:value-type="float">
            <text:p>7.4862628</text:p>
          </table:table-cell>
          <table:table-cell table:formula="of:=[.A5080]*0.3048" office:value-type="float" office:value="2.28181290144" calcext:value-type="float">
            <text:p>2.28181290144</text:p>
          </table:table-cell>
        </table:table-row>
        <table:table-row table:style-name="ro1">
          <table:table-cell office:value-type="float" office:value="7.5556917" calcext:value-type="float">
            <text:p>7.5556917</text:p>
          </table:table-cell>
          <table:table-cell table:formula="of:=[.A5081]*0.3048" office:value-type="float" office:value="2.30297483016" calcext:value-type="float">
            <text:p>2.30297483016</text:p>
          </table:table-cell>
        </table:table-row>
        <table:table-row table:style-name="ro1">
          <table:table-cell office:value-type="float" office:value="7.6251564" calcext:value-type="float">
            <text:p>7.6251564</text:p>
          </table:table-cell>
          <table:table-cell table:formula="of:=[.A5082]*0.3048" office:value-type="float" office:value="2.32414767072" calcext:value-type="float">
            <text:p>2.32414767072</text:p>
          </table:table-cell>
        </table:table-row>
        <table:table-row table:style-name="ro1">
          <table:table-cell office:value-type="float" office:value="7.6946311" calcext:value-type="float">
            <text:p>7.6946311</text:p>
          </table:table-cell>
          <table:table-cell table:formula="of:=[.A5083]*0.3048" office:value-type="float" office:value="2.34532355928" calcext:value-type="float">
            <text:p>2.34532355928</text:p>
          </table:table-cell>
        </table:table-row>
        <table:table-row table:style-name="ro1">
          <table:table-cell office:value-type="float" office:value="7.7640877" calcext:value-type="float">
            <text:p>7.7640877</text:p>
          </table:table-cell>
          <table:table-cell table:formula="of:=[.A5084]*0.3048" office:value-type="float" office:value="2.36649393096" calcext:value-type="float">
            <text:p>2.36649393096</text:p>
          </table:table-cell>
        </table:table-row>
        <table:table-row table:style-name="ro1">
          <table:table-cell office:value-type="float" office:value="7.8335099" calcext:value-type="float">
            <text:p>7.8335099</text:p>
          </table:table-cell>
          <table:table-cell table:formula="of:=[.A5085]*0.3048" office:value-type="float" office:value="2.38765381752" calcext:value-type="float">
            <text:p>2.38765381752</text:p>
          </table:table-cell>
        </table:table-row>
        <table:table-row table:style-name="ro1">
          <table:table-cell office:value-type="float" office:value="7.9028673" calcext:value-type="float">
            <text:p>7.9028673</text:p>
          </table:table-cell>
          <table:table-cell table:formula="of:=[.A5086]*0.3048" office:value-type="float" office:value="2.40879395304" calcext:value-type="float">
            <text:p>2.40879395304</text:p>
          </table:table-cell>
        </table:table-row>
        <table:table-row table:style-name="ro1">
          <table:table-cell office:value-type="float" office:value="7.9721379" calcext:value-type="float">
            <text:p>7.9721379</text:p>
          </table:table-cell>
          <table:table-cell table:formula="of:=[.A5087]*0.3048" office:value-type="float" office:value="2.42990763192" calcext:value-type="float">
            <text:p>2.42990763192</text:p>
          </table:table-cell>
        </table:table-row>
        <table:table-row table:style-name="ro1">
          <table:table-cell office:value-type="float" office:value="8.0412993" calcext:value-type="float">
            <text:p>8.0412993</text:p>
          </table:table-cell>
          <table:table-cell table:formula="of:=[.A5088]*0.3048" office:value-type="float" office:value="2.45098802664" calcext:value-type="float">
            <text:p>2.45098802664</text:p>
          </table:table-cell>
        </table:table-row>
        <table:table-row table:style-name="ro1">
          <table:table-cell office:value-type="float" office:value="8.1103215" calcext:value-type="float">
            <text:p>8.1103215</text:p>
          </table:table-cell>
          <table:table-cell table:formula="of:=[.A5089]*0.3048" office:value-type="float" office:value="2.4720259932" calcext:value-type="float">
            <text:p>2.4720259932</text:p>
          </table:table-cell>
        </table:table-row>
        <table:table-row table:style-name="ro1">
          <table:table-cell office:value-type="float" office:value="8.1791873" calcext:value-type="float">
            <text:p>8.1791873</text:p>
          </table:table-cell>
          <table:table-cell table:formula="of:=[.A5090]*0.3048" office:value-type="float" office:value="2.49301628904" calcext:value-type="float">
            <text:p>2.49301628904</text:p>
          </table:table-cell>
        </table:table-row>
        <table:table-row table:style-name="ro1">
          <table:table-cell office:value-type="float" office:value="8.2478747" calcext:value-type="float">
            <text:p>8.2478747</text:p>
          </table:table-cell>
          <table:table-cell table:formula="of:=[.A5091]*0.3048" office:value-type="float" office:value="2.51395220856" calcext:value-type="float">
            <text:p>2.51395220856</text:p>
          </table:table-cell>
        </table:table-row>
        <table:table-row table:style-name="ro1">
          <table:table-cell office:value-type="float" office:value="8.316359" calcext:value-type="float">
            <text:p>8.316359</text:p>
          </table:table-cell>
          <table:table-cell table:formula="of:=[.A5092]*0.3048" office:value-type="float" office:value="2.5348262232" calcext:value-type="float">
            <text:p>2.5348262232</text:p>
          </table:table-cell>
        </table:table-row>
        <table:table-row table:style-name="ro1">
          <table:table-cell office:value-type="float" office:value="8.3846154" calcext:value-type="float">
            <text:p>8.3846154</text:p>
          </table:table-cell>
          <table:table-cell table:formula="of:=[.A5093]*0.3048" office:value-type="float" office:value="2.55563077392" calcext:value-type="float">
            <text:p>2.55563077392</text:p>
          </table:table-cell>
        </table:table-row>
        <table:table-row table:style-name="ro1">
          <table:table-cell office:value-type="float" office:value="8.4526334" calcext:value-type="float">
            <text:p>8.4526334</text:p>
          </table:table-cell>
          <table:table-cell table:formula="of:=[.A5094]*0.3048" office:value-type="float" office:value="2.57636266032" calcext:value-type="float">
            <text:p>2.57636266032</text:p>
          </table:table-cell>
        </table:table-row>
        <table:table-row table:style-name="ro1">
          <table:table-cell office:value-type="float" office:value="8.5203848" calcext:value-type="float">
            <text:p>8.5203848</text:p>
          </table:table-cell>
          <table:table-cell table:formula="of:=[.A5095]*0.3048" office:value-type="float" office:value="2.59701328704" calcext:value-type="float">
            <text:p>2.59701328704</text:p>
          </table:table-cell>
        </table:table-row>
        <table:table-row table:style-name="ro1">
          <table:table-cell office:value-type="float" office:value="8.5878482" calcext:value-type="float">
            <text:p>8.5878482</text:p>
          </table:table-cell>
          <table:table-cell table:formula="of:=[.A5096]*0.3048" office:value-type="float" office:value="2.61757613136" calcext:value-type="float">
            <text:p>2.61757613136</text:p>
          </table:table-cell>
        </table:table-row>
        <table:table-row table:style-name="ro1">
          <table:table-cell office:value-type="float" office:value="8.6550159" calcext:value-type="float">
            <text:p>8.6550159</text:p>
          </table:table-cell>
          <table:table-cell table:formula="of:=[.A5097]*0.3048" office:value-type="float" office:value="2.63804884632" calcext:value-type="float">
            <text:p>2.63804884632</text:p>
          </table:table-cell>
        </table:table-row>
        <table:table-row table:style-name="ro1">
          <table:table-cell office:value-type="float" office:value="8.7218618" calcext:value-type="float">
            <text:p>8.7218618</text:p>
          </table:table-cell>
          <table:table-cell table:formula="of:=[.A5098]*0.3048" office:value-type="float" office:value="2.65842347664" calcext:value-type="float">
            <text:p>2.65842347664</text:p>
          </table:table-cell>
        </table:table-row>
        <table:table-row table:style-name="ro1">
          <table:table-cell office:value-type="float" office:value="8.788372" calcext:value-type="float">
            <text:p>8.788372</text:p>
          </table:table-cell>
          <table:table-cell table:formula="of:=[.A5099]*0.3048" office:value-type="float" office:value="2.6786957856" calcext:value-type="float">
            <text:p>2.6786957856</text:p>
          </table:table-cell>
        </table:table-row>
        <table:table-row table:style-name="ro1">
          <table:table-cell office:value-type="float" office:value="8.8545308" calcext:value-type="float">
            <text:p>8.8545308</text:p>
          </table:table-cell>
          <table:table-cell table:formula="of:=[.A5100]*0.3048" office:value-type="float" office:value="2.69886098784" calcext:value-type="float">
            <text:p>2.69886098784</text:p>
          </table:table-cell>
        </table:table-row>
        <table:table-row table:style-name="ro1">
          <table:table-cell office:value-type="float" office:value="8.9203219" calcext:value-type="float">
            <text:p>8.9203219</text:p>
          </table:table-cell>
          <table:table-cell table:formula="of:=[.A5101]*0.3048" office:value-type="float" office:value="2.71891411512" calcext:value-type="float">
            <text:p>2.71891411512</text:p>
          </table:table-cell>
        </table:table-row>
        <table:table-row table:style-name="ro1">
          <table:table-cell office:value-type="float" office:value="8.9857326" calcext:value-type="float">
            <text:p>8.9857326</text:p>
          </table:table-cell>
          <table:table-cell table:formula="of:=[.A5102]*0.3048" office:value-type="float" office:value="2.73885129648" calcext:value-type="float">
            <text:p>2.73885129648</text:p>
          </table:table-cell>
        </table:table-row>
        <table:table-row table:style-name="ro1">
          <table:table-cell office:value-type="float" office:value="9.0507531" calcext:value-type="float">
            <text:p>9.0507531</text:p>
          </table:table-cell>
          <table:table-cell table:formula="of:=[.A5103]*0.3048" office:value-type="float" office:value="2.75866954488" calcext:value-type="float">
            <text:p>2.75866954488</text:p>
          </table:table-cell>
        </table:table-row>
        <table:table-row table:style-name="ro1">
          <table:table-cell office:value-type="float" office:value="9.1153693" calcext:value-type="float">
            <text:p>9.1153693</text:p>
          </table:table-cell>
          <table:table-cell table:formula="of:=[.A5104]*0.3048" office:value-type="float" office:value="2.77836456264" calcext:value-type="float">
            <text:p>2.77836456264</text:p>
          </table:table-cell>
        </table:table-row>
        <table:table-row table:style-name="ro1">
          <table:table-cell office:value-type="float" office:value="9.1795692" calcext:value-type="float">
            <text:p>9.1795692</text:p>
          </table:table-cell>
          <table:table-cell table:formula="of:=[.A5105]*0.3048" office:value-type="float" office:value="2.79793269216" calcext:value-type="float">
            <text:p>2.79793269216</text:p>
          </table:table-cell>
        </table:table-row>
        <table:table-row table:style-name="ro1">
          <table:table-cell office:value-type="float" office:value="9.2433481" calcext:value-type="float">
            <text:p>9.2433481</text:p>
          </table:table-cell>
          <table:table-cell table:formula="of:=[.A5106]*0.3048" office:value-type="float" office:value="2.81737250088" calcext:value-type="float">
            <text:p>2.81737250088</text:p>
          </table:table-cell>
        </table:table-row>
        <table:table-row table:style-name="ro1">
          <table:table-cell office:value-type="float" office:value="9.3066912" calcext:value-type="float">
            <text:p>9.3066912</text:p>
          </table:table-cell>
          <table:table-cell table:formula="of:=[.A5107]*0.3048" office:value-type="float" office:value="2.83667947776" calcext:value-type="float">
            <text:p>2.83667947776</text:p>
          </table:table-cell>
        </table:table-row>
        <table:table-row table:style-name="ro1">
          <table:table-cell office:value-type="float" office:value="9.3695898" calcext:value-type="float">
            <text:p>9.3695898</text:p>
          </table:table-cell>
          <table:table-cell table:formula="of:=[.A5108]*0.3048" office:value-type="float" office:value="2.85585097104" calcext:value-type="float">
            <text:p>2.85585097104</text:p>
          </table:table-cell>
        </table:table-row>
        <table:table-row table:style-name="ro1">
          <table:table-cell office:value-type="float" office:value="9.4320421" calcext:value-type="float">
            <text:p>9.4320421</text:p>
          </table:table-cell>
          <table:table-cell table:formula="of:=[.A5109]*0.3048" office:value-type="float" office:value="2.87488643208" calcext:value-type="float">
            <text:p>2.87488643208</text:p>
          </table:table-cell>
        </table:table-row>
        <table:table-row table:style-name="ro1">
          <table:table-cell office:value-type="float" office:value="9.4940348" calcext:value-type="float">
            <text:p>9.4940348</text:p>
          </table:table-cell>
          <table:table-cell table:formula="of:=[.A5110]*0.3048" office:value-type="float" office:value="2.89378180704" calcext:value-type="float">
            <text:p>2.89378180704</text:p>
          </table:table-cell>
        </table:table-row>
        <table:table-row table:style-name="ro1">
          <table:table-cell office:value-type="float" office:value="9.5555639" calcext:value-type="float">
            <text:p>9.5555639</text:p>
          </table:table-cell>
          <table:table-cell table:formula="of:=[.A5111]*0.3048" office:value-type="float" office:value="2.91253587672" calcext:value-type="float">
            <text:p>2.91253587672</text:p>
          </table:table-cell>
        </table:table-row>
        <table:table-row table:style-name="ro1">
          <table:table-cell office:value-type="float" office:value="9.6166267" calcext:value-type="float">
            <text:p>9.6166267</text:p>
          </table:table-cell>
          <table:table-cell table:formula="of:=[.A5112]*0.3048" office:value-type="float" office:value="2.93114781816" calcext:value-type="float">
            <text:p>2.93114781816</text:p>
          </table:table-cell>
        </table:table-row>
        <table:table-row table:style-name="ro1">
          <table:table-cell office:value-type="float" office:value="9.6772175" calcext:value-type="float">
            <text:p>9.6772175</text:p>
          </table:table-cell>
          <table:table-cell table:formula="of:=[.A5113]*0.3048" office:value-type="float" office:value="2.949615894" calcext:value-type="float">
            <text:p>2.949615894</text:p>
          </table:table-cell>
        </table:table-row>
        <table:table-row table:style-name="ro1">
          <table:table-cell office:value-type="float" office:value="9.7373343" calcext:value-type="float">
            <text:p>9.7373343</text:p>
          </table:table-cell>
          <table:table-cell table:formula="of:=[.A5114]*0.3048" office:value-type="float" office:value="2.96793949464" calcext:value-type="float">
            <text:p>2.96793949464</text:p>
          </table:table-cell>
        </table:table-row>
        <table:table-row table:style-name="ro1">
          <table:table-cell office:value-type="float" office:value="9.7969713" calcext:value-type="float">
            <text:p>9.7969713</text:p>
          </table:table-cell>
          <table:table-cell table:formula="of:=[.A5115]*0.3048" office:value-type="float" office:value="2.98611685224" calcext:value-type="float">
            <text:p>2.98611685224</text:p>
          </table:table-cell>
        </table:table-row>
        <table:table-row table:style-name="ro1">
          <table:table-cell office:value-type="float" office:value="9.8561344" calcext:value-type="float">
            <text:p>9.8561344</text:p>
          </table:table-cell>
          <table:table-cell table:formula="of:=[.A5116]*0.3048" office:value-type="float" office:value="3.00414976512" calcext:value-type="float">
            <text:p>3.00414976512</text:p>
          </table:table-cell>
        </table:table-row>
        <table:table-row table:style-name="ro1">
          <table:table-cell office:value-type="float" office:value="9.9148178" calcext:value-type="float">
            <text:p>9.9148178</text:p>
          </table:table-cell>
          <table:table-cell table:formula="of:=[.A5117]*0.3048" office:value-type="float" office:value="3.02203646544" calcext:value-type="float">
            <text:p>3.02203646544</text:p>
          </table:table-cell>
        </table:table-row>
        <table:table-row table:style-name="ro1">
          <table:table-cell office:value-type="float" office:value="9.9730291" calcext:value-type="float">
            <text:p>9.9730291</text:p>
          </table:table-cell>
          <table:table-cell table:formula="of:=[.A5118]*0.3048" office:value-type="float" office:value="3.03977926968" calcext:value-type="float">
            <text:p>3.03977926968</text:p>
          </table:table-cell>
        </table:table-row>
        <table:table-row table:style-name="ro1">
          <table:table-cell office:value-type="float" office:value="10.0307789" calcext:value-type="float">
            <text:p>10.0307789</text:p>
          </table:table-cell>
          <table:table-cell table:formula="of:=[.A5119]*0.3048" office:value-type="float" office:value="3.05738140872" calcext:value-type="float">
            <text:p>3.05738140872</text:p>
          </table:table-cell>
        </table:table-row>
        <table:table-row table:style-name="ro1">
          <table:table-cell office:value-type="float" office:value="10.0880547" calcext:value-type="float">
            <text:p>10.0880547</text:p>
          </table:table-cell>
          <table:table-cell table:formula="of:=[.A5120]*0.3048" office:value-type="float" office:value="3.07483907256" calcext:value-type="float">
            <text:p>3.07483907256</text:p>
          </table:table-cell>
        </table:table-row>
        <table:table-row table:style-name="ro1">
          <table:table-cell office:value-type="float" office:value="10.1448679" calcext:value-type="float">
            <text:p>10.1448679</text:p>
          </table:table-cell>
          <table:table-cell table:formula="of:=[.A5121]*0.3048" office:value-type="float" office:value="3.09215573592" calcext:value-type="float">
            <text:p>3.09215573592</text:p>
          </table:table-cell>
        </table:table-row>
        <table:table-row table:style-name="ro1">
          <table:table-cell office:value-type="float" office:value="10.2012253" calcext:value-type="float">
            <text:p>10.2012253</text:p>
          </table:table-cell>
          <table:table-cell table:formula="of:=[.A5122]*0.3048" office:value-type="float" office:value="3.10933347144" calcext:value-type="float">
            <text:p>3.10933347144</text:p>
          </table:table-cell>
        </table:table-row>
        <table:table-row table:style-name="ro1">
          <table:table-cell office:value-type="float" office:value="10.2571259" calcext:value-type="float">
            <text:p>10.2571259</text:p>
          </table:table-cell>
          <table:table-cell table:formula="of:=[.A5123]*0.3048" office:value-type="float" office:value="3.12637197432" calcext:value-type="float">
            <text:p>3.12637197432</text:p>
          </table:table-cell>
        </table:table-row>
        <table:table-row table:style-name="ro1">
          <table:table-cell office:value-type="float" office:value="10.3125734" calcext:value-type="float">
            <text:p>10.3125734</text:p>
          </table:table-cell>
          <table:table-cell table:formula="of:=[.A5124]*0.3048" office:value-type="float" office:value="3.14327237232" calcext:value-type="float">
            <text:p>3.14327237232</text:p>
          </table:table-cell>
        </table:table-row>
        <table:table-row table:style-name="ro1">
          <table:table-cell office:value-type="float" office:value="10.3675709" calcext:value-type="float">
            <text:p>10.3675709</text:p>
          </table:table-cell>
          <table:table-cell table:formula="of:=[.A5125]*0.3048" office:value-type="float" office:value="3.16003561032" calcext:value-type="float">
            <text:p>3.16003561032</text:p>
          </table:table-cell>
        </table:table-row>
        <table:table-row table:style-name="ro1">
          <table:table-cell office:value-type="float" office:value="10.422121" calcext:value-type="float">
            <text:p>10.422121</text:p>
          </table:table-cell>
          <table:table-cell table:formula="of:=[.A5126]*0.3048" office:value-type="float" office:value="3.1766624808" calcext:value-type="float">
            <text:p>3.1766624808</text:p>
          </table:table-cell>
        </table:table-row>
        <table:table-row table:style-name="ro1">
          <table:table-cell office:value-type="float" office:value="10.4762211" calcext:value-type="float">
            <text:p>10.4762211</text:p>
          </table:table-cell>
          <table:table-cell table:formula="of:=[.A5127]*0.3048" office:value-type="float" office:value="3.19315219128" calcext:value-type="float">
            <text:p>3.19315219128</text:p>
          </table:table-cell>
        </table:table-row>
        <table:table-row table:style-name="ro1">
          <table:table-cell office:value-type="float" office:value="10.5298767" calcext:value-type="float">
            <text:p>10.5298767</text:p>
          </table:table-cell>
          <table:table-cell table:formula="of:=[.A5128]*0.3048" office:value-type="float" office:value="3.20950641816" calcext:value-type="float">
            <text:p>3.20950641816</text:p>
          </table:table-cell>
        </table:table-row>
        <table:table-row table:style-name="ro1">
          <table:table-cell office:value-type="float" office:value="10.5830832" calcext:value-type="float">
            <text:p>10.5830832</text:p>
          </table:table-cell>
          <table:table-cell table:formula="of:=[.A5129]*0.3048" office:value-type="float" office:value="3.22572375936" calcext:value-type="float">
            <text:p>3.22572375936</text:p>
          </table:table-cell>
        </table:table-row>
        <table:table-row table:style-name="ro1">
          <table:table-cell office:value-type="float" office:value="10.6358376" calcext:value-type="float">
            <text:p>10.6358376</text:p>
          </table:table-cell>
          <table:table-cell table:formula="of:=[.A5130]*0.3048" office:value-type="float" office:value="3.24180330048" calcext:value-type="float">
            <text:p>3.24180330048</text:p>
          </table:table-cell>
        </table:table-row>
        <table:table-row table:style-name="ro1">
          <table:table-cell office:value-type="float" office:value="10.6881409" calcext:value-type="float">
            <text:p>10.6881409</text:p>
          </table:table-cell>
          <table:table-cell table:formula="of:=[.A5131]*0.3048" office:value-type="float" office:value="3.25774534632" calcext:value-type="float">
            <text:p>3.25774534632</text:p>
          </table:table-cell>
        </table:table-row>
        <table:table-row table:style-name="ro1">
          <table:table-cell office:value-type="float" office:value="10.7399855" calcext:value-type="float">
            <text:p>10.7399855</text:p>
          </table:table-cell>
          <table:table-cell table:formula="of:=[.A5132]*0.3048" office:value-type="float" office:value="3.2735475804" calcext:value-type="float">
            <text:p>3.2735475804</text:p>
          </table:table-cell>
        </table:table-row>
        <table:table-row table:style-name="ro1">
          <table:table-cell office:value-type="float" office:value="10.7913618" calcext:value-type="float">
            <text:p>10.7913618</text:p>
          </table:table-cell>
          <table:table-cell table:formula="of:=[.A5133]*0.3048" office:value-type="float" office:value="3.28920707664" calcext:value-type="float">
            <text:p>3.28920707664</text:p>
          </table:table-cell>
        </table:table-row>
        <table:table-row table:style-name="ro1">
          <table:table-cell office:value-type="float" office:value="10.8422632" calcext:value-type="float">
            <text:p>10.8422632</text:p>
          </table:table-cell>
          <table:table-cell table:formula="of:=[.A5134]*0.3048" office:value-type="float" office:value="3.30472182336" calcext:value-type="float">
            <text:p>3.30472182336</text:p>
          </table:table-cell>
        </table:table-row>
        <table:table-row table:style-name="ro1">
          <table:table-cell office:value-type="float" office:value="10.8926792" calcext:value-type="float">
            <text:p>10.8926792</text:p>
          </table:table-cell>
          <table:table-cell table:formula="of:=[.A5135]*0.3048" office:value-type="float" office:value="3.32008862016" calcext:value-type="float">
            <text:p>3.32008862016</text:p>
          </table:table-cell>
        </table:table-row>
        <table:table-row table:style-name="ro1">
          <table:table-cell office:value-type="float" office:value="10.9425898" calcext:value-type="float">
            <text:p>10.9425898</text:p>
          </table:table-cell>
          <table:table-cell table:formula="of:=[.A5136]*0.3048" office:value-type="float" office:value="3.33530137104" calcext:value-type="float">
            <text:p>3.33530137104</text:p>
          </table:table-cell>
        </table:table-row>
        <table:table-row table:style-name="ro1">
          <table:table-cell office:value-type="float" office:value="10.9919863" calcext:value-type="float">
            <text:p>10.9919863</text:p>
          </table:table-cell>
          <table:table-cell table:formula="of:=[.A5137]*0.3048" office:value-type="float" office:value="3.35035742424" calcext:value-type="float">
            <text:p>3.35035742424</text:p>
          </table:table-cell>
        </table:table-row>
        <table:table-row table:style-name="ro1">
          <table:table-cell office:value-type="float" office:value="11.0408449" calcext:value-type="float">
            <text:p>11.0408449</text:p>
          </table:table-cell>
          <table:table-cell table:formula="of:=[.A5138]*0.3048" office:value-type="float" office:value="3.36524952552" calcext:value-type="float">
            <text:p>3.36524952552</text:p>
          </table:table-cell>
        </table:table-row>
        <table:table-row table:style-name="ro1">
          <table:table-cell office:value-type="float" office:value="11.0891466" calcext:value-type="float">
            <text:p>11.0891466</text:p>
          </table:table-cell>
          <table:table-cell table:formula="of:=[.A5139]*0.3048" office:value-type="float" office:value="3.37997188368" calcext:value-type="float">
            <text:p>3.37997188368</text:p>
          </table:table-cell>
        </table:table-row>
        <table:table-row table:style-name="ro1">
          <table:table-cell office:value-type="float" office:value="11.1368742" calcext:value-type="float">
            <text:p>11.1368742</text:p>
          </table:table-cell>
          <table:table-cell table:formula="of:=[.A5140]*0.3048" office:value-type="float" office:value="3.39451925616" calcext:value-type="float">
            <text:p>3.39451925616</text:p>
          </table:table-cell>
        </table:table-row>
        <table:table-row table:style-name="ro1">
          <table:table-cell office:value-type="float" office:value="11.1839991" calcext:value-type="float">
            <text:p>11.1839991</text:p>
          </table:table-cell>
          <table:table-cell table:formula="of:=[.A5141]*0.3048" office:value-type="float" office:value="3.40888292568" calcext:value-type="float">
            <text:p>3.40888292568</text:p>
          </table:table-cell>
        </table:table-row>
        <table:table-row table:style-name="ro1">
          <table:table-cell office:value-type="float" office:value="11.2304983" calcext:value-type="float">
            <text:p>11.2304983</text:p>
          </table:table-cell>
          <table:table-cell table:formula="of:=[.A5142]*0.3048" office:value-type="float" office:value="3.42305588184" calcext:value-type="float">
            <text:p>3.42305588184</text:p>
          </table:table-cell>
        </table:table-row>
        <table:table-row table:style-name="ro1">
          <table:table-cell office:value-type="float" office:value="11.2763481" calcext:value-type="float">
            <text:p>11.2763481</text:p>
          </table:table-cell>
          <table:table-cell table:formula="of:=[.A5143]*0.3048" office:value-type="float" office:value="3.43703090088" calcext:value-type="float">
            <text:p>3.43703090088</text:p>
          </table:table-cell>
        </table:table-row>
        <table:table-row table:style-name="ro1">
          <table:table-cell office:value-type="float" office:value="11.3215189" calcext:value-type="float">
            <text:p>11.3215189</text:p>
          </table:table-cell>
          <table:table-cell table:formula="of:=[.A5144]*0.3048" office:value-type="float" office:value="3.45079896072" calcext:value-type="float">
            <text:p>3.45079896072</text:p>
          </table:table-cell>
        </table:table-row>
        <table:table-row table:style-name="ro1">
          <table:table-cell office:value-type="float" office:value="11.3659868" calcext:value-type="float">
            <text:p>11.3659868</text:p>
          </table:table-cell>
          <table:table-cell table:formula="of:=[.A5145]*0.3048" office:value-type="float" office:value="3.46435277664" calcext:value-type="float">
            <text:p>3.46435277664</text:p>
          </table:table-cell>
        </table:table-row>
        <table:table-row table:style-name="ro1">
          <table:table-cell office:value-type="float" office:value="11.4097252" calcext:value-type="float">
            <text:p>11.4097252</text:p>
          </table:table-cell>
          <table:table-cell table:formula="of:=[.A5146]*0.3048" office:value-type="float" office:value="3.47768424096" calcext:value-type="float">
            <text:p>3.47768424096</text:p>
          </table:table-cell>
        </table:table-row>
        <table:table-row table:style-name="ro1">
          <table:table-cell office:value-type="float" office:value="11.4527035" calcext:value-type="float">
            <text:p>11.4527035</text:p>
          </table:table-cell>
          <table:table-cell table:formula="of:=[.A5147]*0.3048" office:value-type="float" office:value="3.4907840268" calcext:value-type="float">
            <text:p>3.4907840268</text:p>
          </table:table-cell>
        </table:table-row>
        <table:table-row table:style-name="ro1">
          <table:table-cell office:value-type="float" office:value="11.4948959" calcext:value-type="float">
            <text:p>11.4948959</text:p>
          </table:table-cell>
          <table:table-cell table:formula="of:=[.A5148]*0.3048" office:value-type="float" office:value="3.50364427032" calcext:value-type="float">
            <text:p>3.50364427032</text:p>
          </table:table-cell>
        </table:table-row>
        <table:table-row table:style-name="ro1">
          <table:table-cell office:value-type="float" office:value="11.53628" calcext:value-type="float">
            <text:p>11.53628</text:p>
          </table:table-cell>
          <table:table-cell table:formula="of:=[.A5149]*0.3048" office:value-type="float" office:value="3.516258144" calcext:value-type="float">
            <text:p>3.516258144</text:p>
          </table:table-cell>
        </table:table-row>
        <table:table-row table:style-name="ro1">
          <table:table-cell office:value-type="float" office:value="11.576827" calcext:value-type="float">
            <text:p>11.576827</text:p>
          </table:table-cell>
          <table:table-cell table:formula="of:=[.A5150]*0.3048" office:value-type="float" office:value="3.5286168696" calcext:value-type="float">
            <text:p>3.5286168696</text:p>
          </table:table-cell>
        </table:table-row>
        <table:table-row table:style-name="ro1">
          <table:table-cell office:value-type="float" office:value="11.616511" calcext:value-type="float">
            <text:p>11.616511</text:p>
          </table:table-cell>
          <table:table-cell table:formula="of:=[.A5151]*0.3048" office:value-type="float" office:value="3.5407125528" calcext:value-type="float">
            <text:p>3.5407125528</text:p>
          </table:table-cell>
        </table:table-row>
        <table:table-row table:style-name="ro1">
          <table:table-cell office:value-type="float" office:value="11.655308" calcext:value-type="float">
            <text:p>11.655308</text:p>
          </table:table-cell>
          <table:table-cell table:formula="of:=[.A5152]*0.3048" office:value-type="float" office:value="3.5525378784" calcext:value-type="float">
            <text:p>3.5525378784</text:p>
          </table:table-cell>
        </table:table-row>
        <table:table-row table:style-name="ro1">
          <table:table-cell office:value-type="float" office:value="11.693199" calcext:value-type="float">
            <text:p>11.693199</text:p>
          </table:table-cell>
          <table:table-cell table:formula="of:=[.A5153]*0.3048" office:value-type="float" office:value="3.5640870552" calcext:value-type="float">
            <text:p>3.5640870552</text:p>
          </table:table-cell>
        </table:table-row>
        <table:table-row table:style-name="ro1">
          <table:table-cell office:value-type="float" office:value="11.730159" calcext:value-type="float">
            <text:p>11.730159</text:p>
          </table:table-cell>
          <table:table-cell table:formula="of:=[.A5154]*0.3048" office:value-type="float" office:value="3.5753524632" calcext:value-type="float">
            <text:p>3.5753524632</text:p>
          </table:table-cell>
        </table:table-row>
        <table:table-row table:style-name="ro1">
          <table:table-cell office:value-type="float" office:value="11.766172" calcext:value-type="float">
            <text:p>11.766172</text:p>
          </table:table-cell>
          <table:table-cell table:formula="of:=[.A5155]*0.3048" office:value-type="float" office:value="3.5863292256" calcext:value-type="float">
            <text:p>3.5863292256</text:p>
          </table:table-cell>
        </table:table-row>
        <table:table-row table:style-name="ro1">
          <table:table-cell office:value-type="float" office:value="11.801219" calcext:value-type="float">
            <text:p>11.801219</text:p>
          </table:table-cell>
          <table:table-cell table:formula="of:=[.A5156]*0.3048" office:value-type="float" office:value="3.5970115512" calcext:value-type="float">
            <text:p>3.5970115512</text:p>
          </table:table-cell>
        </table:table-row>
        <table:table-row table:style-name="ro1">
          <table:table-cell office:value-type="float" office:value="11.835279" calcext:value-type="float">
            <text:p>11.835279</text:p>
          </table:table-cell>
          <table:table-cell table:formula="of:=[.A5157]*0.3048" office:value-type="float" office:value="3.6073930392" calcext:value-type="float">
            <text:p>3.6073930392</text:p>
          </table:table-cell>
        </table:table-row>
        <table:table-row table:style-name="ro1">
          <table:table-cell office:value-type="float" office:value="11.868344" calcext:value-type="float">
            <text:p>11.868344</text:p>
          </table:table-cell>
          <table:table-cell table:formula="of:=[.A5158]*0.3048" office:value-type="float" office:value="3.6174712512" calcext:value-type="float">
            <text:p>3.6174712512</text:p>
          </table:table-cell>
        </table:table-row>
        <table:table-row table:style-name="ro1">
          <table:table-cell office:value-type="float" office:value="11.900398" calcext:value-type="float">
            <text:p>11.900398</text:p>
          </table:table-cell>
          <table:table-cell table:formula="of:=[.A5159]*0.3048" office:value-type="float" office:value="3.6272413104" calcext:value-type="float">
            <text:p>3.6272413104</text:p>
          </table:table-cell>
        </table:table-row>
        <table:table-row table:style-name="ro1">
          <table:table-cell office:value-type="float" office:value="11.931428" calcext:value-type="float">
            <text:p>11.931428</text:p>
          </table:table-cell>
          <table:table-cell table:formula="of:=[.A5160]*0.3048" office:value-type="float" office:value="3.6366992544" calcext:value-type="float">
            <text:p>3.6366992544</text:p>
          </table:table-cell>
        </table:table-row>
        <table:table-row table:style-name="ro1">
          <table:table-cell office:value-type="float" office:value="11.961426" calcext:value-type="float">
            <text:p>11.961426</text:p>
          </table:table-cell>
          <table:table-cell table:formula="of:=[.A5161]*0.3048" office:value-type="float" office:value="3.6458426448" calcext:value-type="float">
            <text:p>3.6458426448</text:p>
          </table:table-cell>
        </table:table-row>
        <table:table-row table:style-name="ro1">
          <table:table-cell office:value-type="float" office:value="11.990382" calcext:value-type="float">
            <text:p>11.990382</text:p>
          </table:table-cell>
          <table:table-cell table:formula="of:=[.A5162]*0.3048" office:value-type="float" office:value="3.6546684336" calcext:value-type="float">
            <text:p>3.6546684336</text:p>
          </table:table-cell>
        </table:table-row>
        <table:table-row table:style-name="ro1">
          <table:table-cell office:value-type="float" office:value="12.018289" calcext:value-type="float">
            <text:p>12.018289</text:p>
          </table:table-cell>
          <table:table-cell table:formula="of:=[.A5163]*0.3048" office:value-type="float" office:value="3.6631744872" calcext:value-type="float">
            <text:p>3.6631744872</text:p>
          </table:table-cell>
        </table:table-row>
        <table:table-row table:style-name="ro1">
          <table:table-cell office:value-type="float" office:value="12.045141" calcext:value-type="float">
            <text:p>12.045141</text:p>
          </table:table-cell>
          <table:table-cell table:formula="of:=[.A5164]*0.3048" office:value-type="float" office:value="3.6713589768" calcext:value-type="float">
            <text:p>3.6713589768</text:p>
          </table:table-cell>
        </table:table-row>
        <table:table-row table:style-name="ro1">
          <table:table-cell office:value-type="float" office:value="12.070932" calcext:value-type="float">
            <text:p>12.070932</text:p>
          </table:table-cell>
          <table:table-cell table:formula="of:=[.A5165]*0.3048" office:value-type="float" office:value="3.6792200736" calcext:value-type="float">
            <text:p>3.6792200736</text:p>
          </table:table-cell>
        </table:table-row>
        <table:table-row table:style-name="ro1">
          <table:table-cell office:value-type="float" office:value="12.095655" calcext:value-type="float">
            <text:p>12.095655</text:p>
          </table:table-cell>
          <table:table-cell table:formula="of:=[.A5166]*0.3048" office:value-type="float" office:value="3.686755644" calcext:value-type="float">
            <text:p>3.686755644</text:p>
          </table:table-cell>
        </table:table-row>
        <table:table-row table:style-name="ro1">
          <table:table-cell office:value-type="float" office:value="12.119311" calcext:value-type="float">
            <text:p>12.119311</text:p>
          </table:table-cell>
          <table:table-cell table:formula="of:=[.A5167]*0.3048" office:value-type="float" office:value="3.6939659928" calcext:value-type="float">
            <text:p>3.6939659928</text:p>
          </table:table-cell>
        </table:table-row>
        <table:table-row table:style-name="ro1">
          <table:table-cell office:value-type="float" office:value="12.141894" calcext:value-type="float">
            <text:p>12.141894</text:p>
          </table:table-cell>
          <table:table-cell table:formula="of:=[.A5168]*0.3048" office:value-type="float" office:value="3.7008492912" calcext:value-type="float">
            <text:p>3.7008492912</text:p>
          </table:table-cell>
        </table:table-row>
        <table:table-row table:style-name="ro1">
          <table:table-cell office:value-type="float" office:value="12.163401" calcext:value-type="float">
            <text:p>12.163401</text:p>
          </table:table-cell>
          <table:table-cell table:formula="of:=[.A5169]*0.3048" office:value-type="float" office:value="3.7074046248" calcext:value-type="float">
            <text:p>3.7074046248</text:p>
          </table:table-cell>
        </table:table-row>
        <table:table-row table:style-name="ro1">
          <table:table-cell office:value-type="float" office:value="12.183831" calcext:value-type="float">
            <text:p>12.183831</text:p>
          </table:table-cell>
          <table:table-cell table:formula="of:=[.A5170]*0.3048" office:value-type="float" office:value="3.7136316888" calcext:value-type="float">
            <text:p>3.7136316888</text:p>
          </table:table-cell>
        </table:table-row>
        <table:table-row table:style-name="ro1">
          <table:table-cell office:value-type="float" office:value="12.203182" calcext:value-type="float">
            <text:p>12.203182</text:p>
          </table:table-cell>
          <table:table-cell table:formula="of:=[.A5171]*0.3048" office:value-type="float" office:value="3.7195298736" calcext:value-type="float">
            <text:p>3.7195298736</text:p>
          </table:table-cell>
        </table:table-row>
        <table:table-row table:style-name="ro1">
          <table:table-cell office:value-type="float" office:value="12.221453" calcext:value-type="float">
            <text:p>12.221453</text:p>
          </table:table-cell>
          <table:table-cell table:formula="of:=[.A5172]*0.3048" office:value-type="float" office:value="3.7250988744" calcext:value-type="float">
            <text:p>3.7250988744</text:p>
          </table:table-cell>
        </table:table-row>
        <table:table-row table:style-name="ro1">
          <table:table-cell office:value-type="float" office:value="12.238641" calcext:value-type="float">
            <text:p>12.238641</text:p>
          </table:table-cell>
          <table:table-cell table:formula="of:=[.A5173]*0.3048" office:value-type="float" office:value="3.7303377768" calcext:value-type="float">
            <text:p>3.7303377768</text:p>
          </table:table-cell>
        </table:table-row>
        <table:table-row table:style-name="ro1">
          <table:table-cell office:value-type="float" office:value="12.254743" calcext:value-type="float">
            <text:p>12.254743</text:p>
          </table:table-cell>
          <table:table-cell table:formula="of:=[.A5174]*0.3048" office:value-type="float" office:value="3.7352456664" calcext:value-type="float">
            <text:p>3.7352456664</text:p>
          </table:table-cell>
        </table:table-row>
        <table:table-row table:style-name="ro1">
          <table:table-cell office:value-type="float" office:value="12.269756" calcext:value-type="float">
            <text:p>12.269756</text:p>
          </table:table-cell>
          <table:table-cell table:formula="of:=[.A5175]*0.3048" office:value-type="float" office:value="3.7398216288" calcext:value-type="float">
            <text:p>3.7398216288</text:p>
          </table:table-cell>
        </table:table-row>
        <table:table-row table:style-name="ro1">
          <table:table-cell office:value-type="float" office:value="12.283682" calcext:value-type="float">
            <text:p>12.283682</text:p>
          </table:table-cell>
          <table:table-cell table:formula="of:=[.A5176]*0.3048" office:value-type="float" office:value="3.7440662736" calcext:value-type="float">
            <text:p>3.7440662736</text:p>
          </table:table-cell>
        </table:table-row>
        <table:table-row table:style-name="ro1">
          <table:table-cell office:value-type="float" office:value="12.296517" calcext:value-type="float">
            <text:p>12.296517</text:p>
          </table:table-cell>
          <table:table-cell table:formula="of:=[.A5177]*0.3048" office:value-type="float" office:value="3.7479783816" calcext:value-type="float">
            <text:p>3.7479783816</text:p>
          </table:table-cell>
        </table:table-row>
        <table:table-row table:style-name="ro1">
          <table:table-cell office:value-type="float" office:value="12.30826" calcext:value-type="float">
            <text:p>12.30826</text:p>
          </table:table-cell>
          <table:table-cell table:formula="of:=[.A5178]*0.3048" office:value-type="float" office:value="3.751557648" calcext:value-type="float">
            <text:p>3.751557648</text:p>
          </table:table-cell>
        </table:table-row>
        <table:table-row table:style-name="ro1">
          <table:table-cell office:value-type="float" office:value="12.31891" calcext:value-type="float">
            <text:p>12.31891</text:p>
          </table:table-cell>
          <table:table-cell table:formula="of:=[.A5179]*0.3048" office:value-type="float" office:value="3.754803768" calcext:value-type="float">
            <text:p>3.754803768</text:p>
          </table:table-cell>
        </table:table-row>
        <table:table-row table:style-name="ro1">
          <table:table-cell office:value-type="float" office:value="12.328461" calcext:value-type="float">
            <text:p>12.328461</text:p>
          </table:table-cell>
          <table:table-cell table:formula="of:=[.A5180]*0.3048" office:value-type="float" office:value="3.7577149128" calcext:value-type="float">
            <text:p>3.7577149128</text:p>
          </table:table-cell>
        </table:table-row>
        <table:table-row table:style-name="ro1">
          <table:table-cell office:value-type="float" office:value="12.336916" calcext:value-type="float">
            <text:p>12.336916</text:p>
          </table:table-cell>
          <table:table-cell table:formula="of:=[.A5181]*0.3048" office:value-type="float" office:value="3.7602919968" calcext:value-type="float">
            <text:p>3.7602919968</text:p>
          </table:table-cell>
        </table:table-row>
        <table:table-row table:style-name="ro1">
          <table:table-cell office:value-type="float" office:value="12.34427" calcext:value-type="float">
            <text:p>12.34427</text:p>
          </table:table-cell>
          <table:table-cell table:formula="of:=[.A5182]*0.3048" office:value-type="float" office:value="3.762533496" calcext:value-type="float">
            <text:p>3.762533496</text:p>
          </table:table-cell>
        </table:table-row>
        <table:table-row table:style-name="ro1">
          <table:table-cell office:value-type="float" office:value="12.350524" calcext:value-type="float">
            <text:p>12.350524</text:p>
          </table:table-cell>
          <table:table-cell table:formula="of:=[.A5183]*0.3048" office:value-type="float" office:value="3.7644397152" calcext:value-type="float">
            <text:p>3.7644397152</text:p>
          </table:table-cell>
        </table:table-row>
        <table:table-row table:style-name="ro1">
          <table:table-cell office:value-type="float" office:value="12.355669" calcext:value-type="float">
            <text:p>12.355669</text:p>
          </table:table-cell>
          <table:table-cell table:formula="of:=[.A5184]*0.3048" office:value-type="float" office:value="3.7660079112" calcext:value-type="float">
            <text:p>3.7660079112</text:p>
          </table:table-cell>
        </table:table-row>
        <table:table-row table:style-name="ro1">
          <table:table-cell office:value-type="float" office:value="12.359708" calcext:value-type="float">
            <text:p>12.359708</text:p>
          </table:table-cell>
          <table:table-cell table:formula="of:=[.A5185]*0.3048" office:value-type="float" office:value="3.7672389984" calcext:value-type="float">
            <text:p>3.7672389984</text:p>
          </table:table-cell>
        </table:table-row>
        <table:table-row table:style-name="ro1">
          <table:table-cell office:value-type="float" office:value="12.362637" calcext:value-type="float">
            <text:p>12.362637</text:p>
          </table:table-cell>
          <table:table-cell table:formula="of:=[.A5186]*0.3048" office:value-type="float" office:value="3.7681317576" calcext:value-type="float">
            <text:p>3.7681317576</text:p>
          </table:table-cell>
        </table:table-row>
        <table:table-row table:style-name="ro1">
          <table:table-cell office:value-type="float" office:value="12.364452" calcext:value-type="float">
            <text:p>12.364452</text:p>
          </table:table-cell>
          <table:table-cell table:formula="of:=[.A5187]*0.3048" office:value-type="float" office:value="3.7686849696" calcext:value-type="float">
            <text:p>3.7686849696</text:p>
          </table:table-cell>
        </table:table-row>
        <table:table-row table:style-name="ro1">
          <table:table-cell office:value-type="float" office:value="12.365151" calcext:value-type="float">
            <text:p>12.365151</text:p>
          </table:table-cell>
          <table:table-cell table:formula="of:=[.A5188]*0.3048" office:value-type="float" office:value="3.7688980248" calcext:value-type="float">
            <text:p>3.7688980248</text:p>
          </table:table-cell>
        </table:table-row>
        <table:table-row table:style-name="ro1">
          <table:table-cell office:value-type="float" office:value="12.364733" calcext:value-type="float">
            <text:p>12.364733</text:p>
          </table:table-cell>
          <table:table-cell table:formula="of:=[.A5189]*0.3048" office:value-type="float" office:value="3.7687706184" calcext:value-type="float">
            <text:p>3.7687706184</text:p>
          </table:table-cell>
        </table:table-row>
        <table:table-row table:style-name="ro1">
          <table:table-cell office:value-type="float" office:value="12.363191" calcext:value-type="float">
            <text:p>12.363191</text:p>
          </table:table-cell>
          <table:table-cell table:formula="of:=[.A5190]*0.3048" office:value-type="float" office:value="3.7683006168" calcext:value-type="float">
            <text:p>3.7683006168</text:p>
          </table:table-cell>
        </table:table-row>
        <table:table-row table:style-name="ro1">
          <table:table-cell office:value-type="float" office:value="12.360522" calcext:value-type="float">
            <text:p>12.360522</text:p>
          </table:table-cell>
          <table:table-cell table:formula="of:=[.A5191]*0.3048" office:value-type="float" office:value="3.7674871056" calcext:value-type="float">
            <text:p>3.7674871056</text:p>
          </table:table-cell>
        </table:table-row>
        <table:table-row table:style-name="ro1">
          <table:table-cell office:value-type="float" office:value="12.35673" calcext:value-type="float">
            <text:p>12.35673</text:p>
          </table:table-cell>
          <table:table-cell table:formula="of:=[.A5192]*0.3048" office:value-type="float" office:value="3.766331304" calcext:value-type="float">
            <text:p>3.766331304</text:p>
          </table:table-cell>
        </table:table-row>
        <table:table-row table:style-name="ro1">
          <table:table-cell office:value-type="float" office:value="12.351806" calcext:value-type="float">
            <text:p>12.351806</text:p>
          </table:table-cell>
          <table:table-cell table:formula="of:=[.A5193]*0.3048" office:value-type="float" office:value="3.7648304688" calcext:value-type="float">
            <text:p>3.7648304688</text:p>
          </table:table-cell>
        </table:table-row>
        <table:table-row table:style-name="ro1">
          <table:table-cell office:value-type="float" office:value="12.345752" calcext:value-type="float">
            <text:p>12.345752</text:p>
          </table:table-cell>
          <table:table-cell table:formula="of:=[.A5194]*0.3048" office:value-type="float" office:value="3.7629852096" calcext:value-type="float">
            <text:p>3.7629852096</text:p>
          </table:table-cell>
        </table:table-row>
        <table:table-row table:style-name="ro1">
          <table:table-cell office:value-type="float" office:value="12.338562" calcext:value-type="float">
            <text:p>12.338562</text:p>
          </table:table-cell>
          <table:table-cell table:formula="of:=[.A5195]*0.3048" office:value-type="float" office:value="3.7607936976" calcext:value-type="float">
            <text:p>3.7607936976</text:p>
          </table:table-cell>
        </table:table-row>
        <table:table-row table:style-name="ro1">
          <table:table-cell office:value-type="float" office:value="12.330236" calcext:value-type="float">
            <text:p>12.330236</text:p>
          </table:table-cell>
          <table:table-cell table:formula="of:=[.A5196]*0.3048" office:value-type="float" office:value="3.7582559328" calcext:value-type="float">
            <text:p>3.7582559328</text:p>
          </table:table-cell>
        </table:table-row>
        <table:table-row table:style-name="ro1">
          <table:table-cell office:value-type="float" office:value="12.320772" calcext:value-type="float">
            <text:p>12.320772</text:p>
          </table:table-cell>
          <table:table-cell table:formula="of:=[.A5197]*0.3048" office:value-type="float" office:value="3.7553713056" calcext:value-type="float">
            <text:p>3.7553713056</text:p>
          </table:table-cell>
        </table:table-row>
        <table:table-row table:style-name="ro1">
          <table:table-cell office:value-type="float" office:value="12.310174" calcext:value-type="float">
            <text:p>12.310174</text:p>
          </table:table-cell>
          <table:table-cell table:formula="of:=[.A5198]*0.3048" office:value-type="float" office:value="3.7521410352" calcext:value-type="float">
            <text:p>3.7521410352</text:p>
          </table:table-cell>
        </table:table-row>
        <table:table-row table:style-name="ro1">
          <table:table-cell office:value-type="float" office:value="12.29843" calcext:value-type="float">
            <text:p>12.29843</text:p>
          </table:table-cell>
          <table:table-cell table:formula="of:=[.A5199]*0.3048" office:value-type="float" office:value="3.748561464" calcext:value-type="float">
            <text:p>3.748561464</text:p>
          </table:table-cell>
        </table:table-row>
        <table:table-row table:style-name="ro1">
          <table:table-cell office:value-type="float" office:value="12.285538" calcext:value-type="float">
            <text:p>12.285538</text:p>
          </table:table-cell>
          <table:table-cell table:formula="of:=[.A5200]*0.3048" office:value-type="float" office:value="3.7446319824" calcext:value-type="float">
            <text:p>3.7446319824</text:p>
          </table:table-cell>
        </table:table-row>
        <table:table-row table:style-name="ro1">
          <table:table-cell office:value-type="float" office:value="12.271508" calcext:value-type="float">
            <text:p>12.271508</text:p>
          </table:table-cell>
          <table:table-cell table:formula="of:=[.A5201]*0.3048" office:value-type="float" office:value="3.7403556384" calcext:value-type="float">
            <text:p>3.7403556384</text:p>
          </table:table-cell>
        </table:table-row>
        <table:table-row table:style-name="ro1">
          <table:table-cell office:value-type="float" office:value="12.25633" calcext:value-type="float">
            <text:p>12.25633</text:p>
          </table:table-cell>
          <table:table-cell table:formula="of:=[.A5202]*0.3048" office:value-type="float" office:value="3.735729384" calcext:value-type="float">
            <text:p>3.735729384</text:p>
          </table:table-cell>
        </table:table-row>
        <table:table-row table:style-name="ro1">
          <table:table-cell office:value-type="float" office:value="12.240007" calcext:value-type="float">
            <text:p>12.240007</text:p>
          </table:table-cell>
          <table:table-cell table:formula="of:=[.A5203]*0.3048" office:value-type="float" office:value="3.7307541336" calcext:value-type="float">
            <text:p>3.7307541336</text:p>
          </table:table-cell>
        </table:table-row>
        <table:table-row table:style-name="ro1">
          <table:table-cell office:value-type="float" office:value="12.222539" calcext:value-type="float">
            <text:p>12.222539</text:p>
          </table:table-cell>
          <table:table-cell table:formula="of:=[.A5204]*0.3048" office:value-type="float" office:value="3.7254298872" calcext:value-type="float">
            <text:p>3.7254298872</text:p>
          </table:table-cell>
        </table:table-row>
        <table:table-row table:style-name="ro1">
          <table:table-cell office:value-type="float" office:value="12.203928" calcext:value-type="float">
            <text:p>12.203928</text:p>
          </table:table-cell>
          <table:table-cell table:formula="of:=[.A5205]*0.3048" office:value-type="float" office:value="3.7197572544" calcext:value-type="float">
            <text:p>3.7197572544</text:p>
          </table:table-cell>
        </table:table-row>
        <table:table-row table:style-name="ro1">
          <table:table-cell office:value-type="float" office:value="12.184172" calcext:value-type="float">
            <text:p>12.184172</text:p>
          </table:table-cell>
          <table:table-cell table:formula="of:=[.A5206]*0.3048" office:value-type="float" office:value="3.7137356256" calcext:value-type="float">
            <text:p>3.7137356256</text:p>
          </table:table-cell>
        </table:table-row>
        <table:table-row table:style-name="ro1">
          <table:table-cell office:value-type="float" office:value="12.163274" calcext:value-type="float">
            <text:p>12.163274</text:p>
          </table:table-cell>
          <table:table-cell table:formula="of:=[.A5207]*0.3048" office:value-type="float" office:value="3.7073659152" calcext:value-type="float">
            <text:p>3.7073659152</text:p>
          </table:table-cell>
        </table:table-row>
        <table:table-row table:style-name="ro1">
          <table:table-cell office:value-type="float" office:value="12.141234" calcext:value-type="float">
            <text:p>12.141234</text:p>
          </table:table-cell>
          <table:table-cell table:formula="of:=[.A5208]*0.3048" office:value-type="float" office:value="3.7006481232" calcext:value-type="float">
            <text:p>3.7006481232</text:p>
          </table:table-cell>
        </table:table-row>
        <table:table-row table:style-name="ro1">
          <table:table-cell office:value-type="float" office:value="12.118056" calcext:value-type="float">
            <text:p>12.118056</text:p>
          </table:table-cell>
          <table:table-cell table:formula="of:=[.A5209]*0.3048" office:value-type="float" office:value="3.6935834688" calcext:value-type="float">
            <text:p>3.6935834688</text:p>
          </table:table-cell>
        </table:table-row>
        <table:table-row table:style-name="ro1">
          <table:table-cell office:value-type="float" office:value="12.093743" calcext:value-type="float">
            <text:p>12.093743</text:p>
          </table:table-cell>
          <table:table-cell table:formula="of:=[.A5210]*0.3048" office:value-type="float" office:value="3.6861728664" calcext:value-type="float">
            <text:p>3.6861728664</text:p>
          </table:table-cell>
        </table:table-row>
        <table:table-row table:style-name="ro1">
          <table:table-cell office:value-type="float" office:value="12.068299" calcext:value-type="float">
            <text:p>12.068299</text:p>
          </table:table-cell>
          <table:table-cell table:formula="of:=[.A5211]*0.3048" office:value-type="float" office:value="3.6784175352" calcext:value-type="float">
            <text:p>3.6784175352</text:p>
          </table:table-cell>
        </table:table-row>
        <table:table-row table:style-name="ro1">
          <table:table-cell office:value-type="float" office:value="12.041727" calcext:value-type="float">
            <text:p>12.041727</text:p>
          </table:table-cell>
          <table:table-cell table:formula="of:=[.A5212]*0.3048" office:value-type="float" office:value="3.6703183896" calcext:value-type="float">
            <text:p>3.6703183896</text:p>
          </table:table-cell>
        </table:table-row>
        <table:table-row table:style-name="ro1">
          <table:table-cell office:value-type="float" office:value="12.01403" calcext:value-type="float">
            <text:p>12.01403</text:p>
          </table:table-cell>
          <table:table-cell table:formula="of:=[.A5213]*0.3048" office:value-type="float" office:value="3.661876344" calcext:value-type="float">
            <text:p>3.661876344</text:p>
          </table:table-cell>
        </table:table-row>
        <table:table-row table:style-name="ro1">
          <table:table-cell office:value-type="float" office:value="11.985212" calcext:value-type="float">
            <text:p>11.985212</text:p>
          </table:table-cell>
          <table:table-cell table:formula="of:=[.A5214]*0.3048" office:value-type="float" office:value="3.6530926176" calcext:value-type="float">
            <text:p>3.6530926176</text:p>
          </table:table-cell>
        </table:table-row>
        <table:table-row table:style-name="ro1">
          <table:table-cell office:value-type="float" office:value="11.95528" calcext:value-type="float">
            <text:p>11.95528</text:p>
          </table:table-cell>
          <table:table-cell table:formula="of:=[.A5215]*0.3048" office:value-type="float" office:value="3.643969344" calcext:value-type="float">
            <text:p>3.643969344</text:p>
          </table:table-cell>
        </table:table-row>
        <table:table-row table:style-name="ro1">
          <table:table-cell office:value-type="float" office:value="11.924239" calcext:value-type="float">
            <text:p>11.924239</text:p>
          </table:table-cell>
          <table:table-cell table:formula="of:=[.A5216]*0.3048" office:value-type="float" office:value="3.6345080472" calcext:value-type="float">
            <text:p>3.6345080472</text:p>
          </table:table-cell>
        </table:table-row>
        <table:table-row table:style-name="ro1">
          <table:table-cell office:value-type="float" office:value="11.892095" calcext:value-type="float">
            <text:p>11.892095</text:p>
          </table:table-cell>
          <table:table-cell table:formula="of:=[.A5217]*0.3048" office:value-type="float" office:value="3.624710556" calcext:value-type="float">
            <text:p>3.624710556</text:p>
          </table:table-cell>
        </table:table-row>
        <table:table-row table:style-name="ro1">
          <table:table-cell office:value-type="float" office:value="11.858855" calcext:value-type="float">
            <text:p>11.858855</text:p>
          </table:table-cell>
          <table:table-cell table:formula="of:=[.A5218]*0.3048" office:value-type="float" office:value="3.614579004" calcext:value-type="float">
            <text:p>3.614579004</text:p>
          </table:table-cell>
        </table:table-row>
        <table:table-row table:style-name="ro1">
          <table:table-cell office:value-type="float" office:value="11.824528" calcext:value-type="float">
            <text:p>11.824528</text:p>
          </table:table-cell>
          <table:table-cell table:formula="of:=[.A5219]*0.3048" office:value-type="float" office:value="3.6041161344" calcext:value-type="float">
            <text:p>3.6041161344</text:p>
          </table:table-cell>
        </table:table-row>
        <table:table-row table:style-name="ro1">
          <table:table-cell office:value-type="float" office:value="11.789123" calcext:value-type="float">
            <text:p>11.789123</text:p>
          </table:table-cell>
          <table:table-cell table:formula="of:=[.A5220]*0.3048" office:value-type="float" office:value="3.5933246904" calcext:value-type="float">
            <text:p>3.5933246904</text:p>
          </table:table-cell>
        </table:table-row>
        <table:table-row table:style-name="ro1">
          <table:table-cell office:value-type="float" office:value="11.752648" calcext:value-type="float">
            <text:p>11.752648</text:p>
          </table:table-cell>
          <table:table-cell table:formula="of:=[.A5221]*0.3048" office:value-type="float" office:value="3.5822071104" calcext:value-type="float">
            <text:p>3.5822071104</text:p>
          </table:table-cell>
        </table:table-row>
        <table:table-row table:style-name="ro1">
          <table:table-cell office:value-type="float" office:value="11.715117" calcext:value-type="float">
            <text:p>11.715117</text:p>
          </table:table-cell>
          <table:table-cell table:formula="of:=[.A5222]*0.3048" office:value-type="float" office:value="3.5707676616" calcext:value-type="float">
            <text:p>3.5707676616</text:p>
          </table:table-cell>
        </table:table-row>
        <table:table-row table:style-name="ro1">
          <table:table-cell office:value-type="float" office:value="11.676537" calcext:value-type="float">
            <text:p>11.676537</text:p>
          </table:table-cell>
          <table:table-cell table:formula="of:=[.A5223]*0.3048" office:value-type="float" office:value="3.5590084776" calcext:value-type="float">
            <text:p>3.5590084776</text:p>
          </table:table-cell>
        </table:table-row>
        <table:table-row table:style-name="ro1">
          <table:table-cell office:value-type="float" office:value="11.63692" calcext:value-type="float">
            <text:p>11.63692</text:p>
          </table:table-cell>
          <table:table-cell table:formula="of:=[.A5224]*0.3048" office:value-type="float" office:value="3.546933216" calcext:value-type="float">
            <text:p>3.546933216</text:p>
          </table:table-cell>
        </table:table-row>
        <table:table-row table:style-name="ro1">
          <table:table-cell office:value-type="float" office:value="11.596281" calcext:value-type="float">
            <text:p>11.596281</text:p>
          </table:table-cell>
          <table:table-cell table:formula="of:=[.A5225]*0.3048" office:value-type="float" office:value="3.5345464488" calcext:value-type="float">
            <text:p>3.5345464488</text:p>
          </table:table-cell>
        </table:table-row>
        <table:table-row table:style-name="ro1">
          <table:table-cell office:value-type="float" office:value="11.554634" calcext:value-type="float">
            <text:p>11.554634</text:p>
          </table:table-cell>
          <table:table-cell table:formula="of:=[.A5226]*0.3048" office:value-type="float" office:value="3.5218524432" calcext:value-type="float">
            <text:p>3.5218524432</text:p>
          </table:table-cell>
        </table:table-row>
        <table:table-row table:style-name="ro1">
          <table:table-cell office:value-type="float" office:value="11.511988" calcext:value-type="float">
            <text:p>11.511988</text:p>
          </table:table-cell>
          <table:table-cell table:formula="of:=[.A5227]*0.3048" office:value-type="float" office:value="3.5088539424" calcext:value-type="float">
            <text:p>3.5088539424</text:p>
          </table:table-cell>
        </table:table-row>
        <table:table-row table:style-name="ro1">
          <table:table-cell office:value-type="float" office:value="11.4683571" calcext:value-type="float">
            <text:p>11.4683571</text:p>
          </table:table-cell>
          <table:table-cell table:formula="of:=[.A5228]*0.3048" office:value-type="float" office:value="3.49555524408" calcext:value-type="float">
            <text:p>3.49555524408</text:p>
          </table:table-cell>
        </table:table-row>
        <table:table-row table:style-name="ro1">
          <table:table-cell office:value-type="float" office:value="11.4237576" calcext:value-type="float">
            <text:p>11.4237576</text:p>
          </table:table-cell>
          <table:table-cell table:formula="of:=[.A5229]*0.3048" office:value-type="float" office:value="3.48196131648" calcext:value-type="float">
            <text:p>3.48196131648</text:p>
          </table:table-cell>
        </table:table-row>
        <table:table-row table:style-name="ro1">
          <table:table-cell office:value-type="float" office:value="11.3781996" calcext:value-type="float">
            <text:p>11.3781996</text:p>
          </table:table-cell>
          <table:table-cell table:formula="of:=[.A5230]*0.3048" office:value-type="float" office:value="3.46807523808" calcext:value-type="float">
            <text:p>3.46807523808</text:p>
          </table:table-cell>
        </table:table-row>
        <table:table-row table:style-name="ro1">
          <table:table-cell office:value-type="float" office:value="11.3316994" calcext:value-type="float">
            <text:p>11.3316994</text:p>
          </table:table-cell>
          <table:table-cell table:formula="of:=[.A5231]*0.3048" office:value-type="float" office:value="3.45390197712" calcext:value-type="float">
            <text:p>3.45390197712</text:p>
          </table:table-cell>
        </table:table-row>
        <table:table-row table:style-name="ro1">
          <table:table-cell office:value-type="float" office:value="11.2842674" calcext:value-type="float">
            <text:p>11.2842674</text:p>
          </table:table-cell>
          <table:table-cell table:formula="of:=[.A5232]*0.3048" office:value-type="float" office:value="3.43944470352" calcext:value-type="float">
            <text:p>3.43944470352</text:p>
          </table:table-cell>
        </table:table-row>
        <table:table-row table:style-name="ro1">
          <table:table-cell office:value-type="float" office:value="11.2359152" calcext:value-type="float">
            <text:p>11.2359152</text:p>
          </table:table-cell>
          <table:table-cell table:formula="of:=[.A5233]*0.3048" office:value-type="float" office:value="3.42470695296" calcext:value-type="float">
            <text:p>3.42470695296</text:p>
          </table:table-cell>
        </table:table-row>
        <table:table-row table:style-name="ro1">
          <table:table-cell office:value-type="float" office:value="11.1866627" calcext:value-type="float">
            <text:p>11.1866627</text:p>
          </table:table-cell>
          <table:table-cell table:formula="of:=[.A5234]*0.3048" office:value-type="float" office:value="3.40969479096" calcext:value-type="float">
            <text:p>3.40969479096</text:p>
          </table:table-cell>
        </table:table-row>
        <table:table-row table:style-name="ro1">
          <table:table-cell office:value-type="float" office:value="11.1365204" calcext:value-type="float">
            <text:p>11.1365204</text:p>
          </table:table-cell>
          <table:table-cell table:formula="of:=[.A5235]*0.3048" office:value-type="float" office:value="3.39441141792" calcext:value-type="float">
            <text:p>3.39441141792</text:p>
          </table:table-cell>
        </table:table-row>
        <table:table-row table:style-name="ro1">
          <table:table-cell office:value-type="float" office:value="11.0854998" calcext:value-type="float">
            <text:p>11.0854998</text:p>
          </table:table-cell>
          <table:table-cell table:formula="of:=[.A5236]*0.3048" office:value-type="float" office:value="3.37886033904" calcext:value-type="float">
            <text:p>3.37886033904</text:p>
          </table:table-cell>
        </table:table-row>
        <table:table-row table:style-name="ro1">
          <table:table-cell office:value-type="float" office:value="11.0336199" calcext:value-type="float">
            <text:p>11.0336199</text:p>
          </table:table-cell>
          <table:table-cell table:formula="of:=[.A5237]*0.3048" office:value-type="float" office:value="3.36304734552" calcext:value-type="float">
            <text:p>3.36304734552</text:p>
          </table:table-cell>
        </table:table-row>
        <table:table-row table:style-name="ro1">
          <table:table-cell office:value-type="float" office:value="10.9808922" calcext:value-type="float">
            <text:p>10.9808922</text:p>
          </table:table-cell>
          <table:table-cell table:formula="of:=[.A5238]*0.3048" office:value-type="float" office:value="3.34697594256" calcext:value-type="float">
            <text:p>3.34697594256</text:p>
          </table:table-cell>
        </table:table-row>
        <table:table-row table:style-name="ro1">
          <table:table-cell office:value-type="float" office:value="10.9273272" calcext:value-type="float">
            <text:p>10.9273272</text:p>
          </table:table-cell>
          <table:table-cell table:formula="of:=[.A5239]*0.3048" office:value-type="float" office:value="3.33064933056" calcext:value-type="float">
            <text:p>3.33064933056</text:p>
          </table:table-cell>
        </table:table-row>
        <table:table-row table:style-name="ro1">
          <table:table-cell office:value-type="float" office:value="10.8729429" calcext:value-type="float">
            <text:p>10.8729429</text:p>
          </table:table-cell>
          <table:table-cell table:formula="of:=[.A5240]*0.3048" office:value-type="float" office:value="3.31407299592" calcext:value-type="float">
            <text:p>3.31407299592</text:p>
          </table:table-cell>
        </table:table-row>
        <table:table-row table:style-name="ro1">
          <table:table-cell office:value-type="float" office:value="10.8177528" calcext:value-type="float">
            <text:p>10.8177528</text:p>
          </table:table-cell>
          <table:table-cell table:formula="of:=[.A5241]*0.3048" office:value-type="float" office:value="3.29725105344" calcext:value-type="float">
            <text:p>3.29725105344</text:p>
          </table:table-cell>
        </table:table-row>
        <table:table-row table:style-name="ro1">
          <table:table-cell office:value-type="float" office:value="10.7617722" calcext:value-type="float">
            <text:p>10.7617722</text:p>
          </table:table-cell>
          <table:table-cell table:formula="of:=[.A5242]*0.3048" office:value-type="float" office:value="3.28018816656" calcext:value-type="float">
            <text:p>3.28018816656</text:p>
          </table:table-cell>
        </table:table-row>
        <table:table-row table:style-name="ro1">
          <table:table-cell office:value-type="float" office:value="10.7050142" calcext:value-type="float">
            <text:p>10.7050142</text:p>
          </table:table-cell>
          <table:table-cell table:formula="of:=[.A5243]*0.3048" office:value-type="float" office:value="3.26288832816" calcext:value-type="float">
            <text:p>3.26288832816</text:p>
          </table:table-cell>
        </table:table-row>
        <table:table-row table:style-name="ro1">
          <table:table-cell office:value-type="float" office:value="10.6474981" calcext:value-type="float">
            <text:p>10.6474981</text:p>
          </table:table-cell>
          <table:table-cell table:formula="of:=[.A5244]*0.3048" office:value-type="float" office:value="3.24535742088" calcext:value-type="float">
            <text:p>3.24535742088</text:p>
          </table:table-cell>
        </table:table-row>
        <table:table-row table:style-name="ro1">
          <table:table-cell office:value-type="float" office:value="10.5892382" calcext:value-type="float">
            <text:p>10.5892382</text:p>
          </table:table-cell>
          <table:table-cell table:formula="of:=[.A5245]*0.3048" office:value-type="float" office:value="3.22759980336" calcext:value-type="float">
            <text:p>3.22759980336</text:p>
          </table:table-cell>
        </table:table-row>
        <table:table-row table:style-name="ro1">
          <table:table-cell office:value-type="float" office:value="10.5302534" calcext:value-type="float">
            <text:p>10.5302534</text:p>
          </table:table-cell>
          <table:table-cell table:formula="of:=[.A5246]*0.3048" office:value-type="float" office:value="3.20962123632" calcext:value-type="float">
            <text:p>3.20962123632</text:p>
          </table:table-cell>
        </table:table-row>
        <table:table-row table:style-name="ro1">
          <table:table-cell office:value-type="float" office:value="10.4705601" calcext:value-type="float">
            <text:p>10.4705601</text:p>
          </table:table-cell>
          <table:table-cell table:formula="of:=[.A5247]*0.3048" office:value-type="float" office:value="3.19142671848" calcext:value-type="float">
            <text:p>3.19142671848</text:p>
          </table:table-cell>
        </table:table-row>
        <table:table-row table:style-name="ro1">
          <table:table-cell office:value-type="float" office:value="10.4101782" calcext:value-type="float">
            <text:p>10.4101782</text:p>
          </table:table-cell>
          <table:table-cell table:formula="of:=[.A5248]*0.3048" office:value-type="float" office:value="3.17302231536" calcext:value-type="float">
            <text:p>3.17302231536</text:p>
          </table:table-cell>
        </table:table-row>
        <table:table-row table:style-name="ro1">
          <table:table-cell office:value-type="float" office:value="10.3491259" calcext:value-type="float">
            <text:p>10.3491259</text:p>
          </table:table-cell>
          <table:table-cell table:formula="of:=[.A5249]*0.3048" office:value-type="float" office:value="3.15441357432" calcext:value-type="float">
            <text:p>3.15441357432</text:p>
          </table:table-cell>
        </table:table-row>
        <table:table-row table:style-name="ro1">
          <table:table-cell office:value-type="float" office:value="10.2874269" calcext:value-type="float">
            <text:p>10.2874269</text:p>
          </table:table-cell>
          <table:table-cell table:formula="of:=[.A5250]*0.3048" office:value-type="float" office:value="3.13560771912" calcext:value-type="float">
            <text:p>3.13560771912</text:p>
          </table:table-cell>
        </table:table-row>
        <table:table-row table:style-name="ro1">
          <table:table-cell office:value-type="float" office:value="10.2250986" calcext:value-type="float">
            <text:p>10.2250986</text:p>
          </table:table-cell>
          <table:table-cell table:formula="of:=[.A5251]*0.3048" office:value-type="float" office:value="3.11661005328" calcext:value-type="float">
            <text:p>3.11661005328</text:p>
          </table:table-cell>
        </table:table-row>
        <table:table-row table:style-name="ro1">
          <table:table-cell office:value-type="float" office:value="10.1621637" calcext:value-type="float">
            <text:p>10.1621637</text:p>
          </table:table-cell>
          <table:table-cell table:formula="of:=[.A5252]*0.3048" office:value-type="float" office:value="3.09742749576" calcext:value-type="float">
            <text:p>3.09742749576</text:p>
          </table:table-cell>
        </table:table-row>
        <table:table-row table:style-name="ro1">
          <table:table-cell office:value-type="float" office:value="10.0986481" calcext:value-type="float">
            <text:p>10.0986481</text:p>
          </table:table-cell>
          <table:table-cell table:formula="of:=[.A5253]*0.3048" office:value-type="float" office:value="3.07806794088" calcext:value-type="float">
            <text:p>3.07806794088</text:p>
          </table:table-cell>
        </table:table-row>
        <table:table-row table:style-name="ro1">
          <table:table-cell office:value-type="float" office:value="10.0345736" calcext:value-type="float">
            <text:p>10.0345736</text:p>
          </table:table-cell>
          <table:table-cell table:formula="of:=[.A5254]*0.3048" office:value-type="float" office:value="3.05853803328" calcext:value-type="float">
            <text:p>3.05853803328</text:p>
          </table:table-cell>
        </table:table-row>
        <table:table-row table:style-name="ro1">
          <table:table-cell office:value-type="float" office:value="9.9699678" calcext:value-type="float">
            <text:p>9.9699678</text:p>
          </table:table-cell>
          <table:table-cell table:formula="of:=[.A5255]*0.3048" office:value-type="float" office:value="3.03884618544" calcext:value-type="float">
            <text:p>3.03884618544</text:p>
          </table:table-cell>
        </table:table-row>
        <table:table-row table:style-name="ro1">
          <table:table-cell office:value-type="float" office:value="9.9048557" calcext:value-type="float">
            <text:p>9.9048557</text:p>
          </table:table-cell>
          <table:table-cell table:formula="of:=[.A5256]*0.3048" office:value-type="float" office:value="3.01900001736" calcext:value-type="float">
            <text:p>3.01900001736</text:p>
          </table:table-cell>
        </table:table-row>
        <table:table-row table:style-name="ro1">
          <table:table-cell office:value-type="float" office:value="9.8392639" calcext:value-type="float">
            <text:p>9.8392639</text:p>
          </table:table-cell>
          <table:table-cell table:formula="of:=[.A5257]*0.3048" office:value-type="float" office:value="2.99900763672" calcext:value-type="float">
            <text:p>2.99900763672</text:p>
          </table:table-cell>
        </table:table-row>
        <table:table-row table:style-name="ro1">
          <table:table-cell office:value-type="float" office:value="9.7732191" calcext:value-type="float">
            <text:p>9.7732191</text:p>
          </table:table-cell>
          <table:table-cell table:formula="of:=[.A5258]*0.3048" office:value-type="float" office:value="2.97887718168" calcext:value-type="float">
            <text:p>2.97887718168</text:p>
          </table:table-cell>
        </table:table-row>
        <table:table-row table:style-name="ro1">
          <table:table-cell office:value-type="float" office:value="9.7067509" calcext:value-type="float">
            <text:p>9.7067509</text:p>
          </table:table-cell>
          <table:table-cell table:formula="of:=[.A5259]*0.3048" office:value-type="float" office:value="2.95861767432" calcext:value-type="float">
            <text:p>2.95861767432</text:p>
          </table:table-cell>
        </table:table-row>
        <table:table-row table:style-name="ro1">
          <table:table-cell office:value-type="float" office:value="9.6398878" calcext:value-type="float">
            <text:p>9.6398878</text:p>
          </table:table-cell>
          <table:table-cell table:formula="of:=[.A5260]*0.3048" office:value-type="float" office:value="2.93823780144" calcext:value-type="float">
            <text:p>2.93823780144</text:p>
          </table:table-cell>
        </table:table-row>
        <table:table-row table:style-name="ro1">
          <table:table-cell office:value-type="float" office:value="9.5726566" calcext:value-type="float">
            <text:p>9.5726566</text:p>
          </table:table-cell>
          <table:table-cell table:formula="of:=[.A5261]*0.3048" office:value-type="float" office:value="2.91774573168" calcext:value-type="float">
            <text:p>2.91774573168</text:p>
          </table:table-cell>
        </table:table-row>
        <table:table-row table:style-name="ro1">
          <table:table-cell office:value-type="float" office:value="9.5050879" calcext:value-type="float">
            <text:p>9.5050879</text:p>
          </table:table-cell>
          <table:table-cell table:formula="of:=[.A5262]*0.3048" office:value-type="float" office:value="2.89715079192" calcext:value-type="float">
            <text:p>2.89715079192</text:p>
          </table:table-cell>
        </table:table-row>
        <table:table-row table:style-name="ro1">
          <table:table-cell office:value-type="float" office:value="9.4372087" calcext:value-type="float">
            <text:p>9.4372087</text:p>
          </table:table-cell>
          <table:table-cell table:formula="of:=[.A5263]*0.3048" office:value-type="float" office:value="2.87646121176" calcext:value-type="float">
            <text:p>2.87646121176</text:p>
          </table:table-cell>
        </table:table-row>
        <table:table-row table:style-name="ro1">
          <table:table-cell office:value-type="float" office:value="9.3690467" calcext:value-type="float">
            <text:p>9.3690467</text:p>
          </table:table-cell>
          <table:table-cell table:formula="of:=[.A5264]*0.3048" office:value-type="float" office:value="2.85568543416" calcext:value-type="float">
            <text:p>2.85568543416</text:p>
          </table:table-cell>
        </table:table-row>
        <table:table-row table:style-name="ro1">
          <table:table-cell office:value-type="float" office:value="9.3006291" calcext:value-type="float">
            <text:p>9.3006291</text:p>
          </table:table-cell>
          <table:table-cell table:formula="of:=[.A5265]*0.3048" office:value-type="float" office:value="2.83483174968" calcext:value-type="float">
            <text:p>2.83483174968</text:p>
          </table:table-cell>
        </table:table-row>
        <table:table-row table:style-name="ro1">
          <table:table-cell office:value-type="float" office:value="9.2319789" calcext:value-type="float">
            <text:p>9.2319789</text:p>
          </table:table-cell>
          <table:table-cell table:formula="of:=[.A5266]*0.3048" office:value-type="float" office:value="2.81390716872" calcext:value-type="float">
            <text:p>2.81390716872</text:p>
          </table:table-cell>
        </table:table-row>
        <table:table-row table:style-name="ro1">
          <table:table-cell office:value-type="float" office:value="9.1631265" calcext:value-type="float">
            <text:p>9.1631265</text:p>
          </table:table-cell>
          <table:table-cell table:formula="of:=[.A5267]*0.3048" office:value-type="float" office:value="2.7929209572" calcext:value-type="float">
            <text:p>2.7929209572</text:p>
          </table:table-cell>
        </table:table-row>
        <table:table-row table:style-name="ro1">
          <table:table-cell office:value-type="float" office:value="9.0940924" calcext:value-type="float">
            <text:p>9.0940924</text:p>
          </table:table-cell>
          <table:table-cell table:formula="of:=[.A5268]*0.3048" office:value-type="float" office:value="2.77187936352" calcext:value-type="float">
            <text:p>2.77187936352</text:p>
          </table:table-cell>
        </table:table-row>
        <table:table-row table:style-name="ro1">
          <table:table-cell office:value-type="float" office:value="9.0249019" calcext:value-type="float">
            <text:p>9.0249019</text:p>
          </table:table-cell>
          <table:table-cell table:formula="of:=[.A5269]*0.3048" office:value-type="float" office:value="2.75079009912" calcext:value-type="float">
            <text:p>2.75079009912</text:p>
          </table:table-cell>
        </table:table-row>
        <table:table-row table:style-name="ro1">
          <table:table-cell office:value-type="float" office:value="8.9555788" calcext:value-type="float">
            <text:p>8.9555788</text:p>
          </table:table-cell>
          <table:table-cell table:formula="of:=[.A5270]*0.3048" office:value-type="float" office:value="2.72966041824" calcext:value-type="float">
            <text:p>2.72966041824</text:p>
          </table:table-cell>
        </table:table-row>
        <table:table-row table:style-name="ro1">
          <table:table-cell office:value-type="float" office:value="8.8861413" calcext:value-type="float">
            <text:p>8.8861413</text:p>
          </table:table-cell>
          <table:table-cell table:formula="of:=[.A5271]*0.3048" office:value-type="float" office:value="2.70849586824" calcext:value-type="float">
            <text:p>2.70849586824</text:p>
          </table:table-cell>
        </table:table-row>
        <table:table-row table:style-name="ro1">
          <table:table-cell office:value-type="float" office:value="8.8166099" calcext:value-type="float">
            <text:p>8.8166099</text:p>
          </table:table-cell>
          <table:table-cell table:formula="of:=[.A5272]*0.3048" office:value-type="float" office:value="2.68730269752" calcext:value-type="float">
            <text:p>2.68730269752</text:p>
          </table:table-cell>
        </table:table-row>
        <table:table-row table:style-name="ro1">
          <table:table-cell office:value-type="float" office:value="8.7469997" calcext:value-type="float">
            <text:p>8.7469997</text:p>
          </table:table-cell>
          <table:table-cell table:formula="of:=[.A5273]*0.3048" office:value-type="float" office:value="2.66608550856" calcext:value-type="float">
            <text:p>2.66608550856</text:p>
          </table:table-cell>
        </table:table-row>
        <table:table-row table:style-name="ro1">
          <table:table-cell office:value-type="float" office:value="8.6773291" calcext:value-type="float">
            <text:p>8.6773291</text:p>
          </table:table-cell>
          <table:table-cell table:formula="of:=[.A5274]*0.3048" office:value-type="float" office:value="2.64484990968" calcext:value-type="float">
            <text:p>2.64484990968</text:p>
          </table:table-cell>
        </table:table-row>
        <table:table-row table:style-name="ro1">
          <table:table-cell office:value-type="float" office:value="8.6076093" calcext:value-type="float">
            <text:p>8.6076093</text:p>
          </table:table-cell>
          <table:table-cell table:formula="of:=[.A5275]*0.3048" office:value-type="float" office:value="2.62359931464" calcext:value-type="float">
            <text:p>2.62359931464</text:p>
          </table:table-cell>
        </table:table-row>
        <table:table-row table:style-name="ro1">
          <table:table-cell office:value-type="float" office:value="8.5378551" calcext:value-type="float">
            <text:p>8.5378551</text:p>
          </table:table-cell>
          <table:table-cell table:formula="of:=[.A5276]*0.3048" office:value-type="float" office:value="2.60233823448" calcext:value-type="float">
            <text:p>2.60233823448</text:p>
          </table:table-cell>
        </table:table-row>
        <table:table-row table:style-name="ro1">
          <table:table-cell office:value-type="float" office:value="8.4680777" calcext:value-type="float">
            <text:p>8.4680777</text:p>
          </table:table-cell>
          <table:table-cell table:formula="of:=[.A5277]*0.3048" office:value-type="float" office:value="2.58107008296" calcext:value-type="float">
            <text:p>2.58107008296</text:p>
          </table:table-cell>
        </table:table-row>
        <table:table-row table:style-name="ro1">
          <table:table-cell office:value-type="float" office:value="8.3982859" calcext:value-type="float">
            <text:p>8.3982859</text:p>
          </table:table-cell>
          <table:table-cell table:formula="of:=[.A5278]*0.3048" office:value-type="float" office:value="2.55979754232" calcext:value-type="float">
            <text:p>2.55979754232</text:p>
          </table:table-cell>
        </table:table-row>
        <table:table-row table:style-name="ro1">
          <table:table-cell office:value-type="float" office:value="8.3284879" calcext:value-type="float">
            <text:p>8.3284879</text:p>
          </table:table-cell>
          <table:table-cell table:formula="of:=[.A5279]*0.3048" office:value-type="float" office:value="2.53852311192" calcext:value-type="float">
            <text:p>2.53852311192</text:p>
          </table:table-cell>
        </table:table-row>
        <table:table-row table:style-name="ro1">
          <table:table-cell office:value-type="float" office:value="8.2586889" calcext:value-type="float">
            <text:p>8.2586889</text:p>
          </table:table-cell>
          <table:table-cell table:formula="of:=[.A5280]*0.3048" office:value-type="float" office:value="2.51724837672" calcext:value-type="float">
            <text:p>2.51724837672</text:p>
          </table:table-cell>
        </table:table-row>
        <table:table-row table:style-name="ro1">
          <table:table-cell office:value-type="float" office:value="8.1889043" calcext:value-type="float">
            <text:p>8.1889043</text:p>
          </table:table-cell>
          <table:table-cell table:formula="of:=[.A5281]*0.3048" office:value-type="float" office:value="2.49597803064" calcext:value-type="float">
            <text:p>2.49597803064</text:p>
          </table:table-cell>
        </table:table-row>
        <table:table-row table:style-name="ro1">
          <table:table-cell office:value-type="float" office:value="8.1191382" calcext:value-type="float">
            <text:p>8.1191382</text:p>
          </table:table-cell>
          <table:table-cell table:formula="of:=[.A5282]*0.3048" office:value-type="float" office:value="2.47471332336" calcext:value-type="float">
            <text:p>2.47471332336</text:p>
          </table:table-cell>
        </table:table-row>
        <table:table-row table:style-name="ro1">
          <table:table-cell office:value-type="float" office:value="8.0494013" calcext:value-type="float">
            <text:p>8.0494013</text:p>
          </table:table-cell>
          <table:table-cell table:formula="of:=[.A5283]*0.3048" office:value-type="float" office:value="2.45345751624" calcext:value-type="float">
            <text:p>2.45345751624</text:p>
          </table:table-cell>
        </table:table-row>
        <table:table-row table:style-name="ro1">
          <table:table-cell office:value-type="float" office:value="7.9797063" calcext:value-type="float">
            <text:p>7.9797063</text:p>
          </table:table-cell>
          <table:table-cell table:formula="of:=[.A5284]*0.3048" office:value-type="float" office:value="2.43221448024" calcext:value-type="float">
            <text:p>2.43221448024</text:p>
          </table:table-cell>
        </table:table-row>
        <table:table-row table:style-name="ro1">
          <table:table-cell office:value-type="float" office:value="7.9100623" calcext:value-type="float">
            <text:p>7.9100623</text:p>
          </table:table-cell>
          <table:table-cell table:formula="of:=[.A5285]*0.3048" office:value-type="float" office:value="2.41098698904" calcext:value-type="float">
            <text:p>2.41098698904</text:p>
          </table:table-cell>
        </table:table-row>
        <table:table-row table:style-name="ro1">
          <table:table-cell office:value-type="float" office:value="7.8404803" calcext:value-type="float">
            <text:p>7.8404803</text:p>
          </table:table-cell>
          <table:table-cell table:formula="of:=[.A5286]*0.3048" office:value-type="float" office:value="2.38977839544" calcext:value-type="float">
            <text:p>2.38977839544</text:p>
          </table:table-cell>
        </table:table-row>
        <table:table-row table:style-name="ro1">
          <table:table-cell office:value-type="float" office:value="7.7709703" calcext:value-type="float">
            <text:p>7.7709703</text:p>
          </table:table-cell>
          <table:table-cell table:formula="of:=[.A5287]*0.3048" office:value-type="float" office:value="2.36859174744" calcext:value-type="float">
            <text:p>2.36859174744</text:p>
          </table:table-cell>
        </table:table-row>
        <table:table-row table:style-name="ro1">
          <table:table-cell office:value-type="float" office:value="7.7015491" calcext:value-type="float">
            <text:p>7.7015491</text:p>
          </table:table-cell>
          <table:table-cell table:formula="of:=[.A5288]*0.3048" office:value-type="float" office:value="2.34743216568" calcext:value-type="float">
            <text:p>2.34743216568</text:p>
          </table:table-cell>
        </table:table-row>
        <table:table-row table:style-name="ro1">
          <table:table-cell office:value-type="float" office:value="7.632225" calcext:value-type="float">
            <text:p>7.632225</text:p>
          </table:table-cell>
          <table:table-cell table:formula="of:=[.A5289]*0.3048" office:value-type="float" office:value="2.32630218" calcext:value-type="float">
            <text:p>2.32630218</text:p>
          </table:table-cell>
        </table:table-row>
        <table:table-row table:style-name="ro1">
          <table:table-cell office:value-type="float" office:value="7.5630178" calcext:value-type="float">
            <text:p>7.5630178</text:p>
          </table:table-cell>
          <table:table-cell table:formula="of:=[.A5290]*0.3048" office:value-type="float" office:value="2.30520782544" calcext:value-type="float">
            <text:p>2.30520782544</text:p>
          </table:table-cell>
        </table:table-row>
        <table:table-row table:style-name="ro1">
          <table:table-cell office:value-type="float" office:value="7.4939399" calcext:value-type="float">
            <text:p>7.4939399</text:p>
          </table:table-cell>
          <table:table-cell table:formula="of:=[.A5291]*0.3048" office:value-type="float" office:value="2.28415288152" calcext:value-type="float">
            <text:p>2.28415288152</text:p>
          </table:table-cell>
        </table:table-row>
        <table:table-row table:style-name="ro1">
          <table:table-cell office:value-type="float" office:value="7.4250064" calcext:value-type="float">
            <text:p>7.4250064</text:p>
          </table:table-cell>
          <table:table-cell table:formula="of:=[.A5292]*0.3048" office:value-type="float" office:value="2.26314195072" calcext:value-type="float">
            <text:p>2.26314195072</text:p>
          </table:table-cell>
        </table:table-row>
        <table:table-row table:style-name="ro1">
          <table:table-cell office:value-type="float" office:value="7.3562384" calcext:value-type="float">
            <text:p>7.3562384</text:p>
          </table:table-cell>
          <table:table-cell table:formula="of:=[.A5293]*0.3048" office:value-type="float" office:value="2.24218146432" calcext:value-type="float">
            <text:p>2.24218146432</text:p>
          </table:table-cell>
        </table:table-row>
        <table:table-row table:style-name="ro1">
          <table:table-cell office:value-type="float" office:value="7.2876515" calcext:value-type="float">
            <text:p>7.2876515</text:p>
          </table:table-cell>
          <table:table-cell table:formula="of:=[.A5294]*0.3048" office:value-type="float" office:value="2.2212761772" calcext:value-type="float">
            <text:p>2.2212761772</text:p>
          </table:table-cell>
        </table:table-row>
        <table:table-row table:style-name="ro1">
          <table:table-cell office:value-type="float" office:value="7.2192659" calcext:value-type="float">
            <text:p>7.2192659</text:p>
          </table:table-cell>
          <table:table-cell table:formula="of:=[.A5295]*0.3048" office:value-type="float" office:value="2.20043224632" calcext:value-type="float">
            <text:p>2.20043224632</text:p>
          </table:table-cell>
        </table:table-row>
        <table:table-row table:style-name="ro1">
          <table:table-cell office:value-type="float" office:value="7.151103" calcext:value-type="float">
            <text:p>7.151103</text:p>
          </table:table-cell>
          <table:table-cell table:formula="of:=[.A5296]*0.3048" office:value-type="float" office:value="2.1796561944" calcext:value-type="float">
            <text:p>2.1796561944</text:p>
          </table:table-cell>
        </table:table-row>
        <table:table-row table:style-name="ro1">
          <table:table-cell office:value-type="float" office:value="7.0831814" calcext:value-type="float">
            <text:p>7.0831814</text:p>
          </table:table-cell>
          <table:table-cell table:formula="of:=[.A5297]*0.3048" office:value-type="float" office:value="2.15895369072" calcext:value-type="float">
            <text:p>2.15895369072</text:p>
          </table:table-cell>
        </table:table-row>
        <table:table-row table:style-name="ro1">
          <table:table-cell office:value-type="float" office:value="7.015523" calcext:value-type="float">
            <text:p>7.015523</text:p>
          </table:table-cell>
          <table:table-cell table:formula="of:=[.A5298]*0.3048" office:value-type="float" office:value="2.1383314104" calcext:value-type="float">
            <text:p>2.1383314104</text:p>
          </table:table-cell>
        </table:table-row>
        <table:table-row table:style-name="ro1">
          <table:table-cell office:value-type="float" office:value="6.9481487" calcext:value-type="float">
            <text:p>6.9481487</text:p>
          </table:table-cell>
          <table:table-cell table:formula="of:=[.A5299]*0.3048" office:value-type="float" office:value="2.11779572376" calcext:value-type="float">
            <text:p>2.11779572376</text:p>
          </table:table-cell>
        </table:table-row>
        <table:table-row table:style-name="ro1">
          <table:table-cell office:value-type="float" office:value="6.8810811" calcext:value-type="float">
            <text:p>6.8810811</text:p>
          </table:table-cell>
          <table:table-cell table:formula="of:=[.A5300]*0.3048" office:value-type="float" office:value="2.09735351928" calcext:value-type="float">
            <text:p>2.09735351928</text:p>
          </table:table-cell>
        </table:table-row>
        <table:table-row table:style-name="ro1">
          <table:table-cell office:value-type="float" office:value="6.8143435" calcext:value-type="float">
            <text:p>6.8143435</text:p>
          </table:table-cell>
          <table:table-cell table:formula="of:=[.A5301]*0.3048" office:value-type="float" office:value="2.0770118988" calcext:value-type="float">
            <text:p>2.0770118988</text:p>
          </table:table-cell>
        </table:table-row>
        <table:table-row table:style-name="ro1">
          <table:table-cell office:value-type="float" office:value="6.7479558" calcext:value-type="float">
            <text:p>6.7479558</text:p>
          </table:table-cell>
          <table:table-cell table:formula="of:=[.A5302]*0.3048" office:value-type="float" office:value="2.05677692784" calcext:value-type="float">
            <text:p>2.05677692784</text:p>
          </table:table-cell>
        </table:table-row>
        <table:table-row table:style-name="ro1">
          <table:table-cell office:value-type="float" office:value="6.681942" calcext:value-type="float">
            <text:p>6.681942</text:p>
          </table:table-cell>
          <table:table-cell table:formula="of:=[.A5303]*0.3048" office:value-type="float" office:value="2.0366559216" calcext:value-type="float">
            <text:p>2.0366559216</text:p>
          </table:table-cell>
        </table:table-row>
        <table:table-row table:style-name="ro1">
          <table:table-cell office:value-type="float" office:value="6.6163216" calcext:value-type="float">
            <text:p>6.6163216</text:p>
          </table:table-cell>
          <table:table-cell table:formula="of:=[.A5304]*0.3048" office:value-type="float" office:value="2.01665482368" calcext:value-type="float">
            <text:p>2.01665482368</text:p>
          </table:table-cell>
        </table:table-row>
        <table:table-row table:style-name="ro1">
          <table:table-cell office:value-type="float" office:value="6.5511169" calcext:value-type="float">
            <text:p>6.5511169</text:p>
          </table:table-cell>
          <table:table-cell table:formula="of:=[.A5305]*0.3048" office:value-type="float" office:value="1.99678043112" calcext:value-type="float">
            <text:p>1.99678043112</text:p>
          </table:table-cell>
        </table:table-row>
        <table:table-row table:style-name="ro1">
          <table:table-cell office:value-type="float" office:value="6.4863482" calcext:value-type="float">
            <text:p>6.4863482</text:p>
          </table:table-cell>
          <table:table-cell table:formula="of:=[.A5306]*0.3048" office:value-type="float" office:value="1.97703893136" calcext:value-type="float">
            <text:p>1.97703893136</text:p>
          </table:table-cell>
        </table:table-row>
        <table:table-row table:style-name="ro1">
          <table:table-cell office:value-type="float" office:value="6.4220357" calcext:value-type="float">
            <text:p>6.4220357</text:p>
          </table:table-cell>
          <table:table-cell table:formula="of:=[.A5307]*0.3048" office:value-type="float" office:value="1.95743648136" calcext:value-type="float">
            <text:p>1.95743648136</text:p>
          </table:table-cell>
        </table:table-row>
        <table:table-row table:style-name="ro1">
          <table:table-cell office:value-type="float" office:value="6.3582001" calcext:value-type="float">
            <text:p>6.3582001</text:p>
          </table:table-cell>
          <table:table-cell table:formula="of:=[.A5308]*0.3048" office:value-type="float" office:value="1.93797939048" calcext:value-type="float">
            <text:p>1.93797939048</text:p>
          </table:table-cell>
        </table:table-row>
        <table:table-row table:style-name="ro1">
          <table:table-cell office:value-type="float" office:value="6.2948599" calcext:value-type="float">
            <text:p>6.2948599</text:p>
          </table:table-cell>
          <table:table-cell table:formula="of:=[.A5309]*0.3048" office:value-type="float" office:value="1.91867329752" calcext:value-type="float">
            <text:p>1.91867329752</text:p>
          </table:table-cell>
        </table:table-row>
        <table:table-row table:style-name="ro1">
          <table:table-cell office:value-type="float" office:value="6.2320304" calcext:value-type="float">
            <text:p>6.2320304</text:p>
          </table:table-cell>
          <table:table-cell table:formula="of:=[.A5310]*0.3048" office:value-type="float" office:value="1.89952286592" calcext:value-type="float">
            <text:p>1.89952286592</text:p>
          </table:table-cell>
        </table:table-row>
        <table:table-row table:style-name="ro1">
          <table:table-cell office:value-type="float" office:value="6.1697288" calcext:value-type="float">
            <text:p>6.1697288</text:p>
          </table:table-cell>
          <table:table-cell table:formula="of:=[.A5311]*0.3048" office:value-type="float" office:value="1.88053333824" calcext:value-type="float">
            <text:p>1.88053333824</text:p>
          </table:table-cell>
        </table:table-row>
        <table:table-row table:style-name="ro1">
          <table:table-cell office:value-type="float" office:value="6.1079717" calcext:value-type="float">
            <text:p>6.1079717</text:p>
          </table:table-cell>
          <table:table-cell table:formula="of:=[.A5312]*0.3048" office:value-type="float" office:value="1.86170977416" calcext:value-type="float">
            <text:p>1.86170977416</text:p>
          </table:table-cell>
        </table:table-row>
        <table:table-row table:style-name="ro1">
          <table:table-cell office:value-type="float" office:value="6.0467682" calcext:value-type="float">
            <text:p>6.0467682</text:p>
          </table:table-cell>
          <table:table-cell table:formula="of:=[.A5313]*0.3048" office:value-type="float" office:value="1.84305494736" calcext:value-type="float">
            <text:p>1.84305494736</text:p>
          </table:table-cell>
        </table:table-row>
        <table:table-row table:style-name="ro1">
          <table:table-cell office:value-type="float" office:value="5.9861341" calcext:value-type="float">
            <text:p>5.9861341</text:p>
          </table:table-cell>
          <table:table-cell table:formula="of:=[.A5314]*0.3048" office:value-type="float" office:value="1.82457367368" calcext:value-type="float">
            <text:p>1.82457367368</text:p>
          </table:table-cell>
        </table:table-row>
        <table:table-row table:style-name="ro1">
          <table:table-cell office:value-type="float" office:value="5.9260831" calcext:value-type="float">
            <text:p>5.9260831</text:p>
          </table:table-cell>
          <table:table-cell table:formula="of:=[.A5315]*0.3048" office:value-type="float" office:value="1.80627012888" calcext:value-type="float">
            <text:p>1.80627012888</text:p>
          </table:table-cell>
        </table:table-row>
        <table:table-row table:style-name="ro1">
          <table:table-cell office:value-type="float" office:value="5.8666215" calcext:value-type="float">
            <text:p>5.8666215</text:p>
          </table:table-cell>
          <table:table-cell table:formula="of:=[.A5316]*0.3048" office:value-type="float" office:value="1.7881462332" calcext:value-type="float">
            <text:p>1.7881462332</text:p>
          </table:table-cell>
        </table:table-row>
        <table:table-row table:style-name="ro1">
          <table:table-cell office:value-type="float" office:value="5.8077583" calcext:value-type="float">
            <text:p>5.8077583</text:p>
          </table:table-cell>
          <table:table-cell table:formula="of:=[.A5317]*0.3048" office:value-type="float" office:value="1.77020472984" calcext:value-type="float">
            <text:p>1.77020472984</text:p>
          </table:table-cell>
        </table:table-row>
        <table:table-row table:style-name="ro1">
          <table:table-cell office:value-type="float" office:value="5.749507" calcext:value-type="float">
            <text:p>5.749507</text:p>
          </table:table-cell>
          <table:table-cell table:formula="of:=[.A5318]*0.3048" office:value-type="float" office:value="1.7524497336" calcext:value-type="float">
            <text:p>1.7524497336</text:p>
          </table:table-cell>
        </table:table-row>
        <table:table-row table:style-name="ro1">
          <table:table-cell office:value-type="float" office:value="5.691874" calcext:value-type="float">
            <text:p>5.691874</text:p>
          </table:table-cell>
          <table:table-cell table:formula="of:=[.A5319]*0.3048" office:value-type="float" office:value="1.7348831952" calcext:value-type="float">
            <text:p>1.7348831952</text:p>
          </table:table-cell>
        </table:table-row>
        <table:table-row table:style-name="ro1">
          <table:table-cell office:value-type="float" office:value="5.6348567" calcext:value-type="float">
            <text:p>5.6348567</text:p>
          </table:table-cell>
          <table:table-cell table:formula="of:=[.A5320]*0.3048" office:value-type="float" office:value="1.71750432216" calcext:value-type="float">
            <text:p>1.71750432216</text:p>
          </table:table-cell>
        </table:table-row>
        <table:table-row table:style-name="ro1">
          <table:table-cell office:value-type="float" office:value="5.5784659" calcext:value-type="float">
            <text:p>5.5784659</text:p>
          </table:table-cell>
          <table:table-cell table:formula="of:=[.A5321]*0.3048" office:value-type="float" office:value="1.70031640632" calcext:value-type="float">
            <text:p>1.70031640632</text:p>
          </table:table-cell>
        </table:table-row>
        <table:table-row table:style-name="ro1">
          <table:table-cell office:value-type="float" office:value="5.5226998" calcext:value-type="float">
            <text:p>5.5226998</text:p>
          </table:table-cell>
          <table:table-cell table:formula="of:=[.A5322]*0.3048" office:value-type="float" office:value="1.68331889904" calcext:value-type="float">
            <text:p>1.68331889904</text:p>
          </table:table-cell>
        </table:table-row>
        <table:table-row table:style-name="ro1">
          <table:table-cell office:value-type="float" office:value="5.4675565" calcext:value-type="float">
            <text:p>5.4675565</text:p>
          </table:table-cell>
          <table:table-cell table:formula="of:=[.A5323]*0.3048" office:value-type="float" office:value="1.6665112212" calcext:value-type="float">
            <text:p>1.6665112212</text:p>
          </table:table-cell>
        </table:table-row>
        <table:table-row table:style-name="ro1">
          <table:table-cell office:value-type="float" office:value="5.4130373" calcext:value-type="float">
            <text:p>5.4130373</text:p>
          </table:table-cell>
          <table:table-cell table:formula="of:=[.A5324]*0.3048" office:value-type="float" office:value="1.64989376904" calcext:value-type="float">
            <text:p>1.64989376904</text:p>
          </table:table-cell>
        </table:table-row>
        <table:table-row table:style-name="ro1">
          <table:table-cell office:value-type="float" office:value="5.3591385" calcext:value-type="float">
            <text:p>5.3591385</text:p>
          </table:table-cell>
          <table:table-cell table:formula="of:=[.A5325]*0.3048" office:value-type="float" office:value="1.6334654148" calcext:value-type="float">
            <text:p>1.6334654148</text:p>
          </table:table-cell>
        </table:table-row>
        <table:table-row table:style-name="ro1">
          <table:table-cell office:value-type="float" office:value="5.3058553" calcext:value-type="float">
            <text:p>5.3058553</text:p>
          </table:table-cell>
          <table:table-cell table:formula="of:=[.A5326]*0.3048" office:value-type="float" office:value="1.61722469544" calcext:value-type="float">
            <text:p>1.61722469544</text:p>
          </table:table-cell>
        </table:table-row>
        <table:table-row table:style-name="ro1">
          <table:table-cell office:value-type="float" office:value="5.2531865" calcext:value-type="float">
            <text:p>5.2531865</text:p>
          </table:table-cell>
          <table:table-cell table:formula="of:=[.A5327]*0.3048" office:value-type="float" office:value="1.6011712452" calcext:value-type="float">
            <text:p>1.6011712452</text:p>
          </table:table-cell>
        </table:table-row>
        <table:table-row table:style-name="ro1">
          <table:table-cell office:value-type="float" office:value="5.2011204" calcext:value-type="float">
            <text:p>5.2011204</text:p>
          </table:table-cell>
          <table:table-cell table:formula="of:=[.A5328]*0.3048" office:value-type="float" office:value="1.58530149792" calcext:value-type="float">
            <text:p>1.58530149792</text:p>
          </table:table-cell>
        </table:table-row>
        <table:table-row table:style-name="ro1">
          <table:table-cell office:value-type="float" office:value="5.1496489" calcext:value-type="float">
            <text:p>5.1496489</text:p>
          </table:table-cell>
          <table:table-cell table:formula="of:=[.A5329]*0.3048" office:value-type="float" office:value="1.56961298472" calcext:value-type="float">
            <text:p>1.56961298472</text:p>
          </table:table-cell>
        </table:table-row>
        <table:table-row table:style-name="ro1">
          <table:table-cell office:value-type="float" office:value="5.0987632" calcext:value-type="float">
            <text:p>5.0987632</text:p>
          </table:table-cell>
          <table:table-cell table:formula="of:=[.A5330]*0.3048" office:value-type="float" office:value="1.55410302336" calcext:value-type="float">
            <text:p>1.55410302336</text:p>
          </table:table-cell>
        </table:table-row>
        <table:table-row table:style-name="ro1">
          <table:table-cell office:value-type="float" office:value="5.04845" calcext:value-type="float">
            <text:p>5.04845</text:p>
          </table:table-cell>
          <table:table-cell table:formula="of:=[.A5331]*0.3048" office:value-type="float" office:value="1.53876756" calcext:value-type="float">
            <text:p>1.53876756</text:p>
          </table:table-cell>
        </table:table-row>
        <table:table-row table:style-name="ro1">
          <table:table-cell office:value-type="float" office:value="4.9986951" calcext:value-type="float">
            <text:p>4.9986951</text:p>
          </table:table-cell>
          <table:table-cell table:formula="of:=[.A5332]*0.3048" office:value-type="float" office:value="1.52360226648" calcext:value-type="float">
            <text:p>1.52360226648</text:p>
          </table:table-cell>
        </table:table-row>
        <table:table-row table:style-name="ro1">
          <table:table-cell office:value-type="float" office:value="4.9494851" calcext:value-type="float">
            <text:p>4.9494851</text:p>
          </table:table-cell>
          <table:table-cell table:formula="of:=[.A5333]*0.3048" office:value-type="float" office:value="1.50860305848" calcext:value-type="float">
            <text:p>1.50860305848</text:p>
          </table:table-cell>
        </table:table-row>
        <table:table-row table:style-name="ro1">
          <table:table-cell office:value-type="float" office:value="4.900804" calcext:value-type="float">
            <text:p>4.900804</text:p>
          </table:table-cell>
          <table:table-cell table:formula="of:=[.A5334]*0.3048" office:value-type="float" office:value="1.4937650592" calcext:value-type="float">
            <text:p>1.4937650592</text:p>
          </table:table-cell>
        </table:table-row>
        <table:table-row table:style-name="ro1">
          <table:table-cell office:value-type="float" office:value="4.8526318" calcext:value-type="float">
            <text:p>4.8526318</text:p>
          </table:table-cell>
          <table:table-cell table:formula="of:=[.A5335]*0.3048" office:value-type="float" office:value="1.47908217264" calcext:value-type="float">
            <text:p>1.47908217264</text:p>
          </table:table-cell>
        </table:table-row>
        <table:table-row table:style-name="ro1">
          <table:table-cell office:value-type="float" office:value="4.8049498" calcext:value-type="float">
            <text:p>4.8049498</text:p>
          </table:table-cell>
          <table:table-cell table:formula="of:=[.A5336]*0.3048" office:value-type="float" office:value="1.46454869904" calcext:value-type="float">
            <text:p>1.46454869904</text:p>
          </table:table-cell>
        </table:table-row>
        <table:table-row table:style-name="ro1">
          <table:table-cell office:value-type="float" office:value="4.7577417" calcext:value-type="float">
            <text:p>4.7577417</text:p>
          </table:table-cell>
          <table:table-cell table:formula="of:=[.A5337]*0.3048" office:value-type="float" office:value="1.45015967016" calcext:value-type="float">
            <text:p>1.45015967016</text:p>
          </table:table-cell>
        </table:table-row>
        <table:table-row table:style-name="ro1">
          <table:table-cell office:value-type="float" office:value="4.7109809" calcext:value-type="float">
            <text:p>4.7109809</text:p>
          </table:table-cell>
          <table:table-cell table:formula="of:=[.A5338]*0.3048" office:value-type="float" office:value="1.43590697832" calcext:value-type="float">
            <text:p>1.43590697832</text:p>
          </table:table-cell>
        </table:table-row>
        <table:table-row table:style-name="ro1">
          <table:table-cell office:value-type="float" office:value="4.6646421" calcext:value-type="float">
            <text:p>4.6646421</text:p>
          </table:table-cell>
          <table:table-cell table:formula="of:=[.A5339]*0.3048" office:value-type="float" office:value="1.42178291208" calcext:value-type="float">
            <text:p>1.42178291208</text:p>
          </table:table-cell>
        </table:table-row>
        <table:table-row table:style-name="ro1">
          <table:table-cell office:value-type="float" office:value="4.6187027" calcext:value-type="float">
            <text:p>4.6187027</text:p>
          </table:table-cell>
          <table:table-cell table:formula="of:=[.A5340]*0.3048" office:value-type="float" office:value="1.40778058296" calcext:value-type="float">
            <text:p>1.40778058296</text:p>
          </table:table-cell>
        </table:table-row>
        <table:table-row table:style-name="ro1">
          <table:table-cell office:value-type="float" office:value="4.5731347" calcext:value-type="float">
            <text:p>4.5731347</text:p>
          </table:table-cell>
          <table:table-cell table:formula="of:=[.A5341]*0.3048" office:value-type="float" office:value="1.39389145656" calcext:value-type="float">
            <text:p>1.39389145656</text:p>
          </table:table-cell>
        </table:table-row>
        <table:table-row table:style-name="ro1">
          <table:table-cell office:value-type="float" office:value="4.5279086" calcext:value-type="float">
            <text:p>4.5279086</text:p>
          </table:table-cell>
          <table:table-cell table:formula="of:=[.A5342]*0.3048" office:value-type="float" office:value="1.38010654128" calcext:value-type="float">
            <text:p>1.38010654128</text:p>
          </table:table-cell>
        </table:table-row>
        <table:table-row table:style-name="ro1">
          <table:table-cell office:value-type="float" office:value="4.4829972" calcext:value-type="float">
            <text:p>4.4829972</text:p>
          </table:table-cell>
          <table:table-cell table:formula="of:=[.A5343]*0.3048" office:value-type="float" office:value="1.36641754656" calcext:value-type="float">
            <text:p>1.36641754656</text:p>
          </table:table-cell>
        </table:table-row>
        <table:table-row table:style-name="ro1">
          <table:table-cell office:value-type="float" office:value="4.4383698" calcext:value-type="float">
            <text:p>4.4383698</text:p>
          </table:table-cell>
          <table:table-cell table:formula="of:=[.A5344]*0.3048" office:value-type="float" office:value="1.35281511504" calcext:value-type="float">
            <text:p>1.35281511504</text:p>
          </table:table-cell>
        </table:table-row>
        <table:table-row table:style-name="ro1">
          <table:table-cell office:value-type="float" office:value="4.3939965" calcext:value-type="float">
            <text:p>4.3939965</text:p>
          </table:table-cell>
          <table:table-cell table:formula="of:=[.A5345]*0.3048" office:value-type="float" office:value="1.3392901332" calcext:value-type="float">
            <text:p>1.3392901332</text:p>
          </table:table-cell>
        </table:table-row>
        <table:table-row table:style-name="ro1">
          <table:table-cell office:value-type="float" office:value="4.3498466" calcext:value-type="float">
            <text:p>4.3498466</text:p>
          </table:table-cell>
          <table:table-cell table:formula="of:=[.A5346]*0.3048" office:value-type="float" office:value="1.32583324368" calcext:value-type="float">
            <text:p>1.32583324368</text:p>
          </table:table-cell>
        </table:table-row>
        <table:table-row table:style-name="ro1">
          <table:table-cell office:value-type="float" office:value="4.3058863" calcext:value-type="float">
            <text:p>4.3058863</text:p>
          </table:table-cell>
          <table:table-cell table:formula="of:=[.A5347]*0.3048" office:value-type="float" office:value="1.31243414424" calcext:value-type="float">
            <text:p>1.31243414424</text:p>
          </table:table-cell>
        </table:table-row>
        <table:table-row table:style-name="ro1">
          <table:table-cell office:value-type="float" office:value="4.2620871" calcext:value-type="float">
            <text:p>4.2620871</text:p>
          </table:table-cell>
          <table:table-cell table:formula="of:=[.A5348]*0.3048" office:value-type="float" office:value="1.29908414808" calcext:value-type="float">
            <text:p>1.29908414808</text:p>
          </table:table-cell>
        </table:table-row>
        <table:table-row table:style-name="ro1">
          <table:table-cell office:value-type="float" office:value="4.2184129" calcext:value-type="float">
            <text:p>4.2184129</text:p>
          </table:table-cell>
          <table:table-cell table:formula="of:=[.A5349]*0.3048" office:value-type="float" office:value="1.28577225192" calcext:value-type="float">
            <text:p>1.28577225192</text:p>
          </table:table-cell>
        </table:table-row>
        <table:table-row table:style-name="ro1">
          <table:table-cell office:value-type="float" office:value="4.1748357" calcext:value-type="float">
            <text:p>4.1748357</text:p>
          </table:table-cell>
          <table:table-cell table:formula="of:=[.A5350]*0.3048" office:value-type="float" office:value="1.27248992136" calcext:value-type="float">
            <text:p>1.27248992136</text:p>
          </table:table-cell>
        </table:table-row>
        <table:table-row table:style-name="ro1">
          <table:table-cell office:value-type="float" office:value="4.1313241" calcext:value-type="float">
            <text:p>4.1313241</text:p>
          </table:table-cell>
          <table:table-cell table:formula="of:=[.A5351]*0.3048" office:value-type="float" office:value="1.25922758568" calcext:value-type="float">
            <text:p>1.25922758568</text:p>
          </table:table-cell>
        </table:table-row>
        <table:table-row table:style-name="ro1">
          <table:table-cell office:value-type="float" office:value="4.0878475" calcext:value-type="float">
            <text:p>4.0878475</text:p>
          </table:table-cell>
          <table:table-cell table:formula="of:=[.A5352]*0.3048" office:value-type="float" office:value="1.245975918" calcext:value-type="float">
            <text:p>1.245975918</text:p>
          </table:table-cell>
        </table:table-row>
        <table:table-row table:style-name="ro1">
          <table:table-cell office:value-type="float" office:value="4.0443769" calcext:value-type="float">
            <text:p>4.0443769</text:p>
          </table:table-cell>
          <table:table-cell table:formula="of:=[.A5353]*0.3048" office:value-type="float" office:value="1.23272607912" calcext:value-type="float">
            <text:p>1.23272607912</text:p>
          </table:table-cell>
        </table:table-row>
        <table:table-row table:style-name="ro1">
          <table:table-cell office:value-type="float" office:value="4.0008843" calcext:value-type="float">
            <text:p>4.0008843</text:p>
          </table:table-cell>
          <table:table-cell table:formula="of:=[.A5354]*0.3048" office:value-type="float" office:value="1.21946953464" calcext:value-type="float">
            <text:p>1.21946953464</text:p>
          </table:table-cell>
        </table:table-row>
        <table:table-row table:style-name="ro1">
          <table:table-cell office:value-type="float" office:value="3.9573448" calcext:value-type="float">
            <text:p>3.9573448</text:p>
          </table:table-cell>
          <table:table-cell table:formula="of:=[.A5355]*0.3048" office:value-type="float" office:value="1.20619869504" calcext:value-type="float">
            <text:p>1.20619869504</text:p>
          </table:table-cell>
        </table:table-row>
        <table:table-row table:style-name="ro1">
          <table:table-cell office:value-type="float" office:value="3.9137287" calcext:value-type="float">
            <text:p>3.9137287</text:p>
          </table:table-cell>
          <table:table-cell table:formula="of:=[.A5356]*0.3048" office:value-type="float" office:value="1.19290450776" calcext:value-type="float">
            <text:p>1.19290450776</text:p>
          </table:table-cell>
        </table:table-row>
        <table:table-row table:style-name="ro1">
          <table:table-cell office:value-type="float" office:value="3.8700185" calcext:value-type="float">
            <text:p>3.8700185</text:p>
          </table:table-cell>
          <table:table-cell table:formula="of:=[.A5357]*0.3048" office:value-type="float" office:value="1.1795816388" calcext:value-type="float">
            <text:p>1.1795816388</text:p>
          </table:table-cell>
        </table:table-row>
        <table:table-row table:style-name="ro1">
          <table:table-cell office:value-type="float" office:value="3.8261855" calcext:value-type="float">
            <text:p>3.8261855</text:p>
          </table:table-cell>
          <table:table-cell table:formula="of:=[.A5358]*0.3048" office:value-type="float" office:value="1.1662213404" calcext:value-type="float">
            <text:p>1.1662213404</text:p>
          </table:table-cell>
        </table:table-row>
        <table:table-row table:style-name="ro1">
          <table:table-cell office:value-type="float" office:value="3.782213" calcext:value-type="float">
            <text:p>3.782213</text:p>
          </table:table-cell>
          <table:table-cell table:formula="of:=[.A5359]*0.3048" office:value-type="float" office:value="1.1528185224" calcext:value-type="float">
            <text:p>1.1528185224</text:p>
          </table:table-cell>
        </table:table-row>
        <table:table-row table:style-name="ro1">
          <table:table-cell office:value-type="float" office:value="3.7380786" calcext:value-type="float">
            <text:p>3.7380786</text:p>
          </table:table-cell>
          <table:table-cell table:formula="of:=[.A5360]*0.3048" office:value-type="float" office:value="1.13936635728" calcext:value-type="float">
            <text:p>1.13936635728</text:p>
          </table:table-cell>
        </table:table-row>
        <table:table-row table:style-name="ro1">
          <table:table-cell office:value-type="float" office:value="3.6937628" calcext:value-type="float">
            <text:p>3.6937628</text:p>
          </table:table-cell>
          <table:table-cell table:formula="of:=[.A5361]*0.3048" office:value-type="float" office:value="1.12585890144" calcext:value-type="float">
            <text:p>1.12585890144</text:p>
          </table:table-cell>
        </table:table-row>
        <table:table-row table:style-name="ro1">
          <table:table-cell office:value-type="float" office:value="3.6492517" calcext:value-type="float">
            <text:p>3.6492517</text:p>
          </table:table-cell>
          <table:table-cell table:formula="of:=[.A5362]*0.3048" office:value-type="float" office:value="1.11229191816" calcext:value-type="float">
            <text:p>1.11229191816</text:p>
          </table:table-cell>
        </table:table-row>
        <table:table-row table:style-name="ro1">
          <table:table-cell office:value-type="float" office:value="3.6045306" calcext:value-type="float">
            <text:p>3.6045306</text:p>
          </table:table-cell>
          <table:table-cell table:formula="of:=[.A5363]*0.3048" office:value-type="float" office:value="1.09866092688" calcext:value-type="float">
            <text:p>1.09866092688</text:p>
          </table:table-cell>
        </table:table-row>
        <table:table-row table:style-name="ro1">
          <table:table-cell office:value-type="float" office:value="3.5595834" calcext:value-type="float">
            <text:p>3.5595834</text:p>
          </table:table-cell>
          <table:table-cell table:formula="of:=[.A5364]*0.3048" office:value-type="float" office:value="1.08496102032" calcext:value-type="float">
            <text:p>1.08496102032</text:p>
          </table:table-cell>
        </table:table-row>
        <table:table-row table:style-name="ro1">
          <table:table-cell office:value-type="float" office:value="3.5143971" calcext:value-type="float">
            <text:p>3.5143971</text:p>
          </table:table-cell>
          <table:table-cell table:formula="of:=[.A5365]*0.3048" office:value-type="float" office:value="1.07118823608" calcext:value-type="float">
            <text:p>1.07118823608</text:p>
          </table:table-cell>
        </table:table-row>
        <table:table-row table:style-name="ro1">
          <table:table-cell office:value-type="float" office:value="3.4689659" calcext:value-type="float">
            <text:p>3.4689659</text:p>
          </table:table-cell>
          <table:table-cell table:formula="of:=[.A5366]*0.3048" office:value-type="float" office:value="1.05734080632" calcext:value-type="float">
            <text:p>1.05734080632</text:p>
          </table:table-cell>
        </table:table-row>
        <table:table-row table:style-name="ro1">
          <table:table-cell office:value-type="float" office:value="3.4232744" calcext:value-type="float">
            <text:p>3.4232744</text:p>
          </table:table-cell>
          <table:table-cell table:formula="of:=[.A5367]*0.3048" office:value-type="float" office:value="1.04341403712" calcext:value-type="float">
            <text:p>1.04341403712</text:p>
          </table:table-cell>
        </table:table-row>
        <table:table-row table:style-name="ro1">
          <table:table-cell office:value-type="float" office:value="3.3773192" calcext:value-type="float">
            <text:p>3.3773192</text:p>
          </table:table-cell>
          <table:table-cell table:formula="of:=[.A5368]*0.3048" office:value-type="float" office:value="1.02940689216" calcext:value-type="float">
            <text:p>1.02940689216</text:p>
          </table:table-cell>
        </table:table-row>
        <table:table-row table:style-name="ro1">
          <table:table-cell office:value-type="float" office:value="3.3310912" calcext:value-type="float">
            <text:p>3.3310912</text:p>
          </table:table-cell>
          <table:table-cell table:formula="of:=[.A5369]*0.3048" office:value-type="float" office:value="1.01531659776" calcext:value-type="float">
            <text:p>1.01531659776</text:p>
          </table:table-cell>
        </table:table-row>
        <table:table-row table:style-name="ro1">
          <table:table-cell office:value-type="float" office:value="3.284585" calcext:value-type="float">
            <text:p>3.284585</text:p>
          </table:table-cell>
          <table:table-cell table:formula="of:=[.A5370]*0.3048" office:value-type="float" office:value="1.001141508" calcext:value-type="float">
            <text:p>1.001141508</text:p>
          </table:table-cell>
        </table:table-row>
        <table:table-row table:style-name="ro1">
          <table:table-cell office:value-type="float" office:value="3.2377962" calcext:value-type="float">
            <text:p>3.2377962</text:p>
          </table:table-cell>
          <table:table-cell table:formula="of:=[.A5371]*0.3048" office:value-type="float" office:value="0.98688028176" calcext:value-type="float">
            <text:p>0.98688028176</text:p>
          </table:table-cell>
        </table:table-row>
        <table:table-row table:style-name="ro1">
          <table:table-cell office:value-type="float" office:value="3.1907195" calcext:value-type="float">
            <text:p>3.1907195</text:p>
          </table:table-cell>
          <table:table-cell table:formula="of:=[.A5372]*0.3048" office:value-type="float" office:value="0.9725313036" calcext:value-type="float">
            <text:p>0.9725313036</text:p>
          </table:table-cell>
        </table:table-row>
        <table:table-row table:style-name="ro1">
          <table:table-cell office:value-type="float" office:value="3.1433499" calcext:value-type="float">
            <text:p>3.1433499</text:p>
          </table:table-cell>
          <table:table-cell table:formula="of:=[.A5373]*0.3048" office:value-type="float" office:value="0.95809304952" calcext:value-type="float">
            <text:p>0.95809304952</text:p>
          </table:table-cell>
        </table:table-row>
        <table:table-row table:style-name="ro1">
          <table:table-cell office:value-type="float" office:value="3.0956868" calcext:value-type="float">
            <text:p>3.0956868</text:p>
          </table:table-cell>
          <table:table-cell table:formula="of:=[.A5374]*0.3048" office:value-type="float" office:value="0.94356533664" calcext:value-type="float">
            <text:p>0.94356533664</text:p>
          </table:table-cell>
        </table:table-row>
        <table:table-row table:style-name="ro1">
          <table:table-cell office:value-type="float" office:value="3.0477225" calcext:value-type="float">
            <text:p>3.0477225</text:p>
          </table:table-cell>
          <table:table-cell table:formula="of:=[.A5375]*0.3048" office:value-type="float" office:value="0.928945818" calcext:value-type="float">
            <text:p>0.928945818</text:p>
          </table:table-cell>
        </table:table-row>
        <table:table-row table:style-name="ro1">
          <table:table-cell office:value-type="float" office:value="2.9994526" calcext:value-type="float">
            <text:p>2.9994526</text:p>
          </table:table-cell>
          <table:table-cell table:formula="of:=[.A5376]*0.3048" office:value-type="float" office:value="0.91423315248" calcext:value-type="float">
            <text:p>0.91423315248</text:p>
          </table:table-cell>
        </table:table-row>
        <table:table-row table:style-name="ro1">
          <table:table-cell office:value-type="float" office:value="2.9508744" calcext:value-type="float">
            <text:p>2.9508744</text:p>
          </table:table-cell>
          <table:table-cell table:formula="of:=[.A5377]*0.3048" office:value-type="float" office:value="0.89942651712" calcext:value-type="float">
            <text:p>0.89942651712</text:p>
          </table:table-cell>
        </table:table-row>
        <table:table-row table:style-name="ro1">
          <table:table-cell office:value-type="float" office:value="2.9019767" calcext:value-type="float">
            <text:p>2.9019767</text:p>
          </table:table-cell>
          <table:table-cell table:formula="of:=[.A5378]*0.3048" office:value-type="float" office:value="0.88452249816" calcext:value-type="float">
            <text:p>0.88452249816</text:p>
          </table:table-cell>
        </table:table-row>
        <table:table-row table:style-name="ro1">
          <table:table-cell office:value-type="float" office:value="2.8527585" calcext:value-type="float">
            <text:p>2.8527585</text:p>
          </table:table-cell>
          <table:table-cell table:formula="of:=[.A5379]*0.3048" office:value-type="float" office:value="0.8695207908" calcext:value-type="float">
            <text:p>0.8695207908</text:p>
          </table:table-cell>
        </table:table-row>
        <table:table-row table:style-name="ro1">
          <table:table-cell office:value-type="float" office:value="2.8032073" calcext:value-type="float">
            <text:p>2.8032073</text:p>
          </table:table-cell>
          <table:table-cell table:formula="of:=[.A5380]*0.3048" office:value-type="float" office:value="0.85441758504" calcext:value-type="float">
            <text:p>0.85441758504</text:p>
          </table:table-cell>
        </table:table-row>
        <table:table-row table:style-name="ro1">
          <table:table-cell office:value-type="float" office:value="2.753315" calcext:value-type="float">
            <text:p>2.753315</text:p>
          </table:table-cell>
          <table:table-cell table:formula="of:=[.A5381]*0.3048" office:value-type="float" office:value="0.839210412" calcext:value-type="float">
            <text:p>0.839210412</text:p>
          </table:table-cell>
        </table:table-row>
        <table:table-row table:style-name="ro1">
          <table:table-cell office:value-type="float" office:value="2.7030735" calcext:value-type="float">
            <text:p>2.7030735</text:p>
          </table:table-cell>
          <table:table-cell table:formula="of:=[.A5382]*0.3048" office:value-type="float" office:value="0.8238968028" calcext:value-type="float">
            <text:p>0.8238968028</text:p>
          </table:table-cell>
        </table:table-row>
        <table:table-row table:style-name="ro1">
          <table:table-cell office:value-type="float" office:value="2.652474" calcext:value-type="float">
            <text:p>2.652474</text:p>
          </table:table-cell>
          <table:table-cell table:formula="of:=[.A5383]*0.3048" office:value-type="float" office:value="0.8084740752" calcext:value-type="float">
            <text:p>0.8084740752</text:p>
          </table:table-cell>
        </table:table-row>
        <table:table-row table:style-name="ro1">
          <table:table-cell office:value-type="float" office:value="2.6015029" calcext:value-type="float">
            <text:p>2.6015029</text:p>
          </table:table-cell>
          <table:table-cell table:formula="of:=[.A5384]*0.3048" office:value-type="float" office:value="0.79293808392" calcext:value-type="float">
            <text:p>0.79293808392</text:p>
          </table:table-cell>
        </table:table-row>
        <table:table-row table:style-name="ro1">
          <table:table-cell office:value-type="float" office:value="2.5501511" calcext:value-type="float">
            <text:p>2.5501511</text:p>
          </table:table-cell>
          <table:table-cell table:formula="of:=[.A5385]*0.3048" office:value-type="float" office:value="0.77728605528" calcext:value-type="float">
            <text:p>0.77728605528</text:p>
          </table:table-cell>
        </table:table-row>
        <table:table-row table:style-name="ro1">
          <table:table-cell office:value-type="float" office:value="2.49840862" calcext:value-type="float">
            <text:p>2.49840862</text:p>
          </table:table-cell>
          <table:table-cell table:formula="of:=[.A5386]*0.3048" office:value-type="float" office:value="0.761514947376" calcext:value-type="float">
            <text:p>0.761514947376</text:p>
          </table:table-cell>
        </table:table-row>
        <table:table-row table:style-name="ro1">
          <table:table-cell office:value-type="float" office:value="2.44625974" calcext:value-type="float">
            <text:p>2.44625974</text:p>
          </table:table-cell>
          <table:table-cell table:formula="of:=[.A5387]*0.3048" office:value-type="float" office:value="0.745619968752" calcext:value-type="float">
            <text:p>0.745619968752</text:p>
          </table:table-cell>
        </table:table-row>
        <table:table-row table:style-name="ro1">
          <table:table-cell office:value-type="float" office:value="2.39369375" calcext:value-type="float">
            <text:p>2.39369375</text:p>
          </table:table-cell>
          <table:table-cell table:formula="of:=[.A5388]*0.3048" office:value-type="float" office:value="0.729597855" calcext:value-type="float">
            <text:p>0.729597855</text:p>
          </table:table-cell>
        </table:table-row>
        <table:table-row table:style-name="ro1">
          <table:table-cell office:value-type="float" office:value="2.34069729" calcext:value-type="float">
            <text:p>2.34069729</text:p>
          </table:table-cell>
          <table:table-cell table:formula="of:=[.A5389]*0.3048" office:value-type="float" office:value="0.713444533992" calcext:value-type="float">
            <text:p>0.713444533992</text:p>
          </table:table-cell>
        </table:table-row>
        <table:table-row table:style-name="ro1">
          <table:table-cell office:value-type="float" office:value="2.28725559" calcext:value-type="float">
            <text:p>2.28725559</text:p>
          </table:table-cell>
          <table:table-cell table:formula="of:=[.A5390]*0.3048" office:value-type="float" office:value="0.697155503832" calcext:value-type="float">
            <text:p>0.697155503832</text:p>
          </table:table-cell>
        </table:table-row>
        <table:table-row table:style-name="ro1">
          <table:table-cell office:value-type="float" office:value="2.23335528" calcext:value-type="float">
            <text:p>2.23335528</text:p>
          </table:table-cell>
          <table:table-cell table:formula="of:=[.A5391]*0.3048" office:value-type="float" office:value="0.680726689344" calcext:value-type="float">
            <text:p>0.680726689344</text:p>
          </table:table-cell>
        </table:table-row>
        <table:table-row table:style-name="ro1">
          <table:table-cell office:value-type="float" office:value="2.17898083" calcext:value-type="float">
            <text:p>2.17898083</text:p>
          </table:table-cell>
          <table:table-cell table:formula="of:=[.A5392]*0.3048" office:value-type="float" office:value="0.664153356984" calcext:value-type="float">
            <text:p>0.664153356984</text:p>
          </table:table-cell>
        </table:table-row>
        <table:table-row table:style-name="ro1">
          <table:table-cell office:value-type="float" office:value="2.1241225" calcext:value-type="float">
            <text:p>2.1241225</text:p>
          </table:table-cell>
          <table:table-cell table:formula="of:=[.A5393]*0.3048" office:value-type="float" office:value="0.647432538" calcext:value-type="float">
            <text:p>0.647432538</text:p>
          </table:table-cell>
        </table:table-row>
        <table:table-row table:style-name="ro1">
          <table:table-cell office:value-type="float" office:value="2.06876338" calcext:value-type="float">
            <text:p>2.06876338</text:p>
          </table:table-cell>
          <table:table-cell table:formula="of:=[.A5394]*0.3048" office:value-type="float" office:value="0.630559078224" calcext:value-type="float">
            <text:p>0.630559078224</text:p>
          </table:table-cell>
        </table:table-row>
        <table:table-row table:style-name="ro1">
          <table:table-cell office:value-type="float" office:value="2.01289362" calcext:value-type="float">
            <text:p>2.01289362</text:p>
          </table:table-cell>
          <table:table-cell table:formula="of:=[.A5395]*0.3048" office:value-type="float" office:value="0.613529975376" calcext:value-type="float">
            <text:p>0.613529975376</text:p>
          </table:table-cell>
        </table:table-row>
        <table:table-row table:style-name="ro1">
          <table:table-cell office:value-type="float" office:value="1.95649961" calcext:value-type="float">
            <text:p>1.95649961</text:p>
          </table:table-cell>
          <table:table-cell table:formula="of:=[.A5396]*0.3048" office:value-type="float" office:value="0.596341081128" calcext:value-type="float">
            <text:p>0.596341081128</text:p>
          </table:table-cell>
        </table:table-row>
        <table:table-row table:style-name="ro1">
          <table:table-cell office:value-type="float" office:value="1.89957371" calcext:value-type="float">
            <text:p>1.89957371</text:p>
          </table:table-cell>
          <table:table-cell table:formula="of:=[.A5397]*0.3048" office:value-type="float" office:value="0.578990066808" calcext:value-type="float">
            <text:p>0.578990066808</text:p>
          </table:table-cell>
        </table:table-row>
        <table:table-row table:style-name="ro1">
          <table:table-cell office:value-type="float" office:value="1.84210408" calcext:value-type="float">
            <text:p>1.84210408</text:p>
          </table:table-cell>
          <table:table-cell table:formula="of:=[.A5398]*0.3048" office:value-type="float" office:value="0.561473323584" calcext:value-type="float">
            <text:p>0.561473323584</text:p>
          </table:table-cell>
        </table:table-row>
        <table:table-row table:style-name="ro1">
          <table:table-cell office:value-type="float" office:value="1.78408489" calcext:value-type="float">
            <text:p>1.78408489</text:p>
          </table:table-cell>
          <table:table-cell table:formula="of:=[.A5399]*0.3048" office:value-type="float" office:value="0.543789074472" calcext:value-type="float">
            <text:p>0.543789074472</text:p>
          </table:table-cell>
        </table:table-row>
        <table:table-row table:style-name="ro1">
          <table:table-cell office:value-type="float" office:value="1.72550461" calcext:value-type="float">
            <text:p>1.72550461</text:p>
          </table:table-cell>
          <table:table-cell table:formula="of:=[.A5400]*0.3048" office:value-type="float" office:value="0.525933805128" calcext:value-type="float">
            <text:p>0.525933805128</text:p>
          </table:table-cell>
        </table:table-row>
        <table:table-row table:style-name="ro1">
          <table:table-cell office:value-type="float" office:value="1.66635603" calcext:value-type="float">
            <text:p>1.66635603</text:p>
          </table:table-cell>
          <table:table-cell table:formula="of:=[.A5401]*0.3048" office:value-type="float" office:value="0.507905317944" calcext:value-type="float">
            <text:p>0.507905317944</text:p>
          </table:table-cell>
        </table:table-row>
        <table:table-row table:style-name="ro1">
          <table:table-cell office:value-type="float" office:value="1.60663228" calcext:value-type="float">
            <text:p>1.60663228</text:p>
          </table:table-cell>
          <table:table-cell table:formula="of:=[.A5402]*0.3048" office:value-type="float" office:value="0.489701518944" calcext:value-type="float">
            <text:p>0.489701518944</text:p>
          </table:table-cell>
        </table:table-row>
        <table:table-row table:style-name="ro1">
          <table:table-cell office:value-type="float" office:value="1.546321101" calcext:value-type="float">
            <text:p>1.546321101</text:p>
          </table:table-cell>
          <table:table-cell table:formula="of:=[.A5403]*0.3048" office:value-type="float" office:value="0.4713186715848" calcext:value-type="float">
            <text:p>0.4713186715848</text:p>
          </table:table-cell>
        </table:table-row>
        <table:table-row table:style-name="ro1">
          <table:table-cell office:value-type="float" office:value="1.485419609" calcext:value-type="float">
            <text:p>1.485419609</text:p>
          </table:table-cell>
          <table:table-cell table:formula="of:=[.A5404]*0.3048" office:value-type="float" office:value="0.4527558968232" calcext:value-type="float">
            <text:p>0.4527558968232</text:p>
          </table:table-cell>
        </table:table-row>
        <table:table-row table:style-name="ro1">
          <table:table-cell office:value-type="float" office:value="1.423917696" calcext:value-type="float">
            <text:p>1.423917696</text:p>
          </table:table-cell>
          <table:table-cell table:formula="of:=[.A5405]*0.3048" office:value-type="float" office:value="0.4340101137408" calcext:value-type="float">
            <text:p>0.4340101137408</text:p>
          </table:table-cell>
        </table:table-row>
        <table:table-row table:style-name="ro1">
          <table:table-cell office:value-type="float" office:value="1.36180815" calcext:value-type="float">
            <text:p>1.36180815</text:p>
          </table:table-cell>
          <table:table-cell table:formula="of:=[.A5406]*0.3048" office:value-type="float" office:value="0.41507912412" calcext:value-type="float">
            <text:p>0.41507912412</text:p>
          </table:table-cell>
        </table:table-row>
        <table:table-row table:style-name="ro1">
          <table:table-cell office:value-type="float" office:value="1.29908447" calcext:value-type="float">
            <text:p>1.29908447</text:p>
          </table:table-cell>
          <table:table-cell table:formula="of:=[.A5407]*0.3048" office:value-type="float" office:value="0.395960946456" calcext:value-type="float">
            <text:p>0.395960946456</text:p>
          </table:table-cell>
        </table:table-row>
        <table:table-row table:style-name="ro1">
          <table:table-cell office:value-type="float" office:value="1.23574015" calcext:value-type="float">
            <text:p>1.23574015</text:p>
          </table:table-cell>
          <table:table-cell table:formula="of:=[.A5408]*0.3048" office:value-type="float" office:value="0.37665359772" calcext:value-type="float">
            <text:p>0.37665359772</text:p>
          </table:table-cell>
        </table:table-row>
        <table:table-row table:style-name="ro1">
          <table:table-cell office:value-type="float" office:value="1.17176583" calcext:value-type="float">
            <text:p>1.17176583</text:p>
          </table:table-cell>
          <table:table-cell table:formula="of:=[.A5409]*0.3048" office:value-type="float" office:value="0.357154224984" calcext:value-type="float">
            <text:p>0.357154224984</text:p>
          </table:table-cell>
        </table:table-row>
        <table:table-row table:style-name="ro1">
          <table:table-cell office:value-type="float" office:value="1.10715574" calcext:value-type="float">
            <text:p>1.10715574</text:p>
          </table:table-cell>
          <table:table-cell table:formula="of:=[.A5410]*0.3048" office:value-type="float" office:value="0.337461069552" calcext:value-type="float">
            <text:p>0.337461069552</text:p>
          </table:table-cell>
        </table:table-row>
        <table:table-row table:style-name="ro1">
          <table:table-cell office:value-type="float" office:value="1.04190338" calcext:value-type="float">
            <text:p>1.04190338</text:p>
          </table:table-cell>
          <table:table-cell table:formula="of:=[.A5411]*0.3048" office:value-type="float" office:value="0.317572150224" calcext:value-type="float">
            <text:p>0.317572150224</text:p>
          </table:table-cell>
        </table:table-row>
        <table:table-row table:style-name="ro1">
          <table:table-cell office:value-type="float" office:value="0.97599864" calcext:value-type="float">
            <text:p>0.97599864</text:p>
          </table:table-cell>
          <table:table-cell table:formula="of:=[.A5412]*0.3048" office:value-type="float" office:value="0.297484385472" calcext:value-type="float">
            <text:p>0.297484385472</text:p>
          </table:table-cell>
        </table:table-row>
        <table:table-row table:style-name="ro1">
          <table:table-cell office:value-type="float" office:value="0.90943354" calcext:value-type="float">
            <text:p>0.90943354</text:p>
          </table:table-cell>
          <table:table-cell table:formula="of:=[.A5413]*0.3048" office:value-type="float" office:value="0.277195342992" calcext:value-type="float">
            <text:p>0.277195342992</text:p>
          </table:table-cell>
        </table:table-row>
        <table:table-row table:style-name="ro1">
          <table:table-cell office:value-type="float" office:value="0.84220165" calcext:value-type="float">
            <text:p>0.84220165</text:p>
          </table:table-cell>
          <table:table-cell table:formula="of:=[.A5414]*0.3048" office:value-type="float" office:value="0.25670306292" calcext:value-type="float">
            <text:p>0.25670306292</text:p>
          </table:table-cell>
        </table:table-row>
        <table:table-row table:style-name="ro1">
          <table:table-cell office:value-type="float" office:value="0.77429289" calcext:value-type="float">
            <text:p>0.77429289</text:p>
          </table:table-cell>
          <table:table-cell table:formula="of:=[.A5415]*0.3048" office:value-type="float" office:value="0.236004472872" calcext:value-type="float">
            <text:p>0.236004472872</text:p>
          </table:table-cell>
        </table:table-row>
        <table:table-row table:style-name="ro1">
          <table:table-cell office:value-type="float" office:value="0.70569849" calcext:value-type="float">
            <text:p>0.70569849</text:p>
          </table:table-cell>
          <table:table-cell table:formula="of:=[.A5416]*0.3048" office:value-type="float" office:value="0.215096899752" calcext:value-type="float">
            <text:p>0.215096899752</text:p>
          </table:table-cell>
        </table:table-row>
        <table:table-row table:style-name="ro1">
          <table:table-cell office:value-type="float" office:value="0.63641024" calcext:value-type="float">
            <text:p>0.63641024</text:p>
          </table:table-cell>
          <table:table-cell table:formula="of:=[.A5417]*0.3048" office:value-type="float" office:value="0.193977841152" calcext:value-type="float">
            <text:p>0.193977841152</text:p>
          </table:table-cell>
        </table:table-row>
        <table:table-row table:style-name="ro1">
          <table:table-cell office:value-type="float" office:value="0.56642127" calcext:value-type="float">
            <text:p>0.56642127</text:p>
          </table:table-cell>
          <table:table-cell table:formula="of:=[.A5418]*0.3048" office:value-type="float" office:value="0.172645203096" calcext:value-type="float">
            <text:p>0.172645203096</text:p>
          </table:table-cell>
        </table:table-row>
        <table:table-row table:style-name="ro1">
          <table:table-cell office:value-type="float" office:value="0.4957258" calcext:value-type="float">
            <text:p>0.4957258</text:p>
          </table:table-cell>
          <table:table-cell table:formula="of:=[.A5419]*0.3048" office:value-type="float" office:value="0.15109722384" calcext:value-type="float">
            <text:p>0.15109722384</text:p>
          </table:table-cell>
        </table:table-row>
        <table:table-row table:style-name="ro1">
          <table:table-cell office:value-type="float" office:value="0.4243137" calcext:value-type="float">
            <text:p>0.4243137</text:p>
          </table:table-cell>
          <table:table-cell table:formula="of:=[.A5420]*0.3048" office:value-type="float" office:value="0.12933081576" calcext:value-type="float">
            <text:p>0.12933081576</text:p>
          </table:table-cell>
        </table:table-row>
        <table:table-row table:style-name="ro1">
          <table:table-cell office:value-type="float" office:value="0.3521788" calcext:value-type="float">
            <text:p>0.3521788</text:p>
          </table:table-cell>
          <table:table-cell table:formula="of:=[.A5421]*0.3048" office:value-type="float" office:value="0.10734409824" calcext:value-type="float">
            <text:p>0.10734409824</text:p>
          </table:table-cell>
        </table:table-row>
        <table:table-row table:style-name="ro1">
          <table:table-cell office:value-type="float" office:value="0.2793195" calcext:value-type="float">
            <text:p>0.2793195</text:p>
          </table:table-cell>
          <table:table-cell table:formula="of:=[.A5422]*0.3048" office:value-type="float" office:value="0.0851365836" calcext:value-type="float">
            <text:p>0.0851365836</text:p>
          </table:table-cell>
        </table:table-row>
        <table:table-row table:style-name="ro1">
          <table:table-cell office:value-type="float" office:value="0.205729" calcext:value-type="float">
            <text:p>0.205729</text:p>
          </table:table-cell>
          <table:table-cell table:formula="of:=[.A5423]*0.3048" office:value-type="float" office:value="0.0627061992" calcext:value-type="float">
            <text:p>0.0627061992</text:p>
          </table:table-cell>
        </table:table-row>
        <table:table-row table:style-name="ro1">
          <table:table-cell office:value-type="float" office:value="0.1314048" calcext:value-type="float">
            <text:p>0.1314048</text:p>
          </table:table-cell>
          <table:table-cell table:formula="of:=[.A5424]*0.3048" office:value-type="float" office:value="0.04005218304" calcext:value-type="float">
            <text:p>0.04005218304</text:p>
          </table:table-cell>
        </table:table-row>
        <table:table-row table:style-name="ro1">
          <table:table-cell office:value-type="float" office:value="0.0563468" calcext:value-type="float">
            <text:p>0.0563468</text:p>
          </table:table-cell>
          <table:table-cell table:formula="of:=[.A5425]*0.3048" office:value-type="float" office:value="0.01717450464" calcext:value-type="float">
            <text:p>0.01717450464</text:p>
          </table:table-cell>
        </table:table-row>
        <table:table-row table:style-name="ro1">
          <table:table-cell office:value-type="float" office:value="-0.0194451" calcext:value-type="float">
            <text:p>-0.0194451</text:p>
          </table:table-cell>
          <table:table-cell table:formula="of:=[.A5426]*0.3048" office:value-type="float" office:value="-0.00592686648" calcext:value-type="float">
            <text:p>-0.00592686648</text:p>
          </table:table-cell>
        </table:table-row>
        <table:table-row table:style-name="ro1">
          <table:table-cell office:value-type="float" office:value="-0.0959711999999999" calcext:value-type="float">
            <text:p>-0.0959712</text:p>
          </table:table-cell>
          <table:table-cell table:formula="of:=[.A5427]*0.3048" office:value-type="float" office:value="-0.02925202176" calcext:value-type="float">
            <text:p>-0.02925202176</text:p>
          </table:table-cell>
        </table:table-row>
        <table:table-row table:style-name="ro1">
          <table:table-cell office:value-type="float" office:value="-0.1732277" calcext:value-type="float">
            <text:p>-0.1732277</text:p>
          </table:table-cell>
          <table:table-cell table:formula="of:=[.A5428]*0.3048" office:value-type="float" office:value="-0.05279980296" calcext:value-type="float">
            <text:p>-0.05279980296</text:p>
          </table:table-cell>
        </table:table-row>
        <table:table-row table:style-name="ro1">
          <table:table-cell office:value-type="float" office:value="-0.2512115" calcext:value-type="float">
            <text:p>-0.2512115</text:p>
          </table:table-cell>
          <table:table-cell table:formula="of:=[.A5429]*0.3048" office:value-type="float" office:value="-0.0765692652" calcext:value-type="float">
            <text:p>-0.0765692652</text:p>
          </table:table-cell>
        </table:table-row>
        <table:table-row table:style-name="ro1">
          <table:table-cell office:value-type="float" office:value="-0.3299181" calcext:value-type="float">
            <text:p>-0.3299181</text:p>
          </table:table-cell>
          <table:table-cell table:formula="of:=[.A5430]*0.3048" office:value-type="float" office:value="-0.10055903688" calcext:value-type="float">
            <text:p>-0.10055903688</text:p>
          </table:table-cell>
        </table:table-row>
        <table:table-row table:style-name="ro1">
          <table:table-cell office:value-type="float" office:value="-0.4093378" calcext:value-type="float">
            <text:p>-0.4093378</text:p>
          </table:table-cell>
          <table:table-cell table:formula="of:=[.A5431]*0.3048" office:value-type="float" office:value="-0.12476616144" calcext:value-type="float">
            <text:p>-0.12476616144</text:p>
          </table:table-cell>
        </table:table-row>
        <table:table-row table:style-name="ro1">
          <table:table-cell office:value-type="float" office:value="-0.4894663" calcext:value-type="float">
            <text:p>-0.4894663</text:p>
          </table:table-cell>
          <table:table-cell table:formula="of:=[.A5432]*0.3048" office:value-type="float" office:value="-0.14918932824" calcext:value-type="float">
            <text:p>-0.14918932824</text:p>
          </table:table-cell>
        </table:table-row>
        <table:table-row table:style-name="ro1">
          <table:table-cell office:value-type="float" office:value="-0.5702925" calcext:value-type="float">
            <text:p>-0.5702925</text:p>
          </table:table-cell>
          <table:table-cell table:formula="of:=[.A5433]*0.3048" office:value-type="float" office:value="-0.173825154" calcext:value-type="float">
            <text:p>-0.173825154</text:p>
          </table:table-cell>
        </table:table-row>
        <table:table-row table:style-name="ro1">
          <table:table-cell office:value-type="float" office:value="-0.6518064" calcext:value-type="float">
            <text:p>-0.6518064</text:p>
          </table:table-cell>
          <table:table-cell table:formula="of:=[.A5434]*0.3048" office:value-type="float" office:value="-0.19867059072" calcext:value-type="float">
            <text:p>-0.19867059072</text:p>
          </table:table-cell>
        </table:table-row>
        <table:table-row table:style-name="ro1">
          <table:table-cell office:value-type="float" office:value="-0.7339976" calcext:value-type="float">
            <text:p>-0.7339976</text:p>
          </table:table-cell>
          <table:table-cell table:formula="of:=[.A5435]*0.3048" office:value-type="float" office:value="-0.22372246848" calcext:value-type="float">
            <text:p>-0.22372246848</text:p>
          </table:table-cell>
        </table:table-row>
        <table:table-row table:style-name="ro1">
          <table:table-cell office:value-type="float" office:value="-0.8168519" calcext:value-type="float">
            <text:p>-0.8168519</text:p>
          </table:table-cell>
          <table:table-cell table:formula="of:=[.A5436]*0.3048" office:value-type="float" office:value="-0.24897645912" calcext:value-type="float">
            <text:p>-0.24897645912</text:p>
          </table:table-cell>
        </table:table-row>
        <table:table-row table:style-name="ro1">
          <table:table-cell office:value-type="float" office:value="-0.9003534" calcext:value-type="float">
            <text:p>-0.9003534</text:p>
          </table:table-cell>
          <table:table-cell table:formula="of:=[.A5437]*0.3048" office:value-type="float" office:value="-0.27442771632" calcext:value-type="float">
            <text:p>-0.27442771632</text:p>
          </table:table-cell>
        </table:table-row>
        <table:table-row table:style-name="ro1">
          <table:table-cell office:value-type="float" office:value="-0.9844899" calcext:value-type="float">
            <text:p>-0.9844899</text:p>
          </table:table-cell>
          <table:table-cell table:formula="of:=[.A5438]*0.3048" office:value-type="float" office:value="-0.30007252152" calcext:value-type="float">
            <text:p>-0.30007252152</text:p>
          </table:table-cell>
        </table:table-row>
        <table:table-row table:style-name="ro1">
          <table:table-cell office:value-type="float" office:value="-1.0692458" calcext:value-type="float">
            <text:p>-1.0692458</text:p>
          </table:table-cell>
          <table:table-cell table:formula="of:=[.A5439]*0.3048" office:value-type="float" office:value="-0.32590611984" calcext:value-type="float">
            <text:p>-0.32590611984</text:p>
          </table:table-cell>
        </table:table-row>
        <table:table-row table:style-name="ro1">
          <table:table-cell office:value-type="float" office:value="-1.1545985" calcext:value-type="float">
            <text:p>-1.1545985</text:p>
          </table:table-cell>
          <table:table-cell table:formula="of:=[.A5440]*0.3048" office:value-type="float" office:value="-0.3519216228" calcext:value-type="float">
            <text:p>-0.3519216228</text:p>
          </table:table-cell>
        </table:table-row>
        <table:table-row table:style-name="ro1">
          <table:table-cell office:value-type="float" office:value="-1.2405326" calcext:value-type="float">
            <text:p>-1.2405326</text:p>
          </table:table-cell>
          <table:table-cell table:formula="of:=[.A5441]*0.3048" office:value-type="float" office:value="-0.37811433648" calcext:value-type="float">
            <text:p>-0.37811433648</text:p>
          </table:table-cell>
        </table:table-row>
        <table:table-row table:style-name="ro1">
          <table:table-cell office:value-type="float" office:value="-1.3270273" calcext:value-type="float">
            <text:p>-1.3270273</text:p>
          </table:table-cell>
          <table:table-cell table:formula="of:=[.A5442]*0.3048" office:value-type="float" office:value="-0.40447792104" calcext:value-type="float">
            <text:p>-0.40447792104</text:p>
          </table:table-cell>
        </table:table-row>
        <table:table-row table:style-name="ro1">
          <table:table-cell office:value-type="float" office:value="-1.4140623" calcext:value-type="float">
            <text:p>-1.4140623</text:p>
          </table:table-cell>
          <table:table-cell table:formula="of:=[.A5443]*0.3048" office:value-type="float" office:value="-0.43100618904" calcext:value-type="float">
            <text:p>-0.43100618904</text:p>
          </table:table-cell>
        </table:table-row>
        <table:table-row table:style-name="ro1">
          <table:table-cell office:value-type="float" office:value="-1.5016136" calcext:value-type="float">
            <text:p>-1.5016136</text:p>
          </table:table-cell>
          <table:table-cell table:formula="of:=[.A5444]*0.3048" office:value-type="float" office:value="-0.45769182528" calcext:value-type="float">
            <text:p>-0.45769182528</text:p>
          </table:table-cell>
        </table:table-row>
        <table:table-row table:style-name="ro1">
          <table:table-cell office:value-type="float" office:value="-1.5896595" calcext:value-type="float">
            <text:p>-1.5896595</text:p>
          </table:table-cell>
          <table:table-cell table:formula="of:=[.A5445]*0.3048" office:value-type="float" office:value="-0.4845282156" calcext:value-type="float">
            <text:p>-0.4845282156</text:p>
          </table:table-cell>
        </table:table-row>
        <table:table-row table:style-name="ro1">
          <table:table-cell office:value-type="float" office:value="-1.6781731" calcext:value-type="float">
            <text:p>-1.6781731</text:p>
          </table:table-cell>
          <table:table-cell table:formula="of:=[.A5446]*0.3048" office:value-type="float" office:value="-0.51150716088" calcext:value-type="float">
            <text:p>-0.51150716088</text:p>
          </table:table-cell>
        </table:table-row>
        <table:table-row table:style-name="ro1">
          <table:table-cell office:value-type="float" office:value="-1.767133" calcext:value-type="float">
            <text:p>-1.767133</text:p>
          </table:table-cell>
          <table:table-cell table:formula="of:=[.A5447]*0.3048" office:value-type="float" office:value="-0.5386221384" calcext:value-type="float">
            <text:p>-0.5386221384</text:p>
          </table:table-cell>
        </table:table-row>
        <table:table-row table:style-name="ro1">
          <table:table-cell office:value-type="float" office:value="-1.856513" calcext:value-type="float">
            <text:p>-1.856513</text:p>
          </table:table-cell>
          <table:table-cell table:formula="of:=[.A5448]*0.3048" office:value-type="float" office:value="-0.5658651624" calcext:value-type="float">
            <text:p>-0.5658651624</text:p>
          </table:table-cell>
        </table:table-row>
        <table:table-row table:style-name="ro1">
          <table:table-cell office:value-type="float" office:value="-1.9462831" calcext:value-type="float">
            <text:p>-1.9462831</text:p>
          </table:table-cell>
          <table:table-cell table:formula="of:=[.A5449]*0.3048" office:value-type="float" office:value="-0.59322708888" calcext:value-type="float">
            <text:p>-0.59322708888</text:p>
          </table:table-cell>
        </table:table-row>
        <table:table-row table:style-name="ro1">
          <table:table-cell office:value-type="float" office:value="-2.0364184" calcext:value-type="float">
            <text:p>-2.0364184</text:p>
          </table:table-cell>
          <table:table-cell table:formula="of:=[.A5450]*0.3048" office:value-type="float" office:value="-0.62070032832" calcext:value-type="float">
            <text:p>-0.62070032832</text:p>
          </table:table-cell>
        </table:table-row>
        <table:table-row table:style-name="ro1">
          <table:table-cell office:value-type="float" office:value="-2.1268907" calcext:value-type="float">
            <text:p>-2.1268907</text:p>
          </table:table-cell>
          <table:table-cell table:formula="of:=[.A5451]*0.3048" office:value-type="float" office:value="-0.64827628536" calcext:value-type="float">
            <text:p>-0.64827628536</text:p>
          </table:table-cell>
        </table:table-row>
        <table:table-row table:style-name="ro1">
          <table:table-cell office:value-type="float" office:value="-2.2176692" calcext:value-type="float">
            <text:p>-2.2176692</text:p>
          </table:table-cell>
          <table:table-cell table:formula="of:=[.A5452]*0.3048" office:value-type="float" office:value="-0.67594557216" calcext:value-type="float">
            <text:p>-0.67594557216</text:p>
          </table:table-cell>
        </table:table-row>
        <table:table-row table:style-name="ro1">
          <table:table-cell office:value-type="float" office:value="-2.3087263" calcext:value-type="float">
            <text:p>-2.3087263</text:p>
          </table:table-cell>
          <table:table-cell table:formula="of:=[.A5453]*0.3048" office:value-type="float" office:value="-0.70369977624" calcext:value-type="float">
            <text:p>-0.70369977624</text:p>
          </table:table-cell>
        </table:table-row>
        <table:table-row table:style-name="ro1">
          <table:table-cell office:value-type="float" office:value="-2.4000292" calcext:value-type="float">
            <text:p>-2.4000292</text:p>
          </table:table-cell>
          <table:table-cell table:formula="of:=[.A5454]*0.3048" office:value-type="float" office:value="-0.73152890016" calcext:value-type="float">
            <text:p>-0.73152890016</text:p>
          </table:table-cell>
        </table:table-row>
        <table:table-row table:style-name="ro1">
          <table:table-cell office:value-type="float" office:value="-2.4915445" calcext:value-type="float">
            <text:p>-2.4915445</text:p>
          </table:table-cell>
          <table:table-cell table:formula="of:=[.A5455]*0.3048" office:value-type="float" office:value="-0.7594227636" calcext:value-type="float">
            <text:p>-0.7594227636</text:p>
          </table:table-cell>
        </table:table-row>
        <table:table-row table:style-name="ro1">
          <table:table-cell office:value-type="float" office:value="-2.5832467" calcext:value-type="float">
            <text:p>-2.5832467</text:p>
          </table:table-cell>
          <table:table-cell table:formula="of:=[.A5456]*0.3048" office:value-type="float" office:value="-0.78737359416" calcext:value-type="float">
            <text:p>-0.78737359416</text:p>
          </table:table-cell>
        </table:table-row>
        <table:table-row table:style-name="ro1">
          <table:table-cell office:value-type="float" office:value="-2.6751018" calcext:value-type="float">
            <text:p>-2.6751018</text:p>
          </table:table-cell>
          <table:table-cell table:formula="of:=[.A5457]*0.3048" office:value-type="float" office:value="-0.81537102864" calcext:value-type="float">
            <text:p>-0.81537102864</text:p>
          </table:table-cell>
        </table:table-row>
        <table:table-row table:style-name="ro1">
          <table:table-cell office:value-type="float" office:value="-2.7670732" calcext:value-type="float">
            <text:p>-2.7670732</text:p>
          </table:table-cell>
          <table:table-cell table:formula="of:=[.A5458]*0.3048" office:value-type="float" office:value="-0.84340391136" calcext:value-type="float">
            <text:p>-0.84340391136</text:p>
          </table:table-cell>
        </table:table-row>
        <table:table-row table:style-name="ro1">
          <table:table-cell office:value-type="float" office:value="-2.859138" calcext:value-type="float">
            <text:p>-2.859138</text:p>
          </table:table-cell>
          <table:table-cell table:formula="of:=[.A5459]*0.3048" office:value-type="float" office:value="-0.8714652624" calcext:value-type="float">
            <text:p>-0.8714652624</text:p>
          </table:table-cell>
        </table:table-row>
        <table:table-row table:style-name="ro1">
          <table:table-cell office:value-type="float" office:value="-2.9512572" calcext:value-type="float">
            <text:p>-2.9512572</text:p>
          </table:table-cell>
          <table:table-cell table:formula="of:=[.A5460]*0.3048" office:value-type="float" office:value="-0.89954319456" calcext:value-type="float">
            <text:p>-0.89954319456</text:p>
          </table:table-cell>
        </table:table-row>
        <table:table-row table:style-name="ro1">
          <table:table-cell office:value-type="float" office:value="-3.0433969" calcext:value-type="float">
            <text:p>-3.0433969</text:p>
          </table:table-cell>
          <table:table-cell table:formula="of:=[.A5461]*0.3048" office:value-type="float" office:value="-0.92762737512" calcext:value-type="float">
            <text:p>-0.92762737512</text:p>
          </table:table-cell>
        </table:table-row>
        <table:table-row table:style-name="ro1">
          <table:table-cell office:value-type="float" office:value="-3.1355357" calcext:value-type="float">
            <text:p>-3.1355357</text:p>
          </table:table-cell>
          <table:table-cell table:formula="of:=[.A5462]*0.3048" office:value-type="float" office:value="-0.95571128136" calcext:value-type="float">
            <text:p>-0.95571128136</text:p>
          </table:table-cell>
        </table:table-row>
        <table:table-row table:style-name="ro1">
          <table:table-cell office:value-type="float" office:value="-3.2276359" calcext:value-type="float">
            <text:p>-3.2276359</text:p>
          </table:table-cell>
          <table:table-cell table:formula="of:=[.A5463]*0.3048" office:value-type="float" office:value="-0.98378342232" calcext:value-type="float">
            <text:p>-0.98378342232</text:p>
          </table:table-cell>
        </table:table-row>
        <table:table-row table:style-name="ro1">
          <table:table-cell office:value-type="float" office:value="-3.3196707" calcext:value-type="float">
            <text:p>-3.3196707</text:p>
          </table:table-cell>
          <table:table-cell table:formula="of:=[.A5464]*0.3048" office:value-type="float" office:value="-1.01183562936" calcext:value-type="float">
            <text:p>-1.01183562936</text:p>
          </table:table-cell>
        </table:table-row>
        <table:table-row table:style-name="ro1">
          <table:table-cell office:value-type="float" office:value="-3.4116139" calcext:value-type="float">
            <text:p>-3.4116139</text:p>
          </table:table-cell>
          <table:table-cell table:formula="of:=[.A5465]*0.3048" office:value-type="float" office:value="-1.03985991672" calcext:value-type="float">
            <text:p>-1.03985991672</text:p>
          </table:table-cell>
        </table:table-row>
        <table:table-row table:style-name="ro1">
          <table:table-cell office:value-type="float" office:value="-3.5034361" calcext:value-type="float">
            <text:p>-3.5034361</text:p>
          </table:table-cell>
          <table:table-cell table:formula="of:=[.A5466]*0.3048" office:value-type="float" office:value="-1.06784732328" calcext:value-type="float">
            <text:p>-1.06784732328</text:p>
          </table:table-cell>
        </table:table-row>
        <table:table-row table:style-name="ro1">
          <table:table-cell office:value-type="float" office:value="-3.5951095" calcext:value-type="float">
            <text:p>-3.5951095</text:p>
          </table:table-cell>
          <table:table-cell table:formula="of:=[.A5467]*0.3048" office:value-type="float" office:value="-1.0957893756" calcext:value-type="float">
            <text:p>-1.0957893756</text:p>
          </table:table-cell>
        </table:table-row>
        <table:table-row table:style-name="ro1">
          <table:table-cell office:value-type="float" office:value="-3.6866179" calcext:value-type="float">
            <text:p>-3.6866179</text:p>
          </table:table-cell>
          <table:table-cell table:formula="of:=[.A5468]*0.3048" office:value-type="float" office:value="-1.12368113592" calcext:value-type="float">
            <text:p>-1.12368113592</text:p>
          </table:table-cell>
        </table:table-row>
        <table:table-row table:style-name="ro1">
          <table:table-cell office:value-type="float" office:value="-3.7779336" calcext:value-type="float">
            <text:p>-3.7779336</text:p>
          </table:table-cell>
          <table:table-cell table:formula="of:=[.A5469]*0.3048" office:value-type="float" office:value="-1.15151416128" calcext:value-type="float">
            <text:p>-1.15151416128</text:p>
          </table:table-cell>
        </table:table-row>
        <table:table-row table:style-name="ro1">
          <table:table-cell office:value-type="float" office:value="-3.8690348" calcext:value-type="float">
            <text:p>-3.8690348</text:p>
          </table:table-cell>
          <table:table-cell table:formula="of:=[.A5470]*0.3048" office:value-type="float" office:value="-1.17928180704" calcext:value-type="float">
            <text:p>-1.17928180704</text:p>
          </table:table-cell>
        </table:table-row>
        <table:table-row table:style-name="ro1">
          <table:table-cell office:value-type="float" office:value="-3.9599133" calcext:value-type="float">
            <text:p>-3.9599133</text:p>
          </table:table-cell>
          <table:table-cell table:formula="of:=[.A5471]*0.3048" office:value-type="float" office:value="-1.20698157384" calcext:value-type="float">
            <text:p>-1.20698157384</text:p>
          </table:table-cell>
        </table:table-row>
        <table:table-row table:style-name="ro1">
          <table:table-cell office:value-type="float" office:value="-4.0505438" calcext:value-type="float">
            <text:p>-4.0505438</text:p>
          </table:table-cell>
          <table:table-cell table:formula="of:=[.A5472]*0.3048" office:value-type="float" office:value="-1.23460575024" calcext:value-type="float">
            <text:p>-1.23460575024</text:p>
          </table:table-cell>
        </table:table-row>
        <table:table-row table:style-name="ro1">
          <table:table-cell office:value-type="float" office:value="-4.140913" calcext:value-type="float">
            <text:p>-4.140913</text:p>
          </table:table-cell>
          <table:table-cell table:formula="of:=[.A5473]*0.3048" office:value-type="float" office:value="-1.2621502824" calcext:value-type="float">
            <text:p>-1.2621502824</text:p>
          </table:table-cell>
        </table:table-row>
        <table:table-row table:style-name="ro1">
          <table:table-cell office:value-type="float" office:value="-4.2310162" calcext:value-type="float">
            <text:p>-4.2310162</text:p>
          </table:table-cell>
          <table:table-cell table:formula="of:=[.A5474]*0.3048" office:value-type="float" office:value="-1.28961373776" calcext:value-type="float">
            <text:p>-1.28961373776</text:p>
          </table:table-cell>
        </table:table-row>
        <table:table-row table:style-name="ro1">
          <table:table-cell office:value-type="float" office:value="-4.3208385" calcext:value-type="float">
            <text:p>-4.3208385</text:p>
          </table:table-cell>
          <table:table-cell table:formula="of:=[.A5475]*0.3048" office:value-type="float" office:value="-1.3169915748" calcext:value-type="float">
            <text:p>-1.3169915748</text:p>
          </table:table-cell>
        </table:table-row>
        <table:table-row table:style-name="ro1">
          <table:table-cell office:value-type="float" office:value="-4.4103708" calcext:value-type="float">
            <text:p>-4.4103708</text:p>
          </table:table-cell>
          <table:table-cell table:formula="of:=[.A5476]*0.3048" office:value-type="float" office:value="-1.34428101984" calcext:value-type="float">
            <text:p>-1.34428101984</text:p>
          </table:table-cell>
        </table:table-row>
        <table:table-row table:style-name="ro1">
          <table:table-cell office:value-type="float" office:value="-4.4996138" calcext:value-type="float">
            <text:p>-4.4996138</text:p>
          </table:table-cell>
          <table:table-cell table:formula="of:=[.A5477]*0.3048" office:value-type="float" office:value="-1.37148228624" calcext:value-type="float">
            <text:p>-1.37148228624</text:p>
          </table:table-cell>
        </table:table-row>
        <table:table-row table:style-name="ro1">
          <table:table-cell office:value-type="float" office:value="-4.5885587" calcext:value-type="float">
            <text:p>-4.5885587</text:p>
          </table:table-cell>
          <table:table-cell table:formula="of:=[.A5478]*0.3048" office:value-type="float" office:value="-1.39859269176" calcext:value-type="float">
            <text:p>-1.39859269176</text:p>
          </table:table-cell>
        </table:table-row>
        <table:table-row table:style-name="ro1">
          <table:table-cell office:value-type="float" office:value="-4.6771994" calcext:value-type="float">
            <text:p>-4.6771994</text:p>
          </table:table-cell>
          <table:table-cell table:formula="of:=[.A5479]*0.3048" office:value-type="float" office:value="-1.42561037712" calcext:value-type="float">
            <text:p>-1.42561037712</text:p>
          </table:table-cell>
        </table:table-row>
        <table:table-row table:style-name="ro1">
          <table:table-cell office:value-type="float" office:value="-4.765543" calcext:value-type="float">
            <text:p>-4.765543</text:p>
          </table:table-cell>
          <table:table-cell table:formula="of:=[.A5480]*0.3048" office:value-type="float" office:value="-1.4525375064" calcext:value-type="float">
            <text:p>-1.4525375064</text:p>
          </table:table-cell>
        </table:table-row>
        <table:table-row table:style-name="ro1">
          <table:table-cell office:value-type="float" office:value="-4.8535824" calcext:value-type="float">
            <text:p>-4.8535824</text:p>
          </table:table-cell>
          <table:table-cell table:formula="of:=[.A5481]*0.3048" office:value-type="float" office:value="-1.47937191552" calcext:value-type="float">
            <text:p>-1.47937191552</text:p>
          </table:table-cell>
        </table:table-row>
        <table:table-row table:style-name="ro1">
          <table:table-cell office:value-type="float" office:value="-4.9413166" calcext:value-type="float">
            <text:p>-4.9413166</text:p>
          </table:table-cell>
          <table:table-cell table:formula="of:=[.A5482]*0.3048" office:value-type="float" office:value="-1.50611329968" calcext:value-type="float">
            <text:p>-1.50611329968</text:p>
          </table:table-cell>
        </table:table-row>
        <table:table-row table:style-name="ro1">
          <table:table-cell office:value-type="float" office:value="-5.0287547" calcext:value-type="float">
            <text:p>-5.0287547</text:p>
          </table:table-cell>
          <table:table-cell table:formula="of:=[.A5483]*0.3048" office:value-type="float" office:value="-1.53276443256" calcext:value-type="float">
            <text:p>-1.53276443256</text:p>
          </table:table-cell>
        </table:table-row>
        <table:table-row table:style-name="ro1">
          <table:table-cell office:value-type="float" office:value="-5.1158905" calcext:value-type="float">
            <text:p>-5.1158905</text:p>
          </table:table-cell>
          <table:table-cell table:formula="of:=[.A5484]*0.3048" office:value-type="float" office:value="-1.5593234244" calcext:value-type="float">
            <text:p>-1.5593234244</text:p>
          </table:table-cell>
        </table:table-row>
        <table:table-row table:style-name="ro1">
          <table:table-cell office:value-type="float" office:value="-5.2027235" calcext:value-type="float">
            <text:p>-5.2027235</text:p>
          </table:table-cell>
          <table:table-cell table:formula="of:=[.A5485]*0.3048" office:value-type="float" office:value="-1.5857901228" calcext:value-type="float">
            <text:p>-1.5857901228</text:p>
          </table:table-cell>
        </table:table-row>
        <table:table-row table:style-name="ro1">
          <table:table-cell office:value-type="float" office:value="-5.2892628" calcext:value-type="float">
            <text:p>-5.2892628</text:p>
          </table:table-cell>
          <table:table-cell table:formula="of:=[.A5486]*0.3048" office:value-type="float" office:value="-1.61216730144" calcext:value-type="float">
            <text:p>-1.61216730144</text:p>
          </table:table-cell>
        </table:table-row>
        <table:table-row table:style-name="ro1">
          <table:table-cell office:value-type="float" office:value="-5.3755031" calcext:value-type="float">
            <text:p>-5.3755031</text:p>
          </table:table-cell>
          <table:table-cell table:formula="of:=[.A5487]*0.3048" office:value-type="float" office:value="-1.63845334488" calcext:value-type="float">
            <text:p>-1.63845334488</text:p>
          </table:table-cell>
        </table:table-row>
        <table:table-row table:style-name="ro1">
          <table:table-cell office:value-type="float" office:value="-5.4614425" calcext:value-type="float">
            <text:p>-5.4614425</text:p>
          </table:table-cell>
          <table:table-cell table:formula="of:=[.A5488]*0.3048" office:value-type="float" office:value="-1.664647674" calcext:value-type="float">
            <text:p>-1.664647674</text:p>
          </table:table-cell>
        </table:table-row>
        <table:table-row table:style-name="ro1">
          <table:table-cell office:value-type="float" office:value="-5.5470848" calcext:value-type="float">
            <text:p>-5.5470848</text:p>
          </table:table-cell>
          <table:table-cell table:formula="of:=[.A5489]*0.3048" office:value-type="float" office:value="-1.69075144704" calcext:value-type="float">
            <text:p>-1.69075144704</text:p>
          </table:table-cell>
        </table:table-row>
        <table:table-row table:style-name="ro1">
          <table:table-cell office:value-type="float" office:value="-5.6324239" calcext:value-type="float">
            <text:p>-5.6324239</text:p>
          </table:table-cell>
          <table:table-cell table:formula="of:=[.A5490]*0.3048" office:value-type="float" office:value="-1.71676280472" calcext:value-type="float">
            <text:p>-1.71676280472</text:p>
          </table:table-cell>
        </table:table-row>
        <table:table-row table:style-name="ro1">
          <table:table-cell office:value-type="float" office:value="-5.717454" calcext:value-type="float">
            <text:p>-5.717454</text:p>
          </table:table-cell>
          <table:table-cell table:formula="of:=[.A5491]*0.3048" office:value-type="float" office:value="-1.7426799792" calcext:value-type="float">
            <text:p>-1.7426799792</text:p>
          </table:table-cell>
        </table:table-row>
        <table:table-row table:style-name="ro1">
          <table:table-cell office:value-type="float" office:value="-5.8021774" calcext:value-type="float">
            <text:p>-5.8021774</text:p>
          </table:table-cell>
          <table:table-cell table:formula="of:=[.A5492]*0.3048" office:value-type="float" office:value="-1.76850367152" calcext:value-type="float">
            <text:p>-1.76850367152</text:p>
          </table:table-cell>
        </table:table-row>
        <table:table-row table:style-name="ro1">
          <table:table-cell office:value-type="float" office:value="-5.8865838" calcext:value-type="float">
            <text:p>-5.8865838</text:p>
          </table:table-cell>
          <table:table-cell table:formula="of:=[.A5493]*0.3048" office:value-type="float" office:value="-1.79423074224" calcext:value-type="float">
            <text:p>-1.79423074224</text:p>
          </table:table-cell>
        </table:table-row>
        <table:table-row table:style-name="ro1">
          <table:table-cell office:value-type="float" office:value="-5.9706593" calcext:value-type="float">
            <text:p>-5.9706593</text:p>
          </table:table-cell>
          <table:table-cell table:formula="of:=[.A5494]*0.3048" office:value-type="float" office:value="-1.81985695464" calcext:value-type="float">
            <text:p>-1.81985695464</text:p>
          </table:table-cell>
        </table:table-row>
        <table:table-row table:style-name="ro1">
          <table:table-cell office:value-type="float" office:value="-6.0544057" calcext:value-type="float">
            <text:p>-6.0544057</text:p>
          </table:table-cell>
          <table:table-cell table:formula="of:=[.A5495]*0.3048" office:value-type="float" office:value="-1.84538285736" calcext:value-type="float">
            <text:p>-1.84538285736</text:p>
          </table:table-cell>
        </table:table-row>
        <table:table-row table:style-name="ro1">
          <table:table-cell office:value-type="float" office:value="-6.1378055" calcext:value-type="float">
            <text:p>-6.1378055</text:p>
          </table:table-cell>
          <table:table-cell table:formula="of:=[.A5496]*0.3048" office:value-type="float" office:value="-1.8708031164" calcext:value-type="float">
            <text:p>-1.8708031164</text:p>
          </table:table-cell>
        </table:table-row>
        <table:table-row table:style-name="ro1">
          <table:table-cell office:value-type="float" office:value="-6.2208409" calcext:value-type="float">
            <text:p>-6.2208409</text:p>
          </table:table-cell>
          <table:table-cell table:formula="of:=[.A5497]*0.3048" office:value-type="float" office:value="-1.89611230632" calcext:value-type="float">
            <text:p>-1.89611230632</text:p>
          </table:table-cell>
        </table:table-row>
        <table:table-row table:style-name="ro1">
          <table:table-cell office:value-type="float" office:value="-6.3035078" calcext:value-type="float">
            <text:p>-6.3035078</text:p>
          </table:table-cell>
          <table:table-cell table:formula="of:=[.A5498]*0.3048" office:value-type="float" office:value="-1.92130917744" calcext:value-type="float">
            <text:p>-1.92130917744</text:p>
          </table:table-cell>
        </table:table-row>
        <table:table-row table:style-name="ro1">
          <table:table-cell office:value-type="float" office:value="-6.3857856" calcext:value-type="float">
            <text:p>-6.3857856</text:p>
          </table:table-cell>
          <table:table-cell table:formula="of:=[.A5499]*0.3048" office:value-type="float" office:value="-1.94638745088" calcext:value-type="float">
            <text:p>-1.94638745088</text:p>
          </table:table-cell>
        </table:table-row>
        <table:table-row table:style-name="ro1">
          <table:table-cell office:value-type="float" office:value="-6.4676542" calcext:value-type="float">
            <text:p>-6.4676542</text:p>
          </table:table-cell>
          <table:table-cell table:formula="of:=[.A5500]*0.3048" office:value-type="float" office:value="-1.97134100016" calcext:value-type="float">
            <text:p>-1.97134100016</text:p>
          </table:table-cell>
        </table:table-row>
        <table:table-row table:style-name="ro1">
          <table:table-cell office:value-type="float" office:value="-6.5490999" calcext:value-type="float">
            <text:p>-6.5490999</text:p>
          </table:table-cell>
          <table:table-cell table:formula="of:=[.A5501]*0.3048" office:value-type="float" office:value="-1.99616564952" calcext:value-type="float">
            <text:p>-1.99616564952</text:p>
          </table:table-cell>
        </table:table-row>
        <table:table-row table:style-name="ro1">
          <table:table-cell office:value-type="float" office:value="-6.6301031" calcext:value-type="float">
            <text:p>-6.6301031</text:p>
          </table:table-cell>
          <table:table-cell table:formula="of:=[.A5502]*0.3048" office:value-type="float" office:value="-2.02085542488" calcext:value-type="float">
            <text:p>-2.02085542488</text:p>
          </table:table-cell>
        </table:table-row>
        <table:table-row table:style-name="ro1">
          <table:table-cell office:value-type="float" office:value="-6.7106361" calcext:value-type="float">
            <text:p>-6.7106361</text:p>
          </table:table-cell>
          <table:table-cell table:formula="of:=[.A5503]*0.3048" office:value-type="float" office:value="-2.04540188328" calcext:value-type="float">
            <text:p>-2.04540188328</text:p>
          </table:table-cell>
        </table:table-row>
        <table:table-row table:style-name="ro1">
          <table:table-cell office:value-type="float" office:value="-6.7906847" calcext:value-type="float">
            <text:p>-6.7906847</text:p>
          </table:table-cell>
          <table:table-cell table:formula="of:=[.A5504]*0.3048" office:value-type="float" office:value="-2.06980069656" calcext:value-type="float">
            <text:p>-2.06980069656</text:p>
          </table:table-cell>
        </table:table-row>
        <table:table-row table:style-name="ro1">
          <table:table-cell office:value-type="float" office:value="-6.8702259" calcext:value-type="float">
            <text:p>-6.8702259</text:p>
          </table:table-cell>
          <table:table-cell table:formula="of:=[.A5505]*0.3048" office:value-type="float" office:value="-2.09404485432" calcext:value-type="float">
            <text:p>-2.09404485432</text:p>
          </table:table-cell>
        </table:table-row>
        <table:table-row table:style-name="ro1">
          <table:table-cell office:value-type="float" office:value="-6.9492369" calcext:value-type="float">
            <text:p>-6.9492369</text:p>
          </table:table-cell>
          <table:table-cell table:formula="of:=[.A5506]*0.3048" office:value-type="float" office:value="-2.11812740712" calcext:value-type="float">
            <text:p>-2.11812740712</text:p>
          </table:table-cell>
        </table:table-row>
        <table:table-row table:style-name="ro1">
          <table:table-cell office:value-type="float" office:value="-7.0276918" calcext:value-type="float">
            <text:p>-7.0276918</text:p>
          </table:table-cell>
          <table:table-cell table:formula="of:=[.A5507]*0.3048" office:value-type="float" office:value="-2.14204046064" calcext:value-type="float">
            <text:p>-2.14204046064</text:p>
          </table:table-cell>
        </table:table-row>
        <table:table-row table:style-name="ro1">
          <table:table-cell office:value-type="float" office:value="-7.1055746" calcext:value-type="float">
            <text:p>-7.1055746</text:p>
          </table:table-cell>
          <table:table-cell table:formula="of:=[.A5508]*0.3048" office:value-type="float" office:value="-2.16577913808" calcext:value-type="float">
            <text:p>-2.16577913808</text:p>
          </table:table-cell>
        </table:table-row>
        <table:table-row table:style-name="ro1">
          <table:table-cell office:value-type="float" office:value="-7.1828556" calcext:value-type="float">
            <text:p>-7.1828556</text:p>
          </table:table-cell>
          <table:table-cell table:formula="of:=[.A5509]*0.3048" office:value-type="float" office:value="-2.18933438688" calcext:value-type="float">
            <text:p>-2.18933438688</text:p>
          </table:table-cell>
        </table:table-row>
        <table:table-row table:style-name="ro1">
          <table:table-cell office:value-type="float" office:value="-7.25951" calcext:value-type="float">
            <text:p>-7.25951</text:p>
          </table:table-cell>
          <table:table-cell table:formula="of:=[.A5510]*0.3048" office:value-type="float" office:value="-2.212698648" calcext:value-type="float">
            <text:p>-2.212698648</text:p>
          </table:table-cell>
        </table:table-row>
        <table:table-row table:style-name="ro1">
          <table:table-cell office:value-type="float" office:value="-7.3355169" calcext:value-type="float">
            <text:p>-7.3355169</text:p>
          </table:table-cell>
          <table:table-cell table:formula="of:=[.A5511]*0.3048" office:value-type="float" office:value="-2.23586555112" calcext:value-type="float">
            <text:p>-2.23586555112</text:p>
          </table:table-cell>
        </table:table-row>
        <table:table-row table:style-name="ro1">
          <table:table-cell office:value-type="float" office:value="-7.4108534" calcext:value-type="float">
            <text:p>-7.4108534</text:p>
          </table:table-cell>
          <table:table-cell table:formula="of:=[.A5512]*0.3048" office:value-type="float" office:value="-2.25882811632" calcext:value-type="float">
            <text:p>-2.25882811632</text:p>
          </table:table-cell>
        </table:table-row>
        <table:table-row table:style-name="ro1">
          <table:table-cell office:value-type="float" office:value="-7.4854898" calcext:value-type="float">
            <text:p>-7.4854898</text:p>
          </table:table-cell>
          <table:table-cell table:formula="of:=[.A5513]*0.3048" office:value-type="float" office:value="-2.28157729104" calcext:value-type="float">
            <text:p>-2.28157729104</text:p>
          </table:table-cell>
        </table:table-row>
        <table:table-row table:style-name="ro1">
          <table:table-cell office:value-type="float" office:value="-7.5594101" calcext:value-type="float">
            <text:p>-7.5594101</text:p>
          </table:table-cell>
          <table:table-cell table:formula="of:=[.A5514]*0.3048" office:value-type="float" office:value="-2.30410819848" calcext:value-type="float">
            <text:p>-2.30410819848</text:p>
          </table:table-cell>
        </table:table-row>
        <table:table-row table:style-name="ro1">
          <table:table-cell office:value-type="float" office:value="-7.6325884" calcext:value-type="float">
            <text:p>-7.6325884</text:p>
          </table:table-cell>
          <table:table-cell table:formula="of:=[.A5515]*0.3048" office:value-type="float" office:value="-2.32641294432" calcext:value-type="float">
            <text:p>-2.32641294432</text:p>
          </table:table-cell>
        </table:table-row>
        <table:table-row table:style-name="ro1">
          <table:table-cell office:value-type="float" office:value="-7.704998" calcext:value-type="float">
            <text:p>-7.704998</text:p>
          </table:table-cell>
          <table:table-cell table:formula="of:=[.A5516]*0.3048" office:value-type="float" office:value="-2.3484833904" calcext:value-type="float">
            <text:p>-2.3484833904</text:p>
          </table:table-cell>
        </table:table-row>
        <table:table-row table:style-name="ro1">
          <table:table-cell office:value-type="float" office:value="-7.7766218" calcext:value-type="float">
            <text:p>-7.7766218</text:p>
          </table:table-cell>
          <table:table-cell table:formula="of:=[.A5517]*0.3048" office:value-type="float" office:value="-2.37031432464" calcext:value-type="float">
            <text:p>-2.37031432464</text:p>
          </table:table-cell>
        </table:table-row>
        <table:table-row table:style-name="ro1">
          <table:table-cell office:value-type="float" office:value="-7.8474369" calcext:value-type="float">
            <text:p>-7.8474369</text:p>
          </table:table-cell>
          <table:table-cell table:formula="of:=[.A5518]*0.3048" office:value-type="float" office:value="-2.39189876712" calcext:value-type="float">
            <text:p>-2.39189876712</text:p>
          </table:table-cell>
        </table:table-row>
        <table:table-row table:style-name="ro1">
          <table:table-cell office:value-type="float" office:value="-7.9174147" calcext:value-type="float">
            <text:p>-7.9174147</text:p>
          </table:table-cell>
          <table:table-cell table:formula="of:=[.A5519]*0.3048" office:value-type="float" office:value="-2.41322800056" calcext:value-type="float">
            <text:p>-2.41322800056</text:p>
          </table:table-cell>
        </table:table-row>
        <table:table-row table:style-name="ro1">
          <table:table-cell office:value-type="float" office:value="-7.9865437" calcext:value-type="float">
            <text:p>-7.9865437</text:p>
          </table:table-cell>
          <table:table-cell table:formula="of:=[.A5520]*0.3048" office:value-type="float" office:value="-2.43429851976" calcext:value-type="float">
            <text:p>-2.43429851976</text:p>
          </table:table-cell>
        </table:table-row>
        <table:table-row table:style-name="ro1">
          <table:table-cell office:value-type="float" office:value="-8.0547981" calcext:value-type="float">
            <text:p>-8.0547981</text:p>
          </table:table-cell>
          <table:table-cell table:formula="of:=[.A5521]*0.3048" office:value-type="float" office:value="-2.45510246088" calcext:value-type="float">
            <text:p>-2.45510246088</text:p>
          </table:table-cell>
        </table:table-row>
        <table:table-row table:style-name="ro1">
          <table:table-cell office:value-type="float" office:value="-8.122159" calcext:value-type="float">
            <text:p>-8.122159</text:p>
          </table:table-cell>
          <table:table-cell table:formula="of:=[.A5522]*0.3048" office:value-type="float" office:value="-2.4756340632" calcext:value-type="float">
            <text:p>-2.4756340632</text:p>
          </table:table-cell>
        </table:table-row>
        <table:table-row table:style-name="ro1">
          <table:table-cell office:value-type="float" office:value="-8.188612" calcext:value-type="float">
            <text:p>-8.188612</text:p>
          </table:table-cell>
          <table:table-cell table:formula="of:=[.A5523]*0.3048" office:value-type="float" office:value="-2.4958889376" calcext:value-type="float">
            <text:p>-2.4958889376</text:p>
          </table:table-cell>
        </table:table-row>
        <table:table-row table:style-name="ro1">
          <table:table-cell office:value-type="float" office:value="-8.2541361" calcext:value-type="float">
            <text:p>-8.2541361</text:p>
          </table:table-cell>
          <table:table-cell table:formula="of:=[.A5524]*0.3048" office:value-type="float" office:value="-2.51586068328" calcext:value-type="float">
            <text:p>-2.51586068328</text:p>
          </table:table-cell>
        </table:table-row>
        <table:table-row table:style-name="ro1">
          <table:table-cell office:value-type="float" office:value="-8.3187141" calcext:value-type="float">
            <text:p>-8.3187141</text:p>
          </table:table-cell>
          <table:table-cell table:formula="of:=[.A5525]*0.3048" office:value-type="float" office:value="-2.53554405768" calcext:value-type="float">
            <text:p>-2.53554405768</text:p>
          </table:table-cell>
        </table:table-row>
        <table:table-row table:style-name="ro1">
          <table:table-cell office:value-type="float" office:value="-8.3823385" calcext:value-type="float">
            <text:p>-8.3823385</text:p>
          </table:table-cell>
          <table:table-cell table:formula="of:=[.A5526]*0.3048" office:value-type="float" office:value="-2.5549367748" calcext:value-type="float">
            <text:p>-2.5549367748</text:p>
          </table:table-cell>
        </table:table-row>
        <table:table-row table:style-name="ro1">
          <table:table-cell office:value-type="float" office:value="-8.4449911" calcext:value-type="float">
            <text:p>-8.4449911</text:p>
          </table:table-cell>
          <table:table-cell table:formula="of:=[.A5527]*0.3048" office:value-type="float" office:value="-2.57403328728" calcext:value-type="float">
            <text:p>-2.57403328728</text:p>
          </table:table-cell>
        </table:table-row>
        <table:table-row table:style-name="ro1">
          <table:table-cell office:value-type="float" office:value="-8.506662" calcext:value-type="float">
            <text:p>-8.506662</text:p>
          </table:table-cell>
          <table:table-cell table:formula="of:=[.A5528]*0.3048" office:value-type="float" office:value="-2.5928305776" calcext:value-type="float">
            <text:p>-2.5928305776</text:p>
          </table:table-cell>
        </table:table-row>
        <table:table-row table:style-name="ro1">
          <table:table-cell office:value-type="float" office:value="-8.567346" calcext:value-type="float">
            <text:p>-8.567346</text:p>
          </table:table-cell>
          <table:table-cell table:formula="of:=[.A5529]*0.3048" office:value-type="float" office:value="-2.6113270608" calcext:value-type="float">
            <text:p>-2.6113270608</text:p>
          </table:table-cell>
        </table:table-row>
        <table:table-row table:style-name="ro1">
          <table:table-cell office:value-type="float" office:value="-8.627032" calcext:value-type="float">
            <text:p>-8.627032</text:p>
          </table:table-cell>
          <table:table-cell table:formula="of:=[.A5530]*0.3048" office:value-type="float" office:value="-2.6295193536" calcext:value-type="float">
            <text:p>-2.6295193536</text:p>
          </table:table-cell>
        </table:table-row>
        <table:table-row table:style-name="ro1">
          <table:table-cell office:value-type="float" office:value="-8.685711" calcext:value-type="float">
            <text:p>-8.685711</text:p>
          </table:table-cell>
          <table:table-cell table:formula="of:=[.A5531]*0.3048" office:value-type="float" office:value="-2.6474047128" calcext:value-type="float">
            <text:p>-2.6474047128</text:p>
          </table:table-cell>
        </table:table-row>
        <table:table-row table:style-name="ro1">
          <table:table-cell office:value-type="float" office:value="-8.743384" calcext:value-type="float">
            <text:p>-8.743384</text:p>
          </table:table-cell>
          <table:table-cell table:formula="of:=[.A5532]*0.3048" office:value-type="float" office:value="-2.6649834432" calcext:value-type="float">
            <text:p>-2.6649834432</text:p>
          </table:table-cell>
        </table:table-row>
        <table:table-row table:style-name="ro1">
          <table:table-cell office:value-type="float" office:value="-8.800045" calcext:value-type="float">
            <text:p>-8.800045</text:p>
          </table:table-cell>
          <table:table-cell table:formula="of:=[.A5533]*0.3048" office:value-type="float" office:value="-2.682253716" calcext:value-type="float">
            <text:p>-2.682253716</text:p>
          </table:table-cell>
        </table:table-row>
        <table:table-row table:style-name="ro1">
          <table:table-cell office:value-type="float" office:value="-8.855689" calcext:value-type="float">
            <text:p>-8.855689</text:p>
          </table:table-cell>
          <table:table-cell table:formula="of:=[.A5534]*0.3048" office:value-type="float" office:value="-2.6992140072" calcext:value-type="float">
            <text:p>-2.6992140072</text:p>
          </table:table-cell>
        </table:table-row>
        <table:table-row table:style-name="ro1">
          <table:table-cell office:value-type="float" office:value="-8.910321" calcext:value-type="float">
            <text:p>-8.910321</text:p>
          </table:table-cell>
          <table:table-cell table:formula="of:=[.A5535]*0.3048" office:value-type="float" office:value="-2.7158658408" calcext:value-type="float">
            <text:p>-2.7158658408</text:p>
          </table:table-cell>
        </table:table-row>
        <table:table-row table:style-name="ro1">
          <table:table-cell office:value-type="float" office:value="-8.963935" calcext:value-type="float">
            <text:p>-8.963935</text:p>
          </table:table-cell>
          <table:table-cell table:formula="of:=[.A5536]*0.3048" office:value-type="float" office:value="-2.732207388" calcext:value-type="float">
            <text:p>-2.732207388</text:p>
          </table:table-cell>
        </table:table-row>
        <table:table-row table:style-name="ro1">
          <table:table-cell office:value-type="float" office:value="-9.016528" calcext:value-type="float">
            <text:p>-9.016528</text:p>
          </table:table-cell>
          <table:table-cell table:formula="of:=[.A5537]*0.3048" office:value-type="float" office:value="-2.7482377344" calcext:value-type="float">
            <text:p>-2.7482377344</text:p>
          </table:table-cell>
        </table:table-row>
        <table:table-row table:style-name="ro1">
          <table:table-cell office:value-type="float" office:value="-9.06811" calcext:value-type="float">
            <text:p>-9.06811</text:p>
          </table:table-cell>
          <table:table-cell table:formula="of:=[.A5538]*0.3048" office:value-type="float" office:value="-2.763959928" calcext:value-type="float">
            <text:p>-2.763959928</text:p>
          </table:table-cell>
        </table:table-row>
        <table:table-row table:style-name="ro1">
          <table:table-cell office:value-type="float" office:value="-9.11867" calcext:value-type="float">
            <text:p>-9.11867</text:p>
          </table:table-cell>
          <table:table-cell table:formula="of:=[.A5539]*0.3048" office:value-type="float" office:value="-2.779370616" calcext:value-type="float">
            <text:p>-2.779370616</text:p>
          </table:table-cell>
        </table:table-row>
        <table:table-row table:style-name="ro1">
          <table:table-cell office:value-type="float" office:value="-9.168211" calcext:value-type="float">
            <text:p>-9.168211</text:p>
          </table:table-cell>
          <table:table-cell table:formula="of:=[.A5540]*0.3048" office:value-type="float" office:value="-2.7944707128" calcext:value-type="float">
            <text:p>-2.7944707128</text:p>
          </table:table-cell>
        </table:table-row>
        <table:table-row table:style-name="ro1">
          <table:table-cell office:value-type="float" office:value="-9.216735" calcext:value-type="float">
            <text:p>-9.216735</text:p>
          </table:table-cell>
          <table:table-cell table:formula="of:=[.A5541]*0.3048" office:value-type="float" office:value="-2.809260828" calcext:value-type="float">
            <text:p>-2.809260828</text:p>
          </table:table-cell>
        </table:table-row>
        <table:table-row table:style-name="ro1">
          <table:table-cell office:value-type="float" office:value="-9.264235" calcext:value-type="float">
            <text:p>-9.264235</text:p>
          </table:table-cell>
          <table:table-cell table:formula="of:=[.A5542]*0.3048" office:value-type="float" office:value="-2.823738828" calcext:value-type="float">
            <text:p>-2.823738828</text:p>
          </table:table-cell>
        </table:table-row>
        <table:table-row table:style-name="ro1">
          <table:table-cell office:value-type="float" office:value="-9.310708" calcext:value-type="float">
            <text:p>-9.310708</text:p>
          </table:table-cell>
          <table:table-cell table:formula="of:=[.A5543]*0.3048" office:value-type="float" office:value="-2.8379037984" calcext:value-type="float">
            <text:p>-2.8379037984</text:p>
          </table:table-cell>
        </table:table-row>
        <table:table-row table:style-name="ro1">
          <table:table-cell office:value-type="float" office:value="-9.356148" calcext:value-type="float">
            <text:p>-9.356148</text:p>
          </table:table-cell>
          <table:table-cell table:formula="of:=[.A5544]*0.3048" office:value-type="float" office:value="-2.8517539104" calcext:value-type="float">
            <text:p>-2.8517539104</text:p>
          </table:table-cell>
        </table:table-row>
        <table:table-row table:style-name="ro1">
          <table:table-cell office:value-type="float" office:value="-9.400545" calcext:value-type="float">
            <text:p>-9.400545</text:p>
          </table:table-cell>
          <table:table-cell table:formula="of:=[.A5545]*0.3048" office:value-type="float" office:value="-2.865286116" calcext:value-type="float">
            <text:p>-2.865286116</text:p>
          </table:table-cell>
        </table:table-row>
        <table:table-row table:style-name="ro1">
          <table:table-cell office:value-type="float" office:value="-9.443886" calcext:value-type="float">
            <text:p>-9.443886</text:p>
          </table:table-cell>
          <table:table-cell table:formula="of:=[.A5546]*0.3048" office:value-type="float" office:value="-2.8784964528" calcext:value-type="float">
            <text:p>-2.8784964528</text:p>
          </table:table-cell>
        </table:table-row>
        <table:table-row table:style-name="ro1">
          <table:table-cell office:value-type="float" office:value="-9.486164" calcext:value-type="float">
            <text:p>-9.486164</text:p>
          </table:table-cell>
          <table:table-cell table:formula="of:=[.A5547]*0.3048" office:value-type="float" office:value="-2.8913827872" calcext:value-type="float">
            <text:p>-2.8913827872</text:p>
          </table:table-cell>
        </table:table-row>
        <table:table-row table:style-name="ro1">
          <table:table-cell office:value-type="float" office:value="-9.527358" calcext:value-type="float">
            <text:p>-9.527358</text:p>
          </table:table-cell>
          <table:table-cell table:formula="of:=[.A5548]*0.3048" office:value-type="float" office:value="-2.9039387184" calcext:value-type="float">
            <text:p>-2.9039387184</text:p>
          </table:table-cell>
        </table:table-row>
        <table:table-row table:style-name="ro1">
          <table:table-cell office:value-type="float" office:value="-9.56745" calcext:value-type="float">
            <text:p>-9.56745</text:p>
          </table:table-cell>
          <table:table-cell table:formula="of:=[.A5549]*0.3048" office:value-type="float" office:value="-2.91615876" calcext:value-type="float">
            <text:p>-2.91615876</text:p>
          </table:table-cell>
        </table:table-row>
        <table:table-row table:style-name="ro1">
          <table:table-cell office:value-type="float" office:value="-9.606418" calcext:value-type="float">
            <text:p>-9.606418</text:p>
          </table:table-cell>
          <table:table-cell table:formula="of:=[.A5550]*0.3048" office:value-type="float" office:value="-2.9280362064" calcext:value-type="float">
            <text:p>-2.9280362064</text:p>
          </table:table-cell>
        </table:table-row>
        <table:table-row table:style-name="ro1">
          <table:table-cell office:value-type="float" office:value="-9.644241" calcext:value-type="float">
            <text:p>-9.644241</text:p>
          </table:table-cell>
          <table:table-cell table:formula="of:=[.A5551]*0.3048" office:value-type="float" office:value="-2.9395646568" calcext:value-type="float">
            <text:p>-2.9395646568</text:p>
          </table:table-cell>
        </table:table-row>
        <table:table-row table:style-name="ro1">
          <table:table-cell office:value-type="float" office:value="-9.680887" calcext:value-type="float">
            <text:p>-9.680887</text:p>
          </table:table-cell>
          <table:table-cell table:formula="of:=[.A5552]*0.3048" office:value-type="float" office:value="-2.9507343576" calcext:value-type="float">
            <text:p>-2.9507343576</text:p>
          </table:table-cell>
        </table:table-row>
        <table:table-row table:style-name="ro1">
          <table:table-cell office:value-type="float" office:value="-9.716331" calcext:value-type="float">
            <text:p>-9.716331</text:p>
          </table:table-cell>
          <table:table-cell table:formula="of:=[.A5553]*0.3048" office:value-type="float" office:value="-2.9615376888" calcext:value-type="float">
            <text:p>-2.9615376888</text:p>
          </table:table-cell>
        </table:table-row>
        <table:table-row table:style-name="ro1">
          <table:table-cell office:value-type="float" office:value="-9.750543" calcext:value-type="float">
            <text:p>-9.750543</text:p>
          </table:table-cell>
          <table:table-cell table:formula="of:=[.A5554]*0.3048" office:value-type="float" office:value="-2.9719655064" calcext:value-type="float">
            <text:p>-2.9719655064</text:p>
          </table:table-cell>
        </table:table-row>
        <table:table-row table:style-name="ro1">
          <table:table-cell office:value-type="float" office:value="-9.783486" calcext:value-type="float">
            <text:p>-9.783486</text:p>
          </table:table-cell>
          <table:table-cell table:formula="of:=[.A5555]*0.3048" office:value-type="float" office:value="-2.9820065328" calcext:value-type="float">
            <text:p>-2.9820065328</text:p>
          </table:table-cell>
        </table:table-row>
        <table:table-row table:style-name="ro1">
          <table:table-cell office:value-type="float" office:value="-9.81513" calcext:value-type="float">
            <text:p>-9.81513</text:p>
          </table:table-cell>
          <table:table-cell table:formula="of:=[.A5556]*0.3048" office:value-type="float" office:value="-2.991651624" calcext:value-type="float">
            <text:p>-2.991651624</text:p>
          </table:table-cell>
        </table:table-row>
        <table:table-row table:style-name="ro1">
          <table:table-cell office:value-type="float" office:value="-9.845438" calcext:value-type="float">
            <text:p>-9.845438</text:p>
          </table:table-cell>
          <table:table-cell table:formula="of:=[.A5557]*0.3048" office:value-type="float" office:value="-3.0008895024" calcext:value-type="float">
            <text:p>-3.0008895024</text:p>
          </table:table-cell>
        </table:table-row>
        <table:table-row table:style-name="ro1">
          <table:table-cell office:value-type="float" office:value="-9.874375" calcext:value-type="float">
            <text:p>-9.874375</text:p>
          </table:table-cell>
          <table:table-cell table:formula="of:=[.A5558]*0.3048" office:value-type="float" office:value="-3.0097095" calcext:value-type="float">
            <text:p>-3.0097095</text:p>
          </table:table-cell>
        </table:table-row>
        <table:table-row table:style-name="ro1">
          <table:table-cell office:value-type="float" office:value="-9.901908" calcext:value-type="float">
            <text:p>-9.901908</text:p>
          </table:table-cell>
          <table:table-cell table:formula="of:=[.A5559]*0.3048" office:value-type="float" office:value="-3.0181015584" calcext:value-type="float">
            <text:p>-3.0181015584</text:p>
          </table:table-cell>
        </table:table-row>
        <table:table-row table:style-name="ro1">
          <table:table-cell office:value-type="float" office:value="-9.928001" calcext:value-type="float">
            <text:p>-9.928001</text:p>
          </table:table-cell>
          <table:table-cell table:formula="of:=[.A5560]*0.3048" office:value-type="float" office:value="-3.0260547048" calcext:value-type="float">
            <text:p>-3.0260547048</text:p>
          </table:table-cell>
        </table:table-row>
        <table:table-row table:style-name="ro1">
          <table:table-cell office:value-type="float" office:value="-9.952623" calcext:value-type="float">
            <text:p>-9.952623</text:p>
          </table:table-cell>
          <table:table-cell table:formula="of:=[.A5561]*0.3048" office:value-type="float" office:value="-3.0335594904" calcext:value-type="float">
            <text:p>-3.0335594904</text:p>
          </table:table-cell>
        </table:table-row>
        <table:table-row table:style-name="ro1">
          <table:table-cell office:value-type="float" office:value="-9.975742" calcext:value-type="float">
            <text:p>-9.975742</text:p>
          </table:table-cell>
          <table:table-cell table:formula="of:=[.A5562]*0.3048" office:value-type="float" office:value="-3.0406061616" calcext:value-type="float">
            <text:p>-3.0406061616</text:p>
          </table:table-cell>
        </table:table-row>
        <table:table-row table:style-name="ro1">
          <table:table-cell office:value-type="float" office:value="-9.997328" calcext:value-type="float">
            <text:p>-9.997328</text:p>
          </table:table-cell>
          <table:table-cell table:formula="of:=[.A5563]*0.3048" office:value-type="float" office:value="-3.0471855744" calcext:value-type="float">
            <text:p>-3.0471855744</text:p>
          </table:table-cell>
        </table:table-row>
        <table:table-row table:style-name="ro1">
          <table:table-cell office:value-type="float" office:value="-10.017355" calcext:value-type="float">
            <text:p>-10.017355</text:p>
          </table:table-cell>
          <table:table-cell table:formula="of:=[.A5564]*0.3048" office:value-type="float" office:value="-3.053289804" calcext:value-type="float">
            <text:p>-3.053289804</text:p>
          </table:table-cell>
        </table:table-row>
        <table:table-row table:style-name="ro1">
          <table:table-cell office:value-type="float" office:value="-10.035801" calcext:value-type="float">
            <text:p>-10.035801</text:p>
          </table:table-cell>
          <table:table-cell table:formula="of:=[.A5565]*0.3048" office:value-type="float" office:value="-3.0589121448" calcext:value-type="float">
            <text:p>-3.0589121448</text:p>
          </table:table-cell>
        </table:table-row>
        <table:table-row table:style-name="ro1">
          <table:table-cell office:value-type="float" office:value="-10.05264" calcext:value-type="float">
            <text:p>-10.05264</text:p>
          </table:table-cell>
          <table:table-cell table:formula="of:=[.A5566]*0.3048" office:value-type="float" office:value="-3.064044672" calcext:value-type="float">
            <text:p>-3.064044672</text:p>
          </table:table-cell>
        </table:table-row>
        <table:table-row table:style-name="ro1">
          <table:table-cell office:value-type="float" office:value="-10.067858" calcext:value-type="float">
            <text:p>-10.067858</text:p>
          </table:table-cell>
          <table:table-cell table:formula="of:=[.A5567]*0.3048" office:value-type="float" office:value="-3.0686831184" calcext:value-type="float">
            <text:p>-3.0686831184</text:p>
          </table:table-cell>
        </table:table-row>
        <table:table-row table:style-name="ro1">
          <table:table-cell office:value-type="float" office:value="-10.081434" calcext:value-type="float">
            <text:p>-10.081434</text:p>
          </table:table-cell>
          <table:table-cell table:formula="of:=[.A5568]*0.3048" office:value-type="float" office:value="-3.0728210832" calcext:value-type="float">
            <text:p>-3.0728210832</text:p>
          </table:table-cell>
        </table:table-row>
        <table:table-row table:style-name="ro1">
          <table:table-cell office:value-type="float" office:value="-10.093362" calcext:value-type="float">
            <text:p>-10.093362</text:p>
          </table:table-cell>
          <table:table-cell table:formula="of:=[.A5569]*0.3048" office:value-type="float" office:value="-3.0764567376" calcext:value-type="float">
            <text:p>-3.0764567376</text:p>
          </table:table-cell>
        </table:table-row>
        <table:table-row table:style-name="ro1">
          <table:table-cell office:value-type="float" office:value="-10.103628" calcext:value-type="float">
            <text:p>-10.103628</text:p>
          </table:table-cell>
          <table:table-cell table:formula="of:=[.A5570]*0.3048" office:value-type="float" office:value="-3.0795858144" calcext:value-type="float">
            <text:p>-3.0795858144</text:p>
          </table:table-cell>
        </table:table-row>
        <table:table-row table:style-name="ro1">
          <table:table-cell office:value-type="float" office:value="-10.112227" calcext:value-type="float">
            <text:p>-10.112227</text:p>
          </table:table-cell>
          <table:table-cell table:formula="of:=[.A5571]*0.3048" office:value-type="float" office:value="-3.0822067896" calcext:value-type="float">
            <text:p>-3.0822067896</text:p>
          </table:table-cell>
        </table:table-row>
        <table:table-row table:style-name="ro1">
          <table:table-cell office:value-type="float" office:value="-10.119154" calcext:value-type="float">
            <text:p>-10.119154</text:p>
          </table:table-cell>
          <table:table-cell table:formula="of:=[.A5572]*0.3048" office:value-type="float" office:value="-3.0843181392" calcext:value-type="float">
            <text:p>-3.0843181392</text:p>
          </table:table-cell>
        </table:table-row>
        <table:table-row table:style-name="ro1">
          <table:table-cell office:value-type="float" office:value="-10.124411" calcext:value-type="float">
            <text:p>-10.124411</text:p>
          </table:table-cell>
          <table:table-cell table:formula="of:=[.A5573]*0.3048" office:value-type="float" office:value="-3.0859204728" calcext:value-type="float">
            <text:p>-3.0859204728</text:p>
          </table:table-cell>
        </table:table-row>
        <table:table-row table:style-name="ro1">
          <table:table-cell office:value-type="float" office:value="-10.127996" calcext:value-type="float">
            <text:p>-10.127996</text:p>
          </table:table-cell>
          <table:table-cell table:formula="of:=[.A5574]*0.3048" office:value-type="float" office:value="-3.0870131808" calcext:value-type="float">
            <text:p>-3.0870131808</text:p>
          </table:table-cell>
        </table:table-row>
        <table:table-row table:style-name="ro1">
          <table:table-cell office:value-type="float" office:value="-10.12991" calcext:value-type="float">
            <text:p>-10.12991</text:p>
          </table:table-cell>
          <table:table-cell table:formula="of:=[.A5575]*0.3048" office:value-type="float" office:value="-3.087596568" calcext:value-type="float">
            <text:p>-3.087596568</text:p>
          </table:table-cell>
        </table:table-row>
        <table:table-row table:style-name="ro1">
          <table:table-cell office:value-type="float" office:value="-10.130167" calcext:value-type="float">
            <text:p>-10.130167</text:p>
          </table:table-cell>
          <table:table-cell table:formula="of:=[.A5576]*0.3048" office:value-type="float" office:value="-3.0876749016" calcext:value-type="float">
            <text:p>-3.0876749016</text:p>
          </table:table-cell>
        </table:table-row>
        <table:table-row table:style-name="ro1">
          <table:table-cell office:value-type="float" office:value="-10.128763" calcext:value-type="float">
            <text:p>-10.128763</text:p>
          </table:table-cell>
          <table:table-cell table:formula="of:=[.A5577]*0.3048" office:value-type="float" office:value="-3.0872469624" calcext:value-type="float">
            <text:p>-3.0872469624</text:p>
          </table:table-cell>
        </table:table-row>
        <table:table-row table:style-name="ro1">
          <table:table-cell office:value-type="float" office:value="-10.125714" calcext:value-type="float">
            <text:p>-10.125714</text:p>
          </table:table-cell>
          <table:table-cell table:formula="of:=[.A5578]*0.3048" office:value-type="float" office:value="-3.0863176272" calcext:value-type="float">
            <text:p>-3.0863176272</text:p>
          </table:table-cell>
        </table:table-row>
        <table:table-row table:style-name="ro1">
          <table:table-cell office:value-type="float" office:value="-10.121026" calcext:value-type="float">
            <text:p>-10.121026</text:p>
          </table:table-cell>
          <table:table-cell table:formula="of:=[.A5579]*0.3048" office:value-type="float" office:value="-3.0848887248" calcext:value-type="float">
            <text:p>-3.0848887248</text:p>
          </table:table-cell>
        </table:table-row>
        <table:table-row table:style-name="ro1">
          <table:table-cell office:value-type="float" office:value="-10.114711" calcext:value-type="float">
            <text:p>-10.114711</text:p>
          </table:table-cell>
          <table:table-cell table:formula="of:=[.A5580]*0.3048" office:value-type="float" office:value="-3.0829639128" calcext:value-type="float">
            <text:p>-3.0829639128</text:p>
          </table:table-cell>
        </table:table-row>
        <table:table-row table:style-name="ro1">
          <table:table-cell office:value-type="float" office:value="-10.106776" calcext:value-type="float">
            <text:p>-10.106776</text:p>
          </table:table-cell>
          <table:table-cell table:formula="of:=[.A5581]*0.3048" office:value-type="float" office:value="-3.0805453248" calcext:value-type="float">
            <text:p>-3.0805453248</text:p>
          </table:table-cell>
        </table:table-row>
        <table:table-row table:style-name="ro1">
          <table:table-cell office:value-type="float" office:value="-10.097242" calcext:value-type="float">
            <text:p>-10.097242</text:p>
          </table:table-cell>
          <table:table-cell table:formula="of:=[.A5582]*0.3048" office:value-type="float" office:value="-3.0776393616" calcext:value-type="float">
            <text:p>-3.0776393616</text:p>
          </table:table-cell>
        </table:table-row>
        <table:table-row table:style-name="ro1">
          <table:table-cell office:value-type="float" office:value="-10.086115" calcext:value-type="float">
            <text:p>-10.086115</text:p>
          </table:table-cell>
          <table:table-cell table:formula="of:=[.A5583]*0.3048" office:value-type="float" office:value="-3.074247852" calcext:value-type="float">
            <text:p>-3.074247852</text:p>
          </table:table-cell>
        </table:table-row>
        <table:table-row table:style-name="ro1">
          <table:table-cell office:value-type="float" office:value="-10.073413" calcext:value-type="float">
            <text:p>-10.073413</text:p>
          </table:table-cell>
          <table:table-cell table:formula="of:=[.A5584]*0.3048" office:value-type="float" office:value="-3.0703762824" calcext:value-type="float">
            <text:p>-3.0703762824</text:p>
          </table:table-cell>
        </table:table-row>
        <table:table-row table:style-name="ro1">
          <table:table-cell office:value-type="float" office:value="-10.05915" calcext:value-type="float">
            <text:p>-10.05915</text:p>
          </table:table-cell>
          <table:table-cell table:formula="of:=[.A5585]*0.3048" office:value-type="float" office:value="-3.06602892" calcext:value-type="float">
            <text:p>-3.06602892</text:p>
          </table:table-cell>
        </table:table-row>
        <table:table-row table:style-name="ro1">
          <table:table-cell office:value-type="float" office:value="-10.043338" calcext:value-type="float">
            <text:p>-10.043338</text:p>
          </table:table-cell>
          <table:table-cell table:formula="of:=[.A5586]*0.3048" office:value-type="float" office:value="-3.0612094224" calcext:value-type="float">
            <text:p>-3.0612094224</text:p>
          </table:table-cell>
        </table:table-row>
        <table:table-row table:style-name="ro1">
          <table:table-cell office:value-type="float" office:value="-10.025991" calcext:value-type="float">
            <text:p>-10.025991</text:p>
          </table:table-cell>
          <table:table-cell table:formula="of:=[.A5587]*0.3048" office:value-type="float" office:value="-3.0559220568" calcext:value-type="float">
            <text:p>-3.0559220568</text:p>
          </table:table-cell>
        </table:table-row>
        <table:table-row table:style-name="ro1">
          <table:table-cell office:value-type="float" office:value="-10.00713" calcext:value-type="float">
            <text:p>-10.00713</text:p>
          </table:table-cell>
          <table:table-cell table:formula="of:=[.A5588]*0.3048" office:value-type="float" office:value="-3.050173224" calcext:value-type="float">
            <text:p>-3.050173224</text:p>
          </table:table-cell>
        </table:table-row>
        <table:table-row table:style-name="ro1">
          <table:table-cell office:value-type="float" office:value="-9.98676" calcext:value-type="float">
            <text:p>-9.98676</text:p>
          </table:table-cell>
          <table:table-cell table:formula="of:=[.A5589]*0.3048" office:value-type="float" office:value="-3.043964448" calcext:value-type="float">
            <text:p>-3.043964448</text:p>
          </table:table-cell>
        </table:table-row>
        <table:table-row table:style-name="ro1">
          <table:table-cell office:value-type="float" office:value="-9.964903" calcext:value-type="float">
            <text:p>-9.964903</text:p>
          </table:table-cell>
          <table:table-cell table:formula="of:=[.A5590]*0.3048" office:value-type="float" office:value="-3.0373024344" calcext:value-type="float">
            <text:p>-3.0373024344</text:p>
          </table:table-cell>
        </table:table-row>
        <table:table-row table:style-name="ro1">
          <table:table-cell office:value-type="float" office:value="-9.941571" calcext:value-type="float">
            <text:p>-9.941571</text:p>
          </table:table-cell>
          <table:table-cell table:formula="of:=[.A5591]*0.3048" office:value-type="float" office:value="-3.0301908408" calcext:value-type="float">
            <text:p>-3.0301908408</text:p>
          </table:table-cell>
        </table:table-row>
        <table:table-row table:style-name="ro1">
          <table:table-cell office:value-type="float" office:value="-9.916777" calcext:value-type="float">
            <text:p>-9.916777</text:p>
          </table:table-cell>
          <table:table-cell table:formula="of:=[.A5592]*0.3048" office:value-type="float" office:value="-3.0226336296" calcext:value-type="float">
            <text:p>-3.0226336296</text:p>
          </table:table-cell>
        </table:table-row>
        <table:table-row table:style-name="ro1">
          <table:table-cell office:value-type="float" office:value="-9.890535" calcext:value-type="float">
            <text:p>-9.890535</text:p>
          </table:table-cell>
          <table:table-cell table:formula="of:=[.A5593]*0.3048" office:value-type="float" office:value="-3.014635068" calcext:value-type="float">
            <text:p>-3.014635068</text:p>
          </table:table-cell>
        </table:table-row>
        <table:table-row table:style-name="ro1">
          <table:table-cell office:value-type="float" office:value="-9.862864" calcext:value-type="float">
            <text:p>-9.862864</text:p>
          </table:table-cell>
          <table:table-cell table:formula="of:=[.A5594]*0.3048" office:value-type="float" office:value="-3.0062009472" calcext:value-type="float">
            <text:p>-3.0062009472</text:p>
          </table:table-cell>
        </table:table-row>
        <table:table-row table:style-name="ro1">
          <table:table-cell office:value-type="float" office:value="-9.833773" calcext:value-type="float">
            <text:p>-9.833773</text:p>
          </table:table-cell>
          <table:table-cell table:formula="of:=[.A5595]*0.3048" office:value-type="float" office:value="-2.9973340104" calcext:value-type="float">
            <text:p>-2.9973340104</text:p>
          </table:table-cell>
        </table:table-row>
        <table:table-row table:style-name="ro1">
          <table:table-cell office:value-type="float" office:value="-9.803276" calcext:value-type="float">
            <text:p>-9.803276</text:p>
          </table:table-cell>
          <table:table-cell table:formula="of:=[.A5596]*0.3048" office:value-type="float" office:value="-2.9880385248" calcext:value-type="float">
            <text:p>-2.9880385248</text:p>
          </table:table-cell>
        </table:table-row>
        <table:table-row table:style-name="ro1">
          <table:table-cell office:value-type="float" office:value="-9.771393" calcext:value-type="float">
            <text:p>-9.771393</text:p>
          </table:table-cell>
          <table:table-cell table:formula="of:=[.A5597]*0.3048" office:value-type="float" office:value="-2.9783205864" calcext:value-type="float">
            <text:p>-2.9783205864</text:p>
          </table:table-cell>
        </table:table-row>
        <table:table-row table:style-name="ro1">
          <table:table-cell office:value-type="float" office:value="-9.738133" calcext:value-type="float">
            <text:p>-9.738133</text:p>
          </table:table-cell>
          <table:table-cell table:formula="of:=[.A5598]*0.3048" office:value-type="float" office:value="-2.9681829384" calcext:value-type="float">
            <text:p>-2.9681829384</text:p>
          </table:table-cell>
        </table:table-row>
        <table:table-row table:style-name="ro1">
          <table:table-cell office:value-type="float" office:value="-9.70351" calcext:value-type="float">
            <text:p>-9.70351</text:p>
          </table:table-cell>
          <table:table-cell table:formula="of:=[.A5599]*0.3048" office:value-type="float" office:value="-2.957629848" calcext:value-type="float">
            <text:p>-2.957629848</text:p>
          </table:table-cell>
        </table:table-row>
        <table:table-row table:style-name="ro1">
          <table:table-cell office:value-type="float" office:value="-9.667546" calcext:value-type="float">
            <text:p>-9.667546</text:p>
          </table:table-cell>
          <table:table-cell table:formula="of:=[.A5600]*0.3048" office:value-type="float" office:value="-2.9466680208" calcext:value-type="float">
            <text:p>-2.9466680208</text:p>
          </table:table-cell>
        </table:table-row>
        <table:table-row table:style-name="ro1">
          <table:table-cell office:value-type="float" office:value="-9.630251" calcext:value-type="float">
            <text:p>-9.630251</text:p>
          </table:table-cell>
          <table:table-cell table:formula="of:=[.A5601]*0.3048" office:value-type="float" office:value="-2.9353005048" calcext:value-type="float">
            <text:p>-2.9353005048</text:p>
          </table:table-cell>
        </table:table-row>
        <table:table-row table:style-name="ro1">
          <table:table-cell office:value-type="float" office:value="-9.59164" calcext:value-type="float">
            <text:p>-9.59164</text:p>
          </table:table-cell>
          <table:table-cell table:formula="of:=[.A5602]*0.3048" office:value-type="float" office:value="-2.923531872" calcext:value-type="float">
            <text:p>-2.923531872</text:p>
          </table:table-cell>
        </table:table-row>
        <table:table-row table:style-name="ro1">
          <table:table-cell office:value-type="float" office:value="-9.551735" calcext:value-type="float">
            <text:p>-9.551735</text:p>
          </table:table-cell>
          <table:table-cell table:formula="of:=[.A5603]*0.3048" office:value-type="float" office:value="-2.911368828" calcext:value-type="float">
            <text:p>-2.911368828</text:p>
          </table:table-cell>
        </table:table-row>
        <table:table-row table:style-name="ro1">
          <table:table-cell office:value-type="float" office:value="-9.510544" calcext:value-type="float">
            <text:p>-9.510544</text:p>
          </table:table-cell>
          <table:table-cell table:formula="of:=[.A5604]*0.3048" office:value-type="float" office:value="-2.8988138112" calcext:value-type="float">
            <text:p>-2.8988138112</text:p>
          </table:table-cell>
        </table:table-row>
        <table:table-row table:style-name="ro1">
          <table:table-cell office:value-type="float" office:value="-9.468084" calcext:value-type="float">
            <text:p>-9.468084</text:p>
          </table:table-cell>
          <table:table-cell table:formula="of:=[.A5605]*0.3048" office:value-type="float" office:value="-2.8858720032" calcext:value-type="float">
            <text:p>-2.8858720032</text:p>
          </table:table-cell>
        </table:table-row>
        <table:table-row table:style-name="ro1">
          <table:table-cell office:value-type="float" office:value="-9.424378" calcext:value-type="float">
            <text:p>-9.424378</text:p>
          </table:table-cell>
          <table:table-cell table:formula="of:=[.A5606]*0.3048" office:value-type="float" office:value="-2.8725504144" calcext:value-type="float">
            <text:p>-2.8725504144</text:p>
          </table:table-cell>
        </table:table-row>
        <table:table-row table:style-name="ro1">
          <table:table-cell office:value-type="float" office:value="-9.379434" calcext:value-type="float">
            <text:p>-9.379434</text:p>
          </table:table-cell>
          <table:table-cell table:formula="of:=[.A5607]*0.3048" office:value-type="float" office:value="-2.8588514832" calcext:value-type="float">
            <text:p>-2.8588514832</text:p>
          </table:table-cell>
        </table:table-row>
        <table:table-row table:style-name="ro1">
          <table:table-cell office:value-type="float" office:value="-9.333269" calcext:value-type="float">
            <text:p>-9.333269</text:p>
          </table:table-cell>
          <table:table-cell table:formula="of:=[.A5608]*0.3048" office:value-type="float" office:value="-2.8447803912" calcext:value-type="float">
            <text:p>-2.8447803912</text:p>
          </table:table-cell>
        </table:table-row>
        <table:table-row table:style-name="ro1">
          <table:table-cell office:value-type="float" office:value="-9.28591" calcext:value-type="float">
            <text:p>-9.28591</text:p>
          </table:table-cell>
          <table:table-cell table:formula="of:=[.A5609]*0.3048" office:value-type="float" office:value="-2.830345368" calcext:value-type="float">
            <text:p>-2.830345368</text:p>
          </table:table-cell>
        </table:table-row>
        <table:table-row table:style-name="ro1">
          <table:table-cell office:value-type="float" office:value="-9.237357" calcext:value-type="float">
            <text:p>-9.237357</text:p>
          </table:table-cell>
          <table:table-cell table:formula="of:=[.A5610]*0.3048" office:value-type="float" office:value="-2.8155464136" calcext:value-type="float">
            <text:p>-2.8155464136</text:p>
          </table:table-cell>
        </table:table-row>
        <table:table-row table:style-name="ro1">
          <table:table-cell office:value-type="float" office:value="-9.187634" calcext:value-type="float">
            <text:p>-9.187634</text:p>
          </table:table-cell>
          <table:table-cell table:formula="of:=[.A5611]*0.3048" office:value-type="float" office:value="-2.8003908432" calcext:value-type="float">
            <text:p>-2.8003908432</text:p>
          </table:table-cell>
        </table:table-row>
        <table:table-row table:style-name="ro1">
          <table:table-cell office:value-type="float" office:value="-9.136759" calcext:value-type="float">
            <text:p>-9.136759</text:p>
          </table:table-cell>
          <table:table-cell table:formula="of:=[.A5612]*0.3048" office:value-type="float" office:value="-2.7848841432" calcext:value-type="float">
            <text:p>-2.7848841432</text:p>
          </table:table-cell>
        </table:table-row>
        <table:table-row table:style-name="ro1">
          <table:table-cell office:value-type="float" office:value="-9.084741" calcext:value-type="float">
            <text:p>-9.084741</text:p>
          </table:table-cell>
          <table:table-cell table:formula="of:=[.A5613]*0.3048" office:value-type="float" office:value="-2.7690290568" calcext:value-type="float">
            <text:p>-2.7690290568</text:p>
          </table:table-cell>
        </table:table-row>
        <table:table-row table:style-name="ro1">
          <table:table-cell office:value-type="float" office:value="-9.031593" calcext:value-type="float">
            <text:p>-9.031593</text:p>
          </table:table-cell>
          <table:table-cell table:formula="of:=[.A5614]*0.3048" office:value-type="float" office:value="-2.7528295464" calcext:value-type="float">
            <text:p>-2.7528295464</text:p>
          </table:table-cell>
        </table:table-row>
        <table:table-row table:style-name="ro1">
          <table:table-cell office:value-type="float" office:value="-8.977336" calcext:value-type="float">
            <text:p>-8.977336</text:p>
          </table:table-cell>
          <table:table-cell table:formula="of:=[.A5615]*0.3048" office:value-type="float" office:value="-2.7362920128" calcext:value-type="float">
            <text:p>-2.7362920128</text:p>
          </table:table-cell>
        </table:table-row>
        <table:table-row table:style-name="ro1">
          <table:table-cell office:value-type="float" office:value="-8.921974" calcext:value-type="float">
            <text:p>-8.921974</text:p>
          </table:table-cell>
          <table:table-cell table:formula="of:=[.A5616]*0.3048" office:value-type="float" office:value="-2.7194176752" calcext:value-type="float">
            <text:p>-2.7194176752</text:p>
          </table:table-cell>
        </table:table-row>
        <table:table-row table:style-name="ro1">
          <table:table-cell office:value-type="float" office:value="-8.86552" calcext:value-type="float">
            <text:p>-8.86552</text:p>
          </table:table-cell>
          <table:table-cell table:formula="of:=[.A5617]*0.3048" office:value-type="float" office:value="-2.702210496" calcext:value-type="float">
            <text:p>-2.702210496</text:p>
          </table:table-cell>
        </table:table-row>
        <table:table-row table:style-name="ro1">
          <table:table-cell office:value-type="float" office:value="-8.807992" calcext:value-type="float">
            <text:p>-8.807992</text:p>
          </table:table-cell>
          <table:table-cell table:formula="of:=[.A5618]*0.3048" office:value-type="float" office:value="-2.6846759616" calcext:value-type="float">
            <text:p>-2.6846759616</text:p>
          </table:table-cell>
        </table:table-row>
        <table:table-row table:style-name="ro1">
          <table:table-cell office:value-type="float" office:value="-8.749389" calcext:value-type="float">
            <text:p>-8.749389</text:p>
          </table:table-cell>
          <table:table-cell table:formula="of:=[.A5619]*0.3048" office:value-type="float" office:value="-2.6668137672" calcext:value-type="float">
            <text:p>-2.6668137672</text:p>
          </table:table-cell>
        </table:table-row>
        <table:table-row table:style-name="ro1">
          <table:table-cell office:value-type="float" office:value="-8.689725" calcext:value-type="float">
            <text:p>-8.689725</text:p>
          </table:table-cell>
          <table:table-cell table:formula="of:=[.A5620]*0.3048" office:value-type="float" office:value="-2.64862818" calcext:value-type="float">
            <text:p>-2.64862818</text:p>
          </table:table-cell>
        </table:table-row>
        <table:table-row table:style-name="ro1">
          <table:table-cell office:value-type="float" office:value="-8.629011" calcext:value-type="float">
            <text:p>-8.629011</text:p>
          </table:table-cell>
          <table:table-cell table:formula="of:=[.A5621]*0.3048" office:value-type="float" office:value="-2.6301225528" calcext:value-type="float">
            <text:p>-2.6301225528</text:p>
          </table:table-cell>
        </table:table-row>
        <table:table-row table:style-name="ro1">
          <table:table-cell office:value-type="float" office:value="-8.567249" calcext:value-type="float">
            <text:p>-8.567249</text:p>
          </table:table-cell>
          <table:table-cell table:formula="of:=[.A5622]*0.3048" office:value-type="float" office:value="-2.6112974952" calcext:value-type="float">
            <text:p>-2.6112974952</text:p>
          </table:table-cell>
        </table:table-row>
        <table:table-row table:style-name="ro1">
          <table:table-cell office:value-type="float" office:value="-8.504451" calcext:value-type="float">
            <text:p>-8.504451</text:p>
          </table:table-cell>
          <table:table-cell table:formula="of:=[.A5623]*0.3048" office:value-type="float" office:value="-2.5921566648" calcext:value-type="float">
            <text:p>-2.5921566648</text:p>
          </table:table-cell>
        </table:table-row>
        <table:table-row table:style-name="ro1">
          <table:table-cell office:value-type="float" office:value="-8.4406261" calcext:value-type="float">
            <text:p>-8.4406261</text:p>
          </table:table-cell>
          <table:table-cell table:formula="of:=[.A5624]*0.3048" office:value-type="float" office:value="-2.57270283528" calcext:value-type="float">
            <text:p>-2.57270283528</text:p>
          </table:table-cell>
        </table:table-row>
        <table:table-row table:style-name="ro1">
          <table:table-cell office:value-type="float" office:value="-8.3757772" calcext:value-type="float">
            <text:p>-8.3757772</text:p>
          </table:table-cell>
          <table:table-cell table:formula="of:=[.A5625]*0.3048" office:value-type="float" office:value="-2.55293689056" calcext:value-type="float">
            <text:p>-2.55293689056</text:p>
          </table:table-cell>
        </table:table-row>
        <table:table-row table:style-name="ro1">
          <table:table-cell office:value-type="float" office:value="-8.3099155" calcext:value-type="float">
            <text:p>-8.3099155</text:p>
          </table:table-cell>
          <table:table-cell table:formula="of:=[.A5626]*0.3048" office:value-type="float" office:value="-2.5328622444" calcext:value-type="float">
            <text:p>-2.5328622444</text:p>
          </table:table-cell>
        </table:table-row>
        <table:table-row table:style-name="ro1">
          <table:table-cell office:value-type="float" office:value="-8.2430515" calcext:value-type="float">
            <text:p>-8.2430515</text:p>
          </table:table-cell>
          <table:table-cell table:formula="of:=[.A5627]*0.3048" office:value-type="float" office:value="-2.5124820972" calcext:value-type="float">
            <text:p>-2.5124820972</text:p>
          </table:table-cell>
        </table:table-row>
        <table:table-row table:style-name="ro1">
          <table:table-cell office:value-type="float" office:value="-8.1751881" calcext:value-type="float">
            <text:p>-8.1751881</text:p>
          </table:table-cell>
          <table:table-cell table:formula="of:=[.A5628]*0.3048" office:value-type="float" office:value="-2.49179733288" calcext:value-type="float">
            <text:p>-2.49179733288</text:p>
          </table:table-cell>
        </table:table-row>
        <table:table-row table:style-name="ro1">
          <table:table-cell office:value-type="float" office:value="-8.1063366" calcext:value-type="float">
            <text:p>-8.1063366</text:p>
          </table:table-cell>
          <table:table-cell table:formula="of:=[.A5629]*0.3048" office:value-type="float" office:value="-2.47081139568" calcext:value-type="float">
            <text:p>-2.47081139568</text:p>
          </table:table-cell>
        </table:table-row>
        <table:table-row table:style-name="ro1">
          <table:table-cell office:value-type="float" office:value="-8.0365181" calcext:value-type="float">
            <text:p>-8.0365181</text:p>
          </table:table-cell>
          <table:table-cell table:formula="of:=[.A5630]*0.3048" office:value-type="float" office:value="-2.44953071688" calcext:value-type="float">
            <text:p>-2.44953071688</text:p>
          </table:table-cell>
        </table:table-row>
        <table:table-row table:style-name="ro1">
          <table:table-cell office:value-type="float" office:value="-7.9657297" calcext:value-type="float">
            <text:p>-7.9657297</text:p>
          </table:table-cell>
          <table:table-cell table:formula="of:=[.A5631]*0.3048" office:value-type="float" office:value="-2.42795441256" calcext:value-type="float">
            <text:p>-2.42795441256</text:p>
          </table:table-cell>
        </table:table-row>
        <table:table-row table:style-name="ro1">
          <table:table-cell office:value-type="float" office:value="-7.8939981" calcext:value-type="float">
            <text:p>-7.8939981</text:p>
          </table:table-cell>
          <table:table-cell table:formula="of:=[.A5632]*0.3048" office:value-type="float" office:value="-2.40609062088" calcext:value-type="float">
            <text:p>-2.40609062088</text:p>
          </table:table-cell>
        </table:table-row>
        <table:table-row table:style-name="ro1">
          <table:table-cell office:value-type="float" office:value="-7.8213358" calcext:value-type="float">
            <text:p>-7.8213358</text:p>
          </table:table-cell>
          <table:table-cell table:formula="of:=[.A5633]*0.3048" office:value-type="float" office:value="-2.38394315184" calcext:value-type="float">
            <text:p>-2.38394315184</text:p>
          </table:table-cell>
        </table:table-row>
        <table:table-row table:style-name="ro1">
          <table:table-cell office:value-type="float" office:value="-7.747757" calcext:value-type="float">
            <text:p>-7.747757</text:p>
          </table:table-cell>
          <table:table-cell table:formula="of:=[.A5634]*0.3048" office:value-type="float" office:value="-2.3615163336" calcext:value-type="float">
            <text:p>-2.3615163336</text:p>
          </table:table-cell>
        </table:table-row>
        <table:table-row table:style-name="ro1">
          <table:table-cell office:value-type="float" office:value="-7.6732826" calcext:value-type="float">
            <text:p>-7.6732826</text:p>
          </table:table-cell>
          <table:table-cell table:formula="of:=[.A5635]*0.3048" office:value-type="float" office:value="-2.33881653648" calcext:value-type="float">
            <text:p>-2.33881653648</text:p>
          </table:table-cell>
        </table:table-row>
        <table:table-row table:style-name="ro1">
          <table:table-cell office:value-type="float" office:value="-7.5979385" calcext:value-type="float">
            <text:p>-7.5979385</text:p>
          </table:table-cell>
          <table:table-cell table:formula="of:=[.A5636]*0.3048" office:value-type="float" office:value="-2.3158516548" calcext:value-type="float">
            <text:p>-2.3158516548</text:p>
          </table:table-cell>
        </table:table-row>
        <table:table-row table:style-name="ro1">
          <table:table-cell office:value-type="float" office:value="-7.5217428" calcext:value-type="float">
            <text:p>-7.5217428</text:p>
          </table:table-cell>
          <table:table-cell table:formula="of:=[.A5637]*0.3048" office:value-type="float" office:value="-2.29262720544" calcext:value-type="float">
            <text:p>-2.29262720544</text:p>
          </table:table-cell>
        </table:table-row>
        <table:table-row table:style-name="ro1">
          <table:table-cell office:value-type="float" office:value="-7.4447231" calcext:value-type="float">
            <text:p>-7.4447231</text:p>
          </table:table-cell>
          <table:table-cell table:formula="of:=[.A5638]*0.3048" office:value-type="float" office:value="-2.26915160088" calcext:value-type="float">
            <text:p>-2.26915160088</text:p>
          </table:table-cell>
        </table:table-row>
        <table:table-row table:style-name="ro1">
          <table:table-cell office:value-type="float" office:value="-7.3669119" calcext:value-type="float">
            <text:p>-7.3669119</text:p>
          </table:table-cell>
          <table:table-cell table:formula="of:=[.A5639]*0.3048" office:value-type="float" office:value="-2.24543474712" calcext:value-type="float">
            <text:p>-2.24543474712</text:p>
          </table:table-cell>
        </table:table-row>
        <table:table-row table:style-name="ro1">
          <table:table-cell office:value-type="float" office:value="-7.2883301" calcext:value-type="float">
            <text:p>-7.2883301</text:p>
          </table:table-cell>
          <table:table-cell table:formula="of:=[.A5640]*0.3048" office:value-type="float" office:value="-2.22148301448" calcext:value-type="float">
            <text:p>-2.22148301448</text:p>
          </table:table-cell>
        </table:table-row>
        <table:table-row table:style-name="ro1">
          <table:table-cell office:value-type="float" office:value="-7.2090197" calcext:value-type="float">
            <text:p>-7.2090197</text:p>
          </table:table-cell>
          <table:table-cell table:formula="of:=[.A5641]*0.3048" office:value-type="float" office:value="-2.19730920456" calcext:value-type="float">
            <text:p>-2.19730920456</text:p>
          </table:table-cell>
        </table:table-row>
        <table:table-row table:style-name="ro1">
          <table:table-cell office:value-type="float" office:value="-7.129014" calcext:value-type="float">
            <text:p>-7.129014</text:p>
          </table:table-cell>
          <table:table-cell table:formula="of:=[.A5642]*0.3048" office:value-type="float" office:value="-2.1729234672" calcext:value-type="float">
            <text:p>-2.1729234672</text:p>
          </table:table-cell>
        </table:table-row>
        <table:table-row table:style-name="ro1">
          <table:table-cell office:value-type="float" office:value="-7.0483427" calcext:value-type="float">
            <text:p>-7.0483427</text:p>
          </table:table-cell>
          <table:table-cell table:formula="of:=[.A5643]*0.3048" office:value-type="float" office:value="-2.14833485496" calcext:value-type="float">
            <text:p>-2.14833485496</text:p>
          </table:table-cell>
        </table:table-row>
        <table:table-row table:style-name="ro1">
          <table:table-cell office:value-type="float" office:value="-6.9670448" calcext:value-type="float">
            <text:p>-6.9670448</text:p>
          </table:table-cell>
          <table:table-cell table:formula="of:=[.A5644]*0.3048" office:value-type="float" office:value="-2.12355525504" calcext:value-type="float">
            <text:p>-2.12355525504</text:p>
          </table:table-cell>
        </table:table-row>
        <table:table-row table:style-name="ro1">
          <table:table-cell office:value-type="float" office:value="-6.8851643" calcext:value-type="float">
            <text:p>-6.8851643</text:p>
          </table:table-cell>
          <table:table-cell table:formula="of:=[.A5645]*0.3048" office:value-type="float" office:value="-2.09859807864" calcext:value-type="float">
            <text:p>-2.09859807864</text:p>
          </table:table-cell>
        </table:table-row>
        <table:table-row table:style-name="ro1">
          <table:table-cell office:value-type="float" office:value="-6.8027306" calcext:value-type="float">
            <text:p>-6.8027306</text:p>
          </table:table-cell>
          <table:table-cell table:formula="of:=[.A5646]*0.3048" office:value-type="float" office:value="-2.07347228688" calcext:value-type="float">
            <text:p>-2.07347228688</text:p>
          </table:table-cell>
        </table:table-row>
        <table:table-row table:style-name="ro1">
          <table:table-cell office:value-type="float" office:value="-6.7197876" calcext:value-type="float">
            <text:p>-6.7197876</text:p>
          </table:table-cell>
          <table:table-cell table:formula="of:=[.A5647]*0.3048" office:value-type="float" office:value="-2.04819126048" calcext:value-type="float">
            <text:p>-2.04819126048</text:p>
          </table:table-cell>
        </table:table-row>
        <table:table-row table:style-name="ro1">
          <table:table-cell office:value-type="float" office:value="-6.6363783" calcext:value-type="float">
            <text:p>-6.6363783</text:p>
          </table:table-cell>
          <table:table-cell table:formula="of:=[.A5648]*0.3048" office:value-type="float" office:value="-2.02276810584" calcext:value-type="float">
            <text:p>-2.02276810584</text:p>
          </table:table-cell>
        </table:table-row>
        <table:table-row table:style-name="ro1">
          <table:table-cell office:value-type="float" office:value="-6.5525341" calcext:value-type="float">
            <text:p>-6.5525341</text:p>
          </table:table-cell>
          <table:table-cell table:formula="of:=[.A5649]*0.3048" office:value-type="float" office:value="-1.99721239368" calcext:value-type="float">
            <text:p>-1.99721239368</text:p>
          </table:table-cell>
        </table:table-row>
        <table:table-row table:style-name="ro1">
          <table:table-cell office:value-type="float" office:value="-6.468298" calcext:value-type="float">
            <text:p>-6.468298</text:p>
          </table:table-cell>
          <table:table-cell table:formula="of:=[.A5650]*0.3048" office:value-type="float" office:value="-1.9715372304" calcext:value-type="float">
            <text:p>-1.9715372304</text:p>
          </table:table-cell>
        </table:table-row>
        <table:table-row table:style-name="ro1">
          <table:table-cell office:value-type="float" office:value="-6.3837099" calcext:value-type="float">
            <text:p>-6.3837099</text:p>
          </table:table-cell>
          <table:table-cell table:formula="of:=[.A5651]*0.3048" office:value-type="float" office:value="-1.94575477752" calcext:value-type="float">
            <text:p>-1.94575477752</text:p>
          </table:table-cell>
        </table:table-row>
        <table:table-row table:style-name="ro1">
          <table:table-cell office:value-type="float" office:value="-6.298799" calcext:value-type="float">
            <text:p>-6.298799</text:p>
          </table:table-cell>
          <table:table-cell table:formula="of:=[.A5652]*0.3048" office:value-type="float" office:value="-1.9198739352" calcext:value-type="float">
            <text:p>-1.9198739352</text:p>
          </table:table-cell>
        </table:table-row>
        <table:table-row table:style-name="ro1">
          <table:table-cell office:value-type="float" office:value="-6.2136025" calcext:value-type="float">
            <text:p>-6.2136025</text:p>
          </table:table-cell>
          <table:table-cell table:formula="of:=[.A5653]*0.3048" office:value-type="float" office:value="-1.893906042" calcext:value-type="float">
            <text:p>-1.893906042</text:p>
          </table:table-cell>
        </table:table-row>
        <table:table-row table:style-name="ro1">
          <table:table-cell office:value-type="float" office:value="-6.128159" calcext:value-type="float">
            <text:p>-6.128159</text:p>
          </table:table-cell>
          <table:table-cell table:formula="of:=[.A5654]*0.3048" office:value-type="float" office:value="-1.8678628632" calcext:value-type="float">
            <text:p>-1.8678628632</text:p>
          </table:table-cell>
        </table:table-row>
        <table:table-row table:style-name="ro1">
          <table:table-cell office:value-type="float" office:value="-6.0424905" calcext:value-type="float">
            <text:p>-6.0424905</text:p>
          </table:table-cell>
          <table:table-cell table:formula="of:=[.A5655]*0.3048" office:value-type="float" office:value="-1.8417511044" calcext:value-type="float">
            <text:p>-1.8417511044</text:p>
          </table:table-cell>
        </table:table-row>
        <table:table-row table:style-name="ro1">
          <table:table-cell office:value-type="float" office:value="-5.9566245" calcext:value-type="float">
            <text:p>-5.9566245</text:p>
          </table:table-cell>
          <table:table-cell table:formula="of:=[.A5656]*0.3048" office:value-type="float" office:value="-1.8155791476" calcext:value-type="float">
            <text:p>-1.8155791476</text:p>
          </table:table-cell>
        </table:table-row>
        <table:table-row table:style-name="ro1">
          <table:table-cell office:value-type="float" office:value="-5.8705926" calcext:value-type="float">
            <text:p>-5.8705926</text:p>
          </table:table-cell>
          <table:table-cell table:formula="of:=[.A5657]*0.3048" office:value-type="float" office:value="-1.78935662448" calcext:value-type="float">
            <text:p>-1.78935662448</text:p>
          </table:table-cell>
        </table:table-row>
        <table:table-row table:style-name="ro1">
          <table:table-cell office:value-type="float" office:value="-5.7844124" calcext:value-type="float">
            <text:p>-5.7844124</text:p>
          </table:table-cell>
          <table:table-cell table:formula="of:=[.A5658]*0.3048" office:value-type="float" office:value="-1.76308889952" calcext:value-type="float">
            <text:p>-1.76308889952</text:p>
          </table:table-cell>
        </table:table-row>
        <table:table-row table:style-name="ro1">
          <table:table-cell office:value-type="float" office:value="-5.698102" calcext:value-type="float">
            <text:p>-5.698102</text:p>
          </table:table-cell>
          <table:table-cell table:formula="of:=[.A5659]*0.3048" office:value-type="float" office:value="-1.7367814896" calcext:value-type="float">
            <text:p>-1.7367814896</text:p>
          </table:table-cell>
        </table:table-row>
        <table:table-row table:style-name="ro1">
          <table:table-cell office:value-type="float" office:value="-5.6116838" calcext:value-type="float">
            <text:p>-5.6116838</text:p>
          </table:table-cell>
          <table:table-cell table:formula="of:=[.A5660]*0.3048" office:value-type="float" office:value="-1.71044122224" calcext:value-type="float">
            <text:p>-1.71044122224</text:p>
          </table:table-cell>
        </table:table-row>
        <table:table-row table:style-name="ro1">
          <table:table-cell office:value-type="float" office:value="-5.5251684" calcext:value-type="float">
            <text:p>-5.5251684</text:p>
          </table:table-cell>
          <table:table-cell table:formula="of:=[.A5661]*0.3048" office:value-type="float" office:value="-1.68407132832" calcext:value-type="float">
            <text:p>-1.68407132832</text:p>
          </table:table-cell>
        </table:table-row>
        <table:table-row table:style-name="ro1">
          <table:table-cell office:value-type="float" office:value="-5.4385695" calcext:value-type="float">
            <text:p>-5.4385695</text:p>
          </table:table-cell>
          <table:table-cell table:formula="of:=[.A5662]*0.3048" office:value-type="float" office:value="-1.6576759836" calcext:value-type="float">
            <text:p>-1.6576759836</text:p>
          </table:table-cell>
        </table:table-row>
        <table:table-row table:style-name="ro1">
          <table:table-cell office:value-type="float" office:value="-5.3519034" calcext:value-type="float">
            <text:p>-5.3519034</text:p>
          </table:table-cell>
          <table:table-cell table:formula="of:=[.A5663]*0.3048" office:value-type="float" office:value="-1.63126015632" calcext:value-type="float">
            <text:p>-1.63126015632</text:p>
          </table:table-cell>
        </table:table-row>
        <table:table-row table:style-name="ro1">
          <table:table-cell office:value-type="float" office:value="-5.2651715" calcext:value-type="float">
            <text:p>-5.2651715</text:p>
          </table:table-cell>
          <table:table-cell table:formula="of:=[.A5664]*0.3048" office:value-type="float" office:value="-1.6048242732" calcext:value-type="float">
            <text:p>-1.6048242732</text:p>
          </table:table-cell>
        </table:table-row>
        <table:table-row table:style-name="ro1">
          <table:table-cell office:value-type="float" office:value="-5.1783843" calcext:value-type="float">
            <text:p>-5.1783843</text:p>
          </table:table-cell>
          <table:table-cell table:formula="of:=[.A5665]*0.3048" office:value-type="float" office:value="-1.57837153464" calcext:value-type="float">
            <text:p>-1.57837153464</text:p>
          </table:table-cell>
        </table:table-row>
        <table:table-row table:style-name="ro1">
          <table:table-cell office:value-type="float" office:value="-5.0915542" calcext:value-type="float">
            <text:p>-5.0915542</text:p>
          </table:table-cell>
          <table:table-cell table:formula="of:=[.A5666]*0.3048" office:value-type="float" office:value="-1.55190572016" calcext:value-type="float">
            <text:p>-1.55190572016</text:p>
          </table:table-cell>
        </table:table-row>
        <table:table-row table:style-name="ro1">
          <table:table-cell office:value-type="float" office:value="-5.0046816" calcext:value-type="float">
            <text:p>-5.0046816</text:p>
          </table:table-cell>
          <table:table-cell table:formula="of:=[.A5667]*0.3048" office:value-type="float" office:value="-1.52542695168" calcext:value-type="float">
            <text:p>-1.52542695168</text:p>
          </table:table-cell>
        </table:table-row>
        <table:table-row table:style-name="ro1">
          <table:table-cell office:value-type="float" office:value="-4.9177752" calcext:value-type="float">
            <text:p>-4.9177752</text:p>
          </table:table-cell>
          <table:table-cell table:formula="of:=[.A5668]*0.3048" office:value-type="float" office:value="-1.49893788096" calcext:value-type="float">
            <text:p>-1.49893788096</text:p>
          </table:table-cell>
        </table:table-row>
        <table:table-row table:style-name="ro1">
          <table:table-cell office:value-type="float" office:value="-4.8308473" calcext:value-type="float">
            <text:p>-4.8308473</text:p>
          </table:table-cell>
          <table:table-cell table:formula="of:=[.A5669]*0.3048" office:value-type="float" office:value="-1.47244225704" calcext:value-type="float">
            <text:p>-1.47244225704</text:p>
          </table:table-cell>
        </table:table-row>
        <table:table-row table:style-name="ro1">
          <table:table-cell office:value-type="float" office:value="-4.7438974" calcext:value-type="float">
            <text:p>-4.7438974</text:p>
          </table:table-cell>
          <table:table-cell table:formula="of:=[.A5670]*0.3048" office:value-type="float" office:value="-1.44593992752" calcext:value-type="float">
            <text:p>-1.44593992752</text:p>
          </table:table-cell>
        </table:table-row>
        <table:table-row table:style-name="ro1">
          <table:table-cell office:value-type="float" office:value="-4.656939" calcext:value-type="float">
            <text:p>-4.656939</text:p>
          </table:table-cell>
          <table:table-cell table:formula="of:=[.A5671]*0.3048" office:value-type="float" office:value="-1.4194350072" calcext:value-type="float">
            <text:p>-1.4194350072</text:p>
          </table:table-cell>
        </table:table-row>
        <table:table-row table:style-name="ro1">
          <table:table-cell office:value-type="float" office:value="-4.5699849" calcext:value-type="float">
            <text:p>-4.5699849</text:p>
          </table:table-cell>
          <table:table-cell table:formula="of:=[.A5672]*0.3048" office:value-type="float" office:value="-1.39293139752" calcext:value-type="float">
            <text:p>-1.39293139752</text:p>
          </table:table-cell>
        </table:table-row>
        <table:table-row table:style-name="ro1">
          <table:table-cell office:value-type="float" office:value="-4.4830403" calcext:value-type="float">
            <text:p>-4.4830403</text:p>
          </table:table-cell>
          <table:table-cell table:formula="of:=[.A5673]*0.3048" office:value-type="float" office:value="-1.36643068344" calcext:value-type="float">
            <text:p>-1.36643068344</text:p>
          </table:table-cell>
        </table:table-row>
        <table:table-row table:style-name="ro1">
          <table:table-cell office:value-type="float" office:value="-4.3961234" calcext:value-type="float">
            <text:p>-4.3961234</text:p>
          </table:table-cell>
          <table:table-cell table:formula="of:=[.A5674]*0.3048" office:value-type="float" office:value="-1.33993841232" calcext:value-type="float">
            <text:p>-1.33993841232</text:p>
          </table:table-cell>
        </table:table-row>
        <table:table-row table:style-name="ro1">
          <table:table-cell office:value-type="float" office:value="-4.3092546" calcext:value-type="float">
            <text:p>-4.3092546</text:p>
          </table:table-cell>
          <table:table-cell table:formula="of:=[.A5675]*0.3048" office:value-type="float" office:value="-1.31346080208" calcext:value-type="float">
            <text:p>-1.31346080208</text:p>
          </table:table-cell>
        </table:table-row>
        <table:table-row table:style-name="ro1">
          <table:table-cell office:value-type="float" office:value="-4.2224436" calcext:value-type="float">
            <text:p>-4.2224436</text:p>
          </table:table-cell>
          <table:table-cell table:formula="of:=[.A5676]*0.3048" office:value-type="float" office:value="-1.28700080928" calcext:value-type="float">
            <text:p>-1.28700080928</text:p>
          </table:table-cell>
        </table:table-row>
        <table:table-row table:style-name="ro1">
          <table:table-cell office:value-type="float" office:value="-4.135715" calcext:value-type="float">
            <text:p>-4.135715</text:p>
          </table:table-cell>
          <table:table-cell table:formula="of:=[.A5677]*0.3048" office:value-type="float" office:value="-1.260565932" calcext:value-type="float">
            <text:p>-1.260565932</text:p>
          </table:table-cell>
        </table:table-row>
        <table:table-row table:style-name="ro1">
          <table:table-cell office:value-type="float" office:value="-4.0490961" calcext:value-type="float">
            <text:p>-4.0490961</text:p>
          </table:table-cell>
          <table:table-cell table:formula="of:=[.A5678]*0.3048" office:value-type="float" office:value="-1.23416449128" calcext:value-type="float">
            <text:p>-1.23416449128</text:p>
          </table:table-cell>
        </table:table-row>
        <table:table-row table:style-name="ro1">
          <table:table-cell office:value-type="float" office:value="-3.962606" calcext:value-type="float">
            <text:p>-3.962606</text:p>
          </table:table-cell>
          <table:table-cell table:formula="of:=[.A5679]*0.3048" office:value-type="float" office:value="-1.2078023088" calcext:value-type="float">
            <text:p>-1.2078023088</text:p>
          </table:table-cell>
        </table:table-row>
        <table:table-row table:style-name="ro1">
          <table:table-cell office:value-type="float" office:value="-3.8762732" calcext:value-type="float">
            <text:p>-3.8762732</text:p>
          </table:table-cell>
          <table:table-cell table:formula="of:=[.A5680]*0.3048" office:value-type="float" office:value="-1.18148807136" calcext:value-type="float">
            <text:p>-1.18148807136</text:p>
          </table:table-cell>
        </table:table-row>
        <table:table-row table:style-name="ro1">
          <table:table-cell office:value-type="float" office:value="-3.7901325" calcext:value-type="float">
            <text:p>-3.7901325</text:p>
          </table:table-cell>
          <table:table-cell table:formula="of:=[.A5681]*0.3048" office:value-type="float" office:value="-1.155232386" calcext:value-type="float">
            <text:p>-1.155232386</text:p>
          </table:table-cell>
        </table:table-row>
        <table:table-row table:style-name="ro1">
          <table:table-cell office:value-type="float" office:value="-3.7042055" calcext:value-type="float">
            <text:p>-3.7042055</text:p>
          </table:table-cell>
          <table:table-cell table:formula="of:=[.A5682]*0.3048" office:value-type="float" office:value="-1.1290418364" calcext:value-type="float">
            <text:p>-1.1290418364</text:p>
          </table:table-cell>
        </table:table-row>
        <table:table-row table:style-name="ro1">
          <table:table-cell office:value-type="float" office:value="-3.6185298" calcext:value-type="float">
            <text:p>-3.6185298</text:p>
          </table:table-cell>
          <table:table-cell table:formula="of:=[.A5683]*0.3048" office:value-type="float" office:value="-1.10292788304" calcext:value-type="float">
            <text:p>-1.10292788304</text:p>
          </table:table-cell>
        </table:table-row>
        <table:table-row table:style-name="ro1">
          <table:table-cell office:value-type="float" office:value="-3.5331383" calcext:value-type="float">
            <text:p>-3.5331383</text:p>
          </table:table-cell>
          <table:table-cell table:formula="of:=[.A5684]*0.3048" office:value-type="float" office:value="-1.07690055384" calcext:value-type="float">
            <text:p>-1.07690055384</text:p>
          </table:table-cell>
        </table:table-row>
        <table:table-row table:style-name="ro1">
          <table:table-cell office:value-type="float" office:value="-3.4480591" calcext:value-type="float">
            <text:p>-3.4480591</text:p>
          </table:table-cell>
          <table:table-cell table:formula="of:=[.A5685]*0.3048" office:value-type="float" office:value="-1.05096841368" calcext:value-type="float">
            <text:p>-1.05096841368</text:p>
          </table:table-cell>
        </table:table-row>
        <table:table-row table:style-name="ro1">
          <table:table-cell office:value-type="float" office:value="-3.3633308" calcext:value-type="float">
            <text:p>-3.3633308</text:p>
          </table:table-cell>
          <table:table-cell table:formula="of:=[.A5686]*0.3048" office:value-type="float" office:value="-1.02514322784" calcext:value-type="float">
            <text:p>-1.02514322784</text:p>
          </table:table-cell>
        </table:table-row>
        <table:table-row table:style-name="ro1">
          <table:table-cell office:value-type="float" office:value="-3.278985" calcext:value-type="float">
            <text:p>-3.278985</text:p>
          </table:table-cell>
          <table:table-cell table:formula="of:=[.A5687]*0.3048" office:value-type="float" office:value="-0.999434628" calcext:value-type="float">
            <text:p>-0.999434628</text:p>
          </table:table-cell>
        </table:table-row>
        <table:table-row table:style-name="ro1">
          <table:table-cell office:value-type="float" office:value="-3.1950555" calcext:value-type="float">
            <text:p>-3.1950555</text:p>
          </table:table-cell>
          <table:table-cell table:formula="of:=[.A5688]*0.3048" office:value-type="float" office:value="-0.9738529164" calcext:value-type="float">
            <text:p>-0.9738529164</text:p>
          </table:table-cell>
        </table:table-row>
        <table:table-row table:style-name="ro1">
          <table:table-cell office:value-type="float" office:value="-3.1115727" calcext:value-type="float">
            <text:p>-3.1115727</text:p>
          </table:table-cell>
          <table:table-cell table:formula="of:=[.A5689]*0.3048" office:value-type="float" office:value="-0.94840735896" calcext:value-type="float">
            <text:p>-0.94840735896</text:p>
          </table:table-cell>
        </table:table-row>
        <table:table-row table:style-name="ro1">
          <table:table-cell office:value-type="float" office:value="-3.0285726" calcext:value-type="float">
            <text:p>-3.0285726</text:p>
          </table:table-cell>
          <table:table-cell table:formula="of:=[.A5690]*0.3048" office:value-type="float" office:value="-0.92310892848" calcext:value-type="float">
            <text:p>-0.92310892848</text:p>
          </table:table-cell>
        </table:table-row>
        <table:table-row table:style-name="ro1">
          <table:table-cell office:value-type="float" office:value="-2.9460802" calcext:value-type="float">
            <text:p>-2.9460802</text:p>
          </table:table-cell>
          <table:table-cell table:formula="of:=[.A5691]*0.3048" office:value-type="float" office:value="-0.89796524496" calcext:value-type="float">
            <text:p>-0.89796524496</text:p>
          </table:table-cell>
        </table:table-row>
        <table:table-row table:style-name="ro1">
          <table:table-cell office:value-type="float" office:value="-2.8641305" calcext:value-type="float">
            <text:p>-2.8641305</text:p>
          </table:table-cell>
          <table:table-cell table:formula="of:=[.A5692]*0.3048" office:value-type="float" office:value="-0.8729869764" calcext:value-type="float">
            <text:p>-0.8729869764</text:p>
          </table:table-cell>
        </table:table-row>
        <table:table-row table:style-name="ro1">
          <table:table-cell office:value-type="float" office:value="-2.7827468" calcext:value-type="float">
            <text:p>-2.7827468</text:p>
          </table:table-cell>
          <table:table-cell table:formula="of:=[.A5693]*0.3048" office:value-type="float" office:value="-0.84818122464" calcext:value-type="float">
            <text:p>-0.84818122464</text:p>
          </table:table-cell>
        </table:table-row>
        <table:table-row table:style-name="ro1">
          <table:table-cell office:value-type="float" office:value="-2.7019525" calcext:value-type="float">
            <text:p>-2.7019525</text:p>
          </table:table-cell>
          <table:table-cell table:formula="of:=[.A5694]*0.3048" office:value-type="float" office:value="-0.823555122" calcext:value-type="float">
            <text:p>-0.823555122</text:p>
          </table:table-cell>
        </table:table-row>
        <table:table-row table:style-name="ro1">
          <table:table-cell office:value-type="float" office:value="-2.6217756" calcext:value-type="float">
            <text:p>-2.6217756</text:p>
          </table:table-cell>
          <table:table-cell table:formula="of:=[.A5695]*0.3048" office:value-type="float" office:value="-0.79911720288" calcext:value-type="float">
            <text:p>-0.79911720288</text:p>
          </table:table-cell>
        </table:table-row>
        <table:table-row table:style-name="ro1">
          <table:table-cell office:value-type="float" office:value="-2.5422368" calcext:value-type="float">
            <text:p>-2.5422368</text:p>
          </table:table-cell>
          <table:table-cell table:formula="of:=[.A5696]*0.3048" office:value-type="float" office:value="-0.77487377664" calcext:value-type="float">
            <text:p>-0.77487377664</text:p>
          </table:table-cell>
        </table:table-row>
        <table:table-row table:style-name="ro1">
          <table:table-cell office:value-type="float" office:value="-2.4633532" calcext:value-type="float">
            <text:p>-2.4633532</text:p>
          </table:table-cell>
          <table:table-cell table:formula="of:=[.A5697]*0.3048" office:value-type="float" office:value="-0.75083005536" calcext:value-type="float">
            <text:p>-0.75083005536</text:p>
          </table:table-cell>
        </table:table-row>
        <table:table-row table:style-name="ro1">
          <table:table-cell office:value-type="float" office:value="-2.3851423" calcext:value-type="float">
            <text:p>-2.3851423</text:p>
          </table:table-cell>
          <table:table-cell table:formula="of:=[.A5698]*0.3048" office:value-type="float" office:value="-0.72699137304" calcext:value-type="float">
            <text:p>-0.72699137304</text:p>
          </table:table-cell>
        </table:table-row>
        <table:table-row table:style-name="ro1">
          <table:table-cell office:value-type="float" office:value="-2.3076239" calcext:value-type="float">
            <text:p>-2.3076239</text:p>
          </table:table-cell>
          <table:table-cell table:formula="of:=[.A5699]*0.3048" office:value-type="float" office:value="-0.70336376472" calcext:value-type="float">
            <text:p>-0.70336376472</text:p>
          </table:table-cell>
        </table:table-row>
        <table:table-row table:style-name="ro1">
          <table:table-cell office:value-type="float" office:value="-2.2308078" calcext:value-type="float">
            <text:p>-2.2308078</text:p>
          </table:table-cell>
          <table:table-cell table:formula="of:=[.A5700]*0.3048" office:value-type="float" office:value="-0.67995021744" calcext:value-type="float">
            <text:p>-0.67995021744</text:p>
          </table:table-cell>
        </table:table-row>
        <table:table-row table:style-name="ro1">
          <table:table-cell office:value-type="float" office:value="-2.1547062" calcext:value-type="float">
            <text:p>-2.1547062</text:p>
          </table:table-cell>
          <table:table-cell table:formula="of:=[.A5701]*0.3048" office:value-type="float" office:value="-0.65675444976" calcext:value-type="float">
            <text:p>-0.65675444976</text:p>
          </table:table-cell>
        </table:table-row>
        <table:table-row table:style-name="ro1">
          <table:table-cell office:value-type="float" office:value="-2.0793297" calcext:value-type="float">
            <text:p>-2.0793297</text:p>
          </table:table-cell>
          <table:table-cell table:formula="of:=[.A5702]*0.3048" office:value-type="float" office:value="-0.63377969256" calcext:value-type="float">
            <text:p>-0.63377969256</text:p>
          </table:table-cell>
        </table:table-row>
        <table:table-row table:style-name="ro1">
          <table:table-cell office:value-type="float" office:value="-2.0046918" calcext:value-type="float">
            <text:p>-2.0046918</text:p>
          </table:table-cell>
          <table:table-cell table:formula="of:=[.A5703]*0.3048" office:value-type="float" office:value="-0.61103006064" calcext:value-type="float">
            <text:p>-0.61103006064</text:p>
          </table:table-cell>
        </table:table-row>
        <table:table-row table:style-name="ro1">
          <table:table-cell office:value-type="float" office:value="-1.9307973" calcext:value-type="float">
            <text:p>-1.9307973</text:p>
          </table:table-cell>
          <table:table-cell table:formula="of:=[.A5704]*0.3048" office:value-type="float" office:value="-0.58850701704" calcext:value-type="float">
            <text:p>-0.58850701704</text:p>
          </table:table-cell>
        </table:table-row>
        <table:table-row table:style-name="ro1">
          <table:table-cell office:value-type="float" office:value="-1.857656" calcext:value-type="float">
            <text:p>-1.857656</text:p>
          </table:table-cell>
          <table:table-cell table:formula="of:=[.A5705]*0.3048" office:value-type="float" office:value="-0.5662135488" calcext:value-type="float">
            <text:p>-0.5662135488</text:p>
          </table:table-cell>
        </table:table-row>
        <table:table-row table:style-name="ro1">
          <table:table-cell office:value-type="float" office:value="-1.7852781" calcext:value-type="float">
            <text:p>-1.7852781</text:p>
          </table:table-cell>
          <table:table-cell table:formula="of:=[.A5706]*0.3048" office:value-type="float" office:value="-0.54415276488" calcext:value-type="float">
            <text:p>-0.54415276488</text:p>
          </table:table-cell>
        </table:table-row>
        <table:table-row table:style-name="ro1">
          <table:table-cell office:value-type="float" office:value="-1.7136734" calcext:value-type="float">
            <text:p>-1.7136734</text:p>
          </table:table-cell>
          <table:table-cell table:formula="of:=[.A5707]*0.3048" office:value-type="float" office:value="-0.52232765232" calcext:value-type="float">
            <text:p>-0.52232765232</text:p>
          </table:table-cell>
        </table:table-row>
        <table:table-row table:style-name="ro1">
          <table:table-cell office:value-type="float" office:value="-1.642848" calcext:value-type="float">
            <text:p>-1.642848</text:p>
          </table:table-cell>
          <table:table-cell table:formula="of:=[.A5708]*0.3048" office:value-type="float" office:value="-0.5007400704" calcext:value-type="float">
            <text:p>-0.5007400704</text:p>
          </table:table-cell>
        </table:table-row>
        <table:table-row table:style-name="ro1">
          <table:table-cell office:value-type="float" office:value="-1.572818" calcext:value-type="float">
            <text:p>-1.572818</text:p>
          </table:table-cell>
          <table:table-cell table:formula="of:=[.A5709]*0.3048" office:value-type="float" office:value="-0.4793949264" calcext:value-type="float">
            <text:p>-0.4793949264</text:p>
          </table:table-cell>
        </table:table-row>
        <table:table-row table:style-name="ro1">
          <table:table-cell office:value-type="float" office:value="-1.5035899" calcext:value-type="float">
            <text:p>-1.5035899</text:p>
          </table:table-cell>
          <table:table-cell table:formula="of:=[.A5710]*0.3048" office:value-type="float" office:value="-0.45829420152" calcext:value-type="float">
            <text:p>-0.45829420152</text:p>
          </table:table-cell>
        </table:table-row>
        <table:table-row table:style-name="ro1">
          <table:table-cell office:value-type="float" office:value="-1.4351771" calcext:value-type="float">
            <text:p>-1.4351771</text:p>
          </table:table-cell>
          <table:table-cell table:formula="of:=[.A5711]*0.3048" office:value-type="float" office:value="-0.43744198008" calcext:value-type="float">
            <text:p>-0.43744198008</text:p>
          </table:table-cell>
        </table:table-row>
        <table:table-row table:style-name="ro1">
          <table:table-cell office:value-type="float" office:value="-1.3675942" calcext:value-type="float">
            <text:p>-1.3675942</text:p>
          </table:table-cell>
          <table:table-cell table:formula="of:=[.A5712]*0.3048" office:value-type="float" office:value="-0.41684271216" calcext:value-type="float">
            <text:p>-0.41684271216</text:p>
          </table:table-cell>
        </table:table-row>
        <table:table-row table:style-name="ro1">
          <table:table-cell office:value-type="float" office:value="-1.3008535" calcext:value-type="float">
            <text:p>-1.3008535</text:p>
          </table:table-cell>
          <table:table-cell table:formula="of:=[.A5713]*0.3048" office:value-type="float" office:value="-0.3965001468" calcext:value-type="float">
            <text:p>-0.3965001468</text:p>
          </table:table-cell>
        </table:table-row>
        <table:table-row table:style-name="ro1">
          <table:table-cell office:value-type="float" office:value="-1.2349687" calcext:value-type="float">
            <text:p>-1.2349687</text:p>
          </table:table-cell>
          <table:table-cell table:formula="of:=[.A5714]*0.3048" office:value-type="float" office:value="-0.37641845976" calcext:value-type="float">
            <text:p>-0.37641845976</text:p>
          </table:table-cell>
        </table:table-row>
        <table:table-row table:style-name="ro1">
          <table:table-cell office:value-type="float" office:value="-1.1699595" calcext:value-type="float">
            <text:p>-1.1699595</text:p>
          </table:table-cell>
          <table:table-cell table:formula="of:=[.A5715]*0.3048" office:value-type="float" office:value="-0.3566036556" calcext:value-type="float">
            <text:p>-0.3566036556</text:p>
          </table:table-cell>
        </table:table-row>
        <table:table-row table:style-name="ro1">
          <table:table-cell office:value-type="float" office:value="-1.1058369" calcext:value-type="float">
            <text:p>-1.1058369</text:p>
          </table:table-cell>
          <table:table-cell table:formula="of:=[.A5716]*0.3048" office:value-type="float" office:value="-0.33705908712" calcext:value-type="float">
            <text:p>-0.33705908712</text:p>
          </table:table-cell>
        </table:table-row>
        <table:table-row table:style-name="ro1">
          <table:table-cell office:value-type="float" office:value="-1.0426199" calcext:value-type="float">
            <text:p>-1.0426199</text:p>
          </table:table-cell>
          <table:table-cell table:formula="of:=[.A5717]*0.3048" office:value-type="float" office:value="-0.31779054552" calcext:value-type="float">
            <text:p>-0.31779054552</text:p>
          </table:table-cell>
        </table:table-row>
        <table:table-row table:style-name="ro1">
          <table:table-cell office:value-type="float" office:value="-0.9803276" calcext:value-type="float">
            <text:p>-0.9803276</text:p>
          </table:table-cell>
          <table:table-cell table:formula="of:=[.A5718]*0.3048" office:value-type="float" office:value="-0.29880385248" calcext:value-type="float">
            <text:p>-0.29880385248</text:p>
          </table:table-cell>
        </table:table-row>
        <table:table-row table:style-name="ro1">
          <table:table-cell office:value-type="float" office:value="-0.9189734" calcext:value-type="float">
            <text:p>-0.9189734</text:p>
          </table:table-cell>
          <table:table-cell table:formula="of:=[.A5719]*0.3048" office:value-type="float" office:value="-0.28010309232" calcext:value-type="float">
            <text:p>-0.28010309232</text:p>
          </table:table-cell>
        </table:table-row>
        <table:table-row table:style-name="ro1">
          <table:table-cell office:value-type="float" office:value="-0.8585761" calcext:value-type="float">
            <text:p>-0.8585761</text:p>
          </table:table-cell>
          <table:table-cell table:formula="of:=[.A5720]*0.3048" office:value-type="float" office:value="-0.26169399528" calcext:value-type="float">
            <text:p>-0.26169399528</text:p>
          </table:table-cell>
        </table:table-row>
        <table:table-row table:style-name="ro1">
          <table:table-cell office:value-type="float" office:value="-0.7991543" calcext:value-type="float">
            <text:p>-0.7991543</text:p>
          </table:table-cell>
          <table:table-cell table:formula="of:=[.A5721]*0.3048" office:value-type="float" office:value="-0.24358223064" calcext:value-type="float">
            <text:p>-0.24358223064</text:p>
          </table:table-cell>
        </table:table-row>
        <table:table-row table:style-name="ro1">
          <table:table-cell office:value-type="float" office:value="-0.7407196" calcext:value-type="float">
            <text:p>-0.7407196</text:p>
          </table:table-cell>
          <table:table-cell table:formula="of:=[.A5722]*0.3048" office:value-type="float" office:value="-0.22577133408" calcext:value-type="float">
            <text:p>-0.22577133408</text:p>
          </table:table-cell>
        </table:table-row>
        <table:table-row table:style-name="ro1">
          <table:table-cell office:value-type="float" office:value="-0.6832898" calcext:value-type="float">
            <text:p>-0.6832898</text:p>
          </table:table-cell>
          <table:table-cell table:formula="of:=[.A5723]*0.3048" office:value-type="float" office:value="-0.20826673104" calcext:value-type="float">
            <text:p>-0.20826673104</text:p>
          </table:table-cell>
        </table:table-row>
        <table:table-row table:style-name="ro1">
          <table:table-cell office:value-type="float" office:value="-0.626878" calcext:value-type="float">
            <text:p>-0.626878</text:p>
          </table:table-cell>
          <table:table-cell table:formula="of:=[.A5724]*0.3048" office:value-type="float" office:value="-0.1910724144" calcext:value-type="float">
            <text:p>-0.1910724144</text:p>
          </table:table-cell>
        </table:table-row>
        <table:table-row table:style-name="ro1">
          <table:table-cell office:value-type="float" office:value="-0.5714943" calcext:value-type="float">
            <text:p>-0.5714943</text:p>
          </table:table-cell>
          <table:table-cell table:formula="of:=[.A5725]*0.3048" office:value-type="float" office:value="-0.17419146264" calcext:value-type="float">
            <text:p>-0.17419146264</text:p>
          </table:table-cell>
        </table:table-row>
        <table:table-row table:style-name="ro1">
          <table:table-cell office:value-type="float" office:value="-0.5171502" calcext:value-type="float">
            <text:p>-0.5171502</text:p>
          </table:table-cell>
          <table:table-cell table:formula="of:=[.A5726]*0.3048" office:value-type="float" office:value="-0.15762738096" calcext:value-type="float">
            <text:p>-0.15762738096</text:p>
          </table:table-cell>
        </table:table-row>
        <table:table-row table:style-name="ro1">
          <table:table-cell office:value-type="float" office:value="-0.4638532" calcext:value-type="float">
            <text:p>-0.4638532</text:p>
          </table:table-cell>
          <table:table-cell table:formula="of:=[.A5727]*0.3048" office:value-type="float" office:value="-0.14138245536" calcext:value-type="float">
            <text:p>-0.14138245536</text:p>
          </table:table-cell>
        </table:table-row>
        <table:table-row table:style-name="ro1">
          <table:table-cell office:value-type="float" office:value="-0.4116107" calcext:value-type="float">
            <text:p>-0.4116107</text:p>
          </table:table-cell>
          <table:table-cell table:formula="of:=[.A5728]*0.3048" office:value-type="float" office:value="-0.12545894136" calcext:value-type="float">
            <text:p>-0.12545894136</text:p>
          </table:table-cell>
        </table:table-row>
        <table:table-row table:style-name="ro1">
          <table:table-cell office:value-type="float" office:value="-0.3604265" calcext:value-type="float">
            <text:p>-0.3604265</text:p>
          </table:table-cell>
          <table:table-cell table:formula="of:=[.A5729]*0.3048" office:value-type="float" office:value="-0.1098579972" calcext:value-type="float">
            <text:p>-0.1098579972</text:p>
          </table:table-cell>
        </table:table-row>
        <table:table-row table:style-name="ro1">
          <table:table-cell office:value-type="float" office:value="-0.3103024" calcext:value-type="float">
            <text:p>-0.3103024</text:p>
          </table:table-cell>
          <table:table-cell table:formula="of:=[.A5730]*0.3048" office:value-type="float" office:value="-0.09458017152" calcext:value-type="float">
            <text:p>-0.09458017152</text:p>
          </table:table-cell>
        </table:table-row>
        <table:table-row table:style-name="ro1">
          <table:table-cell office:value-type="float" office:value="-0.2612383" calcext:value-type="float">
            <text:p>-0.2612383</text:p>
          </table:table-cell>
          <table:table-cell table:formula="of:=[.A5731]*0.3048" office:value-type="float" office:value="-0.07962543384" calcext:value-type="float">
            <text:p>-0.07962543384</text:p>
          </table:table-cell>
        </table:table-row>
        <table:table-row table:style-name="ro1">
          <table:table-cell office:value-type="float" office:value="-0.2132338" calcext:value-type="float">
            <text:p>-0.2132338</text:p>
          </table:table-cell>
          <table:table-cell table:formula="of:=[.A5732]*0.3048" office:value-type="float" office:value="-0.06499366224" calcext:value-type="float">
            <text:p>-0.06499366224</text:p>
          </table:table-cell>
        </table:table-row>
        <table:table-row table:style-name="ro1">
          <table:table-cell office:value-type="float" office:value="-0.1662853" calcext:value-type="float">
            <text:p>-0.1662853</text:p>
          </table:table-cell>
          <table:table-cell table:formula="of:=[.A5733]*0.3048" office:value-type="float" office:value="-0.05068375944" calcext:value-type="float">
            <text:p>-0.05068375944</text:p>
          </table:table-cell>
        </table:table-row>
        <table:table-row table:style-name="ro1">
          <table:table-cell office:value-type="float" office:value="-0.1203856" calcext:value-type="float">
            <text:p>-0.1203856</text:p>
          </table:table-cell>
          <table:table-cell table:formula="of:=[.A5734]*0.3048" office:value-type="float" office:value="-0.03669353088" calcext:value-type="float">
            <text:p>-0.03669353088</text:p>
          </table:table-cell>
        </table:table-row>
        <table:table-row table:style-name="ro1">
          <table:table-cell office:value-type="float" office:value="-0.0755292999999999" calcext:value-type="float">
            <text:p>-0.0755293</text:p>
          </table:table-cell>
          <table:table-cell table:formula="of:=[.A5735]*0.3048" office:value-type="float" office:value="-0.02302133064" calcext:value-type="float">
            <text:p>-0.02302133064</text:p>
          </table:table-cell>
        </table:table-row>
        <table:table-row table:style-name="ro1">
          <table:table-cell office:value-type="float" office:value="-0.031706" calcext:value-type="float">
            <text:p>-0.031706</text:p>
          </table:table-cell>
          <table:table-cell table:formula="of:=[.A5736]*0.3048" office:value-type="float" office:value="-0.0096639888" calcext:value-type="float">
            <text:p>-0.0096639888</text:p>
          </table:table-cell>
        </table:table-row>
        <table:table-row table:style-name="ro1">
          <table:table-cell office:value-type="float" office:value="0.0110965999999999" calcext:value-type="float">
            <text:p>0.0110966</text:p>
          </table:table-cell>
          <table:table-cell table:formula="of:=[.A5737]*0.3048" office:value-type="float" office:value="0.00338224367999997" calcext:value-type="float">
            <text:p>0.00338224368</text:p>
          </table:table-cell>
        </table:table-row>
        <table:table-row table:style-name="ro1">
          <table:table-cell office:value-type="float" office:value="0.0528865000000001" calcext:value-type="float">
            <text:p>0.0528865</text:p>
          </table:table-cell>
          <table:table-cell table:formula="of:=[.A5738]*0.3048" office:value-type="float" office:value="0.0161198052" calcext:value-type="float">
            <text:p>0.0161198052</text:p>
          </table:table-cell>
        </table:table-row>
        <table:table-row table:style-name="ro1">
          <table:table-cell office:value-type="float" office:value="0.0936805000000001" calcext:value-type="float">
            <text:p>0.0936805</text:p>
          </table:table-cell>
          <table:table-cell table:formula="of:=[.A5739]*0.3048" office:value-type="float" office:value="0.0285538164" calcext:value-type="float">
            <text:p>0.0285538164</text:p>
          </table:table-cell>
        </table:table-row>
        <table:table-row table:style-name="ro1">
          <table:table-cell office:value-type="float" office:value="0.1334896" calcext:value-type="float">
            <text:p>0.1334896</text:p>
          </table:table-cell>
          <table:table-cell table:formula="of:=[.A5740]*0.3048" office:value-type="float" office:value="0.04068763008" calcext:value-type="float">
            <text:p>0.04068763008</text:p>
          </table:table-cell>
        </table:table-row>
        <table:table-row table:style-name="ro1">
          <table:table-cell office:value-type="float" office:value="0.1723288" calcext:value-type="float">
            <text:p>0.1723288</text:p>
          </table:table-cell>
          <table:table-cell table:formula="of:=[.A5741]*0.3048" office:value-type="float" office:value="0.05252581824" calcext:value-type="float">
            <text:p>0.05252581824</text:p>
          </table:table-cell>
        </table:table-row>
        <table:table-row table:style-name="ro1">
          <table:table-cell office:value-type="float" office:value="0.2102147" calcext:value-type="float">
            <text:p>0.2102147</text:p>
          </table:table-cell>
          <table:table-cell table:formula="of:=[.A5742]*0.3048" office:value-type="float" office:value="0.06407344056" calcext:value-type="float">
            <text:p>0.06407344056</text:p>
          </table:table-cell>
        </table:table-row>
        <table:table-row table:style-name="ro1">
          <table:table-cell office:value-type="float" office:value="0.2471595" calcext:value-type="float">
            <text:p>0.2471595</text:p>
          </table:table-cell>
          <table:table-cell table:formula="of:=[.A5743]*0.3048" office:value-type="float" office:value="0.0753342156" calcext:value-type="float">
            <text:p>0.0753342156</text:p>
          </table:table-cell>
        </table:table-row>
        <table:table-row table:style-name="ro1">
          <table:table-cell office:value-type="float" office:value="0.2831801" calcext:value-type="float">
            <text:p>0.2831801</text:p>
          </table:table-cell>
          <table:table-cell table:formula="of:=[.A5744]*0.3048" office:value-type="float" office:value="0.08631329448" calcext:value-type="float">
            <text:p>0.08631329448</text:p>
          </table:table-cell>
        </table:table-row>
        <table:table-row table:style-name="ro1">
          <table:table-cell office:value-type="float" office:value="0.3182914" calcext:value-type="float">
            <text:p>0.3182914</text:p>
          </table:table-cell>
          <table:table-cell table:formula="of:=[.A5745]*0.3048" office:value-type="float" office:value="0.09701521872" calcext:value-type="float">
            <text:p>0.09701521872</text:p>
          </table:table-cell>
        </table:table-row>
        <table:table-row table:style-name="ro1">
          <table:table-cell office:value-type="float" office:value="0.3525051" calcext:value-type="float">
            <text:p>0.3525051</text:p>
          </table:table-cell>
          <table:table-cell table:formula="of:=[.A5746]*0.3048" office:value-type="float" office:value="0.10744355448" calcext:value-type="float">
            <text:p>0.10744355448</text:p>
          </table:table-cell>
        </table:table-row>
        <table:table-row table:style-name="ro1">
          <table:table-cell office:value-type="float" office:value="0.3858347" calcext:value-type="float">
            <text:p>0.3858347</text:p>
          </table:table-cell>
          <table:table-cell table:formula="of:=[.A5747]*0.3048" office:value-type="float" office:value="0.11760241656" calcext:value-type="float">
            <text:p>0.11760241656</text:p>
          </table:table-cell>
        </table:table-row>
        <table:table-row table:style-name="ro1">
          <table:table-cell office:value-type="float" office:value="0.418291" calcext:value-type="float">
            <text:p>0.418291</text:p>
          </table:table-cell>
          <table:table-cell table:formula="of:=[.A5748]*0.3048" office:value-type="float" office:value="0.1274950968" calcext:value-type="float">
            <text:p>0.1274950968</text:p>
          </table:table-cell>
        </table:table-row>
        <table:table-row table:style-name="ro1">
          <table:table-cell office:value-type="float" office:value="0.4498819" calcext:value-type="float">
            <text:p>0.4498819</text:p>
          </table:table-cell>
          <table:table-cell table:formula="of:=[.A5749]*0.3048" office:value-type="float" office:value="0.13712400312" calcext:value-type="float">
            <text:p>0.13712400312</text:p>
          </table:table-cell>
        </table:table-row>
        <table:table-row table:style-name="ro1">
          <table:table-cell office:value-type="float" office:value="0.4806174" calcext:value-type="float">
            <text:p>0.4806174</text:p>
          </table:table-cell>
          <table:table-cell table:formula="of:=[.A5750]*0.3048" office:value-type="float" office:value="0.14649218352" calcext:value-type="float">
            <text:p>0.14649218352</text:p>
          </table:table-cell>
        </table:table-row>
        <table:table-row table:style-name="ro1">
          <table:table-cell office:value-type="float" office:value="0.51050407" calcext:value-type="float">
            <text:p>0.51050407</text:p>
          </table:table-cell>
          <table:table-cell table:formula="of:=[.A5751]*0.3048" office:value-type="float" office:value="0.155601640536" calcext:value-type="float">
            <text:p>0.155601640536</text:p>
          </table:table-cell>
        </table:table-row>
        <table:table-row table:style-name="ro1">
          <table:table-cell office:value-type="float" office:value="0.53954434" calcext:value-type="float">
            <text:p>0.53954434</text:p>
          </table:table-cell>
          <table:table-cell table:formula="of:=[.A5752]*0.3048" office:value-type="float" office:value="0.164453114832" calcext:value-type="float">
            <text:p>0.164453114832</text:p>
          </table:table-cell>
        </table:table-row>
        <table:table-row table:style-name="ro1">
          <table:table-cell office:value-type="float" office:value="0.56774443" calcext:value-type="float">
            <text:p>0.56774443</text:p>
          </table:table-cell>
          <table:table-cell table:formula="of:=[.A5753]*0.3048" office:value-type="float" office:value="0.173048502264" calcext:value-type="float">
            <text:p>0.173048502264</text:p>
          </table:table-cell>
        </table:table-row>
        <table:table-row table:style-name="ro1">
          <table:table-cell office:value-type="float" office:value="0.5951063" calcext:value-type="float">
            <text:p>0.5951063</text:p>
          </table:table-cell>
          <table:table-cell table:formula="of:=[.A5754]*0.3048" office:value-type="float" office:value="0.18138840024" calcext:value-type="float">
            <text:p>0.18138840024</text:p>
          </table:table-cell>
        </table:table-row>
        <table:table-row table:style-name="ro1">
          <table:table-cell office:value-type="float" office:value="0.62162924" calcext:value-type="float">
            <text:p>0.62162924</text:p>
          </table:table-cell>
          <table:table-cell table:formula="of:=[.A5755]*0.3048" office:value-type="float" office:value="0.189472592352" calcext:value-type="float">
            <text:p>0.189472592352</text:p>
          </table:table-cell>
        </table:table-row>
        <table:table-row table:style-name="ro1">
          <table:table-cell office:value-type="float" office:value="0.64731359" calcext:value-type="float">
            <text:p>0.64731359</text:p>
          </table:table-cell>
          <table:table-cell table:formula="of:=[.A5756]*0.3048" office:value-type="float" office:value="0.197301182232" calcext:value-type="float">
            <text:p>0.197301182232</text:p>
          </table:table-cell>
        </table:table-row>
        <table:table-row table:style-name="ro1">
          <table:table-cell office:value-type="float" office:value="0.67216301" calcext:value-type="float">
            <text:p>0.67216301</text:p>
          </table:table-cell>
          <table:table-cell table:formula="of:=[.A5757]*0.3048" office:value-type="float" office:value="0.204875285448" calcext:value-type="float">
            <text:p>0.204875285448</text:p>
          </table:table-cell>
        </table:table-row>
        <table:table-row table:style-name="ro1">
          <table:table-cell office:value-type="float" office:value="0.69616896" calcext:value-type="float">
            <text:p>0.69616896</text:p>
          </table:table-cell>
          <table:table-cell table:formula="of:=[.A5758]*0.3048" office:value-type="float" office:value="0.212192299008" calcext:value-type="float">
            <text:p>0.212192299008</text:p>
          </table:table-cell>
        </table:table-row>
        <table:table-row table:style-name="ro1">
          <table:table-cell office:value-type="float" office:value="0.71933222" calcext:value-type="float">
            <text:p>0.71933222</text:p>
          </table:table-cell>
          <table:table-cell table:formula="of:=[.A5759]*0.3048" office:value-type="float" office:value="0.219252460656" calcext:value-type="float">
            <text:p>0.219252460656</text:p>
          </table:table-cell>
        </table:table-row>
        <table:table-row table:style-name="ro1">
          <table:table-cell office:value-type="float" office:value="0.74165189" calcext:value-type="float">
            <text:p>0.74165189</text:p>
          </table:table-cell>
          <table:table-cell table:formula="of:=[.A5760]*0.3048" office:value-type="float" office:value="0.226055496072" calcext:value-type="float">
            <text:p>0.226055496072</text:p>
          </table:table-cell>
        </table:table-row>
        <table:table-row table:style-name="ro1">
          <table:table-cell office:value-type="float" office:value="0.76311493" calcext:value-type="float">
            <text:p>0.76311493</text:p>
          </table:table-cell>
          <table:table-cell table:formula="of:=[.A5761]*0.3048" office:value-type="float" office:value="0.232597430664" calcext:value-type="float">
            <text:p>0.232597430664</text:p>
          </table:table-cell>
        </table:table-row>
        <table:table-row table:style-name="ro1">
          <table:table-cell office:value-type="float" office:value="0.78372294" calcext:value-type="float">
            <text:p>0.78372294</text:p>
          </table:table-cell>
          <table:table-cell table:formula="of:=[.A5762]*0.3048" office:value-type="float" office:value="0.238878752112" calcext:value-type="float">
            <text:p>0.238878752112</text:p>
          </table:table-cell>
        </table:table-row>
        <table:table-row table:style-name="ro1">
          <table:table-cell office:value-type="float" office:value="0.80347294" calcext:value-type="float">
            <text:p>0.80347294</text:p>
          </table:table-cell>
          <table:table-cell table:formula="of:=[.A5763]*0.3048" office:value-type="float" office:value="0.244898552112" calcext:value-type="float">
            <text:p>0.244898552112</text:p>
          </table:table-cell>
        </table:table-row>
        <table:table-row table:style-name="ro1">
          <table:table-cell office:value-type="float" office:value="0.8223539" calcext:value-type="float">
            <text:p>0.8223539</text:p>
          </table:table-cell>
          <table:table-cell table:formula="of:=[.A5764]*0.3048" office:value-type="float" office:value="0.25065346872" calcext:value-type="float">
            <text:p>0.25065346872</text:p>
          </table:table-cell>
        </table:table-row>
        <table:table-row table:style-name="ro1">
          <table:table-cell office:value-type="float" office:value="0.84036648" calcext:value-type="float">
            <text:p>0.84036648</text:p>
          </table:table-cell>
          <table:table-cell table:formula="of:=[.A5765]*0.3048" office:value-type="float" office:value="0.256143703104" calcext:value-type="float">
            <text:p>0.256143703104</text:p>
          </table:table-cell>
        </table:table-row>
        <table:table-row table:style-name="ro1">
          <table:table-cell office:value-type="float" office:value="0.85750693" calcext:value-type="float">
            <text:p>0.85750693</text:p>
          </table:table-cell>
          <table:table-cell table:formula="of:=[.A5766]*0.3048" office:value-type="float" office:value="0.261368112264" calcext:value-type="float">
            <text:p>0.261368112264</text:p>
          </table:table-cell>
        </table:table-row>
        <table:table-row table:style-name="ro1">
          <table:table-cell office:value-type="float" office:value="0.87376827" calcext:value-type="float">
            <text:p>0.87376827</text:p>
          </table:table-cell>
          <table:table-cell table:formula="of:=[.A5767]*0.3048" office:value-type="float" office:value="0.266324568696" calcext:value-type="float">
            <text:p>0.266324568696</text:p>
          </table:table-cell>
        </table:table-row>
        <table:table-row table:style-name="ro1">
          <table:table-cell office:value-type="float" office:value="0.88915116" calcext:value-type="float">
            <text:p>0.88915116</text:p>
          </table:table-cell>
          <table:table-cell table:formula="of:=[.A5768]*0.3048" office:value-type="float" office:value="0.271013273568" calcext:value-type="float">
            <text:p>0.271013273568</text:p>
          </table:table-cell>
        </table:table-row>
        <table:table-row table:style-name="ro1">
          <table:table-cell office:value-type="float" office:value="0.90365452" calcext:value-type="float">
            <text:p>0.90365452</text:p>
          </table:table-cell>
          <table:table-cell table:formula="of:=[.A5769]*0.3048" office:value-type="float" office:value="0.275433897696" calcext:value-type="float">
            <text:p>0.275433897696</text:p>
          </table:table-cell>
        </table:table-row>
        <table:table-row table:style-name="ro1">
          <table:table-cell office:value-type="float" office:value="0.91727561" calcext:value-type="float">
            <text:p>0.91727561</text:p>
          </table:table-cell>
          <table:table-cell table:formula="of:=[.A5770]*0.3048" office:value-type="float" office:value="0.279585605928" calcext:value-type="float">
            <text:p>0.279585605928</text:p>
          </table:table-cell>
        </table:table-row>
        <table:table-row table:style-name="ro1">
          <table:table-cell office:value-type="float" office:value="0.9300136" calcext:value-type="float">
            <text:p>0.9300136</text:p>
          </table:table-cell>
          <table:table-cell table:formula="of:=[.A5771]*0.3048" office:value-type="float" office:value="0.28346814528" calcext:value-type="float">
            <text:p>0.28346814528</text:p>
          </table:table-cell>
        </table:table-row>
        <table:table-row table:style-name="ro1">
          <table:table-cell office:value-type="float" office:value="0.94186795" calcext:value-type="float">
            <text:p>0.94186795</text:p>
          </table:table-cell>
          <table:table-cell table:formula="of:=[.A5772]*0.3048" office:value-type="float" office:value="0.28708135116" calcext:value-type="float">
            <text:p>0.28708135116</text:p>
          </table:table-cell>
        </table:table-row>
        <table:table-row table:style-name="ro1">
          <table:table-cell office:value-type="float" office:value="0.95283949" calcext:value-type="float">
            <text:p>0.95283949</text:p>
          </table:table-cell>
          <table:table-cell table:formula="of:=[.A5773]*0.3048" office:value-type="float" office:value="0.290425476552" calcext:value-type="float">
            <text:p>0.290425476552</text:p>
          </table:table-cell>
        </table:table-row>
        <table:table-row table:style-name="ro1">
          <table:table-cell office:value-type="float" office:value="0.96292919" calcext:value-type="float">
            <text:p>0.96292919</text:p>
          </table:table-cell>
          <table:table-cell table:formula="of:=[.A5774]*0.3048" office:value-type="float" office:value="0.293500817112" calcext:value-type="float">
            <text:p>0.293500817112</text:p>
          </table:table-cell>
        </table:table-row>
        <table:table-row table:style-name="ro1">
          <table:table-cell office:value-type="float" office:value="0.97214061" calcext:value-type="float">
            <text:p>0.97214061</text:p>
          </table:table-cell>
          <table:table-cell table:formula="of:=[.A5775]*0.3048" office:value-type="float" office:value="0.296308457928" calcext:value-type="float">
            <text:p>0.296308457928</text:p>
          </table:table-cell>
        </table:table-row>
        <table:table-row table:style-name="ro1">
          <table:table-cell office:value-type="float" office:value="0.98047793" calcext:value-type="float">
            <text:p>0.98047793</text:p>
          </table:table-cell>
          <table:table-cell table:formula="of:=[.A5776]*0.3048" office:value-type="float" office:value="0.298849673064" calcext:value-type="float">
            <text:p>0.298849673064</text:p>
          </table:table-cell>
        </table:table-row>
        <table:table-row table:style-name="ro1">
          <table:table-cell office:value-type="float" office:value="0.98794585" calcext:value-type="float">
            <text:p>0.98794585</text:p>
          </table:table-cell>
          <table:table-cell table:formula="of:=[.A5777]*0.3048" office:value-type="float" office:value="0.30112589508" calcext:value-type="float">
            <text:p>0.30112589508</text:p>
          </table:table-cell>
        </table:table-row>
        <table:table-row table:style-name="ro1">
          <table:table-cell office:value-type="float" office:value="0.99455082" calcext:value-type="float">
            <text:p>0.99455082</text:p>
          </table:table-cell>
          <table:table-cell table:formula="of:=[.A5778]*0.3048" office:value-type="float" office:value="0.303139089936" calcext:value-type="float">
            <text:p>0.303139089936</text:p>
          </table:table-cell>
        </table:table-row>
        <table:table-row table:style-name="ro1">
          <table:table-cell office:value-type="float" office:value="1.0003019" calcext:value-type="float">
            <text:p>1.0003019</text:p>
          </table:table-cell>
          <table:table-cell table:formula="of:=[.A5779]*0.3048" office:value-type="float" office:value="0.30489201912" calcext:value-type="float">
            <text:p>0.30489201912</text:p>
          </table:table-cell>
        </table:table-row>
        <table:table-row table:style-name="ro1">
          <table:table-cell office:value-type="float" office:value="1.00520739" calcext:value-type="float">
            <text:p>1.00520739</text:p>
          </table:table-cell>
          <table:table-cell table:formula="of:=[.A5780]*0.3048" office:value-type="float" office:value="0.306387212472" calcext:value-type="float">
            <text:p>0.306387212472</text:p>
          </table:table-cell>
        </table:table-row>
        <table:table-row table:style-name="ro1">
          <table:table-cell office:value-type="float" office:value="1.00928223" calcext:value-type="float">
            <text:p>1.00928223</text:p>
          </table:table-cell>
          <table:table-cell table:formula="of:=[.A5781]*0.3048" office:value-type="float" office:value="0.307629223704" calcext:value-type="float">
            <text:p>0.307629223704</text:p>
          </table:table-cell>
        </table:table-row>
        <table:table-row table:style-name="ro1">
          <table:table-cell office:value-type="float" office:value="1.01253438" calcext:value-type="float">
            <text:p>1.01253438</text:p>
          </table:table-cell>
          <table:table-cell table:formula="of:=[.A5782]*0.3048" office:value-type="float" office:value="0.308620479024" calcext:value-type="float">
            <text:p>0.308620479024</text:p>
          </table:table-cell>
        </table:table-row>
        <table:table-row table:style-name="ro1">
          <table:table-cell office:value-type="float" office:value="1.0149864" calcext:value-type="float">
            <text:p>1.0149864</text:p>
          </table:table-cell>
          <table:table-cell table:formula="of:=[.A5783]*0.3048" office:value-type="float" office:value="0.30936785472" calcext:value-type="float">
            <text:p>0.30936785472</text:p>
          </table:table-cell>
        </table:table-row>
        <table:table-row table:style-name="ro1">
          <table:table-cell office:value-type="float" office:value="1.01665127" calcext:value-type="float">
            <text:p>1.01665127</text:p>
          </table:table-cell>
          <table:table-cell table:formula="of:=[.A5784]*0.3048" office:value-type="float" office:value="0.309875307096" calcext:value-type="float">
            <text:p>0.309875307096</text:p>
          </table:table-cell>
        </table:table-row>
        <table:table-row table:style-name="ro1">
          <table:table-cell office:value-type="float" office:value="1.01754612" calcext:value-type="float">
            <text:p>1.01754612</text:p>
          </table:table-cell>
          <table:table-cell table:formula="of:=[.A5785]*0.3048" office:value-type="float" office:value="0.310148057376" calcext:value-type="float">
            <text:p>0.310148057376</text:p>
          </table:table-cell>
        </table:table-row>
        <table:table-row table:style-name="ro1">
          <table:table-cell office:value-type="float" office:value="1.01769623" calcext:value-type="float">
            <text:p>1.01769623</text:p>
          </table:table-cell>
          <table:table-cell table:formula="of:=[.A5786]*0.3048" office:value-type="float" office:value="0.310193810904" calcext:value-type="float">
            <text:p>0.310193810904</text:p>
          </table:table-cell>
        </table:table-row>
        <table:table-row table:style-name="ro1">
          <table:table-cell office:value-type="float" office:value="1.01712179" calcext:value-type="float">
            <text:p>1.01712179</text:p>
          </table:table-cell>
          <table:table-cell table:formula="of:=[.A5787]*0.3048" office:value-type="float" office:value="0.310018721592" calcext:value-type="float">
            <text:p>0.310018721592</text:p>
          </table:table-cell>
        </table:table-row>
        <table:table-row table:style-name="ro1">
          <table:table-cell office:value-type="float" office:value="1.01584825" calcext:value-type="float">
            <text:p>1.01584825</text:p>
          </table:table-cell>
          <table:table-cell table:formula="of:=[.A5788]*0.3048" office:value-type="float" office:value="0.3096305466" calcext:value-type="float">
            <text:p>0.3096305466</text:p>
          </table:table-cell>
        </table:table-row>
        <table:table-row table:style-name="ro1">
          <table:table-cell office:value-type="float" office:value="1.01389942" calcext:value-type="float">
            <text:p>1.01389942</text:p>
          </table:table-cell>
          <table:table-cell table:formula="of:=[.A5789]*0.3048" office:value-type="float" office:value="0.309036543216" calcext:value-type="float">
            <text:p>0.309036543216</text:p>
          </table:table-cell>
        </table:table-row>
        <table:table-row table:style-name="ro1">
          <table:table-cell office:value-type="float" office:value="1.01130575" calcext:value-type="float">
            <text:p>1.01130575</text:p>
          </table:table-cell>
          <table:table-cell table:formula="of:=[.A5790]*0.3048" office:value-type="float" office:value="0.3082459926" calcext:value-type="float">
            <text:p>0.3082459926</text:p>
          </table:table-cell>
        </table:table-row>
        <table:table-row table:style-name="ro1">
          <table:table-cell office:value-type="float" office:value="1.00808823" calcext:value-type="float">
            <text:p>1.00808823</text:p>
          </table:table-cell>
          <table:table-cell table:formula="of:=[.A5791]*0.3048" office:value-type="float" office:value="0.307265292504" calcext:value-type="float">
            <text:p>0.307265292504</text:p>
          </table:table-cell>
        </table:table-row>
        <table:table-row table:style-name="ro1">
          <table:table-cell office:value-type="float" office:value="1.00427878" calcext:value-type="float">
            <text:p>1.00427878</text:p>
          </table:table-cell>
          <table:table-cell table:formula="of:=[.A5792]*0.3048" office:value-type="float" office:value="0.306104172144" calcext:value-type="float">
            <text:p>0.306104172144</text:p>
          </table:table-cell>
        </table:table-row>
        <table:table-row table:style-name="ro1">
          <table:table-cell office:value-type="float" office:value="0.99990571" calcext:value-type="float">
            <text:p>0.99990571</text:p>
          </table:table-cell>
          <table:table-cell table:formula="of:=[.A5793]*0.3048" office:value-type="float" office:value="0.304771260408" calcext:value-type="float">
            <text:p>0.304771260408</text:p>
          </table:table-cell>
        </table:table-row>
        <table:table-row table:style-name="ro1">
          <table:table-cell office:value-type="float" office:value="0.99499518" calcext:value-type="float">
            <text:p>0.99499518</text:p>
          </table:table-cell>
          <table:table-cell table:formula="of:=[.A5794]*0.3048" office:value-type="float" office:value="0.303274530864" calcext:value-type="float">
            <text:p>0.303274530864</text:p>
          </table:table-cell>
        </table:table-row>
        <table:table-row table:style-name="ro1">
          <table:table-cell office:value-type="float" office:value="0.98957646" calcext:value-type="float">
            <text:p>0.98957646</text:p>
          </table:table-cell>
          <table:table-cell table:formula="of:=[.A5795]*0.3048" office:value-type="float" office:value="0.301622905008" calcext:value-type="float">
            <text:p>0.301622905008</text:p>
          </table:table-cell>
        </table:table-row>
        <table:table-row table:style-name="ro1">
          <table:table-cell office:value-type="float" office:value="0.9836843" calcext:value-type="float">
            <text:p>0.9836843</text:p>
          </table:table-cell>
          <table:table-cell table:formula="of:=[.A5796]*0.3048" office:value-type="float" office:value="0.29982697464" calcext:value-type="float">
            <text:p>0.29982697464</text:p>
          </table:table-cell>
        </table:table-row>
        <table:table-row table:style-name="ro1">
          <table:table-cell office:value-type="float" office:value="0.97733927" calcext:value-type="float">
            <text:p>0.97733927</text:p>
          </table:table-cell>
          <table:table-cell table:formula="of:=[.A5797]*0.3048" office:value-type="float" office:value="0.297893009496" calcext:value-type="float">
            <text:p>0.297893009496</text:p>
          </table:table-cell>
        </table:table-row>
        <table:table-row table:style-name="ro1">
          <table:table-cell office:value-type="float" office:value="0.97057569" calcext:value-type="float">
            <text:p>0.97057569</text:p>
          </table:table-cell>
          <table:table-cell table:formula="of:=[.A5798]*0.3048" office:value-type="float" office:value="0.295831470312" calcext:value-type="float">
            <text:p>0.295831470312</text:p>
          </table:table-cell>
        </table:table-row>
        <table:table-row table:style-name="ro1">
          <table:table-cell office:value-type="float" office:value="0.96342188" calcext:value-type="float">
            <text:p>0.96342188</text:p>
          </table:table-cell>
          <table:table-cell table:formula="of:=[.A5799]*0.3048" office:value-type="float" office:value="0.293650989024" calcext:value-type="float">
            <text:p>0.293650989024</text:p>
          </table:table-cell>
        </table:table-row>
        <table:table-row table:style-name="ro1">
          <table:table-cell office:value-type="float" office:value="0.9559015" calcext:value-type="float">
            <text:p>0.9559015</text:p>
          </table:table-cell>
          <table:table-cell table:formula="of:=[.A5800]*0.3048" office:value-type="float" office:value="0.2913587772" calcext:value-type="float">
            <text:p>0.2913587772</text:p>
          </table:table-cell>
        </table:table-row>
        <table:table-row table:style-name="ro1">
          <table:table-cell office:value-type="float" office:value="0.94804335" calcext:value-type="float">
            <text:p>0.94804335</text:p>
          </table:table-cell>
          <table:table-cell table:formula="of:=[.A5801]*0.3048" office:value-type="float" office:value="0.28896361308" calcext:value-type="float">
            <text:p>0.28896361308</text:p>
          </table:table-cell>
        </table:table-row>
        <table:table-row table:style-name="ro1">
          <table:table-cell office:value-type="float" office:value="0.93987763" calcext:value-type="float">
            <text:p>0.93987763</text:p>
          </table:table-cell>
          <table:table-cell table:formula="of:=[.A5802]*0.3048" office:value-type="float" office:value="0.286474701624" calcext:value-type="float">
            <text:p>0.286474701624</text:p>
          </table:table-cell>
        </table:table-row>
        <table:table-row table:style-name="ro1">
          <table:table-cell office:value-type="float" office:value="0.93142247" calcext:value-type="float">
            <text:p>0.93142247</text:p>
          </table:table-cell>
          <table:table-cell table:formula="of:=[.A5803]*0.3048" office:value-type="float" office:value="0.283897568856" calcext:value-type="float">
            <text:p>0.283897568856</text:p>
          </table:table-cell>
        </table:table-row>
        <table:table-row table:style-name="ro1">
          <table:table-cell office:value-type="float" office:value="0.92270738" calcext:value-type="float">
            <text:p>0.92270738</text:p>
          </table:table-cell>
          <table:table-cell table:formula="of:=[.A5804]*0.3048" office:value-type="float" office:value="0.281241209424" calcext:value-type="float">
            <text:p>0.281241209424</text:p>
          </table:table-cell>
        </table:table-row>
        <table:table-row table:style-name="ro1">
          <table:table-cell office:value-type="float" office:value="0.91375464" calcext:value-type="float">
            <text:p>0.91375464</text:p>
          </table:table-cell>
          <table:table-cell table:formula="of:=[.A5805]*0.3048" office:value-type="float" office:value="0.278512414272" calcext:value-type="float">
            <text:p>0.278512414272</text:p>
          </table:table-cell>
        </table:table-row>
        <table:table-row table:style-name="ro1">
          <table:table-cell office:value-type="float" office:value="0.90458453" calcext:value-type="float">
            <text:p>0.90458453</text:p>
          </table:table-cell>
          <table:table-cell table:formula="of:=[.A5806]*0.3048" office:value-type="float" office:value="0.275717364744" calcext:value-type="float">
            <text:p>0.275717364744</text:p>
          </table:table-cell>
        </table:table-row>
        <table:table-row table:style-name="ro1">
          <table:table-cell office:value-type="float" office:value="0.89521706" calcext:value-type="float">
            <text:p>0.89521706</text:p>
          </table:table-cell>
          <table:table-cell table:formula="of:=[.A5807]*0.3048" office:value-type="float" office:value="0.272862159888" calcext:value-type="float">
            <text:p>0.272862159888</text:p>
          </table:table-cell>
        </table:table-row>
        <table:table-row table:style-name="ro1">
          <table:table-cell office:value-type="float" office:value="0.88567275" calcext:value-type="float">
            <text:p>0.88567275</text:p>
          </table:table-cell>
          <table:table-cell table:formula="of:=[.A5808]*0.3048" office:value-type="float" office:value="0.2699530542" calcext:value-type="float">
            <text:p>0.2699530542</text:p>
          </table:table-cell>
        </table:table-row>
        <table:table-row table:style-name="ro1">
          <table:table-cell office:value-type="float" office:value="0.87596375" calcext:value-type="float">
            <text:p>0.87596375</text:p>
          </table:table-cell>
          <table:table-cell table:formula="of:=[.A5809]*0.3048" office:value-type="float" office:value="0.266993751" calcext:value-type="float">
            <text:p>0.266993751</text:p>
          </table:table-cell>
        </table:table-row>
        <table:table-row table:style-name="ro1">
          <table:table-cell office:value-type="float" office:value="0.86610621" calcext:value-type="float">
            <text:p>0.86610621</text:p>
          </table:table-cell>
          <table:table-cell table:formula="of:=[.A5810]*0.3048" office:value-type="float" office:value="0.263989172808" calcext:value-type="float">
            <text:p>0.263989172808</text:p>
          </table:table-cell>
        </table:table-row>
        <table:table-row table:style-name="ro1">
          <table:table-cell office:value-type="float" office:value="0.85611093" calcext:value-type="float">
            <text:p>0.85611093</text:p>
          </table:table-cell>
          <table:table-cell table:formula="of:=[.A5811]*0.3048" office:value-type="float" office:value="0.260942611464" calcext:value-type="float">
            <text:p>0.260942611464</text:p>
          </table:table-cell>
        </table:table-row>
        <table:table-row table:style-name="ro1">
          <table:table-cell office:value-type="float" office:value="0.84598732" calcext:value-type="float">
            <text:p>0.84598732</text:p>
          </table:table-cell>
          <table:table-cell table:formula="of:=[.A5812]*0.3048" office:value-type="float" office:value="0.257856935136" calcext:value-type="float">
            <text:p>0.257856935136</text:p>
          </table:table-cell>
        </table:table-row>
        <table:table-row table:style-name="ro1">
          <table:table-cell office:value-type="float" office:value="0.83574355" calcext:value-type="float">
            <text:p>0.83574355</text:p>
          </table:table-cell>
          <table:table-cell table:formula="of:=[.A5813]*0.3048" office:value-type="float" office:value="0.25473463404" calcext:value-type="float">
            <text:p>0.25473463404</text:p>
          </table:table-cell>
        </table:table-row>
        <table:table-row table:style-name="ro1">
          <table:table-cell office:value-type="float" office:value="0.82539046" calcext:value-type="float">
            <text:p>0.82539046</text:p>
          </table:table-cell>
          <table:table-cell table:formula="of:=[.A5814]*0.3048" office:value-type="float" office:value="0.251579012208" calcext:value-type="float">
            <text:p>0.251579012208</text:p>
          </table:table-cell>
        </table:table-row>
        <table:table-row table:style-name="ro1">
          <table:table-cell office:value-type="float" office:value="0.81492782" calcext:value-type="float">
            <text:p>0.81492782</text:p>
          </table:table-cell>
          <table:table-cell table:formula="of:=[.A5815]*0.3048" office:value-type="float" office:value="0.248389999536" calcext:value-type="float">
            <text:p>0.248389999536</text:p>
          </table:table-cell>
        </table:table-row>
        <table:table-row table:style-name="ro1">
          <table:table-cell office:value-type="float" office:value="0.80436146" calcext:value-type="float">
            <text:p>0.80436146</text:p>
          </table:table-cell>
          <table:table-cell table:formula="of:=[.A5816]*0.3048" office:value-type="float" office:value="0.245169373008" calcext:value-type="float">
            <text:p>0.245169373008</text:p>
          </table:table-cell>
        </table:table-row>
        <table:table-row table:style-name="ro1">
          <table:table-cell office:value-type="float" office:value="0.79369593" calcext:value-type="float">
            <text:p>0.79369593</text:p>
          </table:table-cell>
          <table:table-cell table:formula="of:=[.A5817]*0.3048" office:value-type="float" office:value="0.241918519464" calcext:value-type="float">
            <text:p>0.241918519464</text:p>
          </table:table-cell>
        </table:table-row>
        <table:table-row table:style-name="ro1">
          <table:table-cell office:value-type="float" office:value="0.78292894" calcext:value-type="float">
            <text:p>0.78292894</text:p>
          </table:table-cell>
          <table:table-cell table:formula="of:=[.A5818]*0.3048" office:value-type="float" office:value="0.238636740912" calcext:value-type="float">
            <text:p>0.238636740912</text:p>
          </table:table-cell>
        </table:table-row>
        <table:table-row table:style-name="ro1">
          <table:table-cell office:value-type="float" office:value="0.77206111" calcext:value-type="float">
            <text:p>0.77206111</text:p>
          </table:table-cell>
          <table:table-cell table:formula="of:=[.A5819]*0.3048" office:value-type="float" office:value="0.235324226328" calcext:value-type="float">
            <text:p>0.235324226328</text:p>
          </table:table-cell>
        </table:table-row>
        <table:table-row table:style-name="ro1">
          <table:table-cell office:value-type="float" office:value="0.76109606" calcext:value-type="float">
            <text:p>0.76109606</text:p>
          </table:table-cell>
          <table:table-cell table:formula="of:=[.A5820]*0.3048" office:value-type="float" office:value="0.231982079088" calcext:value-type="float">
            <text:p>0.231982079088</text:p>
          </table:table-cell>
        </table:table-row>
        <table:table-row table:style-name="ro1">
          <table:table-cell office:value-type="float" office:value="0.75002742" calcext:value-type="float">
            <text:p>0.75002742</text:p>
          </table:table-cell>
          <table:table-cell table:formula="of:=[.A5821]*0.3048" office:value-type="float" office:value="0.228608357616" calcext:value-type="float">
            <text:p>0.228608357616</text:p>
          </table:table-cell>
        </table:table-row>
        <table:table-row table:style-name="ro1">
          <table:table-cell office:value-type="float" office:value="0.73885506" calcext:value-type="float">
            <text:p>0.73885506</text:p>
          </table:table-cell>
          <table:table-cell table:formula="of:=[.A5822]*0.3048" office:value-type="float" office:value="0.225203022288" calcext:value-type="float">
            <text:p>0.225203022288</text:p>
          </table:table-cell>
        </table:table-row>
        <table:table-row table:style-name="ro1">
          <table:table-cell office:value-type="float" office:value="0.72757953" calcext:value-type="float">
            <text:p>0.72757953</text:p>
          </table:table-cell>
          <table:table-cell table:formula="of:=[.A5823]*0.3048" office:value-type="float" office:value="0.221766240744" calcext:value-type="float">
            <text:p>0.221766240744</text:p>
          </table:table-cell>
        </table:table-row>
        <table:table-row table:style-name="ro1">
          <table:table-cell office:value-type="float" office:value="0.71619302" calcext:value-type="float">
            <text:p>0.71619302</text:p>
          </table:table-cell>
          <table:table-cell table:formula="of:=[.A5824]*0.3048" office:value-type="float" office:value="0.218295632496" calcext:value-type="float">
            <text:p>0.218295632496</text:p>
          </table:table-cell>
        </table:table-row>
        <table:table-row table:style-name="ro1">
          <table:table-cell office:value-type="float" office:value="0.70469791" calcext:value-type="float">
            <text:p>0.70469791</text:p>
          </table:table-cell>
          <table:table-cell table:formula="of:=[.A5825]*0.3048" office:value-type="float" office:value="0.214791922968" calcext:value-type="float">
            <text:p>0.214791922968</text:p>
          </table:table-cell>
        </table:table-row>
        <table:table-row table:style-name="ro1">
          <table:table-cell office:value-type="float" office:value="0.69309002" calcext:value-type="float">
            <text:p>0.69309002</text:p>
          </table:table-cell>
          <table:table-cell table:formula="of:=[.A5826]*0.3048" office:value-type="float" office:value="0.211253838096" calcext:value-type="float">
            <text:p>0.211253838096</text:p>
          </table:table-cell>
        </table:table-row>
        <table:table-row table:style-name="ro1">
          <table:table-cell office:value-type="float" office:value="0.68136489" calcext:value-type="float">
            <text:p>0.68136489</text:p>
          </table:table-cell>
          <table:table-cell table:formula="of:=[.A5827]*0.3048" office:value-type="float" office:value="0.207680018472" calcext:value-type="float">
            <text:p>0.207680018472</text:p>
          </table:table-cell>
        </table:table-row>
        <table:table-row table:style-name="ro1">
          <table:table-cell office:value-type="float" office:value="0.6695205" calcext:value-type="float">
            <text:p>0.6695205</text:p>
          </table:table-cell>
          <table:table-cell table:formula="of:=[.A5828]*0.3048" office:value-type="float" office:value="0.2040698484" calcext:value-type="float">
            <text:p>0.2040698484</text:p>
          </table:table-cell>
        </table:table-row>
        <table:table-row table:style-name="ro1">
          <table:table-cell office:value-type="float" office:value="0.65756005" calcext:value-type="float">
            <text:p>0.65756005</text:p>
          </table:table-cell>
          <table:table-cell table:formula="of:=[.A5829]*0.3048" office:value-type="float" office:value="0.20042430324" calcext:value-type="float">
            <text:p>0.20042430324</text:p>
          </table:table-cell>
        </table:table-row>
        <table:table-row table:style-name="ro1">
          <table:table-cell office:value-type="float" office:value="0.64547604" calcext:value-type="float">
            <text:p>0.64547604</text:p>
          </table:table-cell>
          <table:table-cell table:formula="of:=[.A5830]*0.3048" office:value-type="float" office:value="0.196741096992" calcext:value-type="float">
            <text:p>0.196741096992</text:p>
          </table:table-cell>
        </table:table-row>
        <table:table-row table:style-name="ro1">
          <table:table-cell office:value-type="float" office:value="0.63327318" calcext:value-type="float">
            <text:p>0.63327318</text:p>
          </table:table-cell>
          <table:table-cell table:formula="of:=[.A5831]*0.3048" office:value-type="float" office:value="0.193021665264" calcext:value-type="float">
            <text:p>0.193021665264</text:p>
          </table:table-cell>
        </table:table-row>
        <table:table-row table:style-name="ro1">
          <table:table-cell office:value-type="float" office:value="0.6209532" calcext:value-type="float">
            <text:p>0.6209532</text:p>
          </table:table-cell>
          <table:table-cell table:formula="of:=[.A5832]*0.3048" office:value-type="float" office:value="0.18926653536" calcext:value-type="float">
            <text:p>0.18926653536</text:p>
          </table:table-cell>
        </table:table-row>
        <table:table-row table:style-name="ro1">
          <table:table-cell office:value-type="float" office:value="0.60851431" calcext:value-type="float">
            <text:p>0.60851431</text:p>
          </table:table-cell>
          <table:table-cell table:formula="of:=[.A5833]*0.3048" office:value-type="float" office:value="0.185475161688" calcext:value-type="float">
            <text:p>0.185475161688</text:p>
          </table:table-cell>
        </table:table-row>
        <table:table-row table:style-name="ro1">
          <table:table-cell office:value-type="float" office:value="0.59596163" calcext:value-type="float">
            <text:p>0.59596163</text:p>
          </table:table-cell>
          <table:table-cell table:formula="of:=[.A5834]*0.3048" office:value-type="float" office:value="0.181649104824" calcext:value-type="float">
            <text:p>0.181649104824</text:p>
          </table:table-cell>
        </table:table-row>
        <table:table-row table:style-name="ro1">
          <table:table-cell office:value-type="float" office:value="0.58329904" calcext:value-type="float">
            <text:p>0.58329904</text:p>
          </table:table-cell>
          <table:table-cell table:formula="of:=[.A5835]*0.3048" office:value-type="float" office:value="0.177789547392" calcext:value-type="float">
            <text:p>0.177789547392</text:p>
          </table:table-cell>
        </table:table-row>
        <table:table-row table:style-name="ro1">
          <table:table-cell office:value-type="float" office:value="0.57052964" calcext:value-type="float">
            <text:p>0.57052964</text:p>
          </table:table-cell>
          <table:table-cell table:formula="of:=[.A5836]*0.3048" office:value-type="float" office:value="0.173897434272" calcext:value-type="float">
            <text:p>0.173897434272</text:p>
          </table:table-cell>
        </table:table-row>
        <table:table-row table:style-name="ro1">
          <table:table-cell office:value-type="float" office:value="0.55765796" calcext:value-type="float">
            <text:p>0.55765796</text:p>
          </table:table-cell>
          <table:table-cell table:formula="of:=[.A5837]*0.3048" office:value-type="float" office:value="0.169974146208" calcext:value-type="float">
            <text:p>0.169974146208</text:p>
          </table:table-cell>
        </table:table-row>
        <table:table-row table:style-name="ro1">
          <table:table-cell office:value-type="float" office:value="0.54469228" calcext:value-type="float">
            <text:p>0.54469228</text:p>
          </table:table-cell>
          <table:table-cell table:formula="of:=[.A5838]*0.3048" office:value-type="float" office:value="0.166022206944" calcext:value-type="float">
            <text:p>0.166022206944</text:p>
          </table:table-cell>
        </table:table-row>
        <table:table-row table:style-name="ro1">
          <table:table-cell office:value-type="float" office:value="0.53163642" calcext:value-type="float">
            <text:p>0.53163642</text:p>
          </table:table-cell>
          <table:table-cell table:formula="of:=[.A5839]*0.3048" office:value-type="float" office:value="0.162042780816" calcext:value-type="float">
            <text:p>0.162042780816</text:p>
          </table:table-cell>
        </table:table-row>
        <table:table-row table:style-name="ro1">
          <table:table-cell office:value-type="float" office:value="0.51850039" calcext:value-type="float">
            <text:p>0.51850039</text:p>
          </table:table-cell>
          <table:table-cell table:formula="of:=[.A5840]*0.3048" office:value-type="float" office:value="0.158038918872" calcext:value-type="float">
            <text:p>0.158038918872</text:p>
          </table:table-cell>
        </table:table-row>
        <table:table-row table:style-name="ro1">
          <table:table-cell office:value-type="float" office:value="0.50529206" calcext:value-type="float">
            <text:p>0.50529206</text:p>
          </table:table-cell>
          <table:table-cell table:formula="of:=[.A5841]*0.3048" office:value-type="float" office:value="0.154013019888" calcext:value-type="float">
            <text:p>0.154013019888</text:p>
          </table:table-cell>
        </table:table-row>
        <table:table-row table:style-name="ro1">
          <table:table-cell office:value-type="float" office:value="0.4920179" calcext:value-type="float">
            <text:p>0.4920179</text:p>
          </table:table-cell>
          <table:table-cell table:formula="of:=[.A5842]*0.3048" office:value-type="float" office:value="0.14996705592" calcext:value-type="float">
            <text:p>0.14996705592</text:p>
          </table:table-cell>
        </table:table-row>
        <table:table-row table:style-name="ro1">
          <table:table-cell office:value-type="float" office:value="0.4786885" calcext:value-type="float">
            <text:p>0.4786885</text:p>
          </table:table-cell>
          <table:table-cell table:formula="of:=[.A5843]*0.3048" office:value-type="float" office:value="0.1459042548" calcext:value-type="float">
            <text:p>0.1459042548</text:p>
          </table:table-cell>
        </table:table-row>
        <table:table-row table:style-name="ro1">
          <table:table-cell office:value-type="float" office:value="0.4653155" calcext:value-type="float">
            <text:p>0.4653155</text:p>
          </table:table-cell>
          <table:table-cell table:formula="of:=[.A5844]*0.3048" office:value-type="float" office:value="0.1418281644" calcext:value-type="float">
            <text:p>0.1418281644</text:p>
          </table:table-cell>
        </table:table-row>
        <table:table-row table:style-name="ro1">
          <table:table-cell office:value-type="float" office:value="0.4519032" calcext:value-type="float">
            <text:p>0.4519032</text:p>
          </table:table-cell>
          <table:table-cell table:formula="of:=[.A5845]*0.3048" office:value-type="float" office:value="0.13774009536" calcext:value-type="float">
            <text:p>0.13774009536</text:p>
          </table:table-cell>
        </table:table-row>
        <table:table-row table:style-name="ro1">
          <table:table-cell office:value-type="float" office:value="0.4384656" calcext:value-type="float">
            <text:p>0.4384656</text:p>
          </table:table-cell>
          <table:table-cell table:formula="of:=[.A5846]*0.3048" office:value-type="float" office:value="0.13364431488" calcext:value-type="float">
            <text:p>0.13364431488</text:p>
          </table:table-cell>
        </table:table-row>
        <table:table-row table:style-name="ro1">
          <table:table-cell office:value-type="float" office:value="0.4250125" calcext:value-type="float">
            <text:p>0.4250125</text:p>
          </table:table-cell>
          <table:table-cell table:formula="of:=[.A5847]*0.3048" office:value-type="float" office:value="0.12954381" calcext:value-type="float">
            <text:p>0.12954381</text:p>
          </table:table-cell>
        </table:table-row>
        <table:table-row table:style-name="ro1">
          <table:table-cell office:value-type="float" office:value="0.4115524" calcext:value-type="float">
            <text:p>0.4115524</text:p>
          </table:table-cell>
          <table:table-cell table:formula="of:=[.A5848]*0.3048" office:value-type="float" office:value="0.12544117152" calcext:value-type="float">
            <text:p>0.12544117152</text:p>
          </table:table-cell>
        </table:table-row>
        <table:table-row table:style-name="ro1">
          <table:table-cell office:value-type="float" office:value="0.3980997" calcext:value-type="float">
            <text:p>0.3980997</text:p>
          </table:table-cell>
          <table:table-cell table:formula="of:=[.A5849]*0.3048" office:value-type="float" office:value="0.12134078856" calcext:value-type="float">
            <text:p>0.12134078856</text:p>
          </table:table-cell>
        </table:table-row>
        <table:table-row table:style-name="ro1">
          <table:table-cell office:value-type="float" office:value="0.3846649" calcext:value-type="float">
            <text:p>0.3846649</text:p>
          </table:table-cell>
          <table:table-cell table:formula="of:=[.A5850]*0.3048" office:value-type="float" office:value="0.11724586152" calcext:value-type="float">
            <text:p>0.11724586152</text:p>
          </table:table-cell>
        </table:table-row>
        <table:table-row table:style-name="ro1">
          <table:table-cell office:value-type="float" office:value="0.371261" calcext:value-type="float">
            <text:p>0.371261</text:p>
          </table:table-cell>
          <table:table-cell table:formula="of:=[.A5851]*0.3048" office:value-type="float" office:value="0.1131603528" calcext:value-type="float">
            <text:p>0.1131603528</text:p>
          </table:table-cell>
        </table:table-row>
        <table:table-row table:style-name="ro1">
          <table:table-cell office:value-type="float" office:value="0.3579009" calcext:value-type="float">
            <text:p>0.3579009</text:p>
          </table:table-cell>
          <table:table-cell table:formula="of:=[.A5852]*0.3048" office:value-type="float" office:value="0.10908819432" calcext:value-type="float">
            <text:p>0.10908819432</text:p>
          </table:table-cell>
        </table:table-row>
        <table:table-row table:style-name="ro1">
          <table:table-cell office:value-type="float" office:value="0.3445978" calcext:value-type="float">
            <text:p>0.3445978</text:p>
          </table:table-cell>
          <table:table-cell table:formula="of:=[.A5853]*0.3048" office:value-type="float" office:value="0.10503340944" calcext:value-type="float">
            <text:p>0.10503340944</text:p>
          </table:table-cell>
        </table:table-row>
        <table:table-row table:style-name="ro1">
          <table:table-cell office:value-type="float" office:value="0.331362" calcext:value-type="float">
            <text:p>0.331362</text:p>
          </table:table-cell>
          <table:table-cell table:formula="of:=[.A5854]*0.3048" office:value-type="float" office:value="0.1009991376" calcext:value-type="float">
            <text:p>0.1009991376</text:p>
          </table:table-cell>
        </table:table-row>
        <table:table-row table:style-name="ro1">
          <table:table-cell office:value-type="float" office:value="0.3182093" calcext:value-type="float">
            <text:p>0.3182093</text:p>
          </table:table-cell>
          <table:table-cell table:formula="of:=[.A5855]*0.3048" office:value-type="float" office:value="0.09699019464" calcext:value-type="float">
            <text:p>0.09699019464</text:p>
          </table:table-cell>
        </table:table-row>
        <table:table-row table:style-name="ro1">
          <table:table-cell office:value-type="float" office:value="0.3051511" calcext:value-type="float">
            <text:p>0.3051511</text:p>
          </table:table-cell>
          <table:table-cell table:formula="of:=[.A5856]*0.3048" office:value-type="float" office:value="0.09301005528" calcext:value-type="float">
            <text:p>0.09301005528</text:p>
          </table:table-cell>
        </table:table-row>
        <table:table-row table:style-name="ro1">
          <table:table-cell office:value-type="float" office:value="0.2922006" calcext:value-type="float">
            <text:p>0.2922006</text:p>
          </table:table-cell>
          <table:table-cell table:formula="of:=[.A5857]*0.3048" office:value-type="float" office:value="0.08906274288" calcext:value-type="float">
            <text:p>0.08906274288</text:p>
          </table:table-cell>
        </table:table-row>
        <table:table-row table:style-name="ro1">
          <table:table-cell office:value-type="float" office:value="0.2793682" calcext:value-type="float">
            <text:p>0.2793682</text:p>
          </table:table-cell>
          <table:table-cell table:formula="of:=[.A5858]*0.3048" office:value-type="float" office:value="0.08515142736" calcext:value-type="float">
            <text:p>0.08515142736</text:p>
          </table:table-cell>
        </table:table-row>
        <table:table-row table:style-name="ro1">
          <table:table-cell office:value-type="float" office:value="0.266667" calcext:value-type="float">
            <text:p>0.266667</text:p>
          </table:table-cell>
          <table:table-cell table:formula="of:=[.A5859]*0.3048" office:value-type="float" office:value="0.0812801016" calcext:value-type="float">
            <text:p>0.0812801016</text:p>
          </table:table-cell>
        </table:table-row>
        <table:table-row table:style-name="ro1">
          <table:table-cell office:value-type="float" office:value="0.2541051" calcext:value-type="float">
            <text:p>0.2541051</text:p>
          </table:table-cell>
          <table:table-cell table:formula="of:=[.A5860]*0.3048" office:value-type="float" office:value="0.07745123448" calcext:value-type="float">
            <text:p>0.07745123448</text:p>
          </table:table-cell>
        </table:table-row>
        <table:table-row table:style-name="ro1">
          <table:table-cell office:value-type="float" office:value="0.2416933" calcext:value-type="float">
            <text:p>0.2416933</text:p>
          </table:table-cell>
          <table:table-cell table:formula="of:=[.A5861]*0.3048" office:value-type="float" office:value="0.07366811784" calcext:value-type="float">
            <text:p>0.07366811784</text:p>
          </table:table-cell>
        </table:table-row>
        <table:table-row table:style-name="ro1">
          <table:table-cell office:value-type="float" office:value="0.2294391" calcext:value-type="float">
            <text:p>0.2294391</text:p>
          </table:table-cell>
          <table:table-cell table:formula="of:=[.A5862]*0.3048" office:value-type="float" office:value="0.06993303768" calcext:value-type="float">
            <text:p>0.06993303768</text:p>
          </table:table-cell>
        </table:table-row>
        <table:table-row table:style-name="ro1">
          <table:table-cell office:value-type="float" office:value="0.2173508" calcext:value-type="float">
            <text:p>0.2173508</text:p>
          </table:table-cell>
          <table:table-cell table:formula="of:=[.A5863]*0.3048" office:value-type="float" office:value="0.06624852384" calcext:value-type="float">
            <text:p>0.06624852384</text:p>
          </table:table-cell>
        </table:table-row>
        <table:table-row table:style-name="ro1">
          <table:table-cell office:value-type="float" office:value="0.2054355" calcext:value-type="float">
            <text:p>0.2054355</text:p>
          </table:table-cell>
          <table:table-cell table:formula="of:=[.A5864]*0.3048" office:value-type="float" office:value="0.0626167404" calcext:value-type="float">
            <text:p>0.0626167404</text:p>
          </table:table-cell>
        </table:table-row>
        <table:table-row table:style-name="ro1">
          <table:table-cell office:value-type="float" office:value="0.193698" calcext:value-type="float">
            <text:p>0.193698</text:p>
          </table:table-cell>
          <table:table-cell table:formula="of:=[.A5865]*0.3048" office:value-type="float" office:value="0.0590391504" calcext:value-type="float">
            <text:p>0.0590391504</text:p>
          </table:table-cell>
        </table:table-row>
        <table:table-row table:style-name="ro1">
          <table:table-cell office:value-type="float" office:value="0.1821392" calcext:value-type="float">
            <text:p>0.1821392</text:p>
          </table:table-cell>
          <table:table-cell table:formula="of:=[.A5866]*0.3048" office:value-type="float" office:value="0.05551602816" calcext:value-type="float">
            <text:p>0.05551602816</text:p>
          </table:table-cell>
        </table:table-row>
        <table:table-row table:style-name="ro1">
          <table:table-cell office:value-type="float" office:value="0.1707647" calcext:value-type="float">
            <text:p>0.1707647</text:p>
          </table:table-cell>
          <table:table-cell table:formula="of:=[.A5867]*0.3048" office:value-type="float" office:value="0.05204908056" calcext:value-type="float">
            <text:p>0.05204908056</text:p>
          </table:table-cell>
        </table:table-row>
        <table:table-row table:style-name="ro1">
          <table:table-cell office:value-type="float" office:value="0.1595721" calcext:value-type="float">
            <text:p>0.1595721</text:p>
          </table:table-cell>
          <table:table-cell table:formula="of:=[.A5868]*0.3048" office:value-type="float" office:value="0.04863757608" calcext:value-type="float">
            <text:p>0.04863757608</text:p>
          </table:table-cell>
        </table:table-row>
        <table:table-row table:style-name="ro1">
          <table:table-cell office:value-type="float" office:value="0.148563" calcext:value-type="float">
            <text:p>0.148563</text:p>
          </table:table-cell>
          <table:table-cell table:formula="of:=[.A5869]*0.3048" office:value-type="float" office:value="0.0452820024" calcext:value-type="float">
            <text:p>0.0452820024</text:p>
          </table:table-cell>
        </table:table-row>
        <table:table-row table:style-name="ro1">
          <table:table-cell office:value-type="float" office:value="0.1377314" calcext:value-type="float">
            <text:p>0.1377314</text:p>
          </table:table-cell>
          <table:table-cell table:formula="of:=[.A5870]*0.3048" office:value-type="float" office:value="0.04198053072" calcext:value-type="float">
            <text:p>0.04198053072</text:p>
          </table:table-cell>
        </table:table-row>
        <table:table-row table:style-name="ro1">
          <table:table-cell office:value-type="float" office:value="0.1270769" calcext:value-type="float">
            <text:p>0.1270769</text:p>
          </table:table-cell>
          <table:table-cell table:formula="of:=[.A5871]*0.3048" office:value-type="float" office:value="0.03873303912" calcext:value-type="float">
            <text:p>0.03873303912</text:p>
          </table:table-cell>
        </table:table-row>
        <table:table-row table:style-name="ro1">
          <table:table-cell office:value-type="float" office:value="0.1165909" calcext:value-type="float">
            <text:p>0.1165909</text:p>
          </table:table-cell>
          <table:table-cell table:formula="of:=[.A5872]*0.3048" office:value-type="float" office:value="0.03553690632" calcext:value-type="float">
            <text:p>0.03553690632</text:p>
          </table:table-cell>
        </table:table-row>
        <table:table-row table:style-name="ro1">
          <table:table-cell office:value-type="float" office:value="0.1062665" calcext:value-type="float">
            <text:p>0.1062665</text:p>
          </table:table-cell>
          <table:table-cell table:formula="of:=[.A5873]*0.3048" office:value-type="float" office:value="0.0323900292" calcext:value-type="float">
            <text:p>0.0323900292</text:p>
          </table:table-cell>
        </table:table-row>
        <table:table-row table:style-name="ro1">
          <table:table-cell office:value-type="float" office:value="0.0960935000000001" calcext:value-type="float">
            <text:p>0.0960935</text:p>
          </table:table-cell>
          <table:table-cell table:formula="of:=[.A5874]*0.3048" office:value-type="float" office:value="0.0292892988" calcext:value-type="float">
            <text:p>0.0292892988</text:p>
          </table:table-cell>
        </table:table-row>
        <table:table-row table:style-name="ro1">
          <table:table-cell office:value-type="float" office:value="0.0860597999999999" calcext:value-type="float">
            <text:p>0.0860598</text:p>
          </table:table-cell>
          <table:table-cell table:formula="of:=[.A5875]*0.3048" office:value-type="float" office:value="0.02623102704" calcext:value-type="float">
            <text:p>0.02623102704</text:p>
          </table:table-cell>
        </table:table-row>
        <table:table-row table:style-name="ro1">
          <table:table-cell office:value-type="float" office:value="0.0761533999999999" calcext:value-type="float">
            <text:p>0.0761534</text:p>
          </table:table-cell>
          <table:table-cell table:formula="of:=[.A5876]*0.3048" office:value-type="float" office:value="0.02321155632" calcext:value-type="float">
            <text:p>0.02321155632</text:p>
          </table:table-cell>
        </table:table-row>
        <table:table-row table:style-name="ro1">
          <table:table-cell office:value-type="float" office:value="0.0663611" calcext:value-type="float">
            <text:p>0.0663611</text:p>
          </table:table-cell>
          <table:table-cell table:formula="of:=[.A5877]*0.3048" office:value-type="float" office:value="0.02022686328" calcext:value-type="float">
            <text:p>0.02022686328</text:p>
          </table:table-cell>
        </table:table-row>
        <table:table-row table:style-name="ro1">
          <table:table-cell office:value-type="float" office:value="0.056664" calcext:value-type="float">
            <text:p>0.056664</text:p>
          </table:table-cell>
          <table:table-cell table:formula="of:=[.A5878]*0.3048" office:value-type="float" office:value="0.0172711872" calcext:value-type="float">
            <text:p>0.0172711872</text:p>
          </table:table-cell>
        </table:table-row>
        <table:table-row table:style-name="ro1">
          <table:table-cell office:value-type="float" office:value="0.0470496" calcext:value-type="float">
            <text:p>0.0470496</text:p>
          </table:table-cell>
          <table:table-cell table:formula="of:=[.A5879]*0.3048" office:value-type="float" office:value="0.01434071808" calcext:value-type="float">
            <text:p>0.01434071808</text:p>
          </table:table-cell>
        </table:table-row>
        <table:table-row table:style-name="ro1">
          <table:table-cell office:value-type="float" office:value="0.0374969999999999" calcext:value-type="float">
            <text:p>0.037497</text:p>
          </table:table-cell>
          <table:table-cell table:formula="of:=[.A5880]*0.3048" office:value-type="float" office:value="0.0114290856" calcext:value-type="float">
            <text:p>0.0114290856</text:p>
          </table:table-cell>
        </table:table-row>
        <table:table-row table:style-name="ro1">
          <table:table-cell office:value-type="float" office:value="0.0279889" calcext:value-type="float">
            <text:p>0.0279889</text:p>
          </table:table-cell>
          <table:table-cell table:formula="of:=[.A5881]*0.3048" office:value-type="float" office:value="0.00853101672" calcext:value-type="float">
            <text:p>0.00853101672</text:p>
          </table:table-cell>
        </table:table-row>
        <table:table-row table:style-name="ro1">
          <table:table-cell office:value-type="float" office:value="0.0185043" calcext:value-type="float">
            <text:p>0.0185043</text:p>
          </table:table-cell>
          <table:table-cell table:formula="of:=[.A5882]*0.3048" office:value-type="float" office:value="0.00564011064" calcext:value-type="float">
            <text:p>0.00564011064</text:p>
          </table:table-cell>
        </table:table-row>
        <table:table-row table:style-name="ro1">
          <table:table-cell office:value-type="float" office:value="0.00902150000000002" calcext:value-type="float">
            <text:p>0.0090215</text:p>
          </table:table-cell>
          <table:table-cell table:formula="of:=[.A5883]*0.3048" office:value-type="float" office:value="0.00274975320000001" calcext:value-type="float">
            <text:p>0.0027497532</text:p>
          </table:table-cell>
        </table:table-row>
        <table:table-row table:style-name="ro1">
          <table:table-cell office:value-type="float" office:value="-0.000480800000000059" calcext:value-type="float">
            <text:p>-0.0004808</text:p>
          </table:table-cell>
          <table:table-cell table:formula="of:=[.A5884]*0.3048" office:value-type="float" office:value="-0.000146547840000018" calcext:value-type="float">
            <text:p>-0.00014654784</text:p>
          </table:table-cell>
        </table:table-row>
        <table:table-row table:style-name="ro1">
          <table:table-cell office:value-type="float" office:value="-0.0100263" calcext:value-type="float">
            <text:p>-0.0100263</text:p>
          </table:table-cell>
          <table:table-cell table:formula="of:=[.A5885]*0.3048" office:value-type="float" office:value="-0.00305601624" calcext:value-type="float">
            <text:p>-0.00305601624</text:p>
          </table:table-cell>
        </table:table-row>
        <table:table-row table:style-name="ro1">
          <table:table-cell office:value-type="float" office:value="-0.0196369999999999" calcext:value-type="float">
            <text:p>-0.019637</text:p>
          </table:table-cell>
          <table:table-cell table:formula="of:=[.A5886]*0.3048" office:value-type="float" office:value="-0.00598535759999997" calcext:value-type="float">
            <text:p>-0.0059853576</text:p>
          </table:table-cell>
        </table:table-row>
        <table:table-row table:style-name="ro1">
          <table:table-cell office:value-type="float" office:value="-0.0293386" calcext:value-type="float">
            <text:p>-0.0293386</text:p>
          </table:table-cell>
          <table:table-cell table:formula="of:=[.A5887]*0.3048" office:value-type="float" office:value="-0.00894240528" calcext:value-type="float">
            <text:p>-0.00894240528</text:p>
          </table:table-cell>
        </table:table-row>
        <table:table-row table:style-name="ro1">
          <table:table-cell office:value-type="float" office:value="-0.0391515" calcext:value-type="float">
            <text:p>-0.0391515</text:p>
          </table:table-cell>
          <table:table-cell table:formula="of:=[.A5888]*0.3048" office:value-type="float" office:value="-0.0119333772" calcext:value-type="float">
            <text:p>-0.0119333772</text:p>
          </table:table-cell>
        </table:table-row>
        <table:table-row table:style-name="ro1">
          <table:table-cell office:value-type="float" office:value="-0.0491029000000001" calcext:value-type="float">
            <text:p>-0.0491029</text:p>
          </table:table-cell>
          <table:table-cell table:formula="of:=[.A5889]*0.3048" office:value-type="float" office:value="-0.01496656392" calcext:value-type="float">
            <text:p>-0.01496656392</text:p>
          </table:table-cell>
        </table:table-row>
        <table:table-row table:style-name="ro1">
          <table:table-cell office:value-type="float" office:value="-0.0592124000000001" calcext:value-type="float">
            <text:p>-0.0592124</text:p>
          </table:table-cell>
          <table:table-cell table:formula="of:=[.A5890]*0.3048" office:value-type="float" office:value="-0.01804793952" calcext:value-type="float">
            <text:p>-0.01804793952</text:p>
          </table:table-cell>
        </table:table-row>
        <table:table-row table:style-name="ro1">
          <table:table-cell office:value-type="float" office:value="-0.0695033" calcext:value-type="float">
            <text:p>-0.0695033</text:p>
          </table:table-cell>
          <table:table-cell table:formula="of:=[.A5891]*0.3048" office:value-type="float" office:value="-0.02118460584" calcext:value-type="float">
            <text:p>-0.02118460584</text:p>
          </table:table-cell>
        </table:table-row>
        <table:table-row table:style-name="ro1">
          <table:table-cell office:value-type="float" office:value="-0.0799974000000001" calcext:value-type="float">
            <text:p>-0.0799974</text:p>
          </table:table-cell>
          <table:table-cell table:formula="of:=[.A5892]*0.3048" office:value-type="float" office:value="-0.02438320752" calcext:value-type="float">
            <text:p>-0.02438320752</text:p>
          </table:table-cell>
        </table:table-row>
        <table:table-row table:style-name="ro1">
          <table:table-cell office:value-type="float" office:value="-0.0907161999999999" calcext:value-type="float">
            <text:p>-0.0907162</text:p>
          </table:table-cell>
          <table:table-cell table:formula="of:=[.A5893]*0.3048" office:value-type="float" office:value="-0.02765029776" calcext:value-type="float">
            <text:p>-0.02765029776</text:p>
          </table:table-cell>
        </table:table-row>
        <table:table-row table:style-name="ro1">
          <table:table-cell office:value-type="float" office:value="-0.10168" calcext:value-type="float">
            <text:p>-0.10168</text:p>
          </table:table-cell>
          <table:table-cell table:formula="of:=[.A5894]*0.3048" office:value-type="float" office:value="-0.030992064" calcext:value-type="float">
            <text:p>-0.030992064</text:p>
          </table:table-cell>
        </table:table-row>
        <table:table-row table:style-name="ro1">
          <table:table-cell office:value-type="float" office:value="-0.1129091" calcext:value-type="float">
            <text:p>-0.1129091</text:p>
          </table:table-cell>
          <table:table-cell table:formula="of:=[.A5895]*0.3048" office:value-type="float" office:value="-0.03441469368" calcext:value-type="float">
            <text:p>-0.03441469368</text:p>
          </table:table-cell>
        </table:table-row>
        <table:table-row table:style-name="ro1">
          <table:table-cell office:value-type="float" office:value="-0.1244197" calcext:value-type="float">
            <text:p>-0.1244197</text:p>
          </table:table-cell>
          <table:table-cell table:formula="of:=[.A5896]*0.3048" office:value-type="float" office:value="-0.03792312456" calcext:value-type="float">
            <text:p>-0.03792312456</text:p>
          </table:table-cell>
        </table:table-row>
        <table:table-row table:style-name="ro1">
          <table:table-cell office:value-type="float" office:value="-0.1362293" calcext:value-type="float">
            <text:p>-0.1362293</text:p>
          </table:table-cell>
          <table:table-cell table:formula="of:=[.A5897]*0.3048" office:value-type="float" office:value="-0.04152269064" calcext:value-type="float">
            <text:p>-0.04152269064</text:p>
          </table:table-cell>
        </table:table-row>
        <table:table-row table:style-name="ro1">
          <table:table-cell office:value-type="float" office:value="-0.1483542" calcext:value-type="float">
            <text:p>-0.1483542</text:p>
          </table:table-cell>
          <table:table-cell table:formula="of:=[.A5898]*0.3048" office:value-type="float" office:value="-0.04521836016" calcext:value-type="float">
            <text:p>-0.04521836016</text:p>
          </table:table-cell>
        </table:table-row>
        <table:table-row table:style-name="ro1">
          <table:table-cell office:value-type="float" office:value="-0.160807" calcext:value-type="float">
            <text:p>-0.160807</text:p>
          </table:table-cell>
          <table:table-cell table:formula="of:=[.A5899]*0.3048" office:value-type="float" office:value="-0.0490139736" calcext:value-type="float">
            <text:p>-0.0490139736</text:p>
          </table:table-cell>
        </table:table-row>
        <table:table-row table:style-name="ro1">
          <table:table-cell office:value-type="float" office:value="-0.1735992" calcext:value-type="float">
            <text:p>-0.1735992</text:p>
          </table:table-cell>
          <table:table-cell table:formula="of:=[.A5900]*0.3048" office:value-type="float" office:value="-0.05291303616" calcext:value-type="float">
            <text:p>-0.05291303616</text:p>
          </table:table-cell>
        </table:table-row>
        <table:table-row table:style-name="ro1">
          <table:table-cell office:value-type="float" office:value="-0.1867417" calcext:value-type="float">
            <text:p>-0.1867417</text:p>
          </table:table-cell>
          <table:table-cell table:formula="of:=[.A5901]*0.3048" office:value-type="float" office:value="-0.05691887016" calcext:value-type="float">
            <text:p>-0.05691887016</text:p>
          </table:table-cell>
        </table:table-row>
        <table:table-row table:style-name="ro1">
          <table:table-cell office:value-type="float" office:value="-0.2002429" calcext:value-type="float">
            <text:p>-0.2002429</text:p>
          </table:table-cell>
          <table:table-cell table:formula="of:=[.A5902]*0.3048" office:value-type="float" office:value="-0.06103403592" calcext:value-type="float">
            <text:p>-0.06103403592</text:p>
          </table:table-cell>
        </table:table-row>
        <table:table-row table:style-name="ro1">
          <table:table-cell office:value-type="float" office:value="-0.2141083" calcext:value-type="float">
            <text:p>-0.2141083</text:p>
          </table:table-cell>
          <table:table-cell table:formula="of:=[.A5903]*0.3048" office:value-type="float" office:value="-0.06526020984" calcext:value-type="float">
            <text:p>-0.06526020984</text:p>
          </table:table-cell>
        </table:table-row>
        <table:table-row table:style-name="ro1">
          <table:table-cell office:value-type="float" office:value="-0.2283447" calcext:value-type="float">
            <text:p>-0.2283447</text:p>
          </table:table-cell>
          <table:table-cell table:formula="of:=[.A5904]*0.3048" office:value-type="float" office:value="-0.06959946456" calcext:value-type="float">
            <text:p>-0.06959946456</text:p>
          </table:table-cell>
        </table:table-row>
        <table:table-row table:style-name="ro1">
          <table:table-cell office:value-type="float" office:value="-0.2429541" calcext:value-type="float">
            <text:p>-0.2429541</text:p>
          </table:table-cell>
          <table:table-cell table:formula="of:=[.A5905]*0.3048" office:value-type="float" office:value="-0.07405240968" calcext:value-type="float">
            <text:p>-0.07405240968</text:p>
          </table:table-cell>
        </table:table-row>
        <table:table-row table:style-name="ro1">
          <table:table-cell office:value-type="float" office:value="-0.2579379" calcext:value-type="float">
            <text:p>-0.2579379</text:p>
          </table:table-cell>
          <table:table-cell table:formula="of:=[.A5906]*0.3048" office:value-type="float" office:value="-0.07861947192" calcext:value-type="float">
            <text:p>-0.07861947192</text:p>
          </table:table-cell>
        </table:table-row>
        <table:table-row table:style-name="ro1">
          <table:table-cell office:value-type="float" office:value="-0.2732987" calcext:value-type="float">
            <text:p>-0.2732987</text:p>
          </table:table-cell>
          <table:table-cell table:formula="of:=[.A5907]*0.3048" office:value-type="float" office:value="-0.08330144376" calcext:value-type="float">
            <text:p>-0.08330144376</text:p>
          </table:table-cell>
        </table:table-row>
        <table:table-row table:style-name="ro1">
          <table:table-cell office:value-type="float" office:value="-0.2890323" calcext:value-type="float">
            <text:p>-0.2890323</text:p>
          </table:table-cell>
          <table:table-cell table:formula="of:=[.A5908]*0.3048" office:value-type="float" office:value="-0.08809704504" calcext:value-type="float">
            <text:p>-0.08809704504</text:p>
          </table:table-cell>
        </table:table-row>
        <table:table-row table:style-name="ro1">
          <table:table-cell office:value-type="float" office:value="-0.305138" calcext:value-type="float">
            <text:p>-0.305138</text:p>
          </table:table-cell>
          <table:table-cell table:formula="of:=[.A5909]*0.3048" office:value-type="float" office:value="-0.0930060624" calcext:value-type="float">
            <text:p>-0.0930060624</text:p>
          </table:table-cell>
        </table:table-row>
        <table:table-row table:style-name="ro1">
          <table:table-cell office:value-type="float" office:value="-0.3216113" calcext:value-type="float">
            <text:p>-0.3216113</text:p>
          </table:table-cell>
          <table:table-cell table:formula="of:=[.A5910]*0.3048" office:value-type="float" office:value="-0.09802712424" calcext:value-type="float">
            <text:p>-0.09802712424</text:p>
          </table:table-cell>
        </table:table-row>
        <table:table-row table:style-name="ro1">
          <table:table-cell office:value-type="float" office:value="-0.3384483" calcext:value-type="float">
            <text:p>-0.3384483</text:p>
          </table:table-cell>
          <table:table-cell table:formula="of:=[.A5911]*0.3048" office:value-type="float" office:value="-0.10315904184" calcext:value-type="float">
            <text:p>-0.10315904184</text:p>
          </table:table-cell>
        </table:table-row>
        <table:table-row table:style-name="ro1">
          <table:table-cell office:value-type="float" office:value="-0.3556455" calcext:value-type="float">
            <text:p>-0.3556455</text:p>
          </table:table-cell>
          <table:table-cell table:formula="of:=[.A5912]*0.3048" office:value-type="float" office:value="-0.1084007484" calcext:value-type="float">
            <text:p>-0.1084007484</text:p>
          </table:table-cell>
        </table:table-row>
        <table:table-row table:style-name="ro1">
          <table:table-cell office:value-type="float" office:value="-0.3731982" calcext:value-type="float">
            <text:p>-0.3731982</text:p>
          </table:table-cell>
          <table:table-cell table:formula="of:=[.A5913]*0.3048" office:value-type="float" office:value="-0.11375081136" calcext:value-type="float">
            <text:p>-0.11375081136</text:p>
          </table:table-cell>
        </table:table-row>
        <table:table-row table:style-name="ro1">
          <table:table-cell office:value-type="float" office:value="-0.391101" calcext:value-type="float">
            <text:p>-0.391101</text:p>
          </table:table-cell>
          <table:table-cell table:formula="of:=[.A5914]*0.3048" office:value-type="float" office:value="-0.1192075848" calcext:value-type="float">
            <text:p>-0.1192075848</text:p>
          </table:table-cell>
        </table:table-row>
        <table:table-row table:style-name="ro1">
          <table:table-cell office:value-type="float" office:value="-0.4093502" calcext:value-type="float">
            <text:p>-0.4093502</text:p>
          </table:table-cell>
          <table:table-cell table:formula="of:=[.A5915]*0.3048" office:value-type="float" office:value="-0.12476994096" calcext:value-type="float">
            <text:p>-0.12476994096</text:p>
          </table:table-cell>
        </table:table-row>
        <table:table-row table:style-name="ro1">
          <table:table-cell office:value-type="float" office:value="-0.4279413" calcext:value-type="float">
            <text:p>-0.4279413</text:p>
          </table:table-cell>
          <table:table-cell table:formula="of:=[.A5916]*0.3048" office:value-type="float" office:value="-0.13043650824" calcext:value-type="float">
            <text:p>-0.13043650824</text:p>
          </table:table-cell>
        </table:table-row>
        <table:table-row table:style-name="ro1">
          <table:table-cell office:value-type="float" office:value="-0.446869" calcext:value-type="float">
            <text:p>-0.446869</text:p>
          </table:table-cell>
          <table:table-cell table:formula="of:=[.A5917]*0.3048" office:value-type="float" office:value="-0.1362056712" calcext:value-type="float">
            <text:p>-0.1362056712</text:p>
          </table:table-cell>
        </table:table-row>
        <table:table-row table:style-name="ro1">
          <table:table-cell office:value-type="float" office:value="-0.4661291" calcext:value-type="float">
            <text:p>-0.4661291</text:p>
          </table:table-cell>
          <table:table-cell table:formula="of:=[.A5918]*0.3048" office:value-type="float" office:value="-0.14207614968" calcext:value-type="float">
            <text:p>-0.14207614968</text:p>
          </table:table-cell>
        </table:table-row>
        <table:table-row table:style-name="ro1">
          <table:table-cell office:value-type="float" office:value="-0.485719" calcext:value-type="float">
            <text:p>-0.485719</text:p>
          </table:table-cell>
          <table:table-cell table:formula="of:=[.A5919]*0.3048" office:value-type="float" office:value="-0.1480471512" calcext:value-type="float">
            <text:p>-0.1480471512</text:p>
          </table:table-cell>
        </table:table-row>
        <table:table-row table:style-name="ro1">
          <table:table-cell office:value-type="float" office:value="-0.5056314" calcext:value-type="float">
            <text:p>-0.5056314</text:p>
          </table:table-cell>
          <table:table-cell table:formula="of:=[.A5920]*0.3048" office:value-type="float" office:value="-0.15411645072" calcext:value-type="float">
            <text:p>-0.15411645072</text:p>
          </table:table-cell>
        </table:table-row>
        <table:table-row table:style-name="ro1">
          <table:table-cell office:value-type="float" office:value="-0.5258682" calcext:value-type="float">
            <text:p>-0.5258682</text:p>
          </table:table-cell>
          <table:table-cell table:formula="of:=[.A5921]*0.3048" office:value-type="float" office:value="-0.16028462736" calcext:value-type="float">
            <text:p>-0.16028462736</text:p>
          </table:table-cell>
        </table:table-row>
        <table:table-row table:style-name="ro1">
          <table:table-cell office:value-type="float" office:value="-0.5464234" calcext:value-type="float">
            <text:p>-0.5464234</text:p>
          </table:table-cell>
          <table:table-cell table:formula="of:=[.A5922]*0.3048" office:value-type="float" office:value="-0.16654985232" calcext:value-type="float">
            <text:p>-0.16654985232</text:p>
          </table:table-cell>
        </table:table-row>
        <table:table-row table:style-name="ro1">
          <table:table-cell office:value-type="float" office:value="-0.5672946" calcext:value-type="float">
            <text:p>-0.5672946</text:p>
          </table:table-cell>
          <table:table-cell table:formula="of:=[.A5923]*0.3048" office:value-type="float" office:value="-0.17291139408" calcext:value-type="float">
            <text:p>-0.17291139408</text:p>
          </table:table-cell>
        </table:table-row>
        <table:table-row table:style-name="ro1">
          <table:table-cell office:value-type="float" office:value="-0.5884824" calcext:value-type="float">
            <text:p>-0.5884824</text:p>
          </table:table-cell>
          <table:table-cell table:formula="of:=[.A5924]*0.3048" office:value-type="float" office:value="-0.17936943552" calcext:value-type="float">
            <text:p>-0.17936943552</text:p>
          </table:table-cell>
        </table:table-row>
        <table:table-row table:style-name="ro1">
          <table:table-cell office:value-type="float" office:value="-0.6099846" calcext:value-type="float">
            <text:p>-0.6099846</text:p>
          </table:table-cell>
          <table:table-cell table:formula="of:=[.A5925]*0.3048" office:value-type="float" office:value="-0.18592330608" calcext:value-type="float">
            <text:p>-0.18592330608</text:p>
          </table:table-cell>
        </table:table-row>
        <table:table-row table:style-name="ro1">
          <table:table-cell office:value-type="float" office:value="-0.6318004" calcext:value-type="float">
            <text:p>-0.6318004</text:p>
          </table:table-cell>
          <table:table-cell table:formula="of:=[.A5926]*0.3048" office:value-type="float" office:value="-0.19257276192" calcext:value-type="float">
            <text:p>-0.19257276192</text:p>
          </table:table-cell>
        </table:table-row>
        <table:table-row table:style-name="ro1">
          <table:table-cell office:value-type="float" office:value="-0.653929" calcext:value-type="float">
            <text:p>-0.653929</text:p>
          </table:table-cell>
          <table:table-cell table:formula="of:=[.A5927]*0.3048" office:value-type="float" office:value="-0.1993175592" calcext:value-type="float">
            <text:p>-0.1993175592</text:p>
          </table:table-cell>
        </table:table-row>
        <table:table-row table:style-name="ro1">
          <table:table-cell office:value-type="float" office:value="-0.6763685" calcext:value-type="float">
            <text:p>-0.6763685</text:p>
          </table:table-cell>
          <table:table-cell table:formula="of:=[.A5928]*0.3048" office:value-type="float" office:value="-0.2061571188" calcext:value-type="float">
            <text:p>-0.2061571188</text:p>
          </table:table-cell>
        </table:table-row>
        <table:table-row table:style-name="ro1">
          <table:table-cell office:value-type="float" office:value="-0.6991229" calcext:value-type="float">
            <text:p>-0.6991229</text:p>
          </table:table-cell>
          <table:table-cell table:formula="of:=[.A5929]*0.3048" office:value-type="float" office:value="-0.21309265992" calcext:value-type="float">
            <text:p>-0.21309265992</text:p>
          </table:table-cell>
        </table:table-row>
        <table:table-row table:style-name="ro1">
          <table:table-cell office:value-type="float" office:value="-0.7221866" calcext:value-type="float">
            <text:p>-0.7221866</text:p>
          </table:table-cell>
          <table:table-cell table:formula="of:=[.A5930]*0.3048" office:value-type="float" office:value="-0.22012247568" calcext:value-type="float">
            <text:p>-0.22012247568</text:p>
          </table:table-cell>
        </table:table-row>
        <table:table-row table:style-name="ro1">
          <table:table-cell office:value-type="float" office:value="-0.745564" calcext:value-type="float">
            <text:p>-0.745564</text:p>
          </table:table-cell>
          <table:table-cell table:formula="of:=[.A5931]*0.3048" office:value-type="float" office:value="-0.2272479072" calcext:value-type="float">
            <text:p>-0.2272479072</text:p>
          </table:table-cell>
        </table:table-row>
        <table:table-row table:style-name="ro1">
          <table:table-cell office:value-type="float" office:value="-0.7692547" calcext:value-type="float">
            <text:p>-0.7692547</text:p>
          </table:table-cell>
          <table:table-cell table:formula="of:=[.A5932]*0.3048" office:value-type="float" office:value="-0.23446883256" calcext:value-type="float">
            <text:p>-0.23446883256</text:p>
          </table:table-cell>
        </table:table-row>
        <table:table-row table:style-name="ro1">
          <table:table-cell office:value-type="float" office:value="-0.7932584" calcext:value-type="float">
            <text:p>-0.7932584</text:p>
          </table:table-cell>
          <table:table-cell table:formula="of:=[.A5933]*0.3048" office:value-type="float" office:value="-0.24178516032" calcext:value-type="float">
            <text:p>-0.24178516032</text:p>
          </table:table-cell>
        </table:table-row>
        <table:table-row table:style-name="ro1">
          <table:table-cell office:value-type="float" office:value="-0.8175802" calcext:value-type="float">
            <text:p>-0.8175802</text:p>
          </table:table-cell>
          <table:table-cell table:formula="of:=[.A5934]*0.3048" office:value-type="float" office:value="-0.24919844496" calcext:value-type="float">
            <text:p>-0.24919844496</text:p>
          </table:table-cell>
        </table:table-row>
        <table:table-row table:style-name="ro1">
          <table:table-cell office:value-type="float" office:value="-0.8422201" calcext:value-type="float">
            <text:p>-0.8422201</text:p>
          </table:table-cell>
          <table:table-cell table:formula="of:=[.A5935]*0.3048" office:value-type="float" office:value="-0.25670868648" calcext:value-type="float">
            <text:p>-0.25670868648</text:p>
          </table:table-cell>
        </table:table-row>
        <table:table-row table:style-name="ro1">
          <table:table-cell office:value-type="float" office:value="-0.8671801" calcext:value-type="float">
            <text:p>-0.8671801</text:p>
          </table:table-cell>
          <table:table-cell table:formula="of:=[.A5936]*0.3048" office:value-type="float" office:value="-0.26431649448" calcext:value-type="float">
            <text:p>-0.26431649448</text:p>
          </table:table-cell>
        </table:table-row>
        <table:table-row table:style-name="ro1">
          <table:table-cell office:value-type="float" office:value="-0.8924644" calcext:value-type="float">
            <text:p>-0.8924644</text:p>
          </table:table-cell>
          <table:table-cell table:formula="of:=[.A5937]*0.3048" office:value-type="float" office:value="-0.27202314912" calcext:value-type="float">
            <text:p>-0.27202314912</text:p>
          </table:table-cell>
        </table:table-row>
        <table:table-row table:style-name="ro1">
          <table:table-cell office:value-type="float" office:value="-0.918076" calcext:value-type="float">
            <text:p>-0.918076</text:p>
          </table:table-cell>
          <table:table-cell table:formula="of:=[.A5938]*0.3048" office:value-type="float" office:value="-0.2798295648" calcext:value-type="float">
            <text:p>-0.2798295648</text:p>
          </table:table-cell>
        </table:table-row>
        <table:table-row table:style-name="ro1">
          <table:table-cell office:value-type="float" office:value="-0.944021" calcext:value-type="float">
            <text:p>-0.944021</text:p>
          </table:table-cell>
          <table:table-cell table:formula="of:=[.A5939]*0.3048" office:value-type="float" office:value="-0.2877376008" calcext:value-type="float">
            <text:p>-0.2877376008</text:p>
          </table:table-cell>
        </table:table-row>
        <table:table-row table:style-name="ro1">
          <table:table-cell office:value-type="float" office:value="-0.9703062" calcext:value-type="float">
            <text:p>-0.9703062</text:p>
          </table:table-cell>
          <table:table-cell table:formula="of:=[.A5940]*0.3048" office:value-type="float" office:value="-0.29574932976" calcext:value-type="float">
            <text:p>-0.29574932976</text:p>
          </table:table-cell>
        </table:table-row>
        <table:table-row table:style-name="ro1">
          <table:table-cell office:value-type="float" office:value="-0.9969363" calcext:value-type="float">
            <text:p>-0.9969363</text:p>
          </table:table-cell>
          <table:table-cell table:formula="of:=[.A5941]*0.3048" office:value-type="float" office:value="-0.30386618424" calcext:value-type="float">
            <text:p>-0.30386618424</text:p>
          </table:table-cell>
        </table:table-row>
        <table:table-row table:style-name="ro1">
          <table:table-cell office:value-type="float" office:value="-1.0239222" calcext:value-type="float">
            <text:p>-1.0239222</text:p>
          </table:table-cell>
          <table:table-cell table:formula="of:=[.A5942]*0.3048" office:value-type="float" office:value="-0.31209148656" calcext:value-type="float">
            <text:p>-0.31209148656</text:p>
          </table:table-cell>
        </table:table-row>
        <table:table-row table:style-name="ro1">
          <table:table-cell office:value-type="float" office:value="-1.0512724" calcext:value-type="float">
            <text:p>-1.0512724</text:p>
          </table:table-cell>
          <table:table-cell table:formula="of:=[.A5943]*0.3048" office:value-type="float" office:value="-0.32042782752" calcext:value-type="float">
            <text:p>-0.32042782752</text:p>
          </table:table-cell>
        </table:table-row>
        <table:table-row table:style-name="ro1">
          <table:table-cell office:value-type="float" office:value="-1.0789943" calcext:value-type="float">
            <text:p>-1.0789943</text:p>
          </table:table-cell>
          <table:table-cell table:formula="of:=[.A5944]*0.3048" office:value-type="float" office:value="-0.32887746264" calcext:value-type="float">
            <text:p>-0.32887746264</text:p>
          </table:table-cell>
        </table:table-row>
        <table:table-row table:style-name="ro1">
          <table:table-cell office:value-type="float" office:value="-1.1071019" calcext:value-type="float">
            <text:p>-1.1071019</text:p>
          </table:table-cell>
          <table:table-cell table:formula="of:=[.A5945]*0.3048" office:value-type="float" office:value="-0.33744465912" calcext:value-type="float">
            <text:p>-0.33744465912</text:p>
          </table:table-cell>
        </table:table-row>
        <table:table-row table:style-name="ro1">
          <table:table-cell office:value-type="float" office:value="-1.1356075" calcext:value-type="float">
            <text:p>-1.1356075</text:p>
          </table:table-cell>
          <table:table-cell table:formula="of:=[.A5946]*0.3048" office:value-type="float" office:value="-0.346133166" calcext:value-type="float">
            <text:p>-0.346133166</text:p>
          </table:table-cell>
        </table:table-row>
        <table:table-row table:style-name="ro1">
          <table:table-cell office:value-type="float" office:value="-1.1645253" calcext:value-type="float">
            <text:p>-1.1645253</text:p>
          </table:table-cell>
          <table:table-cell table:formula="of:=[.A5947]*0.3048" office:value-type="float" office:value="-0.35494731144" calcext:value-type="float">
            <text:p>-0.35494731144</text:p>
          </table:table-cell>
        </table:table-row>
        <table:table-row table:style-name="ro1">
          <table:table-cell office:value-type="float" office:value="-1.1938677" calcext:value-type="float">
            <text:p>-1.1938677</text:p>
          </table:table-cell>
          <table:table-cell table:formula="of:=[.A5948]*0.3048" office:value-type="float" office:value="-0.36389087496" calcext:value-type="float">
            <text:p>-0.36389087496</text:p>
          </table:table-cell>
        </table:table-row>
        <table:table-row table:style-name="ro1">
          <table:table-cell office:value-type="float" office:value="-1.2236559" calcext:value-type="float">
            <text:p>-1.2236559</text:p>
          </table:table-cell>
          <table:table-cell table:formula="of:=[.A5949]*0.3048" office:value-type="float" office:value="-0.37297031832" calcext:value-type="float">
            <text:p>-0.37297031832</text:p>
          </table:table-cell>
        </table:table-row>
        <table:table-row table:style-name="ro1">
          <table:table-cell office:value-type="float" office:value="-1.2539024" calcext:value-type="float">
            <text:p>-1.2539024</text:p>
          </table:table-cell>
          <table:table-cell table:formula="of:=[.A5950]*0.3048" office:value-type="float" office:value="-0.38218945152" calcext:value-type="float">
            <text:p>-0.38218945152</text:p>
          </table:table-cell>
        </table:table-row>
        <table:table-row table:style-name="ro1">
          <table:table-cell office:value-type="float" office:value="-1.2846267" calcext:value-type="float">
            <text:p>-1.2846267</text:p>
          </table:table-cell>
          <table:table-cell table:formula="of:=[.A5951]*0.3048" office:value-type="float" office:value="-0.39155421816" calcext:value-type="float">
            <text:p>-0.39155421816</text:p>
          </table:table-cell>
        </table:table-row>
        <table:table-row table:style-name="ro1">
          <table:table-cell office:value-type="float" office:value="-1.3158486" calcext:value-type="float">
            <text:p>-1.3158486</text:p>
          </table:table-cell>
          <table:table-cell table:formula="of:=[.A5952]*0.3048" office:value-type="float" office:value="-0.40107065328" calcext:value-type="float">
            <text:p>-0.40107065328</text:p>
          </table:table-cell>
        </table:table-row>
        <table:table-row table:style-name="ro1">
          <table:table-cell office:value-type="float" office:value="-1.347585" calcext:value-type="float">
            <text:p>-1.347585</text:p>
          </table:table-cell>
          <table:table-cell table:formula="of:=[.A5953]*0.3048" office:value-type="float" office:value="-0.410743908" calcext:value-type="float">
            <text:p>-0.410743908</text:p>
          </table:table-cell>
        </table:table-row>
        <table:table-row table:style-name="ro1">
          <table:table-cell office:value-type="float" office:value="-1.3798575" calcext:value-type="float">
            <text:p>-1.3798575</text:p>
          </table:table-cell>
          <table:table-cell table:formula="of:=[.A5954]*0.3048" office:value-type="float" office:value="-0.420580566" calcext:value-type="float">
            <text:p>-0.420580566</text:p>
          </table:table-cell>
        </table:table-row>
        <table:table-row table:style-name="ro1">
          <table:table-cell office:value-type="float" office:value="-1.4126842" calcext:value-type="float">
            <text:p>-1.4126842</text:p>
          </table:table-cell>
          <table:table-cell table:formula="of:=[.A5955]*0.3048" office:value-type="float" office:value="-0.43058614416" calcext:value-type="float">
            <text:p>-0.43058614416</text:p>
          </table:table-cell>
        </table:table-row>
        <table:table-row table:style-name="ro1">
          <table:table-cell office:value-type="float" office:value="-1.4460859" calcext:value-type="float">
            <text:p>-1.4460859</text:p>
          </table:table-cell>
          <table:table-cell table:formula="of:=[.A5956]*0.3048" office:value-type="float" office:value="-0.44076698232" calcext:value-type="float">
            <text:p>-0.44076698232</text:p>
          </table:table-cell>
        </table:table-row>
        <table:table-row table:style-name="ro1">
          <table:table-cell office:value-type="float" office:value="-1.480082" calcext:value-type="float">
            <text:p>-1.480082</text:p>
          </table:table-cell>
          <table:table-cell table:formula="of:=[.A5957]*0.3048" office:value-type="float" office:value="-0.4511289936" calcext:value-type="float">
            <text:p>-0.4511289936</text:p>
          </table:table-cell>
        </table:table-row>
        <table:table-row table:style-name="ro1">
          <table:table-cell office:value-type="float" office:value="-1.5146937" calcext:value-type="float">
            <text:p>-1.5146937</text:p>
          </table:table-cell>
          <table:table-cell table:formula="of:=[.A5958]*0.3048" office:value-type="float" office:value="-0.46167863976" calcext:value-type="float">
            <text:p>-0.46167863976</text:p>
          </table:table-cell>
        </table:table-row>
        <table:table-row table:style-name="ro1">
          <table:table-cell office:value-type="float" office:value="-1.5499351" calcext:value-type="float">
            <text:p>-1.5499351</text:p>
          </table:table-cell>
          <table:table-cell table:formula="of:=[.A5959]*0.3048" office:value-type="float" office:value="-0.47242021848" calcext:value-type="float">
            <text:p>-0.47242021848</text:p>
          </table:table-cell>
        </table:table-row>
        <table:table-row table:style-name="ro1">
          <table:table-cell office:value-type="float" office:value="-1.5858283" calcext:value-type="float">
            <text:p>-1.5858283</text:p>
          </table:table-cell>
          <table:table-cell table:formula="of:=[.A5960]*0.3048" office:value-type="float" office:value="-0.48336046584" calcext:value-type="float">
            <text:p>-0.48336046584</text:p>
          </table:table-cell>
        </table:table-row>
        <table:table-row table:style-name="ro1">
          <table:table-cell office:value-type="float" office:value="-1.6223857" calcext:value-type="float">
            <text:p>-1.6223857</text:p>
          </table:table-cell>
          <table:table-cell table:formula="of:=[.A5961]*0.3048" office:value-type="float" office:value="-0.49450316136" calcext:value-type="float">
            <text:p>-0.49450316136</text:p>
          </table:table-cell>
        </table:table-row>
        <table:table-row table:style-name="ro1">
          <table:table-cell office:value-type="float" office:value="-1.659621" calcext:value-type="float">
            <text:p>-1.659621</text:p>
          </table:table-cell>
          <table:table-cell table:formula="of:=[.A5962]*0.3048" office:value-type="float" office:value="-0.5058524808" calcext:value-type="float">
            <text:p>-0.5058524808</text:p>
          </table:table-cell>
        </table:table-row>
        <table:table-row table:style-name="ro1">
          <table:table-cell office:value-type="float" office:value="-1.6975524" calcext:value-type="float">
            <text:p>-1.6975524</text:p>
          </table:table-cell>
          <table:table-cell table:formula="of:=[.A5963]*0.3048" office:value-type="float" office:value="-0.51741397152" calcext:value-type="float">
            <text:p>-0.51741397152</text:p>
          </table:table-cell>
        </table:table-row>
        <table:table-row table:style-name="ro1">
          <table:table-cell office:value-type="float" office:value="-1.7361879" calcext:value-type="float">
            <text:p>-1.7361879</text:p>
          </table:table-cell>
          <table:table-cell table:formula="of:=[.A5964]*0.3048" office:value-type="float" office:value="-0.52919007192" calcext:value-type="float">
            <text:p>-0.52919007192</text:p>
          </table:table-cell>
        </table:table-row>
        <table:table-row table:style-name="ro1">
          <table:table-cell office:value-type="float" office:value="-1.7755396" calcext:value-type="float">
            <text:p>-1.7755396</text:p>
          </table:table-cell>
          <table:table-cell table:formula="of:=[.A5965]*0.3048" office:value-type="float" office:value="-0.54118447008" calcext:value-type="float">
            <text:p>-0.54118447008</text:p>
          </table:table-cell>
        </table:table-row>
        <table:table-row table:style-name="ro1">
          <table:table-cell office:value-type="float" office:value="-1.8156109" calcext:value-type="float">
            <text:p>-1.8156109</text:p>
          </table:table-cell>
          <table:table-cell table:formula="of:=[.A5966]*0.3048" office:value-type="float" office:value="-0.55339820232" calcext:value-type="float">
            <text:p>-0.55339820232</text:p>
          </table:table-cell>
        </table:table-row>
        <table:table-row table:style-name="ro1">
          <table:table-cell office:value-type="float" office:value="-1.8564119" calcext:value-type="float">
            <text:p>-1.8564119</text:p>
          </table:table-cell>
          <table:table-cell table:formula="of:=[.A5967]*0.3048" office:value-type="float" office:value="-0.56583434712" calcext:value-type="float">
            <text:p>-0.56583434712</text:p>
          </table:table-cell>
        </table:table-row>
        <table:table-row table:style-name="ro1">
          <table:table-cell office:value-type="float" office:value="-1.8979409" calcext:value-type="float">
            <text:p>-1.8979409</text:p>
          </table:table-cell>
          <table:table-cell table:formula="of:=[.A5968]*0.3048" office:value-type="float" office:value="-0.57849238632" calcext:value-type="float">
            <text:p>-0.57849238632</text:p>
          </table:table-cell>
        </table:table-row>
        <table:table-row table:style-name="ro1">
          <table:table-cell office:value-type="float" office:value="-1.9401972" calcext:value-type="float">
            <text:p>-1.9401972</text:p>
          </table:table-cell>
          <table:table-cell table:formula="of:=[.A5969]*0.3048" office:value-type="float" office:value="-0.59137210656" calcext:value-type="float">
            <text:p>-0.59137210656</text:p>
          </table:table-cell>
        </table:table-row>
        <table:table-row table:style-name="ro1">
          <table:table-cell office:value-type="float" office:value="-1.9831829" calcext:value-type="float">
            <text:p>-1.9831829</text:p>
          </table:table-cell>
          <table:table-cell table:formula="of:=[.A5970]*0.3048" office:value-type="float" office:value="-0.60447414792" calcext:value-type="float">
            <text:p>-0.60447414792</text:p>
          </table:table-cell>
        </table:table-row>
        <table:table-row table:style-name="ro1">
          <table:table-cell office:value-type="float" office:value="-2.0268865" calcext:value-type="float">
            <text:p>-2.0268865</text:p>
          </table:table-cell>
          <table:table-cell table:formula="of:=[.A5971]*0.3048" office:value-type="float" office:value="-0.6177950052" calcext:value-type="float">
            <text:p>-0.6177950052</text:p>
          </table:table-cell>
        </table:table-row>
        <table:table-row table:style-name="ro1">
          <table:table-cell office:value-type="float" office:value="-2.0713038" calcext:value-type="float">
            <text:p>-2.0713038</text:p>
          </table:table-cell>
          <table:table-cell table:formula="of:=[.A5972]*0.3048" office:value-type="float" office:value="-0.63133339824" calcext:value-type="float">
            <text:p>-0.63133339824</text:p>
          </table:table-cell>
        </table:table-row>
        <table:table-row table:style-name="ro1">
          <table:table-cell office:value-type="float" office:value="-2.1164241" calcext:value-type="float">
            <text:p>-2.1164241</text:p>
          </table:table-cell>
          <table:table-cell table:formula="of:=[.A5973]*0.3048" office:value-type="float" office:value="-0.64508606568" calcext:value-type="float">
            <text:p>-0.64508606568</text:p>
          </table:table-cell>
        </table:table-row>
        <table:table-row table:style-name="ro1">
          <table:table-cell office:value-type="float" office:value="-2.1622336" calcext:value-type="float">
            <text:p>-2.1622336</text:p>
          </table:table-cell>
          <table:table-cell table:formula="of:=[.A5974]*0.3048" office:value-type="float" office:value="-0.65904880128" calcext:value-type="float">
            <text:p>-0.65904880128</text:p>
          </table:table-cell>
        </table:table-row>
        <table:table-row table:style-name="ro1">
          <table:table-cell office:value-type="float" office:value="-2.20872" calcext:value-type="float">
            <text:p>-2.20872</text:p>
          </table:table-cell>
          <table:table-cell table:formula="of:=[.A5975]*0.3048" office:value-type="float" office:value="-0.673217856" calcext:value-type="float">
            <text:p>-0.673217856</text:p>
          </table:table-cell>
        </table:table-row>
        <table:table-row table:style-name="ro1">
          <table:table-cell office:value-type="float" office:value="-2.2558665" calcext:value-type="float">
            <text:p>-2.2558665</text:p>
          </table:table-cell>
          <table:table-cell table:formula="of:=[.A5976]*0.3048" office:value-type="float" office:value="-0.6875881092" calcext:value-type="float">
            <text:p>-0.6875881092</text:p>
          </table:table-cell>
        </table:table-row>
        <table:table-row table:style-name="ro1">
          <table:table-cell office:value-type="float" office:value="-2.3036535" calcext:value-type="float">
            <text:p>-2.3036535</text:p>
          </table:table-cell>
          <table:table-cell table:formula="of:=[.A5977]*0.3048" office:value-type="float" office:value="-0.7021535868" calcext:value-type="float">
            <text:p>-0.7021535868</text:p>
          </table:table-cell>
        </table:table-row>
        <table:table-row table:style-name="ro1">
          <table:table-cell office:value-type="float" office:value="-2.3520644" calcext:value-type="float">
            <text:p>-2.3520644</text:p>
          </table:table-cell>
          <table:table-cell table:formula="of:=[.A5978]*0.3048" office:value-type="float" office:value="-0.71690922912" calcext:value-type="float">
            <text:p>-0.71690922912</text:p>
          </table:table-cell>
        </table:table-row>
        <table:table-row table:style-name="ro1">
          <table:table-cell office:value-type="float" office:value="-2.4010794" calcext:value-type="float">
            <text:p>-2.4010794</text:p>
          </table:table-cell>
          <table:table-cell table:formula="of:=[.A5979]*0.3048" office:value-type="float" office:value="-0.73184900112" calcext:value-type="float">
            <text:p>-0.73184900112</text:p>
          </table:table-cell>
        </table:table-row>
        <table:table-row table:style-name="ro1">
          <table:table-cell office:value-type="float" office:value="-2.4506726" calcext:value-type="float">
            <text:p>-2.4506726</text:p>
          </table:table-cell>
          <table:table-cell table:formula="of:=[.A5980]*0.3048" office:value-type="float" office:value="-0.74696500848" calcext:value-type="float">
            <text:p>-0.74696500848</text:p>
          </table:table-cell>
        </table:table-row>
        <table:table-row table:style-name="ro1">
          <table:table-cell office:value-type="float" office:value="-2.5008259" calcext:value-type="float">
            <text:p>-2.5008259</text:p>
          </table:table-cell>
          <table:table-cell table:formula="of:=[.A5981]*0.3048" office:value-type="float" office:value="-0.76225173432" calcext:value-type="float">
            <text:p>-0.76225173432</text:p>
          </table:table-cell>
        </table:table-row>
        <table:table-row table:style-name="ro1">
          <table:table-cell office:value-type="float" office:value="-2.5515156" calcext:value-type="float">
            <text:p>-2.5515156</text:p>
          </table:table-cell>
          <table:table-cell table:formula="of:=[.A5982]*0.3048" office:value-type="float" office:value="-0.77770195488" calcext:value-type="float">
            <text:p>-0.77770195488</text:p>
          </table:table-cell>
        </table:table-row>
        <table:table-row table:style-name="ro1">
          <table:table-cell office:value-type="float" office:value="-2.6027131" calcext:value-type="float">
            <text:p>-2.6027131</text:p>
          </table:table-cell>
          <table:table-cell table:formula="of:=[.A5983]*0.3048" office:value-type="float" office:value="-0.79330695288" calcext:value-type="float">
            <text:p>-0.79330695288</text:p>
          </table:table-cell>
        </table:table-row>
        <table:table-row table:style-name="ro1">
          <table:table-cell office:value-type="float" office:value="-2.6543999" calcext:value-type="float">
            <text:p>-2.6543999</text:p>
          </table:table-cell>
          <table:table-cell table:formula="of:=[.A5984]*0.3048" office:value-type="float" office:value="-0.80906108952" calcext:value-type="float">
            <text:p>-0.80906108952</text:p>
          </table:table-cell>
        </table:table-row>
        <table:table-row table:style-name="ro1">
          <table:table-cell office:value-type="float" office:value="-2.706552" calcext:value-type="float">
            <text:p>-2.706552</text:p>
          </table:table-cell>
          <table:table-cell table:formula="of:=[.A5985]*0.3048" office:value-type="float" office:value="-0.8249570496" calcext:value-type="float">
            <text:p>-0.8249570496</text:p>
          </table:table-cell>
        </table:table-row>
        <table:table-row table:style-name="ro1">
          <table:table-cell office:value-type="float" office:value="-2.7591405" calcext:value-type="float">
            <text:p>-2.7591405</text:p>
          </table:table-cell>
          <table:table-cell table:formula="of:=[.A5986]*0.3048" office:value-type="float" office:value="-0.8409860244" calcext:value-type="float">
            <text:p>-0.8409860244</text:p>
          </table:table-cell>
        </table:table-row>
        <table:table-row table:style-name="ro1">
          <table:table-cell office:value-type="float" office:value="-2.8121424" calcext:value-type="float">
            <text:p>-2.8121424</text:p>
          </table:table-cell>
          <table:table-cell table:formula="of:=[.A5987]*0.3048" office:value-type="float" office:value="-0.85714100352" calcext:value-type="float">
            <text:p>-0.85714100352</text:p>
          </table:table-cell>
        </table:table-row>
        <table:table-row table:style-name="ro1">
          <table:table-cell office:value-type="float" office:value="-2.8655376" calcext:value-type="float">
            <text:p>-2.8655376</text:p>
          </table:table-cell>
          <table:table-cell table:formula="of:=[.A5988]*0.3048" office:value-type="float" office:value="-0.87341586048" calcext:value-type="float">
            <text:p>-0.87341586048</text:p>
          </table:table-cell>
        </table:table-row>
        <table:table-row table:style-name="ro1">
          <table:table-cell office:value-type="float" office:value="-2.9192953" calcext:value-type="float">
            <text:p>-2.9192953</text:p>
          </table:table-cell>
          <table:table-cell table:formula="of:=[.A5989]*0.3048" office:value-type="float" office:value="-0.88980120744" calcext:value-type="float">
            <text:p>-0.88980120744</text:p>
          </table:table-cell>
        </table:table-row>
        <table:table-row table:style-name="ro1">
          <table:table-cell office:value-type="float" office:value="-2.9733987" calcext:value-type="float">
            <text:p>-2.9733987</text:p>
          </table:table-cell>
          <table:table-cell table:formula="of:=[.A5990]*0.3048" office:value-type="float" office:value="-0.90629192376" calcext:value-type="float">
            <text:p>-0.90629192376</text:p>
          </table:table-cell>
        </table:table-row>
        <table:table-row table:style-name="ro1">
          <table:table-cell office:value-type="float" office:value="-3.027823" calcext:value-type="float">
            <text:p>-3.027823</text:p>
          </table:table-cell>
          <table:table-cell table:formula="of:=[.A5991]*0.3048" office:value-type="float" office:value="-0.9228804504" calcext:value-type="float">
            <text:p>-0.9228804504</text:p>
          </table:table-cell>
        </table:table-row>
        <table:table-row table:style-name="ro1">
          <table:table-cell office:value-type="float" office:value="-3.0825462" calcext:value-type="float">
            <text:p>-3.0825462</text:p>
          </table:table-cell>
          <table:table-cell table:formula="of:=[.A5992]*0.3048" office:value-type="float" office:value="-0.93956008176" calcext:value-type="float">
            <text:p>-0.93956008176</text:p>
          </table:table-cell>
        </table:table-row>
        <table:table-row table:style-name="ro1">
          <table:table-cell office:value-type="float" office:value="-3.1375542" calcext:value-type="float">
            <text:p>-3.1375542</text:p>
          </table:table-cell>
          <table:table-cell table:formula="of:=[.A5993]*0.3048" office:value-type="float" office:value="-0.95632652016" calcext:value-type="float">
            <text:p>-0.95632652016</text:p>
          </table:table-cell>
        </table:table-row>
        <table:table-row table:style-name="ro1">
          <table:table-cell office:value-type="float" office:value="-3.1928229" calcext:value-type="float">
            <text:p>-3.1928229</text:p>
          </table:table-cell>
          <table:table-cell table:formula="of:=[.A5994]*0.3048" office:value-type="float" office:value="-0.97317241992" calcext:value-type="float">
            <text:p>-0.97317241992</text:p>
          </table:table-cell>
        </table:table-row>
        <table:table-row table:style-name="ro1">
          <table:table-cell office:value-type="float" office:value="-3.248332" calcext:value-type="float">
            <text:p>-3.248332</text:p>
          </table:table-cell>
          <table:table-cell table:formula="of:=[.A5995]*0.3048" office:value-type="float" office:value="-0.9900915936" calcext:value-type="float">
            <text:p>-0.9900915936</text:p>
          </table:table-cell>
        </table:table-row>
        <table:table-row table:style-name="ro1">
          <table:table-cell office:value-type="float" office:value="-3.3040676" calcext:value-type="float">
            <text:p>-3.3040676</text:p>
          </table:table-cell>
          <table:table-cell table:formula="of:=[.A5996]*0.3048" office:value-type="float" office:value="-1.00707980448" calcext:value-type="float">
            <text:p>-1.00707980448</text:p>
          </table:table-cell>
        </table:table-row>
        <table:table-row table:style-name="ro1">
          <table:table-cell office:value-type="float" office:value="-3.3600116" calcext:value-type="float">
            <text:p>-3.3600116</text:p>
          </table:table-cell>
          <table:table-cell table:formula="of:=[.A5997]*0.3048" office:value-type="float" office:value="-1.02413153568" calcext:value-type="float">
            <text:p>-1.02413153568</text:p>
          </table:table-cell>
        </table:table-row>
        <table:table-row table:style-name="ro1">
          <table:table-cell office:value-type="float" office:value="-3.4161429" calcext:value-type="float">
            <text:p>-3.4161429</text:p>
          </table:table-cell>
          <table:table-cell table:formula="of:=[.A5998]*0.3048" office:value-type="float" office:value="-1.04124035592" calcext:value-type="float">
            <text:p>-1.04124035592</text:p>
          </table:table-cell>
        </table:table-row>
        <table:table-row table:style-name="ro1">
          <table:table-cell office:value-type="float" office:value="-3.4724512" calcext:value-type="float">
            <text:p>-3.4724512</text:p>
          </table:table-cell>
          <table:table-cell table:formula="of:=[.A5999]*0.3048" office:value-type="float" office:value="-1.05840312576" calcext:value-type="float">
            <text:p>-1.05840312576</text:p>
          </table:table-cell>
        </table:table-row>
        <table:table-row table:style-name="ro1">
          <table:table-cell office:value-type="float" office:value="-3.5289187" calcext:value-type="float">
            <text:p>-3.5289187</text:p>
          </table:table-cell>
          <table:table-cell table:formula="of:=[.A6000]*0.3048" office:value-type="float" office:value="-1.07561441976" calcext:value-type="float">
            <text:p>-1.07561441976</text:p>
          </table:table-cell>
        </table:table-row>
        <table:table-row table:style-name="ro1">
          <table:table-cell office:value-type="float" office:value="-3.5855217" calcext:value-type="float">
            <text:p>-3.5855217</text:p>
          </table:table-cell>
          <table:table-cell table:formula="of:=[.A6001]*0.3048" office:value-type="float" office:value="-1.09286701416" calcext:value-type="float">
            <text:p>-1.09286701416</text:p>
          </table:table-cell>
        </table:table-row>
        <table:table-row table:style-name="ro1">
          <table:table-cell office:value-type="float" office:value="-3.6422548" calcext:value-type="float">
            <text:p>-3.6422548</text:p>
          </table:table-cell>
          <table:table-cell table:formula="of:=[.A6002]*0.3048" office:value-type="float" office:value="-1.11015926304" calcext:value-type="float">
            <text:p>-1.11015926304</text:p>
          </table:table-cell>
        </table:table-row>
        <table:table-row table:style-name="ro1">
          <table:table-cell office:value-type="float" office:value="-3.6990952" calcext:value-type="float">
            <text:p>-3.6990952</text:p>
          </table:table-cell>
          <table:table-cell table:formula="of:=[.A6003]*0.3048" office:value-type="float" office:value="-1.12748421696" calcext:value-type="float">
            <text:p>-1.12748421696</text:p>
          </table:table-cell>
        </table:table-row>
        <table:table-row table:style-name="ro1">
          <table:table-cell office:value-type="float" office:value="-3.7560263" calcext:value-type="float">
            <text:p>-3.7560263</text:p>
          </table:table-cell>
          <table:table-cell table:formula="of:=[.A6004]*0.3048" office:value-type="float" office:value="-1.14483681624" calcext:value-type="float">
            <text:p>-1.14483681624</text:p>
          </table:table-cell>
        </table:table-row>
        <table:table-row table:style-name="ro1">
          <table:table-cell office:value-type="float" office:value="-3.8130369" calcext:value-type="float">
            <text:p>-3.8130369</text:p>
          </table:table-cell>
          <table:table-cell table:formula="of:=[.A6005]*0.3048" office:value-type="float" office:value="-1.16221364712" calcext:value-type="float">
            <text:p>-1.16221364712</text:p>
          </table:table-cell>
        </table:table-row>
        <table:table-row table:style-name="ro1">
          <table:table-cell office:value-type="float" office:value="-3.8701057" calcext:value-type="float">
            <text:p>-3.8701057</text:p>
          </table:table-cell>
          <table:table-cell table:formula="of:=[.A6006]*0.3048" office:value-type="float" office:value="-1.17960821736" calcext:value-type="float">
            <text:p>-1.17960821736</text:p>
          </table:table-cell>
        </table:table-row>
        <table:table-row table:style-name="ro1">
          <table:table-cell office:value-type="float" office:value="-3.9272141" calcext:value-type="float">
            <text:p>-3.9272141</text:p>
          </table:table-cell>
          <table:table-cell table:formula="of:=[.A6007]*0.3048" office:value-type="float" office:value="-1.19701485768" calcext:value-type="float">
            <text:p>-1.19701485768</text:p>
          </table:table-cell>
        </table:table-row>
        <table:table-row table:style-name="ro1">
          <table:table-cell office:value-type="float" office:value="-3.9843483" calcext:value-type="float">
            <text:p>-3.9843483</text:p>
          </table:table-cell>
          <table:table-cell table:formula="of:=[.A6008]*0.3048" office:value-type="float" office:value="-1.21442936184" calcext:value-type="float">
            <text:p>-1.21442936184</text:p>
          </table:table-cell>
        </table:table-row>
        <table:table-row table:style-name="ro1">
          <table:table-cell office:value-type="float" office:value="-4.0414877" calcext:value-type="float">
            <text:p>-4.0414877</text:p>
          </table:table-cell>
          <table:table-cell table:formula="of:=[.A6009]*0.3048" office:value-type="float" office:value="-1.23184545096" calcext:value-type="float">
            <text:p>-1.23184545096</text:p>
          </table:table-cell>
        </table:table-row>
        <table:table-row table:style-name="ro1">
          <table:table-cell office:value-type="float" office:value="-4.0986109" calcext:value-type="float">
            <text:p>-4.0986109</text:p>
          </table:table-cell>
          <table:table-cell table:formula="of:=[.A6010]*0.3048" office:value-type="float" office:value="-1.24925660232" calcext:value-type="float">
            <text:p>-1.24925660232</text:p>
          </table:table-cell>
        </table:table-row>
        <table:table-row table:style-name="ro1">
          <table:table-cell office:value-type="float" office:value="-4.1557045" calcext:value-type="float">
            <text:p>-4.1557045</text:p>
          </table:table-cell>
          <table:table-cell table:formula="of:=[.A6011]*0.3048" office:value-type="float" office:value="-1.2666587316" calcext:value-type="float">
            <text:p>-1.2666587316</text:p>
          </table:table-cell>
        </table:table-row>
        <table:table-row table:style-name="ro1">
          <table:table-cell office:value-type="float" office:value="-4.2127461" calcext:value-type="float">
            <text:p>-4.2127461</text:p>
          </table:table-cell>
          <table:table-cell table:formula="of:=[.A6012]*0.3048" office:value-type="float" office:value="-1.28404501128" calcext:value-type="float">
            <text:p>-1.28404501128</text:p>
          </table:table-cell>
        </table:table-row>
        <table:table-row table:style-name="ro1">
          <table:table-cell office:value-type="float" office:value="-4.2697134" calcext:value-type="float">
            <text:p>-4.2697134</text:p>
          </table:table-cell>
          <table:table-cell table:formula="of:=[.A6013]*0.3048" office:value-type="float" office:value="-1.30140864432" calcext:value-type="float">
            <text:p>-1.30140864432</text:p>
          </table:table-cell>
        </table:table-row>
        <table:table-row table:style-name="ro1">
          <table:table-cell office:value-type="float" office:value="-4.326592" calcext:value-type="float">
            <text:p>-4.326592</text:p>
          </table:table-cell>
          <table:table-cell table:formula="of:=[.A6014]*0.3048" office:value-type="float" office:value="-1.3187452416" calcext:value-type="float">
            <text:p>-1.3187452416</text:p>
          </table:table-cell>
        </table:table-row>
        <table:table-row table:style-name="ro1">
          <table:table-cell office:value-type="float" office:value="-4.3833604" calcext:value-type="float">
            <text:p>-4.3833604</text:p>
          </table:table-cell>
          <table:table-cell table:formula="of:=[.A6015]*0.3048" office:value-type="float" office:value="-1.33604824992" calcext:value-type="float">
            <text:p>-1.33604824992</text:p>
          </table:table-cell>
        </table:table-row>
        <table:table-row table:style-name="ro1">
          <table:table-cell office:value-type="float" office:value="-4.439992" calcext:value-type="float">
            <text:p>-4.439992</text:p>
          </table:table-cell>
          <table:table-cell table:formula="of:=[.A6016]*0.3048" office:value-type="float" office:value="-1.3533095616" calcext:value-type="float">
            <text:p>-1.3533095616</text:p>
          </table:table-cell>
        </table:table-row>
        <table:table-row table:style-name="ro1">
          <table:table-cell office:value-type="float" office:value="-4.4964733" calcext:value-type="float">
            <text:p>-4.4964733</text:p>
          </table:table-cell>
          <table:table-cell table:formula="of:=[.A6017]*0.3048" office:value-type="float" office:value="-1.37052506184" calcext:value-type="float">
            <text:p>-1.37052506184</text:p>
          </table:table-cell>
        </table:table-row>
        <table:table-row table:style-name="ro1">
          <table:table-cell office:value-type="float" office:value="-4.5527816" calcext:value-type="float">
            <text:p>-4.5527816</text:p>
          </table:table-cell>
          <table:table-cell table:formula="of:=[.A6018]*0.3048" office:value-type="float" office:value="-1.38768783168" calcext:value-type="float">
            <text:p>-1.38768783168</text:p>
          </table:table-cell>
        </table:table-row>
        <table:table-row table:style-name="ro1">
          <table:table-cell office:value-type="float" office:value="-4.6088915" calcext:value-type="float">
            <text:p>-4.6088915</text:p>
          </table:table-cell>
          <table:table-cell table:formula="of:=[.A6019]*0.3048" office:value-type="float" office:value="-1.4047901292" calcext:value-type="float">
            <text:p>-1.4047901292</text:p>
          </table:table-cell>
        </table:table-row>
        <table:table-row table:style-name="ro1">
          <table:table-cell office:value-type="float" office:value="-4.6647897" calcext:value-type="float">
            <text:p>-4.6647897</text:p>
          </table:table-cell>
          <table:table-cell table:formula="of:=[.A6020]*0.3048" office:value-type="float" office:value="-1.42182790056" calcext:value-type="float">
            <text:p>-1.42182790056</text:p>
          </table:table-cell>
        </table:table-row>
        <table:table-row table:style-name="ro1">
          <table:table-cell office:value-type="float" office:value="-4.7204542" calcext:value-type="float">
            <text:p>-4.7204542</text:p>
          </table:table-cell>
          <table:table-cell table:formula="of:=[.A6021]*0.3048" office:value-type="float" office:value="-1.43879444016" calcext:value-type="float">
            <text:p>-1.43879444016</text:p>
          </table:table-cell>
        </table:table-row>
        <table:table-row table:style-name="ro1">
          <table:table-cell office:value-type="float" office:value="-4.7758603" calcext:value-type="float">
            <text:p>-4.7758603</text:p>
          </table:table-cell>
          <table:table-cell table:formula="of:=[.A6022]*0.3048" office:value-type="float" office:value="-1.45568221944" calcext:value-type="float">
            <text:p>-1.45568221944</text:p>
          </table:table-cell>
        </table:table-row>
        <table:table-row table:style-name="ro1">
          <table:table-cell office:value-type="float" office:value="-4.8309965" calcext:value-type="float">
            <text:p>-4.8309965</text:p>
          </table:table-cell>
          <table:table-cell table:formula="of:=[.A6023]*0.3048" office:value-type="float" office:value="-1.4724877332" calcext:value-type="float">
            <text:p>-1.4724877332</text:p>
          </table:table-cell>
        </table:table-row>
        <table:table-row table:style-name="ro1">
          <table:table-cell office:value-type="float" office:value="-4.8858376" calcext:value-type="float">
            <text:p>-4.8858376</text:p>
          </table:table-cell>
          <table:table-cell table:formula="of:=[.A6024]*0.3048" office:value-type="float" office:value="-1.48920330048" calcext:value-type="float">
            <text:p>-1.48920330048</text:p>
          </table:table-cell>
        </table:table-row>
        <table:table-row table:style-name="ro1">
          <table:table-cell office:value-type="float" office:value="-4.9403615" calcext:value-type="float">
            <text:p>-4.9403615</text:p>
          </table:table-cell>
          <table:table-cell table:formula="of:=[.A6025]*0.3048" office:value-type="float" office:value="-1.5058221852" calcext:value-type="float">
            <text:p>-1.5058221852</text:p>
          </table:table-cell>
        </table:table-row>
        <table:table-row table:style-name="ro1">
          <table:table-cell office:value-type="float" office:value="-4.9945545" calcext:value-type="float">
            <text:p>-4.9945545</text:p>
          </table:table-cell>
          <table:table-cell table:formula="of:=[.A6026]*0.3048" office:value-type="float" office:value="-1.5223402116" calcext:value-type="float">
            <text:p>-1.5223402116</text:p>
          </table:table-cell>
        </table:table-row>
        <table:table-row table:style-name="ro1">
          <table:table-cell office:value-type="float" office:value="-5.0483956" calcext:value-type="float">
            <text:p>-5.0483956</text:p>
          </table:table-cell>
          <table:table-cell table:formula="of:=[.A6027]*0.3048" office:value-type="float" office:value="-1.53875097888" calcext:value-type="float">
            <text:p>-1.53875097888</text:p>
          </table:table-cell>
        </table:table-row>
        <table:table-row table:style-name="ro1">
          <table:table-cell office:value-type="float" office:value="-5.1018615" calcext:value-type="float">
            <text:p>-5.1018615</text:p>
          </table:table-cell>
          <table:table-cell table:formula="of:=[.A6028]*0.3048" office:value-type="float" office:value="-1.5550473852" calcext:value-type="float">
            <text:p>-1.5550473852</text:p>
          </table:table-cell>
        </table:table-row>
        <table:table-row table:style-name="ro1">
          <table:table-cell office:value-type="float" office:value="-5.1549425" calcext:value-type="float">
            <text:p>-5.1549425</text:p>
          </table:table-cell>
          <table:table-cell table:formula="of:=[.A6029]*0.3048" office:value-type="float" office:value="-1.571226474" calcext:value-type="float">
            <text:p>-1.571226474</text:p>
          </table:table-cell>
        </table:table-row>
        <table:table-row table:style-name="ro1">
          <table:table-cell office:value-type="float" office:value="-5.2076178" calcext:value-type="float">
            <text:p>-5.2076178</text:p>
          </table:table-cell>
          <table:table-cell table:formula="of:=[.A6030]*0.3048" office:value-type="float" office:value="-1.58728190544" calcext:value-type="float">
            <text:p>-1.58728190544</text:p>
          </table:table-cell>
        </table:table-row>
        <table:table-row table:style-name="ro1">
          <table:table-cell office:value-type="float" office:value="-5.2598658" calcext:value-type="float">
            <text:p>-5.2598658</text:p>
          </table:table-cell>
          <table:table-cell table:formula="of:=[.A6031]*0.3048" office:value-type="float" office:value="-1.60320709584" calcext:value-type="float">
            <text:p>-1.60320709584</text:p>
          </table:table-cell>
        </table:table-row>
        <table:table-row table:style-name="ro1">
          <table:table-cell office:value-type="float" office:value="-5.3116765" calcext:value-type="float">
            <text:p>-5.3116765</text:p>
          </table:table-cell>
          <table:table-cell table:formula="of:=[.A6032]*0.3048" office:value-type="float" office:value="-1.6189989972" calcext:value-type="float">
            <text:p>-1.6189989972</text:p>
          </table:table-cell>
        </table:table-row>
        <table:table-row table:style-name="ro1">
          <table:table-cell office:value-type="float" office:value="-5.3630314" calcext:value-type="float">
            <text:p>-5.3630314</text:p>
          </table:table-cell>
          <table:table-cell table:formula="of:=[.A6033]*0.3048" office:value-type="float" office:value="-1.63465197072" calcext:value-type="float">
            <text:p>-1.63465197072</text:p>
          </table:table-cell>
        </table:table-row>
        <table:table-row table:style-name="ro1">
          <table:table-cell office:value-type="float" office:value="-5.413909" calcext:value-type="float">
            <text:p>-5.413909</text:p>
          </table:table-cell>
          <table:table-cell table:formula="of:=[.A6034]*0.3048" office:value-type="float" office:value="-1.6501594632" calcext:value-type="float">
            <text:p>-1.6501594632</text:p>
          </table:table-cell>
        </table:table-row>
        <table:table-row table:style-name="ro1">
          <table:table-cell office:value-type="float" office:value="-5.4643025" calcext:value-type="float">
            <text:p>-5.4643025</text:p>
          </table:table-cell>
          <table:table-cell table:formula="of:=[.A6035]*0.3048" office:value-type="float" office:value="-1.665519402" calcext:value-type="float">
            <text:p>-1.665519402</text:p>
          </table:table-cell>
        </table:table-row>
        <table:table-row table:style-name="ro1">
          <table:table-cell office:value-type="float" office:value="-5.5141916" calcext:value-type="float">
            <text:p>-5.5141916</text:p>
          </table:table-cell>
          <table:table-cell table:formula="of:=[.A6036]*0.3048" office:value-type="float" office:value="-1.68072559968" calcext:value-type="float">
            <text:p>-1.68072559968</text:p>
          </table:table-cell>
        </table:table-row>
        <table:table-row table:style-name="ro1">
          <table:table-cell office:value-type="float" office:value="-5.5635571" calcext:value-type="float">
            <text:p>-5.5635571</text:p>
          </table:table-cell>
          <table:table-cell table:formula="of:=[.A6037]*0.3048" office:value-type="float" office:value="-1.69577220408" calcext:value-type="float">
            <text:p>-1.69577220408</text:p>
          </table:table-cell>
        </table:table-row>
        <table:table-row table:style-name="ro1">
          <table:table-cell office:value-type="float" office:value="-5.612391" calcext:value-type="float">
            <text:p>-5.612391</text:p>
          </table:table-cell>
          <table:table-cell table:formula="of:=[.A6038]*0.3048" office:value-type="float" office:value="-1.7106567768" calcext:value-type="float">
            <text:p>-1.7106567768</text:p>
          </table:table-cell>
        </table:table-row>
        <table:table-row table:style-name="ro1">
          <table:table-cell office:value-type="float" office:value="-5.6606765" calcext:value-type="float">
            <text:p>-5.6606765</text:p>
          </table:table-cell>
          <table:table-cell table:formula="of:=[.A6039]*0.3048" office:value-type="float" office:value="-1.7253741972" calcext:value-type="float">
            <text:p>-1.7253741972</text:p>
          </table:table-cell>
        </table:table-row>
        <table:table-row table:style-name="ro1">
          <table:table-cell office:value-type="float" office:value="-5.7083926" calcext:value-type="float">
            <text:p>-5.7083926</text:p>
          </table:table-cell>
          <table:table-cell table:formula="of:=[.A6040]*0.3048" office:value-type="float" office:value="-1.73991806448" calcext:value-type="float">
            <text:p>-1.73991806448</text:p>
          </table:table-cell>
        </table:table-row>
        <table:table-row table:style-name="ro1">
          <table:table-cell office:value-type="float" office:value="-5.7555356" calcext:value-type="float">
            <text:p>-5.7555356</text:p>
          </table:table-cell>
          <table:table-cell table:formula="of:=[.A6041]*0.3048" office:value-type="float" office:value="-1.75428725088" calcext:value-type="float">
            <text:p>-1.75428725088</text:p>
          </table:table-cell>
        </table:table-row>
        <table:table-row table:style-name="ro1">
          <table:table-cell office:value-type="float" office:value="-5.8020854" calcext:value-type="float">
            <text:p>-5.8020854</text:p>
          </table:table-cell>
          <table:table-cell table:formula="of:=[.A6042]*0.3048" office:value-type="float" office:value="-1.76847562992" calcext:value-type="float">
            <text:p>-1.76847562992</text:p>
          </table:table-cell>
        </table:table-row>
        <table:table-row table:style-name="ro1">
          <table:table-cell office:value-type="float" office:value="-5.8480272" calcext:value-type="float">
            <text:p>-5.8480272</text:p>
          </table:table-cell>
          <table:table-cell table:formula="of:=[.A6043]*0.3048" office:value-type="float" office:value="-1.78247869056" calcext:value-type="float">
            <text:p>-1.78247869056</text:p>
          </table:table-cell>
        </table:table-row>
        <table:table-row table:style-name="ro1">
          <table:table-cell office:value-type="float" office:value="-5.8933554" calcext:value-type="float">
            <text:p>-5.8933554</text:p>
          </table:table-cell>
          <table:table-cell table:formula="of:=[.A6044]*0.3048" office:value-type="float" office:value="-1.79629472592" calcext:value-type="float">
            <text:p>-1.79629472592</text:p>
          </table:table-cell>
        </table:table-row>
        <table:table-row table:style-name="ro1">
          <table:table-cell office:value-type="float" office:value="-5.9380484" calcext:value-type="float">
            <text:p>-5.9380484</text:p>
          </table:table-cell>
          <table:table-cell table:formula="of:=[.A6045]*0.3048" office:value-type="float" office:value="-1.80991715232" calcext:value-type="float">
            <text:p>-1.80991715232</text:p>
          </table:table-cell>
        </table:table-row>
        <table:table-row table:style-name="ro1">
          <table:table-cell office:value-type="float" office:value="-5.9820952" calcext:value-type="float">
            <text:p>-5.9820952</text:p>
          </table:table-cell>
          <table:table-cell table:formula="of:=[.A6046]*0.3048" office:value-type="float" office:value="-1.82334261696" calcext:value-type="float">
            <text:p>-1.82334261696</text:p>
          </table:table-cell>
        </table:table-row>
        <table:table-row table:style-name="ro1">
          <table:table-cell office:value-type="float" office:value="-6.025485" calcext:value-type="float">
            <text:p>-6.025485</text:p>
          </table:table-cell>
          <table:table-cell table:formula="of:=[.A6047]*0.3048" office:value-type="float" office:value="-1.836567828" calcext:value-type="float">
            <text:p>-1.836567828</text:p>
          </table:table-cell>
        </table:table-row>
        <table:table-row table:style-name="ro1">
          <table:table-cell office:value-type="float" office:value="-6.0682015" calcext:value-type="float">
            <text:p>-6.0682015</text:p>
          </table:table-cell>
          <table:table-cell table:formula="of:=[.A6048]*0.3048" office:value-type="float" office:value="-1.8495878172" calcext:value-type="float">
            <text:p>-1.8495878172</text:p>
          </table:table-cell>
        </table:table-row>
        <table:table-row table:style-name="ro1">
          <table:table-cell office:value-type="float" office:value="-6.1102319" calcext:value-type="float">
            <text:p>-6.1102319</text:p>
          </table:table-cell>
          <table:table-cell table:formula="of:=[.A6049]*0.3048" office:value-type="float" office:value="-1.86239868312" calcext:value-type="float">
            <text:p>-1.86239868312</text:p>
          </table:table-cell>
        </table:table-row>
        <table:table-row table:style-name="ro1">
          <table:table-cell office:value-type="float" office:value="-6.1515646" calcext:value-type="float">
            <text:p>-6.1515646</text:p>
          </table:table-cell>
          <table:table-cell table:formula="of:=[.A6050]*0.3048" office:value-type="float" office:value="-1.87499689008" calcext:value-type="float">
            <text:p>-1.87499689008</text:p>
          </table:table-cell>
        </table:table-row>
        <table:table-row table:style-name="ro1">
          <table:table-cell office:value-type="float" office:value="-6.1921854" calcext:value-type="float">
            <text:p>-6.1921854</text:p>
          </table:table-cell>
          <table:table-cell table:formula="of:=[.A6051]*0.3048" office:value-type="float" office:value="-1.88737810992" calcext:value-type="float">
            <text:p>-1.88737810992</text:p>
          </table:table-cell>
        </table:table-row>
        <table:table-row table:style-name="ro1">
          <table:table-cell office:value-type="float" office:value="-6.2320795" calcext:value-type="float">
            <text:p>-6.2320795</text:p>
          </table:table-cell>
          <table:table-cell table:formula="of:=[.A6052]*0.3048" office:value-type="float" office:value="-1.8995378316" calcext:value-type="float">
            <text:p>-1.8995378316</text:p>
          </table:table-cell>
        </table:table-row>
        <table:table-row table:style-name="ro1">
          <table:table-cell office:value-type="float" office:value="-6.2712388" calcext:value-type="float">
            <text:p>-6.2712388</text:p>
          </table:table-cell>
          <table:table-cell table:formula="of:=[.A6053]*0.3048" office:value-type="float" office:value="-1.91147358624" calcext:value-type="float">
            <text:p>-1.91147358624</text:p>
          </table:table-cell>
        </table:table-row>
        <table:table-row table:style-name="ro1">
          <table:table-cell office:value-type="float" office:value="-6.3096485" calcext:value-type="float">
            <text:p>-6.3096485</text:p>
          </table:table-cell>
          <table:table-cell table:formula="of:=[.A6054]*0.3048" office:value-type="float" office:value="-1.9231808628" calcext:value-type="float">
            <text:p>-1.9231808628</text:p>
          </table:table-cell>
        </table:table-row>
        <table:table-row table:style-name="ro1">
          <table:table-cell office:value-type="float" office:value="-6.3472958" calcext:value-type="float">
            <text:p>-6.3472958</text:p>
          </table:table-cell>
          <table:table-cell table:formula="of:=[.A6055]*0.3048" office:value-type="float" office:value="-1.93465575984" calcext:value-type="float">
            <text:p>-1.93465575984</text:p>
          </table:table-cell>
        </table:table-row>
        <table:table-row table:style-name="ro1">
          <table:table-cell office:value-type="float" office:value="-6.3841696" calcext:value-type="float">
            <text:p>-6.3841696</text:p>
          </table:table-cell>
          <table:table-cell table:formula="of:=[.A6056]*0.3048" office:value-type="float" office:value="-1.94589489408" calcext:value-type="float">
            <text:p>-1.94589489408</text:p>
          </table:table-cell>
        </table:table-row>
        <table:table-row table:style-name="ro1">
          <table:table-cell office:value-type="float" office:value="-6.4202614" calcext:value-type="float">
            <text:p>-6.4202614</text:p>
          </table:table-cell>
          <table:table-cell table:formula="of:=[.A6057]*0.3048" office:value-type="float" office:value="-1.95689567472" calcext:value-type="float">
            <text:p>-1.95689567472</text:p>
          </table:table-cell>
        </table:table-row>
        <table:table-row table:style-name="ro1">
          <table:table-cell office:value-type="float" office:value="-6.4555554" calcext:value-type="float">
            <text:p>-6.4555554</text:p>
          </table:table-cell>
          <table:table-cell table:formula="of:=[.A6058]*0.3048" office:value-type="float" office:value="-1.96765328592" calcext:value-type="float">
            <text:p>-1.96765328592</text:p>
          </table:table-cell>
        </table:table-row>
        <table:table-row table:style-name="ro1">
          <table:table-cell office:value-type="float" office:value="-6.490047" calcext:value-type="float">
            <text:p>-6.490047</text:p>
          </table:table-cell>
          <table:table-cell table:formula="of:=[.A6059]*0.3048" office:value-type="float" office:value="-1.9781663256" calcext:value-type="float">
            <text:p>-1.9781663256</text:p>
          </table:table-cell>
        </table:table-row>
        <table:table-row table:style-name="ro1">
          <table:table-cell office:value-type="float" office:value="-6.5237236" calcext:value-type="float">
            <text:p>-6.5237236</text:p>
          </table:table-cell>
          <table:table-cell table:formula="of:=[.A6060]*0.3048" office:value-type="float" office:value="-1.98843095328" calcext:value-type="float">
            <text:p>-1.98843095328</text:p>
          </table:table-cell>
        </table:table-row>
        <table:table-row table:style-name="ro1">
          <table:table-cell office:value-type="float" office:value="-6.5565777" calcext:value-type="float">
            <text:p>-6.5565777</text:p>
          </table:table-cell>
          <table:table-cell table:formula="of:=[.A6061]*0.3048" office:value-type="float" office:value="-1.99844488296" calcext:value-type="float">
            <text:p>-1.99844488296</text:p>
          </table:table-cell>
        </table:table-row>
        <table:table-row table:style-name="ro1">
          <table:table-cell office:value-type="float" office:value="-6.5886021" calcext:value-type="float">
            <text:p>-6.5886021</text:p>
          </table:table-cell>
          <table:table-cell table:formula="of:=[.A6062]*0.3048" office:value-type="float" office:value="-2.00820592008" calcext:value-type="float">
            <text:p>-2.00820592008</text:p>
          </table:table-cell>
        </table:table-row>
        <table:table-row table:style-name="ro1">
          <table:table-cell office:value-type="float" office:value="-6.6197901" calcext:value-type="float">
            <text:p>-6.6197901</text:p>
          </table:table-cell>
          <table:table-cell table:formula="of:=[.A6063]*0.3048" office:value-type="float" office:value="-2.01771202248" calcext:value-type="float">
            <text:p>-2.01771202248</text:p>
          </table:table-cell>
        </table:table-row>
        <table:table-row table:style-name="ro1">
          <table:table-cell office:value-type="float" office:value="-6.6501369" calcext:value-type="float">
            <text:p>-6.6501369</text:p>
          </table:table-cell>
          <table:table-cell table:formula="of:=[.A6064]*0.3048" office:value-type="float" office:value="-2.02696172712" calcext:value-type="float">
            <text:p>-2.02696172712</text:p>
          </table:table-cell>
        </table:table-row>
        <table:table-row table:style-name="ro1">
          <table:table-cell office:value-type="float" office:value="-6.6796398" calcext:value-type="float">
            <text:p>-6.6796398</text:p>
          </table:table-cell>
          <table:table-cell table:formula="of:=[.A6065]*0.3048" office:value-type="float" office:value="-2.03595421104" calcext:value-type="float">
            <text:p>-2.03595421104</text:p>
          </table:table-cell>
        </table:table-row>
        <table:table-row table:style-name="ro1">
          <table:table-cell office:value-type="float" office:value="-6.7082977" calcext:value-type="float">
            <text:p>-6.7082977</text:p>
          </table:table-cell>
          <table:table-cell table:formula="of:=[.A6066]*0.3048" office:value-type="float" office:value="-2.04468913896" calcext:value-type="float">
            <text:p>-2.04468913896</text:p>
          </table:table-cell>
        </table:table-row>
        <table:table-row table:style-name="ro1">
          <table:table-cell office:value-type="float" office:value="-6.7361021" calcext:value-type="float">
            <text:p>-6.7361021</text:p>
          </table:table-cell>
          <table:table-cell table:formula="of:=[.A6067]*0.3048" office:value-type="float" office:value="-2.05316392008" calcext:value-type="float">
            <text:p>-2.05316392008</text:p>
          </table:table-cell>
        </table:table-row>
        <table:table-row table:style-name="ro1">
          <table:table-cell office:value-type="float" office:value="-6.7630596" calcext:value-type="float">
            <text:p>-6.7630596</text:p>
          </table:table-cell>
          <table:table-cell table:formula="of:=[.A6068]*0.3048" office:value-type="float" office:value="-2.06138056608" calcext:value-type="float">
            <text:p>-2.06138056608</text:p>
          </table:table-cell>
        </table:table-row>
        <table:table-row table:style-name="ro1">
          <table:table-cell office:value-type="float" office:value="-6.7891626" calcext:value-type="float">
            <text:p>-6.7891626</text:p>
          </table:table-cell>
          <table:table-cell table:formula="of:=[.A6069]*0.3048" office:value-type="float" office:value="-2.06933676048" calcext:value-type="float">
            <text:p>-2.06933676048</text:p>
          </table:table-cell>
        </table:table-row>
        <table:table-row table:style-name="ro1">
          <table:table-cell office:value-type="float" office:value="-6.8144093" calcext:value-type="float">
            <text:p>-6.8144093</text:p>
          </table:table-cell>
          <table:table-cell table:formula="of:=[.A6070]*0.3048" office:value-type="float" office:value="-2.07703195464" calcext:value-type="float">
            <text:p>-2.07703195464</text:p>
          </table:table-cell>
        </table:table-row>
        <table:table-row table:style-name="ro1">
          <table:table-cell office:value-type="float" office:value="-6.8387976" calcext:value-type="float">
            <text:p>-6.8387976</text:p>
          </table:table-cell>
          <table:table-cell table:formula="of:=[.A6071]*0.3048" office:value-type="float" office:value="-2.08446550848" calcext:value-type="float">
            <text:p>-2.08446550848</text:p>
          </table:table-cell>
        </table:table-row>
        <table:table-row table:style-name="ro1">
          <table:table-cell office:value-type="float" office:value="-6.8623276" calcext:value-type="float">
            <text:p>-6.8623276</text:p>
          </table:table-cell>
          <table:table-cell table:formula="of:=[.A6072]*0.3048" office:value-type="float" office:value="-2.09163745248" calcext:value-type="float">
            <text:p>-2.09163745248</text:p>
          </table:table-cell>
        </table:table-row>
        <table:table-row table:style-name="ro1">
          <table:table-cell office:value-type="float" office:value="-6.8849916" calcext:value-type="float">
            <text:p>-6.8849916</text:p>
          </table:table-cell>
          <table:table-cell table:formula="of:=[.A6073]*0.3048" office:value-type="float" office:value="-2.09854543968" calcext:value-type="float">
            <text:p>-2.09854543968</text:p>
          </table:table-cell>
        </table:table-row>
        <table:table-row table:style-name="ro1">
          <table:table-cell office:value-type="float" office:value="-6.9067917" calcext:value-type="float">
            <text:p>-6.9067917</text:p>
          </table:table-cell>
          <table:table-cell table:formula="of:=[.A6074]*0.3048" office:value-type="float" office:value="-2.10519011016" calcext:value-type="float">
            <text:p>-2.10519011016</text:p>
          </table:table-cell>
        </table:table-row>
        <table:table-row table:style-name="ro1">
          <table:table-cell office:value-type="float" office:value="-6.9277229" calcext:value-type="float">
            <text:p>-6.9277229</text:p>
          </table:table-cell>
          <table:table-cell table:formula="of:=[.A6075]*0.3048" office:value-type="float" office:value="-2.11156993992" calcext:value-type="float">
            <text:p>-2.11156993992</text:p>
          </table:table-cell>
        </table:table-row>
        <table:table-row table:style-name="ro1">
          <table:table-cell office:value-type="float" office:value="-6.9477797" calcext:value-type="float">
            <text:p>-6.9477797</text:p>
          </table:table-cell>
          <table:table-cell table:formula="of:=[.A6076]*0.3048" office:value-type="float" office:value="-2.11768325256" calcext:value-type="float">
            <text:p>-2.11768325256</text:p>
          </table:table-cell>
        </table:table-row>
        <table:table-row table:style-name="ro1">
          <table:table-cell office:value-type="float" office:value="-6.96696" calcext:value-type="float">
            <text:p>-6.96696</text:p>
          </table:table-cell>
          <table:table-cell table:formula="of:=[.A6077]*0.3048" office:value-type="float" office:value="-2.123529408" calcext:value-type="float">
            <text:p>-2.123529408</text:p>
          </table:table-cell>
        </table:table-row>
        <table:table-row table:style-name="ro1">
          <table:table-cell office:value-type="float" office:value="-6.9852591" calcext:value-type="float">
            <text:p>-6.9852591</text:p>
          </table:table-cell>
          <table:table-cell table:formula="of:=[.A6078]*0.3048" office:value-type="float" office:value="-2.12910697368" calcext:value-type="float">
            <text:p>-2.12910697368</text:p>
          </table:table-cell>
        </table:table-row>
        <table:table-row table:style-name="ro1">
          <table:table-cell office:value-type="float" office:value="-7.0026665" calcext:value-type="float">
            <text:p>-7.0026665</text:p>
          </table:table-cell>
          <table:table-cell table:formula="of:=[.A6079]*0.3048" office:value-type="float" office:value="-2.1344127492" calcext:value-type="float">
            <text:p>-2.1344127492</text:p>
          </table:table-cell>
        </table:table-row>
        <table:table-row table:style-name="ro1">
          <table:table-cell office:value-type="float" office:value="-7.0191851" calcext:value-type="float">
            <text:p>-7.0191851</text:p>
          </table:table-cell>
          <table:table-cell table:formula="of:=[.A6080]*0.3048" office:value-type="float" office:value="-2.13944761848" calcext:value-type="float">
            <text:p>-2.13944761848</text:p>
          </table:table-cell>
        </table:table-row>
        <table:table-row table:style-name="ro1">
          <table:table-cell office:value-type="float" office:value="-7.0348024" calcext:value-type="float">
            <text:p>-7.0348024</text:p>
          </table:table-cell>
          <table:table-cell table:formula="of:=[.A6081]*0.3048" office:value-type="float" office:value="-2.14420777152" calcext:value-type="float">
            <text:p>-2.14420777152</text:p>
          </table:table-cell>
        </table:table-row>
        <table:table-row table:style-name="ro1">
          <table:table-cell office:value-type="float" office:value="-7.0495129" calcext:value-type="float">
            <text:p>-7.0495129</text:p>
          </table:table-cell>
          <table:table-cell table:formula="of:=[.A6082]*0.3048" office:value-type="float" office:value="-2.14869153192" calcext:value-type="float">
            <text:p>-2.14869153192</text:p>
          </table:table-cell>
        </table:table-row>
        <table:table-row table:style-name="ro1">
          <table:table-cell office:value-type="float" office:value="-7.0633106" calcext:value-type="float">
            <text:p>-7.0633106</text:p>
          </table:table-cell>
          <table:table-cell table:formula="of:=[.A6083]*0.3048" office:value-type="float" office:value="-2.15289707088" calcext:value-type="float">
            <text:p>-2.15289707088</text:p>
          </table:table-cell>
        </table:table-row>
        <table:table-row table:style-name="ro1">
          <table:table-cell office:value-type="float" office:value="-7.0761871" calcext:value-type="float">
            <text:p>-7.0761871</text:p>
          </table:table-cell>
          <table:table-cell table:formula="of:=[.A6084]*0.3048" office:value-type="float" office:value="-2.15682182808" calcext:value-type="float">
            <text:p>-2.15682182808</text:p>
          </table:table-cell>
        </table:table-row>
        <table:table-row table:style-name="ro1">
          <table:table-cell office:value-type="float" office:value="-7.08813" calcext:value-type="float">
            <text:p>-7.08813</text:p>
          </table:table-cell>
          <table:table-cell table:formula="of:=[.A6085]*0.3048" office:value-type="float" office:value="-2.160462024" calcext:value-type="float">
            <text:p>-2.160462024</text:p>
          </table:table-cell>
        </table:table-row>
        <table:table-row table:style-name="ro1">
          <table:table-cell office:value-type="float" office:value="-7.0991373" calcext:value-type="float">
            <text:p>-7.0991373</text:p>
          </table:table-cell>
          <table:table-cell table:formula="of:=[.A6086]*0.3048" office:value-type="float" office:value="-2.16381704904" calcext:value-type="float">
            <text:p>-2.16381704904</text:p>
          </table:table-cell>
        </table:table-row>
        <table:table-row table:style-name="ro1">
          <table:table-cell office:value-type="float" office:value="-7.1091938" calcext:value-type="float">
            <text:p>-7.1091938</text:p>
          </table:table-cell>
          <table:table-cell table:formula="of:=[.A6087]*0.3048" office:value-type="float" office:value="-2.16688227024" calcext:value-type="float">
            <text:p>-2.16688227024</text:p>
          </table:table-cell>
        </table:table-row>
        <table:table-row table:style-name="ro1">
          <table:table-cell office:value-type="float" office:value="-7.1182928" calcext:value-type="float">
            <text:p>-7.1182928</text:p>
          </table:table-cell>
          <table:table-cell table:formula="of:=[.A6088]*0.3048" office:value-type="float" office:value="-2.16965564544" calcext:value-type="float">
            <text:p>-2.16965564544</text:p>
          </table:table-cell>
        </table:table-row>
        <table:table-row table:style-name="ro1">
          <table:table-cell office:value-type="float" office:value="-7.1264229" calcext:value-type="float">
            <text:p>-7.1264229</text:p>
          </table:table-cell>
          <table:table-cell table:formula="of:=[.A6089]*0.3048" office:value-type="float" office:value="-2.17213369992" calcext:value-type="float">
            <text:p>-2.17213369992</text:p>
          </table:table-cell>
        </table:table-row>
        <table:table-row table:style-name="ro1">
          <table:table-cell office:value-type="float" office:value="-7.1335764" calcext:value-type="float">
            <text:p>-7.1335764</text:p>
          </table:table-cell>
          <table:table-cell table:formula="of:=[.A6090]*0.3048" office:value-type="float" office:value="-2.17431408672" calcext:value-type="float">
            <text:p>-2.17431408672</text:p>
          </table:table-cell>
        </table:table-row>
        <table:table-row table:style-name="ro1">
          <table:table-cell office:value-type="float" office:value="-7.1397409" calcext:value-type="float">
            <text:p>-7.1397409</text:p>
          </table:table-cell>
          <table:table-cell table:formula="of:=[.A6091]*0.3048" office:value-type="float" office:value="-2.17619302632" calcext:value-type="float">
            <text:p>-2.17619302632</text:p>
          </table:table-cell>
        </table:table-row>
        <table:table-row table:style-name="ro1">
          <table:table-cell office:value-type="float" office:value="-7.144908" calcext:value-type="float">
            <text:p>-7.144908</text:p>
          </table:table-cell>
          <table:table-cell table:formula="of:=[.A6092]*0.3048" office:value-type="float" office:value="-2.1777679584" calcext:value-type="float">
            <text:p>-2.1777679584</text:p>
          </table:table-cell>
        </table:table-row>
        <table:table-row table:style-name="ro1">
          <table:table-cell office:value-type="float" office:value="-7.1490612" calcext:value-type="float">
            <text:p>-7.1490612</text:p>
          </table:table-cell>
          <table:table-cell table:formula="of:=[.A6093]*0.3048" office:value-type="float" office:value="-2.17903385376" calcext:value-type="float">
            <text:p>-2.17903385376</text:p>
          </table:table-cell>
        </table:table-row>
        <table:table-row table:style-name="ro1">
          <table:table-cell office:value-type="float" office:value="-7.1521959" calcext:value-type="float">
            <text:p>-7.1521959</text:p>
          </table:table-cell>
          <table:table-cell table:formula="of:=[.A6094]*0.3048" office:value-type="float" office:value="-2.17998931032" calcext:value-type="float">
            <text:p>-2.17998931032</text:p>
          </table:table-cell>
        </table:table-row>
        <table:table-row table:style-name="ro1">
          <table:table-cell office:value-type="float" office:value="-7.1543036" calcext:value-type="float">
            <text:p>-7.1543036</text:p>
          </table:table-cell>
          <table:table-cell table:formula="of:=[.A6095]*0.3048" office:value-type="float" office:value="-2.18063173728" calcext:value-type="float">
            <text:p>-2.18063173728</text:p>
          </table:table-cell>
        </table:table-row>
        <table:table-row table:style-name="ro1">
          <table:table-cell office:value-type="float" office:value="-7.1553688" calcext:value-type="float">
            <text:p>-7.1553688</text:p>
          </table:table-cell>
          <table:table-cell table:formula="of:=[.A6096]*0.3048" office:value-type="float" office:value="-2.18095641024" calcext:value-type="float">
            <text:p>-2.18095641024</text:p>
          </table:table-cell>
        </table:table-row>
        <table:table-row table:style-name="ro1">
          <table:table-cell office:value-type="float" office:value="-7.1553869" calcext:value-type="float">
            <text:p>-7.1553869</text:p>
          </table:table-cell>
          <table:table-cell table:formula="of:=[.A6097]*0.3048" office:value-type="float" office:value="-2.18096192712" calcext:value-type="float">
            <text:p>-2.18096192712</text:p>
          </table:table-cell>
        </table:table-row>
        <table:table-row table:style-name="ro1">
          <table:table-cell office:value-type="float" office:value="-7.1543503" calcext:value-type="float">
            <text:p>-7.1543503</text:p>
          </table:table-cell>
          <table:table-cell table:formula="of:=[.A6098]*0.3048" office:value-type="float" office:value="-2.18064597144" calcext:value-type="float">
            <text:p>-2.18064597144</text:p>
          </table:table-cell>
        </table:table-row>
        <table:table-row table:style-name="ro1">
          <table:table-cell office:value-type="float" office:value="-7.1522522" calcext:value-type="float">
            <text:p>-7.1522522</text:p>
          </table:table-cell>
          <table:table-cell table:formula="of:=[.A6099]*0.3048" office:value-type="float" office:value="-2.18000647056" calcext:value-type="float">
            <text:p>-2.18000647056</text:p>
          </table:table-cell>
        </table:table-row>
        <table:table-row table:style-name="ro1">
          <table:table-cell office:value-type="float" office:value="-7.1490831" calcext:value-type="float">
            <text:p>-7.1490831</text:p>
          </table:table-cell>
          <table:table-cell table:formula="of:=[.A6100]*0.3048" office:value-type="float" office:value="-2.17904052888" calcext:value-type="float">
            <text:p>-2.17904052888</text:p>
          </table:table-cell>
        </table:table-row>
        <table:table-row table:style-name="ro1">
          <table:table-cell office:value-type="float" office:value="-7.1448441" calcext:value-type="float">
            <text:p>-7.1448441</text:p>
          </table:table-cell>
          <table:table-cell table:formula="of:=[.A6101]*0.3048" office:value-type="float" office:value="-2.17774848168" calcext:value-type="float">
            <text:p>-2.17774848168</text:p>
          </table:table-cell>
        </table:table-row>
        <table:table-row table:style-name="ro1">
          <table:table-cell office:value-type="float" office:value="-7.1395245" calcext:value-type="float">
            <text:p>-7.1395245</text:p>
          </table:table-cell>
          <table:table-cell table:formula="of:=[.A6102]*0.3048" office:value-type="float" office:value="-2.1761270676" calcext:value-type="float">
            <text:p>-2.1761270676</text:p>
          </table:table-cell>
        </table:table-row>
        <table:table-row table:style-name="ro1">
          <table:table-cell office:value-type="float" office:value="-7.1331244" calcext:value-type="float">
            <text:p>-7.1331244</text:p>
          </table:table-cell>
          <table:table-cell table:formula="of:=[.A6103]*0.3048" office:value-type="float" office:value="-2.17417631712" calcext:value-type="float">
            <text:p>-2.17417631712</text:p>
          </table:table-cell>
        </table:table-row>
        <table:table-row table:style-name="ro1">
          <table:table-cell office:value-type="float" office:value="-7.1256418" calcext:value-type="float">
            <text:p>-7.1256418</text:p>
          </table:table-cell>
          <table:table-cell table:formula="of:=[.A6104]*0.3048" office:value-type="float" office:value="-2.17189562064" calcext:value-type="float">
            <text:p>-2.17189562064</text:p>
          </table:table-cell>
        </table:table-row>
        <table:table-row table:style-name="ro1">
          <table:table-cell office:value-type="float" office:value="-7.1170778" calcext:value-type="float">
            <text:p>-7.1170778</text:p>
          </table:table-cell>
          <table:table-cell table:formula="of:=[.A6105]*0.3048" office:value-type="float" office:value="-2.16928531344" calcext:value-type="float">
            <text:p>-2.16928531344</text:p>
          </table:table-cell>
        </table:table-row>
        <table:table-row table:style-name="ro1">
          <table:table-cell office:value-type="float" office:value="-7.1074276" calcext:value-type="float">
            <text:p>-7.1074276</text:p>
          </table:table-cell>
          <table:table-cell table:formula="of:=[.A6106]*0.3048" office:value-type="float" office:value="-2.16634393248" calcext:value-type="float">
            <text:p>-2.16634393248</text:p>
          </table:table-cell>
        </table:table-row>
        <table:table-row table:style-name="ro1">
          <table:table-cell office:value-type="float" office:value="-7.0966959" calcext:value-type="float">
            <text:p>-7.0966959</text:p>
          </table:table-cell>
          <table:table-cell table:formula="of:=[.A6107]*0.3048" office:value-type="float" office:value="-2.16307291032" calcext:value-type="float">
            <text:p>-2.16307291032</text:p>
          </table:table-cell>
        </table:table-row>
        <table:table-row table:style-name="ro1">
          <table:table-cell office:value-type="float" office:value="-7.0848799" calcext:value-type="float">
            <text:p>-7.0848799</text:p>
          </table:table-cell>
          <table:table-cell table:formula="of:=[.A6108]*0.3048" office:value-type="float" office:value="-2.15947139352" calcext:value-type="float">
            <text:p>-2.15947139352</text:p>
          </table:table-cell>
        </table:table-row>
        <table:table-row table:style-name="ro1">
          <table:table-cell office:value-type="float" office:value="-7.0719824" calcext:value-type="float">
            <text:p>-7.0719824</text:p>
          </table:table-cell>
          <table:table-cell table:formula="of:=[.A6109]*0.3048" office:value-type="float" office:value="-2.15554023552" calcext:value-type="float">
            <text:p>-2.15554023552</text:p>
          </table:table-cell>
        </table:table-row>
        <table:table-row table:style-name="ro1">
          <table:table-cell office:value-type="float" office:value="-7.0580053" calcext:value-type="float">
            <text:p>-7.0580053</text:p>
          </table:table-cell>
          <table:table-cell table:formula="of:=[.A6110]*0.3048" office:value-type="float" office:value="-2.15128001544" calcext:value-type="float">
            <text:p>-2.15128001544</text:p>
          </table:table-cell>
        </table:table-row>
        <table:table-row table:style-name="ro1">
          <table:table-cell office:value-type="float" office:value="-7.0429516" calcext:value-type="float">
            <text:p>-7.0429516</text:p>
          </table:table-cell>
          <table:table-cell table:formula="of:=[.A6111]*0.3048" office:value-type="float" office:value="-2.14669164768" calcext:value-type="float">
            <text:p>-2.14669164768</text:p>
          </table:table-cell>
        </table:table-row>
        <table:table-row table:style-name="ro1">
          <table:table-cell office:value-type="float" office:value="-7.0268192" calcext:value-type="float">
            <text:p>-7.0268192</text:p>
          </table:table-cell>
          <table:table-cell table:formula="of:=[.A6112]*0.3048" office:value-type="float" office:value="-2.14177449216" calcext:value-type="float">
            <text:p>-2.14177449216</text:p>
          </table:table-cell>
        </table:table-row>
        <table:table-row table:style-name="ro1">
          <table:table-cell office:value-type="float" office:value="-7.009614" calcext:value-type="float">
            <text:p>-7.009614</text:p>
          </table:table-cell>
          <table:table-cell table:formula="of:=[.A6113]*0.3048" office:value-type="float" office:value="-2.1365303472" calcext:value-type="float">
            <text:p>-2.1365303472</text:p>
          </table:table-cell>
        </table:table-row>
        <table:table-row table:style-name="ro1">
          <table:table-cell office:value-type="float" office:value="-6.991333" calcext:value-type="float">
            <text:p>-6.991333</text:p>
          </table:table-cell>
          <table:table-cell table:formula="of:=[.A6114]*0.3048" office:value-type="float" office:value="-2.1309582984" calcext:value-type="float">
            <text:p>-2.1309582984</text:p>
          </table:table-cell>
        </table:table-row>
        <table:table-row table:style-name="ro1">
          <table:table-cell office:value-type="float" office:value="-6.9719763" calcext:value-type="float">
            <text:p>-6.9719763</text:p>
          </table:table-cell>
          <table:table-cell table:formula="of:=[.A6115]*0.3048" office:value-type="float" office:value="-2.12505837624" calcext:value-type="float">
            <text:p>-2.12505837624</text:p>
          </table:table-cell>
        </table:table-row>
        <table:table-row table:style-name="ro1">
          <table:table-cell office:value-type="float" office:value="-6.9515457" calcext:value-type="float">
            <text:p>-6.9515457</text:p>
          </table:table-cell>
          <table:table-cell table:formula="of:=[.A6116]*0.3048" office:value-type="float" office:value="-2.11883112936" calcext:value-type="float">
            <text:p>-2.11883112936</text:p>
          </table:table-cell>
        </table:table-row>
        <table:table-row table:style-name="ro1">
          <table:table-cell office:value-type="float" office:value="-6.9300385" calcext:value-type="float">
            <text:p>-6.9300385</text:p>
          </table:table-cell>
          <table:table-cell table:formula="of:=[.A6117]*0.3048" office:value-type="float" office:value="-2.1122757348" calcext:value-type="float">
            <text:p>-2.1122757348</text:p>
          </table:table-cell>
        </table:table-row>
        <table:table-row table:style-name="ro1">
          <table:table-cell office:value-type="float" office:value="-6.9074516" calcext:value-type="float">
            <text:p>-6.9074516</text:p>
          </table:table-cell>
          <table:table-cell table:formula="of:=[.A6118]*0.3048" office:value-type="float" office:value="-2.10539124768" calcext:value-type="float">
            <text:p>-2.10539124768</text:p>
          </table:table-cell>
        </table:table-row>
        <table:table-row table:style-name="ro1">
          <table:table-cell office:value-type="float" office:value="-6.8837843" calcext:value-type="float">
            <text:p>-6.8837843</text:p>
          </table:table-cell>
          <table:table-cell table:formula="of:=[.A6119]*0.3048" office:value-type="float" office:value="-2.09817745464" calcext:value-type="float">
            <text:p>-2.09817745464</text:p>
          </table:table-cell>
        </table:table-row>
        <table:table-row table:style-name="ro1">
          <table:table-cell office:value-type="float" office:value="-6.8590279" calcext:value-type="float">
            <text:p>-6.8590279</text:p>
          </table:table-cell>
          <table:table-cell table:formula="of:=[.A6120]*0.3048" office:value-type="float" office:value="-2.09063170392" calcext:value-type="float">
            <text:p>-2.09063170392</text:p>
          </table:table-cell>
        </table:table-row>
        <table:table-row table:style-name="ro1">
          <table:table-cell office:value-type="float" office:value="-6.8331814" calcext:value-type="float">
            <text:p>-6.8331814</text:p>
          </table:table-cell>
          <table:table-cell table:formula="of:=[.A6121]*0.3048" office:value-type="float" office:value="-2.08275369072" calcext:value-type="float">
            <text:p>-2.08275369072</text:p>
          </table:table-cell>
        </table:table-row>
        <table:table-row table:style-name="ro1">
          <table:table-cell office:value-type="float" office:value="-6.8062363" calcext:value-type="float">
            <text:p>-6.8062363</text:p>
          </table:table-cell>
          <table:table-cell table:formula="of:=[.A6122]*0.3048" office:value-type="float" office:value="-2.07454082424" calcext:value-type="float">
            <text:p>-2.07454082424</text:p>
          </table:table-cell>
        </table:table-row>
        <table:table-row table:style-name="ro1">
          <table:table-cell office:value-type="float" office:value="-6.7781849" calcext:value-type="float">
            <text:p>-6.7781849</text:p>
          </table:table-cell>
          <table:table-cell table:formula="of:=[.A6123]*0.3048" office:value-type="float" office:value="-2.06599075752" calcext:value-type="float">
            <text:p>-2.06599075752</text:p>
          </table:table-cell>
        </table:table-row>
        <table:table-row table:style-name="ro1">
          <table:table-cell office:value-type="float" office:value="-6.7490187" calcext:value-type="float">
            <text:p>-6.7490187</text:p>
          </table:table-cell>
          <table:table-cell table:formula="of:=[.A6124]*0.3048" office:value-type="float" office:value="-2.05710089976" calcext:value-type="float">
            <text:p>-2.05710089976</text:p>
          </table:table-cell>
        </table:table-row>
        <table:table-row table:style-name="ro1">
          <table:table-cell office:value-type="float" office:value="-6.7187309" calcext:value-type="float">
            <text:p>-6.7187309</text:p>
          </table:table-cell>
          <table:table-cell table:formula="of:=[.A6125]*0.3048" office:value-type="float" office:value="-2.04786917832" calcext:value-type="float">
            <text:p>-2.04786917832</text:p>
          </table:table-cell>
        </table:table-row>
        <table:table-row table:style-name="ro1">
          <table:table-cell office:value-type="float" office:value="-6.6873102" calcext:value-type="float">
            <text:p>-6.6873102</text:p>
          </table:table-cell>
          <table:table-cell table:formula="of:=[.A6126]*0.3048" office:value-type="float" office:value="-2.03829214896" calcext:value-type="float">
            <text:p>-2.03829214896</text:p>
          </table:table-cell>
        </table:table-row>
        <table:table-row table:style-name="ro1">
          <table:table-cell office:value-type="float" office:value="-6.654747" calcext:value-type="float">
            <text:p>-6.654747</text:p>
          </table:table-cell>
          <table:table-cell table:formula="of:=[.A6127]*0.3048" office:value-type="float" office:value="-2.0283668856" calcext:value-type="float">
            <text:p>-2.0283668856</text:p>
          </table:table-cell>
        </table:table-row>
        <table:table-row table:style-name="ro1">
          <table:table-cell office:value-type="float" office:value="-6.6210413" calcext:value-type="float">
            <text:p>-6.6210413</text:p>
          </table:table-cell>
          <table:table-cell table:formula="of:=[.A6128]*0.3048" office:value-type="float" office:value="-2.01809338824" calcext:value-type="float">
            <text:p>-2.01809338824</text:p>
          </table:table-cell>
        </table:table-row>
        <table:table-row table:style-name="ro1">
          <table:table-cell office:value-type="float" office:value="-6.586175" calcext:value-type="float">
            <text:p>-6.586175</text:p>
          </table:table-cell>
          <table:table-cell table:formula="of:=[.A6129]*0.3048" office:value-type="float" office:value="-2.00746614" calcext:value-type="float">
            <text:p>-2.00746614</text:p>
          </table:table-cell>
        </table:table-row>
        <table:table-row table:style-name="ro1">
          <table:table-cell office:value-type="float" office:value="-6.550149" calcext:value-type="float">
            <text:p>-6.550149</text:p>
          </table:table-cell>
          <table:table-cell table:formula="of:=[.A6130]*0.3048" office:value-type="float" office:value="-1.9964854152" calcext:value-type="float">
            <text:p>-1.9964854152</text:p>
          </table:table-cell>
        </table:table-row>
        <table:table-row table:style-name="ro1">
          <table:table-cell office:value-type="float" office:value="-6.5129614" calcext:value-type="float">
            <text:p>-6.5129614</text:p>
          </table:table-cell>
          <table:table-cell table:formula="of:=[.A6131]*0.3048" office:value-type="float" office:value="-1.98515063472" calcext:value-type="float">
            <text:p>-1.98515063472</text:p>
          </table:table-cell>
        </table:table-row>
        <table:table-row table:style-name="ro1">
          <table:table-cell office:value-type="float" office:value="-6.4746037" calcext:value-type="float">
            <text:p>-6.4746037</text:p>
          </table:table-cell>
          <table:table-cell table:formula="of:=[.A6132]*0.3048" office:value-type="float" office:value="-1.97345920776" calcext:value-type="float">
            <text:p>-1.97345920776</text:p>
          </table:table-cell>
        </table:table-row>
        <table:table-row table:style-name="ro1">
          <table:table-cell office:value-type="float" office:value="-6.4350791" calcext:value-type="float">
            <text:p>-6.4350791</text:p>
          </table:table-cell>
          <table:table-cell table:formula="of:=[.A6133]*0.3048" office:value-type="float" office:value="-1.96141210968" calcext:value-type="float">
            <text:p>-1.96141210968</text:p>
          </table:table-cell>
        </table:table-row>
        <table:table-row table:style-name="ro1">
          <table:table-cell office:value-type="float" office:value="-6.3943939" calcext:value-type="float">
            <text:p>-6.3943939</text:p>
          </table:table-cell>
          <table:table-cell table:formula="of:=[.A6134]*0.3048" office:value-type="float" office:value="-1.94901126072" calcext:value-type="float">
            <text:p>-1.94901126072</text:p>
          </table:table-cell>
        </table:table-row>
        <table:table-row table:style-name="ro1">
          <table:table-cell office:value-type="float" office:value="-6.3525496" calcext:value-type="float">
            <text:p>-6.3525496</text:p>
          </table:table-cell>
          <table:table-cell table:formula="of:=[.A6135]*0.3048" office:value-type="float" office:value="-1.93625711808" calcext:value-type="float">
            <text:p>-1.93625711808</text:p>
          </table:table-cell>
        </table:table-row>
        <table:table-row table:style-name="ro1">
          <table:table-cell office:value-type="float" office:value="-6.3095589" calcext:value-type="float">
            <text:p>-6.3095589</text:p>
          </table:table-cell>
          <table:table-cell table:formula="of:=[.A6136]*0.3048" office:value-type="float" office:value="-1.92315355272" calcext:value-type="float">
            <text:p>-1.92315355272</text:p>
          </table:table-cell>
        </table:table-row>
        <table:table-row table:style-name="ro1">
          <table:table-cell office:value-type="float" office:value="-6.2654352" calcext:value-type="float">
            <text:p>-6.2654352</text:p>
          </table:table-cell>
          <table:table-cell table:formula="of:=[.A6137]*0.3048" office:value-type="float" office:value="-1.90970464896" calcext:value-type="float">
            <text:p>-1.90970464896</text:p>
          </table:table-cell>
        </table:table-row>
        <table:table-row table:style-name="ro1">
          <table:table-cell office:value-type="float" office:value="-6.2201915" calcext:value-type="float">
            <text:p>-6.2201915</text:p>
          </table:table-cell>
          <table:table-cell table:formula="of:=[.A6138]*0.3048" office:value-type="float" office:value="-1.8959143692" calcext:value-type="float">
            <text:p>-1.8959143692</text:p>
          </table:table-cell>
        </table:table-row>
        <table:table-row table:style-name="ro1">
          <table:table-cell office:value-type="float" office:value="-6.173851" calcext:value-type="float">
            <text:p>-6.173851</text:p>
          </table:table-cell>
          <table:table-cell table:formula="of:=[.A6139]*0.3048" office:value-type="float" office:value="-1.8817897848" calcext:value-type="float">
            <text:p>-1.8817897848</text:p>
          </table:table-cell>
        </table:table-row>
        <table:table-row table:style-name="ro1">
          <table:table-cell office:value-type="float" office:value="-6.126441" calcext:value-type="float">
            <text:p>-6.126441</text:p>
          </table:table-cell>
          <table:table-cell table:formula="of:=[.A6140]*0.3048" office:value-type="float" office:value="-1.8673392168" calcext:value-type="float">
            <text:p>-1.8673392168</text:p>
          </table:table-cell>
        </table:table-row>
        <table:table-row table:style-name="ro1">
          <table:table-cell office:value-type="float" office:value="-6.0779815" calcext:value-type="float">
            <text:p>-6.0779815</text:p>
          </table:table-cell>
          <table:table-cell table:formula="of:=[.A6141]*0.3048" office:value-type="float" office:value="-1.8525687612" calcext:value-type="float">
            <text:p>-1.8525687612</text:p>
          </table:table-cell>
        </table:table-row>
        <table:table-row table:style-name="ro1">
          <table:table-cell office:value-type="float" office:value="-6.0285044" calcext:value-type="float">
            <text:p>-6.0285044</text:p>
          </table:table-cell>
          <table:table-cell table:formula="of:=[.A6142]*0.3048" office:value-type="float" office:value="-1.83748814112" calcext:value-type="float">
            <text:p>-1.83748814112</text:p>
          </table:table-cell>
        </table:table-row>
        <table:table-row table:style-name="ro1">
          <table:table-cell office:value-type="float" office:value="-5.9780507" calcext:value-type="float">
            <text:p>-5.9780507</text:p>
          </table:table-cell>
          <table:table-cell table:formula="of:=[.A6143]*0.3048" office:value-type="float" office:value="-1.82210985336" calcext:value-type="float">
            <text:p>-1.82210985336</text:p>
          </table:table-cell>
        </table:table-row>
        <table:table-row table:style-name="ro1">
          <table:table-cell office:value-type="float" office:value="-5.9266481" calcext:value-type="float">
            <text:p>-5.9266481</text:p>
          </table:table-cell>
          <table:table-cell table:formula="of:=[.A6144]*0.3048" office:value-type="float" office:value="-1.80644234088" calcext:value-type="float">
            <text:p>-1.80644234088</text:p>
          </table:table-cell>
        </table:table-row>
        <table:table-row table:style-name="ro1">
          <table:table-cell office:value-type="float" office:value="-5.8743382" calcext:value-type="float">
            <text:p>-5.8743382</text:p>
          </table:table-cell>
          <table:table-cell table:formula="of:=[.A6145]*0.3048" office:value-type="float" office:value="-1.79049828336" calcext:value-type="float">
            <text:p>-1.79049828336</text:p>
          </table:table-cell>
        </table:table-row>
        <table:table-row table:style-name="ro1">
          <table:table-cell office:value-type="float" office:value="-5.821166" calcext:value-type="float">
            <text:p>-5.821166</text:p>
          </table:table-cell>
          <table:table-cell table:formula="of:=[.A6146]*0.3048" office:value-type="float" office:value="-1.7742913968" calcext:value-type="float">
            <text:p>-1.7742913968</text:p>
          </table:table-cell>
        </table:table-row>
        <table:table-row table:style-name="ro1">
          <table:table-cell office:value-type="float" office:value="-5.7671704" calcext:value-type="float">
            <text:p>-5.7671704</text:p>
          </table:table-cell>
          <table:table-cell table:formula="of:=[.A6147]*0.3048" office:value-type="float" office:value="-1.75783353792" calcext:value-type="float">
            <text:p>-1.75783353792</text:p>
          </table:table-cell>
        </table:table-row>
        <table:table-row table:style-name="ro1">
          <table:table-cell office:value-type="float" office:value="-5.7123995" calcext:value-type="float">
            <text:p>-5.7123995</text:p>
          </table:table-cell>
          <table:table-cell table:formula="of:=[.A6148]*0.3048" office:value-type="float" office:value="-1.7411393676" calcext:value-type="float">
            <text:p>-1.7411393676</text:p>
          </table:table-cell>
        </table:table-row>
        <table:table-row table:style-name="ro1">
          <table:table-cell office:value-type="float" office:value="-5.6568999" calcext:value-type="float">
            <text:p>-5.6568999</text:p>
          </table:table-cell>
          <table:table-cell table:formula="of:=[.A6149]*0.3048" office:value-type="float" office:value="-1.72422308952" calcext:value-type="float">
            <text:p>-1.72422308952</text:p>
          </table:table-cell>
        </table:table-row>
        <table:table-row table:style-name="ro1">
          <table:table-cell office:value-type="float" office:value="-5.6007185" calcext:value-type="float">
            <text:p>-5.6007185</text:p>
          </table:table-cell>
          <table:table-cell table:formula="of:=[.A6150]*0.3048" office:value-type="float" office:value="-1.7070989988" calcext:value-type="float">
            <text:p>-1.7070989988</text:p>
          </table:table-cell>
        </table:table-row>
        <table:table-row table:style-name="ro1">
          <table:table-cell office:value-type="float" office:value="-5.5439048" calcext:value-type="float">
            <text:p>-5.5439048</text:p>
          </table:table-cell>
          <table:table-cell table:formula="of:=[.A6151]*0.3048" office:value-type="float" office:value="-1.68978218304" calcext:value-type="float">
            <text:p>-1.68978218304</text:p>
          </table:table-cell>
        </table:table-row>
        <table:table-row table:style-name="ro1">
          <table:table-cell office:value-type="float" office:value="-5.4865117" calcext:value-type="float">
            <text:p>-5.4865117</text:p>
          </table:table-cell>
          <table:table-cell table:formula="of:=[.A6152]*0.3048" office:value-type="float" office:value="-1.67228876616" calcext:value-type="float">
            <text:p>-1.67228876616</text:p>
          </table:table-cell>
        </table:table-row>
        <table:table-row table:style-name="ro1">
          <table:table-cell office:value-type="float" office:value="-5.4285855" calcext:value-type="float">
            <text:p>-5.4285855</text:p>
          </table:table-cell>
          <table:table-cell table:formula="of:=[.A6153]*0.3048" office:value-type="float" office:value="-1.6546328604" calcext:value-type="float">
            <text:p>-1.6546328604</text:p>
          </table:table-cell>
        </table:table-row>
        <table:table-row table:style-name="ro1">
          <table:table-cell office:value-type="float" office:value="-5.3701773" calcext:value-type="float">
            <text:p>-5.3701773</text:p>
          </table:table-cell>
          <table:table-cell table:formula="of:=[.A6154]*0.3048" office:value-type="float" office:value="-1.63683004104" calcext:value-type="float">
            <text:p>-1.63683004104</text:p>
          </table:table-cell>
        </table:table-row>
        <table:table-row table:style-name="ro1">
          <table:table-cell office:value-type="float" office:value="-5.3113389" calcext:value-type="float">
            <text:p>-5.3113389</text:p>
          </table:table-cell>
          <table:table-cell table:formula="of:=[.A6155]*0.3048" office:value-type="float" office:value="-1.61889609672" calcext:value-type="float">
            <text:p>-1.61889609672</text:p>
          </table:table-cell>
        </table:table-row>
        <table:table-row table:style-name="ro1">
          <table:table-cell office:value-type="float" office:value="-5.2521148" calcext:value-type="float">
            <text:p>-5.2521148</text:p>
          </table:table-cell>
          <table:table-cell table:formula="of:=[.A6156]*0.3048" office:value-type="float" office:value="-1.60084459104" calcext:value-type="float">
            <text:p>-1.60084459104</text:p>
          </table:table-cell>
        </table:table-row>
        <table:table-row table:style-name="ro1">
          <table:table-cell office:value-type="float" office:value="-5.1925545" calcext:value-type="float">
            <text:p>-5.1925545</text:p>
          </table:table-cell>
          <table:table-cell table:formula="of:=[.A6157]*0.3048" office:value-type="float" office:value="-1.5826906116" calcext:value-type="float">
            <text:p>-1.5826906116</text:p>
          </table:table-cell>
        </table:table-row>
        <table:table-row table:style-name="ro1">
          <table:table-cell office:value-type="float" office:value="-5.1327062" calcext:value-type="float">
            <text:p>-5.1327062</text:p>
          </table:table-cell>
          <table:table-cell table:formula="of:=[.A6158]*0.3048" office:value-type="float" office:value="-1.56444884976" calcext:value-type="float">
            <text:p>-1.56444884976</text:p>
          </table:table-cell>
        </table:table-row>
        <table:table-row table:style-name="ro1">
          <table:table-cell office:value-type="float" office:value="-5.0726113" calcext:value-type="float">
            <text:p>-5.0726113</text:p>
          </table:table-cell>
          <table:table-cell table:formula="of:=[.A6159]*0.3048" office:value-type="float" office:value="-1.54613192424" calcext:value-type="float">
            <text:p>-1.54613192424</text:p>
          </table:table-cell>
        </table:table-row>
        <table:table-row table:style-name="ro1">
          <table:table-cell office:value-type="float" office:value="-5.0123148" calcext:value-type="float">
            <text:p>-5.0123148</text:p>
          </table:table-cell>
          <table:table-cell table:formula="of:=[.A6160]*0.3048" office:value-type="float" office:value="-1.52775355104" calcext:value-type="float">
            <text:p>-1.52775355104</text:p>
          </table:table-cell>
        </table:table-row>
        <table:table-row table:style-name="ro1">
          <table:table-cell office:value-type="float" office:value="-4.95186" calcext:value-type="float">
            <text:p>-4.95186</text:p>
          </table:table-cell>
          <table:table-cell table:formula="of:=[.A6161]*0.3048" office:value-type="float" office:value="-1.509326928" calcext:value-type="float">
            <text:p>-1.509326928</text:p>
          </table:table-cell>
        </table:table-row>
        <table:table-row table:style-name="ro1">
          <table:table-cell office:value-type="float" office:value="-4.8912802" calcext:value-type="float">
            <text:p>-4.8912802</text:p>
          </table:table-cell>
          <table:table-cell table:formula="of:=[.A6162]*0.3048" office:value-type="float" office:value="-1.49086220496" calcext:value-type="float">
            <text:p>-1.49086220496</text:p>
          </table:table-cell>
        </table:table-row>
        <table:table-row table:style-name="ro1">
          <table:table-cell office:value-type="float" office:value="-4.830616" calcext:value-type="float">
            <text:p>-4.830616</text:p>
          </table:table-cell>
          <table:table-cell table:formula="of:=[.A6163]*0.3048" office:value-type="float" office:value="-1.4723717568" calcext:value-type="float">
            <text:p>-1.4723717568</text:p>
          </table:table-cell>
        </table:table-row>
        <table:table-row table:style-name="ro1">
          <table:table-cell office:value-type="float" office:value="-4.7699032" calcext:value-type="float">
            <text:p>-4.7699032</text:p>
          </table:table-cell>
          <table:table-cell table:formula="of:=[.A6164]*0.3048" office:value-type="float" office:value="-1.45386649536" calcext:value-type="float">
            <text:p>-1.45386649536</text:p>
          </table:table-cell>
        </table:table-row>
        <table:table-row table:style-name="ro1">
          <table:table-cell office:value-type="float" office:value="-4.7091713" calcext:value-type="float">
            <text:p>-4.7091713</text:p>
          </table:table-cell>
          <table:table-cell table:formula="of:=[.A6165]*0.3048" office:value-type="float" office:value="-1.43535541224" calcext:value-type="float">
            <text:p>-1.43535541224</text:p>
          </table:table-cell>
        </table:table-row>
        <table:table-row table:style-name="ro1">
          <table:table-cell office:value-type="float" office:value="-4.6484485" calcext:value-type="float">
            <text:p>-4.6484485</text:p>
          </table:table-cell>
          <table:table-cell table:formula="of:=[.A6166]*0.3048" office:value-type="float" office:value="-1.4168471028" calcext:value-type="float">
            <text:p>-1.4168471028</text:p>
          </table:table-cell>
        </table:table-row>
        <table:table-row table:style-name="ro1">
          <table:table-cell office:value-type="float" office:value="-4.5877666" calcext:value-type="float">
            <text:p>-4.5877666</text:p>
          </table:table-cell>
          <table:table-cell table:formula="of:=[.A6167]*0.3048" office:value-type="float" office:value="-1.39835125968" calcext:value-type="float">
            <text:p>-1.39835125968</text:p>
          </table:table-cell>
        </table:table-row>
        <table:table-row table:style-name="ro1">
          <table:table-cell office:value-type="float" office:value="-4.5271473" calcext:value-type="float">
            <text:p>-4.5271473</text:p>
          </table:table-cell>
          <table:table-cell table:formula="of:=[.A6168]*0.3048" office:value-type="float" office:value="-1.37987449704" calcext:value-type="float">
            <text:p>-1.37987449704</text:p>
          </table:table-cell>
        </table:table-row>
        <table:table-row table:style-name="ro1">
          <table:table-cell office:value-type="float" office:value="-4.4666123" calcext:value-type="float">
            <text:p>-4.4666123</text:p>
          </table:table-cell>
          <table:table-cell table:formula="of:=[.A6169]*0.3048" office:value-type="float" office:value="-1.36142342904" calcext:value-type="float">
            <text:p>-1.36142342904</text:p>
          </table:table-cell>
        </table:table-row>
        <table:table-row table:style-name="ro1">
          <table:table-cell office:value-type="float" office:value="-4.4061856" calcext:value-type="float">
            <text:p>-4.4061856</text:p>
          </table:table-cell>
          <table:table-cell table:formula="of:=[.A6170]*0.3048" office:value-type="float" office:value="-1.34300537088" calcext:value-type="float">
            <text:p>-1.34300537088</text:p>
          </table:table-cell>
        </table:table-row>
        <table:table-row table:style-name="ro1">
          <table:table-cell office:value-type="float" office:value="-4.3458829" calcext:value-type="float">
            <text:p>-4.3458829</text:p>
          </table:table-cell>
          <table:table-cell table:formula="of:=[.A6171]*0.3048" office:value-type="float" office:value="-1.32462510792" calcext:value-type="float">
            <text:p>-1.32462510792</text:p>
          </table:table-cell>
        </table:table-row>
        <table:table-row table:style-name="ro1">
          <table:table-cell office:value-type="float" office:value="-4.2857208" calcext:value-type="float">
            <text:p>-4.2857208</text:p>
          </table:table-cell>
          <table:table-cell table:formula="of:=[.A6172]*0.3048" office:value-type="float" office:value="-1.30628769984" calcext:value-type="float">
            <text:p>-1.30628769984</text:p>
          </table:table-cell>
        </table:table-row>
        <table:table-row table:style-name="ro1">
          <table:table-cell office:value-type="float" office:value="-4.2257185" calcext:value-type="float">
            <text:p>-4.2257185</text:p>
          </table:table-cell>
          <table:table-cell table:formula="of:=[.A6173]*0.3048" office:value-type="float" office:value="-1.2879989988" calcext:value-type="float">
            <text:p>-1.2879989988</text:p>
          </table:table-cell>
        </table:table-row>
        <table:table-row table:style-name="ro1">
          <table:table-cell office:value-type="float" office:value="-4.1658864" calcext:value-type="float">
            <text:p>-4.1658864</text:p>
          </table:table-cell>
          <table:table-cell table:formula="of:=[.A6174]*0.3048" office:value-type="float" office:value="-1.26976217472" calcext:value-type="float">
            <text:p>-1.26976217472</text:p>
          </table:table-cell>
        </table:table-row>
        <table:table-row table:style-name="ro1">
          <table:table-cell office:value-type="float" office:value="-4.1062388" calcext:value-type="float">
            <text:p>-4.1062388</text:p>
          </table:table-cell>
          <table:table-cell table:formula="of:=[.A6175]*0.3048" office:value-type="float" office:value="-1.25158158624" calcext:value-type="float">
            <text:p>-1.25158158624</text:p>
          </table:table-cell>
        </table:table-row>
        <table:table-row table:style-name="ro1">
          <table:table-cell office:value-type="float" office:value="-4.0467901" calcext:value-type="float">
            <text:p>-4.0467901</text:p>
          </table:table-cell>
          <table:table-cell table:formula="of:=[.A6176]*0.3048" office:value-type="float" office:value="-1.23346162248" calcext:value-type="float">
            <text:p>-1.23346162248</text:p>
          </table:table-cell>
        </table:table-row>
        <table:table-row table:style-name="ro1">
          <table:table-cell office:value-type="float" office:value="-3.9875493" calcext:value-type="float">
            <text:p>-3.9875493</text:p>
          </table:table-cell>
          <table:table-cell table:formula="of:=[.A6177]*0.3048" office:value-type="float" office:value="-1.21540502664" calcext:value-type="float">
            <text:p>-1.21540502664</text:p>
          </table:table-cell>
        </table:table-row>
        <table:table-row table:style-name="ro1">
          <table:table-cell office:value-type="float" office:value="-3.9285269" calcext:value-type="float">
            <text:p>-3.9285269</text:p>
          </table:table-cell>
          <table:table-cell table:formula="of:=[.A6178]*0.3048" office:value-type="float" office:value="-1.19741499912" calcext:value-type="float">
            <text:p>-1.19741499912</text:p>
          </table:table-cell>
        </table:table-row>
        <table:table-row table:style-name="ro1">
          <table:table-cell office:value-type="float" office:value="-3.8697386" calcext:value-type="float">
            <text:p>-3.8697386</text:p>
          </table:table-cell>
          <table:table-cell table:formula="of:=[.A6179]*0.3048" office:value-type="float" office:value="-1.17949632528" calcext:value-type="float">
            <text:p>-1.17949632528</text:p>
          </table:table-cell>
        </table:table-row>
        <table:table-row table:style-name="ro1">
          <table:table-cell office:value-type="float" office:value="-3.8111901" calcext:value-type="float">
            <text:p>-3.8111901</text:p>
          </table:table-cell>
          <table:table-cell table:formula="of:=[.A6180]*0.3048" office:value-type="float" office:value="-1.16165074248" calcext:value-type="float">
            <text:p>-1.16165074248</text:p>
          </table:table-cell>
        </table:table-row>
        <table:table-row table:style-name="ro1">
          <table:table-cell office:value-type="float" office:value="-3.7528949" calcext:value-type="float">
            <text:p>-3.7528949</text:p>
          </table:table-cell>
          <table:table-cell table:formula="of:=[.A6181]*0.3048" office:value-type="float" office:value="-1.14388236552" calcext:value-type="float">
            <text:p>-1.14388236552</text:p>
          </table:table-cell>
        </table:table-row>
        <table:table-row table:style-name="ro1">
          <table:table-cell office:value-type="float" office:value="-3.6948657" calcext:value-type="float">
            <text:p>-3.6948657</text:p>
          </table:table-cell>
          <table:table-cell table:formula="of:=[.A6182]*0.3048" office:value-type="float" office:value="-1.12619506536" calcext:value-type="float">
            <text:p>-1.12619506536</text:p>
          </table:table-cell>
        </table:table-row>
        <table:table-row table:style-name="ro1">
          <table:table-cell office:value-type="float" office:value="-3.6371131" calcext:value-type="float">
            <text:p>-3.6371131</text:p>
          </table:table-cell>
          <table:table-cell table:formula="of:=[.A6183]*0.3048" office:value-type="float" office:value="-1.10859207288" calcext:value-type="float">
            <text:p>-1.10859207288</text:p>
          </table:table-cell>
        </table:table-row>
        <table:table-row table:style-name="ro1">
          <table:table-cell office:value-type="float" office:value="-3.5796499" calcext:value-type="float">
            <text:p>-3.5796499</text:p>
          </table:table-cell>
          <table:table-cell table:formula="of:=[.A6184]*0.3048" office:value-type="float" office:value="-1.09107728952" calcext:value-type="float">
            <text:p>-1.09107728952</text:p>
          </table:table-cell>
        </table:table-row>
        <table:table-row table:style-name="ro1">
          <table:table-cell office:value-type="float" office:value="-3.52249" calcext:value-type="float">
            <text:p>-3.52249</text:p>
          </table:table-cell>
          <table:table-cell table:formula="of:=[.A6185]*0.3048" office:value-type="float" office:value="-1.073654952" calcext:value-type="float">
            <text:p>-1.073654952</text:p>
          </table:table-cell>
        </table:table-row>
        <table:table-row table:style-name="ro1">
          <table:table-cell office:value-type="float" office:value="-3.4656448" calcext:value-type="float">
            <text:p>-3.4656448</text:p>
          </table:table-cell>
          <table:table-cell table:formula="of:=[.A6186]*0.3048" office:value-type="float" office:value="-1.05632853504" calcext:value-type="float">
            <text:p>-1.05632853504</text:p>
          </table:table-cell>
        </table:table-row>
        <table:table-row table:style-name="ro1">
          <table:table-cell office:value-type="float" office:value="-3.4091277" calcext:value-type="float">
            <text:p>-3.4091277</text:p>
          </table:table-cell>
          <table:table-cell table:formula="of:=[.A6187]*0.3048" office:value-type="float" office:value="-1.03910212296" calcext:value-type="float">
            <text:p>-1.03910212296</text:p>
          </table:table-cell>
        </table:table-row>
        <table:table-row table:style-name="ro1">
          <table:table-cell office:value-type="float" office:value="-3.3529558" calcext:value-type="float">
            <text:p>-3.3529558</text:p>
          </table:table-cell>
          <table:table-cell table:formula="of:=[.A6188]*0.3048" office:value-type="float" office:value="-1.02198092784" calcext:value-type="float">
            <text:p>-1.02198092784</text:p>
          </table:table-cell>
        </table:table-row>
        <table:table-row table:style-name="ro1">
          <table:table-cell office:value-type="float" office:value="-3.2971401" calcext:value-type="float">
            <text:p>-3.2971401</text:p>
          </table:table-cell>
          <table:table-cell table:formula="of:=[.A6189]*0.3048" office:value-type="float" office:value="-1.00496830248" calcext:value-type="float">
            <text:p>-1.00496830248</text:p>
          </table:table-cell>
        </table:table-row>
        <table:table-row table:style-name="ro1">
          <table:table-cell office:value-type="float" office:value="-3.2416925" calcext:value-type="float">
            <text:p>-3.2416925</text:p>
          </table:table-cell>
          <table:table-cell table:formula="of:=[.A6190]*0.3048" office:value-type="float" office:value="-0.988067874" calcext:value-type="float">
            <text:p>-0.988067874</text:p>
          </table:table-cell>
        </table:table-row>
        <table:table-row table:style-name="ro1">
          <table:table-cell office:value-type="float" office:value="-3.1866336" calcext:value-type="float">
            <text:p>-3.1866336</text:p>
          </table:table-cell>
          <table:table-cell table:formula="of:=[.A6191]*0.3048" office:value-type="float" office:value="-0.97128592128" calcext:value-type="float">
            <text:p>-0.97128592128</text:p>
          </table:table-cell>
        </table:table-row>
        <table:table-row table:style-name="ro1">
          <table:table-cell office:value-type="float" office:value="-3.1319723" calcext:value-type="float">
            <text:p>-3.1319723</text:p>
          </table:table-cell>
          <table:table-cell table:formula="of:=[.A6192]*0.3048" office:value-type="float" office:value="-0.95462515704" calcext:value-type="float">
            <text:p>-0.95462515704</text:p>
          </table:table-cell>
        </table:table-row>
        <table:table-row table:style-name="ro1">
          <table:table-cell office:value-type="float" office:value="-3.0777254" calcext:value-type="float">
            <text:p>-3.0777254</text:p>
          </table:table-cell>
          <table:table-cell table:formula="of:=[.A6193]*0.3048" office:value-type="float" office:value="-0.93809070192" calcext:value-type="float">
            <text:p>-0.93809070192</text:p>
          </table:table-cell>
        </table:table-row>
        <table:table-row table:style-name="ro1">
          <table:table-cell office:value-type="float" office:value="-3.023912" calcext:value-type="float">
            <text:p>-3.023912</text:p>
          </table:table-cell>
          <table:table-cell table:formula="of:=[.A6194]*0.3048" office:value-type="float" office:value="-0.9216883776" calcext:value-type="float">
            <text:p>-0.9216883776</text:p>
          </table:table-cell>
        </table:table-row>
        <table:table-row table:style-name="ro1">
          <table:table-cell office:value-type="float" office:value="-2.9705429" calcext:value-type="float">
            <text:p>-2.9705429</text:p>
          </table:table-cell>
          <table:table-cell table:formula="of:=[.A6195]*0.3048" office:value-type="float" office:value="-0.90542147592" calcext:value-type="float">
            <text:p>-0.90542147592</text:p>
          </table:table-cell>
        </table:table-row>
        <table:table-row table:style-name="ro1">
          <table:table-cell office:value-type="float" office:value="-2.9176364" calcext:value-type="float">
            <text:p>-2.9176364</text:p>
          </table:table-cell>
          <table:table-cell table:formula="of:=[.A6196]*0.3048" office:value-type="float" office:value="-0.88929557472" calcext:value-type="float">
            <text:p>-0.88929557472</text:p>
          </table:table-cell>
        </table:table-row>
        <table:table-row table:style-name="ro1">
          <table:table-cell office:value-type="float" office:value="-2.8652105" calcext:value-type="float">
            <text:p>-2.8652105</text:p>
          </table:table-cell>
          <table:table-cell table:formula="of:=[.A6197]*0.3048" office:value-type="float" office:value="-0.8733161604" calcext:value-type="float">
            <text:p>-0.8733161604</text:p>
          </table:table-cell>
        </table:table-row>
        <table:table-row table:style-name="ro1">
          <table:table-cell office:value-type="float" office:value="-2.8132811" calcext:value-type="float">
            <text:p>-2.8132811</text:p>
          </table:table-cell>
          <table:table-cell table:formula="of:=[.A6198]*0.3048" office:value-type="float" office:value="-0.85748807928" calcext:value-type="float">
            <text:p>-0.85748807928</text:p>
          </table:table-cell>
        </table:table-row>
        <table:table-row table:style-name="ro1">
          <table:table-cell office:value-type="float" office:value="-2.7618666" calcext:value-type="float">
            <text:p>-2.7618666</text:p>
          </table:table-cell>
          <table:table-cell table:formula="of:=[.A6199]*0.3048" office:value-type="float" office:value="-0.84181693968" calcext:value-type="float">
            <text:p>-0.84181693968</text:p>
          </table:table-cell>
        </table:table-row>
        <table:table-row table:style-name="ro1">
          <table:table-cell office:value-type="float" office:value="-2.710988" calcext:value-type="float">
            <text:p>-2.710988</text:p>
          </table:table-cell>
          <table:table-cell table:formula="of:=[.A6200]*0.3048" office:value-type="float" office:value="-0.8263091424" calcext:value-type="float">
            <text:p>-0.8263091424</text:p>
          </table:table-cell>
        </table:table-row>
        <table:table-row table:style-name="ro1">
          <table:table-cell office:value-type="float" office:value="-2.6606631" calcext:value-type="float">
            <text:p>-2.6606631</text:p>
          </table:table-cell>
          <table:table-cell table:formula="of:=[.A6201]*0.3048" office:value-type="float" office:value="-0.81097011288" calcext:value-type="float">
            <text:p>-0.81097011288</text:p>
          </table:table-cell>
        </table:table-row>
        <table:table-row table:style-name="ro1">
          <table:table-cell office:value-type="float" office:value="-2.6109128" calcext:value-type="float">
            <text:p>-2.6109128</text:p>
          </table:table-cell>
          <table:table-cell table:formula="of:=[.A6202]*0.3048" office:value-type="float" office:value="-0.79580622144" calcext:value-type="float">
            <text:p>-0.79580622144</text:p>
          </table:table-cell>
        </table:table-row>
        <table:table-row table:style-name="ro1">
          <table:table-cell office:value-type="float" office:value="-2.5617638" calcext:value-type="float">
            <text:p>-2.5617638</text:p>
          </table:table-cell>
          <table:table-cell table:formula="of:=[.A6203]*0.3048" office:value-type="float" office:value="-0.78082560624" calcext:value-type="float">
            <text:p>-0.78082560624</text:p>
          </table:table-cell>
        </table:table-row>
        <table:table-row table:style-name="ro1">
          <table:table-cell office:value-type="float" office:value="-2.5132341" calcext:value-type="float">
            <text:p>-2.5132341</text:p>
          </table:table-cell>
          <table:table-cell table:formula="of:=[.A6204]*0.3048" office:value-type="float" office:value="-0.76603375368" calcext:value-type="float">
            <text:p>-0.76603375368</text:p>
          </table:table-cell>
        </table:table-row>
        <table:table-row table:style-name="ro1">
          <table:table-cell office:value-type="float" office:value="-2.4653509" calcext:value-type="float">
            <text:p>-2.4653509</text:p>
          </table:table-cell>
          <table:table-cell table:formula="of:=[.A6205]*0.3048" office:value-type="float" office:value="-0.75143895432" calcext:value-type="float">
            <text:p>-0.75143895432</text:p>
          </table:table-cell>
        </table:table-row>
        <table:table-row table:style-name="ro1">
          <table:table-cell office:value-type="float" office:value="-2.4181392" calcext:value-type="float">
            <text:p>-2.4181392</text:p>
          </table:table-cell>
          <table:table-cell table:formula="of:=[.A6206]*0.3048" office:value-type="float" office:value="-0.73704882816" calcext:value-type="float">
            <text:p>-0.73704882816</text:p>
          </table:table-cell>
        </table:table-row>
        <table:table-row table:style-name="ro1">
          <table:table-cell office:value-type="float" office:value="-2.3716233" calcext:value-type="float">
            <text:p>-2.3716233</text:p>
          </table:table-cell>
          <table:table-cell table:formula="of:=[.A6207]*0.3048" office:value-type="float" office:value="-0.72287078184" calcext:value-type="float">
            <text:p>-0.72287078184</text:p>
          </table:table-cell>
        </table:table-row>
        <table:table-row table:style-name="ro1">
          <table:table-cell office:value-type="float" office:value="-2.3258336" calcext:value-type="float">
            <text:p>-2.3258336</text:p>
          </table:table-cell>
          <table:table-cell table:formula="of:=[.A6208]*0.3048" office:value-type="float" office:value="-0.70891408128" calcext:value-type="float">
            <text:p>-0.70891408128</text:p>
          </table:table-cell>
        </table:table-row>
        <table:table-row table:style-name="ro1">
          <table:table-cell office:value-type="float" office:value="-2.2807982" calcext:value-type="float">
            <text:p>-2.2807982</text:p>
          </table:table-cell>
          <table:table-cell table:formula="of:=[.A6209]*0.3048" office:value-type="float" office:value="-0.69518729136" calcext:value-type="float">
            <text:p>-0.69518729136</text:p>
          </table:table-cell>
        </table:table-row>
        <table:table-row table:style-name="ro1">
          <table:table-cell office:value-type="float" office:value="-2.2365453" calcext:value-type="float">
            <text:p>-2.2365453</text:p>
          </table:table-cell>
          <table:table-cell table:formula="of:=[.A6210]*0.3048" office:value-type="float" office:value="-0.68169900744" calcext:value-type="float">
            <text:p>-0.68169900744</text:p>
          </table:table-cell>
        </table:table-row>
        <table:table-row table:style-name="ro1">
          <table:table-cell office:value-type="float" office:value="-2.1931083" calcext:value-type="float">
            <text:p>-2.1931083</text:p>
          </table:table-cell>
          <table:table-cell table:formula="of:=[.A6211]*0.3048" office:value-type="float" office:value="-0.66845940984" calcext:value-type="float">
            <text:p>-0.66845940984</text:p>
          </table:table-cell>
        </table:table-row>
        <table:table-row table:style-name="ro1">
          <table:table-cell office:value-type="float" office:value="-2.1505189" calcext:value-type="float">
            <text:p>-2.1505189</text:p>
          </table:table-cell>
          <table:table-cell table:formula="of:=[.A6212]*0.3048" office:value-type="float" office:value="-0.65547816072" calcext:value-type="float">
            <text:p>-0.65547816072</text:p>
          </table:table-cell>
        </table:table-row>
        <table:table-row table:style-name="ro1">
          <table:table-cell office:value-type="float" office:value="-2.1088057" calcext:value-type="float">
            <text:p>-2.1088057</text:p>
          </table:table-cell>
          <table:table-cell table:formula="of:=[.A6213]*0.3048" office:value-type="float" office:value="-0.64276397736" calcext:value-type="float">
            <text:p>-0.64276397736</text:p>
          </table:table-cell>
        </table:table-row>
        <table:table-row table:style-name="ro1">
          <table:table-cell office:value-type="float" office:value="-2.0680056" calcext:value-type="float">
            <text:p>-2.0680056</text:p>
          </table:table-cell>
          <table:table-cell table:formula="of:=[.A6214]*0.3048" office:value-type="float" office:value="-0.63032810688" calcext:value-type="float">
            <text:p>-0.63032810688</text:p>
          </table:table-cell>
        </table:table-row>
        <table:table-row table:style-name="ro1">
          <table:table-cell office:value-type="float" office:value="-2.0281498" calcext:value-type="float">
            <text:p>-2.0281498</text:p>
          </table:table-cell>
          <table:table-cell table:formula="of:=[.A6215]*0.3048" office:value-type="float" office:value="-0.61818005904" calcext:value-type="float">
            <text:p>-0.61818005904</text:p>
          </table:table-cell>
        </table:table-row>
        <table:table-row table:style-name="ro1">
          <table:table-cell office:value-type="float" office:value="-1.9892664" calcext:value-type="float">
            <text:p>-1.9892664</text:p>
          </table:table-cell>
          <table:table-cell table:formula="of:=[.A6216]*0.3048" office:value-type="float" office:value="-0.60632839872" calcext:value-type="float">
            <text:p>-0.60632839872</text:p>
          </table:table-cell>
        </table:table-row>
        <table:table-row table:style-name="ro1">
          <table:table-cell office:value-type="float" office:value="-1.951391" calcext:value-type="float">
            <text:p>-1.951391</text:p>
          </table:table-cell>
          <table:table-cell table:formula="of:=[.A6217]*0.3048" office:value-type="float" office:value="-0.5947839768" calcext:value-type="float">
            <text:p>-0.5947839768</text:p>
          </table:table-cell>
        </table:table-row>
        <table:table-row table:style-name="ro1">
          <table:table-cell office:value-type="float" office:value="-1.9145546" calcext:value-type="float">
            <text:p>-1.9145546</text:p>
          </table:table-cell>
          <table:table-cell table:formula="of:=[.A6218]*0.3048" office:value-type="float" office:value="-0.58355624208" calcext:value-type="float">
            <text:p>-0.58355624208</text:p>
          </table:table-cell>
        </table:table-row>
        <table:table-row table:style-name="ro1">
          <table:table-cell office:value-type="float" office:value="-1.878783" calcext:value-type="float">
            <text:p>-1.878783</text:p>
          </table:table-cell>
          <table:table-cell table:formula="of:=[.A6219]*0.3048" office:value-type="float" office:value="-0.5726530584" calcext:value-type="float">
            <text:p>-0.5726530584</text:p>
          </table:table-cell>
        </table:table-row>
        <table:table-row table:style-name="ro1">
          <table:table-cell office:value-type="float" office:value="-1.8441074" calcext:value-type="float">
            <text:p>-1.8441074</text:p>
          </table:table-cell>
          <table:table-cell table:formula="of:=[.A6220]*0.3048" office:value-type="float" office:value="-0.56208393552" calcext:value-type="float">
            <text:p>-0.56208393552</text:p>
          </table:table-cell>
        </table:table-row>
        <table:table-row table:style-name="ro1">
          <table:table-cell office:value-type="float" office:value="-1.8105552" calcext:value-type="float">
            <text:p>-1.8105552</text:p>
          </table:table-cell>
          <table:table-cell table:formula="of:=[.A6221]*0.3048" office:value-type="float" office:value="-0.55185722496" calcext:value-type="float">
            <text:p>-0.55185722496</text:p>
          </table:table-cell>
        </table:table-row>
        <table:table-row table:style-name="ro1">
          <table:table-cell office:value-type="float" office:value="-1.7781467" calcext:value-type="float">
            <text:p>-1.7781467</text:p>
          </table:table-cell>
          <table:table-cell table:formula="of:=[.A6222]*0.3048" office:value-type="float" office:value="-0.54197911416" calcext:value-type="float">
            <text:p>-0.54197911416</text:p>
          </table:table-cell>
        </table:table-row>
        <table:table-row table:style-name="ro1">
          <table:table-cell office:value-type="float" office:value="-1.746906" calcext:value-type="float">
            <text:p>-1.746906</text:p>
          </table:table-cell>
          <table:table-cell table:formula="of:=[.A6223]*0.3048" office:value-type="float" office:value="-0.5324569488" calcext:value-type="float">
            <text:p>-0.5324569488</text:p>
          </table:table-cell>
        </table:table-row>
        <table:table-row table:style-name="ro1">
          <table:table-cell office:value-type="float" office:value="-1.7168481" calcext:value-type="float">
            <text:p>-1.7168481</text:p>
          </table:table-cell>
          <table:table-cell table:formula="of:=[.A6224]*0.3048" office:value-type="float" office:value="-0.52329530088" calcext:value-type="float">
            <text:p>-0.52329530088</text:p>
          </table:table-cell>
        </table:table-row>
        <table:table-row table:style-name="ro1">
          <table:table-cell office:value-type="float" office:value="-1.6879921" calcext:value-type="float">
            <text:p>-1.6879921</text:p>
          </table:table-cell>
          <table:table-cell table:formula="of:=[.A6225]*0.3048" office:value-type="float" office:value="-0.51449999208" calcext:value-type="float">
            <text:p>-0.51449999208</text:p>
          </table:table-cell>
        </table:table-row>
        <table:table-row table:style-name="ro1">
          <table:table-cell office:value-type="float" office:value="-1.660346" calcext:value-type="float">
            <text:p>-1.660346</text:p>
          </table:table-cell>
          <table:table-cell table:formula="of:=[.A6226]*0.3048" office:value-type="float" office:value="-0.5060734608" calcext:value-type="float">
            <text:p>-0.5060734608</text:p>
          </table:table-cell>
        </table:table-row>
        <table:table-row table:style-name="ro1">
          <table:table-cell office:value-type="float" office:value="-1.6339202" calcext:value-type="float">
            <text:p>-1.6339202</text:p>
          </table:table-cell>
          <table:table-cell table:formula="of:=[.A6227]*0.3048" office:value-type="float" office:value="-0.49801887696" calcext:value-type="float">
            <text:p>-0.49801887696</text:p>
          </table:table-cell>
        </table:table-row>
        <table:table-row table:style-name="ro1">
          <table:table-cell office:value-type="float" office:value="-1.6087184" calcext:value-type="float">
            <text:p>-1.6087184</text:p>
          </table:table-cell>
          <table:table-cell table:formula="of:=[.A6228]*0.3048" office:value-type="float" office:value="-0.49033736832" calcext:value-type="float">
            <text:p>-0.49033736832</text:p>
          </table:table-cell>
        </table:table-row>
        <table:table-row table:style-name="ro1">
          <table:table-cell office:value-type="float" office:value="-1.5847428" calcext:value-type="float">
            <text:p>-1.5847428</text:p>
          </table:table-cell>
          <table:table-cell table:formula="of:=[.A6229]*0.3048" office:value-type="float" office:value="-0.48302960544" calcext:value-type="float">
            <text:p>-0.48302960544</text:p>
          </table:table-cell>
        </table:table-row>
        <table:table-row table:style-name="ro1">
          <table:table-cell office:value-type="float" office:value="-1.5619922" calcext:value-type="float">
            <text:p>-1.5619922</text:p>
          </table:table-cell>
          <table:table-cell table:formula="of:=[.A6230]*0.3048" office:value-type="float" office:value="-0.47609522256" calcext:value-type="float">
            <text:p>-0.47609522256</text:p>
          </table:table-cell>
        </table:table-row>
        <table:table-row table:style-name="ro1">
          <table:table-cell office:value-type="float" office:value="-1.5404596" calcext:value-type="float">
            <text:p>-1.5404596</text:p>
          </table:table-cell>
          <table:table-cell table:formula="of:=[.A6231]*0.3048" office:value-type="float" office:value="-0.46953208608" calcext:value-type="float">
            <text:p>-0.46953208608</text:p>
          </table:table-cell>
        </table:table-row>
        <table:table-row table:style-name="ro1">
          <table:table-cell office:value-type="float" office:value="-1.5201366" calcext:value-type="float">
            <text:p>-1.5201366</text:p>
          </table:table-cell>
          <table:table-cell table:formula="of:=[.A6232]*0.3048" office:value-type="float" office:value="-0.46333763568" calcext:value-type="float">
            <text:p>-0.46333763568</text:p>
          </table:table-cell>
        </table:table-row>
        <table:table-row table:style-name="ro1">
          <table:table-cell office:value-type="float" office:value="-1.5010126" calcext:value-type="float">
            <text:p>-1.5010126</text:p>
          </table:table-cell>
          <table:table-cell table:formula="of:=[.A6233]*0.3048" office:value-type="float" office:value="-0.45750864048" calcext:value-type="float">
            <text:p>-0.45750864048</text:p>
          </table:table-cell>
        </table:table-row>
        <table:table-row table:style-name="ro1">
          <table:table-cell office:value-type="float" office:value="-1.4830704" calcext:value-type="float">
            <text:p>-1.4830704</text:p>
          </table:table-cell>
          <table:table-cell table:formula="of:=[.A6234]*0.3048" office:value-type="float" office:value="-0.45203985792" calcext:value-type="float">
            <text:p>-0.45203985792</text:p>
          </table:table-cell>
        </table:table-row>
        <table:table-row table:style-name="ro1">
          <table:table-cell office:value-type="float" office:value="-1.4662979" calcext:value-type="float">
            <text:p>-1.4662979</text:p>
          </table:table-cell>
          <table:table-cell table:formula="of:=[.A6235]*0.3048" office:value-type="float" office:value="-0.44692759992" calcext:value-type="float">
            <text:p>-0.44692759992</text:p>
          </table:table-cell>
        </table:table-row>
        <table:table-row table:style-name="ro1">
          <table:table-cell office:value-type="float" office:value="-1.4506721" calcext:value-type="float">
            <text:p>-1.4506721</text:p>
          </table:table-cell>
          <table:table-cell table:formula="of:=[.A6236]*0.3048" office:value-type="float" office:value="-0.44216485608" calcext:value-type="float">
            <text:p>-0.44216485608</text:p>
          </table:table-cell>
        </table:table-row>
        <table:table-row table:style-name="ro1">
          <table:table-cell office:value-type="float" office:value="-1.4361768" calcext:value-type="float">
            <text:p>-1.4361768</text:p>
          </table:table-cell>
          <table:table-cell table:formula="of:=[.A6237]*0.3048" office:value-type="float" office:value="-0.43774668864" calcext:value-type="float">
            <text:p>-0.43774668864</text:p>
          </table:table-cell>
        </table:table-row>
        <table:table-row table:style-name="ro1">
          <table:table-cell office:value-type="float" office:value="-1.4227903" calcext:value-type="float">
            <text:p>-1.4227903</text:p>
          </table:table-cell>
          <table:table-cell table:formula="of:=[.A6238]*0.3048" office:value-type="float" office:value="-0.43366648344" calcext:value-type="float">
            <text:p>-0.43366648344</text:p>
          </table:table-cell>
        </table:table-row>
        <table:table-row table:style-name="ro1">
          <table:table-cell office:value-type="float" office:value="-1.4104917" calcext:value-type="float">
            <text:p>-1.4104917</text:p>
          </table:table-cell>
          <table:table-cell table:formula="of:=[.A6239]*0.3048" office:value-type="float" office:value="-0.42991787016" calcext:value-type="float">
            <text:p>-0.42991787016</text:p>
          </table:table-cell>
        </table:table-row>
        <table:table-row table:style-name="ro1">
          <table:table-cell office:value-type="float" office:value="-1.3992546" calcext:value-type="float">
            <text:p>-1.3992546</text:p>
          </table:table-cell>
          <table:table-cell table:formula="of:=[.A6240]*0.3048" office:value-type="float" office:value="-0.42649280208" calcext:value-type="float">
            <text:p>-0.42649280208</text:p>
          </table:table-cell>
        </table:table-row>
        <table:table-row table:style-name="ro1">
          <table:table-cell office:value-type="float" office:value="-1.3890629" calcext:value-type="float">
            <text:p>-1.3890629</text:p>
          </table:table-cell>
          <table:table-cell table:formula="of:=[.A6241]*0.3048" office:value-type="float" office:value="-0.42338637192" calcext:value-type="float">
            <text:p>-0.42338637192</text:p>
          </table:table-cell>
        </table:table-row>
        <table:table-row table:style-name="ro1">
          <table:table-cell office:value-type="float" office:value="-1.3798892" calcext:value-type="float">
            <text:p>-1.3798892</text:p>
          </table:table-cell>
          <table:table-cell table:formula="of:=[.A6242]*0.3048" office:value-type="float" office:value="-0.42059022816" calcext:value-type="float">
            <text:p>-0.42059022816</text:p>
          </table:table-cell>
        </table:table-row>
        <table:table-row table:style-name="ro1">
          <table:table-cell office:value-type="float" office:value="-1.3717151" calcext:value-type="float">
            <text:p>-1.3717151</text:p>
          </table:table-cell>
          <table:table-cell table:formula="of:=[.A6243]*0.3048" office:value-type="float" office:value="-0.41809876248" calcext:value-type="float">
            <text:p>-0.41809876248</text:p>
          </table:table-cell>
        </table:table-row>
        <table:table-row table:style-name="ro1">
          <table:table-cell office:value-type="float" office:value="-1.3645182" calcext:value-type="float">
            <text:p>-1.3645182</text:p>
          </table:table-cell>
          <table:table-cell table:formula="of:=[.A6244]*0.3048" office:value-type="float" office:value="-0.41590514736" calcext:value-type="float">
            <text:p>-0.41590514736</text:p>
          </table:table-cell>
        </table:table-row>
        <table:table-row table:style-name="ro1">
          <table:table-cell office:value-type="float" office:value="-1.3582823" calcext:value-type="float">
            <text:p>-1.3582823</text:p>
          </table:table-cell>
          <table:table-cell table:formula="of:=[.A6245]*0.3048" office:value-type="float" office:value="-0.41400444504" calcext:value-type="float">
            <text:p>-0.41400444504</text:p>
          </table:table-cell>
        </table:table-row>
        <table:table-row table:style-name="ro1">
          <table:table-cell office:value-type="float" office:value="-1.3529897" calcext:value-type="float">
            <text:p>-1.3529897</text:p>
          </table:table-cell>
          <table:table-cell table:formula="of:=[.A6246]*0.3048" office:value-type="float" office:value="-0.41239126056" calcext:value-type="float">
            <text:p>-0.41239126056</text:p>
          </table:table-cell>
        </table:table-row>
        <table:table-row table:style-name="ro1">
          <table:table-cell office:value-type="float" office:value="-1.3486238" calcext:value-type="float">
            <text:p>-1.3486238</text:p>
          </table:table-cell>
          <table:table-cell table:formula="of:=[.A6247]*0.3048" office:value-type="float" office:value="-0.41106053424" calcext:value-type="float">
            <text:p>-0.41106053424</text:p>
          </table:table-cell>
        </table:table-row>
        <table:table-row table:style-name="ro1">
          <table:table-cell office:value-type="float" office:value="-1.3451712" calcext:value-type="float">
            <text:p>-1.3451712</text:p>
          </table:table-cell>
          <table:table-cell table:formula="of:=[.A6248]*0.3048" office:value-type="float" office:value="-0.41000818176" calcext:value-type="float">
            <text:p>-0.41000818176</text:p>
          </table:table-cell>
        </table:table-row>
        <table:table-row table:style-name="ro1">
          <table:table-cell office:value-type="float" office:value="-1.3426208" calcext:value-type="float">
            <text:p>-1.3426208</text:p>
          </table:table-cell>
          <table:table-cell table:formula="of:=[.A6249]*0.3048" office:value-type="float" office:value="-0.40923081984" calcext:value-type="float">
            <text:p>-0.40923081984</text:p>
          </table:table-cell>
        </table:table-row>
        <table:table-row table:style-name="ro1">
          <table:table-cell office:value-type="float" office:value="-1.3409595" calcext:value-type="float">
            <text:p>-1.3409595</text:p>
          </table:table-cell>
          <table:table-cell table:formula="of:=[.A6250]*0.3048" office:value-type="float" office:value="-0.4087244556" calcext:value-type="float">
            <text:p>-0.4087244556</text:p>
          </table:table-cell>
        </table:table-row>
        <table:table-row table:style-name="ro1">
          <table:table-cell office:value-type="float" office:value="-1.3401797" calcext:value-type="float">
            <text:p>-1.3401797</text:p>
          </table:table-cell>
          <table:table-cell table:formula="of:=[.A6251]*0.3048" office:value-type="float" office:value="-0.40848677256" calcext:value-type="float">
            <text:p>-0.40848677256</text:p>
          </table:table-cell>
        </table:table-row>
        <table:table-row table:style-name="ro1">
          <table:table-cell office:value-type="float" office:value="-1.3402719" calcext:value-type="float">
            <text:p>-1.3402719</text:p>
          </table:table-cell>
          <table:table-cell table:formula="of:=[.A6252]*0.3048" office:value-type="float" office:value="-0.40851487512" calcext:value-type="float">
            <text:p>-0.40851487512</text:p>
          </table:table-cell>
        </table:table-row>
        <table:table-row table:style-name="ro1">
          <table:table-cell office:value-type="float" office:value="-1.3412321" calcext:value-type="float">
            <text:p>-1.3412321</text:p>
          </table:table-cell>
          <table:table-cell table:formula="of:=[.A6253]*0.3048" office:value-type="float" office:value="-0.40880754408" calcext:value-type="float">
            <text:p>-0.40880754408</text:p>
          </table:table-cell>
        </table:table-row>
        <table:table-row table:style-name="ro1">
          <table:table-cell office:value-type="float" office:value="-1.3430502" calcext:value-type="float">
            <text:p>-1.3430502</text:p>
          </table:table-cell>
          <table:table-cell table:formula="of:=[.A6254]*0.3048" office:value-type="float" office:value="-0.40936170096" calcext:value-type="float">
            <text:p>-0.40936170096</text:p>
          </table:table-cell>
        </table:table-row>
        <table:table-row table:style-name="ro1">
          <table:table-cell office:value-type="float" office:value="-1.3457234" calcext:value-type="float">
            <text:p>-1.3457234</text:p>
          </table:table-cell>
          <table:table-cell table:formula="of:=[.A6255]*0.3048" office:value-type="float" office:value="-0.41017649232" calcext:value-type="float">
            <text:p>-0.41017649232</text:p>
          </table:table-cell>
        </table:table-row>
        <table:table-row table:style-name="ro1">
          <table:table-cell office:value-type="float" office:value="-1.3492439" calcext:value-type="float">
            <text:p>-1.3492439</text:p>
          </table:table-cell>
          <table:table-cell table:formula="of:=[.A6256]*0.3048" office:value-type="float" office:value="-0.41124954072" calcext:value-type="float">
            <text:p>-0.41124954072</text:p>
          </table:table-cell>
        </table:table-row>
        <table:table-row table:style-name="ro1">
          <table:table-cell office:value-type="float" office:value="-1.3536079" calcext:value-type="float">
            <text:p>-1.3536079</text:p>
          </table:table-cell>
          <table:table-cell table:formula="of:=[.A6257]*0.3048" office:value-type="float" office:value="-0.41257968792" calcext:value-type="float">
            <text:p>-0.41257968792</text:p>
          </table:table-cell>
        </table:table-row>
        <table:table-row table:style-name="ro1">
          <table:table-cell office:value-type="float" office:value="-1.3588102" calcext:value-type="float">
            <text:p>-1.3588102</text:p>
          </table:table-cell>
          <table:table-cell table:formula="of:=[.A6258]*0.3048" office:value-type="float" office:value="-0.41416534896" calcext:value-type="float">
            <text:p>-0.41416534896</text:p>
          </table:table-cell>
        </table:table-row>
        <table:table-row table:style-name="ro1">
          <table:table-cell office:value-type="float" office:value="-1.3648462" calcext:value-type="float">
            <text:p>-1.3648462</text:p>
          </table:table-cell>
          <table:table-cell table:formula="of:=[.A6259]*0.3048" office:value-type="float" office:value="-0.41600512176" calcext:value-type="float">
            <text:p>-0.41600512176</text:p>
          </table:table-cell>
        </table:table-row>
        <table:table-row table:style-name="ro1">
          <table:table-cell office:value-type="float" office:value="-1.371707" calcext:value-type="float">
            <text:p>-1.371707</text:p>
          </table:table-cell>
          <table:table-cell table:formula="of:=[.A6260]*0.3048" office:value-type="float" office:value="-0.4180962936" calcext:value-type="float">
            <text:p>-0.4180962936</text:p>
          </table:table-cell>
        </table:table-row>
        <table:table-row table:style-name="ro1">
          <table:table-cell office:value-type="float" office:value="-1.379389" calcext:value-type="float">
            <text:p>-1.379389</text:p>
          </table:table-cell>
          <table:table-cell table:formula="of:=[.A6261]*0.3048" office:value-type="float" office:value="-0.4204377672" calcext:value-type="float">
            <text:p>-0.4204377672</text:p>
          </table:table-cell>
        </table:table-row>
        <table:table-row table:style-name="ro1">
          <table:table-cell office:value-type="float" office:value="-1.3878827" calcext:value-type="float">
            <text:p>-1.3878827</text:p>
          </table:table-cell>
          <table:table-cell table:formula="of:=[.A6262]*0.3048" office:value-type="float" office:value="-0.42302664696" calcext:value-type="float">
            <text:p>-0.42302664696</text:p>
          </table:table-cell>
        </table:table-row>
        <table:table-row table:style-name="ro1">
          <table:table-cell office:value-type="float" office:value="-1.3971777" calcext:value-type="float">
            <text:p>-1.3971777</text:p>
          </table:table-cell>
          <table:table-cell table:formula="of:=[.A6263]*0.3048" office:value-type="float" office:value="-0.42585976296" calcext:value-type="float">
            <text:p>-0.42585976296</text:p>
          </table:table-cell>
        </table:table-row>
        <table:table-row table:style-name="ro1">
          <table:table-cell office:value-type="float" office:value="-1.4072661" calcext:value-type="float">
            <text:p>-1.4072661</text:p>
          </table:table-cell>
          <table:table-cell table:formula="of:=[.A6264]*0.3048" office:value-type="float" office:value="-0.42893470728" calcext:value-type="float">
            <text:p>-0.42893470728</text:p>
          </table:table-cell>
        </table:table-row>
        <table:table-row table:style-name="ro1">
          <table:table-cell office:value-type="float" office:value="-1.4181368" calcext:value-type="float">
            <text:p>-1.4181368</text:p>
          </table:table-cell>
          <table:table-cell table:formula="of:=[.A6265]*0.3048" office:value-type="float" office:value="-0.43224809664" calcext:value-type="float">
            <text:p>-0.43224809664</text:p>
          </table:table-cell>
        </table:table-row>
        <table:table-row table:style-name="ro1">
          <table:table-cell office:value-type="float" office:value="-1.4297736" calcext:value-type="float">
            <text:p>-1.4297736</text:p>
          </table:table-cell>
          <table:table-cell table:formula="of:=[.A6266]*0.3048" office:value-type="float" office:value="-0.43579499328" calcext:value-type="float">
            <text:p>-0.43579499328</text:p>
          </table:table-cell>
        </table:table-row>
        <table:table-row table:style-name="ro1">
          <table:table-cell office:value-type="float" office:value="-1.4421673" calcext:value-type="float">
            <text:p>-1.4421673</text:p>
          </table:table-cell>
          <table:table-cell table:formula="of:=[.A6267]*0.3048" office:value-type="float" office:value="-0.43957259304" calcext:value-type="float">
            <text:p>-0.43957259304</text:p>
          </table:table-cell>
        </table:table-row>
        <table:table-row table:style-name="ro1">
          <table:table-cell office:value-type="float" office:value="-1.4553008" calcext:value-type="float">
            <text:p>-1.4553008</text:p>
          </table:table-cell>
          <table:table-cell table:formula="of:=[.A6268]*0.3048" office:value-type="float" office:value="-0.44357568384" calcext:value-type="float">
            <text:p>-0.44357568384</text:p>
          </table:table-cell>
        </table:table-row>
        <table:table-row table:style-name="ro1">
          <table:table-cell office:value-type="float" office:value="-1.4691579" calcext:value-type="float">
            <text:p>-1.4691579</text:p>
          </table:table-cell>
          <table:table-cell table:formula="of:=[.A6269]*0.3048" office:value-type="float" office:value="-0.44779932792" calcext:value-type="float">
            <text:p>-0.44779932792</text:p>
          </table:table-cell>
        </table:table-row>
        <table:table-row table:style-name="ro1">
          <table:table-cell office:value-type="float" office:value="-1.4837258" calcext:value-type="float">
            <text:p>-1.4837258</text:p>
          </table:table-cell>
          <table:table-cell table:formula="of:=[.A6270]*0.3048" office:value-type="float" office:value="-0.45223962384" calcext:value-type="float">
            <text:p>-0.45223962384</text:p>
          </table:table-cell>
        </table:table-row>
        <table:table-row table:style-name="ro1">
          <table:table-cell office:value-type="float" office:value="-1.4989834" calcext:value-type="float">
            <text:p>-1.4989834</text:p>
          </table:table-cell>
          <table:table-cell table:formula="of:=[.A6271]*0.3048" office:value-type="float" office:value="-0.45689014032" calcext:value-type="float">
            <text:p>-0.45689014032</text:p>
          </table:table-cell>
        </table:table-row>
        <table:table-row table:style-name="ro1">
          <table:table-cell office:value-type="float" office:value="-1.514914" calcext:value-type="float">
            <text:p>-1.514914</text:p>
          </table:table-cell>
          <table:table-cell table:formula="of:=[.A6272]*0.3048" office:value-type="float" office:value="-0.4617457872" calcext:value-type="float">
            <text:p>-0.4617457872</text:p>
          </table:table-cell>
        </table:table-row>
        <table:table-row table:style-name="ro1">
          <table:table-cell office:value-type="float" office:value="-1.5315003" calcext:value-type="float">
            <text:p>-1.5315003</text:p>
          </table:table-cell>
          <table:table-cell table:formula="of:=[.A6273]*0.3048" office:value-type="float" office:value="-0.46680129144" calcext:value-type="float">
            <text:p>-0.46680129144</text:p>
          </table:table-cell>
        </table:table-row>
        <table:table-row table:style-name="ro1">
          <table:table-cell office:value-type="float" office:value="-1.548718" calcext:value-type="float">
            <text:p>-1.548718</text:p>
          </table:table-cell>
          <table:table-cell table:formula="of:=[.A6274]*0.3048" office:value-type="float" office:value="-0.4720492464" calcext:value-type="float">
            <text:p>-0.4720492464</text:p>
          </table:table-cell>
        </table:table-row>
        <table:table-row table:style-name="ro1">
          <table:table-cell office:value-type="float" office:value="-1.5665467" calcext:value-type="float">
            <text:p>-1.5665467</text:p>
          </table:table-cell>
          <table:table-cell table:formula="of:=[.A6275]*0.3048" office:value-type="float" office:value="-0.47748343416" calcext:value-type="float">
            <text:p>-0.47748343416</text:p>
          </table:table-cell>
        </table:table-row>
        <table:table-row table:style-name="ro1">
          <table:table-cell office:value-type="float" office:value="-1.5849698" calcext:value-type="float">
            <text:p>-1.5849698</text:p>
          </table:table-cell>
          <table:table-cell table:formula="of:=[.A6276]*0.3048" office:value-type="float" office:value="-0.48309879504" calcext:value-type="float">
            <text:p>-0.48309879504</text:p>
          </table:table-cell>
        </table:table-row>
        <table:table-row table:style-name="ro1">
          <table:table-cell office:value-type="float" office:value="-1.6039631" calcext:value-type="float">
            <text:p>-1.6039631</text:p>
          </table:table-cell>
          <table:table-cell table:formula="of:=[.A6277]*0.3048" office:value-type="float" office:value="-0.48888795288" calcext:value-type="float">
            <text:p>-0.48888795288</text:p>
          </table:table-cell>
        </table:table-row>
        <table:table-row table:style-name="ro1">
          <table:table-cell office:value-type="float" office:value="-1.623502" calcext:value-type="float">
            <text:p>-1.623502</text:p>
          </table:table-cell>
          <table:table-cell table:formula="of:=[.A6278]*0.3048" office:value-type="float" office:value="-0.4948434096" calcext:value-type="float">
            <text:p>-0.4948434096</text:p>
          </table:table-cell>
        </table:table-row>
        <table:table-row table:style-name="ro1">
          <table:table-cell office:value-type="float" office:value="-1.6435723" calcext:value-type="float">
            <text:p>-1.6435723</text:p>
          </table:table-cell>
          <table:table-cell table:formula="of:=[.A6279]*0.3048" office:value-type="float" office:value="-0.50096083704" calcext:value-type="float">
            <text:p>-0.50096083704</text:p>
          </table:table-cell>
        </table:table-row>
        <table:table-row table:style-name="ro1">
          <table:table-cell office:value-type="float" office:value="-1.6641495" calcext:value-type="float">
            <text:p>-1.6641495</text:p>
          </table:table-cell>
          <table:table-cell table:formula="of:=[.A6280]*0.3048" office:value-type="float" office:value="-0.5072327676" calcext:value-type="float">
            <text:p>-0.5072327676</text:p>
          </table:table-cell>
        </table:table-row>
        <table:table-row table:style-name="ro1">
          <table:table-cell office:value-type="float" office:value="-1.6852088" calcext:value-type="float">
            <text:p>-1.6852088</text:p>
          </table:table-cell>
          <table:table-cell table:formula="of:=[.A6281]*0.3048" office:value-type="float" office:value="-0.51365164224" calcext:value-type="float">
            <text:p>-0.51365164224</text:p>
          </table:table-cell>
        </table:table-row>
        <table:table-row table:style-name="ro1">
          <table:table-cell office:value-type="float" office:value="-1.7067356" calcext:value-type="float">
            <text:p>-1.7067356</text:p>
          </table:table-cell>
          <table:table-cell table:formula="of:=[.A6282]*0.3048" office:value-type="float" office:value="-0.52021301088" calcext:value-type="float">
            <text:p>-0.52021301088</text:p>
          </table:table-cell>
        </table:table-row>
        <table:table-row table:style-name="ro1">
          <table:table-cell office:value-type="float" office:value="-1.7287066" calcext:value-type="float">
            <text:p>-1.7287066</text:p>
          </table:table-cell>
          <table:table-cell table:formula="of:=[.A6283]*0.3048" office:value-type="float" office:value="-0.52690977168" calcext:value-type="float">
            <text:p>-0.52690977168</text:p>
          </table:table-cell>
        </table:table-row>
        <table:table-row table:style-name="ro1">
          <table:table-cell office:value-type="float" office:value="-1.7510989" calcext:value-type="float">
            <text:p>-1.7510989</text:p>
          </table:table-cell>
          <table:table-cell table:formula="of:=[.A6284]*0.3048" office:value-type="float" office:value="-0.53373494472" calcext:value-type="float">
            <text:p>-0.53373494472</text:p>
          </table:table-cell>
        </table:table-row>
        <table:table-row table:style-name="ro1">
          <table:table-cell office:value-type="float" office:value="-1.7738974" calcext:value-type="float">
            <text:p>-1.7738974</text:p>
          </table:table-cell>
          <table:table-cell table:formula="of:=[.A6285]*0.3048" office:value-type="float" office:value="-0.54068392752" calcext:value-type="float">
            <text:p>-0.54068392752</text:p>
          </table:table-cell>
        </table:table-row>
        <table:table-row table:style-name="ro1">
          <table:table-cell office:value-type="float" office:value="-1.7970822" calcext:value-type="float">
            <text:p>-1.7970822</text:p>
          </table:table-cell>
          <table:table-cell table:formula="of:=[.A6286]*0.3048" office:value-type="float" office:value="-0.54775065456" calcext:value-type="float">
            <text:p>-0.54775065456</text:p>
          </table:table-cell>
        </table:table-row>
        <table:table-row table:style-name="ro1">
          <table:table-cell office:value-type="float" office:value="-1.8206315" calcext:value-type="float">
            <text:p>-1.8206315</text:p>
          </table:table-cell>
          <table:table-cell table:formula="of:=[.A6287]*0.3048" office:value-type="float" office:value="-0.5549284812" calcext:value-type="float">
            <text:p>-0.5549284812</text:p>
          </table:table-cell>
        </table:table-row>
        <table:table-row table:style-name="ro1">
          <table:table-cell office:value-type="float" office:value="-1.8445306" calcext:value-type="float">
            <text:p>-1.8445306</text:p>
          </table:table-cell>
          <table:table-cell table:formula="of:=[.A6288]*0.3048" office:value-type="float" office:value="-0.56221292688" calcext:value-type="float">
            <text:p>-0.56221292688</text:p>
          </table:table-cell>
        </table:table-row>
        <table:table-row table:style-name="ro1">
          <table:table-cell office:value-type="float" office:value="-1.8687592" calcext:value-type="float">
            <text:p>-1.8687592</text:p>
          </table:table-cell>
          <table:table-cell table:formula="of:=[.A6289]*0.3048" office:value-type="float" office:value="-0.56959780416" calcext:value-type="float">
            <text:p>-0.56959780416</text:p>
          </table:table-cell>
        </table:table-row>
        <table:table-row table:style-name="ro1">
          <table:table-cell office:value-type="float" office:value="-1.8933003" calcext:value-type="float">
            <text:p>-1.8933003</text:p>
          </table:table-cell>
          <table:table-cell table:formula="of:=[.A6290]*0.3048" office:value-type="float" office:value="-0.57707793144" calcext:value-type="float">
            <text:p>-0.57707793144</text:p>
          </table:table-cell>
        </table:table-row>
        <table:table-row table:style-name="ro1">
          <table:table-cell office:value-type="float" office:value="-1.9181368" calcext:value-type="float">
            <text:p>-1.9181368</text:p>
          </table:table-cell>
          <table:table-cell table:formula="of:=[.A6291]*0.3048" office:value-type="float" office:value="-0.58464809664" calcext:value-type="float">
            <text:p>-0.58464809664</text:p>
          </table:table-cell>
        </table:table-row>
        <table:table-row table:style-name="ro1">
          <table:table-cell office:value-type="float" office:value="-1.9432535" calcext:value-type="float">
            <text:p>-1.9432535</text:p>
          </table:table-cell>
          <table:table-cell table:formula="of:=[.A6292]*0.3048" office:value-type="float" office:value="-0.5923036668" calcext:value-type="float">
            <text:p>-0.5923036668</text:p>
          </table:table-cell>
        </table:table-row>
        <table:table-row table:style-name="ro1">
          <table:table-cell office:value-type="float" office:value="-1.9686327" calcext:value-type="float">
            <text:p>-1.9686327</text:p>
          </table:table-cell>
          <table:table-cell table:formula="of:=[.A6293]*0.3048" office:value-type="float" office:value="-0.60003924696" calcext:value-type="float">
            <text:p>-0.60003924696</text:p>
          </table:table-cell>
        </table:table-row>
        <table:table-row table:style-name="ro1">
          <table:table-cell office:value-type="float" office:value="-1.9942598" calcext:value-type="float">
            <text:p>-1.9942598</text:p>
          </table:table-cell>
          <table:table-cell table:formula="of:=[.A6294]*0.3048" office:value-type="float" office:value="-0.60785038704" calcext:value-type="float">
            <text:p>-0.60785038704</text:p>
          </table:table-cell>
        </table:table-row>
        <table:table-row table:style-name="ro1">
          <table:table-cell office:value-type="float" office:value="-2.0201178" calcext:value-type="float">
            <text:p>-2.0201178</text:p>
          </table:table-cell>
          <table:table-cell table:formula="of:=[.A6295]*0.3048" office:value-type="float" office:value="-0.61573190544" calcext:value-type="float">
            <text:p>-0.61573190544</text:p>
          </table:table-cell>
        </table:table-row>
        <table:table-row table:style-name="ro1">
          <table:table-cell office:value-type="float" office:value="-2.0461931" calcext:value-type="float">
            <text:p>-2.0461931</text:p>
          </table:table-cell>
          <table:table-cell table:formula="of:=[.A6296]*0.3048" office:value-type="float" office:value="-0.62367965688" calcext:value-type="float">
            <text:p>-0.62367965688</text:p>
          </table:table-cell>
        </table:table-row>
        <table:table-row table:style-name="ro1">
          <table:table-cell office:value-type="float" office:value="-2.0724661" calcext:value-type="float">
            <text:p>-2.0724661</text:p>
          </table:table-cell>
          <table:table-cell table:formula="of:=[.A6297]*0.3048" office:value-type="float" office:value="-0.63168766728" calcext:value-type="float">
            <text:p>-0.63168766728</text:p>
          </table:table-cell>
        </table:table-row>
        <table:table-row table:style-name="ro1">
          <table:table-cell office:value-type="float" office:value="-2.0989246" calcext:value-type="float">
            <text:p>-2.0989246</text:p>
          </table:table-cell>
          <table:table-cell table:formula="of:=[.A6298]*0.3048" office:value-type="float" office:value="-0.63975221808" calcext:value-type="float">
            <text:p>-0.63975221808</text:p>
          </table:table-cell>
        </table:table-row>
        <table:table-row table:style-name="ro1">
          <table:table-cell office:value-type="float" office:value="-2.1255527" calcext:value-type="float">
            <text:p>-2.1255527</text:p>
          </table:table-cell>
          <table:table-cell table:formula="of:=[.A6299]*0.3048" office:value-type="float" office:value="-0.64786846296" calcext:value-type="float">
            <text:p>-0.64786846296</text:p>
          </table:table-cell>
        </table:table-row>
        <table:table-row table:style-name="ro1">
          <table:table-cell office:value-type="float" office:value="-2.1523323" calcext:value-type="float">
            <text:p>-2.1523323</text:p>
          </table:table-cell>
          <table:table-cell table:formula="of:=[.A6300]*0.3048" office:value-type="float" office:value="-0.65603088504" calcext:value-type="float">
            <text:p>-0.65603088504</text:p>
          </table:table-cell>
        </table:table-row>
        <table:table-row table:style-name="ro1">
          <table:table-cell office:value-type="float" office:value="-2.1792517" calcext:value-type="float">
            <text:p>-2.1792517</text:p>
          </table:table-cell>
          <table:table-cell table:formula="of:=[.A6301]*0.3048" office:value-type="float" office:value="-0.66423591816" calcext:value-type="float">
            <text:p>-0.66423591816</text:p>
          </table:table-cell>
        </table:table-row>
        <table:table-row table:style-name="ro1">
          <table:table-cell office:value-type="float" office:value="-2.2062945" calcext:value-type="float">
            <text:p>-2.2062945</text:p>
          </table:table-cell>
          <table:table-cell table:formula="of:=[.A6302]*0.3048" office:value-type="float" office:value="-0.6724785636" calcext:value-type="float">
            <text:p>-0.6724785636</text:p>
          </table:table-cell>
        </table:table-row>
        <table:table-row table:style-name="ro1">
          <table:table-cell office:value-type="float" office:value="-2.2334433" calcext:value-type="float">
            <text:p>-2.2334433</text:p>
          </table:table-cell>
          <table:table-cell table:formula="of:=[.A6303]*0.3048" office:value-type="float" office:value="-0.68075351784" calcext:value-type="float">
            <text:p>-0.68075351784</text:p>
          </table:table-cell>
        </table:table-row>
        <table:table-row table:style-name="ro1">
          <table:table-cell office:value-type="float" office:value="-2.2606852" calcext:value-type="float">
            <text:p>-2.2606852</text:p>
          </table:table-cell>
          <table:table-cell table:formula="of:=[.A6304]*0.3048" office:value-type="float" office:value="-0.68905684896" calcext:value-type="float">
            <text:p>-0.68905684896</text:p>
          </table:table-cell>
        </table:table-row>
        <table:table-row table:style-name="ro1">
          <table:table-cell office:value-type="float" office:value="-2.2880042" calcext:value-type="float">
            <text:p>-2.2880042</text:p>
          </table:table-cell>
          <table:table-cell table:formula="of:=[.A6305]*0.3048" office:value-type="float" office:value="-0.69738368016" calcext:value-type="float">
            <text:p>-0.69738368016</text:p>
          </table:table-cell>
        </table:table-row>
        <table:table-row table:style-name="ro1">
          <table:table-cell office:value-type="float" office:value="-2.3153811" calcext:value-type="float">
            <text:p>-2.3153811</text:p>
          </table:table-cell>
          <table:table-cell table:formula="of:=[.A6306]*0.3048" office:value-type="float" office:value="-0.70572815928" calcext:value-type="float">
            <text:p>-0.70572815928</text:p>
          </table:table-cell>
        </table:table-row>
        <table:table-row table:style-name="ro1">
          <table:table-cell office:value-type="float" office:value="-2.342803" calcext:value-type="float">
            <text:p>-2.342803</text:p>
          </table:table-cell>
          <table:table-cell table:formula="of:=[.A6307]*0.3048" office:value-type="float" office:value="-0.7140863544" calcext:value-type="float">
            <text:p>-0.7140863544</text:p>
          </table:table-cell>
        </table:table-row>
        <table:table-row table:style-name="ro1">
          <table:table-cell office:value-type="float" office:value="-2.370255" calcext:value-type="float">
            <text:p>-2.370255</text:p>
          </table:table-cell>
          <table:table-cell table:formula="of:=[.A6308]*0.3048" office:value-type="float" office:value="-0.722453724" calcext:value-type="float">
            <text:p>-0.722453724</text:p>
          </table:table-cell>
        </table:table-row>
        <table:table-row table:style-name="ro1">
          <table:table-cell office:value-type="float" office:value="-2.3977122" calcext:value-type="float">
            <text:p>-2.3977122</text:p>
          </table:table-cell>
          <table:table-cell table:formula="of:=[.A6309]*0.3048" office:value-type="float" office:value="-0.73082267856" calcext:value-type="float">
            <text:p>-0.73082267856</text:p>
          </table:table-cell>
        </table:table-row>
        <table:table-row table:style-name="ro1">
          <table:table-cell office:value-type="float" office:value="-2.4251642" calcext:value-type="float">
            <text:p>-2.4251642</text:p>
          </table:table-cell>
          <table:table-cell table:formula="of:=[.A6310]*0.3048" office:value-type="float" office:value="-0.73919004816" calcext:value-type="float">
            <text:p>-0.73919004816</text:p>
          </table:table-cell>
        </table:table-row>
        <table:table-row table:style-name="ro1">
          <table:table-cell office:value-type="float" office:value="-2.4525893" calcext:value-type="float">
            <text:p>-2.4525893</text:p>
          </table:table-cell>
          <table:table-cell table:formula="of:=[.A6311]*0.3048" office:value-type="float" office:value="-0.74754921864" calcext:value-type="float">
            <text:p>-0.74754921864</text:p>
          </table:table-cell>
        </table:table-row>
        <table:table-row table:style-name="ro1">
          <table:table-cell office:value-type="float" office:value="-2.4799664" calcext:value-type="float">
            <text:p>-2.4799664</text:p>
          </table:table-cell>
          <table:table-cell table:formula="of:=[.A6312]*0.3048" office:value-type="float" office:value="-0.75589375872" calcext:value-type="float">
            <text:p>-0.75589375872</text:p>
          </table:table-cell>
        </table:table-row>
        <table:table-row table:style-name="ro1">
          <table:table-cell office:value-type="float" office:value="-2.5072827" calcext:value-type="float">
            <text:p>-2.5072827</text:p>
          </table:table-cell>
          <table:table-cell table:formula="of:=[.A6313]*0.3048" office:value-type="float" office:value="-0.76421976696" calcext:value-type="float">
            <text:p>-0.76421976696</text:p>
          </table:table-cell>
        </table:table-row>
        <table:table-row table:style-name="ro1">
          <table:table-cell office:value-type="float" office:value="-2.5345149" calcext:value-type="float">
            <text:p>-2.5345149</text:p>
          </table:table-cell>
          <table:table-cell table:formula="of:=[.A6314]*0.3048" office:value-type="float" office:value="-0.77252014152" calcext:value-type="float">
            <text:p>-0.77252014152</text:p>
          </table:table-cell>
        </table:table-row>
        <table:table-row table:style-name="ro1">
          <table:table-cell office:value-type="float" office:value="-2.5616446" calcext:value-type="float">
            <text:p>-2.5616446</text:p>
          </table:table-cell>
          <table:table-cell table:formula="of:=[.A6315]*0.3048" office:value-type="float" office:value="-0.78078927408" calcext:value-type="float">
            <text:p>-0.78078927408</text:p>
          </table:table-cell>
        </table:table-row>
        <table:table-row table:style-name="ro1">
          <table:table-cell office:value-type="float" office:value="-2.588655" calcext:value-type="float">
            <text:p>-2.588655</text:p>
          </table:table-cell>
          <table:table-cell table:formula="of:=[.A6316]*0.3048" office:value-type="float" office:value="-0.789022044" calcext:value-type="float">
            <text:p>-0.789022044</text:p>
          </table:table-cell>
        </table:table-row>
        <table:table-row table:style-name="ro1">
          <table:table-cell office:value-type="float" office:value="-2.6155272" calcext:value-type="float">
            <text:p>-2.6155272</text:p>
          </table:table-cell>
          <table:table-cell table:formula="of:=[.A6317]*0.3048" office:value-type="float" office:value="-0.79721269056" calcext:value-type="float">
            <text:p>-0.79721269056</text:p>
          </table:table-cell>
        </table:table-row>
        <table:table-row table:style-name="ro1">
          <table:table-cell office:value-type="float" office:value="-2.6422353" calcext:value-type="float">
            <text:p>-2.6422353</text:p>
          </table:table-cell>
          <table:table-cell table:formula="of:=[.A6318]*0.3048" office:value-type="float" office:value="-0.80535331944" calcext:value-type="float">
            <text:p>-0.80535331944</text:p>
          </table:table-cell>
        </table:table-row>
        <table:table-row table:style-name="ro1">
          <table:table-cell office:value-type="float" office:value="-2.6687651" calcext:value-type="float">
            <text:p>-2.6687651</text:p>
          </table:table-cell>
          <table:table-cell table:formula="of:=[.A6319]*0.3048" office:value-type="float" office:value="-0.81343960248" calcext:value-type="float">
            <text:p>-0.81343960248</text:p>
          </table:table-cell>
        </table:table-row>
        <table:table-row table:style-name="ro1">
          <table:table-cell office:value-type="float" office:value="-2.6950936" calcext:value-type="float">
            <text:p>-2.6950936</text:p>
          </table:table-cell>
          <table:table-cell table:formula="of:=[.A6320]*0.3048" office:value-type="float" office:value="-0.82146452928" calcext:value-type="float">
            <text:p>-0.82146452928</text:p>
          </table:table-cell>
        </table:table-row>
        <table:table-row table:style-name="ro1">
          <table:table-cell office:value-type="float" office:value="-2.7211981" calcext:value-type="float">
            <text:p>-2.7211981</text:p>
          </table:table-cell>
          <table:table-cell table:formula="of:=[.A6321]*0.3048" office:value-type="float" office:value="-0.82942118088" calcext:value-type="float">
            <text:p>-0.82942118088</text:p>
          </table:table-cell>
        </table:table-row>
        <table:table-row table:style-name="ro1">
          <table:table-cell office:value-type="float" office:value="-2.7470598" calcext:value-type="float">
            <text:p>-2.7470598</text:p>
          </table:table-cell>
          <table:table-cell table:formula="of:=[.A6322]*0.3048" office:value-type="float" office:value="-0.83730382704" calcext:value-type="float">
            <text:p>-0.83730382704</text:p>
          </table:table-cell>
        </table:table-row>
        <table:table-row table:style-name="ro1">
          <table:table-cell office:value-type="float" office:value="-2.7726588" calcext:value-type="float">
            <text:p>-2.7726588</text:p>
          </table:table-cell>
          <table:table-cell table:formula="of:=[.A6323]*0.3048" office:value-type="float" office:value="-0.84510640224" calcext:value-type="float">
            <text:p>-0.84510640224</text:p>
          </table:table-cell>
        </table:table-row>
        <table:table-row table:style-name="ro1">
          <table:table-cell office:value-type="float" office:value="-2.7979708" calcext:value-type="float">
            <text:p>-2.7979708</text:p>
          </table:table-cell>
          <table:table-cell table:formula="of:=[.A6324]*0.3048" office:value-type="float" office:value="-0.85282149984" calcext:value-type="float">
            <text:p>-0.85282149984</text:p>
          </table:table-cell>
        </table:table-row>
        <table:table-row table:style-name="ro1">
          <table:table-cell office:value-type="float" office:value="-2.8229785" calcext:value-type="float">
            <text:p>-2.8229785</text:p>
          </table:table-cell>
          <table:table-cell table:formula="of:=[.A6325]*0.3048" office:value-type="float" office:value="-0.8604438468" calcext:value-type="float">
            <text:p>-0.8604438468</text:p>
          </table:table-cell>
        </table:table-row>
        <table:table-row table:style-name="ro1">
          <table:table-cell office:value-type="float" office:value="-2.8476582" calcext:value-type="float">
            <text:p>-2.8476582</text:p>
          </table:table-cell>
          <table:table-cell table:formula="of:=[.A6326]*0.3048" office:value-type="float" office:value="-0.86796621936" calcext:value-type="float">
            <text:p>-0.86796621936</text:p>
          </table:table-cell>
        </table:table-row>
        <table:table-row table:style-name="ro1">
          <table:table-cell office:value-type="float" office:value="-2.871985" calcext:value-type="float">
            <text:p>-2.871985</text:p>
          </table:table-cell>
          <table:table-cell table:formula="of:=[.A6327]*0.3048" office:value-type="float" office:value="-0.875381028" calcext:value-type="float">
            <text:p>-0.875381028</text:p>
          </table:table-cell>
        </table:table-row>
        <table:table-row table:style-name="ro1">
          <table:table-cell office:value-type="float" office:value="-2.8959479" calcext:value-type="float">
            <text:p>-2.8959479</text:p>
          </table:table-cell>
          <table:table-cell table:formula="of:=[.A6328]*0.3048" office:value-type="float" office:value="-0.88268491992" calcext:value-type="float">
            <text:p>-0.88268491992</text:p>
          </table:table-cell>
        </table:table-row>
        <table:table-row table:style-name="ro1">
          <table:table-cell office:value-type="float" office:value="-2.9195185" calcext:value-type="float">
            <text:p>-2.9195185</text:p>
          </table:table-cell>
          <table:table-cell table:formula="of:=[.A6329]*0.3048" office:value-type="float" office:value="-0.8898692388" calcext:value-type="float">
            <text:p>-0.8898692388</text:p>
          </table:table-cell>
        </table:table-row>
        <table:table-row table:style-name="ro1">
          <table:table-cell office:value-type="float" office:value="-2.942678" calcext:value-type="float">
            <text:p>-2.942678</text:p>
          </table:table-cell>
          <table:table-cell table:formula="of:=[.A6330]*0.3048" office:value-type="float" office:value="-0.8969282544" calcext:value-type="float">
            <text:p>-0.8969282544</text:p>
          </table:table-cell>
        </table:table-row>
        <table:table-row table:style-name="ro1">
          <table:table-cell office:value-type="float" office:value="-2.965404" calcext:value-type="float">
            <text:p>-2.965404</text:p>
          </table:table-cell>
          <table:table-cell table:formula="of:=[.A6331]*0.3048" office:value-type="float" office:value="-0.9038551392" calcext:value-type="float">
            <text:p>-0.9038551392</text:p>
          </table:table-cell>
        </table:table-row>
        <table:table-row table:style-name="ro1">
          <table:table-cell office:value-type="float" office:value="-2.9876766" calcext:value-type="float">
            <text:p>-2.9876766</text:p>
          </table:table-cell>
          <table:table-cell table:formula="of:=[.A6332]*0.3048" office:value-type="float" office:value="-0.91064382768" calcext:value-type="float">
            <text:p>-0.91064382768</text:p>
          </table:table-cell>
        </table:table-row>
        <table:table-row table:style-name="ro1">
          <table:table-cell office:value-type="float" office:value="-3.0094686" calcext:value-type="float">
            <text:p>-3.0094686</text:p>
          </table:table-cell>
          <table:table-cell table:formula="of:=[.A6333]*0.3048" office:value-type="float" office:value="-0.91728602928" calcext:value-type="float">
            <text:p>-0.91728602928</text:p>
          </table:table-cell>
        </table:table-row>
        <table:table-row table:style-name="ro1">
          <table:table-cell office:value-type="float" office:value="-3.0307636" calcext:value-type="float">
            <text:p>-3.0307636</text:p>
          </table:table-cell>
          <table:table-cell table:formula="of:=[.A6334]*0.3048" office:value-type="float" office:value="-0.92377674528" calcext:value-type="float">
            <text:p>-0.92377674528</text:p>
          </table:table-cell>
        </table:table-row>
        <table:table-row table:style-name="ro1">
          <table:table-cell office:value-type="float" office:value="-3.051537" calcext:value-type="float">
            <text:p>-3.051537</text:p>
          </table:table-cell>
          <table:table-cell table:formula="of:=[.A6335]*0.3048" office:value-type="float" office:value="-0.9301084776" calcext:value-type="float">
            <text:p>-0.9301084776</text:p>
          </table:table-cell>
        </table:table-row>
        <table:table-row table:style-name="ro1">
          <table:table-cell office:value-type="float" office:value="-3.0717664" calcext:value-type="float">
            <text:p>-3.0717664</text:p>
          </table:table-cell>
          <table:table-cell table:formula="of:=[.A6336]*0.3048" office:value-type="float" office:value="-0.93627439872" calcext:value-type="float">
            <text:p>-0.93627439872</text:p>
          </table:table-cell>
        </table:table-row>
        <table:table-row table:style-name="ro1">
          <table:table-cell office:value-type="float" office:value="-3.091434" calcext:value-type="float">
            <text:p>-3.091434</text:p>
          </table:table-cell>
          <table:table-cell table:formula="of:=[.A6337]*0.3048" office:value-type="float" office:value="-0.9422690832" calcext:value-type="float">
            <text:p>-0.9422690832</text:p>
          </table:table-cell>
        </table:table-row>
        <table:table-row table:style-name="ro1">
          <table:table-cell office:value-type="float" office:value="-3.1105189" calcext:value-type="float">
            <text:p>-3.1105189</text:p>
          </table:table-cell>
          <table:table-cell table:formula="of:=[.A6338]*0.3048" office:value-type="float" office:value="-0.94808616072" calcext:value-type="float">
            <text:p>-0.94808616072</text:p>
          </table:table-cell>
        </table:table-row>
        <table:table-row table:style-name="ro1">
          <table:table-cell office:value-type="float" office:value="-3.1289949" calcext:value-type="float">
            <text:p>-3.1289949</text:p>
          </table:table-cell>
          <table:table-cell table:formula="of:=[.A6339]*0.3048" office:value-type="float" office:value="-0.95371764552" calcext:value-type="float">
            <text:p>-0.95371764552</text:p>
          </table:table-cell>
        </table:table-row>
        <table:table-row table:style-name="ro1">
          <table:table-cell office:value-type="float" office:value="-3.146841" calcext:value-type="float">
            <text:p>-3.146841</text:p>
          </table:table-cell>
          <table:table-cell table:formula="of:=[.A6340]*0.3048" office:value-type="float" office:value="-0.9591571368" calcext:value-type="float">
            <text:p>-0.9591571368</text:p>
          </table:table-cell>
        </table:table-row>
        <table:table-row table:style-name="ro1">
          <table:table-cell office:value-type="float" office:value="-3.1640406" calcext:value-type="float">
            <text:p>-3.1640406</text:p>
          </table:table-cell>
          <table:table-cell table:formula="of:=[.A6341]*0.3048" office:value-type="float" office:value="-0.96439957488" calcext:value-type="float">
            <text:p>-0.96439957488</text:p>
          </table:table-cell>
        </table:table-row>
        <table:table-row table:style-name="ro1">
          <table:table-cell office:value-type="float" office:value="-3.180562" calcext:value-type="float">
            <text:p>-3.180562</text:p>
          </table:table-cell>
          <table:table-cell table:formula="of:=[.A6342]*0.3048" office:value-type="float" office:value="-0.9694352976" calcext:value-type="float">
            <text:p>-0.9694352976</text:p>
          </table:table-cell>
        </table:table-row>
        <table:table-row table:style-name="ro1">
          <table:table-cell office:value-type="float" office:value="-3.1963906" calcext:value-type="float">
            <text:p>-3.1963906</text:p>
          </table:table-cell>
          <table:table-cell table:formula="of:=[.A6343]*0.3048" office:value-type="float" office:value="-0.97425985488" calcext:value-type="float">
            <text:p>-0.97425985488</text:p>
          </table:table-cell>
        </table:table-row>
        <table:table-row table:style-name="ro1">
          <table:table-cell office:value-type="float" office:value="-3.211503" calcext:value-type="float">
            <text:p>-3.211503</text:p>
          </table:table-cell>
          <table:table-cell table:formula="of:=[.A6344]*0.3048" office:value-type="float" office:value="-0.9788661144" calcext:value-type="float">
            <text:p>-0.9788661144</text:p>
          </table:table-cell>
        </table:table-row>
        <table:table-row table:style-name="ro1">
          <table:table-cell office:value-type="float" office:value="-3.2258735" calcext:value-type="float">
            <text:p>-3.2258735</text:p>
          </table:table-cell>
          <table:table-cell table:formula="of:=[.A6345]*0.3048" office:value-type="float" office:value="-0.9832462428" calcext:value-type="float">
            <text:p>-0.9832462428</text:p>
          </table:table-cell>
        </table:table-row>
        <table:table-row table:style-name="ro1">
          <table:table-cell office:value-type="float" office:value="-3.2394848" calcext:value-type="float">
            <text:p>-3.2394848</text:p>
          </table:table-cell>
          <table:table-cell table:formula="of:=[.A6346]*0.3048" office:value-type="float" office:value="-0.98739496704" calcext:value-type="float">
            <text:p>-0.98739496704</text:p>
          </table:table-cell>
        </table:table-row>
        <table:table-row table:style-name="ro1">
          <table:table-cell office:value-type="float" office:value="-3.252315" calcext:value-type="float">
            <text:p>-3.252315</text:p>
          </table:table-cell>
          <table:table-cell table:formula="of:=[.A6347]*0.3048" office:value-type="float" office:value="-0.991305612" calcext:value-type="float">
            <text:p>-0.991305612</text:p>
          </table:table-cell>
        </table:table-row>
        <table:table-row table:style-name="ro1">
          <table:table-cell office:value-type="float" office:value="-3.2643404" calcext:value-type="float">
            <text:p>-3.2643404</text:p>
          </table:table-cell>
          <table:table-cell table:formula="of:=[.A6348]*0.3048" office:value-type="float" office:value="-0.99497095392" calcext:value-type="float">
            <text:p>-0.99497095392</text:p>
          </table:table-cell>
        </table:table-row>
        <table:table-row table:style-name="ro1">
          <table:table-cell office:value-type="float" office:value="-3.2755413" calcext:value-type="float">
            <text:p>-3.2755413</text:p>
          </table:table-cell>
          <table:table-cell table:formula="of:=[.A6349]*0.3048" office:value-type="float" office:value="-0.99838498824" calcext:value-type="float">
            <text:p>-0.99838498824</text:p>
          </table:table-cell>
        </table:table-row>
        <table:table-row table:style-name="ro1">
          <table:table-cell office:value-type="float" office:value="-3.2859006" calcext:value-type="float">
            <text:p>-3.2859006</text:p>
          </table:table-cell>
          <table:table-cell table:formula="of:=[.A6350]*0.3048" office:value-type="float" office:value="-1.00154250288" calcext:value-type="float">
            <text:p>-1.00154250288</text:p>
          </table:table-cell>
        </table:table-row>
        <table:table-row table:style-name="ro1">
          <table:table-cell office:value-type="float" office:value="-3.2953916" calcext:value-type="float">
            <text:p>-3.2953916</text:p>
          </table:table-cell>
          <table:table-cell table:formula="of:=[.A6351]*0.3048" office:value-type="float" office:value="-1.00443535968" calcext:value-type="float">
            <text:p>-1.00443535968</text:p>
          </table:table-cell>
        </table:table-row>
        <table:table-row table:style-name="ro1">
          <table:table-cell office:value-type="float" office:value="-3.3039975" calcext:value-type="float">
            <text:p>-3.3039975</text:p>
          </table:table-cell>
          <table:table-cell table:formula="of:=[.A6352]*0.3048" office:value-type="float" office:value="-1.007058438" calcext:value-type="float">
            <text:p>-1.007058438</text:p>
          </table:table-cell>
        </table:table-row>
        <table:table-row table:style-name="ro1">
          <table:table-cell office:value-type="float" office:value="-3.3116989" calcext:value-type="float">
            <text:p>-3.3116989</text:p>
          </table:table-cell>
          <table:table-cell table:formula="of:=[.A6353]*0.3048" office:value-type="float" office:value="-1.00940582472" calcext:value-type="float">
            <text:p>-1.00940582472</text:p>
          </table:table-cell>
        </table:table-row>
        <table:table-row table:style-name="ro1">
          <table:table-cell office:value-type="float" office:value="-3.3184752" calcext:value-type="float">
            <text:p>-3.3184752</text:p>
          </table:table-cell>
          <table:table-cell table:formula="of:=[.A6354]*0.3048" office:value-type="float" office:value="-1.01147124096" calcext:value-type="float">
            <text:p>-1.01147124096</text:p>
          </table:table-cell>
        </table:table-row>
        <table:table-row table:style-name="ro1">
          <table:table-cell office:value-type="float" office:value="-3.3243127" calcext:value-type="float">
            <text:p>-3.3243127</text:p>
          </table:table-cell>
          <table:table-cell table:formula="of:=[.A6355]*0.3048" office:value-type="float" office:value="-1.01325051096" calcext:value-type="float">
            <text:p>-1.01325051096</text:p>
          </table:table-cell>
        </table:table-row>
        <table:table-row table:style-name="ro1">
          <table:table-cell office:value-type="float" office:value="-3.3291907" calcext:value-type="float">
            <text:p>-3.3291907</text:p>
          </table:table-cell>
          <table:table-cell table:formula="of:=[.A6356]*0.3048" office:value-type="float" office:value="-1.01473732536" calcext:value-type="float">
            <text:p>-1.01473732536</text:p>
          </table:table-cell>
        </table:table-row>
        <table:table-row table:style-name="ro1">
          <table:table-cell office:value-type="float" office:value="-3.3330946" calcext:value-type="float">
            <text:p>-3.3330946</text:p>
          </table:table-cell>
          <table:table-cell table:formula="of:=[.A6357]*0.3048" office:value-type="float" office:value="-1.01592723408" calcext:value-type="float">
            <text:p>-1.01592723408</text:p>
          </table:table-cell>
        </table:table-row>
        <table:table-row table:style-name="ro1">
          <table:table-cell office:value-type="float" office:value="-3.336009" calcext:value-type="float">
            <text:p>-3.336009</text:p>
          </table:table-cell>
          <table:table-cell table:formula="of:=[.A6358]*0.3048" office:value-type="float" office:value="-1.0168155432" calcext:value-type="float">
            <text:p>-1.0168155432</text:p>
          </table:table-cell>
        </table:table-row>
        <table:table-row table:style-name="ro1">
          <table:table-cell office:value-type="float" office:value="-3.3379221" calcext:value-type="float">
            <text:p>-3.3379221</text:p>
          </table:table-cell>
          <table:table-cell table:formula="of:=[.A6359]*0.3048" office:value-type="float" office:value="-1.01739865608" calcext:value-type="float">
            <text:p>-1.01739865608</text:p>
          </table:table-cell>
        </table:table-row>
        <table:table-row table:style-name="ro1">
          <table:table-cell office:value-type="float" office:value="-3.3388152" calcext:value-type="float">
            <text:p>-3.3388152</text:p>
          </table:table-cell>
          <table:table-cell table:formula="of:=[.A6360]*0.3048" office:value-type="float" office:value="-1.01767087296" calcext:value-type="float">
            <text:p>-1.01767087296</text:p>
          </table:table-cell>
        </table:table-row>
        <table:table-row table:style-name="ro1">
          <table:table-cell office:value-type="float" office:value="-3.3386831" calcext:value-type="float">
            <text:p>-3.3386831</text:p>
          </table:table-cell>
          <table:table-cell table:formula="of:=[.A6361]*0.3048" office:value-type="float" office:value="-1.01763060888" calcext:value-type="float">
            <text:p>-1.01763060888</text:p>
          </table:table-cell>
        </table:table-row>
        <table:table-row table:style-name="ro1">
          <table:table-cell office:value-type="float" office:value="-3.3375111" calcext:value-type="float">
            <text:p>-3.3375111</text:p>
          </table:table-cell>
          <table:table-cell table:formula="of:=[.A6362]*0.3048" office:value-type="float" office:value="-1.01727338328" calcext:value-type="float">
            <text:p>-1.01727338328</text:p>
          </table:table-cell>
        </table:table-row>
        <table:table-row table:style-name="ro1">
          <table:table-cell office:value-type="float" office:value="-3.3352852" calcext:value-type="float">
            <text:p>-3.3352852</text:p>
          </table:table-cell>
          <table:table-cell table:formula="of:=[.A6363]*0.3048" office:value-type="float" office:value="-1.01659492896" calcext:value-type="float">
            <text:p>-1.01659492896</text:p>
          </table:table-cell>
        </table:table-row>
        <table:table-row table:style-name="ro1">
          <table:table-cell office:value-type="float" office:value="-3.3320031" calcext:value-type="float">
            <text:p>-3.3320031</text:p>
          </table:table-cell>
          <table:table-cell table:formula="of:=[.A6364]*0.3048" office:value-type="float" office:value="-1.01559454488" calcext:value-type="float">
            <text:p>-1.01559454488</text:p>
          </table:table-cell>
        </table:table-row>
        <table:table-row table:style-name="ro1">
          <table:table-cell office:value-type="float" office:value="-3.3276496" calcext:value-type="float">
            <text:p>-3.3276496</text:p>
          </table:table-cell>
          <table:table-cell table:formula="of:=[.A6365]*0.3048" office:value-type="float" office:value="-1.01426759808" calcext:value-type="float">
            <text:p>-1.01426759808</text:p>
          </table:table-cell>
        </table:table-row>
        <table:table-row table:style-name="ro1">
          <table:table-cell office:value-type="float" office:value="-3.3222184" calcext:value-type="float">
            <text:p>-3.3222184</text:p>
          </table:table-cell>
          <table:table-cell table:formula="of:=[.A6366]*0.3048" office:value-type="float" office:value="-1.01261216832" calcext:value-type="float">
            <text:p>-1.01261216832</text:p>
          </table:table-cell>
        </table:table-row>
        <table:table-row table:style-name="ro1">
          <table:table-cell office:value-type="float" office:value="-3.3157043" calcext:value-type="float">
            <text:p>-3.3157043</text:p>
          </table:table-cell>
          <table:table-cell table:formula="of:=[.A6367]*0.3048" office:value-type="float" office:value="-1.01062667064" calcext:value-type="float">
            <text:p>-1.01062667064</text:p>
          </table:table-cell>
        </table:table-row>
        <table:table-row table:style-name="ro1">
          <table:table-cell office:value-type="float" office:value="-3.3081017" calcext:value-type="float">
            <text:p>-3.3081017</text:p>
          </table:table-cell>
          <table:table-cell table:formula="of:=[.A6368]*0.3048" office:value-type="float" office:value="-1.00830939816" calcext:value-type="float">
            <text:p>-1.00830939816</text:p>
          </table:table-cell>
        </table:table-row>
        <table:table-row table:style-name="ro1">
          <table:table-cell office:value-type="float" office:value="-3.2994032" calcext:value-type="float">
            <text:p>-3.2994032</text:p>
          </table:table-cell>
          <table:table-cell table:formula="of:=[.A6369]*0.3048" office:value-type="float" office:value="-1.00565809536" calcext:value-type="float">
            <text:p>-1.00565809536</text:p>
          </table:table-cell>
        </table:table-row>
        <table:table-row table:style-name="ro1">
          <table:table-cell office:value-type="float" office:value="-3.2896099" calcext:value-type="float">
            <text:p>-3.2896099</text:p>
          </table:table-cell>
          <table:table-cell table:formula="of:=[.A6370]*0.3048" office:value-type="float" office:value="-1.00267309752" calcext:value-type="float">
            <text:p>-1.00267309752</text:p>
          </table:table-cell>
        </table:table-row>
        <table:table-row table:style-name="ro1">
          <table:table-cell office:value-type="float" office:value="-3.2787132" calcext:value-type="float">
            <text:p>-3.2787132</text:p>
          </table:table-cell>
          <table:table-cell table:formula="of:=[.A6371]*0.3048" office:value-type="float" office:value="-0.99935178336" calcext:value-type="float">
            <text:p>-0.99935178336</text:p>
          </table:table-cell>
        </table:table-row>
        <table:table-row table:style-name="ro1">
          <table:table-cell office:value-type="float" office:value="-3.2667117" calcext:value-type="float">
            <text:p>-3.2667117</text:p>
          </table:table-cell>
          <table:table-cell table:formula="of:=[.A6372]*0.3048" office:value-type="float" office:value="-0.99569372616" calcext:value-type="float">
            <text:p>-0.99569372616</text:p>
          </table:table-cell>
        </table:table-row>
        <table:table-row table:style-name="ro1">
          <table:table-cell office:value-type="float" office:value="-3.2536073" calcext:value-type="float">
            <text:p>-3.2536073</text:p>
          </table:table-cell>
          <table:table-cell table:formula="of:=[.A6373]*0.3048" office:value-type="float" office:value="-0.99169950504" calcext:value-type="float">
            <text:p>-0.99169950504</text:p>
          </table:table-cell>
        </table:table-row>
        <table:table-row table:style-name="ro1">
          <table:table-cell office:value-type="float" office:value="-3.2393937" calcext:value-type="float">
            <text:p>-3.2393937</text:p>
          </table:table-cell>
          <table:table-cell table:formula="of:=[.A6374]*0.3048" office:value-type="float" office:value="-0.98736719976" calcext:value-type="float">
            <text:p>-0.98736719976</text:p>
          </table:table-cell>
        </table:table-row>
        <table:table-row table:style-name="ro1">
          <table:table-cell office:value-type="float" office:value="-3.2240758" calcext:value-type="float">
            <text:p>-3.2240758</text:p>
          </table:table-cell>
          <table:table-cell table:formula="of:=[.A6375]*0.3048" office:value-type="float" office:value="-0.98269830384" calcext:value-type="float">
            <text:p>-0.98269830384</text:p>
          </table:table-cell>
        </table:table-row>
        <table:table-row table:style-name="ro1">
          <table:table-cell office:value-type="float" office:value="-3.2076545" calcext:value-type="float">
            <text:p>-3.2076545</text:p>
          </table:table-cell>
          <table:table-cell table:formula="of:=[.A6376]*0.3048" office:value-type="float" office:value="-0.9776930916" calcext:value-type="float">
            <text:p>-0.9776930916</text:p>
          </table:table-cell>
        </table:table-row>
        <table:table-row table:style-name="ro1">
          <table:table-cell office:value-type="float" office:value="-3.1901345" calcext:value-type="float">
            <text:p>-3.1901345</text:p>
          </table:table-cell>
          <table:table-cell table:formula="of:=[.A6377]*0.3048" office:value-type="float" office:value="-0.9723529956" calcext:value-type="float">
            <text:p>-0.9723529956</text:p>
          </table:table-cell>
        </table:table-row>
        <table:table-row table:style-name="ro1">
          <table:table-cell office:value-type="float" office:value="-3.1715164" calcext:value-type="float">
            <text:p>-3.1715164</text:p>
          </table:table-cell>
          <table:table-cell table:formula="of:=[.A6378]*0.3048" office:value-type="float" office:value="-0.96667819872" calcext:value-type="float">
            <text:p>-0.96667819872</text:p>
          </table:table-cell>
        </table:table-row>
        <table:table-row table:style-name="ro1">
          <table:table-cell office:value-type="float" office:value="-3.1518102" calcext:value-type="float">
            <text:p>-3.1518102</text:p>
          </table:table-cell>
          <table:table-cell table:formula="of:=[.A6379]*0.3048" office:value-type="float" office:value="-0.96067174896" calcext:value-type="float">
            <text:p>-0.96067174896</text:p>
          </table:table-cell>
        </table:table-row>
        <table:table-row table:style-name="ro1">
          <table:table-cell office:value-type="float" office:value="-3.1310201" calcext:value-type="float">
            <text:p>-3.1310201</text:p>
          </table:table-cell>
          <table:table-cell table:formula="of:=[.A6380]*0.3048" office:value-type="float" office:value="-0.95433492648" calcext:value-type="float">
            <text:p>-0.95433492648</text:p>
          </table:table-cell>
        </table:table-row>
        <table:table-row table:style-name="ro1">
          <table:table-cell office:value-type="float" office:value="-3.1091514" calcext:value-type="float">
            <text:p>-3.1091514</text:p>
          </table:table-cell>
          <table:table-cell table:formula="of:=[.A6381]*0.3048" office:value-type="float" office:value="-0.94766934672" calcext:value-type="float">
            <text:p>-0.94766934672</text:p>
          </table:table-cell>
        </table:table-row>
        <table:table-row table:style-name="ro1">
          <table:table-cell office:value-type="float" office:value="-3.0862141" calcext:value-type="float">
            <text:p>-3.0862141</text:p>
          </table:table-cell>
          <table:table-cell table:formula="of:=[.A6382]*0.3048" office:value-type="float" office:value="-0.94067805768" calcext:value-type="float">
            <text:p>-0.94067805768</text:p>
          </table:table-cell>
        </table:table-row>
        <table:table-row table:style-name="ro1">
          <table:table-cell office:value-type="float" office:value="-3.0622144" calcext:value-type="float">
            <text:p>-3.0622144</text:p>
          </table:table-cell>
          <table:table-cell table:formula="of:=[.A6383]*0.3048" office:value-type="float" office:value="-0.93336294912" calcext:value-type="float">
            <text:p>-0.93336294912</text:p>
          </table:table-cell>
        </table:table-row>
        <table:table-row table:style-name="ro1">
          <table:table-cell office:value-type="float" office:value="-3.0371609" calcext:value-type="float">
            <text:p>-3.0371609</text:p>
          </table:table-cell>
          <table:table-cell table:formula="of:=[.A6384]*0.3048" office:value-type="float" office:value="-0.92572664232" calcext:value-type="float">
            <text:p>-0.92572664232</text:p>
          </table:table-cell>
        </table:table-row>
        <table:table-row table:style-name="ro1">
          <table:table-cell office:value-type="float" office:value="-3.0110688" calcext:value-type="float">
            <text:p>-3.0110688</text:p>
          </table:table-cell>
          <table:table-cell table:formula="of:=[.A6385]*0.3048" office:value-type="float" office:value="-0.91777377024" calcext:value-type="float">
            <text:p>-0.91777377024</text:p>
          </table:table-cell>
        </table:table-row>
        <table:table-row table:style-name="ro1">
          <table:table-cell office:value-type="float" office:value="-2.9839478" calcext:value-type="float">
            <text:p>-2.9839478</text:p>
          </table:table-cell>
          <table:table-cell table:formula="of:=[.A6386]*0.3048" office:value-type="float" office:value="-0.90950728944" calcext:value-type="float">
            <text:p>-0.90950728944</text:p>
          </table:table-cell>
        </table:table-row>
        <table:table-row table:style-name="ro1">
          <table:table-cell office:value-type="float" office:value="-2.9558148" calcext:value-type="float">
            <text:p>-2.9558148</text:p>
          </table:table-cell>
          <table:table-cell table:formula="of:=[.A6387]*0.3048" office:value-type="float" office:value="-0.90093235104" calcext:value-type="float">
            <text:p>-0.90093235104</text:p>
          </table:table-cell>
        </table:table-row>
        <table:table-row table:style-name="ro1">
          <table:table-cell office:value-type="float" office:value="-2.9266772" calcext:value-type="float">
            <text:p>-2.9266772</text:p>
          </table:table-cell>
          <table:table-cell table:formula="of:=[.A6388]*0.3048" office:value-type="float" office:value="-0.89205121056" calcext:value-type="float">
            <text:p>-0.89205121056</text:p>
          </table:table-cell>
        </table:table-row>
        <table:table-row table:style-name="ro1">
          <table:table-cell office:value-type="float" office:value="-2.896554" calcext:value-type="float">
            <text:p>-2.896554</text:p>
          </table:table-cell>
          <table:table-cell table:formula="of:=[.A6389]*0.3048" office:value-type="float" office:value="-0.8828696592" calcext:value-type="float">
            <text:p>-0.8828696592</text:p>
          </table:table-cell>
        </table:table-row>
        <table:table-row table:style-name="ro1">
          <table:table-cell office:value-type="float" office:value="-2.8654518" calcext:value-type="float">
            <text:p>-2.8654518</text:p>
          </table:table-cell>
          <table:table-cell table:formula="of:=[.A6390]*0.3048" office:value-type="float" office:value="-0.87338970864" calcext:value-type="float">
            <text:p>-0.87338970864</text:p>
          </table:table-cell>
        </table:table-row>
        <table:table-row table:style-name="ro1">
          <table:table-cell office:value-type="float" office:value="-2.8333855" calcext:value-type="float">
            <text:p>-2.8333855</text:p>
          </table:table-cell>
          <table:table-cell table:formula="of:=[.A6391]*0.3048" office:value-type="float" office:value="-0.8636159004" calcext:value-type="float">
            <text:p>-0.8636159004</text:p>
          </table:table-cell>
        </table:table-row>
        <table:table-row table:style-name="ro1">
          <table:table-cell office:value-type="float" office:value="-2.8003783" calcext:value-type="float">
            <text:p>-2.8003783</text:p>
          </table:table-cell>
          <table:table-cell table:formula="of:=[.A6392]*0.3048" office:value-type="float" office:value="-0.85355530584" calcext:value-type="float">
            <text:p>-0.85355530584</text:p>
          </table:table-cell>
        </table:table-row>
        <table:table-row table:style-name="ro1">
          <table:table-cell office:value-type="float" office:value="-2.7664351" calcext:value-type="float">
            <text:p>-2.7664351</text:p>
          </table:table-cell>
          <table:table-cell table:formula="of:=[.A6393]*0.3048" office:value-type="float" office:value="-0.84320941848" calcext:value-type="float">
            <text:p>-0.84320941848</text:p>
          </table:table-cell>
        </table:table-row>
        <table:table-row table:style-name="ro1">
          <table:table-cell office:value-type="float" office:value="-2.7315755" calcext:value-type="float">
            <text:p>-2.7315755</text:p>
          </table:table-cell>
          <table:table-cell table:formula="of:=[.A6394]*0.3048" office:value-type="float" office:value="-0.8325842124" calcext:value-type="float">
            <text:p>-0.8325842124</text:p>
          </table:table-cell>
        </table:table-row>
        <table:table-row table:style-name="ro1">
          <table:table-cell office:value-type="float" office:value="-2.6958184" calcext:value-type="float">
            <text:p>-2.6958184</text:p>
          </table:table-cell>
          <table:table-cell table:formula="of:=[.A6395]*0.3048" office:value-type="float" office:value="-0.82168544832" calcext:value-type="float">
            <text:p>-0.82168544832</text:p>
          </table:table-cell>
        </table:table-row>
        <table:table-row table:style-name="ro1">
          <table:table-cell office:value-type="float" office:value="-2.6591802" calcext:value-type="float">
            <text:p>-2.6591802</text:p>
          </table:table-cell>
          <table:table-cell table:formula="of:=[.A6396]*0.3048" office:value-type="float" office:value="-0.81051812496" calcext:value-type="float">
            <text:p>-0.81051812496</text:p>
          </table:table-cell>
        </table:table-row>
        <table:table-row table:style-name="ro1">
          <table:table-cell office:value-type="float" office:value="-2.6216812" calcext:value-type="float">
            <text:p>-2.6216812</text:p>
          </table:table-cell>
          <table:table-cell table:formula="of:=[.A6397]*0.3048" office:value-type="float" office:value="-0.79908842976" calcext:value-type="float">
            <text:p>-0.79908842976</text:p>
          </table:table-cell>
        </table:table-row>
        <table:table-row table:style-name="ro1">
          <table:table-cell office:value-type="float" office:value="-2.5833406" calcext:value-type="float">
            <text:p>-2.5833406</text:p>
          </table:table-cell>
          <table:table-cell table:formula="of:=[.A6398]*0.3048" office:value-type="float" office:value="-0.78740221488" calcext:value-type="float">
            <text:p>-0.78740221488</text:p>
          </table:table-cell>
        </table:table-row>
        <table:table-row table:style-name="ro1">
          <table:table-cell office:value-type="float" office:value="-2.5441732" calcext:value-type="float">
            <text:p>-2.5441732</text:p>
          </table:table-cell>
          <table:table-cell table:formula="of:=[.A6399]*0.3048" office:value-type="float" office:value="-0.77546399136" calcext:value-type="float">
            <text:p>-0.77546399136</text:p>
          </table:table-cell>
        </table:table-row>
        <table:table-row table:style-name="ro1">
          <table:table-cell office:value-type="float" office:value="-2.5042062" calcext:value-type="float">
            <text:p>-2.5042062</text:p>
          </table:table-cell>
          <table:table-cell table:formula="of:=[.A6400]*0.3048" office:value-type="float" office:value="-0.76328204976" calcext:value-type="float">
            <text:p>-0.76328204976</text:p>
          </table:table-cell>
        </table:table-row>
        <table:table-row table:style-name="ro1">
          <table:table-cell office:value-type="float" office:value="-2.4634531" calcext:value-type="float">
            <text:p>-2.4634531</text:p>
          </table:table-cell>
          <table:table-cell table:formula="of:=[.A6401]*0.3048" office:value-type="float" office:value="-0.75086050488" calcext:value-type="float">
            <text:p>-0.75086050488</text:p>
          </table:table-cell>
        </table:table-row>
        <table:table-row table:style-name="ro1">
          <table:table-cell office:value-type="float" office:value="-2.4219315" calcext:value-type="float">
            <text:p>-2.4219315</text:p>
          </table:table-cell>
          <table:table-cell table:formula="of:=[.A6402]*0.3048" office:value-type="float" office:value="-0.7382047212" calcext:value-type="float">
            <text:p>-0.7382047212</text:p>
          </table:table-cell>
        </table:table-row>
        <table:table-row table:style-name="ro1">
          <table:table-cell office:value-type="float" office:value="-2.3796632" calcext:value-type="float">
            <text:p>-2.3796632</text:p>
          </table:table-cell>
          <table:table-cell table:formula="of:=[.A6403]*0.3048" office:value-type="float" office:value="-0.72532134336" calcext:value-type="float">
            <text:p>-0.72532134336</text:p>
          </table:table-cell>
        </table:table-row>
        <table:table-row table:style-name="ro1">
          <table:table-cell office:value-type="float" office:value="-2.3366628" calcext:value-type="float">
            <text:p>-2.3366628</text:p>
          </table:table-cell>
          <table:table-cell table:formula="of:=[.A6404]*0.3048" office:value-type="float" office:value="-0.71221482144" calcext:value-type="float">
            <text:p>-0.71221482144</text:p>
          </table:table-cell>
        </table:table-row>
        <table:table-row table:style-name="ro1">
          <table:table-cell office:value-type="float" office:value="-2.2929511" calcext:value-type="float">
            <text:p>-2.2929511</text:p>
          </table:table-cell>
          <table:table-cell table:formula="of:=[.A6405]*0.3048" office:value-type="float" office:value="-0.69889149528" calcext:value-type="float">
            <text:p>-0.69889149528</text:p>
          </table:table-cell>
        </table:table-row>
        <table:table-row table:style-name="ro1">
          <table:table-cell office:value-type="float" office:value="-2.2485449" calcext:value-type="float">
            <text:p>-2.2485449</text:p>
          </table:table-cell>
          <table:table-cell table:formula="of:=[.A6406]*0.3048" office:value-type="float" office:value="-0.68535648552" calcext:value-type="float">
            <text:p>-0.68535648552</text:p>
          </table:table-cell>
        </table:table-row>
        <table:table-row table:style-name="ro1">
          <table:table-cell office:value-type="float" office:value="-2.2034624" calcext:value-type="float">
            <text:p>-2.2034624</text:p>
          </table:table-cell>
          <table:table-cell table:formula="of:=[.A6407]*0.3048" office:value-type="float" office:value="-0.67161533952" calcext:value-type="float">
            <text:p>-0.67161533952</text:p>
          </table:table-cell>
        </table:table-row>
        <table:table-row table:style-name="ro1">
          <table:table-cell office:value-type="float" office:value="-2.1577225" calcext:value-type="float">
            <text:p>-2.1577225</text:p>
          </table:table-cell>
          <table:table-cell table:formula="of:=[.A6408]*0.3048" office:value-type="float" office:value="-0.657673818" calcext:value-type="float">
            <text:p>-0.657673818</text:p>
          </table:table-cell>
        </table:table-row>
        <table:table-row table:style-name="ro1">
          <table:table-cell office:value-type="float" office:value="-2.1113389" calcext:value-type="float">
            <text:p>-2.1113389</text:p>
          </table:table-cell>
          <table:table-cell table:formula="of:=[.A6409]*0.3048" office:value-type="float" office:value="-0.64353609672" calcext:value-type="float">
            <text:p>-0.64353609672</text:p>
          </table:table-cell>
        </table:table-row>
        <table:table-row table:style-name="ro1">
          <table:table-cell office:value-type="float" office:value="-2.0643294" calcext:value-type="float">
            <text:p>-2.0643294</text:p>
          </table:table-cell>
          <table:table-cell table:formula="of:=[.A6410]*0.3048" office:value-type="float" office:value="-0.62920760112" calcext:value-type="float">
            <text:p>-0.62920760112</text:p>
          </table:table-cell>
        </table:table-row>
        <table:table-row table:style-name="ro1">
          <table:table-cell office:value-type="float" office:value="-2.0167141" calcext:value-type="float">
            <text:p>-2.0167141</text:p>
          </table:table-cell>
          <table:table-cell table:formula="of:=[.A6411]*0.3048" office:value-type="float" office:value="-0.61469445768" calcext:value-type="float">
            <text:p>-0.61469445768</text:p>
          </table:table-cell>
        </table:table-row>
        <table:table-row table:style-name="ro1">
          <table:table-cell office:value-type="float" office:value="-1.9685011" calcext:value-type="float">
            <text:p>-1.9685011</text:p>
          </table:table-cell>
          <table:table-cell table:formula="of:=[.A6412]*0.3048" office:value-type="float" office:value="-0.59999913528" calcext:value-type="float">
            <text:p>-0.59999913528</text:p>
          </table:table-cell>
        </table:table-row>
        <table:table-row table:style-name="ro1">
          <table:table-cell office:value-type="float" office:value="-1.9197073" calcext:value-type="float">
            <text:p>-1.9197073</text:p>
          </table:table-cell>
          <table:table-cell table:formula="of:=[.A6413]*0.3048" office:value-type="float" office:value="-0.58512678504" calcext:value-type="float">
            <text:p>-0.58512678504</text:p>
          </table:table-cell>
        </table:table-row>
        <table:table-row table:style-name="ro1">
          <table:table-cell office:value-type="float" office:value="-1.8703566" calcext:value-type="float">
            <text:p>-1.8703566</text:p>
          </table:table-cell>
          <table:table-cell table:formula="of:=[.A6414]*0.3048" office:value-type="float" office:value="-0.57008469168" calcext:value-type="float">
            <text:p>-0.57008469168</text:p>
          </table:table-cell>
        </table:table-row>
        <table:table-row table:style-name="ro1">
          <table:table-cell office:value-type="float" office:value="-1.820451" calcext:value-type="float">
            <text:p>-1.820451</text:p>
          </table:table-cell>
          <table:table-cell table:formula="of:=[.A6415]*0.3048" office:value-type="float" office:value="-0.5548734648" calcext:value-type="float">
            <text:p>-0.5548734648</text:p>
          </table:table-cell>
        </table:table-row>
        <table:table-row table:style-name="ro1">
          <table:table-cell office:value-type="float" office:value="-1.7700095" calcext:value-type="float">
            <text:p>-1.7700095</text:p>
          </table:table-cell>
          <table:table-cell table:formula="of:=[.A6416]*0.3048" office:value-type="float" office:value="-0.5394988956" calcext:value-type="float">
            <text:p>-0.5394988956</text:p>
          </table:table-cell>
        </table:table-row>
        <table:table-row table:style-name="ro1">
          <table:table-cell office:value-type="float" office:value="-1.7190483" calcext:value-type="float">
            <text:p>-1.7190483</text:p>
          </table:table-cell>
          <table:table-cell table:formula="of:=[.A6417]*0.3048" office:value-type="float" office:value="-0.52396592184" calcext:value-type="float">
            <text:p>-0.52396592184</text:p>
          </table:table-cell>
        </table:table-row>
        <table:table-row table:style-name="ro1">
          <table:table-cell office:value-type="float" office:value="-1.6675727" calcext:value-type="float">
            <text:p>-1.6675727</text:p>
          </table:table-cell>
          <table:table-cell table:formula="of:=[.A6418]*0.3048" office:value-type="float" office:value="-0.50827615896" calcext:value-type="float">
            <text:p>-0.50827615896</text:p>
          </table:table-cell>
        </table:table-row>
        <table:table-row table:style-name="ro1">
          <table:table-cell office:value-type="float" office:value="-1.6156013" calcext:value-type="float">
            <text:p>-1.6156013</text:p>
          </table:table-cell>
          <table:table-cell table:formula="of:=[.A6419]*0.3048" office:value-type="float" office:value="-0.49243527624" calcext:value-type="float">
            <text:p>-0.49243527624</text:p>
          </table:table-cell>
        </table:table-row>
        <table:table-row table:style-name="ro1">
          <table:table-cell office:value-type="float" office:value="-1.5631483" calcext:value-type="float">
            <text:p>-1.5631483</text:p>
          </table:table-cell>
          <table:table-cell table:formula="of:=[.A6420]*0.3048" office:value-type="float" office:value="-0.47644760184" calcext:value-type="float">
            <text:p>-0.47644760184</text:p>
          </table:table-cell>
        </table:table-row>
        <table:table-row table:style-name="ro1">
          <table:table-cell office:value-type="float" office:value="-1.5102265" calcext:value-type="float">
            <text:p>-1.5102265</text:p>
          </table:table-cell>
          <table:table-cell table:formula="of:=[.A6421]*0.3048" office:value-type="float" office:value="-0.4603170372" calcext:value-type="float">
            <text:p>-0.4603170372</text:p>
          </table:table-cell>
        </table:table-row>
        <table:table-row table:style-name="ro1">
          <table:table-cell office:value-type="float" office:value="-1.4568434" calcext:value-type="float">
            <text:p>-1.4568434</text:p>
          </table:table-cell>
          <table:table-cell table:formula="of:=[.A6422]*0.3048" office:value-type="float" office:value="-0.44404586832" calcext:value-type="float">
            <text:p>-0.44404586832</text:p>
          </table:table-cell>
        </table:table-row>
        <table:table-row table:style-name="ro1">
          <table:table-cell office:value-type="float" office:value="-1.4030232" calcext:value-type="float">
            <text:p>-1.4030232</text:p>
          </table:table-cell>
          <table:table-cell table:formula="of:=[.A6423]*0.3048" office:value-type="float" office:value="-0.42764147136" calcext:value-type="float">
            <text:p>-0.42764147136</text:p>
          </table:table-cell>
        </table:table-row>
        <table:table-row table:style-name="ro1">
          <table:table-cell office:value-type="float" office:value="-1.3487699" calcext:value-type="float">
            <text:p>-1.3487699</text:p>
          </table:table-cell>
          <table:table-cell table:formula="of:=[.A6424]*0.3048" office:value-type="float" office:value="-0.41110506552" calcext:value-type="float">
            <text:p>-0.41110506552</text:p>
          </table:table-cell>
        </table:table-row>
        <table:table-row table:style-name="ro1">
          <table:table-cell office:value-type="float" office:value="-1.2941027" calcext:value-type="float">
            <text:p>-1.2941027</text:p>
          </table:table-cell>
          <table:table-cell table:formula="of:=[.A6425]*0.3048" office:value-type="float" office:value="-0.39444250296" calcext:value-type="float">
            <text:p>-0.39444250296</text:p>
          </table:table-cell>
        </table:table-row>
        <table:table-row table:style-name="ro1">
          <table:table-cell office:value-type="float" office:value="-1.2390399" calcext:value-type="float">
            <text:p>-1.2390399</text:p>
          </table:table-cell>
          <table:table-cell table:formula="of:=[.A6426]*0.3048" office:value-type="float" office:value="-0.37765936152" calcext:value-type="float">
            <text:p>-0.37765936152</text:p>
          </table:table-cell>
        </table:table-row>
        <table:table-row table:style-name="ro1">
          <table:table-cell office:value-type="float" office:value="-1.1835883" calcext:value-type="float">
            <text:p>-1.1835883</text:p>
          </table:table-cell>
          <table:table-cell table:formula="of:=[.A6427]*0.3048" office:value-type="float" office:value="-0.36075771384" calcext:value-type="float">
            <text:p>-0.36075771384</text:p>
          </table:table-cell>
        </table:table-row>
        <table:table-row table:style-name="ro1">
          <table:table-cell office:value-type="float" office:value="-1.1277721" calcext:value-type="float">
            <text:p>-1.1277721</text:p>
          </table:table-cell>
          <table:table-cell table:formula="of:=[.A6428]*0.3048" office:value-type="float" office:value="-0.34374493608" calcext:value-type="float">
            <text:p>-0.34374493608</text:p>
          </table:table-cell>
        </table:table-row>
        <table:table-row table:style-name="ro1">
          <table:table-cell office:value-type="float" office:value="-1.071609" calcext:value-type="float">
            <text:p>-1.071609</text:p>
          </table:table-cell>
          <table:table-cell table:formula="of:=[.A6429]*0.3048" office:value-type="float" office:value="-0.3266264232" calcext:value-type="float">
            <text:p>-0.3266264232</text:p>
          </table:table-cell>
        </table:table-row>
        <table:table-row table:style-name="ro1">
          <table:table-cell office:value-type="float" office:value="-1.015115" calcext:value-type="float">
            <text:p>-1.015115</text:p>
          </table:table-cell>
          <table:table-cell table:formula="of:=[.A6430]*0.3048" office:value-type="float" office:value="-0.309407052" calcext:value-type="float">
            <text:p>-0.309407052</text:p>
          </table:table-cell>
        </table:table-row>
        <table:table-row table:style-name="ro1">
          <table:table-cell office:value-type="float" office:value="-0.9583113" calcext:value-type="float">
            <text:p>-0.9583113</text:p>
          </table:table-cell>
          <table:table-cell table:formula="of:=[.A6431]*0.3048" office:value-type="float" office:value="-0.29209328424" calcext:value-type="float">
            <text:p>-0.29209328424</text:p>
          </table:table-cell>
        </table:table-row>
        <table:table-row table:style-name="ro1">
          <table:table-cell office:value-type="float" office:value="-0.9012225" calcext:value-type="float">
            <text:p>-0.9012225</text:p>
          </table:table-cell>
          <table:table-cell table:formula="of:=[.A6432]*0.3048" office:value-type="float" office:value="-0.274692618" calcext:value-type="float">
            <text:p>-0.274692618</text:p>
          </table:table-cell>
        </table:table-row>
        <table:table-row table:style-name="ro1">
          <table:table-cell office:value-type="float" office:value="-0.8438704" calcext:value-type="float">
            <text:p>-0.8438704</text:p>
          </table:table-cell>
          <table:table-cell table:formula="of:=[.A6433]*0.3048" office:value-type="float" office:value="-0.25721169792" calcext:value-type="float">
            <text:p>-0.25721169792</text:p>
          </table:table-cell>
        </table:table-row>
        <table:table-row table:style-name="ro1">
          <table:table-cell office:value-type="float" office:value="-0.7862742" calcext:value-type="float">
            <text:p>-0.7862742</text:p>
          </table:table-cell>
          <table:table-cell table:formula="of:=[.A6434]*0.3048" office:value-type="float" office:value="-0.23965637616" calcext:value-type="float">
            <text:p>-0.23965637616</text:p>
          </table:table-cell>
        </table:table-row>
        <table:table-row table:style-name="ro1">
          <table:table-cell office:value-type="float" office:value="-0.7284675" calcext:value-type="float">
            <text:p>-0.7284675</text:p>
          </table:table-cell>
          <table:table-cell table:formula="of:=[.A6435]*0.3048" office:value-type="float" office:value="-0.222036894" calcext:value-type="float">
            <text:p>-0.222036894</text:p>
          </table:table-cell>
        </table:table-row>
        <table:table-row table:style-name="ro1">
          <table:table-cell office:value-type="float" office:value="-0.6704676" calcext:value-type="float">
            <text:p>-0.6704676</text:p>
          </table:table-cell>
          <table:table-cell table:formula="of:=[.A6436]*0.3048" office:value-type="float" office:value="-0.20435852448" calcext:value-type="float">
            <text:p>-0.20435852448</text:p>
          </table:table-cell>
        </table:table-row>
        <table:table-row table:style-name="ro1">
          <table:table-cell office:value-type="float" office:value="-0.6123049" calcext:value-type="float">
            <text:p>-0.6123049</text:p>
          </table:table-cell>
          <table:table-cell table:formula="of:=[.A6437]*0.3048" office:value-type="float" office:value="-0.18663053352" calcext:value-type="float">
            <text:p>-0.18663053352</text:p>
          </table:table-cell>
        </table:table-row>
        <table:table-row table:style-name="ro1">
          <table:table-cell office:value-type="float" office:value="-0.5540116" calcext:value-type="float">
            <text:p>-0.5540116</text:p>
          </table:table-cell>
          <table:table-cell table:formula="of:=[.A6438]*0.3048" office:value-type="float" office:value="-0.16886273568" calcext:value-type="float">
            <text:p>-0.16886273568</text:p>
          </table:table-cell>
        </table:table-row>
        <table:table-row table:style-name="ro1">
          <table:table-cell office:value-type="float" office:value="-0.4956131" calcext:value-type="float">
            <text:p>-0.4956131</text:p>
          </table:table-cell>
          <table:table-cell table:formula="of:=[.A6439]*0.3048" office:value-type="float" office:value="-0.15106287288" calcext:value-type="float">
            <text:p>-0.15106287288</text:p>
          </table:table-cell>
        </table:table-row>
        <table:table-row table:style-name="ro1">
          <table:table-cell office:value-type="float" office:value="-0.437145" calcext:value-type="float">
            <text:p>-0.437145</text:p>
          </table:table-cell>
          <table:table-cell table:formula="of:=[.A6440]*0.3048" office:value-type="float" office:value="-0.133241796" calcext:value-type="float">
            <text:p>-0.133241796</text:p>
          </table:table-cell>
        </table:table-row>
        <table:table-row table:style-name="ro1">
          <table:table-cell office:value-type="float" office:value="-0.378638" calcext:value-type="float">
            <text:p>-0.378638</text:p>
          </table:table-cell>
          <table:table-cell table:formula="of:=[.A6441]*0.3048" office:value-type="float" office:value="-0.1154088624" calcext:value-type="float">
            <text:p>-0.1154088624</text:p>
          </table:table-cell>
        </table:table-row>
        <table:table-row table:style-name="ro1">
          <table:table-cell office:value-type="float" office:value="-0.3201252" calcext:value-type="float">
            <text:p>-0.3201252</text:p>
          </table:table-cell>
          <table:table-cell table:formula="of:=[.A6442]*0.3048" office:value-type="float" office:value="-0.09757416096" calcext:value-type="float">
            <text:p>-0.09757416096</text:p>
          </table:table-cell>
        </table:table-row>
        <table:table-row table:style-name="ro1">
          <table:table-cell office:value-type="float" office:value="-0.2616423" calcext:value-type="float">
            <text:p>-0.2616423</text:p>
          </table:table-cell>
          <table:table-cell table:formula="of:=[.A6443]*0.3048" office:value-type="float" office:value="-0.07974857304" calcext:value-type="float">
            <text:p>-0.07974857304</text:p>
          </table:table-cell>
        </table:table-row>
        <table:table-row table:style-name="ro1">
          <table:table-cell office:value-type="float" office:value="-0.2032275" calcext:value-type="float">
            <text:p>-0.2032275</text:p>
          </table:table-cell>
          <table:table-cell table:formula="of:=[.A6444]*0.3048" office:value-type="float" office:value="-0.061943742" calcext:value-type="float">
            <text:p>-0.061943742</text:p>
          </table:table-cell>
        </table:table-row>
        <table:table-row table:style-name="ro1">
          <table:table-cell office:value-type="float" office:value="-0.1449137" calcext:value-type="float">
            <text:p>-0.1449137</text:p>
          </table:table-cell>
          <table:table-cell table:formula="of:=[.A6445]*0.3048" office:value-type="float" office:value="-0.04416969576" calcext:value-type="float">
            <text:p>-0.04416969576</text:p>
          </table:table-cell>
        </table:table-row>
        <table:table-row table:style-name="ro1">
          <table:table-cell office:value-type="float" office:value="-0.0867363999999999" calcext:value-type="float">
            <text:p>-0.0867364</text:p>
          </table:table-cell>
          <table:table-cell table:formula="of:=[.A6446]*0.3048" office:value-type="float" office:value="-0.02643725472" calcext:value-type="float">
            <text:p>-0.02643725472</text:p>
          </table:table-cell>
        </table:table-row>
        <table:table-row table:style-name="ro1">
          <table:table-cell office:value-type="float" office:value="-0.0287362" calcext:value-type="float">
            <text:p>-0.0287362</text:p>
          </table:table-cell>
          <table:table-cell table:formula="of:=[.A6447]*0.3048" office:value-type="float" office:value="-0.00875879376" calcext:value-type="float">
            <text:p>-0.00875879376</text:p>
          </table:table-cell>
        </table:table-row>
        <table:table-row table:style-name="ro1">
          <table:table-cell office:value-type="float" office:value="0.0290556" calcext:value-type="float">
            <text:p>0.0290556</text:p>
          </table:table-cell>
          <table:table-cell table:formula="of:=[.A6448]*0.3048" office:value-type="float" office:value="0.00885614688" calcext:value-type="float">
            <text:p>0.00885614688</text:p>
          </table:table-cell>
        </table:table-row>
        <table:table-row table:style-name="ro1">
          <table:table-cell office:value-type="float" office:value="0.0866008" calcext:value-type="float">
            <text:p>0.0866008</text:p>
          </table:table-cell>
          <table:table-cell table:formula="of:=[.A6449]*0.3048" office:value-type="float" office:value="0.02639592384" calcext:value-type="float">
            <text:p>0.02639592384</text:p>
          </table:table-cell>
        </table:table-row>
        <table:table-row table:style-name="ro1">
          <table:table-cell office:value-type="float" office:value="0.1438601" calcext:value-type="float">
            <text:p>0.1438601</text:p>
          </table:table-cell>
          <table:table-cell table:formula="of:=[.A6450]*0.3048" office:value-type="float" office:value="0.04384855848" calcext:value-type="float">
            <text:p>0.04384855848</text:p>
          </table:table-cell>
        </table:table-row>
        <table:table-row table:style-name="ro1">
          <table:table-cell office:value-type="float" office:value="0.2008027" calcext:value-type="float">
            <text:p>0.2008027</text:p>
          </table:table-cell>
          <table:table-cell table:formula="of:=[.A6451]*0.3048" office:value-type="float" office:value="0.06120466296" calcext:value-type="float">
            <text:p>0.06120466296</text:p>
          </table:table-cell>
        </table:table-row>
        <table:table-row table:style-name="ro1">
          <table:table-cell office:value-type="float" office:value="0.2573932" calcext:value-type="float">
            <text:p>0.2573932</text:p>
          </table:table-cell>
          <table:table-cell table:formula="of:=[.A6452]*0.3048" office:value-type="float" office:value="0.07845344736" calcext:value-type="float">
            <text:p>0.07845344736</text:p>
          </table:table-cell>
        </table:table-row>
        <table:table-row table:style-name="ro1">
          <table:table-cell office:value-type="float" office:value="0.3135941" calcext:value-type="float">
            <text:p>0.3135941</text:p>
          </table:table-cell>
          <table:table-cell table:formula="of:=[.A6453]*0.3048" office:value-type="float" office:value="0.09558348168" calcext:value-type="float">
            <text:p>0.09558348168</text:p>
          </table:table-cell>
        </table:table-row>
        <table:table-row table:style-name="ro1">
          <table:table-cell office:value-type="float" office:value="0.3693711" calcext:value-type="float">
            <text:p>0.3693711</text:p>
          </table:table-cell>
          <table:table-cell table:formula="of:=[.A6454]*0.3048" office:value-type="float" office:value="0.11258431128" calcext:value-type="float">
            <text:p>0.11258431128</text:p>
          </table:table-cell>
        </table:table-row>
        <table:table-row table:style-name="ro1">
          <table:table-cell office:value-type="float" office:value="0.4246976" calcext:value-type="float">
            <text:p>0.4246976</text:p>
          </table:table-cell>
          <table:table-cell table:formula="of:=[.A6455]*0.3048" office:value-type="float" office:value="0.12944782848" calcext:value-type="float">
            <text:p>0.12944782848</text:p>
          </table:table-cell>
        </table:table-row>
        <table:table-row table:style-name="ro1">
          <table:table-cell office:value-type="float" office:value="0.4795347" calcext:value-type="float">
            <text:p>0.4795347</text:p>
          </table:table-cell>
          <table:table-cell table:formula="of:=[.A6456]*0.3048" office:value-type="float" office:value="0.14616217656" calcext:value-type="float">
            <text:p>0.14616217656</text:p>
          </table:table-cell>
        </table:table-row>
        <table:table-row table:style-name="ro1">
          <table:table-cell office:value-type="float" office:value="0.53386217" calcext:value-type="float">
            <text:p>0.53386217</text:p>
          </table:table-cell>
          <table:table-cell table:formula="of:=[.A6457]*0.3048" office:value-type="float" office:value="0.162721189416" calcext:value-type="float">
            <text:p>0.162721189416</text:p>
          </table:table-cell>
        </table:table-row>
        <table:table-row table:style-name="ro1">
          <table:table-cell office:value-type="float" office:value="0.58765179" calcext:value-type="float">
            <text:p>0.58765179</text:p>
          </table:table-cell>
          <table:table-cell table:formula="of:=[.A6458]*0.3048" office:value-type="float" office:value="0.179116265592" calcext:value-type="float">
            <text:p>0.179116265592</text:p>
          </table:table-cell>
        </table:table-row>
        <table:table-row table:style-name="ro1">
          <table:table-cell office:value-type="float" office:value="0.64087802" calcext:value-type="float">
            <text:p>0.64087802</text:p>
          </table:table-cell>
          <table:table-cell table:formula="of:=[.A6459]*0.3048" office:value-type="float" office:value="0.195339620496" calcext:value-type="float">
            <text:p>0.195339620496</text:p>
          </table:table-cell>
        </table:table-row>
        <table:table-row table:style-name="ro1">
          <table:table-cell office:value-type="float" office:value="0.69352454" calcext:value-type="float">
            <text:p>0.69352454</text:p>
          </table:table-cell>
          <table:table-cell table:formula="of:=[.A6460]*0.3048" office:value-type="float" office:value="0.211386279792" calcext:value-type="float">
            <text:p>0.211386279792</text:p>
          </table:table-cell>
        </table:table-row>
        <table:table-row table:style-name="ro1">
          <table:table-cell office:value-type="float" office:value="0.7455706" calcext:value-type="float">
            <text:p>0.7455706</text:p>
          </table:table-cell>
          <table:table-cell table:formula="of:=[.A6461]*0.3048" office:value-type="float" office:value="0.22724991888" calcext:value-type="float">
            <text:p>0.22724991888</text:p>
          </table:table-cell>
        </table:table-row>
        <table:table-row table:style-name="ro1">
          <table:table-cell office:value-type="float" office:value="0.79698855" calcext:value-type="float">
            <text:p>0.79698855</text:p>
          </table:table-cell>
          <table:table-cell table:formula="of:=[.A6462]*0.3048" office:value-type="float" office:value="0.24292211004" calcext:value-type="float">
            <text:p>0.24292211004</text:p>
          </table:table-cell>
        </table:table-row>
        <table:table-row table:style-name="ro1">
          <table:table-cell office:value-type="float" office:value="0.84777278" calcext:value-type="float">
            <text:p>0.84777278</text:p>
          </table:table-cell>
          <table:table-cell table:formula="of:=[.A6463]*0.3048" office:value-type="float" office:value="0.258401143344" calcext:value-type="float">
            <text:p>0.258401143344</text:p>
          </table:table-cell>
        </table:table-row>
        <table:table-row table:style-name="ro1">
          <table:table-cell office:value-type="float" office:value="0.8978973" calcext:value-type="float">
            <text:p>0.8978973</text:p>
          </table:table-cell>
          <table:table-cell table:formula="of:=[.A6464]*0.3048" office:value-type="float" office:value="0.27367909704" calcext:value-type="float">
            <text:p>0.27367909704</text:p>
          </table:table-cell>
        </table:table-row>
        <table:table-row table:style-name="ro1">
          <table:table-cell office:value-type="float" office:value="0.94735092" calcext:value-type="float">
            <text:p>0.94735092</text:p>
          </table:table-cell>
          <table:table-cell table:formula="of:=[.A6465]*0.3048" office:value-type="float" office:value="0.288752560416" calcext:value-type="float">
            <text:p>0.288752560416</text:p>
          </table:table-cell>
        </table:table-row>
        <table:table-row table:style-name="ro1">
          <table:table-cell office:value-type="float" office:value="0.99612063" calcext:value-type="float">
            <text:p>0.99612063</text:p>
          </table:table-cell>
          <table:table-cell table:formula="of:=[.A6466]*0.3048" office:value-type="float" office:value="0.303617568024" calcext:value-type="float">
            <text:p>0.303617568024</text:p>
          </table:table-cell>
        </table:table-row>
        <table:table-row table:style-name="ro1">
          <table:table-cell office:value-type="float" office:value="1.04419371" calcext:value-type="float">
            <text:p>1.04419371</text:p>
          </table:table-cell>
          <table:table-cell table:formula="of:=[.A6467]*0.3048" office:value-type="float" office:value="0.318270242808" calcext:value-type="float">
            <text:p>0.318270242808</text:p>
          </table:table-cell>
        </table:table-row>
        <table:table-row table:style-name="ro1">
          <table:table-cell office:value-type="float" office:value="1.09155816" calcext:value-type="float">
            <text:p>1.09155816</text:p>
          </table:table-cell>
          <table:table-cell table:formula="of:=[.A6468]*0.3048" office:value-type="float" office:value="0.332706927168" calcext:value-type="float">
            <text:p>0.332706927168</text:p>
          </table:table-cell>
        </table:table-row>
        <table:table-row table:style-name="ro1">
          <table:table-cell office:value-type="float" office:value="1.13820726" calcext:value-type="float">
            <text:p>1.13820726</text:p>
          </table:table-cell>
          <table:table-cell table:formula="of:=[.A6469]*0.3048" office:value-type="float" office:value="0.346925572848" calcext:value-type="float">
            <text:p>0.346925572848</text:p>
          </table:table-cell>
        </table:table-row>
        <table:table-row table:style-name="ro1">
          <table:table-cell office:value-type="float" office:value="1.18412623" calcext:value-type="float">
            <text:p>1.18412623</text:p>
          </table:table-cell>
          <table:table-cell table:formula="of:=[.A6470]*0.3048" office:value-type="float" office:value="0.360921674904" calcext:value-type="float">
            <text:p>0.360921674904</text:p>
          </table:table-cell>
        </table:table-row>
        <table:table-row table:style-name="ro1">
          <table:table-cell office:value-type="float" office:value="1.22930631" calcext:value-type="float">
            <text:p>1.22930631</text:p>
          </table:table-cell>
          <table:table-cell table:formula="of:=[.A6471]*0.3048" office:value-type="float" office:value="0.374692563288" calcext:value-type="float">
            <text:p>0.374692563288</text:p>
          </table:table-cell>
        </table:table-row>
        <table:table-row table:style-name="ro1">
          <table:table-cell office:value-type="float" office:value="1.27374251" calcext:value-type="float">
            <text:p>1.27374251</text:p>
          </table:table-cell>
          <table:table-cell table:formula="of:=[.A6472]*0.3048" office:value-type="float" office:value="0.388236717048" calcext:value-type="float">
            <text:p>0.388236717048</text:p>
          </table:table-cell>
        </table:table-row>
        <table:table-row table:style-name="ro1">
          <table:table-cell office:value-type="float" office:value="1.31742704" calcext:value-type="float">
            <text:p>1.31742704</text:p>
          </table:table-cell>
          <table:table-cell table:formula="of:=[.A6473]*0.3048" office:value-type="float" office:value="0.401551761792" calcext:value-type="float">
            <text:p>0.401551761792</text:p>
          </table:table-cell>
        </table:table-row>
        <table:table-row table:style-name="ro1">
          <table:table-cell office:value-type="float" office:value="1.36035202" calcext:value-type="float">
            <text:p>1.36035202</text:p>
          </table:table-cell>
          <table:table-cell table:formula="of:=[.A6474]*0.3048" office:value-type="float" office:value="0.414635295696" calcext:value-type="float">
            <text:p>0.414635295696</text:p>
          </table:table-cell>
        </table:table-row>
        <table:table-row table:style-name="ro1">
          <table:table-cell office:value-type="float" office:value="1.402508609" calcext:value-type="float">
            <text:p>1.402508609</text:p>
          </table:table-cell>
          <table:table-cell table:formula="of:=[.A6475]*0.3048" office:value-type="float" office:value="0.4274846240232" calcext:value-type="float">
            <text:p>0.4274846240232</text:p>
          </table:table-cell>
        </table:table-row>
        <table:table-row table:style-name="ro1">
          <table:table-cell office:value-type="float" office:value="1.443891402" calcext:value-type="float">
            <text:p>1.443891402</text:p>
          </table:table-cell>
          <table:table-cell table:formula="of:=[.A6476]*0.3048" office:value-type="float" office:value="0.4400980993296" calcext:value-type="float">
            <text:p>0.4400980993296</text:p>
          </table:table-cell>
        </table:table-row>
        <table:table-row table:style-name="ro1">
          <table:table-cell office:value-type="float" office:value="1.48448488" calcext:value-type="float">
            <text:p>1.48448488</text:p>
          </table:table-cell>
          <table:table-cell table:formula="of:=[.A6477]*0.3048" office:value-type="float" office:value="0.452470991424" calcext:value-type="float">
            <text:p>0.452470991424</text:p>
          </table:table-cell>
        </table:table-row>
        <table:table-row table:style-name="ro1">
          <table:table-cell office:value-type="float" office:value="1.524284896" calcext:value-type="float">
            <text:p>1.524284896</text:p>
          </table:table-cell>
          <table:table-cell table:formula="of:=[.A6478]*0.3048" office:value-type="float" office:value="0.4646020363008" calcext:value-type="float">
            <text:p>0.4646020363008</text:p>
          </table:table-cell>
        </table:table-row>
        <table:table-row table:style-name="ro1">
          <table:table-cell office:value-type="float" office:value="1.563274845" calcext:value-type="float">
            <text:p>1.563274845</text:p>
          </table:table-cell>
          <table:table-cell table:formula="of:=[.A6479]*0.3048" office:value-type="float" office:value="0.476486172756" calcext:value-type="float">
            <text:p>0.476486172756</text:p>
          </table:table-cell>
        </table:table-row>
        <table:table-row table:style-name="ro1">
          <table:table-cell office:value-type="float" office:value="1.6014395" calcext:value-type="float">
            <text:p>1.6014395</text:p>
          </table:table-cell>
          <table:table-cell table:formula="of:=[.A6480]*0.3048" office:value-type="float" office:value="0.4881187596" calcext:value-type="float">
            <text:p>0.4881187596</text:p>
          </table:table-cell>
        </table:table-row>
        <table:table-row table:style-name="ro1">
          <table:table-cell office:value-type="float" office:value="1.63876747" calcext:value-type="float">
            <text:p>1.63876747</text:p>
          </table:table-cell>
          <table:table-cell table:formula="of:=[.A6481]*0.3048" office:value-type="float" office:value="0.499496324856" calcext:value-type="float">
            <text:p>0.499496324856</text:p>
          </table:table-cell>
        </table:table-row>
        <table:table-row table:style-name="ro1">
          <table:table-cell office:value-type="float" office:value="1.67524137" calcext:value-type="float">
            <text:p>1.67524137</text:p>
          </table:table-cell>
          <table:table-cell table:formula="of:=[.A6482]*0.3048" office:value-type="float" office:value="0.510613569576" calcext:value-type="float">
            <text:p>0.510613569576</text:p>
          </table:table-cell>
        </table:table-row>
        <table:table-row table:style-name="ro1">
          <table:table-cell office:value-type="float" office:value="1.71083997" calcext:value-type="float">
            <text:p>1.71083997</text:p>
          </table:table-cell>
          <table:table-cell table:formula="of:=[.A6483]*0.3048" office:value-type="float" office:value="0.521464022856" calcext:value-type="float">
            <text:p>0.521464022856</text:p>
          </table:table-cell>
        </table:table-row>
        <table:table-row table:style-name="ro1">
          <table:table-cell office:value-type="float" office:value="1.74554715" calcext:value-type="float">
            <text:p>1.74554715</text:p>
          </table:table-cell>
          <table:table-cell table:formula="of:=[.A6484]*0.3048" office:value-type="float" office:value="0.53204277132" calcext:value-type="float">
            <text:p>0.53204277132</text:p>
          </table:table-cell>
        </table:table-row>
        <table:table-row table:style-name="ro1">
          <table:table-cell office:value-type="float" office:value="1.77933854" calcext:value-type="float">
            <text:p>1.77933854</text:p>
          </table:table-cell>
          <table:table-cell table:formula="of:=[.A6485]*0.3048" office:value-type="float" office:value="0.542342386992" calcext:value-type="float">
            <text:p>0.542342386992</text:p>
          </table:table-cell>
        </table:table-row>
        <table:table-row table:style-name="ro1">
          <table:table-cell office:value-type="float" office:value="1.81218827" calcext:value-type="float">
            <text:p>1.81218827</text:p>
          </table:table-cell>
          <table:table-cell table:formula="of:=[.A6486]*0.3048" office:value-type="float" office:value="0.552354984696" calcext:value-type="float">
            <text:p>0.552354984696</text:p>
          </table:table-cell>
        </table:table-row>
        <table:table-row table:style-name="ro1">
          <table:table-cell office:value-type="float" office:value="1.84407303" calcext:value-type="float">
            <text:p>1.84407303</text:p>
          </table:table-cell>
          <table:table-cell table:formula="of:=[.A6487]*0.3048" office:value-type="float" office:value="0.562073459544" calcext:value-type="float">
            <text:p>0.562073459544</text:p>
          </table:table-cell>
        </table:table-row>
        <table:table-row table:style-name="ro1">
          <table:table-cell office:value-type="float" office:value="1.87496769" calcext:value-type="float">
            <text:p>1.87496769</text:p>
          </table:table-cell>
          <table:table-cell table:formula="of:=[.A6488]*0.3048" office:value-type="float" office:value="0.571490151912" calcext:value-type="float">
            <text:p>0.571490151912</text:p>
          </table:table-cell>
        </table:table-row>
        <table:table-row table:style-name="ro1">
          <table:table-cell office:value-type="float" office:value="1.90484229" calcext:value-type="float">
            <text:p>1.90484229</text:p>
          </table:table-cell>
          <table:table-cell table:formula="of:=[.A6489]*0.3048" office:value-type="float" office:value="0.580595929992" calcext:value-type="float">
            <text:p>0.580595929992</text:p>
          </table:table-cell>
        </table:table-row>
        <table:table-row table:style-name="ro1">
          <table:table-cell office:value-type="float" office:value="1.93366814" calcext:value-type="float">
            <text:p>1.93366814</text:p>
          </table:table-cell>
          <table:table-cell table:formula="of:=[.A6490]*0.3048" office:value-type="float" office:value="0.589382049072" calcext:value-type="float">
            <text:p>0.589382049072</text:p>
          </table:table-cell>
        </table:table-row>
        <table:table-row table:style-name="ro1">
          <table:table-cell office:value-type="float" office:value="1.96142158" calcext:value-type="float">
            <text:p>1.96142158</text:p>
          </table:table-cell>
          <table:table-cell table:formula="of:=[.A6491]*0.3048" office:value-type="float" office:value="0.597841297584" calcext:value-type="float">
            <text:p>0.597841297584</text:p>
          </table:table-cell>
        </table:table-row>
        <table:table-row table:style-name="ro1">
          <table:table-cell office:value-type="float" office:value="1.98807019" calcext:value-type="float">
            <text:p>1.98807019</text:p>
          </table:table-cell>
          <table:table-cell table:formula="of:=[.A6492]*0.3048" office:value-type="float" office:value="0.605963793912" calcext:value-type="float">
            <text:p>0.605963793912</text:p>
          </table:table-cell>
        </table:table-row>
        <table:table-row table:style-name="ro1">
          <table:table-cell office:value-type="float" office:value="2.01358426" calcext:value-type="float">
            <text:p>2.01358426</text:p>
          </table:table-cell>
          <table:table-cell table:formula="of:=[.A6493]*0.3048" office:value-type="float" office:value="0.613740482448" calcext:value-type="float">
            <text:p>0.613740482448</text:p>
          </table:table-cell>
        </table:table-row>
        <table:table-row table:style-name="ro1">
          <table:table-cell office:value-type="float" office:value="2.0379402" calcext:value-type="float">
            <text:p>2.0379402</text:p>
          </table:table-cell>
          <table:table-cell table:formula="of:=[.A6494]*0.3048" office:value-type="float" office:value="0.62116417296" calcext:value-type="float">
            <text:p>0.62116417296</text:p>
          </table:table-cell>
        </table:table-row>
        <table:table-row table:style-name="ro1">
          <table:table-cell office:value-type="float" office:value="2.06110907" calcext:value-type="float">
            <text:p>2.06110907</text:p>
          </table:table-cell>
          <table:table-cell table:formula="of:=[.A6495]*0.3048" office:value-type="float" office:value="0.628226044536" calcext:value-type="float">
            <text:p>0.628226044536</text:p>
          </table:table-cell>
        </table:table-row>
        <table:table-row table:style-name="ro1">
          <table:table-cell office:value-type="float" office:value="2.0830614" calcext:value-type="float">
            <text:p>2.0830614</text:p>
          </table:table-cell>
          <table:table-cell table:formula="of:=[.A6496]*0.3048" office:value-type="float" office:value="0.63491711472" calcext:value-type="float">
            <text:p>0.63491711472</text:p>
          </table:table-cell>
        </table:table-row>
        <table:table-row table:style-name="ro1">
          <table:table-cell office:value-type="float" office:value="2.10377806" calcext:value-type="float">
            <text:p>2.10377806</text:p>
          </table:table-cell>
          <table:table-cell table:formula="of:=[.A6497]*0.3048" office:value-type="float" office:value="0.641231552688" calcext:value-type="float">
            <text:p>0.641231552688</text:p>
          </table:table-cell>
        </table:table-row>
        <table:table-row table:style-name="ro1">
          <table:table-cell office:value-type="float" office:value="2.12323272" calcext:value-type="float">
            <text:p>2.12323272</text:p>
          </table:table-cell>
          <table:table-cell table:formula="of:=[.A6498]*0.3048" office:value-type="float" office:value="0.647161333056" calcext:value-type="float">
            <text:p>0.647161333056</text:p>
          </table:table-cell>
        </table:table-row>
        <table:table-row table:style-name="ro1">
          <table:table-cell office:value-type="float" office:value="2.14140153" calcext:value-type="float">
            <text:p>2.14140153</text:p>
          </table:table-cell>
          <table:table-cell table:formula="of:=[.A6499]*0.3048" office:value-type="float" office:value="0.652699186344" calcext:value-type="float">
            <text:p>0.652699186344</text:p>
          </table:table-cell>
        </table:table-row>
        <table:table-row table:style-name="ro1">
          <table:table-cell office:value-type="float" office:value="2.15826839" calcext:value-type="float">
            <text:p>2.15826839</text:p>
          </table:table-cell>
          <table:table-cell table:formula="of:=[.A6500]*0.3048" office:value-type="float" office:value="0.657840205272" calcext:value-type="float">
            <text:p>0.657840205272</text:p>
          </table:table-cell>
        </table:table-row>
        <table:table-row table:style-name="ro1">
          <table:table-cell office:value-type="float" office:value="2.17381328" calcext:value-type="float">
            <text:p>2.17381328</text:p>
          </table:table-cell>
          <table:table-cell table:formula="of:=[.A6501]*0.3048" office:value-type="float" office:value="0.662578287744" calcext:value-type="float">
            <text:p>0.662578287744</text:p>
          </table:table-cell>
        </table:table-row>
        <table:table-row table:style-name="ro1">
          <table:table-cell office:value-type="float" office:value="2.18802124" calcext:value-type="float">
            <text:p>2.18802124</text:p>
          </table:table-cell>
          <table:table-cell table:formula="of:=[.A6502]*0.3048" office:value-type="float" office:value="0.666908873952" calcext:value-type="float">
            <text:p>0.666908873952</text:p>
          </table:table-cell>
        </table:table-row>
        <table:table-row table:style-name="ro1">
          <table:table-cell office:value-type="float" office:value="2.20088243" calcext:value-type="float">
            <text:p>2.20088243</text:p>
          </table:table-cell>
          <table:table-cell table:formula="of:=[.A6503]*0.3048" office:value-type="float" office:value="0.670828964664" calcext:value-type="float">
            <text:p>0.670828964664</text:p>
          </table:table-cell>
        </table:table-row>
        <table:table-row table:style-name="ro1">
          <table:table-cell office:value-type="float" office:value="2.2123884" calcext:value-type="float">
            <text:p>2.2123884</text:p>
          </table:table-cell>
          <table:table-cell table:formula="of:=[.A6504]*0.3048" office:value-type="float" office:value="0.67433598432" calcext:value-type="float">
            <text:p>0.67433598432</text:p>
          </table:table-cell>
        </table:table-row>
        <table:table-row table:style-name="ro1">
          <table:table-cell office:value-type="float" office:value="2.22253168" calcext:value-type="float">
            <text:p>2.22253168</text:p>
          </table:table-cell>
          <table:table-cell table:formula="of:=[.A6505]*0.3048" office:value-type="float" office:value="0.677427656064" calcext:value-type="float">
            <text:p>0.677427656064</text:p>
          </table:table-cell>
        </table:table-row>
        <table:table-row table:style-name="ro1">
          <table:table-cell office:value-type="float" office:value="2.23131347" calcext:value-type="float">
            <text:p>2.23131347</text:p>
          </table:table-cell>
          <table:table-cell table:formula="of:=[.A6506]*0.3048" office:value-type="float" office:value="0.680104345656" calcext:value-type="float">
            <text:p>0.680104345656</text:p>
          </table:table-cell>
        </table:table-row>
        <table:table-row table:style-name="ro1">
          <table:table-cell office:value-type="float" office:value="2.23873323" calcext:value-type="float">
            <text:p>2.23873323</text:p>
          </table:table-cell>
          <table:table-cell table:formula="of:=[.A6507]*0.3048" office:value-type="float" office:value="0.682365888504" calcext:value-type="float">
            <text:p>0.682365888504</text:p>
          </table:table-cell>
        </table:table-row>
        <table:table-row table:style-name="ro1">
          <table:table-cell office:value-type="float" office:value="2.24479496" calcext:value-type="float">
            <text:p>2.24479496</text:p>
          </table:table-cell>
          <table:table-cell table:formula="of:=[.A6508]*0.3048" office:value-type="float" office:value="0.684213503808" calcext:value-type="float">
            <text:p>0.684213503808</text:p>
          </table:table-cell>
        </table:table-row>
        <table:table-row table:style-name="ro1">
          <table:table-cell office:value-type="float" office:value="2.24950832" calcext:value-type="float">
            <text:p>2.24950832</text:p>
          </table:table-cell>
          <table:table-cell table:formula="of:=[.A6509]*0.3048" office:value-type="float" office:value="0.685650135936" calcext:value-type="float">
            <text:p>0.685650135936</text:p>
          </table:table-cell>
        </table:table-row>
        <table:table-row table:style-name="ro1">
          <table:table-cell office:value-type="float" office:value="2.25288254" calcext:value-type="float">
            <text:p>2.25288254</text:p>
          </table:table-cell>
          <table:table-cell table:formula="of:=[.A6510]*0.3048" office:value-type="float" office:value="0.686678598192" calcext:value-type="float">
            <text:p>0.686678598192</text:p>
          </table:table-cell>
        </table:table-row>
        <table:table-row table:style-name="ro1">
          <table:table-cell office:value-type="float" office:value="2.25493091" calcext:value-type="float">
            <text:p>2.25493091</text:p>
          </table:table-cell>
          <table:table-cell table:formula="of:=[.A6511]*0.3048" office:value-type="float" office:value="0.687302941368" calcext:value-type="float">
            <text:p>0.687302941368</text:p>
          </table:table-cell>
        </table:table-row>
        <table:table-row table:style-name="ro1">
          <table:table-cell office:value-type="float" office:value="2.25567251" calcext:value-type="float">
            <text:p>2.25567251</text:p>
          </table:table-cell>
          <table:table-cell table:formula="of:=[.A6512]*0.3048" office:value-type="float" office:value="0.687528981048" calcext:value-type="float">
            <text:p>0.687528981048</text:p>
          </table:table-cell>
        </table:table-row>
        <table:table-row table:style-name="ro1">
          <table:table-cell office:value-type="float" office:value="2.25512552" calcext:value-type="float">
            <text:p>2.25512552</text:p>
          </table:table-cell>
          <table:table-cell table:formula="of:=[.A6513]*0.3048" office:value-type="float" office:value="0.687362258496" calcext:value-type="float">
            <text:p>0.687362258496</text:p>
          </table:table-cell>
        </table:table-row>
        <table:table-row table:style-name="ro1">
          <table:table-cell office:value-type="float" office:value="2.25331277" calcext:value-type="float">
            <text:p>2.25331277</text:p>
          </table:table-cell>
          <table:table-cell table:formula="of:=[.A6514]*0.3048" office:value-type="float" office:value="0.686809732296" calcext:value-type="float">
            <text:p>0.686809732296</text:p>
          </table:table-cell>
        </table:table-row>
        <table:table-row table:style-name="ro1">
          <table:table-cell office:value-type="float" office:value="2.25025976" calcext:value-type="float">
            <text:p>2.25025976</text:p>
          </table:table-cell>
          <table:table-cell table:formula="of:=[.A6515]*0.3048" office:value-type="float" office:value="0.685879174848" calcext:value-type="float">
            <text:p>0.685879174848</text:p>
          </table:table-cell>
        </table:table-row>
        <table:table-row table:style-name="ro1">
          <table:table-cell office:value-type="float" office:value="2.24599171" calcext:value-type="float">
            <text:p>2.24599171</text:p>
          </table:table-cell>
          <table:table-cell table:formula="of:=[.A6516]*0.3048" office:value-type="float" office:value="0.684578273208" calcext:value-type="float">
            <text:p>0.684578273208</text:p>
          </table:table-cell>
        </table:table-row>
        <table:table-row table:style-name="ro1">
          <table:table-cell office:value-type="float" office:value="2.24053711" calcext:value-type="float">
            <text:p>2.24053711</text:p>
          </table:table-cell>
          <table:table-cell table:formula="of:=[.A6517]*0.3048" office:value-type="float" office:value="0.682915711128" calcext:value-type="float">
            <text:p>0.682915711128</text:p>
          </table:table-cell>
        </table:table-row>
        <table:table-row table:style-name="ro1">
          <table:table-cell office:value-type="float" office:value="2.23392731" calcext:value-type="float">
            <text:p>2.23392731</text:p>
          </table:table-cell>
          <table:table-cell table:formula="of:=[.A6518]*0.3048" office:value-type="float" office:value="0.680901044088" calcext:value-type="float">
            <text:p>0.680901044088</text:p>
          </table:table-cell>
        </table:table-row>
        <table:table-row table:style-name="ro1">
          <table:table-cell office:value-type="float" office:value="2.22619247" calcext:value-type="float">
            <text:p>2.22619247</text:p>
          </table:table-cell>
          <table:table-cell table:formula="of:=[.A6519]*0.3048" office:value-type="float" office:value="0.678543464856" calcext:value-type="float">
            <text:p>0.678543464856</text:p>
          </table:table-cell>
        </table:table-row>
        <table:table-row table:style-name="ro1">
          <table:table-cell office:value-type="float" office:value="2.21736467" calcext:value-type="float">
            <text:p>2.21736467</text:p>
          </table:table-cell>
          <table:table-cell table:formula="of:=[.A6520]*0.3048" office:value-type="float" office:value="0.675852751416" calcext:value-type="float">
            <text:p>0.675852751416</text:p>
          </table:table-cell>
        </table:table-row>
        <table:table-row table:style-name="ro1">
          <table:table-cell office:value-type="float" office:value="2.20748061" calcext:value-type="float">
            <text:p>2.20748061</text:p>
          </table:table-cell>
          <table:table-cell table:formula="of:=[.A6521]*0.3048" office:value-type="float" office:value="0.672840089928" calcext:value-type="float">
            <text:p>0.672840089928</text:p>
          </table:table-cell>
        </table:table-row>
        <table:table-row table:style-name="ro1">
          <table:table-cell office:value-type="float" office:value="2.19657308" calcext:value-type="float">
            <text:p>2.19657308</text:p>
          </table:table-cell>
          <table:table-cell table:formula="of:=[.A6522]*0.3048" office:value-type="float" office:value="0.669515474784" calcext:value-type="float">
            <text:p>0.669515474784</text:p>
          </table:table-cell>
        </table:table-row>
        <table:table-row table:style-name="ro1">
          <table:table-cell office:value-type="float" office:value="2.18467861" calcext:value-type="float">
            <text:p>2.18467861</text:p>
          </table:table-cell>
          <table:table-cell table:formula="of:=[.A6523]*0.3048" office:value-type="float" office:value="0.665890040328" calcext:value-type="float">
            <text:p>0.665890040328</text:p>
          </table:table-cell>
        </table:table-row>
        <table:table-row table:style-name="ro1">
          <table:table-cell office:value-type="float" office:value="2.17183411" calcext:value-type="float">
            <text:p>2.17183411</text:p>
          </table:table-cell>
          <table:table-cell table:formula="of:=[.A6524]*0.3048" office:value-type="float" office:value="0.661975036728" calcext:value-type="float">
            <text:p>0.661975036728</text:p>
          </table:table-cell>
        </table:table-row>
        <table:table-row table:style-name="ro1">
          <table:table-cell office:value-type="float" office:value="2.15807515" calcext:value-type="float">
            <text:p>2.15807515</text:p>
          </table:table-cell>
          <table:table-cell table:formula="of:=[.A6525]*0.3048" office:value-type="float" office:value="0.65778130572" calcext:value-type="float">
            <text:p>0.65778130572</text:p>
          </table:table-cell>
        </table:table-row>
        <table:table-row table:style-name="ro1">
          <table:table-cell office:value-type="float" office:value="2.1434387" calcext:value-type="float">
            <text:p>2.1434387</text:p>
          </table:table-cell>
          <table:table-cell table:formula="of:=[.A6526]*0.3048" office:value-type="float" office:value="0.65332011576" calcext:value-type="float">
            <text:p>0.65332011576</text:p>
          </table:table-cell>
        </table:table-row>
        <table:table-row table:style-name="ro1">
          <table:table-cell office:value-type="float" office:value="2.12796384" calcext:value-type="float">
            <text:p>2.12796384</text:p>
          </table:table-cell>
          <table:table-cell table:formula="of:=[.A6527]*0.3048" office:value-type="float" office:value="0.648603378432" calcext:value-type="float">
            <text:p>0.648603378432</text:p>
          </table:table-cell>
        </table:table-row>
        <table:table-row table:style-name="ro1">
          <table:table-cell office:value-type="float" office:value="2.11168611" calcext:value-type="float">
            <text:p>2.11168611</text:p>
          </table:table-cell>
          <table:table-cell table:formula="of:=[.A6528]*0.3048" office:value-type="float" office:value="0.643641926328" calcext:value-type="float">
            <text:p>0.643641926328</text:p>
          </table:table-cell>
        </table:table-row>
        <table:table-row table:style-name="ro1">
          <table:table-cell office:value-type="float" office:value="2.09464478" calcext:value-type="float">
            <text:p>2.09464478</text:p>
          </table:table-cell>
          <table:table-cell table:formula="of:=[.A6529]*0.3048" office:value-type="float" office:value="0.638447728944" calcext:value-type="float">
            <text:p>0.638447728944</text:p>
          </table:table-cell>
        </table:table-row>
        <table:table-row table:style-name="ro1">
          <table:table-cell office:value-type="float" office:value="2.07687312" calcext:value-type="float">
            <text:p>2.07687312</text:p>
          </table:table-cell>
          <table:table-cell table:formula="of:=[.A6530]*0.3048" office:value-type="float" office:value="0.633030926976" calcext:value-type="float">
            <text:p>0.633030926976</text:p>
          </table:table-cell>
        </table:table-row>
        <table:table-row table:style-name="ro1">
          <table:table-cell office:value-type="float" office:value="2.05840802" calcext:value-type="float">
            <text:p>2.05840802</text:p>
          </table:table-cell>
          <table:table-cell table:formula="of:=[.A6531]*0.3048" office:value-type="float" office:value="0.627402764496" calcext:value-type="float">
            <text:p>0.627402764496</text:p>
          </table:table-cell>
        </table:table-row>
        <table:table-row table:style-name="ro1">
          <table:table-cell office:value-type="float" office:value="2.03928596" calcext:value-type="float">
            <text:p>2.03928596</text:p>
          </table:table-cell>
          <table:table-cell table:formula="of:=[.A6532]*0.3048" office:value-type="float" office:value="0.621574360608" calcext:value-type="float">
            <text:p>0.621574360608</text:p>
          </table:table-cell>
        </table:table-row>
        <table:table-row table:style-name="ro1">
          <table:table-cell office:value-type="float" office:value="2.01954144" calcext:value-type="float">
            <text:p>2.01954144</text:p>
          </table:table-cell>
          <table:table-cell table:formula="of:=[.A6533]*0.3048" office:value-type="float" office:value="0.615556230912" calcext:value-type="float">
            <text:p>0.615556230912</text:p>
          </table:table-cell>
        </table:table-row>
        <table:table-row table:style-name="ro1">
          <table:table-cell office:value-type="float" office:value="1.99920416" calcext:value-type="float">
            <text:p>1.99920416</text:p>
          </table:table-cell>
          <table:table-cell table:formula="of:=[.A6534]*0.3048" office:value-type="float" office:value="0.609357427968" calcext:value-type="float">
            <text:p>0.609357427968</text:p>
          </table:table-cell>
        </table:table-row>
        <table:table-row table:style-name="ro1">
          <table:table-cell office:value-type="float" office:value="1.97830757" calcext:value-type="float">
            <text:p>1.97830757</text:p>
          </table:table-cell>
          <table:table-cell table:formula="of:=[.A6535]*0.3048" office:value-type="float" office:value="0.602988147336" calcext:value-type="float">
            <text:p>0.602988147336</text:p>
          </table:table-cell>
        </table:table-row>
        <table:table-row table:style-name="ro1">
          <table:table-cell office:value-type="float" office:value="1.95688289" calcext:value-type="float">
            <text:p>1.95688289</text:p>
          </table:table-cell>
          <table:table-cell table:formula="of:=[.A6536]*0.3048" office:value-type="float" office:value="0.596457904872" calcext:value-type="float">
            <text:p>0.596457904872</text:p>
          </table:table-cell>
        </table:table-row>
        <table:table-row table:style-name="ro1">
          <table:table-cell office:value-type="float" office:value="1.93495747" calcext:value-type="float">
            <text:p>1.93495747</text:p>
          </table:table-cell>
          <table:table-cell table:formula="of:=[.A6537]*0.3048" office:value-type="float" office:value="0.589775036856" calcext:value-type="float">
            <text:p>0.589775036856</text:p>
          </table:table-cell>
        </table:table-row>
        <table:table-row table:style-name="ro1">
          <table:table-cell office:value-type="float" office:value="1.91256222" calcext:value-type="float">
            <text:p>1.91256222</text:p>
          </table:table-cell>
          <table:table-cell table:formula="of:=[.A6538]*0.3048" office:value-type="float" office:value="0.582948964656" calcext:value-type="float">
            <text:p>0.582948964656</text:p>
          </table:table-cell>
        </table:table-row>
        <table:table-row table:style-name="ro1">
          <table:table-cell office:value-type="float" office:value="1.88972485" calcext:value-type="float">
            <text:p>1.88972485</text:p>
          </table:table-cell>
          <table:table-cell table:formula="of:=[.A6539]*0.3048" office:value-type="float" office:value="0.57598813428" calcext:value-type="float">
            <text:p>0.57598813428</text:p>
          </table:table-cell>
        </table:table-row>
        <table:table-row table:style-name="ro1">
          <table:table-cell office:value-type="float" office:value="1.86646894" calcext:value-type="float">
            <text:p>1.86646894</text:p>
          </table:table-cell>
          <table:table-cell table:formula="of:=[.A6540]*0.3048" office:value-type="float" office:value="0.568899732912" calcext:value-type="float">
            <text:p>0.568899732912</text:p>
          </table:table-cell>
        </table:table-row>
        <table:table-row table:style-name="ro1">
          <table:table-cell office:value-type="float" office:value="1.8428216" calcext:value-type="float">
            <text:p>1.8428216</text:p>
          </table:table-cell>
          <table:table-cell table:formula="of:=[.A6541]*0.3048" office:value-type="float" office:value="0.56169202368" calcext:value-type="float">
            <text:p>0.56169202368</text:p>
          </table:table-cell>
        </table:table-row>
        <table:table-row table:style-name="ro1">
          <table:table-cell office:value-type="float" office:value="1.81880596" calcext:value-type="float">
            <text:p>1.81880596</text:p>
          </table:table-cell>
          <table:table-cell table:formula="of:=[.A6542]*0.3048" office:value-type="float" office:value="0.554372056608" calcext:value-type="float">
            <text:p>0.554372056608</text:p>
          </table:table-cell>
        </table:table-row>
        <table:table-row table:style-name="ro1">
          <table:table-cell office:value-type="float" office:value="1.79444337" calcext:value-type="float">
            <text:p>1.79444337</text:p>
          </table:table-cell>
          <table:table-cell table:formula="of:=[.A6543]*0.3048" office:value-type="float" office:value="0.546946339176" calcext:value-type="float">
            <text:p>0.546946339176</text:p>
          </table:table-cell>
        </table:table-row>
        <table:table-row table:style-name="ro1">
          <table:table-cell office:value-type="float" office:value="1.76975551" calcext:value-type="float">
            <text:p>1.76975551</text:p>
          </table:table-cell>
          <table:table-cell table:formula="of:=[.A6544]*0.3048" office:value-type="float" office:value="0.539421479448" calcext:value-type="float">
            <text:p>0.539421479448</text:p>
          </table:table-cell>
        </table:table-row>
        <table:table-row table:style-name="ro1">
          <table:table-cell office:value-type="float" office:value="1.74476315" calcext:value-type="float">
            <text:p>1.74476315</text:p>
          </table:table-cell>
          <table:table-cell table:formula="of:=[.A6545]*0.3048" office:value-type="float" office:value="0.53180380812" calcext:value-type="float">
            <text:p>0.53180380812</text:p>
          </table:table-cell>
        </table:table-row>
        <table:table-row table:style-name="ro1">
          <table:table-cell office:value-type="float" office:value="1.71948218" calcext:value-type="float">
            <text:p>1.71948218</text:p>
          </table:table-cell>
          <table:table-cell table:formula="of:=[.A6546]*0.3048" office:value-type="float" office:value="0.524098168464" calcext:value-type="float">
            <text:p>0.524098168464</text:p>
          </table:table-cell>
        </table:table-row>
        <table:table-row table:style-name="ro1">
          <table:table-cell office:value-type="float" office:value="1.69393687" calcext:value-type="float">
            <text:p>1.69393687</text:p>
          </table:table-cell>
          <table:table-cell table:formula="of:=[.A6547]*0.3048" office:value-type="float" office:value="0.516311957976" calcext:value-type="float">
            <text:p>0.516311957976</text:p>
          </table:table-cell>
        </table:table-row>
        <table:table-row table:style-name="ro1">
          <table:table-cell office:value-type="float" office:value="1.66814014" calcext:value-type="float">
            <text:p>1.66814014</text:p>
          </table:table-cell>
          <table:table-cell table:formula="of:=[.A6548]*0.3048" office:value-type="float" office:value="0.508449114672" calcext:value-type="float">
            <text:p>0.508449114672</text:p>
          </table:table-cell>
        </table:table-row>
        <table:table-row table:style-name="ro1">
          <table:table-cell office:value-type="float" office:value="1.64210992" calcext:value-type="float">
            <text:p>1.64210992</text:p>
          </table:table-cell>
          <table:table-cell table:formula="of:=[.A6549]*0.3048" office:value-type="float" office:value="0.500515103616" calcext:value-type="float">
            <text:p>0.500515103616</text:p>
          </table:table-cell>
        </table:table-row>
        <table:table-row table:style-name="ro1">
          <table:table-cell office:value-type="float" office:value="1.61586396" calcext:value-type="float">
            <text:p>1.61586396</text:p>
          </table:table-cell>
          <table:table-cell table:formula="of:=[.A6550]*0.3048" office:value-type="float" office:value="0.492515335008" calcext:value-type="float">
            <text:p>0.492515335008</text:p>
          </table:table-cell>
        </table:table-row>
        <table:table-row table:style-name="ro1">
          <table:table-cell office:value-type="float" office:value="1.589419685" calcext:value-type="float">
            <text:p>1.589419685</text:p>
          </table:table-cell>
          <table:table-cell table:formula="of:=[.A6551]*0.3048" office:value-type="float" office:value="0.484455119988" calcext:value-type="float">
            <text:p>0.484455119988</text:p>
          </table:table-cell>
        </table:table-row>
        <table:table-row table:style-name="ro1">
          <table:table-cell office:value-type="float" office:value="1.56278944" calcext:value-type="float">
            <text:p>1.56278944</text:p>
          </table:table-cell>
          <table:table-cell table:formula="of:=[.A6552]*0.3048" office:value-type="float" office:value="0.476338221312" calcext:value-type="float">
            <text:p>0.476338221312</text:p>
          </table:table-cell>
        </table:table-row>
        <table:table-row table:style-name="ro1">
          <table:table-cell office:value-type="float" office:value="1.535990335" calcext:value-type="float">
            <text:p>1.535990335</text:p>
          </table:table-cell>
          <table:table-cell table:formula="of:=[.A6553]*0.3048" office:value-type="float" office:value="0.468169854108" calcext:value-type="float">
            <text:p>0.468169854108</text:p>
          </table:table-cell>
        </table:table-row>
        <table:table-row table:style-name="ro1">
          <table:table-cell office:value-type="float" office:value="1.5090374211" calcext:value-type="float">
            <text:p>1.5090374211</text:p>
          </table:table-cell>
          <table:table-cell table:formula="of:=[.A6554]*0.3048" office:value-type="float" office:value="0.45995460595128" calcext:value-type="float">
            <text:p>0.45995460595128</text:p>
          </table:table-cell>
        </table:table-row>
        <table:table-row table:style-name="ro1">
          <table:table-cell office:value-type="float" office:value="1.481938599" calcext:value-type="float">
            <text:p>1.481938599</text:p>
          </table:table-cell>
          <table:table-cell table:formula="of:=[.A6555]*0.3048" office:value-type="float" office:value="0.4516948849752" calcext:value-type="float">
            <text:p>0.4516948849752</text:p>
          </table:table-cell>
        </table:table-row>
        <table:table-row table:style-name="ro1">
          <table:table-cell office:value-type="float" office:value="1.454703923" calcext:value-type="float">
            <text:p>1.454703923</text:p>
          </table:table-cell>
          <table:table-cell table:formula="of:=[.A6556]*0.3048" office:value-type="float" office:value="0.4433937557304" calcext:value-type="float">
            <text:p>0.4433937557304</text:p>
          </table:table-cell>
        </table:table-row>
        <table:table-row table:style-name="ro1">
          <table:table-cell office:value-type="float" office:value="1.427354686" calcext:value-type="float">
            <text:p>1.427354686</text:p>
          </table:table-cell>
          <table:table-cell table:formula="of:=[.A6557]*0.3048" office:value-type="float" office:value="0.4350577082928" calcext:value-type="float">
            <text:p>0.4350577082928</text:p>
          </table:table-cell>
        </table:table-row>
        <table:table-row table:style-name="ro1">
          <table:table-cell office:value-type="float" office:value="1.39989454" calcext:value-type="float">
            <text:p>1.39989454</text:p>
          </table:table-cell>
          <table:table-cell table:formula="of:=[.A6558]*0.3048" office:value-type="float" office:value="0.426687855792" calcext:value-type="float">
            <text:p>0.426687855792</text:p>
          </table:table-cell>
        </table:table-row>
        <table:table-row table:style-name="ro1">
          <table:table-cell office:value-type="float" office:value="1.37234022" calcext:value-type="float">
            <text:p>1.37234022</text:p>
          </table:table-cell>
          <table:table-cell table:formula="of:=[.A6559]*0.3048" office:value-type="float" office:value="0.418289299056" calcext:value-type="float">
            <text:p>0.418289299056</text:p>
          </table:table-cell>
        </table:table-row>
        <table:table-row table:style-name="ro1">
          <table:table-cell office:value-type="float" office:value="1.3447042" calcext:value-type="float">
            <text:p>1.3447042</text:p>
          </table:table-cell>
          <table:table-cell table:formula="of:=[.A6560]*0.3048" office:value-type="float" office:value="0.40986584016" calcext:value-type="float">
            <text:p>0.40986584016</text:p>
          </table:table-cell>
        </table:table-row>
        <table:table-row table:style-name="ro1">
          <table:table-cell office:value-type="float" office:value="1.31699751" calcext:value-type="float">
            <text:p>1.31699751</text:p>
          </table:table-cell>
          <table:table-cell table:formula="of:=[.A6561]*0.3048" office:value-type="float" office:value="0.401420841048" calcext:value-type="float">
            <text:p>0.401420841048</text:p>
          </table:table-cell>
        </table:table-row>
        <table:table-row table:style-name="ro1">
          <table:table-cell office:value-type="float" office:value="1.28923284" calcext:value-type="float">
            <text:p>1.28923284</text:p>
          </table:table-cell>
          <table:table-cell table:formula="of:=[.A6562]*0.3048" office:value-type="float" office:value="0.392958169632" calcext:value-type="float">
            <text:p>0.392958169632</text:p>
          </table:table-cell>
        </table:table-row>
        <table:table-row table:style-name="ro1">
          <table:table-cell office:value-type="float" office:value="1.26142277" calcext:value-type="float">
            <text:p>1.26142277</text:p>
          </table:table-cell>
          <table:table-cell table:formula="of:=[.A6563]*0.3048" office:value-type="float" office:value="0.384481660296" calcext:value-type="float">
            <text:p>0.384481660296</text:p>
          </table:table-cell>
        </table:table-row>
        <table:table-row table:style-name="ro1">
          <table:table-cell office:value-type="float" office:value="1.23357487" calcext:value-type="float">
            <text:p>1.23357487</text:p>
          </table:table-cell>
          <table:table-cell table:formula="of:=[.A6564]*0.3048" office:value-type="float" office:value="0.375993620376" calcext:value-type="float">
            <text:p>0.375993620376</text:p>
          </table:table-cell>
        </table:table-row>
        <table:table-row table:style-name="ro1">
          <table:table-cell office:value-type="float" office:value="1.20570487" calcext:value-type="float">
            <text:p>1.20570487</text:p>
          </table:table-cell>
          <table:table-cell table:formula="of:=[.A6565]*0.3048" office:value-type="float" office:value="0.367498844376" calcext:value-type="float">
            <text:p>0.367498844376</text:p>
          </table:table-cell>
        </table:table-row>
        <table:table-row table:style-name="ro1">
          <table:table-cell office:value-type="float" office:value="1.17782298" calcext:value-type="float">
            <text:p>1.17782298</text:p>
          </table:table-cell>
          <table:table-cell table:formula="of:=[.A6566]*0.3048" office:value-type="float" office:value="0.359000444304" calcext:value-type="float">
            <text:p>0.359000444304</text:p>
          </table:table-cell>
        </table:table-row>
        <table:table-row table:style-name="ro1">
          <table:table-cell office:value-type="float" office:value="1.14993653" calcext:value-type="float">
            <text:p>1.14993653</text:p>
          </table:table-cell>
          <table:table-cell table:formula="of:=[.A6567]*0.3048" office:value-type="float" office:value="0.350500654344" calcext:value-type="float">
            <text:p>0.350500654344</text:p>
          </table:table-cell>
        </table:table-row>
        <table:table-row table:style-name="ro1">
          <table:table-cell office:value-type="float" office:value="1.12205926" calcext:value-type="float">
            <text:p>1.12205926</text:p>
          </table:table-cell>
          <table:table-cell table:formula="of:=[.A6568]*0.3048" office:value-type="float" office:value="0.342003662448" calcext:value-type="float">
            <text:p>0.342003662448</text:p>
          </table:table-cell>
        </table:table-row>
        <table:table-row table:style-name="ro1">
          <table:table-cell office:value-type="float" office:value="1.09419882" calcext:value-type="float">
            <text:p>1.09419882</text:p>
          </table:table-cell>
          <table:table-cell table:formula="of:=[.A6569]*0.3048" office:value-type="float" office:value="0.333511800336" calcext:value-type="float">
            <text:p>0.333511800336</text:p>
          </table:table-cell>
        </table:table-row>
        <table:table-row table:style-name="ro1">
          <table:table-cell office:value-type="float" office:value="1.06636786" calcext:value-type="float">
            <text:p>1.06636786</text:p>
          </table:table-cell>
          <table:table-cell table:formula="of:=[.A6570]*0.3048" office:value-type="float" office:value="0.325028923728" calcext:value-type="float">
            <text:p>0.325028923728</text:p>
          </table:table-cell>
        </table:table-row>
        <table:table-row table:style-name="ro1">
          <table:table-cell office:value-type="float" office:value="1.03857344" calcext:value-type="float">
            <text:p>1.03857344</text:p>
          </table:table-cell>
          <table:table-cell table:formula="of:=[.A6571]*0.3048" office:value-type="float" office:value="0.316557184512" calcext:value-type="float">
            <text:p>0.316557184512</text:p>
          </table:table-cell>
        </table:table-row>
        <table:table-row table:style-name="ro1">
          <table:table-cell office:value-type="float" office:value="1.01082808" calcext:value-type="float">
            <text:p>1.01082808</text:p>
          </table:table-cell>
          <table:table-cell table:formula="of:=[.A6572]*0.3048" office:value-type="float" office:value="0.308100398784" calcext:value-type="float">
            <text:p>0.308100398784</text:p>
          </table:table-cell>
        </table:table-row>
        <table:table-row table:style-name="ro1">
          <table:table-cell office:value-type="float" office:value="0.98314053" calcext:value-type="float">
            <text:p>0.98314053</text:p>
          </table:table-cell>
          <table:table-cell table:formula="of:=[.A6573]*0.3048" office:value-type="float" office:value="0.299661233544" calcext:value-type="float">
            <text:p>0.299661233544</text:p>
          </table:table-cell>
        </table:table-row>
        <table:table-row table:style-name="ro1">
          <table:table-cell office:value-type="float" office:value="0.95551968" calcext:value-type="float">
            <text:p>0.95551968</text:p>
          </table:table-cell>
          <table:table-cell table:formula="of:=[.A6574]*0.3048" office:value-type="float" office:value="0.291242398464" calcext:value-type="float">
            <text:p>0.291242398464</text:p>
          </table:table-cell>
        </table:table-row>
        <table:table-row table:style-name="ro1">
          <table:table-cell office:value-type="float" office:value="0.92797726" calcext:value-type="float">
            <text:p>0.92797726</text:p>
          </table:table-cell>
          <table:table-cell table:formula="of:=[.A6575]*0.3048" office:value-type="float" office:value="0.282847468848" calcext:value-type="float">
            <text:p>0.282847468848</text:p>
          </table:table-cell>
        </table:table-row>
        <table:table-row table:style-name="ro1">
          <table:table-cell office:value-type="float" office:value="0.90052068" calcext:value-type="float">
            <text:p>0.90052068</text:p>
          </table:table-cell>
          <table:table-cell table:formula="of:=[.A6576]*0.3048" office:value-type="float" office:value="0.274478703264" calcext:value-type="float">
            <text:p>0.274478703264</text:p>
          </table:table-cell>
        </table:table-row>
        <table:table-row table:style-name="ro1">
          <table:table-cell office:value-type="float" office:value="0.87316006" calcext:value-type="float">
            <text:p>0.87316006</text:p>
          </table:table-cell>
          <table:table-cell table:formula="of:=[.A6577]*0.3048" office:value-type="float" office:value="0.266139186288" calcext:value-type="float">
            <text:p>0.266139186288</text:p>
          </table:table-cell>
        </table:table-row>
        <table:table-row table:style-name="ro1">
          <table:table-cell office:value-type="float" office:value="0.84590691" calcext:value-type="float">
            <text:p>0.84590691</text:p>
          </table:table-cell>
          <table:table-cell table:formula="of:=[.A6578]*0.3048" office:value-type="float" office:value="0.257832426168" calcext:value-type="float">
            <text:p>0.257832426168</text:p>
          </table:table-cell>
        </table:table-row>
        <table:table-row table:style-name="ro1">
          <table:table-cell office:value-type="float" office:value="0.8187694" calcext:value-type="float">
            <text:p>0.8187694</text:p>
          </table:table-cell>
          <table:table-cell table:formula="of:=[.A6579]*0.3048" office:value-type="float" office:value="0.24956091312" calcext:value-type="float">
            <text:p>0.24956091312</text:p>
          </table:table-cell>
        </table:table-row>
        <table:table-row table:style-name="ro1">
          <table:table-cell office:value-type="float" office:value="0.79176193" calcext:value-type="float">
            <text:p>0.79176193</text:p>
          </table:table-cell>
          <table:table-cell table:formula="of:=[.A6580]*0.3048" office:value-type="float" office:value="0.241329036264" calcext:value-type="float">
            <text:p>0.241329036264</text:p>
          </table:table-cell>
        </table:table-row>
        <table:table-row table:style-name="ro1">
          <table:table-cell office:value-type="float" office:value="0.76489282" calcext:value-type="float">
            <text:p>0.76489282</text:p>
          </table:table-cell>
          <table:table-cell table:formula="of:=[.A6581]*0.3048" office:value-type="float" office:value="0.233139331536" calcext:value-type="float">
            <text:p>0.233139331536</text:p>
          </table:table-cell>
        </table:table-row>
        <table:table-row table:style-name="ro1">
          <table:table-cell office:value-type="float" office:value="0.73817772" calcext:value-type="float">
            <text:p>0.73817772</text:p>
          </table:table-cell>
          <table:table-cell table:formula="of:=[.A6582]*0.3048" office:value-type="float" office:value="0.224996569056" calcext:value-type="float">
            <text:p>0.224996569056</text:p>
          </table:table-cell>
        </table:table-row>
        <table:table-row table:style-name="ro1">
          <table:table-cell office:value-type="float" office:value="0.71162719" calcext:value-type="float">
            <text:p>0.71162719</text:p>
          </table:table-cell>
          <table:table-cell table:formula="of:=[.A6583]*0.3048" office:value-type="float" office:value="0.216903967512" calcext:value-type="float">
            <text:p>0.216903967512</text:p>
          </table:table-cell>
        </table:table-row>
        <table:table-row table:style-name="ro1">
          <table:table-cell office:value-type="float" office:value="0.68525445" calcext:value-type="float">
            <text:p>0.68525445</text:p>
          </table:table-cell>
          <table:table-cell table:formula="of:=[.A6584]*0.3048" office:value-type="float" office:value="0.20886555636" calcext:value-type="float">
            <text:p>0.20886555636</text:p>
          </table:table-cell>
        </table:table-row>
        <table:table-row table:style-name="ro1">
          <table:table-cell office:value-type="float" office:value="0.65907454" calcext:value-type="float">
            <text:p>0.65907454</text:p>
          </table:table-cell>
          <table:table-cell table:formula="of:=[.A6585]*0.3048" office:value-type="float" office:value="0.200885919792" calcext:value-type="float">
            <text:p>0.200885919792</text:p>
          </table:table-cell>
        </table:table-row>
        <table:table-row table:style-name="ro1">
          <table:table-cell office:value-type="float" office:value="0.63309908" calcext:value-type="float">
            <text:p>0.63309908</text:p>
          </table:table-cell>
          <table:table-cell table:formula="of:=[.A6586]*0.3048" office:value-type="float" office:value="0.192968599584" calcext:value-type="float">
            <text:p>0.192968599584</text:p>
          </table:table-cell>
        </table:table-row>
        <table:table-row table:style-name="ro1">
          <table:table-cell office:value-type="float" office:value="0.60734767" calcext:value-type="float">
            <text:p>0.60734767</text:p>
          </table:table-cell>
          <table:table-cell table:formula="of:=[.A6587]*0.3048" office:value-type="float" office:value="0.185119569816" calcext:value-type="float">
            <text:p>0.185119569816</text:p>
          </table:table-cell>
        </table:table-row>
        <table:table-row table:style-name="ro1">
          <table:table-cell office:value-type="float" office:value="0.58183759" calcext:value-type="float">
            <text:p>0.58183759</text:p>
          </table:table-cell>
          <table:table-cell table:formula="of:=[.A6588]*0.3048" office:value-type="float" office:value="0.177344097432" calcext:value-type="float">
            <text:p>0.177344097432</text:p>
          </table:table-cell>
        </table:table-row>
        <table:table-row table:style-name="ro1">
          <table:table-cell office:value-type="float" office:value="0.55657893" calcext:value-type="float">
            <text:p>0.55657893</text:p>
          </table:table-cell>
          <table:table-cell table:formula="of:=[.A6589]*0.3048" office:value-type="float" office:value="0.169645257864" calcext:value-type="float">
            <text:p>0.169645257864</text:p>
          </table:table-cell>
        </table:table-row>
        <table:table-row table:style-name="ro1">
          <table:table-cell office:value-type="float" office:value="0.53159076" calcext:value-type="float">
            <text:p>0.53159076</text:p>
          </table:table-cell>
          <table:table-cell table:formula="of:=[.A6590]*0.3048" office:value-type="float" office:value="0.162028863648" calcext:value-type="float">
            <text:p>0.162028863648</text:p>
          </table:table-cell>
        </table:table-row>
        <table:table-row table:style-name="ro1">
          <table:table-cell office:value-type="float" office:value="0.50689209" calcext:value-type="float">
            <text:p>0.50689209</text:p>
          </table:table-cell>
          <table:table-cell table:formula="of:=[.A6591]*0.3048" office:value-type="float" office:value="0.154500709032" calcext:value-type="float">
            <text:p>0.154500709032</text:p>
          </table:table-cell>
        </table:table-row>
        <table:table-row table:style-name="ro1">
          <table:table-cell office:value-type="float" office:value="0.4824992" calcext:value-type="float">
            <text:p>0.4824992</text:p>
          </table:table-cell>
          <table:table-cell table:formula="of:=[.A6592]*0.3048" office:value-type="float" office:value="0.14706575616" calcext:value-type="float">
            <text:p>0.14706575616</text:p>
          </table:table-cell>
        </table:table-row>
        <table:table-row table:style-name="ro1">
          <table:table-cell office:value-type="float" office:value="0.4584278" calcext:value-type="float">
            <text:p>0.4584278</text:p>
          </table:table-cell>
          <table:table-cell table:formula="of:=[.A6593]*0.3048" office:value-type="float" office:value="0.13972879344" calcext:value-type="float">
            <text:p>0.13972879344</text:p>
          </table:table-cell>
        </table:table-row>
        <table:table-row table:style-name="ro1">
          <table:table-cell office:value-type="float" office:value="0.4347014" calcext:value-type="float">
            <text:p>0.4347014</text:p>
          </table:table-cell>
          <table:table-cell table:formula="of:=[.A6594]*0.3048" office:value-type="float" office:value="0.13249698672" calcext:value-type="float">
            <text:p>0.13249698672</text:p>
          </table:table-cell>
        </table:table-row>
        <table:table-row table:style-name="ro1">
          <table:table-cell office:value-type="float" office:value="0.4113363" calcext:value-type="float">
            <text:p>0.4113363</text:p>
          </table:table-cell>
          <table:table-cell table:formula="of:=[.A6595]*0.3048" office:value-type="float" office:value="0.12537530424" calcext:value-type="float">
            <text:p>0.12537530424</text:p>
          </table:table-cell>
        </table:table-row>
        <table:table-row table:style-name="ro1">
          <table:table-cell office:value-type="float" office:value="0.388351" calcext:value-type="float">
            <text:p>0.388351</text:p>
          </table:table-cell>
          <table:table-cell table:formula="of:=[.A6596]*0.3048" office:value-type="float" office:value="0.1183693848" calcext:value-type="float">
            <text:p>0.1183693848</text:p>
          </table:table-cell>
        </table:table-row>
        <table:table-row table:style-name="ro1">
          <table:table-cell office:value-type="float" office:value="0.3657726" calcext:value-type="float">
            <text:p>0.3657726</text:p>
          </table:table-cell>
          <table:table-cell table:formula="of:=[.A6597]*0.3048" office:value-type="float" office:value="0.11148748848" calcext:value-type="float">
            <text:p>0.11148748848</text:p>
          </table:table-cell>
        </table:table-row>
        <table:table-row table:style-name="ro1">
          <table:table-cell office:value-type="float" office:value="0.343621" calcext:value-type="float">
            <text:p>0.343621</text:p>
          </table:table-cell>
          <table:table-cell table:formula="of:=[.A6598]*0.3048" office:value-type="float" office:value="0.1047356808" calcext:value-type="float">
            <text:p>0.1047356808</text:p>
          </table:table-cell>
        </table:table-row>
        <table:table-row table:style-name="ro1">
          <table:table-cell office:value-type="float" office:value="0.3219062" calcext:value-type="float">
            <text:p>0.3219062</text:p>
          </table:table-cell>
          <table:table-cell table:formula="of:=[.A6599]*0.3048" office:value-type="float" office:value="0.09811700976" calcext:value-type="float">
            <text:p>0.09811700976</text:p>
          </table:table-cell>
        </table:table-row>
        <table:table-row table:style-name="ro1">
          <table:table-cell office:value-type="float" office:value="0.3006585" calcext:value-type="float">
            <text:p>0.3006585</text:p>
          </table:table-cell>
          <table:table-cell table:formula="of:=[.A6600]*0.3048" office:value-type="float" office:value="0.0916407108" calcext:value-type="float">
            <text:p>0.0916407108</text:p>
          </table:table-cell>
        </table:table-row>
        <table:table-row table:style-name="ro1">
          <table:table-cell office:value-type="float" office:value="0.279892" calcext:value-type="float">
            <text:p>0.279892</text:p>
          </table:table-cell>
          <table:table-cell table:formula="of:=[.A6601]*0.3048" office:value-type="float" office:value="0.0853110816" calcext:value-type="float">
            <text:p>0.0853110816</text:p>
          </table:table-cell>
        </table:table-row>
        <table:table-row table:style-name="ro1">
          <table:table-cell office:value-type="float" office:value="0.2596285" calcext:value-type="float">
            <text:p>0.2596285</text:p>
          </table:table-cell>
          <table:table-cell table:formula="of:=[.A6602]*0.3048" office:value-type="float" office:value="0.0791347668" calcext:value-type="float">
            <text:p>0.0791347668</text:p>
          </table:table-cell>
        </table:table-row>
        <table:table-row table:style-name="ro1">
          <table:table-cell office:value-type="float" office:value="0.2398807" calcext:value-type="float">
            <text:p>0.2398807</text:p>
          </table:table-cell>
          <table:table-cell table:formula="of:=[.A6603]*0.3048" office:value-type="float" office:value="0.07311563736" calcext:value-type="float">
            <text:p>0.07311563736</text:p>
          </table:table-cell>
        </table:table-row>
        <table:table-row table:style-name="ro1">
          <table:table-cell office:value-type="float" office:value="0.2206682" calcext:value-type="float">
            <text:p>0.2206682</text:p>
          </table:table-cell>
          <table:table-cell table:formula="of:=[.A6604]*0.3048" office:value-type="float" office:value="0.06725966736" calcext:value-type="float">
            <text:p>0.06725966736</text:p>
          </table:table-cell>
        </table:table-row>
        <table:table-row table:style-name="ro1">
          <table:table-cell office:value-type="float" office:value="0.2020034" calcext:value-type="float">
            <text:p>0.2020034</text:p>
          </table:table-cell>
          <table:table-cell table:formula="of:=[.A6605]*0.3048" office:value-type="float" office:value="0.06157063632" calcext:value-type="float">
            <text:p>0.06157063632</text:p>
          </table:table-cell>
        </table:table-row>
        <table:table-row table:style-name="ro1">
          <table:table-cell office:value-type="float" office:value="0.1839027" calcext:value-type="float">
            <text:p>0.1839027</text:p>
          </table:table-cell>
          <table:table-cell table:formula="of:=[.A6606]*0.3048" office:value-type="float" office:value="0.05605354296" calcext:value-type="float">
            <text:p>0.05605354296</text:p>
          </table:table-cell>
        </table:table-row>
        <table:table-row table:style-name="ro1">
          <table:table-cell office:value-type="float" office:value="0.166376" calcext:value-type="float">
            <text:p>0.166376</text:p>
          </table:table-cell>
          <table:table-cell table:formula="of:=[.A6607]*0.3048" office:value-type="float" office:value="0.0507114048" calcext:value-type="float">
            <text:p>0.0507114048</text:p>
          </table:table-cell>
        </table:table-row>
        <table:table-row table:style-name="ro1">
          <table:table-cell office:value-type="float" office:value="0.1494385" calcext:value-type="float">
            <text:p>0.1494385</text:p>
          </table:table-cell>
          <table:table-cell table:formula="of:=[.A6608]*0.3048" office:value-type="float" office:value="0.0455488548" calcext:value-type="float">
            <text:p>0.0455488548</text:p>
          </table:table-cell>
        </table:table-row>
        <table:table-row table:style-name="ro1">
          <table:table-cell office:value-type="float" office:value="0.1331002" calcext:value-type="float">
            <text:p>0.1331002</text:p>
          </table:table-cell>
          <table:table-cell table:formula="of:=[.A6609]*0.3048" office:value-type="float" office:value="0.04056894096" calcext:value-type="float">
            <text:p>0.04056894096</text:p>
          </table:table-cell>
        </table:table-row>
        <table:table-row table:style-name="ro1">
          <table:table-cell office:value-type="float" office:value="0.1173719" calcext:value-type="float">
            <text:p>0.1173719</text:p>
          </table:table-cell>
          <table:table-cell table:formula="of:=[.A6610]*0.3048" office:value-type="float" office:value="0.03577495512" calcext:value-type="float">
            <text:p>0.03577495512</text:p>
          </table:table-cell>
        </table:table-row>
        <table:table-row table:style-name="ro1">
          <table:table-cell office:value-type="float" office:value="0.1022642" calcext:value-type="float">
            <text:p>0.1022642</text:p>
          </table:table-cell>
          <table:table-cell table:formula="of:=[.A6611]*0.3048" office:value-type="float" office:value="0.03117012816" calcext:value-type="float">
            <text:p>0.03117012816</text:p>
          </table:table-cell>
        </table:table-row>
        <table:table-row table:style-name="ro1">
          <table:table-cell office:value-type="float" office:value="0.0877794000000001" calcext:value-type="float">
            <text:p>0.0877794</text:p>
          </table:table-cell>
          <table:table-cell table:formula="of:=[.A6612]*0.3048" office:value-type="float" office:value="0.02675516112" calcext:value-type="float">
            <text:p>0.02675516112</text:p>
          </table:table-cell>
        </table:table-row>
        <table:table-row table:style-name="ro1">
          <table:table-cell office:value-type="float" office:value="0.0739303" calcext:value-type="float">
            <text:p>0.0739303</text:p>
          </table:table-cell>
          <table:table-cell table:formula="of:=[.A6613]*0.3048" office:value-type="float" office:value="0.02253395544" calcext:value-type="float">
            <text:p>0.02253395544</text:p>
          </table:table-cell>
        </table:table-row>
        <table:table-row table:style-name="ro1">
          <table:table-cell office:value-type="float" office:value="0.0607226999999999" calcext:value-type="float">
            <text:p>0.0607227</text:p>
          </table:table-cell>
          <table:table-cell table:formula="of:=[.A6614]*0.3048" office:value-type="float" office:value="0.01850827896" calcext:value-type="float">
            <text:p>0.01850827896</text:p>
          </table:table-cell>
        </table:table-row>
        <table:table-row table:style-name="ro1">
          <table:table-cell office:value-type="float" office:value="0.0481560000000001" calcext:value-type="float">
            <text:p>0.048156</text:p>
          </table:table-cell>
          <table:table-cell table:formula="of:=[.A6615]*0.3048" office:value-type="float" office:value="0.0146779488" calcext:value-type="float">
            <text:p>0.0146779488</text:p>
          </table:table-cell>
        </table:table-row>
        <table:table-row table:style-name="ro1">
          <table:table-cell office:value-type="float" office:value="0.0362418" calcext:value-type="float">
            <text:p>0.0362418</text:p>
          </table:table-cell>
          <table:table-cell table:formula="of:=[.A6616]*0.3048" office:value-type="float" office:value="0.01104650064" calcext:value-type="float">
            <text:p>0.01104650064</text:p>
          </table:table-cell>
        </table:table-row>
        <table:table-row table:style-name="ro1">
          <table:table-cell office:value-type="float" office:value="0.0249777" calcext:value-type="float">
            <text:p>0.0249777</text:p>
          </table:table-cell>
          <table:table-cell table:formula="of:=[.A6617]*0.3048" office:value-type="float" office:value="0.00761320296" calcext:value-type="float">
            <text:p>0.00761320296</text:p>
          </table:table-cell>
        </table:table-row>
        <table:table-row table:style-name="ro1">
          <table:table-cell office:value-type="float" office:value="0.0143690000000001" calcext:value-type="float">
            <text:p>0.014369</text:p>
          </table:table-cell>
          <table:table-cell table:formula="of:=[.A6618]*0.3048" office:value-type="float" office:value="0.00437967120000003" calcext:value-type="float">
            <text:p>0.0043796712</text:p>
          </table:table-cell>
        </table:table-row>
        <table:table-row table:style-name="ro1">
          <table:table-cell office:value-type="float" office:value="0.00441380000000002" calcext:value-type="float">
            <text:p>0.0044138</text:p>
          </table:table-cell>
          <table:table-cell table:formula="of:=[.A6619]*0.3048" office:value-type="float" office:value="0.00134532624000001" calcext:value-type="float">
            <text:p>0.00134532624</text:p>
          </table:table-cell>
        </table:table-row>
        <table:table-row table:style-name="ro1">
          <table:table-cell office:value-type="float" office:value="-0.00488580000000005" calcext:value-type="float">
            <text:p>-0.0048858</text:p>
          </table:table-cell>
          <table:table-cell table:formula="of:=[.A6620]*0.3048" office:value-type="float" office:value="-0.00148919184000002" calcext:value-type="float">
            <text:p>-0.00148919184</text:p>
          </table:table-cell>
        </table:table-row>
        <table:table-row table:style-name="ro1">
          <table:table-cell office:value-type="float" office:value="-0.0135282999999999" calcext:value-type="float">
            <text:p>-0.0135283</text:p>
          </table:table-cell>
          <table:table-cell table:formula="of:=[.A6621]*0.3048" office:value-type="float" office:value="-0.00412342583999997" calcext:value-type="float">
            <text:p>-0.00412342584</text:p>
          </table:table-cell>
        </table:table-row>
        <table:table-row table:style-name="ro1">
          <table:table-cell office:value-type="float" office:value="-0.0215148000000001" calcext:value-type="float">
            <text:p>-0.0215148</text:p>
          </table:table-cell>
          <table:table-cell table:formula="of:=[.A6622]*0.3048" office:value-type="float" office:value="-0.00655771104000003" calcext:value-type="float">
            <text:p>-0.00655771104</text:p>
          </table:table-cell>
        </table:table-row>
        <table:table-row table:style-name="ro1">
          <table:table-cell office:value-type="float" office:value="-0.0288432000000001" calcext:value-type="float">
            <text:p>-0.0288432</text:p>
          </table:table-cell>
          <table:table-cell table:formula="of:=[.A6623]*0.3048" office:value-type="float" office:value="-0.00879140736000003" calcext:value-type="float">
            <text:p>-0.00879140736</text:p>
          </table:table-cell>
        </table:table-row>
        <table:table-row table:style-name="ro1">
          <table:table-cell office:value-type="float" office:value="-0.0355194999999999" calcext:value-type="float">
            <text:p>-0.0355195</text:p>
          </table:table-cell>
          <table:table-cell table:formula="of:=[.A6624]*0.3048" office:value-type="float" office:value="-0.0108263436" calcext:value-type="float">
            <text:p>-0.0108263436</text:p>
          </table:table-cell>
        </table:table-row>
        <table:table-row table:style-name="ro1">
          <table:table-cell office:value-type="float" office:value="-0.0415421" calcext:value-type="float">
            <text:p>-0.0415421</text:p>
          </table:table-cell>
          <table:table-cell table:formula="of:=[.A6625]*0.3048" office:value-type="float" office:value="-0.01266203208" calcext:value-type="float">
            <text:p>-0.01266203208</text:p>
          </table:table-cell>
        </table:table-row>
        <table:table-row table:style-name="ro1">
          <table:table-cell office:value-type="float" office:value="-0.0469124000000001" calcext:value-type="float">
            <text:p>-0.0469124</text:p>
          </table:table-cell>
          <table:table-cell table:formula="of:=[.A6626]*0.3048" office:value-type="float" office:value="-0.01429889952" calcext:value-type="float">
            <text:p>-0.01429889952</text:p>
          </table:table-cell>
        </table:table-row>
        <table:table-row table:style-name="ro1">
          <table:table-cell office:value-type="float" office:value="-0.0516334000000001" calcext:value-type="float">
            <text:p>-0.0516334</text:p>
          </table:table-cell>
          <table:table-cell table:formula="of:=[.A6627]*0.3048" office:value-type="float" office:value="-0.01573786032" calcext:value-type="float">
            <text:p>-0.01573786032</text:p>
          </table:table-cell>
        </table:table-row>
        <table:table-row table:style-name="ro1">
          <table:table-cell office:value-type="float" office:value="-0.0557049999999999" calcext:value-type="float">
            <text:p>-0.055705</text:p>
          </table:table-cell>
          <table:table-cell table:formula="of:=[.A6628]*0.3048" office:value-type="float" office:value="-0.016978884" calcext:value-type="float">
            <text:p>-0.016978884</text:p>
          </table:table-cell>
        </table:table-row>
        <table:table-row table:style-name="ro1">
          <table:table-cell office:value-type="float" office:value="-0.0591272" calcext:value-type="float">
            <text:p>-0.0591272</text:p>
          </table:table-cell>
          <table:table-cell table:formula="of:=[.A6629]*0.3048" office:value-type="float" office:value="-0.01802197056" calcext:value-type="float">
            <text:p>-0.01802197056</text:p>
          </table:table-cell>
        </table:table-row>
        <table:table-row table:style-name="ro1">
          <table:table-cell office:value-type="float" office:value="-0.0619007" calcext:value-type="float">
            <text:p>-0.0619007</text:p>
          </table:table-cell>
          <table:table-cell table:formula="of:=[.A6630]*0.3048" office:value-type="float" office:value="-0.01886733336" calcext:value-type="float">
            <text:p>-0.01886733336</text:p>
          </table:table-cell>
        </table:table-row>
        <table:table-row table:style-name="ro1">
          <table:table-cell office:value-type="float" office:value="-0.0640304" calcext:value-type="float">
            <text:p>-0.0640304</text:p>
          </table:table-cell>
          <table:table-cell table:formula="of:=[.A6631]*0.3048" office:value-type="float" office:value="-0.01951646592" calcext:value-type="float">
            <text:p>-0.01951646592</text:p>
          </table:table-cell>
        </table:table-row>
        <table:table-row table:style-name="ro1">
          <table:table-cell office:value-type="float" office:value="-0.0655205999999999" calcext:value-type="float">
            <text:p>-0.0655206</text:p>
          </table:table-cell>
          <table:table-cell table:formula="of:=[.A6632]*0.3048" office:value-type="float" office:value="-0.01997067888" calcext:value-type="float">
            <text:p>-0.01997067888</text:p>
          </table:table-cell>
        </table:table-row>
        <table:table-row table:style-name="ro1">
          <table:table-cell office:value-type="float" office:value="-0.0663608" calcext:value-type="float">
            <text:p>-0.0663608</text:p>
          </table:table-cell>
          <table:table-cell table:formula="of:=[.A6633]*0.3048" office:value-type="float" office:value="-0.02022677184" calcext:value-type="float">
            <text:p>-0.02022677184</text:p>
          </table:table-cell>
        </table:table-row>
        <table:table-row table:style-name="ro1">
          <table:table-cell office:value-type="float" office:value="-0.0665559" calcext:value-type="float">
            <text:p>-0.0665559</text:p>
          </table:table-cell>
          <table:table-cell table:formula="of:=[.A6634]*0.3048" office:value-type="float" office:value="-0.02028623832" calcext:value-type="float">
            <text:p>-0.02028623832</text:p>
          </table:table-cell>
        </table:table-row>
        <table:table-row table:style-name="ro1">
          <table:table-cell office:value-type="float" office:value="-0.0661006" calcext:value-type="float">
            <text:p>-0.0661006</text:p>
          </table:table-cell>
          <table:table-cell table:formula="of:=[.A6635]*0.3048" office:value-type="float" office:value="-0.02014746288" calcext:value-type="float">
            <text:p>-0.02014746288</text:p>
          </table:table-cell>
        </table:table-row>
        <table:table-row table:style-name="ro1">
          <table:table-cell office:value-type="float" office:value="-0.0649925" calcext:value-type="float">
            <text:p>-0.0649925</text:p>
          </table:table-cell>
          <table:table-cell table:formula="of:=[.A6636]*0.3048" office:value-type="float" office:value="-0.019809714" calcext:value-type="float">
            <text:p>-0.019809714</text:p>
          </table:table-cell>
        </table:table-row>
        <table:table-row table:style-name="ro1">
          <table:table-cell office:value-type="float" office:value="-0.0632248" calcext:value-type="float">
            <text:p>-0.0632248</text:p>
          </table:table-cell>
          <table:table-cell table:formula="of:=[.A6637]*0.3048" office:value-type="float" office:value="-0.01927091904" calcext:value-type="float">
            <text:p>-0.01927091904</text:p>
          </table:table-cell>
        </table:table-row>
        <table:table-row table:style-name="ro1">
          <table:table-cell office:value-type="float" office:value="-0.0607930000000001" calcext:value-type="float">
            <text:p>-0.060793</text:p>
          </table:table-cell>
          <table:table-cell table:formula="of:=[.A6638]*0.3048" office:value-type="float" office:value="-0.0185297064" calcext:value-type="float">
            <text:p>-0.0185297064</text:p>
          </table:table-cell>
        </table:table-row>
        <table:table-row table:style-name="ro1">
          <table:table-cell office:value-type="float" office:value="-0.0576926" calcext:value-type="float">
            <text:p>-0.0576926</text:p>
          </table:table-cell>
          <table:table-cell table:formula="of:=[.A6639]*0.3048" office:value-type="float" office:value="-0.01758470448" calcext:value-type="float">
            <text:p>-0.01758470448</text:p>
          </table:table-cell>
        </table:table-row>
        <table:table-row table:style-name="ro1">
          <table:table-cell office:value-type="float" office:value="-0.0539168999999999" calcext:value-type="float">
            <text:p>-0.0539169</text:p>
          </table:table-cell>
          <table:table-cell table:formula="of:=[.A6640]*0.3048" office:value-type="float" office:value="-0.01643387112" calcext:value-type="float">
            <text:p>-0.01643387112</text:p>
          </table:table-cell>
        </table:table-row>
        <table:table-row table:style-name="ro1">
          <table:table-cell office:value-type="float" office:value="-0.0494583" calcext:value-type="float">
            <text:p>-0.0494583</text:p>
          </table:table-cell>
          <table:table-cell table:formula="of:=[.A6641]*0.3048" office:value-type="float" office:value="-0.01507488984" calcext:value-type="float">
            <text:p>-0.01507488984</text:p>
          </table:table-cell>
        </table:table-row>
        <table:table-row table:style-name="ro1">
          <table:table-cell office:value-type="float" office:value="-0.0443083" calcext:value-type="float">
            <text:p>-0.0443083</text:p>
          </table:table-cell>
          <table:table-cell table:formula="of:=[.A6642]*0.3048" office:value-type="float" office:value="-0.01350516984" calcext:value-type="float">
            <text:p>-0.01350516984</text:p>
          </table:table-cell>
        </table:table-row>
        <table:table-row table:style-name="ro1">
          <table:table-cell office:value-type="float" office:value="-0.0384591999999999" calcext:value-type="float">
            <text:p>-0.0384592</text:p>
          </table:table-cell>
          <table:table-cell table:formula="of:=[.A6643]*0.3048" office:value-type="float" office:value="-0.01172236416" calcext:value-type="float">
            <text:p>-0.01172236416</text:p>
          </table:table-cell>
        </table:table-row>
        <table:table-row table:style-name="ro1">
          <table:table-cell office:value-type="float" office:value="-0.0319050999999999" calcext:value-type="float">
            <text:p>-0.0319051</text:p>
          </table:table-cell>
          <table:table-cell table:formula="of:=[.A6644]*0.3048" office:value-type="float" office:value="-0.00972467447999997" calcext:value-type="float">
            <text:p>-0.00972467448</text:p>
          </table:table-cell>
        </table:table-row>
        <table:table-row table:style-name="ro1">
          <table:table-cell office:value-type="float" office:value="-0.0246316" calcext:value-type="float">
            <text:p>-0.0246316</text:p>
          </table:table-cell>
          <table:table-cell table:formula="of:=[.A6645]*0.3048" office:value-type="float" office:value="-0.00750771168" calcext:value-type="float">
            <text:p>-0.00750771168</text:p>
          </table:table-cell>
        </table:table-row>
        <table:table-row table:style-name="ro1">
          <table:table-cell office:value-type="float" office:value="-0.0166341999999999" calcext:value-type="float">
            <text:p>-0.0166342</text:p>
          </table:table-cell>
          <table:table-cell table:formula="of:=[.A6646]*0.3048" office:value-type="float" office:value="-0.00507010415999997" calcext:value-type="float">
            <text:p>-0.00507010416</text:p>
          </table:table-cell>
        </table:table-row>
        <table:table-row table:style-name="ro1">
          <table:table-cell office:value-type="float" office:value="-0.00790369999999996" calcext:value-type="float">
            <text:p>-0.0079037</text:p>
          </table:table-cell>
          <table:table-cell table:formula="of:=[.A6647]*0.3048" office:value-type="float" office:value="-0.00240904775999999" calcext:value-type="float">
            <text:p>-0.00240904776</text:p>
          </table:table-cell>
        </table:table-row>
        <table:table-row table:style-name="ro1">
          <table:table-cell office:value-type="float" office:value="0.0015696999999999" calcext:value-type="float">
            <text:p>0.0015697</text:p>
          </table:table-cell>
          <table:table-cell table:formula="of:=[.A6648]*0.3048" office:value-type="float" office:value="0.000478444559999969" calcext:value-type="float">
            <text:p>0.00047844456</text:p>
          </table:table-cell>
        </table:table-row>
        <table:table-row table:style-name="ro1">
          <table:table-cell office:value-type="float" office:value="0.0117925000000001" calcext:value-type="float">
            <text:p>0.0117925</text:p>
          </table:table-cell>
          <table:table-cell table:formula="of:=[.A6649]*0.3048" office:value-type="float" office:value="0.00359435400000003" calcext:value-type="float">
            <text:p>0.003594354</text:p>
          </table:table-cell>
        </table:table-row>
        <table:table-row table:style-name="ro1">
          <table:table-cell office:value-type="float" office:value="0.0227736999999999" calcext:value-type="float">
            <text:p>0.0227737</text:p>
          </table:table-cell>
          <table:table-cell table:formula="of:=[.A6650]*0.3048" office:value-type="float" office:value="0.00694142375999997" calcext:value-type="float">
            <text:p>0.00694142376</text:p>
          </table:table-cell>
        </table:table-row>
        <table:table-row table:style-name="ro1">
          <table:table-cell office:value-type="float" office:value="0.0345219000000001" calcext:value-type="float">
            <text:p>0.0345219</text:p>
          </table:table-cell>
          <table:table-cell table:formula="of:=[.A6651]*0.3048" office:value-type="float" office:value="0.01052227512" calcext:value-type="float">
            <text:p>0.01052227512</text:p>
          </table:table-cell>
        </table:table-row>
        <table:table-row table:style-name="ro1">
          <table:table-cell office:value-type="float" office:value="0.0470428000000001" calcext:value-type="float">
            <text:p>0.0470428</text:p>
          </table:table-cell>
          <table:table-cell table:formula="of:=[.A6652]*0.3048" office:value-type="float" office:value="0.01433864544" calcext:value-type="float">
            <text:p>0.01433864544</text:p>
          </table:table-cell>
        </table:table-row>
        <table:table-row table:style-name="ro1">
          <table:table-cell office:value-type="float" office:value="0.0603433" calcext:value-type="float">
            <text:p>0.0603433</text:p>
          </table:table-cell>
          <table:table-cell table:formula="of:=[.A6653]*0.3048" office:value-type="float" office:value="0.01839263784" calcext:value-type="float">
            <text:p>0.01839263784</text:p>
          </table:table-cell>
        </table:table-row>
        <table:table-row table:style-name="ro1">
          <table:table-cell office:value-type="float" office:value="0.0744307" calcext:value-type="float">
            <text:p>0.0744307</text:p>
          </table:table-cell>
          <table:table-cell table:formula="of:=[.A6654]*0.3048" office:value-type="float" office:value="0.02268647736" calcext:value-type="float">
            <text:p>0.02268647736</text:p>
          </table:table-cell>
        </table:table-row>
        <table:table-row table:style-name="ro1">
          <table:table-cell office:value-type="float" office:value="0.0893078" calcext:value-type="float">
            <text:p>0.0893078</text:p>
          </table:table-cell>
          <table:table-cell table:formula="of:=[.A6655]*0.3048" office:value-type="float" office:value="0.02722101744" calcext:value-type="float">
            <text:p>0.02722101744</text:p>
          </table:table-cell>
        </table:table-row>
        <table:table-row table:style-name="ro1">
          <table:table-cell office:value-type="float" office:value="0.1049792" calcext:value-type="float">
            <text:p>0.1049792</text:p>
          </table:table-cell>
          <table:table-cell table:formula="of:=[.A6656]*0.3048" office:value-type="float" office:value="0.03199766016" calcext:value-type="float">
            <text:p>0.03199766016</text:p>
          </table:table-cell>
        </table:table-row>
        <table:table-row table:style-name="ro1">
          <table:table-cell office:value-type="float" office:value="0.1214522" calcext:value-type="float">
            <text:p>0.1214522</text:p>
          </table:table-cell>
          <table:table-cell table:formula="of:=[.A6657]*0.3048" office:value-type="float" office:value="0.03701863056" calcext:value-type="float">
            <text:p>0.03701863056</text:p>
          </table:table-cell>
        </table:table-row>
        <table:table-row table:style-name="ro1">
          <table:table-cell office:value-type="float" office:value="0.1387304" calcext:value-type="float">
            <text:p>0.1387304</text:p>
          </table:table-cell>
          <table:table-cell table:formula="of:=[.A6658]*0.3048" office:value-type="float" office:value="0.04228502592" calcext:value-type="float">
            <text:p>0.04228502592</text:p>
          </table:table-cell>
        </table:table-row>
        <table:table-row table:style-name="ro1">
          <table:table-cell office:value-type="float" office:value="0.156808" calcext:value-type="float">
            <text:p>0.156808</text:p>
          </table:table-cell>
          <table:table-cell table:formula="of:=[.A6659]*0.3048" office:value-type="float" office:value="0.0477950784" calcext:value-type="float">
            <text:p>0.0477950784</text:p>
          </table:table-cell>
        </table:table-row>
        <table:table-row table:style-name="ro1">
          <table:table-cell office:value-type="float" office:value="0.1756886" calcext:value-type="float">
            <text:p>0.1756886</text:p>
          </table:table-cell>
          <table:table-cell table:formula="of:=[.A6660]*0.3048" office:value-type="float" office:value="0.05354988528" calcext:value-type="float">
            <text:p>0.05354988528</text:p>
          </table:table-cell>
        </table:table-row>
        <table:table-row table:style-name="ro1">
          <table:table-cell office:value-type="float" office:value="0.1953684" calcext:value-type="float">
            <text:p>0.1953684</text:p>
          </table:table-cell>
          <table:table-cell table:formula="of:=[.A6661]*0.3048" office:value-type="float" office:value="0.05954828832" calcext:value-type="float">
            <text:p>0.05954828832</text:p>
          </table:table-cell>
        </table:table-row>
        <table:table-row table:style-name="ro1">
          <table:table-cell office:value-type="float" office:value="0.2158422" calcext:value-type="float">
            <text:p>0.2158422</text:p>
          </table:table-cell>
          <table:table-cell table:formula="of:=[.A6662]*0.3048" office:value-type="float" office:value="0.06578870256" calcext:value-type="float">
            <text:p>0.06578870256</text:p>
          </table:table-cell>
        </table:table-row>
        <table:table-row table:style-name="ro1">
          <table:table-cell office:value-type="float" office:value="0.2371063" calcext:value-type="float">
            <text:p>0.2371063</text:p>
          </table:table-cell>
          <table:table-cell table:formula="of:=[.A6663]*0.3048" office:value-type="float" office:value="0.07227000024" calcext:value-type="float">
            <text:p>0.07227000024</text:p>
          </table:table-cell>
        </table:table-row>
        <table:table-row table:style-name="ro1">
          <table:table-cell office:value-type="float" office:value="0.2591501" calcext:value-type="float">
            <text:p>0.2591501</text:p>
          </table:table-cell>
          <table:table-cell table:formula="of:=[.A6664]*0.3048" office:value-type="float" office:value="0.07898895048" calcext:value-type="float">
            <text:p>0.07898895048</text:p>
          </table:table-cell>
        </table:table-row>
        <table:table-row table:style-name="ro1">
          <table:table-cell office:value-type="float" office:value="0.2819713" calcext:value-type="float">
            <text:p>0.2819713</text:p>
          </table:table-cell>
          <table:table-cell table:formula="of:=[.A6665]*0.3048" office:value-type="float" office:value="0.08594485224" calcext:value-type="float">
            <text:p>0.08594485224</text:p>
          </table:table-cell>
        </table:table-row>
        <table:table-row table:style-name="ro1">
          <table:table-cell office:value-type="float" office:value="0.3055561" calcext:value-type="float">
            <text:p>0.3055561</text:p>
          </table:table-cell>
          <table:table-cell table:formula="of:=[.A6666]*0.3048" office:value-type="float" office:value="0.09313349928" calcext:value-type="float">
            <text:p>0.09313349928</text:p>
          </table:table-cell>
        </table:table-row>
        <table:table-row table:style-name="ro1">
          <table:table-cell office:value-type="float" office:value="0.3298937" calcext:value-type="float">
            <text:p>0.3298937</text:p>
          </table:table-cell>
          <table:table-cell table:formula="of:=[.A6667]*0.3048" office:value-type="float" office:value="0.10055159976" calcext:value-type="float">
            <text:p>0.10055159976</text:p>
          </table:table-cell>
        </table:table-row>
        <table:table-row table:style-name="ro1">
          <table:table-cell office:value-type="float" office:value="0.3549737" calcext:value-type="float">
            <text:p>0.3549737</text:p>
          </table:table-cell>
          <table:table-cell table:formula="of:=[.A6668]*0.3048" office:value-type="float" office:value="0.10819598376" calcext:value-type="float">
            <text:p>0.10819598376</text:p>
          </table:table-cell>
        </table:table-row>
        <table:table-row table:style-name="ro1">
          <table:table-cell office:value-type="float" office:value="0.3807797" calcext:value-type="float">
            <text:p>0.3807797</text:p>
          </table:table-cell>
          <table:table-cell table:formula="of:=[.A6669]*0.3048" office:value-type="float" office:value="0.11606165256" calcext:value-type="float">
            <text:p>0.11606165256</text:p>
          </table:table-cell>
        </table:table-row>
        <table:table-row table:style-name="ro1">
          <table:table-cell office:value-type="float" office:value="0.4072973" calcext:value-type="float">
            <text:p>0.4072973</text:p>
          </table:table-cell>
          <table:table-cell table:formula="of:=[.A6670]*0.3048" office:value-type="float" office:value="0.12414421704" calcext:value-type="float">
            <text:p>0.12414421704</text:p>
          </table:table-cell>
        </table:table-row>
        <table:table-row table:style-name="ro1">
          <table:table-cell office:value-type="float" office:value="0.4345098" calcext:value-type="float">
            <text:p>0.4345098</text:p>
          </table:table-cell>
          <table:table-cell table:formula="of:=[.A6671]*0.3048" office:value-type="float" office:value="0.13243858704" calcext:value-type="float">
            <text:p>0.13243858704</text:p>
          </table:table-cell>
        </table:table-row>
        <table:table-row table:style-name="ro1">
          <table:table-cell office:value-type="float" office:value="0.4623983" calcext:value-type="float">
            <text:p>0.4623983</text:p>
          </table:table-cell>
          <table:table-cell table:formula="of:=[.A6672]*0.3048" office:value-type="float" office:value="0.14093900184" calcext:value-type="float">
            <text:p>0.14093900184</text:p>
          </table:table-cell>
        </table:table-row>
        <table:table-row table:style-name="ro1">
          <table:table-cell office:value-type="float" office:value="0.490941" calcext:value-type="float">
            <text:p>0.490941</text:p>
          </table:table-cell>
          <table:table-cell table:formula="of:=[.A6673]*0.3048" office:value-type="float" office:value="0.1496388168" calcext:value-type="float">
            <text:p>0.1496388168</text:p>
          </table:table-cell>
        </table:table-row>
        <table:table-row table:style-name="ro1">
          <table:table-cell office:value-type="float" office:value="0.52011955" calcext:value-type="float">
            <text:p>0.52011955</text:p>
          </table:table-cell>
          <table:table-cell table:formula="of:=[.A6674]*0.3048" office:value-type="float" office:value="0.15853243884" calcext:value-type="float">
            <text:p>0.15853243884</text:p>
          </table:table-cell>
        </table:table-row>
        <table:table-row table:style-name="ro1">
          <table:table-cell office:value-type="float" office:value="0.5499053" calcext:value-type="float">
            <text:p>0.5499053</text:p>
          </table:table-cell>
          <table:table-cell table:formula="of:=[.A6675]*0.3048" office:value-type="float" office:value="0.16761113544" calcext:value-type="float">
            <text:p>0.16761113544</text:p>
          </table:table-cell>
        </table:table-row>
        <table:table-row table:style-name="ro1">
          <table:table-cell office:value-type="float" office:value="0.58026791" calcext:value-type="float">
            <text:p>0.58026791</text:p>
          </table:table-cell>
          <table:table-cell table:formula="of:=[.A6676]*0.3048" office:value-type="float" office:value="0.176865658968" calcext:value-type="float">
            <text:p>0.176865658968</text:p>
          </table:table-cell>
        </table:table-row>
        <table:table-row table:style-name="ro1">
          <table:table-cell office:value-type="float" office:value="0.61119252" calcext:value-type="float">
            <text:p>0.61119252</text:p>
          </table:table-cell>
          <table:table-cell table:formula="of:=[.A6677]*0.3048" office:value-type="float" office:value="0.186291480096" calcext:value-type="float">
            <text:p>0.186291480096</text:p>
          </table:table-cell>
        </table:table-row>
        <table:table-row table:style-name="ro1">
          <table:table-cell office:value-type="float" office:value="0.6426416" calcext:value-type="float">
            <text:p>0.6426416</text:p>
          </table:table-cell>
          <table:table-cell table:formula="of:=[.A6678]*0.3048" office:value-type="float" office:value="0.19587715968" calcext:value-type="float">
            <text:p>0.19587715968</text:p>
          </table:table-cell>
        </table:table-row>
        <table:table-row table:style-name="ro1">
          <table:table-cell office:value-type="float" office:value="0.67458671" calcext:value-type="float">
            <text:p>0.67458671</text:p>
          </table:table-cell>
          <table:table-cell table:formula="of:=[.A6679]*0.3048" office:value-type="float" office:value="0.205614029208" calcext:value-type="float">
            <text:p>0.205614029208</text:p>
          </table:table-cell>
        </table:table-row>
        <table:table-row table:style-name="ro1">
          <table:table-cell office:value-type="float" office:value="0.70700204" calcext:value-type="float">
            <text:p>0.70700204</text:p>
          </table:table-cell>
          <table:table-cell table:formula="of:=[.A6680]*0.3048" office:value-type="float" office:value="0.215494221792" calcext:value-type="float">
            <text:p>0.215494221792</text:p>
          </table:table-cell>
        </table:table-row>
        <table:table-row table:style-name="ro1">
          <table:table-cell office:value-type="float" office:value="0.73985213" calcext:value-type="float">
            <text:p>0.73985213</text:p>
          </table:table-cell>
          <table:table-cell table:formula="of:=[.A6681]*0.3048" office:value-type="float" office:value="0.225506929224" calcext:value-type="float">
            <text:p>0.225506929224</text:p>
          </table:table-cell>
        </table:table-row>
        <table:table-row table:style-name="ro1">
          <table:table-cell office:value-type="float" office:value="0.77310133" calcext:value-type="float">
            <text:p>0.77310133</text:p>
          </table:table-cell>
          <table:table-cell table:formula="of:=[.A6682]*0.3048" office:value-type="float" office:value="0.235641285384" calcext:value-type="float">
            <text:p>0.235641285384</text:p>
          </table:table-cell>
        </table:table-row>
        <table:table-row table:style-name="ro1">
          <table:table-cell office:value-type="float" office:value="0.80671853" calcext:value-type="float">
            <text:p>0.80671853</text:p>
          </table:table-cell>
          <table:table-cell table:formula="of:=[.A6683]*0.3048" office:value-type="float" office:value="0.245887807944" calcext:value-type="float">
            <text:p>0.245887807944</text:p>
          </table:table-cell>
        </table:table-row>
        <table:table-row table:style-name="ro1">
          <table:table-cell office:value-type="float" office:value="0.84066546" calcext:value-type="float">
            <text:p>0.84066546</text:p>
          </table:table-cell>
          <table:table-cell table:formula="of:=[.A6684]*0.3048" office:value-type="float" office:value="0.256234832208" calcext:value-type="float">
            <text:p>0.256234832208</text:p>
          </table:table-cell>
        </table:table-row>
        <table:table-row table:style-name="ro1">
          <table:table-cell office:value-type="float" office:value="0.87490517" calcext:value-type="float">
            <text:p>0.87490517</text:p>
          </table:table-cell>
          <table:table-cell table:formula="of:=[.A6685]*0.3048" office:value-type="float" office:value="0.266671095816" calcext:value-type="float">
            <text:p>0.266671095816</text:p>
          </table:table-cell>
        </table:table-row>
        <table:table-row table:style-name="ro1">
          <table:table-cell office:value-type="float" office:value="0.90939832" calcext:value-type="float">
            <text:p>0.90939832</text:p>
          </table:table-cell>
          <table:table-cell table:formula="of:=[.A6686]*0.3048" office:value-type="float" office:value="0.277184607936" calcext:value-type="float">
            <text:p>0.277184607936</text:p>
          </table:table-cell>
        </table:table-row>
        <table:table-row table:style-name="ro1">
          <table:table-cell office:value-type="float" office:value="0.9441092" calcext:value-type="float">
            <text:p>0.9441092</text:p>
          </table:table-cell>
          <table:table-cell table:formula="of:=[.A6687]*0.3048" office:value-type="float" office:value="0.28776448416" calcext:value-type="float">
            <text:p>0.28776448416</text:p>
          </table:table-cell>
        </table:table-row>
        <table:table-row table:style-name="ro1">
          <table:table-cell office:value-type="float" office:value="0.97899431" calcext:value-type="float">
            <text:p>0.97899431</text:p>
          </table:table-cell>
          <table:table-cell table:formula="of:=[.A6688]*0.3048" office:value-type="float" office:value="0.298397465688" calcext:value-type="float">
            <text:p>0.298397465688</text:p>
          </table:table-cell>
        </table:table-row>
        <table:table-row table:style-name="ro1">
          <table:table-cell office:value-type="float" office:value="1.01401311" calcext:value-type="float">
            <text:p>1.01401311</text:p>
          </table:table-cell>
          <table:table-cell table:formula="of:=[.A6689]*0.3048" office:value-type="float" office:value="0.309071195928" calcext:value-type="float">
            <text:p>0.309071195928</text:p>
          </table:table-cell>
        </table:table-row>
        <table:table-row table:style-name="ro1">
          <table:table-cell office:value-type="float" office:value="1.0491277" calcext:value-type="float">
            <text:p>1.0491277</text:p>
          </table:table-cell>
          <table:table-cell table:formula="of:=[.A6690]*0.3048" office:value-type="float" office:value="0.31977412296" calcext:value-type="float">
            <text:p>0.31977412296</text:p>
          </table:table-cell>
        </table:table-row>
        <table:table-row table:style-name="ro1">
          <table:table-cell office:value-type="float" office:value="1.08429703" calcext:value-type="float">
            <text:p>1.08429703</text:p>
          </table:table-cell>
          <table:table-cell table:formula="of:=[.A6691]*0.3048" office:value-type="float" office:value="0.330493734744" calcext:value-type="float">
            <text:p>0.330493734744</text:p>
          </table:table-cell>
        </table:table-row>
        <table:table-row table:style-name="ro1">
          <table:table-cell office:value-type="float" office:value="1.11947766" calcext:value-type="float">
            <text:p>1.11947766</text:p>
          </table:table-cell>
          <table:table-cell table:formula="of:=[.A6692]*0.3048" office:value-type="float" office:value="0.341216790768" calcext:value-type="float">
            <text:p>0.341216790768</text:p>
          </table:table-cell>
        </table:table-row>
        <table:table-row table:style-name="ro1">
          <table:table-cell office:value-type="float" office:value="1.15463248" calcext:value-type="float">
            <text:p>1.15463248</text:p>
          </table:table-cell>
          <table:table-cell table:formula="of:=[.A6693]*0.3048" office:value-type="float" office:value="0.351931979904" calcext:value-type="float">
            <text:p>0.351931979904</text:p>
          </table:table-cell>
        </table:table-row>
        <table:table-row table:style-name="ro1">
          <table:table-cell office:value-type="float" office:value="1.18972009" calcext:value-type="float">
            <text:p>1.18972009</text:p>
          </table:table-cell>
          <table:table-cell table:formula="of:=[.A6694]*0.3048" office:value-type="float" office:value="0.362626683432" calcext:value-type="float">
            <text:p>0.362626683432</text:p>
          </table:table-cell>
        </table:table-row>
        <table:table-row table:style-name="ro1">
          <table:table-cell office:value-type="float" office:value="1.22469923" calcext:value-type="float">
            <text:p>1.22469923</text:p>
          </table:table-cell>
          <table:table-cell table:formula="of:=[.A6695]*0.3048" office:value-type="float" office:value="0.373288325304" calcext:value-type="float">
            <text:p>0.373288325304</text:p>
          </table:table-cell>
        </table:table-row>
        <table:table-row table:style-name="ro1">
          <table:table-cell office:value-type="float" office:value="1.25953409" calcext:value-type="float">
            <text:p>1.25953409</text:p>
          </table:table-cell>
          <table:table-cell table:formula="of:=[.A6696]*0.3048" office:value-type="float" office:value="0.383905990632" calcext:value-type="float">
            <text:p>0.383905990632</text:p>
          </table:table-cell>
        </table:table-row>
        <table:table-row table:style-name="ro1">
          <table:table-cell office:value-type="float" office:value="1.29418744" calcext:value-type="float">
            <text:p>1.29418744</text:p>
          </table:table-cell>
          <table:table-cell table:formula="of:=[.A6697]*0.3048" office:value-type="float" office:value="0.394468331712" calcext:value-type="float">
            <text:p>0.394468331712</text:p>
          </table:table-cell>
        </table:table-row>
        <table:table-row table:style-name="ro1">
          <table:table-cell office:value-type="float" office:value="1.32862109" calcext:value-type="float">
            <text:p>1.32862109</text:p>
          </table:table-cell>
          <table:table-cell table:formula="of:=[.A6698]*0.3048" office:value-type="float" office:value="0.404963708232" calcext:value-type="float">
            <text:p>0.404963708232</text:p>
          </table:table-cell>
        </table:table-row>
        <table:table-row table:style-name="ro1">
          <table:table-cell office:value-type="float" office:value="1.36280212" calcext:value-type="float">
            <text:p>1.36280212</text:p>
          </table:table-cell>
          <table:table-cell table:formula="of:=[.A6699]*0.3048" office:value-type="float" office:value="0.415382086176" calcext:value-type="float">
            <text:p>0.415382086176</text:p>
          </table:table-cell>
        </table:table-row>
        <table:table-row table:style-name="ro1">
          <table:table-cell office:value-type="float" office:value="1.39669807" calcext:value-type="float">
            <text:p>1.39669807</text:p>
          </table:table-cell>
          <table:table-cell table:formula="of:=[.A6700]*0.3048" office:value-type="float" office:value="0.425713571736" calcext:value-type="float">
            <text:p>0.425713571736</text:p>
          </table:table-cell>
        </table:table-row>
        <table:table-row table:style-name="ro1">
          <table:table-cell office:value-type="float" office:value="1.430272169" calcext:value-type="float">
            <text:p>1.430272169</text:p>
          </table:table-cell>
          <table:table-cell table:formula="of:=[.A6701]*0.3048" office:value-type="float" office:value="0.4359469571112" calcext:value-type="float">
            <text:p>0.4359469571112</text:p>
          </table:table-cell>
        </table:table-row>
        <table:table-row table:style-name="ro1">
          <table:table-cell office:value-type="float" office:value="1.46349996" calcext:value-type="float">
            <text:p>1.46349996</text:p>
          </table:table-cell>
          <table:table-cell table:formula="of:=[.A6702]*0.3048" office:value-type="float" office:value="0.446074787808" calcext:value-type="float">
            <text:p>0.446074787808</text:p>
          </table:table-cell>
        </table:table-row>
        <table:table-row table:style-name="ro1">
          <table:table-cell office:value-type="float" office:value="1.4963480802" calcext:value-type="float">
            <text:p>1.4963480802</text:p>
          </table:table-cell>
          <table:table-cell table:formula="of:=[.A6703]*0.3048" office:value-type="float" office:value="0.45608689484496" calcext:value-type="float">
            <text:p>0.45608689484496</text:p>
          </table:table-cell>
        </table:table-row>
        <table:table-row table:style-name="ro1">
          <table:table-cell office:value-type="float" office:value="1.528788587" calcext:value-type="float">
            <text:p>1.528788587</text:p>
          </table:table-cell>
          <table:table-cell table:formula="of:=[.A6704]*0.3048" office:value-type="float" office:value="0.4659747613176" calcext:value-type="float">
            <text:p>0.4659747613176</text:p>
          </table:table-cell>
        </table:table-row>
        <table:table-row table:style-name="ro1">
          <table:table-cell office:value-type="float" office:value="1.56079787" calcext:value-type="float">
            <text:p>1.56079787</text:p>
          </table:table-cell>
          <table:table-cell table:formula="of:=[.A6705]*0.3048" office:value-type="float" office:value="0.475731190776" calcext:value-type="float">
            <text:p>0.475731190776</text:p>
          </table:table-cell>
        </table:table-row>
        <table:table-row table:style-name="ro1">
          <table:table-cell office:value-type="float" office:value="1.592352666" calcext:value-type="float">
            <text:p>1.592352666</text:p>
          </table:table-cell>
          <table:table-cell table:formula="of:=[.A6706]*0.3048" office:value-type="float" office:value="0.4853490925968" calcext:value-type="float">
            <text:p>0.4853490925968</text:p>
          </table:table-cell>
        </table:table-row>
        <table:table-row table:style-name="ro1">
          <table:table-cell office:value-type="float" office:value="1.62342507" calcext:value-type="float">
            <text:p>1.62342507</text:p>
          </table:table-cell>
          <table:table-cell table:formula="of:=[.A6707]*0.3048" office:value-type="float" office:value="0.494819961336" calcext:value-type="float">
            <text:p>0.494819961336</text:p>
          </table:table-cell>
        </table:table-row>
        <table:table-row table:style-name="ro1">
          <table:table-cell office:value-type="float" office:value="1.65400063" calcext:value-type="float">
            <text:p>1.65400063</text:p>
          </table:table-cell>
          <table:table-cell table:formula="of:=[.A6708]*0.3048" office:value-type="float" office:value="0.504139392024" calcext:value-type="float">
            <text:p>0.504139392024</text:p>
          </table:table-cell>
        </table:table-row>
        <table:table-row table:style-name="ro1">
          <table:table-cell office:value-type="float" office:value="1.68405655" calcext:value-type="float">
            <text:p>1.68405655</text:p>
          </table:table-cell>
          <table:table-cell table:formula="of:=[.A6709]*0.3048" office:value-type="float" office:value="0.51330043644" calcext:value-type="float">
            <text:p>0.51330043644</text:p>
          </table:table-cell>
        </table:table-row>
        <table:table-row table:style-name="ro1">
          <table:table-cell office:value-type="float" office:value="1.71357273" calcext:value-type="float">
            <text:p>1.71357273</text:p>
          </table:table-cell>
          <table:table-cell table:formula="of:=[.A6710]*0.3048" office:value-type="float" office:value="0.522296968104" calcext:value-type="float">
            <text:p>0.522296968104</text:p>
          </table:table-cell>
        </table:table-row>
        <table:table-row table:style-name="ro1">
          <table:table-cell office:value-type="float" office:value="1.74253711" calcext:value-type="float">
            <text:p>1.74253711</text:p>
          </table:table-cell>
          <table:table-cell table:formula="of:=[.A6711]*0.3048" office:value-type="float" office:value="0.531125311128" calcext:value-type="float">
            <text:p>0.531125311128</text:p>
          </table:table-cell>
        </table:table-row>
        <table:table-row table:style-name="ro1">
          <table:table-cell office:value-type="float" office:value="1.77093175" calcext:value-type="float">
            <text:p>1.77093175</text:p>
          </table:table-cell>
          <table:table-cell table:formula="of:=[.A6712]*0.3048" office:value-type="float" office:value="0.5397799974" calcext:value-type="float">
            <text:p>0.5397799974</text:p>
          </table:table-cell>
        </table:table-row>
        <table:table-row table:style-name="ro1">
          <table:table-cell office:value-type="float" office:value="1.7987394" calcext:value-type="float">
            <text:p>1.7987394</text:p>
          </table:table-cell>
          <table:table-cell table:formula="of:=[.A6713]*0.3048" office:value-type="float" office:value="0.54825576912" calcext:value-type="float">
            <text:p>0.54825576912</text:p>
          </table:table-cell>
        </table:table-row>
        <table:table-row table:style-name="ro1">
          <table:table-cell office:value-type="float" office:value="1.82595208" calcext:value-type="float">
            <text:p>1.82595208</text:p>
          </table:table-cell>
          <table:table-cell table:formula="of:=[.A6714]*0.3048" office:value-type="float" office:value="0.556550193984" calcext:value-type="float">
            <text:p>0.556550193984</text:p>
          </table:table-cell>
        </table:table-row>
        <table:table-row table:style-name="ro1">
          <table:table-cell office:value-type="float" office:value="1.85255495" calcext:value-type="float">
            <text:p>1.85255495</text:p>
          </table:table-cell>
          <table:table-cell table:formula="of:=[.A6715]*0.3048" office:value-type="float" office:value="0.56465874876" calcext:value-type="float">
            <text:p>0.56465874876</text:p>
          </table:table-cell>
        </table:table-row>
        <table:table-row table:style-name="ro1">
          <table:table-cell office:value-type="float" office:value="1.8785345" calcext:value-type="float">
            <text:p>1.8785345</text:p>
          </table:table-cell>
          <table:table-cell table:formula="of:=[.A6716]*0.3048" office:value-type="float" office:value="0.5725773156" calcext:value-type="float">
            <text:p>0.5725773156</text:p>
          </table:table-cell>
        </table:table-row>
        <table:table-row table:style-name="ro1">
          <table:table-cell office:value-type="float" office:value="1.90388414" calcext:value-type="float">
            <text:p>1.90388414</text:p>
          </table:table-cell>
          <table:table-cell table:formula="of:=[.A6717]*0.3048" office:value-type="float" office:value="0.580303885872" calcext:value-type="float">
            <text:p>0.580303885872</text:p>
          </table:table-cell>
        </table:table-row>
        <table:table-row table:style-name="ro1">
          <table:table-cell office:value-type="float" office:value="1.92859209" calcext:value-type="float">
            <text:p>1.92859209</text:p>
          </table:table-cell>
          <table:table-cell table:formula="of:=[.A6718]*0.3048" office:value-type="float" office:value="0.587834869032" calcext:value-type="float">
            <text:p>0.587834869032</text:p>
          </table:table-cell>
        </table:table-row>
        <table:table-row table:style-name="ro1">
          <table:table-cell office:value-type="float" office:value="1.95264679" calcext:value-type="float">
            <text:p>1.95264679</text:p>
          </table:table-cell>
          <table:table-cell table:formula="of:=[.A6719]*0.3048" office:value-type="float" office:value="0.595166741592" calcext:value-type="float">
            <text:p>0.595166741592</text:p>
          </table:table-cell>
        </table:table-row>
        <table:table-row table:style-name="ro1">
          <table:table-cell office:value-type="float" office:value="1.97604311" calcext:value-type="float">
            <text:p>1.97604311</text:p>
          </table:table-cell>
          <table:table-cell table:formula="of:=[.A6720]*0.3048" office:value-type="float" office:value="0.602297939928" calcext:value-type="float">
            <text:p>0.602297939928</text:p>
          </table:table-cell>
        </table:table-row>
        <table:table-row table:style-name="ro1">
          <table:table-cell office:value-type="float" office:value="1.99877095" calcext:value-type="float">
            <text:p>1.99877095</text:p>
          </table:table-cell>
          <table:table-cell table:formula="of:=[.A6721]*0.3048" office:value-type="float" office:value="0.60922538556" calcext:value-type="float">
            <text:p>0.60922538556</text:p>
          </table:table-cell>
        </table:table-row>
        <table:table-row table:style-name="ro1">
          <table:table-cell office:value-type="float" office:value="2.02082056" calcext:value-type="float">
            <text:p>2.02082056</text:p>
          </table:table-cell>
          <table:table-cell table:formula="of:=[.A6722]*0.3048" office:value-type="float" office:value="0.615946106688" calcext:value-type="float">
            <text:p>0.615946106688</text:p>
          </table:table-cell>
        </table:table-row>
        <table:table-row table:style-name="ro1">
          <table:table-cell office:value-type="float" office:value="2.04218584" calcext:value-type="float">
            <text:p>2.04218584</text:p>
          </table:table-cell>
          <table:table-cell table:formula="of:=[.A6723]*0.3048" office:value-type="float" office:value="0.622458244032" calcext:value-type="float">
            <text:p>0.622458244032</text:p>
          </table:table-cell>
        </table:table-row>
        <table:table-row table:style-name="ro1">
          <table:table-cell office:value-type="float" office:value="2.06286025" calcext:value-type="float">
            <text:p>2.06286025</text:p>
          </table:table-cell>
          <table:table-cell table:formula="of:=[.A6724]*0.3048" office:value-type="float" office:value="0.6287598042" calcext:value-type="float">
            <text:p>0.6287598042</text:p>
          </table:table-cell>
        </table:table-row>
        <table:table-row table:style-name="ro1">
          <table:table-cell office:value-type="float" office:value="2.08283234" calcext:value-type="float">
            <text:p>2.08283234</text:p>
          </table:table-cell>
          <table:table-cell table:formula="of:=[.A6725]*0.3048" office:value-type="float" office:value="0.634847297232" calcext:value-type="float">
            <text:p>0.634847297232</text:p>
          </table:table-cell>
        </table:table-row>
        <table:table-row table:style-name="ro1">
          <table:table-cell office:value-type="float" office:value="2.10209876" calcext:value-type="float">
            <text:p>2.10209876</text:p>
          </table:table-cell>
          <table:table-cell table:formula="of:=[.A6726]*0.3048" office:value-type="float" office:value="0.640719702048" calcext:value-type="float">
            <text:p>0.640719702048</text:p>
          </table:table-cell>
        </table:table-row>
        <table:table-row table:style-name="ro1">
          <table:table-cell office:value-type="float" office:value="2.12065077" calcext:value-type="float">
            <text:p>2.12065077</text:p>
          </table:table-cell>
          <table:table-cell table:formula="of:=[.A6727]*0.3048" office:value-type="float" office:value="0.646374354696" calcext:value-type="float">
            <text:p>0.646374354696</text:p>
          </table:table-cell>
        </table:table-row>
        <table:table-row table:style-name="ro1">
          <table:table-cell office:value-type="float" office:value="2.13848168" calcext:value-type="float">
            <text:p>2.13848168</text:p>
          </table:table-cell>
          <table:table-cell table:formula="of:=[.A6728]*0.3048" office:value-type="float" office:value="0.651809216064" calcext:value-type="float">
            <text:p>0.651809216064</text:p>
          </table:table-cell>
        </table:table-row>
        <table:table-row table:style-name="ro1">
          <table:table-cell office:value-type="float" office:value="2.15558487" calcext:value-type="float">
            <text:p>2.15558487</text:p>
          </table:table-cell>
          <table:table-cell table:formula="of:=[.A6729]*0.3048" office:value-type="float" office:value="0.657022268376" calcext:value-type="float">
            <text:p>0.657022268376</text:p>
          </table:table-cell>
        </table:table-row>
        <table:table-row table:style-name="ro1">
          <table:table-cell office:value-type="float" office:value="2.17195559" calcext:value-type="float">
            <text:p>2.17195559</text:p>
          </table:table-cell>
          <table:table-cell table:formula="of:=[.A6730]*0.3048" office:value-type="float" office:value="0.662012063832" calcext:value-type="float">
            <text:p>0.662012063832</text:p>
          </table:table-cell>
        </table:table-row>
        <table:table-row table:style-name="ro1">
          <table:table-cell office:value-type="float" office:value="2.18758523" calcext:value-type="float">
            <text:p>2.18758523</text:p>
          </table:table-cell>
          <table:table-cell table:formula="of:=[.A6731]*0.3048" office:value-type="float" office:value="0.666775978104" calcext:value-type="float">
            <text:p>0.666775978104</text:p>
          </table:table-cell>
        </table:table-row>
        <table:table-row table:style-name="ro1">
          <table:table-cell office:value-type="float" office:value="2.20246911" calcext:value-type="float">
            <text:p>2.20246911</text:p>
          </table:table-cell>
          <table:table-cell table:formula="of:=[.A6732]*0.3048" office:value-type="float" office:value="0.671312584728" calcext:value-type="float">
            <text:p>0.671312584728</text:p>
          </table:table-cell>
        </table:table-row>
        <table:table-row table:style-name="ro1">
          <table:table-cell office:value-type="float" office:value="2.21660244" calcext:value-type="float">
            <text:p>2.21660244</text:p>
          </table:table-cell>
          <table:table-cell table:formula="of:=[.A6733]*0.3048" office:value-type="float" office:value="0.675620423712" calcext:value-type="float">
            <text:p>0.675620423712</text:p>
          </table:table-cell>
        </table:table-row>
        <table:table-row table:style-name="ro1">
          <table:table-cell office:value-type="float" office:value="2.22997737" calcext:value-type="float">
            <text:p>2.22997737</text:p>
          </table:table-cell>
          <table:table-cell table:formula="of:=[.A6734]*0.3048" office:value-type="float" office:value="0.679697102376" calcext:value-type="float">
            <text:p>0.679697102376</text:p>
          </table:table-cell>
        </table:table-row>
        <table:table-row table:style-name="ro1">
          <table:table-cell office:value-type="float" office:value="2.24259055" calcext:value-type="float">
            <text:p>2.24259055</text:p>
          </table:table-cell>
          <table:table-cell table:formula="of:=[.A6735]*0.3048" office:value-type="float" office:value="0.68354159964" calcext:value-type="float">
            <text:p>0.68354159964</text:p>
          </table:table-cell>
        </table:table-row>
        <table:table-row table:style-name="ro1">
          <table:table-cell office:value-type="float" office:value="2.25443602" calcext:value-type="float">
            <text:p>2.25443602</text:p>
          </table:table-cell>
          <table:table-cell table:formula="of:=[.A6736]*0.3048" office:value-type="float" office:value="0.687152098896" calcext:value-type="float">
            <text:p>0.687152098896</text:p>
          </table:table-cell>
        </table:table-row>
        <table:table-row table:style-name="ro1">
          <table:table-cell office:value-type="float" office:value="2.26550835" calcext:value-type="float">
            <text:p>2.26550835</text:p>
          </table:table-cell>
          <table:table-cell table:formula="of:=[.A6737]*0.3048" office:value-type="float" office:value="0.69052694508" calcext:value-type="float">
            <text:p>0.69052694508</text:p>
          </table:table-cell>
        </table:table-row>
        <table:table-row table:style-name="ro1">
          <table:table-cell office:value-type="float" office:value="2.27580309" calcext:value-type="float">
            <text:p>2.27580309</text:p>
          </table:table-cell>
          <table:table-cell table:formula="of:=[.A6738]*0.3048" office:value-type="float" office:value="0.693664781832" calcext:value-type="float">
            <text:p>0.693664781832</text:p>
          </table:table-cell>
        </table:table-row>
        <table:table-row table:style-name="ro1">
          <table:table-cell office:value-type="float" office:value="2.28531867" calcext:value-type="float">
            <text:p>2.28531867</text:p>
          </table:table-cell>
          <table:table-cell table:formula="of:=[.A6739]*0.3048" office:value-type="float" office:value="0.696565130616" calcext:value-type="float">
            <text:p>0.696565130616</text:p>
          </table:table-cell>
        </table:table-row>
        <table:table-row table:style-name="ro1">
          <table:table-cell office:value-type="float" office:value="2.29404598" calcext:value-type="float">
            <text:p>2.29404598</text:p>
          </table:table-cell>
          <table:table-cell table:formula="of:=[.A6740]*0.3048" office:value-type="float" office:value="0.699225214704" calcext:value-type="float">
            <text:p>0.699225214704</text:p>
          </table:table-cell>
        </table:table-row>
        <table:table-row table:style-name="ro1">
          <table:table-cell office:value-type="float" office:value="2.30198449" calcext:value-type="float">
            <text:p>2.30198449</text:p>
          </table:table-cell>
          <table:table-cell table:formula="of:=[.A6741]*0.3048" office:value-type="float" office:value="0.701644872552" calcext:value-type="float">
            <text:p>0.701644872552</text:p>
          </table:table-cell>
        </table:table-row>
        <table:table-row table:style-name="ro1">
          <table:table-cell office:value-type="float" office:value="2.30912954" calcext:value-type="float">
            <text:p>2.30912954</text:p>
          </table:table-cell>
          <table:table-cell table:formula="of:=[.A6742]*0.3048" office:value-type="float" office:value="0.703822683792" calcext:value-type="float">
            <text:p>0.703822683792</text:p>
          </table:table-cell>
        </table:table-row>
        <table:table-row table:style-name="ro1">
          <table:table-cell office:value-type="float" office:value="2.3154766" calcext:value-type="float">
            <text:p>2.3154766</text:p>
          </table:table-cell>
          <table:table-cell table:formula="of:=[.A6743]*0.3048" office:value-type="float" office:value="0.70575726768" calcext:value-type="float">
            <text:p>0.70575726768</text:p>
          </table:table-cell>
        </table:table-row>
        <table:table-row table:style-name="ro1">
          <table:table-cell office:value-type="float" office:value="2.321024" calcext:value-type="float">
            <text:p>2.321024</text:p>
          </table:table-cell>
          <table:table-cell table:formula="of:=[.A6744]*0.3048" office:value-type="float" office:value="0.7074481152" calcext:value-type="float">
            <text:p>0.7074481152</text:p>
          </table:table-cell>
        </table:table-row>
        <table:table-row table:style-name="ro1">
          <table:table-cell office:value-type="float" office:value="2.3257696" calcext:value-type="float">
            <text:p>2.3257696</text:p>
          </table:table-cell>
          <table:table-cell table:formula="of:=[.A6745]*0.3048" office:value-type="float" office:value="0.70889457408" calcext:value-type="float">
            <text:p>0.70889457408</text:p>
          </table:table-cell>
        </table:table-row>
        <table:table-row table:style-name="ro1">
          <table:table-cell office:value-type="float" office:value="2.32970732" calcext:value-type="float">
            <text:p>2.32970732</text:p>
          </table:table-cell>
          <table:table-cell table:formula="of:=[.A6746]*0.3048" office:value-type="float" office:value="0.710094791136" calcext:value-type="float">
            <text:p>0.710094791136</text:p>
          </table:table-cell>
        </table:table-row>
        <table:table-row table:style-name="ro1">
          <table:table-cell office:value-type="float" office:value="2.33283663" calcext:value-type="float">
            <text:p>2.33283663</text:p>
          </table:table-cell>
          <table:table-cell table:formula="of:=[.A6747]*0.3048" office:value-type="float" office:value="0.711048604824" calcext:value-type="float">
            <text:p>0.711048604824</text:p>
          </table:table-cell>
        </table:table-row>
        <table:table-row table:style-name="ro1">
          <table:table-cell office:value-type="float" office:value="2.33515489" calcext:value-type="float">
            <text:p>2.33515489</text:p>
          </table:table-cell>
          <table:table-cell table:formula="of:=[.A6748]*0.3048" office:value-type="float" office:value="0.711755210472" calcext:value-type="float">
            <text:p>0.711755210472</text:p>
          </table:table-cell>
        </table:table-row>
        <table:table-row table:style-name="ro1">
          <table:table-cell office:value-type="float" office:value="2.33665681" calcext:value-type="float">
            <text:p>2.33665681</text:p>
          </table:table-cell>
          <table:table-cell table:formula="of:=[.A6749]*0.3048" office:value-type="float" office:value="0.712212995688" calcext:value-type="float">
            <text:p>0.712212995688</text:p>
          </table:table-cell>
        </table:table-row>
        <table:table-row table:style-name="ro1">
          <table:table-cell office:value-type="float" office:value="2.33734339" calcext:value-type="float">
            <text:p>2.33734339</text:p>
          </table:table-cell>
          <table:table-cell table:formula="of:=[.A6750]*0.3048" office:value-type="float" office:value="0.712422265272" calcext:value-type="float">
            <text:p>0.712422265272</text:p>
          </table:table-cell>
        </table:table-row>
        <table:table-row table:style-name="ro1">
          <table:table-cell office:value-type="float" office:value="2.33721018" calcext:value-type="float">
            <text:p>2.33721018</text:p>
          </table:table-cell>
          <table:table-cell table:formula="of:=[.A6751]*0.3048" office:value-type="float" office:value="0.712381662864" calcext:value-type="float">
            <text:p>0.712381662864</text:p>
          </table:table-cell>
        </table:table-row>
        <table:table-row table:style-name="ro1">
          <table:table-cell office:value-type="float" office:value="2.33625621" calcext:value-type="float">
            <text:p>2.33625621</text:p>
          </table:table-cell>
          <table:table-cell table:formula="of:=[.A6752]*0.3048" office:value-type="float" office:value="0.712090892808" calcext:value-type="float">
            <text:p>0.712090892808</text:p>
          </table:table-cell>
        </table:table-row>
        <table:table-row table:style-name="ro1">
          <table:table-cell office:value-type="float" office:value="2.3344813" calcext:value-type="float">
            <text:p>2.3344813</text:p>
          </table:table-cell>
          <table:table-cell table:formula="of:=[.A6753]*0.3048" office:value-type="float" office:value="0.71154990024" calcext:value-type="float">
            <text:p>0.71154990024</text:p>
          </table:table-cell>
        </table:table-row>
        <table:table-row table:style-name="ro1">
          <table:table-cell office:value-type="float" office:value="2.33188063" calcext:value-type="float">
            <text:p>2.33188063</text:p>
          </table:table-cell>
          <table:table-cell table:formula="of:=[.A6754]*0.3048" office:value-type="float" office:value="0.710757216024" calcext:value-type="float">
            <text:p>0.710757216024</text:p>
          </table:table-cell>
        </table:table-row>
        <table:table-row table:style-name="ro1">
          <table:table-cell office:value-type="float" office:value="2.32845509" calcext:value-type="float">
            <text:p>2.32845509</text:p>
          </table:table-cell>
          <table:table-cell table:formula="of:=[.A6755]*0.3048" office:value-type="float" office:value="0.709713111432" calcext:value-type="float">
            <text:p>0.709713111432</text:p>
          </table:table-cell>
        </table:table-row>
        <table:table-row table:style-name="ro1">
          <table:table-cell office:value-type="float" office:value="2.32420236" calcext:value-type="float">
            <text:p>2.32420236</text:p>
          </table:table-cell>
          <table:table-cell table:formula="of:=[.A6756]*0.3048" office:value-type="float" office:value="0.708416879328" calcext:value-type="float">
            <text:p>0.708416879328</text:p>
          </table:table-cell>
        </table:table-row>
        <table:table-row table:style-name="ro1">
          <table:table-cell office:value-type="float" office:value="2.31912172" calcext:value-type="float">
            <text:p>2.31912172</text:p>
          </table:table-cell>
          <table:table-cell table:formula="of:=[.A6757]*0.3048" office:value-type="float" office:value="0.706868300256" calcext:value-type="float">
            <text:p>0.706868300256</text:p>
          </table:table-cell>
        </table:table-row>
        <table:table-row table:style-name="ro1">
          <table:table-cell office:value-type="float" office:value="2.31321084" calcext:value-type="float">
            <text:p>2.31321084</text:p>
          </table:table-cell>
          <table:table-cell table:formula="of:=[.A6758]*0.3048" office:value-type="float" office:value="0.705066664032" calcext:value-type="float">
            <text:p>0.705066664032</text:p>
          </table:table-cell>
        </table:table-row>
        <table:table-row table:style-name="ro1">
          <table:table-cell office:value-type="float" office:value="2.30647069" calcext:value-type="float">
            <text:p>2.30647069</text:p>
          </table:table-cell>
          <table:table-cell table:formula="of:=[.A6759]*0.3048" office:value-type="float" office:value="0.703012266312" calcext:value-type="float">
            <text:p>0.703012266312</text:p>
          </table:table-cell>
        </table:table-row>
        <table:table-row table:style-name="ro1">
          <table:table-cell office:value-type="float" office:value="2.29890102" calcext:value-type="float">
            <text:p>2.29890102</text:p>
          </table:table-cell>
          <table:table-cell table:formula="of:=[.A6760]*0.3048" office:value-type="float" office:value="0.700705030896" calcext:value-type="float">
            <text:p>0.700705030896</text:p>
          </table:table-cell>
        </table:table-row>
        <table:table-row table:style-name="ro1">
          <table:table-cell office:value-type="float" office:value="2.29050237" calcext:value-type="float">
            <text:p>2.29050237</text:p>
          </table:table-cell>
          <table:table-cell table:formula="of:=[.A6761]*0.3048" office:value-type="float" office:value="0.698145122376" calcext:value-type="float">
            <text:p>0.698145122376</text:p>
          </table:table-cell>
        </table:table-row>
        <table:table-row table:style-name="ro1">
          <table:table-cell office:value-type="float" office:value="2.28127539" calcext:value-type="float">
            <text:p>2.28127539</text:p>
          </table:table-cell>
          <table:table-cell table:formula="of:=[.A6762]*0.3048" office:value-type="float" office:value="0.695332738872" calcext:value-type="float">
            <text:p>0.695332738872</text:p>
          </table:table-cell>
        </table:table-row>
        <table:table-row table:style-name="ro1">
          <table:table-cell office:value-type="float" office:value="2.27122396" calcext:value-type="float">
            <text:p>2.27122396</text:p>
          </table:table-cell>
          <table:table-cell table:formula="of:=[.A6763]*0.3048" office:value-type="float" office:value="0.692269063008" calcext:value-type="float">
            <text:p>0.692269063008</text:p>
          </table:table-cell>
        </table:table-row>
        <table:table-row table:style-name="ro1">
          <table:table-cell office:value-type="float" office:value="2.26034677" calcext:value-type="float">
            <text:p>2.26034677</text:p>
          </table:table-cell>
          <table:table-cell table:formula="of:=[.A6764]*0.3048" office:value-type="float" office:value="0.688953695496" calcext:value-type="float">
            <text:p>0.688953695496</text:p>
          </table:table-cell>
        </table:table-row>
        <table:table-row table:style-name="ro1">
          <table:table-cell office:value-type="float" office:value="2.24864882" calcext:value-type="float">
            <text:p>2.24864882</text:p>
          </table:table-cell>
          <table:table-cell table:formula="of:=[.A6765]*0.3048" office:value-type="float" office:value="0.685388160336" calcext:value-type="float">
            <text:p>0.685388160336</text:p>
          </table:table-cell>
        </table:table-row>
        <table:table-row table:style-name="ro1">
          <table:table-cell office:value-type="float" office:value="2.23613369" calcext:value-type="float">
            <text:p>2.23613369</text:p>
          </table:table-cell>
          <table:table-cell table:formula="of:=[.A6766]*0.3048" office:value-type="float" office:value="0.681573548712" calcext:value-type="float">
            <text:p>0.681573548712</text:p>
          </table:table-cell>
        </table:table-row>
        <table:table-row table:style-name="ro1">
          <table:table-cell office:value-type="float" office:value="2.22280496" calcext:value-type="float">
            <text:p>2.22280496</text:p>
          </table:table-cell>
          <table:table-cell table:formula="of:=[.A6767]*0.3048" office:value-type="float" office:value="0.677510951808" calcext:value-type="float">
            <text:p>0.677510951808</text:p>
          </table:table-cell>
        </table:table-row>
        <table:table-row table:style-name="ro1">
          <table:table-cell office:value-type="float" office:value="2.20866573" calcext:value-type="float">
            <text:p>2.20866573</text:p>
          </table:table-cell>
          <table:table-cell table:formula="of:=[.A6768]*0.3048" office:value-type="float" office:value="0.673201314504" calcext:value-type="float">
            <text:p>0.673201314504</text:p>
          </table:table-cell>
        </table:table-row>
        <table:table-row table:style-name="ro1">
          <table:table-cell office:value-type="float" office:value="2.19372398" calcext:value-type="float">
            <text:p>2.19372398</text:p>
          </table:table-cell>
          <table:table-cell table:formula="of:=[.A6769]*0.3048" office:value-type="float" office:value="0.668647069104" calcext:value-type="float">
            <text:p>0.668647069104</text:p>
          </table:table-cell>
        </table:table-row>
        <table:table-row table:style-name="ro1">
          <table:table-cell office:value-type="float" office:value="2.17798132" calcext:value-type="float">
            <text:p>2.17798132</text:p>
          </table:table-cell>
          <table:table-cell table:formula="of:=[.A6770]*0.3048" office:value-type="float" office:value="0.663848706336" calcext:value-type="float">
            <text:p>0.663848706336</text:p>
          </table:table-cell>
        </table:table-row>
        <table:table-row table:style-name="ro1">
          <table:table-cell office:value-type="float" office:value="2.16144562" calcext:value-type="float">
            <text:p>2.16144562</text:p>
          </table:table-cell>
          <table:table-cell table:formula="of:=[.A6771]*0.3048" office:value-type="float" office:value="0.658808624976" calcext:value-type="float">
            <text:p>0.658808624976</text:p>
          </table:table-cell>
        </table:table-row>
        <table:table-row table:style-name="ro1">
          <table:table-cell office:value-type="float" office:value="2.14412272" calcext:value-type="float">
            <text:p>2.14412272</text:p>
          </table:table-cell>
          <table:table-cell table:formula="of:=[.A6772]*0.3048" office:value-type="float" office:value="0.653528605056" calcext:value-type="float">
            <text:p>0.653528605056</text:p>
          </table:table-cell>
        </table:table-row>
        <table:table-row table:style-name="ro1">
          <table:table-cell office:value-type="float" office:value="2.1260199" calcext:value-type="float">
            <text:p>2.1260199</text:p>
          </table:table-cell>
          <table:table-cell table:formula="of:=[.A6773]*0.3048" office:value-type="float" office:value="0.64801086552" calcext:value-type="float">
            <text:p>0.64801086552</text:p>
          </table:table-cell>
        </table:table-row>
        <table:table-row table:style-name="ro1">
          <table:table-cell office:value-type="float" office:value="2.10714477" calcext:value-type="float">
            <text:p>2.10714477</text:p>
          </table:table-cell>
          <table:table-cell table:formula="of:=[.A6774]*0.3048" office:value-type="float" office:value="0.642257725896" calcext:value-type="float">
            <text:p>0.642257725896</text:p>
          </table:table-cell>
        </table:table-row>
        <table:table-row table:style-name="ro1">
          <table:table-cell office:value-type="float" office:value="2.08750552" calcext:value-type="float">
            <text:p>2.08750552</text:p>
          </table:table-cell>
          <table:table-cell table:formula="of:=[.A6775]*0.3048" office:value-type="float" office:value="0.636271682496" calcext:value-type="float">
            <text:p>0.636271682496</text:p>
          </table:table-cell>
        </table:table-row>
        <table:table-row table:style-name="ro1">
          <table:table-cell office:value-type="float" office:value="2.06710929" calcext:value-type="float">
            <text:p>2.06710929</text:p>
          </table:table-cell>
          <table:table-cell table:formula="of:=[.A6776]*0.3048" office:value-type="float" office:value="0.630054911592" calcext:value-type="float">
            <text:p>0.630054911592</text:p>
          </table:table-cell>
        </table:table-row>
        <table:table-row table:style-name="ro1">
          <table:table-cell office:value-type="float" office:value="2.04596347" calcext:value-type="float">
            <text:p>2.04596347</text:p>
          </table:table-cell>
          <table:table-cell table:formula="of:=[.A6777]*0.3048" office:value-type="float" office:value="0.623609665656" calcext:value-type="float">
            <text:p>0.623609665656</text:p>
          </table:table-cell>
        </table:table-row>
        <table:table-row table:style-name="ro1">
          <table:table-cell office:value-type="float" office:value="2.0240795" calcext:value-type="float">
            <text:p>2.0240795</text:p>
          </table:table-cell>
          <table:table-cell table:formula="of:=[.A6778]*0.3048" office:value-type="float" office:value="0.6169394316" calcext:value-type="float">
            <text:p>0.6169394316</text:p>
          </table:table-cell>
        </table:table-row>
        <table:table-row table:style-name="ro1">
          <table:table-cell office:value-type="float" office:value="2.00146598" calcext:value-type="float">
            <text:p>2.00146598</text:p>
          </table:table-cell>
          <table:table-cell table:formula="of:=[.A6779]*0.3048" office:value-type="float" office:value="0.610046830704" calcext:value-type="float">
            <text:p>0.610046830704</text:p>
          </table:table-cell>
        </table:table-row>
        <table:table-row table:style-name="ro1">
          <table:table-cell office:value-type="float" office:value="1.97812951" calcext:value-type="float">
            <text:p>1.97812951</text:p>
          </table:table-cell>
          <table:table-cell table:formula="of:=[.A6780]*0.3048" office:value-type="float" office:value="0.602933874648" calcext:value-type="float">
            <text:p>0.602933874648</text:p>
          </table:table-cell>
        </table:table-row>
        <table:table-row table:style-name="ro1">
          <table:table-cell office:value-type="float" office:value="1.95408276" calcext:value-type="float">
            <text:p>1.95408276</text:p>
          </table:table-cell>
          <table:table-cell table:formula="of:=[.A6781]*0.3048" office:value-type="float" office:value="0.595604425248" calcext:value-type="float">
            <text:p>0.595604425248</text:p>
          </table:table-cell>
        </table:table-row>
        <table:table-row table:style-name="ro1">
          <table:table-cell office:value-type="float" office:value="1.9293333" calcext:value-type="float">
            <text:p>1.9293333</text:p>
          </table:table-cell>
          <table:table-cell table:formula="of:=[.A6782]*0.3048" office:value-type="float" office:value="0.58806078984" calcext:value-type="float">
            <text:p>0.58806078984</text:p>
          </table:table-cell>
        </table:table-row>
        <table:table-row table:style-name="ro1">
          <table:table-cell office:value-type="float" office:value="1.90389159" calcext:value-type="float">
            <text:p>1.90389159</text:p>
          </table:table-cell>
          <table:table-cell table:formula="of:=[.A6783]*0.3048" office:value-type="float" office:value="0.580306156632" calcext:value-type="float">
            <text:p>0.580306156632</text:p>
          </table:table-cell>
        </table:table-row>
        <table:table-row table:style-name="ro1">
          <table:table-cell office:value-type="float" office:value="1.87776756" calcext:value-type="float">
            <text:p>1.87776756</text:p>
          </table:table-cell>
          <table:table-cell table:formula="of:=[.A6784]*0.3048" office:value-type="float" office:value="0.572343552288" calcext:value-type="float">
            <text:p>0.572343552288</text:p>
          </table:table-cell>
        </table:table-row>
        <table:table-row table:style-name="ro1">
          <table:table-cell office:value-type="float" office:value="1.85097435" calcext:value-type="float">
            <text:p>1.85097435</text:p>
          </table:table-cell>
          <table:table-cell table:formula="of:=[.A6785]*0.3048" office:value-type="float" office:value="0.56417698188" calcext:value-type="float">
            <text:p>0.56417698188</text:p>
          </table:table-cell>
        </table:table-row>
        <table:table-row table:style-name="ro1">
          <table:table-cell office:value-type="float" office:value="1.82352227" calcext:value-type="float">
            <text:p>1.82352227</text:p>
          </table:table-cell>
          <table:table-cell table:formula="of:=[.A6786]*0.3048" office:value-type="float" office:value="0.555809587896" calcext:value-type="float">
            <text:p>0.555809587896</text:p>
          </table:table-cell>
        </table:table-row>
        <table:table-row table:style-name="ro1">
          <table:table-cell office:value-type="float" office:value="1.7954236" calcext:value-type="float">
            <text:p>1.7954236</text:p>
          </table:table-cell>
          <table:table-cell table:formula="of:=[.A6787]*0.3048" office:value-type="float" office:value="0.54724511328" calcext:value-type="float">
            <text:p>0.54724511328</text:p>
          </table:table-cell>
        </table:table-row>
        <table:table-row table:style-name="ro1">
          <table:table-cell office:value-type="float" office:value="1.76669237" calcext:value-type="float">
            <text:p>1.76669237</text:p>
          </table:table-cell>
          <table:table-cell table:formula="of:=[.A6788]*0.3048" office:value-type="float" office:value="0.538487834376" calcext:value-type="float">
            <text:p>0.538487834376</text:p>
          </table:table-cell>
        </table:table-row>
        <table:table-row table:style-name="ro1">
          <table:table-cell office:value-type="float" office:value="1.73734108" calcext:value-type="float">
            <text:p>1.73734108</text:p>
          </table:table-cell>
          <table:table-cell table:formula="of:=[.A6789]*0.3048" office:value-type="float" office:value="0.529541561184" calcext:value-type="float">
            <text:p>0.529541561184</text:p>
          </table:table-cell>
        </table:table-row>
        <table:table-row table:style-name="ro1">
          <table:table-cell office:value-type="float" office:value="1.70738521" calcext:value-type="float">
            <text:p>1.70738521</text:p>
          </table:table-cell>
          <table:table-cell table:formula="of:=[.A6790]*0.3048" office:value-type="float" office:value="0.520411012008" calcext:value-type="float">
            <text:p>0.520411012008</text:p>
          </table:table-cell>
        </table:table-row>
        <table:table-row table:style-name="ro1">
          <table:table-cell office:value-type="float" office:value="1.67684299" calcext:value-type="float">
            <text:p>1.67684299</text:p>
          </table:table-cell>
          <table:table-cell table:formula="of:=[.A6791]*0.3048" office:value-type="float" office:value="0.511101743352" calcext:value-type="float">
            <text:p>0.511101743352</text:p>
          </table:table-cell>
        </table:table-row>
        <table:table-row table:style-name="ro1">
          <table:table-cell office:value-type="float" office:value="1.64572579" calcext:value-type="float">
            <text:p>1.64572579</text:p>
          </table:table-cell>
          <table:table-cell table:formula="of:=[.A6792]*0.3048" office:value-type="float" office:value="0.501617220792" calcext:value-type="float">
            <text:p>0.501617220792</text:p>
          </table:table-cell>
        </table:table-row>
        <table:table-row table:style-name="ro1">
          <table:table-cell office:value-type="float" office:value="1.61405761" calcext:value-type="float">
            <text:p>1.61405761</text:p>
          </table:table-cell>
          <table:table-cell table:formula="of:=[.A6793]*0.3048" office:value-type="float" office:value="0.491964759528" calcext:value-type="float">
            <text:p>0.491964759528</text:p>
          </table:table-cell>
        </table:table-row>
        <table:table-row table:style-name="ro1">
          <table:table-cell office:value-type="float" office:value="1.581855752" calcext:value-type="float">
            <text:p>1.581855752</text:p>
          </table:table-cell>
          <table:table-cell table:formula="of:=[.A6794]*0.3048" office:value-type="float" office:value="0.4821496332096" calcext:value-type="float">
            <text:p>0.4821496332096</text:p>
          </table:table-cell>
        </table:table-row>
        <table:table-row table:style-name="ro1">
          <table:table-cell office:value-type="float" office:value="1.549137555" calcext:value-type="float">
            <text:p>1.549137555</text:p>
          </table:table-cell>
          <table:table-cell table:formula="of:=[.A6795]*0.3048" office:value-type="float" office:value="0.472177126764" calcext:value-type="float">
            <text:p>0.472177126764</text:p>
          </table:table-cell>
        </table:table-row>
        <table:table-row table:style-name="ro1">
          <table:table-cell office:value-type="float" office:value="1.515927909" calcext:value-type="float">
            <text:p>1.515927909</text:p>
          </table:table-cell>
          <table:table-cell table:formula="of:=[.A6796]*0.3048" office:value-type="float" office:value="0.4620548266632" calcext:value-type="float">
            <text:p>0.4620548266632</text:p>
          </table:table-cell>
        </table:table-row>
        <table:table-row table:style-name="ro1">
          <table:table-cell office:value-type="float" office:value="1.482249724" calcext:value-type="float">
            <text:p>1.482249724</text:p>
          </table:table-cell>
          <table:table-cell table:formula="of:=[.A6797]*0.3048" office:value-type="float" office:value="0.4517897158752" calcext:value-type="float">
            <text:p>0.4517897158752</text:p>
          </table:table-cell>
        </table:table-row>
        <table:table-row table:style-name="ro1">
          <table:table-cell office:value-type="float" office:value="1.448125191" calcext:value-type="float">
            <text:p>1.448125191</text:p>
          </table:table-cell>
          <table:table-cell table:formula="of:=[.A6798]*0.3048" office:value-type="float" office:value="0.4413885582168" calcext:value-type="float">
            <text:p>0.4413885582168</text:p>
          </table:table-cell>
        </table:table-row>
        <table:table-row table:style-name="ro1">
          <table:table-cell office:value-type="float" office:value="1.413579755" calcext:value-type="float">
            <text:p>1.413579755</text:p>
          </table:table-cell>
          <table:table-cell table:formula="of:=[.A6799]*0.3048" office:value-type="float" office:value="0.430859109324" calcext:value-type="float">
            <text:p>0.430859109324</text:p>
          </table:table-cell>
        </table:table-row>
        <table:table-row table:style-name="ro1">
          <table:table-cell office:value-type="float" office:value="1.37864372" calcext:value-type="float">
            <text:p>1.37864372</text:p>
          </table:table-cell>
          <table:table-cell table:formula="of:=[.A6800]*0.3048" office:value-type="float" office:value="0.420210605856" calcext:value-type="float">
            <text:p>0.420210605856</text:p>
          </table:table-cell>
        </table:table-row>
        <table:table-row table:style-name="ro1">
          <table:table-cell office:value-type="float" office:value="1.34333819" calcext:value-type="float">
            <text:p>1.34333819</text:p>
          </table:table-cell>
          <table:table-cell table:formula="of:=[.A6801]*0.3048" office:value-type="float" office:value="0.409449480312" calcext:value-type="float">
            <text:p>0.409449480312</text:p>
          </table:table-cell>
        </table:table-row>
        <table:table-row table:style-name="ro1">
          <table:table-cell office:value-type="float" office:value="1.30769908" calcext:value-type="float">
            <text:p>1.30769908</text:p>
          </table:table-cell>
          <table:table-cell table:formula="of:=[.A6802]*0.3048" office:value-type="float" office:value="0.398586679584" calcext:value-type="float">
            <text:p>0.398586679584</text:p>
          </table:table-cell>
        </table:table-row>
        <table:table-row table:style-name="ro1">
          <table:table-cell office:value-type="float" office:value="1.27175164" calcext:value-type="float">
            <text:p>1.27175164</text:p>
          </table:table-cell>
          <table:table-cell table:formula="of:=[.A6803]*0.3048" office:value-type="float" office:value="0.387629899872" calcext:value-type="float">
            <text:p>0.387629899872</text:p>
          </table:table-cell>
        </table:table-row>
        <table:table-row table:style-name="ro1">
          <table:table-cell office:value-type="float" office:value="1.23552924" calcext:value-type="float">
            <text:p>1.23552924</text:p>
          </table:table-cell>
          <table:table-cell table:formula="of:=[.A6804]*0.3048" office:value-type="float" office:value="0.376589312352" calcext:value-type="float">
            <text:p>0.376589312352</text:p>
          </table:table-cell>
        </table:table-row>
        <table:table-row table:style-name="ro1">
          <table:table-cell office:value-type="float" office:value="1.19905481" calcext:value-type="float">
            <text:p>1.19905481</text:p>
          </table:table-cell>
          <table:table-cell table:formula="of:=[.A6805]*0.3048" office:value-type="float" office:value="0.365471906088" calcext:value-type="float">
            <text:p>0.365471906088</text:p>
          </table:table-cell>
        </table:table-row>
        <table:table-row table:style-name="ro1">
          <table:table-cell office:value-type="float" office:value="1.16236749" calcext:value-type="float">
            <text:p>1.16236749</text:p>
          </table:table-cell>
          <table:table-cell table:formula="of:=[.A6806]*0.3048" office:value-type="float" office:value="0.354289610952" calcext:value-type="float">
            <text:p>0.354289610952</text:p>
          </table:table-cell>
        </table:table-row>
        <table:table-row table:style-name="ro1">
          <table:table-cell office:value-type="float" office:value="1.12549075" calcext:value-type="float">
            <text:p>1.12549075</text:p>
          </table:table-cell>
          <table:table-cell table:formula="of:=[.A6807]*0.3048" office:value-type="float" office:value="0.3430495806" calcext:value-type="float">
            <text:p>0.3430495806</text:p>
          </table:table-cell>
        </table:table-row>
        <table:table-row table:style-name="ro1">
          <table:table-cell office:value-type="float" office:value="1.0884572" calcext:value-type="float">
            <text:p>1.0884572</text:p>
          </table:table-cell>
          <table:table-cell table:formula="of:=[.A6808]*0.3048" office:value-type="float" office:value="0.33176175456" calcext:value-type="float">
            <text:p>0.33176175456</text:p>
          </table:table-cell>
        </table:table-row>
        <table:table-row table:style-name="ro1">
          <table:table-cell office:value-type="float" office:value="1.05129811" calcext:value-type="float">
            <text:p>1.05129811</text:p>
          </table:table-cell>
          <table:table-cell table:formula="of:=[.A6809]*0.3048" office:value-type="float" office:value="0.320435663928" calcext:value-type="float">
            <text:p>0.320435663928</text:p>
          </table:table-cell>
        </table:table-row>
        <table:table-row table:style-name="ro1">
          <table:table-cell office:value-type="float" office:value="1.01403633" calcext:value-type="float">
            <text:p>1.01403633</text:p>
          </table:table-cell>
          <table:table-cell table:formula="of:=[.A6810]*0.3048" office:value-type="float" office:value="0.309078273384" calcext:value-type="float">
            <text:p>0.309078273384</text:p>
          </table:table-cell>
        </table:table-row>
        <table:table-row table:style-name="ro1">
          <table:table-cell office:value-type="float" office:value="0.97670293" calcext:value-type="float">
            <text:p>0.97670293</text:p>
          </table:table-cell>
          <table:table-cell table:formula="of:=[.A6811]*0.3048" office:value-type="float" office:value="0.297699053064" calcext:value-type="float">
            <text:p>0.297699053064</text:p>
          </table:table-cell>
        </table:table-row>
        <table:table-row table:style-name="ro1">
          <table:table-cell office:value-type="float" office:value="0.939327" calcext:value-type="float">
            <text:p>0.939327</text:p>
          </table:table-cell>
          <table:table-cell table:formula="of:=[.A6812]*0.3048" office:value-type="float" office:value="0.2863068696" calcext:value-type="float">
            <text:p>0.2863068696</text:p>
          </table:table-cell>
        </table:table-row>
        <table:table-row table:style-name="ro1">
          <table:table-cell office:value-type="float" office:value="0.90193152" calcext:value-type="float">
            <text:p>0.90193152</text:p>
          </table:table-cell>
          <table:table-cell table:formula="of:=[.A6813]*0.3048" office:value-type="float" office:value="0.274908727296" calcext:value-type="float">
            <text:p>0.274908727296</text:p>
          </table:table-cell>
        </table:table-row>
        <table:table-row table:style-name="ro1">
          <table:table-cell office:value-type="float" office:value="0.86454093" calcext:value-type="float">
            <text:p>0.86454093</text:p>
          </table:table-cell>
          <table:table-cell table:formula="of:=[.A6814]*0.3048" office:value-type="float" office:value="0.263512075464" calcext:value-type="float">
            <text:p>0.263512075464</text:p>
          </table:table-cell>
        </table:table-row>
        <table:table-row table:style-name="ro1">
          <table:table-cell office:value-type="float" office:value="0.82718247" calcext:value-type="float">
            <text:p>0.82718247</text:p>
          </table:table-cell>
          <table:table-cell table:formula="of:=[.A6815]*0.3048" office:value-type="float" office:value="0.252125216856" calcext:value-type="float">
            <text:p>0.252125216856</text:p>
          </table:table-cell>
        </table:table-row>
        <table:table-row table:style-name="ro1">
          <table:table-cell office:value-type="float" office:value="0.78987652" calcext:value-type="float">
            <text:p>0.78987652</text:p>
          </table:table-cell>
          <table:table-cell table:formula="of:=[.A6816]*0.3048" office:value-type="float" office:value="0.240754363296" calcext:value-type="float">
            <text:p>0.240754363296</text:p>
          </table:table-cell>
        </table:table-row>
        <table:table-row table:style-name="ro1">
          <table:table-cell office:value-type="float" office:value="0.75263697" calcext:value-type="float">
            <text:p>0.75263697</text:p>
          </table:table-cell>
          <table:table-cell table:formula="of:=[.A6817]*0.3048" office:value-type="float" office:value="0.229403748456" calcext:value-type="float">
            <text:p>0.229403748456</text:p>
          </table:table-cell>
        </table:table-row>
        <table:table-row table:style-name="ro1">
          <table:table-cell office:value-type="float" office:value="0.71548831" calcext:value-type="float">
            <text:p>0.71548831</text:p>
          </table:table-cell>
          <table:table-cell table:formula="of:=[.A6818]*0.3048" office:value-type="float" office:value="0.218080836888" calcext:value-type="float">
            <text:p>0.218080836888</text:p>
          </table:table-cell>
        </table:table-row>
        <table:table-row table:style-name="ro1">
          <table:table-cell office:value-type="float" office:value="0.67844433" calcext:value-type="float">
            <text:p>0.67844433</text:p>
          </table:table-cell>
          <table:table-cell table:formula="of:=[.A6819]*0.3048" office:value-type="float" office:value="0.206789831784" calcext:value-type="float">
            <text:p>0.206789831784</text:p>
          </table:table-cell>
        </table:table-row>
        <table:table-row table:style-name="ro1">
          <table:table-cell office:value-type="float" office:value="0.64151722" calcext:value-type="float">
            <text:p>0.64151722</text:p>
          </table:table-cell>
          <table:table-cell table:formula="of:=[.A6820]*0.3048" office:value-type="float" office:value="0.195534448656" calcext:value-type="float">
            <text:p>0.195534448656</text:p>
          </table:table-cell>
        </table:table-row>
        <table:table-row table:style-name="ro1">
          <table:table-cell office:value-type="float" office:value="0.6047231" calcext:value-type="float">
            <text:p>0.6047231</text:p>
          </table:table-cell>
          <table:table-cell table:formula="of:=[.A6821]*0.3048" office:value-type="float" office:value="0.18431960088" calcext:value-type="float">
            <text:p>0.18431960088</text:p>
          </table:table-cell>
        </table:table-row>
        <table:table-row table:style-name="ro1">
          <table:table-cell office:value-type="float" office:value="0.56806594" calcext:value-type="float">
            <text:p>0.56806594</text:p>
          </table:table-cell>
          <table:table-cell table:formula="of:=[.A6822]*0.3048" office:value-type="float" office:value="0.173146498512" calcext:value-type="float">
            <text:p>0.173146498512</text:p>
          </table:table-cell>
        </table:table-row>
        <table:table-row table:style-name="ro1">
          <table:table-cell office:value-type="float" office:value="0.53156102" calcext:value-type="float">
            <text:p>0.53156102</text:p>
          </table:table-cell>
          <table:table-cell table:formula="of:=[.A6823]*0.3048" office:value-type="float" office:value="0.162019798896" calcext:value-type="float">
            <text:p>0.162019798896</text:p>
          </table:table-cell>
        </table:table-row>
        <table:table-row table:style-name="ro1">
          <table:table-cell office:value-type="float" office:value="0.495211" calcext:value-type="float">
            <text:p>0.495211</text:p>
          </table:table-cell>
          <table:table-cell table:formula="of:=[.A6824]*0.3048" office:value-type="float" office:value="0.1509403128" calcext:value-type="float">
            <text:p>0.1509403128</text:p>
          </table:table-cell>
        </table:table-row>
        <table:table-row table:style-name="ro1">
          <table:table-cell office:value-type="float" office:value="0.4590238" calcext:value-type="float">
            <text:p>0.4590238</text:p>
          </table:table-cell>
          <table:table-cell table:formula="of:=[.A6825]*0.3048" office:value-type="float" office:value="0.13991045424" calcext:value-type="float">
            <text:p>0.13991045424</text:p>
          </table:table-cell>
        </table:table-row>
        <table:table-row table:style-name="ro1">
          <table:table-cell office:value-type="float" office:value="0.4230032" calcext:value-type="float">
            <text:p>0.4230032</text:p>
          </table:table-cell>
          <table:table-cell table:formula="of:=[.A6826]*0.3048" office:value-type="float" office:value="0.12893137536" calcext:value-type="float">
            <text:p>0.12893137536</text:p>
          </table:table-cell>
        </table:table-row>
        <table:table-row table:style-name="ro1">
          <table:table-cell office:value-type="float" office:value="0.387154" calcext:value-type="float">
            <text:p>0.387154</text:p>
          </table:table-cell>
          <table:table-cell table:formula="of:=[.A6827]*0.3048" office:value-type="float" office:value="0.1180045392" calcext:value-type="float">
            <text:p>0.1180045392</text:p>
          </table:table-cell>
        </table:table-row>
        <table:table-row table:style-name="ro1">
          <table:table-cell office:value-type="float" office:value="0.3514816" calcext:value-type="float">
            <text:p>0.3514816</text:p>
          </table:table-cell>
          <table:table-cell table:formula="of:=[.A6828]*0.3048" office:value-type="float" office:value="0.10713159168" calcext:value-type="float">
            <text:p>0.10713159168</text:p>
          </table:table-cell>
        </table:table-row>
        <table:table-row table:style-name="ro1">
          <table:table-cell office:value-type="float" office:value="0.3159847" calcext:value-type="float">
            <text:p>0.3159847</text:p>
          </table:table-cell>
          <table:table-cell table:formula="of:=[.A6829]*0.3048" office:value-type="float" office:value="0.09631213656" calcext:value-type="float">
            <text:p>0.09631213656</text:p>
          </table:table-cell>
        </table:table-row>
        <table:table-row table:style-name="ro1">
          <table:table-cell office:value-type="float" office:value="0.2806686" calcext:value-type="float">
            <text:p>0.2806686</text:p>
          </table:table-cell>
          <table:table-cell table:formula="of:=[.A6830]*0.3048" office:value-type="float" office:value="0.08554778928" calcext:value-type="float">
            <text:p>0.08554778928</text:p>
          </table:table-cell>
        </table:table-row>
        <table:table-row table:style-name="ro1">
          <table:table-cell office:value-type="float" office:value="0.2455353" calcext:value-type="float">
            <text:p>0.2455353</text:p>
          </table:table-cell>
          <table:table-cell table:formula="of:=[.A6831]*0.3048" office:value-type="float" office:value="0.07483915944" calcext:value-type="float">
            <text:p>0.07483915944</text:p>
          </table:table-cell>
        </table:table-row>
        <table:table-row table:style-name="ro1">
          <table:table-cell office:value-type="float" office:value="0.210584" calcext:value-type="float">
            <text:p>0.210584</text:p>
          </table:table-cell>
          <table:table-cell table:formula="of:=[.A6832]*0.3048" office:value-type="float" office:value="0.0641860032" calcext:value-type="float">
            <text:p>0.0641860032</text:p>
          </table:table-cell>
        </table:table-row>
        <table:table-row table:style-name="ro1">
          <table:table-cell office:value-type="float" office:value="0.1758223" calcext:value-type="float">
            <text:p>0.1758223</text:p>
          </table:table-cell>
          <table:table-cell table:formula="of:=[.A6833]*0.3048" office:value-type="float" office:value="0.05359063704" calcext:value-type="float">
            <text:p>0.05359063704</text:p>
          </table:table-cell>
        </table:table-row>
        <table:table-row table:style-name="ro1">
          <table:table-cell office:value-type="float" office:value="0.1412503" calcext:value-type="float">
            <text:p>0.1412503</text:p>
          </table:table-cell>
          <table:table-cell table:formula="of:=[.A6834]*0.3048" office:value-type="float" office:value="0.04305309144" calcext:value-type="float">
            <text:p>0.04305309144</text:p>
          </table:table-cell>
        </table:table-row>
        <table:table-row table:style-name="ro1">
          <table:table-cell office:value-type="float" office:value="0.1068714" calcext:value-type="float">
            <text:p>0.1068714</text:p>
          </table:table-cell>
          <table:table-cell table:formula="of:=[.A6835]*0.3048" office:value-type="float" office:value="0.03257440272" calcext:value-type="float">
            <text:p>0.03257440272</text:p>
          </table:table-cell>
        </table:table-row>
        <table:table-row table:style-name="ro1">
          <table:table-cell office:value-type="float" office:value="0.0726948999999999" calcext:value-type="float">
            <text:p>0.0726949</text:p>
          </table:table-cell>
          <table:table-cell table:formula="of:=[.A6836]*0.3048" office:value-type="float" office:value="0.02215740552" calcext:value-type="float">
            <text:p>0.02215740552</text:p>
          </table:table-cell>
        </table:table-row>
        <table:table-row table:style-name="ro1">
          <table:table-cell office:value-type="float" office:value="0.0387185000000001" calcext:value-type="float">
            <text:p>0.0387185</text:p>
          </table:table-cell>
          <table:table-cell table:formula="of:=[.A6837]*0.3048" office:value-type="float" office:value="0.0118013988" calcext:value-type="float">
            <text:p>0.0118013988</text:p>
          </table:table-cell>
        </table:table-row>
        <table:table-row table:style-name="ro1">
          <table:table-cell office:value-type="float" office:value="0.00495109999999999" calcext:value-type="float">
            <text:p>0.0049511</text:p>
          </table:table-cell>
          <table:table-cell table:formula="of:=[.A6838]*0.3048" office:value-type="float" office:value="0.00150909528" calcext:value-type="float">
            <text:p>0.00150909528</text:p>
          </table:table-cell>
        </table:table-row>
        <table:table-row table:style-name="ro1">
          <table:table-cell office:value-type="float" office:value="-0.0285949999999999" calcext:value-type="float">
            <text:p>-0.028595</text:p>
          </table:table-cell>
          <table:table-cell table:formula="of:=[.A6839]*0.3048" office:value-type="float" office:value="-0.00871575599999997" calcext:value-type="float">
            <text:p>-0.008715756</text:p>
          </table:table-cell>
        </table:table-row>
        <table:table-row table:style-name="ro1">
          <table:table-cell office:value-type="float" office:value="-0.0619185" calcext:value-type="float">
            <text:p>-0.0619185</text:p>
          </table:table-cell>
          <table:table-cell table:formula="of:=[.A6840]*0.3048" office:value-type="float" office:value="-0.0188727588" calcext:value-type="float">
            <text:p>-0.0188727588</text:p>
          </table:table-cell>
        </table:table-row>
        <table:table-row table:style-name="ro1">
          <table:table-cell office:value-type="float" office:value="-0.0950067000000001" calcext:value-type="float">
            <text:p>-0.0950067</text:p>
          </table:table-cell>
          <table:table-cell table:formula="of:=[.A6841]*0.3048" office:value-type="float" office:value="-0.02895804216" calcext:value-type="float">
            <text:p>-0.02895804216</text:p>
          </table:table-cell>
        </table:table-row>
        <table:table-row table:style-name="ro1">
          <table:table-cell office:value-type="float" office:value="-0.1278448" calcext:value-type="float">
            <text:p>-0.1278448</text:p>
          </table:table-cell>
          <table:table-cell table:formula="of:=[.A6842]*0.3048" office:value-type="float" office:value="-0.03896709504" calcext:value-type="float">
            <text:p>-0.03896709504</text:p>
          </table:table-cell>
        </table:table-row>
        <table:table-row table:style-name="ro1">
          <table:table-cell office:value-type="float" office:value="-0.1604244" calcext:value-type="float">
            <text:p>-0.1604244</text:p>
          </table:table-cell>
          <table:table-cell table:formula="of:=[.A6843]*0.3048" office:value-type="float" office:value="-0.04889735712" calcext:value-type="float">
            <text:p>-0.04889735712</text:p>
          </table:table-cell>
        </table:table-row>
        <table:table-row table:style-name="ro1">
          <table:table-cell office:value-type="float" office:value="-0.1927276" calcext:value-type="float">
            <text:p>-0.1927276</text:p>
          </table:table-cell>
          <table:table-cell table:formula="of:=[.A6844]*0.3048" office:value-type="float" office:value="-0.05874337248" calcext:value-type="float">
            <text:p>-0.05874337248</text:p>
          </table:table-cell>
        </table:table-row>
        <table:table-row table:style-name="ro1">
          <table:table-cell office:value-type="float" office:value="-0.2247353" calcext:value-type="float">
            <text:p>-0.2247353</text:p>
          </table:table-cell>
          <table:table-cell table:formula="of:=[.A6845]*0.3048" office:value-type="float" office:value="-0.06849931944" calcext:value-type="float">
            <text:p>-0.06849931944</text:p>
          </table:table-cell>
        </table:table-row>
        <table:table-row table:style-name="ro1">
          <table:table-cell office:value-type="float" office:value="-0.2564309" calcext:value-type="float">
            <text:p>-0.2564309</text:p>
          </table:table-cell>
          <table:table-cell table:formula="of:=[.A6846]*0.3048" office:value-type="float" office:value="-0.07816013832" calcext:value-type="float">
            <text:p>-0.07816013832</text:p>
          </table:table-cell>
        </table:table-row>
        <table:table-row table:style-name="ro1">
          <table:table-cell office:value-type="float" office:value="-0.2877976" calcext:value-type="float">
            <text:p>-0.2877976</text:p>
          </table:table-cell>
          <table:table-cell table:formula="of:=[.A6847]*0.3048" office:value-type="float" office:value="-0.08772070848" calcext:value-type="float">
            <text:p>-0.08772070848</text:p>
          </table:table-cell>
        </table:table-row>
        <table:table-row table:style-name="ro1">
          <table:table-cell office:value-type="float" office:value="-0.3188069" calcext:value-type="float">
            <text:p>-0.3188069</text:p>
          </table:table-cell>
          <table:table-cell table:formula="of:=[.A6848]*0.3048" office:value-type="float" office:value="-0.09717234312" calcext:value-type="float">
            <text:p>-0.09717234312</text:p>
          </table:table-cell>
        </table:table-row>
        <table:table-row table:style-name="ro1">
          <table:table-cell office:value-type="float" office:value="-0.3494391" calcext:value-type="float">
            <text:p>-0.3494391</text:p>
          </table:table-cell>
          <table:table-cell table:formula="of:=[.A6849]*0.3048" office:value-type="float" office:value="-0.10650903768" calcext:value-type="float">
            <text:p>-0.10650903768</text:p>
          </table:table-cell>
        </table:table-row>
        <table:table-row table:style-name="ro1">
          <table:table-cell office:value-type="float" office:value="-0.3796697" calcext:value-type="float">
            <text:p>-0.3796697</text:p>
          </table:table-cell>
          <table:table-cell table:formula="of:=[.A6850]*0.3048" office:value-type="float" office:value="-0.11572332456" calcext:value-type="float">
            <text:p>-0.11572332456</text:p>
          </table:table-cell>
        </table:table-row>
        <table:table-row table:style-name="ro1">
          <table:table-cell office:value-type="float" office:value="-0.4094669" calcext:value-type="float">
            <text:p>-0.4094669</text:p>
          </table:table-cell>
          <table:table-cell table:formula="of:=[.A6851]*0.3048" office:value-type="float" office:value="-0.12480551112" calcext:value-type="float">
            <text:p>-0.12480551112</text:p>
          </table:table-cell>
        </table:table-row>
        <table:table-row table:style-name="ro1">
          <table:table-cell office:value-type="float" office:value="-0.4388077" calcext:value-type="float">
            <text:p>-0.4388077</text:p>
          </table:table-cell>
          <table:table-cell table:formula="of:=[.A6852]*0.3048" office:value-type="float" office:value="-0.13374858696" calcext:value-type="float">
            <text:p>-0.13374858696</text:p>
          </table:table-cell>
        </table:table-row>
        <table:table-row table:style-name="ro1">
          <table:table-cell office:value-type="float" office:value="-0.4676611" calcext:value-type="float">
            <text:p>-0.4676611</text:p>
          </table:table-cell>
          <table:table-cell table:formula="of:=[.A6853]*0.3048" office:value-type="float" office:value="-0.14254310328" calcext:value-type="float">
            <text:p>-0.14254310328</text:p>
          </table:table-cell>
        </table:table-row>
        <table:table-row table:style-name="ro1">
          <table:table-cell office:value-type="float" office:value="-0.4959948" calcext:value-type="float">
            <text:p>-0.4959948</text:p>
          </table:table-cell>
          <table:table-cell table:formula="of:=[.A6854]*0.3048" office:value-type="float" office:value="-0.15117921504" calcext:value-type="float">
            <text:p>-0.15117921504</text:p>
          </table:table-cell>
        </table:table-row>
        <table:table-row table:style-name="ro1">
          <table:table-cell office:value-type="float" office:value="-0.5237851" calcext:value-type="float">
            <text:p>-0.5237851</text:p>
          </table:table-cell>
          <table:table-cell table:formula="of:=[.A6855]*0.3048" office:value-type="float" office:value="-0.15964969848" calcext:value-type="float">
            <text:p>-0.15964969848</text:p>
          </table:table-cell>
        </table:table-row>
        <table:table-row table:style-name="ro1">
          <table:table-cell office:value-type="float" office:value="-0.5509996" calcext:value-type="float">
            <text:p>-0.5509996</text:p>
          </table:table-cell>
          <table:table-cell table:formula="of:=[.A6856]*0.3048" office:value-type="float" office:value="-0.16794467808" calcext:value-type="float">
            <text:p>-0.16794467808</text:p>
          </table:table-cell>
        </table:table-row>
        <table:table-row table:style-name="ro1">
          <table:table-cell office:value-type="float" office:value="-0.5776048" calcext:value-type="float">
            <text:p>-0.5776048</text:p>
          </table:table-cell>
          <table:table-cell table:formula="of:=[.A6857]*0.3048" office:value-type="float" office:value="-0.17605394304" calcext:value-type="float">
            <text:p>-0.17605394304</text:p>
          </table:table-cell>
        </table:table-row>
        <table:table-row table:style-name="ro1">
          <table:table-cell office:value-type="float" office:value="-0.6035779" calcext:value-type="float">
            <text:p>-0.6035779</text:p>
          </table:table-cell>
          <table:table-cell table:formula="of:=[.A6858]*0.3048" office:value-type="float" office:value="-0.18397054392" calcext:value-type="float">
            <text:p>-0.18397054392</text:p>
          </table:table-cell>
        </table:table-row>
        <table:table-row table:style-name="ro1">
          <table:table-cell office:value-type="float" office:value="-0.6288886" calcext:value-type="float">
            <text:p>-0.6288886</text:p>
          </table:table-cell>
          <table:table-cell table:formula="of:=[.A6859]*0.3048" office:value-type="float" office:value="-0.19168524528" calcext:value-type="float">
            <text:p>-0.19168524528</text:p>
          </table:table-cell>
        </table:table-row>
        <table:table-row table:style-name="ro1">
          <table:table-cell office:value-type="float" office:value="-0.6535084" calcext:value-type="float">
            <text:p>-0.6535084</text:p>
          </table:table-cell>
          <table:table-cell table:formula="of:=[.A6860]*0.3048" office:value-type="float" office:value="-0.19918936032" calcext:value-type="float">
            <text:p>-0.19918936032</text:p>
          </table:table-cell>
        </table:table-row>
        <table:table-row table:style-name="ro1">
          <table:table-cell office:value-type="float" office:value="-0.6774197" calcext:value-type="float">
            <text:p>-0.6774197</text:p>
          </table:table-cell>
          <table:table-cell table:formula="of:=[.A6861]*0.3048" office:value-type="float" office:value="-0.20647752456" calcext:value-type="float">
            <text:p>-0.20647752456</text:p>
          </table:table-cell>
        </table:table-row>
        <table:table-row table:style-name="ro1">
          <table:table-cell office:value-type="float" office:value="-0.7005942" calcext:value-type="float">
            <text:p>-0.7005942</text:p>
          </table:table-cell>
          <table:table-cell table:formula="of:=[.A6862]*0.3048" office:value-type="float" office:value="-0.21354111216" calcext:value-type="float">
            <text:p>-0.21354111216</text:p>
          </table:table-cell>
        </table:table-row>
        <table:table-row table:style-name="ro1">
          <table:table-cell office:value-type="float" office:value="-0.7230146" calcext:value-type="float">
            <text:p>-0.7230146</text:p>
          </table:table-cell>
          <table:table-cell table:formula="of:=[.A6863]*0.3048" office:value-type="float" office:value="-0.22037485008" calcext:value-type="float">
            <text:p>-0.22037485008</text:p>
          </table:table-cell>
        </table:table-row>
        <table:table-row table:style-name="ro1">
          <table:table-cell office:value-type="float" office:value="-0.7446578" calcext:value-type="float">
            <text:p>-0.7446578</text:p>
          </table:table-cell>
          <table:table-cell table:formula="of:=[.A6864]*0.3048" office:value-type="float" office:value="-0.22697169744" calcext:value-type="float">
            <text:p>-0.22697169744</text:p>
          </table:table-cell>
        </table:table-row>
        <table:table-row table:style-name="ro1">
          <table:table-cell office:value-type="float" office:value="-0.7655127" calcext:value-type="float">
            <text:p>-0.7655127</text:p>
          </table:table-cell>
          <table:table-cell table:formula="of:=[.A6865]*0.3048" office:value-type="float" office:value="-0.23332827096" calcext:value-type="float">
            <text:p>-0.23332827096</text:p>
          </table:table-cell>
        </table:table-row>
        <table:table-row table:style-name="ro1">
          <table:table-cell office:value-type="float" office:value="-0.7855597" calcext:value-type="float">
            <text:p>-0.7855597</text:p>
          </table:table-cell>
          <table:table-cell table:formula="of:=[.A6866]*0.3048" office:value-type="float" office:value="-0.23943859656" calcext:value-type="float">
            <text:p>-0.23943859656</text:p>
          </table:table-cell>
        </table:table-row>
        <table:table-row table:style-name="ro1">
          <table:table-cell office:value-type="float" office:value="-0.8047874" calcext:value-type="float">
            <text:p>-0.8047874</text:p>
          </table:table-cell>
          <table:table-cell table:formula="of:=[.A6867]*0.3048" office:value-type="float" office:value="-0.24529919952" calcext:value-type="float">
            <text:p>-0.24529919952</text:p>
          </table:table-cell>
        </table:table-row>
        <table:table-row table:style-name="ro1">
          <table:table-cell office:value-type="float" office:value="-0.8231862" calcext:value-type="float">
            <text:p>-0.8231862</text:p>
          </table:table-cell>
          <table:table-cell table:formula="of:=[.A6868]*0.3048" office:value-type="float" office:value="-0.25090715376" calcext:value-type="float">
            <text:p>-0.25090715376</text:p>
          </table:table-cell>
        </table:table-row>
        <table:table-row table:style-name="ro1">
          <table:table-cell office:value-type="float" office:value="-0.8407464" calcext:value-type="float">
            <text:p>-0.8407464</text:p>
          </table:table-cell>
          <table:table-cell table:formula="of:=[.A6869]*0.3048" office:value-type="float" office:value="-0.25625950272" calcext:value-type="float">
            <text:p>-0.25625950272</text:p>
          </table:table-cell>
        </table:table-row>
        <table:table-row table:style-name="ro1">
          <table:table-cell office:value-type="float" office:value="-0.857461" calcext:value-type="float">
            <text:p>-0.857461</text:p>
          </table:table-cell>
          <table:table-cell table:formula="of:=[.A6870]*0.3048" office:value-type="float" office:value="-0.2613541128" calcext:value-type="float">
            <text:p>-0.2613541128</text:p>
          </table:table-cell>
        </table:table-row>
        <table:table-row table:style-name="ro1">
          <table:table-cell office:value-type="float" office:value="-0.8733284" calcext:value-type="float">
            <text:p>-0.8733284</text:p>
          </table:table-cell>
          <table:table-cell table:formula="of:=[.A6871]*0.3048" office:value-type="float" office:value="-0.26619049632" calcext:value-type="float">
            <text:p>-0.26619049632</text:p>
          </table:table-cell>
        </table:table-row>
        <table:table-row table:style-name="ro1">
          <table:table-cell office:value-type="float" office:value="-0.8883476" calcext:value-type="float">
            <text:p>-0.8883476</text:p>
          </table:table-cell>
          <table:table-cell table:formula="of:=[.A6872]*0.3048" office:value-type="float" office:value="-0.27076834848" calcext:value-type="float">
            <text:p>-0.27076834848</text:p>
          </table:table-cell>
        </table:table-row>
        <table:table-row table:style-name="ro1">
          <table:table-cell office:value-type="float" office:value="-0.902524" calcext:value-type="float">
            <text:p>-0.902524</text:p>
          </table:table-cell>
          <table:table-cell table:formula="of:=[.A6873]*0.3048" office:value-type="float" office:value="-0.2750893152" calcext:value-type="float">
            <text:p>-0.2750893152</text:p>
          </table:table-cell>
        </table:table-row>
        <table:table-row table:style-name="ro1">
          <table:table-cell office:value-type="float" office:value="-0.9158628" calcext:value-type="float">
            <text:p>-0.9158628</text:p>
          </table:table-cell>
          <table:table-cell table:formula="of:=[.A6874]*0.3048" office:value-type="float" office:value="-0.27915498144" calcext:value-type="float">
            <text:p>-0.27915498144</text:p>
          </table:table-cell>
        </table:table-row>
        <table:table-row table:style-name="ro1">
          <table:table-cell office:value-type="float" office:value="-0.9283679" calcext:value-type="float">
            <text:p>-0.9283679</text:p>
          </table:table-cell>
          <table:table-cell table:formula="of:=[.A6875]*0.3048" office:value-type="float" office:value="-0.28296653592" calcext:value-type="float">
            <text:p>-0.28296653592</text:p>
          </table:table-cell>
        </table:table-row>
        <table:table-row table:style-name="ro1">
          <table:table-cell office:value-type="float" office:value="-0.9400513" calcext:value-type="float">
            <text:p>-0.9400513</text:p>
          </table:table-cell>
          <table:table-cell table:formula="of:=[.A6876]*0.3048" office:value-type="float" office:value="-0.28652763624" calcext:value-type="float">
            <text:p>-0.28652763624</text:p>
          </table:table-cell>
        </table:table-row>
        <table:table-row table:style-name="ro1">
          <table:table-cell office:value-type="float" office:value="-0.9509254" calcext:value-type="float">
            <text:p>-0.9509254</text:p>
          </table:table-cell>
          <table:table-cell table:formula="of:=[.A6877]*0.3048" office:value-type="float" office:value="-0.28984206192" calcext:value-type="float">
            <text:p>-0.28984206192</text:p>
          </table:table-cell>
        </table:table-row>
        <table:table-row table:style-name="ro1">
          <table:table-cell office:value-type="float" office:value="-0.9609926" calcext:value-type="float">
            <text:p>-0.9609926</text:p>
          </table:table-cell>
          <table:table-cell table:formula="of:=[.A6878]*0.3048" office:value-type="float" office:value="-0.29291054448" calcext:value-type="float">
            <text:p>-0.29291054448</text:p>
          </table:table-cell>
        </table:table-row>
        <table:table-row table:style-name="ro1">
          <table:table-cell office:value-type="float" office:value="-0.9702723" calcext:value-type="float">
            <text:p>-0.9702723</text:p>
          </table:table-cell>
          <table:table-cell table:formula="of:=[.A6879]*0.3048" office:value-type="float" office:value="-0.29573899704" calcext:value-type="float">
            <text:p>-0.29573899704</text:p>
          </table:table-cell>
        </table:table-row>
        <table:table-row table:style-name="ro1">
          <table:table-cell office:value-type="float" office:value="-0.9787762" calcext:value-type="float">
            <text:p>-0.9787762</text:p>
          </table:table-cell>
          <table:table-cell table:formula="of:=[.A6880]*0.3048" office:value-type="float" office:value="-0.29833098576" calcext:value-type="float">
            <text:p>-0.29833098576</text:p>
          </table:table-cell>
        </table:table-row>
        <table:table-row table:style-name="ro1">
          <table:table-cell office:value-type="float" office:value="-0.9865201" calcext:value-type="float">
            <text:p>-0.9865201</text:p>
          </table:table-cell>
          <table:table-cell table:formula="of:=[.A6881]*0.3048" office:value-type="float" office:value="-0.30069132648" calcext:value-type="float">
            <text:p>-0.30069132648</text:p>
          </table:table-cell>
        </table:table-row>
        <table:table-row table:style-name="ro1">
          <table:table-cell office:value-type="float" office:value="-0.9935086" calcext:value-type="float">
            <text:p>-0.9935086</text:p>
          </table:table-cell>
          <table:table-cell table:formula="of:=[.A6882]*0.3048" office:value-type="float" office:value="-0.30282142128" calcext:value-type="float">
            <text:p>-0.30282142128</text:p>
          </table:table-cell>
        </table:table-row>
        <table:table-row table:style-name="ro1">
          <table:table-cell office:value-type="float" office:value="-0.9997652" calcext:value-type="float">
            <text:p>-0.9997652</text:p>
          </table:table-cell>
          <table:table-cell table:formula="of:=[.A6883]*0.3048" office:value-type="float" office:value="-0.30472843296" calcext:value-type="float">
            <text:p>-0.30472843296</text:p>
          </table:table-cell>
        </table:table-row>
        <table:table-row table:style-name="ro1">
          <table:table-cell office:value-type="float" office:value="-1.0052962" calcext:value-type="float">
            <text:p>-1.0052962</text:p>
          </table:table-cell>
          <table:table-cell table:formula="of:=[.A6884]*0.3048" office:value-type="float" office:value="-0.30641428176" calcext:value-type="float">
            <text:p>-0.30641428176</text:p>
          </table:table-cell>
        </table:table-row>
        <table:table-row table:style-name="ro1">
          <table:table-cell office:value-type="float" office:value="-1.0101149" calcext:value-type="float">
            <text:p>-1.0101149</text:p>
          </table:table-cell>
          <table:table-cell table:formula="of:=[.A6885]*0.3048" office:value-type="float" office:value="-0.30788302152" calcext:value-type="float">
            <text:p>-0.30788302152</text:p>
          </table:table-cell>
        </table:table-row>
        <table:table-row table:style-name="ro1">
          <table:table-cell office:value-type="float" office:value="-1.0142369" calcext:value-type="float">
            <text:p>-1.0142369</text:p>
          </table:table-cell>
          <table:table-cell table:formula="of:=[.A6886]*0.3048" office:value-type="float" office:value="-0.30913940712" calcext:value-type="float">
            <text:p>-0.30913940712</text:p>
          </table:table-cell>
        </table:table-row>
        <table:table-row table:style-name="ro1">
          <table:table-cell office:value-type="float" office:value="-1.017669" calcext:value-type="float">
            <text:p>-1.017669</text:p>
          </table:table-cell>
          <table:table-cell table:formula="of:=[.A6887]*0.3048" office:value-type="float" office:value="-0.3101855112" calcext:value-type="float">
            <text:p>-0.3101855112</text:p>
          </table:table-cell>
        </table:table-row>
        <table:table-row table:style-name="ro1">
          <table:table-cell office:value-type="float" office:value="-1.0204189" calcext:value-type="float">
            <text:p>-1.0204189</text:p>
          </table:table-cell>
          <table:table-cell table:formula="of:=[.A6888]*0.3048" office:value-type="float" office:value="-0.31102368072" calcext:value-type="float">
            <text:p>-0.31102368072</text:p>
          </table:table-cell>
        </table:table-row>
        <table:table-row table:style-name="ro1">
          <table:table-cell office:value-type="float" office:value="-1.0224946" calcext:value-type="float">
            <text:p>-1.0224946</text:p>
          </table:table-cell>
          <table:table-cell table:formula="of:=[.A6889]*0.3048" office:value-type="float" office:value="-0.31165635408" calcext:value-type="float">
            <text:p>-0.31165635408</text:p>
          </table:table-cell>
        </table:table-row>
        <table:table-row table:style-name="ro1">
          <table:table-cell office:value-type="float" office:value="-1.023911" calcext:value-type="float">
            <text:p>-1.023911</text:p>
          </table:table-cell>
          <table:table-cell table:formula="of:=[.A6890]*0.3048" office:value-type="float" office:value="-0.3120880728" calcext:value-type="float">
            <text:p>-0.3120880728</text:p>
          </table:table-cell>
        </table:table-row>
        <table:table-row table:style-name="ro1">
          <table:table-cell office:value-type="float" office:value="-1.0246632" calcext:value-type="float">
            <text:p>-1.0246632</text:p>
          </table:table-cell>
          <table:table-cell table:formula="of:=[.A6891]*0.3048" office:value-type="float" office:value="-0.31231734336" calcext:value-type="float">
            <text:p>-0.31231734336</text:p>
          </table:table-cell>
        </table:table-row>
        <table:table-row table:style-name="ro1">
          <table:table-cell office:value-type="float" office:value="-1.0247593" calcext:value-type="float">
            <text:p>-1.0247593</text:p>
          </table:table-cell>
          <table:table-cell table:formula="of:=[.A6892]*0.3048" office:value-type="float" office:value="-0.31234663464" calcext:value-type="float">
            <text:p>-0.31234663464</text:p>
          </table:table-cell>
        </table:table-row>
        <table:table-row table:style-name="ro1">
          <table:table-cell office:value-type="float" office:value="-1.0242014" calcext:value-type="float">
            <text:p>-1.0242014</text:p>
          </table:table-cell>
          <table:table-cell table:formula="of:=[.A6893]*0.3048" office:value-type="float" office:value="-0.31217658672" calcext:value-type="float">
            <text:p>-0.31217658672</text:p>
          </table:table-cell>
        </table:table-row>
        <table:table-row table:style-name="ro1">
          <table:table-cell office:value-type="float" office:value="-1.0229862" calcext:value-type="float">
            <text:p>-1.0229862</text:p>
          </table:table-cell>
          <table:table-cell table:formula="of:=[.A6894]*0.3048" office:value-type="float" office:value="-0.31180619376" calcext:value-type="float">
            <text:p>-0.31180619376</text:p>
          </table:table-cell>
        </table:table-row>
        <table:table-row table:style-name="ro1">
          <table:table-cell office:value-type="float" office:value="-1.0211151" calcext:value-type="float">
            <text:p>-1.0211151</text:p>
          </table:table-cell>
          <table:table-cell table:formula="of:=[.A6895]*0.3048" office:value-type="float" office:value="-0.31123588248" calcext:value-type="float">
            <text:p>-0.31123588248</text:p>
          </table:table-cell>
        </table:table-row>
        <table:table-row table:style-name="ro1">
          <table:table-cell office:value-type="float" office:value="-1.0185792" calcext:value-type="float">
            <text:p>-1.0185792</text:p>
          </table:table-cell>
          <table:table-cell table:formula="of:=[.A6896]*0.3048" office:value-type="float" office:value="-0.31046294016" calcext:value-type="float">
            <text:p>-0.31046294016</text:p>
          </table:table-cell>
        </table:table-row>
        <table:table-row table:style-name="ro1">
          <table:table-cell office:value-type="float" office:value="-1.0153732" calcext:value-type="float">
            <text:p>-1.0153732</text:p>
          </table:table-cell>
          <table:table-cell table:formula="of:=[.A6897]*0.3048" office:value-type="float" office:value="-0.30948575136" calcext:value-type="float">
            <text:p>-0.30948575136</text:p>
          </table:table-cell>
        </table:table-row>
        <table:table-row table:style-name="ro1">
          <table:table-cell office:value-type="float" office:value="-1.0114951" calcext:value-type="float">
            <text:p>-1.0114951</text:p>
          </table:table-cell>
          <table:table-cell table:formula="of:=[.A6898]*0.3048" office:value-type="float" office:value="-0.30830370648" calcext:value-type="float">
            <text:p>-0.30830370648</text:p>
          </table:table-cell>
        </table:table-row>
        <table:table-row table:style-name="ro1">
          <table:table-cell office:value-type="float" office:value="-1.0069301" calcext:value-type="float">
            <text:p>-1.0069301</text:p>
          </table:table-cell>
          <table:table-cell table:formula="of:=[.A6899]*0.3048" office:value-type="float" office:value="-0.30691229448" calcext:value-type="float">
            <text:p>-0.30691229448</text:p>
          </table:table-cell>
        </table:table-row>
        <table:table-row table:style-name="ro1">
          <table:table-cell office:value-type="float" office:value="-1.0016701" calcext:value-type="float">
            <text:p>-1.0016701</text:p>
          </table:table-cell>
          <table:table-cell table:formula="of:=[.A6900]*0.3048" office:value-type="float" office:value="-0.30530904648" calcext:value-type="float">
            <text:p>-0.30530904648</text:p>
          </table:table-cell>
        </table:table-row>
        <table:table-row table:style-name="ro1">
          <table:table-cell office:value-type="float" office:value="-0.995707" calcext:value-type="float">
            <text:p>-0.995707</text:p>
          </table:table-cell>
          <table:table-cell table:formula="of:=[.A6901]*0.3048" office:value-type="float" office:value="-0.3034914936" calcext:value-type="float">
            <text:p>-0.3034914936</text:p>
          </table:table-cell>
        </table:table-row>
        <table:table-row table:style-name="ro1">
          <table:table-cell office:value-type="float" office:value="-0.9890273" calcext:value-type="float">
            <text:p>-0.9890273</text:p>
          </table:table-cell>
          <table:table-cell table:formula="of:=[.A6902]*0.3048" office:value-type="float" office:value="-0.30145552104" calcext:value-type="float">
            <text:p>-0.30145552104</text:p>
          </table:table-cell>
        </table:table-row>
        <table:table-row table:style-name="ro1">
          <table:table-cell office:value-type="float" office:value="-0.981616" calcext:value-type="float">
            <text:p>-0.981616</text:p>
          </table:table-cell>
          <table:table-cell table:formula="of:=[.A6903]*0.3048" office:value-type="float" office:value="-0.2991965568" calcext:value-type="float">
            <text:p>-0.2991965568</text:p>
          </table:table-cell>
        </table:table-row>
        <table:table-row table:style-name="ro1">
          <table:table-cell office:value-type="float" office:value="-0.97346" calcext:value-type="float">
            <text:p>-0.97346</text:p>
          </table:table-cell>
          <table:table-cell table:formula="of:=[.A6904]*0.3048" office:value-type="float" office:value="-0.296710608" calcext:value-type="float">
            <text:p>-0.296710608</text:p>
          </table:table-cell>
        </table:table-row>
        <table:table-row table:style-name="ro1">
          <table:table-cell office:value-type="float" office:value="-0.9645436" calcext:value-type="float">
            <text:p>-0.9645436</text:p>
          </table:table-cell>
          <table:table-cell table:formula="of:=[.A6905]*0.3048" office:value-type="float" office:value="-0.29399288928" calcext:value-type="float">
            <text:p>-0.29399288928</text:p>
          </table:table-cell>
        </table:table-row>
        <table:table-row table:style-name="ro1">
          <table:table-cell office:value-type="float" office:value="-0.9548554" calcext:value-type="float">
            <text:p>-0.9548554</text:p>
          </table:table-cell>
          <table:table-cell table:formula="of:=[.A6906]*0.3048" office:value-type="float" office:value="-0.29103992592" calcext:value-type="float">
            <text:p>-0.29103992592</text:p>
          </table:table-cell>
        </table:table-row>
        <table:table-row table:style-name="ro1">
          <table:table-cell office:value-type="float" office:value="-0.9443734" calcext:value-type="float">
            <text:p>-0.9443734</text:p>
          </table:table-cell>
          <table:table-cell table:formula="of:=[.A6907]*0.3048" office:value-type="float" office:value="-0.28784501232" calcext:value-type="float">
            <text:p>-0.28784501232</text:p>
          </table:table-cell>
        </table:table-row>
        <table:table-row table:style-name="ro1">
          <table:table-cell office:value-type="float" office:value="-0.9330895" calcext:value-type="float">
            <text:p>-0.9330895</text:p>
          </table:table-cell>
          <table:table-cell table:formula="of:=[.A6908]*0.3048" office:value-type="float" office:value="-0.2844056796" calcext:value-type="float">
            <text:p>-0.2844056796</text:p>
          </table:table-cell>
        </table:table-row>
        <table:table-row table:style-name="ro1">
          <table:table-cell office:value-type="float" office:value="-0.9209826" calcext:value-type="float">
            <text:p>-0.9209826</text:p>
          </table:table-cell>
          <table:table-cell table:formula="of:=[.A6909]*0.3048" office:value-type="float" office:value="-0.28071549648" calcext:value-type="float">
            <text:p>-0.28071549648</text:p>
          </table:table-cell>
        </table:table-row>
        <table:table-row table:style-name="ro1">
          <table:table-cell office:value-type="float" office:value="-0.9080422" calcext:value-type="float">
            <text:p>-0.9080422</text:p>
          </table:table-cell>
          <table:table-cell table:formula="of:=[.A6910]*0.3048" office:value-type="float" office:value="-0.27677126256" calcext:value-type="float">
            <text:p>-0.27677126256</text:p>
          </table:table-cell>
        </table:table-row>
        <table:table-row table:style-name="ro1">
          <table:table-cell office:value-type="float" office:value="-0.8942502" calcext:value-type="float">
            <text:p>-0.8942502</text:p>
          </table:table-cell>
          <table:table-cell table:formula="of:=[.A6911]*0.3048" office:value-type="float" office:value="-0.27256746096" calcext:value-type="float">
            <text:p>-0.27256746096</text:p>
          </table:table-cell>
        </table:table-row>
        <table:table-row table:style-name="ro1">
          <table:table-cell office:value-type="float" office:value="-0.8795948" calcext:value-type="float">
            <text:p>-0.8795948</text:p>
          </table:table-cell>
          <table:table-cell table:formula="of:=[.A6912]*0.3048" office:value-type="float" office:value="-0.26810049504" calcext:value-type="float">
            <text:p>-0.26810049504</text:p>
          </table:table-cell>
        </table:table-row>
        <table:table-row table:style-name="ro1">
          <table:table-cell office:value-type="float" office:value="-0.8640609" calcext:value-type="float">
            <text:p>-0.8640609</text:p>
          </table:table-cell>
          <table:table-cell table:formula="of:=[.A6913]*0.3048" office:value-type="float" office:value="-0.26336576232" calcext:value-type="float">
            <text:p>-0.26336576232</text:p>
          </table:table-cell>
        </table:table-row>
        <table:table-row table:style-name="ro1">
          <table:table-cell office:value-type="float" office:value="-0.847636" calcext:value-type="float">
            <text:p>-0.847636</text:p>
          </table:table-cell>
          <table:table-cell table:formula="of:=[.A6914]*0.3048" office:value-type="float" office:value="-0.2583594528" calcext:value-type="float">
            <text:p>-0.2583594528</text:p>
          </table:table-cell>
        </table:table-row>
        <table:table-row table:style-name="ro1">
          <table:table-cell office:value-type="float" office:value="-0.8303082" calcext:value-type="float">
            <text:p>-0.8303082</text:p>
          </table:table-cell>
          <table:table-cell table:formula="of:=[.A6915]*0.3048" office:value-type="float" office:value="-0.25307793936" calcext:value-type="float">
            <text:p>-0.25307793936</text:p>
          </table:table-cell>
        </table:table-row>
        <table:table-row table:style-name="ro1">
          <table:table-cell office:value-type="float" office:value="-0.8120682" calcext:value-type="float">
            <text:p>-0.8120682</text:p>
          </table:table-cell>
          <table:table-cell table:formula="of:=[.A6916]*0.3048" office:value-type="float" office:value="-0.24751838736" calcext:value-type="float">
            <text:p>-0.24751838736</text:p>
          </table:table-cell>
        </table:table-row>
        <table:table-row table:style-name="ro1">
          <table:table-cell office:value-type="float" office:value="-0.792908" calcext:value-type="float">
            <text:p>-0.792908</text:p>
          </table:table-cell>
          <table:table-cell table:formula="of:=[.A6917]*0.3048" office:value-type="float" office:value="-0.2416783584" calcext:value-type="float">
            <text:p>-0.2416783584</text:p>
          </table:table-cell>
        </table:table-row>
        <table:table-row table:style-name="ro1">
          <table:table-cell office:value-type="float" office:value="-0.7728162" calcext:value-type="float">
            <text:p>-0.7728162</text:p>
          </table:table-cell>
          <table:table-cell table:formula="of:=[.A6918]*0.3048" office:value-type="float" office:value="-0.23555437776" calcext:value-type="float">
            <text:p>-0.23555437776</text:p>
          </table:table-cell>
        </table:table-row>
        <table:table-row table:style-name="ro1">
          <table:table-cell office:value-type="float" office:value="-0.7517922" calcext:value-type="float">
            <text:p>-0.7517922</text:p>
          </table:table-cell>
          <table:table-cell table:formula="of:=[.A6919]*0.3048" office:value-type="float" office:value="-0.22914626256" calcext:value-type="float">
            <text:p>-0.22914626256</text:p>
          </table:table-cell>
        </table:table-row>
        <table:table-row table:style-name="ro1">
          <table:table-cell office:value-type="float" office:value="-0.7298288" calcext:value-type="float">
            <text:p>-0.7298288</text:p>
          </table:table-cell>
          <table:table-cell table:formula="of:=[.A6920]*0.3048" office:value-type="float" office:value="-0.22245181824" calcext:value-type="float">
            <text:p>-0.22245181824</text:p>
          </table:table-cell>
        </table:table-row>
        <table:table-row table:style-name="ro1">
          <table:table-cell office:value-type="float" office:value="-0.7069244" calcext:value-type="float">
            <text:p>-0.7069244</text:p>
          </table:table-cell>
          <table:table-cell table:formula="of:=[.A6921]*0.3048" office:value-type="float" office:value="-0.21547055712" calcext:value-type="float">
            <text:p>-0.21547055712</text:p>
          </table:table-cell>
        </table:table-row>
        <table:table-row table:style-name="ro1">
          <table:table-cell office:value-type="float" office:value="-0.6830769" calcext:value-type="float">
            <text:p>-0.6830769</text:p>
          </table:table-cell>
          <table:table-cell table:formula="of:=[.A6922]*0.3048" office:value-type="float" office:value="-0.20820183912" calcext:value-type="float">
            <text:p>-0.20820183912</text:p>
          </table:table-cell>
        </table:table-row>
        <table:table-row table:style-name="ro1">
          <table:table-cell office:value-type="float" office:value="-0.6582882" calcext:value-type="float">
            <text:p>-0.6582882</text:p>
          </table:table-cell>
          <table:table-cell table:formula="of:=[.A6923]*0.3048" office:value-type="float" office:value="-0.20064624336" calcext:value-type="float">
            <text:p>-0.20064624336</text:p>
          </table:table-cell>
        </table:table-row>
        <table:table-row table:style-name="ro1">
          <table:table-cell office:value-type="float" office:value="-0.6325595" calcext:value-type="float">
            <text:p>-0.6325595</text:p>
          </table:table-cell>
          <table:table-cell table:formula="of:=[.A6924]*0.3048" office:value-type="float" office:value="-0.1928041356" calcext:value-type="float">
            <text:p>-0.1928041356</text:p>
          </table:table-cell>
        </table:table-row>
        <table:table-row table:style-name="ro1">
          <table:table-cell office:value-type="float" office:value="-0.6058974" calcext:value-type="float">
            <text:p>-0.6058974</text:p>
          </table:table-cell>
          <table:table-cell table:formula="of:=[.A6925]*0.3048" office:value-type="float" office:value="-0.18467752752" calcext:value-type="float">
            <text:p>-0.18467752752</text:p>
          </table:table-cell>
        </table:table-row>
        <table:table-row table:style-name="ro1">
          <table:table-cell office:value-type="float" office:value="-0.5783045" calcext:value-type="float">
            <text:p>-0.5783045</text:p>
          </table:table-cell>
          <table:table-cell table:formula="of:=[.A6926]*0.3048" office:value-type="float" office:value="-0.1762672116" calcext:value-type="float">
            <text:p>-0.1762672116</text:p>
          </table:table-cell>
        </table:table-row>
        <table:table-row table:style-name="ro1">
          <table:table-cell office:value-type="float" office:value="-0.549788" calcext:value-type="float">
            <text:p>-0.549788</text:p>
          </table:table-cell>
          <table:table-cell table:formula="of:=[.A6927]*0.3048" office:value-type="float" office:value="-0.1675753824" calcext:value-type="float">
            <text:p>-0.1675753824</text:p>
          </table:table-cell>
        </table:table-row>
        <table:table-row table:style-name="ro1">
          <table:table-cell office:value-type="float" office:value="-0.5203598" calcext:value-type="float">
            <text:p>-0.5203598</text:p>
          </table:table-cell>
          <table:table-cell table:formula="of:=[.A6928]*0.3048" office:value-type="float" office:value="-0.15860566704" calcext:value-type="float">
            <text:p>-0.15860566704</text:p>
          </table:table-cell>
        </table:table-row>
        <table:table-row table:style-name="ro1">
          <table:table-cell office:value-type="float" office:value="-0.4900285" calcext:value-type="float">
            <text:p>-0.4900285</text:p>
          </table:table-cell>
          <table:table-cell table:formula="of:=[.A6929]*0.3048" office:value-type="float" office:value="-0.1493606868" calcext:value-type="float">
            <text:p>-0.1493606868</text:p>
          </table:table-cell>
        </table:table-row>
        <table:table-row table:style-name="ro1">
          <table:table-cell office:value-type="float" office:value="-0.4588065" calcext:value-type="float">
            <text:p>-0.4588065</text:p>
          </table:table-cell>
          <table:table-cell table:formula="of:=[.A6930]*0.3048" office:value-type="float" office:value="-0.1398442212" calcext:value-type="float">
            <text:p>-0.1398442212</text:p>
          </table:table-cell>
        </table:table-row>
        <table:table-row table:style-name="ro1">
          <table:table-cell office:value-type="float" office:value="-0.4267093" calcext:value-type="float">
            <text:p>-0.4267093</text:p>
          </table:table-cell>
          <table:table-cell table:formula="of:=[.A6931]*0.3048" office:value-type="float" office:value="-0.13006099464" calcext:value-type="float">
            <text:p>-0.13006099464</text:p>
          </table:table-cell>
        </table:table-row>
        <table:table-row table:style-name="ro1">
          <table:table-cell office:value-type="float" office:value="-0.3937528" calcext:value-type="float">
            <text:p>-0.3937528</text:p>
          </table:table-cell>
          <table:table-cell table:formula="of:=[.A6932]*0.3048" office:value-type="float" office:value="-0.12001585344" calcext:value-type="float">
            <text:p>-0.12001585344</text:p>
          </table:table-cell>
        </table:table-row>
        <table:table-row table:style-name="ro1">
          <table:table-cell office:value-type="float" office:value="-0.3599532" calcext:value-type="float">
            <text:p>-0.3599532</text:p>
          </table:table-cell>
          <table:table-cell table:formula="of:=[.A6933]*0.3048" office:value-type="float" office:value="-0.10971373536" calcext:value-type="float">
            <text:p>-0.10971373536</text:p>
          </table:table-cell>
        </table:table-row>
        <table:table-row table:style-name="ro1">
          <table:table-cell office:value-type="float" office:value="-0.3253298" calcext:value-type="float">
            <text:p>-0.3253298</text:p>
          </table:table-cell>
          <table:table-cell table:formula="of:=[.A6934]*0.3048" office:value-type="float" office:value="-0.09916052304" calcext:value-type="float">
            <text:p>-0.09916052304</text:p>
          </table:table-cell>
        </table:table-row>
        <table:table-row table:style-name="ro1">
          <table:table-cell office:value-type="float" office:value="-0.2899028" calcext:value-type="float">
            <text:p>-0.2899028</text:p>
          </table:table-cell>
          <table:table-cell table:formula="of:=[.A6935]*0.3048" office:value-type="float" office:value="-0.08836237344" calcext:value-type="float">
            <text:p>-0.08836237344</text:p>
          </table:table-cell>
        </table:table-row>
        <table:table-row table:style-name="ro1">
          <table:table-cell office:value-type="float" office:value="-0.2536976" calcext:value-type="float">
            <text:p>-0.2536976</text:p>
          </table:table-cell>
          <table:table-cell table:formula="of:=[.A6936]*0.3048" office:value-type="float" office:value="-0.07732702848" calcext:value-type="float">
            <text:p>-0.07732702848</text:p>
          </table:table-cell>
        </table:table-row>
        <table:table-row table:style-name="ro1">
          <table:table-cell office:value-type="float" office:value="-0.2167302" calcext:value-type="float">
            <text:p>-0.2167302</text:p>
          </table:table-cell>
          <table:table-cell table:formula="of:=[.A6937]*0.3048" office:value-type="float" office:value="-0.06605936496" calcext:value-type="float">
            <text:p>-0.06605936496</text:p>
          </table:table-cell>
        </table:table-row>
        <table:table-row table:style-name="ro1">
          <table:table-cell office:value-type="float" office:value="-0.1790327" calcext:value-type="float">
            <text:p>-0.1790327</text:p>
          </table:table-cell>
          <table:table-cell table:formula="of:=[.A6938]*0.3048" office:value-type="float" office:value="-0.05456916696" calcext:value-type="float">
            <text:p>-0.05456916696</text:p>
          </table:table-cell>
        </table:table-row>
        <table:table-row table:style-name="ro1">
          <table:table-cell office:value-type="float" office:value="-0.1406256" calcext:value-type="float">
            <text:p>-0.1406256</text:p>
          </table:table-cell>
          <table:table-cell table:formula="of:=[.A6939]*0.3048" office:value-type="float" office:value="-0.04286268288" calcext:value-type="float">
            <text:p>-0.04286268288</text:p>
          </table:table-cell>
        </table:table-row>
        <table:table-row table:style-name="ro1">
          <table:table-cell office:value-type="float" office:value="-0.1015373" calcext:value-type="float">
            <text:p>-0.1015373</text:p>
          </table:table-cell>
          <table:table-cell table:formula="of:=[.A6940]*0.3048" office:value-type="float" office:value="-0.03094856904" calcext:value-type="float">
            <text:p>-0.03094856904</text:p>
          </table:table-cell>
        </table:table-row>
        <table:table-row table:style-name="ro1">
          <table:table-cell office:value-type="float" office:value="-0.0617977000000001" calcext:value-type="float">
            <text:p>-0.0617977</text:p>
          </table:table-cell>
          <table:table-cell table:formula="of:=[.A6941]*0.3048" office:value-type="float" office:value="-0.01883593896" calcext:value-type="float">
            <text:p>-0.01883593896</text:p>
          </table:table-cell>
        </table:table-row>
        <table:table-row table:style-name="ro1">
          <table:table-cell office:value-type="float" office:value="-0.0214348" calcext:value-type="float">
            <text:p>-0.0214348</text:p>
          </table:table-cell>
          <table:table-cell table:formula="of:=[.A6942]*0.3048" office:value-type="float" office:value="-0.00653332704" calcext:value-type="float">
            <text:p>-0.00653332704</text:p>
          </table:table-cell>
        </table:table-row>
        <table:table-row table:style-name="ro1">
          <table:table-cell office:value-type="float" office:value="0.0195232999999999" calcext:value-type="float">
            <text:p>0.0195233</text:p>
          </table:table-cell>
          <table:table-cell table:formula="of:=[.A6943]*0.3048" office:value-type="float" office:value="0.00595070183999997" calcext:value-type="float">
            <text:p>0.00595070184</text:p>
          </table:table-cell>
        </table:table-row>
        <table:table-row table:style-name="ro1">
          <table:table-cell office:value-type="float" office:value="0.0610447999999999" calcext:value-type="float">
            <text:p>0.0610448</text:p>
          </table:table-cell>
          <table:table-cell table:formula="of:=[.A6944]*0.3048" office:value-type="float" office:value="0.01860645504" calcext:value-type="float">
            <text:p>0.01860645504</text:p>
          </table:table-cell>
        </table:table-row>
        <table:table-row table:style-name="ro1">
          <table:table-cell office:value-type="float" office:value="0.1030943" calcext:value-type="float">
            <text:p>0.1030943</text:p>
          </table:table-cell>
          <table:table-cell table:formula="of:=[.A6945]*0.3048" office:value-type="float" office:value="0.03142314264" calcext:value-type="float">
            <text:p>0.03142314264</text:p>
          </table:table-cell>
        </table:table-row>
        <table:table-row table:style-name="ro1">
          <table:table-cell office:value-type="float" office:value="0.145643" calcext:value-type="float">
            <text:p>0.145643</text:p>
          </table:table-cell>
          <table:table-cell table:formula="of:=[.A6946]*0.3048" office:value-type="float" office:value="0.0443919864" calcext:value-type="float">
            <text:p>0.0443919864</text:p>
          </table:table-cell>
        </table:table-row>
        <table:table-row table:style-name="ro1">
          <table:table-cell office:value-type="float" office:value="0.1886563" calcext:value-type="float">
            <text:p>0.1886563</text:p>
          </table:table-cell>
          <table:table-cell table:formula="of:=[.A6947]*0.3048" office:value-type="float" office:value="0.05750244024" calcext:value-type="float">
            <text:p>0.05750244024</text:p>
          </table:table-cell>
        </table:table-row>
        <table:table-row table:style-name="ro1">
          <table:table-cell office:value-type="float" office:value="0.2320977" calcext:value-type="float">
            <text:p>0.2320977</text:p>
          </table:table-cell>
          <table:table-cell table:formula="of:=[.A6948]*0.3048" office:value-type="float" office:value="0.07074337896" calcext:value-type="float">
            <text:p>0.07074337896</text:p>
          </table:table-cell>
        </table:table-row>
        <table:table-row table:style-name="ro1">
          <table:table-cell office:value-type="float" office:value="0.2759356" calcext:value-type="float">
            <text:p>0.2759356</text:p>
          </table:table-cell>
          <table:table-cell table:formula="of:=[.A6949]*0.3048" office:value-type="float" office:value="0.08410517088" calcext:value-type="float">
            <text:p>0.08410517088</text:p>
          </table:table-cell>
        </table:table-row>
        <table:table-row table:style-name="ro1">
          <table:table-cell office:value-type="float" office:value="0.3201318" calcext:value-type="float">
            <text:p>0.3201318</text:p>
          </table:table-cell>
          <table:table-cell table:formula="of:=[.A6950]*0.3048" office:value-type="float" office:value="0.09757617264" calcext:value-type="float">
            <text:p>0.09757617264</text:p>
          </table:table-cell>
        </table:table-row>
        <table:table-row table:style-name="ro1">
          <table:table-cell office:value-type="float" office:value="0.3646532" calcext:value-type="float">
            <text:p>0.3646532</text:p>
          </table:table-cell>
          <table:table-cell table:formula="of:=[.A6951]*0.3048" office:value-type="float" office:value="0.11114629536" calcext:value-type="float">
            <text:p>0.11114629536</text:p>
          </table:table-cell>
        </table:table-row>
        <table:table-row table:style-name="ro1">
          <table:table-cell office:value-type="float" office:value="0.4094639" calcext:value-type="float">
            <text:p>0.4094639</text:p>
          </table:table-cell>
          <table:table-cell table:formula="of:=[.A6952]*0.3048" office:value-type="float" office:value="0.12480459672" calcext:value-type="float">
            <text:p>0.12480459672</text:p>
          </table:table-cell>
        </table:table-row>
        <table:table-row table:style-name="ro1">
          <table:table-cell office:value-type="float" office:value="0.4545227" calcext:value-type="float">
            <text:p>0.4545227</text:p>
          </table:table-cell>
          <table:table-cell table:formula="of:=[.A6953]*0.3048" office:value-type="float" office:value="0.13853851896" calcext:value-type="float">
            <text:p>0.13853851896</text:p>
          </table:table-cell>
        </table:table-row>
        <table:table-row table:style-name="ro1">
          <table:table-cell office:value-type="float" office:value="0.4997987" calcext:value-type="float">
            <text:p>0.4997987</text:p>
          </table:table-cell>
          <table:table-cell table:formula="of:=[.A6954]*0.3048" office:value-type="float" office:value="0.15233864376" calcext:value-type="float">
            <text:p>0.15233864376</text:p>
          </table:table-cell>
        </table:table-row>
        <table:table-row table:style-name="ro1">
          <table:table-cell office:value-type="float" office:value="0.5452494" calcext:value-type="float">
            <text:p>0.5452494</text:p>
          </table:table-cell>
          <table:table-cell table:formula="of:=[.A6955]*0.3048" office:value-type="float" office:value="0.16619201712" calcext:value-type="float">
            <text:p>0.16619201712</text:p>
          </table:table-cell>
        </table:table-row>
        <table:table-row table:style-name="ro1">
          <table:table-cell office:value-type="float" office:value="0.5908432" calcext:value-type="float">
            <text:p>0.5908432</text:p>
          </table:table-cell>
          <table:table-cell table:formula="of:=[.A6956]*0.3048" office:value-type="float" office:value="0.18008900736" calcext:value-type="float">
            <text:p>0.18008900736</text:p>
          </table:table-cell>
        </table:table-row>
        <table:table-row table:style-name="ro1">
          <table:table-cell office:value-type="float" office:value="0.63654023" calcext:value-type="float">
            <text:p>0.63654023</text:p>
          </table:table-cell>
          <table:table-cell table:formula="of:=[.A6957]*0.3048" office:value-type="float" office:value="0.194017462104" calcext:value-type="float">
            <text:p>0.194017462104</text:p>
          </table:table-cell>
        </table:table-row>
        <table:table-row table:style-name="ro1">
          <table:table-cell office:value-type="float" office:value="0.68230265" calcext:value-type="float">
            <text:p>0.68230265</text:p>
          </table:table-cell>
          <table:table-cell table:formula="of:=[.A6958]*0.3048" office:value-type="float" office:value="0.20796584772" calcext:value-type="float">
            <text:p>0.20796584772</text:p>
          </table:table-cell>
        </table:table-row>
        <table:table-row table:style-name="ro1">
          <table:table-cell office:value-type="float" office:value="0.72809595" calcext:value-type="float">
            <text:p>0.72809595</text:p>
          </table:table-cell>
          <table:table-cell table:formula="of:=[.A6959]*0.3048" office:value-type="float" office:value="0.22192364556" calcext:value-type="float">
            <text:p>0.22192364556</text:p>
          </table:table-cell>
        </table:table-row>
        <table:table-row table:style-name="ro1">
          <table:table-cell office:value-type="float" office:value="0.77388221" calcext:value-type="float">
            <text:p>0.77388221</text:p>
          </table:table-cell>
          <table:table-cell table:formula="of:=[.A6960]*0.3048" office:value-type="float" office:value="0.235879297608" calcext:value-type="float">
            <text:p>0.235879297608</text:p>
          </table:table-cell>
        </table:table-row>
        <table:table-row table:style-name="ro1">
          <table:table-cell office:value-type="float" office:value="0.81962717" calcext:value-type="float">
            <text:p>0.81962717</text:p>
          </table:table-cell>
          <table:table-cell table:formula="of:=[.A6961]*0.3048" office:value-type="float" office:value="0.249822361416" calcext:value-type="float">
            <text:p>0.249822361416</text:p>
          </table:table-cell>
        </table:table-row>
        <table:table-row table:style-name="ro1">
          <table:table-cell office:value-type="float" office:value="0.86529809" calcext:value-type="float">
            <text:p>0.86529809</text:p>
          </table:table-cell>
          <table:table-cell table:formula="of:=[.A6962]*0.3048" office:value-type="float" office:value="0.263742857832" calcext:value-type="float">
            <text:p>0.263742857832</text:p>
          </table:table-cell>
        </table:table-row>
        <table:table-row table:style-name="ro1">
          <table:table-cell office:value-type="float" office:value="0.91085595" calcext:value-type="float">
            <text:p>0.91085595</text:p>
          </table:table-cell>
          <table:table-cell table:formula="of:=[.A6963]*0.3048" office:value-type="float" office:value="0.27762889356" calcext:value-type="float">
            <text:p>0.27762889356</text:p>
          </table:table-cell>
        </table:table-row>
        <table:table-row table:style-name="ro1">
          <table:table-cell office:value-type="float" office:value="0.9562701" calcext:value-type="float">
            <text:p>0.9562701</text:p>
          </table:table-cell>
          <table:table-cell table:formula="of:=[.A6964]*0.3048" office:value-type="float" office:value="0.29147112648" calcext:value-type="float">
            <text:p>0.29147112648</text:p>
          </table:table-cell>
        </table:table-row>
        <table:table-row table:style-name="ro1">
          <table:table-cell office:value-type="float" office:value="1.00150758" calcext:value-type="float">
            <text:p>1.00150758</text:p>
          </table:table-cell>
          <table:table-cell table:formula="of:=[.A6965]*0.3048" office:value-type="float" office:value="0.305259510384" calcext:value-type="float">
            <text:p>0.305259510384</text:p>
          </table:table-cell>
        </table:table-row>
        <table:table-row table:style-name="ro1">
          <table:table-cell office:value-type="float" office:value="1.04653552" calcext:value-type="float">
            <text:p>1.04653552</text:p>
          </table:table-cell>
          <table:table-cell table:formula="of:=[.A6966]*0.3048" office:value-type="float" office:value="0.318984026496" calcext:value-type="float">
            <text:p>0.318984026496</text:p>
          </table:table-cell>
        </table:table-row>
        <table:table-row table:style-name="ro1">
          <table:table-cell office:value-type="float" office:value="1.09132007" calcext:value-type="float">
            <text:p>1.09132007</text:p>
          </table:table-cell>
          <table:table-cell table:formula="of:=[.A6967]*0.3048" office:value-type="float" office:value="0.332634357336" calcext:value-type="float">
            <text:p>0.332634357336</text:p>
          </table:table-cell>
        </table:table-row>
        <table:table-row table:style-name="ro1">
          <table:table-cell office:value-type="float" office:value="1.13583359" calcext:value-type="float">
            <text:p>1.13583359</text:p>
          </table:table-cell>
          <table:table-cell table:formula="of:=[.A6968]*0.3048" office:value-type="float" office:value="0.346202078232" calcext:value-type="float">
            <text:p>0.346202078232</text:p>
          </table:table-cell>
        </table:table-row>
        <table:table-row table:style-name="ro1">
          <table:table-cell office:value-type="float" office:value="1.1800454" calcext:value-type="float">
            <text:p>1.1800454</text:p>
          </table:table-cell>
          <table:table-cell table:formula="of:=[.A6969]*0.3048" office:value-type="float" office:value="0.35967783792" calcext:value-type="float">
            <text:p>0.35967783792</text:p>
          </table:table-cell>
        </table:table-row>
        <table:table-row table:style-name="ro1">
          <table:table-cell office:value-type="float" office:value="1.22392696" calcext:value-type="float">
            <text:p>1.22392696</text:p>
          </table:table-cell>
          <table:table-cell table:formula="of:=[.A6970]*0.3048" office:value-type="float" office:value="0.373052937408" calcext:value-type="float">
            <text:p>0.373052937408</text:p>
          </table:table-cell>
        </table:table-row>
        <table:table-row table:style-name="ro1">
          <table:table-cell office:value-type="float" office:value="1.26744738" calcext:value-type="float">
            <text:p>1.26744738</text:p>
          </table:table-cell>
          <table:table-cell table:formula="of:=[.A6971]*0.3048" office:value-type="float" office:value="0.386317961424" calcext:value-type="float">
            <text:p>0.386317961424</text:p>
          </table:table-cell>
        </table:table-row>
        <table:table-row table:style-name="ro1">
          <table:table-cell office:value-type="float" office:value="1.31058709" calcext:value-type="float">
            <text:p>1.31058709</text:p>
          </table:table-cell>
          <table:table-cell table:formula="of:=[.A6972]*0.3048" office:value-type="float" office:value="0.399466945032" calcext:value-type="float">
            <text:p>0.399466945032</text:p>
          </table:table-cell>
        </table:table-row>
        <table:table-row table:style-name="ro1">
          <table:table-cell office:value-type="float" office:value="1.35331286" calcext:value-type="float">
            <text:p>1.35331286</text:p>
          </table:table-cell>
          <table:table-cell table:formula="of:=[.A6973]*0.3048" office:value-type="float" office:value="0.412489759728" calcext:value-type="float">
            <text:p>0.412489759728</text:p>
          </table:table-cell>
        </table:table-row>
        <table:table-row table:style-name="ro1">
          <table:table-cell office:value-type="float" office:value="1.39560292" calcext:value-type="float">
            <text:p>1.39560292</text:p>
          </table:table-cell>
          <table:table-cell table:formula="of:=[.A6974]*0.3048" office:value-type="float" office:value="0.425379770016" calcext:value-type="float">
            <text:p>0.425379770016</text:p>
          </table:table-cell>
        </table:table-row>
        <table:table-row table:style-name="ro1">
          <table:table-cell office:value-type="float" office:value="1.43743436" calcext:value-type="float">
            <text:p>1.43743436</text:p>
          </table:table-cell>
          <table:table-cell table:formula="of:=[.A6975]*0.3048" office:value-type="float" office:value="0.438129992928" calcext:value-type="float">
            <text:p>0.438129992928</text:p>
          </table:table-cell>
        </table:table-row>
        <table:table-row table:style-name="ro1">
          <table:table-cell office:value-type="float" office:value="1.478785446" calcext:value-type="float">
            <text:p>1.478785446</text:p>
          </table:table-cell>
          <table:table-cell table:formula="of:=[.A6976]*0.3048" office:value-type="float" office:value="0.4507338039408" calcext:value-type="float">
            <text:p>0.4507338039408</text:p>
          </table:table-cell>
        </table:table-row>
        <table:table-row table:style-name="ro1">
          <table:table-cell office:value-type="float" office:value="1.519636331" calcext:value-type="float">
            <text:p>1.519636331</text:p>
          </table:table-cell>
          <table:table-cell table:formula="of:=[.A6977]*0.3048" office:value-type="float" office:value="0.4631851536888" calcext:value-type="float">
            <text:p>0.4631851536888</text:p>
          </table:table-cell>
        </table:table-row>
        <table:table-row table:style-name="ro1">
          <table:table-cell office:value-type="float" office:value="1.559967622" calcext:value-type="float">
            <text:p>1.559967622</text:p>
          </table:table-cell>
          <table:table-cell table:formula="of:=[.A6978]*0.3048" office:value-type="float" office:value="0.4754781311856" calcext:value-type="float">
            <text:p>0.4754781311856</text:p>
          </table:table-cell>
        </table:table-row>
        <table:table-row table:style-name="ro1">
          <table:table-cell office:value-type="float" office:value="1.599765517" calcext:value-type="float">
            <text:p>1.599765517</text:p>
          </table:table-cell>
          <table:table-cell table:formula="of:=[.A6979]*0.3048" office:value-type="float" office:value="0.4876085295816" calcext:value-type="float">
            <text:p>0.4876085295816</text:p>
          </table:table-cell>
        </table:table-row>
        <table:table-row table:style-name="ro1">
          <table:table-cell office:value-type="float" office:value="1.63901044" calcext:value-type="float">
            <text:p>1.63901044</text:p>
          </table:table-cell>
          <table:table-cell table:formula="of:=[.A6980]*0.3048" office:value-type="float" office:value="0.499570382112" calcext:value-type="float">
            <text:p>0.499570382112</text:p>
          </table:table-cell>
        </table:table-row>
        <table:table-row table:style-name="ro1">
          <table:table-cell office:value-type="float" office:value="1.67769207" calcext:value-type="float">
            <text:p>1.67769207</text:p>
          </table:table-cell>
          <table:table-cell table:formula="of:=[.A6981]*0.3048" office:value-type="float" office:value="0.511360542936" calcext:value-type="float">
            <text:p>0.511360542936</text:p>
          </table:table-cell>
        </table:table-row>
        <table:table-row table:style-name="ro1">
          <table:table-cell office:value-type="float" office:value="1.71579549" calcext:value-type="float">
            <text:p>1.71579549</text:p>
          </table:table-cell>
          <table:table-cell table:formula="of:=[.A6982]*0.3048" office:value-type="float" office:value="0.522974465352" calcext:value-type="float">
            <text:p>0.522974465352</text:p>
          </table:table-cell>
        </table:table-row>
        <table:table-row table:style-name="ro1">
          <table:table-cell office:value-type="float" office:value="1.75331134" calcext:value-type="float">
            <text:p>1.75331134</text:p>
          </table:table-cell>
          <table:table-cell table:formula="of:=[.A6983]*0.3048" office:value-type="float" office:value="0.534409296432" calcext:value-type="float">
            <text:p>0.534409296432</text:p>
          </table:table-cell>
        </table:table-row>
        <table:table-row table:style-name="ro1">
          <table:table-cell office:value-type="float" office:value="1.79022723" calcext:value-type="float">
            <text:p>1.79022723</text:p>
          </table:table-cell>
          <table:table-cell table:formula="of:=[.A6984]*0.3048" office:value-type="float" office:value="0.545661259704" calcext:value-type="float">
            <text:p>0.545661259704</text:p>
          </table:table-cell>
        </table:table-row>
        <table:table-row table:style-name="ro1">
          <table:table-cell office:value-type="float" office:value="1.82653913" calcext:value-type="float">
            <text:p>1.82653913</text:p>
          </table:table-cell>
          <table:table-cell table:formula="of:=[.A6985]*0.3048" office:value-type="float" office:value="0.556729126824" calcext:value-type="float">
            <text:p>0.556729126824</text:p>
          </table:table-cell>
        </table:table-row>
        <table:table-row table:style-name="ro1">
          <table:table-cell office:value-type="float" office:value="1.86223453" calcext:value-type="float">
            <text:p>1.86223453</text:p>
          </table:table-cell>
          <table:table-cell table:formula="of:=[.A6986]*0.3048" office:value-type="float" office:value="0.567609084744" calcext:value-type="float">
            <text:p>0.567609084744</text:p>
          </table:table-cell>
        </table:table-row>
        <table:table-row table:style-name="ro1">
          <table:table-cell office:value-type="float" office:value="1.89731002" calcext:value-type="float">
            <text:p>1.89731002</text:p>
          </table:table-cell>
          <table:table-cell table:formula="of:=[.A6987]*0.3048" office:value-type="float" office:value="0.578300094096" calcext:value-type="float">
            <text:p>0.578300094096</text:p>
          </table:table-cell>
        </table:table-row>
        <table:table-row table:style-name="ro1">
          <table:table-cell office:value-type="float" office:value="1.93175989" calcext:value-type="float">
            <text:p>1.93175989</text:p>
          </table:table-cell>
          <table:table-cell table:formula="of:=[.A6988]*0.3048" office:value-type="float" office:value="0.588800414472" calcext:value-type="float">
            <text:p>0.588800414472</text:p>
          </table:table-cell>
        </table:table-row>
        <table:table-row table:style-name="ro1">
          <table:table-cell office:value-type="float" office:value="1.96558037" calcext:value-type="float">
            <text:p>1.96558037</text:p>
          </table:table-cell>
          <table:table-cell table:formula="of:=[.A6989]*0.3048" office:value-type="float" office:value="0.599108896776" calcext:value-type="float">
            <text:p>0.599108896776</text:p>
          </table:table-cell>
        </table:table-row>
        <table:table-row table:style-name="ro1">
          <table:table-cell office:value-type="float" office:value="1.99876538" calcext:value-type="float">
            <text:p>1.99876538</text:p>
          </table:table-cell>
          <table:table-cell table:formula="of:=[.A6990]*0.3048" office:value-type="float" office:value="0.609223687824" calcext:value-type="float">
            <text:p>0.609223687824</text:p>
          </table:table-cell>
        </table:table-row>
        <table:table-row table:style-name="ro1">
          <table:table-cell office:value-type="float" office:value="2.03131664" calcext:value-type="float">
            <text:p>2.03131664</text:p>
          </table:table-cell>
          <table:table-cell table:formula="of:=[.A6991]*0.3048" office:value-type="float" office:value="0.619145311872" calcext:value-type="float">
            <text:p>0.619145311872</text:p>
          </table:table-cell>
        </table:table-row>
        <table:table-row table:style-name="ro1">
          <table:table-cell office:value-type="float" office:value="2.06322676" calcext:value-type="float">
            <text:p>2.06322676</text:p>
          </table:table-cell>
          <table:table-cell table:formula="of:=[.A6992]*0.3048" office:value-type="float" office:value="0.628871516448" calcext:value-type="float">
            <text:p>0.628871516448</text:p>
          </table:table-cell>
        </table:table-row>
        <table:table-row table:style-name="ro1">
          <table:table-cell office:value-type="float" office:value="2.09449434" calcext:value-type="float">
            <text:p>2.09449434</text:p>
          </table:table-cell>
          <table:table-cell table:formula="of:=[.A6993]*0.3048" office:value-type="float" office:value="0.638401874832" calcext:value-type="float">
            <text:p>0.638401874832</text:p>
          </table:table-cell>
        </table:table-row>
        <table:table-row table:style-name="ro1">
          <table:table-cell office:value-type="float" office:value="2.12511688" calcext:value-type="float">
            <text:p>2.12511688</text:p>
          </table:table-cell>
          <table:table-cell table:formula="of:=[.A6994]*0.3048" office:value-type="float" office:value="0.647735625024" calcext:value-type="float">
            <text:p>0.647735625024</text:p>
          </table:table-cell>
        </table:table-row>
        <table:table-row table:style-name="ro1">
          <table:table-cell office:value-type="float" office:value="2.15509111" calcext:value-type="float">
            <text:p>2.15509111</text:p>
          </table:table-cell>
          <table:table-cell table:formula="of:=[.A6995]*0.3048" office:value-type="float" office:value="0.656871770328" calcext:value-type="float">
            <text:p>0.656871770328</text:p>
          </table:table-cell>
        </table:table-row>
        <table:table-row table:style-name="ro1">
          <table:table-cell office:value-type="float" office:value="2.18441135" calcext:value-type="float">
            <text:p>2.18441135</text:p>
          </table:table-cell>
          <table:table-cell table:formula="of:=[.A6996]*0.3048" office:value-type="float" office:value="0.66580857948" calcext:value-type="float">
            <text:p>0.66580857948</text:p>
          </table:table-cell>
        </table:table-row>
        <table:table-row table:style-name="ro1">
          <table:table-cell office:value-type="float" office:value="2.21307921" calcext:value-type="float">
            <text:p>2.21307921</text:p>
          </table:table-cell>
          <table:table-cell table:formula="of:=[.A6997]*0.3048" office:value-type="float" office:value="0.674546543208" calcext:value-type="float">
            <text:p>0.674546543208</text:p>
          </table:table-cell>
        </table:table-row>
        <table:table-row table:style-name="ro1">
          <table:table-cell office:value-type="float" office:value="2.24108648" calcext:value-type="float">
            <text:p>2.24108648</text:p>
          </table:table-cell>
          <table:table-cell table:formula="of:=[.A6998]*0.3048" office:value-type="float" office:value="0.683083159104" calcext:value-type="float">
            <text:p>0.683083159104</text:p>
          </table:table-cell>
        </table:table-row>
        <table:table-row table:style-name="ro1">
          <table:table-cell office:value-type="float" office:value="2.26843053" calcext:value-type="float">
            <text:p>2.26843053</text:p>
          </table:table-cell>
          <table:table-cell table:formula="of:=[.A6999]*0.3048" office:value-type="float" office:value="0.691417625544" calcext:value-type="float">
            <text:p>0.691417625544</text:p>
          </table:table-cell>
        </table:table-row>
        <table:table-row table:style-name="ro1">
          <table:table-cell office:value-type="float" office:value="2.29510581" calcext:value-type="float">
            <text:p>2.29510581</text:p>
          </table:table-cell>
          <table:table-cell table:formula="of:=[.A7000]*0.3048" office:value-type="float" office:value="0.699548250888" calcext:value-type="float">
            <text:p>0.699548250888</text:p>
          </table:table-cell>
        </table:table-row>
        <table:table-row table:style-name="ro1">
          <table:table-cell office:value-type="float" office:value="2.32110488" calcext:value-type="float">
            <text:p>2.32110488</text:p>
          </table:table-cell>
          <table:table-cell table:formula="of:=[.A7001]*0.3048" office:value-type="float" office:value="0.707472767424" calcext:value-type="float">
            <text:p>0.707472767424</text:p>
          </table:table-cell>
        </table:table-row>
        <table:table-row table:style-name="ro1">
          <table:table-cell office:value-type="float" office:value="2.34642106" calcext:value-type="float">
            <text:p>2.34642106</text:p>
          </table:table-cell>
          <table:table-cell table:formula="of:=[.A7002]*0.3048" office:value-type="float" office:value="0.715189139088" calcext:value-type="float">
            <text:p>0.715189139088</text:p>
          </table:table-cell>
        </table:table-row>
        <table:table-row table:style-name="ro1">
          <table:table-cell office:value-type="float" office:value="2.37104845" calcext:value-type="float">
            <text:p>2.37104845</text:p>
          </table:table-cell>
          <table:table-cell table:formula="of:=[.A7003]*0.3048" office:value-type="float" office:value="0.72269556756" calcext:value-type="float">
            <text:p>0.72269556756</text:p>
          </table:table-cell>
        </table:table-row>
        <table:table-row table:style-name="ro1">
          <table:table-cell office:value-type="float" office:value="2.39497966" calcext:value-type="float">
            <text:p>2.39497966</text:p>
          </table:table-cell>
          <table:table-cell table:formula="of:=[.A7004]*0.3048" office:value-type="float" office:value="0.729989800368" calcext:value-type="float">
            <text:p>0.729989800368</text:p>
          </table:table-cell>
        </table:table-row>
        <table:table-row table:style-name="ro1">
          <table:table-cell office:value-type="float" office:value="2.41820437" calcext:value-type="float">
            <text:p>2.41820437</text:p>
          </table:table-cell>
          <table:table-cell table:formula="of:=[.A7005]*0.3048" office:value-type="float" office:value="0.737068691976" calcext:value-type="float">
            <text:p>0.737068691976</text:p>
          </table:table-cell>
        </table:table-row>
        <table:table-row table:style-name="ro1">
          <table:table-cell office:value-type="float" office:value="2.44071919" calcext:value-type="float">
            <text:p>2.44071919</text:p>
          </table:table-cell>
          <table:table-cell table:formula="of:=[.A7006]*0.3048" office:value-type="float" office:value="0.743931209112" calcext:value-type="float">
            <text:p>0.743931209112</text:p>
          </table:table-cell>
        </table:table-row>
        <table:table-row table:style-name="ro1">
          <table:table-cell office:value-type="float" office:value="2.46251446" calcext:value-type="float">
            <text:p>2.46251446</text:p>
          </table:table-cell>
          <table:table-cell table:formula="of:=[.A7007]*0.3048" office:value-type="float" office:value="0.750574407408" calcext:value-type="float">
            <text:p>0.750574407408</text:p>
          </table:table-cell>
        </table:table-row>
        <table:table-row table:style-name="ro1">
          <table:table-cell office:value-type="float" office:value="2.48358184" calcext:value-type="float">
            <text:p>2.48358184</text:p>
          </table:table-cell>
          <table:table-cell table:formula="of:=[.A7008]*0.3048" office:value-type="float" office:value="0.756995744832" calcext:value-type="float">
            <text:p>0.756995744832</text:p>
          </table:table-cell>
        </table:table-row>
        <table:table-row table:style-name="ro1">
          <table:table-cell office:value-type="float" office:value="2.5039171" calcext:value-type="float">
            <text:p>2.5039171</text:p>
          </table:table-cell>
          <table:table-cell table:formula="of:=[.A7009]*0.3048" office:value-type="float" office:value="0.76319393208" calcext:value-type="float">
            <text:p>0.76319393208</text:p>
          </table:table-cell>
        </table:table-row>
        <table:table-row table:style-name="ro1">
          <table:table-cell office:value-type="float" office:value="2.5235121" calcext:value-type="float">
            <text:p>2.5235121</text:p>
          </table:table-cell>
          <table:table-cell table:formula="of:=[.A7010]*0.3048" office:value-type="float" office:value="0.76916648808" calcext:value-type="float">
            <text:p>0.76916648808</text:p>
          </table:table-cell>
        </table:table-row>
        <table:table-row table:style-name="ro1">
          <table:table-cell office:value-type="float" office:value="2.542359" calcext:value-type="float">
            <text:p>2.542359</text:p>
          </table:table-cell>
          <table:table-cell table:formula="of:=[.A7011]*0.3048" office:value-type="float" office:value="0.7749110232" calcext:value-type="float">
            <text:p>0.7749110232</text:p>
          </table:table-cell>
        </table:table-row>
        <table:table-row table:style-name="ro1">
          <table:table-cell office:value-type="float" office:value="2.5604547" calcext:value-type="float">
            <text:p>2.5604547</text:p>
          </table:table-cell>
          <table:table-cell table:formula="of:=[.A7012]*0.3048" office:value-type="float" office:value="0.78042659256" calcext:value-type="float">
            <text:p>0.78042659256</text:p>
          </table:table-cell>
        </table:table-row>
        <table:table-row table:style-name="ro1">
          <table:table-cell office:value-type="float" office:value="2.5777947" calcext:value-type="float">
            <text:p>2.5777947</text:p>
          </table:table-cell>
          <table:table-cell table:formula="of:=[.A7013]*0.3048" office:value-type="float" office:value="0.78571182456" calcext:value-type="float">
            <text:p>0.78571182456</text:p>
          </table:table-cell>
        </table:table-row>
        <table:table-row table:style-name="ro1">
          <table:table-cell office:value-type="float" office:value="2.5943753" calcext:value-type="float">
            <text:p>2.5943753</text:p>
          </table:table-cell>
          <table:table-cell table:formula="of:=[.A7014]*0.3048" office:value-type="float" office:value="0.79076559144" calcext:value-type="float">
            <text:p>0.79076559144</text:p>
          </table:table-cell>
        </table:table-row>
        <table:table-row table:style-name="ro1">
          <table:table-cell office:value-type="float" office:value="2.6101907" calcext:value-type="float">
            <text:p>2.6101907</text:p>
          </table:table-cell>
          <table:table-cell table:formula="of:=[.A7015]*0.3048" office:value-type="float" office:value="0.79558612536" calcext:value-type="float">
            <text:p>0.79558612536</text:p>
          </table:table-cell>
        </table:table-row>
        <table:table-row table:style-name="ro1">
          <table:table-cell office:value-type="float" office:value="2.6252431" calcext:value-type="float">
            <text:p>2.6252431</text:p>
          </table:table-cell>
          <table:table-cell table:formula="of:=[.A7016]*0.3048" office:value-type="float" office:value="0.80017409688" calcext:value-type="float">
            <text:p>0.80017409688</text:p>
          </table:table-cell>
        </table:table-row>
        <table:table-row table:style-name="ro1">
          <table:table-cell office:value-type="float" office:value="2.6395278" calcext:value-type="float">
            <text:p>2.6395278</text:p>
          </table:table-cell>
          <table:table-cell table:formula="of:=[.A7017]*0.3048" office:value-type="float" office:value="0.80452807344" calcext:value-type="float">
            <text:p>0.80452807344</text:p>
          </table:table-cell>
        </table:table-row>
        <table:table-row table:style-name="ro1">
          <table:table-cell office:value-type="float" office:value="2.6530447" calcext:value-type="float">
            <text:p>2.6530447</text:p>
          </table:table-cell>
          <table:table-cell table:formula="of:=[.A7018]*0.3048" office:value-type="float" office:value="0.80864802456" calcext:value-type="float">
            <text:p>0.80864802456</text:p>
          </table:table-cell>
        </table:table-row>
        <table:table-row table:style-name="ro1">
          <table:table-cell office:value-type="float" office:value="2.6657959" calcext:value-type="float">
            <text:p>2.6657959</text:p>
          </table:table-cell>
          <table:table-cell table:formula="of:=[.A7019]*0.3048" office:value-type="float" office:value="0.81253459032" calcext:value-type="float">
            <text:p>0.81253459032</text:p>
          </table:table-cell>
        </table:table-row>
        <table:table-row table:style-name="ro1">
          <table:table-cell office:value-type="float" office:value="2.6777794" calcext:value-type="float">
            <text:p>2.6777794</text:p>
          </table:table-cell>
          <table:table-cell table:formula="of:=[.A7020]*0.3048" office:value-type="float" office:value="0.81618716112" calcext:value-type="float">
            <text:p>0.81618716112</text:p>
          </table:table-cell>
        </table:table-row>
        <table:table-row table:style-name="ro1">
          <table:table-cell office:value-type="float" office:value="2.6890019" calcext:value-type="float">
            <text:p>2.6890019</text:p>
          </table:table-cell>
          <table:table-cell table:formula="of:=[.A7021]*0.3048" office:value-type="float" office:value="0.81960777912" calcext:value-type="float">
            <text:p>0.81960777912</text:p>
          </table:table-cell>
        </table:table-row>
        <table:table-row table:style-name="ro1">
          <table:table-cell office:value-type="float" office:value="2.699464" calcext:value-type="float">
            <text:p>2.699464</text:p>
          </table:table-cell>
          <table:table-cell table:formula="of:=[.A7022]*0.3048" office:value-type="float" office:value="0.8227966272" calcext:value-type="float">
            <text:p>0.8227966272</text:p>
          </table:table-cell>
        </table:table-row>
        <table:table-row table:style-name="ro1">
          <table:table-cell office:value-type="float" office:value="2.7091694" calcext:value-type="float">
            <text:p>2.7091694</text:p>
          </table:table-cell>
          <table:table-cell table:formula="of:=[.A7023]*0.3048" office:value-type="float" office:value="0.82575483312" calcext:value-type="float">
            <text:p>0.82575483312</text:p>
          </table:table-cell>
        </table:table-row>
        <table:table-row table:style-name="ro1">
          <table:table-cell office:value-type="float" office:value="2.7181262" calcext:value-type="float">
            <text:p>2.7181262</text:p>
          </table:table-cell>
          <table:table-cell table:formula="of:=[.A7024]*0.3048" office:value-type="float" office:value="0.82848486576" calcext:value-type="float">
            <text:p>0.82848486576</text:p>
          </table:table-cell>
        </table:table-row>
        <table:table-row table:style-name="ro1">
          <table:table-cell office:value-type="float" office:value="2.7263329" calcext:value-type="float">
            <text:p>2.7263329</text:p>
          </table:table-cell>
          <table:table-cell table:formula="of:=[.A7025]*0.3048" office:value-type="float" office:value="0.83098626792" calcext:value-type="float">
            <text:p>0.83098626792</text:p>
          </table:table-cell>
        </table:table-row>
        <table:table-row table:style-name="ro1">
          <table:table-cell office:value-type="float" office:value="2.7337967" calcext:value-type="float">
            <text:p>2.7337967</text:p>
          </table:table-cell>
          <table:table-cell table:formula="of:=[.A7026]*0.3048" office:value-type="float" office:value="0.83326123416" calcext:value-type="float">
            <text:p>0.83326123416</text:p>
          </table:table-cell>
        </table:table-row>
        <table:table-row table:style-name="ro1">
          <table:table-cell office:value-type="float" office:value="2.7405235" calcext:value-type="float">
            <text:p>2.7405235</text:p>
          </table:table-cell>
          <table:table-cell table:formula="of:=[.A7027]*0.3048" office:value-type="float" office:value="0.8353115628" calcext:value-type="float">
            <text:p>0.8353115628</text:p>
          </table:table-cell>
        </table:table-row>
        <table:table-row table:style-name="ro1">
          <table:table-cell office:value-type="float" office:value="2.7465146" calcext:value-type="float">
            <text:p>2.7465146</text:p>
          </table:table-cell>
          <table:table-cell table:formula="of:=[.A7028]*0.3048" office:value-type="float" office:value="0.83713765008" calcext:value-type="float">
            <text:p>0.83713765008</text:p>
          </table:table-cell>
        </table:table-row>
        <table:table-row table:style-name="ro1">
          <table:table-cell office:value-type="float" office:value="2.7517719" calcext:value-type="float">
            <text:p>2.7517719</text:p>
          </table:table-cell>
          <table:table-cell table:formula="of:=[.A7029]*0.3048" office:value-type="float" office:value="0.83874007512" calcext:value-type="float">
            <text:p>0.83874007512</text:p>
          </table:table-cell>
        </table:table-row>
        <table:table-row table:style-name="ro1">
          <table:table-cell office:value-type="float" office:value="2.7563024" calcext:value-type="float">
            <text:p>2.7563024</text:p>
          </table:table-cell>
          <table:table-cell table:formula="of:=[.A7030]*0.3048" office:value-type="float" office:value="0.84012097152" calcext:value-type="float">
            <text:p>0.84012097152</text:p>
          </table:table-cell>
        </table:table-row>
        <table:table-row table:style-name="ro1">
          <table:table-cell office:value-type="float" office:value="2.7601091" calcext:value-type="float">
            <text:p>2.7601091</text:p>
          </table:table-cell>
          <table:table-cell table:formula="of:=[.A7031]*0.3048" office:value-type="float" office:value="0.84128125368" calcext:value-type="float">
            <text:p>0.84128125368</text:p>
          </table:table-cell>
        </table:table-row>
        <table:table-row table:style-name="ro1">
          <table:table-cell office:value-type="float" office:value="2.7631887" calcext:value-type="float">
            <text:p>2.7631887</text:p>
          </table:table-cell>
          <table:table-cell table:formula="of:=[.A7032]*0.3048" office:value-type="float" office:value="0.84221991576" calcext:value-type="float">
            <text:p>0.84221991576</text:p>
          </table:table-cell>
        </table:table-row>
        <table:table-row table:style-name="ro1">
          <table:table-cell office:value-type="float" office:value="2.7655513" calcext:value-type="float">
            <text:p>2.7655513</text:p>
          </table:table-cell>
          <table:table-cell table:formula="of:=[.A7033]*0.3048" office:value-type="float" office:value="0.84294003624" calcext:value-type="float">
            <text:p>0.84294003624</text:p>
          </table:table-cell>
        </table:table-row>
        <table:table-row table:style-name="ro1">
          <table:table-cell office:value-type="float" office:value="2.7671913" calcext:value-type="float">
            <text:p>2.7671913</text:p>
          </table:table-cell>
          <table:table-cell table:formula="of:=[.A7034]*0.3048" office:value-type="float" office:value="0.84343990824" calcext:value-type="float">
            <text:p>0.84343990824</text:p>
          </table:table-cell>
        </table:table-row>
        <table:table-row table:style-name="ro1">
          <table:table-cell office:value-type="float" office:value="2.76811" calcext:value-type="float">
            <text:p>2.76811</text:p>
          </table:table-cell>
          <table:table-cell table:formula="of:=[.A7035]*0.3048" office:value-type="float" office:value="0.843719928" calcext:value-type="float">
            <text:p>0.843719928</text:p>
          </table:table-cell>
        </table:table-row>
        <table:table-row table:style-name="ro1">
          <table:table-cell office:value-type="float" office:value="2.7683115" calcext:value-type="float">
            <text:p>2.7683115</text:p>
          </table:table-cell>
          <table:table-cell table:formula="of:=[.A7036]*0.3048" office:value-type="float" office:value="0.8437813452" calcext:value-type="float">
            <text:p>0.8437813452</text:p>
          </table:table-cell>
        </table:table-row>
        <table:table-row table:style-name="ro1">
          <table:table-cell office:value-type="float" office:value="2.7677912" calcext:value-type="float">
            <text:p>2.7677912</text:p>
          </table:table-cell>
          <table:table-cell table:formula="of:=[.A7037]*0.3048" office:value-type="float" office:value="0.84362275776" calcext:value-type="float">
            <text:p>0.84362275776</text:p>
          </table:table-cell>
        </table:table-row>
        <table:table-row table:style-name="ro1">
          <table:table-cell office:value-type="float" office:value="2.7665514" calcext:value-type="float">
            <text:p>2.7665514</text:p>
          </table:table-cell>
          <table:table-cell table:formula="of:=[.A7038]*0.3048" office:value-type="float" office:value="0.84324486672" calcext:value-type="float">
            <text:p>0.84324486672</text:p>
          </table:table-cell>
        </table:table-row>
        <table:table-row table:style-name="ro1">
          <table:table-cell office:value-type="float" office:value="2.7645917" calcext:value-type="float">
            <text:p>2.7645917</text:p>
          </table:table-cell>
          <table:table-cell table:formula="of:=[.A7039]*0.3048" office:value-type="float" office:value="0.84264755016" calcext:value-type="float">
            <text:p>0.84264755016</text:p>
          </table:table-cell>
        </table:table-row>
        <table:table-row table:style-name="ro1">
          <table:table-cell office:value-type="float" office:value="2.7619107" calcext:value-type="float">
            <text:p>2.7619107</text:p>
          </table:table-cell>
          <table:table-cell table:formula="of:=[.A7040]*0.3048" office:value-type="float" office:value="0.84183038136" calcext:value-type="float">
            <text:p>0.84183038136</text:p>
          </table:table-cell>
        </table:table-row>
        <table:table-row table:style-name="ro1">
          <table:table-cell office:value-type="float" office:value="2.7585109" calcext:value-type="float">
            <text:p>2.7585109</text:p>
          </table:table-cell>
          <table:table-cell table:formula="of:=[.A7041]*0.3048" office:value-type="float" office:value="0.84079412232" calcext:value-type="float">
            <text:p>0.84079412232</text:p>
          </table:table-cell>
        </table:table-row>
        <table:table-row table:style-name="ro1">
          <table:table-cell office:value-type="float" office:value="2.7544005" calcext:value-type="float">
            <text:p>2.7544005</text:p>
          </table:table-cell>
          <table:table-cell table:formula="of:=[.A7042]*0.3048" office:value-type="float" office:value="0.8395412724" calcext:value-type="float">
            <text:p>0.8395412724</text:p>
          </table:table-cell>
        </table:table-row>
        <table:table-row table:style-name="ro1">
          <table:table-cell office:value-type="float" office:value="2.7495716" calcext:value-type="float">
            <text:p>2.7495716</text:p>
          </table:table-cell>
          <table:table-cell table:formula="of:=[.A7043]*0.3048" office:value-type="float" office:value="0.83806942368" calcext:value-type="float">
            <text:p>0.83806942368</text:p>
          </table:table-cell>
        </table:table-row>
        <table:table-row table:style-name="ro1">
          <table:table-cell office:value-type="float" office:value="2.7440245" calcext:value-type="float">
            <text:p>2.7440245</text:p>
          </table:table-cell>
          <table:table-cell table:formula="of:=[.A7044]*0.3048" office:value-type="float" office:value="0.8363786676" calcext:value-type="float">
            <text:p>0.8363786676</text:p>
          </table:table-cell>
        </table:table-row>
        <table:table-row table:style-name="ro1">
          <table:table-cell office:value-type="float" office:value="2.7377549" calcext:value-type="float">
            <text:p>2.7377549</text:p>
          </table:table-cell>
          <table:table-cell table:formula="of:=[.A7045]*0.3048" office:value-type="float" office:value="0.83446769352" calcext:value-type="float">
            <text:p>0.83446769352</text:p>
          </table:table-cell>
        </table:table-row>
        <table:table-row table:style-name="ro1">
          <table:table-cell office:value-type="float" office:value="2.7307773" calcext:value-type="float">
            <text:p>2.7307773</text:p>
          </table:table-cell>
          <table:table-cell table:formula="of:=[.A7046]*0.3048" office:value-type="float" office:value="0.83234092104" calcext:value-type="float">
            <text:p>0.83234092104</text:p>
          </table:table-cell>
        </table:table-row>
        <table:table-row table:style-name="ro1">
          <table:table-cell office:value-type="float" office:value="2.7230799" calcext:value-type="float">
            <text:p>2.7230799</text:p>
          </table:table-cell>
          <table:table-cell table:formula="of:=[.A7047]*0.3048" office:value-type="float" office:value="0.82999475352" calcext:value-type="float">
            <text:p>0.82999475352</text:p>
          </table:table-cell>
        </table:table-row>
        <table:table-row table:style-name="ro1">
          <table:table-cell office:value-type="float" office:value="2.7146729" calcext:value-type="float">
            <text:p>2.7146729</text:p>
          </table:table-cell>
          <table:table-cell table:formula="of:=[.A7048]*0.3048" office:value-type="float" office:value="0.82743229992" calcext:value-type="float">
            <text:p>0.82743229992</text:p>
          </table:table-cell>
        </table:table-row>
        <table:table-row table:style-name="ro1">
          <table:table-cell office:value-type="float" office:value="2.705562" calcext:value-type="float">
            <text:p>2.705562</text:p>
          </table:table-cell>
          <table:table-cell table:formula="of:=[.A7049]*0.3048" office:value-type="float" office:value="0.8246552976" calcext:value-type="float">
            <text:p>0.8246552976</text:p>
          </table:table-cell>
        </table:table-row>
        <table:table-row table:style-name="ro1">
          <table:table-cell office:value-type="float" office:value="2.6957488" calcext:value-type="float">
            <text:p>2.6957488</text:p>
          </table:table-cell>
          <table:table-cell table:formula="of:=[.A7050]*0.3048" office:value-type="float" office:value="0.82166423424" calcext:value-type="float">
            <text:p>0.82166423424</text:p>
          </table:table-cell>
        </table:table-row>
        <table:table-row table:style-name="ro1">
          <table:table-cell office:value-type="float" office:value="2.6852405" calcext:value-type="float">
            <text:p>2.6852405</text:p>
          </table:table-cell>
          <table:table-cell table:formula="of:=[.A7051]*0.3048" office:value-type="float" office:value="0.8184613044" calcext:value-type="float">
            <text:p>0.8184613044</text:p>
          </table:table-cell>
        </table:table-row>
        <table:table-row table:style-name="ro1">
          <table:table-cell office:value-type="float" office:value="2.6740447" calcext:value-type="float">
            <text:p>2.6740447</text:p>
          </table:table-cell>
          <table:table-cell table:formula="of:=[.A7052]*0.3048" office:value-type="float" office:value="0.81504882456" calcext:value-type="float">
            <text:p>0.81504882456</text:p>
          </table:table-cell>
        </table:table-row>
        <table:table-row table:style-name="ro1">
          <table:table-cell office:value-type="float" office:value="2.6621672" calcext:value-type="float">
            <text:p>2.6621672</text:p>
          </table:table-cell>
          <table:table-cell table:formula="of:=[.A7053]*0.3048" office:value-type="float" office:value="0.81142856256" calcext:value-type="float">
            <text:p>0.81142856256</text:p>
          </table:table-cell>
        </table:table-row>
        <table:table-row table:style-name="ro1">
          <table:table-cell office:value-type="float" office:value="2.6496162" calcext:value-type="float">
            <text:p>2.6496162</text:p>
          </table:table-cell>
          <table:table-cell table:formula="of:=[.A7054]*0.3048" office:value-type="float" office:value="0.80760301776" calcext:value-type="float">
            <text:p>0.80760301776</text:p>
          </table:table-cell>
        </table:table-row>
        <table:table-row table:style-name="ro1">
          <table:table-cell office:value-type="float" office:value="2.6364025" calcext:value-type="float">
            <text:p>2.6364025</text:p>
          </table:table-cell>
          <table:table-cell table:formula="of:=[.A7055]*0.3048" office:value-type="float" office:value="0.803575482" calcext:value-type="float">
            <text:p>0.803575482</text:p>
          </table:table-cell>
        </table:table-row>
        <table:table-row table:style-name="ro1">
          <table:table-cell office:value-type="float" office:value="2.6225325" calcext:value-type="float">
            <text:p>2.6225325</text:p>
          </table:table-cell>
          <table:table-cell table:formula="of:=[.A7056]*0.3048" office:value-type="float" office:value="0.799347906" calcext:value-type="float">
            <text:p>0.799347906</text:p>
          </table:table-cell>
        </table:table-row>
        <table:table-row table:style-name="ro1">
          <table:table-cell office:value-type="float" office:value="2.6080161" calcext:value-type="float">
            <text:p>2.6080161</text:p>
          </table:table-cell>
          <table:table-cell table:formula="of:=[.A7057]*0.3048" office:value-type="float" office:value="0.79492330728" calcext:value-type="float">
            <text:p>0.79492330728</text:p>
          </table:table-cell>
        </table:table-row>
        <table:table-row table:style-name="ro1">
          <table:table-cell office:value-type="float" office:value="2.5928667" calcext:value-type="float">
            <text:p>2.5928667</text:p>
          </table:table-cell>
          <table:table-cell table:formula="of:=[.A7058]*0.3048" office:value-type="float" office:value="0.79030577016" calcext:value-type="float">
            <text:p>0.79030577016</text:p>
          </table:table-cell>
        </table:table-row>
        <table:table-row table:style-name="ro1">
          <table:table-cell office:value-type="float" office:value="2.577089" calcext:value-type="float">
            <text:p>2.577089</text:p>
          </table:table-cell>
          <table:table-cell table:formula="of:=[.A7059]*0.3048" office:value-type="float" office:value="0.7854967272" calcext:value-type="float">
            <text:p>0.7854967272</text:p>
          </table:table-cell>
        </table:table-row>
        <table:table-row table:style-name="ro1">
          <table:table-cell office:value-type="float" office:value="2.5606989" calcext:value-type="float">
            <text:p>2.5606989</text:p>
          </table:table-cell>
          <table:table-cell table:formula="of:=[.A7060]*0.3048" office:value-type="float" office:value="0.78050102472" calcext:value-type="float">
            <text:p>0.78050102472</text:p>
          </table:table-cell>
        </table:table-row>
        <table:table-row table:style-name="ro1">
          <table:table-cell office:value-type="float" office:value="2.5437012" calcext:value-type="float">
            <text:p>2.5437012</text:p>
          </table:table-cell>
          <table:table-cell table:formula="of:=[.A7061]*0.3048" office:value-type="float" office:value="0.77532012576" calcext:value-type="float">
            <text:p>0.77532012576</text:p>
          </table:table-cell>
        </table:table-row>
        <table:table-row table:style-name="ro1">
          <table:table-cell office:value-type="float" office:value="2.5261092" calcext:value-type="float">
            <text:p>2.5261092</text:p>
          </table:table-cell>
          <table:table-cell table:formula="of:=[.A7062]*0.3048" office:value-type="float" office:value="0.76995808416" calcext:value-type="float">
            <text:p>0.76995808416</text:p>
          </table:table-cell>
        </table:table-row>
        <table:table-row table:style-name="ro1">
          <table:table-cell office:value-type="float" office:value="2.5079325" calcext:value-type="float">
            <text:p>2.5079325</text:p>
          </table:table-cell>
          <table:table-cell table:formula="of:=[.A7063]*0.3048" office:value-type="float" office:value="0.764417826" calcext:value-type="float">
            <text:p>0.764417826</text:p>
          </table:table-cell>
        </table:table-row>
        <table:table-row table:style-name="ro1">
          <table:table-cell office:value-type="float" office:value="2.48917985" calcext:value-type="float">
            <text:p>2.48917985</text:p>
          </table:table-cell>
          <table:table-cell table:formula="of:=[.A7064]*0.3048" office:value-type="float" office:value="0.75870201828" calcext:value-type="float">
            <text:p>0.75870201828</text:p>
          </table:table-cell>
        </table:table-row>
        <table:table-row table:style-name="ro1">
          <table:table-cell office:value-type="float" office:value="2.469863" calcext:value-type="float">
            <text:p>2.469863</text:p>
          </table:table-cell>
          <table:table-cell table:formula="of:=[.A7065]*0.3048" office:value-type="float" office:value="0.7528142424" calcext:value-type="float">
            <text:p>0.7528142424</text:p>
          </table:table-cell>
        </table:table-row>
        <table:table-row table:style-name="ro1">
          <table:table-cell office:value-type="float" office:value="2.44998997" calcext:value-type="float">
            <text:p>2.44998997</text:p>
          </table:table-cell>
          <table:table-cell table:formula="of:=[.A7066]*0.3048" office:value-type="float" office:value="0.746756942856" calcext:value-type="float">
            <text:p>0.746756942856</text:p>
          </table:table-cell>
        </table:table-row>
        <table:table-row table:style-name="ro1">
          <table:table-cell office:value-type="float" office:value="2.42957646" calcext:value-type="float">
            <text:p>2.42957646</text:p>
          </table:table-cell>
          <table:table-cell table:formula="of:=[.A7067]*0.3048" office:value-type="float" office:value="0.740534905008" calcext:value-type="float">
            <text:p>0.740534905008</text:p>
          </table:table-cell>
        </table:table-row>
        <table:table-row table:style-name="ro1">
          <table:table-cell office:value-type="float" office:value="2.40862614" calcext:value-type="float">
            <text:p>2.40862614</text:p>
          </table:table-cell>
          <table:table-cell table:formula="of:=[.A7068]*0.3048" office:value-type="float" office:value="0.734149247472" calcext:value-type="float">
            <text:p>0.734149247472</text:p>
          </table:table-cell>
        </table:table-row>
        <table:table-row table:style-name="ro1">
          <table:table-cell office:value-type="float" office:value="2.38715345" calcext:value-type="float">
            <text:p>2.38715345</text:p>
          </table:table-cell>
          <table:table-cell table:formula="of:=[.A7069]*0.3048" office:value-type="float" office:value="0.72760437156" calcext:value-type="float">
            <text:p>0.72760437156</text:p>
          </table:table-cell>
        </table:table-row>
        <table:table-row table:style-name="ro1">
          <table:table-cell office:value-type="float" office:value="2.36516625" calcext:value-type="float">
            <text:p>2.36516625</text:p>
          </table:table-cell>
          <table:table-cell table:formula="of:=[.A7070]*0.3048" office:value-type="float" office:value="0.720902673" calcext:value-type="float">
            <text:p>0.720902673</text:p>
          </table:table-cell>
        </table:table-row>
        <table:table-row table:style-name="ro1">
          <table:table-cell office:value-type="float" office:value="2.342673" calcext:value-type="float">
            <text:p>2.342673</text:p>
          </table:table-cell>
          <table:table-cell table:formula="of:=[.A7071]*0.3048" office:value-type="float" office:value="0.7140467304" calcext:value-type="float">
            <text:p>0.7140467304</text:p>
          </table:table-cell>
        </table:table-row>
        <table:table-row table:style-name="ro1">
          <table:table-cell office:value-type="float" office:value="2.31968719" calcext:value-type="float">
            <text:p>2.31968719</text:p>
          </table:table-cell>
          <table:table-cell table:formula="of:=[.A7072]*0.3048" office:value-type="float" office:value="0.707040655512" calcext:value-type="float">
            <text:p>0.707040655512</text:p>
          </table:table-cell>
        </table:table-row>
        <table:table-row table:style-name="ro1">
          <table:table-cell office:value-type="float" office:value="2.29621673" calcext:value-type="float">
            <text:p>2.29621673</text:p>
          </table:table-cell>
          <table:table-cell table:formula="of:=[.A7073]*0.3048" office:value-type="float" office:value="0.699886859304" calcext:value-type="float">
            <text:p>0.699886859304</text:p>
          </table:table-cell>
        </table:table-row>
        <table:table-row table:style-name="ro1">
          <table:table-cell office:value-type="float" office:value="2.27227336" calcext:value-type="float">
            <text:p>2.27227336</text:p>
          </table:table-cell>
          <table:table-cell table:formula="of:=[.A7074]*0.3048" office:value-type="float" office:value="0.692588920128" calcext:value-type="float">
            <text:p>0.692588920128</text:p>
          </table:table-cell>
        </table:table-row>
        <table:table-row table:style-name="ro1">
          <table:table-cell office:value-type="float" office:value="2.24787188" calcext:value-type="float">
            <text:p>2.24787188</text:p>
          </table:table-cell>
          <table:table-cell table:formula="of:=[.A7075]*0.3048" office:value-type="float" office:value="0.685151349024" calcext:value-type="float">
            <text:p>0.685151349024</text:p>
          </table:table-cell>
        </table:table-row>
        <table:table-row table:style-name="ro1">
          <table:table-cell office:value-type="float" office:value="2.22302324" calcext:value-type="float">
            <text:p>2.22302324</text:p>
          </table:table-cell>
          <table:table-cell table:formula="of:=[.A7076]*0.3048" office:value-type="float" office:value="0.677577483552" calcext:value-type="float">
            <text:p>0.677577483552</text:p>
          </table:table-cell>
        </table:table-row>
        <table:table-row table:style-name="ro1">
          <table:table-cell office:value-type="float" office:value="2.19774228" calcext:value-type="float">
            <text:p>2.19774228</text:p>
          </table:table-cell>
          <table:table-cell table:formula="of:=[.A7077]*0.3048" office:value-type="float" office:value="0.669871846944" calcext:value-type="float">
            <text:p>0.669871846944</text:p>
          </table:table-cell>
        </table:table-row>
        <table:table-row table:style-name="ro1">
          <table:table-cell office:value-type="float" office:value="2.17204481" calcext:value-type="float">
            <text:p>2.17204481</text:p>
          </table:table-cell>
          <table:table-cell table:formula="of:=[.A7078]*0.3048" office:value-type="float" office:value="0.662039258088" calcext:value-type="float">
            <text:p>0.662039258088</text:p>
          </table:table-cell>
        </table:table-row>
        <table:table-row table:style-name="ro1">
          <table:table-cell office:value-type="float" office:value="2.14594692" calcext:value-type="float">
            <text:p>2.14594692</text:p>
          </table:table-cell>
          <table:table-cell table:formula="of:=[.A7079]*0.3048" office:value-type="float" office:value="0.654084621216" calcext:value-type="float">
            <text:p>0.654084621216</text:p>
          </table:table-cell>
        </table:table-row>
        <table:table-row table:style-name="ro1">
          <table:table-cell office:value-type="float" office:value="2.11946285" calcext:value-type="float">
            <text:p>2.11946285</text:p>
          </table:table-cell>
          <table:table-cell table:formula="of:=[.A7080]*0.3048" office:value-type="float" office:value="0.64601227668" calcext:value-type="float">
            <text:p>0.64601227668</text:p>
          </table:table-cell>
        </table:table-row>
        <table:table-row table:style-name="ro1">
          <table:table-cell office:value-type="float" office:value="2.09261411" calcext:value-type="float">
            <text:p>2.09261411</text:p>
          </table:table-cell>
          <table:table-cell table:formula="of:=[.A7081]*0.3048" office:value-type="float" office:value="0.637828780728" calcext:value-type="float">
            <text:p>0.637828780728</text:p>
          </table:table-cell>
        </table:table-row>
        <table:table-row table:style-name="ro1">
          <table:table-cell office:value-type="float" office:value="2.06541425" calcext:value-type="float">
            <text:p>2.06541425</text:p>
          </table:table-cell>
          <table:table-cell table:formula="of:=[.A7082]*0.3048" office:value-type="float" office:value="0.6295382634" calcext:value-type="float">
            <text:p>0.6295382634</text:p>
          </table:table-cell>
        </table:table-row>
        <table:table-row table:style-name="ro1">
          <table:table-cell office:value-type="float" office:value="2.03788394" calcext:value-type="float">
            <text:p>2.03788394</text:p>
          </table:table-cell>
          <table:table-cell table:formula="of:=[.A7083]*0.3048" office:value-type="float" office:value="0.621147024912" calcext:value-type="float">
            <text:p>0.621147024912</text:p>
          </table:table-cell>
        </table:table-row>
        <table:table-row table:style-name="ro1">
          <table:table-cell office:value-type="float" office:value="2.01004398" calcext:value-type="float">
            <text:p>2.01004398</text:p>
          </table:table-cell>
          <table:table-cell table:formula="of:=[.A7084]*0.3048" office:value-type="float" office:value="0.612661405104" calcext:value-type="float">
            <text:p>0.612661405104</text:p>
          </table:table-cell>
        </table:table-row>
        <table:table-row table:style-name="ro1">
          <table:table-cell office:value-type="float" office:value="1.98191461" calcext:value-type="float">
            <text:p>1.98191461</text:p>
          </table:table-cell>
          <table:table-cell table:formula="of:=[.A7085]*0.3048" office:value-type="float" office:value="0.604087573128" calcext:value-type="float">
            <text:p>0.604087573128</text:p>
          </table:table-cell>
        </table:table-row>
        <table:table-row table:style-name="ro1">
          <table:table-cell office:value-type="float" office:value="1.9535161" calcext:value-type="float">
            <text:p>1.9535161</text:p>
          </table:table-cell>
          <table:table-cell table:formula="of:=[.A7086]*0.3048" office:value-type="float" office:value="0.59543170728" calcext:value-type="float">
            <text:p>0.59543170728</text:p>
          </table:table-cell>
        </table:table-row>
        <table:table-row table:style-name="ro1">
          <table:table-cell office:value-type="float" office:value="1.92487499" calcext:value-type="float">
            <text:p>1.92487499</text:p>
          </table:table-cell>
          <table:table-cell table:formula="of:=[.A7087]*0.3048" office:value-type="float" office:value="0.586701896952" calcext:value-type="float">
            <text:p>0.586701896952</text:p>
          </table:table-cell>
        </table:table-row>
        <table:table-row table:style-name="ro1">
          <table:table-cell office:value-type="float" office:value="1.89600927" calcext:value-type="float">
            <text:p>1.89600927</text:p>
          </table:table-cell>
          <table:table-cell table:formula="of:=[.A7088]*0.3048" office:value-type="float" office:value="0.577903625496" calcext:value-type="float">
            <text:p>0.577903625496</text:p>
          </table:table-cell>
        </table:table-row>
        <table:table-row table:style-name="ro1">
          <table:table-cell office:value-type="float" office:value="1.8669427" calcext:value-type="float">
            <text:p>1.8669427</text:p>
          </table:table-cell>
          <table:table-cell table:formula="of:=[.A7089]*0.3048" office:value-type="float" office:value="0.56904413496" calcext:value-type="float">
            <text:p>0.56904413496</text:p>
          </table:table-cell>
        </table:table-row>
        <table:table-row table:style-name="ro1">
          <table:table-cell office:value-type="float" office:value="1.83770025" calcext:value-type="float">
            <text:p>1.83770025</text:p>
          </table:table-cell>
          <table:table-cell table:formula="of:=[.A7090]*0.3048" office:value-type="float" office:value="0.5601310362" calcext:value-type="float">
            <text:p>0.5601310362</text:p>
          </table:table-cell>
        </table:table-row>
        <table:table-row table:style-name="ro1">
          <table:table-cell office:value-type="float" office:value="1.80830327" calcext:value-type="float">
            <text:p>1.80830327</text:p>
          </table:table-cell>
          <table:table-cell table:formula="of:=[.A7091]*0.3048" office:value-type="float" office:value="0.551170836696" calcext:value-type="float">
            <text:p>0.551170836696</text:p>
          </table:table-cell>
        </table:table-row>
        <table:table-row table:style-name="ro1">
          <table:table-cell office:value-type="float" office:value="1.77877629" calcext:value-type="float">
            <text:p>1.77877629</text:p>
          </table:table-cell>
          <table:table-cell table:formula="of:=[.A7092]*0.3048" office:value-type="float" office:value="0.542171013192" calcext:value-type="float">
            <text:p>0.542171013192</text:p>
          </table:table-cell>
        </table:table-row>
        <table:table-row table:style-name="ro1">
          <table:table-cell office:value-type="float" office:value="1.74914412" calcext:value-type="float">
            <text:p>1.74914412</text:p>
          </table:table-cell>
          <table:table-cell table:formula="of:=[.A7093]*0.3048" office:value-type="float" office:value="0.533139127776" calcext:value-type="float">
            <text:p>0.533139127776</text:p>
          </table:table-cell>
        </table:table-row>
        <table:table-row table:style-name="ro1">
          <table:table-cell office:value-type="float" office:value="1.71942626" calcext:value-type="float">
            <text:p>1.71942626</text:p>
          </table:table-cell>
          <table:table-cell table:formula="of:=[.A7094]*0.3048" office:value-type="float" office:value="0.524081124048" calcext:value-type="float">
            <text:p>0.524081124048</text:p>
          </table:table-cell>
        </table:table-row>
        <table:table-row table:style-name="ro1">
          <table:table-cell office:value-type="float" office:value="1.68964648" calcext:value-type="float">
            <text:p>1.68964648</text:p>
          </table:table-cell>
          <table:table-cell table:formula="of:=[.A7095]*0.3048" office:value-type="float" office:value="0.515004247104" calcext:value-type="float">
            <text:p>0.515004247104</text:p>
          </table:table-cell>
        </table:table-row>
        <table:table-row table:style-name="ro1">
          <table:table-cell office:value-type="float" office:value="1.65982574" calcext:value-type="float">
            <text:p>1.65982574</text:p>
          </table:table-cell>
          <table:table-cell table:formula="of:=[.A7096]*0.3048" office:value-type="float" office:value="0.505914885552" calcext:value-type="float">
            <text:p>0.505914885552</text:p>
          </table:table-cell>
        </table:table-row>
        <table:table-row table:style-name="ro1">
          <table:table-cell office:value-type="float" office:value="1.62998638" calcext:value-type="float">
            <text:p>1.62998638</text:p>
          </table:table-cell>
          <table:table-cell table:formula="of:=[.A7097]*0.3048" office:value-type="float" office:value="0.496819848624" calcext:value-type="float">
            <text:p>0.496819848624</text:p>
          </table:table-cell>
        </table:table-row>
        <table:table-row table:style-name="ro1">
          <table:table-cell office:value-type="float" office:value="1.60014565" calcext:value-type="float">
            <text:p>1.60014565</text:p>
          </table:table-cell>
          <table:table-cell table:formula="of:=[.A7098]*0.3048" office:value-type="float" office:value="0.48772439412" calcext:value-type="float">
            <text:p>0.48772439412</text:p>
          </table:table-cell>
        </table:table-row>
        <table:table-row table:style-name="ro1">
          <table:table-cell office:value-type="float" office:value="1.570326492" calcext:value-type="float">
            <text:p>1.570326492</text:p>
          </table:table-cell>
          <table:table-cell table:formula="of:=[.A7099]*0.3048" office:value-type="float" office:value="0.4786355147616" calcext:value-type="float">
            <text:p>0.4786355147616</text:p>
          </table:table-cell>
        </table:table-row>
        <table:table-row table:style-name="ro1">
          <table:table-cell office:value-type="float" office:value="1.540547609" calcext:value-type="float">
            <text:p>1.540547609</text:p>
          </table:table-cell>
          <table:table-cell table:formula="of:=[.A7100]*0.3048" office:value-type="float" office:value="0.4695589112232" calcext:value-type="float">
            <text:p>0.4695589112232</text:p>
          </table:table-cell>
        </table:table-row>
        <table:table-row table:style-name="ro1">
          <table:table-cell office:value-type="float" office:value="1.510827225" calcext:value-type="float">
            <text:p>1.510827225</text:p>
          </table:table-cell>
          <table:table-cell table:formula="of:=[.A7101]*0.3048" office:value-type="float" office:value="0.46050013818" calcext:value-type="float">
            <text:p>0.46050013818</text:p>
          </table:table-cell>
        </table:table-row>
        <table:table-row table:style-name="ro1">
          <table:table-cell office:value-type="float" office:value="1.481182119" calcext:value-type="float">
            <text:p>1.481182119</text:p>
          </table:table-cell>
          <table:table-cell table:formula="of:=[.A7102]*0.3048" office:value-type="float" office:value="0.4514643098712" calcext:value-type="float">
            <text:p>0.4514643098712</text:p>
          </table:table-cell>
        </table:table-row>
        <table:table-row table:style-name="ro1">
          <table:table-cell office:value-type="float" office:value="1.451630648" calcext:value-type="float">
            <text:p>1.451630648</text:p>
          </table:table-cell>
          <table:table-cell table:formula="of:=[.A7103]*0.3048" office:value-type="float" office:value="0.4424570215104" calcext:value-type="float">
            <text:p>0.4424570215104</text:p>
          </table:table-cell>
        </table:table-row>
        <table:table-row table:style-name="ro1">
          <table:table-cell office:value-type="float" office:value="1.422189005" calcext:value-type="float">
            <text:p>1.422189005</text:p>
          </table:table-cell>
          <table:table-cell table:formula="of:=[.A7104]*0.3048" office:value-type="float" office:value="0.433483208724" calcext:value-type="float">
            <text:p>0.433483208724</text:p>
          </table:table-cell>
        </table:table-row>
        <table:table-row table:style-name="ro1">
          <table:table-cell office:value-type="float" office:value="1.39287262" calcext:value-type="float">
            <text:p>1.39287262</text:p>
          </table:table-cell>
          <table:table-cell table:formula="of:=[.A7105]*0.3048" office:value-type="float" office:value="0.424547574576" calcext:value-type="float">
            <text:p>0.424547574576</text:p>
          </table:table-cell>
        </table:table-row>
        <table:table-row table:style-name="ro1">
          <table:table-cell office:value-type="float" office:value="1.36369568" calcext:value-type="float">
            <text:p>1.36369568</text:p>
          </table:table-cell>
          <table:table-cell table:formula="of:=[.A7106]*0.3048" office:value-type="float" office:value="0.415654443264" calcext:value-type="float">
            <text:p>0.415654443264</text:p>
          </table:table-cell>
        </table:table-row>
        <table:table-row table:style-name="ro1">
          <table:table-cell office:value-type="float" office:value="1.33467013" calcext:value-type="float">
            <text:p>1.33467013</text:p>
          </table:table-cell>
          <table:table-cell table:formula="of:=[.A7107]*0.3048" office:value-type="float" office:value="0.406807455624" calcext:value-type="float">
            <text:p>0.406807455624</text:p>
          </table:table-cell>
        </table:table-row>
        <table:table-row table:style-name="ro1">
          <table:table-cell office:value-type="float" office:value="1.30581054" calcext:value-type="float">
            <text:p>1.30581054</text:p>
          </table:table-cell>
          <table:table-cell table:formula="of:=[.A7108]*0.3048" office:value-type="float" office:value="0.398011052592" calcext:value-type="float">
            <text:p>0.398011052592</text:p>
          </table:table-cell>
        </table:table-row>
        <table:table-row table:style-name="ro1">
          <table:table-cell office:value-type="float" office:value="1.27712724" calcext:value-type="float">
            <text:p>1.27712724</text:p>
          </table:table-cell>
          <table:table-cell table:formula="of:=[.A7109]*0.3048" office:value-type="float" office:value="0.389268382752" calcext:value-type="float">
            <text:p>0.389268382752</text:p>
          </table:table-cell>
        </table:table-row>
        <table:table-row table:style-name="ro1">
          <table:table-cell office:value-type="float" office:value="1.24863151" calcext:value-type="float">
            <text:p>1.24863151</text:p>
          </table:table-cell>
          <table:table-cell table:formula="of:=[.A7110]*0.3048" office:value-type="float" office:value="0.380582884248" calcext:value-type="float">
            <text:p>0.380582884248</text:p>
          </table:table-cell>
        </table:table-row>
        <table:table-row table:style-name="ro1">
          <table:table-cell office:value-type="float" office:value="1.22033289" calcext:value-type="float">
            <text:p>1.22033289</text:p>
          </table:table-cell>
          <table:table-cell table:formula="of:=[.A7111]*0.3048" office:value-type="float" office:value="0.371957464872" calcext:value-type="float">
            <text:p>0.371957464872</text:p>
          </table:table-cell>
        </table:table-row>
        <table:table-row table:style-name="ro1">
          <table:table-cell office:value-type="float" office:value="1.19224244" calcext:value-type="float">
            <text:p>1.19224244</text:p>
          </table:table-cell>
          <table:table-cell table:formula="of:=[.A7112]*0.3048" office:value-type="float" office:value="0.363395495712" calcext:value-type="float">
            <text:p>0.363395495712</text:p>
          </table:table-cell>
        </table:table-row>
        <table:table-row table:style-name="ro1">
          <table:table-cell office:value-type="float" office:value="1.16436666" calcext:value-type="float">
            <text:p>1.16436666</text:p>
          </table:table-cell>
          <table:table-cell table:formula="of:=[.A7113]*0.3048" office:value-type="float" office:value="0.354898957968" calcext:value-type="float">
            <text:p>0.354898957968</text:p>
          </table:table-cell>
        </table:table-row>
        <table:table-row table:style-name="ro1">
          <table:table-cell office:value-type="float" office:value="1.13671628" calcext:value-type="float">
            <text:p>1.13671628</text:p>
          </table:table-cell>
          <table:table-cell table:formula="of:=[.A7114]*0.3048" office:value-type="float" office:value="0.346471122144" calcext:value-type="float">
            <text:p>0.346471122144</text:p>
          </table:table-cell>
        </table:table-row>
        <table:table-row table:style-name="ro1">
          <table:table-cell office:value-type="float" office:value="1.10929689" calcext:value-type="float">
            <text:p>1.10929689</text:p>
          </table:table-cell>
          <table:table-cell table:formula="of:=[.A7115]*0.3048" office:value-type="float" office:value="0.338113692072" calcext:value-type="float">
            <text:p>0.338113692072</text:p>
          </table:table-cell>
        </table:table-row>
        <table:table-row table:style-name="ro1">
          <table:table-cell office:value-type="float" office:value="1.08211762" calcext:value-type="float">
            <text:p>1.08211762</text:p>
          </table:table-cell>
          <table:table-cell table:formula="of:=[.A7116]*0.3048" office:value-type="float" office:value="0.329829450576" calcext:value-type="float">
            <text:p>0.329829450576</text:p>
          </table:table-cell>
        </table:table-row>
        <table:table-row table:style-name="ro1">
          <table:table-cell office:value-type="float" office:value="1.05518571" calcext:value-type="float">
            <text:p>1.05518571</text:p>
          </table:table-cell>
          <table:table-cell table:formula="of:=[.A7117]*0.3048" office:value-type="float" office:value="0.321620604408" calcext:value-type="float">
            <text:p>0.321620604408</text:p>
          </table:table-cell>
        </table:table-row>
        <table:table-row table:style-name="ro1">
          <table:table-cell office:value-type="float" office:value="1.02850804" calcext:value-type="float">
            <text:p>1.02850804</text:p>
          </table:table-cell>
          <table:table-cell table:formula="of:=[.A7118]*0.3048" office:value-type="float" office:value="0.313489250592" calcext:value-type="float">
            <text:p>0.313489250592</text:p>
          </table:table-cell>
        </table:table-row>
        <table:table-row table:style-name="ro1">
          <table:table-cell office:value-type="float" office:value="1.00209329" calcext:value-type="float">
            <text:p>1.00209329</text:p>
          </table:table-cell>
          <table:table-cell table:formula="of:=[.A7119]*0.3048" office:value-type="float" office:value="0.305438034792" calcext:value-type="float">
            <text:p>0.305438034792</text:p>
          </table:table-cell>
        </table:table-row>
        <table:table-row table:style-name="ro1">
          <table:table-cell office:value-type="float" office:value="0.97594869" calcext:value-type="float">
            <text:p>0.97594869</text:p>
          </table:table-cell>
          <table:table-cell table:formula="of:=[.A7120]*0.3048" office:value-type="float" office:value="0.297469160712" calcext:value-type="float">
            <text:p>0.297469160712</text:p>
          </table:table-cell>
        </table:table-row>
        <table:table-row table:style-name="ro1">
          <table:table-cell office:value-type="float" office:value="0.95008045" calcext:value-type="float">
            <text:p>0.95008045</text:p>
          </table:table-cell>
          <table:table-cell table:formula="of:=[.A7121]*0.3048" office:value-type="float" office:value="0.28958452116" calcext:value-type="float">
            <text:p>0.28958452116</text:p>
          </table:table-cell>
        </table:table-row>
        <table:table-row table:style-name="ro1">
          <table:table-cell office:value-type="float" office:value="0.92449892" calcext:value-type="float">
            <text:p>0.92449892</text:p>
          </table:table-cell>
          <table:table-cell table:formula="of:=[.A7122]*0.3048" office:value-type="float" office:value="0.281787270816" calcext:value-type="float">
            <text:p>0.281787270816</text:p>
          </table:table-cell>
        </table:table-row>
        <table:table-row table:style-name="ro1">
          <table:table-cell office:value-type="float" office:value="0.89921367" calcext:value-type="float">
            <text:p>0.89921367</text:p>
          </table:table-cell>
          <table:table-cell table:formula="of:=[.A7123]*0.3048" office:value-type="float" office:value="0.274080326616" calcext:value-type="float">
            <text:p>0.274080326616</text:p>
          </table:table-cell>
        </table:table-row>
        <table:table-row table:style-name="ro1">
          <table:table-cell office:value-type="float" office:value="0.87423146" calcext:value-type="float">
            <text:p>0.87423146</text:p>
          </table:table-cell>
          <table:table-cell table:formula="of:=[.A7124]*0.3048" office:value-type="float" office:value="0.266465749008" calcext:value-type="float">
            <text:p>0.266465749008</text:p>
          </table:table-cell>
        </table:table-row>
        <table:table-row table:style-name="ro1">
          <table:table-cell office:value-type="float" office:value="0.84956622" calcext:value-type="float">
            <text:p>0.84956622</text:p>
          </table:table-cell>
          <table:table-cell table:formula="of:=[.A7125]*0.3048" office:value-type="float" office:value="0.258947783856" calcext:value-type="float">
            <text:p>0.258947783856</text:p>
          </table:table-cell>
        </table:table-row>
        <table:table-row table:style-name="ro1">
          <table:table-cell office:value-type="float" office:value="0.82522678" calcext:value-type="float">
            <text:p>0.82522678</text:p>
          </table:table-cell>
          <table:table-cell table:formula="of:=[.A7126]*0.3048" office:value-type="float" office:value="0.251529122544" calcext:value-type="float">
            <text:p>0.251529122544</text:p>
          </table:table-cell>
        </table:table-row>
        <table:table-row table:style-name="ro1">
          <table:table-cell office:value-type="float" office:value="0.80122399" calcext:value-type="float">
            <text:p>0.80122399</text:p>
          </table:table-cell>
          <table:table-cell table:formula="of:=[.A7127]*0.3048" office:value-type="float" office:value="0.244213072152" calcext:value-type="float">
            <text:p>0.244213072152</text:p>
          </table:table-cell>
        </table:table-row>
        <table:table-row table:style-name="ro1">
          <table:table-cell office:value-type="float" office:value="0.77757126" calcext:value-type="float">
            <text:p>0.77757126</text:p>
          </table:table-cell>
          <table:table-cell table:formula="of:=[.A7128]*0.3048" office:value-type="float" office:value="0.237003720048" calcext:value-type="float">
            <text:p>0.237003720048</text:p>
          </table:table-cell>
        </table:table-row>
        <table:table-row table:style-name="ro1">
          <table:table-cell office:value-type="float" office:value="0.7542814" calcext:value-type="float">
            <text:p>0.7542814</text:p>
          </table:table-cell>
          <table:table-cell table:formula="of:=[.A7129]*0.3048" office:value-type="float" office:value="0.22990497072" calcext:value-type="float">
            <text:p>0.22990497072</text:p>
          </table:table-cell>
        </table:table-row>
        <table:table-row table:style-name="ro1">
          <table:table-cell office:value-type="float" office:value="0.73136538" calcext:value-type="float">
            <text:p>0.73136538</text:p>
          </table:table-cell>
          <table:table-cell table:formula="of:=[.A7130]*0.3048" office:value-type="float" office:value="0.222920167824" calcext:value-type="float">
            <text:p>0.222920167824</text:p>
          </table:table-cell>
        </table:table-row>
        <table:table-row table:style-name="ro1">
          <table:table-cell office:value-type="float" office:value="0.70884007" calcext:value-type="float">
            <text:p>0.70884007</text:p>
          </table:table-cell>
          <table:table-cell table:formula="of:=[.A7131]*0.3048" office:value-type="float" office:value="0.216054453336" calcext:value-type="float">
            <text:p>0.216054453336</text:p>
          </table:table-cell>
        </table:table-row>
        <table:table-row table:style-name="ro1">
          <table:table-cell office:value-type="float" office:value="0.68671906" calcext:value-type="float">
            <text:p>0.68671906</text:p>
          </table:table-cell>
          <table:table-cell table:formula="of:=[.A7132]*0.3048" office:value-type="float" office:value="0.209311969488" calcext:value-type="float">
            <text:p>0.209311969488</text:p>
          </table:table-cell>
        </table:table-row>
        <table:table-row table:style-name="ro1">
          <table:table-cell office:value-type="float" office:value="0.66502041" calcext:value-type="float">
            <text:p>0.66502041</text:p>
          </table:table-cell>
          <table:table-cell table:formula="of:=[.A7133]*0.3048" office:value-type="float" office:value="0.202698220968" calcext:value-type="float">
            <text:p>0.202698220968</text:p>
          </table:table-cell>
        </table:table-row>
        <table:table-row table:style-name="ro1">
          <table:table-cell office:value-type="float" office:value="0.64376211" calcext:value-type="float">
            <text:p>0.64376211</text:p>
          </table:table-cell>
          <table:table-cell table:formula="of:=[.A7134]*0.3048" office:value-type="float" office:value="0.196218691128" calcext:value-type="float">
            <text:p>0.196218691128</text:p>
          </table:table-cell>
        </table:table-row>
        <table:table-row table:style-name="ro1">
          <table:table-cell office:value-type="float" office:value="0.62296301" calcext:value-type="float">
            <text:p>0.62296301</text:p>
          </table:table-cell>
          <table:table-cell table:formula="of:=[.A7135]*0.3048" office:value-type="float" office:value="0.189879125448" calcext:value-type="float">
            <text:p>0.189879125448</text:p>
          </table:table-cell>
        </table:table-row>
        <table:table-row table:style-name="ro1">
          <table:table-cell office:value-type="float" office:value="0.60264271" calcext:value-type="float">
            <text:p>0.60264271</text:p>
          </table:table-cell>
          <table:table-cell table:formula="of:=[.A7136]*0.3048" office:value-type="float" office:value="0.183685498008" calcext:value-type="float">
            <text:p>0.183685498008</text:p>
          </table:table-cell>
        </table:table-row>
        <table:table-row table:style-name="ro1">
          <table:table-cell office:value-type="float" office:value="0.5828231" calcext:value-type="float">
            <text:p>0.5828231</text:p>
          </table:table-cell>
          <table:table-cell table:formula="of:=[.A7137]*0.3048" office:value-type="float" office:value="0.17764448088" calcext:value-type="float">
            <text:p>0.17764448088</text:p>
          </table:table-cell>
        </table:table-row>
        <table:table-row table:style-name="ro1">
          <table:table-cell office:value-type="float" office:value="0.56352705" calcext:value-type="float">
            <text:p>0.56352705</text:p>
          </table:table-cell>
          <table:table-cell table:formula="of:=[.A7138]*0.3048" office:value-type="float" office:value="0.17176304484" calcext:value-type="float">
            <text:p>0.17176304484</text:p>
          </table:table-cell>
        </table:table-row>
        <table:table-row table:style-name="ro1">
          <table:table-cell office:value-type="float" office:value="0.54477566" calcext:value-type="float">
            <text:p>0.54477566</text:p>
          </table:table-cell>
          <table:table-cell table:formula="of:=[.A7139]*0.3048" office:value-type="float" office:value="0.166047621168" calcext:value-type="float">
            <text:p>0.166047621168</text:p>
          </table:table-cell>
        </table:table-row>
        <table:table-row table:style-name="ro1">
          <table:table-cell office:value-type="float" office:value="0.52659416" calcext:value-type="float">
            <text:p>0.52659416</text:p>
          </table:table-cell>
          <table:table-cell table:formula="of:=[.A7140]*0.3048" office:value-type="float" office:value="0.160505899968" calcext:value-type="float">
            <text:p>0.160505899968</text:p>
          </table:table-cell>
        </table:table-row>
        <table:table-row table:style-name="ro1">
          <table:table-cell office:value-type="float" office:value="0.50900728" calcext:value-type="float">
            <text:p>0.50900728</text:p>
          </table:table-cell>
          <table:table-cell table:formula="of:=[.A7141]*0.3048" office:value-type="float" office:value="0.155145418944" calcext:value-type="float">
            <text:p>0.155145418944</text:p>
          </table:table-cell>
        </table:table-row>
        <table:table-row table:style-name="ro1">
          <table:table-cell office:value-type="float" office:value="0.4920393" calcext:value-type="float">
            <text:p>0.4920393</text:p>
          </table:table-cell>
          <table:table-cell table:formula="of:=[.A7142]*0.3048" office:value-type="float" office:value="0.14997357864" calcext:value-type="float">
            <text:p>0.14997357864</text:p>
          </table:table-cell>
        </table:table-row>
        <table:table-row table:style-name="ro1">
          <table:table-cell office:value-type="float" office:value="0.4757175" calcext:value-type="float">
            <text:p>0.4757175</text:p>
          </table:table-cell>
          <table:table-cell table:formula="of:=[.A7143]*0.3048" office:value-type="float" office:value="0.144998694" calcext:value-type="float">
            <text:p>0.144998694</text:p>
          </table:table-cell>
        </table:table-row>
        <table:table-row table:style-name="ro1">
          <table:table-cell office:value-type="float" office:value="0.4600683" calcext:value-type="float">
            <text:p>0.4600683</text:p>
          </table:table-cell>
          <table:table-cell table:formula="of:=[.A7144]*0.3048" office:value-type="float" office:value="0.14022881784" calcext:value-type="float">
            <text:p>0.14022881784</text:p>
          </table:table-cell>
        </table:table-row>
        <table:table-row table:style-name="ro1">
          <table:table-cell office:value-type="float" office:value="0.4451154" calcext:value-type="float">
            <text:p>0.4451154</text:p>
          </table:table-cell>
          <table:table-cell table:formula="of:=[.A7145]*0.3048" office:value-type="float" office:value="0.13567117392" calcext:value-type="float">
            <text:p>0.13567117392</text:p>
          </table:table-cell>
        </table:table-row>
        <table:table-row table:style-name="ro1">
          <table:table-cell office:value-type="float" office:value="0.4308876" calcext:value-type="float">
            <text:p>0.4308876</text:p>
          </table:table-cell>
          <table:table-cell table:formula="of:=[.A7146]*0.3048" office:value-type="float" office:value="0.13133454048" calcext:value-type="float">
            <text:p>0.13133454048</text:p>
          </table:table-cell>
        </table:table-row>
        <table:table-row table:style-name="ro1">
          <table:table-cell office:value-type="float" office:value="0.4174081" calcext:value-type="float">
            <text:p>0.4174081</text:p>
          </table:table-cell>
          <table:table-cell table:formula="of:=[.A7147]*0.3048" office:value-type="float" office:value="0.12722598888" calcext:value-type="float">
            <text:p>0.12722598888</text:p>
          </table:table-cell>
        </table:table-row>
        <table:table-row table:style-name="ro1">
          <table:table-cell office:value-type="float" office:value="0.4047053" calcext:value-type="float">
            <text:p>0.4047053</text:p>
          </table:table-cell>
          <table:table-cell table:formula="of:=[.A7148]*0.3048" office:value-type="float" office:value="0.12335417544" calcext:value-type="float">
            <text:p>0.12335417544</text:p>
          </table:table-cell>
        </table:table-row>
        <table:table-row table:style-name="ro1">
          <table:table-cell office:value-type="float" office:value="0.3928" calcext:value-type="float">
            <text:p>0.3928</text:p>
          </table:table-cell>
          <table:table-cell table:formula="of:=[.A7149]*0.3048" office:value-type="float" office:value="0.11972544" calcext:value-type="float">
            <text:p>0.11972544</text:p>
          </table:table-cell>
        </table:table-row>
        <table:table-row table:style-name="ro1">
          <table:table-cell office:value-type="float" office:value="0.3817189" calcext:value-type="float">
            <text:p>0.3817189</text:p>
          </table:table-cell>
          <table:table-cell table:formula="of:=[.A7150]*0.3048" office:value-type="float" office:value="0.11634792072" calcext:value-type="float">
            <text:p>0.11634792072</text:p>
          </table:table-cell>
        </table:table-row>
        <table:table-row table:style-name="ro1">
          <table:table-cell office:value-type="float" office:value="0.3714864" calcext:value-type="float">
            <text:p>0.3714864</text:p>
          </table:table-cell>
          <table:table-cell table:formula="of:=[.A7151]*0.3048" office:value-type="float" office:value="0.11322905472" calcext:value-type="float">
            <text:p>0.11322905472</text:p>
          </table:table-cell>
        </table:table-row>
        <table:table-row table:style-name="ro1">
          <table:table-cell office:value-type="float" office:value="0.3621244" calcext:value-type="float">
            <text:p>0.3621244</text:p>
          </table:table-cell>
          <table:table-cell table:formula="of:=[.A7152]*0.3048" office:value-type="float" office:value="0.11037551712" calcext:value-type="float">
            <text:p>0.11037551712</text:p>
          </table:table-cell>
        </table:table-row>
        <table:table-row table:style-name="ro1">
          <table:table-cell office:value-type="float" office:value="0.3536564" calcext:value-type="float">
            <text:p>0.3536564</text:p>
          </table:table-cell>
          <table:table-cell table:formula="of:=[.A7153]*0.3048" office:value-type="float" office:value="0.10779447072" calcext:value-type="float">
            <text:p>0.10779447072</text:p>
          </table:table-cell>
        </table:table-row>
        <table:table-row table:style-name="ro1">
          <table:table-cell office:value-type="float" office:value="0.3461052" calcext:value-type="float">
            <text:p>0.3461052</text:p>
          </table:table-cell>
          <table:table-cell table:formula="of:=[.A7154]*0.3048" office:value-type="float" office:value="0.10549286496" calcext:value-type="float">
            <text:p>0.10549286496</text:p>
          </table:table-cell>
        </table:table-row>
        <table:table-row table:style-name="ro1">
          <table:table-cell office:value-type="float" office:value="0.3394843" calcext:value-type="float">
            <text:p>0.3394843</text:p>
          </table:table-cell>
          <table:table-cell table:formula="of:=[.A7155]*0.3048" office:value-type="float" office:value="0.10347481464" calcext:value-type="float">
            <text:p>0.10347481464</text:p>
          </table:table-cell>
        </table:table-row>
        <table:table-row table:style-name="ro1">
          <table:table-cell office:value-type="float" office:value="0.3338155" calcext:value-type="float">
            <text:p>0.3338155</text:p>
          </table:table-cell>
          <table:table-cell table:formula="of:=[.A7156]*0.3048" office:value-type="float" office:value="0.1017469644" calcext:value-type="float">
            <text:p>0.1017469644</text:p>
          </table:table-cell>
        </table:table-row>
        <table:table-row table:style-name="ro1">
          <table:table-cell office:value-type="float" office:value="0.3291186" calcext:value-type="float">
            <text:p>0.3291186</text:p>
          </table:table-cell>
          <table:table-cell table:formula="of:=[.A7157]*0.3048" office:value-type="float" office:value="0.10031534928" calcext:value-type="float">
            <text:p>0.10031534928</text:p>
          </table:table-cell>
        </table:table-row>
        <table:table-row table:style-name="ro1">
          <table:table-cell office:value-type="float" office:value="0.3254046" calcext:value-type="float">
            <text:p>0.3254046</text:p>
          </table:table-cell>
          <table:table-cell table:formula="of:=[.A7158]*0.3048" office:value-type="float" office:value="0.09918332208" calcext:value-type="float">
            <text:p>0.09918332208</text:p>
          </table:table-cell>
        </table:table-row>
        <table:table-row table:style-name="ro1">
          <table:table-cell office:value-type="float" office:value="0.3226925" calcext:value-type="float">
            <text:p>0.3226925</text:p>
          </table:table-cell>
          <table:table-cell table:formula="of:=[.A7159]*0.3048" office:value-type="float" office:value="0.098356674" calcext:value-type="float">
            <text:p>0.098356674</text:p>
          </table:table-cell>
        </table:table-row>
        <table:table-row table:style-name="ro1">
          <table:table-cell office:value-type="float" office:value="0.3209947" calcext:value-type="float">
            <text:p>0.3209947</text:p>
          </table:table-cell>
          <table:table-cell table:formula="of:=[.A7160]*0.3048" office:value-type="float" office:value="0.09783918456" calcext:value-type="float">
            <text:p>0.09783918456</text:p>
          </table:table-cell>
        </table:table-row>
        <table:table-row table:style-name="ro1">
          <table:table-cell office:value-type="float" office:value="0.3203264" calcext:value-type="float">
            <text:p>0.3203264</text:p>
          </table:table-cell>
          <table:table-cell table:formula="of:=[.A7161]*0.3048" office:value-type="float" office:value="0.09763548672" calcext:value-type="float">
            <text:p>0.09763548672</text:p>
          </table:table-cell>
        </table:table-row>
        <table:table-row table:style-name="ro1">
          <table:table-cell office:value-type="float" office:value="0.3206971" calcext:value-type="float">
            <text:p>0.3206971</text:p>
          </table:table-cell>
          <table:table-cell table:formula="of:=[.A7162]*0.3048" office:value-type="float" office:value="0.09774847608" calcext:value-type="float">
            <text:p>0.09774847608</text:p>
          </table:table-cell>
        </table:table-row>
        <table:table-row table:style-name="ro1">
          <table:table-cell office:value-type="float" office:value="0.3221176" calcext:value-type="float">
            <text:p>0.3221176</text:p>
          </table:table-cell>
          <table:table-cell table:formula="of:=[.A7163]*0.3048" office:value-type="float" office:value="0.09818144448" calcext:value-type="float">
            <text:p>0.09818144448</text:p>
          </table:table-cell>
        </table:table-row>
        <table:table-row table:style-name="ro1">
          <table:table-cell office:value-type="float" office:value="0.3245982" calcext:value-type="float">
            <text:p>0.3245982</text:p>
          </table:table-cell>
          <table:table-cell table:formula="of:=[.A7164]*0.3048" office:value-type="float" office:value="0.09893753136" calcext:value-type="float">
            <text:p>0.09893753136</text:p>
          </table:table-cell>
        </table:table-row>
        <table:table-row table:style-name="ro1">
          <table:table-cell office:value-type="float" office:value="0.3281465" calcext:value-type="float">
            <text:p>0.3281465</text:p>
          </table:table-cell>
          <table:table-cell table:formula="of:=[.A7165]*0.3048" office:value-type="float" office:value="0.1000190532" calcext:value-type="float">
            <text:p>0.1000190532</text:p>
          </table:table-cell>
        </table:table-row>
        <table:table-row table:style-name="ro1">
          <table:table-cell office:value-type="float" office:value="0.3327674" calcext:value-type="float">
            <text:p>0.3327674</text:p>
          </table:table-cell>
          <table:table-cell table:formula="of:=[.A7166]*0.3048" office:value-type="float" office:value="0.10142750352" calcext:value-type="float">
            <text:p>0.10142750352</text:p>
          </table:table-cell>
        </table:table-row>
        <table:table-row table:style-name="ro1">
          <table:table-cell office:value-type="float" office:value="0.3384649" calcext:value-type="float">
            <text:p>0.3384649</text:p>
          </table:table-cell>
          <table:table-cell table:formula="of:=[.A7167]*0.3048" office:value-type="float" office:value="0.10316410152" calcext:value-type="float">
            <text:p>0.10316410152</text:p>
          </table:table-cell>
        </table:table-row>
        <table:table-row table:style-name="ro1">
          <table:table-cell office:value-type="float" office:value="0.3452471" calcext:value-type="float">
            <text:p>0.3452471</text:p>
          </table:table-cell>
          <table:table-cell table:formula="of:=[.A7168]*0.3048" office:value-type="float" office:value="0.10523131608" calcext:value-type="float">
            <text:p>0.10523131608</text:p>
          </table:table-cell>
        </table:table-row>
        <table:table-row table:style-name="ro1">
          <table:table-cell office:value-type="float" office:value="0.3531121" calcext:value-type="float">
            <text:p>0.3531121</text:p>
          </table:table-cell>
          <table:table-cell table:formula="of:=[.A7169]*0.3048" office:value-type="float" office:value="0.10762856808" calcext:value-type="float">
            <text:p>0.10762856808</text:p>
          </table:table-cell>
        </table:table-row>
        <table:table-row table:style-name="ro1">
          <table:table-cell office:value-type="float" office:value="0.362064" calcext:value-type="float">
            <text:p>0.362064</text:p>
          </table:table-cell>
          <table:table-cell table:formula="of:=[.A7170]*0.3048" office:value-type="float" office:value="0.1103571072" calcext:value-type="float">
            <text:p>0.1103571072</text:p>
          </table:table-cell>
        </table:table-row>
        <table:table-row table:style-name="ro1">
          <table:table-cell office:value-type="float" office:value="0.3721015" calcext:value-type="float">
            <text:p>0.3721015</text:p>
          </table:table-cell>
          <table:table-cell table:formula="of:=[.A7171]*0.3048" office:value-type="float" office:value="0.1134165372" calcext:value-type="float">
            <text:p>0.1134165372</text:p>
          </table:table-cell>
        </table:table-row>
        <table:table-row table:style-name="ro1">
          <table:table-cell office:value-type="float" office:value="0.3832266" calcext:value-type="float">
            <text:p>0.3832266</text:p>
          </table:table-cell>
          <table:table-cell table:formula="of:=[.A7172]*0.3048" office:value-type="float" office:value="0.11680746768" calcext:value-type="float">
            <text:p>0.11680746768</text:p>
          </table:table-cell>
        </table:table-row>
        <table:table-row table:style-name="ro1">
          <table:table-cell office:value-type="float" office:value="0.395435" calcext:value-type="float">
            <text:p>0.395435</text:p>
          </table:table-cell>
          <table:table-cell table:formula="of:=[.A7173]*0.3048" office:value-type="float" office:value="0.120528588" calcext:value-type="float">
            <text:p>0.120528588</text:p>
          </table:table-cell>
        </table:table-row>
        <table:table-row table:style-name="ro1">
          <table:table-cell office:value-type="float" office:value="0.4087245" calcext:value-type="float">
            <text:p>0.4087245</text:p>
          </table:table-cell>
          <table:table-cell table:formula="of:=[.A7174]*0.3048" office:value-type="float" office:value="0.1245792276" calcext:value-type="float">
            <text:p>0.1245792276</text:p>
          </table:table-cell>
        </table:table-row>
        <table:table-row table:style-name="ro1">
          <table:table-cell office:value-type="float" office:value="0.4230928" calcext:value-type="float">
            <text:p>0.4230928</text:p>
          </table:table-cell>
          <table:table-cell table:formula="of:=[.A7175]*0.3048" office:value-type="float" office:value="0.12895868544" calcext:value-type="float">
            <text:p>0.12895868544</text:p>
          </table:table-cell>
        </table:table-row>
        <table:table-row table:style-name="ro1">
          <table:table-cell office:value-type="float" office:value="0.4385352" calcext:value-type="float">
            <text:p>0.4385352</text:p>
          </table:table-cell>
          <table:table-cell table:formula="of:=[.A7176]*0.3048" office:value-type="float" office:value="0.13366552896" calcext:value-type="float">
            <text:p>0.13366552896</text:p>
          </table:table-cell>
        </table:table-row>
        <table:table-row table:style-name="ro1">
          <table:table-cell office:value-type="float" office:value="0.4550464" calcext:value-type="float">
            <text:p>0.4550464</text:p>
          </table:table-cell>
          <table:table-cell table:formula="of:=[.A7177]*0.3048" office:value-type="float" office:value="0.13869814272" calcext:value-type="float">
            <text:p>0.13869814272</text:p>
          </table:table-cell>
        </table:table-row>
        <table:table-row table:style-name="ro1">
          <table:table-cell office:value-type="float" office:value="0.4726193" calcext:value-type="float">
            <text:p>0.4726193</text:p>
          </table:table-cell>
          <table:table-cell table:formula="of:=[.A7178]*0.3048" office:value-type="float" office:value="0.14405436264" calcext:value-type="float">
            <text:p>0.14405436264</text:p>
          </table:table-cell>
        </table:table-row>
        <table:table-row table:style-name="ro1">
          <table:table-cell office:value-type="float" office:value="0.4912494" calcext:value-type="float">
            <text:p>0.4912494</text:p>
          </table:table-cell>
          <table:table-cell table:formula="of:=[.A7179]*0.3048" office:value-type="float" office:value="0.14973281712" calcext:value-type="float">
            <text:p>0.14973281712</text:p>
          </table:table-cell>
        </table:table-row>
        <table:table-row table:style-name="ro1">
          <table:table-cell office:value-type="float" office:value="0.51093078" calcext:value-type="float">
            <text:p>0.51093078</text:p>
          </table:table-cell>
          <table:table-cell table:formula="of:=[.A7180]*0.3048" office:value-type="float" office:value="0.155731701744" calcext:value-type="float">
            <text:p>0.155731701744</text:p>
          </table:table-cell>
        </table:table-row>
        <table:table-row table:style-name="ro1">
          <table:table-cell office:value-type="float" office:value="0.53165406" calcext:value-type="float">
            <text:p>0.53165406</text:p>
          </table:table-cell>
          <table:table-cell table:formula="of:=[.A7181]*0.3048" office:value-type="float" office:value="0.162048157488" calcext:value-type="float">
            <text:p>0.162048157488</text:p>
          </table:table-cell>
        </table:table-row>
        <table:table-row table:style-name="ro1">
          <table:table-cell office:value-type="float" office:value="0.5534119" calcext:value-type="float">
            <text:p>0.5534119</text:p>
          </table:table-cell>
          <table:table-cell table:formula="of:=[.A7182]*0.3048" office:value-type="float" office:value="0.16867994712" calcext:value-type="float">
            <text:p>0.16867994712</text:p>
          </table:table-cell>
        </table:table-row>
        <table:table-row table:style-name="ro1">
          <table:table-cell office:value-type="float" office:value="0.57619721" calcext:value-type="float">
            <text:p>0.57619721</text:p>
          </table:table-cell>
          <table:table-cell table:formula="of:=[.A7183]*0.3048" office:value-type="float" office:value="0.175624909608" calcext:value-type="float">
            <text:p>0.175624909608</text:p>
          </table:table-cell>
        </table:table-row>
        <table:table-row table:style-name="ro1">
          <table:table-cell office:value-type="float" office:value="0.59999979" calcext:value-type="float">
            <text:p>0.59999979</text:p>
          </table:table-cell>
          <table:table-cell table:formula="of:=[.A7184]*0.3048" office:value-type="float" office:value="0.182879935992" calcext:value-type="float">
            <text:p>0.182879935992</text:p>
          </table:table-cell>
        </table:table-row>
        <table:table-row table:style-name="ro1">
          <table:table-cell office:value-type="float" office:value="0.62481058" calcext:value-type="float">
            <text:p>0.62481058</text:p>
          </table:table-cell>
          <table:table-cell table:formula="of:=[.A7185]*0.3048" office:value-type="float" office:value="0.190442264784" calcext:value-type="float">
            <text:p>0.190442264784</text:p>
          </table:table-cell>
        </table:table-row>
        <table:table-row table:style-name="ro1">
          <table:table-cell office:value-type="float" office:value="0.65061861" calcext:value-type="float">
            <text:p>0.65061861</text:p>
          </table:table-cell>
          <table:table-cell table:formula="of:=[.A7186]*0.3048" office:value-type="float" office:value="0.198308552328" calcext:value-type="float">
            <text:p>0.198308552328</text:p>
          </table:table-cell>
        </table:table-row>
        <table:table-row table:style-name="ro1">
          <table:table-cell office:value-type="float" office:value="0.67741317" calcext:value-type="float">
            <text:p>0.67741317</text:p>
          </table:table-cell>
          <table:table-cell table:formula="of:=[.A7187]*0.3048" office:value-type="float" office:value="0.206475534216" calcext:value-type="float">
            <text:p>0.206475534216</text:p>
          </table:table-cell>
        </table:table-row>
        <table:table-row table:style-name="ro1">
          <table:table-cell office:value-type="float" office:value="0.70518214" calcext:value-type="float">
            <text:p>0.70518214</text:p>
          </table:table-cell>
          <table:table-cell table:formula="of:=[.A7188]*0.3048" office:value-type="float" office:value="0.214939516272" calcext:value-type="float">
            <text:p>0.214939516272</text:p>
          </table:table-cell>
        </table:table-row>
        <table:table-row table:style-name="ro1">
          <table:table-cell office:value-type="float" office:value="0.73391414" calcext:value-type="float">
            <text:p>0.73391414</text:p>
          </table:table-cell>
          <table:table-cell table:formula="of:=[.A7189]*0.3048" office:value-type="float" office:value="0.223697029872" calcext:value-type="float">
            <text:p>0.223697029872</text:p>
          </table:table-cell>
        </table:table-row>
        <table:table-row table:style-name="ro1">
          <table:table-cell office:value-type="float" office:value="0.76359588" calcext:value-type="float">
            <text:p>0.76359588</text:p>
          </table:table-cell>
          <table:table-cell table:formula="of:=[.A7190]*0.3048" office:value-type="float" office:value="0.232744024224" calcext:value-type="float">
            <text:p>0.232744024224</text:p>
          </table:table-cell>
        </table:table-row>
        <table:table-row table:style-name="ro1">
          <table:table-cell office:value-type="float" office:value="0.79421443" calcext:value-type="float">
            <text:p>0.79421443</text:p>
          </table:table-cell>
          <table:table-cell table:formula="of:=[.A7191]*0.3048" office:value-type="float" office:value="0.242076558264" calcext:value-type="float">
            <text:p>0.242076558264</text:p>
          </table:table-cell>
        </table:table-row>
        <table:table-row table:style-name="ro1">
          <table:table-cell office:value-type="float" office:value="0.82575572" calcext:value-type="float">
            <text:p>0.82575572</text:p>
          </table:table-cell>
          <table:table-cell table:formula="of:=[.A7192]*0.3048" office:value-type="float" office:value="0.251690343456" calcext:value-type="float">
            <text:p>0.251690343456</text:p>
          </table:table-cell>
        </table:table-row>
        <table:table-row table:style-name="ro1">
          <table:table-cell office:value-type="float" office:value="0.8582083" calcext:value-type="float">
            <text:p>0.8582083</text:p>
          </table:table-cell>
          <table:table-cell table:formula="of:=[.A7193]*0.3048" office:value-type="float" office:value="0.26158188984" calcext:value-type="float">
            <text:p>0.26158188984</text:p>
          </table:table-cell>
        </table:table-row>
        <table:table-row table:style-name="ro1">
          <table:table-cell office:value-type="float" office:value="0.89155436" calcext:value-type="float">
            <text:p>0.89155436</text:p>
          </table:table-cell>
          <table:table-cell table:formula="of:=[.A7194]*0.3048" office:value-type="float" office:value="0.271745768928" calcext:value-type="float">
            <text:p>0.271745768928</text:p>
          </table:table-cell>
        </table:table-row>
        <table:table-row table:style-name="ro1">
          <table:table-cell office:value-type="float" office:value="0.92578274" calcext:value-type="float">
            <text:p>0.92578274</text:p>
          </table:table-cell>
          <table:table-cell table:formula="of:=[.A7195]*0.3048" office:value-type="float" office:value="0.282178579152" calcext:value-type="float">
            <text:p>0.282178579152</text:p>
          </table:table-cell>
        </table:table-row>
        <table:table-row table:style-name="ro1">
          <table:table-cell office:value-type="float" office:value="0.96087617" calcext:value-type="float">
            <text:p>0.96087617</text:p>
          </table:table-cell>
          <table:table-cell table:formula="of:=[.A7196]*0.3048" office:value-type="float" office:value="0.292875056616" calcext:value-type="float">
            <text:p>0.292875056616</text:p>
          </table:table-cell>
        </table:table-row>
        <table:table-row table:style-name="ro1">
          <table:table-cell office:value-type="float" office:value="0.99682271" calcext:value-type="float">
            <text:p>0.99682271</text:p>
          </table:table-cell>
          <table:table-cell table:formula="of:=[.A7197]*0.3048" office:value-type="float" office:value="0.303831562008" calcext:value-type="float">
            <text:p>0.303831562008</text:p>
          </table:table-cell>
        </table:table-row>
        <table:table-row table:style-name="ro1">
          <table:table-cell office:value-type="float" office:value="1.03360572" calcext:value-type="float">
            <text:p>1.03360572</text:p>
          </table:table-cell>
          <table:table-cell table:formula="of:=[.A7198]*0.3048" office:value-type="float" office:value="0.315043023456" calcext:value-type="float">
            <text:p>0.315043023456</text:p>
          </table:table-cell>
        </table:table-row>
        <table:table-row table:style-name="ro1">
          <table:table-cell office:value-type="float" office:value="1.07121271" calcext:value-type="float">
            <text:p>1.07121271</text:p>
          </table:table-cell>
          <table:table-cell table:formula="of:=[.A7199]*0.3048" office:value-type="float" office:value="0.326505634008" calcext:value-type="float">
            <text:p>0.326505634008</text:p>
          </table:table-cell>
        </table:table-row>
        <table:table-row table:style-name="ro1">
          <table:table-cell office:value-type="float" office:value="1.10962373" calcext:value-type="float">
            <text:p>1.10962373</text:p>
          </table:table-cell>
          <table:table-cell table:formula="of:=[.A7200]*0.3048" office:value-type="float" office:value="0.338213312904" calcext:value-type="float">
            <text:p>0.338213312904</text:p>
          </table:table-cell>
        </table:table-row>
        <table:table-row table:style-name="ro1">
          <table:table-cell office:value-type="float" office:value="1.14882648" calcext:value-type="float">
            <text:p>1.14882648</text:p>
          </table:table-cell>
          <table:table-cell table:formula="of:=[.A7201]*0.3048" office:value-type="float" office:value="0.350162311104" calcext:value-type="float">
            <text:p>0.350162311104</text:p>
          </table:table-cell>
        </table:table-row>
        <table:table-row table:style-name="ro1">
          <table:table-cell office:value-type="float" office:value="1.18880212" calcext:value-type="float">
            <text:p>1.18880212</text:p>
          </table:table-cell>
          <table:table-cell table:formula="of:=[.A7202]*0.3048" office:value-type="float" office:value="0.362346886176" calcext:value-type="float">
            <text:p>0.362346886176</text:p>
          </table:table-cell>
        </table:table-row>
        <table:table-row table:style-name="ro1">
          <table:table-cell office:value-type="float" office:value="1.22953299" calcext:value-type="float">
            <text:p>1.22953299</text:p>
          </table:table-cell>
          <table:table-cell table:formula="of:=[.A7203]*0.3048" office:value-type="float" office:value="0.374761655352" calcext:value-type="float">
            <text:p>0.374761655352</text:p>
          </table:table-cell>
        </table:table-row>
        <table:table-row table:style-name="ro1">
          <table:table-cell office:value-type="float" office:value="1.27100445" calcext:value-type="float">
            <text:p>1.27100445</text:p>
          </table:table-cell>
          <table:table-cell table:formula="of:=[.A7204]*0.3048" office:value-type="float" office:value="0.38740215636" calcext:value-type="float">
            <text:p>0.38740215636</text:p>
          </table:table-cell>
        </table:table-row>
        <table:table-row table:style-name="ro1">
          <table:table-cell office:value-type="float" office:value="1.3131965" calcext:value-type="float">
            <text:p>1.3131965</text:p>
          </table:table-cell>
          <table:table-cell table:formula="of:=[.A7205]*0.3048" office:value-type="float" office:value="0.4002622932" calcext:value-type="float">
            <text:p>0.4002622932</text:p>
          </table:table-cell>
        </table:table-row>
        <table:table-row table:style-name="ro1">
          <table:table-cell office:value-type="float" office:value="1.35609098" calcext:value-type="float">
            <text:p>1.35609098</text:p>
          </table:table-cell>
          <table:table-cell table:formula="of:=[.A7206]*0.3048" office:value-type="float" office:value="0.413336530704" calcext:value-type="float">
            <text:p>0.413336530704</text:p>
          </table:table-cell>
        </table:table-row>
        <table:table-row table:style-name="ro1">
          <table:table-cell office:value-type="float" office:value="1.39966383" calcext:value-type="float">
            <text:p>1.39966383</text:p>
          </table:table-cell>
          <table:table-cell table:formula="of:=[.A7207]*0.3048" office:value-type="float" office:value="0.426617535384" calcext:value-type="float">
            <text:p>0.426617535384</text:p>
          </table:table-cell>
        </table:table-row>
        <table:table-row table:style-name="ro1">
          <table:table-cell office:value-type="float" office:value="1.44389474" calcext:value-type="float">
            <text:p>1.44389474</text:p>
          </table:table-cell>
          <table:table-cell table:formula="of:=[.A7208]*0.3048" office:value-type="float" office:value="0.440099116752" calcext:value-type="float">
            <text:p>0.440099116752</text:p>
          </table:table-cell>
        </table:table-row>
        <table:table-row table:style-name="ro1">
          <table:table-cell office:value-type="float" office:value="1.488760167" calcext:value-type="float">
            <text:p>1.488760167</text:p>
          </table:table-cell>
          <table:table-cell table:formula="of:=[.A7209]*0.3048" office:value-type="float" office:value="0.4537740989016" calcext:value-type="float">
            <text:p>0.4537740989016</text:p>
          </table:table-cell>
        </table:table-row>
        <table:table-row table:style-name="ro1">
          <table:table-cell office:value-type="float" office:value="1.534234855" calcext:value-type="float">
            <text:p>1.534234855</text:p>
          </table:table-cell>
          <table:table-cell table:formula="of:=[.A7210]*0.3048" office:value-type="float" office:value="0.467634783804" calcext:value-type="float">
            <text:p>0.467634783804</text:p>
          </table:table-cell>
        </table:table-row>
        <table:table-row table:style-name="ro1">
          <table:table-cell office:value-type="float" office:value="1.580291651" calcext:value-type="float">
            <text:p>1.580291651</text:p>
          </table:table-cell>
          <table:table-cell table:formula="of:=[.A7211]*0.3048" office:value-type="float" office:value="0.4816728952248" calcext:value-type="float">
            <text:p>0.4816728952248</text:p>
          </table:table-cell>
        </table:table-row>
        <table:table-row table:style-name="ro1">
          <table:table-cell office:value-type="float" office:value="1.62690376" calcext:value-type="float">
            <text:p>1.62690376</text:p>
          </table:table-cell>
          <table:table-cell table:formula="of:=[.A7212]*0.3048" office:value-type="float" office:value="0.495880266048" calcext:value-type="float">
            <text:p>0.495880266048</text:p>
          </table:table-cell>
        </table:table-row>
        <table:table-row table:style-name="ro1">
          <table:table-cell office:value-type="float" office:value="1.67404062" calcext:value-type="float">
            <text:p>1.67404062</text:p>
          </table:table-cell>
          <table:table-cell table:formula="of:=[.A7213]*0.3048" office:value-type="float" office:value="0.510247580976" calcext:value-type="float">
            <text:p>0.510247580976</text:p>
          </table:table-cell>
        </table:table-row>
        <table:table-row table:style-name="ro1">
          <table:table-cell office:value-type="float" office:value="1.72167152" calcext:value-type="float">
            <text:p>1.72167152</text:p>
          </table:table-cell>
          <table:table-cell table:formula="of:=[.A7214]*0.3048" office:value-type="float" office:value="0.524765479296" calcext:value-type="float">
            <text:p>0.524765479296</text:p>
          </table:table-cell>
        </table:table-row>
        <table:table-row table:style-name="ro1">
          <table:table-cell office:value-type="float" office:value="1.76976168" calcext:value-type="float">
            <text:p>1.76976168</text:p>
          </table:table-cell>
          <table:table-cell table:formula="of:=[.A7215]*0.3048" office:value-type="float" office:value="0.539423360064" calcext:value-type="float">
            <text:p>0.539423360064</text:p>
          </table:table-cell>
        </table:table-row>
        <table:table-row table:style-name="ro1">
          <table:table-cell office:value-type="float" office:value="1.81827635" calcext:value-type="float">
            <text:p>1.81827635</text:p>
          </table:table-cell>
          <table:table-cell table:formula="of:=[.A7216]*0.3048" office:value-type="float" office:value="0.55421063148" calcext:value-type="float">
            <text:p>0.55421063148</text:p>
          </table:table-cell>
        </table:table-row>
        <table:table-row table:style-name="ro1">
          <table:table-cell office:value-type="float" office:value="1.86718082" calcext:value-type="float">
            <text:p>1.86718082</text:p>
          </table:table-cell>
          <table:table-cell table:formula="of:=[.A7217]*0.3048" office:value-type="float" office:value="0.569116713936" calcext:value-type="float">
            <text:p>0.569116713936</text:p>
          </table:table-cell>
        </table:table-row>
        <table:table-row table:style-name="ro1">
          <table:table-cell office:value-type="float" office:value="1.91643491" calcext:value-type="float">
            <text:p>1.91643491</text:p>
          </table:table-cell>
          <table:table-cell table:formula="of:=[.A7218]*0.3048" office:value-type="float" office:value="0.584129360568" calcext:value-type="float">
            <text:p>0.584129360568</text:p>
          </table:table-cell>
        </table:table-row>
        <table:table-row table:style-name="ro1">
          <table:table-cell office:value-type="float" office:value="1.96600097" calcext:value-type="float">
            <text:p>1.96600097</text:p>
          </table:table-cell>
          <table:table-cell table:formula="of:=[.A7219]*0.3048" office:value-type="float" office:value="0.599237095656" calcext:value-type="float">
            <text:p>0.599237095656</text:p>
          </table:table-cell>
        </table:table-row>
        <table:table-row table:style-name="ro1">
          <table:table-cell office:value-type="float" office:value="2.01583922" calcext:value-type="float">
            <text:p>2.01583922</text:p>
          </table:table-cell>
          <table:table-cell table:formula="of:=[.A7220]*0.3048" office:value-type="float" office:value="0.614427794256" calcext:value-type="float">
            <text:p>0.614427794256</text:p>
          </table:table-cell>
        </table:table-row>
        <table:table-row table:style-name="ro1">
          <table:table-cell office:value-type="float" office:value="2.06590521" calcext:value-type="float">
            <text:p>2.06590521</text:p>
          </table:table-cell>
          <table:table-cell table:formula="of:=[.A7221]*0.3048" office:value-type="float" office:value="0.629687908008" calcext:value-type="float">
            <text:p>0.629687908008</text:p>
          </table:table-cell>
        </table:table-row>
        <table:table-row table:style-name="ro1">
          <table:table-cell office:value-type="float" office:value="2.11616141" calcext:value-type="float">
            <text:p>2.11616141</text:p>
          </table:table-cell>
          <table:table-cell table:formula="of:=[.A7222]*0.3048" office:value-type="float" office:value="0.645005997768" calcext:value-type="float">
            <text:p>0.645005997768</text:p>
          </table:table-cell>
        </table:table-row>
        <table:table-row table:style-name="ro1">
          <table:table-cell office:value-type="float" office:value="2.16656029" calcext:value-type="float">
            <text:p>2.16656029</text:p>
          </table:table-cell>
          <table:table-cell table:formula="of:=[.A7223]*0.3048" office:value-type="float" office:value="0.660367576392" calcext:value-type="float">
            <text:p>0.660367576392</text:p>
          </table:table-cell>
        </table:table-row>
        <table:table-row table:style-name="ro1">
          <table:table-cell office:value-type="float" office:value="2.21706128" calcext:value-type="float">
            <text:p>2.21706128</text:p>
          </table:table-cell>
          <table:table-cell table:formula="of:=[.A7224]*0.3048" office:value-type="float" office:value="0.675760278144" calcext:value-type="float">
            <text:p>0.675760278144</text:p>
          </table:table-cell>
        </table:table-row>
        <table:table-row table:style-name="ro1">
          <table:table-cell office:value-type="float" office:value="2.2676208" calcext:value-type="float">
            <text:p>2.2676208</text:p>
          </table:table-cell>
          <table:table-cell table:formula="of:=[.A7225]*0.3048" office:value-type="float" office:value="0.69117081984" calcext:value-type="float">
            <text:p>0.69117081984</text:p>
          </table:table-cell>
        </table:table-row>
        <table:table-row table:style-name="ro1">
          <table:table-cell office:value-type="float" office:value="2.31819493" calcext:value-type="float">
            <text:p>2.31819493</text:p>
          </table:table-cell>
          <table:table-cell table:formula="of:=[.A7226]*0.3048" office:value-type="float" office:value="0.706585814664" calcext:value-type="float">
            <text:p>0.706585814664</text:p>
          </table:table-cell>
        </table:table-row>
        <table:table-row table:style-name="ro1">
          <table:table-cell office:value-type="float" office:value="2.36874288" calcext:value-type="float">
            <text:p>2.36874288</text:p>
          </table:table-cell>
          <table:table-cell table:formula="of:=[.A7227]*0.3048" office:value-type="float" office:value="0.721992829824" calcext:value-type="float">
            <text:p>0.721992829824</text:p>
          </table:table-cell>
        </table:table-row>
        <table:table-row table:style-name="ro1">
          <table:table-cell office:value-type="float" office:value="2.41922033" calcext:value-type="float">
            <text:p>2.41922033</text:p>
          </table:table-cell>
          <table:table-cell table:formula="of:=[.A7228]*0.3048" office:value-type="float" office:value="0.737378356584" calcext:value-type="float">
            <text:p>0.737378356584</text:p>
          </table:table-cell>
        </table:table-row>
        <table:table-row table:style-name="ro1">
          <table:table-cell office:value-type="float" office:value="2.46958733" calcext:value-type="float">
            <text:p>2.46958733</text:p>
          </table:table-cell>
          <table:table-cell table:formula="of:=[.A7229]*0.3048" office:value-type="float" office:value="0.752730218184" calcext:value-type="float">
            <text:p>0.752730218184</text:p>
          </table:table-cell>
        </table:table-row>
        <table:table-row table:style-name="ro1">
          <table:table-cell office:value-type="float" office:value="2.5198022" calcext:value-type="float">
            <text:p>2.5198022</text:p>
          </table:table-cell>
          <table:table-cell table:formula="of:=[.A7230]*0.3048" office:value-type="float" office:value="0.76803571056" calcext:value-type="float">
            <text:p>0.76803571056</text:p>
          </table:table-cell>
        </table:table-row>
        <table:table-row table:style-name="ro1">
          <table:table-cell office:value-type="float" office:value="2.5698254" calcext:value-type="float">
            <text:p>2.5698254</text:p>
          </table:table-cell>
          <table:table-cell table:formula="of:=[.A7231]*0.3048" office:value-type="float" office:value="0.78328278192" calcext:value-type="float">
            <text:p>0.78328278192</text:p>
          </table:table-cell>
        </table:table-row>
        <table:table-row table:style-name="ro1">
          <table:table-cell office:value-type="float" office:value="2.6196163" calcext:value-type="float">
            <text:p>2.6196163</text:p>
          </table:table-cell>
          <table:table-cell table:formula="of:=[.A7232]*0.3048" office:value-type="float" office:value="0.79845904824" calcext:value-type="float">
            <text:p>0.79845904824</text:p>
          </table:table-cell>
        </table:table-row>
        <table:table-row table:style-name="ro1">
          <table:table-cell office:value-type="float" office:value="2.6691396" calcext:value-type="float">
            <text:p>2.6691396</text:p>
          </table:table-cell>
          <table:table-cell table:formula="of:=[.A7233]*0.3048" office:value-type="float" office:value="0.81355375008" calcext:value-type="float">
            <text:p>0.81355375008</text:p>
          </table:table-cell>
        </table:table-row>
        <table:table-row table:style-name="ro1">
          <table:table-cell office:value-type="float" office:value="2.718359" calcext:value-type="float">
            <text:p>2.718359</text:p>
          </table:table-cell>
          <table:table-cell table:formula="of:=[.A7234]*0.3048" office:value-type="float" office:value="0.8285558232" calcext:value-type="float">
            <text:p>0.8285558232</text:p>
          </table:table-cell>
        </table:table-row>
        <table:table-row table:style-name="ro1">
          <table:table-cell office:value-type="float" office:value="2.7672367" calcext:value-type="float">
            <text:p>2.7672367</text:p>
          </table:table-cell>
          <table:table-cell table:formula="of:=[.A7235]*0.3048" office:value-type="float" office:value="0.84345374616" calcext:value-type="float">
            <text:p>0.84345374616</text:p>
          </table:table-cell>
        </table:table-row>
        <table:table-row table:style-name="ro1">
          <table:table-cell office:value-type="float" office:value="2.8157414" calcext:value-type="float">
            <text:p>2.8157414</text:p>
          </table:table-cell>
          <table:table-cell table:formula="of:=[.A7236]*0.3048" office:value-type="float" office:value="0.85823797872" calcext:value-type="float">
            <text:p>0.85823797872</text:p>
          </table:table-cell>
        </table:table-row>
        <table:table-row table:style-name="ro1">
          <table:table-cell office:value-type="float" office:value="2.8638355" calcext:value-type="float">
            <text:p>2.8638355</text:p>
          </table:table-cell>
          <table:table-cell table:formula="of:=[.A7237]*0.3048" office:value-type="float" office:value="0.8728970604" calcext:value-type="float">
            <text:p>0.8728970604</text:p>
          </table:table-cell>
        </table:table-row>
        <table:table-row table:style-name="ro1">
          <table:table-cell office:value-type="float" office:value="2.9114833" calcext:value-type="float">
            <text:p>2.9114833</text:p>
          </table:table-cell>
          <table:table-cell table:formula="of:=[.A7238]*0.3048" office:value-type="float" office:value="0.88742010984" calcext:value-type="float">
            <text:p>0.88742010984</text:p>
          </table:table-cell>
        </table:table-row>
        <table:table-row table:style-name="ro1">
          <table:table-cell office:value-type="float" office:value="2.9586495" calcext:value-type="float">
            <text:p>2.9586495</text:p>
          </table:table-cell>
          <table:table-cell table:formula="of:=[.A7239]*0.3048" office:value-type="float" office:value="0.9017963676" calcext:value-type="float">
            <text:p>0.9017963676</text:p>
          </table:table-cell>
        </table:table-row>
        <table:table-row table:style-name="ro1">
          <table:table-cell office:value-type="float" office:value="3.0053136" calcext:value-type="float">
            <text:p>3.0053136</text:p>
          </table:table-cell>
          <table:table-cell table:formula="of:=[.A7240]*0.3048" office:value-type="float" office:value="0.91601958528" calcext:value-type="float">
            <text:p>0.91601958528</text:p>
          </table:table-cell>
        </table:table-row>
        <table:table-row table:style-name="ro1">
          <table:table-cell office:value-type="float" office:value="3.0514344" calcext:value-type="float">
            <text:p>3.0514344</text:p>
          </table:table-cell>
          <table:table-cell table:formula="of:=[.A7241]*0.3048" office:value-type="float" office:value="0.93007720512" calcext:value-type="float">
            <text:p>0.93007720512</text:p>
          </table:table-cell>
        </table:table-row>
        <table:table-row table:style-name="ro1">
          <table:table-cell office:value-type="float" office:value="3.0969852" calcext:value-type="float">
            <text:p>3.0969852</text:p>
          </table:table-cell>
          <table:table-cell table:formula="of:=[.A7242]*0.3048" office:value-type="float" office:value="0.94396108896" calcext:value-type="float">
            <text:p>0.94396108896</text:p>
          </table:table-cell>
        </table:table-row>
        <table:table-row table:style-name="ro1">
          <table:table-cell office:value-type="float" office:value="3.141939" calcext:value-type="float">
            <text:p>3.141939</text:p>
          </table:table-cell>
          <table:table-cell table:formula="of:=[.A7243]*0.3048" office:value-type="float" office:value="0.9576630072" calcext:value-type="float">
            <text:p>0.9576630072</text:p>
          </table:table-cell>
        </table:table-row>
        <table:table-row table:style-name="ro1">
          <table:table-cell office:value-type="float" office:value="3.1862637" calcext:value-type="float">
            <text:p>3.1862637</text:p>
          </table:table-cell>
          <table:table-cell table:formula="of:=[.A7244]*0.3048" office:value-type="float" office:value="0.97117317576" calcext:value-type="float">
            <text:p>0.97117317576</text:p>
          </table:table-cell>
        </table:table-row>
        <table:table-row table:style-name="ro1">
          <table:table-cell office:value-type="float" office:value="3.2299296" calcext:value-type="float">
            <text:p>3.2299296</text:p>
          </table:table-cell>
          <table:table-cell table:formula="of:=[.A7245]*0.3048" office:value-type="float" office:value="0.98448254208" calcext:value-type="float">
            <text:p>0.98448254208</text:p>
          </table:table-cell>
        </table:table-row>
        <table:table-row table:style-name="ro1">
          <table:table-cell office:value-type="float" office:value="3.2729079" calcext:value-type="float">
            <text:p>3.2729079</text:p>
          </table:table-cell>
          <table:table-cell table:formula="of:=[.A7246]*0.3048" office:value-type="float" office:value="0.99758232792" calcext:value-type="float">
            <text:p>0.99758232792</text:p>
          </table:table-cell>
        </table:table-row>
        <table:table-row table:style-name="ro1">
          <table:table-cell office:value-type="float" office:value="3.31517" calcext:value-type="float">
            <text:p>3.31517</text:p>
          </table:table-cell>
          <table:table-cell table:formula="of:=[.A7247]*0.3048" office:value-type="float" office:value="1.010463816" calcext:value-type="float">
            <text:p>1.010463816</text:p>
          </table:table-cell>
        </table:table-row>
        <table:table-row table:style-name="ro1">
          <table:table-cell office:value-type="float" office:value="3.3566803" calcext:value-type="float">
            <text:p>3.3566803</text:p>
          </table:table-cell>
          <table:table-cell table:formula="of:=[.A7248]*0.3048" office:value-type="float" office:value="1.02311615544" calcext:value-type="float">
            <text:p>1.02311615544</text:p>
          </table:table-cell>
        </table:table-row>
        <table:table-row table:style-name="ro1">
          <table:table-cell office:value-type="float" office:value="3.397411" calcext:value-type="float">
            <text:p>3.397411</text:p>
          </table:table-cell>
          <table:table-cell table:formula="of:=[.A7249]*0.3048" office:value-type="float" office:value="1.0355308728" calcext:value-type="float">
            <text:p>1.0355308728</text:p>
          </table:table-cell>
        </table:table-row>
        <table:table-row table:style-name="ro1">
          <table:table-cell office:value-type="float" office:value="3.4373323" calcext:value-type="float">
            <text:p>3.4373323</text:p>
          </table:table-cell>
          <table:table-cell table:formula="of:=[.A7250]*0.3048" office:value-type="float" office:value="1.04769888504" calcext:value-type="float">
            <text:p>1.04769888504</text:p>
          </table:table-cell>
        </table:table-row>
        <table:table-row table:style-name="ro1">
          <table:table-cell office:value-type="float" office:value="3.4764112" calcext:value-type="float">
            <text:p>3.4764112</text:p>
          </table:table-cell>
          <table:table-cell table:formula="of:=[.A7251]*0.3048" office:value-type="float" office:value="1.05961013376" calcext:value-type="float">
            <text:p>1.05961013376</text:p>
          </table:table-cell>
        </table:table-row>
        <table:table-row table:style-name="ro1">
          <table:table-cell office:value-type="float" office:value="3.5146229" calcext:value-type="float">
            <text:p>3.5146229</text:p>
          </table:table-cell>
          <table:table-cell table:formula="of:=[.A7252]*0.3048" office:value-type="float" office:value="1.07125705992" calcext:value-type="float">
            <text:p>1.07125705992</text:p>
          </table:table-cell>
        </table:table-row>
        <table:table-row table:style-name="ro1">
          <table:table-cell office:value-type="float" office:value="3.5519407" calcext:value-type="float">
            <text:p>3.5519407</text:p>
          </table:table-cell>
          <table:table-cell table:formula="of:=[.A7253]*0.3048" office:value-type="float" office:value="1.08263152536" calcext:value-type="float">
            <text:p>1.08263152536</text:p>
          </table:table-cell>
        </table:table-row>
        <table:table-row table:style-name="ro1">
          <table:table-cell office:value-type="float" office:value="3.5883307" calcext:value-type="float">
            <text:p>3.5883307</text:p>
          </table:table-cell>
          <table:table-cell table:formula="of:=[.A7254]*0.3048" office:value-type="float" office:value="1.09372319736" calcext:value-type="float">
            <text:p>1.09372319736</text:p>
          </table:table-cell>
        </table:table-row>
        <table:table-row table:style-name="ro1">
          <table:table-cell office:value-type="float" office:value="3.6237681" calcext:value-type="float">
            <text:p>3.6237681</text:p>
          </table:table-cell>
          <table:table-cell table:formula="of:=[.A7255]*0.3048" office:value-type="float" office:value="1.10452451688" calcext:value-type="float">
            <text:p>1.10452451688</text:p>
          </table:table-cell>
        </table:table-row>
        <table:table-row table:style-name="ro1">
          <table:table-cell office:value-type="float" office:value="3.6582277" calcext:value-type="float">
            <text:p>3.6582277</text:p>
          </table:table-cell>
          <table:table-cell table:formula="of:=[.A7256]*0.3048" office:value-type="float" office:value="1.11502780296" calcext:value-type="float">
            <text:p>1.11502780296</text:p>
          </table:table-cell>
        </table:table-row>
        <table:table-row table:style-name="ro1">
          <table:table-cell office:value-type="float" office:value="3.6916816" calcext:value-type="float">
            <text:p>3.6916816</text:p>
          </table:table-cell>
          <table:table-cell table:formula="of:=[.A7257]*0.3048" office:value-type="float" office:value="1.12522455168" calcext:value-type="float">
            <text:p>1.12522455168</text:p>
          </table:table-cell>
        </table:table-row>
        <table:table-row table:style-name="ro1">
          <table:table-cell office:value-type="float" office:value="3.724102" calcext:value-type="float">
            <text:p>3.724102</text:p>
          </table:table-cell>
          <table:table-cell table:formula="of:=[.A7258]*0.3048" office:value-type="float" office:value="1.1351062896" calcext:value-type="float">
            <text:p>1.1351062896</text:p>
          </table:table-cell>
        </table:table-row>
        <table:table-row table:style-name="ro1">
          <table:table-cell office:value-type="float" office:value="3.7554717" calcext:value-type="float">
            <text:p>3.7554717</text:p>
          </table:table-cell>
          <table:table-cell table:formula="of:=[.A7259]*0.3048" office:value-type="float" office:value="1.14466777416" calcext:value-type="float">
            <text:p>1.14466777416</text:p>
          </table:table-cell>
        </table:table-row>
        <table:table-row table:style-name="ro1">
          <table:table-cell office:value-type="float" office:value="3.7857668" calcext:value-type="float">
            <text:p>3.7857668</text:p>
          </table:table-cell>
          <table:table-cell table:formula="of:=[.A7260]*0.3048" office:value-type="float" office:value="1.15390172064" calcext:value-type="float">
            <text:p>1.15390172064</text:p>
          </table:table-cell>
        </table:table-row>
        <table:table-row table:style-name="ro1">
          <table:table-cell office:value-type="float" office:value="3.8149664" calcext:value-type="float">
            <text:p>3.8149664</text:p>
          </table:table-cell>
          <table:table-cell table:formula="of:=[.A7261]*0.3048" office:value-type="float" office:value="1.16280175872" calcext:value-type="float">
            <text:p>1.16280175872</text:p>
          </table:table-cell>
        </table:table-row>
        <table:table-row table:style-name="ro1">
          <table:table-cell office:value-type="float" office:value="3.843051" calcext:value-type="float">
            <text:p>3.843051</text:p>
          </table:table-cell>
          <table:table-cell table:formula="of:=[.A7262]*0.3048" office:value-type="float" office:value="1.1713619448" calcext:value-type="float">
            <text:p>1.1713619448</text:p>
          </table:table-cell>
        </table:table-row>
        <table:table-row table:style-name="ro1">
          <table:table-cell office:value-type="float" office:value="3.8700054" calcext:value-type="float">
            <text:p>3.8700054</text:p>
          </table:table-cell>
          <table:table-cell table:formula="of:=[.A7263]*0.3048" office:value-type="float" office:value="1.17957764592" calcext:value-type="float">
            <text:p>1.17957764592</text:p>
          </table:table-cell>
        </table:table-row>
        <table:table-row table:style-name="ro1">
          <table:table-cell office:value-type="float" office:value="3.8958108" calcext:value-type="float">
            <text:p>3.8958108</text:p>
          </table:table-cell>
          <table:table-cell table:formula="of:=[.A7264]*0.3048" office:value-type="float" office:value="1.18744313184" calcext:value-type="float">
            <text:p>1.18744313184</text:p>
          </table:table-cell>
        </table:table-row>
        <table:table-row table:style-name="ro1">
          <table:table-cell office:value-type="float" office:value="3.920454" calcext:value-type="float">
            <text:p>3.920454</text:p>
          </table:table-cell>
          <table:table-cell table:formula="of:=[.A7265]*0.3048" office:value-type="float" office:value="1.1949543792" calcext:value-type="float">
            <text:p>1.1949543792</text:p>
          </table:table-cell>
        </table:table-row>
        <table:table-row table:style-name="ro1">
          <table:table-cell office:value-type="float" office:value="3.9439182" calcext:value-type="float">
            <text:p>3.9439182</text:p>
          </table:table-cell>
          <table:table-cell table:formula="of:=[.A7266]*0.3048" office:value-type="float" office:value="1.20210626736" calcext:value-type="float">
            <text:p>1.20210626736</text:p>
          </table:table-cell>
        </table:table-row>
        <table:table-row table:style-name="ro1">
          <table:table-cell office:value-type="float" office:value="3.9661922" calcext:value-type="float">
            <text:p>3.9661922</text:p>
          </table:table-cell>
          <table:table-cell table:formula="of:=[.A7267]*0.3048" office:value-type="float" office:value="1.20889538256" calcext:value-type="float">
            <text:p>1.20889538256</text:p>
          </table:table-cell>
        </table:table-row>
        <table:table-row table:style-name="ro1">
          <table:table-cell office:value-type="float" office:value="3.9872594" calcext:value-type="float">
            <text:p>3.9872594</text:p>
          </table:table-cell>
          <table:table-cell table:formula="of:=[.A7268]*0.3048" office:value-type="float" office:value="1.21531666512" calcext:value-type="float">
            <text:p>1.21531666512</text:p>
          </table:table-cell>
        </table:table-row>
        <table:table-row table:style-name="ro1">
          <table:table-cell office:value-type="float" office:value="4.0071113" calcext:value-type="float">
            <text:p>4.0071113</text:p>
          </table:table-cell>
          <table:table-cell table:formula="of:=[.A7269]*0.3048" office:value-type="float" office:value="1.22136752424" calcext:value-type="float">
            <text:p>1.22136752424</text:p>
          </table:table-cell>
        </table:table-row>
        <table:table-row table:style-name="ro1">
          <table:table-cell office:value-type="float" office:value="4.0257363" calcext:value-type="float">
            <text:p>4.0257363</text:p>
          </table:table-cell>
          <table:table-cell table:formula="of:=[.A7270]*0.3048" office:value-type="float" office:value="1.22704442424" calcext:value-type="float">
            <text:p>1.22704442424</text:p>
          </table:table-cell>
        </table:table-row>
        <table:table-row table:style-name="ro1">
          <table:table-cell office:value-type="float" office:value="4.0431199" calcext:value-type="float">
            <text:p>4.0431199</text:p>
          </table:table-cell>
          <table:table-cell table:formula="of:=[.A7271]*0.3048" office:value-type="float" office:value="1.23234294552" calcext:value-type="float">
            <text:p>1.23234294552</text:p>
          </table:table-cell>
        </table:table-row>
        <table:table-row table:style-name="ro1">
          <table:table-cell office:value-type="float" office:value="4.0592556" calcext:value-type="float">
            <text:p>4.0592556</text:p>
          </table:table-cell>
          <table:table-cell table:formula="of:=[.A7272]*0.3048" office:value-type="float" office:value="1.23726110688" calcext:value-type="float">
            <text:p>1.23726110688</text:p>
          </table:table-cell>
        </table:table-row>
        <table:table-row table:style-name="ro1">
          <table:table-cell office:value-type="float" office:value="4.0741308" calcext:value-type="float">
            <text:p>4.0741308</text:p>
          </table:table-cell>
          <table:table-cell table:formula="of:=[.A7273]*0.3048" office:value-type="float" office:value="1.24179506784" calcext:value-type="float">
            <text:p>1.24179506784</text:p>
          </table:table-cell>
        </table:table-row>
        <table:table-row table:style-name="ro1">
          <table:table-cell office:value-type="float" office:value="4.0877321" calcext:value-type="float">
            <text:p>4.0877321</text:p>
          </table:table-cell>
          <table:table-cell table:formula="of:=[.A7274]*0.3048" office:value-type="float" office:value="1.24594074408" calcext:value-type="float">
            <text:p>1.24594074408</text:p>
          </table:table-cell>
        </table:table-row>
        <table:table-row table:style-name="ro1">
          <table:table-cell office:value-type="float" office:value="4.1000497" calcext:value-type="float">
            <text:p>4.1000497</text:p>
          </table:table-cell>
          <table:table-cell table:formula="of:=[.A7275]*0.3048" office:value-type="float" office:value="1.24969514856" calcext:value-type="float">
            <text:p>1.24969514856</text:p>
          </table:table-cell>
        </table:table-row>
        <table:table-row table:style-name="ro1">
          <table:table-cell office:value-type="float" office:value="4.1110706" calcext:value-type="float">
            <text:p>4.1110706</text:p>
          </table:table-cell>
          <table:table-cell table:formula="of:=[.A7276]*0.3048" office:value-type="float" office:value="1.25305431888" calcext:value-type="float">
            <text:p>1.25305431888</text:p>
          </table:table-cell>
        </table:table-row>
        <table:table-row table:style-name="ro1">
          <table:table-cell office:value-type="float" office:value="4.1207843" calcext:value-type="float">
            <text:p>4.1207843</text:p>
          </table:table-cell>
          <table:table-cell table:formula="of:=[.A7277]*0.3048" office:value-type="float" office:value="1.25601505464" calcext:value-type="float">
            <text:p>1.25601505464</text:p>
          </table:table-cell>
        </table:table-row>
        <table:table-row table:style-name="ro1">
          <table:table-cell office:value-type="float" office:value="4.1291771" calcext:value-type="float">
            <text:p>4.1291771</text:p>
          </table:table-cell>
          <table:table-cell table:formula="of:=[.A7278]*0.3048" office:value-type="float" office:value="1.25857318008" calcext:value-type="float">
            <text:p>1.25857318008</text:p>
          </table:table-cell>
        </table:table-row>
        <table:table-row table:style-name="ro1">
          <table:table-cell office:value-type="float" office:value="4.136234" calcext:value-type="float">
            <text:p>4.136234</text:p>
          </table:table-cell>
          <table:table-cell table:formula="of:=[.A7279]*0.3048" office:value-type="float" office:value="1.2607241232" calcext:value-type="float">
            <text:p>1.2607241232</text:p>
          </table:table-cell>
        </table:table-row>
        <table:table-row table:style-name="ro1">
          <table:table-cell office:value-type="float" office:value="4.1419442" calcext:value-type="float">
            <text:p>4.1419442</text:p>
          </table:table-cell>
          <table:table-cell table:formula="of:=[.A7280]*0.3048" office:value-type="float" office:value="1.26246459216" calcext:value-type="float">
            <text:p>1.26246459216</text:p>
          </table:table-cell>
        </table:table-row>
        <table:table-row table:style-name="ro1">
          <table:table-cell office:value-type="float" office:value="4.1462941" calcext:value-type="float">
            <text:p>4.1462941</text:p>
          </table:table-cell>
          <table:table-cell table:formula="of:=[.A7281]*0.3048" office:value-type="float" office:value="1.26379044168" calcext:value-type="float">
            <text:p>1.26379044168</text:p>
          </table:table-cell>
        </table:table-row>
        <table:table-row table:style-name="ro1">
          <table:table-cell office:value-type="float" office:value="4.1492701" calcext:value-type="float">
            <text:p>4.1492701</text:p>
          </table:table-cell>
          <table:table-cell table:formula="of:=[.A7282]*0.3048" office:value-type="float" office:value="1.26469752648" calcext:value-type="float">
            <text:p>1.26469752648</text:p>
          </table:table-cell>
        </table:table-row>
        <table:table-row table:style-name="ro1">
          <table:table-cell office:value-type="float" office:value="4.1508567" calcext:value-type="float">
            <text:p>4.1508567</text:p>
          </table:table-cell>
          <table:table-cell table:formula="of:=[.A7283]*0.3048" office:value-type="float" office:value="1.26518112216" calcext:value-type="float">
            <text:p>1.26518112216</text:p>
          </table:table-cell>
        </table:table-row>
        <table:table-row table:style-name="ro1">
          <table:table-cell office:value-type="float" office:value="4.1510422" calcext:value-type="float">
            <text:p>4.1510422</text:p>
          </table:table-cell>
          <table:table-cell table:formula="of:=[.A7284]*0.3048" office:value-type="float" office:value="1.26523766256" calcext:value-type="float">
            <text:p>1.26523766256</text:p>
          </table:table-cell>
        </table:table-row>
        <table:table-row table:style-name="ro1">
          <table:table-cell office:value-type="float" office:value="4.1498132" calcext:value-type="float">
            <text:p>4.1498132</text:p>
          </table:table-cell>
          <table:table-cell table:formula="of:=[.A7285]*0.3048" office:value-type="float" office:value="1.26486306336" calcext:value-type="float">
            <text:p>1.26486306336</text:p>
          </table:table-cell>
        </table:table-row>
        <table:table-row table:style-name="ro1">
          <table:table-cell office:value-type="float" office:value="4.1471529" calcext:value-type="float">
            <text:p>4.1471529</text:p>
          </table:table-cell>
          <table:table-cell table:formula="of:=[.A7286]*0.3048" office:value-type="float" office:value="1.26405220392" calcext:value-type="float">
            <text:p>1.26405220392</text:p>
          </table:table-cell>
        </table:table-row>
        <table:table-row table:style-name="ro1">
          <table:table-cell office:value-type="float" office:value="4.1430478" calcext:value-type="float">
            <text:p>4.1430478</text:p>
          </table:table-cell>
          <table:table-cell table:formula="of:=[.A7287]*0.3048" office:value-type="float" office:value="1.26280096944" calcext:value-type="float">
            <text:p>1.26280096944</text:p>
          </table:table-cell>
        </table:table-row>
        <table:table-row table:style-name="ro1">
          <table:table-cell office:value-type="float" office:value="4.1374853" calcext:value-type="float">
            <text:p>4.1374853</text:p>
          </table:table-cell>
          <table:table-cell table:formula="of:=[.A7288]*0.3048" office:value-type="float" office:value="1.26110551944" calcext:value-type="float">
            <text:p>1.26110551944</text:p>
          </table:table-cell>
        </table:table-row>
        <table:table-row table:style-name="ro1">
          <table:table-cell office:value-type="float" office:value="4.1304505" calcext:value-type="float">
            <text:p>4.1304505</text:p>
          </table:table-cell>
          <table:table-cell table:formula="of:=[.A7289]*0.3048" office:value-type="float" office:value="1.2589613124" calcext:value-type="float">
            <text:p>1.2589613124</text:p>
          </table:table-cell>
        </table:table-row>
        <table:table-row table:style-name="ro1">
          <table:table-cell office:value-type="float" office:value="4.1219285" calcext:value-type="float">
            <text:p>4.1219285</text:p>
          </table:table-cell>
          <table:table-cell table:formula="of:=[.A7290]*0.3048" office:value-type="float" office:value="1.2563638068" calcext:value-type="float">
            <text:p>1.2563638068</text:p>
          </table:table-cell>
        </table:table-row>
        <table:table-row table:style-name="ro1">
          <table:table-cell office:value-type="float" office:value="4.1119092" calcext:value-type="float">
            <text:p>4.1119092</text:p>
          </table:table-cell>
          <table:table-cell table:formula="of:=[.A7291]*0.3048" office:value-type="float" office:value="1.25330992416" calcext:value-type="float">
            <text:p>1.25330992416</text:p>
          </table:table-cell>
        </table:table-row>
        <table:table-row table:style-name="ro1">
          <table:table-cell office:value-type="float" office:value="4.1003761" calcext:value-type="float">
            <text:p>4.1003761</text:p>
          </table:table-cell>
          <table:table-cell table:formula="of:=[.A7292]*0.3048" office:value-type="float" office:value="1.24979463528" calcext:value-type="float">
            <text:p>1.24979463528</text:p>
          </table:table-cell>
        </table:table-row>
        <table:table-row table:style-name="ro1">
          <table:table-cell office:value-type="float" office:value="4.0873184" calcext:value-type="float">
            <text:p>4.0873184</text:p>
          </table:table-cell>
          <table:table-cell table:formula="of:=[.A7293]*0.3048" office:value-type="float" office:value="1.24581464832" calcext:value-type="float">
            <text:p>1.24581464832</text:p>
          </table:table-cell>
        </table:table-row>
        <table:table-row table:style-name="ro1">
          <table:table-cell office:value-type="float" office:value="4.0727191" calcext:value-type="float">
            <text:p>4.0727191</text:p>
          </table:table-cell>
          <table:table-cell table:formula="of:=[.A7294]*0.3048" office:value-type="float" office:value="1.24136478168" calcext:value-type="float">
            <text:p>1.24136478168</text:p>
          </table:table-cell>
        </table:table-row>
        <table:table-row table:style-name="ro1">
          <table:table-cell office:value-type="float" office:value="4.0565732" calcext:value-type="float">
            <text:p>4.0565732</text:p>
          </table:table-cell>
          <table:table-cell table:formula="of:=[.A7295]*0.3048" office:value-type="float" office:value="1.23644351136" calcext:value-type="float">
            <text:p>1.23644351136</text:p>
          </table:table-cell>
        </table:table-row>
        <table:table-row table:style-name="ro1">
          <table:table-cell office:value-type="float" office:value="4.0388653" calcext:value-type="float">
            <text:p>4.0388653</text:p>
          </table:table-cell>
          <table:table-cell table:formula="of:=[.A7296]*0.3048" office:value-type="float" office:value="1.23104614344" calcext:value-type="float">
            <text:p>1.23104614344</text:p>
          </table:table-cell>
        </table:table-row>
        <table:table-row table:style-name="ro1">
          <table:table-cell office:value-type="float" office:value="4.019587" calcext:value-type="float">
            <text:p>4.019587</text:p>
          </table:table-cell>
          <table:table-cell table:formula="of:=[.A7297]*0.3048" office:value-type="float" office:value="1.2251701176" calcext:value-type="float">
            <text:p>1.2251701176</text:p>
          </table:table-cell>
        </table:table-row>
        <table:table-row table:style-name="ro1">
          <table:table-cell office:value-type="float" office:value="3.9987311" calcext:value-type="float">
            <text:p>3.9987311</text:p>
          </table:table-cell>
          <table:table-cell table:formula="of:=[.A7298]*0.3048" office:value-type="float" office:value="1.21881323928" calcext:value-type="float">
            <text:p>1.21881323928</text:p>
          </table:table-cell>
        </table:table-row>
        <table:table-row table:style-name="ro1">
          <table:table-cell office:value-type="float" office:value="3.9762876" calcext:value-type="float">
            <text:p>3.9762876</text:p>
          </table:table-cell>
          <table:table-cell table:formula="of:=[.A7299]*0.3048" office:value-type="float" office:value="1.21197246048" calcext:value-type="float">
            <text:p>1.21197246048</text:p>
          </table:table-cell>
        </table:table-row>
        <table:table-row table:style-name="ro1">
          <table:table-cell office:value-type="float" office:value="3.9522524" calcext:value-type="float">
            <text:p>3.9522524</text:p>
          </table:table-cell>
          <table:table-cell table:formula="of:=[.A7300]*0.3048" office:value-type="float" office:value="1.20464653152" calcext:value-type="float">
            <text:p>1.20464653152</text:p>
          </table:table-cell>
        </table:table-row>
        <table:table-row table:style-name="ro1">
          <table:table-cell office:value-type="float" office:value="3.9266205" calcext:value-type="float">
            <text:p>3.9266205</text:p>
          </table:table-cell>
          <table:table-cell table:formula="of:=[.A7301]*0.3048" office:value-type="float" office:value="1.1968339284" calcext:value-type="float">
            <text:p>1.1968339284</text:p>
          </table:table-cell>
        </table:table-row>
        <table:table-row table:style-name="ro1">
          <table:table-cell office:value-type="float" office:value="3.899384" calcext:value-type="float">
            <text:p>3.899384</text:p>
          </table:table-cell>
          <table:table-cell table:formula="of:=[.A7302]*0.3048" office:value-type="float" office:value="1.1885322432" calcext:value-type="float">
            <text:p>1.1885322432</text:p>
          </table:table-cell>
        </table:table-row>
        <table:table-row table:style-name="ro1">
          <table:table-cell office:value-type="float" office:value="3.870543" calcext:value-type="float">
            <text:p>3.870543</text:p>
          </table:table-cell>
          <table:table-cell table:formula="of:=[.A7303]*0.3048" office:value-type="float" office:value="1.1797415064" calcext:value-type="float">
            <text:p>1.1797415064</text:p>
          </table:table-cell>
        </table:table-row>
        <table:table-row table:style-name="ro1">
          <table:table-cell office:value-type="float" office:value="3.8400939" calcext:value-type="float">
            <text:p>3.8400939</text:p>
          </table:table-cell>
          <table:table-cell table:formula="of:=[.A7304]*0.3048" office:value-type="float" office:value="1.17046062072" calcext:value-type="float">
            <text:p>1.17046062072</text:p>
          </table:table-cell>
        </table:table-row>
        <table:table-row table:style-name="ro1">
          <table:table-cell office:value-type="float" office:value="3.8080347" calcext:value-type="float">
            <text:p>3.8080347</text:p>
          </table:table-cell>
          <table:table-cell table:formula="of:=[.A7305]*0.3048" office:value-type="float" office:value="1.16068897656" calcext:value-type="float">
            <text:p>1.16068897656</text:p>
          </table:table-cell>
        </table:table-row>
        <table:table-row table:style-name="ro1">
          <table:table-cell office:value-type="float" office:value="3.7743647" calcext:value-type="float">
            <text:p>3.7743647</text:p>
          </table:table-cell>
          <table:table-cell table:formula="of:=[.A7306]*0.3048" office:value-type="float" office:value="1.15042636056" calcext:value-type="float">
            <text:p>1.15042636056</text:p>
          </table:table-cell>
        </table:table-row>
        <table:table-row table:style-name="ro1">
          <table:table-cell office:value-type="float" office:value="3.7390878" calcext:value-type="float">
            <text:p>3.7390878</text:p>
          </table:table-cell>
          <table:table-cell table:formula="of:=[.A7307]*0.3048" office:value-type="float" office:value="1.13967396144" calcext:value-type="float">
            <text:p>1.13967396144</text:p>
          </table:table-cell>
        </table:table-row>
        <table:table-row table:style-name="ro1">
          <table:table-cell office:value-type="float" office:value="3.7022018" calcext:value-type="float">
            <text:p>3.7022018</text:p>
          </table:table-cell>
          <table:table-cell table:formula="of:=[.A7308]*0.3048" office:value-type="float" office:value="1.12843110864" calcext:value-type="float">
            <text:p>1.12843110864</text:p>
          </table:table-cell>
        </table:table-row>
        <table:table-row table:style-name="ro1">
          <table:table-cell office:value-type="float" office:value="3.6637082" calcext:value-type="float">
            <text:p>3.6637082</text:p>
          </table:table-cell>
          <table:table-cell table:formula="of:=[.A7309]*0.3048" office:value-type="float" office:value="1.11669825936" calcext:value-type="float">
            <text:p>1.11669825936</text:p>
          </table:table-cell>
        </table:table-row>
        <table:table-row table:style-name="ro1">
          <table:table-cell office:value-type="float" office:value="3.6236141" calcext:value-type="float">
            <text:p>3.6236141</text:p>
          </table:table-cell>
          <table:table-cell table:formula="of:=[.A7310]*0.3048" office:value-type="float" office:value="1.10447757768" calcext:value-type="float">
            <text:p>1.10447757768</text:p>
          </table:table-cell>
        </table:table-row>
        <table:table-row table:style-name="ro1">
          <table:table-cell office:value-type="float" office:value="3.5819187" calcext:value-type="float">
            <text:p>3.5819187</text:p>
          </table:table-cell>
          <table:table-cell table:formula="of:=[.A7311]*0.3048" office:value-type="float" office:value="1.09176881976" calcext:value-type="float">
            <text:p>1.09176881976</text:p>
          </table:table-cell>
        </table:table-row>
        <table:table-row table:style-name="ro1">
          <table:table-cell office:value-type="float" office:value="3.5386307" calcext:value-type="float">
            <text:p>3.5386307</text:p>
          </table:table-cell>
          <table:table-cell table:formula="of:=[.A7312]*0.3048" office:value-type="float" office:value="1.07857463736" calcext:value-type="float">
            <text:p>1.07857463736</text:p>
          </table:table-cell>
        </table:table-row>
        <table:table-row table:style-name="ro1">
          <table:table-cell office:value-type="float" office:value="3.4937577" calcext:value-type="float">
            <text:p>3.4937577</text:p>
          </table:table-cell>
          <table:table-cell table:formula="of:=[.A7313]*0.3048" office:value-type="float" office:value="1.06489734696" calcext:value-type="float">
            <text:p>1.06489734696</text:p>
          </table:table-cell>
        </table:table-row>
        <table:table-row table:style-name="ro1">
          <table:table-cell office:value-type="float" office:value="3.4473015" calcext:value-type="float">
            <text:p>3.4473015</text:p>
          </table:table-cell>
          <table:table-cell table:formula="of:=[.A7314]*0.3048" office:value-type="float" office:value="1.0507374972" calcext:value-type="float">
            <text:p>1.0507374972</text:p>
          </table:table-cell>
        </table:table-row>
        <table:table-row table:style-name="ro1">
          <table:table-cell office:value-type="float" office:value="3.3992753" calcext:value-type="float">
            <text:p>3.3992753</text:p>
          </table:table-cell>
          <table:table-cell table:formula="of:=[.A7315]*0.3048" office:value-type="float" office:value="1.03609911144" calcext:value-type="float">
            <text:p>1.03609911144</text:p>
          </table:table-cell>
        </table:table-row>
        <table:table-row table:style-name="ro1">
          <table:table-cell office:value-type="float" office:value="3.3496871" calcext:value-type="float">
            <text:p>3.3496871</text:p>
          </table:table-cell>
          <table:table-cell table:formula="of:=[.A7316]*0.3048" office:value-type="float" office:value="1.02098462808" calcext:value-type="float">
            <text:p>1.02098462808</text:p>
          </table:table-cell>
        </table:table-row>
        <table:table-row table:style-name="ro1">
          <table:table-cell office:value-type="float" office:value="3.2985407" calcext:value-type="float">
            <text:p>3.2985407</text:p>
          </table:table-cell>
          <table:table-cell table:formula="of:=[.A7317]*0.3048" office:value-type="float" office:value="1.00539520536" calcext:value-type="float">
            <text:p>1.00539520536</text:p>
          </table:table-cell>
        </table:table-row>
        <table:table-row table:style-name="ro1">
          <table:table-cell office:value-type="float" office:value="3.2458514" calcext:value-type="float">
            <text:p>3.2458514</text:p>
          </table:table-cell>
          <table:table-cell table:formula="of:=[.A7318]*0.3048" office:value-type="float" office:value="0.98933550672" calcext:value-type="float">
            <text:p>0.98933550672</text:p>
          </table:table-cell>
        </table:table-row>
        <table:table-row table:style-name="ro1">
          <table:table-cell office:value-type="float" office:value="3.1916331" calcext:value-type="float">
            <text:p>3.1916331</text:p>
          </table:table-cell>
          <table:table-cell table:formula="of:=[.A7319]*0.3048" office:value-type="float" office:value="0.97280976888" calcext:value-type="float">
            <text:p>0.97280976888</text:p>
          </table:table-cell>
        </table:table-row>
        <table:table-row table:style-name="ro1">
          <table:table-cell office:value-type="float" office:value="3.1358964" calcext:value-type="float">
            <text:p>3.1358964</text:p>
          </table:table-cell>
          <table:table-cell table:formula="of:=[.A7320]*0.3048" office:value-type="float" office:value="0.95582122272" calcext:value-type="float">
            <text:p>0.95582122272</text:p>
          </table:table-cell>
        </table:table-row>
        <table:table-row table:style-name="ro1">
          <table:table-cell office:value-type="float" office:value="3.0786566" calcext:value-type="float">
            <text:p>3.0786566</text:p>
          </table:table-cell>
          <table:table-cell table:formula="of:=[.A7321]*0.3048" office:value-type="float" office:value="0.93837453168" calcext:value-type="float">
            <text:p>0.93837453168</text:p>
          </table:table-cell>
        </table:table-row>
        <table:table-row table:style-name="ro1">
          <table:table-cell office:value-type="float" office:value="3.0199311" calcext:value-type="float">
            <text:p>3.0199311</text:p>
          </table:table-cell>
          <table:table-cell table:formula="of:=[.A7322]*0.3048" office:value-type="float" office:value="0.92047499928" calcext:value-type="float">
            <text:p>0.92047499928</text:p>
          </table:table-cell>
        </table:table-row>
        <table:table-row table:style-name="ro1">
          <table:table-cell office:value-type="float" office:value="2.959739" calcext:value-type="float">
            <text:p>2.959739</text:p>
          </table:table-cell>
          <table:table-cell table:formula="of:=[.A7323]*0.3048" office:value-type="float" office:value="0.9021284472" calcext:value-type="float">
            <text:p>0.9021284472</text:p>
          </table:table-cell>
        </table:table-row>
        <table:table-row table:style-name="ro1">
          <table:table-cell office:value-type="float" office:value="2.8980994" calcext:value-type="float">
            <text:p>2.8980994</text:p>
          </table:table-cell>
          <table:table-cell table:formula="of:=[.A7324]*0.3048" office:value-type="float" office:value="0.88334069712" calcext:value-type="float">
            <text:p>0.88334069712</text:p>
          </table:table-cell>
        </table:table-row>
        <table:table-row table:style-name="ro1">
          <table:table-cell office:value-type="float" office:value="2.8350394" calcext:value-type="float">
            <text:p>2.8350394</text:p>
          </table:table-cell>
          <table:table-cell table:formula="of:=[.A7325]*0.3048" office:value-type="float" office:value="0.86412000912" calcext:value-type="float">
            <text:p>0.86412000912</text:p>
          </table:table-cell>
        </table:table-row>
        <table:table-row table:style-name="ro1">
          <table:table-cell office:value-type="float" office:value="2.770581" calcext:value-type="float">
            <text:p>2.770581</text:p>
          </table:table-cell>
          <table:table-cell table:formula="of:=[.A7326]*0.3048" office:value-type="float" office:value="0.8444730888" calcext:value-type="float">
            <text:p>0.8444730888</text:p>
          </table:table-cell>
        </table:table-row>
        <table:table-row table:style-name="ro1">
          <table:table-cell office:value-type="float" office:value="2.7047532" calcext:value-type="float">
            <text:p>2.7047532</text:p>
          </table:table-cell>
          <table:table-cell table:formula="of:=[.A7327]*0.3048" office:value-type="float" office:value="0.82440877536" calcext:value-type="float">
            <text:p>0.82440877536</text:p>
          </table:table-cell>
        </table:table-row>
        <table:table-row table:style-name="ro1">
          <table:table-cell office:value-type="float" office:value="2.6375909" calcext:value-type="float">
            <text:p>2.6375909</text:p>
          </table:table-cell>
          <table:table-cell table:formula="of:=[.A7328]*0.3048" office:value-type="float" office:value="0.80393770632" calcext:value-type="float">
            <text:p>0.80393770632</text:p>
          </table:table-cell>
        </table:table-row>
        <table:table-row table:style-name="ro1">
          <table:table-cell office:value-type="float" office:value="2.5691198" calcext:value-type="float">
            <text:p>2.5691198</text:p>
          </table:table-cell>
          <table:table-cell table:formula="of:=[.A7329]*0.3048" office:value-type="float" office:value="0.78306771504" calcext:value-type="float">
            <text:p>0.78306771504</text:p>
          </table:table-cell>
        </table:table-row>
        <table:table-row table:style-name="ro1">
          <table:table-cell office:value-type="float" office:value="2.49937958" calcext:value-type="float">
            <text:p>2.49937958</text:p>
          </table:table-cell>
          <table:table-cell table:formula="of:=[.A7330]*0.3048" office:value-type="float" office:value="0.761810895984" calcext:value-type="float">
            <text:p>0.761810895984</text:p>
          </table:table-cell>
        </table:table-row>
        <table:table-row table:style-name="ro1">
          <table:table-cell office:value-type="float" office:value="2.42840898" calcext:value-type="float">
            <text:p>2.42840898</text:p>
          </table:table-cell>
          <table:table-cell table:formula="of:=[.A7331]*0.3048" office:value-type="float" office:value="0.740179057104" calcext:value-type="float">
            <text:p>0.740179057104</text:p>
          </table:table-cell>
        </table:table-row>
        <table:table-row table:style-name="ro1">
          <table:table-cell office:value-type="float" office:value="2.35624546" calcext:value-type="float">
            <text:p>2.35624546</text:p>
          </table:table-cell>
          <table:table-cell table:formula="of:=[.A7332]*0.3048" office:value-type="float" office:value="0.718183616208" calcext:value-type="float">
            <text:p>0.718183616208</text:p>
          </table:table-cell>
        </table:table-row>
        <table:table-row table:style-name="ro1">
          <table:table-cell office:value-type="float" office:value="2.2829318" calcext:value-type="float">
            <text:p>2.2829318</text:p>
          </table:table-cell>
          <table:table-cell table:formula="of:=[.A7333]*0.3048" office:value-type="float" office:value="0.69583761264" calcext:value-type="float">
            <text:p>0.69583761264</text:p>
          </table:table-cell>
        </table:table-row>
        <table:table-row table:style-name="ro1">
          <table:table-cell office:value-type="float" office:value="2.20851636" calcext:value-type="float">
            <text:p>2.20851636</text:p>
          </table:table-cell>
          <table:table-cell table:formula="of:=[.A7334]*0.3048" office:value-type="float" office:value="0.673155786528" calcext:value-type="float">
            <text:p>0.673155786528</text:p>
          </table:table-cell>
        </table:table-row>
        <table:table-row table:style-name="ro1">
          <table:table-cell office:value-type="float" office:value="2.13303804" calcext:value-type="float">
            <text:p>2.13303804</text:p>
          </table:table-cell>
          <table:table-cell table:formula="of:=[.A7335]*0.3048" office:value-type="float" office:value="0.650149994592" calcext:value-type="float">
            <text:p>0.650149994592</text:p>
          </table:table-cell>
        </table:table-row>
        <table:table-row table:style-name="ro1">
          <table:table-cell office:value-type="float" office:value="2.05654728" calcext:value-type="float">
            <text:p>2.05654728</text:p>
          </table:table-cell>
          <table:table-cell table:formula="of:=[.A7336]*0.3048" office:value-type="float" office:value="0.626835610944" calcext:value-type="float">
            <text:p>0.626835610944</text:p>
          </table:table-cell>
        </table:table-row>
        <table:table-row table:style-name="ro1">
          <table:table-cell office:value-type="float" office:value="1.97909185" calcext:value-type="float">
            <text:p>1.97909185</text:p>
          </table:table-cell>
          <table:table-cell table:formula="of:=[.A7337]*0.3048" office:value-type="float" office:value="0.60322719588" calcext:value-type="float">
            <text:p>0.60322719588</text:p>
          </table:table-cell>
        </table:table-row>
        <table:table-row table:style-name="ro1">
          <table:table-cell office:value-type="float" office:value="1.90071702" calcext:value-type="float">
            <text:p>1.90071702</text:p>
          </table:table-cell>
          <table:table-cell table:formula="of:=[.A7338]*0.3048" office:value-type="float" office:value="0.579338547696" calcext:value-type="float">
            <text:p>0.579338547696</text:p>
          </table:table-cell>
        </table:table-row>
        <table:table-row table:style-name="ro1">
          <table:table-cell office:value-type="float" office:value="1.82147005" calcext:value-type="float">
            <text:p>1.82147005</text:p>
          </table:table-cell>
          <table:table-cell table:formula="of:=[.A7339]*0.3048" office:value-type="float" office:value="0.55518407124" calcext:value-type="float">
            <text:p>0.55518407124</text:p>
          </table:table-cell>
        </table:table-row>
        <table:table-row table:style-name="ro1">
          <table:table-cell office:value-type="float" office:value="1.74140419" calcext:value-type="float">
            <text:p>1.74140419</text:p>
          </table:table-cell>
          <table:table-cell table:formula="of:=[.A7340]*0.3048" office:value-type="float" office:value="0.530779997112" calcext:value-type="float">
            <text:p>0.530779997112</text:p>
          </table:table-cell>
        </table:table-row>
        <table:table-row table:style-name="ro1">
          <table:table-cell office:value-type="float" office:value="1.66056074" calcext:value-type="float">
            <text:p>1.66056074</text:p>
          </table:table-cell>
          <table:table-cell table:formula="of:=[.A7341]*0.3048" office:value-type="float" office:value="0.506138913552" calcext:value-type="float">
            <text:p>0.506138913552</text:p>
          </table:table-cell>
        </table:table-row>
        <table:table-row table:style-name="ro1">
          <table:table-cell office:value-type="float" office:value="1.578987703" calcext:value-type="float">
            <text:p>1.578987703</text:p>
          </table:table-cell>
          <table:table-cell table:formula="of:=[.A7342]*0.3048" office:value-type="float" office:value="0.4812754518744" calcext:value-type="float">
            <text:p>0.4812754518744</text:p>
          </table:table-cell>
        </table:table-row>
        <table:table-row table:style-name="ro1">
          <table:table-cell office:value-type="float" office:value="1.4967287213" calcext:value-type="float">
            <text:p>1.4967287213</text:p>
          </table:table-cell>
          <table:table-cell table:formula="of:=[.A7343]*0.3048" office:value-type="float" office:value="0.45620291425224" calcext:value-type="float">
            <text:p>0.45620291425224</text:p>
          </table:table-cell>
        </table:table-row>
        <table:table-row table:style-name="ro1">
          <table:table-cell office:value-type="float" office:value="1.413826019" calcext:value-type="float">
            <text:p>1.413826019</text:p>
          </table:table-cell>
          <table:table-cell table:formula="of:=[.A7344]*0.3048" office:value-type="float" office:value="0.4309341705912" calcext:value-type="float">
            <text:p>0.4309341705912</text:p>
          </table:table-cell>
        </table:table-row>
        <table:table-row table:style-name="ro1">
          <table:table-cell office:value-type="float" office:value="1.33032109" calcext:value-type="float">
            <text:p>1.33032109</text:p>
          </table:table-cell>
          <table:table-cell table:formula="of:=[.A7345]*0.3048" office:value-type="float" office:value="0.405481868232" calcext:value-type="float">
            <text:p>0.405481868232</text:p>
          </table:table-cell>
        </table:table-row>
        <table:table-row table:style-name="ro1">
          <table:table-cell office:value-type="float" office:value="1.24625292" calcext:value-type="float">
            <text:p>1.24625292</text:p>
          </table:table-cell>
          <table:table-cell table:formula="of:=[.A7346]*0.3048" office:value-type="float" office:value="0.379857890016" calcext:value-type="float">
            <text:p>0.379857890016</text:p>
          </table:table-cell>
        </table:table-row>
        <table:table-row table:style-name="ro1">
          <table:table-cell office:value-type="float" office:value="1.16165686" calcext:value-type="float">
            <text:p>1.16165686</text:p>
          </table:table-cell>
          <table:table-cell table:formula="of:=[.A7347]*0.3048" office:value-type="float" office:value="0.354073010928" calcext:value-type="float">
            <text:p>0.354073010928</text:p>
          </table:table-cell>
        </table:table-row>
        <table:table-row table:style-name="ro1">
          <table:table-cell office:value-type="float" office:value="1.07656771" calcext:value-type="float">
            <text:p>1.07656771</text:p>
          </table:table-cell>
          <table:table-cell table:formula="of:=[.A7348]*0.3048" office:value-type="float" office:value="0.328137838008" calcext:value-type="float">
            <text:p>0.328137838008</text:p>
          </table:table-cell>
        </table:table-row>
        <table:table-row table:style-name="ro1">
          <table:table-cell office:value-type="float" office:value="0.99102014" calcext:value-type="float">
            <text:p>0.99102014</text:p>
          </table:table-cell>
          <table:table-cell table:formula="of:=[.A7349]*0.3048" office:value-type="float" office:value="0.302062938672" calcext:value-type="float">
            <text:p>0.302062938672</text:p>
          </table:table-cell>
        </table:table-row>
        <table:table-row table:style-name="ro1">
          <table:table-cell office:value-type="float" office:value="0.90503722" calcext:value-type="float">
            <text:p>0.90503722</text:p>
          </table:table-cell>
          <table:table-cell table:formula="of:=[.A7350]*0.3048" office:value-type="float" office:value="0.275855344656" calcext:value-type="float">
            <text:p>0.275855344656</text:p>
          </table:table-cell>
        </table:table-row>
        <table:table-row table:style-name="ro1">
          <table:table-cell office:value-type="float" office:value="0.81864995" calcext:value-type="float">
            <text:p>0.81864995</text:p>
          </table:table-cell>
          <table:table-cell table:formula="of:=[.A7351]*0.3048" office:value-type="float" office:value="0.24952450476" calcext:value-type="float">
            <text:p>0.24952450476</text:p>
          </table:table-cell>
        </table:table-row>
        <table:table-row table:style-name="ro1">
          <table:table-cell office:value-type="float" office:value="0.73187864" calcext:value-type="float">
            <text:p>0.73187864</text:p>
          </table:table-cell>
          <table:table-cell table:formula="of:=[.A7352]*0.3048" office:value-type="float" office:value="0.223076609472" calcext:value-type="float">
            <text:p>0.223076609472</text:p>
          </table:table-cell>
        </table:table-row>
        <table:table-row table:style-name="ro1">
          <table:table-cell office:value-type="float" office:value="0.64474195" calcext:value-type="float">
            <text:p>0.64474195</text:p>
          </table:table-cell>
          <table:table-cell table:formula="of:=[.A7353]*0.3048" office:value-type="float" office:value="0.19651734636" calcext:value-type="float">
            <text:p>0.19651734636</text:p>
          </table:table-cell>
        </table:table-row>
        <table:table-row table:style-name="ro1">
          <table:table-cell office:value-type="float" office:value="0.55725676" calcext:value-type="float">
            <text:p>0.55725676</text:p>
          </table:table-cell>
          <table:table-cell table:formula="of:=[.A7354]*0.3048" office:value-type="float" office:value="0.169851860448" calcext:value-type="float">
            <text:p>0.169851860448</text:p>
          </table:table-cell>
        </table:table-row>
        <table:table-row table:style-name="ro1">
          <table:table-cell office:value-type="float" office:value="0.4694391" calcext:value-type="float">
            <text:p>0.4694391</text:p>
          </table:table-cell>
          <table:table-cell table:formula="of:=[.A7355]*0.3048" office:value-type="float" office:value="0.14308503768" calcext:value-type="float">
            <text:p>0.14308503768</text:p>
          </table:table-cell>
        </table:table-row>
        <table:table-row table:style-name="ro1">
          <table:table-cell office:value-type="float" office:value="0.381301" calcext:value-type="float">
            <text:p>0.381301</text:p>
          </table:table-cell>
          <table:table-cell table:formula="of:=[.A7356]*0.3048" office:value-type="float" office:value="0.1162205448" calcext:value-type="float">
            <text:p>0.1162205448</text:p>
          </table:table-cell>
        </table:table-row>
        <table:table-row table:style-name="ro1">
          <table:table-cell office:value-type="float" office:value="0.2928529" calcext:value-type="float">
            <text:p>0.2928529</text:p>
          </table:table-cell>
          <table:table-cell table:formula="of:=[.A7357]*0.3048" office:value-type="float" office:value="0.08926156392" calcext:value-type="float">
            <text:p>0.08926156392</text:p>
          </table:table-cell>
        </table:table-row>
        <table:table-row table:style-name="ro1">
          <table:table-cell office:value-type="float" office:value="0.2041109" calcext:value-type="float">
            <text:p>0.2041109</text:p>
          </table:table-cell>
          <table:table-cell table:formula="of:=[.A7358]*0.3048" office:value-type="float" office:value="0.06221300232" calcext:value-type="float">
            <text:p>0.06221300232</text:p>
          </table:table-cell>
        </table:table-row>
        <table:table-row table:style-name="ro1">
          <table:table-cell office:value-type="float" office:value="0.1150781" calcext:value-type="float">
            <text:p>0.1150781</text:p>
          </table:table-cell>
          <table:table-cell table:formula="of:=[.A7359]*0.3048" office:value-type="float" office:value="0.03507580488" calcext:value-type="float">
            <text:p>0.03507580488</text:p>
          </table:table-cell>
        </table:table-row>
        <table:table-row table:style-name="ro1">
          <table:table-cell office:value-type="float" office:value="0.0257661" calcext:value-type="float">
            <text:p>0.0257661</text:p>
          </table:table-cell>
          <table:table-cell table:formula="of:=[.A7360]*0.3048" office:value-type="float" office:value="0.00785350728" calcext:value-type="float">
            <text:p>0.00785350728</text:p>
          </table:table-cell>
        </table:table-row>
        <table:table-row table:style-name="ro1">
          <table:table-cell office:value-type="float" office:value="-0.0638164999999999" calcext:value-type="float">
            <text:p>-0.0638165</text:p>
          </table:table-cell>
          <table:table-cell table:formula="of:=[.A7361]*0.3048" office:value-type="float" office:value="-0.0194512692" calcext:value-type="float">
            <text:p>-0.0194512692</text:p>
          </table:table-cell>
        </table:table-row>
        <table:table-row table:style-name="ro1">
          <table:table-cell office:value-type="float" office:value="-0.1536669" calcext:value-type="float">
            <text:p>-0.1536669</text:p>
          </table:table-cell>
          <table:table-cell table:formula="of:=[.A7362]*0.3048" office:value-type="float" office:value="-0.04683767112" calcext:value-type="float">
            <text:p>-0.04683767112</text:p>
          </table:table-cell>
        </table:table-row>
        <table:table-row table:style-name="ro1">
          <table:table-cell office:value-type="float" office:value="-0.2437787" calcext:value-type="float">
            <text:p>-0.2437787</text:p>
          </table:table-cell>
          <table:table-cell table:formula="of:=[.A7363]*0.3048" office:value-type="float" office:value="-0.07430374776" calcext:value-type="float">
            <text:p>-0.07430374776</text:p>
          </table:table-cell>
        </table:table-row>
        <table:table-row table:style-name="ro1">
          <table:table-cell office:value-type="float" office:value="-0.3341405" calcext:value-type="float">
            <text:p>-0.3341405</text:p>
          </table:table-cell>
          <table:table-cell table:formula="of:=[.A7364]*0.3048" office:value-type="float" office:value="-0.1018460244" calcext:value-type="float">
            <text:p>-0.1018460244</text:p>
          </table:table-cell>
        </table:table-row>
        <table:table-row table:style-name="ro1">
          <table:table-cell office:value-type="float" office:value="-0.4247514" calcext:value-type="float">
            <text:p>-0.4247514</text:p>
          </table:table-cell>
          <table:table-cell table:formula="of:=[.A7365]*0.3048" office:value-type="float" office:value="-0.12946422672" calcext:value-type="float">
            <text:p>-0.12946422672</text:p>
          </table:table-cell>
        </table:table-row>
        <table:table-row table:style-name="ro1">
          <table:table-cell office:value-type="float" office:value="-0.5156012" calcext:value-type="float">
            <text:p>-0.5156012</text:p>
          </table:table-cell>
          <table:table-cell table:formula="of:=[.A7366]*0.3048" office:value-type="float" office:value="-0.15715524576" calcext:value-type="float">
            <text:p>-0.15715524576</text:p>
          </table:table-cell>
        </table:table-row>
        <table:table-row table:style-name="ro1">
          <table:table-cell office:value-type="float" office:value="-0.6066828" calcext:value-type="float">
            <text:p>-0.6066828</text:p>
          </table:table-cell>
          <table:table-cell table:formula="of:=[.A7367]*0.3048" office:value-type="float" office:value="-0.18491691744" calcext:value-type="float">
            <text:p>-0.18491691744</text:p>
          </table:table-cell>
        </table:table-row>
        <table:table-row table:style-name="ro1">
          <table:table-cell office:value-type="float" office:value="-0.6979892" calcext:value-type="float">
            <text:p>-0.6979892</text:p>
          </table:table-cell>
          <table:table-cell table:formula="of:=[.A7368]*0.3048" office:value-type="float" office:value="-0.21274710816" calcext:value-type="float">
            <text:p>-0.21274710816</text:p>
          </table:table-cell>
        </table:table-row>
        <table:table-row table:style-name="ro1">
          <table:table-cell office:value-type="float" office:value="-0.7895103" calcext:value-type="float">
            <text:p>-0.7895103</text:p>
          </table:table-cell>
          <table:table-cell table:formula="of:=[.A7369]*0.3048" office:value-type="float" office:value="-0.24064273944" calcext:value-type="float">
            <text:p>-0.24064273944</text:p>
          </table:table-cell>
        </table:table-row>
        <table:table-row table:style-name="ro1">
          <table:table-cell office:value-type="float" office:value="-0.8812318" calcext:value-type="float">
            <text:p>-0.8812318</text:p>
          </table:table-cell>
          <table:table-cell table:formula="of:=[.A7370]*0.3048" office:value-type="float" office:value="-0.26859945264" calcext:value-type="float">
            <text:p>-0.26859945264</text:p>
          </table:table-cell>
        </table:table-row>
        <table:table-row table:style-name="ro1">
          <table:table-cell office:value-type="float" office:value="-0.9731452" calcext:value-type="float">
            <text:p>-0.9731452</text:p>
          </table:table-cell>
          <table:table-cell table:formula="of:=[.A7371]*0.3048" office:value-type="float" office:value="-0.29661465696" calcext:value-type="float">
            <text:p>-0.29661465696</text:p>
          </table:table-cell>
        </table:table-row>
        <table:table-row table:style-name="ro1">
          <table:table-cell office:value-type="float" office:value="-1.0652359" calcext:value-type="float">
            <text:p>-1.0652359</text:p>
          </table:table-cell>
          <table:table-cell table:formula="of:=[.A7372]*0.3048" office:value-type="float" office:value="-0.32468390232" calcext:value-type="float">
            <text:p>-0.32468390232</text:p>
          </table:table-cell>
        </table:table-row>
        <table:table-row table:style-name="ro1">
          <table:table-cell office:value-type="float" office:value="-1.1574876" calcext:value-type="float">
            <text:p>-1.1574876</text:p>
          </table:table-cell>
          <table:table-cell table:formula="of:=[.A7373]*0.3048" office:value-type="float" office:value="-0.35280222048" calcext:value-type="float">
            <text:p>-0.35280222048</text:p>
          </table:table-cell>
        </table:table-row>
        <table:table-row table:style-name="ro1">
          <table:table-cell office:value-type="float" office:value="-1.2498877" calcext:value-type="float">
            <text:p>-1.2498877</text:p>
          </table:table-cell>
          <table:table-cell table:formula="of:=[.A7374]*0.3048" office:value-type="float" office:value="-0.38096577096" calcext:value-type="float">
            <text:p>-0.38096577096</text:p>
          </table:table-cell>
        </table:table-row>
        <table:table-row table:style-name="ro1">
          <table:table-cell office:value-type="float" office:value="-1.342416" calcext:value-type="float">
            <text:p>-1.342416</text:p>
          </table:table-cell>
          <table:table-cell table:formula="of:=[.A7375]*0.3048" office:value-type="float" office:value="-0.4091683968" calcext:value-type="float">
            <text:p>-0.4091683968</text:p>
          </table:table-cell>
        </table:table-row>
        <table:table-row table:style-name="ro1">
          <table:table-cell office:value-type="float" office:value="-1.4350543" calcext:value-type="float">
            <text:p>-1.4350543</text:p>
          </table:table-cell>
          <table:table-cell table:formula="of:=[.A7376]*0.3048" office:value-type="float" office:value="-0.43740455064" calcext:value-type="float">
            <text:p>-0.43740455064</text:p>
          </table:table-cell>
        </table:table-row>
        <table:table-row table:style-name="ro1">
          <table:table-cell office:value-type="float" office:value="-1.5277834" calcext:value-type="float">
            <text:p>-1.5277834</text:p>
          </table:table-cell>
          <table:table-cell table:formula="of:=[.A7377]*0.3048" office:value-type="float" office:value="-0.46566838032" calcext:value-type="float">
            <text:p>-0.46566838032</text:p>
          </table:table-cell>
        </table:table-row>
        <table:table-row table:style-name="ro1">
          <table:table-cell office:value-type="float" office:value="-1.6205826" calcext:value-type="float">
            <text:p>-1.6205826</text:p>
          </table:table-cell>
          <table:table-cell table:formula="of:=[.A7378]*0.3048" office:value-type="float" office:value="-0.49395357648" calcext:value-type="float">
            <text:p>-0.49395357648</text:p>
          </table:table-cell>
        </table:table-row>
        <table:table-row table:style-name="ro1">
          <table:table-cell office:value-type="float" office:value="-1.7134283" calcext:value-type="float">
            <text:p>-1.7134283</text:p>
          </table:table-cell>
          <table:table-cell table:formula="of:=[.A7379]*0.3048" office:value-type="float" office:value="-0.52225294584" calcext:value-type="float">
            <text:p>-0.52225294584</text:p>
          </table:table-cell>
        </table:table-row>
        <table:table-row table:style-name="ro1">
          <table:table-cell office:value-type="float" office:value="-1.8063006" calcext:value-type="float">
            <text:p>-1.8063006</text:p>
          </table:table-cell>
          <table:table-cell table:formula="of:=[.A7380]*0.3048" office:value-type="float" office:value="-0.55056042288" calcext:value-type="float">
            <text:p>-0.55056042288</text:p>
          </table:table-cell>
        </table:table-row>
        <table:table-row table:style-name="ro1">
          <table:table-cell office:value-type="float" office:value="-1.8991737" calcext:value-type="float">
            <text:p>-1.8991737</text:p>
          </table:table-cell>
          <table:table-cell table:formula="of:=[.A7381]*0.3048" office:value-type="float" office:value="-0.57886814376" calcext:value-type="float">
            <text:p>-0.57886814376</text:p>
          </table:table-cell>
        </table:table-row>
        <table:table-row table:style-name="ro1">
          <table:table-cell office:value-type="float" office:value="-1.9920247" calcext:value-type="float">
            <text:p>-1.9920247</text:p>
          </table:table-cell>
          <table:table-cell table:formula="of:=[.A7382]*0.3048" office:value-type="float" office:value="-0.60716912856" calcext:value-type="float">
            <text:p>-0.60716912856</text:p>
          </table:table-cell>
        </table:table-row>
        <table:table-row table:style-name="ro1">
          <table:table-cell office:value-type="float" office:value="-2.0848291" calcext:value-type="float">
            <text:p>-2.0848291</text:p>
          </table:table-cell>
          <table:table-cell table:formula="of:=[.A7383]*0.3048" office:value-type="float" office:value="-0.63545590968" calcext:value-type="float">
            <text:p>-0.63545590968</text:p>
          </table:table-cell>
        </table:table-row>
        <table:table-row table:style-name="ro1">
          <table:table-cell office:value-type="float" office:value="-2.1775622" calcext:value-type="float">
            <text:p>-2.1775622</text:p>
          </table:table-cell>
          <table:table-cell table:formula="of:=[.A7384]*0.3048" office:value-type="float" office:value="-0.66372095856" calcext:value-type="float">
            <text:p>-0.66372095856</text:p>
          </table:table-cell>
        </table:table-row>
        <table:table-row table:style-name="ro1">
          <table:table-cell office:value-type="float" office:value="-2.2701974" calcext:value-type="float">
            <text:p>-2.2701974</text:p>
          </table:table-cell>
          <table:table-cell table:formula="of:=[.A7385]*0.3048" office:value-type="float" office:value="-0.69195616752" calcext:value-type="float">
            <text:p>-0.69195616752</text:p>
          </table:table-cell>
        </table:table-row>
        <table:table-row table:style-name="ro1">
          <table:table-cell office:value-type="float" office:value="-2.3627148" calcext:value-type="float">
            <text:p>-2.3627148</text:p>
          </table:table-cell>
          <table:table-cell table:formula="of:=[.A7386]*0.3048" office:value-type="float" office:value="-0.72015547104" calcext:value-type="float">
            <text:p>-0.72015547104</text:p>
          </table:table-cell>
        </table:table-row>
        <table:table-row table:style-name="ro1">
          <table:table-cell office:value-type="float" office:value="-2.4550843" calcext:value-type="float">
            <text:p>-2.4550843</text:p>
          </table:table-cell>
          <table:table-cell table:formula="of:=[.A7387]*0.3048" office:value-type="float" office:value="-0.74830969464" calcext:value-type="float">
            <text:p>-0.74830969464</text:p>
          </table:table-cell>
        </table:table-row>
        <table:table-row table:style-name="ro1">
          <table:table-cell office:value-type="float" office:value="-2.5472856" calcext:value-type="float">
            <text:p>-2.5472856</text:p>
          </table:table-cell>
          <table:table-cell table:formula="of:=[.A7388]*0.3048" office:value-type="float" office:value="-0.77641265088" calcext:value-type="float">
            <text:p>-0.77641265088</text:p>
          </table:table-cell>
        </table:table-row>
        <table:table-row table:style-name="ro1">
          <table:table-cell office:value-type="float" office:value="-2.6392941" calcext:value-type="float">
            <text:p>-2.6392941</text:p>
          </table:table-cell>
          <table:table-cell table:formula="of:=[.A7389]*0.3048" office:value-type="float" office:value="-0.80445684168" calcext:value-type="float">
            <text:p>-0.80445684168</text:p>
          </table:table-cell>
        </table:table-row>
        <table:table-row table:style-name="ro1">
          <table:table-cell office:value-type="float" office:value="-2.7310886" calcext:value-type="float">
            <text:p>-2.7310886</text:p>
          </table:table-cell>
          <table:table-cell table:formula="of:=[.A7390]*0.3048" office:value-type="float" office:value="-0.83243580528" calcext:value-type="float">
            <text:p>-0.83243580528</text:p>
          </table:table-cell>
        </table:table-row>
        <table:table-row table:style-name="ro1">
          <table:table-cell office:value-type="float" office:value="-2.8226438" calcext:value-type="float">
            <text:p>-2.8226438</text:p>
          </table:table-cell>
          <table:table-cell table:formula="of:=[.A7391]*0.3048" office:value-type="float" office:value="-0.86034183024" calcext:value-type="float">
            <text:p>-0.86034183024</text:p>
          </table:table-cell>
        </table:table-row>
        <table:table-row table:style-name="ro1">
          <table:table-cell office:value-type="float" office:value="-2.9139404" calcext:value-type="float">
            <text:p>-2.9139404</text:p>
          </table:table-cell>
          <table:table-cell table:formula="of:=[.A7392]*0.3048" office:value-type="float" office:value="-0.88816903392" calcext:value-type="float">
            <text:p>-0.88816903392</text:p>
          </table:table-cell>
        </table:table-row>
        <table:table-row table:style-name="ro1">
          <table:table-cell office:value-type="float" office:value="-3.0049567" calcext:value-type="float">
            <text:p>-3.0049567</text:p>
          </table:table-cell>
          <table:table-cell table:formula="of:=[.A7393]*0.3048" office:value-type="float" office:value="-0.91591080216" calcext:value-type="float">
            <text:p>-0.91591080216</text:p>
          </table:table-cell>
        </table:table-row>
        <table:table-row table:style-name="ro1">
          <table:table-cell office:value-type="float" office:value="-3.095675" calcext:value-type="float">
            <text:p>-3.095675</text:p>
          </table:table-cell>
          <table:table-cell table:formula="of:=[.A7394]*0.3048" office:value-type="float" office:value="-0.94356174" calcext:value-type="float">
            <text:p>-0.94356174</text:p>
          </table:table-cell>
        </table:table-row>
        <table:table-row table:style-name="ro1">
          <table:table-cell office:value-type="float" office:value="-3.1860795" calcext:value-type="float">
            <text:p>-3.1860795</text:p>
          </table:table-cell>
          <table:table-cell table:formula="of:=[.A7395]*0.3048" office:value-type="float" office:value="-0.9711170316" calcext:value-type="float">
            <text:p>-0.9711170316</text:p>
          </table:table-cell>
        </table:table-row>
        <table:table-row table:style-name="ro1">
          <table:table-cell office:value-type="float" office:value="-3.2761517" calcext:value-type="float">
            <text:p>-3.2761517</text:p>
          </table:table-cell>
          <table:table-cell table:formula="of:=[.A7396]*0.3048" office:value-type="float" office:value="-0.99857103816" calcext:value-type="float">
            <text:p>-0.99857103816</text:p>
          </table:table-cell>
        </table:table-row>
        <table:table-row table:style-name="ro1">
          <table:table-cell office:value-type="float" office:value="-3.3658767" calcext:value-type="float">
            <text:p>-3.3658767</text:p>
          </table:table-cell>
          <table:table-cell table:formula="of:=[.A7397]*0.3048" office:value-type="float" office:value="-1.02591921816" calcext:value-type="float">
            <text:p>-1.02591921816</text:p>
          </table:table-cell>
        </table:table-row>
        <table:table-row table:style-name="ro1">
          <table:table-cell office:value-type="float" office:value="-3.4552407" calcext:value-type="float">
            <text:p>-3.4552407</text:p>
          </table:table-cell>
          <table:table-cell table:formula="of:=[.A7398]*0.3048" office:value-type="float" office:value="-1.05315736536" calcext:value-type="float">
            <text:p>-1.05315736536</text:p>
          </table:table-cell>
        </table:table-row>
        <table:table-row table:style-name="ro1">
          <table:table-cell office:value-type="float" office:value="-3.5442276" calcext:value-type="float">
            <text:p>-3.5442276</text:p>
          </table:table-cell>
          <table:table-cell table:formula="of:=[.A7399]*0.3048" office:value-type="float" office:value="-1.08028057248" calcext:value-type="float">
            <text:p>-1.08028057248</text:p>
          </table:table-cell>
        </table:table-row>
        <table:table-row table:style-name="ro1">
          <table:table-cell office:value-type="float" office:value="-3.6328239" calcext:value-type="float">
            <text:p>-3.6328239</text:p>
          </table:table-cell>
          <table:table-cell table:formula="of:=[.A7400]*0.3048" office:value-type="float" office:value="-1.10728472472" calcext:value-type="float">
            <text:p>-1.10728472472</text:p>
          </table:table-cell>
        </table:table-row>
        <table:table-row table:style-name="ro1">
          <table:table-cell office:value-type="float" office:value="-3.7210169" calcext:value-type="float">
            <text:p>-3.7210169</text:p>
          </table:table-cell>
          <table:table-cell table:formula="of:=[.A7401]*0.3048" office:value-type="float" office:value="-1.13416595112" calcext:value-type="float">
            <text:p>-1.13416595112</text:p>
          </table:table-cell>
        </table:table-row>
        <table:table-row table:style-name="ro1">
          <table:table-cell office:value-type="float" office:value="-3.8087921" calcext:value-type="float">
            <text:p>-3.8087921</text:p>
          </table:table-cell>
          <table:table-cell table:formula="of:=[.A7402]*0.3048" office:value-type="float" office:value="-1.16091983208" calcext:value-type="float">
            <text:p>-1.16091983208</text:p>
          </table:table-cell>
        </table:table-row>
        <table:table-row table:style-name="ro1">
          <table:table-cell office:value-type="float" office:value="-3.8961339" calcext:value-type="float">
            <text:p>-3.8961339</text:p>
          </table:table-cell>
          <table:table-cell table:formula="of:=[.A7403]*0.3048" office:value-type="float" office:value="-1.18754161272" calcext:value-type="float">
            <text:p>-1.18754161272</text:p>
          </table:table-cell>
        </table:table-row>
        <table:table-row table:style-name="ro1">
          <table:table-cell office:value-type="float" office:value="-3.9830298" calcext:value-type="float">
            <text:p>-3.9830298</text:p>
          </table:table-cell>
          <table:table-cell table:formula="of:=[.A7404]*0.3048" office:value-type="float" office:value="-1.21402748304" calcext:value-type="float">
            <text:p>-1.21402748304</text:p>
          </table:table-cell>
        </table:table-row>
        <table:table-row table:style-name="ro1">
          <table:table-cell office:value-type="float" office:value="-4.0694671" calcext:value-type="float">
            <text:p>-4.0694671</text:p>
          </table:table-cell>
          <table:table-cell table:formula="of:=[.A7405]*0.3048" office:value-type="float" office:value="-1.24037357208" calcext:value-type="float">
            <text:p>-1.24037357208</text:p>
          </table:table-cell>
        </table:table-row>
        <table:table-row table:style-name="ro1">
          <table:table-cell office:value-type="float" office:value="-4.155426" calcext:value-type="float">
            <text:p>-4.155426</text:p>
          </table:table-cell>
          <table:table-cell table:formula="of:=[.A7406]*0.3048" office:value-type="float" office:value="-1.2665738448" calcext:value-type="float">
            <text:p>-1.2665738448</text:p>
          </table:table-cell>
        </table:table-row>
        <table:table-row table:style-name="ro1">
          <table:table-cell office:value-type="float" office:value="-4.2408967" calcext:value-type="float">
            <text:p>-4.2408967</text:p>
          </table:table-cell>
          <table:table-cell table:formula="of:=[.A7407]*0.3048" office:value-type="float" office:value="-1.29262531416" calcext:value-type="float">
            <text:p>-1.29262531416</text:p>
          </table:table-cell>
        </table:table-row>
        <table:table-row table:style-name="ro1">
          <table:table-cell office:value-type="float" office:value="-4.3258624" calcext:value-type="float">
            <text:p>-4.3258624</text:p>
          </table:table-cell>
          <table:table-cell table:formula="of:=[.A7408]*0.3048" office:value-type="float" office:value="-1.31852285952" calcext:value-type="float">
            <text:p>-1.31852285952</text:p>
          </table:table-cell>
        </table:table-row>
        <table:table-row table:style-name="ro1">
          <table:table-cell office:value-type="float" office:value="-4.4103065" calcext:value-type="float">
            <text:p>-4.4103065</text:p>
          </table:table-cell>
          <table:table-cell table:formula="of:=[.A7409]*0.3048" office:value-type="float" office:value="-1.3442614212" calcext:value-type="float">
            <text:p>-1.3442614212</text:p>
          </table:table-cell>
        </table:table-row>
        <table:table-row table:style-name="ro1">
          <table:table-cell office:value-type="float" office:value="-4.4942117" calcext:value-type="float">
            <text:p>-4.4942117</text:p>
          </table:table-cell>
          <table:table-cell table:formula="of:=[.A7410]*0.3048" office:value-type="float" office:value="-1.36983572616" calcext:value-type="float">
            <text:p>-1.36983572616</text:p>
          </table:table-cell>
        </table:table-row>
        <table:table-row table:style-name="ro1">
          <table:table-cell office:value-type="float" office:value="-4.5775642" calcext:value-type="float">
            <text:p>-4.5775642</text:p>
          </table:table-cell>
          <table:table-cell table:formula="of:=[.A7411]*0.3048" office:value-type="float" office:value="-1.39524156816" calcext:value-type="float">
            <text:p>-1.39524156816</text:p>
          </table:table-cell>
        </table:table-row>
        <table:table-row table:style-name="ro1">
          <table:table-cell office:value-type="float" office:value="-4.6603422" calcext:value-type="float">
            <text:p>-4.6603422</text:p>
          </table:table-cell>
          <table:table-cell table:formula="of:=[.A7412]*0.3048" office:value-type="float" office:value="-1.42047230256" calcext:value-type="float">
            <text:p>-1.42047230256</text:p>
          </table:table-cell>
        </table:table-row>
        <table:table-row table:style-name="ro1">
          <table:table-cell office:value-type="float" office:value="-4.742527" calcext:value-type="float">
            <text:p>-4.742527</text:p>
          </table:table-cell>
          <table:table-cell table:formula="of:=[.A7413]*0.3048" office:value-type="float" office:value="-1.4455222296" calcext:value-type="float">
            <text:p>-1.4455222296</text:p>
          </table:table-cell>
        </table:table-row>
        <table:table-row table:style-name="ro1">
          <table:table-cell office:value-type="float" office:value="-4.8240995" calcext:value-type="float">
            <text:p>-4.8240995</text:p>
          </table:table-cell>
          <table:table-cell table:formula="of:=[.A7414]*0.3048" office:value-type="float" office:value="-1.4703855276" calcext:value-type="float">
            <text:p>-1.4703855276</text:p>
          </table:table-cell>
        </table:table-row>
        <table:table-row table:style-name="ro1">
          <table:table-cell office:value-type="float" office:value="-4.9050374" calcext:value-type="float">
            <text:p>-4.9050374</text:p>
          </table:table-cell>
          <table:table-cell table:formula="of:=[.A7415]*0.3048" office:value-type="float" office:value="-1.49505539952" calcext:value-type="float">
            <text:p>-1.49505539952</text:p>
          </table:table-cell>
        </table:table-row>
        <table:table-row table:style-name="ro1">
          <table:table-cell office:value-type="float" office:value="-4.9853196" calcext:value-type="float">
            <text:p>-4.9853196</text:p>
          </table:table-cell>
          <table:table-cell table:formula="of:=[.A7416]*0.3048" office:value-type="float" office:value="-1.51952541408" calcext:value-type="float">
            <text:p>-1.51952541408</text:p>
          </table:table-cell>
        </table:table-row>
        <table:table-row table:style-name="ro1">
          <table:table-cell office:value-type="float" office:value="-5.0649238" calcext:value-type="float">
            <text:p>-5.0649238</text:p>
          </table:table-cell>
          <table:table-cell table:formula="of:=[.A7417]*0.3048" office:value-type="float" office:value="-1.54378877424" calcext:value-type="float">
            <text:p>-1.54378877424</text:p>
          </table:table-cell>
        </table:table-row>
        <table:table-row table:style-name="ro1">
          <table:table-cell office:value-type="float" office:value="-5.1438231" calcext:value-type="float">
            <text:p>-5.1438231</text:p>
          </table:table-cell>
          <table:table-cell table:formula="of:=[.A7418]*0.3048" office:value-type="float" office:value="-1.56783728088" calcext:value-type="float">
            <text:p>-1.56783728088</text:p>
          </table:table-cell>
        </table:table-row>
        <table:table-row table:style-name="ro1">
          <table:table-cell office:value-type="float" office:value="-5.2219925" calcext:value-type="float">
            <text:p>-5.2219925</text:p>
          </table:table-cell>
          <table:table-cell table:formula="of:=[.A7419]*0.3048" office:value-type="float" office:value="-1.591663314" calcext:value-type="float">
            <text:p>-1.591663314</text:p>
          </table:table-cell>
        </table:table-row>
        <table:table-row table:style-name="ro1">
          <table:table-cell office:value-type="float" office:value="-5.2994099" calcext:value-type="float">
            <text:p>-5.2994099</text:p>
          </table:table-cell>
          <table:table-cell table:formula="of:=[.A7420]*0.3048" office:value-type="float" office:value="-1.61526013752" calcext:value-type="float">
            <text:p>-1.61526013752</text:p>
          </table:table-cell>
        </table:table-row>
        <table:table-row table:style-name="ro1">
          <table:table-cell office:value-type="float" office:value="-5.3760443" calcext:value-type="float">
            <text:p>-5.3760443</text:p>
          </table:table-cell>
          <table:table-cell table:formula="of:=[.A7421]*0.3048" office:value-type="float" office:value="-1.63861830264" calcext:value-type="float">
            <text:p>-1.63861830264</text:p>
          </table:table-cell>
        </table:table-row>
        <table:table-row table:style-name="ro1">
          <table:table-cell office:value-type="float" office:value="-5.4518676" calcext:value-type="float">
            <text:p>-5.4518676</text:p>
          </table:table-cell>
          <table:table-cell table:formula="of:=[.A7422]*0.3048" office:value-type="float" office:value="-1.66172924448" calcext:value-type="float">
            <text:p>-1.66172924448</text:p>
          </table:table-cell>
        </table:table-row>
        <table:table-row table:style-name="ro1">
          <table:table-cell office:value-type="float" office:value="-5.5268559" calcext:value-type="float">
            <text:p>-5.5268559</text:p>
          </table:table-cell>
          <table:table-cell table:formula="of:=[.A7423]*0.3048" office:value-type="float" office:value="-1.68458567832" calcext:value-type="float">
            <text:p>-1.68458567832</text:p>
          </table:table-cell>
        </table:table-row>
        <table:table-row table:style-name="ro1">
          <table:table-cell office:value-type="float" office:value="-5.600976" calcext:value-type="float">
            <text:p>-5.600976</text:p>
          </table:table-cell>
          <table:table-cell table:formula="of:=[.A7424]*0.3048" office:value-type="float" office:value="-1.7071774848" calcext:value-type="float">
            <text:p>-1.7071774848</text:p>
          </table:table-cell>
        </table:table-row>
        <table:table-row table:style-name="ro1">
          <table:table-cell office:value-type="float" office:value="-5.6742067" calcext:value-type="float">
            <text:p>-5.6742067</text:p>
          </table:table-cell>
          <table:table-cell table:formula="of:=[.A7425]*0.3048" office:value-type="float" office:value="-1.72949820216" calcext:value-type="float">
            <text:p>-1.72949820216</text:p>
          </table:table-cell>
        </table:table-row>
        <table:table-row table:style-name="ro1">
          <table:table-cell office:value-type="float" office:value="-5.7465162" calcext:value-type="float">
            <text:p>-5.7465162</text:p>
          </table:table-cell>
          <table:table-cell table:formula="of:=[.A7426]*0.3048" office:value-type="float" office:value="-1.75153813776" calcext:value-type="float">
            <text:p>-1.75153813776</text:p>
          </table:table-cell>
        </table:table-row>
        <table:table-row table:style-name="ro1">
          <table:table-cell office:value-type="float" office:value="-5.8178821" calcext:value-type="float">
            <text:p>-5.8178821</text:p>
          </table:table-cell>
          <table:table-cell table:formula="of:=[.A7427]*0.3048" office:value-type="float" office:value="-1.77329046408" calcext:value-type="float">
            <text:p>-1.77329046408</text:p>
          </table:table-cell>
        </table:table-row>
        <table:table-row table:style-name="ro1">
          <table:table-cell office:value-type="float" office:value="-5.8882742" calcext:value-type="float">
            <text:p>-5.8882742</text:p>
          </table:table-cell>
          <table:table-cell table:formula="of:=[.A7428]*0.3048" office:value-type="float" office:value="-1.79474597616" calcext:value-type="float">
            <text:p>-1.79474597616</text:p>
          </table:table-cell>
        </table:table-row>
        <table:table-row table:style-name="ro1">
          <table:table-cell office:value-type="float" office:value="-5.9576688" calcext:value-type="float">
            <text:p>-5.9576688</text:p>
          </table:table-cell>
          <table:table-cell table:formula="of:=[.A7429]*0.3048" office:value-type="float" office:value="-1.81589745024" calcext:value-type="float">
            <text:p>-1.81589745024</text:p>
          </table:table-cell>
        </table:table-row>
        <table:table-row table:style-name="ro1">
          <table:table-cell office:value-type="float" office:value="-6.026041" calcext:value-type="float">
            <text:p>-6.026041</text:p>
          </table:table-cell>
          <table:table-cell table:formula="of:=[.A7430]*0.3048" office:value-type="float" office:value="-1.8367372968" calcext:value-type="float">
            <text:p>-1.8367372968</text:p>
          </table:table-cell>
        </table:table-row>
        <table:table-row table:style-name="ro1">
          <table:table-cell office:value-type="float" office:value="-6.0933657" calcext:value-type="float">
            <text:p>-6.0933657</text:p>
          </table:table-cell>
          <table:table-cell table:formula="of:=[.A7431]*0.3048" office:value-type="float" office:value="-1.85725786536" calcext:value-type="float">
            <text:p>-1.85725786536</text:p>
          </table:table-cell>
        </table:table-row>
        <table:table-row table:style-name="ro1">
          <table:table-cell office:value-type="float" office:value="-6.1596227" calcext:value-type="float">
            <text:p>-6.1596227</text:p>
          </table:table-cell>
          <table:table-cell table:formula="of:=[.A7432]*0.3048" office:value-type="float" office:value="-1.87745299896" calcext:value-type="float">
            <text:p>-1.87745299896</text:p>
          </table:table-cell>
        </table:table-row>
        <table:table-row table:style-name="ro1">
          <table:table-cell office:value-type="float" office:value="-6.2247887" calcext:value-type="float">
            <text:p>-6.2247887</text:p>
          </table:table-cell>
          <table:table-cell table:formula="of:=[.A7433]*0.3048" office:value-type="float" office:value="-1.89731559576" calcext:value-type="float">
            <text:p>-1.89731559576</text:p>
          </table:table-cell>
        </table:table-row>
        <table:table-row table:style-name="ro1">
          <table:table-cell office:value-type="float" office:value="-6.2888479" calcext:value-type="float">
            <text:p>-6.2888479</text:p>
          </table:table-cell>
          <table:table-cell table:formula="of:=[.A7434]*0.3048" office:value-type="float" office:value="-1.91684083992" calcext:value-type="float">
            <text:p>-1.91684083992</text:p>
          </table:table-cell>
        </table:table-row>
        <table:table-row table:style-name="ro1">
          <table:table-cell office:value-type="float" office:value="-6.3517833" calcext:value-type="float">
            <text:p>-6.3517833</text:p>
          </table:table-cell>
          <table:table-cell table:formula="of:=[.A7435]*0.3048" office:value-type="float" office:value="-1.93602354984" calcext:value-type="float">
            <text:p>-1.93602354984</text:p>
          </table:table-cell>
        </table:table-row>
        <table:table-row table:style-name="ro1">
          <table:table-cell office:value-type="float" office:value="-6.4135785" calcext:value-type="float">
            <text:p>-6.4135785</text:p>
          </table:table-cell>
          <table:table-cell table:formula="of:=[.A7436]*0.3048" office:value-type="float" office:value="-1.9548587268" calcext:value-type="float">
            <text:p>-1.9548587268</text:p>
          </table:table-cell>
        </table:table-row>
        <table:table-row table:style-name="ro1">
          <table:table-cell office:value-type="float" office:value="-6.4742227" calcext:value-type="float">
            <text:p>-6.4742227</text:p>
          </table:table-cell>
          <table:table-cell table:formula="of:=[.A7437]*0.3048" office:value-type="float" office:value="-1.97334307896" calcext:value-type="float">
            <text:p>-1.97334307896</text:p>
          </table:table-cell>
        </table:table-row>
        <table:table-row table:style-name="ro1">
          <table:table-cell office:value-type="float" office:value="-6.5337057" calcext:value-type="float">
            <text:p>-6.5337057</text:p>
          </table:table-cell>
          <table:table-cell table:formula="of:=[.A7438]*0.3048" office:value-type="float" office:value="-1.99147349736" calcext:value-type="float">
            <text:p>-1.99147349736</text:p>
          </table:table-cell>
        </table:table-row>
        <table:table-row table:style-name="ro1">
          <table:table-cell office:value-type="float" office:value="-6.5920181" calcext:value-type="float">
            <text:p>-6.5920181</text:p>
          </table:table-cell>
          <table:table-cell table:formula="of:=[.A7439]*0.3048" office:value-type="float" office:value="-2.00924711688" calcext:value-type="float">
            <text:p>-2.00924711688</text:p>
          </table:table-cell>
        </table:table-row>
        <table:table-row table:style-name="ro1">
          <table:table-cell office:value-type="float" office:value="-6.6491489" calcext:value-type="float">
            <text:p>-6.6491489</text:p>
          </table:table-cell>
          <table:table-cell table:formula="of:=[.A7440]*0.3048" office:value-type="float" office:value="-2.02666058472" calcext:value-type="float">
            <text:p>-2.02666058472</text:p>
          </table:table-cell>
        </table:table-row>
        <table:table-row table:style-name="ro1">
          <table:table-cell office:value-type="float" office:value="-6.7050982" calcext:value-type="float">
            <text:p>-6.7050982</text:p>
          </table:table-cell>
          <table:table-cell table:formula="of:=[.A7441]*0.3048" office:value-type="float" office:value="-2.04371393136" calcext:value-type="float">
            <text:p>-2.04371393136</text:p>
          </table:table-cell>
        </table:table-row>
        <table:table-row table:style-name="ro1">
          <table:table-cell office:value-type="float" office:value="-6.7598572" calcext:value-type="float">
            <text:p>-6.7598572</text:p>
          </table:table-cell>
          <table:table-cell table:formula="of:=[.A7442]*0.3048" office:value-type="float" office:value="-2.06040447456" calcext:value-type="float">
            <text:p>-2.06040447456</text:p>
          </table:table-cell>
        </table:table-row>
        <table:table-row table:style-name="ro1">
          <table:table-cell office:value-type="float" office:value="-6.813427" calcext:value-type="float">
            <text:p>-6.813427</text:p>
          </table:table-cell>
          <table:table-cell table:formula="of:=[.A7443]*0.3048" office:value-type="float" office:value="-2.0767325496" calcext:value-type="float">
            <text:p>-2.0767325496</text:p>
          </table:table-cell>
        </table:table-row>
        <table:table-row table:style-name="ro1">
          <table:table-cell office:value-type="float" office:value="-6.8658056" calcext:value-type="float">
            <text:p>-6.8658056</text:p>
          </table:table-cell>
          <table:table-cell table:formula="of:=[.A7444]*0.3048" office:value-type="float" office:value="-2.09269754688" calcext:value-type="float">
            <text:p>-2.09269754688</text:p>
          </table:table-cell>
        </table:table-row>
        <table:table-row table:style-name="ro1">
          <table:table-cell office:value-type="float" office:value="-6.9169922" calcext:value-type="float">
            <text:p>-6.9169922</text:p>
          </table:table-cell>
          <table:table-cell table:formula="of:=[.A7445]*0.3048" office:value-type="float" office:value="-2.10829922256" calcext:value-type="float">
            <text:p>-2.10829922256</text:p>
          </table:table-cell>
        </table:table-row>
        <table:table-row table:style-name="ro1">
          <table:table-cell office:value-type="float" office:value="-6.9669905" calcext:value-type="float">
            <text:p>-6.9669905</text:p>
          </table:table-cell>
          <table:table-cell table:formula="of:=[.A7446]*0.3048" office:value-type="float" office:value="-2.1235387044" calcext:value-type="float">
            <text:p>-2.1235387044</text:p>
          </table:table-cell>
        </table:table-row>
        <table:table-row table:style-name="ro1">
          <table:table-cell office:value-type="float" office:value="-7.0157995" calcext:value-type="float">
            <text:p>-7.0157995</text:p>
          </table:table-cell>
          <table:table-cell table:formula="of:=[.A7447]*0.3048" office:value-type="float" office:value="-2.1384156876" calcext:value-type="float">
            <text:p>-2.1384156876</text:p>
          </table:table-cell>
        </table:table-row>
        <table:table-row table:style-name="ro1">
          <table:table-cell office:value-type="float" office:value="-7.0634241" calcext:value-type="float">
            <text:p>-7.0634241</text:p>
          </table:table-cell>
          <table:table-cell table:formula="of:=[.A7448]*0.3048" office:value-type="float" office:value="-2.15293166568" calcext:value-type="float">
            <text:p>-2.15293166568</text:p>
          </table:table-cell>
        </table:table-row>
        <table:table-row table:style-name="ro1">
          <table:table-cell office:value-type="float" office:value="-7.1098671" calcext:value-type="float">
            <text:p>-7.1098671</text:p>
          </table:table-cell>
          <table:table-cell table:formula="of:=[.A7449]*0.3048" office:value-type="float" office:value="-2.16708749208" calcext:value-type="float">
            <text:p>-2.16708749208</text:p>
          </table:table-cell>
        </table:table-row>
        <table:table-row table:style-name="ro1">
          <table:table-cell office:value-type="float" office:value="-7.1551294" calcext:value-type="float">
            <text:p>-7.1551294</text:p>
          </table:table-cell>
          <table:table-cell table:formula="of:=[.A7450]*0.3048" office:value-type="float" office:value="-2.18088344112" calcext:value-type="float">
            <text:p>-2.18088344112</text:p>
          </table:table-cell>
        </table:table-row>
        <table:table-row table:style-name="ro1">
          <table:table-cell office:value-type="float" office:value="-7.1992235" calcext:value-type="float">
            <text:p>-7.1992235</text:p>
          </table:table-cell>
          <table:table-cell table:formula="of:=[.A7451]*0.3048" office:value-type="float" office:value="-2.1943233228" calcext:value-type="float">
            <text:p>-2.1943233228</text:p>
          </table:table-cell>
        </table:table-row>
        <table:table-row table:style-name="ro1">
          <table:table-cell office:value-type="float" office:value="-7.2421494" calcext:value-type="float">
            <text:p>-7.2421494</text:p>
          </table:table-cell>
          <table:table-cell table:formula="of:=[.A7452]*0.3048" office:value-type="float" office:value="-2.20740713712" calcext:value-type="float">
            <text:p>-2.20740713712</text:p>
          </table:table-cell>
        </table:table-row>
        <table:table-row table:style-name="ro1">
          <table:table-cell office:value-type="float" office:value="-7.2839098" calcext:value-type="float">
            <text:p>-7.2839098</text:p>
          </table:table-cell>
          <table:table-cell table:formula="of:=[.A7453]*0.3048" office:value-type="float" office:value="-2.22013570704" calcext:value-type="float">
            <text:p>-2.22013570704</text:p>
          </table:table-cell>
        </table:table-row>
        <table:table-row table:style-name="ro1">
          <table:table-cell office:value-type="float" office:value="-7.3245115" calcext:value-type="float">
            <text:p>-7.3245115</text:p>
          </table:table-cell>
          <table:table-cell table:formula="of:=[.A7454]*0.3048" office:value-type="float" office:value="-2.2325111052" calcext:value-type="float">
            <text:p>-2.2325111052</text:p>
          </table:table-cell>
        </table:table-row>
        <table:table-row table:style-name="ro1">
          <table:table-cell office:value-type="float" office:value="-7.3639574" calcext:value-type="float">
            <text:p>-7.3639574</text:p>
          </table:table-cell>
          <table:table-cell table:formula="of:=[.A7455]*0.3048" office:value-type="float" office:value="-2.24453421552" calcext:value-type="float">
            <text:p>-2.24453421552</text:p>
          </table:table-cell>
        </table:table-row>
        <table:table-row table:style-name="ro1">
          <table:table-cell office:value-type="float" office:value="-7.4022512" calcext:value-type="float">
            <text:p>-7.4022512</text:p>
          </table:table-cell>
          <table:table-cell table:formula="of:=[.A7456]*0.3048" office:value-type="float" office:value="-2.25620616576" calcext:value-type="float">
            <text:p>-2.25620616576</text:p>
          </table:table-cell>
        </table:table-row>
        <table:table-row table:style-name="ro1">
          <table:table-cell office:value-type="float" office:value="-7.4393969" calcext:value-type="float">
            <text:p>-7.4393969</text:p>
          </table:table-cell>
          <table:table-cell table:formula="of:=[.A7457]*0.3048" office:value-type="float" office:value="-2.26752817512" calcext:value-type="float">
            <text:p>-2.26752817512</text:p>
          </table:table-cell>
        </table:table-row>
        <table:table-row table:style-name="ro1">
          <table:table-cell office:value-type="float" office:value="-7.4753971" calcext:value-type="float">
            <text:p>-7.4753971</text:p>
          </table:table-cell>
          <table:table-cell table:formula="of:=[.A7458]*0.3048" office:value-type="float" office:value="-2.27850103608" calcext:value-type="float">
            <text:p>-2.27850103608</text:p>
          </table:table-cell>
        </table:table-row>
        <table:table-row table:style-name="ro1">
          <table:table-cell office:value-type="float" office:value="-7.5102549" calcext:value-type="float">
            <text:p>-7.5102549</text:p>
          </table:table-cell>
          <table:table-cell table:formula="of:=[.A7459]*0.3048" office:value-type="float" office:value="-2.28912569352" calcext:value-type="float">
            <text:p>-2.28912569352</text:p>
          </table:table-cell>
        </table:table-row>
        <table:table-row table:style-name="ro1">
          <table:table-cell office:value-type="float" office:value="-7.543973" calcext:value-type="float">
            <text:p>-7.543973</text:p>
          </table:table-cell>
          <table:table-cell table:formula="of:=[.A7460]*0.3048" office:value-type="float" office:value="-2.2994029704" calcext:value-type="float">
            <text:p>-2.2994029704</text:p>
          </table:table-cell>
        </table:table-row>
        <table:table-row table:style-name="ro1">
          <table:table-cell office:value-type="float" office:value="-7.5765533" calcext:value-type="float">
            <text:p>-7.5765533</text:p>
          </table:table-cell>
          <table:table-cell table:formula="of:=[.A7461]*0.3048" office:value-type="float" office:value="-2.30933344584" calcext:value-type="float">
            <text:p>-2.30933344584</text:p>
          </table:table-cell>
        </table:table-row>
        <table:table-row table:style-name="ro1">
          <table:table-cell office:value-type="float" office:value="-7.6079998" calcext:value-type="float">
            <text:p>-7.6079998</text:p>
          </table:table-cell>
          <table:table-cell table:formula="of:=[.A7462]*0.3048" office:value-type="float" office:value="-2.31891833904" calcext:value-type="float">
            <text:p>-2.31891833904</text:p>
          </table:table-cell>
        </table:table-row>
        <table:table-row table:style-name="ro1">
          <table:table-cell office:value-type="float" office:value="-7.6383142" calcext:value-type="float">
            <text:p>-7.6383142</text:p>
          </table:table-cell>
          <table:table-cell table:formula="of:=[.A7463]*0.3048" office:value-type="float" office:value="-2.32815816816" calcext:value-type="float">
            <text:p>-2.32815816816</text:p>
          </table:table-cell>
        </table:table-row>
        <table:table-row table:style-name="ro1">
          <table:table-cell office:value-type="float" office:value="-7.6674986" calcext:value-type="float">
            <text:p>-7.6674986</text:p>
          </table:table-cell>
          <table:table-cell table:formula="of:=[.A7464]*0.3048" office:value-type="float" office:value="-2.33705357328" calcext:value-type="float">
            <text:p>-2.33705357328</text:p>
          </table:table-cell>
        </table:table-row>
        <table:table-row table:style-name="ro1">
          <table:table-cell office:value-type="float" office:value="-7.6955547" calcext:value-type="float">
            <text:p>-7.6955547</text:p>
          </table:table-cell>
          <table:table-cell table:formula="of:=[.A7465]*0.3048" office:value-type="float" office:value="-2.34560507256" calcext:value-type="float">
            <text:p>-2.34560507256</text:p>
          </table:table-cell>
        </table:table-row>
        <table:table-row table:style-name="ro1">
          <table:table-cell office:value-type="float" office:value="-7.7224874" calcext:value-type="float">
            <text:p>-7.7224874</text:p>
          </table:table-cell>
          <table:table-cell table:formula="of:=[.A7466]*0.3048" office:value-type="float" office:value="-2.35381415952" calcext:value-type="float">
            <text:p>-2.35381415952</text:p>
          </table:table-cell>
        </table:table-row>
        <table:table-row table:style-name="ro1">
          <table:table-cell office:value-type="float" office:value="-7.7482939" calcext:value-type="float">
            <text:p>-7.7482939</text:p>
          </table:table-cell>
          <table:table-cell table:formula="of:=[.A7467]*0.3048" office:value-type="float" office:value="-2.36167998072" calcext:value-type="float">
            <text:p>-2.36167998072</text:p>
          </table:table-cell>
        </table:table-row>
        <table:table-row table:style-name="ro1">
          <table:table-cell office:value-type="float" office:value="-7.7729788" calcext:value-type="float">
            <text:p>-7.7729788</text:p>
          </table:table-cell>
          <table:table-cell table:formula="of:=[.A7468]*0.3048" office:value-type="float" office:value="-2.36920393824" calcext:value-type="float">
            <text:p>-2.36920393824</text:p>
          </table:table-cell>
        </table:table-row>
        <table:table-row table:style-name="ro1">
          <table:table-cell office:value-type="float" office:value="-7.7965422" calcext:value-type="float">
            <text:p>-7.7965422</text:p>
          </table:table-cell>
          <table:table-cell table:formula="of:=[.A7469]*0.3048" office:value-type="float" office:value="-2.37638606256" calcext:value-type="float">
            <text:p>-2.37638606256</text:p>
          </table:table-cell>
        </table:table-row>
        <table:table-row table:style-name="ro1">
          <table:table-cell office:value-type="float" office:value="-7.818985" calcext:value-type="float">
            <text:p>-7.818985</text:p>
          </table:table-cell>
          <table:table-cell table:formula="of:=[.A7470]*0.3048" office:value-type="float" office:value="-2.383226628" calcext:value-type="float">
            <text:p>-2.383226628</text:p>
          </table:table-cell>
        </table:table-row>
        <table:table-row table:style-name="ro1">
          <table:table-cell office:value-type="float" office:value="-7.8403082" calcext:value-type="float">
            <text:p>-7.8403082</text:p>
          </table:table-cell>
          <table:table-cell table:formula="of:=[.A7471]*0.3048" office:value-type="float" office:value="-2.38972593936" calcext:value-type="float">
            <text:p>-2.38972593936</text:p>
          </table:table-cell>
        </table:table-row>
        <table:table-row table:style-name="ro1">
          <table:table-cell office:value-type="float" office:value="-7.860507" calcext:value-type="float">
            <text:p>-7.860507</text:p>
          </table:table-cell>
          <table:table-cell table:formula="of:=[.A7472]*0.3048" office:value-type="float" office:value="-2.3958825336" calcext:value-type="float">
            <text:p>-2.3958825336</text:p>
          </table:table-cell>
        </table:table-row>
        <table:table-row table:style-name="ro1">
          <table:table-cell office:value-type="float" office:value="-7.8795824" calcext:value-type="float">
            <text:p>-7.8795824</text:p>
          </table:table-cell>
          <table:table-cell table:formula="of:=[.A7473]*0.3048" office:value-type="float" office:value="-2.40169671552" calcext:value-type="float">
            <text:p>-2.40169671552</text:p>
          </table:table-cell>
        </table:table-row>
        <table:table-row table:style-name="ro1">
          <table:table-cell office:value-type="float" office:value="-7.8975334" calcext:value-type="float">
            <text:p>-7.8975334</text:p>
          </table:table-cell>
          <table:table-cell table:formula="of:=[.A7474]*0.3048" office:value-type="float" office:value="-2.40716818032" calcext:value-type="float">
            <text:p>-2.40716818032</text:p>
          </table:table-cell>
        </table:table-row>
        <table:table-row table:style-name="ro1">
          <table:table-cell office:value-type="float" office:value="-7.9143553" calcext:value-type="float">
            <text:p>-7.9143553</text:p>
          </table:table-cell>
          <table:table-cell table:formula="of:=[.A7475]*0.3048" office:value-type="float" office:value="-2.41229549544" calcext:value-type="float">
            <text:p>-2.41229549544</text:p>
          </table:table-cell>
        </table:table-row>
        <table:table-row table:style-name="ro1">
          <table:table-cell office:value-type="float" office:value="-7.930048" calcext:value-type="float">
            <text:p>-7.930048</text:p>
          </table:table-cell>
          <table:table-cell table:formula="of:=[.A7476]*0.3048" office:value-type="float" office:value="-2.4170786304" calcext:value-type="float">
            <text:p>-2.4170786304</text:p>
          </table:table-cell>
        </table:table-row>
        <table:table-row table:style-name="ro1">
          <table:table-cell office:value-type="float" office:value="-7.9446058" calcext:value-type="float">
            <text:p>-7.9446058</text:p>
          </table:table-cell>
          <table:table-cell table:formula="of:=[.A7477]*0.3048" office:value-type="float" office:value="-2.42151584784" calcext:value-type="float">
            <text:p>-2.42151584784</text:p>
          </table:table-cell>
        </table:table-row>
        <table:table-row table:style-name="ro1">
          <table:table-cell office:value-type="float" office:value="-7.9580259" calcext:value-type="float">
            <text:p>-7.9580259</text:p>
          </table:table-cell>
          <table:table-cell table:formula="of:=[.A7478]*0.3048" office:value-type="float" office:value="-2.42560629432" calcext:value-type="float">
            <text:p>-2.42560629432</text:p>
          </table:table-cell>
        </table:table-row>
        <table:table-row table:style-name="ro1">
          <table:table-cell office:value-type="float" office:value="-7.9703026" calcext:value-type="float">
            <text:p>-7.9703026</text:p>
          </table:table-cell>
          <table:table-cell table:formula="of:=[.A7479]*0.3048" office:value-type="float" office:value="-2.42934823248" calcext:value-type="float">
            <text:p>-2.42934823248</text:p>
          </table:table-cell>
        </table:table-row>
        <table:table-row table:style-name="ro1">
          <table:table-cell office:value-type="float" office:value="-7.9814329" calcext:value-type="float">
            <text:p>-7.9814329</text:p>
          </table:table-cell>
          <table:table-cell table:formula="of:=[.A7480]*0.3048" office:value-type="float" office:value="-2.43274074792" calcext:value-type="float">
            <text:p>-2.43274074792</text:p>
          </table:table-cell>
        </table:table-row>
        <table:table-row table:style-name="ro1">
          <table:table-cell office:value-type="float" office:value="-7.9914112" calcext:value-type="float">
            <text:p>-7.9914112</text:p>
          </table:table-cell>
          <table:table-cell table:formula="of:=[.A7481]*0.3048" office:value-type="float" office:value="-2.43578213376" calcext:value-type="float">
            <text:p>-2.43578213376</text:p>
          </table:table-cell>
        </table:table-row>
        <table:table-row table:style-name="ro1">
          <table:table-cell office:value-type="float" office:value="-8.0002346" calcext:value-type="float">
            <text:p>-8.0002346</text:p>
          </table:table-cell>
          <table:table-cell table:formula="of:=[.A7482]*0.3048" office:value-type="float" office:value="-2.43847150608" calcext:value-type="float">
            <text:p>-2.43847150608</text:p>
          </table:table-cell>
        </table:table-row>
        <table:table-row table:style-name="ro1">
          <table:table-cell office:value-type="float" office:value="-8.0078955" calcext:value-type="float">
            <text:p>-8.0078955</text:p>
          </table:table-cell>
          <table:table-cell table:formula="of:=[.A7483]*0.3048" office:value-type="float" office:value="-2.4408065484" calcext:value-type="float">
            <text:p>-2.4408065484</text:p>
          </table:table-cell>
        </table:table-row>
        <table:table-row table:style-name="ro1">
          <table:table-cell office:value-type="float" office:value="-8.0143967" calcext:value-type="float">
            <text:p>-8.0143967</text:p>
          </table:table-cell>
          <table:table-cell table:formula="of:=[.A7484]*0.3048" office:value-type="float" office:value="-2.44278811416" calcext:value-type="float">
            <text:p>-2.44278811416</text:p>
          </table:table-cell>
        </table:table-row>
        <table:table-row table:style-name="ro1">
          <table:table-cell office:value-type="float" office:value="-8.0197353" calcext:value-type="float">
            <text:p>-8.0197353</text:p>
          </table:table-cell>
          <table:table-cell table:formula="of:=[.A7485]*0.3048" office:value-type="float" office:value="-2.44441531944" calcext:value-type="float">
            <text:p>-2.44441531944</text:p>
          </table:table-cell>
        </table:table-row>
        <table:table-row table:style-name="ro1">
          <table:table-cell office:value-type="float" office:value="-8.0239096" calcext:value-type="float">
            <text:p>-8.0239096</text:p>
          </table:table-cell>
          <table:table-cell table:formula="of:=[.A7486]*0.3048" office:value-type="float" office:value="-2.44568764608" calcext:value-type="float">
            <text:p>-2.44568764608</text:p>
          </table:table-cell>
        </table:table-row>
        <table:table-row table:style-name="ro1">
          <table:table-cell office:value-type="float" office:value="-8.0269222" calcext:value-type="float">
            <text:p>-8.0269222</text:p>
          </table:table-cell>
          <table:table-cell table:formula="of:=[.A7487]*0.3048" office:value-type="float" office:value="-2.44660588656" calcext:value-type="float">
            <text:p>-2.44660588656</text:p>
          </table:table-cell>
        </table:table-row>
        <table:table-row table:style-name="ro1">
          <table:table-cell office:value-type="float" office:value="-8.0287771" calcext:value-type="float">
            <text:p>-8.0287771</text:p>
          </table:table-cell>
          <table:table-cell table:formula="of:=[.A7488]*0.3048" office:value-type="float" office:value="-2.44717126008" calcext:value-type="float">
            <text:p>-2.44717126008</text:p>
          </table:table-cell>
        </table:table-row>
        <table:table-row table:style-name="ro1">
          <table:table-cell office:value-type="float" office:value="-8.0294781" calcext:value-type="float">
            <text:p>-8.0294781</text:p>
          </table:table-cell>
          <table:table-cell table:formula="of:=[.A7489]*0.3048" office:value-type="float" office:value="-2.44738492488" calcext:value-type="float">
            <text:p>-2.44738492488</text:p>
          </table:table-cell>
        </table:table-row>
        <table:table-row table:style-name="ro1">
          <table:table-cell office:value-type="float" office:value="-8.0290308" calcext:value-type="float">
            <text:p>-8.0290308</text:p>
          </table:table-cell>
          <table:table-cell table:formula="of:=[.A7490]*0.3048" office:value-type="float" office:value="-2.44724858784" calcext:value-type="float">
            <text:p>-2.44724858784</text:p>
          </table:table-cell>
        </table:table-row>
        <table:table-row table:style-name="ro1">
          <table:table-cell office:value-type="float" office:value="-8.0274467" calcext:value-type="float">
            <text:p>-8.0274467</text:p>
          </table:table-cell>
          <table:table-cell table:formula="of:=[.A7491]*0.3048" office:value-type="float" office:value="-2.44676575416" calcext:value-type="float">
            <text:p>-2.44676575416</text:p>
          </table:table-cell>
        </table:table-row>
        <table:table-row table:style-name="ro1">
          <table:table-cell office:value-type="float" office:value="-8.0247355" calcext:value-type="float">
            <text:p>-8.0247355</text:p>
          </table:table-cell>
          <table:table-cell table:formula="of:=[.A7492]*0.3048" office:value-type="float" office:value="-2.4459393804" calcext:value-type="float">
            <text:p>-2.4459393804</text:p>
          </table:table-cell>
        </table:table-row>
        <table:table-row table:style-name="ro1">
          <table:table-cell office:value-type="float" office:value="-8.0209093" calcext:value-type="float">
            <text:p>-8.0209093</text:p>
          </table:table-cell>
          <table:table-cell table:formula="of:=[.A7493]*0.3048" office:value-type="float" office:value="-2.44477315464" calcext:value-type="float">
            <text:p>-2.44477315464</text:p>
          </table:table-cell>
        </table:table-row>
        <table:table-row table:style-name="ro1">
          <table:table-cell office:value-type="float" office:value="-8.0159864" calcext:value-type="float">
            <text:p>-8.0159864</text:p>
          </table:table-cell>
          <table:table-cell table:formula="of:=[.A7494]*0.3048" office:value-type="float" office:value="-2.44327265472" calcext:value-type="float">
            <text:p>-2.44327265472</text:p>
          </table:table-cell>
        </table:table-row>
        <table:table-row table:style-name="ro1">
          <table:table-cell office:value-type="float" office:value="-8.0099831" calcext:value-type="float">
            <text:p>-8.0099831</text:p>
          </table:table-cell>
          <table:table-cell table:formula="of:=[.A7495]*0.3048" office:value-type="float" office:value="-2.44144284888" calcext:value-type="float">
            <text:p>-2.44144284888</text:p>
          </table:table-cell>
        </table:table-row>
        <table:table-row table:style-name="ro1">
          <table:table-cell office:value-type="float" office:value="-8.0029182" calcext:value-type="float">
            <text:p>-8.0029182</text:p>
          </table:table-cell>
          <table:table-cell table:formula="of:=[.A7496]*0.3048" office:value-type="float" office:value="-2.43928946736" calcext:value-type="float">
            <text:p>-2.43928946736</text:p>
          </table:table-cell>
        </table:table-row>
        <table:table-row table:style-name="ro1">
          <table:table-cell office:value-type="float" office:value="-7.9948168" calcext:value-type="float">
            <text:p>-7.9948168</text:p>
          </table:table-cell>
          <table:table-cell table:formula="of:=[.A7497]*0.3048" office:value-type="float" office:value="-2.43682016064" calcext:value-type="float">
            <text:p>-2.43682016064</text:p>
          </table:table-cell>
        </table:table-row>
        <table:table-row table:style-name="ro1">
          <table:table-cell office:value-type="float" office:value="-7.9857016" calcext:value-type="float">
            <text:p>-7.9857016</text:p>
          </table:table-cell>
          <table:table-cell table:formula="of:=[.A7498]*0.3048" office:value-type="float" office:value="-2.43404184768" calcext:value-type="float">
            <text:p>-2.43404184768</text:p>
          </table:table-cell>
        </table:table-row>
        <table:table-row table:style-name="ro1">
          <table:table-cell office:value-type="float" office:value="-7.9755964" calcext:value-type="float">
            <text:p>-7.9755964</text:p>
          </table:table-cell>
          <table:table-cell table:formula="of:=[.A7499]*0.3048" office:value-type="float" office:value="-2.43096178272" calcext:value-type="float">
            <text:p>-2.43096178272</text:p>
          </table:table-cell>
        </table:table-row>
        <table:table-row table:style-name="ro1">
          <table:table-cell office:value-type="float" office:value="-7.96453" calcext:value-type="float">
            <text:p>-7.96453</text:p>
          </table:table-cell>
          <table:table-cell table:formula="of:=[.A7500]*0.3048" office:value-type="float" office:value="-2.427588744" calcext:value-type="float">
            <text:p>-2.427588744</text:p>
          </table:table-cell>
        </table:table-row>
        <table:table-row table:style-name="ro1">
          <table:table-cell office:value-type="float" office:value="-7.952527" calcext:value-type="float">
            <text:p>-7.952527</text:p>
          </table:table-cell>
          <table:table-cell table:formula="of:=[.A7501]*0.3048" office:value-type="float" office:value="-2.4239302296" calcext:value-type="float">
            <text:p>-2.4239302296</text:p>
          </table:table-cell>
        </table:table-row>
        <table:table-row table:style-name="ro1">
          <table:table-cell office:value-type="float" office:value="-7.9396172" calcext:value-type="float">
            <text:p>-7.9396172</text:p>
          </table:table-cell>
          <table:table-cell table:formula="of:=[.A7502]*0.3048" office:value-type="float" office:value="-2.41999532256" calcext:value-type="float">
            <text:p>-2.41999532256</text:p>
          </table:table-cell>
        </table:table-row>
        <table:table-row table:style-name="ro1">
          <table:table-cell office:value-type="float" office:value="-7.9258299" calcext:value-type="float">
            <text:p>-7.9258299</text:p>
          </table:table-cell>
          <table:table-cell table:formula="of:=[.A7503]*0.3048" office:value-type="float" office:value="-2.41579295352" calcext:value-type="float">
            <text:p>-2.41579295352</text:p>
          </table:table-cell>
        </table:table-row>
        <table:table-row table:style-name="ro1">
          <table:table-cell office:value-type="float" office:value="-7.9111891" calcext:value-type="float">
            <text:p>-7.9111891</text:p>
          </table:table-cell>
          <table:table-cell table:formula="of:=[.A7504]*0.3048" office:value-type="float" office:value="-2.41133043768" calcext:value-type="float">
            <text:p>-2.41133043768</text:p>
          </table:table-cell>
        </table:table-row>
        <table:table-row table:style-name="ro1">
          <table:table-cell office:value-type="float" office:value="-7.8957262" calcext:value-type="float">
            <text:p>-7.8957262</text:p>
          </table:table-cell>
          <table:table-cell table:formula="of:=[.A7505]*0.3048" office:value-type="float" office:value="-2.40661734576" calcext:value-type="float">
            <text:p>-2.40661734576</text:p>
          </table:table-cell>
        </table:table-row>
        <table:table-row table:style-name="ro1">
          <table:table-cell office:value-type="float" office:value="-7.879468" calcext:value-type="float">
            <text:p>-7.879468</text:p>
          </table:table-cell>
          <table:table-cell table:formula="of:=[.A7506]*0.3048" office:value-type="float" office:value="-2.4016618464" calcext:value-type="float">
            <text:p>-2.4016618464</text:p>
          </table:table-cell>
        </table:table-row>
        <table:table-row table:style-name="ro1">
          <table:table-cell office:value-type="float" office:value="-7.8624401" calcext:value-type="float">
            <text:p>-7.8624401</text:p>
          </table:table-cell>
          <table:table-cell table:formula="of:=[.A7507]*0.3048" office:value-type="float" office:value="-2.39647174248" calcext:value-type="float">
            <text:p>-2.39647174248</text:p>
          </table:table-cell>
        </table:table-row>
        <table:table-row table:style-name="ro1">
          <table:table-cell office:value-type="float" office:value="-7.8446665" calcext:value-type="float">
            <text:p>-7.8446665</text:p>
          </table:table-cell>
          <table:table-cell table:formula="of:=[.A7508]*0.3048" office:value-type="float" office:value="-2.3910543492" calcext:value-type="float">
            <text:p>-2.3910543492</text:p>
          </table:table-cell>
        </table:table-row>
        <table:table-row table:style-name="ro1">
          <table:table-cell office:value-type="float" office:value="-7.8261738" calcext:value-type="float">
            <text:p>-7.8261738</text:p>
          </table:table-cell>
          <table:table-cell table:formula="of:=[.A7509]*0.3048" office:value-type="float" office:value="-2.38541777424" calcext:value-type="float">
            <text:p>-2.38541777424</text:p>
          </table:table-cell>
        </table:table-row>
        <table:table-row table:style-name="ro1">
          <table:table-cell office:value-type="float" office:value="-7.8069811" calcext:value-type="float">
            <text:p>-7.8069811</text:p>
          </table:table-cell>
          <table:table-cell table:formula="of:=[.A7510]*0.3048" office:value-type="float" office:value="-2.37956783928" calcext:value-type="float">
            <text:p>-2.37956783928</text:p>
          </table:table-cell>
        </table:table-row>
        <table:table-row table:style-name="ro1">
          <table:table-cell office:value-type="float" office:value="-7.7871084" calcext:value-type="float">
            <text:p>-7.7871084</text:p>
          </table:table-cell>
          <table:table-cell table:formula="of:=[.A7511]*0.3048" office:value-type="float" office:value="-2.37351064032" calcext:value-type="float">
            <text:p>-2.37351064032</text:p>
          </table:table-cell>
        </table:table-row>
        <table:table-row table:style-name="ro1">
          <table:table-cell office:value-type="float" office:value="-7.7665787" calcext:value-type="float">
            <text:p>-7.7665787</text:p>
          </table:table-cell>
          <table:table-cell table:formula="of:=[.A7512]*0.3048" office:value-type="float" office:value="-2.36725318776" calcext:value-type="float">
            <text:p>-2.36725318776</text:p>
          </table:table-cell>
        </table:table-row>
        <table:table-row table:style-name="ro1">
          <table:table-cell office:value-type="float" office:value="-7.7454042" calcext:value-type="float">
            <text:p>-7.7454042</text:p>
          </table:table-cell>
          <table:table-cell table:formula="of:=[.A7513]*0.3048" office:value-type="float" office:value="-2.36079920016" calcext:value-type="float">
            <text:p>-2.36079920016</text:p>
          </table:table-cell>
        </table:table-row>
        <table:table-row table:style-name="ro1">
          <table:table-cell office:value-type="float" office:value="-7.7236023" calcext:value-type="float">
            <text:p>-7.7236023</text:p>
          </table:table-cell>
          <table:table-cell table:formula="of:=[.A7514]*0.3048" office:value-type="float" office:value="-2.35415398104" calcext:value-type="float">
            <text:p>-2.35415398104</text:p>
          </table:table-cell>
        </table:table-row>
        <table:table-row table:style-name="ro1">
          <table:table-cell office:value-type="float" office:value="-7.7011871" calcext:value-type="float">
            <text:p>-7.7011871</text:p>
          </table:table-cell>
          <table:table-cell table:formula="of:=[.A7515]*0.3048" office:value-type="float" office:value="-2.34732182808" calcext:value-type="float">
            <text:p>-2.34732182808</text:p>
          </table:table-cell>
        </table:table-row>
        <table:table-row table:style-name="ro1">
          <table:table-cell office:value-type="float" office:value="-7.6781712" calcext:value-type="float">
            <text:p>-7.6781712</text:p>
          </table:table-cell>
          <table:table-cell table:formula="of:=[.A7516]*0.3048" office:value-type="float" office:value="-2.34030658176" calcext:value-type="float">
            <text:p>-2.34030658176</text:p>
          </table:table-cell>
        </table:table-row>
        <table:table-row table:style-name="ro1">
          <table:table-cell office:value-type="float" office:value="-7.654562" calcext:value-type="float">
            <text:p>-7.654562</text:p>
          </table:table-cell>
          <table:table-cell table:formula="of:=[.A7517]*0.3048" office:value-type="float" office:value="-2.3331104976" calcext:value-type="float">
            <text:p>-2.3331104976</text:p>
          </table:table-cell>
        </table:table-row>
        <table:table-row table:style-name="ro1">
          <table:table-cell office:value-type="float" office:value="-7.6303692" calcext:value-type="float">
            <text:p>-7.6303692</text:p>
          </table:table-cell>
          <table:table-cell table:formula="of:=[.A7518]*0.3048" office:value-type="float" office:value="-2.32573653216" calcext:value-type="float">
            <text:p>-2.32573653216</text:p>
          </table:table-cell>
        </table:table-row>
        <table:table-row table:style-name="ro1">
          <table:table-cell office:value-type="float" office:value="-7.6055975" calcext:value-type="float">
            <text:p>-7.6055975</text:p>
          </table:table-cell>
          <table:table-cell table:formula="of:=[.A7519]*0.3048" office:value-type="float" office:value="-2.318186118" calcext:value-type="float">
            <text:p>-2.318186118</text:p>
          </table:table-cell>
        </table:table-row>
        <table:table-row table:style-name="ro1">
          <table:table-cell office:value-type="float" office:value="-7.5802526" calcext:value-type="float">
            <text:p>-7.5802526</text:p>
          </table:table-cell>
          <table:table-cell table:formula="of:=[.A7520]*0.3048" office:value-type="float" office:value="-2.31046099248" calcext:value-type="float">
            <text:p>-2.31046099248</text:p>
          </table:table-cell>
        </table:table-row>
        <table:table-row table:style-name="ro1">
          <table:table-cell office:value-type="float" office:value="-7.5543423" calcext:value-type="float">
            <text:p>-7.5543423</text:p>
          </table:table-cell>
          <table:table-cell table:formula="of:=[.A7521]*0.3048" office:value-type="float" office:value="-2.30256353304" calcext:value-type="float">
            <text:p>-2.30256353304</text:p>
          </table:table-cell>
        </table:table-row>
        <table:table-row table:style-name="ro1">
          <table:table-cell office:value-type="float" office:value="-7.5278654" calcext:value-type="float">
            <text:p>-7.5278654</text:p>
          </table:table-cell>
          <table:table-cell table:formula="of:=[.A7522]*0.3048" office:value-type="float" office:value="-2.29449337392" calcext:value-type="float">
            <text:p>-2.29449337392</text:p>
          </table:table-cell>
        </table:table-row>
        <table:table-row table:style-name="ro1">
          <table:table-cell office:value-type="float" office:value="-7.5008278" calcext:value-type="float">
            <text:p>-7.5008278</text:p>
          </table:table-cell>
          <table:table-cell table:formula="of:=[.A7523]*0.3048" office:value-type="float" office:value="-2.28625231344" calcext:value-type="float">
            <text:p>-2.28625231344</text:p>
          </table:table-cell>
        </table:table-row>
        <table:table-row table:style-name="ro1">
          <table:table-cell office:value-type="float" office:value="-7.4732342" calcext:value-type="float">
            <text:p>-7.4732342</text:p>
          </table:table-cell>
          <table:table-cell table:formula="of:=[.A7524]*0.3048" office:value-type="float" office:value="-2.27784178416" calcext:value-type="float">
            <text:p>-2.27784178416</text:p>
          </table:table-cell>
        </table:table-row>
        <table:table-row table:style-name="ro1">
          <table:table-cell office:value-type="float" office:value="-7.4450817" calcext:value-type="float">
            <text:p>-7.4450817</text:p>
          </table:table-cell>
          <table:table-cell table:formula="of:=[.A7525]*0.3048" office:value-type="float" office:value="-2.26926090216" calcext:value-type="float">
            <text:p>-2.26926090216</text:p>
          </table:table-cell>
        </table:table-row>
        <table:table-row table:style-name="ro1">
          <table:table-cell office:value-type="float" office:value="-7.416378" calcext:value-type="float">
            <text:p>-7.416378</text:p>
          </table:table-cell>
          <table:table-cell table:formula="of:=[.A7526]*0.3048" office:value-type="float" office:value="-2.2605120144" calcext:value-type="float">
            <text:p>-2.2605120144</text:p>
          </table:table-cell>
        </table:table-row>
        <table:table-row table:style-name="ro1">
          <table:table-cell office:value-type="float" office:value="-7.3871241" calcext:value-type="float">
            <text:p>-7.3871241</text:p>
          </table:table-cell>
          <table:table-cell table:formula="of:=[.A7527]*0.3048" office:value-type="float" office:value="-2.25159542568" calcext:value-type="float">
            <text:p>-2.25159542568</text:p>
          </table:table-cell>
        </table:table-row>
        <table:table-row table:style-name="ro1">
          <table:table-cell office:value-type="float" office:value="-7.3573208" calcext:value-type="float">
            <text:p>-7.3573208</text:p>
          </table:table-cell>
          <table:table-cell table:formula="of:=[.A7528]*0.3048" office:value-type="float" office:value="-2.24251137984" calcext:value-type="float">
            <text:p>-2.24251137984</text:p>
          </table:table-cell>
        </table:table-row>
        <table:table-row table:style-name="ro1">
          <table:table-cell office:value-type="float" office:value="-7.326972" calcext:value-type="float">
            <text:p>-7.326972</text:p>
          </table:table-cell>
          <table:table-cell table:formula="of:=[.A7529]*0.3048" office:value-type="float" office:value="-2.2332610656" calcext:value-type="float">
            <text:p>-2.2332610656</text:p>
          </table:table-cell>
        </table:table-row>
        <table:table-row table:style-name="ro1">
          <table:table-cell office:value-type="float" office:value="-7.2960825" calcext:value-type="float">
            <text:p>-7.2960825</text:p>
          </table:table-cell>
          <table:table-cell table:formula="of:=[.A7530]*0.3048" office:value-type="float" office:value="-2.223845946" calcext:value-type="float">
            <text:p>-2.223845946</text:p>
          </table:table-cell>
        </table:table-row>
        <table:table-row table:style-name="ro1">
          <table:table-cell office:value-type="float" office:value="-7.264658" calcext:value-type="float">
            <text:p>-7.264658</text:p>
          </table:table-cell>
          <table:table-cell table:formula="of:=[.A7531]*0.3048" office:value-type="float" office:value="-2.2142677584" calcext:value-type="float">
            <text:p>-2.2142677584</text:p>
          </table:table-cell>
        </table:table-row>
        <table:table-row table:style-name="ro1">
          <table:table-cell office:value-type="float" office:value="-7.2327042" calcext:value-type="float">
            <text:p>-7.2327042</text:p>
          </table:table-cell>
          <table:table-cell table:formula="of:=[.A7532]*0.3048" office:value-type="float" office:value="-2.20452824016" calcext:value-type="float">
            <text:p>-2.20452824016</text:p>
          </table:table-cell>
        </table:table-row>
        <table:table-row table:style-name="ro1">
          <table:table-cell office:value-type="float" office:value="-7.2002325" calcext:value-type="float">
            <text:p>-7.2002325</text:p>
          </table:table-cell>
          <table:table-cell table:formula="of:=[.A7533]*0.3048" office:value-type="float" office:value="-2.194630866" calcext:value-type="float">
            <text:p>-2.194630866</text:p>
          </table:table-cell>
        </table:table-row>
        <table:table-row table:style-name="ro1">
          <table:table-cell office:value-type="float" office:value="-7.1672497" calcext:value-type="float">
            <text:p>-7.1672497</text:p>
          </table:table-cell>
          <table:table-cell table:formula="of:=[.A7534]*0.3048" office:value-type="float" office:value="-2.18457770856" calcext:value-type="float">
            <text:p>-2.18457770856</text:p>
          </table:table-cell>
        </table:table-row>
        <table:table-row table:style-name="ro1">
          <table:table-cell office:value-type="float" office:value="-7.133769" calcext:value-type="float">
            <text:p>-7.133769</text:p>
          </table:table-cell>
          <table:table-cell table:formula="of:=[.A7535]*0.3048" office:value-type="float" office:value="-2.1743727912" calcext:value-type="float">
            <text:p>-2.1743727912</text:p>
          </table:table-cell>
        </table:table-row>
        <table:table-row table:style-name="ro1">
          <table:table-cell office:value-type="float" office:value="-7.0998096" calcext:value-type="float">
            <text:p>-7.0998096</text:p>
          </table:table-cell>
          <table:table-cell table:formula="of:=[.A7536]*0.3048" office:value-type="float" office:value="-2.16402196608" calcext:value-type="float">
            <text:p>-2.16402196608</text:p>
          </table:table-cell>
        </table:table-row>
        <table:table-row table:style-name="ro1">
          <table:table-cell office:value-type="float" office:value="-7.0653811" calcext:value-type="float">
            <text:p>-7.0653811</text:p>
          </table:table-cell>
          <table:table-cell table:formula="of:=[.A7537]*0.3048" office:value-type="float" office:value="-2.15352815928" calcext:value-type="float">
            <text:p>-2.15352815928</text:p>
          </table:table-cell>
        </table:table-row>
        <table:table-row table:style-name="ro1">
          <table:table-cell office:value-type="float" office:value="-7.0305004" calcext:value-type="float">
            <text:p>-7.0305004</text:p>
          </table:table-cell>
          <table:table-cell table:formula="of:=[.A7538]*0.3048" office:value-type="float" office:value="-2.14289652192" calcext:value-type="float">
            <text:p>-2.14289652192</text:p>
          </table:table-cell>
        </table:table-row>
        <table:table-row table:style-name="ro1">
          <table:table-cell office:value-type="float" office:value="-6.9951925" calcext:value-type="float">
            <text:p>-6.9951925</text:p>
          </table:table-cell>
          <table:table-cell table:formula="of:=[.A7539]*0.3048" office:value-type="float" office:value="-2.132134674" calcext:value-type="float">
            <text:p>-2.132134674</text:p>
          </table:table-cell>
        </table:table-row>
        <table:table-row table:style-name="ro1">
          <table:table-cell office:value-type="float" office:value="-6.9594736" calcext:value-type="float">
            <text:p>-6.9594736</text:p>
          </table:table-cell>
          <table:table-cell table:formula="of:=[.A7540]*0.3048" office:value-type="float" office:value="-2.12124755328" calcext:value-type="float">
            <text:p>-2.12124755328</text:p>
          </table:table-cell>
        </table:table-row>
        <table:table-row table:style-name="ro1">
          <table:table-cell office:value-type="float" office:value="-6.9233704" calcext:value-type="float">
            <text:p>-6.9233704</text:p>
          </table:table-cell>
          <table:table-cell table:formula="of:=[.A7541]*0.3048" office:value-type="float" office:value="-2.11024329792" calcext:value-type="float">
            <text:p>-2.11024329792</text:p>
          </table:table-cell>
        </table:table-row>
        <table:table-row table:style-name="ro1">
          <table:table-cell office:value-type="float" office:value="-6.8869057" calcext:value-type="float">
            <text:p>-6.8869057</text:p>
          </table:table-cell>
          <table:table-cell table:formula="of:=[.A7542]*0.3048" office:value-type="float" office:value="-2.09912885736" calcext:value-type="float">
            <text:p>-2.09912885736</text:p>
          </table:table-cell>
        </table:table-row>
        <table:table-row table:style-name="ro1">
          <table:table-cell office:value-type="float" office:value="-6.8501101" calcext:value-type="float">
            <text:p>-6.8501101</text:p>
          </table:table-cell>
          <table:table-cell table:formula="of:=[.A7543]*0.3048" office:value-type="float" office:value="-2.08791355848" calcext:value-type="float">
            <text:p>-2.08791355848</text:p>
          </table:table-cell>
        </table:table-row>
        <table:table-row table:style-name="ro1">
          <table:table-cell office:value-type="float" office:value="-6.8130074" calcext:value-type="float">
            <text:p>-6.8130074</text:p>
          </table:table-cell>
          <table:table-cell table:formula="of:=[.A7544]*0.3048" office:value-type="float" office:value="-2.07660465552" calcext:value-type="float">
            <text:p>-2.07660465552</text:p>
          </table:table-cell>
        </table:table-row>
        <table:table-row table:style-name="ro1">
          <table:table-cell office:value-type="float" office:value="-6.7756281" calcext:value-type="float">
            <text:p>-6.7756281</text:p>
          </table:table-cell>
          <table:table-cell table:formula="of:=[.A7545]*0.3048" office:value-type="float" office:value="-2.06521144488" calcext:value-type="float">
            <text:p>-2.06521144488</text:p>
          </table:table-cell>
        </table:table-row>
        <table:table-row table:style-name="ro1">
          <table:table-cell office:value-type="float" office:value="-6.7380028" calcext:value-type="float">
            <text:p>-6.7380028</text:p>
          </table:table-cell>
          <table:table-cell table:formula="of:=[.A7546]*0.3048" office:value-type="float" office:value="-2.05374325344" calcext:value-type="float">
            <text:p>-2.05374325344</text:p>
          </table:table-cell>
        </table:table-row>
        <table:table-row table:style-name="ro1">
          <table:table-cell office:value-type="float" office:value="-6.70016" calcext:value-type="float">
            <text:p>-6.70016</text:p>
          </table:table-cell>
          <table:table-cell table:formula="of:=[.A7547]*0.3048" office:value-type="float" office:value="-2.042208768" calcext:value-type="float">
            <text:p>-2.042208768</text:p>
          </table:table-cell>
        </table:table-row>
        <table:table-row table:style-name="ro1">
          <table:table-cell office:value-type="float" office:value="-6.6621351" calcext:value-type="float">
            <text:p>-6.6621351</text:p>
          </table:table-cell>
          <table:table-cell table:formula="of:=[.A7548]*0.3048" office:value-type="float" office:value="-2.03061877848" calcext:value-type="float">
            <text:p>-2.03061877848</text:p>
          </table:table-cell>
        </table:table-row>
        <table:table-row table:style-name="ro1">
          <table:table-cell office:value-type="float" office:value="-6.6239576" calcext:value-type="float">
            <text:p>-6.6239576</text:p>
          </table:table-cell>
          <table:table-cell table:formula="of:=[.A7549]*0.3048" office:value-type="float" office:value="-2.01898227648" calcext:value-type="float">
            <text:p>-2.01898227648</text:p>
          </table:table-cell>
        </table:table-row>
        <table:table-row table:style-name="ro1">
          <table:table-cell office:value-type="float" office:value="-6.5856628" calcext:value-type="float">
            <text:p>-6.5856628</text:p>
          </table:table-cell>
          <table:table-cell table:formula="of:=[.A7550]*0.3048" office:value-type="float" office:value="-2.00731002144" calcext:value-type="float">
            <text:p>-2.00731002144</text:p>
          </table:table-cell>
        </table:table-row>
        <table:table-row table:style-name="ro1">
          <table:table-cell office:value-type="float" office:value="-6.5472832" calcext:value-type="float">
            <text:p>-6.5472832</text:p>
          </table:table-cell>
          <table:table-cell table:formula="of:=[.A7551]*0.3048" office:value-type="float" office:value="-1.99561191936" calcext:value-type="float">
            <text:p>-1.99561191936</text:p>
          </table:table-cell>
        </table:table-row>
        <table:table-row table:style-name="ro1">
          <table:table-cell office:value-type="float" office:value="-6.5088558" calcext:value-type="float">
            <text:p>-6.5088558</text:p>
          </table:table-cell>
          <table:table-cell table:formula="of:=[.A7552]*0.3048" office:value-type="float" office:value="-1.98389924784" calcext:value-type="float">
            <text:p>-1.98389924784</text:p>
          </table:table-cell>
        </table:table-row>
        <table:table-row table:style-name="ro1">
          <table:table-cell office:value-type="float" office:value="-6.4704127" calcext:value-type="float">
            <text:p>-6.4704127</text:p>
          </table:table-cell>
          <table:table-cell table:formula="of:=[.A7553]*0.3048" office:value-type="float" office:value="-1.97218179096" calcext:value-type="float">
            <text:p>-1.97218179096</text:p>
          </table:table-cell>
        </table:table-row>
        <table:table-row table:style-name="ro1">
          <table:table-cell office:value-type="float" office:value="-6.4319868" calcext:value-type="float">
            <text:p>-6.4319868</text:p>
          </table:table-cell>
          <table:table-cell table:formula="of:=[.A7554]*0.3048" office:value-type="float" office:value="-1.96046957664" calcext:value-type="float">
            <text:p>-1.96046957664</text:p>
          </table:table-cell>
        </table:table-row>
        <table:table-row table:style-name="ro1">
          <table:table-cell office:value-type="float" office:value="-6.3936162" calcext:value-type="float">
            <text:p>-6.3936162</text:p>
          </table:table-cell>
          <table:table-cell table:formula="of:=[.A7555]*0.3048" office:value-type="float" office:value="-1.94877421776" calcext:value-type="float">
            <text:p>-1.94877421776</text:p>
          </table:table-cell>
        </table:table-row>
        <table:table-row table:style-name="ro1">
          <table:table-cell office:value-type="float" office:value="-6.3553324" calcext:value-type="float">
            <text:p>-6.3553324</text:p>
          </table:table-cell>
          <table:table-cell table:formula="of:=[.A7556]*0.3048" office:value-type="float" office:value="-1.93710531552" calcext:value-type="float">
            <text:p>-1.93710531552</text:p>
          </table:table-cell>
        </table:table-row>
        <table:table-row table:style-name="ro1">
          <table:table-cell office:value-type="float" office:value="-6.3171673" calcext:value-type="float">
            <text:p>-6.3171673</text:p>
          </table:table-cell>
          <table:table-cell table:formula="of:=[.A7557]*0.3048" office:value-type="float" office:value="-1.92547259304" calcext:value-type="float">
            <text:p>-1.92547259304</text:p>
          </table:table-cell>
        </table:table-row>
        <table:table-row table:style-name="ro1">
          <table:table-cell office:value-type="float" office:value="-6.2791524" calcext:value-type="float">
            <text:p>-6.2791524</text:p>
          </table:table-cell>
          <table:table-cell table:formula="of:=[.A7558]*0.3048" office:value-type="float" office:value="-1.91388565152" calcext:value-type="float">
            <text:p>-1.91388565152</text:p>
          </table:table-cell>
        </table:table-row>
        <table:table-row table:style-name="ro1">
          <table:table-cell office:value-type="float" office:value="-6.2413211" calcext:value-type="float">
            <text:p>-6.2413211</text:p>
          </table:table-cell>
          <table:table-cell table:formula="of:=[.A7559]*0.3048" office:value-type="float" office:value="-1.90235467128" calcext:value-type="float">
            <text:p>-1.90235467128</text:p>
          </table:table-cell>
        </table:table-row>
        <table:table-row table:style-name="ro1">
          <table:table-cell office:value-type="float" office:value="-6.2037029" calcext:value-type="float">
            <text:p>-6.2037029</text:p>
          </table:table-cell>
          <table:table-cell table:formula="of:=[.A7560]*0.3048" office:value-type="float" office:value="-1.89088864392" calcext:value-type="float">
            <text:p>-1.89088864392</text:p>
          </table:table-cell>
        </table:table-row>
        <table:table-row table:style-name="ro1">
          <table:table-cell office:value-type="float" office:value="-6.1663275" calcext:value-type="float">
            <text:p>-6.1663275</text:p>
          </table:table-cell>
          <table:table-cell table:formula="of:=[.A7561]*0.3048" office:value-type="float" office:value="-1.879496622" calcext:value-type="float">
            <text:p>-1.879496622</text:p>
          </table:table-cell>
        </table:table-row>
        <table:table-row table:style-name="ro1">
          <table:table-cell office:value-type="float" office:value="-6.1292214" calcext:value-type="float">
            <text:p>-6.1292214</text:p>
          </table:table-cell>
          <table:table-cell table:formula="of:=[.A7562]*0.3048" office:value-type="float" office:value="-1.86818668272" calcext:value-type="float">
            <text:p>-1.86818668272</text:p>
          </table:table-cell>
        </table:table-row>
        <table:table-row table:style-name="ro1">
          <table:table-cell office:value-type="float" office:value="-6.0924139" calcext:value-type="float">
            <text:p>-6.0924139</text:p>
          </table:table-cell>
          <table:table-cell table:formula="of:=[.A7563]*0.3048" office:value-type="float" office:value="-1.85696775672" calcext:value-type="float">
            <text:p>-1.85696775672</text:p>
          </table:table-cell>
        </table:table-row>
        <table:table-row table:style-name="ro1">
          <table:table-cell office:value-type="float" office:value="-6.0559292" calcext:value-type="float">
            <text:p>-6.0559292</text:p>
          </table:table-cell>
          <table:table-cell table:formula="of:=[.A7564]*0.3048" office:value-type="float" office:value="-1.84584722016" calcext:value-type="float">
            <text:p>-1.84584722016</text:p>
          </table:table-cell>
        </table:table-row>
        <table:table-row table:style-name="ro1">
          <table:table-cell office:value-type="float" office:value="-6.0197921" calcext:value-type="float">
            <text:p>-6.0197921</text:p>
          </table:table-cell>
          <table:table-cell table:formula="of:=[.A7565]*0.3048" office:value-type="float" office:value="-1.83483263208" calcext:value-type="float">
            <text:p>-1.83483263208</text:p>
          </table:table-cell>
        </table:table-row>
        <table:table-row table:style-name="ro1">
          <table:table-cell office:value-type="float" office:value="-5.9840279" calcext:value-type="float">
            <text:p>-5.9840279</text:p>
          </table:table-cell>
          <table:table-cell table:formula="of:=[.A7566]*0.3048" office:value-type="float" office:value="-1.82393170392" calcext:value-type="float">
            <text:p>-1.82393170392</text:p>
          </table:table-cell>
        </table:table-row>
        <table:table-row table:style-name="ro1">
          <table:table-cell office:value-type="float" office:value="-5.9486566" calcext:value-type="float">
            <text:p>-5.9486566</text:p>
          </table:table-cell>
          <table:table-cell table:formula="of:=[.A7567]*0.3048" office:value-type="float" office:value="-1.81315053168" calcext:value-type="float">
            <text:p>-1.81315053168</text:p>
          </table:table-cell>
        </table:table-row>
        <table:table-row table:style-name="ro1">
          <table:table-cell office:value-type="float" office:value="-5.9136996" calcext:value-type="float">
            <text:p>-5.9136996</text:p>
          </table:table-cell>
          <table:table-cell table:formula="of:=[.A7568]*0.3048" office:value-type="float" office:value="-1.80249563808" calcext:value-type="float">
            <text:p>-1.80249563808</text:p>
          </table:table-cell>
        </table:table-row>
        <table:table-row table:style-name="ro1">
          <table:table-cell office:value-type="float" office:value="-5.8791761" calcext:value-type="float">
            <text:p>-5.8791761</text:p>
          </table:table-cell>
          <table:table-cell table:formula="of:=[.A7569]*0.3048" office:value-type="float" office:value="-1.79197287528" calcext:value-type="float">
            <text:p>-1.79197287528</text:p>
          </table:table-cell>
        </table:table-row>
        <table:table-row table:style-name="ro1">
          <table:table-cell office:value-type="float" office:value="-5.8451056" calcext:value-type="float">
            <text:p>-5.8451056</text:p>
          </table:table-cell>
          <table:table-cell table:formula="of:=[.A7570]*0.3048" office:value-type="float" office:value="-1.78158818688" calcext:value-type="float">
            <text:p>-1.78158818688</text:p>
          </table:table-cell>
        </table:table-row>
        <table:table-row table:style-name="ro1">
          <table:table-cell office:value-type="float" office:value="-5.8115067" calcext:value-type="float">
            <text:p>-5.8115067</text:p>
          </table:table-cell>
          <table:table-cell table:formula="of:=[.A7571]*0.3048" office:value-type="float" office:value="-1.77134724216" calcext:value-type="float">
            <text:p>-1.77134724216</text:p>
          </table:table-cell>
        </table:table-row>
        <table:table-row table:style-name="ro1">
          <table:table-cell office:value-type="float" office:value="-5.7783952" calcext:value-type="float">
            <text:p>-5.7783952</text:p>
          </table:table-cell>
          <table:table-cell table:formula="of:=[.A7572]*0.3048" office:value-type="float" office:value="-1.76125485696" calcext:value-type="float">
            <text:p>-1.76125485696</text:p>
          </table:table-cell>
        </table:table-row>
        <table:table-row table:style-name="ro1">
          <table:table-cell office:value-type="float" office:value="-5.7457881" calcext:value-type="float">
            <text:p>-5.7457881</text:p>
          </table:table-cell>
          <table:table-cell table:formula="of:=[.A7573]*0.3048" office:value-type="float" office:value="-1.75131621288" calcext:value-type="float">
            <text:p>-1.75131621288</text:p>
          </table:table-cell>
        </table:table-row>
        <table:table-row table:style-name="ro1">
          <table:table-cell office:value-type="float" office:value="-5.7137027" calcext:value-type="float">
            <text:p>-5.7137027</text:p>
          </table:table-cell>
          <table:table-cell table:formula="of:=[.A7574]*0.3048" office:value-type="float" office:value="-1.74153658296" calcext:value-type="float">
            <text:p>-1.74153658296</text:p>
          </table:table-cell>
        </table:table-row>
        <table:table-row table:style-name="ro1">
          <table:table-cell office:value-type="float" office:value="-5.6821504" calcext:value-type="float">
            <text:p>-5.6821504</text:p>
          </table:table-cell>
          <table:table-cell table:formula="of:=[.A7575]*0.3048" office:value-type="float" office:value="-1.73191944192" calcext:value-type="float">
            <text:p>-1.73191944192</text:p>
          </table:table-cell>
        </table:table-row>
        <table:table-row table:style-name="ro1">
          <table:table-cell office:value-type="float" office:value="-5.651145" calcext:value-type="float">
            <text:p>-5.651145</text:p>
          </table:table-cell>
          <table:table-cell table:formula="of:=[.A7576]*0.3048" office:value-type="float" office:value="-1.722468996" calcext:value-type="float">
            <text:p>-1.722468996</text:p>
          </table:table-cell>
        </table:table-row>
        <table:table-row table:style-name="ro1">
          <table:table-cell office:value-type="float" office:value="-5.6206994" calcext:value-type="float">
            <text:p>-5.6206994</text:p>
          </table:table-cell>
          <table:table-cell table:formula="of:=[.A7577]*0.3048" office:value-type="float" office:value="-1.71318917712" calcext:value-type="float">
            <text:p>-1.71318917712</text:p>
          </table:table-cell>
        </table:table-row>
        <table:table-row table:style-name="ro1">
          <table:table-cell office:value-type="float" office:value="-5.5908213" calcext:value-type="float">
            <text:p>-5.5908213</text:p>
          </table:table-cell>
          <table:table-cell table:formula="of:=[.A7578]*0.3048" office:value-type="float" office:value="-1.70408233224" calcext:value-type="float">
            <text:p>-1.70408233224</text:p>
          </table:table-cell>
        </table:table-row>
        <table:table-row table:style-name="ro1">
          <table:table-cell office:value-type="float" office:value="-5.5615258" calcext:value-type="float">
            <text:p>-5.5615258</text:p>
          </table:table-cell>
          <table:table-cell table:formula="of:=[.A7579]*0.3048" office:value-type="float" office:value="-1.69515306384" calcext:value-type="float">
            <text:p>-1.69515306384</text:p>
          </table:table-cell>
        </table:table-row>
        <table:table-row table:style-name="ro1">
          <table:table-cell office:value-type="float" office:value="-5.5328169" calcext:value-type="float">
            <text:p>-5.5328169</text:p>
          </table:table-cell>
          <table:table-cell table:formula="of:=[.A7580]*0.3048" office:value-type="float" office:value="-1.68640259112" calcext:value-type="float">
            <text:p>-1.68640259112</text:p>
          </table:table-cell>
        </table:table-row>
        <table:table-row table:style-name="ro1">
          <table:table-cell office:value-type="float" office:value="-5.504704" calcext:value-type="float">
            <text:p>-5.504704</text:p>
          </table:table-cell>
          <table:table-cell table:formula="of:=[.A7581]*0.3048" office:value-type="float" office:value="-1.6778337792" calcext:value-type="float">
            <text:p>-1.6778337792</text:p>
          </table:table-cell>
        </table:table-row>
        <table:table-row table:style-name="ro1">
          <table:table-cell office:value-type="float" office:value="-5.4771957" calcext:value-type="float">
            <text:p>-5.4771957</text:p>
          </table:table-cell>
          <table:table-cell table:formula="of:=[.A7582]*0.3048" office:value-type="float" office:value="-1.66944924936" calcext:value-type="float">
            <text:p>-1.66944924936</text:p>
          </table:table-cell>
        </table:table-row>
        <table:table-row table:style-name="ro1">
          <table:table-cell office:value-type="float" office:value="-5.4502964" calcext:value-type="float">
            <text:p>-5.4502964</text:p>
          </table:table-cell>
          <table:table-cell table:formula="of:=[.A7583]*0.3048" office:value-type="float" office:value="-1.66125034272" calcext:value-type="float">
            <text:p>-1.66125034272</text:p>
          </table:table-cell>
        </table:table-row>
        <table:table-row table:style-name="ro1">
          <table:table-cell office:value-type="float" office:value="-5.4240103" calcext:value-type="float">
            <text:p>-5.4240103</text:p>
          </table:table-cell>
          <table:table-cell table:formula="of:=[.A7584]*0.3048" office:value-type="float" office:value="-1.65323833944" calcext:value-type="float">
            <text:p>-1.65323833944</text:p>
          </table:table-cell>
        </table:table-row>
        <table:table-row table:style-name="ro1">
          <table:table-cell office:value-type="float" office:value="-5.3983421" calcext:value-type="float">
            <text:p>-5.3983421</text:p>
          </table:table-cell>
          <table:table-cell table:formula="of:=[.A7585]*0.3048" office:value-type="float" office:value="-1.64541467208" calcext:value-type="float">
            <text:p>-1.64541467208</text:p>
          </table:table-cell>
        </table:table-row>
        <table:table-row table:style-name="ro1">
          <table:table-cell office:value-type="float" office:value="-5.373291" calcext:value-type="float">
            <text:p>-5.373291</text:p>
          </table:table-cell>
          <table:table-cell table:formula="of:=[.A7586]*0.3048" office:value-type="float" office:value="-1.6377790968" calcext:value-type="float">
            <text:p>-1.6377790968</text:p>
          </table:table-cell>
        </table:table-row>
        <table:table-row table:style-name="ro1">
          <table:table-cell office:value-type="float" office:value="-5.3488536" calcext:value-type="float">
            <text:p>-5.3488536</text:p>
          </table:table-cell>
          <table:table-cell table:formula="of:=[.A7587]*0.3048" office:value-type="float" office:value="-1.63033057728" calcext:value-type="float">
            <text:p>-1.63033057728</text:p>
          </table:table-cell>
        </table:table-row>
        <table:table-row table:style-name="ro1">
          <table:table-cell office:value-type="float" office:value="-5.3250318" calcext:value-type="float">
            <text:p>-5.3250318</text:p>
          </table:table-cell>
          <table:table-cell table:formula="of:=[.A7588]*0.3048" office:value-type="float" office:value="-1.62306969264" calcext:value-type="float">
            <text:p>-1.62306969264</text:p>
          </table:table-cell>
        </table:table-row>
        <table:table-row table:style-name="ro1">
          <table:table-cell office:value-type="float" office:value="-5.3018212" calcext:value-type="float">
            <text:p>-5.3018212</text:p>
          </table:table-cell>
          <table:table-cell table:formula="of:=[.A7589]*0.3048" office:value-type="float" office:value="-1.61599510176" calcext:value-type="float">
            <text:p>-1.61599510176</text:p>
          </table:table-cell>
        </table:table-row>
        <table:table-row table:style-name="ro1">
          <table:table-cell office:value-type="float" office:value="-5.279212" calcext:value-type="float">
            <text:p>-5.279212</text:p>
          </table:table-cell>
          <table:table-cell table:formula="of:=[.A7590]*0.3048" office:value-type="float" office:value="-1.6091038176" calcext:value-type="float">
            <text:p>-1.6091038176</text:p>
          </table:table-cell>
        </table:table-row>
        <table:table-row table:style-name="ro1">
          <table:table-cell office:value-type="float" office:value="-5.2572045" calcext:value-type="float">
            <text:p>-5.2572045</text:p>
          </table:table-cell>
          <table:table-cell table:formula="of:=[.A7591]*0.3048" office:value-type="float" office:value="-1.6023959316" calcext:value-type="float">
            <text:p>-1.6023959316</text:p>
          </table:table-cell>
        </table:table-row>
        <table:table-row table:style-name="ro1">
          <table:table-cell office:value-type="float" office:value="-5.2357855" calcext:value-type="float">
            <text:p>-5.2357855</text:p>
          </table:table-cell>
          <table:table-cell table:formula="of:=[.A7592]*0.3048" office:value-type="float" office:value="-1.5958674204" calcext:value-type="float">
            <text:p>-1.5958674204</text:p>
          </table:table-cell>
        </table:table-row>
        <table:table-row table:style-name="ro1">
          <table:table-cell office:value-type="float" office:value="-5.2149487" calcext:value-type="float">
            <text:p>-5.2149487</text:p>
          </table:table-cell>
          <table:table-cell table:formula="of:=[.A7593]*0.3048" office:value-type="float" office:value="-1.58951636376" calcext:value-type="float">
            <text:p>-1.58951636376</text:p>
          </table:table-cell>
        </table:table-row>
        <table:table-row table:style-name="ro1">
          <table:table-cell office:value-type="float" office:value="-5.1946831" calcext:value-type="float">
            <text:p>-5.1946831</text:p>
          </table:table-cell>
          <table:table-cell table:formula="of:=[.A7594]*0.3048" office:value-type="float" office:value="-1.58333940888" calcext:value-type="float">
            <text:p>-1.58333940888</text:p>
          </table:table-cell>
        </table:table-row>
        <table:table-row table:style-name="ro1">
          <table:table-cell office:value-type="float" office:value="-5.1749787" calcext:value-type="float">
            <text:p>-5.1749787</text:p>
          </table:table-cell>
          <table:table-cell table:formula="of:=[.A7595]*0.3048" office:value-type="float" office:value="-1.57733350776" calcext:value-type="float">
            <text:p>-1.57733350776</text:p>
          </table:table-cell>
        </table:table-row>
        <table:table-row table:style-name="ro1">
          <table:table-cell office:value-type="float" office:value="-5.1558237" calcext:value-type="float">
            <text:p>-5.1558237</text:p>
          </table:table-cell>
          <table:table-cell table:formula="of:=[.A7596]*0.3048" office:value-type="float" office:value="-1.57149506376" calcext:value-type="float">
            <text:p>-1.57149506376</text:p>
          </table:table-cell>
        </table:table-row>
        <table:table-row table:style-name="ro1">
          <table:table-cell office:value-type="float" office:value="-5.1372051" calcext:value-type="float">
            <text:p>-5.1372051</text:p>
          </table:table-cell>
          <table:table-cell table:formula="of:=[.A7597]*0.3048" office:value-type="float" office:value="-1.56582011448" calcext:value-type="float">
            <text:p>-1.56582011448</text:p>
          </table:table-cell>
        </table:table-row>
        <table:table-row table:style-name="ro1">
          <table:table-cell office:value-type="float" office:value="-5.1191058" calcext:value-type="float">
            <text:p>-5.1191058</text:p>
          </table:table-cell>
          <table:table-cell table:formula="of:=[.A7598]*0.3048" office:value-type="float" office:value="-1.56030344784" calcext:value-type="float">
            <text:p>-1.56030344784</text:p>
          </table:table-cell>
        </table:table-row>
        <table:table-row table:style-name="ro1">
          <table:table-cell office:value-type="float" office:value="-5.101521" calcext:value-type="float">
            <text:p>-5.101521</text:p>
          </table:table-cell>
          <table:table-cell table:formula="of:=[.A7599]*0.3048" office:value-type="float" office:value="-1.5549436008" calcext:value-type="float">
            <text:p>-1.5549436008</text:p>
          </table:table-cell>
        </table:table-row>
        <table:table-row table:style-name="ro1">
          <table:table-cell office:value-type="float" office:value="-5.0844364" calcext:value-type="float">
            <text:p>-5.0844364</text:p>
          </table:table-cell>
          <table:table-cell table:formula="of:=[.A7600]*0.3048" office:value-type="float" office:value="-1.54973621472" calcext:value-type="float">
            <text:p>-1.54973621472</text:p>
          </table:table-cell>
        </table:table-row>
        <table:table-row table:style-name="ro1">
          <table:table-cell office:value-type="float" office:value="-5.0678434" calcext:value-type="float">
            <text:p>-5.0678434</text:p>
          </table:table-cell>
          <table:table-cell table:formula="of:=[.A7601]*0.3048" office:value-type="float" office:value="-1.54467866832" calcext:value-type="float">
            <text:p>-1.54467866832</text:p>
          </table:table-cell>
        </table:table-row>
        <table:table-row table:style-name="ro1">
          <table:table-cell office:value-type="float" office:value="-5.0517311" calcext:value-type="float">
            <text:p>-5.0517311</text:p>
          </table:table-cell>
          <table:table-cell table:formula="of:=[.A7602]*0.3048" office:value-type="float" office:value="-1.53976763928" calcext:value-type="float">
            <text:p>-1.53976763928</text:p>
          </table:table-cell>
        </table:table-row>
        <table:table-row table:style-name="ro1">
          <table:table-cell office:value-type="float" office:value="-5.0360913" calcext:value-type="float">
            <text:p>-5.0360913</text:p>
          </table:table-cell>
          <table:table-cell table:formula="of:=[.A7603]*0.3048" office:value-type="float" office:value="-1.53500062824" calcext:value-type="float">
            <text:p>-1.53500062824</text:p>
          </table:table-cell>
        </table:table-row>
        <table:table-row table:style-name="ro1">
          <table:table-cell office:value-type="float" office:value="-5.0209146" calcext:value-type="float">
            <text:p>-5.0209146</text:p>
          </table:table-cell>
          <table:table-cell table:formula="of:=[.A7604]*0.3048" office:value-type="float" office:value="-1.53037477008" calcext:value-type="float">
            <text:p>-1.53037477008</text:p>
          </table:table-cell>
        </table:table-row>
        <table:table-row table:style-name="ro1">
          <table:table-cell office:value-type="float" office:value="-5.0061908" calcext:value-type="float">
            <text:p>-5.0061908</text:p>
          </table:table-cell>
          <table:table-cell table:formula="of:=[.A7605]*0.3048" office:value-type="float" office:value="-1.52588695584" calcext:value-type="float">
            <text:p>-1.52588695584</text:p>
          </table:table-cell>
        </table:table-row>
        <table:table-row table:style-name="ro1">
          <table:table-cell office:value-type="float" office:value="-4.9919147" calcext:value-type="float">
            <text:p>-4.9919147</text:p>
          </table:table-cell>
          <table:table-cell table:formula="of:=[.A7606]*0.3048" office:value-type="float" office:value="-1.52153560056" calcext:value-type="float">
            <text:p>-1.52153560056</text:p>
          </table:table-cell>
        </table:table-row>
        <table:table-row table:style-name="ro1">
          <table:table-cell office:value-type="float" office:value="-4.9780798" calcext:value-type="float">
            <text:p>-4.9780798</text:p>
          </table:table-cell>
          <table:table-cell table:formula="of:=[.A7607]*0.3048" office:value-type="float" office:value="-1.51731872304" calcext:value-type="float">
            <text:p>-1.51731872304</text:p>
          </table:table-cell>
        </table:table-row>
        <table:table-row table:style-name="ro1">
          <table:table-cell office:value-type="float" office:value="-4.9646788" calcext:value-type="float">
            <text:p>-4.9646788</text:p>
          </table:table-cell>
          <table:table-cell table:formula="of:=[.A7608]*0.3048" office:value-type="float" office:value="-1.51323409824" calcext:value-type="float">
            <text:p>-1.51323409824</text:p>
          </table:table-cell>
        </table:table-row>
        <table:table-row table:style-name="ro1">
          <table:table-cell office:value-type="float" office:value="-4.9517097" calcext:value-type="float">
            <text:p>-4.9517097</text:p>
          </table:table-cell>
          <table:table-cell table:formula="of:=[.A7609]*0.3048" office:value-type="float" office:value="-1.50928111656" calcext:value-type="float">
            <text:p>-1.50928111656</text:p>
          </table:table-cell>
        </table:table-row>
        <table:table-row table:style-name="ro1">
          <table:table-cell office:value-type="float" office:value="-4.9391651" calcext:value-type="float">
            <text:p>-4.9391651</text:p>
          </table:table-cell>
          <table:table-cell table:formula="of:=[.A7610]*0.3048" office:value-type="float" office:value="-1.50545752248" calcext:value-type="float">
            <text:p>-1.50545752248</text:p>
          </table:table-cell>
        </table:table-row>
        <table:table-row table:style-name="ro1">
          <table:table-cell office:value-type="float" office:value="-4.9270396" calcext:value-type="float">
            <text:p>-4.9270396</text:p>
          </table:table-cell>
          <table:table-cell table:formula="of:=[.A7611]*0.3048" office:value-type="float" office:value="-1.50176167008" calcext:value-type="float">
            <text:p>-1.50176167008</text:p>
          </table:table-cell>
        </table:table-row>
        <table:table-row table:style-name="ro1">
          <table:table-cell office:value-type="float" office:value="-4.9153347" calcext:value-type="float">
            <text:p>-4.9153347</text:p>
          </table:table-cell>
          <table:table-cell table:formula="of:=[.A7612]*0.3048" office:value-type="float" office:value="-1.49819401656" calcext:value-type="float">
            <text:p>-1.49819401656</text:p>
          </table:table-cell>
        </table:table-row>
        <table:table-row table:style-name="ro1">
          <table:table-cell office:value-type="float" office:value="-4.9040465" calcext:value-type="float">
            <text:p>-4.9040465</text:p>
          </table:table-cell>
          <table:table-cell table:formula="of:=[.A7613]*0.3048" office:value-type="float" office:value="-1.4947533732" calcext:value-type="float">
            <text:p>-1.4947533732</text:p>
          </table:table-cell>
        </table:table-row>
        <table:table-row table:style-name="ro1">
          <table:table-cell office:value-type="float" office:value="-4.8931646" calcext:value-type="float">
            <text:p>-4.8931646</text:p>
          </table:table-cell>
          <table:table-cell table:formula="of:=[.A7614]*0.3048" office:value-type="float" office:value="-1.49143657008" calcext:value-type="float">
            <text:p>-1.49143657008</text:p>
          </table:table-cell>
        </table:table-row>
        <table:table-row table:style-name="ro1">
          <table:table-cell office:value-type="float" office:value="-4.8826947" calcext:value-type="float">
            <text:p>-4.8826947</text:p>
          </table:table-cell>
          <table:table-cell table:formula="of:=[.A7615]*0.3048" office:value-type="float" office:value="-1.48824534456" calcext:value-type="float">
            <text:p>-1.48824534456</text:p>
          </table:table-cell>
        </table:table-row>
        <table:table-row table:style-name="ro1">
          <table:table-cell office:value-type="float" office:value="-4.8726311" calcext:value-type="float">
            <text:p>-4.8726311</text:p>
          </table:table-cell>
          <table:table-cell table:formula="of:=[.A7616]*0.3048" office:value-type="float" office:value="-1.48517795928" calcext:value-type="float">
            <text:p>-1.48517795928</text:p>
          </table:table-cell>
        </table:table-row>
        <table:table-row table:style-name="ro1">
          <table:table-cell office:value-type="float" office:value="-4.8629622" calcext:value-type="float">
            <text:p>-4.8629622</text:p>
          </table:table-cell>
          <table:table-cell table:formula="of:=[.A7617]*0.3048" office:value-type="float" office:value="-1.48223087856" calcext:value-type="float">
            <text:p>-1.48223087856</text:p>
          </table:table-cell>
        </table:table-row>
        <table:table-row table:style-name="ro1">
          <table:table-cell office:value-type="float" office:value="-4.8536954" calcext:value-type="float">
            <text:p>-4.8536954</text:p>
          </table:table-cell>
          <table:table-cell table:formula="of:=[.A7618]*0.3048" office:value-type="float" office:value="-1.47940635792" calcext:value-type="float">
            <text:p>-1.47940635792</text:p>
          </table:table-cell>
        </table:table-row>
        <table:table-row table:style-name="ro1">
          <table:table-cell office:value-type="float" office:value="-4.8448157" calcext:value-type="float">
            <text:p>-4.8448157</text:p>
          </table:table-cell>
          <table:table-cell table:formula="of:=[.A7619]*0.3048" office:value-type="float" office:value="-1.47669982536" calcext:value-type="float">
            <text:p>-1.47669982536</text:p>
          </table:table-cell>
        </table:table-row>
        <table:table-row table:style-name="ro1">
          <table:table-cell office:value-type="float" office:value="-4.8363185" calcext:value-type="float">
            <text:p>-4.8363185</text:p>
          </table:table-cell>
          <table:table-cell table:formula="of:=[.A7620]*0.3048" office:value-type="float" office:value="-1.4741098788" calcext:value-type="float">
            <text:p>-1.4741098788</text:p>
          </table:table-cell>
        </table:table-row>
        <table:table-row table:style-name="ro1">
          <table:table-cell office:value-type="float" office:value="-4.8282065" calcext:value-type="float">
            <text:p>-4.8282065</text:p>
          </table:table-cell>
          <table:table-cell table:formula="of:=[.A7621]*0.3048" office:value-type="float" office:value="-1.4716373412" calcext:value-type="float">
            <text:p>-1.4716373412</text:p>
          </table:table-cell>
        </table:table-row>
        <table:table-row table:style-name="ro1">
          <table:table-cell office:value-type="float" office:value="-4.8204713" calcext:value-type="float">
            <text:p>-4.8204713</text:p>
          </table:table-cell>
          <table:table-cell table:formula="of:=[.A7622]*0.3048" office:value-type="float" office:value="-1.46927965224" calcext:value-type="float">
            <text:p>-1.46927965224</text:p>
          </table:table-cell>
        </table:table-row>
        <table:table-row table:style-name="ro1">
          <table:table-cell office:value-type="float" office:value="-4.8130856" calcext:value-type="float">
            <text:p>-4.8130856</text:p>
          </table:table-cell>
          <table:table-cell table:formula="of:=[.A7623]*0.3048" office:value-type="float" office:value="-1.46702849088" calcext:value-type="float">
            <text:p>-1.46702849088</text:p>
          </table:table-cell>
        </table:table-row>
        <table:table-row table:style-name="ro1">
          <table:table-cell office:value-type="float" office:value="-4.8060565" calcext:value-type="float">
            <text:p>-4.8060565</text:p>
          </table:table-cell>
          <table:table-cell table:formula="of:=[.A7624]*0.3048" office:value-type="float" office:value="-1.4648860212" calcext:value-type="float">
            <text:p>-1.4648860212</text:p>
          </table:table-cell>
        </table:table-row>
        <table:table-row table:style-name="ro1">
          <table:table-cell office:value-type="float" office:value="-4.7993689" calcext:value-type="float">
            <text:p>-4.7993689</text:p>
          </table:table-cell>
          <table:table-cell table:formula="of:=[.A7625]*0.3048" office:value-type="float" office:value="-1.46284764072" calcext:value-type="float">
            <text:p>-1.46284764072</text:p>
          </table:table-cell>
        </table:table-row>
        <table:table-row table:style-name="ro1">
          <table:table-cell office:value-type="float" office:value="-4.7930017" calcext:value-type="float">
            <text:p>-4.7930017</text:p>
          </table:table-cell>
          <table:table-cell table:formula="of:=[.A7626]*0.3048" office:value-type="float" office:value="-1.46090691816" calcext:value-type="float">
            <text:p>-1.46090691816</text:p>
          </table:table-cell>
        </table:table-row>
        <table:table-row table:style-name="ro1">
          <table:table-cell office:value-type="float" office:value="-4.7869492" calcext:value-type="float">
            <text:p>-4.7869492</text:p>
          </table:table-cell>
          <table:table-cell table:formula="of:=[.A7627]*0.3048" office:value-type="float" office:value="-1.45906211616" calcext:value-type="float">
            <text:p>-1.45906211616</text:p>
          </table:table-cell>
        </table:table-row>
        <table:table-row table:style-name="ro1">
          <table:table-cell office:value-type="float" office:value="-4.7811918" calcext:value-type="float">
            <text:p>-4.7811918</text:p>
          </table:table-cell>
          <table:table-cell table:formula="of:=[.A7628]*0.3048" office:value-type="float" office:value="-1.45730726064" calcext:value-type="float">
            <text:p>-1.45730726064</text:p>
          </table:table-cell>
        </table:table-row>
        <table:table-row table:style-name="ro1">
          <table:table-cell office:value-type="float" office:value="-4.7757068" calcext:value-type="float">
            <text:p>-4.7757068</text:p>
          </table:table-cell>
          <table:table-cell table:formula="of:=[.A7629]*0.3048" office:value-type="float" office:value="-1.45563543264" calcext:value-type="float">
            <text:p>-1.45563543264</text:p>
          </table:table-cell>
        </table:table-row>
        <table:table-row table:style-name="ro1">
          <table:table-cell office:value-type="float" office:value="-4.7704787" calcext:value-type="float">
            <text:p>-4.7704787</text:p>
          </table:table-cell>
          <table:table-cell table:formula="of:=[.A7630]*0.3048" office:value-type="float" office:value="-1.45404190776" calcext:value-type="float">
            <text:p>-1.45404190776</text:p>
          </table:table-cell>
        </table:table-row>
        <table:table-row table:style-name="ro1">
          <table:table-cell office:value-type="float" office:value="-4.765491" calcext:value-type="float">
            <text:p>-4.765491</text:p>
          </table:table-cell>
          <table:table-cell table:formula="of:=[.A7631]*0.3048" office:value-type="float" office:value="-1.4525216568" calcext:value-type="float">
            <text:p>-1.4525216568</text:p>
          </table:table-cell>
        </table:table-row>
        <table:table-row table:style-name="ro1">
          <table:table-cell office:value-type="float" office:value="-4.7607107" calcext:value-type="float">
            <text:p>-4.7607107</text:p>
          </table:table-cell>
          <table:table-cell table:formula="of:=[.A7632]*0.3048" office:value-type="float" office:value="-1.45106462136" calcext:value-type="float">
            <text:p>-1.45106462136</text:p>
          </table:table-cell>
        </table:table-row>
        <table:table-row table:style-name="ro1">
          <table:table-cell office:value-type="float" office:value="-4.7561264" calcext:value-type="float">
            <text:p>-4.7561264</text:p>
          </table:table-cell>
          <table:table-cell table:formula="of:=[.A7633]*0.3048" office:value-type="float" office:value="-1.44966732672" calcext:value-type="float">
            <text:p>-1.44966732672</text:p>
          </table:table-cell>
        </table:table-row>
        <table:table-row table:style-name="ro1">
          <table:table-cell office:value-type="float" office:value="-4.7517095" calcext:value-type="float">
            <text:p>-4.7517095</text:p>
          </table:table-cell>
          <table:table-cell table:formula="of:=[.A7634]*0.3048" office:value-type="float" office:value="-1.4483210556" calcext:value-type="float">
            <text:p>-1.4483210556</text:p>
          </table:table-cell>
        </table:table-row>
        <table:table-row table:style-name="ro1">
          <table:table-cell office:value-type="float" office:value="-4.7474313" calcext:value-type="float">
            <text:p>-4.7474313</text:p>
          </table:table-cell>
          <table:table-cell table:formula="of:=[.A7635]*0.3048" office:value-type="float" office:value="-1.44701706024" calcext:value-type="float">
            <text:p>-1.44701706024</text:p>
          </table:table-cell>
        </table:table-row>
        <table:table-row table:style-name="ro1">
          <table:table-cell office:value-type="float" office:value="-4.7432709" calcext:value-type="float">
            <text:p>-4.7432709</text:p>
          </table:table-cell>
          <table:table-cell table:formula="of:=[.A7636]*0.3048" office:value-type="float" office:value="-1.44574897032" calcext:value-type="float">
            <text:p>-1.44574897032</text:p>
          </table:table-cell>
        </table:table-row>
        <table:table-row table:style-name="ro1">
          <table:table-cell office:value-type="float" office:value="-4.739202" calcext:value-type="float">
            <text:p>-4.739202</text:p>
          </table:table-cell>
          <table:table-cell table:formula="of:=[.A7637]*0.3048" office:value-type="float" office:value="-1.4445087696" calcext:value-type="float">
            <text:p>-1.4445087696</text:p>
          </table:table-cell>
        </table:table-row>
        <table:table-row table:style-name="ro1">
          <table:table-cell office:value-type="float" office:value="-4.7351913" calcext:value-type="float">
            <text:p>-4.7351913</text:p>
          </table:table-cell>
          <table:table-cell table:formula="of:=[.A7638]*0.3048" office:value-type="float" office:value="-1.44328630824" calcext:value-type="float">
            <text:p>-1.44328630824</text:p>
          </table:table-cell>
        </table:table-row>
        <table:table-row table:style-name="ro1">
          <table:table-cell office:value-type="float" office:value="-4.7312179" calcext:value-type="float">
            <text:p>-4.7312179</text:p>
          </table:table-cell>
          <table:table-cell table:formula="of:=[.A7639]*0.3048" office:value-type="float" office:value="-1.44207521592" calcext:value-type="float">
            <text:p>-1.44207521592</text:p>
          </table:table-cell>
        </table:table-row>
        <table:table-row table:style-name="ro1">
          <table:table-cell office:value-type="float" office:value="-4.7272472" calcext:value-type="float">
            <text:p>-4.7272472</text:p>
          </table:table-cell>
          <table:table-cell table:formula="of:=[.A7640]*0.3048" office:value-type="float" office:value="-1.44086494656" calcext:value-type="float">
            <text:p>-1.44086494656</text:p>
          </table:table-cell>
        </table:table-row>
        <table:table-row table:style-name="ro1">
          <table:table-cell office:value-type="float" office:value="-4.7232523" calcext:value-type="float">
            <text:p>-4.7232523</text:p>
          </table:table-cell>
          <table:table-cell table:formula="of:=[.A7641]*0.3048" office:value-type="float" office:value="-1.43964730104" calcext:value-type="float">
            <text:p>-1.43964730104</text:p>
          </table:table-cell>
        </table:table-row>
        <table:table-row table:style-name="ro1">
          <table:table-cell office:value-type="float" office:value="-4.719203" calcext:value-type="float">
            <text:p>-4.719203</text:p>
          </table:table-cell>
          <table:table-cell table:formula="of:=[.A7642]*0.3048" office:value-type="float" office:value="-1.4384130744" calcext:value-type="float">
            <text:p>-1.4384130744</text:p>
          </table:table-cell>
        </table:table-row>
        <table:table-row table:style-name="ro1">
          <table:table-cell office:value-type="float" office:value="-4.7150707" calcext:value-type="float">
            <text:p>-4.7150707</text:p>
          </table:table-cell>
          <table:table-cell table:formula="of:=[.A7643]*0.3048" office:value-type="float" office:value="-1.43715354936" calcext:value-type="float">
            <text:p>-1.43715354936</text:p>
          </table:table-cell>
        </table:table-row>
        <table:table-row table:style-name="ro1">
          <table:table-cell office:value-type="float" office:value="-4.7108231" calcext:value-type="float">
            <text:p>-4.7108231</text:p>
          </table:table-cell>
          <table:table-cell table:formula="of:=[.A7644]*0.3048" office:value-type="float" office:value="-1.43585888088" calcext:value-type="float">
            <text:p>-1.43585888088</text:p>
          </table:table-cell>
        </table:table-row>
        <table:table-row table:style-name="ro1">
          <table:table-cell office:value-type="float" office:value="-4.7064352" calcext:value-type="float">
            <text:p>-4.7064352</text:p>
          </table:table-cell>
          <table:table-cell table:formula="of:=[.A7645]*0.3048" office:value-type="float" office:value="-1.43452144896" calcext:value-type="float">
            <text:p>-1.43452144896</text:p>
          </table:table-cell>
        </table:table-row>
        <table:table-row table:style-name="ro1">
          <table:table-cell office:value-type="float" office:value="-4.7018728" calcext:value-type="float">
            <text:p>-4.7018728</text:p>
          </table:table-cell>
          <table:table-cell table:formula="of:=[.A7646]*0.3048" office:value-type="float" office:value="-1.43313082944" calcext:value-type="float">
            <text:p>-1.43313082944</text:p>
          </table:table-cell>
        </table:table-row>
        <table:table-row table:style-name="ro1">
          <table:table-cell office:value-type="float" office:value="-4.6971064" calcext:value-type="float">
            <text:p>-4.6971064</text:p>
          </table:table-cell>
          <table:table-cell table:formula="of:=[.A7647]*0.3048" office:value-type="float" office:value="-1.43167803072" calcext:value-type="float">
            <text:p>-1.43167803072</text:p>
          </table:table-cell>
        </table:table-row>
        <table:table-row table:style-name="ro1">
          <table:table-cell office:value-type="float" office:value="-4.6921096" calcext:value-type="float">
            <text:p>-4.6921096</text:p>
          </table:table-cell>
          <table:table-cell table:formula="of:=[.A7648]*0.3048" office:value-type="float" office:value="-1.43015500608" calcext:value-type="float">
            <text:p>-1.43015500608</text:p>
          </table:table-cell>
        </table:table-row>
        <table:table-row table:style-name="ro1">
          <table:table-cell office:value-type="float" office:value="-4.6868558" calcext:value-type="float">
            <text:p>-4.6868558</text:p>
          </table:table-cell>
          <table:table-cell table:formula="of:=[.A7649]*0.3048" office:value-type="float" office:value="-1.42855364784" calcext:value-type="float">
            <text:p>-1.42855364784</text:p>
          </table:table-cell>
        </table:table-row>
        <table:table-row table:style-name="ro1">
          <table:table-cell office:value-type="float" office:value="-4.6813102" calcext:value-type="float">
            <text:p>-4.6813102</text:p>
          </table:table-cell>
          <table:table-cell table:formula="of:=[.A7650]*0.3048" office:value-type="float" office:value="-1.42686334896" calcext:value-type="float">
            <text:p>-1.42686334896</text:p>
          </table:table-cell>
        </table:table-row>
        <table:table-row table:style-name="ro1">
          <table:table-cell office:value-type="float" office:value="-4.6754532" calcext:value-type="float">
            <text:p>-4.6754532</text:p>
          </table:table-cell>
          <table:table-cell table:formula="of:=[.A7651]*0.3048" office:value-type="float" office:value="-1.42507813536" calcext:value-type="float">
            <text:p>-1.42507813536</text:p>
          </table:table-cell>
        </table:table-row>
        <table:table-row table:style-name="ro1">
          <table:table-cell office:value-type="float" office:value="-4.6692533" calcext:value-type="float">
            <text:p>-4.6692533</text:p>
          </table:table-cell>
          <table:table-cell table:formula="of:=[.A7652]*0.3048" office:value-type="float" office:value="-1.42318840584" calcext:value-type="float">
            <text:p>-1.42318840584</text:p>
          </table:table-cell>
        </table:table-row>
        <table:table-row table:style-name="ro1">
          <table:table-cell office:value-type="float" office:value="-4.6626825" calcext:value-type="float">
            <text:p>-4.6626825</text:p>
          </table:table-cell>
          <table:table-cell table:formula="of:=[.A7653]*0.3048" office:value-type="float" office:value="-1.421185626" calcext:value-type="float">
            <text:p>-1.421185626</text:p>
          </table:table-cell>
        </table:table-row>
        <table:table-row table:style-name="ro1">
          <table:table-cell office:value-type="float" office:value="-4.6557188" calcext:value-type="float">
            <text:p>-4.6557188</text:p>
          </table:table-cell>
          <table:table-cell table:formula="of:=[.A7654]*0.3048" office:value-type="float" office:value="-1.41906309024" calcext:value-type="float">
            <text:p>-1.41906309024</text:p>
          </table:table-cell>
        </table:table-row>
        <table:table-row table:style-name="ro1">
          <table:table-cell office:value-type="float" office:value="-4.6483355" calcext:value-type="float">
            <text:p>-4.6483355</text:p>
          </table:table-cell>
          <table:table-cell table:formula="of:=[.A7655]*0.3048" office:value-type="float" office:value="-1.4168126604" calcext:value-type="float">
            <text:p>-1.4168126604</text:p>
          </table:table-cell>
        </table:table-row>
        <table:table-row table:style-name="ro1">
          <table:table-cell office:value-type="float" office:value="-4.640501" calcext:value-type="float">
            <text:p>-4.640501</text:p>
          </table:table-cell>
          <table:table-cell table:formula="of:=[.A7656]*0.3048" office:value-type="float" office:value="-1.4144247048" calcext:value-type="float">
            <text:p>-1.4144247048</text:p>
          </table:table-cell>
        </table:table-row>
        <table:table-row table:style-name="ro1">
          <table:table-cell office:value-type="float" office:value="-4.6321988" calcext:value-type="float">
            <text:p>-4.6321988</text:p>
          </table:table-cell>
          <table:table-cell table:formula="of:=[.A7657]*0.3048" office:value-type="float" office:value="-1.41189419424" calcext:value-type="float">
            <text:p>-1.41189419424</text:p>
          </table:table-cell>
        </table:table-row>
        <table:table-row table:style-name="ro1">
          <table:table-cell office:value-type="float" office:value="-4.6233997" calcext:value-type="float">
            <text:p>-4.6233997</text:p>
          </table:table-cell>
          <table:table-cell table:formula="of:=[.A7658]*0.3048" office:value-type="float" office:value="-1.40921222856" calcext:value-type="float">
            <text:p>-1.40921222856</text:p>
          </table:table-cell>
        </table:table-row>
        <table:table-row table:style-name="ro1">
          <table:table-cell office:value-type="float" office:value="-4.6140761" calcext:value-type="float">
            <text:p>-4.6140761</text:p>
          </table:table-cell>
          <table:table-cell table:formula="of:=[.A7659]*0.3048" office:value-type="float" office:value="-1.40637039528" calcext:value-type="float">
            <text:p>-1.40637039528</text:p>
          </table:table-cell>
        </table:table-row>
        <table:table-row table:style-name="ro1">
          <table:table-cell office:value-type="float" office:value="-4.6042104" calcext:value-type="float">
            <text:p>-4.6042104</text:p>
          </table:table-cell>
          <table:table-cell table:formula="of:=[.A7660]*0.3048" office:value-type="float" office:value="-1.40336332992" calcext:value-type="float">
            <text:p>-1.40336332992</text:p>
          </table:table-cell>
        </table:table-row>
        <table:table-row table:style-name="ro1">
          <table:table-cell office:value-type="float" office:value="-4.5937743" calcext:value-type="float">
            <text:p>-4.5937743</text:p>
          </table:table-cell>
          <table:table-cell table:formula="of:=[.A7661]*0.3048" office:value-type="float" office:value="-1.40018240664" calcext:value-type="float">
            <text:p>-1.40018240664</text:p>
          </table:table-cell>
        </table:table-row>
        <table:table-row table:style-name="ro1">
          <table:table-cell office:value-type="float" office:value="-4.5827422" calcext:value-type="float">
            <text:p>-4.5827422</text:p>
          </table:table-cell>
          <table:table-cell table:formula="of:=[.A7662]*0.3048" office:value-type="float" office:value="-1.39681982256" calcext:value-type="float">
            <text:p>-1.39681982256</text:p>
          </table:table-cell>
        </table:table-row>
        <table:table-row table:style-name="ro1">
          <table:table-cell office:value-type="float" office:value="-4.5710979" calcext:value-type="float">
            <text:p>-4.5710979</text:p>
          </table:table-cell>
          <table:table-cell table:formula="of:=[.A7663]*0.3048" office:value-type="float" office:value="-1.39327063992" calcext:value-type="float">
            <text:p>-1.39327063992</text:p>
          </table:table-cell>
        </table:table-row>
        <table:table-row table:style-name="ro1">
          <table:table-cell office:value-type="float" office:value="-4.558814" calcext:value-type="float">
            <text:p>-4.558814</text:p>
          </table:table-cell>
          <table:table-cell table:formula="of:=[.A7664]*0.3048" office:value-type="float" office:value="-1.3895265072" calcext:value-type="float">
            <text:p>-1.3895265072</text:p>
          </table:table-cell>
        </table:table-row>
        <table:table-row table:style-name="ro1">
          <table:table-cell office:value-type="float" office:value="-4.5458694" calcext:value-type="float">
            <text:p>-4.5458694</text:p>
          </table:table-cell>
          <table:table-cell table:formula="of:=[.A7665]*0.3048" office:value-type="float" office:value="-1.38558099312" calcext:value-type="float">
            <text:p>-1.38558099312</text:p>
          </table:table-cell>
        </table:table-row>
        <table:table-row table:style-name="ro1">
          <table:table-cell office:value-type="float" office:value="-4.5322399" calcext:value-type="float">
            <text:p>-4.5322399</text:p>
          </table:table-cell>
          <table:table-cell table:formula="of:=[.A7666]*0.3048" office:value-type="float" office:value="-1.38142672152" calcext:value-type="float">
            <text:p>-1.38142672152</text:p>
          </table:table-cell>
        </table:table-row>
        <table:table-row table:style-name="ro1">
          <table:table-cell office:value-type="float" office:value="-4.5179076" calcext:value-type="float">
            <text:p>-4.5179076</text:p>
          </table:table-cell>
          <table:table-cell table:formula="of:=[.A7667]*0.3048" office:value-type="float" office:value="-1.37705823648" calcext:value-type="float">
            <text:p>-1.37705823648</text:p>
          </table:table-cell>
        </table:table-row>
        <table:table-row table:style-name="ro1">
          <table:table-cell office:value-type="float" office:value="-4.5028481" calcext:value-type="float">
            <text:p>-4.5028481</text:p>
          </table:table-cell>
          <table:table-cell table:formula="of:=[.A7668]*0.3048" office:value-type="float" office:value="-1.37246810088" calcext:value-type="float">
            <text:p>-1.37246810088</text:p>
          </table:table-cell>
        </table:table-row>
        <table:table-row table:style-name="ro1">
          <table:table-cell office:value-type="float" office:value="-4.4870386" calcext:value-type="float">
            <text:p>-4.4870386</text:p>
          </table:table-cell>
          <table:table-cell table:formula="of:=[.A7669]*0.3048" office:value-type="float" office:value="-1.36764936528" calcext:value-type="float">
            <text:p>-1.36764936528</text:p>
          </table:table-cell>
        </table:table-row>
        <table:table-row table:style-name="ro1">
          <table:table-cell office:value-type="float" office:value="-4.4704633" calcext:value-type="float">
            <text:p>-4.4704633</text:p>
          </table:table-cell>
          <table:table-cell table:formula="of:=[.A7670]*0.3048" office:value-type="float" office:value="-1.36259721384" calcext:value-type="float">
            <text:p>-1.36259721384</text:p>
          </table:table-cell>
        </table:table-row>
        <table:table-row table:style-name="ro1">
          <table:table-cell office:value-type="float" office:value="-4.4530978" calcext:value-type="float">
            <text:p>-4.4530978</text:p>
          </table:table-cell>
          <table:table-cell table:formula="of:=[.A7671]*0.3048" office:value-type="float" office:value="-1.35730420944" calcext:value-type="float">
            <text:p>-1.35730420944</text:p>
          </table:table-cell>
        </table:table-row>
        <table:table-row table:style-name="ro1">
          <table:table-cell office:value-type="float" office:value="-4.4349198" calcext:value-type="float">
            <text:p>-4.4349198</text:p>
          </table:table-cell>
          <table:table-cell table:formula="of:=[.A7672]*0.3048" office:value-type="float" office:value="-1.35176355504" calcext:value-type="float">
            <text:p>-1.35176355504</text:p>
          </table:table-cell>
        </table:table-row>
        <table:table-row table:style-name="ro1">
          <table:table-cell office:value-type="float" office:value="-4.415915" calcext:value-type="float">
            <text:p>-4.415915</text:p>
          </table:table-cell>
          <table:table-cell table:formula="of:=[.A7673]*0.3048" office:value-type="float" office:value="-1.345970892" calcext:value-type="float">
            <text:p>-1.345970892</text:p>
          </table:table-cell>
        </table:table-row>
        <table:table-row table:style-name="ro1">
          <table:table-cell office:value-type="float" office:value="-4.3960609" calcext:value-type="float">
            <text:p>-4.3960609</text:p>
          </table:table-cell>
          <table:table-cell table:formula="of:=[.A7674]*0.3048" office:value-type="float" office:value="-1.33991936232" calcext:value-type="float">
            <text:p>-1.33991936232</text:p>
          </table:table-cell>
        </table:table-row>
        <table:table-row table:style-name="ro1">
          <table:table-cell office:value-type="float" office:value="-4.3753362" calcext:value-type="float">
            <text:p>-4.3753362</text:p>
          </table:table-cell>
          <table:table-cell table:formula="of:=[.A7675]*0.3048" office:value-type="float" office:value="-1.33360247376" calcext:value-type="float">
            <text:p>-1.33360247376</text:p>
          </table:table-cell>
        </table:table-row>
        <table:table-row table:style-name="ro1">
          <table:table-cell office:value-type="float" office:value="-4.3537288" calcext:value-type="float">
            <text:p>-4.3537288</text:p>
          </table:table-cell>
          <table:table-cell table:formula="of:=[.A7676]*0.3048" office:value-type="float" office:value="-1.32701653824" calcext:value-type="float">
            <text:p>-1.32701653824</text:p>
          </table:table-cell>
        </table:table-row>
        <table:table-row table:style-name="ro1">
          <table:table-cell office:value-type="float" office:value="-4.3312163" calcext:value-type="float">
            <text:p>-4.3312163</text:p>
          </table:table-cell>
          <table:table-cell table:formula="of:=[.A7677]*0.3048" office:value-type="float" office:value="-1.32015472824" calcext:value-type="float">
            <text:p>-1.32015472824</text:p>
          </table:table-cell>
        </table:table-row>
        <table:table-row table:style-name="ro1">
          <table:table-cell office:value-type="float" office:value="-4.3077822" calcext:value-type="float">
            <text:p>-4.3077822</text:p>
          </table:table-cell>
          <table:table-cell table:formula="of:=[.A7678]*0.3048" office:value-type="float" office:value="-1.31301201456" calcext:value-type="float">
            <text:p>-1.31301201456</text:p>
          </table:table-cell>
        </table:table-row>
        <table:table-row table:style-name="ro1">
          <table:table-cell office:value-type="float" office:value="-4.2834167" calcext:value-type="float">
            <text:p>-4.2834167</text:p>
          </table:table-cell>
          <table:table-cell table:formula="of:=[.A7679]*0.3048" office:value-type="float" office:value="-1.30558541016" calcext:value-type="float">
            <text:p>-1.30558541016</text:p>
          </table:table-cell>
        </table:table-row>
        <table:table-row table:style-name="ro1">
          <table:table-cell office:value-type="float" office:value="-4.2581" calcext:value-type="float">
            <text:p>-4.2581</text:p>
          </table:table-cell>
          <table:table-cell table:formula="of:=[.A7680]*0.3048" office:value-type="float" office:value="-1.29786888" calcext:value-type="float">
            <text:p>-1.29786888</text:p>
          </table:table-cell>
        </table:table-row>
        <table:table-row table:style-name="ro1">
          <table:table-cell office:value-type="float" office:value="-4.2318182" calcext:value-type="float">
            <text:p>-4.2318182</text:p>
          </table:table-cell>
          <table:table-cell table:formula="of:=[.A7681]*0.3048" office:value-type="float" office:value="-1.28985818736" calcext:value-type="float">
            <text:p>-1.28985818736</text:p>
          </table:table-cell>
        </table:table-row>
        <table:table-row table:style-name="ro1">
          <table:table-cell office:value-type="float" office:value="-4.2045636" calcext:value-type="float">
            <text:p>-4.2045636</text:p>
          </table:table-cell>
          <table:table-cell table:formula="of:=[.A7682]*0.3048" office:value-type="float" office:value="-1.28155098528" calcext:value-type="float">
            <text:p>-1.28155098528</text:p>
          </table:table-cell>
        </table:table-row>
        <table:table-row table:style-name="ro1">
          <table:table-cell office:value-type="float" office:value="-4.1763244" calcext:value-type="float">
            <text:p>-4.1763244</text:p>
          </table:table-cell>
          <table:table-cell table:formula="of:=[.A7683]*0.3048" office:value-type="float" office:value="-1.27294367712" calcext:value-type="float">
            <text:p>-1.27294367712</text:p>
          </table:table-cell>
        </table:table-row>
        <table:table-row table:style-name="ro1">
          <table:table-cell office:value-type="float" office:value="-4.1470876" calcext:value-type="float">
            <text:p>-4.1470876</text:p>
          </table:table-cell>
          <table:table-cell table:formula="of:=[.A7684]*0.3048" office:value-type="float" office:value="-1.26403230048" calcext:value-type="float">
            <text:p>-1.26403230048</text:p>
          </table:table-cell>
        </table:table-row>
        <table:table-row table:style-name="ro1">
          <table:table-cell office:value-type="float" office:value="-4.1168509" calcext:value-type="float">
            <text:p>-4.1168509</text:p>
          </table:table-cell>
          <table:table-cell table:formula="of:=[.A7685]*0.3048" office:value-type="float" office:value="-1.25481615432" calcext:value-type="float">
            <text:p>-1.25481615432</text:p>
          </table:table-cell>
        </table:table-row>
        <table:table-row table:style-name="ro1">
          <table:table-cell office:value-type="float" office:value="-4.0856047" calcext:value-type="float">
            <text:p>-4.0856047</text:p>
          </table:table-cell>
          <table:table-cell table:formula="of:=[.A7686]*0.3048" office:value-type="float" office:value="-1.24529231256" calcext:value-type="float">
            <text:p>-1.24529231256</text:p>
          </table:table-cell>
        </table:table-row>
        <table:table-row table:style-name="ro1">
          <table:table-cell office:value-type="float" office:value="-4.0533428" calcext:value-type="float">
            <text:p>-4.0533428</text:p>
          </table:table-cell>
          <table:table-cell table:formula="of:=[.A7687]*0.3048" office:value-type="float" office:value="-1.23545888544" calcext:value-type="float">
            <text:p>-1.23545888544</text:p>
          </table:table-cell>
        </table:table-row>
        <table:table-row table:style-name="ro1">
          <table:table-cell office:value-type="float" office:value="-4.0200682" calcext:value-type="float">
            <text:p>-4.0200682</text:p>
          </table:table-cell>
          <table:table-cell table:formula="of:=[.A7688]*0.3048" office:value-type="float" office:value="-1.22531678736" calcext:value-type="float">
            <text:p>-1.22531678736</text:p>
          </table:table-cell>
        </table:table-row>
        <table:table-row table:style-name="ro1">
          <table:table-cell office:value-type="float" office:value="-3.9857697" calcext:value-type="float">
            <text:p>-3.9857697</text:p>
          </table:table-cell>
          <table:table-cell table:formula="of:=[.A7689]*0.3048" office:value-type="float" office:value="-1.21486260456" calcext:value-type="float">
            <text:p>-1.21486260456</text:p>
          </table:table-cell>
        </table:table-row>
        <table:table-row table:style-name="ro1">
          <table:table-cell office:value-type="float" office:value="-3.950449" calcext:value-type="float">
            <text:p>-3.950449</text:p>
          </table:table-cell>
          <table:table-cell table:formula="of:=[.A7690]*0.3048" office:value-type="float" office:value="-1.2040968552" calcext:value-type="float">
            <text:p>-1.2040968552</text:p>
          </table:table-cell>
        </table:table-row>
        <table:table-row table:style-name="ro1">
          <table:table-cell office:value-type="float" office:value="-3.9141064" calcext:value-type="float">
            <text:p>-3.9141064</text:p>
          </table:table-cell>
          <table:table-cell table:formula="of:=[.A7691]*0.3048" office:value-type="float" office:value="-1.19301963072" calcext:value-type="float">
            <text:p>-1.19301963072</text:p>
          </table:table-cell>
        </table:table-row>
        <table:table-row table:style-name="ro1">
          <table:table-cell office:value-type="float" office:value="-3.8767409" calcext:value-type="float">
            <text:p>-3.8767409</text:p>
          </table:table-cell>
          <table:table-cell table:formula="of:=[.A7692]*0.3048" office:value-type="float" office:value="-1.18163062632" calcext:value-type="float">
            <text:p>-1.18163062632</text:p>
          </table:table-cell>
        </table:table-row>
        <table:table-row table:style-name="ro1">
          <table:table-cell office:value-type="float" office:value="-3.8383484" calcext:value-type="float">
            <text:p>-3.8383484</text:p>
          </table:table-cell>
          <table:table-cell table:formula="of:=[.A7693]*0.3048" office:value-type="float" office:value="-1.16992859232" calcext:value-type="float">
            <text:p>-1.16992859232</text:p>
          </table:table-cell>
        </table:table-row>
        <table:table-row table:style-name="ro1">
          <table:table-cell office:value-type="float" office:value="-3.7989345" calcext:value-type="float">
            <text:p>-3.7989345</text:p>
          </table:table-cell>
          <table:table-cell table:formula="of:=[.A7694]*0.3048" office:value-type="float" office:value="-1.1579152356" calcext:value-type="float">
            <text:p>-1.1579152356</text:p>
          </table:table-cell>
        </table:table-row>
        <table:table-row table:style-name="ro1">
          <table:table-cell office:value-type="float" office:value="-3.7584953" calcext:value-type="float">
            <text:p>-3.7584953</text:p>
          </table:table-cell>
          <table:table-cell table:formula="of:=[.A7695]*0.3048" office:value-type="float" office:value="-1.14558936744" calcext:value-type="float">
            <text:p>-1.14558936744</text:p>
          </table:table-cell>
        </table:table-row>
        <table:table-row table:style-name="ro1">
          <table:table-cell office:value-type="float" office:value="-3.7170296" calcext:value-type="float">
            <text:p>-3.7170296</text:p>
          </table:table-cell>
          <table:table-cell table:formula="of:=[.A7696]*0.3048" office:value-type="float" office:value="-1.13295062208" calcext:value-type="float">
            <text:p>-1.13295062208</text:p>
          </table:table-cell>
        </table:table-row>
        <table:table-row table:style-name="ro1">
          <table:table-cell office:value-type="float" office:value="-3.6745386" calcext:value-type="float">
            <text:p>-3.6745386</text:p>
          </table:table-cell>
          <table:table-cell table:formula="of:=[.A7697]*0.3048" office:value-type="float" office:value="-1.11999936528" calcext:value-type="float">
            <text:p>-1.11999936528</text:p>
          </table:table-cell>
        </table:table-row>
        <table:table-row table:style-name="ro1">
          <table:table-cell office:value-type="float" office:value="-3.6310153" calcext:value-type="float">
            <text:p>-3.6310153</text:p>
          </table:table-cell>
          <table:table-cell table:formula="of:=[.A7698]*0.3048" office:value-type="float" office:value="-1.10673346344" calcext:value-type="float">
            <text:p>-1.10673346344</text:p>
          </table:table-cell>
        </table:table-row>
        <table:table-row table:style-name="ro1">
          <table:table-cell office:value-type="float" office:value="-3.5864587" calcext:value-type="float">
            <text:p>-3.5864587</text:p>
          </table:table-cell>
          <table:table-cell table:formula="of:=[.A7699]*0.3048" office:value-type="float" office:value="-1.09315261176" calcext:value-type="float">
            <text:p>-1.09315261176</text:p>
          </table:table-cell>
        </table:table-row>
        <table:table-row table:style-name="ro1">
          <table:table-cell office:value-type="float" office:value="-3.5408607" calcext:value-type="float">
            <text:p>-3.5408607</text:p>
          </table:table-cell>
          <table:table-cell table:formula="of:=[.A7700]*0.3048" office:value-type="float" office:value="-1.07925434136" calcext:value-type="float">
            <text:p>-1.07925434136</text:p>
          </table:table-cell>
        </table:table-row>
        <table:table-row table:style-name="ro1">
          <table:table-cell office:value-type="float" office:value="-3.4942193" calcext:value-type="float">
            <text:p>-3.4942193</text:p>
          </table:table-cell>
          <table:table-cell table:formula="of:=[.A7701]*0.3048" office:value-type="float" office:value="-1.06503804264" calcext:value-type="float">
            <text:p>-1.06503804264</text:p>
          </table:table-cell>
        </table:table-row>
        <table:table-row table:style-name="ro1">
          <table:table-cell office:value-type="float" office:value="-3.4465203" calcext:value-type="float">
            <text:p>-3.4465203</text:p>
          </table:table-cell>
          <table:table-cell table:formula="of:=[.A7702]*0.3048" office:value-type="float" office:value="-1.05049938744" calcext:value-type="float">
            <text:p>-1.05049938744</text:p>
          </table:table-cell>
        </table:table-row>
        <table:table-row table:style-name="ro1">
          <table:table-cell office:value-type="float" office:value="-3.3977566" calcext:value-type="float">
            <text:p>-3.3977566</text:p>
          </table:table-cell>
          <table:table-cell table:formula="of:=[.A7703]*0.3048" office:value-type="float" office:value="-1.03563621168" calcext:value-type="float">
            <text:p>-1.03563621168</text:p>
          </table:table-cell>
        </table:table-row>
        <table:table-row table:style-name="ro1">
          <table:table-cell office:value-type="float" office:value="-3.3479152" calcext:value-type="float">
            <text:p>-3.3479152</text:p>
          </table:table-cell>
          <table:table-cell table:formula="of:=[.A7704]*0.3048" office:value-type="float" office:value="-1.02044455296" calcext:value-type="float">
            <text:p>-1.02044455296</text:p>
          </table:table-cell>
        </table:table-row>
        <table:table-row table:style-name="ro1">
          <table:table-cell office:value-type="float" office:value="-3.2969809" calcext:value-type="float">
            <text:p>-3.2969809</text:p>
          </table:table-cell>
          <table:table-cell table:formula="of:=[.A7705]*0.3048" office:value-type="float" office:value="-1.00491977832" calcext:value-type="float">
            <text:p>-1.00491977832</text:p>
          </table:table-cell>
        </table:table-row>
        <table:table-row table:style-name="ro1">
          <table:table-cell office:value-type="float" office:value="-3.2449379" calcext:value-type="float">
            <text:p>-3.2449379</text:p>
          </table:table-cell>
          <table:table-cell table:formula="of:=[.A7706]*0.3048" office:value-type="float" office:value="-0.98905707192" calcext:value-type="float">
            <text:p>-0.98905707192</text:p>
          </table:table-cell>
        </table:table-row>
        <table:table-row table:style-name="ro1">
          <table:table-cell office:value-type="float" office:value="-3.1917686" calcext:value-type="float">
            <text:p>-3.1917686</text:p>
          </table:table-cell>
          <table:table-cell table:formula="of:=[.A7707]*0.3048" office:value-type="float" office:value="-0.97285106928" calcext:value-type="float">
            <text:p>-0.97285106928</text:p>
          </table:table-cell>
        </table:table-row>
        <table:table-row table:style-name="ro1">
          <table:table-cell office:value-type="float" office:value="-3.1374545" calcext:value-type="float">
            <text:p>-3.1374545</text:p>
          </table:table-cell>
          <table:table-cell table:formula="of:=[.A7708]*0.3048" office:value-type="float" office:value="-0.9562961316" calcext:value-type="float">
            <text:p>-0.9562961316</text:p>
          </table:table-cell>
        </table:table-row>
        <table:table-row table:style-name="ro1">
          <table:table-cell office:value-type="float" office:value="-3.0819755" calcext:value-type="float">
            <text:p>-3.0819755</text:p>
          </table:table-cell>
          <table:table-cell table:formula="of:=[.A7709]*0.3048" office:value-type="float" office:value="-0.9393861324" calcext:value-type="float">
            <text:p>-0.9393861324</text:p>
          </table:table-cell>
        </table:table-row>
        <table:table-row table:style-name="ro1">
          <table:table-cell office:value-type="float" office:value="-3.0253091" calcext:value-type="float">
            <text:p>-3.0253091</text:p>
          </table:table-cell>
          <table:table-cell table:formula="of:=[.A7710]*0.3048" office:value-type="float" office:value="-0.92211421368" calcext:value-type="float">
            <text:p>-0.92211421368</text:p>
          </table:table-cell>
        </table:table-row>
        <table:table-row table:style-name="ro1">
          <table:table-cell office:value-type="float" office:value="-2.9674368" calcext:value-type="float">
            <text:p>-2.9674368</text:p>
          </table:table-cell>
          <table:table-cell table:formula="of:=[.A7711]*0.3048" office:value-type="float" office:value="-0.90447473664" calcext:value-type="float">
            <text:p>-0.90447473664</text:p>
          </table:table-cell>
        </table:table-row>
        <table:table-row table:style-name="ro1">
          <table:table-cell office:value-type="float" office:value="-2.9083362" calcext:value-type="float">
            <text:p>-2.9083362</text:p>
          </table:table-cell>
          <table:table-cell table:formula="of:=[.A7712]*0.3048" office:value-type="float" office:value="-0.88646087376" calcext:value-type="float">
            <text:p>-0.88646087376</text:p>
          </table:table-cell>
        </table:table-row>
        <table:table-row table:style-name="ro1">
          <table:table-cell office:value-type="float" office:value="-2.8479843" calcext:value-type="float">
            <text:p>-2.8479843</text:p>
          </table:table-cell>
          <table:table-cell table:formula="of:=[.A7713]*0.3048" office:value-type="float" office:value="-0.86806561464" calcext:value-type="float">
            <text:p>-0.86806561464</text:p>
          </table:table-cell>
        </table:table-row>
        <table:table-row table:style-name="ro1">
          <table:table-cell office:value-type="float" office:value="-2.786366" calcext:value-type="float">
            <text:p>-2.786366</text:p>
          </table:table-cell>
          <table:table-cell table:formula="of:=[.A7714]*0.3048" office:value-type="float" office:value="-0.8492843568" calcext:value-type="float">
            <text:p>-0.8492843568</text:p>
          </table:table-cell>
        </table:table-row>
        <table:table-row table:style-name="ro1">
          <table:table-cell office:value-type="float" office:value="-2.7234559" calcext:value-type="float">
            <text:p>-2.7234559</text:p>
          </table:table-cell>
          <table:table-cell table:formula="of:=[.A7715]*0.3048" office:value-type="float" office:value="-0.83010935832" calcext:value-type="float">
            <text:p>-0.83010935832</text:p>
          </table:table-cell>
        </table:table-row>
        <table:table-row table:style-name="ro1">
          <table:table-cell office:value-type="float" office:value="-2.6592379" calcext:value-type="float">
            <text:p>-2.6592379</text:p>
          </table:table-cell>
          <table:table-cell table:formula="of:=[.A7716]*0.3048" office:value-type="float" office:value="-0.81053571192" calcext:value-type="float">
            <text:p>-0.81053571192</text:p>
          </table:table-cell>
        </table:table-row>
        <table:table-row table:style-name="ro1">
          <table:table-cell office:value-type="float" office:value="-2.5936956" calcext:value-type="float">
            <text:p>-2.5936956</text:p>
          </table:table-cell>
          <table:table-cell table:formula="of:=[.A7717]*0.3048" office:value-type="float" office:value="-0.79055841888" calcext:value-type="float">
            <text:p>-0.79055841888</text:p>
          </table:table-cell>
        </table:table-row>
        <table:table-row table:style-name="ro1">
          <table:table-cell office:value-type="float" office:value="-2.5268126" calcext:value-type="float">
            <text:p>-2.5268126</text:p>
          </table:table-cell>
          <table:table-cell table:formula="of:=[.A7718]*0.3048" office:value-type="float" office:value="-0.77017248048" calcext:value-type="float">
            <text:p>-0.77017248048</text:p>
          </table:table-cell>
        </table:table-row>
        <table:table-row table:style-name="ro1">
          <table:table-cell office:value-type="float" office:value="-2.4585741" calcext:value-type="float">
            <text:p>-2.4585741</text:p>
          </table:table-cell>
          <table:table-cell table:formula="of:=[.A7719]*0.3048" office:value-type="float" office:value="-0.74937338568" calcext:value-type="float">
            <text:p>-0.74937338568</text:p>
          </table:table-cell>
        </table:table-row>
        <table:table-row table:style-name="ro1">
          <table:table-cell office:value-type="float" office:value="-2.3889754" calcext:value-type="float">
            <text:p>-2.3889754</text:p>
          </table:table-cell>
          <table:table-cell table:formula="of:=[.A7720]*0.3048" office:value-type="float" office:value="-0.72815970192" calcext:value-type="float">
            <text:p>-0.72815970192</text:p>
          </table:table-cell>
        </table:table-row>
        <table:table-row table:style-name="ro1">
          <table:table-cell office:value-type="float" office:value="-2.3180044" calcext:value-type="float">
            <text:p>-2.3180044</text:p>
          </table:table-cell>
          <table:table-cell table:formula="of:=[.A7721]*0.3048" office:value-type="float" office:value="-0.70652774112" calcext:value-type="float">
            <text:p>-0.70652774112</text:p>
          </table:table-cell>
        </table:table-row>
        <table:table-row table:style-name="ro1">
          <table:table-cell office:value-type="float" office:value="-2.2456551" calcext:value-type="float">
            <text:p>-2.2456551</text:p>
          </table:table-cell>
          <table:table-cell table:formula="of:=[.A7722]*0.3048" office:value-type="float" office:value="-0.68447567448" calcext:value-type="float">
            <text:p>-0.68447567448</text:p>
          </table:table-cell>
        </table:table-row>
        <table:table-row table:style-name="ro1">
          <table:table-cell office:value-type="float" office:value="-2.1719298" calcext:value-type="float">
            <text:p>-2.1719298</text:p>
          </table:table-cell>
          <table:table-cell table:formula="of:=[.A7723]*0.3048" office:value-type="float" office:value="-0.66200420304" calcext:value-type="float">
            <text:p>-0.66200420304</text:p>
          </table:table-cell>
        </table:table-row>
        <table:table-row table:style-name="ro1">
          <table:table-cell office:value-type="float" office:value="-2.0968261" calcext:value-type="float">
            <text:p>-2.0968261</text:p>
          </table:table-cell>
          <table:table-cell table:formula="of:=[.A7724]*0.3048" office:value-type="float" office:value="-0.63911259528" calcext:value-type="float">
            <text:p>-0.63911259528</text:p>
          </table:table-cell>
        </table:table-row>
        <table:table-row table:style-name="ro1">
          <table:table-cell office:value-type="float" office:value="-2.0203505" calcext:value-type="float">
            <text:p>-2.0203505</text:p>
          </table:table-cell>
          <table:table-cell table:formula="of:=[.A7725]*0.3048" office:value-type="float" office:value="-0.6158028324" calcext:value-type="float">
            <text:p>-0.6158028324</text:p>
          </table:table-cell>
        </table:table-row>
        <table:table-row table:style-name="ro1">
          <table:table-cell office:value-type="float" office:value="-1.9425108" calcext:value-type="float">
            <text:p>-1.9425108</text:p>
          </table:table-cell>
          <table:table-cell table:formula="of:=[.A7726]*0.3048" office:value-type="float" office:value="-0.59207729184" calcext:value-type="float">
            <text:p>-0.59207729184</text:p>
          </table:table-cell>
        </table:table-row>
        <table:table-row table:style-name="ro1">
          <table:table-cell office:value-type="float" office:value="-1.8633196" calcext:value-type="float">
            <text:p>-1.8633196</text:p>
          </table:table-cell>
          <table:table-cell table:formula="of:=[.A7727]*0.3048" office:value-type="float" office:value="-0.56793981408" calcext:value-type="float">
            <text:p>-0.56793981408</text:p>
          </table:table-cell>
        </table:table-row>
        <table:table-row table:style-name="ro1">
          <table:table-cell office:value-type="float" office:value="-1.7827897" calcext:value-type="float">
            <text:p>-1.7827897</text:p>
          </table:table-cell>
          <table:table-cell table:formula="of:=[.A7728]*0.3048" office:value-type="float" office:value="-0.54339430056" calcext:value-type="float">
            <text:p>-0.54339430056</text:p>
          </table:table-cell>
        </table:table-row>
        <table:table-row table:style-name="ro1">
          <table:table-cell office:value-type="float" office:value="-1.7009418" calcext:value-type="float">
            <text:p>-1.7009418</text:p>
          </table:table-cell>
          <table:table-cell table:formula="of:=[.A7729]*0.3048" office:value-type="float" office:value="-0.51844706064" calcext:value-type="float">
            <text:p>-0.51844706064</text:p>
          </table:table-cell>
        </table:table-row>
        <table:table-row table:style-name="ro1">
          <table:table-cell office:value-type="float" office:value="-1.6177938" calcext:value-type="float">
            <text:p>-1.6177938</text:p>
          </table:table-cell>
          <table:table-cell table:formula="of:=[.A7730]*0.3048" office:value-type="float" office:value="-0.49310355024" calcext:value-type="float">
            <text:p>-0.49310355024</text:p>
          </table:table-cell>
        </table:table-row>
        <table:table-row table:style-name="ro1">
          <table:table-cell office:value-type="float" office:value="-1.53337" calcext:value-type="float">
            <text:p>-1.53337</text:p>
          </table:table-cell>
          <table:table-cell table:formula="of:=[.A7731]*0.3048" office:value-type="float" office:value="-0.467371176" calcext:value-type="float">
            <text:p>-0.467371176</text:p>
          </table:table-cell>
        </table:table-row>
        <table:table-row table:style-name="ro1">
          <table:table-cell office:value-type="float" office:value="-1.4476967" calcext:value-type="float">
            <text:p>-1.4476967</text:p>
          </table:table-cell>
          <table:table-cell table:formula="of:=[.A7732]*0.3048" office:value-type="float" office:value="-0.44125795416" calcext:value-type="float">
            <text:p>-0.44125795416</text:p>
          </table:table-cell>
        </table:table-row>
        <table:table-row table:style-name="ro1">
          <table:table-cell office:value-type="float" office:value="-1.3608031" calcext:value-type="float">
            <text:p>-1.3608031</text:p>
          </table:table-cell>
          <table:table-cell table:formula="of:=[.A7733]*0.3048" office:value-type="float" office:value="-0.41477278488" calcext:value-type="float">
            <text:p>-0.41477278488</text:p>
          </table:table-cell>
        </table:table-row>
        <table:table-row table:style-name="ro1">
          <table:table-cell office:value-type="float" office:value="-1.2727211" calcext:value-type="float">
            <text:p>-1.2727211</text:p>
          </table:table-cell>
          <table:table-cell table:formula="of:=[.A7734]*0.3048" office:value-type="float" office:value="-0.38792539128" calcext:value-type="float">
            <text:p>-0.38792539128</text:p>
          </table:table-cell>
        </table:table-row>
        <table:table-row table:style-name="ro1">
          <table:table-cell office:value-type="float" office:value="-1.183485" calcext:value-type="float">
            <text:p>-1.183485</text:p>
          </table:table-cell>
          <table:table-cell table:formula="of:=[.A7735]*0.3048" office:value-type="float" office:value="-0.360726228" calcext:value-type="float">
            <text:p>-0.360726228</text:p>
          </table:table-cell>
        </table:table-row>
        <table:table-row table:style-name="ro1">
          <table:table-cell office:value-type="float" office:value="-1.0931256" calcext:value-type="float">
            <text:p>-1.0931256</text:p>
          </table:table-cell>
          <table:table-cell table:formula="of:=[.A7736]*0.3048" office:value-type="float" office:value="-0.33318468288" calcext:value-type="float">
            <text:p>-0.33318468288</text:p>
          </table:table-cell>
        </table:table-row>
        <table:table-row table:style-name="ro1">
          <table:table-cell office:value-type="float" office:value="-1.0016849" calcext:value-type="float">
            <text:p>-1.0016849</text:p>
          </table:table-cell>
          <table:table-cell table:formula="of:=[.A7737]*0.3048" office:value-type="float" office:value="-0.30531355752" calcext:value-type="float">
            <text:p>-0.30531355752</text:p>
          </table:table-cell>
        </table:table-row>
        <table:table-row table:style-name="ro1">
          <table:table-cell office:value-type="float" office:value="-0.909199" calcext:value-type="float">
            <text:p>-0.909199</text:p>
          </table:table-cell>
          <table:table-cell table:formula="of:=[.A7738]*0.3048" office:value-type="float" office:value="-0.2771238552" calcext:value-type="float">
            <text:p>-0.2771238552</text:p>
          </table:table-cell>
        </table:table-row>
        <table:table-row table:style-name="ro1">
          <table:table-cell office:value-type="float" office:value="-0.8157029" calcext:value-type="float">
            <text:p>-0.8157029</text:p>
          </table:table-cell>
          <table:table-cell table:formula="of:=[.A7739]*0.3048" office:value-type="float" office:value="-0.24862624392" calcext:value-type="float">
            <text:p>-0.24862624392</text:p>
          </table:table-cell>
        </table:table-row>
        <table:table-row table:style-name="ro1">
          <table:table-cell office:value-type="float" office:value="-0.7212386" calcext:value-type="float">
            <text:p>-0.7212386</text:p>
          </table:table-cell>
          <table:table-cell table:formula="of:=[.A7740]*0.3048" office:value-type="float" office:value="-0.21983352528" calcext:value-type="float">
            <text:p>-0.21983352528</text:p>
          </table:table-cell>
        </table:table-row>
        <table:table-row table:style-name="ro1">
          <table:table-cell office:value-type="float" office:value="-0.6258464" calcext:value-type="float">
            <text:p>-0.6258464</text:p>
          </table:table-cell>
          <table:table-cell table:formula="of:=[.A7741]*0.3048" office:value-type="float" office:value="-0.19075798272" calcext:value-type="float">
            <text:p>-0.19075798272</text:p>
          </table:table-cell>
        </table:table-row>
        <table:table-row table:style-name="ro1">
          <table:table-cell office:value-type="float" office:value="-0.5295646" calcext:value-type="float">
            <text:p>-0.5295646</text:p>
          </table:table-cell>
          <table:table-cell table:formula="of:=[.A7742]*0.3048" office:value-type="float" office:value="-0.16141129008" calcext:value-type="float">
            <text:p>-0.16141129008</text:p>
          </table:table-cell>
        </table:table-row>
        <table:table-row table:style-name="ro1">
          <table:table-cell office:value-type="float" office:value="-0.4324319" calcext:value-type="float">
            <text:p>-0.4324319</text:p>
          </table:table-cell>
          <table:table-cell table:formula="of:=[.A7743]*0.3048" office:value-type="float" office:value="-0.13180524312" calcext:value-type="float">
            <text:p>-0.13180524312</text:p>
          </table:table-cell>
        </table:table-row>
        <table:table-row table:style-name="ro1">
          <table:table-cell office:value-type="float" office:value="-0.3344877" calcext:value-type="float">
            <text:p>-0.3344877</text:p>
          </table:table-cell>
          <table:table-cell table:formula="of:=[.A7744]*0.3048" office:value-type="float" office:value="-0.10195185096" calcext:value-type="float">
            <text:p>-0.10195185096</text:p>
          </table:table-cell>
        </table:table-row>
        <table:table-row table:style-name="ro1">
          <table:table-cell office:value-type="float" office:value="-0.2357683" calcext:value-type="float">
            <text:p>-0.2357683</text:p>
          </table:table-cell>
          <table:table-cell table:formula="of:=[.A7745]*0.3048" office:value-type="float" office:value="-0.07186217784" calcext:value-type="float">
            <text:p>-0.07186217784</text:p>
          </table:table-cell>
        </table:table-row>
        <table:table-row table:style-name="ro1">
          <table:table-cell office:value-type="float" office:value="-0.1363162" calcext:value-type="float">
            <text:p>-0.1363162</text:p>
          </table:table-cell>
          <table:table-cell table:formula="of:=[.A7746]*0.3048" office:value-type="float" office:value="-0.04154917776" calcext:value-type="float">
            <text:p>-0.04154917776</text:p>
          </table:table-cell>
        </table:table-row>
        <table:table-row table:style-name="ro1">
          <table:table-cell office:value-type="float" office:value="-0.0361655000000001" calcext:value-type="float">
            <text:p>-0.0361655</text:p>
          </table:table-cell>
          <table:table-cell table:formula="of:=[.A7747]*0.3048" office:value-type="float" office:value="-0.0110232444" calcext:value-type="float">
            <text:p>-0.0110232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1:13:05.457840882</meta:creation-date>
    <dc:date>2019-08-29T11:15:23.912009090</dc:date>
    <meta:editing-duration>PT2M18S</meta:editing-duration>
    <meta:editing-cycles>1</meta:editing-cycles>
    <meta:generator>LibreOffice/6.0.7.3$Linux_X86_64 LibreOffice_project/00m0$Build-3</meta:generator>
    <meta:document-statistic meta:table-count="1" meta:cell-count="15492" meta:object-count="0"/>
  </office:meta>
</office:document-meta>
</file>